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3" style:family="paragraph" style:parent-style-name="Text_20_body">
      <style:text-properties fo:font-weight="bold" officeooo:rsid="04592b4e" officeooo:paragraph-rsid="04592b4e" style:font-weight-asian="bold" style:font-weight-complex="bold"/>
    </style:style>
    <style:style style:name="P4" style:family="paragraph" style:parent-style-name="Text_20_body">
      <style:text-properties fo:font-weight="bold" officeooo:rsid="045b0af0" officeooo:paragraph-rsid="045bd769" style:font-weight-asian="bold" style:font-weight-complex="bold"/>
    </style:style>
    <style:style style:name="P5" style:family="paragraph" style:parent-style-name="Text_20_body">
      <style:text-properties fo:font-weight="bold" officeooo:rsid="045eb2f0" officeooo:paragraph-rsid="045eb2f0" style:font-weight-asian="bold" style:font-weight-complex="bold"/>
    </style:style>
    <style:style style:name="P6" style:family="paragraph" style:parent-style-name="Text_20_body">
      <style:text-properties fo:font-weight="bold" officeooo:rsid="046069d5" officeooo:paragraph-rsid="046069d5" style:font-weight-asian="bold" style:font-weight-complex="bold"/>
    </style:style>
    <style:style style:name="P7" style:family="paragraph" style:parent-style-name="Text_20_body">
      <style:text-properties fo:font-weight="bold" officeooo:rsid="0460c0e7" officeooo:paragraph-rsid="04625e0e" style:font-weight-asian="bold" style:font-weight-complex="bold"/>
    </style:style>
    <style:style style:name="P8" style:family="paragraph" style:parent-style-name="Text_20_body">
      <style:text-properties fo:font-weight="bold" officeooo:rsid="0465cfd9" officeooo:paragraph-rsid="0465cfd9" style:font-weight-asian="bold" style:font-weight-complex="bold"/>
    </style:style>
    <style:style style:name="P9" style:family="paragraph" style:parent-style-name="Text_20_body">
      <style:text-properties fo:font-weight="bold" officeooo:rsid="0474fb14" officeooo:paragraph-rsid="0476c19e" style:font-weight-asian="bold" style:font-weight-complex="bold"/>
    </style:style>
    <style:style style:name="P10" style:family="paragraph" style:parent-style-name="Text_20_body">
      <style:text-properties fo:font-weight="bold" officeooo:rsid="0474fb14" officeooo:paragraph-rsid="04789151" style:font-weight-asian="bold" style:font-weight-complex="bold"/>
    </style:style>
    <style:style style:name="P11" style:family="paragraph" style:parent-style-name="Text_20_body">
      <style:text-properties fo:font-weight="bold" officeooo:rsid="047a611d" officeooo:paragraph-rsid="047c88ed" style:font-weight-asian="bold" style:font-weight-complex="bold"/>
    </style:style>
    <style:style style:name="P12" style:family="paragraph" style:parent-style-name="Text_20_body">
      <style:text-properties fo:font-weight="bold" officeooo:rsid="0485d50e" officeooo:paragraph-rsid="0485d50e" style:font-weight-asian="bold" style:font-weight-complex="bold"/>
    </style:style>
    <style:style style:name="P13" style:family="paragraph" style:parent-style-name="Text_20_body">
      <style:text-properties fo:font-weight="bold" officeooo:rsid="048aceb1" officeooo:paragraph-rsid="048aceb1" style:font-weight-asian="bold" style:font-weight-complex="bold"/>
    </style:style>
    <style:style style:name="P14" style:family="paragraph" style:parent-style-name="Title">
      <style:text-properties officeooo:paragraph-rsid="0426f9b9"/>
    </style:style>
    <style:style style:name="P15" style:family="paragraph" style:parent-style-name="Text_20_body">
      <style:text-properties officeooo:rsid="042ba257" officeooo:paragraph-rsid="042c5543"/>
    </style:style>
    <style:style style:name="P16" style:family="paragraph" style:parent-style-name="Text_20_body">
      <style:text-properties officeooo:rsid="042ba257" officeooo:paragraph-rsid="042e1963"/>
    </style:style>
    <style:style style:name="P17" style:family="paragraph" style:parent-style-name="Text_20_body">
      <style:text-properties officeooo:rsid="042e1963" officeooo:paragraph-rsid="042f5cfd"/>
    </style:style>
    <style:style style:name="P18" style:family="paragraph" style:parent-style-name="Math">
      <style:paragraph-properties fo:text-align="center" style:justify-single-word="false"/>
    </style:style>
    <style:style style:name="P19" style:family="paragraph" style:parent-style-name="Math">
      <style:text-properties officeooo:paragraph-rsid="043065ce"/>
    </style:style>
    <style:style style:name="P20" style:family="paragraph" style:parent-style-name="Text_20_body">
      <style:text-properties style:text-position="0% 100%" officeooo:rsid="043065ce" officeooo:paragraph-rsid="043065ce"/>
    </style:style>
    <style:style style:name="P21" style:family="paragraph" style:parent-style-name="Text_20_body">
      <style:text-properties officeooo:rsid="043065ce" officeooo:paragraph-rsid="043065ce"/>
    </style:style>
    <style:style style:name="P22" style:family="paragraph" style:parent-style-name="Text_20_body">
      <style:text-properties officeooo:rsid="0430e544" officeooo:paragraph-rsid="0430e544"/>
    </style:style>
    <style:style style:name="P23" style:family="paragraph" style:parent-style-name="Text_20_body">
      <style:text-properties officeooo:paragraph-rsid="0430e544"/>
    </style:style>
    <style:style style:name="P24" style:family="paragraph" style:parent-style-name="Text_20_body">
      <style:text-properties officeooo:paragraph-rsid="04318095"/>
    </style:style>
    <style:style style:name="P25" style:family="paragraph" style:parent-style-name="Text_20_body">
      <style:text-properties officeooo:rsid="04332166" officeooo:paragraph-rsid="0434b084"/>
    </style:style>
    <style:style style:name="P26" style:family="paragraph" style:parent-style-name="Text_20_body">
      <style:text-properties officeooo:rsid="0437fced" officeooo:paragraph-rsid="043d2a00"/>
    </style:style>
    <style:style style:name="P27" style:family="paragraph" style:parent-style-name="Text_20_body">
      <style:text-properties officeooo:rsid="0439a09a" officeooo:paragraph-rsid="043b3c65"/>
    </style:style>
    <style:style style:name="P28" style:family="paragraph" style:parent-style-name="Text_20_body">
      <style:text-properties officeooo:rsid="043b3c65" officeooo:paragraph-rsid="043c1c85"/>
    </style:style>
    <style:style style:name="P29" style:family="paragraph" style:parent-style-name="Text_20_body">
      <style:text-properties officeooo:rsid="043c9586" officeooo:paragraph-rsid="043d2a00"/>
    </style:style>
    <style:style style:name="P30" style:family="paragraph" style:parent-style-name="Text_20_body">
      <style:text-properties officeooo:paragraph-rsid="043d2a00"/>
    </style:style>
    <style:style style:name="P31" style:family="paragraph" style:parent-style-name="Text_20_body">
      <style:text-properties officeooo:rsid="043e2a50" officeooo:paragraph-rsid="043e2a50"/>
    </style:style>
    <style:style style:name="P32" style:family="paragraph" style:parent-style-name="Text_20_body">
      <style:text-properties officeooo:rsid="043e2a50" officeooo:paragraph-rsid="043f2277"/>
    </style:style>
    <style:style style:name="P33" style:family="paragraph" style:parent-style-name="Text_20_body">
      <style:text-properties officeooo:rsid="043f4dfc" officeooo:paragraph-rsid="043f4dfc"/>
    </style:style>
    <style:style style:name="P34" style:family="paragraph" style:parent-style-name="Text_20_body">
      <style:text-properties officeooo:rsid="043f4dfc" officeooo:paragraph-rsid="043f9922"/>
    </style:style>
    <style:style style:name="P35" style:family="paragraph" style:parent-style-name="Text_20_body">
      <style:text-properties officeooo:rsid="04411de5" officeooo:paragraph-rsid="04411de5"/>
    </style:style>
    <style:style style:name="P36" style:family="paragraph" style:parent-style-name="Text_20_body">
      <style:text-properties officeooo:rsid="04411de5" officeooo:paragraph-rsid="048cc18c"/>
    </style:style>
    <style:style style:name="P37" style:family="paragraph" style:parent-style-name="Text_20_body">
      <style:text-properties officeooo:rsid="04441057" officeooo:paragraph-rsid="0447bf97"/>
    </style:style>
    <style:style style:name="P38" style:family="paragraph" style:parent-style-name="Text_20_body">
      <style:text-properties officeooo:rsid="0447bf97" officeooo:paragraph-rsid="044e8296"/>
    </style:style>
    <style:style style:name="P39" style:family="paragraph" style:parent-style-name="Text_20_body">
      <style:text-properties officeooo:rsid="044eda08" officeooo:paragraph-rsid="0457d76a"/>
    </style:style>
    <style:style style:name="P40" style:family="paragraph" style:parent-style-name="Text_20_body">
      <style:text-properties officeooo:rsid="0453ce20" officeooo:paragraph-rsid="0453ce20"/>
    </style:style>
    <style:style style:name="P41" style:family="paragraph" style:parent-style-name="Text_20_body">
      <style:text-properties officeooo:rsid="0453ce20" officeooo:paragraph-rsid="04595aa1"/>
    </style:style>
    <style:style style:name="P42" style:family="paragraph" style:parent-style-name="Text_20_body">
      <style:text-properties officeooo:rsid="0453ce20" officeooo:paragraph-rsid="046404f2"/>
    </style:style>
    <style:style style:name="P43" style:family="paragraph" style:parent-style-name="Text_20_body">
      <style:text-properties officeooo:rsid="0454b2fd" officeooo:paragraph-rsid="045d2e5e"/>
    </style:style>
    <style:style style:name="P44" style:family="paragraph" style:parent-style-name="Text_20_body">
      <style:text-properties officeooo:rsid="04579385" officeooo:paragraph-rsid="0457d76a"/>
    </style:style>
    <style:style style:name="P45" style:family="paragraph" style:parent-style-name="Text_20_body">
      <style:text-properties officeooo:rsid="0458f5dd" officeooo:paragraph-rsid="0458f5dd"/>
    </style:style>
    <style:style style:name="P46" style:family="paragraph" style:parent-style-name="Text_20_body">
      <style:text-properties officeooo:paragraph-rsid="046069d5"/>
    </style:style>
    <style:style style:name="P47" style:family="paragraph" style:parent-style-name="Text_20_body">
      <style:text-properties officeooo:rsid="046404f2" officeooo:paragraph-rsid="046404f2"/>
    </style:style>
    <style:style style:name="P48" style:family="paragraph" style:parent-style-name="Text_20_body">
      <style:text-properties officeooo:paragraph-rsid="046404f2"/>
    </style:style>
    <style:style style:name="P49" style:family="paragraph" style:parent-style-name="Text_20_body">
      <style:text-properties officeooo:rsid="04592b4e" officeooo:paragraph-rsid="046404f2"/>
    </style:style>
    <style:style style:name="P50" style:family="paragraph" style:parent-style-name="Text_20_body">
      <style:text-properties officeooo:rsid="0465cfd9" officeooo:paragraph-rsid="0465cfd9"/>
    </style:style>
    <style:style style:name="P51" style:family="paragraph" style:parent-style-name="Text_20_body">
      <style:text-properties officeooo:rsid="0470e539" officeooo:paragraph-rsid="04725579"/>
    </style:style>
    <style:style style:name="P52" style:family="paragraph" style:parent-style-name="Text_20_body">
      <style:text-properties officeooo:rsid="04725579" officeooo:paragraph-rsid="0474fb14"/>
    </style:style>
    <style:style style:name="P53" style:family="paragraph" style:parent-style-name="Text_20_body">
      <style:text-properties officeooo:rsid="0452ba97" officeooo:paragraph-rsid="0482193a"/>
    </style:style>
    <style:style style:name="P54" style:family="paragraph" style:parent-style-name="Text_20_body">
      <style:text-properties officeooo:rsid="0485d50e" officeooo:paragraph-rsid="0485d50e"/>
    </style:style>
    <style:style style:name="P55" style:family="paragraph" style:parent-style-name="Text_20_body">
      <style:text-properties officeooo:rsid="0442b3a8" officeooo:paragraph-rsid="048cc18c"/>
    </style:style>
    <style:style style:name="P56" style:family="paragraph" style:parent-style-name="Text_20_body">
      <style:text-properties officeooo:rsid="048d9991" officeooo:paragraph-rsid="048d9991"/>
    </style:style>
    <style:style style:name="P57" style:family="paragraph" style:parent-style-name="Text_20_body">
      <style:text-properties officeooo:rsid="04893b30" officeooo:paragraph-rsid="04893b30"/>
    </style:style>
    <style:style style:name="P58" style:family="paragraph" style:parent-style-name="Text_20_body">
      <style:text-properties officeooo:rsid="04682a26" officeooo:paragraph-rsid="04943b8d"/>
    </style:style>
    <style:style style:name="P59" style:family="paragraph" style:parent-style-name="Text_20_body">
      <style:text-properties officeooo:rsid="0438c43a" officeooo:paragraph-rsid="049476aa"/>
    </style:style>
    <style:style style:name="P60" style:family="paragraph" style:parent-style-name="Heading_20_1">
      <style:text-properties officeooo:paragraph-rsid="0426f9b9"/>
    </style:style>
    <style:style style:name="P61" style:family="paragraph" style:parent-style-name="Heading_20_3">
      <style:text-properties officeooo:paragraph-rsid="0429a2b9"/>
    </style:style>
    <style:style style:name="P62" style:family="paragraph" style:parent-style-name="Heading_20_3">
      <style:text-properties officeooo:paragraph-rsid="044d4745"/>
    </style:style>
    <style:style style:name="P63" style:family="paragraph" style:parent-style-name="Math" style:list-style-name="L1">
      <style:paragraph-properties fo:text-align="center" style:justify-single-word="false"/>
    </style:style>
    <style:style style:name="P64" style:family="paragraph" style:parent-style-name="Math" style:list-style-name="L2">
      <style:paragraph-properties fo:text-align="center" style:justify-single-word="false"/>
    </style:style>
    <style:style style:name="P65" style:family="paragraph" style:parent-style-name="Math" style:list-style-name="L5">
      <style:paragraph-properties fo:text-align="center" style:justify-single-word="false"/>
    </style:style>
    <style:style style:name="P66" style:family="paragraph" style:parent-style-name="Math">
      <style:paragraph-properties fo:text-align="center" style:justify-single-word="false"/>
    </style:style>
    <style:style style:name="P67" style:family="paragraph" style:parent-style-name="Text_20_body" style:list-style-name="L1">
      <style:text-properties fo:font-weight="bold" officeooo:rsid="0485d50e" officeooo:paragraph-rsid="0485d50e" style:font-weight-asian="bold" style:font-weight-complex="bold"/>
    </style:style>
    <style:style style:name="P68" style:family="paragraph" style:parent-style-name="Text_20_body" style:list-style-name="L2">
      <style:text-properties fo:font-weight="bold" officeooo:rsid="048aceb1" officeooo:paragraph-rsid="048aceb1" style:font-weight-asian="bold" style:font-weight-complex="bold"/>
    </style:style>
    <style:style style:name="P69" style:family="paragraph" style:parent-style-name="Text_20_body" style:list-style-name="L3">
      <style:text-properties fo:font-weight="bold" officeooo:rsid="0490e6f5" officeooo:paragraph-rsid="049a8c57" style:font-weight-asian="bold" style:font-weight-complex="bold"/>
    </style:style>
    <style:style style:name="P70" style:family="paragraph" style:parent-style-name="Text_20_body">
      <style:text-properties fo:font-weight="bold" officeooo:rsid="0490e6f5" officeooo:paragraph-rsid="049a8c57" style:font-weight-asian="bold" style:font-weight-complex="bold"/>
    </style:style>
    <style:style style:name="P71" style:family="paragraph" style:parent-style-name="Text_20_body">
      <style:text-properties fo:font-weight="bold" officeooo:rsid="0495e188" officeooo:paragraph-rsid="0495e188" style:font-weight-asian="bold" style:font-weight-complex="bold"/>
    </style:style>
    <style:style style:name="P72" style:family="paragraph" style:parent-style-name="Text_20_body">
      <style:text-properties fo:font-weight="bold" officeooo:rsid="0496b3a9" officeooo:paragraph-rsid="0499e56f" style:font-weight-asian="bold" style:font-weight-complex="bold"/>
    </style:style>
    <style:style style:name="P73" style:family="paragraph" style:parent-style-name="Text_20_body" style:list-style-name="L3">
      <style:text-properties fo:font-weight="bold" officeooo:rsid="049b79d3" officeooo:paragraph-rsid="049b79d3" style:font-weight-asian="bold" style:font-weight-complex="bold"/>
    </style:style>
    <style:style style:name="P74" style:family="paragraph" style:parent-style-name="Text_20_body" style:list-style-name="L3">
      <style:text-properties fo:font-weight="bold" officeooo:rsid="049b79d3" officeooo:paragraph-rsid="049cefd0" style:font-weight-asian="bold" style:font-weight-complex="bold"/>
    </style:style>
    <style:style style:name="P75" style:family="paragraph" style:parent-style-name="Text_20_body">
      <style:text-properties fo:font-weight="bold" officeooo:rsid="049ed053" officeooo:paragraph-rsid="04aa9b11" style:font-weight-asian="bold" style:font-weight-complex="bold"/>
    </style:style>
    <style:style style:name="P76" style:family="paragraph" style:parent-style-name="Text_20_body">
      <style:text-properties fo:font-weight="bold" officeooo:rsid="04a0cc6c" officeooo:paragraph-rsid="04a0cc6c" style:font-weight-asian="bold" style:font-weight-complex="bold"/>
    </style:style>
    <style:style style:name="P77" style:family="paragraph" style:parent-style-name="Text_20_body" style:list-style-name="L9">
      <style:text-properties fo:font-weight="bold" officeooo:rsid="04a0cc6c" officeooo:paragraph-rsid="04a51183" style:font-weight-asian="bold" style:font-weight-complex="bold"/>
    </style:style>
    <style:style style:name="P78" style:family="paragraph" style:parent-style-name="Text_20_body" style:list-style-name="L9">
      <style:text-properties fo:font-weight="bold" officeooo:rsid="04a4f9a3" officeooo:paragraph-rsid="04a4f9a3" style:font-weight-asian="bold" style:font-weight-complex="bold"/>
    </style:style>
    <style:style style:name="P79" style:family="paragraph" style:parent-style-name="Text_20_body" style:list-style-name="L9">
      <style:text-properties fo:font-weight="bold" officeooo:rsid="04a4f9a3" officeooo:paragraph-rsid="04a6db98" style:font-weight-asian="bold" style:font-weight-complex="bold"/>
    </style:style>
    <style:style style:name="P80" style:family="paragraph" style:parent-style-name="Text_20_body">
      <style:text-properties fo:font-weight="bold" officeooo:rsid="04a6db98" officeooo:paragraph-rsid="04aa9b11" style:font-weight-asian="bold" style:font-weight-complex="bold"/>
    </style:style>
    <style:style style:name="P81" style:family="paragraph" style:parent-style-name="Text_20_body">
      <style:paragraph-properties fo:text-align="center" style:justify-single-word="false" fo:break-before="page"/>
      <style:text-properties fo:font-weight="bold" officeooo:rsid="04a7e3e8" officeooo:paragraph-rsid="04a7e3e8" style:font-weight-asian="bold" style:font-weight-complex="bold"/>
    </style:style>
    <style:style style:name="P82" style:family="paragraph" style:parent-style-name="Text_20_body" style:list-style-name="L1">
      <style:text-properties officeooo:rsid="0485d50e" officeooo:paragraph-rsid="04874969"/>
    </style:style>
    <style:style style:name="P83" style:family="paragraph" style:parent-style-name="Text_20_body" style:list-style-name="L1">
      <style:text-properties officeooo:rsid="04874969" officeooo:paragraph-rsid="04874969"/>
    </style:style>
    <style:style style:name="P84" style:family="paragraph" style:parent-style-name="Text_20_body" style:list-style-name="L1">
      <style:text-properties officeooo:rsid="04874969" officeooo:paragraph-rsid="048aceb1"/>
    </style:style>
    <style:style style:name="P85" style:family="paragraph" style:parent-style-name="Text_20_body" style:list-style-name="L2">
      <style:text-properties officeooo:rsid="048cd2d2" officeooo:paragraph-rsid="048cd2d2"/>
    </style:style>
    <style:style style:name="P86" style:family="paragraph" style:parent-style-name="Text_20_body" style:list-style-name="L2">
      <style:text-properties officeooo:rsid="048d9991" officeooo:paragraph-rsid="048d9991"/>
    </style:style>
    <style:style style:name="P87" style:family="paragraph" style:parent-style-name="Text_20_body" style:list-style-name="L4">
      <style:paragraph-properties fo:text-align="justify" style:justify-single-word="false"/>
      <style:text-properties officeooo:paragraph-rsid="0465cfd9"/>
    </style:style>
    <style:style style:name="P88" style:family="paragraph" style:parent-style-name="Text_20_body" style:list-style-name="L4">
      <style:paragraph-properties fo:text-align="justify" style:justify-single-word="false"/>
      <style:text-properties officeooo:paragraph-rsid="0467649b"/>
    </style:style>
    <style:style style:name="P89" style:family="paragraph" style:parent-style-name="Text_20_body" style:list-style-name="L6">
      <style:paragraph-properties fo:text-align="justify" style:justify-single-word="false"/>
      <style:text-properties officeooo:paragraph-rsid="0476c19e"/>
    </style:style>
    <style:style style:name="P90" style:family="paragraph" style:parent-style-name="Text_20_body" style:list-style-name="L5">
      <style:text-properties officeooo:rsid="046910d4" officeooo:paragraph-rsid="046ee9c7"/>
    </style:style>
    <style:style style:name="P91" style:family="paragraph" style:parent-style-name="Text_20_body" style:list-style-name="L6">
      <style:paragraph-properties fo:text-align="justify" style:justify-single-word="false"/>
      <style:text-properties officeooo:rsid="047726b1" officeooo:paragraph-rsid="047726b1"/>
    </style:style>
    <style:style style:name="P92" style:family="paragraph" style:parent-style-name="Text_20_body">
      <style:text-properties officeooo:rsid="0450f4db" officeooo:paragraph-rsid="0495e188"/>
    </style:style>
    <style:style style:name="P93" style:family="paragraph" style:parent-style-name="Text_20_body">
      <style:text-properties officeooo:rsid="04a00fbc" officeooo:paragraph-rsid="04a00fbc"/>
    </style:style>
    <style:style style:name="P94" style:family="paragraph" style:parent-style-name="Text_20_body">
      <style:text-properties officeooo:rsid="04a0cc6c" officeooo:paragraph-rsid="04a35b75"/>
    </style:style>
    <style:style style:name="P95" style:family="paragraph" style:parent-style-name="Text_20_body">
      <style:text-properties officeooo:rsid="0490e6f5" officeooo:paragraph-rsid="04a1773d"/>
    </style:style>
    <style:style style:name="P96" style:family="paragraph" style:parent-style-name="Text_20_body">
      <style:text-properties officeooo:rsid="047b8c6a" officeooo:paragraph-rsid="047c88ed"/>
    </style:style>
    <style:style style:name="P97" style:family="paragraph" style:parent-style-name="Text_20_body">
      <style:text-properties officeooo:rsid="0430e544" officeooo:paragraph-rsid="04abc7aa"/>
    </style:style>
    <style:style style:name="P9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6404f2" style:font-weight-asian="normal" style:font-weight-complex="normal"/>
    </style:style>
    <style:style style:name="T3" style:family="text">
      <style:text-properties fo:font-weight="normal" officeooo:rsid="0476c19e" style:font-weight-asian="normal" style:font-weight-complex="normal"/>
    </style:style>
    <style:style style:name="T4" style:family="text">
      <style:text-properties fo:font-weight="normal" officeooo:rsid="047726b1" style:font-weight-asian="normal" style:font-weight-complex="normal"/>
    </style:style>
    <style:style style:name="T5" style:family="text">
      <style:text-properties fo:font-weight="normal" officeooo:rsid="04a97610" style:font-weight-asian="normal" style:font-weight-complex="normal"/>
    </style:style>
    <style:style style:name="T6" style:family="text">
      <style:text-properties officeooo:rsid="03f37673"/>
    </style:style>
    <style:style style:name="T7" style:family="text">
      <style:text-properties officeooo:rsid="04288110"/>
    </style:style>
    <style:style style:name="T8" style:family="text">
      <style:text-properties officeooo:rsid="0429a2b9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42c5543"/>
    </style:style>
    <style:style style:name="T11" style:family="text">
      <style:text-properties style:text-position="0% 100%" officeooo:rsid="042e1963"/>
    </style:style>
    <style:style style:name="T12" style:family="text">
      <style:text-properties style:text-position="0% 100%" officeooo:rsid="042f5cfd"/>
    </style:style>
    <style:style style:name="T13" style:family="text">
      <style:text-properties style:text-position="0% 100%" officeooo:rsid="042faf0c"/>
    </style:style>
    <style:style style:name="T14" style:family="text">
      <style:text-properties style:text-position="0% 100%" officeooo:rsid="0430e544"/>
    </style:style>
    <style:style style:name="T15" style:family="text">
      <style:text-properties style:text-position="0% 100%" officeooo:rsid="04318095"/>
    </style:style>
    <style:style style:name="T16" style:family="text">
      <style:text-properties style:text-position="0% 100%" officeooo:rsid="04332166"/>
    </style:style>
    <style:style style:name="T17" style:family="text">
      <style:text-properties style:text-position="0% 100%" officeooo:rsid="0434b084"/>
    </style:style>
    <style:style style:name="T18" style:family="text">
      <style:text-properties style:text-position="0% 100%" officeooo:rsid="04351d8f"/>
    </style:style>
    <style:style style:name="T19" style:family="text">
      <style:text-properties style:text-position="0% 100%" officeooo:rsid="043add16"/>
    </style:style>
    <style:style style:name="T20" style:family="text">
      <style:text-properties style:text-position="0% 100%" officeooo:rsid="043b3c65"/>
    </style:style>
    <style:style style:name="T21" style:family="text">
      <style:text-properties style:text-position="0% 100%" officeooo:rsid="043c1c85"/>
    </style:style>
    <style:style style:name="T22" style:family="text">
      <style:text-properties style:text-position="0% 100%" officeooo:rsid="043cecb1"/>
    </style:style>
    <style:style style:name="T23" style:family="text">
      <style:text-properties style:text-position="0% 100%" officeooo:rsid="043d2a00"/>
    </style:style>
    <style:style style:name="T24" style:family="text">
      <style:text-properties style:text-position="0% 100%" officeooo:rsid="043ec1c6"/>
    </style:style>
    <style:style style:name="T25" style:family="text">
      <style:text-properties style:text-position="0% 100%" officeooo:rsid="043f2277"/>
    </style:style>
    <style:style style:name="T26" style:family="text">
      <style:text-properties style:text-position="0% 100%" officeooo:rsid="043f9922"/>
    </style:style>
    <style:style style:name="T27" style:family="text">
      <style:text-properties style:text-position="0% 100%" officeooo:rsid="044242da"/>
    </style:style>
    <style:style style:name="T28" style:family="text">
      <style:text-properties style:text-position="0% 100%" officeooo:rsid="0442b3a8"/>
    </style:style>
    <style:style style:name="T29" style:family="text">
      <style:text-properties style:text-position="0% 100%" officeooo:rsid="04441057"/>
    </style:style>
    <style:style style:name="T30" style:family="text">
      <style:text-properties style:text-position="0% 100%" officeooo:rsid="04454476"/>
    </style:style>
    <style:style style:name="T31" style:family="text">
      <style:text-properties style:text-position="0% 100%" officeooo:rsid="04474395"/>
    </style:style>
    <style:style style:name="T32" style:family="text">
      <style:text-properties style:text-position="0% 100%" officeooo:rsid="0447bf97"/>
    </style:style>
    <style:style style:name="T33" style:family="text">
      <style:text-properties style:text-position="0% 100%" officeooo:rsid="044b1869"/>
    </style:style>
    <style:style style:name="T34" style:family="text">
      <style:text-properties style:text-position="0% 100%" officeooo:rsid="044d06b8"/>
    </style:style>
    <style:style style:name="T35" style:family="text">
      <style:text-properties style:text-position="0% 100%" officeooo:rsid="044d4745"/>
    </style:style>
    <style:style style:name="T36" style:family="text">
      <style:text-properties style:text-position="0% 100%" officeooo:rsid="044e67a8"/>
    </style:style>
    <style:style style:name="T37" style:family="text">
      <style:text-properties style:text-position="0% 100%" officeooo:rsid="044e8296"/>
    </style:style>
    <style:style style:name="T38" style:family="text">
      <style:text-properties style:text-position="0% 100%" officeooo:rsid="044fbee6"/>
    </style:style>
    <style:style style:name="T39" style:family="text">
      <style:text-properties style:text-position="0% 100%" officeooo:rsid="0454b2fd"/>
    </style:style>
    <style:style style:name="T40" style:family="text">
      <style:text-properties style:text-position="0% 100%" officeooo:rsid="04562fc4"/>
    </style:style>
    <style:style style:name="T41" style:family="text">
      <style:text-properties style:text-position="0% 100%" officeooo:rsid="04579385"/>
    </style:style>
    <style:style style:name="T42" style:family="text">
      <style:text-properties style:text-position="0% 100%" officeooo:rsid="0457d76a"/>
    </style:style>
    <style:style style:name="T43" style:family="text">
      <style:text-properties style:text-position="0% 100%" fo:font-weight="bold" style:font-weight-asian="bold" style:font-weight-complex="bold"/>
    </style:style>
    <style:style style:name="T44" style:family="text">
      <style:text-properties style:text-position="0% 100%" fo:font-weight="bold" officeooo:rsid="044e8296" style:font-weight-asian="bold" style:font-weight-complex="bold"/>
    </style:style>
    <style:style style:name="T45" style:family="text">
      <style:text-properties style:text-position="0% 100%" fo:font-weight="bold" officeooo:rsid="043c1c85" style:font-weight-asian="bold" style:font-weight-complex="bold"/>
    </style:style>
    <style:style style:name="T46" style:family="text">
      <style:text-properties style:text-position="0% 100%" fo:font-weight="bold" officeooo:rsid="046069d5" style:font-weight-asian="bold" style:font-weight-complex="bold"/>
    </style:style>
    <style:style style:name="T47" style:family="text">
      <style:text-properties style:text-position="0% 100%" fo:font-weight="normal" style:font-weight-asian="normal" style:font-weight-complex="normal"/>
    </style:style>
    <style:style style:name="T48" style:family="text">
      <style:text-properties style:text-position="0% 100%" fo:font-weight="normal" officeooo:rsid="045bd769" style:font-weight-asian="normal" style:font-weight-complex="normal"/>
    </style:style>
    <style:style style:name="T49" style:family="text">
      <style:text-properties style:text-position="0% 100%" fo:font-weight="normal" officeooo:rsid="046069d5" style:font-weight-asian="normal" style:font-weight-complex="normal"/>
    </style:style>
    <style:style style:name="T50" style:family="text">
      <style:text-properties style:text-position="0% 100%" fo:font-weight="normal" officeooo:rsid="04625e0e" style:font-weight-asian="normal" style:font-weight-complex="normal"/>
    </style:style>
    <style:style style:name="T51" style:family="text">
      <style:text-properties style:text-position="0% 100%" fo:font-weight="normal" officeooo:rsid="046404f2" style:font-weight-asian="normal" style:font-weight-complex="normal"/>
    </style:style>
    <style:style style:name="T52" style:family="text">
      <style:text-properties style:text-position="0% 100%" fo:font-weight="normal" officeooo:rsid="0476c19e" style:font-weight-asian="normal" style:font-weight-complex="normal"/>
    </style:style>
    <style:style style:name="T53" style:family="text">
      <style:text-properties style:text-position="0% 100%" fo:font-weight="normal" officeooo:rsid="047726b1" style:font-weight-asian="normal" style:font-weight-complex="normal"/>
    </style:style>
    <style:style style:name="T54" style:family="text">
      <style:text-properties style:text-position="0% 100%" fo:font-weight="normal" officeooo:rsid="04789151" style:font-weight-asian="normal" style:font-weight-complex="normal"/>
    </style:style>
    <style:style style:name="T55" style:family="text">
      <style:text-properties style:text-position="0% 100%" fo:font-weight="normal" officeooo:rsid="047b8c6a" style:font-weight-asian="normal" style:font-weight-complex="normal"/>
    </style:style>
    <style:style style:name="T56" style:family="text">
      <style:text-properties style:text-position="0% 100%" fo:font-weight="normal" officeooo:rsid="0495e69e" style:font-weight-asian="normal" style:font-weight-complex="normal"/>
    </style:style>
    <style:style style:name="T57" style:family="text">
      <style:text-properties style:text-position="0% 100%" fo:font-weight="normal" officeooo:rsid="0496b3a9" style:font-weight-asian="normal" style:font-weight-complex="normal"/>
    </style:style>
    <style:style style:name="T58" style:family="text">
      <style:text-properties style:text-position="0% 100%" fo:font-weight="normal" officeooo:rsid="0496e589" style:font-weight-asian="normal" style:font-weight-complex="normal"/>
    </style:style>
    <style:style style:name="T59" style:family="text">
      <style:text-properties style:text-position="0% 100%" fo:font-weight="normal" officeooo:rsid="04988264" style:font-weight-asian="normal" style:font-weight-complex="normal"/>
    </style:style>
    <style:style style:name="T60" style:family="text">
      <style:text-properties style:text-position="0% 100%" fo:font-weight="normal" officeooo:rsid="0499c5b3" style:font-weight-asian="normal" style:font-weight-complex="normal"/>
    </style:style>
    <style:style style:name="T61" style:family="text">
      <style:text-properties style:text-position="0% 100%" fo:font-weight="normal" officeooo:rsid="0499e56f" style:font-weight-asian="normal" style:font-weight-complex="normal"/>
    </style:style>
    <style:style style:name="T62" style:family="text">
      <style:text-properties style:text-position="0% 100%" fo:font-weight="normal" officeooo:rsid="049a8c57" style:font-weight-asian="normal" style:font-weight-complex="normal"/>
    </style:style>
    <style:style style:name="T63" style:family="text">
      <style:text-properties style:text-position="0% 100%" fo:font-weight="normal" officeooo:rsid="049cefd0" style:font-weight-asian="normal" style:font-weight-complex="normal"/>
    </style:style>
    <style:style style:name="T64" style:family="text">
      <style:text-properties style:text-position="0% 100%" fo:font-weight="normal" officeooo:rsid="04a109fc" style:font-weight-asian="normal" style:font-weight-complex="normal"/>
    </style:style>
    <style:style style:name="T65" style:family="text">
      <style:text-properties style:text-position="0% 100%" fo:font-weight="normal" officeooo:rsid="04a1773d" style:font-weight-asian="normal" style:font-weight-complex="normal"/>
    </style:style>
    <style:style style:name="T66" style:family="text">
      <style:text-properties style:text-position="0% 100%" fo:font-weight="normal" officeooo:rsid="04a436df" style:font-weight-asian="normal" style:font-weight-complex="normal"/>
    </style:style>
    <style:style style:name="T67" style:family="text">
      <style:text-properties style:text-position="0% 100%" fo:font-weight="normal" officeooo:rsid="04a51183" style:font-weight-asian="normal" style:font-weight-complex="normal"/>
    </style:style>
    <style:style style:name="T68" style:family="text">
      <style:text-properties style:text-position="0% 100%" fo:font-weight="normal" officeooo:rsid="04a5b88a" style:font-weight-asian="normal" style:font-weight-complex="normal"/>
    </style:style>
    <style:style style:name="T69" style:family="text">
      <style:text-properties style:text-position="0% 100%" fo:font-weight="normal" officeooo:rsid="04a6db98" style:font-weight-asian="normal" style:font-weight-complex="normal"/>
    </style:style>
    <style:style style:name="T70" style:family="text">
      <style:text-properties style:text-position="0% 100%" fo:font-weight="normal" officeooo:rsid="04aa9b11" style:font-weight-asian="normal" style:font-weight-complex="normal"/>
    </style:style>
    <style:style style:name="T71" style:family="text">
      <style:text-properties style:text-position="0% 100%" officeooo:rsid="045b0af0"/>
    </style:style>
    <style:style style:name="T72" style:family="text">
      <style:text-properties style:text-position="0% 100%" officeooo:rsid="045fb02d"/>
    </style:style>
    <style:style style:name="T73" style:family="text">
      <style:text-properties style:text-position="0% 100%" officeooo:rsid="046404f2"/>
    </style:style>
    <style:style style:name="T74" style:family="text">
      <style:text-properties style:text-position="0% 100%" officeooo:rsid="0465cfd9"/>
    </style:style>
    <style:style style:name="T75" style:family="text">
      <style:text-properties style:text-position="0% 100%" officeooo:rsid="046910d4"/>
    </style:style>
    <style:style style:name="T76" style:family="text">
      <style:text-properties style:text-position="0% 100%" officeooo:rsid="046a7cd4"/>
    </style:style>
    <style:style style:name="T77" style:family="text">
      <style:text-properties style:text-position="0% 100%" officeooo:rsid="046ee9c7"/>
    </style:style>
    <style:style style:name="T78" style:family="text">
      <style:text-properties style:text-position="0% 100%" officeooo:rsid="0470e539"/>
    </style:style>
    <style:style style:name="T79" style:family="text">
      <style:text-properties style:text-position="0% 100%" officeooo:rsid="0473b119"/>
    </style:style>
    <style:style style:name="T80" style:family="text">
      <style:text-properties style:text-position="0% 100%" officeooo:rsid="0474fb14"/>
    </style:style>
    <style:style style:name="T81" style:family="text">
      <style:text-properties style:text-position="0% 100%" officeooo:rsid="04789151"/>
    </style:style>
    <style:style style:name="T82" style:family="text">
      <style:text-properties style:text-position="0% 100%" officeooo:rsid="047c88ed"/>
    </style:style>
    <style:style style:name="T83" style:family="text">
      <style:text-properties style:text-position="0% 100%" officeooo:rsid="0482193a"/>
    </style:style>
    <style:style style:name="T84" style:family="text">
      <style:text-properties style:text-position="0% 100%" officeooo:rsid="04874969"/>
    </style:style>
    <style:style style:name="T85" style:family="text">
      <style:text-properties style:text-position="0% 100%" officeooo:rsid="0490e6f5"/>
    </style:style>
    <style:style style:name="T86" style:family="text">
      <style:text-properties style:text-position="0% 100%" officeooo:rsid="049476aa"/>
    </style:style>
    <style:style style:name="T87" style:family="text">
      <style:text-properties style:text-position="0% 100%" officeooo:rsid="0495e188"/>
    </style:style>
    <style:style style:name="T88" style:family="text">
      <style:text-properties style:text-position="0% 100%" officeooo:rsid="0496b3a9"/>
    </style:style>
    <style:style style:name="T89" style:family="text">
      <style:text-properties style:text-position="0% 100%" officeooo:rsid="049cefd0"/>
    </style:style>
    <style:style style:name="T90" style:family="text">
      <style:text-properties style:text-position="0% 100%" officeooo:rsid="04a1773d"/>
    </style:style>
    <style:style style:name="T91" style:family="text">
      <style:text-properties style:text-position="0% 100%" officeooo:rsid="04aa9b11"/>
    </style:style>
    <style:style style:name="T92" style:family="text">
      <style:text-properties style:text-position="0% 100%" officeooo:rsid="04abc7aa"/>
    </style:style>
    <style:style style:name="T93" style:family="text">
      <style:text-properties officeooo:rsid="042c5543"/>
    </style:style>
    <style:style style:name="T94" style:family="text">
      <style:text-properties officeooo:rsid="042faf0c"/>
    </style:style>
    <style:style style:name="T95" style:family="text">
      <style:text-properties officeooo:rsid="0430e544"/>
    </style:style>
    <style:style style:name="T96" style:family="text">
      <style:text-properties officeooo:rsid="04318095"/>
    </style:style>
    <style:style style:name="T97" style:family="text">
      <style:text-properties officeooo:rsid="04332166"/>
    </style:style>
    <style:style style:name="T98" style:family="text">
      <style:text-properties officeooo:rsid="043ec1c6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430e544" style:font-weight-asian="bold" style:font-weight-complex="bold"/>
    </style:style>
    <style:style style:name="T101" style:family="text">
      <style:text-properties fo:font-weight="bold" officeooo:rsid="046404f2" style:font-weight-asian="bold" style:font-weight-complex="bold"/>
    </style:style>
    <style:style style:name="T102" style:family="text">
      <style:text-properties officeooo:rsid="045fb02d"/>
    </style:style>
    <style:style style:name="T103" style:family="text">
      <style:text-properties officeooo:rsid="0465cfd9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8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9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0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7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4">מתמטיקה בדידה – <text:span text:style-name="T6">תרגיל</text:span> בית <text:span text:style-name="T7">14</text:span> <text:span text:style-name="T6">– שחר פרץ</text:span></text:p>
      <text:h text:style-name="P60" text:outline-level="1">מידע כללי</text:h>
      <text:section text:style-name="Sect1" text:name="Section1">
        <text:p text:style-name="P2">ניתן בתאריך:<text:line-break/><text:span text:style-name="T5">21.2.2024</text:span></text:p>
        <text:p text:style-name="P2">תאריך הגשה:<text:line-break/><text:span text:style-name="T5">27.2.2024</text:span></text:p>
        <text:p text:style-name="P2">מאת:<text:line-break/><text:span text:style-name="T1">שחר פרץ</text:span></text:p>
        <text:p text:style-name="P2">ת.ז.:<text:line-break/><text:span text:style-name="T1">334558962</text:span></text:p>
      </text:section>
      <text:h text:style-name="P60" text:outline-level="1"><text:span text:style-name="T6">תרגיל</text:span> בית <text:span text:style-name="T7">14 – עוצמות</text:span></text:h>
      <text:h text:style-name="Heading_20_2" text:outline-level="2">שאלה 1</text:h>
      <text:p text:style-name="P15"><text:span text:style-name="T93">יהיו </text:span><text:span text:style-name="T10"><draw:g text:anchor-type="as-char" svg:y="-0.1134in" draw:z-index="3" draw:name="Shape1" draw:style-name="gr1057"><svg:title>TexMaths</svg:title><svg:desc>11§inline§A, A', B, B'§svg§600§FALSE§</svg:desc><draw:path draw:style-name="gr1058" draw:text-style-name="P98" svg:width="0.7358in" svg:height="0.1276in" svg:x="0.002in" svg:y="0.0071in" svg:viewBox="0 0 1870 325" svg:d="M935 325c-312 0-624 0-935 0 0-108 0-217 0-325 623 0 1247 0 1870 0 0 108 0 217 0 325-312 0-623 0-935 0z"><text:p/></draw:path><draw:path draw:style-name="gr1059" draw:text-style-name="P99" svg:width="0.1039in" svg:height="0.1075in" svg:x="-0.0004in" svg:y="0.0043in" svg:viewBox="0 0 265 274" svg:d="M55 230c-15 26-31 31-47 32-5 1-8 1-8 8 0 2 1 4 4 4 11 0 22-1 33-1 14 0 27 1 39 1 3 0 8 0 8-6 0-5-4-6-7-6-9 0-18-3-18-13 0-4 3-9 6-14 10-17 20-33 30-49 32 0 65 0 96 0 0 9 6 60 6 64 0 11-20 12-28 12-5 0-8 0-8 8 0 4 4 4 5 4 16 0 32-1 47-1 10 0 35 1 44 1 3 0 8 0 8-7 0-5-4-5-10-5-23 0-23-2-24-13-8-79-16-160-24-240-1-8-1-9-8-9-5 0-8 2-10 7-45 75-89 149-134 223zM101 175c26-43 51-86 76-128 5 42 9 85 13 128-29 0-59 0-89 0z"><text:p/></draw:path><draw:path draw:style-name="gr1059" draw:text-style-name="P99" svg:width="0.0173in" svg:height="0.0453in" svg:x="0.1213in" svg:y="0.098in" svg:viewBox="0 0 45 116" svg:d="M45 41c0-26-10-41-24-41-13 0-21 10-21 21 0 10 8 20 21 20 4 0 9-1 13-5 1-1 1-1 2-1 0 2 0 0 0 6 0 28-14 50-26 64-4 3-3 5-3 6 0 2 1 5 3 5 4 0 35-30 35-75z"><text:p/></draw:path><draw:path draw:style-name="gr1059" draw:text-style-name="P99" svg:width="0.1039in" svg:height="0.1075in" svg:x="0.1811in" svg:y="0.0043in" svg:viewBox="0 0 265 274" svg:d="M56 230c-15 26-31 31-48 32-5 1-8 1-8 8 0 2 2 4 6 4 9 0 22-1 33-1 12 0 26 1 38 1 2 0 8 0 8-6 0-5-4-6-7-6-9 0-17-3-17-13 0-4 2-9 4-14 10-17 20-33 30-49 32 0 65 0 96 0 2 9 7 60 7 64 0 11-20 12-27 12-6 0-10 0-10 8 0 4 4 4 5 4 17 0 33-1 49-1 9 0 34 1 44 1 2 0 6 0 6-7 0-5-3-5-9-5-24 0-24-2-25-13-8-79-15-160-23-240-1-8-1-9-8-9-6 0-7 2-10 7-45 75-89 149-134 223zM102 175c26-43 51-86 76-128 5 42 8 85 12 128-29 0-58 0-88 0z"><text:p/></draw:path><draw:path draw:style-name="gr1059" draw:text-style-name="P99" svg:width="0.0264in" svg:height="0.0547in" svg:x="0.2953in" svg:y="0in" svg:viewBox="0 0 68 140" svg:d="M66 24c2-5 2-7 2-9 0-8-7-15-16-15-10 0-13 9-15 13-12 39-24 77-36 117 0 1-1 3-1 4 0 4 9 6 11 6 1 0 2 0 3-5 18-37 34-73 52-111z"><text:p/></draw:path><draw:path draw:style-name="gr1059" draw:text-style-name="P99" svg:width="0.0173in" svg:height="0.0453in" svg:x="0.3457in" svg:y="0.098in" svg:viewBox="0 0 45 116" svg:d="M45 41c0-26-10-41-24-41-13 0-21 10-21 21 0 10 8 20 21 20 4 0 9-1 13-5 1-1 1-1 2-1 0 2 0 0 0 6 0 28-13 52-25 64-4 4-4 5-4 6 0 2 1 5 3 5 4 0 35-30 35-75z"><text:p/></draw:path><draw:path draw:style-name="gr1059" draw:text-style-name="P99" svg:width="0.1083in" svg:height="0.1028in" svg:x="0.4063in" svg:y="0.0098in" svg:viewBox="0 0 276 262" svg:d="M45 232c-3 16-4 18-35 18-7 0-10 0-10 8 0 4 3 4 10 4 46 0 92 0 139 0 60 0 106-45 106-81 0-29-23-51-60-55 40-7 81-36 81-73 0-28-26-53-72-53-43 0-87 0-130 0-8 0-11 0-11 8 0 4 3 4 11 4 1 0 7 0 14 1 7 0 11 1 11 6 0 2-1 3-2 7-18 69-34 138-52 206zM103 122c8-32 17-64 25-96 3-13 4-14 21-14 16 0 33 0 49 0 34 0 43 23 43 40 0 34-34 70-80 70-19 0-39 0-58 0zM86 250c-6 0-6 0-8 0-4 0-5-1-5-3s0-2 2-10c9-35 17-71 26-106 24 0 50 0 74 0 36 0 44 29 44 45 0 37-34 74-80 74-18 0-36 0-53 0z"><text:p/></draw:path><draw:path draw:style-name="gr1059" draw:text-style-name="P99" svg:width="0.0173in" svg:height="0.0453in" svg:x="0.5358in" svg:y="0.098in" svg:viewBox="0 0 45 116" svg:d="M45 41c0-26-9-41-24-41-13 0-21 10-21 21 0 10 8 20 21 20 4 0 10-1 13-5 1-1 1-1 2-1 0 2 1 0 1 6 0 28-14 52-26 64-4 4-4 5-4 6 0 2 2 5 3 5 4 0 35-30 35-75z"><text:p/></draw:path><draw:path draw:style-name="gr1059" draw:text-style-name="P99" svg:width="0.1083in" svg:height="0.1028in" svg:x="0.5972in" svg:y="0.0098in" svg:viewBox="0 0 276 262" svg:d="M45 232c-3 16-4 18-35 18-7 0-10 0-10 8 0 4 3 4 10 4 46 0 92 0 139 0 60 0 106-45 106-81 0-29-23-51-60-55 40-7 81-36 81-73 0-28-25-53-72-53-43 0-87 0-130 0-7 0-11 0-11 8 0 4 3 4 11 4 1 0 7 0 14 1 8 0 11 1 11 6 0 2 0 3-2 7-18 69-34 138-52 206zM103 122c8-32 17-64 25-96 3-13 4-14 21-14 16 0 33 0 49 0 34 0 43 23 43 40 0 34-33 70-80 70-19 0-39 0-58 0zM87 250c-6 0-7 0-9 0-4 0-5-1-5-3s0-2 2-10c9-35 17-71 26-106 24 0 50 0 74 0 36 0 44 29 44 45 0 37-34 74-80 74-18 0-34 0-52 0z"><text:p/></draw:path><draw:path draw:style-name="gr1059" draw:text-style-name="P99" svg:width="0.0264in" svg:height="0.0547in" svg:x="0.7189in" svg:y="0in" svg:viewBox="0 0 68 140" svg:d="M66 24c2-5 2-7 2-9 0-8-7-15-16-15-10 0-13 9-15 13-12 39-24 77-36 117 0 1-1 3-1 4 0 4 9 6 11 6 1 0 2 0 3-5 18-37 34-73 52-111z"><text:p/></draw:path></draw:g></text:span><text:span text:style-name="T10"><text:s/>קבוצות. </text:span>נניח <text:span text:style-name="T9"><draw:g text:anchor-type="as-char" svg:y="-0.1138in" draw:z-index="1" draw:name="Shape2" draw:style-name="gr1057"><svg:title>TexMaths</svg:title><svg:desc>11§inline§|A| = |A'| \land |B| = |B'|§svg§600§FALSE§</svg:desc><draw:path draw:style-name="gr1058" draw:text-style-name="P98" svg:width="1.4382in" svg:height="0.1362in" svg:x="0.0016in" svg:y="0.0079in" svg:viewBox="0 0 3654 347" svg:d="M1827 347c-609 0-1218 0-1827 0 0-116 0-231 0-347 1218 0 2436 0 3654 0 0 116 0 231 0 347-610 0-1219 0-1827 0z"><text:p/></draw:path><draw:path draw:style-name="gr1059" draw:text-style-name="P99" svg:width="0.0055in" svg:height="0.1508in" svg:x="0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0291in" svg:y="0.0059in" svg:viewBox="0 0 265 274" svg:d="M56 230c-15 25-31 31-48 32-5 1-8 1-8 8 0 3 2 4 5 4 10 0 22-1 33-1 13 0 27 1 39 1 2 0 8 0 8-7 0-4-4-5-7-5-9 0-18-3-18-13 0-5 3-9 5-15 10-16 20-32 30-48 31 0 64 0 96 0 1 9 7 59 7 64 0 11-20 12-28 12-5 0-9 0-9 8 0 4 4 4 5 4 17 0 33-1 48-1 10 0 35 1 44 1 3 0 7 0 7-8 0-4-3-4-9-4-24 0-24-2-25-13-8-80-15-160-23-240-1-8-1-9-8-9-6 0-8 2-10 7-45 74-89 149-134 223zM102 175c26-43 51-86 76-128 5 42 8 85 12 128-29 0-58 0-88 0z"><text:p/></draw:path><draw:path draw:style-name="gr1059" draw:text-style-name="P99" svg:width="0.0055in" svg:height="0.1508in" svg:x="0.1563in" svg:y="0.002in" svg:viewBox="0 0 15 384" svg:d="M15 13c0-6 0-13-7-13-8 0-8 7-8 13 0 119 0 238 0 357 0 7 0 14 8 14 7 0 7-7 7-14 0-119 0-238 0-357z"><text:p/></draw:path><draw:path draw:style-name="gr1059" draw:text-style-name="P99" svg:width="0.1008in" svg:height="0.035in" svg:x="0.2311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055in" svg:height="0.1508in" svg:x="0.4012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4307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1059" draw:text-style-name="P99" svg:width="0.0264in" svg:height="0.0547in" svg:x="0.5445in" svg:y="0in" svg:viewBox="0 0 68 140" svg:d="M66 24c2-5 2-7 2-9 0-8-8-15-16-15-10 0-14 9-15 13-12 39-24 77-36 117 0 1-1 2-1 4 0 4 9 6 11 6s2 0 3-5c18-37 34-73 52-111z"><text:p/></draw:path><draw:path draw:style-name="gr1059" draw:text-style-name="P99" svg:width="0.0055in" svg:height="0.1508in" svg:x="0.6004in" svg:y="0.002in" svg:viewBox="0 0 15 384" svg:d="M15 13c0-6 0-13-7-13-8 0-8 7-8 13 0 119 0 238 0 357 0 7 0 14 8 14 7 0 7-7 7-14 0-119 0-238 0-357z"><text:p/></draw:path><draw:path draw:style-name="gr1059" draw:text-style-name="P99" svg:width="0.0839in" svg:height="0.0933in" svg:x="0.6665in" svg:y="0.0236in" svg:viewBox="0 0 214 238" svg:d="M117 8c-4-7-6-8-9-8-6 0-7 2-9 8-32 71-65 143-97 214-2 6-2 6-2 8 0 4 3 8 8 8 2 0 5-1 8-8 31-67 61-135 92-204 29 69 60 137 90 204 3 8 8 8 9 8 4 0 7-4 7-8 0-1 0-1-2-7-32-71-64-144-95-215z"><text:p/></draw:path><draw:path draw:style-name="gr1059" draw:text-style-name="P99" svg:width="0.0055in" svg:height="0.1508in" svg:x="0.8114in" svg:y="0.002in" svg:viewBox="0 0 15 384" svg:d="M15 13c0-6 0-13-7-13-8 0-8 7-8 13 0 119 0 238 0 357 0 7 0 14 8 14 7 0 7-7 7-14 0-119 0-238 0-357z"><text:p/></draw:path><draw:path draw:style-name="gr1059" draw:text-style-name="P99" svg:width="0.1083in" svg:height="0.1028in" svg:x="0.8417in" svg:y="0.0106in" svg:viewBox="0 0 276 262" svg:d="M46 232c-4 16-4 18-35 18-7 0-11 0-11 8 0 4 3 4 11 4 46 0 91 0 137 0 62 0 107-45 107-82 0-28-22-50-59-55 39-6 80-35 80-72 0-28-25-53-71-53-43 0-87 0-130 0-8 0-11 0-11 8 0 4 3 4 10 4 1 0 8 0 15 1 7 0 10 1 10 6 0 2 0 3-1 7-18 69-34 138-52 206zM104 122c8-32 17-64 25-96 3-13 3-14 21-14 16 0 33 0 49 0 34 0 42 23 42 40 0 34-33 70-80 70-19 0-38 0-57 0zM87 250c-6 0-7 0-9 0-3 0-4-1-4-3s0-3 1-9c9-36 18-72 27-107 24 0 49 0 73 0 37 0 44 29 44 45 0 36-34 74-79 74-18 0-36 0-53 0z"><text:p/></draw:path><draw:path draw:style-name="gr1059" draw:text-style-name="P99" svg:width="0.0055in" svg:height="0.1508in" svg:x="0.9764in" svg:y="0.002in" svg:viewBox="0 0 15 384" svg:d="M15 13c0-6 0-13-7-13-8 0-8 7-8 13 0 119 0 238 0 357 0 7 0 14 8 14 7 0 7-7 7-14 0-119 0-238 0-357z"><text:p/></draw:path><draw:path draw:style-name="gr1059" draw:text-style-name="P99" svg:width="0.1008in" svg:height="0.035in" svg:x="1.0512in" svg:y="0.059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059" draw:text-style-name="P99" svg:width="0.0059in" svg:height="0.1508in" svg:x="1.2213in" svg:y="0.002in" svg:viewBox="0 0 16 384" svg:d="M16 13c0-6 0-13-8-13s-8 7-8 13c0 119 0 238 0 357 0 7 0 14 8 14s8-7 8-14c0-119 0-238 0-357z"><text:p/></draw:path><draw:path draw:style-name="gr1059" draw:text-style-name="P99" svg:width="0.1083in" svg:height="0.1028in" svg:x="1.252in" svg:y="0.0106in" svg:viewBox="0 0 276 262" svg:d="M45 232c-3 16-4 18-35 18-6 0-10 0-10 8 0 4 3 4 10 4 46 0 92 0 138 0 61 0 107-45 107-82 0-28-23-50-60-55 40-6 81-35 81-72 0-28-25-53-73-53-42 0-86 0-129 0-7 0-11 0-11 8 0 4 3 4 11 4 1 0 7 0 14 1 8 0 11 1 11 6 0 2 0 3-1 7-18 69-35 138-53 206zM104 122c8-32 16-64 24-96 3-13 4-14 20-14 17 0 35 0 51 0 33 0 42 23 42 40 0 34-33 70-80 70-19 0-38 0-57 0zM87 250c-6 0-7 0-9 0-4 0-5-1-5-3s0-3 2-9c9-36 17-72 26-107 24 0 50 0 74 0 37 0 44 29 44 45 0 36-34 74-80 74-18 0-35 0-52 0z"><text:p/></draw:path><draw:path draw:style-name="gr1059" draw:text-style-name="P99" svg:width="0.0264in" svg:height="0.0547in" svg:x="1.3736in" svg:y="0in" svg:viewBox="0 0 68 140" svg:d="M66 24c2-5 2-7 2-9 0-8-8-15-16-15-10 0-14 9-15 13-12 39-24 77-36 117 0 1-1 2-1 4 0 4 9 6 11 6 1 0 2 0 3-5 18-37 34-73 52-111z"><text:p/></draw:path><draw:path draw:style-name="gr1059" draw:text-style-name="P99" svg:width="0.0055in" svg:height="0.1508in" svg:x="1.4295in" svg:y="0.002in" svg:viewBox="0 0 15 384" svg:d="M15 13c0-6 0-13-7-13-8 0-8 7-8 13 0 119 0 238 0 357 0 7 0 14 8 14 7 0 7-7 7-14 0-119 0-238 0-357z"><text:p/></draw:path></draw:g></text:span><text:span text:style-name="T9">. לכן קיימים זיווגים </text:span><text:span text:style-name="T9"><draw:g text:anchor-type="as-char" svg:y="-0.1138in" draw:z-index="2" draw:name="Shape3" draw:style-name="gr1057"><svg:title>TexMaths</svg:title><svg:desc>11§inline§h_A \colon A \to A', h_B \colon B \to B'§svg§600§FALSE§</svg:desc><draw:path draw:style-name="gr1058" draw:text-style-name="P98" svg:width="1.6724in" svg:height="0.1276in" svg:x="-0.0004in" svg:y="0.0079in" svg:viewBox="0 0 4249 325" svg:d="M0 0c1417 0 2833 0 4249 0 0 108 0 217 0 325-1416 0-2832 0-4249 0 0-108 0-217 0-325z"><text:p/></draw:path><draw:path draw:style-name="gr1059" draw:text-style-name="P99" svg:width="0.0744in" svg:height="0.1063in" svg:x="0in" svg:y="0.0091in" svg:viewBox="0 0 190 271" svg:d="M90 4c-2-1 0-4-5-4-9 0-37 3-48 4-2 0-6 0-6 8 0 5 3 5 9 5 18 0 19 2 19 6 0 2-1 6-1 8-18 74-37 147-56 221-2 6-2 6-2 8 0 9 8 11 12 11 6 0 12-5 14-10 3-10 5-20 7-30 3-11 6-22 9-34 2-9 4-16 6-25 1-2 4-15 5-17 1-4 13-25 26-36 8-6 20-13 37-13 16 0 20 13 20 27 0 21-14 62-23 85-3 9-5 13-5 21 0 19 13 32 32 32 36 0 50-56 50-60 0-3-3-3-4-3-4 0-5 1-7 7-5 21-17 47-38 47-7 0-10-3-10-12 0-10 3-19 6-28 7-16 25-61 25-83 0-26-16-42-45-42-25 0-43 12-58 30 10-41 21-82 31-123z"><text:p/></draw:path><draw:path draw:style-name="gr1059" draw:text-style-name="P99" svg:width="0.0803in" svg:height="0.0752in" svg:x="0.0854in" svg:y="0.0614in" svg:viewBox="0 0 205 192" svg:d="M41 160c-9 15-18 22-34 23-3 0-7 0-7 4 0 3 3 5 4 5 7 0 16-2 24-2s19 2 27 2c2 0 6 0 6-6 0-3-4-3-5-3-2 0-12-1-12-8 0-3 3-8 4-11 8-11 15-22 22-33 26 0 52 0 77 0 3 14 5 30 7 45-1 2-3 7-19 7-3 0-6 0-6 4 0 1 0 5 3 5 9 0 28-2 35-2 6 0 11 0 17 0 4 0 10 2 15 2 3 0 6-3 6-6s-4-3-8-3c-15 0-17-2-18-9-7-56-15-111-23-166-1-6-2-8-6-8-6 0-7 2-10 7-33 50-66 101-99 153zM77 121c19-30 37-59 56-88 5 29 9 58 13 88-23 0-46 0-69 0z"><text:p/></draw:path><draw:path draw:style-name="gr1059" draw:text-style-name="P99" svg:width="0.0157in" svg:height="0.065in" svg:x="0.2087in" svg:y="0.0488in" svg:viewBox="0 0 41 166" svg:d="M41 21c0-11-10-21-21-21s-20 10-20 21 9 20 20 20 21-9 21-20zM41 146c0-11-10-20-21-20s-20 9-20 20 9 20 20 20 21-9 21-20z"><text:p/></draw:path><draw:path draw:style-name="gr1059" draw:text-style-name="P99" svg:width="0.1039in" svg:height="0.1079in" svg:x="0.2937in" svg:y="0.0055in" svg:viewBox="0 0 265 275" svg:d="M56 231c-15 27-31 31-47 32-5 1-9 1-9 8 0 3 2 4 6 4 9 0 22-1 33-1 13 0 26 1 38 1 2 0 8 0 8-6 0-5-4-6-7-6-9 0-17-3-17-13 0-4 2-9 5-14 10-17 19-33 29-50 33 0 65 0 98 0 0 9 5 61 5 65 0 11-20 12-27 12-6 0-9 0-9 8 0 4 3 3 4 4 17 0 33-1 48-1 10 0 35 1 45 1 2 0 6 0 6-7 0-5-3-5-9-5-23 0-23-2-24-13-8-79-16-160-24-240-1-8-1-10-8-10-5 0-8 3-10 7-45 74-89 149-134 224zM102 176c26-43 51-86 76-128 5 42 9 85 13 128-29 0-59 0-89 0z"><text:p/></draw:path><draw:path draw:style-name="gr1059" draw:text-style-name="P99" svg:width="0.1346in" svg:height="0.0783in" svg:x="0.4535in" svg:y="0.0366in" svg:viewBox="0 0 343 200" svg:d="M300 109c-21 15-32 32-34 36-17 28-14 34-21 51 0 4 5 4 8 4 7 0 7 0 9-7 9-37 32-70 75-87 5-1 6-2 6-5s-2-3-3-4c-18-7-64-27-79-91-1-5-1-6-8-6-3 0-8 0-8 4 0 2 4 26 20 52 8 11 19 24 35 38-95 0-191 0-287 0-6 0-13 0-13 7 0 8 7 8 13 8 96 0 192 0 287 0z"><text:p/></draw:path><draw:path draw:style-name="gr1059" draw:text-style-name="P99" svg:width="0.1039in" svg:height="0.1079in" svg:x="0.6449in" svg:y="0.0055in" svg:viewBox="0 0 265 275" svg:d="M55 231c-15 27-31 31-47 32-5 1-8 1-8 8 0 3 1 4 4 4 11 0 22-1 33-1 14 0 27 1 39 1 3 0 8 0 8-6 0-5-4-6-7-6-9 0-18-3-18-13 0-4 3-9 6-14 10-17 20-33 30-50 31 0 65 0 96 0 2 9 6 61 6 65 0 11-20 12-28 12-5 0-8 0-8 8 0 4 4 4 5 4 16 0 32-1 49-1 8 0 33 1 42 1 3 0 8 0 8-7 0-5-4-5-10-5-23 0-23-2-24-13-8-79-16-160-24-240 0-8 0-10-7-10-6 0-8 3-11 7-45 74-89 149-134 224zM101 176c26-43 52-86 77-128 5 42 8 85 12 128-29 0-59 0-89 0z"><text:p/></draw:path><draw:path draw:style-name="gr1059" draw:text-style-name="P99" svg:width="0.026in" svg:height="0.0547in" svg:x="0.7587in" svg:y="0in" svg:viewBox="0 0 67 140" svg:d="M65 23c2-4 2-6 2-9 0-7-8-14-15-14-11 0-15 9-16 13-12 39-23 77-35 117 0 1-1 3-1 4 0 4 8 6 10 6s2 0 4-5c17-37 34-74 51-112z"><text:p/></draw:path><draw:path draw:style-name="gr1059" draw:text-style-name="P99" svg:width="0.0173in" svg:height="0.0453in" svg:x="0.8094in" svg:y="0.0984in" svg:viewBox="0 0 45 116" svg:d="M45 41c0-26-10-41-25-41-12 0-20 10-20 21 0 10 8 20 20 20 4 0 10-1 13-5 2-1 1-1 2-1s1 0 1 6c0 28-13 51-26 65-5 3-5 4-5 5 0 4 3 5 5 5 4 0 35-30 35-75z"><text:p/></draw:path><draw:path draw:style-name="gr1059" draw:text-style-name="P99" svg:width="0.074in" svg:height="0.1063in" svg:x="0.872in" svg:y="0.0091in" svg:viewBox="0 0 189 271" svg:d="M89 4c-1-1 0-4-4-4-9 0-38 3-48 4-3 0-7 0-7 8 0 5 3 5 10 5 18 0 18 2 18 6 0 2-1 6-1 8-18 74-37 147-56 221-1 6-1 6-1 8 0 9 8 11 11 11 7 0 12-5 14-10 2-10 6-20 8-30 2-11 5-22 8-34 3-9 5-16 6-25 1-2 5-15 5-17 1-4 13-25 26-36 9-6 21-13 37-13 17 0 21 13 21 27 0 21-14 62-24 85-3 9-4 13-4 21 0 19 13 32 31 32 36 0 50-56 50-60 0-3-3-3-4-3-3 0-4 1-6 7-5 21-18 47-39 47-7 0-9-3-9-12 0-10 3-19 7-28 6-16 23-61 23-83 0-26-16-42-44-42-25 0-43 12-58 30 10-41 20-82 30-123z"><text:p/></draw:path><draw:path draw:style-name="gr1059" draw:text-style-name="P99" svg:width="0.0811in" svg:height="0.072in" svg:x="0.9591in" svg:y="0.0646in" svg:viewBox="0 0 207 184" svg:d="M32 164c-3 9-3 11-24 11-5 0-8 0-8 6 0 3 3 3 8 3 35 0 69 0 104 0 46 0 80-30 80-57 0-19-17-36-46-39 33-5 61-26 61-49 0-20-21-39-56-39-33 0-66 0-99 0-5 0-8 0-8 7 0 3 2 3 8 3 1 0 5 0 11 1 5 0 5 1 5 3 0 1 0 3-1 7-12 47-23 95-35 143zM75 85c5-22 11-43 16-65 3-9 3-10 15-10 13 0 27 0 40 0 28 0 34 19 34 29 0 22-25 46-61 46-15 0-30 0-44 0zM62 175c-8 0-9 0-9-2 0-1 0-2 1-7 7-25 12-49 19-74 18 0 38 0 57 0 26 0 35 17 35 34 0 26-26 49-59 49-15 0-30 0-44 0z"><text:p/></draw:path><draw:path draw:style-name="gr1059" draw:text-style-name="P99" svg:width="0.0157in" svg:height="0.065in" svg:x="1.0858in" svg:y="0.0488in" svg:viewBox="0 0 41 166" svg:d="M41 21c0-11-9-21-20-21-12 0-21 10-21 21s9 20 21 20c11 0 20-9 20-20zM41 146c0-11-9-20-20-20-12 0-21 9-21 20s9 20 21 20c11 0 20-9 20-20z"><text:p/></draw:path><draw:path draw:style-name="gr1059" draw:text-style-name="P99" svg:width="0.1083in" svg:height="0.1028in" svg:x="1.172in" svg:y="0.0106in" svg:viewBox="0 0 276 262" svg:d="M46 232c-4 16-4 18-35 18-7 0-11 0-11 8 0 4 3 4 11 4 46 0 91 0 137 0 62 0 107-45 107-81 0-29-22-51-59-55 39-7 80-36 80-73 0-29-25-53-71-53-43 0-87 0-130 0-8 0-11 0-11 8 0 4 3 4 10 4 1 0 9 0 15 1 7 0 10 1 10 6 0 2 0 3-1 7-18 69-34 138-52 206zM105 122c7-32 16-64 24-96 3-13 3-14 21-14 16 0 33 0 49 0 34 0 42 22 42 40 0 34-33 70-80 70-19 0-38 0-56 0zM87 250c-6 0-7 0-9 0-3 0-4-1-4-3 0-1 0-3 1-9 9-35 19-72 27-107 25 0 49 0 73 0 37 0 45 29 45 45 0 37-35 74-80 74-18 0-36 0-53 0z"><text:p/></draw:path><draw:path draw:style-name="gr1059" draw:text-style-name="P99" svg:width="0.1346in" svg:height="0.0783in" svg:x="1.3398in" svg:y="0.0366in" svg:viewBox="0 0 343 200" svg:d="M300 109c-21 15-30 32-34 36-17 28-14 34-21 51 0 4 5 4 8 4 7 0 7 0 9-7 9-37 32-70 75-87 5-1 6-2 6-5s-2-4-3-4c-18-7-64-27-78-91-2-5-2-6-9-6-3 0-8 0-8 4 0 2 4 26 20 52 8 11 19 24 35 38-95 0-191 0-287 0-6 0-13 0-13 7 0 8 7 8 13 8 96 0 192 0 287 0z"><text:p/></draw:path><draw:path draw:style-name="gr1059" draw:text-style-name="P99" svg:width="0.1083in" svg:height="0.1028in" svg:x="1.5319in" svg:y="0.0106in" svg:viewBox="0 0 276 262" svg:d="M46 232c-4 16-5 18-35 18-7 0-11 0-11 8 0 4 3 4 11 4 46 0 91 0 138 0 61 0 106-45 106-81 0-29-22-51-59-55 39-7 80-36 80-73 0-29-25-53-71-53-43 0-87 0-130 0-8 0-12 0-12 8 0 4 3 4 11 4 1 0 9 0 15 1 7 0 10 1 10 6 0 2 0 3-1 7-18 69-34 138-52 206zM105 122c7-32 15-64 23-96 4-13 4-14 21-14 16 0 34 0 50 0 34 0 42 22 42 40 0 34-33 70-80 70-19 0-38 0-56 0zM87 250c-6 0-7 0-9 0-3 0-5-1-5-3 0-1 0-3 2-9 9-35 17-72 26-107 24 0 50 0 74 0 37 0 44 29 44 45 0 37-34 74-79 74-18 0-36 0-53 0z"><text:p/></draw:path><draw:path draw:style-name="gr1059" draw:text-style-name="P99" svg:width="0.0264in" svg:height="0.0547in" svg:x="1.6535in" svg:y="0in" svg:viewBox="0 0 68 140" svg:d="M66 23c2-4 2-6 2-9 0-7-8-14-16-14-10 0-14 9-15 13-12 39-24 77-36 117 0 1-1 3-1 4 0 4 9 6 11 6s2 0 4-5c17-37 35-74 51-112z"><text:p/></draw:path></draw:g></text:span><text:span text:style-name="T9">. </text:span></text:p>
      <text:h text:style-name="Heading_20_3" text:outline-level="3">סעיף (א)</text:h>
      <text:p text:style-name="P16">נוכיח <text:span text:style-name="T9"><draw:g text:anchor-type="as-char" svg:y="-0.1138in" draw:z-index="0" draw:name="Shape4" draw:style-name="gr1057"><svg:title>TexMaths</svg:title><svg:desc>11§inline§|\ps(A)| = |\ps(A')|§svg§600§FALSE§</svg:desc><draw:path draw:style-name="gr1058" draw:text-style-name="P98" svg:width="1.0819in" svg:height="0.1362in" svg:x="-0.0004in" svg:y="0.0079in" svg:viewBox="0 0 2749 347" svg:d="M1375 347c-459 0-916 0-1375 0 0-116 0-231 0-347 916 0 1833 0 2749 0 0 116 0 231 0 347-457 0-916 0-1374 0z"><text:p/></draw:path><draw:path draw:style-name="gr1059" draw:text-style-name="P99" svg:width="0.0055in" svg:height="0.1508in" svg:x="0.0102in" svg:y="0.002in" svg:viewBox="0 0 15 384" svg:d="M15 13c0-6 0-13-7-13-8 0-8 7-8 13 0 119 0 238 0 357 0 7 0 14 8 14 7 0 7-7 7-14 0-119 0-238 0-357z"><text:p/></draw:path><draw:path draw:style-name="gr1059" draw:text-style-name="P99" svg:width="0.1079in" svg:height="0.1106in" svg:x="0.0374in" svg:y="0.0106in" svg:viewBox="0 0 275 282" svg:d="M127 0c-54 0-96 26-112 44-14 15-9 19-15 28 0 2 2 3 4 3 6 0 15-6 18-8 9-5 10-8 12-14 6-16 17-30 65-32-8 87-31 172-63 251-2 5-1 4-2 6 0 2 1 4 3 4 7 0 26-9 30-19 20-47 52-134 63-242 6 0 13 0 20 0 47 0 92 19 92 57 0 29-27 83-102 85-8 1-12 1-23 8-7 4-10 8-10 11 0 2 2 2 6 2 71 0 162-59 162-122 0-44-52-62-97-62-17 0-34 0-51 0z"><text:p/></draw:path><draw:path draw:style-name="gr1059" draw:text-style-name="P99" svg:width="0.0346in" svg:height="0.1508in" svg:x="0.1677in" svg:y="0.002in" svg:viewBox="0 0 89 384" svg:d="M89 380c0-1 0-1-6-8-49-50-61-122-61-179 0-68 15-135 63-183 4-4 4-6 4-7 0-2-1-3-3-3-5 0-39 25-62 75-20 42-24 85-24 118 0 28 4 74 25 118 23 48 56 73 61 73 2 0 3-1 3-4z"><text:p/></draw:path><draw:path draw:style-name="gr1059" draw:text-style-name="P99" svg:width="0.1039in" svg:height="0.1075in" svg:x="0.2169in" svg:y="0.0059in" svg:viewBox="0 0 265 274" svg:d="M56 230c-15 25-31 31-48 32-5 1-8 1-8 8 0 3 2 4 6 4 9 0 22-1 33-1 12 0 26 1 38 1 2 0 8 0 8-7 0-4-5-5-7-5-9 0-19-3-19-13 0-5 4-9 6-15 10-16 20-32 30-48 32 0 65 0 96 0 2 9 7 59 7 64 0 11-20 12-27 12-6 0-10 0-10 8 0 4 4 4 5 4 16 0 33-1 49-1 9 0 34 1 44 1 2 0 6 0 6-8 0-4-4-4-9-4-24 0-24-2-25-13-8-80-15-160-23-240-1-8-1-9-8-9-6 0-7 2-10 7-45 74-89 149-134 223zM102 175c26-43 51-86 76-128 5 42 8 85 12 128-29 0-58 0-88 0z"><text:p/></draw:path><draw:path draw:style-name="gr1059" draw:text-style-name="P99" svg:width="0.035in" svg:height="0.1508in" svg:x="0.3346in" svg:y="0.002in" svg:viewBox="0 0 90 384" svg:d="M90 193c0-31-4-77-25-121-24-48-57-72-61-72-2 0-4 1-4 3 0 1 0 3 8 9 37 39 59 100 59 181 0 65-14 132-61 180-6 6-6 6-6 7 0 2 2 4 4 4 4 0 39-26 62-75 19-43 24-86 24-116z"><text:p/></draw:path><draw:path draw:style-name="gr1059" draw:text-style-name="P99" svg:width="0.0055in" svg:height="0.1508in" svg:x="0.4035in" svg:y="0.002in" svg:viewBox="0 0 15 384" svg:d="M15 13c0-6 0-13-7-13-8 0-8 7-8 13 0 119 0 238 0 357 0 7 0 14 8 14 7 0 7-7 7-14 0-119 0-238 0-357z"><text:p/></draw:path><draw:path draw:style-name="gr1059" draw:text-style-name="P99" svg:width="0.1004in" svg:height="0.035in" svg:x="0.4783in" svg:y="0.059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055in" svg:height="0.1508in" svg:x="0.648in" svg:y="0.002in" svg:viewBox="0 0 15 384" svg:d="M15 13c0-6 0-13-7-13-8 0-8 7-8 13 0 119 0 238 0 357 0 7 0 14 8 14 7 0 7-7 7-14 0-119 0-238 0-357z"><text:p/></draw:path><draw:path draw:style-name="gr1059" draw:text-style-name="P99" svg:width="0.1079in" svg:height="0.1106in" svg:x="0.6752in" svg:y="0.0106in" svg:viewBox="0 0 275 282" svg:d="M127 0c-55 0-96 26-113 44-13 15-10 19-14 28 0 2 1 3 3 3 7 0 16-6 19-8 8-5 9-8 11-14 6-16 17-30 65-32-7 87-30 172-63 251-2 5-1 4-2 6 0 2 1 4 4 4 6 0 25-9 29-19 20-47 52-134 64-242 6 0 13 0 20 0 47 0 92 19 92 57 0 29-27 83-102 85-9 1-13 1-23 8-8 4-11 8-11 11 0 2 2 2 7 2 71 0 162-59 162-122 0-44-53-62-97-62-17 0-34 0-51 0z"><text:p/></draw:path><draw:path draw:style-name="gr1059" draw:text-style-name="P99" svg:width="0.035in" svg:height="0.1508in" svg:x="0.8055in" svg:y="0.002in" svg:viewBox="0 0 90 384" svg:d="M90 380c0-1 0-1-6-8-49-50-61-122-61-179 0-68 14-135 62-183 5-4 5-6 5-7 0-2-1-3-4-3s-39 25-61 75c-19 42-25 85-25 118 0 28 4 74 26 118 24 48 57 73 60 73s4-1 4-4z"><text:p/></draw:path><draw:path draw:style-name="gr1059" draw:text-style-name="P99" svg:width="0.1039in" svg:height="0.1075in" svg:x="0.8551in" svg:y="0.0059in" svg:viewBox="0 0 265 274" svg:d="M55 230c-15 25-31 31-47 32-5 1-8 1-8 8 0 3 1 4 4 4 11 0 22-1 33-1 14 0 27 1 39 1 3 0 8 0 8-7 0-4-4-5-6-5-10 0-19-3-19-13 0-5 3-9 6-15 10-16 20-32 30-48 32 0 65 0 96 0 0 9 6 59 6 64 0 11-20 12-28 12-5 0-8 0-8 8 0 4 4 4 5 4 16 0 32-1 49-1 8 0 33 1 42 1 3 0 8 0 8-8 0-4-4-4-10-4-23 0-23-2-24-13-8-80-16-160-24-240-1-8-1-9-7-9s-9 2-11 7c-45 74-89 149-134 223zM101 175c26-43 51-86 76-128 5 42 9 85 13 128-29 0-59 0-89 0z"><text:p/></draw:path><draw:path draw:style-name="gr1059" draw:text-style-name="P99" svg:width="0.026in" svg:height="0.0547in" svg:x="0.9689in" svg:y="0in" svg:viewBox="0 0 67 140" svg:d="M65 24c2-5 2-7 2-9 0-8-8-15-15-15-11 0-15 9-16 13-12 39-23 77-35 117 0 1-1 2-1 4 0 4 8 6 10 6s2 0 4-5c17-37 34-73 51-111z"><text:p/></draw:path><draw:path draw:style-name="gr1059" draw:text-style-name="P99" svg:width="0.035in" svg:height="0.1508in" svg:x="1.015in" svg:y="0.002in" svg:viewBox="0 0 90 384" svg:d="M90 193c0-31-4-77-25-121-23-48-57-72-61-72-2 0-4 1-4 3 0 1 0 3 8 9 37 39 59 100 59 181 0 65-14 132-61 180-6 6-6 6-6 7 0 2 2 4 4 4 4 0 39-26 62-75 20-43 24-86 24-116z"><text:p/></draw:path><draw:path draw:style-name="gr1059" draw:text-style-name="P99" svg:width="0.0055in" svg:height="0.1508in" svg:x="1.0839in" svg:y="0.002in" svg:viewBox="0 0 15 384" svg:d="M15 13c0-6 0-13-7-13-8 0-8 7-8 13 0 119 0 238 0 357 0 7 0 14 8 14 7 0 7-7 7-14 0-119 0-238 0-357z"><text:p/></draw:path></draw:g></text:span><text:span text:style-name="T9">. </text:span><text:span text:style-name="T11">נבחר זיווג </text:span><text:span text:style-name="T11"><draw:g text:anchor-type="as-char" svg:y="-0.1138in" draw:z-index="4" draw:name="Shape5" draw:style-name="gr1057"><svg:title>TexMaths</svg:title><svg:desc>11§inline§h \colon \ps(A) \to \ps(A'), h = \lambda \ac \in \ps(A). \{h_A(a) \mid a \in \ac\}§svg§600§FALSE§</svg:desc><draw:path draw:style-name="gr1058" draw:text-style-name="P98" svg:width="3.3516in" svg:height="0.1362in" svg:x="0.0287in" svg:y="0.0079in" svg:viewBox="0 0 8514 347" svg:d="M4258 347c-1420 0-2839 0-4258 0 0-116 0-231 0-347 2838 0 5676 0 8514 0 0 116 0 231 0 347-1419 0-2838 0-4256 0z"><text:p/></draw:path><draw:path draw:style-name="gr1059" draw:text-style-name="P99" svg:width="0.074in" svg:height="0.1063in" svg:x="0in" svg:y="0.0091in" svg:viewBox="0 0 189 271" svg:d="M89 4c-1-1 0-4-4-4-10 0-38 3-48 4-3 0-7 0-7 8 0 5 3 5 9 5 18 0 19 2 19 6 0 2-1 6-1 8-18 74-37 147-56 221-1 6-1 6-1 8 0 9 8 11 11 11 6 0 12-5 14-10 3-10 5-20 7-30 3-11 5-22 9-33 2-9 4-18 6-26 1-3 5-15 5-17 1-3 13-25 26-36 9-6 21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1059" draw:text-style-name="P99" svg:width="0.0157in" svg:height="0.065in" svg:x="0.1091in" svg:y="0.0488in" svg:viewBox="0 0 41 166" svg:d="M41 21c0-11-9-21-20-21-12 0-21 10-21 21s9 20 21 20c11 0 20-9 20-20zM41 146c0-11-9-21-20-21-12 0-21 10-21 21s9 20 21 20c11 0 20-9 20-20z"><text:p/></draw:path><draw:path draw:style-name="gr1059" draw:text-style-name="P99" svg:width="0.1079in" svg:height="0.1106in" svg:x="0.1921in" svg:y="0.0106in" svg:viewBox="0 0 275 282" svg:d="M127 0c-55 0-96 26-113 44-13 15-10 19-14 28 0 2 1 3 3 3 7 0 16-6 19-8 8-5 9-8 11-14 6-16 17-30 65-32-7 87-30 172-62 251-3 5-2 4-3 6 0 2 1 4 4 4 7 0 25-9 29-19 21-47 52-134 64-242 6 0 13 0 20 0 47 0 92 19 92 57 0 29-27 83-102 85-9 1-13 1-23 8-8 4-11 8-11 11 0 2 3 2 7 2 71 0 162-59 162-122 0-44-52-62-97-62-17 0-34 0-51 0z"><text:p/></draw:path><draw:path draw:style-name="gr1059" draw:text-style-name="P99" svg:width="0.0346in" svg:height="0.1508in" svg:x="0.3224in" svg:y="0.002in" svg:viewBox="0 0 89 384" svg:d="M89 380c0-1 0-1-6-8-49-50-61-122-61-179 0-68 14-135 63-183 4-4 4-6 4-7 0-2-1-3-3-3-5 0-40 25-62 75-20 42-24 85-24 118 0 28 3 74 25 118 23 48 56 73 61 73 2 0 3-1 3-4z"><text:p/></draw:path><draw:path draw:style-name="gr1059" draw:text-style-name="P99" svg:width="0.1039in" svg:height="0.1075in" svg:x="0.372in" svg:y="0.0059in" svg:viewBox="0 0 265 274" svg:d="M55 230c-15 25-30 31-47 32-5 1-8 1-8 8 0 3 1 4 4 4 11 0 24-1 35-1 12 0 25 1 38 1 2 0 7 0 7-7 0-4-4-5-6-5-9 0-19-3-19-13 0-5 3-9 6-15 10-16 20-32 30-48 32 0 65 0 96 0 2 9 7 59 7 64 0 11-21 12-29 12-5 0-8 0-8 8 0 4 4 4 5 4 16 0 32-1 49-1 9 0 34 1 42 1 4 0 8 0 8-8 0-4-4-4-9-4-24 0-24-2-25-13-8-80-16-160-24-240 0-8 0-9-7-9-6 0-7 2-10 7-45 74-90 149-135 223zM102 175c26-43 51-86 76-128 5 42 8 85 12 128-29 0-58 0-88 0z"><text:p/></draw:path><draw:path draw:style-name="gr1059" draw:text-style-name="P99" svg:width="0.035in" svg:height="0.1508in" svg:x="0.4894in" svg:y="0.002in" svg:viewBox="0 0 90 384" svg:d="M90 193c0-31-4-77-26-121-23-48-56-72-60-72-3 0-4 1-4 3 0 1 0 3 8 9 37 39 59 100 59 181 0 65-14 132-61 180-6 6-6 6-6 7 0 2 1 4 4 4 4 0 39-26 61-75 20-43 25-86 25-116z"><text:p/></draw:path><draw:path draw:style-name="gr1059" draw:text-style-name="P99" svg:width="0.1346in" svg:height="0.0787in" svg:x="0.5906in" svg:y="0.0366in" svg:viewBox="0 0 343 201" svg:d="M300 109c-21 15-32 32-34 36-17 28-14 34-21 52 0 4 5 4 8 4 7 0 7-1 9-7 9-38 32-71 75-88 5-1 6-3 6-5 0-3-2-4-3-4-18-7-64-27-79-90-1-6-1-7-8-7-3 0-8 0-8 6 7 16 4 24 20 50 8 11 19 25 35 38-95 0-191 0-287 0-6 0-13 0-13 7 0 8 7 8 13 8 96 0 192 0 287 0z"><text:p/></draw:path><draw:path draw:style-name="gr1059" draw:text-style-name="P99" svg:width="0.1079in" svg:height="0.1106in" svg:x="0.7799in" svg:y="0.0106in" svg:viewBox="0 0 275 282" svg:d="M127 0c-55 0-97 26-113 44-13 15-10 19-14 28 0 2 1 3 3 3 7 0 16-6 19-8 8-5 9-8 11-14 6-16 17-30 65-32-7 87-30 172-63 251-2 5-1 4-2 6 0 2 1 4 4 4 6 0 25-9 29-19 20-47 52-134 64-242 6 0 13 0 20 0 47 0 92 19 92 57 0 29-27 83-103 85-8 1-12 1-23 8-7 4-10 8-10 11 0 2 2 2 7 2 71 0 162-59 162-122 0-44-53-62-97-62-17 0-34 0-51 0z"><text:p/></draw:path><draw:path draw:style-name="gr1059" draw:text-style-name="P99" svg:width="0.035in" svg:height="0.1508in" svg:x="0.9098in" svg:y="0.002in" svg:viewBox="0 0 90 384" svg:d="M90 380c0-1 0-1-6-8-49-50-61-122-61-179 0-68 14-135 62-183 5-4 5-6 5-7 0-2-2-3-4-3-3 0-39 25-62 75-18 42-24 85-24 118 0 28 4 74 26 118 24 48 57 73 60 73 2 0 4-1 4-4z"><text:p/></draw:path><draw:path draw:style-name="gr1059" draw:text-style-name="P99" svg:width="0.1039in" svg:height="0.1075in" svg:x="0.9594in" svg:y="0.0059in" svg:viewBox="0 0 265 274" svg:d="M55 230c-15 25-31 31-47 32-5 1-8 1-8 8 0 3 1 4 4 4 11 0 22-1 33-1 14 0 27 1 39 1 3 0 8 0 8-7 0-4-4-5-7-5-9 0-18-3-18-13 0-5 3-9 6-15 10-16 20-32 30-48 32 0 65 0 96 0 2 9 6 59 6 64 0 11-20 12-28 12-5 0-8 0-8 8 0 4 4 4 5 4 16 0 32-1 49-1 8 0 33 1 42 1 3 0 8 0 8-8 0-4-4-4-10-4-23 0-23-2-24-13-8-80-16-160-24-240 0-8 0-9-7-9-6 0-7 2-11 7-45 74-89 149-134 223zM101 175c26-43 52-86 77-128 5 42 8 85 12 128-29 0-59 0-89 0z"><text:p/></draw:path><draw:path draw:style-name="gr1059" draw:text-style-name="P99" svg:width="0.026in" svg:height="0.0547in" svg:x="1.0736in" svg:y="0in" svg:viewBox="0 0 67 140" svg:d="M65 24c2-5 2-7 2-9 0-8-8-15-15-15-11 0-15 9-16 13-12 39-23 77-35 117 0 1-1 2-1 4 0 4 8 6 10 6s2 0 4-5c17-37 34-73 51-111z"><text:p/></draw:path><draw:path draw:style-name="gr1059" draw:text-style-name="P99" svg:width="0.035in" svg:height="0.1508in" svg:x="1.1193in" svg:y="0.002in" svg:viewBox="0 0 90 384" svg:d="M90 193c0-31-4-77-25-121-23-48-57-72-61-72-2 0-4 1-4 3 0 1 0 3 8 9 37 39 60 100 60 181 0 65-14 132-62 180-6 6-6 6-6 7 0 2 2 4 4 4 4 0 39-26 62-75 20-43 24-86 24-116z"><text:p/></draw:path><draw:path draw:style-name="gr1059" draw:text-style-name="P99" svg:width="0.0173in" svg:height="0.0453in" svg:x="1.1831in" svg:y="0.0984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74in" svg:height="0.1063in" svg:x="1.2465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3 32 32 32 36 0 50-56 50-60 0-3-3-3-4-3-5 0-5 1-6 7-6 21-18 47-39 47-7 0-10-3-10-12 0-10 3-19 8-28 5-15 23-61 23-83 0-26-16-41-44-41-26 0-43 11-58 29 10-41 20-82 30-123z"><text:p/></draw:path><draw:path draw:style-name="gr1059" draw:text-style-name="P99" svg:width="0.1008in" svg:height="0.035in" svg:x="1.3764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8in" svg:height="0.1067in" svg:x="1.5366in" svg:y="0.0091in" svg:viewBox="0 0 191 272" svg:d="M118 155c15 41 34 98 40 107s10 9 20 9c4 0 6 0 9 0s4-2 4-4c0-1-1-2-2-4-4-3-6-10-9-18-26-72-52-145-79-217-7-22-28-28-47-28-1 0-7 0-7 4s3 4 4 5c13 2 15 4 25 31 12 34 25 69 37 104-35 35-71 69-106 105-5 4-7 6-7 12s4 11 11 11c6 0 10-5 13-9 31-36 63-72 94-108z"><text:p/></draw:path><draw:path draw:style-name="gr1059" draw:text-style-name="P99" svg:width="0.1169in" svg:height="0.1165in" svg:x="1.6213in" svg:y="0.0051in" svg:viewBox="0 0 298 297" svg:d="M219 213c2 26 7 43 9 50 4 18 6 26 23 26s47-17 47-25c0-2-2-2-4-2-5 0-13 3-15 4-2 3-2 3-3 3-11 0-13-11-19-35-2-12-5-27-8-79-4-39-5-79-5-119 0-8 0-18 0-28 0-6 0-8-3-8-6 0-22 7-29 18-1 1-2 3-3 4-30 65-58 111-79 143-22 34-63 97-84 97-14 0-26-10-29-23 0-1-2-3-3-3-6 0-14 18-14 28 0 16 17 33 34 33 28 0 72-69 80-84 36 0 70 0 105 0zM211 48c0 8 0 15 0 22 0 22 1 44 2 68 0 7 3 36 4 56-23 0-48 0-71 0-5 0-12 0-22 6 28-42 50-81 52-86 20-34 30-57 35-66z"><text:p/></draw:path><draw:path draw:style-name="gr1059" draw:text-style-name="P99" svg:width="0.0756in" svg:height="0.087in" svg:x="1.7933in" svg:y="0.0323in" svg:viewBox="0 0 193 222" svg:d="M179 120c7 0 14 0 14-8 0-7-7-7-14-7-55 0-109 0-164 0 5-52 50-90 104-90 20 0 41 0 60 0 7 0 14 0 14-7 0-8-7-8-14-8-21 0-40 0-61 0-66 0-118 51-118 112 0 62 52 110 118 110 21 0 40 0 61 0 7 0 14 0 14-7s-7-7-14-7c-19 0-40 0-60 0-54 0-99-36-104-88 55 0 109 0 164 0z"><text:p/></draw:path><draw:path draw:style-name="gr1059" draw:text-style-name="P99" svg:width="0.1079in" svg:height="0.1106in" svg:x="1.9276in" svg:y="0.0106in" svg:viewBox="0 0 275 282" svg:d="M125 0c-53 0-95 26-111 44-13 15-10 19-14 28 0 2 1 3 3 3 7 0 16-6 19-8 8-5 9-8 11-14 6-16 17-30 65-32-7 87-30 172-63 251-2 5-1 4-2 6 0 2 1 4 4 4 6 0 25-9 29-19 20-47 52-134 64-242 6 0 13 0 20 0 47 0 92 19 92 57 0 29-27 83-103 85-8 1-12 1-23 8-7 4-10 8-10 11 0 2 2 2 7 2 71 0 162-59 162-122 0-44-53-62-97-62-17 0-35 0-53 0z"><text:p/></draw:path><draw:path draw:style-name="gr1059" draw:text-style-name="P99" svg:width="0.035in" svg:height="0.1508in" svg:x="2.0575in" svg:y="0.002in" svg:viewBox="0 0 90 384" svg:d="M90 380c0-1 0-1-6-8-49-50-61-122-61-179 0-68 14-135 62-183 5-4 5-6 5-7 0-2-2-3-4-3-3 0-39 25-62 75-18 42-24 85-24 118 0 28 4 74 25 118 25 48 58 73 61 73 2 0 4-1 4-4z"><text:p/></draw:path><draw:path draw:style-name="gr1059" draw:text-style-name="P99" svg:width="0.1043in" svg:height="0.1075in" svg:x="2.1067in" svg:y="0.0059in" svg:viewBox="0 0 266 274" svg:d="M56 230c-15 25-31 31-47 32-5 1-9 1-9 8 0 3 2 4 6 4 11 0 22-1 33-1 13 0 26 1 38 1 3 0 8 0 8-7 0-4-4-5-7-5-9 0-17-3-17-13 0-5 2-9 5-15 10-16 20-32 30-48 32 0 65 0 97 0 0 9 5 59 5 64 0 11-20 12-27 12-6 0-9 0-9 8 0 4 4 4 5 4 16 0 32-1 48-1 9 0 34 1 44 1 2 0 7 0 7-8 0-4-4-4-10-4-23 0-23-2-24-13-8-80-16-160-24-240-1-8-1-9-8-9-5 0-7 2-10 7-45 74-89 149-134 223zM102 175c26-43 51-86 76-128 5 42 9 85 13 128-29 0-59 0-89 0z"><text:p/></draw:path><draw:path draw:style-name="gr1059" draw:text-style-name="P99" svg:width="0.0346in" svg:height="0.1508in" svg:x="2.2248in" svg:y="0.002in" svg:viewBox="0 0 89 384" svg:d="M89 193c0-31-4-77-25-121-23-48-56-72-61-72-2 0-3 1-3 3 0 1 0 3 7 9 38 39 60 100 60 181 0 65-14 132-63 180-4 6-4 6-4 7 0 2 1 4 3 4 5 0 39-26 62-75 20-43 24-86 24-116z"><text:p/></draw:path><draw:path draw:style-name="gr1059" draw:text-style-name="P99" svg:width="0.0157in" svg:height="0.0157in" svg:x="2.2882in" svg:y="0.0984in" svg:viewBox="0 0 41 41" svg:d="M41 21c0-11-10-21-21-21s-20 10-20 21 9 20 20 20 21-9 21-20z"><text:p/></draw:path><draw:path draw:style-name="gr1059" draw:text-style-name="P99" svg:width="0.0539in" svg:height="0.1508in" svg:x="2.3283in" svg:y="0.002in" svg:viewBox="0 0 138 384" svg:d="M81 51c0-16 11-40 53-43 2 0 4-1 4-4 0-4-4-4-8-4-39 0-74 20-74 47 0 29 0 59 0 88 0 16 0 28-15 41-13 11-29 12-38 12-1 0-3 2-3 5s2 3 7 4c25 1 44 14 48 33 1 4 1 4 1 19 0 25 0 50 0 76 0 16 0 28 19 43 14 12 41 16 55 16 4 0 8 0 8-4 0-5-3-5-7-5-24-1-43-13-48-33-2-4-2-4-2-18 0-27 0-53 0-81 0-17-2-24-15-36-8-8-19-11-30-14 32-9 45-27 45-50 0-31 0-62 0-92z"><text:p/></draw:path><draw:path draw:style-name="gr1059" draw:text-style-name="P99" svg:width="0.0744in" svg:height="0.1063in" svg:x="2.402in" svg:y="0.0091in" svg:viewBox="0 0 190 271" svg:d="M90 4c-2-1 0-4-5-4-9 0-38 3-48 4-3 0-7 0-7 8 0 5 4 5 10 5 18 0 18 2 18 6 0 2-1 6-1 8-18 74-37 147-56 221-1 6-1 6-1 8 0 9 8 11 11 11 7 0 12-5 14-10 3-10 6-20 8-30 3-11 6-22 9-33 2-9 4-18 6-26 0-3 4-15 4-17 2-3 13-25 26-36 9-6 21-13 38-13 16 0 20 13 20 27 0 21-14 63-24 85-3 9-4 13-4 21 0 19 13 32 32 32 36 0 50-56 50-60 0-3-4-3-5-3-3 0-3 1-6 7-5 21-17 47-39 47-7 0-9-3-9-12 0-10 3-19 7-28 6-15 24-61 24-83 0-26-17-41-45-41-25 0-43 11-58 29 10-41 21-82 31-123z"><text:p/></draw:path><draw:path draw:style-name="gr1059" draw:text-style-name="P99" svg:width="0.0799in" svg:height="0.0756in" svg:x="2.487in" svg:y="0.0614in" svg:viewBox="0 0 204 193" svg:d="M41 160c-10 15-19 22-34 23-4 0-7 0-7 5 0 3 2 5 4 5 7 0 16-2 24-2s19 2 27 2c1 0 6 0 6-7 0-3-4-3-5-3-2 0-12-1-12-8 0-3 2-8 4-11 7-11 15-22 21-33 27 0 52 0 78 0 3 14 5 30 7 45-1 2-3 7-19 7-3 0-7 0-7 5 0 1 1 5 4 5 8 0 28-2 35-2 5 0 11 0 16 0s11 2 15 2 6-3 6-6c0-4-4-4-8-4-16 0-16-3-17-9-7-56-16-111-24-166 0-6-2-8-6-8-6 0-7 2-9 7-33 50-66 101-99 153zM76 121c19-30 38-58 57-88 5 30 9 58 13 88-23 0-47 0-70 0z"><text:p/></draw:path><draw:path draw:style-name="gr1059" draw:text-style-name="P99" svg:width="0.0346in" svg:height="0.1508in" svg:x="2.5953in" svg:y="0.002in" svg:viewBox="0 0 89 384" svg:d="M89 380c0-1 0-1-6-8-49-50-61-122-61-179 0-68 15-135 63-183 4-4 4-6 4-7 0-2-1-3-3-3-5 0-39 25-62 75-20 42-24 85-24 118 0 28 4 74 25 118 23 48 56 73 61 73 2 0 3-1 3-4z"><text:p/></draw:path><draw:path draw:style-name="gr1059" draw:text-style-name="P99" svg:width="0.0693in" svg:height="0.0681in" svg:x="2.6457in" svg:y="0.0484in" svg:viewBox="0 0 177 174" svg:d="M129 24c-8-14-19-24-37-24-45 0-92 56-92 112 0 37 21 62 51 62 8 0 27-1 50-29 4 17 17 29 35 29 14 0 24-9 29-21 7-14 12-37 12-39 0-3-3-3-5-3-4 0-4 1-5 7-6 25-14 47-29 47-11 0-13-10-13-18 0-7 2-11 6-28 4-16 4-20 9-34 4-18 9-37 13-54 3-11 3-12 3-13 0-7-5-10-11-10-10 0-15 7-16 16zM103 124c-2 7-2 8-7 15-18 21-33 26-44 26-19 0-24-21-24-35 0-20 12-67 20-85 13-23 30-37 46-37 25 0 30 32 30 34s-1 4-2 6c-6 26-12 51-19 76z"><text:p/></draw:path><draw:path draw:style-name="gr1059" draw:text-style-name="P99" svg:width="0.035in" svg:height="0.1508in" svg:x="2.7283in" svg:y="0.002in" svg:viewBox="0 0 90 384" svg:d="M90 193c0-31-4-77-25-121-23-48-57-72-61-72-2 0-4 1-4 3 0 1 0 3 8 9 38 39 60 100 60 181 0 65-14 132-62 180-6 6-6 6-6 7 0 2 2 4 4 4 4 0 39-26 62-75 20-43 24-86 24-116z"><text:p/></draw:path><draw:path draw:style-name="gr1059" draw:text-style-name="P99" svg:width="0.0055in" svg:height="0.1508in" svg:x="2.8398in" svg:y="0.002in" svg:viewBox="0 0 15 384" svg:d="M15 13c0-6 0-13-7-13-8 0-8 7-8 13 0 119 0 238 0 357 0 7 0 14 8 14 7 0 7-7 7-14 0-119 0-238 0-357z"><text:p/></draw:path><draw:path draw:style-name="gr1059" draw:text-style-name="P99" svg:width="0.0693in" svg:height="0.0681in" svg:x="2.9118in" svg:y="0.0484in" svg:viewBox="0 0 177 174" svg:d="M129 24c-7-14-19-24-35-24-46 0-94 56-94 112 0 37 21 62 52 62 7 0 26-1 49-29 4 17 18 29 35 29 15 0 24-9 29-21 7-14 12-37 12-39 0-3-3-3-4-3-5 0-5 1-6 7-6 25-14 47-29 47-10 0-11-10-11-18 0-7 0-11 4-28 4-16 5-20 9-34 4-18 9-37 13-54 3-11 3-12 3-13 0-7-4-10-11-10-10 0-15 7-16 16zM103 124c-2 7-2 8-7 15-17 21-33 26-44 26-19 0-24-21-24-35 0-20 12-67 20-85 13-23 30-37 46-37 25 0 30 32 30 34s-1 4-1 6c-6 26-13 51-20 76z"><text:p/></draw:path><draw:path draw:style-name="gr1059" draw:text-style-name="P99" svg:width="0.076in" svg:height="0.087in" svg:x="3.0409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1059" draw:text-style-name="P99" svg:width="0.1169in" svg:height="0.1165in" svg:x="3.1768in" svg:y="0.0051in" svg:viewBox="0 0 298 297" svg:d="M219 213c2 26 7 43 9 50 4 18 6 26 23 26s47-17 47-25c0-2-2-2-4-2-5 0-13 3-15 4-2 3-2 3-3 3-11 0-13-11-19-35-2-12-5-27-8-79-4-39-5-79-5-119 0-8 0-18 0-28 0-6 0-8-3-8-6 0-22 7-29 18-1 1-2 3-3 4-30 65-58 111-79 143-22 34-63 97-84 97-14 0-26-10-29-23 0-1-2-3-3-3-6 0-14 18-14 28 0 16 17 33 34 33 28 0 72-69 80-84 36 0 70 0 105 0zM211 48c0 8 0 15 0 22 0 22 1 44 2 68 0 7 3 36 4 56-23 0-48 0-71 0-5 0-12 0-22 6 28-42 50-81 52-86 20-34 30-57 35-66z"><text:p/></draw:path><draw:path draw:style-name="gr1059" draw:text-style-name="P99" svg:width="0.0539in" svg:height="0.1508in" svg:x="3.3047in" svg:y="0.002in" svg:viewBox="0 0 138 384" svg:d="M56 332c0 16-11 41-53 43-2 0-3 2-3 5 0 4 4 4 8 4 37 0 73-19 73-48s0-59 0-88c0-15 0-28 16-40 14-10 28-11 37-11 1-1 4-2 4-4 0-5-3-5-7-5-25-2-44-15-48-34-2-4-2-5-2-19 0-26 0-51 0-77 0-15 0-28-18-43-16-12-42-15-55-15-4 0-8 0-8 4s2 4 7 4c24 2 43 14 48 34 1 3 1 4 1 17 0 27 0 54 0 82 0 17 2 24 16 36 7 8 18 12 29 16-32 8-45 25-45 47 0 31 0 62 0 92z"><text:p/></draw:path></draw:g></text:span><text:span text:style-name="T11">. נוכיח שהוא זיווג: </text:span></text:p>
      <text:p text:style-name="P17"><text:span text:style-name="T43">על: </text:span><text:span text:style-name="T9">תהי קבוצה </text:span><text:span text:style-name="T9"><draw:g text:anchor-type="as-char" svg:y="-0.1134in" draw:z-index="5" draw:name="Shape6" draw:style-name="gr1057"><svg:title>TexMaths</svg:title><svg:desc>11§inline§\ac \in \ps(A)§svg§600§FALSE§</svg:desc><draw:path draw:style-name="gr1058" draw:text-style-name="P98" svg:width="0.6264in" svg:height="0.1358in" svg:x="0.0031in" svg:y="0.0071in" svg:viewBox="0 0 1592 346" svg:d="M797 346c-266 0-531 0-797 0 0-116 0-230 0-346 531 0 1061 0 1592 0 0 116 0 230 0 346-265 0-530 0-795 0z"><text:p/></draw:path><draw:path draw:style-name="gr1059" draw:text-style-name="P99" svg:width="0.1169in" svg:height="0.1165in" svg:x="-0.0004in" svg:y="0.0043in" svg:viewBox="0 0 298 297" svg:d="M219 214c2 24 6 43 9 49 4 18 6 27 23 27 16 0 47-18 47-26 0-2-2-3-4-3-5 0-14 4-15 5-2 2-2 2-3 2-11 0-13-10-19-33-2-14-5-28-9-81-3-39-4-78-4-118 0-8 0-19 0-28 0-7 0-8-3-8-6 0-22 7-29 17-1 1-2 3-3 4-30 66-58 112-79 143-22 35-63 97-84 97-14 0-26-9-30-23-1 0-1-2-2-2-6 0-14 17-14 28 0 16 16 33 34 33 28 0 72-69 80-83 36 0 70 0 105 0zM211 47c0 8 0 15 0 22 0 23 1 46 2 68 0 7 2 37 4 57-24 0-48 0-71 0-5 0-12 0-22 6 28-41 50-82 52-87 20-34 30-56 35-66z"><text:p/></draw:path><draw:path draw:style-name="gr1059" draw:text-style-name="P99" svg:width="0.0756in" svg:height="0.087in" svg:x="0.1717in" svg:y="0.0307in" svg:viewBox="0 0 193 222" svg:d="M180 120c7 0 13-1 13-9 0-9-6-8-13-8-55 0-109 0-164 0 5-50 49-88 104-88 20 0 41 0 60 0 7 0 13 0 13-7 0-8-6-8-13-8-21 0-40 0-61 0-66 0-119 48-119 111 0 62 53 111 119 111 21 0 40 0 61 0 7 0 13 0 13-7s-6-7-13-7c-19 0-40 0-60 0-55 0-99-37-104-88 55 0 109 0 164 0z"><text:p/></draw:path><draw:path draw:style-name="gr1059" draw:text-style-name="P99" svg:width="0.1079in" svg:height="0.1106in" svg:x="0.3055in" svg:y="0.0098in" svg:viewBox="0 0 275 282" svg:d="M126 0c-53 0-95 26-111 44-14 15-15 26-15 28s2 3 4 3c7 0 16-6 18-8 9-5 10-8 12-15 6-16 17-29 65-31-7 87-30 172-63 251-2 5-1 4-2 7 0 1 1 3 3 3 7 0 26-9 30-19 20-47 52-135 63-242 6 0 14 0 21 0 47 0 92 18 92 57 0 29-29 83-103 85-8 0-12 0-23 8-7 4-10 8-10 11 0 2 2 2 7 2 71 0 161-60 161-123 0-44-52-61-97-61-17 0-34 0-52 0z"><text:p/></draw:path><draw:path draw:style-name="gr1059" draw:text-style-name="P99" svg:width="0.0346in" svg:height="0.1512in" svg:x="0.4354in" svg:y="0in" svg:viewBox="0 0 89 385" svg:d="M89 381c0-1 0-1-5-8-49-49-62-122-62-180 0-67 15-135 63-182 4-5 4-5 4-7 0-3-1-4-3-4-5 0-39 26-62 76-20 42-24 85-24 117 0 29 4 76 25 120 23 47 56 72 61 72 2 0 3-1 3-4z"><text:p/></draw:path><draw:path draw:style-name="gr1059" draw:text-style-name="P99" svg:width="0.1039in" svg:height="0.1079in" svg:x="0.485in" svg:y="0.0043in" svg:viewBox="0 0 265 275" svg:d="M56 231c-15 26-31 31-48 32-5 1-8 1-8 8 0 2 2 4 5 4 10 0 22-1 33-1 13 0 27 1 39 1 2 0 8 0 8-7 0-4-4-5-7-5-9 0-18-3-18-13 0-4 3-9 5-14 10-17 20-32 30-49 31 0 64 0 96 0 1 9 7 60 7 64 0 11-20 12-28 12-5 0-9 0-9 8 0 4 4 4 5 4 17 0 33-1 48-1 10 0 34 1 44 1 3 0 7 0 7-7 0-5-3-5-9-5-24 0-24-2-25-13-8-79-16-160-23-240-1-8-1-10-8-10s-8 3-10 7c-45 74-89 149-134 224zM102 175c26-43 51-85 76-127 5 42 8 84 12 127-29 0-58 0-88 0z"><text:p/></draw:path><draw:path draw:style-name="gr1059" draw:text-style-name="P99" svg:width="0.035in" svg:height="0.1512in" svg:x="0.602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. נבחר </text:span><text:span text:style-name="T9"><draw:g text:anchor-type="as-char" svg:y="-0.1346in" draw:z-index="6" draw:name="Shape7" draw:style-name="gr1057"><svg:title>TexMaths</svg:title><svg:desc>11§inline§\ac' = \{h_A^{-1}(a) \mid a \in \ac\}§svg§600§FALSE§</svg:desc><draw:path draw:style-name="gr1058" draw:text-style-name="P98" svg:width="1.4559in" svg:height="0.1642in" svg:x="0.0035in" svg:y="0.0079in" svg:viewBox="0 0 3699 418" svg:d="M0 0c1233 0 2466 0 3699 0 0 139 0 279 0 418-1233 0-2466 0-3699 0 0-139 0-279 0-418z"><text:p/></draw:path><draw:path draw:style-name="gr1059" draw:text-style-name="P99" svg:width="0.1169in" svg:height="0.1161in" svg:x="-0.0004in" svg:y="0.026in" svg:viewBox="0 0 298 296" svg:d="M220 215c2 23 7 41 9 48 4 18 5 26 22 26s47-17 47-24c0-3-1-4-3-4-5 0-13 5-15 6s-3 1-4 1c-11 0-13-10-18-33-2-12-5-28-8-81-4-39-5-78-5-118 0-10 0-19 0-28 0-7 0-8-4-8-6 0-21 7-28 17-1 1-2 3-3 4-31 65-59 112-79 143-22 35-63 97-84 97-14 0-26-9-29-23 0-1-2-3-4-3-5 0-14 18-14 30 0 15 18 31 35 31 27 0 72-68 79-81 36 0 71 0 106 0zM212 47c0 8 0 15 0 22 0 24 1 46 2 68 0 7 3 37 4 57-23 0-48 0-71 0-6 0-12 0-22 5 28-40 50-81 52-85 20-35 30-57 35-67z"><text:p/></draw:path><draw:path draw:style-name="gr1059" draw:text-style-name="P99" svg:width="0.0264in" svg:height="0.0547in" svg:x="0.122in" svg:y="0.022in" svg:viewBox="0 0 68 140" svg:d="M66 23c2-4 2-6 2-9 0-8-8-14-15-14-11 0-15 8-16 12-12 39-23 77-35 117-1 1-1 2-2 4 0 4 9 7 11 7s2-1 4-6c17-37 34-73 51-111z"><text:p/></draw:path><draw:path draw:style-name="gr1059" draw:text-style-name="P99" svg:width="0.1008in" svg:height="0.035in" svg:x="0.2106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31in" svg:height="0.1516in" svg:x="0.374in" svg:y="0.022in" svg:viewBox="0 0 136 386" svg:d="M81 52c0-16 10-41 52-43 2-1 3-2 3-5 0-4-2-4-6-4-39 0-74 20-75 48 0 29 0 59 0 89 0 14 0 27-15 39-14 11-28 12-37 12-2 2-3 3-3 5 0 4 2 4 5 4 27 2 44 16 49 33 1 5 1 6 1 20 0 26 0 51 0 76 0 17 0 29 19 43 15 12 40 17 56 17 4 0 6 0 6-5 0-4-2-4-5-4-24-2-43-14-49-34-1-4-1-4-1-18 0-26 0-54 0-81 0-17-3-24-15-36-9-7-20-12-31-15 32-9 46-27 46-49 0-30 0-61 0-92z"><text:p/></draw:path><draw:path draw:style-name="gr1059" draw:text-style-name="P99" svg:width="0.0744in" svg:height="0.1063in" svg:x="0.4469in" svg:y="0.0311in" svg:viewBox="0 0 190 271" svg:d="M90 3c-2-1 0-3-5-3-9 0-37 2-47 3-3 0-7 1-7 8 0 4 3 4 9 4 18 0 19 4 19 7 0 2-1 6-1 8-18 74-37 147-56 221-2 6-2 7-2 9 0 9 8 11 12 11 6 0 12-4 14-10 3-10 5-20 7-30 3-11 5-23 9-34 2-7 4-16 6-25 1-2 5-15 5-18 1-3 13-25 26-35 9-7 19-13 36-13s21 13 21 26c0 21-14 63-23 87-3 9-5 12-5 20 0 19 13 32 32 32 36 0 50-55 50-58 0-5-3-5-4-5-5 0-5 1-7 8-5 19-17 46-38 46-7 0-10-3-10-12 0-10 3-20 8-26 5-17 23-63 23-86 0-24-16-41-44-41-26 0-43 12-58 30 10-42 20-83 30-124z"><text:p/></draw:path><draw:path draw:style-name="gr1059" draw:text-style-name="P99" svg:width="0.0717in" svg:height="0.0051in" svg:x="0.5378in" svg:y="0.0413in" svg:viewBox="0 0 183 14" svg:d="M173 14c3 0 10 0 10-6 0-8-6-8-10-8-54 0-108 0-162 0-4 0-11 0-11 7s7 7 11 7c54 0 108 0 162 0z"><text:p/></draw:path><draw:path draw:style-name="gr1059" draw:text-style-name="P99" svg:width="0.0382in" svg:height="0.0705in" svg:x="0.6331in" svg:y="0in" svg:viewBox="0 0 98 180" svg:d="M60 8c0-8 0-8-7-8-18 17-42 18-53 18 0 3 0 6 0 10 7 0 24 0 40-8 0 46 0 91 0 138 0 8 0 12-28 12-3 0-7 0-10 0 0 3 0 6 0 10 5 0 38-1 47-1s43 1 49 1c0-4 0-7 0-10-3 0-7 0-10 0-28 0-28-4-28-12 0-51 0-101 0-150z"><text:p/></draw:path><draw:path draw:style-name="gr1059" draw:text-style-name="P99" svg:width="0.0795in" svg:height="0.0756in" svg:x="0.5327in" svg:y="0.1047in" svg:viewBox="0 0 203 193" svg:d="M40 161c-9 14-18 21-35 22-2 0-5 0-5 5 0 4 2 5 3 5 7 0 17-1 23-1 9 0 20 1 28 1 2 0 5 0 5-6 0-4-3-4-4-4-2 0-12-1-12-8 0-3 3-7 4-11 8-11 15-22 22-33 26 0 52 0 77 0 2 14 5 30 7 45-1 3-2 7-19 7-3 0-6 0-6 7 0 1 0 3 4 3 8 0 26-1 34-1 6 0 11 0 17 0 4 1 9 1 15 1 3 0 5-2 5-6s-3-4-7-4c-16 0-17-2-18-9-8-56-15-111-23-166-1-6-2-8-7-8s-6 2-9 7c-33 51-66 102-99 154zM76 121c19-30 37-58 56-88 4 30 9 58 13 88-23 0-46 0-69 0z"><text:p/></draw:path><draw:path draw:style-name="gr1059" draw:text-style-name="P99" svg:width="0.035in" svg:height="0.1516in" svg:x="0.7047in" svg:y="0.022in" svg:viewBox="0 0 90 386" svg:d="M90 381c0-1 0-2-6-8-49-49-61-122-61-180 0-67 14-135 62-183 5-4 5-4 5-7 0-2-1-3-4-3-4 0-39 26-61 75-20 43-25 86-25 118 0 31 4 76 26 120 23 47 56 73 60 73 3 0 4-1 4-5z"><text:p/></draw:path><draw:path draw:style-name="gr1059" draw:text-style-name="P99" svg:width="0.0693in" svg:height="0.0685in" svg:x="0.7543in" svg:y="0.0693in" svg:viewBox="0 0 177 175" svg:d="M129 24c-7-14-18-24-36-24-45 0-93 57-93 114 0 36 22 61 52 61 7 0 27-2 50-28 4 15 17 28 35 28 14 0 22-9 29-21 7-14 11-37 11-38 0-5-3-5-4-5-4 0-5 3-6 8-6 24-13 47-30 47-9 0-11-9-11-17 0-9 2-12 5-29 4-16 5-20 9-35 4-18 10-37 14-54 2-10 2-11 2-13 0-6-4-10-11-10-9 0-15 9-16 16zM104 125c-2 7-2 7-7 14-18 21-33 27-44 27-20 0-26-21-26-36 0-19 14-67 22-85 13-22 29-36 44-36 26 0 31 31 31 34 0 2-1 4-1 7-6 25-12 49-19 75z"><text:p/></draw:path><draw:path draw:style-name="gr1059" draw:text-style-name="P99" svg:width="0.035in" svg:height="0.1516in" svg:x="0.8378in" svg:y="0.022in" svg:viewBox="0 0 90 386" svg:d="M90 193c0-30-4-76-26-120-23-48-56-73-60-73-3 0-4 1-4 3 0 3 0 3 8 10 37 38 59 99 59 180 0 65-14 133-62 182-5 4-5 5-5 6 0 3 1 5 4 5 4 0 39-27 61-76 20-42 25-84 25-117z"><text:p/></draw:path><draw:path draw:style-name="gr1059" draw:text-style-name="P99" svg:width="0.0055in" svg:height="0.1516in" svg:x="0.9484in" svg:y="0.022in" svg:viewBox="0 0 15 386" svg:d="M15 14c0-7 0-14-7-14-8 0-8 7-8 14 0 119 0 238 0 357 0 7 0 15 8 15 7 0 7-8 7-15 0-119 0-238 0-357z"><text:p/></draw:path><draw:path draw:style-name="gr1059" draw:text-style-name="P99" svg:width="0.0693in" svg:height="0.0685in" svg:x="1.0209in" svg:y="0.0693in" svg:viewBox="0 0 177 175" svg:d="M129 24c-7-14-18-24-36-24-45 0-93 57-93 114 0 36 22 61 52 61 7 0 27-2 50-28 4 15 17 28 35 28 14 0 22-9 29-21 7-14 11-37 11-38 0-5-3-5-4-5-4 0-5 3-6 8-6 24-13 47-28 47-11 0-13-9-13-17 0-9 2-12 6-29 3-16 4-20 8-35 4-18 10-37 14-54 2-10 2-11 2-13 0-6-4-10-11-10-9 0-14 9-16 16zM104 125c-2 7-2 7-7 14-18 21-33 27-44 27-20 0-26-21-26-36 0-19 14-67 22-85 13-22 29-36 44-36 26 0 31 31 31 34 0 2 0 4-1 7-6 25-12 49-19 75z"><text:p/></draw:path><draw:path draw:style-name="gr1059" draw:text-style-name="P99" svg:width="0.076in" svg:height="0.0878in" svg:x="1.1504in" svg:y="0.0535in" svg:viewBox="0 0 194 224" svg:d="M179 119c7 0 15 0 15-8 0-7-8-7-15-7-55 0-109 0-164 0 5-52 50-89 104-89 20 0 40 0 60 0 7 0 15 0 15-7 0-8-8-8-15-8-20 0-40 0-60 0-66 0-119 50-119 111 0 62 53 113 119 113 20 0 40 0 60 0 7 0 15 0 15-8s-8-8-15-8c-20 0-40 0-60 0-54 0-99-37-104-89 55 0 109 0 164 0z"><text:p/></draw:path><draw:path draw:style-name="gr1059" draw:text-style-name="P99" svg:width="0.1169in" svg:height="0.1161in" svg:x="1.2854in" svg:y="0.026in" svg:viewBox="0 0 298 296" svg:d="M220 215c1 23 5 41 8 48 4 18 6 26 23 26s47-17 47-24c0-3-2-4-3-4-6 0-13 5-15 6-3 1-3 1-4 1-11 0-13-10-18-33-3-12-6-28-9-81-3-39-5-78-5-118 0-10 1-19 1-28 0-7 0-8-4-8-6 0-21 7-29 17-1 1-1 3-2 4-31 65-59 112-79 143-23 35-64 97-85 97-14 0-25-9-30-23 0-1-1-3-2-3-5 0-14 18-14 30 0 15 16 31 35 31 27 0 71-68 79-81 36 0 71 0 106 0zM211 47c0 8 0 15 0 22 0 24 1 46 2 68 1 7 3 37 5 57-24 0-48 0-72 0-5 0-11 0-22 5 28-40 50-81 53-85 19-35 30-57 34-67z"><text:p/></draw:path><draw:path draw:style-name="gr1059" draw:text-style-name="P99" svg:width="0.0535in" svg:height="0.1516in" svg:x="1.4134in" svg:y="0.022in" svg:viewBox="0 0 137 386" svg:d="M56 334c0 15-10 40-53 43-1 0-3 2-3 4 0 5 4 5 8 5 37 0 73-20 73-49 0-28 0-58 0-88 0-15 0-26 16-40 14-11 28-11 37-12 2 0 3-2 3-4 0-3-2-3-6-5-25-1-44-15-49-34-1-4-1-4-1-18 0-26 0-51 0-76 0-17 0-29-17-45-17-12-43-15-56-15-4 0-8 0-8 4s2 4 7 5c24 1 42 13 48 33 1 3 1 4 1 19 0 26 0 53 0 80 0 18 3 24 15 38 8 7 19 11 30 14-31 9-45 26-45 48 0 31 0 62 0 93z"><text:p/></draw:path></draw:g></text:span><text:span text:style-name="T9"><text:s/>(כאשר ידוע </text:span><text:span text:style-name="T9"><draw:g text:anchor-type="as-char" svg:y="-0.1047in" draw:z-index="7" draw:name="Shape8" draw:style-name="gr1057"><svg:title>TexMaths</svg:title><svg:desc>11§inline§h_A§svg§600§FALSE§</svg:desc><draw:path draw:style-name="gr1058" draw:text-style-name="P98" svg:width="0.1575in" svg:height="0.1118in" svg:x="-0.0004in" svg:y="0.0079in" svg:viewBox="0 0 401 285" svg:d="M202 285c-68 0-135 0-202 0 0-94 0-190 0-285 133 0 268 0 401 0 0 95 0 191 0 285-66 0-133 0-199 0z"><text:p/></draw:path><draw:path draw:style-name="gr1059" draw:text-style-name="P99" svg:width="0.0748in" svg:height="0.1063in" svg:x="0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1059" draw:text-style-name="P99" svg:width="0.0799in" svg:height="0.0752in" svg:x="0.085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9"><text:s/>הפיכה כי </text:span><text:span text:style-name="T9"><draw:g text:anchor-type="as-char" svg:y="-0.1047in" draw:z-index="8" draw:name="Shape9" draw:style-name="gr1057"><svg:title>TexMaths</svg:title><svg:desc>11§inline§h_A§svg§600§FALSE§</svg:desc><draw:path draw:style-name="gr1058" draw:text-style-name="P98" svg:width="0.1575in" svg:height="0.1118in" svg:x="-0.0004in" svg:y="0.0079in" svg:viewBox="0 0 401 285" svg:d="M202 285c-68 0-135 0-202 0 0-94 0-190 0-285 133 0 268 0 401 0 0 95 0 191 0 285-66 0-133 0-199 0z"><text:p/></draw:path><draw:path draw:style-name="gr1059" draw:text-style-name="P99" svg:width="0.0748in" svg:height="0.1063in" svg:x="0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1059" draw:text-style-name="P99" svg:width="0.0799in" svg:height="0.0752in" svg:x="0.085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2 0 17 0 4 0 10 1 15 1 4 0 6-2 6-6s-3-4-8-4c-15 0-16-2-18-8-7-56-15-111-23-166-1-6-1-8-6-8-6 0-7 2-9 7-33 50-66 101-99 153zM76 121c19-30 37-59 57-88 4 29 8 58 12 88-23 0-46 0-69 0z"><text:p/></draw:path></draw:g></text:span><text:span text:style-name="T9"><text:s/>זיווג), </text:span><text:span text:style-name="T12">נחשב: </text:span></text:p>
      <text:p text:style-name="P18"><draw:g text:anchor-type="as-char" svg:y="-0.1346in" draw:z-index="9" draw:name="Shape10" draw:style-name="gr1057"><svg:title>TexMaths</svg:title><svg:desc>11§inline§h(\ac') = \{h_A(a) \mid a \in \{h_A^{-1} \mid a \in \ac\}\} = \{h_A(h_A^{-1}) \mid a \in \ac\} = \{a \mid a \in \ac\} = \ac§svg§600§FALSE§</svg:desc><draw:path draw:style-name="gr1058" draw:text-style-name="P98" svg:width="5.1071in" svg:height="0.1642in" svg:x="0.0004in" svg:y="0.0079in" svg:viewBox="0 0 12973 418" svg:d="M0 0c4324 0 8649 0 12973 0 0 139 0 279 0 418-4324 0-8649 0-12973 0 0-139 0-279 0-418z"><text:p/></draw:path><draw:path draw:style-name="gr1059" draw:text-style-name="P99" svg:width="0.0744in" svg:height="0.1063in" svg:x="0.0008in" svg:y="0.0311in" svg:viewBox="0 0 190 271" svg:d="M90 3c-2-1 0-3-5-3-9 0-37 2-48 3-2 0-6 1-6 8 0 4 3 4 9 4 18 0 19 4 19 7 0 2-1 6-1 8-18 74-37 147-56 221-2 6-2 7-2 9 0 9 8 11 12 11 6 0 12-4 14-10 3-10 5-20 7-30 3-11 6-23 9-34 2-7 4-16 6-25 2-2 4-15 5-18s13-25 26-35c8-7 19-13 37-13 16 0 20 13 20 26 0 21-14 63-23 87-3 9-5 12-5 20 0 19 13 32 32 32 36 0 50-55 50-58 0-5-3-5-4-5-4 0-4 1-7 8-5 19-17 46-38 46-7 0-10-3-10-12 0-10 3-20 7-26 6-17 24-63 24-86 0-24-16-41-45-41-25 0-43 12-58 30 10-42 21-83 31-124z"><text:p/></draw:path><draw:path draw:style-name="gr1059" draw:text-style-name="P99" svg:width="0.035in" svg:height="0.1516in" svg:x="0.0953in" svg:y="0.022in" svg:viewBox="0 0 90 386" svg:d="M90 381c0-1 0-2-6-8-49-49-61-122-61-180 0-67 14-135 62-183 5-4 5-4 5-7 0-2-2-3-4-3-3 0-39 26-62 75-20 43-24 86-24 118 0 31 4 76 25 120 25 47 58 73 61 73 2 0 4-1 4-5z"><text:p/></draw:path><draw:path draw:style-name="gr1059" draw:text-style-name="P99" svg:width="0.1169in" svg:height="0.1161in" svg:x="0.1437in" svg:y="0.026in" svg:viewBox="0 0 298 296" svg:d="M219 215c2 23 7 41 9 48 4 18 6 26 23 26s47-17 47-24c0-3-2-4-4-4-5 0-13 5-15 6s-2 1-3 1c-11 0-13-10-19-33-2-12-5-28-8-81-4-39-5-78-5-118 0-10 0-19 0-28 0-7 0-8-3-8-6 0-22 7-29 17-1 1-2 3-3 4-30 65-58 112-79 143-22 35-63 97-84 97-14 0-26-9-29-23 0-1-2-3-3-3-6 0-14 18-14 30 0 15 17 31 34 31 28 0 72-68 80-81 36 0 70 0 105 0zM211 47c0 8 0 15 0 22 0 24 1 46 2 68 0 7 3 37 4 57-23 0-48 0-71 0-5 0-12 0-22 5 28-40 50-81 52-85 20-35 30-57 35-67z"><text:p/></draw:path><draw:path draw:style-name="gr1059" draw:text-style-name="P99" svg:width="0.026in" svg:height="0.0547in" svg:x="0.2665in" svg:y="0.022in" svg:viewBox="0 0 67 140" svg:d="M65 23c2-4 2-6 2-9 0-8-8-14-15-14-11 0-15 8-16 12-12 39-23 77-35 117 0 1-1 2-1 4 0 4 8 7 10 7s2-1 4-6c17-37 34-73 51-111z"><text:p/></draw:path><draw:path draw:style-name="gr1059" draw:text-style-name="P99" svg:width="0.035in" svg:height="0.1516in" svg:x="0.3122in" svg:y="0.022in" svg:viewBox="0 0 90 386" svg:d="M90 193c0-30-4-76-25-120-23-48-57-73-61-73-2 0-4 1-4 3 0 3 0 3 8 10 37 38 60 99 60 180 0 65-14 133-62 182-6 4-6 5-6 6 0 3 2 5 4 5 4 0 39-27 62-76 20-42 24-84 24-117z"><text:p/></draw:path><draw:path draw:style-name="gr1059" draw:text-style-name="P99" svg:width="0.1008in" svg:height="0.035in" svg:x="0.4138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39in" svg:height="0.1516in" svg:x="0.5768in" svg:y="0.022in" svg:viewBox="0 0 138 386" svg:d="M81 52c0-16 10-41 52-43 2-1 5-2 5-5 0-4-4-4-8-4-39 0-74 20-75 48 0 29 0 59 0 89 0 14 0 27-15 39-14 11-28 12-37 12-2 2-3 3-3 5 0 4 2 4 6 4 26 2 45 16 48 33 1 5 1 6 1 20 0 26 0 51 0 76 0 17 0 29 19 43 15 12 40 17 56 17 4 0 8 0 8-5 0-4-4-4-7-4-24-2-43-14-48-34-2-4-2-4-2-18 0-26 0-54 0-81 0-17-3-24-15-36-8-7-20-12-30-15 31-9 45-27 45-49 0-30 0-61 0-92z"><text:p/></draw:path><draw:path draw:style-name="gr1059" draw:text-style-name="P99" svg:width="0.074in" svg:height="0.1063in" svg:x="0.6504in" svg:y="0.0311in" svg:viewBox="0 0 189 271" svg:d="M89 3c-1-1 0-3-4-3-10 0-38 2-48 3-3 0-7 1-7 8 0 4 3 4 9 4 18 0 19 4 19 7 0 2-1 6-1 8-18 74-37 147-56 221-1 6-1 7-1 9 0 9 8 11 11 11 6 0 12-4 14-10 3-10 5-20 7-30 3-11 5-23 9-34 2-7 4-16 6-25 1-2 5-15 5-18 1-3 13-25 26-35 9-7 21-13 38-13 16 0 20 13 20 26 0 21-15 63-24 87-3 9-5 12-5 20 0 19 14 32 32 32 36 0 50-55 50-58 0-5-3-5-4-5-5 0-5 1-6 8-6 19-18 46-39 46-7 0-10-3-10-12 0-10 4-20 8-26 5-17 23-63 23-86 0-24-16-41-44-41-25 0-43 12-58 30 10-42 20-83 30-124z"><text:p/></draw:path><draw:path draw:style-name="gr1059" draw:text-style-name="P99" svg:width="0.0799in" svg:height="0.0756in" svg:x="0.7358in" svg:y="0.0827in" svg:viewBox="0 0 204 193" svg:d="M40 160c-9 14-18 22-34 23-3 0-6 0-6 5 0 4 2 5 3 5 8 0 17-1 23-1 9 0 20 1 29 1 1 0 6 0 6-7 0-3-5-3-6-3-2-1-11-1-11-9 0-3 2-8 3-10 8-11 15-22 22-33 26 0 52 0 77 0 3 14 5 29 7 44-1 4-2 8-19 8-3 0-6 0-6 5 0 2 1 5 4 5 8 0 26-1 35-1 5 0 11 0 16 0 4 0 11 1 15 1 3 0 6-2 6-7 0-3-4-3-8-3-16 0-17-2-17-9-7-56-16-111-24-167-1-6-1-7-6-7-6 0-7 2-9 6-33 51-67 102-100 154zM76 121c19-30 38-59 57-89 5 30 8 59 12 89-23 0-46 0-69 0z"><text:p/></draw:path><draw:path draw:style-name="gr1059" draw:text-style-name="P99" svg:width="0.035in" svg:height="0.1516in" svg:x="0.8437in" svg:y="0.022in" svg:viewBox="0 0 90 386" svg:d="M90 381c0-1 0-2-6-8-49-49-61-122-61-180 0-67 14-135 62-183 5-4 5-4 5-7 0-2-1-3-4-3s-39 26-61 75c-19 43-25 86-25 118 0 31 4 76 26 120 24 47 57 73 60 73s4-1 4-5z"><text:p/></draw:path><draw:path draw:style-name="gr1059" draw:text-style-name="P99" svg:width="0.0693in" svg:height="0.0685in" svg:x="0.8941in" svg:y="0.0693in" svg:viewBox="0 0 177 175" svg:d="M129 24c-7-14-18-24-35-24-46 0-94 57-94 114 0 36 22 61 52 61 7 0 27-2 50-28 4 15 17 28 36 28 13 0 22-9 28-21 7-14 11-37 11-38 0-5-3-5-4-5-4 0-5 3-6 8-6 24-13 47-29 47-10 0-11-9-11-17 0-9 1-12 4-29 4-16 5-20 9-35 4-18 10-37 14-54 2-10 2-11 2-13 0-6-4-10-11-10-9 0-15 9-16 16zM105 125c-3 7-3 7-8 14-18 21-33 27-44 27-20 0-25-21-25-36 0-19 13-67 22-85 12-22 28-36 44-36 25 0 30 31 30 34 0 2-1 4-1 7-6 25-12 49-18 75z"><text:p/></draw:path><draw:path draw:style-name="gr1059" draw:text-style-name="P99" svg:width="0.035in" svg:height="0.1516in" svg:x="0.9772in" svg:y="0.022in" svg:viewBox="0 0 90 386" svg:d="M90 193c0-30-4-76-26-120-23-48-56-73-60-73-3 0-4 1-4 3 0 3 0 3 8 10 37 38 59 99 59 180 0 65-14 133-61 182-6 4-6 5-6 6 0 3 1 5 4 5 4 0 39-27 61-76 20-42 25-84 25-117z"><text:p/></draw:path><draw:path draw:style-name="gr1059" draw:text-style-name="P99" svg:width="0.0055in" svg:height="0.1516in" svg:x="1.0878in" svg:y="0.022in" svg:viewBox="0 0 15 386" svg:d="M15 14c0-7 0-14-7-14-8 0-8 7-8 14 0 119 0 238 0 357 0 7 0 15 8 15 7 0 7-8 7-15 0-119 0-238 0-357z"><text:p/></draw:path><draw:path draw:style-name="gr1059" draw:text-style-name="P99" svg:width="0.0693in" svg:height="0.0685in" svg:x="1.1606in" svg:y="0.0693in" svg:viewBox="0 0 177 175" svg:d="M129 24c-8-14-19-24-37-24-45 0-92 57-92 114 0 36 21 61 51 61 7 0 27-2 50-28 4 15 17 28 35 28 14 0 22-9 29-21 7-14 12-37 12-38 0-5-4-5-5-5-4 0-5 3-6 8-6 24-13 47-28 47-11 0-13-9-13-17 0-9 2-12 6-29 4-16 4-20 8-35 4-18 10-37 14-54 3-10 3-11 3-13 0-6-5-10-12-10-9 0-14 9-15 16zM103 125c-2 7-2 7-7 14-18 21-33 27-44 27-20 0-24-21-24-36 0-19 12-67 20-85 13-22 30-36 46-36 25 0 29 31 29 34 0 2 0 4-1 7-6 25-12 49-19 75z"><text:p/></draw:path><draw:path draw:style-name="gr1059" draw:text-style-name="P99" svg:width="0.076in" svg:height="0.0878in" svg:x="1.2898in" svg:y="0.0535in" svg:viewBox="0 0 194 224" svg:d="M180 119c6 0 14 0 14-8 0-7-8-7-14-7-55 0-108 0-163 0 4-52 48-89 103-89 20 0 41 0 60 0 6 0 14 0 14-7 0-8-8-8-14-8-20 0-40 0-61 0-66 0-119 50-119 111 0 62 53 113 119 113 21 0 41 0 61 0 6 0 14 0 14-8s-8-8-14-8c-19 0-40 0-60 0-55 0-99-37-103-89 55 0 108 0 163 0z"><text:p/></draw:path><draw:path draw:style-name="gr1059" draw:text-style-name="P99" svg:width="0.0539in" svg:height="0.1516in" svg:x="1.4319in" svg:y="0.022in" svg:viewBox="0 0 138 386" svg:d="M81 52c0-16 10-41 53-43 1-1 4-2 4-5 0-4-4-4-8-4-39 0-74 20-74 48 0 29 0 59 0 89 0 14 0 27-15 39-15 11-29 12-38 12-1 2-3 3-3 5 0 4 2 4 7 4 25 2 44 16 48 33 1 5 1 6 1 20 0 26 0 51 0 76 0 17 0 29 19 43 14 12 41 17 55 17 4 0 8 0 8-5 0-4-3-4-7-4-24-2-43-14-48-34-2-4-2-4-2-18 0-26 0-54 0-81 0-17-3-24-15-36-8-7-19-12-30-15 32-9 45-27 45-49 0-30 0-61 0-92z"><text:p/></draw:path><draw:path draw:style-name="gr1059" draw:text-style-name="P99" svg:width="0.074in" svg:height="0.1063in" svg:x="1.5055in" svg:y="0.0311in" svg:viewBox="0 0 189 271" svg:d="M89 3c-1-1 0-3-4-3-9 0-38 2-48 3-3 0-7 1-7 8 0 4 3 4 10 4 18 0 18 4 18 7 0 2-1 6-1 8-18 74-37 147-56 221-1 6-1 7-1 9 0 9 8 11 11 11 7 0 12-4 14-10 3-10 6-20 8-30 2-11 6-23 8-34 3-7 5-16 6-25 1-2 5-15 5-18 1-3 13-25 26-35 9-7 21-13 38-13 16 0 20 13 20 26 0 21-14 63-24 87-3 9-4 12-4 20 0 19 13 32 31 32 36 0 50-55 50-58 0-5-3-5-4-5-3 0-3 1-6 8-5 19-18 46-39 46-7 0-9-3-9-12 0-10 3-20 7-26 6-17 23-63 23-86 0-24-16-41-44-41-25 0-43 12-58 30 10-42 20-83 30-124z"><text:p/></draw:path><draw:path draw:style-name="gr1059" draw:text-style-name="P99" svg:width="0.0717in" svg:height="0.0051in" svg:x="1.5965in" svg:y="0.0413in" svg:viewBox="0 0 183 14" svg:d="M172 14c4 0 11 0 11-6 0-8-7-8-11-8-54 0-108 0-162 0-4 0-10 0-10 7s6 7 10 7c54 0 108 0 162 0z"><text:p/></draw:path><draw:path draw:style-name="gr1059" draw:text-style-name="P99" svg:width="0.0386in" svg:height="0.0705in" svg:x="1.6913in" svg:y="0in" svg:viewBox="0 0 99 180" svg:d="M62 8c0-8 0-8-8-8-18 17-42 18-54 18 0 3 0 6 0 10 7 0 25 0 40-8 0 46 0 91 0 138 0 8 0 12-27 12-3 0-7 0-11 0 0 3 0 6 0 10 6 0 39-1 49-1 8 0 43 1 48 1 0-4 0-7 0-10-3 0-7 0-10 0-27 0-27-4-27-12 0-51 0-101 0-150z"><text:p/></draw:path><draw:path draw:style-name="gr1059" draw:text-style-name="P99" svg:width="0.0799in" svg:height="0.0756in" svg:x="1.5909in" svg:y="0.1047in" svg:viewBox="0 0 204 193" svg:d="M41 161c-10 14-19 21-34 22-4 0-7 0-7 5 0 4 2 5 3 5 8 0 17-1 25-1s19 1 27 1c1 0 6 0 6-6 0-4-4-4-5-4-2 0-12-1-12-8 0-3 2-7 4-11 7-11 15-22 21-33 27 0 52 0 78 0 3 14 5 30 7 45-1 3-3 7-19 7-3 0-7 0-7 7 0 1 1 3 4 3 8 0 28-1 35-1 5 0 11 0 16 0 5 1 11 1 15 1s6-2 6-6-4-4-8-4c-16 0-16-2-17-9-7-56-16-111-24-166-1-6-2-8-6-8-6 0-7 2-9 7-33 51-66 102-99 154zM76 121c19-30 38-58 57-88 5 30 8 58 12 88-23 0-46 0-69 0z"><text:p/></draw:path><draw:path draw:style-name="gr1059" draw:text-style-name="P99" svg:width="0.0055in" svg:height="0.1516in" svg:x="1.8087in" svg:y="0.022in" svg:viewBox="0 0 15 386" svg:d="M15 14c0-7 0-14-7-14-8 0-8 7-8 14 0 119 0 238 0 357 0 7 0 15 8 15 7 0 7-8 7-15 0-119 0-238 0-357z"><text:p/></draw:path><draw:path draw:style-name="gr1059" draw:text-style-name="P99" svg:width="0.0693in" svg:height="0.0685in" svg:x="1.8811in" svg:y="0.0693in" svg:viewBox="0 0 177 175" svg:d="M129 24c-7-14-18-24-35-24-46 0-94 57-94 114 0 36 22 61 52 61 7 0 27-2 50-28 3 15 17 28 36 28 13 0 22-9 28-21 7-14 11-37 11-38 0-5-3-5-4-5-5 0-5 3-6 8-6 24-13 47-29 47-10 0-11-9-11-17 0-9 0-12 4-29 4-16 5-20 9-35 4-18 10-37 14-54 2-10 2-11 2-13 0-6-4-10-11-10-9 0-15 9-16 16zM103 125c-1 7-1 7-7 14-17 21-33 27-43 27-20 0-25-21-25-36 0-19 12-67 20-85 13-22 30-36 46-36 25 0 30 31 30 34 0 2-1 4-1 7-6 25-13 49-20 75z"><text:p/></draw:path><draw:path draw:style-name="gr1059" draw:text-style-name="P99" svg:width="0.0756in" svg:height="0.0878in" svg:x="2.0106in" svg:y="0.0535in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1059" draw:text-style-name="P99" svg:width="0.1169in" svg:height="0.1161in" svg:x="2.1457in" svg:y="0.026in" svg:viewBox="0 0 298 296" svg:d="M220 215c1 23 6 41 8 48 4 18 6 26 23 26s47-17 47-24c0-3-2-4-3-4-6 0-13 5-14 6-4 1-4 1-5 1-11 0-13-10-17-33-4-12-7-28-10-81-3-39-5-78-5-118 0-10 1-19 1-28 0-7 0-8-4-8-6 0-21 7-29 17-1 1-1 3-2 4-31 65-59 112-79 143-23 35-64 97-85 97-14 0-25-9-29-23 0-1-2-3-3-3-5 0-14 18-14 30 0 15 17 31 35 31 27 0 71-68 79-81 36 0 71 0 106 0zM211 47c0 8 0 15 0 22 0 24 1 46 2 68 2 7 3 37 5 57-24 0-47 0-72 0-5 0-11 0-22 5 28-40 50-81 52-85 20-35 31-57 35-67z"><text:p/></draw:path><draw:path draw:style-name="gr1059" draw:text-style-name="P99" svg:width="0.0539in" svg:height="0.1516in" svg:x="2.2736in" svg:y="0.022in" svg:viewBox="0 0 138 386" svg:d="M56 334c0 15-10 40-53 43-1 0-3 2-3 4 0 5 4 5 8 5 37 0 73-20 73-49 0-28 0-58 0-88 0-15 0-26 17-40 13-11 27-11 36-12 2 0 4-2 4-4 0-3-3-3-7-5-25-1-44-15-47-34-3-4-3-4-3-18 0-26 0-51 0-76 0-17 0-29-17-45-16-12-43-15-56-15-4 0-8 0-8 4s2 4 7 5c24 1 43 13 48 33 1 3 1 4 1 19 0 26 0 53 0 80 0 18 3 24 16 38 7 7 19 11 29 14-31 9-45 26-45 48 0 31 0 62 0 93z"><text:p/></draw:path><draw:path draw:style-name="gr1059" draw:text-style-name="P99" svg:width="0.0539in" svg:height="0.1516in" svg:x="2.35in" svg:y="0.022in" svg:viewBox="0 0 138 386" svg:d="M56 334c0 15-11 40-53 43-2 0-3 2-3 4 0 5 4 5 8 5 37 0 73-20 73-49 0-28 0-58 0-88 0-15 0-26 16-40 14-11 28-11 37-12 1 0 4-2 4-4 0-3-3-3-7-5-25-1-44-15-48-34-2-4-2-4-2-18 0-26 0-51 0-76 0-17 0-29-18-45-16-12-42-15-55-15-4 0-8 0-8 4s2 4 7 5c24 1 43 13 48 33 1 3 1 4 1 19 0 26 0 53 0 80 0 18 2 24 16 38 7 7 18 11 29 14-32 9-45 26-45 48 0 31 0 62 0 93z"><text:p/></draw:path><draw:path draw:style-name="gr1059" draw:text-style-name="P99" svg:width="0.1004in" svg:height="0.035in" svg:x="2.4661in" svg:y="0.079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539in" svg:height="0.1516in" svg:x="2.6283in" svg:y="0.022in" svg:viewBox="0 0 138 386" svg:d="M81 52c0-16 11-41 53-43 2-1 4-2 4-5 0-4-4-4-8-4-39 0-74 20-74 48 0 29 0 59 0 89 0 14 0 27-15 39-13 11-29 12-38 12-1 2-3 3-3 5 0 4 2 4 7 4 25 2 44 16 48 33 1 5 1 6 1 20 0 26 0 51 0 76 0 17 0 29 19 43 14 12 41 17 55 17 4 0 8 0 8-5 0-4-3-4-7-4-24-2-43-14-48-34-2-4-2-4-2-18 0-26 0-54 0-81 0-17-2-24-15-36-8-7-19-12-30-15 32-9 45-27 45-49 0-30 0-61 0-92z"><text:p/></draw:path><draw:path draw:style-name="gr1059" draw:text-style-name="P99" svg:width="0.0744in" svg:height="0.1063in" svg:x="2.702in" svg:y="0.0311in" svg:viewBox="0 0 190 271" svg:d="M90 3c-2-1 0-3-5-3-9 0-38 2-48 3-3 0-7 1-7 8 0 4 4 4 10 4 18 0 18 4 18 7 0 2-1 6-1 8-18 74-37 147-56 221-1 6-1 7-1 9 0 9 8 11 11 11 7 0 12-4 14-10 3-10 6-20 8-30 3-11 6-23 9-34 2-7 4-16 6-25 0-2 4-15 4-18 2-3 13-25 26-35 9-7 21-13 38-13 16 0 20 13 20 26 0 21-14 63-24 87-3 9-4 12-4 20 0 19 13 32 32 32 36 0 50-55 50-58 0-5-4-5-5-5-3 0-3 1-6 8-5 19-17 46-39 46-7 0-9-3-9-12 0-10 3-20 7-26 6-17 24-63 24-86 0-24-16-41-45-41-25 0-43 12-58 30 10-42 21-83 31-124z"><text:p/></draw:path><draw:path draw:style-name="gr1059" draw:text-style-name="P99" svg:width="0.0799in" svg:height="0.0756in" svg:x="2.7874in" svg:y="0.0827in" svg:viewBox="0 0 204 193" svg:d="M41 160c-10 14-19 22-34 23-4 0-7 0-7 5 0 4 2 5 4 5 7 0 16-1 24-1s19 1 27 1c1 0 6 0 6-7 0-3-4-3-5-3-2-1-12-1-12-9 0-3 2-8 4-10 7-11 15-22 21-33 27 0 52 0 78 0 3 14 5 29 7 44-1 4-3 8-19 8-3 0-7 0-7 5 0 2 1 5 4 5 8 0 28-1 35-1 5 0 11 0 16 0s11 1 15 1 6-2 6-7c0-3-4-3-7-3-17 0-17-2-18-9-7-56-16-111-24-167 0-6-2-7-6-7-6 0-7 2-9 6-33 51-66 102-99 154zM76 121c19-30 38-59 57-89 5 30 9 59 13 89-23 0-47 0-70 0z"><text:p/></draw:path><draw:path draw:style-name="gr1059" draw:text-style-name="P99" svg:width="0.0346in" svg:height="0.1516in" svg:x="2.8957in" svg:y="0.022in" svg:viewBox="0 0 89 386" svg:d="M89 381c0-1 0-2-6-8-49-49-61-122-61-180 0-67 15-135 63-183 4-4 4-4 4-7 0-2-1-3-3-3-5 0-39 26-62 75-20 43-24 86-24 118 0 31 4 76 25 120 23 47 56 73 61 73 2 0 3-1 3-5z"><text:p/></draw:path><draw:path draw:style-name="gr1059" draw:text-style-name="P99" svg:width="0.0744in" svg:height="0.1063in" svg:x="2.948in" svg:y="0.0311in" svg:viewBox="0 0 190 271" svg:d="M90 3c-2-1 0-3-5-3-9 0-38 2-48 3-3 0-7 1-7 8 0 4 4 4 10 4 18 0 18 4 18 7 0 2-1 6-1 8-18 74-37 147-56 221-1 6-1 7-1 9 0 9 8 11 11 11 7 0 13-4 14-10 3-10 6-20 8-30 3-11 6-23 9-34 2-7 4-16 6-25 0-2 4-15 5-18s12-25 25-35c9-7 21-13 38-13 16 0 20 13 20 26 0 21-14 63-24 87-2 9-4 12-4 20 0 19 13 32 32 32 36 0 50-55 50-58 0-5-4-5-5-5-3 0-3 1-6 8-5 19-17 46-39 46-7 0-9-3-9-12 0-10 3-20 7-26 6-17 24-63 24-86 0-24-16-41-45-41-25 0-43 12-58 30 10-42 21-83 31-124z"><text:p/></draw:path><draw:path draw:style-name="gr1059" draw:text-style-name="P99" svg:width="0.0717in" svg:height="0.0051in" svg:x="3.039in" svg:y="0.0413in" svg:viewBox="0 0 183 14" svg:d="M172 14c4 0 11 0 11-6 0-8-7-8-11-8-54 0-107 0-161 0-4 0-11 0-11 7s6 7 11 7c54 0 107 0 161 0z"><text:p/></draw:path><draw:path draw:style-name="gr1059" draw:text-style-name="P99" svg:width="0.0382in" svg:height="0.0705in" svg:x="3.1343in" svg:y="0in" svg:viewBox="0 0 98 180" svg:d="M61 8c0-8 0-8-8-8-18 17-42 18-53 18 0 3 0 6 0 10 7 0 24 0 39-8 0 46 0 91 0 138 0 8 0 12-27 12-3 0-8 0-11 0 0 3 0 6 0 10 6 0 39-1 49-1 8 0 42 1 48 1 0-4 0-7 0-10-3 0-7 0-10 0-27 0-27-4-27-12 0-51 0-101 0-150z"><text:p/></draw:path><draw:path draw:style-name="gr1059" draw:text-style-name="P99" svg:width="0.0799in" svg:height="0.0756in" svg:x="3.0335in" svg:y="0.1047in" svg:viewBox="0 0 204 193" svg:d="M41 161c-10 14-19 21-34 22-4 0-7 0-7 5 0 4 2 5 4 5 7 0 16-1 24-1s19 1 27 1c1 0 6 0 6-6 0-4-4-4-5-4-2 0-12-1-12-8 0-3 3-7 4-11 7-11 15-22 21-33 27 0 52 0 78 0 3 14 5 30 7 45-1 3-3 7-19 7-3 0-7 0-7 7 0 1 1 3 4 3 8 0 28-1 35-1 5 0 11 0 17 0 4 1 10 1 15 1 3 0 5-2 5-6s-3-4-7-4c-17 0-17-2-18-9-7-56-16-111-24-166 0-6-1-8-5-8-6 0-8 2-10 7-33 51-66 102-99 154zM76 121c19-30 38-58 57-88 5 30 9 58 13 88-23 0-47 0-70 0z"><text:p/></draw:path><draw:path draw:style-name="gr1059" draw:text-style-name="P99" svg:width="0.0346in" svg:height="0.1516in" svg:x="3.1996in" svg:y="0.022in" svg:viewBox="0 0 89 386" svg:d="M89 193c0-30-4-76-25-120-23-48-56-73-61-73-2 0-3 1-3 3 0 3 0 3 7 10 38 38 60 99 60 180 0 65-14 133-63 182-4 4-4 5-4 6 0 3 1 5 3 5 5 0 39-27 62-76 20-42 24-84 24-117z"><text:p/></draw:path><draw:path draw:style-name="gr1059" draw:text-style-name="P99" svg:width="0.0055in" svg:height="0.1516in" svg:x="3.3106in" svg:y="0.022in" svg:viewBox="0 0 15 386" svg:d="M15 14c0-7 0-14-7-14-8 0-8 7-8 14 0 119 0 238 0 357 0 7 0 15 8 15 7 0 7-8 7-15 0-119 0-238 0-357z"><text:p/></draw:path><draw:path draw:style-name="gr1059" draw:text-style-name="P99" svg:width="0.0693in" svg:height="0.0685in" svg:x="3.3831in" svg:y="0.0693in" svg:viewBox="0 0 177 175" svg:d="M129 24c-7-14-18-24-35-24-46 0-94 57-94 114 0 36 21 61 52 61 7 0 26-2 49-28 4 15 18 28 35 28 15 0 24-9 29-21 7-14 12-37 12-38 0-5-3-5-4-5-5 0-5 3-6 8-6 24-13 47-29 47-10 0-11-9-11-17 0-9 0-12 4-29 4-16 5-20 9-35 4-18 10-37 14-54 2-10 2-11 2-13 0-6-4-10-11-10-10 0-15 9-16 16zM103 125c-2 7-2 7-7 14-17 21-33 27-43 27-20 0-25-21-25-36 0-19 12-67 20-85 13-22 30-36 46-36 25 0 30 31 30 34 0 2-1 4-1 7-6 25-13 49-20 75z"><text:p/></draw:path><draw:path draw:style-name="gr1059" draw:text-style-name="P99" svg:width="0.0756in" svg:height="0.0878in" svg:x="3.5126in" svg:y="0.0535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1059" draw:text-style-name="P99" svg:width="0.1169in" svg:height="0.1161in" svg:x="3.6476in" svg:y="0.026in" svg:viewBox="0 0 298 296" svg:d="M219 215c2 23 7 41 9 48 4 18 6 26 23 26s47-17 47-24c0-3-2-4-3-4-6 0-13 5-14 6-4 1-4 1-5 1-11 0-13-10-17-33-4-12-7-28-10-81-3-39-5-78-5-118 0-10 1-19 1-28 0-7 0-8-4-8-6 0-22 7-29 17-1 1-1 3-2 4-31 65-59 112-79 143-23 35-64 97-85 97-14 0-26-9-29-23 0-1-2-3-3-3-6 0-14 18-14 30 0 15 17 31 34 31 28 0 72-68 80-81 36 0 70 0 105 0zM211 47c0 8 0 15 0 22 0 24 1 46 2 68 0 7 3 37 5 57-24 0-47 0-72 0-5 0-12 0-22 5 28-40 50-81 52-85 20-35 30-57 35-67z"><text:p/></draw:path><draw:path draw:style-name="gr1059" draw:text-style-name="P99" svg:width="0.0539in" svg:height="0.1516in" svg:x="3.7756in" svg:y="0.022in" svg:viewBox="0 0 138 386" svg:d="M56 334c0 15-10 40-53 43-1 0-3 2-3 4 0 5 4 5 8 5 37 0 73-20 73-49 0-28 0-58 0-88 0-15 0-26 16-40 14-11 28-11 37-12 2 0 4-2 4-4 0-3-3-3-7-5-25-1-44-15-48-34-2-4-2-4-2-18 0-26 0-51 0-76 0-17 0-29-18-45-16-12-42-15-55-15-4 0-8 0-8 4s2 4 7 5c24 1 43 13 48 33 1 3 1 4 1 19 0 26 0 53 0 80 0 18 3 24 16 38 7 7 18 11 29 14-32 9-45 26-45 48 0 31 0 62 0 93z"><text:p/></draw:path><draw:path draw:style-name="gr1059" draw:text-style-name="P99" svg:width="0.1008in" svg:height="0.035in" svg:x="3.8917in" svg:y="0.079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539in" svg:height="0.1516in" svg:x="4.0547in" svg:y="0.022in" svg:viewBox="0 0 138 386" svg:d="M83 52c0-16 9-41 51-43 2-1 4-2 4-5 0-4-4-4-7-4-40 0-75 20-75 48 0 29 0 59 0 89 0 14 0 27-15 39-13 11-29 12-37 12-2 2-4 3-4 5 0 4 3 4 7 4 25 2 44 16 48 33 1 5 1 6 1 20 0 26 0 51 0 76 0 17 0 29 19 43 15 12 41 17 56 17 3 0 7 0 7-5 0-4-3-4-6-4-25-2-44-14-48-34-1-4-1-4-1-18 0-26 0-54 0-81 0-17-4-24-16-36-9-7-20-12-31-15 32-9 47-27 47-49 0-30 0-61 0-92z"><text:p/></draw:path><draw:path draw:style-name="gr1059" draw:text-style-name="P99" svg:width="0.0693in" svg:height="0.0685in" svg:x="4.126in" svg:y="0.0693in" svg:viewBox="0 0 177 175" svg:d="M129 24c-7-14-19-24-35-24-47 0-94 57-94 114 0 36 21 61 52 61 7 0 26-2 49-28 4 15 17 28 35 28 15 0 24-9 29-21 7-14 12-37 12-38 0-5-3-5-4-5-5 0-5 3-6 8-6 24-14 47-29 47-10 0-13-9-13-17 0-9 2-12 6-29 4-16 5-20 9-35 4-18 9-37 13-54 3-10 3-11 3-13 0-6-4-10-11-10-10 0-15 9-16 16zM103 125c-2 7-2 7-7 14-17 21-33 27-44 27-19 0-24-21-24-36 0-19 12-67 20-85 13-22 30-36 46-36 25 0 30 31 30 34 0 2-1 4-1 7-6 25-13 49-20 75z"><text:p/></draw:path><draw:path draw:style-name="gr1059" draw:text-style-name="P99" svg:width="0.0055in" svg:height="0.1516in" svg:x="4.2606in" svg:y="0.022in" svg:viewBox="0 0 15 386" svg:d="M15 14c0-7 0-14-7-14-8 0-8 7-8 14 0 119 0 238 0 357 0 7 0 15 8 15 7 0 7-8 7-15 0-119 0-238 0-357z"><text:p/></draw:path><draw:path draw:style-name="gr1059" draw:text-style-name="P99" svg:width="0.0693in" svg:height="0.0685in" svg:x="4.3331in" svg:y="0.0693in" svg:viewBox="0 0 177 175" svg:d="M130 24c-8-14-19-24-36-24-46 0-94 57-94 114 0 36 22 61 52 61 7 0 27-2 50-28 4 15 17 28 36 28 13 0 22-9 28-21 7-14 11-37 11-38 0-5-3-5-4-5-4 0-5 3-6 8-6 24-13 47-28 47-11 0-12-9-12-17 0-9 1-12 5-29 3-16 4-20 8-35 4-18 10-37 14-54 2-10 2-11 2-13 0-6-4-10-11-10-9 0-14 9-15 16zM105 125c-3 7-3 7-8 14-18 21-33 27-44 27-20 0-25-21-25-36 0-19 13-67 22-85 12-22 28-36 45-36 24 0 29 31 29 34 0 2 0 4-1 7-6 25-12 49-18 75z"><text:p/></draw:path><draw:path draw:style-name="gr1059" draw:text-style-name="P99" svg:width="0.076in" svg:height="0.0878in" svg:x="4.4626in" svg:y="0.0535in" svg:viewBox="0 0 194 224" svg:d="M179 119c7 0 15 0 15-8 0-7-8-7-15-7-55 0-109 0-164 0 6-52 50-89 105-89 20 0 40 0 59 0 7 0 15 0 15-7 0-8-8-8-15-8-19 0-40 0-60 0-66 0-119 50-119 111 0 62 53 113 119 113 20 0 41 0 60 0 7 0 15 0 15-8s-8-8-15-8c-19 0-39 0-59 0-55 0-99-37-105-89 55 0 109 0 164 0z"><text:p/></draw:path><draw:path draw:style-name="gr1059" draw:text-style-name="P99" svg:width="0.1169in" svg:height="0.1161in" svg:x="4.5976in" svg:y="0.026in" svg:viewBox="0 0 298 296" svg:d="M220 215c2 23 7 41 9 48 3 18 5 26 22 26s47-17 47-24c0-3-1-4-3-4-6 0-13 5-14 6-3 1-4 1-5 1-11 0-13-10-17-33-4-12-7-28-9-81-4-39-5-78-5-118 0-10 0-19 0-28 0-7 0-8-4-8-6 0-21 7-29 17-1 1-1 3-2 4-31 65-59 112-79 143-23 35-63 97-84 97-14 0-26-9-29-23-1-1-1-3-4-3-5 0-14 18-14 30 0 15 17 31 35 31 27 0 71-68 79-81 36 0 71 0 106 0zM212 47c0 8 0 15 0 22 0 24 0 46 3 68 0 7 1 37 3 57-23 0-47 0-71 0-6 0-12 0-22 5 27-40 50-81 52-85 19-35 30-57 34-67z"><text:p/></draw:path><draw:path draw:style-name="gr1059" draw:text-style-name="P99" svg:width="0.0531in" svg:height="0.1516in" svg:x="4.7264in" svg:y="0.022in" svg:viewBox="0 0 136 386" svg:d="M55 334c0 15-10 40-52 43-2 0-3 2-3 4 0 5 3 5 8 5 37 0 72-20 73-49 0-28 0-58 0-88 0-15 0-26 16-40 13-11 27-11 36-12 2 0 3-2 3-4 0-3-2-3-5-5-25-1-44-15-48-34-2-4-2-4-2-18 0-26 0-51 0-76 0-17 0-29-18-45-16-12-42-15-55-15-5 0-8 0-8 4s2 4 6 5c24 1 44 13 48 33 1 3 1 4 1 19 0 26 0 53 0 80 0 18 3 24 15 38 9 7 20 11 31 14-32 9-46 26-46 48 0 31 0 62 0 93z"><text:p/></draw:path><draw:path draw:style-name="gr1059" draw:text-style-name="P99" svg:width="0.1008in" svg:height="0.035in" svg:x="4.8421in" svg:y="0.079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169in" svg:height="0.1161in" svg:x="4.9984in" svg:y="0.026in" svg:viewBox="0 0 298 296" svg:d="M220 215c1 23 7 41 8 48 4 18 6 26 23 26s47-17 47-24c0-3-1-4-3-4-6 0-13 5-14 6-4 1-4 1-5 1-11 0-13-10-17-33-4-12-7-28-10-81-3-39-4-78-4-118 0-10 0-19 0-28 0-7 0-8-4-8-6 0-21 7-29 17-1 1-1 3-2 4-31 65-59 112-79 143-23 35-63 97-84 97-14 0-26-9-29-23-1-1-3-3-4-3-5 0-14 18-14 30 0 15 17 31 35 31 27 0 71-68 79-81 36 0 71 0 106 0zM212 47c0 8 0 15 0 22 0 24 0 46 1 68 2 7 3 37 5 57-23 0-47 0-71 0-6 0-12 0-22 5 27-40 50-81 52-85 19-35 30-57 34-67z"><text:p/></draw:path></draw:g></text:p>
      <text:p text:style-name="P21"><text:span text:style-name="T99">חח"ע: </text:span>נניח <text:span text:style-name="T9"><draw:g text:anchor-type="as-char" svg:y="-0.1134in" draw:z-index="14" draw:name="Shape11" draw:style-name="gr1057"><svg:title>TexMaths</svg:title><svg:desc>11§inline§h(\ac) = h(\bc)§svg§600§FALSE§</svg:desc><draw:path draw:style-name="gr1058" draw:text-style-name="P98" svg:width="0.8091in" svg:height="0.1354in" svg:x="0.0004in" svg:y="0.0071in" svg:viewBox="0 0 2056 345" svg:d="M0 0c685 0 1371 0 2056 0 0 115 0 230 0 345-685 0-1371 0-2056 0 0-115 0-230 0-345z"><text:p/></draw:path><draw:path draw:style-name="gr1059" draw:text-style-name="P99" svg:width="0.0744in" svg:height="0.1059in" svg:x="0.0008in" svg:y="0.0071in" svg:viewBox="0 0 190 270" svg:d="M90 3c-2-1 0-3-5-3-9 0-37 2-48 3-2 0-6 1-6 8 0 4 3 4 9 4 18 0 19 4 19 7 0 2-1 6-1 8-18 73-37 147-56 221-2 6-2 6-2 9 0 9 8 10 12 10 6 0 12-5 13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1059" draw:text-style-name="P99" svg:width="0.035in" svg:height="0.1508in" svg:x="0.0953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1169in" svg:height="0.1161in" svg:x="0.1433in" svg:y="0.0043in" svg:viewBox="0 0 298 296" svg:d="M220 214c2 24 7 41 9 49 3 17 5 25 22 25s47-17 47-25c0-2-1-2-3-2-6 0-13 4-14 4-3 3-4 3-5 3-11 0-13-11-17-35-3-12-7-27-9-79-4-39-5-79-5-118 0-10 0-19 0-28 0-7 0-8-4-8-6 0-21 7-28 17-1 1-2 3-3 4-31 65-59 112-79 143-23 34-63 97-84 97-14 0-26-10-29-23 0-1-1-3-4-3-5 0-14 18-14 29 0 16 18 32 35 32 27 0 72-69 79-82 36 0 71 0 106 0zM212 47c0 8 0 15 0 22 0 22 1 46 3 68 0 7 1 36 3 56-23 0-47 0-71 0-6 0-12 0-22 5 27-41 50-80 52-85 19-34 30-56 35-66z"><text:p/></draw:path><draw:path draw:style-name="gr1059" draw:text-style-name="P99" svg:width="0.035in" svg:height="0.1508in" svg:x="0.2693in" svg:y="0in" svg:viewBox="0 0 90 384" svg:d="M90 193c0-30-4-77-25-120-23-48-57-73-61-73-2 0-4 1-4 3 0 3 0 3 8 10 37 38 59 99 59 180 0 65-14 132-61 181-6 5-6 5-6 6 0 3 2 4 4 4 4 0 39-26 62-75 20-43 24-85 24-116z"><text:p/></draw:path><draw:path draw:style-name="gr1059" draw:text-style-name="P99" svg:width="0.1008in" svg:height="0.035in" svg:x="0.370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0.5311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3 31 32 31 36 0 50-56 50-60 0-3-3-3-4-3-5 0-5 1-7 7-5 21-17 48-38 48-7 0-10-4-10-13 0-10 3-19 8-28 5-16 23-60 23-83 0-25-16-41-44-41-26 0-43 12-58 30 10-42 20-83 30-124z"><text:p/></draw:path><draw:path draw:style-name="gr1059" draw:text-style-name="P99" svg:width="0.035in" svg:height="0.1508in" svg:x="0.6248in" svg:y="0in" svg:viewBox="0 0 90 384" svg:d="M90 380c0-1 0-1-6-8-49-48-61-121-61-179 0-67 14-135 62-183 5-4 5-4 5-7 0-2-2-3-4-3-3 0-39 26-62 75-18 43-24 86-24 118 0 28 4 76 26 119 24 47 57 72 60 72 2 0 4-1 4-4z"><text:p/></draw:path><draw:path draw:style-name="gr1059" draw:text-style-name="P99" svg:width="0.0961in" svg:height="0.1098in" svg:x="0.674in" svg:y="0.0067in" svg:viewBox="0 0 245 280" svg:d="M96 11c1-4 1-5 1-7s-1-3-5-3-15 5-23 9c-17 9-33 16-33 23 0 3 4 3 5 3 4 0 15-5 22-8-5 37-13 87-21 120-14 63-21 88-41 125-1 3-1 3-1 4 0 3 2 3 3 3 7 0 23-7 29-18 5-9 20-37 32-80 8-33 23-84 50-124 18-25 35-36 59-36 21 0 39 13 39 33 0 34-37 46-77 61-4 1-30 10-30 19 0 3 2 4 3 4s11-2 19-2c38 0 70 23 70 59 0 47-41 63-76 63-30 0-44-17-49-22-2-1-2-2-5-2-9 0-28 12-28 18 0 1 15 27 57 27 54 0 134-39 134-99 0-33-22-58-61-64 31-14 76-41 76-77 0-23-18-40-47-40-13 0-63 4-110 62 2-17 6-34 8-51z"><text:p/></draw:path><draw:path draw:style-name="gr1059" draw:text-style-name="P99" svg:width="0.0346in" svg:height="0.1508in" svg:x="0.782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, לכן </text:span><text:span text:style-name="T9"><draw:g text:anchor-type="as-char" svg:y="-0.1134in" draw:z-index="15" draw:name="Shape12" draw:style-name="gr1057"><svg:title>TexMaths</svg:title><svg:desc>11§inline§\{h_A(a) \mid a \in \ac\} = \{h_A(b) \mid b \in \bc\}§svg§600§FALSE§</svg:desc><draw:path draw:style-name="gr1058" draw:text-style-name="P98" svg:width="2.2339in" svg:height="0.1354in" svg:x="0.0004in" svg:y="0.0071in" svg:viewBox="0 0 5675 345" svg:d="M0 0c1891 0 3784 0 5675 0 0 115 0 230 0 345-1891 0-3784 0-5675 0 0-115 0-230 0-345z"><text:p/></draw:path><draw:path draw:style-name="gr1059" draw:text-style-name="P99" svg:width="0.0539in" svg:height="0.1508in" svg:x="0.0035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1059" draw:text-style-name="P99" svg:width="0.0744in" svg:height="0.1059in" svg:x="0.0772in" svg:y="0.0071in" svg:viewBox="0 0 190 270" svg:d="M90 3c-2-1 0-3-5-3-9 0-38 2-48 3-3 0-7 1-7 8 0 4 4 4 10 4 18 0 18 4 18 7 0 2-1 6-1 8-18 73-37 147-56 221-1 6-1 6-1 9 0 9 8 10 11 10 7 0 12-5 14-10 3-9 6-19 8-29 3-11 6-23 9-35 2-8 4-15 6-24 0-2 4-16 4-18 2-3 13-25 26-35 9-7 21-14 38-14 16 0 20 13 20 27 0 21-14 62-24 85-3 9-4 14-4 22 0 18 13 31 32 31 36 0 50-56 50-60 0-3-4-3-5-3-3 0-3 1-6 7-5 21-17 48-39 48-7 0-9-4-9-13 0-10 3-19 7-28 6-16 24-60 24-83 0-25-16-41-45-41-25 0-43 12-58 30 10-42 21-83 31-124z"><text:p/></draw:path><draw:path draw:style-name="gr1059" draw:text-style-name="P99" svg:width="0.0799in" svg:height="0.0756in" svg:x="0.1626in" svg:y="0.0598in" svg:viewBox="0 0 204 193" svg:d="M41 161c-10 14-19 21-34 22-4 0-7 0-7 5 0 4 2 5 4 5 7 0 16-1 24-1s19 1 27 1c1 0 6 0 6-6 0-4-4-4-5-4-2 0-12-1-12-8 0-3 3-8 4-10 7-12 15-23 21-34 27 0 52 0 78 0 3 14 5 30 7 45-1 2-3 7-19 7-3 0-7 0-7 6 0 1 1 4 4 4 8 0 28-1 35-1 5 0 11 0 16 0 5 1 11 1 16 1 3 0 5-3 5-6 0-4-4-4-7-4-17 0-17-2-18-9-7-56-16-111-24-166 0-6-2-8-6-8-6 0-7 3-9 7-33 51-66 102-99 154zM76 121c19-30 38-58 57-88 5 30 9 58 13 88-23 0-47 0-70 0z"><text:p/></draw:path><draw:path draw:style-name="gr1059" draw:text-style-name="P99" svg:width="0.0346in" svg:height="0.1508in" svg:x="0.2709in" svg:y="0in" svg:viewBox="0 0 89 384" svg:d="M89 380c0-1 0-1-6-8-49-48-61-121-61-179 0-67 15-135 63-183 4-4 4-4 4-7 0-2-1-3-3-3-5 0-39 26-62 75-20 43-24 86-24 118 0 28 4 76 25 119 23 47 56 72 61 72 2 0 3-1 3-4z"><text:p/></draw:path><draw:path draw:style-name="gr1059" draw:text-style-name="P99" svg:width="0.0693in" svg:height="0.0681in" svg:x="0.3209in" svg:y="0.0453in" svg:viewBox="0 0 177 174" svg:d="M129 24c-8-14-19-24-37-24-45 0-92 56-92 112 0 37 21 62 52 62 7 0 26-1 49-29 4 17 17 29 35 29 14 0 24-9 29-21 7-14 12-37 12-38 0-4-3-4-4-4-5 0-5 1-6 7-6 25-14 48-29 48-11 0-13-10-13-17 0-9 2-12 6-29s4-21 9-35c4-19 9-37 13-54 3-11 3-11 3-13 0-7-4-10-11-10-10 0-15 9-16 16zM103 124c-2 7-2 8-7 15-18 21-33 27-44 27-19 0-24-22-24-36 0-20 12-67 20-85 13-23 30-37 46-37 25 0 30 32 30 34s-1 4-1 6c-6 26-13 51-20 76z"><text:p/></draw:path><draw:path draw:style-name="gr1059" draw:text-style-name="P99" svg:width="0.0346in" svg:height="0.1508in" svg:x="0.4043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055in" svg:height="0.1508in" svg:x="0.515in" svg:y="0in" svg:viewBox="0 0 15 384" svg:d="M15 14c0-7 0-14-7-14-8 0-8 7-8 14 0 119 0 237 0 356 0 8 0 14 8 14 7 0 7-6 7-14 0-119 0-237 0-356z"><text:p/></draw:path><draw:path draw:style-name="gr1059" draw:text-style-name="P99" svg:width="0.0693in" svg:height="0.0681in" svg:x="0.5874in" svg:y="0.0453in" svg:viewBox="0 0 177 174" svg:d="M129 24c-7-14-18-24-35-24-46 0-94 56-94 112 0 37 21 62 52 62 7 0 26-1 49-29 4 17 18 29 35 29 15 0 24-9 29-21 7-14 12-37 12-38 0-4-3-4-4-4-5 0-5 1-6 7-6 25-13 48-29 48-10 0-11-10-11-17 0-9 0-12 4-29s5-21 9-35c4-19 10-37 14-54 2-11 2-11 2-13 0-7-4-10-11-10-10 0-15 9-16 16zM103 124c-2 7-2 8-7 15-17 21-33 27-44 27-19 0-24-22-24-36 0-20 12-67 20-85 13-23 30-37 46-37 25 0 30 32 30 34s-1 4-1 6c-6 26-13 51-20 76z"><text:p/></draw:path><draw:path draw:style-name="gr1059" draw:text-style-name="P99" svg:width="0.0756in" svg:height="0.087in" svg:x="0.7169in" svg:y="0.0307in" svg:viewBox="0 0 193 222" svg:d="M179 120c7 0 14 0 14-8 0-7-7-7-14-7-55 0-109 0-164 0 5-52 50-88 104-88 20 0 41 0 60 0 7 0 14-2 14-9 0-8-7-8-14-8-21 0-40 0-61 0-66 0-118 51-118 112 0 62 52 110 118 110 21 0 40 0 61 0 7 0 14 0 14-7 0-8-7-7-14-7-19 0-40 0-60 0-54 0-99-36-104-88 55 0 109 0 164 0z"><text:p/></draw:path><draw:path draw:style-name="gr1059" draw:text-style-name="P99" svg:width="0.1169in" svg:height="0.1161in" svg:x="0.852in" svg:y="0.0043in" svg:viewBox="0 0 298 296" svg:d="M219 214c2 24 7 41 9 49 4 17 6 25 23 25s47-17 47-25c0-2-2-2-3-2-6 0-13 4-14 4-4 3-4 3-5 3-11 0-13-11-19-35-2-12-5-27-8-79-3-39-5-79-5-118 0-10 1-19 1-28 0-7 0-8-4-8-6 0-22 7-29 17-1 1-1 3-2 4-31 65-59 112-79 143-23 34-64 97-85 97-14 0-26-10-29-23 0-1-2-3-3-3-6 0-14 18-14 29 0 16 17 32 34 32 28 0 72-69 80-82 36 0 70 0 105 0zM211 47c0 8 0 15 0 22 0 22 1 46 2 68 0 7 3 36 5 56-24 0-47 0-72 0-5 0-12 0-22 5 28-41 50-80 52-85 20-34 30-56 35-66z"><text:p/></draw:path><draw:path draw:style-name="gr1059" draw:text-style-name="P99" svg:width="0.0539in" svg:height="0.1508in" svg:x="0.9803in" svg:y="0in" svg:viewBox="0 0 138 384" svg:d="M56 333c0 15-10 40-53 42-1 2-3 3-3 5 0 4 4 4 8 4 37 0 73-18 73-48 0-29 0-59 0-88 0-15 0-27 16-40 14-11 28-12 37-12 1-1 4-2 4-3 0-5-3-5-7-5-25-1-44-15-48-34-2-4-2-5-2-19 0-25 0-50 0-76 0-16 0-28-18-44-16-12-42-15-55-15-4 0-8 0-8 4s2 4 7 5c24 1 43 13 48 33 1 3 1 4 1 19 0 26 0 52 0 80 0 18 3 23 16 36 7 8 18 12 29 16-32 7-45 25-45 47 0 31 0 62 0 93z"><text:p/></draw:path><draw:path draw:style-name="gr1059" draw:text-style-name="P99" svg:width="0.1008in" svg:height="0.035in" svg:x="1.0965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539in" svg:height="0.1508in" svg:x="1.2587in" svg:y="0in" svg:viewBox="0 0 138 384" svg:d="M83 52c0-16 9-41 51-43 2-1 4-2 4-5 0-4-4-4-8-4-39 0-74 20-74 48 0 29 0 59 0 89 0 14 0 26-15 39-13 11-29 12-37 12-2 0-4 2-4 5 0 2 2 2 7 3 25 1 44 15 48 34 1 5 1 6 1 19 0 25 0 50 0 76 0 16 0 28 19 44 15 11 41 15 55 15 4 0 8 0 8-4 0-3-3-3-6-5-25-1-44-13-48-33-1-3-1-4-1-18 0-27 0-53 0-81 0-17-4-24-17-36-8-9-19-12-30-14 32-9 47-27 47-49 0-31 0-61 0-92z"><text:p/></draw:path><draw:path draw:style-name="gr1059" draw:text-style-name="P99" svg:width="0.0744in" svg:height="0.1059in" svg:x="1.3323in" svg:y="0.0071in" svg:viewBox="0 0 190 270" svg:d="M90 3c-2-1 0-3-5-3-9 0-38 2-48 3-3 0-6 1-6 8 0 4 3 4 9 4 18 0 19 4 19 7-1 2-1 6-2 8-18 73-36 147-55 221-2 6-2 6-2 9 0 9 8 10 11 10 7 0 13-5 14-10 3-9 6-19 8-29 3-11 6-23 9-35 2-8 4-15 6-24 0-2 4-16 5-18 1-3 13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1059" draw:text-style-name="P99" svg:width="0.0803in" svg:height="0.0756in" svg:x="1.4177in" svg:y="0.0598in" svg:viewBox="0 0 205 193" svg:d="M41 161c-10 14-19 21-34 22-4 0-7 0-7 5 0 4 2 5 4 5 7 0 16-1 24-1s19 1 27 1c1 0 6 0 6-6 0-4-4-4-5-4-2 0-12-1-12-8 0-3 3-8 4-10 7-12 15-23 21-34 27 0 52 0 78 0 3 14 5 30 7 45-1 2-3 7-19 7-3 0-7 0-7 6 0 1 1 4 4 4 8 0 28-1 35-1 5 0 11 0 17 0 4 1 10 1 15 1 3 0 6-3 6-6 0-4-4-4-8-4-17 0-17-2-18-9-7-56-16-111-24-166 0-6-1-8-5-8-6 0-8 3-10 7-33 51-66 102-99 154zM76 121c19-30 38-58 57-88 5 30 9 58 13 88-23 0-47 0-70 0z"><text:p/></draw:path><draw:path draw:style-name="gr1059" draw:text-style-name="P99" svg:width="0.0346in" svg:height="0.1508in" svg:x="1.526in" svg:y="0in" svg:viewBox="0 0 89 384" svg:d="M89 380c0-1 0-1-5-8-49-48-62-121-62-179 0-67 15-135 63-183 4-4 4-4 4-7 0-2-1-3-3-3-5 0-39 26-62 75-20 43-24 86-24 118 0 28 4 76 25 119 23 47 56 72 61 72 2 0 3-1 3-4z"><text:p/></draw:path><draw:path draw:style-name="gr1059" draw:text-style-name="P99" svg:width="0.0559in" svg:height="0.1059in" svg:x="1.5772in" svg:y="0.0071in" svg:viewBox="0 0 143 270" svg:d="M75 3c-2-1 0-3-6-3-8 0-36 2-47 3-2 0-7 1-7 8 0 4 4 4 9 4 19 0 20 4 20 7s-3 17-5 24c-11 42-21 84-32 126-5 20-7 24-7 37 0 38 21 61 50 61 45 0 93-58 93-111 0-36-21-62-52-62-17 0-34 11-45 23 10-40 19-78 29-117zM39 150c2-9 2-10 5-15 19-24 36-30 46-30 15 0 24 12 24 36 0 23-12 66-19 81-12 26-30 40-45 40-14 0-27-11-27-40 0-6 0-14 7-37 3-12 5-24 9-35z"><text:p/></draw:path><draw:path draw:style-name="gr1059" draw:text-style-name="P99" svg:width="0.0346in" svg:height="0.1508in" svg:x="1.6441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055in" svg:height="0.1508in" svg:x="1.7551in" svg:y="0in" svg:viewBox="0 0 15 384" svg:d="M15 14c0-7 0-14-7-14-8 0-8 7-8 14 0 119 0 237 0 356 0 8 0 14 8 14 7 0 7-6 7-14 0-119 0-237 0-356z"><text:p/></draw:path><draw:path draw:style-name="gr1059" draw:text-style-name="P99" svg:width="0.0555in" svg:height="0.1059in" svg:x="1.8287in" svg:y="0.0071in" svg:viewBox="0 0 142 270" svg:d="M74 3c-1-1 0-3-5-3-10 0-37 2-47 3-3 0-8 1-8 8 0 4 4 4 9 4 19 0 20 4 20 7s-3 17-6 24c-11 42-20 84-31 126-5 20-6 24-6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1059" draw:text-style-name="P99" svg:width="0.0756in" svg:height="0.087in" svg:x="1.9417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059" draw:text-style-name="P99" svg:width="0.0961in" svg:height="0.1098in" svg:x="2.0776in" svg:y="0.0067in" svg:viewBox="0 0 245 280" svg:d="M97 11c1-4 1-5 1-7s-1-3-4-3c-5 0-17 6-25 9-17 10-32 16-32 23 0 3 3 3 5 3 4 0 14-5 22-8-6 37-14 87-21 120-14 63-22 88-41 125-2 3-2 3-2 4 0 3 3 3 4 3 6 0 22-7 29-18 4-9 19-37 31-80 9-33 23-84 50-124 18-25 35-36 59-36 21 0 39 13 39 33 0 34-36 46-77 61-4 1-30 10-30 19 0 3 2 4 3 4 2 0 11-2 19-2 39 0 71 23 71 59 0 47-42 63-77 63-30 0-44-17-48-22-3-1-3-2-6-2-9 0-28 12-28 18 0 1 15 27 57 27 55 0 134-39 134-99 0-33-21-58-61-64 31-14 76-41 76-77 0-23-18-40-47-40-13 0-63 4-109 62 2-17 6-34 8-51z"><text:p/></draw:path><draw:path draw:style-name="gr1059" draw:text-style-name="P99" svg:width="0.0539in" svg:height="0.1508in" svg:x="2.1882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9"><text:s/>וסה"כ משוויון קבוצות: </text:span></text:p>
      <text:p text:style-name="P19"><text:s/><draw:g text:anchor-type="as-char" svg:y="-0.1134in" draw:z-index="16" draw:name="Shape13" draw:style-name="gr1057"><svg:title>TexMaths</svg:title><svg:desc>11§inline§b \in \bc \land c = h_A(b) \siff a \in \ac \land c = h_A(a)§svg§600§FALSE§</svg:desc><draw:path draw:style-name="gr1058" draw:text-style-name="P98" svg:width="2.7079in" svg:height="0.1358in" svg:x="0.0008in" svg:y="0.0071in" svg:viewBox="0 0 6879 346" svg:d="M3440 346c-1147 0-2294 0-3440 0 0-116 0-230 0-346 2293 0 4586 0 6879 0 0 116 0 230 0 346-1146 0-2293 0-3439 0z"><text:p/></draw:path><draw:path draw:style-name="gr1059" draw:text-style-name="P99" svg:width="0.0555in" svg:height="0.1063in" svg:x="0.0004in" svg:y="0.0071in" svg:viewBox="0 0 142 271" svg:d="M74 4c0-1 0-4-5-4-8 0-37 3-47 3-3 1-8 1-8 8 0 6 4 6 10 6 18 0 19 2 19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1059" draw:text-style-name="P99" svg:width="0.0756in" svg:height="0.087in" svg:x="0.1134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1059" draw:text-style-name="P99" svg:width="0.0961in" svg:height="0.1098in" svg:x="0.2492in" svg:y="0.0067in" svg:viewBox="0 0 245 280" svg:d="M97 10c1-4 1-4 1-7 0-2-1-3-4-3-5 0-17 6-25 10-17 9-32 15-32 23 0 2 3 2 5 2 4 0 14-5 22-9-6 38-14 87-21 120-14 65-22 89-41 126-2 3-1 3-2 4 0 4 3 4 4 4 6 0 22-7 29-18 4-9 19-37 31-81 9-33 23-84 50-124 18-25 35-36 59-36 21 0 39 13 39 34 0 34-36 46-77 60-4 2-30 11-30 20 0 3 2 3 3 3 2 0 11-1 19-1 39 0 71 23 71 59 0 47-42 63-77 63-30 0-44-17-48-22-3-2-3-4-6-4-9 0-27 13-27 20 0 1 14 27 56 27 55 0 134-39 134-101 0-31-21-56-61-63 31-14 76-41 76-77 0-22-18-39-47-39-13 0-63 3-109 61 2-17 6-35 8-51z"><text:p/></draw:path><draw:path draw:style-name="gr1059" draw:text-style-name="P99" svg:width="0.0846in" svg:height="0.0937in" svg:x="0.3909in" svg:y="0.0217in" svg:viewBox="0 0 216 239" svg:d="M117 9c-4-7-6-9-9-9-6 0-7 3-9 9-32 71-64 143-96 215-2 4-3 5-3 7 0 5 4 8 8 8 3 0 6-1 9-8 30-67 60-135 91-203 31 68 60 136 91 203 3 8 7 8 9 8 4 0 8-3 8-8 0-1 0-2-3-6-31-72-64-145-96-216z"><text:p/></draw:path><draw:path draw:style-name="gr1059" draw:text-style-name="P99" svg:width="0.0587in" svg:height="0.0685in" svg:x="0.5244in" svg:y="0.0453in" svg:viewBox="0 0 150 175" svg:d="M138 24c-7 0-13 0-18 6-7 5-7 12-7 15 0 9 7 13 15 13 11 0 21-10 21-25 0-19-18-33-46-33-51 0-103 55-103 110 0 34 22 65 63 65 55 0 87-41 87-45 0-2-3-6-5-6s-2 2-4 5c-31 37-73 37-78 37-24 0-34-18-34-42 0-15 7-52 21-77 12-22 33-38 53-38 14 0 29 4 35 15z"><text:p/></draw:path><draw:path draw:style-name="gr1059" draw:text-style-name="P99" svg:width="0.1004in" svg:height="0.0354in" svg:x="0.63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744in" svg:height="0.1063in" svg:x="0.7953in" svg:y="0.0071in" svg:viewBox="0 0 190 271" svg:d="M90 4c0-1 0-4-5-4-9 0-38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7 0-9-3-9-12 0-10 3-19 7-28 6-15 24-61 24-83 0-26-16-42-45-42-25 0-43 12-58 30 10-41 21-82 31-123z"><text:p/></draw:path><draw:path draw:style-name="gr1059" draw:text-style-name="P99" svg:width="0.0803in" svg:height="0.0756in" svg:x="0.8807in" svg:y="0.0598in" svg:viewBox="0 0 205 193" svg:d="M41 160c-10 15-18 22-34 23-3 0-7 0-7 5 0 4 3 5 4 5 7 0 16-1 24-1s19 1 27 1c2 0 6 0 6-7 0-3-4-3-5-3-2 0-12-1-12-8 0-3 3-9 4-11 8-11 15-22 22-33 26 0 52 0 77 0 3 14 5 30 7 45-1 2-3 7-19 7-3 0-6 0-6 5 0 1 0 5 3 5 9 0 28-1 35-1 6 0 11 0 17 0 4 0 10 1 15 1 3 0 6-3 6-6 0-4-4-4-8-4-17 0-17-2-18-9-7-56-15-111-23-166-1-7-2-8-6-8-6 0-7 2-10 6-33 51-66 102-99 154zM77 121c19-30 37-58 56-88 5 30 9 58 13 88-23 0-46 0-69 0z"><text:p/></draw:path><draw:path draw:style-name="gr1059" draw:text-style-name="P99" svg:width="0.035in" svg:height="0.1512in" svg:x="0.989in" svg:y="0in" svg:viewBox="0 0 90 385" svg:d="M90 381c0-1 0-1-6-8-49-49-62-122-62-179 0-68 15-136 63-183 5-5 5-5 5-7 0-3-2-4-4-4-3 0-39 26-62 76-20 42-24 85-24 118 0 28 4 75 25 119 23 47 58 72 61 72 2 0 4-1 4-4z"><text:p/></draw:path><draw:path draw:style-name="gr1059" draw:text-style-name="P99" svg:width="0.0559in" svg:height="0.1063in" svg:x="1.0398in" svg:y="0.0071in" svg:viewBox="0 0 143 271" svg:d="M75 4c0-1 0-4-6-4-8 0-36 3-47 3-2 1-7 1-7 8 0 6 4 6 9 6 19 0 20 2 20 6 0 2-3 16-5 23-11 42-21 84-32 127-5 19-7 25-7 37 0 37 21 61 50 61 46 0 93-57 93-112 0-36-21-62-52-62-17 0-34 11-45 23 10-39 19-77 29-116zM39 150c2-8 2-9 5-13 19-26 36-31 46-31 15 0 24 11 24 36 0 23-12 66-18 80-13 27-31 40-46 40-14 0-26-10-26-38 0-8 0-15 6-39 3-12 5-24 9-35z"><text:p/></draw:path><draw:path draw:style-name="gr1059" draw:text-style-name="P99" svg:width="0.0346in" svg:height="0.1512in" svg:x="1.1071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346in" svg:height="0.0787in" svg:x="1.2083in" svg:y="0.0362in" svg:viewBox="0 0 343 201" svg:d="M329 109c7 0 14 0 14-8 0-9-7-9-14-9-96 0-191 0-287 0 21-15 32-31 35-36 17-26 20-50 20-52 0-4-5-4-8-4-6 0-6 1-9 8-8 37-30 69-74 88-5 1-6 2-6 5 0 2 1 4 6 5 39 16 66 46 75 90 2 4 2 5 8 5 3 0 8 0 8-4 0-1-3-25-20-51-8-12-19-25-35-37 96 0 191 0 287 0z"><text:p/></draw:path><draw:path draw:style-name="gr1059" draw:text-style-name="P99" svg:width="0.1346in" svg:height="0.0787in" svg:x="1.335in" svg:y="0.0362in" svg:viewBox="0 0 343 201" svg:d="M301 109c-20 15-31 32-35 36-17 27-20 51-20 52 0 4 5 4 8 4 7 0 7-1 8-7 9-38 32-71 76-88 4-1 5-3 5-5 0-3-2-4-3-4-17-7-64-27-78-91-1-5-1-6-8-6-3 0-8 0-8 4 0 2 4 26 20 51 8 12 19 25 35 37-95 0-191 0-287 0-7 0-14 0-14 9 0 8 7 8 14 8 96 0 192 0 287 0z"><text:p/></draw:path><draw:path draw:style-name="gr1059" draw:text-style-name="P99" svg:width="0.0693in" svg:height="0.0685in" svg:x="1.5268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1059" draw:text-style-name="P99" svg:width="0.076in" svg:height="0.087in" svg:x="1.6559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059" draw:text-style-name="P99" svg:width="0.1169in" svg:height="0.1165in" svg:x="1.7909in" svg:y="0.0043in" svg:viewBox="0 0 298 297" svg:d="M220 214c2 24 7 43 9 49 4 18 5 27 22 27s47-18 47-26c0-2-1-3-3-3-5 0-13 4-14 5-3 2-4 2-5 2-11 0-13-10-17-33-3-14-6-28-9-81-4-39-5-78-5-118 0-8 0-19 0-28 0-7 0-8-4-8-6 0-21 7-28 17-1 1-2 3-3 4-31 66-59 112-79 143-23 35-63 97-84 97-14 0-26-9-29-23-1 0-1-2-4-2-5 0-14 17-14 28 0 16 18 33 35 33 27 0 72-69 79-83 36 0 71 0 106 0zM212 47c0 8 0 15 0 22 0 23 1 46 3 68 0 7 2 37 3 57-23 0-47 0-71 0-6 0-12 0-22 6 28-41 50-82 52-87 20-34 30-56 35-66z"><text:p/></draw:path><draw:path draw:style-name="gr1059" draw:text-style-name="P99" svg:width="0.0843in" svg:height="0.0937in" svg:x="1.9508in" svg:y="0.0217in" svg:viewBox="0 0 215 239" svg:d="M117 9c-4-7-6-9-9-9-6 0-7 3-9 9-32 71-65 143-97 215-2 4-2 5-2 7 0 5 3 8 8 8 2 0 5-1 9-8 30-67 60-135 91-203 30 68 60 136 90 203 3 8 8 8 9 8 4 0 8-3 8-8 0-1 0-2-3-6-32-72-63-145-95-216z"><text:p/></draw:path><draw:path draw:style-name="gr1059" draw:text-style-name="P99" svg:width="0.0591in" svg:height="0.0685in" svg:x="2.0839in" svg:y="0.0453in" svg:viewBox="0 0 151 175" svg:d="M138 24c-7 0-11 0-17 6-7 5-8 12-8 15 0 9 8 13 15 13 11 0 22-10 22-25 0-19-19-33-45-33-53 0-105 55-105 110 0 34 23 65 63 65 56 0 88-41 88-45 0-2-2-6-5-6-2 0-3 2-5 5-31 37-73 37-77 37-24 0-35-18-35-42 0-15 7-52 21-77 12-22 34-38 55-38 13 0 27 4 33 15z"><text:p/></draw:path><draw:path draw:style-name="gr1059" draw:text-style-name="P99" svg:width="0.1008in" svg:height="0.0354in" svg:x="2.194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in" svg:height="0.1063in" svg:x="2.3551in" svg:y="0.0071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1059" draw:text-style-name="P99" svg:width="0.0799in" svg:height="0.0756in" svg:x="2.4402in" svg:y="0.0598in" svg:viewBox="0 0 204 193" svg:d="M41 160c-10 15-19 22-34 23-4 0-7 0-7 5 0 4 2 5 3 5 8 0 17-1 25-1 7 0 19 1 27 1 1 0 6 0 6-7 0-3-4-3-5-3-2 0-12-1-12-8 0-3 2-9 4-11 7-11 15-22 21-33 27 0 52 0 78 0 3 14 4 30 6 45-1 2-2 7-19 7-2 0-6 0-6 5 0 1 1 5 4 5 8 0 28-1 35-1 5 0 11 0 16 0s11 1 15 1c3 0 6-3 6-6 0-4-4-4-8-4-16 0-16-2-17-9-7-56-16-111-24-166-1-7-2-8-6-8-6 0-7 2-9 6-33 51-66 102-99 154zM76 121c19-30 38-58 57-88 5 30 8 58 12 88-23 0-46 0-69 0z"><text:p/></draw:path><draw:path draw:style-name="gr1059" draw:text-style-name="P99" svg:width="0.0346in" svg:height="0.1512in" svg:x="2.5484in" svg:y="0in" svg:viewBox="0 0 89 385" svg:d="M89 381c0-1 0-1-6-8-49-49-61-122-61-179 0-68 14-136 63-183 4-5 4-5 4-7 0-3-1-4-3-4-5 0-40 26-62 76-20 42-24 85-24 118 0 28 3 75 25 119 23 47 56 72 61 72 2 0 3-1 3-4z"><text:p/></draw:path><draw:path draw:style-name="gr1059" draw:text-style-name="P99" svg:width="0.0689in" svg:height="0.0685in" svg:x="2.5988in" svg:y="0.0453in" svg:viewBox="0 0 176 175" svg:d="M129 25c-8-14-19-25-37-25-45 0-92 57-92 113 0 37 21 62 51 62 7 0 27-1 50-29 4 16 17 29 35 29 14 0 22-9 29-21 7-14 11-37 11-38 0-4-3-4-4-4-4 0-5 1-6 7-6 25-13 47-28 47-11 0-13-10-13-17 0-9 2-11 6-29 4-17 4-20 8-34 4-18 10-36 14-54 3-11 3-12 3-13 0-7-5-11-12-11-9 0-14 9-15 17zM103 124c-2 8-2 8-7 15-18 22-33 27-44 27-20 0-26-21-26-36 0-19 14-66 22-84 13-23 30-37 46-37 24 0 29 32 29 34s0 4-1 7c-6 24-12 49-19 74z"><text:p/></draw:path><draw:path draw:style-name="gr1059" draw:text-style-name="P99" svg:width="0.035in" svg:height="0.1512in" svg:x="2.6815in" svg:y="0in" svg:viewBox="0 0 90 385" svg:d="M90 194c0-31-4-77-25-121-23-48-57-73-61-73-2 0-4 2-4 4s0 2 8 9c37 38 59 99 59 181 0 64-14 132-61 180-6 6-6 6-6 7 0 2 2 4 4 4 4 0 39-26 62-76 20-41 24-84 24-115z"><text:p/></draw:path></draw:g></text:p>
      <text:p text:style-name="P21">ומטרנזיטיביות <text:span text:style-name="T9"><draw:g text:anchor-type="as-char" svg:y="-0.1134in" draw:z-index="18" draw:name="Shape14" draw:style-name="gr1057"><svg:title>TexMaths</svg:title><svg:desc>11§inline§\forall a \in \ac, b \in \bc. h_A(a) = h_A(b)§svg§600§FALSE§</svg:desc><draw:path draw:style-name="gr1058" draw:text-style-name="P98" svg:width="1.8654in" svg:height="0.1358in" svg:x="0.0083in" svg:y="0.0071in" svg:viewBox="0 0 4739 346" svg:d="M2370 346c-791 0-1580 0-2370 0 0-116 0-230 0-346 1579 0 3160 0 4739 0 0 116 0 230 0 346-789 0-1579 0-2369 0z"><text:p/></draw:path><draw:path draw:style-name="gr1059" draw:text-style-name="P99" svg:width="0.0846in" svg:height="0.1079in" svg:x="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1059" draw:text-style-name="P99" svg:width="0.0693in" svg:height="0.0685in" svg:x="0.0909in" svg:y="0.0453in" svg:viewBox="0 0 177 175" svg:d="M129 25c-7-14-18-25-36-25-45 0-93 57-93 113 0 37 22 62 52 62 7 0 27-1 50-29 4 16 17 29 35 29 14 0 22-9 29-21 7-14 11-37 11-38 0-4-3-4-4-4-4 0-5 1-6 7-6 25-13 47-28 47-11 0-13-10-13-17 0-9 2-11 6-29 3-17 4-20 8-34 4-18 10-36 14-54 2-11 2-12 2-13 0-7-4-11-11-11-9 0-14 9-16 17zM104 124c-2 8-2 8-7 15-18 22-33 27-44 27-20 0-26-21-26-36 0-19 14-66 22-84 13-23 29-37 46-37 24 0 29 32 29 34s0 4-1 7c-6 24-12 49-19 74z"><text:p/></draw:path><draw:path draw:style-name="gr1059" draw:text-style-name="P99" svg:width="0.076in" svg:height="0.087in" svg:x="0.2205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059" draw:text-style-name="P99" svg:width="0.1169in" svg:height="0.1165in" svg:x="0.3555in" svg:y="0.0043in" svg:viewBox="0 0 298 297" svg:d="M220 214c1 24 7 43 8 49 4 18 6 27 23 27s47-18 47-26c0-2-1-3-3-3-6 0-13 4-15 5-3 2-3 2-4 2-11 0-13-10-18-33-3-14-6-28-9-81-3-39-4-78-4-118 0-8 0-19 0-28 0-7 0-8-4-8-6 0-21 7-29 17-1 1-1 3-2 4-31 66-59 112-79 143-23 35-63 97-84 97-14 0-26-9-29-23-2 0-2-2-4-2-5 0-14 17-14 28 0 16 16 33 35 33 27 0 71-69 79-83 36 0 71 0 106 0zM212 47c0 8 0 15 0 22 0 23 0 46 1 68 1 7 3 37 5 57-23 0-48 0-71 0-6 0-12 0-22 6 27-41 50-82 52-87 19-34 30-56 34-66z"><text:p/></draw:path><draw:path draw:style-name="gr1059" draw:text-style-name="P99" svg:width="0.0173in" svg:height="0.0453in" svg:x="0.4858in" svg:y="0.0972in" svg:viewBox="0 0 45 116" svg:d="M45 41c0-26-9-41-24-41-13 0-21 10-21 21 0 10 8 20 21 20 4 0 10-1 13-5 1-1 1-1 2-1 0 2 1 0 1 6 0 28-14 51-26 64-4 4-4 5-4 6 0 2 2 5 4 5 3 0 34-30 34-75z"><text:p/></draw:path><draw:path draw:style-name="gr1059" draw:text-style-name="P99" svg:width="0.0555in" svg:height="0.1063in" svg:x="0.5476in" svg:y="0.0071in" svg:viewBox="0 0 142 271" svg:d="M74 4c0-1 0-4-5-4-9 0-37 3-47 3-3 1-8 1-8 8 0 6 4 6 10 6 18 0 19 2 19 6 0 2-3 16-6 23-11 42-21 84-32 127-4 19-5 25-5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059" draw:text-style-name="P99" svg:width="0.076in" svg:height="0.087in" svg:x="0.6606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059" draw:text-style-name="P99" svg:width="0.0961in" svg:height="0.1098in" svg:x="0.7965in" svg:y="0.0067in" svg:viewBox="0 0 245 280" svg:d="M97 10c1-4 1-4 1-7 0-2-1-3-5-3s-16 6-24 10c-17 9-32 15-32 23 0 2 3 2 5 2 4 0 14-5 22-9-5 38-15 87-21 120-14 65-22 89-41 126-2 3-1 3-2 4 0 4 3 4 4 4 6 0 22-7 29-18 4-9 20-37 31-81 9-33 23-84 50-124 18-25 34-36 59-36 21 0 39 13 39 34 0 34-36 46-77 60-4 2-31 11-31 20 0 3 3 3 4 3 2 0 11-1 18-1 40 0 72 23 72 59 0 47-42 63-77 63-30 0-44-17-48-22-3-2-3-4-6-4-8 0-27 13-27 20 0 1 14 27 56 27 55 0 135-39 135-101 0-31-22-56-62-63 31-14 76-41 76-77 0-22-18-39-47-39-13 0-63 3-109 61 2-17 6-35 8-51z"><text:p/></draw:path><draw:path draw:style-name="gr1059" draw:text-style-name="P99" svg:width="0.0157in" svg:height="0.0157in" svg:x="0.9094in" svg:y="0.0972in" svg:viewBox="0 0 41 41" svg:d="M41 21c0-12-9-21-20-21s-21 9-21 21c0 11 10 20 21 20s20-9 20-20z"><text:p/></draw:path><draw:path draw:style-name="gr1059" draw:text-style-name="P99" svg:width="0.074in" svg:height="0.1063in" svg:x="0.9465in" svg:y="0.0071in" svg:viewBox="0 0 189 271" svg:d="M89 4c0-1 0-4-4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1059" draw:text-style-name="P99" svg:width="0.0795in" svg:height="0.0756in" svg:x="1.0319in" svg:y="0.0598in" svg:viewBox="0 0 203 193" svg:d="M41 160c-10 15-19 22-34 23-4 0-7 0-7 5 0 4 2 5 4 5 7 0 16-1 23-1 9 0 20 1 28 1 1 0 5 0 5-7 0-3-3-3-4-3-2 0-12-1-12-8 0-3 2-9 4-11 7-11 15-22 21-33 27 0 52 0 78 0 3 14 5 30 7 45-1 2-3 7-19 7-3 0-7 0-7 5 0 1 1 5 4 5 8 0 27-1 35-1 5 0 11 0 16 0s11 1 15 1 5-3 5-6c0-4-3-4-7-4-16 0-16-2-17-9-7-56-16-111-24-166 0-7-2-8-7-8s-6 2-8 6c-33 51-66 102-99 154zM76 121c19-30 38-58 57-88 4 30 8 58 12 88-23 0-46 0-69 0z"><text:p/></draw:path><draw:path draw:style-name="gr1059" draw:text-style-name="P99" svg:width="0.0346in" svg:height="0.1512in" svg:x="1.1402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693in" svg:height="0.0685in" svg:x="1.1906in" svg:y="0.0453in" svg:viewBox="0 0 177 175" svg:d="M129 25c-8-14-19-25-37-25-45 0-92 57-92 113 0 37 21 62 51 62 7 0 27-1 50-29 3 16 17 29 35 29 14 0 22-9 29-21 7-14 12-37 12-38 0-4-4-4-5-4-4 0-4 1-6 7-7 25-13 47-29 47-11 0-12-10-12-17 0-9 1-11 6-29 4-17 4-20 9-34 4-18 8-36 13-54 3-11 3-12 3-13 0-7-5-11-12-11-9 0-14 9-15 17zM103 124c-2 8-2 8-7 15-18 22-33 27-44 27-19 0-25-21-25-36 0-19 13-66 21-84 12-23 30-37 45-37 26 0 30 32 30 34s0 4-1 7c-7 24-12 49-19 74z"><text:p/></draw:path><draw:path draw:style-name="gr1059" draw:text-style-name="P99" svg:width="0.035in" svg:height="0.1512in" svg:x="1.2732in" svg:y="0in" svg:viewBox="0 0 90 385" svg:d="M90 193c0-30-4-76-25-120-23-48-57-73-61-73-2 0-4 2-4 4s0 2 8 9c37 38 60 99 60 180 0 65-14 133-63 181-5 6-5 6-5 7 0 2 2 4 4 4 4 0 39-26 62-76 20-41 24-84 24-116z"><text:p/></draw:path><draw:path draw:style-name="gr1059" draw:text-style-name="P99" svg:width="0.1008in" svg:height="0.0354in" svg:x="1.374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in" svg:height="0.1063in" svg:x="1.535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4 0-4 1-6 7-5 20-18 47-39 47-7 0-9-3-9-12 0-10 3-19 6-28 7-15 24-61 24-83 0-26-16-42-44-42-25 0-43 12-58 30 10-41 20-82 30-123z"><text:p/></draw:path><draw:path draw:style-name="gr1059" draw:text-style-name="P99" svg:width="0.0795in" svg:height="0.0756in" svg:x="1.6205in" svg:y="0.0598in" svg:viewBox="0 0 203 193" svg:d="M41 160c-10 15-19 22-34 23-4 0-7 0-7 5 0 4 2 5 3 5 8 0 17-1 24-1 8 0 19 1 28 1 1 0 5 0 5-7 0-3-3-3-4-3-2 0-12-1-12-8 0-3 2-9 3-11 8-11 15-22 22-33 26 0 52 0 77 0 2 14 5 30 7 45-1 2-2 7-19 7-3 0-6 0-6 5 0 1 1 5 4 5 8 0 27-1 35-1 5 0 11 0 16 0s11 1 15 1c3 0 5-3 5-6 0-4-3-4-7-4-16 0-17-2-17-9-7-56-16-111-24-166-1-7-2-8-7-8s-6 2-8 6c-33 51-66 102-99 154zM76 121c19-30 38-58 57-88 4 30 8 58 12 88-23 0-46 0-69 0z"><text:p/></draw:path><draw:path draw:style-name="gr1059" draw:text-style-name="P99" svg:width="0.0346in" svg:height="0.1512in" svg:x="1.7287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555in" svg:height="0.1063in" svg:x="1.7799in" svg:y="0.0071in" svg:viewBox="0 0 142 271" svg:d="M74 4c0-1 0-4-5-4-9 0-37 3-47 3-3 1-8 1-8 8 0 6 4 6 10 6 19 0 19 2 19 6 0 2-3 16-6 23-10 42-21 84-30 127-6 19-7 25-7 37 0 37 21 61 49 61 46 0 93-57 93-112 0-36-20-62-51-62-18 0-34 11-46 23 10-39 19-77 29-116zM37 150c3-8 3-9 7-13 19-26 36-31 46-31 13 0 24 11 24 36 0 23-13 66-19 80-14 27-31 40-46 40-13 0-26-10-26-38 0-8 0-15 7-39 2-12 5-24 7-35z"><text:p/></draw:path><draw:path draw:style-name="gr1059" draw:text-style-name="P99" svg:width="0.035in" svg:height="0.1512in" svg:x="1.846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<text:s/>ומשום ש־</text:span><text:span text:style-name="T9"><draw:g text:anchor-type="as-char" svg:y="-0.1047in" draw:z-index="17" draw:name="Shape15" draw:style-name="gr1057"><svg:title>TexMaths</svg:title><svg:desc>11§inline§h_A§svg§600§FALSE§</svg:desc><draw:path draw:style-name="gr1058" draw:text-style-name="P98" svg:width="0.1575in" svg:height="0.1118in" svg:x="0.0004in" svg:y="0.0079in" svg:viewBox="0 0 401 285" svg:d="M202 285c-68 0-135 0-202 0 0-94 0-190 0-285 133 0 268 0 401 0 0 95 0 191 0 285-66 0-133 0-199 0z"><text:p/></draw:path><draw:path draw:style-name="gr1059" draw:text-style-name="P99" svg:width="0.0748in" svg:height="0.1063in" svg:x="0.0008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1059" draw:text-style-name="P99" svg:width="0.0799in" svg:height="0.0752in" svg:x="0.0858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8-8-7-56-15-111-23-166-1-6-1-8-6-8-6 0-7 2-9 7-33 50-66 101-99 153zM76 121c19-30 37-59 57-88 4 29 8 58 12 88-23 0-46 0-69 0z"><text:p/></draw:path></draw:g></text:span><text:span text:style-name="T9"> זיווג חח"ע אז </text:span><text:span text:style-name="T9"><draw:g text:anchor-type="as-char" svg:y="-0.1102in" draw:z-index="19" draw:name="Shape16" draw:style-name="gr1057"><svg:title>TexMaths</svg:title><svg:desc>11§inline§\forall a \in \ac \land b \in \bc. a = b§svg§600§FALSE§</svg:desc><draw:path draw:style-name="gr1058" draw:text-style-name="P98" svg:width="1.3701in" svg:height="0.1004in" svg:x="0.0079in" svg:y="0.0075in" svg:viewBox="0 0 3481 256" svg:d="M0 0c1161 0 2321 0 3481 0 0 86 0 170 0 256-1160 0-2320 0-3481 0 0-86 0-170 0-256z"><text:p/></draw:path><draw:path draw:style-name="gr1059" draw:text-style-name="P99" svg:width="0.0843in" svg:height="0.1071in" svg:x="0in" svg:y="0.0047in" svg:viewBox="0 0 215 273" svg:d="M213 14c2-4 2-4 2-6 0-5-3-8-8-8s-7 4-9 9c-11 28-21 56-32 84-39 0-78 0-118 0-11-28-20-56-31-84-3-6-4-9-9-9-4 0-8 3-8 8 1 2 0 1 2 6 32 84 65 167 97 251 1 5 3 8 9 8 5 0 6-4 8-7 33-84 64-168 97-252zM55 109c35 0 69 0 105 0-18 45-35 90-52 135-18-45-35-90-53-135z"><text:p/></draw:path><draw:path draw:style-name="gr1059" draw:text-style-name="P99" svg:width="0.0693in" svg:height="0.0673in" svg:x="0.0906in" svg:y="0.0429in" svg:viewBox="0 0 177 172" svg:d="M129 24c-7-14-18-24-35-24-46 0-94 56-94 112 0 36 22 60 52 60 7 0 27-1 50-27 4 15 17 27 36 27 13 0 22-8 28-20 7-13 8-25 11-37 0-4-3-4-4-4-5 0-5 1-6 6-6 26-13 48-29 48-10 0-11-10-11-17 0-9 1-12 4-28 4-17 5-20 9-35 4-19 10-37 14-54 2-11 2-11 2-13 0-7-4-10-11-10-9 0-15 8-16 16zM103 124c-1 7-1 8-7 14-17 20-32 27-43 27-20 0-25-21-25-35 0-20 12-67 22-85 11-22 28-36 44-36 25 0 30 31 30 33s-1 5-1 6c-6 26-13 51-20 76z"><text:p/></draw:path><draw:path draw:style-name="gr1059" draw:text-style-name="P99" svg:width="0.0756in" svg:height="0.087in" svg:x="0.2201in" svg:y="0.0283in" svg:viewBox="0 0 193 222" svg:d="M179 119c7 0 14 0 14-8s-7-8-14-8c-55 0-109 0-164 0 5-51 50-88 104-88 20 0 41 0 60 0 7 0 14 0 14-7 0-8-7-8-14-8-19 0-40 0-60 0-66 0-119 49-119 111 0 60 53 111 119 111 20 0 41 0 60 0 7 0 14 0 14-8s-7-8-14-8c-19 0-40 0-60 0-54 0-99-37-104-87 55 0 109 0 164 0z"><text:p/></draw:path><draw:path draw:style-name="gr1059" draw:text-style-name="P99" svg:width="0.1169in" svg:height="0.1157in" svg:x="0.3551in" svg:y="0in" svg:viewBox="0 0 298 295" svg:d="M220 213c1 24 7 42 8 49 4 17 6 26 23 26s47-18 47-26c0-1-2-2-3-2-6 0-13 5-14 5-4 2-4 2-5 2-11 0-13-11-17-34-4-12-7-28-10-80-3-39-5-77-5-117 0-10 1-20 1-28 0-7 0-8-4-8-6 0-21 7-29 16-1 2-1 4-2 5-31 65-59 112-79 142-23 35-64 97-85 97-14 0-25-10-29-23 0-1-2-3-3-3-5 0-14 19-14 30 0 15 17 31 35 31 27 0 71-69 79-82 36 0 71 0 106 0zM212 47c0 7 0 14 0 22 0 23 0 45 1 67 2 8 3 35 5 56-24 0-47 0-72 0-5 0-11 0-22 6 28-42 50-81 53-85 19-34 30-56 34-66z"><text:p/></draw:path><draw:path draw:style-name="gr1059" draw:text-style-name="P99" svg:width="0.0846in" svg:height="0.0929in" svg:x="0.5146in" svg:y="0.0193in" svg:viewBox="0 0 216 237" svg:d="M117 9c-4-7-6-9-9-9-5 0-6 3-9 9-32 71-64 141-96 213-2 5-3 5-3 7 0 5 4 8 8 8 3 0 6 0 10-8 29-66 60-135 90-202 31 67 60 136 91 202 3 8 7 8 9 8 4 0 8-3 8-8-1-1 0-1-3-5-31-71-64-144-96-215z"><text:p/></draw:path><draw:path draw:style-name="gr1059" draw:text-style-name="P99" svg:width="0.0555in" svg:height="0.1055in" svg:x="0.6488in" svg:y="0.0047in" svg:viewBox="0 0 142 269" svg:d="M74 4c0-1 0-4-5-4-8 0-37 3-47 3-3 1-8 1-8 8 0 4 5 4 10 4 19 0 19 4 19 7s-3 16-6 24c-9 42-20 84-30 124-6 20-7 25-7 39 0 37 21 60 50 60 45 0 92-57 92-112 0-34-20-60-51-60-18 0-34 11-46 23 10-39 19-77 29-116zM37 148c4-7 4-9 7-12 19-25 36-31 46-31 15 0 24 11 24 36 0 22-13 65-19 81-12 25-31 39-45 39s-27-11-27-39c0-7 0-14 7-39 2-11 5-23 7-35z"><text:p/></draw:path><draw:path draw:style-name="gr1059" draw:text-style-name="P99" svg:width="0.076in" svg:height="0.087in" svg:x="0.7614in" svg:y="0.0283in" svg:viewBox="0 0 194 222" svg:d="M179 119c7 0 15 0 15-8s-8-8-15-8c-55 0-109 0-164 0 6-51 50-88 105-88 20 0 40 0 59 0 7 0 15 0 15-7 0-8-8-8-15-8-19 0-40 0-60 0-66 0-119 49-119 111 0 60 53 111 119 111 20 0 41 0 60 0 7 0 15 0 15-8s-8-8-15-8c-19 0-39 0-59 0-55 0-99-37-105-87 55 0 109 0 164 0z"><text:p/></draw:path><draw:path draw:style-name="gr1059" draw:text-style-name="P99" svg:width="0.0961in" svg:height="0.1091in" svg:x="0.8972in" svg:y="0.0024in" svg:viewBox="0 0 245 278" svg:d="M97 10c1-5 1-6 1-7 0-2-1-3-4-3-5 0-16 5-24 10-18 9-33 15-33 23 0 2 4 2 5 2 4 0 14-5 22-9-5 38-14 87-21 120-14 64-22 88-41 125-2 4-2 4-2 5 0 2 3 2 4 2 6 0 22-7 29-18 4-9 20-36 31-81 9-32 23-82 50-122 19-25 35-36 59-36 21 0 40 13 40 34 0 33-37 46-77 59-5 1-31 11-31 20 0 2 3 3 4 3s10-2 19-2c38 0 70 22 70 59 0 48-41 63-76 63-30 0-44-17-49-22-1-1-3-2-6-2-8 0-27 12-27 18 0 2 15 27 56 27 55 0 135-39 135-100 0-31-22-55-62-63 31-13 76-40 76-77 0-22-17-38-46-38-13 0-63 3-110 60 2-16 6-34 8-50z"><text:p/></draw:path><draw:path draw:style-name="gr1059" draw:text-style-name="P99" svg:width="0.0161in" svg:height="0.0161in" svg:x="1.0102in" svg:y="0.0929in" svg:viewBox="0 0 42 42" svg:d="M42 21c0-11-10-21-21-21s-21 10-21 21 10 21 21 21 21-10 21-21z"><text:p/></draw:path><draw:path draw:style-name="gr1059" draw:text-style-name="P99" svg:width="0.0693in" svg:height="0.0673in" svg:x="1.0457in" svg:y="0.0429in" svg:viewBox="0 0 177 172" svg:d="M129 24c-7-14-19-24-35-24-46 0-94 56-94 112 0 36 21 60 52 60 7 0 26-1 49-27 4 15 17 27 35 27 15 0 24-8 29-20 7-13 8-25 12-37 0-4-3-4-4-4-5 0-5 1-6 6-6 26-14 48-29 48-10 0-11-10-11-17 0-9 0-12 4-28 4-17 5-20 9-35 4-19 9-37 13-54 3-11 3-11 3-13 0-7-4-10-11-10-10 0-15 8-16 16zM103 124c-2 7-2 8-7 14-17 20-33 27-44 27-19 0-24-21-24-35 0-20 12-67 20-85 13-22 30-36 46-36 25 0 30 31 30 33s-1 5-1 6c-6 26-13 51-20 76z"><text:p/></draw:path><draw:path draw:style-name="gr1059" draw:text-style-name="P99" svg:width="0.1008in" svg:height="0.035in" svg:x="1.1709in" svg:y="0.054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555in" svg:height="0.1055in" svg:x="1.3303in" svg:y="0.0047in" svg:viewBox="0 0 142 269" svg:d="M74 4c0-1 0-4-5-4-8 0-37 3-47 3-3 1-8 1-8 8 0 4 4 4 9 4 19 0 20 4 20 7s-3 16-6 24c-11 42-20 84-31 124-5 20-6 25-6 39 0 37 20 60 48 60 47 0 94-57 94-112 0-34-21-60-52-60-17 0-33 11-45 23 10-39 19-77 29-116zM37 148c3-7 3-9 6-12 20-25 36-31 47-31 13 0 24 11 24 36 0 22-13 65-19 81-14 25-31 39-47 39-13 0-25-11-25-39 0-7 0-14 6-39 3-11 5-23 8-35z"><text:p/></draw:path></draw:g></text:span><text:span text:style-name="T9"><text:s/>כלומר </text:span><text:span text:style-name="T9"><draw:g text:anchor-type="as-char" svg:y="-0.1165in" draw:z-index="20" draw:name="Shape17" draw:style-name="gr1057"><svg:title>TexMaths</svg:title><svg:desc>11§inline§\ac = \bc§svg§600§FALSE§</svg:desc><draw:path draw:style-name="gr1058" draw:text-style-name="P98" svg:width="0.4087in" svg:height="0.1004in" svg:x="0.0043in" svg:y="0.0075in" svg:viewBox="0 0 1039 256" svg:d="M0 0c346 0 693 0 1039 0 0 86 0 170 0 256-346 0-693 0-1039 0 0-86 0-170 0-256z"><text:p/></draw:path><draw:path draw:style-name="gr1059" draw:text-style-name="P99" svg:width="0.1169in" svg:height="0.1157in" svg:x="0.0004in" svg:y="0in" svg:viewBox="0 0 298 295" svg:d="M220 213c2 24 7 42 9 49 4 17 5 26 22 26s47-18 47-26c0-1-1-2-3-2-6 0-13 5-15 5-2 2-3 2-4 2-11 0-13-11-18-34-2-12-6-28-8-80-4-39-5-77-5-117 0-10 0-20 0-28 0-7 0-8-4-8-6 0-21 7-28 16-1 2-2 4-3 5-31 65-59 112-79 142-23 35-63 97-84 97-14 0-26-10-29-23 0-1-2-3-4-3-5 0-14 19-14 30 0 15 18 31 35 31 27 0 72-69 79-82 36 0 71 0 106 0zM212 47c0 7 0 14 0 22 0 23 1 45 2 67 0 8 2 35 4 56-24 0-48 0-71 0-6 0-12 0-22 6 27-42 50-81 52-85 19-34 30-56 35-66z"><text:p/></draw:path><draw:path draw:style-name="gr1059" draw:text-style-name="P99" svg:width="0.1004in" svg:height="0.035in" svg:x="0.1689in" svg:y="0.0547in" svg:viewBox="0 0 256 90" svg:d="M243 15c6 0 13 0 13-7 0-8-7-8-13-8-77 0-154 0-231 0-5 0-12 0-12 8 0 7 7 7 12 7 77 0 154 0 231 0zM243 90c6 0 13 0 13-8 0-7-7-7-13-7-77 0-154 0-231 0-5 0-12 0-12 7 0 8 7 8 12 8 77 0 154 0 231 0z"><text:p/></draw:path><draw:path draw:style-name="gr1059" draw:text-style-name="P99" svg:width="0.0961in" svg:height="0.1091in" svg:x="0.3248in" svg:y="0.0024in" svg:viewBox="0 0 245 278" svg:d="M97 10c1-5 1-6 1-7 0-2-1-3-5-3s-16 5-24 10c-17 9-32 15-32 23 0 2 3 2 5 2 4 0 14-5 22-9-6 38-15 87-21 120-14 64-22 88-41 125-2 4-2 4-2 5 0 2 3 2 4 2 6 0 22-7 29-18 4-9 19-36 31-81 9-32 23-82 50-122 18-25 34-36 59-36 21 0 39 13 39 34 0 33-36 46-77 59-4 1-31 11-31 20 0 2 3 3 4 3 2 0 11-2 18-2 40 0 71 22 71 59 0 48-41 63-76 63-30 0-44-17-48-22-3-1-3-2-6-2-9 0-27 12-27 18 0 2 14 27 56 27 55 0 134-39 134-100 0-31-21-55-61-63 31-13 76-40 76-77 0-22-18-38-47-38-13 0-63 3-109 60 2-16 6-34 8-50z"><text:p/></draw:path></draw:g></text:span><text:span text:style-name="T9"><text:s/>כדרוש</text:span><text:span text:style-name="T94"> </text:span><text:span text:style-name="T13"><draw:g text:anchor-type="as-char" svg:y="-0.1043in" draw:z-index="10" draw:name="Shape18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ב)</text:h>
      <text:p text:style-name="P20">נניח <draw:g text:anchor-type="as-char" svg:y="-0.1071in" draw:z-index="11" draw:name="Shape19" draw:style-name="gr1057"><svg:title>TexMaths</svg:title><svg:desc>11§inline§A, B§svg§600§FALSE§</svg:desc><draw:path draw:style-name="gr1058" draw:text-style-name="P98" svg:width="0.2803in" svg:height="0.1217in" svg:x="0.0031in" svg:y="0.0071in" svg:viewBox="0 0 713 310" svg:d="M357 310c-119 0-238 0-357 0 0-103 0-207 0-310 238 0 475 0 713 0 0 103 0 207 0 310-119 0-238 0-356 0z"><text:p/></draw:path><draw:path draw:style-name="gr1059" draw:text-style-name="P99" svg:width="0.1039in" svg:height="0.1079in" svg:x="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1059" draw:text-style-name="P99" svg:width="0.0173in" svg:height="0.0453in" svg:x="0.1224in" svg:y="0.0921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1083in" svg:height="0.1028in" svg:x="0.1827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<text:s/>זרות ונניח <draw:g text:anchor-type="as-char" svg:y="-0.1134in" draw:z-index="12" draw:name="Shape20" draw:style-name="gr1057"><svg:title>TexMaths</svg:title><svg:desc>11§inline§A', B'§svg§600§FALSE§</svg:desc><draw:path draw:style-name="gr1058" draw:text-style-name="P98" svg:width="0.363in" svg:height="0.1276in" svg:x="0.0028in" svg:y="0.0071in" svg:viewBox="0 0 923 325" svg:d="M462 325c-154 0-308 0-462 0 0-108 0-217 0-325 308 0 615 0 923 0 0 108 0 217 0 325-154 0-308 0-461 0z"><text:p/></draw:path><draw:path draw:style-name="gr1059" draw:text-style-name="P99" svg:width="0.1035in" svg:height="0.1075in" svg:x="0.0004in" svg:y="0.0043in" svg:viewBox="0 0 264 274" svg:d="M55 230c-15 26-31 31-47 32-5 1-8 1-8 8 0 2 1 4 4 4 11 0 22-1 33-1 14 0 27 1 39 1 3 0 8 0 8-6 0-5-4-6-7-6-9 0-18-3-18-13 0-4 3-9 6-14 10-17 20-33 30-49 32 0 65 0 96 0 0 9 6 60 6 64 0 11-20 12-28 12-5 0-8 0-8 8 0 4 4 4 5 4 16 0 32-1 47-1 10 0 35 1 44 1 3 0 7 0 7-7 0-5-3-5-9-5-23 0-23-2-24-13-9-79-16-160-24-240-1-8-1-9-8-9-5 0-8 2-10 7-45 75-89 149-134 223zM101 175c26-43 51-86 76-128 5 42 9 85 13 128-29 0-59 0-89 0z"><text:p/></draw:path><draw:path draw:style-name="gr1059" draw:text-style-name="P99" svg:width="0.0264in" svg:height="0.0547in" svg:x="0.1138in" svg:y="0in" svg:viewBox="0 0 68 140" svg:d="M66 24c2-5 2-7 2-9 0-8-7-15-15-15-11 0-14 9-16 13-12 39-23 77-35 117-1 0-2 3-2 4 0 4 9 6 11 6s2 0 4-5c17-37 35-73 51-111z"><text:p/></draw:path><draw:path draw:style-name="gr1059" draw:text-style-name="P99" svg:width="0.0173in" svg:height="0.0453in" svg:x="0.1646in" svg:y="0.098in" svg:viewBox="0 0 45 116" svg:d="M45 41c0-26-9-41-24-41-13 0-21 10-21 21 0 10 8 20 21 20 4 0 10-1 13-5 1-1 1-1 2-1 0 2 1 0 1 6 0 28-14 52-26 64-4 4-4 5-4 6 0 2 2 5 3 5 4 0 35-30 35-75z"><text:p/></draw:path><draw:path draw:style-name="gr1059" draw:text-style-name="P99" svg:width="0.1083in" svg:height="0.1028in" svg:x="0.2252in" svg:y="0.0098in" svg:viewBox="0 0 276 262" svg:d="M45 232c-3 16-4 18-35 18-6 0-10 0-10 8 0 4 3 4 10 4 46 0 92 0 139 0 60 0 106-45 106-81 0-29-23-51-60-55 40-7 81-36 81-73 0-28-25-53-72-53-43 0-87 0-130 0-7 0-11 0-11 8 0 4 3 4 11 4 1 0 7 0 14 1 8 0 11 1 11 6 0 2 0 3-1 7-18 69-35 138-53 206zM103 122c8-32 17-64 25-96 3-13 4-14 21-14 16 0 33 0 50 0 33 0 42 23 42 40 0 34-33 70-80 70-19 0-39 0-58 0zM87 250c-6 0-7 0-9 0-4 0-5-1-5-3s0-2 2-10c9-35 17-71 26-106 24 0 50 0 74 0 36 0 44 29 44 45 0 37-34 74-80 74-18 0-34 0-52 0z"><text:p/></draw:path><draw:path draw:style-name="gr1059" draw:text-style-name="P99" svg:width="0.0264in" svg:height="0.0547in" svg:x="0.3469in" svg:y="0in" svg:viewBox="0 0 68 140" svg:d="M66 24c2-5 2-7 2-9 0-8-7-15-16-15-10 0-13 9-15 13-12 39-24 77-36 117 0 1-1 3-1 4 0 4 9 6 11 6 1 0 2 0 3-5 18-37 34-73 52-111z"><text:p/></draw:path></draw:g><text:s/>זרות. נוכיח <draw:g text:anchor-type="as-char" svg:y="-0.1138in" draw:z-index="13" draw:name="Shape21" draw:style-name="gr1057"><svg:title>TexMaths</svg:title><svg:desc>11§inline§|A \uplus B| = |A' \uplus B'|§svg§600§FALSE§</svg:desc><draw:path draw:style-name="gr1058" draw:text-style-name="P98" svg:width="1.2358in" svg:height="0.1362in" svg:x="0.0004in" svg:y="0.0079in" svg:viewBox="0 0 3140 347" svg:d="M1571 347c-524 0-1047 0-1571 0 0-116 0-231 0-347 1046 0 2094 0 3140 0 0 116 0 231 0 347-523 0-1046 0-1569 0z"><text:p/></draw:path><draw:path draw:style-name="gr1059" draw:text-style-name="P99" svg:width="0.0055in" svg:height="0.1508in" svg:x="0.011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0402in" svg:y="0.0059in" svg:viewBox="0 0 265 274" svg:d="M56 230c-15 25-31 31-47 32-6 1-9 1-9 8 0 3 2 4 6 4 9 0 22-1 33-1 13 0 26 1 38 1 2 0 8 0 8-7 0-4-4-5-7-5-9 0-17-3-17-13 0-5 2-9 5-15 10-16 19-32 29-48 32 0 65 0 96 0 2 9 7 59 7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1059" draw:text-style-name="P99" svg:width="0.0843in" svg:height="0.0933in" svg:x="0.1913in" svg:y="0.0236in" svg:viewBox="0 0 215 238" svg:d="M114 120c19 0 37 0 55 0 7 0 15 0 15-8 0-7-8-7-15-7-18 0-36 0-55 0 0-19 0-37 0-55 0-7 0-14-7-14-8 0-8 7-8 14 0 18 0 36 0 55-18 0-36 0-54 0-6 0-14 0-14 7 0 8 8 8 14 8 18 0 36 0 54 0 0 18 0 36 0 55 0 7 0 13 8 13 7 0 7-8 7-13 0-19 0-37 0-55zM215 13c0-6 0-13-8-13s-8 7-8 13c0 46 0 93 0 140 0 57-63 69-92 69-17 0-41-3-62-15-30-19-30-44-30-54 0-47 0-94 0-140 0-6 0-13-7-13-8 0-8 7-8 13 0 48 0 95 0 142 0 57 59 83 107 83 50 0 108-28 108-83 0-47 0-94 0-142z"><text:p/></draw:path><draw:path draw:style-name="gr1059" draw:text-style-name="P99" svg:width="0.1079in" svg:height="0.1028in" svg:x="0.3248in" svg:y="0.0106in" svg:viewBox="0 0 275 262" svg:d="M45 232c-4 16-4 18-35 18-7 0-10 0-10 8 0 4 3 4 10 4 46 0 91 0 137 0 62 0 107-45 107-82 0-28-22-50-59-55 40-6 80-35 80-72 0-28-25-53-71-53-43 0-87 0-130 0-8 0-11 0-11 8 0 4 3 4 11 4 4 0 7 0 14 1 7 0 10 1 10 6 0 2 0 3-1 7-18 69-34 138-52 206zM103 122c8-32 17-64 25-96 3-13 4-14 21-14 16 0 33 0 49 0 34 0 42 23 42 40 0 34-33 70-80 70-19 0-38 0-57 0zM86 250c-6 0-6 0-8 0-4 0-5-1-5-3s0-3 2-9c9-36 17-72 26-107 24 0 49 0 73 0 37 0 45 29 45 45 0 36-35 74-80 74-18 0-36 0-53 0z"><text:p/></draw:path><draw:path draw:style-name="gr1059" draw:text-style-name="P99" svg:width="0.0055in" svg:height="0.1508in" svg:x="0.4594in" svg:y="0.002in" svg:viewBox="0 0 15 384" svg:d="M15 13c0-6 0-13-7-13-8 0-8 7-8 13 0 119 0 238 0 357 0 7 0 14 8 14 7 0 7-7 7-14 0-119 0-238 0-357z"><text:p/></draw:path><draw:path draw:style-name="gr1059" draw:text-style-name="P99" svg:width="0.1004in" svg:height="0.035in" svg:x="0.5346in" svg:y="0.059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059" draw:text-style-name="P99" svg:width="0.0055in" svg:height="0.1508in" svg:x="0.7043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7339in" svg:y="0.0059in" svg:viewBox="0 0 265 274" svg:d="M56 230c-16 25-31 31-48 32-5 1-8 1-8 8 0 3 2 4 6 4 9 0 22-1 33-1 12 0 26 1 38 1 2 0 8 0 8-7 0-4-5-5-7-5-9 0-19-3-19-13 0-5 4-9 6-15 10-16 20-32 30-48 32 0 65 0 96 0 2 9 7 59 7 64 0 11-20 12-27 12-6 0-10 0-10 8 0 4 4 4 5 4 16 0 33-1 49-1 9 0 34 1 44 1 2 0 6 0 6-8 0-4-4-4-9-4-24 0-24-2-25-13-8-80-15-160-23-240-1-8-1-9-8-9-6 0-7 2-10 7-45 74-89 149-134 223zM102 175c26-43 51-86 76-128 5 42 8 85 12 128-29 0-58 0-88 0z"><text:p/></draw:path><draw:path draw:style-name="gr1059" draw:text-style-name="P99" svg:width="0.0264in" svg:height="0.0547in" svg:x="0.8476in" svg:y="0in" svg:viewBox="0 0 68 140" svg:d="M66 24c1-5 2-7 2-9 0-8-7-15-16-15-10 0-13 9-15 13-12 39-24 77-36 117 0 1-1 2-1 4 0 4 9 6 11 6 1 0 2 0 3-5 18-37 34-73 52-111z"><text:p/></draw:path><draw:path draw:style-name="gr1059" draw:text-style-name="P99" svg:width="0.0846in" svg:height="0.0933in" svg:x="0.9272in" svg:y="0.0236in" svg:viewBox="0 0 216 238" svg:d="M116 120c18 0 36 0 55 0 5 0 13 0 13-8 0-7-8-7-13-7-19 0-37 0-55 0 0-19 0-37 0-55 0-7 0-14-8-14s-8 7-8 14c0 18 0 36 0 55-19 0-36 0-55 0-5 0-14 0-14 7 0 8 9 8 14 8 19 0 36 0 55 0 0 18 0 36 0 55 0 7 0 13 8 13s8-8 8-13c0-19 0-37 0-55zM216 13c0-6 0-13-8-13-9 0-9 7-9 13 0 46 0 93 0 140 0 57-63 69-91 69-18 0-42-3-63-15-30-19-30-44-30-54 0-47 0-94 0-140 0-6 0-13-7-13-8 0-8 7-8 13 0 48 0 95 0 142 0 57 59 83 108 83 50 0 108-28 108-83 0-47 0-94 0-142z"><text:p/></draw:path><draw:path draw:style-name="gr1059" draw:text-style-name="P99" svg:width="0.1083in" svg:height="0.1028in" svg:x="1.0606in" svg:y="0.0106in" svg:viewBox="0 0 276 262" svg:d="M45 232c-3 16-4 18-35 18-7 0-10 0-10 8 0 4 3 4 10 4 46 0 92 0 139 0 60 0 106-45 106-82 0-28-23-50-60-55 40-6 81-35 81-72 0-28-25-53-72-53-43 0-87 0-130 0-7 0-11 0-11 8 0 4 3 4 11 4 1 0 7 0 14 1 8 0 11 1 11 6 0 2 0 3-2 7-18 69-34 138-52 206zM103 122c8-32 17-64 25-96 3-13 4-14 21-14 16 0 34 0 50 0 33 0 42 23 42 40 0 34-33 70-80 70-19 0-39 0-58 0zM87 250c-6 0-7 0-9 0-4 0-5-1-5-3s0-3 2-9c9-36 17-72 26-107 24 0 50 0 74 0 36 0 44 29 44 45 0 36-34 74-80 74-18 0-34 0-52 0z"><text:p/></draw:path><draw:path draw:style-name="gr1059" draw:text-style-name="P99" svg:width="0.0264in" svg:height="0.0547in" svg:x="1.1823in" svg:y="0in" svg:viewBox="0 0 68 140" svg:d="M66 24c2-5 2-7 2-9 0-8-7-15-16-15-10 0-13 9-15 13-12 39-24 77-36 117 0 1-1 2-1 4 0 4 9 6 11 6 1 0 2 0 3-5 18-37 34-73 52-111z"><text:p/></draw:path><draw:path draw:style-name="gr1059" draw:text-style-name="P99" svg:width="0.0055in" svg:height="0.1508in" svg:x="1.2382in" svg:y="0.002in" svg:viewBox="0 0 15 384" svg:d="M15 13c0-6 0-13-7-13-8 0-8 7-8 13 0 119 0 238 0 357 0 7 0 14 8 14 7 0 7-7 7-14 0-119 0-238 0-357z"><text:p/></draw:path></draw:g>. </text:p>
      <text:p text:style-name="P23"><text:span text:style-name="T14">נתבונן בזיווג: </text:span><draw:g text:anchor-type="as-char" svg:y="-0.228in" draw:z-index="21" draw:name="Shape22" draw:style-name="gr1057"><svg:title>TexMaths</svg:title><svg:desc>11§latex§h = \lambda x \in A \uplus B.
\begin{cases}
  h_A(x) &amp;\case x \in A \\
  h_B(x) &amp;\case x \in B
\end{cases}, h \colon A \uplus B \to A' \uplus B§svg§600§FALSE§</svg:desc><draw:path draw:style-name="gr1058" draw:text-style-name="P98" svg:width="3.7248in" svg:height="0.4394in" svg:x="0.0035in" svg:y="0.0071in" svg:viewBox="0 0 9462 1117" svg:d="M4732 1117c-1577 0-3155 0-4732 0 0-373 0-744 0-1117 3154 0 6309 0 9462 0 0 373 0 744 0 1117-1576 0-3153 0-4730 0z"><text:p/></draw:path><draw:path draw:style-name="gr1059" draw:text-style-name="P99" svg:width="0.0764in" svg:height="0.1047in" svg:x="0.0004in" svg:y="0.1598in" svg:viewBox="0 0 195 267" svg:d="M31 238c0 18-5 18-31 18 0 3 0 7 0 11 14 0 34-1 44-1s31 1 44 1c0-4 0-8 0-11-26 0-31 0-31-18 0-24 0-47 0-71 0-40 28-61 53-61 24 0 29 20 29 42 0 30 0 60 0 90 0 18-5 18-31 18 0 3 0 7 0 11 13 0 33-1 44-1 10 0 30 1 43 1 0-4 0-8 0-11-20 0-30 0-30-12 0-25 0-49 0-74 0-33 0-45-12-59-6-7-19-14-41-14-32 0-49 23-56 38 0-45 0-90 0-135-19 1-37 3-56 4 0 5 0 8 0 12 28 0 31 3 31 21 0 67 0 134 0 201z"><text:p/></draw:path><draw:path draw:style-name="gr1059" draw:text-style-name="P99" svg:width="0.1008in" svg:height="0.035in" svg:x="0.1394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48in" svg:height="0.1071in" svg:x="0.3083in" svg:y="0.1598in" svg:viewBox="0 0 191 273" svg:d="M118 155c15 41 34 99 39 109 7 7 11 7 21 7 4 0 6 0 9 0s4-2 4-3-1-2-2-3c-4-5-6-11-9-19-26-72-52-146-79-219-8-23-28-27-47-27-2 0-7 0-7 4s3 3 4 4c13 2 15 4 25 30 12 36 25 71 37 106-35 35-71 70-106 105-5 5-7 7-7 13s4 11 11 11c5 0 10-5 13-8 31-38 63-74 94-110z"><text:p/></draw:path><draw:path draw:style-name="gr1059" draw:text-style-name="P99" svg:width="0.0756in" svg:height="0.0685in" svg:x="0.3933in" svg:y="0.198in" svg:viewBox="0 0 193 175" svg:d="M118 54c3-10 12-45 38-45 2 0 11 0 20 5-11 1-19 11-19 21 0 6 5 13 15 13 8 0 21-7 21-23 0-20-22-25-36-25-23 0-36 21-40 30-10-26-31-30-42-30-41 0-63 51-63 59 0 5 3 4 5 5 3 0 4-1 5-5 13-40 39-50 52-50 7 0 21 3 21 26 0 11-7 38-21 91-7 25-20 41-37 41-2 0-12 0-19-5 10-3 18-10 18-21 0-10-8-14-14-14-12 0-22 10-22 22 0 18 20 26 36 26 26 0 40-27 41-29 4 14 19 29 42 29 39 0 61-50 61-60 0-3-3-3-4-3-3 0-4 1-4 4-14 41-40 51-52 51-16 0-21-13-21-26 0-8 2-17 6-33 4-18 8-37 13-54z"><text:p/></draw:path><draw:path draw:style-name="gr1059" draw:text-style-name="P99" svg:width="0.0756in" svg:height="0.0874in" svg:x="0.5311in" svg:y="0.1835in" svg:viewBox="0 0 193 223" svg:d="M179 120c7 0 14 0 14-8s-7-8-14-8c-55 0-109 0-164 0 5-51 50-89 104-89 20 0 41 0 60 0 7 0 14 0 14-7 0-8-7-8-14-8-19 0-40 0-60 0-67 0-119 51-119 112 0 62 52 111 119 111 20 0 41 0 60 0 7 0 14 0 14-8 0-7-7-7-14-7-19 0-40 0-60 0-54 0-99-37-104-88 55 0 109 0 164 0z"><text:p/></draw:path><draw:path draw:style-name="gr1059" draw:text-style-name="P99" svg:width="0.1039in" svg:height="0.1083in" svg:x="0.6673in" svg:y="0.1571in" svg:viewBox="0 0 265 276" svg:d="M55 232c-15 26-30 31-47 33-5 0-8 0-8 8 0 2 1 3 4 3 11 0 24-1 33-1 14 0 27 1 40 1 2 0 7 0 7-7 0-4-4-4-6-4-9-1-19-5-19-14 0-5 3-9 6-15 10-16 20-33 30-49 31 0 65 0 96 0 2 9 7 60 7 65 0 11-21 13-29 13-5 0-8 0-8 8 0 3 4 3 5 3 16 0 32-1 49-1 9 0 34 1 42 1 4 0 8 0 8-8 0-3-4-3-9-3-24 0-24-3-25-14-8-81-16-161-24-241 0-8 0-10-7-10-6 0-7 3-10 7-45 74-90 150-135 225zM101 175c25-42 52-85 77-127 5 42 8 85 12 127-29 0-59 0-89 0z"><text:p/></draw:path><draw:path draw:style-name="gr1059" draw:text-style-name="P99" svg:width="0.0846in" svg:height="0.0933in" svg:x="0.8181in" svg:y="0.1752in" svg:viewBox="0 0 216 238" svg:d="M116 120c18 0 36 0 54 0 6 0 15 0 15-8s-9-8-15-8c-18 0-36 0-54 0 0-18 0-36 0-55 0-6-1-13-8-13-8 0-8 7-8 13 0 19 0 37 0 55-19 0-36 0-55 0-5 0-14 0-14 8s9 8 14 8c19 0 36 0 55 0 0 18 0 36 0 55 0 6 0 14 8 14 7 0 8-8 8-14 0-19 0-37 0-55zM216 13c0-6 0-13-8-13s-8 7-8 13c0 46 0 94 0 140 0 58-64 70-92 70-18 0-42-3-63-16-30-19-30-44-30-54 0-46 0-94 0-140 0-6 0-13-7-13-8 0-8 7-8 13 0 47 0 95 0 142 0 58 59 83 108 83 50 0 108-26 108-83 0-47 0-95 0-142z"><text:p/></draw:path><draw:path draw:style-name="gr1059" draw:text-style-name="P99" svg:width="0.1083in" svg:height="0.1031in" svg:x="0.9516in" svg:y="0.1622in" svg:viewBox="0 0 276 263" svg:d="M46 233c-4 15-5 19-35 19-7 0-11 0-11 7 0 4 3 4 11 4 46 0 91 0 137 0 62 0 107-45 107-83 0-28-22-50-59-55 39-7 80-36 80-72 0-29-25-53-71-53-43 0-87 0-130 0-8 0-12 0-12 8 0 4 4 4 11 4 1 0 9 0 15 0 7 1 10 1 10 7 0 1 0 2-1 7-18 70-34 138-52 207zM105 122c7-32 15-64 23-96 4-13 4-14 20-14 17 0 35 0 51 0 34 0 42 22 42 40 0 34-33 70-80 70-19 0-38 0-56 0zM87 252c-6 0-7 0-9-1-3 0-4-2-4-4 0-1 0-2 1-9 9-36 19-71 27-107 25 0 49 0 73 0 37 0 44 28 44 45 0 38-34 76-79 76-18 0-36 0-53 0z"><text:p/></draw:path><draw:path draw:style-name="gr1059" draw:text-style-name="P99" svg:width="0.0157in" svg:height="0.0157in" svg:x="1.0815in" svg:y="0.248in" svg:viewBox="0 0 41 41" svg:d="M41 21c0-11-10-21-21-21-12 0-20 10-20 21s8 20 20 20c11 0 21-9 21-20z"><text:p/></draw:path><draw:path draw:style-name="gr1059" draw:text-style-name="P99" svg:width="0.0783in" svg:height="0.4547in" svg:x="1.1575in" svg:y="0in" svg:viewBox="0 0 200 1156" svg:d="M119 719c0-42-29-107-97-140 42-23 92-68 97-139 0-2 0-3 0-3 0-90 0-179 0-268 0-31 0-38 3-53 7-30 25-69 75-97 3-3 3-3 3-10 0-8 0-9-9-9-6 0-7 0-18 7-86 48-92 120-92 134 0 91 0 182 0 274 0 28 0 59-19 94-18 32-39 48-55 59-6 3-7 3-7 10 0 8 1 8 4 10 32 20 68 55 76 118 1 8 1 8 1 13 0 99 0 198 0 296 0 31 20 96 95 136 9 5 9 5 15 5 9 0 9-1 9-9 0-7 0-7-2-8-16-10-67-41-77-108-2-10-2-11-2-16 0-98 0-197 0-296z"><text:p/></draw:path><draw:path draw:style-name="gr1059" draw:text-style-name="P99" svg:width="0.0744in" svg:height="0.1071in" svg:x="1.2669in" svg:y="0.0567in" svg:viewBox="0 0 190 273" svg:d="M90 4c-2-1 0-4-5-4-9 0-38 3-48 4-3 0-6 1-6 8 0 4 3 4 9 4 18 0 19 4 19 7 0 2-1 6-1 8-18 73-37 148-56 222-2 5-2 6-2 9 0 8 8 11 11 11 7 0 13-5 14-10 2-10 6-20 8-30 3-12 5-23 9-34 2-9 4-18 6-26 0-3 4-16 5-18 1-3 13-25 26-35 8-7 20-13 36-13 17 0 21 13 21 26 0 21-14 63-24 87-2 9-4 13-4 21 0 18 13 32 32 32 36 0 50-56 50-60s-3-4-4-4c-5 0-4 1-7 8-5 19-17 47-39 47-7 0-9-4-9-12 0-10 3-20 7-28 6-16 24-62 24-86s-16-40-45-40c-25 0-43 12-58 29 10-40 21-82 31-123z"><text:p/></draw:path><draw:path draw:style-name="gr1059" draw:text-style-name="P99" svg:width="0.0803in" svg:height="0.0752in" svg:x="1.352in" svg:y="0.1094in" svg:viewBox="0 0 205 192" svg:d="M41 159c-10 15-18 22-34 23-3 0-7 0-7 6 0 3 3 4 4 4 7 0 16-1 23-1 9 0 20 1 28 1 2 0 5 0 5-6 0-4-3-4-4-4-2 0-12-1-12-8 0-3 3-8 4-10 8-11 15-22 22-33 26 0 52 0 77 0 3 14 5 29 7 44-1 3-3 7-19 7-3 0-7 0-7 6 0 1 1 4 4 4 9 0 27-1 35-1 6 0 11 0 17 0 4 0 10 1 15 1 3 0 6-2 6-5 0-5-4-5-8-5-17 0-17-2-18-8-7-56-15-111-23-167-1-6-2-7-6-7-6 0-7 2-10 5-33 52-66 103-99 154zM76 121c19-30 38-58 57-88 4 30 9 58 13 88-23 0-47 0-70 0z"><text:p/></draw:path><draw:path draw:style-name="gr1059" draw:text-style-name="P99" svg:width="0.035in" svg:height="0.1516in" svg:x="1.4602in" svg:y="0.048in" svg:viewBox="0 0 90 386" svg:d="M90 381c0-1 0-1-6-7-49-50-62-122-62-182 0-67 15-134 63-182 5-5 5-6 5-7 0-2-2-3-4-3-4 0-39 26-62 75-20 43-24 85-24 117 0 31 4 77 25 121 23 47 57 73 61 73 2 0 4-1 4-5z"><text:p/></draw:path><draw:path draw:style-name="gr1059" draw:text-style-name="P99" svg:width="0.0752in" svg:height="0.0685in" svg:x="1.5087in" svg:y="0.0949in" svg:viewBox="0 0 192 175" svg:d="M118 54c2-10 11-45 38-45 2 0 11 0 20 4-11 2-19 12-19 21 0 7 5 13 15 13 8 0 20-6 20-22 0-20-23-25-36-25-22 0-35 21-39 30-10-27-31-30-42-30-41 0-63 49-63 59 0 4 3 3 5 4 3 0 4 0 5-4 13-41 39-50 52-50 7 0 21 3 21 25 0 12-7 39-21 92-7 23-20 40-38 40-2 0-11 0-18-4 9-3 17-10 17-21s-8-15-14-15c-11 0-21 11-21 23 0 18 20 26 36 26 26 0 40-28 41-30 4 14 19 30 42 30 39 0 61-50 61-60 0-4-3-4-4-4-3 0-4 2-6 4-12 42-38 51-50 51-16 0-22-12-22-25 0-9 2-17 6-34 5-18 9-36 14-53z"><text:p/></draw:path><draw:path draw:style-name="gr1059" draw:text-style-name="P99" svg:width="0.0346in" svg:height="0.1516in" svg:x="1.6004in" svg:y="0.048in" svg:viewBox="0 0 89 386" svg:d="M89 192c0-29-4-77-25-119-23-48-56-73-61-73-2 0-3 1-3 3 0 1 0 2 7 9 38 39 60 100 60 180 0 66-14 134-63 183-4 5-4 5-4 6 0 3 1 5 3 5 5 0 39-27 62-76 20-42 24-85 24-118z"><text:p/></draw:path><draw:path draw:style-name="gr1059" draw:text-style-name="P99" svg:width="0.0327in" svg:height="0.1012in" svg:x="1.8134in" svg:y="0.0598in" svg:viewBox="0 0 84 258" svg:d="M56 88c-18 1-36 3-54 4 0 5 0 8 0 12 26 0 29 3 29 21 0 34 0 70 0 104 0 17-5 17-31 17 0 3 0 8 0 12 13 0 34-1 43-1 13 0 27 1 41 1 0-4 0-9 0-12-27 0-28-2-28-16 0-48 0-95 0-142zM57 21c0-12-9-21-20-21-12 0-20 11-20 21s8 20 20 20c11 0 20-8 20-20z"><text:p/></draw:path><draw:path draw:style-name="gr1059" draw:text-style-name="P99" svg:width="0.0488in" svg:height="0.1063in" svg:x="1.8559in" svg:y="0.0543in" svg:viewBox="0 0 125 271" svg:d="M55 106c0-16 0-30 0-46 0-34 19-52 35-52 1 0 8 0 13 3-4 1-12 7-12 16s7 17 17 17c12 0 17-8 17-18 0-14-14-26-35-26-26 0-59 20-59 60 0 16 0 30 0 46-10 0-21 0-31 0 0 4 0 7 0 12 10 0 21 0 31 0 0 41 0 82 0 124 0 17-5 17-31 17 0 4 0 8 0 12 15 0 34-1 44-1 15 0 34 0 50 1 0-4 0-8 0-12-3 0-6 0-8 0-29 0-30-4-30-17 0-42 0-83 0-124 14 0 30 0 44 0 0-5 0-8 0-12-15 0-30 0-45 0z"><text:p/></draw:path><draw:path draw:style-name="gr1059" draw:text-style-name="P99" svg:width="0.0752in" svg:height="0.0685in" svg:x="1.952in" svg:y="0.0949in" svg:viewBox="0 0 192 175" svg:d="M118 54c2-10 11-45 38-45 2 0 11 0 20 4-11 2-19 12-19 21 0 7 5 13 15 13 8 0 20-6 20-22 0-20-23-25-36-25-22 0-35 21-39 30-10-27-31-30-42-30-41 0-63 49-63 59 0 4 3 3 4 4 4 0 5 0 6-4 13-41 39-50 52-50 7 0 21 3 21 25 0 12-7 39-21 92-7 23-20 40-37 40-3 0-12 0-19-4 10-3 17-10 17-21s-7-15-14-15c-11 0-21 11-21 23 0 18 20 26 36 26 26 0 40-28 41-30 4 14 19 30 42 30 39 0 61-50 61-60 0-4-3-4-4-4-3 0-4 2-6 4-12 42-38 51-50 51-15 0-22-12-22-25 0-9 2-17 7-34 4-18 8-36 13-53z"><text:p/></draw:path><draw:path draw:style-name="gr1059" draw:text-style-name="P99" svg:width="0.0752in" svg:height="0.0874in" svg:x="2.0898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1059" draw:text-style-name="P99" svg:width="0.1039in" svg:height="0.1083in" svg:x="2.226in" svg:y="0.0535in" svg:viewBox="0 0 265 276" svg:d="M55 232c-15 25-31 31-47 32-5 1-8 1-8 7 0 3 1 5 4 5 11 0 23-1 33-1 14 0 27 1 40 1 2 0 7 0 7-8 0-3-4-4-6-4-10-1-19-4-19-13 0-5 3-9 6-15 10-16 20-33 30-49 31 0 64 0 96 0 1 8 7 60 7 65 0 11-21 12-29 12-5 0-8 0-8 7 0 5 4 5 5 5 16 0 32-1 48-1 9 0 35 1 43 1 3 0 8 0 8-8 0-4-4-4-9-4-24 0-24-2-25-13-8-81-16-162-24-242 0-8 0-9-7-9-6 0-8 2-11 7-45 74-89 150-134 225zM101 175c26-43 52-85 77-128 5 43 8 85 12 128-29 0-59 0-89 0z"><text:p/></draw:path><draw:path draw:style-name="gr1059" draw:text-style-name="P99" svg:width="0.0744in" svg:height="0.1063in" svg:x="1.2669in" svg:y="0.2752in" svg:viewBox="0 0 190 271" svg:d="M90 4c0-1 0-4-5-4-9 0-38 3-48 3-3 1-6 1-6 8 0 5 3 5 9 5 18 0 19 3 19 7 0 2-1 6-1 8-18 73-37 148-56 222-2 5-2 5-2 7 0 10 8 11 11 11 7 0 13-4 14-9 2-10 6-20 8-29 3-12 5-24 9-35 2-9 4-18 6-27 0-2 4-14 5-16 1-4 13-25 26-36 8-6 20-13 36-13 17 0 21 13 21 27 0 21-14 63-24 86-2 8-4 14-4 22 0 17 13 30 32 30 36 0 50-56 50-59s-3-3-4-3c-5 0-4 1-7 6-5 21-17 49-39 49-7 0-9-5-9-13 0-10 3-19 7-28 6-16 24-63 24-85 0-25-16-41-45-41-25 0-43 12-58 29 10-40 21-81 31-122z"><text:p/></draw:path><draw:path draw:style-name="gr1059" draw:text-style-name="P99" svg:width="0.0811in" svg:height="0.0724in" svg:x="1.3539in" svg:y="0.3303in" svg:viewBox="0 0 207 185" svg:d="M32 164c-2 9-3 11-24 11-5 0-8 0-8 5s3 5 8 5c35 0 70 0 105 0 45 0 81-31 81-58 0-19-18-36-47-39 32-6 60-26 60-50 0-19-21-38-56-38-33 0-65 0-98 0-6 0-9 0-9 7 0 3 3 3 9 3 3 0 5 0 10 1 5 0 6 1 6 3 0 1 0 2-1 6-12 48-24 95-36 144zM75 85c5-22 11-43 16-65 2-9 4-10 15-10 13 0 27 0 40 0 28 0 34 19 34 28 0 22-24 47-60 47-16 0-30 0-45 0zM63 175c-9 0-9 0-9-2 0-3 0-3 1-6 7-25 12-49 19-75 18 0 38 0 57 0 25 0 35 18 35 33 0 27-27 50-60 50-15 0-29 0-43 0z"><text:p/></draw:path><draw:path draw:style-name="gr1059" draw:text-style-name="P99" svg:width="0.035in" svg:height="0.1516in" svg:x="1.4661in" svg:y="0.2661in" svg:viewBox="0 0 90 386" svg:d="M90 382c0-1 0-2-6-8-49-49-62-122-62-181 0-67 15-134 63-182 5-6 5-6 5-7 0-3-2-4-4-4-3 0-39 26-62 76-20 42-24 84-24 117 0 30 4 77 25 120 23 47 58 73 61 73 2 0 4-1 4-4z"><text:p/></draw:path><draw:path draw:style-name="gr1059" draw:text-style-name="P99" svg:width="0.0756in" svg:height="0.0685in" svg:x="1.5146in" svg:y="0.313in" svg:viewBox="0 0 193 175" svg:d="M118 54c2-10 11-45 38-45 2 0 11 0 20 5-11 1-19 11-19 21 0 6 5 13 15 13 8 0 21-6 21-23 0-20-24-25-37-25-22 0-35 21-40 30-9-26-30-30-41-30-41 0-63 51-63 59 0 5 3 5 5 5 3 0 4-1 5-5 13-40 39-50 52-50 7 0 21 3 21 26 0 11-7 38-21 91-7 25-20 41-38 41-2 0-11 0-18-5 10-3 17-10 17-21 0-10-8-14-14-14-11 0-21 10-21 22 0 18 20 26 36 26 26 0 40-27 41-29 4 14 19 29 42 29 39 0 61-50 61-60 0-3-3-3-4-3-3 0-4 1-5 4-13 41-39 51-51 51-15 0-22-13-22-26 0-8 2-17 7-33 4-18 8-37 13-54z"><text:p/></draw:path><draw:path draw:style-name="gr1059" draw:text-style-name="P99" svg:width="0.0346in" svg:height="0.1516in" svg:x="1.6059in" svg:y="0.2661in" svg:viewBox="0 0 89 386" svg:d="M89 193c0-30-4-77-25-120-23-48-56-73-61-73-2 0-3 2-3 4 0 1 0 1 7 9 38 39 60 99 60 180 0 66-14 135-63 183-4 4-4 5-4 6 0 3 1 4 3 4 5 0 39-27 62-75 20-43 24-86 24-118z"><text:p/></draw:path><draw:path draw:style-name="gr1059" draw:text-style-name="P99" svg:width="0.0327in" svg:height="0.1008in" svg:x="1.8134in" svg:y="0.278in" svg:viewBox="0 0 84 257" svg:d="M56 87c-18 1-36 3-54 4 0 5 0 8 0 12 26 0 29 3 29 21 0 35 0 69 0 105 0 17-5 17-31 17 0 3 0 7 0 11 13 0 34-1 43-1 13 0 27 1 41 1 0-4 0-8 0-11-27 0-28-2-28-17 0-48 0-95 0-142zM57 20c0-12-9-20-20-20-12 0-20 10-20 20 0 11 8 21 20 21 11 0 20-9 20-21z"><text:p/></draw:path><draw:path draw:style-name="gr1059" draw:text-style-name="P99" svg:width="0.0488in" svg:height="0.1063in" svg:x="1.8559in" svg:y="0.2717in" svg:viewBox="0 0 125 271" svg:d="M55 106c0-16 0-30 0-46 0-33 19-51 35-51 1 0 8 0 13 2-4 2-12 7-12 16s7 17 17 17c12 0 17-8 17-17 0-14-14-27-35-27-26 0-59 21-59 62 0 14 0 29 0 44-10 0-21 0-31 0 0 4 0 7 0 12 10 0 21 0 31 0 0 41 0 83 0 125 0 17-5 17-31 17 0 4 0 7 0 11 15 0 34-1 44-1 15 0 34 0 50 1 0-4 0-7 0-11-3 0-6 0-8 0-29 0-30-4-30-18 0-42 0-83 0-124 14 0 30 0 44 0 0-5 0-8 0-12-15 0-30 0-45 0z"><text:p/></draw:path><draw:path draw:style-name="gr1059" draw:text-style-name="P99" svg:width="0.0752in" svg:height="0.0685in" svg:x="1.952in" svg:y="0.313in" svg:viewBox="0 0 192 175" svg:d="M118 54c2-10 11-45 38-45 2 0 11 0 20 5-11 1-19 11-19 21 0 6 5 13 15 13 8 0 20-6 20-23 0-20-23-25-36-25-22 0-35 21-39 30-10-26-31-30-42-30-41 0-63 51-63 59 0 5 3 4 4 5 4 0 5-1 6-5 13-40 39-50 52-50 7 0 21 3 21 26 0 11-7 38-21 91-7 25-20 41-37 41-3 0-12 0-19-5 10-3 17-10 17-21 0-10-7-14-14-14-11 0-21 10-21 22 0 18 20 26 36 26 26 0 40-27 41-29 4 14 19 29 42 29 39 0 61-50 61-60 0-3-3-3-4-3-3 0-4 1-6 4-12 41-38 51-50 51-15 0-22-13-22-26 0-8 2-17 7-33 4-18 8-37 13-54z"><text:p/></draw:path><draw:path draw:style-name="gr1059" draw:text-style-name="P99" svg:width="0.0752in" svg:height="0.0878in" svg:x="2.0898in" svg:y="0.298in" svg:viewBox="0 0 192 224" svg:d="M179 120c7 0 13 0 13-8s-6-8-13-8c-55 0-109 0-164 0 5-51 50-89 104-89 20 0 40 0 60 0 7 0 13 0 13-7 0-8-6-8-13-8-21 0-40 0-61 0-66 0-118 51-118 112 0 62 52 112 118 112 21 0 40 0 61 0 7 0 13-1 13-9s-6-7-13-7c-20 0-40 0-60 0-54 0-99-37-104-88 55 0 109 0 164 0z"><text:p/></draw:path><draw:path draw:style-name="gr1059" draw:text-style-name="P99" svg:width="0.1083in" svg:height="0.1031in" svg:x="2.2268in" svg:y="0.2768in" svg:viewBox="0 0 276 263" svg:d="M46 233c-4 15-5 19-35 19-7 0-11 0-11 7 0 4 3 4 11 4 46 0 91 0 138 0 61 0 106-45 106-83 0-28-22-50-59-55 39-7 80-35 80-72 0-29-25-53-71-53-43 0-87 0-130 0-8 0-12 0-12 8 0 4 3 4 11 4 1 0 8 0 15 0 7 1 10 1 10 7 0 1 0 2-1 7-18 70-34 138-52 207zM105 122c7-32 15-64 23-96 4-13 4-14 21-14 16 0 34 0 50 0 34 0 42 22 42 40 0 34-33 70-80 70-19 0-38 0-56 0zM87 252c-6 0-7 0-9-1-3 0-5 0-5-4 0-1 0-2 2-9 9-36 17-71 26-107 24 0 50 0 74 0 37 0 44 28 44 45 0 38-34 76-79 76-18 0-35 0-53 0z"><text:p/></draw:path><draw:path draw:style-name="gr1059" draw:text-style-name="P99" svg:width="0.0177in" svg:height="0.0449in" svg:x="2.4in" svg:y="0.248in" svg:viewBox="0 0 46 115" svg:d="M46 41c0-26-10-41-25-41-13 0-21 10-21 21 0 10 8 20 21 20 4 0 10-1 13-5 1-1 1-1 2-1 0 2 1 0 1 6 0 28-13 51-26 65-4 4-4 4-4 5 0 3 2 4 4 4 3 0 35-29 35-74z"><text:p/></draw:path><draw:path draw:style-name="gr1059" draw:text-style-name="P99" svg:width="0.074in" svg:height="0.1063in" svg:x="2.4634in" svg:y="0.1598in" svg:viewBox="0 0 189 271" svg:d="M89 4c0-1 0-4-4-4-9 0-38 3-48 3-3 1-7 1-7 8 0 5 3 5 10 5 17 0 18 3 18 7 0 2-1 6-1 8-18 73-37 148-56 222-1 5-1 5-1 7 0 10 8 11 11 11 7 0 12-4 14-9 3-10 6-20 8-30 2-12 6-23 8-34 2-9 5-18 6-27 1-2 5-14 5-16 1-4 13-25 26-36 9-6 21-13 38-13 16 0 20 13 20 27 0 21-15 63-24 86-3 8-5 13-5 22 0 17 14 30 32 30 36 0 50-56 50-59s-3-3-4-3c-3 0-4 1-6 6-6 21-18 49-39 49-7 0-10-5-10-13 0-10 4-19 7-28 6-16 24-63 24-85 0-25-16-41-44-41-25 0-43 12-58 29 10-40 20-81 30-122z"><text:p/></draw:path><draw:path draw:style-name="gr1059" draw:text-style-name="P99" svg:width="0.0157in" svg:height="0.065in" svg:x="2.5724in" svg:y="0.2in" svg:viewBox="0 0 41 166" svg:d="M41 21c0-11-9-21-20-21s-21 10-21 21 10 20 21 20 20-9 20-20zM41 146c0-11-9-21-20-21s-21 10-21 21 10 20 21 20 20-9 20-20z"><text:p/></draw:path><draw:path draw:style-name="gr1059" draw:text-style-name="P99" svg:width="0.1039in" svg:height="0.1083in" svg:x="2.6579in" svg:y="0.1571in" svg:viewBox="0 0 265 276" svg:d="M56 232c-16 26-31 31-48 33-5 0-8 0-8 8 0 2 2 3 5 3 10 0 22-1 33-1 13 0 27 1 39 1 2 0 8 0 8-7 0-4-5-4-7-4-9-1-19-5-19-14 0-5 4-9 6-15 10-16 20-33 30-49 32 0 64 0 96 0 1 9 7 60 7 65 0 11-20 13-28 13-5 0-9 0-9 8 0 3 4 3 5 3 16 0 33-1 49-1 9 0 34 1 44 1 2 0 6 0 6-8 0-3-3-3-9-3-24 0-24-3-25-14-8-81-15-161-23-241-1-8-1-10-8-10-6 0-8 3-10 7-45 74-89 150-134 225zM102 175c26-42 51-85 76-127 5 42 8 85 12 127-29 0-58 0-88 0z"><text:p/></draw:path><draw:path draw:style-name="gr1059" draw:text-style-name="P99" svg:width="0.0839in" svg:height="0.0933in" svg:x="2.8091in" svg:y="0.1752in" svg:viewBox="0 0 214 238" svg:d="M114 120c19 0 37 0 55 0 7 0 15 0 15-8s-8-8-15-8c-18 0-36 0-55 0 0-18 0-36 0-55 0-6 0-13-7-13-8 0-8 7-8 13 0 19 0 37 0 55-19 0-36 0-55 0-6 0-13 0-13 8s7 8 13 8c19 0 36 0 55 0 0 18 0 36 0 55 0 6 0 14 8 14 7 0 7-8 7-14 0-19 0-37 0-55zM214 13c0-6 1-13-7-13s-8 7-8 13c0 46 0 94 0 140 0 58-63 70-92 70-17 0-42-3-62-16-30-19-30-44-30-54 0-46 0-94 0-140 0-6 0-13-7-13-8 0-8 7-8 13 0 47 0 95 0 142 0 58 58 83 107 83 50 0 107-26 107-83 0-47 0-95 0-142z"><text:p/></draw:path><draw:path draw:style-name="gr1059" draw:text-style-name="P99" svg:width="0.1083in" svg:height="0.1031in" svg:x="2.9417in" svg:y="0.1622in" svg:viewBox="0 0 276 263" svg:d="M46 233c-4 15-4 19-35 19-7 0-11 0-11 7 0 4 4 4 11 4 46 0 91 0 138 0 61 0 106-45 106-83 0-28-22-50-59-55 39-7 80-36 80-72 0-29-25-53-71-53-43 0-87 0-130 0-8 0-11 0-11 8 0 4 3 4 11 4 4 0 8 0 14 0 7 1 10 1 10 7 0 1 0 2-1 7-18 70-34 138-52 207zM105 122c7-32 16-64 24-96 3-13 4-14 21-14 16 0 33 0 49 0 34 0 42 22 42 40 0 34-33 70-80 70-19 0-38 0-56 0zM87 252c-6 0-6 0-9-1-3 0-4-2-4-4 0-1 0-2 2-9 9-36 18-71 26-107 25 0 49 0 73 0 37 0 45 28 45 45 0 38-35 76-80 76-18 0-35 0-53 0z"><text:p/></draw:path><draw:path draw:style-name="gr1059" draw:text-style-name="P99" svg:width="0.1346in" svg:height="0.0787in" svg:x="3.1094in" svg:y="0.1882in" svg:viewBox="0 0 343 201" svg:d="M301 109c-22 15-31 32-35 36-17 28-14 34-21 52 0 4 6 4 8 4 7 0 8 0 9-8 9-37 32-70 76-87 4-2 5-3 5-5 0-3-2-4-3-4-17-7-64-27-78-92-1-4-2-5-9-5-2 0-8 0-8 4 0 1 4 26 20 52 8 11 19 24 36 37-95 0-192 0-288 0-6 0-13 0-13 8s7 8 13 8c96 0 193 0 288 0z"><text:p/></draw:path><draw:path draw:style-name="gr1059" draw:text-style-name="P99" svg:width="0.1039in" svg:height="0.1083in" svg:x="3.3008in" svg:y="0.1571in" svg:viewBox="0 0 265 276" svg:d="M55 232c-15 26-30 31-47 33-5 0-8 0-8 8 0 2 2 3 4 3 11 0 24-1 35-1 12 0 25 1 38 1 2 0 7 0 7-7 0-4-4-4-6-4-9-1-19-5-19-14 0-5 3-9 6-15 10-16 20-33 30-49 31 0 64 0 96 0 1 9 7 60 7 65 0 11-21 13-29 13-5 0-8 0-8 8 0 3 4 3 5 3 16 0 32-1 49-1 9 0 34 1 43 1 3 0 7 0 7-8 0-3-4-3-9-3-24 0-24-3-25-14-8-81-15-161-23-241-1-8-1-10-8-10-6 0-7 3-10 7-45 74-90 150-135 225zM102 175c26-42 51-85 76-127 5 42 8 85 12 127-29 0-58 0-88 0z"><text:p/></draw:path><draw:path draw:style-name="gr1059" draw:text-style-name="P99" svg:width="0.0264in" svg:height="0.0547in" svg:x="3.415in" svg:y="0.1512in" svg:viewBox="0 0 68 140" svg:d="M65 23c2-4 3-7 3-9 0-7-8-14-16-14-10 0-14 8-15 12-12 40-24 78-36 118 0 1-1 3-1 4 0 3 8 6 10 6s2-2 4-5c17-37 34-75 51-112z"><text:p/></draw:path><draw:path draw:style-name="gr1059" draw:text-style-name="P99" svg:width="0.0843in" svg:height="0.0933in" svg:x="3.4945in" svg:y="0.1752in" svg:viewBox="0 0 215 238" svg:d="M115 120c19 0 37 0 56 0 5 0 13 0 13-8s-8-8-13-8c-19 0-37 0-56 0 0-18 0-36 0-55 0-6 1-13-7-13s-8 7-8 13c0 19 0 37 0 55-19 0-36 0-55 0-5 0-14 0-14 8s9 8 14 8c19 0 36 0 55 0 0 18 0 36 0 55 0 6 0 14 8 14s7-8 7-14c0-19 0-37 0-55zM215 13c0-6 0-13-8-13s-8 7-8 13c0 46 0 94 0 140 0 58-63 70-91 70-18 0-42-3-63-16-30-19-30-44-30-54 0-46 0-94 0-140 0-6 0-13-7-13-8 0-8 7-8 13 0 47 0 95 0 142 0 58 59 83 108 83s107-26 107-83c0-47 0-95 0-142z"><text:p/></draw:path><draw:path draw:style-name="gr1059" draw:text-style-name="P99" svg:width="0.1083in" svg:height="0.1031in" svg:x="3.628in" svg:y="0.1622in" svg:viewBox="0 0 276 263" svg:d="M45 233c-3 15-4 19-35 19-7 0-10 0-10 7 0 4 3 4 10 4 46 0 92 0 139 0 60 0 106-45 106-83 0-28-23-50-60-55 40-7 81-36 81-72 0-29-25-53-72-53-43 0-87 0-130 0-7 0-11 0-11 8 0 4 3 4 11 4 1 0 7 0 14 0 8 1 11 1 11 7 0 1-1 2-2 7-18 70-34 138-52 207zM103 122c8-32 17-64 25-96 3-13 4-14 21-14 16 0 33 0 49 0 34 0 43 22 43 40 0 34-33 70-80 70-19 0-39 0-58 0zM87 252c-6 0-7 0-9-1-4 0-5-2-5-4 0-1 0-2 2-9 9-36 17-71 26-107 24 0 50 0 74 0 36 0 44 28 44 45 0 38-34 76-80 76-18 0-34 0-52 0z"><text:p/></draw:path></draw:g></text:p>
      <text:p text:style-name="P22">נוכיח שהוא זיווג. </text:p>
      <text:p text:style-name="P24"><text:span text:style-name="T100">על: </text:span><text:span text:style-name="T95">תהי </text:span><text:span text:style-name="T14"><draw:g text:anchor-type="as-char" svg:y="-0.1102in" draw:z-index="22" draw:name="Shape23" draw:style-name="gr1057"><svg:title>TexMaths</svg:title><svg:desc>11§inline§\ac \in A \uplus B§svg§600§FALSE§</svg:desc><draw:path draw:style-name="gr1058" draw:text-style-name="P98" svg:width="0.6894in" svg:height="0.1004in" svg:x="0.0043in" svg:y="0.0075in" svg:viewBox="0 0 1752 256" svg:d="M0 0c584 0 1167 0 1752 0 0 86 0 170 0 256-585 0-1168 0-1752 0 0-86 0-170 0-256z"><text:p/></draw:path><draw:path draw:style-name="gr1059" draw:text-style-name="P99" svg:width="0.1169in" svg:height="0.1157in" svg:x="0.0004in" svg:y="0in" svg:viewBox="0 0 298 295" svg:d="M220 213c2 24 7 42 9 49 4 17 5 26 22 26s47-18 47-26c0-1-1-2-3-2-5 0-13 5-14 5-3 2-4 2-5 2-11 0-13-11-17-34-3-12-7-28-9-80-4-39-5-77-5-117 0-10 0-20 0-28 0-7 0-8-4-8-6 0-21 7-28 16-1 2-2 4-3 5-31 65-59 112-79 142-23 35-63 97-84 97-14 0-26-10-29-23 0-1-1-3-4-3-5 0-14 19-14 30 0 15 18 31 35 31 27 0 72-69 79-82 36 0 71 0 106 0zM212 47c0 7 0 14 0 22 0 23 1 45 3 67 0 8 1 35 3 56-23 0-47 0-71 0-6 0-12 0-22 6 28-42 50-81 52-85 20-34 30-56 35-66z"><text:p/></draw:path><draw:path draw:style-name="gr1059" draw:text-style-name="P99" svg:width="0.076in" svg:height="0.087in" svg:x="0.1728in" svg:y="0.0283in" svg:viewBox="0 0 194 222" svg:d="M180 119c6 0 14 0 14-8s-8-8-14-8c-55 0-108 0-163 0 4-51 48-88 103-88 20 0 41 0 60 0 6 0 14 0 14-7 0-8-8-8-14-8-20 0-40 0-61 0-66 0-119 49-119 111 0 60 53 111 119 111 21 0 41 0 61 0 6 0 14 0 14-8s-8-8-14-8c-19 0-40 0-60 0-55 0-99-37-103-87 55 0 108 0 163 0z"><text:p/></draw:path><draw:path draw:style-name="gr1059" draw:text-style-name="P99" svg:width="0.1039in" svg:height="0.1079in" svg:x="0.3094in" svg:y="0.002in" svg:viewBox="0 0 265 275" svg:d="M56 229c-15 27-31 32-48 33-5 0-8 0-8 8 0 2 2 5 6 5 9 0 22-3 33-3 12 0 26 3 38 3 2 0 8 0 8-8 0-5-5-5-7-5-9-1-19-4-19-14 0-4 4-9 6-14 10-15 20-32 30-48 32 0 65 0 96 0 2 7 7 60 7 63 0 12-20 13-27 13-6 0-10 0-10 8 0 5 4 5 5 5 16 0 33-3 49-3 9 0 34 3 44 3 2 0 6 0 6-8 0-5-4-5-9-5-24 0-24-3-25-14-8-80-15-159-23-239-1-8-1-9-8-9-6 0-7 3-10 7-45 74-89 148-134 222zM102 173c26-41 51-84 76-126 5 42 8 85 12 126-29 0-58 0-88 0z"><text:p/></draw:path><draw:path draw:style-name="gr1059" draw:text-style-name="P99" svg:width="0.0843in" svg:height="0.0929in" svg:x="0.4602in" svg:y="0.0193in" svg:viewBox="0 0 215 237" svg:d="M114 121c19 0 37 0 55 0 6 0 15 0 15-8s-9-8-15-8c-18 0-36 0-55 0 0-18 0-37 0-54 0-7 0-14-7-14-8 0-8 7-8 14 0 17 0 36 0 54-19 0-36 0-55 0-5 0-13 0-13 8s8 8 13 8c19 0 36 0 55 0 0 17 0 36 0 54 0 5 0 13 8 13 7 0 7-8 7-13 0-18 0-37 0-54zM215 14c0-6 0-14-8-14s-8 8-8 14c0 46 0 93 0 139 0 57-63 69-92 69-18 0-42-3-62-17-30-18-30-42-30-53 0-45 0-92 0-138 0-6 0-14-7-14-8 0-8 8-8 14 0 46 0 94 0 140 0 58 58 83 107 83 50 0 108-26 108-83 0-46 0-94 0-140z"><text:p/></draw:path><draw:path draw:style-name="gr1059" draw:text-style-name="P99" svg:width="0.1083in" svg:height="0.1024in" svg:x="0.5929in" svg:y="0.0075in" svg:viewBox="0 0 276 261" svg:d="M46 231c-4 15-5 18-35 18-7 0-11 0-11 8 0 4 3 4 11 4 46 0 91 0 138 0 61 0 106-46 106-83 0-28-22-48-59-53 39-8 80-36 80-72 0-29-25-53-71-53-43 0-87 0-130 0-8 0-12 0-12 8 0 3 4 3 11 3 1 0 9 0 15 1 7 1 10 1 10 7 0 1 0 2-1 6-18 68-34 138-52 206zM105 122c7-32 15-64 23-96 4-13 4-15 21-15 16 0 34 0 50 0 34 0 42 23 42 41 0 33-33 70-80 70-19 0-38 0-56 0zM87 249c-6 0-7 0-9-1-3 0-4 0-4-3 0-1 0-2 1-9 9-35 19-71 27-106 25 0 49 0 73 0 37 0 44 27 44 43 0 39-34 76-79 76-18 0-35 0-53 0z"><text:p/></draw:path></draw:g></text:span><text:span text:style-name="T14">, נבחר </text:span><text:span text:style-name="T14"><draw:g text:anchor-type="as-char" svg:y="-0.2693in" draw:z-index="23" draw:name="Shape24" draw:style-name="gr1057"><svg:title>TexMaths</svg:title><svg:desc>11§latex§\ac' = \{\begin{cases} h_A^{-1}(x) &amp;\case x \in A' \\ h_B^{-1}(x) &amp;\case x \in B' \end{cases} \mid x \in \ac\}§svg§600§FALSE§</svg:desc><draw:path draw:style-name="gr1058" draw:text-style-name="P98" svg:width="2.3583in" svg:height="0.4394in" svg:x="0.0035in" svg:y="0.0075in" svg:viewBox="0 0 5991 1117" svg:d="M2996 1117c-999 0-1997 0-2996 0 0-373 0-744 0-1117 1997 0 3994 0 5991 0 0 373 0 744 0 1117-998 0-1997 0-2995 0z"><text:p/></draw:path><draw:path draw:style-name="gr1059" draw:text-style-name="P99" svg:width="0.1039in" svg:height="0.1083in" svg:x="0.0004in" svg:y="0.1575in" svg:viewBox="0 0 265 276" svg:d="M142 8c-2-5-2-8-9-8s-8 2-9 8c-26 77-54 154-80 230-7 20-23 26-44 27 0 3 0 6 0 11 10 0 26-1 40-1 12 0 31 1 45 1 0-5 0-8 0-11-20 0-30-10-30-20 0-1 1-5 1-7 6-17 12-34 18-50 32 0 63 0 95 0 7 20 15 39 21 59 0 2 1 5 1 6 0 12-22 12-32 12 0 3 0 6 0 11 14-1 41-1 55-1 17 0 35 1 51 1 0-5 0-8 0-11-2 0-4 0-7 0-23 0-28-3-33-16-27-80-56-161-83-241zM121 51c14 41 30 84 44 126-29 0-58 0-87 0 14-42 29-85 43-126z"><text:p/></draw:path><draw:path draw:style-name="gr1059" draw:text-style-name="P99" svg:width="0.0177in" svg:height="0.0449in" svg:x="0.1228in" svg:y="0.1602in" svg:viewBox="0 0 46 115" svg:d="M46 41c0-23-9-41-25-41-14 0-21 10-21 20 0 11 7 21 21 21 8 0 13-4 15-7 0 0 0-1 1-1 0 2 0 5 0 8 0 12-2 39-26 63-4 5-4 6-4 7 0 2 1 4 3 4 4 0 36-29 36-74z"><text:p/></draw:path><draw:path draw:style-name="gr1059" draw:text-style-name="P99" svg:width="0.1008in" svg:height="0.035in" svg:x="0.2114in" svg:y="0.210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535in" svg:height="0.1516in" svg:x="0.3827in" svg:y="0.152in" svg:viewBox="0 0 137 386" svg:d="M81 52c0-16 11-41 53-43 2 0 3-2 3-5 0-4-3-4-7-4-39 0-74 20-74 48 0 30 0 59 0 88 0 16 0 28-15 41-14 11-29 11-38 12-1 0-3 2-3 4 0 4 2 4 7 5 25 1 44 15 48 34 1 4 1 4 1 19 0 25 0 50 0 75 0 17 0 29 19 44 14 11 40 16 55 16 4 0 7 0 7-5 0-3-2-3-6-4-24-1-43-13-49-33-1-3-1-4-1-19 0-27 0-54 0-80 0-18-2-24-15-37-8-8-19-12-30-15 32-8 45-27 45-49 0-31 0-62 0-92z"><text:p/></draw:path><draw:path draw:style-name="gr1059" draw:text-style-name="P99" svg:width="0.0783in" svg:height="0.4547in" svg:x="0.4697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8 55 77 118 1 8 1 8 1 13 0 99 0 198 0 296 0 31 20 96 94 136 10 5 10 5 16 5 9 0 9-1 9-9 0-7 0-7-2-8-17-10-67-41-77-108-2-10-2-11-2-16 0-98 0-197 0-296z"><text:p/></draw:path><draw:path draw:style-name="gr1059" draw:text-style-name="P99" svg:width="0.0744in" svg:height="0.1071in" svg:x="0.5791in" svg:y="0.0571in" svg:viewBox="0 0 190 273" svg:d="M90 4c-2-1 0-4-5-4-9 0-38 3-48 4-3 0-7 1-7 8 0 4 4 4 10 4 18 0 19 4 19 7-1 2-1 6-2 8-19 73-37 148-56 222-1 5-1 6-1 9 0 8 8 11 11 11 7 0 13-5 14-10 2-10 6-20 8-30 3-12 5-23 9-34 2-9 4-18 6-26 0-3 4-16 5-18 1-3 12-25 25-35 9-7 21-13 37-13 17 0 21 13 21 26 0 21-14 63-24 87-2 9-4 13-4 21 0 18 13 32 32 32 36 0 50-56 50-60s-4-4-5-4c-4 0-4 1-6 8-5 19-17 47-39 47-7 0-9-4-9-12 0-10 3-20 6-28 7-16 25-62 25-86s-16-40-45-40c-25 0-43 12-58 29 10-40 21-82 31-123z"><text:p/></draw:path><draw:path draw:style-name="gr1059" draw:text-style-name="P99" svg:width="0.0717in" svg:height="0.0047in" svg:x="0.6701in" svg:y="0.0665in" svg:viewBox="0 0 183 13" svg:d="M172 13c4 0 11 0 11-6 0-7-7-7-11-7-54 0-107 0-161 0-4 0-11 0-11 7 0 6 5 6 11 6 54 0 107 0 161 0z"><text:p/></draw:path><draw:path draw:style-name="gr1059" draw:text-style-name="P99" svg:width="0.0382in" svg:height="0.0701in" svg:x="0.7654in" svg:y="0.0272in" svg:viewBox="0 0 98 179" svg:d="M60 8c0-8 0-8-7-8-18 16-42 18-53 18 0 3 0 5 0 8 7 0 24 0 38-7 0 46 0 92 0 138 0 9 0 12-26 12-3 0-8 0-11 0 0 4 0 7 0 10 6 0 39-1 48-1s43 1 49 1c0-3 0-6 0-10-3 0-7 0-10 0-28 0-28-3-28-12 0-49 0-100 0-149z"><text:p/></draw:path><draw:path draw:style-name="gr1059" draw:text-style-name="P99" svg:width="0.0795in" svg:height="0.0752in" svg:x="0.6642in" svg:y="0.1311in" svg:viewBox="0 0 203 192" svg:d="M41 160c-10 15-19 21-34 22-4 2-7 2-7 7 0 2 2 3 4 3 7 0 16-1 23-1 9 0 20 1 28 1 1 0 5 0 5-5 0-3-3-5-4-5-2 0-12 0-12-7 0-4 3-8 4-10 7-11 15-23 21-34 27 0 52 0 78 0 3 15 5 29 7 45-1 2-3 6-19 6-3 0-7 0-7 7 0 1 1 3 4 3 8 0 27-1 35-1 5 0 11 0 17 0 4 1 10 1 15 1 3 0 4-2 4-5 0-5-2-5-6-5-17 0-17-2-18-8-7-55-16-111-24-166 0-6-1-8-5-8-6 0-8 2-10 7-33 51-66 102-99 153zM76 121c19-30 38-58 57-88 4 30 9 58 13 88-23 0-47 0-70 0z"><text:p/></draw:path><draw:path draw:style-name="gr1059" draw:text-style-name="P99" svg:width="0.035in" svg:height="0.1516in" svg:x="0.8366in" svg:y="0.0484in" svg:viewBox="0 0 90 386" svg:d="M90 381c0-1 0-1-6-7-49-50-61-122-61-182 0-67 14-134 62-182 5-5 5-6 5-7 0-2-2-3-4-3-4 0-39 26-62 75-19 43-24 85-24 117 0 31 4 77 25 121 24 47 57 73 61 73 2 0 4-1 4-5z"><text:p/></draw:path><draw:path draw:style-name="gr1059" draw:text-style-name="P99" svg:width="0.0752in" svg:height="0.0685in" svg:x="0.885in" svg:y="0.0953in" svg:viewBox="0 0 192 175" svg:d="M119 54c2-10 11-45 37-45 2 0 12 0 20 4-11 2-19 12-19 21 0 7 5 13 15 13 8 0 20-6 20-22 0-20-22-25-35-25-23 0-36 21-40 30-10-27-31-30-42-30-41 0-63 49-63 59 0 4 3 3 4 4 4 0 5 0 6-4 13-41 38-50 52-50 7 0 21 3 21 25 0 12-7 39-21 92-7 23-20 40-37 40-2 0-11 0-19-4 9-3 18-10 18-21s-9-15-14-15c-12 0-22 11-22 23 0 18 20 26 36 26 27 0 40-28 41-30 4 14 19 30 42 30 39 0 61-50 61-60 0-4-3-4-4-4-3 0-4 2-4 4-14 42-40 51-52 51-16 0-21-12-21-25 0-9 2-17 7-34 4-18 8-36 13-53z"><text:p/></draw:path><draw:path draw:style-name="gr1059" draw:text-style-name="P99" svg:width="0.035in" svg:height="0.1516in" svg:x="0.9764in" svg:y="0.0484in" svg:viewBox="0 0 90 386" svg:d="M90 192c0-29-4-77-26-119-23-48-56-73-60-73-3 0-4 1-4 3 0 1 0 2 8 9 37 39 59 100 59 180 0 66-14 134-62 183-5 5-5 5-5 6 0 3 1 5 4 5 4 0 39-27 61-76 20-42 25-85 25-118z"><text:p/></draw:path><draw:path draw:style-name="gr1059" draw:text-style-name="P99" svg:width="0.0319in" svg:height="0.1012in" svg:x="1.1839in" svg:y="0.0602in" svg:viewBox="0 0 82 258" svg:d="M55 88c-18 1-36 3-54 4 0 5 0 8 0 12 25 0 29 3 29 21 0 34 0 70 0 104 0 17-5 17-30 17 0 3 0 8 0 12 12 0 33-1 42-1 14 0 27 1 40 1 0-4 0-9 0-12-25 0-27-2-27-16 0-48 0-95 0-142zM57 21c0-12-10-21-21-21-12 0-21 11-21 21s9 20 21 20c11 0 21-8 21-20z"><text:p/></draw:path><draw:path draw:style-name="gr1059" draw:text-style-name="P99" svg:width="0.0488in" svg:height="0.1063in" svg:x="1.226in" svg:y="0.0547in" svg:viewBox="0 0 125 271" svg:d="M55 106c0-16 0-30 0-46 0-34 19-52 36-52 1 0 7 0 12 3-4 1-11 7-11 16s6 17 17 17 16-8 16-18c0-14-14-26-34-26-27 0-60 20-60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1059" draw:text-style-name="P99" svg:width="0.0752in" svg:height="0.0685in" svg:x="1.3224in" svg:y="0.0953in" svg:viewBox="0 0 192 175" svg:d="M119 54c2-10 11-45 37-45 2 0 12 0 20 4-11 2-19 12-19 21 0 7 5 13 15 13 8 0 20-6 20-22 0-20-22-25-35-25-23 0-36 21-40 30-10-27-31-30-42-30-41 0-63 49-63 59 0 4 3 3 4 4 4 0 5 0 6-4 13-41 38-50 52-50 7 0 21 3 21 25 0 12-7 39-21 92-6 23-20 40-37 40-2 0-11 0-19-4 9-3 18-10 18-21s-9-15-14-15c-12 0-22 11-22 23 0 18 20 26 36 26 27 0 40-28 41-30 5 14 19 30 42 30 39 0 61-50 61-60 0-4-3-4-4-4-3 0-4 2-4 4-14 42-40 51-52 51-16 0-21-12-21-25 0-9 2-17 7-34 4-18 8-36 13-53z"><text:p/></draw:path><draw:path draw:style-name="gr1059" draw:text-style-name="P99" svg:width="0.076in" svg:height="0.0874in" svg:x="1.4602in" svg:y="0.0807in" svg:viewBox="0 0 194 223" svg:d="M179 119c7 0 15 0 15-8s-8-8-15-8c-55 0-109 0-164 0 5-51 50-88 104-88 20 0 40 0 60 0 7 0 15 0 15-7 0-8-8-8-15-8-20 0-40 0-60 0-66 0-119 49-119 111s53 112 119 112c20 0 40 0 60 0 7 0 15 0 15-8 0-7-8-7-15-7-20 0-40 0-60 0-54 0-99-38-104-89 55 0 109 0 164 0z"><text:p/></draw:path><draw:path draw:style-name="gr1059" draw:text-style-name="P99" svg:width="0.1039in" svg:height="0.1083in" svg:x="1.5969in" svg:y="0.0539in" svg:viewBox="0 0 265 276" svg:d="M55 232c-15 25-30 31-47 32-5 1-8 1-8 7 0 3 2 5 4 5 11 0 23-1 34-1 13 0 26 1 39 1 2 0 7 0 7-8 0-3-4-4-6-4-9-1-19-4-19-13 0-5 3-9 6-15 10-16 20-33 30-49 31 0 64 0 96 0 1 8 7 60 7 65 0 11-21 12-29 12-4 0-8 0-8 7 0 5 4 5 5 5 15 0 32-1 48-1 10 0 35 1 44 1 3 0 7 0 7-8 0-4-4-4-9-4-24 0-24-2-25-13-8-81-15-162-23-242-1-8-1-9-8-9-6 0-8 2-10 7-45 74-90 150-135 225zM102 175c26-43 51-85 76-128 5 43 8 85 12 128-29 0-58 0-88 0z"><text:p/></draw:path><draw:path draw:style-name="gr1059" draw:text-style-name="P99" svg:width="0.0264in" svg:height="0.0551in" svg:x="1.7106in" svg:y="0.0472in" svg:viewBox="0 0 68 141" svg:d="M65 24c2-4 3-6 3-9 0-8-8-15-16-15-10 0-14 9-15 13-12 39-24 78-36 117 0 1-1 3-1 4 0 3 9 7 10 7 2 0 2-1 4-6 17-37 34-73 51-111z"><text:p/></draw:path><draw:path draw:style-name="gr1059" draw:text-style-name="P99" svg:width="0.0744in" svg:height="0.1063in" svg:x="0.5791in" svg:y="0.2756in" svg:viewBox="0 0 190 271" svg:d="M90 4c0-1 0-4-5-4-9 0-38 3-48 3-3 1-7 1-7 8 0 5 4 5 10 5 18 0 19 3 19 7-1 2-1 6-2 8-19 73-37 148-56 222-1 5-1 5-1 7 0 10 8 11 11 11 7 0 13-4 14-9 2-10 6-20 8-29 3-12 5-24 9-35 2-9 4-18 6-27 0-2 4-14 5-16 1-4 12-25 25-36 9-6 21-13 37-13 17 0 21 13 21 27 0 21-14 63-24 86-2 8-4 14-4 22 0 17 13 30 32 30 36 0 50-56 50-59s-4-3-5-3c-4 0-4 1-6 6-5 21-17 49-39 49-7 0-9-5-9-13 0-10 3-19 6-28 7-16 25-63 25-85 0-25-16-41-45-41-25 0-43 12-58 29 10-40 21-81 31-122z"><text:p/></draw:path><draw:path draw:style-name="gr1059" draw:text-style-name="P99" svg:width="0.0717in" svg:height="0.0047in" svg:x="0.6701in" svg:y="0.2866in" svg:viewBox="0 0 183 13" svg:d="M172 13c4 0 11 0 11-6 0-7-7-7-11-7-54 0-107 0-161 0-4 0-11 0-11 7 0 6 5 6 11 6 54 0 107 0 161 0z"><text:p/></draw:path><draw:path draw:style-name="gr1059" draw:text-style-name="P99" svg:width="0.0382in" svg:height="0.0701in" svg:x="0.7654in" svg:y="0.2453in" svg:viewBox="0 0 98 179" svg:d="M60 8c0-8 0-8-7-8-18 18-42 18-53 18 0 3 0 6 0 9 7 0 24 0 38-7 0 46 0 91 0 137 0 9 0 12-26 12-3 0-8 0-11 0 0 4 0 7 0 10 6 0 39-1 48-1s43 1 49 1c0-3 0-6 0-10-3 0-7 0-10 0-28 0-28-3-28-12 0-49 0-100 0-149z"><text:p/></draw:path><draw:path draw:style-name="gr1059" draw:text-style-name="P99" svg:width="0.0811in" svg:height="0.0724in" svg:x="0.6661in" svg:y="0.352in" svg:viewBox="0 0 207 185" svg:d="M32 163c-2 10-3 12-24 12-5 0-8 0-8 5s3 5 8 5c35 0 70 0 105 0 45 0 81-32 81-59 0-18-18-35-47-38 32-7 60-26 60-50 0-20-21-38-56-38-33 0-65 0-98 0-6 0-9 0-9 5s3 5 9 5c3 0 5 0 10 0 5 1 6 1 6 4 0 2 0 1-1 6-12 47-24 95-36 143zM75 85c5-22 11-44 16-66 2-9 4-9 15-9 13 0 27 0 40 0 28 0 34 17 34 27 0 22-24 48-60 48-16 0-30 0-45 0zM63 175c-9 0-9 0-9-4 0-2 0-1 1-5 7-24 12-50 19-74 18 0 38 0 57 0 25 0 35 17 35 32 0 28-27 51-60 51-15 0-29 0-43 0z"><text:p/></draw:path><draw:path draw:style-name="gr1059" draw:text-style-name="P99" svg:width="0.035in" svg:height="0.1516in" svg:x="0.8366in" svg:y="0.2665in" svg:viewBox="0 0 90 386" svg:d="M90 382c0-1 0-2-6-8-49-49-61-122-61-181 0-67 14-134 62-182 5-6 5-6 5-7 0-3-2-4-4-4-4 0-39 26-62 76-19 42-24 84-24 117 0 30 4 77 25 120 24 47 57 73 61 73 2 0 4-1 4-4z"><text:p/></draw:path><draw:path draw:style-name="gr1059" draw:text-style-name="P99" svg:width="0.0752in" svg:height="0.0685in" svg:x="0.885in" svg:y="0.3134in" svg:viewBox="0 0 192 175" svg:d="M119 54c2-10 11-45 37-45 2 0 12 0 20 5-11 1-19 11-19 21 0 6 5 13 15 13 8 0 20-6 20-23 0-20-22-25-35-25-23 0-36 21-40 30-10-26-31-30-42-30-41 0-63 51-63 59 0 5 3 4 4 5 4 0 5-1 6-5 13-40 38-50 52-50 7 0 21 3 21 26 0 11-7 38-21 91-7 25-20 41-37 41-2 0-11 0-19-5 9-3 18-10 18-21 0-10-9-14-14-14-12 0-22 10-22 22 0 18 20 26 36 26 27 0 40-27 41-29 4 14 19 29 42 29 39 0 61-50 61-60 0-3-3-3-4-3-3 0-4 1-4 4-14 41-40 51-52 51-16 0-21-13-21-26 0-8 2-17 7-33 4-18 8-37 13-54z"><text:p/></draw:path><draw:path draw:style-name="gr1059" draw:text-style-name="P99" svg:width="0.035in" svg:height="0.1516in" svg:x="0.9764in" svg:y="0.2665in" svg:viewBox="0 0 90 386" svg:d="M90 193c0-30-4-77-26-120-23-48-56-73-60-73-3 0-4 2-4 4 0 1 0 1 8 9 37 39 59 99 59 180 0 66-14 135-62 183-5 4-5 5-5 6 0 3 1 4 4 4 4 0 39-27 61-75 20-43 25-86 25-118z"><text:p/></draw:path><draw:path draw:style-name="gr1059" draw:text-style-name="P99" svg:width="0.0319in" svg:height="0.1008in" svg:x="1.1839in" svg:y="0.2783in" svg:viewBox="0 0 82 257" svg:d="M55 87c-18 1-36 3-54 4 0 5 0 8 0 12 25 0 29 3 29 21 0 35 0 69 0 105 0 17-5 17-30 17 0 3 0 7 0 11 12 0 33-1 42-1 14 0 27 1 40 1 0-4 0-8 0-11-25 0-27-2-27-17 0-48 0-95 0-142zM57 20c0-12-10-20-21-20-12 0-21 10-21 20 0 11 9 21 21 21 11 0 21-9 21-21z"><text:p/></draw:path><draw:path draw:style-name="gr1059" draw:text-style-name="P99" svg:width="0.0488in" svg:height="0.1063in" svg:x="1.226in" svg:y="0.272in" svg:viewBox="0 0 125 271" svg:d="M55 106c0-16 0-30 0-46 0-33 19-51 36-51 1 0 7 0 12 2-4 2-11 7-11 16s6 17 17 17 16-8 16-17c0-14-14-27-34-27-27 0-60 21-60 62 0 14 0 29 0 44-10 0-21 0-31 0 0 4 0 7 0 12 10 0 21 0 31 0 0 41 0 83 0 125 0 17-5 17-30 17 0 4 0 7 0 11 14 0 33-1 44-1 15 0 33 0 48 1 0-4 0-7 0-11-2 0-5 0-7 0-29 0-30-4-30-18 0-42 0-83 0-124 14 0 30 0 44 0 0-5 0-8 0-12-15 0-30 0-45 0z"><text:p/></draw:path><draw:path draw:style-name="gr1059" draw:text-style-name="P99" svg:width="0.0752in" svg:height="0.0685in" svg:x="1.3224in" svg:y="0.3134in" svg:viewBox="0 0 192 175" svg:d="M119 54c2-10 11-45 37-45 2 0 12 0 20 5-11 1-19 11-19 21 0 6 5 13 15 13 8 0 20-6 20-23 0-20-22-25-35-25-23 0-36 21-40 30-10-26-31-30-42-30-41 0-63 51-63 59 0 5 3 4 4 5 4 0 5-1 6-5 13-40 38-50 52-50 7 0 21 3 21 26 0 11-7 38-21 91-6 25-20 41-37 41-2 0-11 0-19-5 9-3 18-10 18-21 0-10-9-14-14-14-12 0-22 10-22 22 0 18 20 26 36 26 27 0 40-27 41-29 5 14 19 29 42 29 39 0 61-50 61-60 0-3-3-3-4-3-3 0-4 1-4 4-14 41-40 51-52 51-16 0-21-13-21-26 0-8 2-17 7-33 4-18 8-37 13-54z"><text:p/></draw:path><draw:path draw:style-name="gr1059" draw:text-style-name="P99" svg:width="0.076in" svg:height="0.0878in" svg:x="1.4602in" svg:y="0.2984in" svg:viewBox="0 0 194 224" svg:d="M179 120c7 0 15 0 15-8s-8-8-15-8c-55 0-109 0-164 0 5-51 50-89 104-89 20 0 40 0 60 0 7 0 15 0 15-7 0-8-8-8-15-8-20 0-40 0-60 0-66 0-119 51-119 112 0 62 53 112 119 112 20 0 40 0 60 0 7 0 15-1 15-9s-8-7-15-7c-20 0-40 0-60 0-54 0-99-37-104-88 55 0 109 0 164 0z"><text:p/></draw:path><draw:path draw:style-name="gr1059" draw:text-style-name="P99" svg:width="0.1083in" svg:height="0.1031in" svg:x="1.5976in" svg:y="0.2772in" svg:viewBox="0 0 276 263" svg:d="M46 233c-4 15-4 19-35 19-7 0-11 0-11 7 0 4 3 4 11 4 46 0 91 0 137 0 62 0 107-45 107-83 0-28-22-50-59-55 39-7 80-35 80-72 0-29-25-53-71-53-43 0-87 0-130 0-8 0-11 0-11 8 0 4 3 4 10 4 1 0 8 0 15 0 7 1 10 1 10 7 0 1 0 2-1 7-18 70-34 138-52 207zM104 122c8-32 17-64 25-96 3-13 3-14 21-14 16 0 33 0 49 0 34 0 42 22 42 40 0 34-33 70-80 70-19 0-38 0-57 0zM87 252c-6 0-7 0-9-1-3 0-4 0-4-4 0-1 0-2 1-9 9-36 18-71 27-107 24 0 49 0 73 0 37 0 45 28 45 45 0 38-35 76-80 76-18 0-36 0-53 0z"><text:p/></draw:path><draw:path draw:style-name="gr1059" draw:text-style-name="P99" svg:width="0.0264in" svg:height="0.0547in" svg:x="1.7193in" svg:y="0.2661in" svg:viewBox="0 0 68 140" svg:d="M66 23c2-4 2-7 2-9 0-7-8-14-15-14-11 0-15 8-16 12-12 40-23 78-35 118-1 0-2 3-2 4 0 3 9 6 11 6s2 0 4-5c17-37 34-75 51-112z"><text:p/></draw:path><draw:path draw:style-name="gr1059" draw:text-style-name="P99" svg:width="0.0055in" svg:height="0.1516in" svg:x="1.8441in" svg:y="0.152in" svg:viewBox="0 0 15 386" svg:d="M15 14c0-6 0-14-7-14-8 0-8 8-8 14 0 120 0 239 0 359 0 6 0 13 8 13 7 0 7-7 7-13 0-120 0-239 0-359z"><text:p/></draw:path><draw:path draw:style-name="gr1059" draw:text-style-name="P99" svg:width="0.0752in" svg:height="0.0685in" svg:x="1.915in" svg:y="0.1984in" svg:viewBox="0 0 192 175" svg:d="M118 54c2-10 11-45 38-45 2 0 11 0 20 5-11 1-19 11-19 21 0 6 5 13 15 13 8 0 20-7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4-12 41-38 51-50 51-16 0-22-13-22-26 0-8 2-17 6-33 5-18 9-37 14-54z"><text:p/></draw:path><draw:path draw:style-name="gr1059" draw:text-style-name="P99" svg:width="0.076in" svg:height="0.0874in" svg:x="2.0524in" svg:y="0.1839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1059" draw:text-style-name="P99" svg:width="0.1169in" svg:height="0.1169in" svg:x="2.1878in" svg:y="0.1547in" svg:viewBox="0 0 298 298" svg:d="M219 215c2 25 6 42 9 49 4 17 6 26 23 26 16 0 47-17 47-25 0-2-2-2-4-2-5 0-14 4-15 4-2 2-2 1-3 2-11 0-13-11-19-34-2-12-5-28-8-81-4-39-5-78-5-118 0-9 0-20 0-28 0-7 0-8-3-8-6 0-22 7-29 16-1 2-2 4-3 5-30 66-58 112-79 144-22 34-63 98-84 98-14 0-26-10-30-23 0-2-1-4-2-4-6 0-14 19-14 29 0 16 16 33 34 33 26 0 72-69 80-83 36 0 70 0 105 0zM211 47c0 8 0 16 0 23 0 22 1 44 2 67 0 8 3 37 4 56-23 0-48 0-71 0-5 0-12 0-22 7 28-42 50-82 52-86 20-35 30-57 35-67z"><text:p/></draw:path><draw:path draw:style-name="gr1059" draw:text-style-name="P99" svg:width="0.0535in" svg:height="0.1516in" svg:x="2.3161in" svg:y="0.152in" svg:viewBox="0 0 137 386" svg:d="M56 334c0 17-11 41-53 43-2 1-3 2-3 4 0 5 4 5 8 5 37 0 73-19 73-49 0-29 0-59 0-88 0-14 0-27 16-39 14-11 28-12 37-12 1-1 3-2 3-5 0-4-2-4-6-4-25-2-44-15-49-34-1-4-1-6-1-20 0-25 0-50 0-76 0-16 0-28-18-43-16-12-42-16-55-16-4 0-8 0-8 4 0 5 2 5 7 5 24 1 42 14 48 33 1 4 1 4 1 18 0 28 0 54 0 82 0 17 2 24 15 36 8 8 19 12 30 15-32 9-45 27-45 49 0 31 0 61 0 92z"><text:p/></draw:path></draw:g></text:span><text:span text:style-name="T14">. </text:span><text:span text:style-name="T15">נתבונן ב־</text:span><draw:g text:anchor-type="as-char" svg:y="-0.1138in" draw:z-index="25" draw:name="Shape25" draw:style-name="gr1057"><svg:title>TexMaths</svg:title><svg:desc>11§inline§h(\ac')§svg§600§FALSE§</svg:desc><draw:path draw:style-name="gr1058" draw:text-style-name="P98" svg:width="0.3382in" svg:height="0.1362in" svg:x="0.0004in" svg:y="0.0079in" svg:viewBox="0 0 860 347" svg:d="M431 347c-144 0-287 0-431 0 0-116 0-231 0-347 287 0 573 0 860 0 0 116 0 231 0 347-143 0-286 0-429 0z"><text:p/></draw:path><draw:path draw:style-name="gr1059" draw:text-style-name="P99" svg:width="0.074in" svg:height="0.1063in" svg:x="0.0012in" svg:y="0.0091in" svg:viewBox="0 0 189 271" svg:d="M89 4c-2-1 0-4-5-4-9 0-37 3-47 4-3 0-7 0-7 8 0 5 3 5 8 5 19 0 20 2 20 6 0 2-1 6-1 8-19 74-37 147-56 221-1 6-1 6-1 8 0 9 8 11 11 11 5 0 12-5 14-10 2-10 5-20 7-30 3-11 5-22 9-33 2-9 4-18 6-26 1-3 5-15 5-17 1-3 13-25 26-36 8-6 20-13 36-13 17 0 21 13 21 27 0 21-14 63-23 85-3 9-5 13-5 21 0 19 13 32 32 32 36 0 50-56 50-60 0-3-3-3-4-3-5 0-5 1-7 7-5 21-17 47-38 47-7 0-10-3-10-12 0-10 3-19 6-28 7-15 25-61 25-83 0-26-16-41-46-41-24 0-41 11-56 29 10-41 20-82 30-123z"><text:p/></draw:path><draw:path draw:style-name="gr1059" draw:text-style-name="P99" svg:width="0.0346in" svg:height="0.1508in" svg:x="0.0953in" svg:y="0.002in" svg:viewBox="0 0 89 384" svg:d="M89 380c0-1 0-1-5-8-49-50-62-122-62-179 0-68 15-135 63-183 4-4 4-6 4-7 0-2-1-3-3-3-5 0-39 25-62 75-20 42-24 85-24 118 0 28 4 74 25 118 23 48 56 73 61 73 2 0 3-1 3-4z"><text:p/></draw:path><draw:path draw:style-name="gr1059" draw:text-style-name="P99" svg:width="0.1169in" svg:height="0.1165in" svg:x="0.1433in" svg:y="0.0051in" svg:viewBox="0 0 298 297" svg:d="M220 213c1 26 6 43 8 50 4 18 6 26 23 26s47-17 47-25c0-2-2-2-3-2-6 0-14 3-15 4-3 3-3 3-4 3-11 0-13-11-18-35-3-12-6-27-10-79-2-39-4-79-4-119 0-8 1-18 1-28 0-6 0-8-4-8-6 0-21 7-29 18-1 1-2 3-2 4-31 65-59 111-79 143-23 34-63 97-84 97-14 0-26-10-29-23-2-1-2-3-4-3-5 0-14 18-14 28 0 16 16 33 35 33 27 0 71-69 79-84 36 0 71 0 106 0zM212 48c0 8 0 15 0 22 0 22 0 44 1 68 1 7 2 36 5 56-25 0-48 0-71 0-6 0-12 0-22 6 27-42 50-81 52-86 19-34 30-57 34-66z"><text:p/></draw:path><draw:path draw:style-name="gr1059" draw:text-style-name="P99" svg:width="0.026in" svg:height="0.0547in" svg:x="0.2654in" svg:y="0in" svg:viewBox="0 0 67 140" svg:d="M65 24c2-5 2-7 2-9 0-8-7-15-15-15-10 0-14 9-16 13-12 39-23 77-35 117 0 1-1 2-1 4 0 4 8 6 10 6s2 0 4-5c17-37 34-73 51-111z"><text:p/></draw:path><draw:path draw:style-name="gr1059" draw:text-style-name="P99" svg:width="0.035in" svg:height="0.1508in" svg:x="0.311in" svg:y="0.002in" svg:viewBox="0 0 90 384" svg:d="M90 193c0-31-4-77-25-121-23-48-57-72-61-72-2 0-4 1-4 3 0 1 0 3 8 9 37 39 59 100 59 181 0 65-14 132-62 180-5 6-5 6-5 7 0 2 2 4 4 4 4 0 39-26 62-75 20-43 24-86 24-116z"><text:p/></draw:path></draw:g>, <text:span text:style-name="T96">ומפילוג למקרים (אם </text:span><text:span text:style-name="T15"><draw:g text:anchor-type="as-char" svg:y="-0.1165in" draw:z-index="26" draw:name="Shape26" draw:style-name="gr1057"><svg:title>TexMaths</svg:title><svg:desc>11§inline§x \in A' \land x \not\in B'§svg§600§FALSE§</svg:desc><draw:path draw:style-name="gr1058" draw:text-style-name="P98" svg:width="1.0106in" svg:height="0.1307in" svg:x="0.0039in" svg:y="0.0079in" svg:viewBox="0 0 2568 333" svg:d="M1285 333c-429 0-857 0-1285 0 0-111 0-222 0-333 856 0 1712 0 2568 0 0 111 0 222 0 333-428 0-856 0-1283 0z"><text:p/></draw:path><draw:path draw:style-name="gr1059" draw:text-style-name="P99" svg:width="0.0756in" svg:height="0.0685in" svg:x="0.0004in" svg:y="0.0472in" svg:viewBox="0 0 193 175" svg:d="M119 54c2-10 11-45 37-45 2 0 12 0 20 5-11 1-19 11-19 21 0 6 5 13 15 13 8 0 21-6 21-22 0-21-22-26-36-26-23 0-36 21-40 30-10-26-31-30-42-30-41 0-63 51-63 59 0 5 5 5 6 5 2 0 3-1 4-5 13-40 39-50 52-50 7 0 21 3 21 26 0 11-7 38-21 91-6 25-20 40-37 40-2 0-11 0-19-4 10-3 18-10 18-21s-8-14-14-14c-12 0-22 10-22 22 0 18 20 26 36 26 27 0 40-27 41-30 6 14 19 30 42 30 39 0 61-50 61-60 0-3-3-3-4-3-3 0-4 1-4 3-14 42-40 51-52 51-15 0-21-12-21-25 0-8 2-17 7-34 4-18 8-36 13-53z"><text:p/></draw:path><draw:path draw:style-name="gr1059" draw:text-style-name="P99" svg:width="0.0756in" svg:height="0.087in" svg:x="0.1382in" svg:y="0.0323in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1059" draw:text-style-name="P99" svg:width="0.1039in" svg:height="0.1075in" svg:x="0.2748in" svg:y="0.0059in" svg:viewBox="0 0 265 274" svg:d="M55 230c-15 25-30 30-47 32-5 1-8 1-8 7 0 2 1 5 4 5 11 0 24-1 35-1 12 0 25 1 38 1 2 0 7 0 7-7 0-4-4-5-6-5-9 0-19-4-19-14 0-4 3-8 6-14 10-16 20-33 30-48 32 0 65 0 96 0 2 9 7 59 7 63 0 11-21 13-29 13-5 0-8 0-8 7 0 5 4 5 5 5 16 0 32-1 49-1 9 0 34 1 42 1 4 0 8 0 8-8 0-4-4-4-9-4-24 0-24-3-25-14-8-79-16-159-24-239 0-8 0-9-7-9-6 0-7 2-10 5-45 75-90 150-135 225zM101 174c26-43 52-85 77-127 5 42 8 84 12 127-29 0-59 0-89 0z"><text:p/></draw:path><draw:path draw:style-name="gr1059" draw:text-style-name="P99" svg:width="0.026in" svg:height="0.0547in" svg:x="0.3886in" svg:y="0in" svg:viewBox="0 0 67 140" svg:d="M65 23c2-4 2-7 2-8 0-8-6-15-15-15-10 0-13 9-16 13-12 39-23 77-35 117 0 1-1 3-1 4 0 3 8 6 10 6s2 0 4-5c17-37 34-75 51-112z"><text:p/></draw:path><draw:path draw:style-name="gr1059" draw:text-style-name="P99" svg:width="0.0843in" svg:height="0.0929in" svg:x="0.4681in" svg:y="0.0236in" svg:viewBox="0 0 215 237" svg:d="M117 8c-4-7-6-8-9-8-6 0-7 2-9 8-32 71-65 143-97 214-2 4-2 5-2 8 0 4 3 7 8 7 2 0 5-1 9-7 30-67 60-135 91-204 30 69 60 137 90 204 3 7 8 7 9 7 4 0 8-3 8-7 0-1 0-1-3-7-32-71-63-144-95-215z"><text:p/></draw:path><draw:path draw:style-name="gr1059" draw:text-style-name="P99" svg:width="0.0756in" svg:height="0.0685in" svg:x="0.5992in" svg:y="0.0472in" svg:viewBox="0 0 193 175" svg:d="M118 54c2-10 11-45 38-45 2 0 11 0 20 5-11 1-19 11-19 21 0 6 5 13 15 13 8 0 21-6 21-22 0-21-24-26-37-26-22 0-35 21-40 30-9-26-30-30-41-30-41 0-63 51-63 59 0 5 3 5 5 5 3 0 4-1 5-5 13-40 39-50 52-50 7 0 21 3 21 26 0 11-7 38-21 91-7 25-20 40-38 40-2 0-11 0-18-4 10-3 17-10 17-21s-7-14-14-14c-11 0-21 10-21 22 0 18 20 26 36 26 26 0 40-27 41-30 4 14 19 30 42 30 39 0 61-50 61-60 0-3-3-3-4-3-3 0-4 1-5 3-13 42-39 51-51 51-15 0-22-12-22-25 0-8 2-17 7-34 4-18 8-36 13-53z"><text:p/></draw:path><draw:path draw:style-name="gr1059" draw:text-style-name="P99" svg:width="0.0756in" svg:height="0.1402in" svg:x="0.7449in" svg:y="0.0059in" svg:viewBox="0 0 193 357" svg:d="M190 14c3-5 3-5 3-6 0-4-3-8-8-8s-6 2-8 8c-58 111-115 223-174 334-3 5-3 6-3 7 0 4 3 8 8 8 4 0 5-2 9-8 58-112 115-223 173-335z"><text:p/></draw:path><draw:path draw:style-name="gr1059" draw:text-style-name="P99" svg:width="0.076in" svg:height="0.087in" svg:x="0.7362in" svg:y="0.0323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1059" draw:text-style-name="P99" svg:width="0.1083in" svg:height="0.1028in" svg:x="0.874in" svg:y="0.0106in" svg:viewBox="0 0 276 262" svg:d="M45 232c-3 15-4 17-35 17-7 0-10 0-10 8 0 5 3 5 10 5 46 0 92 0 139 0 60 0 106-46 106-82 0-28-23-50-60-55 40-6 81-35 81-72 0-28-25-53-72-53-43 0-87 0-130 0-7 0-11 0-11 8 0 4 3 4 11 4 1 0 7 0 14 1 8 0 11 1 11 6 0 2-1 3-2 7-18 69-34 138-52 206zM103 122c8-32 17-64 25-96 3-13 4-14 21-14 16 0 33 0 49 0 34 0 43 23 43 40 0 34-33 70-80 70-19 0-39 0-58 0zM87 249c-6 0-7 0-9 0-4 0-5-1-5-3s0-2 2-10c9-35 17-70 26-105 24 0 50 0 74 0 36 0 44 28 44 45 0 36-34 73-80 73-18 0-34 0-52 0z"><text:p/></draw:path><draw:path draw:style-name="gr1059" draw:text-style-name="P99" svg:width="0.0264in" svg:height="0.0547in" svg:x="0.9957in" svg:y="0in" svg:viewBox="0 0 68 140" svg:d="M66 23c2-4 2-7 2-8 0-8-7-15-16-15-10 0-13 9-15 13-12 39-24 77-36 117 0 1-1 3-1 4 0 3 9 6 11 6 1 0 2 0 3-5 18-37 34-75 52-112z"><text:p/></draw:path></draw:g></text:span><text:span text:style-name="T15"><text:s/>או אם </text:span><text:span text:style-name="T15"><draw:g text:anchor-type="as-char" svg:y="-0.1165in" draw:z-index="27" draw:name="Shape27" draw:style-name="gr1057"><svg:title>TexMaths</svg:title><svg:desc>11§inline§x \not\in A' \land x \in B'§svg§600§FALSE§</svg:desc><draw:path draw:style-name="gr1058" draw:text-style-name="P98" svg:width="1.0106in" svg:height="0.1307in" svg:x="0.0039in" svg:y="0.0079in" svg:viewBox="0 0 2568 333" svg:d="M1285 333c-429 0-857 0-1285 0 0-111 0-222 0-333 856 0 1712 0 2568 0 0 111 0 222 0 333-428 0-856 0-1283 0z"><text:p/></draw:path><draw:path draw:style-name="gr1059" draw:text-style-name="P99" svg:width="0.0756in" svg:height="0.0685in" svg:x="0.0004in" svg:y="0.0472in" svg:viewBox="0 0 193 175" svg:d="M119 54c2-10 11-45 37-45 2 0 12 0 20 5-11 1-19 11-19 21 0 6 5 13 15 13 8 0 21-6 21-22 0-21-22-26-36-26-23 0-36 21-40 30-10-26-31-30-42-30-41 0-63 51-63 59 0 5 5 5 6 5 2 0 3-1 4-5 13-40 39-50 52-50 7 0 21 3 21 26 0 11-7 38-21 91-6 25-20 40-37 40-2 0-11 0-19-4 10-3 18-10 18-21s-8-14-14-14c-12 0-22 10-22 22 0 18 20 26 36 26 27 0 40-27 41-30 6 14 19 30 42 30 39 0 61-50 61-60 0-3-3-3-4-3-3 0-4 1-4 3-14 42-40 51-52 51-15 0-21-12-21-25 0-8 2-17 7-34 4-18 8-36 13-53z"><text:p/></draw:path><draw:path draw:style-name="gr1059" draw:text-style-name="P99" svg:width="0.076in" svg:height="0.1402in" svg:x="0.1465in" svg:y="0.0059in" svg:viewBox="0 0 194 357" svg:d="M190 14c4-5 4-5 4-6 0-4-3-8-8-8-4 0-7 2-9 8-58 111-115 223-174 334-3 5-3 6-3 7 0 4 3 8 8 8s6-2 9-8c58-112 115-223 173-335z"><text:p/></draw:path><draw:path draw:style-name="gr1059" draw:text-style-name="P99" svg:width="0.0756in" svg:height="0.087in" svg:x="0.1382in" svg:y="0.0323in" svg:viewBox="0 0 193 222" svg:d="M179 120c7 0 14 0 14-8s-7-8-14-8c-55 0-109 0-164 0 5-51 50-89 104-89 20 0 41 0 60 0 7 0 14 0 14-7 0-8-7-8-14-8-19 0-40 0-60 0-66 0-119 51-119 112 0 62 53 110 119 110 20 0 41 0 60 0 7 0 14 0 14-8 0-7-7-7-14-7-19 0-40 0-60 0-54 0-99-36-104-87 55 0 109 0 164 0z"><text:p/></draw:path><draw:path draw:style-name="gr1059" draw:text-style-name="P99" svg:width="0.1039in" svg:height="0.1075in" svg:x="0.2748in" svg:y="0.0059in" svg:viewBox="0 0 265 274" svg:d="M55 230c-15 25-30 30-47 32-5 1-8 1-8 7 0 2 1 5 4 5 11 0 24-1 35-1 12 0 25 1 38 1 2 0 7 0 7-7 0-4-4-5-6-5-9 0-19-4-19-14 0-4 3-8 6-14 10-16 20-33 30-48 32 0 65 0 96 0 2 9 7 59 7 63 0 11-21 13-29 13-5 0-8 0-8 7 0 5 4 5 5 5 16 0 32-1 49-1 9 0 34 1 42 1 4 0 8 0 8-8 0-4-4-4-9-4-24 0-24-3-25-14-8-79-16-159-24-239 0-8 0-9-7-9-6 0-7 2-10 5-45 75-90 150-135 225zM101 174c26-43 52-85 77-127 5 42 8 84 12 127-29 0-59 0-89 0z"><text:p/></draw:path><draw:path draw:style-name="gr1059" draw:text-style-name="P99" svg:width="0.026in" svg:height="0.0547in" svg:x="0.3886in" svg:y="0in" svg:viewBox="0 0 67 140" svg:d="M65 23c2-4 2-7 2-8 0-8-6-15-15-15-10 0-13 9-16 13-12 39-23 77-35 117 0 1-1 3-1 4 0 3 8 6 10 6s2 0 4-5c17-37 34-75 51-112z"><text:p/></draw:path><draw:path draw:style-name="gr1059" draw:text-style-name="P99" svg:width="0.0843in" svg:height="0.0929in" svg:x="0.4681in" svg:y="0.0236in" svg:viewBox="0 0 215 237" svg:d="M117 8c-4-7-6-8-9-8-6 0-7 2-9 8-32 71-65 143-97 214-2 4-2 5-2 8 0 4 3 7 8 7 2 0 5-1 9-7 30-67 60-135 91-204 30 69 60 137 90 204 3 7 8 7 9 7 4 0 8-3 8-7 0-1 0-1-3-7-32-71-63-144-95-215z"><text:p/></draw:path><draw:path draw:style-name="gr1059" draw:text-style-name="P99" svg:width="0.0756in" svg:height="0.0685in" svg:x="0.5992in" svg:y="0.0472in" svg:viewBox="0 0 193 175" svg:d="M118 54c2-10 11-45 38-45 2 0 11 0 20 5-11 1-19 11-19 21 0 6 5 13 15 13 8 0 21-6 21-22 0-21-24-26-37-26-22 0-35 21-40 30-9-26-30-30-41-30-41 0-63 51-63 59 0 5 3 5 5 5 3 0 4-1 5-5 13-40 39-50 52-50 7 0 21 3 21 26 0 11-7 38-21 91-7 25-20 40-38 40-2 0-11 0-18-4 10-3 17-10 17-21s-7-14-14-14c-11 0-21 10-21 22 0 18 20 26 36 26 26 0 40-27 41-30 4 14 19 30 42 30 39 0 61-50 61-60 0-3-3-3-4-3-3 0-4 1-5 3-13 42-39 51-51 51-15 0-22-12-22-25 0-8 2-17 7-34 4-18 8-36 13-53z"><text:p/></draw:path><draw:path draw:style-name="gr1059" draw:text-style-name="P99" svg:width="0.076in" svg:height="0.087in" svg:x="0.7362in" svg:y="0.0323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1059" draw:text-style-name="P99" svg:width="0.1083in" svg:height="0.1028in" svg:x="0.874in" svg:y="0.0106in" svg:viewBox="0 0 276 262" svg:d="M45 232c-3 15-4 17-35 17-7 0-10 0-10 8 0 5 3 5 10 5 46 0 92 0 139 0 60 0 106-46 106-82 0-28-23-50-60-55 40-6 81-35 81-72 0-28-25-53-72-53-43 0-87 0-130 0-7 0-11 0-11 8 0 4 3 4 11 4 1 0 7 0 14 1 8 0 11 1 11 6 0 2-1 3-2 7-18 69-34 138-52 206zM103 122c8-32 17-64 25-96 3-13 4-14 21-14 16 0 33 0 49 0 34 0 43 23 43 40 0 34-33 70-80 70-19 0-39 0-58 0zM87 249c-6 0-7 0-9 0-4 0-5-1-5-3s0-2 2-10c9-35 17-70 26-105 24 0 50 0 74 0 36 0 44 28 44 45 0 36-34 73-80 73-18 0-34 0-52 0z"><text:p/></draw:path><draw:path draw:style-name="gr1059" draw:text-style-name="P99" svg:width="0.0264in" svg:height="0.0547in" svg:x="0.9957in" svg:y="0in" svg:viewBox="0 0 68 140" svg:d="M66 23c2-4 2-7 2-8 0-8-7-15-16-15-10 0-13 9-15 13-12 39-24 77-36 117 0 1-1 3-1 4 0 3 9 6 11 6 1 0 2 0 3-5 18-37 34-75 52-112z"><text:p/></draw:path></draw:g></text:span><text:span text:style-name="T15">) נמצא </text:span><text:span text:style-name="T15"><draw:g text:anchor-type="as-char" svg:y="-0.1138in" draw:z-index="28" draw:name="Shape28" draw:style-name="gr1057"><svg:title>TexMaths</svg:title><svg:desc>11§inline§h(\ac') = \ac§svg§600§FALSE§</svg:desc><draw:path draw:style-name="gr1058" draw:text-style-name="P98" svg:width="0.6783in" svg:height="0.1362in" svg:x="0.0004in" svg:y="0.0079in" svg:viewBox="0 0 1724 347" svg:d="M863 347c-289 0-576 0-863 0 0-116 0-231 0-347 574 0 1150 0 1724 0 0 116 0 231 0 347-287 0-574 0-861 0z"><text:p/></draw:path><draw:path draw:style-name="gr1059" draw:text-style-name="P99" svg:width="0.074in" svg:height="0.1063in" svg:x="0.0012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1059" draw:text-style-name="P99" svg:width="0.035in" svg:height="0.1508in" svg:x="0.0953in" svg:y="0.002in" svg:viewBox="0 0 90 384" svg:d="M90 380c0-1 0-1-6-8-49-50-61-122-61-179 0-68 14-135 62-183 5-4 5-6 5-7 0-2-1-3-4-3s-39 25-61 75c-19 42-25 85-25 118 0 28 4 74 26 118 24 48 57 73 60 73s4-1 4-4z"><text:p/></draw:path><draw:path draw:style-name="gr1059" draw:text-style-name="P99" svg:width="0.1169in" svg:height="0.1165in" svg:x="0.1437in" svg:y="0.0051in" svg:viewBox="0 0 298 297" svg:d="M219 213c2 26 7 43 9 50 4 18 6 26 23 26s47-17 47-25c0-2-2-2-4-2-5 0-12 3-15 4-2 3-2 3-3 3-11 0-13-11-19-35-2-12-5-27-8-79-3-39-5-79-5-119 0-8 0-18 0-28 0-6 0-8-3-8-6 0-22 7-29 18-1 1-1 3-2 4-31 65-59 111-79 143-23 34-64 97-85 97-14 0-26-10-29-23 0-1-2-3-3-3-6 0-14 18-14 28 0 16 17 33 34 33 28 0 72-69 80-84 36 0 70 0 105 0zM211 48c0 8 0 15 0 22 0 22 1 44 2 68 0 7 3 36 5 56-24 0-47 0-72 0-5 0-12 0-22 6 28-42 50-81 52-86 20-34 30-57 35-66z"><text:p/></draw:path><draw:path draw:style-name="gr1059" draw:text-style-name="P99" svg:width="0.026in" svg:height="0.0547in" svg:x="0.2665in" svg:y="0in" svg:viewBox="0 0 67 140" svg:d="M65 24c2-5 2-7 2-9 0-8-8-15-15-15-11 0-13 9-16 13-12 39-23 77-35 117 0 1-1 2-1 4 0 4 8 6 10 6s2 0 4-5c17-37 34-73 51-111z"><text:p/></draw:path><draw:path draw:style-name="gr1059" draw:text-style-name="P99" svg:width="0.035in" svg:height="0.1508in" svg:x="0.3122in" svg:y="0.002in" svg:viewBox="0 0 90 384" svg:d="M90 193c0-31-4-77-25-121-23-48-57-72-61-72-2 0-4 1-4 3 0 1 0 3 8 9 37 39 60 100 60 181 0 65-14 132-62 180-6 6-6 6-6 7 0 2 2 4 4 4 4 0 39-26 62-75 20-43 24-86 24-116z"><text:p/></draw:path><draw:path draw:style-name="gr1059" draw:text-style-name="P99" svg:width="0.1008in" svg:height="0.035in" svg:x="0.4134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169in" svg:height="0.1165in" svg:x="0.5697in" svg:y="0.0051in" svg:viewBox="0 0 298 297" svg:d="M219 213c2 26 7 43 9 50 4 18 6 26 23 26s47-17 47-25c0-2-2-2-3-2-6 0-13 3-14 4-4 3-4 3-5 3-11 0-13-11-17-35-4-12-7-27-10-79-3-39-5-79-5-119 0-8 1-18 1-28 0-6 0-8-4-8-6 0-22 7-29 18-1 1-1 3-2 4-31 65-59 111-79 143-23 34-64 97-85 97-14 0-25-10-29-23 0-1-2-3-3-3-5 0-14 18-14 28 0 16 17 33 35 33 27 0 71-69 79-84 36 0 70 0 105 0zM211 48c0 8 0 15 0 22 0 22 1 44 2 68 2 7 3 36 5 56-24 0-47 0-72 0-5 0-11 0-22 6 28-42 50-81 52-86 20-34 31-57 35-66z"><text:p/></draw:path></draw:g></text:span><text:span text:style-name="T15"><text:s/>כדרוש. </text:span></text:p>
      <text:p text:style-name="P97"><text:soft-page-break/><text:span text:style-name="T99">חח"ע: </text:span><text:span text:style-name="T96">נניח </text:span><text:span text:style-name="T15"><draw:g text:anchor-type="as-char" svg:y="-0.1138in" draw:z-index="24" draw:name="Shape29" draw:style-name="gr1057"><svg:title>TexMaths</svg:title><svg:desc>11§inline§h(A') = h(B')§svg§600§FALSE§</svg:desc><draw:path draw:style-name="gr1058" draw:text-style-name="P98" svg:width="0.9063in" svg:height="0.1362in" svg:x="0.0004in" svg:y="0.0079in" svg:viewBox="0 0 2303 347" svg:d="M1152 347c-384 0-768 0-1152 0 0-116 0-231 0-347 768 0 1535 0 2303 0 0 116 0 231 0 347-384 0-768 0-1151 0z"><text:p/></draw:path><draw:path draw:style-name="gr1059" draw:text-style-name="P99" svg:width="0.074in" svg:height="0.1063in" svg:x="0.0012in" svg:y="0.0091in" svg:viewBox="0 0 189 271" svg:d="M89 4c-2-1 0-4-5-4-9 0-37 3-47 4-3 0-7 0-7 8 0 5 3 5 9 5 18 0 19 2 19 6 0 2-1 6-1 8-18 74-37 147-56 221-1 6-1 6-1 8 0 9 8 11 11 11 6 0 12-5 14-10 3-10 5-20 7-30 3-11 5-22 9-33 2-9 4-18 6-26 1-3 5-15 5-17 1-3 13-25 26-36 9-6 20-13 38-13 16 0 20 13 20 27 0 21-15 63-24 85-3 9-5 13-5 21 0 19 14 32 32 32 36 0 50-56 50-60 0-3-3-3-4-3-5 0-5 1-6 7-6 21-18 47-39 47-7 0-10-3-10-12 0-10 3-19 8-28 5-15 23-61 23-83 0-26-16-41-44-41-25 0-43 11-58 29 10-41 20-82 30-123z"><text:p/></draw:path><draw:path draw:style-name="gr1059" draw:text-style-name="P99" svg:width="0.035in" svg:height="0.1508in" svg:x="0.0953in" svg:y="0.002in" svg:viewBox="0 0 90 384" svg:d="M90 380c0-1 0-1-6-8-49-50-61-122-61-179 0-68 14-135 62-183 5-4 5-6 5-7 0-2-1-3-4-3s-39 25-61 75c-19 42-25 85-25 118 0 28 4 74 26 118 24 48 57 73 60 73s4-1 4-4z"><text:p/></draw:path><draw:path draw:style-name="gr1059" draw:text-style-name="P99" svg:width="0.1039in" svg:height="0.1075in" svg:x="0.1453in" svg:y="0.0059in" svg:viewBox="0 0 265 274" svg:d="M55 230c-15 25-31 31-47 32-5 1-8 1-8 8 0 3 1 4 4 4 11 0 24-1 33-1 14 0 27 1 40 1 2 0 7 0 7-7 0-4-4-5-6-5-10 0-19-3-19-13 0-5 3-9 6-15 10-16 20-32 30-48 32 0 65 0 96 0 2 9 6 59 6 64 0 11-20 12-28 12-5 0-8 0-8 8 0 4 4 4 5 4 16 0 32-1 49-1 8 0 34 1 42 1 3 0 8 0 8-8 0-4-4-4-9-4-24 0-24-2-25-13-8-80-16-160-24-240 0-8 0-9-7-9-6 0-7 2-11 7-45 74-89 149-134 223zM101 175c26-43 52-86 77-128 5 42 8 85 12 128-29 0-59 0-89 0z"><text:p/></draw:path><draw:path draw:style-name="gr1059" draw:text-style-name="P99" svg:width="0.026in" svg:height="0.0547in" svg:x="0.2591in" svg:y="0in" svg:viewBox="0 0 67 140" svg:d="M65 24c2-5 2-7 2-9 0-8-8-15-15-15-11 0-13 9-16 13-12 39-23 77-35 117 0 1-1 2-1 4 0 4 8 6 10 6s2 0 4-5c17-37 34-73 51-111z"><text:p/></draw:path><draw:path draw:style-name="gr1059" draw:text-style-name="P99" svg:width="0.035in" svg:height="0.1508in" svg:x="0.3051in" svg:y="0.002in" svg:viewBox="0 0 90 384" svg:d="M90 193c0-31-4-77-25-121-23-48-57-72-61-72-2 0-4 1-4 3 0 1 0 3 8 9 38 39 60 100 60 181 0 65-14 132-62 180-6 6-6 6-6 7 0 2 2 4 4 4 4 0 39-26 62-75 20-43 24-86 24-116z"><text:p/></draw:path><draw:path draw:style-name="gr1059" draw:text-style-name="P99" svg:width="0.1008in" svg:height="0.035in" svg:x="0.4063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63in" svg:x="0.5665in" svg:y="0.0091in" svg:viewBox="0 0 189 271" svg:d="M89 4c-1-1 0-4-4-4-9 0-38 3-48 4-3 0-7 0-7 8 0 5 3 5 10 5 17 0 18 2 18 6 0 2-1 6-1 8-18 74-37 147-56 221-1 6-1 6-1 8 0 9 8 11 11 11 7 0 12-5 14-10 3-10 6-20 8-30 2-11 6-22 8-33 2-9 5-18 6-26 1-3 5-15 5-17 1-3 13-25 26-36 9-6 21-13 38-13 16 0 20 13 20 27 0 21-15 63-24 85-3 9-5 13-5 21 0 19 14 32 32 32 36 0 50-56 50-60 0-3-3-3-4-3-3 0-3 1-6 7-5 21-18 47-39 47-7 0-9-3-9-12 0-10 3-19 7-28 5-15 23-61 23-83 0-26-16-41-44-41-25 0-43 11-58 29 10-41 20-82 30-123z"><text:p/></draw:path><draw:path draw:style-name="gr1059" draw:text-style-name="P99" svg:width="0.0346in" svg:height="0.1508in" svg:x="0.661in" svg:y="0.002in" svg:viewBox="0 0 89 384" svg:d="M89 380c0-1 0-1-6-8-49-50-61-122-61-179 0-68 14-135 63-183 4-4 4-6 4-7 0-2-1-3-3-3-5 0-39 25-62 75-20 42-24 85-24 118 0 28 4 74 25 118 23 48 56 73 61 73 2 0 3-1 3-4z"><text:p/></draw:path><draw:path draw:style-name="gr1059" draw:text-style-name="P99" svg:width="0.1083in" svg:height="0.1028in" svg:x="0.7114in" svg:y="0.0106in" svg:viewBox="0 0 276 262" svg:d="M46 232c-4 16-4 18-35 18-7 0-11 0-11 8 0 4 3 4 11 4 46 0 91 0 138 0 61 0 106-45 106-82 0-28-22-50-59-55 39-6 80-35 80-72 0-28-25-53-71-53-43 0-87 0-130 0-8 0-11 0-11 8 0 4 3 4 10 4 1 0 9 0 15 1 7 0 10 1 10 6 0 2 0 3-1 7-18 69-34 138-52 206zM105 122c7-32 16-64 24-96 3-13 3-14 21-14 16 0 33 0 49 0 34 0 42 23 42 40 0 34-33 70-80 70-19 0-38 0-56 0zM87 250c-6 0-7 0-9 0-3 0-4-1-4-3s0-3 1-9c9-36 19-72 27-107 25 0 49 0 73 0 37 0 45 29 45 45 0 36-35 74-80 74-18 0-35 0-53 0z"><text:p/></draw:path><draw:path draw:style-name="gr1059" draw:text-style-name="P99" svg:width="0.0264in" svg:height="0.0547in" svg:x="0.8331in" svg:y="0in" svg:viewBox="0 0 68 140" svg:d="M66 24c2-5 2-7 2-9 0-8-7-15-15-15-11 0-14 9-16 13-12 39-23 77-35 117-1 0-1 2-2 4 0 4 9 6 11 6s2 0 4-5c17-37 35-73 51-111z"><text:p/></draw:path><draw:path draw:style-name="gr1059" draw:text-style-name="P99" svg:width="0.035in" svg:height="0.1508in" svg:x="0.8795in" svg:y="0.002in" svg:viewBox="0 0 90 384" svg:d="M90 193c0-31-4-77-25-121-23-48-57-72-61-72-2 0-4 1-4 3 0 1 0 3 8 9 37 39 59 100 59 181 0 65-14 132-61 180-6 6-6 6-6 7 0 2 2 4 4 4 4 0 39-26 62-75 20-43 24-86 24-116z"><text:p/></draw:path></draw:g></text:span><text:span text:style-name="T15">. </text:span><text:span text:style-name="T92">מתקיים באופן מידי מתוך שוויון פונקציות. </text:span></text:p>
      <text:h text:style-name="Heading_20_2" text:outline-level="2">שאלה <text:span text:style-name="T7">2</text:span></text:h>
      <text:p text:style-name="P25">יהיו <text:span text:style-name="T9"><draw:g text:anchor-type="as-char" svg:y="-0.1134in" draw:z-index="29" draw:name="Shape30" draw:style-name="gr1057"><svg:title>TexMaths</svg:title><svg:desc>11§inline§A, A', B§svg§600§FALSE§</svg:desc><draw:path draw:style-name="gr1058" draw:text-style-name="P98" svg:width="0.5051in" svg:height="0.1276in" svg:x="0.0028in" svg:y="0.0071in" svg:viewBox="0 0 1284 325" svg:d="M643 325c-215 0-428 0-643 0 0-108 0-217 0-325 428 0 855 0 1284 0 0 108 0 217 0 325-214 0-428 0-641 0z"><text:p/></draw:path><draw:path draw:style-name="gr1059" draw:text-style-name="P99" svg:width="0.1035in" svg:height="0.1075in" svg:x="0.0004in" svg:y="0.0043in" svg:viewBox="0 0 264 274" svg:d="M55 230c-15 26-31 31-47 32-5 1-8 1-8 8 0 2 1 4 4 4 11 0 22-1 33-1 14 0 27 1 39 1 2 0 8 0 8-6 0-5-4-6-7-6-9 0-18-3-18-13 0-4 3-9 6-14 10-17 20-33 30-49 32 0 65 0 97 0 0 9 5 60 5 64 0 11-20 12-27 12-6 0-9 0-9 8 0 4 3 3 4 4 17 0 33-1 49-1 9 0 34 1 44 1 2 0 6 0 6-7 0-5-3-5-9-5-24 0-24-2-25-13-8-79-15-160-23-240-1-8-1-9-8-9-5 0-7 2-10 7-45 75-89 149-134 223zM101 175c26-43 51-86 76-128 5 42 9 85 13 128-29 0-59 0-89 0z"><text:p/></draw:path><draw:path draw:style-name="gr1059" draw:text-style-name="P99" svg:width="0.0173in" svg:height="0.0453in" svg:x="0.1224in" svg:y="0.098in" svg:viewBox="0 0 45 116" svg:d="M45 41c0-26-10-41-25-41-12 0-20 10-20 21 0 10 8 20 20 20 5 0 10-1 14-5 1-1 1-1 1-1 1 0 1 0 1 6 0 28-13 52-26 64-4 4-4 5-4 6 0 2 2 5 4 5 4 0 35-30 35-75z"><text:p/></draw:path><draw:path draw:style-name="gr1059" draw:text-style-name="P99" svg:width="0.1039in" svg:height="0.1075in" svg:x="0.1819in" svg:y="0.0043in" svg:viewBox="0 0 265 274" svg:d="M55 230c-15 26-30 31-47 32-5 1-8 1-8 8 0 2 2 4 4 4 11 0 24-1 35-1 12 0 25 1 38 1 2 0 7 0 7-6 0-5-4-6-6-6-9 0-19-3-19-13 0-4 3-9 6-14 10-17 20-33 30-49 32 0 65 0 97 0 1 9 6 60 6 64 0 11-21 12-28 12-6 0-9 0-9 8 0 4 4 4 5 4 16 0 32-1 49-1 8 0 34 1 43 1 2 0 7 0 7-7 0-5-4-5-8-5-25 0-25-2-26-13-8-79-16-160-24-240 0-8 0-9-7-9-6 0-7 2-10 7-45 75-90 149-135 223zM102 175c26-43 51-86 76-128 5 42 8 85 12 128-29 0-58 0-88 0z"><text:p/></draw:path><draw:path draw:style-name="gr1059" draw:text-style-name="P99" svg:width="0.026in" svg:height="0.0547in" svg:x="0.2957in" svg:y="0in" svg:viewBox="0 0 67 140" svg:d="M65 24c2-5 2-7 2-9 0-8-8-15-15-15-11 0-13 9-16 13-12 39-23 77-35 117 0 1-1 3-1 4 0 4 8 6 10 6s2 0 4-5c17-37 34-73 51-111z"><text:p/></draw:path><draw:path draw:style-name="gr1059" draw:text-style-name="P99" svg:width="0.0173in" svg:height="0.0453in" svg:x="0.3465in" svg:y="0.098in" svg:viewBox="0 0 45 116" svg:d="M45 41c0-26-10-41-25-41-12 0-20 10-20 21 0 10 8 20 20 20 4 0 10-1 13-5 1-1 1-1 2-1s1 0 1 6c0 28-13 52-26 64-4 4-4 5-4 6 0 2 2 5 4 5 4 0 35-30 35-75z"><text:p/></draw:path><draw:path draw:style-name="gr1059" draw:text-style-name="P99" svg:width="0.1083in" svg:height="0.1028in" svg:x="0.4071in" svg:y="0.0098in" svg:viewBox="0 0 276 262" svg:d="M46 232c-4 16-5 18-35 18-7 0-11 0-11 8 0 4 3 4 11 4 46 0 91 0 138 0 60 0 106-45 106-81 0-29-23-51-60-55 41-7 81-36 81-73 0-28-25-53-72-53-43 0-86 0-129 0-8 0-12 0-12 8 0 4 4 4 11 4 1 0 9 0 15 1 7 0 10 1 10 6 0 2 0 3-1 7-18 69-34 138-52 206zM105 122c7-32 15-64 23-96 3-13 4-14 21-14 16 0 34 0 50 0 33 0 42 23 42 40 0 34-33 70-80 70-19 0-38 0-56 0zM87 250c-6 0-7 0-9 0-3 0-5-1-5-3s0-2 2-10c9-35 17-71 26-106 25 0 50 0 74 0 37 0 44 29 44 45 0 37-34 74-79 74-18 0-35 0-53 0z"><text:p/></draw:path></draw:g></text:span><text:span text:style-name="T9"><text:s/>קבוצות. </text:span>נניח <text:span text:style-name="T9"><draw:g text:anchor-type="as-char" svg:y="-0.1138in" draw:z-index="30" draw:name="Shape31" draw:style-name="gr1057"><svg:title>TexMaths</svg:title><svg:desc>11§inline§|A| \le |A'|§svg§600§FALSE§</svg:desc><draw:path draw:style-name="gr1058" draw:text-style-name="P98" svg:width="0.6079in" svg:height="0.1362in" svg:x="0.0004in" svg:y="0.0079in" svg:viewBox="0 0 1545 347" svg:d="M774 347c-259 0-516 0-774 0 0-116 0-231 0-347 515 0 1030 0 1545 0 0 116 0 231 0 347-257 0-514 0-771 0z"><text:p/></draw:path><draw:path draw:style-name="gr1059" draw:text-style-name="P99" svg:width="0.0055in" svg:height="0.1508in" svg:x="0.011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0402in" svg:y="0.0059in" svg:viewBox="0 0 265 274" svg:d="M56 230c-15 25-31 31-48 32-5 1-8 1-8 8 0 3 2 4 5 4 10 0 22-1 33-1 13 0 27 1 39 1 2 0 8 0 8-7 0-4-4-5-7-5-9 0-18-3-18-13 0-5 3-9 5-15 10-16 20-32 30-48 31 0 64 0 96 0 1 9 7 59 7 64 0 11-20 12-28 12-5 0-10 0-10 8 0 4 5 4 6 4 16 0 33-1 48-1 10 0 34 1 44 1 2 0 7 0 7-8 0-4-3-4-9-4-24 0-24-2-25-13-8-80-16-160-23-240-1-8-1-9-8-9s-8 2-10 7c-45 74-89 149-134 223zM102 175c25-43 51-86 76-128 4 42 8 85 12 128-30 0-58 0-88 0z"><text:p/></draw:path><draw:path draw:style-name="gr1059" draw:text-style-name="P99" svg:width="0.0055in" svg:height="0.1508in" svg:x="0.1669in" svg:y="0.002in" svg:viewBox="0 0 15 384" svg:d="M15 13c0-6 0-13-7-13-8 0-8 7-8 13 0 119 0 238 0 357 0 7 0 14 8 14 7 0 7-7 7-14 0-119 0-238 0-357z"><text:p/></draw:path><draw:path draw:style-name="gr1059" draw:text-style-name="P99" svg:width="0.0921in" svg:height="0.1161in" svg:x="0.2461in" svg:y="0.0193in" svg:viewBox="0 0 235 296" svg:d="M229 15c3-1 6-3 6-7 0-5-3-8-7-8-3 0-6 1-7 2-72 33-142 67-213 100-7 4-8 6-8 9s2 7 8 9c71 33 141 66 213 99 4 2 5 2 7 2 4 0 7-3 7-8 0-3-1-5-7-7-68-32-136-64-203-95 68-32 135-64 204-96zM222 296c7 0 13 0 13-8 0-7-7-7-13-7-69 0-140 0-209 0-5 0-13 0-13 7 0 8 7 8 13 8 69 0 140 0 209 0z"><text:p/></draw:path><draw:path draw:style-name="gr1059" draw:text-style-name="P99" svg:width="0.0055in" svg:height="0.1508in" svg:x="0.4114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4409in" svg:y="0.0059in" svg:viewBox="0 0 265 274" svg:d="M56 230c-15 25-31 31-47 32-6 1-9 1-9 8 0 3 2 4 5 4 10 0 22-1 33-1 14 0 27 1 39 1 2 0 8 0 8-7 0-4-4-5-7-5-9 0-18-3-18-13 0-5 3-9 6-15 10-16 19-32 29-48 31 0 64 0 96 0 1 9 7 59 7 64 0 11-20 12-28 12-5 0-10 0-10 8 0 4 4 3 6 4 16 0 33-1 48-1 10 0 34 1 44 1 2 0 7 0 7-8 0-4-3-4-9-4-24 0-24-2-25-13-8-80-16-160-23-240-1-8-1-9-8-9-5 0-8 2-10 7-45 74-89 149-134 223zM102 175c25-43 51-86 76-128 4 42 8 85 12 128-30 0-58 0-88 0z"><text:p/></draw:path><draw:path draw:style-name="gr1059" draw:text-style-name="P99" svg:width="0.0264in" svg:height="0.0547in" svg:x="0.5547in" svg:y="0in" svg:viewBox="0 0 68 140" svg:d="M66 24c2-5 2-7 2-9 0-8-8-15-16-15-10 0-14 9-15 13-12 39-24 77-36 117 0 1-1 2-1 4 0 4 9 6 11 6 1 0 2 0 3-5 18-37 34-73 52-111z"><text:p/></draw:path><draw:path draw:style-name="gr1059" draw:text-style-name="P99" svg:width="0.0055in" svg:height="0.1508in" svg:x="0.6106in" svg:y="0.002in" svg:viewBox="0 0 15 384" svg:d="M15 13c0-6 0-13-7-13-8 0-8 7-8 13 0 119 0 238 0 357 0 7 0 14 8 14 7 0 7-7 7-14 0-119 0-238 0-357z"><text:p/></draw:path></draw:g></text:span><text:span text:style-name="T9">, כלומר קיימת </text:span><text:span text:style-name="T9"><draw:g text:anchor-type="as-char" svg:y="-0.1138in" draw:z-index="34" draw:name="Shape32" draw:style-name="gr1057"><svg:title>TexMaths</svg:title><svg:desc>11§inline§h_A \colon A \to A'§svg§600§FALSE§</svg:desc><draw:path draw:style-name="gr1058" draw:text-style-name="P98" svg:width="0.7772in" svg:height="0.1209in" svg:x="0.0004in" svg:y="0.0079in" svg:viewBox="0 0 1975 308" svg:d="M988 308c-330 0-659 0-988 0 0-102 0-206 0-308 658 0 1317 0 1975 0 0 102 0 206 0 308-329 0-658 0-987 0z"><text:p/></draw:path><draw:path draw:style-name="gr1059" draw:text-style-name="P99" svg:width="0.074in" svg:height="0.1063in" svg:x="0.0012in" svg:y="0.0091in" svg:viewBox="0 0 189 271" svg:d="M89 4c-2-1 0-4-5-4-9 0-37 3-47 4-3 0-7 0-7 8 0 5 3 5 9 5 18 0 19 2 19 6 0 2-1 6-1 8-18 74-37 147-56 221-1 6-1 6-1 8 0 9 8 11 11 11 6 0 12-5 14-10 3-10 5-20 7-30 3-11 5-22 9-34 2-8 4-17 6-25 1-3 5-15 5-17 1-3 13-25 26-36 9-6 20-13 38-13 16 0 20 13 20 27 0 21-15 62-24 85-3 9-5 13-5 21 0 19 13 32 32 32 36 0 50-56 50-60 0-3-3-3-4-3-5 0-5 1-6 7-6 21-18 47-39 47-7 0-10-3-10-12 0-10 3-19 8-28 5-16 23-61 23-83 0-26-16-41-44-41-26 0-43 11-58 29 10-41 20-82 30-123z"><text:p/></draw:path><draw:path draw:style-name="gr1059" draw:text-style-name="P99" svg:width="0.0799in" svg:height="0.0748in" svg:x="0.0866in" svg:y="0.0614in" svg:viewBox="0 0 204 191" svg:d="M40 160c-9 15-18 22-34 23-3 0-6 0-6 5 0 2 2 3 3 3 7 0 17-1 23-1 9 0 20 1 29 1 1 0 4 0 4-5 0-3-3-3-4-3-2 0-12-1-12-8 0-3 3-8 4-11 8-11 15-22 22-33 26 0 52 0 77 0 3 14 5 30 7 45-1 2-2 7-19 7-3 0-6 0-6 5 0 1 0 3 4 3 8 0 26-1 34-1 6 0 11 0 17 0 4 0 10 1 15 1 3 0 6-2 6-4 0-4-4-4-8-4-16 0-17-3-18-9-7-56-15-111-23-166-1-6-1-8-6-8-6 0-7 2-10 7-33 50-66 101-99 153zM76 121c19-30 37-58 56-88 4 30 9 58 13 88-23 0-46 0-69 0z"><text:p/></draw:path><draw:path draw:style-name="gr1059" draw:text-style-name="P99" svg:width="0.0157in" svg:height="0.065in" svg:x="0.2098in" svg:y="0.0488in" svg:viewBox="0 0 41 166" svg:d="M41 21c0-11-10-21-21-21s-20 10-20 21 9 20 20 20 21-9 21-20zM41 146c0-11-10-21-21-21s-20 10-20 21 9 20 20 20 21-9 21-20z"><text:p/></draw:path><draw:path draw:style-name="gr1059" draw:text-style-name="P99" svg:width="0.1039in" svg:height="0.1075in" svg:x="0.2945in" svg:y="0.0059in" svg:viewBox="0 0 265 274" svg:d="M56 230c-15 25-31 31-47 32-5 1-9 1-9 8 0 3 2 4 6 4 9 0 22-1 33-1 13 0 26 1 38 1 2 0 8 0 8-7 0-4-4-5-7-5-9 0-17-3-17-13 0-5 2-9 5-15 10-16 19-33 29-48 33 0 65 0 98 0 0 8 5 59 5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1059" draw:text-style-name="P99" svg:width="0.1346in" svg:height="0.0783in" svg:x="0.4535in" svg:y="0.0366in" svg:viewBox="0 0 343 200" svg:d="M301 109c-20 15-31 32-35 36-16 28-13 34-20 51 0 4 5 4 8 4 7 0 7-1 8-7 10-37 32-70 76-87 4-1 5-3 5-5 0-3-2-4-3-4-17-7-64-27-78-90-1-6-1-7-8-7-3 0-8 0-8 6 7 16 4 24 20 50 8 11 19 25 35 38-95 0-191 0-287 0-6 0-14 0-14 7 0 8 8 8 14 8 96 0 192 0 287 0z"><text:p/></draw:path><draw:path draw:style-name="gr1059" draw:text-style-name="P99" svg:width="0.1039in" svg:height="0.1075in" svg:x="0.6449in" svg:y="0.0059in" svg:viewBox="0 0 265 274" svg:d="M56 230c-15 25-31 31-47 32-6 1-9 1-9 8 0 3 2 4 6 4 9 0 22-1 33-1 12 0 26 1 38 1 2 0 8 0 8-7 0-4-4-5-7-5-9 0-17-3-17-13 0-5 2-9 4-15 10-16 20-33 30-48 32 0 65 0 96 0 2 8 7 59 7 64 0 11-20 12-27 12-6 0-10 0-10 8 0 4 4 4 5 4 17 0 33-1 49-1 9 0 34 1 44 1 2 0 6 0 6-8 0-4-3-4-9-4-24 0-24-2-25-13-8-80-15-160-23-240-1-8-1-9-8-9-6 0-7 2-10 7-45 74-89 149-134 223zM102 175c26-43 51-86 76-128 5 42 8 85 12 128-29 0-58 0-88 0z"><text:p/></draw:path><draw:path draw:style-name="gr1059" draw:text-style-name="P99" svg:width="0.0264in" svg:height="0.0547in" svg:x="0.7591in" svg:y="0in" svg:viewBox="0 0 68 140" svg:d="M66 24c2-5 2-7 2-9 0-8-7-15-16-15-10 0-13 9-15 13-12 39-24 77-36 117 0 1-1 2-1 4 0 4 9 6 11 6 1 0 2 0 3-5 18-37 34-73 52-111z"><text:p/></draw:path></draw:g></text:span><text:span text:style-name="T9"><text:s/>חח"ע</text:span></text:p>
      <text:h text:style-name="P61" text:outline-level="3">סעיף (א)</text:h>
      <text:p text:style-name="P30"><text:span text:style-name="T97">נוכיח </text:span><text:span text:style-name="T16"><draw:g text:anchor-type="as-char" svg:y="-0.1138in" draw:z-index="31" draw:name="Shape33" draw:style-name="gr1057"><svg:title>TexMaths</svg:title><svg:desc>11§inline§|B \to A| \le |B \to A'|§svg§600§FALSE§</svg:desc><draw:path draw:style-name="gr1058" draw:text-style-name="P98" svg:width="1.328in" svg:height="0.1362in" svg:x="0.0012in" svg:y="0.0079in" svg:viewBox="0 0 3374 347" svg:d="M1687 347c-563 0-1125 0-1687 0 0-116 0-231 0-347 1124 0 2250 0 3374 0 0 116 0 231 0 347-562 0-1124 0-1687 0z"><text:p/></draw:path><draw:path draw:style-name="gr1059" draw:text-style-name="P99" svg:width="0.0055in" svg:height="0.1508in" svg:x="0in" svg:y="0.002in" svg:viewBox="0 0 15 384" svg:d="M15 13c0-6 0-13-7-13-8 0-8 7-8 13 0 119 0 238 0 357 0 7 0 14 8 14 7 0 7-7 7-14 0-119 0-238 0-357z"><text:p/></draw:path><draw:path draw:style-name="gr1059" draw:text-style-name="P99" svg:width="0.1079in" svg:height="0.1028in" svg:x="0.0307in" svg:y="0.0106in" svg:viewBox="0 0 275 262" svg:d="M45 232c-4 16-4 18-35 18-7 0-10 0-10 8 0 4 3 4 10 4 46 0 91 0 137 0 62 0 107-45 107-82 0-28-22-50-59-55 39-6 80-35 80-72 0-28-25-53-71-53-43 0-87 0-130 0-8 0-11 0-11 8 0 4 3 4 11 4 4 0 7 0 14 1 7 0 10 1 10 6 0 2 0 3-1 7-18 69-34 138-52 206zM103 122c8-32 17-64 25-96 3-13 4-14 21-14 16 0 33 0 49 0 34 0 42 23 42 40 0 34-33 70-80 70-19 0-38 0-57 0zM86 250c-6 0-6 0-8 0-4 0-5-1-5-3s0-3 2-9c9-36 17-72 26-107 24 0 49 0 73 0 37 0 45 29 45 45 0 36-35 74-80 74-18 0-36 0-53 0z"><text:p/></draw:path><draw:path draw:style-name="gr1059" draw:text-style-name="P99" svg:width="0.1346in" svg:height="0.0787in" svg:x="0.198in" svg:y="0.0366in" svg:viewBox="0 0 343 201" svg:d="M300 109c-21 15-30 32-34 36-17 28-14 34-21 52 0 4 5 4 8 4 7 0 8-1 9-7 9-38 32-71 75-88 5-1 6-3 6-5 0-3-2-4-3-4-18-7-64-27-78-90-1-6-2-7-9-7-3 0-8 0-8 6 7 16 4 24 20 50 8 11 19 25 35 38-95 0-191 0-287 0-6 0-13 0-13 7 0 8 7 8 13 8 96 0 192 0 287 0z"><text:p/></draw:path><draw:path draw:style-name="gr1059" draw:text-style-name="P99" svg:width="0.1039in" svg:height="0.1075in" svg:x="0.3894in" svg:y="0.0059in" svg:viewBox="0 0 265 274" svg:d="M55 230c-15 25-31 31-47 32-5 1-8 1-8 8 0 3 1 4 4 4 11 0 24-1 33-1 14 0 27 1 40 1 2 0 7 0 7-7 0-4-4-5-6-5-9 0-19-3-19-13 0-5 3-9 6-15 10-16 20-32 30-48 32 0 65 0 96 0 2 9 6 59 6 64 0 11-20 12-28 12-5 0-8 0-8 8 0 4 4 4 5 4 16 0 32-1 49-1 8 0 34 1 42 1 3 0 8 0 8-8 0-4-4-4-9-4-24 0-24-2-25-13-8-80-16-160-24-240 0-8 0-9-7-9-6 0-7 2-11 7-45 74-89 149-134 223zM101 175c26-43 52-86 77-128 5 42 8 85 12 128-29 0-59 0-89 0z"><text:p/></draw:path><draw:path draw:style-name="gr1059" draw:text-style-name="P99" svg:width="0.0055in" svg:height="0.1508in" svg:x="0.5165in" svg:y="0.002in" svg:viewBox="0 0 15 384" svg:d="M15 13c0-6 0-13-7-13-8 0-8 7-8 13 0 119 0 238 0 357 0 7 0 14 8 14 7 0 7-7 7-14 0-119 0-238 0-357z"><text:p/></draw:path><draw:path draw:style-name="gr1059" draw:text-style-name="P99" svg:width="0.0929in" svg:height="0.1161in" svg:x="0.5953in" svg:y="0.0193in" svg:viewBox="0 0 237 296" svg:d="M229 15c4-1 8-3 8-7 0-5-4-8-8-8-2 0-6 1-8 2-71 33-142 67-213 100-7 4-8 6-8 9s2 7 8 9c71 33 142 66 213 99 6 2 7 2 8 2 4 0 8-3 8-8 0-3-3-5-9-7-67-32-134-64-202-95 68-32 136-64 203-96zM222 296c7 0 15 0 15-8 0-7-9-7-15-7-69 0-138 0-208 0-5 0-14 0-14 7 0 8 7 8 13 8 70 0 140 0 209 0z"><text:p/></draw:path><draw:path draw:style-name="gr1059" draw:text-style-name="P99" svg:width="0.0055in" svg:height="0.1508in" svg:x="0.761in" svg:y="0.002in" svg:viewBox="0 0 15 384" svg:d="M15 13c0-6 0-13-7-13-8 0-8 7-8 13 0 119 0 238 0 357 0 7 0 14 8 14 7 0 7-7 7-14 0-119 0-238 0-357z"><text:p/></draw:path><draw:path draw:style-name="gr1059" draw:text-style-name="P99" svg:width="0.1083in" svg:height="0.1028in" svg:x="0.7913in" svg:y="0.0106in" svg:viewBox="0 0 276 262" svg:d="M46 232c-4 16-5 18-35 18-7 0-11 0-11 8 0 4 3 4 11 4 46 0 91 0 138 0 61 0 106-45 106-82 0-28-22-50-59-55 39-6 80-35 80-72 0-28-25-53-71-53-43 0-87 0-130 0-8 0-12 0-12 8 0 4 4 4 11 4 1 0 9 0 15 1 7 0 10 1 10 6 0 2 0 3-1 7-18 69-34 138-52 206zM105 122c7-32 15-64 23-96 4-13 4-14 21-14 16 0 34 0 50 0 34 0 42 23 42 40 0 34-33 70-80 70-19 0-38 0-56 0zM87 250c-6 0-7 0-9 0-3 0-4-1-4-3s0-3 1-9c9-36 19-72 27-107 25 0 49 0 73 0 37 0 44 29 44 45 0 36-34 74-79 74-18 0-35 0-53 0z"><text:p/></draw:path><draw:path draw:style-name="gr1059" draw:text-style-name="P99" svg:width="0.1346in" svg:height="0.0787in" svg:x="0.9587in" svg:y="0.0366in" svg:viewBox="0 0 343 201" svg:d="M301 109c-20 15-31 32-35 36-16 28-13 34-20 52 0 4 5 4 8 4 7 0 7-1 9-7 9-38 31-71 75-88 4-1 5-3 5-5 0-3-2-4-3-4-17-7-63-27-78-90-1-6-1-7-8-7-3 0-8 0-8 6 7 16 4 24 20 50 8 11 19 25 35 38-95 0-191 0-287 0-6 0-14 0-14 7 0 8 8 8 14 8 96 0 192 0 287 0z"><text:p/></draw:path><draw:path draw:style-name="gr1059" draw:text-style-name="P99" svg:width="0.1039in" svg:height="0.1075in" svg:x="1.15in" svg:y="0.0059in" svg:viewBox="0 0 265 274" svg:d="M56 230c-15 25-31 31-47 32-6 1-9 1-9 8 0 3 2 4 6 4 9 0 22-1 33-1 13 0 26 1 38 1 2 0 8 0 8-7 0-4-4-5-7-5-9 0-17-3-17-13 0-5 2-9 5-15 10-16 19-32 29-48 32 0 65 0 96 0 2 9 7 59 7 64 0 11-20 12-27 12-6 0-10 0-10 8 0 4 3 3 5 4 17 0 33-1 49-1 9 0 34 1 44 1 2 0 6 0 6-8 0-4-3-4-9-4-24 0-24-2-25-13-8-80-15-160-23-240-1-8-1-9-8-9-5 0-7 2-10 7-45 74-89 149-134 223zM102 175c26-43 51-86 76-128 5 42 8 85 12 128-29 0-58 0-88 0z"><text:p/></draw:path><draw:path draw:style-name="gr1059" draw:text-style-name="P99" svg:width="0.0264in" svg:height="0.0547in" svg:x="1.2638in" svg:y="0in" svg:viewBox="0 0 68 140" svg:d="M66 24c2-5 2-7 2-9 0-8-7-15-16-15-10 0-13 9-15 13-12 39-24 77-36 117 0 1-1 2-1 4 0 4 9 6 11 6 1 0 2 0 3-5 18-37 34-73 52-111z"><text:p/></draw:path><draw:path draw:style-name="gr1059" draw:text-style-name="P99" svg:width="0.0055in" svg:height="0.1508in" svg:x="1.3197in" svg:y="0.002in" svg:viewBox="0 0 15 384" svg:d="M15 13c0-6 0-13-7-13-8 0-8 7-8 13 0 119 0 238 0 357 0 7 0 14 8 14 7 0 7-7 7-14 0-119 0-238 0-357z"><text:p/></draw:path></draw:g></text:span><text:span text:style-name="T16">. נמצא פונקציה </text:span><text:span text:style-name="T16"><draw:g text:anchor-type="as-char" svg:y="-0.1138in" draw:z-index="32" draw:name="Shape34" draw:style-name="gr1057"><svg:title>TexMaths</svg:title><svg:desc>11§inline§h \colon (B \to A) \to (B \to A')§svg§600§FALSE§</svg:desc><draw:path draw:style-name="gr1058" draw:text-style-name="P98" svg:width="1.6299in" svg:height="0.1362in" svg:x="0.0004in" svg:y="0.0079in" svg:viewBox="0 0 4141 347" svg:d="M2071 347c-691 0-1380 0-2071 0 0-116 0-231 0-347 1380 0 2761 0 4141 0 0 116 0 231 0 347-690 0-1380 0-2070 0z"><text:p/></draw:path><draw:path draw:style-name="gr1059" draw:text-style-name="P99" svg:width="0.074in" svg:height="0.1063in" svg:x="0.0012in" svg:y="0.0091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1059" draw:text-style-name="P99" svg:width="0.0157in" svg:height="0.065in" svg:x="0.1106in" svg:y="0.0488in" svg:viewBox="0 0 41 166" svg:d="M41 21c0-11-9-21-20-21-12 0-21 10-21 21s9 20 21 20c11 0 20-9 20-20zM41 146c0-11-9-21-20-21-12 0-21 10-21 21s9 20 21 20c11 0 20-9 20-20z"><text:p/></draw:path><draw:path draw:style-name="gr1059" draw:text-style-name="P99" svg:width="0.035in" svg:height="0.1508in" svg:x="0.2051in" svg:y="0.002in" svg:viewBox="0 0 90 384" svg:d="M90 380c0-1 0-1-6-8-49-50-61-122-61-179 0-68 14-135 62-183 5-4 5-6 5-7 0-2-2-3-4-3-4 0-39 25-62 75-20 42-24 85-24 118 0 28 4 74 25 118 24 48 57 73 61 73 2 0 4-1 4-4z"><text:p/></draw:path><draw:path draw:style-name="gr1059" draw:text-style-name="P99" svg:width="0.1083in" svg:height="0.1028in" svg:x="0.2559in" svg:y="0.0106in" svg:viewBox="0 0 276 262" svg:d="M45 232c-3 16-4 18-35 18-7 0-10 0-10 8 0 4 3 4 10 4 46 0 92 0 138 0 61 0 107-45 107-82 0-28-23-50-60-55 40-6 81-35 81-72 0-28-25-53-73-53-42 0-86 0-129 0-7 0-11 0-11 8 0 4 3 4 11 4 1 0 7 0 14 1 8 0 11 1 11 6 0 2-1 3-2 7-18 69-34 138-52 206zM103 122c8-32 17-64 25-96 3-13 4-14 20-14 17 0 33 0 50 0 34 0 43 23 43 40 0 34-33 70-80 70-19 0-39 0-58 0zM87 250c-6 0-7 0-9 0-4 0-5-1-5-3s0-3 2-9c9-36 17-72 26-107 24 0 50 0 74 0 36 0 44 29 44 45 0 36-34 74-80 74-18 0-35 0-52 0z"><text:p/></draw:path><draw:path draw:style-name="gr1059" draw:text-style-name="P99" svg:width="0.1346in" svg:height="0.0787in" svg:x="0.4232in" svg:y="0.0366in" svg:viewBox="0 0 343 201" svg:d="M301 109c-21 15-32 32-35 36-16 28-13 34-20 52 0 4 5 4 8 4 7 0 7-1 8-7 10-38 32-71 76-88 4-1 5-3 5-5 0-3-2-4-3-4-17-7-64-27-78-90-1-6-1-7-8-7-3 0-8 0-8 6 7 16 4 24 20 50 8 11 19 25 35 38-95 0-191 0-287 0-6 0-14 0-14 7 0 8 8 8 14 8 96 0 192 0 287 0z"><text:p/></draw:path><draw:path draw:style-name="gr1059" draw:text-style-name="P99" svg:width="0.1039in" svg:height="0.1075in" svg:x="0.6146in" svg:y="0.0059in" svg:viewBox="0 0 265 274" svg:d="M56 230c-15 25-31 31-47 32-6 1-9 1-9 8 0 3 2 4 5 4 10 0 22-1 33-1 14 0 27 1 39 1 2 0 8 0 8-7 0-4-4-5-7-5-9 0-18-3-18-13 0-5 3-9 6-15 10-16 19-32 29-48 31 0 64 0 96 0 1 9 7 59 7 64 0 11-20 12-28 12-5 0-9 0-9 8 0 4 3 3 5 4 17 0 33-1 48-1 10 0 35 1 44 1 3 0 7 0 7-8 0-4-3-4-9-4-24 0-24-2-25-13-8-80-15-160-23-240-1-8-1-9-8-9-5 0-8 2-10 7-45 74-89 149-134 223zM102 175c26-43 51-86 76-128 5 42 8 85 12 128-29 0-58 0-88 0z"><text:p/></draw:path><draw:path draw:style-name="gr1059" draw:text-style-name="P99" svg:width="0.035in" svg:height="0.1508in" svg:x="0.7319in" svg:y="0.002in" svg:viewBox="0 0 90 384" svg:d="M90 193c0-31-4-77-25-121-23-48-57-72-61-72-2 0-4 1-4 3 0 1 0 3 8 9 38 39 60 100 60 181 0 65-14 132-63 180-5 6-5 6-5 7 0 2 2 4 4 4 4 0 39-26 62-75 20-43 24-86 24-116z"><text:p/></draw:path><draw:path draw:style-name="gr1059" draw:text-style-name="P99" svg:width="0.1346in" svg:height="0.0787in" svg:x="0.8327in" svg:y="0.0366in" svg:viewBox="0 0 343 201" svg:d="M301 109c-22 15-32 32-35 36-17 28-14 34-21 52 0 4 6 4 9 4 6 0 7-1 8-7 9-38 32-71 76-88 4-1 5-3 5-5 0-3-2-4-3-4-17-7-64-27-78-90-1-6-2-7-8-7-3 0-9 0-9 6 7 16 5 24 20 50 8 11 20 25 36 38-95 0-191 0-287 0-7 0-14 0-14 7 0 8 7 8 14 8 96 0 192 0 287 0z"><text:p/></draw:path><draw:path draw:style-name="gr1059" draw:text-style-name="P99" svg:width="0.035in" svg:height="0.1508in" svg:x="1.0335in" svg:y="0.002in" svg:viewBox="0 0 90 384" svg:d="M90 380c0-1 0-1-6-8-49-50-61-122-61-179 0-68 14-135 62-183 5-4 5-6 5-7 0-2-1-3-4-3-4 0-39 25-61 75-20 42-25 85-25 118 0 28 4 74 26 118 23 48 56 73 60 73 3 0 4-1 4-4z"><text:p/></draw:path><draw:path draw:style-name="gr1059" draw:text-style-name="P99" svg:width="0.1083in" svg:height="0.1028in" svg:x="1.0843in" svg:y="0.0106in" svg:viewBox="0 0 276 262" svg:d="M46 232c-4 16-5 18-35 18-7 0-11 0-11 8 0 4 3 4 11 4 46 0 91 0 137 0 62 0 107-45 107-82 0-28-22-50-59-55 39-6 80-35 80-72 0-28-25-53-71-53-43 0-87 0-130 0-8 0-12 0-12 8 0 4 4 4 11 4 1 0 8 0 15 1 7 0 10 1 10 6 0 2 0 3-1 7-18 69-34 138-52 206zM104 122c8-32 16-64 24-96 4-13 4-14 20-14 17 0 35 0 51 0 34 0 42 23 42 40 0 34-33 70-80 70-19 0-38 0-57 0zM87 250c-6 0-7 0-9 0-3 0-5-1-5-3s0-3 2-9c9-36 18-72 27-107 24 0 49 0 73 0 37 0 44 29 44 45 0 36-34 74-79 74-18 0-36 0-53 0z"><text:p/></draw:path><draw:path draw:style-name="gr1059" draw:text-style-name="P99" svg:width="0.1346in" svg:height="0.0787in" svg:x="1.2516in" svg:y="0.0366in" svg:viewBox="0 0 343 201" svg:d="M301 109c-21 15-32 32-34 36-17 28-14 34-21 52 0 4 5 4 8 4 7 0 7-1 9-7 9-38 31-71 75-88 4-1 5-3 5-5 0-3-1-3-2-4-18-7-64-27-79-90-1-6-1-7-8-7-3 0-8 0-8 6 7 16 4 24 20 50 8 11 19 25 35 38-95 0-191 0-287 0-6 0-14 0-14 7 0 8 8 8 14 8 96 0 192 0 287 0z"><text:p/></draw:path><draw:path draw:style-name="gr1059" draw:text-style-name="P99" svg:width="0.1039in" svg:height="0.1075in" svg:x="1.4429in" svg:y="0.0059in" svg:viewBox="0 0 265 274" svg:d="M56 230c-15 25-31 31-47 32-5 1-9 1-9 8 0 3 2 4 5 4 10 0 22-1 33-1 14 0 27 1 39 1 2 0 8 0 8-7 0-4-4-5-7-5-9 0-18-3-18-13 0-5 3-9 6-15 10-16 19-32 29-48 33 0 64 0 97 0 0 9 6 59 6 64 0 11-20 12-28 12-5 0-8 0-8 8 0 4 3 3 4 4 17 0 33-1 48-1 10 0 35 1 44 1 3 0 7 0 7-8 0-4-3-4-9-4-23 0-23-2-24-13-8-80-16-160-24-240-1-8-1-9-8-9-5 0-8 2-10 7-45 74-89 149-134 223zM102 175c26-43 51-86 76-128 5 42 9 85 13 128-29 0-59 0-89 0z"><text:p/></draw:path><draw:path draw:style-name="gr1059" draw:text-style-name="P99" svg:width="0.0264in" svg:height="0.0547in" svg:x="1.5567in" svg:y="0in" svg:viewBox="0 0 68 140" svg:d="M66 24c2-5 2-7 2-9 0-8-8-15-15-15-11 0-15 9-16 13-12 39-23 77-35 117-1 0-1 2-2 4 0 4 9 6 11 6s2 0 4-5c17-37 34-73 51-111z"><text:p/></draw:path><draw:path draw:style-name="gr1059" draw:text-style-name="P99" svg:width="0.035in" svg:height="0.1508in" svg:x="1.6031in" svg:y="0.002in" svg:viewBox="0 0 90 384" svg:d="M90 193c0-31-4-77-25-121-24-48-57-72-61-72-2 0-4 1-4 3 0 1 0 3 8 9 37 39 59 100 59 181 0 65-14 132-62 180-5 6-5 6-5 7 0 2 2 4 4 4 4 0 39-26 62-75 20-43 24-86 24-116z"><text:p/></draw:path></draw:g></text:span><text:span text:style-name="T16"><text:s/>חח"ע. </text:span><text:span text:style-name="T17">נבחר </text:span><text:span text:style-name="T17"><draw:g text:anchor-type="as-char" svg:y="-0.1091in" draw:z-index="33" draw:name="Shape35" draw:style-name="gr1057"><svg:title>TexMaths</svg:title><svg:desc>11§inline§h = \lambda f \in B \to A. h_A \circ f§svg§600§FALSE§</svg:desc><draw:path draw:style-name="gr1058" draw:text-style-name="P98" svg:width="1.5701in" svg:height="0.1232in" svg:x="0.0004in" svg:y="0.0079in" svg:viewBox="0 0 3989 314" svg:d="M0 0c1330 0 2659 0 3989 0 0 104 0 210 0 314-1330 0-2659 0-3989 0 0-104 0-210 0-314z"><text:p/></draw:path><draw:path draw:style-name="gr1059" draw:text-style-name="P99" svg:width="0.0744in" svg:height="0.1059in" svg:x="0.0008in" svg:y="0.0035in" svg:viewBox="0 0 190 270" svg:d="M90 4c0-1 0-4-5-4-9 0-37 3-48 3-2 1-6 1-6 8 0 4 3 4 9 4 18 0 19 4 19 7 0 2-1 5-1 8-18 73-37 147-56 220-2 6-2 7-2 9 0 9 8 11 12 11 6 0 12-4 14-10 3-10 5-19 7-29 3-11 5-22 9-34 2-9 4-18 6-26 1-2 4-15 5-17 1-4 13-24 26-35 8-7 20-14 36-14 17 0 21 14 21 27 0 21-14 62-23 85-3 9-5 14-5 21 0 19 13 32 32 32 36 0 50-56 50-59 0-5-3-5-4-5-5 0-5 2-7 8-5 20-17 47-38 47-7 0-10-3-10-12 0-10 3-19 6-27 7-17 25-62 25-84 0-25-16-41-45-41-25 0-43 12-58 29 10-40 21-81 31-122z"><text:p/></draw:path><draw:path draw:style-name="gr1059" draw:text-style-name="P99" svg:width="0.1004in" svg:height="0.035in" svg:x="0.1311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744in" svg:height="0.1063in" svg:x="0.2913in" svg:y="0.0035in" svg:viewBox="0 0 190 271" svg:d="M117 155c16 39 35 98 40 106 7 9 10 9 21 9 3 0 6 0 9 0s3-2 3-4c0-1 0-1-1-3-4-5-6-10-9-18-26-73-52-145-79-218-8-23-28-27-47-27-2 0-7 0-7 4 0 3 2 3 4 4 12 2 15 4 25 30 12 36 25 71 37 106-35 34-71 69-106 104-5 5-7 7-7 11 0 7 4 12 11 12s10-4 13-8c31-37 62-73 93-108z"><text:p/></draw:path><draw:path draw:style-name="gr1059" draw:text-style-name="P99" svg:width="0.076in" svg:height="0.137in" svg:x="0.3799in" svg:y="0.0016in" svg:viewBox="0 0 194 349" svg:d="M122 118c11 0 22 0 33 0 8 0 12 0 12-8 0-5-4-5-11-5-11 0-21 0-32 0 2-15 6-29 8-43 2-8 8-36 10-41 3-7 10-12 17-12 3 0 13 0 19 6-16 1-21 16-21 21 0 9 8 13 15 13 11 0 22-8 22-23 0-17-18-26-35-26-13 0-37 7-48 45-2 8-4 12-13 60-9 0-18 0-27 0-7 0-12 0-12 8 0 5 4 5 11 5 9 0 17 0 26 0-10 50-19 99-29 150-7 37-13 72-34 72-1 0-11 0-19-6 19-1 22-15 22-21 0-9-7-13-14-13-10 0-22 8-22 23 0 17 18 26 33 26 22 0 37-23 44-37 12-24 21-71 22-74 8-40 15-80 23-120z"><text:p/></draw:path><draw:path draw:style-name="gr1059" draw:text-style-name="P99" svg:width="0.076in" svg:height="0.087in" svg:x="0.5173in" svg:y="0.0268in" svg:viewBox="0 0 194 222" svg:d="M180 119c7 0 14 0 14-8s-7-8-14-8c-55 0-109 0-164 0 5-51 49-88 104-88 20 0 41 0 60 0 7 0 14 0 14-7 0-8-7-8-14-8-21 0-40 0-61 0-66 0-119 48-119 111 0 61 53 111 119 111 21 0 40 0 61 0 7 0 14 0 14-8s-7-8-14-8c-19 0-40 0-60 0-55 0-99-36-104-87 55 0 109 0 164 0z"><text:p/></draw:path><draw:path draw:style-name="gr1059" draw:text-style-name="P99" svg:width="0.1083in" svg:height="0.1024in" svg:x="0.6551in" svg:y="0.0051in" svg:viewBox="0 0 276 261" svg:d="M45 232c-3 14-4 17-35 17-7 0-10 0-10 8 0 4 3 4 10 4 46 0 92 0 138 0 61 0 107-45 107-83 0-26-23-48-60-53 40-7 81-36 81-72 0-29-25-53-73-53-42 0-86 0-129 0-7 0-11 0-11 8 0 3 3 3 11 3 1 0 7 0 14 1 8 1 11 1 11 7 0 1-1 2-2 6-18 69-34 139-52 207zM103 122c8-32 17-64 25-96 3-14 4-15 20-15 17 0 33 0 50 0 34 0 43 23 43 41 0 33-33 70-80 70-19 0-39 0-58 0zM87 249c-6 0-7 0-9 0-4 0-5-1-5-4 0-1 0-1 2-9 9-35 17-71 26-106 24 0 50 0 74 0 36 0 44 28 44 45 0 37-34 74-80 74-18 0-35 0-52 0z"><text:p/></draw:path><draw:path draw:style-name="gr1059" draw:text-style-name="P99" svg:width="0.1346in" svg:height="0.0783in" svg:x="0.8217in" svg:y="0.0311in" svg:viewBox="0 0 343 200" svg:d="M301 108c-21 16-32 33-35 37-17 26-20 49-20 51 0 4 5 4 8 4 7 0 7-1 8-8 9-36 32-69 76-87 4-1 5-3 5-5 0-3-2-3-3-3-17-7-64-27-78-92-1-4-1-5-8-5-3 0-8 0-8 4 0 1 4 26 20 51 8 12 19 25 35 37-95 0-191 0-287 0-6 0-14 0-14 8s8 8 14 8c96 0 192 0 287 0z"><text:p/></draw:path><draw:path draw:style-name="gr1059" draw:text-style-name="P99" svg:width="0.1039in" svg:height="0.1079in" svg:x="1.013in" svg:y="0in" svg:viewBox="0 0 265 275" svg:d="M56 231c-15 25-31 30-48 32-5 1-8 1-8 7 0 2 2 5 5 5 10 0 22-2 33-2 13 0 27 2 39 2 2 0 8 0 8-8 0-3-4-4-7-4-9 0-18-4-18-14 0-4 3-8 5-14 10-16 20-33 30-49 31 0 64 0 96 0 1 7 7 60 7 64 0 11-20 13-28 13-5 0-9 0-9 7 0 5 4 5 5 5 17 0 33-2 48-2 10 0 35 2 44 2 3 0 7 0 7-8 0-4-3-4-9-4-24 0-24-3-25-14-8-80-15-160-23-240-1-8-1-9-8-9-6 0-8 2-10 7-45 74-89 149-134 224zM102 175c26-43 51-86 76-128 5 42 8 85 12 128-29 0-58 0-88 0z"><text:p/></draw:path><draw:path draw:style-name="gr1059" draw:text-style-name="P99" svg:width="0.0157in" svg:height="0.0157in" svg:x="1.135in" svg:y="0.0921in" svg:viewBox="0 0 41 41" svg:d="M41 21c0-12-10-21-21-21s-20 9-20 21c0 11 9 20 20 20s21-9 21-20z"><text:p/></draw:path><draw:path draw:style-name="gr1059" draw:text-style-name="P99" svg:width="0.0744in" svg:height="0.1059in" svg:x="1.1724in" svg:y="0.0035in" svg:viewBox="0 0 190 270" svg:d="M90 4c0-1 0-4-5-4-9 0-38 3-48 3-2 1-6 1-6 8 0 4 3 4 9 4 18 0 19 4 19 7 0 2-1 5-1 8-18 73-37 147-56 220-2 6-2 7-2 9 0 9 8 11 11 11 7 0 13-4 14-10 2-10 6-19 8-29 3-11 5-22 9-34 2-9 4-18 6-26 1-2 4-15 5-17 1-4 13-24 26-35 8-7 20-14 36-14 17 0 21 14 21 27 0 21-14 62-24 85-2 9-4 14-4 21 0 19 13 32 32 32 36 0 50-56 50-59 0-5-3-5-4-5-5 0-5 2-7 8-5 20-17 47-39 47-7 0-9-3-9-12 0-10 3-19 6-27 7-17 25-62 25-84 0-25-16-41-45-41-25 0-43 12-58 29 10-40 21-81 31-122z"><text:p/></draw:path><draw:path draw:style-name="gr1059" draw:text-style-name="P99" svg:width="0.0803in" svg:height="0.0748in" svg:x="1.2579in" svg:y="0.0559in" svg:viewBox="0 0 205 191" svg:d="M41 159c-10 16-18 21-34 22-3 0-7 0-7 6 0 3 3 4 4 4 7 0 16-1 23-1 9 0 20 1 28 1 2 0 5 0 5-6 0-4-3-4-4-4-2 0-12-1-12-6 0-4 3-9 4-11 8-11 15-22 22-33 26 0 52 0 77 0 3 14 5 28 7 44-1 2-3 6-19 6-3 0-7 0-7 6 0 1 1 4 4 4 9 0 27-1 35-1 6 0 11 0 17 0 4 0 10 1 15 1 3 0 6-2 6-5 0-5-4-5-8-5-17 0-17-2-18-7-7-56-15-111-23-166-1-7-2-8-6-8-6 0-8 2-10 5-33 52-66 103-99 154zM76 121c19-30 38-59 57-88 4 29 9 58 13 88-23 0-47 0-70 0z"><text:p/></draw:path><draw:path draw:style-name="gr1059" draw:text-style-name="P99" svg:width="0.0587in" svg:height="0.0583in" svg:x="1.3933in" svg:y="0.0409in" svg:viewBox="0 0 150 149" svg:d="M150 75c0-41-35-75-75-75-42 0-75 35-75 75 0 41 33 74 75 74 40 0 75-33 75-74zM75 134c-33 0-60-27-60-59 0-33 27-60 60-60 32 0 59 26 59 60 0 33-27 59-59 59z"><text:p/></draw:path><draw:path draw:style-name="gr1059" draw:text-style-name="P99" svg:width="0.0752in" svg:height="0.137in" svg:x="1.5028in" svg:y="0.0016in" svg:viewBox="0 0 192 349" svg:d="M121 118c11 0 22 0 33 0 8 0 12 0 12-8 0-5-4-5-11-5-11 0-21 0-32 0 2-15 6-29 8-43 2-8 8-36 10-41 3-7 10-12 17-12 3 0 12 0 20 6-17 1-21 16-21 21 0 9 7 13 15 13 9 0 20-8 20-23 0-17-17-26-34-26-13 0-37 7-48 45-2 8-3 12-13 60-9 0-18 0-27 0-7 0-12 0-12 8 0 5 5 5 11 5 9 0 17 0 26 0-10 50-19 99-29 150-7 37-13 72-33 72-2 0-12 0-19-6 18-1 21-15 21-21 0-9-6-13-14-13-10 0-21 8-21 23 0 17 16 26 33 26 21 0 36-23 43-37 12-24 22-71 22-74 8-40 15-80 23-120z"><text:p/></draw:path></draw:g></text:span><text:span text:style-name="T17">. נוכיח ש־</text:span><text:span text:style-name="T17"><draw:g text:anchor-type="as-char" svg:y="-0.1063in" draw:z-index="35" draw:name="Shape36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 חח"ע. נניח </text:span><text:span text:style-name="T17"><draw:g text:anchor-type="as-char" svg:y="-0.1134in" draw:z-index="36" draw:name="Shape37" draw:style-name="gr1057"><svg:title>TexMaths</svg:title><svg:desc>11§inline§h(f) = h(g)§svg§600§FALSE§</svg:desc><draw:path draw:style-name="gr1058" draw:text-style-name="P98" svg:width="0.7528in" svg:height="0.1358in" svg:x="0.0004in" svg:y="0.0071in" svg:viewBox="0 0 1913 346" svg:d="M957 346c-319 0-638 0-957 0 0-116 0-230 0-346 637 0 1275 0 1913 0 0 116 0 230 0 346-318 0-638 0-956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4in" svg:height="0.1063in" svg:x="0.5004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059" draw:text-style-name="P99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697in" svg:height="0.0976in" svg:x="0.641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59" draw:text-style-name="P99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7">, ונניח </text:span><text:span text:style-name="T17"><draw:g text:anchor-type="as-char" svg:y="-0.1154in" draw:z-index="37" draw:name="Shape38" draw:style-name="gr1057"><svg:title>TexMaths</svg:title><svg:desc>11§inline§f, g \colon B \to A'§svg§600§FALSE§</svg:desc><draw:path draw:style-name="gr1058" draw:text-style-name="P98" svg:width="0.8272in" svg:height="0.1295in" svg:x="0.0004in" svg:y="0.0071in" svg:viewBox="0 0 2102 330" svg:d="M1051 330c-350 0-700 0-1051 0 0-110 0-220 0-330 701 0 1401 0 2102 0 0 110 0 220 0 330-350 0-701 0-1051 0z"><text:p/></draw:path><draw:path draw:style-name="gr1059" draw:text-style-name="P99" svg:width="0.0752in" svg:height="0.1378in" svg:x="0.0008in" svg:y="0.0071in" svg:viewBox="0 0 192 351" svg:d="M121 118c11 0 22 0 33 0 8 0 12 0 12-8 0-3-4-3-11-3-11 0-21 0-32 0 3-16 6-30 9-44 1-9 7-37 9-41 3-8 10-13 18-13 2 0 11 0 19 8-17 1-21 14-21 19 0 10 7 15 15 15 9 0 20-9 20-23 0-18-17-28-33-28-13 0-38 8-49 46-2 8-3 11-13 61-9 0-18 0-27 0-7 0-11 0-11 6 0 5 4 5 10 5 9 0 18 0 27 0-10 50-20 101-30 151-7 38-13 73-33 73-2 0-11 0-19-7 18-1 21-15 21-20 0-9-6-14-14-14-10 0-21 8-21 24s16 26 33 26c21 0 36-23 43-38 13-24 22-71 22-73 8-41 15-82 23-122z"><text:p/></draw:path><draw:path draw:style-name="gr1059" draw:text-style-name="P99" svg:width="0.0173in" svg:height="0.0453in" svg:x="0.0882in" svg:y="0.098in" svg:viewBox="0 0 45 116" svg:d="M45 41c0-27-10-41-25-41-12 0-20 9-20 20s8 21 20 21c5 0 10-2 14-6 1 0 1-1 1-1 1 0 1 1 1 7 0 27-13 51-26 63-5 5-5 6-5 7 0 2 3 5 5 5 4 0 35-30 35-75z"><text:p/></draw:path><draw:path draw:style-name="gr1059" draw:text-style-name="P99" svg:width="0.0693in" svg:height="0.0976in" svg:x="0.1449in" svg:y="0.048in" svg:viewBox="0 0 177 249" svg:d="M176 25c0-3 1-4 1-7 0-7-4-10-11-10-4 0-14 2-16 16-7-14-20-24-36-24-44 0-92 54-92 109 0 38 24 61 52 61 23 0 40-18 45-22-8 35-13 50-13 51-2 2-15 41-55 41-8 0-20 0-31-3 11-5 15-15 15-21s-4-14-14-14c-9 0-21 7-21 22 0 17 14 25 52 25 47 0 76-31 81-53 14-57 29-115 43-171zM125 121c-2 10-11 20-19 27s-20 14-31 14c-20 0-26-20-26-36 0-18 11-63 22-83 10-19 27-35 43-35 26 0 31 32 31 34 0 1 0 4-1 5-7 24-12 49-19 74z"><text:p/></draw:path><draw:path draw:style-name="gr1059" draw:text-style-name="P99" svg:width="0.0157in" svg:height="0.065in" svg:x="0.2508in" svg:y="0.05in" svg:viewBox="0 0 41 166" svg:d="M41 20c0-11-9-20-20-20-12 0-21 9-21 20s9 21 21 21c11 0 20-10 20-21zM41 145c0-11-9-20-20-20-12 0-21 9-21 20s9 21 21 21c11 0 20-10 20-21z"><text:p/></draw:path><draw:path draw:style-name="gr1059" draw:text-style-name="P99" svg:width="0.1083in" svg:height="0.1031in" svg:x="0.337in" svg:y="0.0098in" svg:viewBox="0 0 276 263" svg:d="M46 232c-4 16-5 19-35 19-7 0-11 0-11 8 0 4 3 4 11 4 46 0 91 0 137 0 62 0 107-46 107-83 0-27-22-50-59-53 39-8 80-37 80-73 0-29-25-54-71-54-43 0-87 0-130 0-8 0-12 0-12 8 0 4 4 4 11 4 1 0 8 0 15 1 7 0 10 1 10 6 0 2 0 3-1 7-18 69-34 138-52 206zM104 122c8-32 16-64 24-96 4-13 4-14 20-14 17 0 35 0 51 0 34 0 42 23 42 40 0 34-33 70-80 70-19 0-38 0-57 0zM87 251c-6 0-7 0-9 0-3-1-4-1-4-5 0-1 0-2 1-8 9-36 18-72 27-107 24 0 49 0 73 0 37 0 44 29 44 45 0 37-34 75-79 75-18 0-36 0-53 0z"><text:p/></draw:path><draw:path draw:style-name="gr1059" draw:text-style-name="P99" svg:width="0.1346in" svg:height="0.0783in" svg:x="0.5035in" svg:y="0.0362in" svg:viewBox="0 0 343 200" svg:d="M301 108c-21 16-32 32-35 37-16 27-20 51-20 52 0 3 5 3 8 3 7 0 7 0 8-6 10-39 32-71 76-88 4-3 5-4 5-6 0-3-2-3-3-4-17-7-64-26-78-91-1-4-1-5-8-5-3 0-8 0-8 4 7 17 4 26 20 51 8 12 19 25 35 37-95 0-191 0-287 0-6 0-14 0-14 8s8 8 14 8c96 0 192 0 287 0z"><text:p/></draw:path><draw:path draw:style-name="gr1059" draw:text-style-name="P99" svg:width="0.1039in" svg:height="0.1079in" svg:x="0.6949in" svg:y="0.0067in" svg:viewBox="0 0 265 275" svg:d="M56 231c-15 25-31 31-48 32-5 0-8 0-8 8 0 2 2 4 5 4 10 0 22-1 33-1 13 0 27 1 39 1 2 0 8 0 8-8 0-4-4-4-7-4-9-1-18-4-18-13 0-6 3-9 5-15 10-16 20-33 30-48 31 0 64 0 96 0 1 8 7 59 7 63 0 12-20 13-28 13-5 0-9 0-9 8 0 4 4 4 5 4 17 0 33-1 48-1 10 0 35 1 44 1 3 0 7 0 7-8 0-4-3-4-9-4-24 0-24-2-25-14-8-80-15-160-23-240-1-8-1-9-8-9-6 0-8 2-10 7-45 74-89 149-134 224zM102 175c26-43 51-86 76-128 5 42 8 85 12 128-29 0-58 0-88 0z"><text:p/></draw:path><draw:path draw:style-name="gr1059" draw:text-style-name="P99" svg:width="0.0264in" svg:height="0.0547in" svg:x="0.8087in" svg:y="0.0004in" svg:viewBox="0 0 68 140" svg:d="M66 24c2-5 2-7 2-9 0-8-8-15-16-15-10 0-14 9-15 13-12 39-24 77-36 117 0 1-1 2-1 4 0 4 9 6 11 6 1 0 2 0 3-5 18-37 34-73 52-111z"><text:p/></draw:path></draw:g></text:span><text:span text:style-name="T17">. לכן </text:span><text:span text:style-name="T17"><draw:g text:anchor-type="as-char" svg:y="-0.1075in" draw:z-index="38" draw:name="Shape39" draw:style-name="gr1057"><svg:title>TexMaths</svg:title><svg:desc>11§inline§h_A \circ f = h_A \circ g§svg§600§FALSE§</svg:desc><draw:path draw:style-name="gr1058" draw:text-style-name="P98" svg:width="1.0102in" svg:height="0.1217in" svg:x="0.0004in" svg:y="0.0075in" svg:viewBox="0 0 2567 310" svg:d="M0 0c856 0 1711 0 2567 0 0 103 0 207 0 310-856 0-1711 0-2567 0 0-103 0-207 0-310z"><text:p/></draw:path><draw:path draw:style-name="gr1059" draw:text-style-name="P99" svg:width="0.0744in" svg:height="0.1063in" svg:x="0.0008in" svg:y="0.002in" svg:viewBox="0 0 190 271" svg:d="M90 4c0-1 0-4-5-4-9 0-37 3-48 3-2 1-6 1-6 8 0 6 3 5 9 5 18 0 19 3 19 7 0 2-1 6-1 8-18 73-37 146-56 220-2 5-2 6-2 9 0 8 8 11 12 11 6 0 12-5 14-10 3-10 5-20 7-30 3-11 5-22 9-34 2-9 4-18 6-25 1-3 4-15 5-18s13-24 26-35c8-6 20-13 36-13 17 0 21 13 21 26 0 21-14 63-23 86-3 9-5 13-5 21 0 18 13 32 32 32 36 0 50-57 50-60s-3-3-4-3c-5 0-5 1-7 7-5 19-17 47-38 47-7 0-10-3-10-12 0-10 3-19 6-28 7-16 25-61 25-83 0-26-16-42-45-42-25 0-43 12-58 30 10-41 21-82 31-123z"><text:p/></draw:path><draw:path draw:style-name="gr1059" draw:text-style-name="P99" svg:width="0.0803in" svg:height="0.0748in" svg:x="0.0862in" svg:y="0.0547in" svg:viewBox="0 0 205 191" svg:d="M41 159c-10 16-18 21-34 22-3 0-7 0-7 6 0 3 3 4 4 4 7 0 16-1 23-1 9 0 20 1 28 1 2 0 5 0 5-6 0-4-3-4-4-4-2 0-12-1-12-6 0-3 3-9 4-11 8-11 15-22 22-33 26 0 52 0 77 0 3 14 5 30 7 45-1 1-3 5-19 5-3 0-6 0-6 6 0 1 0 4 3 4 9 0 27-1 35-1 6 0 11 0 17 0 4 0 10 1 15 1 3 0 6-2 6-5 0-5-4-5-8-5-17 0-17-2-18-7-7-56-15-111-23-166-1-7-2-8-6-8-6 0-7 2-10 5-33 52-66 103-99 154zM77 121c19-30 37-59 56-88 4 29 9 58 13 88-23 0-46 0-69 0z"><text:p/></draw:path><draw:path draw:style-name="gr1059" draw:text-style-name="P99" svg:width="0.0587in" svg:height="0.0591in" svg:x="0.2217in" svg:y="0.0402in" svg:viewBox="0 0 150 151" svg:d="M150 76c0-42-35-76-75-76-42 0-75 35-75 76s33 75 75 75c40 0 75-34 75-75zM75 134c-33 0-60-26-60-58 0-33 27-59 60-59 32 0 59 25 59 59 0 33-27 58-59 58z"><text:p/></draw:path><draw:path draw:style-name="gr1059" draw:text-style-name="P99" svg:width="0.0752in" svg:height="0.1374in" svg:x="0.3311in" svg:y="0in" svg:viewBox="0 0 192 350" svg:d="M121 118c11 0 22 0 33 0 8 0 12 0 12-8 0-4-4-4-11-4-11 0-21 0-32 0 3-16 6-30 9-44 1-8 7-36 9-40 3-8 10-13 17-13 3 0 12 0 20 6-17 2-21 16-21 21 0 9 7 14 15 14 9 0 20-8 20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draw:path draw:style-name="gr1059" draw:text-style-name="P99" svg:width="0.1008in" svg:height="0.0354in" svg:x="0.4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in" svg:height="0.1063in" svg:x="0.6248in" svg:y="0.002in" svg:viewBox="0 0 189 271" svg:d="M89 4c0-1 0-4-4-4-9 0-38 3-48 3-3 1-7 1-7 8 0 6 3 5 10 5 17 0 18 3 18 7 0 2-1 6-1 8-19 73-37 146-56 220-1 5-1 6-1 9 0 8 8 11 11 11 7 0 12-5 14-10 2-10 6-20 8-30 2-11 5-22 8-34 2-9 5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1059" draw:text-style-name="P99" svg:width="0.0795in" svg:height="0.0748in" svg:x="0.7102in" svg:y="0.0547in" svg:viewBox="0 0 203 191" svg:d="M40 159c-9 16-18 21-35 22-2 0-5 0-5 6 0 3 2 4 3 4 8 0 17-1 23-1 9 0 20 1 29 1 1 0 5 0 5-6 0-4-4-4-5-4s-11-1-11-6c0-3 2-9 3-11 8-11 15-22 22-33 26 0 52 0 77 0 2 14 5 30 7 45-1 1-2 5-19 5-3 0-6 0-6 6 0 1 1 4 4 4 8 0 26-1 35-1 5 0 11 0 16 0 4 0 11 1 15 1 3 0 5-2 5-5 0-5-3-5-7-5-16 0-17-2-17-7-7-56-16-111-24-166-1-7-1-8-7-8-5 0-6 2-8 5-33 52-67 103-100 154zM76 121c19-30 38-59 57-88 4 29 8 58 12 88-23 0-46 0-69 0z"><text:p/></draw:path><draw:path draw:style-name="gr1059" draw:text-style-name="P99" svg:width="0.0591in" svg:height="0.0591in" svg:x="0.8453in" svg:y="0.0402in" svg:viewBox="0 0 151 151" svg:d="M151 76c0-42-36-76-75-76-42 0-76 35-76 76s34 75 76 75c39 0 75-34 75-75zM76 134c-34 0-61-26-61-58 0-33 27-59 61-59 32 0 59 25 59 59 0 33-27 58-59 58z"><text:p/></draw:path><draw:path draw:style-name="gr1059" draw:text-style-name="P99" svg:width="0.0693in" svg:height="0.0976in" svg:x="0.9492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17">, כלומר </text:span><text:span text:style-name="T17"><draw:g text:anchor-type="as-char" svg:y="-0.1134in" draw:z-index="41" draw:name="Shape40" draw:style-name="gr1057"><svg:title>TexMaths</svg:title><svg:desc>11§inline§\forall x \in B. h_A(f(x)) = h_A(g(x))§svg§600§FALSE§</svg:desc><draw:path draw:style-name="gr1058" draw:text-style-name="P98" svg:width="1.8843in" svg:height="0.1354in" svg:x="0.0079in" svg:y="0.0071in" svg:viewBox="0 0 4787 345" svg:d="M0 0c1595 0 3191 0 4787 0 0 115 0 230 0 345-1596 0-3192 0-4787 0 0-115 0-230 0-345z"><text:p/></draw:path><draw:path draw:style-name="gr1059" draw:text-style-name="P99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1059" draw:text-style-name="P99" svg:width="0.0756in" svg:height="0.0681in" svg:x="0.089in" svg:y="0.0453in" svg:viewBox="0 0 193 174" svg:d="M119 54c2-10 11-46 37-46 2 0 12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1059" draw:text-style-name="P99" svg:width="0.0756in" svg:height="0.087in" svg:x="0.2264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1059" draw:text-style-name="P99" svg:width="0.1083in" svg:height="0.1031in" svg:x="0.3638in" svg:y="0.0098in" svg:viewBox="0 0 276 263" svg:d="M46 232c-4 16-5 19-35 19-7 0-11 0-11 8 0 4 3 4 11 4 46 0 91 0 138 0 61 0 106-46 106-82 0-28-22-51-59-54 39-8 80-37 80-73 0-29-25-54-71-54-43 0-87 0-130 0-8 0-12 0-12 8 0 4 4 4 11 4 1 0 9 0 15 1 7 1 10 1 10 7 0 1 0 2-1 6-18 69-34 138-52 206zM105 122c7-32 16-63 24-94 3-15 3-16 20-16 16 0 34 0 50 0 34 0 42 23 42 40 0 34-33 70-80 70-19 0-38 0-56 0zM87 251c-6 0-7 0-9-1-3 0-4 0-4-3 0-1 0-3 1-9 9-35 19-72 27-107 25 0 49 0 73 0 37 0 44 29 44 45 0 38-34 75-79 75-18 0-35 0-53 0z"><text:p/></draw:path><draw:path draw:style-name="gr1059" draw:text-style-name="P99" svg:width="0.0157in" svg:height="0.0161in" svg:x="0.4937in" svg:y="0.0972in" svg:viewBox="0 0 41 42" svg:d="M41 21c0-11-10-21-21-21-12 0-20 10-20 21s8 21 20 21c11 0 21-10 21-21z"><text:p/></draw:path><draw:path draw:style-name="gr1059" draw:text-style-name="P99" svg:width="0.074in" svg:height="0.1059in" svg:x="0.5315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3 31 32 31 36 0 50-56 50-60 0-3-3-3-4-3-5 0-5 1-6 7-6 21-18 48-39 48-7 0-10-4-10-13 0-10 3-19 8-28 5-16 23-60 23-83 0-25-16-41-44-41-26 0-43 12-58 30 10-42 20-83 30-124z"><text:p/></draw:path><draw:path draw:style-name="gr1059" draw:text-style-name="P99" svg:width="0.0799in" svg:height="0.0756in" svg:x="0.6169in" svg:y="0.0598in" svg:viewBox="0 0 204 193" svg:d="M40 161c-9 14-18 21-34 22-3 0-6 0-6 5 0 4 2 5 3 5 7 0 17-1 23-1 9 0 20 1 29 1 1 0 6 0 6-6 0-4-5-4-6-4-2 0-12-1-12-8 0-3 3-8 4-10 8-12 15-23 22-34 26 0 52 0 77 0 3 14 5 30 7 45-1 2-2 7-19 7-3 0-6 0-6 6 0 1 0 4 4 4 8 0 26-1 34-1 6 0 11 0 17 0 4 1 11 1 15 1 3 0 6-3 6-6 0-4-4-4-8-4-16 0-17-2-18-9-7-56-15-111-23-166-1-6-1-8-6-8-6 0-7 3-9 7-33 51-67 102-100 154zM76 121c19-30 37-58 56-88 4 30 9 58 13 88-23 0-46 0-69 0z"><text:p/></draw:path><draw:path draw:style-name="gr1059" draw:text-style-name="P99" svg:width="0.035in" svg:height="0.1508in" svg:x="0.7248in" svg:y="0in" svg:viewBox="0 0 90 384" svg:d="M90 380c0-1 0-1-6-8-49-48-61-121-61-179 0-67 14-135 62-183 5-4 5-4 5-7 0-2-2-3-4-3-3 0-39 26-62 75-18 43-24 86-24 118 0 28 4 76 25 119 25 47 58 72 61 72 2 0 4-1 4-4z"><text:p/></draw:path><draw:path draw:style-name="gr1059" draw:text-style-name="P99" svg:width="0.0756in" svg:height="0.137in" svg:x="0.777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1059" draw:text-style-name="P99" svg:width="0.0346in" svg:height="0.1508in" svg:x="0.8748in" svg:y="0in" svg:viewBox="0 0 89 384" svg:d="M89 380c0-1 0-1-6-8-49-48-61-121-61-179 0-67 15-135 63-183 4-4 4-4 4-7 0-2-1-3-3-3-5 0-39 26-62 75-20 43-24 86-24 118 0 28 4 76 25 119 23 47 56 72 61 72 2 0 3-1 3-4z"><text:p/></draw:path><draw:path draw:style-name="gr1059" draw:text-style-name="P99" svg:width="0.0756in" svg:height="0.0681in" svg:x="0.9232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1059" draw:text-style-name="P99" svg:width="0.035in" svg:height="0.1508in" svg:x="1.0138in" svg:y="0in" svg:viewBox="0 0 90 384" svg:d="M90 193c0-30-4-77-25-120-23-48-56-73-61-73-2 0-4 1-4 3 0 3 0 3 8 10 38 38 60 99 60 180 0 65-14 132-62 181-6 5-6 5-6 6 0 3 2 4 4 4 5 0 39-26 62-75 20-43 24-85 24-116z"><text:p/></draw:path><draw:path draw:style-name="gr1059" draw:text-style-name="P99" svg:width="0.035in" svg:height="0.1508in" svg:x="1.0732in" svg:y="0in" svg:viewBox="0 0 90 384" svg:d="M90 193c0-30-4-77-26-120-23-48-56-73-60-73-2 0-4 1-4 3 0 3 0 3 8 10 37 38 59 99 59 180 0 65-14 132-61 181-6 5-6 5-6 6 0 3 2 4 4 4 4 0 39-26 61-75 20-43 25-85 25-116z"><text:p/></draw:path><draw:path draw:style-name="gr1059" draw:text-style-name="P99" svg:width="0.1008in" svg:height="0.035in" svg:x="1.174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1.3354in" svg:y="0.0071in" svg:viewBox="0 0 189 270" svg:d="M89 3c-2-1 0-3-5-3-9 0-37 2-47 3-3 0-7 1-7 8 0 4 3 4 9 4 18 0 19 4 19 7 0 2-1 6-1 8-18 73-37 147-56 221-1 6-1 6-1 9 0 9 8 10 11 10 6 0 12-5 14-10 3-9 5-19 7-29 3-11 5-23 9-35 2-8 4-15 6-24 1-2 5-16 5-18 1-3 13-25 26-35 9-7 20-14 38-14 16 0 20 13 20 27 0 21-15 62-24 85-3 9-5 14-5 22 0 18 14 31 32 31 36 0 50-56 50-60 0-3-3-3-4-3-5 0-5 1-6 7-6 21-18 48-39 48-7 0-10-4-10-13 0-10 3-19 8-28 5-16 23-60 23-83 0-25-16-41-44-41-25 0-43 12-58 30 10-42 20-83 30-124z"><text:p/></draw:path><draw:path draw:style-name="gr1059" draw:text-style-name="P99" svg:width="0.0799in" svg:height="0.0756in" svg:x="1.4205in" svg:y="0.0598in" svg:viewBox="0 0 204 193" svg:d="M40 161c-9 14-18 21-34 22-3 0-6 0-6 5 0 4 2 5 3 5 8 0 17-1 23-1 9 0 20 1 29 1 1 0 6 0 6-6 0-4-5-4-6-4-2 0-11-1-11-8 0-3 2-8 3-10 8-12 15-23 22-34 26 0 52 0 77 0 3 14 5 30 7 45-1 2-2 7-19 7-3 0-6 0-6 6 0 1 0 4 4 4 8 0 26-1 34-1 6 0 12 0 17 0 4 1 11 1 15 1 3 0 6-3 6-6 0-4-4-4-8-4-16 0-17-2-18-9-7-56-15-111-23-166-1-6-1-8-6-8-6 0-7 3-9 7-33 51-67 102-100 154zM76 121c19-30 37-58 56-88 4 30 9 58 13 88-23 0-46 0-69 0z"><text:p/></draw:path><draw:path draw:style-name="gr1059" draw:text-style-name="P99" svg:width="0.035in" svg:height="0.1508in" svg:x="1.5283in" svg:y="0in" svg:viewBox="0 0 90 384" svg:d="M90 380c0-1 0-1-6-8-49-48-61-121-61-179 0-67 14-135 62-183 5-4 5-4 5-7 0-2-2-3-4-3-3 0-39 26-62 75-18 43-24 86-24 118 0 28 4 76 25 119 25 47 58 72 61 72 2 0 4-1 4-4z"><text:p/></draw:path><draw:path draw:style-name="gr1059" draw:text-style-name="P99" svg:width="0.0697in" svg:height="0.0972in" svg:x="1.5748in" svg:y="0.0453in" svg:viewBox="0 0 178 248" svg:d="M177 25c0-3 1-4 1-7 0-7-5-10-11-10-4 0-14 2-16 16-7-14-21-24-37-24-44 0-91 54-91 109 0 39 23 62 52 62 22 0 41-19 44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1059" draw:text-style-name="P99" svg:width="0.035in" svg:height="0.1508in" svg:x="1.6657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756in" svg:height="0.0681in" svg:x="1.7142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1059" draw:text-style-name="P99" svg:width="0.0346in" svg:height="0.1508in" svg:x="1.8055in" svg:y="0in" svg:viewBox="0 0 89 384" svg:d="M89 193c0-30-4-77-25-120-23-48-56-73-61-73-2 0-3 1-3 3 0 3 0 3 8 10 37 38 59 99 59 180 0 65-14 132-63 181-4 5-4 5-4 6 0 3 1 4 3 4 5 0 39-26 62-75 20-43 24-85 24-116z"><text:p/></draw:path><draw:path draw:style-name="gr1059" draw:text-style-name="P99" svg:width="0.035in" svg:height="0.1508in" svg:x="1.864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7"><text:s/>ומכיוון ש־</text:span><text:span text:style-name="T17"><draw:g text:anchor-type="as-char" svg:y="-0.1047in" draw:z-index="39" draw:name="Shape41" draw:style-name="gr1057"><svg:title>TexMaths</svg:title><svg:desc>11§inline§h_A§svg§600§FALSE§</svg:desc><draw:path draw:style-name="gr1058" draw:text-style-name="P98" svg:width="0.1575in" svg:height="0.1118in" svg:x="0.0004in" svg:y="0.0079in" svg:viewBox="0 0 401 285" svg:d="M202 285c-68 0-135 0-202 0 0-94 0-190 0-285 133 0 268 0 401 0 0 95 0 191 0 285-66 0-133 0-199 0z"><text:p/></draw:path><draw:path draw:style-name="gr1059" draw:text-style-name="P99" svg:width="0.0748in" svg:height="0.1063in" svg:x="0.0008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1059" draw:text-style-name="P99" svg:width="0.0799in" svg:height="0.0752in" svg:x="0.0858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17"> חח"ע אז </text:span><text:span text:style-name="T17"><draw:g text:anchor-type="as-char" svg:y="-0.1134in" draw:z-index="40" draw:name="Shape42" draw:style-name="gr1057"><svg:title>TexMaths</svg:title><svg:desc>11§inline§\forall x \in B. f(x) = g(x)§svg§600§FALSE§</svg:desc><draw:path draw:style-name="gr1058" draw:text-style-name="P98" svg:width="1.274in" svg:height="0.1358in" svg:x="0.0083in" svg:y="0.0071in" svg:viewBox="0 0 3237 346" svg:d="M1619 346c-540 0-1079 0-1619 0 0-116 0-230 0-346 1079 0 2157 0 3237 0 0 116 0 230 0 346-540 0-1079 0-1618 0z"><text:p/></draw:path><draw:path draw:style-name="gr1059" draw:text-style-name="P99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059" draw:text-style-name="P99" svg:width="0.0756in" svg:height="0.0685in" svg:x="0.0898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059" draw:text-style-name="P99" svg:width="0.076in" svg:height="0.087in" svg:x="0.22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059" draw:text-style-name="P99" svg:width="0.1083in" svg:height="0.1028in" svg:x="0.3642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1059" draw:text-style-name="P99" svg:width="0.0157in" svg:height="0.0157in" svg:x="0.4941in" svg:y="0.0972in" svg:viewBox="0 0 41 41" svg:d="M41 21c0-12-9-21-20-21-12 0-21 9-21 21 0 11 9 20 21 20 11 0 20-9 20-20z"><text:p/></draw:path><draw:path draw:style-name="gr1059" draw:text-style-name="P99" svg:width="0.0756in" svg:height="0.1374in" svg:x="0.5315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1059" draw:text-style-name="P99" svg:width="0.0346in" svg:height="0.1512in" svg:x="0.6295in" svg:y="0in" svg:viewBox="0 0 89 385" svg:d="M89 381c0-1 0-1-6-8-48-49-61-122-61-180 0-67 15-135 63-182 4-5 4-5 4-7 0-3-1-4-3-4-5 0-39 26-62 76-20 42-24 85-24 117 0 29 4 76 25 120 23 47 56 72 61 72 2 0 3-1 3-4z"><text:p/></draw:path><draw:path draw:style-name="gr1059" draw:text-style-name="P99" svg:width="0.0756in" svg:height="0.0685in" svg:x="0.677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059" draw:text-style-name="P99" svg:width="0.0346in" svg:height="0.1512in" svg:x="0.7689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8in" svg:height="0.0354in" svg:x="0.869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693in" svg:height="0.0976in" svg:x="1.0244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6-34 42-34 26 0 31 31 31 33s0 4-1 5c-6 25-12 49-19 74z"><text:p/></draw:path><draw:path draw:style-name="gr1059" draw:text-style-name="P99" svg:width="0.0346in" svg:height="0.1512in" svg:x="1.1154in" svg:y="0in" svg:viewBox="0 0 89 385" svg:d="M89 381c0-1 0-1-6-8-49-49-61-122-61-180 0-67 14-135 63-182 4-5 4-5 4-7 0-3-1-4-3-4-5 0-40 26-62 76-20 42-24 85-24 117 0 29 3 76 25 120 23 47 56 72 61 72 2 0 3-1 3-4z"><text:p/></draw:path><draw:path draw:style-name="gr1059" draw:text-style-name="P99" svg:width="0.0756in" svg:height="0.0685in" svg:x="1.163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059" draw:text-style-name="P99" svg:width="0.035in" svg:height="0.1512in" svg:x="1.254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7"><text:s/></text:span><text:span text:style-name="T18">ומשוויון פונקציות </text:span><text:span text:style-name="T18"><draw:g text:anchor-type="as-char" svg:y="-0.1075in" draw:z-index="42" draw:name="Shape43" draw:style-name="gr1057"><svg:title>TexMaths</svg:title><svg:desc>11§inline§f = g§svg§600§FALSE§</svg:desc><draw:path draw:style-name="gr1058" draw:text-style-name="P98" svg:width="0.3492in" svg:height="0.1217in" svg:x="0.0004in" svg:y="0.0075in" svg:viewBox="0 0 888 310" svg:d="M0 0c296 0 592 0 888 0 0 103 0 207 0 310-296 0-592 0-888 0 0-103 0-207 0-310z"><text:p/></draw:path><draw:path draw:style-name="gr1059" draw:text-style-name="P99" svg:width="0.0756in" svg:height="0.1374in" svg:x="0.0008in" svg:y="0in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1059" draw:text-style-name="P99" svg:width="0.1004in" svg:height="0.0354in" svg:x="0.1343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1059" draw:text-style-name="P99" svg:width="0.0693in" svg:height="0.0976in" svg:x="0.2882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5 0-19 11-64 22-84 9-19 26-34 42-34 26 0 31 31 31 33s0 4-1 5c-6 25-12 49-19 74z"><text:p/></draw:path></draw:g></text:span><text:span text:style-name="T18"><text:s/>כדרוש </text:span><text:span text:style-name="T18"><draw:g text:anchor-type="as-char" svg:y="-0.1043in" draw:z-index="92" draw:name="Shape44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61" text:outline-level="3">סעיף (ב)</text:h>
      <text:p text:style-name="P30"><text:span text:style-name="T97">נוכיח </text:span><text:span text:style-name="T16"><draw:g text:anchor-type="as-char" svg:y="-0.1138in" draw:z-index="48" draw:name="Shape45" draw:style-name="gr1057"><svg:title>TexMaths</svg:title><svg:desc>11§inline§|A \to B| \le |A' \to B|§svg§600§FALSE§</svg:desc><draw:path draw:style-name="gr1058" draw:text-style-name="P98" svg:width="1.328in" svg:height="0.1362in" svg:x="0.0004in" svg:y="0.0079in" svg:viewBox="0 0 3374 347" svg:d="M1687 347c-563 0-1125 0-1687 0 0-116 0-231 0-347 1124 0 2250 0 3374 0 0 116 0 231 0 347-562 0-1124 0-1687 0z"><text:p/></draw:path><draw:path draw:style-name="gr1059" draw:text-style-name="P99" svg:width="0.0055in" svg:height="0.1508in" svg:x="0.011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0402in" svg:y="0.0059in" svg:viewBox="0 0 265 274" svg:d="M56 230c-15 25-31 31-48 32-5 1-8 1-8 8 0 3 2 4 6 4 9 0 22-1 33-1 12 0 26 1 38 1 2 0 8 0 8-7 0-4-4-5-7-5-9 0-17-3-17-13 0-5 2-9 4-15 10-16 20-32 30-48 32 0 65 0 96 0 2 9 7 59 7 64 0 11-20 12-27 12-6 0-10 0-10 8 0 4 4 4 5 4 17 0 33-1 49-1 9 0 34 1 44 1 2 0 6 0 6-8 0-4-3-4-9-4-24 0-24-2-25-13-8-80-15-160-23-240-1-8-1-9-8-9-6 0-7 2-10 7-45 74-89 149-134 223zM102 175c26-43 51-86 76-128 5 42 8 85 12 128-29 0-58 0-88 0z"><text:p/></draw:path><draw:path draw:style-name="gr1059" draw:text-style-name="P99" svg:width="0.1346in" svg:height="0.0787in" svg:x="0.1996in" svg:y="0.0366in" svg:viewBox="0 0 343 201" svg:d="M301 109c-20 15-31 32-35 36-17 28-13 34-20 52 0 4 5 4 8 4 7 0 7-1 8-7 9-38 32-71 76-88 4-1 5-3 5-5 0-3-2-4-3-4-17-7-64-27-78-90-1-6-1-7-8-7-3 0-8 0-8 6 7 16 4 24 20 50 8 11 19 25 35 38-95 0-191 0-287 0-7 0-14 0-14 7 0 8 7 8 14 8 96 0 192 0 287 0z"><text:p/></draw:path><draw:path draw:style-name="gr1059" draw:text-style-name="P99" svg:width="0.1083in" svg:height="0.1028in" svg:x="0.3921in" svg:y="0.0106in" svg:viewBox="0 0 276 262" svg:d="M46 232c-4 16-4 18-35 18-7 0-11 0-11 8 0 4 4 4 11 4 46 0 91 0 138 0 61 0 106-45 106-82 0-28-22-50-59-55 39-6 80-35 80-72 0-28-25-53-71-53-43 0-87 0-130 0-8 0-11 0-11 8 0 4 3 4 11 4 4 0 8 0 14 1 7 0 10 1 10 6 0 2 0 3-1 7-18 69-34 138-52 206zM105 122c7-32 16-64 24-96 3-13 4-14 21-14 16 0 33 0 49 0 34 0 42 23 42 40 0 34-33 70-80 70-19 0-38 0-56 0zM87 250c-6 0-6 0-9 0s-4-1-4-3 0-3 2-9c9-36 18-72 26-107 25 0 49 0 73 0 37 0 45 29 45 45 0 36-35 74-80 74-18 0-35 0-53 0z"><text:p/></draw:path><draw:path draw:style-name="gr1059" draw:text-style-name="P99" svg:width="0.0055in" svg:height="0.1508in" svg:x="0.5272in" svg:y="0.002in" svg:viewBox="0 0 15 384" svg:d="M15 13c0-6 0-13-7-13-8 0-8 7-8 13 0 119 0 238 0 357 0 7 0 14 8 14 7 0 7-7 7-14 0-119 0-238 0-357z"><text:p/></draw:path><draw:path draw:style-name="gr1059" draw:text-style-name="P99" svg:width="0.0929in" svg:height="0.1161in" svg:x="0.6059in" svg:y="0.0193in" svg:viewBox="0 0 237 296" svg:d="M229 15c4-1 8-3 8-7 0-5-4-8-8-8-2 0-6 1-8 2-71 33-142 67-213 100-7 4-8 6-8 9s2 7 8 9c71 33 142 66 213 99 6 2 7 2 8 2 4 0 8-3 8-8 0-3-3-5-9-7-67-32-134-64-202-95 68-32 136-64 203-96zM222 296c7 0 15 0 15-8 0-7-9-7-15-7-69 0-138 0-208 0-5 0-14 0-14 7 0 8 7 8 13 8 70 0 140 0 209 0z"><text:p/></draw:path><draw:path draw:style-name="gr1059" draw:text-style-name="P99" svg:width="0.0055in" svg:height="0.1508in" svg:x="0.7717in" svg:y="0.002in" svg:viewBox="0 0 15 384" svg:d="M15 13c0-6 0-13-7-13-8 0-8 7-8 13 0 119 0 238 0 357 0 7 0 14 8 14 7 0 7-7 7-14 0-119 0-238 0-357z"><text:p/></draw:path><draw:path draw:style-name="gr1059" draw:text-style-name="P99" svg:width="0.1039in" svg:height="0.1075in" svg:x="0.8012in" svg:y="0.0059in" svg:viewBox="0 0 265 274" svg:d="M55 230c-15 25-31 31-47 32-5 1-8 1-8 8 0 3 1 4 4 4 11 0 24-1 33-1 14 0 27 1 40 1 2 0 7 0 7-7 0-4-4-5-6-5-9 0-19-3-19-13 0-5 3-9 6-15 10-16 20-32 30-48 32 0 65 0 96 0 2 9 7 59 7 64 0 11-21 12-29 12-5 0-8 0-8 8 0 4 4 4 5 4 16 0 32-1 49-1 8 0 34 1 42 1 3 0 8 0 8-8 0-4-4-4-9-4-24 0-24-2-25-13-8-80-16-160-24-240 0-8 0-9-7-9-6 0-7 2-11 7-45 74-89 149-134 223zM101 175c26-43 52-86 77-128 5 42 8 85 12 128-29 0-59 0-89 0z"><text:p/></draw:path><draw:path draw:style-name="gr1059" draw:text-style-name="P99" svg:width="0.026in" svg:height="0.0547in" svg:x="0.915in" svg:y="0in" svg:viewBox="0 0 67 140" svg:d="M65 24c2-5 2-7 2-9 0-8-8-15-15-15-10 0-13 9-16 13-12 39-23 77-35 117 0 1-1 2-1 4 0 4 8 6 10 6s2 0 4-5c17-37 34-73 51-111z"><text:p/></draw:path><draw:path draw:style-name="gr1059" draw:text-style-name="P99" svg:width="0.1346in" svg:height="0.0787in" svg:x="1.0031in" svg:y="0.0366in" svg:viewBox="0 0 343 201" svg:d="M301 109c-20 15-31 32-35 36-16 28-13 34-20 52 0 4 5 4 8 4 7 0 7-1 8-7 10-38 32-71 76-88 4-1 5-3 5-5 0-3-2-4-3-4-17-7-64-27-78-90-1-6-1-7-8-7-3 0-8 0-8 6 7 16 4 24 20 50 8 11 19 25 35 38-95 0-191 0-287 0-6 0-14 0-14 7 0 8 8 8 14 8 96 0 192 0 287 0z"><text:p/></draw:path><draw:path draw:style-name="gr1059" draw:text-style-name="P99" svg:width="0.1079in" svg:height="0.1028in" svg:x="1.1957in" svg:y="0.0106in" svg:viewBox="0 0 275 262" svg:d="M45 232c-3 16-4 18-35 18-7 0-10 0-10 8 0 4 3 4 10 4 46 0 91 0 137 0 62 0 107-45 107-82 0-28-22-50-59-55 40-6 80-35 80-72 0-28-25-53-71-53-43 0-87 0-130 0-8 0-11 0-11 8 0 4 3 4 11 4 4 0 7 0 14 1 7 0 11 1 11 6 0 2-1 3-2 7-18 69-34 138-52 206zM103 122c8-32 17-64 25-96 3-13 4-14 21-14 16 0 33 0 49 0 34 0 42 23 42 40 0 34-33 70-80 70-19 0-38 0-57 0zM86 250c-6 0-6 0-8 0-4 0-5-1-5-3s0-3 2-9c9-36 17-72 26-107 24 0 49 0 73 0 37 0 45 29 45 45 0 36-34 74-80 74-18 0-36 0-53 0z"><text:p/></draw:path><draw:path draw:style-name="gr1059" draw:text-style-name="P99" svg:width="0.0055in" svg:height="0.1508in" svg:x="1.3303in" svg:y="0.002in" svg:viewBox="0 0 15 384" svg:d="M15 13c0-6 0-13-7-13-8 0-8 7-8 13 0 119 0 238 0 357 0 7 0 14 8 14 7 0 7-7 7-14 0-119 0-238 0-357z"><text:p/></draw:path></draw:g></text:span><text:span text:style-name="T16">. נמצא פונקציה </text:span><text:span text:style-name="T16"><draw:g text:anchor-type="as-char" svg:y="-0.1138in" draw:z-index="49" draw:name="Shape46" draw:style-name="gr1057"><svg:title>TexMaths</svg:title><svg:desc>11§inline§h \colon (A \to B) \to (A' \to B)§svg§600§FALSE§</svg:desc><draw:path draw:style-name="gr1058" draw:text-style-name="P98" svg:width="1.6299in" svg:height="0.1362in" svg:x="0.0004in" svg:y="0.0079in" svg:viewBox="0 0 4141 347" svg:d="M2071 347c-691 0-1380 0-2071 0 0-116 0-231 0-347 1380 0 2761 0 4141 0 0 116 0 231 0 347-690 0-1380 0-2070 0z"><text:p/></draw:path><draw:path draw:style-name="gr1059" draw:text-style-name="P99" svg:width="0.074in" svg:height="0.1063in" svg:x="0.0012in" svg:y="0.0091in" svg:viewBox="0 0 189 271" svg:d="M89 4c-1-1 0-4-4-4-10 0-38 3-48 4-3 0-7 0-7 8 0 5 3 5 8 5 19 0 20 2 20 6 0 2-1 6-1 8-19 74-37 147-56 221-1 6-1 6-1 8 0 9 8 11 11 11 5 0 12-5 14-10 2-10 5-20 7-30 3-11 5-22 9-33 2-9 4-18 6-26 1-3 5-15 5-17 1-3 13-25 26-36 9-6 21-13 37-13 17 0 21 13 21 27 0 21-15 63-24 85-3 9-5 13-5 21 0 19 14 32 32 32 36 0 50-56 50-60 0-3-3-3-4-3-5 0-5 1-6 7-6 21-18 47-39 47-7 0-10-3-10-12 0-10 3-19 7-28 6-15 24-61 24-83 0-26-16-41-44-41-25 0-43 11-58 29 10-41 20-82 30-123z"><text:p/></draw:path><draw:path draw:style-name="gr1059" draw:text-style-name="P99" svg:width="0.0157in" svg:height="0.065in" svg:x="0.1106in" svg:y="0.0488in" svg:viewBox="0 0 41 166" svg:d="M41 21c0-11-9-21-20-21-12 0-21 10-21 21s9 20 21 20c11 0 20-9 20-20zM41 146c0-11-9-21-20-21-12 0-21 10-21 21s9 20 21 20c11 0 20-9 20-20z"><text:p/></draw:path><draw:path draw:style-name="gr1059" draw:text-style-name="P99" svg:width="0.035in" svg:height="0.1508in" svg:x="0.2051in" svg:y="0.002in" svg:viewBox="0 0 90 384" svg:d="M90 380c0-1 0-1-6-8-49-50-61-122-61-179 0-68 14-135 62-183 5-4 5-6 5-7 0-2-2-3-4-3-4 0-39 25-62 75-20 42-24 85-24 118 0 28 4 74 25 118 24 48 57 73 61 73 2 0 4-1 4-4z"><text:p/></draw:path><draw:path draw:style-name="gr1059" draw:text-style-name="P99" svg:width="0.1039in" svg:height="0.1075in" svg:x="0.2547in" svg:y="0.0059in" svg:viewBox="0 0 265 274" svg:d="M56 230c-15 25-31 31-47 32-5 1-9 1-9 8 0 3 2 4 5 4 10 0 22-1 33-1 14 0 27 1 39 1 2 0 8 0 8-7 0-4-4-5-7-5-9 0-18-3-18-13 0-5 3-9 6-15 10-16 20-32 30-48 32 0 65 0 96 0 0 9 6 59 6 64 0 11-20 12-28 12-5 0-8 0-8 8 0 4 4 4 5 4 16 0 32-1 47-1 10 0 35 1 44 1 3 0 7 0 7-8 0-4-3-4-9-4-23 0-23-2-24-13-8-80-16-160-24-240-1-8-1-9-8-9-5 0-8 2-10 7-45 74-89 149-134 223zM102 175c26-43 51-86 76-128 5 42 9 85 13 128-29 0-59 0-89 0z"><text:p/></draw:path><draw:path draw:style-name="gr1059" draw:text-style-name="P99" svg:width="0.1346in" svg:height="0.0787in" svg:x="0.4146in" svg:y="0.0366in" svg:viewBox="0 0 343 201" svg:d="M300 109c-21 15-31 32-34 36-17 28-14 34-21 52 0 4 5 4 8 4 7 0 7-1 9-7 9-38 32-71 75-88 5-1 6-3 6-5 0-3-2-4-3-4-18-7-64-27-79-90-1-6-1-7-8-7-3 0-8 0-8 6 7 16 4 24 20 50 8 11 19 25 35 38-95 0-191 0-287 0-6 0-13 0-13 7 0 8 7 8 13 8 96 0 192 0 287 0z"><text:p/></draw:path><draw:path draw:style-name="gr1059" draw:text-style-name="P99" svg:width="0.1083in" svg:height="0.1028in" svg:x="0.6067in" svg:y="0.0106in" svg:viewBox="0 0 276 262" svg:d="M45 232c-3 16-4 18-34 18-7 0-11 0-11 8 0 4 3 4 11 4 46 0 91 0 137 0 61 0 107-45 107-82 0-28-22-50-60-55 40-6 81-35 81-72 0-28-25-53-71-53-44 0-87 0-131 0-7 0-11 0-11 8 0 4 3 4 11 4 1 0 8 0 14 1 8 0 11 1 11 6 0 2 0 3-1 7-18 69-35 138-53 206zM104 122c8-32 16-64 24-96 3-13 4-14 20-14 17 0 35 0 51 0 34 0 42 23 42 40 0 34-33 70-80 70-19 0-38 0-57 0zM87 250c-6 0-7 0-9 0-4 0-5-1-5-3s0-3 2-9c9-36 17-72 26-107 24 0 50 0 74 0 37 0 44 29 44 45 0 36-34 74-79 74-18 0-36 0-53 0z"><text:p/></draw:path><draw:path draw:style-name="gr1059" draw:text-style-name="P99" svg:width="0.035in" svg:height="0.1508in" svg:x="0.7319in" svg:y="0.002in" svg:viewBox="0 0 90 384" svg:d="M90 193c0-31-4-77-25-121-23-48-57-72-61-72-2 0-4 1-4 3 0 1 0 3 8 9 38 39 60 100 60 181 0 65-14 132-63 180-5 6-5 6-5 7 0 2 2 4 4 4 4 0 39-26 62-75 20-43 24-86 24-116z"><text:p/></draw:path><draw:path draw:style-name="gr1059" draw:text-style-name="P99" svg:width="0.1346in" svg:height="0.0787in" svg:x="0.8327in" svg:y="0.0366in" svg:viewBox="0 0 343 201" svg:d="M301 109c-22 15-32 32-35 36-17 28-14 34-21 52 0 4 6 4 9 4 6 0 7-1 8-7 9-38 32-71 76-88 4-1 5-3 5-5 0-3-2-4-3-4-17-7-64-27-78-90-1-6-2-7-8-7-3 0-9 0-9 6 7 16 5 24 20 50 8 11 20 25 36 38-95 0-191 0-287 0-7 0-14 0-14 7 0 8 7 8 14 8 96 0 192 0 287 0z"><text:p/></draw:path><draw:path draw:style-name="gr1059" draw:text-style-name="P99" svg:width="0.035in" svg:height="0.1508in" svg:x="1.0335in" svg:y="0.002in" svg:viewBox="0 0 90 384" svg:d="M90 380c0-1 0-1-6-8-49-50-61-122-61-179 0-68 14-135 62-183 5-4 5-6 5-7 0-2-1-3-4-3-4 0-39 25-61 75-20 42-25 85-25 118 0 28 4 74 26 118 23 48 56 73 60 73 3 0 4-1 4-4z"><text:p/></draw:path><draw:path draw:style-name="gr1059" draw:text-style-name="P99" svg:width="0.1039in" svg:height="0.1075in" svg:x="1.0835in" svg:y="0.0059in" svg:viewBox="0 0 265 274" svg:d="M55 230c-15 25-31 31-47 32-5 1-8 1-8 8 0 3 1 4 4 4 11 0 23-1 33-1 14 0 27 1 40 1 2 0 7 0 7-7 0-4-4-5-6-5-9 0-19-3-19-13 0-5 3-9 6-15 10-16 20-32 30-48 31 0 64 0 96 0 1 9 7 59 7 64 0 11-21 12-29 12-5 0-8 0-8 8 0 4 4 4 5 4 15 0 32-1 48-1 9 0 35 1 43 1 3 0 8 0 8-8 0-4-4-4-9-4-24 0-24-2-25-13-8-80-17-160-24-240 0-8 0-9-7-9-6 0-8 2-10 7-45 74-90 149-135 223zM101 175c25-43 52-86 77-128 5 42 8 85 12 128-29 0-59 0-89 0z"><text:p/></draw:path><draw:path draw:style-name="gr1059" draw:text-style-name="P99" svg:width="0.026in" svg:height="0.0547in" svg:x="1.1972in" svg:y="0in" svg:viewBox="0 0 67 140" svg:d="M65 24c2-5 2-7 2-9 0-8-7-15-15-15-10 0-14 9-16 13-12 39-23 77-35 117 0 1-1 2-1 4 0 4 8 6 10 6s2 0 4-5c17-37 34-73 51-111z"><text:p/></draw:path><draw:path draw:style-name="gr1059" draw:text-style-name="P99" svg:width="0.1346in" svg:height="0.0787in" svg:x="1.285in" svg:y="0.0366in" svg:viewBox="0 0 343 201" svg:d="M301 109c-21 15-32 32-35 36-16 28-13 34-20 52 0 4 5 4 8 4 7 0 7-1 9-7 9-38 31-71 75-88 4-1 5-3 5-5 0-3-1-3-2-4-18-7-64-27-79-90-1-6-1-7-8-7-3 0-8 0-8 6 7 16 4 24 20 50 8 11 19 25 35 38-95 0-191 0-287 0-6 0-14 0-14 7 0 8 8 8 14 8 96 0 192 0 287 0z"><text:p/></draw:path><draw:path draw:style-name="gr1059" draw:text-style-name="P99" svg:width="0.1083in" svg:height="0.1028in" svg:x="1.478in" svg:y="0.0106in" svg:viewBox="0 0 276 262" svg:d="M45 232c-3 16-4 18-35 18-7 0-10 0-10 8 0 4 3 4 10 4 46 0 92 0 138 0 61 0 107-45 107-82 0-28-23-50-60-55 40-6 81-35 81-72 0-28-25-53-73-53-42 0-86 0-129 0-7 0-11 0-11 8 0 4 3 4 11 4 1 0 7 0 14 1 8 0 11 1 11 6 0 2-1 3-2 7-18 69-34 138-52 206zM103 122c8-32 17-64 25-96 3-13 4-14 20-14 17 0 33 0 50 0 34 0 43 23 43 40 0 34-33 70-80 70-19 0-39 0-58 0zM87 250c-6 0-7 0-9 0-4 0-5-1-5-3s0-3 2-9c9-36 17-72 26-107 24 0 50 0 74 0 36 0 44 29 44 45 0 36-34 74-80 74-18 0-35 0-52 0z"><text:p/></draw:path><draw:path draw:style-name="gr1059" draw:text-style-name="P99" svg:width="0.035in" svg:height="0.1508in" svg:x="1.6031in" svg:y="0.002in" svg:viewBox="0 0 90 384" svg:d="M90 193c0-31-4-77-25-121-24-48-57-72-61-72-2 0-4 1-4 3 0 1 0 3 8 9 37 39 59 100 59 181 0 65-14 132-62 180-5 6-5 6-5 7 0 2 2 4 4 4 4 0 39-26 62-75 20-43 24-86 24-116z"><text:p/></draw:path></draw:g></text:span><text:span text:style-name="T16"><text:s/>חח"ע. </text:span><text:span text:style-name="T17">נבחר </text:span><text:span text:style-name="T17"><draw:g text:anchor-type="as-char" svg:y="-0.1091in" draw:z-index="50" draw:name="Shape47" draw:style-name="gr1057"><svg:title>TexMaths</svg:title><svg:desc>11§inline§h = \lambda f \in B \to A. f \circ h_A§svg§600§FALSE§</svg:desc><draw:path draw:style-name="gr1058" draw:text-style-name="P98" svg:width="1.5646in" svg:height="0.1232in" svg:x="0.0004in" svg:y="0.0079in" svg:viewBox="0 0 3975 314" svg:d="M0 0c1325 0 2650 0 3975 0 0 104 0 210 0 314-1325 0-2650 0-3975 0 0-104 0-210 0-314z"><text:p/></draw:path><draw:path draw:style-name="gr1059" draw:text-style-name="P99" svg:width="0.0744in" svg:height="0.1059in" svg:x="0.0008in" svg:y="0.0035in" svg:viewBox="0 0 190 270" svg:d="M90 4c0-1 0-4-5-4-9 0-37 3-48 3-2 1-6 1-6 8 0 4 3 4 9 4 18 0 19 4 19 7 0 2-1 5-1 8-18 73-37 147-56 220-2 6-2 7-2 9 0 9 8 11 12 11 6 0 12-4 14-10 3-10 5-19 7-29 3-11 6-22 9-34 2-9 4-18 6-26 2-2 4-15 5-17 1-4 13-24 26-35 8-7 20-14 37-14 16 0 20 14 20 27 0 21-14 62-23 85-3 9-5 14-5 21 0 19 13 32 32 32 36 0 50-56 50-59 0-5-3-5-4-5-4 0-4 2-7 8-5 20-17 47-38 47-7 0-10-3-10-12 0-10 3-19 7-27 6-17 24-62 24-84 0-25-16-41-45-41-25 0-43 12-58 29 10-40 21-81 31-122z"><text:p/></draw:path><draw:path draw:style-name="gr1059" draw:text-style-name="P99" svg:width="0.1004in" svg:height="0.035in" svg:x="0.1311in" svg:y="0.052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748in" svg:height="0.1063in" svg:x="0.2909in" svg:y="0.0035in" svg:viewBox="0 0 191 271" svg:d="M118 155c16 39 35 98 40 106 7 9 10 9 21 9 4 0 6 0 9 0s3-2 3-4c0-1 0-1-1-3-4-5-6-10-8-18-27-73-53-145-80-218-7-23-28-27-47-27-2 0-7 0-7 4 0 3 3 3 4 4 12 2 15 4 25 30 12 36 25 71 37 106-35 34-71 69-106 104-5 5-8 7-8 11 0 7 6 12 12 12 7 0 10-4 13-8 31-37 62-73 93-108z"><text:p/></draw:path><draw:path draw:style-name="gr1059" draw:text-style-name="P99" svg:width="0.076in" svg:height="0.137in" svg:x="0.3799in" svg:y="0.0016in" svg:viewBox="0 0 194 349" svg:d="M122 118c11 0 22 0 33 0 8 0 11 0 11-8 0-5-3-5-10-5-11 0-21 0-32 0 3-15 6-29 8-43 2-8 8-36 10-41 3-7 10-12 18-12 2 0 12 0 18 6-16 1-21 16-21 21 0 9 8 13 15 13 11 0 22-8 22-23 0-17-18-26-34-26-14 0-38 7-49 45-3 8-4 12-13 60-9 0-18 0-26 0s-13 0-13 8c0 5 4 5 11 5 9 0 17 0 26 0-10 50-19 99-29 150-6 37-13 72-34 72-1 0-11 0-19-6 19-1 22-15 22-21 0-9-7-13-14-13-10 0-22 8-22 23 0 17 18 26 33 26 22 0 37-23 44-37 12-24 21-71 22-74 8-40 15-80 23-120z"><text:p/></draw:path><draw:path draw:style-name="gr1059" draw:text-style-name="P99" svg:width="0.076in" svg:height="0.087in" svg:x="0.5177in" svg:y="0.0268in" svg:viewBox="0 0 194 222" svg:d="M180 119c7 0 14 0 14-8s-7-8-14-8c-55 0-108 0-163 0 4-51 48-88 103-88 20 0 41 0 60 0 7 0 14 0 14-7 0-8-7-8-14-8-20 0-40 0-61 0-66 0-119 48-119 111 0 61 53 111 119 111 21 0 41 0 61 0 7 0 14 0 14-8s-7-8-14-8c-19 0-40 0-60 0-55 0-99-36-103-87 55 0 108 0 163 0z"><text:p/></draw:path><draw:path draw:style-name="gr1059" draw:text-style-name="P99" svg:width="0.1083in" svg:height="0.1024in" svg:x="0.6555in" svg:y="0.0051in" svg:viewBox="0 0 276 261" svg:d="M45 232c-3 14-4 17-35 17-7 0-10 0-10 8 0 4 3 4 10 4 46 0 92 0 139 0 60 0 106-45 106-83 0-26-23-48-60-53 40-7 81-36 81-72 0-29-26-53-72-53-43 0-87 0-130 0-7 0-11 0-11 8 0 3 3 3 11 3 1 0 7 0 14 1 8 1 11 1 11 7 0 1-1 2-2 6-18 69-34 139-52 207zM103 122c8-32 17-64 25-96 3-14 4-15 21-15 16 0 33 0 49 0 34 0 43 23 43 41 0 33-34 70-80 70-19 0-39 0-58 0zM86 249c-5 0-6 0-8 0-4 0-5-1-5-4 0-1 0-1 2-9 9-35 17-71 26-106 24 0 50 0 74 0 36 0 44 28 44 45 0 37-34 74-80 74-18 0-36 0-53 0z"><text:p/></draw:path><draw:path draw:style-name="gr1059" draw:text-style-name="P99" svg:width="0.1346in" svg:height="0.0783in" svg:x="0.822in" svg:y="0.0311in" svg:viewBox="0 0 343 200" svg:d="M301 108c-22 16-31 33-35 37-17 26-21 49-21 51 0 4 6 4 9 4 6 0 7-1 8-8 9-36 32-69 76-87 4-1 5-3 5-5 0-3-2-3-3-3-17-7-64-27-78-92-1-4-2-5-8-5-3 0-9 0-9 4 0 1 5 26 20 51 8 12 20 25 36 37-95 0-191 0-287 0-7 0-14 0-14 8s7 8 14 8c96 0 192 0 287 0z"><text:p/></draw:path><draw:path draw:style-name="gr1059" draw:text-style-name="P99" svg:width="0.1039in" svg:height="0.1079in" svg:x="1.0134in" svg:y="0in" svg:viewBox="0 0 265 275" svg:d="M56 231c-16 25-31 30-48 32-5 1-8 1-8 7 0 2 2 5 6 5 9 0 22-2 33-2 12 0 26 2 38 2 2 0 8 0 8-8 0-3-5-4-7-4-9 0-19-4-19-14 0-4 4-8 6-14 10-16 20-33 30-49 32 0 65 0 96 0 2 7 7 60 7 64 0 11-20 13-27 13-6 0-10 0-10 7 0 5 4 5 5 5 16 0 33-2 49-2 9 0 34 2 44 2 2 0 6 0 6-8 0-4-4-4-9-4-24 0-24-3-25-14-8-80-15-160-23-240-1-8-1-9-8-9-6 0-7 2-10 7-45 74-89 149-134 224zM102 175c26-43 51-86 76-128 5 42 8 85 12 128-29 0-58 0-88 0z"><text:p/></draw:path><draw:path draw:style-name="gr1059" draw:text-style-name="P99" svg:width="0.0161in" svg:height="0.0157in" svg:x="1.135in" svg:y="0.0921in" svg:viewBox="0 0 42 41" svg:d="M42 21c0-12-10-21-21-21s-21 9-21 21c0 11 10 20 21 20s21-9 21-20z"><text:p/></draw:path><draw:path draw:style-name="gr1059" draw:text-style-name="P99" svg:width="0.076in" svg:height="0.137in" svg:x="1.1724in" svg:y="0.0016in" svg:viewBox="0 0 194 349" svg:d="M122 118c11 0 22 0 33 0 8 0 11 0 11-8 0-5-3-5-10-5-11 0-21 0-32 0 3-15 6-29 8-43 2-8 7-36 10-41 3-7 10-12 18-12 2 0 12 0 18 6-16 1-21 16-21 21 0 9 8 13 15 13 10 0 22-8 22-23 0-17-18-26-34-26-14 0-38 7-50 45-2 8-3 12-12 60-9 0-18 0-26 0s-13 0-13 8c0 5 4 5 11 5 9 0 17 0 26 0-10 50-19 99-29 150-8 37-14 72-34 72-1 0-11 0-19-6 19-1 22-15 22-21 0-9-7-13-14-13-10 0-22 8-22 23 0 17 18 26 33 26 22 0 37-23 44-37 12-24 21-71 22-74 8-40 15-80 23-120z"><text:p/></draw:path><draw:path draw:style-name="gr1059" draw:text-style-name="P99" svg:width="0.0591in" svg:height="0.0583in" svg:x="1.2976in" svg:y="0.0409in" svg:viewBox="0 0 151 149" svg:d="M151 75c0-41-35-75-76-75s-75 35-75 75c0 41 34 74 75 74s76-33 76-74zM75 134c-33 0-60-27-60-59 0-33 27-60 60-60s60 26 60 60c0 33-27 59-60 59z"><text:p/></draw:path><draw:path draw:style-name="gr1059" draw:text-style-name="P99" svg:width="0.074in" svg:height="0.1059in" svg:x="1.4075in" svg:y="0.0035in" svg:viewBox="0 0 189 270" svg:d="M89 4c0-1 0-4-4-4-9 0-38 3-48 3-3 1-7 1-7 8 0 4 3 4 10 4 17 0 18 4 18 7 0 2-1 5-1 8-18 73-37 147-56 220-1 6-1 7-1 9 0 9 8 11 11 11 7 0 12-4 14-10 3-10 6-19 8-29 2-11 6-22 8-34 2-9 5-18 6-26 1-2 5-15 5-17 1-4 13-24 26-35 9-7 21-14 38-14 16 0 20 14 20 27 0 21-15 62-24 85-3 9-5 14-5 21 0 19 14 32 32 32 36 0 50-56 50-59 0-5-3-5-4-5-5 0-5 2-6 8-6 20-18 47-39 47-7 0-10-3-10-12 0-10 4-19 8-27 5-17 23-62 23-84 0-25-16-41-44-41-25 0-43 12-58 29 10-40 20-81 30-122z"><text:p/></draw:path><draw:path draw:style-name="gr1059" draw:text-style-name="P99" svg:width="0.0799in" svg:height="0.0748in" svg:x="1.4929in" svg:y="0.0559in" svg:viewBox="0 0 204 191" svg:d="M40 159c-9 16-18 21-34 22-3 0-6 0-6 6 0 3 2 4 3 4 8 0 17-1 23-1 9 0 20 1 29 1 1 0 6 0 6-6 0-4-5-4-6-4s-11-1-11-6c0-4 2-9 3-11 8-11 15-22 22-33 26 0 52 0 77 0 3 14 5 28 7 44-1 2-2 6-19 6-3 0-6 0-6 6 0 1 1 4 4 4 8 0 26-1 35-1 5 0 11 0 16 0 4 0 11 1 15 1 3 0 6-2 6-5 0-5-4-5-8-5-16 0-17-2-17-7-7-56-16-111-24-166-1-7-1-8-6-8-6 0-7 2-9 5-33 52-67 103-100 154zM76 121c19-30 38-59 57-88 5 29 8 58 12 88-23 0-46 0-69 0z"><text:p/></draw:path></draw:g></text:span><text:span text:style-name="T17">. נוכיח ש־</text:span><text:span text:style-name="T17"><draw:g text:anchor-type="as-char" svg:y="-0.1063in" draw:z-index="43" draw:name="Shape48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7"> חח"ע. נניח </text:span><text:span text:style-name="T17"><draw:g text:anchor-type="as-char" svg:y="-0.1134in" draw:z-index="44" draw:name="Shape49" draw:style-name="gr1057"><svg:title>TexMaths</svg:title><svg:desc>11§inline§h(f) = h(g)§svg§600§FALSE§</svg:desc><draw:path draw:style-name="gr1058" draw:text-style-name="P98" svg:width="0.7528in" svg:height="0.1358in" svg:x="0.0004in" svg:y="0.0071in" svg:viewBox="0 0 1913 346" svg:d="M957 346c-319 0-638 0-957 0 0-116 0-230 0-346 637 0 1275 0 1913 0 0 116 0 230 0 346-318 0-638 0-956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4in" svg:height="0.1063in" svg:x="0.5004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059" draw:text-style-name="P99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697in" svg:height="0.0976in" svg:x="0.641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59" draw:text-style-name="P99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7">, ונניח </text:span><text:span text:style-name="T17"><draw:g text:anchor-type="as-char" svg:y="-0.1154in" draw:z-index="45" draw:name="Shape50" draw:style-name="gr1057"><svg:title>TexMaths</svg:title><svg:desc>11§inline§f, g \colon B \to A'§svg§600§FALSE§</svg:desc><draw:path draw:style-name="gr1058" draw:text-style-name="P98" svg:width="0.8272in" svg:height="0.1295in" svg:x="0.0004in" svg:y="0.0071in" svg:viewBox="0 0 2102 330" svg:d="M1051 330c-350 0-700 0-1051 0 0-110 0-220 0-330 701 0 1401 0 2102 0 0 110 0 220 0 330-350 0-701 0-1051 0z"><text:p/></draw:path><draw:path draw:style-name="gr1059" draw:text-style-name="P99" svg:width="0.0752in" svg:height="0.1378in" svg:x="0.0008in" svg:y="0.0071in" svg:viewBox="0 0 192 351" svg:d="M121 118c11 0 22 0 33 0 8 0 12 0 12-8 0-3-4-3-11-3-11 0-21 0-32 0 3-16 6-30 9-44 1-9 7-37 9-41 3-8 10-13 18-13 2 0 11 0 19 8-17 1-21 14-21 19 0 10 7 15 15 15 9 0 20-9 20-23 0-18-17-28-33-28-13 0-38 8-49 46-2 8-3 11-13 61-9 0-18 0-27 0-7 0-11 0-11 6 0 5 4 5 10 5 9 0 18 0 27 0-10 50-20 101-30 151-7 38-13 73-33 73-2 0-11 0-19-7 18-1 21-15 21-20 0-9-6-14-14-14-10 0-21 8-21 24s16 26 33 26c21 0 36-23 43-38 13-24 22-71 22-73 8-41 15-82 23-122z"><text:p/></draw:path><draw:path draw:style-name="gr1059" draw:text-style-name="P99" svg:width="0.0173in" svg:height="0.0453in" svg:x="0.0882in" svg:y="0.098in" svg:viewBox="0 0 45 116" svg:d="M45 41c0-27-10-41-25-41-12 0-20 9-20 20s8 21 20 21c5 0 10-2 14-6 1 0 1-1 1-1 1 0 1 1 1 7 0 27-13 51-26 63-5 5-5 6-5 7 0 2 3 5 5 5 4 0 35-30 35-75z"><text:p/></draw:path><draw:path draw:style-name="gr1059" draw:text-style-name="P99" svg:width="0.0693in" svg:height="0.0976in" svg:x="0.1449in" svg:y="0.048in" svg:viewBox="0 0 177 249" svg:d="M176 25c0-3 1-4 1-7 0-7-4-10-11-10-4 0-14 2-16 16-7-14-20-24-36-24-44 0-92 54-92 109 0 38 24 61 52 61 23 0 40-18 45-22-8 35-13 50-13 51-2 2-15 41-55 41-8 0-20 0-31-3 11-5 15-15 15-21s-4-14-14-14c-9 0-21 7-21 22 0 17 14 25 52 25 47 0 76-31 81-53 14-57 29-115 43-171zM125 121c-2 10-11 20-19 27s-20 14-31 14c-20 0-26-20-26-36 0-18 11-63 22-83 10-19 27-35 43-35 26 0 31 32 31 34 0 1 0 4-1 5-7 24-12 49-19 74z"><text:p/></draw:path><draw:path draw:style-name="gr1059" draw:text-style-name="P99" svg:width="0.0157in" svg:height="0.065in" svg:x="0.2508in" svg:y="0.05in" svg:viewBox="0 0 41 166" svg:d="M41 20c0-11-9-20-20-20-12 0-21 9-21 20s9 21 21 21c11 0 20-10 20-21zM41 145c0-11-9-20-20-20-12 0-21 9-21 20s9 21 21 21c11 0 20-10 20-21z"><text:p/></draw:path><draw:path draw:style-name="gr1059" draw:text-style-name="P99" svg:width="0.1083in" svg:height="0.1031in" svg:x="0.337in" svg:y="0.0098in" svg:viewBox="0 0 276 263" svg:d="M46 232c-4 16-5 19-35 19-7 0-11 0-11 8 0 4 3 4 11 4 46 0 91 0 137 0 62 0 107-46 107-83 0-27-22-50-59-53 39-8 80-37 80-73 0-29-25-54-71-54-43 0-87 0-130 0-8 0-12 0-12 8 0 4 4 4 11 4 1 0 8 0 15 1 7 0 10 1 10 6 0 2 0 3-1 7-18 69-34 138-52 206zM104 122c8-32 16-64 24-96 4-13 4-14 20-14 17 0 35 0 51 0 34 0 42 23 42 40 0 34-33 70-80 70-19 0-38 0-57 0zM87 251c-6 0-7 0-9 0-3-1-4-1-4-5 0-1 0-2 1-8 9-36 18-72 27-107 24 0 49 0 73 0 37 0 44 29 44 45 0 37-34 75-79 75-18 0-36 0-53 0z"><text:p/></draw:path><draw:path draw:style-name="gr1059" draw:text-style-name="P99" svg:width="0.1346in" svg:height="0.0783in" svg:x="0.5035in" svg:y="0.0362in" svg:viewBox="0 0 343 200" svg:d="M301 108c-21 16-32 32-35 37-16 27-20 51-20 52 0 3 5 3 8 3 7 0 7 0 8-6 10-39 32-71 76-88 4-3 5-4 5-6 0-3-2-3-3-4-17-7-64-26-78-91-1-4-1-5-8-5-3 0-8 0-8 4 7 17 4 26 20 51 8 12 19 25 35 37-95 0-191 0-287 0-6 0-14 0-14 8s8 8 14 8c96 0 192 0 287 0z"><text:p/></draw:path><draw:path draw:style-name="gr1059" draw:text-style-name="P99" svg:width="0.1039in" svg:height="0.1079in" svg:x="0.6949in" svg:y="0.0067in" svg:viewBox="0 0 265 275" svg:d="M56 231c-15 25-31 31-48 32-5 0-8 0-8 8 0 2 2 4 5 4 10 0 22-1 33-1 13 0 27 1 39 1 2 0 8 0 8-8 0-4-4-4-7-4-9-1-18-4-18-13 0-6 3-9 5-15 10-16 20-33 30-48 31 0 64 0 96 0 1 8 7 59 7 63 0 12-20 13-28 13-5 0-9 0-9 8 0 4 4 4 5 4 17 0 33-1 48-1 10 0 35 1 44 1 3 0 7 0 7-8 0-4-3-4-9-4-24 0-24-2-25-14-8-80-15-160-23-240-1-8-1-9-8-9-6 0-8 2-10 7-45 74-89 149-134 224zM102 175c26-43 51-86 76-128 5 42 8 85 12 128-29 0-58 0-88 0z"><text:p/></draw:path><draw:path draw:style-name="gr1059" draw:text-style-name="P99" svg:width="0.0264in" svg:height="0.0547in" svg:x="0.8087in" svg:y="0.0004in" svg:viewBox="0 0 68 140" svg:d="M66 24c2-5 2-7 2-9 0-8-8-15-16-15-10 0-14 9-15 13-12 39-24 77-36 117 0 1-1 2-1 4 0 4 9 6 11 6 1 0 2 0 3-5 18-37 34-73 52-111z"><text:p/></draw:path></draw:g></text:span><text:span text:style-name="T17">. לכן </text:span><text:span text:style-name="T17"><draw:g text:anchor-type="as-char" svg:y="-0.1075in" draw:z-index="51" draw:name="Shape51" draw:style-name="gr1057"><svg:title>TexMaths</svg:title><svg:desc>11§inline§f \circ h_A = g \circ h_A§svg§600§FALSE§</svg:desc><draw:path draw:style-name="gr1058" draw:text-style-name="P98" svg:width="1.0031in" svg:height="0.1217in" svg:x="0.0004in" svg:y="0.0075in" svg:viewBox="0 0 2549 310" svg:d="M0 0c850 0 1699 0 2549 0 0 103 0 207 0 310-850 0-1699 0-2549 0 0-103 0-207 0-310z"><text:p/></draw:path><draw:path draw:style-name="gr1059" draw:text-style-name="P99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1059" draw:text-style-name="P99" svg:width="0.0591in" svg:height="0.0591in" svg:x="0.1256in" svg:y="0.0402in" svg:viewBox="0 0 151 151" svg:d="M151 76c0-42-34-76-75-76-42 0-76 35-76 76s34 75 76 75c41 0 75-34 75-75zM76 134c-34 0-61-26-61-58 0-33 28-59 61-59 32 0 59 25 59 59 0 33-27 58-59 58z"><text:p/></draw:path><draw:path draw:style-name="gr1059" draw:text-style-name="P99" svg:width="0.074in" svg:height="0.1063in" svg:x="0.2354in" svg:y="0.002in" svg:viewBox="0 0 189 271" svg:d="M89 4c0-1 0-4-4-4-9 0-38 3-48 3-3 1-7 1-7 8 0 6 4 5 10 5 18 0 18 3 18 7 0 2-1 6-1 8-19 73-37 146-56 220-1 5-1 6-1 9 0 8 8 11 11 11 7 0 12-5 14-10 2-10 6-20 8-30 3-11 5-22 9-34 2-9 4-18 6-25 0-3 4-15 4-18 1-3 13-24 26-35 9-6 21-13 37-13 17 0 21 13 21 26 0 21-14 63-24 86-3 9-4 13-4 21 0 18 13 32 31 32 36 0 50-57 50-60s-3-3-4-3c-4 0-4 1-6 7-5 19-18 47-39 47-7 0-9-3-9-12 0-10 3-19 6-28 7-16 24-61 24-83 0-26-16-42-44-42-25 0-43 12-58 30 10-41 20-82 30-123z"><text:p/></draw:path><draw:path draw:style-name="gr1059" draw:text-style-name="P99" svg:width="0.0795in" svg:height="0.0748in" svg:x="0.3209in" svg:y="0.0547in" svg:viewBox="0 0 203 191" svg:d="M41 159c-10 16-19 21-34 22-4 0-7 0-7 6 0 3 2 4 4 4 7 0 16-1 23-1 9 0 20 1 28 1 1 0 5 0 5-6 0-4-3-4-4-4-2 0-12-1-12-6 0-3 2-9 4-11 7-11 15-22 21-33 27 0 52 0 78 0 3 14 5 30 7 45-1 1-3 5-19 5-3 0-7 0-7 6 0 1 1 4 4 4 8 0 27-1 35-1 5 0 11 0 16 0s11 1 15 1 5-2 5-5c0-5-3-5-7-5-16 0-16-2-17-7-7-56-16-111-24-166 0-7-2-8-7-8s-6 2-8 5c-33 52-66 103-99 154zM76 121c19-30 38-59 57-88 4 29 8 58 12 88-23 0-46 0-69 0z"><text:p/></draw:path><draw:path draw:style-name="gr1059" draw:text-style-name="P99" svg:width="0.1008in" svg:height="0.0354in" svg:x="0.4646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693in" svg:height="0.0976in" svg:x="0.6189in" svg:y="0.0402in" svg:viewBox="0 0 177 249" svg:d="M176 25c0-2 1-4 1-6 0-7-4-11-11-11-4 0-14 3-16 16-7-14-20-24-36-24-44 0-92 54-92 110 0 37 23 61 52 61 22 0 40-18 45-22-9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1059" draw:text-style-name="P99" svg:width="0.0591in" svg:height="0.0591in" svg:x="0.7366in" svg:y="0.0402in" svg:viewBox="0 0 151 151" svg:d="M151 76c0-42-36-76-76-76-41 0-75 35-75 76s34 75 75 75c40 0 76-34 76-75zM75 134c-33 0-60-26-60-58 0-33 27-59 60-59s60 25 60 59c0 33-27 58-60 58z"><text:p/></draw:path><draw:path draw:style-name="gr1059" draw:text-style-name="P99" svg:width="0.074in" svg:height="0.1063in" svg:x="0.8465in" svg:y="0.002in" svg:viewBox="0 0 189 271" svg:d="M89 4c0-1 0-4-4-4-9 0-38 3-48 3-3 1-7 1-7 8 0 6 3 5 10 5 17 0 18 3 18 7 0 2-1 6-1 8-19 73-37 146-56 220-1 5-1 6-1 9 0 8 8 11 11 11 7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1059" draw:text-style-name="P99" svg:width="0.0795in" svg:height="0.0748in" svg:x="0.9319in" svg:y="0.0547in" svg:viewBox="0 0 203 191" svg:d="M40 159c-9 16-18 21-35 22-2 0-5 0-5 6 0 3 2 4 3 4 8 0 17-1 23-1 9 0 20 1 29 1 1 0 5 0 5-6 0-4-4-4-5-4s-11-1-11-6c0-3 2-9 3-11 8-11 15-22 22-33 26 0 52 0 77 0 2 14 5 30 7 45-1 1-2 5-19 5-3 0-6 0-6 6 0 1 1 4 4 4 8 0 26-1 35-1 5 0 11 0 16 0 4 0 11 1 15 1 3 0 5-2 5-5 0-5-3-5-7-5-16 0-17-2-17-7-7-56-16-111-24-166-1-7-1-8-7-8-5 0-6 2-8 5-33 52-67 103-100 154zM76 121c19-30 38-59 57-88 4 29 8 58 12 88-23 0-46 0-69 0z"><text:p/></draw:path></draw:g></text:span><text:span text:style-name="T17">, כלומר </text:span><text:span text:style-name="T17"><draw:g text:anchor-type="as-char" svg:y="-0.1134in" draw:z-index="53" draw:name="Shape52" draw:style-name="gr1057"><svg:title>TexMaths</svg:title><svg:desc>11§inline§\forall x \in A. f(h_A(x)) = g(h_A(x))§svg§600§FALSE§</svg:desc><draw:path draw:style-name="gr1058" draw:text-style-name="P98" svg:width="1.8756in" svg:height="0.1354in" svg:x="0.0079in" svg:y="0.0071in" svg:viewBox="0 0 4765 345" svg:d="M0 0c1589 0 3176 0 4765 0 0 115 0 230 0 345-1589 0-3176 0-4765 0 0-115 0-230 0-345z"><text:p/></draw:path><draw:path draw:style-name="gr1059" draw:text-style-name="P99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1059" draw:text-style-name="P99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1059" draw:text-style-name="P99" svg:width="0.076in" svg:height="0.087in" svg:x="0.2264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1059" draw:text-style-name="P99" svg:width="0.1039in" svg:height="0.1079in" svg:x="0.363in" svg:y="0.0043in" svg:viewBox="0 0 265 275" svg:d="M55 230c-15 27-30 32-47 33-5 0-8 0-8 8 0 2 2 4 4 4 11 0 24-2 35-2 12 0 26 2 38 2 2 0 7 0 7-7 0-5-4-5-6-5-9-1-19-4-19-14 0-5 3-9 6-14 10-16 20-32 30-48 32 0 65 0 96 0 2 7 7 60 7 63 0 12-20 13-29 13-4 0-8 0-8 8 0 4 4 4 5 4 16 0 32-2 49-2 9 0 34 2 44 2 2 0 6 0 6-9 0-3-4-3-9-3-24 0-24-3-25-14-8-79-15-160-23-240-1-8-1-9-8-9-6 0-7 2-10 7-45 74-90 149-135 223zM102 175c26-43 51-86 76-128 5 42 8 85 12 128-29 0-58 0-88 0z"><text:p/></draw:path><draw:path draw:style-name="gr1059" draw:text-style-name="P99" svg:width="0.0161in" svg:height="0.0161in" svg:x="0.4846in" svg:y="0.0972in" svg:viewBox="0 0 42 42" svg:d="M42 21c0-11-10-21-21-21s-21 10-21 21 10 21 21 21 21-10 21-21z"><text:p/></draw:path><draw:path draw:style-name="gr1059" draw:text-style-name="P99" svg:width="0.076in" svg:height="0.137in" svg:x="0.522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1059" draw:text-style-name="P99" svg:width="0.035in" svg:height="0.1508in" svg:x="0.6197in" svg:y="0in" svg:viewBox="0 0 90 384" svg:d="M90 380c0-1 0-1-6-8-49-48-61-121-61-179 0-67 14-135 62-183 5-4 5-4 5-7 0-2-1-3-4-3s-39 26-61 75c-19 43-25 86-25 118 0 28 4 76 26 119 24 47 57 72 60 72s4-1 4-4z"><text:p/></draw:path><draw:path draw:style-name="gr1059" draw:text-style-name="P99" svg:width="0.074in" svg:height="0.1059in" svg:x="0.6728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1059" draw:text-style-name="P99" svg:width="0.0799in" svg:height="0.0756in" svg:x="0.7579in" svg:y="0.0598in" svg:viewBox="0 0 204 193" svg:d="M40 161c-9 14-18 21-34 22-3 0-6 0-6 5 0 4 2 5 3 5 8 0 17-1 23-1 9 0 20 1 29 1 1 0 6 0 6-6 0-4-5-4-6-4-2 0-11-1-11-8 0-3 2-8 3-10 8-12 15-23 22-34 26 0 52 0 77 0 3 14 5 30 7 45-1 2-2 7-19 7-3 0-6 0-6 6 0 1 1 4 4 4 8 0 26-1 35-1 5 0 11 0 16 0 4 1 11 1 15 1 3 0 6-3 6-6 0-4-4-4-8-4-16 0-17-2-17-9-7-56-16-111-24-166-1-6-1-8-6-8-6 0-7 3-9 7-33 51-67 102-100 154zM76 121c19-30 38-58 57-88 5 30 8 58 12 88-23 0-46 0-69 0z"><text:p/></draw:path><draw:path draw:style-name="gr1059" draw:text-style-name="P99" svg:width="0.035in" svg:height="0.1508in" svg:x="0.8657in" svg:y="0in" svg:viewBox="0 0 90 384" svg:d="M90 380c0-1 0-1-6-8-49-48-61-121-61-179 0-67 14-135 62-183 5-4 5-4 5-7 0-2-1-3-4-3s-39 26-61 75c-19 43-25 86-25 118 0 28 4 76 26 119 24 47 57 72 60 72s4-1 4-4z"><text:p/></draw:path><draw:path draw:style-name="gr1059" draw:text-style-name="P99" svg:width="0.0756in" svg:height="0.0681in" svg:x="0.915in" svg:y="0.0453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1059" draw:text-style-name="P99" svg:width="0.035in" svg:height="0.1508in" svg:x="1.0051in" svg:y="0in" svg:viewBox="0 0 90 384" svg:d="M90 193c0-30-4-77-25-120-24-48-57-73-61-73-2 0-4 1-4 3 0 3 0 3 8 10 37 38 59 99 59 180 0 65-14 132-61 181-6 5-6 5-6 6 0 3 2 4 4 4 4 0 39-26 62-75 19-43 24-85 24-116z"><text:p/></draw:path><draw:path draw:style-name="gr1059" draw:text-style-name="P99" svg:width="0.0346in" svg:height="0.1508in" svg:x="1.0646in" svg:y="0in" svg:viewBox="0 0 89 384" svg:d="M89 193c0-30-3-77-25-120-23-48-56-73-61-73-2 0-3 1-3 3 0 3 0 3 8 10 37 38 59 99 59 180 0 65-14 132-63 181-4 5-4 5-4 6 0 3 1 4 3 4 5 0 40-26 62-75 20-43 24-85 24-116z"><text:p/></draw:path><draw:path draw:style-name="gr1059" draw:text-style-name="P99" svg:width="0.1004in" svg:height="0.035in" svg:x="1.1661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1059" draw:text-style-name="P99" svg:width="0.0697in" svg:height="0.0972in" svg:x="1.3201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2 14-19 0-24-20-24-35 0-19 11-65 21-84 11-20 27-35 44-35 25 0 30 32 30 34 0 1-1 3-1 5-6 25-12 49-18 74z"><text:p/></draw:path><draw:path draw:style-name="gr1059" draw:text-style-name="P99" svg:width="0.035in" svg:height="0.1508in" svg:x="1.411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0744in" svg:height="0.1059in" svg:x="1.4634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1059" draw:text-style-name="P99" svg:width="0.0803in" svg:height="0.0756in" svg:x="1.5488in" svg:y="0.0598in" svg:viewBox="0 0 205 193" svg:d="M41 161c-10 14-18 21-34 22-3 0-7 0-7 5 0 4 3 5 4 5 7 0 16-1 24-1s19 1 27 1c2 0 6 0 6-6 0-4-4-4-5-4-2 0-12-1-12-8 0-3 3-8 4-10 8-12 15-23 22-34 26 0 52 0 77 0 3 14 5 30 7 45-1 2-3 7-19 7-3 0-6 0-6 6 0 1 0 4 3 4 9 0 28-1 35-1 6 0 11 0 17 0 4 1 10 1 15 1 3 0 6-3 6-6 0-4-4-4-8-4-17 0-17-2-18-9-7-56-15-111-23-166-1-6-2-8-6-8-6 0-7 3-10 7-33 51-66 102-99 154zM77 121c19-30 37-58 56-88 5 30 9 58 13 88-23 0-46 0-69 0z"><text:p/></draw:path><draw:path draw:style-name="gr1059" draw:text-style-name="P99" svg:width="0.035in" svg:height="0.1508in" svg:x="1.6571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0756in" svg:height="0.0681in" svg:x="1.7055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draw:path draw:style-name="gr1059" draw:text-style-name="P99" svg:width="0.0346in" svg:height="0.1508in" svg:x="1.7972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35in" svg:height="0.1508in" svg:x="1.8559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17"><text:s/>ומכיוון ש־</text:span><text:span text:style-name="T17"><draw:g text:anchor-type="as-char" svg:y="-0.1047in" draw:z-index="46" draw:name="Shape53" draw:style-name="gr1057"><svg:title>TexMaths</svg:title><svg:desc>11§inline§h_A§svg§600§FALSE§</svg:desc><draw:path draw:style-name="gr1058" draw:text-style-name="P98" svg:width="0.1575in" svg:height="0.1118in" svg:x="0.0004in" svg:y="0.0079in" svg:viewBox="0 0 401 285" svg:d="M202 285c-68 0-135 0-202 0 0-94 0-190 0-285 133 0 268 0 401 0 0 95 0 191 0 285-66 0-133 0-199 0z"><text:p/></draw:path><draw:path draw:style-name="gr1059" draw:text-style-name="P99" svg:width="0.0748in" svg:height="0.1063in" svg:x="0.0008in" svg:y="0in" svg:viewBox="0 0 191 271" svg:d="M90 4c-2-1 0-4-5-4-9 0-37 3-48 4-2 0-6 0-6 8 0 5 3 5 9 5 18 0 20 2 20 6 0 2-2 6-2 8-18 74-37 147-56 221-2 6-2 6-2 8 0 9 8 11 12 11 6 0 12-4 14-10 3-10 5-20 7-30 3-11 6-22 9-34 2-9 4-17 6-25 2-2 4-14 5-17 1-4 13-25 26-36 8-6 20-13 37-13 16 0 21 13 21 27 0 21-15 62-25 85-2 9-4 13-4 21 0 19 13 32 32 32 36 0 51-56 51-59 0-4-5-4-6-4-3 0-3 1-5 7-6 21-18 47-40 47-7 0-9-3-9-12 0-10 3-19 7-27 6-17 24-62 24-84 0-26-15-42-45-42-24 0-43 12-57 30 9-41 19-82 30-123z"><text:p/></draw:path><draw:path draw:style-name="gr1059" draw:text-style-name="P99" svg:width="0.0799in" svg:height="0.0752in" svg:x="0.0858in" svg:y="0.0524in" svg:viewBox="0 0 204 192" svg:d="M41 160c-10 15-19 21-34 22-4 0-7 0-7 5 0 4 2 5 4 5 7 0 16-1 24-1 7 0 19 1 27 1 1 0 6 0 6-7 0-3-4-3-5-3-2 0-12-1-12-7 0-3 2-8 4-11 7-11 15-22 21-33 26 0 51 0 78 0 2 14 4 30 6 45-1 1-2 6-19 6-3 0-6 0-6 5 0 1 1 5 4 5 8 0 27-1 34-1 6 0 13 0 17 0s10 1 15 1c4 0 6-2 6-6s-3-4-8-4c-15 0-16-2-17-8-8-56-16-111-24-166-1-6-1-8-6-8-6 0-7 2-9 7-33 50-66 101-99 153zM76 121c19-30 37-59 57-88 4 29 8 58 12 88-23 0-46 0-69 0z"><text:p/></draw:path></draw:g></text:span><text:span text:style-name="T17"> חח"ע אז </text:span><text:span text:style-name="T17"><draw:g text:anchor-type="as-char" svg:y="-0.1134in" draw:z-index="52" draw:name="Shape54" draw:style-name="gr1057"><svg:title>TexMaths</svg:title><svg:desc>11§inline§\forall x \in B. f(x) = g(x)§svg§600§FALSE§</svg:desc><draw:path draw:style-name="gr1058" draw:text-style-name="P98" svg:width="1.274in" svg:height="0.1358in" svg:x="0.0083in" svg:y="0.0071in" svg:viewBox="0 0 3237 346" svg:d="M1619 346c-540 0-1079 0-1619 0 0-116 0-230 0-346 1079 0 2157 0 3237 0 0 116 0 230 0 346-540 0-1079 0-1618 0z"><text:p/></draw:path><draw:path draw:style-name="gr1059" draw:text-style-name="P99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059" draw:text-style-name="P99" svg:width="0.0756in" svg:height="0.0685in" svg:x="0.0898in" svg:y="0.045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059" draw:text-style-name="P99" svg:width="0.076in" svg:height="0.087in" svg:x="0.22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059" draw:text-style-name="P99" svg:width="0.1083in" svg:height="0.1028in" svg:x="0.3642in" svg:y="0.0098in" svg:viewBox="0 0 276 262" svg:d="M46 232c-4 15-4 18-35 18-7 0-11 0-11 8 0 4 4 4 11 4 46 0 91 0 138 0 61 0 106-45 106-83 0-27-22-49-59-53 39-8 80-37 80-73 0-29-25-53-71-53-43 0-87 0-130 0-8 0-11 0-11 8 0 4 3 4 10 4 1 0 9 0 15 0 7 1 10 1 10 7 0 1 0 2-1 7-18 69-34 138-52 206zM105 122c7-32 16-64 24-96 3-13 4-14 21-14 16 0 33 0 49 0 34 0 42 22 42 40 0 34-33 70-80 70-19 0-38 0-56 0zM87 250c-6 0-7 0-9 0-3 0-4-1-4-4 0-2 0-2 2-9 9-36 18-71 26-106 25 0 49 0 73 0 37 0 45 28 45 45 0 36-35 74-80 74-18 0-35 0-53 0z"><text:p/></draw:path><draw:path draw:style-name="gr1059" draw:text-style-name="P99" svg:width="0.0157in" svg:height="0.0157in" svg:x="0.4941in" svg:y="0.0972in" svg:viewBox="0 0 41 41" svg:d="M41 21c0-12-9-21-20-21-12 0-21 9-21 21 0 11 9 20 21 20 11 0 20-9 20-20z"><text:p/></draw:path><draw:path draw:style-name="gr1059" draw:text-style-name="P99" svg:width="0.0756in" svg:height="0.1374in" svg:x="0.5315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1059" draw:text-style-name="P99" svg:width="0.0346in" svg:height="0.1512in" svg:x="0.6295in" svg:y="0in" svg:viewBox="0 0 89 385" svg:d="M89 381c0-1 0-1-6-8-48-49-61-122-61-180 0-67 15-135 63-182 4-5 4-5 4-7 0-3-1-4-3-4-5 0-39 26-62 76-20 42-24 85-24 117 0 29 4 76 25 120 23 47 56 72 61 72 2 0 3-1 3-4z"><text:p/></draw:path><draw:path draw:style-name="gr1059" draw:text-style-name="P99" svg:width="0.0756in" svg:height="0.0685in" svg:x="0.677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059" draw:text-style-name="P99" svg:width="0.0346in" svg:height="0.1512in" svg:x="0.7689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8in" svg:height="0.0354in" svg:x="0.869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693in" svg:height="0.0976in" svg:x="1.0244in" svg:y="0.0453in" svg:viewBox="0 0 177 249" svg:d="M176 25c0-2 1-4 1-6 0-7-4-11-11-11-4 0-14 3-15 16-8-14-21-24-37-24-44 0-92 54-92 110 0 38 24 61 52 61 23 0 40-18 45-22-8 34-8 33-12 50-2 5-16 41-56 41-8 0-20 0-31-3 11-4 15-13 15-20s-4-13-14-13c-9 0-21 6-21 22 0 15 14 23 52 23 48 0 76-30 81-52 14-57 29-114 43-172zM125 121c-2 10-11 20-18 28-9 6-21 13-32 13-20 0-25-20-25-35 0-19 11-64 22-84 9-19 26-34 42-34 26 0 31 31 31 33s0 4-1 5c-6 25-12 49-19 74z"><text:p/></draw:path><draw:path draw:style-name="gr1059" draw:text-style-name="P99" svg:width="0.0346in" svg:height="0.1512in" svg:x="1.1154in" svg:y="0in" svg:viewBox="0 0 89 385" svg:d="M89 381c0-1 0-1-6-8-49-49-61-122-61-180 0-67 14-135 63-182 4-5 4-5 4-7 0-3-1-4-3-4-5 0-40 26-62 76-20 42-24 85-24 117 0 29 3 76 25 120 23 47 56 72 61 72 2 0 3-1 3-4z"><text:p/></draw:path><draw:path draw:style-name="gr1059" draw:text-style-name="P99" svg:width="0.0756in" svg:height="0.0685in" svg:x="1.163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1059" draw:text-style-name="P99" svg:width="0.035in" svg:height="0.1512in" svg:x="1.254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17"><text:s/></text:span><text:span text:style-name="T18">ומשוויון פונקציות </text:span><text:span text:style-name="T18"><draw:g text:anchor-type="as-char" svg:y="-0.1075in" draw:z-index="47" draw:name="Shape55" draw:style-name="gr1057"><svg:title>TexMaths</svg:title><svg:desc>11§inline§f = g§svg§600§FALSE§</svg:desc><draw:path draw:style-name="gr1058" draw:text-style-name="P98" svg:width="0.3492in" svg:height="0.1217in" svg:x="0.0004in" svg:y="0.0075in" svg:viewBox="0 0 888 310" svg:d="M0 0c296 0 592 0 888 0 0 103 0 207 0 310-296 0-592 0-888 0 0-103 0-207 0-310z"><text:p/></draw:path><draw:path draw:style-name="gr1059" draw:text-style-name="P99" svg:width="0.0756in" svg:height="0.1374in" svg:x="0.0008in" svg:y="0in" svg:viewBox="0 0 193 350" svg:d="M121 118c11 0 22 0 33 0 8 0 12 0 12-8 0-4-4-4-11-4-11 0-21 0-32 0 2-16 6-30 8-44 2-8 8-36 10-40 3-8 10-13 17-13 3 0 13 0 19 6-16 2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1059" draw:text-style-name="P99" svg:width="0.1004in" svg:height="0.0354in" svg:x="0.1343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1059" draw:text-style-name="P99" svg:width="0.0693in" svg:height="0.0976in" svg:x="0.2882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5 0-19 11-64 22-84 9-19 26-34 42-34 26 0 31 31 31 33s0 4-1 5c-6 25-12 49-19 74z"><text:p/></draw:path></draw:g></text:span><text:span text:style-name="T18"><text:s/>כדרוש </text:span><text:span text:style-name="T18"><draw:g text:anchor-type="as-char" svg:y="-0.1043in" draw:z-index="91" draw:name="Shape56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3</text:h>
      <text:h text:style-name="P61" text:outline-level="3">סעיף (א)</text:h>
      <text:p text:style-name="P26">נוכיח <text:span text:style-name="T9"><draw:g text:anchor-type="as-char" svg:y="-0.1134in" draw:z-index="54" draw:name="Shape57" draw:style-name="gr1057"><svg:title>TexMaths</svg:title><svg:desc>11§inline§|\N| \le |\N \to \N|§svg§600§FALSE§</svg:desc><draw:path draw:style-name="gr1058" draw:text-style-name="P98" svg:width="0.9043in" svg:height="0.1358in" svg:x="0.0004in" svg:y="0.0071in" svg:viewBox="0 0 2298 346" svg:d="M1150 346c-384 0-767 0-1150 0 0-116 0-230 0-346 766 0 1532 0 2298 0 0 116 0 230 0 346-383 0-766 0-1148 0z"><text:p/></draw:path><draw:path draw:style-name="gr1059" draw:text-style-name="P99" svg:width="0.0055in" svg:height="0.1512in" svg:x="0.011in" svg:y="0in" svg:viewBox="0 0 15 385" svg:d="M15 14c0-6 0-14-7-14-8 0-8 8-8 14 0 119 0 238 0 357 0 7 0 14 8 14 7 0 7-7 7-14 0-119 0-238 0-357z"><text:p/></draw:path><draw:path draw:style-name="gr1059" draw:text-style-name="P99" svg:width="0.1024in" svg:height="0.1063in" svg:x="0.039in" svg:y="0.0098in" svg:viewBox="0 0 261 271" svg:d="M33 35c0 63 0 126 0 187 0 20-3 28-23 28-3 0-10 0-10 7 0 6 6 6 13 6 20 0 40 0 60 0 6 0 13 0 13-6 0-7-7-7-12-7-21 0-24-9-24-29 0-58 0-118 0-176 56 74 111 148 167 220 3 5 5 6 8 6 6 0 6-7 6-13 0-72 0-145 0-217 0-21 3-27 21-28 2 0 9 0 9-6 0-7-6-7-12-7-19 0-38 0-56 0-8 0-14 0-14 7 0 6 7 6 11 6 21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1059" draw:text-style-name="P99" svg:width="0.0055in" svg:height="0.1512in" svg:x="0.163in" svg:y="0in" svg:viewBox="0 0 15 385" svg:d="M15 14c0-6 0-14-7-14-8 0-8 8-8 14 0 119 0 238 0 357 0 7 0 14 8 14 7 0 7-7 7-14 0-119 0-238 0-357z"><text:p/></draw:path><draw:path draw:style-name="gr1059" draw:text-style-name="P99" svg:width="0.0925in" svg:height="0.1165in" svg:x="0.2421in" svg:y="0.0161in" svg:viewBox="0 0 236 297" svg:d="M229 17c4-3 7-5 7-9 0-5-3-8-8-8-1 0-5 2-7 2-71 34-142 67-213 101-7 4-8 6-8 9 0 4 2 6 8 9 71 33 142 66 213 99 6 2 6 2 7 2 4 0 8-3 8-7s-2-6-8-8c-67-32-136-64-203-95 69-32 136-64 204-95zM222 297c7 0 14 0 14-7 0-8-8-8-14-8-69 0-139 0-209 0-5 0-13 0-13 8 0 7 7 7 13 7 70 0 140 0 209 0z"><text:p/></draw:path><draw:path draw:style-name="gr1059" draw:text-style-name="P99" svg:width="0.0055in" svg:height="0.1512in" svg:x="0.4083in" svg:y="0in" svg:viewBox="0 0 15 385" svg:d="M15 14c0-6 0-14-7-14-8 0-8 8-8 14 0 119 0 238 0 357 0 7 0 14 8 14 7 0 7-7 7-14 0-119 0-238 0-357z"><text:p/></draw:path><draw:path draw:style-name="gr1059" draw:text-style-name="P99" svg:width="0.1028in" svg:height="0.1063in" svg:x="0.4362in" svg:y="0.0098in" svg:viewBox="0 0 262 271" svg:d="M33 35c0 63 0 126 0 187 0 20-2 28-22 28-4 0-11 0-11 7 0 6 6 6 13 6 20 0 40 0 60 0 7 0 13 0 13-6 0-7-7-7-12-7-21 0-24-9-24-29 0-58 0-118 0-176 56 74 111 148 167 220 3 5 5 6 8 6 6 0 6-7 6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1059" draw:text-style-name="P99" svg:width="0.1346in" svg:height="0.0787in" svg:x="0.5929in" svg:y="0.0362in" svg:viewBox="0 0 343 201" svg:d="M300 109c-20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1059" draw:text-style-name="P99" svg:width="0.1028in" svg:height="0.1063in" svg:x="0.7827in" svg:y="0.0098in" svg:viewBox="0 0 262 271" svg:d="M34 35c0 63 0 126 0 187 0 20-3 28-23 28-4 0-11 0-11 7 0 6 7 6 13 6 20 0 40 0 60 0 7 0 13 0 13-6 0-7-7-7-12-7-21 0-24-9-24-29 0-58 0-118 0-176 56 74 111 148 167 220 3 5 5 6 8 6 6 0 6-7 6-13 0-72 0-145 0-217 0-21 5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1059" draw:text-style-name="P99" svg:width="0.0055in" svg:height="0.1512in" svg:x="0.9067in" svg:y="0in" svg:viewBox="0 0 15 385" svg:d="M15 14c0-6 0-14-7-14-8 0-8 8-8 14 0 119 0 238 0 357 0 7 0 14 8 14 7 0 7-7 7-14 0-119 0-238 0-357z"><text:p/></draw:path></draw:g></text:span><text:span text:style-name="T9">. נבחר פונקציה </text:span><text:span text:style-name="T9"><draw:g text:anchor-type="as-char" svg:y="-0.1134in" draw:z-index="55" draw:name="Shape58" draw:style-name="gr1057"><svg:title>TexMaths</svg:title><svg:desc>11§inline§h \colon \N \to (\N \to \N), h= \lambda n \in \N. (\lambda m \in \N. n)§svg§600§FALSE§</svg:desc><draw:path draw:style-name="gr1058" draw:text-style-name="P98" svg:width="2.7346in" svg:height="0.1358in" svg:x="0.0004in" svg:y="0.0071in" svg:viewBox="0 0 6947 346" svg:d="M3474 346c-1158 0-2316 0-3474 0 0-116 0-230 0-346 2316 0 4631 0 6947 0 0 116 0 230 0 346-1158 0-2316 0-3473 0z"><text:p/></draw:path><draw:path draw:style-name="gr1059" draw:text-style-name="P99" svg:width="0.074in" svg:height="0.1063in" svg:x="0.0012in" svg:y="0.0071in" svg:viewBox="0 0 189 271" svg:d="M89 4c0-1 0-4-4-4-10 0-38 3-48 3-3 1-7 1-7 8 0 6 3 6 8 6 19 0 20 2 20 6 0 2-1 6-1 8-18 74-37 147-56 220-1 6-1 7-1 9 0 9 8 11 11 11 5 0 12-5 14-10 2-10 5-20 7-30 3-11 5-22 9-33 2-9 4-17 6-26 1-2 5-15 5-18 1-3 13-24 26-35 9-6 21-13 38-13 16 0 20 13 20 26 0 21-15 64-24 86-3 9-5 13-5 21 0 19 14 32 32 32 36 0 50-56 50-60 0-3-3-3-4-3-5 0-5 1-6 7-6 20-18 47-39 47-7 0-10-3-10-12 0-10 3-19 7-28 6-15 24-61 24-83 0-26-16-42-44-42-25 0-43 12-58 30 10-41 20-82 30-123z"><text:p/></draw:path><draw:path draw:style-name="gr1059" draw:text-style-name="P99" svg:width="0.0157in" svg:height="0.065in" svg:x="0.1106in" svg:y="0.048in" svg:viewBox="0 0 41 166" svg:d="M41 21c0-12-9-21-20-21-12 0-21 9-21 21 0 11 9 20 21 20 11 0 20-9 20-20zM41 146c0-12-9-20-20-20-12 0-21 8-21 20 0 11 9 20 21 20 11 0 20-9 20-20z"><text:p/></draw:path><draw:path draw:style-name="gr1059" draw:text-style-name="P99" svg:width="0.1028in" svg:height="0.1063in" svg:x="0.1941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1 6 22 1 26 9 26 29 0 39 0 80 0 121-39-53-79-105-117-157-4-6-6-6-14-6-22 0-45 0-67 0-7 0-14 0-14 7 0 6 7 6 9 6 10 1 18 8 22 12-1 4-1 5-1 10zM218 243c-56-72-111-146-167-220-5-5-5-5-9-10 15 0 31 0 46 0 43 59 87 117 130 176 0 18 0 37 0 54z"><text:p/></draw:path><draw:path draw:style-name="gr1059" draw:text-style-name="P99" svg:width="0.1346in" svg:height="0.0787in" svg:x="0.3508in" svg:y="0.0362in" svg:viewBox="0 0 343 201" svg:d="M301 109c-21 15-31 32-35 36-17 27-20 51-20 52 0 4 5 4 8 4 7 0 7-1 8-7 10-38 32-71 76-88 4-1 5-3 5-5 0-3-2-4-3-4-17-7-64-27-78-91-1-5-1-6-8-6-3 0-8 0-8 4 0 2 4 26 20 51 8 12 19 25 35 37-95 0-191 0-287 0-6 0-14 0-14 9 0 8 8 8 14 8 96 0 192 0 287 0z"><text:p/></draw:path><draw:path draw:style-name="gr1059" draw:text-style-name="P99" svg:width="0.0346in" svg:height="0.1512in" svg:x="0.5524in" svg:y="0in" svg:viewBox="0 0 89 385" svg:d="M89 381c0-1 0-1-6-8-49-49-61-122-61-179 0-68 14-136 63-183 4-5 4-5 4-7 0-3-1-4-3-4-5 0-39 26-62 76-20 42-24 85-24 118 0 28 4 75 25 119 23 47 56 72 61 72 2 0 3-1 3-4z"><text:p/></draw:path><draw:path draw:style-name="gr1059" draw:text-style-name="P99" svg:width="0.1028in" svg:height="0.1063in" svg:x="0.6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1059" draw:text-style-name="P99" svg:width="0.1346in" svg:height="0.0787in" svg:x="0.7567in" svg:y="0.0362in" svg:viewBox="0 0 343 201" svg:d="M301 109c-21 15-32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1059" draw:text-style-name="P99" svg:width="0.1028in" svg:height="0.1063in" svg:x="0.9469in" svg:y="0.0098in" svg:viewBox="0 0 262 271" svg:d="M33 35c0 63 0 126 0 187 0 20-3 28-22 28-4 0-11 0-11 7 0 6 6 6 13 6 20 0 40 0 60 0 6 0 13 0 13-6 0-7-7-7-12-7-21 0-25-9-25-29 0-58 0-118 0-176 57 74 112 148 168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9-220-3-5-3-5-7-10 15 0 30 0 45 0 44 59 87 117 131 176 0 18 0 37 0 54z"><text:p/></draw:path><draw:path draw:style-name="gr1059" draw:text-style-name="P99" svg:width="0.0346in" svg:height="0.1512in" svg:x="1.0614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0173in" svg:height="0.0453in" svg:x="1.1252in" svg:y="0.0972in" svg:viewBox="0 0 45 116" svg:d="M45 41c0-26-10-41-25-41-12 0-20 10-20 21 0 10 8 20 20 20 4 0 10-1 13-5 2-1 1-1 2-1s1 0 1 6c0 28-13 51-26 64-4 4-4 5-4 6 0 2 2 5 4 5 4 0 35-30 35-75z"><text:p/></draw:path><draw:path draw:style-name="gr1059" draw:text-style-name="P99" svg:width="0.074in" svg:height="0.1063in" svg:x="1.1878in" svg:y="0.0071in" svg:viewBox="0 0 189 271" svg:d="M89 4c0-1 0-4-4-4-9 0-38 3-48 3-3 1-7 1-7 8 0 6 3 6 10 6 18 0 18 2 18 6 0 2-1 6-1 8-19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1059" draw:text-style-name="P99" svg:width="0.1008in" svg:height="0.0354in" svg:x="1.317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8in" svg:height="0.1067in" svg:x="1.4776in" svg:y="0.0071in" svg:viewBox="0 0 191 272" svg:d="M118 155c15 41 34 98 40 107s10 9 20 9c4 0 6 0 9 0 4 0 4-1 4-3s-1-3-2-5c-3-4-5-10-9-17-26-73-51-146-78-218-9-24-29-28-47-28-2 0-8 0-8 4 0 3 4 4 5 4 12 2 15 4 24 31 12 35 25 70 37 105-35 35-71 70-106 105-5 4-7 6-7 12 0 7 6 11 12 11s9-4 12-9c31-36 63-71 94-108z"><text:p/></draw:path><draw:path draw:style-name="gr1059" draw:text-style-name="P99" svg:width="0.0819in" svg:height="0.0685in" svg:x="1.563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2 13-6 32-8 30-15 60-23 90z"><text:p/></draw:path><draw:path draw:style-name="gr1059" draw:text-style-name="P99" svg:width="0.076in" svg:height="0.087in" svg:x="1.7047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1059" draw:text-style-name="P99" svg:width="0.1028in" svg:height="0.1063in" svg:x="1.8398in" svg:y="0.0098in" svg:viewBox="0 0 262 271" svg:d="M33 35c0 63 0 126 0 187 0 20-3 28-23 28-3 0-10 0-10 7 0 6 6 6 13 6 20 0 40 0 60 0 6 0 13 0 13-6 0-7-7-7-12-7-21 0-25-9-25-29 0-58 0-118 0-176 57 74 112 148 168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9-220-4-5-4-5-7-10 15 0 30 0 45 0 44 59 87 117 131 176 0 18 0 37 0 54z"><text:p/></draw:path><draw:path draw:style-name="gr1059" draw:text-style-name="P99" svg:width="0.0157in" svg:height="0.0157in" svg:x="1.9587in" svg:y="0.0972in" svg:viewBox="0 0 41 41" svg:d="M41 21c0-12-9-21-20-21-12 0-21 9-21 21 0 11 9 20 21 20 11 0 20-9 20-20z"><text:p/></draw:path><draw:path draw:style-name="gr1059" draw:text-style-name="P99" svg:width="0.035in" svg:height="0.1512in" svg:x="2.0031in" svg:y="0in" svg:viewBox="0 0 90 385" svg:d="M90 381c0-1 0-1-6-8-49-49-62-122-62-179 0-68 15-136 63-183 5-5 5-5 5-7 0-3-2-4-4-4-3 0-39 26-62 76-20 42-24 85-24 118 0 28 4 75 25 119 23 47 58 72 61 72 2 0 4-1 4-4z"><text:p/></draw:path><draw:path draw:style-name="gr1059" draw:text-style-name="P99" svg:width="0.0744in" svg:height="0.1067in" svg:x="2.0555in" svg:y="0.0071in" svg:viewBox="0 0 190 272" svg:d="M117 155c16 41 35 98 40 107 7 9 10 9 21 9 4 0 6 0 9 0s3-1 3-3 0-3-1-5c-4-4-6-10-9-17-26-73-52-146-79-218-8-24-28-28-47-28-2 0-7 0-7 4 0 3 3 3 4 4 13 2 15 4 25 31 12 35 25 70 37 105-35 35-71 70-106 105-5 4-7 6-7 12 0 7 4 11 11 11s10-4 13-9c31-36 62-71 93-108z"><text:p/></draw:path><draw:path draw:style-name="gr1059" draw:text-style-name="P99" svg:width="0.1244in" svg:height="0.0685in" svg:x="2.1402in" svg:y="0.0453in" svg:viewBox="0 0 317 175" svg:d="M23 148c-1 6-3 15-3 17 0 7 5 10 11 10 4 0 11-3 14-11 0-1 5-19 8-29 2-12 5-23 8-34 2-9 4-17 6-26 2-7 5-18 6-19 5-12 26-47 62-47 18 0 21 14 21 26 0 10-2 21-5 33-4 15-8 29-11 44-2 10-6 20-8 30-1 8-5 21-5 23 0 7 5 10 12 10 11 0 14-10 16-22 6-22 20-78 23-92 1-6 22-52 64-52 18 0 21 13 21 26 0 22-15 66-23 87-5 9-6 13-6 21 0 19 14 32 32 32 37 0 51-56 51-59 0-4-3-4-5-4-4 0-4 1-6 7-6 20-18 47-39 47-6 0-10-3-10-12 0-10 4-19 7-27 8-20 24-63 24-85 0-25-16-42-45-42-30 0-48 18-63 37 0-4-1-17-12-27-10-8-22-10-32-10-34 0-53 25-60 34-1-22-18-34-35-34-18 0-26 15-29 22-6 13-12 36-12 37 0 5 3 4 4 5 5 0 5-1 7-9 7-27 14-46 29-46 6 0 12 3 12 17 0 8-1 13-7 32-8 30-14 60-22 90z"><text:p/></draw:path><draw:path draw:style-name="gr1059" draw:text-style-name="P99" svg:width="0.076in" svg:height="0.087in" svg:x="2.3244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1059" draw:text-style-name="P99" svg:width="0.1028in" svg:height="0.1063in" svg:x="2.4594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4-6-13-6-22 0-45 0-67 0-8 0-14 0-14 7 0 6 6 6 8 6 11 1 18 8 22 12-1 4-1 5-1 10zM218 243c-56-72-112-146-169-220-3-5-3-5-7-10 15 0 29 0 45 0 44 59 87 117 131 176 0 18 0 37 0 54z"><text:p/></draw:path><draw:path draw:style-name="gr1059" draw:text-style-name="P99" svg:width="0.0157in" svg:height="0.0157in" svg:x="2.5783in" svg:y="0.0972in" svg:viewBox="0 0 41 41" svg:d="M41 21c0-12-9-21-20-21-12 0-21 9-21 21 0 11 9 20 21 20 11 0 20-9 20-20z"><text:p/></draw:path><draw:path draw:style-name="gr1059" draw:text-style-name="P99" svg:width="0.0823in" svg:height="0.0685in" svg:x="2.6118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7-27 7-21 24-63 24-85 0-27-17-42-45-42-35 0-53 25-60 34-2-22-19-34-36-34-19 0-24 15-29 22-6 13-12 36-12 37 0 5 4 5 6 5 3 0 4-1 6-9 7-27 14-46 28-46 7 0 12 4 12 17 0 8-1 13-6 32-7 30-15 60-23 90z"><text:p/></draw:path><draw:path draw:style-name="gr1059" draw:text-style-name="P99" svg:width="0.035in" svg:height="0.1512in" svg:x="2.7075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9">. נוכיח </text:span><text:span text:style-name="T9"><draw:g text:anchor-type="as-char" svg:y="-0.1063in" draw:z-index="56" draw:name="Shape59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9"><text:s/>חח"ע. נניח </text:span><text:span text:style-name="T9"><draw:g text:anchor-type="as-char" svg:y="-0.1134in" draw:z-index="57" draw:name="Shape60" draw:style-name="gr1057"><svg:title>TexMaths</svg:title><svg:desc>11§inline§h(n) = h(m)§svg§600§FALSE§</svg:desc><draw:path draw:style-name="gr1058" draw:text-style-name="P98" svg:width="0.8083in" svg:height="0.1358in" svg:x="0.0004in" svg:y="0.0071in" svg:viewBox="0 0 2054 346" svg:d="M1028 346c-344 0-686 0-1028 0 0-116 0-230 0-346 684 0 1370 0 2054 0 0 116 0 230 0 346-342 0-684 0-1026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2-4-4-4-3 0-39 26-62 76-18 42-24 85-24 117 0 29 4 76 26 120 24 47 57 72 60 72 2 0 4-1 4-4z"><text:p/></draw:path><draw:path draw:style-name="gr1059" draw:text-style-name="P99" svg:width="0.0823in" svg:height="0.0685in" svg:x="0.1437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draw:path draw:style-name="gr1059" draw:text-style-name="P99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04in" svg:height="0.0354in" svg:x="0.3409in" svg:y="0.0571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1059" draw:text-style-name="P99" svg:width="0.0744in" svg:height="0.1063in" svg:x="0.5008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5-3-3 0-3 1-6 7-5 20-17 47-39 47-7 0-9-3-9-12 0-10 3-19 7-28 6-15 24-61 24-83 0-26-16-42-45-42-25 0-43 12-58 30 10-41 21-82 31-123z"><text:p/></draw:path><draw:path draw:style-name="gr1059" draw:text-style-name="P99" svg:width="0.035in" svg:height="0.1512in" svg:x="0.5953in" svg:y="0in" svg:viewBox="0 0 90 385" svg:d="M90 381c0-1 0-1-6-8-49-49-62-122-62-180 0-67 15-135 63-182 5-5 5-5 5-7 0-3-2-4-4-4-3 0-39 26-62 76-20 42-24 85-24 117 0 29 4 76 25 120 23 47 58 72 61 72 2 0 4-1 4-4z"><text:p/></draw:path><draw:path draw:style-name="gr1059" draw:text-style-name="P99" svg:width="0.1244in" svg:height="0.0685in" svg:x="0.6437in" svg:y="0.0453in" svg:viewBox="0 0 317 175" svg:d="M23 148c-1 6-3 15-3 17 0 7 5 10 11 10 4 0 11-3 14-11 0-1 5-19 7-29 3-12 5-23 9-34 2-9 4-17 6-26 2-7 5-18 6-19 5-12 26-47 62-47 18 0 21 14 21 26 0 10-2 21-5 33-4 15-8 29-11 44-2 10-6 20-8 30-2 8-5 21-5 23 0 7 5 10 11 10 12 0 14-10 17-22 6-22 20-78 23-92 1-6 22-52 64-52 17 0 21 13 21 26 0 22-15 66-24 87-4 9-5 13-5 21 0 19 14 32 32 32 37 0 51-56 51-59 0-4-3-4-5-4-4 0-4 1-6 7-6 20-18 47-40 47-6 0-9-3-9-12 0-10 4-19 7-27 8-20 24-63 24-85 0-25-16-42-45-42-30 0-48 18-63 37 0-4-1-17-12-27-10-8-22-10-32-10-35 0-53 25-60 34-1-22-18-34-35-34-18 0-26 15-29 22-6 13-12 36-12 37 0 5 3 4 4 5 5 0 5-1 7-9 7-27 14-46 29-46 6 0 12 3 12 17 0 8-1 13-7 32-8 30-14 60-22 90z"><text:p/></draw:path><draw:path draw:style-name="gr1059" draw:text-style-name="P99" svg:width="0.035in" svg:height="0.1512in" svg:x="0.781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9"><text:s/>ונניח </text:span><text:span text:style-name="T9"><draw:g text:anchor-type="as-char" svg:y="-0.1043in" draw:z-index="58" draw:name="Shape61" draw:style-name="gr1057"><svg:title>TexMaths</svg:title><svg:desc>11§inline§n, m \in \N§svg§600§FALSE§</svg:desc><draw:path draw:style-name="gr1058" draw:text-style-name="P98" svg:width="0.5689in" svg:height="0.1173in" svg:x="0.0039in" svg:y="0.0071in" svg:viewBox="0 0 1446 299" svg:d="M0 0c482 0 964 0 1446 0 0 99 0 200 0 299-482 0-964 0-1446 0 0-99 0-200 0-299z"><text:p/></draw:path><draw:path draw:style-name="gr1059" draw:text-style-name="P99" svg:width="0.0823in" svg:height="0.0681in" svg:x="0.0004in" svg:y="0.0362in" svg:viewBox="0 0 210 174" svg:d="M23 149c-1 5-3 14-3 17 0 5 5 8 11 8 4 0 11-3 14-10 2-10 5-18 8-28 2-12 5-23 8-34 2-9 5-18 6-27 2-7 6-18 6-19 5-12 26-47 62-47 18 0 21 14 21 27 0 24-18 73-25 90-3 9-3 14-3 17 0 19 13 31 32 31 36 0 50-55 50-58s-4-3-5-3c-4 0-4 1-6 6-8 27-21 48-39 48-7 0-9-4-9-13s3-18 6-27c8-21 25-63 25-85 0-27-18-42-46-42-34 0-53 25-60 34-1-22-18-34-35-34-18 0-26 15-29 22-6 13-12 36-12 38 0 4 3 2 4 4 5 0 5-1 7-9 7-27 14-46 29-46 7 0 12 5 12 17 0 8-1 13-7 34-8 29-14 59-22 89z"><text:p/></draw:path><draw:path draw:style-name="gr1059" draw:text-style-name="P99" svg:width="0.0173in" svg:height="0.0453in" svg:x="0.1004in" svg:y="0.0862in" svg:viewBox="0 0 45 116" svg:d="M45 41c0-26-10-41-24-41-13 0-21 10-21 21 0 10 8 20 21 20 4 0 9-1 13-5 1-1 1-1 2-1 0 3 0 0 0 6 0 29-13 52-26 65-3 3-3 4-3 5 0 4 1 5 3 5 4 0 35-30 35-75z"><text:p/></draw:path><draw:path draw:style-name="gr1059" draw:text-style-name="P99" svg:width="0.1244in" svg:height="0.0681in" svg:x="0.1594in" svg:y="0.0362in" svg:viewBox="0 0 317 174" svg:d="M23 149c-1 5-3 14-3 17 0 5 5 8 11 8 4 0 11-3 14-10 2-10 5-18 7-28 3-12 5-23 9-34 2-9 4-18 6-27 2-7 5-18 6-19 5-12 26-47 62-47 18 0 21 14 21 27 0 9-3 20-5 32-4 15-8 29-11 45-2 9-6 19-8 29-2 8-5 21-5 24 0 5 5 8 11 8 12 0 14-8 17-21 6-21 20-78 23-92 1-6 22-52 64-52 17 0 21 13 21 27 0 22-17 67-24 86-4 10-5 14-5 21 0 19 14 31 32 31 37 0 51-55 51-58s-3-3-6-3-3 1-5 6c-6 21-18 48-40 48-6 0-9-4-9-13s4-18 7-27c8-20 24-63 24-85 0-25-16-42-45-42-30 0-48 18-63 38 0-5-1-18-12-28-10-8-22-10-32-10-35 0-53 25-60 34-2-22-18-34-35-34-18 0-26 15-29 22-6 14-12 36-12 38 0 4 3 2 4 4 5 0 5-1 7-9 7-27 14-46 29-46 6 0 12 3 12 17 0 8-1 13-7 34-8 29-14 59-22 89z"><text:p/></draw:path><draw:path draw:style-name="gr1059" draw:text-style-name="P99" svg:width="0.076in" svg:height="0.0874in" svg:x="0.3429in" svg:y="0.0217in" svg:viewBox="0 0 194 223" svg:d="M179 120c7 0 15 0 15-7 0-8-8-8-15-8-55 0-109 0-164 0 6-52 50-90 104-90 20 0 41 0 60 0 7 0 15 0 15-7 0-8-8-8-15-8-19 0-40 0-60 0-66 0-119 50-119 113 0 61 53 110 119 110 20 0 41 0 60 0 7 0 15 0 15-8s-8-8-15-8c-19 0-40 0-60 0-54 0-98-36-104-87 55 0 109 0 164 0z"><text:p/></draw:path><draw:path draw:style-name="gr1059" draw:text-style-name="P99" svg:width="0.1028in" svg:height="0.1063in" svg:x="0.478in" svg:y="0in" svg:viewBox="0 0 262 271" svg:d="M34 35c0 63 0 126 0 188 0 20-3 27-23 27-4 0-11 0-11 7s7 7 13 7c20 0 41 0 61 0 6 0 12 0 12-7s-6-7-11-7c-22 0-24-8-24-28 0-59 0-118 0-177 55 74 111 147 166 221 3 4 5 5 9 5 6 0 6-6 6-13 0-73 0-144 0-217 0-21 3-27 21-28 2 0 9 0 9-6 0-7-6-7-13-7-19 0-38 0-56 0-7 0-14 0-14 7 0 6 8 6 11 6 22 1 26 9 26 29 0 40 0 80 0 121-39-53-78-106-117-157-4-6-5-6-14-6-22 0-45 0-67 0-7 0-14 0-14 7 0 6 7 6 9 6 10 1 18 8 21 12 0 4 0 5 0 10zM218 244c-56-74-111-147-167-221-5-5-5-5-9-10 15 0 31 0 46 0 43 59 87 117 130 176 0 18 0 37 0 55z"><text:p/></draw:path></draw:g></text:span><text:span text:style-name="T9">. לכן </text:span><text:span text:style-name="T9"><draw:g text:anchor-type="as-char" svg:y="-0.1047in" draw:z-index="59" draw:name="Shape62" draw:style-name="gr1057"><svg:title>TexMaths</svg:title><svg:desc>11§inline§\lambda x \in \N. n = \lambda x \in \N. m§svg§600§FALSE§</svg:desc><draw:path draw:style-name="gr1058" draw:text-style-name="P98" svg:width="1.435in" svg:height="0.0953in" svg:x="0.0004in" svg:y="0.0079in" svg:viewBox="0 0 3646 243" svg:d="M1823 243c-609 0-1216 0-1823 0 0-81 0-162 0-243 1216 0 2430 0 3646 0 0 81 0 162 0 243-608 0-1216 0-1823 0z"><text:p/></draw:path><draw:path draw:style-name="gr1059" draw:text-style-name="P99" svg:width="0.0748in" svg:height="0.1063in" svg:x="0.0008in" svg:y="0in" svg:viewBox="0 0 191 271" svg:d="M118 156c15 38 34 98 40 107 6 8 10 8 20 8 4 0 6 0 9 0 3-1 4-3 4-4s-1-2-2-3c-3-5-6-10-9-18-26-73-52-146-79-218-7-22-28-28-47-28-1 0-7 0-7 4s3 4 4 5c13 2 15 4 25 30 12 35 25 70 37 106-35 34-71 69-106 103-5 6-7 8-7 12 0 7 4 11 11 11 6 0 10-3 13-7 31-37 63-73 94-108z"><text:p/></draw:path><draw:path draw:style-name="gr1059" draw:text-style-name="P99" svg:width="0.0756in" svg:height="0.0681in" svg:x="0.0858in" svg:y="0.0382in" svg:viewBox="0 0 193 174" svg:d="M119 54c2-10 11-45 37-45 2 0 12 0 20 5-11 1-19 11-19 20 0 7 5 15 15 15 8 0 21-8 21-24 0-19-22-25-36-25-23 0-36 21-40 30-10-26-31-30-42-30-41 0-63 50-63 60 0 4 3 2 5 4 3 0 4-1 5-4 13-41 39-51 52-51 7 0 21 3 21 25 0 12-7 39-21 93-6 23-20 39-37 39-2 0-11 0-19-6 10-1 18-9 18-19 0-11-8-14-14-14-12 0-22 10-22 23 0 17 20 24 36 24 27 0 40-26 41-28 6 13 19 28 42 28 39 0 61-48 61-58 0-5-3-5-4-5-3 0-4 3-4 5-14 41-40 50-52 50-15 0-21-12-21-25 0-9 2-16 7-34 4-18 8-35 13-53z"><text:p/></draw:path><draw:path draw:style-name="gr1059" draw:text-style-name="P99" svg:width="0.0756in" svg:height="0.0874in" svg:x="0.2236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059" draw:text-style-name="P99" svg:width="0.1028in" svg:height="0.1059in" svg:x="0.3583in" svg:y="0.002in" svg:viewBox="0 0 262 270" svg:d="M34 35c0 62 0 125 0 187 0 21-3 27-23 28-4 0-11 0-11 7s7 7 13 7c20 0 41 0 61 0 6 0 12 0 12-7s-6-7-11-7c-22-1-24-8-24-28 0-59 0-117 0-176 55 73 111 146 166 219 4 4 5 5 9 5 6 0 6-5 6-12 0-73 0-144 0-217 0-21 3-27 21-27 2 0 9-1 9-6 0-8-6-8-12-8-19 0-39 0-57 0-7 0-14 0-14 8 0 6 8 6 11 6 22 0 26 8 26 28 0 40 0 80 0 120-39-52-78-105-117-156-4-6-5-6-14-6-22 0-45 0-67 0-7 0-14 0-14 8 0 5 7 6 9 6 10 1 18 7 22 11-1 4-1 5-1 10zM218 244c-56-74-111-147-167-221-5-4-5-5-9-9 15 0 31 0 46 0 43 59 87 117 130 175 0 18 0 37 0 55z"><text:p/></draw:path><draw:path draw:style-name="gr1059" draw:text-style-name="P99" svg:width="0.0161in" svg:height="0.0157in" svg:x="0.4772in" svg:y="0.0902in" svg:viewBox="0 0 42 41" svg:d="M42 20c0-11-10-20-21-20s-21 9-21 20 10 21 21 21 21-10 21-21z"><text:p/></draw:path><draw:path draw:style-name="gr1059" draw:text-style-name="P99" svg:width="0.0819in" svg:height="0.0681in" svg:x="0.511in" svg:y="0.0382in" svg:viewBox="0 0 209 174" svg:d="M23 148c-1 5-3 14-3 15 0 8 5 11 11 11 4 0 11-3 14-11 0-1 5-17 7-27 3-12 5-23 9-34 2-9 4-18 6-27 2-7 5-18 6-19 5-12 26-47 62-47 18 0 21 14 21 26 0 25-18 74-25 91-3 9-3 13-3 17 0 17 13 31 30 31 37 0 51-55 51-58 0-5-3-5-4-5-4 0-4 2-6 8-8 26-21 47-39 47-7 0-9-4-9-13 0-8 3-18 6-26 8-21 23-63 23-85 0-27-16-42-44-42-35 0-53 25-60 34-2-22-18-34-35-34-18 0-26 15-29 22-6 13-12 36-12 38 0 4 3 2 4 4 5 0 5-1 7-9 7-27 14-46 29-46 7 0 12 5 12 17 0 8-1 13-7 32-8 30-14 60-22 90z"><text:p/></draw:path><draw:path draw:style-name="gr1059" draw:text-style-name="P99" svg:width="0.1008in" svg:height="0.0346in" svg:x="0.6488in" svg:y="0.05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1059" draw:text-style-name="P99" svg:width="0.0748in" svg:height="0.1063in" svg:x="0.8087in" svg:y="0in" svg:viewBox="0 0 191 271" svg:d="M118 156c15 38 34 98 40 107 6 8 10 8 20 8 4 0 6 0 9 0 3-1 4-3 4-4s-1-2-2-3c-4-5-6-10-9-18-26-73-52-146-79-218-7-22-28-28-47-28-1 0-7 0-7 4s3 4 4 5c13 2 15 4 25 30 12 35 25 70 37 106-35 34-71 69-106 103-5 6-7 8-7 12 0 7 4 11 11 11 6 0 10-3 13-7 31-37 63-73 94-108z"><text:p/></draw:path><draw:path draw:style-name="gr1059" draw:text-style-name="P99" svg:width="0.0756in" svg:height="0.0681in" svg:x="0.8933in" svg:y="0.0382in" svg:viewBox="0 0 193 174" svg:d="M119 54c2-10 11-45 37-45 2 0 12 0 20 5-11 1-19 11-19 20 0 7 5 15 15 15 8 0 21-8 21-24 0-19-22-25-36-25-23 0-36 21-40 30-10-26-31-30-42-30-41 0-63 50-63 60 0 4 3 2 5 4 3 0 4-1 5-4 13-41 39-51 52-51 7 0 21 3 21 25 0 12-7 39-21 93-6 23-20 39-37 39-2 0-11 0-19-6 10-1 18-9 18-19 0-11-8-14-14-14-12 0-22 10-22 23 0 17 20 24 36 24 27 0 40-26 41-28 6 13 19 28 42 28 39 0 61-48 61-58 0-5-3-5-4-5-3 0-4 3-4 5-14 41-40 50-52 50-15 0-21-12-21-25 0-9 2-16 7-34 4-18 8-35 13-53z"><text:p/></draw:path><draw:path draw:style-name="gr1059" draw:text-style-name="P99" svg:width="0.0756in" svg:height="0.0874in" svg:x="1.0311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059" draw:text-style-name="P99" svg:width="0.1028in" svg:height="0.1059in" svg:x="1.1657in" svg:y="0.002in" svg:viewBox="0 0 262 270" svg:d="M34 35c0 62 0 125 0 187 0 21-3 27-23 28-4 0-11 0-11 7s7 7 13 7c20 0 41 0 61 0 6 0 12 0 12-7s-6-7-11-7c-22-1-24-8-24-28 0-59 0-117 0-176 55 73 111 146 166 219 4 4 5 5 9 5 6 0 6-5 6-12 0-73 0-144 0-217 0-21 3-27 21-27 2 0 9-1 9-6 0-8-6-8-12-8-19 0-39 0-57 0-7 0-14 0-14 8 0 6 8 6 11 6 22 0 26 8 26 28 0 40 0 80 0 120-39-52-78-105-117-156-4-6-5-6-14-6-22 0-45 0-67 0-7 0-14 0-14 8 0 5 7 6 9 6 10 1 18 7 22 11-1 4-1 5-1 10zM218 244c-56-74-111-147-167-221-5-4-5-5-9-9 15 0 31 0 46 0 43 59 87 117 130 175 0 18 0 37 0 55z"><text:p/></draw:path><draw:path draw:style-name="gr1059" draw:text-style-name="P99" svg:width="0.0161in" svg:height="0.0157in" svg:x="1.285in" svg:y="0.0902in" svg:viewBox="0 0 42 41" svg:d="M42 20c0-11-10-20-21-20s-21 9-21 20 10 21 21 21 21-10 21-21z"><text:p/></draw:path><draw:path draw:style-name="gr1059" draw:text-style-name="P99" svg:width="0.1244in" svg:height="0.0681in" svg:x="1.3189in" svg:y="0.0382in" svg:viewBox="0 0 317 174" svg:d="M23 148c-1 5-3 14-3 15 0 8 4 11 11 11 4 0 11-3 14-11 0-1 5-17 7-27 3-12 5-23 9-34 2-9 4-18 6-27 2-7 5-18 6-19 5-12 26-47 62-47 18 0 21 14 21 26 0 10-3 21-5 32-4 15-8 30-11 46-2 9-6 19-8 29-2 8-5 20-5 21 0 8 5 11 11 11 12 0 14-10 17-21 6-22 20-78 23-93 1-5 22-51 64-51 17 0 21 13 21 26 0 22-15 67-23 87-5 9-6 14-6 21 0 17 14 31 32 31 37 0 51-55 51-58 0-5-3-5-5-5-4 0-4 2-6 8-6 20-18 47-40 47-6 0-9-4-9-13 0-8 4-18 7-26 8-21 24-63 24-85 0-25-16-42-45-42-30 0-48 18-63 38 0-5-1-18-12-28-10-8-22-10-32-10-35 0-53 25-60 34-2-22-18-34-35-34-18 0-26 15-29 22-6 13-12 36-12 38 0 4 3 2 4 4 5 0 5-1 7-9 7-27 14-46 29-46 5 0 12 3 12 17 0 8-1 13-7 32-8 30-14 60-22 90z"><text:p/></draw:path></draw:g></text:span><text:span text:style-name="T9"><text:s/>ומכלל </text:span><text:span text:style-name="T9"><draw:g text:anchor-type="as-char" svg:y="-0.0689in" draw:z-index="60" draw:name="Shape63" draw:style-name="gr1057"><svg:title>TexMaths</svg:title><svg:desc>11§inline§\eta§svg§600§FALSE§</svg:desc><draw:path draw:style-name="gr1058" draw:text-style-name="P98" svg:width="0.0583in" svg:height="0.0831in" svg:x="0.0039in" svg:y="0.0071in" svg:viewBox="0 0 149 212" svg:d="M0 0c49 0 100 0 149 0 0 70 0 142 0 212-49 0-100 0-149 0 0-70 0-142 0-212z"><text:p/></draw:path><draw:path draw:style-name="gr1059" draw:text-style-name="P99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9"><text:s/>סה"כ </text:span><text:span text:style-name="T9"><draw:g text:anchor-type="as-char" svg:y="-0.1047in" draw:z-index="61" draw:name="Shape64" draw:style-name="gr1057"><svg:title>TexMaths</svg:title><svg:desc>11§inline§\forall x \in \N. n = m§svg§600§FALSE§</svg:desc><draw:path draw:style-name="gr1058" draw:text-style-name="P98" svg:width="0.9165in" svg:height="0.0953in" svg:x="0.0083in" svg:y="0.0079in" svg:viewBox="0 0 2329 243" svg:d="M1165 243c-388 0-777 0-1165 0 0-81 0-162 0-243 777 0 1552 0 2329 0 0 81 0 162 0 243-389 0-777 0-1164 0z"><text:p/></draw:path><draw:path draw:style-name="gr1059" draw:text-style-name="P99" svg:width="0.0846in" svg:height="0.1083in" svg:x="0.0004in" svg:y="0in" svg:viewBox="0 0 216 276" svg:d="M213 14c3-3 3-4 3-6 0-4-4-8-9-8s-7 4-9 9c-11 29-21 56-32 85-39 0-78 0-118 0-11-29-21-56-32-85-1-6-3-9-8-9-4 0-8 4-8 8 0 1 0 2 2 6 32 84 65 168 97 252 2 5 3 10 9 10 5 0 6-5 9-9 32-84 65-169 96-253zM55 109c35 0 70 0 106 0-18 45-36 92-53 137-18-45-35-92-53-137z"><text:p/></draw:path><draw:path draw:style-name="gr1059" draw:text-style-name="P99" svg:width="0.0748in" svg:height="0.0681in" svg:x="0.0898in" svg:y="0.0382in" svg:viewBox="0 0 191 174" svg:d="M118 54c2-10 11-45 37-45 2 0 12 0 20 5-11 1-19 11-19 20 0 7 5 15 16 15 7 0 19-8 19-24 0-19-22-25-35-25-23 0-36 21-41 30-9-26-30-30-41-30-41 0-63 50-63 60 0 4 4 4 6 4s4-1 4-4c13-41 38-51 52-51 7 0 20 3 20 25 0 12-6 39-20 93-6 23-20 39-37 39-2 0-11 0-19-6 9-1 18-9 18-19 0-11-9-14-14-14-12 0-21 10-21 23 0 17 19 24 36 24 26 0 39-26 40-28 5 13 19 28 42 28 40 0 62-48 62-58 0-5-4-5-5-5-3 0-3 3-4 5-14 41-40 50-52 50-16 0-21-12-21-25 0-9 2-16 7-34 4-18 8-35 13-53z"><text:p/></draw:path><draw:path draw:style-name="gr1059" draw:text-style-name="P99" svg:width="0.0756in" svg:height="0.0874in" svg:x="0.2268in" svg:y="0.0232in" svg:viewBox="0 0 193 223" svg:d="M179 119c7 0 14 0 14-8 0-7-7-7-14-7-55 0-109 0-164 0 5-51 50-89 104-89 20 0 41 0 60 0 7 0 14 0 14-7 0-8-7-8-14-8-19 0-40 0-60 0-66 0-119 50-119 111s53 112 119 112c20 0 41 0 60 0 7 0 14 0 14-8s-7-8-14-8c-19 0-40 0-60 0-54 0-99-37-104-88 55 0 109 0 164 0z"><text:p/></draw:path><draw:path draw:style-name="gr1059" draw:text-style-name="P99" svg:width="0.1028in" svg:height="0.1059in" svg:x="0.3618in" svg:y="0.002in" svg:viewBox="0 0 262 270" svg:d="M34 35c0 62 0 125 0 187 0 21-3 27-23 28-4 0-11 0-11 7s7 7 13 7c20 0 41 0 61 0 6 0 12 0 12-7s-6-7-11-7c-22-1-24-8-24-28 0-59 0-117 0-176 55 73 111 146 166 219 3 4 5 5 9 5 6 0 6-5 6-12 0-73 0-144 0-217 0-21 3-27 21-27 2 0 9-1 9-6 0-8-6-8-13-8-19 0-38 0-56 0-7 0-14 0-14 8 0 6 8 6 11 6 22 0 26 8 26 28 0 40 0 80 0 120-39-52-78-105-117-156-4-6-6-6-14-6-22 0-45 0-67 0-7 0-14 0-14 8 0 5 7 6 9 6 10 1 18 7 21 11 0 4 0 5 0 10zM218 244c-56-74-111-147-167-221-5-4-5-5-9-9 15 0 31 0 46 0 43 59 87 117 130 175 0 18 0 37 0 55z"><text:p/></draw:path><draw:path draw:style-name="gr1059" draw:text-style-name="P99" svg:width="0.0161in" svg:height="0.0157in" svg:x="0.4803in" svg:y="0.0902in" svg:viewBox="0 0 42 41" svg:d="M42 20c0-11-10-20-21-20s-21 9-21 20 10 21 21 21 21-10 21-21z"><text:p/></draw:path><draw:path draw:style-name="gr1059" draw:text-style-name="P99" svg:width="0.0819in" svg:height="0.0681in" svg:x="0.5142in" svg:y="0.0382in" svg:viewBox="0 0 209 174" svg:d="M23 148c-1 5-4 14-4 15 0 8 5 11 12 11 4 0 11-3 14-11 0-1 4-17 7-27 3-12 5-23 8-34 3-9 5-18 7-27 1-7 4-18 6-19 5-12 25-47 62-47 18 0 21 14 21 26 0 25-18 74-25 91-3 9-5 13-5 17 0 17 15 31 32 31 37 0 51-55 51-58 0-5-3-5-4-5-4 0-4 2-6 8-8 26-21 47-40 47-6 0-8-4-8-13 0-8 3-18 6-26 8-21 23-63 23-85 0-27-16-42-44-42-35 0-54 25-60 34-2-22-18-34-35-34-18 0-26 15-30 22-6 13-11 36-11 38 0 4 3 4 4 4 5 0 5-1 7-9 7-27 14-46 29-46 7 0 12 5 12 17 0 8-1 13-7 32-8 30-14 60-22 90z"><text:p/></draw:path><draw:path draw:style-name="gr1059" draw:text-style-name="P99" svg:width="0.1004in" svg:height="0.0346in" svg:x="0.652in" svg:y="0.05in" svg:viewBox="0 0 256 89" svg:d="M243 14c7 0 13 0 13-6 0-8-6-8-12-8-77 0-155 0-232 0-5 0-12 0-12 8 0 7 7 6 13 6 77 0 153 0 230 0zM244 89c6 0 12 0 12-7 0-8-6-8-13-8-77 0-153 0-230 0-6 0-13 0-13 8 0 7 7 7 12 7 77 0 155 0 232 0z"><text:p/></draw:path><draw:path draw:style-name="gr1059" draw:text-style-name="P99" svg:width="0.1244in" svg:height="0.0681in" svg:x="0.8083in" svg:y="0.0382in" svg:viewBox="0 0 317 174" svg:d="M23 148c-1 5-3 14-3 15 0 8 5 11 11 11 4 0 11-3 14-11 0-1 5-17 8-27 2-12 5-23 7-34 3-9 5-18 7-27 2-7 4-18 6-19 5-12 26-47 62-47 18 0 21 14 21 26 0 10-2 21-5 32-4 15-8 30-11 46-3 9-6 19-8 29-2 8-6 20-6 21 0 8 6 11 11 11 13 0 15-10 18-21 6-22 20-78 23-93 1-5 22-51 64-51 16 0 21 13 21 26 0 22-15 67-23 87-5 9-6 14-6 21 0 17 13 31 32 31 36 0 51-55 51-58 0-5-4-5-5-5-4 0-4 2-6 8-6 20-18 47-40 47-6 0-9-4-9-13 0-8 4-18 7-26 8-21 24-63 24-85 0-25-16-42-45-42-30 0-48 18-63 38 0-5-1-18-12-28-10-8-22-10-32-10-35 0-54 25-60 34-1-22-18-34-35-34-18 0-26 15-29 22-6 13-12 36-12 38 0 4 3 2 4 4 5 0 5-1 7-9 7-27 14-46 29-46 6 0 12 3 12 17 0 8-1 13-7 32-8 30-14 60-22 90z"><text:p/></draw:path></draw:g></text:span><text:span text:style-name="T9"><text:s/>כלומר </text:span><text:span text:style-name="T9"><draw:g text:anchor-type="as-char" svg:y="-0.0681in" draw:z-index="62" draw:name="Shape65" draw:style-name="gr1057"><svg:title>TexMaths</svg:title><svg:desc>11§inline§n = m§svg§600§FALSE§</svg:desc><draw:path draw:style-name="gr1058" draw:text-style-name="P98" svg:width="0.4071in" svg:height="0.052in" svg:x="0.0039in" svg:y="0.0071in" svg:viewBox="0 0 1035 133" svg:d="M0 0c344 0 690 0 1035 0 0 44 0 89 0 133-345 0-691 0-1035 0 0-44 0-89 0-133z"><text:p/></draw:path><draw:path draw:style-name="gr1059" draw:text-style-name="P99" svg:width="0.0823in" svg:height="0.0677in" svg:x="0.0004in" svg:y="0in" svg:viewBox="0 0 210 173" svg:d="M23 146c-1 6-3 15-3 17 0 7 5 10 11 10 4 0 11-3 14-11 2-10 5-19 8-29 2-11 5-22 8-34 2-9 5-15 6-24 2-7 6-18 6-20 5-12 26-46 62-46 18 0 21 14 21 26 0 24-18 72-25 88-3 9-3 15-3 18 0 19 13 32 32 32 36 0 50-56 50-60 0-3-4-3-5-3-4 0-4 1-6 7-8 26-21 47-39 47-7 0-9-3-9-12 0-10 3-19 6-28 8-19 25-61 25-83 0-26-18-41-46-41-34 0-53 24-60 33-1-21-18-33-35-33-18 0-26 15-29 22-6 13-12 35-12 37 0 4 3 3 4 4 5 0 5 0 7-9 7-28 14-45 29-45 7 0 12 4 12 17 0 8-1 13-7 32-8 29-14 59-22 88z"><text:p/></draw:path><draw:path draw:style-name="gr1059" draw:text-style-name="P99" svg:width="0.1012in" svg:height="0.0346in" svg:x="0.1382in" svg:y="0.0114in" svg:viewBox="0 0 258 89" svg:d="M244 15c6 0 14 0 14-7 0-8-8-8-14-8-77 0-154 0-231 0-5 0-13 0-13 8 0 7 8 7 13 7 77 0 154 0 231 0zM244 89c6 0 14 0 14-6 0-8-8-8-14-8-77 0-154 0-231 0-5 0-13 0-13 8 0 6 8 6 13 6 77 0 154 0 231 0z"><text:p/></draw:path><draw:path draw:style-name="gr1059" draw:text-style-name="P99" svg:width="0.1244in" svg:height="0.0677in" svg:x="0.2941in" svg:y="0in" svg:viewBox="0 0 317 173" svg:d="M23 146c-1 6-3 15-3 17 0 7 5 10 11 10 4 0 12-3 14-11 2-10 6-19 8-29 2-11 5-22 8-34 3-9 5-15 6-24 2-7 6-18 6-20 5-12 26-46 62-46 18 0 21 14 21 26 0 10-2 21-5 32-4 14-8 29-11 43-2 10-6 20-8 30-1 8-4 21-4 23 0 7 4 10 11 10 12 0 14-10 17-22 5-21 19-76 23-92 1-4 21-50 64-50 17 0 21 13 21 26 0 22-16 65-24 85-3 10-6 13-6 21 0 19 14 32 32 32 37 0 51-56 51-60 0-3-3-3-4-3-5 0-5 1-6 7-7 21-19 47-40 47-6 0-9-3-9-12 0-10 3-19 7-28 7-19 23-61 23-83 0-24-15-41-44-41s-49 17-64 37c0-5-1-18-12-27-10-8-22-10-32-10-34 0-53 24-59 33-2-22-19-33-36-33-18 0-26 15-29 22-6 13-12 36-12 37 0 4 4 4 6 4 3 0 3 0 6-9 6-28 14-45 28-45 6 0 12 2 12 17 0 8-1 13-7 32-8 29-14 59-22 88z"><text:p/></draw:path></draw:g></text:span><text:span text:style-name="T9"><text:s/>כדרוש </text:span><text:span text:style-name="T9"><draw:g text:anchor-type="as-char" svg:y="-0.1043in" draw:z-index="90" draw:name="Shape66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61" text:outline-level="3">סעיף (ב)</text:h>
      <text:p text:style-name="P59">נוכיח <text:span text:style-name="T9"><draw:g text:anchor-type="as-char" svg:y="-0.1134in" draw:z-index="63" draw:name="Shape67" draw:style-name="gr1057"><svg:title>TexMaths</svg:title><svg:desc>11§inline§|\R| \le |\R \to \{0, 1\}|§svg§600§FALSE§</svg:desc><draw:path draw:style-name="gr1058" draw:text-style-name="P98" svg:width="1.1661in" svg:height="0.1358in" svg:x="0.0004in" svg:y="0.0071in" svg:viewBox="0 0 2963 346" svg:d="M1482 346c-494 0-988 0-1482 0 0-116 0-230 0-346 988 0 1975 0 2963 0 0 116 0 230 0 346-494 0-988 0-1481 0z"><text:p/></draw:path><draw:path draw:style-name="gr1059" draw:text-style-name="P99" svg:width="0.0055in" svg:height="0.1512in" svg:x="0.0075in" svg:y="0in" svg:viewBox="0 0 15 385" svg:d="M15 14c0-6 0-14-7-14-8 0-8 8-8 14 0 119 0 238 0 357 0 7 0 14 8 14 7 0 7-7 7-14 0-119 0-238 0-357z"><text:p/></draw:path><draw:path draw:style-name="gr1059" draw:text-style-name="P99" svg:width="0.1043in" svg:height="0.1031in" svg:x="0.0339in" svg:y="0.0098in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1059" draw:text-style-name="P99" svg:width="0.0055in" svg:height="0.1512in" svg:x="0.1594in" svg:y="0in" svg:viewBox="0 0 15 385" svg:d="M15 14c0-6 0-14-7-14-8 0-8 8-8 14 0 119 0 238 0 357 0 7 0 14 8 14 7 0 7-7 7-14 0-119 0-238 0-357z"><text:p/></draw:path><draw:path draw:style-name="gr1059" draw:text-style-name="P99" svg:width="0.0921in" svg:height="0.1165in" svg:x="0.239in" svg:y="0.0161in" svg:viewBox="0 0 235 297" svg:d="M229 17c4-3 6-5 6-9 0-5-2-8-7-8-1 0-5 2-7 2-71 34-142 67-213 101-7 4-8 6-8 9 0 4 2 6 8 9 71 33 142 66 213 99 6 2 6 2 7 2 4 0 7-3 7-7s-1-6-7-8c-67-32-136-64-203-95 69-32 136-64 204-95zM222 297c7 0 13 0 13-7 0-8-7-8-13-8-69 0-139 0-209 0-5 0-13 0-13 8 0 7 7 7 13 7 70 0 140 0 209 0z"><text:p/></draw:path><draw:path draw:style-name="gr1059" draw:text-style-name="P99" svg:width="0.0055in" svg:height="0.1512in" svg:x="0.4047in" svg:y="0in" svg:viewBox="0 0 15 385" svg:d="M15 14c0-6 0-14-7-14-8 0-8 8-8 14 0 119 0 238 0 357 0 7 0 14 8 14 7 0 7-7 7-14 0-119 0-238 0-357z"><text:p/></draw:path><draw:path draw:style-name="gr1059" draw:text-style-name="P99" svg:width="0.1039in" svg:height="0.1031in" svg:x="0.4315in" svg:y="0.0098in" svg:viewBox="0 0 265 263" svg:d="M97 143c4 0 10 0 14 0 20 30 39 60 58 88 4 7 13 22 17 28 3 4 4 4 13 4 18 0 35 0 53 0 8 0 13 0 13-6 0-4-2-6-5-7-15-3-33-29-43-41-2-3-22-28-48-70 35-6 68-21 68-66 0-54-58-73-103-73-40 0-80 0-121 0-7 0-13 0-13 7 0 6 7 6 10 6 22 0 24 4 24 22 0 64 0 129 0 193 0 19-2 22-24 22-3 0-10 0-10 7 0 6 6 6 13 6 35 0 71 0 106 0 6 0 12 0 12-6 0-7-7-7-10-7-22 0-24-3-24-22 0-28 0-56 0-85zM172 124c11-14 12-35 12-51 0-19-2-40-15-55 16 3 54 15 54 55 0 24-12 44-51 51zM97 34c0-8 0-21 24-21 33 0 50 15 50 60 0 49-13 57-74 57 0-32 0-64 0-96zM44 250c3-7 3-18 3-21 0-64 0-129 0-194 0-4 0-14-3-22 14 0 30 0 44 0-4 7-4 15-4 20 0 65 0 131 0 196 0 3 0 14 3 21-14 0-29 0-43 0zM127 143c3 0 4-1 7-1 6 0 15 0 20-1 6 9 47 77 80 109-13 0-25 0-38 0-23-35-46-72-69-107z"><text:p/></draw:path><draw:path draw:style-name="gr1059" draw:text-style-name="P99" svg:width="0.1346in" svg:height="0.0787in" svg:x="0.5894in" svg:y="0.0362in" svg:viewBox="0 0 343 201" svg:d="M300 109c-21 15-30 32-34 36-17 27-21 51-21 52 0 4 5 4 8 4 7 0 7-1 9-7 9-38 32-71 75-88 5-1 6-4 6-6 0-3-2-3-3-3-18-7-64-27-79-91-1-5-1-6-8-6-3 0-8 0-8 4 0 2 4 26 20 51 8 12 19 25 35 37-95 0-191 0-287 0-6 0-13-1-13 8 0 8 7 9 13 9 96 0 192 0 287 0z"><text:p/></draw:path><draw:path draw:style-name="gr1059" draw:text-style-name="P99" svg:width="0.0531in" svg:height="0.1512in" svg:x="0.7862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1059" draw:text-style-name="P99" svg:width="0.0634in" svg:height="0.1035in" svg:x="0.8575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1059" draw:text-style-name="P99" svg:width="0.0173in" svg:height="0.0453in" svg:x="0.9406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5in" svg:height="0.1in" svg:x="1.0087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059" draw:text-style-name="P99" svg:width="0.0531in" svg:height="0.1512in" svg:x="1.0823in" svg:y="0in" svg:viewBox="0 0 136 385" svg:d="M55 334c0 15-10 40-52 43-2 0-3 2-3 4 0 4 3 4 8 4 37 0 72-18 73-48 0-29 0-58 0-88 0-16 0-28 16-40 13-11 27-11 36-12 2 0 3-1 3-4 0-4-2-4-5-4-26-2-44-15-48-35-2-3-2-4-2-19 0-25 0-50 0-76 0-16 0-28-18-42-16-13-42-17-55-17-5 0-8 0-8 4 0 5 2 5 6 5 24 1 44 14 48 33 1 4 1 4 1 19 0 26 0 54 0 81 0 18 3 24 15 36 9 8 20 12 31 15-32 10-46 26-46 48 0 31 0 62 0 93z"><text:p/></draw:path><draw:path draw:style-name="gr1059" draw:text-style-name="P99" svg:width="0.0055in" svg:height="0.1512in" svg:x="1.1654in" svg:y="0in" svg:viewBox="0 0 15 385" svg:d="M15 14c0-6 0-14-7-14-8 0-8 8-8 14 0 119 0 238 0 357 0 7 0 14 8 14 7 0 7-7 7-14 0-119 0-238 0-357z"><text:p/></draw:path></draw:g></text:span><text:span text:style-name="T9">. נבחר פונקציה:</text:span></text:p>
      <text:p text:style-name="Math"><draw:g text:anchor-type="as-char" svg:y="-0.228in" draw:z-index="354" draw:name="Shape68" draw:style-name="gr1057"><svg:title>TexMaths</svg:title><svg:desc>11§latex§h \colon \R \to (\R \to \{0, 1\}), h = \lambda r \in \R. \left(\lambda x \in \R. \begin{cases}1 &amp;\case x = r \\ 0 &amp;\other \end{cases}\right)§svg§600§FALSE§</svg:desc><draw:path draw:style-name="gr1058" draw:text-style-name="P98" svg:width="3.9118in" svg:height="0.4394in" svg:x="0.0035in" svg:y="0.0071in" svg:viewBox="0 0 9937 1117" svg:d="M0 0c3312 0 6625 0 9937 0 0 373 0 744 0 1117-3312 0-6625 0-9937 0 0-373 0-744 0-1117z"><text:p/></draw:path><draw:path draw:style-name="gr1059" draw:text-style-name="P99" svg:width="0.0764in" svg:height="0.1047in" svg:x="0.0004in" svg:y="0.1598in" svg:viewBox="0 0 195 267" svg:d="M31 238c0 18-5 18-31 18 0 3 0 7 0 11 14 0 33-1 44-1 10 0 30 1 43 1 0-4 0-8 0-11-25 0-30 0-30-18 0-24 0-47 0-71 0-40 28-61 52-61s29 20 29 42c0 30 0 60 0 90 0 18-5 18-30 18 0 3 0 7 0 11 13 0 33-1 44-1 10 0 30 1 43 1 0-4 0-8 0-11-20 0-30 0-30-12 0-25 0-49 0-74 0-33 0-45-12-59-6-7-19-14-41-14-33 0-49 23-56 38 0-45 0-90 0-135-19 1-37 3-56 4 0 5 0 8 0 12 28 0 31 3 31 21 0 67 0 134 0 201z"><text:p/></draw:path><draw:path draw:style-name="gr1059" draw:text-style-name="P99" svg:width="0.0157in" svg:height="0.065in" svg:x="0.161in" svg:y="0.2004in" svg:viewBox="0 0 41 166" svg:d="M41 21c0-11-10-21-21-21s-20 10-20 21 9 20 20 20 21-9 21-20zM41 146c0-11-10-21-21-21s-20 10-20 21 9 20 20 20 21-9 21-20z"><text:p/></draw:path><draw:path draw:style-name="gr1059" draw:text-style-name="P99" svg:width="0.1039in" svg:height="0.1035in" svg:x="0.2433in" svg:y="0.1618in" svg:viewBox="0 0 265 264" svg:d="M97 143c4 0 10 0 14 0 20 30 39 59 58 90 4 5 14 21 18 26 2 5 3 5 12 5 18 0 36 0 54 0 7 0 12 0 12-7 0-3-2-5-5-6-15-4-33-29-43-41-2-4-22-30-48-72 35-5 68-20 68-65 0-54-57-73-103-73-40 0-80 0-121 0-7 0-13 0-13 7 0 6 7 6 10 6 22 0 24 3 24 22 0 65 0 129 0 194 0 19-2 22-24 22-3 0-10 0-10 6 0 7 6 7 13 7 35 0 71 0 106 0 6 0 13 0 13-7 0-6-7-6-11-6-22 0-24-4-24-22 0-29 0-58 0-86zM172 124c11-14 12-35 12-51 0-19-2-40-15-55 16 3 54 15 54 55 0 24-12 43-51 51zM97 34c0-8 0-21 24-21 33 0 50 14 50 60 0 49-13 57-74 57 0-32 0-64 0-96zM45 251c2-7 2-18 2-21 0-65 0-130 0-195 0-4 0-14-2-22 14 0 30 0 44 0-5 7-5 14-5 20 0 66 0 131 0 197 0 3 0 14 3 21-14 0-28 0-42 0zM127 143c3 0 4 0 7 0 6 0 15-1 20-2 7 10 48 78 80 110-12 0-25 0-37 0-23-37-47-72-70-108z"><text:p/></draw:path><draw:path draw:style-name="gr1059" draw:text-style-name="P99" svg:width="0.1346in" svg:height="0.0787in" svg:x="0.4016in" svg:y="0.1886in" svg:viewBox="0 0 343 201" svg:d="M301 109c-22 15-31 32-35 36-17 28-14 34-21 52 0 4 6 4 8 4 7 0 8 0 9-8 9-37 32-70 76-87 4-2 5-3 5-5 0-3-2-4-3-4-17-7-64-27-78-92-1-4-2-5-9-5-2 0-8 0-8 4 0 1 5 26 20 52 8 11 20 24 36 37-95 0-191 0-287 0-7 0-14 0-14 8s7 8 14 8c96 0 192 0 287 0z"><text:p/></draw:path><draw:path draw:style-name="gr1059" draw:text-style-name="P99" svg:width="0.035in" svg:height="0.1516in" svg:x="0.6024in" svg:y="0.1516in" svg:viewBox="0 0 90 386" svg:d="M90 382c0-1 0-2-6-8-49-49-61-122-61-181 0-67 14-135 62-182 5-6 5-6 5-7 0-3-2-4-4-4-3 0-39 26-61 76-19 42-25 84-25 117 0 30 4 77 26 120 24 47 57 73 60 73 2 0 4-1 4-4z"><text:p/></draw:path><draw:path draw:style-name="gr1059" draw:text-style-name="P99" svg:width="0.1039in" svg:height="0.1035in" svg:x="0.6492in" svg:y="0.1618in" svg:viewBox="0 0 265 264" svg:d="M97 143c4 0 10 0 14 0 20 30 39 59 58 90 4 5 14 21 18 26 2 5 3 5 12 5 18 0 36 0 54 0 7 0 12 0 12-7 0-3-2-5-5-6-15-4-33-29-43-41-2-4-22-30-48-72 35-5 68-20 68-65 0-54-57-73-103-73-40 0-80 0-121 0-7 0-13 0-13 7 0 6 8 6 10 6 22 0 24 3 24 22 0 65 0 129 0 194 0 19-2 22-24 22-2 0-10 0-10 6 0 7 6 7 13 7 35 0 71 0 106 0 6 0 13 0 13-7 0-6-7-6-11-6-22 0-24-4-24-22 0-29 0-58 0-86zM172 124c11-14 12-35 12-51 0-19-2-40-15-55 16 3 54 15 54 55 0 24-12 43-51 51zM97 34c0-8 0-21 24-21 33 0 50 14 50 60 0 49-13 57-74 57 0-32 0-64 0-96zM45 251c2-7 2-18 2-21 0-65 0-130 0-195 0-4 0-14-2-22 14 0 30 0 44 0-5 7-5 14-5 20 0 66 0 131 0 197 0 3 0 14 3 21-14 0-28 0-42 0zM127 143c3 0 4 0 7 0 6 0 15-1 20-2 7 10 48 78 80 110-12 0-25 0-37 0-23-37-47-72-70-108z"><text:p/></draw:path><draw:path draw:style-name="gr1059" draw:text-style-name="P99" svg:width="0.1346in" svg:height="0.0787in" svg:x="0.8075in" svg:y="0.1886in" svg:viewBox="0 0 343 201" svg:d="M301 109c-22 15-31 32-35 36-17 28-14 34-21 52 0 4 6 4 9 4 6 0 7 0 8-8 9-37 32-70 76-87 4-2 5-3 5-5 0-3-2-4-3-4-17-7-64-27-78-92-1-4-2-5-8-5-3 0-9 0-9 4 0 1 5 26 20 52 8 11 20 24 36 37-95 0-191 0-287 0-7 0-14 0-14 8s7 8 14 8c96 0 192 0 287 0z"><text:p/></draw:path><draw:path draw:style-name="gr1059" draw:text-style-name="P99" svg:width="0.0539in" svg:height="0.1516in" svg:x="1.0043in" svg:y="0.1516in" svg:viewBox="0 0 138 386" svg:d="M81 52c0-16 10-41 53-43 1-1 4-2 4-5 0-4-4-4-8-4-39 0-74 20-74 48 0 30 0 59 0 88 0 16 0 28-15 41-15 11-29 11-38 12-2 0-3 2-3 4 0 4 2 4 7 5 25 1 44 15 48 34 1 4 1 4 1 19 0 25 0 50 0 77 0 15 0 28 18 42 15 11 40 16 56 16 4 0 8 0 8-5 0-3-3-3-7-3-24-2-43-14-48-34-2-3-2-4-2-19 0-27 0-54 0-80 0-18-3-24-15-37-8-8-20-12-30-15 31-8 45-27 45-49 0-31 0-62 0-92z"><text:p/></draw:path><draw:path draw:style-name="gr1059" draw:text-style-name="P99" svg:width="0.0638in" svg:height="0.1039in" svg:x="1.0756in" svg:y="0.165in" svg:viewBox="0 0 163 265" svg:d="M163 133c0-31-2-62-16-90-17-38-49-43-66-43-23 0-51 10-67 45-12 28-14 57-14 88 0 29 1 64 18 93 16 31 45 39 63 39 21 0 51-8 68-45 12-27 14-56 14-87zM81 256c-15 0-38-9-45-46-4-23-4-58-4-81 0-26 0-51 3-72 8-45 37-49 46-49 13 0 39 7 46 45 4 22 4 51 4 76 0 28 0 55-4 80-6 36-28 47-46 47z"><text:p/></draw:path><draw:path draw:style-name="gr1059" draw:text-style-name="P99" svg:width="0.0173in" svg:height="0.0449in" svg:x="1.1587in" svg:y="0.2484in" svg:viewBox="0 0 45 115" svg:d="M45 41c0-26-9-41-24-41-13 0-21 10-21 21 0 10 8 20 21 20 4 0 10-1 13-5 1-1 1-1 2-1 0 2 1 0 1 6 0 28-14 51-26 65-4 4-4 4-4 5 0 3 2 4 3 4 4 0 35-29 35-74z"><text:p/></draw:path><draw:path draw:style-name="gr1059" draw:text-style-name="P99" svg:width="0.05in" svg:height="0.1004in" svg:x="1.2272in" svg:y="0.165in" svg:viewBox="0 0 128 256" svg:d="M79 10c0-10 0-10-10-10-23 24-57 24-69 24 0 5 0 8 0 12 8 0 30 0 51-10 0 67 0 133 0 200 0 14-1 19-37 19-4 0-7 0-12 0 0 3 0 7 0 11 13-1 48-1 63-1s48 0 63 1c0-4 0-8 0-11-5 0-9 0-14 0-34 0-35-4-35-19 0-72 0-144 0-216z"><text:p/></draw:path><draw:path draw:style-name="gr1059" draw:text-style-name="P99" svg:width="0.0539in" svg:height="0.1516in" svg:x="1.3004in" svg:y="0.1516in" svg:viewBox="0 0 138 386" svg:d="M56 335c0 16-10 40-53 43-1 0-3 1-3 3 0 5 4 5 8 5 37 0 73-19 73-49 0-29 0-59 0-88 0-14 0-27 16-39 14-11 28-12 37-12 2-1 4-2 4-5 0-4-3-4-7-4-25-2-44-15-48-34-2-4-2-6-2-20 0-25 0-50 0-76 0-16 0-28-17-43-17-12-43-16-56-16-4 0-8 0-8 4s2 4 7 5c24 1 43 13 48 33 1 4 1 4 1 18 0 28 0 54 0 82 0 17 3 24 16 36 7 8 19 12 29 15-31 9-45 27-45 49 0 31 0 61 0 93z"><text:p/></draw:path><draw:path draw:style-name="gr1059" draw:text-style-name="P99" svg:width="0.0346in" svg:height="0.1516in" svg:x="1.3744in" svg:y="0.1516in" svg:viewBox="0 0 89 386" svg:d="M89 193c0-30-4-77-25-120-23-48-56-73-61-73-2 0-3 2-3 4 0 1 0 1 7 9 38 38 60 99 60 180 0 66-14 135-63 183-4 4-4 5-4 6 0 3 1 4 3 4 5 0 39-27 62-75 20-43 24-86 24-118z"><text:p/></draw:path><draw:path draw:style-name="gr1059" draw:text-style-name="P99" svg:width="0.0173in" svg:height="0.0449in" svg:x="1.4378in" svg:y="0.2484in" svg:viewBox="0 0 45 115" svg:d="M45 41c0-26-10-41-25-41-12 0-20 10-20 21 0 10 8 20 20 20 4 0 10-1 13-5 2-1 1-1 2-1s1 0 1 6c0 28-13 51-26 65-4 4-4 4-4 5 0 3 2 4 4 4 4 0 35-29 35-74z"><text:p/></draw:path><draw:path draw:style-name="gr1059" draw:text-style-name="P99" svg:width="0.074in" svg:height="0.1063in" svg:x="1.5008in" svg:y="0.1598in" svg:viewBox="0 0 189 271" svg:d="M89 4c0-1 0-4-4-4-9 0-38 3-48 3-3 1-7 1-7 8 0 5 3 5 10 5 18 0 18 3 18 7 0 2-1 6-1 8-18 73-37 148-56 222-1 5-1 5-1 7 0 10 8 11 11 11 7 0 12-4 14-9 3-10 6-20 8-29 2-12 6-24 8-35 3-9 5-18 6-27 1-2 5-14 5-16 1-4 13-25 26-36 9-6 21-13 38-13 16 0 20 13 20 27 0 21-14 63-24 86-3 8-4 14-4 22 0 17 13 30 31 30 36 0 50-56 50-59s-3-3-4-3c-3 0-3 1-6 6-5 21-18 49-39 49-7 0-9-5-9-13 0-10 3-19 7-28 6-16 23-63 23-85 0-25-16-41-44-41-25 0-43 12-58 29 10-40 20-81 30-122z"><text:p/></draw:path><draw:path draw:style-name="gr1059" draw:text-style-name="P99" svg:width="0.1008in" svg:height="0.035in" svg:x="1.6307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48in" svg:height="0.1071in" svg:x="1.7909in" svg:y="0.1598in" svg:viewBox="0 0 191 273" svg:d="M118 155c15 41 34 100 40 109 6 7 10 7 21 7 3 0 6 0 8 0 4 0 4-2 4-3s-1-2-2-3c-3-5-5-10-9-18-26-73-51-146-78-220-8-23-29-27-47-27-2 0-8 0-8 4 0 3 4 4 5 4 12 2 15 4 24 30 12 36 25 71 37 106-35 35-71 70-106 105-5 5-7 7-7 13s6 11 12 11 9-5 12-8c31-38 63-74 94-110z"><text:p/></draw:path><draw:path draw:style-name="gr1059" draw:text-style-name="P99" svg:width="0.0614in" svg:height="0.0685in" svg:x="1.8764in" svg:y="0.198in" svg:viewBox="0 0 157 175" svg:d="M22 148c-1 6-3 15-3 17 0 6 5 10 11 10 5 0 12-2 14-11 1-1 14-54 17-61 2-13 9-39 12-50 1-5 12-23 21-31 3-3 14-13 31-13 10 0 10 3 16 4-11 2-20 11-20 22 0 6 3 13 14 13 10 0 22-8 22-23 0-13-13-25-32-25-25 0-42 19-49 30-3-17-18-30-35-30-19 0-26 15-29 22-8 13-12 36-12 37 0 5 3 5 4 5 4 0 5-1 7-9 7-28 14-46 29-46 6 0 11 3 11 17 0 9-1 12-6 33-8 30-15 60-23 89z"><text:p/></draw:path><draw:path draw:style-name="gr1059" draw:text-style-name="P99" svg:width="0.0756in" svg:height="0.0878in" svg:x="1.9992in" svg:y="0.1835in" svg:viewBox="0 0 193 224" svg:d="M179 120c7 0 14 0 14-8s-7-8-14-8c-55 0-109 0-164 0 5-51 50-89 104-89 20 0 41 0 60 0 7 0 14 0 14-7 0-8-7-8-14-8-21 0-40 0-61 0-66 0-118 51-118 112 0 62 52 112 118 112 21 0 40 0 61 0 7 0 14-1 14-9s-7-7-14-7c-19 0-40 0-60 0-54 0-99-37-104-88 55 0 109 0 164 0z"><text:p/></draw:path><draw:path draw:style-name="gr1059" draw:text-style-name="P99" svg:width="0.1039in" svg:height="0.1035in" svg:x="2.1327in" svg:y="0.1618in" svg:viewBox="0 0 265 264" svg:d="M97 143c4 0 10 0 14 0 20 30 39 59 58 90 4 5 14 21 18 26 2 5 3 5 12 5 18 0 36 0 54 0 7 0 12 0 12-7 0-3-2-5-5-6-15-4-33-29-43-41-2-4-22-30-48-72 35-5 68-20 68-65 0-54-57-73-103-73-40 0-80 0-121 0-6 0-13 0-13 7 0 6 8 6 10 6 22 0 24 3 24 22 0 65 0 129 0 194 0 19-2 22-24 22-2 0-10 0-10 6 0 7 7 7 13 7 35 0 71 0 106 0 6 0 13 0 13-7 0-6-7-6-11-6-22 0-24-4-24-22 0-29 0-58 0-86zM172 124c11-14 12-35 12-51 0-19-2-40-15-55 16 3 54 15 54 55 0 24-11 43-51 51zM97 34c0-8 0-21 24-21 33 0 50 14 50 60 0 49-13 57-74 57 0-32 0-64 0-96zM45 251c3-7 3-18 3-21 0-65 0-130 0-195 0-4 0-14-3-22 14 0 30 0 44 0-5 7-5 14-5 20 0 66 0 131 0 197 0 3 0 14 3 21-14 0-28 0-42 0zM128 143c2 0 3 0 6 0 6 0 15-1 21-2 6 10 47 78 79 110-12 0-25 0-37 0-23-37-46-72-69-108z"><text:p/></draw:path><draw:path draw:style-name="gr1059" draw:text-style-name="P99" svg:width="0.0161in" svg:height="0.0157in" svg:x="2.2531in" svg:y="0.2484in" svg:viewBox="0 0 42 41" svg:d="M42 21c0-11-10-21-21-21s-21 10-21 21 10 20 21 20 21-9 21-20z"><text:p/></draw:path><draw:path draw:style-name="gr1059" draw:text-style-name="P99" svg:width="0.0787in" svg:height="0.4547in" svg:x="2.3437in" svg:y="0in" svg:viewBox="0 0 201 1156" svg:d="M201 1152c0-1 0-1-2-5-37-44-68-93-90-147-51-119-72-256-72-421s20-309 77-435c22-49 52-95 86-136 1-1 1-3 1-4 0-4-2-4-7-4-7 0-7 0-8 1-19 22-24 23-55 66-67 95-101 208-119 323-9 63-12 125-12 188 0 144 19 291 80 423 28 58 64 111 103 152 3 3 4 3 11 3 5 0 7 0 7-4z"><text:p/></draw:path><draw:path draw:style-name="gr1059" draw:text-style-name="P99" svg:width="0.0748in" svg:height="0.1071in" svg:x="2.4362in" svg:y="0.1598in" svg:viewBox="0 0 191 273" svg:d="M118 155c15 41 34 100 40 109 6 7 10 7 20 7 4 0 6 0 9 0 4 0 4-2 4-3s-1-2-2-3c-3-5-5-10-9-18-26-73-51-146-78-220-8-23-29-27-47-27-2 0-8 0-8 4 0 3 4 4 5 4 12 2 15 4 24 30 12 36 25 71 37 106-35 35-71 70-106 105-5 5-7 7-7 13s6 11 12 11 9-5 12-8c31-38 63-74 94-110z"><text:p/></draw:path><draw:path draw:style-name="gr1059" draw:text-style-name="P99" svg:width="0.0756in" svg:height="0.0685in" svg:x="2.5217in" svg:y="0.198in" svg:viewBox="0 0 193 175" svg:d="M118 54c2-10 11-45 38-45 1 0 11 0 19 5-11 1-19 11-19 21 0 6 5 13 16 13 7 0 21-7 21-23 0-20-24-25-37-25-22 0-36 21-40 30-10-26-31-30-42-30-40 0-62 51-62 59 0 5 3 5 5 5 3 0 4-1 4-5 13-40 38-50 52-50 7 0 21 3 21 26 0 11-7 38-21 91-6 25-19 41-37 41-2 0-11 0-19-5 9-3 18-10 18-21 0-10-9-14-14-14-12 0-21 10-21 22 0 18 19 26 36 26 26 0 40-27 41-29 4 14 18 29 42 29 39 0 61-50 61-60 0-3-3-3-4-3-4 0-4 1-5 4-14 41-39 51-52 51-14 0-21-13-21-26 0-8 2-17 7-33 4-18 8-37 13-54z"><text:p/></draw:path><draw:path draw:style-name="gr1059" draw:text-style-name="P99" svg:width="0.076in" svg:height="0.0878in" svg:x="2.6591in" svg:y="0.1835in" svg:viewBox="0 0 194 224" svg:d="M180 120c6 0 14 0 14-8s-8-8-14-8c-55 0-108 0-163 0 4-51 48-89 103-89 20 0 41 0 60 0 6 0 14 0 14-7 0-8-8-8-14-8-20 0-40 0-61 0-66 0-119 51-119 112 0 62 53 112 119 112 21 0 41 0 61 0 6 0 14-1 14-9s-8-7-14-7c-19 0-40 0-60 0-55 0-99-37-103-88 55 0 108 0 163 0z"><text:p/></draw:path><draw:path draw:style-name="gr1059" draw:text-style-name="P99" svg:width="0.1043in" svg:height="0.1035in" svg:x="2.7921in" svg:y="0.1618in" svg:viewBox="0 0 266 264" svg:d="M98 143c4 0 10 0 14 0 19 30 39 59 57 90 5 5 14 21 18 26 3 5 4 5 13 5 18 0 35 0 53 0 8 0 13 0 13-7 0-3-2-5-5-6-15-4-34-29-43-41-3-4-22-30-49-72 36-5 69-20 69-65 0-54-58-73-103-73-40 0-81 0-122 0-6 0-13 0-13 7 0 6 8 6 11 6 22 0 24 3 24 22 0 65 0 129 0 194 0 19-2 22-24 22-3 0-11 0-11 6 0 7 7 7 13 7 35 0 72 0 107 0 7 0 12 0 12-7 0-6-7-6-11-6-22 0-23-4-23-22 0-29 0-58 0-86zM173 124c11-14 12-35 12-51 0-19-2-40-16-55 17 3 55 15 55 55 0 24-12 43-51 51zM98 34c0-8 0-21 24-21 33 0 49 14 49 60 0 49-11 57-73 57 0-32 0-64 0-96zM45 251c3-7 3-18 3-21 0-65 0-130 0-195 0-4 0-14-3-22 14 0 30 0 44 0-4 7-4 14-4 20 0 66 0 131 0 197 0 3 0 14 3 21-14 0-29 0-43 0zM128 143c3 0 4 0 7 0 6 0 15-1 20-2 6 10 47 78 79 110-12 0-25 0-37 0-23-37-46-72-69-108z"><text:p/></draw:path><draw:path draw:style-name="gr1059" draw:text-style-name="P99" svg:width="0.0157in" svg:height="0.0157in" svg:x="2.913in" svg:y="0.2484in" svg:viewBox="0 0 41 41" svg:d="M41 21c0-11-10-21-21-21-12 0-20 10-20 21s8 20 20 20c11 0 21-9 21-20z"><text:p/></draw:path><draw:path draw:style-name="gr1059" draw:text-style-name="P99" svg:width="0.0783in" svg:height="0.4547in" svg:x="2.9894in" svg:y="0in" svg:viewBox="0 0 200 1156" svg:d="M119 720c0-43-29-108-97-141 42-23 92-68 97-139 0-2 0-3 0-4 0-89 0-178 0-267 0-32 0-38 3-53 7-30 25-69 75-97 3-3 3-4 3-10 0-9 0-9-9-9-6 0-7 0-18 7-86 48-92 120-92 134 0 91 0 182 0 273 0 29 0 60-19 95-18 32-39 48-55 59-6 3-7 3-7 10s1 7 4 9c32 21 68 56 76 119 1 8 1 8 1 14 0 99 0 198 0 295 0 32 20 97 95 136 9 5 9 5 15 5 9 0 9 0 9-9 0-6 0-7-2-7-16-11-67-42-77-109-2-10-2-11-2-16 0-97 0-196 0-295z"><text:p/></draw:path><draw:path draw:style-name="gr1059" draw:text-style-name="P99" svg:width="0.05in" svg:height="0.1008in" svg:x="3.1035in" svg:y="0.0602in" svg:viewBox="0 0 128 257" svg:d="M79 10c0-9 0-10-9-10-24 25-58 25-70 25 0 5 0 8 0 12 8 0 31 0 51-11 0 67 0 133 0 200 0 15-1 19-36 19-4 0-8 0-13 0 0 3 0 8 0 12 15-1 48-1 63-1s49 0 63 1c0-4 0-9 0-12-5 0-8 0-12 0-36 0-37-4-37-19 0-72 0-144 0-216z"><text:p/></draw:path><draw:path draw:style-name="gr1059" draw:text-style-name="P99" svg:width="0.0323in" svg:height="0.1012in" svg:x="3.3236in" svg:y="0.0598in" svg:viewBox="0 0 83 258" svg:d="M55 88c-18 1-36 3-54 4 0 5 0 8 0 12 25 0 29 3 29 21 0 34 0 68 0 104 0 17-5 17-30 17 0 3 0 8 0 12 12 0 33-1 42-1 14 0 27 1 41 1 0-4 0-9 0-12-26 0-28-2-28-16 0-48 0-95 0-142zM57 21c0-13-10-21-21-21-12 0-21 11-21 21s9 20 21 20c11 0 21-8 21-20z"><text:p/></draw:path><draw:path draw:style-name="gr1059" draw:text-style-name="P99" svg:width="0.0488in" svg:height="0.1071in" svg:x="3.3657in" svg:y="0.0543in" svg:viewBox="0 0 125 273" svg:d="M55 107c0-16 0-30 0-45 0-35 19-53 35-53 1 0 8 0 13 3-4 1-12 7-12 15 0 9 7 17 18 17s16-8 16-17c0-14-14-27-35-27-26 0-59 21-59 62 0 15 0 29 0 45-10 0-21 0-31 0 0 4 0 7 0 12 10 0 21 0 31 0 0 41 0 82 0 124 0 17-5 17-30 17 0 4 0 8 0 13 14 0 33-2 44-2 16 0 33 0 49 2 0-5 0-9 0-13-3 0-6 0-8 0-29 0-30-4-30-17 0-42 0-83 0-124 14 0 30 0 44 0 0-5 0-8 0-12-15 0-30 0-45 0z"><text:p/></draw:path><draw:path draw:style-name="gr1059" draw:text-style-name="P99" svg:width="0.0756in" svg:height="0.0685in" svg:x="3.4622in" svg:y="0.0953in" svg:viewBox="0 0 193 175" svg:d="M118 54c3-10 12-45 38-45 2 0 11 0 20 4-11 2-19 12-19 21 0 7 5 13 15 13 8 0 21-6 21-22 0-20-22-25-36-25-23 0-36 20-40 29-10-26-31-29-42-29-41 0-63 49-63 59 0 4 3 3 5 4 3 0 4 0 5-4 13-41 39-50 52-50 7 0 21 3 21 25 0 12-7 37-21 92-7 23-20 40-37 40-2 0-12 0-19-4 10-3 18-11 18-21 0-11-8-15-14-15-12 0-22 10-22 23 0 18 20 26 36 26 27 0 40-28 41-30 4 14 19 30 42 30 39 0 61-50 61-60 0-4-3-4-4-4-3 0-4 2-4 4-14 42-40 51-52 51-15 0-21-12-21-25 0-9 2-17 7-34 4-18 7-36 12-53z"><text:p/></draw:path><draw:path draw:style-name="gr1059" draw:text-style-name="P99" svg:width="0.1008in" svg:height="0.035in" svg:x="3.5957in" svg:y="0.106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4in" svg:height="0.0685in" svg:x="3.7524in" svg:y="0.0953in" svg:viewBox="0 0 157 175" svg:d="M22 147c-1 7-3 16-3 17 0 7 5 11 11 11 5 0 12-4 14-11 1-1 14-54 17-61 2-13 9-40 12-50 1-6 12-23 21-32 3-2 14-12 31-12 10 0 10 3 16 4-11 1-20 11-20 21 0 7 3 13 14 13 10 0 22-9 22-22 0-14-13-25-32-25-25 0-42 19-49 30-3-18-18-30-35-30-19 0-26 14-29 22-8 13-12 36-12 37 0 4 3 4 4 4 4 0 5 0 7-9 7-28 14-45 29-45 6 0 11 2 11 17 0 8-1 12-6 32-8 30-15 60-23 89z"><text:p/></draw:path><draw:path draw:style-name="gr1059" draw:text-style-name="P99" svg:width="0.0638in" svg:height="0.1039in" svg:x="3.0965in" svg:y="0.2787in" svg:viewBox="0 0 163 265" svg:d="M163 133c0-31-2-62-17-90-17-38-49-43-65-43-23 0-51 10-67 46-13 27-14 56-14 87 0 30 1 64 17 93 17 31 45 39 63 39 21 0 51-8 69-44 12-28 14-57 14-88zM80 257c-14 0-37-10-44-47-4-23-4-58-4-81 0-25 0-51 3-72 7-45 37-49 45-49 14 0 39 7 47 46 3 21 3 50 3 75 0 28 0 55-5 80-5 36-27 48-45 48z"><text:p/></draw:path><draw:path draw:style-name="gr1059" draw:text-style-name="P99" svg:width="0.0587in" svg:height="0.0693in" svg:x="3.3228in" svg:y="0.3126in" svg:viewBox="0 0 150 177" svg:d="M32 76c2-57 35-67 48-67 40 0 44 51 44 67-30 0-61 0-92 0zM32 84c36 0 71 0 108 0 9 0 10 0 10-8 0-39-21-76-70-76-45 0-80 40-80 88 0 52 41 89 85 89 47 0 65-43 65-50 0-4-4-4-6-4-3 0-4 2-4 6-15 39-49 39-53 39-19 0-34-12-43-26-12-19-12-44-12-58z"><text:p/></draw:path><draw:path draw:style-name="gr1059" draw:text-style-name="P99" svg:width="0.0335in" svg:height="0.1051in" svg:x="3.3913in" svg:y="0.2752in" svg:viewBox="0 0 86 268" svg:d="M55 0c-19 1-36 3-55 4 0 5 0 8 0 12 26 0 30 3 30 21 0 67 0 134 0 201 0 18-5 18-30 18 0 3 0 8 0 12 12-1 33-1 43-1s29 0 43 1c0-4 0-9 0-12-27 0-31 0-31-18 0-79 0-159 0-238z"><text:p/></draw:path><draw:path draw:style-name="gr1059" draw:text-style-name="P99" svg:width="0.0496in" svg:height="0.0693in" svg:x="3.4335in" svg:y="0.3126in" svg:viewBox="0 0 127 177" svg:d="M68 98c9 2 40 9 40 36 0 20-13 35-43 35-33 0-46-22-54-55-1-5-2-6-5-6-6 0-6 2-6 10 0 16 0 34 0 50 0 7 0 9 4 9 3 0 3 0 10-8 1 0 1-1 8-9 18 17 34 17 43 17 44 0 62-25 62-53 0-21-11-32-16-37-13-12-28-16-45-19-21-3-47-9-47-31 0-14 10-29 44-29 42 0 44 35 45 46 0 4 3 4 4 4 6 0 6-2 6-10 0-13 0-25 0-38 0-7 0-10-5-10-2 0-3 0-7 5-1 2-6 5-7 6-15-11-31-11-36-11-48 0-63 26-63 47 0 15 7 26 17 33 13 10 24 13 51 18z"><text:p/></draw:path><draw:path draw:style-name="gr1059" draw:text-style-name="P99" svg:width="0.0587in" svg:height="0.0693in" svg:x="3.4925in" svg:y="0.3126in" svg:viewBox="0 0 150 177" svg:d="M33 76c2-57 34-67 47-67 41 0 44 51 44 67-30 0-60 0-91 0zM32 84c36 0 71 0 108 0 9 0 10 0 10-8 0-39-21-76-70-76-44 0-80 40-80 88 0 52 41 89 86 89 46 0 64-43 64-50 0-4-4-4-5-4-3 0-4 2-5 6-13 39-49 39-52 39-20 0-35-12-44-26-12-19-12-44-12-58z"><text:p/></draw:path><draw:path draw:style-name="gr1059" draw:text-style-name="P99" svg:width="0.0787in" svg:height="0.4547in" svg:x="3.8445in" svg:y="0in" svg:viewBox="0 0 201 1156" svg:d="M201 579c0-145-18-292-80-424-27-58-64-111-102-152-4-3-4-3-10-3s-9 0-9 4c0 1 1 4 2 5 38 44 68 93 92 147 50 119 70 256 70 422 0 164-19 308-76 434-23 50-52 95-87 136 0 2-1 3-1 4 0 4 3 4 9 4 5 0 6 0 6-1 2 0 25-23 55-66 68-94 102-208 119-323 9-63 12-125 12-187z"><text:p/></draw:path></draw:g></text:p>
      <text:p text:style-name="P59"><text:span text:style-name="T9">נוכיח </text:span><text:span text:style-name="T9"><draw:g text:anchor-type="as-char" svg:y="-0.1063in" draw:z-index="64" draw:name="Shape69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9"><text:s/>חח"ע. נניח </text:span><text:span text:style-name="T9"><draw:g text:anchor-type="as-char" svg:y="-0.1134in" draw:z-index="65" draw:name="Shape70" draw:style-name="gr1057"><svg:title>TexMaths</svg:title><svg:desc>11§inline§h(r_1) = h(r_2)§svg§600§FALSE§</svg:desc><draw:path draw:style-name="gr1058" draw:text-style-name="P98" svg:width="0.8575in" svg:height="0.1358in" svg:x="0.0004in" svg:y="0.0071in" svg:viewBox="0 0 2179 346" svg:d="M1091 346c-365 0-728 0-1091 0 0-116 0-230 0-346 726 0 1453 0 2179 0 0 116 0 230 0 346-363 0-726 0-1088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4 0-4 1-6 7-6 20-18 47-39 47-7 0-10-3-10-12 0-10 3-19 8-28 5-15 23-61 23-83 0-26-16-42-44-42-26 0-43 12-58 30 10-41 20-82 30-123z"><text:p/></draw:path><draw:path draw:style-name="gr1059" draw:text-style-name="P99" svg:width="0.035in" svg:height="0.1512in" svg:x="0.0953in" svg:y="0in" svg:viewBox="0 0 90 385" svg:d="M90 381c0-1 0-1-6-8-49-49-61-122-61-179 0-68 14-136 62-183 5-5 5-5 5-7 0-3-2-4-4-4-3 0-39 26-61 76-19 42-25 85-25 118 0 28 4 75 26 119 24 47 57 72 60 72 2 0 4-1 4-4z"><text:p/></draw:path><draw:path draw:style-name="gr1059" draw:text-style-name="P99" svg:width="0.0614in" svg:height="0.0685in" svg:x="0.1437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1059" draw:text-style-name="P99" svg:width="0.0386in" svg:height="0.0701in" svg:x="0.2197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059" draw:text-style-name="P99" svg:width="0.035in" svg:height="0.1512in" svg:x="0.285in" svg:y="0in" svg:viewBox="0 0 90 385" svg:d="M90 194c0-31-4-77-25-121-23-48-57-73-61-73-2 0-4 2-4 4s0 2 8 9c37 38 59 99 59 181 0 64-14 132-61 180-6 6-6 6-6 7 0 2 2 4 4 4 4 0 39-26 62-76 20-41 24-84 24-115z"><text:p/></draw:path><draw:path draw:style-name="gr1059" draw:text-style-name="P99" svg:width="0.1012in" svg:height="0.0354in" svg:x="0.386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in" svg:height="0.1063in" svg:x="0.5469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4 0-4 1-6 7-6 20-18 47-39 47-7 0-10-3-10-12 0-10 3-19 8-28 5-15 23-61 23-83 0-26-16-42-44-42-26 0-43 12-58 30 10-41 20-82 30-123z"><text:p/></draw:path><draw:path draw:style-name="gr1059" draw:text-style-name="P99" svg:width="0.035in" svg:height="0.1512in" svg:x="0.6409in" svg:y="0in" svg:viewBox="0 0 90 385" svg:d="M90 381c0-1 0-1-6-8-49-49-61-122-61-179 0-68 14-136 62-183 5-5 5-5 5-7 0-3-2-4-4-4-3 0-39 26-61 76-19 42-25 85-25 118 0 28 4 75 26 119 24 47 57 72 60 72 2 0 4-1 4-4z"><text:p/></draw:path><draw:path draw:style-name="gr1059" draw:text-style-name="P99" svg:width="0.0614in" svg:height="0.0685in" svg:x="0.6894in" svg:y="0.0453in" svg:viewBox="0 0 157 175" svg:d="M23 148c-1 6-3 15-3 17 0 7 5 10 11 10 4 0 12-3 14-11 1-1 14-54 16-61 3-13 9-39 12-50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1059" draw:text-style-name="P99" svg:width="0.0469in" svg:height="0.0701in" svg:x="0.7606in" svg:y="0.0661in" svg:viewBox="0 0 120 179" svg:d="M120 130c-3 0-7 0-10 0 0 5-3 22-7 24-2 2-23 2-26 2-16 0-33 0-49 0 27-25 37-33 53-45 20-16 39-33 39-58 0-33-29-53-64-53-33 0-56 23-56 48 0 14 12 15 14 15 7 0 15-5 15-15 0-4-1-14-16-14 8-19 27-24 40-24 26 0 41 21 41 43 0 23-17 42-26 52-22 21-43 41-65 63-3 3-3 4-3 11 37 0 74 0 111 0 3-16 6-33 9-49z"><text:p/></draw:path><draw:path draw:style-name="gr1059" draw:text-style-name="P99" svg:width="0.035in" svg:height="0.1512in" svg:x="0.8307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9">, ונניח </text:span><text:span text:style-name="T9"><draw:g text:anchor-type="as-char" svg:y="-0.1043in" draw:z-index="66" draw:name="Shape71" draw:style-name="gr1057"><svg:title>TexMaths</svg:title><svg:desc>11§inline§r_1, r_2 \in \R§svg§600§FALSE§</svg:desc><draw:path draw:style-name="gr1058" draw:text-style-name="P98" svg:width="0.6173in" svg:height="0.1173in" svg:x="0.0039in" svg:y="0.0071in" svg:viewBox="0 0 1569 299" svg:d="M0 0c523 0 1046 0 1569 0 0 99 0 200 0 299-523 0-1046 0-1569 0 0-99 0-200 0-299z"><text:p/></draw:path><draw:path draw:style-name="gr1059" draw:text-style-name="P99" svg:width="0.0614in" svg:height="0.0681in" svg:x="0.0004in" svg:y="0.0362in" svg:viewBox="0 0 157 174" svg:d="M23 149c-1 5-3 14-3 17 0 5 5 8 11 8 4 0 11-3 14-10 1-1 14-54 15-60 4-14 10-40 13-51 2-4 12-23 22-31 3-3 14-13 30-13 10 0 16 4 17 4-12 2-21 11-21 21 0 7 4 15 15 15 10 0 21-9 21-24 0-13-12-25-32-25-25 0-41 19-49 30-3-18-17-30-35-30s-26 15-29 22c-7 13-12 36-12 38 0 4 3 2 4 4 5 0 5-1 7-9 7-27 14-46 29-46 6 0 12 3 12 17 0 8-1 13-7 34-8 29-14 59-22 89z"><text:p/></draw:path><draw:path draw:style-name="gr1059" draw:text-style-name="P99" svg:width="0.0386in" svg:height="0.0701in" svg:x="0.0764in" svg:y="0.0567in" svg:viewBox="0 0 99 179" svg:d="M62 8c0-8-2-8-9-8-17 17-42 18-53 18 0 3 0 5 0 8 7 0 24 0 40-6 0 45 0 91 0 138 0 9 0 12-28 12-3 0-7 0-10 0 0 2 0 5 0 9 5 0 39-1 49-1 7 0 41 1 48 1 0-4 0-7 0-9-3 0-8 0-11 0-26 0-26-3-26-12 0-51 0-101 0-150z"><text:p/></draw:path><draw:path draw:style-name="gr1059" draw:text-style-name="P99" svg:width="0.0173in" svg:height="0.0453in" svg:x="0.1461in" svg:y="0.0862in" svg:viewBox="0 0 45 116" svg:d="M45 41c0-26-10-41-24-41-13 0-21 10-21 21 0 10 8 20 21 20 4 0 10-1 13-5 1-1 1-1 2-1 0 3 1 0 1 6 0 29-14 52-26 65-4 3-4 4-4 5 0 4 2 5 3 5 4 0 35-30 35-75z"><text:p/></draw:path><draw:path draw:style-name="gr1059" draw:text-style-name="P99" svg:width="0.0614in" svg:height="0.0681in" svg:x="0.2047in" svg:y="0.0362in" svg:viewBox="0 0 157 174" svg:d="M23 149c-1 5-3 14-3 17 0 5 5 8 11 8 4 0 11-3 14-10 1-1 14-54 15-60 4-14 10-40 13-51 2-4 12-23 22-31 3-3 14-13 30-13 10 0 16 4 17 4-12 2-21 11-21 21 0 7 4 15 15 15 10 0 21-9 21-24 0-13-12-25-32-25-25 0-41 19-49 30-3-18-17-30-35-30s-26 15-29 22c-7 13-12 36-12 38 0 4 3 2 4 4 5 0 5-1 7-9 7-27 14-46 29-46 6 0 12 3 12 17 0 8-1 13-7 34-8 29-14 59-22 89z"><text:p/></draw:path><draw:path draw:style-name="gr1059" draw:text-style-name="P99" svg:width="0.0469in" svg:height="0.0701in" svg:x="0.276in" svg:y="0.0567in" svg:viewBox="0 0 120 179" svg:d="M120 130c-3 0-7 0-10 0-1 7-3 22-7 26-2 1-23 1-27 1-17 0-33 0-50 0 29-26 39-33 54-46 21-16 40-33 40-58 0-33-29-53-64-53-33 0-56 23-56 49 0 13 11 15 14 15 7 0 15-6 15-14 0-6-3-15-17-15 9-20 28-25 40-25 27 0 41 21 41 43 0 23-17 42-25 52-22 21-44 42-66 64-2 2-2 2-2 10 37 0 74 0 111 0 3-16 6-32 9-49z"><text:p/></draw:path><draw:path draw:style-name="gr1059" draw:text-style-name="P99" svg:width="0.0752in" svg:height="0.0874in" svg:x="0.3917in" svg:y="0.0217in" svg:viewBox="0 0 192 223" svg:d="M179 120c7 0 13 0 13-7 0-8-6-8-13-8-55 0-109 0-164 0 5-52 50-90 104-90 20 0 40 0 60 0 7 0 13 0 13-7 0-8-6-8-13-8-21 0-40 0-61 0-66 0-118 50-118 113 0 61 52 110 118 110 21 0 40 0 61 0 7 0 13 0 13-8s-6-8-13-8c-20 0-40 0-60 0-54 0-99-36-104-87 55 0 109 0 164 0z"><text:p/></draw:path><draw:path draw:style-name="gr1059" draw:text-style-name="P99" svg:width="0.1039in" svg:height="0.1035in" svg:x="0.5252in" svg:y="0in" svg:viewBox="0 0 265 264" svg:d="M97 143c4 0 10 0 14 0 20 30 39 60 58 90 4 5 14 21 17 26s4 5 13 5c18 0 35 0 53 0 8 0 13 0 13-7 0-3-2-5-5-7-15-3-33-28-43-40-3-5-22-30-48-71 34-5 67-21 67-66 0-54-57-73-102-73-41 0-80 0-121 0-8 0-13 0-13 7 0 6 7 6 10 6 22 0 24 4 24 22 0 64 0 129 0 193 0 20-2 22-24 22-3 0-10 0-10 7s5 7 13 7c35 0 71 0 106 0 6 0 13 0 13-7s-7-7-11-7c-22 0-24-3-24-22 0-28 0-57 0-85zM172 125c11-15 12-36 12-52 0-19-3-39-15-55 16 3 54 15 54 55 0 24-12 44-51 52zM97 34c0-8 0-21 24-21 33 0 49 15 49 60 0 49-12 57-73 57 0-32 0-64 0-96zM44 250c3-6 3-17 3-20 0-64 0-130 0-195 0-4 0-14-3-22 15 0 30 0 45 0-5 7-5 15-5 20 0 65 0 131 0 197 0 3 0 14 3 20-14 0-29 0-43 0zM126 143c4 0 5-1 8-1 6 0 14 0 20-1 5 9 47 77 80 109-13 0-25 0-38 0-23-35-46-71-70-107z"><text:p/></draw:path></draw:g></text:span><text:span text:style-name="T9">. </text:span><text:span text:style-name="T86">נסמן </text:span><text:span text:style-name="T86"><draw:g text:anchor-type="as-char" svg:y="-0.1134in" draw:z-index="355" draw:name="Shape72" draw:style-name="gr1057"><svg:title>TexMaths</svg:title><svg:desc>11§inline§f_1 = h(r_1), f_2 = h(r_2)§svg§600§FALSE§</svg:desc><draw:path draw:style-name="gr1058" draw:text-style-name="P98" svg:width="1.413in" svg:height="0.1354in" svg:x="0.0004in" svg:y="0.0071in" svg:viewBox="0 0 3590 345" svg:d="M0 0c1197 0 2394 0 3590 0 0 115 0 230 0 345-1196 0-2393 0-3590 0 0-115 0-230 0-345z"><text:p/></draw:path><draw:path draw:style-name="gr1059" draw:text-style-name="P99" svg:width="0.0756in" svg:height="0.137in" svg:x="0.0008in" svg:y="0.0071in" svg:viewBox="0 0 193 349" svg:d="M121 118c11 0 22 0 33 0 8 0 12 0 12-9 0-3-4-3-11-3-11 0-21 0-32 0 2-16 6-30 8-44 2-9 8-36 10-41 3-7 10-13 17-13 3 0 13 0 20 7-17 2-21 15-21 21 0 9 7 14 15 14 9 0 21-9 21-24 0-17-18-26-35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059" draw:text-style-name="P99" svg:width="0.0382in" svg:height="0.0701in" svg:x="0.0787in" svg:y="0.0661in" svg:viewBox="0 0 98 179" svg:d="M60 8c0-7 0-8-7-8-18 18-42 18-53 18 0 3 0 6 0 10 7 0 24 0 38-8 0 45 0 91 0 137 0 9 1 13-26 13-3 0-7 0-10 0 0 3 0 6 0 9 5 0 38-1 47-1s43 1 49 1c0-3 0-6 0-9-3 0-7 0-10 0-28 0-28-4-28-13 0-50 0-100 0-149z"><text:p/></draw:path><draw:path draw:style-name="gr1059" draw:text-style-name="P99" svg:width="0.1008in" svg:height="0.035in" svg:x="0.1862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4in" svg:height="0.1059in" svg:x="0.3465in" svg:y="0.0083in" svg:viewBox="0 0 190 270" svg:d="M90 3c-2-1 0-3-5-3-9 0-37 2-46 3-4 0-8 1-8 8 0 4 3 4 9 4 18 0 19 4 19 7 0 2-1 6-1 8-18 73-37 147-56 221-2 6-2 6-2 9 0 9 8 10 12 10 6 0 12-5 14-10 3-9 5-19 7-29 3-11 5-23 9-35 2-8 4-15 6-24 2-2 5-16 5-18 1-3 13-25 26-35 8-7 19-14 36-14s21 13 21 27c0 21-14 62-23 85-3 9-5 14-5 22 0 18 13 31 32 31 36 0 50-56 50-60 0-3-3-3-4-3-4 0-4 1-7 7-5 21-17 48-38 48-7 0-10-4-10-13 0-10 3-19 8-28 5-16 23-60 23-83 0-25-16-41-44-41-26 0-43 12-57 30 9-42 19-83 29-124z"><text:p/></draw:path><draw:path draw:style-name="gr1059" draw:text-style-name="P99" svg:width="0.035in" svg:height="0.1508in" svg:x="0.4409in" svg:y="0in" svg:viewBox="0 0 90 384" svg:d="M90 380c0-1 0-1-6-8-49-48-61-121-61-179 0-67 14-135 62-183 5-4 5-4 5-7 0-2-2-3-4-3-3 0-39 26-62 75-18 43-24 86-24 118 0 28 4 76 26 119 24 47 57 72 60 72 2 0 4-1 4-4z"><text:p/></draw:path><draw:path draw:style-name="gr1059" draw:text-style-name="P99" svg:width="0.0614in" svg:height="0.0681in" svg:x="0.4894in" svg:y="0.0461in" svg:viewBox="0 0 157 174" svg:d="M23 148c-1 5-3 14-3 16 0 7 5 10 11 10 4 0 12-2 14-10 1-2 14-54 15-62 4-12 10-39 13-49 2-6 13-23 22-32 3-2 14-13 30-13 10 0 11 3 17 5-12 1-20 11-20 21 0 7 3 13 14 13 10 0 21-8 21-22s-12-25-32-25c-25 0-41 19-49 30-3-18-17-30-35-30s-26 14-29 22c-6 13-12 36-12 37 0 4 4 4 6 4 3 0 3 0 6-9 7-28 14-46 28-46 6 0 12 3 12 18 0 8-1 13-7 32-8 30-14 60-22 90z"><text:p/></draw:path><draw:path draw:style-name="gr1059" draw:text-style-name="P99" svg:width="0.0382in" svg:height="0.0701in" svg:x="0.5657in" svg:y="0.0661in" svg:viewBox="0 0 98 179" svg:d="M60 8c0-7 0-8-7-8-18 18-42 18-53 18 0 3 0 6 0 10 6 0 24 0 38-8 0 45 0 91 0 137 0 9 0 13-26 13-3 0-8 0-11 0 0 3 0 6 0 9 6 0 39-1 48-1s43 1 49 1c0-3 0-6 0-9-3 0-7 0-10 0-28 0-28-4-28-13 0-50 0-100 0-149z"><text:p/></draw:path><draw:path draw:style-name="gr1059" draw:text-style-name="P99" svg:width="0.035in" svg:height="0.1508in" svg:x="0.6307in" svg:y="0in" svg:viewBox="0 0 90 384" svg:d="M90 193c0-30-4-77-25-120-23-48-57-73-61-73-2 0-4 1-4 3 0 3 0 3 8 10 37 38 59 99 59 180 0 65-14 132-62 181-5 5-5 5-5 6 0 3 2 4 4 4 4 0 39-26 62-75 20-43 24-85 24-116z"><text:p/></draw:path><draw:path draw:style-name="gr1059" draw:text-style-name="P99" svg:width="0.0173in" svg:height="0.0453in" svg:x="0.6941in" svg:y="0.0972in" svg:viewBox="0 0 45 116" svg:d="M45 41c0-26-9-41-24-41-13 0-21 10-21 21 0 10 8 21 21 21 4 0 10-2 13-6 1-1 1-1 2-1 0 2 1 0 1 6 0 28-13 51-26 65-4 3-4 4-4 5 0 4 2 5 3 5 4 0 35-30 35-75z"><text:p/></draw:path><draw:path draw:style-name="gr1059" draw:text-style-name="P99" svg:width="0.0752in" svg:height="0.137in" svg:x="0.7567in" svg:y="0.0071in" svg:viewBox="0 0 192 349" svg:d="M121 118c11 0 22 0 33 0 8 0 12 0 12-9 0-3-4-3-11-3-11 0-21 0-32 0 4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1059" draw:text-style-name="P99" svg:width="0.0465in" svg:height="0.0701in" svg:x="0.8299in" svg:y="0.0661in" svg:viewBox="0 0 119 179" svg:d="M119 130c-4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1059" draw:text-style-name="P99" svg:width="0.1008in" svg:height="0.035in" svg:x="0.9421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1.1028in" svg:y="0.0083in" svg:viewBox="0 0 189 270" svg:d="M89 3c-1-1 0-3-4-3-10 0-38 2-48 3-3 0-7 1-7 8 0 4 3 4 9 4 18 0 19 4 19 7 0 2-1 6-1 8-18 73-37 147-56 221-1 6-1 6-1 9 0 9 8 10 11 10 5 0 12-5 14-10 3-9 5-19 7-29 3-11 5-23 9-35 2-8 4-15 6-24 1-2 5-16 5-18 1-3 13-25 26-35 9-7 21-14 38-14 16 0 20 13 20 27 0 21-15 62-24 85-3 9-5 14-5 22 0 18 14 31 32 31 36 0 50-56 50-60 0-3-3-3-4-3-5 0-5 1-6 7-6 21-18 48-39 48-7 0-10-4-10-13 0-10 3-19 7-28 6-16 24-60 24-83 0-25-16-41-44-41-25 0-43 12-58 30 10-42 20-83 30-124z"><text:p/></draw:path><draw:path draw:style-name="gr1059" draw:text-style-name="P99" svg:width="0.035in" svg:height="0.1508in" svg:x="1.1965in" svg:y="0in" svg:viewBox="0 0 90 384" svg:d="M90 380c0-1 0-1-6-8-49-48-61-121-61-179 0-67 14-135 62-183 5-4 5-4 5-7 0-2-1-3-4-3-4 0-39 26-61 75-20 43-25 86-25 118 0 28 4 76 26 119 23 47 56 72 60 72 3 0 4-1 4-4z"><text:p/></draw:path><draw:path draw:style-name="gr1059" draw:text-style-name="P99" svg:width="0.0614in" svg:height="0.0681in" svg:x="1.2457in" svg:y="0.0461in" svg:viewBox="0 0 157 174" svg:d="M22 148c-1 5-3 14-3 16 0 7 5 10 11 10 4 0 12-2 14-10 1-2 14-54 15-62 4-12 10-39 14-49 1-6 12-23 21-32 3-2 14-13 30-13 10 0 11 3 17 5-11 1-20 11-20 21 0 7 3 13 14 13 10 0 22-8 22-22s-13-25-33-25c-24 0-42 19-49 30-2-18-17-30-35-30s-25 14-29 22c-7 13-11 36-11 37 0 4 3 4 4 4 4 0 5 0 7-9 7-28 14-46 27-46 7 0 13 3 13 18 0 8-1 13-6 32-8 30-15 60-23 90z"><text:p/></draw:path><draw:path draw:style-name="gr1059" draw:text-style-name="P99" svg:width="0.0469in" svg:height="0.0701in" svg:x="1.3161in" svg:y="0.0661in" svg:viewBox="0 0 120 179" svg:d="M120 130c-3 0-6 0-9 0-1 7-4 22-8 25-2 1-23 1-26 1-17 0-33 0-50 0 29-25 38-32 54-45 20-15 39-33 39-58 0-33-29-53-64-53-33 0-56 24-56 48 0 15 12 16 14 16 7 0 15-5 15-14 0-6-1-15-16-15 9-18 27-25 40-25 26 0 40 21 40 43 0 23-16 42-25 52-22 21-43 41-65 63-3 4-3 4-3 11 37 0 75 0 112 0 2-16 6-33 8-49z"><text:p/></draw:path><draw:path draw:style-name="gr1059" draw:text-style-name="P99" svg:width="0.035in" svg:height="0.1508in" svg:x="1.3862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86">. מכלל </text:span><text:span text:style-name="T86"><draw:g text:anchor-type="as-char" svg:y="-0.0689in" draw:z-index="356" draw:name="Shape73" draw:style-name="gr1057"><svg:title>TexMaths</svg:title><svg:desc>11§inline§\eta§svg§600§FALSE§</svg:desc><draw:path draw:style-name="gr1058" draw:text-style-name="P98" svg:width="0.0583in" svg:height="0.0831in" svg:x="0.0039in" svg:y="0.0071in" svg:viewBox="0 0 149 212" svg:d="M0 0c49 0 100 0 149 0 0 70 0 142 0 212-49 0-100 0-149 0 0-70 0-142 0-212z"><text:p/></draw:path><draw:path draw:style-name="gr1059" draw:text-style-name="P99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86">, יהי </text:span><text:span text:style-name="T86"><draw:g text:anchor-type="as-char" svg:y="-0.1035in" draw:z-index="357" draw:name="Shape74" draw:style-name="gr1057"><svg:title>TexMaths</svg:title><svg:desc>11§inline§x \in \R§svg§600§FALSE§</svg:desc><draw:path draw:style-name="gr1058" draw:text-style-name="P98" svg:width="0.3634in" svg:height="0.0933in" svg:x="0.0039in" svg:y="0.0075in" svg:viewBox="0 0 924 238" svg:d="M462 238c-154 0-308 0-462 0 0-79 0-159 0-238 308 0 616 0 924 0 0 79 0 159 0 238-154 0-308 0-462 0z"><text:p/></draw:path><draw:path draw:style-name="gr1059" draw:text-style-name="P99" svg:width="0.0752in" svg:height="0.0677in" svg:x="0.0004in" svg:y="0.0374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1059" draw:text-style-name="P99" svg:width="0.0752in" svg:height="0.087in" svg:x="0.1382in" svg:y="0.022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1059" draw:text-style-name="P99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86">, נקבל </text:span><text:span text:style-name="T86"><draw:g text:anchor-type="as-char" svg:y="-0.1134in" draw:z-index="358" draw:name="Shape75" draw:style-name="gr1057"><svg:title>TexMaths</svg:title><svg:desc>11§inline§f_1(x) = f_2(x)§svg§600§FALSE§</svg:desc><draw:path draw:style-name="gr1058" draw:text-style-name="P98" svg:width="0.8669in" svg:height="0.1358in" svg:x="0.0004in" svg:y="0.0071in" svg:viewBox="0 0 2203 346" svg:d="M1103 346c-369 0-736 0-1103 0 0-116 0-230 0-346 734 0 1469 0 2203 0 0 116 0 230 0 346-367 0-734 0-1100 0z"><text:p/></draw:path><draw:path draw:style-name="gr1059" draw:text-style-name="P99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86in" svg:height="0.0701in" svg:x="0.0787in" svg:y="0.0661in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1059" draw:text-style-name="P99" svg:width="0.0346in" svg:height="0.1512in" svg:x="0.1508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752in" svg:height="0.0685in" svg:x="0.1992in" svg:y="0.0461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1059" draw:text-style-name="P99" svg:width="0.035in" svg:height="0.1512in" svg:x="0.2902in" svg:y="0in" svg:viewBox="0 0 90 385" svg:d="M90 193c0-30-4-76-25-120-24-48-57-73-61-73-2 0-4 2-4 4s0 2 8 9c37 38 59 99 59 180 0 65-14 133-62 181-5 6-5 6-5 7 0 2 2 4 4 4 4 0 39-26 62-76 20-41 24-84 24-116z"><text:p/></draw:path><draw:path draw:style-name="gr1059" draw:text-style-name="P99" svg:width="0.1008in" svg:height="0.0354in" svg:x="0.3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52in" svg:height="0.1374in" svg:x="0.5512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465in" svg:height="0.0701in" svg:x="0.6244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1059" draw:text-style-name="P99" svg:width="0.0346in" svg:height="0.1512in" svg:x="0.7008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752in" svg:height="0.0685in" svg:x="0.7492in" svg:y="0.0461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5-4-3 0-3 1-5 4-13 41-39 50-51 50-15 0-21-12-21-25 0-9 2-17 6-34 5-18 9-35 14-53z"><text:p/></draw:path><draw:path draw:style-name="gr1059" draw:text-style-name="P99" svg:width="0.035in" svg:height="0.1512in" svg:x="0.84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6">. נניח בשלילה </text:span><text:span text:style-name="T86"><draw:g text:anchor-type="as-char" svg:y="-0.1102in" draw:z-index="359" draw:name="Shape76" draw:style-name="gr1057"><svg:title>TexMaths</svg:title><svg:desc>11§inline§r_1 \neq r_2§svg§600§FALSE§</svg:desc><draw:path draw:style-name="gr1058" draw:text-style-name="P98" svg:width="0.4457in" svg:height="0.1256in" svg:x="0.0039in" svg:y="0.0075in" svg:viewBox="0 0 1133 320" svg:d="M0 0c377 0 756 0 1133 0 0 107 0 213 0 320-377 0-756 0-1133 0 0-107 0-213 0-320z"><text:p/></draw:path><draw:path draw:style-name="gr1059" draw:text-style-name="P99" svg:width="0.0614in" svg:height="0.0685in" svg:x="0.0004in" svg:y="0.0421in" svg:viewBox="0 0 157 175" svg:d="M23 149c-1 5-3 14-3 16 0 7 5 10 11 10 4 0 11-3 14-11 1-1 14-54 16-60 3-14 9-40 12-51 2-4 12-23 22-32 3-2 14-12 30-12 10 0 16 4 17 4-12 2-21 11-21 21 0 7 4 15 15 15 10 0 21-9 21-24 0-13-12-25-32-25-25 0-41 19-49 30-3-18-17-30-35-30s-26 15-29 22c-6 13-12 36-12 38 0 4 3 2 4 4 5 0 5-1 7-9 7-27 14-46 29-46 6 0 12 3 12 17 0 8-1 13-7 32-8 30-14 60-22 91z"><text:p/></draw:path><draw:path draw:style-name="gr1059" draw:text-style-name="P99" svg:width="0.0386in" svg:height="0.0705in" svg:x="0.0764in" svg:y="0.061in" svg:viewBox="0 0 99 180" svg:d="M62 8c0-8-1-8-9-8-17 17-42 17-53 17 0 3 0 6 0 9 7 0 24 0 40-7 0 46 0 92 0 139 0 9 0 12-28 12-3 0-6 0-10 0 0 3 0 6 0 10 5 0 39-1 49-1 7 0 41 1 48 1 0-4 0-7 0-10-3 0-8 0-11 0-26 0-26-3-26-12 0-51 0-101 0-150z"><text:p/></draw:path><draw:path draw:style-name="gr1059" draw:text-style-name="P99" svg:width="0.076in" svg:height="0.1409in" svg:x="0.1965in" svg:y="0in" svg:viewBox="0 0 194 359" svg:d="M190 15c4-5 4-6 4-7 0-2-3-8-8-8-6 0-7 2-9 8-58 112-115 224-174 336-3 6-3 7-3 8 0 3 3 7 8 7s6-2 9-7c58-113 115-224 173-337z"><text:p/></draw:path><draw:path draw:style-name="gr1059" draw:text-style-name="P99" svg:width="0.1008in" svg:height="0.0358in" svg:x="0.1839in" svg:y="0.0528in" svg:viewBox="0 0 257 92" svg:d="M244 15c6 0 13 0 13-7 0-8-7-8-13-8-77 0-154 0-231 0-5 0-13 0-13 8 0 7 8 7 13 7 77 0 154 0 231 0zM244 92c6 0 13 0 13-8s-7-8-13-8c-77 0-154 0-231 0-5 0-13 0-13 8s8 8 13 8c77 0 154 0 231 0z"><text:p/></draw:path><draw:path draw:style-name="gr1059" draw:text-style-name="P99" svg:width="0.0614in" svg:height="0.0685in" svg:x="0.3402in" svg:y="0.0421in" svg:viewBox="0 0 157 175" svg:d="M22 149c-1 5-3 14-3 16 0 7 5 10 11 10 5 0 12-3 14-11 1-1 14-54 15-60 4-14 10-40 14-51 1-4 12-23 21-32 3-2 14-12 30-12 10 0 11 3 17 4-11 2-20 11-20 21 0 7 3 15 14 15 10 0 22-9 22-24 0-13-13-25-33-25-24 0-41 19-49 30-2-18-17-30-35-30s-25 15-29 22c-7 13-11 36-11 38 0 4 3 4 4 4 4 0 5-1 7-9 7-27 14-46 28-46 6 0 12 3 12 17 0 8-1 13-6 32-8 30-15 60-23 91z"><text:p/></draw:path><draw:path draw:style-name="gr1059" draw:text-style-name="P99" svg:width="0.0469in" svg:height="0.0705in" svg:x="0.4106in" svg:y="0.061in" svg:viewBox="0 0 120 180" svg:d="M120 130c-3 0-6 0-9 0-1 7-4 22-8 24-2 3-23 3-26 3-16 0-33 0-49 0 27-26 37-33 53-46 20-16 39-33 39-58 0-33-29-53-64-53-33 0-56 23-56 49 0 13 12 14 14 14 7 0 15-5 15-14 0-5-1-15-16-15 9-19 27-24 40-24 26 0 41 21 41 43 0 23-17 42-26 52-22 21-43 42-65 64-3 2-3 3-3 11 37 0 75 0 112 0 2-17 6-33 8-50z"><text:p/></draw:path></draw:g></text:span><text:span text:style-name="T86">, ונתבונן ב־</text:span><text:span text:style-name="T86"><draw:g text:anchor-type="as-char" svg:y="-0.0661in" draw:z-index="360" draw:name="Shape77" draw:style-name="gr1057"><svg:title>TexMaths</svg:title><svg:desc>11§inline§x = r_1§svg§600§FALSE§</svg:desc><draw:path draw:style-name="gr1058" draw:text-style-name="P98" svg:width="0.3921in" svg:height="0.0732in" svg:x="0.0039in" svg:y="0.0071in" svg:viewBox="0 0 997 187" svg:d="M0 0c332 0 665 0 997 0 0 63 0 125 0 187-332 0-665 0-997 0 0-62 0-124 0-187z"><text:p/></draw:path><draw:path draw:style-name="gr1059" draw:text-style-name="P99" svg:width="0.0756in" svg:height="0.0677in" svg:x="0.0004in" svg:y="0in" svg:viewBox="0 0 193 173" svg:d="M118 54c2-10 11-45 38-45 2 0 11 0 20 4-11 2-19 12-19 21 0 7 5 13 15 13 8 0 21-6 21-22 0-19-24-25-37-25-22 0-35 21-40 30-9-27-30-30-41-30-41 0-63 50-63 60 0 3 3 2 5 3 3 0 4 0 5-5 13-40 39-49 52-49 7 0 21 3 21 25 0 12-7 38-21 91-7 24-20 40-37 40-3 0-12 0-19-5 10-2 17-10 17-21 0-10-7-13-14-13-11 0-21 10-21 22 0 17 20 25 36 25 26 0 40-26 41-29 4 15 19 29 42 29 39 0 61-50 61-58 0-4-3-4-4-4-3 0-4 1-5 4-13 40-39 50-51 50-15 0-22-12-22-25 0-9 2-18 7-33 4-18 8-35 13-53z"><text:p/></draw:path><draw:path draw:style-name="gr1059" draw:text-style-name="P99" svg:width="0.1004in" svg:height="0.035in" svg:x="0.1339in" svg:y="0.0106in" svg:viewBox="0 0 256 90" svg:d="M243 15c6 0 13 0 13-7 0-8-7-8-13-8-77 0-154 0-231 0-5 0-12 0-12 8 0 7 7 7 13 7 77 0 153 0 230 0zM243 90c6 0 13 0 13-7 0-8-7-8-13-8-77 0-153 0-230 0-6 0-13 0-13 8 0 7 7 7 12 7 77 0 154 0 231 0z"><text:p/></draw:path><draw:path draw:style-name="gr1059" draw:text-style-name="P99" svg:width="0.061in" svg:height="0.0677in" svg:x="0.2898in" svg:y="0in" svg:viewBox="0 0 156 173" svg:d="M22 147c-1 5-3 14-3 16 0 7 5 10 11 10 5 0 12-2 14-10 1-2 14-53 15-60 4-13 11-40 14-50 1-6 12-23 21-32 3-2 14-12 30-12 10 0 11 3 17 4-11 2-20 11-20 21 0 7 3 13 14 13 10 0 21-8 21-22s-12-25-32-25c-24 0-41 19-49 30-2-18-17-30-34-30-19 0-26 15-29 22-8 13-12 36-12 38 0 3 3 3 4 3 4 0 5 0 7-9 7-28 14-45 28-45 6 0 12 2 12 17 0 8-1 13-6 32-8 30-15 59-23 89z"><text:p/></draw:path><draw:path draw:style-name="gr1059" draw:text-style-name="P99" svg:width="0.0382in" svg:height="0.0701in" svg:x="0.3657in" svg:y="0.0189in" svg:viewBox="0 0 98 179" svg:d="M61 8c0-7 0-8-8-8-18 18-42 18-53 18 0 3 0 6 0 10 6 0 24 0 39-8 0 45 0 91 0 137 0 8 0 12-27 12-3 0-8 0-11 0 0 3 0 6 0 10 6 0 39-1 49-1 8 0 42 1 48 1 0-4 0-7 0-10-3 0-7 0-10 0-27 0-27-4-27-12 0-50 0-100 0-149z"><text:p/></draw:path></draw:g></text:span><text:span text:style-name="T86">. נקבל </text:span><text:span text:style-name="T86"><draw:g text:anchor-type="as-char" svg:y="-0.1134in" draw:z-index="361" draw:name="Shape78" draw:style-name="gr1057"><svg:title>TexMaths</svg:title><svg:desc>11§inline§f_1(x) = 1 \land f_2(x) = 0§svg§600§FALSE§</svg:desc><draw:path draw:style-name="gr1058" draw:text-style-name="P98" svg:width="1.4004in" svg:height="0.1354in" svg:x="0.0004in" svg:y="0.0071in" svg:viewBox="0 0 3558 345" svg:d="M0 0c1186 0 2372 0 3558 0 0 115 0 230 0 345-1186 0-2372 0-3558 0 0-115 0-230 0-345z"><text:p/></draw:path><draw:path draw:style-name="gr1059" draw:text-style-name="P99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1059" draw:text-style-name="P99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1059" draw:text-style-name="P99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1059" draw:text-style-name="P99" svg:width="0.0752in" svg:height="0.0681in" svg:x="0.1988in" svg:y="0.0461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1059" draw:text-style-name="P99" svg:width="0.035in" svg:height="0.1508in" svg:x="0.2902in" svg:y="0in" svg:viewBox="0 0 90 384" svg:d="M90 193c0-30-4-77-26-120-23-48-56-73-60-73-2 0-4 1-4 3 0 3 0 3 8 10 37 38 59 99 59 180 0 65-14 132-62 181-5 5-5 5-5 6 0 3 2 4 4 4 4 0 39-26 61-75 20-43 25-85 25-116z"><text:p/></draw:path><draw:path draw:style-name="gr1059" draw:text-style-name="P99" svg:width="0.1008in" svg:height="0.035in" svg:x="0.391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in" svg:height="0.1008in" svg:x="0.5567in" svg:y="0.0126in" svg:viewBox="0 0 128 257" svg:d="M79 10c0-9 0-10-9-10-23 25-57 25-70 25 0 5 0 8 0 12 8 0 31 0 51-9 0 66 0 132 0 198 0 13-2 18-36 18-4 0-7 0-12 0 0 5 0 9 0 13 13-3 45-3 62-3 15 0 49 0 63 3 0-4 0-8 0-13-5 0-8 0-13 0-34 0-36-4-36-18 0-72 0-145 0-216z"><text:p/></draw:path><draw:path draw:style-name="gr1059" draw:text-style-name="P99" svg:width="0.0846in" svg:height="0.0933in" svg:x="0.6618in" svg:y="0.0224in" svg:viewBox="0 0 216 238" svg:d="M117 9c-4-7-6-9-9-9-6 0-7 3-9 9-32 71-64 143-96 213-2 6-3 6-3 8 0 5 3 8 8 8 3 0 6-1 8-8 31-67 61-135 92-204 29 69 60 137 90 204 4 8 8 8 10 8 3 0 8-3 8-8-2-1 0-1-4-5-32-72-64-145-95-216z"><text:p/></draw:path><draw:path draw:style-name="gr1059" draw:text-style-name="P99" svg:width="0.0752in" svg:height="0.137in" svg:x="0.7965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1059" draw:text-style-name="P99" svg:width="0.0465in" svg:height="0.0701in" svg:x="0.8693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1059" draw:text-style-name="P99" svg:width="0.0346in" svg:height="0.1508in" svg:x="0.9461in" svg:y="0in" svg:viewBox="0 0 89 384" svg:d="M89 380c0-1 0-1-7-8-48-48-60-121-60-179 0-67 14-135 63-183 4-4 4-4 4-7 0-2-1-3-3-3-5 0-40 26-62 75-20 43-24 86-24 118 0 28 3 76 25 119 23 47 56 72 61 72 2 0 3-1 3-4z"><text:p/></draw:path><draw:path draw:style-name="gr1059" draw:text-style-name="P99" svg:width="0.0752in" svg:height="0.0681in" svg:x="0.9945in" svg:y="0.0461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1059" draw:text-style-name="P99" svg:width="0.035in" svg:height="0.1508in" svg:x="1.0854in" svg:y="0in" svg:viewBox="0 0 90 384" svg:d="M90 193c0-30-4-77-25-120-23-48-57-73-61-73-2 0-4 1-4 3 0 3 0 3 8 10 37 38 59 99 59 180 0 65-14 132-62 181-5 5-5 5-5 6 0 3 2 4 4 4 4 0 39-26 62-75 20-43 24-85 24-116z"><text:p/></draw:path><draw:path draw:style-name="gr1059" draw:text-style-name="P99" svg:width="0.1008in" svg:height="0.035in" svg:x="1.18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38in" svg:height="0.1035in" svg:x="1.344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86"><text:s/>ולכן </text:span><text:span text:style-name="T86"><draw:g text:anchor-type="as-char" svg:y="-0.1134in" draw:z-index="362" draw:name="Shape79" draw:style-name="gr1057"><svg:title>TexMaths</svg:title><svg:desc>11§inline§f_1(x) \neq f_2(x)§svg§600§FALSE§</svg:desc><draw:path draw:style-name="gr1058" draw:text-style-name="P98" svg:width="0.8669in" svg:height="0.1358in" svg:x="0.0004in" svg:y="0.0071in" svg:viewBox="0 0 2203 346" svg:d="M1103 346c-369 0-736 0-1103 0 0-116 0-230 0-346 734 0 1469 0 2203 0 0 116 0 230 0 346-367 0-734 0-1100 0z"><text:p/></draw:path><draw:path draw:style-name="gr1059" draw:text-style-name="P99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86in" svg:height="0.0701in" svg:x="0.0787in" svg:y="0.0661in" svg:viewBox="0 0 99 179" svg:d="M62 8c0-8-2-8-9-8-18 17-42 17-53 17 0 3 0 6 0 9 7 0 24 0 40-7 0 46 0 92 0 138 0 9 0 13-28 13-3 0-7 0-10 0 0 3 0 6 0 9 5-1 38-1 49-1 7 0 41 0 48 1 0-3 0-6 0-9-3 0-8 0-11 0-26 0-26-4-26-13 0-50 0-100 0-149z"><text:p/></draw:path><draw:path draw:style-name="gr1059" draw:text-style-name="P99" svg:width="0.0346in" svg:height="0.1512in" svg:x="0.1508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752in" svg:height="0.0685in" svg:x="0.1992in" svg:y="0.0461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1059" draw:text-style-name="P99" svg:width="0.035in" svg:height="0.1512in" svg:x="0.2902in" svg:y="0in" svg:viewBox="0 0 90 385" svg:d="M90 193c0-30-4-76-25-120-24-48-57-73-61-73-2 0-4 2-4 4s0 2 8 9c37 38 59 99 59 180 0 65-14 133-62 181-5 6-5 6-5 7 0 2 2 4 4 4 4 0 39-26 62-76 20-41 24-84 24-116z"><text:p/></draw:path><draw:path draw:style-name="gr1059" draw:text-style-name="P99" svg:width="0.076in" svg:height="0.1409in" svg:x="0.4039in" svg:y="0.0043in" svg:viewBox="0 0 194 359" svg:d="M190 15c4-5 4-6 4-7 0-2-4-8-8-8-6 0-7 2-9 8-58 112-115 223-174 336-3 5-3 6-3 7 0 4 3 8 8 8 4 0 6-2 8-8 59-112 116-223 174-336z"><text:p/></draw:path><draw:path draw:style-name="gr1059" draw:text-style-name="P99" svg:width="0.1008in" svg:height="0.0354in" svg:x="0.39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52in" svg:height="0.1374in" svg:x="0.5512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465in" svg:height="0.0701in" svg:x="0.6244in" svg:y="0.0661in" svg:viewBox="0 0 119 179" svg:d="M119 130c-4 0-6 0-9 0-1 5-3 22-7 24-2 2-23 2-27 2-17 0-33 0-50 0 29-25 39-33 54-45 20-16 39-33 39-58 0-33-29-53-63-53s-56 23-56 48c0 14 11 15 14 15 7 0 15-5 15-15 0-4-3-14-17-14 9-19 28-24 40-24 27 0 41 21 41 43 0 23-17 42-26 52-22 21-43 41-65 63-2 3-2 4-2 11 37 0 74 0 111 0 2-16 6-33 8-49z"><text:p/></draw:path><draw:path draw:style-name="gr1059" draw:text-style-name="P99" svg:width="0.0346in" svg:height="0.1512in" svg:x="0.7008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752in" svg:height="0.0685in" svg:x="0.7492in" svg:y="0.0461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5-4-3 0-3 1-5 4-13 41-39 50-51 50-15 0-21-12-21-25 0-9 2-17 6-34 5-18 9-35 14-53z"><text:p/></draw:path><draw:path draw:style-name="gr1059" draw:text-style-name="P99" svg:width="0.035in" svg:height="0.1512in" svg:x="0.84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6"><text:s/>וזו סתירה. על־כן </text:span><text:span text:style-name="T86"><draw:g text:anchor-type="as-char" svg:y="-0.0661in" draw:z-index="363" draw:name="Shape80" draw:style-name="gr1057"><svg:title>TexMaths</svg:title><svg:desc>11§inline§x_1 = x_2§svg§600§FALSE§</svg:desc><draw:path draw:style-name="gr1058" draw:text-style-name="P98" svg:width="0.4819in" svg:height="0.074in" svg:x="0.0039in" svg:y="0.0071in" svg:viewBox="0 0 1225 189" svg:d="M613 189c-204 0-409 0-613 0 0-63 0-126 0-189 409 0 817 0 1225 0 0 63 0 126 0 189-204 0-408 0-612 0z"><text:p/></draw:path><draw:path draw:style-name="gr1059" draw:text-style-name="P99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1059" draw:text-style-name="P99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1059" draw:text-style-name="P99" svg:width="0.1004in" svg:height="0.035in" svg:x="0.202in" svg:y="0.0106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1059" draw:text-style-name="P99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1059" draw:text-style-name="P99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86"><text:s/>כדרוש</text:span><text:span text:style-name="T9"> </text:span><text:span text:style-name="T9"><draw:g text:anchor-type="as-char" svg:y="-0.1043in" draw:z-index="89" draw:name="Shape77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<text:span text:style-name="T8">סעיף </text:span>(ג)</text:h>
      <text:p text:style-name="P27">נוכיח <text:span text:style-name="T9"><draw:g text:anchor-type="as-char" svg:y="-0.1134in" draw:z-index="67" draw:name="Shape78" draw:style-name="gr1057"><svg:title>TexMaths</svg:title><svg:desc>11§inline§|\Z| = |\{0, 1\} \times \N|§svg§600§FALSE§</svg:desc><draw:path draw:style-name="gr1058" draw:text-style-name="P98" svg:width="1.1071in" svg:height="0.1358in" svg:x="0.0004in" svg:y="0.0071in" svg:viewBox="0 0 2813 346" svg:d="M1407 346c-470 0-938 0-1407 0 0-116 0-230 0-346 937 0 1876 0 2813 0 0 116 0 230 0 346-469 0-937 0-1406 0z"><text:p/></draw:path><draw:path draw:style-name="gr1059" draw:text-style-name="P99" svg:width="0.0055in" svg:height="0.1512in" svg:x="0.011in" svg:y="0in" svg:viewBox="0 0 15 385" svg:d="M15 14c0-6 0-14-7-14-8 0-8 8-8 14 0 119 0 238 0 357 0 7 0 14 8 14 7 0 7-7 7-14 0-119 0-238 0-357z"><text:p/></draw:path><draw:path draw:style-name="gr1059" draw:text-style-name="P99" svg:width="0.0917in" svg:height="0.1031in" svg:x="0.0394in" svg:y="0.0098in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1059" draw:text-style-name="P99" svg:width="0.0055in" svg:height="0.1512in" svg:x="0.1547in" svg:y="0in" svg:viewBox="0 0 15 385" svg:d="M15 14c0-6 0-14-7-14-8 0-8 8-8 14 0 119 0 238 0 357 0 7 0 14 8 14 7 0 7-7 7-14 0-119 0-238 0-357z"><text:p/></draw:path><draw:path draw:style-name="gr1059" draw:text-style-name="P99" svg:width="0.1008in" svg:height="0.0354in" svg:x="0.229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055in" svg:height="0.1512in" svg:x="0.3996in" svg:y="0in" svg:viewBox="0 0 15 385" svg:d="M15 14c0-6 0-14-7-14-8 0-8 8-8 14 0 119 0 238 0 357 0 7 0 14 8 14 7 0 7-7 7-14 0-119 0-238 0-357z"><text:p/></draw:path><draw:path draw:style-name="gr1059" draw:text-style-name="P99" svg:width="0.0539in" svg:height="0.1512in" svg:x="0.435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1059" draw:text-style-name="P99" svg:width="0.0638in" svg:height="0.1035in" svg:x="0.505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1059" draw:text-style-name="P99" svg:width="0.0173in" svg:height="0.0453in" svg:x="0.5886in" svg:y="0.0972in" svg:viewBox="0 0 45 116" svg:d="M45 41c0-26-9-41-24-41-13 0-21 10-21 21 0 10 8 20 21 20 4 0 10-1 13-5 1-1 1-1 2-1 0 2 1 0 1 6 0 28-14 51-26 64-4 4-4 5-4 6 0 2 2 5 4 5 3 0 34-30 34-75z"><text:p/></draw:path><draw:path draw:style-name="gr1059" draw:text-style-name="P99" svg:width="0.05in" svg:height="0.1in" svg:x="0.6571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059" draw:text-style-name="P99" svg:width="0.0539in" svg:height="0.1512in" svg:x="0.7303in" svg:y="0in" svg:viewBox="0 0 138 385" svg:d="M56 334c0 15-10 40-53 43-1 0-3 2-3 4 0 4 4 4 8 4 37 0 73-18 73-48 0-29 0-58 0-88 0-16 0-28 16-40 14-11 28-11 37-12 2 0 4-1 4-4 0-4-3-4-7-4-25-2-44-15-48-35-2-3-2-4-2-19 0-25 0-50 0-76 0-16 0-28-17-42-16-13-43-17-56-17-4 0-8 0-8 4 0 5 2 5 7 5 24 1 43 14 48 33 1 4 1 4 1 19 0 26 0 54 0 81 0 18 3 24 16 36 7 8 19 12 29 15-31 10-45 26-45 48 0 31 0 62 0 93z"><text:p/></draw:path><draw:path draw:style-name="gr1059" draw:text-style-name="P99" svg:width="0.0732in" svg:height="0.0728in" svg:x="0.8516in" svg:y="0.0394in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1059" draw:text-style-name="P99" svg:width="0.1028in" svg:height="0.1063in" svg:x="0.9854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draw:path draw:style-name="gr1059" draw:text-style-name="P99" svg:width="0.0055in" svg:height="0.1512in" svg:x="1.1094in" svg:y="0in" svg:viewBox="0 0 15 385" svg:d="M15 14c0-6 0-14-7-14-8 0-8 8-8 14 0 119 0 238 0 357 0 7 0 14 8 14 7 0 7-7 7-14 0-119 0-238 0-357z"><text:p/></draw:path></draw:g></text:span><text:span text:style-name="T9"><text:s/></text:span><text:span text:style-name="T20">משום ש־ </text:span><text:span text:style-name="T20"><draw:g text:anchor-type="as-char" svg:y="-0.1134in" draw:z-index="74" draw:name="Shape79" draw:style-name="gr1057"><svg:title>TexMaths</svg:title><svg:desc>11§inline§|\{0, 1\}| = |\{-1, 1\}|§svg§600§FALSE§</svg:desc><draw:path draw:style-name="gr1058" draw:text-style-name="P98" svg:width="1.1996in" svg:height="0.1358in" svg:x="0.0004in" svg:y="0.0071in" svg:viewBox="0 0 3048 346" svg:d="M1525 346c-509 0-1017 0-1525 0 0-116 0-230 0-346 1016 0 2032 0 3048 0 0 116 0 230 0 346-508 0-1016 0-1523 0z"><text:p/></draw:path><draw:path draw:style-name="gr1059" draw:text-style-name="P99" svg:width="0.0055in" svg:height="0.1512in" svg:x="0.011in" svg:y="0in" svg:viewBox="0 0 15 385" svg:d="M15 14c0-6 0-14-7-14-8 0-8 8-8 14 0 119 0 238 0 357 0 7 0 14 8 14 7 0 7-7 7-14 0-119 0-238 0-357z"><text:p/></draw:path><draw:path draw:style-name="gr1059" draw:text-style-name="P99" svg:width="0.0535in" svg:height="0.1512in" svg:x="0.0461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1059" draw:text-style-name="P99" svg:width="0.0638in" svg:height="0.1035in" svg:x="0.1169in" svg:y="0.013in" svg:viewBox="0 0 163 264" svg:d="M163 133c0-31-2-61-16-90-17-37-49-43-66-43-23 0-50 10-67 45-12 28-14 57-14 88 0 29 2 64 18 92 16 32 45 39 63 39 21 0 51-7 67-45 13-25 15-55 15-86zM81 255c-15 0-38-9-45-46-4-22-4-58-4-80 0-26 0-51 3-72 8-45 36-49 46-49 14 0 39 7 45 45 5 22 5 52 5 76 0 28 0 55-5 79-5 36-27 47-45 47z"><text:p/></draw:path><draw:path draw:style-name="gr1059" draw:text-style-name="P99" svg:width="0.0173in" svg:height="0.0453in" svg:x="0.2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5in" svg:height="0.1in" svg:x="0.2681in" svg:y="0.013in" svg:viewBox="0 0 128 255" svg:d="M79 10c0-10 0-10-9-10-23 24-57 24-70 24 0 5 0 8 0 12 8 0 31 0 51-10 0 66 0 133 0 199 0 14-2 18-36 18-4 0-7 0-12 0 0 5 0 9 0 12 13-1 45-1 62-1 15 0 49 0 63 1 0-3 0-7 0-12-5 0-8 0-13 0-34 0-36-4-36-18 0-72 0-144 0-215z"><text:p/></draw:path><draw:path draw:style-name="gr1059" draw:text-style-name="P99" svg:width="0.0535in" svg:height="0.1512in" svg:x="0.3417in" svg:y="0in" svg:viewBox="0 0 137 385" svg:d="M56 334c0 15-10 40-53 43-1 0-3 2-3 4 0 4 4 4 8 4 37 0 73-18 73-48 0-29 0-58 0-88 0-16 0-28 16-40 14-11 28-11 37-12 1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1059" draw:text-style-name="P99" svg:width="0.0055in" svg:height="0.1512in" svg:x="0.4248in" svg:y="0in" svg:viewBox="0 0 15 385" svg:d="M15 14c0-6 0-14-7-14-8 0-8 8-8 14 0 119 0 238 0 357 0 7 0 14 8 14 7 0 7-7 7-14 0-119 0-238 0-357z"><text:p/></draw:path><draw:path draw:style-name="gr1059" draw:text-style-name="P99" svg:width="0.1008in" svg:height="0.0354in" svg:x="0.499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055in" svg:height="0.1512in" svg:x="0.6697in" svg:y="0in" svg:viewBox="0 0 15 385" svg:d="M15 14c0-6 0-14-7-14-8 0-8 8-8 14 0 119 0 238 0 357 0 7 0 14 8 14 7 0 7-7 7-14 0-119 0-238 0-357z"><text:p/></draw:path><draw:path draw:style-name="gr1059" draw:text-style-name="P99" svg:width="0.0535in" svg:height="0.1512in" svg:x="0.7047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1059" draw:text-style-name="P99" svg:width="0.0921in" svg:height="0.0063in" svg:x="0.7827in" svg:y="0.0717in" svg:viewBox="0 0 235 17" svg:d="M222 17c7 0 13-2 13-9 0-8-6-8-13-8-69 0-140 0-209 0-6 0-13 0-13 8 0 7 7 9 13 9 69 0 140 0 209 0z"><text:p/></draw:path><draw:path draw:style-name="gr1059" draw:text-style-name="P99" svg:width="0.05in" svg:height="0.1in" svg:x="0.9016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1059" draw:text-style-name="P99" svg:width="0.0173in" svg:height="0.0453in" svg:x="0.9776in" svg:y="0.0972in" svg:viewBox="0 0 45 116" svg:d="M45 41c0-26-10-41-25-41-12 0-20 10-20 21 0 10 8 20 20 20 5 0 10-1 14-5 1-1 1-1 1-1 1 0 1 0 1 6 0 28-13 51-26 64-5 4-5 5-5 6 0 2 3 5 5 5 4 0 35-30 35-75z"><text:p/></draw:path><draw:path draw:style-name="gr1059" draw:text-style-name="P99" svg:width="0.05in" svg:height="0.1in" svg:x="1.0453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1059" draw:text-style-name="P99" svg:width="0.0531in" svg:height="0.1512in" svg:x="1.1189in" svg:y="0in" svg:viewBox="0 0 136 385" svg:d="M55 334c0 15-10 40-52 43-2 0-3 2-3 4 0 4 3 4 8 4 37 0 72-18 73-48 0-29 0-58 0-88 0-16 0-28 16-40 13-11 27-11 36-12 2 0 3-1 3-4 0-4-2-4-5-4-27-2-44-15-49-35-1-3-1-4-1-19 0-25 0-50 0-76 0-16 0-28-18-42-16-13-42-17-55-17-5 0-8 0-8 4 0 5 2 5 5 5 25 1 44 14 49 33 1 4 1 4 1 19 0 26 0 54 0 81 0 18 3 24 15 36 9 8 20 12 31 15-32 10-46 26-46 48 0 31 0 62 0 93z"><text:p/></draw:path><draw:path draw:style-name="gr1059" draw:text-style-name="P99" svg:width="0.0055in" svg:height="0.1512in" svg:x="1.202in" svg:y="0in" svg:viewBox="0 0 15 385" svg:d="M15 14c0-6 0-14-7-14-8 0-8 8-8 14 0 119 0 238 0 357 0 7 0 14 8 14 7 0 7-7 7-14 0-119 0-238 0-357z"><text:p/></draw:path></draw:g></text:span><text:span text:style-name="T20"><text:s/>נוכל להוכיח באופן שקול </text:span><text:span text:style-name="T20"><draw:g text:anchor-type="as-char" svg:y="-0.1134in" draw:z-index="75" draw:name="Shape80" draw:style-name="gr1057"><svg:title>TexMaths</svg:title><svg:desc>11§inline§|\Z| = |\{-1, 1\}, \times \N|§svg§600§FALSE§</svg:desc><draw:path draw:style-name="gr1058" draw:text-style-name="P98" svg:width="1.2256in" svg:height="0.1358in" svg:x="0.0004in" svg:y="0.0071in" svg:viewBox="0 0 3114 346" svg:d="M1558 346c-519 0-1039 0-1558 0 0-116 0-230 0-346 1038 0 2076 0 3114 0 0 116 0 230 0 346-518 0-1038 0-1556 0z"><text:p/></draw:path><draw:path draw:style-name="gr1059" draw:text-style-name="P99" svg:width="0.0055in" svg:height="0.1512in" svg:x="0.011in" svg:y="0in" svg:viewBox="0 0 15 385" svg:d="M15 14c0-6 0-14-7-14-8 0-8 8-8 14 0 119 0 238 0 357 0 7 0 14 8 14 7 0 7-7 7-14 0-119 0-238 0-357z"><text:p/></draw:path><draw:path draw:style-name="gr1059" draw:text-style-name="P99" svg:width="0.0917in" svg:height="0.1031in" svg:x="0.0394in" svg:y="0.0098in" svg:viewBox="0 0 234 263" svg:d="M219 14c3-5 3-6 3-7 0-7-5-7-12-7-59 0-118 0-177 0-12 0-12 1-13 11-2 18-5 34-7 52 0 2 0 3 0 5 0 6 4 8 7 8s5-3 6-7c2-8 5-25 29-40 22-15 50-16 62-16 11 0 21 0 32 0-49 79-97 159-146 237-3 4-3 5-3 7 0 6 6 6 13 6 66 0 132 0 198 0 11 0 11-1 13-11 4-25 7-49 10-75 0-4-3-6-6-6-6 0-7 3-8 11-7 30-36 68-91 68-19 0-37 0-55 0 48-78 97-158 145-236zM33 13c7 0 13 0 20 0v1c-10 6-18 12-22 17 1-6 1-12 2-18zM164 13c13 0 26 0 40 0-49 79-97 159-146 237-13 0-26 0-39 0 48-78 97-158 145-237zM185 250c11-7 21-15 30-26-2 7-2 12-4 26-9 0-17 0-26 0z"><text:p/></draw:path><draw:path draw:style-name="gr1059" draw:text-style-name="P99" svg:width="0.0055in" svg:height="0.1512in" svg:x="0.1547in" svg:y="0in" svg:viewBox="0 0 15 385" svg:d="M15 14c0-6 0-14-7-14-8 0-8 8-8 14 0 119 0 238 0 357 0 7 0 14 8 14 7 0 7-7 7-14 0-119 0-238 0-357z"><text:p/></draw:path><draw:path draw:style-name="gr1059" draw:text-style-name="P99" svg:width="0.1008in" svg:height="0.0354in" svg:x="0.229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059" draw:text-style-name="P99" svg:width="0.0055in" svg:height="0.1512in" svg:x="0.4in" svg:y="0in" svg:viewBox="0 0 15 385" svg:d="M15 14c0-6 0-14-7-14-8 0-8 8-8 14 0 119 0 238 0 357 0 7 0 14 8 14 7 0 7-7 7-14 0-119 0-238 0-357z"><text:p/></draw:path><draw:path draw:style-name="gr1059" draw:text-style-name="P99" svg:width="0.0539in" svg:height="0.1512in" svg:x="0.435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1059" draw:text-style-name="P99" svg:width="0.0921in" svg:height="0.0063in" svg:x="0.513in" svg:y="0.0717in" svg:viewBox="0 0 235 17" svg:d="M222 17c7 0 13-2 13-9 0-8-6-8-13-8-69 0-139 0-209 0-6 0-13 0-13 8 0 7 7 9 13 9 70 0 140 0 209 0z"><text:p/></draw:path><draw:path draw:style-name="gr1059" draw:text-style-name="P99" svg:width="0.05in" svg:height="0.1in" svg:x="0.6315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059" draw:text-style-name="P99" svg:width="0.0177in" svg:height="0.0453in" svg:x="0.7071in" svg:y="0.0972in" svg:viewBox="0 0 46 116" svg:d="M46 41c0-26-10-41-25-41-12 0-21 10-21 21 0 10 9 20 21 20 4 0 10-1 13-5 1-1 1-1 2-1s1 0 1 6c0 28-13 51-26 64-4 4-4 5-4 6 0 2 2 5 4 5 3 0 35-30 35-75z"><text:p/></draw:path><draw:path draw:style-name="gr1059" draw:text-style-name="P99" svg:width="0.05in" svg:height="0.1in" svg:x="0.7756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059" draw:text-style-name="P99" svg:width="0.0539in" svg:height="0.1512in" svg:x="0.8488in" svg:y="0in" svg:viewBox="0 0 138 385" svg:d="M56 334c0 15-10 40-52 43-2 0-4 2-4 4 0 4 4 4 8 4 37 0 73-18 75-48 0-29 0-58 0-88 0-16 0-28 15-40 13-11 27-11 36-12 2 0 4-1 4-4 0-4-3-4-7-4-25-2-44-15-47-35-1-3-1-4-1-19 0-25 0-50 0-76 0-16 0-28-19-42-16-13-43-17-56-17-4 0-8 0-8 4 0 5 2 5 7 5 24 1 43 14 48 33 1 4 1 4 1 19 0 26 0 54 0 81 0 18 3 24 16 36 7 8 19 12 29 15-31 10-45 26-45 48 0 31 0 62 0 93z"><text:p/></draw:path><draw:path draw:style-name="gr1059" draw:text-style-name="P99" svg:width="0.0173in" svg:height="0.0453in" svg:x="0.9272in" svg:y="0.0972in" svg:viewBox="0 0 45 116" svg:d="M45 41c0-26-10-41-24-41-13 0-21 10-21 21 0 10 8 20 21 20 4 0 9-1 13-5 1-1 1-1 2-1 0 2 0 0 0 6 0 28-13 50-26 64-4 3-3 5-3 6 0 2 1 5 3 5 4 0 35-30 35-75z"><text:p/></draw:path><draw:path draw:style-name="gr1059" draw:text-style-name="P99" svg:width="0.0728in" svg:height="0.0728in" svg:x="1.0043in" svg:y="0.0394in" svg:viewBox="0 0 186 186" svg:d="M94 83c-27-26-52-52-79-77-4-5-5-6-7-6-5 0-8 3-8 8 0 2 0 3 4 7 26 26 52 52 77 77-25 26-51 52-77 79-4 4-4 5-4 7 0 5 3 8 8 8 2 0 3-1 7-5 26-27 52-52 77-78 27 27 54 53 81 81 1 0 3 2 5 2 5 0 8-3 8-8 0-1 0-2-1-4 0-1-62-62-82-82 25-23 48-47 72-70 1-2 8-7 9-9 1-1 2-3 2-5 0-5-3-8-8-8-3 0-4 1-9 6-25 25-50 51-75 77z"><text:p/></draw:path><draw:path draw:style-name="gr1059" draw:text-style-name="P99" svg:width="0.1028in" svg:height="0.1063in" svg:x="1.1039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1059" draw:text-style-name="P99" svg:width="0.0055in" svg:height="0.1512in" svg:x="1.2283in" svg:y="0in" svg:viewBox="0 0 15 385" svg:d="M15 14c0-6 0-14-7-14-8 0-8 8-8 14 0 119 0 238 0 357 0 7 0 14 8 14 7 0 7-7 7-14 0-119 0-238 0-357z"><text:p/></draw:path></draw:g></text:span><text:span text:style-name="T20">. </text:span><text:span text:style-name="T19">נבחר פונקציה </text:span><text:span text:style-name="T19"><draw:g text:anchor-type="as-char" svg:y="-0.1138in" draw:z-index="68" draw:name="Shape81" draw:style-name="gr1057"><svg:title>TexMaths</svg:title><svg:desc>11§inline§h \colon \Z \to (\{0, 1\} \times \N), h = \lambda z \in \Z. \la \tfrac{z}{|z|}, |z| \ra§svg§600§FALSE§</svg:desc><draw:path draw:style-name="gr1058" draw:text-style-name="P98" svg:width="2.663in" svg:height="0.1772in" svg:x="0.0004in" svg:y="0.0079in" svg:viewBox="0 0 6765 451" svg:d="M3383 451c-1128 0-2255 0-3383 0 0-150 0-301 0-451 2255 0 4509 0 6765 0 0 150 0 301 0 451-1128 0-2256 0-3382 0z"><text:p/></draw:path><draw:path draw:style-name="gr1059" draw:text-style-name="P99" svg:width="0.074in" svg:height="0.1063in" svg:x="0.0012in" svg:y="0.0087in" svg:viewBox="0 0 189 271" svg:d="M89 4c0-1 0-4-4-4-10 0-38 3-48 3-3 1-7 1-7 8 0 6 3 6 9 6 18 0 19 2 19 6 0 2-1 6-1 8-18 74-37 148-56 223-1 5-1 5-1 6 0 9 8 11 11 11 6 0 12-4 14-10 3-8 5-18 7-28 3-12 5-23 9-34 2-9 4-18 6-27 1-2 5-14 5-16 1-5 13-26 26-37 9-5 21-13 38-13 16 0 20 13 20 27 0 21-15 63-24 87-3 8-5 13-5 20 0 19 14 31 32 31 36 0 50-55 50-58s-3-3-4-3c-5 0-5 1-6 6-6 21-18 48-39 48-7 0-10-4-10-12 0-10 3-19 8-28 5-17 23-63 23-85 0-25-16-42-44-42-25 0-43 12-58 30 10-41 20-82 30-123z"><text:p/></draw:path><draw:path draw:style-name="gr1059" draw:text-style-name="P99" svg:width="0.0157in" svg:height="0.0654in" svg:x="0.1106in" svg:y="0.0484in" svg:viewBox="0 0 41 167" svg:d="M41 21c0-11-9-21-20-21-12 0-21 10-21 21s9 20 21 20c11 0 20-9 20-20zM41 147c0-11-9-21-20-21-12 0-21 10-21 21s9 20 21 20c11 0 20-9 20-20z"><text:p/></draw:path><draw:path draw:style-name="gr1059" draw:text-style-name="P99" svg:width="0.0921in" svg:height="0.1035in" svg:x="0.1945in" svg:y="0.0102in" svg:viewBox="0 0 235 264" svg:d="M220 14c3-5 3-6 3-7 0-7-5-7-12-7-59 0-117 0-177 0-13 0-13 1-14 11-2 18-3 35-6 53 0 1-1 3-1 4 0 6 5 8 8 8s5-3 7-5c1-10 4-27 28-42 22-15 49-16 62-16 11 0 21 0 32 0-49 80-98 159-147 239-3 4-3 5-3 6 0 6 7 6 13 6 66 0 133 0 199 0 11 0 11 0 14-9 3-27 6-52 9-77 0-4-3-7-6-7-6 0-7 4-8 12-6 31-36 69-91 69-19 0-36 0-55 0 48-80 97-159 145-238zM33 13c7 0 14 0 21 0v1c-11 6-18 12-23 17 1-6 1-12 2-18zM165 13c13 0 26 0 40 0-49 80-98 159-147 239-13 0-25 0-38 0 48-80 97-159 145-239zM186 252c10-7 21-16 30-26-1 8-3 11-4 26-8 0-17 0-26 0z"><text:p/></draw:path><draw:path draw:style-name="gr1059" draw:text-style-name="P99" svg:width="0.1346in" svg:height="0.0791in" svg:x="0.3425in" svg:y="0.037in" svg:viewBox="0 0 343 202" svg:d="M300 109c-21 16-30 32-34 37-17 27-14 34-21 51 0 5 5 5 8 5 7 0 8 0 9-8 9-37 32-70 75-88 5-1 6-2 6-5s-2-4-3-4c-18-7-64-26-78-91-1-5-2-6-9-6-3 0-8 0-8 4 0 2 4 26 20 52 8 11 19 25 35 38-95 0-191 0-287 0-6 0-13 0-13 7 0 8 7 8 13 8 96 0 192 0 287 0z"><text:p/></draw:path><draw:path draw:style-name="gr1059" draw:text-style-name="P99" svg:width="0.035in" svg:height="0.1516in" svg:x="0.5437in" svg:y="0in" svg:viewBox="0 0 90 386" svg:d="M90 383c0-1 0-2-6-9-49-49-61-121-61-180 0-67 14-134 62-183 5-5 5-5 5-7 0-3-2-4-4-4-3 0-39 26-62 76-20 42-24 85-24 118 0 30 4 75 25 119 23 48 58 73 61 73 2 0 4-1 4-3z"><text:p/></draw:path><draw:path draw:style-name="gr1059" draw:text-style-name="P99" svg:width="0.0539in" svg:height="0.1516in" svg:x="0.5984in" svg:y="0in" svg:viewBox="0 0 138 386" svg:d="M83 52c0-16 9-41 51-43 2 0 4-2 4-5 0-4-4-4-8-4-39 0-74 20-74 49s0 58 0 88c0 15 0 27-15 41-13 11-29 11-37 12-2 0-4 2-4 4 0 3 2 3 7 5 25 1 44 15 48 34 1 4 1 4 1 19 0 24 0 49 0 75 0 16 0 28 19 44 15 11 41 15 55 15 4 0 8 0 8-4s-3-4-6-5c-25-1-44-13-48-33-1-3-1-4-1-19 0-26 0-53 0-79 0-18-4-24-17-37-8-8-19-13-30-15 32-9 47-27 47-49 0-31 0-62 0-93z"><text:p/></draw:path><draw:path draw:style-name="gr1059" draw:text-style-name="P99" svg:width="0.0638in" svg:height="0.1039in" svg:x="0.6697in" svg:y="0.0138in" svg:viewBox="0 0 163 265" svg:d="M163 133c0-30-1-61-16-90-17-37-49-43-64-43-24 0-52 10-69 45-12 28-14 58-14 88 0 29 2 64 18 94 16 31 45 38 63 38 21 0 51-7 68-44 13-27 14-57 14-88zM81 257c-14 0-37-9-44-46-4-23-4-59-4-82 0-25 0-51 2-72 8-45 37-49 46-49 14 0 39 7 47 45 3 22 3 52 3 76 0 29 0 55-4 81-6 36-28 47-46 47z"><text:p/></draw:path><draw:path draw:style-name="gr1059" draw:text-style-name="P99" svg:width="0.0173in" svg:height="0.0453in" svg:x="0.7531in" svg:y="0.0984in" svg:viewBox="0 0 45 116" svg:d="M45 41c0-26-10-41-25-41-12 0-20 10-20 21 0 10 8 20 20 20 5 0 10-1 14-5 1-1 1-1 1-1 1 0 1 0 1 6 0 28-13 52-26 65-4 3-4 4-4 5 0 4 2 5 4 5 4 0 35-30 35-75z"><text:p/></draw:path><draw:path draw:style-name="gr1059" draw:text-style-name="P99" svg:width="0.05in" svg:height="0.1008in" svg:x="0.8213in" svg:y="0.0138in" svg:viewBox="0 0 128 257" svg:d="M79 10c0-10 0-10-9-10-24 24-58 24-70 24 0 5 0 8 0 12 8 0 31 0 51-10 0 67 0 134 0 201 0 13-1 19-37 19-4 0-7 0-12 0 0 3 0 7 0 11 13-1 48-1 63-1s49 0 63 1c0-4 0-8 0-11-5 0-8 0-12 0-36 0-37-4-37-19 0-73 0-144 0-217z"><text:p/></draw:path><draw:path draw:style-name="gr1059" draw:text-style-name="P99" svg:width="0.0531in" svg:height="0.1516in" svg:x="0.8949in" svg:y="0in" svg:viewBox="0 0 136 386" svg:d="M55 334c0 16-10 41-52 43-2 1-3 2-3 5 0 4 4 4 8 4 37 0 72-19 73-48 0-29 0-59 0-88 0-14 0-27 16-39 13-11 28-12 36-12 2-2 3-3 3-5 0-4-2-4-5-4-25-2-44-16-48-34-2-5-2-6-2-20 0-26 0-51 0-76 0-17 0-29-18-43-16-13-42-17-55-17-4 0-8 0-8 4 0 5 2 5 6 5 24 1 44 14 48 33 1 4 1 4 1 19 0 26 0 54 0 81 0 18 3 25 15 37 9 7 20 12 31 15-32 9-46 27-46 49 0 29 0 60 0 91z"><text:p/></draw:path><draw:path draw:style-name="gr1059" draw:text-style-name="P99" svg:width="0.0732in" svg:height="0.0728in" svg:x="1.0161in" svg:y="0.0402in" svg:viewBox="0 0 187 186" svg:d="M94 83c-26-26-52-52-77-77-6-5-6-6-9-6-5 0-8 3-8 8 0 3 1 3 4 7 27 27 52 52 79 79-27 25-52 51-79 77-3 4-4 6-4 8 0 4 3 7 8 7 3 0 3 0 9-5 25-27 51-52 77-77 26 26 52 53 79 80 1 0 3 2 6 2 5 0 8-3 8-7 0-2 0-2-1-5-1 0-63-60-81-80 23-24 47-48 70-72 2-2 8-7 10-9 0-1 2-2 2-5 0-5-3-8-8-8-3 0-5 1-10 6-25 25-50 51-75 77z"><text:p/></draw:path><draw:path draw:style-name="gr1059" draw:text-style-name="P99" svg:width="0.1028in" svg:height="0.1063in" svg:x="1.1496in" svg:y="0.0102in" svg:viewBox="0 0 262 271" svg:d="M34 35c0 63 0 126 0 189 0 20-3 28-23 28-4 0-11 0-11 6s7 6 13 6c20 0 41 0 61 0 6 0 12 0 12-6s-6-6-11-6c-21 0-24-9-24-29 0-60 0-119 0-178 56 74 111 148 167 221 3 4 4 5 8 5 6 0 6-6 6-12 0-73 0-145 0-218 0-21 3-27 21-28 2 0 9 0 9-6 0-7-6-7-12-7-19 0-39 0-57 0-7 0-14 0-14 7 0 6 8 6 12 6 21 1 25 9 25 29 0 41 0 80 0 121-39-53-78-105-117-157-4-6-5-6-14-6-22 0-45 0-67 0-7 0-12 0-12 7 0 6 5 6 7 6 10 1 18 8 22 12-1 4-1 5-1 10zM219 245c-56-74-112-148-168-222-5-4-5-5-9-10 15 0 31 0 46 0 44 59 87 117 131 177 0 17 0 36 0 55z"><text:p/></draw:path><draw:path draw:style-name="gr1059" draw:text-style-name="P99" svg:width="0.035in" svg:height="0.1516in" svg:x="1.2642in" svg:y="0in" svg:viewBox="0 0 90 386" svg:d="M90 194c0-31-4-77-25-121-23-48-57-73-61-73-2 0-4 2-4 4s0 2 8 9c38 39 60 100 60 181 0 66-14 133-62 182-6 5-6 6-6 7 0 2 2 3 4 3 4 0 39-26 62-75 20-43 24-85 24-117z"><text:p/></draw:path><draw:path draw:style-name="gr1059" draw:text-style-name="P99" svg:width="0.0173in" svg:height="0.0453in" svg:x="1.328in" svg:y="0.0984in" svg:viewBox="0 0 45 116" svg:d="M45 41c0-26-9-41-24-41-13 0-21 10-21 21 0 10 8 20 21 20 4 0 10-1 13-5 1-1 1-1 2-1 0 3 1 0 1 6 0 28-13 52-26 65-4 3-4 4-4 5 0 4 2 5 3 5 4 0 35-30 35-75z"><text:p/></draw:path><draw:path draw:style-name="gr1059" draw:text-style-name="P99" svg:width="0.074in" svg:height="0.1063in" svg:x="1.3909in" svg:y="0.0087in" svg:viewBox="0 0 189 271" svg:d="M89 4c0-1 0-4-4-4-10 0-38 3-48 3-3 1-7 1-7 8 0 6 3 6 9 6 18 0 19 2 19 6 0 2-1 6-1 8-18 74-37 148-56 223-1 5-1 5-1 6 0 9 8 11 11 11 6 0 12-4 14-10 3-8 5-18 7-28 3-12 5-23 9-34 2-9 4-18 6-27 1-2 5-14 5-16 1-5 13-26 26-37 9-5 21-13 38-13 16 0 20 13 20 27 0 21-15 63-24 87-3 8-5 13-5 20 0 19 14 31 32 31 36 0 50-55 50-58s-3-3-4-3c-5 0-5 1-6 6-6 21-18 48-39 48-7 0-10-4-10-12 0-10 3-19 8-28 5-17 23-63 23-85 0-25-16-42-44-42-25 0-43 12-58 30 10-41 20-82 30-123z"><text:p/></draw:path><draw:path draw:style-name="gr1059" draw:text-style-name="P99" svg:width="0.1008in" svg:height="0.035in" svg:x="1.5209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8in" svg:height="0.1067in" svg:x="1.6811in" svg:y="0.0087in" svg:viewBox="0 0 191 272" svg:d="M118 156c15 40 34 99 40 108 6 7 10 7 20 7 4 0 6 0 9 0s4-2 4-3-1-2-2-3c-3-5-6-10-9-18-26-74-52-147-79-219-7-24-28-28-47-28-1 0-7 0-7 4s3 3 4 4c13 2 15 4 25 31 12 35 25 70 37 106-35 35-71 70-106 105-5 5-7 7-7 11 0 7 4 11 11 11 6 0 10-4 13-7 31-37 63-73 94-109z"><text:p/></draw:path><draw:path draw:style-name="gr1059" draw:text-style-name="P99" svg:width="0.0642in" svg:height="0.0685in" svg:x="1.7681in" svg:y="0.0469in" svg:viewBox="0 0 164 175" svg:d="M35 139c21-22 32-32 46-44 13-11 25-21 38-34 37-37 45-55 45-57 0-4-3-4-4-4-3 0-4 1-6 4-11 19-20 26-29 26s-14-7-19-13c-8-9-15-17-27-17-29 0-47 36-47 44 0 2 0 5 4 5s5-3 6-5c8-18 30-18 33-18 8 0 15 3 24 6 15 6 20 6 30 6-15 16-46 45-54 50-11 11-23 22-34 33-27 26-41 48-41 51s4 3 6 3 3 0 5-4c9-14 21-24 33-24 9 0 13 3 22 14 7 9 14 14 25 14 39 0 61-48 61-59 0-2-1-3-5-3-3 0-4 2-5 4-9 25-34 33-46 33-8 0-16-2-23-5-14-5-19-7-28-7-3 0-6 0-10 1z"><text:p/></draw:path><draw:path draw:style-name="gr1059" draw:text-style-name="P99" svg:width="0.076in" svg:height="0.0878in" svg:x="1.8941in" svg:y="0.0323in" svg:viewBox="0 0 194 224" svg:d="M179 120c7 0 15 0 15-7 0-8-8-8-15-8-55 0-109 0-164 0 6-52 50-90 104-90 20 0 41 0 60 0 7 0 15 0 15-7 0-8-8-8-15-8-19 0-40 0-60 0-66 0-119 51-119 113 0 61 53 111 119 111 20 0 41 0 60 0 7 0 15 0 15-8s-8-8-15-8c-19 0-40 0-60 0-54 0-98-36-104-88 55 0 109 0 164 0z"><text:p/></draw:path><draw:path draw:style-name="gr1059" draw:text-style-name="P99" svg:width="0.0921in" svg:height="0.1035in" svg:x="2.0291in" svg:y="0.0102in" svg:viewBox="0 0 235 264" svg:d="M220 14c3-5 3-6 3-7 0-7-5-7-12-7-59 0-117 0-177 0-13 0-13 1-14 11-2 18-3 35-6 53 0 1-1 3-1 4 0 6 5 8 8 8s5-3 7-5c1-10 4-27 28-42 22-15 49-16 62-16 11 0 21 0 32 0-49 80-97 159-146 239-4 4-4 5-4 6 0 6 7 6 13 6 66 0 133 0 199 0 11 0 11 0 14-9 3-27 6-52 9-77 0-4-3-7-6-7-6 0-7 4-8 12-6 31-36 69-91 69-19 0-36 0-55 0 48-80 97-159 145-238zM33 13c7 0 14 0 21 0v1c-11 6-18 12-22 17 0-6 1-12 1-18zM165 13c13 0 26 0 40 0-49 80-97 159-146 239-13 0-26 0-39 0 48-80 97-159 145-239zM186 252c11-7 21-16 30-26-1 8-3 11-4 26-8 0-17 0-26 0z"><text:p/></draw:path><draw:path draw:style-name="gr1059" draw:text-style-name="P99" svg:width="0.0157in" svg:height="0.0157in" svg:x="2.1398in" svg:y="0.0984in" svg:viewBox="0 0 41 41" svg:d="M41 21c0-11-9-21-20-21s-21 10-21 21 10 20 21 20 20-9 20-20z"><text:p/></draw:path><draw:path draw:style-name="gr1059" draw:text-style-name="P99" svg:width="0.0339in" svg:height="0.1516in" svg:x="2.1854in" svg:y="0in" svg:viewBox="0 0 87 386" svg:d="M85 15c2-4 2-5 2-7 0-5-4-8-8-8s-6 2-10 9c-22 59-45 118-67 177-1 3-2 6-2 8 0 1 0 1 2 7 22 58 45 118 67 176 3 5 5 9 10 9 4 0 8-3 8-8 0-1 0-2-2-6-23-60-45-118-68-178 23-59 45-119 68-179z"><text:p/></draw:path><draw:path draw:style-name="gr1059" draw:text-style-name="P99" svg:width="0.0484in" svg:height="0.0476in" svg:x="2.289in" svg:y="0.0079in" svg:viewBox="0 0 124 122" svg:d="M29 96c7-8 12-12 35-31 5-4 25-21 34-29 16-16 26-29 26-33 0-3-3-3-4-3-2 0-3 0-4 2-9 13-15 17-21 17-4 0-8 0-16-8-9-9-15-11-22-11-21 0-36 23-36 32 0 2 3 3 5 3 4 0 4-1 5-4 4-9 20-10 24-10 6 0 13 2 17 2 15 3 16 3 23 3-7 8-11 13-38 34-21 16-28 23-33 28-16 17-24 29-24 31 0 3 3 3 4 3 3 0 4-1 5-3 8-10 15-16 25-16 3 0 7 0 14 7 9 8 15 12 24 12 28 0 46-33 46-41 0-4-2-5-5-5s-3 2-4 5c-6 14-21 20-35 20-6 0-12-2-19-3-13-3-15-3-20-3-1 0-4 0-6 1z"><text:p/></draw:path><draw:path draw:style-name="gr1059" draw:text-style-name="P99" svg:width="0.1346in" svg:height="0.0055in" svg:x="2.2461in" svg:y="0.0732in" svg:viewBox="0 0 343 15" svg:d="M172 15c-58 0-115 0-172 0 0-5 0-9 0-15 114 0 229 0 343 0 0 6 0 10 0 15-57 0-114 0-171 0z"><text:p/></draw:path><draw:path draw:style-name="gr1059" draw:text-style-name="P99" svg:width="0.0047in" svg:height="0.1059in" svg:x="2.2618in" svg:y="0.087in" svg:viewBox="0 0 13 270" svg:d="M13 11c0-4 0-11-6-11-7 0-7 7-7 11 0 83 0 166 0 249 0 4 0 10 7 10 6 0 6-6 6-10 0-83 0-166 0-249z"><text:p/></draw:path><draw:path draw:style-name="gr1059" draw:text-style-name="P99" svg:width="0.0484in" svg:height="0.0476in" svg:x="2.289in" svg:y="0.1193in" svg:viewBox="0 0 124 122" svg:d="M29 96c7-8 12-12 35-31 5-4 25-21 34-29 16-16 26-29 26-33 0-3-3-3-4-3-2 0-3 1-4 3-9 12-15 17-21 17-4 0-8-1-16-9-9-9-15-11-22-11-21 0-36 23-36 32 0 2 3 3 5 3 4 0 4-1 5-4 4-9 20-10 24-10 6 0 13 2 17 2 15 3 16 3 23 3-7 8-11 13-38 34-21 16-28 23-33 28-16 17-24 29-24 31 0 3 3 3 4 3 3 0 4-1 5-3 8-10 15-16 25-16 3 0 7 1 14 7 9 8 15 12 24 12 28 0 46-33 46-41 0-4-2-4-5-4s-3 1-4 5c-6 13-21 19-35 19-6 0-12-2-19-3-13-2-15-2-20-2-1 0-4 0-6 0z"><text:p/></draw:path><draw:path draw:style-name="gr1059" draw:text-style-name="P99" svg:width="0.0047in" svg:height="0.1059in" svg:x="2.3606in" svg:y="0.087in" svg:viewBox="0 0 13 270" svg:d="M13 11c0-4 0-11-6-11-7 0-7 7-7 11 0 83 0 166 0 249 0 4 0 10 7 10 6 0 6-6 6-10 0-83 0-166 0-249z"><text:p/></draw:path><draw:path draw:style-name="gr1059" draw:text-style-name="P99" svg:width="0.0173in" svg:height="0.0453in" svg:x="2.4126in" svg:y="0.0984in" svg:viewBox="0 0 45 116" svg:d="M45 41c0-26-10-41-24-41-13 0-21 10-21 21 0 10 8 20 21 20 4 0 9-1 13-5 1-1 1-1 2-1 0 3 0 0 0 6 0 28-13 52-26 65-3 3-3 4-3 5 0 4 1 5 3 5 4 0 35-30 35-75z"><text:p/></draw:path><draw:path draw:style-name="gr1059" draw:text-style-name="P99" svg:width="0.0055in" svg:height="0.1516in" svg:x="2.4854in" svg:y="0in" svg:viewBox="0 0 15 386" svg:d="M15 14c0-6 0-14-7-14-8 0-8 8-8 14 0 119 0 239 0 358 0 7 0 14 8 14 7 0 7-7 7-14 0-119 0-239 0-358z"><text:p/></draw:path><draw:path draw:style-name="gr1059" draw:text-style-name="P99" svg:width="0.0642in" svg:height="0.0685in" svg:x="2.5161in" svg:y="0.0469in" svg:viewBox="0 0 164 175" svg:d="M34 139c21-22 32-32 46-44 14-11 25-21 39-34 36-37 45-55 45-57 0-4-3-4-4-4-4 0-5 1-6 4-12 19-21 26-30 26-10 0-13-7-19-13-7-9-14-17-27-17-28 0-46 36-46 44 0 2 1 5 4 5 4 0 5-3 5-5 7-18 29-18 33-18 9 0 15 3 24 6 15 6 20 6 30 6-14 16-47 45-53 50-12 11-23 22-35 33-27 26-40 48-40 51s3 3 4 3c4 0 4 0 7-4 9-14 20-24 32-24 9 0 13 3 23 14 7 9 13 14 24 14 39 0 61-48 61-59 0-2-1-3-5-3-3 0-4 2-5 4-9 25-33 33-46 33-8 0-15-2-23-5-14-5-19-7-27-7-1 0-8 0-11 1z"><text:p/></draw:path><draw:path draw:style-name="gr1059" draw:text-style-name="P99" svg:width="0.0055in" svg:height="0.1516in" svg:x="2.6047in" svg:y="0in" svg:viewBox="0 0 15 386" svg:d="M15 14c0-6 0-14-7-14-8 0-8 8-8 14 0 119 0 239 0 358 0 7 0 14 8 14 7 0 7-7 7-14 0-119 0-239 0-358z"><text:p/></draw:path><draw:path draw:style-name="gr1059" draw:text-style-name="P99" svg:width="0.0339in" svg:height="0.1516in" svg:x="2.6374in" svg:y="0in" svg:viewBox="0 0 87 386" svg:d="M85 201c2-6 2-6 2-7s0-2-2-6c-22-60-45-120-67-179-4-7-7-9-10-9-5 0-8 3-8 8 0 1 0 2 2 6 23 60 45 119 68 180-23 60-45 118-68 178-2 4-2 4-2 6 0 5 4 8 8 8 5 0 6-3 9-8 23-59 45-118 68-177z"><text:p/></draw:path></draw:g></text:span><text:span text:style-name="T19">, </text:span><text:span text:style-name="T20">ונוכיח </text:span><text:span text:style-name="T20"><draw:g text:anchor-type="as-char" svg:y="-0.1063in" draw:z-index="69" draw:name="Shape82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20"><text:s/>חח"ע ועל. </text:span></text:p>
      <text:p text:style-name="P28"><text:soft-page-break/><text:span text:style-name="T43">חח"ע: </text:span><text:span text:style-name="T9">יהיו </text:span><text:span text:style-name="T9"><draw:g text:anchor-type="as-char" svg:y="-0.1043in" draw:z-index="70" draw:name="Shape83" draw:style-name="gr1057"><svg:title>TexMaths</svg:title><svg:desc>11§inline§z_1, z_2 \in \Z§svg§600§FALSE§</svg:desc><draw:path draw:style-name="gr1058" draw:text-style-name="P98" svg:width="0.6118in" svg:height="0.1173in" svg:x="0.0016in" svg:y="0.0071in" svg:viewBox="0 0 1555 299" svg:d="M779 299c-260 0-519 0-779 0 0-99 0-200 0-299 518 0 1037 0 1555 0 0 99 0 200 0 299-259 0-518 0-776 0z"><text:p/></draw:path><draw:path draw:style-name="gr1059" draw:text-style-name="P99" svg:width="0.0642in" svg:height="0.0685in" svg:x="0.0004in" svg:y="0.0362in" svg:viewBox="0 0 164 175" svg:d="M35 139c21-22 32-32 46-44 12-12 25-21 38-34 37-37 45-55 45-57 0-4-3-4-5-4s-3 1-5 4c-11 19-20 26-29 26-10 0-14-7-19-13-8-9-15-17-27-17-30 0-47 36-47 44 0 2 1 5 4 5 4 0 5-3 6-5 7-18 29-18 33-18 7 0 15 3 24 6 15 6 20 6 30 6-15 16-47 45-54 50-12 11-23 22-35 33-26 26-40 48-40 51s4 3 5 3c3 0 4-1 6-5 9-13 21-23 33-23 9 0 13 3 22 14 7 8 14 14 25 14 39 0 61-48 61-59 0-2-1-3-5-3-3 0-4 2-5 4-9 25-34 33-46 33-8 0-16-3-23-5-14-6-19-7-28-7-3 0-7 0-10 1z"><text:p/></draw:path><draw:path draw:style-name="gr1059" draw:text-style-name="P99" svg:width="0.0386in" svg:height="0.0705in" svg:x="0.0764in" svg:y="0.0563in" svg:viewBox="0 0 99 180" svg:d="M62 8c0-8-2-8-8-8-18 17-43 18-54 18 0 3 0 5 0 8 7 0 24 0 40-6 0 45 0 91 0 138 0 9 0 12-28 12-3 0-7 0-10 0 0 3 0 7 0 10 6 0 39-1 49-1 7 0 41 1 48 1 0-3 0-7 0-10-3 0-7 0-10 0-27 0-27-3-27-12 0-51 0-101 0-150z"><text:p/></draw:path><draw:path draw:style-name="gr1059" draw:text-style-name="P99" svg:width="0.0173in" svg:height="0.0453in" svg:x="0.1461in" svg:y="0.0862in" svg:viewBox="0 0 45 116" svg:d="M45 41c0-26-9-41-24-41-13 0-21 10-21 21 0 10 8 20 21 20 4 0 10-1 13-5 1-1 1-1 2-1 0 3 1 0 1 6 0 29-14 52-26 64-4 4-4 5-4 6 0 3 2 5 3 5 4 0 35-30 35-75z"><text:p/></draw:path><draw:path draw:style-name="gr1059" draw:text-style-name="P99" svg:width="0.0642in" svg:height="0.0685in" svg:x="0.2071in" svg:y="0.0362in" svg:viewBox="0 0 164 175" svg:d="M35 139c21-22 32-32 46-44 12-12 25-21 38-34 37-37 45-55 45-57 0-4-3-4-5-4s-3 1-5 4c-11 19-20 26-29 26-10 0-14-7-19-13-8-9-15-17-27-17-30 0-47 36-47 44 0 2 0 5 4 5s5-3 6-5c7-18 29-18 33-18 7 0 15 3 24 6 15 6 20 6 30 6-15 16-47 45-54 50-11 11-23 22-34 33-27 26-41 48-41 51s4 3 5 3c3 0 4-1 6-5 9-13 21-23 33-23 9 0 13 3 22 14 7 8 14 14 25 14 39 0 61-48 61-59 0-2-1-3-5-3-3 0-4 2-5 4-9 25-34 33-46 33-8 0-16-3-23-5-14-6-19-7-28-7-3 0-7 0-10 1z"><text:p/></draw:path><draw:path draw:style-name="gr1059" draw:text-style-name="P99" svg:width="0.0469in" svg:height="0.0705in" svg:x="0.278in" svg:y="0.0563in" svg:viewBox="0 0 120 180" svg:d="M120 130c-3 0-7 0-10 0 0 7-3 22-7 24-2 3-23 3-26 3-17 0-34 0-51 0 29-26 39-33 55-46 20-16 39-33 39-58 0-33-29-53-64-53-33 0-56 23-56 49 0 13 12 15 14 15 7 0 15-6 15-14 0-6-3-15-16-15 8-20 27-25 40-25 26 0 40 21 40 43 0 23-16 42-25 52-22 21-43 42-65 64-3 2-3 3-3 11 37 0 74 0 111 0 3-17 6-33 9-50z"><text:p/></draw:path><draw:path draw:style-name="gr1059" draw:text-style-name="P99" svg:width="0.0752in" svg:height="0.0874in" svg:x="0.3941in" svg:y="0.0217in" svg:viewBox="0 0 192 223" svg:d="M179 120c7 0 13 0 13-7 0-8-6-8-13-8-55 0-109 0-164 0 5-52 50-90 104-90 20 0 40 0 60 0 7 0 13 0 13-7 0-8-6-8-13-8-20 0-40 0-60 0-66 0-119 51-119 113 0 61 53 110 119 110 20 0 40 0 60 0 7 0 13 0 13-8s-6-8-13-8c-20 0-40 0-60 0-54 0-99-35-104-87 55 0 109 0 164 0z"><text:p/></draw:path><draw:path draw:style-name="gr1059" draw:text-style-name="P99" svg:width="0.0921in" svg:height="0.1035in" svg:x="0.5291in" svg:y="0in" svg:viewBox="0 0 235 264" svg:d="M220 14c3-5 3-5 3-7 0-7-5-7-13-7-59 0-118 0-177 0-12 0-12 1-13 11-2 18-4 35-6 53 0 1-1 2-1 4 0 6 5 8 7 8 4 0 6-3 6-5 3-10 6-27 29-42 22-14 49-16 63-16 10 0 21 0 30 0-48 80-96 159-145 237-3 5-3 6-3 7 0 7 7 7 13 7 66 0 132 0 198 0 12 0 12-1 13-11 4-26 8-51 11-75 0-4-3-7-6-7-6 0-7 4-8 12-7 30-37 67-91 67-19 0-37 0-55 0 48-78 97-157 145-236zM33 13c7 0 14 0 21 0v1c-11 6-18 12-23 17 1-6 1-12 2-18zM165 13c13 0 26 0 40 0-49 80-98 159-147 237-13 0-26 0-39 0 48-78 98-157 146-237zM185 250c11-6 21-15 31-26-2 8-3 12-5 26-9 0-17 0-26 0z"><text:p/></draw:path></draw:g></text:span><text:span text:style-name="T9">, נניח </text:span><text:span text:style-name="T9"><draw:g text:anchor-type="as-char" svg:y="-0.1134in" draw:z-index="71" draw:name="Shape84" draw:style-name="gr1057"><svg:title>TexMaths</svg:title><svg:desc>11§inline§h(z_1) = h(z_2)§svg§600§FALSE§</svg:desc><draw:path draw:style-name="gr1058" draw:text-style-name="P98" svg:width="0.8614in" svg:height="0.1358in" svg:x="0.0004in" svg:y="0.0071in" svg:viewBox="0 0 2189 346" svg:d="M1095 346c-366 0-730 0-1095 0 0-116 0-230 0-346 729 0 1460 0 2189 0 0 116 0 230 0 346-365 0-730 0-1094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642in" svg:height="0.0685in" svg:x="0.1461in" svg:y="0.0453in" svg:viewBox="0 0 164 175" svg:d="M35 139c21-22 32-32 46-44 13-12 25-21 38-34 37-37 45-55 45-57 0-4-3-4-4-4-3 0-4 1-6 4-11 19-20 25-29 25s-14-6-19-12c-8-9-15-17-27-17-29 0-47 36-47 44 0 2 0 4 4 4s5-2 6-4c8-18 30-18 33-18 8 0 15 3 24 6 15 5 20 5 30 5-15 17-46 46-54 51-11 11-23 22-34 33-27 25-41 47-41 51 0 3 4 3 6 3s3-1 5-5c9-14 21-24 33-24 9 0 13 4 22 15 7 7 14 14 25 14 39 0 61-49 61-59 0-3-1-4-5-4-3 0-4 3-5 5-9 25-34 33-46 33-8 0-16-4-23-6-14-5-19-6-28-6-3 0-6 0-10 1z"><text:p/></draw:path><draw:path draw:style-name="gr1059" draw:text-style-name="P99" svg:width="0.0386in" svg:height="0.0701in" svg:x="0.2217in" svg:y="0.0661in" svg:viewBox="0 0 99 179" svg:d="M62 8c0-8 0-8-8-8-18 17-42 17-54 17 0 3 0 6 0 9 7 0 25 0 40-7 0 46 0 92 0 138 0 9 0 13-28 13-3 0-6 0-10 0 0 3 0 6 0 9 6-1 39-1 49-1 8 0 43 0 48 1 0-3 0-6 0-9-3 0-7 0-10 0-27 0-27-4-27-13 0-50 0-100 0-149z"><text:p/></draw:path><draw:path draw:style-name="gr1059" draw:text-style-name="P99" svg:width="0.035in" svg:height="0.1512in" svg:x="0.287in" svg:y="0in" svg:viewBox="0 0 90 385" svg:d="M90 193c0-30-4-76-25-120-24-48-57-73-61-73-2 0-4 2-4 4s0 2 8 9c37 38 59 99 59 180 0 65-14 133-61 181-6 6-6 6-6 7 0 2 2 4 4 4 4 0 39-26 62-76 20-41 24-84 24-116z"><text:p/></draw:path><draw:path draw:style-name="gr1059" draw:text-style-name="P99" svg:width="0.1008in" svg:height="0.0354in" svg:x="0.388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in" svg:height="0.1063in" svg:x="0.5488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6429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642in" svg:height="0.0685in" svg:x="0.6933in" svg:y="0.0453in" svg:viewBox="0 0 164 175" svg:d="M35 139c21-22 32-32 46-44 13-12 25-21 38-34 37-37 45-55 45-57 0-4-3-4-4-4-3 0-4 1-6 4-11 19-20 25-29 25s-14-6-19-12c-8-9-15-17-27-17-29 0-47 36-47 44 0 2 0 4 4 4s5-2 6-4c8-18 30-18 33-18 8 0 15 3 24 6 15 5 20 5 30 5-15 17-46 46-54 51-11 11-23 22-34 33-27 25-41 47-41 51 0 3 4 3 6 3s3-1 5-5c9-14 21-24 33-24 9 0 13 4 22 15 7 7 14 14 25 14 39 0 61-49 61-59 0-3-1-4-5-4-3 0-4 3-5 5-9 25-34 33-46 33-8 0-16-4-23-6-14-5-19-6-28-6-3 0-6 0-10 1z"><text:p/></draw:path><draw:path draw:style-name="gr1059" draw:text-style-name="P99" svg:width="0.0469in" svg:height="0.0701in" svg:x="0.7646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1059" draw:text-style-name="P99" svg:width="0.035in" svg:height="0.1512in" svg:x="0.834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9"><text:s/>ונוכיח </text:span><text:span text:style-name="T9"><draw:g text:anchor-type="as-char" svg:y="-0.0661in" draw:z-index="72" draw:name="Shape85" draw:style-name="gr1057"><svg:title>TexMaths</svg:title><svg:desc>11§inline§z_1 = z_2§svg§600§FALSE§</svg:desc><draw:path draw:style-name="gr1058" draw:text-style-name="P98" svg:width="0.45in" svg:height="0.074in" svg:x="0.0016in" svg:y="0.0071in" svg:viewBox="0 0 1144 189" svg:d="M572 189c-191 0-382 0-572 0 0-63 0-126 0-189 382 0 762 0 1144 0 0 63 0 126 0 189-190 0-382 0-572 0z"><text:p/></draw:path><draw:path draw:style-name="gr1059" draw:text-style-name="P99" svg:width="0.0642in" svg:height="0.0681in" svg:x="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1059" draw:text-style-name="P99" svg:width="0.0386in" svg:height="0.0701in" svg:x="0.0764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1059" draw:text-style-name="P99" svg:width="0.1008in" svg:height="0.035in" svg:x="0.1835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42in" svg:height="0.0681in" svg:x="0.3417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1059" draw:text-style-name="P99" svg:width="0.0469in" svg:height="0.0701in" svg:x="0.4126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9">. מההנחה </text:span><text:span text:style-name="T9"><draw:g text:anchor-type="as-char" svg:y="-0.1138in" draw:z-index="73" draw:name="Shape86" draw:style-name="gr1057"><svg:title>TexMaths</svg:title><svg:desc>11§inline§\la \tfrac{z_1}{|z_1|}, |z_1| \ra = \la \tfrac{z_2}{|z_2|}, |z_2| \ra§svg§600§FALSE§</svg:desc><draw:path draw:style-name="gr1058" draw:text-style-name="P98" svg:width="1.4413in" svg:height="0.1768in" svg:x="0.0004in" svg:y="0.0079in" svg:viewBox="0 0 3662 450" svg:d="M0 0c1221 0 2441 0 3662 0 0 150 0 300 0 450-1221 0-2441 0-3662 0 0-150 0-300 0-450z"><text:p/></draw:path><draw:path draw:style-name="gr1059" draw:text-style-name="P99" svg:width="0.0335in" svg:height="0.1512in" svg:x="0.0094in" svg:y="0in" svg:viewBox="0 0 86 385" svg:d="M84 14c2-4 2-4 2-6 0-5-3-8-8-8-3 0-6 2-9 9-23 59-45 118-68 177 0 3-1 5-1 7 0 1 0 2 1 7 23 58 45 118 68 176 1 5 4 9 9 9s8-3 8-8c0-1 0-1-2-5-23-60-45-119-69-179 24-60 46-119 69-179z"><text:p/></draw:path><draw:path draw:style-name="gr1059" draw:text-style-name="P99" svg:width="0.0484in" svg:height="0.0476in" svg:x="0.1126in" svg:y="0.0047in" svg:viewBox="0 0 124 122" svg:d="M30 96c6-8 11-12 34-31 5-4 26-21 34-29 16-16 26-29 26-33 0-3-3-3-4-3-2 0-3 0-4 2-9 13-15 17-21 17-4 0-7 0-16-8-9-9-14-11-21-11-22 0-36 23-36 32 0 2 2 3 4 3 4 0 5-1 6-4 3-9 19-10 23-10 7 0 13 2 17 2 15 3 17 3 24 3-8 8-12 13-38 34-22 16-28 23-34 28-16 17-24 28-24 31s3 3 4 3c4 0 4-1 6-3 7-10 15-16 24-16 3 0 8 0 16 7 7 8 13 12 22 12 28 0 47-33 47-41 0-4-3-5-5-5-3 0-4 2-5 5-6 14-21 19-34 19-7 0-13-1-20-2-12-3-14-3-20-3-2 0-4 0-5 1z"><text:p/></draw:path><draw:path draw:style-name="gr1059" draw:text-style-name="P99" svg:width="0.0307in" svg:height="0.0504in" svg:x="0.1756in" svg:y="0.0165in" svg:viewBox="0 0 79 129" svg:d="M48 7c0-7 0-7-6-7-13 13-35 13-39 13-1 0-2 0-3 0 0 2 0 6 0 8 1 0 2 0 3 0 5 0 17 0 28-4 0 32 0 64 0 96 0 6 0 7-20 7-3 0-7 0-10 0 0 2 0 6 0 9 11-1 27-1 39-1 11 0 28 0 39 1 0-3 0-7 0-9-3 0-6 0-10 0-21 0-21-1-21-7 0-36 0-71 0-106z"><text:p/></draw:path><draw:path draw:style-name="gr1059" draw:text-style-name="P99" svg:width="0.1894in" svg:height="0.0055in" svg:x="0.0701in" svg:y="0.0728in" svg:viewBox="0 0 482 15" svg:d="M0 0c161 0 321 0 482 0 0 6 0 10 0 15-161 0-321 0-482 0 0-5 0-9 0-15z"><text:p/></draw:path><draw:path draw:style-name="gr1059" draw:text-style-name="P99" svg:width="0.0051in" svg:height="0.1055in" svg:x="0.0854in" svg:y="0.0866in" svg:viewBox="0 0 14 269" svg:d="M14 10c0-3 0-10-6-10-8 0-8 6-8 10 0 83 0 165 0 248 0 5 0 11 7 11s7-6 7-11c0-83 0-165 0-248z"><text:p/></draw:path><draw:path draw:style-name="gr1059" draw:text-style-name="P99" svg:width="0.0484in" svg:height="0.0476in" svg:x="0.1126in" svg:y="0.1193in" svg:viewBox="0 0 124 122" svg:d="M30 96c6-7 11-12 34-31 5-4 26-21 34-27 16-17 26-31 26-35 0-3-3-3-4-3-2 0-3 1-4 3-9 12-15 17-21 17-4 0-7 0-16-8-9-10-14-12-21-12-22 0-36 24-36 32 0 2 2 3 4 3 4 0 5-1 6-3 3-10 19-10 23-10 7 0 13 1 17 2 15 4 17 4 24 4-8 6-12 12-38 32-22 17-28 24-34 29-16 16-24 28-24 30 0 3 3 3 4 3 4 0 4 0 6-2 7-11 15-16 24-16 3 0 8 0 16 6 7 8 13 12 22 12 28 0 47-33 47-41 0-4-3-4-5-4-3 0-4 1-5 5-6 13-21 19-34 19-7 0-13-1-20-3-12-2-14-2-20-2-2 0-4 0-5 0z"><text:p/></draw:path><draw:path draw:style-name="gr1059" draw:text-style-name="P99" svg:width="0.0307in" svg:height="0.0504in" svg:x="0.1756in" svg:y="0.1311in" svg:viewBox="0 0 79 129" svg:d="M48 6c0-6 0-6-6-6-13 12-35 12-39 12-1 0-2 0-3 0 0 3 0 6 0 9 1 0 2 0 3 0 5 0 17-1 28-6 0 32 0 66 0 98 0 5 0 7-20 7-3 0-7 0-10 0 0 2 0 6 0 9 11-1 27-1 39-1 11 0 28 0 39 1 0-3 0-7 0-9-3 0-6 0-10 0-21 0-21-2-21-7 0-36 0-72 0-107z"><text:p/></draw:path><draw:path draw:style-name="gr1059" draw:text-style-name="P99" svg:width="0.0047in" svg:height="0.1055in" svg:x="0.239in" svg:y="0.0866in" svg:viewBox="0 0 13 269" svg:d="M13 10c0-3 0-10-6-10-7 0-7 6-7 10 0 83 0 165 0 248 0 5 0 11 7 11 6 0 6-6 6-11 0-83 0-165 0-248z"><text:p/></draw:path><draw:path draw:style-name="gr1059" draw:text-style-name="P99" svg:width="0.0177in" svg:height="0.0449in" svg:x="0.2909in" svg:y="0.0984in" svg:viewBox="0 0 46 115" svg:d="M46 40c0-26-10-40-25-40-13 0-21 9-21 20s8 21 21 21c4 0 10-2 13-6 1 0 1-1 2-1 0 2 1 1 1 6 0 28-13 52-26 65-4 4-4 5-4 6 0 3 2 4 4 4 3 0 35-30 35-75z"><text:p/></draw:path><draw:path draw:style-name="gr1059" draw:text-style-name="P99" svg:width="0.0055in" svg:height="0.1512in" svg:x="0.3638in" svg:y="0in" svg:viewBox="0 0 15 385" svg:d="M15 14c0-7 0-14-7-14-8 0-8 7-8 14 0 119 0 239 0 358 0 6 0 13 8 13 7 0 7-7 7-13 0-119 0-239 0-358z"><text:p/></draw:path><draw:path draw:style-name="gr1059" draw:text-style-name="P99" svg:width="0.0642in" svg:height="0.0685in" svg:x="0.3945in" svg:y="0.0469in" svg:viewBox="0 0 164 175" svg:d="M35 139c21-23 32-32 46-44 0-1 24-21 38-35 36-36 45-54 45-57s-3-3-4-3c-3 0-4 1-6 4-12 19-20 25-29 25s-14-6-19-12c-8-9-15-17-28-17-28 0-46 36-46 44 0 2 1 5 4 5 4 0 5-3 6-5 6-18 30-19 33-19 8 0 15 4 24 7 15 6 20 6 30 6-15 16-46 44-54 50-12 10-23 21-35 32-27 27-40 49-40 51 0 4 3 2 4 4 4 0 5-1 7-5 9-13 21-24 33-24 9 0 12 4 22 15 7 8 13 14 25 14 38 0 61-49 61-59 0-2-2-5-5-5-4 0-4 3-5 6-9 25-34 32-46 32-8 0-16-2-23-4-14-6-19-7-28-7-1 0-6 0-10 1z"><text:p/></draw:path><draw:path draw:style-name="gr1059" draw:text-style-name="P99" svg:width="0.0386in" svg:height="0.0701in" svg:x="0.4705in" svg:y="0.0665in" svg:viewBox="0 0 99 179" svg:d="M62 7c0-7-1-7-9-7-17 17-42 17-53 17 0 3 0 6 0 9 7 0 24 0 40-7 0 46 0 91 0 138 0 8 0 13-28 13-3 0-6 0-10 0 0 2 0 5 0 9 5 0 39-1 49-1 7 0 41 1 48 1 0-4 0-7 0-9-3 0-8 0-11 0-26 0-26-5-26-13 0-51 0-101 0-150z"><text:p/></draw:path><draw:path draw:style-name="gr1059" draw:text-style-name="P99" svg:width="0.0055in" svg:height="0.1512in" svg:x="0.5453in" svg:y="0in" svg:viewBox="0 0 15 385" svg:d="M15 14c0-7 0-14-7-14-8 0-8 7-8 14 0 119 0 239 0 358 0 6 0 13 8 13 7 0 7-7 7-13 0-119 0-239 0-358z"><text:p/></draw:path><draw:path draw:style-name="gr1059" draw:text-style-name="P99" svg:width="0.0335in" svg:height="0.1512in" svg:x="0.578in" svg:y="0in" svg:viewBox="0 0 86 385" svg:d="M85 200c1-5 1-6 1-7s0-2-1-7c-23-59-45-118-68-177-3-7-5-9-9-9-5 0-8 3-8 8 0 1 0 2 2 6 23 60 45 119 68 179-23 59-45 118-68 178-2 4-2 5-2 6 0 5 3 8 8 8s6-3 7-8c24-59 47-119 70-177z"><text:p/></draw:path><draw:path draw:style-name="gr1059" draw:text-style-name="P99" svg:width="0.1004in" svg:height="0.035in" svg:x="0.6795in" svg:y="0.0583in" svg:viewBox="0 0 256 90" svg:d="M243 15c6 0 13 0 13-7 0-8-7-8-12-8-77 0-155 0-232 0-5 0-12 0-12 8 0 7 7 7 12 7 77 0 154 0 231 0zM244 90c5 0 12 0 12-7 0-8-7-8-13-8-77 0-154 0-231 0-5 0-12 0-12 8 0 7 7 7 12 7 77 0 155 0 232 0z"><text:p/></draw:path><draw:path draw:style-name="gr1059" draw:text-style-name="P99" svg:width="0.0339in" svg:height="0.1512in" svg:x="0.8476in" svg:y="0in" svg:viewBox="0 0 87 385" svg:d="M85 14c2-4 2-4 2-6 0-5-3-8-8-8-3 0-6 2-9 9-23 59-45 118-68 177-1 3-2 5-2 7 0 1 0 2 2 7 23 58 45 118 68 176 2 5 4 9 9 9s8-3 8-8c0-1 0-1-2-5-23-60-45-119-68-179 23-60 45-119 68-179z"><text:p/></draw:path><draw:path draw:style-name="gr1059" draw:text-style-name="P99" svg:width="0.0484in" svg:height="0.0476in" svg:x="0.9512in" svg:y="0.0047in" svg:viewBox="0 0 124 122" svg:d="M29 96c7-8 12-12 35-31 5-4 26-21 34-29 16-16 26-29 26-33 0-3-3-3-4-3-2 0-3 0-4 2-9 13-15 17-21 17-4 0-8 0-16-8-9-9-15-11-21-11-22 0-36 23-36 32 0 2 2 3 4 3 4 0 4-1 5-4 4-9 20-10 24-10 6 0 13 2 17 2 15 3 16 3 24 3-8 8-12 13-39 34-21 16-27 23-33 28-16 17-24 28-24 31s3 3 4 3c4 0 4-1 5-3 8-10 16-16 25-16 3 0 8 0 14 7 9 8 15 12 24 12 28 0 46-33 46-41 0-4-2-5-5-5s-3 2-4 5c-6 14-21 19-34 19-7 0-13-1-20-2-13-3-15-3-20-3-1 0-4 0-6 1z"><text:p/></draw:path><draw:path draw:style-name="gr1059" draw:text-style-name="P99" svg:width="0.0378in" svg:height="0.0504in" svg:x="1.0098in" svg:y="0.0165in" svg:viewBox="0 0 97 129" svg:d="M97 92c-3 0-6 0-9 0 0 4-2 16-5 17-2 1-18 1-21 1-12 0-26 0-38 0 13-9 28-20 39-27 17-12 34-23 34-44 0-25-24-39-52-39-25 0-45 15-45 34 0 10 9 12 11 12 6 0 12-3 12-11 0-7-5-11-11-12 6-9 17-14 30-14 19 0 34 11 34 31 0 15-11 27-26 41-16 13-32 26-48 39-1 2-2 2-2 4 0 1 0 3 0 5 30 0 61 0 90 0 2-13 5-25 7-37z"><text:p/></draw:path><draw:path draw:style-name="gr1059" draw:text-style-name="P99" svg:width="0.1894in" svg:height="0.0055in" svg:x="0.9087in" svg:y="0.0728in" svg:viewBox="0 0 482 15" svg:d="M0 0c161 0 321 0 482 0 0 6 0 10 0 15-161 0-321 0-482 0 0-5 0-9 0-15z"><text:p/></draw:path><draw:path draw:style-name="gr1059" draw:text-style-name="P99" svg:width="0.0047in" svg:height="0.1055in" svg:x="0.924in" svg:y="0.0866in" svg:viewBox="0 0 13 269" svg:d="M13 10c0-3 0-10-6-10-7 0-7 6-7 10 0 83 0 165 0 248 0 5 0 11 7 11 6 0 6-6 6-11 0-83 0-165 0-248z"><text:p/></draw:path><draw:path draw:style-name="gr1059" draw:text-style-name="P99" svg:width="0.0484in" svg:height="0.0476in" svg:x="0.9512in" svg:y="0.1193in" svg:viewBox="0 0 124 122" svg:d="M29 96c7-7 12-12 35-31 5-4 26-21 34-27 16-17 26-31 26-35 0-3-3-3-4-3-2 0-3 1-4 3-9 12-15 17-21 17-4 0-8 0-16-8-9-10-15-12-21-12-22 0-36 24-36 32 0 2 2 3 4 3 4 0 4-1 5-3 4-10 20-10 24-10 6 0 13 1 17 2 15 4 16 4 24 4-8 6-12 12-39 32-21 17-27 24-33 29-16 16-24 28-24 30 0 3 3 3 4 3 4 0 4 0 5-2 8-11 16-16 25-16 3 0 8 0 14 6 9 8 15 12 24 12 28 0 46-33 46-41 0-4-2-4-5-4s-3 1-4 5c-6 13-21 19-34 19-7 0-13-1-20-3-13-2-15-2-20-2-1 0-4 0-6 0z"><text:p/></draw:path><draw:path draw:style-name="gr1059" draw:text-style-name="P99" svg:width="0.0378in" svg:height="0.0504in" svg:x="1.0098in" svg:y="0.1311in" svg:viewBox="0 0 97 129" svg:d="M97 92c-3 0-6 0-9 0 0 3-2 15-5 17-2 1-18 1-21 1-12 0-26 0-38 0 13-10 28-21 39-28 17-11 34-24 34-43 0-26-24-39-52-39-25 0-45 15-45 34 0 10 9 12 11 12 6 0 12-4 12-12 0-6-5-11-11-11 6-9 17-14 30-14 19 0 34 11 34 30 0 16-11 28-26 40-16 14-32 27-48 41-1 1-2 1-2 2 0 3 0 5 0 7 30 0 61 0 90 0 2-13 5-25 7-37z"><text:p/></draw:path><draw:path draw:style-name="gr1059" draw:text-style-name="P99" svg:width="0.0047in" svg:height="0.1055in" svg:x="1.0776in" svg:y="0.0866in" svg:viewBox="0 0 13 269" svg:d="M13 10c0-3 0-10-6-10-7 0-7 6-7 10 0 83 0 165 0 248 0 5 0 11 7 11 6 0 6-6 6-11 0-83 0-165 0-248z"><text:p/></draw:path><draw:path draw:style-name="gr1059" draw:text-style-name="P99" svg:width="0.0173in" svg:height="0.0449in" svg:x="1.1295in" svg:y="0.0984in" svg:viewBox="0 0 45 115" svg:d="M45 40c0-26-10-40-24-40-13 0-21 9-21 20s8 21 21 21c4 0 10-2 13-6 1 0 1-1 2-1 0 2 1 1 1 6 0 28-14 52-26 65-4 4-4 5-4 6 0 3 2 4 3 4 4 0 35-30 35-75z"><text:p/></draw:path><draw:path draw:style-name="gr1059" draw:text-style-name="P99" svg:width="0.0055in" svg:height="0.1512in" svg:x="1.2024in" svg:y="0in" svg:viewBox="0 0 15 385" svg:d="M15 14c0-7 0-14-7-14-8 0-8 7-8 14 0 119 0 239 0 358 0 6 0 13 8 13 7 0 7-7 7-13 0-119 0-239 0-358z"><text:p/></draw:path><draw:path draw:style-name="gr1059" draw:text-style-name="P99" svg:width="0.0642in" svg:height="0.0685in" svg:x="1.2331in" svg:y="0.0469in" svg:viewBox="0 0 164 175" svg:d="M34 139c21-23 33-32 46-44 0-1 25-21 39-35 36-36 45-54 45-57s-3-3-4-3c-4 0-5 1-6 4-12 19-21 25-30 25-10 0-13-6-19-12-7-9-14-17-27-17-28 0-46 36-46 44 0 2 1 5 4 5 4 0 5-3 5-5 7-18 29-19 33-19 9 0 15 4 24 7 15 6 20 6 30 6-14 16-47 44-53 50-12 10-23 21-35 32-27 27-40 49-40 51 0 4 3 4 4 4 4 0 5-1 7-5 9-13 20-24 33-24 9 0 12 4 22 15 7 8 13 14 24 14 39 0 62-49 62-59 0-2-2-5-6-5-3 0-4 3-5 6-9 25-33 32-46 32-8 0-15-2-22-4-14-6-20-7-28-7-1 0-6 0-11 1z"><text:p/></draw:path><draw:path draw:style-name="gr1059" draw:text-style-name="P99" svg:width="0.0465in" svg:height="0.0701in" svg:x="1.3043in" svg:y="0.0665in" svg:viewBox="0 0 119 179" svg:d="M119 130c-3 0-6 0-9 0-1 6-3 22-7 24-2 3-23 3-27 3-17 0-33 0-50 0 29-26 38-33 54-47 20-15 39-32 39-58 0-32-29-52-63-52s-56 23-56 47c0 15 11 16 14 16 7 0 15-5 15-14 0-5-3-15-17-15 9-19 28-25 40-25 27 0 40 21 40 43 0 24-16 43-25 52-22 21-43 43-65 65-2 2-2 3-2 10 37 0 74 0 111 0 2-17 6-33 8-49z"><text:p/></draw:path><draw:path draw:style-name="gr1059" draw:text-style-name="P99" svg:width="0.0055in" svg:height="0.1512in" svg:x="1.3839in" svg:y="0in" svg:viewBox="0 0 15 385" svg:d="M15 14c0-7 0-14-7-14-8 0-8 7-8 14 0 119 0 239 0 358 0 6 0 13 8 13 7 0 7-7 7-13 0-119 0-239 0-358z"><text:p/></draw:path><draw:path draw:style-name="gr1059" draw:text-style-name="P99" svg:width="0.0335in" svg:height="0.1512in" svg:x="1.4165in" svg:y="0in" svg:viewBox="0 0 86 385" svg:d="M84 200c2-5 2-6 2-7s0-2-2-7c-22-59-45-118-67-177-3-7-5-9-9-9-5 0-8 3-8 8 0 1 0 2 1 6 23 60 46 119 69 179-23 59-46 118-69 178-1 4-1 5-1 6 0 5 3 8 8 8 4 0 6-3 7-8 24-59 46-119 69-177z"><text:p/></draw:path></draw:g></text:span><text:span text:style-name="T9"><text:s/>ומהתכונה המרכזית של זוג סדור </text:span><text:span text:style-name="T9"><draw:g text:anchor-type="as-char" svg:y="-0.1138in" draw:z-index="76" draw:name="Shape87" draw:style-name="gr1057"><svg:title>TexMaths</svg:title><svg:desc>11§inline§|z_1| = |z_2| \land \tfrac{z_1}{|z_1|} = \tfrac{z_2}{|z_2|}§svg§600§FALSE§</svg:desc><draw:path draw:style-name="gr1058" draw:text-style-name="P98" svg:width="1.4402in" svg:height="0.1772in" svg:x="0.0016in" svg:y="0.0079in" svg:viewBox="0 0 3659 451" svg:d="M1831 451c-611 0-1220 0-1831 0 0-150 0-301 0-451 1220 0 2439 0 3659 0 0 150 0 301 0 451-609 0-1219 0-1828 0z"><text:p/></draw:path><draw:path draw:style-name="gr1059" draw:text-style-name="P99" svg:width="0.0055in" svg:height="0.1516in" svg:x="0in" svg:y="0in" svg:viewBox="0 0 15 386" svg:d="M15 14c0-6 0-14-7-14-8 0-8 8-8 14 0 119 0 239 0 358 0 7 0 14 8 14 7 0 7-7 7-14 0-119 0-239 0-358z"><text:p/></draw:path><draw:path draw:style-name="gr1059" draw:text-style-name="P99" svg:width="0.0642in" svg:height="0.0685in" svg:x="0.0307in" svg:y="0.0469in" svg:viewBox="0 0 164 175" svg:d="M35 139c21-22 32-32 45-44 14-11 25-21 39-34 36-37 45-55 45-57 0-4-3-4-4-4-3 0-4 1-6 4-12 19-21 26-30 26-10 0-13-7-19-13-7-9-14-17-27-17-28 0-46 36-46 44 0 2 1 5 4 5 4 0 5-3 6-5 6-18 30-18 32-18 9 0 15 3 25 6 15 6 19 6 30 6-15 16-48 45-54 50-12 11-23 22-35 33-27 26-40 48-40 51s3 3 4 3c4 0 5 0 7-4 9-14 20-24 33-24 9 0 12 3 22 14 7 9 13 14 24 14 39 0 62-48 62-59 0-2-2-3-6-3-3 0-3 2-4 4-10 25-34 33-47 33-8 0-15-2-22-5-14-5-20-7-28-7-1 0-6 0-10 1z"><text:p/></draw:path><draw:path draw:style-name="gr1059" draw:text-style-name="P99" svg:width="0.0386in" svg:height="0.0705in" svg:x="0.1067in" svg:y="0.0669in" svg:viewBox="0 0 99 180" svg:d="M62 8c0-8-1-8-9-8-18 17-42 18-53 18 0 3 0 5 0 8 7 0 24 0 40-6 0 46 0 91 0 138 0 9 0 12-28 12-3 0-6 0-10 0 0 3 0 7 0 10 5 0 38-1 49-1 7 0 41 1 48 1 0-3 0-7 0-10-3 0-8 0-11 0-26 0-26-3-26-12 0-51 0-101 0-150z"><text:p/></draw:path><draw:path draw:style-name="gr1059" draw:text-style-name="P99" svg:width="0.0055in" svg:height="0.1516in" svg:x="0.1815in" svg:y="0in" svg:viewBox="0 0 15 386" svg:d="M15 14c0-6 0-14-7-14-8 0-8 8-8 14 0 119 0 239 0 358 0 7 0 14 8 14 7 0 7-7 7-14 0-119 0-239 0-358z"><text:p/></draw:path><draw:path draw:style-name="gr1059" draw:text-style-name="P99" svg:width="0.1004in" svg:height="0.035in" svg:x="0.2567in" svg:y="0.058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055in" svg:height="0.1516in" svg:x="0.4268in" svg:y="0in" svg:viewBox="0 0 15 386" svg:d="M15 14c0-6 0-14-7-14-8 0-8 8-8 14 0 119 0 239 0 358 0 7 0 14 8 14 7 0 7-7 7-14 0-119 0-239 0-358z"><text:p/></draw:path><draw:path draw:style-name="gr1059" draw:text-style-name="P99" svg:width="0.0642in" svg:height="0.0685in" svg:x="0.4575in" svg:y="0.0469in" svg:viewBox="0 0 164 175" svg:d="M34 139c21-22 32-32 46-44 12-11 25-21 38-34 37-37 46-55 46-57 0-4-3-3-4-4-4 0-5 1-7 4-11 19-20 26-29 26-8 0-14-7-19-13-8-9-15-17-27-17-28 0-47 36-47 44 0 2 1 5 5 5s4-3 5-5c7-18 29-18 33-18 7 0 15 3 24 6 15 6 20 6 30 6-14 16-47 45-54 50-11 11-23 22-34 33-27 26-40 48-40 51s3 3 4 3c4 0 4 0 6-4 9-14 21-24 33-24 9 0 13 3 23 14 7 9 13 14 24 14 39 0 61-48 61-59 0-2-1-3-5-3-3 0-4 2-5 4-9 25-33 33-46 33-8 0-15-2-23-5-14-5-19-7-27-7-1 0-8 0-11 1z"><text:p/></draw:path><draw:path draw:style-name="gr1059" draw:text-style-name="P99" svg:width="0.0469in" svg:height="0.0705in" svg:x="0.528in" svg:y="0.0669in" svg:viewBox="0 0 120 180" svg:d="M120 130c-3 0-6 0-9 0-1 7-4 22-8 26-2 1-23 1-26 1-16 0-33 0-49 0 27-26 37-33 53-46 20-16 39-33 39-58 0-33-29-53-64-53-33 0-56 23-56 49 0 13 12 15 14 15 7 0 15-6 15-14 0-6-1-15-16-15 9-20 27-25 40-25 26 0 41 21 41 43 0 23-17 42-26 52-22 21-43 42-65 64-3 3-3 3-3 11 37 0 75 0 112 0 2-17 6-33 8-50z"><text:p/></draw:path><draw:path draw:style-name="gr1059" draw:text-style-name="P99" svg:width="0.0055in" svg:height="0.1516in" svg:x="0.6079in" svg:y="0in" svg:viewBox="0 0 15 386" svg:d="M15 14c0-6 0-14-7-14-8 0-8 8-8 14 0 119 0 239 0 358 0 7 0 14 8 14 7 0 7-7 7-14 0-119 0-239 0-358z"><text:p/></draw:path><draw:path draw:style-name="gr1059" draw:text-style-name="P99" svg:width="0.0846in" svg:height="0.0937in" svg:x="0.674in" svg:y="0.0232in" svg:viewBox="0 0 216 239" svg:d="M117 8c-4-7-6-8-9-8-5 0-7 2-9 8-32 71-64 143-96 216-2 5-3 5-3 8 0 4 4 7 8 7 3 0 6-1 10-7 29-69 60-137 90-206 31 69 60 137 91 206 3 7 7 7 9 7 4 0 8-3 8-7 0-1 0-1-3-7-31-73-64-144-96-217z"><text:p/></draw:path><draw:path draw:style-name="gr1059" draw:text-style-name="P99" svg:width="0.0484in" svg:height="0.0476in" svg:x="0.8618in" svg:y="0.0051in" svg:viewBox="0 0 124 122" svg:d="M29 96c7-7 12-12 35-31 5-4 26-21 34-29 16-15 26-29 26-33 0-3-3-3-4-3-2 0-3 1-4 3-9 12-15 17-21 17-4 0-8-1-16-9-9-9-15-11-21-11-22 0-36 24-36 32 0 2 2 3 4 3 4 0 4-1 5-4 4-9 20-10 24-10 6 0 13 2 17 3 15 4 16 4 24 4-8 6-12 12-39 32-21 16-27 24-33 29-16 16-24 28-24 30 0 3 3 3 4 3 4 0 4-1 5-2 8-11 16-16 25-16 3 0 8 0 14 6 9 8 15 12 24 12 28 0 46-33 46-41 0-4-2-4-5-4s-3 1-4 5c-6 13-21 19-34 19-7 0-13-1-20-3-13-2-15-2-20-2-1 0-4 0-6 0z"><text:p/></draw:path><draw:path draw:style-name="gr1059" draw:text-style-name="P99" svg:width="0.0311in" svg:height="0.0504in" svg:x="0.924in" svg:y="0.0169in" svg:viewBox="0 0 80 129" svg:d="M50 6c0-6 0-6-7-6-14 12-35 12-40 12-1 0-2 0-3 0 0 3 0 6 0 9 1 0 2 0 3 0 5 0 18-1 29-6 0 32 0 66 0 98 0 5 0 7-21 7-3 0-5 0-9 0 0 2 0 6 0 9 10-1 28-1 39-1s28 0 39 1c0-3 0-7 0-9-3 0-6 0-10 0-20 0-20-2-20-7 0-36 0-72 0-107z"><text:p/></draw:path><draw:path draw:style-name="gr1059" draw:text-style-name="P99" svg:width="0.1894in" svg:height="0.0055in" svg:x="0.8193in" svg:y="0.0732in" svg:viewBox="0 0 482 15" svg:d="M241 15c-80 0-161 0-241 0 0-5 0-9 0-15 161 0 321 0 482 0 0 6 0 10 0 15-80 0-161 0-241 0z"><text:p/></draw:path><draw:path draw:style-name="gr1059" draw:text-style-name="P99" svg:width="0.0047in" svg:height="0.1059in" svg:x="0.8343in" svg:y="0.087in" svg:viewBox="0 0 13 270" svg:d="M13 11c0-4 0-11-6-11-7 0-7 7-7 11 0 83 0 166 0 249 0 4 0 10 7 10 6 0 6-6 6-10 0-83 0-166 0-249z"><text:p/></draw:path><draw:path draw:style-name="gr1059" draw:text-style-name="P99" svg:width="0.0484in" svg:height="0.0476in" svg:x="0.8618in" svg:y="0.1193in" svg:viewBox="0 0 124 122" svg:d="M29 96c7-8 12-12 35-31 5-4 26-21 34-29 16-16 26-29 26-33 0-3-3-3-4-3-2 0-3 1-4 3-9 12-15 17-21 17-4 0-8-1-16-9-9-9-15-11-21-11-22 0-36 23-36 32 0 2 2 3 4 3 4 0 4-1 5-4 4-9 20-10 24-10 6 0 13 2 17 2 15 3 16 3 24 3-8 8-12 13-39 34-21 16-27 23-33 28-16 17-24 29-24 31 0 3 3 3 4 3 4 0 4-1 5-3 8-10 16-16 25-16 3 0 8 1 14 7 9 8 15 12 24 12 28 0 46-33 46-41 0-4-2-4-5-4s-3 1-4 5c-6 13-21 19-34 19-7 0-13-2-20-3-13-2-15-2-20-2-1 0-4 0-6 0z"><text:p/></draw:path><draw:path draw:style-name="gr1059" draw:text-style-name="P99" svg:width="0.0311in" svg:height="0.05in" svg:x="0.924in" svg:y="0.1315in" svg:viewBox="0 0 80 128" svg:d="M50 6c0-6 0-6-7-6-14 12-35 12-40 12-1 0-2 0-3 0 0 3 0 6 0 9 1 0 2 0 3 0 5 0 18-1 29-6 0 32 0 64 0 96 0 7 0 9-21 9-3 0-5 0-9 0 0 2 0 5 0 8 10 0 28 0 39 0s28 0 39 0c0-3 0-6 0-8-3 0-6 0-10 0-20 0-20-2-20-9 0-35 0-70 0-105z"><text:p/></draw:path><draw:path draw:style-name="gr1059" draw:text-style-name="P99" svg:width="0.0047in" svg:height="0.1059in" svg:x="0.9882in" svg:y="0.087in" svg:viewBox="0 0 13 270" svg:d="M13 11c0-4 0-11-6-11-7 0-7 7-7 11 0 83 0 166 0 249 0 4 0 10 7 10 6 0 6-6 6-10 0-83 0-166 0-249z"><text:p/></draw:path><draw:path draw:style-name="gr1059" draw:text-style-name="P99" svg:width="0.1008in" svg:height="0.035in" svg:x="1.078in" svg:y="0.0587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84in" svg:height="0.0476in" svg:x="1.2909in" svg:y="0.0051in" svg:viewBox="0 0 124 122" svg:d="M29 96c7-7 12-12 35-31 5-4 26-21 34-29 16-15 26-29 26-33 0-3-3-3-4-3-2 0-3 1-4 3-9 12-15 17-21 17-4 0-8-1-16-9-9-9-15-11-21-11-22 0-36 24-36 32 0 2 2 3 4 3 4 0 4-1 5-4 4-9 20-10 24-10 6 0 13 2 17 3 15 4 16 4 24 4-8 6-12 12-39 32-21 16-27 24-33 29-16 16-24 28-24 30 0 3 3 3 4 3 4 0 4-1 5-2 8-11 16-16 25-16 3 0 8 0 14 6 9 8 15 12 24 12 28 0 46-33 46-41 0-4-2-4-5-4s-3 1-4 5c-6 13-21 19-34 19-7 0-13-1-20-3-13-2-15-2-20-2-1 0-4 0-6 0z"><text:p/></draw:path><draw:path draw:style-name="gr1059" draw:text-style-name="P99" svg:width="0.0378in" svg:height="0.0504in" svg:x="1.3496in" svg:y="0.0169in" svg:viewBox="0 0 97 129" svg:d="M97 92c-3 0-6 0-9 0 0 3-2 15-5 17-2 1-18 1-21 1-12 0-26 0-38 0 13-10 28-21 39-28 17-12 34-24 34-43 0-26-24-39-52-39-25 0-45 14-45 34 0 10 9 11 11 11 6 0 12-3 12-11 0-6-5-11-11-11 6-9 17-15 30-15 19 0 34 12 34 31 0 16-11 28-26 40-16 14-32 27-48 41-1 1-2 1-2 2 0 3 0 5 0 7 30 0 61 0 90 0 2-13 5-25 7-37z"><text:p/></draw:path><draw:path draw:style-name="gr1059" draw:text-style-name="P99" svg:width="0.1894in" svg:height="0.0055in" svg:x="1.2484in" svg:y="0.0732in" svg:viewBox="0 0 482 15" svg:d="M241 15c-80 0-161 0-241 0 0-5 0-9 0-15 161 0 321 0 482 0 0 6 0 10 0 15-80 0-161 0-241 0z"><text:p/></draw:path><draw:path draw:style-name="gr1059" draw:text-style-name="P99" svg:width="0.0047in" svg:height="0.1059in" svg:x="1.2638in" svg:y="0.087in" svg:viewBox="0 0 13 270" svg:d="M13 11c0-4 0-11-6-11-7 0-7 7-7 11 0 83 0 166 0 249 0 4 0 10 7 10 6 0 6-6 6-10 0-83 0-166 0-249z"><text:p/></draw:path><draw:path draw:style-name="gr1059" draw:text-style-name="P99" svg:width="0.0484in" svg:height="0.0476in" svg:x="1.2909in" svg:y="0.1193in" svg:viewBox="0 0 124 122" svg:d="M29 96c7-8 12-12 35-31 5-4 26-21 34-29 16-16 26-29 26-33 0-3-3-3-4-3-2 0-3 1-4 3-9 12-15 17-21 17-4 0-8-1-16-9-9-9-15-11-21-11-22 0-36 23-36 32 0 2 2 3 4 3 4 0 4-1 5-4 4-9 20-10 24-10 6 0 13 2 17 2 15 3 16 3 24 3-8 8-12 13-39 34-21 16-27 23-33 28-16 17-24 29-24 31 0 3 3 3 4 3 4 0 4-1 5-3 8-10 16-16 25-16 3 0 8 1 14 7 9 8 15 12 24 12 28 0 46-33 46-41 0-4-2-4-5-4s-3 1-4 5c-6 13-21 19-34 19-7 0-13-2-20-3-13-2-15-2-20-2-1 0-4 0-6 0z"><text:p/></draw:path><draw:path draw:style-name="gr1059" draw:text-style-name="P99" svg:width="0.0378in" svg:height="0.05in" svg:x="1.3496in" svg:y="0.1315in" svg:viewBox="0 0 97 128" svg:d="M97 92c-3 0-6 0-9 0 0 3-2 15-5 17-2 1-18 1-21 1-12 0-26 0-38 0 13-10 28-21 39-28 17-12 34-24 34-43 0-26-24-39-52-39-25 0-45 14-45 34 0 10 9 11 11 11 6 0 12-3 12-11 0-6-5-11-11-11 6-9 17-15 30-15 19 0 34 12 34 31 0 15-11 28-26 40-16 14-32 27-48 40-1 2-2 2-2 3 0 2 0 4 0 6 30 0 61 0 90 0 2-12 5-24 7-36z"><text:p/></draw:path><draw:path draw:style-name="gr1059" draw:text-style-name="P99" svg:width="0.0047in" svg:height="0.1059in" svg:x="1.4173in" svg:y="0.087in" svg:viewBox="0 0 13 270" svg:d="M13 11c0-4 0-11-6-11-7 0-7 7-7 11 0 83 0 166 0 249 0 4 0 10 7 10 6 0 6-6 6-10 0-83 0-166 0-249z"><text:p/></draw:path></draw:g></text:span><text:span text:style-name="T9">. </text:span><text:span text:style-name="T21">נכפיל את המשוואות ונקבל </text:span><text:span text:style-name="T21"><draw:g text:anchor-type="as-char" svg:y="-0.1138in" draw:z-index="77" draw:name="Shape88" draw:style-name="gr1057"><svg:title>TexMaths</svg:title><svg:desc>11§inline§\tfrac{z_1}{|z_1|}|z_1| = \tfrac{z_1}{|z_2|}|z_2|§svg§600§FALSE§</svg:desc><draw:path draw:style-name="gr1058" draw:text-style-name="P98" svg:width="1.05in" svg:height="0.1772in" svg:x="0.0083in" svg:y="0.0079in" svg:viewBox="0 0 2668 451" svg:d="M1335 451c-446 0-890 0-1335 0 0-150 0-301 0-451 889 0 1779 0 2668 0 0 150 0 301 0 451-444 0-889 0-1333 0z"><text:p/></draw:path><draw:path draw:style-name="gr1059" draw:text-style-name="P99" svg:width="0.0484in" svg:height="0.0476in" svg:x="0.0433in" svg:y="0.0051in" svg:viewBox="0 0 124 122" svg:d="M29 96c6-7 12-12 35-31 5-4 25-21 33-29 16-15 27-29 27-33 0-3-3-3-4-3-3 0-3 1-6 3-7 12-13 17-19 17-4 0-8-1-16-9-10-9-15-11-22-11-21 0-36 24-36 32 0 2 3 3 4 3 4 0 5-1 6-4 4-9 19-10 23-10 7 0 13 2 18 3 14 4 16 4 23 4-7 6-12 12-38 32-21 16-28 24-33 29-16 16-24 28-24 30 0 3 3 3 4 3 3 0 4-1 5-2 8-11 15-16 25-16 3 0 7 0 14 6 9 8 14 12 22 12 30 0 48-33 48-41 0-4-4-4-5-4-3 0-4 1-5 5-5 13-21 19-34 19-6 0-13-1-20-3-12-2-14-2-19-2-1 0-5 0-6 0z"><text:p/></draw:path><draw:path draw:style-name="gr1059" draw:text-style-name="P99" svg:width="0.0307in" svg:height="0.0504in" svg:x="0.1059in" svg:y="0.0169in" svg:viewBox="0 0 79 129" svg:d="M50 6c0-6-2-6-8-6-13 12-35 12-39 12-1 0-2 0-3 0 0 3 0 6 0 9 1 0 2 0 3 0 5 0 17-1 29-6 0 32 0 66 0 98 0 5 0 7-21 7-3 0-7 0-10 0 0 2 0 6 0 9 11-1 28-1 40-1 11 0 27 0 38 1 0-3 0-7 0-9-3 0-6 0-10 0-19 0-19-2-19-7 0-36 0-72 0-107z"><text:p/></draw:path><draw:path draw:style-name="gr1059" draw:text-style-name="P99" svg:width="0.1894in" svg:height="0.0055in" svg:x="0.0004in" svg:y="0.0732in" svg:viewBox="0 0 482 15" svg:d="M241 15c-80 0-161 0-241 0 0-5 0-9 0-15 161 0 321 0 482 0 0 6 0 10 0 15-80 0-161 0-241 0z"><text:p/></draw:path><draw:path draw:style-name="gr1059" draw:text-style-name="P99" svg:width="0.0047in" svg:height="0.1059in" svg:x="0.0161in" svg:y="0.087in" svg:viewBox="0 0 13 270" svg:d="M13 11c0-4 0-11-6-11-7 0-7 7-7 11 0 83 0 166 0 249 0 4 0 10 7 10 6 0 6-6 6-10 0-83 0-166 0-249z"><text:p/></draw:path><draw:path draw:style-name="gr1059" draw:text-style-name="P99" svg:width="0.0484in" svg:height="0.0476in" svg:x="0.0433in" svg:y="0.1193in" svg:viewBox="0 0 124 122" svg:d="M29 96c6-8 12-12 35-31 5-4 25-21 33-29 16-16 27-29 27-33 0-3-3-3-4-3-3 0-3 1-6 3-7 12-13 17-19 17-4 0-8-1-16-9-10-9-15-11-22-11-21 0-36 23-36 32 0 2 3 3 4 3 4 0 5-1 6-4 4-9 19-10 23-10 7 0 13 2 18 2 14 3 16 3 23 3-7 8-12 13-38 34-21 16-28 23-33 28-16 17-24 29-24 31 0 3 3 3 4 3 3 0 4-1 5-3 8-10 15-16 25-16 3 0 7 1 14 7 9 8 14 12 22 12 30 0 48-33 48-41 0-4-4-4-5-4-3 0-4 1-5 5-5 13-21 19-34 19-6 0-13-2-20-3-12-2-14-2-19-2-1 0-5 0-6 0z"><text:p/></draw:path><draw:path draw:style-name="gr1059" draw:text-style-name="P99" svg:width="0.0307in" svg:height="0.05in" svg:x="0.1059in" svg:y="0.1315in" svg:viewBox="0 0 79 128" svg:d="M50 6c0-6-2-6-8-6-13 12-35 12-39 12-1 0-2 0-3 0 0 3 0 6 0 9 1 0 2 0 3 0 5 0 17-1 29-6 0 32 0 64 0 96 0 7 0 9-21 9-3 0-7 0-10 0 0 2 0 5 0 8 11 0 28 0 40 0 11 0 27 0 38 0 0-3 0-6 0-8-3 0-6 0-10 0-19 0-19-2-19-9 0-35 0-70 0-105z"><text:p/></draw:path><draw:path draw:style-name="gr1059" draw:text-style-name="P99" svg:width="0.0047in" svg:height="0.1059in" svg:x="0.1697in" svg:y="0.087in" svg:viewBox="0 0 13 270" svg:d="M13 11c0-4 0-11-6-11-7 0-7 7-7 11 0 83 0 166 0 249 0 4 0 10 7 10 6 0 6-6 6-10 0-83 0-166 0-249z"><text:p/></draw:path><draw:path draw:style-name="gr1059" draw:text-style-name="P99" svg:width="0.0055in" svg:height="0.1516in" svg:x="0.2268in" svg:y="0in" svg:viewBox="0 0 15 386" svg:d="M15 14c0-6 0-14-7-14-8 0-8 8-8 14 0 119 0 239 0 358 0 7 0 14 8 14 7 0 7-7 7-14 0-119 0-239 0-358z"><text:p/></draw:path><draw:path draw:style-name="gr1059" draw:text-style-name="P99" svg:width="0.0642in" svg:height="0.0685in" svg:x="0.2575in" svg:y="0.0469in" svg:viewBox="0 0 164 175" svg:d="M35 139c21-22 32-32 46-44 13-11 24-21 38-34 36-37 45-55 45-57 0-4-3-4-4-4-3 0-4 1-6 4-12 19-20 26-29 26s-14-7-19-13c-8-9-15-17-27-17-29 0-47 36-47 44 0 2 1 5 4 5 4 0 5-3 6-5 6-18 30-18 33-18 8 0 15 3 24 6 15 6 20 6 30 6-15 16-46 45-54 50-12 11-23 22-35 33-27 26-40 48-40 51s3 2 4 3c4 0 5 0 7-4 9-14 21-24 33-24 9 0 12 3 22 14 7 9 14 14 25 14 39 0 61-48 61-59 0-2-2-3-5-3s-4 2-5 4c-9 25-34 33-46 33-8 0-16-2-23-5-14-5-19-7-28-7-3 0-6 0-10 1z"><text:p/></draw:path><draw:path draw:style-name="gr1059" draw:text-style-name="P99" svg:width="0.0386in" svg:height="0.0705in" svg:x="0.3331in" svg:y="0.0669in" svg:viewBox="0 0 99 180" svg:d="M62 8c0-8-1-8-9-8-17 17-42 18-53 18 0 3 0 5 0 8 7 0 24 0 40-6 0 46 0 91 0 138 0 9 0 12-28 12-3 0-6 0-10 0 0 3 0 7 0 10 5 0 39-1 49-1 7 0 41 1 48 1 0-3 0-7 0-10-3 0-8 0-11 0-26 0-26-3-26-12 0-51 0-101 0-150z"><text:p/></draw:path><draw:path draw:style-name="gr1059" draw:text-style-name="P99" svg:width="0.0055in" svg:height="0.1516in" svg:x="0.4083in" svg:y="0in" svg:viewBox="0 0 15 386" svg:d="M15 14c0-6 0-14-7-14-8 0-8 8-8 14 0 119 0 239 0 358 0 7 0 14 8 14 7 0 7-7 7-14 0-119 0-239 0-358z"><text:p/></draw:path><draw:path draw:style-name="gr1059" draw:text-style-name="P99" svg:width="0.1004in" svg:height="0.035in" svg:x="0.4831in" svg:y="0.0587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1059" draw:text-style-name="P99" svg:width="0.0484in" svg:height="0.0476in" svg:x="0.6957in" svg:y="0.0051in" svg:viewBox="0 0 124 122" svg:d="M29 96c6-7 12-12 35-31 5-4 25-21 33-29 16-15 27-29 27-33 0-3-4-3-5-3-2 0-2 1-5 3-7 12-14 17-19 17-4 0-8-1-16-9-10-9-15-11-22-11-22 0-36 24-36 32 0 2 3 3 4 3 4 0 5-1 6-4 4-9 19-10 23-10 7 0 13 2 18 3 14 4 16 4 23 4-7 6-12 12-38 32-21 16-28 24-34 29-15 16-23 28-23 30 0 3 3 3 4 3 3 0 4-1 5-2 8-11 15-16 25-16 2 0 7 0 14 6 8 8 14 12 22 12 30 0 48-33 48-41 0-4-4-4-5-4-3 0-4 1-5 5-5 13-21 19-34 19-6 0-13-1-20-3-12-2-14-2-19-2-1 0-5 0-6 0z"><text:p/></draw:path><draw:path draw:style-name="gr1059" draw:text-style-name="P99" svg:width="0.0307in" svg:height="0.0504in" svg:x="0.7583in" svg:y="0.0169in" svg:viewBox="0 0 79 129" svg:d="M50 6c0-6-2-6-8-6-13 12-35 12-39 12-1 0-2 0-3 0 0 3 0 6 0 9 1 0 2 0 3 0 5 0 17-1 28-6 0 32 0 66 0 98 0 5 0 7-20 7-3 0-7 0-10 0 0 2 0 6 0 9 11-1 28-1 40-1 11 0 27 0 38 1 0-3 0-7 0-9-3 0-6 0-10 0-19 0-19-2-19-7 0-36 0-72 0-107z"><text:p/></draw:path><draw:path draw:style-name="gr1059" draw:text-style-name="P99" svg:width="0.1894in" svg:height="0.0055in" svg:x="0.6528in" svg:y="0.0732in" svg:viewBox="0 0 482 15" svg:d="M241 15c-80 0-161 0-241 0 0-5 0-9 0-15 161 0 321 0 482 0 0 6 0 10 0 15-80 0-161 0-241 0z"><text:p/></draw:path><draw:path draw:style-name="gr1059" draw:text-style-name="P99" svg:width="0.0047in" svg:height="0.1059in" svg:x="0.6685in" svg:y="0.087in" svg:viewBox="0 0 13 270" svg:d="M13 11c0-4 0-11-6-11-7 0-7 7-7 11 0 83 0 166 0 249 0 4 0 10 7 10 6 0 6-6 6-10 0-83 0-166 0-249z"><text:p/></draw:path><draw:path draw:style-name="gr1059" draw:text-style-name="P99" svg:width="0.0484in" svg:height="0.0476in" svg:x="0.6957in" svg:y="0.1193in" svg:viewBox="0 0 124 122" svg:d="M29 96c6-8 12-12 35-31 5-4 25-21 33-29 16-16 27-29 27-33 0-3-4-3-5-3-2 0-2 1-5 3-7 12-14 17-19 17-4 0-8-1-16-9-10-9-15-11-22-11-22 0-36 23-36 32 0 2 3 3 4 3 4 0 5-1 6-4 4-9 19-10 23-10 7 0 13 2 18 2 14 3 16 3 23 3-7 8-12 13-38 34-21 16-28 23-34 28-15 17-23 29-23 31 0 3 3 3 4 3 3 0 4-1 5-3 8-10 15-16 25-16 2 0 7 1 14 7 8 8 14 12 22 12 30 0 48-33 48-41 0-4-4-4-5-4-3 0-4 1-5 5-5 13-21 19-34 19-6 0-13-2-20-3-12-2-14-2-19-2-1 0-5 0-6 0z"><text:p/></draw:path><draw:path draw:style-name="gr1059" draw:text-style-name="P99" svg:width="0.0374in" svg:height="0.05in" svg:x="0.7543in" svg:y="0.1315in" svg:viewBox="0 0 96 128" svg:d="M96 92c-2 0-6 0-8 0-1 3-2 15-5 17-3 1-18 1-21 1-12 0-26 0-38 0 12-10 27-21 39-28 16-12 33-24 33-43 0-26-23-39-51-39-26 0-45 14-45 34 0 10 8 11 11 11 6 0 11-3 11-11 0-6-4-11-11-11 6-9 17-15 30-15 18 0 34 12 34 31 0 15-11 28-25 40-16 14-32 27-48 40-2 2-2 2-2 3 0 2 0 4 0 6 30 0 59 0 89 0 2-12 5-24 7-36z"><text:p/></draw:path><draw:path draw:style-name="gr1059" draw:text-style-name="P99" svg:width="0.0051in" svg:height="0.1059in" svg:x="0.8217in" svg:y="0.087in" svg:viewBox="0 0 14 270" svg:d="M14 11c0-4 0-11-6-11-8 0-8 7-8 11 0 83 0 166 0 249 0 4 0 10 7 10s7-6 7-10c0-83 0-166 0-249z"><text:p/></draw:path><draw:path draw:style-name="gr1059" draw:text-style-name="P99" svg:width="0.0055in" svg:height="0.1516in" svg:x="0.8791in" svg:y="0in" svg:viewBox="0 0 15 386" svg:d="M15 14c0-6 0-14-7-14-8 0-8 8-8 14 0 119 0 239 0 358 0 7 0 14 8 14 7 0 7-7 7-14 0-119 0-239 0-358z"><text:p/></draw:path><draw:path draw:style-name="gr1059" draw:text-style-name="P99" svg:width="0.0642in" svg:height="0.0685in" svg:x="0.9098in" svg:y="0.0469in" svg:viewBox="0 0 164 175" svg:d="M35 139c21-22 32-32 46-44 13-11 24-21 38-34 36-37 45-55 45-57 0-4-3-4-4-4-3 0-4 1-6 4-12 19-20 26-29 26s-14-7-19-13c-8-9-15-17-28-17-28 0-46 36-46 44 0 2 1 5 4 5 4 0 5-3 6-5 6-18 30-18 33-18 8 0 15 3 24 6 15 6 20 6 30 6-15 16-46 45-54 50-12 11-23 22-35 33-27 26-40 48-40 51s3 2 4 3c4 0 5 0 7-4 9-14 21-24 33-24 9 0 12 3 22 14 7 9 13 14 25 14 38 0 61-48 61-59 0-2-2-3-5-3-4 0-4 2-5 4-9 25-34 33-46 33-9 0-16-2-23-5-14-5-19-7-28-7-1 0-6 0-10 1z"><text:p/></draw:path><draw:path draw:style-name="gr1059" draw:text-style-name="P99" svg:width="0.0469in" svg:height="0.0705in" svg:x="0.9807in" svg:y="0.0669in" svg:viewBox="0 0 120 180" svg:d="M120 130c-3 0-7 0-10 0-1 7-3 22-7 26-2 1-23 1-27 1-17 0-33 0-50 0 29-26 39-33 54-46 21-16 40-33 40-58 0-33-30-53-64-53s-56 23-56 49c0 13 11 15 14 15 7 0 15-6 15-14 0-6-3-15-17-15 9-20 28-25 40-25 27 0 42 21 42 43 0 23-18 42-26 52-22 21-44 42-66 64-2 3-2 3-2 11 37 0 74 0 111 0 3-17 6-33 9-50z"><text:p/></draw:path><draw:path draw:style-name="gr1059" draw:text-style-name="P99" svg:width="0.0055in" svg:height="0.1516in" svg:x="1.0606in" svg:y="0in" svg:viewBox="0 0 15 386" svg:d="M15 14c0-6 0-14-7-14-8 0-8 8-8 14 0 119 0 239 0 358 0 7 0 14 8 14 7 0 7-7 7-14 0-119 0-239 0-358z"><text:p/></draw:path></draw:g></text:span><text:span text:style-name="T21">, נחשב ונקבל </text:span><text:span text:style-name="T21"><draw:g text:anchor-type="as-char" svg:y="-0.0661in" draw:z-index="78" draw:name="Shape89" draw:style-name="gr1057"><svg:title>TexMaths</svg:title><svg:desc>11§inline§z_1 = z_2§svg§600§FALSE§</svg:desc><draw:path draw:style-name="gr1058" draw:text-style-name="P98" svg:width="0.45in" svg:height="0.074in" svg:x="0.0016in" svg:y="0.0071in" svg:viewBox="0 0 1144 189" svg:d="M572 189c-191 0-382 0-572 0 0-63 0-126 0-189 382 0 762 0 1144 0 0 63 0 126 0 189-190 0-382 0-572 0z"><text:p/></draw:path><draw:path draw:style-name="gr1059" draw:text-style-name="P99" svg:width="0.0642in" svg:height="0.0681in" svg:x="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1059" draw:text-style-name="P99" svg:width="0.0386in" svg:height="0.0701in" svg:x="0.0764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1059" draw:text-style-name="P99" svg:width="0.1008in" svg:height="0.035in" svg:x="0.1835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42in" svg:height="0.0681in" svg:x="0.3417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1059" draw:text-style-name="P99" svg:width="0.0469in" svg:height="0.0701in" svg:x="0.4126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21"><text:s/>כדרוש. </text:span></text:p>
      <text:p text:style-name="P29"><text:span text:style-name="T45">ע</text:span><text:span text:style-name="T43">ל: </text:span><text:span text:style-name="T9">יהי </text:span><text:span text:style-name="T9"><draw:g text:anchor-type="as-char" svg:y="-0.1134in" draw:z-index="79" draw:name="Shape90" draw:style-name="gr1057"><svg:title>TexMaths</svg:title><svg:desc>11§inline§\la b, n \ra \in \{-1, 1\} \times \N§svg§600§FALSE§</svg:desc><draw:path draw:style-name="gr1058" draw:text-style-name="P98" svg:width="1.2957in" svg:height="0.1358in" svg:x="0.0004in" svg:y="0.0071in" svg:viewBox="0 0 3292 346" svg:d="M1647 346c-549 0-1098 0-1647 0 0-116 0-230 0-346 1097 0 2195 0 3292 0 0 116 0 230 0 346-548 0-1097 0-1645 0z"><text:p/></draw:path><draw:path draw:style-name="gr1059" draw:text-style-name="P99" svg:width="0.0335in" svg:height="0.1512in" svg:x="0.002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059" draw:text-style-name="P99" svg:width="0.0559in" svg:height="0.1063in" svg:x="0.0516in" svg:y="0.0071in" svg:viewBox="0 0 143 271" svg:d="M75 4c0-1 0-4-6-4-8 0-36 3-47 3-2 1-7 1-7 8 0 6 4 6 9 6 19 0 20 2 20 6 0 2-3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059" draw:text-style-name="P99" svg:width="0.0173in" svg:height="0.0453in" svg:x="0.1228in" svg:y="0.0972in" svg:viewBox="0 0 45 116" svg:d="M45 41c0-26-10-41-25-41-12 0-20 10-20 21 0 10 8 20 20 20 5 0 10-1 14-5 1-1 1-1 2-1 0 2 0 0 0 6 0 28-13 51-26 64-4 4-4 5-4 6 0 2 2 5 4 5 4 0 35-30 35-75z"><text:p/></draw:path><draw:path draw:style-name="gr1059" draw:text-style-name="P99" svg:width="0.0819in" svg:height="0.0685in" svg:x="0.1819in" svg:y="0.0453in" svg:viewBox="0 0 209 175" svg:d="M23 148c-1 6-3 15-3 17 0 7 4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5 4 5 5 0 5-1 7-9 7-27 14-46 29-46 7 0 12 4 12 17 0 8-1 13-7 32-8 30-14 60-22 90z"><text:p/></draw:path><draw:path draw:style-name="gr1059" draw:text-style-name="P99" svg:width="0.0335in" svg:height="0.1512in" svg:x="0.2772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1059" draw:text-style-name="P99" svg:width="0.076in" svg:height="0.087in" svg:x="0.382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059" draw:text-style-name="P99" svg:width="0.0539in" svg:height="0.1512in" svg:x="0.5248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20-12-30-15 31-9 45-27 45-49 0-31 0-61 0-92z"><text:p/></draw:path><draw:path draw:style-name="gr1059" draw:text-style-name="P99" svg:width="0.0921in" svg:height="0.0063in" svg:x="0.6028in" svg:y="0.0717in" svg:viewBox="0 0 235 17" svg:d="M222 17c7 0 13-2 13-9 0-8-6-8-13-8-69 0-139 0-209 0-6 0-13 0-13 8 0 7 7 9 13 9 70 0 140 0 209 0z"><text:p/></draw:path><draw:path draw:style-name="gr1059" draw:text-style-name="P99" svg:width="0.05in" svg:height="0.1in" svg:x="0.7217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059" draw:text-style-name="P99" svg:width="0.0177in" svg:height="0.0453in" svg:x="0.7969in" svg:y="0.0972in" svg:viewBox="0 0 46 116" svg:d="M46 41c0-26-10-41-25-41-12 0-21 10-21 21 0 10 9 20 21 20 4 0 10-1 13-5 1-1 1-1 2-1s1 0 1 6c0 28-13 51-26 64-4 4-4 5-4 6 0 2 2 5 4 5 3 0 35-30 35-75z"><text:p/></draw:path><draw:path draw:style-name="gr1059" draw:text-style-name="P99" svg:width="0.05in" svg:height="0.1in" svg:x="0.8654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059" draw:text-style-name="P99" svg:width="0.0539in" svg:height="0.1512in" svg:x="0.9386in" svg:y="0in" svg:viewBox="0 0 138 385" svg:d="M56 334c0 15-10 40-52 43-2 0-4 2-4 4 0 4 4 4 8 4 37 0 73-18 75-48 0-29 0-58 0-88 0-16 0-28 15-40 13-11 27-11 36-12 2 0 4-1 4-4 0-4-3-4-7-4-25-2-44-15-47-35-1-3-1-4-1-19 0-25 0-50 0-76 0-16 0-28-19-42-16-13-43-17-56-17-4 0-8 0-8 4 0 5 2 5 7 5 24 1 43 14 48 33 1 4 1 4 1 19 0 26 0 54 0 81 0 18 3 24 16 36 7 8 19 12 29 15-31 10-45 26-45 48 0 31 0 62 0 93z"><text:p/></draw:path><draw:path draw:style-name="gr1059" draw:text-style-name="P99" svg:width="0.0732in" svg:height="0.0728in" svg:x="1.0598in" svg:y="0.0394in" svg:viewBox="0 0 187 186" svg:d="M94 83c-26-26-52-52-77-77-5-5-6-6-9-6-4 0-8 3-8 8 0 2 1 3 6 7 25 26 51 52 77 77-26 26-52 52-77 79-5 4-6 5-6 7 0 5 4 8 8 8 3 0 4-1 9-5 25-27 51-52 77-78 26 27 53 53 80 81 1 0 3 2 5 2 5 0 8-3 8-8 0-1 0-2-1-4 0-1-62-62-81-82 24-23 47-47 71-70 1-2 8-7 9-9 1-1 2-3 2-5 0-5-3-8-8-8-3 0-4 1-8 6-26 25-52 51-77 77z"><text:p/></draw:path><draw:path draw:style-name="gr1059" draw:text-style-name="P99" svg:width="0.1028in" svg:height="0.1063in" svg:x="1.1937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span><text:span text:style-name="T9">, כלומר </text:span><text:span text:style-name="T9"><draw:g text:anchor-type="as-char" svg:y="-0.0992in" draw:z-index="80" draw:name="Shape91" draw:style-name="gr1057"><svg:title>TexMaths</svg:title><svg:desc>11§inline§b = -1 \lor b = 1 \land n \in \N§svg§600§FALSE§</svg:desc><draw:path draw:style-name="gr1058" draw:text-style-name="P98" svg:width="1.5126in" svg:height="0.0953in" svg:x="0.0008in" svg:y="0.0083in" svg:viewBox="0 0 3843 243" svg:d="M1923 243c-642 0-1282 0-1923 0 0-81 0-162 0-243 1281 0 2562 0 3843 0 0 81 0 162 0 243-640 0-1280 0-1920 0z"><text:p/></draw:path><draw:path draw:style-name="gr1059" draw:text-style-name="P99" svg:width="0.0555in" svg:height="0.1063in" svg:x="0.0004in" svg:y="0.0004in" svg:viewBox="0 0 142 271" svg:d="M74 4c-1-1 0-4-5-4-9 0-37 3-47 4-3 0-8 0-8 8 0 5 4 5 10 5 18 0 19 2 19 6 0 2-3 16-6 23-11 42-21 84-32 125-4 20-5 27-5 40 0 36 20 60 48 60 47 0 94-57 94-113 0-34-21-61-52-61-17 0-33 11-45 23 10-38 19-77 29-116zM37 150c3-9 3-9 6-13 20-26 36-31 47-31 13 0 24 11 24 36 0 21-13 67-19 81-14 25-31 40-47 40-13 0-25-10-25-39 0-8 0-15 6-40 3-11 5-23 8-34z"><text:p/></draw:path><draw:path draw:style-name="gr1059" draw:text-style-name="P99" svg:width="0.1008in" svg:height="0.0346in" svg:x="0.1091in" svg:y="0.0504in" svg:viewBox="0 0 257 89" svg:d="M244 15c6 0 13 0 13-7 0-8-7-8-13-8-77 0-154 0-231 0-5 0-13 0-13 8 0 7 8 7 13 7 77 0 154 0 231 0zM244 89c6 0 13 0 13-7 0-8-7-8-13-8-77 0-154 0-231 0-5 0-13 0-13 8 0 7 8 7 13 7 77 0 154 0 231 0z"><text:p/></draw:path><draw:path draw:style-name="gr1059" draw:text-style-name="P99" svg:width="0.0921in" svg:height="0.0055in" svg:x="0.274in" svg:y="0.0646in" svg:viewBox="0 0 235 15" svg:d="M222 15c7 0 13 0 13-7 0-8-6-8-13-8-69 0-140 0-209 0-6 0-13 0-13 8 0 7 7 7 13 7 69 0 140 0 209 0z"><text:p/></draw:path><draw:path draw:style-name="gr1059" draw:text-style-name="P99" svg:width="0.05in" svg:height="0.1004in" svg:x="0.3933in" svg:y="0.0055in" svg:viewBox="0 0 128 256" svg:d="M79 10c0-9 0-10-9-10-24 24-58 24-70 24 0 5 0 8 0 12 8 0 31 0 51-10 0 67 0 133 0 199 0 14-2 19-37 19-4 0-7 0-12 0 0 4 0 9 0 12 13-1 47-1 63-1 15 0 49 0 63 1 0-3 0-8 0-12-5 0-8 0-13 0-35 0-36-5-36-19 0-72 0-143 0-215z"><text:p/></draw:path><draw:path draw:style-name="gr1059" draw:text-style-name="P99" svg:width="0.0839in" svg:height="0.0933in" svg:x="0.498in" svg:y="0.015in" svg:viewBox="0 0 214 238" svg:d="M212 15c2-5 2-6 2-7 0-5-3-8-7-8s-7 2-9 8c-31 67-61 135-91 203-30-68-61-136-91-203-3-8-6-8-8-8-5 0-8 3-8 8 1 2 0 1 2 5 32 72 64 145 96 217 3 6 5 8 9 8 5 0 6-3 8-8 32-72 65-143 97-215z"><text:p/></draw:path><draw:path draw:style-name="gr1059" draw:text-style-name="P99" svg:width="0.0555in" svg:height="0.1063in" svg:x="0.6319in" svg:y="0.0004in" svg:viewBox="0 0 142 271" svg:d="M75 4c-2-1 0-4-6-4-9 0-37 3-47 4-3 0-7 0-7 8 0 5 4 5 9 5 19 0 20 2 20 6 0 2-4 16-6 23-11 42-20 84-31 125-5 20-7 27-7 40 0 36 21 60 49 60 46 0 93-57 93-113 0-34-20-61-51-61-17 0-34 11-45 23 10-38 19-77 29-116zM38 150c3-9 3-9 6-13 19-26 36-31 46-31 14 0 24 11 24 36 0 21-12 67-19 81-13 25-30 40-46 40-13 0-26-10-26-39 0-8 0-15 7-40 3-11 5-23 8-34z"><text:p/></draw:path><draw:path draw:style-name="gr1059" draw:text-style-name="P99" svg:width="0.1004in" svg:height="0.0346in" svg:x="0.7409in" svg:y="0.0504in" svg:viewBox="0 0 256 89" svg:d="M243 15c7 0 13 0 13-7 0-8-6-8-12-8-77 0-155 0-232 0-5 0-12 0-12 8 0 7 7 7 13 7 77 0 153 0 230 0zM244 89c6 0 12 0 12-7 0-8-6-8-13-8-77 0-153 0-230 0-6 0-13 0-13 8 0 7 7 7 12 7 77 0 155 0 232 0z"><text:p/></draw:path><draw:path draw:style-name="gr1059" draw:text-style-name="P99" svg:width="0.05in" svg:height="0.1004in" svg:x="0.9059in" svg:y="0.0055in" svg:viewBox="0 0 128 256" svg:d="M79 10c0-9 0-10-9-10-24 24-58 24-70 24 0 5 0 8 0 12 8 0 31 0 51-10 0 67 0 133 0 199 0 14-2 19-37 19-4 0-7 0-12 0 0 4 0 9 0 12 14-1 47-1 63-1 15 0 49 0 63 1 0-3 0-8 0-12-5 0-8 0-13 0-35 0-36-5-36-19 0-72 0-143 0-215z"><text:p/></draw:path><draw:path draw:style-name="gr1059" draw:text-style-name="P99" svg:width="0.0839in" svg:height="0.0933in" svg:x="1.0106in" svg:y="0.015in" svg:viewBox="0 0 214 238" svg:d="M117 8c-4-7-6-8-9-8-6 0-7 2-9 8-32 71-65 143-97 215-2 4-2 5-2 8s3 7 8 7c2 0 5-1 8-8 31-68 61-136 92-204 29 68 60 136 90 204 3 8 8 8 9 8 4 0 7-4 7-7 0-1 0-3-2-7-32-72-64-145-95-216z"><text:p/></draw:path><draw:path draw:style-name="gr1059" draw:text-style-name="P99" svg:width="0.0819in" svg:height="0.0681in" svg:x="1.1421in" svg:y="0.0386in" svg:viewBox="0 0 209 174" svg:d="M23 148c-1 5-3 14-3 15 0 8 5 11 11 11 4 0 11-3 14-11 0-1 4-17 8-27 2-12 5-23 7-34 3-9 5-18 7-27 2-7 4-18 6-19 5-12 26-47 62-47 18 0 21 14 21 26 0 25-19 74-25 91-3 9-3 13-3 17 0 17 13 31 30 31 37 0 51-55 51-58 0-5-3-5-4-5-4 0-4 2-6 8-8 26-21 47-40 47-6 0-8-4-8-13 0-8 3-18 6-26 8-21 23-63 23-85 0-27-16-42-44-42-35 0-54 25-60 34-1-22-18-34-35-34-18 0-26 15-29 22-7 13-12 36-12 38 0 4 3 2 4 4 5 0 5-1 7-9 7-27 14-46 29-46 7 0 12 5 12 17 0 8-1 13-7 32-8 30-14 60-22 90z"><text:p/></draw:path><draw:path draw:style-name="gr1059" draw:text-style-name="P99" svg:width="0.0752in" svg:height="0.0874in" svg:x="1.2839in" svg:y="0.024in" svg:viewBox="0 0 192 223" svg:d="M179 119c7 0 13 0 13-8 0-7-6-7-13-7-55 0-109 0-164 0 5-51 50-89 104-89 20 0 40 0 60 0 7 0 13 0 13-7 0-8-6-8-13-8-21 0-40 0-61 0-66 0-118 50-118 111s52 112 118 112c21 0 40 0 61 0 7 0 13 0 13-8s-6-8-13-8c-20 0-40 0-60 0-54 0-99-37-104-88 55 0 109 0 164 0z"><text:p/></draw:path><draw:path draw:style-name="gr1059" draw:text-style-name="P99" svg:width="0.1028in" svg:height="0.1059in" svg:x="1.4185in" svg:y="0.0028in" svg:viewBox="0 0 262 270" svg:d="M33 35c0 62 0 125 0 187 0 21-2 27-22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-1 4-1 5-1 10zM218 244c-56-74-112-147-169-221-3-4-3-5-7-9 15 0 31 0 46 0 43 59 87 117 130 175 0 18 0 37 0 55z"><text:p/></draw:path></draw:g></text:span><text:span text:style-name="T9">. </text:span><text:span text:style-name="T22">נבחר </text:span><text:span text:style-name="T22"><draw:g text:anchor-type="as-char" svg:y="-0.1063in" draw:z-index="81" draw:name="Shape92" draw:style-name="gr1057"><svg:title>TexMaths</svg:title><svg:desc>11§inline§z = bn§svg§600§FALSE§</svg:desc><draw:path draw:style-name="gr1058" draw:text-style-name="P98" svg:width="0.4161in" svg:height="0.0906in" svg:x="0.0016in" svg:y="0.0071in" svg:viewBox="0 0 1058 231" svg:d="M0 0c352 0 706 0 1058 0 0 77 0 154 0 231-352 0-706 0-1058 0 0-77 0-154 0-231z"><text:p/></draw:path><draw:path draw:style-name="gr1059" draw:text-style-name="P99" svg:width="0.0642in" svg:height="0.0681in" svg:x="0.0004in" svg:y="0.0382in" svg:viewBox="0 0 164 174" svg:d="M35 138c21-21 32-31 45-43 14-12 25-21 39-34 36-37 45-55 45-57 0-4-3-4-4-4-3 0-4 1-6 4-12 19-20 26-29 26s-14-7-19-13c-8-9-15-17-28-17-28 0-46 36-46 44 0 2 1 4 4 4 4 0 5-2 6-4 6-18 30-18 33-18 8 0 15 3 24 6 15 5 20 5 30 5-15 17-46 46-54 51-12 11-23 22-35 33-27 24-40 46-40 49 0 4 3 3 4 4 4 0 5-1 7-6 9-13 21-23 33-23 9 0 12 4 22 15 7 7 13 14 25 14 38 0 61-47 61-58 0-3-2-4-5-4-4 0-4 2-5 5-9 24-34 32-47 32-8 0-15-4-22-6-14-5-19-7-28-7-1 0-6 0-10 2z"><text:p/></draw:path><draw:path draw:style-name="gr1059" draw:text-style-name="P99" svg:width="0.1004in" svg:height="0.035in" svg:x="0.122in" svg:y="0.05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1059" draw:text-style-name="P99" svg:width="0.0559in" svg:height="0.1063in" svg:x="0.2807in" svg:y="0in" svg:viewBox="0 0 143 271" svg:d="M75 4c-2-1 0-4-6-4-8 0-37 3-47 4-2 0-7 0-7 8 0 5 4 5 9 5 19 0 20 2 20 6 0 2-3 16-5 23-11 42-21 84-32 126-5 18-7 25-7 38 0 37 21 61 50 61 45 0 93-57 93-114 0-34-21-60-52-60-17 0-34 11-45 23 10-39 19-77 29-116zM39 149c2-8 2-9 5-13 19-25 36-30 46-30 15 0 24 12 24 35s-12 67-19 81c-12 27-30 40-45 40-14 0-27-10-27-39 0-7 0-14 7-38 3-12 5-24 9-36z"><text:p/></draw:path><draw:path draw:style-name="gr1059" draw:text-style-name="P99" svg:width="0.0819in" svg:height="0.0681in" svg:x="0.3437in" svg:y="0.0382in" svg:viewBox="0 0 209 174" svg:d="M22 146c-1 7-3 16-3 18 0 7 5 10 11 10 5 0 12-3 14-11 1-1 6-19 8-28 3-12 5-23 9-34 2-9 4-17 6-26 1-7 5-18 5-19 6-12 26-47 63-47 17 0 21 14 21 27 0 23-20 73-25 89-3 9-4 13-4 17 0 19 14 32 32 32 36 0 50-55 50-58 0-4-3-4-4-4-5 0-5 1-6 7-9 25-21 46-39 46-7 0-10-3-10-12 0-10 3-18 7-26 7-21 24-63 24-85 0-27-17-42-45-42-35 0-53 25-60 34-2-22-18-34-35-34-19 0-26 15-30 22-5 13-11 36-11 37 0 5 3 5 4 5 4 0 5-1 7-9 7-27 14-46 29-46 7 0 11 5 11 17 0 8-1 13-6 33-8 29-15 59-23 87z"><text:p/></draw:path></draw:g></text:span><text:span text:style-name="T22"><text:s/>ונוכיח </text:span><text:span text:style-name="T22"><draw:g text:anchor-type="as-char" svg:y="-0.1134in" draw:z-index="82" draw:name="Shape93" draw:style-name="gr1057"><svg:title>TexMaths</svg:title><svg:desc>11§inline§h(z) = \la b, n \ra§svg§600§FALSE§</svg:desc><draw:path draw:style-name="gr1058" draw:text-style-name="P98" svg:width="0.7961in" svg:height="0.1354in" svg:x="0.0004in" svg:y="0.0071in" svg:viewBox="0 0 2023 345" svg:d="M0 0c675 0 1348 0 2023 0 0 115 0 230 0 345-675 0-1348 0-2023 0 0-115 0-230 0-345z"><text:p/></draw:path><draw:path draw:style-name="gr1059" draw:text-style-name="P99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642in" svg:height="0.0681in" svg:x="0.1461in" svg:y="0.0453in" svg:viewBox="0 0 164 174" svg:d="M35 138c21-22 32-32 46-43 0-1 24-21 38-36 36-36 45-53 45-56s-3-3-4-3c-3 0-4 0-6 4-12 18-20 25-29 25s-14-6-19-12c-8-9-15-17-28-17-28 0-46 35-46 44 0 1 1 4 4 4 4 0 5-2 6-4 6-18 30-19 33-19 8 0 15 4 24 6 15 6 20 6 30 6-15 17-46 44-54 51-12 10-23 21-35 32-27 25-40 47-40 51 0 3 3 2 4 3 4 0 5 0 7-4 9-14 21-25 33-25 9 0 12 4 22 15 7 8 14 14 25 14 38 0 61-48 61-59 0-2-2-4-4-4-5 0-5 2-6 5-9 25-34 33-46 33-8 0-16-3-23-6-14-4-19-6-28-6-3 0-6 0-10 1z"><text:p/></draw:path><draw:path draw:style-name="gr1059" draw:text-style-name="P99" svg:width="0.0346in" svg:height="0.1508in" svg:x="0.226in" svg:y="0in" svg:viewBox="0 0 89 384" svg:d="M89 193c0-30-3-77-25-120-23-48-56-73-61-73-2 0-3 1-3 3 0 3 0 3 8 10 37 38 59 99 59 180 0 65-14 132-63 181-4 5-4 5-4 6 0 3 1 4 3 4 5 0 40-26 62-75 20-43 24-85 24-116z"><text:p/></draw:path><draw:path draw:style-name="gr1059" draw:text-style-name="P99" svg:width="0.1004in" svg:height="0.035in" svg:x="0.3272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335in" svg:height="0.1508in" svg:x="0.495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059" draw:text-style-name="P99" svg:width="0.0555in" svg:height="0.1059in" svg:x="0.5453in" svg:y="0.0071in" svg:viewBox="0 0 142 270" svg:d="M75 3c-2-1 0-3-6-3-8 0-37 2-47 3-3 0-8 1-8 8 0 4 5 4 10 4 19 0 19 4 19 7s-3 17-6 24c-9 42-20 84-30 126-6 20-7 24-7 37 0 38 21 61 50 61 45 0 92-58 92-111 0-36-20-62-51-62-18 0-34 11-45 23 10-40 19-78 29-117zM37 150c4-9 4-10 7-15 19-24 36-30 46-30 15 0 24 12 24 36 0 23-13 66-19 81-12 26-31 40-45 40s-27-11-27-40c0-6 0-14 7-37 2-12 5-24 7-35z"><text:p/></draw:path><draw:path draw:style-name="gr1059" draw:text-style-name="P99" svg:width="0.0173in" svg:height="0.0453in" svg:x="0.6165in" svg:y="0.0972in" svg:viewBox="0 0 45 116" svg:d="M45 41c0-26-10-41-25-41-12 0-20 10-20 21 0 10 8 21 20 21 4 0 10-2 13-6 2-1 1-1 2-1s1 0 1 6c0 28-13 51-26 65-4 3-4 4-4 5 0 4 2 5 4 5 4 0 35-30 35-75z"><text:p/></draw:path><draw:path draw:style-name="gr1059" draw:text-style-name="P99" svg:width="0.0819in" svg:height="0.0681in" svg:x="0.6756in" svg:y="0.0453in" svg:viewBox="0 0 209 174" svg:d="M22 148c-1 5-3 14-3 16 0 7 5 10 11 10 5 0 12-2 14-10 1-1 6-20 8-29 3-12 5-24 9-35 2-9 4-16 6-25 1-7 5-18 5-20 6-12 26-47 63-47 17 0 21 14 21 27 0 24-20 73-25 91-3 8-4 13-4 17 0 18 14 31 32 31 36 0 50-56 50-59 0-4-3-4-4-4-5 0-5 1-6 7-7 26-21 48-39 48-7 0-10-4-10-13 0-10 3-19 7-27 7-20 24-63 24-85 0-26-17-41-45-41-35 0-53 24-60 33-2-21-18-33-35-33-19 0-26 14-30 22-5 13-11 35-11 37 0 4 3 4 4 4 4 0 5 0 7-9 7-28 14-46 28-46 8 0 12 5 12 18 0 8-1 13-6 32-8 30-15 60-23 90z"><text:p/></draw:path><draw:path draw:style-name="gr1059" draw:text-style-name="P99" svg:width="0.0335in" svg:height="0.1508in" svg:x="0.7709in" svg:y="0in" svg:viewBox="0 0 86 384" svg:d="M84 198c2-4 2-5 2-5 0-1 0-3-2-7-22-59-45-119-67-177-3-7-5-9-9-9-5 0-8 3-8 8 0 1 0 2 1 6 23 60 46 119 69 179-23 58-46 117-69 177-1 4-1 4-1 7 0 4 3 7 8 7 4 0 6-4 7-7 24-60 46-119 69-179z"><text:p/></draw:path></draw:g></text:span><text:span text:style-name="T22">. נחשב ונקבל שצריך להוכיח </text:span><text:span text:style-name="T22"><draw:g text:anchor-type="as-char" svg:y="-0.1335in" draw:z-index="83" draw:name="Shape94" draw:style-name="gr1057"><svg:title>TexMaths</svg:title><svg:desc>11§inline§\la \tfrac{bn}{|bn|}, |bn| \ra = \la b, n \ra§svg§600§FALSE§</svg:desc><draw:path draw:style-name="gr1058" draw:text-style-name="P98" svg:width="1.1768in" svg:height="0.1965in" svg:x="0.0004in" svg:y="0.0071in" svg:viewBox="0 0 2990 500" svg:d="M0 0c997 0 1993 0 2990 0 0 166 0 334 0 500-997 0-1993 0-2990 0 0-166 0-334 0-500z"><text:p/></draw:path><draw:path draw:style-name="gr1059" draw:text-style-name="P99" svg:width="0.0335in" svg:height="0.1512in" svg:x="0.0094in" svg:y="0.0189in" svg:viewBox="0 0 86 385" svg:d="M84 15c2-4 2-5 2-7 0-4-4-8-8-8-3 0-7 2-9 10-23 59-45 118-68 177 0 2-1 5-1 7 0 1 0 2 1 6 23 59 45 118 68 176 1 5 4 9 9 9 4 0 8-3 8-7 0-2 0-2-2-6-24-59-46-119-69-178 23-60 45-119 69-179z"><text:p/></draw:path><draw:path draw:style-name="gr1059" draw:text-style-name="P99" svg:width="0.0429in" svg:height="0.0744in" svg:x="0.113in" svg:y="0in" svg:viewBox="0 0 110 190" svg:d="M54 8c0-1 1-4 1-5s-1-3-4-3c-6 0-28 2-35 2-2 1-6 1-6 7 0 4 4 4 8 4 12 0 12 1 12 4 0 2-3 13-4 18-2 9-4 17-6 26-2 8-18 68-18 71-2 7-2 10-2 13 0 28 18 45 41 45 33 0 69-36 69-77 0-32-22-45-41-45-14 0-25 8-34 16 7-26 12-51 19-76zM41 183c-14 0-21-12-21-28 0-10 2-19 10-49 1-6 1-6 6-12 10-13 23-18 32-18 11 0 20 8 20 26 0 11-6 39-13 54-7 14-21 27-34 27z"><text:p/></draw:path><draw:path draw:style-name="gr1059" draw:text-style-name="P99" svg:width="0.065in" svg:height="0.0476in" svg:x="0.1646in" svg:y="0.0272in" svg:viewBox="0 0 166 122" svg:d="M21 102c-1 4-3 10-3 11 0 6 5 9 9 9 5 0 9-3 10-5 1-4 4-12 6-18 1-4 4-18 5-24 3-6 4-12 5-18 3-11 3-13 12-24 6-11 20-25 39-25 17 0 17 14 17 18 0 17-12 47-17 59-2 6-3 10-3 14 0 14 12 23 25 23 28 0 40-37 40-42 0-3-3-2-4-3-5 0-5 2-6 4-6 22-17 33-28 33-6 0-7-3-7-9s1-9 5-21c4-9 15-38 15-53 0-27-21-31-35-31-22 0-38 14-46 24-2-17-17-24-28-24-12 0-19 9-22 14-6 10-10 26-10 28 0 3 3 2 4 3 5 0 5-1 7-8 4-16 9-29 20-29 6 0 9 5 9 13 0 5-3 14-5 22-2 7-4 19-5 25-4 11-6 22-9 34z"><text:p/></draw:path><draw:path draw:style-name="gr1059" draw:text-style-name="P99" svg:width="0.2004in" svg:height="0.0055in" svg:x="0.0701in" svg:y="0.0925in" svg:viewBox="0 0 510 15" svg:d="M0 0c170 0 340 0 510 0 0 6 0 10 0 15-170 0-340 0-510 0 0-5 0-9 0-15z"><text:p/></draw:path><draw:path draw:style-name="gr1059" draw:text-style-name="P99" svg:width="0.0047in" svg:height="0.1063in" svg:x="0.0854in" svg:y="0.1063in" svg:viewBox="0 0 13 271" svg:d="M13 11c0-4 0-11-5-11-8 0-8 7-8 11 0 83 0 165 0 249 0 4 0 11 7 11 6 0 6-7 6-11 0-84 0-166 0-249z"><text:p/></draw:path><draw:path draw:style-name="gr1059" draw:text-style-name="P99" svg:width="0.0429in" svg:height="0.0744in" svg:x="0.113in" svg:y="0.1118in" svg:viewBox="0 0 110 190" svg:d="M54 9c0-1 1-3 1-5s-1-4-4-4c-6 0-28 2-35 3-2 0-6 0-6 6 0 4 4 4 8 4 12 0 12 1 12 4 0 2-3 13-4 19-2 8-4 17-6 25-2 9-18 68-18 71-2 7-2 11-2 14 0 27 18 44 41 44 33 0 69-36 69-77 0-30-22-45-41-45-14 0-25 8-34 16 7-26 12-50 19-75zM41 183c-14 0-21-11-21-28 0-10 2-19 10-49 1-6 1-6 6-12 10-11 23-18 32-18 11 0 20 8 20 26 0 11-6 39-13 54-7 14-21 27-34 27z"><text:p/></draw:path><draw:path draw:style-name="gr1059" draw:text-style-name="P99" svg:width="0.065in" svg:height="0.0476in" svg:x="0.1646in" svg:y="0.139in" svg:viewBox="0 0 166 122" svg:d="M21 102c-1 4-3 10-3 11 0 7 5 9 9 9 5 0 9-3 10-5 1-4 4-11 6-18 1-4 4-18 5-24 3-6 4-11 5-18 3-11 3-13 12-24 6-11 20-25 39-25 17 0 17 14 17 18 0 17-12 47-17 59-2 7-3 10-3 14 0 14 12 23 25 23 28 0 40-37 40-42 0-3-3-2-4-3-5 0-5 2-6 4-6 22-17 33-28 33-6 0-7-3-7-8 0-7 1-10 5-22 4-9 15-38 15-53 0-27-21-31-35-31-22 0-38 14-46 25-2-18-17-25-28-25-12 0-19 9-22 15-6 10-10 26-10 27 0 3 3 2 4 3 5 0 5-1 7-8 4-16 9-29 20-29 6 0 9 6 9 13 0 5-3 15-5 23-2 7-4 18-5 24-4 11-6 22-9 34z"><text:p/></draw:path><draw:path draw:style-name="gr1059" draw:text-style-name="P99" svg:width="0.0047in" svg:height="0.1063in" svg:x="0.2504in" svg:y="0.1063in" svg:viewBox="0 0 13 271" svg:d="M13 11c0-4 0-11-6-11-7 0-7 7-7 11 0 83 0 165 0 249 0 4 0 11 7 11 6 0 6-7 6-11 0-84 0-166 0-249z"><text:p/></draw:path><draw:path draw:style-name="gr1059" draw:text-style-name="P99" svg:width="0.0173in" svg:height="0.0453in" svg:x="0.3024in" svg:y="0.1161in" svg:viewBox="0 0 45 116" svg:d="M45 41c0-26-9-41-24-41-13 0-21 10-21 21 0 10 8 21 21 21 4 0 10-2 13-6 1-1 1-1 2-1 0 2 1 0 1 6 0 28-14 51-26 65-4 4-4 4-4 5 0 3 2 5 3 5 4 0 35-30 35-75z"><text:p/></draw:path><draw:path draw:style-name="gr1059" draw:text-style-name="P99" svg:width="0.0055in" svg:height="0.1512in" svg:x="0.3752in" svg:y="0.0189in" svg:viewBox="0 0 15 385" svg:d="M15 14c0-6 0-14-7-14-8 0-8 8-8 14 0 119 0 239 0 358 0 7 0 13 8 13 7 0 7-6 7-13 0-119 0-239 0-358z"><text:p/></draw:path><draw:path draw:style-name="gr1059" draw:text-style-name="P99" svg:width="0.0559in" svg:height="0.1063in" svg:x="0.4063in" svg:y="0.028in" svg:viewBox="0 0 143 271" svg:d="M75 4c-2-1 0-4-6-4-9 0-37 3-47 4-3 0-7 0-7 8 0 5 4 5 9 5 19 0 20 2 20 6 0 2-4 16-6 24-11 42-20 84-31 126-5 19-7 25-7 38 0 38 21 60 49 60 46 0 94-56 94-111 0-36-21-62-52-62-17 0-34 11-45 23 10-38 19-78 29-117zM38 151c3-9 3-10 6-15 19-25 36-30 46-30 14 0 24 12 24 36 0 23-12 67-19 83-13 25-30 39-46 39-13 0-26-11-26-39 0-7 0-15 7-39 3-12 5-24 8-35z"><text:p/></draw:path><draw:path draw:style-name="gr1059" draw:text-style-name="P99" svg:width="0.0819in" svg:height="0.0681in" svg:x="0.4689in" svg:y="0.0661in" svg:viewBox="0 0 209 174" svg:d="M22 147c-1 6-3 15-3 17 0 7 5 10 11 10 5 0 12-2 14-10 1-1 5-20 8-29 3-12 5-24 8-35 3-9 5-16 7-25 1-7 4-19 4-20 7-12 27-47 64-47 17 0 21 14 21 27 0 24-20 73-25 90-3 9-5 14-5 18 0 18 15 31 32 31 37 0 51-56 51-60 0-3-3-3-4-3-5 0-5 1-6 7-8 26-21 48-40 48-6 0-9-4-9-13 0-10 3-19 7-28 7-19 23-62 23-84 0-26-16-41-44-41-35 0-54 24-60 33-2-22-18-33-35-33-19 0-26 14-30 22-6 12-11 35-11 37 0 4 3 4 4 4 4 0 5 0 7-9 7-28 14-46 29-46 7 0 11 5 11 17 0 9-2 14-6 33-8 30-15 60-23 89z"><text:p/></draw:path><draw:path draw:style-name="gr1059" draw:text-style-name="P99" svg:width="0.0055in" svg:height="0.1512in" svg:x="0.5736in" svg:y="0.0189in" svg:viewBox="0 0 15 385" svg:d="M15 14c0-6 0-14-7-14-8 0-8 8-8 14 0 119 0 239 0 358 0 7 0 13 8 13 7 0 7-6 7-13 0-119 0-239 0-358z"><text:p/></draw:path><draw:path draw:style-name="gr1059" draw:text-style-name="P99" svg:width="0.0339in" svg:height="0.1512in" svg:x="0.6059in" svg:y="0.0189in" svg:viewBox="0 0 87 385" svg:d="M85 200c2-4 2-5 2-6s0-2-2-7c-23-59-45-118-69-177-2-7-4-10-8-10-5 0-8 4-8 8 0 2 0 2 2 6 23 60 45 119 68 180-23 59-45 118-68 177-2 4-2 5-2 7 0 4 3 7 8 7s6-3 8-7c24-60 46-118 69-178z"><text:p/></draw:path><draw:path draw:style-name="gr1059" draw:text-style-name="P99" svg:width="0.1004in" svg:height="0.035in" svg:x="0.7075in" svg:y="0.07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335in" svg:height="0.1512in" svg:x="0.8764in" svg:y="0.0189in" svg:viewBox="0 0 86 385" svg:d="M84 15c2-4 2-5 2-7 0-4-4-8-8-8-3 0-7 2-9 10-23 59-45 118-68 177 0 2-1 5-1 7 0 1 0 2 1 6 23 59 45 118 68 176 1 5 4 9 9 9 4 0 8-3 8-7 0-2 0-2-2-6-24-59-46-119-69-178 23-60 45-119 69-179z"><text:p/></draw:path><draw:path draw:style-name="gr1059" draw:text-style-name="P99" svg:width="0.0555in" svg:height="0.1063in" svg:x="0.926in" svg:y="0.028in" svg:viewBox="0 0 142 271" svg:d="M75 4c-2-1 0-4-6-4-9 0-37 3-47 4-3 0-8 0-8 8 0 5 5 5 10 5 19 0 19 2 19 6 0 2-3 16-5 24-11 42-20 84-31 126-6 19-7 25-7 38 0 38 21 60 49 60 46 0 93-56 93-111 0-36-20-62-51-62-18 0-34 11-45 23 10-38 19-78 29-117zM38 151c3-9 3-10 6-15 19-25 36-30 46-30 14 0 24 12 24 36 0 23-13 67-19 83-13 25-31 39-46 39-13 0-26-11-26-39 0-7 0-15 7-39 3-12 5-24 8-35z"><text:p/></draw:path><draw:path draw:style-name="gr1059" draw:text-style-name="P99" svg:width="0.0173in" svg:height="0.0453in" svg:x="0.9972in" svg:y="0.1161in" svg:viewBox="0 0 45 116" svg:d="M45 41c0-26-10-41-25-41-12 0-20 10-20 21 0 10 8 21 20 21 4 0 10-2 13-6 2-1 1-1 2-1s1 0 1 6c0 28-13 51-26 65-5 4-5 4-5 5 0 3 3 5 5 5 4 0 35-30 35-75z"><text:p/></draw:path><draw:path draw:style-name="gr1059" draw:text-style-name="P99" svg:width="0.0819in" svg:height="0.0681in" svg:x="1.0563in" svg:y="0.0661in" svg:viewBox="0 0 209 174" svg:d="M22 147c-1 6-3 15-3 17 0 7 5 10 11 10 5 0 12-2 14-10 1-1 5-20 8-29 3-12 5-24 8-35 3-9 5-16 7-25 1-7 4-19 4-20 7-12 27-47 64-47 17 0 21 14 21 27 0 24-20 73-25 90-3 9-5 14-5 18 0 18 15 31 32 31 37 0 51-56 51-60 0-3-3-3-4-3-5 0-5 1-6 7-8 26-21 48-40 48-6 0-9-4-9-13 0-10 3-19 7-28 7-19 23-62 23-84 0-26-16-41-44-41-35 0-54 24-60 33-2-22-18-33-35-33-19 0-26 14-30 22-6 12-11 35-11 37 0 4 3 4 4 4 4 0 5 0 7-9 7-28 14-46 27-46 9 0 13 5 13 17 0 9-2 14-6 33-8 30-15 60-23 89z"><text:p/></draw:path><draw:path draw:style-name="gr1059" draw:text-style-name="P99" svg:width="0.0335in" svg:height="0.1512in" svg:x="1.1516in" svg:y="0.0189in" svg:viewBox="0 0 86 385" svg:d="M84 200c2-4 2-5 2-6s0-2-2-7c-22-59-46-118-68-177-2-7-4-10-8-10-5 0-8 4-8 8 0 2 0 2 1 6 23 60 46 119 69 180-23 59-46 118-69 177-1 4-1 5-1 7 0 4 3 7 8 7 4 0 6-3 7-7 23-60 45-118 69-178z"><text:p/></draw:path></draw:g></text:span><text:span text:style-name="T22">. ידוע </text:span><text:span text:style-name="T22"><draw:g text:anchor-type="as-char" svg:y="-0.1134in" draw:z-index="84" draw:name="Shape95" draw:style-name="gr1057"><svg:title>TexMaths</svg:title><svg:desc>11§inline§n = |n|§svg§600§FALSE§</svg:desc><draw:path draw:style-name="gr1058" draw:text-style-name="P98" svg:width="0.435in" svg:height="0.1354in" svg:x="0.0039in" svg:y="0.0071in" svg:viewBox="0 0 1106 345" svg:d="M0 0c368 0 738 0 1106 0 0 115 0 230 0 345-368 0-738 0-1106 0 0-115 0-230 0-345z"><text:p/></draw:path><draw:path draw:style-name="gr1059" draw:text-style-name="P99" svg:width="0.0819in" svg:height="0.0681in" svg:x="0.0004in" svg:y="0.0453in" svg:viewBox="0 0 209 174" svg:d="M23 148c-1 5-3 14-3 16 0 7 5 10 11 10 4 0 11-2 14-10 0-1 4-20 8-29 2-12 5-24 7-35 3-9 6-16 7-25 2-7 4-18 6-20 5-12 26-47 62-47 18 0 21 14 21 27 0 24-19 73-25 91-3 8-3 13-3 17 0 18 13 31 30 31 37 0 51-56 51-59 0-4-3-4-5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1059" draw:text-style-name="P99" svg:width="0.1004in" svg:height="0.035in" svg:x="0.1382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1059" draw:text-style-name="P99" svg:width="0.0055in" svg:height="0.1508in" svg:x="0.3079in" svg:y="0in" svg:viewBox="0 0 15 384" svg:d="M15 14c0-7 0-14-7-14-8 0-8 7-8 14 0 119 0 237 0 356 0 8 0 14 8 14 7 0 7-6 7-14 0-119 0-237 0-356z"><text:p/></draw:path><draw:path draw:style-name="gr1059" draw:text-style-name="P99" svg:width="0.0819in" svg:height="0.0681in" svg:x="0.3362in" svg:y="0.0453in" svg:viewBox="0 0 209 174" svg:d="M22 148c-1 5-3 14-3 16 0 7 5 10 11 10 5 0 12-2 14-10 1-1 5-20 8-29 3-12 5-24 8-35 3-9 5-16 7-25 1-7 4-18 4-20 7-12 27-47 63-47 18 0 21 14 21 27 0 24-19 73-24 91-5 8-5 13-5 17 0 18 14 31 32 31 37 0 51-56 51-59 0-4-3-4-5-4-4 0-4 1-6 7-8 26-20 48-39 48-6 0-10-4-10-13 0-10 4-19 8-27 7-20 23-63 23-85 0-26-16-41-44-41-35 0-54 24-60 33-2-21-19-33-36-33-19 0-25 14-29 22-6 13-11 35-11 37 0 4 3 4 4 4 4 0 5 0 7-9 7-28 14-46 27-46 8 0 13 5 13 18 0 8-2 13-6 32-8 30-15 60-23 90z"><text:p/></draw:path><draw:path draw:style-name="gr1059" draw:text-style-name="P99" svg:width="0.0055in" svg:height="0.1508in" svg:x="0.4409in" svg:y="0in" svg:viewBox="0 0 15 384" svg:d="M15 14c0-7 0-14-7-14-8 0-8 7-8 14 0 119 0 237 0 356 0 8 0 14 8 14 7 0 7-6 7-14 0-119 0-237 0-356z"><text:p/></draw:path></draw:g></text:span><text:span text:style-name="T22"><text:s/>ומפיצול למקרים </text:span><text:span text:style-name="T22"><draw:g text:anchor-type="as-char" svg:y="-0.1134in" draw:z-index="85" draw:name="Shape96" draw:style-name="gr1057"><svg:title>TexMaths</svg:title><svg:desc>11§inline§|b| = 1§svg§600§FALSE§</svg:desc><draw:path draw:style-name="gr1058" draw:text-style-name="P98" svg:width="0.3996in" svg:height="0.1354in" svg:x="0.0004in" svg:y="0.0071in" svg:viewBox="0 0 1016 345" svg:d="M0 0c339 0 677 0 1016 0 0 115 0 230 0 345-339 0-677 0-1016 0 0-115 0-230 0-345z"><text:p/></draw:path><draw:path draw:style-name="gr1059" draw:text-style-name="P99" svg:width="0.0055in" svg:height="0.1508in" svg:x="0.011in" svg:y="0in" svg:viewBox="0 0 15 384" svg:d="M15 14c0-7 0-14-7-14-8 0-8 7-8 14 0 119 0 237 0 356 0 8 0 14 8 14 7 0 7-6 7-14 0-119 0-237 0-356z"><text:p/></draw:path><draw:path draw:style-name="gr1059" draw:text-style-name="P99" svg:width="0.0555in" svg:height="0.1059in" svg:x="0.0421in" svg:y="0.0071in" svg:viewBox="0 0 142 270" svg:d="M74 3c-1-1 0-3-5-3-9 0-37 2-47 3-3 0-8 1-8 8 0 4 5 4 10 4 19 0 19 4 19 7s-3 17-6 24c-10 42-21 84-30 126-6 20-7 24-7 37 0 38 21 61 49 61 46 0 93-58 93-111 0-36-20-62-51-62-18 0-34 11-46 23 10-40 19-78 29-117zM37 150c4-9 4-10 7-15 19-24 36-30 46-30 13 0 24 12 24 36 0 23-13 66-19 81-14 26-31 40-46 40-13 0-26-11-26-40 0-6 0-14 7-37 2-12 5-24 7-35z"><text:p/></draw:path><draw:path draw:style-name="gr1059" draw:text-style-name="P99" svg:width="0.0055in" svg:height="0.1508in" svg:x="0.1181in" svg:y="0in" svg:viewBox="0 0 15 384" svg:d="M15 14c0-7 0-14-7-14-8 0-8 7-8 14 0 119 0 237 0 356 0 8 0 14 8 14 7 0 7-6 7-14 0-119 0-237 0-356z"><text:p/></draw:path><draw:path draw:style-name="gr1059" draw:text-style-name="P99" svg:width="0.1004in" svg:height="0.035in" svg:x="0.1929in" svg:y="0.0571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1059" draw:text-style-name="P99" svg:width="0.05in" svg:height="0.1008in" svg:x="0.3579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22">. לכן, </text:span><text:span text:style-name="T22"><draw:g text:anchor-type="as-char" svg:y="-0.1335in" draw:z-index="86" draw:name="Shape97" draw:style-name="gr1057"><svg:title>TexMaths</svg:title><svg:desc>11§inline§\tfrac{bn}{|bn|} = \tfrac{bn}{n} = b§svg§600§FALSE§</svg:desc><draw:path draw:style-name="gr1058" draw:text-style-name="P98" svg:width="0.837in" svg:height="0.1965in" svg:x="0.0079in" svg:y="0.0071in" svg:viewBox="0 0 2127 500" svg:d="M0 0c709 0 1418 0 2127 0 0 166 0 334 0 500-709 0-1418 0-2127 0 0-166 0-334 0-500z"><text:p/></draw:path><draw:path draw:style-name="gr1059" draw:text-style-name="P99" svg:width="0.0425in" svg:height="0.0744in" svg:x="0.0433in" svg:y="0in" svg:viewBox="0 0 109 190" svg:d="M53 8c1 0 1-4 1-5s-1-3-4-3c-6 0-28 2-35 2-2 1-6 1-6 7 0 4 4 4 8 4 13 0 13 1 13 4 0 2-4 13-5 18-2 9-4 17-6 26-2 8-18 68-18 71-1 7-1 10-1 13 0 28 17 45 40 45 34 0 69-36 69-77 0-32-22-45-41-45-13 0-25 8-34 16 7-26 12-51 19-76zM40 183c-14 0-21-12-21-28 0-10 2-19 10-49 2-6 2-6 6-12 11-13 23-18 33-18s20 8 20 26c0 11-7 39-14 54-7 14-20 27-34 27z"><text:p/></draw:path><draw:path draw:style-name="gr1059" draw:text-style-name="P99" svg:width="0.065in" svg:height="0.0476in" svg:x="0.0945in" svg:y="0.0272in" svg:viewBox="0 0 166 122" svg:d="M21 102c-1 4-3 10-3 11 0 6 5 9 10 9 4 0 7-3 9-5 2-4 5-12 6-18 1-4 4-18 5-24 3-6 4-12 5-18 3-11 4-13 12-24s20-25 41-25c15 0 15 14 15 18 0 17-11 47-15 59-4 6-5 10-5 14 0 14 12 23 26 23 27 0 39-37 39-42 0-3-3-3-4-3-5 0-5 2-6 4-6 22-17 33-28 33-6 0-7-3-7-9s1-9 7-21c3-9 14-38 14-53 0-27-21-31-35-31-23 0-39 14-46 24-3-17-18-24-29-24-12 0-18 9-22 14-6 10-10 26-10 28 0 3 4 3 6 3 3 0 3-1 5-8 4-16 9-29 20-29 6 0 9 5 9 13 0 5-3 14-5 22-2 7-4 19-5 25-4 11-6 22-9 34z"><text:p/></draw:path><draw:path draw:style-name="gr1059" draw:text-style-name="P99" svg:width="0.2008in" svg:height="0.0055in" svg:x="0in" svg:y="0.0925in" svg:viewBox="0 0 511 15" svg:d="M0 0c171 0 340 0 511 0 0 6 0 10 0 15-171 0-340 0-511 0 0-5 0-9 0-15z"><text:p/></draw:path><draw:path draw:style-name="gr1059" draw:text-style-name="P99" svg:width="0.0047in" svg:height="0.1063in" svg:x="0.0157in" svg:y="0.1063in" svg:viewBox="0 0 13 271" svg:d="M13 11c0-4 0-11-6-11-7 0-7 7-7 11 0 83 0 165 0 249 0 4 0 11 7 11 6 0 6-7 6-11 0-84 0-166 0-249z"><text:p/></draw:path><draw:path draw:style-name="gr1059" draw:text-style-name="P99" svg:width="0.0425in" svg:height="0.0744in" svg:x="0.0433in" svg:y="0.1118in" svg:viewBox="0 0 109 190" svg:d="M53 9c1-1 1-3 1-5s-1-4-4-4c-6 0-28 2-35 3-2 0-6 0-6 6 0 4 4 4 8 4 13 0 13 1 13 4 0 2-4 13-5 19-2 8-4 17-6 25-2 9-18 68-18 71-1 7-1 11-1 14 0 27 17 44 40 44 34 0 69-36 69-77 0-30-22-45-41-45-13 0-25 8-34 16 7-26 12-50 19-75zM40 183c-14 0-21-11-21-28 0-10 2-19 10-49 2-6 2-6 6-12 11-11 23-18 33-18s20 8 20 26c0 11-7 39-14 54-7 14-20 27-34 27z"><text:p/></draw:path><draw:path draw:style-name="gr1059" draw:text-style-name="P99" svg:width="0.065in" svg:height="0.0476in" svg:x="0.0945in" svg:y="0.139in" svg:viewBox="0 0 166 122" svg:d="M21 102c-1 4-3 10-3 11 0 7 5 9 10 9 4 0 7-3 9-5 2-4 5-11 6-18 1-4 4-18 5-24 3-6 4-11 5-18 3-11 4-13 12-24s20-25 41-25c15 0 15 14 15 18 0 17-11 47-15 59-4 7-5 10-5 14 0 14 12 23 26 23 27 0 39-37 39-42 0-3-3-3-4-3-5 0-5 2-6 4-6 22-17 33-28 33-6 0-7-3-7-8 0-7 1-10 7-22 3-9 14-38 14-53 0-27-21-31-35-31-23 0-39 14-46 25-3-18-18-25-29-25-12 0-18 9-22 15-6 10-10 26-10 27 0 3 4 3 6 3 3 0 3-1 5-8 4-16 9-29 20-29 6 0 9 6 9 13 0 5-3 15-5 23-2 7-4 18-5 24-4 11-6 22-9 34z"><text:p/></draw:path><draw:path draw:style-name="gr1059" draw:text-style-name="P99" svg:width="0.0047in" svg:height="0.1063in" svg:x="0.1803in" svg:y="0.1063in" svg:viewBox="0 0 13 271" svg:d="M13 11c0-4 0-11-6-11-7 0-7 7-7 11 0 83 0 165 0 249 0 4 0 11 7 11 6 0 6-7 6-11 0-84 0-166 0-249z"><text:p/></draw:path><draw:path draw:style-name="gr1059" draw:text-style-name="P99" svg:width="0.1008in" svg:height="0.035in" svg:x="0.2701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25in" svg:height="0.0744in" svg:x="0.4472in" svg:y="0in" svg:viewBox="0 0 109 190" svg:d="M54 8c0-1 1-4 1-5s-1-3-4-3c-6 0-29 2-36 2-2 1-5 1-5 7 0 4 3 4 7 4 13 0 13 1 13 4 0 2-4 13-5 18-2 9-4 17-6 26-2 8-17 68-18 71-1 7-1 10-1 13 0 28 18 45 40 45 34 0 69-36 69-77 0-32-21-45-40-45-14 0-26 8-34 16 7-26 12-51 19-76zM40 183c-14 0-21-12-21-28 0-10 3-19 10-49 2-6 2-6 7-12 10-13 22-18 32-18s20 8 20 26c0 11-7 39-14 54-7 14-20 27-34 27z"><text:p/></draw:path><draw:path draw:style-name="gr1059" draw:text-style-name="P99" svg:width="0.0646in" svg:height="0.0476in" svg:x="0.4988in" svg:y="0.0272in" svg:viewBox="0 0 165 122" svg:d="M20 102c-1 4-2 10-2 11 0 6 4 9 8 9 5 0 9-3 11-5 3-4 4-12 5-18 1-4 4-18 5-24 3-6 4-12 6-18 2-11 3-13 11-24s20-25 41-25c15 0 15 14 15 18 0 17-11 47-15 59-4 6-5 10-5 14 0 14 12 23 27 23 26 0 38-37 38-42 0-3-3-3-4-3-4 0-5 2-6 4-5 22-17 33-28 33-6 0-7-3-7-9s1-9 7-21c3-9 14-38 14-53 0-27-21-31-35-31-23 0-38 14-47 24-1-17-17-24-28-24-12 0-18 9-21 14-7 10-10 26-10 28 0 3 3 3 4 3 4 0 5-1 6-8 4-16 10-29 20-29 7 0 9 5 9 13 0 5-4 14-5 22-2 7-4 19-5 25-4 11-6 22-9 34z"><text:p/></draw:path><draw:path draw:style-name="gr1059" draw:text-style-name="P99" svg:width="0.1283in" svg:height="0.0055in" svg:x="0.4402in" svg:y="0.0925in" svg:viewBox="0 0 327 15" svg:d="M0 0c109 0 218 0 327 0 0 6 0 10 0 15-109 0-218 0-327 0 0-5 0-9 0-15z"><text:p/></draw:path><draw:path draw:style-name="gr1059" draw:text-style-name="P99" svg:width="0.0646in" svg:height="0.0476in" svg:x="0.4717in" svg:y="0.139in" svg:viewBox="0 0 165 122" svg:d="M20 102c-1 4-2 10-2 11 0 7 4 9 8 9 6 0 10-3 11-5 2-4 4-11 5-18 2-4 4-18 6-24s4-11 5-18c3-11 3-13 11-24s21-25 41-25c15 0 16 14 16 18 0 17-12 47-16 59-4 7-5 10-5 14 0 14 12 23 27 23 26 0 38-37 38-42 0-3-3-3-4-3-4 0-4 2-5 4-6 22-18 33-29 33-6 0-7-3-7-8 0-7 2-10 7-22 3-9 14-38 14-53 0-27-21-31-35-31-22 0-38 14-45 25-3-18-19-25-30-25s-18 9-21 15c-7 10-10 26-10 27 0 3 3 3 4 3 5 0 5-1 7-8 3-16 9-29 19-29 7 0 10 6 10 13 0 5-4 15-5 23-2 7-5 18-6 24-4 11-6 22-9 34z"><text:p/></draw:path><draw:path draw:style-name="gr1059" draw:text-style-name="P99" svg:width="0.1008in" svg:height="0.035in" svg:x="0.6378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55in" svg:height="0.1063in" svg:x="0.7972in" svg:y="0.028in" svg:viewBox="0 0 142 271" svg:d="M74 4c-1-1 0-4-5-4-8 0-37 3-47 4-3 0-8 0-8 8 0 5 4 5 10 5 18 0 19 2 19 6 0 2-3 16-6 24-11 42-20 84-31 126-5 19-6 25-6 38 0 38 20 60 48 60 47 0 94-56 94-111 0-36-21-62-52-62-17 0-33 11-45 23 10-38 19-78 29-117zM37 151c3-9 3-10 6-15 20-25 36-30 47-30 13 0 24 12 24 36 0 23-13 67-19 83-14 25-31 39-47 39-13 0-25-11-25-39 0-7 0-15 6-39 3-12 5-24 8-35z"><text:p/></draw:path></draw:g></text:span><text:span text:style-name="T22">, </text:span><text:span text:style-name="T23">וגם </text:span><text:span text:style-name="T23"><draw:g text:anchor-type="as-char" svg:y="-0.1134in" draw:z-index="87" draw:name="Shape98" draw:style-name="gr1057"><svg:title>TexMaths</svg:title><svg:desc>11§inline§|bn| = 1n = n§svg§600§FALSE§</svg:desc><draw:path draw:style-name="gr1058" draw:text-style-name="P98" svg:width="0.885in" svg:height="0.1358in" svg:x="0.0004in" svg:y="0.0071in" svg:viewBox="0 0 2249 346" svg:d="M1124 346c-375 0-749 0-1124 0 0-116 0-230 0-346 749 0 1499 0 2249 0 0 116 0 230 0 346-376 0-751 0-1125 0z"><text:p/></draw:path><draw:path draw:style-name="gr1059" draw:text-style-name="P99" svg:width="0.0055in" svg:height="0.1512in" svg:x="0.011in" svg:y="0in" svg:viewBox="0 0 15 385" svg:d="M15 14c0-6 0-14-7-14-8 0-8 8-8 14 0 119 0 238 0 357 0 7 0 14 8 14 7 0 7-7 7-14 0-119 0-238 0-357z"><text:p/></draw:path><draw:path draw:style-name="gr1059" draw:text-style-name="P99" svg:width="0.0559in" svg:height="0.1063in" svg:x="0.0421in" svg:y="0.0071in" svg:viewBox="0 0 143 271" svg:d="M75 4c0-1 0-4-6-4-8 0-37 3-47 3-2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1059" draw:text-style-name="P99" svg:width="0.0819in" svg:height="0.0685in" svg:x="0.1047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1059" draw:text-style-name="P99" svg:width="0.0055in" svg:height="0.1512in" svg:x="0.2098in" svg:y="0in" svg:viewBox="0 0 15 385" svg:d="M15 14c0-6 0-14-7-14-8 0-8 8-8 14 0 119 0 238 0 357 0 7 0 14 8 14 7 0 7-7 7-14 0-119 0-238 0-357z"><text:p/></draw:path><draw:path draw:style-name="gr1059" draw:text-style-name="P99" svg:width="0.1008in" svg:height="0.0354in" svg:x="0.284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5in" svg:height="0.1in" svg:x="0.45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1059" draw:text-style-name="P99" svg:width="0.0823in" svg:height="0.0685in" svg:x="0.5165in" svg:y="0.0453in" svg:viewBox="0 0 210 175" svg:d="M23 148c-1 6-3 15-3 17 0 7 5 10 11 10 4 0 11-3 14-11 0-1 5-19 8-29 2-12 5-23 8-34 2-9 5-17 6-26 2-7 6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1059" draw:text-style-name="P99" svg:width="0.1008in" svg:height="0.0354in" svg:x="0.65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823in" svg:height="0.0685in" svg:x="0.8106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23"><text:s/>כדרוש מהתכונה המרכזית של זוג סדור </text:span><text:span text:style-name="T23"><draw:g text:anchor-type="as-char" svg:y="-0.1043in" draw:z-index="88" draw:name="Shape99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2" text:outline-level="2">שאלה 4</text:h>
      <text:h text:style-name="P61" text:outline-level="3">סעיף (א)</text:h>
      <text:p text:style-name="P31">צ.ל. <text:span text:style-name="T9"><draw:g text:anchor-type="as-char" svg:y="-0.1134in" draw:z-index="93" draw:name="Shape100" draw:style-name="gr1057"><svg:title>TexMaths</svg:title><svg:desc>11§inline§[0, 1] \sim [2, 7]§svg§600§FALSE§</svg:desc><draw:path draw:style-name="gr1058" draw:text-style-name="P98" svg:width="0.7772in" svg:height="0.1358in" svg:x="0.0004in" svg:y="0.0071in" svg:viewBox="0 0 1975 346" svg:d="M988 346c-330 0-659 0-988 0 0-116 0-230 0-346 658 0 1317 0 1975 0 0 116 0 230 0 346-329 0-658 0-987 0z"><text:p/></draw:path><draw:path draw:style-name="gr1059" draw:text-style-name="P99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8in" svg:height="0.1035in" svg:x="0.0406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1059" draw:text-style-name="P99" svg:width="0.0173in" svg:height="0.0453in" svg:x="0.1244in" svg:y="0.0972in" svg:viewBox="0 0 45 116" svg:d="M45 41c0-26-10-41-25-41-12 0-20 10-20 21 0 10 8 20 20 20 4 0 10-1 14-5 1-1 1-1 1-1 1 0 1 0 1 6 0 28-13 51-26 64-4 4-4 5-4 6 0 2 2 5 4 5 4 0 35-30 35-75z"><text:p/></draw:path><draw:path draw:style-name="gr1059" draw:text-style-name="P99" svg:width="0.05in" svg:height="0.1in" svg:x="0.1925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059" draw:text-style-name="P99" svg:width="0.0205in" svg:height="0.1512in" svg:x="0.25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1008in" svg:height="0.0354in" svg:x="0.348in" svg:y="0.0571in" svg:viewBox="0 0 257 91" svg:d="M257 13c0-9-2-12-5-12-2 0-6 2-6 10-1 37-27 58-53 58-25 0-43-16-62-33-20-17-41-36-66-36-43 0-65 43-65 78 0 12 4 12 6 12 3 0 4-7 4-9 2-41 31-59 55-59s43 17 62 33c19 18 39 36 66 36 41 0 64-43 64-78z"><text:p/></draw:path><draw:path draw:style-name="gr1059" draw:text-style-name="P99" svg:width="0.0209in" svg:height="0.1512in" svg:x="0.5173in" svg:y="0in" svg:viewBox="0 0 54 385" svg:d="M54 385c0-5 0-10 0-15-12 0-25 0-37 0 0-118 0-237 0-355 12 0 25 0 37 0 0-5 0-9 0-15-18 0-36 0-54 0 0 129 0 257 0 385 18 0 36 0 54 0z"><text:p/></draw:path><draw:path draw:style-name="gr1059" draw:text-style-name="P99" svg:width="0.0602in" svg:height="0.1in" svg:x="0.5492in" svg:y="0.013in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1059" draw:text-style-name="P99" svg:width="0.0177in" svg:height="0.0453in" svg:x="0.6307in" svg:y="0.0972in" svg:viewBox="0 0 46 116" svg:d="M46 41c0-26-10-41-25-41-13 0-21 10-21 21 0 10 8 20 21 20 4 0 10-1 13-5 1-1 1-1 2-1 0 2 1 0 1 6 0 28-14 51-26 64-4 4-4 5-4 6 0 2 2 5 4 5 3 0 35-30 35-75z"><text:p/></draw:path><draw:path draw:style-name="gr1059" draw:text-style-name="P99" svg:width="0.065in" svg:height="0.1055in" svg:x="0.6941in" svg:y="0.0098in" svg:viewBox="0 0 166 269" svg:d="M163 26c3-5 3-5 3-14-32 0-63 0-94 0-48 0-48-4-50-12-3 0-5 0-9 0-4 26-9 53-13 79 3 0 7 0 10 0 1-5 4-29 10-35 2-2 32-2 37-2 27 0 54 0 81 0-5 6-36 48-44 61-35 52-48 105-48 145 0 3 0 21 18 21 17 0 17-18 17-21 0-7 0-13 0-20 0-21 2-42 5-63 2-9 8-42 24-66 18-24 35-48 53-73z"><text:p/></draw:path><draw:path draw:style-name="gr1059" draw:text-style-name="P99" svg:width="0.0205in" svg:height="0.1512in" svg:x="0.765in" svg:y="0in" svg:viewBox="0 0 53 385" svg:d="M53 0c-18 0-35 0-53 0 0 6 0 10 0 15 12 0 25 0 37 0 0 118 0 237 0 355-12 0-25 0-37 0 0 5 0 10 0 15 18 0 35 0 53 0 0-128 0-256 0-385z"><text:p/></draw:path></draw:g></text:span><text:span text:style-name="T9">. נבחר זיווג </text:span><text:span text:style-name="T9"><draw:g text:anchor-type="as-char" svg:y="-0.1311in" draw:z-index="94" draw:name="Shape101" draw:style-name="gr1057"><svg:title>TexMaths</svg:title><svg:desc>11§inline§h = \lambda x \in [2, 7]. \tfrac{x - 1}{6}§svg§600§FALSE§</svg:desc><draw:path draw:style-name="gr1058" draw:text-style-name="P98" svg:width="1.2256in" svg:height="0.1685in" svg:x="0.0004in" svg:y="0.0075in" svg:viewBox="0 0 3114 429" svg:d="M0 0c1038 0 2076 0 3114 0 0 143 0 286 0 429-1038 0-2076 0-3114 0 0-143 0-286 0-429z"><text:p/></draw:path><draw:path draw:style-name="gr1059" draw:text-style-name="P99" svg:width="0.0744in" svg:height="0.1059in" svg:x="0.0008in" svg:y="0.0256in" svg:viewBox="0 0 190 270" svg:d="M90 4c0-1 0-4-5-4-9 0-37 3-48 3-2 1-6 1-6 8 0 4 3 4 9 4 18 0 19 4 19 7 0 2-1 5-1 8-18 73-37 147-56 221-2 5-2 6-2 8 0 9 8 11 12 11 6 0 12-4 14-9 3-10 5-20 7-29 3-12 6-23 9-34 2-9 4-18 6-27 2-2 4-15 5-17 1-3 13-24 26-35 8-7 20-13 37-13 16 0 20 13 20 26 0 21-14 64-23 87-3 9-5 13-5 20 0 18 13 31 32 31 36 0 50-55 50-58 0-4-3-4-4-4-4 0-4 2-7 7-5 20-17 47-39 47-6 0-9-4-9-12 0-10 3-18 7-27 6-16 24-63 24-85 0-25-16-41-45-41-25 0-43 12-58 29 10-40 21-81 31-122z"><text:p/></draw:path><draw:path draw:style-name="gr1059" draw:text-style-name="P99" svg:width="0.1004in" svg:height="0.035in" svg:x="0.1311in" svg:y="0.075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748in" svg:height="0.1063in" svg:x="0.2913in" svg:y="0.0256in" svg:viewBox="0 0 191 271" svg:d="M118 155c16 41 34 98 40 107 7 8 10 8 21 8 3 0 6 0 8 0 4 0 4-2 4-4 0-1 0-1-1-3-4-5-6-10-10-18-26-72-51-145-78-218-8-23-29-27-47-27-2 0-7 0-7 4 0 3 3 4 4 4 12 2 15 4 25 30 12 36 25 71 37 106-35 35-71 70-106 104-5 5-8 7-8 13 0 5 6 10 12 10 7 0 10-4 13-8 31-35 62-72 93-108z"><text:p/></draw:path><draw:path draw:style-name="gr1059" draw:text-style-name="P99" svg:width="0.0756in" svg:height="0.0685in" svg:x="0.3764in" svg:y="0.0638in" svg:viewBox="0 0 193 175" svg:d="M118 54c2-10 11-45 38-45 2 0 11 0 19 4-10 2-18 12-18 21 0 7 4 14 15 14 8 0 21-7 21-23 0-20-24-25-37-25-22 0-36 21-40 30-10-26-30-30-42-30-40 0-62 49-62 59 0 5 3 5 5 5 3 0 4-1 5-5 12-40 39-50 52-50 6 0 21 3 21 25 0 12-7 39-21 92-7 25-20 40-38 40-2 0-11 0-18-4 8-3 17-10 17-21s-9-15-14-15c-11 0-21 11-21 23 0 18 19 26 36 26 26 0 40-28 41-30 4 14 19 30 42 30 39 0 61-50 61-60 0-4-3-4-4-4-3 0-4 2-5 4-13 42-39 51-52 51-14 0-21-12-21-25 0-9 2-17 7-34 4-18 8-36 13-53z"><text:p/></draw:path><draw:path draw:style-name="gr1059" draw:text-style-name="P99" svg:width="0.076in" svg:height="0.0874in" svg:x="0.5138in" svg:y="0.0484in" svg:viewBox="0 0 194 223" svg:d="M180 119c7 0 14 0 14-8s-7-8-14-8c-55 0-108 0-163 0 4-51 48-88 103-88 20 0 41 0 60 0 7 0 14 0 14-7 0-8-7-8-14-8-20 0-40 0-61 0-66 0-119 48-119 111 0 62 53 112 119 112 21 0 41 0 61 0 7 0 14 0 14-8 0-7-7-7-14-7-19 0-40 0-60 0-55 0-99-38-103-89 55 0 108 0 163 0z"><text:p/></draw:path><draw:path draw:style-name="gr1059" draw:text-style-name="P99" svg:width="0.0205in" svg:height="0.1512in" svg:x="0.6626in" svg:y="0.0165in" svg:viewBox="0 0 53 385" svg:d="M53 385c0-5 0-10 0-16-12 0-25 0-38 0 0-117 0-236 0-354 13 0 26 0 38 0 0-5 0-10 0-15-18 0-35 0-53 0 0 129 0 256 0 385 18 0 35 0 53 0z"><text:p/></draw:path><draw:path draw:style-name="gr1059" draw:text-style-name="P99" svg:width="0.0602in" svg:height="0.1in" svg:x="0.6945in" svg:y="0.0291in" svg:viewBox="0 0 154 255" svg:d="M30 226c13-13 27-26 40-39 61-53 84-74 84-112 0-44-34-75-81-75-44 0-73 35-73 69 0 22 20 22 21 22 7 0 20-5 20-21 0-10-7-19-21-19-3 0-3 0-5 0 9-26 30-40 52-40 35 0 52 32 52 64 0 31-19 60-41 84-24 28-49 55-74 82-4 4-4 5-4 14 47 0 96 0 143 0 3-22 8-44 11-66-3 0-7 0-10 0-1 12-4 29-8 34-3 3-28 3-37 3-23 0-46 0-69 0z"><text:p/></draw:path><draw:path draw:style-name="gr1059" draw:text-style-name="P99" svg:width="0.0173in" svg:height="0.0449in" svg:x="0.776in" svg:y="0.1138in" svg:viewBox="0 0 45 115" svg:d="M45 41c0-26-9-41-24-41-13 0-21 10-21 21 0 10 8 20 21 20 4 0 10-1 13-5 1-1 1-1 2-1 0 2 1 0 1 6 0 28-14 51-26 63-4 5-4 6-4 7 0 2 2 4 3 4 4 0 35-29 35-74z"><text:p/></draw:path><draw:path draw:style-name="gr1059" draw:text-style-name="P99" svg:width="0.065in" svg:height="0.1051in" svg:x="0.839in" svg:y="0.0283in" svg:viewBox="0 0 166 268" svg:d="M162 26c4-5 4-5 4-14-32 0-63 0-94 0-48 0-48-4-50-12-3 0-7 0-10 0-4 26-8 53-12 79 3 0 7 0 10 0 1-5 4-30 9-35 3-2 33-2 38-2 27 0 54 0 81 0-5 6-36 48-44 61-35 52-48 106-48 144 0 4 0 21 18 21 17 0 17-17 17-21 0-6 0-12 0-18 0-22 2-43 5-64 2-9 6-42 24-66s34-48 52-73z"><text:p/></draw:path><draw:path draw:style-name="gr1059" draw:text-style-name="P99" svg:width="0.0205in" svg:height="0.1512in" svg:x="0.9102in" svg:y="0.0165in" svg:viewBox="0 0 53 385" svg:d="M53 0c-18 0-35 0-53 0 0 5 0 10 0 15 12 0 25 0 37 0 0 118 0 237 0 354-12 0-25 0-37 0 0 6 0 11 0 16 18 0 35 0 53 0 0-129 0-256 0-385z"><text:p/></draw:path><draw:path draw:style-name="gr1059" draw:text-style-name="P99" svg:width="0.0157in" svg:height="0.0157in" svg:x="0.9622in" svg:y="0.1138in" svg:viewBox="0 0 41 41" svg:d="M41 21c0-12-10-21-21-21s-20 9-20 21c0 11 9 20 20 20s21-9 21-20z"><text:p/></draw:path><draw:path draw:style-name="gr1059" draw:text-style-name="P99" svg:width="0.0563in" svg:height="0.0472in" svg:x="1.0146in" svg:y="0.0236in" svg:viewBox="0 0 144 121" svg:d="M54 90c-2 9-11 24-25 24-1 0-9 0-15-4 11-3 12-13 12-14 0-7-4-10-11-10s-15 5-15 16c0 13 15 19 29 19 12 0 23-8 29-19 7 15 22 19 33 19 31 0 48-33 48-41 0-3-4-3-5-3-4 0-4 1-5 4-6 19-22 33-37 33-11 0-16-7-16-17 0-8 5-32 13-62 6-21 18-27 27-27 1 0 9 0 15 3-9 2-12 10-12 15 0 6 4 10 11 10 5 0 14-5 14-16 0-16-16-20-27-20-14 0-25 9-31 19-5-11-17-19-32-19-31 0-47 33-47 41 0 4 3 4 4 4 3 0 3-1 4-5 8-21 25-32 38-32 9 0 16 4 16 17 0 6-3 19-5 28-3 12-7 25-10 37z"><text:p/></draw:path><draw:path draw:style-name="gr1059" draw:text-style-name="P99" svg:width="0.0717in" svg:height="0.0047in" svg:x="1.0902in" svg:y="0.0429in" svg:viewBox="0 0 183 13" svg:d="M172 13c4 0 11 0 11-6 0-7-6-7-11-7-54 0-107 0-161 0-4 0-11 0-11 5 0 8 7 8 11 8 54 0 107 0 161 0z"><text:p/></draw:path><draw:path draw:style-name="gr1059" draw:text-style-name="P99" svg:width="0.0382in" svg:height="0.0701in" svg:x="1.1854in" svg:y="0in" svg:viewBox="0 0 98 179" svg:d="M61 8c0-8 0-8-8-8-18 16-42 18-53 18 0 3 0 6 0 9 7 0 24 0 39-7 0 46 0 91 0 137 0 9 0 12-27 12-3 0-8 0-11 0 0 4 0 7 0 10 6 0 39-1 49-1 8 0 42 1 48 1 0-3 0-6 0-10-3 0-7 0-10 0-27 0-27-3-27-12 0-50 0-100 0-149z"><text:p/></draw:path><draw:path draw:style-name="gr1059" draw:text-style-name="P99" svg:width="0.2244in" svg:height="0.0055in" svg:x="1.0094in" svg:y="0.0902in" svg:viewBox="0 0 571 15" svg:d="M0 0c190 0 381 0 571 0 0 5 0 10 0 15-190 0-381 0-571 0 0-5 0-10 0-15z"><text:p/></draw:path><draw:path draw:style-name="gr1059" draw:text-style-name="P99" svg:width="0.0484in" svg:height="0.0724in" svg:x="1.0972in" svg:y="0.1114in" svg:viewBox="0 0 124 185" svg:d="M25 91c0-22 3-43 12-58 10-15 25-25 42-25 8 0 19 2 24 10-6 0-12 4-12 13 0 6 4 12 12 12s14-6 14-13c0-16-11-30-39-30-38 0-78 35-78 93 0 71 33 92 63 92 33 0 61-26 61-61 0-34-27-59-59-59-21 0-33 14-40 26zM63 176c-13 0-24-8-30-20-4-8-7-21-7-37 0-27 16-46 38-46 12 0 21 4 27 14 7 10 7 22 7 37 0 16 0 27-7 38-6 8-15 14-28 14z"><text:p/></draw:path></draw:g></text:span><text:span text:style-name="T9">. נוכיח ש־</text:span><text:span text:style-name="T9"><draw:g text:anchor-type="as-char" svg:y="-0.1063in" draw:z-index="95" draw:name="Shape102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9"> זיווג. </text:span></text:p>
      <text:p text:style-name="P31"><text:span text:style-name="T99">חח"ע: </text:span>נניח <text:span text:style-name="T9"><draw:g text:anchor-type="as-char" svg:y="-0.1134in" draw:z-index="96" draw:name="Shape103" draw:style-name="gr1057"><svg:title>TexMaths</svg:title><svg:desc>11§inline§h(x) = h(y)§svg§600§FALSE§</svg:desc><draw:path draw:style-name="gr1058" draw:text-style-name="P98" svg:width="0.75in" svg:height="0.1358in" svg:x="0.0004in" svg:y="0.0071in" svg:viewBox="0 0 1906 346" svg:d="M954 346c-318 0-636 0-954 0 0-116 0-230 0-346 636 0 1270 0 1906 0 0 116 0 230 0 346-318 0-636 0-952 0z"><text:p/></draw:path><draw:path draw:style-name="gr1059" draw:text-style-name="P99" svg:width="0.074in" svg:height="0.1063in" svg:x="0.0012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0 13 20 26c0 21-14 64-23 86-3 9-5 13-5 21 0 19 13 32 32 32 36 0 50-56 50-60 0-3-3-3-4-3-5 0-5 1-7 7-5 20-17 47-38 47-7 0-10-3-10-12 0-10 3-19 7-28 6-15 24-61 24-83 0-26-16-42-44-42-26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2-4-4-4-4 0-39 26-62 76-19 42-24 85-24 117 0 29 4 76 25 120 24 47 57 72 61 72 2 0 4-1 4-4z"><text:p/></draw:path><draw:path draw:style-name="gr1059" draw:text-style-name="P99" svg:width="0.0752in" svg:height="0.0685in" svg:x="0.1437in" svg:y="0.0453in" svg:viewBox="0 0 192 175" svg:d="M118 54c3-10 12-45 38-45 2 0 11 0 20 4-11 2-19 12-19 21 0 7 5 14 15 14 8 0 20-7 20-23 0-19-23-25-35-25-23 0-36 21-40 30-10-26-31-30-42-30-41 0-63 50-63 59 0 5 3 4 4 5 4 0 5-1 6-5 13-40 38-50 52-50 7 0 21 3 21 25 0 12-7 39-21 93-7 24-20 39-37 39-2 0-12 0-19-4 9-2 18-10 18-21s-9-13-14-13c-12 0-22 10-22 22 0 17 20 25 36 25 26 0 40-27 41-30 4 15 19 30 42 30 39 0 61-49 61-59 0-4-3-4-4-4-3 0-4 1-4 4-14 41-40 50-52 50-16 0-21-12-21-25 0-9 2-17 5-34 5-18 9-35 14-53z"><text:p/></draw:path><draw:path draw:style-name="gr1059" draw:text-style-name="P99" svg:width="0.0346in" svg:height="0.1512in" svg:x="0.235in" svg:y="0in" svg:viewBox="0 0 89 385" svg:d="M89 193c0-30-4-76-25-120-23-48-56-73-61-73-2 0-3 2-3 4s0 2 8 9c37 38 59 99 59 180 0 65-14 133-63 181-4 6-4 6-4 7 0 2 1 4 3 4 5 0 39-26 62-76 20-41 24-84 24-116z"><text:p/></draw:path><draw:path draw:style-name="gr1059" draw:text-style-name="P99" svg:width="0.1004in" svg:height="0.0354in" svg:x="0.3366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1059" draw:text-style-name="P99" svg:width="0.074in" svg:height="0.1063in" svg:x="0.4961in" svg:y="0.0071in" svg:viewBox="0 0 189 271" svg:d="M89 4c0-1 0-4-4-4-9 0-38 3-48 3-3 1-7 1-7 8 0 6 3 6 10 6 18 0 18 2 18 6 0 2-1 6-1 8-19 74-37 147-56 220-1 6-1 7-1 9 0 9 8 11 11 11 7 0 12-5 14-10 2-10 6-20 8-30 3-11 5-22 9-33 2-9 4-17 5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1059" draw:text-style-name="P99" svg:width="0.0346in" svg:height="0.1512in" svg:x="0.5906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697in" svg:height="0.0976in" svg:x="0.639in" svg:y="0.0453in" svg:viewBox="0 0 178 249" svg:d="M176 24c2-5 2-6 2-9 0-7-5-11-12-11-3 0-10 3-13 8-1 2-3 14-6 21-2 10-5 21-7 31-6 23-12 46-18 69-1 7-18 33-43 33-20 0-24-16-24-31 0-17 7-41 20-76 5-15 7-19 7-27 0-18-12-32-31-32-37 0-51 56-51 59 0 5 3 5 4 5 4 0 5-1 7-8 10-36 25-47 38-47 4 0 10 0 10 12 0 10-4 20-6 27-16 41-23 63-23 81 0 34 25 46 47 46 15 0 29-7 40-18-6 20-10 40-26 59-10 13-25 24-43 24-5 0-22-1-28-15 5 0 11 0 16-6 4-3 8-8 8-14 0-12-11-13-14-13-9 0-22 5-22 24s17 33 40 33c40 0 81-35 91-77 12-50 25-99 37-148z"><text:p/></draw:path><draw:path draw:style-name="gr1059" draw:text-style-name="P99" svg:width="0.035in" svg:height="0.1512in" svg:x="0.723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, כלומר </text:span><text:span text:style-name="T9"><draw:g text:anchor-type="as-char" svg:y="-0.1398in" draw:z-index="97" draw:name="Shape104" draw:style-name="gr1057"><svg:title>TexMaths</svg:title><svg:desc>11§inline§\tfrac{x - 1}{6} = \tfrac{y - 1}{6}§svg§600§FALSE§</svg:desc><draw:path draw:style-name="gr1058" draw:text-style-name="P98" svg:width="0.6689in" svg:height="0.1772in" svg:x="0.0083in" svg:y="0.0071in" svg:viewBox="0 0 1700 451" svg:d="M851 451c-284 0-567 0-851 0 0-150 0-301 0-451 566 0 1133 0 1700 0 0 150 0 301 0 451-283 0-567 0-849 0z"><text:p/></draw:path><draw:path draw:style-name="gr1059" draw:text-style-name="P99" svg:width="0.0567in" svg:height="0.0476in" svg:x="0.0055in" svg:y="0.0307in" svg:viewBox="0 0 145 122" svg:d="M54 92c-2 8-11 23-25 23-5-1-9 0-15-4 11-3 12-13 12-15 0-6-4-10-11-10s-15 7-15 17c0 14 15 19 29 19 12 0 23-7 29-18 7 14 22 18 33 18 31 0 48-34 48-40 0-5-4-5-5-5-3 0-4 2-5 6-6 18-22 32-37 32-11 0-16-7-16-18 0-7 6-31 13-62 6-21 18-27 28-27 4 1 8 0 14 4-9 2-12 10-12 14 0 7 4 10 11 10 5 0 15-4 15-16 0-14-17-20-28-20-14 0-25 9-31 20-5-11-17-20-32-20-31 0-47 34-47 42 0 3 3 3 4 3 3 0 3-1 5-4 7-21 24-33 37-33 9 0 16 5 16 17 0 6-3 20-5 29-4 12-7 25-10 38z"><text:p/></draw:path><draw:path draw:style-name="gr1059" draw:text-style-name="P99" svg:width="0.0713in" svg:height="0.0047in" svg:x="0.0811in" svg:y="0.048in" svg:viewBox="0 0 182 13" svg:d="M171 13c5 0 11 0 11-6 0-7-5-7-11-7-53 0-106 0-160 0-4 0-11 0-11 7 0 6 7 6 11 6 54 0 107 0 160 0z"><text:p/></draw:path><draw:path draw:style-name="gr1059" draw:text-style-name="P99" svg:width="0.0382in" svg:height="0.0705in" svg:x="0.176in" svg:y="0.0071in" svg:viewBox="0 0 98 180" svg:d="M60 7c0-7 0-7-7-7-18 17-42 17-53 17 0 3 0 6 0 9 7 0 24 0 40-7 0 46 0 92 0 139 0 9 0 12-28 12-3 0-7 0-10 0 0 3 0 7 0 10 5-1 38-1 47-1s43 0 49 1c0-3 0-7 0-10-3 0-7 0-10 0-28 0-28-3-28-12 0-51 0-101 0-151z"><text:p/></draw:path><draw:path draw:style-name="gr1059" draw:text-style-name="P99" svg:width="0.2244in" svg:height="0.0055in" svg:x="0.0004in" svg:y="0.0972in" svg:viewBox="0 0 571 15" svg:d="M286 15c-96 0-190 0-286 0 0-5 0-9 0-15 190 0 380 0 571 0 0 6 0 10 0 15-96 0-191 0-285 0z"><text:p/></draw:path><draw:path draw:style-name="gr1059" draw:text-style-name="P99" svg:width="0.0484in" svg:height="0.0724in" svg:x="0.0882in" svg:y="0.1189in" svg:viewBox="0 0 124 185" svg:d="M26 92c0-24 1-43 12-60 9-14 24-24 41-24 8 0 19 2 24 9-6 1-12 5-12 13 0 6 4 13 12 13s14-5 14-13c0-16-11-30-38-30-39 0-79 35-79 94 0 70 33 91 63 91 33 0 61-25 61-60s-27-61-59-61c-21 0-33 14-39 28zM63 177c-14 0-25-8-30-20-4-8-7-22-7-38 0-26 17-47 38-47 13 0 21 5 27 15 7 10 7 22 7 38 0 15 0 26-7 37-6 9-15 15-28 15z"><text:p/></draw:path><draw:path draw:style-name="gr1059" draw:text-style-name="P99" svg:width="0.1004in" svg:height="0.035in" svg:x="0.2945in" svg:y="0.0827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547in" svg:height="0.0681in" svg:x="0.4689in" svg:y="0.0236in" svg:viewBox="0 0 140 174" svg:d="M139 18c1-5 1-5 1-7 0-5-5-9-10-9-2 0-8 2-11 7 0 2-2 11-5 16-2 8-3 15-5 22-1 7-10 41-11 45-11 7-12 23-33 23-19 0-19-18-19-22 0-16 7-32 16-53 2-9 4-12 4-17 0-13-11-23-26-23-28 0-40 36-40 42 0 3 4 3 5 3 4 0 4-1 5-4 6-23 19-33 30-33 4 0 6 3 6 9s-2 13-4 16c-13 33-16 43-16 55 0 5 0 17 11 26 8 7 20 8 27 8 11 0 21-4 29-12-3 15-6 27-17 40-8 8-19 18-33 18-1 0-14 0-20-10 14-1 10-10 14-15 0-8-7-10-10-10-7 0-16 6-16 18 0 13 13 23 33 23 26 0 60-21 68-54 9-34 18-68 27-102z"><text:p/></draw:path><draw:path draw:style-name="gr1059" draw:text-style-name="P99" svg:width="0.0713in" svg:height="0.0047in" svg:x="0.5409in" svg:y="0.0417in" svg:viewBox="0 0 182 13" svg:d="M171 13c5 0 11 0 11-6 0-7-6-7-11-7-53 0-106 0-160 0-4 0-11 0-11 7 0 6 5 6 11 6 54 0 107 0 160 0z"><text:p/></draw:path><draw:path draw:style-name="gr1059" draw:text-style-name="P99" svg:width="0.0382in" svg:height="0.0705in" svg:x="0.6362in" svg:y="0in" svg:viewBox="0 0 98 180" svg:d="M60 8c0-8 0-8-7-8-18 18-42 18-53 18 0 3 0 6 0 10 5 0 24 0 38-8 0 46 0 91 0 138 0 9 0 12-26 12-3 0-8 0-11 0 0 3 0 7 0 10 6 0 39-1 48-1s43 1 49 1c0-3 0-7 0-10-3 0-7 0-10 0-28 0-28-3-28-12 0-51 0-101 0-150z"><text:p/></draw:path><draw:path draw:style-name="gr1059" draw:text-style-name="P99" svg:width="0.2209in" svg:height="0.0055in" svg:x="0.4642in" svg:y="0.0972in" svg:viewBox="0 0 562 15" svg:d="M280 15c-93 0-187 0-280 0 0-5 0-9 0-15 187 0 374 0 562 0 0 6 0 10 0 15-95 0-188 0-282 0z"><text:p/></draw:path><draw:path draw:style-name="gr1059" draw:text-style-name="P99" svg:width="0.0484in" svg:height="0.0724in" svg:x="0.55in" svg:y="0.1189in" svg:viewBox="0 0 124 185" svg:d="M25 92c0-24 2-43 12-60 10-14 25-24 42-24 8 0 19 2 24 9-6 1-13 5-13 13 0 6 6 13 13 13 8 0 14-5 14-13 0-16-13-30-39-30-38 0-78 35-78 94 0 70 33 91 63 91 33 0 61-25 61-60s-27-61-59-61c-22 0-33 14-40 28zM63 177c-15 0-25-8-30-20-4-8-7-22-7-38 0-26 16-47 38-47 12 0 21 5 27 15 7 10 7 22 7 38 0 15 0 26-8 37-5 9-14 15-27 15z"><text:p/></draw:path></draw:g></text:span><text:span text:style-name="T9">. נכפיל את האגפים ב־</text:span><text:span text:style-name="T9"><draw:g text:anchor-type="as-char" svg:y="-0.1043in" draw:z-index="98" draw:name="Shape105" draw:style-name="gr1057"><svg:title>TexMaths</svg:title><svg:desc>11§inline§6§svg§600§FALSE§</svg:desc><draw:path draw:style-name="gr1058" draw:text-style-name="P98" svg:width="0.0528in" svg:height="0.0882in" svg:x="0.0016in" svg:y="0.0071in" svg:viewBox="0 0 135 225" svg:d="M0 0c45 0 90 0 135 0 0 75 0 150 0 225-45 0-90 0-135 0 0-75 0-150 0-225z"><text:p/></draw:path><draw:path draw:style-name="gr1059" draw:text-style-name="P99" svg:width="0.0618in" svg:height="0.1039in" svg:x="0.0004in" svg:y="0in" svg:viewBox="0 0 158 265" svg:d="M34 130c0-3 0-6 0-9 0-98 48-111 66-111 10 0 26 2 34 15-5 0-21 0-21 18 0 11 9 18 18 18 6 0 17-5 17-19 0-23-16-42-48-42-48 0-100 50-100 135 0 102 44 130 80 130 42 0 78-37 78-87 0-49-34-85-76-85-26 0-40 19-48 37zM80 254c-24 0-36-23-38-29-7-19-7-50-7-56 0-30 12-68 47-68 6 0 22 0 34 24 7 13 7 33 7 51 0 19 0 39-5 52-13 23-30 26-38 26z"><text:p/></draw:path></draw:g></text:span><text:span text:style-name="T9"> ונוסיף </text:span><text:span text:style-name="T9"><draw:g text:anchor-type="as-char" svg:y="-0.1008in" draw:z-index="99" draw:name="Shape106" draw:style-name="gr1057"><svg:title>TexMaths</svg:title><svg:desc>11§inline§1§svg§600§FALSE§</svg:desc><draw:path draw:style-name="gr1058" draw:text-style-name="P98" svg:width="0.0476in" svg:height="0.0843in" svg:x="0.0004in" svg:y="0.0071in" svg:viewBox="0 0 122 215" svg:d="M0 0c41 0 81 0 122 0 0 71 0 144 0 215-41 0-81 0-122 0 0-71 0-144 0-215z"><text:p/></draw:path><draw:path draw:style-name="gr1059" draw:text-style-name="P99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9">. סה"כ </text:span><text:span text:style-name="T9"><draw:g text:anchor-type="as-char" svg:y="-0.0681in" draw:z-index="100" draw:name="Shape107" draw:style-name="gr1057"><svg:title>TexMaths</svg:title><svg:desc>11§inline§x = y§svg§600§FALSE§</svg:desc><draw:path draw:style-name="gr1058" draw:text-style-name="P98" svg:width="0.3476in" svg:height="0.0819in" svg:x="0.0039in" svg:y="0.0071in" svg:viewBox="0 0 884 209" svg:d="M443 209c-148 0-296 0-443 0 0-69 0-140 0-209 295 0 590 0 884 0 0 69 0 140 0 209-147 0-294 0-441 0z"><text:p/></draw:path><draw:path draw:style-name="gr1059" draw:text-style-name="P99" svg:width="0.0756in" svg:height="0.0681in" svg:x="0.0004in" svg:y="0.0004in" svg:viewBox="0 0 193 174" svg:d="M118 54c3-10 12-45 38-45 2 0 11 0 20 4-11 2-19 12-19 21 0 7 5 14 15 14 8 0 21-7 21-23 0-19-24-25-36-25-23 0-36 21-40 30-10-26-31-30-42-30-41 0-63 50-63 59 0 5 3 3 5 5 3 0 4-1 5-5 13-40 39-50 52-50 7 0 21 3 21 25 0 12-7 39-21 93-7 22-20 38-37 38-2 0-11 0-19-4 10-2 18-11 18-21s-8-13-14-13c-12 0-22 11-22 22 0 17 20 25 36 25 27 0 40-27 41-30 4 15 19 30 42 30 39 0 61-48 61-58 0-5-3-5-4-5-3 0-4 2-4 5-14 40-40 49-52 49-15 0-21-12-21-25 0-8 2-16 7-33 4-18 7-35 12-53z"><text:p/></draw:path><draw:path draw:style-name="gr1059" draw:text-style-name="P99" svg:width="0.1004in" svg:height="0.035in" svg:x="0.1339in" svg:y="0.0118in" svg:viewBox="0 0 256 90" svg:d="M243 15c7 0 13 0 13-7 0-8-6-8-12-8-77 0-154 0-231 0-5 0-13 0-13 8 0 7 8 7 13 7 77 0 153 0 230 0zM244 90c6 0 12 0 12-7 0-8-6-8-13-8-77 0-153 0-230 0-5 0-13 0-13 8 0 7 8 7 13 7 77 0 154 0 231 0z"><text:p/></draw:path><draw:path draw:style-name="gr1059" draw:text-style-name="P99" svg:width="0.0697in" svg:height="0.0976in" svg:x="0.2898in" svg:y="0.0004in" svg:viewBox="0 0 178 249" svg:d="M176 24c2-5 2-6 2-10 0-6-5-10-11-10-4 0-11 3-14 8 0 2-3 14-6 21-2 10-5 21-7 31-6 23-11 46-17 69-2 7-18 32-44 32-20 0-24-16-24-30 0-17 7-41 20-76 6-15 7-19 7-27 0-18-12-32-31-32-37 0-51 56-51 59 0 5 3 5 4 5 5 0 5-1 7-8 10-36 25-47 38-47 4 0 10 0 10 12 0 10-3 20-6 27-16 41-22 63-22 81 0 33 24 45 47 45 14 0 28-7 39-18-6 20-10 39-26 60-10 13-24 24-42 24-5 0-23-1-29-16 5 0 11 0 16-5 4-3 8-9 8-15 0-12-10-13-14-13-9 0-22 5-22 24 0 20 17 34 41 34 40 0 80-35 91-79 12-49 24-97 36-146z"><text:p/></draw:path></draw:g></text:span><text:span text:style-name="T9"><text:s/>כדרוש. </text:span></text:p>
      <text:p text:style-name="P32"><text:span text:style-name="T99">על: </text:span><text:span text:style-name="T98">יהי </text:span><text:span text:style-name="T24"><draw:g text:anchor-type="as-char" svg:y="-0.1134in" draw:z-index="101" draw:name="Shape108" draw:style-name="gr1057"><svg:title>TexMaths</svg:title><svg:desc>11§inline§x \in [0, 1]§svg§600§FALSE§</svg:desc><draw:path draw:style-name="gr1058" draw:text-style-name="P98" svg:width="0.5429in" svg:height="0.1358in" svg:x="0.0039in" svg:y="0.0071in" svg:viewBox="0 0 1380 346" svg:d="M691 346c-231 0-461 0-691 0 0-116 0-230 0-346 460 0 920 0 1380 0 0 116 0 230 0 346-230 0-460 0-689 0z"><text:p/></draw:path><draw:path draw:style-name="gr1059" draw:text-style-name="P99" svg:width="0.0756in" svg:height="0.0685in" svg:x="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1059" draw:text-style-name="P99" svg:width="0.0756in" svg:height="0.087in" svg:x="0.1382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1059" draw:text-style-name="P99" svg:width="0.0205in" svg:height="0.1512in" svg:x="0.287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8in" svg:height="0.1035in" svg:x="0.3169in" svg:y="0.013in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1059" draw:text-style-name="P99" svg:width="0.0177in" svg:height="0.0453in" svg:x="0.4in" svg:y="0.0972in" svg:viewBox="0 0 46 116" svg:d="M46 41c0-26-10-41-25-41-12 0-21 10-21 21 0 10 9 20 21 20 4 0 10-1 13-5 1-1 1-1 2-1 0 2 1 0 1 6 0 28-13 51-26 64-4 4-4 5-4 6 0 2 2 5 4 5 3 0 35-30 35-75z"><text:p/></draw:path><draw:path draw:style-name="gr1059" draw:text-style-name="P99" svg:width="0.0496in" svg:height="0.1in" svg:x="0.4685in" svg:y="0.013in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1059" draw:text-style-name="P99" svg:width="0.0205in" svg:height="0.1512in" svg:x="0.5343in" svg:y="0in" svg:viewBox="0 0 53 385" svg:d="M53 0c-18 0-35 0-53 0 0 6 0 10 0 15 12 0 25 0 37 0 0 118 0 237 0 355-12 0-25 0-37 0 0 5 0 10 0 15 18 0 35 0 53 0 0-128 0-256 0-385z"><text:p/></draw:path></draw:g></text:span><text:span text:style-name="T24">, </text:span><text:span text:style-name="T25">נבחר </text:span><text:span text:style-name="T25"><draw:g text:anchor-type="as-char" svg:y="-0.1008in" draw:z-index="102" draw:name="Shape109" draw:style-name="gr1057"><svg:title>TexMaths</svg:title><svg:desc>11§inline§y = 6x + 1§svg§600§FALSE§</svg:desc><draw:path draw:style-name="gr1058" draw:text-style-name="P98" svg:width="0.6795in" svg:height="0.1154in" svg:x="0.0039in" svg:y="0.0071in" svg:viewBox="0 0 1727 294" svg:d="M0 0c576 0 1151 0 1727 0 0 98 0 197 0 294-576 0-1151 0-1727 0 0-97 0-196 0-294z"><text:p/></draw:path><draw:path draw:style-name="gr1059" draw:text-style-name="P99" svg:width="0.0697in" svg:height="0.0972in" svg:x="0.0004in" svg:y="0.0335in" svg:viewBox="0 0 178 248" svg:d="M177 24c1-5 1-6 1-9 0-7-5-11-11-11-4 0-10 3-13 9-1 1-4 13-5 21-4 10-6 20-8 31-6 23-12 46-18 69-2 6-18 32-44 32-20 0-24-17-24-31 0-17 7-42 20-76 6-15 8-19 8-27 0-18-13-32-31-32-38 0-52 56-52 59 0 5 3 3 4 5 5 0 5-1 7-7 11-36 26-48 39-48 3 0 9 0 9 12 0 10-3 20-6 27-16 41-22 63-22 81 0 35 24 45 47 45 14 0 28-6 39-17-5 20-10 39-26 58-10 14-24 25-41 25-6 0-24-2-30-16 6 0 11 0 16-5 5-4 8-8 8-16 0-12-10-13-14-13-9 0-21 6-21 25s16 33 41 33c39 0 79-35 90-78 12-48 25-97 37-146z"><text:p/></draw:path><draw:path draw:style-name="gr1059" draw:text-style-name="P99" svg:width="0.1012in" svg:height="0.035in" svg:x="0.1272in" svg:y="0.0453in" svg:viewBox="0 0 258 90" svg:d="M244 15c6 0 14 0 14-7 0-8-8-8-14-8-77 0-154 0-231 0-5 0-13 0-13 8 0 7 8 7 13 7 77 0 154 0 231 0zM244 90c6 0 14 0 14-8 0-7-8-7-14-7-77 0-154 0-231 0-5 0-13 0-13 7 0 8 8 8 13 8 77 0 154 0 231 0z"><text:p/></draw:path><draw:path draw:style-name="gr1059" draw:text-style-name="P99" svg:width="0.063in" svg:height="0.1035in" svg:x="0.2854in" svg:y="0in" svg:viewBox="0 0 161 264" svg:d="M35 130c0-4 0-7 0-9 0-98 48-111 67-111 9 0 26 2 34 15-5 0-20 0-20 18 0 11 8 17 17 17 6 0 18-4 18-18 0-23-18-42-50-42-49 0-101 49-101 135 0 101 45 129 80 129 43 0 81-37 81-87 0-48-36-85-78-85-26 0-40 20-48 38zM80 253c-24 0-35-23-37-29-8-19-8-49-8-56 0-28 12-67 48-67 6 0 24 0 36 23 6 14 6 34 6 52s0 38-6 51c-11 24-30 26-39 26z"><text:p/></draw:path><draw:path draw:style-name="gr1059" draw:text-style-name="P99" svg:width="0.0756in" svg:height="0.0681in" svg:x="0.3594in" svg:y="0.0335in" svg:viewBox="0 0 193 174" svg:d="M118 54c2-10 11-45 38-45 2 0 11 0 19 5-10 1-18 11-18 21 0 6 4 13 15 13 9 0 21-6 21-22 0-21-23-26-37-26-22 0-35 21-40 30-9-26-30-30-42-30-40 0-62 51-62 59 0 5 3 5 5 5 3 0 4-1 5-5 13-40 39-50 52-50 6 0 21 3 21 26 0 11-7 38-21 91-7 25-20 40-38 40-2 0-11 0-18-4 10-3 17-10 17-21s-7-14-14-14c-11 0-21 10-21 22 0 18 20 25 36 25 26 0 40-26 41-29 4 14 19 29 42 29 39 0 62-49 62-59 0-3-4-3-5-3-3 0-4 1-5 3-13 42-39 51-52 51-14 0-21-12-21-25 0-8 2-17 7-34 4-18 8-36 13-53z"><text:p/></draw:path><draw:path draw:style-name="gr1059" draw:text-style-name="P99" svg:width="0.1012in" svg:height="0.1in" svg:x="0.4839in" svg:y="0.0126in" svg:viewBox="0 0 258 255" svg:d="M136 136c37 0 72 0 108 0 6 0 14 0 14-7 0-8-8-8-14-8-36 0-71 0-108 0 0-36 0-72 0-108 0-5 0-13-7-13-8 0-8 8-8 13 0 36 0 72 0 108-36 0-71 0-108 0-5 0-13 0-13 8 0 7 8 7 13 7 37 0 72 0 108 0 0 35 0 72 0 107 0 5 0 12 8 12 7 0 7-7 7-12 0-35 0-72 0-107z"><text:p/></draw:path><draw:path draw:style-name="gr1059" draw:text-style-name="P99" svg:width="0.05in" svg:height="0.1in" svg:x="0.6413in" svg:y="0in" svg:viewBox="0 0 128 255" svg:d="M79 10c0-9 0-10-9-10-24 24-58 24-70 24 0 5 0 8 0 12 8 0 31 0 51-10 0 66 0 133 0 199 0 13-1 18-37 18-4 0-7 0-12 0 0 4 0 9 0 12 13-1 48-1 63-1s49 0 63 1c0-3 0-8 0-12-5 0-8 0-12 0-36 0-37-3-37-18 0-71 0-144 0-215z"><text:p/></draw:path></draw:g></text:span><text:span text:style-name="T25">. </text:span><text:span text:style-name="T25"><draw:g text:anchor-type="as-char" svg:y="-0.1307in" draw:z-index="103" draw:name="Shape110" draw:style-name="gr1057"><svg:title>TexMaths</svg:title><svg:desc>11§inline§h(y) = \tfrac{6x + 1 - 1}{6} = x§svg§600§FALSE§</svg:desc><draw:path draw:style-name="gr1058" draw:text-style-name="P98" svg:width="1.2315in" svg:height="0.1685in" svg:x="0.0004in" svg:y="0.0071in" svg:viewBox="0 0 3129 429" svg:d="M1565 429c-522 0-1044 0-1565 0 0-143 0-286 0-429 1043 0 2086 0 3129 0 0 143 0 286 0 429-521 0-1043 0-1564 0z"><text:p/></draw:path><draw:path draw:style-name="gr1059" draw:text-style-name="P99" svg:width="0.074in" svg:height="0.1059in" svg:x="0.0012in" svg:y="0.0248in" svg:viewBox="0 0 189 270" svg:d="M89 4c0-1 0-4-5-4-9 0-37 3-47 3-3 1-7 1-7 8 0 5 3 5 8 5 19 0 20 3 20 7 0 2-1 6-1 8-19 73-37 147-56 220-1 5-1 6-1 9 0 8 8 10 11 10 5 0 12-4 14-9 2-10 5-19 7-29 3-12 5-23 9-34 2-9 4-18 6-26 1-3 5-16 5-18 1-3 13-24 26-35 9-6 20-13 37-13s21 13 21 26c0 21-15 64-24 87-3 9-5 13-5 21 0 17 14 30 32 30 36 0 50-54 50-58s-3-4-4-4c-5 0-5 1-6 8-6 19-18 46-39 46-7 0-10-4-10-12 0-9 3-19 7-27 6-16 24-62 24-84 0-26-16-42-44-42-25 0-43 12-58 29 10-40 20-81 30-122z"><text:p/></draw:path><draw:path draw:style-name="gr1059" draw:text-style-name="P99" svg:width="0.035in" svg:height="0.1512in" svg:x="0.0953in" svg:y="0.0161in" svg:viewBox="0 0 90 385" svg:d="M90 380c0-1 0-2-6-8-49-49-61-121-61-180 0-67 14-134 62-181 5-6 5-6 5-7 0-3-1-4-4-4-4 0-39 26-61 76-20 42-25 85-25 116s4 76 26 120c23 48 56 73 60 73 3 0 4-1 4-5z"><text:p/></draw:path><draw:path draw:style-name="gr1059" draw:text-style-name="P99" svg:width="0.0697in" svg:height="0.0976in" svg:x="0.1437in" svg:y="0.063in" svg:viewBox="0 0 178 249" svg:d="M177 24c1-5 1-6 1-10 0-6-4-10-11-10-3 0-10 3-13 8-1 2-4 14-6 21-2 10-5 21-7 31-6 23-12 46-18 69-1 7-17 33-44 33-19 0-23-16-23-31 0-17 7-42 20-76 5-15 8-19 8-27 0-18-14-32-32-32-38 0-52 56-52 59 0 5 4 5 5 5 4 0 5-1 6-8 11-36 26-47 40-47 3 0 9 0 9 12 0 10-4 20-6 27-16 41-23 63-23 81 0 34 24 46 47 46 15 0 29-7 40-18-6 20-10 40-26 60-10 13-25 24-43 24-5 0-23-1-29-17 6 0 12 0 16-4 5-3 9-8 9-15 0-13-11-14-14-14-10 0-22 6-22 25s16 33 40 33c40 0 80-35 91-79 12-49 25-97 37-146z"><text:p/></draw:path><draw:path draw:style-name="gr1059" draw:text-style-name="P99" svg:width="0.035in" svg:height="0.1512in" svg:x="0.2283in" svg:y="0.0161in" svg:viewBox="0 0 90 385" svg:d="M90 192c0-29-4-75-26-119-23-48-56-73-60-73-2 0-4 2-4 4 0 1 0 1 8 9 37 38 59 99 59 179 0 65-14 133-62 182-5 4-5 5-5 6 0 3 2 5 4 5 4 0 39-27 62-76 19-42 24-84 24-117z"><text:p/></draw:path><draw:path draw:style-name="gr1059" draw:text-style-name="P99" svg:width="0.1008in" svg:height="0.035in" svg:x="0.3295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484in" svg:height="0.0724in" svg:x="0.5059in" svg:y="0in" svg:viewBox="0 0 124 185" svg:d="M25 91c0-22 2-42 12-58 10-15 25-25 42-25 8 0 19 2 24 10-6 0-13 5-13 13 0 6 6 12 13 12 8 0 14-6 14-13 0-16-11-30-39-30-38 0-78 36-78 93 0 71 33 92 63 92 33 0 61-26 61-61 0-34-27-59-59-59-22 0-33 14-40 26zM63 176c-15 0-25-8-30-20-4-8-7-21-7-37 0-27 16-46 38-46 12 0 21 4 27 14 7 11 7 22 7 37 0 16 0 27-8 38-5 8-14 14-27 14z"><text:p/></draw:path><draw:path draw:style-name="gr1059" draw:text-style-name="P99" svg:width="0.0567in" svg:height="0.0476in" svg:x="0.5654in" svg:y="0.0236in" svg:viewBox="0 0 145 122" svg:d="M55 90c-3 9-12 24-25 24-1 0-10 0-16-4 11-3 12-13 12-14 0-7-4-10-11-10s-15 6-15 16c0 13 15 20 29 20 12 0 23-9 30-20 6 15 21 20 32 20 31 0 48-34 48-42 0-3-4-3-5-3-3 0-4 1-5 4-6 19-21 33-37 33-11 0-16-7-16-17 0-8 6-32 14-62 6-21 18-27 27-27 4 1 8 0 14 3-9 2-12 10-12 15 0 6 4 10 11 10 6 0 15-5 15-16 0-16-17-20-28-20-14 0-25 9-30 19-6-11-18-19-33-19-30 0-47 33-47 41 0 4 3 4 4 4 3 0 3-1 5-5 7-21 24-32 37-32 10 0 16 4 16 17 0 6-3 19-5 28-4 12-6 25-9 37z"><text:p/></draw:path><draw:path draw:style-name="gr1059" draw:text-style-name="P99" svg:width="0.078in" svg:height="0.078in" svg:x="0.6366in" svg:y="0.0043in" svg:viewBox="0 0 199 199" svg:d="M107 107c27 0 55 0 82 0 3 0 10 0 10-7s-7-7-10-7c-27 0-55 0-82 0 0-27 0-56 0-83 0-3 0-10-7-10s-7 7-7 10c0 27 0 56 0 83-27 0-56 0-83 0-3 0-10 0-10 7s7 7 10 7c27 0 56 0 83 0 0 27 0 55 0 82 0 3 0 10 6 10 8 0 8-7 8-10 0-27 0-55 0-82z"><text:p/></draw:path><draw:path draw:style-name="gr1059" draw:text-style-name="P99" svg:width="0.0386in" svg:height="0.0701in" svg:x="0.7339in" svg:y="0in" svg:viewBox="0 0 99 179" svg:d="M62 8c0-8-2-8-9-8-17 18-42 18-53 18 0 3 0 6 0 9 7 0 24 0 40-7 0 46 0 91 0 137 0 9 0 12-28 12-3 0-7 0-10 0 0 4 0 7 0 10 5 0 39-1 49-1 7 0 41 1 48 1 0-3 0-6 0-10-3 0-8 0-11 0-26 0-26-3-26-12 0-50 0-100 0-149z"><text:p/></draw:path><draw:path draw:style-name="gr1059" draw:text-style-name="P99" svg:width="0.0717in" svg:height="0.0047in" svg:x="0.7945in" svg:y="0.0413in" svg:viewBox="0 0 183 13" svg:d="M172 13c4 0 11 0 11-6 0-7-6-7-11-7-54 0-107 0-161 0-4 0-11 0-11 7 0 6 7 6 11 6 54 0 107 0 161 0z"><text:p/></draw:path><draw:path draw:style-name="gr1059" draw:text-style-name="P99" svg:width="0.0382in" svg:height="0.0701in" svg:x="0.8898in" svg:y="0in" svg:viewBox="0 0 98 179" svg:d="M60 8c0-8 0-8-7-8-18 18-42 18-53 18 0 3 0 6 0 9 7 0 24 0 38-7 0 46 0 91 0 137 0 9 0 12-26 12-3 0-7 0-10 0 0 4 0 7 0 10 5 0 38-1 47-1s43 1 49 1c0-3 0-6 0-10-3 0-7 0-10 0-28 0-28-3-28-12 0-50 0-100 0-149z"><text:p/></draw:path><draw:path draw:style-name="gr1059" draw:text-style-name="P99" svg:width="0.439in" svg:height="0.0055in" svg:x="0.4996in" svg:y="0.089in" svg:viewBox="0 0 1116 15" svg:d="M559 15c-186 0-373 0-559 0 0-5 0-10 0-15 372 0 743 0 1116 0 0 5 0 10 0 15-186 0-371 0-557 0z"><text:p/></draw:path><draw:path draw:style-name="gr1059" draw:text-style-name="P99" svg:width="0.0484in" svg:height="0.0724in" svg:x="0.6945in" svg:y="0.1098in" svg:viewBox="0 0 124 185" svg:d="M26 91c0-22 1-43 12-59 9-14 24-24 41-24 8 0 19 2 24 10-6 0-12 4-12 12 0 7 4 13 12 13s14-6 14-13c0-16-11-30-38-30-39 0-79 35-79 93 0 71 33 92 63 92 33 0 61-26 61-61 0-34-27-59-59-59-21 0-33 14-39 26zM63 176c-14 0-25-8-30-20-4-8-7-22-7-37 0-27 17-46 38-46 13 0 21 4 27 14 7 10 7 22 7 37 0 16 0 27-7 38-6 8-15 14-28 14z"><text:p/></draw:path><draw:path draw:style-name="gr1059" draw:text-style-name="P99" svg:width="0.1008in" svg:height="0.035in" svg:x="1.0075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52in" svg:height="0.0685in" svg:x="1.1642in" svg:y="0.063in" svg:viewBox="0 0 192 175" svg:d="M118 54c2-10 11-45 38-45 2 0 11 0 19 4-11 2-19 12-19 21 0 7 5 14 16 14 8 0 20-7 20-23 0-20-23-25-36-25-22 0-36 21-41 30-9-26-30-30-41-30-40 0-62 49-62 59 0 5 3 5 4 5 4 0 5-1 5-5 13-40 39-50 53-50 6 0 21 3 21 25 0 12-7 39-21 92-7 24-20 40-38 40-2 0-11 0-18-4 8-3 17-10 17-21s-9-15-14-15c-11 0-21 11-21 24 0 17 19 25 36 25 26 0 40-28 41-30 4 14 19 30 42 30 39 0 61-50 61-60 0-4-3-4-4-4-3 0-4 2-6 4-12 42-38 51-51 51-15 0-21-12-21-25 0-9 2-17 6-34 5-18 9-36 14-53z"><text:p/></draw:path></draw:g></text:span><text:span text:style-name="T25"><text:s/>כדרוש. </text:span><text:span text:style-name="T25"><draw:g text:anchor-type="as-char" svg:y="-0.1043in" draw:z-index="104" draw:name="Shape111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P61" text:outline-level="3">סעיף (ב)</text:h>
      <text:p text:style-name="P33">צ.ל. <text:span text:style-name="T9"><draw:g text:anchor-type="as-char" svg:y="-0.1134in" draw:z-index="106" draw:name="Shape112" draw:style-name="gr1057"><svg:title>TexMaths</svg:title><svg:desc>11§inline§[0, 1] \times [0, 1] \sim [2, 7] \times [2, 7]§svg§600§FALSE§</svg:desc><draw:path draw:style-name="gr1058" draw:text-style-name="P98" svg:width="1.7579in" svg:height="0.1358in" svg:x="0.0004in" svg:y="0.0071in" svg:viewBox="0 0 4466 346" svg:d="M2234 346c-745 0-1489 0-2234 0 0-116 0-230 0-346 1488 0 2977 0 4466 0 0 116 0 230 0 346-744 0-1489 0-2232 0z"><text:p/></draw:path><draw:path draw:style-name="gr1059" draw:text-style-name="P99" svg:width="0.0205in" svg:height="0.1512in" svg:x="0.011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34in" svg:height="0.1035in" svg:x="0.0413in" svg:y="0.013in" svg:viewBox="0 0 162 264" svg:d="M162 133c0-31-1-61-16-90-17-37-49-43-65-43-23 0-51 10-67 45-13 28-14 57-14 88 0 29 1 64 16 92 17 32 46 39 64 39 21 0 51-7 67-45 14-25 15-55 15-86zM80 255c-14 0-37-9-44-46-4-22-4-58-4-80 0-26 0-51 3-72 7-45 36-49 45-49 13 0 39 7 46 45 4 22 4 52 4 76 0 28 0 55-5 79-5 36-27 47-45 47z"><text:p/></draw:path><draw:path draw:style-name="gr1059" draw:text-style-name="P99" svg:width="0.0173in" svg:height="0.0453in" svg:x="0.1244in" svg:y="0.0972in" svg:viewBox="0 0 45 116" svg:d="M45 41c0-26-10-41-25-41-12 0-20 10-20 21 0 10 8 20 20 20 5 0 10-1 14-5 1-1 1-1 1-1 1 0 1 0 1 6 0 28-13 51-26 64-5 4-5 5-5 6 0 2 3 5 5 5 4 0 35-30 35-75z"><text:p/></draw:path><draw:path draw:style-name="gr1059" draw:text-style-name="P99" svg:width="0.05in" svg:height="0.1in" svg:x="0.1921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1059" draw:text-style-name="P99" svg:width="0.0205in" svg:height="0.1512in" svg:x="0.25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28in" svg:height="0.0728in" svg:x="0.3535in" svg:y="0.0394in" svg:viewBox="0 0 186 186" svg:d="M93 83c-26-26-51-52-78-77-4-5-4-6-7-6-5 0-8 3-8 8 0 2 0 3 4 7 27 26 52 52 78 77-26 26-51 52-78 79-4 4-4 5-4 7 0 5 3 8 8 8 3 0 3-1 7-5 26-27 52-52 77-78 27 27 54 53 81 81 1 0 3 2 5 2 6 0 8-3 8-8 0-1 0-2-1-4 0-1-62-62-81-82 24-23 48-47 71-70 2-2 8-7 10-9 0-1 1-3 1-5 0-5-2-8-8-8-2 0-4 1-9 6-25 25-50 51-76 77z"><text:p/></draw:path><draw:path draw:style-name="gr1059" draw:text-style-name="P99" svg:width="0.0205in" svg:height="0.1512in" svg:x="0.5012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38in" svg:height="0.1035in" svg:x="0.5315in" svg:y="0.013in" svg:viewBox="0 0 163 264" svg:d="M163 133c0-31-2-61-16-90-18-37-49-43-66-43-23 0-51 10-67 45-13 28-14 57-14 88 0 29 1 64 18 92 16 32 44 39 62 39 21 0 51-7 68-45 13-25 15-55 15-86zM80 255c-14 0-37-9-44-46-4-22-4-58-4-80 0-26 0-51 3-72 7-45 36-49 45-49 13 0 39 7 46 45 4 22 4 52 4 76 0 28 0 55-4 79-6 36-28 47-46 47z"><text:p/></draw:path><draw:path draw:style-name="gr1059" draw:text-style-name="P99" svg:width="0.0173in" svg:height="0.0453in" svg:x="0.6146in" svg:y="0.0972in" svg:viewBox="0 0 45 116" svg:d="M45 41c0-26-10-41-24-41-13 0-21 10-21 21 0 10 8 20 21 20 4 0 9-1 13-5 1-1 1-1 2-1 0 2 0 0 0 6 0 28-13 50-26 64-5 3-3 5-3 6 0 2 1 5 3 5 4 0 35-30 35-75z"><text:p/></draw:path><draw:path draw:style-name="gr1059" draw:text-style-name="P99" svg:width="0.05in" svg:height="0.1in" svg:x="0.6827in" svg:y="0.013in" svg:viewBox="0 0 128 255" svg:d="M79 10c0-10 0-10-9-10-24 24-58 24-70 24 0 5 0 8 0 12 8 0 31 0 51-10 0 66 0 133 0 199 0 14-2 18-37 18-4 0-7 0-12 0 0 5 0 9 0 12 14-1 47-1 63-1 15 0 49 0 63 1 0-3 0-7 0-12-5 0-8 0-13 0-35 0-36-4-36-18 0-72 0-144 0-215z"><text:p/></draw:path><draw:path draw:style-name="gr1059" draw:text-style-name="P99" svg:width="0.0205in" svg:height="0.1512in" svg:x="0.7484in" svg:y="0in" svg:viewBox="0 0 53 385" svg:d="M53 0c-18 0-35 0-53 0 0 6 0 10 0 15 12 0 25 0 37 0 0 118 0 237 0 355-12 0-25 0-37 0 0 5 0 10 0 15 18 0 35 0 53 0 0-128 0-256 0-385z"><text:p/></draw:path><draw:path draw:style-name="gr1059" draw:text-style-name="P99" svg:width="0.1008in" svg:height="0.0354in" svg:x="0.8378in" svg:y="0.0571in" svg:viewBox="0 0 257 91" svg:d="M257 13c0-9-2-12-5-12-1 0-5 2-5 10-2 37-27 58-55 58-24 0-42-16-61-33-20-17-40-36-66-36-42 0-65 43-65 78 0 12 3 8 5 12 5 0 6-7 6-9 1-41 31-59 54-59 24 0 43 17 61 33 20 18 40 36 66 36 43 0 65-43 65-78z"><text:p/></draw:path><draw:path draw:style-name="gr1059" draw:text-style-name="P99" svg:width="0.0205in" svg:height="0.1512in" svg:x="1.0079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02in" svg:height="0.1in" svg:x="1.0398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1059" draw:text-style-name="P99" svg:width="0.0173in" svg:height="0.0453in" svg:x="1.1213in" svg:y="0.0972in" svg:viewBox="0 0 45 116" svg:d="M45 41c0-26-10-41-24-41-13 0-21 10-21 21 0 10 8 20 21 20 4 0 10-1 13-5 1-1 1-1 2-1 0 2 0 0 0 6 0 28-13 51-25 64-4 4-4 5-4 6 0 2 1 5 3 5 4 0 35-30 35-75z"><text:p/></draw:path><draw:path draw:style-name="gr1059" draw:text-style-name="P99" svg:width="0.0646in" svg:height="0.1055in" svg:x="1.1843in" svg:y="0.0098in" svg:viewBox="0 0 165 269" svg:d="M162 26c3-5 3-5 3-14-31 0-63 0-94 0-47 0-47-4-49-12-3 0-7 0-10 0-4 26-8 53-12 79 3 0 7 0 10 0 1-5 4-29 9-35 3-2 33-2 38-2 27 0 53 0 79 0-3 6-34 48-43 61-35 52-47 105-47 145 0 3 0 21 18 21 17 0 17-18 17-21 0-7 0-13 0-20 0-21 1-42 5-63 1-9 6-42 24-66s34-48 52-73z"><text:p/></draw:path><draw:path draw:style-name="gr1059" draw:text-style-name="P99" svg:width="0.0209in" svg:height="0.1512in" svg:x="1.2551in" svg:y="0in" svg:viewBox="0 0 54 385" svg:d="M54 0c-18 0-36 0-54 0 0 6 0 10 0 15 13 0 25 0 38 0 0 118 0 237 0 355-13 0-25 0-38 0 0 5 0 10 0 15 18 0 36 0 54 0 0-128 0-256 0-385z"><text:p/></draw:path><draw:path draw:style-name="gr1059" draw:text-style-name="P99" svg:width="0.0732in" svg:height="0.0728in" svg:x="1.3504in" svg:y="0.0394in" svg:viewBox="0 0 187 186" svg:d="M93 83c-25-26-51-52-77-77-4-5-5-6-8-6-4 0-8 3-8 8 0 2 1 3 5 7 26 26 52 52 77 77-25 26-51 52-77 79-4 4-5 5-5 7 0 5 4 8 8 8 3 0 4-1 8-5 26-27 52-52 77-78 27 27 53 53 80 81 1 0 4 2 6 2 5 0 8-3 8-8 0-1 0-2-1-4-1-1-62-62-82-82 24-23 48-47 71-70 2-2 8-7 10-9 0-1 2-3 2-5 0-5-3-8-8-8-3 0-4 1-9 6-25 25-51 51-77 77z"><text:p/></draw:path><draw:path draw:style-name="gr1059" draw:text-style-name="P99" svg:width="0.0205in" svg:height="0.1512in" svg:x="1.498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02in" svg:height="0.1in" svg:x="1.5299in" svg:y="0.013in" svg:viewBox="0 0 154 255" svg:d="M30 226c13-14 27-26 40-39 61-53 84-74 84-112 0-44-34-75-81-75-44 0-73 35-73 69 0 22 20 22 21 22 6 0 20-4 20-21 0-9-7-19-21-19-4 0-4 0-5 0 9-26 30-39 52-39 35 0 52 31 52 63 0 31-19 60-41 85-24 27-49 54-74 81-4 5-4 6-4 14 47 0 96 0 143 0 3-22 8-44 11-66-3 0-7 0-10 0-1 12-4 28-8 33-3 4-28 4-37 4-23 0-46 0-69 0z"><text:p/></draw:path><draw:path draw:style-name="gr1059" draw:text-style-name="P99" svg:width="0.0173in" svg:height="0.0453in" svg:x="1.6114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5in" svg:height="0.1055in" svg:x="1.6744in" svg:y="0.0098in" svg:viewBox="0 0 166 269" svg:d="M162 26c4-5 4-5 4-14-32 0-63 0-95 0-47 0-47-4-49-12-3 0-7 0-10 0-4 26-8 53-12 79 3 0 7 0 10 0 1-5 4-29 9-35 3-2 33-2 38-2 27 0 54 0 80 0-4 6-35 48-44 61-34 52-47 105-47 145 0 3 0 21 18 21 17 0 17-18 17-21 0-7 0-13 0-20 0-21 1-42 5-63 2-9 7-42 24-66 18-24 34-48 52-73z"><text:p/></draw:path><draw:path draw:style-name="gr1059" draw:text-style-name="P99" svg:width="0.0205in" svg:height="0.1512in" svg:x="1.7457in" svg:y="0in" svg:viewBox="0 0 53 385" svg:d="M53 0c-18 0-35 0-53 0 0 6 0 10 0 15 12 0 25 0 37 0 0 118 0 237 0 355-12 0-25 0-37 0 0 5 0 10 0 15 18 0 35 0 53 0 0-128 0-256 0-385z"><text:p/></draw:path></draw:g></text:span><text:span text:style-name="T9">. בהתאם לטענה נתונה, תנאי מספיק לכך הוא ש־</text:span><text:span text:style-name="T9"><draw:g text:anchor-type="as-char" svg:y="-0.1134in" draw:z-index="105" draw:name="Shape113" draw:style-name="gr1057"><svg:title>TexMaths</svg:title><svg:desc>11§inline§[0, 1] \sim [2, 7]§svg§600§FALSE§</svg:desc><draw:path draw:style-name="gr1058" draw:text-style-name="P98" svg:width="0.7772in" svg:height="0.1358in" svg:x="0.0004in" svg:y="0.0071in" svg:viewBox="0 0 1975 346" svg:d="M988 346c-330 0-659 0-988 0 0-116 0-230 0-346 658 0 1317 0 1975 0 0 116 0 230 0 346-329 0-658 0-987 0z"><text:p/></draw:path><draw:path draw:style-name="gr1059" draw:text-style-name="P99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8in" svg:height="0.1035in" svg:x="0.0406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1059" draw:text-style-name="P99" svg:width="0.0173in" svg:height="0.0453in" svg:x="0.1244in" svg:y="0.0972in" svg:viewBox="0 0 45 116" svg:d="M45 41c0-26-10-41-25-41-12 0-20 10-20 21 0 10 8 20 20 20 4 0 10-1 14-5 1-1 1-1 1-1 1 0 1 0 1 6 0 28-13 51-26 64-4 4-4 5-4 6 0 2 2 5 4 5 4 0 35-30 35-75z"><text:p/></draw:path><draw:path draw:style-name="gr1059" draw:text-style-name="P99" svg:width="0.05in" svg:height="0.1in" svg:x="0.1925in" svg:y="0.013in" svg:viewBox="0 0 128 255" svg:d="M79 10c0-10 0-10-9-10-24 24-58 24-70 24 0 5 0 8 0 12 8 0 31 0 51-10 0 66 0 133 0 199 0 14-1 18-37 18-4 0-7 0-12 0 0 5 0 9 0 12 13-1 48-1 63-1s48 0 63 1c0-3 0-7 0-12-5 0-9 0-14 0-34 0-35-4-35-18 0-72 0-144 0-215z"><text:p/></draw:path><draw:path draw:style-name="gr1059" draw:text-style-name="P99" svg:width="0.0205in" svg:height="0.1512in" svg:x="0.25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1008in" svg:height="0.0354in" svg:x="0.348in" svg:y="0.0571in" svg:viewBox="0 0 257 91" svg:d="M257 13c0-9-2-12-5-12-2 0-6 2-6 10-1 37-27 58-53 58-25 0-43-16-62-33-20-17-41-36-66-36-43 0-65 43-65 78 0 12 4 12 6 12 3 0 4-7 4-9 2-41 31-59 55-59s43 17 62 33c19 18 39 36 66 36 41 0 64-43 64-78z"><text:p/></draw:path><draw:path draw:style-name="gr1059" draw:text-style-name="P99" svg:width="0.0209in" svg:height="0.1512in" svg:x="0.5173in" svg:y="0in" svg:viewBox="0 0 54 385" svg:d="M54 385c0-5 0-10 0-15-12 0-25 0-37 0 0-118 0-237 0-355 12 0 25 0 37 0 0-5 0-9 0-15-18 0-36 0-54 0 0 129 0 257 0 385 18 0 36 0 54 0z"><text:p/></draw:path><draw:path draw:style-name="gr1059" draw:text-style-name="P99" svg:width="0.0602in" svg:height="0.1in" svg:x="0.5492in" svg:y="0.013in" svg:viewBox="0 0 154 255" svg:d="M30 226c13-14 27-26 40-39 61-53 84-74 84-112 0-44-34-75-81-75-44 0-73 35-73 69 0 22 20 22 21 22 7 0 20-4 20-21 0-9-7-19-21-19-2 0-3 0-5 0 9-26 30-39 52-39 35 0 52 31 52 63 0 31-19 60-41 85-24 27-49 54-74 81-4 5-4 6-4 14 47 0 96 0 143 0 3-22 8-44 11-66-3 0-5 0-9 0-2 12-5 28-9 33-3 4-28 4-37 4-23 0-46 0-69 0z"><text:p/></draw:path><draw:path draw:style-name="gr1059" draw:text-style-name="P99" svg:width="0.0177in" svg:height="0.0453in" svg:x="0.6307in" svg:y="0.0972in" svg:viewBox="0 0 46 116" svg:d="M46 41c0-26-10-41-25-41-13 0-21 10-21 21 0 10 8 20 21 20 4 0 10-1 13-5 1-1 1-1 2-1 0 2 1 0 1 6 0 28-14 51-26 64-4 4-4 5-4 6 0 2 2 5 4 5 3 0 35-30 35-75z"><text:p/></draw:path><draw:path draw:style-name="gr1059" draw:text-style-name="P99" svg:width="0.065in" svg:height="0.1055in" svg:x="0.6941in" svg:y="0.0098in" svg:viewBox="0 0 166 269" svg:d="M163 26c3-5 3-5 3-14-32 0-63 0-94 0-48 0-48-4-50-12-3 0-5 0-9 0-4 26-9 53-13 79 3 0 7 0 10 0 1-5 4-29 10-35 2-2 32-2 37-2 27 0 54 0 81 0-5 6-36 48-44 61-35 52-48 105-48 145 0 3 0 21 18 21 17 0 17-18 17-21 0-7 0-13 0-20 0-21 2-42 5-63 2-9 8-42 24-66 18-24 35-48 53-73z"><text:p/></draw:path><draw:path draw:style-name="gr1059" draw:text-style-name="P99" svg:width="0.0205in" svg:height="0.1512in" svg:x="0.765in" svg:y="0in" svg:viewBox="0 0 53 385" svg:d="M53 0c-18 0-35 0-53 0 0 6 0 10 0 15 12 0 25 0 37 0 0 118 0 237 0 355-12 0-25 0-37 0 0 5 0 10 0 15 18 0 35 0 53 0 0-128 0-256 0-385z"><text:p/></draw:path></draw:g></text:span><text:span text:style-name="T9">, שהוכחנו בסעיף (א) בלי תלות בסעיף זה </text:span><text:span text:style-name="T9"><draw:g text:anchor-type="as-char" svg:y="-0.1043in" draw:z-index="107" draw:name="Shape114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P61" text:outline-level="3"><text:span text:style-name="T8">סעיף </text:span>(ג)</text:h>
      <text:p text:style-name="P34">צ.ל. <text:span text:style-name="T9"><draw:g text:anchor-type="as-char" svg:y="-0.1134in" draw:z-index="108" draw:name="Shape115" draw:style-name="gr1057"><svg:title>TexMaths</svg:title><svg:desc>11§inline§\{5, 6\} \to \N \sim \N \times \Neven§svg§600§FALSE§</svg:desc><draw:path draw:style-name="gr1058" draw:text-style-name="P98" svg:width="1.5425in" svg:height="0.1354in" svg:x="0.0102in" svg:y="0.0071in" svg:viewBox="0 0 3919 345" svg:d="M0 0c1307 0 2613 0 3919 0 0 115 0 230 0 345-1306 0-2612 0-3919 0 0-115 0-230 0-345z"><text:p/></draw:path><draw:path draw:style-name="gr1059" draw:text-style-name="P99" svg:width="0.0535in" svg:height="0.1508in" svg:x="0in" svg:y="0in" svg:viewBox="0 0 137 384" svg:d="M81 52c0-16 11-41 53-43 2-1 3-2 3-5 0-4-3-4-7-4-39 0-74 20-74 48 0 29 0 59 0 89 0 14 0 26-15 39-13 11-29 12-38 12-1 0-3 2-3 5 0 2 2 2 7 3 25 1 44 15 48 34 1 5 1 6 1 19 0 25 0 50 0 76 0 16 0 28 19 44 14 11 41 15 55 15 4 0 7 0 7-4 0-3-2-3-6-5-24-1-43-13-49-33-1-3-1-4-1-18 0-27 0-53 0-81 0-17-2-24-15-36-8-9-19-12-30-14 32-9 45-27 45-49 0-31 0-61 0-92z"><text:p/></draw:path><draw:path draw:style-name="gr1059" draw:text-style-name="P99" svg:width="0.0602in" svg:height="0.1035in" svg:x="0.0724in" svg:y="0.0126in" svg:viewBox="0 0 154 264" svg:d="M154 179c0-46-31-84-73-84-18 0-35 6-49 20 0-26 0-51 0-75 8 2 21 5 33 5 47 0 75-35 75-41 0-2-1-4-5-4-1 0-1 0-3 1-8 5-26 12-52 12-15 0-34-3-51-11-4-1-4-1-5-1-4 0-4 3-4 9 0 38 0 76 0 114 0 7 0 10 5 10 4 0 4-1 6-3 4-7 19-28 49-28 20 0 30 18 33 26 6 14 7 28 7 48 0 13 0 35-9 52-10 14-24 24-42 24-27 0-50-20-56-43 1 1 2 1 6 1 13 0 20-8 20-18 0-9-7-18-20-18-5 0-19 2-19 19 0 33 27 70 70 70 45 0 84-36 84-85z"><text:p/></draw:path><draw:path draw:style-name="gr1059" draw:text-style-name="P99" svg:width="0.0173in" svg:height="0.0453in" svg:x="0.1543in" svg:y="0.0972in" svg:viewBox="0 0 45 116" svg:d="M45 41c0-26-10-41-25-41-12 0-20 10-20 21 0 10 8 21 20 21 4 0 10-2 14-6 1-1 1-1 1-1 1 0 1 0 1 6 0 28-13 51-26 65-5 3-5 4-5 5 0 4 3 5 5 5 4 0 35-30 35-75z"><text:p/></draw:path><draw:path draw:style-name="gr1059" draw:text-style-name="P99" svg:width="0.063in" svg:height="0.1035in" svg:x="0.215in" svg:y="0.0126in" svg:viewBox="0 0 161 264" svg:d="M35 131c0-3 0-7 0-10 0-97 49-111 67-111 10 0 27 2 34 15-5 0-20 0-20 18 0 12 8 18 17 18 7 0 18-4 18-19 0-23-17-42-49-42-49 0-102 51-102 135 0 102 45 129 81 129 43 0 80-36 80-86 0-48-34-86-77-86-27 0-41 20-49 39zM81 253c-24 0-36-23-38-28-7-18-7-48-7-55 0-30 12-69 48-69 5 0 23 0 35 25 8 14 8 34 8 52s0 37-7 51c-12 23-30 24-39 24z"><text:p/></draw:path><draw:path draw:style-name="gr1059" draw:text-style-name="P99" svg:width="0.0531in" svg:height="0.1508in" svg:x="0.2961in" svg:y="0in" svg:viewBox="0 0 136 384" svg:d="M55 333c0 15-10 40-52 42-2 2-3 3-3 5 0 4 3 4 8 4 37 0 72-18 73-48 0-29 0-59 0-88 0-15 0-27 16-40 13-11 27-12 36-12 2-1 3-2 3-3 0-5-2-5-5-5-26-1-44-15-49-34-1-4-1-5-1-19 0-25 0-50 0-76 0-16 0-28-18-44-16-12-42-15-55-15-5 0-8 0-8 4s2 4 6 5c24 1 44 13 48 33 1 3 1 4 1 19 0 26 0 52 0 80 0 18 3 24 15 36 9 9 20 12 31 16-32 7-46 25-46 47 0 31 0 62 0 93z"><text:p/></draw:path><draw:path draw:style-name="gr1059" draw:text-style-name="P99" svg:width="0.1346in" svg:height="0.078in" svg:x="0.4118in" svg:y="0.0362in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1059" draw:text-style-name="P99" svg:width="0.1028in" svg:height="0.1059in" svg:x="0.6016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9-105-117-156-4-6-6-6-14-6-22 0-45 0-67 0-7 0-13 0-13 7 0 5 6 6 8 6 10 1 18 8 22 12-1 4-1 4-1 9zM219 243c-56-73-112-147-168-221-5-4-5-5-9-9 15 0 31 0 46 0 44 59 87 117 131 175 0 18 0 37 0 55z"><text:p/></draw:path><draw:path draw:style-name="gr1059" draw:text-style-name="P99" svg:width="0.1012in" svg:height="0.035in" svg:x="0.7583in" svg:y="0.0571in" svg:viewBox="0 0 258 90" svg:d="M258 13c0-9-2-13-5-13-2 0-6 3-6 10-2 37-27 58-53 58s-43-16-63-33-40-35-66-35c-42 0-65 43-65 77 0 13 3 9 5 13 5 0 6-7 6-9 2-42 31-59 54-59 24 0 43 17 63 33 18 18 39 35 66 35 41 0 64-43 64-77z"><text:p/></draw:path><draw:path draw:style-name="gr1059" draw:text-style-name="P99" svg:width="0.1028in" svg:height="0.1059in" svg:x="0.9142in" svg:y="0.0098in" svg:viewBox="0 0 262 270" svg:d="M33 34c0 63 0 126 0 187 0 21-3 28-22 28-4 0-11 1-11 6 0 8 5 8 13 8 20 0 40 0 60 0 6 0 13 0 13-8 0-5-7-6-12-6-21 0-25-8-25-29 0-58 0-117 0-175 57 73 112 147 168 219 3 5 5 6 7 6 7 0 7-6 7-12 0-72 0-145 0-217 0-22 3-28 21-28 3 0 10 0 10-6 0-7-7-7-13-7-19 0-38 0-57 0-7 0-13 0-13 7 0 6 7 6 11 6 22 0 25 8 25 29 0 39 0 79 0 120-39-53-79-105-117-156-3-6-4-6-13-6-23 0-45 0-68 0-7 0-13 0-13 7 0 5 6 6 8 6 11 1 18 8 22 12-1 4-1 4-1 9zM218 243c-56-73-112-147-169-221-4-4-4-5-7-9 15 0 30 0 45 0 44 59 87 117 131 175 0 18 0 37 0 55z"><text:p/></draw:path><draw:path draw:style-name="gr1059" draw:text-style-name="P99" svg:width="0.0732in" svg:height="0.0724in" svg:x="1.076in" svg:y="0.0398in" svg:viewBox="0 0 187 185" svg:d="M93 81c-25-25-51-50-76-75-5-6-6-6-9-6-4 0-8 3-8 8 0 2 1 3 6 7 25 26 51 51 76 77-25 26-51 51-76 78-5 4-6 5-6 7 0 5 4 8 8 8 3 0 4 0 9-6 25-25 51-50 76-76 27 27 54 53 81 80 1 1 3 2 5 2 5 0 8-3 8-8 0-2 0-2-1-4-28-28-62-61-81-81 24-24 47-47 71-70 1-2 8-8 9-10 1-1 2-2 2-4 0-5-3-8-8-8-3 0-4 1-9 6-25 25-51 50-77 75z"><text:p/></draw:path><draw:path draw:style-name="gr1059" draw:text-style-name="P99" svg:width="0.1028in" svg:height="0.1059in" svg:x="1.2098in" svg:y="0.0098in" svg:viewBox="0 0 262 270" svg:d="M33 34c0 63 0 126 0 187 0 21-2 28-22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9-105-117-156-4-6-5-6-14-6-22 0-45 0-67 0-8 0-14 0-14 7 0 5 6 6 9 6 10 1 18 8 21 12-1 4-1 4-1 9zM218 243c-56-73-112-147-168-221-4-4-4-5-8-9 15 0 31 0 46 0 43 59 87 117 130 175 0 18 0 37 0 55z"><text:p/></draw:path><draw:path draw:style-name="gr1059" draw:text-style-name="P99" svg:width="0.0453in" svg:height="0.0476in" svg:x="1.3205in" svg:y="0.089in" svg:viewBox="0 0 116 122" svg:d="M108 58c5 0 8 0 8-5 0-24-14-53-54-53-36 0-62 28-62 61 0 34 30 61 66 61s50-28 50-34c0-1 0-4-5-4-3 0-4 2-5 4-8 22-29 27-39 27-12 0-24-7-33-17-10-12-10-29-10-40 28 0 56 0 84 0zM24 52c3-39 28-44 38-44 34 0 35 37 35 44-24 0-49 0-73 0z"><text:p/></draw:path><draw:path draw:style-name="gr1059" draw:text-style-name="P99" svg:width="0.0571in" svg:height="0.0465in" svg:x="1.3732in" svg:y="0.0898in" svg:viewBox="0 0 146 119" svg:d="M120 26c8-16 22-16 26-16 0-3 0-7 0-10-7 1-14 1-21 1s-17 0-24-1c0 3 0 7 0 10 11 1 11 10 11 11s0 3-2 8c-10 22-21 44-31 66-11-25-22-49-33-73 0-1-2-3-2-5 0-7 9-7 14-7 0-3 0-7 0-10-1 0-19 1-30 1-9 0-19 0-28-1 0 3 0 7 0 10 15 0 19 1 23 10 14 31 29 61 43 93 1 4 2 6 7 6s6-2 7-4c13-30 27-59 40-89z"><text:p/></draw:path><draw:path draw:style-name="gr1059" draw:text-style-name="P99" svg:width="0.0453in" svg:height="0.0476in" svg:x="1.435in" svg:y="0.089in" svg:viewBox="0 0 116 122" svg:d="M108 58c5 0 8 0 8-5 0-24-14-53-54-53-36 0-62 28-62 61 0 34 30 61 66 61s50-28 50-34c0-1-1-4-5-4-3 0-4 2-5 4-8 22-29 27-39 27-12 0-24-7-33-17-10-12-10-29-10-40 28 0 56 0 84 0zM24 52c3-39 28-44 38-44 34 0 35 37 35 44-24 0-49 0-73 0z"><text:p/></draw:path><draw:path draw:style-name="gr1059" draw:text-style-name="P99" svg:width="0.0567in" svg:height="0.0465in" svg:x="1.4906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/draw:g></text:span><text:span text:style-name="T9">. </text:span><text:span text:style-name="T26">נבחר זיווג </text:span></text:p>
      <text:p text:style-name="P18"><draw:g text:anchor-type="as-char" svg:y="-0.1134in" draw:z-index="332" draw:name="Shape116" draw:style-name="gr1057"><svg:title>TexMaths</svg:title><svg:desc>11§inline§h\colon (\{5, 6\} \to \N) \to (\N \times \Neven), h = \lambda f \in \{5, 6\} \to \N. \la f(5), 2f(6)  \ra§svg§600§FALSE§</svg:desc><draw:path draw:style-name="gr1058" draw:text-style-name="P98" svg:width="4.3236in" svg:height="0.1354in" svg:x="0.0004in" svg:y="0.0071in" svg:viewBox="0 0 10983 345" svg:d="M0 0c3661 0 7323 0 10983 0 0 115 0 230 0 345-3660 0-7322 0-10983 0 0-115 0-230 0-345z"><text:p/></draw:path><draw:path draw:style-name="gr1059" draw:text-style-name="P99" svg:width="0.0744in" svg:height="0.1059in" svg:x="0.0008in" svg:y="0.0083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1059" draw:text-style-name="P99" svg:width="0.0157in" svg:height="0.065in" svg:x="0.1106in" svg:y="0.048in" svg:viewBox="0 0 41 166" svg:d="M41 20c0-11-10-20-21-20-12 0-20 9-20 20s8 21 20 21c11 0 21-10 21-21zM41 145c0-11-10-21-21-21-12 0-20 10-20 21s8 21 20 21c11 0 21-10 21-21z"><text:p/></draw:path><draw:path draw:style-name="gr1059" draw:text-style-name="P99" svg:width="0.035in" svg:height="0.1508in" svg:x="0.2051in" svg:y="0in" svg:viewBox="0 0 90 384" svg:d="M90 380c0-1 0-1-6-8-49-48-62-121-62-179 0-67 15-135 63-183 5-4 5-4 5-7 0-2-2-3-4-3-4 0-39 26-62 75-20 43-24 86-24 118 0 28 4 76 25 119 23 47 57 72 61 72 2 0 4-1 4-4z"><text:p/></draw:path><draw:path draw:style-name="gr1059" draw:text-style-name="P99" svg:width="0.0535in" svg:height="0.1508in" svg:x="0.2602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1059" draw:text-style-name="P99" svg:width="0.0602in" svg:height="0.1035in" svg:x="0.3331in" svg:y="0.0126in" svg:viewBox="0 0 154 264" svg:d="M154 179c0-46-31-84-73-84-18 0-35 6-49 20 0-26 0-51 0-75 8 2 21 5 33 5 47 0 75-35 75-41 0-2-1-4-5-4-1 0-1 0-3 1-8 5-26 12-52 12-15 0-34-3-51-11-4-1-4-1-5-1-4 0-4 3-4 9 0 38 0 76 0 114 0 7 0 10 5 10 4 0 4-1 6-3 4-7 18-28 49-28 20 0 30 18 33 26 6 14 7 28 7 48 0 13 0 35-9 52-10 14-24 24-42 24-28 0-50-20-57-43 2 1 3 1 7 1 13 0 19-8 19-18 0-9-6-18-19-18-5 0-19 2-19 19 0 33 26 70 70 70 45 0 84-36 84-85z"><text:p/></draw:path><draw:path draw:style-name="gr1059" draw:text-style-name="P99" svg:width="0.0173in" svg:height="0.0453in" svg:x="0.415in" svg:y="0.0972in" svg:viewBox="0 0 45 116" svg:d="M45 41c0-26-10-41-25-41-12 0-20 10-20 21 0 10 8 21 20 21 4 0 10-2 14-6 1-1 1-1 1-1 1 0 1 0 1 6 0 28-13 51-26 65-5 3-5 4-5 5 0 4 3 5 5 5 4 0 35-30 35-75z"><text:p/></draw:path><draw:path draw:style-name="gr1059" draw:text-style-name="P99" svg:width="0.063in" svg:height="0.1035in" svg:x="0.4756in" svg:y="0.0126in" svg:viewBox="0 0 161 264" svg:d="M35 131c0-3 0-7 0-10 0-97 49-111 67-111 10 0 27 2 34 15-5 0-21 0-21 18 0 12 9 18 18 18 7 0 18-4 18-19 0-23-17-42-49-42-49 0-102 51-102 135 0 102 45 129 81 129 43 0 80-36 80-86 0-48-35-86-77-86-27 0-41 20-49 39zM81 253c-24 0-36-23-38-28-7-18-7-48-7-55 0-30 12-69 48-69 5 0 23 0 35 25 7 14 7 34 7 52s0 37-6 51c-12 23-30 24-39 24z"><text:p/></draw:path><draw:path draw:style-name="gr1059" draw:text-style-name="P99" svg:width="0.0531in" svg:height="0.1508in" svg:x="0.5567in" svg:y="0in" svg:viewBox="0 0 136 384" svg:d="M55 333c0 15-10 40-52 42-2 2-3 3-3 5 0 4 3 4 8 4 37 0 72-18 73-48 0-29 0-59 0-88 0-15 0-27 16-40 13-11 27-12 36-12 2-1 3-2 3-3 0-5-2-5-5-5-25-1-44-15-49-34-1-4-1-5-1-19 0-25 0-50 0-76 0-16 0-28-18-44-16-12-42-15-55-15-5 0-8 0-8 4s2 4 5 5c25 1 44 13 49 33 1 3 1 4 1 19 0 26 0 52 0 80 0 18 3 24 15 36 9 9 20 12 31 16-32 7-46 25-46 47 0 31 0 62 0 93z"><text:p/></draw:path><draw:path draw:style-name="gr1059" draw:text-style-name="P99" svg:width="0.1346in" svg:height="0.078in" svg:x="0.672in" svg:y="0.0362in" svg:viewBox="0 0 343 199" svg:d="M301 108c-22 16-32 32-35 37-17 27-14 33-21 50 0 4 6 4 8 4 7 0 8 0 9-6 9-38 32-70 76-87 4-3 5-4 5-6s-2-4-3-4c-17-7-64-26-78-90-1-5-2-6-9-6-2 0-8 0-8 4 0 2 5 26 20 51 8 12 20 25 36 37-95 0-191 0-287 0-7 0-14 0-14 8s7 8 14 8c96 0 192 0 287 0z"><text:p/></draw:path><draw:path draw:style-name="gr1059" draw:text-style-name="P99" svg:width="0.1028in" svg:height="0.1059in" svg:x="0.8618in" svg:y="0.0098in" svg:viewBox="0 0 262 270" svg:d="M34 34c0 63 0 126 0 187 0 21-3 28-23 28-4 0-11 1-11 6 0 8 7 8 13 8 20 0 41 0 61 0 6 0 12 0 12-8 0-5-6-6-11-6-21 0-24-8-24-29 0-58 0-117 0-175 56 73 111 147 167 219 3 5 5 6 7 6 7 0 7-6 7-12 0-72 0-145 0-217 0-22 3-28 21-28 2 0 9 0 9-6 0-7-6-7-12-7-19 0-39 0-58 0-6 0-12 0-12 7 0 6 7 6 11 6 21 0 25 8 25 29 0 39 0 79 0 120-39-53-79-105-117-156-3-6-4-6-14-6-22 0-45 0-67 0-7 0-13 0-13 7 0 5 6 6 8 6 11 1 18 8 22 12-1 4-1 4-1 9zM219 243c-56-73-112-147-168-221-5-4-5-5-9-9 15 0 31 0 46 0 44 59 87 117 131 175 0 18 0 37 0 55z"><text:p/></draw:path><draw:path draw:style-name="gr1059" draw:text-style-name="P99" svg:width="0.0346in" svg:height="0.1508in" svg:x="0.9772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1346in" svg:height="0.078in" svg:x="1.078in" svg:y="0.0362in" svg:viewBox="0 0 343 199" svg:d="M301 108c-21 16-32 32-35 37-17 27-13 33-20 50 0 4 5 4 8 4 7 0 7 0 8-6 9-38 32-70 76-87 4-3 5-4 5-6s-2-4-3-4c-17-7-64-26-78-90-1-5-1-6-8-6-3 0-8 0-8 4 0 2 4 26 20 51 8 12 19 25 35 37-95 0-191 0-287 0-7 0-14 0-14 8s7 8 14 8c96 0 192 0 287 0z"><text:p/></draw:path><draw:path draw:style-name="gr1059" draw:text-style-name="P99" svg:width="0.0346in" svg:height="0.1508in" svg:x="1.2791in" svg:y="0in" svg:viewBox="0 0 89 384" svg:d="M89 380c0-1 0-1-7-8-48-48-60-121-60-179 0-67 14-135 63-183 4-4 4-4 4-7 0-2-1-3-3-3-5 0-40 26-62 75-20 43-24 86-24 118 0 28 3 76 25 119 23 47 56 72 61 72 2 0 3-1 3-4z"><text:p/></draw:path><draw:path draw:style-name="gr1059" draw:text-style-name="P99" svg:width="0.1028in" svg:height="0.1059in" svg:x="1.3268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2 6 21 0 25 8 25 29 0 39 0 79 0 120-39-53-79-105-117-156-4-6-6-6-14-6-22 0-45 0-67 0-7 0-14 0-14 7 0 5 7 6 9 6 10 1 18 8 22 12-1 4-1 4-1 9zM218 243c-56-73-111-147-167-221-5-4-5-5-9-9 15 0 31 0 46 0 43 59 87 117 130 175 0 18 0 37 0 55z"><text:p/></draw:path><draw:path draw:style-name="gr1059" draw:text-style-name="P99" svg:width="0.0732in" svg:height="0.0724in" svg:x="1.4894in" svg:y="0.0398in" svg:viewBox="0 0 187 185" svg:d="M93 81c-25-25-51-50-77-75-4-6-5-6-8-6-4 0-8 3-8 8 0 2 1 3 5 7 26 26 52 51 77 77-25 26-51 51-77 78-4 4-5 5-5 7 0 5 4 8 8 8 3 0 4 0 8-6 26-25 52-50 77-76 27 27 53 53 80 80 1 1 4 2 6 2 5 0 8-3 8-8 0-2 0-2-1-4-1 0-62-61-82-81 24-24 48-47 71-70 2-2 8-8 10-10 0-1 2-2 2-4 0-5-3-8-8-8-3 0-4 1-9 6-25 25-51 50-77 75z"><text:p/></draw:path><draw:path draw:style-name="gr1059" draw:text-style-name="P99" svg:width="0.1028in" svg:height="0.1059in" svg:x="1.6232in" svg:y="0.0098in" svg:viewBox="0 0 262 270" svg:d="M33 34c0 63 0 126 0 187 0 21-3 28-23 28-3 0-10 1-10 6 0 8 5 8 13 8 20 0 40 0 60 0 6 0 13 0 13-8 0-5-7-6-12-6-21 0-25-8-25-29 0-58 0-117 0-175 57 73 112 147 168 219 3 5 5 6 7 6 7 0 7-6 7-12 0-72 0-145 0-217 0-22 3-28 21-28 3 0 10 0 10-6 0-7-7-7-13-7-19 0-38 0-57 0-7 0-13 0-13 7 0 6 7 6 11 6 22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1059" draw:text-style-name="P99" svg:width="0.0457in" svg:height="0.0476in" svg:x="1.7331in" svg:y="0.089in" svg:viewBox="0 0 117 122" svg:d="M109 58c5 0 8 0 8-5 0-24-14-53-54-53-36 0-63 28-63 61 0 34 31 61 66 61 36 0 51-28 51-34 0-1-2-4-5-4-4 0-4 2-5 4-8 22-29 27-39 27-13 0-25-7-33-17-10-12-10-29-10-40 28 0 56 0 84 0zM25 52c4-39 28-44 38-44 33 0 34 37 35 44-24 0-49 0-73 0z"><text:p/></draw:path><draw:path draw:style-name="gr1059" draw:text-style-name="P99" svg:width="0.0567in" svg:height="0.0465in" svg:x="1.7862in" svg:y="0.0898in" svg:viewBox="0 0 145 119" svg:d="M120 26c8-16 21-16 25-16 0-3 0-7 0-10-6 1-13 1-20 1s-17 0-25-1c0 3 0 7 0 10 12 1 12 10 12 11s-1 3-2 8c-10 22-21 44-31 66-11-25-23-49-34-73 0-1-1-3-1-5 0-7 9-7 13-7 0-3 0-7 0-10-10 0-20 1-31 1-7 0-18 0-26-1 0 3 0 7 0 10 15 0 19 1 22 10 14 31 29 61 43 93 1 4 3 6 8 6s6-2 7-4c13-30 27-59 40-89z"><text:p/></draw:path><draw:path draw:style-name="gr1059" draw:text-style-name="P99" svg:width="0.0457in" svg:height="0.0476in" svg:x="1.848in" svg:y="0.089in" svg:viewBox="0 0 117 122" svg:d="M109 58c5 0 8 0 8-5 0-24-14-53-54-53-36 0-63 28-63 61 0 34 31 61 66 61 36 0 51-28 51-34 0-1-2-4-5-4-4 0-4 2-5 4-8 22-29 27-39 27-13 0-25-7-33-17-10-12-10-29-10-40 28 0 56 0 84 0zM25 52c4-39 28-44 38-44 33 0 34 37 35 44-24 0-49 0-73 0z"><text:p/></draw:path><draw:path draw:style-name="gr1059" draw:text-style-name="P99" svg:width="0.0567in" svg:height="0.0465in" svg:x="1.9039in" svg:y="0.0894in" svg:viewBox="0 0 145 119" svg:d="M124 37c0-24-11-37-40-37-22 0-37 12-44 26 0-8 0-17 0-26-14 1-27 2-40 3 0 4 0 6 0 9 18 0 20 2 20 16 0 23 0 46 0 70 0 11-2 11-20 11 0 3 0 7 0 10 10-1 20-1 31-1 10 0 28 1 31 1 0-3 0-7 0-10-18 0-20 0-20-11 0-17 0-33 0-48 0-29 22-42 39-42 20 0 22 14 22 28 0 21 0 41 0 62 0 11-3 11-21 11 0 3 0 7 0 10 2 0 20-1 31-1s30 1 32 1c0-3 0-7 0-10-17 0-21 0-21-11 0-21 0-41 0-61z"><text:p/></draw:path><draw:path draw:style-name="gr1059" draw:text-style-name="P99" svg:width="0.035in" svg:height="0.1508in" svg:x="1.9811in" svg:y="0in" svg:viewBox="0 0 90 384" svg:d="M90 193c0-30-4-77-25-120-23-48-57-73-61-73-2 0-4 1-4 3 0 3 0 3 8 10 38 38 60 99 60 180 0 65-14 132-63 181-5 5-5 5-5 6 0 3 2 4 4 4 4 0 39-26 62-75 20-43 24-85 24-116z"><text:p/></draw:path><draw:path draw:style-name="gr1059" draw:text-style-name="P99" svg:width="0.0173in" svg:height="0.0453in" svg:x="2.0449in" svg:y="0.0972in" svg:viewBox="0 0 45 116" svg:d="M45 41c0-26-9-41-24-41-13 0-21 10-21 21 0 10 8 21 21 21 4 0 10-2 13-6 1-1 1-1 2-1 0 2 1 0 1 6 0 28-13 51-26 65-4 3-4 4-4 5 0 4 2 5 3 5 4 0 35-30 35-75z"><text:p/></draw:path><draw:path draw:style-name="gr1059" draw:text-style-name="P99" svg:width="0.074in" svg:height="0.1059in" svg:x="2.1083in" svg:y="0.0083in" svg:viewBox="0 0 189 270" svg:d="M89 3c-1-1 0-3-4-3-10 0-38 2-48 3-3 0-7 1-7 8 0 4 3 4 8 4 19 0 20 4 20 7 0 2-1 6-1 8-19 73-37 147-56 221-1 6-1 6-1 9 0 9 8 10 11 10 5 0 12-5 14-10 2-9 5-19 7-29 3-11 5-23 9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1059" draw:text-style-name="P99" svg:width="0.1008in" svg:height="0.035in" svg:x="2.2378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8in" svg:height="0.1063in" svg:x="2.398in" svg:y="0.0083in" svg:viewBox="0 0 191 271" svg:d="M118 154c15 40 34 99 40 108 6 8 10 8 20 8 3 0 6 0 9 0 4 0 4-2 4-4 0-1-1-2-2-3-3-4-5-10-9-17-26-73-52-147-79-220-8-22-28-26-47-26-1 0-7 0-7 3 0 4 2 4 4 5 13 2 15 4 25 31 12 34 25 69 37 104-35 35-71 69-106 105-5 4-7 6-7 12s4 11 11 11c5 0 10-5 13-8 31-36 63-73 94-109z"><text:p/></draw:path><draw:path draw:style-name="gr1059" draw:text-style-name="P99" svg:width="0.0752in" svg:height="0.137in" svg:x="2.4866in" svg:y="0.0071in" svg:viewBox="0 0 192 349" svg:d="M121 118c11 0 23 0 34 0 8 0 11 0 11-9 0-3-3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1059" draw:text-style-name="P99" svg:width="0.076in" svg:height="0.087in" svg:x="2.6244in" svg:y="0.0311in" svg:viewBox="0 0 194 222" svg:d="M179 120c7 0 15 0 15-8 0-7-8-7-15-7-55 0-109 0-164 0 6-52 50-88 105-88 20 0 39 0 59 0 7 0 15-2 15-9 0-8-8-8-15-8-20 0-40 0-60 0-66 0-119 51-119 112 0 62 53 110 119 110 20 0 40 0 60 0 7 0 15 0 15-7 0-8-8-7-15-7-20 0-39 0-59 0-55 0-99-36-105-88 55 0 109 0 164 0z"><text:p/></draw:path><draw:path draw:style-name="gr1059" draw:text-style-name="P99" svg:width="0.0535in" svg:height="0.1508in" svg:x="2.7665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4-15-36-8-9-19-12-30-14 32-9 45-27 45-49 0-31 0-61 0-92z"><text:p/></draw:path><draw:path draw:style-name="gr1059" draw:text-style-name="P99" svg:width="0.0602in" svg:height="0.1035in" svg:x="2.8394in" svg:y="0.0126in" svg:viewBox="0 0 154 264" svg:d="M154 179c0-46-32-84-74-84-17 0-35 6-48 20 0-26 0-51 0-75 8 2 20 5 33 5 47 0 75-35 75-41 0-2-3-4-5-4-1 0-1 0-3 1-8 5-26 12-53 12-15 0-33-3-50-11-4-1-5-1-6-1-3 0-3 3-3 9 0 38 0 76 0 114 0 7 0 10 5 10 2 0 4-1 5-3 4-7 18-28 50-28 20 0 30 18 33 26 6 14 7 28 7 48 0 13 0 35-9 52-10 14-24 24-42 24-28 0-50-20-57-43 1 1 2 1 7 1 13 0 19-8 19-18 0-9-6-18-19-18-6 0-19 2-19 19 0 33 26 70 70 70s84-36 84-85z"><text:p/></draw:path><draw:path draw:style-name="gr1059" draw:text-style-name="P99" svg:width="0.0173in" svg:height="0.0453in" svg:x="2.9205in" svg:y="0.0972in" svg:viewBox="0 0 45 116" svg:d="M45 41c0-26-9-41-24-41-13 0-21 10-21 21 0 10 8 21 21 21 4 0 10-2 13-6 1-1 1-1 2-1 0 2 1 0 1 6 0 28-14 51-26 65-4 3-4 4-4 5 0 4 2 5 4 5 3 0 34-30 34-75z"><text:p/></draw:path><draw:path draw:style-name="gr1059" draw:text-style-name="P99" svg:width="0.063in" svg:height="0.1035in" svg:x="2.9815in" svg:y="0.0126in" svg:viewBox="0 0 161 264" svg:d="M35 131c0-3 0-7 0-10 0-97 47-111 67-111 10 0 26 2 34 15-5 0-21 0-21 18 0 12 9 18 18 18 7 0 18-4 18-19 0-23-17-42-49-42-49 0-102 51-102 135 0 102 45 129 81 129 43 0 80-36 80-86 0-48-35-86-77-86-27 0-41 20-49 39zM81 253c-25 0-36-23-38-28-8-18-8-48-8-55 0-30 13-69 47-69 7 0 25 0 37 25 6 14 6 34 6 52s0 37-6 51c-11 23-29 24-38 24z"><text:p/></draw:path><draw:path draw:style-name="gr1059" draw:text-style-name="P99" svg:width="0.0535in" svg:height="0.1508in" svg:x="3.0622in" svg:y="0in" svg:viewBox="0 0 137 384" svg:d="M56 333c0 15-10 40-52 42-2 2-4 3-4 5 0 4 4 4 8 4 37 0 73-18 74-48 0-29 0-59 0-88 0-15 0-27 16-40 13-11 27-12 36-12 2-1 3-2 3-3 0-5-2-5-6-5-25-1-44-15-47-34-2-4-2-5-2-19 0-25 0-50 0-76 0-16 0-28-18-44-16-12-43-15-56-15-4 0-8 0-8 4s2 4 7 5c24 1 42 13 48 33 1 3 1 4 1 19 0 26 0 52 0 80 0 18 3 24 15 36 8 9 20 12 30 16-31 7-45 25-45 47 0 31 0 62 0 93z"><text:p/></draw:path><draw:path draw:style-name="gr1059" draw:text-style-name="P99" svg:width="0.1346in" svg:height="0.078in" svg:x="3.1783in" svg:y="0.0362in" svg:viewBox="0 0 343 199" svg:d="M300 108c-21 16-31 32-34 37-17 27-14 33-21 50 0 4 5 4 8 4 7 0 8 0 9-6 9-38 32-70 76-87 4-3 5-4 5-6s-2-4-3-4c-17-7-64-26-78-90-1-5-2-6-9-6-3 0-8 0-8 4 0 2 4 26 20 51 8 12 19 25 35 37-95 0-191 0-287 0-6 0-13 0-13 8s7 8 13 8c96 0 192 0 287 0z"><text:p/></draw:path><draw:path draw:style-name="gr1059" draw:text-style-name="P99" svg:width="0.1028in" svg:height="0.1059in" svg:x="3.3681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1 12 0 4 0 4 0 9zM218 243c-56-73-111-147-167-221-5-4-5-5-9-9 15 0 31 0 46 0 43 59 87 117 130 175 0 18 0 37 0 55z"><text:p/></draw:path><draw:path draw:style-name="gr1059" draw:text-style-name="P99" svg:width="0.0161in" svg:height="0.0161in" svg:x="3.487in" svg:y="0.0972in" svg:viewBox="0 0 42 42" svg:d="M42 21c0-11-10-21-21-21s-21 10-21 21 10 21 21 21 21-10 21-21z"><text:p/></draw:path><draw:path draw:style-name="gr1059" draw:text-style-name="P99" svg:width="0.0335in" svg:height="0.1508in" svg:x="3.5335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1059" draw:text-style-name="P99" svg:width="0.076in" svg:height="0.137in" svg:x="3.5835in" svg:y="0.0071in" svg:viewBox="0 0 194 349" svg:d="M122 118c11 0 22 0 33 0 8 0 11 0 11-9 0-3-3-3-10-3-11 0-21 0-32 0 2-16 6-30 8-44 1-9 7-36 9-41 4-7 11-13 18-13 2 0 11 0 19 7-16 2-21 15-21 21 0 9 8 14 15 14 9 0 22-9 22-24 0-17-19-26-35-26-13 0-37 7-49 45-2 8-3 12-12 61-9 0-19 0-28 0-6 0-11 0-11 6s4 6 11 6c9 0 17 0 26 0-10 50-19 100-29 151-8 37-14 72-34 72-1 0-11 0-19-7 18-1 21-15 21-21 0-9-6-14-14-14-10 0-21 9-21 24 0 17 18 26 33 26 21 0 36-22 44-37 12-25 21-71 21-74 8-40 16-81 24-120z"><text:p/></draw:path><draw:path draw:style-name="gr1059" draw:text-style-name="P99" svg:width="0.035in" svg:height="0.1508in" svg:x="3.6815in" svg:y="0in" svg:viewBox="0 0 90 384" svg:d="M90 380c0-1 0-1-6-8-49-48-61-121-61-179 0-67 14-135 62-183 5-4 5-4 5-7 0-2-2-3-4-3-4 0-39 26-62 75-20 43-24 86-24 118 0 28 4 76 25 119 23 47 57 72 61 72 2 0 4-1 4-4z"><text:p/></draw:path><draw:path draw:style-name="gr1059" draw:text-style-name="P99" svg:width="0.0602in" svg:height="0.1035in" svg:x="3.7335in" svg:y="0.0126in" svg:viewBox="0 0 154 264" svg:d="M154 179c0-46-32-84-74-84-18 0-35 6-49 20 0-26 0-51 0-75 7 2 21 5 33 5 48 0 75-35 75-41 0-2-2-4-4-4-1 0-1 0-3 1-8 5-26 12-53 12-15 0-33-3-52-11-3-1-3-1-4-1-3 0-3 3-3 9 0 38 0 76 0 114 0 7 0 10 4 10 3 0 5-1 6-3 4-7 18-28 49-28 21 0 30 18 33 26 7 14 8 28 8 48 0 13 0 35-10 52-9 14-23 24-41 24-28 0-50-20-57-43 1 1 2 1 7 1 12 0 18-8 18-18 0-9-6-18-18-18-6 0-19 2-19 19 0 33 26 70 69 70 45 0 85-36 85-85z"><text:p/></draw:path><draw:path draw:style-name="gr1059" draw:text-style-name="P99" svg:width="0.0346in" svg:height="0.1508in" svg:x="3.8106in" svg:y="0in" svg:viewBox="0 0 89 384" svg:d="M89 193c0-30-4-77-25-120-23-48-56-73-61-73-2 0-3 1-3 3 0 3 0 3 8 10 37 38 59 99 59 180 0 65-14 132-63 181-4 5-4 5-4 6 0 3 1 4 3 4 5 0 39-26 62-75 20-43 24-85 24-116z"><text:p/></draw:path><draw:path draw:style-name="gr1059" draw:text-style-name="P99" svg:width="0.0173in" svg:height="0.0453in" svg:x="3.8744in" svg:y="0.0972in" svg:viewBox="0 0 45 116" svg:d="M45 41c0-26-10-41-25-41-12 0-20 10-20 21 0 10 8 21 20 21 5 0 10-2 14-6 1-1 1-1 1-1 1 0 1 0 1 6 0 28-13 51-26 65-5 3-5 4-5 5 0 4 3 5 5 5 4 0 35-30 35-75z"><text:p/></draw:path><draw:path draw:style-name="gr1059" draw:text-style-name="P99" svg:width="0.0602in" svg:height="0.1008in" svg:x="3.9362in" svg:y="0.0126in" svg:viewBox="0 0 154 257" svg:d="M30 227c14-13 27-27 41-40 60-53 83-74 83-112 0-44-34-75-81-75-44 0-73 36-73 70 0 21 20 21 21 21 6 0 20-4 20-19 0-10-7-20-21-20-2 0-4 0-5 0 9-26 30-40 52-40 35 0 52 32 52 63s-19 62-40 86c-25 27-49 54-75 81-4 4-4 5-4 15 48 0 96 0 144 0 3-22 7-45 10-67-3 0-6 0-9 0-2 10-5 27-9 34-3 3-28 3-36 3-23 0-47 0-70 0z"><text:p/></draw:path><draw:path draw:style-name="gr1059" draw:text-style-name="P99" svg:width="0.0752in" svg:height="0.137in" svg:x="4.0126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1059" draw:text-style-name="P99" svg:width="0.035in" svg:height="0.1508in" svg:x="4.1106in" svg:y="0in" svg:viewBox="0 0 90 384" svg:d="M90 380c0-1 0-1-6-8-49-48-62-121-62-179 0-67 15-135 63-183 5-4 5-4 5-7 0-2-2-3-4-3-4 0-39 26-62 75-20 43-24 86-24 118 0 28 4 76 25 119 23 47 57 72 61 72 2 0 4-1 4-4z"><text:p/></draw:path><draw:path draw:style-name="gr1059" draw:text-style-name="P99" svg:width="0.063in" svg:height="0.1035in" svg:x="4.1614in" svg:y="0.0126in" svg:viewBox="0 0 161 264" svg:d="M34 131c0-3 0-7 0-10 0-97 48-111 68-111 9 0 26 2 34 15-6 0-22 0-22 18 0 12 10 18 19 18 6 0 18-4 18-19 0-23-18-42-50-42-49 0-101 51-101 135 0 102 44 129 80 129 43 0 81-36 81-86 0-48-36-86-79-86-26 0-40 20-48 39zM80 253c-24 0-36-23-38-28-7-18-7-48-7-55 0-30 12-69 47-69 7 0 25 0 37 25 6 14 6 34 6 52s0 37-6 51c-12 23-30 24-39 24z"><text:p/></draw:path><draw:path draw:style-name="gr1059" draw:text-style-name="P99" svg:width="0.0346in" svg:height="0.1508in" svg:x="4.2398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335in" svg:height="0.1508in" svg:x="4.2984in" svg:y="0in" svg:viewBox="0 0 86 384" svg:d="M84 198c2-4 2-5 2-5 0-1 0-3-2-7-22-59-46-119-68-177-2-7-4-9-8-9-5 0-8 3-8 8 0 1 0 2 1 6 23 60 46 119 69 179-23 58-46 117-69 177-1 4-1 4-1 7 0 4 3 7 8 7 4 0 6-4 7-7 23-60 45-119 69-179z"><text:p/></draw:path></draw:g></text:p>
      <text:p text:style-name="P35">נוכיח ש־<text:span text:style-name="T9"><draw:g text:anchor-type="as-char" svg:y="-0.1063in" draw:z-index="109" draw:name="Shape117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9"> זיווג. </text:span></text:p>
      <text:p text:style-name="P36"><text:span text:style-name="T99">חח"ע: </text:span>יהי <text:span text:style-name="T9"><draw:g text:anchor-type="as-char" svg:y="-0.1134in" draw:z-index="110" draw:name="Shape118" draw:style-name="gr1057"><svg:title>TexMaths</svg:title><svg:desc>11§inline§f, g \in \{5, 6\} \to \N§svg§600§FALSE§</svg:desc><draw:path draw:style-name="gr1058" draw:text-style-name="P98" svg:width="1.1134in" svg:height="0.1358in" svg:x="0.0004in" svg:y="0.0071in" svg:viewBox="0 0 2829 346" svg:d="M1415 346c-472 0-943 0-1415 0 0-116 0-230 0-346 943 0 1886 0 2829 0 0 116 0 230 0 346-471 0-943 0-1414 0z"><text:p/></draw:path><draw:path draw:style-name="gr1059" draw:text-style-name="P99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173in" svg:height="0.0453in" svg:x="0.0886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693in" svg:height="0.0976in" svg:x="0.1453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1059" draw:text-style-name="P99" svg:width="0.076in" svg:height="0.087in" svg:x="0.2756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1059" draw:text-style-name="P99" svg:width="0.0539in" svg:height="0.1512in" svg:x="0.4177in" svg:y="0in" svg:viewBox="0 0 138 385" svg:d="M83 52c0-16 9-41 51-43 2 0 4-2 4-5 0-4-4-4-8-4-39 0-74 20-74 48 0 29 0 59 0 89 0 15 0 27-15 39-13 12-29 12-37 13-2 0-4 1-4 4 0 4 2 4 7 4 25 2 44 14 48 34 1 4 1 5 1 19 0 25 0 51 0 76 0 16 0 29 19 43 15 12 41 16 55 16 4 0 8 0 8-4s-3-4-7-4c-24-2-43-15-47-33-1-5-1-5-1-19 0-27 0-54 0-82 0-17-4-23-17-35-8-8-19-12-30-15 32-9 47-27 47-49 0-31 0-61 0-92z"><text:p/></draw:path><draw:path draw:style-name="gr1059" draw:text-style-name="P99" svg:width="0.0602in" svg:height="0.1035in" svg:x="0.4902in" svg:y="0.013in" svg:viewBox="0 0 154 264" svg:d="M154 179c0-46-31-84-73-84-18 0-35 6-49 20 0-26 0-51 0-76 8 3 21 5 33 5 47 0 75-35 75-40 0-3-1-4-5-4-1 0-1 0-3 1-8 3-26 11-52 11-15 0-34-3-51-11-4-1-4-1-5-1-4 0-4 3-4 9 0 38 0 76 0 114 0 8 0 10 5 10 4 0 4-1 6-3 4-6 19-27 49-27 20 0 30 18 33 25 6 14 7 29 7 48 0 13 0 36-9 52-10 15-24 25-42 25-27 0-49-21-56-43 1 0 2 0 7 0 12 0 19-9 19-17 0-10-7-19-19-19-6 0-20 3-20 21 0 32 28 69 70 69 46 0 84-37 84-85z"><text:p/></draw:path><draw:path draw:style-name="gr1059" draw:text-style-name="P99" svg:width="0.0173in" svg:height="0.0453in" svg:x="0.5717in" svg:y="0.0972in" svg:viewBox="0 0 45 116" svg:d="M45 41c0-26-10-41-25-41-12 0-20 10-20 21 0 10 8 20 20 20 4 0 10-1 13-5 2-1 1-1 2-1s1 0 1 6c0 28-13 51-26 64-4 4-4 5-4 6 0 2 2 5 4 5 4 0 35-30 35-75z"><text:p/></draw:path><draw:path draw:style-name="gr1059" draw:text-style-name="P99" svg:width="0.063in" svg:height="0.1035in" svg:x="0.6323in" svg:y="0.013in" svg:viewBox="0 0 161 264" svg:d="M35 130c0-3 0-7 0-9 0-98 48-112 67-112 10 0 27 3 34 15-5 0-20 0-20 18 0 12 8 17 17 17 7 0 18-3 18-17 0-24-17-42-49-42-49 0-102 50-102 134 0 103 45 130 81 130 43 0 80-36 80-86 0-49-34-87-77-87-27 0-41 20-49 39zM81 253c-24 0-36-23-38-28-7-18-7-49-7-55 0-30 12-69 47-69 6 0 24 0 36 23 6 15 6 35 6 53 0 19 0 38-6 51-11 23-29 25-38 25z"><text:p/></draw:path><draw:path draw:style-name="gr1059" draw:text-style-name="P99" svg:width="0.0539in" svg:height="0.1512in" svg:x="0.713in" svg:y="0in" svg:viewBox="0 0 138 385" svg:d="M56 334c0 15-10 40-52 43-2 0-4 2-4 4 0 4 4 4 8 4 38 0 73-18 75-48 0-29 0-58 0-88 0-16 0-28 15-40 13-11 27-11 36-12 2 0 4-1 4-4 0-4-3-4-7-4-25-2-44-15-47-35-1-3-1-4-1-19 0-25 0-50 0-76 0-16 0-28-19-42-16-13-43-17-56-17-4 0-8 0-8 4 0 5 3 5 7 5 24 1 43 14 48 33 1 4 1 4 1 19 0 26 0 54 0 81 0 18 3 24 16 36 7 8 19 12 29 15-31 10-45 26-45 48 0 31 0 62 0 93z"><text:p/></draw:path><draw:path draw:style-name="gr1059" draw:text-style-name="P99" svg:width="0.1346in" svg:height="0.0787in" svg:x="0.8291in" svg:y="0.0362in" svg:viewBox="0 0 343 201" svg:d="M300 109c-21 15-32 32-34 36-17 27-21 51-21 52 0 4 5 4 8 4 7 0 7-1 9-7 9-38 32-71 75-88 5-1 6-4 6-6 0-3-2-2-3-3-18-7-64-27-79-91-1-5-1-6-8-6-3 0-8 0-8 4 0 2 4 26 20 51 8 12 19 25 35 37-95 0-191 0-287 0-6 0-13-1-13 8 0 8 7 9 13 9 96 0 192 0 287 0z"><text:p/></draw:path><draw:path draw:style-name="gr1059" draw:text-style-name="P99" svg:width="0.1028in" svg:height="0.1063in" svg:x="1.0189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/draw:g></text:span><text:span text:style-name="T9">, </text:span><text:span text:style-name="T27">נניח </text:span><text:span text:style-name="T27"><draw:g text:anchor-type="as-char" svg:y="-0.1134in" draw:z-index="111" draw:name="Shape119" draw:style-name="gr1057"><svg:title>TexMaths</svg:title><svg:desc>11§inline§h(f) = h(g)§svg§600§FALSE§</svg:desc><draw:path draw:style-name="gr1058" draw:text-style-name="P98" svg:width="0.7528in" svg:height="0.1358in" svg:x="0.0004in" svg:y="0.0071in" svg:viewBox="0 0 1913 346" svg:d="M957 346c-319 0-638 0-957 0 0-116 0-230 0-346 637 0 1275 0 1913 0 0 116 0 230 0 346-318 0-638 0-956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12in" svg:height="0.0354in" svg:x="0.340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4in" svg:height="0.1063in" svg:x="0.5004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059" draw:text-style-name="P99" svg:width="0.035in" svg:height="0.1512in" svg:x="0.5949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697in" svg:height="0.0976in" svg:x="0.6413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59" draw:text-style-name="P99" svg:width="0.035in" svg:height="0.1512in" svg:x="0.7256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27">. לכן, </text:span><text:span text:style-name="T27"><draw:g text:anchor-type="as-char" svg:y="-0.1134in" draw:z-index="333" draw:name="Shape120" draw:style-name="gr1057"><svg:title>TexMaths</svg:title><svg:desc>11§inline§\la f(5), 2f(6) \ra = \la g(5), 2g(6) \ra§svg§600§FALSE§</svg:desc><draw:path draw:style-name="gr1058" draw:text-style-name="P98" svg:width="1.8094in" svg:height="0.1358in" svg:x="0.0004in" svg:y="0.0071in" svg:viewBox="0 0 4597 346" svg:d="M2299 346c-767 0-1532 0-2299 0 0-116 0-230 0-346 1532 0 3065 0 4597 0 0 116 0 230 0 346-766 0-1532 0-2298 0z"><text:p/></draw:path><draw:path draw:style-name="gr1059" draw:text-style-name="P99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1059" draw:text-style-name="P99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2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059" draw:text-style-name="P99" svg:width="0.035in" svg:height="0.1512in" svg:x="0.1575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602in" svg:height="0.1035in" svg:x="0.2094in" svg:y="0.013in" svg:viewBox="0 0 154 264" svg:d="M154 179c0-46-32-84-74-84-18 0-35 6-48 20 0-26 0-51 0-76 8 3 20 5 33 5 47 0 74-35 74-40 0-3-1-4-4-4-1 0-1 0-3 1-8 3-26 11-53 11-15 0-33-3-50-11-4-1-5-1-6-1-3 0-3 3-3 9 0 38 0 76 0 114 0 8 0 10 5 10 3 0 4-1 5-3 4-6 18-27 50-27 20 0 30 18 32 25 7 14 8 29 8 48 0 13 0 36-10 52-9 15-23 25-41 25-28 0-50-21-57-43 1 0 2 0 7 0 13 0 20-9 20-17 0-10-7-19-20-19-6 0-19 3-19 21 0 32 26 69 69 69 45 0 85-37 85-85z"><text:p/></draw:path><draw:path draw:style-name="gr1059" draw:text-style-name="P99" svg:width="0.035in" svg:height="0.1512in" svg:x="0.2866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0173in" svg:height="0.0453in" svg:x="0.3504in" svg:y="0.0972in" svg:viewBox="0 0 45 116" svg:d="M45 41c0-26-10-41-25-41-12 0-20 10-20 21 0 10 8 20 20 20 5 0 10-1 14-5 1-1 1-1 2-1 0 2 0 0 0 6 0 28-13 51-26 64-4 4-4 5-4 6 0 2 2 5 4 5 4 0 35-30 35-75z"><text:p/></draw:path><draw:path draw:style-name="gr1059" draw:text-style-name="P99" svg:width="0.0606in" svg:height="0.1in" svg:x="0.4122in" svg:y="0.013in" svg:viewBox="0 0 155 255" svg:d="M30 226c14-14 27-26 42-39 59-53 83-74 83-112 0-44-35-75-82-75-44 0-73 35-73 69 0 22 20 22 21 22 7 0 20-4 20-21 0-9-7-19-20-19-3 0-4 0-6 0 9-26 30-39 53-39 34 0 52 31 52 63 0 31-20 60-41 85-25 27-49 54-75 81-4 5-4 6-4 14 48 0 96 0 144 0 3-22 8-44 11-66-3 0-6 0-10 0-2 12-4 28-9 33-2 4-28 4-36 4-23 0-47 0-70 0z"><text:p/></draw:path><draw:path draw:style-name="gr1059" draw:text-style-name="P99" svg:width="0.0756in" svg:height="0.1374in" svg:x="0.489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059" draw:text-style-name="P99" svg:width="0.035in" svg:height="0.1512in" svg:x="0.587in" svg:y="0in" svg:viewBox="0 0 90 385" svg:d="M90 381c0-1 0-1-6-8-49-49-62-122-62-180 0-67 15-135 63-182 5-5 5-5 5-7 0-3-2-4-4-4-3 0-39 26-62 76-20 42-24 85-24 117 0 29 4 76 25 120 23 47 58 72 61 72 2 0 4-1 4-4z"><text:p/></draw:path><draw:path draw:style-name="gr1059" draw:text-style-name="P99" svg:width="0.063in" svg:height="0.1035in" svg:x="0.6374in" svg:y="0.013in" svg:viewBox="0 0 161 264" svg:d="M34 130c0-3 0-7 0-9 0-98 49-112 68-112 9 0 26 3 34 15-6 0-22 0-22 18 0 12 10 17 19 17 6 0 18-3 18-17 0-24-18-42-50-42-49 0-101 50-101 134 0 103 44 130 80 130 43 0 81-36 81-86 0-49-36-87-78-87-27 0-41 20-49 39zM80 253c-24 0-36-23-38-28-7-18-7-49-7-55 0-30 12-69 48-69 6 0 24 0 36 23 6 15 6 35 6 53 0 19 0 38-6 51-12 23-30 25-39 25z"><text:p/></draw:path><draw:path draw:style-name="gr1059" draw:text-style-name="P99" svg:width="0.0346in" svg:height="0.1512in" svg:x="0.7157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335in" svg:height="0.1512in" svg:x="0.7748in" svg:y="0in" svg:viewBox="0 0 86 385" svg:d="M84 199c2-4 2-5 2-6 0-3 0-1-2-6-22-59-45-119-67-178-3-7-6-9-9-9-5 0-8 3-8 8 0 1 0 2 1 6 23 60 46 119 69 179-23 58-46 117-69 177-1 4-1 5-1 8 0 4 3 7 8 7 4 0 6-4 7-7 24-60 46-119 69-179z"><text:p/></draw:path><draw:path draw:style-name="gr1059" draw:text-style-name="P99" svg:width="0.1008in" svg:height="0.0354in" svg:x="0.87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335in" svg:height="0.1512in" svg:x="1.0445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1059" draw:text-style-name="P99" svg:width="0.0697in" svg:height="0.0976in" svg:x="1.0894in" svg:y="0.0461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1059" draw:text-style-name="P99" svg:width="0.0346in" svg:height="0.1512in" svg:x="1.1803in" svg:y="0in" svg:viewBox="0 0 89 385" svg:d="M89 381c0-1 0-1-5-8-49-49-62-122-62-180 0-67 15-135 63-182 4-5 4-5 4-7 0-3-1-4-3-4-5 0-39 26-62 76-20 42-24 85-24 117 0 29 4 76 25 120 23 47 56 72 61 72 2 0 3-1 3-4z"><text:p/></draw:path><draw:path draw:style-name="gr1059" draw:text-style-name="P99" svg:width="0.0606in" svg:height="0.1035in" svg:x="1.2319in" svg:y="0.013in" svg:viewBox="0 0 155 264" svg:d="M155 179c0-46-32-84-74-84-18 0-35 6-49 20 0-26 0-51 0-76 8 3 21 5 33 5 47 0 75-35 75-40 0-3-1-4-5-4-1 0-1 0-2 1-8 3-27 11-53 11-15 0-33-3-51-11-4-1-4-1-5-1-4 0-4 3-4 9 0 38 0 76 0 114 0 8 0 10 5 10 4 0 4-1 6-3 4-6 19-27 49-27 20 0 30 18 33 25 7 14 7 29 7 48 0 13 0 36-9 52-10 15-24 25-42 25-27 0-49-21-56-43 1 0 2 0 7 0 12 0 19-9 19-17 0-10-7-19-19-19-6 0-20 3-20 21 0 32 28 69 70 69 46 0 85-37 85-85z"><text:p/></draw:path><draw:path draw:style-name="gr1059" draw:text-style-name="P99" svg:width="0.0346in" svg:height="0.1512in" svg:x="1.3091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173in" svg:height="0.0453in" svg:x="1.3724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02in" svg:height="0.1in" svg:x="1.4346in" svg:y="0.013in" svg:viewBox="0 0 154 255" svg:d="M30 226c13-14 27-26 40-39 61-53 84-74 84-112 0-44-35-75-81-75-44 0-73 35-73 69 0 22 19 22 20 22 6 0 21-4 21-21 0-9-8-19-21-19-3 0-3 0-5 0 9-26 30-39 52-39 35 0 52 31 52 63 0 31-19 60-41 85-24 27-49 54-74 81-4 5-4 6-4 14 47 0 96 0 143 0 3-22 8-44 11-66-3 0-7 0-10 0-1 12-4 28-8 33-3 4-28 4-37 4-23 0-46 0-69 0z"><text:p/></draw:path><draw:path draw:style-name="gr1059" draw:text-style-name="P99" svg:width="0.0697in" svg:height="0.0976in" svg:x="1.5055in" svg:y="0.0461in" svg:viewBox="0 0 178 249" svg:d="M176 25c1-2 2-4 2-6 0-7-5-11-12-11-3 0-14 3-15 16-7-14-21-24-37-24-44 0-91 54-91 110 0 38 23 61 51 61 23 0 42-18 45-22-8 34-8 33-12 50-2 5-15 41-56 41-7 0-20 0-31-3 12-4 16-13 16-20s-4-13-15-13c-9 0-21 6-21 22 0 15 14 23 52 23 48 0 76-30 81-52 14-57 29-114 43-172zM127 121c-3 10-11 20-20 28-9 6-20 13-32 13-19 0-24-20-24-35 0-19 11-64 21-84 11-19 27-34 44-34 25 0 30 31 30 33s-1 4-1 5c-6 25-12 49-18 74z"><text:p/></draw:path><draw:path draw:style-name="gr1059" draw:text-style-name="P99" svg:width="0.0346in" svg:height="0.1512in" svg:x="1.5965in" svg:y="0in" svg:viewBox="0 0 89 385" svg:d="M89 381c0-1 0-1-6-8-48-49-61-122-61-180 0-67 15-135 63-182 4-5 4-5 4-7 0-3-1-4-3-4-5 0-39 26-62 76-20 42-24 85-24 117 0 29 4 76 25 120 23 47 56 72 61 72 2 0 3-1 3-4z"><text:p/></draw:path><draw:path draw:style-name="gr1059" draw:text-style-name="P99" svg:width="0.0626in" svg:height="0.1035in" svg:x="1.6472in" svg:y="0.013in" svg:viewBox="0 0 160 264" svg:d="M34 130c0-3 0-7 0-9 0-98 49-112 68-112 9 0 26 3 34 15-6 0-22 0-22 18 0 12 10 17 18 17 7 0 19-3 19-17 0-24-18-42-50-42-49 0-101 50-101 134 0 103 44 130 80 130 43 0 80-36 80-86 0-49-35-87-77-87-27 0-41 20-49 39zM80 253c-24 0-36-23-38-28-7-18-7-49-7-55 0-30 12-69 48-69 5 0 24 0 35 23 7 15 7 35 7 53 0 19 0 38-6 51-12 23-30 25-39 25z"><text:p/></draw:path><draw:path draw:style-name="gr1059" draw:text-style-name="P99" svg:width="0.035in" svg:height="0.1512in" svg:x="1.7252in" svg:y="0in" svg:viewBox="0 0 90 385" svg:d="M90 193c0-30-4-76-25-120-23-48-56-73-61-73-2 0-4 2-4 4s0 2 8 9c38 38 60 99 60 180 0 65-14 133-62 181-6 6-6 6-6 7 0 2 2 4 4 4 5 0 39-26 62-76 20-41 24-84 24-116z"><text:p/></draw:path><draw:path draw:style-name="gr1059" draw:text-style-name="P99" svg:width="0.0339in" svg:height="0.1512in" svg:x="1.7839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7"><text:s/>ובאופן שקול </text:span><text:span text:style-name="T27"><draw:g text:anchor-type="as-char" svg:y="-0.1134in" draw:z-index="334" draw:name="Shape121" draw:style-name="gr1057"><svg:title>TexMaths</svg:title><svg:desc>11§inline§f(5) = g(5) \land 2f(6) = 2g(6)§svg§600§FALSE§</svg:desc><draw:path draw:style-name="gr1058" draw:text-style-name="P98" svg:width="1.811in" svg:height="0.1358in" svg:x="0.0004in" svg:y="0.0071in" svg:viewBox="0 0 4601 346" svg:d="M2301 346c-768 0-1534 0-2301 0 0-116 0-230 0-346 1533 0 3068 0 4601 0 0 116 0 230 0 346-767 0-1533 0-2300 0z"><text:p/></draw:path><draw:path draw:style-name="gr1059" draw:text-style-name="P99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02in" svg:height="0.1035in" svg:x="0.1504in" svg:y="0.013in" svg:viewBox="0 0 154 264" svg:d="M154 179c0-46-31-84-73-84-18 0-35 6-49 20 0-26 0-51 0-76 8 3 21 5 33 5 47 0 75-35 75-40 0-3-1-4-5-4-1 0-1 0-3 1-8 3-26 11-52 11-15 0-34-3-51-11-4-1-4-1-5-1-4 0-4 3-4 9 0 38 0 76 0 114 0 8 0 10 5 10 4 0 4-1 6-3 4-6 18-27 49-27 20 0 30 18 33 25 6 14 7 29 7 48 0 13 0 36-9 52-10 15-24 25-42 25-27 0-50-21-56-43 1 0 2 0 6 0 13 0 19-9 19-17 0-10-6-19-19-19-5 0-19 3-19 21 0 32 27 69 70 69 45 0 84-37 84-85z"><text:p/></draw:path><draw:path draw:style-name="gr1059" draw:text-style-name="P99" svg:width="0.035in" svg:height="0.1512in" svg:x="0.2276in" svg:y="0in" svg:viewBox="0 0 90 385" svg:d="M90 193c0-30-4-76-25-120-23-48-57-73-61-73-2 0-4 2-4 4s0 2 8 9c38 38 60 99 60 180 0 65-14 133-63 181-5 6-5 6-5 7 0 2 2 4 4 4 4 0 39-26 62-76 20-41 24-84 24-116z"><text:p/></draw:path><draw:path draw:style-name="gr1059" draw:text-style-name="P99" svg:width="0.1008in" svg:height="0.0354in" svg:x="0.3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693in" svg:height="0.0976in" svg:x="0.4835in" svg:y="0.0461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1059" draw:text-style-name="P99" svg:width="0.035in" svg:height="0.1512in" svg:x="0.574in" svg:y="0in" svg:viewBox="0 0 90 385" svg:d="M90 381c0-1 0-1-6-8-49-49-61-122-61-180 0-67 14-135 62-182 5-5 5-5 5-7 0-3-1-4-4-4-4 0-39 26-61 76-20 42-25 85-25 117 0 29 4 76 26 120 23 47 56 72 60 72 3 0 4-1 4-4z"><text:p/></draw:path><draw:path draw:style-name="gr1059" draw:text-style-name="P99" svg:width="0.0602in" svg:height="0.1035in" svg:x="0.6256in" svg:y="0.013in" svg:viewBox="0 0 154 264" svg:d="M154 179c0-46-32-84-74-84-18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1059" draw:text-style-name="P99" svg:width="0.035in" svg:height="0.1512in" svg:x="0.7028in" svg:y="0in" svg:viewBox="0 0 90 385" svg:d="M90 193c0-30-4-76-26-120-23-48-56-73-60-73-3 0-4 2-4 4s0 2 8 9c37 38 59 99 59 180 0 65-14 133-62 181-5 6-5 6-5 7 0 2 1 4 4 4 4 0 39-26 61-76 20-41 25-84 25-116z"><text:p/></draw:path><draw:path draw:style-name="gr1059" draw:text-style-name="P99" svg:width="0.0839in" svg:height="0.0937in" svg:x="0.7957in" svg:y="0.022in" svg:viewBox="0 0 214 239" svg:d="M117 9c-4-7-6-9-9-9-6 0-7 3-9 9-32 71-64 143-96 215-3 4-3 5-3 7 0 5 3 8 8 8 3 0 5-1 8-8 31-67 61-135 92-203 29 68 60 136 90 203 3 8 8 8 9 8 4 0 7-3 7-8 0-1 0-2-2-6-32-72-64-145-95-216z"><text:p/></draw:path><draw:path draw:style-name="gr1059" draw:text-style-name="P99" svg:width="0.0602in" svg:height="0.1in" svg:x="0.9299in" svg:y="0.013in" svg:viewBox="0 0 154 255" svg:d="M30 226c13-14 27-26 40-39 61-53 84-74 84-112 0-44-35-75-83-75-42 0-71 35-71 69 0 22 19 22 20 22 6 0 21-4 21-21 0-9-8-19-21-19-4 0-5 0-6 0 9-26 30-39 53-39 35 0 52 31 52 63 0 31-20 60-41 85-25 27-49 54-75 81-3 5-3 6-3 14 47 0 96 0 143 0 3-22 8-44 11-66-3 0-7 0-10 0-2 12-4 28-9 33-2 4-27 4-36 4-23 0-46 0-69 0z"><text:p/></draw:path><draw:path draw:style-name="gr1059" draw:text-style-name="P99" svg:width="0.076in" svg:height="0.1374in" svg:x="1.0059in" svg:y="0.0067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1059" draw:text-style-name="P99" svg:width="0.035in" svg:height="0.1512in" svg:x="1.1039in" svg:y="0in" svg:viewBox="0 0 90 385" svg:d="M90 381c0-1 0-1-6-8-49-49-61-122-61-180 0-67 14-135 62-182 5-5 5-5 5-7 0-3-2-4-4-4-4 0-39 26-61 76-20 42-25 85-25 117 0 29 4 76 26 120 23 47 56 72 60 72 2 0 4-1 4-4z"><text:p/></draw:path><draw:path draw:style-name="gr1059" draw:text-style-name="P99" svg:width="0.063in" svg:height="0.1035in" svg:x="1.1547in" svg:y="0.013in" svg:viewBox="0 0 161 264" svg:d="M35 130c0-3 0-7 0-9 0-98 47-112 67-112 10 0 26 3 34 15-5 0-21 0-21 18 0 12 9 17 18 17 6 0 18-3 18-17 0-24-17-42-50-42-49 0-101 50-101 134 0 103 45 130 80 130 43 0 81-36 81-86 0-49-35-87-77-87-27 0-41 20-49 39zM80 253c-24 0-35-23-37-28-8-18-8-49-8-55 0-30 13-69 47-69 7 0 25 0 37 23 6 15 6 35 6 53 0 19 0 38-6 51-11 23-29 25-39 25z"><text:p/></draw:path><draw:path draw:style-name="gr1059" draw:text-style-name="P99" svg:width="0.0346in" svg:height="0.1512in" svg:x="1.2331in" svg:y="0in" svg:viewBox="0 0 89 385" svg:d="M89 193c0-30-3-76-25-120-23-48-56-73-61-73-2 0-3 2-3 4s0 2 8 9c37 38 59 99 59 180 0 65-14 133-62 181-5 6-5 6-5 7 0 2 1 4 3 4 5 0 40-26 62-76 20-41 24-84 24-116z"><text:p/></draw:path><draw:path draw:style-name="gr1059" draw:text-style-name="P99" svg:width="0.1004in" svg:height="0.0354in" svg:x="1.3343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1059" draw:text-style-name="P99" svg:width="0.0602in" svg:height="0.1in" svg:x="1.4941in" svg:y="0.013in" svg:viewBox="0 0 154 255" svg:d="M30 226c13-14 27-26 40-39 61-53 84-74 84-112 0-44-35-75-83-75-42 0-71 35-71 69 0 22 19 22 20 22 6 0 20-4 20-21 0-9-7-19-20-19-4 0-5 0-6 0 9-26 30-39 53-39 35 0 52 31 52 63 0 31-20 60-41 85-25 27-49 54-75 81-3 5-3 6-3 14 47 0 96 0 143 0 3-22 8-44 11-66-3 0-7 0-10 0-2 12-4 28-9 33-2 4-27 4-36 4-23 0-46 0-69 0z"><text:p/></draw:path><draw:path draw:style-name="gr1059" draw:text-style-name="P99" svg:width="0.0693in" svg:height="0.0976in" svg:x="1.5646in" svg:y="0.0461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1-64 22-84 10-19 28-34 43-34 27 0 31 31 31 33s0 4-1 5c-5 25-12 49-18 74z"><text:p/></draw:path><draw:path draw:style-name="gr1059" draw:text-style-name="P99" svg:width="0.0346in" svg:height="0.1512in" svg:x="1.6555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63in" svg:height="0.1035in" svg:x="1.7059in" svg:y="0.013in" svg:viewBox="0 0 161 264" svg:d="M35 130c0-3 0-7 0-9 0-98 47-112 67-112 10 0 27 3 34 15-5 0-21 0-21 18 0 12 9 17 18 17 7 0 18-3 18-17 0-24-17-42-49-42-49 0-102 50-102 134 0 103 45 130 81 130 43 0 80-36 80-86 0-49-35-87-77-87-27 0-41 20-49 39zM81 253c-24 0-36-23-38-28-7-18-7-49-7-55 0-30 12-69 46-69 7 0 25 0 37 23 6 15 6 35 6 53 0 19 0 38-5 51-12 23-30 25-39 25z"><text:p/></draw:path><draw:path draw:style-name="gr1059" draw:text-style-name="P99" svg:width="0.035in" svg:height="0.1512in" svg:x="1.784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7">. </text:span><text:span text:style-name="T28">נחסר</text:span><text:span text:style-name="T27"> </text:span><text:span text:style-name="T27"><draw:g text:anchor-type="as-char" svg:y="-0.1008in" draw:z-index="112" draw:name="Shape122" draw:style-name="gr1057"><svg:title>TexMaths</svg:title><svg:desc>11§inline§1§svg§600§FALSE§</svg:desc><draw:path draw:style-name="gr1058" draw:text-style-name="P98" svg:width="0.0476in" svg:height="0.0843in" svg:x="0.0004in" svg:y="0.0071in" svg:viewBox="0 0 122 215" svg:d="M0 0c41 0 81 0 122 0 0 71 0 144 0 215-41 0-81 0-122 0 0-71 0-144 0-215z"><text:p/></draw:path><draw:path draw:style-name="gr1059" draw:text-style-name="P99" svg:width="0.0488in" svg:height="0.1in" svg:x="0.0067in" svg:y="0in" svg:viewBox="0 0 125 255" svg:d="M78 10c0-9 0-10-9-10-23 24-57 24-69 24 0 5 0 8 0 12 8 0 31 0 50-10 0 66 0 132 0 198 0 14-1 19-36 19-4 0-7 0-12 0 0 4 0 7 0 12 13-1 47-1 63-1 14 0 47 0 60 1 0-5 0-8 0-12-3 0-8 0-12 0-34 0-35-5-35-19 0-71 0-143 0-214z"><text:p/></draw:path></draw:g></text:span><text:span text:style-name="T27"><text:s/>ונחלק את האגפים ב־</text:span><text:span text:style-name="T27"><draw:g text:anchor-type="as-char" svg:y="-0.1008in" draw:z-index="113" draw:name="Shape123" draw:style-name="gr1057"><svg:title>TexMaths</svg:title><svg:desc>11§inline§2§svg§600§FALSE§</svg:desc><draw:path draw:style-name="gr1058" draw:text-style-name="P98" svg:width="0.0516in" svg:height="0.0843in" svg:x="0.0008in" svg:y="0.0071in" svg:viewBox="0 0 132 215" svg:d="M0 0c44 0 88 0 132 0 0 71 0 144 0 215-44 0-88 0-132 0 0-71 0-144 0-215z"><text:p/></draw:path><draw:path draw:style-name="gr1059" draw:text-style-name="P99" svg:width="0.0598in" svg:height="0.1in" svg:x="0.0004in" svg:y="0in" svg:viewBox="0 0 153 255" svg:d="M30 225c13-13 26-26 41-39 59-53 82-73 82-111 0-44-34-75-80-75-44 0-73 35-73 69 0 22 20 22 21 22 7 0 20-4 20-21 0-10-7-19-20-19-3 0-4 0-6 1 9-26 30-40 52-40 34 0 51 31 51 63 0 30-19 59-40 83-25 28-49 55-74 83-4 4-4 5-4 14 47 0 95 0 142 0 4-22 8-44 11-67-3 0-6 0-10 0-1 12-4 28-7 34-4 3-29 3-38 3-22 0-45 0-68 0z"><text:p/></draw:path></draw:g></text:span><text:span text:style-name="T27">, נקבל </text:span><text:span text:style-name="T27"><draw:g text:anchor-type="as-char" svg:y="-0.1134in" draw:z-index="114" draw:name="Shape124" draw:style-name="gr1057"><svg:title>TexMaths</svg:title><svg:desc>11§inline§f(5) = g(5) \land f(6) = g(6)§svg§600§FALSE§</svg:desc><draw:path draw:style-name="gr1058" draw:text-style-name="P98" svg:width="1.6591in" svg:height="0.1358in" svg:x="0.0004in" svg:y="0.0071in" svg:viewBox="0 0 4215 346" svg:d="M2109 346c-703 0-1406 0-2109 0 0-116 0-230 0-346 1405 0 2810 0 4215 0 0 116 0 230 0 346-702 0-1405 0-2106 0z"><text:p/></draw:path><draw:path draw:style-name="gr1059" draw:text-style-name="P99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46in" svg:height="0.1512in" svg:x="0.0988in" svg:y="0in" svg:viewBox="0 0 89 385" svg:d="M89 381c0-1 0-1-7-8-47-49-60-122-60-180 0-67 15-135 63-182 4-5 4-5 4-7 0-3-1-4-3-4-5 0-39 26-62 76-20 42-24 85-24 117 0 29 4 76 25 120 23 47 56 72 61 72 2 0 3-1 3-4z"><text:p/></draw:path><draw:path draw:style-name="gr1059" draw:text-style-name="P99" svg:width="0.0606in" svg:height="0.1035in" svg:x="0.1504in" svg:y="0.013in" svg:viewBox="0 0 155 264" svg:d="M155 179c0-46-32-84-74-84-18 0-35 6-49 20 0-26 0-51 0-76 8 3 21 5 33 5 47 0 75-35 75-40 0-3-1-4-5-4-1 0-1 0-3 1-8 3-26 11-52 11-15 0-34-3-51-11-4-1-4-1-5-1-4 0-4 3-4 9 0 38 0 76 0 114 0 8 0 10 5 10 4 0 4-1 6-3 4-6 18-27 49-27 20 0 30 18 33 25 7 14 7 29 7 48 0 13 0 36-9 52-10 15-24 25-42 25-27 0-49-21-56-43 1 0 2 0 7 0 12 0 18-9 18-17 0-10-6-19-18-19-6 0-20 3-20 21 0 32 27 69 70 69 45 0 85-37 85-85z"><text:p/></draw:path><draw:path draw:style-name="gr1059" draw:text-style-name="P99" svg:width="0.035in" svg:height="0.1512in" svg:x="0.2276in" svg:y="0in" svg:viewBox="0 0 90 385" svg:d="M90 193c0-30-4-76-25-120-23-48-57-73-61-73-2 0-4 2-4 4s0 2 8 9c38 38 60 99 60 180 0 65-14 133-63 181-5 6-5 6-5 7 0 2 2 4 4 4 4 0 39-26 62-76 20-41 24-84 24-116z"><text:p/></draw:path><draw:path draw:style-name="gr1059" draw:text-style-name="P99" svg:width="0.1008in" svg:height="0.0354in" svg:x="0.32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693in" svg:height="0.0976in" svg:x="0.4835in" svg:y="0.0453in" svg:viewBox="0 0 177 249" svg:d="M176 25c0-2 1-4 1-6 0-7-4-11-11-11-4 0-14 3-15 16-8-14-21-24-37-24-44 0-92 54-92 110 0 38 24 61 52 61 23 0 40-18 45-22-8 34-8 33-12 50-3 5-16 41-56 41-8 0-20 0-31-3 11-4 15-13 15-20s-4-13-14-13c-9 0-21 6-21 22 0 15 14 23 52 23 48 0 76-30 81-52 14-57 29-114 43-172zM125 121c-2 10-11 20-18 28-9 6-21 13-32 13-20 0-26-20-26-35 0-19 11-64 22-84 10-19 27-34 43-34 26 0 31 31 31 33s0 4-1 5c-7 25-12 49-19 74z"><text:p/></draw:path><draw:path draw:style-name="gr1059" draw:text-style-name="P99" svg:width="0.0346in" svg:height="0.1512in" svg:x="0.5744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602in" svg:height="0.1035in" svg:x="0.6256in" svg:y="0.013in" svg:viewBox="0 0 154 264" svg:d="M154 179c0-46-32-84-74-84-17 0-34 6-48 20 0-26 0-51 0-76 8 3 20 5 33 5 47 0 75-35 75-40 0-3-3-4-5-4-1 0-1 0-3 1-8 3-26 11-53 11-15 0-33-3-50-11-4-1-5-1-6-1-3 0-3 3-3 9 0 38 0 76 0 114 0 8 0 10 5 10 2 0 4-1 5-3 4-6 18-27 50-27 20 0 30 18 33 25 6 14 7 29 7 48 0 13 0 36-9 52-10 15-24 25-42 25-28 0-50-21-57-43 1 0 2 0 7 0 13 0 19-9 19-17 0-10-6-19-19-19-6 0-19 3-19 21 0 32 26 69 70 69s84-37 84-85z"><text:p/></draw:path><draw:path draw:style-name="gr1059" draw:text-style-name="P99" svg:width="0.035in" svg:height="0.1512in" svg:x="0.7028in" svg:y="0in" svg:viewBox="0 0 90 385" svg:d="M90 193c0-30-4-76-25-120-24-48-57-73-61-73-2 0-4 2-4 4s0 2 8 9c37 38 59 99 59 180 0 65-14 133-62 181-5 6-5 6-5 7 0 2 2 4 4 4 4 0 39-26 62-76 20-41 24-84 24-116z"><text:p/></draw:path><draw:path draw:style-name="gr1059" draw:text-style-name="P99" svg:width="0.0846in" svg:height="0.0937in" svg:x="0.7957in" svg:y="0.0217in" svg:viewBox="0 0 216 239" svg:d="M117 9c-4-7-6-9-9-9-6 0-7 3-9 9-32 71-64 143-96 215-2 4-3 5-3 7 0 5 3 8 8 8 3 0 6-1 8-8 31-67 61-135 92-203 31 68 60 136 91 203 3 8 7 8 9 8 3 0 8-3 8-8 0-1 0-2-3-6-32-72-65-145-96-216z"><text:p/></draw:path><draw:path draw:style-name="gr1059" draw:text-style-name="P99" svg:width="0.0752in" svg:height="0.1374in" svg:x="0.9303in" svg:y="0.0067in" svg:viewBox="0 0 192 350" svg:d="M121 118c11 0 22 0 33 0 8 0 12 0 12-8 0-4-4-4-10-4-11 0-22 0-33 0 3-16 6-30 9-44 1-8 7-36 9-40 3-8 10-13 18-13 2 0 11 0 19 6-17 2-21 16-21 21 0 9 7 14 15 14 9 0 20-9 20-24 0-17-17-26-33-26-13 0-37 7-49 45-2 8-3 12-13 61-9 0-18 0-27 0-6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46in" svg:height="0.1512in" svg:x="1.028in" svg:y="0in" svg:viewBox="0 0 89 385" svg:d="M89 381c0-1 0-1-7-8-47-49-60-122-60-180 0-67 15-135 63-182 4-5 4-5 4-7 0-3-1-4-3-4-5 0-39 26-62 76-20 42-24 85-24 117 0 29 4 76 25 120 23 47 56 72 61 72 2 0 3-1 3-4z"><text:p/></draw:path><draw:path draw:style-name="gr1059" draw:text-style-name="P99" svg:width="0.0622in" svg:height="0.1035in" svg:x="1.0787in" svg:y="0.013in" svg:viewBox="0 0 159 264" svg:d="M34 130c0-3 0-7 0-9 0-98 48-112 68-112 9 0 26 3 34 15-6 0-22 0-22 18 0 12 10 17 18 17 7 0 19-3 19-17 0-24-18-42-50-42-49 0-101 50-101 134 0 103 44 130 80 130 43 0 79-36 79-86 0-49-34-87-77-87-26 0-40 20-48 39zM80 253c-24 0-36-23-38-28-7-18-7-49-7-55 0-30 12-69 47-69 6 0 25 0 36 23 7 15 7 35 7 53 0 19 0 38-6 51-12 23-30 25-39 25z"><text:p/></draw:path><draw:path draw:style-name="gr1059" draw:text-style-name="P99" svg:width="0.0346in" svg:height="0.1512in" svg:x="1.1571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8in" svg:height="0.0354in" svg:x="1.2579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693in" svg:height="0.0976in" svg:x="1.4126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1059" draw:text-style-name="P99" svg:width="0.0346in" svg:height="0.1512in" svg:x="1.5035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63in" svg:height="0.1035in" svg:x="1.5539in" svg:y="0.013in" svg:viewBox="0 0 161 264" svg:d="M35 130c0-3 0-7 0-9 0-98 47-112 67-112 10 0 27 3 34 15-5 0-21 0-21 18 0 12 9 17 18 17 7 0 18-3 18-17 0-24-17-42-49-42-49 0-102 50-102 134 0 103 45 130 81 130 43 0 80-36 80-86 0-49-35-87-77-87-27 0-41 20-49 39zM81 253c-24 0-36-23-38-28-7-18-7-49-7-55 0-30 12-69 46-69 7 0 25 0 37 23 6 15 6 35 6 53 0 19 0 38-5 51-12 23-30 25-39 25z"><text:p/></draw:path><draw:path draw:style-name="gr1059" draw:text-style-name="P99" svg:width="0.035in" svg:height="0.1512in" svg:x="1.6323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27"><text:s/>כלומר </text:span><text:span text:style-name="T27"><draw:g text:anchor-type="as-char" svg:y="-0.1134in" draw:z-index="115" draw:name="Shape125" draw:style-name="gr1057"><svg:title>TexMaths</svg:title><svg:desc>11§inline§\forall x \in \{5, 6\}. f(x) = g(x)§svg§600§FALSE§</svg:desc><draw:path draw:style-name="gr1058" draw:text-style-name="P98" svg:width="1.5224in" svg:height="0.1358in" svg:x="0.0083in" svg:y="0.0071in" svg:viewBox="0 0 3868 346" svg:d="M1935 346c-646 0-1291 0-1935 0 0-116 0-230 0-346 1289 0 2579 0 3868 0 0 116 0 230 0 346-644 0-1289 0-1933 0z"><text:p/></draw:path><draw:path draw:style-name="gr1059" draw:text-style-name="P99" svg:width="0.0846in" svg:height="0.1079in" svg:x="0.0004in" svg:y="0.0071in" svg:viewBox="0 0 216 275" svg:d="M213 14c3-4 3-4 3-6 0-5-4-8-8-8-6 0-8 4-10 9-11 28-21 56-32 85-40 0-78 0-118 0-11-29-21-57-32-85-1-6-3-9-8-9-4 0-8 3-8 8 0 1 0 1 2 6 32 84 65 169 97 252 2 6 3 9 9 9 5 0 6-4 9-7 31-84 64-169 96-254zM55 109c35 0 70 0 106 0-18 45-36 91-53 137-18-46-35-92-53-137z"><text:p/></draw:path><draw:path draw:style-name="gr1059" draw:text-style-name="P99" svg:width="0.0752in" svg:height="0.0685in" svg:x="0.0898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1059" draw:text-style-name="P99" svg:width="0.076in" svg:height="0.087in" svg:x="0.2268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059" draw:text-style-name="P99" svg:width="0.0535in" svg:height="0.1512in" svg:x="0.3689in" svg:y="0in" svg:viewBox="0 0 137 385" svg:d="M81 52c0-16 10-41 53-43 1 0 3-2 3-5 0-4-3-4-7-4-39 0-74 20-74 48 0 29 0 59 0 89 0 15 0 27-15 39s-29 12-38 13c-2 0-3 1-3 4 0 4 2 4 7 4 25 2 44 14 48 34 1 4 1 5 1 19 0 25 0 51 0 76 0 16 0 29 18 43 15 12 40 16 56 16 4 0 7 0 7-4s-2-4-6-4c-24-2-43-15-49-33-1-5-1-5-1-19 0-27 0-54 0-82 0-17-3-24-15-35-8-8-20-12-30-15 31-9 45-27 45-49 0-31 0-61 0-92z"><text:p/></draw:path><draw:path draw:style-name="gr1059" draw:text-style-name="P99" svg:width="0.0602in" svg:height="0.1035in" svg:x="0.4417in" svg:y="0.013in" svg:viewBox="0 0 154 264" svg:d="M154 179c0-46-32-84-74-84-18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1059" draw:text-style-name="P99" svg:width="0.0173in" svg:height="0.0453in" svg:x="0.5232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3in" svg:height="0.1035in" svg:x="0.5843in" svg:y="0.013in" svg:viewBox="0 0 161 264" svg:d="M35 130c0-3 0-7 0-9 0-98 47-112 67-112 10 0 26 3 34 15-5 0-21 0-21 18 0 12 9 17 18 17 6 0 18-3 18-17 0-24-17-42-50-42-49 0-101 50-101 134 0 103 45 130 80 130 43 0 81-36 81-86 0-49-35-87-77-87-27 0-41 20-49 39zM80 253c-24 0-35-23-37-28-8-18-8-49-8-55 0-30 13-69 47-69 7 0 25 0 37 23 6 15 6 35 6 53 0 19 0 38-6 51-11 23-30 25-39 25z"><text:p/></draw:path><draw:path draw:style-name="gr1059" draw:text-style-name="P99" svg:width="0.0535in" svg:height="0.1512in" svg:x="0.6646in" svg:y="0in" svg:viewBox="0 0 137 385" svg:d="M56 334c0 15-10 40-53 43-1 0-3 2-3 4 0 4 4 4 8 4 37 0 73-18 73-48 0-29 0-58 0-88 0-16 0-28 16-40 14-11 28-11 37-12 2 0 3-1 3-4 0-4-2-4-6-4-25-2-44-15-49-35-1-3-1-4-1-19 0-25 0-50 0-76 0-16 0-28-18-42-16-13-42-17-55-17-4 0-8 0-8 4 0 5 2 5 7 5 24 1 42 14 48 33 1 4 1 4 1 19 0 26 0 54 0 81 0 18 3 24 15 36 8 8 19 12 30 15-32 10-45 26-45 48 0 31 0 62 0 93z"><text:p/></draw:path><draw:path draw:style-name="gr1059" draw:text-style-name="P99" svg:width="0.0157in" svg:height="0.0157in" svg:x="0.7429in" svg:y="0.0972in" svg:viewBox="0 0 41 41" svg:d="M41 21c0-12-10-21-21-21-12 0-20 9-20 21 0 11 8 20 20 20 11 0 21-9 21-20z"><text:p/></draw:path><draw:path draw:style-name="gr1059" draw:text-style-name="P99" svg:width="0.0752in" svg:height="0.1374in" svg:x="0.7799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1059" draw:text-style-name="P99" svg:width="0.0346in" svg:height="0.1512in" svg:x="0.8776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752in" svg:height="0.0685in" svg:x="0.9264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1059" draw:text-style-name="P99" svg:width="0.035in" svg:height="0.1512in" svg:x="1.0169in" svg:y="0in" svg:viewBox="0 0 90 385" svg:d="M90 193c0-30-4-76-25-120-23-48-56-73-61-73-2 0-4 2-4 4s0 2 8 9c38 38 60 99 60 180 0 65-14 133-63 181-5 6-5 6-5 7 0 2 2 4 4 4 5 0 39-26 62-76 20-41 24-84 24-116z"><text:p/></draw:path><draw:path draw:style-name="gr1059" draw:text-style-name="P99" svg:width="0.1008in" svg:height="0.0354in" svg:x="1.118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693in" svg:height="0.0976in" svg:x="1.2728in" svg:y="0.0453in" svg:viewBox="0 0 177 249" svg:d="M176 25c0-2 1-4 1-6 0-7-4-11-11-11-4 0-14 3-15 16-8-14-21-24-37-24-44 0-92 54-92 110 0 38 24 61 52 61 23 0 40-18 45-22-8 34-9 33-13 50-2 5-15 41-55 41-8 0-20 0-31-3 11-4 15-13 15-20s-4-13-14-13c-9 0-21 6-21 22 0 15 14 23 52 23 48 0 76-30 81-52 14-57 29-114 43-172zM125 121c-2 10-11 20-19 28-8 6-20 13-31 13-20 0-26-20-26-35 0-19 11-64 22-84 10-19 27-34 43-34 26 0 31 31 31 33s0 4-1 5c-7 25-12 49-19 74z"><text:p/></draw:path><draw:path draw:style-name="gr1059" draw:text-style-name="P99" svg:width="0.0346in" svg:height="0.1512in" svg:x="1.3638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752in" svg:height="0.0685in" svg:x="1.4126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1059" draw:text-style-name="P99" svg:width="0.035in" svg:height="0.1512in" svg:x="1.50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7"><text:s/></text:span><text:span text:style-name="T28">ומשוויון פונקציות </text:span><text:span text:style-name="T28"><draw:g text:anchor-type="as-char" svg:y="-0.1075in" draw:z-index="116" draw:name="Shape126" draw:style-name="gr1057"><svg:title>TexMaths</svg:title><svg:desc>11§inline§f = g§svg§600§FALSE§</svg:desc><draw:path draw:style-name="gr1058" draw:text-style-name="P98" svg:width="0.3492in" svg:height="0.1217in" svg:x="0.0004in" svg:y="0.0075in" svg:viewBox="0 0 888 310" svg:d="M0 0c296 0 592 0 888 0 0 103 0 207 0 310-296 0-592 0-888 0 0-103 0-207 0-310z"><text:p/></draw:path><draw:path draw:style-name="gr1059" draw:text-style-name="P99" svg:width="0.0756in" svg:height="0.1374in" svg:x="0.0008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1059" draw:text-style-name="P99" svg:width="0.1004in" svg:height="0.0354in" svg:x="0.1343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1059" draw:text-style-name="P99" svg:width="0.0693in" svg:height="0.0976in" svg:x="0.2882in" svg:y="0.0402in" svg:viewBox="0 0 177 249" svg:d="M176 25c0-2 1-4 1-6 0-7-4-11-11-11-4 0-14 3-16 16-7-14-20-24-36-24-44 0-92 54-92 110 0 37 24 61 52 61 23 0 40-18 45-22-8 33-9 32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28"><text:s/>כדרוש. </text:span></text:p>
      <text:p text:style-name="P55"><text:span text:style-name="T43">על: </text:span><text:span text:style-name="T9">יהי <text:s/></text:span><text:span text:style-name="T9"><draw:g text:anchor-type="as-char" svg:y="-0.1134in" draw:z-index="117" draw:name="Shape127" draw:style-name="gr1057"><svg:title>TexMaths</svg:title><svg:desc>11§inline§\la a, b \ra \in \N \times \Neven§svg§600§FALSE§</svg:desc><draw:path draw:style-name="gr1058" draw:text-style-name="P98" svg:width="1.139in" svg:height="0.1358in" svg:x="0.0004in" svg:y="0.0071in" svg:viewBox="0 0 2894 346" svg:d="M1448 346c-483 0-965 0-1448 0 0-116 0-230 0-346 965 0 1929 0 2894 0 0 116 0 230 0 346-482 0-965 0-1446 0z"><text:p/></draw:path><draw:path draw:style-name="gr1059" draw:text-style-name="P99" svg:width="0.0335in" svg:height="0.1512in" svg:x="0.0094in" svg:y="0in" svg:viewBox="0 0 86 385" svg:d="M84 15c2-4 2-5 2-7 0-5-4-8-8-8-3 0-5 2-9 9-22 59-45 118-67 177-1 2-2 4-2 7 0 2 0 2 2 6 22 59 45 118 67 176 2 5 4 10 9 10 4 0 8-3 8-7 0-1 0-3-2-7-24-59-46-119-69-178 23-60 45-119 69-178z"><text:p/></draw:path><draw:path draw:style-name="gr1059" draw:text-style-name="P99" svg:width="0.0693in" svg:height="0.0685in" svg:x="0.0579in" svg:y="0.0453in" svg:viewBox="0 0 177 175" svg:d="M129 25c-7-14-19-25-36-25-45 0-93 57-93 113 0 37 21 62 52 62 7 0 26-1 49-29 3 16 17 29 35 29 15 0 23-9 29-21 7-14 12-37 12-38 0-4-3-4-4-4-5 0-5 1-6 7-6 25-14 47-30 47-9 0-12-10-12-17 0-9 1-11 6-29 4-17 5-20 9-34 4-18 8-36 13-54 3-11 3-12 3-13 0-7-4-11-11-11-10 0-15 9-16 17zM103 124c-2 8-2 8-7 15-17 22-33 27-44 27-19 0-25-21-25-36 0-19 13-66 21-84 12-23 30-37 45-37 26 0 31 32 31 34s-1 4-1 7c-6 24-13 49-20 74z"><text:p/></draw:path><draw:path draw:style-name="gr1059" draw:text-style-name="P99" svg:width="0.0173in" svg:height="0.0453in" svg:x="0.1457in" svg:y="0.0972in" svg:viewBox="0 0 45 116" svg:d="M45 41c0-26-10-41-25-41-12 0-20 10-20 21 0 10 8 20 20 20 5 0 10-1 14-5 1-1 1-1 2-1 0 2 0 0 0 6 0 28-13 51-26 64-5 4-5 5-5 6 0 2 3 5 5 5 4 0 35-30 35-75z"><text:p/></draw:path><draw:path draw:style-name="gr1059" draw:text-style-name="P99" svg:width="0.0559in" svg:height="0.1063in" svg:x="0.2071in" svg:y="0.0071in" svg:viewBox="0 0 143 271" svg:d="M75 4c0-1 0-4-6-4-9 0-37 3-47 3-2 1-7 1-7 8 0 6 4 6 9 6 19 0 20 2 20 6 0 2-4 16-6 23-11 42-20 84-31 127-5 19-7 25-7 37 0 37 21 61 49 61 46 0 94-57 94-112 0-36-21-62-52-62-17 0-34 11-45 23 10-39 19-77 29-116zM38 150c3-8 3-9 6-13 19-26 36-31 46-31 14 0 24 11 24 36 0 23-12 66-19 80-13 27-30 40-46 40-13 0-26-10-26-38 0-8 0-15 7-39 3-12 5-24 8-35z"><text:p/></draw:path><draw:path draw:style-name="gr1059" draw:text-style-name="P99" svg:width="0.0335in" svg:height="0.1512in" svg:x="0.2736in" svg:y="0in" svg:viewBox="0 0 86 385" svg:d="M85 199c1-4 1-5 1-6 0-3 0-1-1-6-23-59-45-119-69-178-2-7-4-9-8-9-5 0-8 3-8 8 0 1 0 2 2 6 23 60 45 119 68 179-23 58-45 117-68 177-2 4-2 5-2 8 0 4 3 7 8 7s6-4 7-7c23-60 47-119 70-179z"><text:p/></draw:path><draw:path draw:style-name="gr1059" draw:text-style-name="P99" svg:width="0.076in" svg:height="0.087in" svg:x="0.3795in" svg:y="0.0307in" svg:viewBox="0 0 194 222" svg:d="M179 120c7 0 15-1 15-9 0-9-8-8-15-8-55 0-109 0-164 0 6-50 50-88 105-88 20 0 39 0 59 0 7 0 15 0 15-7 0-8-8-8-15-8-20 0-40 0-60 0-66 0-119 48-119 111 0 62 53 111 119 111 20 0 40 0 60 0 7 0 15 0 15-7s-8-7-15-7c-20 0-39 0-59 0-55 0-99-37-105-88 55 0 109 0 164 0z"><text:p/></draw:path><draw:path draw:style-name="gr1059" draw:text-style-name="P99" svg:width="0.1028in" svg:height="0.1063in" svg:x="0.5142in" svg:y="0.0098in" svg:viewBox="0 0 262 271" svg:d="M34 35c0 63 0 126 0 187 0 20-3 28-23 28-4 0-11 0-11 7 0 6 7 6 13 6 20 0 41 0 61 0 6 0 12 0 12-6 0-7-6-7-11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9 243c-56-72-112-146-168-220-5-5-5-5-9-10 15 0 31 0 46 0 44 59 87 117 131 176 0 18 0 37 0 54z"><text:p/></draw:path><draw:path draw:style-name="gr1059" draw:text-style-name="P99" svg:width="0.0732in" svg:height="0.0728in" svg:x="0.676in" svg:y="0.0394in" svg:viewBox="0 0 187 186" svg:d="M93 83c-25-26-51-52-77-77-4-5-5-6-8-6-4 0-8 3-8 8 0 2 1 3 5 7 26 26 52 52 77 77-25 26-51 52-77 79-4 4-5 5-5 7 0 5 4 8 8 8 3 0 4-1 8-5 26-27 52-52 77-78 27 27 54 53 81 81 2 0 3 2 5 2 5 0 8-3 8-8 0-1 0-2-1-4 0-1-62-62-82-82 24-23 48-47 71-70 2-2 8-7 10-9 1-1 2-3 2-5 0-5-3-8-8-8-3 0-4 1-9 6-25 25-51 51-77 77z"><text:p/></draw:path><draw:path draw:style-name="gr1059" draw:text-style-name="P99" svg:width="0.1028in" svg:height="0.1063in" svg:x="0.8098in" svg:y="0.0098in" svg:viewBox="0 0 262 271" svg:d="M33 35c0 63 0 126 0 187 0 20-3 28-22 28-4 0-11 0-11 7 0 6 5 6 13 6 20 0 40 0 60 0 6 0 13 0 13-6 0-7-7-7-12-7-21 0-25-9-25-29 0-58 0-118 0-176 57 74 112 148 168 220 3 5 5 6 7 6 7 0 7-7 7-13 0-72 0-145 0-217 0-21 3-27 22-28 2 0 9 0 9-6 0-7-7-7-13-7-19 0-38 0-57 0-7 0-13 0-13 7 0 6 7 6 11 6 22 1 24 9 24 29 0 39 0 80 0 121-38-53-78-105-116-157-3-6-5-6-13-6-22 0-45 0-67 0-8 0-14 0-14 7 0 6 6 6 8 6 11 1 18 8 22 12-1 4-1 5-1 10zM218 243c-56-72-112-146-169-220-3-5-3-5-7-10 15 0 29 0 45 0 44 59 87 117 131 176 0 18 0 37 0 54z"><text:p/></draw:path><draw:path draw:style-name="gr1059" draw:text-style-name="P99" svg:width="0.0457in" svg:height="0.048in" svg:x="0.9197in" svg:y="0.0886in" svg:viewBox="0 0 117 123" svg:d="M109 59c5 0 8 0 8-6 0-23-14-53-54-53-36 0-63 29-63 62 0 34 31 61 66 61 37 0 51-28 51-35 0-1-2-3-5-3-4 0-4 1-5 4-8 22-29 26-39 26-13 0-25-6-33-16-10-13-10-30-10-40 28 0 56 0 84 0zM25 52c4-38 28-44 38-44 33 0 34 37 35 44-24 0-49 0-73 0z"><text:p/></draw:path><draw:path draw:style-name="gr1059" draw:text-style-name="P99" svg:width="0.0567in" svg:height="0.0465in" svg:x="0.9732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3-29 27-58 40-87z"><text:p/></draw:path><draw:path draw:style-name="gr1059" draw:text-style-name="P99" svg:width="0.0457in" svg:height="0.048in" svg:x="1.0346in" svg:y="0.0886in" svg:viewBox="0 0 117 123" svg:d="M109 59c5 0 8 0 8-6 0-23-14-53-54-53-36 0-63 29-63 62 0 34 31 61 66 61 37 0 51-28 51-35 0-1-2-3-5-3-4 0-4 1-5 4-8 22-29 26-39 26-13 0-25-6-33-16-10-13-10-30-10-40 28 0 56 0 84 0zM25 52c4-38 28-44 38-44 33 0 34 37 35 44-24 0-49 0-73 0z"><text:p/></draw:path><draw:path draw:style-name="gr1059" draw:text-style-name="P99" svg:width="0.0567in" svg:height="0.0465in" svg:x="1.0906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9">, כלומר </text:span><text:span text:style-name="T9"><draw:g text:anchor-type="as-char" svg:y="-0.1063in" draw:z-index="118" draw:name="Shape128" draw:style-name="gr1057"><svg:title>TexMaths</svg:title><svg:desc>11§inline§a \in \N \land b \in \Neven§svg§600§FALSE§</svg:desc><draw:path draw:style-name="gr1058" draw:text-style-name="P98" svg:width="1.122in" svg:height="0.113in" svg:x="0.0024in" svg:y="0.0071in" svg:viewBox="0 0 2851 288" svg:d="M1425 288c-475 0-950 0-1425 0 0-95 0-192 0-288 950 0 1901 0 2851 0 0 96 0 193 0 288-475 0-950 0-1426 0z"><text:p/></draw:path><draw:path draw:style-name="gr1059" draw:text-style-name="P99" svg:width="0.0693in" svg:height="0.0685in" svg:x="0.0004in" svg:y="0.039in" svg:viewBox="0 0 177 175" svg:d="M129 24c-7-14-18-24-36-24-45 0-93 56-93 112 0 37 22 63 52 63 7 0 27-2 50-30 4 17 17 30 35 30 14 0 22-10 29-22 7-13 8-25 11-37 0-5-3-5-4-5-5 0-5 1-6 7-6 25-13 48-30 48-9 0-11-10-11-17 0-9 2-13 5-29 4-17 5-21 9-35 4-19 10-37 14-54 2-11 2-11 2-13 0-7-4-10-11-10-9 0-15 7-16 16zM103 124c-1 7-1 8-7 15-17 21-32 27-43 27-20 0-26-21-26-36 0-20 13-67 22-85 11-23 29-37 44-37 26 0 31 32 31 34s-1 4-1 6c-6 26-13 51-20 76z"><text:p/></draw:path><draw:path draw:style-name="gr1059" draw:text-style-name="P99" svg:width="0.0752in" svg:height="0.0874in" svg:x="0.1299in" svg:y="0.024in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1059" draw:text-style-name="P99" svg:width="0.1028in" svg:height="0.1063in" svg:x="0.2646in" svg:y="0.002in" svg:viewBox="0 0 262 271" svg:d="M34 35c0 63 0 126 0 187 0 21-3 28-23 28-4 0-11 1-11 6 0 8 7 8 13 8 20 0 41 0 61 0 6 0 12 0 12-8 0-5-6-6-11-6-22 0-24-8-24-29 0-58 0-116 0-175 55 73 111 147 166 219 4 5 5 6 8 6 7 0 7-6 7-12 0-73 0-145 0-217 0-22 3-28 21-28 2 0 9-1 9-6 0-8-6-8-12-8-19 0-39 0-58 0-6 0-13 0-13 8 0 6 8 6 11 6 22 0 26 8 26 29 0 40 0 79 0 120-39-53-79-105-117-157-4-6-6-6-14-6-22 0-45 0-67 0-7 0-14 0-14 8 0 5 7 6 9 6 10 1 18 7 21 12 0 3 0 4 0 9zM218 244c-56-73-111-147-167-221-5-4-5-5-9-9 15 0 31 0 46 0 43 59 87 117 130 174 0 19 0 38 0 56z"><text:p/></draw:path><draw:path draw:style-name="gr1059" draw:text-style-name="P99" svg:width="0.0839in" svg:height="0.0933in" svg:x="0.413in" svg:y="0.0154in" svg:viewBox="0 0 214 238" svg:d="M115 8c-2-7-5-8-8-8-5 0-6 2-8 8-32 71-65 143-97 214-2 6-2 7-2 8 0 4 3 8 8 8 2 0 5 0 8-8 30-67 61-135 91-204 30 69 60 137 91 204 3 8 8 8 9 8 4 0 7-4 7-8-1-1 0-1-2-5-32-72-65-145-97-217z"><text:p/></draw:path><draw:path draw:style-name="gr1059" draw:text-style-name="P99" svg:width="0.0555in" svg:height="0.1067in" svg:x="0.5469in" svg:y="0.0004in" svg:viewBox="0 0 142 272" svg:d="M75 4c-2-1 0-4-6-4-9 0-37 3-47 4-3 0-7 0-7 8 0 5 4 5 9 5 19 0 20 2 20 6 0 2-4 16-6 24-11 42-20 84-31 126-5 19-7 24-7 37 0 38 21 62 49 62 46 0 93-58 93-112 0-36-20-62-51-62-17 0-34 11-45 23 10-40 19-78 29-117zM38 151c3-9 3-10 6-15 19-24 36-30 46-30 14 0 24 12 24 36 0 23-12 66-19 81-13 26-31 40-46 40-13 0-26-11-26-40 0-6 0-14 7-38 3-11 5-23 8-34z"><text:p/></draw:path><draw:path draw:style-name="gr1059" draw:text-style-name="P99" svg:width="0.076in" svg:height="0.0874in" svg:x="0.6594in" svg:y="0.024in" svg:viewBox="0 0 194 223" svg:d="M180 120c7 0 14 0 14-8 0-7-7-7-14-7-55 0-109 0-164 0 5-52 49-90 104-90 20 0 41 0 60 0 7 0 14 0 14-7 0-8-7-8-14-8-21 0-40 0-61 0-66 0-119 51-119 112 0 62 53 111 119 111 21 0 40 0 61 0 7 0 14 0 14-7 0-8-7-8-14-8-19 0-40 0-60 0-55 0-99-36-104-88 55 0 109 0 164 0z"><text:p/></draw:path><draw:path draw:style-name="gr1059" draw:text-style-name="P99" svg:width="0.1028in" svg:height="0.1063in" svg:x="0.7945in" svg:y="0.002in" svg:viewBox="0 0 262 271" svg:d="M33 35c0 63 0 126 0 187 0 21-3 28-22 28-4 0-11 1-11 6 0 8 5 8 13 8 20 0 40 0 60 0 6 0 13 0 13-8 0-5-7-6-12-6-21 0-25-8-25-29 0-58 0-116 0-175 57 73 112 147 168 219 3 5 5 6 7 6 7 0 7-6 7-12 0-73 0-145 0-217 0-22 3-28 22-28 2 0 9-1 9-6 0-8-7-8-13-8-19 0-38 0-57 0-7 0-13 0-13 8 0 6 7 6 11 6 22 0 24 8 24 29 0 40 0 79 0 120-38-53-78-105-116-157-3-6-5-6-13-6-22 0-45 0-67 0-8 0-14 0-14 8 0 5 6 6 8 6 11 1 18 7 22 12-1 3-1 4-1 9zM218 244c-56-73-112-147-169-221-3-4-3-5-7-9 15 0 29 0 45 0 44 59 87 117 131 174 0 19 0 38 0 56z"><text:p/></draw:path><draw:path draw:style-name="gr1059" draw:text-style-name="P99" svg:width="0.0457in" svg:height="0.048in" svg:x="0.9047in" svg:y="0.0811in" svg:viewBox="0 0 117 123" svg:d="M109 58c5 0 8 0 8-5 0-24-14-53-54-53-36 0-63 28-63 62s31 61 66 61c37 0 51-29 51-35 0-1-2-4-5-4-4 0-4 2-5 4-8 22-29 26-39 26-13 0-25-5-33-16-10-12-10-29-10-40 28 0 56 0 84 0zM25 52c4-39 28-44 38-44 33 0 34 37 35 44-24 0-49 0-73 0z"><text:p/></draw:path><draw:path draw:style-name="gr1059" draw:text-style-name="P99" svg:width="0.0567in" svg:height="0.0469in" svg:x="0.9579in" svg:y="0.0823in" svg:viewBox="0 0 145 120" svg:d="M120 28c8-17 21-18 25-18 0-3 0-7 0-10-6 1-13 1-20 1s-17 0-25-1c0 3 0 7 0 10 12 1 12 10 12 11s-1 3-2 8c-10 22-21 44-31 66-11-25-23-49-34-73 0-1-1-3-1-5 0-7 9-7 13-7 0-3 0-7 0-10-10 0-20 1-31 1-7 0-18 0-26-1 0 3 0 7 0 10 15 0 19 1 22 10 14 32 29 63 43 94 2 4 3 6 8 6s6-2 7-6c13-29 27-58 40-86z"><text:p/></draw:path><draw:path draw:style-name="gr1059" draw:text-style-name="P99" svg:width="0.0457in" svg:height="0.048in" svg:x="1.0193in" svg:y="0.0811in" svg:viewBox="0 0 117 123" svg:d="M109 58c5 0 8 0 8-5 0-24-14-53-54-53-36 0-63 28-63 62s31 61 66 61c37 0 51-29 51-35 0-1-2-4-5-4-4 0-4 2-5 4-8 22-29 26-39 26-13 0-25-5-33-16-10-12-10-29-10-40 28 0 56 0 84 0zM25 52c4-39 28-44 38-44 33 0 34 37 35 44-24 0-49 0-73 0z"><text:p/></draw:path><draw:path draw:style-name="gr1059" draw:text-style-name="P99" svg:width="0.0567in" svg:height="0.0465in" svg:x="1.0752in" svg:y="0.0815in" svg:viewBox="0 0 145 119" svg:d="M124 37c0-23-11-37-40-37-22 0-37 12-44 26 0-8 0-17 0-26-14 1-27 2-40 3 0 4 0 7 0 10 18 0 20 1 20 15 0 23 0 46 0 70 0 11-2 11-20 11 0 3 0 7 0 10 10-1 20-1 31-1 10 0 28 1 31 1 0-3 0-7 0-10-18 0-20 0-20-11 0-17 0-33 0-48 0-29 22-42 39-42 20 0 22 14 22 28 0 21 0 41 0 62 0 11-3 11-21 11 0 3 0 7 0 10 2 0 20-1 31-1s30 1 32 1c0-3 0-7 0-10-17 0-21 0-21-11 0-21 0-41 0-61z"><text:p/></draw:path></draw:g></text:span><text:span text:style-name="T9">. לכן, קיים </text:span><text:span text:style-name="T9"><draw:g text:anchor-type="as-char" svg:y="-0.1063in" draw:z-index="120" draw:name="Shape129" draw:style-name="gr1057"><svg:title>TexMaths</svg:title><svg:desc>11§inline§k§svg§600§FALSE§</svg:desc><draw:path draw:style-name="gr1058" draw:text-style-name="P98" svg:width="0.0606in" svg:height="0.0906in" svg:x="0.0004in" svg:y="0.0071in" svg:viewBox="0 0 155 231" svg:d="M0 0c52 0 103 0 155 0 0 77 0 154 0 231-52 0-103 0-155 0 0-77 0-154 0-231z"><text:p/></draw:path><draw:path draw:style-name="gr1059" draw:text-style-name="P99" svg:width="0.0681in" svg:height="0.1063in" svg:x="0.0008in" svg:y="0in" svg:viewBox="0 0 174 271" svg:d="M90 4c-2-1 0-4-5-4-9 0-38 3-48 4-3 0-6 0-6 8 0 5 3 5 9 5 18 0 19 2 19 6-1 2-2 6-2 8-18 74-36 146-55 220-2 5-2 7-2 9 0 9 8 11 11 11 5 0 11-4 13-8s20-75 22-85c13 1 45 8 45 33 0 3 0 5-1 8-1 4-2 9-2 13 0 23 14 39 34 39 12 0 22-7 31-21 10-17 14-38 14-39 0-3-3-3-5-3-4 0-4 1-5 7-7 27-16 47-34 47-7 0-12-4-12-18 0-6 1-15 3-22 2-6 2-7 2-12 0-24-24-36-57-39 13-8 25-20 33-29 18-20 36-36 54-36 4 0 4 0 5 0 4 1 4 1 7 3 1 1 1 1 1 2-17 1-22 16-22 20 0 5 5 13 16 13 10 0 21-8 21-23 0-11-9-24-27-24-11 0-28 3-55 34-13 13-28 29-43 35 14-54 27-108 41-162z"><text:p/></draw:path></draw:g></text:span><text:span text:style-name="T9"><text:s/>טבעי כך ש־</text:span><text:span text:style-name="T9"><draw:g text:anchor-type="as-char" svg:y="-0.1047in" draw:z-index="119" draw:name="Shape130" draw:style-name="gr1057"><svg:title>TexMaths</svg:title><svg:desc>11§inline§b+ 1 = 2k§svg§600§FALSE§</svg:desc><draw:path draw:style-name="gr1058" draw:text-style-name="P98" svg:width="0.6665in" svg:height="0.1016in" svg:x="0.0008in" svg:y="0.0079in" svg:viewBox="0 0 1694 259" svg:d="M0 0c565 0 1129 0 1694 0 0 86 0 173 0 259-565 0-1129 0-1694 0 0-86 0-173 0-259z"><text:p/></draw:path><draw:path draw:style-name="gr1059" draw:text-style-name="P99" svg:width="0.0555in" svg:height="0.1067in" svg:x="0.0004in" svg:y="0in" svg:viewBox="0 0 142 272" svg:d="M74 4c-3-1 0-4-6-4-9 0-36 3-46 4-3 0-8 0-8 8 0 5 4 5 9 5 19 0 20 2 20 6 0 2-3 16-6 23-11 42-21 84-32 125-4 20-5 27-5 40 0 36 20 61 48 61 47 0 94-58 94-114 0-34-21-61-52-61-17 0-34 11-45 23 10-38 19-77 29-116zM37 150c3-9 3-9 6-13 19-26 36-31 46-31 14 0 24 11 24 36 0 21-12 67-18 81-14 25-31 40-47 40-13 0-25-10-25-39 0-8 0-15 6-40 3-11 5-23 8-34z"><text:p/></draw:path><draw:path draw:style-name="gr1059" draw:text-style-name="P99" svg:width="0.1008in" svg:height="0.1004in" svg:x="0.1004in" svg:y="0.0169in" svg:viewBox="0 0 257 256" svg:d="M136 136c37 0 72 0 108 0 6 0 13 0 13-8s-7-8-13-8c-36 0-71 0-108 0 0-36 0-71 0-108 0-4 0-12-7-12-8 0-8 8-8 12 0 37 0 72 0 108-36 0-72 0-108 0-5 0-13 0-13 8s8 8 13 8c36 0 72 0 108 0 0 35 0 72 0 107 0 5 0 13 8 13 7 0 7-8 7-13 0-35 0-72 0-107z"><text:p/></draw:path><draw:path draw:style-name="gr1059" draw:text-style-name="P99" svg:width="0.05in" svg:height="0.1004in" svg:x="0.2575in" svg:y="0.0047in" svg:viewBox="0 0 128 256" svg:d="M79 10c0-9 0-10-9-10-24 24-57 24-70 24 0 5 0 8 0 12 8 0 31 0 51-10 0 67 0 133 0 199 0 15-2 19-36 19-4 0-8 0-13 0 0 4 0 8 0 12 14-1 47-1 63-1 15 0 49 0 63 1 0-4 0-8 0-12-5 0-8 0-13 0-35 0-36-4-36-19 0-72 0-143 0-215z"><text:p/></draw:path><draw:path draw:style-name="gr1059" draw:text-style-name="P99" svg:width="0.1004in" svg:height="0.0354in" svg:x="0.3705in" svg:y="0.0492in" svg:viewBox="0 0 256 91" svg:d="M244 15c6 0 12 0 12-7 0-8-6-8-12-8-77 0-155 0-232 0-4 0-12 0-12 8 0 7 8 7 13 7 77 0 154 0 231 0zM244 91c6 0 12 0 12-8s-6-8-12-8c-77 0-154 0-231 0-5 0-13 0-13 8s8 8 12 8c77 0 155 0 232 0z"><text:p/></draw:path><draw:path draw:style-name="gr1059" draw:text-style-name="P99" svg:width="0.0602in" svg:height="0.1004in" svg:x="0.5303in" svg:y="0.0047in" svg:viewBox="0 0 154 256" svg:d="M30 226c13-13 27-26 40-39 61-52 84-73 84-112 0-44-35-75-83-75-42 0-71 35-71 70 0 22 19 22 20 22 6 0 20-5 20-21 0-10-7-20-20-20-4 0-5 0-6 0 9-25 30-39 53-39 35 0 52 31 52 63 0 31-20 61-41 84-25 28-49 55-75 83-3 4-3 5-3 14 47 0 96 0 143 0 3-22 8-44 11-67-3 0-7 0-10 0-2 12-4 28-9 34-2 3-27 3-36 3-23 0-46 0-69 0z"><text:p/></draw:path><draw:path draw:style-name="gr1059" draw:text-style-name="P99" svg:width="0.0685in" svg:height="0.1067in" svg:x="0.6071in" svg:y="0in" svg:viewBox="0 0 175 272" svg:d="M89 4c-1-1 0-4-4-4-9 0-38 3-48 4-3 0-7 0-7 8 0 5 3 5 10 5 18 0 18 2 18 6 0 2-1 6-1 8-19 74-37 147-56 221-1 5-1 6-1 9 0 8 8 11 11 11 5 0 11-4 13-9 2-4 20-74 22-84 13 1 44 6 44 33 0 2 0 3-1 8 0 4-1 9-1 13 0 23 15 39 35 39 12 0 22-7 31-21 10-17 14-38 14-39 0-4-3-4-5-4-4 0-4 2-5 7-7 28-17 48-34 48-7 0-12-5-12-18 0-7 1-15 3-22s2-8 2-12c0-26-25-37-58-41 12-7 25-19 33-26 19-21 37-38 55-38 4 0 4 0 5 0 4 1 4 1 7 3 2 0 2 0 2 1-19 3-22 17-22 21 0 7 4 15 15 15 10 0 21-9 21-25 0-11-9-24-27-24-11 0-28 3-56 34-13 15-28 29-43 36 14-54 27-108 40-163z"><text:p/></draw:path></draw:g></text:span><text:span text:style-name="T9">. נעביר אגפים ונקבל </text:span><text:span text:style-name="T9"><draw:g text:anchor-type="as-char" svg:y="-0.1335in" draw:z-index="335" draw:name="Shape131" draw:style-name="gr1057"><svg:title>TexMaths</svg:title><svg:desc>11§inline§k = \tfrac{b}{2}§svg§600§FALSE§</svg:desc><draw:path draw:style-name="gr1058" draw:text-style-name="P98" svg:width="0.3492in" svg:height="0.1697in" svg:x="0.0004in" svg:y="0.0071in" svg:viewBox="0 0 888 432" svg:d="M0 0c296 0 592 0 888 0 0 144 0 288 0 432-296 0-592 0-888 0 0-144 0-288 0-432z"><text:p/></draw:path><draw:path draw:style-name="gr1059" draw:text-style-name="P99" svg:width="0.0685in" svg:height="0.1063in" svg:x="0.0008in" svg:y="0.028in" svg:viewBox="0 0 175 271" svg:d="M90 4c-2-1 0-4-5-4-9 0-38 3-48 4-2 0-6 0-6 8 0 5 3 5 9 5 18 0 19 2 19 6 0 2-1 6-1 8-18 74-37 148-56 222-2 4-2 5-2 7 0 9 8 11 11 11 6 0 11-3 13-7s20-74 22-84c13 1 45 7 45 33 0 2 0 4-1 8s-2 8-2 13c0 22 15 37 36 37 11 0 22-6 30-21 10-15 14-36 14-37 0-3-3-3-4-3-4 0-4 1-6 6-7 27-16 46-34 46-6 0-12-4-12-17 0-7 2-14 4-21 1-7 1-8 1-12 0-25-25-37-58-40 13-8 25-20 35-29 17-21 36-37 55-37 2 0 2 0 3 0 4 1 4 1 8 3 1 1 1 1 2 2-19 1-22 16-22 20 0 7 4 15 14 15s21-9 21-25c0-11-9-24-26-24-10 0-29 3-57 34-13 15-27 30-42 37 13-56 27-110 40-164z"><text:p/></draw:path><draw:path draw:style-name="gr1059" draw:text-style-name="P99" svg:width="0.1004in" svg:height="0.035in" svg:x="0.1276in" svg:y="0.078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1059" draw:text-style-name="P99" svg:width="0.0425in" svg:height="0.0748in" svg:x="0.3083in" svg:y="0in" svg:viewBox="0 0 109 191" svg:d="M53 8c0-1 1-4 1-5s-1-3-4-3c-6 0-28 2-35 2-2 1-6 1-6 7 0 4 4 4 8 4 13 0 13 1 13 4 0 2-4 13-5 18-2 9-4 17-6 26-2 8-18 68-18 71-1 7-1 10-1 14 0 27 17 45 40 45 33 0 69-38 69-77 0-32-22-46-41-46-14 0-25 8-34 16 7-26 12-51 19-76zM40 183c-14 0-21-12-21-27 0-10 2-20 10-50 2-6 2-6 6-12 11-12 23-18 32-18 11 0 20 8 20 27 0 11-6 38-13 54-7 13-21 26-34 26z"><text:p/></draw:path><draw:path draw:style-name="gr1059" draw:text-style-name="P99" svg:width="0.0602in" svg:height="0.0055in" svg:x="0.2972in" svg:y="0.0925in" svg:viewBox="0 0 154 15" svg:d="M0 0c52 0 102 0 154 0 0 6 0 10 0 15-52 0-102 0-154 0 0-5 0-9 0-15z"><text:p/></draw:path><draw:path draw:style-name="gr1059" draw:text-style-name="P99" svg:width="0.0465in" svg:height="0.0705in" svg:x="0.3043in" svg:y="0.1154in" svg:viewBox="0 0 119 180" svg:d="M119 130c-3 0-6 0-9 0-1 7-3 22-8 26-2 1-22 1-26 1-17 0-33 0-50 0 29-26 38-33 54-46 20-16 39-33 39-58 0-33-29-53-63-53s-56 23-56 49c0 14 11 15 14 15 6 0 15-4 15-14 0-6-3-15-17-15 9-20 27-25 40-25 27 0 40 21 40 43 0 23-16 42-25 52-22 21-43 42-65 64-2 3-2 3-2 11 37 0 74 0 111 0 2-17 6-33 8-50z"><text:p/></draw:path></draw:g></text:span><text:span text:style-name="T9">. </text:span><text:span text:style-name="T29">נבחר </text:span><text:span text:style-name="T29"><draw:g text:anchor-type="as-char" svg:y="-0.1134in" draw:z-index="121" draw:name="Shape132" draw:style-name="gr1057"><svg:title>TexMaths</svg:title><svg:desc>11§inline§f = \{\la 5, a \ra, \la 6, k \ra\}§svg§600§FALSE§</svg:desc><draw:path draw:style-name="gr1058" draw:text-style-name="P98" svg:width="1.1748in" svg:height="0.1358in" svg:x="0.0004in" svg:y="0.0071in" svg:viewBox="0 0 2985 346" svg:d="M1493 346c-498 0-996 0-1493 0 0-116 0-230 0-346 995 0 1990 0 2985 0 0 116 0 230 0 346-498 0-995 0-1492 0z"><text:p/></draw:path><draw:path draw:style-name="gr1059" draw:text-style-name="P99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1008in" svg:height="0.0354in" svg:x="0.134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531in" svg:height="0.1512in" svg:x="0.2976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1059" draw:text-style-name="P99" svg:width="0.0335in" svg:height="0.1512in" svg:x="0.3795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1059" draw:text-style-name="P99" svg:width="0.0602in" svg:height="0.1035in" svg:x="0.4291in" svg:y="0.013in" svg:viewBox="0 0 154 264" svg:d="M154 179c0-46-31-84-73-84-18 0-35 6-49 20 0-26 0-51 0-76 8 3 21 5 33 5 47 0 75-35 75-40 0-3-1-4-5-4-1 0-1 0-3 1-8 3-26 11-52 11-15 0-34-3-51-11-4-1-4-1-5-1-4 0-4 3-4 9 0 38 0 76 0 114 0 8 0 10 5 10 4 0 4-1 6-3 3-6 17-27 49-27 20 0 30 18 33 25 6 14 7 29 7 48 0 13 0 36-9 52-10 15-24 25-42 25-28 0-50-21-57-43 2 0 3 0 7 0 13 0 20-9 20-17 0-10-7-19-20-19-5 0-19 3-19 21 0 32 26 69 70 69 46 0 84-37 84-85z"><text:p/></draw:path><draw:path draw:style-name="gr1059" draw:text-style-name="P99" svg:width="0.0173in" svg:height="0.0453in" svg:x="0.511in" svg:y="0.0972in" svg:viewBox="0 0 45 116" svg:d="M45 41c0-26-10-41-25-41-12 0-20 10-20 21 0 10 8 20 20 20 4 0 10-1 13-5 1-1 1-1 2-1s1 0 1 6c0 28-13 51-26 64-4 4-4 5-4 6 0 2 2 5 4 5 4 0 35-30 35-75z"><text:p/></draw:path><draw:path draw:style-name="gr1059" draw:text-style-name="P99" svg:width="0.0693in" svg:height="0.0685in" svg:x="0.5713in" svg:y="0.0453in" svg:viewBox="0 0 177 175" svg:d="M129 25c-7-14-18-25-35-25-46 0-94 57-94 113 0 37 22 62 52 62 7 0 27-1 50-29 4 16 17 29 36 29 13 0 22-9 28-21 7-14 11-37 11-38 0-4-3-4-4-4-4 0-5 1-6 7-6 25-13 47-28 47-11 0-12-10-12-17 0-9 1-11 5-29 3-17 4-20 8-34 4-18 10-36 14-54 2-11 2-12 2-13 0-7-4-11-11-11-9 0-14 9-16 17zM105 124c-3 8-3 8-8 15-18 22-33 27-44 27-20 0-25-21-25-36 0-19 13-66 22-84 12-23 28-37 44-37 25 0 30 32 30 34s0 4-1 7c-6 24-12 49-18 74z"><text:p/></draw:path><draw:path draw:style-name="gr1059" draw:text-style-name="P99" svg:width="0.0339in" svg:height="0.1512in" svg:x="0.6535in" svg:y="0in" svg:viewBox="0 0 87 385" svg:d="M85 199c2-4 2-5 2-6 0-3 0-1-2-6-22-59-45-119-67-178-4-7-7-9-10-9-5 0-8 3-8 8 0 1 0 2 2 6 23 60 45 119 68 179-23 58-45 117-68 177-2 4-2 5-2 8 0 4 4 7 8 7 5 0 6-4 9-7 23-60 45-119 68-179z"><text:p/></draw:path><draw:path draw:style-name="gr1059" draw:text-style-name="P99" svg:width="0.0173in" svg:height="0.0453in" svg:x="0.7177in" svg:y="0.0972in" svg:viewBox="0 0 45 116" svg:d="M45 41c0-26-10-41-24-41-13 0-21 10-21 21 0 10 8 20 21 20 4 0 9-1 13-5 1-1 1-1 2-1 0 2 0 0 0 6 0 28-13 50-26 64-4 3-3 5-3 6 0 2 1 5 3 5 4 0 35-30 35-75z"><text:p/></draw:path><draw:path draw:style-name="gr1059" draw:text-style-name="P99" svg:width="0.0339in" svg:height="0.1512in" svg:x="0.7886in" svg:y="0in" svg:viewBox="0 0 87 385" svg:d="M85 15c2-4 2-5 2-7 0-5-3-8-8-8-3 0-6 2-9 9-23 59-45 118-68 177 0 2-2 4-2 7 0 2 0 2 2 6 23 59 45 118 68 176 2 5 4 10 9 10s8-3 8-7c0-1 0-3-2-7-23-59-45-119-68-178 23-60 45-119 68-178z"><text:p/></draw:path><draw:path draw:style-name="gr1059" draw:text-style-name="P99" svg:width="0.063in" svg:height="0.1035in" svg:x="0.8378in" svg:y="0.013in" svg:viewBox="0 0 161 264" svg:d="M35 130c0-3 0-7 0-9 0-98 48-112 67-112 10 0 26 3 34 15-5 0-20 0-20 18 0 12 8 17 17 17 7 0 18-3 18-17 0-24-17-42-49-42-49 0-102 50-102 134 0 103 45 130 81 130 43 0 80-36 80-86 0-49-34-87-77-87-27 0-41 20-49 39zM81 253c-25 0-36-23-38-28-7-18-7-49-7-55 0-30 12-69 47-69 6 0 24 0 36 23 6 15 6 35 6 53 0 19 0 38-6 51-11 23-29 25-38 25z"><text:p/></draw:path><draw:path draw:style-name="gr1059" draw:text-style-name="P99" svg:width="0.0173in" svg:height="0.0453in" svg:x="0.9205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85in" svg:height="0.1063in" svg:x="0.9835in" svg:y="0.0071in" svg:viewBox="0 0 175 271" svg:d="M89 4c0-1 0-4-5-4-9 0-37 3-47 3-3 1-7 1-7 8 0 6 3 6 9 6 18 0 19 2 19 6 0 2-1 6-1 8-18 74-37 147-56 220-1 6-1 7-1 9 0 9 8 11 11 11 4 0 11-3 13-8 1-4 19-74 21-84 13 2 45 8 45 32 0 3 0 5-1 8-1 5-1 9-1 13 0 23 15 39 35 39 11 0 22-7 31-21 9-17 13-38 13-39 0-3-3-3-4-3-3 0-5 1-6 7-7 27-16 47-33 47-7 0-13-4-13-18 0-6 2-15 3-22 3-6 3-7 3-12 0-23-25-35-58-39 13-7 25-19 33-28 19-21 37-37 55-37 3 0 3 0 4 0 4 1 5 1 9 3 0 0 0 1 1 1-19 2-22 17-22 21 0 7 4 14 14 14s22-8 22-24c0-11-9-24-26-24-11 0-29 3-57 34-13 14-28 30-42 36 13-55 26-109 39-163z"><text:p/></draw:path><draw:path draw:style-name="gr1059" draw:text-style-name="P99" svg:width="0.0339in" svg:height="0.1512in" svg:x="1.0673in" svg:y="0in" svg:viewBox="0 0 87 385" svg:d="M85 199c2-4 2-5 2-6 0-3 0-1-2-6-22-59-45-119-67-178-4-7-6-9-9-9-5 0-9 3-9 8 0 1 0 2 2 6 23 60 45 119 68 179-23 58-45 117-68 177-2 4-2 5-2 8 0 4 4 7 9 7 4 0 5-4 8-7 23-60 45-119 68-179z"><text:p/></draw:path><draw:path draw:style-name="gr1059" draw:text-style-name="P99" svg:width="0.0539in" svg:height="0.1512in" svg:x="1.1291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29">, ונוכיח </text:span><text:span text:style-name="T29"><draw:g text:anchor-type="as-char" svg:y="-0.1134in" draw:z-index="122" draw:name="Shape133" draw:style-name="gr1057"><svg:title>TexMaths</svg:title><svg:desc>11§inline§h(f) = \la a, b \ra§svg§600§FALSE§</svg:desc><draw:path draw:style-name="gr1058" draw:text-style-name="P98" svg:width="0.7984in" svg:height="0.1358in" svg:x="0.0004in" svg:y="0.0071in" svg:viewBox="0 0 2029 346" svg:d="M1016 346c-339 0-677 0-1016 0 0-116 0-230 0-346 677 0 1352 0 2029 0 0 116 0 230 0 346-338 0-675 0-1013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2-4-4-4-3 0-39 26-61 76-19 42-25 85-25 117 0 29 4 76 26 120 24 47 57 72 60 72 2 0 4-1 4-4z"><text:p/></draw:path><draw:path draw:style-name="gr1059" draw:text-style-name="P99" svg:width="0.0756in" svg:height="0.1374in" svg:x="0.147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5in" svg:height="0.1512in" svg:x="0.2394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04in" svg:height="0.0354in" svg:x="0.3406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1059" draw:text-style-name="P99" svg:width="0.0335in" svg:height="0.1512in" svg:x="0.5091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1059" draw:text-style-name="P99" svg:width="0.0693in" svg:height="0.0685in" svg:x="0.5575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20 0-24-21-24-36 0-19 12-66 20-84 13-23 30-37 46-37 24 0 29 32 29 34s0 4-1 7c-6 24-12 49-19 74z"><text:p/></draw:path><draw:path draw:style-name="gr1059" draw:text-style-name="P99" svg:width="0.0177in" svg:height="0.0453in" svg:x="0.6449in" svg:y="0.0972in" svg:viewBox="0 0 46 116" svg:d="M46 41c0-26-10-41-25-41-13 0-21 10-21 21 0 10 8 20 21 20 4 0 10-1 13-5 1-1 1-1 2-1 0 2 1 0 1 6 0 28-13 51-26 64-4 4-4 5-4 6 0 2 2 5 4 5 3 0 35-30 35-75z"><text:p/></draw:path><draw:path draw:style-name="gr1059" draw:text-style-name="P99" svg:width="0.0555in" svg:height="0.1063in" svg:x="0.7067in" svg:y="0.0071in" svg:viewBox="0 0 142 271" svg:d="M74 4c0-1 0-4-5-4-8 0-37 3-47 3-3 1-8 1-8 8 0 6 4 6 10 6 19 0 19 2 19 6 0 2-3 16-6 23-9 42-20 84-30 127-6 19-7 25-7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059" draw:text-style-name="P99" svg:width="0.0339in" svg:height="0.1512in" svg:x="0.7728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29">. נסיק, </text:span><text:span text:style-name="T29"><draw:g text:anchor-type="as-char" svg:y="-0.1335in" draw:z-index="336" draw:name="Shape134" draw:style-name="gr1057"><svg:title>TexMaths</svg:title><svg:desc>11§inline§\la f(5), 2f(6) \ra = \la a, 2 \cdot \tfrac{b}{2} \ra = \la a, b \ra§svg§600§FALSE§</svg:desc><draw:path draw:style-name="gr1058" draw:text-style-name="P98" svg:width="2.087in" svg:height="0.1697in" svg:x="0.0004in" svg:y="0.0071in" svg:viewBox="0 0 5302 432" svg:d="M0 0c1767 0 3535 0 5302 0 0 144 0 288 0 432-1767 0-3535 0-5302 0 0-144 0-288 0-432z"><text:p/></draw:path><draw:path draw:style-name="gr1059" draw:text-style-name="P99" svg:width="0.0335in" svg:height="0.1516in" svg:x="0.0094in" svg:y="0.0189in" svg:viewBox="0 0 86 386" svg:d="M84 15c2-4 2-5 2-7 0-4-3-8-8-8-3 0-6 2-9 9-23 59-45 118-68 177 0 3-1 5-1 8 0 1 0 1 1 7 23 58 45 117 68 175 1 4 4 10 9 10s8-3 8-8c0-1 0-2-2-6-23-60-45-119-69-178 24-59 46-119 69-179z"><text:p/></draw:path><draw:path draw:style-name="gr1059" draw:text-style-name="P99" svg:width="0.076in" svg:height="0.1378in" svg:x="0.0598in" svg:y="0.0268in" svg:viewBox="0 0 194 351" svg:d="M122 118c11 0 22 0 33 0 8 0 11 0 11-8 0-4-3-4-10-4-11 0-21 0-32 0 3-16 6-30 8-44 2-8 7-36 10-40 3-8 10-13 18-13 1 0 12 0 18 6-16 3-21 16-21 21 0 9 8 14 15 14 10 0 22-8 22-24 0-17-19-26-34-26-14 0-38 7-50 45-2 9-3 12-12 61-9 0-18 0-26 0s-13 0-13 8c0 4 4 4 11 4 9 0 17 0 26 0-10 51-19 101-29 151-8 38-14 73-34 73-1 0-11 0-19-7 18-1 22-15 22-21 0-9-7-13-14-13-11 0-22 9-22 23 0 18 18 27 33 27 21 0 37-23 44-38 12-24 21-70 22-74 8-39 15-80 23-121z"><text:p/></draw:path><draw:path draw:style-name="gr1059" draw:text-style-name="P99" svg:width="0.035in" svg:height="0.1516in" svg:x="0.1579in" svg:y="0.0189in" svg:viewBox="0 0 90 386" svg:d="M90 382c0-2 0-2-6-8-49-50-61-123-61-180 0-67 14-134 62-183 5-4 5-5 5-7 0-3-2-4-4-4-3 0-39 26-62 76-18 42-24 85-24 118 0 30 4 75 25 119 25 48 58 73 61 73 2 0 4-1 4-4z"><text:p/></draw:path><draw:path draw:style-name="gr1059" draw:text-style-name="P99" svg:width="0.0602in" svg:height="0.1039in" svg:x="0.2098in" svg:y="0.0327in" svg:viewBox="0 0 154 265" svg:d="M154 180c0-47-32-85-74-85-18 0-35 6-48 20 0-26 0-50 0-75 8 2 20 4 32 4 48 0 75-35 75-40 0-2-1-4-4-4-1 0-1 0-3 1-8 3-26 11-53 11-15 0-33-2-51-11-3-1-4-1-5-1-3 0-3 3-3 10 0 37 0 75 0 114 0 7 0 9 5 9 3 0 4-1 5-3 4-5 18-26 49-26 21 0 31 17 33 24 7 14 8 30 8 48 0 15 0 38-10 53-9 15-23 25-41 25-28 0-50-19-57-42 1 0 2 1 7 1 13 0 20-11 20-20 0-10-7-19-20-19-6 0-19 4-19 21 0 33 26 70 69 70 45 0 85-37 85-85z"><text:p/></draw:path><draw:path draw:style-name="gr1059" draw:text-style-name="P99" svg:width="0.0346in" svg:height="0.1516in" svg:x="0.2866in" svg:y="0.0189in" svg:viewBox="0 0 89 386" svg:d="M89 194c0-31-3-77-25-121-23-48-56-73-61-73-2 0-3 2-3 4s0 3 8 9c37 39 59 99 59 181 0 64-14 132-63 181-4 5-4 5-4 7s1 4 3 4c5 0 40-26 62-76 20-42 24-84 24-116z"><text:p/></draw:path><draw:path draw:style-name="gr1059" draw:text-style-name="P99" svg:width="0.0173in" svg:height="0.0453in" svg:x="0.3504in" svg:y="0.1173in" svg:viewBox="0 0 45 116" svg:d="M45 41c0-26-10-41-25-41-12 0-20 10-20 21 0 10 8 20 20 20 5 0 10-1 14-5 1-1 1-1 1-1 1 0 1 0 1 6 0 28-13 52-26 64-4 4-4 5-4 6 0 3 2 5 4 5 4 0 35-30 35-75z"><text:p/></draw:path><draw:path draw:style-name="gr1059" draw:text-style-name="P99" svg:width="0.0602in" svg:height="0.1004in" svg:x="0.4126in" svg:y="0.0327in" svg:viewBox="0 0 154 256" svg:d="M30 227c14-13 27-26 42-40 59-52 82-73 82-112 0-44-34-75-81-75-44 0-73 35-73 69 0 23 20 23 21 23 7 0 20-5 20-21 0-10-7-20-20-20-3 0-4 0-6 0 9-25 30-39 52-39 35 0 52 31 52 63 0 31-19 62-40 85-25 27-49 55-75 82-4 4-4 5-4 14 48 0 96 0 144 0 3-22 7-44 10-66-3 0-5 0-9 0-2 12-5 28-9 34-3 3-28 3-36 3-23 0-47 0-70 0z"><text:p/></draw:path><draw:path draw:style-name="gr1059" draw:text-style-name="P99" svg:width="0.0756in" svg:height="0.1378in" svg:x="0.489in" svg:y="0.0268in" svg:viewBox="0 0 193 351" svg:d="M121 118c11 0 23 0 34 0 8 0 11 0 11-8 0-4-3-4-10-4-11 0-22 0-33 0 4-16 6-30 9-44 1-8 7-36 9-40 3-8 10-13 19-13 1 0 11 0 18 6-16 3-21 16-21 21 0 9 7 14 15 14 10 0 21-8 21-24 0-17-18-26-33-26-14 0-38 7-50 45-2 9-3 12-12 61-9 0-19 0-28 0-6 0-11 0-11 8 0 4 4 4 11 4 9 0 17 0 26 0-10 51-20 101-30 151-7 38-13 73-33 73-2 0-11 0-19-7 18-1 21-15 21-21 0-9-6-13-14-13-10 0-21 9-21 23 0 18 17 27 33 27 21 0 36-23 44-38 12-24 21-70 21-74 8-39 15-80 23-121z"><text:p/></draw:path><draw:path draw:style-name="gr1059" draw:text-style-name="P99" svg:width="0.035in" svg:height="0.1516in" svg:x="0.587in" svg:y="0.0189in" svg:viewBox="0 0 90 386" svg:d="M90 382c0-2 0-2-6-8-49-50-62-123-62-180 0-67 15-134 63-183 5-4 5-5 5-7 0-3-2-4-4-4-5 0-39 26-62 76-20 42-24 85-24 118 0 30 4 75 25 119 23 48 56 73 61 73 2 0 4-1 4-4z"><text:p/></draw:path><draw:path draw:style-name="gr1059" draw:text-style-name="P99" svg:width="0.0626in" svg:height="0.1039in" svg:x="0.6378in" svg:y="0.0327in" svg:viewBox="0 0 160 265" svg:d="M34 130c0-3 0-6 0-9 0-98 49-111 68-111 9 0 26 2 34 15-6 0-22 0-22 17 0 12 10 18 19 18 6 0 18-4 18-18 0-23-18-42-50-42-49 0-101 50-101 135 0 102 44 130 80 130 43 0 80-36 80-86s-35-86-77-86c-27 0-41 18-49 37zM80 254c-24 0-36-22-38-28-7-19-7-50-7-56 0-30 12-69 48-69 5 0 24 0 36 24 6 14 6 34 6 53 0 18 0 38-6 51-12 22-30 25-39 25z"><text:p/></draw:path><draw:path draw:style-name="gr1059" draw:text-style-name="P99" svg:width="0.0346in" svg:height="0.1516in" svg:x="0.7161in" svg:y="0.0189in" svg:viewBox="0 0 89 386" svg:d="M89 194c0-31-4-77-25-121-23-48-56-73-61-73-2 0-3 2-3 4s0 3 7 9c38 39 60 99 60 181 0 64-14 132-63 181-4 5-4 5-4 7s1 4 3 4c5 0 39-26 62-76 20-42 24-84 24-116z"><text:p/></draw:path><draw:path draw:style-name="gr1059" draw:text-style-name="P99" svg:width="0.0335in" svg:height="0.1516in" svg:x="0.7748in" svg:y="0.0189in" svg:viewBox="0 0 86 386" svg:d="M84 201c2-6 2-6 2-7s0-2-2-7c-22-59-45-119-67-178-3-7-6-9-9-9-5 0-8 4-8 8 0 1 0 2 1 6 23 60 45 119 68 180-23 59-45 118-68 177-1 4-1 5-1 7 0 5 3 8 8 8 4 0 6-4 7-8 24-59 46-119 69-177z"><text:p/></draw:path><draw:path draw:style-name="gr1059" draw:text-style-name="P99" svg:width="0.1008in" svg:height="0.035in" svg:x="0.8764in" svg:y="0.07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335in" svg:height="0.1516in" svg:x="1.0449in" svg:y="0.0189in" svg:viewBox="0 0 86 386" svg:d="M85 15c1-4 1-5 1-7 0-4-3-8-8-8-3 0-5 2-9 9-22 59-45 118-67 177-1 3-2 5-2 8 0 1 0 1 2 7 22 58 45 117 67 175 3 4 4 10 9 10s8-3 8-8c0-1 0-2-1-6-23-60-46-119-70-178 24-59 47-119 70-179z"><text:p/></draw:path><draw:path draw:style-name="gr1059" draw:text-style-name="P99" svg:width="0.0693in" svg:height="0.0685in" svg:x="1.0933in" svg:y="0.0661in" svg:viewBox="0 0 177 175" svg:d="M129 25c-7-14-18-25-35-25-46 0-94 57-94 114 0 36 21 61 52 61 7 0 26-1 49-28 4 15 18 28 35 28 15 0 24-8 29-21 7-14 12-37 12-38 0-4-3-4-4-4-5 0-5 2-6 7-6 25-13 48-29 48-10 0-11-10-11-18 0-9 0-11 4-29 4-15 5-20 9-34 4-18 10-36 14-54 2-11 2-12 2-13 0-7-4-11-11-11-10 0-15 9-16 17zM103 125c-2 7-2 7-7 14-17 22-33 28-43 28-20 0-25-21-25-37 0-19 12-66 20-84 13-23 30-37 46-37 25 0 30 32 30 34s-1 4-1 7c-6 25-13 49-20 75z"><text:p/></draw:path><draw:path draw:style-name="gr1059" draw:text-style-name="P99" svg:width="0.0173in" svg:height="0.0453in" svg:x="1.1807in" svg:y="0.1173in" svg:viewBox="0 0 45 116" svg:d="M45 41c0-26-10-41-24-41-13 0-21 10-21 21 0 10 8 20 21 20 4 0 9-1 13-5 1-1 1-1 2-1 0 2 0 0 0 6 0 28-13 52-26 64-3 4-3 5-3 6 0 3 1 5 3 5 4 0 35-30 35-75z"><text:p/></draw:path><draw:path draw:style-name="gr1059" draw:text-style-name="P99" svg:width="0.0606in" svg:height="0.1004in" svg:x="1.2429in" svg:y="0.0327in" svg:viewBox="0 0 155 256" svg:d="M31 227c13-13 27-26 41-40 60-52 83-73 83-112 0-44-35-75-82-75-43 0-73 35-73 69 0 23 20 23 21 23 7 0 20-5 20-21 0-10-7-20-20-20-3 0-4 0-6 0 9-25 30-39 53-39 35 0 52 31 52 63 0 31-20 62-41 85-25 27-49 55-75 82-4 4-4 5-4 14 48 0 96 0 144 0 3-22 8-44 11-66-3 0-6 0-10 0-2 12-4 28-9 34-2 3-27 3-36 3-23 0-46 0-69 0z"><text:p/></draw:path><draw:path draw:style-name="gr1059" draw:text-style-name="P99" svg:width="0.0157in" svg:height="0.0157in" svg:x="1.3587in" svg:y="0.087in" svg:viewBox="0 0 41 41" svg:d="M41 21c0-12-9-21-20-21-12 0-21 9-21 21 0 11 9 20 21 20 11 0 20-9 20-20z"><text:p/></draw:path><draw:path draw:style-name="gr1059" draw:text-style-name="P99" svg:width="0.0429in" svg:height="0.0748in" svg:x="1.4504in" svg:y="0in" svg:viewBox="0 0 110 191" svg:d="M54 8c0-1 1-4 1-5s-1-3-4-3c-6 0-29 2-36 2-2 1-5 1-5 7 0 4 3 4 7 4 13 0 13 1 13 4 0 2-2 13-5 18-2 9-3 17-5 26-3 8-18 68-19 71-1 7-1 10-1 14 0 27 18 45 40 45 34 0 70-38 70-77 0-32-22-46-41-46-14 0-26 8-34 16 7-26 12-51 19-76zM40 183c-14 0-20-12-20-27 0-10 2-20 10-50 1-6 1-6 6-12 10-12 22-18 32-18 11 0 20 8 20 27 0 11-5 38-14 54-7 13-20 26-34 26z"><text:p/></draw:path><draw:path draw:style-name="gr1059" draw:text-style-name="P99" svg:width="0.0602in" svg:height="0.0055in" svg:x="1.4398in" svg:y="0.0925in" svg:viewBox="0 0 154 15" svg:d="M0 0c52 0 102 0 154 0 0 6 0 10 0 15-52 0-102 0-154 0 0-5 0-9 0-15z"><text:p/></draw:path><draw:path draw:style-name="gr1059" draw:text-style-name="P99" svg:width="0.0469in" svg:height="0.0705in" svg:x="1.4465in" svg:y="0.1154in" svg:viewBox="0 0 120 180" svg:d="M120 130c-3 0-7 0-10 0 0 7-3 22-7 26-2 1-23 1-26 1-16 0-34 0-51 0 29-26 39-33 55-46 20-16 39-33 39-58 0-33-29-53-64-53-33 0-56 23-56 49 0 14 12 15 14 15 7 0 15-4 15-14 0-6-3-15-16-15 8-20 27-25 40-25 26 0 41 21 41 43 0 23-17 42-26 52-22 21-43 42-65 64-3 3-3 3-3 11 37 0 74 0 111 0 3-17 6-33 9-50z"><text:p/></draw:path><draw:path draw:style-name="gr1059" draw:text-style-name="P99" svg:width="0.0335in" svg:height="0.1516in" svg:x="1.5272in" svg:y="0.0189in" svg:viewBox="0 0 86 386" svg:d="M85 201c1-6 1-6 1-7s0-2-1-7c-23-59-45-119-68-178-3-7-5-9-9-9-5 0-8 4-8 8 0 1 0 2 2 6 23 60 45 119 68 180-23 59-45 118-68 177-2 4-2 5-2 7 0 5 3 8 8 8s6-4 9-8c23-59 45-119 68-177z"><text:p/></draw:path><draw:path draw:style-name="gr1059" draw:text-style-name="P99" svg:width="0.1004in" svg:height="0.035in" svg:x="1.6287in" svg:y="0.078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335in" svg:height="0.1516in" svg:x="1.7976in" svg:y="0.0189in" svg:viewBox="0 0 86 386" svg:d="M84 15c2-4 2-5 2-7 0-4-3-8-8-8-3 0-6 2-9 9-23 59-45 118-68 177 0 3-1 5-1 8 0 1 0 1 1 7 23 58 45 117 68 175 1 4 4 10 9 10s8-3 8-8c0-1 0-2-2-6-23-60-45-119-69-178 24-59 46-119 69-179z"><text:p/></draw:path><draw:path draw:style-name="gr1059" draw:text-style-name="P99" svg:width="0.0693in" svg:height="0.0685in" svg:x="1.8465in" svg:y="0.0661in" svg:viewBox="0 0 177 175" svg:d="M129 25c-8-14-19-25-37-25-45 0-92 57-92 114 0 36 21 61 51 61 7 0 27-1 50-28 4 15 17 28 35 28 14 0 22-8 29-21 7-14 12-37 12-38 0-4-4-4-5-4-4 0-4 2-6 7-6 25-13 48-28 48-11 0-13-10-13-18 0-9 2-11 6-29 4-15 4-20 9-34 4-18 9-36 13-54 3-11 3-12 3-13 0-7-5-11-12-11-9 0-14 9-15 17zM103 125c-2 7-2 7-7 14-18 22-33 28-44 28-19 0-24-21-24-37 0-19 12-66 20-84 13-23 30-37 46-37 25 0 29 32 29 34s0 4-1 7c-6 25-12 49-19 75z"><text:p/></draw:path><draw:path draw:style-name="gr1059" draw:text-style-name="P99" svg:width="0.0173in" svg:height="0.0453in" svg:x="1.9339in" svg:y="0.1173in" svg:viewBox="0 0 45 116" svg:d="M45 41c0-26-10-41-25-41-12 0-20 10-20 21 0 10 8 20 20 20 4 0 10-1 13-5 2-1 1-1 2-1s1 0 1 6c0 28-13 52-26 64-4 4-4 5-4 6 0 3 2 5 4 5 4 0 35-30 35-75z"><text:p/></draw:path><draw:path draw:style-name="gr1059" draw:text-style-name="P99" svg:width="0.0555in" svg:height="0.1063in" svg:x="1.9953in" svg:y="0.028in" svg:viewBox="0 0 142 271" svg:d="M74 4c-1-1 0-4-5-4-8 0-37 3-47 4-3 0-8 0-8 8 0 5 5 5 10 5 19 0 19 2 19 6 0 2-3 16-6 23-9 42-20 84-30 127-6 19-7 26-7 39 0 35 21 59 50 59 45 0 92-56 92-112 0-35-20-62-51-62-18 0-34 11-46 23 10-38 19-77 29-116zM37 150c4-8 4-9 7-13 19-26 36-31 46-31 15 0 24 12 24 36 0 23-13 68-19 82-12 25-31 38-45 38s-27-9-27-37c0-8 0-14 7-39 2-12 5-24 7-36z"><text:p/></draw:path><draw:path draw:style-name="gr1059" draw:text-style-name="P99" svg:width="0.0335in" svg:height="0.1516in" svg:x="2.0618in" svg:y="0.0189in" svg:viewBox="0 0 86 386" svg:d="M84 201c2-6 2-6 2-7s0-2-2-7c-22-59-45-119-67-178-3-7-5-9-9-9-5 0-8 4-8 8 0 1 0 2 1 6 23 60 46 119 69 180-23 59-46 118-69 177-1 4-1 5-1 7 0 5 3 8 8 8 4 0 6-4 7-8 24-59 46-119 69-177z"><text:p/></draw:path></draw:g></text:span><text:span text:style-name="T29"><text:s/>כדרוש </text:span><text:span text:style-name="T29"><draw:g text:anchor-type="as-char" svg:y="-0.1043in" draw:z-index="123" draw:name="Shape135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ד)</text:h>
      <text:p text:style-name="P37">צ.ל. <text:span text:style-name="T9"><draw:g text:anchor-type="as-char" svg:y="-0.1134in" draw:z-index="124" draw:name="Shape136" draw:style-name="gr1057"><svg:title>TexMaths</svg:title><svg:desc>11§inline§\Z \times [0, 7) \sim \R§svg§600§FALSE§</svg:desc><draw:path draw:style-name="gr1058" draw:text-style-name="P98" svg:width="0.9024in" svg:height="0.1354in" svg:x="0.0039in" svg:y="0.0071in" svg:viewBox="0 0 2293 345" svg:d="M0 0c765 0 1528 0 2293 0 0 115 0 230 0 345-765 0-1528 0-2293 0 0-115 0-230 0-345z"><text:p/></draw:path><draw:path draw:style-name="gr1059" draw:text-style-name="P99" svg:width="0.0917in" svg:height="0.1031in" svg:x="0.0004in" svg:y="0.0098in" svg:viewBox="0 0 234 263" svg:d="M219 13c4-4 4-5 4-6 0-7-6-7-13-7-59 0-118 0-177 0-12 0-12 1-13 11-2 18-5 34-7 52 0 1 0 3 0 5 0 6 5 7 7 7 3 0 5-2 6-6 2-8 6-26 29-40 22-15 50-16 63-16 10 0 21 0 31 0-49 78-97 158-146 236-3 4-3 5-3 6 0 8 6 8 13 8 66 0 132 0 198 0 12 0 12-1 13-11 4-25 7-51 10-75 0-4-3-7-6-7-6 0-6 4-8 12-7 30-36 67-91 67-19 0-37 0-55 0 48-78 97-158 145-236zM33 13c7 0 13 0 20 0-10 7-18 13-22 18 1-6 1-12 2-18zM165 13c13 0 25 0 39 0-49 78-97 158-146 236-13 0-26 0-39 0 48-78 98-158 146-236zM185 249c11-7 21-14 30-25-2 7-2 12-4 25-9 0-17 0-26 0z"><text:p/></draw:path><draw:path draw:style-name="gr1059" draw:text-style-name="P99" svg:width="0.0732in" svg:height="0.0724in" svg:x="0.1539in" svg:y="0.0398in" svg:viewBox="0 0 187 185" svg:d="M94 81c-26-25-52-50-77-75-5-6-6-6-9-6-5 0-8 3-8 8 0 2 1 3 6 7 25 26 51 51 77 77-26 26-52 51-77 78-5 4-6 5-6 7 0 5 3 8 8 8 3 0 4 0 9-6 25-25 51-50 77-76 26 27 52 53 79 80 1 1 4 2 6 2 5 0 8-3 8-8 0-2 0-2-1-4-1 0-63-61-81-81 23-24 47-47 70-70 2-2 8-8 10-10 0-1 2-2 2-4 0-5-3-8-8-8-3 0-5 1-8 6-26 25-52 50-77 75z"><text:p/></draw:path><draw:path draw:style-name="gr1059" draw:text-style-name="P99" svg:width="0.0205in" svg:height="0.1508in" svg:x="0.3016in" svg:y="0in" svg:viewBox="0 0 53 384" svg:d="M53 384c0-5 0-10 0-15-12 0-25 0-38 0 0-118 0-236 0-354 13 0 26 0 38 0 0-5 0-9 0-15-18 0-35 0-53 0 0 128 0 257 0 384 18 0 35 0 53 0z"><text:p/></draw:path><draw:path draw:style-name="gr1059" draw:text-style-name="P99" svg:width="0.0638in" svg:height="0.1035in" svg:x="0.3319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1059" draw:text-style-name="P99" svg:width="0.0173in" svg:height="0.0453in" svg:x="0.415in" svg:y="0.0972in" svg:viewBox="0 0 45 116" svg:d="M45 41c0-26-9-41-24-41-13 0-21 10-21 21 0 10 8 21 21 21 4 0 10-2 13-6 1-1 1-1 2-1 0 2 1 0 1 6 0 28-13 51-26 65-4 3-4 4-4 5 0 4 2 5 3 5 4 0 35-30 35-75z"><text:p/></draw:path><draw:path draw:style-name="gr1059" draw:text-style-name="P99" svg:width="0.065in" svg:height="0.1051in" svg:x="0.478in" svg:y="0.0098in" svg:viewBox="0 0 166 268" svg:d="M162 25c4-4 4-5 4-13-32 0-63 0-94 0-48 0-48-4-50-12-3 0-7 0-10 0-4 26-8 53-12 79 3 0 7 0 10 0 1-6 4-31 9-35 3-2 33-2 38-2 27 0 54 0 81 0-5 6-36 48-44 60-35 53-48 105-48 145 0 3 0 21 18 21 17 0 17-18 17-21 0-7 0-14 0-20 0-21 2-41 5-62 2-9 8-42 24-66 18-25 34-49 52-74z"><text:p/></draw:path><draw:path draw:style-name="gr1059" draw:text-style-name="P99" svg:width="0.0346in" svg:height="0.1508in" svg:x="0.5539in" svg:y="0in" svg:viewBox="0 0 89 384" svg:d="M89 193c0-30-3-77-25-120-23-48-56-73-61-73-2 0-3 1-3 3 0 3 0 3 8 10 37 38 59 99 59 180 0 65-14 132-63 181-4 5-4 5-4 6 0 3 1 4 3 4 5 0 40-26 62-75 20-43 24-85 24-116z"><text:p/></draw:path><draw:path draw:style-name="gr1059" draw:text-style-name="P99" svg:width="0.1016in" svg:height="0.035in" svg:x="0.6551in" svg:y="0.0571in" svg:viewBox="0 0 259 90" svg:d="M259 13c0-9-3-13-6-13-2 0-5 3-5 10-2 37-28 58-54 58-25 0-43-16-62-33-20-17-41-35-67-35-42 0-65 43-65 77 0 13 3 9 6 13 4 0 5-7 5-9 2-42 31-59 54-59 25 0 43 17 63 33 19 18 39 35 66 35 41 0 65-43 65-77z"><text:p/></draw:path><draw:path draw:style-name="gr1059" draw:text-style-name="P99" svg:width="0.1039in" svg:height="0.1031in" svg:x="0.8102in" svg:y="0.0098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9">. </text:span><text:span text:style-name="T30">נבחר בזיווג </text:span><text:span text:style-name="T30"><draw:g text:anchor-type="as-char" svg:y="-0.1154in" draw:z-index="125" draw:name="Shape137" draw:style-name="gr1057"><svg:title>TexMaths</svg:title><svg:desc>11§inline§h \colon \Z \times [0, 7) \to \R, h = \lambda \la z, r \ra \in \Z \times [0, 7). z + \tfrac{r}{7}§svg§600§FALSE§</svg:desc><draw:path draw:style-name="gr1058" draw:text-style-name="P98" svg:width="3.0996in" svg:height="0.152in" svg:x="0.0268in" svg:y="0.0071in" svg:viewBox="0 0 7874 387" svg:d="M3937 387c-1312 0-2625 0-3937 0 0-129 0-258 0-387 2625 0 5249 0 7874 0 0 129 0 258 0 387-1312 0-2625 0-3937 0z"><text:p/></draw:path><draw:path draw:style-name="gr1059" draw:text-style-name="P99" svg:width="0.074in" svg:height="0.1063in" svg:x="0in" svg:y="0.0091in" svg:viewBox="0 0 189 271" svg:d="M89 4c0-1 0-4-4-4-10 0-38 3-48 3-3 1-7 1-7 8 0 6 3 6 9 6 18 0 19 2 19 5s-1 6-1 9c-18 74-37 147-56 220-1 5-1 6-1 9 0 8 8 11 11 11 6 0 12-5 14-10 3-10 5-20 7-30 3-11 5-22 9-33 2-9 4-18 6-26 1-3 5-16 5-18 1-3 13-24 26-35 9-6 21-13 38-13 16 0 20 13 20 26 0 21-15 64-24 87-3 9-5 12-5 20 0 18 14 32 32 32 36 0 50-55 50-59s-3-4-4-4c-5 0-5 1-6 8-6 18-18 46-39 46-7 0-10-4-10-12 0-10 3-20 8-27 5-16 23-62 23-84 0-26-16-42-44-42-25 0-43 12-58 29 10-40 20-81 30-122z"><text:p/></draw:path><draw:path draw:style-name="gr1059" draw:text-style-name="P99" svg:width="0.0157in" svg:height="0.065in" svg:x="0.1091in" svg:y="0.048in" svg:viewBox="0 0 41 166" svg:d="M41 21c0-12-9-21-20-21-12 0-21 9-21 21 0 11 9 20 21 20 11 0 20-9 20-20zM41 145c0-11-9-20-20-20-12 0-21 8-21 20 0 11 9 21 21 21 11 0 20-9 20-21z"><text:p/></draw:path><draw:path draw:style-name="gr1059" draw:text-style-name="P99" svg:width="0.0921in" svg:height="0.1031in" svg:x="0.1933in" svg:y="0.0098in" svg:viewBox="0 0 235 263" svg:d="M220 14c3-5 3-6 3-7 0-7-5-7-13-7-58 0-118 0-176 0-13 0-13 1-14 11-2 18-3 34-6 52 0 2-1 3-1 5 0 6 5 8 8 8s5-3 7-7c1-9 4-25 28-40 22-15 49-16 62-16 11 0 21 0 32 0-49 78-98 158-147 236-3 5-3 6-3 7 0 7 7 7 13 7 66 0 133 0 199 0 11 0 11-1 12-11 4-24 8-50 11-75 0-4-3-6-6-6-6 0-7 3-8 11-6 31-36 68-91 68-19 0-36 0-55 0 48-78 97-158 145-236zM33 13c7 0 14 0 21 0v1c-11 6-18 12-23 17 1-6 1-12 2-18zM165 13c13 0 26 0 40 0-49 79-98 159-147 237-13 0-25 0-38 0 48-78 97-158 145-237zM186 249c10-6 21-15 30-25-1 7-3 11-4 26-8 0-17 0-26 0z"><text:p/></draw:path><draw:path draw:style-name="gr1059" draw:text-style-name="P99" svg:width="0.0728in" svg:height="0.0728in" svg:x="0.3469in" svg:y="0.0398in" svg:viewBox="0 0 186 186" svg:d="M94 83c-27-26-52-52-79-77-4-5-5-6-7-6-5 0-8 3-8 8 0 2 0 3 4 7 26 26 52 52 77 77-25 26-51 52-77 79-4 4-4 4-4 7 0 5 3 8 8 8 2 0 3-1 7-6 26-26 52-51 77-77 27 27 54 53 81 81 1 0 3 2 5 2 5 0 8-3 8-8 0-1 0-2-1-4 0-1-62-62-82-82 25-23 48-47 72-70 1-2 8-7 9-9 1-1 2-3 2-5 0-5-3-8-8-8-3 0-4 1-9 6-25 25-50 51-75 77z"><text:p/></draw:path><draw:path draw:style-name="gr1059" draw:text-style-name="P99" svg:width="0.0205in" svg:height="0.1512in" svg:x="0.4949in" svg:y="0.0004in" svg:viewBox="0 0 53 385" svg:d="M53 385c0-4 0-10 0-15-12 0-25 0-38 0 0-118 0-237 0-355 13 0 26 0 38 0 0-5 0-9 0-15-18 0-35 0-53 0 0 129 0 256 0 385 18 0 35 0 53 0z"><text:p/></draw:path><draw:path draw:style-name="gr1059" draw:text-style-name="P99" svg:width="0.0638in" svg:height="0.1035in" svg:x="0.5252in" svg:y="0.0134in" svg:viewBox="0 0 163 264" svg:d="M163 133c0-31-2-61-17-90-17-37-49-43-65-43-23 0-51 10-67 45-13 28-14 57-14 88 0 29 1 64 17 93 16 30 45 38 63 38 21 0 51-9 69-44 12-26 14-56 14-87zM80 255c-14 0-37-10-44-45-4-23-4-59-4-81 0-26 0-51 3-72 7-46 37-49 45-49 14 0 39 7 47 45 3 22 3 52 3 76 0 28 0 55-5 79-5 36-27 47-45 47z"><text:p/></draw:path><draw:path draw:style-name="gr1059" draw:text-style-name="P99" svg:width="0.0173in" svg:height="0.0453in" svg:x="0.6083in" svg:y="0.098in" svg:viewBox="0 0 45 116" svg:d="M45 41c0-26-10-41-25-41-12 0-20 10-20 20 0 11 8 21 20 21 5 0 10-1 14-6 1 0 1-1 1-1 1 0 1 1 1 7 0 28-13 51-26 64-4 4-4 5-4 6 0 2 2 5 4 5 4 0 35-30 35-75z"><text:p/></draw:path><draw:path draw:style-name="gr1059" draw:text-style-name="P99" svg:width="0.065in" svg:height="0.1051in" svg:x="0.6709in" svg:y="0.0118in" svg:viewBox="0 0 166 268" svg:d="M163 26c3-5 3-5 3-14-31 0-63 0-93 0-48 0-49-4-50-12-3 0-6 0-10 0-4 26-9 53-13 79 3 0 7 0 10 0 1-5 4-29 10-35 2-2 33-2 37-2 27 0 54 0 81 0-5 6-35 48-43 61-36 52-48 106-48 143 0 5 0 22 18 22s18-17 18-22 0-12 0-17c0-22 1-43 4-64 1-9 7-42 24-66 18-24 34-48 52-73z"><text:p/></draw:path><draw:path draw:style-name="gr1059" draw:text-style-name="P99" svg:width="0.035in" svg:height="0.1512in" svg:x="0.7472in" svg:y="0.0004in" svg:viewBox="0 0 90 385" svg:d="M90 193c0-30-4-76-25-120-23-48-56-73-61-73-2 0-4 2-4 4s0 1 8 9c38 38 60 99 60 180 0 64-14 133-62 181-6 4-6 6-6 7 0 2 2 4 4 4 5 0 39-26 62-76 20-42 24-83 24-116z"><text:p/></draw:path><draw:path draw:style-name="gr1059" draw:text-style-name="P99" svg:width="0.1346in" svg:height="0.0787in" svg:x="0.8484in" svg:y="0.0362in" svg:viewBox="0 0 343 201" svg:d="M301 108c-22 16-31 33-35 37-17 27-20 51-20 52 0 4 5 4 8 4 7 0 7-1 8-7 9-38 32-71 76-88 4-1 5-4 5-6 0-3-2-3-3-3-17-7-64-27-78-91-1-5-1-6-8-6-3 0-8 0-8 4 0 2 4 26 19 51 9 12 20 25 36 37-95 0-191 0-287 0-7 0-14 0-14 8s7 8 14 8c96 0 192 0 287 0z"><text:p/></draw:path><draw:path draw:style-name="gr1059" draw:text-style-name="P99" svg:width="0.1043in" svg:height="0.1031in" svg:x="1.037in" svg:y="0.0098in" svg:viewBox="0 0 266 263" svg:d="M98 143c4 0 10 0 14 0 19 30 39 59 57 88 5 7 14 22 18 28 3 4 4 4 13 4 18 0 35 0 53 0 8 0 13 0 13-7 0-3-2-6-5-6-15-4-34-28-43-40-3-4-22-30-49-71 36-6 69-21 69-66 0-54-58-73-103-73-40 0-81 0-122 0-6 0-13 0-13 7 0 6 8 6 11 6 22 0 24 4 24 22 0 64 0 129 0 194 0 17-2 21-24 21-3 0-11 0-11 6 0 7 7 7 13 7 35 0 72 0 107 0 7 0 12 0 12-7 0-6-7-6-11-6-22 0-23-4-23-21 0-29 0-57 0-86zM173 124c11-14 12-35 12-51 0-19-2-40-16-55 17 3 54 15 54 55 0 24-11 44-50 51zM98 34c0-8 0-21 24-21 33 0 49 15 49 60 0 49-13 57-73 57 0-32 0-64 0-96zM45 250c3-8 3-18 3-21 0-64 0-129 0-194 0-4 0-14-3-22 14 0 30 0 44 0-4 7-4 15-4 20 0 65 0 131 0 196 0 3 0 13 2 21-14 0-28 0-42 0zM128 143c2 0 4-1 7-1 6 0 15 0 20-1 6 9 47 78 79 109-12 0-25 0-37 0-23-36-46-72-69-107z"><text:p/></draw:path><draw:path draw:style-name="gr1059" draw:text-style-name="P99" svg:width="0.0173in" svg:height="0.0453in" svg:x="1.1579in" svg:y="0.098in" svg:viewBox="0 0 45 116" svg:d="M45 41c0-26-10-41-25-41-12 0-20 10-20 20 0 11 8 21 20 21 5 0 10-1 14-6 1 0 1-1 1-1 1 0 1 1 1 7 0 28-13 51-26 64-4 4-4 5-4 6 0 2 2 5 4 5 4 0 35-30 35-75z"><text:p/></draw:path><draw:path draw:style-name="gr1059" draw:text-style-name="P99" svg:width="0.0744in" svg:height="0.1063in" svg:x="1.2205in" svg:y="0.0091in" svg:viewBox="0 0 190 271" svg:d="M90 4c0-1 0-4-5-4-9 0-38 3-48 3-3 1-7 1-7 8 0 6 4 6 10 6 18 0 18 2 18 5s-1 6-1 9c-18 74-37 147-56 220-1 5-1 6-1 9 0 8 8 11 11 11 7 0 12-5 14-10 3-10 6-20 8-30 3-11 6-22 9-33 2-9 4-18 6-26 0-3 4-16 4-18 2-3 13-24 26-35 9-6 21-13 38-13 16 0 20 13 20 26 0 21-14 64-24 87-2 9-4 12-4 20 0 18 13 32 32 32 36 0 50-55 50-59s-4-4-5-4c-3 0-3 1-6 8-5 18-17 46-39 46-7 0-9-4-9-12 0-10 3-20 7-27 6-16 24-62 24-84 0-26-16-42-45-42-25 0-43 12-58 29 10-40 21-81 31-122z"><text:p/></draw:path><draw:path draw:style-name="gr1059" draw:text-style-name="P99" svg:width="0.1008in" svg:height="0.035in" svg:x="1.3504in" svg:y="0.0571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1059" draw:text-style-name="P99" svg:width="0.0748in" svg:height="0.1067in" svg:x="1.5106in" svg:y="0.0091in" svg:viewBox="0 0 191 272" svg:d="M118 155c16 41 34 98 40 107 7 9 10 9 21 9 3 0 6 0 8 0 4 0 4-4 4-5s0-1-1-3c-4-4-6-10-10-18-26-72-51-145-78-218-8-23-29-27-47-27-2 0-7 0-7 4 0 3 3 4 4 4 12 2 15 4 25 31 12 35 25 70 37 105-35 35-71 70-106 105-6 4-8 6-8 11 0 6 6 12 12 12 7 0 10-5 13-9 31-35 62-72 93-108z"><text:p/></draw:path><draw:path draw:style-name="gr1059" draw:text-style-name="P99" svg:width="0.0339in" svg:height="0.1512in" svg:x="1.6079in" svg:y="0.0004in" svg:viewBox="0 0 87 385" svg:d="M85 15c2-4 2-5 2-7 0-5-3-8-8-8-3 0-6 2-9 9-23 59-45 118-68 177-1 2-2 4-2 7 0 1 0 2 2 6 23 58 45 118 68 176 2 5 4 10 9 10s8-3 8-8c0-1 0-2-2-6-23-60-45-119-68-178 23-60 45-118 68-178z"><text:p/></draw:path><draw:path draw:style-name="gr1059" draw:text-style-name="P99" svg:width="0.0642in" svg:height="0.0685in" svg:x="1.6567in" svg:y="0.0472in" svg:viewBox="0 0 164 175" svg:d="M35 139c21-22 32-32 46-44 13-13 25-21 38-36 37-35 45-54 45-55 0-4-2-3-3-4-4 0-5 1-7 4-11 19-20 25-29 25-8 0-14-6-19-13-8-8-15-16-27-16-29 0-47 36-47 44 0 2 1 4 5 4s4-2 5-4c8-18 30-18 33-18 8 0 15 3 24 6 15 5 20 5 30 5-13 17-46 44-54 51-11 10-23 21-34 32-27 26-41 48-41 51 0 4 4 4 6 4 3 0 3-1 5-6 9-13 21-23 33-23 9 0 13 4 23 15 7 7 13 14 24 14 39 0 61-50 61-60 0-2-1-4-5-4-3 0-4 3-5 6-9 25-33 31-46 31-8 0-15-2-23-4-14-5-19-6-27-6-1 0-7-1-11 1z"><text:p/></draw:path><draw:path draw:style-name="gr1059" draw:text-style-name="P99" svg:width="0.0177in" svg:height="0.0453in" svg:x="1.7406in" svg:y="0.098in" svg:viewBox="0 0 46 116" svg:d="M46 41c0-26-10-41-25-41-12 0-21 10-21 20 0 11 9 21 21 21 4 0 10-1 13-6 1 0 1-1 2-1s1 1 1 7c0 28-13 51-26 64-4 4-4 5-4 6 0 2 2 5 4 5 3 0 35-30 35-75z"><text:p/></draw:path><draw:path draw:style-name="gr1059" draw:text-style-name="P99" svg:width="0.0614in" svg:height="0.0685in" svg:x="1.8in" svg:y="0.0472in" svg:viewBox="0 0 157 175" svg:d="M22 147c-1 7-3 16-3 17 0 8 5 11 11 11 5 0 12-3 14-11 1-1 14-54 15-61 4-13 11-39 14-50 1-5 12-23 21-32 3-2 14-12 30-12 11 0 11 3 17 4-11 2-20 11-20 21 0 7 3 14 14 14 10 0 22-8 22-23 0-13-13-25-33-25-24 0-41 19-48 30-3-18-18-30-35-30-19 0-26 15-29 22-8 13-12 36-12 37 0 5 3 5 4 5 4 0 5-1 7-9 7-28 14-46 28-46 6 0 12 3 12 17 0 8-1 12-6 32-8 30-15 60-23 89z"><text:p/></draw:path><draw:path draw:style-name="gr1059" draw:text-style-name="P99" svg:width="0.0335in" svg:height="0.1512in" svg:x="1.8768in" svg:y="0.0004in" svg:viewBox="0 0 86 385" svg:d="M85 199c1-4 1-5 1-6 0-2 0-2-1-7-23-59-45-118-68-177-3-7-5-9-9-9-5 0-8 3-8 8 0 1 0 2 2 6 23 60 45 119 68 179-23 58-45 117-68 177-2 4-2 5-2 7 0 5 3 8 8 8s6-4 7-8c24-59 47-119 70-178z"><text:p/></draw:path><draw:path draw:style-name="gr1059" draw:text-style-name="P99" svg:width="0.076in" svg:height="0.0874in" svg:x="1.9823in" svg:y="0.0327in" svg:viewBox="0 0 194 223" svg:d="M180 119c7 0 14 0 14-8s-7-8-14-8c-55 0-108 0-163 0 4-51 48-88 103-88 20 0 41 0 60 0 7 0 14 0 14-7 0-8-7-8-14-8-20 0-40 0-61 0-66 0-119 48-119 111 0 62 53 112 119 112 21 0 41 0 61 0 7 0 14 0 14-7 0-8-7-8-14-8-19 0-40 0-60 0-55 0-99-37-103-89 55 0 108 0 163 0z"><text:p/></draw:path><draw:path draw:style-name="gr1059" draw:text-style-name="P99" svg:width="0.0917in" svg:height="0.1031in" svg:x="2.1181in" svg:y="0.0098in" svg:viewBox="0 0 234 263" svg:d="M219 14c4-5 4-6 4-7 0-7-6-7-13-7-59 0-118 0-177 0-12 0-12 1-13 11-2 18-5 34-7 52 0 2 0 3 0 5 0 6 5 8 7 8 3 0 5-3 6-7 2-9 6-25 29-40 22-15 50-16 63-16 10 0 21 0 31 0-49 78-97 158-146 236-3 5-3 6-3 7 0 7 6 7 13 7 66 0 132 0 198 0 12 0 12-1 13-11 4-24 7-50 10-75 0-4-3-6-6-6-6 0-7 3-8 11-7 31-36 68-91 68-19 0-37 0-55 0 48-78 97-158 145-236zM33 13c7 0 13 0 20 0v1c-10 6-18 12-22 17 1-6 1-12 2-18zM164 13c13 0 26 0 40 0-49 79-97 159-146 237-13 0-26 0-39 0 48-78 97-158 145-237zM185 249c11-6 21-15 30-25-2 7-2 11-4 26-9 0-17 0-26 0z"><text:p/></draw:path><draw:path draw:style-name="gr1059" draw:text-style-name="P99" svg:width="0.0732in" svg:height="0.0728in" svg:x="2.2713in" svg:y="0.0398in" svg:viewBox="0 0 187 186" svg:d="M94 83c-26-26-52-52-77-77-6-5-6-6-9-6-5 0-8 3-8 8 0 2 1 3 4 7 27 26 52 52 79 77-27 26-52 52-79 79-3 4-4 4-4 7 0 5 3 8 8 8 3 0 3-1 9-6 25-26 51-51 77-77 26 27 52 53 79 81 1 0 4 2 6 2 5 0 8-3 8-8 0-1 0-2-1-4-1-1-63-62-81-82 23-23 47-47 70-70 2-2 8-7 10-9 0-1 2-3 2-5 0-5-3-8-8-8-3 0-5 1-8 6-26 25-52 51-77 77z"><text:p/></draw:path><draw:path draw:style-name="gr1059" draw:text-style-name="P99" svg:width="0.0205in" svg:height="0.1512in" svg:x="2.4189in" svg:y="0.0004in" svg:viewBox="0 0 53 385" svg:d="M53 385c0-4 0-10 0-15-12 0-25 0-38 0 0-118 0-237 0-355 13 0 26 0 38 0 0-5 0-9 0-15-18 0-35 0-53 0 0 129 0 256 0 385 18 0 35 0 53 0z"><text:p/></draw:path><draw:path draw:style-name="gr1059" draw:text-style-name="P99" svg:width="0.0638in" svg:height="0.1035in" svg:x="2.4492in" svg:y="0.0134in" svg:viewBox="0 0 163 264" svg:d="M163 133c0-31-2-61-16-90-17-37-49-43-66-43-23 0-51 10-67 45-12 28-14 57-14 88 0 29 1 64 18 93 16 30 45 38 63 38 21 0 50-9 68-44 12-26 14-56 14-87zM81 255c-15 0-38-10-45-45-4-23-4-59-4-81 0-26 0-51 3-72 8-46 37-49 46-49 13 0 39 7 46 45 4 22 4 52 4 76 0 28 0 55-4 79-6 36-28 47-46 47z"><text:p/></draw:path><draw:path draw:style-name="gr1059" draw:text-style-name="P99" svg:width="0.0173in" svg:height="0.0453in" svg:x="2.5323in" svg:y="0.098in" svg:viewBox="0 0 45 116" svg:d="M45 41c0-26-9-41-24-41-13 0-21 10-21 20 0 11 8 21 21 21 4 0 10-1 13-6 1 0 1-1 2-1 0 2 1 1 1 7 0 28-14 51-26 64-4 4-4 5-4 6 0 2 2 5 3 5 4 0 35-30 35-75z"><text:p/></draw:path><draw:path draw:style-name="gr1059" draw:text-style-name="P99" svg:width="0.065in" svg:height="0.1051in" svg:x="2.5957in" svg:y="0.0118in" svg:viewBox="0 0 166 268" svg:d="M162 26c4-5 4-5 4-14-32 0-63 0-94 0-48 0-48-4-50-12-3 0-7 0-10 0-4 26-8 53-12 79 3 0 7 0 10 0 1-5 4-29 9-35 3-2 33-2 38-2 27 0 54 0 81 0-5 6-36 48-44 61-35 52-48 106-48 143 0 5 0 22 18 22 17 0 17-17 17-22s0-12 0-17c0-22 2-43 5-64 2-9 8-42 24-66 18-24 34-48 52-73z"><text:p/></draw:path><draw:path draw:style-name="gr1059" draw:text-style-name="P99" svg:width="0.0346in" svg:height="0.1512in" svg:x="2.6717in" svg:y="0.0004in" svg:viewBox="0 0 89 385" svg:d="M89 193c0-30-3-76-25-120-23-48-56-73-61-73-2 0-3 2-3 4s0 1 8 9c37 38 59 99 59 180 0 64-14 133-63 181-4 4-4 6-4 7 0 2 1 4 3 4 5 0 40-26 62-76 20-42 24-83 24-116z"><text:p/></draw:path><draw:path draw:style-name="gr1059" draw:text-style-name="P99" svg:width="0.0157in" svg:height="0.0157in" svg:x="2.7354in" svg:y="0.098in" svg:viewBox="0 0 41 41" svg:d="M41 20c0-11-10-20-21-20-12 0-20 8-20 20 0 11 8 21 20 21 11 0 21-9 21-21z"><text:p/></draw:path><draw:path draw:style-name="gr1059" draw:text-style-name="P99" svg:width="0.0642in" svg:height="0.0685in" svg:x="2.7709in" svg:y="0.0472in" svg:viewBox="0 0 164 175" svg:d="M35 139c21-22 32-32 46-44 13-13 24-21 38-36 37-35 45-54 45-55 0-4-3-4-4-4-3 0-4 1-6 4-11 19-20 25-29 25s-14-6-19-13c-8-8-15-16-27-16-29 0-47 36-47 44 0 2 1 4 4 4 4 0 5-2 6-4 8-18 30-18 33-18 8 0 15 3 24 6 15 5 20 5 30 5-15 17-46 44-54 51-12 10-23 21-35 32-26 26-40 48-40 51 0 4 3 2 4 4 4 0 5-1 7-6 9-13 21-23 33-23 9 0 13 4 22 15 7 7 14 14 25 14 39 0 61-50 61-60 0-2-1-4-5-4-3 0-4 3-5 6-9 25-34 31-46 31-8 0-16-2-23-4-14-5-19-6-28-6-3 0-6-1-10 1z"><text:p/></draw:path><draw:path draw:style-name="gr1059" draw:text-style-name="P99" svg:width="0.1004in" svg:height="0.1in" svg:x="2.8846in" svg:y="0.026in" svg:viewBox="0 0 256 255" svg:d="M136 135c37 0 72 0 108 0 6 0 12 0 12-7 0-8-6-8-12-8-36 0-71 0-108 0 0-36 0-72 0-108 0-5 0-12-7-12-8 0-8 7-8 12 0 36 0 72 0 108-36 0-73 0-109 0-5 0-12 0-12 8 0 7 7 7 12 7 36 0 73 0 109 0 0 37 0 73 0 108 0 4 0 12 8 12 7 0 7-8 7-12 0-35 0-71 0-108z"><text:p/></draw:path><draw:path draw:style-name="gr1059" draw:text-style-name="P99" svg:width="0.0496in" svg:height="0.0476in" svg:x="3.0516in" svg:y="0.0071in" svg:viewBox="0 0 127 122" svg:d="M52 64c0-1 5-25 6-27 0-2 9-16 17-22 3-2 11-7 22-7 3 0 10 0 15 3-9 2-12 10-12 15 0 6 5 10 11 10 7 0 16-5 16-16 0-14-16-20-29-20-14 0-26 6-39 19-5-17-22-19-27-19-11 0-18 7-22 13-6 11-10 27-10 28 0 4 3 3 4 4 5 0 5-1 7-9 4-16 9-28 20-28 6 0 9 5 9 13 0 4-3 14-5 22s-4 19-5 24c-4 11-6 23-9 35-1 4-3 10-3 11 0 6 5 9 10 9 3 0 8-3 11-9 1-1 3-13 5-19 2-10 6-20 8-30z"><text:p/></draw:path><draw:path draw:style-name="gr1059" draw:text-style-name="P99" svg:width="0.0602in" svg:height="0.0055in" svg:x="3.0465in" svg:y="0.0717in" svg:viewBox="0 0 154 15" svg:d="M77 15c-25 0-52 0-77 0 0-5 0-9 0-15 52 0 102 0 154 0 0 6 0 10 0 15-25 0-52 0-77 0z"><text:p/></draw:path><draw:path draw:style-name="gr1059" draw:text-style-name="P99" svg:width="0.0504in" svg:height="0.0736in" svg:x="3.0539in" svg:y="0.0945in" svg:viewBox="0 0 129 188" svg:d="M125 20c4-3 4-5 4-11-24 0-48 0-72 0-11 0-13 0-23-1-14-1-14-4-15-8-4 0-6 0-9 0-3 20-7 39-10 58 3 0 6 0 9 0 1-4 3-22 8-25 2-1 24-1 28-1 20 0 39 0 58 0-7 11-22 27-27 35-35 46-39 89-39 106 0 3 0 15 13 15s13-12 13-15c0-5 0-8 0-11 0-53 11-77 22-92 13-16 27-34 40-50z"><text:p/></draw:path></draw:g></text:span><text:span text:style-name="T30">. </text:span><text:span text:style-name="T31">נוכיח </text:span><text:span text:style-name="T31"><draw:g text:anchor-type="as-char" svg:y="-0.1063in" draw:z-index="126" draw:name="Shape138" draw:style-name="gr1057"><svg:title>TexMaths</svg:title><svg:desc>11§inline§h§svg§600§FALSE§</svg:desc><draw:path draw:style-name="gr1058" draw:text-style-name="P98" svg:width="0.0665in" svg:height="0.0906in" svg:x="0.0004in" svg:y="0.0071in" svg:viewBox="0 0 170 231" svg:d="M0 0c56 0 114 0 170 0 0 77 0 154 0 231-56 0-114 0-170 0 0-77 0-154 0-231z"><text:p/></draw:path><draw:path draw:style-name="gr1059" draw:text-style-name="P99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31"><text:s/></text:span><text:span text:style-name="T32">זיווג. </text:span></text:p>
      <text:p text:style-name="P38"><text:span text:style-name="T43">חח"ע: </text:span><text:span text:style-name="T9">יהי </text:span><text:span text:style-name="T9"><draw:g text:anchor-type="as-char" svg:y="-0.1134in" draw:z-index="128" draw:name="Shape139" draw:style-name="gr1057"><svg:title>TexMaths</svg:title><svg:desc>11§inline§\la z_1, r_1 \ra, \la z_2, r_2 \ra \in \Z \times [0, 7)§svg§600§FALSE§</svg:desc><draw:path draw:style-name="gr1058" draw:text-style-name="P98" svg:width="1.7551in" svg:height="0.1358in" svg:x="0.0004in" svg:y="0.0071in" svg:viewBox="0 0 4459 346" svg:d="M2230 346c-744 0-1486 0-2230 0 0-116 0-230 0-346 1486 0 2972 0 4459 0 0 116 0 230 0 346-743 0-1487 0-2229 0z"><text:p/></draw:path><draw:path draw:style-name="gr1059" draw:text-style-name="P99" svg:width="0.0335in" svg:height="0.1512in" svg:x="0.0094in" svg:y="0in" svg:viewBox="0 0 86 385" svg:d="M84 15c2-4 2-5 2-7 0-5-3-8-8-8-3 0-5 2-9 9-22 59-45 118-67 177-1 2-2 4-2 8 0 1 0 1 2 5 22 59 45 118 67 176 3 5 4 10 9 10s8-3 8-7c0-1 0-3-2-7-23-59-45-119-69-177 24-60 46-119 69-179z"><text:p/></draw:path><draw:path draw:style-name="gr1059" draw:text-style-name="P99" svg:width="0.0642in" svg:height="0.0685in" svg:x="0.0587in" svg:y="0.0453in" svg:viewBox="0 0 164 175" svg:d="M35 139c21-22 32-32 45-44 14-12 25-21 39-34 36-37 45-55 45-57 0-4-3-4-4-4-3 0-4 1-6 4-12 19-21 25-30 25-10 0-13-6-18-12-8-9-15-17-28-17-28 0-46 36-46 44 0 2 1 4 4 4 4 0 5-2 6-4 6-18 30-18 32-18 9 0 16 3 25 6 15 5 20 5 30 5-15 17-48 46-54 51-12 11-23 22-35 33-27 25-40 47-40 51 0 3 3 2 4 3 4 0 5-1 7-5 9-14 20-24 33-24 9 0 12 4 22 15 7 7 13 14 25 14 38 0 61-49 61-59 0-3-2-4-5-4-4 0-4 3-5 5-9 25-34 33-47 33-8 0-15-4-22-6-14-5-20-6-28-6-1 0-6 0-10 1z"><text:p/></draw:path><draw:path draw:style-name="gr1059" draw:text-style-name="P99" svg:width="0.0386in" svg:height="0.0701in" svg:x="0.134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1059" draw:text-style-name="P99" svg:width="0.0173in" svg:height="0.0453in" svg:x="0.2039in" svg:y="0.0972in" svg:viewBox="0 0 45 116" svg:d="M45 41c0-26-10-41-24-41-13 0-21 10-21 21 0 10 8 20 21 20 4 0 10-1 13-5 1-1 1-1 2-1 0 2 1 0 1 6 0 28-14 51-26 64-4 4-4 5-4 6 0 2 2 5 3 5 4 0 35-30 35-75z"><text:p/></draw:path><draw:path draw:style-name="gr1059" draw:text-style-name="P99" svg:width="0.0614in" svg:height="0.0685in" svg:x="0.263in" svg:y="0.0453in" svg:viewBox="0 0 157 175" svg:d="M23 148c-1 6-3 15-3 17 0 7 5 10 11 10 4 0 12-3 14-11 1-1 14-54 16-61 3-13 9-39 12-50 2-5 13-23 22-32 3-2 14-12 30-12 10 0 11 3 17 4-12 2-20 11-20 21 0 7 5 14 14 14 10 0 21-8 21-23 0-13-12-25-32-25-25 0-41 19-49 30-3-18-17-30-35-30s-26 15-29 22c-6 13-12 36-12 37 0 5 4 5 6 5 3 0 3-1 5-9 7-27 14-46 29-46 6 0 12 3 12 17 0 8-1 13-7 32-8 30-14 60-22 90z"><text:p/></draw:path><draw:path draw:style-name="gr1059" draw:text-style-name="P99" svg:width="0.0386in" svg:height="0.0701in" svg:x="0.3386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059" draw:text-style-name="P99" svg:width="0.0335in" svg:height="0.1512in" svg:x="0.4039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1059" draw:text-style-name="P99" svg:width="0.0173in" svg:height="0.0453in" svg:x="0.4677in" svg:y="0.0972in" svg:viewBox="0 0 45 116" svg:d="M45 41c0-26-10-41-24-41-13 0-21 10-21 21 0 10 8 20 21 20 4 0 10-1 13-5 1-1 1-1 2-1 0 2 1 0 1 6 0 28-14 51-26 64-4 4-4 5-4 6 0 2 2 5 3 5 4 0 35-30 35-75z"><text:p/></draw:path><draw:path draw:style-name="gr1059" draw:text-style-name="P99" svg:width="0.0335in" svg:height="0.1512in" svg:x="0.5394in" svg:y="0in" svg:viewBox="0 0 86 385" svg:d="M84 15c2-4 2-5 2-7 0-5-3-8-8-8-3 0-6 2-9 9-22 59-45 118-67 177-1 2-2 4-2 8 0 1 0 1 2 5 22 59 45 118 67 176 1 5 4 10 9 10s8-3 8-7c0-1 0-3-2-7-23-59-45-119-69-177 24-60 46-119 69-179z"><text:p/></draw:path><draw:path draw:style-name="gr1059" draw:text-style-name="P99" svg:width="0.0642in" svg:height="0.0685in" svg:x="0.5882in" svg:y="0.0453in" svg:viewBox="0 0 164 175" svg:d="M35 139c20-22 32-32 45-44 14-12 25-21 39-34 36-37 45-55 45-57 0-4-3-4-4-4-3 0-5 1-6 4-12 19-21 25-30 25-10 0-13-6-19-12-7-9-14-17-27-17-28 0-46 36-46 44 0 2 1 4 4 4 4 0 5-2 5-4 7-18 31-18 33-18 9 0 15 3 24 6 16 5 20 5 31 5-15 17-48 46-54 51-12 11-23 22-35 33-27 25-40 47-40 51 0 3 3 3 4 3 4 0 5-1 7-5 9-14 20-24 33-24 9 0 12 4 22 15 7 7 13 14 24 14 39 0 62-49 62-59 0-3-2-4-6-4-3 0-3 3-5 5-9 25-33 33-46 33-8 0-15-4-22-6-14-5-20-6-28-6-1 0-6 0-10 1z"><text:p/></draw:path><draw:path draw:style-name="gr1059" draw:text-style-name="P99" svg:width="0.0465in" svg:height="0.0701in" svg:x="0.6591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1059" draw:text-style-name="P99" svg:width="0.0173in" svg:height="0.0453in" svg:x="0.7339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614in" svg:height="0.0685in" svg:x="0.7925in" svg:y="0.0453in" svg:viewBox="0 0 157 175" svg:d="M23 148c-1 6-3 15-3 17 0 7 5 10 11 10 4 0 11-3 14-11 1-1 14-54 16-61 3-13 9-39 12-50 2-5 12-23 22-32 3-2 14-12 30-12 10 0 16 4 17 4-12 2-20 11-20 21 0 7 3 14 14 14 10 0 21-8 21-23 0-13-12-25-32-25-25 0-41 19-49 30-3-18-17-30-35-30s-26 15-29 22c-6 13-12 36-12 37 0 5 3 4 4 5 5 0 5-1 7-9 7-27 14-46 29-46 6 0 12 3 12 17 0 8-1 13-7 32-8 30-14 60-22 90z"><text:p/></draw:path><draw:path draw:style-name="gr1059" draw:text-style-name="P99" svg:width="0.0469in" svg:height="0.0701in" svg:x="0.8638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1059" draw:text-style-name="P99" svg:width="0.0339in" svg:height="0.1512in" svg:x="0.9331in" svg:y="0in" svg:viewBox="0 0 87 385" svg:d="M85 199c2-4 2-4 2-5 0-2 0-2-2-7-22-59-45-119-67-178-4-7-6-9-9-9-5 0-9 3-9 8 0 1 0 2 2 6 23 60 45 119 68 180-23 58-45 118-68 176-2 4-2 5-2 8 0 4 4 7 9 7 4 0 5-4 8-7 23-60 45-119 68-179z"><text:p/></draw:path><draw:path draw:style-name="gr1059" draw:text-style-name="P99" svg:width="0.0756in" svg:height="0.087in" svg:x="1.039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1059" draw:text-style-name="P99" svg:width="0.0921in" svg:height="0.1031in" svg:x="1.174in" svg:y="0.0098in" svg:viewBox="0 0 235 263" svg:d="M220 14c3-5 3-6 3-7 0-7-5-7-13-7-59 0-118 0-177 0-12 0-12 1-13 11-2 18-3 34-6 52 0 2-1 3-1 5 0 6 5 8 7 8 4 0 6-3 6-7 3-8 6-25 29-40 22-15 50-16 63-16 10 0 21 0 31 0-49 79-97 159-146 237-3 4-3 5-3 7 0 6 7 6 13 6 66 0 132 0 198 0 12 0 12-1 13-11 4-25 8-49 11-75 0-4-3-6-6-6-6 0-7 3-8 11-6 30-37 68-91 68-19 0-36 0-55 0 48-78 97-158 145-236zM33 13c7 0 14 0 21 0v1c-11 6-19 12-23 17 1-6 1-12 2-18zM165 13c13 0 26 0 40 0-49 79-98 159-147 237-13 0-26 0-39 0 48-78 98-158 146-237zM185 250c11-7 21-15 31-26-1 7-3 12-5 26-9 0-17 0-26 0z"><text:p/></draw:path><draw:path draw:style-name="gr1059" draw:text-style-name="P99" svg:width="0.0732in" svg:height="0.0728in" svg:x="1.3276in" svg:y="0.0394in" svg:viewBox="0 0 187 186" svg:d="M94 83c-26-26-52-52-77-77-5-5-6-6-9-6-4 0-8 3-8 8 0 2 1 3 6 7 25 27 51 52 77 79-26 25-52 50-77 77-5 4-6 5-6 7 0 5 4 8 8 8 3 0 4-1 9-5 25-27 51-52 77-78 26 27 53 53 80 81 2 0 3 2 5 2 5 0 8-3 8-8 0-1 0-2-1-4 0-1-62-62-81-80 23-25 47-48 70-72 2-2 9-7 10-9 1-1 2-3 2-5 0-5-3-8-8-8-3 0-4 1-8 6-26 25-52 51-77 77z"><text:p/></draw:path><draw:path draw:style-name="gr1059" draw:text-style-name="P99" svg:width="0.0205in" svg:height="0.1512in" svg:x="1.4756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8in" svg:height="0.1035in" svg:x="1.5055in" svg:y="0.013in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1059" draw:text-style-name="P99" svg:width="0.0173in" svg:height="0.0453in" svg:x="1.589in" svg:y="0.0972in" svg:viewBox="0 0 45 116" svg:d="M45 41c0-26-10-41-25-41-12 0-20 10-20 21 0 10 8 20 20 20 4 0 10-1 13-5 2-1 1-1 2-1s1 0 1 6c0 28-13 51-26 64-4 4-4 5-4 6 0 2 2 5 4 5 4 0 35-30 35-75z"><text:p/></draw:path><draw:path draw:style-name="gr1059" draw:text-style-name="P99" svg:width="0.065in" svg:height="0.1055in" svg:x="1.652in" svg:y="0.0098in" svg:viewBox="0 0 166 269" svg:d="M163 26c3-5 3-5 3-14-31 0-63 0-93 0-48 0-49-4-50-12-3 0-6 0-10 0-4 26-9 53-13 79 3 0 7 0 10 0 1-5 4-29 10-35 2-2 33-2 37-2 27 0 54 0 81 0-5 6-36 48-43 61-36 52-49 105-49 145 0 3 0 21 19 21 18 0 18-18 18-21 0-7 0-13 0-20 0-21 1-42 4-63 1-9 7-42 23-66 18-24 35-48 53-73z"><text:p/></draw:path><draw:path draw:style-name="gr1059" draw:text-style-name="P99" svg:width="0.035in" svg:height="0.1512in" svg:x="1.728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9">, נניח </text:span><text:span text:style-name="T9"><draw:g text:anchor-type="as-char" svg:y="-0.1134in" draw:z-index="127" draw:name="Shape140" draw:style-name="gr1057"><svg:title>TexMaths</svg:title><svg:desc>11§inline§h(x_1) = h(x_2)§svg§600§FALSE§</svg:desc><draw:path draw:style-name="gr1058" draw:text-style-name="P98" svg:width="0.8933in" svg:height="0.1354in" svg:x="0.0004in" svg:y="0.0071in" svg:viewBox="0 0 2270 345" svg:d="M0 0c757 0 1514 0 2270 0 0 115 0 230 0 345-756 0-1513 0-2270 0 0-115 0-230 0-345z"><text:p/></draw:path><draw:path draw:style-name="gr1059" draw:text-style-name="P99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6-28 7-16 25-60 25-83 0-25-16-41-45-41-25 0-43 12-58 30 10-42 21-83 31-124z"><text:p/></draw:path><draw:path draw:style-name="gr1059" draw:text-style-name="P99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756in" svg:height="0.0681in" svg:x="0.1437in" svg:y="0.0453in" svg:viewBox="0 0 193 174" svg:d="M118 54c2-10 11-46 38-46 2 0 11 0 20 5-11 2-19 12-19 21 0 7 5 13 15 13 8 0 21-6 21-22 0-19-24-25-37-25-22 0-35 20-39 29-10-26-31-29-42-29-41 0-63 50-63 59 0 4 3 3 5 4 3 0 4-1 5-5 13-40 39-50 52-50 7 0 21 4 21 26 0 12-7 38-21 92-7 24-20 40-37 40-3 0-12 0-19-5 9-2 17-10 17-21 0-10-8-13-14-13-11 0-21 10-21 22 0 17 20 25 36 25 26 0 40-26 41-29 4 15 19 29 42 29 39 0 61-50 61-59 0-4-3-4-4-4-3 0-4 1-5 5-13 40-39 50-51 50-16 0-22-13-22-25 0-9 2-18 6-34 5-18 9-35 14-53z"><text:p/></draw:path><draw:path draw:style-name="gr1059" draw:text-style-name="P99" svg:width="0.0382in" svg:height="0.0701in" svg:x="0.2382in" svg:y="0.0661in" svg:viewBox="0 0 98 179" svg:d="M61 8c0-7 0-8-8-8-18 18-42 18-53 18 0 3 0 6 0 10 6 0 24 0 38-8 0 45 0 91 0 137 0 9 1 13-26 13-3 0-8 0-11 0 0 3 0 6 0 9 6 0 39-1 48-1s43 1 49 1c0-3 0-6 0-9-3 0-7 0-10 0-27 0-27-4-27-13 0-50 0-100 0-149z"><text:p/></draw:path><draw:path draw:style-name="gr1059" draw:text-style-name="P99" svg:width="0.035in" svg:height="0.1508in" svg:x="0.3031in" svg:y="0in" svg:viewBox="0 0 90 384" svg:d="M90 193c0-30-4-77-25-120-23-48-57-73-61-73-2 0-4 1-4 3 0 3 0 3 8 10 37 38 59 99 59 180 0 65-14 132-61 181-6 5-6 5-6 6 0 3 2 4 4 4 4 0 39-26 62-75 20-43 24-85 24-116z"><text:p/></draw:path><draw:path draw:style-name="gr1059" draw:text-style-name="P99" svg:width="0.1008in" svg:height="0.035in" svg:x="0.40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0.5646in" svg:y="0.0071in" svg:viewBox="0 0 189 270" svg:d="M89 3c-2-1 0-3-5-3-9 0-37 2-47 3-3 0-7 1-7 8 0 4 3 4 9 4 18 0 19 4 19 7 0 2-1 6-1 8-18 73-37 147-56 221-1 6-1 6-1 9 0 9 8 10 11 10 6 0 12-5 14-10 2-9 5-19 7-29 3-11 5-23 9-35 2-8 4-15 6-24 1-2 5-16 5-18 1-3 13-25 26-35 9-7 20-14 38-14 16 0 20 13 20 27 0 21-15 62-24 85-3 9-5 14-5 22 0 18 13 31 32 31 36 0 50-56 50-60 0-3-3-3-4-3-5 0-5 1-7 7-5 21-17 48-38 48-7 0-10-4-10-13 0-10 3-19 8-28 5-16 23-60 23-83 0-25-16-41-44-41-26 0-43 12-58 30 10-42 20-83 30-124z"><text:p/></draw:path><draw:path draw:style-name="gr1059" draw:text-style-name="P99" svg:width="0.035in" svg:height="0.1508in" svg:x="0.6587in" svg:y="0in" svg:viewBox="0 0 90 384" svg:d="M90 380c0-1 0-1-6-8-49-48-61-121-61-179 0-67 14-135 62-183 5-4 5-4 5-7 0-2-2-3-4-3-3 0-39 26-62 75-18 43-24 86-24 118 0 28 4 76 26 119 23 47 57 72 60 72 2 0 4-1 4-4z"><text:p/></draw:path><draw:path draw:style-name="gr1059" draw:text-style-name="P99" svg:width="0.0756in" svg:height="0.0681in" svg:x="0.7071in" svg:y="0.0453in" svg:viewBox="0 0 193 174" svg:d="M118 54c3-10 12-46 38-46 2 0 11 0 20 5-11 2-19 12-19 21 0 7 5 13 15 13 8 0 21-6 21-22 0-19-22-25-36-25-23 0-36 20-40 29-10-26-31-29-42-29-41 0-63 50-63 59 0 4 3 3 4 4 4 0 5-1 6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1059" draw:text-style-name="P99" svg:width="0.0469in" svg:height="0.0701in" svg:x="0.796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1059" draw:text-style-name="P99" svg:width="0.0346in" svg:height="0.1508in" svg:x="0.866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. לפיכך, </text:span><text:span text:style-name="T9"><draw:g text:anchor-type="as-char" svg:y="-0.1102in" draw:z-index="129" draw:name="Shape141" draw:style-name="gr1057"><svg:title>TexMaths</svg:title><svg:desc>11§inline§z_1 + \tfrac{r_1}{7} = z_2 + \tfrac{r_2}{7}§svg§600§FALSE§</svg:desc><draw:path draw:style-name="gr1058" draw:text-style-name="P98" svg:width="1.124in" svg:height="0.1476in" svg:x="0.0012in" svg:y="0.0075in" svg:viewBox="0 0 2856 376" svg:d="M1428 376c-476 0-951 0-1428 0 0-126 0-251 0-376 952 0 1904 0 2856 0 0 125 0 250 0 376-476 0-952 0-1428 0z"><text:p/></draw:path><draw:path draw:style-name="gr1059" draw:text-style-name="P99" svg:width="0.0642in" svg:height="0.0685in" svg:x="0in" svg:y="0.0429in" svg:viewBox="0 0 164 175" svg:d="M35 138c21-22 32-31 46-44 13-12 25-20 38-35 37-35 45-54 45-55 0-4-3-4-4-4-3 0-4 1-6 4-11 19-19 25-29 25-8 0-14-6-19-13-8-8-15-16-27-16-29 0-47 36-47 44 0 2 1 4 4 4 5 0 5-2 6-4 8-18 30-18 33-18 8 0 15 3 24 6 15 5 20 5 30 5-15 17-46 44-54 51-11 11-23 21-34 32-27 26-41 48-41 50 0 5 4 5 6 5s3-1 5-6c9-13 21-23 33-23 9 0 13 3 22 14 7 8 14 15 25 15 39 0 61-50 61-60 0-2-1-4-5-4-3 0-4 3-5 5-9 26-34 32-46 32-8 0-16-2-23-4-14-6-19-7-28-7-3 0-6 0-10 1z"><text:p/></draw:path><draw:path draw:style-name="gr1059" draw:text-style-name="P99" svg:width="0.0386in" svg:height="0.0701in" svg:x="0.076in" svg:y="0.061in" svg:viewBox="0 0 99 179" svg:d="M62 8c0-8-1-8-8-8-18 16-43 16-54 16 0 4 0 7 0 10 7 0 25 0 40-7 0 46 0 92 0 138 0 9 0 12-28 12-3 0-6 0-10 0 0 3 0 7 0 10 6-1 39-1 49-1 8 0 41 0 48 1 0-3 0-7 0-10-3 0-7 0-10 0-27 0-27-3-27-12 0-49 0-100 0-149z"><text:p/></draw:path><draw:path draw:style-name="gr1059" draw:text-style-name="P99" svg:width="0.1012in" svg:height="0.1004in" svg:x="0.1752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1059" draw:text-style-name="P99" svg:width="0.0496in" svg:height="0.0476in" svg:x="0.3417in" svg:y="0in" svg:viewBox="0 0 127 122" svg:d="M51 65c1-2 6-27 7-28 0-2 8-15 17-22 3-2 11-7 22-7 3 0 10 0 15 3-9 3-12 11-12 15 0 6 6 10 11 10 7 0 16-5 16-16 0-15-16-20-29-20-14 0-26 5-39 20-5-17-22-20-27-20-11 0-18 7-22 14-6 10-10 26-10 28 0 3 3 2 4 3 5 0 5-1 7-8 4-16 9-29 20-29 6 0 9 5 9 13 0 5-3 14-5 22s-4 18-5 25c-4 11-6 23-9 34-1 3-3 10-3 11 0 6 5 9 10 9 3 0 8-2 11-8 1-2 3-14 5-21 2-10 4-18 7-28z"><text:p/></draw:path><draw:path draw:style-name="gr1059" draw:text-style-name="P99" svg:width="0.0307in" svg:height="0.0496in" svg:x="0.4043in" svg:y="0.0114in" svg:viewBox="0 0 79 127" svg:d="M50 5c0-5 0-5-7-5-14 12-35 12-40 12-1 0-2 0-3 0 0 3 0 6 0 9 1 0 2 0 3 0 5 0 18-1 29-6 0 32 0 64 0 96 0 7 0 9-21 9-3 0-7 0-10 0 0 2 0 5 0 7 11 0 29 0 40 0s28 0 38 0c0-2 0-5 0-7-3 0-5 0-9 0-20 0-20-2-20-9 0-35 0-70 0-106z"><text:p/></draw:path><draw:path draw:style-name="gr1059" draw:text-style-name="P99" svg:width="0.1154in" svg:height="0.0055in" svg:x="0.337in" svg:y="0.0693in" svg:viewBox="0 0 294 15" svg:d="M146 15c-48 0-98 0-146 0 0-5 0-10 0-15 98 0 196 0 294 0 0 5 0 10 0 15-50 0-98 0-148 0z"><text:p/></draw:path><draw:path draw:style-name="gr1059" draw:text-style-name="P99" svg:width="0.05in" svg:height="0.0736in" svg:x="0.372in" svg:y="0.0902in" svg:viewBox="0 0 128 188" svg:d="M125 20c3-4 3-5 3-11-23 0-48 0-71 0-11 0-14 0-23-1-14-1-15-4-15-8-4 0-7 0-10 0-3 20-6 38-9 58 3 0 6 0 9 0 1-4 3-22 8-25 2-1 24-1 27-1 20 0 40 0 59 0-8 11-22 27-27 35-36 46-40 89-40 105 0 4 0 16 14 16 13 0 13-12 13-16 0-3 0-7 0-11 0-52 11-76 22-91 13-16 27-34 40-50z"><text:p/></draw:path><draw:path draw:style-name="gr1059" draw:text-style-name="P99" svg:width="0.1004in" svg:height="0.035in" svg:x="0.522in" svg:y="0.054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642in" svg:height="0.0685in" svg:x="0.6807in" svg:y="0.0429in" svg:viewBox="0 0 164 175" svg:d="M34 138c21-22 33-31 46-44 14-12 25-20 39-35 36-35 45-54 45-55 0-4-3-4-4-4-4 0-5 1-6 4-12 19-20 25-30 25-8 0-13-6-19-13-7-8-14-16-27-16-28 0-46 36-46 44 0 2 1 4 4 4 4 0 5-2 5-4 7-18 31-18 33-18 9 0 15 3 24 6 16 5 20 5 31 5-15 17-48 44-54 51-12 11-23 21-35 32-27 26-40 48-40 50 0 5 3 5 4 5 4 0 5-1 7-6 9-13 20-23 33-23 9 0 12 3 22 14 7 8 13 15 24 15 39 0 62-50 62-60 0-2-2-4-6-4-3 0-3 3-5 5-9 26-33 32-46 32-8 0-15-2-22-4-14-6-20-7-28-7-1 0-6 0-11 1z"><text:p/></draw:path><draw:path draw:style-name="gr1059" draw:text-style-name="P99" svg:width="0.0465in" svg:height="0.0701in" svg:x="0.7516in" svg:y="0.061in" svg:viewBox="0 0 119 179" svg:d="M119 130c-3 0-6 0-9 0-1 5-3 22-7 24-2 2-23 2-27 2-17 0-33 0-50 0 29-25 38-33 54-45 20-17 39-33 39-58 0-33-29-53-63-53s-56 23-56 48c0 13 11 15 14 15 7 0 15-5 15-15 0-4-3-14-17-14 9-19 28-24 40-24 27 0 40 21 40 43 0 23-16 41-25 51-22 21-43 43-65 64-2 2-2 3-2 11 37 0 74 0 111 0 2-16 6-33 8-49z"><text:p/></draw:path><draw:path draw:style-name="gr1059" draw:text-style-name="P99" svg:width="0.1012in" svg:height="0.1004in" svg:x="0.8551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1059" draw:text-style-name="P99" svg:width="0.0488in" svg:height="0.0476in" svg:x="1.0224in" svg:y="0in" svg:viewBox="0 0 125 122" svg:d="M51 65c0-2 6-27 6-28 1-2 9-15 18-22 3-2 10-7 22-7 2 0 9 0 14 3-9 3-11 11-11 15 0 6 5 10 10 10 7 0 15-5 15-16 0-15-14-20-28-20s-27 5-39 20c-4-17-21-20-27-20-10 0-17 7-21 14-7 10-10 26-10 28 0 3 3 3 4 3 4 0 5-1 6-8 4-16 10-29 20-29 7 0 9 5 9 13 0 5-2 14-4 22s-5 18-6 25c-4 11-6 23-9 34-1 3-2 10-2 11 0 6 4 9 8 9 5 0 10-2 13-8 0-2 3-14 4-21 2-10 5-18 8-28z"><text:p/></draw:path><draw:path draw:style-name="gr1059" draw:text-style-name="P99" svg:width="0.0374in" svg:height="0.0496in" svg:x="1.0811in" svg:y="0.0114in" svg:viewBox="0 0 96 127" svg:d="M96 91c-2 0-6 0-8 0-1 3-3 16-5 18-3 1-19 1-21 1-14 0-26 0-39 0 13-10 28-21 40-29 16-12 33-23 33-43 0-25-23-38-51-38-26 0-45 14-45 34 0 10 8 11 11 11 6 0 11-3 11-11 0-7-4-11-11-11 6-9 17-15 30-15 18 0 34 12 34 30 0 16-11 29-25 41-16 13-32 26-48 40-2 2-2 2-2 3 0 2 0 3 0 5 30 0 59 0 89 0 2-12 5-24 7-36z"><text:p/></draw:path><draw:path draw:style-name="gr1059" draw:text-style-name="P99" svg:width="0.1157in" svg:height="0.0055in" svg:x="1.0173in" svg:y="0.0693in" svg:viewBox="0 0 295 15" svg:d="M147 15c-49 0-97 0-147 0 0-5 0-10 0-15 98 0 197 0 295 0 0 5 0 10 0 15-50 0-98 0-148 0z"><text:p/></draw:path><draw:path draw:style-name="gr1059" draw:text-style-name="P99" svg:width="0.0504in" svg:height="0.0736in" svg:x="1.0524in" svg:y="0.0902in" svg:viewBox="0 0 129 188" svg:d="M127 20c2-4 2-5 2-11-23 0-48 0-71 0-11 0-14 0-24-1-14-1-14-4-15-8-4 0-6 0-9 0-3 20-7 38-10 58 3 0 7 0 10 0 0-4 3-22 7-25 2-1 24-1 28-1 20 0 40 0 60 0-9 11-24 27-29 35-35 46-39 89-39 105 0 4 0 16 13 16s13-12 13-16c0-3 0-7 0-11 0-52 11-76 23-91 13-16 27-34 41-50z"><text:p/></draw:path></draw:g></text:span><text:span text:style-name="T9">. </text:span><text:span text:style-name="T33">יהי </text:span><text:span text:style-name="T33"><draw:g text:anchor-type="as-char" svg:y="-0.1134in" draw:z-index="130" draw:name="Shape142" draw:style-name="gr1057"><svg:title>TexMaths</svg:title><svg:desc>11§inline§r \in [0, 7)§svg§600§FALSE§</svg:desc><draw:path draw:style-name="gr1058" draw:text-style-name="P98" svg:width="0.548in" svg:height="0.1358in" svg:x="0.0039in" svg:y="0.0071in" svg:viewBox="0 0 1393 346" svg:d="M697 346c-233 0-465 0-697 0 0-116 0-230 0-346 464 0 929 0 1393 0 0 116 0 230 0 346-232 0-464 0-696 0z"><text:p/></draw:path><draw:path draw:style-name="gr1059" draw:text-style-name="P99" svg:width="0.0614in" svg:height="0.0685in" svg:x="0.0004in" svg:y="0.0453in" svg:viewBox="0 0 157 175" svg:d="M23 148c-1 6-3 15-3 17 0 7 5 10 11 10 4 0 12-3 14-11 1-1 14-54 15-61 4-13 10-39 13-50 2-5 13-23 22-32 3-2 14-12 30-12 10 0 11 3 17 4-12 2-20 11-20 21 0 7 4 14 14 14s21-8 21-23c0-13-12-25-32-25-25 0-41 19-49 30-3-18-17-30-35-30s-26 15-29 22c-7 13-12 36-12 37 0 5 4 5 5 5 4 0 4-1 7-9 7-27 14-46 28-46 6 0 12 3 12 17 0 8-1 13-7 32-8 30-14 60-22 90z"><text:p/></draw:path><draw:path draw:style-name="gr1059" draw:text-style-name="P99" svg:width="0.076in" svg:height="0.087in" svg:x="0.124in" svg:y="0.0307in" svg:viewBox="0 0 194 222" svg:d="M179 120c7 0 15 0 15-8 0-9-8-9-15-9-55 0-109 0-164 0 6-50 50-88 105-88 20 0 39 0 59 0 7 0 15 0 15-7 0-8-8-8-15-8-20 0-40 0-60 0-66 0-119 50-119 112s53 110 119 110c20 0 40 0 60 0 7 0 15 0 15-7s-8-7-15-7c-20 0-39 0-59 0-55 0-99-37-105-88 55 0 109 0 164 0z"><text:p/></draw:path><draw:path draw:style-name="gr1059" draw:text-style-name="P99" svg:width="0.0205in" svg:height="0.1512in" svg:x="0.2728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38in" svg:height="0.1035in" svg:x="0.3028in" svg:y="0.013in" svg:viewBox="0 0 163 264" svg:d="M163 133c0-31-2-61-16-90-18-37-49-43-66-43-23 0-51 10-67 45-12 28-14 57-14 88 0 29 1 64 18 92 16 32 44 39 63 39 20 0 50-7 67-45 13-25 15-55 15-86zM81 255c-15 0-38-9-45-46-4-22-4-58-4-80 0-26 0-51 3-72 7-45 36-49 46-49 12 0 38 7 45 45 4 22 4 52 4 76 0 28 0 55-4 79-6 36-28 47-45 47z"><text:p/></draw:path><draw:path draw:style-name="gr1059" draw:text-style-name="P99" svg:width="0.0173in" svg:height="0.0453in" svg:x="0.3858in" svg:y="0.0972in" svg:viewBox="0 0 45 116" svg:d="M45 41c0-26-10-41-25-41-12 0-20 10-20 21 0 10 8 20 20 20 5 0 10-1 14-5 1-1 1-1 2-1 0 2 0 0 0 6 0 28-13 51-26 64-5 4-5 5-5 6 0 2 3 5 5 5 4 0 35-30 35-75z"><text:p/></draw:path><draw:path draw:style-name="gr1059" draw:text-style-name="P99" svg:width="0.065in" svg:height="0.1055in" svg:x="0.4484in" svg:y="0.0098in" svg:viewBox="0 0 166 269" svg:d="M163 26c3-5 3-5 3-14-31 0-63 0-93 0-48 0-49-4-50-12-3 0-7 0-10 0-4 26-9 53-13 79 3 0 7 0 10 0 1-5 4-29 10-35 2-2 33-2 37-2 27 0 54 0 80 0-4 6-35 48-42 61-36 52-48 105-48 145 0 3 0 21 18 21 17 0 17-18 17-21 0-7 0-13 0-20 0-21 2-42 5-63 1-9 6-42 23-66 18-24 35-48 53-73z"><text:p/></draw:path><draw:path draw:style-name="gr1059" draw:text-style-name="P99" svg:width="0.035in" svg:height="0.1512in" svg:x="0.5248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33">, נסיק </text:span><text:span text:style-name="T33"><draw:g text:anchor-type="as-char" svg:y="-0.1016in" draw:z-index="134" draw:name="Shape143" draw:style-name="gr1057"><svg:title>TexMaths</svg:title><svg:desc>11§inline§0 \le r \land r &gt; 7§svg§600§FALSE§</svg:desc><draw:path draw:style-name="gr1058" draw:text-style-name="P98" svg:width="0.8539in" svg:height="0.1071in" svg:x="0.0024in" svg:y="0.0071in" svg:viewBox="0 0 2170 273" svg:d="M0 0c724 0 1446 0 2170 0 0 91 0 181 0 273-724 0-1446 0-2170 0 0-92 0-182 0-273z"><text:p/></draw:path><draw:path draw:style-name="gr1059" draw:text-style-name="P99" svg:width="0.0638in" svg:height="0.1035in" svg:x="0.0004in" svg:y="0.0016in" svg:viewBox="0 0 163 264" svg:d="M163 133c0-31-2-62-16-90-18-38-49-43-66-43-23 0-51 10-67 45-13 26-14 57-14 88 0 28 1 63 18 91 16 32 44 40 62 40 21 0 51-9 68-45 13-27 15-57 15-86zM80 255c-14 0-37-10-44-46-4-23-4-58-4-80 0-26 0-51 3-72 7-46 36-49 45-49 13 0 39 7 46 45 4 22 4 51 4 76 0 28 0 53-4 78-6 36-28 48-46 48z"><text:p/></draw:path><draw:path draw:style-name="gr1059" draw:text-style-name="P99" svg:width="0.0925in" svg:height="0.1165in" svg:x="0.1252in" svg:y="0.0063in" svg:viewBox="0 0 236 297" svg:d="M229 16c4-2 7-4 7-8 0-5-3-8-7-8-2 0-6 1-7 2-71 34-143 67-214 101-7 3-8 6-8 9s3 6 8 8c71 33 143 67 214 100 5 2 6 2 7 2 4 0 7-3 7-8 0-3-1-5-7-8-67-31-136-63-203-94 67-32 136-64 203-96zM223 297c7 0 13 0 13-8s-7-8-14-8c-69 0-138 0-208 0-5 0-14 0-14 8s8 8 14 8c70 0 140 0 209 0z"><text:p/></draw:path><draw:path draw:style-name="gr1059" draw:text-style-name="P99" svg:width="0.0614in" svg:height="0.0681in" svg:x="0.2776in" svg:y="0.0358in" svg:viewBox="0 0 157 174" svg:d="M23 147c-1 7-3 15-3 16 0 7 5 11 11 11 4 0 12-4 14-11 1-1 14-53 15-60 4-13 10-39 13-50 2-6 13-23 22-32 3-2 14-12 30-12 10 0 11 3 17 4-12 2-20 11-20 21 0 7 3 13 14 13 10 0 21-9 21-22s-12-25-32-25c-25 0-41 19-49 30-3-18-17-30-35-30s-26 15-29 22c-7 13-12 36-12 37 0 5 4 5 5 5 4 0 4-1 7-10 7-27 14-45 28-45 6 0 12 3 12 17 0 8-1 12-7 32-8 30-14 60-22 89z"><text:p/></draw:path><draw:path draw:style-name="gr1059" draw:text-style-name="P99" svg:width="0.0839in" svg:height="0.0937in" svg:x="0.3886in" svg:y="0.0118in" svg:viewBox="0 0 214 239" svg:d="M117 9c-4-7-6-9-9-9-6 0-7 3-9 9-32 71-65 143-97 214-2 5-2 6-2 8 0 4 3 8 8 8 2 0 5-2 8-9 31-67 61-135 92-203 29 68 60 136 90 203 3 9 8 9 9 9 4 0 7-4 7-8 0-1 0-2-2-7-32-71-64-144-95-215z"><text:p/></draw:path><draw:path draw:style-name="gr1059" draw:text-style-name="P99" svg:width="0.0614in" svg:height="0.0681in" svg:x="0.5193in" svg:y="0.0358in" svg:viewBox="0 0 157 174" svg:d="M23 147c-1 7-3 15-3 16 0 7 5 11 11 11 4 0 11-4 14-11 0-1 13-53 15-60 4-13 10-39 13-50 1-6 12-23 22-32 3-2 14-12 30-12 10 0 16 4 17 4-12 2-21 11-21 21 0 7 4 13 15 13 10 0 21-9 21-22s-12-25-32-25c-25 0-41 19-49 30-3-18-18-30-35-30-18 0-26 15-29 22-7 13-12 36-12 37 0 5 3 3 4 5 5 0 5-1 7-10 7-27 14-45 29-45 6 0 12 3 12 17 0 8-1 12-7 32-8 30-14 60-22 89z"><text:p/></draw:path><draw:path draw:style-name="gr1059" draw:text-style-name="P99" svg:width="0.0925in" svg:height="0.087in" svg:x="0.6425in" svg:y="0.0209in" svg:viewBox="0 0 236 222" svg:d="M229 120c4-2 7-5 7-9 0-5-3-7-7-8-72-34-143-67-215-101-4-2-5-2-6-2-5 0-8 3-8 8 0 3 2 5 8 7 67 32 135 64 202 96-67 32-135 63-202 95-6 3-8 5-8 8 0 5 3 8 8 8 1 0 2 0 6-2 72-33 143-67 215-100z"><text:p/></draw:path><draw:path draw:style-name="gr1059" draw:text-style-name="P99" svg:width="0.065in" svg:height="0.1051in" svg:x="0.7988in" svg:y="0in" svg:viewBox="0 0 166 268" svg:d="M163 25c3-4 3-4 3-13-31 0-63 0-93 0-48 0-49-4-50-12-3 0-7 0-10 0-4 26-9 53-13 79 3 0 7 0 10 0 1-5 4-30 10-35 2-2 33-2 37-2 27 0 54 0 80 0-4 6-35 48-42 61-36 52-49 105-49 143 0 5 0 22 19 22 17 0 17-17 17-22s0-12 0-18c0-22 2-43 5-64 1-8 6-41 23-65 18-25 35-50 53-74z"><text:p/></draw:path></draw:g></text:span><text:span text:style-name="T33">. נחלק אגפים ב־</text:span><text:span text:style-name="T33"><draw:g text:anchor-type="as-char" svg:y="-0.1063in" draw:z-index="131" draw:name="Shape144" draw:style-name="gr1057"><svg:title>TexMaths</svg:title><svg:desc>11§inline§7§svg§600§FALSE§</svg:desc><draw:path draw:style-name="gr1058" draw:text-style-name="P98" svg:width="0.0579in" svg:height="0.0902in" svg:x="0in" svg:y="0.0071in" svg:viewBox="0 0 148 230" svg:d="M74 230c-24 0-50 0-74 0 0-77 0-153 0-230 50 0 98 0 148 0 0 77 0 153 0 230-24 0-50 0-74 0z"><text:p/></draw:path><draw:path draw:style-name="gr1059" draw:text-style-name="P99" svg:width="0.065in" svg:height="0.1059in" svg:x="0.0008in" svg:y="0in" svg:viewBox="0 0 166 270" svg:d="M162 26c4-5 4-5 4-14-31 0-63 0-94 0-48 0-49-4-50-12-3 0-7 0-10 0-4 26-8 53-12 79 3 0 7 0 10 0 1-5 4-29 9-35 3-2 33-2 38-2 27 0 53 0 80 0-4 6-35 48-43 61-35 52-48 106-48 146 0 3 0 21 18 21s18-18 18-21c0-7 0-13 0-20 0-22 1-43 4-64 1-9 7-42 23-66 18-24 36-48 53-73z"><text:p/></draw:path></draw:g></text:span><text:span text:style-name="T33"> ונקבל </text:span><text:span text:style-name="T33"><draw:g text:anchor-type="as-char" svg:y="-0.1071in" draw:z-index="133" draw:name="Shape145" draw:style-name="gr1057"><svg:title>TexMaths</svg:title><svg:desc>11§inline§0 \le \tfrac{r}{7} &lt; 1§svg§600§FALSE§</svg:desc><draw:path draw:style-name="gr1058" draw:text-style-name="P98" svg:width="0.6268in" svg:height="0.1449in" svg:x="0.0024in" svg:y="0.0071in" svg:viewBox="0 0 1593 369" svg:d="M797 369c-266 0-532 0-797 0 0-124 0-246 0-369 531 0 1062 0 1593 0 0 123 0 245 0 369-265 0-531 0-796 0z"><text:p/></draw:path><draw:path draw:style-name="gr1059" draw:text-style-name="P99" svg:width="0.0638in" svg:height="0.1035in" svg:x="0.0004in" svg:y="0.0055in" svg:viewBox="0 0 163 264" svg:d="M163 133c0-31-2-62-15-90-18-36-50-43-67-43-23 0-51 10-67 46-12 27-14 56-14 87 0 29 1 64 18 91 16 32 44 40 63 40 21 0 50-8 68-45 12-25 14-55 14-86zM81 255c-15 0-38-10-45-45-4-23-4-58-4-81 0-26 0-51 3-72 8-45 37-48 46-48 13 0 38 6 46 45 4 21 4 50 4 75 0 28 0 55-4 79-7 36-29 47-46 47z"><text:p/></draw:path><draw:path draw:style-name="gr1059" draw:text-style-name="P99" svg:width="0.0925in" svg:height="0.1165in" svg:x="0.1256in" svg:y="0.0098in" svg:viewBox="0 0 236 297" svg:d="M228 16c4-2 8-3 8-8 0-4-4-8-8-8-2 0-6 2-7 3-71 33-142 67-213 100-7 4-8 6-8 9 0 4 2 7 8 9 71 33 142 66 213 99 5 2 6 2 7 2 4 0 8-3 8-6 0-4-1-6-8-9-67-32-136-64-203-95 67-32 136-64 203-96zM222 297c7 0 14 0 14-8 0-7-8-7-15-7-69 0-138 0-208 0-5 0-13 0-13 7 0 8 7 8 13 8 70 0 140 0 209 0z"><text:p/></draw:path><draw:path draw:style-name="gr1059" draw:text-style-name="P99" svg:width="0.0492in" svg:height="0.0476in" svg:x="0.2972in" svg:y="0in" svg:viewBox="0 0 126 122" svg:d="M51 65c0-2 6-26 6-28 1-2 9-15 18-22 3-2 10-7 22-7 2 0 9 0 14 3-9 3-11 11-11 15 0 6 3 10 10 10 6 0 16-5 16-16 0-14-15-20-29-20s-27 6-39 20c-4-17-21-20-27-20-10 0-17 7-21 14-7 10-10 26-10 28 0 3 3 3 4 3 4 0 5-1 6-8 4-16 10-29 20-29 7 0 9 5 9 13 0 5-3 14-4 22-2 7-5 19-6 24-4 11-6 23-9 35-1 4-2 10-2 11 0 6 4 9 8 9 5 0 10-2 13-8 0-2 3-14 4-20 2-10 5-20 8-29z"><text:p/></draw:path><draw:path draw:style-name="gr1059" draw:text-style-name="P99" svg:width="0.0602in" svg:height="0.0055in" svg:x="0.2917in" svg:y="0.0657in" svg:viewBox="0 0 154 15" svg:d="M77 15c-25 0-52 0-77 0 0-5 0-9 0-15 52 0 102 0 154 0 0 6 0 10 0 15-25 0-52 0-77 0z"><text:p/></draw:path><draw:path draw:style-name="gr1059" draw:text-style-name="P99" svg:width="0.0504in" svg:height="0.0736in" svg:x="0.2992in" svg:y="0.0862in" svg:viewBox="0 0 129 188" svg:d="M127 20c2-4 2-5 2-11-23 0-48 0-71 0-11 0-14 0-24-1-13-1-14-4-15-8-4 0-6 0-9 0-3 20-7 38-10 58 3 0 7 0 10 0 0-4 3-22 8-25 2-1 24-1 27-1 20 0 40 0 60 0-9 11-24 27-29 35-35 46-39 89-39 106 0 3 0 15 14 15 12 0 12-12 12-15 0-5 0-8 0-11 0-53 11-77 23-92 13-16 27-34 41-50z"><text:p/></draw:path><draw:path draw:style-name="gr1059" draw:text-style-name="P99" svg:width="0.0929in" svg:height="0.087in" svg:x="0.4252in" svg:y="0.0244in" svg:viewBox="0 0 237 222" svg:d="M229 16c4-2 8-4 8-8 0-5-5-8-8-8-1 0-2 0-8 3-71 33-142 67-213 100-5 3-8 4-8 9s3 7 8 8c71 33 142 67 213 100 6 2 7 2 8 2 3 0 8-3 8-6 0-5-4-6-8-9-67-32-135-64-203-95 68-32 136-64 203-96z"><text:p/></draw:path><draw:path draw:style-name="gr1059" draw:text-style-name="P99" svg:width="0.05in" svg:height="0.1in" svg:x="0.587in" svg:y="0.0055in" svg:viewBox="0 0 128 255" svg:d="M79 10c0-9 0-10-9-10-24 24-58 24-70 24 0 5 0 8 0 12 8 0 31 0 51-10 0 66 0 132 0 198 0 15-1 19-37 19-4 0-7 0-12 0 0 4 0 9 0 12 13-1 48-1 63-1s48 0 63 1c0-3 0-8 0-12-5 0-8 0-12 0-36 0-37-4-37-19 0-71 0-143 0-214z"><text:p/></draw:path></draw:g></text:span><text:span text:style-name="T33"><text:s/>כלומר </text:span><text:span text:style-name="T33"><draw:g text:anchor-type="as-char" svg:y="-0.1154in" draw:z-index="132" draw:name="Shape146" draw:style-name="gr1057"><svg:title>TexMaths</svg:title><svg:desc>11§inline§\tfrac{r_1}{7}, \tfrac{r_2}{7} \in [0, 1)§svg§600§FALSE§</svg:desc><draw:path draw:style-name="gr1058" draw:text-style-name="P98" svg:width="0.8299in" svg:height="0.152in" svg:x="0.0083in" svg:y="0.0071in" svg:viewBox="0 0 2109 387" svg:d="M1055 387c-352 0-703 0-1055 0 0-129 0-258 0-387 703 0 1406 0 2109 0 0 129 0 258 0 387-351 0-703 0-1054 0z"><text:p/></draw:path><draw:path draw:style-name="gr1059" draw:text-style-name="P99" svg:width="0.0488in" svg:height="0.0476in" svg:x="0.0055in" svg:y="0.0043in" svg:viewBox="0 0 125 122" svg:d="M51 65c0-2 6-27 6-28 1-2 9-15 18-22 3-2 10-7 22-7 2 0 9 0 14 3-9 3-11 11-11 15 0 6 3 10 10 10 6 0 15-5 15-16 0-15-14-20-28-20s-27 5-39 20c-4-17-21-20-27-20-10 0-17 7-21 14-7 10-10 26-10 28 0 3 3 3 4 3 4 0 5-1 6-8 4-16 10-29 20-29 7 0 9 5 9 13 0 5-3 14-4 22-2 6-5 19-6 24-4 11-6 23-9 35-1 4-2 10-2 11 0 6 4 9 8 9 5 0 10-2 13-8 0-2 3-14 4-21 2-9 5-18 8-28z"><text:p/></draw:path><draw:path draw:style-name="gr1059" draw:text-style-name="P99" svg:width="0.0307in" svg:height="0.05in" svg:x="0.0681in" svg:y="0.0161in" svg:viewBox="0 0 79 128" svg:d="M50 6c0-6-2-6-8-6-13 12-35 12-39 12-1 0-2 0-3 0 0 3 0 6 0 9 1 0 2 0 3 0 5 0 17-1 28-6 0 32 0 64 0 96 0 7 0 9-20 9-3 0-7 0-10 0 0 2 0 4 0 8 11 0 27 0 39 0 11 0 28 0 39 0 0-4 0-6 0-8-3 0-6 0-10 0-19 0-19-2-19-9 0-35 0-70 0-105z"><text:p/></draw:path><draw:path draw:style-name="gr1059" draw:text-style-name="P99" svg:width="0.1157in" svg:height="0.0055in" svg:x="0.0004in" svg:y="0.0717in" svg:viewBox="0 0 295 15" svg:d="M147 15c-49 0-97 0-147 0 0-5 0-9 0-15 98 0 197 0 295 0 0 6 0 10 0 15-50 0-98 0-148 0z"><text:p/></draw:path><draw:path draw:style-name="gr1059" draw:text-style-name="P99" svg:width="0.0504in" svg:height="0.0736in" svg:x="0.0354in" svg:y="0.0945in" svg:viewBox="0 0 129 188" svg:d="M127 20c2-3 2-5 2-11-23 0-48 0-71 0-11 0-14 0-24-1-14-1-14-4-15-8-4 0-6 0-9 0-3 20-7 39-10 58 3 0 7 0 10 0 0-4 3-22 7-25 2-1 24-1 28-1 20 0 40 0 60 0-9 11-24 27-29 35-35 46-39 89-39 106 0 3 0 15 13 15s13-12 13-15c0-5 0-8 0-11 0-53 11-77 23-92 13-16 27-34 41-50z"><text:p/></draw:path><draw:path draw:style-name="gr1059" draw:text-style-name="P99" svg:width="0.0173in" svg:height="0.0453in" svg:x="0.1476in" svg:y="0.098in" svg:viewBox="0 0 45 116" svg:d="M45 41c0-26-10-41-24-41-13 0-21 10-21 20 0 11 8 21 21 21 4 0 10-1 13-6 1 0 1-1 2-1 0 2 1 1 1 7 0 28-14 51-26 64-4 4-4 5-4 6 0 2 2 5 3 5 4 0 35-30 35-75z"><text:p/></draw:path><draw:path draw:style-name="gr1059" draw:text-style-name="P99" svg:width="0.0488in" svg:height="0.0476in" svg:x="0.2256in" svg:y="0.0043in" svg:viewBox="0 0 125 122" svg:d="M51 65c0-2 6-27 6-28 1-2 9-15 18-22 3-2 10-7 22-7 2 0 9 0 14 3-9 3-12 11-12 15 0 6 4 10 11 10 6 0 15-5 15-16 0-15-14-20-28-20s-27 5-39 20c-4-17-21-20-27-20-10 0-17 7-21 14-7 10-10 26-10 28 0 3 3 3 4 3 4 0 5-1 6-8 4-16 10-29 20-29 7 0 9 5 9 13 0 5-4 14-5 22-2 6-4 19-5 24-4 11-6 23-9 35-1 4-2 10-2 11 0 6 4 9 8 9 5 0 10-2 13-8 0-2 3-14 4-21 2-9 5-18 8-28z"><text:p/></draw:path><draw:path draw:style-name="gr1059" draw:text-style-name="P99" svg:width="0.0374in" svg:height="0.05in" svg:x="0.2843in" svg:y="0.0161in" svg:viewBox="0 0 96 128" svg:d="M96 91c-2 0-6 0-8 0-1 4-3 16-5 18-3 1-19 1-21 1-14 0-26 0-39 0 13-10 28-21 40-29 16-12 33-23 33-42 0-26-23-39-51-39-26 0-45 14-45 34 0 10 8 11 11 11 6 0 11-3 11-11 0-6-4-11-11-11 6-9 17-15 30-15 18 0 34 12 34 31 0 15-11 28-25 40-16 13-32 27-48 40-2 2-2 2-2 3s0 3 0 6c30 0 59 0 89 0 2-12 5-25 7-37z"><text:p/></draw:path><draw:path draw:style-name="gr1059" draw:text-style-name="P99" svg:width="0.1157in" svg:height="0.0055in" svg:x="0.2205in" svg:y="0.0717in" svg:viewBox="0 0 295 15" svg:d="M147 15c-49 0-97 0-147 0 0-5 0-9 0-15 98 0 197 0 295 0 0 6 0 10 0 15-50 0-98 0-148 0z"><text:p/></draw:path><draw:path draw:style-name="gr1059" draw:text-style-name="P99" svg:width="0.0504in" svg:height="0.0736in" svg:x="0.2555in" svg:y="0.0945in" svg:viewBox="0 0 129 188" svg:d="M127 20c2-3 2-5 2-11-23 0-48 0-71 0-11 0-14 0-24-1-14-1-14-4-15-8-4 0-6 0-9 0-3 20-7 39-10 58 3 0 7 0 10 0 0-4 2-22 7-25 2-1 24-1 28-1 20 0 40 0 60 0-9 11-24 27-29 35-35 46-39 89-39 106 0 3 0 15 13 15s13-12 13-15c0-5 0-8 0-11 0-53 11-77 23-92 13-16 27-34 41-50z"><text:p/></draw:path><draw:path draw:style-name="gr1059" draw:text-style-name="P99" svg:width="0.0756in" svg:height="0.0874in" svg:x="0.4098in" svg:y="0.0327in" svg:viewBox="0 0 193 223" svg:d="M179 119c7 0 14 0 14-8s-7-8-14-8c-55 0-109 0-164 0 5-51 50-88 104-88 20 0 41 0 60 0 7 0 14 0 14-7 0-8-7-8-14-8-21 0-40 0-61 0-66 0-118 48-118 111 0 62 52 112 118 112 21 0 40 0 61 0 7 0 14 0 14-7 0-8-7-8-14-8-19 0-40 0-60 0-54 0-99-37-104-89 55 0 109 0 164 0z"><text:p/></draw:path><draw:path draw:style-name="gr1059" draw:text-style-name="P99" svg:width="0.0205in" svg:height="0.1512in" svg:x="0.5583in" svg:y="0.0004in" svg:viewBox="0 0 53 385" svg:d="M53 385c0-4 0-10 0-15-12 0-25 0-38 0 0-118 0-237 0-355 13 0 26 0 38 0 0-5 0-9 0-15-18 0-35 0-53 0 0 129 0 256 0 385 18 0 35 0 53 0z"><text:p/></draw:path><draw:path draw:style-name="gr1059" draw:text-style-name="P99" svg:width="0.0634in" svg:height="0.1035in" svg:x="0.5886in" svg:y="0.0134in" svg:viewBox="0 0 162 264" svg:d="M162 133c0-31-1-61-16-90-17-37-49-43-65-43-23 0-51 10-67 45-13 28-14 57-14 88 0 29 1 64 17 93 16 30 45 38 63 38 21 0 51-9 67-44 14-26 15-56 15-87zM80 255c-14 0-37-10-44-45-4-23-4-59-4-81 0-26 0-51 2-72 8-46 38-49 46-49 14 0 39 7 47 45 3 22 3 52 3 76 0 28 0 55-5 79-5 36-27 47-45 47z"><text:p/></draw:path><draw:path draw:style-name="gr1059" draw:text-style-name="P99" svg:width="0.0173in" svg:height="0.0453in" svg:x="0.672in" svg:y="0.098in" svg:viewBox="0 0 45 116" svg:d="M45 41c0-26-10-41-25-41-12 0-20 10-20 20 0 11 8 21 20 21 5 0 10-1 14-6 1 0 1-1 1-1 1 0 1 1 1 7 0 28-13 51-26 64-4 4-4 5-4 6 0 2 2 5 4 5 4 0 35-30 35-75z"><text:p/></draw:path><draw:path draw:style-name="gr1059" draw:text-style-name="P99" svg:width="0.05in" svg:height="0.1in" svg:x="0.7398in" svg:y="0.0134in" svg:viewBox="0 0 128 255" svg:d="M79 10c0-10 0-10-9-10-24 24-58 24-70 24 0 5 0 8 0 12 8 0 31 0 51-10 0 66 0 132 0 200 0 13-1 17-37 17-4 0-7 0-12 0 0 5 0 9 0 12 13-1 48-1 63-1s49 0 63 1c0-3 0-7 0-12-5 0-8 0-12 0-36 0-37-4-37-17 0-73 0-145 0-216z"><text:p/></draw:path><draw:path draw:style-name="gr1059" draw:text-style-name="P99" svg:width="0.035in" svg:height="0.1512in" svg:x="0.811in" svg:y="0.0004in" svg:viewBox="0 0 90 385" svg:d="M90 193c0-30-4-76-25-120-23-48-57-73-61-73-2 0-4 2-4 4s0 1 8 9c37 38 59 99 59 180 0 64-14 133-61 181-6 4-6 6-6 7 0 2 2 4 4 4 4 0 39-26 62-76 20-42 24-83 24-116z"><text:p/></draw:path></draw:g></text:span><text:span text:style-name="T33">. </text:span><text:span text:style-name="T34">נניח בשלילה </text:span><text:span text:style-name="T34"><draw:g text:anchor-type="as-char" svg:y="-0.1102in" draw:z-index="135" draw:name="Shape147" draw:style-name="gr1057"><svg:title>TexMaths</svg:title><svg:desc>11§inline§z_1 \neq z_2§svg§600§FALSE§</svg:desc><draw:path draw:style-name="gr1058" draw:text-style-name="P98" svg:width="0.45in" svg:height="0.1256in" svg:x="0.0016in" svg:y="0.0079in" svg:viewBox="0 0 1144 320" svg:d="M572 320c-191 0-382 0-572 0 0-107 0-213 0-320 382 0 762 0 1144 0 0 107 0 213 0 320-190 0-382 0-572 0z"><text:p/></draw:path><draw:path draw:style-name="gr1059" draw:text-style-name="P99" svg:width="0.0642in" svg:height="0.0685in" svg:x="0.0004in" svg:y="0.0429in" svg:viewBox="0 0 164 175" svg:d="M35 139c21-22 32-32 46-44 12-12 23-21 38-34 36-37 45-55 45-57 0-4-3-4-5-4s-3 1-5 4c-11 19-20 25-29 25-10 0-14-6-19-12-8-9-15-17-27-17-30 0-47 36-47 44 0 2 1 5 4 5 4 0 5-3 6-5 7-18 29-18 33-18 7 0 15 3 24 6 15 6 20 6 30 6-15 16-47 45-54 50-12 11-23 22-35 33-26 26-40 48-40 50 0 4 4 4 5 4 3 0 4-1 6-5 9-13 21-23 33-23 9 0 13 3 22 14 7 8 14 14 25 14 39 0 61-49 61-59 0-2-1-5-5-5-3 0-4 4-5 6-9 25-34 32-46 32-8 0-16-2-23-4-14-6-19-7-28-7-3 0-7 0-10 1z"><text:p/></draw:path><draw:path draw:style-name="gr1059" draw:text-style-name="P99" svg:width="0.0386in" svg:height="0.0705in" svg:x="0.0764in" svg:y="0.061in" svg:viewBox="0 0 99 180" svg:d="M62 8c0-8-2-8-8-8-18 17-43 17-54 17 0 3 0 6 0 9 7 0 24 0 40-7 0 46 0 92 0 139 0 9 0 12-28 12-3 0-7 0-10 0 0 3 0 7 0 10 5-1 39-1 49-1 7 0 41 0 48 1 0-3 0-7 0-10-3 0-8 0-11 0-26 0-26-3-26-12 0-51 0-101 0-150z"><text:p/></draw:path><draw:path draw:style-name="gr1059" draw:text-style-name="P99" svg:width="0.076in" svg:height="0.1413in" svg:x="0.1961in" svg:y="0in" svg:viewBox="0 0 194 360" svg:d="M190 15c4-5 4-6 4-7 0-2-3-8-8-8-6 0-7 2-9 8-58 112-115 224-174 336-3 6-3 7-3 8 0 3 3 8 8 8s6-3 8-8c59-113 116-224 174-337z"><text:p/></draw:path><draw:path draw:style-name="gr1059" draw:text-style-name="P99" svg:width="0.1008in" svg:height="0.0358in" svg:x="0.1835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1059" draw:text-style-name="P99" svg:width="0.0642in" svg:height="0.0685in" svg:x="0.3417in" svg:y="0.0429in" svg:viewBox="0 0 164 175" svg:d="M35 139c21-22 32-32 46-44 12-12 25-21 38-34 37-37 45-55 45-57 0-4-3-4-5-4s-3 1-5 4c-11 19-20 25-29 25-10 0-14-6-19-12-8-9-15-17-27-17-30 0-47 36-47 44 0 2 0 5 4 5s5-3 6-5c7-18 29-18 33-18 7 0 15 3 24 6 15 6 20 6 30 6-15 16-47 45-54 50-11 11-23 22-34 33-27 26-41 48-41 50 0 4 4 4 5 4 3 0 4-1 6-5 9-13 21-23 33-23 9 0 13 3 22 14 7 8 14 14 25 14 39 0 61-49 61-59 0-2-1-5-5-5-3 0-4 4-5 6-9 25-34 32-46 32-8 0-16-2-23-4-14-6-19-7-27-7-1 0-8 0-11 1z"><text:p/></draw:path><draw:path draw:style-name="gr1059" draw:text-style-name="P99" svg:width="0.0469in" svg:height="0.0705in" svg:x="0.4126in" svg:y="0.061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34"><text:s/></text:span><text:span text:style-name="T35">ונקבל </text:span><text:span text:style-name="T35"><draw:g text:anchor-type="as-char" svg:y="-0.1098in" draw:z-index="136" draw:name="Shape148" draw:style-name="gr1057"><svg:title>TexMaths</svg:title><svg:desc>11§inline§z_1 \le z_1 + \tfrac{r_1}{7} = z_2 + \tfrac{r_2}{7} &lt; z_2 + 1§svg§600§FALSE§</svg:desc><draw:path draw:style-name="gr1058" draw:text-style-name="P98" svg:width="2.0752in" svg:height="0.1476in" svg:x="0.0016in" svg:y="0.0071in" svg:viewBox="0 0 5272 376" svg:d="M2637 376c-879 0-1758 0-2637 0 0-126 0-250 0-376 1758 0 3515 0 5272 0 0 126 0 250 0 376-878 0-1757 0-2635 0z"><text:p/></draw:path><draw:path draw:style-name="gr1059" draw:text-style-name="P99" svg:width="0.0642in" svg:height="0.0685in" svg:x="0.0004in" svg:y="0.0421in" svg:viewBox="0 0 164 175" svg:d="M35 139c21-22 32-32 46-44 13-12 25-21 38-35 37-36 45-54 45-56 0-4-3-4-4-4-3 0-4 1-6 4-11 19-20 25-29 25s-14-6-19-12c-8-9-15-17-27-17-29 0-47 36-47 44 0 2 0 5 4 5s5-3 6-5c8-18 30-18 33-18 8 0 15 3 24 6 15 6 20 6 30 6-15 16-46 44-54 50-11 10-23 21-34 32-27 27-41 49-41 51 0 4 4 4 6 4s3-1 5-5c9-13 21-23 33-23 9 0 13 3 22 14 7 8 14 14 25 14 39 0 61-49 61-59 0-2-1-5-5-5-3 0-4 4-5 6-9 25-34 32-46 32-8 0-16-2-23-4-14-6-19-7-28-7-3 0-6 0-10 1z"><text:p/></draw:path><draw:path draw:style-name="gr1059" draw:text-style-name="P99" svg:width="0.0386in" svg:height="0.0705in" svg:x="0.0764in" svg:y="0.0598in" svg:viewBox="0 0 99 180" svg:d="M62 8c0-8 0-8-8-8-18 17-42 17-54 17 0 3 0 6 0 9 7 0 25 0 40-7 0 46 0 92 0 139 0 9 0 12-27 12-3 0-7 0-11 0 0 3 0 7 0 10 6-1 39-1 49-1 8 0 43 0 48 1 0-3 0-7 0-10-3 0-7 0-10 0-27 0-27-3-27-12 0-51 0-101 0-150z"><text:p/></draw:path><draw:path draw:style-name="gr1059" draw:text-style-name="P99" svg:width="0.0929in" svg:height="0.1169in" svg:x="0.1878in" svg:y="0.0126in" svg:viewBox="0 0 237 298" svg:d="M229 17c4-3 8-5 8-9 0-5-4-8-8-8-2 0-6 2-8 2-71 34-142 68-213 102-7 3-8 5-8 9 0 3 2 5 8 8 71 33 142 67 213 101 6 1 7 1 8 1 4 0 8-2 8-7 0-3-3-5-9-9-67-32-134-64-202-94 68-32 136-64 203-96zM222 298c7 0 15 0 15-8s-9-8-15-8c-69 0-138 0-208 0-6 0-14 0-14 8s7 8 13 8c70 0 140 0 209 0z"><text:p/></draw:path><draw:path draw:style-name="gr1059" draw:text-style-name="P99" svg:width="0.0642in" svg:height="0.0685in" svg:x="0.3425in" svg:y="0.0421in" svg:viewBox="0 0 164 175" svg:d="M35 139c21-22 32-32 45-44 14-12 25-21 39-35 36-36 45-54 45-56 0-4-3-4-4-4-3 0-4 1-6 4-12 19-21 25-30 25-10 0-13-6-18-12-8-9-15-17-28-17-28 0-46 36-46 44 0 2 1 5 4 5 4 0 5-3 6-5 6-18 30-18 32-18 9 0 15 3 25 6 15 6 19 6 30 6-15 16-48 44-54 50-12 10-23 21-35 32-27 27-40 49-40 51 0 4 3 4 4 4 4 0 5-1 7-5 9-13 20-23 33-23 9 0 12 3 22 14 7 8 13 14 25 14 38 0 61-49 61-59 0-2-2-5-6-5-3 0-3 4-4 6-10 25-34 32-47 32-8 0-15-2-22-4-14-6-20-7-28-7-1 0-6 0-10 1z"><text:p/></draw:path><draw:path draw:style-name="gr1059" draw:text-style-name="P99" svg:width="0.0386in" svg:height="0.0705in" svg:x="0.4185in" svg:y="0.0598in" svg:viewBox="0 0 99 180" svg:d="M62 8c0-8-1-8-9-8-17 17-42 17-53 17 0 3 0 6 0 9 7 0 24 0 40-7 0 46 0 92 0 139 0 9 0 12-28 12-3 0-6 0-10 0 0 3 0 7 0 10 5-1 38-1 49-1 7 0 41 0 48 1 0-3 0-7 0-10-3 0-8 0-11 0-26 0-26-3-26-12 0-51 0-101 0-150z"><text:p/></draw:path><draw:path draw:style-name="gr1059" draw:text-style-name="P99" svg:width="0.1004in" svg:height="0.1004in" svg:x="0.5177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1059" draw:text-style-name="P99" svg:width="0.0496in" svg:height="0.0476in" svg:x="0.6843in" svg:y="0in" svg:viewBox="0 0 127 122" svg:d="M51 65c1-2 6-26 7-27 0-3 8-16 17-23 3-2 11-7 22-7 3 0 10 0 15 3-9 3-12 11-12 15 0 6 5 10 11 10s16-5 16-16c0-14-16-20-30-20-13 0-25 6-38 20-5-17-22-20-28-20-10 0-17 7-21 14-6 10-10 26-10 28 0 3 3 2 4 3 5 0 5-1 7-7 3-17 9-30 20-30 6 0 9 5 9 13 0 5-3 14-5 22-2 7-4 19-6 25-3 11-6 22-8 35-1 3-3 10-3 11 0 5 5 8 8 8 5 0 10-2 13-7 1-2 3-15 5-21 2-10 4-20 7-29z"><text:p/></draw:path><draw:path draw:style-name="gr1059" draw:text-style-name="P99" svg:width="0.0307in" svg:height="0.05in" svg:x="0.7469in" svg:y="0.0098in" svg:viewBox="0 0 79 128" svg:d="M50 6c0-6-2-6-7-6-14 12-35 12-40 12-1 0-2 0-3 0 0 3 0 6 0 9 1 0 2 0 3 0 5 0 18-1 29-6 0 32 0 64 0 96 0 7 0 9-21 9-3 0-7 0-10 0 0 2 0 5 0 8 11 0 29 0 40 0s28 0 38 0c0-3 0-6 0-8-3 0-5 0-9 0-20 0-20-2-20-9 0-35 0-70 0-105z"><text:p/></draw:path><draw:path draw:style-name="gr1059" draw:text-style-name="P99" svg:width="0.1154in" svg:height="0.0055in" svg:x="0.6795in" svg:y="0.0685in" svg:viewBox="0 0 294 15" svg:d="M146 15c-48 0-98 0-146 0 0-5 0-9 0-15 98 0 196 0 294 0 0 6 0 10 0 15-50 0-98 0-148 0z"><text:p/></draw:path><draw:path draw:style-name="gr1059" draw:text-style-name="P99" svg:width="0.05in" svg:height="0.074in" svg:x="0.7146in" svg:y="0.0894in" svg:viewBox="0 0 128 189" svg:d="M125 20c3-3 3-5 3-11-23 0-48 0-71 0-11 0-14 0-23-1-14-1-15-4-15-8-4 0-7 0-10 0-3 20-6 39-9 58 3 0 6 0 9 0 0-4 3-22 8-25 2-1 24-1 27-1 20 0 40 0 59 0-8 11-22 28-28 35-35 47-39 90-39 106 0 4 0 16 14 16 13 0 13-12 13-16s0-8 0-11c0-53 10-77 22-91 13-17 27-35 40-51z"><text:p/></draw:path><draw:path draw:style-name="gr1059" draw:text-style-name="P99" svg:width="0.1004in" svg:height="0.035in" svg:x="0.8646in" svg:y="0.053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642in" svg:height="0.0685in" svg:x="1.0228in" svg:y="0.0421in" svg:viewBox="0 0 164 175" svg:d="M35 139c21-22 32-32 45-44 14-12 25-21 39-35 36-36 45-54 45-56 0-4-3-4-4-4-3 0-4 1-6 4-12 19-20 25-29 25s-14-6-19-12c-8-9-15-17-28-17-28 0-46 36-46 44 0 2 1 5 4 5 4 0 5-3 6-5 6-18 30-18 32-18 9 0 16 3 25 6 15 6 20 6 30 6-15 16-46 44-54 50-12 10-23 21-35 32-27 27-40 49-40 51 0 4 3 2 4 4 4 0 5-1 7-5 9-13 20-23 33-23 9 0 12 3 22 14 7 8 13 14 25 14 38 0 61-49 61-59 0-2-2-5-5-5-4 0-4 4-5 6-9 25-34 32-47 32-8 0-15-2-22-4-14-6-19-7-28-7-1 0-6 0-10 1z"><text:p/></draw:path><draw:path draw:style-name="gr1059" draw:text-style-name="P99" svg:width="0.0469in" svg:height="0.0705in" svg:x="1.0937in" svg:y="0.0598in" svg:viewBox="0 0 120 180" svg:d="M120 130c-3 0-7 0-10 0-1 6-3 22-7 24-2 3-23 3-27 3-17 0-33 0-50 0 29-26 39-33 54-46 21-16 40-33 40-58 0-33-30-53-64-53s-56 23-56 49c0 13 11 14 14 14 7 0 15-5 15-14 0-5-3-15-17-15 9-19 28-24 40-24 27 0 42 21 42 43 0 23-18 42-26 52-22 21-44 42-66 64-2 2-2 3-2 11 37 0 74 0 111 0 3-17 6-33 9-50z"><text:p/></draw:path><draw:path draw:style-name="gr1059" draw:text-style-name="P99" svg:width="0.1004in" svg:height="0.1004in" svg:x="1.1976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1059" draw:text-style-name="P99" svg:width="0.0496in" svg:height="0.0476in" svg:x="1.3642in" svg:y="0in" svg:viewBox="0 0 127 122" svg:d="M51 65c1-2 6-26 7-27 0-3 8-16 17-23 3-2 11-7 22-7 3 0 10 0 15 3-9 3-12 11-12 15 0 6 5 10 11 10s16-5 16-16c0-14-16-20-29-20-14 0-26 6-39 20-5-17-22-20-28-20-10 0-17 7-21 14-6 10-10 26-10 28 0 3 3 2 4 3 5 0 5-1 7-7 3-17 9-30 20-30 6 0 9 5 9 13 0 5-3 14-5 22-2 7-4 19-5 25-4 11-6 22-9 35-1 3-3 10-3 11 0 5 5 8 10 8 3 0 8-2 11-7 1-2 3-15 5-21 2-10 4-20 7-29z"><text:p/></draw:path><draw:path draw:style-name="gr1059" draw:text-style-name="P99" svg:width="0.0378in" svg:height="0.05in" svg:x="1.4228in" svg:y="0.0098in" svg:viewBox="0 0 97 128" svg:d="M97 92c-3 0-6 0-9 0 0 3-2 15-5 17-2 1-18 1-21 1-12 0-26 0-38 0 12-10 27-21 39-28 17-12 34-24 34-43 0-26-24-39-52-39-26 0-45 14-45 34 0 10 9 11 11 11 6 0 12-3 12-11 0-6-5-11-11-11 6-9 17-15 30-15 19 0 34 12 34 31 0 15-11 28-26 40-16 14-32 27-48 40-2 2-2 2-2 3 0 2 0 4 0 6 30 0 61 0 90 0 2-12 5-24 7-36z"><text:p/></draw:path><draw:path draw:style-name="gr1059" draw:text-style-name="P99" svg:width="0.1154in" svg:height="0.0055in" svg:x="1.3594in" svg:y="0.0685in" svg:viewBox="0 0 294 15" svg:d="M146 15c-48 0-98 0-146 0 0-5 0-9 0-15 98 0 196 0 294 0 0 6 0 10 0 15-50 0-98 0-148 0z"><text:p/></draw:path><draw:path draw:style-name="gr1059" draw:text-style-name="P99" svg:width="0.05in" svg:height="0.074in" svg:x="1.3945in" svg:y="0.0894in" svg:viewBox="0 0 128 189" svg:d="M125 20c3-3 3-5 3-11-23 0-48 0-71 0-11 0-14 0-23-1-14-1-15-4-15-8-4 0-7 0-10 0-3 20-6 39-9 58 3 0 6 0 9 0 0-4 3-22 8-25 2-1 24-1 27-1 20 0 40 0 59 0-8 11-22 28-27 35-36 47-40 90-40 106 0 4 0 16 14 16 13 0 13-12 13-16s0-8 0-11c0-53 11-77 22-91 13-17 27-35 40-51z"><text:p/></draw:path><draw:path draw:style-name="gr1059" draw:text-style-name="P99" svg:width="0.0929in" svg:height="0.0874in" svg:x="1.5484in" svg:y="0.0276in" svg:viewBox="0 0 237 223" svg:d="M229 17c4-4 8-5 8-9 0-5-4-8-8-8-1 0-2 0-7 2-71 34-143 68-214 102-5 1-8 2-8 7s3 7 8 9c71 33 143 68 214 102 5 1 6 1 7 1 4 0 8-2 8-7 0-4-4-6-8-9-67-32-135-64-203-96 68-32 136-62 203-94z"><text:p/></draw:path><draw:path draw:style-name="gr1059" draw:text-style-name="P99" svg:width="0.0642in" svg:height="0.0685in" svg:x="1.7028in" svg:y="0.0421in" svg:viewBox="0 0 164 175" svg:d="M35 139c21-22 32-32 46-44 13-12 24-21 38-35 36-36 45-54 45-56 0-4-3-4-4-4-3 0-4 1-6 4-12 19-20 25-29 25s-14-6-19-12c-8-9-15-17-28-17-28 0-46 36-46 44 0 2 1 5 4 5 4 0 5-3 6-5 6-18 30-18 33-18 8 0 15 3 24 6 15 6 20 6 30 6-15 16-46 44-54 50-12 10-23 21-35 32-27 27-40 49-40 51 0 4 3 2 4 4 4 0 5-1 7-5 9-13 21-23 33-23 9 0 12 3 22 14 7 8 13 14 25 14 38 0 61-49 61-59 0-2-2-5-5-5-4 0-4 4-5 6-9 25-34 32-46 32-9 0-16-2-23-4-14-6-19-7-28-7-1 0-6 0-10 1z"><text:p/></draw:path><draw:path draw:style-name="gr1059" draw:text-style-name="P99" svg:width="0.0469in" svg:height="0.0705in" svg:x="1.774in" svg:y="0.0598in" svg:viewBox="0 0 120 180" svg:d="M120 130c-3 0-7 0-10 0 0 6-3 22-7 24-2 3-23 3-26 3-16 0-34 0-51 0 29-26 39-33 54-46 21-16 40-33 40-58 0-33-29-53-64-53-33 0-56 23-56 49 0 13 11 14 14 14 7 0 15-5 15-14 0-5-3-15-17-15 9-19 28-24 40-24 27 0 42 21 42 43 0 23-17 42-26 52-22 21-44 42-66 64-2 2-2 3-2 11 37 0 74 0 111 0 3-17 6-33 9-50z"><text:p/></draw:path><draw:path draw:style-name="gr1059" draw:text-style-name="P99" svg:width="0.1004in" svg:height="0.1004in" svg:x="1.878in" svg:y="0.0209in" svg:viewBox="0 0 256 256" svg:d="M136 136c37 0 72 0 108 0 6 0 12 0 12-8s-6-8-12-8c-36 0-71 0-108 0 0-36 0-71 0-108 0-5 0-12-7-12-8 0-8 7-8 12 0 37 0 72 0 108-36 0-73 0-109 0-5 0-12 0-12 8s7 8 12 8c36 0 73 0 109 0 0 36 0 73 0 108 0 4 0 12 8 12 7 0 7-8 7-12 0-35 0-72 0-108z"><text:p/></draw:path><draw:path draw:style-name="gr1059" draw:text-style-name="P99" svg:width="0.05in" svg:height="0.1004in" svg:x="2.035in" svg:y="0.0071in" svg:viewBox="0 0 128 256" svg:d="M79 10c0-10 0-10-9-10-24 24-58 24-70 24 0 5 0 8 0 12 8 0 31 0 51-10 0 67 0 133 0 199 0 14-1 19-37 19-4 0-7 0-12 0 0 4 0 9 0 12 13-1 48-1 63-1s48 0 63 1c0-3 0-8 0-12-5 0-8 0-12 0-36 0-37-5-37-19 0-72 0-143 0-215z"><text:p/></draw:path></draw:g></text:span><text:span text:style-name="T35"><text:s/></text:span><text:span text:style-name="T36">וגם </text:span><text:span text:style-name="T36"><draw:g text:anchor-type="as-char" svg:y="-0.1098in" draw:z-index="143" draw:name="Shape149" draw:style-name="gr1057"><svg:title>TexMaths</svg:title><svg:desc>11§inline§z_1 + 1 &gt; z_1 + \tfrac{r_1}{7} = z_2 + \tfrac{r_2}{7} \ge z_2§svg§600§FALSE§</svg:desc><draw:path draw:style-name="gr1058" draw:text-style-name="P98" svg:width="2.0728in" svg:height="0.1476in" svg:x="0.0016in" svg:y="0.0071in" svg:viewBox="0 0 5266 376" svg:d="M2633 376c-878 0-1755 0-2633 0 0-126 0-250 0-376 1755 0 3510 0 5266 0 0 126 0 250 0 376-878 0-1756 0-2633 0z"><text:p/></draw:path><draw:path draw:style-name="gr1059" draw:text-style-name="P99" svg:width="0.0642in" svg:height="0.0685in" svg:x="0.0004in" svg:y="0.0421in" svg:viewBox="0 0 164 175" svg:d="M35 139c21-22 32-32 46-44 12-12 25-21 38-35 37-36 45-54 45-56 0-4-3-4-5-4s-3 1-5 4c-11 19-20 25-29 25-10 0-14-6-19-12-8-9-15-17-27-17-30 0-47 36-47 44 0 2 0 5 4 5s5-3 6-5c7-18 29-18 33-18 7 0 15 3 24 6 15 6 20 6 30 6-15 16-47 44-54 50-11 10-23 21-34 32-27 27-41 49-41 51 0 4 4 4 5 4 3 0 4-1 6-5 9-13 21-23 33-23 9 0 13 3 22 14 7 8 14 14 25 14 39 0 61-49 61-59 0-2-1-5-5-5-3 0-4 4-5 6-9 25-34 32-46 32-8 0-16-2-23-4-14-6-19-7-28-7-3 0-7 0-10 1z"><text:p/></draw:path><draw:path draw:style-name="gr1059" draw:text-style-name="P99" svg:width="0.0386in" svg:height="0.0705in" svg:x="0.0764in" svg:y="0.0598in" svg:viewBox="0 0 99 180" svg:d="M62 8c0-8 0-8-8-8-18 17-42 17-54 17 0 3 0 6 0 9 7 0 25 0 40-7 0 46 0 92 0 139 0 9 0 12-27 12-3 0-8 0-11 0 0 3 0 7 0 10 6-1 39-1 49-1 8 0 42 0 48 1 0-3 0-7 0-10-3 0-7 0-10 0-27 0-27-3-27-12 0-51 0-101 0-150z"><text:p/></draw:path><draw:path draw:style-name="gr1059" draw:text-style-name="P99" svg:width="0.1008in" svg:height="0.1004in" svg:x="0.1752in" svg:y="0.0209in" svg:viewBox="0 0 257 256" svg:d="M136 136c37 0 72 0 108 0 6 0 13 0 13-8s-7-8-13-8c-36 0-71 0-108 0 0-36 0-71 0-108 0-5 0-12-7-12-8 0-8 7-8 12 0 37 0 72 0 108-36 0-72 0-108 0-5 0-13 0-13 8s8 8 13 8c36 0 72 0 108 0 0 36 0 73 0 108 0 4 0 12 8 12 7 0 7-8 7-12 0-35 0-72 0-108z"><text:p/></draw:path><draw:path draw:style-name="gr1059" draw:text-style-name="P99" svg:width="0.05in" svg:height="0.1004in" svg:x="0.3327in" svg:y="0.0071in" svg:viewBox="0 0 128 256" svg:d="M79 10c0-10 0-10-9-10-24 24-58 24-70 24 0 5 0 8 0 12 8 0 31 0 51-10 0 67 0 133 0 199 0 14-2 19-37 19-4 0-7 0-12 0 0 4 0 9 0 12 13-1 47-1 63-1 15 0 49 0 63 1 0-3 0-8 0-12-5 0-8 0-13 0-35 0-36-5-36-19 0-72 0-143 0-215z"><text:p/></draw:path><draw:path draw:style-name="gr1059" draw:text-style-name="P99" svg:width="0.0925in" svg:height="0.0874in" svg:x="0.45in" svg:y="0.0276in" svg:viewBox="0 0 236 223" svg:d="M229 120c4-2 7-4 7-9s-3-6-7-7c-72-34-142-68-214-102-5-2-6-2-7-2-5 0-8 3-8 8 0 3 2 5 8 9 67 32 135 62 202 94-67 32-135 64-202 96-6 4-8 6-8 9 0 5 3 7 8 7 1 0 2 0 7-1 72-34 142-69 214-102z"><text:p/></draw:path><draw:path draw:style-name="gr1059" draw:text-style-name="P99" svg:width="0.0642in" svg:height="0.0685in" svg:x="0.6043in" svg:y="0.0421in" svg:viewBox="0 0 164 175" svg:d="M35 139c21-22 32-32 46-44 12-12 23-21 38-35 36-36 45-54 45-56 0-4-3-4-5-4s-3 1-5 4c-12 19-20 25-29 25-10 0-14-6-19-12-8-9-15-17-28-17-29 0-46 36-46 44 0 2 1 5 4 5 4 0 5-3 6-5 6-18 29-18 33-18 7 0 15 3 24 6 15 6 20 6 30 6-15 16-47 44-54 50-12 10-23 21-35 32-27 27-40 49-40 51 0 4 3 2 4 4 4 0 5-1 7-5 9-13 21-23 33-23 9 0 12 3 22 14 7 8 14 14 25 14 39 0 61-49 61-59 0-2-2-5-5-5s-4 4-5 6c-9 25-34 32-46 32-8 0-16-2-23-4-14-6-19-7-28-7-3 0-7 0-10 1z"><text:p/></draw:path><draw:path draw:style-name="gr1059" draw:text-style-name="P99" svg:width="0.0386in" svg:height="0.0705in" svg:x="0.6803in" svg:y="0.0598in" svg:viewBox="0 0 99 180" svg:d="M62 8c0-8-2-8-9-8-17 17-42 17-53 17 0 3 0 6 0 9 7 0 24 0 40-7 0 46 0 92 0 139 0 9 0 12-28 12-3 0-7 0-10 0 0 3 0 7 0 10 5-1 39-1 49-1 7 0 41 0 48 1 0-3 0-7 0-10-3 0-8 0-11 0-26 0-26-3-26-12 0-51 0-101 0-150z"><text:p/></draw:path><draw:path draw:style-name="gr1059" draw:text-style-name="P99" svg:width="0.1008in" svg:height="0.1004in" svg:x="0.7795in" svg:y="0.0209in" svg:viewBox="0 0 257 256" svg:d="M136 136c37 0 72 0 108 0 6 0 13 0 13-8s-7-8-13-8c-36 0-71 0-108 0 0-36 0-71 0-108 0-5 0-12-7-12-8 0-8 7-8 12 0 37 0 72 0 108-36 0-73 0-109 0-4 0-12 0-12 8s8 8 12 8c36 0 73 0 109 0 0 36 0 73 0 108 0 4 0 12 8 12 7 0 7-8 7-12 0-35 0-72 0-108z"><text:p/></draw:path><draw:path draw:style-name="gr1059" draw:text-style-name="P99" svg:width="0.0492in" svg:height="0.0476in" svg:x="0.9461in" svg:y="0in" svg:viewBox="0 0 126 122" svg:d="M52 65c0-2 5-26 6-27 0-3 9-16 17-23 3-2 11-7 22-7 3 0 10 0 15 3-9 3-12 11-12 15 0 6 4 10 11 10s15-5 15-16c0-14-15-20-28-20-14 0-27 6-39 20-4-17-21-20-27-20-11 0-18 7-22 14-6 10-10 26-10 28 0 3 3 2 4 3 5 0 5-1 7-7 4-17 9-30 20-30 6 0 9 5 9 13 0 5-3 14-5 22-2 7-4 19-5 25-4 11-6 22-9 35-1 3-3 10-3 11 0 5 5 8 9 8s9-2 11-7c2-2 4-15 6-21 2-10 5-20 8-29z"><text:p/></draw:path><draw:path draw:style-name="gr1059" draw:text-style-name="P99" svg:width="0.0311in" svg:height="0.05in" svg:x="1.0083in" svg:y="0.0098in" svg:viewBox="0 0 80 128" svg:d="M49 6c0-6 0-6-6-6-14 12-35 12-40 12-1 0-2 0-3 0 0 3 0 6 0 9 1 0 2 0 3 0 5 0 18-1 29-6 0 32 0 64 0 96 0 7 0 9-21 9-3 0-6 0-9 0 0 2 0 5 0 8 10 0 28 0 39 0s28 0 39 0c0-3 0-6 0-8-3 0-6 0-10 0-21 0-21-2-21-9 0-35 0-70 0-105z"><text:p/></draw:path><draw:path draw:style-name="gr1059" draw:text-style-name="P99" svg:width="0.1154in" svg:height="0.0055in" svg:x="0.9413in" svg:y="0.0685in" svg:viewBox="0 0 294 15" svg:d="M147 15c-49 0-98 0-147 0 0-5 0-9 0-15 98 0 196 0 294 0 0 6 0 10 0 15-49 0-98 0-147 0z"><text:p/></draw:path><draw:path draw:style-name="gr1059" draw:text-style-name="P99" svg:width="0.0504in" svg:height="0.074in" svg:x="0.9764in" svg:y="0.0894in" svg:viewBox="0 0 129 189" svg:d="M125 20c4-3 4-5 4-11-25 0-48 0-72 0-11 0-13 0-23-1-14-1-15-4-15-8-4 0-7 0-10 0-4 20-6 39-9 58 3 0 5 0 9 0 1-4 3-22 7-25 3-1 25-1 29-1 20 0 39 0 58 0-8 11-22 28-27 35-36 47-40 90-40 106 0 4 0 16 13 16 14 0 14-12 14-16s0-8 0-11c0-53 11-77 22-91 13-17 27-35 40-51z"><text:p/></draw:path><draw:path draw:style-name="gr1059" draw:text-style-name="P99" svg:width="0.1008in" svg:height="0.035in" svg:x="1.1256in" svg:y="0.053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642in" svg:height="0.0685in" svg:x="1.2843in" svg:y="0.0421in" svg:viewBox="0 0 164 175" svg:d="M35 139c21-22 32-32 46-44 12-12 23-21 38-35 36-36 45-54 45-56 0-4-3-4-5-4s-3 1-5 4c-11 19-20 25-29 25-10 0-14-6-19-12-8-9-15-17-27-17-30 0-47 36-47 44 0 2 1 5 4 5 4 0 5-3 6-5 6-18 29-18 33-18 7 0 15 3 24 6 15 6 20 6 30 6-15 16-47 44-54 50-12 10-23 21-35 32-27 27-40 49-40 51 0 4 3 2 4 4 4 0 5-1 7-5 9-13 21-23 33-23 9 0 12 3 22 14 7 8 14 14 25 14 39 0 61-49 61-59 0-2-1-5-5-5-3 0-4 4-5 6-9 25-34 32-46 32-8 0-16-2-23-4-14-6-19-7-28-7-3 0-7 0-10 1z"><text:p/></draw:path><draw:path draw:style-name="gr1059" draw:text-style-name="P99" svg:width="0.0469in" svg:height="0.0705in" svg:x="1.3551in" svg:y="0.0598in" svg:viewBox="0 0 120 180" svg:d="M120 130c-3 0-7 0-10 0 0 6-3 22-7 24-2 3-23 3-26 3-17 0-34 0-51 0 29-26 39-33 55-46 20-16 39-33 39-58 0-33-29-53-64-53-33 0-56 23-56 49 0 13 12 14 14 14 7 0 15-5 15-14 0-5-3-15-16-15 8-19 27-24 39-24 27 0 41 21 41 43 0 23-16 42-25 52-22 21-44 42-66 64-2 2-2 3-2 11 37 0 74 0 111 0 3-17 6-33 9-50z"><text:p/></draw:path><draw:path draw:style-name="gr1059" draw:text-style-name="P99" svg:width="0.1008in" svg:height="0.1004in" svg:x="1.4591in" svg:y="0.0209in" svg:viewBox="0 0 257 256" svg:d="M136 136c37 0 72 0 108 0 6 0 13 0 13-8s-7-8-13-8c-36 0-71 0-108 0 0-36 0-71 0-108 0-5 0-12-7-12-8 0-8 7-8 12 0 37 0 72 0 108-36 0-72 0-108 0-5 0-13 0-13 8s8 8 13 8c36 0 72 0 108 0 0 36 0 73 0 108 0 4 0 12 8 12 7 0 7-8 7-12 0-35 0-72 0-108z"><text:p/></draw:path><draw:path draw:style-name="gr1059" draw:text-style-name="P99" svg:width="0.0492in" svg:height="0.0476in" svg:x="1.626in" svg:y="0in" svg:viewBox="0 0 126 122" svg:d="M52 65c0-2 6-26 6-27 0-3 9-16 18-23 2-2 10-7 21-7 3 0 10 0 15 3-9 3-12 11-12 15 0 6 4 10 11 10s15-5 15-16c0-14-15-20-28-20-14 0-27 6-39 20-4-17-21-20-27-20-10 0-18 7-22 14-6 10-10 26-10 28 0 3 4 3 5 3 4 0 4-1 6-7 4-17 9-30 20-30 6 0 9 5 9 13 0 5-3 14-5 22-2 7-4 19-5 25-4 11-6 22-9 35-1 3-3 10-3 11 0 5 5 8 9 8s9-2 11-7c2-2 4-15 6-21 2-10 5-20 8-29z"><text:p/></draw:path><draw:path draw:style-name="gr1059" draw:text-style-name="P99" svg:width="0.0378in" svg:height="0.05in" svg:x="1.6843in" svg:y="0.0098in" svg:viewBox="0 0 97 128" svg:d="M97 92c-4 0-6 0-9 0 0 3-2 15-6 17-1 1-17 1-20 1-13 0-26 0-38 0 13-10 28-21 39-28 17-12 34-24 34-43 0-26-23-39-52-39-25 0-45 14-45 34 0 10 9 11 11 11 5 0 12-3 12-11 0-6-5-11-11-11 6-9 17-15 30-15 18 0 34 12 34 31 0 15-11 28-27 40-15 14-31 27-47 40-1 2-2 2-2 3 0 2 0 4 0 6 30 0 60 0 90 0 2-12 5-24 7-36z"><text:p/></draw:path><draw:path draw:style-name="gr1059" draw:text-style-name="P99" svg:width="0.1154in" svg:height="0.0055in" svg:x="1.6213in" svg:y="0.0685in" svg:viewBox="0 0 294 15" svg:d="M147 15c-49 0-98 0-147 0 0-5 0-9 0-15 98 0 196 0 294 0 0 6 0 10 0 15-49 0-98 0-147 0z"><text:p/></draw:path><draw:path draw:style-name="gr1059" draw:text-style-name="P99" svg:width="0.0504in" svg:height="0.074in" svg:x="1.6563in" svg:y="0.0894in" svg:viewBox="0 0 129 189" svg:d="M125 20c4-3 4-5 4-11-25 0-48 0-72 0-11 0-13 0-23-1-14-1-14-4-15-8-4 0-7 0-10 0-4 20-6 39-9 58 3 0 5 0 9 0 1-4 3-22 7-25 3-1 25-1 29-1 20 0 39 0 58 0-8 11-22 28-27 35-36 47-40 90-40 106 0 4 0 16 13 16 14 0 14-12 14-16s0-8 0-11c0-53 11-77 22-91 13-17 27-35 40-51z"><text:p/></draw:path><draw:path draw:style-name="gr1059" draw:text-style-name="P99" svg:width="0.0925in" svg:height="0.1169in" svg:x="1.8098in" svg:y="0.0126in" svg:viewBox="0 0 236 298" svg:d="M229 121c5-3 7-5 7-8 0-5-1-7-7-9-72-33-142-68-214-101-4-3-6-3-7-3-5 0-8 3-8 8 0 4 3 6 8 9 68 32 135 62 203 94-67 32-135 64-202 96-8 4-9 7-9 9 0 5 4 7 8 7 1 0 2 0 7-1 72-34 142-68 214-101zM223 298c7 0 13 0 13-8s-7-8-14-8c-69 0-138 0-208 0-5 0-14 0-14 8s8 8 14 8c70 0 140 0 209 0z"><text:p/></draw:path><draw:path draw:style-name="gr1059" draw:text-style-name="P99" svg:width="0.0642in" svg:height="0.0685in" svg:x="1.9646in" svg:y="0.0421in" svg:viewBox="0 0 164 175" svg:d="M35 139c21-22 32-32 46-44 12-12 23-21 38-35 37-36 45-54 45-56 0-4-3-4-5-4s-3 1-5 4c-11 19-20 25-29 25-10 0-14-6-19-12-8-9-15-17-27-17-30 0-47 36-47 44 0 2 1 5 4 5 4 0 5-3 6-5 7-18 29-18 33-18 7 0 15 3 24 6 15 6 20 6 30 6-15 16-47 44-54 50-12 10-23 21-35 32-26 27-40 49-40 51 0 4 3 2 4 4 4 0 5-1 7-5 9-13 21-23 33-23 9 0 13 3 22 14 7 8 14 14 25 14 39 0 61-49 61-59 0-2-1-5-5-5-3 0-4 4-5 6-9 25-34 32-46 32-8 0-16-2-23-4-14-6-19-7-28-7-3 0-7 0-10 1z"><text:p/></draw:path><draw:path draw:style-name="gr1059" draw:text-style-name="P99" svg:width="0.0469in" svg:height="0.0705in" svg:x="2.0354in" svg:y="0.0598in" svg:viewBox="0 0 120 180" svg:d="M120 130c-3 0-7 0-10 0 0 6-3 22-7 24-2 3-23 3-26 3-17 0-34 0-51 0 29-26 39-33 55-46 20-16 39-33 39-58 0-33-29-53-64-53-33 0-56 23-56 49 0 13 12 14 14 14 7 0 15-5 15-14 0-5-3-15-16-15 8-19 27-24 40-24 26 0 40 21 40 43 0 23-16 42-25 52-22 21-43 42-65 64-3 2-3 3-3 11 37 0 74 0 111 0 3-17 6-33 9-50z"><text:p/></draw:path></draw:g></text:span><text:span text:style-name="T35">, כלומר </text:span><text:span text:style-name="T35"><draw:g text:anchor-type="as-char" svg:y="-0.1008in" draw:z-index="137" draw:name="Shape150" draw:style-name="gr1057"><svg:title>TexMaths</svg:title><svg:desc>11§inline§z_1 &lt; z_2 + 1§svg§600§FALSE§</svg:desc><draw:path draw:style-name="gr1058" draw:text-style-name="P98" svg:width="0.7138in" svg:height="0.1079in" svg:x="0.0016in" svg:y="0.0071in" svg:viewBox="0 0 1814 275" svg:d="M0 0c605 0 1209 0 1814 0 0 92 0 183 0 275-605 0-1209 0-1814 0 0-92 0-183 0-275z"><text:p/></draw:path><draw:path draw:style-name="gr1059" draw:text-style-name="P99" svg:width="0.0642in" svg:height="0.0677in" svg:x="0.0004in" svg:y="0.0335in" svg:viewBox="0 0 164 173" svg:d="M35 138c21-22 32-32 46-44 12-12 23-21 38-34 36-37 45-56 45-57 0-3-4-3-5-3-2 0-3 0-5 3-12 19-20 26-29 26-10 0-14-6-19-12-8-9-15-17-28-17-29 0-46 35-46 43 0 2 1 5 4 5 4 0 5-2 6-5 6-18 29-18 33-18 7 0 15 3 24 6 15 7 20 7 30 7-15 16-47 44-54 49-12 11-23 22-35 33-27 26-40 47-40 50s3 2 4 3c4 0 5 0 7-4 9-13 21-23 33-23 9 0 12 3 22 13 7 9 13 14 25 14 38 0 61-47 61-58 0-1-3-3-5-3-4 0-4 2-5 4-9 25-34 33-46 33-8 0-16-2-23-5-14-5-19-7-28-7-3 0-7 0-10 1z"><text:p/></draw:path><draw:path draw:style-name="gr1059" draw:text-style-name="P99" svg:width="0.0386in" svg:height="0.0701in" svg:x="0.0764in" svg:y="0.0535in" svg:viewBox="0 0 99 179" svg:d="M62 8c0-8-2-8-9-8-17 18-42 18-53 18 0 3 0 6 0 10 7 0 24 0 40-8 0 45 0 92 0 138 0 8 0 11-28 11-3 0-7 0-10 0 0 3 0 7 0 10 5 0 39-1 49-1 7 0 41 1 48 1 0-3 0-7 0-10-3 0-8 0-11 0-26 0-26-3-26-11 0-51 0-101 0-150z"><text:p/></draw:path><draw:path draw:style-name="gr1059" draw:text-style-name="P99" svg:width="0.0921in" svg:height="0.0874in" svg:x="0.1878in" svg:y="0.0189in" svg:viewBox="0 0 235 223" svg:d="M229 17c4-3 6-5 6-9 0-5-3-8-7-8-2 0-2 0-7 3-72 33-143 67-214 101-4 2-7 4-7 9 0 4 3 6 7 9 71 33 142 66 214 99 5 2 5 2 7 2 4 0 7-3 7-8 0-3-2-5-6-7-69-32-136-63-204-95 68-32 135-64 204-96z"><text:p/></draw:path><draw:path draw:style-name="gr1059" draw:text-style-name="P99" svg:width="0.0638in" svg:height="0.0677in" svg:x="0.3425in" svg:y="0.0335in" svg:viewBox="0 0 163 173" svg:d="M34 138c21-22 32-32 46-44 12-12 24-21 38-34 37-37 45-56 45-57 0-3-3-2-4-3-3 0-4 0-6 3-11 19-20 26-29 26s-14-6-20-12c-7-9-14-17-26-17-30 0-47 35-47 43 0 2 1 5 5 5s4-2 5-5c7-18 29-18 33-18 7 0 15 3 24 6 15 7 20 7 30 7-14 16-47 44-54 49-11 11-23 22-34 33-27 26-40 47-40 50s3 3 4 3c4 0 4 0 6-4 9-13 21-23 33-23 9 0 13 3 23 13 7 9 13 14 24 14 39 0 61-47 61-58 0-1-2-3-5-3s-4 2-5 4c-9 25-33 33-46 33-8 0-15-2-24-5-13-5-18-7-26-7-1 0-8 0-11 1z"><text:p/></draw:path><draw:path draw:style-name="gr1059" draw:text-style-name="P99" svg:width="0.0469in" svg:height="0.0701in" svg:x="0.4126in" svg:y="0.0535in" svg:viewBox="0 0 120 179" svg:d="M120 130c-3 0-6 0-9 0-1 7-4 22-8 26-2 1-23 1-26 1-17 0-33 0-50 0 28-26 38-33 54-45 20-17 39-34 39-59 0-33-29-53-64-53-33 0-56 23-56 49 0 14 12 15 14 15 7 0 15-4 15-14 0-6-2-15-16-15 8-20 27-25 40-25 26 0 40 21 40 43 0 23-16 42-25 52-22 21-43 42-65 63-3 3-3 3-3 11 37 0 75 0 112 0 2-17 6-32 8-49z"><text:p/></draw:path><draw:path draw:style-name="gr1059" draw:text-style-name="P99" svg:width="0.1008in" svg:height="0.1008in" svg:x="0.5161in" svg:y="0.0126in" svg:viewBox="0 0 257 257" svg:d="M136 137c37 0 72 0 108 0 6 0 13 0 13-8 0-7-7-7-13-7-36 0-71 0-108 0 0-37 0-72 0-109 0-5 0-13-7-13-8 0-8 8-8 13 0 37 0 72 0 109-36 0-72 0-108 0-5 0-13 0-13 7 0 8 8 8 13 8 36 0 72 0 108 0 0 35 0 72 0 107 0 6 0 13 8 13 7 0 7-7 7-13 0-35 0-72 0-107z"><text:p/></draw:path><draw:path draw:style-name="gr1059" draw:text-style-name="P99" svg:width="0.05in" svg:height="0.1004in" svg:x="0.6736in" svg:y="0in" svg:viewBox="0 0 128 256" svg:d="M79 10c0-9 0-10-9-10-24 24-58 24-70 24 0 5 0 8 0 12 8 0 31 0 51-9 0 66 0 133 0 200 0 13-2 18-37 18-4 0-7 0-12 0 0 5 0 8 0 11 13-1 47-1 63-1 15 0 49 0 63 1 0-3 0-6 0-11-5 0-8 0-13 0-35 0-36-4-36-18 0-72 0-145 0-217z"><text:p/></draw:path></draw:g></text:span><text:span text:style-name="T35"><text:s/>ובאופן דומה </text:span><text:soft-page-break/><text:span text:style-name="T35"><draw:g text:anchor-type="as-char" svg:y="-0.0992in" draw:z-index="138" draw:name="Shape151" draw:style-name="gr1057"><svg:title>TexMaths</svg:title><svg:desc>11§inline§z_1 + 1 &gt; z_2§svg§600§FALSE§</svg:desc><draw:path draw:style-name="gr1058" draw:text-style-name="P98" svg:width="0.7126in" svg:height="0.1075in" svg:x="0.0016in" svg:y="0.0083in" svg:viewBox="0 0 1811 274" svg:d="M906 274c-303 0-604 0-906 0 0-92 0-183 0-274 603 0 1207 0 1811 0 0 91 0 182 0 274-302 0-604 0-905 0z"><text:p/></draw:path><draw:path draw:style-name="gr1059" draw:text-style-name="P99" svg:width="0.0642in" svg:height="0.0677in" svg:x="0.0004in" svg:y="0.0346in" svg:viewBox="0 0 164 173" svg:d="M35 137c21-22 32-31 46-44 13-12 25-20 38-34 37-36 45-55 45-56 0-3-3-3-4-3-3 0-4 0-6 3-11 19-20 26-29 26s-14-6-19-13c-8-8-15-16-27-16-29 0-47 35-47 43 0 2 1 4 4 4 4 0 5-1 6-4 8-18 30-18 33-18 8 0 15 2 24 6 15 6 20 6 30 6-15 17-46 44-54 50-12 11-23 22-35 33-26 25-40 47-40 50s4 3 6 3 3-1 5-4c9-14 21-24 33-24 9 0 13 3 22 14 7 9 14 14 25 14 39 0 61-48 61-59 0-1-1-3-5-3-3 0-4 2-5 4-9 26-34 33-46 33-8 0-16-2-23-5-14-4-19-7-28-7-3 0-6 0-10 1z"><text:p/></draw:path><draw:path draw:style-name="gr1059" draw:text-style-name="P99" svg:width="0.0386in" svg:height="0.0697in" svg:x="0.0764in" svg:y="0.0535in" svg:viewBox="0 0 99 178" svg:d="M62 8c0-8-1-8-8-8-18 18-43 18-54 18 0 3 0 6 0 9 7 0 24 0 40-7 0 45 0 91 0 137 0 9 0 12-28 12-3 0-6 0-10 0 0 3 0 6 0 9 6 0 39-1 49-1 7 0 41 1 48 1 0-3 0-6 0-9-3 0-7 0-10 0-27 0-27-3-27-12 0-50 0-100 0-149z"><text:p/></draw:path><draw:path draw:style-name="gr1059" draw:text-style-name="P99" svg:width="0.1004in" svg:height="0.1in" svg:x="0.1756in" svg:y="0.0142in" svg:viewBox="0 0 256 255" svg:d="M136 136c37 0 72 0 108 0 6 0 12 0 12-7 0-8-6-8-12-8-36 0-71 0-108 0 0-36 0-72 0-108 0-5 0-13-7-13-8 0-8 8-8 13 0 36 0 72 0 108-36 0-73 0-109 0-4 0-12 0-12 8 0 7 8 7 12 7 36 0 73 0 109 0 0 36 0 72 0 107 0 5 0 12 8 12 7 0 7-7 7-12 0-35 0-71 0-107z"><text:p/></draw:path><draw:path draw:style-name="gr1059" draw:text-style-name="P99" svg:width="0.05in" svg:height="0.1in" svg:x="0.3327in" svg:y="0.0004in" svg:viewBox="0 0 128 255" svg:d="M79 10c0-9 0-10-9-10-24 25-58 25-70 25 0 4 0 8 0 11 8 0 30 0 51-10 0 66 0 133 0 199 0 14-1 18-37 18-4 0-7 0-12 0 0 4 0 9 0 12 13-1 48-1 63-1s48 0 63 1c0-3 0-8 0-12-5 0-9 0-14 0-34 0-35-3-35-18 0-71 0-144 0-215z"><text:p/></draw:path><draw:path draw:style-name="gr1059" draw:text-style-name="P99" svg:width="0.0925in" svg:height="0.087in" svg:x="0.45in" svg:y="0.0201in" svg:viewBox="0 0 236 222" svg:d="M229 121c3-2 7-4 7-9 0-4-4-6-7-9-72-34-143-67-215-100-5-3-5-3-6-3-5 0-8 3-8 8 0 3 1 6 7 8 68 32 135 64 203 96-68 32-135 63-203 95-6 2-7 4-7 7 0 5 3 8 8 8 1 0 1 0 6-2 72-33 143-66 215-99z"><text:p/></draw:path><draw:path draw:style-name="gr1059" draw:text-style-name="P99" svg:width="0.0642in" svg:height="0.0677in" svg:x="0.6039in" svg:y="0.0346in" svg:viewBox="0 0 164 173" svg:d="M35 137c21-22 32-31 46-44 13-12 25-20 38-34 37-36 45-55 45-56 0-3-3-3-4-3-3 0-4 0-6 3-11 19-20 26-29 26s-14-6-19-13c-8-8-15-16-27-16-29 0-47 35-47 43 0 2 0 4 4 4s5-1 6-4c8-18 30-18 33-18 8 0 15 2 24 6 15 6 20 6 30 6-15 17-46 44-54 50-11 11-23 22-34 33-27 25-41 47-41 50s4 3 6 3 3-1 5-4c9-14 21-24 33-24 9 0 13 3 22 14 7 9 14 14 25 14 39 0 61-48 61-59 0-1-1-3-5-3-3 0-4 2-5 4-9 26-34 33-46 33-8 0-16-2-23-5-14-4-19-7-28-7-3 0-6 0-10 1z"><text:p/></draw:path><draw:path draw:style-name="gr1059" draw:text-style-name="P99" svg:width="0.0469in" svg:height="0.0697in" svg:x="0.6752in" svg:y="0.0535in" svg:viewBox="0 0 120 178" svg:d="M120 130c-3 0-7 0-10 0 0 6-3 22-7 25-2 1-23 1-26 1-16 0-34 0-51 0 29-25 39-33 55-45 20-16 39-33 39-58 0-33-29-53-64-53-33 0-56 23-56 48 0 14 12 16 14 16 7 0 15-5 15-15 0-5-3-14-16-14 8-20 27-25 40-25 26 0 41 21 41 43 0 23-17 42-26 51-22 21-43 42-65 64-3 2-3 4-3 10 37 0 74 0 111 0 3-15 6-32 9-48z"><text:p/></draw:path></draw:g></text:span><text:span text:style-name="T35"><text:s/>וסה"כ </text:span><text:span text:style-name="T35"><draw:g text:anchor-type="as-char" svg:y="-0.1008in" draw:z-index="139" draw:name="Shape152" draw:style-name="gr1057"><svg:title>TexMaths</svg:title><svg:desc>11§inline§1 &lt; z_1 - z_2 &lt; -1§svg§600§FALSE§</svg:desc><draw:path draw:style-name="gr1058" draw:text-style-name="P98" svg:width="1.111in" svg:height="0.1079in" svg:x="0.0004in" svg:y="0.0071in" svg:viewBox="0 0 2823 275" svg:d="M0 0c941 0 1882 0 2823 0 0 92 0 183 0 275-941 0-1882 0-2823 0 0-92 0-183 0-275z"><text:p/></draw:path><draw:path draw:style-name="gr1059" draw:text-style-name="P99" svg:width="0.05in" svg:height="0.1004in" svg:x="0.0059in" svg:y="0in" svg:viewBox="0 0 128 256" svg:d="M79 10c0-9 0-10-9-10-24 24-57 24-70 24 0 5 0 8 0 12 8 0 31 0 51-9 0 66 0 133 0 200 0 13-2 18-36 18-4 0-8 0-13 0 0 5 0 8 0 11 14-1 47-1 63-1 15 0 49 0 63 1 0-3 0-6 0-11-5 0-8 0-13 0-35 0-36-4-36-18 0-72 0-145 0-217z"><text:p/></draw:path><draw:path draw:style-name="gr1059" draw:text-style-name="P99" svg:width="0.0925in" svg:height="0.0874in" svg:x="0.1232in" svg:y="0.0189in" svg:viewBox="0 0 236 223" svg:d="M229 17c5-3 7-5 7-9 0-5-3-8-7-8-1 0-2 0-7 3-71 33-143 67-214 101-5 2-8 4-8 9 0 4 3 6 8 9 71 33 143 66 214 99 5 2 6 2 7 2 4 0 7-3 7-8 0-3-2-5-7-7-67-32-136-63-203-95 67-32 136-64 203-96z"><text:p/></draw:path><draw:path draw:style-name="gr1059" draw:text-style-name="P99" svg:width="0.0642in" svg:height="0.0677in" svg:x="0.278in" svg:y="0.0335in" svg:viewBox="0 0 164 173" svg:d="M35 138c21-22 32-32 46-44 12-12 23-21 38-34 36-37 45-56 45-57 0-3-3-3-5-3s-3 0-5 3c-12 19-20 26-29 26-10 0-14-6-19-12-8-9-15-17-28-17-29 0-46 35-46 43 0 2 1 5 4 5 4 0 5-2 6-5 6-18 29-18 33-18 7 0 15 3 24 6 15 7 20 7 30 7-15 16-47 44-54 49-12 11-23 22-35 33-27 26-40 47-40 50s3 2 4 3c4 0 5 0 7-4 9-13 21-23 33-23 9 0 12 3 22 13 7 9 13 14 25 14 38 0 61-47 61-58 0-1-2-3-5-3-4 0-4 2-5 4-9 25-34 33-46 33-9 0-16-2-23-5-14-5-19-7-28-7-3 0-7 0-10 1z"><text:p/></draw:path><draw:path draw:style-name="gr1059" draw:text-style-name="P99" svg:width="0.0386in" svg:height="0.0701in" svg:x="0.3535in" svg:y="0.0535in" svg:viewBox="0 0 99 179" svg:d="M62 8c0-8-2-8-9-8-17 18-42 18-53 18 0 3 0 6 0 10 7 0 24 0 40-8 0 45 0 92 0 138 0 8 0 11-28 11-3 0-7 0-10 0 0 3 0 7 0 10 5 0 39-1 49-1 7 0 41 1 48 1 0-3 0-7 0-10-3 0-8 0-11 0-26 0-26-3-26-11 0-51 0-101 0-150z"><text:p/></draw:path><draw:path draw:style-name="gr1059" draw:text-style-name="P99" svg:width="0.0925in" svg:height="0.0055in" svg:x="0.4567in" svg:y="0.0598in" svg:viewBox="0 0 236 15" svg:d="M223 15c6 0 13 0 13-7 0-8-7-8-13-8-70 0-139 0-210 0-6 0-13 0-13 8 0 7 7 7 13 7 71 0 140 0 210 0z"><text:p/></draw:path><draw:path draw:style-name="gr1059" draw:text-style-name="P99" svg:width="0.0642in" svg:height="0.0677in" svg:x="0.6024in" svg:y="0.0335in" svg:viewBox="0 0 164 173" svg:d="M35 138c21-22 32-32 46-44 12-12 25-21 38-34 37-37 45-56 45-57 0-3-3-3-5-3s-3 0-5 3c-11 19-20 26-29 26-10 0-14-6-19-12-8-9-15-17-27-17-30 0-47 35-47 43 0 2 0 5 4 5s5-2 6-5c7-18 29-18 33-18 7 0 15 3 24 6 15 7 20 7 30 7-15 16-47 44-54 49-11 11-23 22-34 33-27 26-41 47-41 50s4 3 5 3c3 0 4 0 6-4 9-13 21-23 33-23 9 0 13 3 22 13 7 9 14 14 25 14 39 0 61-47 61-58 0-1-1-3-5-3-3 0-4 2-5 4-9 25-34 33-46 33-8 0-16-2-23-5-14-5-19-7-28-7-3 0-7 0-10 1z"><text:p/></draw:path><draw:path draw:style-name="gr1059" draw:text-style-name="P99" svg:width="0.0469in" svg:height="0.0701in" svg:x="0.6732in" svg:y="0.0535in" svg:viewBox="0 0 120 179" svg:d="M120 130c-3 0-7 0-10 0 0 7-3 22-7 26-2 1-23 1-26 1-17 0-34 0-51 0 29-26 39-33 55-45 20-17 39-34 39-59 0-33-29-53-64-53-33 0-56 23-56 49 0 14 12 15 14 15 7 0 15-4 15-14 0-6-3-15-16-15 8-20 27-25 40-25 26 0 40 21 40 43 0 23-16 42-25 52-22 21-43 42-65 63-3 3-3 3-3 11 37 0 74 0 111 0 3-17 6-32 9-49z"><text:p/></draw:path><draw:path draw:style-name="gr1059" draw:text-style-name="P99" svg:width="0.0925in" svg:height="0.0874in" svg:x="0.7898in" svg:y="0.0189in" svg:viewBox="0 0 236 223" svg:d="M229 17c4-3 7-5 7-9 0-5-4-8-7-8-1 0-2 0-8 3-71 33-142 67-213 101-5 2-8 4-8 9 0 4 3 6 8 9 71 33 142 66 213 99 6 2 7 2 8 2 3 0 7-3 7-8 0-3-3-5-7-7-67-32-136-63-203-95 67-32 136-64 203-96z"><text:p/></draw:path><draw:path draw:style-name="gr1059" draw:text-style-name="P99" svg:width="0.0921in" svg:height="0.0055in" svg:x="0.9504in" svg:y="0.0598in" svg:viewBox="0 0 235 15" svg:d="M222 15c7 0 13 0 13-7 0-8-6-8-13-8-69 0-140 0-209 0-6 0-13 0-13 8 0 7 7 7 13 7 69 0 140 0 209 0z"><text:p/></draw:path><draw:path draw:style-name="gr1059" draw:text-style-name="P99" svg:width="0.05in" svg:height="0.1004in" svg:x="1.0693in" svg:y="0in" svg:viewBox="0 0 128 256" svg:d="M79 10c0-9 0-10-9-10-24 24-58 24-70 24 0 5 0 8 0 12 8 0 31 0 51-9 0 66 0 133 0 200 0 13-2 18-37 18-4 0-7 0-12 0 0 5 0 8 0 11 13-1 47-1 63-1 15 0 49 0 63 1 0-3 0-6 0-11-5 0-8 0-13 0-35 0-36-4-36-18 0-72 0-145 0-217z"><text:p/></draw:path></draw:g></text:span><text:span text:style-name="T35"><text:s/>כלומר </text:span><text:span text:style-name="T35"><draw:g text:anchor-type="as-char" svg:y="-0.0953in" draw:z-index="140" draw:name="Shape153" draw:style-name="gr1057"><svg:title>TexMaths</svg:title><svg:desc>11§inline§1 &lt; -1§svg§600§FALSE§</svg:desc><draw:path draw:style-name="gr1058" draw:text-style-name="P98" svg:width="0.4441in" svg:height="0.0909in" svg:x="0.0004in" svg:y="0.0071in" svg:viewBox="0 0 1129 232" svg:d="M565 232c-189 0-377 0-565 0 0-77 0-155 0-232 376 0 753 0 1129 0 0 77 0 155 0 232-188 0-376 0-564 0z"><text:p/></draw:path><draw:path draw:style-name="gr1059" draw:text-style-name="P99" svg:width="0.05in" svg:height="0.1004in" svg:x="0.0059in" svg:y="0in" svg:viewBox="0 0 128 256" svg:d="M79 10c0-9 0-10-9-10-23 25-57 25-70 25 0 5 0 8 0 12 8 0 31 0 51-11 0 66 0 134 0 200 0 14-2 18-36 18-4 0-7 0-12 0 0 5 0 8 0 12 13-1 46-1 62-1 15 0 49 0 63 1 0-4 0-7 0-12-5 0-8 0-13 0-35 0-36-4-36-18 0-72 0-145 0-216z"><text:p/></draw:path><draw:path draw:style-name="gr1059" draw:text-style-name="P99" svg:width="0.0925in" svg:height="0.0874in" svg:x="0.1232in" svg:y="0.0189in" svg:viewBox="0 0 236 223" svg:d="M229 17c4-3 7-6 7-9 0-5-3-8-7-8-1 0-2 0-8 3-71 33-142 66-213 100-5 3-8 5-8 9 0 5 3 7 8 9 71 33 142 66 213 99 6 3 7 3 8 3 4 0 7-3 7-7 0-5-3-7-7-9-67-32-136-63-203-95 67-32 136-64 203-95z"><text:p/></draw:path><draw:path draw:style-name="gr1059" draw:text-style-name="P99" svg:width="0.0921in" svg:height="0.0055in" svg:x="0.2835in" svg:y="0.0594in" svg:viewBox="0 0 235 15" svg:d="M222 15c7 0 13 0 13-7 0-8-6-8-13-8-69 0-140 0-209 0-6 0-13 0-13 8 0 7 7 7 13 7 69 0 140 0 209 0z"><text:p/></draw:path><draw:path draw:style-name="gr1059" draw:text-style-name="P99" svg:width="0.05in" svg:height="0.1004in" svg:x="0.4028in" svg:y="0in" svg:viewBox="0 0 128 256" svg:d="M79 10c0-9 0-10-9-10-24 25-58 25-70 25 0 5 0 8 0 12 8 0 31 0 51-11 0 66 0 134 0 200 0 14-2 18-37 18-4 0-7 0-12 0 0 5 0 8 0 12 13-1 47-1 63-1 15 0 49 0 63 1 0-4 0-7 0-12-5 0-8 0-13 0-35 0-36-4-36-18 0-72 0-145 0-216z"><text:p/></draw:path></draw:g></text:span><text:span text:style-name="T35"><text:s/>וזו סתירה. </text:span><text:span text:style-name="T36">לכן, </text:span><text:span text:style-name="T36"><draw:g text:anchor-type="as-char" svg:y="-0.0661in" draw:z-index="141" draw:name="Shape154" draw:style-name="gr1057"><svg:title>TexMaths</svg:title><svg:desc>11§inline§z_1 = z_2§svg§600§FALSE§</svg:desc><draw:path draw:style-name="gr1058" draw:text-style-name="P98" svg:width="0.45in" svg:height="0.074in" svg:x="0.0016in" svg:y="0.0071in" svg:viewBox="0 0 1144 189" svg:d="M572 189c-191 0-382 0-572 0 0-63 0-126 0-189 382 0 762 0 1144 0 0 63 0 126 0 189-190 0-382 0-572 0z"><text:p/></draw:path><draw:path draw:style-name="gr1059" draw:text-style-name="P99" svg:width="0.0642in" svg:height="0.0681in" svg:x="0.0004in" svg:y="0in" svg:viewBox="0 0 164 174" svg:d="M35 138c21-21 32-31 46-43 12-12 23-21 38-34 36-37 45-55 45-57 0-4-3-4-5-4s-3 1-5 4c-11 19-20 26-29 26-10 0-14-7-19-13-8-9-15-17-27-17-30 0-47 36-47 44 0 2 1 5 4 5 4 0 5-3 6-5 7-18 29-18 33-18 7 0 15 3 24 6 15 5 20 5 30 5-15 17-47 46-54 51-12 11-23 22-35 33-26 25-40 47-40 50s4 3 5 3c3 0 4-1 6-5 9-14 21-23 33-23 9 0 13 3 22 14 7 8 14 14 25 14 39 0 61-47 61-58 0-2-1-4-5-4-3 0-4 3-5 5-9 24-34 32-46 32-8 0-16-3-23-6-14-5-19-6-28-6-3 1-7 0-10 1z"><text:p/></draw:path><draw:path draw:style-name="gr1059" draw:text-style-name="P99" svg:width="0.0386in" svg:height="0.0701in" svg:x="0.0764in" svg:y="0.0189in" svg:viewBox="0 0 99 179" svg:d="M62 8c0-8-2-8-8-8-18 17-43 18-54 18 0 3 0 5 0 8 7 0 24 0 40-7 0 46 0 92 0 138 0 8 0 12-28 12-3 0-7 0-10 0 0 3 0 6 0 10 5 0 39-1 49-1 7 0 41 1 48 1 0-4 0-7 0-10-3 0-8 0-11 0-26 0-26-4-26-12 0-50 0-100 0-149z"><text:p/></draw:path><draw:path draw:style-name="gr1059" draw:text-style-name="P99" svg:width="0.1008in" svg:height="0.035in" svg:x="0.1835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42in" svg:height="0.0681in" svg:x="0.3417in" svg:y="0in" svg:viewBox="0 0 164 174" svg:d="M35 138c21-21 32-31 46-43 12-12 25-21 38-34 37-37 45-55 45-57 0-4-3-4-5-4s-3 1-5 4c-11 19-20 26-29 26-10 0-14-7-19-13-8-9-15-17-27-17-30 0-47 36-47 44 0 2 0 5 4 5s5-3 6-5c7-18 29-18 33-18 7 0 15 3 24 6 15 5 20 5 30 5-15 17-47 46-54 51-11 11-23 22-34 33-27 25-41 47-41 50s4 3 5 3c3 0 4-1 6-5 9-14 21-23 33-23 9 0 13 3 22 14 7 8 14 14 25 14 39 0 61-47 61-58 0-2-1-4-5-4-3 0-4 3-5 5-9 24-34 32-46 32-8 0-16-3-23-6-14-5-19-6-27-6-1 0-8 0-11 1z"><text:p/></draw:path><draw:path draw:style-name="gr1059" draw:text-style-name="P99" svg:width="0.0469in" svg:height="0.0701in" svg:x="0.4126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36">. </text:span><text:span text:style-name="T37">נציב</text:span><text:span text:style-name="T36"> </text:span><text:span text:style-name="T36"><draw:g text:anchor-type="as-char" svg:y="-0.1102in" draw:z-index="142" draw:name="Shape155" draw:style-name="gr1057"><svg:title>TexMaths</svg:title><svg:desc>11§inline§z_1 + \tfrac{r_1}{7} = z_1 + \tfrac{r_2}{7}§svg§600§FALSE§</svg:desc><draw:path draw:style-name="gr1058" draw:text-style-name="P98" svg:width="1.124in" svg:height="0.1476in" svg:x="0.0012in" svg:y="0.0075in" svg:viewBox="0 0 2856 376" svg:d="M1428 376c-476 0-951 0-1428 0 0-126 0-251 0-376 952 0 1904 0 2856 0 0 125 0 250 0 376-476 0-952 0-1428 0z"><text:p/></draw:path><draw:path draw:style-name="gr1059" draw:text-style-name="P99" svg:width="0.0642in" svg:height="0.0685in" svg:x="0in" svg:y="0.0429in" svg:viewBox="0 0 164 175" svg:d="M35 138c21-22 32-31 46-44 13-12 25-20 38-35 37-35 45-54 45-55 0-4-3-4-4-4-3 0-4 1-6 4-11 19-19 25-29 25-8 0-14-6-19-13-8-8-15-16-27-16-29 0-47 36-47 44 0 2 1 4 4 4 5 0 5-2 6-4 8-18 30-18 33-18 8 0 15 3 24 6 15 5 20 5 30 5-15 17-46 44-54 51-11 11-23 21-34 32-27 26-41 48-41 50 0 5 4 5 6 5s3-1 5-6c9-13 21-23 33-23 9 0 13 3 22 14 7 8 14 15 25 15 39 0 61-50 61-60 0-2-1-4-5-4-3 0-4 3-5 5-9 26-34 32-46 32-8 0-16-2-23-4-14-6-19-7-28-7-3 0-6 0-10 1z"><text:p/></draw:path><draw:path draw:style-name="gr1059" draw:text-style-name="P99" svg:width="0.0386in" svg:height="0.0701in" svg:x="0.076in" svg:y="0.061in" svg:viewBox="0 0 99 179" svg:d="M62 8c0-8-1-8-8-8-18 16-43 16-54 16 0 4 0 7 0 10 7 0 25 0 40-7 0 46 0 92 0 138 0 9 0 12-28 12-3 0-6 0-10 0 0 3 0 7 0 10 6-1 39-1 49-1 8 0 41 0 48 1 0-3 0-7 0-10-3 0-7 0-10 0-27 0-27-3-27-12 0-49 0-100 0-149z"><text:p/></draw:path><draw:path draw:style-name="gr1059" draw:text-style-name="P99" svg:width="0.1012in" svg:height="0.1004in" svg:x="0.1752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1059" draw:text-style-name="P99" svg:width="0.0496in" svg:height="0.0476in" svg:x="0.3417in" svg:y="0in" svg:viewBox="0 0 127 122" svg:d="M51 65c1-2 6-27 7-28 0-2 8-15 17-22 3-2 11-7 22-7 3 0 10 0 15 3-9 3-12 11-12 15 0 6 6 10 11 10 7 0 16-5 16-16 0-15-16-20-29-20-14 0-26 5-39 20-5-17-22-20-27-20-11 0-18 7-22 14-6 10-10 26-10 28 0 3 3 2 4 3 5 0 5-1 7-8 4-16 9-29 20-29 6 0 9 5 9 13 0 5-3 14-5 22s-4 18-5 25c-4 11-6 23-9 34-1 3-3 10-3 11 0 6 5 9 10 9 3 0 8-2 11-8 1-2 3-14 5-21 2-10 4-18 7-28z"><text:p/></draw:path><draw:path draw:style-name="gr1059" draw:text-style-name="P99" svg:width="0.0307in" svg:height="0.0496in" svg:x="0.4043in" svg:y="0.0114in" svg:viewBox="0 0 79 127" svg:d="M50 5c0-5 0-5-7-5-14 12-35 12-40 12-1 0-2 0-3 0 0 3 0 6 0 9 1 0 2 0 3 0 5 0 18-1 29-6 0 32 0 64 0 96 0 7 0 9-21 9-3 0-7 0-10 0 0 2 0 5 0 7 11 0 29 0 40 0s28 0 38 0c0-2 0-5 0-7-3 0-5 0-9 0-20 0-20-2-20-9 0-35 0-70 0-106z"><text:p/></draw:path><draw:path draw:style-name="gr1059" draw:text-style-name="P99" svg:width="0.1154in" svg:height="0.0055in" svg:x="0.337in" svg:y="0.0693in" svg:viewBox="0 0 294 15" svg:d="M146 15c-48 0-98 0-146 0 0-5 0-10 0-15 98 0 196 0 294 0 0 5 0 10 0 15-50 0-98 0-148 0z"><text:p/></draw:path><draw:path draw:style-name="gr1059" draw:text-style-name="P99" svg:width="0.05in" svg:height="0.0736in" svg:x="0.372in" svg:y="0.0902in" svg:viewBox="0 0 128 188" svg:d="M125 20c3-4 3-5 3-11-23 0-48 0-71 0-11 0-14 0-23-1-14-1-15-4-15-8-4 0-7 0-10 0-3 20-6 38-9 58 3 0 6 0 9 0 1-4 3-22 8-25 2-1 24-1 27-1 20 0 40 0 59 0-8 11-22 27-27 35-36 46-40 89-40 105 0 4 0 16 14 16 13 0 13-12 13-16 0-3 0-7 0-11 0-52 11-76 22-91 13-16 27-34 40-50z"><text:p/></draw:path><draw:path draw:style-name="gr1059" draw:text-style-name="P99" svg:width="0.1004in" svg:height="0.035in" svg:x="0.522in" svg:y="0.0547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642in" svg:height="0.0685in" svg:x="0.6807in" svg:y="0.0429in" svg:viewBox="0 0 164 175" svg:d="M34 138c21-22 33-31 46-44 14-12 25-20 39-35 36-35 45-54 45-55 0-4-3-4-4-4-4 0-5 1-6 4-12 19-20 25-30 25-8 0-13-6-19-13-7-8-14-16-27-16-28 0-46 36-46 44 0 2 1 4 4 4 4 0 5-2 5-4 7-18 31-18 33-18 9 0 15 3 24 6 16 5 20 5 31 5-15 17-48 44-54 51-12 11-23 21-35 32-27 26-40 48-40 50 0 5 3 5 4 5 4 0 5-1 7-6 9-13 20-23 33-23 9 0 12 3 22 14 7 8 13 15 24 15 39 0 62-50 62-60 0-2-2-4-6-4-3 0-3 3-5 5-9 26-33 32-46 32-8 0-15-2-22-4-14-6-20-7-28-7-1 0-6 0-11 1z"><text:p/></draw:path><draw:path draw:style-name="gr1059" draw:text-style-name="P99" svg:width="0.0382in" svg:height="0.0701in" svg:x="0.7563in" svg:y="0.061in" svg:viewBox="0 0 98 179" svg:d="M62 8c0-8-1-8-9-8-18 16-42 16-53 16 0 4 0 7 0 10 7 0 24 0 40-7 0 46 0 92 0 138 0 9 0 12-28 12-3 0-6 0-10 0 0 3 0 7 0 10 5-1 38-1 48-1 8 0 42 0 48 1 0-3 0-7 0-10-3 0-7 0-10 0-26 0-26-3-26-12 0-49 0-100 0-149z"><text:p/></draw:path><draw:path draw:style-name="gr1059" draw:text-style-name="P99" svg:width="0.1012in" svg:height="0.1004in" svg:x="0.8551in" svg:y="0.022in" svg:viewBox="0 0 258 256" svg:d="M136 135c37 0 72 0 108 0 6 0 14 0 14-8 0-7-8-7-14-7-36 0-71 0-108 0 0-37 0-72 0-108 0-5 0-12-7-12-8 0-8 7-8 12 0 36 0 71 0 108-36 0-71 0-108 0-5 0-13 0-13 7 0 8 8 8 13 8 37 0 72 0 108 0 0 36 0 73 0 109 0 4 0 12 8 12 7 0 7-8 7-12 0-36 0-73 0-109z"><text:p/></draw:path><draw:path draw:style-name="gr1059" draw:text-style-name="P99" svg:width="0.0488in" svg:height="0.0476in" svg:x="1.0224in" svg:y="0in" svg:viewBox="0 0 125 122" svg:d="M51 65c0-2 6-27 6-28 1-2 9-15 18-22 3-2 10-7 22-7 2 0 9 0 14 3-9 3-11 11-11 15 0 6 5 10 10 10 7 0 15-5 15-16 0-15-14-20-28-20s-27 5-39 20c-4-17-21-20-27-20-10 0-17 7-21 14-7 10-10 26-10 28 0 3 3 3 4 3 4 0 5-1 6-8 4-16 10-29 20-29 7 0 9 5 9 13 0 5-2 14-4 22s-5 18-6 25c-4 11-6 23-9 34-1 3-2 10-2 11 0 6 4 9 8 9 5 0 10-2 13-8 0-2 3-14 4-21 2-10 5-18 8-28z"><text:p/></draw:path><draw:path draw:style-name="gr1059" draw:text-style-name="P99" svg:width="0.0374in" svg:height="0.0496in" svg:x="1.0811in" svg:y="0.0114in" svg:viewBox="0 0 96 127" svg:d="M96 91c-2 0-6 0-8 0-1 3-3 16-5 18-3 1-19 1-21 1-14 0-26 0-39 0 13-10 28-21 40-29 16-12 33-23 33-43 0-25-23-38-51-38-26 0-45 14-45 34 0 10 8 11 11 11 6 0 11-3 11-11 0-7-4-11-11-11 6-9 17-15 30-15 18 0 34 12 34 30 0 16-11 29-25 41-16 13-32 26-48 40-2 2-2 2-2 3 0 2 0 3 0 5 30 0 59 0 89 0 2-12 5-24 7-36z"><text:p/></draw:path><draw:path draw:style-name="gr1059" draw:text-style-name="P99" svg:width="0.1157in" svg:height="0.0055in" svg:x="1.0173in" svg:y="0.0693in" svg:viewBox="0 0 295 15" svg:d="M147 15c-49 0-97 0-147 0 0-5 0-10 0-15 98 0 197 0 295 0 0 5 0 10 0 15-50 0-98 0-148 0z"><text:p/></draw:path><draw:path draw:style-name="gr1059" draw:text-style-name="P99" svg:width="0.0504in" svg:height="0.0736in" svg:x="1.0524in" svg:y="0.0902in" svg:viewBox="0 0 129 188" svg:d="M127 20c2-4 2-5 2-11-23 0-48 0-71 0-11 0-14 0-24-1-14-1-14-4-15-8-4 0-6 0-9 0-3 20-7 38-10 58 3 0 7 0 10 0 0-4 3-22 7-25 2-1 24-1 28-1 20 0 40 0 60 0-9 11-24 27-29 35-35 46-39 89-39 105 0 4 0 16 13 16s13-12 13-16c0-3 0-7 0-11 0-52 11-76 23-91 13-16 27-34 41-50z"><text:p/></draw:path></draw:g></text:span><text:span text:style-name="T36">, </text:span><text:span text:style-name="T37">נכפיל אגפים ונחסיר וסה"כ </text:span><text:span text:style-name="T37"><draw:g text:anchor-type="as-char" svg:y="-0.0661in" draw:z-index="144" draw:name="Shape156" draw:style-name="gr1057"><svg:title>TexMaths</svg:title><svg:desc>11§inline§r_1 = r_2§svg§600§FALSE§</svg:desc><draw:path draw:style-name="gr1058" draw:text-style-name="P98" svg:width="0.4461in" svg:height="0.074in" svg:x="0.0035in" svg:y="0.0071in" svg:viewBox="0 0 1134 189" svg:d="M0 0c378 0 756 0 1134 0 0 63 0 126 0 189-378 0-756 0-1134 0 0-63 0-126 0-189z"><text:p/></draw:path><draw:path draw:style-name="gr1059" draw:text-style-name="P99" svg:width="0.0614in" svg:height="0.0681in" svg:x="0in" svg:y="0in" svg:viewBox="0 0 157 174" svg:d="M23 148c-1 5-3 14-3 16 0 7 5 10 11 10 4 0 11-2 14-10 1-2 14-54 16-61 3-13 9-40 12-50 2-6 12-23 22-32 3-2 14-12 30-12 10 0 16 4 17 4-12 2-21 11-21 21 0 7 6 13 15 13 11 0 21-8 21-22s-12-25-32-25c-25 0-41 19-49 30-3-18-17-30-35-30s-26 15-29 22c-6 13-12 36-12 38 0 3 3 2 4 3 5 0 5 0 7-9 7-28 14-45 29-45 6 0 12 2 12 17 0 8-1 13-7 32-8 30-14 60-22 90z"><text:p/></draw:path><draw:path draw:style-name="gr1059" draw:text-style-name="P99" svg:width="0.0386in" svg:height="0.0705in" svg:x="0.076in" svg:y="0.0189in" svg:viewBox="0 0 99 180" svg:d="M62 8c0-7-1-8-9-8-17 18-42 18-53 18 0 3 0 6 0 10 7 0 24 0 40-8 0 46 0 91 0 138 0 8 0 12-28 12-3 0-6 0-10 0 0 3 0 6 0 10 5 0 39-1 49-1 7 0 41 1 48 1 0-4 0-7 0-10-3 0-8 0-11 0-26 0-26-4-26-12 0-50 0-101 0-150z"><text:p/></draw:path><draw:path draw:style-name="gr1059" draw:text-style-name="P99" svg:width="0.1008in" svg:height="0.035in" svg:x="0.1831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14in" svg:height="0.0681in" svg:x="0.3402in" svg:y="0in" svg:viewBox="0 0 157 174" svg:d="M22 148c-1 5-3 14-3 16 0 7 5 10 11 10 5 0 12-2 14-10 1-2 14-54 15-61 4-13 10-40 14-50 1-6 12-23 21-32 3-2 14-12 30-12 10 0 11 3 17 4-11 2-20 11-20 21 0 7 4 13 14 13 11 0 22-8 22-22s-13-25-33-25c-24 0-41 19-49 30-2-18-17-30-35-30s-25 15-29 22c-7 13-11 36-11 38 0 3 3 3 4 3 4 0 5 0 7-9 7-28 14-45 28-45 6 0 12 2 12 17 0 8-1 13-6 32-8 30-15 60-23 90z"><text:p/></draw:path><draw:path draw:style-name="gr1059" draw:text-style-name="P99" svg:width="0.0469in" svg:height="0.0705in" svg:x="0.4106in" svg:y="0.0189in" svg:viewBox="0 0 120 180" svg:d="M120 130c-3 0-6 0-9 0-1 7-4 22-8 25-2 2-23 2-26 2-16 0-33 0-49 0 27-26 37-32 53-46 20-15 39-33 39-58 0-32-29-53-64-53-33 0-56 24-56 49 0 14 12 15 14 15 7 0 15-4 15-14 0-5-1-15-16-15 9-18 27-25 40-25 26 0 41 21 41 43 0 24-17 42-26 52-22 21-43 43-65 64-3 3-3 3-3 11 37 0 75 0 112 0 2-17 6-33 8-50z"><text:p/></draw:path></draw:g></text:span><text:span text:style-name="T37"><text:s/>כדרוש. </text:span></text:p>
      <text:p text:style-name="P39"><text:span text:style-name="T44">ע</text:span><text:span text:style-name="T43">ל: </text:span><text:span text:style-name="T9">יהי </text:span><text:span text:style-name="T9"><draw:g text:anchor-type="as-char" svg:y="-0.1035in" draw:z-index="145" draw:name="Shape157" draw:style-name="gr1057"><svg:title>TexMaths</svg:title><svg:desc>11§inline§x \in \R§svg§600§FALSE§</svg:desc><draw:path draw:style-name="gr1058" draw:text-style-name="P98" svg:width="0.3634in" svg:height="0.0933in" svg:x="0.0039in" svg:y="0.0071in" svg:viewBox="0 0 924 238" svg:d="M462 238c-154 0-308 0-462 0 0-79 0-159 0-238 308 0 616 0 924 0 0 79 0 159 0 238-154 0-308 0-462 0z"><text:p/></draw:path><draw:path draw:style-name="gr1059" draw:text-style-name="P99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1059" draw:text-style-name="P99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1059" draw:text-style-name="P99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9">. נבחר </text:span><text:span text:style-name="T9"><draw:g text:anchor-type="as-char" svg:y="-0.1138in" draw:z-index="146" draw:name="Shape158" draw:style-name="gr1057"><svg:title>TexMaths</svg:title><svg:desc>11§inline§x' = \la \lf x \rf, 7(x - \lf x \rf) \in \ra \Z \times [0, 7)§svg§600§FALSE§</svg:desc><draw:path draw:style-name="gr1058" draw:text-style-name="P98" svg:width="2.1764in" svg:height="0.1362in" svg:x="0.0039in" svg:y="0.0079in" svg:viewBox="0 0 5529 347" svg:d="M2765 347c-922 0-1843 0-2765 0 0-116 0-231 0-347 1843 0 3686 0 5529 0 0 116 0 231 0 347-922 0-1843 0-2764 0z"><text:p/></draw:path><draw:path draw:style-name="gr1059" draw:text-style-name="P99" svg:width="0.0752in" svg:height="0.0681in" svg:x="0.0004in" svg:y="0.0484in" svg:viewBox="0 0 192 174" svg:d="M119 54c2-11 11-46 37-46 2 0 12 0 20 5-11 2-19 11-19 21 0 6 5 13 15 13 8 0 20-6 20-22 0-21-22-25-35-25-23 0-36 20-40 29-10-26-31-29-42-29-41 0-63 50-63 58 0 5 4 5 6 5s3-1 4-5c13-40 38-50 52-50 7 0 21 3 21 26 0 12-7 38-21 91-6 25-20 40-37 40-2 0-11 0-19-4 9-3 18-10 18-21 0-10-9-13-14-13-12 0-22 9-22 22 0 17 20 25 36 25 27 0 40-27 41-29 5 13 19 29 42 29 39 0 62-50 62-60 0-3-4-3-5-3-3 0-4 1-4 5-14 40-40 49-52 49-16 0-21-12-21-25 0-8 2-17 7-34 4-18 8-36 13-52z"><text:p/></draw:path><draw:path draw:style-name="gr1059" draw:text-style-name="P99" svg:width="0.0264in" svg:height="0.0547in" svg:x="0.0882in" svg:y="0in" svg:viewBox="0 0 68 140" svg:d="M65 24c2-5 3-7 3-9 0-8-8-15-16-15-10 0-14 9-15 13-12 39-24 77-36 117 0 1-1 2-1 4 0 4 8 6 10 6s2 0 4-5c17-37 34-73 51-111z"><text:p/></draw:path><draw:path draw:style-name="gr1059" draw:text-style-name="P99" svg:width="0.1008in" svg:height="0.035in" svg:x="0.1768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335in" svg:height="0.1508in" svg:x="0.3457in" svg:y="0.002in" svg:viewBox="0 0 86 384" svg:d="M84 14c2-4 2-5 2-6 0-5-4-8-8-8-3 0-7 1-9 9-22 58-45 116-67 176-1 3-2 5-2 8 0 1 0 1 2 6 22 59 45 117 67 175 1 5 4 10 9 10 4 0 8-3 8-8 0-1 0-2-2-6-24-60-46-119-69-177 23-60 45-119 69-179z"><text:p/></draw:path><draw:path draw:style-name="gr1059" draw:text-style-name="P99" svg:width="0.0374in" svg:height="0.1508in" svg:x="0.4146in" svg:y="0.002in" svg:viewBox="0 0 96 384" svg:d="M81 384c7 0 15 0 15-8 0-7-8-7-15-7-22 0-44 0-66 0 0-119 0-237 0-356 0-6 0-13-7-13-8 0-8 8-8 13 0 119 0 238 0 357 0 12 1 14 14 14 22 0 45 0 67 0z"><text:p/></draw:path><draw:path draw:style-name="gr1059" draw:text-style-name="P99" svg:width="0.0752in" svg:height="0.0681in" svg:x="0.4598in" svg:y="0.0484in" svg:viewBox="0 0 192 174" svg:d="M118 54c2-11 11-46 38-46 2 0 11 0 20 5-11 2-19 11-19 21 0 6 5 13 15 13 8 0 20-6 20-22 0-21-23-25-36-25-22 0-35 20-41 29-8-26-29-29-40-29-41 0-63 50-63 58 0 5 3 5 4 5 4 0 5-1 6-5 13-40 38-50 52-50 7 0 21 3 21 26 0 12-7 38-21 91-7 25-20 40-38 40-2 0-11 0-18-4 9-3 17-10 17-21 0-10-8-13-14-13-11 0-21 9-21 22 0 17 20 25 36 25 26 0 40-27 41-29 4 13 19 29 42 29 39 0 61-50 61-60 0-3-3-3-4-3-3 0-4 1-6 5-12 40-38 49-50 49-16 0-22-12-22-25 0-8 2-17 6-34 5-18 9-36 14-52z"><text:p/></draw:path><draw:path draw:style-name="gr1059" draw:text-style-name="P99" svg:width="0.0374in" svg:height="0.1508in" svg:x="0.5457in" svg:y="0.002in" svg:viewBox="0 0 96 384" svg:d="M96 13c0-6 0-13-8-13s-8 8-8 13c0 119 0 237 0 356-22 0-44 0-66 0-6 0-14 0-14 7 0 8 8 8 14 8 23 0 45 0 68 0 13 0 14-1 14-14 0-119 0-238 0-357z"><text:p/></draw:path><draw:path draw:style-name="gr1059" draw:text-style-name="P99" svg:width="0.0173in" svg:height="0.0453in" svg:x="0.6488in" svg:y="0.0984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5in" svg:height="0.1047in" svg:x="0.7114in" svg:y="0.0138in" svg:viewBox="0 0 166 267" svg:d="M163 25c3-4 3-5 3-13-31 0-63 0-93 0-48 0-49-5-50-12-3 0-7 0-10 0-4 26-9 53-13 79 3 0 7 0 10 0 1-6 4-31 10-35 2-2 33-2 37-2 27 0 54 0 80 0-4 5-35 48-42 60-36 52-49 106-49 145 0 3 0 20 19 20 17 0 17-17 17-20 0-7 0-14 0-20 0-20 2-42 5-63 1-9 6-42 23-65 18-25 35-49 53-74z"><text:p/></draw:path><draw:path draw:style-name="gr1059" draw:text-style-name="P99" svg:width="0.035in" svg:height="0.1508in" svg:x="0.7941in" svg:y="0.002in" svg:viewBox="0 0 90 384" svg:d="M90 380c0-1 0-1-6-8-49-50-62-122-62-179 0-68 15-135 63-183 5-4 5-6 5-7 0-2-2-3-4-3-4 0-39 25-62 75-20 42-24 85-24 118 0 28 4 74 25 118 23 48 57 73 61 73 2 0 4-1 4-4z"><text:p/></draw:path><draw:path draw:style-name="gr1059" draw:text-style-name="P99" svg:width="0.0752in" svg:height="0.0681in" svg:x="0.8425in" svg:y="0.0484in" svg:viewBox="0 0 192 174" svg:d="M118 54c2-11 11-46 38-46 2 0 11 0 20 5-11 2-19 11-19 21 0 6 5 13 15 13 8 0 20-6 20-22 0-21-23-25-36-25-22 0-35 20-39 29-10-26-31-29-42-29-41 0-63 50-63 58 0 5 3 4 4 5 4 0 5-1 6-5 13-40 38-50 52-50 7 0 21 3 21 26 0 12-7 38-21 91-7 25-20 40-38 40-2 0-11 0-18-4 9-3 17-10 17-21 0-10-8-13-14-13-11 0-21 9-21 22 0 17 20 25 36 25 26 0 40-27 41-29 4 13 19 29 42 29 39 0 61-50 61-60 0-3-3-3-4-3-3 0-4 1-6 5-12 40-38 49-50 49-16 0-22-12-22-25 0-8 2-17 6-34 5-18 9-36 14-52z"><text:p/></draw:path><draw:path draw:style-name="gr1059" draw:text-style-name="P99" svg:width="0.0925in" svg:height="0.0055in" svg:x="0.9717in" svg:y="0.0736in" svg:viewBox="0 0 236 15" svg:d="M222 15c7 0 14 0 14-7 0-8-7-8-14-8-69 0-140 0-209 0-6 0-13 0-13 8 0 7 7 7 13 7 69 0 140 0 209 0z"><text:p/></draw:path><draw:path draw:style-name="gr1059" draw:text-style-name="P99" svg:width="0.0374in" svg:height="0.1508in" svg:x="1.137in" svg:y="0.002in" svg:viewBox="0 0 96 384" svg:d="M82 384c6 0 14 0 14-8 0-7-8-7-14-7-22 0-45 0-67 0 0-119 0-237 0-356 0-6 0-13-7-13-8 0-8 8-8 13 0 119 0 238 0 357 0 12 2 14 14 14 23 0 45 0 68 0z"><text:p/></draw:path><draw:path draw:style-name="gr1059" draw:text-style-name="P99" svg:width="0.0748in" svg:height="0.0681in" svg:x="1.1831in" svg:y="0.0484in" svg:viewBox="0 0 191 174" svg:d="M118 54c2-11 11-46 37-46 2 0 12 0 20 5-11 2-19 11-19 21 0 6 5 13 16 13 7 0 19-6 19-22 0-21-22-25-35-25-23 0-36 20-41 29-9-26-30-29-41-29-41 0-63 50-63 58 0 5 4 5 5 5 3 0 4-1 5-5 13-40 38-50 52-50 7 0 20 3 20 26 0 12-6 38-20 91-6 25-20 40-37 40-2 0-11 0-20-4 10-3 19-10 19-21 0-10-9-13-14-13-12 0-21 9-21 22 0 17 19 25 36 25 26 0 39-27 40-29 5 13 19 29 42 29 40 0 62-50 62-60 0-3-4-3-5-3-3 0-3 1-5 5-13 40-39 49-51 49-16 0-21-12-21-25 0-8 2-17 6-34 5-18 9-36 14-52z"><text:p/></draw:path><draw:path draw:style-name="gr1059" draw:text-style-name="P99" svg:width="0.0374in" svg:height="0.1508in" svg:x="1.2689in" svg:y="0.002in" svg:viewBox="0 0 96 384" svg:d="M96 13c0-6 0-13-8-13s-8 8-8 13c0 119 0 237 0 356-22 0-45 0-67 0-5 0-13 0-13 7 0 8 8 8 13 8 23 0 45 0 68 0 14 0 15-1 15-14 0-119 0-238 0-357z"><text:p/></draw:path><draw:path draw:style-name="gr1059" draw:text-style-name="P99" svg:width="0.035in" svg:height="0.1508in" svg:x="1.3413in" svg:y="0.002in" svg:viewBox="0 0 90 384" svg:d="M90 193c0-31-4-77-25-121-23-48-57-72-61-72-2 0-4 1-4 3 0 1 0 3 8 9 37 39 59 100 59 181 0 65-14 132-62 180-5 6-5 6-5 7 0 2 2 4 4 4 4 0 39-26 62-75 20-43 24-86 24-116z"><text:p/></draw:path><draw:path draw:style-name="gr1059" draw:text-style-name="P99" svg:width="0.0752in" svg:height="0.087in" svg:x="1.4472in" svg:y="0.0323in" svg:viewBox="0 0 192 222" svg:d="M179 120c7 0 13 0 13-8 0-7-6-7-13-7-55 0-109 0-164 0 5-52 50-90 104-90 20 0 40 0 60 0 7 0 13 0 13-7 0-8-6-8-13-8-20 0-40 0-60 0-67 0-119 51-119 112 0 62 52 110 119 110 20 0 40 0 60 0 7 0 13 0 13-7s-6-7-13-7c-20 0-40 0-60 0-54 0-99-36-104-88 55 0 109 0 164 0z"><text:p/></draw:path><draw:path draw:style-name="gr1059" draw:text-style-name="P99" svg:width="0.0335in" svg:height="0.1508in" svg:x="1.5441in" svg:y="0.002in" svg:viewBox="0 0 86 384" svg:d="M85 199c1-5 1-5 1-6 0-2 0-3-1-7-23-59-45-118-69-177-2-7-4-9-8-9-5 0-8 3-8 8 0 1 0 1 2 5 23 60 45 119 68 180-23 58-45 117-68 177-2 3-2 4-2 6 0 5 3 8 8 8s6-4 8-8c24-59 46-118 69-177z"><text:p/></draw:path><draw:path draw:style-name="gr1059" draw:text-style-name="P99" svg:width="0.0921in" svg:height="0.1031in" svg:x="1.5992in" svg:y="0.0106in" svg:viewBox="0 0 235 263" svg:d="M220 14c3-5 3-5 3-6 0-8-5-8-13-8-59 0-118 0-177 0-12 0-12 1-13 12-2 18-4 34-6 52 0 1-1 3-1 4 0 6 5 8 8 8s5-2 6-6c2-9 5-26 29-40 22-15 48-16 62-16 11 0 21 0 32 0-49 78-98 158-147 236-3 4-3 5-3 6 0 7 7 7 13 7 66 0 132 0 198 0 12 0 12 0 13-11 4-25 8-50 11-75 0-3-3-6-6-6-6 0-7 4-8 12-7 29-36 67-91 67-19 0-37 0-55 0 48-78 97-158 145-236zM33 14c7 0 14 0 21 0-11 6-18 14-23 17 1-6 1-11 2-17zM165 14c13 0 26 0 40 0-49 78-98 158-147 236-13 0-26 0-39 0 48-78 98-158 146-236zM186 250c10-7 21-16 30-25-2 7-3 11-5 25-9 0-16 0-25 0z"><text:p/></draw:path><draw:path draw:style-name="gr1059" draw:text-style-name="P99" svg:width="0.0732in" svg:height="0.0728in" svg:x="1.7524in" svg:y="0.0402in" svg:viewBox="0 0 187 186" svg:d="M93 83c-25-26-51-52-77-77-4-5-5-6-8-6-4 0-8 3-8 8 0 3 1 3 5 7 26 27 52 52 77 79-25 25-51 50-77 77-4 4-5 5-5 7 0 5 4 8 8 8 3 0 4-1 8-6 26-25 52-50 77-75 27 26 54 52 81 79 1 0 3 2 5 2 5 0 8-3 8-8 0-1 0-2-1-4-28-28-62-61-82-80 25-25 48-48 72-71 1-2 8-8 9-10 1-1 2-2 2-5 0-5-3-8-8-8-3 0-4 2-9 7-25 25-51 50-77 76z"><text:p/></draw:path><draw:path draw:style-name="gr1059" draw:text-style-name="P99" svg:width="0.0205in" svg:height="0.1508in" svg:x="1.9004in" svg:y="0.002in" svg:viewBox="0 0 53 384" svg:d="M53 384c0-5 0-10 0-15-12 0-26 0-38 0 0-118 0-236 0-354 12 0 26 0 38 0 0-5 0-9 0-15-18 0-35 0-53 0 0 128 0 256 0 384 18 0 35 0 53 0z"><text:p/></draw:path><draw:path draw:style-name="gr1059" draw:text-style-name="P99" svg:width="0.0638in" svg:height="0.1035in" svg:x="1.9303in" svg:y="0.0138in" svg:viewBox="0 0 163 264" svg:d="M163 133c0-31-1-61-16-90-17-36-49-43-65-43-24 0-51 10-68 46-12 27-14 56-14 87 0 29 2 64 18 93 16 30 45 38 63 38 21 0 51-8 67-45 14-25 15-55 15-86zM81 255c-15 0-37-8-45-46-3-22-3-57-3-80 0-24 0-51 2-71 8-46 36-49 46-49 14 0 39 6 47 45 3 21 3 51 3 75 0 28 0 55-5 79-5 36-27 47-45 47z"><text:p/></draw:path><draw:path draw:style-name="gr1059" draw:text-style-name="P99" svg:width="0.0173in" svg:height="0.0453in" svg:x="2.0142in" svg:y="0.0984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5in" svg:height="0.1047in" svg:x="2.0768in" svg:y="0.0138in" svg:viewBox="0 0 166 267" svg:d="M163 25c3-4 3-5 3-13-31 0-63 0-93 0-48 0-49-5-50-12-3 0-7 0-10 0-4 26-9 53-13 79 3 0 7 0 10 0 1-6 4-31 10-35 2-2 33-2 37-2 27 0 54 0 80 0-4 5-35 48-42 60-36 52-49 106-49 145 0 3 0 20 19 20 17 0 17-17 17-20 0-7 0-14 0-20 0-20 2-42 5-63 1-9 6-42 23-65 18-25 35-49 53-74z"><text:p/></draw:path><draw:path draw:style-name="gr1059" draw:text-style-name="P99" svg:width="0.035in" svg:height="0.1508in" svg:x="2.1531in" svg:y="0.002in" svg:viewBox="0 0 90 384" svg:d="M90 193c0-31-4-77-25-121-23-48-57-72-61-72-2 0-4 1-4 3 0 1 0 3 8 9 37 39 59 100 59 181 0 65-14 132-62 180-5 6-5 6-5 7 0 2 2 4 4 4 4 0 39-26 62-75 20-43 24-86 24-116z"><text:p/></draw:path></draw:g></text:span><text:span text:style-name="T38">. לכן </text:span><text:span text:style-name="T38"><draw:g text:anchor-type="as-char" svg:y="-0.1547in" draw:z-index="147" draw:name="Shape159" draw:style-name="gr1057"><svg:title>TexMaths</svg:title><svg:desc>11§inline§h(x') = \lf x \rf + \tfrac{7(x - \lf x \rf)}{7} = \lf x \rf + x - \lf x \rf = x§svg§600§FALSE§</svg:desc><draw:path draw:style-name="gr1058" draw:text-style-name="P98" svg:width="2.8579in" svg:height="0.1913in" svg:x="0.0004in" svg:y="0.0075in" svg:viewBox="0 0 7260 487" svg:d="M0 0c2419 0 4840 0 7260 0 0 163 0 324 0 487-2420 0-4841 0-7260 0 0-163 0-324 0-487z"><text:p/></draw:path><draw:path draw:style-name="gr1059" draw:text-style-name="P99" svg:width="0.0744in" svg:height="0.1059in" svg:x="0.0008in" svg:y="0.0484in" svg:viewBox="0 0 190 270" svg:d="M90 4c0-1 0-4-5-4-9 0-37 3-48 3-2 1-6 1-6 8 0 5 3 5 9 5 18 0 19 3 19 6s-1 5-1 9c-18 73-37 147-56 221-2 5-2 6-2 9 0 7 8 9 12 9 6 0 12-4 14-8 3-10 5-20 7-30 3-12 6-23 9-34 2-9 4-18 6-27 2-2 4-14 5-17s13-24 26-35c8-6 19-13 37-13 16 0 20 13 20 26 0 21-14 64-23 87-3 9-5 13-5 21 0 18 13 30 32 30 36 0 50-55 50-58s-3-3-4-3c-4 0-4 1-7 6-5 20-17 48-38 48-7 0-10-4-10-12 0-10 3-19 7-28 6-16 24-63 24-84 0-26-16-42-45-42-25 0-43 12-58 29 10-40 21-81 31-122z"><text:p/></draw:path><draw:path draw:style-name="gr1059" draw:text-style-name="P99" svg:width="0.035in" svg:height="0.1512in" svg:x="0.0953in" svg:y="0.0402in" svg:viewBox="0 0 90 385" svg:d="M90 380c0-1 0-1-6-7-49-50-61-121-61-180 0-68 14-135 62-182 5-6 5-6 5-7 0-3-2-4-4-4-3 0-39 26-62 76-20 42-24 84-24 117 0 30 4 75 25 119 25 47 58 73 61 73 2 0 4-1 4-5z"><text:p/></draw:path><draw:path draw:style-name="gr1059" draw:text-style-name="P99" svg:width="0.0756in" svg:height="0.0685in" svg:x="0.1437in" svg:y="0.0866in" svg:viewBox="0 0 193 175" svg:d="M118 54c3-10 12-45 38-45 2 0 11 0 20 4-11 2-19 12-19 21 0 7 5 14 15 14 8 0 21-7 21-23 0-20-22-25-36-25-23 0-36 21-40 30-10-26-31-30-42-30-41 0-63 49-63 59 0 5 3 4 5 5 3 0 4-1 5-5 13-40 39-50 52-50 7 0 21 3 21 25 0 12-7 39-21 92-7 25-20 40-37 40-2 0-11 0-19-4 10-3 18-10 18-21s-8-13-14-13c-12 0-22 9-22 21 0 18 20 26 36 26 27 0 40-28 41-30 4 14 19 30 42 30 39 0 61-50 61-60 0-3-3-3-4-3-3 0-4 1-4 3-14 42-40 51-52 51-15 0-21-12-21-25 0-9 2-17 7-34 4-18 7-36 12-53z"><text:p/></draw:path><draw:path draw:style-name="gr1059" draw:text-style-name="P99" svg:width="0.0264in" svg:height="0.0547in" svg:x="0.2319in" svg:y="0.0402in" svg:viewBox="0 0 68 140" svg:d="M65 23c2-4 3-7 3-9 0-7-7-14-16-14-10 0-13 8-16 12-12 40-23 78-35 118 0 1-1 2-1 3 0 3 8 7 10 7s2-1 4-5c17-37 34-75 51-112z"><text:p/></draw:path><draw:path draw:style-name="gr1059" draw:text-style-name="P99" svg:width="0.0346in" svg:height="0.1512in" svg:x="0.278in" svg:y="0.0402in" svg:viewBox="0 0 89 385" svg:d="M89 193c0-30-4-76-25-120-23-48-56-73-61-73-2 0-3 2-3 4 0 1 0 1 7 9 38 38 60 99 60 180 0 65-14 132-63 181-4 5-4 5-4 6 0 3 1 5 3 5 5 0 39-27 62-76 20-42 24-84 24-116z"><text:p/></draw:path><draw:path draw:style-name="gr1059" draw:text-style-name="P99" svg:width="0.1008in" svg:height="0.0354in" svg:x="0.3791in" svg:y="0.0972in" svg:viewBox="0 0 257 91" svg:d="M244 16c7 0 13-1 13-8 0-8-6-8-12-8-77 0-155 0-232 0-5 0-13 0-13 8 0 7 8 8 13 8 77 0 154 0 231 0zM245 91c6 0 12 0 12-7 0-8-6-8-13-8-77 0-154 0-231 0-5 0-13 0-13 8 0 7 8 7 13 7 77 0 155 0 232 0z"><text:p/></draw:path><draw:path draw:style-name="gr1059" draw:text-style-name="P99" svg:width="0.0374in" svg:height="0.1512in" svg:x="0.5579in" svg:y="0.0402in" svg:viewBox="0 0 96 385" svg:d="M81 385c7 0 15 0 15-8s-8-8-15-8c-22 0-44 0-66 0 0-117 0-236 0-355 0-7 0-14-7-14-8 0-8 9-8 14 0 119 0 238 0 356 0 13 1 15 14 15 22 0 45 0 67 0z"><text:p/></draw:path><draw:path draw:style-name="gr1059" draw:text-style-name="P99" svg:width="0.0756in" svg:height="0.0685in" svg:x="0.6035in" svg:y="0.0866in" svg:viewBox="0 0 193 175" svg:d="M118 54c2-10 11-45 38-45 2 0 11 0 20 4-11 2-19 12-19 21 0 7 5 14 15 14 8 0 21-7 21-23 0-20-24-25-37-25-22 0-35 21-39 30-10-26-31-30-42-30-41 0-63 49-63 59 0 5 3 4 5 5 3 0 4-1 5-5 13-40 39-50 52-50 7 0 21 3 21 25 0 12-7 39-21 92-7 25-20 40-37 40-3 0-12 0-19-4 10-3 17-10 17-21s-7-13-14-13c-11 0-21 9-21 21 0 18 20 26 36 26 26 0 40-28 41-30 4 14 19 30 42 30 39 0 61-50 61-60 0-3-3-3-4-3-3 0-4 1-5 3-13 42-39 51-51 51-15 0-22-12-22-25 0-9 2-17 7-34 4-18 8-36 13-53z"><text:p/></draw:path><draw:path draw:style-name="gr1059" draw:text-style-name="P99" svg:width="0.0374in" svg:height="0.1512in" svg:x="0.6894in" svg:y="0.0402in" svg:viewBox="0 0 96 385" svg:d="M96 14c0-7 0-14-8-14s-8 9-8 14c0 119 0 238 0 355-22 0-44 0-66 0-5 0-14 0-14 8s9 8 14 8c23 0 45 0 69 0 12 0 13-1 13-15 0-118 0-237 0-356z"><text:p/></draw:path><draw:path draw:style-name="gr1059" draw:text-style-name="P99" svg:width="0.1004in" svg:height="0.1004in" svg:x="0.7961in" svg:y="0.0665in" svg:viewBox="0 0 256 256" svg:d="M136 136c37 0 72 0 108 0 6 0 12 0 12-7 0-9-6-9-12-9-36 0-71 0-108 0 0-36 0-72 0-108 0-5 0-12-7-12-8 0-8 7-8 12 0 36 0 72 0 108-36 0-73 0-109 0-5 0-12 0-12 9 0 7 7 7 12 7 36 0 73 0 109 0 0 35 0 72 0 108 0 6 0 12 8 12 7 0 7-6 7-12 0-36 0-73 0-108z"><text:p/></draw:path><draw:path draw:style-name="gr1059" draw:text-style-name="P99" svg:width="0.0504in" svg:height="0.0736in" svg:x="0.9657in" svg:y="0.0075in" svg:viewBox="0 0 129 188" svg:d="M125 20c4-4 4-5 4-11-24 0-48 0-72 0-11 0-13 0-23-1-14-1-14-4-15-8-4 0-7 0-10 0-3 20-6 38-9 58 3 0 6 0 9 0 1-4 3-22 8-25 2-1 24-1 28-1 20 0 39 0 58 0-8 11-22 27-27 35-36 47-39 90-39 106 0 3 0 15 13 15s13-12 13-15c0-5 0-8 0-11 0-53 11-77 22-92 13-16 27-34 40-50z"><text:p/></draw:path><draw:path draw:style-name="gr1059" draw:text-style-name="P99" svg:width="0.0272in" svg:height="0.1051in" svg:x="1.0311in" svg:y="0in" svg:viewBox="0 0 70 268" svg:d="M65 0c-52 36-65 93-65 134 0 39 11 98 65 134 2 0 5 0 5-3 0-1-1-1-3-2-35-33-48-79-48-128 0-73 27-109 49-128 1-2 2-3 2-4 0-3-3-3-5-3z"><text:p/></draw:path><draw:path draw:style-name="gr1059" draw:text-style-name="P99" svg:width="0.0567in" svg:height="0.0476in" svg:x="1.0713in" svg:y="0.0327in" svg:viewBox="0 0 145 122" svg:d="M55 90c-3 9-12 24-25 24-1 0-9 0-16-4 11-3 12-13 12-14 0-7-4-10-11-10s-15 6-15 16c0 13 15 20 29 20 12 0 24-9 30-20 7 15 21 20 32 20 31 0 48-34 48-42 0-3-4-3-5-3-3 0-3 1-4 4-7 19-22 33-38 33-11 0-16-7-16-17 0-8 7-32 14-62 6-21 18-27 27-27 4 1 8 0 14 3-9 2-12 10-12 15 0 6 4 10 11 10 6 0 15-5 15-16 0-16-17-20-28-20-14 0-25 9-30 19-6-11-18-19-33-19-30 0-47 33-47 41 0 4 3 4 4 4 3 0 4-1 6-5 6-21 23-32 37-32 9 0 15 4 15 17 0 6-3 19-5 28-3 12-6 25-9 37z"><text:p/></draw:path><draw:path draw:style-name="gr1059" draw:text-style-name="P99" svg:width="0.072in" svg:height="0.0047in" svg:x="1.1465in" svg:y="0.052in" svg:viewBox="0 0 184 13" svg:d="M173 13c4 0 11 0 11-6 0-7-7-7-11-7-54 0-108 0-162 0-4 0-11 0-11 5 0 8 7 8 11 8 54 0 108 0 162 0z"><text:p/></draw:path><draw:path draw:style-name="gr1059" draw:text-style-name="P99" svg:width="0.0295in" svg:height="0.1051in" svg:x="1.2524in" svg:y="0in" svg:viewBox="0 0 76 268" svg:d="M65 268c4 0 11 0 11-5 0-7-7-7-11-7-18 0-34 0-52 0 0-82 0-164 0-245 0-4 0-11-6-11-7 0-7 7-7 11 0 82 0 165 0 248 0 8 2 9 11 9 18 0 36 0 54 0z"><text:p/></draw:path><draw:path draw:style-name="gr1059" draw:text-style-name="P99" svg:width="0.0567in" svg:height="0.0476in" svg:x="1.2913in" svg:y="0.0327in" svg:viewBox="0 0 145 122" svg:d="M55 90c-3 9-12 24-26 24-5-2-9 0-15-4 11-3 12-13 12-14 0-7-4-10-11-10s-15 6-15 16c0 13 15 20 29 20 12 0 23-9 30-20 6 15 21 20 32 20 31 0 48-34 48-42 0-3-4-3-5-3-3 0-4 1-5 4-6 19-21 33-37 33-11 0-16-7-16-17 0-8 7-32 14-62 5-21 18-27 27-27 4 1 8 0 14 3-9 2-12 10-12 15 0 6 4 10 11 10 6 0 15-5 15-16 0-16-17-20-28-20-14 0-25 9-30 19-6-11-18-19-33-19-30 0-47 33-47 41 0 4 3 4 4 4 3 0 3-1 6-5 6-21 23-32 36-32 9 0 16 4 16 17 0 6-3 19-5 28-3 12-6 25-9 37z"><text:p/></draw:path><draw:path draw:style-name="gr1059" draw:text-style-name="P99" svg:width="0.0295in" svg:height="0.1051in" svg:x="1.3594in" svg:y="0in" svg:viewBox="0 0 76 268" svg:d="M76 11c0-4 0-11-7-11-6 0-6 7-6 11 0 81 0 163 0 245-18 0-34 0-52 0-4 0-11 0-11 7 0 5 7 5 11 5 18 0 36 0 54 0 9 0 11-1 11-9 0-83 0-166 0-248z"><text:p/></draw:path><draw:path draw:style-name="gr1059" draw:text-style-name="P99" svg:width="0.0272in" svg:height="0.1051in" svg:x="1.4185in" svg:y="0in" svg:viewBox="0 0 70 268" svg:d="M6 0c-3 0-6 0-6 3 0 1 1 2 2 5 23 21 50 57 50 126 0 57-18 100-48 127-4 3-4 3-4 4 0 2 1 3 3 3 4 0 30-16 48-50 12-22 19-52 19-83 0-38-12-98-64-135z"><text:p/></draw:path><draw:path draw:style-name="gr1059" draw:text-style-name="P99" svg:width="0.5in" svg:height="0.0059in" svg:x="0.9583in" svg:y="0.1114in" svg:viewBox="0 0 1271 16" svg:d="M0 0c424 0 847 0 1271 0 0 5 0 11 0 16-424 0-847 0-1271 0 0-5 0-11 0-16z"><text:p/></draw:path><draw:path draw:style-name="gr1059" draw:text-style-name="P99" svg:width="0.05in" svg:height="0.0736in" svg:x="1.1854in" svg:y="0.1339in" svg:viewBox="0 0 128 188" svg:d="M125 20c3-4 3-5 3-11-23 0-48 0-71 0-11 0-13 0-23-1-14-1-15-4-15-8-4 0-7 0-10 0-3 20-6 38-9 58 3 0 6 0 9 0 1-4 3-22 8-25 2-1 24-1 27-1 20 0 40 0 59 0-8 11-22 27-27 35-36 46-40 90-40 106 0 3 0 15 14 15 13 0 13-12 13-15 0-5 0-8 0-11 0-53 11-77 22-92 13-16 27-34 40-50z"><text:p/></draw:path><draw:path draw:style-name="gr1059" draw:text-style-name="P99" svg:width="0.1004in" svg:height="0.0354in" svg:x="1.5276in" svg:y="0.0972in" svg:viewBox="0 0 256 91" svg:d="M244 16c6 0 12-1 12-8 0-8-6-8-12-8-77 0-155 0-232 0-5 0-12 0-12 8 0 7 7 8 13 8 77 0 154 0 231 0zM244 91c6 0 12 0 12-7 0-8-6-8-12-8-77 0-154 0-231 0-6 0-13 0-13 8 0 7 7 7 12 7 77 0 155 0 232 0z"><text:p/></draw:path><draw:path draw:style-name="gr1059" draw:text-style-name="P99" svg:width="0.0374in" svg:height="0.1512in" svg:x="1.7059in" svg:y="0.0402in" svg:viewBox="0 0 96 385" svg:d="M83 385c5 0 13 0 13-8s-8-8-13-8c-22 0-46 0-68 0 0-117 0-236 0-355 0-7 0-14-7-14-8 0-8 9-8 14 0 119 0 238 0 356 0 13 2 15 14 15 23 0 45 0 69 0z"><text:p/></draw:path><draw:path draw:style-name="gr1059" draw:text-style-name="P99" svg:width="0.0756in" svg:height="0.0685in" svg:x="1.7512in" svg:y="0.0866in" svg:viewBox="0 0 193 175" svg:d="M119 54c2-10 11-45 37-45 2 0 12 0 20 4-11 2-19 12-19 21 0 7 5 14 15 14 8 0 21-7 21-23 0-20-22-25-36-25-23 0-36 21-40 30-10-26-31-30-42-30-41 0-63 49-63 59 0 5 5 5 6 5 2 0 3-1 4-5 13-40 39-50 52-50 7 0 21 3 21 25 0 12-7 39-21 92-6 25-20 40-37 40-2 0-11 0-19-4 10-3 18-10 18-21s-8-13-14-13c-12 0-22 9-22 21 0 18 20 26 36 26 27 0 40-28 41-30 6 14 19 30 42 30 39 0 63-50 63-60 0-3-5-3-6-3-3 0-4 1-4 3-14 42-40 51-52 51-15 0-21-12-21-25 0-9 2-17 7-34 4-18 8-36 13-53z"><text:p/></draw:path><draw:path draw:style-name="gr1059" draw:text-style-name="P99" svg:width="0.0378in" svg:height="0.1512in" svg:x="1.837in" svg:y="0.0402in" svg:viewBox="0 0 97 385" svg:d="M97 14c0-7 0-14-8-14s-8 9-8 14c0 119 0 238 0 355-22 0-45 0-67 0-5 0-14 0-14 8s9 8 14 8c23 0 45 0 69 0 13 0 14-1 14-15 0-118 0-237 0-356z"><text:p/></draw:path><draw:path draw:style-name="gr1059" draw:text-style-name="P99" svg:width="0.1008in" svg:height="0.1004in" svg:x="1.9441in" svg:y="0.0665in" svg:viewBox="0 0 257 256" svg:d="M136 136c37 0 72 0 108 0 6 0 13 0 13-7 0-9-7-9-13-9-36 0-71 0-108 0 0-36 0-72 0-108 0-5 0-12-7-12-8 0-8 7-8 12 0 36 0 72 0 108-36 0-71 0-108 0-5 0-13 0-13 9 0 7 8 7 13 7 37 0 72 0 108 0 0 35 0 72 0 108 0 6 0 12 8 12 7 0 7-6 7-12 0-36 0-73 0-108z"><text:p/></draw:path><draw:path draw:style-name="gr1059" draw:text-style-name="P99" svg:width="0.0756in" svg:height="0.0685in" svg:x="2.0921in" svg:y="0.0866in" svg:viewBox="0 0 193 175" svg:d="M118 54c2-10 11-45 38-45 2 0 11 0 19 4-10 2-18 12-18 21 0 7 4 14 15 14 8 0 21-7 21-23 0-20-24-25-37-25-22 0-35 21-40 30-9-26-30-30-42-30-40 0-62 49-62 59 0 5 3 5 5 5 3 0 4-1 5-5 13-40 39-50 52-50 6 0 21 3 21 25 0 12-7 39-21 92-7 25-20 40-38 40-2 0-11 0-18-4 10-3 17-10 17-21s-7-13-14-13c-11 0-21 9-21 21 0 18 20 26 36 26 26 0 40-28 41-30 4 14 19 30 42 30 39 0 61-50 61-60 0-3-3-3-4-3-3 0-4 1-5 3-13 42-39 51-51 51-15 0-22-12-22-25 0-9 2-17 7-34 4-18 8-36 13-53z"><text:p/></draw:path><draw:path draw:style-name="gr1059" draw:text-style-name="P99" svg:width="0.0929in" svg:height="0.0059in" svg:x="2.2213in" svg:y="0.1114in" svg:viewBox="0 0 237 16" svg:d="M222 16c7 0 15 0 15-7 0-9-8-9-15-9-69 0-139 0-209 0-6 0-13 0-13 9 0 7 7 7 13 7 70 0 140 0 209 0z"><text:p/></draw:path><draw:path draw:style-name="gr1059" draw:text-style-name="P99" svg:width="0.0374in" svg:height="0.1512in" svg:x="2.3874in" svg:y="0.0402in" svg:viewBox="0 0 96 385" svg:d="M83 385c5 0 13 0 13-8s-8-8-13-8c-22 0-46 0-68 0 0-117 0-236 0-355 0-7 0-14-7-14-8 0-8 9-8 14 0 119 0 238 0 356 0 13 2 15 14 15 23 0 45 0 69 0z"><text:p/></draw:path><draw:path draw:style-name="gr1059" draw:text-style-name="P99" svg:width="0.0756in" svg:height="0.0685in" svg:x="2.4327in" svg:y="0.0866in" svg:viewBox="0 0 193 175" svg:d="M119 54c2-10 11-45 37-45 2 0 12 0 20 4-11 2-19 12-19 21 0 7 5 14 15 14 8 0 21-7 21-23 0-20-22-25-36-25-23 0-36 21-40 30-10-26-31-30-42-30-41 0-63 49-63 59 0 5 5 5 6 5 2 0 3-1 4-5 13-40 39-50 52-50 7 0 21 3 21 25 0 12-7 39-21 92-6 25-20 40-37 40-2 0-11 0-19-4 10-3 18-10 18-21s-8-13-14-13c-12 0-22 9-22 21 0 18 20 26 36 26 27 0 40-28 41-30 6 14 19 30 42 30 41 0 63-50 63-60 0-3-5-3-6-3-3 0-4 1-4 3-14 42-40 51-52 51-15 0-21-12-21-25 0-9 2-17 7-34 4-18 8-36 13-53z"><text:p/></draw:path><draw:path draw:style-name="gr1059" draw:text-style-name="P99" svg:width="0.0378in" svg:height="0.1512in" svg:x="2.5185in" svg:y="0.0402in" svg:viewBox="0 0 97 385" svg:d="M97 14c0-7 0-14-8-14s-8 9-8 14c0 119 0 238 0 355-22 0-45 0-67 0-5 0-14 0-14 8s9 8 14 8c23 0 45 0 69 0 13 0 14-1 14-15 0-118 0-237 0-356z"><text:p/></draw:path><draw:path draw:style-name="gr1059" draw:text-style-name="P99" svg:width="0.1004in" svg:height="0.0354in" svg:x="2.6343in" svg:y="0.0972in" svg:viewBox="0 0 256 91" svg:d="M243 16c7 0 13-1 13-8 0-8-6-8-12-8-77 0-155 0-232 0-5 0-12 0-12 8 0 7 7 8 13 8 77 0 153 0 230 0zM244 91c6 0 12 0 12-7 0-8-6-8-13-8-77 0-153 0-230 0-6 0-13 0-13 8 0 7 7 7 12 7 77 0 155 0 232 0z"><text:p/></draw:path><draw:path draw:style-name="gr1059" draw:text-style-name="P99" svg:width="0.0756in" svg:height="0.0685in" svg:x="2.7906in" svg:y="0.0866in" svg:viewBox="0 0 193 175" svg:d="M118 54c2-10 11-45 38-45 2 0 11 0 20 4-11 2-19 12-19 21 0 7 5 14 15 14 8 0 21-7 21-23 0-20-24-25-37-25-22 0-35 21-40 30-9-26-30-30-42-30-40 0-62 49-62 59 0 5 3 5 5 5 3 0 4-1 5-5 13-40 39-50 52-50 6 0 21 3 21 25 0 12-7 39-21 92-7 25-20 40-38 40-2 0-11 0-18-4 10-3 17-10 17-21s-7-13-14-13c-11 0-21 9-21 21 0 18 20 26 36 26 26 0 40-28 41-30 4 14 19 30 42 30 39 0 61-50 61-60 0-3-3-3-4-3-3 0-4 1-5 3-13 42-39 51-51 51-15 0-22-12-22-25 0-9 2-17 7-34 4-18 8-36 13-53z"><text:p/></draw:path></draw:g></text:span><text:span text:style-name="T38"><text:s/>כדרוש. </text:span><text:span text:style-name="T38"><draw:g text:anchor-type="as-char" svg:y="-0.1043in" draw:z-index="158" draw:name="Shape160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P62" text:outline-level="3">סעיף (ה)</text:h>
      <text:p text:style-name="P92">צ.ל. <text:span text:style-name="T9"><draw:g text:anchor-type="as-char" svg:y="-0.1134in" draw:z-index="148" draw:name="Shape161" draw:style-name="gr1057"><svg:title>TexMaths</svg:title><svg:desc>11§inline§\{1, 4, 9, 16 \} \times \N \sim \N_+§svg§600§FALSE§</svg:desc><draw:path draw:style-name="gr1058" draw:text-style-name="P98" svg:width="1.4134in" svg:height="0.1354in" svg:x="0.0087in" svg:y="0.0071in" svg:viewBox="0 0 3591 345" svg:d="M0 0c1197 0 2395 0 3591 0 0 115 0 230 0 345-1196 0-2394 0-3591 0 0-115 0-230 0-345z"><text:p/></draw:path><draw:path draw:style-name="gr1059" draw:text-style-name="P99" svg:width="0.0535in" svg:height="0.1508in" svg:x="-0.0004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9-33-1-3-1-4-1-18 0-27 0-53 0-81 0-17-2-24-15-36-8-9-19-12-30-14 32-9 45-27 45-49 0-31 0-61 0-92z"><text:p/></draw:path><draw:path draw:style-name="gr1059" draw:text-style-name="P99" svg:width="0.05in" svg:height="0.1008in" svg:x="0.078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1059" draw:text-style-name="P99" svg:width="0.0173in" svg:height="0.0453in" svg:x="0.1539in" svg:y="0.0972in" svg:viewBox="0 0 45 116" svg:d="M45 41c0-26-10-41-25-41-12 0-20 10-20 21 0 10 8 21 20 21 4 0 10-2 14-6 1-1 1-1 1-1 1 0 1 0 1 6 0 28-13 51-26 65-5 3-5 4-5 5 0 4 3 5 5 5 4 0 35-30 35-75z"><text:p/></draw:path><draw:path draw:style-name="gr1059" draw:text-style-name="P99" svg:width="0.0673in" svg:height="0.102in" svg:x="0.2126in" svg:y="0.0098in" svg:viewBox="0 0 172 260" svg:d="M103 196c0 11 0 22 0 33 0 14-1 19-29 19-3 0-6 0-8 0 0 4 0 9 0 12 15-2 35-2 52-2 16 0 37 0 52 2 0-3 0-8 0-12-2 0-5 0-7 0-29 0-30-5-30-19 0-11 0-22 0-33 13 0 25 0 39 0 0-3 0-8 0-11-14 0-26 0-39 0 0-58 0-117 0-175 0-8 0-10-7-10-3 0-4 0-7 4-40 60-79 120-119 181 0 3 0 8 0 11 34 0 69 0 103 0zM106 185c-32 0-63 0-95 0 32-48 63-97 95-144 0 47 0 96 0 144z"><text:p/></draw:path><draw:path draw:style-name="gr1059" draw:text-style-name="P99" svg:width="0.0177in" svg:height="0.0453in" svg:x="0.2972in" svg:y="0.0972in" svg:viewBox="0 0 46 116" svg:d="M46 41c0-26-10-41-25-41-13 0-21 10-21 21 0 10 8 21 21 21 4 0 10-2 13-6 1-1 1-1 2-1 0 2 1 0 1 6 0 28-13 51-26 65-4 3-4 4-4 5 0 4 2 5 4 5 3 0 35-30 35-75z"><text:p/></draw:path><draw:path draw:style-name="gr1059" draw:text-style-name="P99" svg:width="0.063in" svg:height="0.1035in" svg:x="0.3587in" svg:y="0.0126in" svg:viewBox="0 0 161 264" svg:d="M125 134c0 4 0 8 0 12 0 90-39 107-62 107-7 0-28 0-38-13 17 0 20-11 20-18 0-12-9-17-18-17-6 0-17 3-17 17 0 27 21 42 54 42 49 0 97-52 97-134 0-104-44-130-80-130-21 0-39 8-56 24-16 18-25 34-25 63 0 48 34 86 77 86 24 0 40-17 48-39zM78 164c-7 0-24 0-36-24-7-14-7-33-7-53s0-39 8-53c11-19 25-24 38-24 18 0 31 13 38 31 4 12 6 36 6 54 0 32-13 69-47 69z"><text:p/></draw:path><draw:path draw:style-name="gr1059" draw:text-style-name="P99" svg:width="0.0173in" svg:height="0.0453in" svg:x="0.4413in" svg:y="0.0972in" svg:viewBox="0 0 45 116" svg:d="M45 41c0-26-9-41-24-41-13 0-21 10-21 21 0 10 8 21 21 21 4 0 10-2 13-6 1-1 1-1 2-1 0 2 1 0 1 6 0 28-13 51-26 65-4 3-4 4-4 5 0 4 2 5 3 5 4 0 35-30 35-75z"><text:p/></draw:path><draw:path draw:style-name="gr1059" draw:text-style-name="P99" svg:width="0.0492in" svg:height="0.1008in" svg:x="0.5094in" svg:y="0.0126in" svg:viewBox="0 0 126 257" svg:d="M79 10c0-9 0-10-10-10-23 25-57 25-69 25 0 5 0 8 0 12 8 0 30 0 51-9 0 66 0 132 0 198 0 13-3 18-37 18-4 0-7 0-12 0 0 5 0 9 0 13 13-3 46-3 63-3 15 0 48 0 61 3 0-4 0-8 0-13-4 0-7 0-12 0-34 0-35-4-35-18 0-72 0-145 0-216z"><text:p/></draw:path><draw:path draw:style-name="gr1059" draw:text-style-name="P99" svg:width="0.0622in" svg:height="0.1035in" svg:x="0.5783in" svg:y="0.0126in" svg:viewBox="0 0 159 264" svg:d="M34 131c0-3 0-7 0-10 0-97 48-111 68-111 9 0 26 2 34 15-6 0-22 0-22 18 0 12 10 18 19 18 6 0 18-4 18-19 0-23-18-42-50-42-49 0-101 51-101 135 0 102 44 129 80 129 43 0 79-36 79-86 0-48-34-86-77-86-26 0-40 20-48 39zM80 253c-24 0-36-23-38-28-7-18-7-48-7-55 0-30 12-69 47-69 6 0 25 0 37 25 6 14 6 34 6 52s0 37-6 51c-12 23-30 24-39 24z"><text:p/></draw:path><draw:path draw:style-name="gr1059" draw:text-style-name="P99" svg:width="0.0535in" svg:height="0.1508in" svg:x="0.6591in" svg:y="0in" svg:viewBox="0 0 137 384" svg:d="M55 333c0 15-10 40-52 42-2 2-3 3-3 5 0 4 4 4 8 4 37 0 73-18 73-48 0-29 0-59 0-88 0-15 0-27 16-40 13-11 28-12 36-12 2-1 4-2 4-3 0-5-2-5-6-5-25-1-44-15-49-34-1-4-1-5-1-19 0-25 0-50 0-76 0-16 0-28-18-44-16-12-42-15-55-15-4 0-8 0-8 4s2 4 7 5c24 1 42 13 47 33 1 3 1 4 1 19 0 26 0 52 0 80 0 18 3 23 16 36 8 8 19 12 30 16-32 7-46 25-46 47 0 31 0 62 0 93z"><text:p/></draw:path><draw:path draw:style-name="gr1059" draw:text-style-name="P99" svg:width="0.0732in" svg:height="0.0724in" svg:x="0.7799in" svg:y="0.0398in" svg:viewBox="0 0 187 185" svg:d="M93 81c-25-25-51-50-77-75-4-6-5-6-8-6-4 0-8 3-8 8 0 2 1 3 5 7 26 26 52 51 77 77-25 26-51 51-77 78-4 4-5 5-5 7 0 5 4 8 8 8 3 0 4 0 8-6 26-25 52-50 77-76 27 27 53 53 80 80 1 1 4 2 6 2 5 0 8-3 8-8 0-2 0-2-1-4-1 0-63-61-82-81 24-24 48-47 71-70 2-2 8-8 10-10 0-1 2-2 2-4 0-5-3-8-8-8-3 0-5 1-9 6-25 25-51 50-77 75z"><text:p/></draw:path><draw:path draw:style-name="gr1059" draw:text-style-name="P99" svg:width="0.1024in" svg:height="0.1059in" svg:x="0.9138in" svg:y="0.0098in" svg:viewBox="0 0 261 270" svg:d="M33 34c0 63 0 126 0 187 0 21-3 28-23 28-5 0-10 1-10 6 0 8 5 8 12 8 20 0 41 0 61 0 6 0 13 0 13-8 0-5-7-6-12-6-21 0-25-8-25-29 0-58 0-117 0-175 57 73 112 147 168 219 3 5 5 6 7 6 7 0 7-6 7-12 0-72 0-145 0-217 0-22 3-28 21-28 2 0 9 0 9-6 0-7-6-7-12-7-19 0-38 0-57 0-7 0-13 0-13 7 0 6 7 6 11 6 21 0 24 8 24 29 0 39 0 79 0 120-38-53-78-105-116-156-3-6-5-6-14-6-22 0-46 0-68 0-6 0-12 0-12 7 0 5 6 6 8 6 11 1 18 8 22 12-1 4-1 4-1 9zM218 243c-56-73-112-147-169-221-4-4-4-5-8-9 15 0 30 0 46 0 44 59 87 117 131 175 0 18 0 37 0 55z"><text:p/></draw:path><draw:path draw:style-name="gr1059" draw:text-style-name="P99" svg:width="0.1012in" svg:height="0.035in" svg:x="1.0701in" svg:y="0.0571in" svg:viewBox="0 0 258 90" svg:d="M258 13c0-9-2-13-5-13-2 0-6 3-6 10-1 37-27 58-53 58-25 0-43-16-62-33-20-17-41-35-67-35-42 0-65 43-65 77 0 13 3 9 5 13 5 0 6-7 6-9 2-42 31-59 54-59 25 0 43 17 63 33 19 18 39 35 66 35 41 0 64-43 64-77z"><text:p/></draw:path><draw:path draw:style-name="gr1059" draw:text-style-name="P99" svg:width="0.1028in" svg:height="0.1059in" svg:x="1.2264in" svg:y="0.0098in" svg:viewBox="0 0 262 270" svg:d="M33 34c0 63 0 126 0 187 0 21-2 28-22 28-4 0-11 1-11 6 0 8 5 8 13 8 20 0 40 0 60 0 7 0 13 0 13-8 0-5-7-6-12-6-21 0-25-8-25-29 0-58 0-117 0-175 57 73 112 147 168 219 3 5 5 6 7 6 7 0 7-6 7-12 0-72 0-145 0-217 0-22 3-28 22-28 2 0 9 0 9-6 0-7-7-7-13-7-19 0-38 0-57 0-7 0-13 0-13 7 0 6 7 6 11 6 22 0 24 8 24 29 0 39 0 79 0 120-38-53-78-105-116-156-3-6-5-6-13-6-22 0-45 0-67 0-8 0-14 0-14 7 0 5 6 6 8 6 11 1 19 8 22 12-1 4-1 4-1 9zM218 243c-56-73-112-147-169-221-3-4-3-5-7-9 15 0 31 0 46 0 43 59 87 117 130 175 0 18 0 37 0 55z"><text:p/></draw:path><draw:path draw:style-name="gr1059" draw:text-style-name="P99" svg:width="0.078in" svg:height="0.0776in" svg:x="1.3398in" svg:y="0.0709in" svg:viewBox="0 0 199 198" svg:d="M107 107c27 0 55 0 82 0 3 0 10 0 10-7 0-6-7-6-10-6-27 0-55 0-82 0 0-29 0-57 0-84 0-3 0-10-7-10s-7 7-7 10c0 27 0 55 0 84-27 0-56 0-83 0-3 0-10 0-10 6 0 7 7 7 10 7 27 0 56 0 83 0 0 27 0 55 0 82 0 4 0 9 6 9 8 0 8-5 8-9 0-27 0-55 0-82z"><text:p/></draw:path></draw:g></text:span><text:span text:style-name="T9">. נבחר זיווג </text:span><text:span text:style-name="T9"><draw:g text:anchor-type="as-char" svg:y="-0.1165in" draw:z-index="364" draw:style-name="gr1"><svg:title>TexMaths</svg:title><svg:desc>11§inline§h \colon (\{1, 4, 9, 16\} \times \N) \to \N. h = \la a, b \ra \in \{1, 4, 9, 16 \} \times \N. \sqrt{a} + 4b§svg§600§FALSE§</svg:desc><draw:path draw:style-name="gr1010" draw:text-style-name="P98" svg:width="4.135in" svg:height="0.137in" svg:x="-0.0004in" svg:y="0.0075in" svg:viewBox="0 0 10504 349" svg:d="M0 0c3502 0 7002 0 10504 0 0 117 0 232 0 349-3502 0-7002 0-10504 0 0-117 0-232 0-349z"><text:p/></draw:path><draw:path draw:style-name="gr1011" draw:text-style-name="P99" svg:width="0.0744in" svg:height="0.1063in" svg:x="0in" svg:y="0.0102in" svg:viewBox="0 0 190 271" svg:d="M90 4c-2-1 0-4-5-4-9 0-37 3-48 4-2 0-6 0-6 8 0 4 3 4 9 4 18 0 19 3 19 7 0 2-1 6-1 8-18 74-37 147-56 221-2 5-2 5-2 8 0 10 8 11 12 11 6 0 12-5 14-10 3-9 5-19 7-29 3-11 6-23 9-35 2-8 4-16 6-24 2-4 4-16 5-18 1-3 13-25 26-36 8-6 19-13 37-13 16 0 20 13 20 27 0 21-14 62-23 85-3 9-5 14-5 22 0 17 13 31 32 31 36 0 50-56 50-60 0-3-3-3-4-3-4 0-4 1-7 6-5 21-17 49-38 49-7 0-10-4-10-13 0-10 3-19 7-28 6-16 24-61 24-83 0-26-16-41-45-41-25 0-43 11-58 30 10-42 21-83 31-124z"><text:p/></draw:path><draw:path draw:style-name="gr1012" draw:text-style-name="P99" svg:width="0.0157in" svg:height="0.065in" svg:x="0.1098in" svg:y="0.0496in" svg:viewBox="0 0 41 166" svg:d="M41 21c0-11-10-21-21-21-12 0-20 10-20 21s8 21 20 21c11 0 21-10 21-21zM41 146c0-11-10-21-21-21-12 0-20 10-20 21s8 20 20 20c11 0 21-9 21-20z"><text:p/></draw:path><draw:path draw:style-name="gr1013" draw:text-style-name="P99" svg:width="0.035in" svg:height="0.1508in" svg:x="0.2047in" svg:y="0.002in" svg:viewBox="0 0 90 384" svg:d="M90 380c0-2 0-2-6-8-49-49-62-122-62-179 0-68 15-135 63-183 5-4 5-6 5-7 0-2-2-3-4-3-3 0-39 25-62 75-20 42-24 85-24 118 0 28 4 75 25 118 23 48 58 73 61 73 2 0 4-1 4-4z"><text:p/></draw:path><draw:path draw:style-name="gr1014" draw:text-style-name="P99" svg:width="0.0539in" svg:height="0.1508in" svg:x="0.2594in" svg:y="0.002in" svg:viewBox="0 0 138 384" svg:d="M81 51c0-16 11-40 53-43 2 0 4-1 4-5 0-3-4-3-8-3-39 0-74 19-74 47 0 29 0 59 0 88 0 16 0 28-15 41-15 11-29 12-38 12-1 0-3 2-3 5 0 2 2 2 7 3 25 1 44 15 48 34 1 4 1 4 1 19 0 25 0 50 0 76 0 16 0 28 19 44 14 11 41 15 55 15 4 0 8 0 8-4s-3-4-7-5c-24-1-43-13-48-33-2-3-2-4-2-19 0-26 0-52 0-80 0-17-2-24-15-37-8-8-19-11-30-13 32-9 45-27 45-50 0-31 0-62 0-92z"><text:p/></draw:path><draw:path draw:style-name="gr1015" draw:text-style-name="P99" svg:width="0.05in" svg:height="0.1in" svg:x="0.3382in" svg:y="0.0142in" svg:viewBox="0 0 128 255" svg:d="M79 10c0-9 0-10-9-10-24 24-58 24-70 24 0 5 0 8 0 12 8 0 31 0 51-10 0 66 0 133 0 199 0 14-1 19-37 19-4 0-7 0-12 0 0 5 0 8 0 11 13-1 48-1 63-1s49 0 63 1c0-3 0-6 0-11-5 0-8 0-12 0-36 0-37-4-37-19 0-71 0-144 0-215z"><text:p/></draw:path><draw:path draw:style-name="gr1016" draw:text-style-name="P99" svg:width="0.0173in" svg:height="0.0453in" svg:x="0.4142in" svg:y="0.0984in" svg:viewBox="0 0 45 116" svg:d="M45 41c0-26-10-41-25-41-12 0-20 10-20 21 0 10 8 20 20 20 4 0 10-1 13-5 2-1 1-1 2-1s1 0 1 6c0 28-13 51-26 65-4 3-4 4-4 5 0 3 2 5 4 5 4 0 35-30 35-75z"><text:p/></draw:path><draw:path draw:style-name="gr1017" draw:text-style-name="P99" svg:width="0.0673in" svg:height="0.102in" svg:x="0.4728in" svg:y="0.013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1018" draw:text-style-name="P99" svg:width="0.0177in" svg:height="0.0453in" svg:x="0.5575in" svg:y="0.0984in" svg:viewBox="0 0 46 116" svg:d="M46 41c0-26-10-41-25-41-13 0-21 10-21 21 0 10 8 20 21 20 4 0 10-1 13-5 1-1 1-1 2-1 0 2 1 0 1 6 0 28-13 51-26 65-4 3-4 4-4 5 0 3 2 5 4 5 3 0 35-30 35-75z"><text:p/></draw:path><draw:path draw:style-name="gr1019" draw:text-style-name="P99" svg:width="0.063in" svg:height="0.1035in" svg:x="0.6185in" svg:y="0.0142in" svg:viewBox="0 0 161 264" svg:d="M125 134c0 4 0 8 0 12 0 89-39 107-62 107-7 0-28 0-38-13 17 0 20-11 20-18 0-12-9-19-17-19-7 0-18 5-18 19 0 27 21 42 54 42 49 0 97-53 97-134 0-104-44-130-80-130-20 0-39 7-56 24-16 18-25 34-25 63 0 48 34 86 77 86 24 0 40-17 48-39zM78 164c-6 0-24 0-36-24-7-15-7-34-7-53 0-21 0-39 8-53 11-20 25-24 38-24 18 0 31 13 38 30 4 13 6 37 6 55 0 31-13 69-47 69z"><text:p/></draw:path><draw:path draw:style-name="gr1020" draw:text-style-name="P99" svg:width="0.0173in" svg:height="0.0453in" svg:x="0.7012in" svg:y="0.0984in" svg:viewBox="0 0 45 116" svg:d="M45 41c0-26-9-41-24-41-13 0-21 10-21 21 0 10 8 20 21 20 4 0 10-1 13-5 1-1 1-1 2-1 0 2 1 0 1 6 0 28-13 51-26 65-4 3-4 4-4 5 0 3 2 5 3 5 4 0 35-30 35-75z"><text:p/></draw:path><draw:path draw:style-name="gr1021" draw:text-style-name="P99" svg:width="0.05in" svg:height="0.1in" svg:x="0.7697in" svg:y="0.0142in" svg:viewBox="0 0 128 255" svg:d="M79 10c0-9 0-10-9-10-24 24-58 24-70 24 0 5 0 8 0 12 8 0 30 0 51-10 0 66 0 133 0 199 0 14-1 19-37 19-4 0-7 0-12 0 0 5 0 8 0 11 13-1 48-1 63-1s48 0 63 1c0-3 0-6 0-11-5 0-9 0-14 0-34 0-35-4-35-19 0-71 0-144 0-215z"><text:p/></draw:path><draw:path draw:style-name="gr1022" draw:text-style-name="P99" svg:width="0.063in" svg:height="0.1035in" svg:x="0.8386in" svg:y="0.0142in" svg:viewBox="0 0 161 264" svg:d="M34 130c0-4 0-7 0-9 0-98 49-111 68-111 9 0 26 2 34 15-5 0-22 0-22 18 0 11 10 17 19 17 6 0 18-3 18-18 0-23-18-42-50-42-49 0-101 49-101 135 0 101 45 129 80 129 43 0 81-36 81-86 0-49-36-86-78-86-27 0-41 20-49 38zM80 253c-24 0-35-23-38-29-7-17-7-47-7-55 0-29 12-68 48-68 6 0 24 0 36 24 6 15 6 33 6 53 0 17 0 37-6 51-12 23-30 24-39 24z"><text:p/></draw:path><draw:path draw:style-name="gr1023" draw:text-style-name="P99" svg:width="0.0539in" svg:height="0.1508in" svg:x="0.9193in" svg:y="0.002in" svg:viewBox="0 0 138 384" svg:d="M56 332c0 16-11 41-53 43-2 1-3 2-3 5 0 4 4 4 8 4 37 0 73-19 73-48s0-59 0-88c0-15 0-28 16-40 14-11 28-12 37-12 1-1 4-1 4-3 0-5-3-5-7-5-25-1-44-15-48-34-2-4-2-5-2-19 0-26 0-51 0-77 0-16 0-28-18-43-16-12-42-15-55-15-4 0-8 0-8 3 0 5 2 5 7 5 24 2 43 14 48 34 1 3 1 4 1 17 0 27 0 54 0 82 0 17 2 24 16 36 7 8 18 12 29 16-32 7-45 25-45 47 0 31 0 61 0 92z"><text:p/></draw:path><draw:path draw:style-name="gr1024" draw:text-style-name="P99" svg:width="0.0732in" svg:height="0.0728in" svg:x="1.0406in" svg:y="0.0406in" svg:viewBox="0 0 187 186" svg:d="M94 83c-26-26-52-52-77-77-5-5-6-6-9-6-4 0-8 4-8 8 0 3 1 4 6 7 25 27 51 52 77 79-26 25-52 50-77 77-5 4-6 5-6 7 0 5 4 8 8 8 3 0 4 0 9-6 25-25 51-50 77-75 26 26 53 52 80 79 2 0 3 2 5 2 5 0 8-3 8-8 0-2 0-2-1-4-1 0-62-61-81-80 23-25 47-48 70-71 2-2 8-8 10-10 0-1 2-2 2-5 0-4-3-8-8-8-3 0-4 2-8 7-26 25-52 50-77 76z"><text:p/></draw:path><draw:path draw:style-name="gr1025" draw:text-style-name="P99" svg:width="0.1028in" svg:height="0.1063in" svg:x="1.1744in" svg:y="0.011in" svg:viewBox="0 0 262 271" svg:d="M33 35c0 63 0 126 0 187 0 20-3 28-22 28-4 0-11 0-11 6 0 7 6 7 13 7 20 0 40 0 60 0 6 0 13 0 13-7 0-6-7-6-12-6-21 0-24-9-24-29 0-58 0-117 0-175 56 73 111 146 167 219 3 4 5 6 7 6 7 0 7-7 7-14 0-71 0-144 0-215 0-22 3-28 22-28 2 0 9-1 9-6 0-8-7-8-13-8-19 0-38 0-56 0-8 0-14 0-14 8 0 6 7 6 11 6 22 0 25 8 25 29 0 39 0 79 0 120-39-53-79-105-117-158-3-5-4-5-13-5-23 0-45 0-68 0-7 0-13 0-13 8 0 5 6 6 8 6 11 1 18 7 22 12-1 3-1 4-1 9zM218 244c-56-74-112-147-168-221-4-4-4-5-8-9 15 0 30 0 45 0 44 59 87 117 131 175 0 18 0 36 0 55z"><text:p/></draw:path><draw:path draw:style-name="gr1026" draw:text-style-name="P99" svg:width="0.0346in" svg:height="0.1508in" svg:x="1.289in" svg:y="0.002in" svg:viewBox="0 0 89 384" svg:d="M89 193c0-31-4-77-25-121-23-48-56-72-61-72-2 0-3 1-3 3 0 1 0 3 7 9 38 39 60 100 60 181 0 64-14 132-63 181-4 4-4 4-4 6 0 3 1 4 3 4 5 0 39-26 62-75 20-43 24-86 24-116z"><text:p/></draw:path><draw:path draw:style-name="gr1027" draw:text-style-name="P99" svg:width="0.1346in" svg:height="0.0783in" svg:x="1.3902in" svg:y="0.0374in" svg:viewBox="0 0 343 200" svg:d="M301 109c-20 16-31 32-35 36-16 28-13 34-20 51 0 4 5 4 8 4 7 0 7 0 9-6 9-38 31-71 75-88 4-1 5-3 5-5 0-3-1-3-2-4-18-7-64-27-79-90-1-6-1-7-8-7-3 0-8 0-8 6 7 16 4 24 20 50 8 11 19 25 35 38-95 0-191 0-287 0-6 0-14 0-14 7 0 8 8 8 14 8 96 0 192 0 287 0z"><text:p/></draw:path><draw:path draw:style-name="gr1028" draw:text-style-name="P99" svg:width="0.1028in" svg:height="0.1063in" svg:x="1.5803in" svg:y="0.011in" svg:viewBox="0 0 262 271" svg:d="M33 35c0 63 0 126 0 187 0 20-2 28-22 28-4 0-11 0-11 6 0 7 6 7 13 7 20 0 40 0 60 0 7 0 13 0 13-7 0-6-7-6-12-6-21 0-24-9-24-29 0-58 0-117 0-175 56 73 111 146 167 219 3 4 5 6 7 6 7 0 7-7 7-14 0-71 0-144 0-215 0-22 3-28 22-28 2 0 9-1 9-6 0-8-7-8-13-8-19 0-38 0-56 0-8 0-14 0-14 8 0 6 7 6 11 6 22 0 26 8 26 29 0 39 0 79 0 120-40-53-78-105-118-158-3-5-4-5-13-5-22 0-45 0-67 0-8 0-14 0-14 8 0 5 6 6 8 6 11 1 19 7 22 12-1 3-1 4-1 9zM218 244c-56-74-112-147-168-221-4-4-4-5-8-9 15 0 31 0 46 0 43 59 87 117 130 175 0 18 0 36 0 55z"><text:p/></draw:path><draw:path draw:style-name="gr1029" draw:text-style-name="P99" svg:width="0.0157in" svg:height="0.0157in" svg:x="1.6992in" svg:y="0.0984in" svg:viewBox="0 0 41 41" svg:d="M41 21c0-11-9-21-20-21-12 0-21 10-21 21s9 20 21 20c11 0 20-9 20-20z"><text:p/></draw:path><draw:path draw:style-name="gr1030" draw:text-style-name="P99" svg:width="0.074in" svg:height="0.1063in" svg:x="1.737in" svg:y="0.0102in" svg:viewBox="0 0 189 271" svg:d="M89 4c-1-1 0-4-4-4-9 0-38 3-48 4-3 0-7 0-7 8 0 4 3 4 10 4 17 0 18 3 18 7 0 2-1 6-1 8-18 74-37 147-56 221-1 5-1 5-1 8 0 10 8 11 11 11 7 0 12-5 14-10 3-9 6-19 8-29 2-11 6-23 8-35 2-8 5-16 6-24 1-4 5-16 5-18 1-3 13-25 26-36 9-6 21-13 38-13 16 0 20 13 20 27 0 21-15 62-24 85-3 9-5 14-5 22 0 17 14 31 32 31 36 0 50-56 50-60 0-3-3-3-4-3-3 0-3 1-6 6-5 21-18 49-39 49-7 0-9-4-9-13 0-10 3-19 7-28 5-16 23-61 23-83 0-26-16-41-44-41-25 0-43 11-58 30 10-42 20-83 30-124z"><text:p/></draw:path><draw:path draw:style-name="gr1031" draw:text-style-name="P99" svg:width="0.1008in" svg:height="0.035in" svg:x="1.8669in" svg:y="0.05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32" draw:text-style-name="P99" svg:width="0.0335in" svg:height="0.1508in" svg:x="2.0358in" svg:y="0.002in" svg:viewBox="0 0 86 384" svg:d="M85 14c1-4 1-5 1-6 0-5-3-8-8-8-3 0-5 1-9 9-22 58-45 116-67 176-1 3-2 5-2 8 0 1 0 2 2 5 22 59 45 119 67 177 3 3 4 9 9 9s8-3 8-8c0-1 0-2-1-6-23-60-46-119-70-177 24-60 47-119 70-179z"><text:p/></draw:path><draw:path draw:style-name="gr1033" draw:text-style-name="P99" svg:width="0.0693in" svg:height="0.0681in" svg:x="2.0839in" svg:y="0.0484in" svg:viewBox="0 0 177 174" svg:d="M129 24c-7-14-18-24-35-24-46 0-94 56-94 112 0 36 21 62 52 62 7 0 26-1 50-29 3 17 17 29 36 29 13 0 22-9 28-21 7-14 11-37 11-39 0-3-3-3-4-3-5 0-5 1-6 7-6 25-13 48-29 48-10 0-11-11-11-19 0-7 0-11 4-28 4-16 5-20 9-34 4-19 10-37 14-54 2-11 2-12 2-13 0-7-4-10-11-10-10 0-15 7-16 16zM103 124c-1 7-1 8-7 15-17 21-33 27-43 27-20 0-25-22-25-36 0-20 12-67 20-85 13-23 30-37 46-37 25 0 30 32 30 34s-1 4-1 6c-6 26-13 51-20 76z"><text:p/></draw:path><draw:path draw:style-name="gr1034" draw:text-style-name="P99" svg:width="0.0173in" svg:height="0.0453in" svg:x="2.1713in" svg:y="0.0984in" svg:viewBox="0 0 45 116" svg:d="M45 41c0-26-10-41-24-41-13 0-21 10-21 21 0 10 8 20 21 20 4 0 9-1 13-5 1-1 1-1 2-1 0 2 0 0 0 6 0 28-12 51-25 65-4 3-4 4-4 5 0 3 1 5 3 5 4 0 35-30 35-75z"><text:p/></draw:path><draw:path draw:style-name="gr1035" draw:text-style-name="P99" svg:width="0.0555in" svg:height="0.1063in" svg:x="2.2335in" svg:y="0.0102in" svg:viewBox="0 0 142 271" svg:d="M74 4c-2-1 0-4-6-4-9 0-36 3-46 4-3 0-8 0-8 8 0 4 4 4 9 4 19 0 20 3 20 7 0 2-3 16-6 24-11 42-20 84-31 126-5 18-6 24-6 37 0 37 20 61 48 61 47 0 94-58 94-112 0-35-21-61-52-61-17 0-33 11-45 23 10-40 19-78 29-117zM37 151c3-9 3-10 6-15 19-25 36-30 46-30 14 0 25 12 25 36 0 23-13 66-19 80-14 27-31 41-47 41-13 0-25-11-25-40 0-7 0-14 6-37 3-12 5-24 8-35z"><text:p/></draw:path><draw:path draw:style-name="gr1036" draw:text-style-name="P99" svg:width="0.0339in" svg:height="0.1508in" svg:x="2.2996in" svg:y="0.002in" svg:viewBox="0 0 87 384" svg:d="M85 198c2-3 2-4 2-5 0-2 0-3-2-7-23-59-45-119-68-177-3-7-5-9-9-9-5 0-8 3-8 8 0 1 0 1 2 5 23 60 45 119 68 180-23 58-45 117-68 177-2 4-2 4-2 6 0 5 3 8 8 8s6-4 9-8c23-59 45-119 68-178z"><text:p/></draw:path><draw:path draw:style-name="gr1037" draw:text-style-name="P99" svg:width="0.076in" svg:height="0.087in" svg:x="2.4051in" svg:y="0.0335in" svg:viewBox="0 0 194 222" svg:d="M180 120c7 0 14 0 14-8s-7-8-14-8c-55 0-108 0-163 0 4-51 48-89 103-89 20 0 41 0 60 0 7 0 14 0 14-7 0-8-7-8-14-8-20 0-40 0-61 0-66 0-119 51-119 112 0 62 53 110 119 110 21 0 41 0 61 0 7 0 14 0 14-8 0-7-7-7-14-7-19 0-40 0-60 0-55 0-99-35-103-87 55 0 108 0 163 0z"><text:p/></draw:path><draw:path draw:style-name="gr1038" draw:text-style-name="P99" svg:width="0.0539in" svg:height="0.1508in" svg:x="2.5472in" svg:y="0.002in" svg:viewBox="0 0 138 384" svg:d="M81 51c0-16 11-40 53-43 2 0 4-1 4-5 0-3-4-3-8-3-39 0-74 19-74 47 0 29 0 59 0 88 0 16 0 28-15 41-13 11-29 12-38 12-1 0-3 2-3 5 0 2 2 2 7 3 25 1 44 15 48 34 1 4 1 4 1 19 0 25 0 50 0 76 0 16 0 28 19 44 14 11 41 15 55 15 4 0 8 0 8-4s-3-4-7-5c-24-1-43-13-48-33-2-3-2-4-2-19 0-26 0-52 0-80 0-17-2-24-15-37-8-8-19-11-30-13 32-9 45-27 45-50 0-31 0-62 0-92z"><text:p/></draw:path><draw:path draw:style-name="gr1039" draw:text-style-name="P99" svg:width="0.05in" svg:height="0.1in" svg:x="2.626in" svg:y="0.0142in" svg:viewBox="0 0 128 255" svg:d="M79 10c0-9 0-10-9-10-24 24-58 24-70 24 0 5 0 8 0 12 8 0 31 0 51-10 0 66 0 133 0 199 0 14-1 19-37 19-4 0-7 0-12 0 0 5 0 8 0 11 13-1 48-1 63-1s49 0 63 1c0-3 0-6 0-11-5 0-8 0-12 0-36 0-37-4-37-19 0-71 0-144 0-215z"><text:p/></draw:path><draw:path draw:style-name="gr1040" draw:text-style-name="P99" svg:width="0.0173in" svg:height="0.0453in" svg:x="2.702in" svg:y="0.0984in" svg:viewBox="0 0 45 116" svg:d="M45 41c0-26-10-41-25-41-12 0-20 10-20 21 0 10 8 20 20 20 4 0 10-1 14-5 1-1 1-1 1-1 1 0 1 0 1 6 0 28-13 51-26 65-4 3-4 4-4 5 0 3 2 5 4 5 4 0 35-30 35-75z"><text:p/></draw:path><draw:path draw:style-name="gr1041" draw:text-style-name="P99" svg:width="0.0673in" svg:height="0.102in" svg:x="2.7602in" svg:y="0.013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1042" draw:text-style-name="P99" svg:width="0.0177in" svg:height="0.0453in" svg:x="2.8453in" svg:y="0.0984in" svg:viewBox="0 0 46 116" svg:d="M46 41c0-26-10-41-25-41-12 0-21 10-21 21 0 10 9 20 21 20 4 0 10-1 13-5 1-1 1-1 2-1s1 0 1 6c0 28-13 51-26 65-4 3-4 4-4 5 0 3 2 5 4 5 3 0 35-30 35-75z"><text:p/></draw:path><draw:path draw:style-name="gr1043" draw:text-style-name="P99" svg:width="0.063in" svg:height="0.1035in" svg:x="2.9063in" svg:y="0.0142in" svg:viewBox="0 0 161 264" svg:d="M125 134c0 4 0 8 0 12 0 89-39 107-62 107-6 0-27 0-38-13 18 0 20-11 20-18 0-12-9-19-17-19-6 0-18 5-18 19 0 27 21 42 54 42 49 0 97-53 97-134 0-104-44-130-80-130-20 0-39 7-56 24-16 18-25 34-25 63 0 48 34 86 77 86 24 0 40-17 48-39zM78 164c-6 0-24 0-36-24-7-15-7-34-7-53 0-21 0-39 8-53 11-20 25-24 38-24 19 0 31 13 38 30 4 13 6 37 6 55 0 31-13 69-47 69z"><text:p/></draw:path><draw:path draw:style-name="gr1044" draw:text-style-name="P99" svg:width="0.0173in" svg:height="0.0453in" svg:x="2.989in" svg:y="0.0984in" svg:viewBox="0 0 45 116" svg:d="M45 41c0-26-9-41-24-41-13 0-21 10-21 21 0 10 8 20 21 20 4 0 10-1 13-5 1-1 1-1 2-1 0 2 1 0 1 6 0 28-14 51-26 65-4 3-4 4-4 5 0 3 2 5 4 5 3 0 34-30 34-75z"><text:p/></draw:path><draw:path draw:style-name="gr1045" draw:text-style-name="P99" svg:width="0.05in" svg:height="0.1in" svg:x="3.0575in" svg:y="0.0142in" svg:viewBox="0 0 128 255" svg:d="M79 10c0-9 0-10-9-10-24 24-58 24-70 24 0 5 0 8 0 12 8 0 30 0 51-10 0 66 0 133 0 199 0 14-1 19-37 19-4 0-7 0-12 0 0 5 0 8 0 11 13-1 48-1 63-1s48 0 63 1c0-3 0-6 0-11-5 0-9 0-14 0-34 0-35-4-35-19 0-71 0-144 0-215z"><text:p/></draw:path><draw:path draw:style-name="gr1046" draw:text-style-name="P99" svg:width="0.063in" svg:height="0.1035in" svg:x="3.1264in" svg:y="0.0142in" svg:viewBox="0 0 161 264" svg:d="M34 130c0-4 0-7 0-9 0-98 49-111 68-111 9 0 26 2 34 15-5 0-20 0-20 18 0 11 8 17 17 17 6 0 18-3 18-18 0-23-18-42-50-42-49 0-101 49-101 135 0 101 45 129 80 129 43 0 81-36 81-86 0-49-36-86-78-86-27 0-41 20-49 38zM80 253c-24 0-35-23-38-29-7-17-7-47-7-55 0-29 12-68 48-68 6 0 24 0 36 24 6 15 6 33 6 53 0 17 0 37-6 51-12 23-30 24-39 24z"><text:p/></draw:path><draw:path draw:style-name="gr1047" draw:text-style-name="P99" svg:width="0.0539in" svg:height="0.1508in" svg:x="3.2071in" svg:y="0.002in" svg:viewBox="0 0 138 384" svg:d="M56 332c0 16-10 41-53 43-2 1-3 2-3 5 0 4 4 4 8 4 37 0 73-19 73-48s0-59 0-88c0-15 0-28 16-40 14-11 28-12 37-12 1-1 4-1 4-3 0-5-3-5-7-5-25-1-44-15-48-34-2-4-2-5-2-19 0-26 0-51 0-77 0-16 0-28-18-43-16-12-42-15-55-15-4 0-8 0-8 3 0 5 2 5 7 5 24 2 43 14 48 34 1 3 1 4 1 17 0 27 0 54 0 82 0 17 2 24 16 36 7 8 18 12 29 16-32 7-45 25-45 47 0 31 0 61 0 92z"><text:p/></draw:path><draw:path draw:style-name="gr1048" draw:text-style-name="P99" svg:width="0.0732in" svg:height="0.0728in" svg:x="3.3283in" svg:y="0.0406in" svg:viewBox="0 0 187 186" svg:d="M94 83c-26-26-52-52-77-77-5-5-6-6-9-6-4 0-8 4-8 8 0 3 1 4 6 7 25 27 51 52 77 79-26 25-52 50-77 77-5 4-6 5-6 7 0 5 4 8 8 8 3 0 4 0 9-6 25-25 51-50 77-75 26 26 53 52 80 79 2 0 3 2 5 2 5 0 8-3 8-8 0-2 0-2-1-4-28-28-62-61-81-80 23-25 47-48 70-71 2-2 8-8 10-10 1-1 2-2 2-5 0-4-3-8-8-8-3 0-4 2-8 7-26 25-52 50-77 76z"><text:p/></draw:path><draw:path draw:style-name="gr1049" draw:text-style-name="P99" svg:width="0.1028in" svg:height="0.1063in" svg:x="3.4622in" svg:y="0.011in" svg:viewBox="0 0 262 271" svg:d="M33 35c0 63 0 126 0 187 0 20-2 28-22 28-4 0-11 0-11 6 0 7 6 7 13 7 20 0 40 0 60 0 6 0 13 0 13-7 0-6-7-6-12-6-21 0-24-9-24-29 0-58 0-117 0-175 56 73 111 146 167 219 3 4 5 6 7 6 7 0 7-7 7-14 0-71 0-144 0-215 0-22 3-28 22-28 2 0 9-1 9-6 0-8-7-8-13-8-19 0-38 0-56 0-8 0-14 0-14 8 0 6 7 6 11 6 22 0 25 8 25 29 0 39 0 79 0 120-39-53-79-105-117-158-3-5-4-5-13-5-22 0-45 0-67 0-8 0-14 0-14 8 0 5 6 6 8 6 11 1 19 7 22 12-1 3-1 4-1 9zM218 244c-56-74-112-147-168-221-4-4-4-5-8-9 15 0 31 0 46 0 43 59 87 117 130 175 0 18 0 36 0 55z"><text:p/></draw:path><draw:path draw:style-name="gr1050" draw:text-style-name="P99" svg:width="0.0157in" svg:height="0.0157in" svg:x="3.5811in" svg:y="0.0984in" svg:viewBox="0 0 41 41" svg:d="M41 21c0-11-9-21-20-21-12 0-21 10-21 21s9 20 21 20c11 0 20-9 20-20z"><text:p/></draw:path><draw:path draw:style-name="gr1051" draw:text-style-name="P99" svg:width="0.1181in" svg:height="0.1508in" svg:x="3.6213in" svg:y="0in" svg:viewBox="0 0 301 384" svg:d="M122 344c-23-49-45-100-68-149-2-6-4-6-6-6s-2 0-6 2c-12 9-24 19-36 28-6 3-6 4-6 5 0 3 1 5 4 5s9-6 13-9c3-1 8-5 13-9 25 56 50 112 76 167 2 6 4 6 7 6 7 0 8-2 10-8 59-120 118-241 176-361 2-5 2-6 2-7 0-4-3-8-7-8s-6 2-9 8c-54 112-109 224-163 336z"><text:p/></draw:path><draw:path draw:style-name="gr1052" draw:text-style-name="P99" svg:width="0.0803in" svg:height="0.0055in" svg:x="3.737in" svg:y="0in" svg:viewBox="0 0 205 15" svg:d="M0 0c68 0 136 0 205 0 0 6 0 10 0 15-69 0-137 0-205 0 0-5 0-9 0-15z"><text:p/></draw:path><draw:path draw:style-name="gr1053" draw:text-style-name="P99" svg:width="0.0693in" svg:height="0.0681in" svg:x="3.7433in" svg:y="0.0484in" svg:viewBox="0 0 177 174" svg:d="M129 24c-7-14-18-24-35-24-46 0-94 56-94 112 0 36 22 62 52 62 7 0 27-1 50-29 3 17 17 29 36 29 13 0 22-9 28-21 7-14 11-37 11-39 0-3-3-3-4-3-5 0-5 1-6 7-6 25-13 48-29 48-10 0-11-11-11-19 0-7 1-11 4-28 4-16 5-20 9-34 4-19 10-37 14-54 2-11 2-12 2-13 0-7-4-10-11-10-9 0-15 7-16 16zM103 124c-1 7-1 8-7 15-17 21-32 27-43 27-20 0-25-22-25-36 0-20 12-67 22-85 11-23 28-37 44-37 25 0 30 32 30 34s-1 4-1 6c-6 26-13 51-20 76z"><text:p/></draw:path><draw:path draw:style-name="gr1054" draw:text-style-name="P99" svg:width="0.1004in" svg:height="0.1in" svg:x="3.8602in" svg:y="0.0272in" svg:viewBox="0 0 256 255" svg:d="M136 136c37 0 72 0 108 0 6 0 12 0 12-7 0-8-6-8-12-8-36 0-71 0-108 0 0-36 0-71 0-108 0-5 0-13-7-13-8 0-8 8-8 13 0 37 0 72 0 108-36 0-73 0-109 0-5 0-12 0-12 8 0 7 7 7 12 7 36 0 73 0 109 0 0 36 0 72 0 107 0 6 0 12 8 12 7 0 7-6 7-12 0-35 0-71 0-107z"><text:p/></draw:path><draw:path draw:style-name="gr1055" draw:text-style-name="P99" svg:width="0.0673in" svg:height="0.102in" svg:x="4.0079in" svg:y="0.013in" svg:viewBox="0 0 172 260" svg:d="M103 197c0 11 0 22 0 33 0 14-1 19-29 19-2 0-6 0-8 0 0 4 0 7 0 11 15-2 35-1 52-1 16 0 37-1 53 1 0-4 0-7 0-11-3 0-6 0-8 0-29 0-30-5-30-19 0-11 0-22 0-33 13 0 25 0 39 0 0-3 0-8 0-11-14 0-26 0-39 0 0-60 0-118 0-176 0-8 0-10-6-10-4 0-5 0-8 4-40 61-79 121-119 182 0 3 0 8 0 11 34 0 69 0 103 0zM106 186c-32 0-63 0-95 0 32-49 63-97 95-144 0 47 0 95 0 144z"><text:p/></draw:path><draw:path draw:style-name="gr1056" draw:text-style-name="P99" svg:width="0.0555in" svg:height="0.1063in" svg:x="4.087in" svg:y="0.0102in" svg:viewBox="0 0 142 271" svg:d="M74 4c-1-1 0-4-5-4-8 0-37 3-47 4-3 0-8 0-8 8 0 4 4 4 9 4 19 0 20 3 20 7 0 2-3 16-6 24-11 42-20 84-31 126-5 18-6 24-6 37 0 37 20 61 48 61 47 0 94-58 94-112 0-35-21-61-52-61-17 0-33 11-45 23 10-40 19-78 29-117zM37 151c3-9 3-10 6-15 20-25 36-30 47-30 13 0 24 12 24 36 0 23-13 66-19 80-14 27-31 41-47 41-13 0-25-11-25-40 0-7 0-14 6-37 3-12 5-24 8-35z"><text:p/></draw:path></draw:g></text:span><text:span text:style-name="T9">. </text:span><text:span text:style-name="T87">נוכיח </text:span><text:span text:style-name="T87"><draw:g text:anchor-type="as-char" svg:y="-0.1063in" draw:z-index="365" draw:style-name="gr1"><svg:title>TexMaths</svg:title><svg:desc>11§inline§h§svg§600§FALSE§</svg:desc><draw:path draw:style-name="gr1008" draw:text-style-name="P98" svg:width="0.0665in" svg:height="0.0906in" svg:x="-0.0004in" svg:y="0.0075in" svg:viewBox="0 0 170 231" svg:d="M0 0c56 0 114 0 170 0 0 77 0 154 0 231-56 0-114 0-170 0 0-77 0-154 0-231z"><text:p/></draw:path><draw:path draw:style-name="gr1009" draw:text-style-name="P99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87"><text:s/>זיווג. </text:span></text:p>
      <text:p text:style-name="P71"><text:span text:style-name="T9">חח"ע: </text:span><text:span text:style-name="T47">יהי </text:span><text:span text:style-name="T47"><draw:g text:anchor-type="as-char" svg:y="-0.1134in" draw:z-index="366" draw:style-name="gr1"><svg:title>TexMaths</svg:title><svg:desc>11§inline§\la a_1, b_1 \ra, \la a_2, b_2 \ra \in \{1, 4, 9, 16 \} \times \N§svg§600§FALSE§</svg:desc><draw:path draw:style-name="gr979" draw:text-style-name="P98" svg:width="2.202in" svg:height="0.1354in" svg:x="0.0102in" svg:y="0.0075in" svg:viewBox="0 0 5594 345" svg:d="M0 0c1864 0 3730 0 5594 0 0 115 0 230 0 345-1864 0-3730 0-5594 0 0-115 0-230 0-345z"><text:p/></draw:path><draw:path draw:style-name="gr980" draw:text-style-name="P99" svg:width="0.0335in" svg:height="0.1508in" svg:x="0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981" draw:text-style-name="P99" svg:width="0.0693in" svg:height="0.0681in" svg:x="0.0484in" svg:y="0.0465in" svg:viewBox="0 0 177 174" svg:d="M129 24c-8-14-19-24-37-24-45 0-92 56-92 112 0 37 21 62 51 62 7 0 27-1 50-29 3 17 17 29 35 29 14 0 22-9 29-21 7-14 12-37 12-38 0-4-4-4-5-4-4 0-4 1-5 7-6 25-14 48-30 48-11 0-12-10-12-17 0-9 1-12 6-29 4-17 4-21 9-35 4-19 8-37 13-54 3-11 3-11 3-13 0-7-5-10-12-10-9 0-14 9-15 16zM103 124c-2 7-2 8-7 15-18 21-33 27-44 27-19 0-25-22-25-36 0-20 13-67 21-85 12-23 30-37 45-37 26 0 31 32 31 34s-1 4-2 6c-7 26-12 51-19 76z"><text:p/></draw:path><draw:path draw:style-name="gr982" draw:text-style-name="P99" svg:width="0.0386in" svg:height="0.0701in" svg:x="0.1343in" svg:y="0.0661in" svg:viewBox="0 0 99 179" svg:d="M62 8c0-7-2-8-9-8-17 18-42 18-53 18 0 3 0 6 0 10 7 0 24 0 40-8 0 45 0 91 0 137 0 9 0 13-28 13-3 0-7 0-10 0 0 3 0 6 0 9 5 0 39-1 49-1 7 0 41 1 48 1 0-3 0-6 0-9-3 0-8 0-11 0-26 0-26-4-26-13 0-50 0-100 0-149z"><text:p/></draw:path><draw:path draw:style-name="gr983" draw:text-style-name="P99" svg:width="0.0173in" svg:height="0.0453in" svg:x="0.2039in" svg:y="0.0972in" svg:viewBox="0 0 45 116" svg:d="M45 41c0-26-9-41-24-41-13 0-21 10-21 21 0 10 8 21 21 21 4 0 10-2 13-6 1-1 1-1 2-1 0 2 1 0 1 6 0 28-14 51-26 65-4 3-4 4-4 5 0 4 2 5 3 5 4 0 35-30 35-75z"><text:p/></draw:path><draw:path draw:style-name="gr984" draw:text-style-name="P99" svg:width="0.0555in" svg:height="0.1059in" svg:x="0.2657in" svg:y="0.0087in" svg:viewBox="0 0 142 270" svg:d="M74 3c-1-1 0-3-5-3-9 0-37 2-47 3-3 0-8 1-8 8 0 4 4 4 10 4 18 0 19 4 19 7s-3 17-6 24c-11 42-21 84-32 126-4 20-5 24-5 37 0 38 20 61 48 61 47 0 94-58 94-111 0-36-21-62-52-62-17 0-33 11-45 23 10-40 19-78 29-117zM37 150c3-9 3-10 6-15 20-24 36-30 47-30 13 0 24 12 24 36 0 23-13 66-19 81-14 26-31 40-47 40-13 0-25-11-25-40 0-6 0-14 6-37 3-12 5-24 8-35z"><text:p/></draw:path><draw:path draw:style-name="gr985" draw:text-style-name="P99" svg:width="0.0382in" svg:height="0.0701in" svg:x="0.3354in" svg:y="0.0661in" svg:viewBox="0 0 98 179" svg:d="M60 8c0-7 0-8-7-8-18 18-42 18-53 18 0 3 0 6 0 10 7 0 24 0 40-8 0 45 0 91 0 137 0 9 0 13-28 13-3 0-7 0-10 0 0 3 0 6 0 9 5 0 38-1 47-1s43 1 49 1c0-3 0-6 0-9-3 0-7 0-10 0-28 0-28-4-28-13 0-50 0-100 0-149z"><text:p/></draw:path><draw:path draw:style-name="gr986" draw:text-style-name="P99" svg:width="0.0335in" svg:height="0.1508in" svg:x="0.4004in" svg:y="0in" svg:viewBox="0 0 86 384" svg:d="M85 198c1-4 1-5 1-5 0-1 0-3-1-7-23-59-45-119-69-177-2-7-4-9-8-9-5 0-8 3-8 8 0 1 0 2 2 6 23 60 45 119 68 179-23 58-45 117-68 177-2 4-2 4-2 7 0 4 3 7 8 7s6-4 7-7c23-60 47-119 70-179z"><text:p/></draw:path><draw:path draw:style-name="gr987" draw:text-style-name="P99" svg:width="0.0173in" svg:height="0.0453in" svg:x="0.4646in" svg:y="0.0972in" svg:viewBox="0 0 45 116" svg:d="M45 41c0-26-10-41-25-41-12 0-20 10-20 21 0 10 8 21 20 21 4 0 10-2 13-6 2-1 1-1 2-1s1 0 1 6c0 28-13 51-26 65-5 3-5 4-5 5 0 4 3 5 5 5 4 0 35-30 35-75z"><text:p/></draw:path><draw:path draw:style-name="gr988" draw:text-style-name="P99" svg:width="0.0339in" svg:height="0.1508in" svg:x="0.5354in" svg:y="0in" svg:viewBox="0 0 87 384" svg:d="M85 14c2-4 2-4 2-6 0-5-5-8-8-8-4 0-6 2-10 9-22 58-45 118-67 177-1 2-2 4-2 7 0 0 0 1 2 5 22 60 45 119 67 177 2 4 5 9 10 9 3 0 8-3 8-7 0-2 0-3-2-7-23-60-45-119-69-177 24-60 46-119 69-179z"><text:p/></draw:path><draw:path draw:style-name="gr989" draw:text-style-name="P99" svg:width="0.0693in" svg:height="0.0681in" svg:x="0.5839in" svg:y="0.0465in" svg:viewBox="0 0 177 174" svg:d="M129 24c-7-14-18-24-36-24-45 0-93 56-93 112 0 37 22 62 52 62 7 0 27-1 50-29 2 17 17 29 35 29 14 0 22-9 29-21 7-14 11-37 11-38 0-4-3-4-4-4-5 0-5 1-6 7-6 25-13 48-30 48-9 0-11-10-11-17 0-9 0-12 5-29 4-17 5-21 9-35 4-19 10-37 14-54 2-11 2-11 2-13 0-7-4-10-11-10-9 0-15 9-16 16zM103 124c-1 7-1 8-7 15-17 21-32 27-43 27-20 0-26-22-26-36 0-20 13-67 22-85 11-23 29-37 44-37 26 0 31 32 31 34s-1 4-1 6c-6 26-13 51-20 76z"><text:p/></draw:path><draw:path draw:style-name="gr990" draw:text-style-name="P99" svg:width="0.0469in" svg:height="0.0701in" svg:x="0.665in" svg:y="0.0661in" svg:viewBox="0 0 120 179" svg:d="M120 130c-3 0-6 0-9 0-1 7-3 22-8 25-2 1-23 1-26 1-17 0-33 0-50 0 29-25 38-32 54-45 20-15 39-33 39-58 0-33-29-53-63-53s-57 24-57 48c0 15 12 16 14 16 7 0 16-5 16-14 0-6-3-15-17-15 9-18 27-25 40-25 27 0 40 21 40 43 0 23-16 42-25 52-22 21-43 41-65 63-3 4-3 4-3 11 37 0 75 0 112 0 2-16 6-33 8-49z"><text:p/></draw:path><draw:path draw:style-name="gr991" draw:text-style-name="P99" svg:width="0.0173in" svg:height="0.0453in" svg:x="0.7398in" svg:y="0.0972in" svg:viewBox="0 0 45 116" svg:d="M45 41c0-26-10-41-25-41-12 0-20 10-20 21 0 10 8 21 20 21 5 0 10-2 14-6 1-1 1-1 1-1 1 0 1 0 1 6 0 28-13 51-26 65-5 3-5 4-5 5 0 4 3 5 5 5 4 0 35-30 35-75z"><text:p/></draw:path><draw:path draw:style-name="gr992" draw:text-style-name="P99" svg:width="0.0559in" svg:height="0.1059in" svg:x="0.8016in" svg:y="0.0087in" svg:viewBox="0 0 143 270" svg:d="M75 3c-2-1 0-3-6-3-9 0-37 2-47 3-3 0-7 1-7 8 0 4 4 4 9 4 19 0 20 4 20 7s-4 17-6 24c-11 42-20 84-31 126-5 20-7 24-7 37 0 38 21 61 49 61 46 0 94-58 94-111 0-36-21-62-52-62-17 0-34 11-45 23 10-40 19-78 29-117zM38 150c3-9 3-10 6-15 19-24 36-30 46-30 14 0 24 12 24 36 0 23-12 66-19 81-13 26-30 40-46 40-13 0-26-11-26-40 0-6 0-14 7-37 3-12 5-24 8-35z"><text:p/></draw:path><draw:path draw:style-name="gr993" draw:text-style-name="P99" svg:width="0.0469in" svg:height="0.0701in" svg:x="0.8665in" svg:y="0.0661in" svg:viewBox="0 0 120 179" svg:d="M120 130c-3 0-7 0-10 0 0 7-3 22-7 25-2 1-23 1-26 1-17 0-34 0-51 0 29-25 39-32 55-45 20-15 39-33 39-58 0-33-29-53-64-53-33 0-56 24-56 48 0 15 12 16 14 16 7 0 15-5 15-14 0-6-3-15-16-15 8-18 27-25 40-25 26 0 40 21 40 43 0 23-16 42-25 52-22 21-43 41-65 63-3 4-3 4-3 11 37 0 74 0 111 0 3-16 6-33 9-49z"><text:p/></draw:path><draw:path draw:style-name="gr994" draw:text-style-name="P99" svg:width="0.0335in" svg:height="0.1508in" svg:x="0.9366in" svg:y="0in" svg:viewBox="0 0 86 384" svg:d="M84 198c2-4 2-5 2-5 0-1 0-3-2-7-22-59-46-119-68-177-2-7-5-9-8-9-5 0-8 3-8 8 0 1 0 2 1 6 23 60 45 119 68 179-23 58-45 117-68 177-1 4-1 4-1 7 0 4 3 7 8 7 4 0 6-4 7-7 23-60 45-119 69-179z"><text:p/></draw:path><draw:path draw:style-name="gr995" draw:text-style-name="P99" svg:width="0.0752in" svg:height="0.087in" svg:x="1.0421in" svg:y="0.0315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996" draw:text-style-name="P99" svg:width="0.0531in" svg:height="0.1508in" svg:x="1.1839in" svg:y="0in" svg:viewBox="0 0 136 384" svg:d="M81 52c0-16 10-41 52-43 2-1 3-2 3-5 0-4-2-4-6-4-39 0-74 20-75 48 0 29 0 59 0 89 0 14 0 26-15 39-14 11-28 12-37 12-2 0-3 2-3 5 0 2 2 2 5 3 26 1 44 15 49 34 1 5 1 6 1 19 0 25 0 50 0 76 0 16 0 28 19 44 15 11 40 15 56 15 4 0 6 0 6-4 0-3-2-3-5-5-24-1-44-13-49-33-1-3-1-4-1-18 0-27 0-53 0-81 0-17-3-24-15-36-9-9-20-12-31-14 32-9 46-27 46-49 0-31 0-61 0-92z"><text:p/></draw:path><draw:path draw:style-name="gr997" draw:text-style-name="P99" svg:width="0.05in" svg:height="0.1008in" svg:x="1.2622in" svg:y="0.0126in" svg:viewBox="0 0 128 257" svg:d="M79 10c0-9 0-10-9-10-23 25-57 25-70 25 0 5 0 8 0 12 8 0 31 0 51-9 0 66 0 132 0 198 0 13-2 18-36 18-4 0-8 0-13 0 0 5 0 9 0 13 14-3 47-3 63-3 15 0 49 0 63 3 0-4 0-8 0-13-5 0-8 0-13 0-35 0-36-4-36-18 0-72 0-145 0-216z"><text:p/></draw:path><draw:path draw:style-name="gr998" draw:text-style-name="P99" svg:width="0.0173in" svg:height="0.0453in" svg:x="1.3378in" svg:y="0.0972in" svg:viewBox="0 0 45 116" svg:d="M45 41c0-26-10-41-24-41-13 0-21 10-21 21 0 10 8 21 21 21 4 0 9-2 13-6 1-1 1-1 2-1 0 2 0 0 0 6 0 28-13 51-26 65-3 3-3 4-3 5 0 4 1 5 3 5 4 0 35-30 35-75z"><text:p/></draw:path><draw:path draw:style-name="gr999" draw:text-style-name="P99" svg:width="0.0665in" svg:height="0.102in" svg:x="1.3969in" svg:y="0.011in" svg:viewBox="0 0 170 260" svg:d="M102 196c0 11 0 22 0 33 0 14 0 19-28 19-4 0-6 0-9 0 0 4 0 9 0 12 16-2 36-2 53-2 15 0 36 0 51 2 0-3 0-8 0-12-2 0-5 0-7 0-29 0-30-5-30-19 0-11 0-22 0-33 13 0 25 0 38 0 0-3 0-8 0-11-13 0-25 0-38 0 0-58 0-117 0-175 0-8 0-10-6-10-3 0-5 0-7 4-40 60-79 120-119 181 0 3 0 8 0 11 34 0 68 0 102 0zM104 185c-30 0-62 0-93 0 31-48 63-97 93-144 0 47 0 96 0 144z"><text:p/></draw:path><draw:path draw:style-name="gr1000" draw:text-style-name="P99" svg:width="0.0173in" svg:height="0.0453in" svg:x="1.4819in" svg:y="0.0972in" svg:viewBox="0 0 45 116" svg:d="M45 41c0-26-10-41-25-41-12 0-20 10-20 21 0 10 8 21 20 21 5 0 10-2 14-6 1-1 1-1 2-1 0 2 0 0 0 6 0 28-13 51-26 65-5 3-5 4-5 5 0 4 3 5 5 5 4 0 35-30 35-75z"><text:p/></draw:path><draw:path draw:style-name="gr1001" draw:text-style-name="P99" svg:width="0.0622in" svg:height="0.1035in" svg:x="1.5429in" svg:y="0.0126in" svg:viewBox="0 0 159 264" svg:d="M125 134c0 4 0 8 0 12 0 90-40 107-62 107-7 0-28 0-39-13 18 0 21-11 21-18 0-12-10-17-18-17-6 0-18 3-18 17 0 27 21 42 54 42 50 0 96-52 96-134 0-104-44-130-78-130-22 0-40 8-57 24-15 18-24 34-24 63 0 48 34 86 77 86 23 0 40-17 48-39zM77 164c-6 0-24 0-35-24-8-14-8-33-8-53s0-39 9-53c10-19 24-24 38-24 18 0 30 13 37 31 5 12 6 36 6 54 0 32-13 69-47 69z"><text:p/></draw:path><draw:path draw:style-name="gr1002" draw:text-style-name="P99" svg:width="0.0173in" svg:height="0.0453in" svg:x="1.6256in" svg:y="0.0972in" svg:viewBox="0 0 45 116" svg:d="M45 41c0-26-10-41-25-41-12 0-20 10-20 21 0 10 8 21 20 21 5 0 10-2 14-6 1-1 1-1 1-1 1 0 1 0 1 6 0 28-13 51-26 65-5 3-5 4-5 5 0 4 3 5 5 5 4 0 35-30 35-75z"><text:p/></draw:path><draw:path draw:style-name="gr1003" draw:text-style-name="P99" svg:width="0.05in" svg:height="0.1008in" svg:x="1.693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1004" draw:text-style-name="P99" svg:width="0.063in" svg:height="0.1035in" svg:x="1.7622in" svg:y="0.0126in" svg:viewBox="0 0 161 264" svg:d="M35 131c0-3 0-7 0-10 0-97 47-111 67-111 10 0 26 2 34 15-5 0-21 0-21 18 0 12 9 18 18 18 7 0 18-4 18-19 0-23-17-42-49-42-49 0-102 51-102 135 0 102 45 129 81 129 43 0 80-36 80-86 0-48-35-86-77-86-27 0-41 20-49 39zM81 253c-25 0-36-23-38-28-7-18-7-48-7-55 0-30 12-69 46-69 7 0 25 0 37 25 6 14 6 34 6 52s0 37-6 51c-11 23-29 24-38 24z"><text:p/></draw:path><draw:path draw:style-name="gr1005" draw:text-style-name="P99" svg:width="0.0535in" svg:height="0.1508in" svg:x="1.8429in" svg:y="0in" svg:viewBox="0 0 137 384" svg:d="M56 333c0 15-10 40-52 42-2 2-4 3-4 5 0 4 4 4 8 4 38 0 73-18 74-48 0-29 0-59 0-88 0-15 0-27 16-40 13-11 27-12 36-12 2-1 3-2 3-3 0-5-2-5-5-5-26-1-45-15-48-34-2-4-2-5-2-19 0-25 0-50 0-76 0-16 0-28-18-44-16-12-43-15-56-15-4 0-8 0-8 4s3 4 7 5c24 1 42 13 48 33 1 3 1 4 1 19 0 26 0 52 0 80 0 18 3 23 15 36 8 8 20 12 30 16-31 7-45 25-45 47 0 31 0 62 0 93z"><text:p/></draw:path><draw:path draw:style-name="gr1006" draw:text-style-name="P99" svg:width="0.0728in" svg:height="0.0724in" svg:x="1.9646in" svg:y="0.0398in" svg:viewBox="0 0 186 185" svg:d="M93 81c-26-25-51-50-78-75-4-6-5-6-7-6-5 0-8 3-8 8 0 2 0 3 4 7 26 26 52 51 77 77-25 26-51 51-77 78-4 4-4 5-4 7 0 5 3 8 8 8 2 0 3 0 7-6 26-25 52-50 77-76 27 27 54 53 81 80 1 1 3 2 5 2 5 0 8-3 8-8 0-2 0-2-1-4-28-28-62-61-82-81 25-24 48-47 72-70 2-2 8-8 10-10 0-1 1-2 1-4 0-5-3-8-8-8-3 0-4 1-9 6-25 25-50 50-76 75z"><text:p/></draw:path><draw:path draw:style-name="gr1007" draw:text-style-name="P99" svg:width="0.1028in" svg:height="0.1059in" svg:x="2.098in" svg:y="0.0102in" svg:viewBox="0 0 262 270" svg:d="M34 34c0 63 0 126 0 187 0 21-3 28-23 28-4 0-11 1-11 6 0 8 7 8 13 8 20 0 41 0 61 0 6 0 12 0 12-8 0-5-7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/text:span><text:span text:style-name="T47">. נניח </text:span><text:span text:style-name="T47"><draw:g text:anchor-type="as-char" svg:y="-0.1134in" draw:z-index="367" draw:style-name="gr1"><svg:title>TexMaths</svg:title><svg:desc>11§inline§h(\la a_1, b_1 \ra) = h(\la a_2, b_2 \ra)§svg§600§FALSE§</svg:desc><draw:path draw:style-name="gr957" draw:text-style-name="P98" svg:width="1.5201in" svg:height="0.1358in" svg:x="-0.0004in" svg:y="0.0071in" svg:viewBox="0 0 3862 346" svg:d="M1932 346c-645 0-1288 0-1932 0 0-116 0-230 0-346 1287 0 2575 0 3862 0 0 116 0 230 0 346-643 0-1287 0-1930 0z"><text:p/></draw:path><draw:path draw:style-name="gr958" draw:text-style-name="P99" svg:width="0.074in" svg:height="0.1063in" svg:x="0.0004in" svg:y="0.0083in" svg:viewBox="0 0 189 271" svg:d="M89 4c0-1 0-4-4-4-10 0-38 3-48 3-3 1-7 1-7 8 0 6 3 6 8 6 19 0 20 2 20 6 0 2-1 6-1 8-18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959" draw:text-style-name="P99" svg:width="0.035in" svg:height="0.1512in" svg:x="0.0945in" svg:y="0in" svg:viewBox="0 0 90 385" svg:d="M90 381c0-1 0-1-6-8-49-49-61-122-61-180 0-67 14-135 62-182 5-5 5-5 5-7 0-3-1-4-4-4s-39 26-61 76c-20 42-25 85-25 117 0 29 4 76 26 120 24 47 57 72 60 72s4-1 4-4z"><text:p/></draw:path><draw:path draw:style-name="gr960" draw:text-style-name="P99" svg:width="0.0335in" svg:height="0.1512in" svg:x="0.1555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961" draw:text-style-name="P99" svg:width="0.0693in" svg:height="0.0685in" svg:x="0.2039in" svg:y="0.0465in" svg:viewBox="0 0 177 175" svg:d="M129 25c-7-14-18-25-35-25-46 0-94 57-94 113 0 37 21 62 52 62 7 0 26-1 49-29 3 16 18 29 35 29 15 0 24-9 29-21 7-14 12-37 12-38 0-4-3-4-4-4-5 0-5 1-6 7-6 25-13 47-29 47-10 0-11-10-11-17 0-9 0-11 4-29 4-17 5-20 9-34 4-18 10-36 14-54 2-11 2-12 2-13 0-7-4-11-11-11-10 0-15 9-16 17zM103 124c-2 8-2 8-7 15-17 22-33 27-44 27-19 0-24-21-24-36 0-19 12-66 20-84 13-23 30-37 46-37 25 0 30 32 30 34s-1 4-1 7c-6 24-13 49-20 74z"><text:p/></draw:path><draw:path draw:style-name="gr962" draw:text-style-name="P99" svg:width="0.0382in" svg:height="0.0701in" svg:x="0.2902in" svg:y="0.0661in" svg:viewBox="0 0 98 179" svg:d="M61 8c0-8 0-8-8-8-18 17-42 17-53 17 0 3 0 6 0 9 6 0 24 0 38-7 0 46 0 92 0 138 0 9 1 13-26 13-3 0-8 0-11 0 0 3 0 6 0 9 6-1 39-1 48-1s43 0 49 1c0-3 0-6 0-9-3 0-7 0-10 0-28 0-27-4-27-13 0-50 0-100 0-149z"><text:p/></draw:path><draw:path draw:style-name="gr963" draw:text-style-name="P99" svg:width="0.0173in" svg:height="0.0453in" svg:x="0.3598in" svg:y="0.0972in" svg:viewBox="0 0 45 116" svg:d="M45 41c0-26-10-41-25-41-12 0-20 10-20 21 0 10 8 20 20 20 4 0 10-1 14-5 1-1 1-1 1-1 1 0 1 0 1 6 0 28-13 51-26 64-4 4-5 5-5 6 0 2 3 5 5 5 4 0 35-30 35-75z"><text:p/></draw:path><draw:path draw:style-name="gr964" draw:text-style-name="P99" svg:width="0.0555in" svg:height="0.1063in" svg:x="0.4217in" svg:y="0.0083in" svg:viewBox="0 0 142 271" svg:d="M75 4c0-1 0-4-6-4-8 0-37 3-47 3-3 1-8 1-8 8 0 6 5 6 10 6 19 0 19 2 19 6 0 2-3 16-6 23-10 42-21 84-30 127-6 19-7 25-7 37 0 37 21 61 49 61 46 0 93-57 93-112 0-36-20-62-51-62-18 0-34 11-45 23 10-39 19-77 29-116zM37 150c4-8 4-9 7-13 19-26 36-31 46-31 15 0 24 11 24 36 0 23-13 66-19 80-13 27-31 40-46 40-13 0-26-10-26-38 0-8 0-15 7-39 2-12 5-24 7-35z"><text:p/></draw:path><draw:path draw:style-name="gr965" draw:text-style-name="P99" svg:width="0.0386in" svg:height="0.0701in" svg:x="0.4913in" svg:y="0.0661in" svg:viewBox="0 0 99 179" svg:d="M62 8c0-8-1-8-9-8-17 17-42 17-53 17 0 3 0 6 0 9 7 0 24 0 40-7 0 46 0 92 0 138 0 9 0 13-28 13-3 0-6 0-10 0 0 3 0 6 0 9 5-1 39-1 49-1 7 0 41 0 48 1 0-3 0-6 0-9-3 0-8 0-11 0-26 0-26-4-26-13 0-50 0-100 0-149z"><text:p/></draw:path><draw:path draw:style-name="gr966" draw:text-style-name="P99" svg:width="0.0339in" svg:height="0.1512in" svg:x="0.5563in" svg:y="0in" svg:viewBox="0 0 87 385" svg:d="M85 199c2-4 2-5 2-6 0-3 0-1-2-6-23-59-45-119-68-178-3-7-5-9-9-9-5 0-8 3-8 8 0 1 0 2 2 6 23 60 45 119 68 179-23 58-45 117-68 177-2 4-2 5-2 8 0 4 3 7 8 7s6-4 9-7c23-60 45-119 68-179z"><text:p/></draw:path><draw:path draw:style-name="gr967" draw:text-style-name="P99" svg:width="0.0346in" svg:height="0.1512in" svg:x="0.6157in" svg:y="0in" svg:viewBox="0 0 89 385" svg:d="M89 193c0-30-4-76-25-120-23-48-56-73-61-73-2 0-3 2-3 4s0 2 7 9c38 38 60 99 60 180 0 65-14 133-63 181-4 6-4 6-4 7 0 2 1 4 3 4 5 0 39-26 62-76 20-41 24-84 24-116z"><text:p/></draw:path><draw:path draw:style-name="gr968" draw:text-style-name="P99" svg:width="0.1004in" svg:height="0.0354in" svg:x="0.7173in" svg:y="0.0575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969" draw:text-style-name="P99" svg:width="0.0744in" svg:height="0.1063in" svg:x="0.8772in" svg:y="0.0083in" svg:viewBox="0 0 190 271" svg:d="M90 4c0-1 0-4-5-4-9 0-38 3-48 3-3 1-6 1-6 8 0 6 3 6 9 6 18 0 19 2 19 6-1 2-1 6-2 8-19 74-36 147-55 220-2 6-2 7-2 9 0 9 8 11 11 11 7 0 13-5 14-10 2-10 6-20 8-30 3-11 5-22 9-33 2-9 4-17 6-26 0-2 4-15 5-18s13-24 25-35c9-6 21-13 37-13 17 0 21 13 21 26 0 21-14 64-24 86-2 9-4 13-4 21 0 19 13 32 32 32 36 0 50-56 50-60 0-3-3-3-5-3-4 0-4 1-6 7-5 20-17 47-39 47-7 0-9-3-9-12 0-10 3-19 6-28 7-15 25-61 25-83 0-26-16-42-45-42-25 0-43 12-58 30 10-41 21-82 31-123z"><text:p/></draw:path><draw:path draw:style-name="gr970" draw:text-style-name="P99" svg:width="0.035in" svg:height="0.1512in" svg:x="0.9717in" svg:y="0in" svg:viewBox="0 0 90 385" svg:d="M90 381c0-1 0-1-6-8-49-49-62-122-62-180 0-67 15-135 63-182 5-5 5-5 5-7 0-3-2-4-4-4-3 0-39 26-62 76-20 42-24 85-24 117 0 29 4 76 25 120 23 47 58 72 61 72 2 0 4-1 4-4z"><text:p/></draw:path><draw:path draw:style-name="gr971" draw:text-style-name="P99" svg:width="0.0335in" svg:height="0.1512in" svg:x="1.0327in" svg:y="0in" svg:viewBox="0 0 86 385" svg:d="M84 15c2-4 2-5 2-7 0-5-3-8-8-8-3 0-7 2-9 9-23 59-45 118-68 177 0 2-1 4-1 7 0 2 0 2 1 6 23 59 45 118 68 176 1 5 4 10 9 10s8-3 8-7c0-1 0-3-2-7-24-59-46-119-69-178 23-60 45-119 69-178z"><text:p/></draw:path><draw:path draw:style-name="gr972" draw:text-style-name="P99" svg:width="0.0693in" svg:height="0.0685in" svg:x="1.0811in" svg:y="0.0465in" svg:viewBox="0 0 177 175" svg:d="M129 25c-8-14-19-25-37-25-45 0-92 57-92 113 0 37 21 62 51 62 7 0 27-1 50-29 3 16 17 29 35 29 14 0 22-9 29-21 7-14 12-37 12-38 0-4-4-4-5-4-4 0-5 1-6 7-7 25-13 47-29 47-11 0-12-10-12-17 0-9 1-11 6-29 4-17 4-20 8-34 4-18 9-36 14-54 3-11 3-12 3-13 0-7-5-11-12-11-9 0-14 9-15 17zM103 124c-2 8-2 8-7 15-18 22-33 27-44 27-20 0-25-21-25-36 0-19 13-66 21-84 12-23 30-37 45-37 26 0 30 32 30 34s0 4-1 7c-7 24-12 49-19 74z"><text:p/></draw:path><draw:path draw:style-name="gr973" draw:text-style-name="P99" svg:width="0.0469in" svg:height="0.0701in" svg:x="1.1622in" svg:y="0.0661in" svg:viewBox="0 0 120 179" svg:d="M120 130c-3 0-7 0-10 0-1 5-3 22-7 24-2 2-23 2-27 2-17 0-33 0-50 0 29-25 39-33 54-45 21-16 40-33 40-58 0-33-30-53-64-53s-56 23-56 48c0 14 11 15 14 15 7 0 15-5 15-15 0-4-3-14-17-14 9-19 28-24 40-24 27 0 41 21 41 43 0 23-17 42-25 52-22 21-44 41-66 63-2 3-2 4-2 11 37 0 74 0 111 0 3-16 6-33 9-49z"><text:p/></draw:path><draw:path draw:style-name="gr974" draw:text-style-name="P99" svg:width="0.0173in" svg:height="0.0453in" svg:x="1.2366in" svg:y="0.0972in" svg:viewBox="0 0 45 116" svg:d="M45 41c0-26-10-41-24-41-13 0-21 10-21 21 0 10 8 20 21 20 4 0 10-1 13-5 1-1 1-1 2-1 0 2 1 0 1 6 0 28-14 51-26 64-4 4-4 5-4 6 0 2 2 5 3 5 4 0 35-30 35-75z"><text:p/></draw:path><draw:path draw:style-name="gr975" draw:text-style-name="P99" svg:width="0.0555in" svg:height="0.1063in" svg:x="1.2984in" svg:y="0.0083in" svg:viewBox="0 0 142 271" svg:d="M74 4c0-1 0-4-5-4-10 0-37 3-47 3-3 1-8 1-8 8 0 6 4 6 9 6 19 0 20 2 20 6 0 2-3 16-6 23-11 42-20 84-31 127-5 19-6 25-6 37 0 37 20 61 48 61 47 0 94-57 94-112 0-36-21-62-52-62-17 0-33 11-45 23 10-39 19-77 29-116zM37 150c3-8 3-9 6-13 20-26 36-31 47-31 13 0 24 11 24 36 0 23-13 66-19 80-14 27-31 40-47 40-13 0-25-10-25-38 0-8 0-15 6-39 3-12 5-24 8-35z"><text:p/></draw:path><draw:path draw:style-name="gr976" draw:text-style-name="P99" svg:width="0.0469in" svg:height="0.0701in" svg:x="1.363in" svg:y="0.0661in" svg:viewBox="0 0 120 179" svg:d="M120 130c-3 0-6 0-9 0-1 5-3 22-8 24-2 2-23 2-26 2-16 0-33 0-49 0 28-25 37-33 53-45 20-16 39-33 39-58 0-33-29-53-63-53s-57 23-57 48c0 14 12 15 14 15 7 0 15-5 15-15 0-4-2-14-16-14 9-19 27-24 40-24 26 0 41 21 41 43 0 23-17 42-26 52-22 21-43 41-65 63-3 3-3 4-3 11 37 0 75 0 112 0 2-16 6-33 8-49z"><text:p/></draw:path><draw:path draw:style-name="gr977" draw:text-style-name="P99" svg:width="0.0335in" svg:height="0.1512in" svg:x="1.4331in" svg:y="0in" svg:viewBox="0 0 86 385" svg:d="M84 199c2-4 2-5 2-6 0-3 0-1-2-6-22-59-45-119-67-178-3-7-5-9-9-9-5 0-8 3-8 8 0 1 0 2 2 6 23 60 45 119 68 179-23 58-45 117-68 177-2 4-2 5-2 8 0 4 3 7 8 7 4 0 6-4 7-7 23-60 46-119 69-179z"><text:p/></draw:path><draw:path draw:style-name="gr978" draw:text-style-name="P99" svg:width="0.035in" svg:height="0.1512in" svg:x="1.4925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47"><text:s/>כלומר </text:span><text:span text:style-name="T47"><draw:g text:anchor-type="as-char" svg:y="-0.1071in" draw:z-index="368" draw:style-name="gr1"><svg:title>TexMaths</svg:title><svg:desc>11§inline§\sqrt{a_1} + 4b_1 = \sqrt{a_2} + 4b_2§svg§600§FALSE§</svg:desc><draw:path draw:style-name="gr939" draw:text-style-name="P98" svg:width="1.5138in" svg:height="0.137in" svg:x="-0.0004in" svg:y="0.0075in" svg:viewBox="0 0 3846 349" svg:d="M0 0c1282 0 2564 0 3846 0 0 117 0 232 0 349-1282 0-2564 0-3846 0 0-117 0-232 0-349z"><text:p/></draw:path><draw:path draw:style-name="gr940" draw:text-style-name="P99" svg:width="0.1181in" svg:height="0.1512in" svg:x="0.0031in" svg:y="0.0016in" svg:viewBox="0 0 301 385" svg:d="M122 344c-23-49-45-99-68-149-3-6-5-6-6-6s-3 0-6 3c-12 9-26 18-38 27-4 4-4 5-4 6 0 2 1 5 3 5s9-6 13-9c3-2 8-7 13-10 25 56 51 112 77 167 2 7 4 7 7 7 6 0 7-2 10-8 58-121 117-241 175-362 3-5 3-6 3-7 0-4-3-8-7-8s-7 2-9 8c-54 112-109 224-163 336z"><text:p/></draw:path><draw:path draw:style-name="gr941" draw:text-style-name="P99" svg:width="0.148in" svg:height="0.0055in" svg:x="0.1189in" svg:y="0.0016in" svg:viewBox="0 0 377 15" svg:d="M0 0c125 0 252 0 377 0 0 6 0 10 0 15-125 0-252 0-377 0 0-5 0-9 0-15z"><text:p/></draw:path><draw:path draw:style-name="gr942" draw:text-style-name="P99" svg:width="0.0693in" svg:height="0.0685in" svg:x="0.1248in" svg:y="0.0382in" svg:viewBox="0 0 177 175" svg:d="M129 25c-8-14-19-25-37-25-45 0-92 57-92 113 0 37 21 62 52 62 7 0 26-1 49-29 3 17 17 29 35 29 14 0 23-9 29-21 7-14 12-37 12-38 0-4-3-4-4-4-5 0-5 1-6 7-6 25-14 48-30 48-11 0-12-10-12-17 0-9 1-13 6-29 4-17 4-21 9-35 4-19 8-37 13-54 3-11 3-12 3-13 0-7-4-11-11-11-10 0-15 8-16 17zM103 125c-2 7-2 8-7 15-18 21-33 27-44 27-19 0-25-22-25-36 0-20 13-67 21-85 12-23 30-37 45-37 26 0 31 32 31 34s-1 4-1 6c-6 26-13 51-20 76z"><text:p/></draw:path><draw:path draw:style-name="gr943" draw:text-style-name="P99" svg:width="0.0386in" svg:height="0.0701in" svg:x="0.2106in" svg:y="0.0575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944" draw:text-style-name="P99" svg:width="0.1004in" svg:height="0.1004in" svg:x="0.3098in" svg:y="0.0165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945" draw:text-style-name="P99" svg:width="0.0673in" svg:height="0.1024in" svg:x="0.4575in" svg:y="0.0028in" svg:viewBox="0 0 172 261" svg:d="M103 197c0 11 0 22 0 33 0 14-1 19-29 19-3 0-6 0-8 0 0 4 0 8 0 12 15-2 35-2 52-2 16 0 36 0 52 2 0-4 0-8 0-12-3 0-5 0-8 0-28 0-29-5-29-19 0-11 0-22 0-33 13 0 25 0 39 0 0-3 0-8 0-11-14 0-26 0-39 0 0-60 0-118 0-176 0-8 0-10-7-10-3 0-4 0-7 4-40 61-79 121-119 182 0 3 0 8 0 11 34 0 69 0 103 0zM106 186c-32 0-63 0-95 0 32-49 63-97 95-144 0 47 0 95 0 144z"><text:p/></draw:path><draw:path draw:style-name="gr946" draw:text-style-name="P99" svg:width="0.0555in" svg:height="0.1063in" svg:x="0.5366in" svg:y="0in" svg:viewBox="0 0 142 271" svg:d="M74 4c-1-1 0-4-5-4-10 0-37 3-47 4-3 0-8 0-8 8 0 4 4 5 9 5 19 0 20 2 20 6 0 2-3 16-6 23-11 42-21 84-32 127-4 18-5 24-5 37 0 37 20 61 48 61 47 0 94-58 94-112 0-35-21-62-52-62-17 0-33 12-45 23 10-39 19-77 29-116zM37 151c3-9 3-10 6-15 20-25 36-30 46-30 14 0 25 12 25 36 0 23-13 66-19 81-14 26-31 40-47 40-13 0-25-11-25-40 0-6 0-14 6-37 3-12 5-24 8-35z"><text:p/></draw:path><draw:path draw:style-name="gr947" draw:text-style-name="P99" svg:width="0.0382in" svg:height="0.0701in" svg:x="0.6063in" svg:y="0.0575in" svg:viewBox="0 0 98 179" svg:d="M60 8c0-8 0-8-7-8-18 18-42 18-53 18 0 3 0 6 0 9 7 0 24 0 38-7 0 45 0 91 0 137 0 9 0 12-26 12-3 0-8 0-11 0 0 4 0 7 0 10 6 0 39-1 48-1s43 1 49 1c0-3 0-6 0-10-3 0-7 0-10 0-28 0-28-3-28-12 0-50 0-100 0-149z"><text:p/></draw:path><draw:path draw:style-name="gr948" draw:text-style-name="P99" svg:width="0.1004in" svg:height="0.035in" svg:x="0.7138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949" draw:text-style-name="P99" svg:width="0.1181in" svg:height="0.1512in" svg:x="0.8764in" svg:y="0.0016in" svg:viewBox="0 0 301 385" svg:d="M122 344c-23-49-45-99-68-149-3-6-5-6-7-6-2 1-2 0-5 3-12 9-26 18-38 27-4 4-4 5-4 6 0 2 1 5 3 5s9-6 13-9c3-2 8-7 13-10 25 56 50 112 75 167 4 7 6 7 9 7 6 0 7-2 10-8 58-121 117-241 175-362 3-5 3-6 3-7 0-4-3-8-7-8s-7 2-10 8c-54 112-108 224-162 336z"><text:p/></draw:path><draw:path draw:style-name="gr950" draw:text-style-name="P99" svg:width="0.148in" svg:height="0.0055in" svg:x="0.9921in" svg:y="0.0016in" svg:viewBox="0 0 377 15" svg:d="M0 0c125 0 252 0 377 0 0 6 0 10 0 15-125 0-252 0-377 0 0-5 0-9 0-15z"><text:p/></draw:path><draw:path draw:style-name="gr951" draw:text-style-name="P99" svg:width="0.0693in" svg:height="0.0685in" svg:x="0.9984in" svg:y="0.0382in" svg:viewBox="0 0 177 175" svg:d="M129 25c-8-14-19-25-37-25-45 0-92 57-92 113 0 37 21 62 51 62 7 0 27-1 50-29 3 17 17 29 35 29 14 0 22-9 29-21 7-14 12-37 12-38 0-4-4-4-5-4-4 0-4 1-5 7-6 25-14 48-30 48-11 0-12-10-12-17 0-9 1-13 6-29 4-17 4-21 9-35 4-19 8-37 13-54 3-11 3-12 3-13 0-7-5-11-12-11-9 0-14 8-15 17zM103 125c-2 7-2 8-7 15-18 21-33 27-44 27-19 0-25-22-25-36 0-20 13-67 21-85 12-23 30-37 45-37 26 0 31 32 31 34s-1 4-2 6c-7 26-12 51-19 76z"><text:p/></draw:path><draw:path draw:style-name="gr952" draw:text-style-name="P99" svg:width="0.0469in" svg:height="0.0701in" svg:x="1.0791in" svg:y="0.0575in" svg:viewBox="0 0 120 179" svg:d="M120 130c-3 0-7 0-10 0-1 6-3 22-7 25-2 1-23 1-27 1-17 0-33 0-50 0 29-25 39-32 54-45 21-15 40-33 40-58 0-33-29-53-64-53-33 0-56 23-56 48 0 15 11 16 14 16 7 0 15-5 15-15 0-5-3-14-17-14 9-20 28-25 40-25 27 0 41 21 41 43 0 23-17 42-25 51-22 21-44 43-66 65-2 3-2 3-2 10 37 0 74 0 111 0 3-16 6-33 9-49z"><text:p/></draw:path><draw:path draw:style-name="gr953" draw:text-style-name="P99" svg:width="0.1004in" svg:height="0.1004in" svg:x="1.1831in" svg:y="0.0165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954" draw:text-style-name="P99" svg:width="0.0673in" svg:height="0.1024in" svg:x="1.3307in" svg:y="0.0028in" svg:viewBox="0 0 172 261" svg:d="M103 197c0 11 0 22 0 33 0 14-1 19-29 19-3 0-6 0-8 0 0 4 0 8 0 12 15-2 35-2 52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955" draw:text-style-name="P99" svg:width="0.0555in" svg:height="0.1063in" svg:x="1.4102in" svg:y="0in" svg:viewBox="0 0 142 271" svg:d="M74 4c-3-1 0-4-6-4-9 0-36 3-46 4-3 0-8 0-8 8 0 4 4 5 9 5 19 0 20 2 20 6 0 2-3 16-6 23-11 42-21 84-32 127-4 18-5 24-5 37 0 37 20 61 48 61 47 0 94-58 94-112 0-35-21-62-52-62-17 0-33 12-45 23 10-39 19-77 29-116zM37 151c3-9 3-10 6-15 19-25 36-30 46-30 14 0 25 12 25 36 0 23-13 66-19 81-14 26-31 40-47 40-13 0-25-11-25-40 0-6 0-14 6-37 3-12 5-24 8-35z"><text:p/></draw:path><draw:path draw:style-name="gr956" draw:text-style-name="P99" svg:width="0.0469in" svg:height="0.0701in" svg:x="1.4744in" svg:y="0.0575in" svg:viewBox="0 0 120 179" svg:d="M120 130c-3 0-6 0-9 0-1 6-4 22-8 25-2 1-23 1-26 1-17 0-33 0-50 0 28-25 38-32 54-45 20-15 39-33 39-58 0-33-29-53-64-53-33 0-56 23-56 48 0 15 12 16 14 16 7 0 15-5 15-15 0-5-2-14-16-14 8-20 27-25 40-25 26 0 40 21 40 43 0 23-16 42-25 51-22 21-43 43-65 65-3 3-3 3-3 10 37 0 75 0 112 0 2-16 6-33 8-49z"><text:p/></draw:path></draw:g></text:span><text:span text:style-name="T47">. נניח בשלילה </text:span><text:span text:style-name="T47"><draw:g text:anchor-type="as-char" svg:y="-0.1102in" draw:z-index="370" draw:style-name="gr1"><svg:title>TexMaths</svg:title><svg:desc>11§inline§a_1 \neq a_2§svg§600§FALSE§</svg:desc><draw:path draw:style-name="gr918" draw:text-style-name="P98" svg:width="0.4697in" svg:height="0.1256in" svg:x="0.0016in" svg:y="0.0075in" svg:viewBox="0 0 1194 320" svg:d="M598 320c-200 0-399 0-598 0 0-107 0-213 0-320 398 0 796 0 1194 0 0 107 0 213 0 320-199 0-398 0-596 0z"><text:p/></draw:path><draw:path draw:style-name="gr919" draw:text-style-name="P99" svg:width="0.0693in" svg:height="0.0685in" svg:x="-0.0004in" svg:y="0.0417in" svg:viewBox="0 0 177 175" svg:d="M129 25c-7-14-18-25-35-25-46 0-94 57-94 114 0 36 22 61 52 61 7 0 27-1 50-28 3 15 17 28 36 28 13 0 22-8 28-21 7-14 11-37 11-38 0-5-3-5-4-5-5 0-5 3-6 8-6 26-13 48-29 48-10 0-11-10-11-18 0-9 1-11 4-29 4-16 5-20 9-34 4-19 10-36 14-54 2-11 2-12 2-13 0-7-4-11-11-11-9 0-15 9-16 17zM103 125c-1 7-1 7-7 14-17 22-32 28-43 28-20 0-25-21-25-37 0-19 12-66 22-84 11-23 28-37 44-37 25 0 30 32 30 34s-1 4-1 7c-6 24-13 49-20 75z"><text:p/></draw:path><draw:path draw:style-name="gr920" draw:text-style-name="P99" svg:width="0.0382in" svg:height="0.0705in" svg:x="0.0858in" svg:y="0.0606in" svg:viewBox="0 0 98 180" svg:d="M61 8c0-8 0-8-8-8-18 17-42 17-53 17 0 3 0 6 0 9 7 0 24 0 39-7 0 46 0 92 0 139 0 9 0 12-27 12-3 0-8 0-11 0 0 3 0 7 0 10 6-1 39-1 49-1 8 0 42 0 48 1 0-3 0-7 0-10-3 0-7 0-10 0-27 0-27-3-27-12 0-51 0-101 0-150z"><text:p/></draw:path><draw:path draw:style-name="gr921" draw:text-style-name="P99" svg:width="0.0756in" svg:height="0.1413in" svg:x="0.2059in" svg:y="-0.0004in" svg:viewBox="0 0 193 360" svg:d="M189 15c4-5 4-6 4-7 0-2-3-8-8-8s-6 2-9 8c-57 112-115 224-173 336-3 6-3 7-3 8 0 3 2 8 8 8 4 0 5-3 9-8 57-113 115-224 172-337z"><text:p/></draw:path><draw:path draw:style-name="gr922" draw:text-style-name="P99" svg:width="0.1004in" svg:height="0.0358in" svg:x="0.1933in" svg:y="0.0524in" svg:viewBox="0 0 256 92" svg:d="M243 17c7 0 13 0 13-8 0-9-6-9-12-9-77 0-155 0-232 0-5 0-12 0-12 9 0 8 7 8 13 8 77 0 153 0 230 0zM244 92c6 0 12-2 12-9 0-9-6-8-13-8-77 0-153 0-230 0-6 0-13-1-13 8 0 7 7 9 12 9 77 0 155 0 232 0z"><text:p/></draw:path><draw:path draw:style-name="gr923" draw:text-style-name="P99" svg:width="0.0693in" svg:height="0.0685in" svg:x="0.3512in" svg:y="0.0417in" svg:viewBox="0 0 177 175" svg:d="M129 25c-7-14-19-25-35-25-46 0-94 57-94 114 0 36 21 61 52 61 7 0 26-1 49-28 4 15 17 28 35 28 15 0 24-8 29-21 7-14 12-37 12-38 0-5-3-5-4-5-5 0-5 3-6 8-6 26-14 48-29 48-10 0-13-10-13-18 0-9 2-11 6-29 4-16 5-20 9-34 4-19 9-36 13-54 3-11 3-12 3-13 0-7-4-11-11-11-10 0-15 9-16 17zM103 125c-2 7-2 7-7 14-17 22-33 28-44 28-19 0-24-21-24-37 0-19 12-66 20-84 13-23 30-37 46-37 25 0 30 32 30 34s-1 4-1 7c-6 24-13 49-20 75z"><text:p/></draw:path><draw:path draw:style-name="gr924" draw:text-style-name="P99" svg:width="0.0469in" svg:height="0.0705in" svg:x="0.4319in" svg:y="0.0606in" svg:viewBox="0 0 120 180" svg:d="M120 130c-3 0-7 0-10 0 0 6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/draw:g></text:span><text:span text:style-name="T47">. נחשב ונקבל ש־</text:span><text:span text:style-name="T47"><draw:g text:anchor-type="as-char" svg:y="-0.1055in" draw:z-index="369" draw:style-name="gr1"><svg:title>TexMaths</svg:title><svg:desc>11§inline§1 \le \sqrt{a_1}, \sqrt{a_2} \le 4§svg§600§FALSE§</svg:desc><draw:path draw:style-name="gr925" draw:text-style-name="P98" svg:width="1.1551in" svg:height="0.1354in" svg:x="-0.0004in" svg:y="0.0079in" svg:viewBox="0 0 2935 345" svg:d="M0 0c979 0 1957 0 2935 0 0 115 0 230 0 345-978 0-1956 0-2935 0 0-115 0-230 0-345z"><text:p/></draw:path><draw:path draw:style-name="gr926" draw:text-style-name="P99" svg:width="0.05in" svg:height="0.1in" svg:x="0.0051in" svg:y="0.0031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927" draw:text-style-name="P99" svg:width="0.0925in" svg:height="0.1165in" svg:x="0.1228in" svg:y="0.0075in" svg:viewBox="0 0 236 297" svg:d="M229 17c4-3 7-5 7-9 0-5-3-8-7-8-2 0-6 2-7 2-71 34-143 67-214 101-7 3-8 6-8 9 0 4 2 6 8 8 71 33 143 66 214 99 5 3 6 3 7 3 4 0 7-3 7-7s-1-6-7-9c-67-31-136-63-203-94 67-32 136-64 203-95zM223 297c7 0 13 0 13-7 0-8-7-8-14-8-69 0-138 0-208 0-5 0-14 0-14 8 0 7 8 7 14 7 70 0 140 0 209 0z"><text:p/></draw:path><draw:path draw:style-name="gr928" draw:text-style-name="P99" svg:width="0.1181in" svg:height="0.1508in" svg:x="0.2819in" svg:y="0in" svg:viewBox="0 0 301 384" svg:d="M122 344c-23-50-45-100-68-150-3-5-5-5-6-5s-3 0-6 3c-12 8-26 18-38 27-4 3-4 5-4 6 0 2 1 4 3 4s9-5 13-9c3-1 8-5 13-9 25 57 51 112 77 167 2 6 4 6 7 6 6 0 7-2 10-7 58-120 117-242 175-362 3-5 3-6 3-7 0-4-3-8-7-8s-7 2-9 8c-54 112-109 223-163 336z"><text:p/></draw:path><draw:path draw:style-name="gr929" draw:text-style-name="P99" svg:width="0.148in" svg:height="0.0055in" svg:x="0.3976in" svg:y="0in" svg:viewBox="0 0 377 15" svg:d="M0 0c125 0 252 0 377 0 0 6 0 10 0 15-125 0-252 0-377 0 0-5 0-9 0-15z"><text:p/></draw:path><draw:path draw:style-name="gr930" draw:text-style-name="P99" svg:width="0.0693in" svg:height="0.0685in" svg:x="0.4035in" svg:y="0.0366in" svg:viewBox="0 0 177 175" svg:d="M129 25c-8-14-19-25-37-25-45 0-92 57-92 113 0 37 21 62 52 62 7 0 26-2 49-30 3 17 17 30 35 30 14 0 23-9 29-22 7-13 8-25 12-37 0-5-3-5-5-5-4 0-4 2-5 8-6 24-14 47-30 47-11 0-12-10-12-17 0-9 1-12 6-29 4-17 4-20 9-35 4-19 8-37 13-54 3-10 3-11 3-12 0-7-4-11-11-11-10 0-15 9-16 17zM103 124c-2 7-2 8-7 15-18 21-33 27-44 27-19 0-25-21-25-36 0-19 13-66 21-85 12-22 30-36 45-36 26 0 31 32 31 34s-1 4-1 7c-6 24-13 49-20 74z"><text:p/></draw:path><draw:path draw:style-name="gr931" draw:text-style-name="P99" svg:width="0.0386in" svg:height="0.0697in" svg:x="0.4894in" svg:y="0.0563in" svg:viewBox="0 0 99 178" svg:d="M62 8c0-8-2-8-9-8-17 17-42 17-53 17 0 3 0 6 0 9 7 0 24 0 40-7 0 45 0 91 0 137 0 9 0 14-28 14-3 0-7 0-10 0 0 2 0 5 0 8 5 0 39-1 49-1 7 0 41 1 48 1 0-3 0-6 0-8-3 0-8 0-11 0-26 0-26-5-26-14 0-49 0-99 0-148z"><text:p/></draw:path><draw:path draw:style-name="gr932" draw:text-style-name="P99" svg:width="0.0173in" svg:height="0.0449in" svg:x="0.5591in" svg:y="0.0874in" svg:viewBox="0 0 45 115" svg:d="M45 40c0-26-9-40-24-40-13 0-21 9-21 20s8 21 21 21c4 0 10-2 13-6 1 0 1-1 2-1 0 2 1 1 1 6 0 28-14 51-26 65-4 4-4 4-4 6s2 4 3 4c4 0 35-30 35-75z"><text:p/></draw:path><draw:path draw:style-name="gr933" draw:text-style-name="P99" svg:width="0.1181in" svg:height="0.1508in" svg:x="0.6244in" svg:y="0in" svg:viewBox="0 0 301 384" svg:d="M122 344c-23-50-45-100-68-150-2-5-5-5-6-5s-2 0-6 3c-12 8-26 18-38 27-4 3-4 5-4 6 0 2 1 4 3 4s9-5 13-9c3-1 9-5 13-9 25 57 51 112 77 167 2 6 4 6 7 6 6 0 7-2 10-7 58-120 117-242 175-362 3-5 3-6 3-7 0-4-3-8-7-8s-6 2-9 8c-54 112-109 223-163 336z"><text:p/></draw:path><draw:path draw:style-name="gr934" draw:text-style-name="P99" svg:width="0.148in" svg:height="0.0055in" svg:x="0.7402in" svg:y="0in" svg:viewBox="0 0 377 15" svg:d="M0 0c125 0 252 0 377 0 0 6 0 10 0 15-125 0-252 0-377 0 0-5 0-9 0-15z"><text:p/></draw:path><draw:path draw:style-name="gr935" draw:text-style-name="P99" svg:width="0.0693in" svg:height="0.0685in" svg:x="0.7461in" svg:y="0.0366in" svg:viewBox="0 0 177 175" svg:d="M129 25c-7-14-19-25-36-25-45 0-93 57-93 113 0 37 21 62 52 62 7 0 26-2 49-30 3 17 17 30 35 30 15 0 23-9 29-22 7-13 8-25 12-37 0-5-3-5-4-5-5 0-5 2-6 8-6 24-14 47-30 47-9 0-12-10-12-17 0-9 1-12 6-29 4-17 5-20 9-35 4-19 8-37 13-54 3-10 3-11 3-12 0-7-4-11-11-11-10 0-15 9-16 17zM103 124c-2 7-2 8-7 15-17 21-33 27-44 27-19 0-25-21-25-36 0-19 13-66 21-85 12-22 30-36 45-36 26 0 31 32 31 34s-1 4-1 7c-6 24-13 49-20 74z"><text:p/></draw:path><draw:path draw:style-name="gr936" draw:text-style-name="P99" svg:width="0.0469in" svg:height="0.0697in" svg:x="0.8272in" svg:y="0.0563in" svg:viewBox="0 0 120 178" svg:d="M120 130c-3 0-7 0-10 0 0 5-3 22-7 24-2 2-23 2-26 2-17 0-34 0-51 0 29-25 39-33 55-46 20-15 39-32 39-58 0-32-29-52-64-52-33 0-56 23-56 48 0 14 12 15 14 15 7 0 15-5 15-15 0-4-3-14-16-14 8-19 27-25 40-25 26 0 40 22 40 43 0 24-16 43-25 51-22 21-43 43-65 65-3 3-3 3-3 10 37 0 74 0 111 0 3-16 6-33 9-48z"><text:p/></draw:path><draw:path draw:style-name="gr937" draw:text-style-name="P99" svg:width="0.0925in" svg:height="0.1165in" svg:x="0.9437in" svg:y="0.0075in" svg:viewBox="0 0 236 297" svg:d="M229 17c4-3 7-5 7-9 0-5-3-8-7-8-2 0-6 2-8 2-71 34-142 67-213 101-7 3-8 6-8 9 0 4 2 6 8 8 71 33 142 66 213 99 6 3 6 3 8 3 3 0 7-3 7-7s-2-6-8-9c-67-31-136-63-203-94 68-32 136-64 204-95zM222 297c7 0 14 0 14-7 0-8-8-8-14-8-69 0-138 0-208 0-6 0-14 0-14 8 0 7 7 7 13 7 69 0 140 0 209 0z"><text:p/></draw:path><draw:path draw:style-name="gr938" draw:text-style-name="P99" svg:width="0.0673in" svg:height="0.102in" svg:x="1.0957in" svg:y="0.0016in" svg:viewBox="0 0 172 260" svg:d="M103 196c0 12 0 23 0 34 0 13-1 18-29 18-3 0-6 0-8 0 0 4 0 9 0 12 15-1 35-1 52-1 16 0 37 0 52 1 0-3 0-8 0-12-2 0-5 0-7 0-29 0-30-5-30-18 0-11 0-22 0-34 13 0 25 0 39 0 0-3 0-8 0-11-14 0-26 0-39 0 0-58 0-117 0-175 0-8 0-10-7-10-3 0-4 0-7 4-40 60-79 120-119 181 0 3 0 8 0 11 34 0 69 0 103 0zM106 185c-32 0-63 0-95 0 32-48 63-96 95-143 0 47 0 95 0 143z"><text:p/></draw:path></draw:g></text:span><text:span text:style-name="T47">. לכן, </text:span><text:span text:style-name="T47"><draw:g text:anchor-type="as-char" svg:y="-0.1071in" draw:z-index="371" draw:style-name="gr1"><svg:title>TexMaths</svg:title><svg:desc>11§inline§1 + 4b_1 \le \sqrt{a_1} + 4b_1 = \sqrt{a_2} + 4b_2 \le 4b_2 + 4§svg§600§FALSE§</svg:desc><draw:path draw:style-name="gr888" draw:text-style-name="P98" svg:width="2.8736in" svg:height="0.137in" svg:x="-0.0004in" svg:y="0.0075in" svg:viewBox="0 0 7300 349" svg:d="M0 0c2433 0 4867 0 7300 0 0 117 0 232 0 349-2433 0-4867 0-7300 0 0-117 0-232 0-349z"><text:p/></draw:path><draw:path draw:style-name="gr889" draw:text-style-name="P99" svg:width="0.05in" svg:height="0.1004in" svg:x="0.0051in" svg:y="0.0043in" svg:viewBox="0 0 128 256" svg:d="M79 10c0-9 0-10-9-10-24 24-57 24-70 24 0 5 0 8 0 12 8 0 31 0 51-10 0 66 0 133 0 199 0 14-2 19-36 19-4 0-8 0-13 0 0 5 0 9 0 12 14-2 47-2 63-2 15 0 49 0 63 2 0-3 0-7 0-12-5 0-8 0-13 0-35 0-36-4-36-19 0-71 0-144 0-215z"><text:p/></draw:path><draw:path draw:style-name="gr890" draw:text-style-name="P99" svg:width="0.1008in" svg:height="0.1004in" svg:x="0.1102in" svg:y="0.0165in" svg:viewBox="0 0 257 256" svg:d="M137 136c37 0 72 0 108 0 5 0 12 0 12-7 0-8-7-8-12-8-36 0-71 0-108 0 0-36 0-71 0-108 0-5-1-13-8-13-9 0-8 8-8 13 0 37 0 72 0 108-36 0-72 0-108 0-5 0-13 0-13 8 0 7 8 7 13 7 36 0 72 0 108 0 0 36 0 72 0 107 0 6-1 13 8 13 7 0 8-7 8-13 0-35 0-71 0-107z"><text:p/></draw:path><draw:path draw:style-name="gr891" draw:text-style-name="P99" svg:width="0.0673in" svg:height="0.1024in" svg:x="0.2583in" svg:y="0.0028in" svg:viewBox="0 0 172 261" svg:d="M103 197c0 11 0 22 0 33 0 14-1 19-29 19-4 0-6 0-9 0 0 4 0 8 0 12 16-2 36-2 53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892" draw:text-style-name="P99" svg:width="0.0559in" svg:height="0.1063in" svg:x="0.337in" svg:y="0in" svg:viewBox="0 0 143 271" svg:d="M75 4c-2-1 0-4-6-4-9 0-36 3-47 4-2 0-7 0-7 8 0 4 4 4 9 4 19 0 20 3 20 7 0 2-3 16-6 23-11 42-20 84-31 127-5 18-7 24-7 37 0 37 21 61 49 61 47 0 94-58 94-112 0-35-21-62-52-62-17 0-34 12-45 23 10-39 19-77 29-116zM38 151c3-9 3-10 6-15 19-25 36-30 46-30 14 0 24 12 24 36 0 23-12 66-18 81-14 26-31 40-47 40-13 0-25-11-25-40 0-6 0-14 6-37 3-12 5-24 8-35z"><text:p/></draw:path><draw:path draw:style-name="gr893" draw:text-style-name="P99" svg:width="0.0382in" svg:height="0.0701in" svg:x="0.4071in" svg:y="0.0575in" svg:viewBox="0 0 98 179" svg:d="M60 8c0-8 0-8-7-8-18 18-42 18-53 18 0 3 0 6 0 9 5 0 24 0 38-7 0 45 0 91 0 137 0 9 0 12-26 12-3 0-8 0-11 0 0 4 0 7 0 10 6 0 39-1 48-1s43 1 49 1c0-3 0-6 0-10-3 0-7 0-10 0-28 0-28-3-28-12 0-50 0-100 0-149z"><text:p/></draw:path><draw:path draw:style-name="gr894" draw:text-style-name="P99" svg:width="0.0925in" svg:height="0.1169in" svg:x="0.5185in" svg:y="0.0083in" svg:viewBox="0 0 236 298" svg:d="M229 17c4-3 7-4 7-9 0-4-3-8-7-8-2 0-6 2-7 2-71 34-143 67-214 101-7 4-8 6-8 9 0 4 2 7 8 9 71 33 143 66 214 99 5 3 6 3 7 3 4 0 7-4 7-7 0-5-2-7-8-10-67-31-135-63-202-94 67-32 136-64 203-95zM223 298c7 0 13 0 13-8 0-7-8-7-14-7-69 0-138 0-208 0-5 0-14 0-14 7 0 8 7 8 13 8 71 0 140 0 210 0z"><text:p/></draw:path><draw:path draw:style-name="gr895" draw:text-style-name="P99" svg:width="0.1181in" svg:height="0.1512in" svg:x="0.678in" svg:y="0.0016in" svg:viewBox="0 0 301 385" svg:d="M122 344c-23-49-45-99-68-149-3-6-5-6-7-6-2 1-2 0-5 3-12 9-26 18-38 27-4 4-4 5-4 6 0 2 1 5 3 5s9-6 13-9c3-2 8-7 13-10 25 56 51 112 77 167 2 7 4 7 7 7 6 0 7-2 10-8 58-121 117-241 175-362 3-5 3-6 3-7 0-4-3-8-7-8s-7 2-9 8c-54 112-109 224-163 336z"><text:p/></draw:path><draw:path draw:style-name="gr896" draw:text-style-name="P99" svg:width="0.148in" svg:height="0.0055in" svg:x="0.7933in" svg:y="0.0016in" svg:viewBox="0 0 377 15" svg:d="M0 0c125 0 252 0 377 0 0 6 0 10 0 15-125 0-252 0-377 0 0-5 0-9 0-15z"><text:p/></draw:path><draw:path draw:style-name="gr897" draw:text-style-name="P99" svg:width="0.0693in" svg:height="0.0685in" svg:x="0.7996in" svg:y="0.0382in" svg:viewBox="0 0 177 175" svg:d="M129 25c-7-14-19-25-36-25-46 0-93 57-93 113 0 37 21 62 52 62 7 0 26-1 49-29 3 17 17 29 35 29 15 0 23-9 29-21 7-14 12-37 12-38 0-4-3-4-4-4-5 0-5 1-6 7-6 25-14 48-30 48-11 0-12-10-12-17 0-9 1-13 6-29 4-17 5-21 9-35 4-19 8-37 13-54 3-11 3-12 3-13 0-7-4-11-11-11-10 0-15 9-16 17zM103 125c-2 7-2 8-7 15-17 21-33 27-44 27-19 0-25-22-25-36 0-20 13-67 21-85 12-23 30-37 45-37 26 0 31 32 31 34s-1 4-1 7c-6 25-13 50-20 75z"><text:p/></draw:path><draw:path draw:style-name="gr898" draw:text-style-name="P99" svg:width="0.0386in" svg:height="0.0701in" svg:x="0.8854in" svg:y="0.0575in" svg:viewBox="0 0 99 179" svg:d="M62 8c0-8-2-8-8-8-18 18-43 18-54 18 0 3 0 6 0 9 7 0 24 0 40-7 0 45 0 91 0 137 0 9 0 12-28 12-3 0-7 0-10 0 0 4 0 7 0 10 5 0 39-1 49-1 7 0 41 1 48 1 0-3 0-6 0-10-3 0-7 0-10 0-27 0-27-3-27-12 0-50 0-100 0-149z"><text:p/></draw:path><draw:path draw:style-name="gr899" draw:text-style-name="P99" svg:width="0.1008in" svg:height="0.1004in" svg:x="0.9843in" svg:y="0.0165in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900" draw:text-style-name="P99" svg:width="0.0673in" svg:height="0.1024in" svg:x="1.1323in" svg:y="0.0028in" svg:viewBox="0 0 172 261" svg:d="M103 197c0 11 0 22 0 33 0 14-1 19-29 19-3 0-6 0-8 0 0 4 0 8 0 12 15-2 35-2 52-2 15 0 37 0 52 2 0-4 0-8 0-12-2 0-5 0-7 0-29 0-30-5-30-19 0-11 0-22 0-33 13 0 25 0 39 0 0-3 0-8 0-11-14 0-26 0-39 0 0-60 0-118 0-176 0-8 0-10-7-10-3 0-4 0-7 4-40 61-79 121-119 182 0 3 0 8 0 11 34 0 69 0 103 0zM106 186c-32 0-63 0-95 0 32-49 63-97 95-144 0 47 0 95 0 144z"><text:p/></draw:path><draw:path draw:style-name="gr901" draw:text-style-name="P99" svg:width="0.0555in" svg:height="0.1063in" svg:x="1.2114in" svg:y="0in" svg:viewBox="0 0 142 271" svg:d="M74 4c-1-1 0-4-5-4-9 0-37 3-47 4-3 0-8 0-8 8 0 4 4 4 10 4 19 0 19 3 19 7 0 2-3 16-6 23-10 42-21 84-30 127-6 18-7 24-7 37 0 37 21 61 49 61 46 0 93-58 93-112 0-35-20-62-52-62-17 0-33 12-45 23 10-39 19-77 29-116zM37 151c3-9 3-10 7-15 19-25 36-30 46-30 13 0 24 12 24 36 0 23-13 66-19 81-14 26-31 40-46 40-13 0-26-11-26-40 0-6 0-14 7-37 2-12 5-24 7-35z"><text:p/></draw:path><draw:path draw:style-name="gr902" draw:text-style-name="P99" svg:width="0.0386in" svg:height="0.0701in" svg:x="1.2811in" svg:y="0.0575in" svg:viewBox="0 0 99 179" svg:d="M62 8c0-8-2-8-9-8-18 18-42 18-53 18 0 3 0 6 0 9 7 0 24 0 40-7 0 45 0 91 0 137 0 9 0 12-28 12-3 0-7 0-10 0 0 4 0 7 0 10 5 0 38-1 47-1s43 1 50 1c0-3 0-6 0-10-3 0-8 0-11 0-26 0-26-3-26-12 0-50 0-100 0-149z"><text:p/></draw:path><draw:path draw:style-name="gr903" draw:text-style-name="P99" svg:width="0.1008in" svg:height="0.035in" svg:x="1.3886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904" draw:text-style-name="P99" svg:width="0.1181in" svg:height="0.1512in" svg:x="1.5512in" svg:y="0.0016in" svg:viewBox="0 0 301 385" svg:d="M122 344c-23-49-45-99-68-149-2-6-5-6-6-6-2 1-2 0-6 3-12 9-24 18-37 27-5 4-5 5-5 6 0 2 1 5 4 5s9-6 12-9c4-2 9-7 14-10 25 56 50 112 76 167 2 7 4 7 7 7 7 0 8-2 10-8 58-121 118-241 176-362 2-5 2-6 2-7 0-4-3-8-7-8s-6 2-9 8c-54 112-109 224-163 336z"><text:p/></draw:path><draw:path draw:style-name="gr905" draw:text-style-name="P99" svg:width="0.1484in" svg:height="0.0055in" svg:x="1.6669in" svg:y="0.0016in" svg:viewBox="0 0 378 15" svg:d="M0 0c126 0 252 0 378 0 0 6 0 10 0 15-126 0-252 0-378 0 0-5 0-9 0-15z"><text:p/></draw:path><draw:path draw:style-name="gr906" draw:text-style-name="P99" svg:width="0.0693in" svg:height="0.0685in" svg:x="1.6728in" svg:y="0.0382in" svg:viewBox="0 0 177 175" svg:d="M129 25c-7-14-18-25-36-25-45 0-93 57-93 113 0 37 22 62 52 62 7 0 27-1 50-29 2 17 17 29 35 29 14 0 22-9 29-21 7-14 11-37 11-38 0-4-3-4-4-4-5 0-5 1-6 7-6 25-13 48-30 48-9 0-11-10-11-17 0-9 2-13 5-29 4-17 5-21 9-35 4-19 10-37 14-54 2-11 2-12 2-13 0-7-4-11-11-11-9 0-15 9-16 17zM103 125c-1 7-1 8-7 15-17 21-32 27-43 27-20 0-26-22-26-36 0-20 13-67 22-85 11-23 29-37 44-37 26 0 31 32 31 34s-1 4-1 7c-6 25-13 50-20 75z"><text:p/></draw:path><draw:path draw:style-name="gr907" draw:text-style-name="P99" svg:width="0.0469in" svg:height="0.0701in" svg:x="1.7539in" svg:y="0.0575in" svg:viewBox="0 0 120 179" svg:d="M120 130c-3 0-6 0-9 0-1 6-3 22-8 25-2 1-22 1-26 1-17 0-33 0-50 0 29-25 38-32 54-45 20-15 39-33 39-58 0-33-29-53-63-53s-57 23-57 48c0 15 12 16 14 16 7 0 16-5 16-15 0-5-3-14-17-14 9-20 27-25 40-25 27 0 40 21 40 43 0 23-16 42-25 51-22 21-43 43-65 65-3 3-3 3-3 10 37 0 75 0 112 0 2-16 6-33 8-49z"><text:p/></draw:path><draw:path draw:style-name="gr908" draw:text-style-name="P99" svg:width="0.1008in" svg:height="0.1004in" svg:x="1.8579in" svg:y="0.0165in" svg:viewBox="0 0 257 256" svg:d="M136 136c37 0 72 0 108 0 6 0 13 0 13-7 0-8-7-8-13-8-36 0-71 0-108 0 0-36 0-71 0-108 0-5 0-13-7-13-8 0-8 8-8 13 0 37 0 72 0 108-36 0-72 0-108 0-5 0-13 0-13 8 0 7 8 7 13 7 36 0 72 0 108 0 0 36 0 72 0 107 0 6 0 13 8 13 7 0 7-7 7-13 0-35 0-71 0-107z"><text:p/></draw:path><draw:path draw:style-name="gr909" draw:text-style-name="P99" svg:width="0.0673in" svg:height="0.1024in" svg:x="2.0059in" svg:y="0.0028in" svg:viewBox="0 0 172 261" svg:d="M102 197c0 11 0 22 0 33 0 14 0 19-28 19-4 0-6 0-9 0 0 4 0 8 0 12 16-2 36-2 53-2 16 0 36 0 52 2 0-4 0-8 0-12-3 0-5 0-8 0-29 0-30-5-30-19 0-11 0-22 0-33 13 0 26 0 40 0 0-3 0-8 0-11-14 0-27 0-40 0 0-60 0-118 0-176 0-8 0-10-6-10-3 0-4 0-7 4-40 61-79 121-119 182 0 3 0 8 0 11 34 0 68 0 102 0zM106 186c-32 0-63 0-95 0 32-49 63-97 95-144 0 47 0 95 0 144z"><text:p/></draw:path><draw:path draw:style-name="gr910" draw:text-style-name="P99" svg:width="0.0559in" svg:height="0.1063in" svg:x="2.0846in" svg:y="0in" svg:viewBox="0 0 143 271" svg:d="M75 4c-2-1 0-4-6-4-9 0-37 3-47 4-2 0-7 0-7 8 0 4 4 4 9 4 19 0 20 3 20 7 0 2-3 16-6 23-11 42-20 84-31 127-5 18-7 24-7 37 0 37 21 61 49 61 46 0 94-58 94-112 0-35-21-62-52-62-17 0-34 12-45 23 10-39 19-77 29-116zM38 151c3-9 3-10 6-15 19-25 36-30 46-30 14 0 24 12 24 36 0 23-12 66-19 81-13 26-30 40-46 40-13 0-26-11-26-40 0-6 0-14 7-37 3-12 5-24 8-35z"><text:p/></draw:path><draw:path draw:style-name="gr911" draw:text-style-name="P99" svg:width="0.0469in" svg:height="0.0701in" svg:x="2.1496in" svg:y="0.0575in" svg:viewBox="0 0 120 179" svg:d="M120 130c-3 0-7 0-10 0 0 6-3 22-7 25-2 1-23 1-26 1-17 0-34 0-51 0 29-25 39-32 55-45 20-15 39-33 39-58 0-33-29-53-64-53-33 0-56 23-56 48 0 15 12 16 14 16 7 0 15-5 15-15 0-5-3-14-16-14 8-20 27-25 40-25 26 0 40 21 40 43 0 23-16 42-25 51-22 21-43 43-65 65-3 3-3 3-3 10 37 0 74 0 111 0 3-16 6-33 9-49z"><text:p/></draw:path><draw:path draw:style-name="gr912" draw:text-style-name="P99" svg:width="0.0925in" svg:height="0.1169in" svg:x="2.2661in" svg:y="0.0083in" svg:viewBox="0 0 236 298" svg:d="M229 17c4-3 7-4 7-9 0-4-3-8-7-8-2 0-6 2-8 2-71 34-142 67-213 101-7 4-8 6-8 9 0 4 2 7 8 9 71 33 142 66 213 99 6 3 7 3 8 3 4 0 7-4 7-7 0-5-2-7-8-10-67-31-135-63-202-94 67-32 136-64 203-95zM222 298c7 0 14 0 14-8 0-7-8-7-14-7-69 0-138 0-208 0-6 0-14 0-14 7 0 8 7 8 13 8 69 0 140 0 209 0z"><text:p/></draw:path><draw:path draw:style-name="gr913" draw:text-style-name="P99" svg:width="0.0665in" svg:height="0.1024in" svg:x="2.4185in" svg:y="0.0028in" svg:viewBox="0 0 170 261" svg:d="M102 197c0 11 0 22 0 33 0 14-1 19-29 19-3 0-6 0-8 0 0 4 0 8 0 12 15-2 35-2 52-2 15 0 37 0 52 2 0-4 0-8 0-12-2 0-5 0-7 0-29 0-30-5-30-19 0-11 0-22 0-33 13 0 25 0 38 0 0-3 0-8 0-11-13 0-25 0-38 0 0-60 0-118 0-176 0-8 0-10-6-10-4 0-5 0-7 4-40 61-79 121-119 182 0 3 0 8 0 11 34 0 68 0 102 0zM104 186c-31 0-62 0-94 0 32-49 63-97 94-144 0 47 0 95 0 144z"><text:p/></draw:path><draw:path draw:style-name="gr914" draw:text-style-name="P99" svg:width="0.0555in" svg:height="0.1063in" svg:x="2.4976in" svg:y="0in" svg:viewBox="0 0 142 271" svg:d="M75 4c-2-1 0-4-6-4-9 0-37 3-47 4-3 0-8 0-8 8 0 4 5 4 10 4 19 0 19 3 19 7 0 2-3 16-6 23-10 42-21 84-30 127-6 18-7 24-7 37 0 37 21 61 49 61 46 0 93-58 93-112 0-35-20-62-51-62-18 0-34 12-45 23 10-39 19-77 29-116zM37 151c4-9 4-10 7-15 19-25 36-30 46-30 14 0 24 12 24 36 0 23-13 66-19 81-13 26-31 40-46 40-13 0-26-11-26-40 0-6 0-14 7-37 2-12 5-24 7-35z"><text:p/></draw:path><draw:path draw:style-name="gr915" draw:text-style-name="P99" svg:width="0.0469in" svg:height="0.0701in" svg:x="2.5626in" svg:y="0.0575in" svg:viewBox="0 0 120 179" svg:d="M120 130c-3 0-7 0-10 0-1 6-3 22-7 25-2 1-23 1-27 1-17 0-33 0-50 0 29-25 39-32 54-45 21-15 40-33 40-58 0-33-30-53-64-53s-56 23-56 48c0 15 11 16 14 16 7 0 15-5 15-15 0-5-3-14-17-14 9-20 28-25 40-25 27 0 41 21 41 43 0 23-17 42-25 51-22 21-44 43-66 65-2 3-2 3-2 10 37 0 74 0 111 0 3-16 6-33 9-49z"><text:p/></draw:path><draw:path draw:style-name="gr916" draw:text-style-name="P99" svg:width="0.1004in" svg:height="0.1004in" svg:x="2.6665in" svg:y="0.0165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917" draw:text-style-name="P99" svg:width="0.0673in" svg:height="0.1024in" svg:x="2.8142in" svg:y="0.0028in" svg:viewBox="0 0 172 261" svg:d="M103 197c0 11 0 22 0 33 0 14-1 19-29 19-3 0-6 0-8 0 0 4 0 8 0 12 15-2 35-2 52-2 16 0 37 0 52 2 0-4 0-8 0-12-2 0-5 0-7 0-29 0-30-5-30-19 0-11 0-22 0-33 13 0 25 0 39 0 0-3 0-8 0-11-14 0-26 0-39 0 0-60 0-118 0-176 0-8 0-10-7-10-3 0-4 0-7 4-40 61-79 121-119 182 0 3 0 8 0 11 34 0 69 0 103 0zM106 186c-32 0-63 0-95 0 32-49 63-97 95-144 0 47 0 95 0 144z"><text:p/></draw:path></draw:g></text:span><text:span text:style-name="T47">. נקבל את אי־השוויון </text:span><text:span text:style-name="T47"><draw:g text:anchor-type="as-char" svg:y="-0.1047in" draw:z-index="372" draw:style-name="gr1"><svg:title>TexMaths</svg:title><svg:desc>11§inline§1 + 4b_1 \le 4b_2 + 4§svg§600§FALSE§</svg:desc><draw:path draw:style-name="gr876" draw:text-style-name="P98" svg:width="1.1256in" svg:height="0.1118in" svg:x="-0.0004in" svg:y="0.0075in" svg:viewBox="0 0 2860 285" svg:d="M0 0c953 0 1907 0 2860 0 0 95 0 191 0 285-953 0-1907 0-2860 0 0-94 0-190 0-285z"><text:p/></draw:path><draw:path draw:style-name="gr877" draw:text-style-name="P99" svg:width="0.05in" svg:height="0.1004in" svg:x="0.0051in" svg:y="0.0047in" svg:viewBox="0 0 128 256" svg:d="M79 10c0-9 0-10-9-10-24 24-57 24-70 24 0 5 0 8 0 12 8 0 31 0 51-10 0 67 0 134 0 200 0 13-1 19-36 19-4 0-8 0-13 0 0 4 0 7 0 11 15-1 48-1 63-1s49 0 63 1c0-4 0-7 0-11-5 0-8 0-12 0-36 0-37-5-37-19 0-72 0-144 0-216z"><text:p/></draw:path><draw:path draw:style-name="gr878" draw:text-style-name="P99" svg:width="0.1012in" svg:height="0.1008in" svg:x="0.1102in" svg:y="0.0169in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879" draw:text-style-name="P99" svg:width="0.0669in" svg:height="0.102in" svg:x="0.2583in" svg:y="0.0024in" svg:viewBox="0 0 171 260" svg:d="M102 197c0 11 0 22 0 33 0 15 0 19-28 19-4 0-6 0-9 0 0 4 0 8 0 11 16-1 36-1 53-1 15 0 36 0 51 1 0-3 0-7 0-11-2 0-5 0-7 0-29 0-30-4-30-19 0-11 0-22 0-33 13 0 25 0 39 0 0-3 0-7 0-12-14 0-26 0-39 0 0-58 0-117 0-175 0-8 0-10-5-10s-6 0-8 4c-40 61-79 122-119 181 0 5 0 9 0 12 34 0 68 0 102 0zM105 185c-31 0-63 0-94 0 31-47 63-96 94-143 0 47 0 96 0 143z"><text:p/></draw:path><draw:path draw:style-name="gr880" draw:text-style-name="P99" svg:width="0.0555in" svg:height="0.1063in" svg:x="0.337in" svg:y="0in" svg:viewBox="0 0 142 271" svg:d="M75 4c-2-1 0-4-6-4-8 0-37 3-47 4-3 0-8 0-8 8 0 5 5 5 10 5 19 0 19 2 19 6 0 2-3 16-4 23-11 42-21 84-32 126-5 19-7 25-7 38 0 38 21 61 50 61 45 0 92-57 92-112 0-34-20-62-51-62-18 0-34 12-45 23 10-38 19-77 29-116zM39 150c2-8 2-9 5-13 19-26 36-31 46-31 15 0 24 12 24 36 0 22-13 66-19 81-12 26-31 40-45 40s-27-11-27-39c0-8 0-15 7-39 3-12 5-23 9-35z"><text:p/></draw:path><draw:path draw:style-name="gr881" draw:text-style-name="P99" svg:width="0.0386in" svg:height="0.0697in" svg:x="0.4071in" svg:y="0.0575in" svg:viewBox="0 0 99 178" svg:d="M62 8c0-8-1-8-9-8-17 17-42 18-53 18 0 3 0 6 0 10 7 0 24 0 40-8 0 45 0 91 0 138 0 7 0 11-28 11-3 0-6 0-10 0 0 3 0 6 0 9 5 0 39-1 49-1 7 0 41 1 48 1 0-3 0-6 0-9-3 0-8 0-11 0-26 0-26-4-26-11 0-51 0-101 0-150z"><text:p/></draw:path><draw:path draw:style-name="gr882" draw:text-style-name="P99" svg:width="0.0925in" svg:height="0.1165in" svg:x="0.5189in" svg:y="0.0087in" svg:viewBox="0 0 236 297" svg:d="M229 17c3-3 7-4 7-9s-4-8-8-8c-2 0-6 2-7 2-71 34-142 67-213 102-7 3-8 5-8 8 0 4 2 7 8 9 71 33 142 66 213 99 5 3 6 3 7 3 4 0 8-4 8-8 0-3-2-6-8-9-67-31-136-63-203-94 69-32 136-64 204-95zM222 297c7 0 14 0 14-7 0-8-8-8-14-8-69 0-139 0-209 0-5 0-13 0-13 8 0 7 7 7 13 7 70 0 140 0 209 0z"><text:p/></draw:path><draw:path draw:style-name="gr883" draw:text-style-name="P99" svg:width="0.0673in" svg:height="0.102in" svg:x="0.6705in" svg:y="0.0024in" svg:viewBox="0 0 172 260" svg:d="M103 197c0 11 0 22 0 33 0 15-1 19-29 19-4 0-6 0-9 0 0 4 0 8 0 11 16-1 36-1 53-1 16 0 36 0 53 1 0-3 0-7 0-11-4 0-6 0-9 0-29 0-29-4-29-19 0-11 0-22 0-33 13 0 25 0 39 0 0-3 0-7 0-12-14 0-26 0-39 0 0-58 0-117 0-175 0-8 0-10-6-10-4 0-5 0-8 4-40 61-79 122-119 181 0 5 0 9 0 12 34 0 69 0 103 0zM106 185c-32 0-63 0-95 0 32-47 63-96 95-143 0 47 0 96 0 143z"><text:p/></draw:path><draw:path draw:style-name="gr884" draw:text-style-name="P99" svg:width="0.0559in" svg:height="0.1063in" svg:x="0.7492in" svg:y="0in" svg:viewBox="0 0 143 271" svg:d="M75 4c-2-1 0-4-6-4-8 0-36 3-47 4-2 0-7 0-7 8 0 5 4 5 9 5 19 0 20 2 20 6 0 2-3 16-5 23-11 42-21 84-32 126-5 19-7 25-7 38 0 38 21 61 50 61 45 0 93-57 93-112 0-34-21-62-52-62-17 0-34 12-45 23 10-38 19-77 29-116zM39 150c2-8 2-9 5-13 19-26 36-31 46-31 15 0 24 12 24 36 0 22-12 66-19 81-12 26-30 40-45 40-14 0-27-11-27-39 0-8 0-15 7-39 3-12 5-23 9-35z"><text:p/></draw:path><draw:path draw:style-name="gr885" draw:text-style-name="P99" svg:width="0.0469in" svg:height="0.0697in" svg:x="0.8142in" svg:y="0.0575in" svg:viewBox="0 0 120 178" svg:d="M120 130c-3 0-7 0-10 0 0 7-3 22-7 25-2 1-23 1-26 1-16 0-34 0-51 0 29-25 39-33 55-45 20-16 39-33 39-58 0-33-29-53-64-53-33 0-56 23-56 48 0 14 12 16 14 16 7 0 15-5 15-14 0-6-3-15-16-15 8-20 27-25 40-25 26 0 41 21 41 43 0 23-17 42-26 52-22 21-43 42-65 62-3 4-3 4-3 11 37 0 74 0 111 0 3-15 6-31 9-48z"><text:p/></draw:path><draw:path draw:style-name="gr886" draw:text-style-name="P99" svg:width="0.1012in" svg:height="0.1008in" svg:x="0.9181in" svg:y="0.0169in" svg:viewBox="0 0 258 257" svg:d="M136 137c37 0 72 0 108 0 6 0 14 0 14-8s-8-8-14-8c-36 0-71 0-108 0 0-36 0-71 0-108 0-5 0-13-7-13-8 0-8 8-8 13 0 37 0 72 0 108-36 0-71 0-108 0-5 0-13 0-13 8s8 8 13 8c37 0 72 0 108 0 0 35 0 71 0 106 0 6 0 14 8 14 7 0 7-8 7-14 0-35 0-71 0-106z"><text:p/></draw:path><draw:path draw:style-name="gr887" draw:text-style-name="P99" svg:width="0.0673in" svg:height="0.102in" svg:x="1.0657in" svg:y="0.0024in" svg:viewBox="0 0 172 260" svg:d="M103 197c0 11 0 22 0 33 0 15-1 19-29 19-2 0-6 0-8 0 0 4 0 8 0 11 15-1 35-1 52-1 16 0 37 0 53 1 0-3 0-7 0-11-3 0-6 0-8 0-29 0-30-4-30-19 0-11 0-22 0-33 13 0 25 0 39 0 0-3 0-7 0-12-14 0-26 0-39 0 0-58 0-117 0-175 0-8 0-10-6-10-4 0-5 0-8 4-40 61-79 122-119 181 0 5 0 9 0 12 34 0 69 0 103 0zM106 185c-32 0-63 0-95 0 32-47 63-96 95-143 0 47 0 96 0 143z"><text:p/></draw:path></draw:g></text:span><text:span text:style-name="T47">. נעביר אגפים ונקבל </text:span><text:span text:style-name="T47"><draw:g text:anchor-type="as-char" svg:y="-0.1291in" draw:z-index="373" draw:style-name="gr1"><svg:title>TexMaths</svg:title><svg:desc>11§inline§-\tfrac{3}{4} \le b_2 - b_1§svg§600§FALSE§</svg:desc><draw:path draw:style-name="gr865" draw:text-style-name="P98" svg:width="0.8374in" svg:height="0.1665in" svg:x="-0.0004in" svg:y="0.0075in" svg:viewBox="0 0 2128 424" svg:d="M1065 424c-355 0-710 0-1065 0 0-141 0-283 0-424 710 0 1418 0 2128 0 0 141 0 283 0 424-354 0-709 0-1063 0z"><text:p/></draw:path><draw:path draw:style-name="gr866" draw:text-style-name="P99" svg:width="0.0929in" svg:height="0.0055in" svg:x="0.0043in" svg:y="0.089in" svg:viewBox="0 0 237 15" svg:d="M223 15c7 0 14 0 14-7 0-8-7-8-14-8-69 0-139 0-209 0-6 0-14 0-14 8 0 7 8 7 14 7 70 0 140 0 209 0z"><text:p/></draw:path><draw:path draw:style-name="gr867" draw:text-style-name="P99" svg:width="0.0484in" svg:height="0.0724in" svg:x="0.1343in" svg:y="-0.0004in" svg:viewBox="0 0 124 185" svg:d="M59 89c21 0 37 14 37 44 0 33-20 43-35 43-11 0-36-3-47-19 12-1 16-9 16-15 0-9-7-14-15-14-7 0-15 4-15 15 0 25 28 42 61 42 37 0 63-25 63-52 0-22-17-43-47-48 29-11 39-31 39-48 0-20-25-37-54-37-31 0-54 14-54 36 0 9 6 15 14 15 9 0 14-7 14-14 0-8-5-14-14-14 10-12 29-15 39-15 12 0 28 6 28 29 0 11-3 25-10 32-9 11-16 11-31 12-6 0-6 0-8 2-1 1-3 0-3 3s3 3 7 3c6 0 10 0 15 0z"><text:p/></draw:path><draw:path draw:style-name="gr868" draw:text-style-name="P99" svg:width="0.0602in" svg:height="0.0055in" svg:x="0.1287in" svg:y="0.089in" svg:viewBox="0 0 154 15" svg:d="M77 15c-25 0-52 0-77 0 0-5 0-9 0-15 52 0 102 0 154 0 0 6 0 10 0 15-25 0-52 0-77 0z"><text:p/></draw:path><draw:path draw:style-name="gr869" draw:text-style-name="P99" svg:width="0.052in" svg:height="0.0713in" svg:x="0.1327in" svg:y="0.1106in" svg:viewBox="0 0 133 182" svg:d="M133 138c0-4 0-7 0-10-10 0-21 0-31 0 0-41 0-81 0-121 0-6 0-7-5-7-3 0-5 0-7 3-29 42-60 83-90 125 0 3 0 6 0 10 26 0 53 0 79 0 0 6 0 14 0 22s0 12-21 12c-2 0-5 0-7 0 0 3 0 6 0 10 13-1 30-1 40-1s28 0 41 1c0-4 0-7 0-10-2 0-5 0-8 0-22 0-22-4-22-12s0-16 0-22c10 0 21 0 31 0zM81 29c0 33 0 66 0 99-24 0-47 0-71 0 24-33 47-66 71-99z"><text:p/></draw:path><draw:path draw:style-name="gr870" draw:text-style-name="P99" svg:width="0.0929in" svg:height="0.1165in" svg:x="0.2622in" svg:y="0.0335in" svg:viewBox="0 0 237 297" svg:d="M229 17c4-3 8-5 8-9 0-5-4-8-8-8-2 0-6 2-7 2-71 34-143 67-214 101-6 4-8 6-8 9 0 4 3 6 8 8 71 33 143 67 214 101 5 2 6 2 7 2 4 0 8-3 8-7s-2-6-8-9c-67-32-135-64-203-95 68-32 136-64 203-95zM223 297c7 0 14 0 14-7 0-8-8-8-15-8-69 0-138 0-208 0-5 0-14 0-14 8 0 7 8 7 14 7 70 0 140 0 209 0z"><text:p/></draw:path><draw:path draw:style-name="gr871" draw:text-style-name="P99" svg:width="0.0555in" svg:height="0.1063in" svg:x="0.4177in" svg:y="0.0252in" svg:viewBox="0 0 142 271" svg:d="M74 4c0-1 0-4-6-4-9 0-36 3-46 3-3 1-8 1-8 8 0 6 4 6 9 6 19 0 20 2 20 6 0 2-3 16-6 23-11 42-20 84-31 126-5 20-6 26-6 39 0 36 20 60 48 60 47 0 94-56 94-112 0-36-21-62-52-62-17 0-33 11-45 23 10-39 19-77 29-116zM37 150c3-9 3-9 6-13 19-26 36-31 46-31 14 0 25 11 25 36 0 22-13 67-19 81-14 26-31 39-47 39-13 0-25-10-25-37 0-8 0-16 6-40 3-12 5-24 8-35z"><text:p/></draw:path><draw:path draw:style-name="gr872" draw:text-style-name="P99" svg:width="0.0469in" svg:height="0.0701in" svg:x="0.4819in" svg:y="0.0823in" svg:viewBox="0 0 120 179" svg:d="M120 130c-3 0-6 0-9 0-1 5-4 22-8 24-2 2-23 2-26 2-16 0-33 0-49 0 27-25 37-33 53-46 20-15 39-32 39-57 0-33-29-53-64-53-33 0-56 23-56 48 0 14 12 15 14 15 7 0 15-5 15-15 0-4-1-14-16-14 9-19 27-24 40-24 26 0 41 21 41 43 0 23-17 42-26 52-22 20-43 41-65 63-3 3-3 4-3 11 37 0 75 0 112 0 2-16 6-33 8-49z"><text:p/></draw:path><draw:path draw:style-name="gr873" draw:text-style-name="P99" svg:width="0.0921in" svg:height="0.0055in" svg:x="0.5902in" svg:y="0.089in" svg:viewBox="0 0 235 15" svg:d="M222 15c7 0 13 0 13-7 0-8-6-8-13-8-69 0-139 0-209 0-6 0-13 0-13 8 0 7 7 7 13 7 70 0 140 0 209 0z"><text:p/></draw:path><draw:path draw:style-name="gr874" draw:text-style-name="P99" svg:width="0.0559in" svg:height="0.1063in" svg:x="0.7366in" svg:y="0.0252in" svg:viewBox="0 0 143 271" svg:d="M75 4c0-1 0-4-6-4-8 0-37 3-47 3-3 1-7 1-7 8 0 6 4 6 9 6 19 0 20 2 20 6 0 2-4 16-5 23-11 42-21 84-32 126-5 20-7 26-7 39 0 36 21 60 50 60 45 0 93-56 93-112 0-36-21-62-52-62-17 0-34 11-45 23 10-39 19-77 29-116zM39 150c2-9 2-9 5-13 19-26 36-31 46-31 15 0 24 11 24 36 0 22-12 67-19 81-12 26-30 39-45 39-14 0-27-10-27-37 0-8 0-16 7-40 3-12 5-24 9-35z"><text:p/></draw:path><draw:path draw:style-name="gr875" draw:text-style-name="P99" svg:width="0.0386in" svg:height="0.0701in" svg:x="0.8063in" svg:y="0.0823in" svg:viewBox="0 0 99 179" svg:d="M62 8c0-8-1-8-9-8-17 17-42 17-53 17 0 3 0 6 0 9 7 0 24 0 40-7 0 46 0 91 0 137 0 10 0 14-28 14-3 0-6 0-10 0 0 3 0 6 0 9 5-1 39-1 49-1 7 0 41 0 48 1 0-3 0-6 0-9-3 0-8 0-11 0-26 0-26-4-26-14 0-49 0-99 0-148z"><text:p/></draw:path></draw:g></text:span><text:span text:style-name="T47">, בסתירה לכך שחיבור/חיסור של שני טבעיים (ובפרט </text:span><text:span text:style-name="T47"><draw:g text:anchor-type="as-char" svg:y="-0.1047in" draw:z-index="374" draw:style-name="gr1"><svg:title>TexMaths</svg:title><svg:desc>11§inline§b_1, b_2§svg§600§FALSE§</svg:desc><draw:path draw:style-name="gr859" draw:text-style-name="P98" svg:width="0.3039in" svg:height="0.1185in" svg:x="0in" svg:y="0.0075in" svg:viewBox="0 0 773 302" svg:d="M387 302c-129 0-258 0-387 0 0-100 0-202 0-302 258 0 515 0 773 0 0 100 0 202 0 302-129 0-258 0-386 0z"><text:p/></draw:path><draw:path draw:style-name="gr860" draw:text-style-name="P99" svg:width="0.0555in" svg:height="0.1063in" svg:x="-0.0004in" svg:y="-0.0004in" svg:viewBox="0 0 142 271" svg:d="M74 4c-1-1 0-4-5-4-10 0-37 3-47 4-3 0-8 0-8 8 0 5 4 5 9 5 19 0 20 2 20 6 0 2-3 16-6 24-11 42-20 84-31 126-5 18-6 24-6 38 0 36 20 60 48 60 47 0 94-57 94-112 0-34-21-62-52-62-17 0-33 12-45 23 10-38 19-77 29-116zM37 150c3-8 3-9 6-13 20-26 36-31 46-31 14 0 25 12 25 36 0 23-13 66-19 81-14 26-31 39-47 39-13 0-25-9-25-38 0-8 0-14 6-38 3-12 5-24 8-36z"><text:p/></draw:path><draw:path draw:style-name="gr861" draw:text-style-name="P99" svg:width="0.0382in" svg:height="0.0705in" svg:x="0.0693in" svg:y="0.0571in" svg:viewBox="0 0 98 180" svg:d="M61 8c0-8 0-8-8-8-18 17-42 18-53 18 0 3 0 5 0 8 6 0 24 0 39-6 0 45 0 91 0 138 0 9 0 12-27 12-3 0-8 0-11 0 0 3 0 6 0 10 6 0 39-1 49-1 8 0 42 1 48 1 0-4 0-7 0-10-3 0-7 0-10 0-27 0-27-3-27-12 0-51 0-101 0-150z"><text:p/></draw:path><draw:path draw:style-name="gr862" draw:text-style-name="P99" svg:width="0.0173in" svg:height="0.0453in" svg:x="0.1386in" svg:y="0.089in" svg:viewBox="0 0 45 116" svg:d="M45 41c0-26-9-41-24-41-13 0-21 10-21 21 0 10 8 20 21 20 4 0 10-1 13-5 1-1 1-1 2-1 0 2 1 0 1 6 0 28-14 52-26 64-4 4-4 5-4 6 0 3 2 5 4 5 3 0 34-30 34-75z"><text:p/></draw:path><draw:path draw:style-name="gr863" draw:text-style-name="P99" svg:width="0.0555in" svg:height="0.1063in" svg:x="0.2004in" svg:y="-0.0004in" svg:viewBox="0 0 142 271" svg:d="M74 4c-2-1 0-4-6-4-9 0-36 3-46 4-3 0-8 0-8 8 0 5 4 5 9 5 19 0 20 2 20 6 0 2-3 16-6 24-11 42-20 84-31 126-5 18-6 24-6 38 0 36 20 60 48 60 47 0 94-57 94-112 0-34-21-62-52-62-17 0-33 12-45 23 10-38 19-77 29-116zM37 150c3-8 3-9 6-13 19-26 36-31 46-31 14 0 25 12 25 36 0 23-13 66-19 81-14 26-31 39-47 39-13 0-25-9-25-38 0-8 0-14 6-38 3-12 5-24 8-36z"><text:p/></draw:path><draw:path draw:style-name="gr864" draw:text-style-name="P99" svg:width="0.0469in" svg:height="0.0705in" svg:x="0.265in" svg:y="0.0571in" svg:viewBox="0 0 120 180" svg:d="M120 130c-3 0-7 0-10 0 0 7-3 22-7 24-2 3-23 3-26 3-16 0-33 0-49 0 27-26 37-33 53-46 20-16 39-33 39-58 0-33-29-53-64-53-33 0-56 23-56 49 0 13 12 15 14 15 7 0 15-6 15-14 0-6-1-15-16-15 8-20 27-25 40-25 26 0 41 21 41 43 0 23-17 42-26 52-22 21-43 42-65 64-3 2-3 3-3 11 37 0 74 0 111 0 3-17 6-33 9-50z"><text:p/></draw:path></draw:g></text:span><text:span text:style-name="T47">) הוא שלם. סה"כ </text:span><text:span text:style-name="T47"><draw:g text:anchor-type="as-char" svg:y="-0.0661in" draw:z-index="375" draw:style-name="gr1"><svg:title>TexMaths</svg:title><svg:desc>11§inline§a_1 = a_2§svg§600§FALSE§</svg:desc><draw:path draw:style-name="gr853" draw:text-style-name="P98" svg:width="0.4697in" svg:height="0.074in" svg:x="0.0016in" svg:y="0.0071in" svg:viewBox="0 0 1194 189" svg:d="M598 189c-200 0-399 0-598 0 0-63 0-126 0-189 398 0 796 0 1194 0 0 63 0 126 0 189-199 0-398 0-596 0z"><text:p/></draw:path><draw:path draw:style-name="gr854" draw:text-style-name="P99" svg:width="0.0693in" svg:height="0.0681in" svg:x="-0.0004in" svg:y="0in" svg:viewBox="0 0 177 174" svg:d="M129 25c-7-14-18-25-35-25-46 0-94 57-94 114 0 35 22 60 52 60 7 0 27-1 50-28 3 15 17 28 36 28 13 0 22-9 28-21 7-14 11-36 11-37 0-4-3-4-4-4-5 0-5 2-6 7-6 24-13 46-29 46-10 0-11-10-11-17 0-9 1-11 4-28 4-15 5-20 9-34 4-19 10-36 14-54 2-11 2-12 2-13 0-7-4-11-11-11-9 0-15 9-16 17zM103 125c-1 6-1 6-7 13-17 22-32 27-43 27-20 0-25-21-25-36 0-18 12-65 22-83 11-23 28-37 44-37 25 0 30 32 30 34s-1 4-1 7c-6 24-13 49-20 75z"><text:p/></draw:path><draw:path draw:style-name="gr855" draw:text-style-name="P99" svg:width="0.0382in" svg:height="0.0701in" svg:x="0.0858in" svg:y="0.0189in" svg:viewBox="0 0 98 179" svg:d="M61 8c0-8 0-8-8-8-18 17-42 18-53 18 0 3 0 5 0 8 7 0 24 0 39-7 0 46 0 92 0 138 0 8 0 12-27 12-3 0-8 0-11 0 0 3 0 6 0 10 6 0 39-1 49-1 8 0 42 1 48 1 0-4 0-7 0-10-3 0-7 0-10 0-27 0-27-4-27-12 0-50 0-100 0-149z"><text:p/></draw:path><draw:path draw:style-name="gr856" draw:text-style-name="P99" svg:width="0.1004in" svg:height="0.035in" svg:x="0.1933in" svg:y="0.01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57" draw:text-style-name="P99" svg:width="0.0693in" svg:height="0.0681in" svg:x="0.3512in" svg:y="0in" svg:viewBox="0 0 177 174" svg:d="M129 25c-7-14-19-25-35-25-46 0-94 57-94 114 0 35 21 60 52 60 7 0 26-1 49-28 4 15 17 28 35 28 15 0 24-9 29-21 7-14 12-36 12-37 0-4-3-4-4-4-5 0-5 2-6 7-6 24-14 46-29 46-10 0-13-10-13-17 0-9 2-11 6-28 4-15 5-20 9-34 4-19 9-36 13-54 3-11 3-12 3-13 0-7-4-11-11-11-10 0-15 9-16 17zM103 125c-2 6-2 6-7 13-17 22-33 27-44 27-19 0-24-21-24-36 0-18 12-65 20-83 13-23 30-37 46-37 25 0 30 32 30 34s-1 4-1 7c-6 24-13 49-20 75z"><text:p/></draw:path><draw:path draw:style-name="gr858" draw:text-style-name="P99" svg:width="0.0469in" svg:height="0.0701in" svg:x="0.4319in" svg:y="0.0189in" svg:viewBox="0 0 120 179" svg:d="M120 129c-3 0-7 0-10 0 0 7-3 22-7 24-2 2-23 2-26 2-16 0-34 0-51 0 29-25 39-32 55-44 20-16 39-33 39-58 0-33-29-53-64-53-33 0-56 23-56 49 0 13 12 14 14 14 7 0 15-5 15-14 0-5-3-15-16-15 8-19 27-24 40-24 26 0 41 21 41 43 0 23-17 42-26 52-22 21-43 42-65 63-3 2-3 3-3 11 37 0 74 0 111 0 3-17 6-33 9-50z"><text:p/></draw:path></draw:g></text:span><text:span text:style-name="T47">, ולכן </text:span><text:span text:style-name="T47"><draw:g text:anchor-type="as-char" svg:y="-0.1071in" draw:z-index="376" draw:style-name="gr1"><svg:title>TexMaths</svg:title><svg:desc>11§inline§\sqrt{a_1} + 4b_1 = \sqrt{a_1} + 4b_2§svg§600§FALSE§</svg:desc><draw:path draw:style-name="gr835" draw:text-style-name="P98" svg:width="1.5138in" svg:height="0.137in" svg:x="-0.0004in" svg:y="0.0075in" svg:viewBox="0 0 3846 349" svg:d="M0 0c1282 0 2564 0 3846 0 0 117 0 232 0 349-1282 0-2564 0-3846 0 0-117 0-232 0-349z"><text:p/></draw:path><draw:path draw:style-name="gr836" draw:text-style-name="P99" svg:width="0.1181in" svg:height="0.1512in" svg:x="0.0031in" svg:y="0.0016in" svg:viewBox="0 0 301 385" svg:d="M122 344c-23-49-45-99-68-149-3-6-5-6-6-6s-3 0-6 3c-12 9-26 18-38 27-4 4-4 5-4 6 0 2 1 5 3 5s9-6 13-9c3-2 8-7 13-10 25 56 51 112 77 167 2 7 4 7 7 7 6 0 7-2 10-8 58-121 117-241 175-362 3-5 3-6 3-7 0-4-3-8-7-8s-7 2-9 8c-54 112-109 224-163 336z"><text:p/></draw:path><draw:path draw:style-name="gr837" draw:text-style-name="P99" svg:width="0.148in" svg:height="0.0055in" svg:x="0.1189in" svg:y="0.0016in" svg:viewBox="0 0 377 15" svg:d="M0 0c125 0 252 0 377 0 0 6 0 10 0 15-125 0-252 0-377 0 0-5 0-9 0-15z"><text:p/></draw:path><draw:path draw:style-name="gr838" draw:text-style-name="P99" svg:width="0.0693in" svg:height="0.0685in" svg:x="0.1248in" svg:y="0.0382in" svg:viewBox="0 0 177 175" svg:d="M129 25c-8-14-19-25-37-25-45 0-92 57-92 113 0 37 21 62 52 62 7 0 26-1 49-29 3 17 17 29 35 29 14 0 23-9 29-21 7-14 12-37 12-38 0-4-3-4-4-4-5 0-5 1-6 7-6 25-14 48-30 48-11 0-12-10-12-17 0-9 1-13 6-29 4-17 4-21 9-35 4-19 8-37 13-54 3-11 3-12 3-13 0-7-4-11-11-11-10 0-15 9-16 17zM103 125c-2 7-2 8-7 15-18 21-33 27-44 27-19 0-25-22-25-36 0-20 13-67 21-85 12-23 30-37 45-37 26 0 31 32 31 34s-1 4-1 6c-6 26-13 51-20 76z"><text:p/></draw:path><draw:path draw:style-name="gr839" draw:text-style-name="P99" svg:width="0.0386in" svg:height="0.0701in" svg:x="0.2106in" svg:y="0.0575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840" draw:text-style-name="P99" svg:width="0.1004in" svg:height="0.1004in" svg:x="0.3098in" svg:y="0.0165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841" draw:text-style-name="P99" svg:width="0.0673in" svg:height="0.1024in" svg:x="0.4575in" svg:y="0.0028in" svg:viewBox="0 0 172 261" svg:d="M103 197c0 11 0 22 0 33 0 14-1 19-29 19-3 0-6 0-8 0 0 4 0 8 0 12 15-2 35-2 52-2 16 0 36 0 52 2 0-4 0-8 0-12-3 0-5 0-8 0-28 0-29-5-29-19 0-11 0-22 0-33 13 0 25 0 39 0 0-3 0-8 0-11-14 0-26 0-39 0 0-60 0-118 0-176 0-8 0-10-7-10-3 0-4 0-7 4-40 61-79 121-119 182 0 3 0 8 0 11 34 0 69 0 103 0zM106 186c-32 0-63 0-95 0 32-49 63-97 95-144 0 47 0 95 0 144z"><text:p/></draw:path><draw:path draw:style-name="gr842" draw:text-style-name="P99" svg:width="0.0555in" svg:height="0.1063in" svg:x="0.5366in" svg:y="0in" svg:viewBox="0 0 142 271" svg:d="M74 4c-1-1 0-4-5-4-10 0-37 3-47 4-3 0-8 0-8 8 0 4 4 4 9 4 19 0 20 3 20 7 0 2-3 16-6 23-11 42-21 84-32 127-4 18-5 24-5 37 0 37 20 61 48 61 47 0 94-58 94-112 0-35-21-62-52-62-17 0-33 12-45 23 10-39 19-77 29-116zM37 151c3-9 3-10 6-15 20-25 36-30 46-30 14 0 25 12 25 36 0 23-13 66-19 81-14 26-31 40-47 40-13 0-25-11-25-40 0-6 0-14 6-37 3-12 5-24 8-35z"><text:p/></draw:path><draw:path draw:style-name="gr843" draw:text-style-name="P99" svg:width="0.0382in" svg:height="0.0701in" svg:x="0.6063in" svg:y="0.0575in" svg:viewBox="0 0 98 179" svg:d="M60 8c0-8 0-8-7-8-18 18-42 18-53 18 0 3 0 6 0 9 7 0 24 0 38-7 0 45 0 91 0 137 0 9 0 12-26 12-3 0-8 0-11 0 0 4 0 7 0 10 6 0 39-1 48-1s43 1 49 1c0-3 0-6 0-10-3 0-7 0-10 0-28 0-28-3-28-12 0-50 0-100 0-149z"><text:p/></draw:path><draw:path draw:style-name="gr844" draw:text-style-name="P99" svg:width="0.1004in" svg:height="0.035in" svg:x="0.7138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45" draw:text-style-name="P99" svg:width="0.1181in" svg:height="0.1512in" svg:x="0.8764in" svg:y="0.0016in" svg:viewBox="0 0 301 385" svg:d="M122 344c-23-49-45-99-68-149-3-6-5-6-7-6-2 1-2 0-5 3-12 9-26 18-38 27-4 4-4 5-4 6 0 2 1 5 3 5s9-6 13-9c3-2 8-7 13-10 25 56 50 112 75 167 4 7 6 7 9 7 6 0 7-2 10-8 58-121 117-241 175-362 3-5 3-6 3-7 0-4-3-8-7-8s-7 2-10 8c-54 112-108 224-162 336z"><text:p/></draw:path><draw:path draw:style-name="gr846" draw:text-style-name="P99" svg:width="0.148in" svg:height="0.0055in" svg:x="0.9921in" svg:y="0.0016in" svg:viewBox="0 0 377 15" svg:d="M0 0c125 0 252 0 377 0 0 6 0 10 0 15-125 0-252 0-377 0 0-5 0-9 0-15z"><text:p/></draw:path><draw:path draw:style-name="gr847" draw:text-style-name="P99" svg:width="0.0693in" svg:height="0.0685in" svg:x="0.9984in" svg:y="0.0382in" svg:viewBox="0 0 177 175" svg:d="M129 25c-8-14-19-25-37-25-45 0-92 57-92 113 0 37 21 62 51 62 7 0 27-1 50-29 3 17 17 29 35 29 14 0 22-9 29-21 7-14 12-37 12-38 0-4-4-4-5-4-4 0-4 1-5 7-6 25-14 48-30 48-11 0-12-10-12-17 0-9 1-13 6-29 4-17 4-21 9-35 4-19 8-37 13-54 3-11 3-12 3-13 0-7-5-11-12-11-9 0-14 9-15 17zM103 125c-2 7-2 8-7 15-18 21-33 27-44 27-19 0-25-22-25-36 0-20 13-67 21-85 12-23 30-37 45-37 26 0 31 32 31 34s-1 4-2 6c-7 26-12 51-19 76z"><text:p/></draw:path><draw:path draw:style-name="gr848" draw:text-style-name="P99" svg:width="0.0386in" svg:height="0.0701in" svg:x="1.0839in" svg:y="0.0575in" svg:viewBox="0 0 99 179" svg:d="M62 8c0-8-2-8-9-8-17 18-42 18-53 18 0 3 0 6 0 9 7 0 24 0 40-7 0 45 0 91 0 137 0 9 0 12-28 12-3 0-7 0-10 0 0 4 0 7 0 10 5 0 39-1 49-1 7 0 41 1 48 1 0-3 0-6 0-10-3 0-8 0-11 0-26 0-26-3-26-12 0-50 0-100 0-149z"><text:p/></draw:path><draw:path draw:style-name="gr849" draw:text-style-name="P99" svg:width="0.1004in" svg:height="0.1004in" svg:x="1.1831in" svg:y="0.0165in" svg:viewBox="0 0 256 256" svg:d="M136 136c37 0 72 0 108 0 6 0 12 0 12-7 0-8-6-8-12-8-36 0-71 0-108 0 0-36 0-71 0-108 0-5 0-13-7-13-8 0-8 8-8 13 0 37 0 72 0 108-36 0-73 0-109 0-5 0-12 0-12 8 0 7 7 7 12 7 36 0 73 0 109 0 0 36 0 72 0 107 0 6 0 13 8 13 7 0 7-7 7-13 0-35 0-71 0-107z"><text:p/></draw:path><draw:path draw:style-name="gr850" draw:text-style-name="P99" svg:width="0.0673in" svg:height="0.1024in" svg:x="1.3307in" svg:y="0.0028in" svg:viewBox="0 0 172 261" svg:d="M103 197c0 11 0 22 0 33 0 14-1 19-29 19-3 0-6 0-8 0 0 4 0 8 0 12 15-2 35-2 52-2 16 0 36 0 52 2 0-4 0-8 0-12-3 0-5 0-8 0-29 0-29-5-29-19 0-11 0-22 0-33 13 0 25 0 39 0 0-3 0-8 0-11-14 0-26 0-39 0 0-60 0-118 0-176 0-8 0-10-7-10-3 0-4 0-7 4-40 61-79 121-119 182 0 3 0 8 0 11 34 0 69 0 103 0zM106 186c-32 0-63 0-95 0 32-49 63-97 95-144 0 47 0 95 0 144z"><text:p/></draw:path><draw:path draw:style-name="gr851" draw:text-style-name="P99" svg:width="0.0555in" svg:height="0.1063in" svg:x="1.4102in" svg:y="0in" svg:viewBox="0 0 142 271" svg:d="M74 4c-3-1 0-4-6-4-9 0-36 3-46 4-3 0-8 0-8 8 0 4 4 4 9 4 19 0 20 3 20 7 0 2-3 16-6 23-11 42-21 84-32 127-4 18-5 24-5 37 0 37 20 61 48 61 47 0 94-58 94-112 0-35-21-62-52-62-17 0-33 12-45 23 10-39 19-77 29-116zM37 151c3-9 3-10 6-15 19-25 36-30 46-30 14 0 25 12 25 36 0 23-13 66-19 81-14 26-31 40-47 40-13 0-25-11-25-40 0-6 0-14 6-37 3-12 5-24 8-35z"><text:p/></draw:path><draw:path draw:style-name="gr852" draw:text-style-name="P99" svg:width="0.0469in" svg:height="0.0701in" svg:x="1.4744in" svg:y="0.0575in" svg:viewBox="0 0 120 179" svg:d="M120 130c-3 0-6 0-9 0-1 6-4 22-8 25-2 1-23 1-26 1-17 0-33 0-50 0 28-25 38-32 54-45 20-15 39-33 39-58 0-33-29-53-64-53-33 0-56 23-56 48 0 15 12 16 14 16 7 0 15-5 15-14 0-6-2-15-16-15 8-20 27-25 40-25 26 0 40 21 40 43 0 23-16 42-25 51-22 21-43 43-65 65-3 3-3 3-3 10 37 0 75 0 112 0 2-16 6-33 8-49z"><text:p/></draw:path></draw:g></text:span><text:span text:style-name="T47">. נחסיר אגפים ונחלק ב־</text:span><text:span text:style-name="T47"><draw:g text:anchor-type="as-char" svg:y="-0.102in" draw:z-index="377" draw:style-name="gr1"><svg:title>TexMaths</svg:title><svg:desc>11§inline§4§svg§600§FALSE§</svg:desc><draw:path draw:style-name="gr833" draw:text-style-name="P98" svg:width="0.0547in" svg:height="0.0858in" svg:x="0.0031in" svg:y="0.0075in" svg:viewBox="0 0 140 219" svg:d="M0 0c47 0 93 0 140 0 0 73 0 146 0 219-47 0-93 0-140 0 0-73 0-146 0-219z"><text:p/></draw:path><draw:path draw:style-name="gr834" draw:text-style-name="P99" svg:width="0.0657in" svg:height="0.1016in" svg:x="-0.0004in" svg:y="0in" svg:viewBox="0 0 168 259" svg:d="M100 195c0 12 0 23 0 34 0 13-1 18-28 18-3 0-5 0-8 0 0 4 0 8 0 12 16-1 35-1 51-1s37 0 52 1c0-4 0-8 0-12-2 0-5 0-8 0-28 0-29-5-29-18 0-11 0-22 0-34 13 0 25 0 38 0 0-3 0-7 0-12-13 0-25 0-38 0 0-57 0-115 0-173 0-8 0-10-7-10-3 0-4 0-7 4-38 60-78 120-116 179 0 5 0 9 0 12 34 0 68 0 100 0zM103 183c-31 0-62 0-92 0 30-47 61-94 92-141 0 47 0 94 0 141z"><text:p/></draw:path></draw:g></text:span><text:span text:style-name="T47">, סה"כ גם </text:span><text:span text:style-name="T47"><draw:g text:anchor-type="as-char" svg:y="-0.1047in" draw:z-index="378" draw:style-name="gr1"><svg:title>TexMaths</svg:title><svg:desc>11§inline§b_1 = b_2§svg§600§FALSE§</svg:desc><draw:path draw:style-name="gr827" draw:text-style-name="P98" svg:width="0.4394in" svg:height="0.1118in" svg:x="0in" svg:y="0.0075in" svg:viewBox="0 0 1117 285" svg:d="M559 285c-187 0-373 0-559 0 0-94 0-190 0-285 372 0 745 0 1117 0 0 95 0 191 0 285-186 0-372 0-558 0z"><text:p/></draw:path><draw:path draw:style-name="gr828" draw:text-style-name="P99" svg:width="0.0555in" svg:height="0.1063in" svg:x="-0.0004in" svg:y="-0.0004in" svg:viewBox="0 0 142 271" svg:d="M74 4c-1-1 0-4-5-4-8 0-37 3-47 4-3 0-8 0-8 8 0 5 4 5 10 5 18 0 19 2 19 6 0 2-3 16-6 24-11 42-20 84-31 126-5 18-6 24-6 37 0 37 20 61 48 61 47 0 94-57 94-112 0-34-21-62-52-62-17 0-33 12-45 23 10-38 19-77 29-116zM37 150c3-8 3-9 6-13 20-26 36-31 47-31 13 0 24 12 24 36 0 23-13 66-19 81-14 26-31 39-47 39-13 0-25-10-25-38 0-8 0-15 6-39 3-11 5-23 8-35z"><text:p/></draw:path><draw:path draw:style-name="gr829" draw:text-style-name="P99" svg:width="0.0382in" svg:height="0.0697in" svg:x="0.0693in" svg:y="0.0571in" svg:viewBox="0 0 98 178" svg:d="M61 8c0-8 0-8-8-8-18 17-42 18-53 18 0 3 0 6 0 10 7 0 24 0 39-8 0 45 0 91 0 138 0 8 0 12-27 12-3 0-8 0-11 0 0 3 0 6 0 8 6 0 39-1 49-1 8 0 42 1 48 1 0-2 0-5 0-8-3 0-7 0-10 0-27 0-27-4-27-12 0-51 0-101 0-150z"><text:p/></draw:path><draw:path draw:style-name="gr830" draw:text-style-name="P99" svg:width="0.1004in" svg:height="0.035in" svg:x="0.1768in" svg:y="0.049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831" draw:text-style-name="P99" svg:width="0.0559in" svg:height="0.1063in" svg:x="0.3354in" svg:y="-0.0004in" svg:viewBox="0 0 143 271" svg:d="M75 4c-2-1 0-4-6-4-8 0-36 3-47 4-2 0-7 0-7 8 0 5 4 5 9 5 19 0 20 2 20 6 0 2-3 16-5 24-11 42-21 84-32 126-5 18-7 24-7 37 0 37 21 61 50 61 45 0 93-57 93-112 0-34-21-62-52-62-17 0-34 12-45 23 10-38 19-77 29-116zM39 150c2-8 2-9 5-13 19-26 36-31 46-31 15 0 24 12 24 36 0 23-12 66-19 81-12 26-30 39-45 39-14 0-27-10-27-38 0-8 0-15 7-39 3-11 5-23 9-35z"><text:p/></draw:path><draw:path draw:style-name="gr832" draw:text-style-name="P99" svg:width="0.0469in" svg:height="0.0697in" svg:x="0.4004in" svg:y="0.0571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47">, אזי, </text:span><text:span text:style-name="T56">מהמשפט</text:span><text:span text:style-name="T47"> המרכזי של זוג סדור, </text:span><text:span text:style-name="T47"><draw:g text:anchor-type="as-char" svg:y="-0.1134in" draw:z-index="379" draw:style-name="gr1"><svg:title>TexMaths</svg:title><svg:desc>11§inline§\la a_1, b_1 \ra = \la a_2, b_2 \ra§svg§600§FALSE§</svg:desc><draw:path draw:style-name="gr811" draw:text-style-name="P98" svg:width="1.1063in" svg:height="0.1358in" svg:x="-0.0004in" svg:y="0.0071in" svg:viewBox="0 0 2811 346" svg:d="M1406 346c-469 0-937 0-1406 0 0-116 0-230 0-346 937 0 1874 0 2811 0 0 116 0 230 0 346-469 0-937 0-1405 0z"><text:p/></draw:path><draw:path draw:style-name="gr812" draw:text-style-name="P99" svg:width="0.0335in" svg:height="0.1512in" svg:x="0.0087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813" draw:text-style-name="P99" svg:width="0.0693in" svg:height="0.0685in" svg:x="0.0571in" svg:y="0.0465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7 22-33 27-44 27-19 0-24-21-24-36 0-19 12-66 20-84 13-23 30-37 46-37 25 0 30 32 30 34s-1 4-1 7c-6 24-13 49-20 74z"><text:p/></draw:path><draw:path draw:style-name="gr814" draw:text-style-name="P99" svg:width="0.0386in" svg:height="0.0701in" svg:x="0.1429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815" draw:text-style-name="P99" svg:width="0.0173in" svg:height="0.0453in" svg:x="0.2126in" svg:y="0.0972in" svg:viewBox="0 0 45 116" svg:d="M45 41c0-26-9-41-24-41-13 0-21 10-21 21 0 10 8 20 21 20 4 0 10-1 13-5 1-1 1-1 2-1 0 2 1 0 1 6 0 28-14 51-26 64-4 4-4 5-4 6 0 2 2 5 3 5 4 0 35-30 35-75z"><text:p/></draw:path><draw:path draw:style-name="gr816" draw:text-style-name="P99" svg:width="0.0555in" svg:height="0.1063in" svg:x="0.2748in" svg:y="0.0083in" svg:viewBox="0 0 142 271" svg:d="M74 4c0-1 0-4-5-4-8 0-37 3-47 3-3 1-8 1-8 8 0 6 4 6 10 6 18 0 19 2 19 6 0 2-3 16-6 23-11 42-20 84-31 127-5 19-6 25-6 37 0 37 20 61 48 61 47 0 94-57 94-112 0-36-21-62-52-62-17 0-33 11-45 23 10-39 19-77 29-116zM37 150c3-8 3-9 6-13 20-26 37-31 47-31 13 0 24 11 24 36 0 23-13 66-19 80-14 27-31 40-47 40-13 0-25-10-25-38 0-8 0-15 6-39 3-12 5-24 8-35z"><text:p/></draw:path><draw:path draw:style-name="gr817" draw:text-style-name="P99" svg:width="0.0382in" svg:height="0.0701in" svg:x="0.3445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818" draw:text-style-name="P99" svg:width="0.0335in" svg:height="0.1512in" svg:x="0.4094in" svg:y="0in" svg:viewBox="0 0 86 385" svg:d="M85 199c1-4 1-5 1-6 0-3 0-1-1-6-23-59-45-119-68-178-3-7-5-9-9-9-5 0-8 3-8 8 0 1 0 2 2 6 23 60 45 119 68 179-23 58-45 117-68 177-2 4-2 5-2 8 0 4 3 7 8 7s6-4 7-7c24-60 47-119 70-179z"><text:p/></draw:path><draw:path draw:style-name="gr819" draw:text-style-name="P99" svg:width="0.1004in" svg:height="0.0354in" svg:x="0.511in" svg:y="0.0575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820" draw:text-style-name="P99" svg:width="0.0339in" svg:height="0.1512in" svg:x="0.6791in" svg:y="0in" svg:viewBox="0 0 87 385" svg:d="M85 15c2-4 2-5 2-7 0-5-3-8-8-8-4 0-6 2-9 9-23 59-45 118-68 177-1 2-2 4-2 7 0 2 0 2 2 6 23 59 45 118 68 176 2 5 4 10 9 10s8-3 8-7c0-1 0-3-2-7-23-59-45-119-68-178 23-60 45-119 68-178z"><text:p/></draw:path><draw:path draw:style-name="gr821" draw:text-style-name="P99" svg:width="0.0693in" svg:height="0.0685in" svg:x="0.7276in" svg:y="0.0465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822" draw:text-style-name="P99" svg:width="0.0469in" svg:height="0.0701in" svg:x="0.8087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823" draw:text-style-name="P99" svg:width="0.0173in" svg:height="0.0453in" svg:x="0.8839in" svg:y="0.0972in" svg:viewBox="0 0 45 116" svg:d="M45 41c0-26-10-41-25-41-12 0-20 10-20 21 0 10 8 20 20 20 5 0 10-1 14-5 1-1 1-1 1-1 1 0 1 0 1 6 0 28-13 51-26 64-4 4-4 5-4 6 0 2 2 5 4 5 4 0 35-30 35-75z"><text:p/></draw:path><draw:path draw:style-name="gr824" draw:text-style-name="P99" svg:width="0.0559in" svg:height="0.1063in" svg:x="0.9453in" svg:y="0.0083in" svg:viewBox="0 0 143 271" svg:d="M75 4c0-1 0-4-6-4-8 0-37 3-47 3-3 1-7 1-7 8 0 6 4 6 9 6 19 0 20 2 20 6 0 2-4 16-5 23-11 42-21 84-32 127-5 19-7 25-7 37 0 37 21 61 50 61 45 0 93-57 93-112 0-36-21-62-52-62-17 0-34 11-45 23 10-39 19-77 29-116zM39 150c2-8 2-9 5-13 19-26 36-31 46-31 15 0 24 11 24 36 0 23-12 66-19 80-12 27-30 40-45 40-14 0-27-10-27-38 0-8 0-15 7-39 3-12 5-24 9-35z"><text:p/></draw:path><draw:path draw:style-name="gr825" draw:text-style-name="P99" svg:width="0.0469in" svg:height="0.0701in" svg:x="1.0102in" svg:y="0.0661in" svg:viewBox="0 0 120 179" svg:d="M120 130c-3 0-7 0-10 0 0 5-3 22-7 24-2 2-23 2-26 2-16 0-34 0-51 0 29-25 39-33 55-45 20-16 39-33 39-58 0-33-29-53-64-53-33 0-56 23-56 48 0 14 12 15 14 15 7 0 15-5 15-15 0-4-3-14-16-14 8-19 27-24 39-24 27 0 42 21 42 43 0 23-17 42-26 52-22 21-44 41-66 63-2 3-2 4-2 11 37 0 74 0 111 0 3-16 6-33 9-49z"><text:p/></draw:path><draw:path draw:style-name="gr826" draw:text-style-name="P99" svg:width="0.0339in" svg:height="0.1512in" svg:x="1.0799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47"><text:s/></text:span><text:span text:style-name="T57">כדרוש. </text:span></text:p>
      <text:p text:style-name="P72"><text:span text:style-name="T88">ע</text:span><text:span text:style-name="T9">ל: </text:span><text:span text:style-name="T47">יהי </text:span><text:span text:style-name="T47"><draw:g text:anchor-type="as-char" svg:y="-0.1035in" draw:z-index="380" draw:style-name="gr1"><svg:title>TexMaths</svg:title><svg:desc>11§inline§n \in \N_+§svg§600§FALSE§</svg:desc><draw:path draw:style-name="gr806" draw:text-style-name="P98" svg:width="0.4571in" svg:height="0.1224in" svg:x="0.0031in" svg:y="0.0075in" svg:viewBox="0 0 1162 312" svg:d="M0 0c388 0 774 0 1162 0 0 104 0 208 0 312-388 0-774 0-1162 0 0-104 0-208 0-312z"><text:p/></draw:path><draw:path draw:style-name="gr807" draw:text-style-name="P99" svg:width="0.0823in" svg:height="0.0681in" svg:x="-0.0004in" svg:y="0.0366in" svg:viewBox="0 0 210 174" svg:d="M23 147c-1 6-3 15-3 17 0 6 5 10 11 10 4 0 11-2 14-10 0-1 5-19 8-29 2-12 5-24 8-35 2-8 5-16 6-25 2-7 6-18 6-20 5-11 26-46 62-46 18 0 21 14 21 26 0 24-18 74-25 90-3 9-3 14-3 18 0 18 13 31 32 31 36 0 50-56 50-59 0-4-4-4-5-4-3 0-3 1-6 7-7 26-21 48-39 48-7 0-9-4-9-13 0-10 3-19 6-28 8-19 25-62 25-84 0-26-18-41-45-41-35 0-54 24-61 33-1-21-18-33-35-33-18 0-26 15-29 22-6 13-12 35-12 37 0 4 3 3 4 4 5 0 5 0 7-9 7-28 14-45 29-45 7 0 12 4 12 17 0 8-1 12-7 32-8 30-14 60-22 89z"><text:p/></draw:path><draw:path draw:style-name="gr808" draw:text-style-name="P99" svg:width="0.0756in" svg:height="0.087in" svg:x="0.1417in" svg:y="0.0217in" svg:viewBox="0 0 193 222" svg:d="M180 119c6 0 13 0 13-8s-7-8-13-8c-56 0-110 0-165 0 5-51 50-88 104-88 20 0 41 0 61 0 6 0 13 0 13-7 0-8-7-8-13-8-21 0-41 0-62 0-66 0-118 49-118 111s52 111 118 111c21 0 41 0 62 0 6 0 13 0 13-8 0-7-7-7-13-7-20 0-41 0-61 0-54 0-99-37-104-88 55 0 109 0 165 0z"><text:p/></draw:path><draw:path draw:style-name="gr809" draw:text-style-name="P99" svg:width="0.1028in" svg:height="0.1055in" svg:x="0.2764in" svg:y="0in" svg:viewBox="0 0 262 269" svg:d="M33 34c0 63 0 125 0 187 0 21-2 27-22 27-4 0-11 2-11 7 0 8 7 8 13 8 20 0 40 0 60 0 7 0 13 0 13-8 0-5-7-7-12-7-21 0-24-7-24-28 0-58 0-117 0-175 56 73 111 146 167 219 3 4 5 5 8 5 6 0 6-5 6-12 0-72 0-144 0-216 0-22 4-27 22-28 3 0 9 0 9-6 0-7-6-7-13-7-19 0-38 0-56 0-7 0-13 0-13 7 0 6 6 6 11 6 22 1 25 9 25 29 0 39 0 80 0 121-40-53-78-105-118-158-3-5-4-5-13-5-22 0-45 0-67 0-8 0-14 0-14 7 0 6 6 6 9 6 10 1 18 8 21 12-1 4-1 5-1 9zM218 243c-56-73-112-146-168-220-4-5-4-5-8-10 15 0 31 0 46 0 43 58 87 117 130 174 0 19 0 37 0 56z"><text:p/></draw:path><draw:path draw:style-name="gr810" draw:text-style-name="P99" svg:width="0.078in" svg:height="0.0772in" svg:x="0.3898in" svg:y="0.061in" svg:viewBox="0 0 199 197" svg:d="M107 106c27 0 55 0 82 0 4 0 10 0 10-7s-6-7-10-7c-27 0-55 0-82 0 0-27 0-55 0-82 0-5 0-10-7-10-6 0-6 5-6 10 0 27 0 55 0 82-28 0-57 0-84 0-3 0-10 0-10 7s7 7 10 7c27 0 56 0 84 0 0 27 0 55 0 81 0 3 0 10 6 10 7 0 7-7 7-10 0-26 0-54 0-81z"><text:p/></draw:path></draw:g></text:span><text:span text:style-name="T47">. נתבונן ב־</text:span><text:span text:style-name="T47"><draw:g text:anchor-type="as-char" svg:y="-0.1283in" draw:z-index="382" draw:style-name="gr1"><svg:title>TexMaths</svg:title><svg:desc>11§inline§b = \lc \tfrac{n}{4} \rc, a = (n - 4b)^2§svg§600§FALSE§</svg:desc><draw:path draw:style-name="gr756" draw:text-style-name="P98" svg:width="1.4744in" svg:height="0.1661in" svg:x="0in" svg:y="0.0075in" svg:viewBox="0 0 3746 423" svg:d="M1873 423c-625 0-1248 0-1873 0 0-141 0-282 0-423 1248 0 2498 0 3746 0 0 141 0 282 0 423-624 0-1249 0-1873 0z"><text:p/></draw:path><draw:path draw:style-name="gr757" draw:text-style-name="P99" svg:width="0.0555in" svg:height="0.1063in" svg:x="-0.0004in" svg:y="0.0232in" svg:viewBox="0 0 142 271" svg:d="M74 4c0-1 0-4-5-4-9 0-37 3-47 3-3 1-8 1-8 8 0 6 4 6 10 6 18 0 19 2 19 6 0 2-3 16-6 23-11 42-21 84-32 127-4 19-5 25-5 38 0 36 20 60 48 60 47 0 94-56 94-112 0-35-21-62-52-62-17 0-33 11-45 23 10-39 19-77 29-116zM37 150c3-8 3-9 6-13 20-26 36-31 47-31 13 0 24 12 24 36 0 23-13 67-19 81-14 26-31 40-47 40-13 0-25-11-25-38 0-8 0-15 6-39 3-12 5-24 8-36z"><text:p/></draw:path><draw:path draw:style-name="gr758" draw:text-style-name="P99" svg:width="0.1008in" svg:height="0.035in" svg:x="0.1083in" svg:y="0.073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59" draw:text-style-name="P99" svg:width="0.037in" svg:height="0.1815in" svg:x="0.2917in" svg:y="-0.0004in" svg:viewBox="0 0 95 462" svg:d="M0 462c5 0 10 0 15 0 0-148 0-298 0-447 27 0 53 0 80 0 0-5 0-9 0-15-32 0-63 0-95 0 0 154 0 308 0 462z"><text:p/></draw:path><draw:path draw:style-name="gr760" draw:text-style-name="P99" svg:width="0.0646in" svg:height="0.0476in" svg:x="0.3555in" svg:y="0.022in" svg:viewBox="0 0 165 122" svg:d="M21 102c-1 4-3 10-3 11 0 6 5 9 9 9 5 0 9-4 10-6 1-4 4-11 6-17 1-5 3-18 5-24 1-6 4-12 5-18 3-12 3-13 11-25 7-10 21-24 40-24 17 0 17 13 17 18 0 17-12 47-17 58-2 7-3 10-3 15 0 14 12 23 25 23 28 0 39-37 39-42 0-3-2-2-3-3-5 0-5 1-6 4-6 22-17 33-28 33-6 0-7-4-7-9 0-6 1-10 5-22 4-8 15-37 15-52 0-27-21-31-35-31-22 0-38 13-46 24-2-18-17-24-29-24-11 0-18 9-21 14-6 10-10 26-10 28 0 3 3 2 4 3 5 0 5-1 7-9 3-15 9-28 20-28 6 0 9 5 9 13 0 5-3 14-5 22-2 7-4 19-5 24-4 12-6 23-9 35z"><text:p/></draw:path><draw:path draw:style-name="gr761" draw:text-style-name="P99" svg:width="0.0744in" svg:height="0.0055in" svg:x="0.3508in" svg:y="0.0878in" svg:viewBox="0 0 190 15" svg:d="M95 15c-32 0-63 0-95 0 0-5 0-9 0-15 64 0 126 0 190 0 0 6 0 10 0 15-32 0-64 0-95 0z"><text:p/></draw:path><draw:path draw:style-name="gr762" draw:text-style-name="P99" svg:width="0.052in" svg:height="0.0713in" svg:x="0.3622in" svg:y="0.1091in" svg:viewBox="0 0 133 182" svg:d="M133 138c0-4 0-7 0-10-10 0-21 0-31 0 0-41 0-81 0-120 0-6 0-8-5-8-4 0-5 0-8 3-30 42-59 83-89 125 0 3 0 6 0 10 26 0 53 0 79 0 0 6 0 14 0 22 0 10 0 12-22 12-2 0-4 0-6 0 0 3 0 6 0 10 13 0 30-1 40-1s28 1 41 1c0-4 0-7 0-10-2 0-6 0-8 0-22 0-22-2-22-12 0-8 0-16 0-22 10 0 21 0 31 0zM81 29c0 33 0 66 0 99-24 0-47 0-71 0 24-33 47-66 71-99z"><text:p/></draw:path><draw:path draw:style-name="gr763" draw:text-style-name="P99" svg:width="0.0374in" svg:height="0.1815in" svg:x="0.4476in" svg:y="-0.0004in" svg:viewBox="0 0 96 462" svg:d="M80 462c6 0 10 0 16 0 0-154 0-308 0-462-32 0-64 0-96 0 0 6 0 10 0 15 26 0 54 0 80 0 0 149 0 299 0 447z"><text:p/></draw:path><draw:path draw:style-name="gr764" draw:text-style-name="P99" svg:width="0.0173in" svg:height="0.0453in" svg:x="0.5543in" svg:y="0.1126in" svg:viewBox="0 0 45 116" svg:d="M45 41c0-26-9-41-24-41-13 0-21 10-21 21 0 10 8 20 21 20 4 0 10-1 13-5 1-1 1-1 2-1 0 2 1 0 1 6 0 28-14 51-26 65-4 3-4 4-4 5 0 3 2 5 3 5 4 0 35-30 35-75z"><text:p/></draw:path><draw:path draw:style-name="gr765" draw:text-style-name="P99" svg:width="0.0693in" svg:height="0.0685in" svg:x="0.615in" svg:y="0.0614in" svg:viewBox="0 0 177 175" svg:d="M129 25c-7-14-18-25-36-25-45 0-93 57-93 113 0 37 22 62 52 62 7 0 27-1 50-29 2 17 17 29 35 29 14 0 22-9 29-21 7-14 11-37 11-38 0-4-3-4-4-4-5 0-5 1-6 7-6 25-13 48-30 48-9 0-11-11-11-18 0-8 0-11 5-29 4-15 5-20 9-34 4-18 10-36 14-54 2-11 2-12 2-13 0-7-4-11-11-11-9 0-15 9-16 17zM103 125c-1 7-1 8-7 15-17 21-33 27-43 27-20 0-26-22-26-36 0-20 13-67 21-85 12-23 30-37 45-37 26 0 31 32 31 34s-1 4-1 7c-6 25-13 50-20 75z"><text:p/></draw:path><draw:path draw:style-name="gr766" draw:text-style-name="P99" svg:width="0.1008in" svg:height="0.035in" svg:x="0.7398in" svg:y="0.073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67" draw:text-style-name="P99" svg:width="0.035in" svg:height="0.1512in" svg:x="0.9071in" svg:y="0.0146in" svg:viewBox="0 0 90 385" svg:d="M90 382c0-1 0-2-6-9-49-48-61-122-61-179 0-67 14-135 62-183 5-4 5-5 5-7 0-3-2-4-4-4-4 0-39 26-62 76-20 42-24 85-24 118 0 29 4 75 25 119 23 47 57 72 61 72 2 0 4-1 4-3z"><text:p/></draw:path><draw:path draw:style-name="gr768" draw:text-style-name="P99" svg:width="0.0823in" svg:height="0.0685in" svg:x="0.9555in" svg:y="0.0614in" svg:viewBox="0 0 210 175" svg:d="M23 149c-1 5-3 14-3 16 0 7 5 10 11 10 4 0 12-3 14-11 2-10 6-19 8-29 2-12 5-23 7-34 4-9 6-17 7-26 2-7 6-18 6-19 5-12 26-47 62-47 18 0 21 14 21 27 0 23-19 73-25 89-3 9-3 15-3 18 0 19 13 32 31 32 37 0 51-56 51-59 0-4-3-4-5-4-4 0-4 1-6 7-8 26-20 48-40 48-6 0-8-4-8-13 0-10 3-19 6-27 8-21 24-63 24-85 0-27-16-42-45-42-34 0-54 25-60 34-1-22-18-34-35-34-18 0-26 15-29 22-7 13-12 36-12 37 0 5 3 4 4 5 5 0 5 0 7-9 7-27 14-46 29-46 7 0 12 5 12 17 0 9-1 13-7 33-8 30-14 60-22 90z"><text:p/></draw:path><draw:path draw:style-name="gr769" draw:text-style-name="P99" svg:width="0.0925in" svg:height="0.0055in" svg:x="1.089in" svg:y="0.0878in" svg:viewBox="0 0 236 15" svg:d="M223 15c7 0 13 0 13-7 0-8-6-8-13-8-69 0-139 0-209 0-6 0-14 0-14 8 0 7 8 7 14 7 70 0 140 0 209 0z"><text:p/></draw:path><draw:path draw:style-name="gr770" draw:text-style-name="P99" svg:width="0.0673in" svg:height="0.102in" svg:x="1.2327in" svg:y="0.026in" svg:viewBox="0 0 172 260" svg:d="M103 197c0 11 0 22 0 34 0 14-1 17-29 17-3 0-6 0-8 0 0 4 0 8 0 12 15-1 35-1 52-1 16 0 36 0 52 1 0-4 0-8 0-12-3 0-5 0-8 0-29 0-29-3-29-17 0-12 0-23 0-34 13 0 25 0 39 0 0-4 0-8 0-11-14 0-26 0-39 0 0-59 0-118 0-176 0-8 0-10-7-10-3 0-4 0-7 4-40 61-79 121-119 182 0 3 0 7 0 11 34 0 69 0 103 0zM106 186c-32 0-63 0-95 0 32-48 63-97 95-144 0 47 0 96 0 144z"><text:p/></draw:path><draw:path draw:style-name="gr771" draw:text-style-name="P99" svg:width="0.0555in" svg:height="0.1063in" svg:x="1.3118in" svg:y="0.0232in" svg:viewBox="0 0 142 271" svg:d="M74 4c0-1 0-4-5-4-10 0-37 3-47 3-3 1-8 1-8 8 0 6 4 6 9 6 19 0 20 2 20 6 0 2-3 16-6 23-11 42-21 84-32 127-4 19-5 25-5 38 0 36 20 60 48 60 47 0 94-56 94-112 0-35-21-62-52-62-17 0-33 11-45 23 10-39 19-77 29-116zM37 150c3-8 3-9 6-13 20-26 36-31 46-31 14 0 25 12 25 36 0 23-13 67-19 81-14 26-31 40-47 40-13 0-25-11-25-38 0-8 0-15 6-39 3-12 5-24 8-36z"><text:p/></draw:path><draw:path draw:style-name="gr772" draw:text-style-name="P99" svg:width="0.0346in" svg:height="0.1512in" svg:x="1.3783in" svg:y="0.0146in" svg:viewBox="0 0 89 385" svg:d="M89 194c0-31-3-77-25-121-23-48-56-73-61-73-2 0-3 2-3 4s0 3 8 9c37 39 59 99 59 181 0 65-14 132-62 181-5 5-5 6-5 7 0 2 1 3 3 3 5 0 40-26 62-75 20-42 24-84 24-116z"><text:p/></draw:path><draw:path draw:style-name="gr773" draw:text-style-name="P99" svg:width="0.0469in" svg:height="0.0701in" svg:x="1.4358in" svg:y="0.0035in" svg:viewBox="0 0 120 179" svg:d="M120 130c-3 0-7 0-10 0 0 7-3 22-7 25-2 1-23 1-26 1-17 0-34 0-51 0 29-25 39-33 55-45 20-16 39-33 39-58 0-33-29-53-64-53-33 0-56 23-56 48 0 15 12 16 14 16 7 0 15-5 15-14 0-6-3-15-16-15 8-20 27-25 40-25 26 0 40 21 40 43 0 23-16 42-25 52-22 20-43 43-65 65-3 2-3 2-3 9 37 0 74 0 111 0 3-16 6-33 9-49z"><text:p/></draw:path></draw:g></text:span><text:span text:style-name="T47">. </text:span><text:span text:style-name="T58">נקבל </text:span><text:span text:style-name="T58"><draw:g text:anchor-type="as-char" svg:y="-0.1744in" draw:z-index="381" draw:style-name="gr1"><svg:title>TexMaths</svg:title><svg:desc>11§inline§h(\la a, b \ra) = \sqrt{(n - 4b)}^2 + 4b = n - 4b + 4b  = n§svg§600§FALSE§</svg:desc><draw:path draw:style-name="gr774" draw:text-style-name="P98" svg:width="3.0484in" svg:height="0.2055in" svg:x="-0.0004in" svg:y="0.0071in" svg:viewBox="0 0 7744 523" svg:d="M3873 523c-1291 0-2582 0-3873 0 0-174 0-349 0-523 2582 0 5162 0 7744 0 0 174 0 349 0 523-1290 0-2581 0-3871 0z"><text:p/></draw:path><draw:path draw:style-name="gr775" draw:text-style-name="P99" svg:width="0.074in" svg:height="0.1071in" svg:x="0.0004in" svg:y="0.0693in" svg:viewBox="0 0 189 273" svg:d="M89 4c-1-1 0-4-4-4-10 0-38 3-48 4-3 0-7 0-7 8 0 5 3 5 8 5 19 0 20 2 20 6 0 2-1 6-1 8-19 74-37 147-56 222-1 6-1 7-1 9 0 9 8 11 11 11 5 0 12-6 14-11 2-10 5-20 7-29 3-12 5-24 9-35 2-9 4-16 6-25 1-2 5-16 5-18 1-3 13-25 26-35 9-7 21-14 37-14 17 0 21 13 21 27 0 21-15 63-24 87-3 9-5 13-5 21 0 18 14 32 32 32 36 0 50-57 50-60 0-4-3-4-4-4-5 0-5 1-6 7-6 21-18 48-39 48-7 0-10-4-10-13s3-19 7-28c6-16 24-61 24-84 0-26-16-41-44-41-25 0-43 11-58 30 10-41 20-83 30-124z"><text:p/></draw:path><draw:path draw:style-name="gr776" draw:text-style-name="P99" svg:width="0.035in" svg:height="0.1508in" svg:x="0.0945in" svg:y="0.0614in" svg:viewBox="0 0 90 384" svg:d="M90 381c0-1 0-2-6-9-49-48-61-120-61-179 0-68 14-135 62-183 5-4 5-6 5-7 0-2-1-3-3-3-5 0-40 25-62 75-20 43-25 86-25 118 0 29 4 77 26 119 23 48 56 72 61 72 2 0 3-1 3-3z"><text:p/></draw:path><draw:path draw:style-name="gr777" draw:text-style-name="P99" svg:width="0.0335in" svg:height="0.1508in" svg:x="0.1555in" svg:y="0.0614in" svg:viewBox="0 0 86 384" svg:d="M85 14c1-4 1-5 1-6 0-5-4-8-8-8-3 0-5 1-9 9-22 59-45 118-67 177-1 2-2 4-2 7 0 1 0 2 2 6 22 58 45 118 67 176 2 5 4 9 9 9 4 0 8-3 8-8 0-1 0-1-1-5-23-60-47-119-70-178 23-60 47-119 70-179z"><text:p/></draw:path><draw:path draw:style-name="gr778" draw:text-style-name="P99" svg:width="0.0693in" svg:height="0.0685in" svg:x="0.2039in" svg:y="0.1079in" svg:viewBox="0 0 177 175" svg:d="M129 24c-7-14-18-24-36-24-45 0-93 56-93 112 0 37 21 63 52 63 7 0 26-2 50-30 2 17 17 30 34 30 15 0 23-9 29-22 7-13 8-25 12-37 0-5-3-5-4-5-5 0-5 1-6 7-6 25-13 48-30 48-9 0-11-10-11-17 0-9 0-13 5-29 4-17 5-20 9-35 4-18 10-37 14-54 2-11 2-11 2-13 0-7-4-10-11-10-10 0-15 7-16 16zM103 124c-1 7-1 8-7 15-17 21-33 27-43 27-20 0-26-21-26-36 0-20 13-67 21-85 12-23 30-37 45-37 26 0 31 32 31 34s-1 4-1 6c-6 26-13 51-20 76z"><text:p/></draw:path><draw:path draw:style-name="gr779" draw:text-style-name="P99" svg:width="0.0173in" svg:height="0.0445in" svg:x="0.2917in" svg:y="0.1587in" svg:viewBox="0 0 45 114" svg:d="M45 40c0-26-10-40-24-40-13 0-21 9-21 20s8 21 21 21c4 0 9-2 13-6 1-1 1-1 2-1 0 2 0 0 0 6 0 28-13 50-26 65-3 3-3 5-3 6 0 2 1 3 3 3 4 0 35-29 35-74z"><text:p/></draw:path><draw:path draw:style-name="gr780" draw:text-style-name="P99" svg:width="0.0559in" svg:height="0.1071in" svg:x="0.3531in" svg:y="0.0693in" svg:viewBox="0 0 143 273" svg:d="M75 4c-2-1 0-4-6-4-9 0-36 3-46 4-3 0-8 0-8 8 0 5 4 5 9 5 19 0 20 2 20 6 0 2-3 16-6 24-11 42-20 84-31 126-5 20-7 25-7 38 0 38 21 62 49 62 47 0 94-58 94-113 0-36-21-62-52-62-17 0-34 11-45 23 10-38 19-78 29-117zM38 151c3-9 3-10 6-15 19-24 36-30 46-30 14 0 24 12 24 36 0 23-12 67-18 82-14 26-31 40-47 40-13 0-25-11-25-40 0-6 0-14 6-38 3-12 5-24 8-35z"><text:p/></draw:path><draw:path draw:style-name="gr781" draw:text-style-name="P99" svg:width="0.0335in" svg:height="0.1508in" svg:x="0.4197in" svg:y="0.0614in" svg:viewBox="0 0 86 384" svg:d="M85 199c1-4 1-5 1-6 0-2 0-3-1-7-23-59-45-118-69-177-2-7-4-9-8-9-5 0-8 3-8 8 0 1 0 1 2 5 23 60 45 119 68 180-23 59-45 117-68 177-2 4-2 5-2 6 0 5 3 8 8 8s6-3 8-8c24-59 46-117 69-177z"><text:p/></draw:path><draw:path draw:style-name="gr782" draw:text-style-name="P99" svg:width="0.035in" svg:height="0.1508in" svg:x="0.4791in" svg:y="0.0614in" svg:viewBox="0 0 90 384" svg:d="M90 193c0-30-4-77-25-121-23-48-57-72-61-72-2 0-4 1-4 3 0 1 0 3 8 9 38 39 60 100 60 181 0 66-14 133-63 181-5 5-5 6-5 7 0 2 2 3 4 3 4 0 39-25 62-75 20-42 24-85 24-116z"><text:p/></draw:path><draw:path draw:style-name="gr783" draw:text-style-name="P99" svg:width="0.1008in" svg:height="0.035in" svg:x="0.5803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84" draw:text-style-name="P99" svg:width="0.1382in" svg:height="0.1815in" svg:x="0.7492in" svg:y="0.0394in" svg:viewBox="0 0 352 462" svg:d="M122 462c12 0 12-1 15-8 71-146 142-293 213-440 2-5 2-5 2-6 0-5-3-8-8-8s-6 3-9 8c-66 137-133 276-199 413-27-63-55-126-82-190-18 13-36 28-54 42 2 1 4 3 7 5 8-7 18-14 27-21 30 69 58 137 88 205z"><text:p/></draw:path><draw:path draw:style-name="gr785" draw:text-style-name="P99" svg:width="0.5366in" svg:height="0.0055in" svg:x="0.885in" svg:y="0.0394in" svg:viewBox="0 0 1364 15" svg:d="M682 15c-228 0-454 0-682 0 0-5 0-9 0-15 454 0 910 0 1364 0 0 6 0 10 0 15-228 0-454 0-682 0z"><text:p/></draw:path><draw:path draw:style-name="gr786" draw:text-style-name="P99" svg:width="0.0346in" svg:height="0.1508in" svg:x="0.9in" svg:y="0.0614in" svg:viewBox="0 0 89 384" svg:d="M89 381c0-1 0-2-7-9-48-48-60-120-60-179 0-68 15-135 63-183 4-4 4-6 4-7 0-2-1-3-3-3-5 0-39 25-62 75-20 43-24 86-24 118 0 29 4 77 25 119 23 48 56 72 61 72 2 0 3-1 3-3z"><text:p/></draw:path><draw:path draw:style-name="gr787" draw:text-style-name="P99" svg:width="0.0819in" svg:height="0.0685in" svg:x="0.9484in" svg:y="0.1079in" svg:viewBox="0 0 209 175" svg:d="M23 147c-1 6-4 15-4 17 0 7 5 11 12 11 4 0 11-3 14-11 0-1 4-19 7-29 3-12 5-24 8-35 3-9 5-16 7-25 1-7 4-18 6-20 5-12 26-47 62-47 18 0 21 14 21 27 0 24-19 74-25 90-3 9-3 14-3 18 0 18 13 32 30 32 37 0 51-57 51-59 0-5-3-5-4-5-4 0-4 1-6 7-8 26-21 48-40 48-6 0-8-4-8-13s3-19 6-28c8-19 23-62 23-84 0-26-16-41-44-41-35 0-54 24-60 33-2-22-18-33-35-33-18 0-26 14-30 22-6 13-11 35-11 37 0 4 3 4 4 4 5 0 5 0 7-9 7-28 14-46 29-46 7 0 12 5 12 17 0 9-1 14-7 33-8 30-14 60-22 89z"><text:p/></draw:path><draw:path draw:style-name="gr788" draw:text-style-name="P99" svg:width="0.0925in" svg:height="0.0055in" svg:x="1.0819in" svg:y="0.1335in" svg:viewBox="0 0 236 15" svg:d="M222 15c7 0 14 0 14-7 0-8-7-8-14-8-69 0-140 0-209 0-6 0-13 0-13 8 0 7 7 7 13 7 69 0 140 0 209 0z"><text:p/></draw:path><draw:path draw:style-name="gr789" draw:text-style-name="P99" svg:width="0.0673in" svg:height="0.1028in" svg:x="1.2256in" svg:y="0.0717in" svg:viewBox="0 0 172 262" svg:d="M102 198c0 11 0 22 0 33 0 14 0 19-28 19-4 0-6 0-9 0 0 3 0 7 0 12 16-1 36-1 53-1 16 0 36 0 52 1 0-5 0-9 0-12-3 0-5 0-8 0-29 0-29-5-29-19 0-11 0-22 0-33 13 0 25 0 39 0 0-4 0-9 0-12-14 0-26 0-39 0 0-59 0-118 0-176 0-8 0-10-7-10-3 0-4 0-7 4-40 61-79 121-119 182 0 3 0 8 0 12 34 0 68 0 102 0zM106 186c-32 0-63 0-95 0 32-48 63-96 95-144 0 48 0 96 0 144z"><text:p/></draw:path><draw:path draw:style-name="gr790" draw:text-style-name="P99" svg:width="0.0559in" svg:height="0.1071in" svg:x="1.3043in" svg:y="0.0693in" svg:viewBox="0 0 143 273" svg:d="M75 4c-2-1 0-4-6-4-9 0-36 3-47 4-2 0-7 0-7 8 0 5 4 5 9 5 19 0 20 2 20 6 0 2-3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791" draw:text-style-name="P99" svg:width="0.0346in" svg:height="0.1508in" svg:x="1.3717in" svg:y="0.0614in" svg:viewBox="0 0 89 384" svg:d="M89 193c0-30-4-77-25-121-23-48-56-72-61-72-2 0-3 1-3 3 0 1 0 3 7 9 38 39 60 100 60 181 0 66-14 133-63 181-4 5-4 6-4 7 0 2 1 3 3 3 5 0 39-25 62-75 20-42 24-85 24-116z"><text:p/></draw:path><draw:path draw:style-name="gr792" draw:text-style-name="P99" svg:width="0.0469in" svg:height="0.0701in" svg:x="1.4287in" svg:y="-0.0004in" svg:viewBox="0 0 120 179" svg:d="M120 131c-3 0-7 0-10 0-1 5-3 22-7 24-2 1-23 1-27 1-17 0-33 0-50 0 29-24 39-32 54-45 21-15 40-33 40-58 0-33-30-53-64-53-33 0-56 24-56 48 0 15 11 16 14 16 7 0 15-5 15-14 0-5-3-15-17-15 9-20 28-25 40-25 27 0 41 21 41 43 0 23-17 42-25 52-22 20-44 42-66 64-2 3-2 3-2 10 37 0 74 0 111 0 3-16 6-33 9-48z"><text:p/></draw:path><draw:path draw:style-name="gr793" draw:text-style-name="P99" svg:width="0.1004in" svg:height="0.1008in" svg:x="1.5323in" svg:y="0.0862in" svg:viewBox="0 0 256 257" svg:d="M136 136c37 0 72 0 108 0 6 0 12 0 12-7 0-8-6-8-12-8-36 0-71 0-108 0 0-36 0-71 0-108 0-5 0-13-7-13-8 0-8 8-8 13 0 37 0 72 0 108-36 0-73 0-109 0-5 0-12 0-12 8 0 7 7 7 12 7 36 0 73 0 109 0 0 36 0 72 0 108 0 6 0 13 8 13 7 0 7-7 7-13 0-36 0-72 0-108z"><text:p/></draw:path><draw:path draw:style-name="gr794" draw:text-style-name="P99" svg:width="0.0673in" svg:height="0.1028in" svg:x="1.6799in" svg:y="0.0717in" svg:viewBox="0 0 172 262" svg:d="M103 198c0 11 0 22 0 33 0 14-1 19-29 19-3 0-6 0-8 0 0 3 0 7 0 12 15-1 35-1 52-1 16 0 37 0 52 1 0-5 0-9 0-12-2 0-5 0-7 0-29 0-30-5-30-19 0-11 0-22 0-33 13 0 25 0 39 0 0-4 0-9 0-12-14 0-26 0-39 0 0-59 0-118 0-176 0-8 0-10-7-10-3 0-4 0-7 4-40 61-79 121-119 182 0 3 0 8 0 12 34 0 69 0 103 0zM106 186c-32 0-63 0-95 0 32-48 63-96 95-144 0 48 0 96 0 144z"><text:p/></draw:path><draw:path draw:style-name="gr795" draw:text-style-name="P99" svg:width="0.0555in" svg:height="0.1071in" svg:x="1.7591in" svg:y="0.0693in" svg:viewBox="0 0 142 273" svg:d="M74 4c-1-1 0-4-5-4-9 0-37 3-47 4-3 0-8 0-8 8 0 5 4 5 10 5 18 0 19 2 19 6 0 2-3 16-6 24-11 42-21 84-32 126-4 20-5 25-5 38 0 38 20 62 48 62 47 0 94-58 94-113 0-36-21-62-52-62-17 0-33 11-45 23 10-38 19-78 29-117zM37 151c3-9 3-10 6-15 20-24 36-30 47-30 13 0 24 12 24 36 0 23-13 67-19 82-14 26-31 40-47 40-13 0-25-11-25-40 0-6 0-14 6-38 3-12 5-24 8-35z"><text:p/></draw:path><draw:path draw:style-name="gr796" draw:text-style-name="P99" svg:width="0.1008in" svg:height="0.035in" svg:x="1.8677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7" draw:text-style-name="P99" svg:width="0.0819in" svg:height="0.0685in" svg:x="2.0248in" svg:y="0.1079in" svg:viewBox="0 0 209 175" svg:d="M23 147c-2 6-4 15-4 17 0 7 5 11 12 11 4 0 11-3 14-11 0-1 4-19 7-29 3-12 5-24 8-35 3-9 5-16 7-25 1-7 4-18 4-20 7-12 27-47 64-47 18 0 21 14 21 27 0 24-19 74-25 90-3 9-5 14-5 18 0 18 15 32 32 32 37 0 51-57 51-59 0-5-3-5-4-5-4 0-4 1-6 7-8 26-21 48-40 48-6 0-9-4-9-13s4-19 7-28c7-19 23-62 23-84 0-26-16-41-44-41-35 0-54 24-60 33-2-22-18-33-35-33-18 0-26 14-30 22-6 13-11 35-11 37 0 4 3 4 4 4 4 0 5 0 7-9 7-28 14-46 29-46 7 0 12 5 12 17 0 9-3 14-7 33-8 30-14 60-22 89z"><text:p/></draw:path><draw:path draw:style-name="gr798" draw:text-style-name="P99" svg:width="0.0921in" svg:height="0.0055in" svg:x="2.1579in" svg:y="0.1335in" svg:viewBox="0 0 235 15" svg:d="M222 15c7 0 13 0 13-7 0-8-6-8-13-8-69 0-140 0-209 0-6 0-13 0-13 8 0 7 7 7 13 7 69 0 140 0 209 0z"><text:p/></draw:path><draw:path draw:style-name="gr799" draw:text-style-name="P99" svg:width="0.0673in" svg:height="0.1028in" svg:x="2.302in" svg:y="0.0717in" svg:viewBox="0 0 172 262" svg:d="M102 198c0 11 0 22 0 33 0 14 0 19-28 19-4 0-6 0-9 0 0 3 0 7 0 12 16-1 36-1 53-1 15 0 36 0 51 1 0-5 0-9 0-12-2 0-5 0-7 0-29 0-30-5-30-19 0-11 0-22 0-33 13 0 26 0 40 0 0-4 0-9 0-12-14 0-27 0-40 0 0-59 0-118 0-176 0-8 0-10-6-10-3 0-4 0-7 4-40 61-79 121-119 182 0 3 0 8 0 12 34 0 68 0 102 0zM104 186c-30 0-62 0-93 0 31-48 63-96 93-144 0 48 0 96 0 144z"><text:p/></draw:path><draw:path draw:style-name="gr800" draw:text-style-name="P99" svg:width="0.0559in" svg:height="0.1071in" svg:x="2.3807in" svg:y="0.0693in" svg:viewBox="0 0 143 273" svg:d="M75 4c-2-1 0-4-6-4-9 0-37 3-47 4-3 0-7 0-7 8 0 5 4 5 9 5 19 0 20 2 20 6 0 2-4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801" draw:text-style-name="P99" svg:width="0.1008in" svg:height="0.1008in" svg:x="2.4811in" svg:y="0.0862in" svg:viewBox="0 0 257 257" svg:d="M136 136c37 0 72 0 108 0 6 0 13 0 13-7 0-8-7-8-13-8-36 0-71 0-108 0 0-36 0-71 0-108 0-5 0-13-7-13-8 0-8 8-8 13 0 37 0 72 0 108-36 0-72 0-108 0-5 0-13 0-13 8 0 7 8 7 13 7 36 0 72 0 108 0 0 36 0 72 0 108 0 6 0 13 8 13 7 0 7-7 7-13 0-36 0-72 0-108z"><text:p/></draw:path><draw:path draw:style-name="gr802" draw:text-style-name="P99" svg:width="0.0673in" svg:height="0.1028in" svg:x="2.6291in" svg:y="0.0717in" svg:viewBox="0 0 172 262" svg:d="M102 198c0 11 0 22 0 33 0 14 0 19-28 19-4 0-6 0-9 0 0 3 0 7 0 12 16-1 36-1 53-1 15 0 36 0 52 1 0-5 0-9 0-12-3 0-5 0-8 0-29 0-30-5-30-19 0-11 0-22 0-33 13 0 26 0 40 0 0-4 0-9 0-12-14 0-27 0-40 0 0-59 0-118 0-176 0-8 0-10-6-10-3 0-4 0-7 4-40 61-79 121-119 182 0 3 0 8 0 12 34 0 68 0 102 0zM104 186c-30 0-62 0-93 0 31-48 63-96 93-144 0 48 0 96 0 144z"><text:p/></draw:path><draw:path draw:style-name="gr803" draw:text-style-name="P99" svg:width="0.0559in" svg:height="0.1071in" svg:x="2.7079in" svg:y="0.0693in" svg:viewBox="0 0 143 273" svg:d="M75 4c-2-1 0-4-6-4-9 0-37 3-47 4-3 0-7 0-7 8 0 5 4 5 9 5 19 0 20 2 20 6 0 2-4 16-6 24-11 42-20 84-31 126-5 20-7 25-7 38 0 38 21 62 49 62 46 0 94-58 94-113 0-36-21-62-52-62-17 0-34 11-45 23 10-38 19-78 29-117zM38 151c3-9 3-10 6-15 19-24 36-30 46-30 14 0 24 12 24 36 0 23-12 67-19 82-13 26-30 40-46 40-13 0-26-11-26-40 0-6 0-14 7-38 3-12 5-24 8-35z"><text:p/></draw:path><draw:path draw:style-name="gr804" draw:text-style-name="P99" svg:width="0.1008in" svg:height="0.035in" svg:x="2.8173in" svg:y="0.1189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805" draw:text-style-name="P99" svg:width="0.0823in" svg:height="0.0685in" svg:x="2.9736in" svg:y="0.1079in" svg:viewBox="0 0 210 175" svg:d="M23 147c-1 6-3 15-3 17 0 7 5 11 11 11 4 0 12-3 14-11 0-1 6-19 8-29 2-12 5-24 7-35 4-9 6-16 7-25 2-7 6-18 6-20 5-12 26-47 62-47 18 0 21 14 21 27 0 24-19 74-25 90-3 9-3 14-3 18 0 18 13 32 31 32 37 0 51-57 51-59 0-5-3-5-4-5-5 0-5 1-7 7-8 26-20 48-40 48-6 0-8-4-8-13s3-19 6-28c8-19 24-62 24-84 0-26-16-41-45-41-34 0-52 24-59 33-2-22-19-33-36-33-18 0-26 14-29 22-7 13-12 35-12 37 0 4 4 4 5 4 4 0 4 0 6-9 7-28 14-46 29-46 7 0 12 5 12 17 0 9-1 14-7 33-8 30-14 60-22 89z"><text:p/></draw:path></draw:g></text:span><text:span text:style-name="T58">. </text:span><text:span text:style-name="T59">נוכיח </text:span><text:span text:style-name="T59"><draw:g text:anchor-type="as-char" svg:y="-0.1134in" draw:z-index="383" draw:style-name="gr1"><svg:title>TexMaths</svg:title><svg:desc>11§inline§a \in \{1, 4, 9, 16\}§svg§600§FALSE§</svg:desc><draw:path draw:style-name="gr743" draw:text-style-name="P98" svg:width="0.9744in" svg:height="0.1358in" svg:x="0.0016in" svg:y="0.0071in" svg:viewBox="0 0 2476 346" svg:d="M1239 346c-414 0-826 0-1239 0 0-116 0-230 0-346 825 0 1651 0 2476 0 0 116 0 230 0 346-412 0-825 0-1237 0z"><text:p/></draw:path><draw:path draw:style-name="gr744" draw:text-style-name="P99" svg:width="0.0693in" svg:height="0.0685in" svg:x="-0.0004in" svg:y="0.0465in" svg:viewBox="0 0 177 175" svg:d="M129 25c-7-14-18-25-35-25-46 0-94 57-94 113 0 37 22 62 52 62 7 0 27-1 50-29 3 16 17 29 36 29 13 0 22-9 28-21 7-14 11-37 11-38 0-4-3-4-4-4-5 0-5 1-6 7-6 25-13 47-29 47-10 0-11-10-11-17 0-9 1-11 4-29 4-17 5-20 9-34 4-18 10-36 14-54 2-11 2-12 2-13 0-7-4-11-11-11-9 0-15 9-16 17zM103 124c-1 8-1 8-7 15-17 22-32 27-43 27-20 0-25-21-25-36 0-19 12-66 22-84 11-23 28-37 44-37 25 0 30 32 30 34s-1 4-1 7c-6 24-13 49-20 74z"><text:p/></draw:path><draw:path draw:style-name="gr745" draw:text-style-name="P99" svg:width="0.0756in" svg:height="0.087in" svg:x="0.1291in" svg:y="0.0315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746" draw:text-style-name="P99" svg:width="0.0531in" svg:height="0.1512in" svg:x="0.2713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747" draw:text-style-name="P99" svg:width="0.05in" svg:height="0.1in" svg:x="0.3496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748" draw:text-style-name="P99" svg:width="0.0173in" svg:height="0.0453in" svg:x="0.4256in" svg:y="0.0972in" svg:viewBox="0 0 45 116" svg:d="M45 41c0-26-10-41-25-41-12 0-20 10-20 21 0 10 8 20 20 20 5 0 10-1 14-5 1-1 1-1 2-1 0 2 0 0 0 6 0 28-13 51-26 64-4 4-4 5-4 6 0 2 2 5 4 5 4 0 35-30 35-75z"><text:p/></draw:path><draw:path draw:style-name="gr749" draw:text-style-name="P99" svg:width="0.0669in" svg:height="0.102in" svg:x="0.4843in" svg:y="0.0106in" svg:viewBox="0 0 171 260" svg:d="M102 197c0 11 0 22 0 33 0 13-1 18-29 18-3 0-6 0-8 0 0 4 0 9 0 12 15-1 35-1 52-1 15 0 37 0 52 1 0-3 0-8 0-12-2 0-5 0-7 0-29 0-30-5-30-18 0-11 0-22 0-33 13 0 25 0 39 0 0-4 0-9 0-12-14 0-26 0-39 0 0-58 0-117 0-175 0-8 0-10-5-10s-6 0-8 4c-40 61-79 120-119 181 0 3 0 8 0 12 34 0 68 0 102 0zM105 185c-32 0-63 0-95 0 32-48 63-96 95-143 0 47 0 95 0 143z"><text:p/></draw:path><draw:path draw:style-name="gr750" draw:text-style-name="P99" svg:width="0.0173in" svg:height="0.0453in" svg:x="0.5689in" svg:y="0.0972in" svg:viewBox="0 0 45 116" svg:d="M45 41c0-26-10-41-25-41-12 0-20 10-20 21 0 10 8 20 20 20 5 0 10-1 14-5 1-1 1-1 1-1 1 0 1 0 1 6 0 28-13 51-26 64-4 4-4 5-4 6 0 2 2 5 4 5 4 0 35-30 35-75z"><text:p/></draw:path><draw:path draw:style-name="gr751" draw:text-style-name="P99" svg:width="0.063in" svg:height="0.1035in" svg:x="0.6295in" svg:y="0.013in" svg:viewBox="0 0 161 264" svg:d="M127 134c0 4 0 8 0 12 0 90-41 107-63 107-7 0-28-1-39-14 18 0 20-11 20-18 0-12-9-16-17-16-6 0-18 3-18 17 0 26 21 42 54 42 49 0 97-53 97-134 0-105-44-130-78-130-22 0-41 7-58 24-16 18-25 33-25 63 0 47 34 86 78 86 23 0 39-17 49-39zM78 164c-6 0-24 0-36-24-7-14-7-34-7-53 0-21 0-40 8-53 11-20 25-25 40-25 17 0 29 13 36 31 4 12 6 36 6 55 0 32-13 69-47 69z"><text:p/></draw:path><draw:path draw:style-name="gr752" draw:text-style-name="P99" svg:width="0.0177in" svg:height="0.0453in" svg:x="0.7122in" svg:y="0.0972in" svg:viewBox="0 0 46 116" svg:d="M46 41c0-26-10-41-25-41-12 0-21 10-21 21 0 10 9 20 21 20 4 0 10-1 13-5 1-1 1-1 2-1s1 0 1 6c0 28-13 51-26 64-4 4-4 5-4 6 0 2 2 5 4 5 3 0 35-30 35-75z"><text:p/></draw:path><draw:path draw:style-name="gr753" draw:text-style-name="P99" svg:width="0.05in" svg:height="0.1in" svg:x="0.7807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754" draw:text-style-name="P99" svg:width="0.063in" svg:height="0.1035in" svg:x="0.8496in" svg:y="0.013in" svg:viewBox="0 0 161 264" svg:d="M34 130c0-3 0-7 0-9 0-98 49-112 68-112 9 0 26 3 34 15-5 0-20 0-20 18 0 12 8 17 17 17 6 0 18-3 18-17 0-24-18-42-50-42-49 0-101 50-101 134 0 103 45 130 80 130 43 0 81-36 81-86 0-49-36-87-78-87-27 0-41 20-49 39zM80 253c-24 0-35-23-38-28-7-18-7-49-7-55 0-30 12-69 48-69 6 0 24 0 36 23 6 15 6 35 6 53 0 19 0 38-6 51-11 23-30 25-39 25z"><text:p/></draw:path><draw:path draw:style-name="gr755" draw:text-style-name="P99" svg:width="0.0539in" svg:height="0.1512in" svg:x="0.9299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59"><text:s/>או באופן שקול </text:span><text:span text:style-name="T59"><draw:g text:anchor-type="as-char" svg:y="-0.1165in" draw:z-index="384" draw:style-name="gr1"><svg:title>TexMaths</svg:title><svg:desc>11§inline§n - 4b  = \sqrt{a} \in \{1, 2, 3, 4\}§svg§600§FALSE§</svg:desc><draw:path draw:style-name="gr724" draw:text-style-name="P98" svg:width="1.6469in" svg:height="0.1374in" svg:x="0.0031in" svg:y="0.0075in" svg:viewBox="0 0 4184 350" svg:d="M2093 350c-698 0-1396 0-2093 0 0-117 0-233 0-350 1395 0 2789 0 4184 0 0 117 0 233 0 350-697 0-1395 0-2091 0z"><text:p/></draw:path><draw:path draw:style-name="gr725" draw:text-style-name="P99" svg:width="0.0823in" svg:height="0.0685in" svg:x="-0.0004in" svg:y="0.0484in" svg:viewBox="0 0 210 175" svg:d="M23 147c-1 7-3 16-3 17 0 8 5 11 11 11 4 0 12-3 14-11 1-1 6-19 8-29 3-12 5-23 9-34 2-9 4-17 6-26 1-7 5-18 5-20 5-11 26-46 62-46 18 0 21 14 21 26 0 24-19 74-24 90-4 9-4 14-4 18 0 19 13 32 31 32 37 0 51-56 51-59 0-5-3-5-4-5-5 0-5 1-7 8-8 26-20 47-38 47-7 0-10-3-10-12 0-10 3-20 6-28 8-20 24-63 24-85 0-26-16-41-45-41-34 0-52 24-59 33-2-21-19-33-36-33-18 0-26 15-29 22-7 13-12 36-12 37 0 4 4 4 5 4 4 0 4 0 7-9 7-28 14-45 28-45 7 0 12 4 12 17 0 8-1 12-6 32-8 30-15 60-23 89z"><text:p/></draw:path><draw:path draw:style-name="gr726" draw:text-style-name="P99" svg:width="0.0925in" svg:height="0.0055in" svg:x="0.1331in" svg:y="0.0744in" svg:viewBox="0 0 236 15" svg:d="M223 15c7 0 13 0 13-7 0-8-6-8-13-8-69 0-139 0-209 0-6 0-14 0-14 8 0 7 8 7 14 7 70 0 140 0 209 0z"><text:p/></draw:path><draw:path draw:style-name="gr727" draw:text-style-name="P99" svg:width="0.0673in" svg:height="0.1024in" svg:x="0.2768in" svg:y="0.0126in" svg:viewBox="0 0 172 261" svg:d="M103 198c0 11 0 22 0 33 0 13-1 18-29 18-3 0-6 0-8 0 0 4 0 8 0 12 15-1 35-1 52-1 15 0 37 0 52 1 0-4 0-8 0-12-2 0-5 0-7 0-29 0-30-5-30-18 0-11 0-22 0-33 13 0 25 0 39 0 0-4 0-9 0-12-14 0-26 0-39 0 0-58 0-117 0-175 0-8 0-11-7-11-3 0-4 0-7 6-40 60-79 119-119 180 0 3 0 8 0 12 34 0 69 0 103 0zM106 186c-32 0-63 0-95 0 32-48 63-97 95-144 0 47 0 96 0 144z"><text:p/></draw:path><draw:path draw:style-name="gr728" draw:text-style-name="P99" svg:width="0.0555in" svg:height="0.1067in" svg:x="0.3559in" svg:y="0.0098in" svg:viewBox="0 0 142 272" svg:d="M74 4c-1-1 0-4-5-4-9 0-37 3-47 4-3 0-8 2-8 8 0 5 4 5 10 5 18 0 19 3 19 6s-3 17-6 24c-11 42-21 84-32 126-4 20-5 26-5 38 0 37 20 61 48 61 47 0 94-57 94-112 0-36-20-62-52-62-17 0-33 11-45 23 10-40 19-78 29-117zM37 151c3-9 3-9 7-13 19-26 36-31 46-31 13 0 24 11 24 36 0 22-13 67-19 80-14 27-31 40-47 40-12 0-25-10-25-39 0-7 0-14 7-38 2-12 5-24 7-35z"><text:p/></draw:path><draw:path draw:style-name="gr729" draw:text-style-name="P99" svg:width="0.1008in" svg:height="0.035in" svg:x="0.465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730" draw:text-style-name="P99" svg:width="0.1181in" svg:height="0.1512in" svg:x="0.628in" svg:y="-0.0004in" svg:viewBox="0 0 301 385" svg:d="M122 344c-22-49-45-99-67-148-3-7-6-7-7-7-2 1-2 0-6 4-12 8-24 17-37 26-5 4-5 5-5 7s1 4 4 4 9-6 14-9c2-2 7-6 12-9 25 56 50 112 76 167 3 6 4 6 8 6 6 0 7-2 9-8 58-121 118-241 176-362 2-5 2-6 2-7 0-4-2-8-7-8-3 0-6 2-9 9-54 112-109 223-163 335z"><text:p/></draw:path><draw:path draw:style-name="gr731" draw:text-style-name="P99" svg:width="0.0803in" svg:height="0.0055in" svg:x="0.7437in" svg:y="-0.0004in" svg:viewBox="0 0 205 15" svg:d="M102 15c-34 0-68 0-102 0 0-5 0-9 0-15 68 0 136 0 205 0 0 6 0 10 0 15-35 0-69 0-103 0z"><text:p/></draw:path><draw:path draw:style-name="gr732" draw:text-style-name="P99" svg:width="0.0689in" svg:height="0.0685in" svg:x="0.75in" svg:y="0.0484in" svg:viewBox="0 0 176 175" svg:d="M129 24c-8-14-19-24-37-24-45 0-92 57-92 113 0 37 21 62 51 62 7 0 27-1 50-29 3 16 17 29 35 29 14 0 22-9 29-21 7-14 11-37 11-38 0-5-3-5-4-5-4 0-5 2-6 8-7 24-13 47-29 47-11 0-12-10-12-18s1-10 6-28c4-17 4-20 8-35 4-18 9-37 14-54 3-10 3-11 3-13 0-7-5-10-12-10-9 0-14 8-15 16zM103 124c-2 8-2 8-7 15-18 22-33 27-44 27-20 0-26-21-26-36 0-19 14-67 22-85 12-22 30-36 45-36 25 0 30 31 30 34 0 2 0 4-1 5-7 26-12 51-19 76z"><text:p/></draw:path><draw:path draw:style-name="gr733" draw:text-style-name="P99" svg:width="0.076in" svg:height="0.087in" svg:x="0.8787in" svg:y="0.0339in" svg:viewBox="0 0 194 222" svg:d="M179 119c7 0 15 0 15-8s-8-8-15-8c-55 0-109 0-164 0 6-51 50-88 105-88 20 0 39 0 59 0 7 0 15 0 15-7 0-8-8-8-15-8-20 0-40 0-60 0-66 0-119 49-119 111s53 111 119 111c20 0 40 0 60 0 7 0 15 0 15-8 0-6-8-6-15-6-20 0-39 0-59 0-55 0-99-38-105-89 55 0 109 0 164 0z"><text:p/></draw:path><draw:path draw:style-name="gr734" draw:text-style-name="P99" svg:width="0.0535in" svg:height="0.1512in" svg:x="1.0209in" svg:y="0.0016in" svg:viewBox="0 0 137 385" svg:d="M81 51c0-16 10-40 53-42 1-1 3-2 3-5 0-4-3-4-7-4-39 0-74 20-74 48 0 29 0 59 0 88 0 15 0 28-15 40-15 11-29 12-38 12-2 1-3 2-3 4 0 5 2 5 7 5 25 2 44 14 48 33 1 4 1 5 1 20 0 25 0 50 0 76 0 16 0 28 18 43 15 12 40 16 56 16 4 0 7 0 7-4 0-5-2-5-6-5-24-1-43-14-49-33-1-4-1-4-1-19 0-26 0-53 0-81 0-18-3-24-15-35-8-8-19-12-30-16 32-8 45-26 45-48 0-32 0-63 0-93z"><text:p/></draw:path><draw:path draw:style-name="gr735" draw:text-style-name="P99" svg:width="0.05in" svg:height="0.1004in" svg:x="1.0996in" svg:y="0.0138in" svg:viewBox="0 0 128 256" svg:d="M79 10c0-9 0-10-9-10-24 25-58 25-70 25 0 5 0 8 0 12 8 0 30 0 51-9 0 66 0 132 0 198 0 14-2 18-37 18-4 0-7 0-12 0 0 5 0 9 0 12 13-1 47-1 63-1 15 0 48 0 63 1 0-3 0-7 0-12-5 0-9 0-14 0-34 0-35-4-35-18 0-72 0-145 0-216z"><text:p/></draw:path><draw:path draw:style-name="gr736" draw:text-style-name="P99" svg:width="0.0173in" svg:height="0.0453in" svg:x="1.1748in" svg:y="0.0988in" svg:viewBox="0 0 45 116" svg:d="M45 41c0-26-9-41-24-41-13 0-21 10-21 20 0 11 8 21 21 21 4 0 10-1 13-6 1 0 1-1 2-1 0 2 1 1 1 7 0 28-14 51-26 63-4 5-4 6-4 7 0 2 2 5 3 5 4 0 35-30 35-75z"><text:p/></draw:path><draw:path draw:style-name="gr737" draw:text-style-name="P99" svg:width="0.0602in" svg:height="0.1004in" svg:x="1.2374in" svg:y="0.0138in" svg:viewBox="0 0 154 256" svg:d="M30 227c13-14 27-26 40-39 61-54 84-75 84-113 0-44-35-75-81-75-44 0-73 36-73 70 0 21 19 21 20 21 6 0 21-4 21-20 0-9-8-19-21-19-4 0-4 0-5 0 9-26 30-40 52-40 35 0 52 32 52 63s-19 61-41 86c-24 27-49 54-74 81-4 4-4 5-4 14 47 0 96 0 143 0 3-22 8-44 11-66-3 0-7 0-10 0-1 12-4 28-8 33-3 4-28 4-37 4-23 0-46 0-69 0z"><text:p/></draw:path><draw:path draw:style-name="gr738" draw:text-style-name="P99" svg:width="0.0173in" svg:height="0.0453in" svg:x="1.3189in" svg:y="0.0988in" svg:viewBox="0 0 45 116" svg:d="M45 41c0-26-9-41-24-41-13 0-21 10-21 20 0 11 8 21 21 21 4 0 10-1 13-6 1 0 1-1 2-1 0 2 1 1 1 7 0 28-14 51-26 63-4 5-4 6-4 7 0 2 2 5 3 5 4 0 35-30 35-75z"><text:p/></draw:path><draw:path draw:style-name="gr739" draw:text-style-name="P99" svg:width="0.063in" svg:height="0.1039in" svg:x="1.3799in" svg:y="0.0138in" svg:viewBox="0 0 161 265" svg:d="M96 122c32-11 54-38 54-68 0-32-35-54-71-54-39 0-69 23-69 53 0 13 9 20 20 20 12 0 19-8 19-20 0-19-17-19-24-19 12-19 39-24 52-24 16 0 37 9 37 43 0 5-1 27-11 44-11 19-24 20-34 21-3 0-12 1-15 1s-6 0-6 4c0 5 3 5 9 5s12 0 18 0c32 0 46 26 46 63 0 52-28 63-44 63-17 0-46-6-59-30 13 3 25-6 25-19 0-15-10-22-21-22-10 0-22 5-22 23 0 34 36 59 78 59 47 0 83-35 83-74 0-31-25-61-65-69z"><text:p/></draw:path><draw:path draw:style-name="gr740" draw:text-style-name="P99" svg:width="0.0173in" svg:height="0.0453in" svg:x="1.4626in" svg:y="0.0988in" svg:viewBox="0 0 45 116" svg:d="M45 41c0-26-10-41-24-41-13 0-21 10-21 20 0 11 8 21 21 21 4 0 9-1 13-6 1 0 1-1 2-1 0 2 0 1 0 7 0 28-13 51-25 63-4 5-4 6-4 7 0 2 1 5 3 5 4 0 35-30 35-75z"><text:p/></draw:path><draw:path draw:style-name="gr741" draw:text-style-name="P99" svg:width="0.0673in" svg:height="0.1024in" svg:x="1.5213in" svg:y="0.0126in" svg:viewBox="0 0 172 261" svg:d="M102 198c0 11 0 22 0 33 0 13 0 18-28 18-4 0-6 0-9 0 0 4 0 8 0 12 16-1 36-1 53-1 15 0 36 0 51 1 0-4 0-8 0-12-2 0-5 0-7 0-29 0-30-5-30-18 0-11 0-22 0-33 13 0 26 0 40 0 0-4 0-9 0-12-14 0-27 0-40 0 0-58 0-117 0-175 0-8 0-11-6-11-3 0-4 0-7 6-40 60-79 119-119 180 0 3 0 8 0 12 34 0 68 0 102 0zM104 186c-30 0-62 0-93 0 31-48 63-97 93-144 0 47 0 96 0 144z"><text:p/></draw:path><draw:path draw:style-name="gr742" draw:text-style-name="P99" svg:width="0.0535in" svg:height="0.1512in" svg:x="1.6039in" svg:y="0.0016in" svg:viewBox="0 0 137 385" svg:d="M56 333c0 16-11 41-53 43-2 0-3 2-3 5 0 4 4 4 8 4 37 0 73-19 73-48s0-59 0-88c0-16 0-28 16-40 14-11 28-11 37-12 1 0 3-2 3-5s-2-3-6-4c-25-1-44-15-49-34-1-4-1-4-1-19 0-25 0-50 0-76 0-16 0-28-18-44-16-12-42-15-55-15-4 0-8 0-8 4s2 4 7 5c24 1 42 13 48 33 1 3 1 4 1 18 0 27 0 53 0 81 0 17 2 24 15 37 8 8 19 11 30 14-32 9-45 27-45 49 0 31 0 61 0 92z"><text:p/></draw:path></draw:g></text:span><text:span text:style-name="T59">. </text:span><text:span text:style-name="T60">ידוע </text:span><text:span text:style-name="T60"><draw:g text:anchor-type="as-char" svg:y="-0.1299in" draw:z-index="385" draw:style-name="gr1"><svg:title>TexMaths</svg:title><svg:desc>11§inline§n - 4b = n - 4 \lc \tfrac{n}{4} \rc = n \bmod 4§svg§600§FALSE§</svg:desc><draw:path draw:style-name="gr704" draw:text-style-name="P98" svg:width="1.9823in" svg:height="0.1665in" svg:x="0.0035in" svg:y="0.0075in" svg:viewBox="0 0 5036 424" svg:d="M2518 424c-839 0-1679 0-2518 0 0-141 0-283 0-424 1679 0 3357 0 5036 0 0 141 0 283 0 424-839 0-1679 0-2518 0z"><text:p/></draw:path><draw:path draw:style-name="gr705" draw:text-style-name="P99" svg:width="0.0823in" svg:height="0.0685in" svg:x="0in" svg:y="0.0622in" svg:viewBox="0 0 210 175" svg:d="M23 149c-1 5-3 14-3 16 0 7 5 10 11 10 4 0 12-3 14-11 1 0 6-19 8-29 3-11 5-23 9-34 2-9 4-17 6-26 1-7 5-18 5-19 5-12 26-47 62-47 18 0 21 14 21 27 0 23-19 73-24 89-4 9-4 15-4 18 0 19 13 32 32 32 36 0 50-56 50-59 0-4-3-4-4-4-5 0-5 1-7 7-8 26-20 48-38 48-7 0-10-4-10-13 0-10 3-19 6-27 8-21 24-63 24-85 0-27-16-42-45-42-34 0-52 25-59 34-2-22-19-34-36-34-18 0-26 15-29 22-6 13-12 36-12 37 0 5 4 5 6 5 3 0 3 0 6-9 7-27 14-46 28-46 7 0 12 5 12 17 0 9-1 13-6 33-8 30-15 60-23 90z"><text:p/></draw:path><draw:path draw:style-name="gr706" draw:text-style-name="P99" svg:width="0.0925in" svg:height="0.0055in" svg:x="0.1335in" svg:y="0.0886in" svg:viewBox="0 0 236 15" svg:d="M223 15c7 0 13 0 13-7 0-8-6-8-13-8-69 0-139 0-209 0-6 0-14 0-14 8 0 7 8 7 14 7 70 0 140 0 209 0z"><text:p/></draw:path><draw:path draw:style-name="gr707" draw:text-style-name="P99" svg:width="0.0673in" svg:height="0.1024in" svg:x="0.2772in" svg:y="0.0264in" svg:viewBox="0 0 172 261" svg:d="M103 197c0 11 0 23 0 34 0 14-1 18-29 18-3 0-6 0-8 0 0 4 0 7 0 12 15-1 36-1 52-1s37 0 53 1c0-5 0-8 0-12-3 0-6 0-8 0-29 0-30-4-30-18 0-11 0-23 0-34 13 0 25 0 39 0 0-3 0-8 0-11-14 0-26 0-39 0 0-58 0-118 0-176 0-8 0-10-7-10-3 0-4 0-7 4-40 61-79 121-119 182 0 3 0 8 0 11 34 0 69 0 103 0zM106 186c-32 0-63 0-95 0 32-48 63-96 95-144 0 48 0 96 0 144z"><text:p/></draw:path><draw:path draw:style-name="gr708" draw:text-style-name="P99" svg:width="0.0555in" svg:height="0.1067in" svg:x="0.3563in" svg:y="0.024in" svg:viewBox="0 0 142 272" svg:d="M74 4c0-1 0-4-5-4-9 0-37 3-47 3-3 1-8 1-8 8 0 6 4 6 10 6 18 0 19 2 19 6 0 2-3 16-6 23-11 42-21 85-32 127-4 18-5 25-5 38 0 37 20 61 48 61 47 0 94-57 94-114 0-34-20-61-52-61-17 0-33 11-45 23 10-39 19-77 29-116zM37 150c3-8 3-9 7-14 19-25 36-30 46-30 13 0 24 12 24 36 0 23-13 67-19 81-14 27-31 41-47 41-13 0-25-11-25-40 0-7 0-14 7-38 2-12 5-24 7-36z"><text:p/></draw:path><draw:path draw:style-name="gr709" draw:text-style-name="P99" svg:width="0.1008in" svg:height="0.035in" svg:x="0.465in" svg:y="0.073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10" draw:text-style-name="P99" svg:width="0.0819in" svg:height="0.0685in" svg:x="0.622in" svg:y="0.0622in" svg:viewBox="0 0 209 175" svg:d="M23 149c-2 5-4 14-4 16 0 7 5 10 12 10 4 0 11-3 14-11 2-10 4-19 7-29 3-11 5-23 8-34 3-9 5-17 7-26 1-7 4-18 6-19 5-12 25-47 62-47 18 0 21 14 21 27 0 23-19 73-25 89-3 9-5 15-5 18 0 19 15 32 32 32 37 0 51-56 51-59 0-4-3-4-4-4-4 0-4 1-6 7-8 26-21 48-40 48-6 0-9-4-9-13 0-10 4-19 7-27 7-21 23-63 23-85 0-27-16-42-44-42-35 0-53 25-60 34-2-22-18-34-35-34-18 0-26 15-30 22-6 13-11 36-11 37 0 5 3 5 4 5 5 0 5 0 7-9 7-27 14-46 29-46 7 0 12 5 12 17 0 9-3 13-7 33-8 30-14 60-22 90z"><text:p/></draw:path><draw:path draw:style-name="gr711" draw:text-style-name="P99" svg:width="0.0921in" svg:height="0.0055in" svg:x="0.7551in" svg:y="0.0886in" svg:viewBox="0 0 235 15" svg:d="M222 15c7 0 13 0 13-7 0-8-6-8-13-8-69 0-140 0-209 0-6 0-13 0-13 8 0 7 7 7 13 7 69 0 140 0 209 0z"><text:p/></draw:path><draw:path draw:style-name="gr712" draw:text-style-name="P99" svg:width="0.0665in" svg:height="0.1024in" svg:x="0.8992in" svg:y="0.0264in" svg:viewBox="0 0 170 261" svg:d="M102 197c0 11 0 23 0 34 0 14 0 18-28 18-4 0-6 0-9 0 0 4 0 7 0 12 16-1 37-1 53-1s36 0 51 1c0-5 0-8 0-12-2 0-5 0-7 0-29 0-30-4-30-18 0-11 0-23 0-34 13 0 25 0 38 0 0-3 0-8 0-11-13 0-25 0-38 0 0-58 0-118 0-176 0-8 0-10-6-10-3 0-4 0-7 4-40 61-79 121-119 182 0 3 0 8 0 11 34 0 68 0 102 0zM104 186c-30 0-62 0-93 0 31-48 63-96 93-144 0 48 0 96 0 144z"><text:p/></draw:path><draw:path draw:style-name="gr713" draw:text-style-name="P99" svg:width="0.0374in" svg:height="0.1819in" svg:x="1.0268in" svg:y="0in" svg:viewBox="0 0 96 463" svg:d="M0 463c6 0 10 0 15 0 0-149 0-298 0-448 27 0 54 0 81 0 0-5 0-9 0-15-32 0-64 0-96 0 0 154 0 309 0 463z"><text:p/></draw:path><draw:path draw:style-name="gr714" draw:text-style-name="P99" svg:width="0.0646in" svg:height="0.0476in" svg:x="1.0913in" svg:y="0.022in" svg:viewBox="0 0 165 122" svg:d="M20 102c-1 4-2 10-2 11 0 6 4 9 8 9 6 0 10-3 11-6 2-4 4-11 5-17 2-5 4-18 6-24s4-12 5-18c3-12 3-13 11-25 7-10 21-24 41-24 15 0 16 13 16 18 0 17-12 47-16 58-4 7-5 10-5 15 0 14 12 23 27 23 26 0 38-37 38-42 0-3-3-3-4-3-4 0-4 1-5 4-6 22-18 33-28 33-7 0-8-4-8-9 0-6 2-10 7-22 3-8 14-37 14-52 0-27-21-31-35-31-22 0-38 13-45 24-3-18-19-24-30-24s-18 9-21 14c-7 10-10 26-10 28 0 3 3 3 4 3 5 0 5-1 7-9 3-15 9-28 19-28 7 0 10 5 10 13 0 5-3 14-5 22s-5 19-6 24c-4 12-6 23-9 35z"><text:p/></draw:path><draw:path draw:style-name="gr715" draw:text-style-name="P99" svg:width="0.0748in" svg:height="0.0055in" svg:x="1.0862in" svg:y="0.0886in" svg:viewBox="0 0 191 15" svg:d="M96 15c-32 0-64 0-96 0 0-5 0-9 0-15 64 0 128 0 191 0 0 6 0 10 0 15-31 0-63 0-95 0z"><text:p/></draw:path><draw:path draw:style-name="gr716" draw:text-style-name="P99" svg:width="0.0516in" svg:height="0.0713in" svg:x="1.0976in" svg:y="0.1102in" svg:viewBox="0 0 132 182" svg:d="M132 138c0-4 0-7 0-10-10 0-20 0-30 0 0-40 0-81 0-120 0-6 0-8-5-8-4 0-5 0-8 3-30 42-59 83-89 125 0 3 0 6 0 10 26 0 53 0 79 0 0 7 0 14 0 22 0 9 0 12-22 12-2 0-4 0-6 0 0 3 0 6 0 10 13 0 30-2 39-2 11 0 28 2 42 2 0-4 0-7 0-10-2 0-5 0-8 0-22 0-22-3-22-12 0-8 0-15 0-22 10 0 20 0 30 0zM81 29c0 33 0 66 0 99-24 0-47 0-71 0 24-33 47-66 71-99z"><text:p/></draw:path><draw:path draw:style-name="gr717" draw:text-style-name="P99" svg:width="0.0374in" svg:height="0.1819in" svg:x="1.1831in" svg:y="0in" svg:viewBox="0 0 96 463" svg:d="M80 463c6 0 10 0 16 0 0-154 0-309 0-463-32 0-64 0-96 0 0 6 0 10 0 15 26 0 54 0 80 0 0 150 0 299 0 448z"><text:p/></draw:path><draw:path draw:style-name="gr718" draw:text-style-name="P99" svg:width="0.1008in" svg:height="0.035in" svg:x="1.3024in" svg:y="0.0736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719" draw:text-style-name="P99" svg:width="0.0819in" svg:height="0.0685in" svg:x="1.4591in" svg:y="0.0622in" svg:viewBox="0 0 209 175" svg:d="M23 149c-1 5-4 14-4 16 0 7 5 10 12 10 4 0 11-3 14-11 2-10 4-19 7-29 3-11 5-23 8-34 3-9 5-17 7-26 1-7 4-18 6-19 5-12 25-47 62-47 18 0 21 14 21 27 0 23-19 73-25 89-3 9-4 15-4 18 0 19 14 32 31 32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720" draw:text-style-name="P99" svg:width="0.1185in" svg:height="0.0669in" svg:x="1.5929in" svg:y="0.0622in" svg:viewBox="0 0 302 171" svg:d="M31 39c0 34 0 69 0 103 0 16-5 16-31 16 0 5 0 8 0 13 14 0 34-2 44-2s31 2 43 2c0-5 0-8 0-13-25 0-30 0-30-16 0-24 0-47 0-72 0-39 28-61 53-61 24 0 29 21 29 43 0 29 0 60 0 90 0 16-5 16-31 16 0 5 0 8 0 13 13 0 33-2 44-2 10 0 29 2 43 2 0-5 0-8 0-13-26 0-30 0-30-16 0-24 0-47 0-72 0-39 27-61 52-61 24 0 28 21 28 43 0 29 0 60 0 90 0 16-4 16-29 16 0 5 0 8 0 13 13 0 33-2 42-2 11 0 31 2 44 2 0-5 0-8 0-13-19 0-29 0-30-11 0-24 0-49 0-73 0-33 0-45-11-60-6-6-19-14-41-14-33 0-50 23-56 39-6-35-34-39-52-39-28 0-46 17-57 41 0-13 0-28 0-41-19 1-36 3-55 4 0 5 0 8 0 13 28 0 31 3 31 22z"><text:p/></draw:path><draw:path draw:style-name="gr721" draw:text-style-name="P99" svg:width="0.0673in" svg:height="0.0693in" svg:x="1.7193in" svg:y="0.061in" svg:viewBox="0 0 172 177" svg:d="M172 90c0-49-40-90-86-90-49 0-86 42-86 90 0 51 40 87 85 87 47 0 87-37 87-87zM86 167c-17 0-34-7-44-25-10-17-10-41-10-55s0-35 9-53c11-17 28-25 44-25 17 0 34 9 44 25 10 17 10 39 10 53s0 35-8 53c-9 16-26 27-45 27z"><text:p/></draw:path><draw:path draw:style-name="gr722" draw:text-style-name="P99" svg:width="0.0748in" svg:height="0.1067in" svg:x="1.8004in" svg:y="0.024in" svg:viewBox="0 0 191 272" svg:d="M134 246c0 9 0 17 0 26 19-1 39-3 57-5 0-4 0-7 0-12-27 0-30-2-30-21 0-78 0-156 0-234-19 1-37 3-55 4 0 5 0 8 0 13 26 0 29 2 29 20 0 28 0 57 0 84-11-14-27-24-48-24-46 0-87 38-87 88 0 49 38 87 82 87 25 0 42-13 52-26zM134 143c0 26 0 53 0 79 0 7 0 8-4 15-11 18-29 27-45 27-18 0-32-11-41-25-10-16-11-38-11-54 0-14 0-38 11-55 9-11 23-24 44-24 13 0 30 5 42 23 4 6 4 7 4 14z"><text:p/></draw:path><draw:path draw:style-name="gr723" draw:text-style-name="P99" svg:width="0.0673in" svg:height="0.1024in" svg:x="1.9264in" svg:y="0.0264in" svg:viewBox="0 0 172 261" svg:d="M103 197c0 11 0 23 0 34 0 14-1 18-29 18-4 0-6 0-9 0 0 4 0 7 0 12 16-1 36-1 53-1 16 0 36 0 52 1 0-5 0-8 0-12-3 0-5 0-8 0-29 0-29-4-29-18 0-11 0-23 0-34 13 0 25 0 39 0 0-3 0-8 0-11-14 0-26 0-39 0 0-58 0-118 0-176 0-8 0-10-7-10-3 0-4 0-7 4-40 61-79 121-119 182 0 3 0 8 0 11 34 0 69 0 103 0zM106 186c-32 0-63 0-95 0 32-48 63-96 95-144 0 48 0 96 0 144z"><text:p/></draw:path></draw:g></text:span><text:span text:style-name="T60">, </text:span><text:span text:style-name="T61">ו־</text:span><text:span text:style-name="T61"><draw:g text:anchor-type="as-char" svg:y="-0.1063in" draw:z-index="386" draw:style-name="gr1"><svg:title>TexMaths</svg:title><svg:desc>11§inline§\bmod§svg§600§FALSE§</svg:desc><draw:path draw:style-name="gr700" draw:text-style-name="P98" svg:width="0.2709in" svg:height="0.0906in" svg:x="0.0028in" svg:y="0.0075in" svg:viewBox="0 0 689 231" svg:d="M0 0c230 0 459 0 689 0 0 77 0 154 0 231-230 0-459 0-689 0 0-77 0-154 0-231z"><text:p/></draw:path><draw:path draw:style-name="gr701" draw:text-style-name="P99" svg:width="0.1181in" svg:height="0.0665in" svg:x="-0.0004in" svg:y="0.0382in" svg:viewBox="0 0 301 170" svg:d="M31 39c0 34 0 68 0 102 0 16-5 16-31 16 0 5 0 9 0 13 14 0 33-2 44-2 10 0 30 2 43 2 0-4 0-8 0-13-25 0-30 0-30-16 0-23 0-47 0-71 0-39 28-61 52-61s29 21 29 43c0 29 0 59 0 89 0 16-5 16-30 16 0 5 0 9 0 13 13 0 33-2 44-2 10 0 30 2 43 2 0-4 0-8 0-13-27 0-31 0-31-16 0-23 0-47 0-71 0-39 27-61 53-61 24 0 28 21 28 43 0 29 0 59 0 89 0 16-4 16-30 16 0 5 0 9 0 13 14 0 34-2 44-2 9 0 30 2 42 2 0-4 0-8 0-13-19 0-29 0-29-11 0-24 0-48 0-72 0-33 0-45-12-60-6-6-18-14-41-14-32 0-50 23-56 39-5-35-33-39-51-39-28 0-46 17-57 41 0-13 0-28 0-41-19 1-36 3-55 4 0 5 0 8 0 13 28 0 31 2 31 22z"><text:p/></draw:path><draw:path draw:style-name="gr702" draw:text-style-name="P99" svg:width="0.0673in" svg:height="0.0689in" svg:x="0.1256in" svg:y="0.0374in" svg:viewBox="0 0 172 176" svg:d="M172 90c0-49-39-90-86-90s-86 42-86 90c0 49 41 86 86 86 47 0 86-37 86-86zM86 166c-17 0-33-7-44-25-9-17-9-40-9-54s0-35 9-53c11-17 28-25 44-25 17 0 34 9 44 25 10 17 10 39 10 53s0 35-9 51c-9 17-25 28-45 28z"><text:p/></draw:path><draw:path draw:style-name="gr703" draw:text-style-name="P99" svg:width="0.0744in" svg:height="0.1063in" svg:x="0.2067in" svg:y="0in" svg:viewBox="0 0 190 271" svg:d="M133 245c0 9 0 17 0 26 19-1 38-4 57-5 0-4 0-7 0-12-27 0-29-2-29-21 0-78 0-155 0-233-19 1-38 3-56 4 0 5 0 8 0 13 27 0 29 2 29 20 0 28 0 55 0 84-11-14-27-24-48-24-45 0-86 38-86 87 0 48 37 87 81 87 26 0 43-13 52-26zM133 142c0 26 0 53 0 79 0 7 0 8-3 15-12 18-30 26-46 26-18 0-31-10-41-24-10-16-11-38-11-54 0-14 1-38 12-54 8-11 23-24 44-24 13 0 30 5 42 23 3 6 3 7 3 13z"><text:p/></draw:path></draw:g></text:span><text:span text:style-name="T61"> מקיים את תחום ההגדרה המתאים כדרוש. </text:span><text:span text:style-name="T61"><draw:g text:anchor-type="as-char" svg:y="-0.1043in" draw:z-index="387" draw:style-name="gr1"><svg:title>TexMaths</svg:title><svg:desc>11§inline§\bs§svg§600§FALSE§</svg:desc><draw:path draw:style-name="gr698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699" draw:text-style-name="P99" svg:width="0.1in" svg:height="0.1039in" svg:x="0.0004in" svg:y="0in" svg:viewBox="0 0 255 265" svg:d="M255 13c0-11-1-13-13-13-76 0-153 0-229 0-12 0-13 1-13 13 0 80 0 158 0 237 0 12 1 15 13 15 76 0 152 0 228 0 13 0 14-1 14-14 0-79 0-158 0-238z"><text:p/></draw:path></draw:g></text:span></text:p>
      <text:h text:style-name="Heading_20_3" text:outline-level="3">סעיף (ו)</text:h>
      <text:p text:style-name="P53">צ.ל. <text:span text:style-name="T9"><draw:g text:anchor-type="as-char" svg:y="-0.1134in" draw:z-index="149" draw:name="Shape163" draw:style-name="gr1057"><svg:title>TexMaths</svg:title><svg:desc>11§inline§(3, 4) \cup (5, 7] \sim \R§svg§600§FALSE§</svg:desc><draw:path draw:style-name="gr1058" draw:text-style-name="P98" svg:width="1.122in" svg:height="0.1358in" svg:x="0.0004in" svg:y="0.0071in" svg:viewBox="0 0 2851 346" svg:d="M1427 346c-477 0-952 0-1427 0 0-116 0-230 0-346 950 0 1901 0 2851 0 0 116 0 230 0 346-475 0-950 0-1424 0z"><text:p/></draw:path><draw:path draw:style-name="gr1059" draw:text-style-name="P99" svg:width="0.035in" svg:height="0.1512in" svg:x="0in" svg:y="0in" svg:viewBox="0 0 90 385" svg:d="M90 381c0-1 0-1-6-8-49-49-62-122-62-180 0-67 15-135 63-182 5-5 5-5 5-7 0-3-2-4-4-4-3 0-39 26-62 76-20 42-24 85-24 117 0 29 4 76 25 120 23 47 58 72 61 72 2 0 4-1 4-4z"><text:p/></draw:path><draw:path draw:style-name="gr1059" draw:text-style-name="P99" svg:width="0.0626in" svg:height="0.1035in" svg:x="0.0508in" svg:y="0.013in" svg:viewBox="0 0 160 264" svg:d="M96 121c32-11 54-37 54-68 0-32-34-53-72-53s-68 23-68 52c0 13 9 21 20 21 12 0 20-9 20-20 0-20-19-20-25-20 12-19 38-24 52-24 15 0 37 9 37 44 0 4-1 26-11 44-12 18-25 20-34 20-3 0-13 1-15 1-3 0-6 1-6 4 0 5 3 5 9 5s11 0 17 0c32 0 46 26 46 63 0 52-26 63-43 63-18 0-46-6-59-29 13 2 25-7 25-20 0-15-11-22-22-22-9 0-21 5-21 23 0 34 35 59 78 59 46 0 82-35 82-74 0-31-25-61-64-69z"><text:p/></draw:path><draw:path draw:style-name="gr1059" draw:text-style-name="P99" svg:width="0.0173in" svg:height="0.0453in" svg:x="0.1335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669in" svg:height="0.102in" svg:x="0.1925in" svg:y="0.0098in" svg:viewBox="0 0 171 260" svg:d="M102 197c0 11 0 22 0 33 0 13-1 18-29 18-3 0-6 0-8 0 0 4 0 9 0 12 15-1 35-1 52-1 15 0 37 0 52 1 0-3 0-8 0-12-2 0-5 0-7 0-29 0-30-5-30-18 0-11 0-22 0-33 13 0 25 0 39 0 0-4 0-9 0-12-14 0-26 0-39 0 0-58 0-117 0-175 0-8 0-10-7-10-3 0-4 0-7 4-40 61-78 120-118 181 0 3 0 8 0 12 34 0 68 0 102 0zM105 185c-32 0-63 0-95 0 32-48 63-96 95-143 0 47 0 95 0 143z"><text:p/></draw:path><draw:path draw:style-name="gr1059" draw:text-style-name="P99" svg:width="0.035in" svg:height="0.1512in" svg:x="0.2724in" svg:y="0in" svg:viewBox="0 0 90 385" svg:d="M90 193c0-30-4-76-25-120-23-48-57-73-61-73-2 0-4 2-4 4s0 2 8 9c38 38 60 99 60 180 0 65-14 133-62 181-6 6-6 6-6 7 0 2 2 4 4 4 4 0 39-26 62-76 20-41 24-84 24-116z"><text:p/></draw:path><draw:path draw:style-name="gr1059" draw:text-style-name="P99" svg:width="0.0846in" svg:height="0.0937in" svg:x="0.3654in" svg:y="0.0217in" svg:viewBox="0 0 216 239" svg:d="M216 14c0-6 0-14-8-14s-8 8-8 14c0 47 0 93 0 140 0 57-62 70-92 70-18 0-42-4-62-16-29-19-29-44-29-54 0-47 0-93 0-140 0-6 0-14-9-14-8 0-8 8-8 14 0 48 0 94 0 141 0 59 59 84 108 84 50 0 108-28 108-83 0-47 0-94 0-142z"><text:p/></draw:path><draw:path draw:style-name="gr1059" draw:text-style-name="P99" svg:width="0.035in" svg:height="0.1512in" svg:x="0.5071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602in" svg:height="0.1035in" svg:x="0.5587in" svg:y="0.013in" svg:viewBox="0 0 154 264" svg:d="M154 179c0-46-32-84-74-84-18 0-35 6-49 20 0-26 0-51 0-76 9 3 21 5 33 5 48 0 75-35 75-40 0-3-1-4-4-4-1 0-1 0-3 1-8 3-26 11-53 11-15 0-33-3-51-11-3-1-4-1-5-1-3 0-3 3-3 9 0 38 0 76 0 114 0 8 0 10 5 10 3 0 4-1 5-3 4-6 18-27 49-27 21 0 30 18 33 25 7 14 8 29 8 48 0 13 0 36-10 52-9 15-23 25-41 25-28 0-50-21-57-43 1 0 2 0 7 0 12 0 18-9 18-17 0-10-6-19-18-19-6 0-19 3-19 21 0 32 26 69 69 69 45 0 85-37 85-85z"><text:p/></draw:path><draw:path draw:style-name="gr1059" draw:text-style-name="P99" svg:width="0.0173in" svg:height="0.0453in" svg:x="0.6402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646in" svg:height="0.1055in" svg:x="0.7035in" svg:y="0.0098in" svg:viewBox="0 0 165 269" svg:d="M162 26c3-5 3-5 3-14-31 0-63 0-93 0-48 0-49-4-50-12-3 0-7 0-10 0-4 26-8 53-12 79 3 0 6 0 9 0 1-5 5-29 10-35 3-2 33-2 38-2 27 0 53 0 79 0-3 6-34 48-42 61-36 52-48 105-48 145 0 3 0 21 18 21 17 0 17-18 17-21 0-7 0-13 0-20 0-21 2-42 5-63 1-9 6-42 24-66s34-48 52-73z"><text:p/></draw:path><draw:path draw:style-name="gr1059" draw:text-style-name="P99" svg:width="0.0209in" svg:height="0.1512in" svg:x="0.774in" svg:y="0in" svg:viewBox="0 0 54 385" svg:d="M54 0c-18 0-36 0-54 0 0 6 0 10 0 15 12 0 25 0 37 0 0 118 0 237 0 355-12 0-25 0-37 0 0 5 0 10 0 15 18 0 36 0 54 0 0-128 0-256 0-385z"><text:p/></draw:path><draw:path draw:style-name="gr1059" draw:text-style-name="P99" svg:width="0.1016in" svg:height="0.0354in" svg:x="0.8638in" svg:y="0.0571in" svg:viewBox="0 0 259 91" svg:d="M259 13c0-9-4-12-6-12s-5 2-5 10c-3 37-28 58-54 58s-43-16-63-33-40-36-66-36c-42 0-65 43-65 78 0 12 3 8 6 12 4 0 5-7 5-9 1-41 31-59 54-59 24 0 43 17 62 33 19 18 40 36 67 36 41 0 65-43 65-78z"><text:p/></draw:path><draw:path draw:style-name="gr1059" draw:text-style-name="P99" svg:width="0.1043in" svg:height="0.1031in" svg:x="1.0181in" svg:y="0.0098in" svg:viewBox="0 0 266 263" svg:d="M98 143c4 0 10 0 14 0 19 30 39 60 57 88 5 7 14 22 18 28 3 4 4 4 13 4 18 0 35 0 53 0 8 0 13 0 13-6 0-4-2-6-5-7-15-3-34-29-43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2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9">. </text:span><text:span text:style-name="T83">נבחר זיווג: </text:span></text:p>
      <text:p text:style-name="P18"><draw:g text:anchor-type="as-char" svg:y="-0.228in" draw:z-index="311" draw:name="Shape164" draw:style-name="gr1057"><svg:title>TexMaths</svg:title><svg:desc>11§latex§f \colon (3, 4) \cup (5, 7] \to \R. f = \lambda r \in (3, 4) \cup (5, 7]. 
\begin{cases}
  \tfrac{1}{r - 4} + 1 &amp;\case r \in (3, 4) \\
  \tfrac{2}{r - 5} - 1 &amp;\case r \in (5, 7]
\end{cases}§svg§600§FALSE§</svg:desc><draw:path draw:style-name="gr1058" draw:text-style-name="P98" svg:width="4.4571in" svg:height="0.4394in" svg:x="0.0236in" svg:y="0.0071in" svg:viewBox="0 0 11322 1117" svg:d="M5662 1117c-1888 0-3774 0-5662 0 0-373 0-744 0-1117 3774 0 7547 0 11322 0 0 373 0 744 0 1117-1887 0-3774 0-5660 0z"><text:p/></draw:path><draw:path draw:style-name="gr1059" draw:text-style-name="P99" svg:width="0.0488in" svg:height="0.1063in" svg:x="0in" svg:y="0.1575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50 1 0-4 0-7 0-11-4 0-6 0-9 0-29 0-29-4-29-18 0-42 0-83 0-124 14 0 30 0 44 0 0-5 0-8 0-12-15 0-30 0-45 0z"><text:p/></draw:path><draw:path draw:style-name="gr1059" draw:text-style-name="P99" svg:width="0.0157in" svg:height="0.065in" svg:x="0.122in" svg:y="0.2in" svg:viewBox="0 0 41 166" svg:d="M41 21c0-11-9-21-20-21-12 0-21 10-21 21s9 20 21 20c11 0 20-9 20-20zM41 146c0-11-9-21-20-21-12 0-21 10-21 21s9 20 21 20c11 0 20-9 20-20z"><text:p/></draw:path><draw:path draw:style-name="gr1059" draw:text-style-name="P99" svg:width="0.035in" svg:height="0.1516in" svg:x="0.2169in" svg:y="0.1516in" svg:viewBox="0 0 90 386" svg:d="M90 382c0-1 0-2-6-8-49-49-61-122-61-181 0-67 14-134 62-182 5-6 5-6 5-7 0-3-2-4-4-4-3 0-39 26-61 76-19 42-25 84-25 117 0 30 4 77 26 120 24 47 57 73 60 73 2 0 4-1 4-4z"><text:p/></draw:path><draw:path draw:style-name="gr1059" draw:text-style-name="P99" svg:width="0.063in" svg:height="0.1039in" svg:x="0.2677in" svg:y="0.1646in" svg:viewBox="0 0 161 265" svg:d="M96 121c32-11 54-37 54-68 0-32-34-53-71-53-39 0-69 23-69 52 0 13 9 21 20 21 12 0 20-9 20-20 0-20-18-20-24-20 11-19 38-24 51-24 17 0 37 9 37 44 0 4-1 26-11 44-11 18-24 19-34 19-3 0-12 2-15 2s-6 1-6 4c0 4 3 4 9 4s12 0 18 0c32 0 46 27 46 64 0 53-27 64-44 64-16 0-46-7-59-29 13 1 25-6 25-22 0-13-10-21-21-21-10 0-22 6-22 22 0 36 36 61 78 61 47 0 83-35 83-75 0-31-25-61-65-69z"><text:p/></draw:path><draw:path draw:style-name="gr1059" draw:text-style-name="P99" svg:width="0.0173in" svg:height="0.0449in" svg:x="0.3504in" svg:y="0.248in" svg:viewBox="0 0 45 115" svg:d="M45 41c0-26-9-41-24-41-13 0-21 10-21 21 0 10 8 20 21 20 4 0 10-1 13-5 1-1 1-1 2-1 0 2 1 0 1 6 0 28-14 51-26 65-4 4-4 4-4 5 0 3 2 4 3 4 4 0 35-29 35-74z"><text:p/></draw:path><draw:path draw:style-name="gr1059" draw:text-style-name="P99" svg:width="0.0673in" svg:height="0.102in" svg:x="0.4094in" svg:y="0.163in" svg:viewBox="0 0 172 260" svg:d="M102 198c0 11 0 22 0 33 0 14 0 18-28 18-4 0-6 0-9 0 0 4 0 7 0 11 16-1 36-1 53-1 16 0 36 0 53 1 0-4 0-7 0-11-4 0-6 0-9 0-29 0-29-4-29-18 0-11 0-22 0-33 13 0 25 0 39 0 0-5 0-8 0-12-14 0-26 0-39 0 0-59 0-118 0-176 0-8 0-10-6-10-4 0-5 0-8 4-40 61-79 121-119 182 0 4 0 7 0 12 34 0 68 0 102 0zM106 186c-32 0-63 0-95 0 32-49 63-96 95-144 0 48 0 95 0 144z"><text:p/></draw:path><draw:path draw:style-name="gr1059" draw:text-style-name="P99" svg:width="0.0346in" svg:height="0.1516in" svg:x="0.4898in" svg:y="0.1516in" svg:viewBox="0 0 89 386" svg:d="M89 193c0-30-3-77-25-120-23-48-56-73-61-73-2 0-3 2-3 4 0 1 0 1 8 9 37 39 59 99 59 180 0 66-14 133-63 183-4 4-4 5-4 6 0 3 1 4 3 4 5 0 40-27 62-75 20-43 24-86 24-118z"><text:p/></draw:path><draw:path draw:style-name="gr1059" draw:text-style-name="P99" svg:width="0.0843in" svg:height="0.0933in" svg:x="0.5827in" svg:y="0.1752in" svg:viewBox="0 0 215 238" svg:d="M215 13c0-6 0-13-8-13s-8 7-8 13c0 46 0 94 0 140 0 58-63 70-91 70-18 0-42-3-63-16-30-19-30-44-30-54 0-46 0-94 0-140 0-6 0-13-7-13-8 0-8 7-8 13 0 47 0 95 0 142 0 58 59 83 108 83s107-26 107-83c0-47 0-95 0-142z"><text:p/></draw:path><draw:path draw:style-name="gr1059" draw:text-style-name="P99" svg:width="0.0346in" svg:height="0.1516in" svg:x="0.7248in" svg:y="0.1516in" svg:viewBox="0 0 89 386" svg:d="M89 382c0-1 0-2-6-8-49-49-61-122-61-181 0-67 15-134 63-182 4-6 4-6 4-7 0-3-1-4-3-4-5 0-39 26-62 76-20 42-24 84-24 117 0 30 4 77 25 120 23 47 56 73 61 73 2 0 3-1 3-4z"><text:p/></draw:path><draw:path draw:style-name="gr1059" draw:text-style-name="P99" svg:width="0.0602in" svg:height="0.1039in" svg:x="0.776in" svg:y="0.1646in" svg:viewBox="0 0 154 265" svg:d="M154 179c0-46-31-84-73-84-18 0-35 6-49 19 0-25 0-50 0-76 8 4 21 6 33 6 47 0 75-35 75-40 0-3-1-4-5-4-1 0-1 0-3 1-8 3-26 11-52 11-15 0-34-3-51-11-4-1-4-1-5-1-4 0-4 3-4 9 0 38 0 76 0 114 0 8 0 10 5 10 4 0 4-1 6-3 4-6 19-27 49-27 20 0 30 18 33 24 7 15 7 30 7 49 0 14 0 37-9 54-10 14-24 24-42 24-27 0-50-20-56-43 1 0 2 1 6 1 13 0 20-10 20-19s-7-19-20-19c-5 0-19 3-19 21 0 32 28 70 70 70 46 0 84-38 84-86z"><text:p/></draw:path><draw:path draw:style-name="gr1059" draw:text-style-name="P99" svg:width="0.0173in" svg:height="0.0449in" svg:x="0.8579in" svg:y="0.248in" svg:viewBox="0 0 45 115" svg:d="M45 41c0-26-10-41-25-41-12 0-20 10-20 21 0 10 8 20 20 20 4 0 10-1 14-5 1-1 1-1 1-1 1 0 1 0 1 6 0 28-13 51-26 65-4 4-4 4-4 5 0 3 2 4 4 4 4 0 35-29 35-74z"><text:p/></draw:path><draw:path draw:style-name="gr1059" draw:text-style-name="P99" svg:width="0.065in" svg:height="0.1055in" svg:x="0.9209in" svg:y="0.163in" svg:viewBox="0 0 166 269" svg:d="M163 26c3-5 3-5 3-14-31 0-63 0-93 0-48 0-49-4-50-12-3 0-6 0-10 0-4 26-9 53-13 79 3 0 7 0 10 0 1-5 4-30 10-34 2-3 33-3 37-3 27 0 54 0 81 0-5 6-36 48-43 61-36 52-49 106-49 145 0 4 0 21 19 21 18 0 18-17 18-21 0-6 0-13 0-19 0-21 1-43 4-64 1-9 7-42 23-66 18-24 35-48 53-73z"><text:p/></draw:path><draw:path draw:style-name="gr1059" draw:text-style-name="P99" svg:width="0.0205in" svg:height="0.1516in" svg:x="0.9917in" svg:y="0.1516in" svg:viewBox="0 0 53 386" svg:d="M53 0c-18 0-35 0-53 0 0 5 0 10 0 15 12 0 25 0 37 0 0 119 0 237 0 355-12 0-25 0-37 0 0 5 0 10 0 16 18 0 35 0 53 0 0-129 0-257 0-386z"><text:p/></draw:path><draw:path draw:style-name="gr1059" draw:text-style-name="P99" svg:width="0.1346in" svg:height="0.0787in" svg:x="1.0815in" svg:y="0.1882in" svg:viewBox="0 0 343 201" svg:d="M301 109c-22 15-31 32-35 36-17 28-14 34-21 52 0 4 6 4 8 4 7 0 8 0 9-8 9-37 32-70 76-87 4-2 5-3 5-5 0-3-2-4-3-4-17-7-64-27-78-92-1-4-2-5-9-5-2 0-8 0-8 4 0 1 5 26 20 52 8 11 20 24 36 37-95 0-191 0-287 0-7 0-14 0-14 8s7 8 14 8c96 0 192 0 287 0z"><text:p/></draw:path><draw:path draw:style-name="gr1059" draw:text-style-name="P99" svg:width="0.1043in" svg:height="0.1035in" svg:x="1.2697in" svg:y="0.1618in" svg:viewBox="0 0 266 264" svg:d="M98 143c4 0 9 0 13 0 20 30 39 59 58 90 5 5 14 21 18 26 2 5 4 5 13 5 18 0 35 0 53 0 7 0 13 0 13-7 0-3-2-5-6-6-15-4-33-29-42-41-3-4-22-30-49-72 35-5 69-20 69-65 0-54-58-73-103-73-40 0-81 0-122 0-6 0-13 0-13 7 0 6 8 6 11 6 22 0 24 3 24 22 0 65 0 129 0 194 0 19-2 22-24 22-3 0-11 0-11 6 0 7 7 7 13 7 35 0 71 0 106 0 8 0 13 0 13-7 0-6-7-6-11-6-22 0-23-4-23-22 0-29 0-58 0-86zM173 124c10-14 12-35 12-51 0-19-3-39-16-55 17 3 54 15 54 55 0 24-11 43-50 51zM98 34c0-8 0-21 24-21 32 0 49 14 49 60 0 49-13 57-73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1059" draw:text-style-name="P99" svg:width="0.0157in" svg:height="0.0157in" svg:x="1.3906in" svg:y="0.248in" svg:viewBox="0 0 41 41" svg:d="M41 21c0-11-10-21-21-21s-20 10-20 21 9 20 20 20 21-9 21-20z"><text:p/></draw:path><draw:path draw:style-name="gr1059" draw:text-style-name="P99" svg:width="0.0756in" svg:height="0.1378in" svg:x="1.428in" svg:y="0.1575in" svg:viewBox="0 0 193 351" svg:d="M121 118c11 0 22 0 33 0 8 0 12 0 12-8 0-4-4-4-11-4-11 0-21 0-32 0 4-15 6-30 9-44 1-8 7-36 9-40 3-8 10-13 17-13 3 0 13 0 20 6-17 1-21 16-21 21 0 9 7 13 15 13 10 0 21-7 21-23 0-17-18-26-35-26-12 0-37 7-48 45-2 8-3 12-13 61-9 0-18 0-27 0-7 0-12 0-12 7 0 5 5 5 11 5 9 0 18 0 27 0-10 50-20 101-30 152-7 38-13 73-33 73-2 0-12 0-19-8 18-1 21-14 21-21 0-8-6-13-14-13-10 0-21 9-21 23 0 18 17 27 33 27 21 0 36-22 43-38 13-24 22-70 22-73 8-41 15-82 23-122z"><text:p/></draw:path><draw:path draw:style-name="gr1059" draw:text-style-name="P99" svg:width="0.1008in" svg:height="0.035in" svg:x="1.5614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48in" svg:height="0.1071in" svg:x="1.7217in" svg:y="0.1598in" svg:viewBox="0 0 191 273" svg:d="M118 155c15 41 34 99 40 109 7 7 10 7 21 7 3 0 6 0 8 0 4 0 4-2 4-3s-1-2-2-3c-3-5-5-11-9-19-26-72-51-146-78-219-8-23-29-27-47-27-2 0-8 0-8 4s4 4 5 4c12 2 15 4 24 30 12 36 25 71 37 106-35 35-71 70-106 105-5 5-7 7-7 13s6 11 12 11 9-5 12-8c31-38 63-74 94-110z"><text:p/></draw:path><draw:path draw:style-name="gr1059" draw:text-style-name="P99" svg:width="0.0614in" svg:height="0.0685in" svg:x="1.8071in" svg:y="0.198in" svg:viewBox="0 0 157 175" svg:d="M22 148c-1 6-3 15-3 17 0 6 5 10 12 10 4 0 11-4 14-11 0-1 13-54 16-61 2-13 9-39 12-50 1-5 12-23 21-31 3-3 14-13 31-13 10 0 10 3 16 4-11 2-20 11-20 22 0 6 3 13 14 13 10 0 22-8 22-23 0-13-12-25-32-25-25 0-42 19-49 30-3-17-18-30-35-30-19 0-26 15-29 22-8 13-12 36-12 37 0 5 3 5 4 5 4 0 5 0 7-9 7-28 14-46 29-46 6 0 11 3 11 17 0 9-1 12-6 33-8 30-15 60-23 89z"><text:p/></draw:path><draw:path draw:style-name="gr1059" draw:text-style-name="P99" svg:width="0.0756in" svg:height="0.0874in" svg:x="1.9303in" svg:y="0.1835in" svg:viewBox="0 0 193 223" svg:d="M179 120c7 0 14 0 14-8s-7-8-14-8c-55 0-109 0-164 0 5-51 50-89 104-89 20 0 41 0 60 0 7 0 14 0 14-7 0-8-7-8-14-8-19 0-40 0-60 0-67 0-119 51-119 112 0 62 52 111 119 111 20 0 41 0 60 0 7 0 14 0 14-8 0-7-7-7-14-7-19 0-40 0-60 0-54 0-99-37-104-88 55 0 109 0 164 0z"><text:p/></draw:path><draw:path draw:style-name="gr1059" draw:text-style-name="P99" svg:width="0.035in" svg:height="0.1516in" svg:x="2.0764in" svg:y="0.1516in" svg:viewBox="0 0 90 386" svg:d="M90 382c0-1 0-2-6-8-49-49-61-122-61-181 0-67 14-134 62-182 5-6 5-6 5-7 0-3-2-4-4-4-3 0-39 26-62 76-20 42-24 84-24 117 0 30 4 77 25 120 23 47 58 73 61 73 2 0 4-1 4-4z"><text:p/></draw:path><draw:path draw:style-name="gr1059" draw:text-style-name="P99" svg:width="0.063in" svg:height="0.1039in" svg:x="2.1268in" svg:y="0.1646in" svg:viewBox="0 0 161 265" svg:d="M96 121c32-11 54-37 54-68 0-32-34-53-71-53-39 0-69 23-69 52 0 13 9 21 20 21 12 0 20-9 20-20 0-20-18-20-25-20 12-19 38-24 52-24 17 0 37 9 37 44 0 4-1 26-11 44-12 18-24 19-34 19-3 0-13 2-15 2-3 0-6 1-6 4 0 4 3 4 9 4s12 0 18 0c31 0 45 27 45 64 0 53-26 64-43 64-16 0-46-7-59-29 13 1 25-6 25-22 0-13-10-21-21-21-10 0-22 6-22 22 0 36 36 61 78 61 47 0 83-35 83-75 0-31-25-61-65-69z"><text:p/></draw:path><draw:path draw:style-name="gr1059" draw:text-style-name="P99" svg:width="0.0173in" svg:height="0.0449in" svg:x="2.2098in" svg:y="0.248in" svg:viewBox="0 0 45 115" svg:d="M45 41c0-26-10-41-24-41-13 0-21 10-21 21 0 10 8 20 21 20 4 0 9-1 13-5 1-1 1-1 2-1 0 2 0 0 0 6 0 28-13 51-26 65-3 4-3 4-3 5 0 3 1 4 3 4 4 0 35-29 35-74z"><text:p/></draw:path><draw:path draw:style-name="gr1059" draw:text-style-name="P99" svg:width="0.0673in" svg:height="0.102in" svg:x="2.2681in" svg:y="0.163in" svg:viewBox="0 0 172 260" svg:d="M102 198c0 11 0 22 0 33 0 14 0 18-28 18-4 0-6 0-9 0 0 4 0 7 0 11 16-1 36-1 53-1 15 0 36 0 51 1 0-4 0-7 0-11-2 0-5 0-7 0-29 0-30-4-30-18 0-11 0-22 0-33 13 0 26 0 40 0 0-5 0-8 0-12-14 0-27 0-40 0 0-59 0-118 0-176 0-8 0-10-5-10-4 0-5 0-8 4-40 61-79 121-119 182 0 4 0 7 0 12 34 0 68 0 102 0zM105 186c-31 0-63 0-94 0 31-49 63-96 94-144 0 48 0 95 0 144z"><text:p/></draw:path><draw:path draw:style-name="gr1059" draw:text-style-name="P99" svg:width="0.0346in" svg:height="0.1516in" svg:x="2.3488in" svg:y="0.1516in" svg:viewBox="0 0 89 386" svg:d="M89 193c0-30-4-77-25-120-23-48-56-73-61-73-2 0-3 2-3 4 0 1 0 1 7 9 38 39 60 99 60 180 0 66-14 133-63 183-4 4-4 5-4 6 0 3 1 4 3 4 5 0 39-27 62-75 20-43 24-86 24-118z"><text:p/></draw:path><draw:path draw:style-name="gr1059" draw:text-style-name="P99" svg:width="0.0843in" svg:height="0.0933in" svg:x="2.4413in" svg:y="0.1752in" svg:viewBox="0 0 215 238" svg:d="M215 13c0-6 0-13-8-13s-8 7-8 13c0 46 0 94 0 140 0 58-63 70-92 70-17 0-41-3-62-16-30-19-30-44-30-54 0-46 0-94 0-140 0-6 0-13-7-13-8 0-8 7-8 13 0 47 0 95 0 142 0 58 59 83 107 83 50 0 108-26 108-83 0-47 0-95 0-142z"><text:p/></draw:path><draw:path draw:style-name="gr1059" draw:text-style-name="P99" svg:width="0.0346in" svg:height="0.1516in" svg:x="2.5835in" svg:y="0.1516in" svg:viewBox="0 0 89 386" svg:d="M89 382c0-1 0-2-6-8-49-49-61-122-61-181 0-67 14-134 63-182 4-6 4-6 4-7 0-3-1-4-3-4-5 0-39 26-62 76-20 42-24 84-24 117 0 30 4 77 25 120 23 47 56 73 61 73 2 0 3-1 3-4z"><text:p/></draw:path><draw:path draw:style-name="gr1059" draw:text-style-name="P99" svg:width="0.0602in" svg:height="0.1039in" svg:x="2.635in" svg:y="0.1646in" svg:viewBox="0 0 154 265" svg:d="M154 179c0-46-31-84-73-84-18 0-35 6-49 19 0-25 0-50 0-76 8 4 21 6 33 6 47 0 75-35 75-40 0-3-1-4-5-4-1 0-1 0-3 1-8 3-26 11-53 11-15 0-33-3-50-11-4-1-4-1-5-1-4 0-4 3-4 9 0 38 0 76 0 114 0 8 0 10 5 10 3 0 4-1 6-3 3-6 17-27 49-27 20 0 30 18 33 24 6 15 7 30 7 49 0 14 0 37-9 54-10 14-24 24-42 24-28 0-50-20-57-43 1 0 2 1 7 1 13 0 20-10 20-19s-7-19-20-19c-6 0-19 3-19 21 0 32 26 70 70 70s84-38 84-86z"><text:p/></draw:path><draw:path draw:style-name="gr1059" draw:text-style-name="P99" svg:width="0.0177in" svg:height="0.0449in" svg:x="2.7165in" svg:y="0.248in" svg:viewBox="0 0 46 115" svg:d="M46 41c0-26-10-41-25-41-13 0-21 10-21 21 0 10 8 20 21 20 4 0 10-1 13-5 1-1 1-1 2-1s1 0 1 6c0 28-13 51-26 65-4 4-4 4-4 5 0 3 2 4 4 4 3 0 35-29 35-74z"><text:p/></draw:path><draw:path draw:style-name="gr1059" draw:text-style-name="P99" svg:width="0.065in" svg:height="0.1055in" svg:x="2.7795in" svg:y="0.163in" svg:viewBox="0 0 166 269" svg:d="M163 26c3-5 3-5 3-14-32 0-63 0-94 0-47 0-48-4-49-12-3 0-6 0-10 0-4 26-9 53-13 79 3 0 7 0 10 0 1-5 4-30 10-34 2-3 33-3 37-3 27 0 54 0 81 0-5 6-36 48-43 61-36 52-49 106-49 145 0 4-1 21 18 21 17 0 19-17 19-21 0-6 0-13 0-19 0-21 1-43 3-64 2-9 8-42 24-66 18-24 35-48 53-73z"><text:p/></draw:path><draw:path draw:style-name="gr1059" draw:text-style-name="P99" svg:width="0.0205in" svg:height="0.1516in" svg:x="2.8508in" svg:y="0.1516in" svg:viewBox="0 0 53 386" svg:d="M53 0c-18 0-35 0-53 0 0 5 0 10 0 15 12 0 25 0 37 0 0 119 0 237 0 355-12 0-25 0-37 0 0 5 0 10 0 16 18 0 35 0 53 0 0-129 0-257 0-386z"><text:p/></draw:path><draw:path draw:style-name="gr1059" draw:text-style-name="P99" svg:width="0.0157in" svg:height="0.0157in" svg:x="2.9028in" svg:y="0.248in" svg:viewBox="0 0 41 41" svg:d="M41 21c0-11-9-21-20-21-12 0-21 10-21 21s9 20 21 20c11 0 20-9 20-20z"><text:p/></draw:path><draw:path draw:style-name="gr1059" draw:text-style-name="P99" svg:width="0.078in" svg:height="0.4547in" svg:x="2.9791in" svg:y="0in" svg:viewBox="0 0 199 1156" svg:d="M118 719c0-42-29-107-96-140 42-23 91-68 96-139 0-2 0-3 0-3 0-90 0-179 0-268 0-31 0-38 3-53 8-30 25-69 75-97 3-3 3-3 3-10 0-8 0-9-9-9-6 0-7 0-17 7-87 48-93 120-93 134 0 91 0 182 0 274 0 28 0 59-19 94-18 32-39 48-55 59-6 3-6 3-6 10 0 8 0 8 3 10 33 20 69 55 76 118 1 8 1 8 1 13 0 99 0 198 0 296 0 31 20 96 95 136 9 5 10 5 15 5 9 0 9-1 9-9 0-7 0-7-1-8-18-10-68-41-78-108-2-10-2-11-2-16 0-98 0-197 0-296z"><text:p/></draw:path><draw:path draw:style-name="gr1059" draw:text-style-name="P99" svg:width="0.0382in" svg:height="0.0701in" svg:x="3.187in" svg:y="0.0307in" svg:viewBox="0 0 98 179" svg:d="M62 8c0-8-1-8-9-8-18 16-42 16-53 16 0 4 0 7 0 10 7 0 24 0 40-7 0 46 0 92 0 138 0 9 0 12-28 12-3 0-6 0-10 0 0 4 0 7 0 10 5 0 38-1 48-1 8 0 42 1 48 1 0-3 0-6 0-10-3 0-7 0-10 0-26 0-26-3-26-12 0-49 0-100 0-149z"><text:p/></draw:path><draw:path draw:style-name="gr1059" draw:text-style-name="P99" svg:width="0.2154in" svg:height="0.0055in" svg:x="3.098in" svg:y="0.1209in" svg:viewBox="0 0 548 15" svg:d="M274 15c-91 0-183 0-274 0 0-5 0-10 0-15 183 0 365 0 548 0 0 5 0 10 0 15-91 0-183 0-274 0z"><text:p/></draw:path><draw:path draw:style-name="gr1059" draw:text-style-name="P99" svg:width="0.0488in" svg:height="0.0476in" svg:x="3.1031in" svg:y="0.1665in" svg:viewBox="0 0 125 122" svg:d="M51 64c0-1 6-26 6-27 1-2 9-16 18-22 3-2 10-7 22-7 2 0 9 0 14 3-8 2-11 10-11 15 0 6 3 10 10 10 6 0 15-5 15-16 0-15-14-20-28-20s-27 5-39 19c-4-17-21-19-27-19-10 0-17 5-21 13-7 11-10 27-10 28 0 4 3 4 4 4 4 0 5-1 6-9 4-16 10-28 20-28 7 0 9 5 9 13 0 4-2 14-4 22s-5 19-6 24c-4 12-6 23-9 35-1 4-2 10-2 11 0 6 4 9 8 9 5 0 10-3 13-9 0-1 3-13 4-20 2-9 5-19 8-29z"><text:p/></draw:path><draw:path draw:style-name="gr1059" draw:text-style-name="P99" svg:width="0.0717in" svg:height="0.0047in" svg:x="3.1693in" svg:y="0.1854in" svg:viewBox="0 0 183 13" svg:d="M172 13c4 0 11 0 11-6 0-7-6-7-11-7-54 0-107 0-161 0-4 0-11 0-11 5 0 8 7 8 11 8 54 0 107 0 161 0z"><text:p/></draw:path><draw:path draw:style-name="gr1059" draw:text-style-name="P99" svg:width="0.0516in" svg:height="0.0713in" svg:x="3.2575in" svg:y="0.1425in" svg:viewBox="0 0 132 182" svg:d="M132 138c0-3 0-6 0-9-10 0-20 0-30 0 0-41 0-81 0-121 0-6 0-8-6-8-4 0-5 0-7 4-30 42-59 83-89 125 0 3 0 6 0 9 26 0 53 0 79 0 0 8 0 15 0 22 0 9 0 13-22 13-2 0-5 0-7 0 0 3 0 6 0 9 14 0 30-1 40-1s28 1 41 1c0-3 0-6 0-9-2 0-4 0-7 0-22 0-22-4-22-13 0-7 0-14 0-22 10 0 20 0 30 0zM81 30c0 33 0 66 0 99-24 0-47 0-71 0 24-33 47-66 71-99z"><text:p/></draw:path><draw:path draw:style-name="gr1059" draw:text-style-name="P99" svg:width="0.1008in" svg:height="0.1008in" svg:x="3.3744in" svg:y="0.072in" svg:viewBox="0 0 257 257" svg:d="M136 136c37 0 72 0 108 0 6 0 13 0 13-7 0-8-7-8-13-8-36 0-71 0-108 0 0-36 0-72 0-108 0-5 0-13-7-13-8 0-8 8-8 13 0 36 0 72 0 108-36 0-71 0-108 0-5 0-13 0-13 8 0 7 8 7 13 7 37 0 72 0 108 0 0 37 0 73 0 109 0 6 0 12 8 12 7 0 7-6 7-12 0-36 0-72 0-109z"><text:p/></draw:path><draw:path draw:style-name="gr1059" draw:text-style-name="P99" svg:width="0.05in" svg:height="0.1008in" svg:x="3.5315in" svg:y="0.0598in" svg:viewBox="0 0 128 257" svg:d="M79 10c0-9 0-10-9-10-24 25-58 25-70 25 0 5 0 8 0 12 8 0 31 0 51-10 0 66 0 133 0 199 0 15-1 19-37 19-4 0-7 0-12 0 0 3 0 8 0 12 13-1 48-1 63-1s49 0 63 1c0-4 0-9 0-12-5 0-8 0-12 0-36 0-37-4-37-19 0-72 0-144 0-216z"><text:p/></draw:path><draw:path draw:style-name="gr1059" draw:text-style-name="P99" svg:width="0.0327in" svg:height="0.1012in" svg:x="3.7512in" svg:y="0.0598in" svg:viewBox="0 0 84 258" svg:d="M56 88c-17 1-36 3-54 4 0 5 0 8 0 12 26 0 29 3 29 21 0 34 0 70 0 104 0 17-5 17-31 17 0 3 0 8 0 12 13 0 34-1 43-1 13 0 27 1 41 1 0-4 0-9 0-12-26 0-28-2-28-16 0-48 0-95 0-142zM58 21c0-12-10-21-21-21-12 0-20 11-20 21s8 20 20 20c11 0 21-8 21-20z"><text:p/></draw:path><draw:path draw:style-name="gr1059" draw:text-style-name="P99" svg:width="0.0488in" svg:height="0.1063in" svg:x="3.7933in" svg:y="0.0543in" svg:viewBox="0 0 125 271" svg:d="M55 106c0-16 0-30 0-46 0-34 19-52 35-52 1 0 8 0 13 3-4 1-12 7-12 16s7 17 18 17 16-8 16-18c0-14-14-26-35-26-26 0-59 20-59 60 0 16 0 30 0 46-10 0-21 0-31 0 0 4 0 7 0 12 10 0 21 0 31 0 0 41 0 82 0 124 0 17-5 17-31 17 0 4 0 8 0 12 15 0 34-1 45-1 16 0 33 0 49 1 0-4 0-8 0-12-3 0-6 0-8 0-29 0-30-4-30-17 0-42 0-83 0-124 14 0 30 0 44 0 0-5 0-8 0-12-15 0-30 0-45 0z"><text:p/></draw:path><draw:path draw:style-name="gr1059" draw:text-style-name="P99" svg:width="0.0614in" svg:height="0.0685in" svg:x="3.8902in" svg:y="0.0949in" svg:viewBox="0 0 157 175" svg:d="M23 147c-1 7-3 16-3 17 0 7 5 11 11 11 4 0 12-4 14-11 1-1 14-54 16-61 3-13 9-40 12-50 2-6 13-23 22-32 3-2 14-12 30-12 10 0 11 3 17 4-12 2-20 11-20 21 0 7 3 13 14 13 10 0 21-9 21-22 0-14-12-25-32-25-25 0-41 19-49 30-3-18-17-30-35-30s-26 15-29 22c-6 13-12 36-12 37 0 4 3 3 4 4 5 0 5 0 7-9 7-28 14-45 29-45 6 0 12 2 12 17 0 8-1 12-7 32-8 30-14 60-22 89z"><text:p/></draw:path><draw:path draw:style-name="gr1059" draw:text-style-name="P99" svg:width="0.076in" svg:height="0.0874in" svg:x="4.0134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1059" draw:text-style-name="P99" svg:width="0.0346in" svg:height="0.1516in" svg:x="4.1598in" svg:y="0.048in" svg:viewBox="0 0 89 386" svg:d="M89 381c0-1 0-1-6-7-49-50-61-122-61-182 0-67 14-134 63-182 4-5 4-6 4-7 0-2-1-3-3-3-5 0-39 26-62 75-20 43-24 85-24 117 0 31 4 77 25 121 23 47 56 73 61 73 2 0 3-1 3-5z"><text:p/></draw:path><draw:path draw:style-name="gr1059" draw:text-style-name="P99" svg:width="0.063in" svg:height="0.1043in" svg:x="4.2102in" svg:y="0.0598in" svg:viewBox="0 0 161 266" svg:d="M96 122c32-11 55-38 55-68 0-32-34-54-72-54s-68 23-68 53c0 13 9 20 20 20 12 0 20-8 20-20 0-19-19-19-25-19 13-19 38-24 52-24 16 0 36 9 36 43 0 5 0 27-9 44-13 18-26 19-36 21-3 0-12 1-14 1-3 0-7 0-7 4s4 4 10 4 11 0 17 0c32 0 46 27 46 64 0 53-26 64-44 64-16 0-45-7-59-30 14 2 26-6 26-21 0-14-11-22-22-22-9 0-22 6-22 24 0 35 36 60 78 60 47 0 83-35 83-75 0-32-25-61-65-69z"><text:p/></draw:path><draw:path draw:style-name="gr1059" draw:text-style-name="P99" svg:width="0.0173in" svg:height="0.0449in" svg:x="4.2933in" svg:y="0.1453in" svg:viewBox="0 0 45 115" svg:d="M45 41c0-26-10-41-25-41-12 0-20 10-20 20 0 11 8 21 20 21 4 0 10-1 13-6 1 0 1-1 2-1s1 1 1 7c0 28-13 51-26 63-4 5-4 6-4 7 0 2 2 4 4 4 4 0 35-29 35-74z"><text:p/></draw:path><draw:path draw:style-name="gr1059" draw:text-style-name="P99" svg:width="0.0673in" svg:height="0.1028in" svg:x="4.3516in" svg:y="0.0591in" svg:viewBox="0 0 172 262" svg:d="M103 198c0 11 0 22 0 34 0 13-1 17-29 17-2 0-6 0-8 0 0 4 0 8 0 13 15-2 35-2 52-2 16 0 37 0 53 2 0-5 0-9 0-13-3 0-6 0-8 0-29 0-30-4-30-17 0-12 0-23 0-34 13 0 25 0 39 0 0-5 0-8 0-12-14 0-26 0-39 0 0-59 0-117 0-175 0-8 0-11-6-11-4 0-5 0-8 5-40 61-79 120-119 181 0 4 0 7 0 12 34 0 69 0 103 0zM106 186c-32 0-63 0-95 0 32-49 63-96 95-144 0 48 0 95 0 144z"><text:p/></draw:path><draw:path draw:style-name="gr1059" draw:text-style-name="P99" svg:width="0.035in" svg:height="0.1516in" svg:x="4.4323in" svg:y="0.048in" svg:viewBox="0 0 90 386" svg:d="M90 192c0-29-4-77-25-119-24-48-57-73-61-73-2 0-4 1-4 3 0 1 0 2 8 9 37 39 59 100 59 180 0 66-14 134-61 183-6 5-6 5-6 6 0 3 2 5 4 5 4 0 39-27 62-76 20-42 24-85 24-118z"><text:p/></draw:path><draw:path draw:style-name="gr1059" draw:text-style-name="P99" svg:width="0.0465in" svg:height="0.0701in" svg:x="3.1823in" svg:y="0.25in" svg:viewBox="0 0 119 179" svg:d="M119 131c-3 0-6 0-9 0-1 5-3 21-7 24-2 1-23 1-27 1-17 0-33 0-50 0 29-24 38-32 54-45 20-15 39-33 39-58 0-33-29-53-63-53s-56 24-56 48c0 15 11 16 14 16 7 0 15-5 15-15 0-5-3-14-17-14 9-20 28-25 40-25 27 0 40 21 40 43 0 23-16 42-25 51-22 22-43 43-65 65-2 2-2 2-2 10 37 0 74 0 111 0 2-16 6-32 8-48z"><text:p/></draw:path><draw:path draw:style-name="gr1059" draw:text-style-name="P99" svg:width="0.2154in" svg:height="0.0055in" svg:x="3.098in" svg:y="0.3394in" svg:viewBox="0 0 548 15" svg:d="M274 15c-91 0-183 0-274 0 0-5 0-10 0-15 183 0 365 0 548 0 0 5 0 10 0 15-91 0-183 0-274 0z"><text:p/></draw:path><draw:path draw:style-name="gr1059" draw:text-style-name="P99" svg:width="0.0488in" svg:height="0.0476in" svg:x="3.1031in" svg:y="0.3858in" svg:viewBox="0 0 125 122" svg:d="M51 65c0-2 6-27 6-28 1-2 9-15 18-22 3-2 10-7 22-7 2 0 9 0 14 3-8 3-11 11-11 15 0 6 3 10 10 10 6 0 15-5 15-16 0-15-14-20-28-20s-27 5-39 20c-4-17-21-20-27-20-10 0-17 7-21 14-7 10-10 27-10 28 0 3 3 3 4 3 4 0 5-1 6-8 4-16 10-29 20-29 7 0 9 5 9 13 0 5-3 14-4 22-2 6-5 19-6 25-4 11-6 23-9 34-1 4-2 10-2 11 0 6 4 9 8 9 5 0 10-2 13-8 0-2 3-13 4-21 2-9 5-18 8-28z"><text:p/></draw:path><draw:path draw:style-name="gr1059" draw:text-style-name="P99" svg:width="0.0717in" svg:height="0.0047in" svg:x="3.1693in" svg:y="0.4035in" svg:viewBox="0 0 183 13" svg:d="M172 13c4 0 11 0 11-6 0-7-6-7-11-7-54 0-107 0-161 0-4 0-11 0-11 7 0 6 7 6 11 6 54 0 107 0 161 0z"><text:p/></draw:path><draw:path draw:style-name="gr1059" draw:text-style-name="P99" svg:width="0.0469in" svg:height="0.0724in" svg:x="3.2594in" svg:y="0.3618in" svg:viewBox="0 0 120 185" svg:d="M25 29c15 4 22 4 27 4 35 0 57-25 57-29 0-3-2-4-3-4s-1 0-3 1c-6 2-20 8-40 8-8 0-22 0-40-7-3-2-3-2-4-2-4 0-4 3-4 8 0 26 0 52 0 79 0 5 0 9 5 9 2 0 3-1 5-5 12-14 29-16 38-16 16 0 24 12 25 14 4 10 7 20 7 35 0 8 0 24-9 36-7 10-18 17-31 17-18 0-36-10-43-29 10 1 16-5 16-13 0-11-10-13-14-13-1 0-14 0-14 14 0 24 23 49 55 49 35 0 65-26 65-60 0-30-23-58-56-58-12 0-27 2-39 13 0-17 0-34 0-51z"><text:p/></draw:path><draw:path draw:style-name="gr1059" draw:text-style-name="P99" svg:width="0.0929in" svg:height="0.0055in" svg:x="3.378in" svg:y="0.3394in" svg:viewBox="0 0 237 15" svg:d="M223 15c7 0 14 0 14-7 0-8-7-8-14-8-69 0-139 0-209 0-6 0-14 0-14 8 0 7 8 7 14 7 70 0 140 0 209 0z"><text:p/></draw:path><draw:path draw:style-name="gr1059" draw:text-style-name="P99" svg:width="0.05in" svg:height="0.1004in" svg:x="3.5315in" svg:y="0.2783in" svg:viewBox="0 0 128 256" svg:d="M79 10c0-10 0-10-9-10-24 24-58 24-70 24 0 5 0 8 0 12 8 0 31 0 51-10 0 67 0 133 0 200 0 14-1 19-37 19-4 0-7 0-12 0 0 3 0 7 0 11 13-1 48-1 63-1s49 0 63 1c0-4 0-8 0-11-5 0-8 0-12 0-36 0-37-4-37-19 0-72 0-144 0-216z"><text:p/></draw:path><draw:path draw:style-name="gr1059" draw:text-style-name="P99" svg:width="0.0327in" svg:height="0.1008in" svg:x="3.7512in" svg:y="0.278in" svg:viewBox="0 0 84 257" svg:d="M56 87c-17 1-36 3-54 4 0 5 0 8 0 12 26 0 29 3 29 21 0 35 0 69 0 105 0 17-5 17-31 17 0 3 0 7 0 11 13 0 34-1 43-1 13 0 27 1 41 1 0-4 0-8 0-11-26 0-28-2-28-17 0-48 0-95 0-142zM58 20c0-12-10-20-21-20-12 0-20 10-20 20 0 11 8 21 20 21 11 0 21-9 21-21z"><text:p/></draw:path><draw:path draw:style-name="gr1059" draw:text-style-name="P99" svg:width="0.0488in" svg:height="0.1063in" svg:x="3.7933in" svg:y="0.272in" svg:viewBox="0 0 125 271" svg:d="M55 106c0-16 0-30 0-46 0-33 19-51 35-51 1 0 8 0 13 2-4 2-12 7-12 16s7 17 18 17 16-8 16-17c0-14-14-27-35-27-26 0-59 21-59 62 0 14 0 29 0 44-10 0-21 0-31 0 0 4 0 7 0 12 10 0 21 0 31 0 0 41 0 83 0 125 0 17-5 17-31 17 0 4 0 7 0 11 15 0 34-1 45-1 16 0 33 0 49 1 0-4 0-7 0-11-3 0-6 0-8 0-29 0-30-4-30-18 0-42 0-83 0-124 14 0 30 0 44 0 0-5 0-8 0-12-15 0-30 0-45 0z"><text:p/></draw:path><draw:path draw:style-name="gr1059" draw:text-style-name="P99" svg:width="0.0614in" svg:height="0.0685in" svg:x="3.8902in" svg:y="0.313in" svg:viewBox="0 0 157 175" svg:d="M23 148c-1 6-3 15-3 17 0 6 5 10 11 10 4 0 12-2 14-11 1-1 14-54 16-61 3-13 9-39 12-50 2-5 13-23 22-31 3-3 14-13 30-13 10 0 11 3 17 4-12 2-20 11-20 22 0 6 3 13 14 13 10 0 21-8 21-23 0-13-12-25-32-25-25 0-41 20-49 30-3-17-17-30-35-30s-26 15-29 22c-6 13-12 36-12 37 0 5 3 4 4 5 5 0 5 0 7-9 7-28 14-46 29-46 6 0 12 3 12 17 0 9-1 12-7 33-8 30-14 60-22 89z"><text:p/></draw:path><draw:path draw:style-name="gr1059" draw:text-style-name="P99" svg:width="0.076in" svg:height="0.0878in" svg:x="4.0134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1059" draw:text-style-name="P99" svg:width="0.0346in" svg:height="0.1516in" svg:x="4.1598in" svg:y="0.2661in" svg:viewBox="0 0 89 386" svg:d="M89 382c0-1 0-2-6-8-49-49-61-122-61-181 0-67 14-134 63-182 4-6 4-6 4-7 0-3-1-4-3-4-5 0-39 26-62 76-20 42-24 84-24 117 0 30 4 77 25 120 23 47 56 73 61 73 2 0 3-1 3-4z"><text:p/></draw:path><draw:path draw:style-name="gr1059" draw:text-style-name="P99" svg:width="0.0602in" svg:height="0.1039in" svg:x="4.2114in" svg:y="0.2783in" svg:viewBox="0 0 154 265" svg:d="M154 179c0-46-31-84-73-84-18 0-35 6-49 19 0-25 0-49 0-74 8 2 21 4 33 4 47 0 75-35 75-40 0-3-1-4-5-4-1 0-1 0-3 1-8 3-26 11-52 11-16 0-34-3-51-11-4-1-4-1-5-1-4 0-4 3-4 9 0 38 0 76 0 114 0 8 0 11 5 11 3 0 4-2 6-4 3-6 17-27 49-27 20 0 30 18 33 24 6 15 7 30 7 49 0 14 0 37-9 54-10 14-24 24-42 24-28 0-50-20-57-43 1 0 2 1 7 1 13 0 20-10 20-19s-7-19-20-19c-6 0-19 3-19 21 0 32 26 70 70 70 46 0 84-38 84-86z"><text:p/></draw:path><draw:path draw:style-name="gr1059" draw:text-style-name="P99" svg:width="0.0173in" svg:height="0.0449in" svg:x="4.2933in" svg:y="0.3634in" svg:viewBox="0 0 45 115" svg:d="M45 41c0-26-10-41-25-41-12 0-20 10-20 21 0 10 8 20 20 20 4 0 10-1 13-5 1-1 1-1 2-1s1 0 1 6c0 28-13 51-26 65-4 4-4 4-4 5 0 3 2 4 4 4 4 0 35-29 35-74z"><text:p/></draw:path><draw:path draw:style-name="gr1059" draw:text-style-name="P99" svg:width="0.065in" svg:height="0.1055in" svg:x="4.3559in" svg:y="0.2776in" svg:viewBox="0 0 166 269" svg:d="M163 26c3-4 3-5 3-14-31 0-63 0-93 0-48 0-49-4-50-12-3 0-6 0-10 0-4 26-9 54-13 80 3 0 7 0 10 0 1-6 4-31 10-35 2-3 33-3 37-3 27 0 54 0 81 0-5 6-36 48-43 61-36 52-49 106-49 145 0 4 0 21 19 21 18 0 18-17 18-21 0-6 0-13 0-19 0-21 1-43 4-64 1-9 7-42 23-66 18-24 35-48 53-73z"><text:p/></draw:path><draw:path draw:style-name="gr1059" draw:text-style-name="P99" svg:width="0.0205in" svg:height="0.1516in" svg:x="4.4272in" svg:y="0.2661in" svg:viewBox="0 0 53 386" svg:d="M53 0c-18 0-35 0-53 0 0 5 0 10 0 15 12 0 25 0 37 0 0 119 0 237 0 355-12 0-25 0-37 0 0 5 0 10 0 16 18 0 35 0 53 0 0-129 0-257 0-386z"><text:p/></draw:path></draw:g></text:p>
      <text:p text:style-name="P54">נוכיח ש־<text:span text:style-name="T9"><draw:g text:anchor-type="as-char" svg:y="-0.1075in" draw:z-index="312" draw:name="Shape165" draw:style-name="gr1057"><svg:title>TexMaths</svg:title><svg:desc>11§inline§f§svg§600§FALSE§</svg:desc><draw:path draw:style-name="gr1058" draw:text-style-name="P98" svg:width="0.0673in" svg:height="0.1217in" svg:x="-0.0004in" svg:y="0.0075in" svg:viewBox="0 0 172 310" svg:d="M0 0c57 0 115 0 172 0 0 103 0 207 0 310-57 0-115 0-172 0 0-103 0-207 0-310z"><text:p/></draw:path><draw:path draw:style-name="gr1059" draw:text-style-name="P99" svg:width="0.0748in" svg:height="0.1374in" svg:x="0in" svg:y="0in" svg:viewBox="0 0 191 350" svg:d="M119 118c11 0 22 0 33 0 8 0 12 0 12-8 0-4-4-4-11-4-10 0-21 0-32 0 4-16 7-30 9-44 1-8 7-36 9-40 3-8 10-13 19-13 1 0 11 0 18 6-17 2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9"> זיווג. </text:span></text:p>
      <text:p text:style-name="P12">על: <text:span text:style-name="T1">יהי </text:span><text:span text:style-name="T47"><draw:g text:anchor-type="as-char" svg:y="-0.1035in" draw:z-index="313" draw:name="Shape166" draw:style-name="gr1057"><svg:title>TexMaths</svg:title><svg:desc>11§inline§x \in \R§svg§600§FALSE§</svg:desc><draw:path draw:style-name="gr1058" draw:text-style-name="P98" svg:width="0.3634in" svg:height="0.0933in" svg:x="0.0031in" svg:y="0.0067in" svg:viewBox="0 0 924 238" svg:d="M462 238c-154 0-308 0-462 0 0-79 0-159 0-238 308 0 616 0 924 0 0 79 0 159 0 238-154 0-308 0-462 0z"><text:p/></draw:path><draw:path draw:style-name="gr1059" draw:text-style-name="P99" svg:width="0.0752in" svg:height="0.0677in" svg:x="-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1059" draw:text-style-name="P99" svg:width="0.0752in" svg:height="0.087in" svg:x="0.1374in" svg:y="0.0213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1059" draw:text-style-name="P99" svg:width="0.1039in" svg:height="0.1028in" svg:x="0.2705in" svg:y="-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47">, נמצא </text:span><text:span text:style-name="T47"><draw:g text:anchor-type="as-char" svg:y="-0.0681in" draw:z-index="314" draw:name="Shape167" draw:style-name="gr1057"><svg:title>TexMaths</svg:title><svg:desc>11§inline§r§svg§600§FALSE§</svg:desc><draw:path draw:style-name="gr1058" draw:text-style-name="P98" svg:width="0.0504in" svg:height="0.052in" svg:x="0.0028in" svg:y="0.0071in" svg:viewBox="0 0 129 133" svg:d="M0 0c43 0 86 0 129 0 0 44 0 89 0 133-43 0-86 0-129 0 0-44 0-89 0-133z"><text:p/></draw:path><draw:path draw:style-name="gr1059" draw:text-style-name="P99" svg:width="0.0606in" svg:height="0.0677in" svg:x="-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1 13-6 32-8 29-15 59-22 88z"><text:p/></draw:path></draw:g></text:span><text:span text:style-name="T47"><text:s/>בתחום כך ש־</text:span><text:span text:style-name="T47"><draw:g text:anchor-type="as-char" svg:y="-0.1134in" draw:z-index="315" draw:name="Shape168" draw:style-name="gr1057"><svg:title>TexMaths</svg:title><svg:desc>11§inline§f(r) = x§svg§600§FALSE§</svg:desc><draw:path draw:style-name="gr1058" draw:text-style-name="P98" svg:width="0.5484in" svg:height="0.1354in" svg:x="-0.0004in" svg:y="0.0071in" svg:viewBox="0 0 1394 345" svg:d="M0 0c464 0 930 0 1394 0 0 115 0 230 0 345-464 0-930 0-1394 0 0-115 0-230 0-345z"><text:p/></draw:path><draw:path draw:style-name="gr1059" draw:text-style-name="P99" svg:width="0.0756in" svg:height="0.137in" svg:x="0in" svg:y="0.0071in" svg:viewBox="0 0 193 349" svg:d="M121 118c11 0 22 0 33 0 8 0 12 0 12-9 0-3-4-3-11-3-11 0-21 0-32 0 2-16 6-30 8-44 2-9 8-36 10-41 3-7 10-13 17-13 3 0 13 0 19 7-16 2-21 15-21 21 0 9 8 14 15 14 11 0 22-9 22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1059" draw:text-style-name="P99" svg:width="0.035in" svg:height="0.1508in" svg:x="0.0976in" svg:y="0in" svg:viewBox="0 0 90 384" svg:d="M90 380c0-1 0-1-6-8-49-48-61-121-61-179 0-67 14-135 62-183 5-4 5-4 5-7 0-2-2-3-4-3-3 0-39 26-61 75-19 43-25 86-25 118 0 28 4 76 26 119 24 47 57 72 60 72 2 0 4-1 4-4z"><text:p/></draw:path><draw:path draw:style-name="gr1059" draw:text-style-name="P99" svg:width="0.0614in" svg:height="0.0681in" svg:x="0.1461in" svg:y="0.0457in" svg:viewBox="0 0 157 174" svg:d="M23 148c-1 5-3 14-3 16 0 7 5 10 11 10 4 0 12-2 14-10 1-2 14-54 16-62 3-12 9-39 12-49 2-6 13-23 22-32 3-2 14-13 30-13 10 0 11 3 17 5-12 1-20 11-20 21 0 7 3 13 14 13 10 0 21-8 21-22s-12-25-32-25c-25 0-41 19-49 30-3-18-17-30-35-30s-26 14-29 22c-6 13-12 36-12 37 0 4 4 4 6 4 3 0 3 0 6-9 7-28 14-46 28-46 6 0 12 3 12 18 0 8-1 13-7 32-8 30-14 60-22 90z"><text:p/></draw:path><draw:path draw:style-name="gr1059" draw:text-style-name="P99" svg:width="0.035in" svg:height="0.1508in" svg:x="0.2232in" svg:y="0in" svg:viewBox="0 0 90 384" svg:d="M90 193c0-30-4-77-25-120-23-48-57-73-61-73-2 0-4 1-4 3 0 3 0 3 8 10 37 38 59 99 59 180 0 65-14 132-61 181-6 5-6 5-6 6 0 3 2 4 4 4 4 0 39-26 62-75 20-43 24-85 24-116z"><text:p/></draw:path><draw:path draw:style-name="gr1059" draw:text-style-name="P99" svg:width="0.1008in" svg:height="0.035in" svg:x="0.3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56in" svg:height="0.0681in" svg:x="0.4803in" svg:y="0.0457in" svg:viewBox="0 0 193 174" svg:d="M118 54c2-10 11-46 38-46 2 0 11 0 20 5-11 2-19 12-19 21 0 7 5 13 15 13 8 0 21-6 21-22 0-19-24-25-37-25-22 0-35 20-40 29-9-26-30-29-41-29-41 0-63 50-63 59 0 4 3 3 5 4 3 0 4-1 5-5 13-40 39-50 52-50 7 0 21 4 21 26 0 12-7 38-21 92-7 24-20 40-37 40-3 0-12 0-19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47">. נפצל למקרים: </text:span></text:p>
      <text:list xml:id="list812642681" text:style-name="L1">
        <text:list-item>
          <text:p text:style-name="P67"><text:span text:style-name="T47">אם </text:span><text:span text:style-name="T47"><draw:g text:anchor-type="as-char" svg:y="-0.1008in" draw:z-index="316" draw:name="Shape169" draw:style-name="gr1057"><svg:title>TexMaths</svg:title><svg:desc>11§inline§x&lt;0§svg§600§FALSE§</svg:desc><draw:path draw:style-name="gr1058" draw:text-style-name="P98" svg:width="0.3433in" svg:height="0.0909in" svg:x="0.0031in" svg:y="0.0067in" svg:viewBox="0 0 873 232" svg:d="M436 232c-146 0-291 0-436 0 0-77 0-155 0-232 291 0 581 0 873 0 0 77 0 155 0 232-145 0-292 0-437 0z"><text:p/></draw:path><draw:path draw:style-name="gr1059" draw:text-style-name="P99" svg:width="0.0752in" svg:height="0.0681in" svg:x="-0.0004in" svg:y="0.0331in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1059" draw:text-style-name="P99" svg:width="0.0921in" svg:height="0.0874in" svg:x="0.1374in" svg:y="0.0185in" svg:viewBox="0 0 235 223" svg:d="M229 17c4-3 6-6 6-9 0-5-3-8-7-8-2 0-3 0-7 3-72 33-143 66-214 100-5 3-7 5-7 9 0 5 2 7 7 9 71 33 142 66 214 99 4 3 5 3 7 3 4 0 7-3 7-7 0-5-2-7-6-9-69-32-136-63-204-95 68-32 135-64 204-95z"><text:p/></draw:path><draw:path draw:style-name="gr1059" draw:text-style-name="P99" svg:width="0.0638in" svg:height="0.1035in" svg:x="0.2906in" svg:y="-0.0004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47">: נמצא </text:span><text:span text:style-name="T47"><draw:g text:anchor-type="as-char" svg:y="-0.1134in" draw:z-index="317" draw:name="Shape170" draw:style-name="gr1057"><svg:title>TexMaths</svg:title><svg:desc>11§inline§r \in (3, 4)§svg§600§FALSE§</svg:desc><draw:path draw:style-name="gr1058" draw:text-style-name="P98" svg:width="0.5654in" svg:height="0.1358in" svg:x="0.0031in" svg:y="0.0071in" svg:viewBox="0 0 1437 346" svg:d="M720 346c-240 0-480 0-720 0 0-116 0-230 0-346 479 0 959 0 1437 0 0 116 0 230 0 346-238 0-478 0-717 0z"><text:p/></draw:path><draw:path draw:style-name="gr1059" draw:text-style-name="P99" svg:width="0.0614in" svg:height="0.0685in" svg:x="-0.0004in" svg:y="0.0457in" svg:viewBox="0 0 157 175" svg:d="M23 148c-1 6-3 15-3 17 0 7 5 10 11 10 4 0 12-3 14-11 1-1 14-54 16-61 3-13 9-39 12-50 2-5 13-23 22-32 3-2 14-12 30-12 10 0 11 3 17 4-12 2-20 11-20 21 0 7 5 14 14 14 10 0 21-8 21-23 0-13-12-25-32-25-25 0-41 19-49 30-3-18-17-30-35-30s-26 15-29 22c-6 13-12 36-12 37 0 5 4 5 6 5 3 0 3-1 6-9 7-27 14-46 28-46 6 0 12 3 12 17 0 8-1 13-7 32-8 30-14 60-22 90z"><text:p/></draw:path><draw:path draw:style-name="gr1059" draw:text-style-name="P99" svg:width="0.076in" svg:height="0.087in" svg:x="0.123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059" draw:text-style-name="P99" svg:width="0.035in" svg:height="0.1512in" svg:x="0.2693in" svg:y="0in" svg:viewBox="0 0 90 385" svg:d="M90 381c0-1 0-1-6-8-49-49-61-122-61-180 0-67 14-135 62-182 5-5 5-5 5-7 0-3-2-4-4-4-3 0-39 26-62 76-18 42-24 85-24 117 0 29 4 76 25 120 25 47 58 72 61 72 2 0 4-1 4-4z"><text:p/></draw:path><draw:path draw:style-name="gr1059" draw:text-style-name="P99" svg:width="0.063in" svg:height="0.1035in" svg:x="0.3193in" svg:y="0.013in" svg:viewBox="0 0 161 264" svg:d="M96 121c32-11 54-37 54-68 0-32-34-53-72-53s-68 23-68 52c0 13 9 21 20 21 12 0 20-9 20-20 0-20-18-20-25-20 12-19 38-24 52-24 15 0 37 9 37 44 0 4-1 26-11 44-12 18-25 20-34 20-3 0-13 1-15 1-3 0-6 1-6 4 0 5 3 5 9 5s12 0 18 0c31 0 45 26 45 63 0 52-26 63-43 63-16 0-46-6-59-29 13 2 25-7 25-20 0-15-10-22-21-22-10 0-22 5-22 23 0 34 36 59 78 59 47 0 83-35 83-74 0-31-26-61-65-69z"><text:p/></draw:path><draw:path draw:style-name="gr1059" draw:text-style-name="P99" svg:width="0.0173in" svg:height="0.0453in" svg:x="0.4024in" svg:y="0.0972in" svg:viewBox="0 0 45 116" svg:d="M45 41c0-26-10-41-25-41-12 0-20 10-20 21 0 10 8 20 20 20 5 0 10-1 14-5 1-1 1-1 2-1 0 2 0 0 0 6 0 28-13 51-26 64-4 4-4 5-4 6 0 2 2 5 4 5 4 0 35-30 35-75z"><text:p/></draw:path><draw:path draw:style-name="gr1059" draw:text-style-name="P99" svg:width="0.0669in" svg:height="0.102in" svg:x="0.461in" svg:y="0.0098in" svg:viewBox="0 0 171 260" svg:d="M102 197c0 11 0 22 0 33 0 13-1 18-29 18-3 0-6 0-8 0 0 4 0 9 0 12 15-1 35-1 52-1 15 0 37 0 53 1 0-3 0-8 0-12-3 0-6 0-8 0-29 0-30-5-30-18 0-11 0-22 0-33 13 0 25 0 39 0 0-4 0-9 0-12-14 0-26 0-39 0 0-58 0-117 0-175 0-8 0-10-7-10-3 0-4 0-7 4-40 61-78 120-118 181 0 3 0 8 0 12 34 0 68 0 102 0zM105 185c-32 0-63 0-95 0 32-48 63-96 95-143 0 47 0 95 0 143z"><text:p/></draw:path><draw:path draw:style-name="gr1059" draw:text-style-name="P99" svg:width="0.035in" svg:height="0.1512in" svg:x="0.541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7"><text:s/>מתאים, כלומר: </text:span></text:p>
          <text:p text:style-name="P63"><draw:g text:anchor-type="as-char" svg:y="-0.5693in" draw:z-index="321" draw:name="Shape171" draw:style-name="gr1057"><svg:title>TexMaths</svg:title><svg:desc>11§latex§\begin{align*}
  \tfrac{1}{r - 4} + 1 &amp;= x \\
  1 &amp;= (r - 4)(x - 1)  \\
  1 &amp;= r(x - 1) -4x + 4 \\
  4x -3 &amp;= r(x - 1) \\
  \tfrac{4x -3}{x - 1} &amp;= r
\end{align}§svg§600§FALSE§</svg:desc><draw:path draw:style-name="gr1058" draw:text-style-name="P98" svg:width="1.8295in" svg:height="1.1224in" svg:x="0.0075in" svg:y="0.0079in" svg:viewBox="0 0 4648 2852" svg:d="M2325 2852c-776 0-1550 0-2325 0 0-950 0-1902 0-2852 1549 0 3099 0 4648 0 0 950 0 1902 0 2852-774 0-1549 0-2323 0z"><text:p/></draw:path><draw:path draw:style-name="gr1059" draw:text-style-name="P99" svg:width="0.0382in" svg:height="0.0705in" svg:x="0.089in" svg:y="0in" svg:viewBox="0 0 98 180" svg:d="M61 8c0-8 0-8-8-8-18 18-42 18-53 18 0 3 0 6 0 10 7 0 24 0 39-8 0 46 0 91 0 137 0 9 0 14-27 14-3 0-6 0-10 0 0 3 0 6 0 9 5-1 38-1 48-1 8 0 42 0 48 1 0-3 0-6 0-9-3 0-7 0-10 0-27 0-27-5-27-14 0-49 0-100 0-149z"><text:p/></draw:path><draw:path draw:style-name="gr1059" draw:text-style-name="P99" svg:width="0.2154in" svg:height="0.0055in" svg:x="-0.0004in" svg:y="0.0902in" svg:viewBox="0 0 548 15" svg:d="M274 15c-91 0-183 0-274 0 0-5 0-9 0-15 183 0 365 0 548 0 0 6 0 10 0 15-91 0-183 0-274 0z"><text:p/></draw:path><draw:path draw:style-name="gr1059" draw:text-style-name="P99" svg:width="0.0488in" svg:height="0.0476in" svg:x="0.0047in" svg:y="0.1366in" svg:viewBox="0 0 125 122" svg:d="M51 64c0-1 6-25 6-27 1-2 9-16 18-23 3-2 10-7 22-7 2 0 9 1 14 4-9 2-11 10-11 14 0 7 3 11 10 11 6 0 15-5 15-16 0-15-14-20-28-20s-27 6-39 19c-4-17-21-19-27-19-10 0-17 6-21 13-7 11-10 27-10 28 0 3 3 3 4 3 4 0 5 0 6-8 4-16 10-29 20-29 7 0 9 6 9 14 0 4-3 14-4 22-2 8-5 19-6 24-4 12-6 23-9 35-1 4-2 10-2 11 0 6 4 9 8 9 5 0 10-3 13-9 0-1 3-13 4-20 2-9 5-19 8-29z"><text:p/></draw:path><draw:path draw:style-name="gr1059" draw:text-style-name="P99" svg:width="0.0717in" svg:height="0.0047in" svg:x="0.0713in" svg:y="0.1547in" svg:viewBox="0 0 183 13" svg:d="M172 13c4 0 11 0 11-5 0-8-7-8-11-8-54 0-107 0-161 0-4 0-11 0-11 7 0 6 6 6 11 6 54 0 107 0 161 0z"><text:p/></draw:path><draw:path draw:style-name="gr1059" draw:text-style-name="P99" svg:width="0.052in" svg:height="0.0717in" svg:x="0.1587in" svg:y="0.111in" svg:viewBox="0 0 133 183" svg:d="M133 139c0-4 0-7 0-10-10 0-20 0-30 0 0-41 0-81 0-121 0-6 0-8-6-8-3 0-5 0-7 4-29 42-60 83-90 125 0 3 0 6 0 10 26 0 54 0 80 0 0 7 0 14 0 22s0 12-22 12c-2 0-5 0-7 0 0 3 0 6 0 10 13 0 30-1 40-1s28 1 41 1c0-4 0-7 0-10-2 0-4 0-7 0-22 0-22-4-22-12s0-15 0-22c10 0 20 0 30 0zM81 30c0 33 0 66 0 99-23 0-47 0-70 0 23-33 47-66 70-99z"><text:p/></draw:path><draw:path draw:style-name="gr1059" draw:text-style-name="P99" svg:width="0.1004in" svg:height="0.1008in" svg:x="0.276in" svg:y="0.0429in" svg:viewBox="0 0 256 257" svg:d="M136 136c37 0 72 0 108 0 6 0 12 0 12-7 0-8-6-8-12-8-36 0-71 0-108 0 0-36 0-72 0-108 0-5 0-13-7-13-8 0-8 8-8 13 0 36 0 72 0 108-36 0-73 0-109 0-5 0-12 0-12 8 0 7 7 7 12 7 36 0 73 0 109 0 0 37 0 72 0 108 0 6 0 13 8 13 7 0 7-7 7-13 0-36 0-71 0-108z"><text:p/></draw:path><draw:path draw:style-name="gr1059" draw:text-style-name="P99" svg:width="0.05in" svg:height="0.1008in" svg:x="0.4331in" svg:y="0.0303in" svg:viewBox="0 0 128 257" svg:d="M79 10c0-9 0-10-9-10-24 24-58 24-70 24 0 5 0 8 0 12 8 0 30 0 51-10 0 68 0 134 0 201 0 14-1 18-37 18-4 0-7 0-12 0 0 5 0 8 0 12 13-1 48-1 63-1s48 0 63 1c0-4 0-7 0-12-5 0-9 0-14 0-34 0-35-4-35-18 0-73 0-145 0-217z"><text:p/></draw:path><draw:path draw:style-name="gr1059" draw:text-style-name="P99" svg:width="0.1008in" svg:height="0.035in" svg:x="0.5465in" svg:y="0.075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56in" svg:height="0.0685in" svg:x="0.7031in" svg:y="0.0638in" svg:viewBox="0 0 193 175" svg:d="M118 54c2-10 11-46 38-46 1 0 11 0 19 5-11 2-19 11-19 21 0 6 5 13 16 13 7 0 21-6 21-22 0-20-24-25-37-25-22 0-36 20-40 29-10-26-31-29-42-29-40 0-62 49-62 59 0 4 3 4 5 4 3 0 4 0 4-5 13-40 40-50 53-50 6 0 20 3 20 26 0 12-6 37-20 91-7 25-20 41-38 41-2 0-11 0-18-5 8-1 17-10 17-21 0-10-9-14-14-14-11 0-21 10-21 24 0 17 19 25 36 25 26 0 40-28 41-30 4 15 19 30 42 30 39 0 61-51 61-59 0-5-3-5-4-5-4 0-4 2-5 5-14 41-39 50-52 50-14 0-21-12-21-25 0-9 2-18 7-34 4-18 8-35 13-53z"><text:p/></draw:path><draw:path draw:style-name="gr1059" draw:text-style-name="P99" svg:width="0.05in" svg:height="0.1008in" svg:x="0.4331in" svg:y="0.2839in" svg:viewBox="0 0 128 257" svg:d="M79 10c0-9 0-10-9-10-24 25-58 25-70 25 0 4 0 8 0 11 8 0 30 0 51-10 0 68 0 134 0 201 0 14-1 18-37 18-4 0-7 0-12 0 0 5 0 8 0 12 13-1 48-1 63-1s48 0 63 1c0-4 0-7 0-12-5 0-9 0-14 0-34 0-35-4-35-18 0-73 0-144 0-217z"><text:p/></draw:path><draw:path draw:style-name="gr1059" draw:text-style-name="P99" svg:width="0.1008in" svg:height="0.035in" svg:x="0.5465in" svg:y="0.32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35in" svg:height="0.1516in" svg:x="0.7134in" svg:y="0.2705in" svg:viewBox="0 0 90 386" svg:d="M90 382c0-1 0-1-6-8-49-49-61-122-61-182 0-67 14-134 62-182 5-5 5-6 5-7 0-2-2-3-4-3-3 0-39 25-62 75-18 43-24 86-24 117s4 77 26 121c24 48 57 73 60 73 2 0 4-1 4-4z"><text:p/></draw:path><draw:path draw:style-name="gr1059" draw:text-style-name="P99" svg:width="0.0614in" svg:height="0.0685in" svg:x="0.7622in" svg:y="0.3173in" svg:viewBox="0 0 157 175" svg:d="M23 147c-1 7-3 16-3 17 0 8 5 11 11 11 4 0 12-3 14-11 1-1 14-54 16-61 3-13 9-40 12-50 2-6 13-23 22-32 3-2 14-13 30-13 10 0 11 3 17 5-12 1-20 11-20 21 0 7 3 13 14 13 10 0 21-8 21-22s-12-25-32-25c-25 0-41 19-49 30-3-18-17-30-35-30s-26 14-29 22c-6 13-12 36-12 37 0 4 4 4 6 4 3 0 3 0 6-9 7-28 14-46 28-46 6 0 12 3 12 18 0 8-1 13-6 32-7 30-15 60-23 89z"><text:p/></draw:path><draw:path draw:style-name="gr1059" draw:text-style-name="P99" svg:width="0.0921in" svg:height="0.0055in" svg:x="0.8772in" svg:y="0.3433in" svg:viewBox="0 0 235 15" svg:d="M222 15c7 0 13 0 13-7 0-8-6-8-13-8-69 0-139 0-209 0-6 0-13 0-13 8 0 7 7 7 13 7 70 0 140 0 209 0z"><text:p/></draw:path><draw:path draw:style-name="gr1059" draw:text-style-name="P99" svg:width="0.0669in" svg:height="0.1028in" svg:x="1.0205in" svg:y="0.2815in" svg:viewBox="0 0 171 262" svg:d="M102 198c0 11 0 23 0 34 0 13-1 18-29 18-3 0-6 0-8 0 0 4 0 7 0 12 16-1 36-1 53-1 15 0 36 0 51 1 0-5 0-8 0-12-2 0-5 0-7 0-29 0-30-5-30-18 0-11 0-23 0-34 13 0 25 0 39 0 0-4 0-8 0-12-14 0-26 0-39 0 0-58 0-118 0-176 0-8 0-10-5-10s-6 0-8 4c-40 61-79 121-119 182 0 4 0 8 0 12 34 0 68 0 102 0zM105 186c-31 0-63 0-94 0 31-48 63-96 94-144 0 48 0 96 0 144z"><text:p/></draw:path><draw:path draw:style-name="gr1059" draw:text-style-name="P99" svg:width="0.0346in" svg:height="0.1516in" svg:x="1.1012in" svg:y="0.2705in" svg:viewBox="0 0 89 386" svg:d="M89 192c0-29-4-77-25-119-23-49-56-73-61-73-2 0-3 1-3 3 0 1 0 2 7 9 38 39 60 100 60 180 0 66-14 135-63 183-4 6-4 6-4 7 0 3 1 4 3 4 5 0 39-26 62-76 20-42 24-85 24-118z"><text:p/></draw:path><draw:path draw:style-name="gr1059" draw:text-style-name="P99" svg:width="0.0346in" svg:height="0.1516in" svg:x="1.1665in" svg:y="0.2705in" svg:viewBox="0 0 89 386" svg:d="M89 382c0-1 0-1-5-8-49-49-62-122-62-182 0-67 15-134 63-182 4-5 4-6 4-7 0-2-1-3-3-3-5 0-39 25-62 75-20 43-24 86-24 117s4 77 25 121c23 48 56 73 61 73 2 0 3-1 3-4z"><text:p/></draw:path><draw:path draw:style-name="gr1059" draw:text-style-name="P99" svg:width="0.0756in" svg:height="0.0685in" svg:x="1.215in" svg:y="0.3173in" svg:viewBox="0 0 193 175" svg:d="M118 54c2-10 11-46 38-46 2 0 11 0 20 5-11 2-19 12-19 21 0 7 5 13 15 13 8 0 21-6 21-22 0-19-24-25-37-25-22 0-35 20-40 29-9-26-30-29-42-29-40 0-62 50-62 59 0 4 3 4 5 4 3 0 4 0 5-4 13-41 39-51 52-51 6 0 21 4 21 26 0 12-7 37-21 92-7 24-20 40-38 40-2 0-11 0-18-4 10-2 17-10 17-21s-7-15-14-15c-11 0-21 11-21 24 0 17 20 25 36 25 26 0 40-28 41-30 4 15 19 30 42 30 39 0 61-50 61-59 0-5-3-5-4-5-3 0-4 2-5 5-13 41-39 50-51 50-15 0-22-12-22-25 0-9 2-17 7-34 4-18 8-35 13-53z"><text:p/></draw:path><draw:path draw:style-name="gr1059" draw:text-style-name="P99" svg:width="0.0929in" svg:height="0.0055in" svg:x="1.3441in" svg:y="0.3433in" svg:viewBox="0 0 237 15" svg:d="M222 15c7 0 15 0 15-7 0-8-8-8-15-8-69 0-139 0-209 0-6 0-13 0-13 8 0 7 7 7 13 7 70 0 140 0 209 0z"><text:p/></draw:path><draw:path draw:style-name="gr1059" draw:text-style-name="P99" svg:width="0.05in" svg:height="0.1008in" svg:x="1.4972in" svg:y="0.2839in" svg:viewBox="0 0 128 257" svg:d="M79 10c0-9 0-10-9-10-24 25-57 25-70 25 0 4 0 8 0 11 8 0 31 0 51-10 0 68 0 134 0 201 0 14-1 18-36 18-4 0-8 0-13 0 0 5 0 8 0 12 15-1 48-1 63-1s49 0 63 1c0-4 0-7 0-12-5 0-8 0-12 0-36 0-37-4-37-18 0-73 0-144 0-217z"><text:p/></draw:path><draw:path draw:style-name="gr1059" draw:text-style-name="P99" svg:width="0.0346in" svg:height="0.1516in" svg:x="1.5685in" svg:y="0.2705in" svg:viewBox="0 0 89 386" svg:d="M89 192c0-29-4-77-25-119-23-49-56-73-61-73-2 0-3 1-3 3 0 1 0 2 7 9 38 39 60 100 60 180 0 66-14 135-63 183-4 6-4 6-4 7 0 3 1 4 3 4 5 0 39-26 62-76 20-42 24-85 24-118z"><text:p/></draw:path><draw:path draw:style-name="gr1059" draw:text-style-name="P99" svg:width="0.05in" svg:height="0.1008in" svg:x="0.4331in" svg:y="0.5114in" svg:viewBox="0 0 128 257" svg:d="M79 10c0-9 0-10-9-10-24 25-58 25-70 25 0 5 0 8 0 12 8 0 30 0 51-11 0 68 0 134 0 201 0 14-1 18-37 18-4 0-7 0-12 0 0 5 0 8 0 12 13-1 48-1 63-1s48 0 63 1c0-4 0-7 0-12-5 0-9 0-14 0-34 0-35-4-35-18 0-73 0-144 0-217z"><text:p/></draw:path><draw:path draw:style-name="gr1059" draw:text-style-name="P99" svg:width="0.1008in" svg:height="0.035in" svg:x="0.5465in" svg:y="0.5575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4in" svg:height="0.0685in" svg:x="0.7031in" svg:y="0.5461in" svg:viewBox="0 0 157 175" svg:d="M22 147c-1 7-3 16-3 18 0 7 5 10 12 10 4 0 11-3 14-11 0-1 13-54 16-61 2-13 9-40 12-50 1-6 12-23 21-32 3-2 14-12 31-12 10 0 10 3 16 4-11 2-20 11-20 21 0 7 3 13 14 13 10 0 22-9 22-22 0-14-12-25-32-25-25 0-42 19-49 30-3-18-18-30-35-30-19 0-26 15-29 22-8 13-12 36-12 37 0 4 3 4 4 4 4 0 5 0 7-9 7-28 14-45 29-45 6 0 11 2 11 17 0 8-1 12-6 32-8 30-15 60-23 89z"><text:p/></draw:path><draw:path draw:style-name="gr1059" draw:text-style-name="P99" svg:width="0.0346in" svg:height="0.1516in" svg:x="0.7866in" svg:y="0.4988in" svg:viewBox="0 0 89 386" svg:d="M89 382c0-1 0-1-6-8-49-50-61-122-61-182 0-67 14-134 63-182 4-5 4-6 4-7 0-2-1-3-3-3-5 0-40 26-62 75-20 43-24 86-24 117s3 77 25 121c23 48 56 73 61 73 2 0 3-1 3-4z"><text:p/></draw:path><draw:path draw:style-name="gr1059" draw:text-style-name="P99" svg:width="0.0756in" svg:height="0.0685in" svg:x="0.835in" svg:y="0.5461in" svg:viewBox="0 0 193 175" svg:d="M118 54c2-10 11-45 38-45 1 0 11 0 19 4-11 2-19 12-19 21 0 7 5 13 16 13 7 0 21-6 21-22 0-20-24-25-37-25-22 0-36 20-40 30-10-27-31-30-42-30-40 0-62 49-62 59 0 4 3 4 5 4 3 0 4 0 4-4 13-41 38-50 52-50 7 0 21 3 21 25 0 12-7 39-21 92-6 25-19 40-37 40-2 0-11 0-19-4 9-3 18-10 18-21s-9-15-14-15c-12 0-21 11-21 24 0 17 19 25 36 25 26 0 40-28 41-30 4 15 18 30 42 30 39 0 61-50 61-60 0-4-3-4-4-4-4 0-4 2-5 4-14 42-40 51-52 51-14 0-21-12-21-25 0-9 2-17 7-34 4-18 8-35 13-53z"><text:p/></draw:path><draw:path draw:style-name="gr1059" draw:text-style-name="P99" svg:width="0.0921in" svg:height="0.0055in" svg:x="0.9638in" svg:y="0.572in" svg:viewBox="0 0 235 15" svg:d="M222 15c7 0 13 0 13-7 0-8-6-8-13-8-69 0-139 0-209 0-6 0-13 0-13 8 0 7 7 7 13 7 70 0 140 0 209 0z"><text:p/></draw:path><draw:path draw:style-name="gr1059" draw:text-style-name="P99" svg:width="0.05in" svg:height="0.1008in" svg:x="1.1169in" svg:y="0.5114in" svg:viewBox="0 0 128 257" svg:d="M79 10c0-9 0-10-9-10-24 25-58 25-70 25 0 5 0 8 0 12 8 0 31 0 51-11 0 68 0 134 0 201 0 14-1 18-37 18-4 0-7 0-12 0 0 5 0 8 0 12 13-1 48-1 63-1s49 0 63 1c0-4 0-7 0-12-5 0-8 0-12 0-36 0-37-4-37-18 0-73 0-144 0-217z"><text:p/></draw:path><draw:path draw:style-name="gr1059" draw:text-style-name="P99" svg:width="0.035in" svg:height="0.1516in" svg:x="1.1878in" svg:y="0.4988in" svg:viewBox="0 0 90 386" svg:d="M90 192c0-29-4-77-25-119-23-49-57-73-61-73-2 0-4 1-4 3 0 1 0 2 8 9 37 39 60 100 60 180 0 66-14 135-62 184-6 5-6 5-6 6 0 3 2 4 4 4 4 0 39-26 62-76 20-42 24-85 24-118z"><text:p/></draw:path><draw:path draw:style-name="gr1059" draw:text-style-name="P99" svg:width="0.0929in" svg:height="0.0055in" svg:x="1.2846in" svg:y="0.572in" svg:viewBox="0 0 237 15" svg:d="M223 15c7 0 14 0 14-7 0-8-7-8-14-8-69 0-139 0-209 0-6 0-14 0-14 8 0 7 8 7 14 7 70 0 140 0 209 0z"><text:p/></draw:path><draw:path draw:style-name="gr1059" draw:text-style-name="P99" svg:width="0.0673in" svg:height="0.1028in" svg:x="1.4287in" svg:y="0.5102in" svg:viewBox="0 0 172 262" svg:d="M103 198c0 11 0 23 0 34 0 13-1 18-29 18-2 0-6 0-8 0 0 4 0 7 0 12 15-1 35-1 52-1 16 0 36 0 53 1 0-5 0-8 0-12-4 0-6 0-9 0-29 0-29-5-29-18 0-11 0-23 0-34 13 0 25 0 39 0 0-4 0-8 0-12-14 0-26 0-39 0 0-58 0-118 0-176 0-8 0-10-6-10-4 0-5 0-8 4-40 61-79 121-119 182 0 4 0 8 0 12 34 0 69 0 103 0zM106 186c-32 0-63 0-95 0 32-48 63-96 95-144 0 48 0 96 0 144z"><text:p/></draw:path><draw:path draw:style-name="gr1059" draw:text-style-name="P99" svg:width="0.0756in" svg:height="0.0685in" svg:x="1.5047in" svg:y="0.5461in" svg:viewBox="0 0 193 175" svg:d="M118 54c3-10 12-45 38-45 2 0 11 0 20 4-11 2-19 12-19 21 0 7 5 13 15 13 8 0 21-6 21-22 0-20-22-25-36-25-23 0-36 20-40 30-10-27-31-30-42-30-41 0-63 49-63 59 0 4 3 3 5 4 3 0 4 0 5-4 13-41 39-50 52-50 7 0 21 3 21 25 0 12-7 39-21 92-7 25-20 40-37 40-2 0-12 0-19-4 10-3 18-10 18-21s-8-15-14-15c-12 0-22 11-22 24 0 17 20 25 36 25 26 0 40-28 41-30 4 15 19 30 42 30 39 0 61-50 61-60 0-4-3-4-4-4-3 0-4 2-4 4-14 42-40 51-52 51-15 0-21-12-21-25 0-9 2-17 6-34 4-18 8-35 13-53z"><text:p/></draw:path><draw:path draw:style-name="gr1059" draw:text-style-name="P99" svg:width="0.1004in" svg:height="0.1008in" svg:x="1.6299in" svg:y="0.5248in" svg:viewBox="0 0 256 257" svg:d="M136 136c37 0 72 0 108 0 6 0 12 0 12-7 0-8-6-8-12-8-36 0-71 0-108 0 0-36 0-72 0-108 0-5 0-13-7-13-8 0-8 8-8 13 0 36 0 72 0 108-36 0-73 0-109 0-5 0-12 0-12 8 0 7 7 7 12 7 36 0 73 0 109 0 0 37 0 73 0 109 0 6 0 12 8 12 7 0 7-6 7-12 0-36 0-72 0-109z"><text:p/></draw:path><draw:path draw:style-name="gr1059" draw:text-style-name="P99" svg:width="0.0673in" svg:height="0.1028in" svg:x="1.778in" svg:y="0.5102in" svg:viewBox="0 0 172 262" svg:d="M103 198c0 11 0 23 0 34 0 13-1 18-29 18-2 0-6 0-8 0 0 4 0 7 0 12 15-1 35-1 52-1 16 0 36 0 53 1 0-5 0-8 0-12-4 0-6 0-9 0-29 0-29-5-29-18 0-11 0-23 0-34 13 0 25 0 39 0 0-4 0-8 0-12-14 0-26 0-39 0 0-58 0-118 0-176 0-8 0-10-6-10-4 0-5 0-8 4-40 61-79 121-119 182 0 4 0 8 0 12 34 0 69 0 103 0zM106 186c-32 0-63 0-95 0 32-48 63-96 95-144 0 48 0 96 0 144z"><text:p/></draw:path><draw:path draw:style-name="gr1059" draw:text-style-name="P99" svg:width="0.0673in" svg:height="0.1028in" svg:x="0.0744in" svg:y="0.7374in" svg:viewBox="0 0 172 262" svg:d="M103 198c0 11 0 23 0 34 0 13-1 18-29 18-2 0-6 0-8 0 0 4 0 7 0 12 15-1 35-1 52-1 16 0 37 0 53 1 0-5 0-8 0-12-3 0-6 0-8 0-29 0-30-5-30-18 0-11 0-23 0-34 13 0 25 0 39 0 0-4 0-8 0-12-14 0-26 0-39 0 0-58 0-118 0-176 0-8 0-10-6-10-4 0-5 0-8 6-40 60-79 119-119 180 0 4 0 8 0 12 34 0 69 0 103 0zM106 186c-32 0-63 0-95 0 32-48 63-96 95-144 0 48 0 96 0 144z"><text:p/></draw:path><draw:path draw:style-name="gr1059" draw:text-style-name="P99" svg:width="0.0756in" svg:height="0.0685in" svg:x="0.1508in" svg:y="0.7732in" svg:viewBox="0 0 193 175" svg:d="M119 54c2-10 11-45 37-45 2 0 12 0 20 4-11 2-19 12-19 21 0 7 5 13 15 13 8 0 21-6 21-22 0-20-22-25-36-25-23 0-36 21-40 30-10-27-31-30-42-30-41 0-63 50-63 59 0 5 5 5 6 5 2 0 3-1 4-5 13-41 39-50 52-50 7 0 21 3 21 25 0 12-7 39-21 92-6 25-20 40-37 40-2 0-11 0-19-4 10-2 18-10 18-21s-8-13-14-13c-12 0-22 9-22 22 0 17 20 25 36 25 27 0 40-28 41-30 6 15 19 30 42 30 39 0 63-50 63-59 0-5-5-5-6-5-3 0-4 2-4 5-14 41-40 50-52 50-15 0-21-12-21-25 0-9 2-17 7-34 4-18 8-35 13-53z"><text:p/></draw:path><draw:path draw:style-name="gr1059" draw:text-style-name="P99" svg:width="0.0929in" svg:height="0.0055in" svg:x="0.2799in" svg:y="0.7992in" svg:viewBox="0 0 237 15" svg:d="M223 15c7 0 14 0 14-7 0-8-7-8-14-8-69 0-139 0-209 0-6 0-14 0-14 8 0 7 8 7 14 7 70 0 140 0 209 0z"><text:p/></draw:path><draw:path draw:style-name="gr1059" draw:text-style-name="P99" svg:width="0.063in" svg:height="0.1043in" svg:x="0.426in" svg:y="0.7402in" svg:viewBox="0 0 161 266" svg:d="M96 122c32-11 55-38 55-68 0-32-34-54-72-54-39 0-68 23-68 53 0 13 8 20 20 20s20-8 20-20c0-19-19-19-25-19 13-19 38-24 51-24 17 0 37 9 37 43 0 5 0 27-11 44-11 19-24 20-34 21-3 0-12 1-15 1-2 0-6 0-6 4 0 5 4 5 10 5s11 0 17 0c32 0 46 26 46 63 0 53-26 64-44 64-16 0-45-6-59-29 14 2 26-7 26-21 0-15-11-22-22-22-10 0-22 5-22 23 0 35 36 60 78 60 47 0 83-35 83-75 0-31-25-61-65-69z"><text:p/></draw:path><draw:path draw:style-name="gr1059" draw:text-style-name="P99" svg:width="0.1008in" svg:height="0.035in" svg:x="0.5465in" svg:y="0.784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4in" svg:height="0.0685in" svg:x="0.7031in" svg:y="0.7732in" svg:viewBox="0 0 157 175" svg:d="M22 147c-1 7-3 16-3 18 0 7 5 10 12 10 4 0 11-3 14-11 0-1 13-54 16-61 2-13 9-39 12-50 1-6 12-23 21-32 3-2 14-12 31-12 10 0 10 3 16 4-11 2-20 11-20 21 0 7 3 13 14 13 10 0 22-9 22-22 0-14-12-25-32-25-25 0-42 19-49 30-3-18-18-30-35-30-19 0-26 15-29 22-8 13-12 36-12 37 0 5 3 5 4 5 4 0 5-1 7-10 7-26 14-45 29-45 6 0 11 2 11 17 0 8-1 12-6 32-8 30-15 60-23 89z"><text:p/></draw:path><draw:path draw:style-name="gr1059" draw:text-style-name="P99" svg:width="0.0346in" svg:height="0.1516in" svg:x="0.7866in" svg:y="0.7276in" svg:viewBox="0 0 89 386" svg:d="M89 383c0-1 0-2-6-9-49-48-61-122-61-182 0-67 14-134 63-182 4-5 4-6 4-7 0-2-1-3-3-3-5 0-40 26-62 75-20 43-24 86-24 117s3 77 25 121c23 48 56 73 61 73 2 0 3-1 3-3z"><text:p/></draw:path><draw:path draw:style-name="gr1059" draw:text-style-name="P99" svg:width="0.0756in" svg:height="0.0685in" svg:x="0.835in" svg:y="0.7732in" svg:viewBox="0 0 193 175" svg:d="M118 54c2-10 11-45 38-45 1 0 11 0 19 4-11 2-19 12-19 21 0 7 5 13 16 13 7 0 21-6 21-22 0-20-24-25-37-25-22 0-36 21-40 30-10-27-31-30-42-30-40 0-62 50-62 59 0 5 3 5 5 5 3 0 4-1 4-5 13-41 38-50 52-50 7 0 21 3 21 25 0 12-7 39-21 92-6 25-19 40-37 40-2 0-11 0-19-4 9-2 18-10 18-21s-9-13-14-13c-12 0-21 9-21 22 0 17 19 25 36 25 26 0 40-28 41-30 4 15 18 30 42 30 39 0 61-50 61-59 0-5-3-5-4-5-4 0-4 2-5 5-14 41-40 50-52 50-14 0-21-12-21-25 0-9 2-17 7-34 4-18 8-35 13-53z"><text:p/></draw:path><draw:path draw:style-name="gr1059" draw:text-style-name="P99" svg:width="0.0921in" svg:height="0.0055in" svg:x="0.9638in" svg:y="0.7992in" svg:viewBox="0 0 235 15" svg:d="M222 15c7 0 13 0 13-7 0-8-6-8-13-8-69 0-139 0-209 0-6 0-13 0-13 8 0 7 7 7 13 7 70 0 140 0 209 0z"><text:p/></draw:path><draw:path draw:style-name="gr1059" draw:text-style-name="P99" svg:width="0.05in" svg:height="0.1008in" svg:x="1.1169in" svg:y="0.7402in" svg:viewBox="0 0 128 257" svg:d="M79 10c0-9 0-10-9-10-24 25-58 25-70 25 0 5 0 8 0 12 8 0 31 0 51-11 0 68 0 134 0 201 0 14-1 18-37 18-4 0-7 0-12 0 0 5 0 8 0 12 13-1 48-1 63-1s49 0 63 1c0-4 0-7 0-12-5 0-8 0-12 0-36 0-37-4-37-18 0-73 0-144 0-217z"><text:p/></draw:path><draw:path draw:style-name="gr1059" draw:text-style-name="P99" svg:width="0.035in" svg:height="0.1516in" svg:x="1.1878in" svg:y="0.7276in" svg:viewBox="0 0 90 386" svg:d="M90 192c0-29-4-77-25-119-23-48-57-73-61-73-2 0-4 1-4 3 0 1 0 2 8 9 37 39 60 100 60 180 0 66-14 135-62 184-6 5-6 6-6 7 0 2 2 3 4 3 4 0 39-26 62-75 20-43 24-86 24-119z"><text:p/></draw:path><draw:path draw:style-name="gr1059" draw:text-style-name="P99" svg:width="0.0516in" svg:height="0.0717in" svg:x="0.1965in" svg:y="0.9539in" svg:viewBox="0 0 132 183" svg:d="M132 137c0-3 0-5 0-8-10 0-20 0-30 0 0-41 0-81 0-121 0-6 0-8-6-8-4 0-5 0-7 3-30 42-59 84-89 126 0 3 0 5 0 8 26 0 53 0 79 0 0 8 0 16 0 24s0 12-22 12c-2 0-5 0-7 0 0 3 0 6 0 10 14-2 30-2 40-2s28 0 41 2c0-4 0-7 0-10-2 0-4 0-7 0-22 0-22-4-22-12s0-16 0-24c10 0 20 0 30 0zM81 30c0 33 0 66 0 99-24 0-47 0-71 0 24-33 47-66 71-99z"><text:p/></draw:path><draw:path draw:style-name="gr1059" draw:text-style-name="P99" svg:width="0.0563in" svg:height="0.0476in" svg:x="0.2579in" svg:y="0.9783in" svg:viewBox="0 0 144 122" svg:d="M54 91c-2 9-11 23-25 23-1 0-9 0-15-3 11-3 12-13 12-15 0-6-5-10-11-10-7 0-15 6-15 16 0 15 15 20 29 20 12 0 23-8 29-19 7 15 22 19 32 19 32 0 49-33 49-41 0-4-4-4-5-4-4 0-4 2-5 5-6 19-22 32-38 32-10 0-16-6-16-17 0-7 6-31 14-62 6-21 18-27 27-27 1 0 8 0 15 4-9 2-12 10-12 14 0 7 4 10 11 10 5 0 14-4 14-16 0-15-16-20-27-20-14 0-25 9-31 20-5-11-17-20-32-20-31 0-48 34-48 42 0 3 4 3 5 3 3 0 3-1 4-4 7-21 25-33 38-33 9 0 16 5 16 17 0 6-3 20-5 29-3 12-7 25-10 37z"><text:p/></draw:path><draw:path draw:style-name="gr1059" draw:text-style-name="P99" svg:width="0.0717in" svg:height="0.0047in" svg:x="0.3331in" svg:y="0.9961in" svg:viewBox="0 0 183 13" svg:d="M172 13c4 0 11 0 11-6 0-7-7-7-11-7-54 0-107 0-161 0-4 0-11 0-11 7 0 6 7 6 11 6 54 0 107 0 161 0z"><text:p/></draw:path><draw:path draw:style-name="gr1059" draw:text-style-name="P99" svg:width="0.0484in" svg:height="0.0728in" svg:x="0.4224in" svg:y="0.9547in" svg:viewBox="0 0 124 186" svg:d="M59 90c21 0 37 14 37 43 0 34-20 44-35 44-11 0-35-3-47-19 14-1 16-10 16-15 0-9-6-15-15-15-7 0-15 5-15 16 0 25 29 42 62 42 37 0 62-25 62-53 0-21-16-42-46-48 28-10 39-31 39-48 0-20-26-37-55-37-30 0-53 15-53 36 0 10 5 15 14 15 8 0 13-6 13-14 0-7-5-13-13-14 9-12 28-14 38-14 12 0 29 5 29 28 0 13-4 25-11 33-9 10-16 11-29 11-7 2-8 1-9 1s-4 1-4 4c0 4 4 4 8 4 5 0 10 0 14 0z"><text:p/></draw:path><draw:path draw:style-name="gr1059" draw:text-style-name="P99" svg:width="0.285in" svg:height="0.0055in" svg:x="0.1921in" svg:y="1.0437in" svg:viewBox="0 0 725 15" svg:d="M362 15c-121 0-241 0-362 0 0-5 0-9 0-15 242 0 483 0 725 0 0 6 0 10 0 15-121 0-242 0-363 0z"><text:p/></draw:path><draw:path draw:style-name="gr1059" draw:text-style-name="P99" svg:width="0.0563in" svg:height="0.0476in" svg:x="0.2276in" svg:y="1.0906in" svg:viewBox="0 0 144 122" svg:d="M54 90c-2 10-11 24-25 24-1 0-9 0-15-4 11-3 12-13 12-14 0-6-5-10-11-10-7 0-15 6-15 16 0 14 15 20 29 20 12 0 23-8 29-20 7 15 22 20 32 20 32 0 49-34 49-42 0-3-4-3-5-3-4 0-4 1-5 4-6 19-22 33-38 33-10 0-16-7-16-17 0-7 6-32 14-62 6-21 18-27 27-27 1 0 8 0 15 3-9 2-12 10-12 15 0 6 4 10 11 10 5 0 14-5 14-16 0-16-16-20-27-20-15 0-25 9-31 19-5-11-18-19-32-19-31 0-48 33-48 41 0 4 4 4 5 4 3 0 3-1 4-5 7-21 25-32 38-32 9 0 16 4 16 17 0 6-3 19-5 29-3 12-7 24-10 36z"><text:p/></draw:path><draw:path draw:style-name="gr1059" draw:text-style-name="P99" svg:width="0.0717in" svg:height="0.0047in" svg:x="0.3028in" svg:y="1.1083in" svg:viewBox="0 0 183 13" svg:d="M172 13c4 0 11 0 11-6 0-7-7-7-11-7-54 0-107 0-161 0-4 0-11 0-11 7 0 6 7 6 11 6 54 0 107 0 161 0z"><text:p/></draw:path><draw:path draw:style-name="gr1059" draw:text-style-name="P99" svg:width="0.0382in" svg:height="0.0701in" svg:x="0.398in" svg:y="1.0665in" svg:viewBox="0 0 98 179" svg:d="M61 8c0-8 0-8-8-8-18 17-42 18-53 18 0 3 0 6 0 9 7 0 24 0 39-7 0 46 0 91 0 137 0 9 0 12-27 12-3 0-8 0-11 0 0 4 0 7 0 10 6 0 39-1 49-1 8 0 42 1 48 1 0-3 0-6 0-10-3 0-7 0-10 0-27 0-27-3-27-12 0-49 0-100 0-149z"><text:p/></draw:path><draw:path draw:style-name="gr1059" draw:text-style-name="P99" svg:width="0.1008in" svg:height="0.035in" svg:x="0.5465in" svg:y="1.0287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4in" svg:height="0.0685in" svg:x="0.7031in" svg:y="1.0185in" svg:viewBox="0 0 157 175" svg:d="M22 147c-1 7-3 16-3 18 0 7 5 10 12 10 4 0 11-3 14-11 0-1 13-54 16-61 2-13 9-40 12-50 1-6 12-23 21-32 3-2 14-12 31-12 10 0 10 3 16 4-11 2-20 11-20 21 0 7 3 13 14 13 10 0 22-9 22-22 0-14-12-25-32-25-25 0-42 19-49 30-3-18-18-30-35-30-19 0-26 15-29 22-8 13-12 36-12 37 0 4 3 4 4 4 4 0 5 0 7-9 7-28 14-45 29-45 6 0 11 2 11 17 0 8-1 12-6 32-8 30-15 60-23 89z"><text:p/></draw:path></draw:g></text:p>
          <text:p text:style-name="P82"><text:span text:style-name="T9">כאשר </text:span><text:span text:style-name="T9"><draw:g text:anchor-type="as-char" svg:y="-0.1228in" draw:z-index="322" draw:name="Shape172" draw:style-name="gr1057"><svg:title>TexMaths</svg:title><svg:desc>11§inline§\tfrac{4x - 3}{x - 1}§svg§600§FALSE§</svg:desc><draw:path draw:style-name="gr1058" draw:text-style-name="P98" svg:width="0.2685in" svg:height="0.1685in" svg:x="0.0079in" svg:y="0.0079in" svg:viewBox="0 0 683 429" svg:d="M0 0c228 0 455 0 683 0 0 143 0 286 0 429-228 0-455 0-683 0 0-143 0-286 0-429z"><text:p/></draw:path><draw:path draw:style-name="gr1059" draw:text-style-name="P99" svg:width="0.0516in" svg:height="0.0709in" svg:x="0.0043in" svg:y="0in" svg:viewBox="0 0 132 181" svg:d="M132 137c0-3 0-6 0-9-10 0-20 0-30 0 0-41 0-81 0-120 0-6 0-8-6-8-4 0-5 0-7 3-30 42-59 83-89 125 0 3 0 6 0 9 26 0 53 0 79 0 0 7 0 15 0 22 0 10 0 14-22 14-2 0-5 0-8 0 0 2 0 5 0 8 15 0 31 0 41 0s28 0 41 0c0-3 0-6 0-8-2 0-5 0-7 0-22 0-22-4-22-14 0-7 0-15 0-22 10 0 20 0 30 0zM80 30c0 33 0 65 0 98-23 0-47 0-70 0 23-33 47-65 70-98z"><text:p/></draw:path><draw:path draw:style-name="gr1059" draw:text-style-name="P99" svg:width="0.0563in" svg:height="0.0476in" svg:x="0.0657in" svg:y="0.0256in" svg:viewBox="0 0 144 122" svg:d="M54 90c-2 10-12 24-25 24-2 0-9 0-15-3 11-4 11-13 11-15 0-6-4-10-10-10-7 0-15 6-15 16 0 13 14 20 27 20 14 0 25-8 31-19 7 15 21 19 32 19 31 0 47-34 47-42 0-3-3-3-4-3-3 0-3 1-4 4-6 19-22 33-38 33-11 0-16-7-16-17 0-7 6-32 14-62 6-21 18-27 26-27 5 1 9 0 15 4-9 2-12 10-12 14 0 6 4 10 11 10 5 0 15-5 15-16 0-16-18-20-29-20-13 0-24 9-29 20-5-11-18-20-33-20-30 0-48 33-48 42 0 3 4 2 5 3 4 0 4-1 5-4 7-21 25-33 38-33 9 0 15 5 15 17 0 6-2 19-5 29-4 12-6 24-9 36z"><text:p/></draw:path><draw:path draw:style-name="gr1059" draw:text-style-name="P99" svg:width="0.0717in" svg:height="0.0047in" svg:x="0.1406in" svg:y="0.0429in" svg:viewBox="0 0 183 13" svg:d="M173 13c4 0 10 0 10-6 0-7-6-7-10-7-54 0-108 0-162 0-4 0-11 0-11 7 0 6 7 6 11 6 54 0 108 0 162 0z"><text:p/></draw:path><draw:path draw:style-name="gr1059" draw:text-style-name="P99" svg:width="0.0484in" svg:height="0.0724in" svg:x="0.2295in" svg:y="0.0008in" svg:viewBox="0 0 124 185" svg:d="M59 89c21 0 37 15 37 44 0 33-20 44-36 44-11 0-34-3-46-20 13 0 17-9 17-14 0-9-7-15-16-15-7 0-15 4-15 15 0 25 29 42 62 42 37 0 62-25 62-52 0-21-16-42-46-48 28-10 39-31 39-48 0-21-26-37-55-37-30 0-53 15-53 36 0 10 5 15 14 15 8 0 13-6 13-14 0-7-5-13-13-14 9-12 28-14 37-14 13 0 30 5 30 28 0 12-3 25-11 33-9 10-16 10-30 11-6 1-7 1-8 1-1 2-3 0-3 4 0 3 3 3 7 3s10 0 14 0z"><text:p/></draw:path><draw:path draw:style-name="gr1059" draw:text-style-name="P99" svg:width="0.2839in" svg:height="0.0055in" svg:x="0in" svg:y="0.0906in" svg:viewBox="0 0 722 15" svg:d="M0 0c241 0 482 0 722 0 0 5 0 10 0 15-240 0-481 0-722 0 0-5 0-10 0-15z"><text:p/></draw:path><draw:path draw:style-name="gr1059" draw:text-style-name="P99" svg:width="0.0563in" svg:height="0.0476in" svg:x="0.0354in" svg:y="0.1362in" svg:viewBox="0 0 144 122" svg:d="M54 91c-2 9-11 23-25 23-2 0-9 0-15-3 11-4 12-13 12-15 0-6-5-10-11-10-7 0-15 6-15 16 0 13 14 20 27 20 14 0 25-8 31-19 7 15 21 19 32 19 31 0 47-34 47-42 0-3-2-2-3-3-4 0-4 1-5 4-6 19-22 33-38 33-11 0-16-7-16-17 0-7 6-32 14-62 6-21 18-27 26-27 2 0 9 0 15 4-9 2-11 10-11 14 0 6 3 10 10 10 5 0 15-4 15-16 0-16-18-20-27-20-15 0-26 9-31 20-5-11-18-20-32-20-31 0-49 33-49 42 0 3 5 3 6 3 3 0 3-1 4-4 7-21 25-33 38-33 9 0 16 5 16 17 0 6-3 20-6 29-4 12-6 24-9 37z"><text:p/></draw:path><draw:path draw:style-name="gr1059" draw:text-style-name="P99" svg:width="0.0717in" svg:height="0.0047in" svg:x="0.1106in" svg:y="0.1547in" svg:viewBox="0 0 183 13" svg:d="M172 13c4 0 11 0 11-6 0-7-7-7-11-7-54 0-108 0-162 0-5 0-10 0-10 7 0 6 5 6 10 6 54 0 108 0 162 0z"><text:p/></draw:path><draw:path draw:style-name="gr1059" draw:text-style-name="P99" svg:width="0.0382in" svg:height="0.0701in" svg:x="0.2051in" svg:y="0.1138in" svg:viewBox="0 0 98 179" svg:d="M62 7c0-7-2-7-9-7-18 16-42 16-53 16 0 4 0 7 0 10 7 0 24 0 40-7 0 46 0 91 0 137 0 10 0 13-28 13-3 0-7 0-10 0 0 4 0 7 0 10 5-1 38-1 47-1s43 0 49 1c0-3 0-6 0-10-3 0-7 0-10 0-26 0-26-3-26-13 0-50 0-100 0-149z"><text:p/></draw:path></draw:g></text:span><text:span text:style-name="T9"><text:s/>מוגדר לכל </text:span><text:span text:style-name="T9"><draw:g text:anchor-type="as-char" svg:y="-0.1102in" draw:z-index="319" draw:name="Shape173" draw:style-name="gr1057"><svg:title>TexMaths</svg:title><svg:desc>11§inline§x \neq 1§svg§600§FALSE§</svg:desc><draw:path draw:style-name="gr1058" draw:text-style-name="P98" svg:width="0.3366in" svg:height="0.1256in" svg:x="0.0031in" svg:y="0.0079in" svg:viewBox="0 0 856 320" svg:d="M428 320c-142 0-285 0-428 0 0-107 0-213 0-320 286 0 570 0 856 0 0 107 0 213 0 320-143 0-286 0-428 0z"><text:p/></draw:path><draw:path draw:style-name="gr1059" draw:text-style-name="P99" svg:width="0.0752in" svg:height="0.0685in" svg:x="-0.0004in" svg:y="0.0429in" svg:viewBox="0 0 192 175" svg:d="M118 54c3-10 12-45 38-45 2 0 11 0 20 4-11 2-19 12-19 21 0 7 5 15 14 15s21-8 21-24c0-19-23-25-35-25-23 0-36 21-41 30-9-26-30-30-41-30-41 0-63 50-63 60 0 4 3 3 4 4 4 0 5-1 6-4 13-41 38-51 52-51 7 0 20 3 20 25 0 12-6 39-20 93-7 24-20 40-37 40-2 0-11 0-19-5 9-2 18-10 18-21s-9-13-14-13c-12 0-22 10-22 22 0 18 20 25 36 25 27 0 40-27 41-29 4 14 19 29 42 29 39 0 61-49 61-59 0-5-3-5-4-5-4 0-5 3-5 5-13 42-39 51-51 51-16 0-21-13-21-26 0-9 2-16 5-34 5-18 9-35 14-53z"><text:p/></draw:path><draw:path draw:style-name="gr1059" draw:text-style-name="P99" svg:width="0.0752in" svg:height="0.1413in" svg:x="0.1453in" svg:y="0in" svg:viewBox="0 0 192 360" svg:d="M189 15c3-5 3-6 3-7 0-2-2-8-7-8s-6 2-9 8c-57 112-116 224-173 336-3 6-3 7-3 8 0 3 3 8 8 8 4 0 5-3 8-8 58-113 116-224 173-337z"><text:p/></draw:path><draw:path draw:style-name="gr1059" draw:text-style-name="P99" svg:width="0.1004in" svg:height="0.0358in" svg:x="0.1331in" svg:y="0.0528in" svg:viewBox="0 0 256 92" svg:d="M243 17c6 0 13 0 13-8 0-9-7-9-12-9-77 0-154 0-231 0-5 0-13 0-13 9 0 8 8 8 13 8 77 0 153 0 230 0zM244 92c5 0 12-2 12-9 0-9-7-8-13-8-77 0-153 0-230 0-5 0-13-1-13 8 0 7 8 9 13 9 77 0 154 0 231 0z"><text:p/></draw:path><draw:path draw:style-name="gr1059" draw:text-style-name="P99" svg:width="0.0496in" svg:height="0.1004in" svg:x="0.2976in" svg:y="0.0079in" svg:viewBox="0 0 127 256" svg:d="M79 10c0-10 0-10-9-10-24 24-58 24-70 24 0 5 0 8 0 12 8 0 31 0 51-10 0 67 0 133 0 199 0 14-2 19-37 19-4 0-7 0-12 0 0 4 0 9 0 12 13-1 47-1 63-1 15 0 49 0 62 1 0-3 0-8 0-12-4 0-7 0-12 0-35 0-36-5-36-19 0-72 0-143 0-215z"><text:p/></draw:path></draw:g></text:span><text:span text:style-name="T9"><text:s/>ו־</text:span><text:span text:style-name="T9"><draw:g text:anchor-type="as-char" svg:y="-0.1102in" draw:z-index="320" draw:name="Shape174" draw:style-name="gr1057"><svg:title>TexMaths</svg:title><svg:desc>11§inline§r \neq 4§svg§600§FALSE§</svg:desc><draw:path draw:style-name="gr1058" draw:text-style-name="P98" svg:width="0.3307in" svg:height="0.1256in" svg:x="0.0031in" svg:y="0.0075in" svg:viewBox="0 0 841 320" svg:d="M0 0c281 0 560 0 841 0 0 107 0 213 0 320-281 0-560 0-841 0 0-107 0-213 0-320z"><text:p/></draw:path><draw:path draw:style-name="gr1059" draw:text-style-name="P99" svg:width="0.0614in" svg:height="0.0685in" svg:x="-0.0004in" svg:y="0.0425in" svg:viewBox="0 0 157 175" svg:d="M23 149c-1 5-3 14-3 16 0 7 5 10 11 10 4 0 11-3 14-11 1-1 13-54 16-60 3-14 9-40 12-51 2-4 12-23 22-32 3-2 14-12 30-12 10 0 16 4 17 4-12 2-21 11-21 21 0 7 4 15 15 15 10 0 21-9 21-24 0-13-12-25-32-25-25 0-41 19-49 30-3-18-18-30-35-30-18 0-26 15-29 22-6 13-12 36-12 38 0 4 3 2 4 4 5 0 5-1 7-9 7-27 14-46 29-46 6 0 12 3 12 17 0 8-1 13-7 32-8 30-14 60-22 91z"><text:p/></draw:path><draw:path draw:style-name="gr1059" draw:text-style-name="P99" svg:width="0.0756in" svg:height="0.1409in" svg:x="0.1315in" svg:y="0in" svg:viewBox="0 0 193 359" svg:d="M189 15c4-5 4-6 4-7 0-2-3-8-8-8-4 0-6 2-8 8-58 112-115 224-174 336-3 6-3 7-3 8 0 3 3 7 8 7 4 0 6-2 9-7 57-113 115-224 172-337z"><text:p/></draw:path><draw:path draw:style-name="gr1059" draw:text-style-name="P99" svg:width="0.1004in" svg:height="0.0358in" svg:x="0.1189in" svg:y="0.0528in" svg:viewBox="0 0 256 92" svg:d="M243 15c7 0 13 0 13-7 0-8-6-8-12-8-77 0-154 0-231 0-5 0-13 0-13 8 0 7 8 7 13 7 77 0 153 0 230 0zM244 92c6 0 12 0 12-8s-6-8-13-8c-77 0-153 0-230 0-5 0-13 0-13 8s8 8 13 8c77 0 154 0 231 0z"><text:p/></draw:path><draw:path draw:style-name="gr1059" draw:text-style-name="P99" svg:width="0.0669in" svg:height="0.102in" svg:x="0.2748in" svg:y="0.0071in" svg:viewBox="0 0 171 260" svg:d="M102 196c0 12 0 23 0 34 0 14-1 18-29 18-3 0-6 0-8 0 0 5 0 9 0 12 15-1 35-1 52-1 15 0 37 0 53 1 0-3 0-7 0-12-4 0-6 0-8 0-29 0-30-4-30-18 0-11 0-22 0-34 13 0 25 0 39 0 0-3 0-7 0-12-14 0-26 0-39 0 0-57 0-116 0-174 0-8 0-10-7-10-3 0-4 0-7 4-40 60-78 121-118 180 0 5 0 9 0 12 34 0 68 0 102 0zM105 184c-32 0-63 0-95 0 32-47 63-95 95-142 0 47 0 95 0 142z"><text:p/></draw:path></draw:g></text:span><text:span text:style-name="T9">, כששניהם פסוקי אמת תחת ההנחות. נוכיח ש־</text:span><text:span text:style-name="T9"><draw:g text:anchor-type="as-char" svg:y="-0.0681in" draw:z-index="318" draw:name="Shape175" draw:style-name="gr1057"><svg:title>TexMaths</svg:title><svg:desc>11§inline§r§svg§600§FALSE§</svg:desc><draw:path draw:style-name="gr1058" draw:text-style-name="P98" svg:width="0.0504in" svg:height="0.052in" svg:x="0.0028in" svg:y="0.0071in" svg:viewBox="0 0 129 133" svg:d="M0 0c43 0 86 0 129 0 0 44 0 89 0 133-43 0-86 0-129 0 0-44 0-89 0-133z"><text:p/></draw:path><draw:path draw:style-name="gr1059" draw:text-style-name="P99" svg:width="0.0606in" svg:height="0.0677in" svg:x="-0.0004in" svg:y="0in" svg:viewBox="0 0 155 173" svg:d="M23 146c-1 6-3 15-3 17 0 7 4 10 11 10 4 0 11-3 14-11 0-1 13-54 14-61 4-12 11-38 14-48 1-6 11-23 19-32 4-2 15-12 31-12 10 0 16 4 17 4-12 2-20 11-20 21 0 7 4 13 14 13 11 0 21-8 21-22s-12-25-32-25c-25 0-40 19-48 30-2-18-17-30-34-30-18 0-26 15-29 22-6 13-12 36-12 37 0 4 3 3 4 4 5 0 5 0 7-9 7-28 14-45 29-45 6 0 11 2 11 17 0 8-2 13-6 32-8 29-15 59-22 88z"><text:p/></draw:path></draw:g></text:span><text:span text:style-name="T9"> בתחום המתאים. </text:span><text:span text:style-name="T84">נניח בשלילה שהוא אינו, ונגיע לסתירה בכל אחד מהמקרים: </text:span></text:p>
          <text:p text:style-name="P63"><draw:g text:anchor-type="as-char" svg:y="-0.228in" draw:z-index="323" draw:name="Shape176" draw:style-name="gr1057"><svg:title>TexMaths</svg:title><svg:desc>11§latex§\begin{cases}
    \tfrac{4x - 3}{x - 1} &lt; 4 \\
    \tfrac{4x - 3}{x - 1} &gt; 3 \\
\end{cases} \iff
\begin{cases}
    4x - 3 &gt; 4x - 4 \\
    4x - 3 &lt; 3x - 3 \\
\end{cases} \iff
\begin{cases}
    -3 &gt; -4 \\
    x &lt; 0 \\
\end{cases}
§svg§600§FALSE§</svg:desc><draw:path draw:style-name="gr1058" draw:text-style-name="P98" svg:width="3.8382in" svg:height="0.4394in" svg:x="-0.0004in" svg:y="0.0071in" svg:viewBox="0 0 9750 1117" svg:d="M4876 1117c-1626 0-3250 0-4876 0 0-373 0-744 0-1117 3250 0 6500 0 9750 0 0 373 0 744 0 1117-1624 0-3250 0-4874 0z"><text:p/></draw:path><draw:path draw:style-name="gr1059" draw:text-style-name="P99" svg:width="0.0783in" svg:height="0.4547in" svg:x="0.0138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1059" draw:text-style-name="P99" svg:width="0.052in" svg:height="0.0713in" svg:x="0.137in" svg:y="0.0307in" svg:viewBox="0 0 133 182" svg:d="M133 138c0-3 0-6 0-9-10 0-21 0-31 0 0-41 0-81 0-121 0-6 0-8-5-8-4 0-5 0-8 4-30 42-59 83-89 125 0 3 0 6 0 9 26 0 53 0 79 0 0 8 0 15 0 22 0 9 0 13-22 13-2 0-4 0-6 0 0 3 0 6 0 9 13-1 30-1 40-1s28 0 41 1c0-3 0-6 0-9-2 0-6 0-8 0-22 0-22-4-22-13 0-7 0-14 0-22 10 0 21 0 31 0zM81 30c0 33 0 66 0 99-24 0-47 0-71 0 24-33 47-66 71-99z"><text:p/></draw:path><draw:path draw:style-name="gr1059" draw:text-style-name="P99" svg:width="0.0567in" svg:height="0.0472in" svg:x="0.1984in" svg:y="0.0543in" svg:viewBox="0 0 145 121" svg:d="M55 90c-3 9-12 23-25 23-1 0-9 0-16-3 11-3 12-13 12-15 0-6-4-10-11-10s-15 6-15 16c0 14 15 20 29 20 13 0 24-8 30-19 7 14 21 19 32 19 31 0 48-33 48-41 0-3-4-3-5-3-3 0-3 1-4 4-6 19-22 32-38 32-11 0-16-6-16-17 0-7 6-31 14-62 6-20 18-27 27-27 4 1 8 0 14 4-9 2-12 10-12 14 0 7 4 10 11 10 5 0 15-4 15-16 0-15-17-19-28-19-14 0-25 9-30 19-6-11-18-19-33-19-30 0-47 33-47 41 0 3 3 3 4 3 3 0 4-1 5-4 7-21 25-33 38-33 9 0 15 5 15 18 0 6-3 19-5 28-4 12-6 25-9 37z"><text:p/></draw:path><draw:path draw:style-name="gr1059" draw:text-style-name="P99" svg:width="0.072in" svg:height="0.0047in" svg:x="0.2736in" svg:y="0.0717in" svg:viewBox="0 0 184 13" svg:d="M173 13c4 0 11 0 11-6 0-7-7-7-11-7-54 0-108 0-162 0-4 0-11 0-11 7 0 6 7 6 11 6 54 0 108 0 162 0z"><text:p/></draw:path><draw:path draw:style-name="gr1059" draw:text-style-name="P99" svg:width="0.0484in" svg:height="0.0724in" svg:x="0.3634in" svg:y="0.0307in" svg:viewBox="0 0 124 185" svg:d="M59 89c21 0 37 14 37 43 0 34-20 44-36 44-11 0-35-3-46-19 12-1 16-10 16-15 0-9-7-16-15-16-7 0-15 6-15 17 0 25 27 42 60 42 38 0 64-26 64-53 0-21-17-42-47-48 29-10 38-30 38-47 0-22-24-37-53-37-31 0-54 14-54 36 0 9 6 15 14 15 9 0 14-7 14-15 0-7-5-13-14-14 10-11 29-14 38-14 13 0 30 5 30 29 0 11-4 23-11 32-9 10-16 11-31 11-6 1-6 1-8 1-2 1-3 1-3 4 0 4 3 4 7 4 5 0 10 0 15 0z"><text:p/></draw:path><draw:path draw:style-name="gr1059" draw:text-style-name="P99" svg:width="0.2854in" svg:height="0.0055in" svg:x="0.1327in" svg:y="0.1209in" svg:viewBox="0 0 726 15" svg:d="M363 15c-121 0-242 0-363 0 0-5 0-10 0-15 242 0 484 0 726 0 0 5 0 10 0 15-121 0-242 0-363 0z"><text:p/></draw:path><draw:path draw:style-name="gr1059" draw:text-style-name="P99" svg:width="0.0567in" svg:height="0.0476in" svg:x="0.1681in" svg:y="0.1665in" svg:viewBox="0 0 145 122" svg:d="M55 90c-3 9-12 24-25 24-1 0-9 0-16-4 11-3 12-13 12-14 0-7-4-10-11-10s-15 6-15 16c0 13 15 20 29 20 12 0 24-9 30-20 7 14 21 20 32 20 31 0 48-34 48-42 0-3-4-3-5-3-3 0-3 1-4 4-7 19-22 33-38 33-11 0-16-7-16-17 0-8 6-32 14-62 6-21 18-27 27-27 4 1 8 0 14 3-9 2-12 10-12 15 0 6 4 10 11 10 6 0 15-5 15-16 0-16-17-20-28-20-14 0-25 9-30 19-6-11-18-19-33-19-30 0-47 33-47 41 0 4 3 4 4 4 3 0 4-1 5-5 7-21 24-32 38-32 9 0 15 4 15 17 0 6-3 19-5 28-4 12-6 25-9 37z"><text:p/></draw:path><draw:path draw:style-name="gr1059" draw:text-style-name="P99" svg:width="0.072in" svg:height="0.0047in" svg:x="0.2433in" svg:y="0.1854in" svg:viewBox="0 0 184 13" svg:d="M173 13c4 0 11 0 11-6 0-7-7-7-11-7-54 0-108 0-162 0-4 0-11 0-11 5 0 8 7 8 11 8 54 0 108 0 162 0z"><text:p/></draw:path><draw:path draw:style-name="gr1059" draw:text-style-name="P99" svg:width="0.0386in" svg:height="0.0701in" svg:x="0.3386in" svg:y="0.1429in" svg:viewBox="0 0 99 179" svg:d="M62 8c0-8-2-8-8-8-18 16-43 18-54 18 0 3 0 6 0 9 7 0 24 0 40-7 0 46 0 91 0 137 0 9 0 12-28 12-3 0-7 0-10 0 0 4 0 7 0 10 5 0 39-1 49-1 7 0 41 1 48 1 0-3 0-6 0-10-3 0-7 0-10 0-27 0-27-3-27-12 0-49 0-100 0-149z"><text:p/></draw:path><draw:path draw:style-name="gr1059" draw:text-style-name="P99" svg:width="0.0921in" svg:height="0.0874in" svg:x="0.4917in" svg:y="0.0803in" svg:viewBox="0 0 235 223" svg:d="M229 15c4-2 6-4 6-7 0-5-3-8-7-8-1 0-1 0-7 2-71 34-143 67-214 101-5 1-7 3-7 8 0 4 2 7 7 9 71 34 143 67 214 101 6 2 6 2 7 2 4 0 7-3 7-8 0-4-2-6-6-8-68-32-136-64-204-96 68-32 136-64 204-96z"><text:p/></draw:path><draw:path draw:style-name="gr1059" draw:text-style-name="P99" svg:width="0.0673in" svg:height="0.1028in" svg:x="0.6437in" svg:y="0.0591in" svg:viewBox="0 0 172 262" svg:d="M103 198c0 11 0 22 0 34 0 13-1 17-29 17-3 0-6 0-8 0 0 4 0 8 0 13 15-2 35-2 52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1059" draw:text-style-name="P99" svg:width="0.052in" svg:height="0.0709in" svg:x="0.137in" svg:y="0.248in" svg:viewBox="0 0 133 181" svg:d="M133 137c0-3 0-6 0-10-10 0-21 0-31 0 0-39 0-80 0-119 0-7 0-8-5-8-4 0-5 0-8 3-30 42-59 83-89 124 0 4 0 7 0 10 26 0 53 0 79 0 0 8 0 15 0 22 0 9 0 12-22 12-2 0-4 0-6 0 0 4 0 7 0 10 13 0 30-1 40-1s28 1 41 1c0-3 0-6 0-10-2 0-6 0-8 0-22 0-22-3-22-12 0-7 0-14 0-22 10 0 21 0 31 0zM81 29c0 33 0 66 0 98-24 0-47 0-71 0 24-32 47-65 71-98z"><text:p/></draw:path><draw:path draw:style-name="gr1059" draw:text-style-name="P99" svg:width="0.0567in" svg:height="0.0476in" svg:x="0.1984in" svg:y="0.2736in" svg:viewBox="0 0 145 122" svg:d="M55 90c-3 10-12 24-25 24-1 0-9 0-16-4 11-3 12-13 12-14 0-7-4-10-11-10s-15 6-15 16c0 13 15 20 29 20 13 0 24-8 30-20 7 14 21 20 32 20 31 0 48-34 48-42 0-3-4-3-5-3-3 0-3 1-4 4-6 19-22 33-38 33-11 0-16-7-16-17 0-8 6-32 14-62 6-21 18-27 27-27 4 1 8 0 14 3-9 2-12 10-12 15 0 6 4 10 11 10 5 0 15-5 15-16 0-16-17-20-28-20-14 0-25 9-30 19-6-11-18-19-33-19-30 0-47 33-47 42 0 3 3 3 4 3 3 0 4-1 5-4 7-22 25-33 38-33 9 0 15 4 15 17 0 6-3 19-5 29-4 12-6 24-9 36z"><text:p/></draw:path><draw:path draw:style-name="gr1059" draw:text-style-name="P99" svg:width="0.072in" svg:height="0.0047in" svg:x="0.2736in" svg:y="0.2902in" svg:viewBox="0 0 184 13" svg:d="M173 13c4 0 11 0 11-6 0-7-7-7-11-7-54 0-108 0-162 0-4 0-11 0-11 7 0 6 7 6 11 6 54 0 108 0 162 0z"><text:p/></draw:path><draw:path draw:style-name="gr1059" draw:text-style-name="P99" svg:width="0.0484in" svg:height="0.0724in" svg:x="0.3634in" svg:y="0.25in" svg:viewBox="0 0 124 185" svg:d="M59 89c21 0 37 14 37 44 0 33-20 43-36 43-11 0-35-2-46-19 12 0 16-9 16-15 0-8-7-15-15-15-7 0-15 5-15 16 0 25 27 42 60 42 38 0 64-26 64-52 0-21-17-43-47-48 29-11 38-31 38-48 0-21-24-37-53-37-31 0-54 14-54 36 0 9 6 15 14 15 9 0 14-7 14-14 0-8-5-14-14-14 10-12 29-15 38-15 13 0 30 6 30 29 0 11-4 25-11 32-9 11-16 11-31 12-6 0-6 0-8 1-2 2-3 0-3 4 0 3 3 3 7 3 5 0 10 0 15 0z"><text:p/></draw:path><draw:path draw:style-name="gr1059" draw:text-style-name="P99" svg:width="0.2854in" svg:height="0.0055in" svg:x="0.1327in" svg:y="0.3394in" svg:viewBox="0 0 726 15" svg:d="M363 15c-121 0-242 0-363 0 0-5 0-10 0-15 242 0 484 0 726 0 0 5 0 10 0 15-121 0-242 0-363 0z"><text:p/></draw:path><draw:path draw:style-name="gr1059" draw:text-style-name="P99" svg:width="0.0567in" svg:height="0.0476in" svg:x="0.1681in" svg:y="0.3858in" svg:viewBox="0 0 145 122" svg:d="M55 90c-3 10-12 24-25 24-1 0-9 0-16-3 11-4 12-13 12-15 0-6-4-10-11-10s-15 6-15 16c0 13 15 20 29 20 12 0 24-8 30-19 7 15 21 19 32 19 31 0 48-34 48-42 0-3-4-3-5-3-3 0-3 1-4 4-7 19-22 33-38 33-11 0-16-7-16-17 0-7 6-32 14-62 6-21 18-27 27-27 4 1 8 0 14 3-9 3-12 11-12 15 0 6 4 10 11 10 6 0 15-5 15-16 0-16-17-20-28-20-14 0-25 9-30 20-6-11-18-20-33-20-30 0-47 33-47 42 0 3 3 3 4 3 3 0 4-1 5-4 7-21 24-33 38-33 9 0 15 4 15 17 0 6-3 19-5 29-4 12-6 24-9 36z"><text:p/></draw:path><draw:path draw:style-name="gr1059" draw:text-style-name="P99" svg:width="0.072in" svg:height="0.0047in" svg:x="0.2433in" svg:y="0.4035in" svg:viewBox="0 0 184 13" svg:d="M173 13c4 0 11 0 11-6 0-7-7-7-11-7-54 0-108 0-162 0-4 0-11 0-11 7 0 6 7 6 11 6 54 0 108 0 162 0z"><text:p/></draw:path><draw:path draw:style-name="gr1059" draw:text-style-name="P99" svg:width="0.0386in" svg:height="0.0701in" svg:x="0.3386in" svg:y="0.3618in" svg:viewBox="0 0 99 179" svg:d="M62 8c0-7-2-8-8-8-18 18-43 18-54 18 0 3 0 6 0 9 7 0 24 0 40-7 0 46 0 91 0 137 0 9 0 13-28 13-3 0-7 0-10 0 0 4 0 6 0 9 5 0 39 0 49 0 7 0 41 0 48 0 0-3 0-5 0-9-3 0-7 0-10 0-27 0-27-4-27-13 0-49 0-100 0-149z"><text:p/></draw:path><draw:path draw:style-name="gr1059" draw:text-style-name="P99" svg:width="0.0921in" svg:height="0.0878in" svg:x="0.4917in" svg:y="0.298in" svg:viewBox="0 0 235 224" svg:d="M229 120c3-1 6-4 6-8s-3-6-6-9c-72-34-143-67-215-101-5-2-5-2-6-2-5 0-8 3-8 8 0 3 1 5 7 8 68 32 135 64 203 96-68 32-135 64-203 96-6 2-7 4-7 7 0 5 3 9 8 9 1 0 1 0 6-3 72-34 143-67 215-101z"><text:p/></draw:path><draw:path draw:style-name="gr1059" draw:text-style-name="P99" svg:width="0.063in" svg:height="0.1039in" svg:x="0.6457in" svg:y="0.2783in" svg:viewBox="0 0 161 265" svg:d="M96 121c32-11 54-37 54-68 0-32-33-53-71-53-39 0-68 23-68 52 0 13 8 21 20 21 11 0 18-9 18-20 0-20-17-20-23-20 12-19 38-24 51-24 16 0 37 9 37 44 0 4-1 26-11 44-11 18-24 19-34 19-3 0-12 2-15 2s-6 1-6 4c0 4 3 4 9 4s12 0 18 0c32 0 46 27 46 64 0 53-28 64-44 64-17 0-45-7-59-29 14 1 25-6 25-22 0-13-10-21-21-21-10 0-22 6-22 22 0 36 36 61 78 61 47 0 83-35 83-75 0-31-25-61-65-69z"><text:p/></draw:path><draw:path draw:style-name="gr1059" draw:text-style-name="P99" svg:width="0.1346in" svg:height="0.0831in" svg:x="0.9874in" svg:y="0.1858in" svg:viewBox="0 0 343 212" svg:d="M330 152c7 0 13 0 13-8s-6-8-14-8c-82 0-164 0-245 0-16-14-36-24-49-29 14-7 33-17 49-30 81 0 163 0 245 0 8 0 14 0 14-8 0-7-6-7-13-7-76 0-153 0-229 0 19-19 39-52 39-58 0-4-5-4-7-4-3 0-7 0-8 3-7 15-18 35-44 57-26 25-52 35-72 40-7 3-8 3-8 4-1 0-1 2-1 3s0 1 0 2h1c1 1 1 1 9 3 53 15 91 51 112 92 4 8 6 8 11 8 2 0 7 0 7-4 0-5-20-39-39-56 76 0 153 0 229 0z"><text:p/></draw:path><draw:path draw:style-name="gr1059" draw:text-style-name="P99" svg:width="0.1346in" svg:height="0.0831in" svg:x="1.1142in" svg:y="0.1858in" svg:viewBox="0 0 343 212" svg:d="M258 77c17 13 37 23 50 30-14 5-33 15-50 29-81 0-163 0-245 0-6 0-13 0-13 8s7 8 13 8c76 0 153 0 229 0-19 17-40 51-40 56 0 4 6 4 8 4 3 0 6 0 8-3 7-14 18-35 44-57 26-23 53-34 72-40 7-2 7-3 8-3 1-1 1-1 1-2s0-3-1-3l-1-1c-1 0-1-1-9-3-52-15-90-51-112-91-4-8-4-9-10-9-2 0-8 0-8 4 0 6 20 39 40 58-76 0-153 0-229 0-6 0-13 0-13 7 0 8 7 8 13 8 82 0 164 0 245 0z"><text:p/></draw:path><draw:path draw:style-name="gr1059" draw:text-style-name="P99" svg:width="0.0783in" svg:height="0.4547in" svg:x="1.3642in" svg:y="0in" svg:viewBox="0 0 200 1156" svg:d="M119 719c0-42-29-107-97-140 42-23 92-68 97-139 0-2 0-3 0-3 0-90 0-179 0-268 0-31 0-38 3-53 7-30 25-69 75-97 3-3 3-3 3-10 0-8 0-9-9-9-6 0-7 0-17 7-87 48-93 120-93 134 0 91 0 182 0 274 0 28 0 59-19 94-18 32-39 48-55 59-6 3-7 3-7 10 0 8 1 8 4 10 32 20 67 55 76 118 1 8 1 8 1 13 0 99 0 198 0 296 0 31 20 96 95 136 9 5 9 5 15 5 9 0 9-1 9-9 0-7 0-7-2-8-17-10-67-41-77-108-2-10-2-11-2-16 0-98 0-197 0-296z"><text:p/></draw:path><draw:path draw:style-name="gr1059" draw:text-style-name="P99" svg:width="0.0665in" svg:height="0.1028in" svg:x="1.4693in" svg:y="0.0591in" svg:viewBox="0 0 170 262" svg:d="M102 198c0 11 0 22 0 34 0 13 0 17-28 17-4 0-6 0-9 0 0 4 0 8 0 13 16-2 36-2 53-2 15 0 36 0 51 2 0-5 0-9 0-13-2 0-5 0-7 0-29 0-30-4-30-17 0-12 0-23 0-34 13 0 25 0 38 0 0-5 0-8 0-12-13 0-25 0-38 0 0-59 0-117 0-175 0-8 0-11-6-11-3 0-5 0-7 5-40 61-79 120-119 181 0 4 0 7 0 12 34 0 68 0 102 0zM104 186c-30 0-62 0-93 0 31-49 63-96 93-144 0 48 0 95 0 144z"><text:p/></draw:path><draw:path draw:style-name="gr1059" draw:text-style-name="P99" svg:width="0.0752in" svg:height="0.0685in" svg:x="1.5457in" svg:y="0.0949in" svg:viewBox="0 0 192 175" svg:d="M118 54c2-10 11-45 38-45 2 0 11 0 19 4-10 2-19 12-19 21 0 7 5 13 16 13 8 0 20-6 20-22 0-20-23-25-36-25-22 0-36 21-41 30-9-27-30-30-41-30-40 0-62 49-62 59 0 4 3 4 4 4 4 0 5 0 5-4 13-41 39-50 53-50 6 0 21 3 21 25 0 12-7 39-21 92-7 23-20 40-38 40-2 0-11 0-18-4 8-3 17-10 17-21s-9-15-14-15c-11 0-21 11-21 23 0 18 19 26 36 26 26 0 40-28 41-30 4 14 19 30 42 30 39 0 61-50 61-60 0-4-3-4-4-4-3 0-4 2-6 4-12 42-38 51-51 51-15 0-21-12-21-25 0-9 2-17 6-34 5-18 9-36 14-53z"><text:p/></draw:path><draw:path draw:style-name="gr1059" draw:text-style-name="P99" svg:width="0.0921in" svg:height="0.0055in" svg:x="1.6744in" svg:y="0.1209in" svg:viewBox="0 0 235 15" svg:d="M222 15c7 0 13 0 13-7 0-8-6-8-13-8-69 0-140 0-209 0-6 0-13 0-13 8 0 7 7 7 13 7 69 0 140 0 209 0z"><text:p/></draw:path><draw:path draw:style-name="gr1059" draw:text-style-name="P99" svg:width="0.063in" svg:height="0.1043in" svg:x="1.8205in" svg:y="0.0598in" svg:viewBox="0 0 161 266" svg:d="M96 122c32-11 54-38 54-68 0-32-35-54-72-54-38 0-68 23-68 53 0 13 9 20 20 20 12 0 19-8 19-20 0-19-17-19-24-19 12-19 38-24 52-24 15 0 37 9 37 43 0 5-1 27-11 44-12 18-25 19-34 21-3 0-13 1-15 1-3 0-6 0-6 4s3 4 9 4 12 0 18 0c31 0 45 27 45 64 0 53-27 64-43 64-17 0-46-7-59-30 13 2 25-6 25-21 0-14-10-22-22-22-9 0-21 6-21 24 0 35 35 60 78 60 47 0 83-35 83-75 0-32-26-61-65-69z"><text:p/></draw:path><draw:path draw:style-name="gr1059" draw:text-style-name="P99" svg:width="0.0925in" svg:height="0.0874in" svg:x="1.9445in" svg:y="0.0803in" svg:viewBox="0 0 236 223" svg:d="M229 120c4-2 7-5 7-9 0-5-3-7-7-8-72-34-142-67-214-101-5-2-5-2-7-2-4 0-8 3-8 8 0 3 2 5 8 7 68 32 135 64 203 96-68 32-135 64-203 96-6 3-8 5-8 8 0 5 4 8 8 8 2 0 2 0 7-2 72-34 142-67 214-101z"><text:p/></draw:path><draw:path draw:style-name="gr1059" draw:text-style-name="P99" svg:width="0.0673in" svg:height="0.1028in" svg:x="2.0969in" svg:y="0.0591in" svg:viewBox="0 0 172 262" svg:d="M103 198c0 11 0 22 0 34 0 13-1 17-29 17-4 0-6 0-9 0 0 4 0 8 0 13 16-2 36-2 53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1059" draw:text-style-name="P99" svg:width="0.0752in" svg:height="0.0685in" svg:x="2.1728in" svg:y="0.0949in" svg:viewBox="0 0 192 175" svg:d="M118 54c2-10 11-45 38-45 2 0 11 0 20 4-11 2-19 12-19 21 0 7 5 13 15 13 8 0 20-6 20-22 0-20-23-25-36-25-22 0-35 21-39 30-10-27-31-30-42-30-41 0-63 49-63 59 0 4 3 3 4 4 4 0 5 0 6-4 13-41 38-50 52-50 7 0 21 3 21 25 0 12-7 39-21 92-7 23-20 40-37 40-3 0-12 0-19-4 9-3 17-10 17-21s-8-15-14-15c-11 0-21 11-21 23 0 18 20 26 36 26 26 0 40-28 41-30 4 14 19 30 42 30 39 0 61-50 61-60 0-4-3-4-4-4-3 0-4 2-6 4-12 42-38 51-50 51-16 0-22-12-22-25 0-9 2-17 6-34 5-18 9-36 14-53z"><text:p/></draw:path><draw:path draw:style-name="gr1059" draw:text-style-name="P99" svg:width="0.0925in" svg:height="0.0055in" svg:x="2.302in" svg:y="0.1209in" svg:viewBox="0 0 236 15" svg:d="M222 15c7 0 14 0 14-7 0-8-7-8-14-8-69 0-140 0-209 0-6 0-13 0-13 8 0 7 7 7 13 7 69 0 140 0 209 0z"><text:p/></draw:path><draw:path draw:style-name="gr1059" draw:text-style-name="P99" svg:width="0.0673in" svg:height="0.1028in" svg:x="2.4457in" svg:y="0.0591in" svg:viewBox="0 0 172 262" svg:d="M103 198c0 11 0 22 0 34 0 13-1 17-29 17-3 0-6 0-8 0 0 4 0 8 0 13 15-2 35-2 52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1059" draw:text-style-name="P99" svg:width="0.0665in" svg:height="0.102in" svg:x="1.4693in" svg:y="0.2776in" svg:viewBox="0 0 170 260" svg:d="M102 198c0 11 0 22 0 33 0 14 0 18-28 18-4 0-6 0-9 0 0 4 0 7 0 11 16-1 36-1 53-1 15 0 36 0 51 1 0-4 0-7 0-11-2 0-5 0-7 0-29 0-30-4-30-18 0-11 0-22 0-33 13 0 25 0 38 0 0-5 0-8 0-12-13 0-25 0-38 0 0-59 0-118 0-176 0-8 0-10-6-10-3 0-5 0-7 4-40 61-79 121-119 182 0 4 0 7 0 12 34 0 68 0 102 0zM104 186c-30 0-62 0-93 0 31-49 63-96 93-144 0 48 0 95 0 144z"><text:p/></draw:path><draw:path draw:style-name="gr1059" draw:text-style-name="P99" svg:width="0.0752in" svg:height="0.0685in" svg:x="1.5457in" svg:y="0.313in" svg:viewBox="0 0 192 175" svg:d="M118 54c2-10 11-45 38-45 2 0 11 0 19 5-10 1-19 11-19 21 0 6 5 13 16 13 8 0 20-6 20-23 0-20-23-25-36-25-22 0-36 21-41 30-9-26-30-30-41-30-40 0-62 51-62 59 0 5 3 5 4 5 4 0 5-1 5-5 13-40 39-50 53-50 6 0 21 3 21 26 0 11-7 38-21 91-7 25-20 41-38 41-2 0-11 0-18-5 8-3 17-10 17-21 0-10-9-14-14-14-11 0-21 10-21 22 0 18 19 26 36 26 26 0 40-27 41-29 4 14 19 29 42 29 39 0 61-50 61-60 0-3-3-3-4-3-3 0-4 1-6 4-12 41-38 51-51 51-15 0-21-13-21-26 0-8 2-17 6-33 5-18 9-37 14-54z"><text:p/></draw:path><draw:path draw:style-name="gr1059" draw:text-style-name="P99" svg:width="0.0921in" svg:height="0.0055in" svg:x="1.6744in" svg:y="0.3394in" svg:viewBox="0 0 235 15" svg:d="M222 15c7 0 13 0 13-7 0-8-6-8-13-8-69 0-140 0-209 0-6 0-13 0-13 8 0 7 7 7 13 7 69 0 140 0 209 0z"><text:p/></draw:path><draw:path draw:style-name="gr1059" draw:text-style-name="P99" svg:width="0.063in" svg:height="0.1039in" svg:x="1.8205in" svg:y="0.2783in" svg:viewBox="0 0 161 265" svg:d="M96 121c32-11 54-37 54-68 0-32-35-53-72-53-38 0-68 23-68 52 0 13 9 21 20 21 12 0 19-9 19-20 0-20-17-20-24-20 12-19 38-24 52-24 15 0 37 9 37 44 0 4-1 26-11 44-12 18-25 19-34 19-3 0-13 2-15 2-3 0-6 1-6 4 0 4 3 4 9 4s12 0 18 0c31 0 45 27 45 64 0 53-27 64-43 64-17 0-46-7-59-29 13 1 25-6 25-22 0-13-10-21-22-21-9 0-21 6-21 22 0 36 35 61 78 61 47 0 83-35 83-75 0-31-26-61-65-69z"><text:p/></draw:path><draw:path draw:style-name="gr1059" draw:text-style-name="P99" svg:width="0.0925in" svg:height="0.0878in" svg:x="1.9445in" svg:y="0.298in" svg:viewBox="0 0 236 224" svg:d="M229 16c5-2 7-4 7-8 0-5-3-8-7-8-1 0-2 0-7 2-71 34-143 67-214 101-5 3-8 5-8 9s3 7 8 8c71 34 143 67 214 101 5 3 6 3 7 3 4 0 7-5 7-9s-2-5-7-7c-67-32-136-64-203-96 67-32 136-64 203-96z"><text:p/></draw:path><draw:path draw:style-name="gr1059" draw:text-style-name="P99" svg:width="0.063in" svg:height="0.1039in" svg:x="2.0988in" svg:y="0.2783in" svg:viewBox="0 0 161 265" svg:d="M96 121c32-11 54-37 54-68 0-32-35-53-71-53-39 0-69 23-69 52 0 13 9 21 20 21 12 0 19-9 19-20 0-20-17-20-23-20 11-19 38-24 51-24 16 0 37 9 37 44 0 4-1 26-11 44-11 18-24 19-34 19-3 0-12 2-15 2s-6 1-6 4c0 4 3 4 9 4s12 0 18 0c32 0 46 27 46 64 0 53-28 64-44 64-17 0-46-7-59-29 13 1 25-6 25-22 0-13-10-21-21-21-10 0-22 6-22 22 0 36 36 61 78 61 47 0 83-35 83-75 0-31-25-61-65-69z"><text:p/></draw:path><draw:path draw:style-name="gr1059" draw:text-style-name="P99" svg:width="0.0752in" svg:height="0.0685in" svg:x="2.1728in" svg:y="0.313in" svg:viewBox="0 0 192 175" svg:d="M118 54c2-10 11-45 38-45 2 0 11 0 20 5-11 1-19 11-19 21 0 6 5 13 15 13 8 0 20-6 20-23 0-20-23-25-36-25-22 0-35 21-39 30-10-26-31-30-42-30-41 0-63 51-63 59 0 5 3 4 4 5 4 0 5-1 6-5 13-40 38-50 52-50 7 0 21 3 21 26 0 11-7 38-21 91-7 25-20 41-37 41-3 0-12 0-19-5 9-3 17-10 17-21 0-10-8-14-14-14-11 0-21 10-21 22 0 18 20 26 36 26 26 0 40-27 41-29 4 14 19 29 42 29 39 0 61-50 61-60 0-3-3-3-4-3-3 0-4 1-6 4-12 41-38 51-50 51-16 0-22-13-22-26 0-8 2-17 6-33 5-18 9-37 14-54z"><text:p/></draw:path><draw:path draw:style-name="gr1059" draw:text-style-name="P99" svg:width="0.0925in" svg:height="0.0055in" svg:x="2.302in" svg:y="0.3394in" svg:viewBox="0 0 236 15" svg:d="M222 15c7 0 14 0 14-7 0-8-7-8-14-8-69 0-140 0-209 0-6 0-13 0-13 8 0 7 7 7 13 7 69 0 140 0 209 0z"><text:p/></draw:path><draw:path draw:style-name="gr1059" draw:text-style-name="P99" svg:width="0.063in" svg:height="0.1039in" svg:x="2.448in" svg:y="0.2783in" svg:viewBox="0 0 161 265" svg:d="M96 121c32-11 54-37 54-68 0-32-35-53-71-53-39 0-68 23-68 52 0 13 8 21 19 21 12 0 19-9 19-20 0-20-17-20-23-20 11-19 38-24 51-24 16 0 37 9 37 44 0 4-1 26-11 44-11 18-24 19-34 19-3 0-12 2-15 2s-6 1-6 4c0 4 3 4 9 4s12 0 18 0c32 0 46 27 46 64 0 53-28 64-44 64-17 0-45-7-59-29 14 1 25-6 25-22 0-13-10-21-21-21-10 0-22 6-22 22 0 36 36 61 78 61 47 0 83-35 83-75 0-31-25-61-65-69z"><text:p/></draw:path><draw:path draw:style-name="gr1059" draw:text-style-name="P99" svg:width="0.135in" svg:height="0.0831in" svg:x="2.7811in" svg:y="0.1858in" svg:viewBox="0 0 344 212" svg:d="M330 152c7 0 14 0 14-8s-7-8-14-8c-81 0-164 0-245 0-17-14-37-24-50-29 14-7 33-17 50-30 81 0 164 0 245 0 7 0 14 0 14-8 0-7-7-7-14-7-76 0-152 0-228 0 18-19 39-52 39-58 0-4-6-4-8-4-3 0-5 0-8 3-7 15-18 35-44 57-26 25-52 35-72 40-7 3-7 3-8 4-1 0-1 2-1 3s0 1 1 2h1c1 1 1 1 9 3 52 15 90 51 112 92 5 8 5 8 10 8 2 0 8 0 8-4 0-5-20-39-39-56 76 0 152 0 228 0z"><text:p/></draw:path><draw:path draw:style-name="gr1059" draw:text-style-name="P99" svg:width="0.1346in" svg:height="0.0831in" svg:x="2.9079in" svg:y="0.1858in" svg:viewBox="0 0 343 212" svg:d="M260 77c16 13 35 23 48 30-14 5-33 15-48 29-82 0-164 0-246 0-6 0-14 0-14 8s7 8 13 8c76 0 153 0 229 0-19 17-39 51-39 56 0 4 5 4 7 4 3 0 7 0 8-3 9-14 18-35 44-57 26-23 53-34 72-40 7-2 6-2 8-3 1-1 1-1 1-2s0-1 0-3l-1-1c-1 0-1-1-9-3-53-15-91-51-112-91-4-8-5-9-11-9-2 0-7 0-7 4 0 6 20 39 39 58-76 0-153 0-229 0-6 0-13 0-13 7 0 8 8 8 14 8 82 0 164 0 246 0z"><text:p/></draw:path><draw:path draw:style-name="gr1059" draw:text-style-name="P99" svg:width="0.0783in" svg:height="0.4547in" svg:x="3.1583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1059" draw:text-style-name="P99" svg:width="0.0921in" svg:height="0.0055in" svg:x="3.2717in" svg:y="0.1209in" svg:viewBox="0 0 235 15" svg:d="M222 15c7 0 13 0 13-7 0-8-6-8-13-8-69 0-140 0-209 0-6 0-13 0-13 8 0 7 7 7 13 7 69 0 140 0 209 0z"><text:p/></draw:path><draw:path draw:style-name="gr1059" draw:text-style-name="P99" svg:width="0.063in" svg:height="0.1043in" svg:x="3.3835in" svg:y="0.0598in" svg:viewBox="0 0 161 266" svg:d="M97 122c31-11 54-38 54-68 0-32-34-54-72-54s-68 23-68 53c0 13 9 20 20 20 12 0 20-8 20-20 0-19-19-19-25-19 12-19 38-24 52-24 15 0 36 9 36 43 0 5 0 27-10 44-12 18-25 19-35 21-2 0-12 1-14 1-3 0-7 0-7 4s4 4 10 4 11 0 17 0c32 0 46 27 46 64 0 53-26 64-44 64-17 0-45-7-58-30 13 2 25-6 25-21 0-14-11-22-22-22-9 0-22 6-22 24 0 35 36 60 78 60 47 0 83-35 83-75 0-32-25-61-64-69z"><text:p/></draw:path><draw:path draw:style-name="gr1059" draw:text-style-name="P99" svg:width="0.0925in" svg:height="0.0874in" svg:x="3.5079in" svg:y="0.0803in" svg:viewBox="0 0 236 223" svg:d="M229 120c4-2 7-5 7-9 0-5-3-7-7-8-72-34-142-67-214-101-5-2-6-2-7-2-5 0-8 3-8 8 0 3 2 5 8 7 67 32 135 64 202 96-67 32-135 64-202 96-6 3-8 5-8 8 0 5 3 8 8 8 1 0 2 0 7-2 72-34 142-67 214-101z"><text:p/></draw:path><draw:path draw:style-name="gr1059" draw:text-style-name="P99" svg:width="0.0925in" svg:height="0.0055in" svg:x="3.6685in" svg:y="0.1209in" svg:viewBox="0 0 236 15" svg:d="M223 15c6 0 13 0 13-7 0-8-7-8-13-8-70 0-139 0-210 0-6 0-13 0-13 8 0 7 7 7 13 7 71 0 140 0 210 0z"><text:p/></draw:path><draw:path draw:style-name="gr1059" draw:text-style-name="P99" svg:width="0.0673in" svg:height="0.1028in" svg:x="3.7787in" svg:y="0.0591in" svg:viewBox="0 0 172 262" svg:d="M103 198c0 11 0 22 0 34 0 13-1 17-29 17-4 0-6 0-9 0 0 4 0 8 0 13 16-2 36-2 53-2 16 0 36 0 52 2 0-5 0-9 0-13-3 0-5 0-8 0-29 0-29-4-29-17 0-12 0-23 0-34 13 0 25 0 39 0 0-5 0-8 0-12-14 0-26 0-39 0 0-59 0-117 0-175 0-8 0-11-7-11-3 0-4 0-7 5-40 61-79 120-119 181 0 4 0 7 0 12 34 0 69 0 103 0zM106 186c-32 0-63 0-95 0 32-49 63-96 95-144 0 48 0 95 0 144z"><text:p/></draw:path><draw:path draw:style-name="gr1059" draw:text-style-name="P99" svg:width="0.0752in" svg:height="0.0685in" svg:x="3.2634in" svg:y="0.313in" svg:viewBox="0 0 192 175" svg:d="M118 54c2-10 11-45 38-45 1 0 11 0 19 5-11 1-19 11-19 21 0 6 5 13 16 13 7 0 20-6 20-23 0-20-23-25-36-25-23 0-36 21-41 30-9-26-30-30-41-30-41 0-63 51-63 59 0 5 4 5 5 5 3 0 5-1 5-5 13-40 38-50 52-50 7 0 20 3 20 26 0 11-6 38-20 91-6 25-20 41-37 41-2 0-11 0-20-5 10-3 19-10 19-21 0-10-9-14-14-14-12 0-21 10-21 22 0 18 19 26 36 26 26 0 39-27 40-29 5 14 19 29 42 29 40 0 62-50 62-60 0-3-4-3-5-3-3 0-3 1-5 4-13 41-39 51-51 51-16 0-21-13-21-26 0-8 2-17 6-33 5-18 9-37 14-54z"><text:p/></draw:path><draw:path draw:style-name="gr1059" draw:text-style-name="P99" svg:width="0.0925in" svg:height="0.0878in" svg:x="3.4008in" svg:y="0.298in" svg:viewBox="0 0 236 224" svg:d="M229 16c4-2 7-4 7-8 0-5-3-8-7-8-1 0-2 0-8 2-71 34-142 67-213 101-5 3-8 5-8 9s3 7 8 8c71 34 142 67 213 101 6 3 7 3 8 3 4 0 7-5 7-9s-3-5-7-7c-67-32-136-64-203-96 67-32 136-64 203-96z"><text:p/></draw:path><draw:path draw:style-name="gr1059" draw:text-style-name="P99" svg:width="0.0638in" svg:height="0.1039in" svg:x="3.5543in" svg:y="0.2783in" svg:viewBox="0 0 163 265" svg:d="M163 133c0-31-1-62-16-90-17-38-49-43-65-43-23 0-51 10-68 45-12 28-14 57-14 88 0 29 2 64 18 93 16 31 45 39 63 39 21 0 51-8 67-45 14-27 15-56 15-87zM81 256c-14 0-37-9-45-46-3-23-3-58-3-81 0-26 0-51 2-72 8-45 36-49 46-49 14 0 39 7 47 45 3 22 3 51 3 76 0 28 0 55-5 80-5 36-27 47-45 47z"><text:p/></draw:path></draw:g></text:p>
          <text:p text:style-name="P83"><text:soft-page-break/>[הערה: הסימן הוחלף כי לכל <text:span text:style-name="T9"><draw:g text:anchor-type="as-char" svg:y="-0.0681in" draw:z-index="325" draw:name="Shape177" draw:style-name="gr1057"><svg:title>TexMaths</svg:title><svg:desc>11§inline§x §svg§600§FALSE§</svg:desc><draw:path draw:style-name="gr1058" draw:text-style-name="P98" svg:width="0.0634in" svg:height="0.052in" svg:x="0.0031in" svg:y="0.0071in" svg:viewBox="0 0 162 133" svg:d="M0 0c54 0 108 0 162 0 0 44 0 89 0 133-54 0-108 0-162 0 0-44 0-89 0-133z"><text:p/></draw:path><draw:path draw:style-name="gr1059" draw:text-style-name="P99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9"><text:s/>בתחום ההגדרה </text:span><text:span text:style-name="T9"><draw:g text:anchor-type="as-char" svg:y="-0.0953in" draw:z-index="324" draw:name="Shape178" draw:style-name="gr1057"><svg:title>TexMaths</svg:title><svg:desc>11§inline§x - 1&lt; 0§svg§600§FALSE§</svg:desc><draw:path draw:style-name="gr1058" draw:text-style-name="P98" svg:width="0.6051in" svg:height="0.0909in" svg:x="0.0031in" svg:y="0.0071in" svg:viewBox="0 0 1538 232" svg:d="M769 232c-257 0-513 0-769 0 0-77 0-155 0-232 512 0 1025 0 1538 0 0 77 0 155 0 232-256 0-513 0-769 0z"><text:p/></draw:path><draw:path draw:style-name="gr1059" draw:text-style-name="P99" svg:width="0.0752in" svg:height="0.0681in" svg:x="-0.0004in" svg:y="0.0335in" svg:viewBox="0 0 192 174" svg:d="M119 54c2-10 11-46 37-46 2 0 11 0 20 5-11 2-19 12-19 21 0 7 5 13 14 13s21-6 21-22c0-19-22-25-35-25-23 0-36 20-40 29-10-26-31-29-42-29-41 0-63 50-63 59 0 4 4 4 6 4s3 0 4-5c13-40 38-50 52-50 7 0 21 4 21 26 0 12-7 38-21 91-6 25-20 40-37 40-2 0-11 0-19-5 9-2 18-9 18-20 0-10-9-13-14-13-12 0-22 9-22 22 0 17 20 25 36 25 27 0 40-27 41-29 5 13 19 29 42 29 39 0 61-50 61-58 0-5-3-5-4-5-3 0-5 2-5 5-13 39-39 49-51 49-16 0-21-12-21-24 0-9 2-18 7-34 4-18 8-35 13-53z"><text:p/></draw:path><draw:path draw:style-name="gr1059" draw:text-style-name="P99" svg:width="0.0925in" svg:height="0.0055in" svg:x="0.1287in" svg:y="0.0594in" svg:viewBox="0 0 236 15" svg:d="M222 15c7 0 14 0 14-7 0-8-7-8-14-8-69 0-140 0-209 0-6 0-13 0-13 8 0 7 7 7 13 7 69 0 140 0 209 0z"><text:p/></draw:path><draw:path draw:style-name="gr1059" draw:text-style-name="P99" svg:width="0.0492in" svg:height="0.1004in" svg:x="0.2819in" svg:y="0in" svg:viewBox="0 0 126 256" svg:d="M79 10c0-9 0-10-10-10-23 25-57 25-69 25 0 5 0 8 0 12 8 0 30 0 51-11 0 66 0 134 0 200 0 14-3 18-37 18-4 0-7 0-12 0 0 5 0 8 0 12 13-1 46-1 63-1 15 0 48 0 61 1 0-4 0-7 0-12-4 0-7 0-12 0-34 0-35-4-35-18 0-72 0-145 0-216z"><text:p/></draw:path><draw:path draw:style-name="gr1059" draw:text-style-name="P99" svg:width="0.0921in" svg:height="0.0874in" svg:x="0.3988in" svg:y="0.0189in" svg:viewBox="0 0 235 223" svg:d="M229 16c4-2 6-5 6-8 0-5-3-8-7-8-2 0-3 0-7 3-72 33-143 66-214 100-5 3-7 5-7 9 0 5 2 7 7 9 71 33 142 66 214 99 4 3 5 3 7 3 4 0 7-3 7-7 0-5-2-7-6-9-69-32-136-63-204-95 68-32 135-64 204-96z"><text:p/></draw:path><draw:path draw:style-name="gr1059" draw:text-style-name="P99" svg:width="0.0638in" svg:height="0.1035in" svg:x="0.5524in" svg:y="0in" svg:viewBox="0 0 163 264" svg:d="M163 134c0-32-3-62-16-91-17-36-49-43-66-43-23 0-51 10-67 46-12 27-14 56-14 88 0 28 1 62 18 92 16 30 44 38 63 38 21 0 50-8 67-44 12-26 15-57 15-86zM81 256c-15 0-38-10-45-47-4-23-4-58-4-80 0-24 0-50 3-71 8-46 36-49 46-49 12 0 38 6 45 45 5 22 5 51 5 75 0 28 0 54-5 79-6 36-28 48-45 48z"><text:p/></draw:path></draw:g></text:span><text:span text:style-name="T9">]. סה"כ הגענו לשקילות לפסוקי אמת כדרוש. </text:span></text:p>
        </text:list-item>
        <text:list-item>
          <text:p text:style-name="P84">באופן דומה (רק על מספרים אחרים), אם <text:span text:style-name="T9"><draw:g text:anchor-type="as-char" svg:y="-0.1in" draw:z-index="326" draw:name="Shape179" draw:style-name="gr1057"><svg:title>TexMaths</svg:title><svg:desc>11§inline§x \ge 0§svg§600§FALSE§</svg:desc><draw:path draw:style-name="gr1058" draw:text-style-name="P98" svg:width="0.3429in" svg:height="0.1055in" svg:x="0.0031in" svg:y="0.0079in" svg:viewBox="0 0 872 269" svg:d="M0 0c290 0 581 0 872 0 0 89 0 179 0 269-291 0-582 0-872 0 0-90 0-180 0-269z"><text:p/></draw:path><draw:path draw:style-name="gr1059" draw:text-style-name="P99" svg:width="0.0752in" svg:height="0.0681in" svg:x="-0.0004in" svg:y="0.0339in" svg:viewBox="0 0 192 174" svg:d="M118 54c2-10 11-45 38-45 2 0 11 0 20 5-11 1-19 11-19 21 0 6 5 13 14 13s21-7 21-23c0-19-23-25-36-25-22 0-35 21-41 30-8-26-29-30-40-30-41 0-63 51-63 59 0 5 3 3 4 5 4 0 5-1 6-5 13-40 38-50 52-50 7 0 21 3 21 26 0 11-7 38-21 92-7 24-20 38-37 38-3 0-12 0-19-4 9-3 17-9 17-20s-8-13-14-13c-11 0-21 10-21 22 0 16 20 24 36 24 26 0 40-27 41-29 4 13 19 29 42 29 39 0 61-49 61-58 0-4-3-4-4-4-3 0-5 1-6 4-12 40-38 49-50 49-16 0-22-11-22-24 0-9 2-17 6-34 5-18 9-35 14-53z"><text:p/></draw:path><draw:path draw:style-name="gr1059" draw:text-style-name="P99" svg:width="0.0925in" svg:height="0.1165in" svg:x="0.137in" svg:y="0.0043in" svg:viewBox="0 0 236 297" svg:d="M229 121c5-2 7-5 7-9s-2-6-7-9c-72-34-142-67-214-100-5-3-6-3-7-3-5 0-8 4-8 8 0 5 3 6 8 9 67 31 135 63 202 95-67 31-134 63-201 94-8 3-9 6-9 9 0 4 3 7 8 7 1 0 2 0 7-2 72-33 142-66 214-99zM222 297c7 0 14 0 14-8 0-7-8-7-14-7-69 0-138 0-208 0-5 0-14 0-14 7 0 8 8 8 13 8 69 0 139 0 209 0z"><text:p/></draw:path><draw:path draw:style-name="gr1059" draw:text-style-name="P99" svg:width="0.0638in" svg:height="0.1035in" svg:x="0.2902in" svg:y="0in" svg:viewBox="0 0 163 264" svg:d="M163 133c0-31-3-61-16-90-17-36-49-43-66-43-23 0-50 10-67 46-12 27-14 56-14 87 0 28 2 63 18 92 16 31 45 39 63 39 21 0 51-9 67-45 12-26 15-56 15-86zM81 255c-15 0-37-10-45-46-4-23-4-57-4-80 0-26 0-51 3-72 8-45 36-48 46-48 14 0 39 6 45 45 5 21 5 51 5 75 0 27 0 54-5 78-5 37-27 48-45 48z"><text:p/></draw:path></draw:g></text:span><text:span text:style-name="T9"><text:s/>אז נבחר </text:span><text:span text:style-name="T9"><draw:g text:anchor-type="as-char" svg:y="-0.1299in" draw:z-index="328" draw:name="Shape180" draw:style-name="gr1057"><svg:title>TexMaths</svg:title><svg:desc>11§inline§r = \tfrac{5x + 7}{x + 1}§svg§600§FALSE§</svg:desc><draw:path draw:style-name="gr1058" draw:text-style-name="P98" svg:width="0.5614in" svg:height="0.1803in" svg:x="0.0039in" svg:y="0.0075in" svg:viewBox="0 0 1427 459" svg:d="M714 459c-239 0-476 0-714 0 0-153 0-306 0-459 475 0 952 0 1427 0 0 153 0 306 0 459-238 0-476 0-713 0z"><text:p/></draw:path><draw:path draw:style-name="gr1059" draw:text-style-name="P99" svg:width="0.0614in" svg:height="0.0685in" svg:x="0.0004in" svg:y="0.065in" svg:viewBox="0 0 157 175" svg:d="M23 148c-1 6-3 15-3 16 0 8 5 11 11 11 4 0 12-3 14-11 1-1 14-54 16-60 3-14 9-40 12-51 2-5 13-23 22-32 3-2 14-12 30-12 10 0 11 3 17 4-12 2-20 11-20 21 0 7 3 14 14 14 10 0 21-8 21-23 0-13-12-25-32-25-25 0-41 19-49 30-3-18-17-30-35-30s-26 15-29 22c-6 13-12 36-12 37 0 5 4 5 6 5 3 0 3-1 6-9 7-27 14-46 28-46 6 0 12 3 12 17 0 8-1 13-7 32-8 30-14 60-22 90z"><text:p/></draw:path><draw:path draw:style-name="gr1059" draw:text-style-name="P99" svg:width="0.1004in" svg:height="0.035in" svg:x="0.1201in" svg:y="0.076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469in" svg:height="0.0724in" svg:x="0.2961in" svg:y="0.002in" svg:viewBox="0 0 120 185" svg:d="M25 29c15 3 22 3 27 3 35 0 56-24 56-28 0-3-1-4-2-4s-2 0-3 1c-6 2-20 8-41 8-7 0-21-1-39-8-3-1-3-1-4-1-4 0-4 3-4 8 0 26 0 53 0 79 0 4 0 8 5 8 2 0 3 0 5-4 12-15 29-17 38-17 16 0 24 13 25 15 4 9 7 20 7 35 0 8 0 25-9 36-7 10-18 16-31 16-18 0-36-10-43-27 10 1 16-6 16-14 0-12-10-13-14-13-1 0-14 0-14 15 0 24 23 48 55 48 35 0 65-25 65-59 0-31-23-60-57-60-11 0-26 3-38 14 0-17 0-34 0-51z"><text:p/></draw:path><draw:path draw:style-name="gr1059" draw:text-style-name="P99" svg:width="0.0563in" svg:height="0.0472in" svg:x="0.3555in" svg:y="0.0256in" svg:viewBox="0 0 144 121" svg:d="M54 90c-2 9-11 25-25 25-1 0-9 0-15-5 11-3 12-13 12-14 0-7-5-10-11-10-7 0-15 5-15 16 0 14 14 19 29 19 12 0 23-8 29-19 7 15 21 19 32 19 32 0 49-33 49-41 0-3-4-2-5-3-4 0-4 1-5 5-6 18-22 33-38 33-11 0-16-8-16-18 0-8 6-32 14-62 6-21 18-27 26-27 2 0 9 0 15 3-8 2-11 10-11 15 0 6 3 10 10 10 5 0 15-5 15-16 0-16-18-20-27-20-15 0-25 9-31 19-5-11-18-19-32-19-31 0-49 33-49 41 0 4 5 4 6 4 3 0 3-1 4-5 7-21 25-32 38-32 9 0 16 4 16 17 0 6-3 19-6 28-4 12-6 25-9 37z"><text:p/></draw:path><draw:path draw:style-name="gr1059" draw:text-style-name="P99" svg:width="0.078in" svg:height="0.078in" svg:x="0.4268in" svg:y="0.0067in" svg:viewBox="0 0 199 199" svg:d="M107 107c27 0 55 0 82 0 3 0 10 0 10-7 0-6-5-6-10-6-27 0-55 0-82 0 0-28 0-57 0-84 0-3 0-10-7-10s-7 7-7 10c0 27 0 56 0 84-27 0-56 0-83 0-3 0-10 0-10 5 0 8 7 8 10 8 27 0 56 0 83 0 0 27 0 55 0 82 0 4 0 10 7 10s7-6 7-10c0-27 0-55 0-82z"><text:p/></draw:path><draw:path draw:style-name="gr1059" draw:text-style-name="P99" svg:width="0.0504in" svg:height="0.0736in" svg:x="0.5201in" svg:y="0.0004in" svg:viewBox="0 0 129 188" svg:d="M125 20c4-3 4-5 4-11-24 0-48 0-72 0-10 0-13 0-23-1-14-1-14-4-15-8-4 0-6 0-9 0-3 20-7 39-10 58 3 0 6 0 9 0 1-4 3-22 7-25 3-1 25-1 29-1 20 0 39 0 58 0-7 11-22 27-27 35-35 46-39 89-39 106 0 3 0 15 12 15 14 0 14-12 14-15 0-4 0-8 0-11 0-53 11-77 22-91 13-17 27-35 40-51z"><text:p/></draw:path><draw:path draw:style-name="gr1059" draw:text-style-name="P99" svg:width="0.2835in" svg:height="0.0055in" svg:x="0.2898in" svg:y="0.0913in" svg:viewBox="0 0 721 15" svg:d="M360 15c-120 0-240 0-360 0 0-5 0-9 0-15 240 0 480 0 721 0 0 6 0 10 0 15-121 0-241 0-361 0z"><text:p/></draw:path><draw:path draw:style-name="gr1059" draw:text-style-name="P99" svg:width="0.0563in" svg:height="0.0472in" svg:x="0.3252in" svg:y="0.1366in" svg:viewBox="0 0 144 121" svg:d="M54 90c-2 9-11 23-25 23-1 0-9 0-15-3 11-3 12-13 12-14 0-7-5-11-11-11-7 0-15 6-15 16 0 15 14 20 29 20 12 0 23-8 29-19 7 15 21 19 32 19 32 0 49-33 49-41 0-3-4-2-5-3-4 0-4 1-5 5-6 18-22 31-38 31-11 0-16-6-16-17 0-7 6-31 14-61 6-21 18-27 27-27 1 0 8 0 14 3-8 2-11 10-11 14 0 7 3 11 10 11 5 0 15-5 15-16 0-16-17-20-27-20-15 0-25 9-31 19-5-11-18-19-32-19-31 0-48 33-48 41 0 3 4 3 5 3 3 0 3-1 4-4 7-21 25-32 38-32 9 0 16 4 16 17 0 6-3 19-6 28-4 12-6 25-9 37z"><text:p/></draw:path><draw:path draw:style-name="gr1059" draw:text-style-name="P99" svg:width="0.078in" svg:height="0.078in" svg:x="0.3965in" svg:y="0.1185in" svg:viewBox="0 0 199 199" svg:d="M107 106c27 0 55 0 82 0 3 0 10 0 10-6 0-7-5-7-10-7-27 0-55 0-82 0 0-28 0-56 0-83 0-3 0-10-7-10s-6 7-6 10c0 27 0 55 0 83-28 0-57 0-84 0-3 0-10 0-10 6 0 7 7 7 10 7 27 0 56 0 84 0 0 27 0 55 0 83 0 4-1 10 6 10s7-6 7-10c0-28 0-56 0-83z"><text:p/></draw:path><draw:path draw:style-name="gr1059" draw:text-style-name="P99" svg:width="0.0382in" svg:height="0.0705in" svg:x="0.4941in" svg:y="0.1138in" svg:viewBox="0 0 98 180" svg:d="M60 8c0-8 0-8-7-8-18 17-42 18-53 18 0 3 0 6 0 10 6 0 24 0 39-8 0 46 0 91 0 138 0 8 0 12-27 12-3 0-8 0-11 0 0 3 0 6 0 10 6 0 39-2 48-2s43 2 49 2c0-4 0-7 0-10-3 0-7 0-10 0-27 0-28-4-28-12 0-51 0-101 0-150z"><text:p/></draw:path></draw:g></text:span><text:span text:style-name="T9">. </text:span></text:p>
        </text:list-item>
      </text:list>
      <text:p text:style-name="P13">חח"ע: <text:span text:style-name="T1">יהי </text:span><text:span text:style-name="T47"><draw:g text:anchor-type="as-char" svg:y="-0.1043in" draw:z-index="329" draw:name="Shape181" draw:style-name="gr1057"><svg:title>TexMaths</svg:title><svg:desc>11§inline§x_1, x_2 \in \R§svg§600§FALSE§</svg:desc><draw:path draw:style-name="gr1058" draw:text-style-name="P98" svg:width="0.6543in" svg:height="0.1173in" svg:x="0.0039in" svg:y="0.0071in" svg:viewBox="0 0 1663 299" svg:d="M0 0c554 0 1109 0 1663 0 0 99 0 200 0 299-554 0-1109 0-1663 0 0-99 0-200 0-299z"><text:p/></draw:path><draw:path draw:style-name="gr1059" draw:text-style-name="P99" svg:width="0.0752in" svg:height="0.0681in" svg:x="0.0004in" svg:y="0.0362in" svg:viewBox="0 0 192 174" svg:d="M118 54c2-10 12-45 38-45 2 0 11 0 20 5-11 1-19 11-19 20 0 7 5 15 15 15 8 0 20-8 20-24 0-19-23-25-36-25-22 0-35 21-39 30-10-26-31-30-42-30-41 0-63 50-63 60 0 4 3 2 4 4 4 0 5-1 6-4 13-41 38-51 52-51 7 0 21 3 21 25 0 12-7 39-21 93-7 24-20 40-37 40-3 0-12 0-19-5 9-2 18-10 18-21s-9-13-14-13c-12 0-22 10-22 22 0 18 20 24 36 24 26 0 40-25 41-28 4 14 19 28 42 28 39 0 61-48 61-58 0-3-3-3-4-3-3 0-4 1-6 3-12 42-38 51-50 51-16 0-22-13-22-26 0-7 3-16 6-34 5-18 9-35 14-53z"><text:p/></draw:path><draw:path draw:style-name="gr1059" draw:text-style-name="P99" svg:width="0.0382in" svg:height="0.0701in" svg:x="0.0949in" svg:y="0.0567in" svg:viewBox="0 0 98 179" svg:d="M60 8c0-8 0-8-7-8-18 17-42 18-53 18 0 3 0 5 0 8 5 0 24 0 38-6 0 45 0 91 0 138 0 9 0 12-26 12-3 0-8 0-11 0 0 2 0 5 0 9 6 0 39-1 48-1s43 1 49 1c0-4 0-7 0-9-3 0-7 0-10 0-28 0-28-3-28-12 0-51 0-101 0-150z"><text:p/></draw:path><draw:path draw:style-name="gr1059" draw:text-style-name="P99" svg:width="0.0173in" svg:height="0.0453in" svg:x="0.1646in" svg:y="0.087in" svg:viewBox="0 0 45 116" svg:d="M45 41c0-26-10-41-25-41-12 0-20 10-20 21 0 10 8 20 20 20 4 0 10-1 13-5 1-1 1-1 2-1s1 0 1 6c0 29-13 52-26 65-5 3-5 4-5 5 0 4 3 5 5 5 4 0 35-30 35-75z"><text:p/></draw:path><draw:path draw:style-name="gr1059" draw:text-style-name="P99" svg:width="0.0752in" svg:height="0.0681in" svg:x="0.2236in" svg:y="0.0362in" svg:viewBox="0 0 192 174" svg:d="M118 54c2-10 11-45 38-45 1 0 11 0 19 5-11 1-19 11-19 20 0 7 5 15 16 15 7 0 20-8 20-24 0-19-23-25-36-25-22 0-36 21-41 30-9-26-30-30-41-30-40 0-62 50-62 60 0 4 3 4 4 4 4 0 5-1 5-4 13-41 38-51 52-51 7 0 20 3 20 25 0 12-6 39-20 93-6 24-20 40-37 40-2 0-11 0-20-5 10-2 19-10 19-21s-9-13-14-13c-12 0-21 10-21 22 0 18 19 24 36 24 26 0 39-25 41-28 4 14 18 28 41 28 40 0 62-48 62-58 0-3-4-3-5-3-3 0-3 1-5 3-13 42-39 51-51 51-16 0-21-13-21-26 0-7 2-16 6-34 5-18 9-35 14-53z"><text:p/></draw:path><draw:path draw:style-name="gr1059" draw:text-style-name="P99" svg:width="0.0465in" svg:height="0.0701in" svg:x="0.3126in" svg:y="0.0567in" svg:viewBox="0 0 119 179" svg:d="M119 130c-4 0-6 0-9 0-1 7-3 22-7 26-2 1-23 1-27 1-17 0-33 0-50 0 29-26 38-33 54-46 20-16 39-33 39-58 0-33-29-53-63-53s-56 23-56 49c0 13 11 15 14 15 7 0 15-6 15-14 0-6-3-15-17-15 9-20 28-25 40-25 27 0 41 21 41 43 0 23-17 42-26 52-22 21-43 42-65 64-2 2-2 2-2 10 37 0 74 0 111 0 2-16 6-32 8-49z"><text:p/></draw:path><draw:path draw:style-name="gr1059" draw:text-style-name="P99" svg:width="0.076in" svg:height="0.0874in" svg:x="0.4283in" svg:y="0.0217in" svg:viewBox="0 0 194 223" svg:d="M180 120c7 0 14 0 14-7 0-8-7-8-14-8-55 0-109 0-164 0 5-52 49-90 104-90 20 0 41 0 60 0 7 0 14 0 14-7 0-8-7-8-14-8-21 0-40 0-61 0-66 0-119 50-119 113 0 61 53 110 119 110 21 0 40 0 61 0 7 0 14 0 14-8s-7-8-14-8c-19 0-40 0-60 0-55 0-99-36-104-87 55 0 109 0 164 0z"><text:p/></draw:path><draw:path draw:style-name="gr1059" draw:text-style-name="P99" svg:width="0.1039in" svg:height="0.1035in" svg:x="0.5622in" svg:y="0in" svg:viewBox="0 0 265 264" svg:d="M97 143c4 0 10 0 14 0 20 30 39 60 58 90 4 5 12 21 17 26 3 5 4 5 13 5 18 0 35 0 53 0 8 0 13 0 13-7 0-3-2-5-5-7-15-3-33-28-43-40-3-5-22-30-48-71 34-5 67-21 67-66 0-54-57-73-102-73-41 0-80 0-121 0-8 0-13 0-13 7 0 6 7 6 10 6 22 0 24 4 24 22 0 64 0 129 0 193 0 20-2 22-24 22-3 0-10 0-10 7s5 7 13 7c35 0 71 0 106 0 6 0 12 0 12-7s-7-7-10-7c-22 0-24-3-24-22 0-28 0-57 0-85zM172 125c11-15 12-36 12-52 0-19-3-39-15-55 16 3 54 15 54 55 0 24-12 44-51 52zM97 34c0-8 0-21 24-21 33 0 49 15 49 60 0 49-12 57-73 57 0-32 0-64 0-96zM44 250c3-6 3-17 3-20 0-64 0-130 0-195 0-4 0-14-3-22 14 0 30 0 44 0-4 7-4 15-4 20 0 65 0 131 0 197 0 3 0 14 3 20-14 0-29 0-43 0zM126 143c4 0 5-1 8-1 6 0 14 0 20-1 5 9 47 77 80 109-13 0-25 0-38 0-23-35-46-71-70-107z"><text:p/></draw:path></draw:g></text:span><text:span text:style-name="T47"><text:s/>ונניח </text:span><text:span text:style-name="T47"><draw:g text:anchor-type="as-char" svg:y="-0.1134in" draw:z-index="330" draw:name="Shape182" draw:style-name="gr1057"><svg:title>TexMaths</svg:title><svg:desc>11§inline§f(x_1) = f(x_2)§svg§600§FALSE§</svg:desc><draw:path draw:style-name="gr1058" draw:text-style-name="P98" svg:width="0.9004in" svg:height="0.1358in" svg:x="0.0004in" svg:y="0.0071in" svg:viewBox="0 0 2288 346" svg:d="M1145 346c-382 0-763 0-1145 0 0-116 0-230 0-346 762 0 1526 0 2288 0 0 116 0 230 0 346-380 0-762 0-1143 0z"><text:p/></draw:path><draw:path draw:style-name="gr1059" draw:text-style-name="P99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46in" svg:height="0.1512in" svg:x="0.0988in" svg:y="0in" svg:viewBox="0 0 89 385" svg:d="M89 381c0-1 0-1-6-8-49-49-61-122-61-179 0-68 15-136 63-183 4-5 4-5 4-7 0-3-1-4-3-4-5 0-39 26-62 76-20 42-24 85-24 118 0 28 4 75 25 119 23 47 56 72 61 72 2 0 3-1 3-4z"><text:p/></draw:path><draw:path draw:style-name="gr1059" draw:text-style-name="P99" svg:width="0.0756in" svg:height="0.0685in" svg:x="0.1472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1059" draw:text-style-name="P99" svg:width="0.0386in" svg:height="0.0701in" svg:x="0.2413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1059" draw:text-style-name="P99" svg:width="0.035in" svg:height="0.1512in" svg:x="0.3067in" svg:y="0in" svg:viewBox="0 0 90 385" svg:d="M90 194c0-31-4-77-25-121-24-48-57-73-61-73-2 0-4 2-4 4s0 2 8 9c37 38 59 99 59 181 0 64-14 132-61 180-6 6-6 6-6 7 0 2 2 4 4 4 4 0 39-26 62-76 19-41 24-84 24-115z"><text:p/></draw:path><draw:path draw:style-name="gr1059" draw:text-style-name="P99" svg:width="0.1008in" svg:height="0.0354in" svg:x="0.4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56in" svg:height="0.1374in" svg:x="0.5677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1059" draw:text-style-name="P99" svg:width="0.0346in" svg:height="0.1512in" svg:x="0.6657in" svg:y="0in" svg:viewBox="0 0 89 385" svg:d="M89 381c0-1 0-1-6-8-48-49-61-122-61-179 0-68 15-136 63-183 4-5 4-5 4-7 0-3-1-4-3-4-5 0-39 26-62 76-20 42-24 85-24 118 0 28 4 75 25 119 23 47 56 72 61 72 2 0 3-1 3-4z"><text:p/></draw:path><draw:path draw:style-name="gr1059" draw:text-style-name="P99" svg:width="0.0756in" svg:height="0.0685in" svg:x="0.7142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059" draw:text-style-name="P99" svg:width="0.0469in" svg:height="0.0701in" svg:x="0.803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1059" draw:text-style-name="P99" svg:width="0.035in" svg:height="0.1512in" svg:x="0.8736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47">. נפלג למקרים: </text:span></text:p>
      <text:list xml:id="list968174959" text:style-name="L2">
        <text:list-item>
          <text:p text:style-name="P68"><text:span text:style-name="T47">אם </text:span><text:span text:style-name="T47"><draw:g text:anchor-type="as-char" svg:y="-0.1134in" draw:z-index="331" draw:name="Shape183" draw:style-name="gr1057"><svg:title>TexMaths</svg:title><svg:desc>11§inline§x_1 \in (3, 4) \land x_2 \in (5, 7]§svg§600§FALSE§</svg:desc><draw:path draw:style-name="gr1058" draw:text-style-name="P98" svg:width="1.4764in" svg:height="0.1358in" svg:x="0.0039in" svg:y="0.0071in" svg:viewBox="0 0 3751 346" svg:d="M1877 346c-626 0-1251 0-1877 0 0-116 0-230 0-346 1251 0 2501 0 3751 0 0 116 0 230 0 346-625 0-1249 0-1874 0z"><text:p/></draw:path><draw:path draw:style-name="gr1059" draw:text-style-name="P99" svg:width="0.0756in" svg:height="0.0685in" svg:x="0.0004in" svg:y="0.0461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1059" draw:text-style-name="P99" svg:width="0.0382in" svg:height="0.0701in" svg:x="0.0949in" svg:y="0.0661in" svg:viewBox="0 0 98 179" svg:d="M61 8c0-8 0-8-8-8-18 17-42 17-53 17 0 3 0 6 0 9 7 0 24 0 39-7 0 46 0 92 0 138 0 9 0 13-27 13-3 0-6 0-10 0 0 3 0 6 0 9 5-1 38-1 48-1 8 0 42 0 48 1 0-3 0-6 0-9-3 0-7 0-10 0-27 0-27-4-27-13 0-50 0-100 0-149z"><text:p/></draw:path><draw:path draw:style-name="gr1059" draw:text-style-name="P99" svg:width="0.076in" svg:height="0.087in" svg:x="0.2063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059" draw:text-style-name="P99" svg:width="0.0346in" svg:height="0.1512in" svg:x="0.3528in" svg:y="0in" svg:viewBox="0 0 89 385" svg:d="M89 381c0-1 0-1-6-8-49-49-61-122-61-180 0-67 15-135 63-182 4-5 4-5 4-7 0-3-1-4-3-4-5 0-39 26-62 76-20 42-24 85-24 117 0 29 4 76 25 120 23 47 56 72 61 72 2 0 3-1 3-4z"><text:p/></draw:path><draw:path draw:style-name="gr1059" draw:text-style-name="P99" svg:width="0.063in" svg:height="0.1035in" svg:x="0.4028in" svg:y="0.013in" svg:viewBox="0 0 161 264" svg:d="M97 121c31-11 54-37 54-68 0-32-34-53-72-53s-68 23-68 52c0 13 9 21 20 21 12 0 20-9 20-20 0-20-19-20-25-20 13-19 38-24 52-24 16 0 36 9 36 44 0 4 0 26-9 44-13 18-26 20-36 20-3 0-12 1-14 1-3 0-7 1-7 4 0 5 4 5 10 5s11 0 17 0c32 0 46 26 46 63 0 52-26 63-44 63-16 0-45-6-58-29 13 2 25-7 25-20 0-15-11-22-22-22-9 0-22 5-22 23 0 34 36 59 78 59 47 0 83-35 83-74 0-31-25-61-64-69z"><text:p/></draw:path><draw:path draw:style-name="gr1059" draw:text-style-name="P99" svg:width="0.0177in" svg:height="0.0453in" svg:x="0.4854in" svg:y="0.0972in" svg:viewBox="0 0 46 116" svg:d="M46 41c0-26-10-41-25-41-12 0-21 10-21 21 0 10 9 20 21 20 4 0 10-1 13-5 1-1 1-1 2-1s1 0 1 6c0 28-13 51-26 64-4 4-4 5-4 6 0 2 2 5 4 5 3 0 35-30 35-75z"><text:p/></draw:path><draw:path draw:style-name="gr1059" draw:text-style-name="P99" svg:width="0.0673in" svg:height="0.102in" svg:x="0.5445in" svg:y="0.0102in" svg:viewBox="0 0 172 260" svg:d="M103 197c0 11 0 22 0 33 0 13-1 18-29 18-2 0-6 0-8 0 0 4 0 9 0 12 15-1 35-1 52-1 16 0 36 0 53 1 0-3 0-8 0-12-4 0-6 0-9 0-29 0-29-5-29-18 0-11 0-22 0-33 13 0 25 0 39 0 0-4 0-9 0-12-14 0-26 0-39 0 0-58 0-117 0-175 0-8 0-10-6-10-4 0-5 0-8 4-40 61-79 120-119 181 0 3 0 8 0 12 34 0 69 0 103 0zM106 185c-32 0-63 0-95 0 32-48 63-96 95-143 0 47 0 95 0 143z"><text:p/></draw:path><draw:path draw:style-name="gr1059" draw:text-style-name="P99" svg:width="0.035in" svg:height="0.1512in" svg:x="0.6252in" svg:y="0in" svg:viewBox="0 0 90 385" svg:d="M90 193c0-30-4-76-26-120-23-48-56-73-60-73-2 0-4 2-4 4s0 2 8 9c37 38 59 99 59 180 0 65-14 133-61 181-6 6-6 6-6 7 0 2 2 4 4 4 4 0 39-26 61-76 20-41 25-84 25-116z"><text:p/></draw:path><draw:path draw:style-name="gr1059" draw:text-style-name="P99" svg:width="0.0843in" svg:height="0.0937in" svg:x="0.7177in" svg:y="0.022in" svg:viewBox="0 0 215 239" svg:d="M117 9c-4-7-6-9-9-9-6 0-7 3-9 9-32 71-64 143-96 215-3 4-3 5-3 7 0 5 3 8 8 8 3 0 5-1 9-8 30-67 60-135 91-203 30 68 60 136 90 203 3 8 8 8 9 8 4 0 8-3 8-8 0-1 0-2-3-6-32-72-63-145-95-216z"><text:p/></draw:path><draw:path draw:style-name="gr1059" draw:text-style-name="P99" svg:width="0.0756in" svg:height="0.0685in" svg:x="0.8484in" svg:y="0.0461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1059" draw:text-style-name="P99" svg:width="0.0469in" svg:height="0.0701in" svg:x="0.9378in" svg:y="0.0661in" svg:viewBox="0 0 120 179" svg:d="M120 130c-3 0-6 0-9 0-1 5-4 22-8 24-2 2-23 2-26 2-16 0-33 0-49 0 28-25 37-33 53-45 20-16 39-33 39-58 0-33-29-53-64-53-33 0-56 23-56 48 0 14 12 15 14 15 7 0 15-5 15-15 0-4-1-14-16-14 9-19 27-24 40-24 26 0 41 21 41 43 0 23-17 42-26 52-22 21-43 41-65 63-3 3-3 4-3 11 37 0 75 0 112 0 2-16 6-33 8-49z"><text:p/></draw:path><draw:path draw:style-name="gr1059" draw:text-style-name="P99" svg:width="0.076in" svg:height="0.087in" svg:x="1.0543in" svg:y="0.0311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059" draw:text-style-name="P99" svg:width="0.0346in" svg:height="0.1512in" svg:x="1.2008in" svg:y="0in" svg:viewBox="0 0 89 385" svg:d="M89 381c0-1 0-1-6-8-49-49-61-122-61-180 0-67 14-135 63-182 4-5 4-5 4-7 0-3-1-4-3-4-5 0-40 26-62 76-20 42-24 85-24 117 0 29 3 76 25 120 23 47 56 72 61 72 2 0 3-1 3-4z"><text:p/></draw:path><draw:path draw:style-name="gr1059" draw:text-style-name="P99" svg:width="0.0602in" svg:height="0.1035in" svg:x="1.252in" svg:y="0.013in" svg:viewBox="0 0 154 264" svg:d="M154 179c0-46-32-84-74-84-17 0-35 6-48 20 0-26 0-51 0-76 8 3 20 5 33 5 47 0 74-35 74-40 0-3-1-4-4-4-1 0-1 0-3 1-8 3-26 11-53 11-15 0-33-3-50-11-4-1-5-1-6-1-3 0-3 3-3 9 0 38 0 76 0 114 0 8 0 10 5 10 3 0 4-1 5-3 4-6 18-27 50-27 20 0 30 18 33 25 6 14 7 29 7 48 0 13 0 36-9 52-10 15-24 25-42 25-28 0-50-21-57-43 1 0 2 0 7 0 13 0 20-9 20-17 0-10-7-19-20-19-6 0-19 3-19 21 0 32 26 69 70 69s84-37 84-85z"><text:p/></draw:path><draw:path draw:style-name="gr1059" draw:text-style-name="P99" svg:width="0.0173in" svg:height="0.0453in" svg:x="1.3335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5in" svg:height="0.1055in" svg:x="1.3969in" svg:y="0.0102in" svg:viewBox="0 0 166 269" svg:d="M162 26c4-5 4-5 4-14-32 0-63 0-94 0-48 0-48-4-50-12-3 0-5 0-9 0-4 26-9 53-13 79 3 0 7 0 10 0 1-5 4-29 9-35 3-2 33-2 38-2 27 0 54 0 81 0-5 6-36 48-44 61-35 52-48 105-48 145 0 3 0 21 18 21 17 0 17-18 17-21 0-7 0-13 0-20 0-21 2-42 5-63 2-9 8-42 24-66 18-24 34-48 52-73z"><text:p/></draw:path><draw:path draw:style-name="gr1059" draw:text-style-name="P99" svg:width="0.0205in" svg:height="0.1512in" svg:x="1.4677in" svg:y="0in" svg:viewBox="0 0 53 385" svg:d="M53 0c-18 0-35 0-53 0 0 6 0 10 0 15 12 0 25 0 37 0 0 118 0 237 0 355-12 0-25 0-37 0 0 5 0 10 0 15 18 0 35 0 53 0 0-128 0-256 0-385z"><text:p/></draw:path></draw:g></text:span><text:span text:style-name="T47"><text:s/>אז: </text:span></text:p>
          <text:p text:style-name="P64"><draw:g text:anchor-type="as-char" svg:y="-0.3854in" draw:z-index="337" draw:name="Shape184" draw:style-name="gr1057"><svg:title>TexMaths</svg:title><svg:desc>11§latex§\begin{align*}
  \frac{1}{x_1 - 4} + 1 &amp;= \frac{2}{x_2 - 5} -1 \\
  1 + x_2 - 5 &amp;= 2 - x_1 + 4 \\
  -5 &amp;= x_2 - x_1
\end{align}§svg§600§FALSE§</svg:desc><draw:path draw:style-name="gr1058" draw:text-style-name="P98" svg:width="1.5878in" svg:height="0.7543in" svg:x="0.0079in" svg:y="0.0079in" svg:viewBox="0 0 4034 1917" svg:d="M0 0c1344 0 2690 0 4034 0 0 639 0 1278 0 1917-1344 0-2690 0-4034 0 0-639 0-1278 0-1917z"><text:p/></draw:path><draw:path draw:style-name="gr1059" draw:text-style-name="P99" svg:width="0.05in" svg:height="0.1008in" svg:x="0.1843in" svg:y="0in" svg:viewBox="0 0 128 257" svg:d="M79 10c0-9 0-10-9-10-24 24-58 24-70 24 0 5 0 8 0 12 8 0 31 0 51-10 0 68 0 134 0 201 0 14-1 18-36 18-4 0-8 0-13 0 0 5 0 8 0 12 15-1 48-1 63-1s49 0 63 1c0-4 0-7 0-12-5 0-8 0-12 0-36 0-37-4-37-18 0-73 0-144 0-217z"><text:p/></draw:path><draw:path draw:style-name="gr1059" draw:text-style-name="P99" svg:width="0.4169in" svg:height="0.0055in" svg:x="0in" svg:y="0.1634in" svg:viewBox="0 0 1060 15" svg:d="M0 0c353 0 706 0 1060 0 0 6 0 10 0 15-354 0-707 0-1060 0 0-5 0-9 0-15z"><text:p/></draw:path><draw:path draw:style-name="gr1059" draw:text-style-name="P99" svg:width="0.0756in" svg:height="0.0685in" svg:x="0.0043in" svg:y="0.2413in" svg:viewBox="0 0 193 175" svg:d="M118 54c2-10 12-45 38-45 2 0 11 0 20 4-11 2-19 12-19 21 0 7 5 14 15 14 8 0 21-7 21-23 0-19-24-25-37-25-22 0-35 21-39 30-10-26-31-30-42-30-41 0-63 50-63 59 0 5 3 4 5 5 3 0 4-1 5-5 13-40 39-50 52-50 7 0 21 3 21 25 0 12-7 39-21 93-7 24-20 40-37 40-3 0-12 0-19-5 10-2 18-10 18-21 0-10-8-13-14-13-12 0-22 10-22 22 0 17 20 25 36 25 26 0 40-26 41-29 4 15 19 29 42 29 39 0 61-50 61-59 0-4-3-4-4-4-3 0-4 1-5 5-13 40-39 50-51 50-15 0-22-13-22-26 0-8 3-17 7-34 4-18 8-35 13-53z"><text:p/></draw:path><draw:path draw:style-name="gr1059" draw:text-style-name="P99" svg:width="0.0382in" svg:height="0.0701in" svg:x="0.0988in" svg:y="0.2606in" svg:viewBox="0 0 98 179" svg:d="M61 8c0-8 0-8-8-8-18 17-42 18-53 18 0 3 0 5 0 8 7 0 24 0 39-6 0 46 0 91 0 137 0 9 0 12-27 12-3 0-8 0-11 0 0 4 0 7 0 10 6 0 39-1 49-1 8 0 42 1 48 1 0-3 0-6 0-10-3 0-7 0-10 0-27 0-27-3-27-12 0-49 0-100 0-149z"><text:p/></draw:path><draw:path draw:style-name="gr1059" draw:text-style-name="P99" svg:width="0.0921in" svg:height="0.0055in" svg:x="0.202in" svg:y="0.2677in" svg:viewBox="0 0 235 15" svg:d="M222 15c7 0 13 0 13-7 0-8-6-8-13-8-69 0-139 0-209 0-6 0-13 0-13 8 0 7 7 7 13 7 70 0 140 0 209 0z"><text:p/></draw:path><draw:path draw:style-name="gr1059" draw:text-style-name="P99" svg:width="0.0669in" svg:height="0.1024in" svg:x="0.3457in" svg:y="0.2059in" svg:viewBox="0 0 171 261" svg:d="M102 197c0 11 0 23 0 34 0 14 0 18-28 18-4 0-6 0-9 0 0 4 0 7 0 12 16-1 36-1 53-1 15 0 36 0 51 1 0-5 0-8 0-12-2 0-5 0-7 0-29 0-30-4-30-18 0-11 0-23 0-34 13 0 25 0 39 0 0-3 0-8 0-11-14 0-26 0-39 0 0-58 0-118 0-176 0-8 0-10-5-10s-6 0-8 4c-40 61-79 121-119 182 0 3 0 8 0 11 34 0 68 0 102 0zM105 186c-31 0-63 0-94 0 31-48 63-96 94-144 0 48 0 96 0 144z"><text:p/></draw:path><draw:path draw:style-name="gr1059" draw:text-style-name="P99" svg:width="0.1004in" svg:height="0.1008in" svg:x="0.478in" svg:y="0.1157in" svg:viewBox="0 0 256 257" svg:d="M136 136c37 0 72 0 108 0 6 0 12 0 12-7 0-8-6-8-12-8-36 0-71 0-108 0 0-36 0-73 0-109 0-5 0-12-7-12-9 0-9 7-9 12 0 36 0 73 0 109-36 0-72 0-108 0-5 0-12 0-12 8 0 7 7 7 12 7 36 0 72 0 108 0 0 37 0 72 0 108 0 6 0 13 9 13 7 0 7-7 7-13 0-36 0-71 0-108z"><text:p/></draw:path><draw:path draw:style-name="gr1059" draw:text-style-name="P99" svg:width="0.05in" svg:height="0.1004in" svg:x="0.635in" svg:y="0.1031in" svg:viewBox="0 0 128 256" svg:d="M80 10c0-10 0-10-10-10-23 24-57 24-70 24 0 5 0 8 0 12 9 0 31 0 52-10 0 68 0 134 0 201 0 13-2 18-37 18-4 0-7 0-12 0 0 4 0 8 0 11 14-1 47-1 63-1 15 0 48 0 62 1 0-3 0-7 0-11-5 0-8 0-12 0-35 0-36-4-36-18 0-73 0-144 0-217z"><text:p/></draw:path><draw:path draw:style-name="gr1059" draw:text-style-name="P99" svg:width="0.1008in" svg:height="0.035in" svg:x="0.7484in" svg:y="0.14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02in" svg:height="0.1008in" svg:x="1.0965in" svg:y="0in" svg:viewBox="0 0 154 257" svg:d="M30 228c13-13 27-27 40-40 61-54 84-75 84-113 0-44-34-75-81-75-44 0-73 35-73 70 0 21 20 21 21 21 7 0 20-4 20-19 0-11-7-21-21-21-2 0-3 0-5 1 9-26 30-40 52-40 35 0 52 31 52 63 0 31-19 61-41 86-24 27-49 55-74 82-4 5-4 5-4 14 47 0 96 0 143 0 3-22 8-45 11-67-3 0-7 0-10 0-1 11-4 29-8 34-3 4-28 4-37 4-23 0-46 0-69 0z"><text:p/></draw:path><draw:path draw:style-name="gr1059" draw:text-style-name="P99" svg:width="0.4165in" svg:height="0.0055in" svg:x="0.9185in" svg:y="0.1634in" svg:viewBox="0 0 1059 15" svg:d="M0 0c353 0 706 0 1059 0 0 6 0 10 0 15-353 0-706 0-1059 0 0-5 0-9 0-15z"><text:p/></draw:path><draw:path draw:style-name="gr1059" draw:text-style-name="P99" svg:width="0.0756in" svg:height="0.0685in" svg:x="0.9228in" svg:y="0.2413in" svg:viewBox="0 0 193 175" svg:d="M118 54c2-10 11-45 38-45 1 0 11 0 19 4-11 2-19 12-19 21 0 7 5 14 16 14 7 0 21-7 21-23 0-19-24-25-37-25-22 0-36 21-40 30-10-26-31-30-42-30-40 0-62 50-62 59 0 5 3 5 5 5 3 0 4-1 4-5 13-40 40-50 53-50 6 0 20 3 20 25 0 12-6 39-20 93-7 24-20 40-38 40-2 0-11 0-18-5 8-2 17-10 17-21 0-10-9-13-14-13-11 0-21 10-21 22 0 17 19 25 36 25 26 0 40-26 41-29 4 15 19 29 42 29 39 0 61-50 61-59 0-4-3-4-4-4-4 0-4 1-5 5-14 40-39 50-52 50-14 0-21-13-21-26 0-8 2-17 7-34 4-18 8-35 13-53z"><text:p/></draw:path><draw:path draw:style-name="gr1059" draw:text-style-name="P99" svg:width="0.0469in" svg:height="0.0701in" svg:x="1.0122in" svg:y="0.2606in" svg:viewBox="0 0 120 179" svg:d="M120 130c-3 0-7 0-10 0-1 6-3 22-7 25-2 1-23 1-27 1-17 0-33 0-50 0 29-25 39-33 54-45 21-16 40-33 40-58 0-33-29-53-64-53-33 0-56 23-56 48 0 14 11 16 14 16 7 0 15-6 15-14 0-6-3-15-17-15 9-20 28-25 40-25 27 0 42 21 42 43 0 23-18 42-26 52-22 20-44 42-66 63-2 4-2 4-2 11 37 0 74 0 111 0 3-16 6-33 9-49z"><text:p/></draw:path><draw:path draw:style-name="gr1059" draw:text-style-name="P99" svg:width="0.0929in" svg:height="0.0055in" svg:x="1.1201in" svg:y="0.2677in" svg:viewBox="0 0 237 15" svg:d="M223 15c7 0 14 0 14-7 0-8-7-8-14-8-69 0-139 0-209 0-6 0-14 0-14 8 0 7 8 7 14 7 70 0 140 0 209 0z"><text:p/></draw:path><draw:path draw:style-name="gr1059" draw:text-style-name="P99" svg:width="0.0602in" svg:height="0.1043in" svg:x="1.2673in" svg:y="0.2071in" svg:viewBox="0 0 154 266" svg:d="M154 180c0-46-32-84-74-84-17 0-35 5-48 20 0-26 0-51 0-76 8 2 20 5 33 5 47 0 75-35 75-41 0-2-2-4-5-4-1 1-1 0-3 2-8 4-26 11-53 11-15 0-33-3-50-11-4-1-5-1-6-1-3 0-3 3-3 9 0 38 0 76 0 114 0 8 0 10 5 10 3 0 4-1 5-3 4-6 18-26 50-26 20 0 30 17 33 24 6 14 7 29 7 48 0 14 0 38-9 53-10 15-24 25-42 25-28 0-50-20-57-43 1 0 2 1 7 1 13 0 20-11 20-19 0-10-7-19-20-19-6 0-19 3-19 21 0 33 26 70 70 70s84-37 84-86z"><text:p/></draw:path><draw:path draw:style-name="gr1059" draw:text-style-name="P99" svg:width="0.0921in" svg:height="0.0055in" svg:x="1.4008in" svg:y="0.1634in" svg:viewBox="0 0 235 15" svg:d="M222 15c7 0 13 0 13-7 0-8-6-8-13-8-69 0-139 0-209 0-6 0-13 0-13 8 0 7 7 7 13 7 70 0 140 0 209 0z"><text:p/></draw:path><draw:path draw:style-name="gr1059" draw:text-style-name="P99" svg:width="0.05in" svg:height="0.1004in" svg:x="1.5535in" svg:y="0.1031in" svg:viewBox="0 0 128 256" svg:d="M79 10c0-10 0-10-9-10-24 24-58 24-70 24 0 5 0 8 0 12 8 0 31 0 51-10 0 68 0 134 0 201 0 13-1 18-37 18-4 0-7 0-12 0 0 4 0 8 0 11 13-1 48-1 63-1s49 0 63 1c0-3 0-7 0-11-5 0-8 0-12 0-36 0-37-4-37-18 0-73 0-144 0-217z"><text:p/></draw:path><draw:path draw:style-name="gr1059" draw:text-style-name="P99" svg:width="0.05in" svg:height="0.1008in" svg:x="0.0315in" svg:y="0.4185in" svg:viewBox="0 0 128 257" svg:d="M79 10c0-10 0-10-9-10-23 24-57 24-70 24 0 5 0 8 0 12 8 0 31 0 51-10 0 68 0 134 0 201 0 13-1 18-36 18-4 0-7 0-12 0 0 5 0 8 0 12 14-2 45-2 62-2 15 0 49 0 63 2 0-4 0-7 0-12-5 0-8 0-12 0-35 0-37-4-37-18 0-73 0-144 0-217z"><text:p/></draw:path><draw:path draw:style-name="gr1059" draw:text-style-name="P99" svg:width="0.1004in" svg:height="0.1008in" svg:x="0.137in" svg:y="0.431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1059" draw:text-style-name="P99" svg:width="0.0756in" svg:height="0.0685in" svg:x="0.2846in" svg:y="0.4524in" svg:viewBox="0 0 193 175" svg:d="M119 54c2-10 11-45 37-45 2 0 12 0 20 5-11 1-19 11-19 21 0 6 5 13 16 13 7 0 20-6 20-23 0-19-22-25-36-25-23 0-36 21-40 30-10-26-31-30-42-30-41 0-63 51-63 59 0 5 5 5 6 5 2 0 3-1 4-5 13-40 39-50 52-50 7 0 21 3 21 26 0 11-7 38-21 92-6 24-20 40-37 40-2 0-11 0-19-5 10-2 18-10 18-21 0-10-8-13-14-13-12 0-22 10-22 22 0 17 20 25 37 25 26 0 39-26 40-29 6 15 19 29 42 29 41 0 63-50 63-59 0-4-5-4-6-4-3 0-3 1-4 5-14 40-40 50-52 50-15 0-21-13-21-26 0-8 2-17 7-33 4-18 8-36 13-54z"><text:p/></draw:path><draw:path draw:style-name="gr1059" draw:text-style-name="P99" svg:width="0.0465in" svg:height="0.0701in" svg:x="0.374in" svg:y="0.4717in" svg:viewBox="0 0 119 179" svg:d="M119 130c-3 0-6 0-9 0-1 6-3 22-7 25-2 1-23 1-27 1-17 0-33 0-50 0 29-25 38-32 54-45 20-15 39-33 39-58 0-33-29-53-63-53s-56 23-56 48c0 15 11 16 14 16 7 0 15-5 15-14 0-6-3-15-17-15 9-20 28-25 40-25 27 0 40 21 40 43 0 23-16 42-25 52-22 22-43 42-65 64-2 3-2 3-2 10 37 0 74 0 111 0 2-16 6-33 8-49z"><text:p/></draw:path><draw:path draw:style-name="gr1059" draw:text-style-name="P99" svg:width="0.0929in" svg:height="0.0055in" svg:x="0.4819in" svg:y="0.4787in" svg:viewBox="0 0 237 15" svg:d="M222 15c7 0 15 0 15-7 0-8-8-8-15-8-69 0-139 0-209 0-6 0-13 0-13 8 0 7 7 7 13 7 70 0 140 0 209 0z"><text:p/></draw:path><draw:path draw:style-name="gr1059" draw:text-style-name="P99" svg:width="0.0602in" svg:height="0.1039in" svg:x="0.6291in" svg:y="0.4185in" svg:viewBox="0 0 154 265" svg:d="M154 179c0-46-32-84-74-84-18 0-35 6-48 19 0-25 0-50 0-75 8 3 20 5 32 5 48 0 75-35 75-40 0-3-1-4-4-4-1 0-1 0-3 1-8 3-26 11-53 11-15 0-33-3-51-11-3-1-4-1-5-1-3 0-3 3-3 9 0 38 0 76 0 114 0 8 0 11 5 11 3 0 4-2 5-4 4-6 18-27 50-27 20 0 30 18 32 25 7 14 8 29 8 48 0 14 0 37-10 54-9 14-23 24-41 24-28 0-50-20-57-43 1 0 2 1 7 1 13 0 20-10 20-18 0-10-7-20-20-20-6 0-19 3-19 21 0 33 26 70 69 70 45 0 85-36 85-86z"><text:p/></draw:path><draw:path draw:style-name="gr1059" draw:text-style-name="P99" svg:width="0.1008in" svg:height="0.035in" svg:x="0.7484in" svg:y="0.463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02in" svg:height="0.1008in" svg:x="0.9079in" svg:y="0.4185in" svg:viewBox="0 0 154 257" svg:d="M30 227c13-14 27-27 40-40 61-53 84-74 84-112 0-44-34-75-81-75-44 0-73 35-73 69 0 22 20 22 21 22 7 0 20-4 20-21 0-9-7-19-21-19-3 0-3 0-5 0 9-25 30-39 52-39 35 0 52 31 52 63 0 31-19 61-41 85-24 27-49 56-74 83-4 3-4 5-4 14 47 0 96 0 143 0 3-23 8-45 11-68-3 0-7 0-10 0-1 12-4 29-8 35-3 3-28 3-37 3-23 0-46 0-69 0z"><text:p/></draw:path><draw:path draw:style-name="gr1059" draw:text-style-name="P99" svg:width="0.0929in" svg:height="0.0055in" svg:x="1.0224in" svg:y="0.4787in" svg:viewBox="0 0 237 15" svg:d="M223 15c7 0 14 0 14-7 0-8-7-8-14-8-69 0-139 0-209 0-6 0-14 0-14 8 0 7 8 7 14 7 70 0 140 0 209 0z"><text:p/></draw:path><draw:path draw:style-name="gr1059" draw:text-style-name="P99" svg:width="0.0756in" svg:height="0.0685in" svg:x="1.1669in" svg:y="0.4524in" svg:viewBox="0 0 193 175" svg:d="M118 54c2-10 11-45 38-45 1 0 11 0 19 5-11 1-19 11-19 21 0 6 5 13 16 13 7 0 21-6 21-23 0-19-24-25-37-25-22 0-36 21-40 30-10-26-31-30-42-30-40 0-62 51-62 59 0 5 3 5 5 5 3 0 4-1 4-5 13-40 40-50 52-50 7 0 21 3 21 26 0 11-7 38-21 92-6 24-19 40-37 40-2 0-11 0-18-5 8-2 17-10 17-21 0-10-9-13-14-13-11 0-21 10-21 22 0 17 19 25 36 25 26 0 40-26 41-29 4 15 19 29 42 29 39 0 61-50 61-59 0-4-3-4-4-4-4 0-4 1-5 5-14 40-39 50-52 50-14 0-21-13-21-26 0-8 2-17 7-33 4-18 8-36 13-54z"><text:p/></draw:path><draw:path draw:style-name="gr1059" draw:text-style-name="P99" svg:width="0.0386in" svg:height="0.0701in" svg:x="1.2606in" svg:y="0.4717in" svg:viewBox="0 0 99 179" svg:d="M62 8c0-8-1-8-9-8-17 17-42 18-53 18 0 3 0 6 0 10 7 0 24 0 40-8 0 46 0 91 0 137 0 9 0 12-28 12-3 0-6 0-10 0 0 4 0 7 0 10 5 0 39-1 49-1 7 0 41 1 48 1 0-3 0-6 0-10-3 0-8 0-11 0-26 0-26-3-26-12 0-49 0-100 0-149z"><text:p/></draw:path><draw:path draw:style-name="gr1059" draw:text-style-name="P99" svg:width="0.1004in" svg:height="0.1008in" svg:x="1.3598in" svg:y="0.4311in" svg:viewBox="0 0 256 257" svg:d="M136 136c37 0 72 0 108 0 6 0 12 0 12-7 0-8-6-8-12-8-36 0-71 0-108 0 0-36 0-73 0-109 0-5 0-12-7-12-8 0-8 7-8 12 0 36 0 73 0 109-36 0-73 0-109 0-5 0-12 0-12 8 0 7 7 7 12 7 36 0 73 0 109 0 0 37 0 72 0 108 0 6 0 13 8 13 7 0 7-7 7-13 0-36 0-71 0-108z"><text:p/></draw:path><draw:path draw:style-name="gr1059" draw:text-style-name="P99" svg:width="0.0673in" svg:height="0.1028in" svg:x="1.5075in" svg:y="0.4165in" svg:viewBox="0 0 172 262" svg:d="M103 198c0 11 0 22 0 33 0 14-1 19-29 19-2 0-6 0-8 0 0 4 0 7 0 12 15-2 35-2 52-2 16 0 36 0 53 2 0-5 0-8 0-12-3 0-6 0-8 0-29 0-30-5-30-19 0-11 0-22 0-33 13 0 25 0 39 0 0-4 0-8 0-12-14 0-26 0-39 0 0-58 0-118 0-176 0-8 0-10-6-10-4 0-5 0-8 4-40 61-79 121-119 182 0 4 0 8 0 12 34 0 69 0 103 0zM106 186c-32 0-63 0-95 0 32-48 63-96 95-144 0 48 0 96 0 144z"><text:p/></draw:path><draw:path draw:style-name="gr1059" draw:text-style-name="P99" svg:width="0.0929in" svg:height="0.0063in" svg:x="0.5157in" svg:y="0.7063in" svg:viewBox="0 0 237 17" svg:d="M222 17c7 0 15 0 15-8 0-9-8-9-15-9-69 0-139 0-209 0-6 0-13 0-13 9 0 8 7 8 13 8 70 0 140 0 209 0z"><text:p/></draw:path><draw:path draw:style-name="gr1059" draw:text-style-name="P99" svg:width="0.0602in" svg:height="0.1043in" svg:x="0.6291in" svg:y="0.6461in" svg:viewBox="0 0 154 266" svg:d="M154 180c0-46-32-84-74-84-18 0-35 5-48 20 0-26 0-51 0-76 8 2 20 5 32 5 48 0 75-35 75-41 0-2-1-4-4-4-1 0-1 0-3 1-8 5-26 12-53 12-15 0-33-3-51-11-3-1-4-1-5-1-3 0-3 3-3 9 0 38 0 76 0 114 0 7 0 10 5 10 3 0 4-1 5-3 4-6 18-26 50-26 20 0 30 17 32 24 7 14 8 29 8 48 0 14 0 38-10 53-9 15-23 25-41 25-28 0-50-20-57-43 1 0 2 1 7 1 13 0 20-11 20-19 0-10-7-19-20-19-6 0-19 3-19 21 0 33 26 70 69 70 45 0 85-37 85-86z"><text:p/></draw:path><draw:path draw:style-name="gr1059" draw:text-style-name="P99" svg:width="0.1008in" svg:height="0.0354in" svg:x="0.7484in" svg:y="0.6917in" svg:viewBox="0 0 257 91" svg:d="M244 15c6 0 13 0 13-7 0-8-7-8-13-8-77 0-154 0-231 0-5 0-13 0-13 8 0 7 8 7 13 7 77 0 154 0 231 0zM244 91c6 0 13 0 13-7 0-8-7-8-13-8-77 0-154 0-231 0-5 0-13 0-13 8 0 7 8 7 13 7 77 0 154 0 231 0z"><text:p/></draw:path><draw:path draw:style-name="gr1059" draw:text-style-name="P99" svg:width="0.0756in" svg:height="0.0685in" svg:x="0.9047in" svg:y="0.6803in" svg:viewBox="0 0 193 175" svg:d="M118 54c2-10 11-45 38-45 1 0 11 0 19 4-11 2-19 12-19 21 0 7 5 14 16 14 7 0 21-7 21-23 0-19-24-25-37-25-22 0-36 21-40 30-10-26-31-30-42-30-40 0-63 50-63 59 0 5 4 5 6 5 3 0 4-1 4-5 13-40 38-50 52-50 7 0 21 3 21 25 0 12-7 39-21 93-6 24-20 39-37 39-2 0-11 0-19-4 9-2 18-10 18-21s-9-13-14-13c-12 0-21 10-21 22 0 17 19 25 36 25 26 0 39-26 41-30 4 15 18 30 41 30 40 0 62-50 62-59 0-4-3-4-5-4-3 0-3 1-4 4-14 41-40 50-52 50-16 0-21-12-21-25 0-8 2-17 7-34 4-18 8-35 13-53z"><text:p/></draw:path><draw:path draw:style-name="gr1059" draw:text-style-name="P99" svg:width="0.0465in" svg:height="0.0701in" svg:x="0.9941in" svg:y="0.7in" svg:viewBox="0 0 119 179" svg:d="M119 130c-3 0-6 0-9 0-1 6-3 22-7 25-2 1-23 1-27 1-17 0-33 0-50 0 29-25 38-33 54-45 20-16 39-33 39-58 0-33-29-53-63-53s-56 23-56 48c0 14 11 16 14 16 7 0 15-6 15-14 0-6-3-16-17-16 9-19 28-24 40-24 27 0 42 21 42 43 0 23-18 42-27 52-22 20-43 42-65 63-2 4-2 4-2 11 37 0 74 0 111 0 2-16 6-33 8-49z"><text:p/></draw:path><draw:path draw:style-name="gr1059" draw:text-style-name="P99" svg:width="0.0929in" svg:height="0.0063in" svg:x="1.102in" svg:y="0.7063in" svg:viewBox="0 0 237 17" svg:d="M222 17c7 0 15 0 15-8 0-9-8-9-15-9-69 0-139 0-209 0-6 0-13 0-13 9 0 8 7 8 13 8 70 0 140 0 209 0z"><text:p/></draw:path><draw:path draw:style-name="gr1059" draw:text-style-name="P99" svg:width="0.0756in" svg:height="0.0685in" svg:x="1.2457in" svg:y="0.680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6 40-30 6 15 19 30 42 30 41 0 63-50 63-59 0-4-5-4-6-4-3 0-3 1-4 4-14 41-40 50-52 50-15 0-21-12-21-25 0-8 2-17 7-34 4-18 8-35 13-53z"><text:p/></draw:path><draw:path draw:style-name="gr1059" draw:text-style-name="P99" svg:width="0.0382in" svg:height="0.0701in" svg:x="1.3402in" svg:y="0.7in" svg:viewBox="0 0 98 179" svg:d="M62 8c0-8-1-8-9-8-18 17-42 17-53 17 0 3 0 6 0 9 7 0 24 0 40-7 0 46 0 92 0 138 0 9 0 12-28 12-3 0-6 0-10 0 0 4 0 7 0 10 5 0 38-1 48-1 8 0 42 1 48 1 0-3 0-6 0-10-3 0-7 0-10 0-26 0-26-3-26-12 0-49 0-100 0-149z"><text:p/></draw:path></draw:g></text:p>
          <text:p text:style-name="P85">זאת בסתירה לכך ש־<text:span text:style-name="T9"><draw:g text:anchor-type="as-char" svg:y="-0.1016in" draw:z-index="338" draw:name="Shape185" draw:style-name="gr1057"><svg:title>TexMaths</svg:title><svg:desc>11§inline§x_2 - x_1 \le 3 - 7 = -2§svg§600§FALSE§</svg:desc><draw:path draw:style-name="gr1058" draw:text-style-name="P98" svg:width="1.4106in" svg:height="0.1094in" svg:x="0.0039in" svg:y="0.0071in" svg:viewBox="0 0 3584 279" svg:d="M1792 279c-597 0-1195 0-1792 0 0-92 0-186 0-279 1195 0 2389 0 3584 0 0 93 0 187 0 279-598 0-1195 0-1792 0z"><text:p/></draw:path><draw:path draw:style-name="gr1059" draw:text-style-name="P99" svg:width="0.0752in" svg:height="0.0681in" svg:x="0.0004in" svg:y="0.0354in" svg:viewBox="0 0 192 174" svg:d="M119 54c2-10 11-45 37-45 2 0 12 0 20 5-11 1-19 11-19 20 0 7 5 15 15 15 8 0 20-8 20-24 0-19-22-25-35-25-23 0-36 21-40 30-10-26-31-30-42-30-41 0-63 50-63 60 0 4 4 4 6 4s3-1 4-4c13-41 38-51 52-51 7 0 21 3 21 25 0 12-7 39-21 93-6 24-20 40-37 40-2 0-11 0-19-5 9-2 18-10 18-21s-9-13-14-13c-12 0-22 10-22 22 0 18 20 24 36 24 27 0 40-25 41-28 5 14 19 28 42 28 39 0 61-48 61-58 0-3-3-3-4-3-3 0-4 1-4 3-14 42-40 51-52 51-16 0-21-12-21-26 0-7 2-16 7-34 4-18 8-35 13-53z"><text:p/></draw:path><draw:path draw:style-name="gr1059" draw:text-style-name="P99" svg:width="0.0469in" svg:height="0.0701in" svg:x="0.0898in" svg:y="0.0543in" svg:viewBox="0 0 120 179" svg:d="M120 130c-3 0-6 0-9 0-1 7-3 22-8 25-2 2-22 2-26 2-17 0-33 0-50 0 29-26 38-33 54-45 20-17 39-34 39-59 0-33-29-53-63-53s-57 23-57 49c0 13 12 15 15 15 6 0 15-5 15-14 0-6-3-16-17-16 9-19 27-24 40-24 27 0 40 21 40 43 0 23-16 42-25 52-22 21-43 42-65 64-3 2-3 3-3 10 37 0 75 0 112 0 2-16 6-32 8-49z"><text:p/></draw:path><draw:path draw:style-name="gr1059" draw:text-style-name="P99" svg:width="0.0921in" svg:height="0.0055in" svg:x="0.198in" svg:y="0.0622in" svg:viewBox="0 0 235 15" svg:d="M222 15c7 0 13 0 13-7 0-8-6-8-13-8-69 0-140 0-209 0-6 0-13 0-13 8 0 7 7 7 13 7 69 0 140 0 209 0z"><text:p/></draw:path><draw:path draw:style-name="gr1059" draw:text-style-name="P99" svg:width="0.0752in" svg:height="0.0681in" svg:x="0.3417in" svg:y="0.0354in" svg:viewBox="0 0 192 174" svg:d="M118 54c2-10 11-45 38-45 2 0 11 0 20 5-11 1-19 11-19 20 0 7 5 15 15 15 8 0 20-8 20-24 0-19-23-25-36-25-22 0-35 21-39 30-10-26-31-30-42-30-41 0-63 50-63 60 0 4 3 2 4 4 4 0 5-1 6-4 13-41 38-51 52-51 7 0 21 3 21 25 0 12-7 39-21 93-7 24-20 40-37 40-3 0-12 0-19-5 9-2 17-10 17-21s-8-13-14-13c-11 0-21 10-21 22 0 18 20 24 36 24 26 0 40-25 41-28 4 14 19 28 42 28 39 0 61-48 61-58 0-3-3-3-4-3-3 0-4 1-6 3-12 42-38 51-50 51-16 0-22-12-22-26 0-7 2-16 6-34 5-18 9-35 14-53z"><text:p/></draw:path><draw:path draw:style-name="gr1059" draw:text-style-name="P99" svg:width="0.0382in" svg:height="0.0701in" svg:x="0.4362in" svg:y="0.0543in" svg:viewBox="0 0 98 179" svg:d="M60 8c0-8 0-8-7-8-18 17-42 18-53 18 0 3 0 5 0 9 5 0 24 0 38-7 0 45 0 92 0 138 0 9 0 12-26 12-3 0-8 0-11 0 0 3 0 6 0 9 6 0 39-1 48-1s43 1 49 1c0-3 0-6 0-9-3 0-7 0-10 0-28 0-28-3-28-12 0-51 0-101 0-150z"><text:p/></draw:path><draw:path draw:style-name="gr1059" draw:text-style-name="P99" svg:width="0.0925in" svg:height="0.1169in" svg:x="0.5472in" svg:y="0.0051in" svg:viewBox="0 0 236 298" svg:d="M229 17c4-3 7-5 7-9 0-5-3-8-7-8-2 0-6 2-8 2-71 34-142 68-213 102-7 3-8 5-8 9 0 3 2 6 8 8 71 34 142 67 213 100 6 2 7 2 8 2 4 0 7-3 7-8 0-3-2-5-8-8-67-31-135-63-202-94 67-32 136-64 203-96zM222 298c7 0 14 0 14-8 0-7-8-7-14-7-69 0-138 0-208 0-6 0-14 0-14 7 0 8 7 8 13 8 69 0 140 0 209 0z"><text:p/></draw:path><draw:path draw:style-name="gr1059" draw:text-style-name="P99" svg:width="0.063in" svg:height="0.1039in" svg:x="0.7016in" svg:y="0.0016in" svg:viewBox="0 0 161 265" svg:d="M97 121c31-11 54-37 54-68 0-32-34-53-72-53s-68 23-68 52c0 13 9 21 20 21 12 0 20-9 20-20 0-20-19-20-25-20 12-19 38-24 52-24 15 0 36 9 36 44 0 4 0 27-10 44-12 19-25 20-35 20-2 0-12 1-14 1-3 0-7 1-7 5s4 4 10 4 11 0 17 0c32 0 46 26 46 63 0 53-26 64-44 64-17 0-45-7-58-30 13 2 25-5 25-21 0-13-11-21-22-21-9 0-22 5-22 22 0 36 36 61 78 61 47 0 83-35 83-75 0-30-25-61-64-69z"><text:p/></draw:path><draw:path draw:style-name="gr1059" draw:text-style-name="P99" svg:width="0.0921in" svg:height="0.0055in" svg:x="0.8177in" svg:y="0.0622in" svg:viewBox="0 0 235 15" svg:d="M222 15c7 0 13 0 13-7 0-8-6-8-13-8-69 0-140 0-209 0-6 0-13 0-13 8 0 7 7 7 13 7 69 0 140 0 209 0z"><text:p/></draw:path><draw:path draw:style-name="gr1059" draw:text-style-name="P99" svg:width="0.065in" svg:height="0.1055in" svg:x="0.9654in" svg:y="0in" svg:viewBox="0 0 166 269" svg:d="M163 27c3-6 3-6 3-15-31 0-63 0-93 0-48 0-49-4-50-12-3 0-7 0-10 0-4 27-9 53-13 80 3 0 7 0 10 0 1-6 4-30 10-35 2-3 33-3 37-3 27 0 54 0 80 0-4 7-34 49-42 62-36 52-48 105-48 144 0 4 0 21 18 21 17 0 17-17 17-21 0-6 0-13 0-19 0-22 2-43 5-63 1-9 6-42 24-67 18-24 34-48 52-72z"><text:p/></draw:path><draw:path draw:style-name="gr1059" draw:text-style-name="P99" svg:width="0.1004in" svg:height="0.0354in" svg:x="1.0839in" svg:y="0.0472in" svg:viewBox="0 0 256 91" svg:d="M243 15c7 0 13 0 13-7 0-8-6-8-12-8-77 0-155 0-232 0-5 0-12 0-12 8 0 7 7 7 13 7 77 0 153 0 230 0zM244 91c6 0 12 0 12-8s-6-8-13-8c-77 0-153 0-230 0-6 0-13 0-13 8s7 8 12 8c77 0 155 0 232 0z"><text:p/></draw:path><draw:path draw:style-name="gr1059" draw:text-style-name="P99" svg:width="0.0925in" svg:height="0.0055in" svg:x="1.2484in" svg:y="0.0622in" svg:viewBox="0 0 236 15" svg:d="M222 15c7 0 14 0 14-7 0-8-7-8-14-8-69 0-140 0-209 0-6 0-13 0-13 8 0 7 7 7 13 7 69 0 140 0 209 0z"><text:p/></draw:path><draw:path draw:style-name="gr1059" draw:text-style-name="P99" svg:width="0.0602in" svg:height="0.1004in" svg:x="1.3618in" svg:y="0.0016in" svg:viewBox="0 0 154 256" svg:d="M30 226c13-13 27-26 40-39 61-52 84-73 84-112 0-44-35-75-83-75-42 0-71 35-71 70 0 22 19 22 20 22 6 0 20-5 20-21 0-10-7-20-20-20-4 0-5 0-6 0 9-24 30-39 53-39 35 0 52 31 52 63 0 31-20 61-41 85-25 27-49 54-75 82-3 4-3 5-3 14 47 0 96 0 143 0 3-22 8-44 11-67-3 0-7 0-10 0-2 12-4 29-9 34-2 3-27 3-36 3-23 0-46 0-69 0z"><text:p/></draw:path></draw:g></text:span><text:span text:style-name="T9">. </text:span></text:p>
        </text:list-item>
        <text:list-item>
          <text:p text:style-name="P86">באופן דומה, אם <text:span text:style-name="T9"><draw:g text:anchor-type="as-char" svg:y="-0.1134in" draw:z-index="339" draw:name="Shape186" draw:style-name="gr1057"><svg:title>TexMaths</svg:title><svg:desc>11§inline§x_1 \in (5, 7] \land x_2 \in (3, 4)§svg§600§FALSE§</svg:desc><draw:path draw:style-name="gr1058" draw:text-style-name="P98" svg:width="1.4791in" svg:height="0.1358in" svg:x="0.0039in" svg:y="0.0071in" svg:viewBox="0 0 3758 346" svg:d="M1880 346c-627 0-1253 0-1880 0 0-116 0-230 0-346 1253 0 2506 0 3758 0 0 116 0 230 0 346-625 0-1252 0-1878 0z"><text:p/></draw:path><draw:path draw:style-name="gr1059" draw:text-style-name="P99" svg:width="0.0752in" svg:height="0.0685in" svg:x="0.000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059" draw:text-style-name="P99" svg:width="0.0382in" svg:height="0.0701in" svg:x="0.0949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1059" draw:text-style-name="P99" svg:width="0.076in" svg:height="0.087in" svg:x="0.2063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0.3524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02in" svg:height="0.1035in" svg:x="0.4039in" svg:y="0.013in" svg:viewBox="0 0 154 264" svg:d="M154 179c0-46-31-84-73-84-18 0-35 6-49 20 0-26 0-51 0-76 8 3 21 5 33 5 47 0 75-35 75-40 0-3-1-4-5-4-1 0-1 0-3 1-8 3-26 11-52 11-15 0-34-3-51-11-4-1-4-1-5-1-4 0-4 3-4 9 0 38 0 76 0 114 0 8 0 10 5 10 4 0 4-1 6-3 4-6 18-27 49-27 20 0 30 18 33 25 7 14 7 29 7 48 0 13 0 36-9 52-10 15-24 25-42 25-27 0-49-21-56-43 1 0 2 0 7 0 12 0 18-9 18-17 0-10-6-19-18-19-6 0-20 3-20 21 0 32 27 69 70 69 45 0 84-37 84-85z"><text:p/></draw:path><draw:path draw:style-name="gr1059" draw:text-style-name="P99" svg:width="0.0173in" svg:height="0.0453in" svg:x="0.4858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5in" svg:height="0.1055in" svg:x="0.5488in" svg:y="0.0102in" svg:viewBox="0 0 166 269" svg:d="M163 26c3-5 3-5 3-14-31 0-63 0-93 0-48 0-49-4-50-12-3 0-7 0-10 0-4 26-9 53-13 79 3 0 7 0 10 0 1-5 4-29 10-35 2-2 33-2 37-2 27 0 54 0 80 0-4 6-35 48-42 61-36 52-49 105-49 145 0 3 0 21 19 21 17 0 17-18 17-21 0-7 0-13 0-20 0-21 2-42 5-63 1-9 6-42 23-66 18-24 35-48 53-73z"><text:p/></draw:path><draw:path draw:style-name="gr1059" draw:text-style-name="P99" svg:width="0.0205in" svg:height="0.1512in" svg:x="0.6197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46in" svg:height="0.0937in" svg:x="0.7008in" svg:y="0.022in" svg:viewBox="0 0 216 239" svg:d="M117 9c-4-7-6-9-9-9-6 0-7 3-9 9-32 71-64 143-96 215-2 4-3 5-3 7 0 5 3 8 8 8 3 0 6-1 8-8 31-67 61-135 92-203 29 68 60 136 90 203 4 8 8 8 10 8 3 0 8-3 8-8 0-1 0-2-4-6-32-72-64-145-95-216z"><text:p/></draw:path><draw:path draw:style-name="gr1059" draw:text-style-name="P99" svg:width="0.0752in" svg:height="0.0685in" svg:x="0.8315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059" draw:text-style-name="P99" svg:width="0.0465in" svg:height="0.0701in" svg:x="0.9213in" svg:y="0.0661in" svg:viewBox="0 0 119 179" svg:d="M119 130c-4 0-6 0-9 0-1 5-3 22-8 24-1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1059" draw:text-style-name="P99" svg:width="0.076in" svg:height="0.087in" svg:x="1.037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1.1835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3in" svg:height="0.1035in" svg:x="1.2339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1059" draw:text-style-name="P99" svg:width="0.0173in" svg:height="0.0453in" svg:x="1.3169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73in" svg:height="0.102in" svg:x="1.3752in" svg:y="0.0102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1059" draw:text-style-name="P99" svg:width="0.035in" svg:height="0.1512in" svg:x="1.455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<text:s/>נגיע לסתירה גם כן. </text:span></text:p>
        </text:list-item>
        <text:list-item>
          <text:p text:style-name="P86">אם <text:span text:style-name="T9"><draw:g text:anchor-type="as-char" svg:y="-0.1134in" draw:z-index="340" draw:name="Shape187" draw:style-name="gr1057"><svg:title>TexMaths</svg:title><svg:desc>11§inline§x_1 \in (3, 4) \land x_2 \in (3, 4)§svg§600§FALSE§</svg:desc><draw:path draw:style-name="gr1058" draw:text-style-name="P98" svg:width="1.4961in" svg:height="0.1358in" svg:x="0.0039in" svg:y="0.0071in" svg:viewBox="0 0 3801 346" svg:d="M1902 346c-635 0-1269 0-1902 0 0-116 0-230 0-346 1267 0 2534 0 3801 0 0 116 0 230 0 346-634 0-1267 0-1899 0z"><text:p/></draw:path><draw:path draw:style-name="gr1059" draw:text-style-name="P99" svg:width="0.0752in" svg:height="0.0685in" svg:x="0.000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059" draw:text-style-name="P99" svg:width="0.0382in" svg:height="0.0701in" svg:x="0.0949in" svg:y="0.0661in" svg:viewBox="0 0 98 179" svg:d="M60 8c0-8 0-8-7-8-18 17-42 17-53 17 0 3 0 6 0 9 7 0 24 0 40-7 0 46 0 92 0 138 0 9 0 13-28 13-3 0-7 0-10 0 0 3 0 6 0 9 5-1 38-1 47-1s43 0 49 1c0-3 0-6 0-9-3 0-7 0-10 0-28 0-28-4-28-13 0-50 0-100 0-149z"><text:p/></draw:path><draw:path draw:style-name="gr1059" draw:text-style-name="P99" svg:width="0.076in" svg:height="0.087in" svg:x="0.2063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0.3524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3in" svg:height="0.1035in" svg:x="0.4028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1059" draw:text-style-name="P99" svg:width="0.0173in" svg:height="0.0453in" svg:x="0.4858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73in" svg:height="0.102in" svg:x="0.5445in" svg:y="0.0102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1059" draw:text-style-name="P99" svg:width="0.035in" svg:height="0.1512in" svg:x="0.6248in" svg:y="0in" svg:viewBox="0 0 90 385" svg:d="M90 193c0-30-4-76-25-120-24-48-57-73-61-73-2 0-4 2-4 4s0 2 8 9c37 38 59 99 59 180 0 65-14 133-62 181-5 6-5 6-5 7 0 2 2 4 4 4 4 0 39-26 62-76 20-41 24-84 24-116z"><text:p/></draw:path><draw:path draw:style-name="gr1059" draw:text-style-name="P99" svg:width="0.0846in" svg:height="0.0937in" svg:x="0.7173in" svg:y="0.022in" svg:viewBox="0 0 216 239" svg:d="M117 9c-4-7-6-9-9-9-6 0-7 3-9 9-32 71-64 143-96 215-2 4-3 5-3 7 0 5 3 8 8 8 3 0 6-1 8-8 31-67 61-135 92-203 29 68 60 136 90 203 4 8 8 8 10 8 3 0 8-3 8-8 0-1 0-2-4-6-32-72-64-145-95-216z"><text:p/></draw:path><draw:path draw:style-name="gr1059" draw:text-style-name="P99" svg:width="0.0752in" svg:height="0.0685in" svg:x="0.848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1059" draw:text-style-name="P99" svg:width="0.0465in" svg:height="0.0701in" svg:x="0.9378in" svg:y="0.0661in" svg:viewBox="0 0 119 179" svg:d="M119 130c-4 0-6 0-9 0-1 5-3 22-8 24-1 2-22 2-26 2-17 0-33 0-50 0 29-25 38-33 54-45 20-16 39-33 39-58 0-33-29-53-63-53s-56 23-56 48c0 14 11 15 14 15 6 0 15-5 15-15 0-4-3-14-17-14 9-19 26-24 40-24 27 0 40 21 40 43 0 23-16 42-25 52-22 21-43 41-65 63-2 3-2 4-2 11 37 0 74 0 111 0 2-16 6-33 8-49z"><text:p/></draw:path><draw:path draw:style-name="gr1059" draw:text-style-name="P99" svg:width="0.076in" svg:height="0.087in" svg:x="1.0539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1.2004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3in" svg:height="0.1035in" svg:x="1.2504in" svg:y="0.013in" svg:viewBox="0 0 161 264" svg:d="M97 121c31-11 54-37 54-68 0-32-34-53-72-53s-68 23-68 52c0 13 9 21 20 21 12 0 20-9 20-20 0-20-19-20-25-20 12-19 38-24 52-24 15 0 36 9 36 44 0 4 0 26-10 44-12 18-25 20-35 20-2 0-12 1-14 1-3 0-7 1-7 4 0 5 4 5 10 5s11 0 17 0c32 0 46 26 46 63 0 52-26 63-44 63-17 0-45-6-58-29 13 2 25-7 25-20 0-15-11-22-22-22-9 0-22 5-22 23 0 34 36 59 78 59 47 0 83-35 83-74 0-31-25-61-64-69z"><text:p/></draw:path><draw:path draw:style-name="gr1059" draw:text-style-name="P99" svg:width="0.0173in" svg:height="0.0453in" svg:x="1.3335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73in" svg:height="0.102in" svg:x="1.3921in" svg:y="0.0102in" svg:viewBox="0 0 172 260" svg:d="M103 197c0 11 0 22 0 33 0 13-1 18-29 18-3 0-6 0-8 0 0 4 0 9 0 12 15-1 35-1 52-1 16 0 37 0 52 1 0-3 0-8 0-12-2 0-5 0-7 0-29 0-30-5-30-18 0-11 0-22 0-33 13 0 25 0 39 0 0-4 0-9 0-12-14 0-26 0-39 0 0-58 0-117 0-175 0-8 0-10-7-10-3 0-4 0-7 4-40 61-79 120-119 181 0 3 0 8 0 12 34 0 69 0 103 0zM106 185c-32 0-63 0-95 0 32-48 63-96 95-143 0 47 0 95 0 143z"><text:p/></draw:path><draw:path draw:style-name="gr1059" draw:text-style-name="P99" svg:width="0.035in" svg:height="0.1512in" svg:x="1.472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9"><text:s/>אז </text:span><text:span text:style-name="T9"><draw:g text:anchor-type="as-char" svg:y="-0.1299in" draw:z-index="341" draw:name="Shape188" draw:style-name="gr1057"><svg:title>TexMaths</svg:title><svg:desc>11§inline§\tfrac{1}{x_1 - 4} = \tfrac{1}{x_2 - 4}§svg§600§FALSE§</svg:desc><draw:path draw:style-name="gr1058" draw:text-style-name="P98" svg:width="0.7909in" svg:height="0.1815in" svg:x="0.0079in" svg:y="0.0071in" svg:viewBox="0 0 2010 462" svg:d="M0 0c669 0 1340 0 2010 0 0 154 0 308 0 462-670 0-1341 0-2010 0 0-154 0-308 0-462z"><text:p/></draw:path><draw:path draw:style-name="gr1059" draw:text-style-name="P99" svg:width="0.0382in" svg:height="0.0701in" svg:x="0.1232in" svg:y="0in" svg:viewBox="0 0 98 179" svg:d="M60 8c0-8 0-8-7-8-18 17-42 18-53 18 0 3 0 6 0 10 7 0 24 0 38-8 0 46 0 91 0 137 0 9 0 12-26 12-3 0-7 0-10 0 0 4 0 7 0 10 5 0 38-1 47-1s43 1 49 1c0-3 0-6 0-10-3 0-7 0-10 0-28 0-28-3-28-12 0-50 0-100 0-149z"><text:p/></draw:path><draw:path draw:style-name="gr1059" draw:text-style-name="P99" svg:width="0.2835in" svg:height="0.0055in" svg:x="0in" svg:y="0.0894in" svg:viewBox="0 0 721 15" svg:d="M0 0c241 0 480 0 721 0 0 6 0 10 0 15-241 0-480 0-721 0 0-5 0-9 0-15z"><text:p/></draw:path><draw:path draw:style-name="gr1059" draw:text-style-name="P99" svg:width="0.0563in" svg:height="0.0472in" svg:x="0.0051in" svg:y="0.1358in" svg:viewBox="0 0 144 121" svg:d="M54 90c-2 9-11 24-25 24-2 0-9 0-15-4 11-3 12-13 12-14 0-7-5-10-11-10-7 0-15 5-15 15 0 15 15 20 29 20 12 0 23-8 29-19 7 15 22 19 32 19 32 0 49-33 49-41 0-3-4-3-5-3-4 0-4 1-5 4-6 19-22 33-38 33-10 0-16-7-16-17 0-8 6-32 14-62 6-21 18-27 26-27 2 0 9 0 16 3-9 2-12 10-12 15 0 6 4 10 11 10 5 0 14-5 14-16 0-16-16-20-27-20-14 0-25 9-31 19-5-11-17-19-32-19-31 0-49 33-49 41 0 3 5 3 6 3 3 0 3-1 4-4 7-21 25-32 38-32 9 0 16 4 16 17 0 6-3 19-5 28-4 12-7 25-10 37z"><text:p/></draw:path><draw:path draw:style-name="gr1059" draw:text-style-name="P99" svg:width="0.0311in" svg:height="0.0504in" svg:x="0.0795in" svg:y="0.1469in" svg:viewBox="0 0 80 129" svg:d="M49 6c0-6 0-6-6-6-14 12-35 12-40 12-1 0-2 0-3 0 0 3 0 6 0 9 1 0 2 0 3 0 5 0 18 0 29-6 0 32 0 65 0 97 0 6 0 8-21 8-3 0-6 0-9 0 0 2 0 5 0 9 10-1 28-1 39-1s28 0 39 1c0-4 0-7 0-9-3 0-6 0-10 0-21 0-21-2-21-8 0-35 0-71 0-106z"><text:p/></draw:path><draw:path draw:style-name="gr1059" draw:text-style-name="P99" svg:width="0.0713in" svg:height="0.0047in" svg:x="0.1398in" svg:y="0.1531in" svg:viewBox="0 0 182 13" svg:d="M171 13c5 0 11 0 11-5 0-8-5-8-11-8-53 0-106 0-160 0-4 0-11 0-11 7 0 6 7 6 11 6 54 0 107 0 160 0z"><text:p/></draw:path><draw:path draw:style-name="gr1059" draw:text-style-name="P99" svg:width="0.0516in" svg:height="0.0713in" svg:x="0.2276in" svg:y="0.111in" svg:viewBox="0 0 132 182" svg:d="M132 138c0-4 0-7 0-10-10 0-20 0-30 0 0-41 0-81 0-121 0-6 0-7-6-7-4 0-4 0-7 3-30 42-59 83-89 125 0 3 0 6 0 10 26 0 53 0 79 0 0 6 0 14 0 22s0 12-22 12c-2 0-5 0-8 0 0 3 0 6 0 10 15-2 31-2 41-2s28 0 41 2c0-4 0-7 0-10-2 0-5 0-7 0-22 0-22-4-22-12s0-16 0-22c10 0 20 0 30 0zM81 29c0 33 0 66 0 99-24 0-47 0-71 0 24-33 47-66 71-99z"><text:p/></draw:path><draw:path draw:style-name="gr1059" draw:text-style-name="P99" svg:width="0.1004in" svg:height="0.035in" svg:x="0.3531in" svg:y="0.0744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59" draw:text-style-name="P99" svg:width="0.0382in" svg:height="0.0701in" svg:x="0.6461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1059" draw:text-style-name="P99" svg:width="0.2835in" svg:height="0.0055in" svg:x="0.5228in" svg:y="0.0894in" svg:viewBox="0 0 721 15" svg:d="M0 0c241 0 480 0 721 0 0 6 0 10 0 15-241 0-480 0-721 0 0-5 0-9 0-15z"><text:p/></draw:path><draw:path draw:style-name="gr1059" draw:text-style-name="P99" svg:width="0.0563in" svg:height="0.0472in" svg:x="0.528in" svg:y="0.1358in" svg:viewBox="0 0 144 121" svg:d="M54 90c-2 9-11 24-25 24-2 0-9 0-15-4 11-3 12-13 12-14 0-7-5-10-11-10-7 0-15 5-15 15 0 15 14 20 29 20 12 0 23-8 29-19 7 15 22 19 32 19 32 0 49-33 49-41 0-3-4-2-5-3-4 0-4 1-5 4-6 19-22 33-38 33-11 0-16-7-16-17 0-8 6-32 14-62 6-21 18-27 26-27 2 0 9 0 15 3-8 2-11 10-11 15 0 6 4 10 11 10 5 0 14-5 14-16 0-16-16-20-27-20-15 0-25 9-31 19-5-11-18-19-32-19-31 0-49 33-49 41 0 3 5 3 6 3 3 0 3-1 4-4 7-21 25-32 38-32 9 0 16 4 16 17 0 6-3 19-6 28-4 12-6 25-9 37z"><text:p/></draw:path><draw:path draw:style-name="gr1059" draw:text-style-name="P99" svg:width="0.0378in" svg:height="0.0504in" svg:x="0.5984in" svg:y="0.1469in" svg:viewBox="0 0 97 129" svg:d="M97 91c-4 0-6 0-9 0 0 4-2 16-6 18-1 1-17 1-20 1-13 0-26 0-38 0 13-9 28-20 39-27 17-13 34-24 34-44 0-25-24-39-52-39-25 0-45 15-45 34 0 10 9 12 11 12 5 0 12-3 12-12 0-6-5-10-11-11 6-9 17-14 30-14 18 0 34 11 34 30 0 16-11 28-27 41-15 14-31 27-47 40-1 2-2 2-2 3s0 4 0 6c30 0 60 0 90 0 2-13 5-26 7-38z"><text:p/></draw:path><draw:path draw:style-name="gr1059" draw:text-style-name="P99" svg:width="0.0713in" svg:height="0.0047in" svg:x="0.6626in" svg:y="0.1531in" svg:viewBox="0 0 182 13" svg:d="M171 13c5 0 11 0 11-5 0-8-5-8-11-8-53 0-106 0-160 0-4 0-11 0-11 7 0 6 7 6 11 6 54 0 107 0 160 0z"><text:p/></draw:path><draw:path draw:style-name="gr1059" draw:text-style-name="P99" svg:width="0.0516in" svg:height="0.0713in" svg:x="0.7504in" svg:y="0.111in" svg:viewBox="0 0 132 182" svg:d="M132 138c0-4 0-7 0-10-10 0-20 0-30 0 0-41 0-81 0-121 0-6 0-7-6-7-4 0-5 0-7 3-30 42-59 83-89 125 0 3 0 6 0 10 26 0 53 0 79 0 0 6 0 14 0 22s0 12-22 12c-2 0-5 0-8 0 0 3 0 6 0 10 15-2 31-2 41-2s28 0 41 2c0-4 0-7 0-10-2 0-5 0-7 0-22 0-22-4-22-12s0-16 0-22c10 0 20 0 30 0zM81 29c0 33 0 66 0 99-24 0-47 0-71 0 24-33 47-66 71-99z"><text:p/></draw:path></draw:g></text:span><text:span text:style-name="T9"><text:s/>ולכן </text:span><text:span text:style-name="T9"><draw:g text:anchor-type="as-char" svg:y="-0.0661in" draw:z-index="342" draw:name="Shape189" draw:style-name="gr1057"><svg:title>TexMaths</svg:title><svg:desc>11§inline§x_1 = x_2§svg§600§FALSE§</svg:desc><draw:path draw:style-name="gr1058" draw:text-style-name="P98" svg:width="0.4819in" svg:height="0.074in" svg:x="0.0039in" svg:y="0.0071in" svg:viewBox="0 0 1225 189" svg:d="M613 189c-204 0-409 0-613 0 0-63 0-126 0-189 409 0 817 0 1225 0 0 63 0 126 0 189-204 0-408 0-612 0z"><text:p/></draw:path><draw:path draw:style-name="gr1059" draw:text-style-name="P99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1059" draw:text-style-name="P99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1059" draw:text-style-name="P99" svg:width="0.1004in" svg:height="0.035in" svg:x="0.202in" svg:y="0.0106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1059" draw:text-style-name="P99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1059" draw:text-style-name="P99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9"><text:s/>כדרוש. </text:span></text:p>
        </text:list-item>
        <text:list-item>
          <text:p text:style-name="P86">אם <text:span text:style-name="T9"><draw:g text:anchor-type="as-char" svg:y="-0.1134in" draw:z-index="343" draw:name="Shape190" draw:style-name="gr1057"><svg:title>TexMaths</svg:title><svg:desc>11§inline§x_1 \in (5, 7] \land x_2 \in (5, 7]§svg§600§FALSE§</svg:desc><draw:path draw:style-name="gr1058" draw:text-style-name="P98" svg:width="1.4591in" svg:height="0.1358in" svg:x="0.0039in" svg:y="0.0071in" svg:viewBox="0 0 3707 346" svg:d="M1854 346c-618 0-1236 0-1854 0 0-116 0-230 0-346 1236 0 2471 0 3707 0 0 116 0 230 0 346-618 0-1236 0-1853 0z"><text:p/></draw:path><draw:path draw:style-name="gr1059" draw:text-style-name="P99" svg:width="0.0752in" svg:height="0.0685in" svg:x="0.0004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1059" draw:text-style-name="P99" svg:width="0.0382in" svg:height="0.0701in" svg:x="0.0949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1059" draw:text-style-name="P99" svg:width="0.076in" svg:height="0.087in" svg:x="0.2063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0.3524in" svg:y="0in" svg:viewBox="0 0 89 385" svg:d="M89 381c0-1 0-1-7-8-48-49-60-122-60-180 0-67 15-135 63-182 4-5 4-5 4-7 0-3-1-4-3-4-5 0-39 26-62 76-20 42-24 85-24 117 0 29 4 76 25 120 23 47 56 72 61 72 2 0 3-1 3-4z"><text:p/></draw:path><draw:path draw:style-name="gr1059" draw:text-style-name="P99" svg:width="0.0602in" svg:height="0.1035in" svg:x="0.4039in" svg:y="0.013in" svg:viewBox="0 0 154 264" svg:d="M154 179c0-46-31-84-73-84-18 0-35 6-49 20 0-26 0-51 0-76 8 3 21 5 33 5 47 0 75-35 75-40 0-3-1-4-5-4-1 0-1 0-3 1-8 3-26 11-52 11-15 0-34-3-51-11-4-1-4-1-5-1-4 0-4 3-4 9 0 38 0 76 0 114 0 8 0 10 5 10 2 0 4-1 6-3 3-6 17-27 49-27 20 0 30 18 33 25 6 14 7 29 7 48 0 13 0 36-9 52-10 15-24 25-42 25-28 0-50-21-57-43 1 0 3 0 7 0 13 0 19-9 19-17 0-10-6-19-19-19-6 0-19 3-19 21 0 32 26 69 70 69 45 0 84-37 84-85z"><text:p/></draw:path><draw:path draw:style-name="gr1059" draw:text-style-name="P99" svg:width="0.0173in" svg:height="0.0453in" svg:x="0.4858in" svg:y="0.0972in" svg:viewBox="0 0 45 116" svg:d="M45 41c0-26-10-41-25-41-12 0-20 10-20 21 0 10 8 20 20 20 4 0 10-1 13-5 1-1 1-1 2-1s1 0 1 6c0 28-13 51-26 64-5 4-5 5-5 6 0 2 3 5 5 5 4 0 35-30 35-75z"><text:p/></draw:path><draw:path draw:style-name="gr1059" draw:text-style-name="P99" svg:width="0.065in" svg:height="0.1055in" svg:x="0.5484in" svg:y="0.0102in" svg:viewBox="0 0 166 269" svg:d="M163 26c3-5 3-5 3-14-32 0-63 0-95 0-46 0-47-4-49-12-3 0-6 0-9 0-4 26-9 53-13 79 3 0 7 0 10 0 1-5 4-29 10-35 2-2 33-2 37-2 27 0 54 0 80 0-4 6-35 48-44 61-34 52-47 105-47 145 0 3-1 21 18 21 17 0 18-18 18-21 0-7 0-13 0-20 0-21 2-42 4-63 2-9 7-42 24-66 18-24 35-48 53-73z"><text:p/></draw:path><draw:path draw:style-name="gr1059" draw:text-style-name="P99" svg:width="0.0205in" svg:height="0.1512in" svg:x="0.6197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39in" svg:height="0.0937in" svg:x="0.7004in" svg:y="0.022in" svg:viewBox="0 0 214 239" svg:d="M117 9c-4-7-6-9-9-9-6 0-7 3-9 9-32 71-64 143-96 215-3 4-3 5-3 7 0 5 3 8 8 8 3 0 5-1 8-8 31-67 61-135 92-203 29 68 60 136 90 203 3 8 8 8 9 8 4 0 7-3 7-8 0-1 0-2-2-6-32-72-64-145-95-216z"><text:p/></draw:path><draw:path draw:style-name="gr1059" draw:text-style-name="P99" svg:width="0.0752in" svg:height="0.0685in" svg:x="0.8315in" svg:y="0.0461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1059" draw:text-style-name="P99" svg:width="0.0469in" svg:height="0.0701in" svg:x="0.9205in" svg:y="0.0661in" svg:viewBox="0 0 120 179" svg:d="M120 130c-3 0-6 0-9 0-1 5-4 22-8 24-2 2-23 2-26 2-17 0-33 0-50 0 28-25 38-33 54-45 20-16 39-33 39-58 0-33-29-53-64-53-33 0-56 23-56 48 0 14 12 15 14 15 7 0 15-5 15-15 0-4-2-14-16-14 9-19 27-24 40-24 26 0 40 21 40 43 0 23-16 42-25 52-22 21-43 41-65 63-3 3-3 4-3 11 37 0 75 0 112 0 2-16 6-33 8-49z"><text:p/></draw:path><draw:path draw:style-name="gr1059" draw:text-style-name="P99" svg:width="0.076in" svg:height="0.087in" svg:x="1.037in" svg:y="0.0311in" svg:viewBox="0 0 194 222" svg:d="M180 120c7 0 14-1 14-9 0-9-7-8-14-8-55 0-109 0-164 0 5-50 49-88 104-88 20 0 41 0 60 0 7 0 14 0 14-7 0-8-7-8-14-8-21 0-40 0-61 0-66 0-119 48-119 111 0 62 53 111 119 111 21 0 40 0 61 0 7 0 14 0 14-7s-7-7-14-7c-19 0-40 0-60 0-55 0-99-37-104-88 55 0 109 0 164 0z"><text:p/></draw:path><draw:path draw:style-name="gr1059" draw:text-style-name="P99" svg:width="0.0346in" svg:height="0.1512in" svg:x="1.1835in" svg:y="0in" svg:viewBox="0 0 89 385" svg:d="M89 381c0-1 0-1-7-8-48-49-60-122-60-180 0-67 14-135 63-182 4-5 4-5 4-7 0-3-1-4-3-4-5 0-40 26-62 76-20 42-24 85-24 117 0 29 3 76 25 120 23 47 56 72 61 72 2 0 3-1 3-4z"><text:p/></draw:path><draw:path draw:style-name="gr1059" draw:text-style-name="P99" svg:width="0.0602in" svg:height="0.1035in" svg:x="1.235in" svg:y="0.013in" svg:viewBox="0 0 154 264" svg:d="M154 179c0-46-32-84-74-84-17 0-35 6-48 20 0-26 0-51 0-76 8 3 20 5 33 5 47 0 74-35 74-40 0-3-2-4-4-4-1 0-1 0-3 1-8 3-26 11-53 11-15 0-33-3-50-11-4-1-5-1-6-1-3 0-3 3-3 9 0 38 0 76 0 114 0 8 0 10 5 10 2 0 4-1 5-3 4-6 18-27 50-27 20 0 30 18 33 25 6 14 7 29 7 48 0 13 0 36-10 52-9 15-23 25-41 25-28 0-50-21-57-43 1 0 2 0 7 0 13 0 19-9 19-17 0-10-6-19-19-19-6 0-19 3-19 21 0 32 26 69 70 69s84-37 84-85z"><text:p/></draw:path><draw:path draw:style-name="gr1059" draw:text-style-name="P99" svg:width="0.0173in" svg:height="0.0453in" svg:x="1.3161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5in" svg:height="0.1055in" svg:x="1.3795in" svg:y="0.0102in" svg:viewBox="0 0 166 269" svg:d="M162 26c4-5 4-5 4-14-32 0-63 0-95 0-47 0-47-4-49-12-3 0-6 0-9 0-4 26-9 53-13 79 3 0 7 0 10 0 1-5 4-29 9-35 3-2 33-2 38-2 27 0 54 0 80 0-4 6-35 48-44 61-34 52-47 105-47 145 0 3 0 21 18 21 17 0 17-18 17-21 0-7 0-13 0-20 0-21 1-42 5-63 2-9 7-42 24-66 18-24 34-48 52-73z"><text:p/></draw:path><draw:path draw:style-name="gr1059" draw:text-style-name="P99" svg:width="0.0205in" svg:height="0.1512in" svg:x="1.4504in" svg:y="0in" svg:viewBox="0 0 53 385" svg:d="M53 0c-18 0-35 0-53 0 0 6 0 10 0 15 12 0 25 0 37 0 0 118 0 237 0 355-12 0-25 0-37 0 0 5 0 10 0 15 18 0 35 0 53 0 0-128 0-256 0-385z"><text:p/></draw:path></draw:g></text:span><text:span text:style-name="T9"><text:s/>אז </text:span><text:span text:style-name="T9"><draw:g text:anchor-type="as-char" svg:y="-0.1299in" draw:z-index="344" draw:name="Shape191" draw:style-name="gr1057"><svg:title>TexMaths</svg:title><svg:desc>11§inline§\tfrac{1}{x_1 - 5} = \tfrac{1}{x_2 - 5}§svg§600§FALSE§</svg:desc><draw:path draw:style-name="gr1058" draw:text-style-name="P98" svg:width="0.7909in" svg:height="0.1815in" svg:x="0.0079in" svg:y="0.0071in" svg:viewBox="0 0 2010 462" svg:d="M0 0c669 0 1340 0 2010 0 0 154 0 308 0 462-670 0-1341 0-2010 0 0-154 0-308 0-462z"><text:p/></draw:path><draw:path draw:style-name="gr1059" draw:text-style-name="P99" svg:width="0.0382in" svg:height="0.0701in" svg:x="0.1232in" svg:y="0in" svg:viewBox="0 0 98 179" svg:d="M60 8c0-8 0-8-7-8-18 17-42 18-53 18 0 3 0 6 0 10 7 0 24 0 38-8 0 46 0 91 0 137 0 9 0 12-26 12-3 0-7 0-10 0 0 4 0 7 0 10 5 0 38-1 47-1s43 1 49 1c0-3 0-6 0-10-3 0-7 0-10 0-28 0-28-3-28-12 0-50 0-100 0-149z"><text:p/></draw:path><draw:path draw:style-name="gr1059" draw:text-style-name="P99" svg:width="0.2835in" svg:height="0.0055in" svg:x="0in" svg:y="0.0894in" svg:viewBox="0 0 721 15" svg:d="M0 0c241 0 480 0 721 0 0 6 0 10 0 15-241 0-480 0-721 0 0-5 0-9 0-15z"><text:p/></draw:path><draw:path draw:style-name="gr1059" draw:text-style-name="P99" svg:width="0.0563in" svg:height="0.0472in" svg:x="0.0051in" svg:y="0.1358in" svg:viewBox="0 0 144 121" svg:d="M54 90c-2 9-11 24-25 24-2 0-9 0-15-4 11-3 12-13 12-14 0-7-5-10-11-10-7 0-15 5-15 15 0 15 15 20 29 20 12 0 23-8 29-19 7 15 22 19 32 19 32 0 49-33 49-41 0-3-4-3-5-3-4 0-4 1-5 4-6 19-22 33-38 33-10 0-16-7-16-17 0-8 6-32 14-62 6-21 18-27 26-27 2 0 9 0 16 3-9 2-12 10-12 15 0 6 4 10 11 10 5 0 14-5 14-16 0-16-16-20-27-20-14 0-25 9-31 19-5-11-17-19-32-19-31 0-49 33-49 41 0 3 5 3 6 3 3 0 3-1 4-4 7-21 25-32 38-32 9 0 16 4 16 17 0 6-3 19-5 28-4 12-7 25-10 37z"><text:p/></draw:path><draw:path draw:style-name="gr1059" draw:text-style-name="P99" svg:width="0.0311in" svg:height="0.0504in" svg:x="0.0795in" svg:y="0.1469in" svg:viewBox="0 0 80 129" svg:d="M49 6c0-6 0-6-6-6-14 12-35 12-40 12-1 0-2 0-3 0 0 3 0 6 0 9 1 0 2 0 3 0 5 0 18 0 29-6 0 32 0 65 0 97 0 6 0 8-21 8-3 0-6 0-9 0 0 2 0 5 0 9 10-1 28-1 39-1s28 0 39 1c0-4 0-7 0-9-3 0-6 0-10 0-21 0-21-2-21-8 0-35 0-71 0-106z"><text:p/></draw:path><draw:path draw:style-name="gr1059" draw:text-style-name="P99" svg:width="0.0713in" svg:height="0.0047in" svg:x="0.1398in" svg:y="0.1531in" svg:viewBox="0 0 182 13" svg:d="M171 13c5 0 11 0 11-5 0-8-5-8-11-8-53 0-106 0-160 0-4 0-11 0-11 7 0 6 7 6 11 6 54 0 107 0 160 0z"><text:p/></draw:path><draw:path draw:style-name="gr1059" draw:text-style-name="P99" svg:width="0.0465in" svg:height="0.0724in" svg:x="0.2303in" svg:y="0.1118in" svg:viewBox="0 0 119 185" svg:d="M24 29c14 3 22 3 27 3 35 0 57-24 57-29 0-2-2-3-4-3-1 0-1 0-2 1-6 2-21 8-40 8-8 0-22-1-40-8-3-1-2-1-3-1-5 0-5 3-5 8 0 26 0 53 0 79 0 4 0 8 5 8 2 0 3 0 5-4 12-15 29-17 38-17 16 0 24 13 25 15 4 9 6 19 6 35 0 8 0 23-7 36-8 9-19 16-32 16-18 0-36-10-43-27 10 1 15-6 15-14 0-12-10-14-13-14-1 0-13 0-13 15 0 25 22 49 54 49 35 0 65-25 65-60 0-30-23-59-56-59-12 0-27 3-39 13 0-16 0-34 0-50z"><text:p/></draw:path><draw:path draw:style-name="gr1059" draw:text-style-name="P99" svg:width="0.1004in" svg:height="0.035in" svg:x="0.3531in" svg:y="0.0744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59" draw:text-style-name="P99" svg:width="0.0382in" svg:height="0.0701in" svg:x="0.6461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1059" draw:text-style-name="P99" svg:width="0.2835in" svg:height="0.0055in" svg:x="0.5228in" svg:y="0.0894in" svg:viewBox="0 0 721 15" svg:d="M0 0c241 0 480 0 721 0 0 6 0 10 0 15-241 0-480 0-721 0 0-5 0-9 0-15z"><text:p/></draw:path><draw:path draw:style-name="gr1059" draw:text-style-name="P99" svg:width="0.0563in" svg:height="0.0472in" svg:x="0.528in" svg:y="0.1358in" svg:viewBox="0 0 144 121" svg:d="M54 90c-2 9-11 24-25 24-2 0-9 0-15-4 11-3 12-13 12-14 0-7-5-10-11-10-7 0-15 5-15 15 0 15 14 20 29 20 12 0 23-8 29-19 7 15 22 19 32 19 32 0 49-33 49-41 0-3-4-2-5-3-4 0-4 1-5 4-6 19-22 33-38 33-11 0-16-7-16-17 0-8 6-32 14-62 6-21 18-27 26-27 2 0 9 0 15 3-8 2-11 10-11 15 0 6 4 10 11 10 5 0 14-5 14-16 0-16-16-20-27-20-15 0-25 9-31 19-5-11-18-19-32-19-31 0-49 33-49 41 0 3 5 3 6 3 3 0 3-1 4-4 7-21 25-32 38-32 9 0 16 4 16 17 0 6-3 19-6 28-4 12-6 25-9 37z"><text:p/></draw:path><draw:path draw:style-name="gr1059" draw:text-style-name="P99" svg:width="0.0378in" svg:height="0.0504in" svg:x="0.5984in" svg:y="0.1469in" svg:viewBox="0 0 97 129" svg:d="M97 91c-4 0-6 0-9 0 0 4-2 16-6 18-1 1-17 1-20 1-13 0-26 0-38 0 13-9 28-20 39-27 17-13 34-24 34-44 0-25-24-39-52-39-25 0-45 15-45 34 0 10 9 12 11 12 5 0 12-3 12-12 0-6-5-10-11-11 6-9 17-14 30-14 18 0 34 11 34 30 0 16-11 28-27 41-15 14-31 27-47 40-1 2-2 2-2 3s0 4 0 6c30 0 60 0 90 0 2-13 5-26 7-38z"><text:p/></draw:path><draw:path draw:style-name="gr1059" draw:text-style-name="P99" svg:width="0.0713in" svg:height="0.0047in" svg:x="0.6626in" svg:y="0.1531in" svg:viewBox="0 0 182 13" svg:d="M171 13c5 0 11 0 11-5 0-8-5-8-11-8-53 0-106 0-160 0-4 0-11 0-11 7 0 6 7 6 11 6 54 0 107 0 160 0z"><text:p/></draw:path><draw:path draw:style-name="gr1059" draw:text-style-name="P99" svg:width="0.0469in" svg:height="0.0724in" svg:x="0.7528in" svg:y="0.1118in" svg:viewBox="0 0 120 185" svg:d="M25 29c15 3 22 3 27 3 35 0 57-24 57-29 0-2-2-3-3-3-2 0-2 0-3 1-6 2-21 8-40 8-8 0-22-1-40-8-3-1-3-1-4-1-4 0-4 3-4 8 0 26 0 53 0 79 0 4 0 8 5 8 2 0 3 0 5-4 12-15 29-17 38-17 16 0 24 13 25 15 4 9 7 19 7 35 0 8 0 23-9 36-7 9-18 16-31 16-18 0-36-10-43-27 10 1 15-6 15-14 0-12-9-14-13-14-1 0-14 0-14 15 0 25 23 49 55 49 35 0 65-25 65-60 0-30-23-59-56-59-12 0-27 3-39 13 0-16 0-34 0-50z"><text:p/></draw:path></draw:g></text:span><text:span text:style-name="T9"><text:s/>ולכן </text:span><text:span text:style-name="T9"><draw:g text:anchor-type="as-char" svg:y="-0.0661in" draw:z-index="345" draw:name="Shape192" draw:style-name="gr1057"><svg:title>TexMaths</svg:title><svg:desc>11§inline§x_1 = x_2§svg§600§FALSE§</svg:desc><draw:path draw:style-name="gr1058" draw:text-style-name="P98" svg:width="0.4819in" svg:height="0.074in" svg:x="0.0039in" svg:y="0.0071in" svg:viewBox="0 0 1225 189" svg:d="M613 189c-204 0-409 0-613 0 0-63 0-126 0-189 409 0 817 0 1225 0 0 63 0 126 0 189-204 0-408 0-612 0z"><text:p/></draw:path><draw:path draw:style-name="gr1059" draw:text-style-name="P99" svg:width="0.0752in" svg:height="0.0681in" svg:x="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1059" draw:text-style-name="P99" svg:width="0.0382in" svg:height="0.0701in" svg:x="0.0949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1059" draw:text-style-name="P99" svg:width="0.1004in" svg:height="0.035in" svg:x="0.202in" svg:y="0.0106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1059" draw:text-style-name="P99" svg:width="0.0752in" svg:height="0.0681in" svg:x="0.3579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1059" draw:text-style-name="P99" svg:width="0.0469in" svg:height="0.0701in" svg:x="0.4469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9"><text:s/>כדרוש. </text:span></text:p>
        </text:list-item>
      </text:list>
      <text:p text:style-name="P56">סה"כ כיסינו את כל המקרים <text:span text:style-name="T9"><draw:g text:anchor-type="as-char" svg:y="-0.1043in" draw:z-index="346" draw:name="Shape193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ז)</text:h>
      <text:p text:style-name="P57">נוכיח <text:span text:style-name="T9"><draw:g text:anchor-type="as-char" svg:y="-0.1134in" draw:z-index="327" draw:name="Shape180" draw:style-name="gr1057"><svg:title>TexMaths</svg:title><svg:desc>11§inline§[0, 1] \cup \{2\} \sim [0, 1]§svg§600§FALSE§</svg:desc><draw:path draw:style-name="gr1058" draw:text-style-name="P98" svg:width="1.1748in" svg:height="0.1358in" svg:x="-0.0004in" svg:y="0.0071in" svg:viewBox="0 0 2985 346" svg:d="M1493 346c-498 0-996 0-1493 0 0-116 0-230 0-346 995 0 1990 0 2985 0 0 116 0 230 0 346-498 0-995 0-1492 0z"><text:p/></draw:path><draw:path draw:style-name="gr1059" draw:text-style-name="P99" svg:width="0.0205in" svg:height="0.1512in" svg:x="0.0059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4in" svg:height="0.1035in" svg:x="0.0362in" svg:y="0.013in" svg:viewBox="0 0 162 264" svg:d="M162 133c0-31-1-61-16-90-17-37-49-43-65-43-23 0-51 10-67 45-13 28-14 57-14 88 0 29 1 64 17 92 16 32 45 39 63 39 21 0 51-7 67-45 14-25 15-55 15-86zM80 255c-14 0-37-9-44-46-4-22-4-58-4-80 0-26 0-51 2-72 8-45 38-49 46-49 14 0 39 7 47 45 3 22 3 52 3 76 0 28 0 55-5 79-5 36-27 47-45 47z"><text:p/></draw:path><draw:path draw:style-name="gr1059" draw:text-style-name="P99" svg:width="0.0173in" svg:height="0.0453in" svg:x="0.1193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5in" svg:height="0.1in" svg:x="0.1874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1059" draw:text-style-name="P99" svg:width="0.0205in" svg:height="0.1512in" svg:x="0.2531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46in" svg:height="0.0937in" svg:x="0.3343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1059" draw:text-style-name="P99" svg:width="0.0531in" svg:height="0.1512in" svg:x="0.4724in" svg:y="0in" svg:viewBox="0 0 136 385" svg:d="M81 52c0-16 10-41 52-43 2 0 3-2 3-5 0-4-2-4-6-4-39 0-74 20-75 48 0 29 0 59 0 89 0 15 0 27-15 39-14 12-28 12-37 13-2 0-3 1-3 4 0 4 2 4 6 4 25 2 44 14 48 34 1 4 1 5 1 19 0 25 0 51 0 76 0 16 0 29 19 43 15 12 40 16 56 16 4 0 6 0 6-4s-2-4-5-4c-24-2-44-15-48-33-2-5-2-5-2-19 0-27 0-54 0-82 0-17-3-24-15-35-9-8-20-12-31-15 32-9 46-27 46-49 0-31 0-61 0-92z"><text:p/></draw:path><draw:path draw:style-name="gr1059" draw:text-style-name="P99" svg:width="0.0602in" svg:height="0.1in" svg:x="0.5453in" svg:y="0.013in" svg:viewBox="0 0 154 255" svg:d="M30 226c13-14 27-26 40-39 61-53 84-74 84-112 0-44-35-75-82-75-43 0-72 35-72 69 0 22 19 22 20 22 6 0 20-4 20-21 0-9-7-19-20-19-3 0-5 0-6 0 9-26 30-39 53-39 35 0 52 31 52 63 0 31-20 60-41 85-25 27-49 54-75 81-3 5-3 6-3 14 47 0 96 0 143 0 3-22 8-44 11-66-3 0-7 0-10 0-2 12-4 28-9 33-2 4-27 4-36 4-23 0-46 0-69 0z"><text:p/></draw:path><draw:path draw:style-name="gr1059" draw:text-style-name="P99" svg:width="0.0539in" svg:height="0.1512in" svg:x="0.624in" svg:y="0in" svg:viewBox="0 0 138 385" svg:d="M56 334c0 15-11 40-53 43-2 0-3 2-3 4 0 4 4 4 8 4 37 0 73-18 73-48 0-29 0-58 0-88 0-16 0-28 16-40 13-11 28-11 37-12 1 0 4-1 4-4 0-4-3-4-7-4-25-2-44-15-48-35-2-3-2-4-2-19 0-25 0-50 0-76 0-16 0-28-18-42-16-13-42-17-55-17-4 0-8 0-8 4 0 5 2 5 7 5 24 1 43 14 48 33 1 4 1 4 1 19 0 26 0 54 0 81 0 18 2 23 16 36 7 7 18 12 29 15-32 10-45 26-45 48 0 31 0 62 0 93z"><text:p/></draw:path><draw:path draw:style-name="gr1059" draw:text-style-name="P99" svg:width="0.1016in" svg:height="0.0354in" svg:x="0.7398in" svg:y="0.0571in" svg:viewBox="0 0 259 91" svg:d="M259 13c0-9-3-12-6-12-2 0-5 2-5 10-3 37-28 58-54 58s-43-16-63-33-40-36-66-36c-42 0-65 43-65 78 0 12 3 8 6 12 4 0 5-7 5-9 2-41 31-59 54-59 24 0 43 17 63 33 18 18 39 36 66 36 41 0 65-43 65-78z"><text:p/></draw:path><draw:path draw:style-name="gr1059" draw:text-style-name="P99" svg:width="0.0205in" svg:height="0.1512in" svg:x="0.9098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8in" svg:height="0.1035in" svg:x="0.9402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1059" draw:text-style-name="P99" svg:width="0.0173in" svg:height="0.0453in" svg:x="1.0232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496in" svg:height="0.1in" svg:x="1.0917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1059" draw:text-style-name="P99" svg:width="0.0205in" svg:height="0.1512in" svg:x="1.1575in" svg:y="0in" svg:viewBox="0 0 53 385" svg:d="M53 0c-18 0-35 0-53 0 0 6 0 10 0 15 12 0 25 0 37 0 0 118 0 237 0 355-12 0-25 0-37 0 0 5 0 10 0 15 18 0 35 0 53 0 0-128 0-256 0-385z"><text:p/></draw:path></draw:g></text:span><text:span text:style-name="T9">. נמצא זיווג מתאים. </text:span><text:span text:style-name="T85">נבחר את הזיווג להלן: </text:span></text:p>
      <text:p text:style-name="P18"><draw:g text:anchor-type="as-char" svg:y="-0.3193in" draw:z-index="413" draw:style-name="gr1"><svg:title>TexMaths</svg:title><svg:desc>11§latex§f \colon [0, 1] \cup \{2\} \to [0, 1], f = \lambda x \in \R.
\begin{cases}
  1 &amp;\case x = 2 \\
  \tfrac{1}{n + 1} &amp;\exists n \in \N. \tfrac{1}{n} = x \\
  x &amp;\other
\end{cases}§svg§600§FALSE§</svg:desc><draw:path draw:style-name="gr384" draw:text-style-name="P98" svg:width="3.7965in" svg:height="0.6224in" svg:x="0.0024in" svg:y="0.0075in" svg:viewBox="0 0 9644 1582" svg:d="M0 0c3215 0 6429 0 9644 0 0 527 0 1055 0 1582-3215 0-6429 0-9644 0 0-527 0-1055 0-1582z"><text:p/></draw:path><draw:path draw:style-name="gr385" draw:text-style-name="P99" svg:width="0.0484in" svg:height="0.1067in" svg:x="-0.0004in" svg:y="0.2508in" svg:viewBox="0 0 124 272" svg:d="M54 106c0-16 0-30 0-45 0-35 19-52 36-52 1 0 7 0 12 2-4 1-11 7-11 17 0 8 7 16 17 16 11 0 16-8 16-18 0-14-14-26-34-26-27 0-60 20-60 62 0 14 0 29 0 44-10 0-20 0-30 0 0 4 0 7 0 12 10 0 20 0 30 0 0 42 0 83 0 125 0 18-5 18-30 18 0 3 0 8 0 11 15 0 33-1 44-1 15 0 34 0 49 1 0-3 0-8 0-11-3 0-5 0-8 0-29 0-29-5-29-19 0-42 0-82 0-124 14 0 30 0 44 0 0-5 0-8 0-12-15 0-31 0-46 0z"><text:p/></draw:path><draw:path draw:style-name="gr386" draw:text-style-name="P99" svg:width="0.0157in" svg:height="0.065in" svg:x="0.1217in" svg:y="0.2921in" svg:viewBox="0 0 41 166" svg:d="M41 21c0-11-10-21-21-21-12 0-20 10-20 21s8 20 20 20c11 0 21-9 21-20zM41 146c0-11-10-21-21-21-12 0-20 10-20 21s8 20 20 20c11 0 21-9 21-20z"><text:p/></draw:path><draw:path draw:style-name="gr387" draw:text-style-name="P99" svg:width="0.0205in" svg:height="0.1516in" svg:x="0.2197in" svg:y="0.2433in" svg:viewBox="0 0 53 386" svg:d="M53 386c0-5 0-11 0-15-12 0-26 0-38 0 0-119 0-237 0-356 12 0 26 0 38 0 0-5 0-9 0-15-18 0-35 0-53 0 0 129 0 258 0 386 18 0 35 0 53 0z"><text:p/></draw:path><draw:path draw:style-name="gr388" draw:text-style-name="P99" svg:width="0.0638in" svg:height="0.1039in" svg:x="0.25in" svg:y="0.2567in" svg:viewBox="0 0 163 265" svg:d="M163 133c0-31-2-61-16-90-18-37-49-43-66-43-23 0-51 10-67 45-13 28-14 57-14 88 0 29 1 64 16 94 18 31 46 38 64 38 21 0 51-7 68-45 13-26 15-56 15-87zM80 256c-14 0-37-8-44-46-4-23-4-58-4-81 0-26 0-51 3-72 7-46 36-49 45-49 13 0 39 7 46 45 4 22 4 52 4 76 0 28 0 55-4 80-6 36-28 47-46 47z"><text:p/></draw:path><draw:path draw:style-name="gr389" draw:text-style-name="P99" svg:width="0.0173in" svg:height="0.0453in" svg:x="0.3331in" svg:y="0.3409in" svg:viewBox="0 0 45 116" svg:d="M45 41c0-26-10-41-24-41-13 0-21 10-21 21 0 10 8 20 21 20 4 0 9-1 13-5 1-1 1-1 2-1 0 2 0 0 0 6 0 28-13 51-26 65-3 4-3 4-3 5 0 3 1 5 3 5 4 0 35-30 35-75z"><text:p/></draw:path><draw:path draw:style-name="gr390" draw:text-style-name="P99" svg:width="0.05in" svg:height="0.1004in" svg:x="0.4012in" svg:y="0.2567in" svg:viewBox="0 0 128 256" svg:d="M79 10c0-10 0-10-9-10-24 24-58 24-70 24 0 5 0 8 0 12 8 0 31 0 51-10 0 68 0 134 0 201 0 13-2 18-37 18-4 0-7 0-12 0 0 4 0 8 0 11 14-1 47-1 63-1 15 0 49 0 63 1 0-3 0-7 0-11-5 0-8 0-13 0-35 0-36-4-36-18 0-73 0-144 0-217z"><text:p/></draw:path><draw:path draw:style-name="gr391" draw:text-style-name="P99" svg:width="0.0205in" svg:height="0.1516in" svg:x="0.4669in" svg:y="0.2433in" svg:viewBox="0 0 53 386" svg:d="M53 0c-18 0-35 0-53 0 0 6 0 10 0 15 12 0 25 0 37 0 0 119 0 237 0 356-12 0-25 0-37 0 0 4 0 10 0 15 18 0 35 0 53 0 0-128 0-257 0-386z"><text:p/></draw:path><draw:path draw:style-name="gr392" draw:text-style-name="P99" svg:width="0.0839in" svg:height="0.0941in" svg:x="0.5484in" svg:y="0.2661in" svg:viewBox="0 0 214 240" svg:d="M214 14c0-6 0-14-7-14-8 0-8 8-8 14 0 47 0 94 0 140 0 58-63 70-92 70-18 0-42-3-62-16-30-19-30-44-30-54 0-46 0-93 0-140 0-6 0-14-7-14-8 0-8 8-8 14 0 48 0 95 0 142 0 59 58 84 107 84 50 0 107-27 107-84 0-47 0-94 0-142z"><text:p/></draw:path><draw:path draw:style-name="gr393" draw:text-style-name="P99" svg:width="0.0535in" svg:height="0.1516in" svg:x="0.6862in" svg:y="0.2433in" svg:viewBox="0 0 137 386" svg:d="M81 52c0-16 10-41 53-43 1-1 3-2 3-5 0-4-3-4-7-4-39 0-74 20-74 48 0 30 0 59 0 88 0 16 0 28-15 41-15 11-29 11-38 12-2 0-3 2-3 5s2 3 7 4c25 1 44 15 48 34 1 5 1 5 1 19 0 25 0 51 0 77 0 15 0 29 18 43 15 11 40 15 56 15 4 0 7 0 7-4 0-3-2-3-6-3-24-3-43-15-49-35-1-3-1-4-1-17 0-28 0-55 0-82 0-17-3-24-15-37-8-8-20-12-30-14 31-9 45-28 45-50 0-31 0-61 0-92z"><text:p/></draw:path><draw:path draw:style-name="gr394" draw:text-style-name="P99" svg:width="0.0602in" svg:height="0.1004in" svg:x="0.7587in" svg:y="0.2567in" svg:viewBox="0 0 154 256" svg:d="M30 227c13-14 27-27 40-40 61-53 84-74 84-112 0-44-34-75-81-75-44 0-73 35-73 69 0 22 20 22 21 22 6 0 20-4 20-21 0-9-7-19-21-19-4 0-4 0-5 0 9-26 30-40 52-40 35 0 52 32 52 64 0 31-19 61-41 85-24 27-49 55-74 82-4 5-4 6-4 14 47 0 96 0 143 0 3-22 8-45 11-67-3 0-7 0-10 0-1 12-4 29-8 35-3 3-28 3-37 3-23 0-46 0-69 0z"><text:p/></draw:path><draw:path draw:style-name="gr395" draw:text-style-name="P99" svg:width="0.0535in" svg:height="0.1516in" svg:x="0.8382in" svg:y="0.2433in" svg:viewBox="0 0 137 386" svg:d="M56 336c0 15-10 39-52 43-2 0-4 1-4 3 0 4 4 4 8 4 38 0 73-18 74-48 0-30 0-60 0-88 0-14 0-28 16-40 13-11 27-12 36-12 2-1 3-2 3-4 0-5-2-5-5-5-26-2-45-15-48-34-2-4-2-5-2-20 0-25 0-50 0-76 0-16 0-28-18-44-16-11-43-15-56-15-4 0-8 0-8 4s3 4 7 5c24 1 42 13 48 33 1 3 1 4 1 19 0 27 0 53 0 81 0 18 3 24 15 36 8 8 20 12 30 16-31 8-45 26-45 48 0 31 0 62 0 94z"><text:p/></draw:path><draw:path draw:style-name="gr396" draw:text-style-name="P99" svg:width="0.1346in" svg:height="0.0787in" svg:x="0.9539in" svg:y="0.2803in" svg:viewBox="0 0 343 201" svg:d="M301 109c-22 15-32 32-35 36-17 28-14 34-21 52 0 4 5 4 8 4 7 0 8 0 9-7 9-38 32-71 76-88 4-1 5-3 5-5 0-3-2-4-3-4-17-7-64-27-78-91-1-5-2-6-9-6-3 0-8 0-8 4 0 2 4 26 20 52 8 11 19 24 36 38-95 0-192 0-288 0-6 0-13 0-13 7 0 8 7 8 13 8 96 0 193 0 288 0z"><text:p/></draw:path><draw:path draw:style-name="gr397" draw:text-style-name="P99" svg:width="0.0205in" svg:height="0.1516in" svg:x="1.1579in" svg:y="0.2433in" svg:viewBox="0 0 53 386" svg:d="M53 386c0-5 0-11 0-15-12 0-26 0-38 0 0-119 0-237 0-356 12 0 26 0 38 0 0-5 0-9 0-15-18 0-35 0-53 0 0 129 0 258 0 386 18 0 35 0 53 0z"><text:p/></draw:path><draw:path draw:style-name="gr398" draw:text-style-name="P99" svg:width="0.0638in" svg:height="0.1039in" svg:x="1.1882in" svg:y="0.2567in" svg:viewBox="0 0 163 265" svg:d="M163 133c0-31-2-61-16-90-17-37-49-43-66-43-23 0-51 10-67 45-12 28-14 57-14 88 0 29 1 64 18 94 16 31 44 38 63 38 21 0 50-7 67-45 13-26 15-56 15-87zM81 256c-15 0-38-8-45-46-4-23-4-58-4-81 0-26 0-51 3-72 7-46 36-49 46-49 12 0 38 7 45 45 5 22 5 52 5 76 0 28 0 55-5 80-6 36-28 47-45 47z"><text:p/></draw:path><draw:path draw:style-name="gr399" draw:text-style-name="P99" svg:width="0.0173in" svg:height="0.0453in" svg:x="1.2717in" svg:y="0.3409in" svg:viewBox="0 0 45 116" svg:d="M45 41c0-26-10-41-24-41-13 0-21 10-21 21 0 10 8 20 21 20 4 0 9-1 13-5 1-1 1-1 2-1 0 2 0 0 0 6 0 28-13 51-25 65-4 4-4 4-4 5 0 3 1 5 3 5 4 0 35-30 35-75z"><text:p/></draw:path><draw:path draw:style-name="gr400" draw:text-style-name="P99" svg:width="0.05in" svg:height="0.1004in" svg:x="1.3394in" svg:y="0.2567in" svg:viewBox="0 0 128 256" svg:d="M79 10c0-10 0-10-9-10-24 24-57 24-70 24 0 5 0 8 0 12 8 0 31 0 51-10 0 68 0 134 0 201 0 13-2 18-36 18-4 0-8 0-13 0 0 4 0 8 0 11 14-1 47-1 63-1 15 0 49 0 63 1 0-3 0-7 0-11-5 0-8 0-13 0-35 0-36-4-36-18 0-73 0-144 0-217z"><text:p/></draw:path><draw:path draw:style-name="gr401" draw:text-style-name="P99" svg:width="0.0209in" svg:height="0.1516in" svg:x="1.4051in" svg:y="0.2433in" svg:viewBox="0 0 54 386" svg:d="M54 0c-18 0-36 0-54 0 0 6 0 10 0 15 13 0 25 0 38 0 0 119 0 237 0 356-13 0-25 0-38 0 0 4 0 10 0 15 18 0 36 0 54 0 0-128 0-257 0-386z"><text:p/></draw:path><draw:path draw:style-name="gr402" draw:text-style-name="P99" svg:width="0.0173in" svg:height="0.0453in" svg:x="1.4579in" svg:y="0.3409in" svg:viewBox="0 0 45 116" svg:d="M45 41c0-26-10-41-25-41-12 0-20 10-20 21 0 10 8 20 20 20 4 0 10-1 13-5 2-1 1-1 2-1s1 0 1 6c0 28-13 51-26 65-5 4-5 4-5 5 0 3 3 5 5 5 4 0 35-30 35-75z"><text:p/></draw:path><draw:path draw:style-name="gr403" draw:text-style-name="P99" svg:width="0.076in" svg:height="0.1382in" svg:x="1.5201in" svg:y="0.2508in" svg:viewBox="0 0 194 352" svg:d="M121 118c11 0 23 0 34 0 8 0 11 0 11-8 0-4-3-4-10-4-11 0-21 0-32 0 2-15 6-30 8-44 1-8 7-36 9-40 4-8 11-13 18-13 2 0 11 0 19 6-16 2-21 16-21 21 0 9 7 14 15 14 9 0 22-9 22-24 0-17-19-26-35-26-13 0-37 7-49 45-2 8-3 12-12 61-9 0-19 0-28 0-6 0-11 0-11 7 0 5 4 5 11 5 9 0 17 0 26 0-10 50-19 102-29 153-8 37-14 72-34 72-1 0-11 0-19-7 18-1 21-15 21-21 0-9-6-13-14-13-10 0-21 8-21 23 0 17 18 27 33 27 21 0 36-23 44-38 12-25 21-71 21-74 8-41 15-82 23-122z"><text:p/></draw:path><draw:path draw:style-name="gr404" draw:text-style-name="P99" svg:width="0.1004in" svg:height="0.035in" svg:x="1.6539in" svg:y="0.302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405" draw:text-style-name="P99" svg:width="0.0748in" svg:height="0.1071in" svg:x="1.8142in" svg:y="0.252in" svg:viewBox="0 0 191 273" svg:d="M117 155c16 41 35 100 40 109 7 8 10 8 21 8 3 0 6 0 9 0s4-2 4-3c0-2-1-3-2-4-4-4-6-10-9-17-26-74-52-147-79-220-8-24-28-28-47-28-2 0-7 0-7 4 0 3 2 3 4 4 13 2 15 4 25 31 12 35 25 70 37 105-35 35-71 71-106 106-5 4-7 6-7 12 0 7 4 11 11 11 5 0 10-4 13-8 31-36 62-74 93-110z"><text:p/></draw:path><draw:path draw:style-name="gr406" draw:text-style-name="P99" svg:width="0.0752in" svg:height="0.0685in" svg:x="1.8988in" svg:y="0.2902in" svg:viewBox="0 0 192 175" svg:d="M118 54c2-10 12-45 38-45 2 0 11 0 20 5-11 1-19 11-19 20 0 7 5 14 15 14 8 0 20-7 20-23 0-19-23-25-36-25-22 0-35 21-39 30-10-26-31-30-42-30-41 0-63 51-63 59 0 5 3 4 4 5 4 0 5-1 6-5 13-40 38-50 52-50 7 0 21 3 21 25 0 12-7 39-21 93-7 24-20 40-37 40-3 0-12 0-19-5 9-2 17-10 17-21 0-10-8-13-14-13-11 0-21 10-21 22 0 17 20 25 36 25 26 0 40-26 41-29 4 15 19 29 42 29 39 0 61-50 61-59 0-4-3-4-4-4-3 0-4 1-6 5-12 40-38 50-50 50-16 0-22-13-22-26 0-8 3-17 6-33 5-18 9-36 14-54z"><text:p/></draw:path><draw:path draw:style-name="gr407" draw:text-style-name="P99" svg:width="0.0752in" svg:height="0.0878in" svg:x="2.0362in" svg:y="0.2756in" svg:viewBox="0 0 192 224" svg:d="M179 120c7 0 13 0 13-8 0-7-6-7-13-7-55 0-109 0-164 0 5-52 50-90 104-90 20 0 40 0 60 0 7 0 13 0 13-7 0-8-6-8-13-8-21 0-40 0-61 0-66 0-118 50-118 112s52 112 118 112c21 0 40 0 61 0 7 0 13 0 13-7 0-9-6-9-13-9-20 0-40 0-60 0-54 0-99-36-104-88 55 0 109 0 164 0z"><text:p/></draw:path><draw:path draw:style-name="gr408" draw:text-style-name="P99" svg:width="0.1039in" svg:height="0.1035in" svg:x="2.1697in" svg:y="0.2535in" svg:viewBox="0 0 265 264" svg:d="M98 143c4 0 9 0 13 0 20 30 39 61 58 90 4 6 14 21 18 27 2 4 3 4 12 4 18 0 36 0 54 0 7 0 12 0 12-6 0-4-2-6-5-7-15-3-33-29-43-41-3-4-22-30-48-71 34-6 67-21 67-66 0-54-56-73-102-73-41 0-80 0-121 0-6 0-13 0-13 7 0 6 8 6 10 6 22 0 24 4 24 22 0 65 0 129 0 194 0 20-2 22-24 22-2 0-10 0-10 7 0 6 7 6 13 6 35 0 71 0 106 0 7 0 13 0 13-6 0-7-7-7-11-7-22 0-23-3-23-22 0-29 0-57 0-86zM172 124c11-14 12-35 12-51 0-19-3-40-15-55 16 3 54 15 54 55 0 24-11 44-51 51zM98 34c0-8 0-21 23-21 33 0 49 13 49 60 0 49-12 57-72 57 0-32 0-64 0-96zM45 251c3-7 3-18 3-21 0-65 0-131 0-196 0-3 0-14-3-21 14 0 30 0 44 0-5 7-5 15-5 20 0 66 0 131 0 197 0 3 0 14 3 21-14 0-28 0-42 0zM128 143c2 0 3-1 6-1 7 0 14 0 21-1 6 10 47 78 79 110-12 0-25 0-37 0-23-36-46-72-69-108z"><text:p/></draw:path><draw:path draw:style-name="gr409" draw:text-style-name="P99" svg:width="0.0161in" svg:height="0.0157in" svg:x="2.2902in" svg:y="0.3409in" svg:viewBox="0 0 42 41" svg:d="M42 21c0-11-10-21-21-21s-21 10-21 21 10 20 21 20 21-9 21-20z"><text:p/></draw:path><draw:path draw:style-name="gr410" draw:text-style-name="P99" svg:width="0.0508in" svg:height="0.1382in" svg:x="2.4031in" svg:y="0in" svg:viewBox="0 0 130 352" svg:d="M46 175c0-32 9-106 78-154 5-4 6-4 6-11 0-9-1-10-10-10-2 0-5 0-7 0-83 45-113 118-113 175 0 55 0 110 0 166 0 10 1 11 11 11 9 0 16 0 25 0 10 0 10-1 10-11 0-56 0-111 0-166z"><text:p/></draw:path><draw:path draw:style-name="gr411" draw:text-style-name="P99" svg:width="0.0177in" svg:height="0.048in" svg:x="2.4031in" svg:y="0.1354in" svg:viewBox="0 0 46 123" svg:d="M46 10c0-10 0-10-10-10-9 0-16 0-25 0-10 0-11 0-11 10 0 34 0 69 0 103 0 10 1 10 11 10 9 0 16 0 25 0 10 0 10 0 10-10 0-34 0-69 0-103z"><text:p/></draw:path><draw:path draw:style-name="gr412" draw:text-style-name="P99" svg:width="0.0504in" svg:height="0.2764in" svg:x="2.3705in" svg:y="0.1811in" svg:viewBox="0 0 129 703" svg:d="M82 693c0 10 2 10 11 10s17 0 26 0c10 0 10 0 10-10 0-55 0-109 0-163 0-47-19-126-106-178 87-53 106-133 106-178 0-54 0-109 0-163 0-11 0-11-10-11-9 0-17 0-26 0s-11 0-11 11c0 54 0 109 0 163 0 33-6 113-78 167-4 3-4 3-4 11 0 7 0 7 4 11 10 8 38 28 56 67 15 31 22 65 22 99 0 54 0 109 0 164z"><text:p/></draw:path><draw:path draw:style-name="gr413" draw:text-style-name="P99" svg:width="0.0177in" svg:height="0.0484in" svg:x="2.4031in" svg:y="0.4547in" svg:viewBox="0 0 46 124" svg:d="M46 11c0-10 0-11-10-11-9 0-16 0-25 0-10 0-11 1-11 11 0 34 0 68 0 102 0 10 1 11 11 11 9 0 16 0 25 0 10 0 10-1 10-11 0-34 0-68 0-102z"><text:p/></draw:path><draw:path draw:style-name="gr414" draw:text-style-name="P99" svg:width="0.0508in" svg:height="0.1378in" svg:x="2.4031in" svg:y="0.5008in" svg:viewBox="0 0 130 351" svg:d="M120 351c9 0 10 0 10-9 0-7-1-7-2-9-13-8-40-28-59-63-15-30-23-60-23-94 0-55 0-111 0-166 0-10 0-10-10-10-9 0-16 0-25 0-10 0-11 0-11 10 0 55 0 111 0 166 0 57 30 131 113 175 2 0 5 0 7 0z"><text:p/></draw:path><draw:path draw:style-name="gr415" draw:text-style-name="P99" svg:width="0.05in" svg:height="0.1012in" svg:x="2.4937in" svg:y="0.0429in" svg:viewBox="0 0 128 258" svg:d="M79 10c0-9 0-10-9-10-24 25-58 25-70 25 0 4 0 8 0 11 8 0 31 0 51-10 0 68 0 134 0 201 0 14-2 18-37 18-4 0-7 0-12 0 0 5 0 8 0 13 13-2 47-2 63-2 15 0 49 0 63 2 0-5 0-8 0-13-5 0-8 0-13 0-35 0-36-4-36-18 0-73 0-144 0-217z"><text:p/></draw:path><draw:path draw:style-name="gr416" draw:text-style-name="P99" svg:width="0.0319in" svg:height="0.1016in" svg:x="2.9031in" svg:y="0.0425in" svg:viewBox="0 0 82 259" svg:d="M55 88c-18 1-36 3-54 4 0 5 0 8 0 13 25 0 29 2 29 20 0 35 0 70 0 104 0 18-5 18-30 18 0 4 0 7 0 12 12 0 33-1 42-1 14 0 27 1 40 1 0-5 0-8 0-12-25 0-27-3-27-17 0-47 0-95 0-142zM57 21c0-13-10-21-21-21-12 0-21 10-21 21 0 10 9 20 21 20 11 0 21-8 21-20z"><text:p/></draw:path><draw:path draw:style-name="gr417" draw:text-style-name="P99" svg:width="0.0488in" svg:height="0.1071in" svg:x="2.9453in" svg:y="0.0366in" svg:viewBox="0 0 125 273" svg:d="M55 107c0-16 0-30 0-45 0-34 19-53 35-53 2 0 8 0 13 3-4 1-11 7-11 16 0 8 6 16 17 16s16-8 16-16c0-15-14-28-35-28-26 0-59 21-59 62 0 15 0 29 0 45-10 0-21 0-31 0 0 4 0 7 0 12 10 0 21 0 31 0 0 42 0 82 0 124 0 18-5 18-30 18 0 4 0 8 0 12 14 0 33-1 44-1 15 0 33 0 48 1 0-4 0-8 0-12-2 0-5 0-7 0-29 0-30-5-30-18 0-42 0-82 0-124 14 0 30 0 44 0 0-5 0-8 0-12-15 0-30 0-45 0z"><text:p/></draw:path><draw:path draw:style-name="gr418" draw:text-style-name="P99" svg:width="0.0752in" svg:height="0.0685in" svg:x="3.0417in" svg:y="0.0772in" svg:viewBox="0 0 192 175" svg:d="M119 54c2-10 11-46 37-46 2 0 12 0 20 5-11 2-19 12-19 21 0 7 5 13 15 13 8 0 20-6 20-22 0-19-22-25-35-25-23 0-36 20-40 29-10-26-31-29-42-29-41 0-63 50-63 59 0 4 3 3 4 4 4 0 5 0 6-5 13-40 38-50 52-50 7 0 21 4 21 26 0 12-7 38-21 93-6 23-20 39-37 39-2 0-11 0-19-4 9-2 18-11 18-21 0-11-9-14-14-14-12 0-22 9-22 23 0 17 20 25 36 25 27 0 40-28 41-30 5 15 19 30 42 30 39 0 61-50 61-59 0-5-3-5-4-5-3 0-4 2-4 5-14 41-40 50-52 50-16 0-21-12-21-25 0-9 2-17 7-34 4-18 8-35 13-53z"><text:p/></draw:path><draw:path draw:style-name="gr419" draw:text-style-name="P99" svg:width="0.1008in" svg:height="0.035in" svg:x="3.1752in" svg:y="0.088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20" draw:text-style-name="P99" svg:width="0.0602in" svg:height="0.1012in" svg:x="3.335in" svg:y="0.0429in" svg:viewBox="0 0 154 258" svg:d="M30 228c13-13 27-27 40-40 61-54 84-75 84-113 0-44-34-75-81-75-44 0-73 35-73 70 0 21 20 21 21 21 6 0 20-4 20-19 0-10-7-21-21-21-2 0-4 0-5 1 9-26 30-40 52-40 35 0 52 31 52 63 0 31-19 61-40 86-25 27-49 55-75 82-4 5-4 6-4 15 48 0 96 0 144 0 3-22 7-46 10-68-3 0-6 0-9 0-2 11-5 29-9 34-3 4-28 4-37 4-23 0-46 0-69 0z"><text:p/></draw:path><draw:path draw:style-name="gr421" draw:text-style-name="P99" svg:width="0.0386in" svg:height="0.0705in" svg:x="2.5941in" svg:y="0.2327in" svg:viewBox="0 0 99 180" svg:d="M62 8c0-7 0-8-8-8-18 18-42 18-54 18 0 3 0 6 0 10 7 0 25 0 40-8 0 46 0 91 0 137 0 9 0 14-27 14-3 0-8 0-11 0 0 3 0 6 0 9 6-1 39-1 49-1 8 0 42 0 48 1 0-3 0-6 0-9-3 0-7 0-10 0-27 0-27-5-27-14 0-49 0-100 0-149z"><text:p/></draw:path><draw:path draw:style-name="gr422" draw:text-style-name="P99" svg:width="0.2287in" svg:height="0.0055in" svg:x="2.4984in" svg:y="0.3217in" svg:viewBox="0 0 582 15" svg:d="M0 0c194 0 388 0 582 0 0 6 0 10 0 15-194 0-388 0-582 0 0-5 0-9 0-15z"><text:p/></draw:path><draw:path draw:style-name="gr423" draw:text-style-name="P99" svg:width="0.065in" svg:height="0.0472in" svg:x="2.5031in" svg:y="0.3689in" svg:viewBox="0 0 166 121" svg:d="M21 101c-1 5-3 11-3 12 0 6 5 8 9 8 5 0 8-3 10-5 3-3 5-11 6-17 1-5 4-18 5-24 3-7 4-12 5-19 3-11 4-13 12-24s20-25 41-25c15 0 15 14 15 19 0 16-11 47-15 58-4 7-5 10-5 14 0 14 12 23 25 23 28 0 40-37 40-41 0-3-3-3-4-3-5 0-5 1-6 4-6 21-17 33-28 33-6 0-7-4-7-9 0-7 1-10 7-22 3-9 14-38 14-52 0-27-21-31-35-31-23 0-39 13-47 24-2-18-17-24-28-24-12 0-18 8-22 14-6 10-10 26-10 27 0 3 4 3 5 3 4 0 4 0 6-8 4-16 9-29 20-29 6 0 9 6 9 13 0 5-3 15-5 23s-4 19-5 24c-4 11-6 23-9 34z"><text:p/></draw:path><draw:path draw:style-name="gr424" draw:text-style-name="P99" svg:width="0.078in" svg:height="0.078in" svg:x="2.5811in" svg:y="0.3496in" svg:viewBox="0 0 199 199" svg:d="M107 106c27 0 55 0 82 0 3 0 10 0 10-6 0-8-7-8-10-8-27 0-55 0-82 0 0-27 0-55 0-82 0-3 0-10-7-10-8 0-8 6-8 10 0 27 0 55 0 82-27 0-55 0-82 0-3 0-10 0-10 7s5 7 10 7c27 0 55 0 82 0 0 27 0 56 0 83 0 4 0 10 7 10 8 0 8-6 8-10 0-27 0-56 0-83z"><text:p/></draw:path><draw:path draw:style-name="gr425" draw:text-style-name="P99" svg:width="0.0386in" svg:height="0.0701in" svg:x="2.6783in" svg:y="0.3453in" svg:viewBox="0 0 99 179" svg:d="M62 8c0-8-2-8-9-8-17 17-42 17-53 17 0 3 0 6 0 9 7 0 24 0 40-7 0 46 0 92 0 138 0 9 0 12-28 12-3 0-7 0-10 0 0 4 0 7 0 10 5 0 39-1 49-1 7 0 41 1 48 1 0-3 0-6 0-10-3 0-8 0-11 0-26 0-26-3-26-12 0-49 0-100 0-149z"><text:p/></draw:path><draw:path draw:style-name="gr426" draw:text-style-name="P99" svg:width="0.0677in" svg:height="0.1055in" svg:x="2.9063in" svg:y="0.2575in" svg:viewBox="0 0 173 269" svg:d="M173 14c0-13-1-14-15-14-48 0-95 0-144 0-6 0-14 0-14 8 0 7 8 7 14 7 48 0 96 0 143 0 0 38 0 74 0 112-46 0-91 0-137 0-7 0-15 0-15 7 0 8 8 8 15 8 46 0 91 0 137 0 0 37 0 74 0 111-47 0-95 0-143 0-6 0-14 0-14 8s8 8 14 8c49 0 96 0 144 0 14 0 15-2 15-15 0-80 0-159 0-240z"><text:p/></draw:path><draw:path draw:style-name="gr427" draw:text-style-name="P99" svg:width="0.0823in" svg:height="0.0685in" svg:x="2.9866in" svg:y="0.2961in" svg:viewBox="0 0 210 175" svg:d="M23 147c-1 6-3 15-3 17 0 8 5 11 11 11 4 0 12-3 14-11 1-1 6-19 8-29 3-12 5-23 9-35 2-8 4-16 6-25 1-7 5-18 5-20 5-12 26-47 62-47 18 0 21 14 21 27 0 24-19 74-24 90-4 9-4 14-4 18 0 18 13 32 31 32 37 0 51-57 51-59 0-5-3-5-4-5-5 0-5 1-7 7-8 26-20 48-38 48-7 0-10-4-10-13s3-19 6-28c8-19 24-62 24-84 0-26-16-41-44-41-35 0-53 24-60 33-2-22-19-33-36-33-19 0-25 14-29 22-7 13-12 35-12 37 0 4 4 4 5 4 4 0 5 0 7-9 7-28 14-46 28-46 7 0 12 5 12 17 0 9-1 14-6 33-8 30-15 60-23 89z"><text:p/></draw:path><draw:path draw:style-name="gr428" draw:text-style-name="P99" svg:width="0.076in" svg:height="0.0878in" svg:x="3.1287in" svg:y="0.2811in" svg:viewBox="0 0 194 224" svg:d="M179 120c7 0 15 0 15-8 0-7-8-7-15-7-55 0-109 0-164 0 6-52 50-90 105-90 20 0 39 0 59 0 7 0 15 0 15-7 0-8-8-8-15-8-20 0-40 0-60 0-66 0-119 51-119 112 0 62 53 112 119 112 20 0 40 0 60 0 7 0 15 0 15-7 0-8-8-8-15-8-20 0-39 0-59 0-55 0-99-37-105-89 55 0 109 0 164 0z"><text:p/></draw:path><draw:path draw:style-name="gr429" draw:text-style-name="P99" svg:width="0.1024in" svg:height="0.1071in" svg:x="3.2638in" svg:y="0.2591in" svg:viewBox="0 0 261 273" svg:d="M33 35c0 63 0 126 0 188 0 21-3 28-23 29-5 0-10 0-10 7 0 6 5 6 12 6 20 0 41 0 61 0 6 0 13 0 13-6 0-7-7-7-12-7-21-1-25-9-25-29 0-59 0-117 0-177 57 74 112 147 168 220 3 5 5 7 7 7 7 0 7-7 7-13 0-73 0-147 0-219 0-21 3-27 21-27 2 0 9-1 9-6 0-8-6-8-12-8-19 0-38 0-57 0-7 0-13 0-13 8 0 6 7 6 11 6 21 0 24 8 24 29 0 40 0 80 0 120-38-53-78-105-116-157-3-6-5-6-14-6-22 0-46 0-68 0-6 0-12 0-12 8 0 5 6 6 8 6 11 1 18 7 22 11-1 4-1 5-1 10zM218 245c-56-73-112-148-169-222-4-4-4-5-8-9 15 0 30 0 46 0 44 59 87 117 131 175 0 19 0 38 0 56z"><text:p/></draw:path><draw:path draw:style-name="gr430" draw:text-style-name="P99" svg:width="0.0157in" svg:height="0.0157in" svg:x="3.3831in" svg:y="0.3469in" svg:viewBox="0 0 41 41" svg:d="M41 20c0-11-10-20-21-20-12 0-20 9-20 20s8 21 20 21c11 0 21-10 21-21z"><text:p/></draw:path><draw:path draw:style-name="gr431" draw:text-style-name="P99" svg:width="0.0386in" svg:height="0.0705in" svg:x="3.4492in" svg:y="0.2327in" svg:viewBox="0 0 99 180" svg:d="M62 8c0-7-2-8-9-8-18 18-42 18-53 18 0 3 0 6 0 10 7 0 24 0 40-8 0 46 0 91 0 137 0 9 0 14-28 14-3 0-7 0-10 0 0 3 0 6 0 9 5-1 38-1 47-1s43 0 50 1c0-3 0-6 0-9-3 0-8 0-11 0-26 0-26-5-26-14 0-49 0-100 0-149z"><text:p/></draw:path><draw:path draw:style-name="gr432" draw:text-style-name="P99" svg:width="0.0748in" svg:height="0.0055in" svg:x="3.4303in" svg:y="0.3217in" svg:viewBox="0 0 191 15" svg:d="M0 0c64 0 128 0 191 0 0 6 0 10 0 15-63 0-127 0-191 0 0-5 0-9 0-15z"><text:p/></draw:path><draw:path draw:style-name="gr433" draw:text-style-name="P99" svg:width="0.0646in" svg:height="0.0472in" svg:x="3.4354in" svg:y="0.3689in" svg:viewBox="0 0 165 121" svg:d="M20 101c-1 5-2 11-2 12 0 6 4 8 8 8 6 0 10-3 11-5 1-3 4-11 5-17 2-5 4-18 6-24 1-7 4-12 5-19 3-11 3-13 11-24 7-11 21-25 40-25 16 0 17 14 17 19 0 16-12 47-17 58-3 7-4 10-4 14 0 14 12 23 26 23 27 0 39-37 39-41 0-3-3-3-4-3-4 0-4 1-5 4-6 21-19 33-28 33-7 0-8-4-8-9 0-7 2-10 6-22 4-9 15-38 15-52 0-27-21-31-35-31-22 0-38 13-46 24-2-18-18-24-29-24s-18 8-21 14c-7 10-10 26-10 27 0 3 3 3 4 3 5 0 5 0 6-8 4-16 10-29 20-29 7 0 10 6 10 13 0 5-4 15-5 23-2 8-5 19-6 24-4 11-6 23-9 34z"><text:p/></draw:path><draw:path draw:style-name="gr434" draw:text-style-name="P99" svg:width="0.1004in" svg:height="0.035in" svg:x="3.5748in" svg:y="0.3075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435" draw:text-style-name="P99" svg:width="0.0752in" svg:height="0.0685in" svg:x="3.7311in" svg:y="0.2961in" svg:viewBox="0 0 192 175" svg:d="M118 54c2-10 11-46 38-46 2 0 11 0 20 5-11 2-19 11-19 21 0 6 5 13 15 13 8 0 20-6 20-22 0-21-23-25-36-25-22 0-35 20-41 29-8-26-29-29-41-29-40 0-62 50-62 59 0 4 3 4 4 4 4 0 5-1 6-5 13-40 38-50 52-50 6 0 21 3 21 26 0 12-7 38-21 91-7 25-20 41-38 41-2 0-11 0-18-5 9-1 17-10 17-21 0-10-8-13-14-13-11 0-21 9-21 23 0 17 20 25 36 25 26 0 40-28 41-30 4 15 19 30 42 30 39 0 61-51 61-59 0-5-3-5-4-5-3 0-4 2-6 5-12 41-38 50-50 50-16 0-22-12-22-25 0-9 2-18 6-34 5-18 9-35 14-53z"><text:p/></draw:path><draw:path draw:style-name="gr436" draw:text-style-name="P99" svg:width="0.0752in" svg:height="0.0689in" svg:x="2.4843in" svg:y="0.5146in" svg:viewBox="0 0 192 176" svg:d="M118 55c2-11 11-46 38-46 2 0 11 0 19 5-10 1-18 11-18 21 0 6 4 13 15 13 8 0 20-6 20-22 0-20-23-26-36-26-22 0-35 21-41 30-8-26-29-30-41-30-40 0-62 51-62 61 0 3 3 3 4 3 4 0 5-1 6-5 13-40 38-50 52-50 6 0 21 3 21 26 0 12-7 38-21 92-7 24-20 40-38 40-2 0-11 0-18-5 9-2 17-10 17-21 0-10-8-13-14-13-11 0-21 10-21 22 0 18 19 26 36 26 26 0 40-27 41-30 4 15 19 30 42 30 39 0 61-51 61-60 0-4-3-4-4-4-3 0-4 1-6 5-12 40-38 50-50 50-16 0-22-12-22-25 0-9 2-18 6-34 5-18 9-35 14-53z"><text:p/></draw:path><draw:path draw:style-name="gr437" draw:text-style-name="P99" svg:width="0.0587in" svg:height="0.0697in" svg:x="2.9024in" svg:y="0.5138in" svg:viewBox="0 0 150 178" svg:d="M32 76c3-57 35-67 48-67 40 0 44 52 44 67-31 0-61 0-92 0zM32 85c36 0 71 0 108 0 8 0 10 0 10-9 0-39-21-76-70-76-45 0-80 40-80 88 0 52 41 90 85 90 47 0 65-43 65-50 0-5-4-5-6-5-3 0-4 2-4 6-15 39-49 39-53 39-19 0-34-12-43-26-12-19-12-44-12-57z"><text:p/></draw:path><draw:path draw:style-name="gr438" draw:text-style-name="P99" svg:width="0.0335in" svg:height="0.1055in" svg:x="2.9709in" svg:y="0.4764in" svg:viewBox="0 0 86 269" svg:d="M55 0c-19 1-36 3-55 4 0 5 0 8 0 13 26 0 30 2 30 20 0 68 0 135 0 202 0 17-5 17-30 17 0 5 0 8 0 13 12-2 33-2 43-2s28 0 43 2c0-5 0-8 0-13-27 0-31 0-31-17 0-79 0-160 0-239z"><text:p/></draw:path><draw:path draw:style-name="gr439" draw:text-style-name="P99" svg:width="0.0492in" svg:height="0.0697in" svg:x="3.0126in" svg:y="0.5138in" svg:viewBox="0 0 126 178" svg:d="M68 99c9 1 40 8 40 35 0 20-13 35-43 35-33 0-46-22-54-55-1-5-1-6-6-6s-5 2-5 10c0 16 0 34 0 50 0 7 0 10 4 10 3 0 3-1 10-7 1-2 1-3 8-10 18 16 34 17 43 17 44 0 61-26 61-54 0-21-11-32-15-37-13-12-29-15-44-19-22-3-48-9-48-31 0-14 10-29 44-29 41 0 44 35 45 46 0 4 3 4 4 4 6 0 6-2 6-10 0-13 0-25 0-38 0-7 0-10-5-10-2 0-3 0-7 6-2 1-6 4-7 5-15-11-31-11-36-11-48 0-63 26-63 48 0 14 7 25 18 32 12 10 23 14 50 19z"><text:p/></draw:path><draw:path draw:style-name="gr440" draw:text-style-name="P99" svg:width="0.0587in" svg:height="0.0697in" svg:x="3.072in" svg:y="0.5138in" svg:viewBox="0 0 150 178" svg:d="M33 76c2-57 34-67 47-67 41 0 44 52 44 67-31 0-60 0-91 0zM32 85c36 0 72 0 109 0 7 0 9 0 9-9 0-39-21-76-70-76-44 0-80 40-80 88 0 52 41 90 86 90 46 0 64-43 64-50 0-5-4-5-5-5-3 0-4 2-5 6-14 39-49 39-52 39-20 0-35-12-44-26-12-19-12-44-12-57z"><text:p/></draw:path></draw:g></text:p>
      <text:p text:style-name="P95">נוכיח ש־<text:span text:style-name="T9"><draw:g text:anchor-type="as-char" svg:y="-0.1075in" draw:z-index="347" draw:name="Shape195" draw:style-name="gr1057"><svg:title>TexMaths</svg:title><svg:desc>11§inline§f§svg§600§FALSE§</svg:desc><draw:path draw:style-name="gr1058" draw:text-style-name="P98" svg:width="0.0673in" svg:height="0.1217in" svg:x="0.0004in" svg:y="0.0075in" svg:viewBox="0 0 172 310" svg:d="M0 0c57 0 115 0 172 0 0 103 0 207 0 310-57 0-115 0-172 0 0-103 0-207 0-310z"><text:p/></draw:path><draw:path draw:style-name="gr1059" draw:text-style-name="P99" svg:width="0.0748in" svg:height="0.1374in" svg:x="0.0008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9"> זיווג. </text:span><text:span text:style-name="T90">[הערה: הפונקציה מוגדרת היטב כי </text:span><text:span text:style-name="T90"><draw:g text:anchor-type="as-char" svg:y="-0.1299in" draw:z-index="414" draw:style-name="gr1"><svg:title>TexMaths</svg:title><svg:desc>11§inline§\tfrac{1}{n} = x§svg§600§FALSE§</svg:desc><draw:path draw:style-name="gr378" draw:text-style-name="P98" svg:width="0.3598in" svg:height="0.1673in" svg:x="0.0079in" svg:y="0.0075in" svg:viewBox="0 0 915 426" svg:d="M0 0c305 0 610 0 915 0 0 142 0 284 0 426-305 0-610 0-915 0 0-142 0-284 0-426z"><text:p/></draw:path><draw:path draw:style-name="gr379" draw:text-style-name="P99" svg:width="0.0382in" svg:height="0.0701in" svg:x="0.0189in" svg:y="0in" svg:viewBox="0 0 98 179" svg:d="M60 8c0-8 0-8-7-8-18 17-42 18-53 18 0 3 0 6 0 9 5 0 24 1 38-7 0 46 0 91 0 137 0 9 0 12-26 12-3 0-8 0-11 0 0 4 0 7 0 10 6 0 39-1 48-1s43 1 49 1c0-3 0-6 0-10-3 0-7 0-10 0-28 0-28-3-28-12 0-50 0-100 0-149z"><text:p/></draw:path><draw:path draw:style-name="gr380" draw:text-style-name="P99" svg:width="0.0748in" svg:height="0.0055in" svg:x="0in" svg:y="0.0894in" svg:viewBox="0 0 191 15" svg:d="M0 0c64 0 128 0 191 0 0 6 0 10 0 15-63 0-127 0-191 0 0-5 0-9 0-15z"><text:p/></draw:path><draw:path draw:style-name="gr381" draw:text-style-name="P99" svg:width="0.0646in" svg:height="0.0476in" svg:x="0.0051in" svg:y="0.135in" svg:viewBox="0 0 165 122" svg:d="M20 102c-1 4-2 10-2 11 0 7 4 9 8 9 5 0 8-3 10-5 1-4 5-11 6-18 1-4 4-18 5-24 2-6 4-11 5-18 3-11 4-13 12-24 7-11 20-25 40-25 16 0 16 14 16 18 0 17-11 47-16 59-3 7-4 10-4 14 0 14 12 23 25 23 28 0 40-37 40-42 0-3-3-3-4-3-5 0-5 2-6 4-7 22-18 33-29 33-5 0-6-3-6-8 0-7 1-10 6-22 4-9 15-38 15-53 0-26-21-31-35-31-24 0-39 14-47 25-2-18-17-25-28-25-12 0-18 9-22 15-6 10-9 26-9 27 0 3 3 3 4 3 4 0 4-1 6-8 4-16 9-29 20-29 6 0 8 6 8 13 0 5-3 15-4 23-2 7-4 18-5 24-4 11-6 22-9 34z"><text:p/></draw:path><draw:path draw:style-name="gr382" draw:text-style-name="P99" svg:width="0.1004in" svg:height="0.035in" svg:x="0.1441in" svg:y="0.0744in" svg:viewBox="0 0 256 90" svg:d="M244 15c6 0 12 0 12-7 0-8-6-8-12-8-77 0-154 0-231 0-5 0-13 0-13 8 0 7 8 7 13 7 77 0 154 0 231 0zM244 90c6 0 12 0 12-8 0-7-6-7-12-7-77 0-154 0-231 0-5 0-13 0-13 7 0 8 8 8 13 8 77 0 154 0 231 0z"><text:p/></draw:path><draw:path draw:style-name="gr383" draw:text-style-name="P99" svg:width="0.0752in" svg:height="0.0685in" svg:x="0.3in" svg:y="0.0634in" svg:viewBox="0 0 192 175" svg:d="M118 54c2-10 11-45 38-45 2 0 11 0 20 4-11 2-19 12-19 21 0 7 5 13 15 13 8 0 20-6 20-22 0-19-23-25-36-25-22 0-35 20-41 30-8-27-29-30-40-30-41 0-63 50-63 59 0 4 3 3 4 4 4 0 5 0 6-4 13-41 38-50 52-50 7 0 21 3 21 25 0 12-7 38-21 91-7 25-20 41-38 41-2 0-11 0-18-5 9-1 17-10 17-21 0-10-8-14-14-14-11 0-21 10-21 23 0 18 20 26 36 26 26 0 40-28 41-30 4 15 19 30 42 30 39 0 61-51 61-60 0-4-3-4-4-4-3 0-4 2-6 4-12 41-38 51-50 51-16 0-22-12-22-25 0-9 2-18 6-34 5-18 9-36 14-53z"><text:p/></draw:path></draw:g></text:span><text:span text:style-name="T90"><text:s/>מתאים </text:span><text:span text:style-name="T90"><draw:g text:anchor-type="as-char" svg:y="-0.0681in" draw:z-index="416" draw:style-name="gr1"><svg:title>TexMaths</svg:title><svg:desc>11§inline§n§svg§600§FALSE§</svg:desc><draw:path draw:style-name="gr374" draw:text-style-name="P98" svg:width="0.0705in" svg:height="0.052in" svg:x="0.0031in" svg:y="0.0075in" svg:viewBox="0 0 180 133" svg:d="M0 0c60 0 120 0 180 0 0 44 0 89 0 133-60 0-120 0-180 0 0-44 0-89 0-133z"><text:p/></draw:path><draw:path draw:style-name="gr375" draw:text-style-name="P99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90"><text:s/>באופן חח"ע [מצמצום] לכל </text:span><text:span text:style-name="T90"><draw:g text:anchor-type="as-char" svg:y="-0.0681in" draw:z-index="415" draw:style-name="gr1"><svg:title>TexMaths</svg:title><svg:desc>11§inline§x§svg§600§FALSE§</svg:desc><draw:path draw:style-name="gr376" draw:text-style-name="P98" svg:width="0.0634in" svg:height="0.052in" svg:x="0.0031in" svg:y="0.0075in" svg:viewBox="0 0 162 133" svg:d="M0 0c54 0 108 0 162 0 0 44 0 89 0 133-54 0-108 0-162 0 0-44 0-89 0-133z"><text:p/></draw:path><draw:path draw:style-name="gr377" draw:text-style-name="P99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90"><text:s/>שונה]</text:span></text:p>
      <text:p text:style-name="P70">חח"ע: <text:span text:style-name="T1">יהי </text:span><text:span text:style-name="T47"><draw:g text:anchor-type="as-char" svg:y="-0.1035in" draw:z-index="348" draw:name="Shape196" draw:style-name="gr1057"><svg:title>TexMaths</svg:title><svg:desc>11§inline§x_1 \in \R \land x_2 \in \R§svg§600§FALSE§</svg:desc><draw:path draw:style-name="gr1058" draw:text-style-name="P98" svg:width="1.052in" svg:height="0.1102in" svg:x="0.0039in" svg:y="0.0075in" svg:viewBox="0 0 2673 281" svg:d="M1336 281c-445 0-891 0-1336 0 0-93 0-188 0-281 891 0 1782 0 2673 0 0 93 0 188 0 281-446 0-891 0-1337 0z"><text:p/></draw:path><draw:path draw:style-name="gr1059" draw:text-style-name="P99" svg:width="0.0752in" svg:height="0.0681in" svg:x="0.0004in" svg:y="0.0374in" svg:viewBox="0 0 192 174" svg:d="M119 54c2-10 11-45 37-45 2 0 12 0 20 5-11 1-19 11-19 21 0 6 5 13 15 13 8 0 20-7 20-23 0-20-22-25-35-25-23 0-36 21-40 30-10-26-31-30-42-30-41 0-63 50-63 59 0 5 4 5 6 5s3-1 4-5c13-40 38-50 52-50 7 0 21 3 21 26 0 11-7 37-21 91-6 24-20 40-37 40-2 0-11 0-19-5 9-2 18-10 18-21s-9-13-14-13c-12 0-22 10-22 22 0 18 20 25 36 25 27 0 40-26 41-29 5 14 19 29 42 29 39 0 61-49 61-59 0-3-3-3-4-3-3 0-4 1-4 3-14 42-40 51-52 51-16 0-21-12-21-26 0-7 2-16 7-34 4-17 8-35 13-52z"><text:p/></draw:path><draw:path draw:style-name="gr1059" draw:text-style-name="P99" svg:width="0.0382in" svg:height="0.0697in" svg:x="0.0949in" svg:y="0.0567in" svg:viewBox="0 0 98 178" svg:d="M60 8c0-8 0-8-7-8-18 16-42 18-53 18 0 3 0 5 0 8 7 0 24 0 38-6 0 45 0 91 0 137 0 9 0 12-26 12-3 0-7 0-10 0 0 3 0 5 0 9 5 0 38-1 47-1s43 1 49 1c0-4 0-6 0-9-3 0-7 0-10 0-28 0-28-3-28-12 0-51 0-100 0-149z"><text:p/></draw:path><draw:path draw:style-name="gr1059" draw:text-style-name="P99" svg:width="0.076in" svg:height="0.087in" svg:x="0.2063in" svg:y="0.022in" svg:viewBox="0 0 194 222" svg:d="M180 120c7 0 14 0 14-8s-7-8-14-8c-55 0-109 0-164 0 5-51 49-89 104-89 20 0 41 0 60 0 7 0 14 0 14-7 0-8-7-8-14-8-21 0-40 0-61 0-66 0-119 50-119 112 0 61 53 110 119 110 21 0 40 0 61 0 7 0 14 0 14-8s-7-8-14-8c-19 0-40 0-60 0-55 0-99-35-104-86 55 0 109 0 164 0z"><text:p/></draw:path><draw:path draw:style-name="gr1059" draw:text-style-name="P99" svg:width="0.1039in" svg:height="0.1028in" svg:x="0.3398in" svg:y="0.0004in" svg:viewBox="0 0 265 262" svg:d="M97 143c4 0 10 0 14 0 19 29 39 59 57 88 5 6 13 21 18 27 3 4 4 4 13 4 18 0 35 0 53 0 8 0 13 0 13-6 0-4-2-6-5-7-15-3-35-29-43-41-3-4-22-29-49-70 35-5 68-21 68-66 0-53-57-72-102-72-41 0-80 0-121 0-8 0-13 0-13 7 0 6 7 6 10 6 22 0 24 3 24 22 0 64 0 128 0 192 0 20-2 22-24 22-3 0-10 0-10 7 0 6 5 6 13 6 35 0 71 0 106 0 6 0 12 0 12-6 0-7-7-7-10-7-22 0-24-3-24-22 0-28 0-56 0-84zM172 124c11-14 12-35 12-52 0-18-3-38-16-54 17 3 55 15 55 54 0 26-12 44-51 52zM97 34c0-8 0-21 24-21 33 0 49 14 49 59 0 50-12 57-73 57 0-31 0-63 0-95zM44 249c3-7 3-18 3-21 0-63 0-128 0-193 0-4 0-14-3-22 14 0 30 0 44 0-4 7-4 14-4 20 0 65 0 130 0 195 0 3 0 14 3 21-14 0-29 0-43 0zM126 143c4 0 5 0 8 0 6 0 14-1 20-3 5 10 47 77 79 109-12 0-25 0-37 0-23-35-46-71-70-106z"><text:p/></draw:path><draw:path draw:style-name="gr1059" draw:text-style-name="P99" svg:width="0.0839in" svg:height="0.0929in" svg:x="0.4894in" svg:y="0.0138in" svg:viewBox="0 0 214 237" svg:d="M117 8c-4-7-6-8-9-8-6 0-7 2-9 8-32 71-64 142-96 214-3 4-3 5-3 7 0 5 3 8 8 8 3 0 5-1 8-8 31-67 61-135 92-203 29 68 60 136 90 203 3 8 8 8 9 8 4 0 7-3 7-8 0-1 0-1-2-6-32-72-64-144-95-215z"><text:p/></draw:path><draw:path draw:style-name="gr1059" draw:text-style-name="P99" svg:width="0.0752in" svg:height="0.0681in" svg:x="0.6201in" svg:y="0.0374in" svg:viewBox="0 0 192 174" svg:d="M118 54c2-10 12-45 38-45 2 0 11 0 20 5-11 1-19 11-19 21 0 6 5 13 15 13 8 0 20-7 20-23 0-20-23-25-35-25-23 0-36 21-40 30-10-26-31-30-42-30-41 0-63 50-63 59 0 5 3 2 4 5 4 0 5-1 6-5 13-40 38-50 52-50 7 0 21 3 21 26 0 11-7 37-21 91-7 24-20 40-37 40-2 0-12 0-19-5 9-2 18-10 18-21s-9-13-14-13c-12 0-22 10-22 22 0 18 20 25 36 25 26 0 40-26 41-29 4 14 19 29 42 29 39 0 61-49 61-59 0-3-3-3-4-3-3 0-4 1-4 3-14 42-40 51-52 51-16 0-22-12-22-26 0-7 3-16 6-34 5-17 9-35 14-52z"><text:p/></draw:path><draw:path draw:style-name="gr1059" draw:text-style-name="P99" svg:width="0.0469in" svg:height="0.0697in" svg:x="0.7094in" svg:y="0.0567in" svg:viewBox="0 0 120 178" svg:d="M120 129c-3 0-6 0-9 0-1 7-4 22-8 25-2 2-23 2-26 2-17 0-33 0-50 0 28-25 38-33 54-45 20-17 39-33 39-58 0-33-29-53-64-53-33 0-56 23-56 48 0 13 12 16 14 16 7 0 15-6 15-15 0-5-2-14-16-14 9-20 27-25 40-25 26 0 40 21 40 43 0 23-16 41-25 51-22 21-43 42-65 64-3 2-3 3-3 10 37 0 75 0 112 0 2-16 6-32 8-49z"><text:p/></draw:path><draw:path draw:style-name="gr1059" draw:text-style-name="P99" svg:width="0.076in" svg:height="0.087in" svg:x="0.8256in" svg:y="0.022in" svg:viewBox="0 0 194 222" svg:d="M180 120c7 0 14 0 14-8s-7-8-14-8c-55 0-109 0-164 0 5-51 49-89 104-89 20 0 41 0 60 0 7 0 14 0 14-7 0-8-7-8-14-8-21 0-40 0-61 0-66 0-119 50-119 112 0 61 53 110 119 110 21 0 40 0 61 0 7 0 14 0 14-8s-7-8-14-8c-19 0-40 0-60 0-55 0-99-35-104-86 55 0 109 0 164 0z"><text:p/></draw:path><draw:path draw:style-name="gr1059" draw:text-style-name="P99" svg:width="0.1043in" svg:height="0.1028in" svg:x="0.9591in" svg:y="0.0004in" svg:viewBox="0 0 266 262" svg:d="M98 143c4 0 10 0 14 0 19 29 39 59 57 88 5 6 14 21 18 27 3 4 4 4 13 4 18 0 35 0 53 0 8 0 13 0 13-6 0-4-2-6-5-7-15-3-34-29-43-41-4-4-22-29-49-70 36-5 69-21 69-66 0-53-58-72-103-72-40 0-81 0-122 0-6 0-13 0-13 7 0 6 8 6 11 6 22 0 24 3 24 22 0 64 0 128 0 192 0 20-2 22-24 22-3 0-11 0-11 7 0 6 7 6 13 6 35 0 72 0 107 0 6 0 12 0 12-6 0-7-7-7-11-7-22 0-23-3-23-22 0-28 0-56 0-84zM173 124c11-14 12-35 12-52 0-18-2-38-16-54 17 3 54 15 54 54 0 26-11 44-50 52zM98 34c0-8 0-21 24-21 33 0 48 14 48 59 0 50-12 57-72 57 0-31 0-63 0-95zM45 249c3-7 3-18 3-21 0-63 0-128 0-193 0-4 0-14-3-22 14 0 30 0 44 0-4 7-4 14-4 20 0 65 0 130 0 195 0 3 0 14 2 21-14 0-28 0-42 0zM128 143c2 0 4 0 7 0 6 0 15-1 20-3 6 10 47 77 79 109-12 0-25 0-37 0-23-35-46-71-69-106z"><text:p/></draw:path></draw:g></text:span><text:span text:style-name="T47">. </text:span><text:span text:style-name="T62">נניח </text:span><text:span text:style-name="T62"><draw:g text:anchor-type="as-char" svg:y="-0.1134in" draw:z-index="388" draw:style-name="gr1"><svg:title>TexMaths</svg:title><svg:desc>11§inline§h(x_1) = h(x_2)§svg§600§FALSE§</svg:desc><draw:path draw:style-name="gr686" draw:text-style-name="P98" svg:width="0.8933in" svg:height="0.1354in" svg:x="-0.0004in" svg:y="0.0075in" svg:viewBox="0 0 2270 345" svg:d="M0 0c757 0 1514 0 2270 0 0 115 0 230 0 345-756 0-1513 0-2270 0 0-115 0-230 0-345z"><text:p/></draw:path><draw:path draw:style-name="gr687" draw:text-style-name="P99" svg:width="0.0744in" svg:height="0.1059in" svg:x="0in" svg:y="0.0087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688" draw:text-style-name="P99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689" draw:text-style-name="P99" svg:width="0.0756in" svg:height="0.0681in" svg:x="0.1429in" svg:y="0.0465in" svg:viewBox="0 0 193 174" svg:d="M118 54c2-10 11-46 38-46 2 0 11 0 20 5-11 2-19 12-19 21 0 7 5 13 15 13 8 0 21-6 21-22 0-19-24-25-37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690" draw:text-style-name="P99" svg:width="0.0382in" svg:height="0.0701in" svg:x="0.2374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691" draw:text-style-name="P99" svg:width="0.035in" svg:height="0.1508in" svg:x="0.3024in" svg:y="0in" svg:viewBox="0 0 90 384" svg:d="M90 193c0-30-4-77-25-120-23-48-57-73-61-73-2 0-4 1-4 3 0 3 0 3 8 10 37 38 59 99 59 180 0 65-14 132-61 181-6 5-6 5-6 6 0 3 2 4 4 4 4 0 39-26 62-75 20-43 24-85 24-116z"><text:p/></draw:path><draw:path draw:style-name="gr692" draw:text-style-name="P99" svg:width="0.1008in" svg:height="0.035in" svg:x="0.4035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93" draw:text-style-name="P99" svg:width="0.074in" svg:height="0.1059in" svg:x="0.5638in" svg:y="0.0087in" svg:viewBox="0 0 189 270" svg:d="M89 3c-2-1 0-3-5-3-9 0-37 2-47 3-3 0-7 1-7 8 0 4 3 4 9 4 18 0 19 4 19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694" draw:text-style-name="P99" svg:width="0.035in" svg:height="0.1508in" svg:x="0.6579in" svg:y="0in" svg:viewBox="0 0 90 384" svg:d="M90 380c0-1 0-1-6-8-49-48-61-121-61-179 0-67 14-135 62-183 5-4 5-4 5-7 0-2-2-3-4-3-3 0-39 26-62 75-18 43-24 86-24 118 0 28 4 76 26 119 24 47 57 72 60 72 2 0 4-1 4-4z"><text:p/></draw:path><draw:path draw:style-name="gr695" draw:text-style-name="P99" svg:width="0.0756in" svg:height="0.0681in" svg:x="0.7063in" svg:y="0.0465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696" draw:text-style-name="P99" svg:width="0.0469in" svg:height="0.0701in" svg:x="0.795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697" draw:text-style-name="P99" svg:width="0.0346in" svg:height="0.1508in" svg:x="0.866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2">. </text:span><text:span text:style-name="T47">בה"כ, נפלג למקרים </text:span><text:span text:style-name="T62">(לא אציין מקרים שנכונים באופן ריק)</text:span><text:span text:style-name="T47">. </text:span></text:p>
      <text:list xml:id="list2554866997" text:style-name="L3">
        <text:list-item>
          <text:p text:style-name="P69"><text:span text:style-name="T47">אם </text:span><text:span text:style-name="T47"><draw:g text:anchor-type="as-char" svg:y="-0.1299in" draw:z-index="349" draw:name="Shape197" draw:style-name="gr1057"><svg:title>TexMaths</svg:title><svg:desc>11§inline§x_1  = 2 \land \exists n \in \N. \tfrac{1}{n} = x_2§svg§600§FALSE§</svg:desc><draw:path draw:style-name="gr1058" draw:text-style-name="P98" svg:width="1.5567in" svg:height="0.1673in" svg:x="0.0039in" svg:y="0.0071in" svg:viewBox="0 0 3955 426" svg:d="M0 0c1318 0 2637 0 3955 0 0 142 0 284 0 426-1318 0-2637 0-3955 0 0-142 0-284 0-426z"><text:p/></draw:path><draw:path draw:style-name="gr1059" draw:text-style-name="P99" svg:width="0.0756in" svg:height="0.0685in" svg:x="0.0004in" svg:y="0.0634in" svg:viewBox="0 0 193 175" svg:d="M118 54c2-10 12-45 38-45 2 0 11 0 20 4-11 2-19 12-19 21 0 7 5 13 15 13 8 0 21-6 21-22 0-20-24-25-37-25-22 0-35 20-39 30-10-27-31-30-42-30-41 0-63 50-63 59 0 4 3 3 5 4 3 0 4 0 5-4 13-41 39-50 52-50 7 0 21 3 21 25 0 12-7 38-21 91-7 25-20 41-37 41-3 0-12 0-19-5 10-1 18-10 18-21 0-10-8-14-14-14-12 0-22 10-22 23 0 18 20 26 36 26 26 0 40-28 41-30 4 14 19 30 42 30 39 0 61-51 61-60 0-4-3-4-4-4-3 0-4 2-5 4-13 41-39 51-51 51-15 0-22-12-22-25 0-9 3-18 7-34 4-18 8-36 13-53z"><text:p/></draw:path><draw:path draw:style-name="gr1059" draw:text-style-name="P99" svg:width="0.0382in" svg:height="0.0701in" svg:x="0.0949in" svg:y="0.0823in" svg:viewBox="0 0 98 179" svg:d="M61 8c0-7 0-8-8-8-18 18-42 18-53 18 0 3 0 6 0 9 6 0 24 0 39-7 0 46 0 91 0 137 0 9 0 12-27 12-3 0-8 0-11 0 0 4 0 7 0 10 6 0 39-1 49-1 8 0 42 1 48 1 0-3 0-6 0-10-3 0-7 0-10 0-27 0-27-3-27-12 0-50 0-100 0-149z"><text:p/></draw:path><draw:path draw:style-name="gr1059" draw:text-style-name="P99" svg:width="0.1004in" svg:height="0.035in" svg:x="0.2024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606in" svg:height="0.1004in" svg:x="0.3618in" svg:y="0.0291in" svg:viewBox="0 0 155 256" svg:d="M30 228c14-13 27-27 42-40 59-54 83-75 83-113 0-44-35-75-82-75-44 0-73 36-73 70 0 21 20 21 21 21 7 0 20-4 20-20 0-9-7-19-20-19-3 0-4 0-6 0 9-26 30-40 53-40 34 0 52 32 52 63s-20 61-41 86c-25 27-49 55-75 81-4 4-4 4-4 14 48 0 96 0 144 0 3-22 8-44 11-66-3 0-6 0-10 0-2 11-4 29-9 34-2 4-28 4-36 4-23 0-47 0-70 0z"><text:p/></draw:path><draw:path draw:style-name="gr1059" draw:text-style-name="P99" svg:width="0.0843in" svg:height="0.0933in" svg:x="0.4728in" svg:y="0.0394in" svg:viewBox="0 0 215 238" svg:d="M117 9c-4-7-6-9-9-9-6 0-7 3-9 9-32 71-65 143-97 214-2 6-2 7-2 8 0 3 3 7 8 7 2 0 5 0 9-7 30-68 60-136 91-205 30 69 60 137 90 205 3 7 8 7 9 7 4 0 8-4 8-7-2-2 0-1-3-5-32-73-63-146-95-217z"><text:p/></draw:path><draw:path draw:style-name="gr1059" draw:text-style-name="P99" svg:width="0.0673in" svg:height="0.1043in" svg:x="0.6079in" svg:y="0.0252in" svg:viewBox="0 0 172 266" svg:d="M172 13c0-12-1-13-14-13-48 0-96 0-145 0-6 0-13 0-13 8 0 7 7 7 13 7 48 0 96 0 143 0 0 37 0 73 0 110-46 0-91 0-137 0-7 0-13 0-13 8s6 8 13 8c46 0 91 0 137 0 0 36 0 73 0 110-47 0-95 0-143 0-6 0-13 0-13 7 0 8 7 8 13 8 49 0 97 0 145 0 13 0 14-1 14-14 0-79 0-160 0-239z"><text:p/></draw:path><draw:path draw:style-name="gr1059" draw:text-style-name="P99" svg:width="0.0823in" svg:height="0.0685in" svg:x="0.6886in" svg:y="0.0634in" svg:viewBox="0 0 210 175" svg:d="M23 147c-1 6-3 15-3 17 0 6 5 11 11 11 4 0 12-3 14-11 0-1 6-19 8-29 2-12 5-24 8-35 2-8 5-16 6-25 2-7 6-18 6-20 5-12 26-46 62-46 18 0 21 14 21 26 0 24-18 74-25 90-3 9-3 14-3 18 0 18 13 32 32 32 36 0 50-57 50-60 0-4-4-4-5-4-4 0-4 1-6 7-8 26-20 48-39 48-7 0-9-4-9-13s3-19 6-28c8-19 25-62 25-84 0-26-17-41-46-41-34 0-53 24-60 33-1-21-18-33-35-33-18 0-26 15-29 22-6 13-12 35-12 37 0 4 3 3 4 4 5 0 5 0 7-9 7-28 14-45 29-45 7 0 12 4 12 17 0 8-1 12-7 32-8 30-14 60-22 89z"><text:p/></draw:path><draw:path draw:style-name="gr1059" draw:text-style-name="P99" svg:width="0.0756in" svg:height="0.0874in" svg:x="0.8299in" svg:y="0.048in" svg:viewBox="0 0 193 223" svg:d="M179 119c7 0 14 0 14-8s-7-8-14-8c-55 0-109 0-164 0 5-51 50-88 104-88 20 0 41 0 60 0 7 0 14 0 14-7 0-8-7-8-14-8-21 0-40 0-61 0-66 0-118 49-118 111s52 112 118 112c21 0 40 0 61 0 7 0 14 0 14-7 0-8-7-8-14-8-19 0-40 0-60 0-54 0-99-38-104-89 55 0 109 0 164 0z"><text:p/></draw:path><draw:path draw:style-name="gr1059" draw:text-style-name="P99" svg:width="0.1028in" svg:height="0.1059in" svg:x="0.965in" svg:y="0.0264in" svg:viewBox="0 0 262 270" svg:d="M34 34c0 63 0 126 0 188 0 20-3 27-23 27-4 0-11 1-11 6 0 8 7 8 13 8 20 0 40 0 60 0 7 0 13 0 13-8 0-5-7-6-11-6-22 0-25-8-25-27 0-59 0-119 0-177 56 73 111 146 167 219 3 4 5 6 9 6 6 0 6-6 6-13 0-71 0-144 0-216 0-22 3-28 21-28 2 0 9 0 9-6 0-7-6-7-13-7-19 0-38 0-56 0-7 0-14 0-14 7 0 6 7 6 11 6 22 0 26 8 26 29 0 39 0 80 0 121-39-53-78-105-117-157-4-6-5-6-14-6-22 0-45 0-67 0-7 0-14 0-14 7 0 5 7 6 9 6 10 1 18 8 21 12 0 4 0 4 0 9zM218 243c-56-74-112-147-168-221-4-4-4-4-8-9 15 0 31 0 46 0 43 59 87 117 130 175 0 19 0 38 0 55z"><text:p/></draw:path><draw:path draw:style-name="gr1059" draw:text-style-name="P99" svg:width="0.0157in" svg:height="0.0157in" svg:x="1.0839in" svg:y="0.1138in" svg:viewBox="0 0 41 41" svg:d="M41 20c0-11-9-20-20-20s-21 9-21 20 10 21 21 21 20-10 20-21z"><text:p/></draw:path><draw:path draw:style-name="gr1059" draw:text-style-name="P99" svg:width="0.0386in" svg:height="0.0701in" svg:x="1.1504in" svg:y="0in" svg:viewBox="0 0 99 179" svg:d="M62 8c0-8-1-8-8-8-18 17-43 18-54 18 0 3 0 6 0 9 7 0 25 0 40-7 0 46 0 91 0 137 0 9 0 12-28 12-3 0-6 0-10 0 0 4 0 7 0 10 6 0 39-1 49-1 8 0 41 1 48 1 0-3 0-6 0-10-3 0-7 0-10 0-27 0-27-3-27-12 0-50 0-100 0-149z"><text:p/></draw:path><draw:path draw:style-name="gr1059" draw:text-style-name="P99" svg:width="0.0744in" svg:height="0.0055in" svg:x="1.1315in" svg:y="0.0894in" svg:viewBox="0 0 190 15" svg:d="M0 0c64 0 127 0 190 0 0 6 0 10 0 15-63 0-126 0-190 0 0-5 0-9 0-15z"><text:p/></draw:path><draw:path draw:style-name="gr1059" draw:text-style-name="P99" svg:width="0.065in" svg:height="0.0476in" svg:x="1.1362in" svg:y="0.135in" svg:viewBox="0 0 166 122" svg:d="M21 102c-1 4-3 10-3 11 0 7 5 9 10 9 4 0 8-3 9-5 2-4 4-11 6-18 1-4 4-18 5-24 3-6 4-11 5-18 3-11 3-13 12-24 7-11 20-25 40-25 16 0 16 14 16 18 0 17-12 47-16 59-3 7-4 10-4 14 0 14 12 23 26 23 27 0 39-37 39-42 0-3-3-2-4-3-5 0-5 2-6 4-6 22-17 33-28 33-6 0-7-3-7-8 0-7 1-10 6-22 3-9 14-38 14-53 0-26-20-31-35-31-22 0-38 14-45 25-3-18-18-25-29-25-12 0-19 9-22 15-6 10-10 26-10 27 0 3 4 3 6 3 3 0 3-1 5-8 4-16 9-29 20-29 6 0 9 6 9 13 0 5-3 15-5 23-2 7-4 18-5 24-4 11-6 22-9 34z"><text:p/></draw:path><draw:path draw:style-name="gr1059" draw:text-style-name="P99" svg:width="0.1004in" svg:height="0.035in" svg:x="1.276in" svg:y="0.074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1059" draw:text-style-name="P99" svg:width="0.0756in" svg:height="0.0685in" svg:x="1.4323in" svg:y="0.0634in" svg:viewBox="0 0 193 175" svg:d="M118 54c2-10 12-45 38-45 2 0 11 0 20 4-11 2-19 12-19 21 0 7 5 13 15 13 8 0 21-6 21-22 0-20-24-25-37-25-22 0-35 20-39 30-10-27-31-30-42-30-41 0-63 50-63 59 0 4 3 3 5 4 3 0 4 0 5-4 13-41 39-50 52-50 7 0 21 3 21 25 0 12-7 38-21 91-7 25-20 41-37 41-3 0-12 0-19-5 10-1 18-10 18-21 0-10-8-14-14-14-12 0-22 10-22 23 0 18 20 26 36 26 26 0 40-28 41-30 4 14 19 30 42 30 39 0 61-51 61-60 0-4-3-4-4-4-3 0-4 2-5 4-13 41-39 51-51 51-15 0-22-12-22-25 0-9 3-18 7-34 4-18 8-36 13-53z"><text:p/></draw:path><draw:path draw:style-name="gr1059" draw:text-style-name="P99" svg:width="0.0469in" svg:height="0.0701in" svg:x="1.5217in" svg:y="0.0823in" svg:viewBox="0 0 120 179" svg:d="M120 131c-3 0-6 0-9 0-1 5-4 22-8 24-2 1-23 1-26 1-16 0-33 0-49 0 27-24 37-32 53-45 20-15 39-32 39-58 0-32-29-53-64-53-33 0-56 24-56 48 0 15 12 16 14 16 7 0 15-5 15-15 0-4-1-14-16-14 8-18 27-25 40-25 26 0 41 21 41 43 0 24-17 43-26 52-22 20-43 42-65 64-3 3-3 3-3 10 37 0 75 0 112 0 2-16 6-33 8-48z"><text:p/></draw:path></draw:g></text:span><text:span text:style-name="T47">,</text:span><text:span text:style-name="T62"> נציב בהגדרת הפונקציה לעיל, נסיק </text:span><text:span text:style-name="T62"><draw:g text:anchor-type="as-char" svg:y="-0.1299in" draw:z-index="389" draw:style-name="gr1"><svg:title>TexMaths</svg:title><svg:desc>11§inline§h(x_1) := 1=  \tfrac{1}{n + 1} := h(x_2)§svg§600§FALSE§</svg:desc><draw:path draw:style-name="gr664" draw:text-style-name="P98" svg:width="1.7264in" svg:height="0.1791in" svg:x="-0.0004in" svg:y="0.0071in" svg:viewBox="0 0 4386 456" svg:d="M2193 456c-731 0-1461 0-2193 0 0-152 0-304 0-456 1462 0 2924 0 4386 0 0 152 0 304 0 456-731 0-1462 0-2193 0z"><text:p/></draw:path><draw:path draw:style-name="gr665" draw:text-style-name="P99" svg:width="0.074in" svg:height="0.1063in" svg:x="0.0004in" svg:y="0.0248in" svg:viewBox="0 0 189 271" svg:d="M89 4c0-1 0-4-4-4-10 0-38 3-48 3-3 1-7 1-7 8 0 6 3 6 8 6 19 0 20 2 20 6 0 2-1 6-1 8-18 74-37 148-56 221-1 6-1 7-1 9 0 8 8 10 11 10 5 0 12-4 14-9 2-10 5-20 7-29 3-13 5-24 9-35 2-8 4-17 6-26 1-2 5-16 5-18 1-3 13-24 26-35 9-5 21-13 38-13 16 0 20 13 20 26 0 21-15 64-24 87-3 9-5 14-5 21 0 19 14 31 32 31 36 0 50-55 50-58 0-5-3-5-4-5-5 0-5 1-6 8-6 20-18 47-39 47-7 0-10-3-10-12 0-10 3-20 7-27 6-17 24-63 24-85 0-25-16-42-44-42-25 0-43 12-58 30 10-41 20-82 30-123z"><text:p/></draw:path><draw:path draw:style-name="gr666" draw:text-style-name="P99" svg:width="0.035in" svg:height="0.1516in" svg:x="0.0945in" svg:y="0.0161in" svg:viewBox="0 0 90 386" svg:d="M90 381c0-1 0-2-6-9-49-48-61-120-61-179 0-67 14-135 62-182 5-5 5-5 5-7 0-3-1-4-4-4s-39 26-61 76c-20 42-25 85-25 117 0 31 4 76 26 120 23 47 57 73 60 73s4-1 4-5z"><text:p/></draw:path><draw:path draw:style-name="gr667" draw:text-style-name="P99" svg:width="0.0752in" svg:height="0.0685in" svg:x="0.1433in" svg:y="0.063in" svg:viewBox="0 0 192 175" svg:d="M118 54c2-10 11-45 37-45 2 0 12 0 20 4-11 2-19 12-19 21 0 7 5 14 16 14 7 0 20-7 20-23 0-19-23-25-36-25-23 0-36 21-41 30-9-26-30-30-41-30-41 0-63 50-63 60 0 4 4 4 5 4 3 0 4-1 5-4 13-41 38-51 52-51 7 0 21 3 21 25 0 12-7 39-21 93-6 23-20 39-37 39-2 0-11 0-20-4 10-2 19-10 19-21s-9-14-14-14c-12 0-21 11-21 23 0 17 19 25 36 25 26 0 39-27 40-30 5 15 19 30 42 30 40 0 62-49 62-59 0-5-4-5-5-5-3 0-3 3-4 5-14 42-40 50-52 50-16 0-21-12-21-25 0-9 2-16 7-34 4-18 8-35 13-53z"><text:p/></draw:path><draw:path draw:style-name="gr668" draw:text-style-name="P99" svg:width="0.0382in" svg:height="0.0705in" svg:x="0.2374in" svg:y="0.0827in" svg:viewBox="0 0 98 180" svg:d="M62 8c0-8-1-8-9-8-18 17-42 17-53 17 0 3 0 6 0 9 7 0 24 0 40-7 0 46 0 91 0 137 0 10 0 14-28 14-3 0-6 0-10 0 0 3 0 6 0 10 5-1 38-1 47-1s43 0 49 1c0-4 0-7 0-10-3 0-7 0-10 0-26 0-26-4-26-14 0-49 0-99 0-148z"><text:p/></draw:path><draw:path draw:style-name="gr669" draw:text-style-name="P99" svg:width="0.0346in" svg:height="0.1516in" svg:x="0.3028in" svg:y="0.0161in" svg:viewBox="0 0 89 386" svg:d="M89 193c0-30-4-76-25-120-23-48-56-73-61-73-2 0-3 2-3 4s0 2 7 9c38 38 60 99 60 180 0 66-14 133-63 182-4 4-4 5-4 6 0 2 1 5 3 5 5 0 39-27 62-76 20-42 24-84 24-117z"><text:p/></draw:path><draw:path draw:style-name="gr670" draw:text-style-name="P99" svg:width="0.0161in" svg:height="0.065in" svg:x="0.4087in" svg:y="0.065in" svg:viewBox="0 0 42 166" svg:d="M42 21c0-12-10-21-21-21s-21 9-21 21c0 11 10 20 21 20s21-9 21-20zM42 145c0-11-10-19-21-19s-21 7-21 19c0 11 10 21 21 21s21-8 21-21z"><text:p/></draw:path><draw:path draw:style-name="gr671" draw:text-style-name="P99" svg:width="0.1008in" svg:height="0.035in" svg:x="0.446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72" draw:text-style-name="P99" svg:width="0.05in" svg:height="0.1008in" svg:x="0.6122in" svg:y="0.0291in" svg:viewBox="0 0 128 257" svg:d="M79 10c0-10 0-10-9-10-24 24-58 24-70 24 0 5 0 8 0 12 8 0 31 0 51-10 0 67 0 133 0 200 0 14-2 19-37 19-4 0-7 0-12 0 0 3 0 7 0 12 13-1 47-1 63-1 15 0 48 0 63 1 0-5 0-9 0-12-5 0-8 0-13 0-35 0-36-5-36-19 0-73 0-144 0-216z"><text:p/></draw:path><draw:path draw:style-name="gr673" draw:text-style-name="P99" svg:width="0.1004in" svg:height="0.035in" svg:x="0.7256in" svg:y="0.0744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674" draw:text-style-name="P99" svg:width="0.0386in" svg:height="0.0705in" svg:x="0.9909in" svg:y="-0.0004in" svg:viewBox="0 0 99 180" svg:d="M62 8c0-8 0-8-8-8-18 18-42 18-54 18 0 3 0 6 0 10 7 0 25 0 40-8 0 46 0 91 0 138 0 8 0 12-28 12-3 0-6 0-10 0 0 3 0 6 0 10 6 0 39-1 49-1 8 0 42 1 48 1 0-4 0-7 0-10-3 0-7 0-10 0-27 0-27-4-27-12 0-51 0-101 0-150z"><text:p/></draw:path><draw:path draw:style-name="gr675" draw:text-style-name="P99" svg:width="0.2287in" svg:height="0.0055in" svg:x="0.8953in" svg:y="0.089in" svg:viewBox="0 0 582 15" svg:d="M291 15c-96 0-194 0-291 0 0-5 0-9 0-15 194 0 388 0 582 0 0 6 0 10 0 15-97 0-194 0-291 0z"><text:p/></draw:path><draw:path draw:style-name="gr676" draw:text-style-name="P99" svg:width="0.065in" svg:height="0.0472in" svg:x="0.9in" svg:y="0.1354in" svg:viewBox="0 0 166 121" svg:d="M21 101c-1 5-2 7-3 11 0 7 5 9 9 9 5 0 8-3 10-5 3-2 5-11 6-17 1-5 4-17 5-24 3-7 4-12 5-19 3-11 4-13 12-24s20-24 41-24c15 0 15 13 15 18 0 16-11 47-15 58-4 7-5 10-5 14 0 14 12 23 25 23 28 0 40-37 40-41 0-3-3-3-4-3-5 0-5 1-6 5-6 20-17 32-28 32-6 0-7-4-7-9 0-7 1-10 7-22 3-9 14-38 14-52 0-27-21-31-35-31-23 0-39 13-47 24-2-18-17-24-28-24-12 0-18 8-22 14-6 10-10 26-10 27 0 3 4 3 5 3 4 0 4 0 6-8 4-15 9-28 20-28 6 0 9 5 9 13 0 4-3 14-5 22s-4 19-5 24c-4 11-6 22-9 34z"><text:p/></draw:path><draw:path draw:style-name="gr677" draw:text-style-name="P99" svg:width="0.078in" svg:height="0.078in" svg:x="0.978in" svg:y="0.1165in" svg:viewBox="0 0 199 199" svg:d="M106 106c27 0 56 0 83 0 4 0 10 0 10-6 0-7-6-7-10-7-27 0-56 0-83 0 0-28 0-56 0-83 0-3 0-10-6-10-8 0-8 7-8 10 0 27 0 55 0 83-27 0-55 0-82 0-3 0-10 0-10 6 0 7 6 7 10 7 27 0 55 0 82 0 0 27 0 55 0 84 0 3 0 9 7 9s7-6 7-9c0-29 0-57 0-84z"><text:p/></draw:path><draw:path draw:style-name="gr678" draw:text-style-name="P99" svg:width="0.0386in" svg:height="0.0705in" svg:x="1.0756in" svg:y="0.1118in" svg:viewBox="0 0 99 180" svg:d="M62 8c0-8-1-8-9-8-17 17-42 18-53 18 0 3 0 6 0 10 7 0 24 0 40-8 0 46 0 91 0 138 0 8 0 12-28 12-3 0-6 0-10 0 0 3 0 6 0 10 5 0 39-1 49-1 7 0 41 1 48 1 0-4 0-7 0-10-3 0-8 0-11 0-26 0-26-4-26-12 0-51 0-101 0-150z"><text:p/></draw:path><draw:path draw:style-name="gr679" draw:text-style-name="P99" svg:width="0.0161in" svg:height="0.065in" svg:x="1.198in" svg:y="0.065in" svg:viewBox="0 0 42 166" svg:d="M42 21c0-12-10-21-21-21s-21 9-21 21c0 11 10 20 21 20s21-9 21-20zM42 145c0-11-10-19-21-19s-21 7-21 19c0 11 10 21 21 21s21-8 21-21z"><text:p/></draw:path><draw:path draw:style-name="gr680" draw:text-style-name="P99" svg:width="0.1008in" svg:height="0.035in" svg:x="1.2358in" svg:y="0.0744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681" draw:text-style-name="P99" svg:width="0.0744in" svg:height="0.1063in" svg:x="1.3965in" svg:y="0.0248in" svg:viewBox="0 0 190 271" svg:d="M90 4c0-1 0-4-5-4-9 0-38 3-48 3-3 1-7 1-7 8 0 6 4 6 10 6 18 0 18 2 18 6 0 2-1 6-1 8-19 74-37 148-56 221-1 6-1 7-1 9 0 8 8 10 11 10 7 0 12-4 14-9 2-10 6-20 8-29 3-13 5-24 9-35 2-8 4-17 6-26 0-2 4-16 4-18 1-3 13-24 26-35 9-5 21-13 37-13 17 0 21 13 21 26 0 21-14 64-24 87-3 9-4 14-4 21 0 19 13 31 31 31 37 0 51-55 51-58 0-5-4-5-5-5-4 0-4 1-6 8-5 20-17 47-39 47-7 0-9-3-9-12 0-10 3-20 6-27 7-17 25-63 25-85 0-25-17-42-45-42-25 0-43 12-58 30 10-41 21-82 31-123z"><text:p/></draw:path><draw:path draw:style-name="gr682" draw:text-style-name="P99" svg:width="0.0346in" svg:height="0.1516in" svg:x="1.4906in" svg:y="0.0161in" svg:viewBox="0 0 89 386" svg:d="M89 381c0-1 0-2-7-9-47-48-60-120-60-179 0-67 15-135 63-182 4-5 4-5 4-7 0-3-1-4-3-4-5 0-39 26-62 76-20 42-24 85-24 117 0 31 4 76 25 120 23 47 56 73 61 73 2 0 3-1 3-5z"><text:p/></draw:path><draw:path draw:style-name="gr683" draw:text-style-name="P99" svg:width="0.0756in" svg:height="0.0685in" svg:x="1.5394in" svg:y="0.063in" svg:viewBox="0 0 193 175" svg:d="M118 54c2-10 11-45 38-45 2 0 11 0 19 4-10 2-18 12-18 21 0 7 4 14 15 14 8 0 21-7 21-23 0-19-24-25-37-25-22 0-35 21-41 30-8-26-29-30-41-30-40 0-62 50-62 60 0 4 3 4 5 4 3 0 4-1 5-4 13-41 39-51 52-51 6 0 21 3 21 25 0 12-7 39-21 93-7 23-20 39-38 39-2 0-11 0-18-4 9-2 17-10 17-21s-8-14-14-14c-11 0-21 11-21 23 0 17 20 25 36 25 26 0 40-27 41-30 4 15 19 30 42 30 39 0 61-49 61-59 0-5-3-5-4-5-3 0-4 3-5 5-13 42-39 50-51 50-16 0-22-12-22-25 0-9 2-16 7-34 4-18 8-35 13-53z"><text:p/></draw:path><draw:path draw:style-name="gr684" draw:text-style-name="P99" svg:width="0.0469in" svg:height="0.0705in" svg:x="1.6283in" svg:y="0.0827in" svg:viewBox="0 0 120 180" svg:d="M120 130c-3 0-7 0-10 0 0 6-3 22-7 24-2 2-23 2-26 2-16 0-34 0-51 0 29-25 39-33 55-45 20-16 39-33 39-58 0-33-29-53-64-53-33 0-56 23-56 48 0 14 12 15 14 15 7 0 15-5 15-15 0-4-3-14-16-14 8-19 27-24 40-24 26 0 41 21 41 43 0 23-17 42-26 52-22 21-43 42-65 64-3 2-3 3-3 11 37 0 74 0 111 0 3-17 6-33 9-50z"><text:p/></draw:path><draw:path draw:style-name="gr685" draw:text-style-name="P99" svg:width="0.035in" svg:height="0.1516in" svg:x="1.6984in" svg:y="0.0161in" svg:viewBox="0 0 90 386" svg:d="M90 193c0-30-4-76-25-120-24-48-57-73-61-73-2 0-4 2-4 4s0 2 8 9c37 38 59 99 59 180 0 66-14 133-61 182-6 4-6 5-6 6 0 2 2 5 4 5 4 0 39-27 62-76 20-42 24-84 24-117z"><text:p/></draw:path></draw:g></text:span><text:span text:style-name="T62">. לאחר מעבר אגפים </text:span><text:span text:style-name="T62"><draw:g text:anchor-type="as-char" svg:y="-0.1in" draw:z-index="390" draw:style-name="gr1"><svg:title>TexMaths</svg:title><svg:desc>11§inline§n + 1= 1§svg§600§FALSE§</svg:desc><draw:path draw:style-name="gr658" draw:text-style-name="P98" svg:width="0.6035in" svg:height="0.0972in" svg:x="0.0031in" svg:y="0.0079in" svg:viewBox="0 0 1534 248" svg:d="M0 0c512 0 1022 0 1534 0 0 83 0 165 0 248-512 0-1022 0-1534 0 0-83 0-165 0-248z"><text:p/></draw:path><draw:path draw:style-name="gr659" draw:text-style-name="P99" svg:width="0.0823in" svg:height="0.0681in" svg:x="-0.0004in" svg:y="0.0339in" svg:viewBox="0 0 210 174" svg:d="M23 146c-1 7-3 16-3 17 0 8 5 11 11 11 4 0 11-3 14-11 0-1 5-19 8-28 2-12 5-23 8-34 2-8 5-17 6-26 2-7 6-18 6-19 5-12 26-47 62-47 18 0 21 14 21 27 0 23-18 73-25 90-3 8-3 13-3 17 0 18 13 31 32 31 36 0 50-55 50-58 0-5-4-5-5-5-4 0-4 1-6 8-7 25-21 46-39 46-7 0-9-3-9-12s3-19 6-26c8-21 25-63 25-85 0-27-18-42-46-42-34 0-53 25-60 34-1-22-18-34-35-34-18 0-26 15-29 22-6 13-12 36-12 37 0 5 3 3 4 5 5 0 5-1 7-9 7-27 14-46 29-46 7 0 12 5 12 17 0 8-1 13-7 33-8 29-14 59-22 87z"><text:p/></draw:path><draw:path draw:style-name="gr660" draw:text-style-name="P99" svg:width="0.1012in" svg:height="0.1004in" svg:x="0.1287in" svg:y="0.0126in" svg:viewBox="0 0 258 256" svg:d="M136 137c37 0 72 0 108 0 6 0 14 0 14-8s-8-8-14-8c-36 0-71 0-108 0 0-36 0-73 0-108 0-5 0-13-7-13-8 0-8 8-8 13 0 35 0 72 0 108-36 0-71 0-108 0-5 0-13 0-13 8s8 8 13 8c37 0 72 0 108 0 0 35 0 70 0 105 0 6 0 14 8 14 7 0 7-8 7-14 0-35 0-70 0-105z"><text:p/></draw:path><draw:path draw:style-name="gr661" draw:text-style-name="P99" svg:width="0.05in" svg:height="0.1004in" svg:x="0.2862in" svg:y="0in" svg:viewBox="0 0 128 256" svg:d="M79 10c0-9 0-10-9-10-24 24-57 24-70 24 0 5 0 8 0 12 8 0 31 0 51-10 0 67 0 133 0 199 0 14-1 18-36 18-4 0-8 0-13 0 0 5 0 8 0 13 15-2 48-2 63-2s49 0 63 2c0-5 0-8 0-13-5 0-8 0-12 0-36 0-37-4-37-18 0-72 0-143 0-215z"><text:p/></draw:path><draw:path draw:style-name="gr662" draw:text-style-name="P99" svg:width="0.1004in" svg:height="0.0346in" svg:x="0.3992in" svg:y="0.0457in" svg:viewBox="0 0 256 89" svg:d="M243 15c7 0 13 0 13-7 0-8-6-8-12-8-77 0-155 0-232 0-5 0-12 0-12 8 0 7 7 7 13 7 77 0 153 0 230 0zM244 89c6 0 12 0 12-8 0-7-6-7-13-7-77 0-153 0-230 0-6 0-13 0-13 7 0 8 7 8 12 8 77 0 155 0 232 0z"><text:p/></draw:path><draw:path draw:style-name="gr663" draw:text-style-name="P99" svg:width="0.05in" svg:height="0.1004in" svg:x="0.5646in" svg:y="0in" svg:viewBox="0 0 128 256" svg:d="M79 10c0-9 0-10-9-10-24 24-58 24-70 24 0 5 0 8 0 12 8 0 31 0 51-10 0 67 0 133 0 199 0 14-1 18-37 18-4 0-7 0-12 0 0 5 0 8 0 13 15-2 48-2 63-2s49 0 63 2c0-5 0-8 0-13-5 0-8 0-12 0-36 0-37-4-37-18 0-72 0-143 0-215z"><text:p/></draw:path></draw:g></text:span><text:span text:style-name="T62"><text:s/>כלומר </text:span><text:span text:style-name="T62"><draw:g text:anchor-type="as-char" svg:y="-0.1043in" draw:z-index="391" draw:style-name="gr1"><svg:title>TexMaths</svg:title><svg:desc>11§inline§n = 0§svg§600§FALSE§</svg:desc><draw:path draw:style-name="gr654" draw:text-style-name="P98" svg:width="0.3472in" svg:height="0.0882in" svg:x="0.0031in" svg:y="0.0075in" svg:viewBox="0 0 883 225" svg:d="M0 0c295 0 589 0 883 0 0 75 0 150 0 225-294 0-588 0-883 0 0-75 0-150 0-225z"><text:p/></draw:path><draw:path draw:style-name="gr655" draw:text-style-name="P99" svg:width="0.0819in" svg:height="0.0681in" svg:x="-0.0004in" svg:y="0.0335in" svg:viewBox="0 0 209 174" svg:d="M23 148c-1 5-3 14-3 16 0 7 5 10 11 10 4 0 11-3 14-11 2-9 5-19 8-28 2-11 5-23 8-34 2-8 4-17 6-26 2-7 5-18 6-19 5-12 26-47 62-47 18 0 21 14 21 27 0 24-18 73-25 90-3 7-3 13-3 16 0 19 13 32 30 32 37 0 51-55 51-58s-3-3-4-3c-4 0-4 1-6 6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656" draw:text-style-name="P99" svg:width="0.1004in" svg:height="0.035in" svg:x="0.1374in" svg:y="0.0453in" svg:viewBox="0 0 256 90" svg:d="M243 15c6 0 13 0 13-7 0-8-7-8-12-8-78 0-155 0-232 0-5 0-12 0-12 8 0 7 7 7 13 7 77 0 153 0 230 0zM244 90c5 0 12 0 12-7 0-8-7-8-13-8-77 0-153 0-230 0-6 0-13 0-13 8 0 7 7 7 12 7 77 0 154 0 232 0z"><text:p/></draw:path><draw:path draw:style-name="gr657" draw:text-style-name="P99" svg:width="0.0638in" svg:height="0.1039in" svg:x="0.2945in" svg:y="0in" svg:viewBox="0 0 163 265" svg:d="M163 133c0-30-2-61-16-90-17-36-49-43-66-43-23 0-50 10-67 46-12 27-14 57-14 87 0 28 2 63 18 93 16 31 45 39 63 39 21 0 51-8 68-46 12-26 14-56 14-86zM81 256c-15 0-37-9-45-46-4-24-4-59-4-81 0-24 0-51 3-71 8-46 37-49 46-49 14 0 39 6 46 45 4 21 4 51 4 75 0 28 0 54-4 79-6 37-28 48-46 48z"><text:p/></draw:path></draw:g></text:span><text:span text:style-name="T62">, ולכן </text:span><text:span text:style-name="T62"><draw:g text:anchor-type="as-char" svg:y="-0.1307in" draw:z-index="392" draw:style-name="gr1"><svg:title>TexMaths</svg:title><svg:desc>11§inline§x_2 = \tfrac{1}{0} \in \emptyset§svg§600§FALSE§</svg:desc><draw:path draw:style-name="gr645" draw:text-style-name="P98" svg:width="0.6933in" svg:height="0.1685in" svg:x="0.0031in" svg:y="0.0071in" svg:viewBox="0 0 1762 429" svg:d="M881 429c-294 0-587 0-881 0 0-143 0-286 0-429 587 0 1174 0 1762 0 0 143 0 286 0 429-294 0-588 0-881 0z"><text:p/></draw:path><draw:path draw:style-name="gr646" draw:text-style-name="P99" svg:width="0.0752in" svg:height="0.0685in" svg:x="-0.0004in" svg:y="0.063in" svg:viewBox="0 0 192 175" svg:d="M119 54c2-10 11-45 37-45 2 0 11 0 20 4-11 2-19 12-19 21 0 7 5 14 15 14 8 0 20-7 20-23 0-20-22-25-35-25-23 0-36 21-40 30-10-26-31-30-42-30-41 0-63 49-63 59 0 5 4 5 6 5s3-1 4-5c13-40 38-50 52-50 7 0 21 3 21 25 0 12-7 39-21 92-6 24-20 40-37 40-2 0-11 0-19-4 9-3 18-10 18-21s-9-15-14-15c-12 0-22 11-22 24 0 17 20 25 36 25 27 0 40-28 41-30 4 14 19 30 42 30 39 0 61-50 61-60 0-4-3-4-4-4-3 0-4 2-4 4-14 42-40 51-52 51-16 0-21-12-21-25 0-9 2-17 7-34 4-18 8-36 13-53z"><text:p/></draw:path><draw:path draw:style-name="gr647" draw:text-style-name="P99" svg:width="0.0469in" svg:height="0.0701in" svg:x="0.089in" svg:y="0.0827in" svg:viewBox="0 0 120 179" svg:d="M120 130c-3 0-6 0-9 0-1 5-4 22-8 24-2 2-23 2-26 2-17 0-33 0-50 0 29-25 38-33 54-45 20-16 39-33 39-58 0-33-29-53-63-53s-57 23-57 48c0 14 12 15 14 15 7 0 15-5 15-15 0-4-2-14-16-14 9-19 27-24 40-24 26 0 40 21 40 43 0 23-16 42-25 51-22 21-43 42-65 64-3 2-3 4-3 11 37 0 75 0 112 0 2-16 6-33 8-49z"><text:p/></draw:path><draw:path draw:style-name="gr648" draw:text-style-name="P99" svg:width="0.1004in" svg:height="0.035in" svg:x="0.2016in" svg:y="0.0744in" svg:viewBox="0 0 256 90" svg:d="M243 15c6 0 13 0 13-7 0-8-7-8-12-8-77 0-155 0-232 0-5 0-12 0-12 8 0 7 7 7 13 7 77 0 153 0 230 0zM244 90c5 0 12 0 12-8 0-7-7-7-13-7-77 0-153 0-230 0-6 0-13 0-13 7 0 8 7 8 12 8 77 0 155 0 232 0z"><text:p/></draw:path><draw:path draw:style-name="gr649" draw:text-style-name="P99" svg:width="0.0382in" svg:height="0.0701in" svg:x="0.3827in" svg:y="0in" svg:viewBox="0 0 98 179" svg:d="M60 8c0-8 0-8-7-8-18 18-42 18-53 18 0 3 0 6 0 9 5 0 24 0 38-7 0 46 0 91 0 137 0 9 0 12-26 12-3 0-8 0-11 0 0 4 0 7 0 10 6 0 39-1 48-1s43 1 49 1c0-3 0-6 0-10-3 0-7 0-10 0-28 0-28-3-28-12 0-50 0-100 0-149z"><text:p/></draw:path><draw:path draw:style-name="gr650" draw:text-style-name="P99" svg:width="0.0602in" svg:height="0.0055in" svg:x="0.3713in" svg:y="0.089in" svg:viewBox="0 0 154 15" svg:d="M77 15c-25 0-52 0-77 0 0-5 0-10 0-15 52 0 102 0 154 0 0 5 0 10 0 15-25 0-52 0-77 0z"><text:p/></draw:path><draw:path draw:style-name="gr651" draw:text-style-name="P99" svg:width="0.0488in" svg:height="0.0724in" svg:x="0.3768in" svg:y="0.111in" svg:viewBox="0 0 125 185" svg:d="M125 93c0-29-4-51-16-70-9-12-25-23-46-23-63 0-63 74-63 93s0 92 63 92c62 0 62-73 62-92zM63 177c-14 0-30-8-36-30-3-15-3-37-3-58 0-19 0-40 5-55 5-21 23-26 34-26 14 0 28 8 33 24 4 14 4 34 4 57 0 21 0 41-3 57-6 26-24 31-34 31z"><text:p/></draw:path><draw:path draw:style-name="gr652" draw:text-style-name="P99" svg:width="0.0752in" svg:height="0.0874in" svg:x="0.5047in" svg:y="0.0484in" svg:viewBox="0 0 192 223" svg:d="M179 119c7 0 13 0 13-8s-6-8-13-8c-55 0-109 0-164 0 5-51 50-88 104-88 20 0 40 0 60 0 7 0 13 0 13-7 0-8-6-8-13-8-21 0-40 0-61 0-66 0-118 48-118 111 0 62 52 112 118 112 21 0 40 0 61 0 7 0 13 0 13-7 0-8-6-8-13-8-20 0-40 0-60 0-54 0-99-38-104-89 55 0 109 0 164 0z"><text:p/></draw:path><draw:path draw:style-name="gr653" draw:text-style-name="P99" svg:width="0.061in" svg:height="0.1276in" svg:x="0.6429in" svg:y="0.0134in" svg:viewBox="0 0 156 325" svg:d="M131 8c0-5-3-8-8-8s-6 3-9 12c-4 15-1 1-5 17-5-3-17-8-31-8-22 0-47 12-62 42s-16 66-16 101c0 24 0 92 33 123-9 30-9 30-9 31 0 4 3 7 8 7s6-3 9-12c5-15 1-2 5-17 9 5 21 9 31 9 44 0 60-37 68-55 10-27 11-59 11-86 0-29 0-93-34-124 3-11 6-21 9-32zM38 269c-13-26-13-73-13-110 0-30 0-58 6-82 7-36 29-47 47-47 8 0 18 2 28 11-22 76-46 153-68 228zM118 56c12 22 12 67 12 103 0 29 0 57-5 83-6 39-27 54-48 54-9 0-18-4-26-11 22-76 45-153 67-229z"><text:p/></draw:path></draw:g></text:span><text:span text:style-name="T62"><text:s/>וזו סתירה כי </text:span><text:span text:style-name="T62"><draw:g text:anchor-type="as-char" svg:y="-0.0661in" draw:z-index="393" draw:style-name="gr1"><svg:title>TexMaths</svg:title><svg:desc>11§inline§x_2§svg§600§FALSE§</svg:desc><draw:path draw:style-name="gr642" draw:text-style-name="P98" svg:width="0.1244in" svg:height="0.074in" svg:x="0.0031in" svg:y="0.0071in" svg:viewBox="0 0 317 189" svg:d="M160 189c-54 0-107 0-160 0 0-63 0-126 0-189 106 0 211 0 317 0 0 63 0 126 0 189-53 0-106 0-157 0z"><text:p/></draw:path><draw:path draw:style-name="gr643" draw:text-style-name="P99" svg:width="0.0756in" svg:height="0.0681in" svg:x="-0.0004in" svg:y="0in" svg:viewBox="0 0 193 174" svg:d="M118 54c3-10 12-45 38-45 3 0 11 0 20 4-11 2-19 12-19 21 0 7 5 15 15 15 9 0 21-8 21-24 0-19-23-25-37-25-22 0-35 21-39 30-10-26-31-30-42-30-41 0-63 50-63 60 0 4 3 2 5 4 3 0 4-1 5-4 13-41 39-51 52-51 7 0 21 3 21 25 0 12-7 39-21 93-7 23-20 38-37 38-2 0-11 0-19-4 10-2 18-10 18-21s-8-12-14-12c-12 0-22 9-22 21 0 17 20 25 36 25 27 0 40-26 41-30 4 15 19 30 42 30 40 0 62-48 62-58 0-4-4-4-5-4-3 0-4 2-5 4-12 41-39 49-51 49-15 0-21-12-21-25 0-9 2-15 6-33s8-35 13-53z"><text:p/></draw:path><draw:path draw:style-name="gr644" draw:text-style-name="P99" svg:width="0.0469in" svg:height="0.0701in" svg:x="0.0886in" svg:y="0.0189in" svg:viewBox="0 0 120 179" svg:d="M120 129c-3 0-7 0-10 0 0 7-3 22-6 24s-24 2-27 2c-16 0-33 0-49 0 27-25 37-32 53-44 20-16 39-33 39-58 0-33-29-53-64-53-33 0-56 23-56 49 0 13 12 14 14 14 7 0 15-5 15-14 0-5-1-15-16-15 8-19 27-24 40-24 26 0 41 21 41 43 0 23-17 42-26 52-22 21-43 42-65 63-3 2-3 3-3 11 37 0 74 0 111 0 2-17 6-33 9-50z"><text:p/></draw:path></draw:g></text:span><text:span text:style-name="T62"><text:s/>מוגדר. </text:span></text:p>
        </text:list-item>
        <text:list-item>
          <text:p text:style-name="P73"><text:span text:style-name="T62">א</text:span><text:span text:style-name="T47">ם </text:span><text:span text:style-name="T47"><draw:g text:anchor-type="as-char" svg:y="-0.1299in" draw:z-index="394" draw:style-name="gr1"><svg:title>TexMaths</svg:title><svg:desc>11§inline§\forall n \in \N. \tfrac{1}{n} \neq x \land x_1 = 2§svg§600§FALSE§</svg:desc><draw:path draw:style-name="gr625" draw:text-style-name="P98" svg:width="1.4949in" svg:height="0.1673in" svg:x="0.0079in" svg:y="0.0075in" svg:viewBox="0 0 3798 426" svg:d="M0 0c1266 0 2531 0 3798 0 0 142 0 284 0 426-1267 0-2532 0-3798 0 0-142 0-284 0-426z"><text:p/></draw:path><draw:path draw:style-name="gr626" draw:text-style-name="P99" svg:width="0.0843in" svg:height="0.1075in" svg:x="0in" svg:y="0.0252in" svg:viewBox="0 0 215 274" svg:d="M213 14c2-4 2-5 2-6 0-5-3-8-8-8s-7 4-9 9c-11 28-21 56-32 84-39 0-78 0-118 0-11-28-20-56-31-84-3-6-4-9-9-9-4 0-8 3-8 8 1 2 0 1 2 6 32 84 65 168 97 251 1 6 3 9 9 9 5 0 6-3 8-8 33-83 64-168 97-252zM55 109c35 0 69 0 105 0-18 45-35 90-52 135-18-45-35-90-53-135z"><text:p/></draw:path><draw:path draw:style-name="gr627" draw:text-style-name="P99" svg:width="0.0823in" svg:height="0.0685in" svg:x="0.089in" svg:y="0.0634in" svg:viewBox="0 0 210 175" svg:d="M23 147c-1 6-3 15-3 17 0 6 5 11 11 11 4 0 12-3 14-11 0-1 6-19 8-29 3-12 5-24 9-35 2-8 4-16 6-25 1-7 5-18 5-20 5-12 26-46 62-46 18 0 21 14 21 26 0 24-18 74-25 90-3 9-3 14-3 18 0 18 13 32 32 32 36 0 50-57 50-60 0-4-3-4-4-4-5 0-5 1-7 7-8 26-20 48-39 48-6 0-9-4-9-13s3-19 6-28c8-19 25-62 25-84 0-26-17-41-46-41-34 0-52 24-59 33-2-21-19-33-36-33-18 0-26 15-29 22-6 13-12 35-12 37 0 4 4 4 6 4 3 0 3 0 6-9 7-28 14-45 28-45 7 0 12 4 12 17 0 8-1 12-7 32-8 30-14 60-22 89z"><text:p/></draw:path><draw:path draw:style-name="gr628" draw:text-style-name="P99" svg:width="0.0756in" svg:height="0.0874in" svg:x="0.2307in" svg:y="0.048in" svg:viewBox="0 0 193 223" svg:d="M179 119c7 0 14 0 14-8s-7-8-14-8c-55 0-109 0-164 0 5-51 50-88 104-88 20 0 41 0 60 0 7 0 14 0 14-7 0-8-7-8-14-8-19 0-40 0-60 0-66 0-119 49-119 111s53 112 119 112c20 0 41 0 60 0 7 0 14 0 14-7 0-8-7-8-14-8-19 0-40 0-60 0-54 0-99-38-104-89 55 0 109 0 164 0z"><text:p/></draw:path><draw:path draw:style-name="gr629" draw:text-style-name="P99" svg:width="0.1028in" svg:height="0.1059in" svg:x="0.3657in" svg:y="0.0264in" svg:viewBox="0 0 262 270" svg:d="M34 34c0 63 0 126 0 188 0 20-3 27-23 27-4 0-11 1-11 6 0 8 7 8 13 8 20 0 41 0 61 0 6 0 12 0 12-8 0-5-6-6-11-6-22 0-24-8-24-27 0-59 0-119 0-177 55 73 111 146 166 219 4 4 5 6 9 6 6 0 6-6 6-13 0-71 0-144 0-216 0-22 3-28 21-28 2 0 9 0 9-6 0-7-6-7-12-7-19 0-39 0-57 0-7 0-14 0-14 7 0 6 8 6 11 6 22 0 26 8 26 29 0 39 0 80 0 121-39-53-78-105-117-157-4-6-5-6-14-6-22 0-45 0-67 0-7 0-14 0-14 7 0 5 7 6 9 6 10 1 18 8 22 12-1 4-1 4-1 9zM218 243c-56-74-111-147-167-221-5-4-5-4-9-9 15 0 31 0 46 0 43 59 87 117 130 175 0 19 0 38 0 55z"><text:p/></draw:path><draw:path draw:style-name="gr630" draw:text-style-name="P99" svg:width="0.0161in" svg:height="0.0157in" svg:x="0.4846in" svg:y="0.1138in" svg:viewBox="0 0 42 41" svg:d="M42 20c0-11-10-20-21-20s-21 9-21 20 10 21 21 21 21-10 21-21z"><text:p/></draw:path><draw:path draw:style-name="gr631" draw:text-style-name="P99" svg:width="0.0382in" svg:height="0.0701in" svg:x="0.5512in" svg:y="0in" svg:viewBox="0 0 98 179" svg:d="M61 8c0-8 0-8-8-8-18 17-42 18-53 18 0 3 0 6 0 9 6 0 24 0 39-7 0 46 0 91 0 137 0 9 0 12-27 12-3 0-8 0-11 0 0 4 0 7 0 10 6 0 39-1 49-1 8 0 42 1 48 1 0-3 0-6 0-10-3 0-7 0-10 0-27 0-27-3-27-12 0-50 0-100 0-149z"><text:p/></draw:path><draw:path draw:style-name="gr632" draw:text-style-name="P99" svg:width="0.0748in" svg:height="0.0055in" svg:x="0.5323in" svg:y="0.0894in" svg:viewBox="0 0 191 15" svg:d="M0 0c64 0 128 0 191 0 0 6 0 10 0 15-63 0-127 0-191 0 0-5 0-9 0-15z"><text:p/></draw:path><draw:path draw:style-name="gr633" draw:text-style-name="P99" svg:width="0.0646in" svg:height="0.0476in" svg:x="0.5374in" svg:y="0.135in" svg:viewBox="0 0 165 122" svg:d="M20 102c-1 4-2 10-2 11 0 7 4 9 8 9 5 0 8-3 10-5 1-4 5-11 6-18 1-4 4-18 5-24 3-6 4-11 5-18 3-11 4-13 12-24s20-25 41-25c15 0 15 14 15 18 0 17-11 47-15 59-4 7-5 10-5 14 0 14 12 23 25 23 28 0 40-37 40-42 0-3-3-3-4-3-5 0-5 2-6 4-5 22-17 33-28 33-6 0-7-3-7-8 0-7 1-10 7-22 3-9 14-38 14-53 0-25-21-31-35-31-23 0-39 14-47 25-2-18-17-25-28-25-12 0-18 9-22 15-6 10-9 26-9 27 0 3 3 3 4 3 4 0 4-1 6-8 4-16 9-29 20-29 6 0 9 6 9 13 0 5-4 15-5 23-2 7-4 18-5 24-4 11-6 22-9 34z"><text:p/></draw:path><draw:path draw:style-name="gr634" draw:text-style-name="P99" svg:width="0.076in" svg:height="0.1402in" svg:x="0.689in" svg:y="0.0217in" svg:viewBox="0 0 194 357" svg:d="M190 15c4-5 4-6 4-7 0-4-4-8-8-8-6 0-7 2-9 8-58 112-115 224-174 335-3 6-3 6-3 7 0 3 3 7 8 7 4 0 6-2 9-7 58-111 115-224 173-335z"><text:p/></draw:path><draw:path draw:style-name="gr635" draw:text-style-name="P99" svg:width="0.1008in" svg:height="0.035in" svg:x="0.6764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36" draw:text-style-name="P99" svg:width="0.0756in" svg:height="0.0685in" svg:x="0.8323in" svg:y="0.0634in" svg:viewBox="0 0 193 175" svg:d="M119 54c2-10 11-45 37-45 2 0 12 0 20 4-11 2-19 12-19 21 0 7 5 13 15 13 8 0 21-6 21-22 0-19-22-25-36-25-23 0-36 20-40 30-10-27-31-30-42-30-41 0-63 50-63 59 0 4 5 4 6 4 2 0 3 0 4-4 13-41 39-50 52-50 7 0 21 3 21 25 0 12-7 38-21 91-6 25-20 41-37 41-2 0-11 0-19-5 10-1 18-10 18-21 0-10-8-14-14-14-12 0-22 10-22 23 0 18 20 26 36 26 27 0 40-28 41-30 6 15 19 30 42 30 39 0 63-51 63-60 0-4-5-4-6-4-3 0-4 2-4 4-14 41-40 51-52 51-15 0-21-12-21-25 0-9 2-18 7-34 4-18 8-36 13-53z"><text:p/></draw:path><draw:path draw:style-name="gr637" draw:text-style-name="P99" svg:width="0.0846in" svg:height="0.0933in" svg:x="0.9571in" svg:y="0.0394in" svg:viewBox="0 0 216 238" svg:d="M117 9c-4-7-6-9-9-9-5 0-7 3-9 9-32 71-64 143-96 214-2 6-3 7-3 8 0 3 4 7 8 7 3 0 6 0 10-7 29-68 60-136 90-205 31 69 60 137 91 205 3 7 7 7 9 7 4 0 8-4 8-7-1-2 0-1-3-6-31-72-64-145-96-216z"><text:p/></draw:path><draw:path draw:style-name="gr638" draw:text-style-name="P99" svg:width="0.0756in" svg:height="0.0685in" svg:x="1.089in" svg:y="0.0634in" svg:viewBox="0 0 193 175" svg:d="M118 54c2-10 11-45 38-45 1 0 11 0 19 4-11 2-19 12-19 21 0 7 5 13 16 13 7 0 21-6 21-22 0-19-24-25-37-25-22 0-36 20-40 30-10-27-31-30-42-30-40 0-63 50-63 59 0 4 4 4 6 4 3 0 4 0 4-4 13-41 38-50 52-50 7 0 21 3 21 25 0 12-7 38-21 91-6 25-20 41-37 41-2 0-11 0-19-5 9-1 18-10 18-21 0-10-9-14-14-14-12 0-21 10-21 23 0 18 19 26 36 26 26 0 39-28 41-30 4 15 18 30 41 30 40 0 62-51 62-60 0-4-3-4-5-4-3 0-3 2-4 4-14 41-40 51-52 51-16 0-21-12-21-25 0-9 2-18 7-34 4-18 8-36 13-53z"><text:p/></draw:path><draw:path draw:style-name="gr639" draw:text-style-name="P99" svg:width="0.0386in" svg:height="0.0701in" svg:x="1.1831in" svg:y="0.0823in" svg:viewBox="0 0 99 179" svg:d="M62 8c0-7-1-8-9-8-18 18-42 18-53 18 0 3 0 6 0 9 7 0 24 0 40-7 0 46 0 91 0 137 0 9 0 12-28 12-3 0-6 0-10 0 0 4 0 7 0 10 5 0 38-1 49-1 7 0 41 1 48 1 0-3 0-6 0-10-3 0-8 0-11 0-26 0-26-3-26-12 0-50 0-100 0-149z"><text:p/></draw:path><draw:path draw:style-name="gr640" draw:text-style-name="P99" svg:width="0.1008in" svg:height="0.035in" svg:x="1.2902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641" draw:text-style-name="P99" svg:width="0.0602in" svg:height="0.1004in" svg:x="1.45in" svg:y="0.0291in" svg:viewBox="0 0 154 256" svg:d="M30 228c13-13 27-27 40-40 61-54 84-75 84-113 0-44-35-75-81-75-44 0-73 36-73 70 0 21 19 21 20 21 6 0 21-4 21-20 0-9-8-19-21-19-3 0-3 0-5 0 9-26 30-40 52-40 35 0 52 32 52 63s-20 61-41 86c-24 27-49 55-74 81-4 4-4 4-4 14 47 0 96 0 143 0 3-22 8-44 11-66-3 0-7 0-10 0-2 11-4 29-9 34-2 4-27 4-36 4-23 0-46 0-69 0z"><text:p/></draw:path></draw:g></text:span><text:span text:style-name="T47">, אז </text:span><text:span text:style-name="T47"><draw:g text:anchor-type="as-char" svg:y="-0.1134in" draw:z-index="395" draw:style-name="gr1"><svg:title>TexMaths</svg:title><svg:desc>11§inline§h(x_1) := 2 = x_2 = h(x_2)§svg§600§FALSE§</svg:desc><draw:path draw:style-name="gr607" draw:text-style-name="P98" svg:width="1.5732in" svg:height="0.1358in" svg:x="-0.0004in" svg:y="0.0071in" svg:viewBox="0 0 3997 346" svg:d="M2000 346c-667 0-1333 0-2000 0 0-116 0-230 0-346 1332 0 2665 0 3997 0 0 116 0 230 0 346-665 0-1332 0-1997 0z"><text:p/></draw:path><draw:path draw:style-name="gr608" draw:text-style-name="P99" svg:width="0.074in" svg:height="0.1063in" svg:x="0.0004in" svg:y="0.0083in" svg:viewBox="0 0 189 271" svg:d="M89 4c0-1 0-4-4-4-10 0-38 3-48 3-3 1-7 1-7 8 0 6 3 6 8 6 19 0 20 2 20 6 0 2-1 6-1 8-18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609" draw:text-style-name="P99" svg:width="0.035in" svg:height="0.1512in" svg:x="0.0945in" svg:y="0in" svg:viewBox="0 0 90 385" svg:d="M90 381c0-1 0-1-6-8-49-49-61-122-61-180 0-67 14-135 62-182 5-5 5-5 5-7 0-3-1-4-4-4s-39 26-61 76c-20 42-25 85-25 117 0 29 4 76 26 120 23 47 57 72 60 72s4-1 4-4z"><text:p/></draw:path><draw:path draw:style-name="gr610" draw:text-style-name="P99" svg:width="0.0748in" svg:height="0.0685in" svg:x="0.1433in" svg:y="0.0465in" svg:viewBox="0 0 191 175" svg:d="M118 54c2-10 11-45 37-45 2 0 12 0 20 4-11 2-19 12-19 21 0 7 5 14 16 14 7 0 19-7 19-23 0-19-22-25-35-25-23 0-36 21-40 30-10-26-31-30-42-30-41 0-63 50-63 59 0 5 4 5 6 5s3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611" draw:text-style-name="P99" svg:width="0.0382in" svg:height="0.0701in" svg:x="0.2374in" svg:y="0.0661in" svg:viewBox="0 0 98 179" svg:d="M62 8c0-8-1-8-9-8-18 17-42 17-53 17 0 3 0 6 0 9 7 0 24 0 40-7 0 46 0 92 0 138 0 9 0 13-28 13-3 0-6 0-10 0 0 3 0 6 0 9 5-1 38-1 47-1s43 0 49 1c0-3 0-6 0-9-3 0-7 0-10 0-26 0-26-4-26-13 0-50 0-100 0-149z"><text:p/></draw:path><draw:path draw:style-name="gr612" draw:text-style-name="P99" svg:width="0.0346in" svg:height="0.1512in" svg:x="0.3028in" svg:y="0in" svg:viewBox="0 0 89 385" svg:d="M89 193c0-30-4-76-25-120-23-48-56-73-61-73-2 0-3 2-3 4s0 2 7 9c38 38 60 99 60 180 0 65-14 133-63 181-4 6-4 6-4 7 0 2 1 4 3 4 5 0 39-26 62-76 20-41 24-84 24-116z"><text:p/></draw:path><draw:path draw:style-name="gr613" draw:text-style-name="P99" svg:width="0.0157in" svg:height="0.065in" svg:x="0.4087in" svg:y="0.0484in" svg:viewBox="0 0 41 166" svg:d="M41 21c0-12-9-21-20-21s-21 9-21 21c0 11 10 20 21 20s20-9 20-20zM41 146c0-12-9-20-20-20s-21 8-21 20c0 11 10 20 21 20s20-9 20-20z"><text:p/></draw:path><draw:path draw:style-name="gr614" draw:text-style-name="P99" svg:width="0.1008in" svg:height="0.0354in" svg:x="0.4461in" svg:y="0.0575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615" draw:text-style-name="P99" svg:width="0.0602in" svg:height="0.1in" svg:x="0.6059in" svg:y="0.013in" svg:viewBox="0 0 154 255" svg:d="M30 226c13-14 27-26 40-39 61-53 84-74 84-112 0-44-34-75-81-75-44 0-73 35-73 69 0 22 20 22 21 22 6 0 20-4 20-21 0-9-7-19-21-19-2 0-3 0-5 0 9-26 30-39 52-39 35 0 52 31 52 63 0 31-19 60-41 85-24 27-49 54-74 81-4 5-4 6-4 14 47 0 96 0 143 0 3-22 8-44 11-66-3 0-5 0-9 0-2 12-5 28-9 33-3 4-28 4-37 4-23 0-46 0-69 0z"><text:p/></draw:path><draw:path draw:style-name="gr616" draw:text-style-name="P99" svg:width="0.1008in" svg:height="0.0354in" svg:x="0.7252in" svg:y="0.0575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617" draw:text-style-name="P99" svg:width="0.0756in" svg:height="0.0685in" svg:x="0.8815in" svg:y="0.0465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618" draw:text-style-name="P99" svg:width="0.0469in" svg:height="0.0701in" svg:x="0.9705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4 41-66 63-2 3-2 4-2 11 37 0 74 0 111 0 3-16 6-33 9-49z"><text:p/></draw:path><draw:path draw:style-name="gr619" draw:text-style-name="P99" svg:width="0.1008in" svg:height="0.0354in" svg:x="1.0827in" svg:y="0.0575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620" draw:text-style-name="P99" svg:width="0.0744in" svg:height="0.1063in" svg:x="1.2433in" svg:y="0.0083in" svg:viewBox="0 0 190 271" svg:d="M90 4c0-1 0-4-5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7 0 51-56 51-60 0-3-4-3-5-3-3 0-3 1-6 7-5 20-17 47-39 47-7 0-9-3-9-12 0-10 3-19 6-28 7-15 25-61 25-83 0-26-17-42-45-42-25 0-43 12-58 30 10-41 21-82 31-123z"><text:p/></draw:path><draw:path draw:style-name="gr621" draw:text-style-name="P99" svg:width="0.0346in" svg:height="0.1512in" svg:x="1.3378in" svg:y="0in" svg:viewBox="0 0 89 385" svg:d="M89 381c0-1 0-1-7-8-47-49-60-122-60-180 0-67 15-135 63-182 4-5 4-5 4-7 0-3-1-4-3-4-5 0-39 26-62 76-20 42-24 85-24 117 0 29 4 76 25 120 23 47 56 72 61 72 2 0 3-1 3-4z"><text:p/></draw:path><draw:path draw:style-name="gr622" draw:text-style-name="P99" svg:width="0.0752in" svg:height="0.0685in" svg:x="1.3862in" svg:y="0.0465in" svg:viewBox="0 0 192 175" svg:d="M118 54c2-10 11-45 38-45 2 0 11 0 19 4-10 2-18 12-18 21 0 7 4 14 15 14 8 0 20-7 20-23 0-19-23-25-36-25-22 0-35 21-41 30-8-26-29-30-41-30-40 0-62 50-62 59 0 5 3 5 5 5 3 0 4-1 5-5 13-40 39-50 52-50 6 0 21 3 21 25 0 12-7 39-21 93-7 24-20 39-38 39-2 0-11 0-18-4 10-2 17-10 17-21s-8-13-14-13c-11 0-21 10-21 22 0 17 20 25 36 25 26 0 40-27 41-30 4 15 19 30 42 30 39 0 61-49 61-59 0-4-3-4-4-4-3 0-4 1-5 4-13 41-39 50-51 50-15 0-22-12-22-25 0-9 2-17 7-34 4-18 8-35 13-53z"><text:p/></draw:path><draw:path draw:style-name="gr623" draw:text-style-name="P99" svg:width="0.0469in" svg:height="0.0701in" svg:x="1.4756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624" draw:text-style-name="P99" svg:width="0.035in" svg:height="0.1512in" svg:x="1.545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7"><text:s/>ומטרנזיטיביות </text:span><text:span text:style-name="T47"><draw:g text:anchor-type="as-char" svg:y="-0.0661in" draw:z-index="396" draw:style-name="gr1"><svg:title>TexMaths</svg:title><svg:desc>11§inline§x_2 = x_1§svg§600§FALSE§</svg:desc><draw:path draw:style-name="gr601" draw:text-style-name="P98" svg:width="0.4783in" svg:height="0.0732in" svg:x="0.0031in" svg:y="0.0075in" svg:viewBox="0 0 1216 187" svg:d="M0 0c406 0 811 0 1216 0 0 63 0 125 0 187-405 0-810 0-1216 0 0-62 0-124 0-187z"><text:p/></draw:path><draw:path draw:style-name="gr602" draw:text-style-name="P99" svg:width="0.0752in" svg:height="0.0677in" svg:x="-0.0004in" svg:y="0in" svg:viewBox="0 0 192 173" svg:d="M118 54c2-10 11-45 38-45 2 0 11 0 20 4-11 2-19 12-19 21 0 7 5 13 15 13 8 0 20-6 20-22 0-19-23-25-36-25-22 0-35 21-41 30-8-27-29-30-40-30-41 0-63 50-63 60 0 3 3 2 4 3 4 0 5 0 6-5 13-40 38-49 52-49 7 0 21 3 21 25 0 12-7 38-21 91-7 24-20 40-37 40-3 0-12 0-19-5 9-2 17-10 17-21 0-10-8-13-14-13-11 0-21 10-21 22 0 17 20 25 36 25 26 0 40-26 41-29 4 15 19 29 42 29 39 0 61-50 61-58 0-4-3-4-4-4-3 0-4 1-6 4-12 40-38 50-50 50-16 0-22-12-22-25 0-9 2-18 6-33 5-18 9-35 14-53z"><text:p/></draw:path><draw:path draw:style-name="gr603" draw:text-style-name="P99" svg:width="0.0469in" svg:height="0.0701in" svg:x="0.089in" svg:y="0.0189in" svg:viewBox="0 0 120 179" svg:d="M120 129c-3 0-7 0-10 0 0 7-3 22-7 25-2 1-23 1-26 1-17 0-34 0-51 0 29-25 39-32 55-44 20-15 39-33 39-58 0-32-29-53-64-53-33 0-56 24-56 49 0 14 12 15 14 15 7 0 15-4 15-14 0-5-3-15-16-15 8-18 27-25 40-25 26 0 40 21 40 43 0 24-16 42-25 52-22 21-43 42-65 63-3 3-3 3-3 11 37 0 74 0 111 0 3-17 6-33 9-50z"><text:p/></draw:path><draw:path draw:style-name="gr604" draw:text-style-name="P99" svg:width="0.1008in" svg:height="0.035in" svg:x="0.2012in" svg:y="0.0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605" draw:text-style-name="P99" svg:width="0.0752in" svg:height="0.0677in" svg:x="0.3571in" svg:y="0in" svg:viewBox="0 0 192 173" svg:d="M118 54c2-10 12-45 38-45 2 0 11 0 20 4-11 2-19 12-19 21 0 7 5 13 15 13 8 0 20-6 20-22 0-19-23-25-36-25-22 0-35 21-39 30-10-27-31-30-42-30-41 0-63 50-63 60 0 3 3 2 4 3 4 0 5 0 6-5 13-40 38-49 52-49 7 0 21 3 21 25 0 12-7 38-21 91-7 24-20 40-37 40-2 0-12 0-19-5 9-2 18-10 18-21 0-10-9-13-14-13-12 0-22 10-22 22 0 17 20 25 36 25 26 0 40-26 41-29 4 15 19 29 42 29 39 0 61-50 61-58 0-4-3-4-4-4-3 0-4 1-6 4-12 40-38 50-50 50-16 0-22-12-22-25 0-9 3-18 6-33 5-18 9-35 14-53z"><text:p/></draw:path><draw:path draw:style-name="gr606" draw:text-style-name="P99" svg:width="0.0382in" svg:height="0.0701in" svg:x="0.4512in" svg:y="0.0189in" svg:viewBox="0 0 98 179" svg:d="M60 8c0-7 0-8-7-8-18 18-42 18-53 18 0 3 0 6 0 10 5 0 24 0 38-8 0 45 0 91 0 137 0 8 0 12-26 12-3 0-8 0-11 0 0 3 0 6 0 10 6 0 39-1 48-1s43 1 49 1c0-4 0-7 0-10-3 0-7 0-10 0-28 0-28-4-28-12 0-50 0-100 0-149z"><text:p/></draw:path></draw:g></text:span><text:span text:style-name="T47"><text:s/>כדרוש. </text:span></text:p>
        </text:list-item>
        <text:list-item>
          <text:p text:style-name="P74"><text:span text:style-name="T47">אם </text:span><text:span text:style-name="T47"><draw:g text:anchor-type="as-char" svg:y="-0.1299in" draw:z-index="397" draw:style-name="gr1"><svg:title>TexMaths</svg:title><svg:desc>11§inline§\exists n \in \N. \tfrac{1}{n} = x \land \forall n \in \N. \tfrac{1}{n} \neq x§svg§600§FALSE§</svg:desc><draw:path draw:style-name="gr578" draw:text-style-name="P98" svg:width="1.9772in" svg:height="0.1673in" svg:x="0.0169in" svg:y="0.0075in" svg:viewBox="0 0 5023 426" svg:d="M0 0c1674 0 3349 0 5023 0 0 142 0 284 0 426-1674 0-3349 0-5023 0 0-142 0-284 0-426z"><text:p/></draw:path><draw:path draw:style-name="gr579" draw:text-style-name="P99" svg:width="0.0677in" svg:height="0.1043in" svg:x="0in" svg:y="0.0252in" svg:viewBox="0 0 173 266" svg:d="M173 13c0-12-1-13-15-13-48 0-95 0-144 0-6 0-14 0-14 8 0 7 8 7 14 7 48 0 96 0 143 0 0 37 0 73 0 110-46 0-91 0-137 0-7 0-14 0-14 8s7 8 14 8c46 0 91 0 137 0 0 36 0 73 0 110-47 0-95 0-143 0-6 0-14 0-14 7 0 8 8 8 14 8 49 0 96 0 144 0 14 0 15-1 15-14 0-79 0-160 0-239z"><text:p/></draw:path><draw:path draw:style-name="gr580" draw:text-style-name="P99" svg:width="0.0823in" svg:height="0.0685in" svg:x="0.0807in" svg:y="0.0634in" svg:viewBox="0 0 210 175" svg:d="M23 147c-1 6-3 15-3 17 0 6 5 11 11 11 4 0 12-3 14-11 0-1 6-19 8-29 3-12 5-24 9-35 2-8 4-16 6-25 1-7 5-18 5-20 5-12 26-46 62-46 18 0 21 14 21 26 0 24-18 74-25 90-3 9-3 14-3 18 0 18 13 32 32 32 36 0 50-57 50-60 0-4-3-4-4-4-5 0-5 1-7 7-8 26-20 48-39 48-6 0-9-4-9-13s3-19 6-28c8-19 25-62 25-84 0-26-17-41-46-41-34 0-52 24-59 33-2-21-19-33-36-33-18 0-26 15-29 22-6 13-12 35-12 37 0 4 4 4 6 4 3 0 3 0 6-9 7-28 14-45 28-45 7 0 12 4 12 17 0 8-1 12-7 32-8 30-14 60-22 89z"><text:p/></draw:path><draw:path draw:style-name="gr581" draw:text-style-name="P99" svg:width="0.076in" svg:height="0.0874in" svg:x="0.2228in" svg:y="0.048in" svg:viewBox="0 0 194 223" svg:d="M179 119c7 0 15 0 15-8s-8-8-15-8c-55 0-109 0-164 0 5-51 50-88 104-88 20 0 41 0 60 0 7 0 15 0 15-7 0-8-8-8-15-8-19 0-40 0-60 0-66 0-119 49-119 111s53 112 119 112c20 0 41 0 60 0 7 0 15 0 15-7 0-8-8-8-15-8-19 0-40 0-60 0-54 0-99-38-104-89 55 0 109 0 164 0z"><text:p/></draw:path><draw:path draw:style-name="gr582" draw:text-style-name="P99" svg:width="0.1028in" svg:height="0.1059in" svg:x="0.3575in" svg:y="0.0264in" svg:viewBox="0 0 262 270" svg:d="M34 34c0 63 0 126 0 188 0 20-3 27-23 27-4 0-11 1-11 6 0 8 7 8 13 8 20 0 41 0 61 0 6 0 12 0 12-8 0-5-6-6-11-6-22 0-24-8-24-27 0-59 0-119 0-177 55 73 111 146 166 219 4 4 5 6 9 6 6 0 6-6 6-13 0-71 0-144 0-216 0-22 3-28 21-28 2 0 9 0 9-6 0-7-6-7-12-7-19 0-39 0-57 0-7 0-14 0-14 7 0 6 8 6 12 6 21 0 25 8 25 29 0 39 0 80 0 121-39-53-78-105-117-157-4-6-5-6-14-6-22 0-45 0-67 0-7 0-12 0-12 7 0 5 5 6 7 6 10 1 18 8 22 12-1 4-1 4-1 9zM218 243c-56-74-111-147-167-221-5-4-5-4-9-9 15 0 31 0 46 0 43 59 87 117 130 175 0 19 0 38 0 55z"><text:p/></draw:path><draw:path draw:style-name="gr583" draw:text-style-name="P99" svg:width="0.0161in" svg:height="0.0157in" svg:x="0.4764in" svg:y="0.1138in" svg:viewBox="0 0 42 41" svg:d="M42 20c0-11-10-20-21-20s-21 9-21 20 10 21 21 21 21-10 21-21z"><text:p/></draw:path><draw:path draw:style-name="gr584" draw:text-style-name="P99" svg:width="0.0382in" svg:height="0.0701in" svg:x="0.5433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585" draw:text-style-name="P99" svg:width="0.0748in" svg:height="0.0055in" svg:x="0.524in" svg:y="0.0894in" svg:viewBox="0 0 191 15" svg:d="M0 0c64 0 128 0 191 0 0 6 0 10 0 15-63 0-127 0-191 0 0-5 0-9 0-15z"><text:p/></draw:path><draw:path draw:style-name="gr586" draw:text-style-name="P99" svg:width="0.0646in" svg:height="0.0476in" svg:x="0.5295in" svg:y="0.135in" svg:viewBox="0 0 165 122" svg:d="M20 102c-1 4-2 10-2 11 0 7 4 9 8 9 5 0 9-3 11-5 3-4 4-11 5-18 1-4 4-18 5-24 3-6 4-11 6-18 2-11 3-13 11-24s20-25 41-25c15 0 15 14 15 18 0 17-11 47-15 59-4 7-5 10-5 14 0 14 12 23 25 23 28 0 40-37 40-42 0-3-3-3-4-3-5 0-5 2-6 4-5 22-17 33-28 33-6 0-7-3-7-8 0-7 1-10 7-22 3-9 14-38 14-53 0-25-21-31-35-31-23 0-38 14-47 25-2-18-17-25-28-25-12 0-18 9-22 15-6 10-9 26-9 27 0 3 3 3 4 3 4 0 4-1 6-8 4-16 10-29 20-29 7 0 9 6 9 13 0 5-4 15-5 23-2 7-4 18-5 24-4 11-6 22-9 34z"><text:p/></draw:path><draw:path draw:style-name="gr587" draw:text-style-name="P99" svg:width="0.1008in" svg:height="0.035in" svg:x="0.6685in" svg:y="0.074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588" draw:text-style-name="P99" svg:width="0.0748in" svg:height="0.0685in" svg:x="0.8252in" svg:y="0.0634in" svg:viewBox="0 0 191 175" svg:d="M118 54c2-10 11-45 37-45 2 0 12 0 20 4-11 2-19 12-19 21 0 7 5 13 16 13 7 0 19-6 19-22 0-19-22-25-35-25-23 0-36 20-40 30-10-27-31-30-42-30-41 0-63 50-63 59 0 4 4 4 6 4s3 0 4-4c13-41 38-50 52-50 7 0 21 3 21 25 0 12-7 38-21 91-6 25-20 41-37 41-2 0-11 0-19-5 9-1 18-10 18-21 0-10-9-14-14-14-12 0-21 10-21 23 0 18 19 26 36 26 26 0 39-28 40-30 5 15 19 30 42 30 40 0 62-51 62-60 0-4-4-4-5-4-3 0-3 2-4 4-14 41-40 51-52 51-16 0-21-12-21-25 0-9 2-18 7-34 4-18 8-36 13-53z"><text:p/></draw:path><draw:path draw:style-name="gr589" draw:text-style-name="P99" svg:width="0.0843in" svg:height="0.0933in" svg:x="0.95in" svg:y="0.0394in" svg:viewBox="0 0 215 238" svg:d="M116 9c-4-7-6-9-9-9-5 0-6 3-9 9-32 71-64 143-96 214-2 6-2 7-2 8 0 3 3 7 8 7 2 0 5 0 9-7 29-68 60-136 90-205 31 69 60 137 91 205 3 7 7 7 9 7 4 0 8-4 8-7-2-2 0-1-3-6-32-72-65-145-96-216z"><text:p/></draw:path><draw:path draw:style-name="gr590" draw:text-style-name="P99" svg:width="0.0843in" svg:height="0.1075in" svg:x="1.0764in" svg:y="0.0252in" svg:viewBox="0 0 215 274" svg:d="M212 14c3-4 3-5 3-6 0-5-4-8-8-8-6 0-8 4-9 9-11 28-21 56-32 84-39 0-78 0-118 0-11-28-20-56-31-84-3-6-5-9-9-9-5 0-8 3-8 8 1 2 0 1 2 6 32 84 64 168 96 251 2 6 4 9 9 9s7-3 9-8c31-83 64-168 96-252zM54 109c35 0 70 0 106 0-18 45-36 90-53 135-18-45-35-90-53-135z"><text:p/></draw:path><draw:path draw:style-name="gr591" draw:text-style-name="P99" svg:width="0.0819in" svg:height="0.0685in" svg:x="1.1654in" svg:y="0.0634in" svg:viewBox="0 0 209 175" svg:d="M23 147c-1 6-4 15-4 17 0 6 5 11 12 11 4 0 11-3 14-11 0-1 5-19 7-29 3-12 5-24 9-35 2-8 4-16 6-25 1-7 5-18 6-20 5-12 25-46 62-46 18 0 21 14 21 26 0 24-18 74-25 90-3 9-4 14-4 18 0 18 14 32 31 32 37 0 51-57 51-60 0-4-3-4-4-4-4 0-4 1-6 7-8 26-21 48-39 48-7 0-9-4-9-13s3-19 6-28c8-19 23-62 23-84 0-26-16-41-44-41-35 0-53 24-60 33-2-21-18-33-35-33-18 0-26 15-30 22-5 13-11 35-11 37 0 4 3 4 4 4 5 0 5 0 7-9 7-28 14-45 29-45 7 0 12 4 12 17 0 8-1 12-7 32-8 30-14 60-22 89z"><text:p/></draw:path><draw:path draw:style-name="gr592" draw:text-style-name="P99" svg:width="0.076in" svg:height="0.0874in" svg:x="1.3067in" svg:y="0.048in" svg:viewBox="0 0 194 223" svg:d="M180 119c7 0 14 0 14-8s-7-8-14-8c-55 0-108 0-163 0 4-51 48-88 103-88 20 0 41 0 60 0 7 0 14 0 14-7 0-8-7-8-14-8-20 0-40 0-61 0-66 0-119 49-119 111s53 112 119 112c21 0 41 0 61 0 7 0 14 0 14-7 0-8-7-8-14-8-19 0-40 0-60 0-55 0-99-38-103-89 55 0 108 0 163 0z"><text:p/></draw:path><draw:path draw:style-name="gr593" draw:text-style-name="P99" svg:width="0.1028in" svg:height="0.1059in" svg:x="1.4421in" svg:y="0.0264in" svg:viewBox="0 0 262 270" svg:d="M33 34c0 63 0 126 0 188 0 20-2 27-22 27-4 0-11 1-11 6 0 8 6 8 13 8 20 0 40 0 60 0 7 0 13 0 13-8 0-5-7-6-12-6-21 0-24-8-24-27 0-59 0-119 0-177 56 73 111 146 167 219 3 4 5 6 7 6 7 0 7-6 7-13 0-71 0-144 0-216 0-22 3-28 22-28 2 0 9 0 9-6 0-7-7-7-13-7-19 0-38 0-56 0-8 0-14 0-14 7 0 6 7 6 11 6 22 0 26 8 26 29 0 39 0 80 0 121-40-53-78-105-118-157-3-6-4-6-13-6-22 0-45 0-67 0-8 0-14 0-14 7 0 5 6 6 8 6 11 1 19 8 22 12-1 4-1 4-1 9zM218 243c-56-74-112-147-168-221-4-4-4-4-8-9 15 0 31 0 46 0 43 59 87 117 130 175 0 19 0 38 0 55z"><text:p/></draw:path><draw:path draw:style-name="gr594" draw:text-style-name="P99" svg:width="0.0157in" svg:height="0.0157in" svg:x="1.561in" svg:y="0.1138in" svg:viewBox="0 0 41 41" svg:d="M41 20c0-11-9-20-20-20-12 0-21 9-21 20s9 21 21 21c11 0 20-10 20-21z"><text:p/></draw:path><draw:path draw:style-name="gr595" draw:text-style-name="P99" svg:width="0.0386in" svg:height="0.0701in" svg:x="1.6272in" svg:y="0in" svg:viewBox="0 0 99 179" svg:d="M62 8c0-8-1-8-9-8-17 17-42 18-53 18 0 3 0 6 0 9 7 0 24 0 40-7 0 46 0 91 0 137 0 9 0 12-28 12-3 0-6 0-10 0 0 4 0 7 0 10 5 0 39-1 49-1 7 0 41 1 48 1 0-3 0-6 0-10-3 0-8 0-11 0-26 0-26-3-26-12 0-50 0-100 0-149z"><text:p/></draw:path><draw:path draw:style-name="gr596" draw:text-style-name="P99" svg:width="0.0744in" svg:height="0.0055in" svg:x="1.6087in" svg:y="0.0894in" svg:viewBox="0 0 190 15" svg:d="M0 0c64 0 127 0 190 0 0 6 0 10 0 15-63 0-126 0-190 0 0-5 0-9 0-15z"><text:p/></draw:path><draw:path draw:style-name="gr597" draw:text-style-name="P99" svg:width="0.0646in" svg:height="0.0476in" svg:x="1.6134in" svg:y="0.135in" svg:viewBox="0 0 165 122" svg:d="M21 102c-1 4-3 10-3 11 0 7 5 9 8 9 6 0 10-3 11-5 2-4 4-11 5-18 2-4 4-18 6-24s4-11 5-18c3-11 3-13 11-24s21-25 41-25c16 0 16 14 16 18 0 17-12 47-16 59-3 7-4 10-4 14 0 14 11 23 26 23 27 0 38-37 38-42 0-3-3-3-4-3-4 0-4 2-5 4-6 22-17 33-28 33-6 0-7-3-7-8 0-7 1-10 6-22 3-9 14-38 14-53 0-25-21-31-35-31-22 0-38 14-45 25-3-18-19-25-30-25s-18 9-21 15c-6 10-10 26-10 27 0 3 3 2 4 3 5 0 5-1 7-8 3-16 9-29 20-29 6 0 9 6 9 13 0 5-3 15-5 23-2 7-4 18-6 24-3 11-6 22-8 34z"><text:p/></draw:path><draw:path draw:style-name="gr598" draw:text-style-name="P99" svg:width="0.0756in" svg:height="0.1402in" svg:x="1.7654in" svg:y="0.0217in" svg:viewBox="0 0 193 357" svg:d="M189 15c4-5 4-6 4-7 0-4-3-8-8-8s-6 2-9 8c-57 112-115 224-173 335-3 6-3 6-3 7 0 3 2 7 8 7 4 0 5-2 9-7 57-111 115-224 172-335z"><text:p/></draw:path><draw:path draw:style-name="gr599" draw:text-style-name="P99" svg:width="0.1004in" svg:height="0.035in" svg:x="1.7528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600" draw:text-style-name="P99" svg:width="0.0756in" svg:height="0.0685in" svg:x="1.9094in" svg:y="0.0634in" svg:viewBox="0 0 193 175" svg:d="M118 54c2-10 11-45 38-45 2 0 11 0 20 4-11 2-19 12-19 21 0 7 5 13 15 13 8 0 21-6 21-22 0-19-24-25-37-25-22 0-35 20-40 30-9-27-30-30-42-30-40 0-62 50-62 59 0 4 3 4 5 4 3 0 4 0 5-4 13-41 39-50 52-50 6 0 21 3 21 25 0 12-7 38-21 91-7 25-20 41-38 41-2 0-11 0-18-5 10-1 17-10 17-21 0-10-7-14-14-14-11 0-21 10-21 23 0 18 20 26 36 26 26 0 40-28 41-30 4 15 19 30 42 30 39 0 61-51 61-60 0-4-3-4-4-4-3 0-4 2-5 4-13 41-39 51-51 51-15 0-22-12-22-25 0-9 2-18 7-34 4-18 8-36 13-53z"><text:p/></draw:path></draw:g></text:span><text:span text:style-name="T47">, </text:span><text:span text:style-name="T63">ידוע </text:span><text:span text:style-name="T63"><draw:g text:anchor-type="as-char" svg:y="-0.1299in" draw:z-index="398" draw:style-name="gr1"><svg:title>TexMaths</svg:title><svg:desc>11§inline§h(x_1) := \tfrac{1}{n + 1} = x_2 := h(x_2)§svg§600§FALSE§</svg:desc><draw:path draw:style-name="gr555" draw:text-style-name="P98" svg:width="1.8051in" svg:height="0.1791in" svg:x="-0.0004in" svg:y="0.0071in" svg:viewBox="0 0 4586 456" svg:d="M2293 456c-764 0-1529 0-2293 0 0-152 0-304 0-456 1529 0 3058 0 4586 0 0 152 0 304 0 456-764 0-1528 0-2293 0z"><text:p/></draw:path><draw:path draw:style-name="gr556" draw:text-style-name="P99" svg:width="0.074in" svg:height="0.1063in" svg:x="0.0004in" svg:y="0.0248in" svg:viewBox="0 0 189 271" svg:d="M89 4c0-1 0-4-4-4-10 0-38 3-48 3-3 1-7 1-7 8 0 6 3 6 8 6 19 0 20 2 20 6 0 2-1 6-1 8-19 74-37 148-56 221-1 6-1 7-1 9 0 8 8 10 11 10 5 0 12-4 14-9 2-10 5-20 7-29 3-13 5-24 9-35 2-8 4-17 6-26 1-2 5-16 5-18 1-3 13-24 26-35 9-5 21-13 37-13 17 0 21 13 21 26 0 21-15 64-24 87-3 9-5 14-5 21 0 19 14 31 32 31 36 0 50-55 50-58 0-5-3-5-4-5-5 0-5 1-6 8-6 20-18 47-39 47-7 0-10-3-10-12 0-10 3-20 7-27 6-17 24-63 24-85 0-25-16-42-44-42-25 0-43 12-58 30 10-41 20-82 30-123z"><text:p/></draw:path><draw:path draw:style-name="gr557" draw:text-style-name="P99" svg:width="0.035in" svg:height="0.1516in" svg:x="0.0945in" svg:y="0.0161in" svg:viewBox="0 0 90 386" svg:d="M90 381c0-1 0-2-6-9-49-48-61-120-61-179 0-67 14-135 62-182 5-5 5-5 5-7 0-3-1-4-4-4-4 0-39 26-61 76-20 42-25 85-25 117 0 31 4 76 26 120 23 47 56 73 60 73 3 0 4-1 4-5z"><text:p/></draw:path><draw:path draw:style-name="gr558" draw:text-style-name="P99" svg:width="0.0752in" svg:height="0.0685in" svg:x="0.1433in" svg:y="0.063in" svg:viewBox="0 0 192 175" svg:d="M118 54c2-10 11-45 38-45 1 0 11 0 19 4-11 2-19 12-19 21 0 7 5 14 16 14 7 0 20-7 20-23 0-19-23-25-36-25-23 0-36 21-41 30-9-26-30-30-41-30-41 0-63 50-63 60 0 4 4 4 5 4 3 0 5-1 5-4 13-41 38-51 52-51 7 0 20 3 20 25 0 12-6 39-20 93-6 23-20 39-37 39-2 0-11 0-20-4 10-2 19-10 19-21s-9-14-14-14c-12 0-21 11-21 23 0 17 19 25 36 25 26 0 39-27 40-30 5 15 19 30 42 30 40 0 62-49 62-59 0-5-4-5-5-5-3 0-3 3-5 5-13 42-39 50-51 50-16 0-21-12-21-25 0-9 2-16 6-34 5-18 9-35 14-53z"><text:p/></draw:path><draw:path draw:style-name="gr559" draw:text-style-name="P99" svg:width="0.0386in" svg:height="0.0705in" svg:x="0.2374in" svg:y="0.0827in" svg:viewBox="0 0 99 180" svg:d="M62 8c0-8-2-8-9-8-18 17-42 17-53 17 0 3 0 6 0 9 7 0 24 0 40-7 0 46 0 91 0 137 0 10 0 14-28 14-3 0-7 0-10 0 0 3 0 6 0 10 5-1 38-1 49-1 7 0 41 0 48 1 0-4 0-7 0-10-3 0-8 0-11 0-26 0-26-4-26-14 0-49 0-99 0-148z"><text:p/></draw:path><draw:path draw:style-name="gr560" draw:text-style-name="P99" svg:width="0.0346in" svg:height="0.1516in" svg:x="0.3028in" svg:y="0.0161in" svg:viewBox="0 0 89 386" svg:d="M89 193c0-30-3-76-25-120-23-48-56-73-61-73-2 0-3 2-3 4s0 2 8 9c37 38 59 99 59 180 0 66-14 133-63 182-4 4-4 5-4 6 0 2 1 5 3 5 5 0 40-27 62-76 20-42 24-84 24-117z"><text:p/></draw:path><draw:path draw:style-name="gr561" draw:text-style-name="P99" svg:width="0.0161in" svg:height="0.065in" svg:x="0.4083in" svg:y="0.065in" svg:viewBox="0 0 42 166" svg:d="M42 21c0-12-10-21-21-21s-21 9-21 21c0 11 10 20 21 20s21-9 21-20zM42 145c0-11-10-19-21-19s-21 7-21 19c0 11 10 21 21 21s21-8 21-21z"><text:p/></draw:path><draw:path draw:style-name="gr562" draw:text-style-name="P99" svg:width="0.1008in" svg:height="0.035in" svg:x="0.446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63" draw:text-style-name="P99" svg:width="0.0386in" svg:height="0.0705in" svg:x="0.7122in" svg:y="-0.0004in" svg:viewBox="0 0 99 180" svg:d="M62 8c0-8-2-8-8-8-18 18-43 18-54 18 0 3 0 6 0 10 7 0 24 0 40-8 0 46 0 91 0 138 0 8 0 12-28 12-3 0-7 0-10 0 0 3 0 6 0 10 5 0 39-1 49-1 7 0 41 1 48 1 0-4 0-7 0-10-3 0-7 0-10 0-27 0-27-4-27-12 0-51 0-101 0-150z"><text:p/></draw:path><draw:path draw:style-name="gr564" draw:text-style-name="P99" svg:width="0.2287in" svg:height="0.0055in" svg:x="0.6165in" svg:y="0.089in" svg:viewBox="0 0 582 15" svg:d="M291 15c-96 0-194 0-291 0 0-5 0-9 0-15 194 0 388 0 582 0 0 6 0 10 0 15-97 0-194 0-291 0z"><text:p/></draw:path><draw:path draw:style-name="gr565" draw:text-style-name="P99" svg:width="0.065in" svg:height="0.0472in" svg:x="0.6217in" svg:y="0.1354in" svg:viewBox="0 0 166 121" svg:d="M21 101c-1 5-2 7-3 11 0 7 5 9 9 9 5 0 8-3 10-5 3-2 4-11 6-17 1-5 4-17 5-24 3-7 4-12 5-19 3-11 4-13 12-24s20-24 41-24c15 0 15 13 15 18 0 16-12 47-15 58-4 7-5 10-5 14 0 14 12 23 25 23 28 0 40-37 40-41 0-3-3-2-4-3-5 0-5 1-6 5-6 20-17 32-28 32-6 0-7-4-7-9 0-7 1-10 5-22 4-9 16-38 16-52 0-27-21-31-35-31-23 0-39 13-47 24-2-18-17-24-28-24-12 0-19 8-22 14-6 10-10 26-10 27 0 3 4 3 5 3 4 0 4 0 6-8 4-15 9-28 20-28 6 0 9 5 9 13 0 4-3 14-5 22s-4 19-5 24c-4 11-6 22-9 34z"><text:p/></draw:path><draw:path draw:style-name="gr566" draw:text-style-name="P99" svg:width="0.078in" svg:height="0.078in" svg:x="0.6992in" svg:y="0.1165in" svg:viewBox="0 0 199 199" svg:d="M106 106c27 0 56 0 83 0 3 0 10 0 10-6 0-7-7-7-10-7-27 0-56 0-83 0 0-28 0-56 0-83 0-3 0-10-7-10s-7 7-7 10c0 27 0 55 0 83-27 0-55 0-82 0-3 0-10 0-10 6 0 7 5 7 10 7 27 0 55 0 82 0 0 27 0 55 0 84 0 3 0 9 7 9s7-6 7-9c0-29 0-57 0-84z"><text:p/></draw:path><draw:path draw:style-name="gr567" draw:text-style-name="P99" svg:width="0.0386in" svg:height="0.0705in" svg:x="0.7969in" svg:y="0.1118in" svg:viewBox="0 0 99 180" svg:d="M62 8c0-8-2-8-9-8-17 17-42 18-53 18 0 3 0 6 0 10 7 0 24 0 40-8 0 46 0 91 0 138 0 8 0 12-28 12-3 0-7 0-10 0 0 3 0 6 0 10 5 0 38-1 49-1 7 0 41 1 48 1 0-4 0-7 0-10-3 0-8 0-11 0-26 0-26-4-26-12 0-51 0-101 0-150z"><text:p/></draw:path><draw:path draw:style-name="gr568" draw:text-style-name="P99" svg:width="0.1004in" svg:height="0.035in" svg:x="0.9146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569" draw:text-style-name="P99" svg:width="0.0752in" svg:height="0.0685in" svg:x="1.0709in" svg:y="0.063in" svg:viewBox="0 0 192 175" svg:d="M118 54c2-10 12-45 38-45 2 0 11 0 20 4-11 2-19 12-19 21 0 7 5 14 15 14 8 0 20-7 20-23 0-19-23-25-35-25-23 0-36 21-40 30-10-26-31-30-42-30-41 0-63 50-63 60 0 4 3 3 4 4 4 0 5-1 6-4 13-41 38-51 52-51 7 0 21 3 21 25 0 12-7 39-21 93-7 23-20 39-37 39-3 0-12 0-19-4 9-2 18-10 18-21s-9-14-14-14c-12 0-22 11-22 23 0 17 20 25 36 25 26 0 40-27 41-30 4 15 19 30 42 30 39 0 61-49 61-59 0-5-3-5-4-5-3 0-4 3-4 5-14 42-40 50-52 50-16 0-22-12-22-25 0-9 3-16 6-34 5-18 9-35 14-53z"><text:p/></draw:path><draw:path draw:style-name="gr570" draw:text-style-name="P99" svg:width="0.0469in" svg:height="0.0705in" svg:x="1.1602in" svg:y="0.0827in" svg:viewBox="0 0 120 180" svg:d="M120 130c-3 0-6 0-9 0-1 6-4 22-8 24-2 2-23 2-26 2-17 0-33 0-50 0 29-25 38-33 54-45 20-16 39-33 39-58 0-33-29-53-64-53-33 0-56 23-56 48 0 14 12 15 14 15 7 0 15-5 15-15 0-4-2-14-16-14 9-19 27-24 40-24 26 0 40 21 40 43 0 23-16 42-25 52-22 21-43 42-65 64-3 2-3 3-3 11 37 0 75 0 112 0 2-17 6-33 8-50z"><text:p/></draw:path><draw:path draw:style-name="gr571" draw:text-style-name="P99" svg:width="0.0161in" svg:height="0.065in" svg:x="1.2772in" svg:y="0.065in" svg:viewBox="0 0 42 166" svg:d="M42 21c0-12-10-21-21-21s-21 9-21 21c0 11 10 20 21 20s21-9 21-20zM42 145c0-11-10-19-21-19s-21 7-21 19c0 11 10 21 21 21s21-8 21-21z"><text:p/></draw:path><draw:path draw:style-name="gr572" draw:text-style-name="P99" svg:width="0.1008in" svg:height="0.035in" svg:x="1.3146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573" draw:text-style-name="P99" svg:width="0.074in" svg:height="0.1063in" svg:x="1.4752in" svg:y="0.0248in" svg:viewBox="0 0 189 271" svg:d="M89 4c0-1 0-4-4-4-9 0-38 3-48 3-3 1-7 1-7 8 0 6 4 6 10 6 18 0 18 2 18 6 0 2-1 6-1 8-19 74-37 148-56 221-1 6-1 7-1 9 0 8 8 10 11 10 7 0 12-4 14-9 2-10 6-20 8-29 3-13 5-24 9-35 2-8 4-17 6-26 0-2 4-16 4-18 1-3 13-24 26-35 9-5 21-13 37-13 17 0 21 13 21 26 0 21-14 64-24 87-3 9-4 14-4 21 0 19 13 31 31 31 36 0 50-55 50-58 0-5-3-5-4-5-4 0-4 1-6 8-5 20-18 47-39 47-7 0-9-3-9-12 0-10 3-20 6-27 7-17 24-63 24-85 0-25-16-42-44-42-25 0-43 12-58 30 10-41 20-82 30-123z"><text:p/></draw:path><draw:path draw:style-name="gr574" draw:text-style-name="P99" svg:width="0.0346in" svg:height="0.1516in" svg:x="1.5697in" svg:y="0.0161in" svg:viewBox="0 0 89 386" svg:d="M89 381c0-1 0-2-7-9-48-48-60-120-60-179 0-67 15-135 63-182 4-5 4-5 4-7 0-3-1-4-3-4-5 0-39 26-62 76-20 42-24 85-24 117 0 31 4 76 25 120 23 47 56 73 61 73 2 0 3-1 3-5z"><text:p/></draw:path><draw:path draw:style-name="gr575" draw:text-style-name="P99" svg:width="0.0752in" svg:height="0.0685in" svg:x="1.6181in" svg:y="0.063in" svg:viewBox="0 0 192 175" svg:d="M118 54c2-10 11-45 38-45 2 0 11 0 19 4-10 2-18 12-18 21 0 7 4 14 15 14 8 0 20-7 20-23 0-19-23-25-36-25-22 0-35 21-41 30-8-26-29-30-41-30-40 0-62 50-62 60 0 4 3 4 4 4 4 0 5-1 6-4 13-41 38-51 52-51 6 0 21 3 21 25 0 12-7 39-21 93-7 23-20 39-38 39-2 0-11 0-18-4 9-2 17-10 17-21s-8-14-14-14c-11 0-21 11-21 23 0 17 19 25 36 25 26 0 40-27 41-30 4 15 19 30 42 30 39 0 61-49 61-59 0-5-3-5-4-5-3 0-4 3-6 5-12 42-38 50-50 50-16 0-22-12-22-25 0-9 2-16 6-34 5-18 9-35 14-53z"><text:p/></draw:path><draw:path draw:style-name="gr576" draw:text-style-name="P99" svg:width="0.0469in" svg:height="0.0705in" svg:x="1.7075in" svg:y="0.0827in" svg:viewBox="0 0 120 180" svg:d="M120 130c-3 0-7 0-10 0 0 6-3 22-7 24-2 2-23 2-26 2-17 0-34 0-51 0 29-25 39-33 55-45 20-16 39-33 39-58 0-33-29-53-64-53-33 0-56 23-56 48 0 14 12 15 14 15 7 0 15-5 15-15 0-4-3-14-16-14 8-19 27-24 40-24 26 0 40 21 40 43 0 23-16 42-25 52-22 21-43 42-65 64-3 2-3 3-3 11 37 0 74 0 111 0 3-17 6-33 9-50z"><text:p/></draw:path><draw:path draw:style-name="gr577" draw:text-style-name="P99" svg:width="0.035in" svg:height="0.1516in" svg:x="1.7776in" svg:y="0.0161in" svg:viewBox="0 0 90 386" svg:d="M90 193c0-30-4-76-25-120-24-48-57-73-61-73-2 0-4 2-4 4s0 2 8 9c37 38 59 99 59 180 0 66-14 133-62 182-5 4-5 5-5 6 0 2 2 5 4 5 4 0 39-27 62-76 20-42 24-84 24-117z"><text:p/></draw:path></draw:g></text:span><text:span text:style-name="T63">, כלומר קיים </text:span><text:span text:style-name="T63"><draw:g text:anchor-type="as-char" svg:y="-0.1138in" draw:z-index="399" draw:style-name="gr1"><svg:title>TexMaths</svg:title><svg:desc>11§inline§n' = n + 1\in \N§svg§600§FALSE§</svg:desc><draw:path draw:style-name="gr546" draw:text-style-name="P98" svg:width="0.9665in" svg:height="0.111in" svg:x="0.0031in" svg:y="0.0075in" svg:viewBox="0 0 2456 283" svg:d="M1229 283c-411 0-820 0-1229 0 0-94 0-188 0-283 818 0 1638 0 2456 0 0 95 0 189 0 283-409 0-818 0-1227 0z"><text:p/></draw:path><draw:path draw:style-name="gr547" draw:text-style-name="P99" svg:width="0.0823in" svg:height="0.0685in" svg:x="-0.0004in" svg:y="0.0472in" svg:viewBox="0 0 210 175" svg:d="M23 148c-1 5-3 14-3 16 0 7 5 11 11 11 4 0 12-3 14-11 1-1 6-18 8-28 3-13 5-25 9-36 2-7 4-16 6-25 1-7 5-18 5-20 5-12 26-47 62-47 18 0 21 14 21 27 0 25-18 74-25 91-3 8-3 13-3 17 0 18 13 32 32 32 36 0 50-57 50-59 0-5-3-5-4-5-5 0-5 1-7 7-8 26-20 48-39 48-6 0-9-4-9-13 0-10 3-19 6-27 8-20 25-63 25-85 0-26-17-41-46-41-34 0-52 24-59 33-2-21-19-33-36-33-18 0-26 14-29 22-6 13-12 35-12 38s4 3 6 3c3 0 3 0 6-9 7-28 14-46 28-46 7 0 12 5 12 18 0 8-1 13-6 32-7 30-15 60-23 90z"><text:p/></draw:path><draw:path draw:style-name="gr548" draw:text-style-name="P99" svg:width="0.0264in" svg:height="0.0547in" svg:x="0.0917in" svg:y="-0.0004in" svg:viewBox="0 0 68 140" svg:d="M65 24c2-5 3-7 3-9 0-8-7-15-16-15-10 0-13 9-15 13-12 39-24 77-36 117 0 1-1 2-1 4 0 4 9 6 10 6 2 0 2 0 4-4 17-38 34-75 51-112z"><text:p/></draw:path><draw:path draw:style-name="gr549" draw:text-style-name="P99" svg:width="0.1004in" svg:height="0.035in" svg:x="0.1803in" svg:y="0.0587in" svg:viewBox="0 0 256 90" svg:d="M244 15c6 0 12 0 12-7 0-8-6-8-12-8-77 0-155 0-232 0-4 0-12 0-12 8 0 7 8 7 13 7 77 0 154 0 231 0zM244 90c6 0 12 0 12-7 0-8-6-8-12-8-77 0-154 0-231 0-5 0-13 0-13 8 0 7 8 7 12 7 77 0 155 0 232 0z"><text:p/></draw:path><draw:path draw:style-name="gr550" draw:text-style-name="P99" svg:width="0.0823in" svg:height="0.0685in" svg:x="0.3366in" svg:y="0.0472in" svg:viewBox="0 0 210 175" svg:d="M23 148c-1 5-3 14-3 16 0 7 5 11 11 11 4 0 11-3 14-11 0-1 6-18 8-28 2-13 5-25 7-36 3-7 6-16 7-25 2-7 6-18 6-20 5-12 26-47 62-47 18 0 21 14 21 27 0 25-18 74-25 91-3 8-3 13-3 17 0 18 13 32 32 32 36 0 50-57 50-59 0-5-4-5-5-5-4 0-4 1-6 7-8 26-21 48-39 48-7 0-9-4-9-13 0-10 3-19 6-27 8-20 25-63 25-85 0-26-18-41-46-41-34 0-53 24-60 33-1-21-18-33-35-33-18 0-26 14-29 22-6 13-12 35-12 38s3 2 4 3c5 0 5 0 7-9 7-28 14-46 29-46 7 0 12 5 12 18 0 8-1 13-7 32-8 30-14 60-22 90z"><text:p/></draw:path><draw:path draw:style-name="gr551" draw:text-style-name="P99" svg:width="0.1004in" svg:height="0.1008in" svg:x="0.4661in" svg:y="0.0256in" svg:viewBox="0 0 256 257" svg:d="M136 137c37 0 72 0 108 0 6 0 12 0 12-8s-6-8-12-8c-36 0-71 0-108 0 0-36 0-71 0-108 0-5 0-13-7-13-8 0-8 8-8 13 0 37 0 72 0 108-36 0-73 0-109 0-5 0-12 0-12 8s7 8 12 8c36 0 73 0 109 0 0 35 0 71 0 107 0 5 0 13 8 13 7 0 7-8 7-13 0-36 0-72 0-107z"><text:p/></draw:path><draw:path draw:style-name="gr552" draw:text-style-name="P99" svg:width="0.05in" svg:height="0.1008in" svg:x="0.6224in" svg:y="0.0134in" svg:viewBox="0 0 128 257" svg:d="M79 10c0-9 0-10-9-10-23 25-57 25-70 25 0 4 0 8 0 11 8 0 31 0 51-10 0 67 0 134 0 200 0 14-1 19-36 19-4 0-7 0-12 0 0 4 0 9 0 12 14-1 45-1 62-1 15 0 49 0 63 1 0-3 0-8 0-12-5 0-8 0-12 0-35 0-37-5-37-19 0-72 0-144 0-216z"><text:p/></draw:path><draw:path draw:style-name="gr553" draw:text-style-name="P99" svg:width="0.0756in" svg:height="0.0878in" svg:x="0.7402in" svg:y="0.0323in" svg:viewBox="0 0 193 224" svg:d="M179 120c7 0 14 0 14-8 0-7-7-7-14-7-55 0-109 0-164 0 5-52 50-90 104-90 20 0 41 0 60 0 7 0 14 0 14-7 0-8-7-8-14-8-21 0-40 0-61 0-66 0-118 51-118 112 0 62 52 112 118 112 21 0 40 0 61 0 7 0 14 0 14-8s-7-8-14-8c-19 0-40 0-60 0-54 0-99-36-104-88 55 0 109 0 164 0z"><text:p/></draw:path><draw:path draw:style-name="gr554" draw:text-style-name="P99" svg:width="0.1028in" svg:height="0.1063in" svg:x="0.8748in" svg:y="0.0098in" svg:viewBox="0 0 262 271" svg:d="M34 35c0 63 0 126 0 188 0 21-3 27-23 27-4 0-11 1-11 7 0 8 7 8 13 8 20 0 40 0 60 0 7 0 13 0 13-8 0-6-7-7-12-7-21 0-24-7-24-28 0-59 0-117 0-176 56 73 111 147 167 220 3 4 5 5 7 5 7 0 7-5 7-12 0-73 0-144 0-217 0-22 4-28 22-28 2 0 9-1 9-6 0-8-6-8-13-8-19 0-38 0-57 0-6 0-13 0-13 8 0 6 7 6 11 6 22 0 26 8 26 29 0 40 0 79 0 120-39-53-78-105-117-157-4-6-5-6-14-6-22 0-45 0-67 0-8 0-14 0-14 8 0 5 6 6 9 6 10 1 18 7 21 12 0 3 0 4 0 9zM218 245c-56-74-112-148-168-222-4-4-4-5-8-9 15 0 31 0 46 0 43 59 87 117 130 175 0 18 0 37 0 56z"><text:p/></draw:path></draw:g></text:span><text:span text:style-name="T63"><text:s/>כך ש־</text:span><text:span text:style-name="T63"><draw:g text:anchor-type="as-char" svg:y="-0.1299in" draw:z-index="400" draw:style-name="gr1"><svg:title>TexMaths</svg:title><svg:desc>11§inline§x = \tfrac{1}{n'}§svg§600§FALSE§</svg:desc><draw:path draw:style-name="gr539" draw:text-style-name="P98" svg:width="0.4079in" svg:height="0.1673in" svg:x="0.0031in" svg:y="0.0075in" svg:viewBox="0 0 1037 426" svg:d="M0 0c346 0 691 0 1037 0 0 142 0 284 0 426-346 0-691 0-1037 0 0-142 0-284 0-426z"><text:p/></draw:path><draw:path draw:style-name="gr540" draw:text-style-name="P99" svg:width="0.0756in" svg:height="0.0685in" svg:x="-0.0004in" svg:y="0.0634in" svg:viewBox="0 0 193 175" svg:d="M118 54c2-10 11-45 38-45 2 0 11 0 20 4-11 2-19 12-19 21 0 7 5 13 15 13 8 0 21-6 21-22 0-20-24-25-37-25-22 0-35 20-40 30-9-27-30-30-41-30-41 0-63 50-63 59 0 4 3 3 5 4 3 0 4 0 5-4 13-41 39-50 52-50 7 0 21 3 21 25 0 12-7 38-21 91-7 25-20 41-37 41-3 0-12 0-19-5 10-1 17-10 17-21 0-10-7-14-14-14-11 0-21 10-21 23 0 18 20 26 36 26 26 0 40-28 41-30 4 14 19 30 42 30 39 0 61-51 61-60 0-4-3-4-4-4-3 0-4 2-5 4-13 41-39 51-51 51-15 0-22-12-22-25 0-9 2-18 7-34 4-18 8-36 13-53z"><text:p/></draw:path><draw:path draw:style-name="gr541" draw:text-style-name="P99" svg:width="0.1004in" svg:height="0.035in" svg:x="0.1331in" svg:y="0.0744in" svg:viewBox="0 0 256 90" svg:d="M243 15c6 0 13 0 13-7 0-8-7-8-13-8-77 0-154 0-231 0-5 0-12 0-12 8 0 7 7 7 13 7 77 0 153 0 230 0zM243 90c6 0 13 0 13-8 0-7-7-7-13-7-77 0-153 0-230 0-6 0-13 0-13 7 0 8 7 8 12 8 77 0 154 0 231 0z"><text:p/></draw:path><draw:path draw:style-name="gr542" draw:text-style-name="P99" svg:width="0.0382in" svg:height="0.0701in" svg:x="0.3425in" svg:y="0in" svg:viewBox="0 0 98 179" svg:d="M61 8c0-8 0-8-8-8-18 17-42 18-53 18 0 3 0 6 0 9 7 0 24 0 39-7 0 46 0 91 0 137 0 9 0 12-27 12-3 0-8 0-11 0 0 4 0 7 0 10 6 0 39-1 49-1 8 0 42 1 48 1 0-3 0-6 0-10-3 0-7 0-10 0-27 0-27-3-27-12 0-50 0-100 0-149z"><text:p/></draw:path><draw:path draw:style-name="gr543" draw:text-style-name="P99" svg:width="0.1157in" svg:height="0.0055in" svg:x="0.3028in" svg:y="0.0894in" svg:viewBox="0 0 295 15" svg:d="M0 0c98 0 196 0 295 0 0 6 0 10 0 15-99 0-197 0-295 0 0-5 0-9 0-15z"><text:p/></draw:path><draw:path draw:style-name="gr544" draw:text-style-name="P99" svg:width="0.0646in" svg:height="0.0476in" svg:x="0.3079in" svg:y="0.135in" svg:viewBox="0 0 165 122" svg:d="M21 102c-1 4-3 10-3 11 0 7 5 9 8 9 6 0 10-3 11-5 2-4 4-11 5-18 2-4 4-18 6-24s4-11 5-18c3-11 3-13 11-24s21-25 41-25c15 0 16 14 16 18 0 17-12 47-16 59-3 7-4 10-4 14 0 14 11 23 26 23 26 0 38-37 38-42 0-3-3-3-4-3-4 0-4 2-5 4-6 22-18 33-28 33-7 0-8-3-8-8 0-7 2-10 7-22 3-9 14-38 14-53 0-26-21-31-35-31-22 0-38 14-45 25-3-18-19-25-30-25s-18 9-21 15c-6 10-10 26-10 27 0 3 3 2 4 3 5 0 5-1 7-8 3-16 9-29 20-29 6 0 9 6 9 13 0 5-3 15-5 23-2 7-4 18-6 24-3 11-6 22-8 34z"><text:p/></draw:path><draw:path draw:style-name="gr545" draw:text-style-name="P99" svg:width="0.0209in" svg:height="0.039in" svg:x="0.3846in" svg:y="0.1094in" svg:viewBox="0 0 54 100" svg:d="M52 18c1-3 2-4 2-7 0-7-7-11-12-11-8 0-10 5-11 9-10 27-20 55-30 82-1 4-1 2-1 4 0 3 6 3 9 5 2 0 2-1 3-3 13-27 27-53 40-79z"><text:p/></draw:path></draw:g></text:span><text:span text:style-name="T63"> וזו סתירה. </text:span></text:p>
        </text:list-item>
      </text:list>
      <text:p text:style-name="P75"><text:span text:style-name="T89">ע</text:span><text:span text:style-name="T9">ל: </text:span><text:span text:style-name="T47">יהי </text:span><text:span text:style-name="T47"><draw:g text:anchor-type="as-char" svg:y="-0.1134in" draw:z-index="401" draw:style-name="gr1"><svg:title>TexMaths</svg:title><svg:desc>11§inline§x \in [0, 1]§svg§600§FALSE§</svg:desc><draw:path draw:style-name="gr531" draw:text-style-name="P98" svg:width="0.5429in" svg:height="0.1358in" svg:x="0.0031in" svg:y="0.0071in" svg:viewBox="0 0 1380 346" svg:d="M691 346c-231 0-461 0-691 0 0-116 0-230 0-346 460 0 920 0 1380 0 0 116 0 230 0 346-230 0-460 0-689 0z"><text:p/></draw:path><draw:path draw:style-name="gr532" draw:text-style-name="P99" svg:width="0.0756in" svg:height="0.0685in" svg:x="-0.0004in" svg:y="0.0465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533" draw:text-style-name="P99" svg:width="0.0756in" svg:height="0.087in" svg:x="0.1374in" svg:y="0.0315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534" draw:text-style-name="P99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535" draw:text-style-name="P99" svg:width="0.0638in" svg:height="0.1035in" svg:x="0.3161in" svg:y="0.013in" svg:viewBox="0 0 163 264" svg:d="M163 133c0-31-2-61-16-90-17-37-49-43-66-43-23 0-50 10-67 45-12 28-14 57-14 88 0 29 2 64 18 92 16 32 45 39 63 39 21 0 51-7 68-45 12-25 14-55 14-86zM81 255c-15 0-37-9-45-46-3-22-3-58-3-80 0-26 0-51 2-72 8-45 37-49 46-49 14 0 39 7 47 45 3 22 3 52 3 76 0 28 0 55-4 79-6 36-28 47-46 47z"><text:p/></draw:path><draw:path draw:style-name="gr536" draw:text-style-name="P99" svg:width="0.0177in" svg:height="0.0453in" svg:x="0.3992in" svg:y="0.0972in" svg:viewBox="0 0 46 116" svg:d="M46 41c0-26-10-41-25-41-12 0-21 10-21 21 0 10 9 20 21 20 4 0 10-1 13-5 1-1 1-1 2-1 0 2 1 0 1 6 0 28-13 51-26 64-4 4-4 5-4 6 0 2 2 5 4 5 3 0 35-30 35-75z"><text:p/></draw:path><draw:path draw:style-name="gr537" draw:text-style-name="P99" svg:width="0.0496in" svg:height="0.1in" svg:x="0.4677in" svg:y="0.013in" svg:viewBox="0 0 127 255" svg:d="M79 10c0-10 0-10-9-10-24 24-58 24-70 24 0 5 0 8 0 12 8 0 30 0 51-10 0 66 0 133 0 199 0 14-1 18-37 18-4 0-7 0-12 0 0 5 0 9 0 12 13-1 48-1 63-1s48 0 62 1c0-3 0-7 0-12-5 0-8 0-13 0-34 0-35-4-35-18 0-72 0-144 0-215z"><text:p/></draw:path><draw:path draw:style-name="gr538" draw:text-style-name="P99" svg:width="0.0205in" svg:height="0.1512in" svg:x="0.5335in" svg:y="0in" svg:viewBox="0 0 53 385" svg:d="M53 0c-18 0-35 0-53 0 0 6 0 10 0 15 12 0 25 0 37 0 0 118 0 237 0 355-12 0-25 0-37 0 0 5 0 10 0 15 18 0 35 0 53 0 0-128 0-256 0-385z"><text:p/></draw:path></draw:g></text:span><text:span text:style-name="T47">. נניח בשלילה שלא קיים </text:span><text:span text:style-name="T47"><draw:g text:anchor-type="as-char" svg:y="-0.1134in" draw:z-index="402" draw:style-name="gr1"><svg:title>TexMaths</svg:title><svg:desc>11§inline§r \in [0, 1] \cup \{2\}§svg§600§FALSE§</svg:desc><draw:path draw:style-name="gr519" draw:text-style-name="P98" svg:width="0.9323in" svg:height="0.1358in" svg:x="0.0031in" svg:y="0.0071in" svg:viewBox="0 0 2369 346" svg:d="M1185 346c-396 0-790 0-1185 0 0-116 0-230 0-346 789 0 1580 0 2369 0 0 116 0 230 0 346-394 0-789 0-1184 0z"><text:p/></draw:path><draw:path draw:style-name="gr520" draw:text-style-name="P99" svg:width="0.0614in" svg:height="0.0685in" svg:x="-0.0004in" svg:y="0.0465in" svg:viewBox="0 0 157 175" svg:d="M23 148c-1 6-3 15-3 17 0 7 5 10 11 10 4 0 12-3 14-11 1-1 14-54 15-61 4-13 10-39 13-50 2-5 13-23 22-32 3-2 14-12 30-12 10 0 11 3 17 4-12 2-20 11-20 21 0 7 3 14 14 14 10 0 21-8 21-23 0-13-12-25-32-25-25 0-41 19-49 30-3-18-17-30-35-30s-26 15-29 22c-7 13-12 36-12 37 0 5 4 5 5 5 4 0 4-1 7-9 7-27 14-46 28-46 6 0 12 3 12 17 0 8-1 13-6 32-8 30-15 60-23 90z"><text:p/></draw:path><draw:path draw:style-name="gr521" draw:text-style-name="P99" svg:width="0.076in" svg:height="0.087in" svg:x="0.1232in" svg:y="0.0315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522" draw:text-style-name="P99" svg:width="0.0205in" svg:height="0.1512in" svg:x="0.272in" svg:y="0in" svg:viewBox="0 0 53 385" svg:d="M53 385c0-5 0-10 0-15-12 0-26 0-38 0 0-118 0-237 0-355 12 0 26 0 38 0 0-5 0-9 0-15-18 0-35 0-53 0 0 129 0 257 0 385 18 0 35 0 53 0z"><text:p/></draw:path><draw:path draw:style-name="gr523" draw:text-style-name="P99" svg:width="0.0638in" svg:height="0.1035in" svg:x="0.3024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524" draw:text-style-name="P99" svg:width="0.0173in" svg:height="0.0453in" svg:x="0.3854in" svg:y="0.0972in" svg:viewBox="0 0 45 116" svg:d="M45 41c0-26-10-41-24-41-13 0-21 10-21 21 0 10 8 20 21 20 4 0 10-1 13-5 1-1 1-1 2-1 0 2 1 0 1 6 0 28-14 51-26 64-4 4-4 5-4 6 0 2 2 5 3 5 4 0 35-30 35-75z"><text:p/></draw:path><draw:path draw:style-name="gr525" draw:text-style-name="P99" svg:width="0.05in" svg:height="0.1in" svg:x="0.4531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526" draw:text-style-name="P99" svg:width="0.0209in" svg:height="0.1512in" svg:x="0.5185in" svg:y="0in" svg:viewBox="0 0 54 385" svg:d="M54 0c-18 0-36 0-54 0 0 6 0 10 0 15 12 0 25 0 37 0 0 118 0 237 0 355-12 0-25 0-37 0 0 5 0 10 0 15 18 0 36 0 54 0 0-128 0-256 0-385z"><text:p/></draw:path><draw:path draw:style-name="gr527" draw:text-style-name="P99" svg:width="0.0839in" svg:height="0.0937in" svg:x="0.6in" svg:y="0.0224in" svg:viewBox="0 0 214 239" svg:d="M214 14c0-6 0-14-7-14-8 0-8 8-8 14 0 47 0 93 0 140 0 57-63 70-92 70-18 0-42-4-62-16-30-19-30-44-30-54 0-47 0-93 0-140 0-6 0-14-7-14-8 0-8 8-8 14 0 48 0 94 0 141 0 59 58 84 107 84 50 0 107-28 107-83 0-47 0-94 0-142z"><text:p/></draw:path><draw:path draw:style-name="gr528" draw:text-style-name="P99" svg:width="0.0535in" svg:height="0.1512in" svg:x="0.7378in" svg:y="0in" svg:viewBox="0 0 137 385" svg:d="M81 52c0-16 10-41 52-43 2 0 4-2 4-5 0-4-3-4-7-4-39 0-74 20-75 48 0 29 0 59 0 89 0 15 0 27-15 39-14 12-28 12-37 13-2 0-3 1-3 4 0 4 2 4 5 4 27 2 44 14 49 34 1 4 1 5 1 19 0 25 0 51 0 76 0 16 0 29 19 43 15 12 40 16 56 16 4 0 7 0 7-4s-3-4-6-4c-24-2-43-15-49-33-1-5-1-5-1-19 0-27 0-54 0-82 0-17-3-24-15-35-8-8-20-12-31-15 32-9 46-27 46-49 0-31 0-61 0-92z"><text:p/></draw:path><draw:path draw:style-name="gr529" draw:text-style-name="P99" svg:width="0.0602in" svg:height="0.1in" svg:x="0.8106in" svg:y="0.013in" svg:viewBox="0 0 154 255" svg:d="M30 226c13-14 27-26 40-39 61-53 84-74 84-112 0-44-35-75-83-75-42 0-71 35-71 69 0 22 19 22 20 22 6 0 21-4 21-21 0-9-8-19-21-19-4 0-5 0-6 0 10-26 30-39 53-39 35 0 52 31 52 63 0 31-20 60-41 85-24 27-49 54-74 81-4 5-4 6-4 14 47 0 96 0 143 0 3-22 8-44 11-66-3 0-7 0-10 0-2 12-4 28-9 33-2 4-27 4-36 4-23 0-46 0-69 0z"><text:p/></draw:path><draw:path draw:style-name="gr530" draw:text-style-name="P99" svg:width="0.0535in" svg:height="0.1512in" svg:x="0.8898in" svg:y="0in" svg:viewBox="0 0 137 385" svg:d="M56 334c0 15-10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span><text:span text:style-name="T47"><text:s/>כך ש־</text:span><text:span text:style-name="T47"><draw:g text:anchor-type="as-char" svg:y="-0.1134in" draw:z-index="403" draw:style-name="gr1"><svg:title>TexMaths</svg:title><svg:desc>11§inline§h(r) = x§svg§600§FALSE§</svg:desc><draw:path draw:style-name="gr512" draw:text-style-name="P98" svg:width="0.5457in" svg:height="0.1358in" svg:x="-0.0004in" svg:y="0.0071in" svg:viewBox="0 0 1387 346" svg:d="M695 346c-233 0-464 0-695 0 0-116 0-230 0-346 462 0 925 0 1387 0 0 116 0 230 0 346-231 0-462 0-692 0z"><text:p/></draw:path><draw:path draw:style-name="gr513" draw:text-style-name="P99" svg:width="0.074in" svg:height="0.1063in" svg:x="0.0004in" svg:y="0.0083in" svg:viewBox="0 0 189 271" svg:d="M89 4c0-1 0-4-5-4-9 0-37 3-47 3-3 1-7 1-7 8 0 6 3 6 9 6 18 0 19 2 19 6 0 2-1 6-1 8-18 74-37 147-56 220-1 6-1 7-1 9 0 9 8 11 11 11 6 0 12-5 14-10 3-10 5-20 7-30 3-11 5-22 9-33 2-9 4-17 6-26 1-2 5-15 5-18 1-3 13-24 26-35 9-6 19-13 36-13s21 13 21 26c0 21-14 64-23 86-3 9-5 13-5 21 0 19 13 32 32 32 36 0 50-56 50-60 0-3-3-3-4-3-4 0-4 1-7 7-5 20-17 47-38 47-7 0-10-3-10-12 0-10 3-19 8-28 5-15 23-61 23-83 0-26-16-42-44-42-26 0-43 12-58 30 10-41 20-82 30-123z"><text:p/></draw:path><draw:path draw:style-name="gr514" draw:text-style-name="P99" svg:width="0.035in" svg:height="0.1512in" svg:x="0.0945in" svg:y="0in" svg:viewBox="0 0 90 385" svg:d="M90 381c0-1 0-1-6-8-49-49-61-122-61-180 0-67 14-135 62-182 5-5 5-5 5-7 0-3-2-4-4-4-3 0-39 26-62 76-20 42-24 85-24 117 0 29 4 76 25 120 23 47 58 72 61 72 2 0 4-1 4-4z"><text:p/></draw:path><draw:path draw:style-name="gr515" draw:text-style-name="P99" svg:width="0.0614in" svg:height="0.0685in" svg:x="0.1433in" svg:y="0.0465in" svg:viewBox="0 0 157 175" svg:d="M23 148c-1 6-3 15-3 17 0 7 5 10 11 10 4 0 11-3 14-11 1-1 14-54 16-61 3-13 9-39 12-50 2-5 12-23 22-32 3-2 14-12 30-12 10 0 16 4 17 4-12 2-21 11-21 21 0 7 4 14 16 14 9 0 20-8 20-23 0-13-12-25-32-25-25 0-41 19-49 30-3-18-17-30-35-30s-26 15-29 22c-6 13-12 36-12 37 0 5 3 4 4 5 5 0 5-1 7-9 7-27 14-46 29-46 6 0 12 3 12 17 0 8-1 13-7 32-8 30-14 60-22 90z"><text:p/></draw:path><draw:path draw:style-name="gr516" draw:text-style-name="P99" svg:width="0.035in" svg:height="0.1512in" svg:x="0.2201in" svg:y="0in" svg:viewBox="0 0 90 385" svg:d="M90 193c0-30-4-76-26-120-23-48-56-73-60-73-2 0-4 2-4 4s0 2 8 9c37 38 59 99 59 180 0 65-14 133-61 181-6 6-6 6-6 7 0 2 2 4 4 4 4 0 39-26 61-76 20-41 25-84 25-116z"><text:p/></draw:path><draw:path draw:style-name="gr517" draw:text-style-name="P99" svg:width="0.1004in" svg:height="0.0354in" svg:x="0.3213in" svg:y="0.0575in" svg:viewBox="0 0 256 91" svg:d="M243 17c7 0 13-2 13-9 0-8-6-8-12-8-77 0-155 0-232 0-4 0-12 0-12 8 0 7 8 9 13 9 77 0 153 0 230 0zM244 91c6 0 12 0 12-7 0-9-6-9-13-9-77 0-153 0-230 0-5 0-13 0-13 9 0 7 8 7 12 7 77 0 155 0 232 0z"><text:p/></draw:path><draw:path draw:style-name="gr518" draw:text-style-name="P99" svg:width="0.0756in" svg:height="0.0685in" svg:x="0.4776in" svg:y="0.0465in" svg:viewBox="0 0 193 175" svg:d="M118 54c2-10 11-45 38-45 3 0 11 0 19 4-10 2-19 12-19 21 0 7 5 14 16 14 9 0 21-7 21-23 0-19-23-25-37-25-22 0-36 21-40 30-10-26-30-30-42-30-40 0-62 50-62 59 0 5 3 5 5 5 3 0 4-1 5-5 13-40 39-50 52-50 6 0 21 3 21 25 0 12-7 39-21 93-7 24-20 39-38 39-2 0-11 0-18-4 10-2 17-10 17-21s-7-13-14-13c-11 0-21 10-21 22 0 17 20 25 36 25 26 0 40-27 41-30 4 15 19 30 42 30 40 0 62-49 62-59 0-4-4-4-5-4-3 0-4 1-5 4-12 41-39 50-52 50-14 0-21-12-21-25 0-9 2-17 7-34 4-18 8-35 13-53z"><text:p/></draw:path></draw:g></text:span><text:span text:style-name="T47">. נסיק, שכל המקרים אינם תקפים ובפרט המקרה אחרון, כלומר </text:span><text:span text:style-name="T47"><draw:g text:anchor-type="as-char" svg:y="-0.1102in" draw:z-index="404" draw:style-name="gr1"><svg:title>TexMaths</svg:title><svg:desc>11§inline§r \neq x§svg§600§FALSE§</svg:desc><draw:path draw:style-name="gr507" draw:text-style-name="P98" svg:width="0.3398in" svg:height="0.1256in" svg:x="0.0031in" svg:y="0.0075in" svg:viewBox="0 0 864 320" svg:d="M432 320c-144 0-288 0-432 0 0-107 0-213 0-320 288 0 575 0 864 0 0 107 0 213 0 320-144 0-289 0-432 0z"><text:p/></draw:path><draw:path draw:style-name="gr508" draw:text-style-name="P99" svg:width="0.0614in" svg:height="0.0685in" svg:x="-0.0004in" svg:y="0.0417in" svg:viewBox="0 0 157 175" svg:d="M23 148c-1 6-3 15-3 17 0 7 5 10 11 10 4 0 12-3 14-11 1-1 14-54 16-60 3-14 9-40 12-51 2-4 13-23 22-32 3-2 14-12 30-12 10 0 11 3 17 4-12 2-20 11-20 21 0 7 3 15 14 15 10 0 21-9 21-24 0-13-12-25-32-25-25 0-41 19-49 30-3-18-17-30-35-30s-26 15-29 22c-6 13-12 36-12 38 0 4 4 4 6 4 3 0 3-1 6-9 7-27 14-46 28-46 6 0 12 3 12 17 0 8-1 13-7 32-8 30-14 60-22 90z"><text:p/></draw:path><draw:path draw:style-name="gr509" draw:text-style-name="P99" svg:width="0.0756in" svg:height="0.1413in" svg:x="0.1319in" svg:y="-0.0004in" svg:viewBox="0 0 193 360" svg:d="M189 15c4-5 4-6 4-7 0-2-3-8-8-8s-6 2-9 8c-57 112-115 224-173 336-3 6-3 7-3 8 0 3 2 8 8 8 4 0 5-3 9-8 57-113 115-224 172-337z"><text:p/></draw:path><draw:path draw:style-name="gr510" draw:text-style-name="P99" svg:width="0.1004in" svg:height="0.0358in" svg:x="0.1193in" svg:y="0.0524in" svg:viewBox="0 0 256 92" svg:d="M243 17c7 0 13 0 13-8 0-9-6-9-12-9-78 0-155 0-232 0-5 0-12 0-12 9 0 8 7 8 13 8 77 0 153 0 230 0zM244 92c6 0 12-2 12-9 0-9-6-8-13-8-77 0-153 0-230 0-6 0-13-1-13 8 0 7 7 9 12 9 77 0 154 0 232 0z"><text:p/></draw:path><draw:path draw:style-name="gr511" draw:text-style-name="P99" svg:width="0.0756in" svg:height="0.0685in" svg:x="0.2752in" svg:y="0.0417in" svg:viewBox="0 0 193 175" svg:d="M118 54c2-10 11-45 38-45 2 0 11 0 19 4-11 2-19 12-19 21 0 7 5 15 16 15 8 0 21-8 21-24 0-19-24-25-37-25-22 0-36 21-40 30-10-26-31-30-42-30-40 0-62 50-62 60 0 4 3 4 5 4 3 0 4-1 5-4 12-41 39-51 52-51 6 0 21 3 21 25 0 12-7 39-21 93-7 24-20 40-38 40-2 0-11 0-18-5 8-2 17-10 17-21s-9-13-14-13c-11 0-21 10-21 22 0 18 19 25 36 25 26 0 40-27 41-29 4 14 19 29 42 29 39 0 61-49 61-59 0-5-3-5-4-5-3 0-4 3-5 5-13 42-39 51-52 51-14 0-21-13-21-26 0-9 2-16 7-34 4-18 8-35 13-53z"><text:p/></draw:path></draw:g></text:span><text:span text:style-name="T47">, בסתירה לכך שזה עובד בעבור </text:span><text:span text:style-name="T47"><draw:g text:anchor-type="as-char" svg:y="-0.0681in" draw:z-index="405" draw:style-name="gr1"><svg:title>TexMaths</svg:title><svg:desc>11§inline§r = x§svg§600§FALSE§</svg:desc><draw:path draw:style-name="gr503" draw:text-style-name="P98" svg:width="0.3394in" svg:height="0.052in" svg:x="0.0031in" svg:y="0.0075in" svg:viewBox="0 0 863 133" svg:d="M0 0c287 0 575 0 863 0 0 44 0 89 0 133-288 0-576 0-863 0 0-44 0-89 0-133z"><text:p/></draw:path><draw:path draw:style-name="gr504" draw:text-style-name="P99" svg:width="0.0614in" svg:height="0.0677in" svg:x="-0.0004in" svg:y="0in" svg:viewBox="0 0 157 173" svg:d="M23 146c-1 6-3 15-3 17 0 7 5 10 11 10 4 0 11-3 14-11 1-1 14-54 16-61 3-12 9-38 12-48 2-6 12-23 22-32 3-2 14-12 30-12 10 0 16 4 17 4-12 2-21 11-21 21 0 7 4 13 15 13 10 0 21-8 21-22s-12-25-32-25c-25 0-41 19-49 30-3-18-17-30-35-30s-26 15-29 22c-6 13-12 36-12 37 0 4 3 3 4 4 5 0 5 0 7-9 7-28 14-45 29-45 6 0 12 2 12 17 0 8-1 13-7 32-8 29-14 59-22 88z"><text:p/></draw:path><draw:path draw:style-name="gr505" draw:text-style-name="P99" svg:width="0.1008in" svg:height="0.0346in" svg:x="0.1189in" svg:y="0.0114in" svg:viewBox="0 0 257 89" svg:d="M244 15c6 0 13 0 13-7 0-8-7-8-13-8-77 0-154 0-231 0-5 0-13 0-13 8 0 7 8 7 13 7 77 0 154 0 231 0zM244 89c6 0 13 0 13-6 0-8-7-8-13-8-77 0-154 0-231 0-5 0-13 0-13 8 0 6 8 6 13 6 77 0 154 0 231 0z"><text:p/></draw:path><draw:path draw:style-name="gr506" draw:text-style-name="P99" svg:width="0.0756in" svg:height="0.0677in" svg:x="0.2748in" svg:y="0in" svg:viewBox="0 0 193 173" svg:d="M118 54c2-10 11-45 38-45 2 0 11 0 20 4-11 2-19 12-19 21 0 7 5 13 15 13 8 0 21-6 21-22 0-19-24-25-37-25-22 0-35 20-39 30-10-27-31-30-42-30-41 0-63 50-63 59 0 4 3 3 5 4 3 0 4 0 5-5 13-40 39-49 52-49 7 0 21 3 21 25 0 12-7 38-21 90-7 25-20 40-37 40-3 0-12 0-19-4 10-3 18-10 18-21 0-10-8-13-14-13-12 0-22 9-22 22 0 17 20 25 36 25 26 0 40-27 41-30 4 14 19 30 42 30 39 0 61-50 61-60 0-3-3-3-4-3-3 0-4 1-5 5-13 40-39 49-51 49-15 0-22-12-22-25 0-8 2-17 7-33 4-18 8-34 13-52z"><text:p/></draw:path></draw:g></text:span><text:span text:style-name="T47"><text:s/>(ההנחה בשלילה כאן מאפשרת להתעלם משאר המקרים), </text:span><text:span text:style-name="T70">כדרוש</text:span><text:span text:style-name="T47"> </text:span><text:span text:style-name="T47"><draw:g text:anchor-type="as-char" svg:y="-0.1043in" draw:z-index="447" draw:style-name="gr1"><svg:title>TexMaths</svg:title><svg:desc>11§inline§\bs§svg§600§FALSE§</svg:desc><draw:path draw:style-name="gr2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3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3" text:outline-level="3">סעיף (ח)</text:h>
      <text:p text:style-name="P93">נוכיח <text:span text:style-name="T9"><draw:g text:anchor-type="as-char" svg:y="-0.1134in" draw:z-index="407" draw:style-name="gr1"><svg:title>TexMaths</svg:title><svg:desc>11§inline§[0, 1] \cup \N \sim \R§svg§600§FALSE§</svg:desc><draw:path draw:style-name="gr481" draw:text-style-name="P98" svg:width="0.8768in" svg:height="0.1354in" svg:x="-0.0004in" svg:y="0.0075in" svg:viewBox="0 0 2228 345" svg:d="M0 0c743 0 1485 0 2228 0 0 115 0 230 0 345-743 0-1485 0-2228 0 0-115 0-230 0-345z"><text:p/></draw:path><draw:path draw:style-name="gr482" draw:text-style-name="P99" svg:width="0.0209in" svg:height="0.1508in" svg:x="0.0094in" svg:y="0in" svg:viewBox="0 0 54 384" svg:d="M54 384c0-5 0-10 0-15-12 0-25 0-37 0 0-118 0-236 0-354 12 0 25 0 37 0 0-5 0-9 0-15-18 0-36 0-54 0 0 128 0 257 0 384 18 0 36 0 54 0z"><text:p/></draw:path><draw:path draw:style-name="gr483" draw:text-style-name="P99" svg:width="0.0638in" svg:height="0.1035in" svg:x="0.0398in" svg:y="0.0126in" svg:viewBox="0 0 163 264" svg:d="M163 133c0-30-2-61-16-89-17-37-49-44-66-44-23 0-50 10-67 46-12 27-14 57-14 87s2 63 18 93c16 31 45 38 63 38 21 0 51-7 68-44 12-27 14-56 14-87zM81 257c-15 0-37-10-45-48-4-22-4-57-4-80 0-24 0-50 3-71 8-46 37-49 46-49 14 0 39 6 47 45 3 22 3 51 3 75 0 30 0 55-4 79-6 36-28 49-46 49z"><text:p/></draw:path><draw:path draw:style-name="gr484" draw:text-style-name="P99" svg:width="0.0177in" svg:height="0.0453in" svg:x="0.1232in" svg:y="0.0972in" svg:viewBox="0 0 46 116" svg:d="M46 41c0-26-10-41-25-41-13 0-21 10-21 21 0 10 8 21 21 21 4 0 10-2 13-6 1-1 1-1 2-1 0 2 1 0 1 6 0 28-13 51-26 65-4 3-4 4-4 5 0 4 2 5 4 5 3 0 35-30 35-75z"><text:p/></draw:path><draw:path draw:style-name="gr485" draw:text-style-name="P99" svg:width="0.05in" svg:height="0.1008in" svg:x="0.1917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486" draw:text-style-name="P99" svg:width="0.0205in" svg:height="0.1508in" svg:x="0.2575in" svg:y="0in" svg:viewBox="0 0 53 384" svg:d="M53 0c-18 0-35 0-53 0 0 6 0 10 0 15 12 0 25 0 37 0 0 118 0 236 0 354-12 0-25 0-37 0 0 5 0 10 0 15 18 0 35 0 53 0 0-127 0-256 0-384z"><text:p/></draw:path><draw:path draw:style-name="gr487" draw:text-style-name="P99" svg:width="0.0843in" svg:height="0.0933in" svg:x="0.3382in" svg:y="0.0228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488" draw:text-style-name="P99" svg:width="0.1028in" svg:height="0.1059in" svg:x="0.4689in" svg:y="0.0102in" svg:viewBox="0 0 262 270" svg:d="M33 34c0 63 0 126 0 187 0 21-3 28-22 28-4 0-11 1-11 6 0 8 6 8 13 8 20 0 40 0 60 0 6 0 13 0 13-8 0-5-7-6-12-6-21 0-24-8-24-29 0-58 0-117 0-175 56 73 111 147 167 219 3 5 5 6 7 6 7 0 7-6 7-12 0-72 0-145 0-217 0-22 3-28 21-28 3 0 10 0 10-6 0-7-7-7-13-7-19 0-38 0-56 0-8 0-14 0-14 7 0 6 7 6 11 6 22 0 25 8 25 29 0 39 0 79 0 120-39-53-79-105-117-156-3-6-4-6-13-6-22 0-45 0-67 0-8 0-14 0-14 7 0 5 6 6 8 6 11 1 18 8 22 12-1 4-1 4-1 9zM218 243c-56-73-112-147-168-221-4-4-4-5-8-9 15 0 30 0 45 0 44 59 87 117 131 175 0 18 0 37 0 55z"><text:p/></draw:path><draw:path draw:style-name="gr489" draw:text-style-name="P99" svg:width="0.1008in" svg:height="0.035in" svg:x="0.6256in" svg:y="0.0579in" svg:viewBox="0 0 257 90" svg:d="M257 13c0-9-2-13-5-13-2 0-6 3-6 10-1 37-27 58-53 58-25 0-43-16-62-33-20-17-41-35-66-35-43 0-65 43-65 77 0 13 3 9 4 13 5 0 6-7 6-9 2-42 31-59 55-59s43 17 62 33c19 18 39 35 66 35 41 0 64-43 64-77z"><text:p/></draw:path><draw:path draw:style-name="gr490" draw:text-style-name="P99" svg:width="0.1039in" svg:height="0.1031in" svg:x="0.7803in" svg:y="0.0102in" svg:viewBox="0 0 265 263" svg:d="M97 143c4 0 10 0 14 0 20 30 39 58 58 88 4 6 13 21 17 27 3 5 4 5 13 5 18 0 35 0 53 0 8 0 13 0 13-8 0-3-2-5-5-6-15-3-33-29-43-41-2-3-22-27-48-69 35-7 68-21 68-67 0-53-58-72-103-72-40 0-80 0-121 0-7 0-13 0-13 7 0 6 7 6 10 6 22 0 24 2 24 22 0 64 0 128 0 192 0 20-2 22-24 22-3 0-10 0-10 6 0 8 6 8 13 8 35 0 71 0 106 0 6 0 12 0 12-8 0-6-7-6-10-6-22 0-24-3-24-22 0-28 0-56 0-84zM172 123c11-13 12-34 12-50 0-19-2-40-15-55 16 3 54 15 54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/draw:g></text:span><text:span text:style-name="T9">. נמצא </text:span><text:span text:style-name="T9"><draw:g text:anchor-type="as-char" svg:y="-0.1134in" draw:z-index="406" draw:style-name="gr1"><svg:title>TexMaths</svg:title><svg:desc>11§inline§f \colon [0, 1] \cup \N \to \R§svg§600§FALSE§</svg:desc><draw:path draw:style-name="gr491" draw:text-style-name="P98" svg:width="1.111in" svg:height="0.1358in" svg:x="-0.0004in" svg:y="0.0071in" svg:viewBox="0 0 2823 346" svg:d="M1412 346c-471 0-941 0-1412 0 0-116 0-230 0-346 941 0 1882 0 2823 0 0 116 0 230 0 346-471 0-941 0-1411 0z"><text:p/></draw:path><draw:path draw:style-name="gr492" draw:text-style-name="P99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493" draw:text-style-name="P99" svg:width="0.0161in" svg:height="0.065in" svg:x="0.1126in" svg:y="0.0484in" svg:viewBox="0 0 42 166" svg:d="M42 21c0-12-10-21-21-21s-21 9-21 21c0 11 10 20 21 20s21-9 21-20zM42 146c0-12-10-20-21-20s-21 8-21 20c0 11 10 20 21 20s21-9 21-20z"><text:p/></draw:path><draw:path draw:style-name="gr494" draw:text-style-name="P99" svg:width="0.0205in" svg:height="0.1512in" svg:x="0.2106in" svg:y="0in" svg:viewBox="0 0 53 385" svg:d="M53 385c0-5 0-10 0-15-12 0-26 0-38 0 0-118 0-237 0-355 12 0 26 0 38 0 0-5 0-9 0-15-18 0-35 0-53 0 0 129 0 257 0 385 18 0 35 0 53 0z"><text:p/></draw:path><draw:path draw:style-name="gr495" draw:text-style-name="P99" svg:width="0.0638in" svg:height="0.1035in" svg:x="0.2409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496" draw:text-style-name="P99" svg:width="0.0173in" svg:height="0.0453in" svg:x="0.324in" svg:y="0.0972in" svg:viewBox="0 0 45 116" svg:d="M45 41c0-26-10-41-24-41-13 0-21 10-21 21 0 10 8 20 21 20 4 0 10-1 13-5 1-1 1-1 2-1 0 2 1 0 1 6 0 28-14 51-26 64-4 4-4 5-4 6 0 2 2 5 3 5 4 0 35-30 35-75z"><text:p/></draw:path><draw:path draw:style-name="gr497" draw:text-style-name="P99" svg:width="0.05in" svg:height="0.1in" svg:x="0.3917in" svg:y="0.013in" svg:viewBox="0 0 128 255" svg:d="M79 10c0-10 0-10-9-10-23 24-57 24-70 24 0 5 0 8 0 12 8 0 31 0 51-10 0 66 0 133 0 199 0 14-2 18-36 18-4 0-8 0-13 0 0 5 0 9 0 12 14-1 47-1 63-1 15 0 49 0 63 1 0-3 0-7 0-12-5 0-8 0-13 0-35 0-36-4-36-18 0-72 0-144 0-215z"><text:p/></draw:path><draw:path draw:style-name="gr498" draw:text-style-name="P99" svg:width="0.0209in" svg:height="0.1512in" svg:x="0.4579in" svg:y="0in" svg:viewBox="0 0 54 385" svg:d="M54 0c-18 0-36 0-54 0 0 6 0 10 0 15 13 0 25 0 38 0 0 118 0 237 0 355-13 0-25 0-38 0 0 5 0 10 0 15 18 0 36 0 54 0 0-128 0-256 0-385z"><text:p/></draw:path><draw:path draw:style-name="gr499" draw:text-style-name="P99" svg:width="0.0839in" svg:height="0.0937in" svg:x="0.539in" svg:y="0.0224in" svg:viewBox="0 0 214 239" svg:d="M214 14c0-6 0-14-7-14-8 0-8 8-8 14 0 47 0 93 0 140 0 57-63 70-92 70-17 0-42-4-62-16-30-19-30-44-30-54 0-47 0-93 0-140 0-6 0-14-7-14-8 0-8 8-8 14 0 48 0 94 0 141 0 59 58 84 107 84 50 0 107-28 107-83 0-47 0-94 0-142z"><text:p/></draw:path><draw:path draw:style-name="gr500" draw:text-style-name="P99" svg:width="0.1028in" svg:height="0.1063in" svg:x="0.6689in" svg:y="0.0098in" svg:viewBox="0 0 262 271" svg:d="M34 35c0 63 0 126 0 187 0 20-3 28-23 28-4 0-11 0-11 7 0 6 7 6 13 6 20 0 41 0 61 0 6 0 12 0 12-6 0-7-6-7-11-7-21 0-24-9-24-29 0-58 0-118 0-176 56 74 111 148 167 220 3 5 4 6 7 6 7 0 7-7 7-13 0-72 0-145 0-217 0-21 3-27 21-28 2 0 9 0 9-6 0-7-6-7-12-7-19 0-39 0-58 0-6 0-13 0-13 7 0 6 8 6 12 6 21 1 25 9 25 29 0 39 0 80 0 121-39-53-79-105-117-157-4-6-6-6-14-6-22 0-45 0-67 0-7 0-13 0-13 7 0 6 6 6 8 6 11 1 18 8 22 12-1 4-1 5-1 10zM219 243c-56-72-112-146-168-220-5-5-5-5-9-10 15 0 31 0 46 0 44 59 87 117 131 176 0 18 0 37 0 54z"><text:p/></draw:path><draw:path draw:style-name="gr501" draw:text-style-name="P99" svg:width="0.1346in" svg:height="0.0787in" svg:x="0.8256in" svg:y="0.0362in" svg:viewBox="0 0 343 201" svg:d="M301 109c-21 15-32 32-35 36-17 27-20 51-20 52 0 4 5 4 8 4 7 0 7-1 8-7 10-38 32-71 76-88 4-1 5-4 5-6 0-3-2-3-3-3-17-7-64-27-78-91-1-5-1-6-8-6-3 0-8 0-8 4 0 2 4 26 20 51 8 12 19 25 35 37-95 0-191 0-287 0-6 0-14-1-14 8 0 8 8 9 14 9 96 0 192 0 287 0z"><text:p/></draw:path><draw:path draw:style-name="gr502" draw:text-style-name="P99" svg:width="0.1043in" svg:height="0.1031in" svg:x="1.0142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4 15 54 55 0 24-11 44-50 51zM98 34c0-8 0-21 24-21 33 0 48 15 48 60 0 49-12 57-72 57 0-32 0-64 0-96zM45 250c3-7 3-18 3-21 0-64 0-129 0-194 0-4 0-14-3-22 14 0 30 0 44 0-4 7-4 15-4 20 0 65 0 131 0 196 0 3 0 14 2 21-14 0-28 0-42 0zM128 143c2 0 4-1 7-1 6 0 15 0 20-1 6 9 47 77 79 109-12 0-25 0-37 0-23-35-46-72-69-107z"><text:p/></draw:path></draw:g></text:span><text:span text:style-name="T9"><text:s/>זיווג מתאים. </text:span></text:p>
      <text:p text:style-name="P18"><text:soft-page-break/><draw:g text:anchor-type="as-char" svg:y="-0.3193in" draw:z-index="429" draw:style-name="gr1"><svg:title>TexMaths</svg:title><svg:desc>11§latex§f = \lambda x \in [0, 1] \cup \N.
\begin{cases}
  \tfrac{1}{2x} &amp;\case x \in \N \\
  \tfrac{1}{2n + 1} &amp;\case \exists n \in \N. a = \tfrac{1}{n} \\
  x &amp;\other
\end{cases}§svg§600§FALSE§</svg:desc><draw:path draw:style-name="gr232" draw:text-style-name="P98" svg:width="2.9071in" svg:height="0.6224in" svg:x="0.0024in" svg:y="0.0075in" svg:viewBox="0 0 7385 1582" svg:d="M0 0c2462 0 4924 0 7385 0 0 527 0 1055 0 1582-2461 0-4923 0-7385 0 0-527 0-1055 0-1582z"><text:p/></draw:path><draw:path draw:style-name="gr233" draw:text-style-name="P99" svg:width="0.0484in" svg:height="0.1067in" svg:x="-0.0004in" svg:y="0.2508in" svg:viewBox="0 0 124 272" svg:d="M55 106c0-16 0-30 0-45 0-35 18-52 35-52 1 0 7 0 12 2-4 1-11 7-11 17 0 8 7 16 17 16 11 0 16-8 16-18 0-14-14-26-34-26-27 0-60 20-60 62 0 14 0 29 0 44-10 0-20 0-30 0 0 4 0 7 0 12 10 0 20 0 30 0 0 42 0 83 0 125 0 18-5 18-30 18 0 3 0 8 0 11 15 0 33-1 44-1 15 0 34 0 49 1 0-3 0-8 0-11-3 0-5 0-8 0-29 0-29-5-29-19 0-42 0-82 0-124 14 0 30 0 44 0 0-5 0-8 0-12-15 0-30 0-45 0z"><text:p/></draw:path><draw:path draw:style-name="gr234" draw:text-style-name="P99" svg:width="0.1008in" svg:height="0.035in" svg:x="0.1in" svg:y="0.302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35" draw:text-style-name="P99" svg:width="0.0748in" svg:height="0.1071in" svg:x="0.2689in" svg:y="0.252in" svg:viewBox="0 0 191 273" svg:d="M117 155c16 41 35 100 40 109 7 8 11 8 21 8 3 0 6 0 9 0s4-2 4-3c0-2-1-3-2-4-4-4-6-10-9-17-26-74-52-147-79-220-7-24-28-28-47-28-2 0-7 0-7 4 0 3 2 3 4 4 13 2 15 4 25 31 12 35 25 70 37 105-35 35-71 71-106 106-5 4-7 6-7 12 0 7 4 11 11 11 6 0 10-4 13-8 31-36 62-74 93-110z"><text:p/></draw:path><draw:path draw:style-name="gr236" draw:text-style-name="P99" svg:width="0.0752in" svg:height="0.0685in" svg:x="0.3539in" svg:y="0.2902in" svg:viewBox="0 0 192 175" svg:d="M118 54c2-10 12-45 38-45 2 0 11 0 20 5-11 1-19 11-19 20 0 7 5 14 15 14 8 0 20-7 20-23 0-19-23-25-35-25-23 0-36 21-40 30-10-26-31-30-42-30-41 0-63 51-63 59 0 5 3 4 4 5 4 0 5-1 6-5 13-40 39-50 52-50 7 0 21 3 21 25 0 12-7 39-21 93-7 24-20 40-37 40-3 0-12 0-19-5 10-2 18-10 18-21 0-10-9-13-14-13-12 0-22 10-22 22 0 17 20 25 36 25 26 0 40-26 41-29 4 15 19 29 42 29 39 0 61-50 61-59 0-4-3-4-4-4-3 0-4 1-4 5-14 40-40 50-52 50-15 0-22-13-22-26 0-8 3-17 7-33 4-18 8-36 13-54z"><text:p/></draw:path><draw:path draw:style-name="gr237" draw:text-style-name="P99" svg:width="0.0752in" svg:height="0.0878in" svg:x="0.4917in" svg:y="0.2756in" svg:viewBox="0 0 192 224" svg:d="M179 120c7 0 13 0 13-8 0-7-6-7-13-7-55 0-109 0-164 0 5-52 50-90 104-90 20 0 40 0 60 0 7 0 13 0 13-7 0-8-6-8-13-8-20 0-40 0-60 0-67 0-119 50-119 112s52 112 119 112c20 0 40 0 60 0 7 0 13 0 13-7 0-9-6-9-13-9-20 0-40 0-60 0-54 0-99-36-104-88 55 0 109 0 164 0z"><text:p/></draw:path><draw:path draw:style-name="gr238" draw:text-style-name="P99" svg:width="0.0205in" svg:height="0.1516in" svg:x="0.6406in" svg:y="0.2433in" svg:viewBox="0 0 53 386" svg:d="M53 386c0-5 0-11 0-15-12 0-26 0-38 0 0-119 0-237 0-356 12 0 26 0 38 0 0-5 0-9 0-15-18 0-35 0-53 0 0 129 0 258 0 386 18 0 35 0 53 0z"><text:p/></draw:path><draw:path draw:style-name="gr239" draw:text-style-name="P99" svg:width="0.0638in" svg:height="0.1039in" svg:x="0.6709in" svg:y="0.2567in" svg:viewBox="0 0 163 265" svg:d="M163 133c0-31-2-61-16-90-18-37-49-43-66-43-23 0-51 10-67 45-13 28-14 57-14 88 0 29 1 64 18 94 16 31 44 38 63 38 20 0 50-7 68-45 12-26 14-56 14-87zM81 256c-15 0-38-8-45-46-4-23-4-58-4-81 0-26 0-51 3-72 7-46 36-49 46-49 12 0 38 7 46 45 3 22 3 52 3 76 0 28 0 55-3 80-7 36-29 47-46 47z"><text:p/></draw:path><draw:path draw:style-name="gr240" draw:text-style-name="P99" svg:width="0.0173in" svg:height="0.0453in" svg:x="0.7539in" svg:y="0.3409in" svg:viewBox="0 0 45 116" svg:d="M45 41c0-26-10-41-24-41-13 0-21 10-21 21 0 10 8 20 21 20 4 0 9-1 13-5 1-1 1-1 2-1 0 2 0 0 0 6 0 28-13 51-26 65-3 4-3 4-3 5 0 3 1 5 3 5 4 0 35-30 35-75z"><text:p/></draw:path><draw:path draw:style-name="gr241" draw:text-style-name="P99" svg:width="0.05in" svg:height="0.1004in" svg:x="0.822in" svg:y="0.2567in" svg:viewBox="0 0 128 256" svg:d="M79 10c0-10 0-10-9-10-24 24-58 24-70 24 0 5 0 8 0 12 8 0 31 0 51-10 0 68 0 134 0 201 0 13-1 18-36 18-4 0-8 0-13 0 0 4 0 8 0 11 15-1 48-1 63-1s49 0 63 1c0-3 0-7 0-11-5 0-8 0-12 0-36 0-37-4-37-18 0-73 0-144 0-217z"><text:p/></draw:path><draw:path draw:style-name="gr242" draw:text-style-name="P99" svg:width="0.0205in" svg:height="0.1516in" svg:x="0.8878in" svg:y="0.2433in" svg:viewBox="0 0 53 386" svg:d="M53 0c-18 0-35 0-53 0 0 6 0 10 0 15 12 0 25 0 37 0 0 119 0 237 0 356-12 0-25 0-37 0 0 4 0 10 0 15 18 0 35 0 53 0 0-128 0-257 0-386z"><text:p/></draw:path><draw:path draw:style-name="gr243" draw:text-style-name="P99" svg:width="0.0843in" svg:height="0.0941in" svg:x="0.9693in" svg:y="0.2661in" svg:viewBox="0 0 215 240" svg:d="M215 14c0-6-1-14-8-14-8 0-8 8-8 14 0 47 0 94 0 140 0 58-63 70-92 70-17 0-42-3-62-16-30-19-30-44-30-54 0-46 0-93 0-140 0-6 0-14-7-14-8 0-8 8-8 14 0 48 0 95 0 142 0 59 58 84 107 84 50 0 108-27 108-84 0-47 0-94 0-142z"><text:p/></draw:path><draw:path draw:style-name="gr244" draw:text-style-name="P99" svg:width="0.1028in" svg:height="0.1067in" svg:x="1.0996in" svg:y="0.2535in" svg:viewBox="0 0 262 272" svg:d="M34 34c0 63 0 127 0 189 0 21-3 28-23 28-4 0-11 1-11 7s7 6 13 6c20 0 41 0 61 0 6 0 13 0 13-6s-7-7-12-7c-21 0-24-9-24-29 0-59 0-117 0-177 56 74 111 148 167 221 3 5 5 6 7 6 7 0 7-6 7-12 0-73 0-147 0-219 0-22 3-27 21-28 2 0 9 0 9-6 0-7-6-7-12-7-19 0-38 0-56 0-8 0-14 0-14 7 0 6 7 6 11 6 21 1 25 9 25 29 0 41 0 80 0 121-39-53-78-105-117-157-3-6-4-6-14-6-22 0-45 0-67 0-7 0-12 0-12 7 0 5 5 6 7 6 11 1 18 8 22 12-1 4-1 5-1 9zM219 245c-56-73-112-148-168-222-5-5-5-5-9-10 15 0 31 0 46 0 44 59 87 118 131 176 0 19 0 38 0 56z"><text:p/></draw:path><draw:path draw:style-name="gr245" draw:text-style-name="P99" svg:width="0.0157in" svg:height="0.0157in" svg:x="1.2193in" svg:y="0.3409in" svg:viewBox="0 0 41 41" svg:d="M41 21c0-11-10-21-21-21-12 0-20 10-20 21s8 20 20 20c11 0 21-9 21-20z"><text:p/></draw:path><draw:path draw:style-name="gr246" draw:text-style-name="P99" svg:width="0.0504in" svg:height="0.1382in" svg:x="1.3323in" svg:y="0in" svg:viewBox="0 0 129 352" svg:d="M46 175c0-32 9-106 77-154 6-4 6-4 6-11 0-9 0-10-10-10-2 0-5 0-7 0-82 45-112 118-112 175 0 55 0 110 0 166 0 10 0 11 11 11 8 0 16 0 24 0 10 0 11-1 11-11 0-56 0-111 0-166z"><text:p/></draw:path><draw:path draw:style-name="gr247" draw:text-style-name="P99" svg:width="0.0177in" svg:height="0.048in" svg:x="1.3323in" svg:y="0.1354in" svg:viewBox="0 0 46 123" svg:d="M46 10c0-10-1-10-11-10-8 0-16 0-24 0-11 0-11 0-11 10 0 34 0 69 0 103 0 10 0 10 11 10 8 0 16 0 24 0 10 0 11 0 11-10 0-34 0-69 0-103z"><text:p/></draw:path><draw:path draw:style-name="gr248" draw:text-style-name="P99" svg:width="0.0508in" svg:height="0.2764in" svg:x="1.2992in" svg:y="0.1811in" svg:viewBox="0 0 130 703" svg:d="M84 693c0 10 0 10 11 10 7 0 16 0 24 0 10 0 11 0 11-10 0-55 0-109 0-163 0-47-20-126-107-178 88-53 107-133 107-178 0-54 0-109 0-163 0-11-1-11-11-11-8 0-17 0-24 0-11 0-11 0-11 11 0 54 0 109 0 163 0 33-8 113-79 167-4 3-5 3-5 11 0 7 1 7 5 11 10 8 37 28 56 67 15 31 23 65 23 99 0 54 0 109 0 164z"><text:p/></draw:path><draw:path draw:style-name="gr249" draw:text-style-name="P99" svg:width="0.0177in" svg:height="0.0484in" svg:x="1.3323in" svg:y="0.4547in" svg:viewBox="0 0 46 124" svg:d="M46 11c0-10-1-11-11-11-8 0-16 0-24 0-11 0-11 1-11 11 0 34 0 68 0 102 0 10 0 11 11 11 8 0 16 0 24 0 10 0 11-1 11-11 0-34 0-68 0-102z"><text:p/></draw:path><draw:path draw:style-name="gr250" draw:text-style-name="P99" svg:width="0.0504in" svg:height="0.1378in" svg:x="1.3323in" svg:y="0.5008in" svg:viewBox="0 0 129 351" svg:d="M119 351c10 0 10 0 10-9 0-7 0-7-3-9-12-8-39-28-57-63-15-30-23-60-23-94 0-55 0-111 0-166 0-10-1-10-11-10-8 0-16 0-24 0-11 0-11 0-11 10 0 55 0 111 0 166 0 57 30 131 112 175 2 0 5 0 7 0z"><text:p/></draw:path><draw:path draw:style-name="gr251" draw:text-style-name="P99" svg:width="0.0382in" svg:height="0.0705in" svg:x="1.4728in" svg:y="0.0138in" svg:viewBox="0 0 98 180" svg:d="M61 8c0-7 0-8-8-8-18 18-42 18-53 18 0 3 0 6 0 10 7 0 24 0 38-8 0 46 0 92 0 138 0 9 1 13-26 13-3 0-8 0-11 0 0 3 0 6 0 9 6-1 39-1 48-1s43 0 49 1c0-3 0-6 0-9-3 0-7 0-10 0-28 0-27-4-27-13 0-50 0-100 0-150z"><text:p/></draw:path><draw:path draw:style-name="gr252" draw:text-style-name="P99" svg:width="0.1295in" svg:height="0.0055in" svg:x="1.4272in" svg:y="0.1031in" svg:viewBox="0 0 330 15" svg:d="M0 0c110 0 220 0 330 0 0 6 0 10 0 15-110 0-220 0-330 0 0-5 0-9 0-15z"><text:p/></draw:path><draw:path draw:style-name="gr253" draw:text-style-name="P99" svg:width="0.0465in" svg:height="0.0701in" svg:x="1.4339in" svg:y="0.126in" svg:viewBox="0 0 119 179" svg:d="M119 130c-3 0-6 0-9 0-1 6-3 22-7 25-2 1-23 1-27 1-17 0-33 0-50 0 29-25 39-33 54-45 21-16 39-33 39-58 0-33-29-53-63-53s-56 23-56 48c0 14 11 16 14 16 7 0 15-6 15-14 0-6-3-15-17-15 9-20 28-25 40-25 27 0 41 21 41 43 0 23-17 42-25 52-22 22-44 42-66 64-2 3-2 3-2 10 37 0 74 0 111 0 2-16 6-33 8-49z"><text:p/></draw:path><draw:path draw:style-name="gr254" draw:text-style-name="P99" svg:width="0.0567in" svg:height="0.0476in" svg:x="1.4925in" svg:y="0.1496in" svg:viewBox="0 0 145 122" svg:d="M55 90c-3 9-12 24-26 24-5-1-9 0-15-4 11-3 12-13 12-14 0-7-4-10-11-10s-15 6-15 16c0 14 15 20 29 20 12 0 23-9 30-20 6 15 21 20 32 20 31 0 48-34 48-42 0-3-4-3-5-3-3 0-4 1-4 4-7 19-22 33-38 33-11 0-16-7-16-17 0-8 7-32 14-62 6-21 18-27 27-27 4 1 8 0 14 3-9 2-12 10-12 15 0 6 4 10 11 10 6 0 15-5 15-16 0-16-17-20-28-20-14 0-25 9-30 19-6-11-18-19-33-19-30 0-47 33-47 41 0 4 3 4 4 4 3 0 3-1 6-5 6-21 23-32 36-32 9 0 16 4 16 17 0 6-3 19-5 28-3 12-6 25-9 37z"><text:p/></draw:path><draw:path draw:style-name="gr255" draw:text-style-name="P99" svg:width="0.0319in" svg:height="0.1016in" svg:x="1.8921in" svg:y="0.0425in" svg:viewBox="0 0 82 259" svg:d="M56 88c-18 1-36 3-54 4 0 5 0 8 0 13 24 0 29 2 29 20 0 35 0 70 0 104 0 18-5 18-31 18 0 4 0 7 0 12 12 0 33-1 43-1 13 0 26 1 39 1 0-5 0-8 0-12-25 0-26-3-26-17 0-47 0-95 0-142zM57 21c0-13-10-21-21-21s-19 10-19 21c0 10 8 20 19 20s21-8 21-20z"><text:p/></draw:path><draw:path draw:style-name="gr256" draw:text-style-name="P99" svg:width="0.0488in" svg:height="0.1071in" svg:x="1.9346in" svg:y="0.0366in" svg:viewBox="0 0 125 273" svg:d="M55 107c0-16 0-30 0-45 0-34 18-53 35-53 1 0 7 0 13 3-5 1-12 7-12 16 0 8 7 16 17 16 11 0 17-8 17-16 0-15-14-28-35-28-27 0-60 21-60 62 0 15 0 29 0 45-10 0-20 0-30 0 0 4 0 7 0 12 10 0 20 0 30 0 0 42 0 82 0 124 0 18-4 18-30 18 0 4 0 8 0 12 15 0 33-1 44-1 15 0 34 0 49 1 0-4 0-8 0-12-3 0-5 0-8 0-29 0-29-5-29-18 0-42 0-82 0-124 14 0 30 0 44 0 0-5 0-8 0-12-15 0-30 0-45 0z"><text:p/></draw:path><draw:path draw:style-name="gr257" draw:text-style-name="P99" svg:width="0.0752in" svg:height="0.0685in" svg:x="2.0311in" svg:y="0.0772in" svg:viewBox="0 0 192 175" svg:d="M118 54c2-10 11-46 38-46 2 0 11 0 19 5-10 2-18 12-18 21 0 7 4 13 15 13 8 0 20-6 20-22 0-19-23-25-36-25-22 0-36 20-40 29-10-26-30-29-42-29-40 0-62 50-62 59 0 4 3 4 4 4 4 0 5 0 6-5 12-40 39-50 52-50 6 0 21 4 21 26 0 12-7 38-21 93-7 23-20 39-38 39-2 0-11 0-18-4 8-2 17-11 17-21 0-11-9-14-14-14-11 0-21 9-21 23 0 17 19 25 36 25 26 0 40-28 41-30 4 15 19 30 42 30 39 0 61-50 61-59 0-5-3-5-4-5-3 0-4 2-6 5-12 41-38 50-51 50-15 0-21-12-21-25 0-9 2-17 7-34 4-18 8-35 13-53z"><text:p/></draw:path><draw:path draw:style-name="gr258" draw:text-style-name="P99" svg:width="0.076in" svg:height="0.0878in" svg:x="2.1685in" svg:y="0.0618in" svg:viewBox="0 0 194 224" svg:d="M180 120c7 0 14 0 14-8 0-7-7-7-14-7-55 0-109 0-164 0 5-52 49-90 104-90 20 0 41 0 60 0 7 0 14 0 14-7 0-8-7-8-14-8-21 0-40 0-61 0-66 0-119 51-119 112 0 62 53 112 119 112 21 0 40 0 61 0 7 0 14 0 14-7 0-8-7-8-14-8-19 0-40 0-60 0-55 0-99-37-104-89 55 0 109 0 164 0z"><text:p/></draw:path><draw:path draw:style-name="gr259" draw:text-style-name="P99" svg:width="0.1028in" svg:height="0.1071in" svg:x="2.3035in" svg:y="0.0402in" svg:viewBox="0 0 262 273" svg:d="M33 35c0 63 0 126 0 188 0 21-2 28-22 29-4 0-11 0-11 7 0 6 5 6 13 6 20 0 40 0 60 0 7 0 13 0 13-6 0-7-7-7-12-7-21-1-25-9-25-29 0-59 0-117 0-177 57 74 112 147 168 220 3 6 5 7 7 7 7 0 7-7 7-13 0-73 0-146 0-218 0-22 3-28 22-28 2 0 9-1 9-6 0-8-7-8-13-8-19 0-38 0-56 0-8 0-14 0-14 8 0 6 7 6 11 6 22 0 26 8 26 29 0 41 0 80 0 121-40-53-78-106-118-158-3-6-5-6-13-6-22 0-45 0-67 0-8 0-14 0-14 8 0 5 6 6 8 6 11 1 19 7 22 12-1 3-1 4-1 9zM218 245c-56-73-112-148-169-222-3-4-3-5-7-9 15 0 31 0 46 0 43 59 87 118 130 176 0 19 0 37 0 55z"><text:p/></draw:path><draw:path draw:style-name="gr260" draw:text-style-name="P99" svg:width="0.0382in" svg:height="0.0705in" svg:x="1.5531in" svg:y="0.2327in" svg:viewBox="0 0 98 180" svg:d="M61 8c0-7 0-8-8-8-18 18-42 18-53 18 0 3 0 6 0 10 7 0 24 0 40-8 0 46 0 91 0 137 0 9 0 14-28 14-3 0-6 0-10 0 0 3 0 6 0 9 5-1 38-1 47-1s43 0 49 1c0-3 0-6 0-9-3 0-7 0-10 0-27 0-27-5-27-14 0-49 0-100 0-149z"><text:p/></draw:path><draw:path draw:style-name="gr261" draw:text-style-name="P99" svg:width="0.2898in" svg:height="0.0055in" svg:x="1.4272in" svg:y="0.3217in" svg:viewBox="0 0 737 15" svg:d="M0 0c245 0 492 0 737 0 0 6 0 10 0 15-245 0-492 0-737 0 0-5 0-9 0-15z"><text:p/></draw:path><draw:path draw:style-name="gr262" draw:text-style-name="P99" svg:width="0.0465in" svg:height="0.0701in" svg:x="1.4339in" svg:y="0.3453in" svg:viewBox="0 0 119 179" svg:d="M119 130c-3 0-6 0-9 0-1 6-3 22-7 25-2 1-23 1-27 1-17 0-33 0-50 0 29-25 39-33 54-45 21-16 39-33 39-58 0-33-29-53-63-53s-56 23-56 48c0 14 11 15 14 15 7 0 15-5 15-15 0-4-3-14-17-14 9-19 28-24 40-24 27 0 41 21 41 43 0 23-17 42-25 52-22 20-44 42-66 63-2 4-2 4-2 11 37 0 74 0 111 0 2-16 6-33 8-49z"><text:p/></draw:path><draw:path draw:style-name="gr263" draw:text-style-name="P99" svg:width="0.0646in" svg:height="0.0472in" svg:x="1.4925in" svg:y="0.3689in" svg:viewBox="0 0 165 121" svg:d="M20 101c-1 5-2 11-2 12 0 6 4 8 8 8 6 0 10-3 11-5 2-3 4-11 5-17 2-5 4-18 6-24 2-7 4-12 5-19 3-11 3-13 11-24s21-25 41-25c15 0 16 14 16 19 0 16-12 47-16 58-4 7-5 10-5 14 0 14 12 23 27 23 26 0 38-37 38-41 0-3-3-3-4-3-4 0-4 1-5 4-6 21-18 33-28 33-7 0-8-4-8-9 0-7 2-10 7-22 3-9 14-38 14-52 0-27-21-31-35-31-22 0-38 13-45 24-3-18-19-24-30-24s-18 8-21 14c-7 10-10 26-10 27 0 3 3 3 4 3 5 0 5 0 7-8 3-16 9-29 19-29 7 0 10 6 10 13 0 5-4 15-5 23-2 8-5 19-6 24-4 11-6 23-9 34z"><text:p/></draw:path><draw:path draw:style-name="gr264" draw:text-style-name="P99" svg:width="0.078in" svg:height="0.078in" svg:x="1.5701in" svg:y="0.3496in" svg:viewBox="0 0 199 199" svg:d="M107 106c27 0 55 0 82 0 3 0 10 0 10-6 0-8-5-8-10-8-27 0-55 0-82 0 0-27 0-55 0-82 0-3 0-10-7-10s-7 6-7 10c0 27 0 55 0 82-27 0-56 0-83 0-3 0-10 0-10 7s7 7 10 7c27 0 56 0 83 0 0 27 0 56 0 83 0 4 0 10 7 10s7-6 7-10c0-27 0-56 0-83z"><text:p/></draw:path><draw:path draw:style-name="gr265" draw:text-style-name="P99" svg:width="0.0382in" svg:height="0.0701in" svg:x="1.6677in" svg:y="0.3453in" svg:viewBox="0 0 98 179" svg:d="M61 8c0-8 0-8-8-8-18 17-42 17-53 17 0 3 0 6 0 9 7 0 24 0 39-7 0 46 0 92 0 138 0 9 0 12-27 12-3 0-8 0-11 0 0 4 0 7 0 10 6 0 39-1 48-1s43 1 49 1c0-3 0-6 0-10-3 0-7 0-10 0-28 0-27-3-27-12 0-49 0-100 0-149z"><text:p/></draw:path><draw:path draw:style-name="gr266" draw:text-style-name="P99" svg:width="0.0319in" svg:height="0.1016in" svg:x="1.8921in" svg:y="0.2614in" svg:viewBox="0 0 82 259" svg:d="M56 88c-18 1-36 2-54 3 0 5 0 8 0 12 24 0 29 3 29 22 0 35 0 70 0 104 0 18-5 18-31 18 0 4 0 7 0 12 12-1 33-1 43-1 13 0 26 0 39 1 0-5 0-8 0-12-25 0-26-3-26-18 0-47 0-94 0-141zM57 20c0-12-10-20-21-20s-19 10-19 20c0 11 8 21 19 21s21-8 21-21z"><text:p/></draw:path><draw:path draw:style-name="gr267" draw:text-style-name="P99" svg:width="0.0488in" svg:height="0.1071in" svg:x="1.9346in" svg:y="0.2563in" svg:viewBox="0 0 125 273" svg:d="M55 106c0-15 0-30 0-44 0-34 18-53 35-53 1 0 7 0 13 2-5 2-12 7-12 17 0 8 7 16 17 16 11 0 17-8 17-16 0-15-14-28-35-28-27 0-60 21-60 62 0 14 0 29 0 44-10 0-20 0-30 0 0 4 0 7 0 12 10 0 20 0 30 0 0 42 0 83 0 125 0 18-4 18-30 18 0 4 0 8 0 12 15-1 33-1 44-1 15 0 34 0 49 1 0-4 0-8 0-12-3 0-5 0-8 0-29 0-29-5-29-19 0-42 0-82 0-124 14 0 30 0 44 0 0-5 0-8 0-12-15 0-30 0-45 0z"><text:p/></draw:path><draw:path draw:style-name="gr268" draw:text-style-name="P99" svg:width="0.0673in" svg:height="0.1055in" svg:x="2.035in" svg:y="0.2575in" svg:viewBox="0 0 172 269" svg:d="M172 14c0-13-2-14-14-14-48 0-96 0-145 0-6 0-13 0-13 8 0 7 7 7 13 7 47 0 96 0 143 0 0 38 0 74 0 112-46 0-91 0-137 0-7 0-13 0-13 7 0 8 6 8 13 8 46 0 91 0 137 0 0 37 0 74 0 111-47 0-96 0-143 0-6 0-13 0-13 8s7 8 13 8c49 0 97 0 145 0 12 0 14-2 14-15 0-80 0-159 0-240z"><text:p/></draw:path><draw:path draw:style-name="gr269" draw:text-style-name="P99" svg:width="0.0823in" svg:height="0.0685in" svg:x="2.1157in" svg:y="0.2961in" svg:viewBox="0 0 210 175" svg:d="M23 147c-1 6-3 15-3 17 0 8 5 11 11 11 4 0 11-3 14-11 0-1 5-19 8-29 2-12 5-23 7-35 3-8 5-16 7-25 2-7 5-18 6-20 5-12 26-47 62-47 18 0 21 14 21 27 0 24-19 74-25 90-3 9-3 14-3 18 0 18 13 32 31 32 37 0 51-57 51-59 0-5-4-5-5-5-4 0-4 1-6 7-8 26-21 48-40 48-6 0-8-4-8-13s3-19 6-28c8-19 24-62 24-84 0-26-17-41-45-41-35 0-54 24-60 33-1-22-18-33-35-33-18 0-26 14-29 22-6 13-12 35-12 37 0 4 3 3 4 4 5 0 5 0 7-9 7-28 14-46 29-46 7 0 12 5 12 17 0 9-1 14-7 33-8 30-14 60-22 89z"><text:p/></draw:path><draw:path draw:style-name="gr270" draw:text-style-name="P99" svg:width="0.0756in" svg:height="0.0878in" svg:x="2.2579in" svg:y="0.2811in" svg:viewBox="0 0 193 224" svg:d="M179 120c7 0 14 0 14-8 0-7-7-7-14-7-55 0-109 0-164 0 5-52 50-90 104-90 20 0 40 0 60 0 7 0 14 0 14-7 0-8-7-8-14-8-21 0-40 0-61 0-66 0-118 51-118 112 0 62 52 112 118 112 21 0 40 0 61 0 7 0 14 0 14-7 0-8-7-8-14-8-20 0-40 0-60 0-54 0-99-37-104-89 55 0 109 0 164 0z"><text:p/></draw:path><draw:path draw:style-name="gr271" draw:text-style-name="P99" svg:width="0.1028in" svg:height="0.1071in" svg:x="2.3925in" svg:y="0.2591in" svg:viewBox="0 0 262 273" svg:d="M34 35c0 63 0 126 0 188 0 21-3 28-23 29-4 0-11 0-11 7 0 6 7 6 13 6 20 0 41 0 61 0 6 0 12 0 12-6 0-7-6-7-11-7-22-1-26-9-26-29 0-59 0-117 0-177 57 74 112 147 168 220 3 5 5 7 8 7 7 0 7-7 7-13 0-73 0-147 0-219 0-21 3-27 21-27 2 0 9-1 9-6 0-8-6-8-13-8-19 0-38 0-57 0-6 0-13 0-13 8 0 6 8 6 11 6 22 0 26 8 26 29 0 40 0 80 0 120-39-53-79-105-117-157-4-6-6-6-14-6-22 0-45 0-67 0-7 0-14 0-14 8 0 5 7 6 9 6 10 1 18 7 21 11 0 4 0 5 0 10zM218 245c-56-73-112-148-169-222-3-4-3-5-7-9 15 0 31 0 46 0 43 59 87 117 130 175 0 19 0 38 0 56z"><text:p/></draw:path><draw:path draw:style-name="gr272" draw:text-style-name="P99" svg:width="0.0161in" svg:height="0.0157in" svg:x="2.5114in" svg:y="0.3469in" svg:viewBox="0 0 42 41" svg:d="M42 20c0-11-10-20-21-20s-21 9-21 20 10 21 21 21 21-10 21-21z"><text:p/></draw:path><draw:path draw:style-name="gr273" draw:text-style-name="P99" svg:width="0.0693in" svg:height="0.0685in" svg:x="2.5469in" svg:y="0.2961in" svg:viewBox="0 0 177 175" svg:d="M129 24c-7-14-19-24-36-24-46 0-93 56-93 113 0 37 21 62 52 62 7 0 26-2 49-30 3 17 17 30 35 30 15 0 23-9 29-22 7-13 8-25 12-37 0-5-3-5-4-5-5 0-5 2-6 7-6 25-14 48-29 48-11 0-13-10-13-17 0-9 1-13 6-29 4-17 5-20 9-35 4-18 9-37 13-54 3-11 3-12 3-13 0-7-4-10-11-10-10 0-15 7-16 16zM103 124c-2 7-2 8-7 15-17 21-33 27-44 27-19 0-24-21-24-36 0-20 12-67 20-85 13-23 30-37 45-37 26 0 31 32 31 34s-1 4-1 6c-6 26-13 51-20 76z"><text:p/></draw:path><draw:path draw:style-name="gr274" draw:text-style-name="P99" svg:width="0.1008in" svg:height="0.035in" svg:x="2.672in" svg:y="0.3075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275" draw:text-style-name="P99" svg:width="0.0382in" svg:height="0.0705in" svg:x="2.8614in" svg:y="0.2327in" svg:viewBox="0 0 98 180" svg:d="M62 8c0-7-1-8-9-8-18 18-42 18-53 18 0 3 0 6 0 10 7 0 24 0 40-8 0 46 0 91 0 137 0 9 0 14-28 14-3 0-6 0-10 0 0 3 0 6 0 9 5-1 38-1 48-1 8 0 42 0 48 1 0-3 0-6 0-9-3 0-7 0-10 0-26 0-26-5-26-14 0-49 0-100 0-149z"><text:p/></draw:path><draw:path draw:style-name="gr276" draw:text-style-name="P99" svg:width="0.0748in" svg:height="0.0055in" svg:x="2.8425in" svg:y="0.3217in" svg:viewBox="0 0 191 15" svg:d="M0 0c64 0 128 0 191 0 0 6 0 10 0 15-63 0-127 0-191 0 0-5 0-9 0-15z"><text:p/></draw:path><draw:path draw:style-name="gr277" draw:text-style-name="P99" svg:width="0.0646in" svg:height="0.0472in" svg:x="2.8476in" svg:y="0.3689in" svg:viewBox="0 0 165 121" svg:d="M20 101c-1 5-2 11-2 12 0 6 4 8 8 8 6 0 10-3 11-5 1-3 4-11 5-17 1-5 4-18 6-24 1-7 4-12 5-19 3-11 3-13 11-24 7-11 21-25 41-25 15 0 16 14 16 19 0 16-12 47-16 58-4 7-5 10-5 14 0 14 12 23 26 23 27 0 39-37 39-41 0-3-3-3-4-3-4 0-4 1-5 4-6 21-19 33-30 33-5 0-6-4-6-9 0-7 2-10 6-22 4-9 15-38 15-52 0-27-21-31-35-31-22 0-38 13-47 24-1-18-17-24-28-24s-18 8-21 14c-7 10-10 26-10 27 0 3 3 3 4 3 4 0 5 0 6-8 4-16 10-29 20-29 7 0 10 6 10 13 0 5-4 15-5 23-2 8-5 19-6 24-4 11-6 23-9 34z"><text:p/></draw:path><draw:path draw:style-name="gr278" draw:text-style-name="P99" svg:width="0.0756in" svg:height="0.0689in" svg:x="1.4134in" svg:y="0.5146in" svg:viewBox="0 0 193 176" svg:d="M118 55c3-11 12-46 38-46 2 0 11 0 20 5-11 1-19 11-19 21 0 6 5 13 15 13 8 0 21-6 21-22 0-20-22-26-36-26-23 0-36 21-40 30-10-26-31-30-42-30-41 0-63 51-63 61 0 3 3 2 4 3 4 0 5-1 6-5 13-40 39-50 52-50 7 0 21 3 21 26 0 12-7 38-21 92-7 24-20 40-37 40-2 0-12 0-19-5 10-2 18-10 18-21 0-10-8-13-14-13-12 0-22 10-22 22 0 18 20 26 36 26 27 0 40-27 41-30 4 15 19 30 42 30 39 0 61-51 61-60 0-4-3-4-4-4-3 0-4 1-4 5-14 40-40 50-52 50-15 0-21-12-21-25 0-9 2-18 7-34 4-18 7-35 12-53z"><text:p/></draw:path><draw:path draw:style-name="gr279" draw:text-style-name="P99" svg:width="0.0587in" svg:height="0.0697in" svg:x="1.8913in" svg:y="0.5138in" svg:viewBox="0 0 150 178" svg:d="M33 76c2-57 34-67 47-67 41 0 44 52 44 67-30 0-60 0-91 0zM33 85c36 0 72 0 108 0 8 0 9 0 9-9 0-39-21-76-70-76-44 0-80 40-80 88 0 52 41 90 86 90 47 0 64-43 64-50 0-5-3-5-5-5-3 0-4 2-5 6-13 39-49 39-52 39-20 0-35-12-44-26-11-19-11-44-11-57z"><text:p/></draw:path><draw:path draw:style-name="gr280" draw:text-style-name="P99" svg:width="0.0335in" svg:height="0.1055in" svg:x="1.9598in" svg:y="0.4764in" svg:viewBox="0 0 86 269" svg:d="M56 0c-19 1-37 3-56 4 0 5 0 8 0 13 28 0 31 2 31 20 0 68 0 135 0 202 0 17-5 17-31 17 0 5 0 8 0 13 13-2 33-2 43-2 9 0 28 0 43 2 0-5 0-8 0-13-26 0-30 0-30-17 0-79 0-160 0-239z"><text:p/></draw:path><draw:path draw:style-name="gr281" draw:text-style-name="P99" svg:width="0.0492in" svg:height="0.0697in" svg:x="2.0024in" svg:y="0.5138in" svg:viewBox="0 0 126 178" svg:d="M67 99c9 1 41 8 41 35 0 20-13 35-44 35-32 0-46-22-54-55-1-5-1-6-6-6-4 0-4 2-4 10 0 16 0 34 0 50 0 7 0 10 4 10 3 0 3-1 10-7 1-2 0-3 8-10 16 16 34 17 42 17 45 0 62-26 62-54 0-21-12-32-16-37-13-12-28-15-44-19-22-3-47-9-47-31 0-14 10-29 43-29 43 0 45 35 45 46 1 4 3 3 4 4 6 0 6-2 6-10 0-13 0-25 0-38 0-7 0-10-5-10-2 0-2 0-8 6-1 1-4 4-6 5-14-11-31-11-36-11-48 0-62 26-62 48 0 14 7 25 16 32 13 10 24 14 51 19z"><text:p/></draw:path><draw:path draw:style-name="gr282" draw:text-style-name="P99" svg:width="0.0587in" svg:height="0.0697in" svg:x="2.0614in" svg:y="0.5138in" svg:viewBox="0 0 150 178" svg:d="M32 76c2-57 35-67 48-67 40 0 44 52 44 67-31 0-61 0-92 0zM32 85c36 0 71 0 108 0 9 0 10 0 10-9 0-39-21-76-70-76-45 0-80 40-80 88 0 52 41 90 85 90 47 0 65-43 65-50 0-5-4-5-6-5-3 0-4 2-4 6-15 39-49 39-53 39-19 0-34-12-44-26-11-19-11-44-11-57z"><text:p/></draw:path></draw:g></text:p>
      <text:p text:style-name="P94">נוכיח ש־<text:span text:style-name="T9"><draw:g text:anchor-type="as-char" svg:y="-0.1075in" draw:z-index="408" draw:style-name="gr1"><svg:title>TexMaths</svg:title><svg:desc>11§inline§f§svg§600§FALSE§</svg:desc><draw:path draw:style-name="gr479" draw:text-style-name="P98" svg:width="0.0673in" svg:height="0.1217in" svg:x="-0.0004in" svg:y="0.0075in" svg:viewBox="0 0 172 310" svg:d="M0 0c57 0 115 0 172 0 0 103 0 207 0 310-57 0-115 0-172 0 0-103 0-207 0-310z"><text:p/></draw:path><draw:path draw:style-name="gr480" draw:text-style-name="P99" svg:width="0.0748in" svg:height="0.1374in" svg:x="0in" svg:y="0in" svg:viewBox="0 0 191 350" svg:d="M119 118c11 0 22 0 33 0 8 0 12 0 12-8 0-4-4-4-11-4-10 0-21 0-32 0 4-16 7-30 9-44 1-8 7-36 9-40 3-8 10-13 19-13 1 0 11 0 18 6-17 1-21 16-21 21 0 9 7 14 15 14 10 0 21-8 21-24 0-17-18-26-33-26-14 0-38 7-50 45-1 8-2 12-11 61-9 0-18 0-26 0s-13 0-13 7c0 5 4 5 11 5 8 0 17 0 26 0-10 50-20 100-29 150-8 38-14 73-34 73-1 0-11 0-19-7 19-1 22-15 22-20 0-9-7-14-14-14-10 0-21 8-21 23 0 18 17 27 32 27 21 0 36-23 44-38 12-24 21-71 21-73 8-41 14-81 22-121z"><text:p/></draw:path></draw:g></text:span><text:span text:style-name="T9"> זיווג. </text:span><text:span text:style-name="T90">[הערה: הפונקציה מוגדרת היטב כי </text:span><text:span text:style-name="T90"><draw:g text:anchor-type="as-char" svg:y="-0.1299in" draw:z-index="419" draw:style-name="gr1"><svg:title>TexMaths</svg:title><svg:desc>11§inline§\tfrac{1}{2n + 1} = x§svg§600§FALSE§</svg:desc><draw:path draw:style-name="gr361" draw:text-style-name="P98" svg:width="0.5744in" svg:height="0.1791in" svg:x="0.0075in" svg:y="0.0071in" svg:viewBox="0 0 1460 456" svg:d="M730 456c-244 0-487 0-730 0 0-152 0-304 0-456 487 0 973 0 1460 0 0 152 0 304 0 456-243 0-487 0-730 0z"><text:p/></draw:path><draw:path draw:style-name="gr362" draw:text-style-name="P99" svg:width="0.0382in" svg:height="0.0705in" svg:x="0.126in" svg:y="-0.0004in" svg:viewBox="0 0 98 180" svg:d="M60 8c0-8 0-8-7-8-18 18-42 18-53 18 0 3 0 6 0 10 5 0 24 0 38-8 0 46 0 91 0 138 0 8 0 12-26 12-3 0-8 0-11 0 0 3 0 6 0 10 6 0 39-1 48-1s43 1 49 1c0-4 0-7 0-10-3 0-7 0-10 0-28 0-28-4-28-12 0-51 0-101 0-150z"><text:p/></draw:path><draw:path draw:style-name="gr363" draw:text-style-name="P99" svg:width="0.2894in" svg:height="0.0055in" svg:x="-0.0004in" svg:y="0.089in" svg:viewBox="0 0 736 15" svg:d="M368 15c-123 0-245 0-368 0 0-5 0-9 0-15 245 0 490 0 736 0 0 6 0 10 0 15-124 0-246 0-368 0z"><text:p/></draw:path><draw:path draw:style-name="gr364" draw:text-style-name="P99" svg:width="0.0465in" svg:height="0.0705in" svg:x="0.0067in" svg:y="0.1118in" svg:viewBox="0 0 119 180" svg:d="M119 130c-4 0-6 0-9 0-1 7-3 22-7 25-2 1-23 1-27 1-17 0-33 0-50 0 29-25 38-33 54-45 20-16 39-33 39-58 0-33-29-53-63-53s-56 23-56 48c0 14 11 16 14 16 7 0 15-6 15-14 0-6-3-15-17-15 9-20 28-25 40-25 27 0 41 21 41 43 0 23-17 42-26 52-22 21-43 42-65 64-2 3-2 3-2 11 37 0 74 0 111 0 2-17 6-33 8-50z"><text:p/></draw:path><draw:path draw:style-name="gr365" draw:text-style-name="P99" svg:width="0.0646in" svg:height="0.0472in" svg:x="0.0654in" svg:y="0.1354in" svg:viewBox="0 0 165 121" svg:d="M20 101c-1 5-1 7-2 11 0 7 4 9 8 9 6 0 9-3 11-5 1-2 4-11 5-17 1-5 4-17 6-24 1-7 3-12 5-19 2-11 3-13 11-24 7-11 20-24 40-24 16 0 16 13 16 18 0 16-11 47-16 58-3 7-4 10-4 14 0 14 12 23 26 23 27 0 39-37 39-41 0-3-3-3-4-3-4 0-5 1-6 5-5 20-18 32-29 32-5 0-6-4-6-9 0-7 1-10 6-22 4-9 15-38 15-52 0-27-21-31-35-31-24 0-38 13-47 24-1-18-17-24-28-24-12 0-18 8-21 14-7 10-10 26-10 27 0 3 3 3 4 3 4 0 5 0 6-8 4-15 10-28 20-28 7 0 8 5 8 13 0 4-3 14-4 22-2 8-4 19-5 24-4 11-6 22-9 34z"><text:p/></draw:path><draw:path draw:style-name="gr366" draw:text-style-name="P99" svg:width="0.078in" svg:height="0.078in" svg:x="0.1429in" svg:y="0.1165in" svg:viewBox="0 0 199 199" svg:d="M107 106c27 0 55 0 82 0 3 0 10 0 10-6 0-7-7-7-10-7-27 0-55 0-82 0 0-28 0-56 0-83 0-3 0-10-7-10s-7 7-7 10c0 27 0 55 0 83-27 0-56 0-83 0-3 0-10 0-10 6 0 7 7 7 10 7 27 0 56 0 83 0 0 27 0 55 0 84 0 3 0 9 6 9 8 0 8-6 8-9 0-29 0-57 0-84z"><text:p/></draw:path><draw:path draw:style-name="gr367" draw:text-style-name="P99" svg:width="0.0386in" svg:height="0.0705in" svg:x="0.2406in" svg:y="0.1118in" svg:viewBox="0 0 99 180" svg:d="M62 8c0-8-2-8-9-8-17 17-42 18-53 18 0 3 0 6 0 10 7 0 24 0 40-8 0 46 0 91 0 138 0 8 0 12-28 12-3 0-7 0-10 0 0 3 0 6 0 10 5 0 39-1 49-1 7 0 41 1 48 1 0-4 0-7 0-10-3 0-8 0-11 0-26 0-26-4-26-12 0-51 0-101 0-150z"><text:p/></draw:path><draw:path draw:style-name="gr368" draw:text-style-name="P99" svg:width="0.1004in" svg:height="0.035in" svg:x="0.3583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69" draw:text-style-name="P99" svg:width="0.0752in" svg:height="0.0685in" svg:x="0.5146in" svg:y="0.063in" svg:viewBox="0 0 192 175" svg:d="M118 54c2-10 11-45 38-45 2 0 11 0 19 4-11 2-19 12-19 21 0 7 5 14 16 14 8 0 20-7 20-23 0-19-23-25-36-25-22 0-36 21-41 30-9-26-29-30-41-30-40 0-62 50-62 60 0 4 3 4 4 4 4 0 5-1 6-4 13-41 38-51 52-51 6 0 21 3 21 25 0 12-7 39-21 93-7 23-20 39-38 39-2 0-11 0-18-4 8-2 17-10 17-21s-9-14-14-14c-11 0-21 11-21 23 0 17 19 25 36 25 26 0 40-27 41-30 4 15 19 30 42 30 39 0 61-49 61-59 0-5-3-5-4-5-3 0-4 3-6 5-12 42-38 50-51 50-15 0-21-12-21-25 0-9 2-16 6-34 5-18 9-35 14-53z"><text:p/></draw:path></draw:g></text:span><text:span text:style-name="T90"><text:s/>מתאים </text:span><text:span text:style-name="T90"><draw:g text:anchor-type="as-char" svg:y="-0.0681in" draw:z-index="417" draw:style-name="gr1"><svg:title>TexMaths</svg:title><svg:desc>11§inline§n§svg§600§FALSE§</svg:desc><draw:path draw:style-name="gr372" draw:text-style-name="P98" svg:width="0.0705in" svg:height="0.052in" svg:x="0.0031in" svg:y="0.0075in" svg:viewBox="0 0 180 133" svg:d="M0 0c60 0 120 0 180 0 0 44 0 89 0 133-60 0-120 0-180 0 0-44 0-89 0-133z"><text:p/></draw:path><draw:path draw:style-name="gr373" draw:text-style-name="P99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90"><text:s/>באופן חח"ע [מצמצום] לכל </text:span><text:span text:style-name="T90"><draw:g text:anchor-type="as-char" svg:y="-0.0681in" draw:z-index="418" draw:style-name="gr1"><svg:title>TexMaths</svg:title><svg:desc>11§inline§x§svg§600§FALSE§</svg:desc><draw:path draw:style-name="gr370" draw:text-style-name="P98" svg:width="0.0634in" svg:height="0.052in" svg:x="0.0031in" svg:y="0.0075in" svg:viewBox="0 0 162 133" svg:d="M0 0c54 0 108 0 162 0 0 44 0 89 0 133-54 0-108 0-162 0 0-44 0-89 0-133z"><text:p/></draw:path><draw:path draw:style-name="gr371" draw:text-style-name="P99" svg:width="0.0748in" svg:height="0.0677in" svg:x="-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90"><text:s/>שונה]</text:span></text:p>
      <text:p text:style-name="P76">חח"ע: <text:span text:style-name="T1">יהי </text:span><text:span text:style-name="T47"><draw:g text:anchor-type="as-char" svg:y="-0.1134in" draw:z-index="411" draw:style-name="gr1"><svg:title>TexMaths</svg:title><svg:desc>11§inline§x_1, x_2 \in [0, 1] \cup \N§svg§600§FALSE§</svg:desc><draw:path draw:style-name="gr447" draw:text-style-name="P98" svg:width="1.1276in" svg:height="0.1354in" svg:x="0.0031in" svg:y="0.0075in" svg:viewBox="0 0 2865 345" svg:d="M0 0c955 0 1911 0 2865 0 0 115 0 230 0 345-954 0-1910 0-2865 0 0-115 0-230 0-345z"><text:p/></draw:path><draw:path draw:style-name="gr448" draw:text-style-name="P99" svg:width="0.0752in" svg:height="0.0681in" svg:x="-0.0004in" svg:y="0.0465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6 5-12 40-38 50-50 50-16 0-22-13-22-25 0-9 3-18 6-34 5-18 9-35 14-53z"><text:p/></draw:path><draw:path draw:style-name="gr449" draw:text-style-name="P99" svg:width="0.0382in" svg:height="0.0701in" svg:x="0.0941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450" draw:text-style-name="P99" svg:width="0.0173in" svg:height="0.0453in" svg:x="0.1638in" svg:y="0.0972in" svg:viewBox="0 0 45 116" svg:d="M45 41c0-26-10-41-25-41-12 0-20 10-20 21 0 10 8 21 20 21 4 0 10-2 14-6 1-1 1-1 1-1 1 0 1 0 1 6 0 28-13 51-26 65-5 3-5 4-5 5 0 4 3 5 5 5 4 0 35-30 35-75z"><text:p/></draw:path><draw:path draw:style-name="gr451" draw:text-style-name="P99" svg:width="0.0752in" svg:height="0.0681in" svg:x="0.2228in" svg:y="0.0465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1 0-21 10-21 22 0 17 19 25 36 25 26 0 40-26 41-29 4 15 19 29 42 29 39 0 61-50 61-59 0-4-3-4-4-4-4 0-4 1-6 5-13 40-38 50-51 50-15 0-21-13-21-25 0-9 2-18 6-34 5-18 9-35 14-53z"><text:p/></draw:path><draw:path draw:style-name="gr452" draw:text-style-name="P99" svg:width="0.0469in" svg:height="0.0701in" svg:x="0.3118in" svg:y="0.0661in" svg:viewBox="0 0 120 179" svg:d="M120 130c-3 0-7 0-10 0-1 7-3 22-7 25-2 1-23 1-27 1-17 0-33 0-50 0 29-25 39-32 54-45 21-15 40-33 40-58 0-33-30-53-64-53s-56 24-56 48c0 15 11 16 14 16 7 0 15-5 15-14 0-6-3-15-17-15 9-18 28-25 40-25 27 0 41 21 41 43 0 23-17 42-25 52-22 21-44 41-66 63-2 4-2 4-2 11 37 0 74 0 111 0 3-16 6-33 9-49z"><text:p/></draw:path><draw:path draw:style-name="gr453" draw:text-style-name="P99" svg:width="0.0752in" svg:height="0.087in" svg:x="0.4283in" svg:y="0.0315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454" draw:text-style-name="P99" svg:width="0.0205in" svg:height="0.1508in" svg:x="0.5768in" svg:y="0in" svg:viewBox="0 0 53 384" svg:d="M53 384c0-5 0-10 0-15-12 0-26 0-38 0 0-118 0-236 0-354 12 0 26 0 38 0 0-5 0-9 0-15-18 0-35 0-53 0 0 128 0 257 0 384 18 0 35 0 53 0z"><text:p/></draw:path><draw:path draw:style-name="gr455" draw:text-style-name="P99" svg:width="0.0638in" svg:height="0.1035in" svg:x="0.6071in" svg:y="0.0126in" svg:viewBox="0 0 163 264" svg:d="M163 133c0-30-2-61-17-89-17-37-48-44-65-44-23 0-51 10-67 46-13 27-14 57-14 87s1 63 16 93c18 31 46 38 64 38 21 0 51-7 68-44 13-27 15-56 15-87zM80 257c-14 0-37-10-44-48-4-22-4-57-4-80 0-24 0-50 3-71 7-46 36-49 45-49 13 0 39 6 46 45 4 22 4 51 4 75 0 30 0 55-4 79-6 36-28 49-46 49z"><text:p/></draw:path><draw:path draw:style-name="gr456" draw:text-style-name="P99" svg:width="0.0173in" svg:height="0.0453in" svg:x="0.6906in" svg:y="0.0972in" svg:viewBox="0 0 45 116" svg:d="M45 41c0-26-10-41-25-41-12 0-20 10-20 21 0 10 8 21 20 21 5 0 10-2 14-6 1-1 1-1 1-1 1 0 1 0 1 6 0 28-13 51-26 65-5 3-5 4-5 5 0 4 3 5 5 5 4 0 35-30 35-75z"><text:p/></draw:path><draw:path draw:style-name="gr457" draw:text-style-name="P99" svg:width="0.05in" svg:height="0.1008in" svg:x="0.7583in" svg:y="0.0126in" svg:viewBox="0 0 128 257" svg:d="M79 10c0-9 0-10-9-10-24 25-58 25-70 25 0 5 0 8 0 12 8 0 31 0 51-9 0 66 0 132 0 198 0 13-2 18-37 18-4 0-7 0-12 0 0 5 0 9 0 13 13-3 47-3 63-3 15 0 49 0 63 3 0-4 0-8 0-13-5 0-8 0-13 0-35 0-36-4-36-18 0-72 0-145 0-216z"><text:p/></draw:path><draw:path draw:style-name="gr458" draw:text-style-name="P99" svg:width="0.0205in" svg:height="0.1508in" svg:x="0.824in" svg:y="0in" svg:viewBox="0 0 53 384" svg:d="M53 0c-18 0-35 0-53 0 0 6 0 10 0 15 12 0 25 0 37 0 0 118 0 236 0 354-12 0-25 0-37 0 0 5 0 10 0 15 18 0 35 0 53 0 0-127 0-256 0-384z"><text:p/></draw:path><draw:path draw:style-name="gr459" draw:text-style-name="P99" svg:width="0.0846in" svg:height="0.0933in" svg:x="0.9051in" svg:y="0.0228in" svg:viewBox="0 0 216 238" svg:d="M216 14c0-7 0-14-8-14s-8 7-8 14c0 47 0 93 0 140 0 56-64 68-92 68-18 0-42-3-62-16-31-18-31-42-31-53 0-46 0-92 0-139 0-7 0-14-7-14-8 0-8 7-8 14 0 48 0 94 0 141 0 57 59 83 108 83 50 0 108-27 108-83 0-47 0-93 0-141z"><text:p/></draw:path><draw:path draw:style-name="gr460" draw:text-style-name="P99" svg:width="0.1028in" svg:height="0.1059in" svg:x="1.0358in" svg:y="0.0102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7 6 11 6 22 0 26 8 26 29 0 39 0 79 0 120-39-53-79-105-117-156-4-6-6-6-14-6-22 0-45 0-67 0-7 0-14 0-14 7 0 5 7 6 9 6 10 1 18 8 21 12 0 4 0 4 0 9zM218 243c-56-73-112-147-169-221-3-4-3-5-7-9 15 0 31 0 46 0 43 59 87 117 130 175 0 18 0 37 0 55z"><text:p/></draw:path></draw:g></text:span><text:span text:style-name="T47">, נניח </text:span><text:span text:style-name="T47"><draw:g text:anchor-type="as-char" svg:y="-0.1134in" draw:z-index="409" draw:style-name="gr1"><svg:title>TexMaths</svg:title><svg:desc>11§inline§h(x_1) = h(x_2)§svg§600§FALSE§</svg:desc><draw:path draw:style-name="gr467" draw:text-style-name="P98" svg:width="0.8933in" svg:height="0.1354in" svg:x="-0.0004in" svg:y="0.0075in" svg:viewBox="0 0 2270 345" svg:d="M0 0c757 0 1514 0 2270 0 0 115 0 230 0 345-756 0-1513 0-2270 0 0-115 0-230 0-345z"><text:p/></draw:path><draw:path draw:style-name="gr468" draw:text-style-name="P99" svg:width="0.0744in" svg:height="0.1059in" svg:x="0in" svg:y="0.0087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469" draw:text-style-name="P99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470" draw:text-style-name="P99" svg:width="0.0756in" svg:height="0.0681in" svg:x="0.1429in" svg:y="0.0465in" svg:viewBox="0 0 193 174" svg:d="M118 54c2-10 11-46 38-46 2 0 11 0 20 5-11 2-19 12-19 21 0 7 5 13 15 13 8 0 21-6 21-22 0-19-24-25-37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471" draw:text-style-name="P99" svg:width="0.0382in" svg:height="0.0701in" svg:x="0.2374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472" draw:text-style-name="P99" svg:width="0.035in" svg:height="0.1508in" svg:x="0.3024in" svg:y="0in" svg:viewBox="0 0 90 384" svg:d="M90 193c0-30-4-77-25-120-23-48-57-73-61-73-2 0-4 1-4 3 0 3 0 3 8 10 37 38 59 99 59 180 0 65-14 132-61 181-6 5-6 5-6 6 0 3 2 4 4 4 4 0 39-26 62-75 20-43 24-85 24-116z"><text:p/></draw:path><draw:path draw:style-name="gr473" draw:text-style-name="P99" svg:width="0.1008in" svg:height="0.035in" svg:x="0.4035in" svg:y="0.057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474" draw:text-style-name="P99" svg:width="0.074in" svg:height="0.1059in" svg:x="0.5638in" svg:y="0.0087in" svg:viewBox="0 0 189 270" svg:d="M89 3c-2-1 0-3-5-3-9 0-37 2-47 3-3 0-7 1-7 8 0 4 3 4 9 4 18 0 19 4 19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475" draw:text-style-name="P99" svg:width="0.035in" svg:height="0.1508in" svg:x="0.6579in" svg:y="0in" svg:viewBox="0 0 90 384" svg:d="M90 380c0-1 0-1-6-8-49-48-61-121-61-179 0-67 14-135 62-183 5-4 5-4 5-7 0-2-2-3-4-3-3 0-39 26-62 75-18 43-24 86-24 118 0 28 4 76 26 119 24 47 57 72 60 72 2 0 4-1 4-4z"><text:p/></draw:path><draw:path draw:style-name="gr476" draw:text-style-name="P99" svg:width="0.0756in" svg:height="0.0681in" svg:x="0.7063in" svg:y="0.0465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477" draw:text-style-name="P99" svg:width="0.0469in" svg:height="0.0701in" svg:x="0.7957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478" draw:text-style-name="P99" svg:width="0.0346in" svg:height="0.1508in" svg:x="0.866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47">. נוכיח </text:span><text:span text:style-name="T47"><draw:g text:anchor-type="as-char" svg:y="-0.0661in" draw:z-index="410" draw:style-name="gr1"><svg:title>TexMaths</svg:title><svg:desc>11§inline§x_1 = x_2§svg§600§FALSE§</svg:desc><draw:path draw:style-name="gr461" draw:text-style-name="P98" svg:width="0.4819in" svg:height="0.074in" svg:x="0.0031in" svg:y="0.0071in" svg:viewBox="0 0 1225 189" svg:d="M613 189c-204 0-409 0-613 0 0-63 0-126 0-189 409 0 817 0 1225 0 0 63 0 126 0 189-204 0-408 0-612 0z"><text:p/></draw:path><draw:path draw:style-name="gr462" draw:text-style-name="P99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463" draw:text-style-name="P99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464" draw:text-style-name="P99" svg:width="0.1004in" svg:height="0.035in" svg:x="0.2012in" svg:y="0.01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465" draw:text-style-name="P99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466" draw:text-style-name="P99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47">. נפלג למקרים (אתעלם ממקרים הנכונים מסימטריה, וממקרים </text:span><text:span text:style-name="T64">בעבורם</text:span><text:span text:style-name="T47"> </text:span><text:span text:style-name="T47"><draw:g text:anchor-type="as-char" svg:y="-0.0661in" draw:z-index="412" draw:style-name="gr1"><svg:title>TexMaths</svg:title><svg:desc>11§inline§x_1, x_2§svg§600§FALSE§</svg:desc><draw:path draw:style-name="gr441" draw:text-style-name="P98" svg:width="0.3469in" svg:height="0.0795in" svg:x="0.0031in" svg:y="0.0075in" svg:viewBox="0 0 882 203" svg:d="M0 0c294 0 589 0 882 0 0 68 0 135 0 203-293 0-588 0-882 0 0-68 0-135 0-203z"><text:p/></draw:path><draw:path draw:style-name="gr442" draw:text-style-name="P99" svg:width="0.0756in" svg:height="0.0673in" svg:x="-0.0004in" svg:y="0in" svg:viewBox="0 0 193 172" svg:d="M118 54c2-10 11-45 38-45 2 0 11 0 20 4-11 2-19 12-19 21 0 7 5 13 15 13 8 0 21-6 21-22 0-20-24-25-37-25-22 0-35 21-39 30-10-27-31-30-42-30-41 0-63 49-63 59 0 3 3 2 5 3 3 0 4 0 5-4 13-40 39-49 52-49 7 0 21 3 21 25 0 12-7 37-21 90-7 24-20 40-37 40-3 0-12 0-19-5 10-2 17-10 17-21 0-10-7-13-14-13-11 0-21 10-21 22 0 17 20 25 36 25 26 0 40-26 41-28 4 14 19 28 42 28 39 0 61-49 61-57 0-4-3-4-4-4-3 0-4 1-5 4-13 40-39 49-51 49-15 0-22-13-22-25 0-9 2-17 7-33 4-17 8-35 13-52z"><text:p/></draw:path><draw:path draw:style-name="gr443" draw:text-style-name="P99" svg:width="0.0386in" svg:height="0.0697in" svg:x="0.0937in" svg:y="0.0193in" svg:viewBox="0 0 99 178" svg:d="M62 8c0-7 0-8-8-8-18 18-42 18-54 18 0 3 0 6 0 9 7 0 25 0 40-7 0 45 0 91 0 136 0 8 0 12-27 12-3 0-7 0-11 0 0 3 0 6 0 10 6 0 39-2 49-2 8 0 43 2 48 2 0-4 0-7 0-10-3 0-7 0-10 0-27 0-27-4-27-12 0-50 0-99 0-148z"><text:p/></draw:path><draw:path draw:style-name="gr444" draw:text-style-name="P99" svg:width="0.0173in" svg:height="0.0449in" svg:x="0.1634in" svg:y="0.0504in" svg:viewBox="0 0 45 115" svg:d="M45 41c0-26-9-41-24-41-13 0-21 10-21 21 0 10 8 21 21 21 4 0 10-3 13-6 1-1 1-1 2-1 0 2 1 0 1 6 0 28-14 51-26 64-4 4-4 5-4 6 0 3 2 4 3 4 4 0 35-30 35-74z"><text:p/></draw:path><draw:path draw:style-name="gr445" draw:text-style-name="P99" svg:width="0.0756in" svg:height="0.0673in" svg:x="0.222in" svg:y="0in" svg:viewBox="0 0 193 172" svg:d="M118 54c3-10 12-45 38-45 2 0 11 0 20 4-11 2-19 12-19 21 0 7 5 13 15 13 8 0 21-6 21-22 0-20-22-25-36-25-23 0-36 21-40 30-10-27-31-30-42-30-41 0-63 49-63 59 0 3 3 2 5 3 3 0 4 0 5-4 13-40 39-49 52-49 7 0 21 3 21 25 0 12-7 37-21 90-7 24-20 40-37 40-2 0-11 0-19-5 10-2 18-10 18-21 0-10-8-13-14-13-12 0-22 10-22 22 0 17 20 25 36 25 27 0 40-26 41-28 4 14 19 28 42 28 39 0 61-49 61-57 0-4-3-4-4-4-3 0-4 1-4 4-14 40-40 49-52 49-15 0-21-13-21-25 0-9 2-17 7-33 4-17 7-35 12-52z"><text:p/></draw:path><draw:path draw:style-name="gr446" draw:text-style-name="P99" svg:width="0.0469in" svg:height="0.0697in" svg:x="0.311in" svg:y="0.0193in" svg:viewBox="0 0 120 178" svg:d="M120 128c-3 0-6 0-9 0-1 7-4 22-8 25-2 2-23 2-26 2-16 0-33 0-49 0 28-26 37-32 53-44 20-16 39-33 39-58 0-32-29-53-64-53-33 0-56 24-56 48 0 14 12 16 14 16 7 0 15-5 15-15 0-4-1-14-16-14 9-19 27-25 40-25 26 0 41 21 41 43 0 23-17 41-26 51-22 21-43 42-65 63-3 3-3 3-3 11 37 0 75 0 112 0 2-17 6-33 8-50z"><text:p/></draw:path></draw:g></text:span><text:span text:style-name="T47"><text:s/>מקיימים את אותו התנאי </text:span><text:span text:style-name="T64">כך ש</text:span><text:span text:style-name="T47">ניתן להוכיח בעזרת פישוט אלגברי פשוט): </text:span></text:p>
      <text:list xml:id="list2226641463" text:style-name="L9">
        <text:list-item>
          <text:p text:style-name="P77"><text:span text:style-name="T47">אם </text:span><text:span text:style-name="T47"><draw:g text:anchor-type="as-char" svg:y="-0.1299in" draw:z-index="442" draw:style-name="gr1"><svg:title>TexMaths</svg:title><svg:desc>11§inline§x_1 \in \N \land \exists n \in \N. x_2 = \tfrac{1}{n} \land x_2 \not\in \N§svg§600§FALSE§</svg:desc><draw:path draw:style-name="gr40" draw:text-style-name="P98" svg:width="2.2047in" svg:height="0.1673in" svg:x="0.0031in" svg:y="0.0075in" svg:viewBox="0 0 5601 426" svg:d="M0 0c1867 0 3734 0 5601 0 0 142 0 284 0 426-1867 0-3734 0-5601 0 0-142 0-284 0-426z"><text:p/></draw:path><draw:path draw:style-name="gr41" draw:text-style-name="P99" svg:width="0.0752in" svg:height="0.0685in" svg:x="-0.0004in" svg:y="0.0634in" svg:viewBox="0 0 192 175" svg:d="M118 54c2-10 12-45 38-45 2 0 11 0 20 4-11 2-19 12-19 21 0 7 5 13 15 13 8 0 20-6 20-22 0-19-23-25-36-25-22 0-35 20-39 30-10-27-31-30-42-30-41 0-63 50-63 59 0 4 3 3 4 4 4 0 5 0 6-4 13-41 38-50 52-50 7 0 21 3 21 25 0 12-7 38-21 91-7 25-20 41-37 41-3 0-12 0-19-5 9-1 18-10 18-21 0-10-9-14-14-14-12 0-22 10-22 23 0 18 20 26 36 26 26 0 40-28 41-30 4 15 19 30 42 30 39 0 61-51 61-60 0-4-3-4-4-4-3 0-4 2-6 4-12 41-38 51-50 51-16 0-22-12-22-25 0-9 3-18 6-34 5-18 9-36 14-53z"><text:p/></draw:path><draw:path draw:style-name="gr42" draw:text-style-name="P99" svg:width="0.0382in" svg:height="0.0701in" svg:x="0.0941in" svg:y="0.0823in" svg:viewBox="0 0 98 179" svg:d="M60 8c0-7 0-8-7-8-18 18-42 18-53 18 0 3 0 6 0 9 7 0 24 0 38-7 0 46 0 91 0 137 0 9 0 12-26 12-3 0-8 0-11 0 0 4 0 7 0 10 6 0 39-1 48-1s43 1 49 1c0-3 0-6 0-10-3 0-7 0-10 0-28 0-28-3-28-12 0-50 0-100 0-149z"><text:p/></draw:path><draw:path draw:style-name="gr43" draw:text-style-name="P99" svg:width="0.076in" svg:height="0.0874in" svg:x="0.2055in" svg:y="0.048in" svg:viewBox="0 0 194 223" svg:d="M180 119c7 0 14 0 14-8s-7-8-14-8c-55 0-109 0-164 0 5-51 49-88 104-88 20 0 41 0 60 0 7 0 14 0 14-7 0-8-7-8-14-8-21 0-40 0-61 0-66 0-119 49-119 111s53 112 119 112c21 0 40 0 61 0 7 0 14 0 14-7 0-8-7-8-14-8-19 0-40 0-60 0-55 0-99-38-104-89 55 0 109 0 164 0z"><text:p/></draw:path><draw:path draw:style-name="gr44" draw:text-style-name="P99" svg:width="0.1028in" svg:height="0.1059in" svg:x="0.3406in" svg:y="0.0264in" svg:viewBox="0 0 262 270" svg:d="M33 34c0 63 0 126 0 188 0 20-3 27-22 27-4 0-11 1-11 6 0 8 5 8 13 8 20 0 40 0 60 0 6 0 13 0 13-8 0-5-7-6-12-6-21 0-25-8-25-27 0-59 0-119 0-177 57 73 112 146 168 219 3 4 5 6 7 6 7 0 7-6 7-13 0-71 0-144 0-216 0-22 3-28 21-28 3 0 10 0 10-6 0-7-7-7-13-7-19 0-38 0-57 0-7 0-13 0-13 7 0 6 7 6 11 6 22 0 24 8 24 29 0 39 0 80 0 121-38-53-78-105-116-157-3-6-5-6-13-6-22 0-45 0-67 0-8 0-14 0-14 7 0 5 6 6 8 6 11 1 18 8 22 12-1 4-1 4-1 9zM218 243c-56-74-112-147-169-221-3-4-3-4-7-9 15 0 29 0 45 0 44 59 87 117 131 175 0 19 0 38 0 55z"><text:p/></draw:path><draw:path draw:style-name="gr45" draw:text-style-name="P99" svg:width="0.0839in" svg:height="0.0933in" svg:x="0.4886in" svg:y="0.0394in" svg:viewBox="0 0 214 238" svg:d="M117 9c-4-7-6-9-9-9-6 0-7 3-9 9-32 71-64 143-96 214-3 6-3 7-3 8 0 3 3 7 8 7 3 0 5 0 8-7 31-68 61-136 92-205 29 69 60 137 90 205 4 7 8 7 9 7 4 0 7-4 7-7-1-2 0-1-2-6-32-72-64-145-95-216z"><text:p/></draw:path><draw:path draw:style-name="gr46" draw:text-style-name="P99" svg:width="0.0677in" svg:height="0.1043in" svg:x="0.6236in" svg:y="0.0252in" svg:viewBox="0 0 173 266" svg:d="M173 13c0-12-1-13-15-13-48 0-95 0-144 0-6 0-14 0-14 8 0 7 8 7 14 7 48 0 96 0 143 0 0 37 0 73 0 110-46 0-91 0-137 0-7 0-15 0-15 8s8 8 15 8c46 0 91 0 137 0 0 36 0 73 0 110-47 0-95 0-143 0-6 0-14 0-14 7 0 8 8 8 14 8 49 0 96 0 144 0 14 0 15-1 15-14 0-79 0-160 0-239z"><text:p/></draw:path><draw:path draw:style-name="gr47" draw:text-style-name="P99" svg:width="0.0823in" svg:height="0.0685in" svg:x="0.7043in" svg:y="0.0634in" svg:viewBox="0 0 210 175" svg:d="M23 147c-1 6-3 15-3 17 0 6 5 11 11 11 4 0 12-3 14-11 1-1 6-19 8-29 3-12 5-24 9-35 2-8 4-16 6-25 1-7 5-18 5-20 5-12 26-46 62-46 18 0 21 14 21 26 0 24-19 74-24 90-4 9-4 14-4 18 0 18 13 32 31 32 37 0 51-57 51-60 0-4-3-4-4-4-5 0-5 1-7 7-8 26-20 48-38 48-7 0-10-4-10-13s3-19 7-28c7-19 23-62 23-84 0-26-16-41-44-41-35 0-53 24-60 33-2-21-19-33-36-33-19 0-25 15-29 22-7 13-12 35-12 37 0 4 4 4 5 4 4 0 5 0 7-9 7-28 14-45 28-45 7 0 12 4 12 17 0 8-1 12-6 32-8 30-15 60-23 89z"><text:p/></draw:path><draw:path draw:style-name="gr48" draw:text-style-name="P99" svg:width="0.076in" svg:height="0.0874in" svg:x="0.8465in" svg:y="0.048in" svg:viewBox="0 0 194 223" svg:d="M179 119c7 0 15 0 15-8s-8-8-15-8c-55 0-109 0-164 0 6-51 50-88 105-88 20 0 39 0 59 0 7 0 15 0 15-7 0-8-8-8-15-8-20 0-40 0-60 0-66 0-119 49-119 111s53 112 119 112c20 0 40 0 60 0 7 0 15 0 15-7 0-8-8-8-15-8-20 0-39 0-59 0-55 0-99-38-105-89 55 0 109 0 164 0z"><text:p/></draw:path><draw:path draw:style-name="gr49" draw:text-style-name="P99" svg:width="0.1028in" svg:height="0.1059in" svg:x="0.9811in" svg:y="0.0264in" svg:viewBox="0 0 262 270" svg:d="M34 34c0 63 0 126 0 188 0 20-3 27-23 27-4 0-11 1-11 6 0 8 7 8 13 8 20 0 41 0 61 0 6 0 12 0 12-8 0-5-6-6-11-6-21 0-24-8-24-27 0-59 0-119 0-177 56 73 111 146 167 219 3 4 4 6 7 6 7 0 7-6 7-13 0-71 0-144 0-216 0-22 3-28 21-28 2 0 9 0 9-6 0-7-6-7-12-7-19 0-39 0-58 0-6 0-13 0-13 7 0 6 8 6 12 6 21 0 25 8 25 29 0 39 0 80 0 121-39-53-79-105-117-157-3-6-6-6-14-6-22 0-45 0-67 0-7 0-13 0-13 7 0 5 6 6 8 6 11 1 18 8 22 12-1 4-1 4-1 9zM219 243c-56-74-112-147-168-221-5-4-5-4-9-9 15 0 31 0 46 0 44 59 87 117 131 175 0 19 0 38 0 55z"><text:p/></draw:path><draw:path draw:style-name="gr50" draw:text-style-name="P99" svg:width="0.0157in" svg:height="0.0157in" svg:x="1.1004in" svg:y="0.1138in" svg:viewBox="0 0 41 41" svg:d="M41 20c0-11-10-20-21-20s-20 9-20 20 9 21 20 21 21-10 21-21z"><text:p/></draw:path><draw:path draw:style-name="gr51" draw:text-style-name="P99" svg:width="0.0752in" svg:height="0.0685in" svg:x="1.1335in" svg:y="0.0634in" svg:viewBox="0 0 192 175" svg:d="M118 54c3-10 12-45 38-45 2 0 11 0 20 4-11 2-19 12-19 21 0 7 5 13 15 13 8 0 20-6 20-22 0-19-23-25-35-25-23 0-36 20-40 30-10-27-31-30-42-30-41 0-63 50-63 59 0 4 3 3 4 4 4 0 5 0 6-4 13-41 38-50 52-50 7 0 21 3 21 25 0 12-7 38-21 91-7 25-20 41-37 41-2 0-12 0-19-5 9-1 18-10 18-21 0-10-9-14-14-14-12 0-22 10-22 23 0 18 20 26 36 26 26 0 40-28 41-30 4 15 19 30 42 30 39 0 61-51 61-60 0-4-3-4-4-4-3 0-4 2-4 4-14 41-40 51-52 51-16 0-22-12-22-25 0-9 3-18 6-34 5-18 9-36 14-53z"><text:p/></draw:path><draw:path draw:style-name="gr52" draw:text-style-name="P99" svg:width="0.0469in" svg:height="0.0701in" svg:x="1.2224in" svg:y="0.0823in" svg:viewBox="0 0 120 179" svg:d="M120 131c-3 0-6 0-9 0-1 5-3 22-8 24-2 1-23 1-26 1-17 0-33 0-50 0 29-24 38-32 54-45 20-15 39-32 39-58 0-32-29-53-63-53s-57 24-57 48c0 15 12 16 14 16 7 0 15-5 15-15 0-4-2-14-16-14 9-19 27-25 40-25 26 0 40 21 40 43 0 24-16 43-25 51-22 21-43 43-65 65-3 3-3 3-3 10 37 0 75 0 112 0 2-16 6-33 8-48z"><text:p/></draw:path><draw:path draw:style-name="gr53" draw:text-style-name="P99" svg:width="0.1004in" svg:height="0.035in" svg:x="1.335in" svg:y="0.0744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54" draw:text-style-name="P99" svg:width="0.0382in" svg:height="0.0701in" svg:x="1.5244in" svg:y="0in" svg:viewBox="0 0 98 179" svg:d="M60 8c0-8 0-8-7-8-18 17-42 18-53 18 0 3 0 6 0 9 7 0 24 0 38-7 0 46 0 91 0 137 0 9 0 12-26 12-3 0-7 0-10 0 0 4 0 7 0 10 5 0 38-1 47-1s43 1 49 1c0-3 0-6 0-10-3 0-7 0-10 0-28 0-28-3-28-12 0-50 0-100 0-149z"><text:p/></draw:path><draw:path draw:style-name="gr55" draw:text-style-name="P99" svg:width="0.0748in" svg:height="0.0055in" svg:x="1.5055in" svg:y="0.0894in" svg:viewBox="0 0 191 15" svg:d="M0 0c64 0 128 0 191 0 0 6 0 10 0 15-63 0-127 0-191 0 0-5 0-9 0-15z"><text:p/></draw:path><draw:path draw:style-name="gr56" draw:text-style-name="P99" svg:width="0.0646in" svg:height="0.0476in" svg:x="1.5106in" svg:y="0.135in" svg:viewBox="0 0 165 122" svg:d="M20 102c-1 4-2 10-2 11 0 7 4 9 8 9 5 0 9-3 11-5 3-4 4-11 5-18 1-4 4-18 5-24 2-6 4-11 6-18 2-11 3-13 11-24 7-11 20-25 40-25 16 0 16 14 16 18 0 17-11 47-16 59-3 7-4 10-4 14 0 14 12 23 26 23 27 0 39-37 39-42 0-3-3-3-4-3-4 0-5 2-6 4-5 22-18 33-29 33-5 0-6-3-6-8 0-7 1-10 6-22 4-9 15-38 15-53 0-25-21-31-35-31-24 0-38 14-47 25-1-18-17-25-28-25-12 0-18 9-21 15-7 10-10 26-10 27 0 3 3 3 4 3 4 0 5-1 6-8 4-16 10-29 20-29 7 0 8 6 8 13 0 5-3 15-4 23-2 7-4 18-5 24-4 11-6 22-9 34z"><text:p/></draw:path><draw:path draw:style-name="gr57" draw:text-style-name="P99" svg:width="0.0846in" svg:height="0.0933in" svg:x="1.6409in" svg:y="0.0394in" svg:viewBox="0 0 216 238" svg:d="M117 9c-4-7-6-9-9-9-5 0-7 3-9 9-32 71-64 143-96 214-2 6-3 7-3 8 0 3 4 7 8 7 3 0 6 0 10-7 29-68 60-136 90-205 31 69 60 137 91 205 3 7 7 7 9 7 4 0 8-4 8-7-2-2 0-1-3-6-32-72-65-145-96-216z"><text:p/></draw:path><draw:path draw:style-name="gr58" draw:text-style-name="P99" svg:width="0.0752in" svg:height="0.0685in" svg:x="1.7724in" svg:y="0.0634in" svg:viewBox="0 0 192 175" svg:d="M118 54c2-10 11-45 38-45 1 0 11 0 19 4-11 2-19 12-19 21 0 7 5 13 16 13 7 0 20-6 20-22 0-19-23-25-36-25-22 0-36 20-41 30-9-27-30-30-41-30-40 0-62 50-62 59 0 4 3 4 4 4 4 0 5 0 5-4 13-41 38-50 52-50 7 0 20 3 20 25 0 12-6 38-20 91-6 25-20 41-37 41-2 0-11 0-20-5 10-1 19-10 19-21 0-10-9-14-14-14-12 0-21 10-21 23 0 18 19 26 36 26 26 0 39-28 41-30 4 15 18 30 41 30 40 0 62-51 62-60 0-4-3-4-5-4-3 0-3 2-5 4-13 41-39 51-51 51-16 0-21-12-21-25 0-9 2-18 6-34 5-18 9-36 14-53z"><text:p/></draw:path><draw:path draw:style-name="gr59" draw:text-style-name="P99" svg:width="0.0465in" svg:height="0.0701in" svg:x="1.8618in" svg:y="0.0823in" svg:viewBox="0 0 119 179" svg:d="M119 131c-4 0-6 0-9 0-1 5-3 22-7 24-2 1-23 1-27 1-17 0-33 0-50 0 29-24 39-32 54-45 20-15 39-32 39-58 0-32-29-53-63-53s-56 24-56 48c0 15 11 16 14 16 7 0 15-5 15-15 0-4-3-14-17-14 9-19 28-25 40-25 27 0 41 21 41 43 0 24-17 43-26 51-22 21-43 43-65 65-2 3-2 3-2 10 37 0 74 0 111 0 2-16 6-33 8-48z"><text:p/></draw:path><draw:path draw:style-name="gr60" draw:text-style-name="P99" svg:width="0.076in" svg:height="0.1402in" svg:x="1.9866in" svg:y="0.0217in" svg:viewBox="0 0 194 357" svg:d="M190 15c4-5 4-6 4-7 0-4-3-8-8-8-6 0-7 2-9 8-58 112-115 224-174 335-3 6-3 6-3 7 0 3 3 7 8 7s6-2 8-7c59-111 116-224 174-335z"><text:p/></draw:path><draw:path draw:style-name="gr61" draw:text-style-name="P99" svg:width="0.0752in" svg:height="0.0874in" svg:x="1.9783in" svg:y="0.048in" svg:viewBox="0 0 192 223" svg:d="M179 119c7 0 13 0 13-8s-6-8-13-8c-55 0-109 0-164 0 5-51 50-88 104-88 20 0 40 0 60 0 7 0 13 0 13-7 0-8-6-8-13-8-20 0-40 0-60 0-67 0-119 49-119 111s52 112 119 112c20 0 40 0 60 0 7 0 13 0 13-7 0-8-6-8-13-8-20 0-40 0-60 0-54 0-99-38-104-89 55 0 109 0 164 0z"><text:p/></draw:path><draw:path draw:style-name="gr62" draw:text-style-name="P99" svg:width="0.1028in" svg:height="0.1059in" svg:x="2.113in" svg:y="0.0264in" svg:viewBox="0 0 262 270" svg:d="M34 34c0 63 0 126 0 188 0 20-3 27-23 27-4 0-11 1-11 6 0 8 7 8 13 8 20 0 41 0 61 0 6 0 12 0 12-8 0-5-6-6-11-6-22 0-26-8-26-27 0-59 0-119 0-177 57 73 112 146 168 219 3 4 5 6 8 6 7 0 7-6 7-13 0-71 0-144 0-216 0-22 3-28 21-28 2 0 9 0 9-6 0-7-6-7-13-7-19 0-38 0-57 0-6 0-13 0-13 7 0 6 7 6 11 6 22 0 26 8 26 29 0 39 0 80 0 121-39-53-79-105-117-157-4-6-6-6-14-6-22 0-45 0-67 0-7 0-14 0-14 7 0 5 7 6 9 6 10 1 18 8 21 12 0 4 0 4 0 9zM218 243c-56-74-112-147-169-221-3-4-3-4-7-9 15 0 31 0 46 0 43 59 87 117 130 175 0 19 0 38 0 55z"><text:p/></draw:path></draw:g></text:span><text:span text:style-name="T66"><text:s/>נציב: </text:span><text:span text:style-name="T65"><draw:g text:anchor-type="as-char" svg:y="-0.1299in" draw:z-index="421" draw:style-name="gr1"><svg:title>TexMaths</svg:title><svg:desc>11§inline§h(x_1) := \tfrac{1}{2x_1} = \tfrac{1}{2n + 1} := h(x_2)§svg§600§FALSE§</svg:desc><draw:path draw:style-name="gr329" draw:text-style-name="P98" svg:width="1.9358in" svg:height="0.1815in" svg:x="-0.0004in" svg:y="0.0075in" svg:viewBox="0 0 4918 462" svg:d="M0 0c1640 0 3279 0 4918 0 0 154 0 308 0 462-1639 0-3278 0-4918 0 0-154 0-308 0-462z"><text:p/></draw:path><draw:path draw:style-name="gr330" draw:text-style-name="P99" svg:width="0.0744in" svg:height="0.1063in" svg:x="0in" svg:y="0.0252in" svg:viewBox="0 0 190 271" svg:d="M90 4c0-1 0-4-5-4-9 0-37 2-48 3-2 1-6 1-6 8 0 4 3 4 9 4 18 0 19 4 19 7 0 2-1 6-1 8-18 73-37 147-56 222-2 4-2 5-2 8 0 8 8 11 12 11 6 0 12-5 14-10 3-9 5-19 7-29 3-12 5-23 9-34 2-9 4-18 6-26 1-3 4-16 5-18 1-3 13-24 26-35 8-7 19-13 36-13s21 13 21 26c0 21-14 63-23 87-3 9-5 13-5 21 0 17 13 31 32 31 36 0 50-55 50-59s-3-4-4-4c-5 0-5 1-7 8-5 19-17 46-38 46-7 0-10-3-10-11 0-10 3-20 6-28 7-16 25-62 25-84 0-26-16-42-45-42-25 0-43 12-58 30 10-41 21-82 31-123z"><text:p/></draw:path><draw:path draw:style-name="gr331" draw:text-style-name="P99" svg:width="0.035in" svg:height="0.1512in" svg:x="0.0945in" svg:y="0.0165in" svg:viewBox="0 0 90 385" svg:d="M90 381c0-1 0-2-6-9-49-48-61-120-61-179 0-68 14-135 62-182 5-5 5-5 5-7 0-3-2-4-4-4-4 0-39 26-62 75-20 43-24 86-24 118 0 30 4 75 25 120 24 47 57 72 61 72 2 0 4-1 4-4z"><text:p/></draw:path><draw:path draw:style-name="gr332" draw:text-style-name="P99" svg:width="0.0752in" svg:height="0.0685in" svg:x="0.1429in" svg:y="0.0634in" svg:viewBox="0 0 192 175" svg:d="M118 54c3-10 12-45 38-45 2 0 11 0 20 4-11 2-19 12-19 21 0 7 5 14 15 14 8 0 20-7 20-23 0-19-22-25-35-25-23 0-36 21-40 30-10-26-31-30-42-30-41 0-63 50-63 59 0 5 3 4 4 5 4 0 5-1 6-5 13-40 38-50 52-50 7 0 21 3 21 25 0 12-7 39-21 93-7 23-20 39-37 39-2 0-12 0-19-4 9-2 18-11 18-21 0-11-9-14-14-14-12 0-22 11-22 23 0 17 20 25 36 25 27 0 40-28 41-30 4 15 19 30 42 30 39 0 61-50 61-59 0-5-3-5-4-5-3 0-4 2-4 5-14 41-40 50-52 50-16 0-21-12-21-25 0-9 2-17 7-34 4-18 7-35 12-53z"><text:p/></draw:path><draw:path draw:style-name="gr333" draw:text-style-name="P99" svg:width="0.0382in" svg:height="0.0701in" svg:x="0.2374in" svg:y="0.0827in" svg:viewBox="0 0 98 179" svg:d="M60 8c0-8 0-8-7-8-18 17-42 17-53 17 0 3 0 6 0 9 7 0 24 0 38-7 0 46 0 91 0 137 0 10 0 13-26 13-3 0-8 0-11 0 0 4 0 7 0 10 6-1 39-1 48-1s43 0 49 1c0-3 0-6 0-10-3 0-7 0-10 0-28 0-28-3-28-13 0-49 0-99 0-148z"><text:p/></draw:path><draw:path draw:style-name="gr334" draw:text-style-name="P99" svg:width="0.0346in" svg:height="0.1512in" svg:x="0.3028in" svg:y="0.0165in" svg:viewBox="0 0 89 385" svg:d="M89 193c0-30-4-76-25-120-23-48-56-73-61-73-2 0-3 1-3 4 0 2 0 2 7 9 38 38 60 99 60 180 0 64-14 133-63 181-4 5-4 6-4 7 0 2 1 4 3 4 5 0 39-26 62-76 20-42 24-83 24-116z"><text:p/></draw:path><draw:path draw:style-name="gr335" draw:text-style-name="P99" svg:width="0.0157in" svg:height="0.065in" svg:x="0.4083in" svg:y="0.065in" svg:viewBox="0 0 41 166" svg:d="M41 20c0-11-9-20-20-20s-21 8-21 20c0 11 10 21 21 21s20-9 20-21zM41 145c0-11-9-20-20-20s-21 8-21 20c0 11 10 21 21 21s20-9 20-21z"><text:p/></draw:path><draw:path draw:style-name="gr336" draw:text-style-name="P99" svg:width="0.1008in" svg:height="0.035in" svg:x="0.446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37" draw:text-style-name="P99" svg:width="0.0382in" svg:height="0.0701in" svg:x="0.6925in" svg:y="0in" svg:viewBox="0 0 98 179" svg:d="M60 8c0-8 0-8-7-8-18 17-42 18-53 18 0 3 0 6 0 10 7 0 24 0 38-8 0 46 0 91 0 137 0 9 0 12-26 12-3 0-8 0-11 0 0 4 0 7 0 10 6 0 39-1 48-1s43 1 49 1c0-3 0-6 0-10-3 0-7 0-10 0-28 0-28-3-28-12 0-50 0-100 0-149z"><text:p/></draw:path><draw:path draw:style-name="gr338" draw:text-style-name="P99" svg:width="0.1886in" svg:height="0.0055in" svg:x="0.6165in" svg:y="0.0894in" svg:viewBox="0 0 480 15" svg:d="M0 0c159 0 320 0 480 0 0 6 0 10 0 15-160 0-321 0-480 0 0-5 0-9 0-15z"><text:p/></draw:path><draw:path draw:style-name="gr339" draw:text-style-name="P99" svg:width="0.0469in" svg:height="0.0701in" svg:x="0.6232in" svg:y="0.1118in" svg:viewBox="0 0 120 179" svg:d="M120 130c-3 0-7 0-10 0 0 6-3 22-7 25-2 1-23 1-26 1-17 0-34 0-51 0 29-25 39-33 55-45 20-16 39-33 39-58 0-33-29-53-64-53-33 0-56 23-56 48 0 14 12 16 14 16 7 0 15-6 15-14 0-6-3-15-16-15 8-20 27-25 40-25 26 0 40 21 40 43 0 23-16 42-25 52-22 20-43 41-65 63-3 4-3 4-3 11 37 0 74 0 111 0 3-16 6-33 9-49z"><text:p/></draw:path><draw:path draw:style-name="gr340" draw:text-style-name="P99" svg:width="0.0567in" svg:height="0.0472in" svg:x="0.6819in" svg:y="0.1358in" svg:viewBox="0 0 145 121" svg:d="M55 90c-3 9-12 24-25 24-1 0-9 0-16-4 12-3 12-13 12-14 0-7-4-10-11-10-6 0-15 5-15 15 0 15 15 20 29 20 13 0 24-8 30-19 7 15 21 19 32 19 31 0 48-33 48-41 0-3-4-3-5-3-3 0-3 1-4 4-6 19-22 33-38 33-11 0-16-7-16-17 0-8 6-32 14-62 6-21 18-27 27-27 4 1 8 0 14 3-9 2-12 10-12 15 0 6 4 10 11 10 5 0 15-5 15-16 0-16-17-20-28-20-14 0-25 9-30 19-6-11-18-19-33-19-30 0-47 33-47 41 0 3 3 2 4 3 3 0 4-1 5-4 7-21 25-32 38-32 9 0 15 4 15 17 0 6-3 19-5 28-4 12-6 25-9 37z"><text:p/></draw:path><draw:path draw:style-name="gr341" draw:text-style-name="P99" svg:width="0.0307in" svg:height="0.0504in" svg:x="0.7571in" svg:y="0.1469in" svg:viewBox="0 0 79 129" svg:d="M49 6c0-6-1-6-6-6-14 12-35 12-40 12-1 0-2 0-3 0 0 3 0 6 0 9 1 0 2 0 3 0 5 0 18 0 29-6 0 32 0 65 0 97 0 6 0 8-21 8-3 0-7 0-10 0 0 2 0 5 0 9 11-1 29-1 40-1s28 0 38 1c0-4 0-7 0-9-3 0-5 0-9 0-21 0-21-2-21-8 0-35 0-71 0-106z"><text:p/></draw:path><draw:path draw:style-name="gr342" draw:text-style-name="P99" svg:width="0.1004in" svg:height="0.035in" svg:x="0.8748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43" draw:text-style-name="P99" svg:width="0.0382in" svg:height="0.0701in" svg:x="1.1709in" svg:y="0in" svg:viewBox="0 0 98 179" svg:d="M60 8c0-8 0-8-7-8-18 17-42 18-53 18 0 3 0 6 0 10 5 0 24 0 38-8 0 46 0 91 0 137 0 9 0 12-26 12-3 0-8 0-11 0 0 4 0 7 0 10 6 0 39-1 48-1s43 1 49 1c0-3 0-6 0-10-3 0-7 0-10 0-28 0-28-3-28-12 0-50 0-100 0-149z"><text:p/></draw:path><draw:path draw:style-name="gr344" draw:text-style-name="P99" svg:width="0.2898in" svg:height="0.0055in" svg:x="1.0445in" svg:y="0.0894in" svg:viewBox="0 0 737 15" svg:d="M0 0c245 0 492 0 737 0 0 6 0 10 0 15-245 0-492 0-737 0 0-5 0-9 0-15z"><text:p/></draw:path><draw:path draw:style-name="gr345" draw:text-style-name="P99" svg:width="0.0469in" svg:height="0.0701in" svg:x="1.0508in" svg:y="0.1118in" svg:viewBox="0 0 120 179" svg:d="M120 130c-3 0-6 0-9 0-1 6-3 22-8 25-2 1-22 1-26 1-17 0-33 0-50 0 29-25 38-33 54-45 20-16 39-33 39-58 0-33-29-53-63-53s-57 23-57 48c0 14 12 16 15 16 6 0 15-6 15-14 0-6-3-15-17-15 9-20 27-25 40-25 27 0 40 21 40 43 0 23-16 42-25 52-22 20-43 41-65 63-3 4-3 4-3 11 37 0 75 0 112 0 2-16 6-33 8-49z"><text:p/></draw:path><draw:path draw:style-name="gr346" draw:text-style-name="P99" svg:width="0.0646in" svg:height="0.0472in" svg:x="1.1102in" svg:y="0.1358in" svg:viewBox="0 0 165 121" svg:d="M20 101c-1 5-2 11-2 12 0 6 4 8 8 8 5 0 9-3 11-5 3-3 4-11 5-17 1-5 4-18 5-24 2-7 4-12 6-19 2-11 3-13 11-24 7-11 20-24 40-24 16 0 16 13 16 18 0 16-11 47-16 58-3 7-4 10-4 14 0 14 12 23 25 23 28 0 40-36 40-41 0-3-3-3-4-3-4 0-5 1-6 4-5 21-18 33-29 33-5 0-6-4-6-9 0-7 1-10 6-22 4-9 15-38 15-52 0-27-21-31-35-31-24 0-38 13-47 24-2-18-17-24-28-24-12 0-18 8-22 14-6 10-9 26-9 27 0 3 3 3 4 3 4 0 4 0 6-8 4-15 10-28 20-28 7 0 8 5 8 13 0 4-3 14-4 22-2 8-4 19-5 24-4 11-6 22-9 34z"><text:p/></draw:path><draw:path draw:style-name="gr347" draw:text-style-name="P99" svg:width="0.078in" svg:height="0.078in" svg:x="1.1878in" svg:y="0.1165in" svg:viewBox="0 0 199 199" svg:d="M107 106c27 0 55 0 82 0 3 0 10 0 10-6 0-8-7-8-10-8-27 0-55 0-82 0 0-27 0-55 0-82 0-3 0-10-7-10s-7 7-7 10c0 27 0 55 0 82-27 0-56 0-83 0-3 0-10 0-10 7s7 7 10 7c27 0 56 0 83 0 0 27 0 55 0 83 0 4 0 10 6 10 8 0 8-6 8-10 0-28 0-56 0-83z"><text:p/></draw:path><draw:path draw:style-name="gr348" draw:text-style-name="P99" svg:width="0.0386in" svg:height="0.0701in" svg:x="1.285in" svg:y="0.1118in" svg:viewBox="0 0 99 179" svg:d="M62 8c0-8-2-8-8-8-18 17-43 18-54 18 0 3 0 6 0 10 7 0 24 0 40-8 0 46 0 91 0 137 0 9 0 12-28 12-3 0-7 0-10 0 0 4 0 7 0 10 5 0 39-1 49-1 7 0 41 1 48 1 0-3 0-6 0-10-3 0-8 0-11 0-26 0-26-3-26-12 0-50 0-100 0-149z"><text:p/></draw:path><draw:path draw:style-name="gr349" draw:text-style-name="P99" svg:width="0.0157in" svg:height="0.065in" svg:x="1.4083in" svg:y="0.065in" svg:viewBox="0 0 41 166" svg:d="M41 20c0-11-10-20-21-20s-20 8-20 20c0 11 9 21 20 21s21-9 21-21zM41 145c0-11-10-20-21-20s-20 8-20 20c0 11 9 21 20 21s21-9 21-21z"><text:p/></draw:path><draw:path draw:style-name="gr350" draw:text-style-name="P99" svg:width="0.1004in" svg:height="0.035in" svg:x="1.4461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51" draw:text-style-name="P99" svg:width="0.0744in" svg:height="0.1063in" svg:x="1.6059in" svg:y="0.0252in" svg:viewBox="0 0 190 271" svg:d="M90 4c0-1 0-4-5-4-9 0-38 2-48 3-3 1-6 1-6 8 0 4 3 4 9 4 18 0 19 4 19 7 0 2-1 6-1 8-18 73-37 147-56 222-2 4-2 5-2 8 0 8 8 11 11 11 7 0 13-5 14-10 2-9 6-19 8-29 3-12 5-23 9-34 2-9 4-18 6-26 0-3 4-16 5-18 1-3 13-24 26-35 8-7 20-13 36-13 17 0 21 13 21 26 0 21-14 63-24 87-2 9-4 13-4 21 0 17 13 31 32 31 36 0 50-55 50-59s-3-4-4-4c-5 0-5 1-7 8-5 19-17 46-39 46-7 0-9-3-9-11 0-10 3-20 6-28 7-16 25-62 25-84 0-26-16-42-45-42-25 0-43 12-58 30 10-41 21-82 31-123z"><text:p/></draw:path><draw:path draw:style-name="gr352" draw:text-style-name="P99" svg:width="0.035in" svg:height="0.1512in" svg:x="1.7004in" svg:y="0.0165in" svg:viewBox="0 0 90 385" svg:d="M90 381c0-1 0-2-6-9-49-48-62-120-62-179 0-68 15-135 63-182 5-5 5-5 5-7 0-3-2-4-4-4-4 0-39 26-62 75-20 43-24 86-24 118 0 30 4 75 25 120 23 47 57 72 61 72 2 0 4-1 4-4z"><text:p/></draw:path><draw:path draw:style-name="gr353" draw:text-style-name="P99" svg:width="0.0752in" svg:height="0.0685in" svg:x="1.7488in" svg:y="0.0634in" svg:viewBox="0 0 192 175" svg:d="M118 54c2-10 12-45 38-45 2 0 11 0 20 4-11 2-19 12-19 21 0 7 5 14 15 14 8 0 20-7 20-23 0-19-23-25-36-25-22 0-35 21-39 30-10-26-31-30-42-30-41 0-63 50-63 59 0 5 3 4 4 5 4 0 5-1 6-5 13-40 38-50 52-50 7 0 21 3 21 25 0 12-7 39-21 93-7 23-20 39-37 39-3 0-12 0-19-4 9-2 17-11 17-21 0-11-8-14-14-14-11 0-21 11-21 23 0 17 20 25 36 25 26 0 40-28 41-30 4 15 19 30 42 30 39 0 61-50 61-59 0-5-3-5-4-5-3 0-4 2-6 5-12 41-38 50-50 50-16 0-22-12-22-25 0-9 3-17 6-34 5-18 9-35 14-53z"><text:p/></draw:path><draw:path draw:style-name="gr354" draw:text-style-name="P99" svg:width="0.0469in" svg:height="0.0701in" svg:x="1.8382in" svg:y="0.0827in" svg:viewBox="0 0 120 179" svg:d="M120 130c-3 0-6 0-9 0-1 5-4 22-8 24-2 2-23 2-26 2-17 0-33 0-50 0 28-25 38-33 54-45 20-16 39-33 39-58 0-33-29-53-64-53-33 0-56 23-56 48 0 14 12 15 14 15 7 0 15-5 15-15 0-4-2-14-16-14 8-19 27-25 40-25 26 0 40 22 40 44 0 23-16 42-25 52-22 20-43 41-65 63-3 3-3 4-3 11 37 0 75 0 112 0 2-16 6-33 8-49z"><text:p/></draw:path><draw:path draw:style-name="gr355" draw:text-style-name="P99" svg:width="0.035in" svg:height="0.1512in" svg:x="1.9083in" svg:y="0.0165in" svg:viewBox="0 0 90 385" svg:d="M90 193c0-30-4-76-25-120-23-48-56-73-61-73-2 0-4 1-4 4 0 2 0 2 8 9 38 38 60 99 60 180 0 64-14 133-63 181-5 5-5 6-5 7 0 2 2 4 4 4 5 0 39-26 62-76 20-42 24-83 24-116z"><text:p/></draw:path></draw:g></text:span><text:span text:style-name="T65">. </text:span><text:span text:style-name="T66">נעלה את המשוואה ב־</text:span><text:span text:style-name="T66"><draw:g text:anchor-type="as-char" svg:y="-0.1252in" draw:z-index="420" draw:style-name="gr1"><svg:title>TexMaths</svg:title><svg:desc>11§inline§()^{-1}§svg§600§FALSE§</svg:desc><draw:path draw:style-name="gr356" draw:text-style-name="P98" svg:width="0.2469in" svg:height="0.1469in" svg:x="-0.0004in" svg:y="0.0075in" svg:viewBox="0 0 628 374" svg:d="M0 0c209 0 419 0 628 0 0 125 0 249 0 374-209 0-419 0-628 0 0-125 0-249 0-374z"><text:p/></draw:path><draw:path draw:style-name="gr357" draw:text-style-name="P99" svg:width="0.0346in" svg:height="0.1508in" svg:x="0.0071in" svg:y="0.0118in" svg:viewBox="0 0 89 384" svg:d="M89 380c0-1 0-1-7-8-48-48-60-122-60-179 0-67 14-134 63-182 4-4 4-6 4-7 0-3-1-4-3-4-5 0-40 26-62 76-20 41-24 84-24 117 0 29 4 75 25 119 23 47 56 72 61 72 2 0 3-1 3-4z"><text:p/></draw:path><draw:path draw:style-name="gr358" draw:text-style-name="P99" svg:width="0.035in" svg:height="0.1508in" svg:x="0.0594in" svg:y="0.0118in" svg:viewBox="0 0 90 384" svg:d="M90 193c0-30-4-77-25-121-23-47-57-72-61-72-2 0-4 2-4 4 0 1 0 3 8 9 37 39 59 99 59 180 0 65-14 132-62 181-5 5-5 5-5 6 0 3 2 4 4 4 4 0 39-26 62-74 19-43 24-86 24-117z"><text:p/></draw:path><draw:path draw:style-name="gr359" draw:text-style-name="P99" svg:width="0.0713in" svg:height="0.0047in" svg:x="0.1213in" svg:y="0.0417in" svg:viewBox="0 0 182 13" svg:d="M171 13c5 0 11 0 11-6 0-7-5-7-11-7-53 0-106 0-160 0-4 0-11 0-11 5 0 8 7 8 11 8 54 0 107 0 160 0z"><text:p/></draw:path><draw:path draw:style-name="gr360" draw:text-style-name="P99" svg:width="0.0382in" svg:height="0.0701in" svg:x="0.2161in" svg:y="0.0004in" svg:viewBox="0 0 98 179" svg:d="M60 8c0-8 0-8-7-8-18 16-42 18-53 18 0 3 0 6 0 9 7 0 24 0 38-7 0 46 0 91 0 137 0 9 0 12-26 12-3 0-8 0-11 0 0 3 0 7 0 10 6 0 39-1 48-1s43 1 49 1c0-3 0-7 0-10-3 0-7 0-10 0-28 0-28-3-28-12 0-50 0-100 0-149z"><text:p/></draw:path></draw:g></text:span><text:span text:style-name="T66">, נקבל </text:span><text:span text:style-name="T66"><draw:g text:anchor-type="as-char" svg:y="-0.0992in" draw:z-index="423" draw:style-name="gr1"><svg:title>TexMaths</svg:title><svg:desc>11§inline§2x_1 = 2n + 1§svg§600§FALSE§</svg:desc><draw:path draw:style-name="gr313" draw:text-style-name="P98" svg:width="0.8354in" svg:height="0.1075in" svg:x="-0.0004in" svg:y="0.0075in" svg:viewBox="0 0 2123 274" svg:d="M1062 274c-354 0-708 0-1062 0 0-92 0-183 0-274 708 0 1415 0 2123 0 0 91 0 182 0 274-353 0-708 0-1061 0z"><text:p/></draw:path><draw:path draw:style-name="gr314" draw:text-style-name="P99" svg:width="0.0602in" svg:height="0.1in" svg:x="-0.0004in" svg:y="-0.0004in" svg:viewBox="0 0 154 255" svg:d="M30 225c13-13 27-26 40-39 61-52 84-73 84-111 0-44-35-75-82-75-43 0-72 35-72 70 0 21 19 21 20 21 6 0 21-4 21-20 0-11-8-20-21-20-3 0-3 0-6 1 10-26 31-40 53-40 35 0 52 31 52 63 0 31-20 61-41 84-24 27-49 54-74 82-4 4-4 5-4 14 47 0 96 0 143 0 3-22 8-44 11-67-3 0-7 0-10 0-2 12-4 29-9 35-2 2-27 2-36 2-23 0-46 0-69 0z"><text:p/></draw:path><draw:path draw:style-name="gr315" draw:text-style-name="P99" svg:width="0.0756in" svg:height="0.0677in" svg:x="0.0724in" svg:y="0.0339in" svg:viewBox="0 0 193 173" svg:d="M118 54c2-11 11-46 38-46 2 0 11 0 20 5-11 2-19 11-19 21 0 6 5 13 15 13 9 0 21-6 21-22 0-21-24-25-37-25-22 0-35 20-40 29-9-26-30-29-41-29-41 0-63 49-63 58 0 5 3 5 5 5 3 0 4-1 5-5 13-40 39-50 52-50 6 0 21 3 21 26 0 12-7 37-21 91-7 25-20 40-38 40-2 0-11 0-18-4 10-3 17-10 17-21 0-10-7-14-14-14-11 0-21 10-21 22 0 18 20 25 36 25 26 0 40-26 41-28 4 14 19 28 42 28 39 0 62-49 62-59 0-3-4-3-5-3-3 0-4 1-5 4-13 41-39 50-51 50-15 0-22-12-22-25 0-8 2-17 7-33 4-18 8-36 13-53z"><text:p/></draw:path><draw:path draw:style-name="gr316" draw:text-style-name="P99" svg:width="0.0386in" svg:height="0.0697in" svg:x="0.1665in" svg:y="0.0528in" svg:viewBox="0 0 99 178" svg:d="M62 8c0-8 0-8-8-8-18 18-42 18-54 18 0 3 0 6 0 9 7 0 25 0 40-7 0 45 0 91 0 137 0 9 0 12-27 12-3 0-7 0-11 0 0 3 0 6 0 9 6 0 39-1 49-1 8 0 43 1 48 1 0-3 0-6 0-9-3 0-7 0-10 0-27 0-27-3-27-12 0-50 0-100 0-149z"><text:p/></draw:path><draw:path draw:style-name="gr317" draw:text-style-name="P99" svg:width="0.1004in" svg:height="0.035in" svg:x="0.2744in" svg:y="0.0453in" svg:viewBox="0 0 256 90" svg:d="M243 15c6 0 13 0 13-7 0-8-7-8-12-8-77 0-155 0-232 0-5 0-12 0-12 8 0 7 7 7 12 7 77 0 154 0 231 0zM244 90c5 0 12 0 12-8 0-7-7-7-13-7-77 0-154 0-231 0-5 0-12 0-12 7 0 8 7 8 12 8 77 0 155 0 232 0z"><text:p/></draw:path><draw:path draw:style-name="gr318" draw:text-style-name="P99" svg:width="0.0602in" svg:height="0.1in" svg:x="0.4335in" svg:y="-0.0004in" svg:viewBox="0 0 154 255" svg:d="M30 225c14-13 27-26 42-39 59-52 82-73 82-111 0-44-34-75-81-75-44 0-73 35-73 70 0 21 20 21 21 21 7 0 20-4 20-20 0-11-7-20-20-20-3 0-4 0-6 1 9-26 30-40 52-40 35 0 52 31 52 63 0 31-19 61-40 84-25 27-49 54-75 82-4 4-4 5-4 14 48 0 96 0 144 0 3-22 7-44 10-67-3 0-5 0-9 0-2 12-5 29-9 35-3 2-28 2-36 2-23 0-47 0-70 0z"><text:p/></draw:path><draw:path draw:style-name="gr319" draw:text-style-name="P99" svg:width="0.0819in" svg:height="0.0677in" svg:x="0.5067in" svg:y="0.0339in" svg:viewBox="0 0 209 173" svg:d="M22 147c-1 6-3 15-3 17 0 6 5 9 11 9 4 0 12-3 14-10 1 0 6-19 8-29 3-12 5-23 9-34 2-9 4-16 6-25 1-7 5-19 5-20 5-12 26-47 62-47 18 0 21 14 21 27 0 23-19 73-24 89-4 9-4 15-4 18 0 19 13 31 31 31 37 0 51-55 51-59 0-3-3-3-4-3-5 0-5 1-7 7-8 26-20 47-38 47-7 0-10-3-10-12 0-10 3-19 7-28 7-19 24-62 24-84 0-26-17-41-45-41-35 0-53 24-60 33-2-22-19-33-36-33-19 0-25 14-29 22-7 12-11 35-11 36 0 5 3 5 4 5 4 0 5 0 7-9 7-28 14-46 28-46 7 0 12 5 12 17 0 9-1 13-6 33-8 30-15 60-23 89z"><text:p/></draw:path><draw:path draw:style-name="gr320" draw:text-style-name="P99" svg:width="0.1012in" svg:height="0.1in" svg:x="0.6358in" svg:y="0.0122in" svg:viewBox="0 0 258 255" svg:d="M136 136c37 0 72 0 108 0 6 0 14 0 14-7 0-8-8-8-14-8-36 0-71 0-108 0 0-36 0-72 0-108 0-5 0-13-7-13-8 0-8 8-8 13 0 36 0 72 0 108-36 0-71 0-108 0-5 0-13 0-13 8 0 7 8 7 13 7 37 0 72 0 108 0 0 36 0 72 0 107 0 5 0 12 8 12 7 0 7-7 7-12 0-35 0-71 0-107z"><text:p/></draw:path><draw:path draw:style-name="gr321" draw:text-style-name="P99" svg:width="0.05in" svg:height="0.1in" svg:x="0.7929in" svg:y="-0.0004in" svg:viewBox="0 0 128 255" svg:d="M79 10c0-9 0-10-9-10-24 25-58 25-70 25 0 4 0 8 0 11 8 0 31 0 51-10 0 66 0 133 0 199 0 14-1 18-37 18-4 0-7 0-12 0 0 4 0 9 0 12 13-1 48-1 63-1s48 0 63 1c0-3 0-8 0-12-5 0-8 0-12 0-36 0-37-3-37-18 0-71 0-144 0-215z"><text:p/></draw:path></draw:g></text:span><text:span text:style-name="T66">. ידוע </text:span><text:span text:style-name="T66"><draw:g text:anchor-type="as-char" svg:y="-0.1299in" draw:z-index="422" draw:style-name="gr1"><svg:title>TexMaths</svg:title><svg:desc>11§inline§n = \tfrac{1}{x_2}§svg§600§FALSE§</svg:desc><draw:path draw:style-name="gr322" draw:text-style-name="P98" svg:width="0.424in" svg:height="0.1815in" svg:x="0.0031in" svg:y="0.0075in" svg:viewBox="0 0 1078 462" svg:d="M0 0c360 0 718 0 1078 0 0 154 0 308 0 462-360 0-718 0-1078 0 0-154 0-308 0-462z"><text:p/></draw:path><draw:path draw:style-name="gr323" draw:text-style-name="P99" svg:width="0.0819in" svg:height="0.0685in" svg:x="-0.0004in" svg:y="0.0634in" svg:viewBox="0 0 209 175" svg:d="M23 147c-1 7-3 16-3 17 0 8 5 11 11 11 4 0 11-3 14-11 0-1 5-19 8-29 2-12 5-23 8-34 2-9 5-17 6-26 2-7 5-18 6-19 5-12 26-47 62-47 18 0 21 14 21 26 0 24-18 74-25 90-3 9-3 14-3 18 0 19 13 32 30 32 37 0 51-56 51-59 0-5-3-5-4-5-4 0-4 1-6 8-8 26-21 47-39 47-7 0-9-3-9-12 0-10 3-20 6-27 8-21 23-63 23-85 0-27-16-42-44-42-35 0-53 24-60 34-1-22-18-34-35-34-18 0-26 15-29 22-6 13-12 36-12 37 0 5 3 4 4 5 5 0 5-1 7-10 7-26 14-45 29-45 7 0 12 4 12 17 0 8-1 13-7 32-8 30-14 60-22 89z"><text:p/></draw:path><draw:path draw:style-name="gr324" draw:text-style-name="P99" svg:width="0.1004in" svg:height="0.035in" svg:x="0.1374in" svg:y="0.0744in" svg:viewBox="0 0 256 90" svg:d="M243 15c7 0 13 0 13-7 0-8-6-8-12-8-77 0-155 0-232 0-4 0-12 0-12 8 0 7 8 7 13 7 77 0 153 0 230 0zM244 90c6 0 12 0 12-7 0-8-6-8-13-8-77 0-153 0-230 0-5 0-13 0-13 8 0 7 8 7 12 7 77 0 155 0 232 0z"><text:p/></draw:path><draw:path draw:style-name="gr325" draw:text-style-name="P99" svg:width="0.0382in" svg:height="0.0701in" svg:x="0.3528in" svg:y="0in" svg:viewBox="0 0 98 179" svg:d="M60 8c0-8 0-8-7-8-18 17-42 18-53 18 0 3 0 6 0 10 7 0 24 0 39-8 0 46 0 91 0 137 0 9 0 12-27 12-3 0-8 0-11 0 0 4 0 7 0 10 6 0 39-1 48-1s43 1 49 1c0-3 0-6 0-10-3 0-7 0-10 0-27 0-28-3-28-12 0-50 0-100 0-149z"><text:p/></draw:path><draw:path draw:style-name="gr326" draw:text-style-name="P99" svg:width="0.128in" svg:height="0.0055in" svg:x="0.3071in" svg:y="0.0894in" svg:viewBox="0 0 326 15" svg:d="M0 0c109 0 217 0 326 0 0 6 0 10 0 15-109 0-217 0-326 0 0-5 0-9 0-15z"><text:p/></draw:path><draw:path draw:style-name="gr327" draw:text-style-name="P99" svg:width="0.0563in" svg:height="0.0472in" svg:x="0.3122in" svg:y="0.1358in" svg:viewBox="0 0 144 121" svg:d="M54 90c-2 9-12 24-25 24-1 0-9 0-15-4 11-3 11-13 11-14 0-7-4-10-10-10-7 0-15 5-15 15 0 15 14 20 27 20 14 0 25-8 31-19 7 15 21 19 32 19 31 0 48-33 48-41 0-3-4-3-5-3-3 0-3 1-4 4-6 19-22 33-38 33-11 0-16-7-16-17 0-8 6-32 14-62 6-21 18-27 27-27 1 0 8 0 14 3-9 2-12 10-12 15 0 6 4 10 11 10 5 0 15-5 15-16 0-16-17-20-27-20-15 0-26 9-31 19-5-11-18-19-32-19-31 0-48 33-48 41 0 3 3 2 4 3 4 0 4-1 5-4 7-21 25-32 38-32 9 0 16 4 16 17 0 6-3 19-6 28-4 12-6 25-9 37z"><text:p/></draw:path><draw:path draw:style-name="gr328" draw:text-style-name="P99" svg:width="0.0374in" svg:height="0.0504in" svg:x="0.3831in" svg:y="0.1469in" svg:viewBox="0 0 96 129" svg:d="M96 91c-2 0-6 0-8 0-1 4-2 16-6 18-1 1-17 1-20 1-12 0-26 0-38 0 12-9 27-20 39-27 17-13 33-24 33-44 0-25-23-39-51-39-26 0-45 15-45 34 0 10 9 12 11 12 6 0 12-3 12-12 0-6-5-10-11-11 5-9 17-14 29-14 18 0 35 11 35 30 0 16-12 28-27 41-15 14-31 27-47 40-2 2-2 2-2 3s0 4 0 6c30 0 61 0 90 0 2-13 4-26 6-38z"><text:p/></draw:path></draw:g></text:span><text:span text:style-name="T66">, וסה"כ </text:span><text:span text:style-name="T66"><draw:g text:anchor-type="as-char" svg:y="-0.1299in" draw:z-index="424" draw:style-name="gr1"><svg:title>TexMaths</svg:title><svg:desc>11§inline§x_1 = \tfrac{1}{x_2} + 0.5§svg§600§FALSE§</svg:desc><draw:path draw:style-name="gr301" draw:text-style-name="P98" svg:width="0.8799in" svg:height="0.1819in" svg:x="0.0035in" svg:y="0.0075in" svg:viewBox="0 0 2236 463" svg:d="M0 0c745 0 1491 0 2236 0 0 154 0 309 0 463-745 0-1491 0-2236 0 0-154 0-309 0-463z"><text:p/></draw:path><draw:path draw:style-name="gr302" draw:text-style-name="P99" svg:width="0.0756in" svg:height="0.0685in" svg:x="0in" svg:y="0.0634in" svg:viewBox="0 0 193 175" svg:d="M118 54c2-10 12-45 38-45 2 0 11 0 20 4-11 2-19 12-19 21 0 7 5 14 15 14 8 0 21-7 21-23 0-19-24-25-37-25-22 0-35 21-39 30-10-26-31-30-42-30-41 0-63 50-63 59 0 5 3 4 5 5 3 0 4-1 5-5 13-40 39-50 52-50 7 0 21 3 21 25 0 12-7 39-21 93-7 23-20 39-37 39-3 0-12 0-19-4 10-2 18-11 18-21 0-11-8-14-14-14-12 0-22 11-22 23 0 17 20 25 36 25 26 0 40-28 41-30 4 15 19 30 42 30 39 0 61-50 61-59 0-5-3-5-4-5-3 0-4 2-5 5-13 41-39 50-51 50-15 0-22-12-22-25 0-9 3-17 7-34 4-18 8-35 13-53z"><text:p/></draw:path><draw:path draw:style-name="gr303" draw:text-style-name="P99" svg:width="0.0382in" svg:height="0.0701in" svg:x="0.0945in" svg:y="0.0827in" svg:viewBox="0 0 98 179" svg:d="M61 8c0-8 0-8-8-8-18 17-42 17-53 17 0 3 0 6 0 9 7 0 24 0 39-7 0 46 0 91 0 137 0 10 0 13-27 13-3 0-8 0-11 0 0 4 0 7 0 10 6-1 39-1 49-1 8 0 42 0 48 1 0-3 0-6 0-10-3 0-7 0-10 0-27 0-27-3-27-13 0-49 0-99 0-148z"><text:p/></draw:path><draw:path draw:style-name="gr304" draw:text-style-name="P99" svg:width="0.1004in" svg:height="0.035in" svg:x="0.202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05" draw:text-style-name="P99" svg:width="0.0386in" svg:height="0.0701in" svg:x="0.4177in" svg:y="0in" svg:viewBox="0 0 99 179" svg:d="M62 8c0-8-1-8-9-8-18 17-42 18-53 18 0 3 0 6 0 10 7 0 24 0 40-8 0 46 0 91 0 137 0 9 0 12-28 12-3 0-6 0-10 0 0 4 0 7 0 10 5 0 38-1 49-1 7 0 41 1 48 1 0-3 0-6 0-10-3 0-8 0-11 0-26 0-26-3-26-12 0-49 0-100 0-149z"><text:p/></draw:path><draw:path draw:style-name="gr306" draw:text-style-name="P99" svg:width="0.128in" svg:height="0.0055in" svg:x="0.372in" svg:y="0.0894in" svg:viewBox="0 0 326 15" svg:d="M0 0c109 0 217 0 326 0 0 6 0 10 0 15-109 0-217 0-326 0 0-5 0-9 0-15z"><text:p/></draw:path><draw:path draw:style-name="gr307" draw:text-style-name="P99" svg:width="0.0563in" svg:height="0.0472in" svg:x="0.3772in" svg:y="0.1362in" svg:viewBox="0 0 144 121" svg:d="M54 90c-2 9-11 24-25 24-1 0-9 0-15-4 11-3 12-13 12-14 0-7-5-10-11-10-7 0-15 5-15 15 0 15 15 20 29 20 12 0 23-8 29-19 7 15 22 19 32 19 32 0 49-33 49-41 0-3-4-3-5-3-4 0-4 1-5 4-6 19-22 33-38 33-10 0-16-7-16-17 0-8 6-32 14-62 6-21 18-27 27-27 1 0 8 0 15 3-9 2-12 10-12 15 0 6 5 10 11 10s14-5 14-16c0-16-16-20-27-20-14 0-25 9-31 19-5-11-17-19-32-19-31 0-48 33-48 41 0 3 4 3 5 3 3 0 3-1 4-4 7-21 25-32 38-32 9 0 16 4 16 17 0 6-3 19-5 28-3 12-7 25-10 37z"><text:p/></draw:path><draw:path draw:style-name="gr308" draw:text-style-name="P99" svg:width="0.0378in" svg:height="0.0504in" svg:x="0.448in" svg:y="0.1472in" svg:viewBox="0 0 97 129" svg:d="M97 91c-3 0-6 0-9 0 0 4-2 16-5 18-2 1-18 1-20 1-13 0-26 0-39 0 13-9 28-20 39-27 17-13 34-24 34-44 0-25-23-39-52-39-25 0-45 15-45 34 0 10 9 12 11 12 6 0 12-3 12-12 0-6-5-10-11-11 6-9 17-14 30-14 19 0 34 11 34 30 0 16-11 28-26 41-16 14-32 27-48 40-1 2-2 2-2 3 0 2 0 4 0 6 30 0 61 0 90 0 2-12 5-26 7-38z"><text:p/></draw:path><draw:path draw:style-name="gr309" draw:text-style-name="P99" svg:width="0.1008in" svg:height="0.1004in" svg:x="0.561in" svg:y="0.0421in" svg:viewBox="0 0 257 256" svg:d="M136 135c37 0 72 0 108 0 6 0 13 0 13-7 0-8-7-8-13-8-36 0-71 0-108 0 0-36 0-72 0-108 0-5 0-12-7-12-8 0-8 7-8 12 0 36 0 72 0 108-36 0-71 0-108 0-5 0-13 0-13 8 0 7 8 7 13 7 37 0 72 0 108 0 0 37 0 73 0 109 0 5 0 12 8 12 7 0 7-7 7-12 0-36 0-72 0-109z"><text:p/></draw:path><draw:path draw:style-name="gr310" draw:text-style-name="P99" svg:width="0.0638in" svg:height="0.1039in" svg:x="0.711in" svg:y="0.0295in" svg:viewBox="0 0 163 265" svg:d="M163 133c0-31-2-61-16-90-18-37-49-43-66-43-23 0-51 10-67 45-13 27-14 57-14 88 0 29 1 64 18 93 16 31 44 39 62 39 21 0 51-9 69-45 12-26 14-56 14-87zM80 256c-14 0-37-10-44-46-4-23-4-59-4-81 0-26 0-51 3-72 7-46 37-49 45-49 14 0 39 7 47 45 3 22 3 52 3 76 0 28 0 55-3 79-7 37-29 48-47 48z"><text:p/></draw:path><draw:path draw:style-name="gr311" draw:text-style-name="P99" svg:width="0.0157in" svg:height="0.0157in" svg:x="0.7941in" svg:y="0.1146in" svg:viewBox="0 0 41 41" svg:d="M41 20c0-11-9-20-21-20-11 0-20 9-20 20 0 12 9 21 20 21 12 0 21-9 21-21z"><text:p/></draw:path><draw:path draw:style-name="gr312" draw:text-style-name="P99" svg:width="0.0602in" svg:height="0.1039in" svg:x="0.8307in" svg:y="0.0295in" svg:viewBox="0 0 154 265" svg:d="M154 179c0-46-32-84-74-84-18 0-35 5-48 19 0-25 0-50 0-75 8 2 20 5 32 5 48 0 75-35 75-41 0-2-1-3-4-3-1 0-1 0-3 1-8 3-26 11-53 11-15 0-33-3-51-11-3-1-4-1-5-1-3 0-3 3-3 9 0 38 0 76 0 114 0 7 0 10 5 10 3 0 4-1 5-3 4-7 18-28 50-28 20 0 30 19 32 26 7 14 8 29 8 48 0 13 0 36-10 53-9 15-23 25-41 25-28 0-50-21-57-43 1 0 2 0 7 0 13 0 20-9 20-18s-7-19-20-19c-6 0-19 2-19 21 0 33 26 70 69 70 45 0 85-37 85-86z"><text:p/></draw:path></draw:g></text:span><text:span text:style-name="T66">. משום ש־</text:span><text:span text:style-name="T66"><draw:g text:anchor-type="as-char" svg:y="-0.1102in" draw:z-index="425" draw:style-name="gr1"><svg:title>TexMaths</svg:title><svg:desc>11§inline§x_2 \not\in \N§svg§600§FALSE§</svg:desc><draw:path draw:style-name="gr295" draw:text-style-name="P98" svg:width="0.4315in" svg:height="0.1256in" svg:x="0.0031in" svg:y="0.0075in" svg:viewBox="0 0 1097 320" svg:d="M549 320c-184 0-366 0-549 0 0-107 0-213 0-320 365 0 732 0 1097 0 0 107 0 213 0 320-183 0-365 0-548 0z"><text:p/></draw:path><draw:path draw:style-name="gr296" draw:text-style-name="P99" svg:width="0.0756in" svg:height="0.0685in" svg:x="-0.0004in" svg:y="0.0417in" svg:viewBox="0 0 193 175" svg:d="M118 54c3-10 12-45 38-45 2 0 11 0 20 4-11 2-19 12-19 21 0 7 5 15 15 15 8 0 21-8 21-24 0-19-24-25-36-25-23 0-36 21-40 30-10-26-31-30-42-30-41 0-63 50-63 60 0 4 3 3 4 4 4 0 5-1 6-4 13-41 39-51 52-51 7 0 21 3 21 25 0 12-7 39-21 93-7 24-20 40-37 40-2 0-11 0-19-5 10-2 18-10 18-21s-8-13-14-13c-12 0-22 10-22 22 0 18 20 25 36 25 27 0 40-27 41-29 4 14 19 29 42 29 39 0 61-49 61-59 0-5-3-5-4-5-3 0-4 3-4 5-14 42-40 51-52 51-15 0-21-13-21-26 0-9 2-16 7-34 4-18 7-35 12-53z"><text:p/></draw:path><draw:path draw:style-name="gr297" draw:text-style-name="P99" svg:width="0.0469in" svg:height="0.0705in" svg:x="0.089in" svg:y="0.0606in" svg:viewBox="0 0 120 180" svg:d="M120 130c-3 0-6 0-9 0-1 6-4 22-8 24-2 3-23 3-26 3-17 0-33 0-50 0 28-26 38-33 54-46 20-16 39-33 39-58 0-33-29-53-64-53-33 0-56 23-56 49 0 13 12 14 14 14 7 0 15-5 15-14 0-5-2-15-16-15 8-19 27-24 40-24 26 0 40 21 40 43 0 23-16 42-25 52-22 21-43 42-65 64-3 2-3 3-3 11 37 0 75 0 112 0 2-17 6-33 8-50z"><text:p/></draw:path><draw:path draw:style-name="gr298" draw:text-style-name="P99" svg:width="0.0752in" svg:height="0.1413in" svg:x="0.2142in" svg:y="-0.0004in" svg:viewBox="0 0 192 360" svg:d="M189 15c3-5 3-6 3-7 0-2-2-8-7-8s-6 2-9 8c-58 112-116 224-174 336-2 6-2 7-2 8 0 3 2 8 8 8 4 0 5-3 7-8 59-113 116-224 174-337z"><text:p/></draw:path><draw:path draw:style-name="gr299" draw:text-style-name="P99" svg:width="0.0752in" svg:height="0.0874in" svg:x="0.2055in" svg:y="0.0264in" svg:viewBox="0 0 192 223" svg:d="M179 120c7 0 13 0 13-7 0-9-6-9-13-9-55 0-109 0-164 0 6-51 50-89 104-89 20 0 40 0 60 0 7 0 13 0 13-7 0-8-6-8-13-8-20 0-40 0-60 0-66 0-119 50-119 113 0 61 53 110 119 110 20 0 40 0 60 0 7 0 13 0 13-8s-6-8-13-8c-20 0-40 0-60 0-54 0-98-36-104-87 55 0 109 0 164 0z"><text:p/></draw:path><draw:path draw:style-name="gr300" draw:text-style-name="P99" svg:width="0.1028in" svg:height="0.1063in" svg:x="0.3398in" svg:y="0.0047in" svg:viewBox="0 0 262 271" svg:d="M34 35c0 63 0 126 0 188 0 20-3 26-23 27-4 0-11 0-11 7s7 7 13 7c20 0 40 0 60 0 7 0 13 0 13-7s-7-7-11-7c-22-1-26-8-26-28 0-59 0-118 0-177 57 74 112 148 168 221 3 4 5 5 7 5 7 0 7-6 7-13 0-72 0-144 0-217 0-21 4-27 22-28 2 0 9 0 9-6 0-7-6-7-13-7-19 0-38 0-57 0-6 0-13 0-13 7 0 6 7 6 11 6 22 1 26 9 26 29 0 40 0 80 0 121-39-53-79-105-117-157-4-6-5-6-14-6-22 0-45 0-67 0-7 0-14 0-14 7 0 6 7 6 9 6 10 1 18 8 21 12 0 4 0 5 0 10zM218 244c-56-73-112-147-169-221-3-4-3-5-7-10 15 0 31 0 46 0 43 59 87 117 130 177 0 17 0 36 0 54z"><text:p/></draw:path></draw:g></text:span><text:span text:style-name="T66"> אז </text:span><text:span text:style-name="T66"><draw:g text:anchor-type="as-char" svg:y="-0.1299in" draw:z-index="426" draw:style-name="gr1"><svg:title>TexMaths</svg:title><svg:desc>11§inline§\tfrac{1}{x_2}§svg§600§FALSE§</svg:desc><draw:path draw:style-name="gr290" draw:text-style-name="P98" svg:width="0.1118in" svg:height="0.1815in" svg:x="0.0079in" svg:y="0.0075in" svg:viewBox="0 0 285 462" svg:d="M0 0c95 0 191 0 285 0 0 154 0 308 0 462-94 0-190 0-285 0 0-154 0-308 0-462z"><text:p/></draw:path><draw:path draw:style-name="gr291" draw:text-style-name="P99" svg:width="0.0382in" svg:height="0.0701in" svg:x="0.0457in" svg:y="0in" svg:viewBox="0 0 98 179" svg:d="M61 8c0-8 0-8-8-8-18 17-42 18-53 18 0 3 0 6 0 10 7 0 24 0 39-8 0 46 0 91 0 137 0 9 0 12-27 12-3 0-6 0-10 0 0 4 0 7 0 10 5 0 38-1 48-1 8 0 43 1 48 1 0-3 0-6 0-10-3 0-7 0-10 0-27 0-27-3-27-12 0-50 0-100 0-149z"><text:p/></draw:path><draw:path draw:style-name="gr292" draw:text-style-name="P99" svg:width="0.1276in" svg:height="0.0055in" svg:x="0in" svg:y="0.0894in" svg:viewBox="0 0 325 15" svg:d="M0 0c108 0 217 0 325 0 0 6 0 10 0 15-108 0-217 0-325 0 0-5 0-9 0-15z"><text:p/></draw:path><draw:path draw:style-name="gr293" draw:text-style-name="P99" svg:width="0.0563in" svg:height="0.0472in" svg:x="0.0051in" svg:y="0.1358in" svg:viewBox="0 0 144 121" svg:d="M54 90c-2 9-11 24-25 24-1 0-9 0-15-4 11-3 12-13 12-14 0-7-5-10-11-10-7 0-15 5-15 15 0 15 15 20 29 20 12 0 23-8 29-19 7 15 21 19 32 19 32 0 49-33 49-41 0-3-3-2-5-3-4 0-4 1-5 4-6 19-22 33-38 33-11 0-16-7-16-17 0-8 7-32 14-62 6-21 18-27 27-27 1 0 9 0 14 3-8 2-11 10-11 15 0 6 3 10 10 10 5 0 15-5 15-16 0-16-17-20-27-20-15 0-24 9-31 19-4-11-18-19-32-19-31 0-48 33-48 41 0 3 4 3 5 3 3 0 3-1 4-4 7-21 25-32 38-32 9 0 16 4 16 17 0 6-3 19-6 28-4 12-7 25-9 37z"><text:p/></draw:path><draw:path draw:style-name="gr294" draw:text-style-name="P99" svg:width="0.0374in" svg:height="0.0504in" svg:x="0.0756in" svg:y="0.1469in" svg:viewBox="0 0 96 129" svg:d="M96 91c-3 0-6 0-8 0 0 4-2 16-5 18-1 1-18 1-21 1-12 0-26 0-38 0 12-9 27-20 39-27 17-13 33-24 33-44 0-25-23-39-51-39-26 0-45 15-45 34 0 10 9 12 11 12 6 0 12-3 12-12 0-6-5-10-11-11 5-9 17-14 29-14 18 0 35 11 35 30 0 16-12 28-26 41-16 14-32 27-48 40-2 2-2 2-2 3s0 4 0 6c30 0 59 0 90 0 1-13 4-26 6-38z"><text:p/></draw:path></draw:g></text:span><text:span text:style-name="T66"><text:s/>לא מתחלק ב־</text:span><text:span text:style-name="T66"><draw:g text:anchor-type="as-char" svg:y="-0.1043in" draw:z-index="427" draw:style-name="gr1"><svg:title>TexMaths</svg:title><svg:desc>11§inline§0.5§svg§600§FALSE§</svg:desc><draw:path draw:style-name="gr286" draw:text-style-name="P98" svg:width="0.1701in" svg:height="0.0882in" svg:x="0.0016in" svg:y="0.0075in" svg:viewBox="0 0 433 225" svg:d="M0 0c144 0 289 0 433 0 0 75 0 150 0 225-144 0-289 0-433 0 0-75 0-150 0-225z"><text:p/></draw:path><draw:path draw:style-name="gr287" draw:text-style-name="P99" svg:width="0.0634in" svg:height="0.1039in" svg:x="-0.0004in" svg:y="0in" svg:viewBox="0 0 162 265" svg:d="M162 133c0-30-2-61-15-90-18-36-50-43-65-43-24 0-52 10-68 46-13 27-14 57-14 87 0 28 1 63 17 93 17 31 45 39 63 39 21 0 51-8 68-46 12-26 14-56 14-86zM80 256c-14 0-37-9-44-46-4-24-4-59-4-81 0-24 0-51 3-71 7-46 37-49 45-49 14 0 39 6 47 45 3 21 3 51 3 75 0 28 0 54-4 79-6 37-28 48-46 48z"><text:p/></draw:path><draw:path draw:style-name="gr288" draw:text-style-name="P99" svg:width="0.0161in" svg:height="0.0157in" svg:x="0.0827in" svg:y="0.0843in" svg:viewBox="0 0 42 41" svg:d="M42 21c0-11-10-21-21-21s-21 10-21 21 10 20 21 20 21-9 21-20z"><text:p/></draw:path><draw:path draw:style-name="gr289" draw:text-style-name="P99" svg:width="0.0602in" svg:height="0.1039in" svg:x="0.1189in" svg:y="0in" svg:viewBox="0 0 154 265" svg:d="M154 179c0-46-32-84-74-84-17 0-34 6-48 20 0-26 0-51 0-75 8 2 20 4 33 4 47 0 74-35 74-40 0-2-1-4-3-4s-2 0-4 1c-7 3-26 11-53 11-15 0-33-2-50-11-4-1-4-1-5-1-4 0-4 3-4 10 0 37 0 75 0 114 0 7 0 9 5 9 3 0 4 0 5-3 4-5 18-26 50-26 20 0 30 17 32 24 7 13 8 29 8 47 0 15 0 38-10 53-9 16-23 26-41 26-28 0-50-20-57-43 1 0 2 1 7 1 13 0 20-10 20-20 0-9-7-19-20-19-6 0-19 3-19 21 0 33 26 71 71 71 44 0 83-38 83-86z"><text:p/></draw:path></draw:g></text:span><text:span text:style-name="T66"> ולכן הסכום אינו שלם, בסתירה לכך ש־</text:span><text:span text:style-name="T66"><draw:g text:anchor-type="as-char" svg:y="-0.0661in" draw:z-index="428" draw:style-name="gr1"><svg:title>TexMaths</svg:title><svg:desc>11§inline§x_1§svg§600§FALSE§</svg:desc><draw:path draw:style-name="gr283" draw:text-style-name="P98" svg:width="0.1209in" svg:height="0.074in" svg:x="0.0031in" svg:y="0.0071in" svg:viewBox="0 0 308 189" svg:d="M154 189c-52 0-102 0-154 0 0-63 0-126 0-189 102 0 205 0 308 0 0 63 0 126 0 189-52 0-104 0-154 0z"><text:p/></draw:path><draw:path draw:style-name="gr284" draw:text-style-name="P99" svg:width="0.0748in" svg:height="0.0681in" svg:x="-0.0004in" svg:y="0in" svg:viewBox="0 0 191 174" svg:d="M118 54c2-10 12-45 38-45 2 0 11 0 20 4-11 2-19 12-19 21 0 7 4 15 14 15 9 0 20-8 20-24 0-19-22-25-35-25-22 0-35 21-40 30-9-26-30-30-41-30-41 0-63 50-63 60 0 4 3 2 4 4 4 0 5-1 6-4 13-41 38-51 52-51 7 0 20 3 20 25 0 12-6 39-20 93-7 23-20 38-37 38-2 0-11 0-19-4 9-2 18-10 18-21s-9-12-14-12c-12 0-22 9-22 21 0 17 20 25 36 25 26 0 40-26 41-30 4 15 19 30 42 30 39 0 61-48 61-58 0-4-3-4-4-4-4 0-5 2-6 4-12 41-38 49-50 49-16 0-22-12-22-25 0-9 3-15 6-33 5-18 9-35 14-53z"><text:p/></draw:path><draw:path draw:style-name="gr285" draw:text-style-name="P99" svg:width="0.0386in" svg:height="0.0701in" svg:x="0.0929in" svg:y="0.0189in" svg:viewBox="0 0 99 179" svg:d="M62 8c0-8-2-8-8-8-18 17-43 18-54 18 0 3 0 5 0 8 7 0 25 0 40-7 0 46 0 92 0 138 0 8 0 12-28 12-3 0-7 0-10 0 0 3 0 6 0 10 6 0 39-1 49-1 7 0 41 1 48 1 0-4 0-7 0-10-5 0-8 0-11 0-26 0-26-4-26-12 0-50 0-100 0-149z"><text:p/></draw:path></draw:g></text:span><text:span text:style-name="T66"> טבעי. </text:span></text:p>
        </text:list-item>
        <text:list-item>
          <text:p text:style-name="P78"><text:span text:style-name="T66">א</text:span><text:span text:style-name="T47">ם </text:span><text:span text:style-name="T47"><draw:g text:anchor-type="as-char" svg:y="-0.1299in" draw:z-index="436" draw:style-name="gr1"><svg:title>TexMaths</svg:title><svg:desc>11§inline§\exists n \in \N. \tfrac{1}{n} = x_1 \land \forall n' \in \N. \tfrac{1}{2n' + 1} \neq x_2 \land x_2, x_1 \not\in \N§svg§600§FALSE§</svg:desc><draw:path draw:style-name="gr123" draw:text-style-name="P98" svg:width="3.2598in" svg:height="0.1791in" svg:x="-0.0004in" svg:y="0.0071in" svg:viewBox="0 0 8281 456" svg:d="M4141 456c-1381 0-2760 0-4141 0 0-152 0-304 0-456 2760 0 5521 0 8281 0 0 152 0 304 0 456-1380 0-2761 0-4140 0z"><text:p/></draw:path><draw:path draw:style-name="gr124" draw:text-style-name="P99" svg:width="0.0673in" svg:height="0.1047in" svg:x="0.0004in" svg:y="0.0248in" svg:viewBox="0 0 172 267" svg:d="M172 13c0-12-1-13-14-13-48 0-96 0-145 0-6 0-13 0-13 8 0 7 7 7 13 7 48 0 96 0 143 0 0 37 0 73 0 111-46 0-91 0-137 0-7 0-15 0-15 7 0 8 8 8 15 8 46 0 91 0 137 0 0 36 0 74 0 111-47 0-95 0-143 0-6 0-13 0-13 8 0 7 7 7 13 7 49 0 97 0 145 0 13 0 14-1 14-14 0-80 0-160 0-240z"><text:p/></draw:path><draw:path draw:style-name="gr125" draw:text-style-name="P99" svg:width="0.0819in" svg:height="0.0685in" svg:x="0.0811in" svg:y="0.063in" svg:viewBox="0 0 209 175" svg:d="M22 148c-1 6-3 15-3 16 0 8 5 11 11 11 5 0 12-3 14-11 1-1 6-19 8-28 3-13 5-24 9-35 2-8 4-17 6-26 1-7 5-18 5-19 6-12 26-47 63-47 17 0 21 14 21 26 0 25-20 74-25 91-3 8-4 13-4 17 0 19 14 32 31 32 37 0 51-56 51-59 0-5-3-5-4-5-5 0-5 1-6 8-8 26-21 47-39 47-7 0-10-3-10-12 0-10 4-20 7-27 7-21 23-63 23-85 0-27-16-42-44-42-35 0-53 25-60 34-2-22-18-34-35-34-19 0-26 15-30 22-5 13-11 36-11 38 0 4 3 4 4 4 4 0 5-1 7-9 7-27 14-46 29-46 7 0 11 4 11 17 0 8-1 13-6 32-8 30-15 60-23 90z"><text:p/></draw:path><draw:path draw:style-name="gr126" draw:text-style-name="P99" svg:width="0.076in" svg:height="0.0878in" svg:x="0.2228in" svg:y="0.0484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127" draw:text-style-name="P99" svg:width="0.1028in" svg:height="0.1063in" svg:x="0.3579in" svg:y="0.0264in" svg:viewBox="0 0 262 271" svg:d="M33 35c0 63 0 126 0 189 0 20-3 26-22 27-4 0-11 0-11 7 0 5 6 5 13 5 20 0 40 0 60 0 6 0 13 0 13-5 0-7-7-7-12-7-21-1-24-9-24-28 0-60 0-119 0-178 56 73 111 147 167 219 3 6 5 7 7 7 7 0 7-7 7-12 0-73 0-145 0-218 0-21 3-27 22-28 2 0 9 0 9-6 0-7-7-7-13-7-19 0-38 0-56 0-8 0-14 0-14 7 0 6 7 6 11 6 22 1 25 9 25 29 0 41 0 80 0 121-39-53-79-105-117-157-3-6-4-6-13-6-22 0-45 0-67 0-8 0-14 0-14 7 0 6 6 6 8 6 11 1 18 8 22 12-1 4-1 5-1 10zM218 245c-56-74-112-148-168-222-4-5-4-5-8-10 15 0 30 0 45 0 44 59 87 117 131 177 0 17 0 36 0 55z"><text:p/></draw:path><draw:path draw:style-name="gr128" draw:text-style-name="P99" svg:width="0.0157in" svg:height="0.0157in" svg:x="0.4768in" svg:y="0.1138in" svg:viewBox="0 0 41 41" svg:d="M41 20c0-11-9-20-20-20-12 0-21 8-21 20 0 11 9 21 21 21 11 0 20-9 20-21z"><text:p/></draw:path><draw:path draw:style-name="gr129" draw:text-style-name="P99" svg:width="0.0386in" svg:height="0.0705in" svg:x="0.5433in" svg:y="-0.0004in" svg:viewBox="0 0 99 180" svg:d="M62 8c0-8-1-8-9-8-17 18-42 18-53 18 0 3 0 6 0 10 7 0 24 0 40-8 0 46 0 91 0 138 0 8 0 12-28 12-3 0-6 0-10 0 0 3 0 6 0 10 5 0 39-1 49-1 7 0 41 1 48 1 0-4 0-7 0-10-3 0-8 0-11 0-26 0-26-4-26-12 0-51 0-101 0-150z"><text:p/></draw:path><draw:path draw:style-name="gr130" draw:text-style-name="P99" svg:width="0.0744in" svg:height="0.0055in" svg:x="0.5244in" svg:y="0.089in" svg:viewBox="0 0 190 15" svg:d="M95 15c-32 0-63 0-95 0 0-5 0-9 0-15 64 0 127 0 190 0 0 6 0 10 0 15-32 0-63 0-95 0z"><text:p/></draw:path><draw:path draw:style-name="gr131" draw:text-style-name="P99" svg:width="0.0646in" svg:height="0.0472in" svg:x="0.5295in" svg:y="0.1354in" svg:viewBox="0 0 165 121" svg:d="M21 101c-1 5-2 7-3 11 0 7 5 9 8 9 6 0 10-3 11-5 2-2 4-11 5-17 2-5 4-17 6-24s4-12 5-19c3-11 3-13 11-24s21-24 41-24c16 0 16 13 16 18 0 16-12 47-16 58-3 7-4 10-4 14 0 14 11 23 26 23 27 0 38-37 38-41 0-3-3-3-4-3-4 0-4 1-5 5-6 20-17 32-28 32-6 0-7-4-7-9 0-7 1-10 6-22 3-9 14-38 14-52 0-27-21-31-35-31-22 0-38 13-45 24-3-18-19-24-30-24s-18 8-21 14c-6 10-10 26-10 27 0 3 3 2 4 3 5 0 5 0 7-8 3-15 9-28 20-28 6 0 9 5 9 13 0 4-3 14-5 22s-4 19-6 24c-3 11-6 22-8 34z"><text:p/></draw:path><draw:path draw:style-name="gr132" draw:text-style-name="P99" svg:width="0.1004in" svg:height="0.035in" svg:x="0.6689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33" draw:text-style-name="P99" svg:width="0.0756in" svg:height="0.0685in" svg:x="0.8252in" svg:y="0.063in" svg:viewBox="0 0 193 175" svg:d="M118 54c2-10 12-45 38-45 2 0 11 0 20 4-11 2-19 12-19 21 0 7 5 14 15 14 8 0 21-7 21-23 0-19-24-25-36-25-23 0-36 21-40 30-10-26-31-30-42-30-41 0-63 50-63 60 0 4 3 3 5 4 3 0 4-1 5-4 13-41 39-51 52-51 7 0 21 3 21 25 0 12-7 39-21 93-7 23-20 39-37 39-3 0-12 0-19-4 10-2 18-10 18-21s-8-14-14-14c-12 0-22 11-22 23 0 17 20 25 36 25 26 0 40-27 41-30 4 15 19 30 42 30 39 0 61-49 61-59 0-5-3-5-4-5-3 0-4 3-4 5-14 42-40 50-52 50-15 0-22-12-22-25 0-9 3-16 7-34s8-35 13-53z"><text:p/></draw:path><draw:path draw:style-name="gr134" draw:text-style-name="P99" svg:width="0.0382in" svg:height="0.0705in" svg:x="0.9197in" svg:y="0.0827in" svg:viewBox="0 0 98 180" svg:d="M61 8c0-8 0-8-8-8-18 17-42 17-53 17 0 3 0 6 0 9 7 0 24 0 39-7 0 46 0 91 0 137 0 10 0 14-27 14-3 0-8 0-11 0 0 3 0 6 0 10 6-1 39-1 49-1 8 0 42 0 48 1 0-4 0-7 0-10-3 0-7 0-10 0-27 0-27-4-27-14 0-49 0-99 0-148z"><text:p/></draw:path><draw:path draw:style-name="gr135" draw:text-style-name="P99" svg:width="0.0843in" svg:height="0.0941in" svg:x="1.0181in" svg:y="0.0394in" svg:viewBox="0 0 215 240" svg:d="M117 9c-4-7-6-9-9-9-6 0-7 3-9 9-32 71-65 143-97 216-2 4-2 5-2 8 0 4 3 7 8 7 2 0 5-1 9-9 30-68 60-136 91-203 30 67 60 135 90 203 3 9 8 9 9 9 4 0 8-3 8-7 0-2 0-3-3-7-32-73-63-144-95-217z"><text:p/></draw:path><draw:path draw:style-name="gr136" draw:text-style-name="P99" svg:width="0.0843in" svg:height="0.1079in" svg:x="1.1453in" svg:y="0.0248in" svg:viewBox="0 0 215 275" svg:d="M213 14c2-4 2-4 2-6 0-5-3-8-8-8s-7 4-9 9c-11 28-21 56-32 85-39 0-78 0-118 0-11-29-20-57-31-85-3-6-4-9-9-9-4 0-8 3-8 8 0 1 0 1 2 6 32 84 65 169 97 253 1 5 3 8 9 8 5 0 6-4 8-8 33-84 64-169 97-253zM55 109c35 0 69 0 105 0-18 45-35 92-52 138-18-46-35-93-53-138z"><text:p/></draw:path><draw:path draw:style-name="gr137" draw:text-style-name="P99" svg:width="0.0823in" svg:height="0.0685in" svg:x="1.2339in" svg:y="0.063in" svg:viewBox="0 0 210 175" svg:d="M23 148c-1 6-3 15-3 16 0 8 5 11 11 11 4 0 12-3 14-11 1-1 6-19 8-28 3-13 5-24 9-35 2-8 4-17 6-26 1-7 5-18 5-19 5-12 26-47 62-47 18 0 21 14 21 26 0 25-18 74-24 91-4 8-4 13-4 17 0 19 13 32 32 32 36 0 50-56 50-59 0-5-3-5-4-5-5 0-5 1-7 8-8 26-20 47-38 47-7 0-10-3-10-12 0-10 3-20 6-27 8-21 25-63 25-85 0-27-17-42-46-42-34 0-52 25-59 34-2-22-19-34-36-34-18 0-26 15-29 22-6 13-12 36-12 38 0 4 4 4 6 4 3 0 4-1 6-9 7-27 14-46 28-46 7 0 12 4 12 17 0 8-1 13-6 32-7 30-15 60-23 90z"><text:p/></draw:path><draw:path draw:style-name="gr138" draw:text-style-name="P99" svg:width="0.0264in" svg:height="0.0547in" svg:x="1.3264in" svg:y="0.0157in" svg:viewBox="0 0 68 140" svg:d="M66 23c1-4 2-6 2-9 0-7-7-14-16-14-10 0-13 8-15 12-12 39-24 77-36 117 0 1-1 2-1 4 0 4 9 7 11 7 1 0 2-1 3-4 18-38 34-75 52-113z"><text:p/></draw:path><draw:path draw:style-name="gr139" draw:text-style-name="P99" svg:width="0.0756in" svg:height="0.0878in" svg:x="1.4189in" svg:y="0.0484in" svg:viewBox="0 0 193 224" svg:d="M179 119c7 0 14 0 14-8 0-7-7-7-14-7-55 0-109 0-164 0 5-52 50-89 104-89 20 0 41 0 60 0 7 0 14 0 14-7 0-8-7-8-14-8-21 0-40 0-61 0-66 0-118 50-118 111 0 62 52 113 118 113 21 0 40 0 61 0 7 0 14 0 14-8s-7-8-14-8c-19 0-40 0-60 0-54 0-99-37-104-89 55 0 109 0 164 0z"><text:p/></draw:path><draw:path draw:style-name="gr140" draw:text-style-name="P99" svg:width="0.1028in" svg:height="0.1063in" svg:x="1.5535in" svg:y="0.0264in" svg:viewBox="0 0 262 271" svg:d="M34 35c0 63 0 126 0 189 0 20-3 26-23 27-4 0-11 0-11 7 0 5 7 5 13 5 20 0 41 0 61 0 6 0 12 0 12-5 0-7-7-7-11-7-22-1-25-9-25-28 0-60 0-119 0-178 56 73 111 147 167 219 3 6 5 7 9 7 6 0 6-7 6-12 0-73 0-145 0-218 0-21 3-27 21-28 2 0 9 0 9-6 0-7-6-7-13-7-19 0-38 0-56 0-7 0-14 0-14 7 0 6 7 6 11 6 22 1 26 9 26 29 0 41 0 80 0 121-39-53-78-105-117-157-4-6-5-6-14-6-22 0-45 0-67 0-7 0-14 0-14 7 0 6 7 6 9 6 10 1 18 8 21 12 0 4 0 5 0 10zM218 245c-56-74-112-148-168-222-4-5-4-5-8-10 15 0 31 0 46 0 43 59 87 117 130 177 0 17 0 36 0 55z"><text:p/></draw:path><draw:path draw:style-name="gr141" draw:text-style-name="P99" svg:width="0.0161in" svg:height="0.0157in" svg:x="1.6724in" svg:y="0.1138in" svg:viewBox="0 0 42 41" svg:d="M42 20c0-11-10-20-21-20s-21 8-21 20c0 11 10 21 21 21s21-9 21-21z"><text:p/></draw:path><draw:path draw:style-name="gr142" draw:text-style-name="P99" svg:width="0.0386in" svg:height="0.0705in" svg:x="1.8665in" svg:y="-0.0004in" svg:viewBox="0 0 99 180" svg:d="M62 8c0-8-1-8-9-8-18 18-42 18-53 18 0 3 0 6 0 10 7 0 24 0 40-8 0 46 0 91 0 138 0 8 0 12-28 12-3 0-6 0-10 0 0 3 0 6 0 10 5 0 38-1 49-1 7 0 41 1 48 1 0-4 0-7 0-10-3 0-8 0-11 0-26 0-26-4-26-12 0-51 0-101 0-150z"><text:p/></draw:path><draw:path draw:style-name="gr143" draw:text-style-name="P99" svg:width="0.3311in" svg:height="0.0055in" svg:x="1.7201in" svg:y="0.089in" svg:viewBox="0 0 842 15" svg:d="M420 15c-139 0-280 0-420 0 0-5 0-9 0-15 281 0 561 0 842 0 0 6 0 10 0 15-141 0-281 0-422 0z"><text:p/></draw:path><draw:path draw:style-name="gr144" draw:text-style-name="P99" svg:width="0.0469in" svg:height="0.0705in" svg:x="1.7264in" svg:y="0.1118in" svg:viewBox="0 0 120 180" svg:d="M120 130c-3 0-6 0-9 0-1 7-3 22-8 25-2 1-23 1-26 1-16 0-33 0-49 0 28-25 37-33 53-45 20-16 39-33 39-58 0-33-29-53-63-53s-57 23-57 48c0 14 12 16 14 16 7 0 15-6 15-14 0-6-1-15-16-15 9-20 27-25 40-25 26 0 41 21 41 43 0 23-17 42-26 52-22 21-43 42-65 64-3 3-3 3-3 11 37 0 75 0 112 0 2-17 6-33 8-50z"><text:p/></draw:path><draw:path draw:style-name="gr145" draw:text-style-name="P99" svg:width="0.0646in" svg:height="0.0472in" svg:x="1.7858in" svg:y="0.1354in" svg:viewBox="0 0 165 121" svg:d="M20 101c-1 5-1 7-2 11 0 7 4 9 8 9 5 0 8-3 10-5 3-2 5-11 6-17 1-5 4-17 5-24 3-7 4-12 6-19 2-11 3-13 11-24s20-24 41-24c15 0 15 13 15 18 0 16-11 47-15 58-4 7-5 10-5 14 0 14 12 23 25 23 28 0 40-37 40-41 0-3-3-3-4-3-5 0-5 1-6 5-5 20-17 32-28 32-6 0-7-4-7-9 0-7 1-10 7-22 3-9 14-38 14-52 0-27-21-31-35-31-23 0-38 13-47 24-2-18-17-24-28-24-12 0-18 8-22 14-6 10-9 26-9 27 0 3 3 3 4 3 4 0 4 0 6-8 4-15 10-28 20-28 6 0 9 5 9 13 0 4-4 14-5 22-2 8-4 19-5 24-4 11-6 22-9 34z"><text:p/></draw:path><draw:path draw:style-name="gr146" draw:text-style-name="P99" svg:width="0.0209in" svg:height="0.039in" svg:x="1.863in" svg:y="0.1094in" svg:viewBox="0 0 54 100" svg:d="M52 18c1-3 2-4 2-7 0-7-7-11-12-11-8 0-10 6-11 9-10 27-20 56-30 84-1 2-1 2-1 3 0 2 8 4 9 4s2-1 3-3c13-26 27-53 40-79z"><text:p/></draw:path><draw:path draw:style-name="gr147" draw:text-style-name="P99" svg:width="0.078in" svg:height="0.078in" svg:x="1.9043in" svg:y="0.1165in" svg:viewBox="0 0 199 199" svg:d="M107 106c27 0 55 0 82 0 4 0 10 0 10-6 0-7-6-7-10-7-27 0-55 0-82 0 0-28 0-56 0-83 0-3 0-10-7-10-6 0-6 7-6 10 0 27 0 55 0 83-28 0-57 0-84 0-3 0-10 0-10 6 0 7 7 7 10 7 27 0 56 0 84 0 0 27 0 55 0 84 0 3 0 9 6 9 7 0 7-6 7-9 0-29 0-57 0-84z"><text:p/></draw:path><draw:path draw:style-name="gr148" draw:text-style-name="P99" svg:width="0.0386in" svg:height="0.0705in" svg:x="2.002in" svg:y="0.1118in" svg:viewBox="0 0 99 180" svg:d="M62 8c0-8-1-8-8-8-18 17-43 18-54 18 0 3 0 6 0 10 7 0 24 0 40-8 0 46 0 91 0 138 0 8 0 12-28 12-3 0-6 0-10 0 0 3 0 6 0 10 5 0 39-1 49-1 7 0 41 1 48 1 0-4 0-7 0-10-3 0-7 0-10 0-27 0-27-4-27-12 0-51 0-101 0-150z"><text:p/></draw:path><draw:path draw:style-name="gr149" draw:text-style-name="P99" svg:width="0.076in" svg:height="0.1409in" svg:x="2.1327in" svg:y="0.0213in" svg:viewBox="0 0 194 359" svg:d="M190 15c4-5 4-6 4-7 0-2-4-8-8-8-6 0-7 2-9 8-58 112-115 225-174 336-3 5-3 6-3 8 0 3 3 7 8 7 4 0 6-2 9-7 58-112 115-224 173-337z"><text:p/></draw:path><draw:path draw:style-name="gr150" draw:text-style-name="P99" svg:width="0.1008in" svg:height="0.035in" svg:x="2.120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51" draw:text-style-name="P99" svg:width="0.0756in" svg:height="0.0685in" svg:x="2.2768in" svg:y="0.063in" svg:viewBox="0 0 193 175" svg:d="M118 54c2-10 11-45 38-45 1 0 11 0 19 4-11 2-19 12-19 21 0 7 5 14 16 14 7 0 21-7 21-23 0-19-24-25-37-25-23 0-36 21-40 30-10-26-31-30-42-30-41 0-63 50-63 60 0 4 4 4 6 4s4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152" draw:text-style-name="P99" svg:width="0.0465in" svg:height="0.0705in" svg:x="2.3661in" svg:y="0.0827in" svg:viewBox="0 0 119 180" svg:d="M119 130c-3 0-6 0-9 0-1 6-3 22-7 24-2 2-23 2-27 2-17 0-33 0-50 0 29-25 38-33 54-45 20-16 39-33 39-58 0-33-29-53-63-53s-56 23-56 48c0 14 11 15 14 15 7 0 15-5 15-15 0-4-3-14-17-14 9-19 28-24 40-24 27 0 42 21 42 43 0 23-18 42-27 52-22 21-43 42-65 64-2 2-2 3-2 11 37 0 74 0 111 0 2-17 6-33 8-50z"><text:p/></draw:path><draw:path draw:style-name="gr153" draw:text-style-name="P99" svg:width="0.0846in" svg:height="0.0941in" svg:x="2.4697in" svg:y="0.0394in" svg:viewBox="0 0 216 240" svg:d="M117 9c-4-7-6-9-9-9-6 0-7 3-9 9-32 71-64 143-96 216-2 4-3 5-3 8 0 4 3 7 8 7 3 0 6-1 9-9 30-68 60-136 91-203 31 67 60 135 91 203 3 9 7 9 9 9 4 0 8-3 8-7 0-2 0-3-3-7-31-73-64-144-96-217z"><text:p/></draw:path><draw:path draw:style-name="gr154" draw:text-style-name="P99" svg:width="0.0756in" svg:height="0.0685in" svg:x="2.6012in" svg:y="0.063in" svg:viewBox="0 0 193 175" svg:d="M118 54c2-10 11-45 38-45 1 0 11 0 19 4-11 2-19 12-19 21 0 7 5 14 16 14 7 0 21-7 21-23 0-19-24-25-37-25-23 0-36 21-40 30-10-26-31-30-42-30-41 0-63 50-63 60 0 4 4 4 6 4s3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155" draw:text-style-name="P99" svg:width="0.0465in" svg:height="0.0705in" svg:x="2.6906in" svg:y="0.0827in" svg:viewBox="0 0 119 180" svg:d="M119 130c-3 0-6 0-9 0-1 6-3 22-7 24-2 2-23 2-27 2-17 0-33 0-50 0 29-25 38-33 54-45 20-16 39-33 39-58 0-33-29-53-63-53s-56 23-56 48c0 14 11 15 14 15 7 0 15-5 15-15 0-4-3-14-17-14 9-19 28-24 40-24 27 0 42 21 42 43 0 23-18 42-27 52-22 21-43 42-65 64-2 2-2 3-2 11 37 0 74 0 111 0 2-17 6-33 8-50z"><text:p/></draw:path><draw:path draw:style-name="gr156" draw:text-style-name="P99" svg:width="0.0173in" svg:height="0.0453in" svg:x="2.765in" svg:y="0.1138in" svg:viewBox="0 0 45 116" svg:d="M45 41c0-26-10-41-24-41-13 0-21 10-21 20 0 11 8 21 21 21 4 0 9-1 13-6 1 0 1-1 2-1 0 2 0 1 0 7 0 28-13 52-25 64-4 4-4 5-4 6 0 3 1 5 3 5 4 0 35-30 35-75z"><text:p/></draw:path><draw:path draw:style-name="gr157" draw:text-style-name="P99" svg:width="0.0756in" svg:height="0.0685in" svg:x="2.824in" svg:y="0.063in" svg:viewBox="0 0 193 175" svg:d="M118 54c3-10 12-45 38-45 2 0 11 0 20 4-11 2-19 12-19 21 0 7 5 14 15 14 8 0 21-7 21-23 0-19-22-25-36-25-23 0-36 21-40 30-10-26-31-30-42-30-41 0-63 50-63 60 0 4 3 3 5 4 3 0 4-1 5-4 13-41 39-51 52-51 7 0 21 3 21 25 0 12-7 39-21 93-7 23-20 39-37 39-2 0-12 0-19-4 10-2 18-10 18-21s-8-14-14-14c-12 0-22 11-22 23 0 17 20 25 36 25 26 0 40-27 41-30 4 15 19 30 42 30 39 0 61-49 61-59 0-5-3-5-4-5-3 0-4 3-4 5-14 42-40 50-52 50-15 0-22-12-22-25 0-9 3-16 7-34s8-35 13-53z"><text:p/></draw:path><draw:path draw:style-name="gr158" draw:text-style-name="P99" svg:width="0.0382in" svg:height="0.0705in" svg:x="2.9181in" svg:y="0.0827in" svg:viewBox="0 0 98 180" svg:d="M61 8c0-8 0-8-8-8-18 17-42 17-53 17 0 3 0 6 0 9 7 0 24 0 39-7 0 46 0 91 0 137 0 10 0 14-27 14-3 0-8 0-11 0 0 3 0 6 0 10 6-1 39-1 49-1 8 0 42 0 48 1 0-4 0-7 0-10-3 0-7 0-10 0-27 0-27-4-27-14 0-49 0-99 0-148z"><text:p/></draw:path><draw:path draw:style-name="gr159" draw:text-style-name="P99" svg:width="0.0756in" svg:height="0.1409in" svg:x="3.0382in" svg:y="0.0213in" svg:viewBox="0 0 193 359" svg:d="M190 15c3-5 3-6 3-7 0-2-3-8-8-8s-6 2-8 8c-58 112-115 225-174 336-3 5-3 6-3 8 0 3 2 7 8 7 4 0 5-2 9-7 58-112 115-224 173-337z"><text:p/></draw:path><draw:path draw:style-name="gr160" draw:text-style-name="P99" svg:width="0.076in" svg:height="0.0878in" svg:x="3.0295in" svg:y="0.0484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161" draw:text-style-name="P99" svg:width="0.1028in" svg:height="0.1063in" svg:x="3.1646in" svg:y="0.0264in" svg:viewBox="0 0 262 271" svg:d="M33 35c0 63 0 126 0 189 0 20-2 26-22 27-4 0-11 0-11 7 0 5 6 5 13 5 20 0 40 0 60 0 7 0 13 0 13-5 0-7-7-7-12-7-21-1-24-9-24-28 0-60 0-119 0-178 56 73 111 147 167 219 3 6 5 7 7 7 7 0 7-7 7-12 0-73 0-145 0-218 0-21 4-27 22-28 2 0 9 0 9-6 0-7-6-7-13-7-19 0-38 0-56 0-7 0-14 0-14 7 0 6 7 6 11 6 22 1 26 9 26 29 0 41 0 80 0 121-40-53-78-105-118-157-3-6-4-6-13-6-22 0-45 0-67 0-8 0-14 0-14 7 0 6 6 6 8 6 11 1 19 8 22 12-1 4-1 5-1 10zM218 245c-56-74-112-148-168-222-4-5-4-5-8-10 15 0 31 0 46 0 43 59 87 117 130 177 0 17 0 36 0 55z"><text:p/></draw:path></draw:g></text:span><text:span text:style-name="T47">: אז </text:span><text:span text:style-name="T47"><draw:g text:anchor-type="as-char" svg:y="-0.1299in" draw:z-index="430" draw:style-name="gr1"><svg:title>TexMaths</svg:title><svg:desc>11§inline§h(x_1) := \tfrac{1}{2n + 1} = x_2 := h(x_2)§svg§600§FALSE§</svg:desc><draw:path draw:style-name="gr208" draw:text-style-name="P98" svg:width="1.8665in" svg:height="0.1791in" svg:x="-0.0004in" svg:y="0.0071in" svg:viewBox="0 0 4742 456" svg:d="M2371 456c-791 0-1581 0-2371 0 0-152 0-304 0-456 1581 0 3161 0 4742 0 0 152 0 304 0 456-790 0-1581 0-2371 0z"><text:p/></draw:path><draw:path draw:style-name="gr209" draw:text-style-name="P99" svg:width="0.074in" svg:height="0.1063in" svg:x="0.0004in" svg:y="0.0248in" svg:viewBox="0 0 189 271" svg:d="M89 4c0-1 0-4-4-4-10 0-38 3-48 3-3 1-7 1-7 8 0 6 3 6 9 6 18 0 19 2 19 6 0 2-1 6-1 8-18 74-37 148-56 221-1 6-1 7-1 9 0 8 8 10 11 10 6 0 12-4 14-9 3-10 5-20 7-29 3-13 5-24 9-35 2-8 4-17 6-26 1-2 5-16 5-18 1-3 13-24 26-35 9-5 21-13 38-13 16 0 20 13 20 26 0 21-15 64-24 87-3 9-5 14-5 21 0 19 14 31 32 31 36 0 50-55 50-58 0-5-3-5-4-5-5 0-5 1-6 8-6 20-18 47-39 47-7 0-10-3-10-12 0-10 3-20 8-27 5-17 23-63 23-85 0-25-16-42-44-42-25 0-43 12-58 30 10-41 20-82 30-123z"><text:p/></draw:path><draw:path draw:style-name="gr210" draw:text-style-name="P99" svg:width="0.035in" svg:height="0.1516in" svg:x="0.0945in" svg:y="0.0161in" svg:viewBox="0 0 90 386" svg:d="M90 381c0-1 0-2-6-9-49-48-61-120-61-179 0-67 14-135 62-182 5-5 5-5 5-7 0-3-1-4-4-4s-39 26-61 76c-19 42-25 85-25 117 0 31 4 76 26 120 24 47 57 73 60 73s4-1 4-5z"><text:p/></draw:path><draw:path draw:style-name="gr211" draw:text-style-name="P99" svg:width="0.0756in" svg:height="0.0685in" svg:x="0.1433in" svg:y="0.063in" svg:viewBox="0 0 193 175" svg:d="M118 54c2-10 11-45 37-45 2 0 12 0 20 4-11 2-19 12-19 21 0 7 5 14 16 14 7 0 21-7 21-23 0-19-24-25-37-25-23 0-36 21-40 30-10-26-31-30-42-30-41 0-63 50-63 60 0 4 4 4 6 4s4-1 4-4c13-41 38-51 52-51 7 0 21 3 21 25 0 12-7 39-21 93-6 23-20 39-37 39-2 0-11 0-19-4 9-2 18-10 18-21s-9-14-14-14c-12 0-21 11-21 23 0 17 19 25 36 25 26 0 39-27 40-30 5 15 19 30 42 30 40 0 62-49 62-59 0-5-4-5-5-5-3 0-3 3-4 5-14 42-40 50-52 50-16 0-21-12-21-25 0-9 2-16 7-34 4-18 8-35 13-53z"><text:p/></draw:path><draw:path draw:style-name="gr212" draw:text-style-name="P99" svg:width="0.0386in" svg:height="0.0705in" svg:x="0.2374in" svg:y="0.0827in" svg:viewBox="0 0 99 180" svg:d="M62 8c0-8-1-8-9-8-18 17-42 17-53 17 0 3 0 6 0 9 7 0 24 0 40-7 0 46 0 91 0 137 0 10 0 14-28 14-3 0-6 0-10 0 0 3 0 6 0 10 5-1 38-1 48-1 8 0 42 0 49 1 0-4 0-7 0-10-3 0-8 0-11 0-26 0-26-4-26-14 0-49 0-99 0-148z"><text:p/></draw:path><draw:path draw:style-name="gr213" draw:text-style-name="P99" svg:width="0.0346in" svg:height="0.1516in" svg:x="0.3028in" svg:y="0.0161in" svg:viewBox="0 0 89 386" svg:d="M89 193c0-30-3-76-25-120-23-48-56-73-61-73-2 0-3 2-3 4s0 2 8 9c37 38 59 99 59 180 0 66-14 133-63 182-4 4-4 5-4 6 0 2 1 5 3 5 5 0 39-27 62-76 20-42 24-84 24-117z"><text:p/></draw:path><draw:path draw:style-name="gr214" draw:text-style-name="P99" svg:width="0.0161in" svg:height="0.065in" svg:x="0.4087in" svg:y="0.065in" svg:viewBox="0 0 42 166" svg:d="M42 21c0-12-10-21-21-21s-21 9-21 21c0 11 10 20 21 20s21-9 21-20zM42 145c0-11-10-19-21-19s-21 7-21 19c0 11 10 21 21 21s21-8 21-21z"><text:p/></draw:path><draw:path draw:style-name="gr215" draw:text-style-name="P99" svg:width="0.1008in" svg:height="0.035in" svg:x="0.4465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16" draw:text-style-name="P99" svg:width="0.0386in" svg:height="0.0705in" svg:x="0.7429in" svg:y="-0.0004in" svg:viewBox="0 0 99 180" svg:d="M62 8c0-8-1-8-8-8-18 18-43 18-54 18 0 3 0 6 0 10 7 0 24 0 40-8 0 46 0 91 0 138 0 8 0 12-28 12-3 0-6 0-10 0 0 3 0 6 0 10 5 0 39-1 49-1 7 0 41 1 48 1 0-4 0-7 0-10-3 0-7 0-10 0-27 0-27-4-27-12 0-51 0-101 0-150z"><text:p/></draw:path><draw:path draw:style-name="gr217" draw:text-style-name="P99" svg:width="0.2894in" svg:height="0.0055in" svg:x="0.6169in" svg:y="0.089in" svg:viewBox="0 0 736 15" svg:d="M369 15c-124 0-246 0-369 0 0-5 0-9 0-15 245 0 491 0 736 0 0 6 0 10 0 15-122 0-245 0-367 0z"><text:p/></draw:path><draw:path draw:style-name="gr218" draw:text-style-name="P99" svg:width="0.0469in" svg:height="0.0705in" svg:x="0.6236in" svg:y="0.1118in" svg:viewBox="0 0 120 180" svg:d="M120 130c-3 0-6 0-9 0-1 7-4 22-8 25-2 1-23 1-26 1-16 0-33 0-49 0 27-25 37-33 53-45 20-16 39-33 39-58 0-33-29-53-64-53-33 0-56 23-56 48 0 14 12 16 14 16 7 0 15-6 15-14 0-6-1-15-16-15 8-20 27-25 40-25 26 0 41 21 41 43 0 23-17 42-26 52-22 21-43 42-65 64-3 3-3 3-3 11 37 0 75 0 112 0 2-17 6-33 8-50z"><text:p/></draw:path><draw:path draw:style-name="gr219" draw:text-style-name="P99" svg:width="0.065in" svg:height="0.0472in" svg:x="0.6823in" svg:y="0.1354in" svg:viewBox="0 0 166 121" svg:d="M21 101c-1 5-2 7-3 11 0 7 5 9 10 9 4 0 7-3 9-5 3-2 5-11 6-17 1-5 4-17 5-24 3-7 4-12 5-19 3-11 4-13 12-24s20-24 41-24c15 0 15 13 15 18 0 16-11 47-15 58-4 7-5 10-5 14 0 14 12 23 26 23 27 0 39-37 39-41 0-3-3-2-4-3-5 0-5 1-6 5-6 20-17 32-28 32-6 0-7-4-7-9 0-7 1-10 7-22 2-9 14-38 14-52 0-27-21-31-35-31-23 0-39 13-46 24-3-18-18-24-29-24-12 0-19 8-22 14-6 10-10 26-10 27 0 3 4 3 6 3 3 0 3 0 5-8 4-15 9-28 20-28 6 0 9 5 9 13 0 4-3 14-5 22s-4 19-5 24c-4 11-6 22-9 34z"><text:p/></draw:path><draw:path draw:style-name="gr220" draw:text-style-name="P99" svg:width="0.078in" svg:height="0.078in" svg:x="0.7602in" svg:y="0.1165in" svg:viewBox="0 0 199 199" svg:d="M106 106c27 0 56 0 83 0 4 0 10 0 10-6 0-7-6-7-10-7-27 0-56 0-83 0 0-28 0-56 0-83 0-3 0-10-6-10-8 0-8 7-8 10 0 27 0 55 0 83-27 0-55 0-82 0-3 0-10 0-10 6 0 7 6 7 10 7 27 0 55 0 82 0 0 27 0 55 0 84 0 3 0 9 7 9s7-6 7-9c0-29 0-57 0-84z"><text:p/></draw:path><draw:path draw:style-name="gr221" draw:text-style-name="P99" svg:width="0.0386in" svg:height="0.0705in" svg:x="0.8579in" svg:y="0.1118in" svg:viewBox="0 0 99 180" svg:d="M62 8c0-8-1-8-9-8-17 17-42 18-53 18 0 3 0 6 0 10 7 0 24 0 40-8 0 46 0 91 0 138 0 8 0 12-28 12-3 0-6 0-10 0 0 3 0 6 0 10 5 0 38-1 49-1 7 0 41 1 48 1 0-4 0-7 0-10-3 0-8 0-11 0-26 0-26-4-26-12 0-51 0-101 0-150z"><text:p/></draw:path><draw:path draw:style-name="gr222" draw:text-style-name="P99" svg:width="0.1004in" svg:height="0.035in" svg:x="0.9756in" svg:y="0.0744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223" draw:text-style-name="P99" svg:width="0.0756in" svg:height="0.0685in" svg:x="1.1319in" svg:y="0.063in" svg:viewBox="0 0 193 175" svg:d="M118 54c3-10 12-45 38-45 2 0 11 0 20 4-11 2-19 12-19 21 0 7 5 14 15 14 8 0 21-7 21-23 0-19-24-25-36-25-23 0-36 21-40 30-10-26-31-30-42-30-41 0-63 50-63 60 0 4 3 3 5 4 3 0 4-1 5-4 13-41 39-51 52-51 7 0 21 3 21 25 0 12-7 39-21 93-7 23-20 39-37 39-3 0-12 0-19-4 10-2 18-10 18-21s-8-14-14-14c-12 0-22 11-22 23 0 17 20 25 36 25 26 0 40-27 41-30 4 15 19 30 42 30 39 0 61-49 61-59 0-5-3-5-4-5-3 0-4 3-4 5-14 42-40 50-52 50-15 0-22-12-22-25 0-9 3-16 7-34s8-35 13-53z"><text:p/></draw:path><draw:path draw:style-name="gr224" draw:text-style-name="P99" svg:width="0.0469in" svg:height="0.0705in" svg:x="1.2213in" svg:y="0.0827in" svg:viewBox="0 0 120 180" svg:d="M120 130c-3 0-6 0-9 0-1 6-3 22-8 24-2 2-23 2-26 2-16 0-33 0-49 0 28-25 37-33 53-45 20-16 39-33 39-58 0-33-29-53-63-53s-57 23-57 48c0 14 12 15 14 15 7 0 15-5 15-15 0-4-1-14-16-14 9-19 27-24 40-24 26 0 41 21 41 43 0 23-17 42-26 52-22 21-43 42-65 64-3 2-3 3-3 11 37 0 75 0 112 0 2-17 6-33 8-50z"><text:p/></draw:path><draw:path draw:style-name="gr225" draw:text-style-name="P99" svg:width="0.0161in" svg:height="0.065in" svg:x="1.3382in" svg:y="0.065in" svg:viewBox="0 0 42 166" svg:d="M42 21c0-12-10-21-21-21s-21 9-21 21c0 11 10 20 21 20s21-9 21-20zM42 145c0-11-10-19-21-19s-21 7-21 19c0 11 10 21 21 21s21-8 21-21z"><text:p/></draw:path><draw:path draw:style-name="gr226" draw:text-style-name="P99" svg:width="0.1008in" svg:height="0.035in" svg:x="1.376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27" draw:text-style-name="P99" svg:width="0.074in" svg:height="0.1063in" svg:x="1.5366in" svg:y="0.0248in" svg:viewBox="0 0 189 271" svg:d="M89 4c0-1 0-4-4-4-9 0-38 3-48 3-3 1-7 1-7 8 0 6 4 6 10 6 18 0 18 2 18 6 0 2-1 6-1 8-18 74-37 148-56 221-1 6-1 7-1 9 0 8 8 10 11 10 7 0 12-4 14-9 3-10 6-20 8-29 3-13 6-24 9-35 2-8 4-17 6-26 0-2 4-16 4-18 1-3 13-24 26-35 9-5 21-13 38-13 16 0 20 13 20 26 0 21-14 64-24 87-3 9-4 14-4 21 0 19 13 31 31 31 36 0 50-55 50-58 0-5-3-5-4-5-3 0-3 1-6 8-5 20-18 47-39 47-7 0-9-3-9-12 0-10 3-20 7-27 6-17 23-63 23-85 0-25-16-42-44-42-25 0-43 12-58 30 10-41 20-82 30-123z"><text:p/></draw:path><draw:path draw:style-name="gr228" draw:text-style-name="P99" svg:width="0.0346in" svg:height="0.1516in" svg:x="1.6311in" svg:y="0.0161in" svg:viewBox="0 0 89 386" svg:d="M89 381c0-1 0-2-6-9-48-48-61-120-61-179 0-67 15-135 63-182 4-5 4-5 4-7 0-3-1-4-3-4-5 0-39 26-62 76-20 42-24 85-24 117 0 31 4 76 25 120 23 47 56 73 61 73 2 0 3-1 3-5z"><text:p/></draw:path><draw:path draw:style-name="gr229" draw:text-style-name="P99" svg:width="0.0756in" svg:height="0.0685in" svg:x="1.6795in" svg:y="0.063in" svg:viewBox="0 0 193 175" svg:d="M118 54c2-10 11-45 38-45 2 0 11 0 19 4-10 2-18 12-18 21 0 7 4 14 15 14 8 0 21-7 21-23 0-19-24-25-37-25-22 0-35 21-40 30-9-26-30-30-42-30-40 0-62 50-62 60 0 4 3 4 5 4 3 0 4-1 5-4 13-41 39-51 52-51 6 0 21 3 21 25 0 12-7 39-21 93-7 23-20 39-38 39-2 0-11 0-18-4 10-2 17-10 17-21s-7-14-14-14c-11 0-21 11-21 23 0 17 20 25 36 25 26 0 40-27 41-30 4 15 19 30 42 30 39 0 61-49 61-59 0-5-3-5-4-5-3 0-4 3-5 5-13 42-39 50-51 50-15 0-22-12-22-25 0-9 2-16 7-34 4-18 8-35 13-53z"><text:p/></draw:path><draw:path draw:style-name="gr230" draw:text-style-name="P99" svg:width="0.0469in" svg:height="0.0705in" svg:x="1.7689in" svg:y="0.0827in" svg:viewBox="0 0 120 180" svg:d="M120 130c-3 0-7 0-10 0 0 6-3 22-7 24-2 2-23 2-26 2-16 0-34 0-51 0 29-25 39-33 55-45 20-16 39-33 39-58 0-33-29-53-64-53-33 0-56 23-56 48 0 14 12 15 14 15 7 0 15-5 15-15 0-4-3-14-16-14 8-19 27-24 40-24 26 0 41 21 41 43 0 23-17 42-26 52-22 21-43 42-65 64-3 2-3 3-3 11 37 0 74 0 111 0 3-17 6-33 9-50z"><text:p/></draw:path><draw:path draw:style-name="gr231" draw:text-style-name="P99" svg:width="0.035in" svg:height="0.1516in" svg:x="1.839in" svg:y="0.0161in" svg:viewBox="0 0 90 386" svg:d="M90 193c0-30-4-76-25-120-24-48-57-73-61-73-2 0-4 2-4 4s0 2 8 9c37 38 59 99 59 180 0 66-14 133-61 182-6 4-6 5-6 6 0 2 2 5 4 5 4 0 39-27 62-76 20-42 24-84 24-117z"><text:p/></draw:path></draw:g></text:span><text:span text:style-name="T47">. נעביר אגפים, נקבל </text:span><text:span text:style-name="T47"><draw:g text:anchor-type="as-char" svg:y="-0.1008in" draw:z-index="431" draw:style-name="gr1"><svg:title>TexMaths</svg:title><svg:desc>11§inline§2x_2n + x_2 = 1§svg§600§FALSE§</svg:desc><draw:path draw:style-name="gr198" draw:text-style-name="P98" svg:width="0.915in" svg:height="0.1083in" svg:x="-0.0004in" svg:y="0.0075in" svg:viewBox="0 0 2325 276" svg:d="M1163 276c-387 0-776 0-1163 0 0-91 0-184 0-276 775 0 1550 0 2325 0 0 92 0 185 0 276-388 0-775 0-1162 0z"><text:p/></draw:path><draw:path draw:style-name="gr199" draw:text-style-name="P99" svg:width="0.0602in" svg:height="0.1008in" svg:x="-0.0004in" svg:y="0in" svg:viewBox="0 0 154 257" svg:d="M30 228c13-14 27-27 40-40 61-53 84-74 84-113 0-44-35-75-82-75-43 0-72 35-72 71 0 21 19 21 20 21 6 0 21-5 21-20 0-11-8-21-21-21-3 0-3 0-6 1 10-25 31-40 53-40 35 0 52 31 52 63 0 31-20 62-41 85-24 28-49 55-74 83-4 5-4 6-4 14 47 0 96 0 143 0 3-22 8-45 11-67-3 0-7 0-10 0-2 12-4 29-9 35-2 3-27 3-36 3-23 0-46 0-69 0z"><text:p/></draw:path><draw:path draw:style-name="gr200" draw:text-style-name="P99" svg:width="0.0756in" svg:height="0.0685in" svg:x="0.0724in" svg:y="0.0343in" svg:viewBox="0 0 193 175" svg:d="M118 54c2-11 11-46 38-46 2 0 11 0 20 5-11 2-19 11-19 21 0 6 5 14 15 14 8 0 21-7 21-23 0-21-24-25-37-25-22 0-35 20-40 29-9-26-30-29-41-29-41 0-63 50-63 59 0 4 3 4 5 4 3 0 4-1 5-4 13-41 39-51 52-51 7 0 21 3 21 26 0 12-7 38-21 92-7 24-20 40-38 40-2 0-11 0-18-5 10-2 17-10 17-21 0-10-7-13-14-13-11 0-21 10-21 22 0 18 20 26 36 26 26 0 40-27 41-29 4 14 19 29 42 29 39 0 61-50 61-60 0-3-3-3-4-3-3 0-4 1-5 4-13 41-39 50-51 50-15 0-22-12-22-26 0-7 2-16 7-33 4-18 8-35 13-53z"><text:p/></draw:path><draw:path draw:style-name="gr201" draw:text-style-name="P99" svg:width="0.0469in" svg:height="0.0705in" svg:x="0.1618in" svg:y="0.0535in" svg:viewBox="0 0 120 180" svg:d="M120 130c-3 0-6 0-9 0-1 7-4 22-8 26-2 1-23 1-26 1-16 0-33 0-49 0 27-26 37-33 53-45 20-17 39-34 39-59 0-33-29-53-64-53-33 0-56 23-56 49 0 13 12 15 14 15 7 0 15-4 15-14 0-6-1-15-16-15 8-20 27-25 40-25 26 0 41 21 41 43 0 23-17 42-26 52-22 21-43 43-65 64-3 2-3 3-3 11 37 0 75 0 112 0 2-16 6-33 8-50z"><text:p/></draw:path><draw:path draw:style-name="gr202" draw:text-style-name="P99" svg:width="0.0819in" svg:height="0.0685in" svg:x="0.228in" svg:y="0.0343in" svg:viewBox="0 0 209 175" svg:d="M22 148c-1 6-3 14-3 17 0 6 5 10 11 10 4 0 12-4 14-11 1 0 6-19 8-29 3-11 5-23 9-34 2-9 4-17 6-26 1-6 5-19 5-20 5-12 26-47 62-47 18 0 21 14 21 27 0 24-19 73-24 90-4 9-4 14-4 18 0 18 13 32 31 32 37 0 51-57 51-60s-3-3-4-3c-5 0-5 1-7 6-8 27-20 48-38 48-7 0-10-4-10-12 0-10 3-19 7-28 7-20 23-63 23-85 0-26-16-41-44-41-35 0-53 24-60 33-2-22-18-33-36-33s-25 14-29 22c-7 12-11 35-11 37 0 4 3 4 4 4 4 0 5 0 7-9 7-27 14-46 28-46 7 0 12 5 12 17 0 9-1 14-6 34-8 29-15 59-23 89z"><text:p/></draw:path><draw:path draw:style-name="gr203" draw:text-style-name="P99" svg:width="0.1008in" svg:height="0.1008in" svg:x="0.3571in" svg:y="0.0126in" svg:viewBox="0 0 257 257" svg:d="M136 137c37 0 72 0 108 0 6 0 13 0 13-8 0-7-7-7-13-7-36 0-71 0-108 0 0-37 0-72 0-109 0-5 0-13-7-13-8 0-8 8-8 13 0 37 0 72 0 109-36 0-71 0-108 0-5 0-13 0-13 7 0 8 8 8 13 8 37 0 72 0 108 0 0 36 0 72 0 108 0 6 0 12 8 12 7 0 7-6 7-12 0-36 0-72 0-108z"><text:p/></draw:path><draw:path draw:style-name="gr204" draw:text-style-name="P99" svg:width="0.0756in" svg:height="0.0685in" svg:x="0.5051in" svg:y="0.0343in" svg:viewBox="0 0 193 175" svg:d="M118 54c2-11 11-46 38-46 2 0 11 0 19 5-10 2-19 11-19 21 0 6 5 14 16 14 8 0 21-7 21-23 0-21-24-25-37-25-22 0-36 20-40 29-10-26-31-29-42-29-40 0-62 50-62 59 0 4 3 4 5 4 3 0 4-1 5-4 12-41 39-51 52-51 6 0 21 3 21 26 0 12-7 38-21 92-7 24-20 40-38 40-2 0-11 0-18-5 8-2 17-10 17-21 0-10-9-13-14-13-11 0-21 10-21 22 0 18 19 26 36 26 26 0 40-27 41-29 4 14 19 29 42 29 39 0 61-50 61-60 0-3-3-3-4-3-3 0-4 1-5 4-13 41-39 50-52 50-14 0-21-12-21-26 0-7 2-16 7-33 4-18 8-35 13-53z"><text:p/></draw:path><draw:path draw:style-name="gr205" draw:text-style-name="P99" svg:width="0.0469in" svg:height="0.0705in" svg:x="0.5945in" svg:y="0.0535in" svg:viewBox="0 0 120 180" svg:d="M120 130c-3 0-7 0-10 0 0 7-3 22-7 26-2 1-23 1-26 1-16 0-34 0-51 0 29-26 39-33 55-45 20-17 39-34 39-59 0-33-29-53-64-53-33 0-56 23-56 49 0 13 12 15 14 15 7 0 15-4 15-14 0-6-3-15-16-15 8-20 27-25 39-25 27 0 42 21 42 43 0 23-17 42-26 52-22 21-44 43-66 64-2 2-2 3-2 11 37 0 74 0 111 0 3-16 6-33 9-50z"><text:p/></draw:path><draw:path draw:style-name="gr206" draw:text-style-name="P99" svg:width="0.1008in" svg:height="0.0354in" svg:x="0.7067in" svg:y="0.0453in" svg:viewBox="0 0 257 91" svg:d="M244 15c6 0 13 0 13-7 0-8-7-8-13-8-77 0-154 0-231 0-5 0-13 0-13 8 0 7 8 7 13 7 77 0 154 0 231 0zM244 91c6 0 13 0 13-8s-7-8-13-8c-77 0-154 0-231 0-5 0-13 0-13 8s8 8 13 8c77 0 154 0 231 0z"><text:p/></draw:path><draw:path draw:style-name="gr207" draw:text-style-name="P99" svg:width="0.05in" svg:height="0.1008in" svg:x="0.8724in" svg:y="0in" svg:viewBox="0 0 128 257" svg:d="M79 10c0-9 0-10-9-10-24 25-58 25-70 25 0 4 0 8 0 11 8 0 31 0 51-9 0 67 0 133 0 201 0 13-1 17-37 17-4 0-7 0-12 0 0 5 0 8 0 12 13-1 48-1 63-1s48 0 63 1c0-4 0-7 0-12-5 0-8 0-12 0-36 0-37-3-37-17 0-73 0-145 0-218z"><text:p/></draw:path></draw:g></text:span><text:span text:style-name="T47"><text:s/>ומכאן </text:span><text:span text:style-name="T47"><draw:g text:anchor-type="as-char" svg:y="-0.0992in" draw:z-index="432" draw:style-name="gr1"><svg:title>TexMaths</svg:title><svg:desc>11§inline§2x_2n = -x_2§svg§600§FALSE§</svg:desc><draw:path draw:style-name="gr189" draw:text-style-name="P98" svg:width="0.7677in" svg:height="0.1075in" svg:x="-0.0004in" svg:y="0.0075in" svg:viewBox="0 0 1951 274" svg:d="M976 274c-325 0-651 0-976 0 0-92 0-183 0-274 651 0 1301 0 1951 0 0 91 0 182 0 274-325 0-650 0-975 0z"><text:p/></draw:path><draw:path draw:style-name="gr190" draw:text-style-name="P99" svg:width="0.0602in" svg:height="0.1in" svg:x="-0.0004in" svg:y="-0.0004in" svg:viewBox="0 0 154 255" svg:d="M30 225c13-13 27-26 40-39 61-52 84-73 84-111 0-44-35-75-83-75-42 0-71 35-71 70 0 21 19 21 20 21 6 0 21-4 21-20 0-11-8-20-21-20-4 0-4 0-6 1 10-26 31-40 53-40 35 0 52 31 52 63 0 31-20 61-41 84-24 27-49 54-74 82-4 4-4 5-4 14 47 0 96 0 143 0 3-22 8-44 11-67-3 0-7 0-10 0-2 12-4 29-9 35-2 2-27 2-36 2-23 0-46 0-69 0z"><text:p/></draw:path><draw:path draw:style-name="gr191" draw:text-style-name="P99" svg:width="0.0752in" svg:height="0.0677in" svg:x="0.0724in" svg:y="0.0339in" svg:viewBox="0 0 192 173" svg:d="M118 54c2-11 11-46 38-46 2 0 11 0 20 5-11 2-19 11-19 21 0 6 5 13 15 13 8 0 20-6 20-22 0-21-23-25-36-25-22 0-35 20-41 29-8-26-29-29-40-29-41 0-63 49-63 58 0 5 3 5 4 5 4 0 5-1 6-5 13-40 38-50 52-50 6 0 21 3 21 26 0 12-7 37-21 91-7 25-20 40-38 40-2 0-11 0-18-4 9-3 17-10 17-21 0-10-8-14-14-14-11 0-21 10-21 22 0 18 20 25 36 25 26 0 40-26 41-28 4 14 19 28 42 28 39 0 61-49 61-59 0-3-3-3-4-3-3 0-4 1-6 4-12 41-38 50-50 50-16 0-22-12-22-25 0-8 2-17 6-33 5-18 9-36 14-53z"><text:p/></draw:path><draw:path draw:style-name="gr192" draw:text-style-name="P99" svg:width="0.0469in" svg:height="0.0697in" svg:x="0.1614in" svg:y="0.0528in" svg:viewBox="0 0 120 178" svg:d="M120 130c-3 0-7 0-10 0 0 6-3 22-7 25-2 1-23 1-26 1-17 0-33 0-50 0 28-25 38-33 54-45 20-16 39-33 39-58 0-33-29-53-64-53-33 0-56 23-56 48 0 14 12 16 14 16 7 0 15-5 15-15 0-5-2-14-16-14 8-20 27-25 40-25 26 0 40 21 40 43 0 23-16 42-25 51-22 21-43 42-65 64-3 2-3 4-3 10 37 0 74 0 111 0 3-15 6-32 9-48z"><text:p/></draw:path><draw:path draw:style-name="gr193" draw:text-style-name="P99" svg:width="0.0823in" svg:height="0.0677in" svg:x="0.2272in" svg:y="0.0339in" svg:viewBox="0 0 210 173" svg:d="M23 147c-1 6-3 15-3 17 0 6 5 9 11 9 4 0 12-3 14-10 1 0 6-19 8-29 3-12 5-23 9-34 2-9 4-16 6-25 1-7 5-19 5-20 5-12 26-47 62-47 18 0 21 14 21 27 0 23-19 73-24 89-4 9-4 15-4 18 0 19 13 31 31 31 37 0 51-55 51-59 0-3-3-3-4-3-5 0-5 1-7 7-8 26-20 47-38 47-7 0-10-3-10-12 0-10 3-19 6-28 8-19 24-62 24-84 0-26-16-41-45-41-34 0-52 24-59 33-2-22-19-33-36-33-19 0-25 14-29 22-7 12-12 35-12 36 0 5 4 5 5 5 4 0 5 0 7-9 7-28 14-46 28-46 7 0 12 5 12 17 0 9-1 13-6 33-8 30-15 60-23 89z"><text:p/></draw:path><draw:path draw:style-name="gr194" draw:text-style-name="P99" svg:width="0.1008in" svg:height="0.035in" svg:x="0.365in" svg:y="0.045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95" draw:text-style-name="P99" svg:width="0.0921in" svg:height="0.0055in" svg:x="0.5295in" svg:y="0.0602in" svg:viewBox="0 0 235 15" svg:d="M222 15c7 0 13 0 13-7 0-8-6-8-13-8-69 0-140 0-209 0-6 0-13 0-13 8 0 7 7 7 13 7 69 0 140 0 209 0z"><text:p/></draw:path><draw:path draw:style-name="gr196" draw:text-style-name="P99" svg:width="0.0752in" svg:height="0.0677in" svg:x="0.6394in" svg:y="0.0339in" svg:viewBox="0 0 192 173" svg:d="M118 54c2-11 11-46 38-46 2 0 11 0 19 5-10 2-18 11-18 21 0 6 4 13 15 13 8 0 20-6 20-22 0-21-23-25-36-25-22 0-35 20-41 29-8-26-29-29-41-29-40 0-62 49-62 58 0 5 3 5 4 5 4 0 5-1 6-5 13-40 38-50 52-50 6 0 21 3 21 26 0 12-7 37-21 91-7 25-20 40-38 40-2 0-11 0-18-4 9-3 17-10 17-21 0-10-8-14-14-14-11 0-21 10-21 22 0 18 20 25 36 25 26 0 40-26 41-28 4 14 19 28 42 28 39 0 61-49 61-59 0-3-3-3-4-3-3 0-4 1-6 4-12 41-38 50-50 50-16 0-22-12-22-25 0-8 2-17 6-33 5-18 9-36 14-53z"><text:p/></draw:path><draw:path draw:style-name="gr197" draw:text-style-name="P99" svg:width="0.0469in" svg:height="0.0697in" svg:x="0.7287in" svg:y="0.0528in" svg:viewBox="0 0 120 178" svg:d="M120 130c-3 0-7 0-10 0 0 6-3 22-7 25-2 1-23 1-26 1-17 0-34 0-51 0 29-25 39-33 55-45 20-16 39-33 39-58 0-33-29-53-64-53-33 0-56 23-56 48 0 14 12 16 14 16 7 0 15-5 15-15 0-5-3-14-16-14 8-20 27-25 40-25 26 0 40 21 40 43 0 23-16 42-25 51-22 21-43 42-65 64-3 2-3 4-3 10 37 0 74 0 111 0 3-15 6-32 9-48z"><text:p/></draw:path></draw:g></text:span><text:span text:style-name="T47">, מההנחות לעיל </text:span><text:span text:style-name="T47"><draw:g text:anchor-type="as-char" svg:y="-0.1102in" draw:z-index="433" draw:style-name="gr1"><svg:title>TexMaths</svg:title><svg:desc>11§inline§x_2 \neq 0§svg§600§FALSE§</svg:desc><draw:path draw:style-name="gr183" draw:text-style-name="P98" svg:width="0.4114in" svg:height="0.1256in" svg:x="0.0031in" svg:y="0.0075in" svg:viewBox="0 0 1046 320" svg:d="M523 320c-174 0-348 0-523 0 0-107 0-213 0-320 349 0 697 0 1046 0 0 107 0 213 0 320-174 0-349 0-523 0z"><text:p/></draw:path><draw:path draw:style-name="gr184" draw:text-style-name="P99" svg:width="0.0752in" svg:height="0.0685in" svg:x="-0.0004in" svg:y="0.0417in" svg:viewBox="0 0 192 175" svg:d="M118 54c3-10 12-45 38-45 2 0 11 0 20 4-11 2-19 12-19 21 0 7 5 15 15 15 8 0 20-8 20-24 0-19-23-25-35-25-23 0-36 21-40 30-10-26-31-30-42-30-41 0-63 50-63 60 0 4 3 3 4 4 4 0 5-1 6-4 13-41 38-51 52-51 7 0 21 3 21 25 0 12-7 39-21 93-7 24-20 40-37 40-2 0-11 0-19-5 9-2 18-10 18-21s-9-13-14-13c-12 0-22 10-22 22 0 18 20 25 36 25 27 0 40-27 41-29 4 14 19 29 42 29 39 0 61-49 61-59 0-5-3-5-4-5-3 0-4 3-4 5-14 42-40 51-52 51-16 0-21-13-21-26 0-9 2-16 7-34 4-18 7-35 12-53z"><text:p/></draw:path><draw:path draw:style-name="gr185" draw:text-style-name="P99" svg:width="0.0469in" svg:height="0.0705in" svg:x="0.089in" svg:y="0.0606in" svg:viewBox="0 0 120 180" svg:d="M120 130c-3 0-6 0-9 0-1 6-4 22-8 24-2 3-23 3-26 3-17 0-33 0-50 0 28-26 38-33 54-46 20-16 39-33 39-58 0-33-29-53-64-53-33 0-56 23-56 49 0 13 12 14 14 14 7 0 15-5 15-14 0-5-2-15-16-15 8-19 27-24 40-24 26 0 40 21 40 43 0 23-16 42-25 52-22 21-43 42-65 64-3 2-3 3-3 11 37 0 75 0 112 0 2-17 6-33 8-50z"><text:p/></draw:path><draw:path draw:style-name="gr186" draw:text-style-name="P99" svg:width="0.0752in" svg:height="0.1413in" svg:x="0.2134in" svg:y="-0.0004in" svg:viewBox="0 0 192 360" svg:d="M189 15c3-5 3-6 3-7 0-2-2-8-7-8s-7 2-9 8c-58 112-116 224-174 336-2 6-2 7-2 8 0 3 2 8 8 8 4 0 5-3 7-8 59-113 116-224 174-337z"><text:p/></draw:path><draw:path draw:style-name="gr187" draw:text-style-name="P99" svg:width="0.1008in" svg:height="0.0358in" svg:x="0.2008in" svg:y="0.0524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188" draw:text-style-name="P99" svg:width="0.0638in" svg:height="0.1039in" svg:x="0.3587in" svg:y="0.0075in" svg:viewBox="0 0 163 265" svg:d="M163 133c0-30-2-61-16-90-17-37-49-43-66-43-23 0-51 10-67 45-12 28-14 58-14 88 0 29 1 63 18 92 16 32 45 40 63 40 21 0 50-9 67-45 13-26 15-56 15-87zM81 256c-15 0-38-10-45-46-4-22-4-59-4-81 0-25 0-51 3-72 8-45 36-49 46-49 12 0 38 7 45 45 5 22 5 52 5 76 0 29 0 55-5 78-5 38-27 49-45 49z"><text:p/></draw:path></draw:g></text:span><text:span text:style-name="T47"><text:s/>ולכן נוכל לחלק ב־</text:span><text:span text:style-name="T47"><draw:g text:anchor-type="as-char" svg:y="-0.0992in" draw:z-index="435" draw:style-name="gr1"><svg:title>TexMaths</svg:title><svg:desc>11§inline§2x_2n§svg§600§FALSE§</svg:desc><draw:path draw:style-name="gr162" draw:text-style-name="P98" svg:width="0.3012in" svg:height="0.1075in" svg:x="-0.0004in" svg:y="0.0075in" svg:viewBox="0 0 766 274" svg:d="M383 274c-128 0-256 0-383 0 0-92 0-183 0-274 255 0 511 0 766 0 0 91 0 182 0 274-128 0-255 0-383 0z"><text:p/></draw:path><draw:path draw:style-name="gr163" draw:text-style-name="P99" svg:width="0.0602in" svg:height="0.1in" svg:x="-0.0004in" svg:y="-0.0004in" svg:viewBox="0 0 154 255" svg:d="M30 225c13-13 27-26 40-39 61-52 84-73 84-111 0-44-35-75-83-75-42 0-71 35-71 70 0 21 19 21 20 21 6 0 21-4 21-20 0-11-8-20-21-20-4 0-5 0-6 1 9-26 30-40 53-40 35 0 52 31 52 63 0 31-20 61-41 84-24 27-49 54-74 82-4 4-4 5-4 14 47 0 96 0 143 0 3-22 6-44 11-67-3 0-7 0-10 0-2 12-4 29-9 35-2 2-27 2-36 2-23 0-46 0-69 0z"><text:p/></draw:path><draw:path draw:style-name="gr164" draw:text-style-name="P99" svg:width="0.0748in" svg:height="0.0677in" svg:x="0.0724in" svg:y="0.0339in" svg:viewBox="0 0 191 173" svg:d="M118 54c2-11 11-46 38-46 1 0 11 0 19 5-11 2-19 11-19 21 0 6 4 13 15 13 8 0 20-6 20-22 0-21-22-25-35-25-22 0-36 20-41 29-10-26-30-29-41-29-40 0-62 49-62 58 0 5 3 5 4 5 4 0 5-1 5-5 13-40 39-50 52-50 7 0 20 3 20 26 0 12-6 37-20 91-6 25-19 40-37 40-2 0-11 0-18-4 8-3 17-10 17-21 0-10-9-14-14-14-11 0-21 10-21 22 0 18 19 25 36 25 26 0 40-26 41-28 4 14 17 28 41 28 40 0 62-49 62-59 0-3-4-3-5-3-4 0-4 1-5 4-13 41-39 50-51 50-15 0-21-12-21-25 0-8 2-17 6-33 5-18 9-36 14-53z"><text:p/></draw:path><draw:path draw:style-name="gr165" draw:text-style-name="P99" svg:width="0.0465in" svg:height="0.0697in" svg:x="0.161in" svg:y="0.0528in" svg:viewBox="0 0 119 178" svg:d="M119 130c-4 0-6 0-9 0-1 6-3 22-8 25-2 1-22 1-26 1-17 0-33 0-50 0 29-25 38-33 54-45 20-16 39-33 39-58 0-33-29-53-63-53s-56 23-56 48c0 14 11 16 14 16 6 0 15-5 15-15 0-5-3-14-17-14 9-20 26-25 40-25 27 0 40 21 40 43 0 23-16 42-25 51-22 21-43 42-65 64-2 2-2 4-2 10 37 0 74 0 111 0 2-15 5-32 8-48z"><text:p/></draw:path><draw:path draw:style-name="gr166" draw:text-style-name="P99" svg:width="0.0819in" svg:height="0.0677in" svg:x="0.2268in" svg:y="0.0339in" svg:viewBox="0 0 209 173" svg:d="M22 147c-1 6-3 15-3 17 0 6 5 9 11 9 5 0 12-3 14-10 1 0 5-19 8-29 3-12 5-23 8-34 3-9 5-16 7-25 1-7 4-19 4-20 7-12 27-47 63-47 18 0 21 14 21 27 0 23-19 73-24 89-5 9-5 15-5 18 0 19 14 31 32 31 36 0 51-55 51-59 0-3-4-3-5-3-4 0-4 1-6 7-8 26-20 47-39 47-6 0-10-3-10-12 0-10 4-19 7-28 8-19 24-62 24-84 0-26-16-41-45-41-34 0-53 24-59 33-2-22-19-33-36-33-19 0-25 14-29 22-6 12-11 35-11 36 0 5 3 5 4 5 4 0 5 0 7-9 7-28 14-46 27-46 8 0 13 5 13 17 0 9-2 13-6 33-8 30-15 60-23 89z"><text:p/></draw:path></draw:g></text:span><text:span text:style-name="T47">, ונקבל </text:span><text:span text:style-name="T47"><draw:g text:anchor-type="as-char" svg:y="-0.1299in" draw:z-index="434" draw:style-name="gr1"><svg:title>TexMaths</svg:title><svg:desc>11§inline§1 = \tfrac{-x_2}{2x_2n} = -\tfrac{1}{n}§svg§600§FALSE§</svg:desc><draw:path draw:style-name="gr167" draw:text-style-name="P98" svg:width="0.978in" svg:height="0.1815in" svg:x="-0.0004in" svg:y="0.0075in" svg:viewBox="0 0 2485 462" svg:d="M0 0c828 0 1657 0 2485 0 0 154 0 308 0 462-828 0-1657 0-2485 0 0-154 0-308 0-462z"><text:p/></draw:path><draw:path draw:style-name="gr168" draw:text-style-name="P99" svg:width="0.05in" svg:height="0.1in" svg:x="0.0051in" svg:y="0.0295in" svg:viewBox="0 0 128 255" svg:d="M79 10c0-10 0-10-9-10-24 24-57 24-70 24 0 5 0 8 0 12 8 0 31 0 51-10 0 66 0 132 0 200 0 14-2 18-36 18-4 0-8 0-13 0 0 4 0 8 0 11 14-1 47-1 63-1 15 0 49 0 63 1 0-3 0-7 0-11-5 0-8 0-13 0-35 0-36-4-36-18 0-73 0-145 0-216z"><text:p/></draw:path><draw:path draw:style-name="gr169" draw:text-style-name="P99" svg:width="0.1008in" svg:height="0.035in" svg:x="0.1189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70" draw:text-style-name="P99" svg:width="0.0717in" svg:height="0.0047in" svg:x="0.3209in" svg:y="0.039in" svg:viewBox="0 0 183 13" svg:d="M172 13c4 0 11 0 11-6 0-7-7-7-11-7-54 0-107 0-161 0-4 0-11 0-11 7 0 6 7 6 11 6 54 0 107 0 161 0z"><text:p/></draw:path><draw:path draw:style-name="gr171" draw:text-style-name="P99" svg:width="0.0563in" svg:height="0.0476in" svg:x="0.4098in" svg:y="0.0213in" svg:viewBox="0 0 144 122" svg:d="M54 90c-2 10-11 24-25 24-2 0-9 0-15-4 11-3 12-13 12-14 0-6-5-10-11-10-7 0-15 6-15 16 0 14 14 20 27 20 14 0 25-8 31-20 7 15 21 20 32 20 32 0 49-34 49-42 0-3-4-2-5-3-4 0-4 1-5 4-6 19-22 33-38 33-11 0-16-7-16-17 0-7 6-32 14-62 6-21 18-27 26-27 2 0 9 0 15 3-8 3-11 10-11 15 0 6 3 10 10 10 5 0 15-5 15-16 0-16-16-20-27-20-15 0-25 9-31 19-5-11-18-19-32-19-31 0-49 33-49 42 0 3 5 3 6 3 3 0 3-1 4-4 7-22 25-33 38-33 9 0 16 4 16 17 0 6-3 19-6 29-4 12-6 24-9 36z"><text:p/></draw:path><draw:path draw:style-name="gr172" draw:text-style-name="P99" svg:width="0.0378in" svg:height="0.05in" svg:x="0.4803in" svg:y="0.0331in" svg:viewBox="0 0 97 128" svg:d="M97 90c-4 0-6 0-9 0 0 5-2 17-6 18-1 2-17 2-20 2-12 0-26 0-38 0 13-10 28-21 39-29 17-12 34-23 34-44 0-24-24-37-52-37-25 0-45 14-45 33 0 11 9 12 11 12 5 0 12-3 12-11s-5-11-11-12c6-8 17-14 30-14 18 0 34 11 34 31 0 15-11 28-27 40-15 13-31 27-47 40-1 2-2 2-2 3s0 3 0 6c30 0 61 0 90 0 2-14 5-26 7-38z"><text:p/></draw:path><draw:path draw:style-name="gr173" draw:text-style-name="P99" svg:width="0.2638in" svg:height="0.0055in" svg:x="0.289in" svg:y="0.0894in" svg:viewBox="0 0 671 15" svg:d="M0 0c223 0 447 0 671 0 0 6 0 10 0 15-224 0-448 0-671 0 0-5 0-9 0-15z"><text:p/></draw:path><draw:path draw:style-name="gr174" draw:text-style-name="P99" svg:width="0.0465in" svg:height="0.0701in" svg:x="0.2961in" svg:y="0.1118in" svg:viewBox="0 0 119 179" svg:d="M119 130c-4 0-6 0-9 0-1 6-3 22-7 25-2 1-23 1-27 1-17 0-33 0-50 0 29-25 38-33 54-45 20-16 39-33 39-58 0-33-29-53-63-53s-56 23-56 48c0 14 11 16 14 16 7 0 15-6 15-14 0-6-3-15-17-15 9-20 28-25 40-25 27 0 41 21 41 43 0 23-17 42-26 52-22 20-43 41-65 63-2 4-2 4-2 11 37 0 74 0 111 0 2-16 6-33 8-49z"><text:p/></draw:path><draw:path draw:style-name="gr175" draw:text-style-name="P99" svg:width="0.0567in" svg:height="0.0472in" svg:x="0.3547in" svg:y="0.1358in" svg:viewBox="0 0 145 121" svg:d="M55 90c-3 9-12 24-26 24-5-2-9 0-15-4 11-3 12-13 12-14 0-7-4-10-11-10s-15 5-15 15c0 15 15 20 29 20 12 0 23-8 29-19 7 15 22 19 33 19 31 0 48-33 48-41 0-3-4-3-5-3-3 0-4 1-5 4-6 19-22 33-37 33-11 0-16-7-16-17 0-8 6-32 13-62 6-21 18-27 28-27 4 1 8 0 14 3-9 2-12 10-12 15 0 6 4 10 11 10 6 0 15-5 15-16 0-16-17-20-28-20-14 0-25 9-30 19-6-11-18-19-33-19-31 0-47 33-47 41 0 3 3 3 4 3 3 0 3-1 6-4 6-21 23-32 36-32 9 0 16 4 16 17 0 6-3 19-5 28-4 12-6 25-9 37z"><text:p/></draw:path><draw:path draw:style-name="gr176" draw:text-style-name="P99" svg:width="0.0374in" svg:height="0.0504in" svg:x="0.426in" svg:y="0.1469in" svg:viewBox="0 0 96 129" svg:d="M96 91c-3 0-6 0-8 0-1 4-3 16-6 18-2 1-18 1-20 1-14 0-26 0-39 0 13-9 28-20 39-27 17-13 34-24 34-44 0-25-23-39-51-39-26 0-45 15-45 34 0 10 8 12 11 12 4 0 11-3 11-12 0-6-4-10-11-11 5-9 16-14 30-14 18 0 34 11 34 30 0 16-11 28-26 41-15 14-31 27-47 40-2 2-2 2-2 3s0 4 0 6c30 0 59 0 89 0 2-13 4-26 7-38z"><text:p/></draw:path><draw:path draw:style-name="gr177" draw:text-style-name="P99" svg:width="0.065in" svg:height="0.0472in" svg:x="0.4831in" svg:y="0.1358in" svg:viewBox="0 0 166 121" svg:d="M21 101c-1 5-3 11-3 12 0 6 5 8 10 8 4 0 8-3 9-5 1-3 4-11 6-17 1-5 4-18 5-24 3-7 4-12 5-19 3-11 3-13 12-24 7-11 20-24 40-24 16 0 16 13 16 18 0 16-12 47-16 58-3 7-4 10-4 14 0 14 12 23 26 23 27 0 39-36 39-41 0-3-3-2-4-3-5 0-5 1-6 4-6 21-17 33-28 33-6 0-7-4-7-9 0-7 1-10 6-22 3-9 14-38 14-52 0-27-21-31-35-31-22 0-38 13-45 24-3-18-18-24-29-24-12 0-19 8-22 14-6 10-10 26-10 27 0 3 3 2 4 3 5 0 5 0 7-8 4-15 9-28 20-28 6 0 9 5 9 13 0 4-3 14-5 22s-4 19-5 24c-4 11-6 22-9 34z"><text:p/></draw:path><draw:path draw:style-name="gr178" draw:text-style-name="P99" svg:width="0.1004in" svg:height="0.035in" svg:x="0.622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79" draw:text-style-name="P99" svg:width="0.0925in" svg:height="0.0055in" svg:x="0.7866in" svg:y="0.0894in" svg:viewBox="0 0 236 15" svg:d="M222 15c7 0 14 0 14-7 0-8-7-8-14-8-69 0-140 0-209 0-6 0-13 0-13 8 0 7 7 7 13 7 69 0 140 0 209 0z"><text:p/></draw:path><draw:path draw:style-name="gr180" draw:text-style-name="P99" svg:width="0.0382in" svg:height="0.0701in" svg:x="0.9295in" svg:y="0in" svg:viewBox="0 0 98 179" svg:d="M62 8c0-8-1-8-9-8-18 17-42 18-53 18 0 3 0 6 0 10 7 0 24 0 40-8 0 46 0 91 0 137 0 9 0 12-28 12-3 0-7 0-10 0 0 4 0 7 0 10 5 0 38-1 47-1s43 1 49 1c0-3 0-6 0-10-3 0-7 0-10 0-26 0-26-3-26-12 0-50 0-100 0-149z"><text:p/></draw:path><draw:path draw:style-name="gr181" draw:text-style-name="P99" svg:width="0.0748in" svg:height="0.0055in" svg:x="0.9102in" svg:y="0.0894in" svg:viewBox="0 0 191 15" svg:d="M0 0c64 0 128 0 191 0 0 6 0 10 0 15-63 0-127 0-191 0 0-5 0-9 0-15z"><text:p/></draw:path><draw:path draw:style-name="gr182" draw:text-style-name="P99" svg:width="0.0646in" svg:height="0.0472in" svg:x="0.9157in" svg:y="0.1358in" svg:viewBox="0 0 165 121" svg:d="M20 101c-1 5-2 11-2 12 0 6 4 8 8 8 6 0 10-3 11-5 1-3 4-11 5-17 1-5 4-18 6-24 1-7 4-12 5-19 3-11 3-13 11-24 7-11 21-24 41-24 15 0 16 13 16 18 0 16-12 47-16 58-4 7-5 10-5 14 0 14 12 23 26 23 27 0 39-36 39-41 0-3-3-3-4-3-4 0-4 1-5 4-6 21-19 33-30 33-5 0-6-4-6-9 0-7 2-10 6-22 4-9 15-38 15-52 0-27-21-31-35-31-22 0-38 13-47 24-1-18-17-24-28-24s-18 8-21 14c-7 10-10 26-10 27 0 3 3 3 4 3 5 0 5 0 6-8 4-15 10-28 20-28 7 0 10 5 10 13 0 4-4 14-5 22-2 8-5 19-6 24-4 11-6 22-9 34z"><text:p/></draw:path></draw:g></text:span><text:span text:style-name="T47">. נציב ונקבל </text:span><text:span text:style-name="T47"><draw:g text:anchor-type="as-char" svg:y="-0.1008in" draw:z-index="437" draw:style-name="gr1"><svg:title>TexMaths</svg:title><svg:desc>11§inline§-x_1 = 1§svg§600§FALSE§</svg:desc><draw:path draw:style-name="gr117" draw:text-style-name="P98" svg:width="0.5236in" svg:height="0.1083in" svg:x="0in" svg:y="0.0075in" svg:viewBox="0 0 1331 276" svg:d="M0 0c444 0 887 0 1331 0 0 92 0 185 0 276-444 0-887 0-1331 0 0-91 0-184 0-276z"><text:p/></draw:path><draw:path draw:style-name="gr118" draw:text-style-name="P99" svg:width="0.0925in" svg:height="0.0055in" svg:x="0.0047in" svg:y="0.0602in" svg:viewBox="0 0 236 15" svg:d="M222 15c7 0 14 0 14-7 0-8-7-8-14-8-69 0-140 0-209 0-6 0-13 0-13 8 0 7 7 7 13 7 69 0 140 0 209 0z"><text:p/></draw:path><draw:path draw:style-name="gr119" draw:text-style-name="P99" svg:width="0.0752in" svg:height="0.0685in" svg:x="0.1146in" svg:y="0.0343in" svg:viewBox="0 0 192 175" svg:d="M119 54c2-11 11-46 37-46 2 0 11 0 20 5-11 2-19 11-19 21 0 6 5 14 14 14s21-7 21-23c0-21-22-25-35-25-23 0-36 20-41 29-9-26-30-29-41-29-41 0-63 50-63 59 0 4 3 3 4 4 4 0 5-1 6-4 13-41 38-51 52-51 7 0 21 3 21 26 0 12-7 38-21 92-7 24-20 41-37 41-2 0-11 0-19-6 9-2 18-10 18-21 0-10-9-13-14-13-12 0-22 10-22 22 0 18 20 26 36 26 27 0 40-27 41-29 4 14 19 29 42 29 39 0 61-50 61-60 0-3-3-3-4-3-3 0-5 1-5 4-13 41-39 51-51 51-16 0-21-13-21-27 0-7 2-16 7-33 4-17 8-35 13-53z"><text:p/></draw:path><draw:path draw:style-name="gr120" draw:text-style-name="P99" svg:width="0.0382in" svg:height="0.0705in" svg:x="0.2091in" svg:y="0.0535in" svg:viewBox="0 0 98 180" svg:d="M60 8c0-8 0-8-7-8-18 18-42 18-53 18 0 3 0 6 0 10 7 0 24 0 38-8 0 46 0 92 0 138 0 9 0 12-26 12-3 0-8 0-11 0 0 3 0 7 0 10 6 0 39-1 48-1s43 1 49 1c0-3 0-7 0-10-3 0-7 0-10 0-28 0-28-3-28-12 0-50 0-101 0-150z"><text:p/></draw:path><draw:path draw:style-name="gr121" draw:text-style-name="P99" svg:width="0.1004in" svg:height="0.0354in" svg:x="0.3161in" svg:y="0.0453in" svg:viewBox="0 0 256 91" svg:d="M243 15c6 0 13 0 13-7 0-8-7-8-12-8-77 0-155 0-232 0-5 0-12 0-12 8 0 7 7 7 13 7 77 0 153 0 230 0zM244 91c5 0 12 0 12-8s-7-8-13-8c-77 0-153 0-230 0-6 0-13 0-13 8s7 8 12 8c77 0 155 0 232 0z"><text:p/></draw:path><draw:path draw:style-name="gr122" draw:text-style-name="P99" svg:width="0.0496in" svg:height="0.1008in" svg:x="0.4815in" svg:y="0in" svg:viewBox="0 0 127 257" svg:d="M79 10c0-9 0-10-9-10-24 24-58 24-70 24 0 5 0 8 0 12 8 0 31 0 51-9 0 67 0 133 0 201 0 13-2 18-37 18-4 0-7 0-12 0 0 4 0 8 0 11 13-1 47-1 63-1 15 0 49 0 62 1 0-3 0-7 0-11-4 0-7 0-12 0-35 0-36-4-36-18 0-73 0-145 0-218z"><text:p/></draw:path></draw:g></text:span><text:span text:style-name="T47"><text:s/>כלומר </text:span><text:span text:style-name="T47"><draw:g text:anchor-type="as-char" svg:y="-0.1008in" draw:z-index="438" draw:style-name="gr1"><svg:title>TexMaths</svg:title><svg:desc>11§inline§x_1 = -1§svg§600§FALSE§</svg:desc><draw:path draw:style-name="gr111" draw:text-style-name="P98" svg:width="0.524in" svg:height="0.1083in" svg:x="0.0035in" svg:y="0.0075in" svg:viewBox="0 0 1332 276" svg:d="M0 0c444 0 888 0 1332 0 0 92 0 185 0 276-444 0-888 0-1332 0 0-91 0-184 0-276z"><text:p/></draw:path><draw:path draw:style-name="gr112" draw:text-style-name="P99" svg:width="0.0752in" svg:height="0.0685in" svg:x="0in" svg:y="0.0343in" svg:viewBox="0 0 192 175" svg:d="M118 54c2-11 12-46 38-46 2 0 11 0 20 5-11 2-19 11-19 21 0 6 5 14 15 14 8 0 20-7 20-23 0-21-23-25-36-25-22 0-35 20-39 29-10-26-31-29-42-29-41 0-63 50-63 59 0 4 3 3 4 4 4 0 5-1 6-4 13-41 38-51 52-51 7 0 21 3 21 26 0 12-7 38-21 92-7 24-20 41-37 41-3 0-12 0-19-6 9-2 18-10 18-21 0-10-9-13-14-13-12 0-22 10-22 22 0 18 20 26 36 26 26 0 40-27 41-29 4 14 19 29 42 29 39 0 61-50 61-60 0-3-3-3-4-3-3 0-4 1-6 4-12 41-38 51-50 51-16 0-22-13-22-27 0-7 3-16 6-33 5-17 9-35 14-53z"><text:p/></draw:path><draw:path draw:style-name="gr113" draw:text-style-name="P99" svg:width="0.0382in" svg:height="0.0705in" svg:x="0.0945in" svg:y="0.0535in" svg:viewBox="0 0 98 180" svg:d="M60 8c0-8 0-8-7-8-18 18-42 18-53 18 0 3 0 6 0 10 5 0 24 0 38-8 0 46 0 92 0 138 0 9 0 12-26 12-3 0-8 0-11 0 0 3 0 7 0 10 6 0 39-1 48-1s43 1 49 1c0-3 0-7 0-10-3 0-7 0-10 0-28 0-28-3-28-12 0-50 0-101 0-150z"><text:p/></draw:path><draw:path draw:style-name="gr114" draw:text-style-name="P99" svg:width="0.1004in" svg:height="0.0354in" svg:x="0.202in" svg:y="0.0453in" svg:viewBox="0 0 256 91" svg:d="M243 15c6 0 13 0 13-7 0-8-7-8-12-8-77 0-155 0-232 0-5 0-12 0-12 8 0 7 7 7 12 7 77 0 154 0 231 0zM244 91c5 0 12 0 12-8s-7-8-13-8c-77 0-154 0-231 0-5 0-12 0-12 8s7 8 12 8c77 0 155 0 232 0z"><text:p/></draw:path><draw:path draw:style-name="gr115" draw:text-style-name="P99" svg:width="0.0921in" svg:height="0.0055in" svg:x="0.3661in" svg:y="0.0602in" svg:viewBox="0 0 235 15" svg:d="M222 15c7 0 13 0 13-7 0-8-6-8-13-8-69 0-140 0-209 0-6 0-13 0-13 8 0 7 7 7 13 7 69 0 140 0 209 0z"><text:p/></draw:path><draw:path draw:style-name="gr116" draw:text-style-name="P99" svg:width="0.05in" svg:height="0.1008in" svg:x="0.4854in" svg:y="0in" svg:viewBox="0 0 128 257" svg:d="M79 10c0-9 0-10-9-10-24 24-58 24-70 24 0 5 0 8 0 12 8 0 31 0 51-9 0 67 0 133 0 201 0 13-2 18-37 18-4 0-7 0-12 0 0 4 0 8 0 11 13-1 47-1 63-1 15 0 49 0 63 1 0-3 0-7 0-11-5 0-8 0-13 0-35 0-36-4-36-18 0-73 0-145 0-218z"><text:p/></draw:path></draw:g></text:span><text:span text:style-name="T47">, ולכן </text:span><text:span text:style-name="T47"><draw:g text:anchor-type="as-char" svg:y="-0.1299in" draw:z-index="439" draw:style-name="gr1"><svg:title>TexMaths</svg:title><svg:desc>11§inline§x_2 = \tfrac{1}{-2 + 1} = -1§svg§600§FALSE§</svg:desc><draw:path draw:style-name="gr98" draw:text-style-name="P98" svg:width="1.0732in" svg:height="0.1791in" svg:x="0.0031in" svg:y="0.0071in" svg:viewBox="0 0 2727 456" svg:d="M1364 456c-455 0-910 0-1364 0 0-152 0-304 0-456 909 0 1818 0 2727 0 0 152 0 304 0 456-454 0-909 0-1363 0z"><text:p/></draw:path><draw:path draw:style-name="gr99" draw:text-style-name="P99" svg:width="0.0756in" svg:height="0.0685in" svg:x="-0.0004in" svg:y="0.063in" svg:viewBox="0 0 193 175" svg:d="M119 54c2-10 11-45 37-45 2 0 12 0 20 4-11 2-19 12-19 21 0 7 5 14 15 14 8 0 21-7 21-23 0-19-22-25-36-25-23 0-36 21-40 30-10-26-31-30-42-30-41 0-63 50-63 60 0 4 5 4 6 4 2 0 3-1 4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100" draw:text-style-name="P99" svg:width="0.0465in" svg:height="0.0705in" svg:x="0.0894in" svg:y="0.0827in" svg:viewBox="0 0 119 180" svg:d="M119 130c-3 0-6 0-9 0-1 6-3 22-8 24-1 2-22 2-26 2-17 0-33 0-50 0 29-25 38-33 54-45 20-16 39-33 39-58 0-33-29-53-63-53s-56 23-56 48c0 14 11 15 14 15 6 0 15-5 15-15 0-4-3-14-17-14 9-19 26-24 40-24 27 0 40 21 40 43 0 23-16 42-25 52-22 21-43 42-65 64-2 2-2 3-2 11 37 0 74 0 111 0 2-17 6-33 8-50z"><text:p/></draw:path><draw:path draw:style-name="gr101" draw:text-style-name="P99" svg:width="0.1008in" svg:height="0.035in" svg:x="0.2016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2" draw:text-style-name="P99" svg:width="0.0382in" svg:height="0.0705in" svg:x="0.5083in" svg:y="-0.0004in" svg:viewBox="0 0 98 180" svg:d="M60 8c0-8 1-8-7-8-18 18-42 18-53 18 0 3 0 6 0 10 7 0 24 0 39-8 0 46 0 91 0 138 0 8 0 12-27 12-3 0-8 0-11 0 0 3 0 6 0 10 6 0 39-1 48-1s43 1 49 1c0-4 0-7 0-10-3 0-7 0-10 0-27 0-28-4-28-12 0-51 0-101 0-150z"><text:p/></draw:path><draw:path draw:style-name="gr103" draw:text-style-name="P99" svg:width="0.3098in" svg:height="0.0055in" svg:x="0.3717in" svg:y="0.089in" svg:viewBox="0 0 788 15" svg:d="M394 15c-131 0-263 0-394 0 0-5 0-9 0-15 263 0 525 0 788 0 0 6 0 10 0 15-132 0-263 0-394 0z"><text:p/></draw:path><draw:path draw:style-name="gr104" draw:text-style-name="P99" svg:width="0.0717in" svg:height="0.0047in" svg:x="0.3835in" svg:y="0.1528in" svg:viewBox="0 0 183 13" svg:d="M172 13c4 0 11 0 11-5 0-8-7-8-11-8-54 0-107 0-161 0-4 0-11 0-11 7 0 6 5 6 11 6 54 0 107 0 161 0z"><text:p/></draw:path><draw:path draw:style-name="gr105" draw:text-style-name="P99" svg:width="0.0469in" svg:height="0.0705in" svg:x="0.4736in" svg:y="0.1118in" svg:viewBox="0 0 120 180" svg:d="M120 130c-3 0-6 0-9 0-1 7-3 22-8 25-2 1-23 1-26 1-16 0-33 0-49 0 28-25 37-33 53-45 20-16 39-33 39-58 0-33-29-53-63-53s-57 23-57 48c0 14 12 16 14 16 7 0 15-6 15-14 0-6-2-15-16-15 9-20 27-25 40-25 26 0 41 21 41 43 0 23-17 42-26 52-22 21-43 42-65 64-3 3-3 3-3 11 37 0 75 0 112 0 2-17 6-33 8-50z"><text:p/></draw:path><draw:path draw:style-name="gr106" draw:text-style-name="P99" svg:width="0.078in" svg:height="0.078in" svg:x="0.535in" svg:y="0.1165in" svg:viewBox="0 0 199 199" svg:d="M107 106c27 0 55 0 82 0 3 0 10 0 10-6 0-7-7-7-10-7-27 0-55 0-82 0 0-28 0-56 0-83 0-3 0-10-7-10s-6 7-6 10c0 27 0 55 0 83-28 0-57 0-84 0-3 0-10 0-10 6 0 7 7 7 10 7 27 0 56 0 84 0 0 27 0 55 0 84 0 3-1 9 6 9s7-6 7-9c0-29 0-57 0-84z"><text:p/></draw:path><draw:path draw:style-name="gr107" draw:text-style-name="P99" svg:width="0.0386in" svg:height="0.0705in" svg:x="0.6319in" svg:y="0.1118in" svg:viewBox="0 0 99 180" svg:d="M62 8c0-8 0-8-8-8-18 17-42 18-54 18 0 3 0 6 0 10 7 0 25 0 40-8 0 46 0 91 0 138 0 8 0 12-28 12-3 0-6 0-10 0 0 3 0 6 0 10 6 0 39-1 49-1 8 0 42 1 48 1 0-4 0-7 0-10-3 0-7 0-10 0-27 0-27-4-27-12 0-51 0-101 0-150z"><text:p/></draw:path><draw:path draw:style-name="gr108" draw:text-style-name="P99" svg:width="0.1008in" svg:height="0.035in" svg:x="0.75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9" draw:text-style-name="P99" svg:width="0.0925in" svg:height="0.0055in" svg:x="0.9146in" svg:y="0.089in" svg:viewBox="0 0 236 15" svg:d="M223 15c7 0 13 0 13-7 0-8-6-8-13-8-69 0-139 0-209 0-6 0-14 0-14 8 0 7 8 7 14 7 70 0 140 0 209 0z"><text:p/></draw:path><draw:path draw:style-name="gr110" draw:text-style-name="P99" svg:width="0.05in" svg:height="0.1008in" svg:x="1.0343in" svg:y="0.0291in" svg:viewBox="0 0 128 257" svg:d="M79 10c0-10 0-10-9-10-24 24-58 24-70 24 0 5 0 8 0 12 8 0 31 0 51-10 0 67 0 133 0 200 0 14-2 19-37 19-4 0-7 0-12 0 0 3 0 7 0 12 13-1 47-1 63-1 15 0 48 0 63 1 0-5 0-9 0-12-5 0-8 0-13 0-35 0-36-5-36-19 0-73 0-144 0-216z"><text:p/></draw:path></draw:g></text:span><text:span text:style-name="T47"><text:s/>וסה"כ </text:span><text:span text:style-name="T47"><draw:g text:anchor-type="as-char" svg:y="-0.0661in" draw:z-index="440" draw:style-name="gr1"><svg:title>TexMaths</svg:title><svg:desc>11§inline§x_1 = x_2§svg§600§FALSE§</svg:desc><draw:path draw:style-name="gr92" draw:text-style-name="P98" svg:width="0.4819in" svg:height="0.074in" svg:x="0.0031in" svg:y="0.0071in" svg:viewBox="0 0 1225 189" svg:d="M613 189c-204 0-409 0-613 0 0-63 0-126 0-189 409 0 817 0 1225 0 0 63 0 126 0 189-204 0-408 0-612 0z"><text:p/></draw:path><draw:path draw:style-name="gr93" draw:text-style-name="P99" svg:width="0.0752in" svg:height="0.0681in" svg:x="-0.0004in" svg:y="0in" svg:viewBox="0 0 192 174" svg:d="M119 54c2-10 11-45 37-45 2 0 11 0 20 4-11 2-19 12-19 21 0 7 5 15 14 15s21-8 21-24c0-19-22-25-35-25-23 0-36 21-40 30-10-26-31-30-42-30-41 0-63 50-63 60 0 4 4 4 6 4s3-1 4-4c13-41 38-51 52-51 7 0 21 3 21 25 0 12-7 39-21 93-6 23-20 38-37 38-2 0-11 0-19-4 9-2 18-10 18-21s-9-12-14-12c-12 0-22 9-22 21 0 17 20 25 36 25 27 0 40-26 41-30 5 15 19 30 42 30 39 0 61-48 61-58 0-4-3-4-4-4-3 0-5 2-5 4-13 41-39 49-51 49-16 0-21-12-21-25 0-9 2-15 7-33 4-18 8-35 13-53z"><text:p/></draw:path><draw:path draw:style-name="gr94" draw:text-style-name="P99" svg:width="0.0382in" svg:height="0.0701in" svg:x="0.0941in" svg:y="0.0189in" svg:viewBox="0 0 98 179" svg:d="M60 8c0-8 0-8-7-8-18 17-42 18-53 18 0 3 0 5 0 8 7 0 24 0 38-7 0 46 0 92 0 138 0 8 0 12-26 12-3 0-8 0-11 0 0 3 0 6 0 10 6 0 39-1 48-1s43 1 49 1c0-4 0-7 0-10-3 0-7 0-10 0-28 0-28-4-28-12 0-50 0-100 0-149z"><text:p/></draw:path><draw:path draw:style-name="gr95" draw:text-style-name="P99" svg:width="0.1004in" svg:height="0.035in" svg:x="0.2012in" svg:y="0.011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96" draw:text-style-name="P99" svg:width="0.0752in" svg:height="0.0681in" svg:x="0.3571in" svg:y="0in" svg:viewBox="0 0 192 174" svg:d="M118 54c2-10 11-45 38-45 2 0 11 0 20 4-11 2-19 12-19 21 0 7 5 15 14 15s21-8 21-24c0-19-23-25-36-25-22 0-35 21-41 30-8-26-29-30-41-30-40 0-62 50-62 60 0 4 3 4 4 4 4 0 5-1 6-4 13-41 38-51 52-51 6 0 21 3 21 25 0 12-7 39-21 93-7 23-20 38-38 38-2 0-11 0-18-4 9-2 17-10 17-21s-8-12-14-12c-11 0-21 9-21 21 0 17 20 25 36 25 26 0 40-26 41-30 4 15 19 30 42 30 39 0 61-48 61-58 0-4-3-4-4-4-3 0-5 2-6 4-12 41-38 49-50 49-16 0-22-12-22-25 0-9 2-15 6-33 5-18 9-35 14-53z"><text:p/></draw:path><draw:path draw:style-name="gr97" draw:text-style-name="P99" svg:width="0.0469in" svg:height="0.0701in" svg:x="0.4461in" svg:y="0.0189in" svg:viewBox="0 0 120 179" svg:d="M120 129c-3 0-7 0-10 0 0 7-3 22-7 24-2 2-23 2-26 2-17 0-34 0-51 0 29-25 39-32 55-44 20-16 39-33 39-58 0-33-29-53-64-53-33 0-56 23-56 49 0 13 12 14 14 14 7 0 15-5 15-14 0-5-3-15-16-15 8-19 27-24 40-24 26 0 40 21 40 43 0 23-16 42-25 52-22 21-43 42-65 63-3 2-3 3-3 11 37 0 74 0 111 0 3-17 6-33 9-50z"><text:p/></draw:path></draw:g></text:span><text:span text:style-name="T47"><text:s/>כדרוש. </text:span><text:span text:style-name="T68">[וזו גם סתירה אבל זה לא גורע מההוכחה]</text:span></text:p>
        </text:list-item>
        <text:list-item>
          <text:p text:style-name="P79"><text:span text:style-name="T47">אם </text:span><text:span text:style-name="T47"><draw:g text:anchor-type="as-char" svg:y="-0.1299in" draw:z-index="441" draw:style-name="gr1"><svg:title>TexMaths</svg:title><svg:desc>11§inline§\forall n' \in \N. \tfrac{1}{2n' + 1} \neq x_2 \land x_2 \not\in \N \land x_1 \in \N§svg§600§FALSE§</svg:desc><draw:path draw:style-name="gr63" draw:text-style-name="P98" svg:width="2.5039in" svg:height="0.1791in" svg:x="0.0295in" svg:y="0.0071in" svg:viewBox="0 0 6361 456" svg:d="M3180 456c-1060 0-2120 0-3180 0 0-152 0-304 0-456 2120 0 4241 0 6361 0 0 152 0 304 0 456-1061 0-2121 0-3181 0z"><text:p/></draw:path><draw:path draw:style-name="gr64" draw:text-style-name="P99" svg:width="0.0846in" svg:height="0.1079in" svg:x="-0.0004in" svg:y="0.0248in" svg:viewBox="0 0 216 275" svg:d="M213 14c3-4 3-4 3-6 0-5-4-8-8-8-6 0-8 4-10 9-11 28-21 56-32 85-38 0-78 0-116 0-11-29-22-57-33-85-2-6-4-9-9-9-4 0-8 3-8 8 0 1 0 1 2 6 32 84 65 169 97 253 2 5 3 8 9 8 5 0 6-4 9-8 32-84 65-169 96-253zM55 109c35 0 70 0 106 0-18 45-36 92-53 138-18-46-35-93-53-138z"><text:p/></draw:path><draw:path draw:style-name="gr65" draw:text-style-name="P99" svg:width="0.0819in" svg:height="0.0685in" svg:x="0.089in" svg:y="0.063in" svg:viewBox="0 0 209 175" svg:d="M22 148c-1 6-3 15-3 16 0 8 5 11 11 11 5 0 12-3 14-11 1-1 6-19 8-28 3-13 5-24 9-35 2-8 4-17 6-26 1-7 5-18 5-19 6-12 26-47 63-47 17 0 21 14 21 26 0 25-20 74-25 91-3 8-4 13-4 17 0 19 14 32 31 32 37 0 51-56 51-59 0-5-3-5-4-5-5 0-5 1-6 8-8 26-21 47-39 47-7 0-10-3-10-12 0-10 3-20 7-27 7-21 23-63 23-85 0-27-16-42-44-42-35 0-53 25-60 34-2-22-18-34-35-34-19 0-26 15-30 22-5 13-11 36-11 38 0 4 3 4 4 4 4 0 5-1 7-9 7-27 14-46 28-46 7 0 12 4 12 17 0 8-1 13-6 32-8 30-15 60-23 90z"><text:p/></draw:path><draw:path draw:style-name="gr66" draw:text-style-name="P99" svg:width="0.0264in" svg:height="0.0547in" svg:x="0.1807in" svg:y="0.0157in" svg:viewBox="0 0 68 140" svg:d="M66 23c2-4 2-6 2-9 0-7-7-14-16-14-10 0-13 8-15 12-12 39-24 77-36 117 0 1-1 2-1 4 0 4 9 7 11 7 1 0 2-1 3-4 18-38 34-75 52-113z"><text:p/></draw:path><draw:path draw:style-name="gr67" draw:text-style-name="P99" svg:width="0.0756in" svg:height="0.0878in" svg:x="0.2736in" svg:y="0.0484in" svg:viewBox="0 0 193 224" svg:d="M179 119c7 0 14 0 14-8 0-7-7-7-14-7-55 0-109 0-164 0 5-52 50-89 104-89 20 0 41 0 60 0 7 0 14 0 14-7 0-8-7-8-14-8-19 0-40 0-60 0-67 0-119 50-119 111 0 62 52 113 119 113 20 0 41 0 60 0 7 0 14 0 14-8s-7-8-14-8c-19 0-40 0-60 0-54 0-99-37-104-89 55 0 109 0 164 0z"><text:p/></draw:path><draw:path draw:style-name="gr68" draw:text-style-name="P99" svg:width="0.1028in" svg:height="0.1063in" svg:x="0.4083in" svg:y="0.0264in" svg:viewBox="0 0 262 271" svg:d="M34 35c0 63 0 126 0 189 0 20-3 26-23 27-4 0-11 0-11 7 0 5 7 5 13 5 20 0 41 0 61 0 6 0 12 0 12-5 0-7-6-7-11-7-22-1-24-9-24-28 0-60 0-119 0-178 55 73 111 147 166 219 3 6 5 7 9 7 6 0 6-7 6-12 0-73 0-145 0-218 0-21 3-27 21-28 2 0 9 0 9-6 0-7-6-7-13-7-19 0-38 0-56 0-7 0-14 0-14 7 0 6 8 6 11 6 22 1 26 9 26 29 0 41 0 80 0 121-39-53-78-105-117-157-4-6-5-6-14-6-22 0-45 0-67 0-7 0-14 0-14 7 0 6 7 6 9 6 10 1 18 8 21 12 0 4 0 5 0 10zM218 245c-56-74-111-148-167-222-5-5-5-5-9-10 15 0 31 0 46 0 43 59 87 117 130 177 0 17 0 36 0 55z"><text:p/></draw:path><draw:path draw:style-name="gr69" draw:text-style-name="P99" svg:width="0.0161in" svg:height="0.0157in" svg:x="0.5272in" svg:y="0.1138in" svg:viewBox="0 0 42 41" svg:d="M42 20c0-11-10-20-21-20s-21 8-21 20c0 11 10 21 21 21s21-9 21-21z"><text:p/></draw:path><draw:path draw:style-name="gr70" draw:text-style-name="P99" svg:width="0.0386in" svg:height="0.0705in" svg:x="0.7217in" svg:y="-0.0004in" svg:viewBox="0 0 99 180" svg:d="M62 8c0-8-1-8-9-8-18 18-42 18-53 18 0 3 0 6 0 10 7 0 24 0 40-8 0 46 0 91 0 138 0 8 0 12-28 12-3 0-6 0-10 0 0 3 0 6 0 10 5 0 38-1 49-1 7 0 41 1 48 1 0-4 0-7 0-10-3 0-8 0-11 0-26 0-26-4-26-12 0-51 0-101 0-150z"><text:p/></draw:path><draw:path draw:style-name="gr71" draw:text-style-name="P99" svg:width="0.3311in" svg:height="0.0055in" svg:x="0.5748in" svg:y="0.089in" svg:viewBox="0 0 842 15" svg:d="M420 15c-139 0-280 0-420 0 0-5 0-9 0-15 281 0 561 0 842 0 0 6 0 10 0 15-141 0-281 0-422 0z"><text:p/></draw:path><draw:path draw:style-name="gr72" draw:text-style-name="P99" svg:width="0.0469in" svg:height="0.0705in" svg:x="0.5815in" svg:y="0.1118in" svg:viewBox="0 0 120 180" svg:d="M120 130c-3 0-6 0-9 0-1 7-3 22-8 25-2 1-23 1-26 1-16 0-33 0-49 0 28-25 37-33 53-45 20-16 39-33 39-58 0-33-29-53-63-53s-57 23-57 48c0 14 12 16 14 16 7 0 16-6 16-14 0-6-2-15-17-15 9-20 27-25 40-25 27 0 41 21 41 43 0 23-17 42-26 52-22 21-43 42-65 64-3 3-3 3-3 11 37 0 75 0 112 0 2-17 6-33 8-50z"><text:p/></draw:path><draw:path draw:style-name="gr73" draw:text-style-name="P99" svg:width="0.0646in" svg:height="0.0472in" svg:x="0.6406in" svg:y="0.1354in" svg:viewBox="0 0 165 121" svg:d="M20 101c-1 5-1 7-2 11 0 7 4 9 8 9 5 0 9-3 11-5 3-2 4-11 5-17 1-5 4-17 5-24 3-7 4-12 6-19 2-11 3-13 11-24s20-24 41-24c15 0 15 13 15 18 0 16-11 47-15 58-4 7-5 10-5 14 0 14 12 23 25 23 28 0 40-37 40-41 0-3-3-3-4-3-5 0-5 1-6 5-5 20-17 32-28 32-6 0-7-4-7-9 0-7 1-10 7-22 3-9 14-38 14-52 0-27-21-31-35-31-23 0-38 13-47 24-2-18-17-24-28-24-12 0-18 8-22 14-6 10-9 26-9 27 0 3 3 3 4 3 4 0 4 0 6-8 4-15 10-28 20-28 7 0 9 5 9 13 0 4-4 14-5 22-2 8-4 19-5 24-4 11-6 22-9 34z"><text:p/></draw:path><draw:path draw:style-name="gr74" draw:text-style-name="P99" svg:width="0.0209in" svg:height="0.039in" svg:x="0.7177in" svg:y="0.1094in" svg:viewBox="0 0 54 100" svg:d="M52 18c1-3 2-4 2-7 0-7-7-11-12-11-8 0-10 6-11 9-10 27-20 56-30 84-1 2-1 2-1 3 0 2 8 4 9 4s2-1 3-3c13-26 27-53 40-79z"><text:p/></draw:path><draw:path draw:style-name="gr75" draw:text-style-name="P99" svg:width="0.078in" svg:height="0.078in" svg:x="0.7594in" svg:y="0.1165in" svg:viewBox="0 0 199 199" svg:d="M107 106c27 0 55 0 82 0 4 0 10 0 10-6 0-7-6-7-10-7-27 0-55 0-82 0 0-28 0-56 0-83 0-3 0-10-7-10-6 0-6 7-6 10 0 27 0 55 0 83-28 0-57 0-84 0-3 0-10 0-10 6 0 7 7 7 10 7 27 0 56 0 84 0 0 27 0 55 0 84 0 3 0 9 5 9 8 0 8-6 8-9 0-29 0-57 0-84z"><text:p/></draw:path><draw:path draw:style-name="gr76" draw:text-style-name="P99" svg:width="0.0386in" svg:height="0.0705in" svg:x="0.8567in" svg:y="0.1118in" svg:viewBox="0 0 99 180" svg:d="M62 8c0-8-1-8-9-8-17 17-42 18-53 18 0 3 0 6 0 10 7 0 24 0 40-8 0 46 0 91 0 138 0 8 0 12-28 12-3 0-6 0-10 0 0 3 0 6 0 10 5 0 39-1 49-1 7 0 41 1 48 1 0-4 0-7 0-10-3 0-8 0-11 0-26 0-26-4-26-12 0-51 0-101 0-150z"><text:p/></draw:path><draw:path draw:style-name="gr77" draw:text-style-name="P99" svg:width="0.0756in" svg:height="0.1409in" svg:x="0.9878in" svg:y="0.0213in" svg:viewBox="0 0 193 359" svg:d="M190 15c3-5 3-6 3-7 0-2-3-8-8-8s-6 2-8 8c-58 112-115 225-174 336-3 5-3 6-3 8 0 3 3 7 8 7 4 0 5-2 9-7 58-112 115-224 173-337z"><text:p/></draw:path><draw:path draw:style-name="gr78" draw:text-style-name="P99" svg:width="0.1008in" svg:height="0.035in" svg:x="0.9752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79" draw:text-style-name="P99" svg:width="0.0756in" svg:height="0.0685in" svg:x="1.1315in" svg:y="0.063in" svg:viewBox="0 0 193 175" svg:d="M119 54c2-10 11-45 37-45 2 0 12 0 20 4-11 2-19 12-19 21 0 7 5 14 15 14 8 0 21-7 21-23 0-19-22-25-36-25-23 0-36 21-40 30-10-26-31-30-42-30-41 0-63 50-63 60 0 4 3 3 5 4 3 0 4-1 5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80" draw:text-style-name="P99" svg:width="0.0465in" svg:height="0.0705in" svg:x="1.2209in" svg:y="0.0827in" svg:viewBox="0 0 119 180" svg:d="M119 130c-3 0-6 0-9 0-1 6-3 22-8 24-1 2-22 2-26 2-17 0-33 0-50 0 29-25 38-33 54-45 20-16 39-33 39-58 0-33-29-53-63-53s-56 23-56 48c0 14 11 15 14 15 6 0 15-5 15-15 0-4-3-14-17-14 9-19 27-24 40-24 27 0 40 21 40 43 0 23-16 42-25 52-22 21-43 42-65 64-2 2-2 3-2 11 37 0 74 0 111 0 2-17 6-33 8-50z"><text:p/></draw:path><draw:path draw:style-name="gr81" draw:text-style-name="P99" svg:width="0.0843in" svg:height="0.0941in" svg:x="1.324in" svg:y="0.0394in" svg:viewBox="0 0 215 240" svg:d="M117 9c-4-7-6-9-9-9-6 0-7 3-9 9-32 71-64 143-96 216-3 4-3 5-3 8 0 4 3 7 8 7 3 0 5-1 9-9 30-68 60-136 91-203 30 67 60 135 90 203 3 9 8 9 9 9 4 0 8-3 8-7 0-2 0-3-3-7-32-73-63-144-95-217z"><text:p/></draw:path><draw:path draw:style-name="gr82" draw:text-style-name="P99" svg:width="0.0756in" svg:height="0.0685in" svg:x="1.4555in" svg:y="0.063in" svg:viewBox="0 0 193 175" svg:d="M118 54c3-10 12-45 38-45 2 0 11 0 20 4-11 2-19 12-19 21 0 7 5 14 15 14 8 0 21-7 21-23 0-19-22-25-36-25-23 0-36 21-40 30-10-26-31-30-42-30-41 0-63 50-63 60 0 4 3 3 5 4 3 0 4-1 5-4 13-41 39-51 52-51 7 0 21 3 21 25 0 12-7 39-21 93-7 23-20 39-37 39-2 0-12 0-19-4 10-2 18-10 18-21s-8-14-14-14c-12 0-22 11-22 23 0 17 20 25 36 25 26 0 40-27 41-30 4 15 19 30 42 30 39 0 61-49 61-59 0-5-3-5-4-5-3 0-4 3-4 5-14 42-40 50-52 50-15 0-21-12-21-25 0-9 2-16 6-34s8-35 13-53z"><text:p/></draw:path><draw:path draw:style-name="gr83" draw:text-style-name="P99" svg:width="0.0469in" svg:height="0.0705in" svg:x="1.5445in" svg:y="0.0827in" svg:viewBox="0 0 120 180" svg:d="M120 130c-3 0-6 0-9 0-1 6-3 22-8 24-2 2-23 2-26 2-16 0-33 0-49 0 28-25 37-33 53-45 20-16 39-33 39-58 0-33-29-53-63-53s-57 23-57 48c0 14 12 15 14 15 7 0 15-5 15-15 0-4-1-14-16-14 9-19 27-24 40-24 26 0 41 21 41 43 0 23-17 42-26 52-22 21-43 42-65 64-3 2-3 3-3 11 37 0 75 0 112 0 2-17 6-33 8-50z"><text:p/></draw:path><draw:path draw:style-name="gr84" draw:text-style-name="P99" svg:width="0.0756in" svg:height="0.1409in" svg:x="1.6697in" svg:y="0.0213in" svg:viewBox="0 0 193 359" svg:d="M190 15c3-5 3-6 3-7 0-2-3-8-8-8s-6 2-8 8c-58 112-115 225-174 336-3 5-3 6-3 8 0 3 2 7 8 7 4 0 5-2 9-7 58-112 115-224 173-337z"><text:p/></draw:path><draw:path draw:style-name="gr85" draw:text-style-name="P99" svg:width="0.076in" svg:height="0.0878in" svg:x="1.661in" svg:y="0.0484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86" draw:text-style-name="P99" svg:width="0.1028in" svg:height="0.1063in" svg:x="1.7961in" svg:y="0.0264in" svg:viewBox="0 0 262 271" svg:d="M33 35c0 63 0 126 0 189 0 20-2 26-22 27-4 0-11 0-11 7 0 5 6 5 13 5 20 0 40 0 60 0 7 0 13 0 13-5 0-7-7-7-12-7-21-1-24-9-24-28 0-60 0-119 0-178 56 73 111 147 167 219 3 6 5 7 7 7 7 0 7-7 7-12 0-73 0-145 0-218 0-21 3-27 22-28 2 0 9 0 9-6 0-7-7-7-13-7-19 0-38 0-56 0-8 0-14 0-14 7 0 6 7 6 11 6 22 1 25 9 25 29 0 41 0 80 0 121-39-53-79-105-117-157-3-6-4-6-13-6-22 0-45 0-67 0-8 0-14 0-14 7 0 6 6 6 8 6 11 1 19 8 22 12-1 4-1 5-1 10zM218 245c-56-74-112-148-168-222-4-5-4-5-8-10 15 0 31 0 46 0 43 59 87 117 130 177 0 17 0 36 0 55z"><text:p/></draw:path><draw:path draw:style-name="gr87" draw:text-style-name="P99" svg:width="0.0846in" svg:height="0.0941in" svg:x="1.9445in" svg:y="0.0394in" svg:viewBox="0 0 216 240" svg:d="M117 9c-4-7-6-9-9-9-6 0-7 3-9 9-32 71-64 143-96 216-2 4-3 5-3 8 0 4 3 7 8 7 3 0 5-1 9-9 30-68 60-136 91-203 30 67 60 135 90 203 4 9 8 9 10 9 3 0 8-3 8-7 0-2 0-3-4-7-32-73-63-144-95-217z"><text:p/></draw:path><draw:path draw:style-name="gr88" draw:text-style-name="P99" svg:width="0.0756in" svg:height="0.0685in" svg:x="2.0756in" svg:y="0.063in" svg:viewBox="0 0 193 175" svg:d="M119 54c2-10 11-45 37-45 2 0 12 0 20 4-11 2-19 12-19 21 0 7 5 14 15 14 8 0 21-7 21-23 0-19-22-25-36-25-23 0-36 21-40 30-10-26-31-30-42-30-41 0-63 50-63 60 0 4 3 3 5 4 3 0 4-1 5-4 13-41 39-51 52-51 7 0 21 3 21 25 0 12-7 39-21 93-6 23-20 39-37 39-2 0-11 0-19-4 10-2 18-10 18-21s-8-14-14-14c-12 0-22 11-22 23 0 17 20 25 36 25 27 0 40-27 41-30 6 15 19 30 42 30 39 0 61-49 61-59 0-5-3-5-4-5-3 0-4 3-4 5-14 42-40 50-52 50-15 0-21-12-21-25 0-9 2-16 7-34 4-18 8-35 13-53z"><text:p/></draw:path><draw:path draw:style-name="gr89" draw:text-style-name="P99" svg:width="0.0382in" svg:height="0.0705in" svg:x="2.1701in" svg:y="0.0827in" svg:viewBox="0 0 98 180" svg:d="M61 8c0-8 0-8-8-8-18 17-42 17-53 17 0 3 0 6 0 9 7 0 24 0 39-7 0 46 0 91 0 137 0 10 0 14-27 14-3 0-6 0-10 0 0 3 0 6 0 10 5-1 38-1 48-1 8 0 42 0 48 1 0-4 0-7 0-10-3 0-7 0-10 0-27 0-27-4-27-14 0-49 0-99 0-148z"><text:p/></draw:path><draw:path draw:style-name="gr90" draw:text-style-name="P99" svg:width="0.076in" svg:height="0.0878in" svg:x="2.2811in" svg:y="0.0484in" svg:viewBox="0 0 194 224" svg:d="M180 119c7 0 14 0 14-8 0-7-7-7-14-7-55 0-108 0-163 0 4-52 48-89 103-89 20 0 41 0 60 0 7 0 14 0 14-7 0-8-7-8-14-8-20 0-40 0-61 0-66 0-119 50-119 111 0 62 53 113 119 113 21 0 41 0 61 0 7 0 14 0 14-8s-7-8-14-8c-19 0-40 0-60 0-55 0-99-37-103-89 55 0 108 0 163 0z"><text:p/></draw:path><draw:path draw:style-name="gr91" draw:text-style-name="P99" svg:width="0.1028in" svg:height="0.1063in" svg:x="2.4165in" svg:y="0.0264in" svg:viewBox="0 0 262 271" svg:d="M33 35c0 63 0 126 0 189 0 20-2 26-22 27-4 0-11 0-11 7 0 5 7 5 13 5 20 0 40 0 60 0 7 0 13 0 13-5 0-7-7-7-12-7-21-1-24-9-24-28 0-60 0-119 0-178 56 73 111 147 167 219 3 6 5 7 7 7 7 0 7-7 7-12 0-73 0-145 0-218 0-21 4-27 22-28 2 0 9 0 9-6 0-7-6-7-13-7-19 0-38 0-56 0-7 0-14 0-14 7 0 6 7 6 11 6 22 1 26 9 26 29 0 41 0 80 0 121-40-53-78-105-118-157-3-6-4-6-13-6-22 0-45 0-67 0-8 0-14 0-14 7 0 6 6 6 8 6 11 1 19 8 22 12-1 4-1 5-1 10zM218 245c-56-74-112-148-168-222-4-5-4-5-8-10 15 0 31 0 46 0 43 59 87 117 130 177 0 17 0 36 0 55z"><text:p/></draw:path></draw:g></text:span><text:span text:style-name="T47">: </text:span><text:span text:style-name="T67">אז </text:span><text:span text:style-name="T67"><draw:g text:anchor-type="as-char" svg:y="-0.1299in" draw:z-index="443" draw:style-name="gr1"><svg:title>TexMaths</svg:title><svg:desc>11§inline§h(x_1) := \tfrac{1}{2x_1} = x_2 := h(x_2)§svg§600§FALSE§</svg:desc><draw:path draw:style-name="gr17" draw:text-style-name="P98" svg:width="1.7646in" svg:height="0.1815in" svg:x="-0.0004in" svg:y="0.0075in" svg:viewBox="0 0 4483 462" svg:d="M0 0c1495 0 2989 0 4483 0 0 154 0 308 0 462-1494 0-2988 0-4483 0 0-154 0-308 0-462z"><text:p/></draw:path><draw:path draw:style-name="gr18" draw:text-style-name="P99" svg:width="0.0744in" svg:height="0.1063in" svg:x="0in" svg:y="0.0252in" svg:viewBox="0 0 190 271" svg:d="M90 4c0-1 0-4-5-4-9 0-37 2-48 3-2 1-6 1-6 8 0 4 3 4 9 4 18 0 19 4 19 7 0 2-1 6-1 8-18 73-37 147-56 222-2 4-2 5-2 8 0 8 8 11 12 11 6 0 12-5 14-10 3-9 5-19 7-29 3-12 5-23 9-34 2-9 4-18 6-26 1-3 4-16 5-18 1-3 13-24 26-35 8-7 20-13 36-13 17 0 21 13 21 26 0 21-14 63-23 87-3 9-5 13-5 21 0 17 13 31 32 31 36 0 50-55 50-59s-3-4-4-4c-5 0-5 1-7 8-5 19-17 46-38 46-7 0-10-3-10-11 0-10 3-20 6-28 7-16 25-62 25-84 0-26-16-42-45-42-25 0-43 12-58 30 10-41 21-82 31-123z"><text:p/></draw:path><draw:path draw:style-name="gr19" draw:text-style-name="P99" svg:width="0.035in" svg:height="0.1512in" svg:x="0.0945in" svg:y="0.0165in" svg:viewBox="0 0 90 385" svg:d="M90 381c0-1 0-2-6-9-49-48-61-120-61-179 0-68 14-135 62-182 5-5 5-5 5-7 0-3-2-4-4-4-4 0-39 26-62 75-20 43-24 86-24 118 0 30 4 75 25 120 23 47 57 72 61 72 2 0 4-1 4-4z"><text:p/></draw:path><draw:path draw:style-name="gr20" draw:text-style-name="P99" svg:width="0.0752in" svg:height="0.0685in" svg:x="0.1429in" svg:y="0.0634in" svg:viewBox="0 0 192 175" svg:d="M118 54c3-10 12-45 38-45 2 0 11 0 20 4-11 2-19 12-19 21 0 7 5 14 15 14 8 0 20-7 20-23 0-19-22-25-35-25-23 0-36 21-40 30-10-26-31-30-42-30-41 0-63 50-63 59 0 5 3 4 4 5 4 0 5-1 6-5 13-40 38-50 52-50 7 0 21 3 21 25 0 12-7 39-21 93-7 23-20 39-37 39-2 0-12 0-19-4 9-2 18-11 18-21 0-11-9-14-14-14-12 0-22 11-22 23 0 17 20 25 36 25 26 0 40-28 41-30 4 15 19 30 42 30 39 0 61-50 61-59 0-5-3-5-4-5-3 0-4 2-4 5-14 41-40 50-52 50-16 0-21-12-21-25 0-9 2-17 5-34 5-18 9-35 14-53z"><text:p/></draw:path><draw:path draw:style-name="gr21" draw:text-style-name="P99" svg:width="0.0382in" svg:height="0.0701in" svg:x="0.2374in" svg:y="0.0827in" svg:viewBox="0 0 98 179" svg:d="M60 8c0-8 0-8-7-8-18 17-42 17-53 17 0 3 0 6 0 9 7 0 24 0 38-7 0 46 0 91 0 137 0 10 0 13-26 13-3 0-8 0-11 0 0 4 0 7 0 10 6-1 39-1 48-1s43 0 49 1c0-3 0-6 0-10-3 0-7 0-10 0-28 0-28-3-28-13 0-49 0-99 0-148z"><text:p/></draw:path><draw:path draw:style-name="gr22" draw:text-style-name="P99" svg:width="0.0346in" svg:height="0.1512in" svg:x="0.3028in" svg:y="0.0165in" svg:viewBox="0 0 89 385" svg:d="M89 193c0-30-4-76-25-120-23-48-56-73-61-73-2 0-3 1-3 4 0 2 0 2 7 9 38 38 60 99 60 180 0 64-14 133-63 181-4 5-4 6-4 7 0 2 1 4 3 4 5 0 39-26 62-76 20-42 24-83 24-116z"><text:p/></draw:path><draw:path draw:style-name="gr23" draw:text-style-name="P99" svg:width="0.0157in" svg:height="0.065in" svg:x="0.4087in" svg:y="0.065in" svg:viewBox="0 0 41 166" svg:d="M41 20c0-11-9-20-20-20-12 0-21 8-21 20 0 11 9 21 21 21 11 0 20-9 20-21zM41 145c0-11-9-20-20-20-12 0-21 8-21 20 0 11 9 21 21 21 11 0 20-9 20-21z"><text:p/></draw:path><draw:path draw:style-name="gr24" draw:text-style-name="P99" svg:width="0.1008in" svg:height="0.035in" svg:x="0.4461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25" draw:text-style-name="P99" svg:width="0.0386in" svg:height="0.0701in" svg:x="0.6921in" svg:y="0in" svg:viewBox="0 0 99 179" svg:d="M62 8c0-8-2-8-8-8-18 17-43 18-54 18 0 3 0 6 0 10 7 0 25 0 40-8 0 46 0 91 0 137 0 9 0 12-28 12-3 0-7 0-10 0 0 4 0 7 0 10 6 0 39-1 49-1 8 0 41 1 48 1 0-3 0-6 0-10-3 0-7 0-10 0-27 0-27-3-27-12 0-50 0-100 0-149z"><text:p/></draw:path><draw:path draw:style-name="gr26" draw:text-style-name="P99" svg:width="0.189in" svg:height="0.0055in" svg:x="0.6161in" svg:y="0.0894in" svg:viewBox="0 0 481 15" svg:d="M0 0c161 0 320 0 481 0 0 6 0 10 0 15-161 0-320 0-481 0 0-5 0-9 0-15z"><text:p/></draw:path><draw:path draw:style-name="gr27" draw:text-style-name="P99" svg:width="0.0469in" svg:height="0.0701in" svg:x="0.6232in" svg:y="0.1118in" svg:viewBox="0 0 120 179" svg:d="M120 130c-3 0-7 0-10 0-1 6-3 22-7 25-2 1-23 1-27 1-17 0-33 0-50 0 29-25 39-33 54-45 21-16 40-33 40-58 0-33-30-53-64-53-33 0-56 23-56 48 0 14 11 16 14 16 7 0 15-6 15-14 0-6-3-15-17-15 9-20 28-25 40-25 27 0 41 21 41 43 0 23-17 42-25 52-22 20-44 41-66 63-2 4-2 4-2 11 37 0 74 0 111 0 3-16 6-33 9-49z"><text:p/></draw:path><draw:path draw:style-name="gr28" draw:text-style-name="P99" svg:width="0.0567in" svg:height="0.0472in" svg:x="0.6823in" svg:y="0.1358in" svg:viewBox="0 0 145 121" svg:d="M55 90c-3 9-12 24-25 24-1 0-10 0-16-4 11-3 12-13 12-14 0-7-4-10-11-10s-15 5-15 15c0 15 15 20 29 20 12 0 23-8 30-19 6 15 21 19 32 19 31 0 48-33 48-41 0-3-4-3-5-3-3 0-3 1-4 4-7 19-22 33-38 33-11 0-16-7-16-17 0-8 6-32 14-62 6-21 18-27 27-27 4 1 8 0 14 3-9 2-12 10-12 15 0 6 4 10 11 10 6 0 15-5 15-16 0-16-17-20-28-20-14 0-25 9-30 19-6-11-18-19-33-19-30 0-47 33-47 41 0 3 3 3 4 3 3 0 3-1 5-4 7-21 24-32 37-32 10 0 16 4 16 17 0 6-3 19-5 28-4 12-6 25-9 37z"><text:p/></draw:path><draw:path draw:style-name="gr29" draw:text-style-name="P99" svg:width="0.0307in" svg:height="0.0504in" svg:x="0.7571in" svg:y="0.1469in" svg:viewBox="0 0 79 129" svg:d="M49 6c0-6-1-6-7-6-13 12-35 12-39 12-1 0-2 0-3 0 0 3 0 6 0 9 1 0 2 0 3 0 5 0 17 0 28-6 0 32 0 65 0 97 0 6 0 8-20 8-3 0-7 0-10 0 0 2 0 5 0 9 11-1 28-1 40-1 11 0 27 0 38 1 0-4 0-7 0-9-3 0-6 0-10 0-20 0-20-2-20-8 0-35 0-71 0-106z"><text:p/></draw:path><draw:path draw:style-name="gr30" draw:text-style-name="P99" svg:width="0.1008in" svg:height="0.035in" svg:x="0.8744in" svg:y="0.074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1" draw:text-style-name="P99" svg:width="0.0752in" svg:height="0.0685in" svg:x="1.0307in" svg:y="0.0634in" svg:viewBox="0 0 192 175" svg:d="M118 54c2-10 11-45 38-45 1 0 11 0 19 4-11 2-19 12-19 21 0 7 5 14 16 14 7 0 20-7 20-23 0-19-23-25-36-25-22 0-36 21-41 30-9-26-30-30-41-30-40 0-62 50-62 59 0 5 3 5 4 5 4 0 5-1 5-5 13-40 38-50 52-50 7 0 20 3 20 25 0 12-6 39-20 93-6 23-19 39-37 39-2 0-11 0-20-4 10-2 19-11 19-21 0-11-9-14-14-14-12 0-21 11-21 23 0 17 19 25 36 25 26 0 40-28 41-30 4 15 18 30 42 30 39 0 61-50 61-59 0-5-3-5-4-5-4 0-4 2-6 5-13 41-39 50-51 50-15 0-21-12-21-25 0-9 2-17 6-34 5-18 9-35 14-53z"><text:p/></draw:path><draw:path draw:style-name="gr32" draw:text-style-name="P99" svg:width="0.0465in" svg:height="0.0701in" svg:x="1.1201in" svg:y="0.0827in" svg:viewBox="0 0 119 179" svg:d="M119 130c-4 0-6 0-9 0-1 5-3 22-7 24-2 2-23 2-27 2-17 0-33 0-50 0 29-25 39-33 54-45 21-16 39-33 39-58 0-33-29-53-63-53s-56 23-56 48c0 14 11 15 14 15 7 0 15-5 15-15 0-4-3-14-17-14 9-19 28-25 40-25 27 0 41 22 41 44 0 23-17 42-25 52-22 20-44 41-66 63-2 3-2 4-2 11 37 0 74 0 111 0 2-16 6-33 8-49z"><text:p/></draw:path><draw:path draw:style-name="gr33" draw:text-style-name="P99" svg:width="0.0157in" svg:height="0.065in" svg:x="1.237in" svg:y="0.065in" svg:viewBox="0 0 41 166" svg:d="M41 20c0-11-10-20-21-20-12 0-20 8-20 20 0 11 8 21 20 21 11 0 21-9 21-21zM41 145c0-11-10-20-21-20-12 0-20 8-20 20 0 11 8 21 20 21 11 0 21-9 21-21z"><text:p/></draw:path><draw:path draw:style-name="gr34" draw:text-style-name="P99" svg:width="0.1004in" svg:height="0.035in" svg:x="1.2744in" svg:y="0.0744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5" draw:text-style-name="P99" svg:width="0.0744in" svg:height="0.1063in" svg:x="1.4346in" svg:y="0.0252in" svg:viewBox="0 0 190 271" svg:d="M90 4c0-1 0-4-5-4-9 0-37 2-48 3-2 1-6 1-6 8 0 4 3 4 9 4 18 0 19 4 19 7 0 2-1 6-1 8-18 73-37 147-56 222-2 4-2 5-2 8 0 8 8 11 11 11 7 0 13-5 14-10 2-9 6-19 8-29 3-12 5-23 9-34 2-9 4-18 6-26 1-3 4-16 5-18 1-3 13-24 26-35 8-7 20-13 36-13 17 0 21 13 21 26 0 21-14 63-23 87-3 9-5 13-5 21 0 17 13 31 32 31 36 0 50-55 50-59s-3-4-4-4c-5 0-5 1-7 8-5 19-17 46-39 46-6 0-9-3-9-11 0-10 3-20 6-28 7-16 25-62 25-84 0-26-16-42-45-42-25 0-43 12-58 30 10-41 21-82 31-123z"><text:p/></draw:path><draw:path draw:style-name="gr36" draw:text-style-name="P99" svg:width="0.035in" svg:height="0.1512in" svg:x="1.5291in" svg:y="0.0165in" svg:viewBox="0 0 90 385" svg:d="M90 381c0-1 0-2-6-9-49-48-61-120-61-179 0-68 14-135 62-182 5-5 5-5 5-7 0-3-2-4-4-4-4 0-39 26-62 75-20 43-24 86-24 118 0 30 4 75 25 120 23 47 57 72 61 72 2 0 4-1 4-4z"><text:p/></draw:path><draw:path draw:style-name="gr37" draw:text-style-name="P99" svg:width="0.0752in" svg:height="0.0685in" svg:x="1.5776in" svg:y="0.0634in" svg:viewBox="0 0 192 175" svg:d="M118 54c2-10 12-45 38-45 2 0 11 0 20 4-11 2-19 12-19 21 0 7 5 14 15 14 8 0 20-7 20-23 0-19-23-25-35-25-23 0-36 21-40 30-10-26-31-30-42-30-41 0-63 50-63 59 0 5 3 4 4 5 4 0 5-1 6-5 13-40 38-50 52-50 7 0 21 3 21 25 0 12-7 39-21 93-7 23-20 39-37 39-3 0-12 0-19-4 9-2 18-11 18-21 0-11-9-14-14-14-12 0-22 11-22 23 0 17 20 25 36 25 26 0 40-28 41-30 4 15 19 30 42 30 39 0 61-50 61-59 0-5-3-5-4-5-3 0-4 2-4 5-14 41-40 50-52 50-16 0-22-12-22-25 0-9 3-17 6-34 5-18 9-35 14-53z"><text:p/></draw:path><draw:path draw:style-name="gr38" draw:text-style-name="P99" svg:width="0.0469in" svg:height="0.0701in" svg:x="1.6669in" svg:y="0.0827in" svg:viewBox="0 0 120 179" svg:d="M120 130c-3 0-6 0-9 0-1 5-4 22-8 24-2 2-23 2-26 2-17 0-33 0-50 0 29-25 38-33 54-45 20-16 39-33 39-58 0-33-29-53-64-53-33 0-56 23-56 48 0 14 12 15 14 15 7 0 15-5 15-15 0-4-2-14-16-14 9-19 27-25 40-25 26 0 40 22 40 44 0 23-16 42-25 52-22 20-43 41-65 63-3 3-3 4-3 11 37 0 75 0 112 0 2-16 6-33 8-49z"><text:p/></draw:path><draw:path draw:style-name="gr39" draw:text-style-name="P99" svg:width="0.035in" svg:height="0.1512in" svg:x="1.737in" svg:y="0.0165in" svg:viewBox="0 0 90 385" svg:d="M90 193c0-30-4-76-25-120-23-48-56-73-61-73-2 0-4 1-4 4 0 2 0 2 8 9 38 38 60 99 60 180 0 64-14 133-63 181-5 5-5 6-5 7 0 2 2 4 4 4 5 0 39-26 62-76 20-42 24-83 24-116z"><text:p/></draw:path></draw:g></text:span><text:span text:style-name="T67">. </text:span><text:span text:style-name="T68">משום ש־</text:span><text:span text:style-name="T68"><draw:g text:anchor-type="as-char" svg:y="-0.1035in" draw:z-index="444" draw:style-name="gr1"><svg:title>TexMaths</svg:title><svg:desc>11§inline§2x_1 \in \N§svg§600§FALSE§</svg:desc><draw:path draw:style-name="gr11" draw:text-style-name="P98" svg:width="0.5079in" svg:height="0.1098in" svg:x="-0.0004in" svg:y="0.0075in" svg:viewBox="0 0 1291 280" svg:d="M0 0c430 0 861 0 1291 0 0 93 0 186 0 280-430 0-861 0-1291 0 0-94 0-187 0-280z"><text:p/></draw:path><draw:path draw:style-name="gr12" draw:text-style-name="P99" svg:width="0.0602in" svg:height="0.0996in" svg:x="-0.0004in" svg:y="0.0031in" svg:viewBox="0 0 154 254" svg:d="M30 225c13-13 27-26 40-40 61-52 84-73 84-112 0-42-35-73-82-73-43 0-72 35-72 69 0 22 19 22 20 22 6 0 20-5 20-21 0-10-7-20-20-20-3 0-5 0-6 0 9-25 30-39 53-39 35 0 52 32 52 62 0 31-20 62-41 86-25 26-49 54-75 81-3 4-3 5-3 14 47 0 96 0 143 0 3-21 8-43 11-66-3 0-7 0-10 0-2 11-4 28-9 34-2 3-27 3-36 3-23 0-46 0-69 0z"><text:p/></draw:path><draw:path draw:style-name="gr13" draw:text-style-name="P99" svg:width="0.0756in" svg:height="0.0673in" svg:x="0.0724in" svg:y="0.0362in" svg:viewBox="0 0 193 172" svg:d="M118 54c2-10 11-45 38-45 3 0 11 0 19 4-11 2-19 12-19 21 0 7 5 13 16 13 9 0 21-6 21-22 0-20-23-25-37-25-22 0-36 21-40 30-10-27-31-30-42-30-40 0-62 49-62 59 0 4 3 4 5 4 3 0 4 0 5-5 12-40 39-49 52-49 6 0 21 3 21 25 0 12-7 37-21 91-7 24-20 40-38 40-2 0-11 0-18-5 8-2 17-10 17-21 0-10-9-13-14-13-11 0-21 10-21 22 0 17 19 24 36 24 26 0 40-25 41-27 4 14 19 27 42 27 40 0 62-48 62-57 0-4-4-4-5-4-3 0-4 1-5 4-12 41-39 50-52 50-14 0-21-11-21-25 0-8 2-17 7-34 4-17 8-35 13-52z"><text:p/></draw:path><draw:path draw:style-name="gr14" draw:text-style-name="P99" svg:width="0.0386in" svg:height="0.0697in" svg:x="0.1665in" svg:y="0.0559in" svg:viewBox="0 0 99 178" svg:d="M62 8c0-7-1-8-9-8-17 18-42 18-53 18 0 3 0 6 0 9 7 0 24 0 40-7 0 45 0 91 0 137 0 8 0 11-28 11-3 0-6 0-10 0 0 3 0 6 0 10 5 0 39-1 49-1 7 0 41 1 48 1 0-4 0-7 0-10-3 0-8 0-11 0-26 0-26-3-26-11 0-51 0-100 0-149z"><text:p/></draw:path><draw:path draw:style-name="gr15" draw:text-style-name="P99" svg:width="0.0756in" svg:height="0.087in" svg:x="0.278in" svg:y="0.0217in" svg:viewBox="0 0 193 222" svg:d="M179 118c7 0 14 0 14-7 0-8-7-8-14-8-55 0-109 0-164 0 5-51 50-88 104-88 20 0 41 0 60 0 7 0 14 0 14-7 0-8-7-8-14-8-19 0-40 0-60 0-66 0-119 49-119 111 0 60 53 111 119 111 20 0 41 0 60 0 7 0 14 0 14-8s-7-8-14-8c-19 0-40 0-60 0-54 0-99-37-104-88 55 0 109 0 164 0z"><text:p/></draw:path><draw:path draw:style-name="gr16" draw:text-style-name="P99" svg:width="0.1028in" svg:height="0.1055in" svg:x="0.4126in" svg:y="0in" svg:viewBox="0 0 262 269" svg:d="M34 34c0 63 0 125 0 186 0 21-3 28-23 28-4 0-11 1-11 6 0 8 7 8 13 8 20 0 41 0 61 0 6 0 12 0 12-8 0-5-6-6-11-6-22 0-25-8-25-29 0-58 0-116 0-174 56 72 111 146 167 218 3 5 5 6 9 6 6 0 6-6 6-12 0-73 0-144 0-216 0-22 4-27 21-28 2 0 9 0 9-6 0-7-6-7-13-7-19 0-38 0-56 0-7 0-14 0-14 7 0 6 7 6 11 6 22 1 26 9 26 29 0 39 0 80 0 119-39-51-78-104-117-156-4-5-5-5-14-5-22 0-45 0-67 0-7 0-14 0-14 7 0 6 7 6 9 6 10 1 18 8 21 12 0 4 0 5 0 9zM218 242c-56-73-112-145-168-219-4-5-4-5-8-10 15 0 31 0 46 0 43 58 87 116 130 173 0 19 0 38 0 56z"><text:p/></draw:path></draw:g></text:span><text:span text:style-name="T68">, אזי קיים </text:span><text:span text:style-name="T68"><draw:g text:anchor-type="as-char" svg:y="-0.1138in" draw:z-index="445" draw:style-name="gr1"><svg:title>TexMaths</svg:title><svg:desc>11§inline§n' \in \N§svg§600§FALSE§</svg:desc><draw:path draw:style-name="gr6" draw:text-style-name="P98" svg:width="0.4098in" svg:height="0.1047in" svg:x="0.0031in" svg:y="0.0075in" svg:viewBox="0 0 1042 267" svg:d="M521 267c-174 0-347 0-521 0 0-90 0-178 0-267 347 0 695 0 1042 0 0 89 0 177 0 267-173 0-347 0-521 0z"><text:p/></draw:path><draw:path draw:style-name="gr7" draw:text-style-name="P99" svg:width="0.0823in" svg:height="0.0681in" svg:x="-0.0004in" svg:y="0.0472in" svg:viewBox="0 0 210 174" svg:d="M23 148c-1 5-3 14-3 16 0 6 5 10 11 10 4 0 12-3 14-10 0-1 6-19 8-28 2-13 5-25 7-36 4-7 6-16 7-25 2-7 6-18 6-20 5-12 26-47 62-47 18 0 21 14 21 27 0 25-19 74-25 91-3 8-3 13-3 17 0 18 13 31 31 31 37 0 51-56 51-58 0-5-4-5-5-5-4 0-4 1-6 7-8 26-20 48-40 48-6 0-8-4-8-13s3-19 6-27c8-20 24-63 24-85 0-26-16-41-45-41-34 0-52 24-59 33-2-21-19-33-36-33-18 0-26 14-29 22-7 13-12 35-12 38s4 3 5 3c4 0 4 0 7-9 7-28 14-46 28-46 7 0 12 5 12 18 0 8-1 13-7 32-8 30-14 60-22 90z"><text:p/></draw:path><draw:path draw:style-name="gr8" draw:text-style-name="P99" svg:width="0.026in" svg:height="0.0547in" svg:x="0.0917in" svg:y="-0.0004in" svg:viewBox="0 0 67 140" svg:d="M65 24c2-5 2-7 2-9 0-8-8-15-15-15-10 0-14 9-16 13-12 39-23 77-35 117 0 1-1 2-1 4 0 4 8 6 10 6s2 0 4-4c17-38 34-75 51-112z"><text:p/></draw:path><draw:path draw:style-name="gr9" draw:text-style-name="P99" svg:width="0.076in" svg:height="0.0878in" svg:x="0.1843in" svg:y="0.0323in" svg:viewBox="0 0 194 224" svg:d="M179 120c7 0 15 0 15-8 0-7-8-7-15-7-55 0-109 0-164 0 6-52 50-90 104-90 20 0 40 0 60 0 7 0 15 0 15-7 0-8-8-8-15-8-20 0-40 0-60 0-66 0-119 51-119 112s53 112 119 112c20 0 40 0 60 0 7 0 15 0 15-8s-8-8-15-8c-20 0-40 0-60 0-54 0-98-37-104-88 55 0 109 0 164 0z"><text:p/></draw:path><draw:path draw:style-name="gr10" draw:text-style-name="P99" svg:width="0.1028in" svg:height="0.1063in" svg:x="0.3181in" svg:y="0.0098in" svg:viewBox="0 0 262 271" svg:d="M34 35c0 63 0 126 0 188 0 21-3 27-23 27-4 0-11 1-11 7 0 7 7 7 13 7 20 0 40 0 60 0 7 0 13 0 13-7 0-6-7-7-11-7-22 0-26-8-26-27 0-59 0-118 0-177 57 73 112 147 168 220 3 4 5 5 7 5 7 0 7-5 7-12 0-73 0-144 0-217 0-22 4-28 22-28 2 0 9-1 9-6 0-8-6-8-13-8-19 0-38 0-57 0-6 0-13 0-13 8 0 6 7 6 11 6 22 0 26 8 26 29 0 40 0 80 0 121-39-53-79-106-117-158-4-6-6-6-14-6-22 0-45 0-67 0-7 0-14 0-14 8 0 5 7 6 9 6 10 1 18 7 21 12 0 3 0 4 0 9zM218 245c-56-74-112-148-169-222-3-4-3-5-7-9 15 0 31 0 46 0 43 59 87 117 130 174 0 19 0 38 0 57z"><text:p/></draw:path></draw:g></text:span><text:span text:style-name="T68"><text:s/></text:span><text:span text:style-name="T69">מתאים וזו סתירה. </text:span></text:p>
        </text:list-item>
      </text:list>
      <text:p text:style-name="P80"><text:span text:style-name="T47">סה"כ כיסינו את כל המקרים הלא־טרוויאלים, והגענו לסתירה/פסוק אמת, כדרוש</text:span></text:p>
      <text:p text:style-name="P80"><text:span text:style-name="T91">על:</text:span><text:span text:style-name="T70"> באופן דומה לסעיף (ז)</text:span><text:span text:style-name="T47"> </text:span><text:span text:style-name="T47"><draw:g text:anchor-type="as-char" svg:y="-0.1043in" draw:z-index="446" draw:style-name="gr1"><svg:title>TexMaths</svg:title><svg:desc>11§inline§\bs§svg§600§FALSE§</svg:desc><draw:path draw:style-name="gr4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5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5</text:h>
      <text:h text:style-name="P61" text:outline-level="3">סעיף (א)</text:h>
      <text:p text:style-name="P40">נגדיר: </text:p>
      <text:p text:style-name="P18"><draw:g text:anchor-type="as-char" svg:y="-0.1252in" draw:z-index="150" draw:name="Shape164" draw:style-name="gr1057"><svg:title>TexMaths</svg:title><svg:desc>11§inline§R = \{ \la \la x_1, y_1 \ra, \la x_2, y_2 \ra \ra \in \R^2 \times \R^2 \mid x_1 + y_1 = x_2 + y+2 \}§svg§600§FALSE§</svg:desc><draw:path draw:style-name="gr1058" draw:text-style-name="P98" svg:width="3.8244in" svg:height="0.1469in" svg:x="0.0024in" svg:y="0.0067in" svg:viewBox="0 0 9715 374" svg:d="M0 0c3238 0 6477 0 9715 0 0 125 0 249 0 374-3238 0-6477 0-9715 0 0-125 0-249 0-374z"><text:p/></draw:path><draw:path draw:style-name="gr1059" draw:text-style-name="P99" svg:width="0.1083in" svg:height="0.1059in" svg:x="0.0004in" svg:y="0.0213in" svg:viewBox="0 0 276 270" svg:d="M130 26c2-8 3-13 11-14 3 0 15 0 23 0 27 0 70 0 70 37 0 14-6 40-21 55-9 10-30 22-66 22-14 0-28 0-42 0 8-34 16-67 25-100zM185 132c39-9 86-35 86-75 0-33-36-57-86-57-36 0-74 0-110 0-8 0-11 0-11 8 0 4 3 4 11 4 4 0 8 0 14 0 7 1 10 1 10 7 0 1 0 2-1 7-18 68-34 138-52 206-4 15-4 17-35 17-7 0-11 0-11 8 0 4 3 3 6 4 11 0 38-1 49-1 10 0 37 1 48 1 4 0 8 0 8-7 0-5-3-5-11-5-14 0-24 0-24-6 0-3 0-5 1-7 9-33 17-67 25-101 16 0 31 0 47 0 35 0 41 22 41 35 0 6-3 18-5 27-2 11-7 24-7 31 0 42 48 42 52 42 33 0 46-38 46-44 0-5-3-3-4-5-4 0-5 3-5 5-10 29-26 35-35 35-13 0-15-7-15-23 0-12 2-30 3-43 1-5 1-13 1-18 0-30-25-41-36-45z"><text:p/></draw:path><draw:path draw:style-name="gr1059" draw:text-style-name="P99" svg:width="0.1008in" svg:height="0.035in" svg:x="0.1618in" svg:y="0.0681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1059" draw:text-style-name="P99" svg:width="0.0539in" svg:height="0.1508in" svg:x="0.3248in" svg:y="0.0094in" svg:viewBox="0 0 138 384" svg:d="M83 52c0-16 9-41 51-43 2 0 4-2 4-5 0-4-4-4-7-4-40 0-75 20-75 48 0 29 0 59 0 88 0 16 0 28-15 41-13 11-29 11-37 12-2 0-4 2-4 4 0 4 3 4 7 4 25 2 44 15 48 34 1 4 1 4 1 18 0 26 0 51 0 76 0 17 0 29 19 44 15 11 41 15 56 15 3 0 7 0 7-4 0-3-3-3-6-4-25-2-44-14-48-33-1-4-1-5-1-19 0-26 0-53 0-80 0-19-3-24-16-36-9-9-20-13-31-15 32-9 47-27 47-49 0-31 0-62 0-92z"><text:p/></draw:path><draw:path draw:style-name="gr1059" draw:text-style-name="P99" svg:width="0.0339in" svg:height="0.1508in" svg:x="0.4067in" svg:y="0.0094in" svg:viewBox="0 0 87 384" svg:d="M85 15c2-4 2-5 2-7 0-5-3-8-8-8-3 0-6 2-9 9-23 59-45 117-68 177 0 2-2 5-2 7 0 1 0 1 2 7 23 58 45 117 68 176 2 3 4 8 9 8s8-3 8-7c0-1 0-3-2-7-23-59-45-119-68-177 23-59 45-118 68-178z"><text:p/></draw:path><draw:path draw:style-name="gr1059" draw:text-style-name="P99" svg:width="0.0339in" svg:height="0.1508in" svg:x="0.4661in" svg:y="0.0094in" svg:viewBox="0 0 87 384" svg:d="M85 15c2-4 2-5 2-7 0-5-4-8-8-8s-6 2-10 9c-22 59-45 117-67 177-1 2-2 5-2 7 0 1 0 1 2 7 22 58 45 117 67 176 3 3 5 8 10 8 4 0 8-3 8-7 0-1 0-3-2-7-23-59-45-119-68-177 23-59 45-118 68-178z"><text:p/></draw:path><draw:path draw:style-name="gr1059" draw:text-style-name="P99" svg:width="0.0756in" svg:height="0.0685in" svg:x="0.5126in" svg:y="0.0563in" svg:viewBox="0 0 193 175" svg:d="M119 54c2-10 11-45 37-45 2 0 12 0 20 5-11 1-19 11-19 20 0 7 5 14 15 14 8 0 21-7 21-23 0-20-22-25-36-25-23 0-36 21-40 30-10-26-31-30-42-30-41 0-63 51-63 59 0 5 3 4 5 5 3 0 4-1 5-5 13-40 39-50 52-50 7 0 21 3 21 25 0 12-7 38-21 92-6 24-20 40-37 40-2 0-11 0-19-5 10-2 18-9 18-20s-8-14-14-14c-12 0-22 10-22 22 0 18 20 26 36 26 27 0 40-27 41-29 6 13 19 29 42 29 39 0 61-50 61-60 0-3-3-3-4-3-3 0-4 1-4 4-14 41-40 50-52 50-15 0-21-12-21-25 0-8 2-17 7-34 4-18 8-36 13-53z"><text:p/></draw:path><draw:path draw:style-name="gr1059" draw:text-style-name="P99" svg:width="0.0382in" svg:height="0.0701in" svg:x="0.6071in" svg:y="0.0772in" svg:viewBox="0 0 98 179" svg:d="M61 8c0-8 0-8-8-8-18 16-42 18-53 18 0 3 0 5 0 8 7 0 24 0 40-6 0 46 0 91 0 137 0 9 0 12-28 12-3 0-6 0-10 0 0 3 0 7 0 10 5 0 38-1 48-1 8 0 42 1 48 1 0-3 0-7 0-10-3 0-7 0-10 0-27 0-27-3-27-12 0-50 0-100 0-149z"><text:p/></draw:path><draw:path draw:style-name="gr1059" draw:text-style-name="P99" svg:width="0.0173in" svg:height="0.0449in" svg:x="0.6768in" svg:y="0.1071in" svg:viewBox="0 0 45 115" svg:d="M45 41c0-26-10-41-24-41-13 0-21 10-21 21 0 10 8 20 21 20 4 0 9-1 13-5 1-1 1-1 2-1 0 2 0 0 0 6 0 28-13 51-26 64-3 4-3 5-3 6 0 3 1 4 3 4 4 0 35-29 35-74z"><text:p/></draw:path><draw:path draw:style-name="gr1059" draw:text-style-name="P99" svg:width="0.0697in" svg:height="0.0972in" svg:x="0.7358in" svg:y="0.0563in" svg:viewBox="0 0 178 248" svg:d="M177 24c1-5 1-6 1-9 0-7-5-11-11-11-4 0-10 3-13 9-1 1-4 13-5 20-4 11-6 21-8 32-6 23-12 46-18 69-2 5-18 32-44 32-20 0-24-17-24-31 0-18 7-42 20-76 6-15 8-19 8-27 0-18-13-32-32-32-37 0-51 56-51 59 0 5 3 4 4 5 5 0 5-1 7-8 10-35 25-47 39-47 3 0 9 0 9 12 0 10-3 20-6 27-16 41-22 63-22 80 0 36 24 47 47 47 14 0 28-7 39-18-5 21-10 40-26 58-10 13-24 24-41 24-6 0-24-1-30-15 6 0 11 0 16-4 5-5 8-9 8-16 0-12-10-13-14-13-9 0-22 7-22 24 0 19 17 33 42 33 39 0 79-35 90-77 12-49 25-99 37-147z"><text:p/></draw:path><draw:path draw:style-name="gr1059" draw:text-style-name="P99" svg:width="0.0386in" svg:height="0.0701in" svg:x="0.8177in" svg:y="0.0772in" svg:viewBox="0 0 99 179" svg:d="M62 8c0-8-1-8-9-8-18 16-42 18-53 18 0 3 0 5 0 8 7 0 24 0 40-6 0 46 0 91 0 137 0 9 0 12-28 12-3 0-6 0-10 0 0 3 0 7 0 10 5 0 38-1 49-1 7 0 41 1 48 1 0-3 0-7 0-10-3 0-8 0-11 0-26 0-26-3-26-12 0-50 0-100 0-149z"><text:p/></draw:path><draw:path draw:style-name="gr1059" draw:text-style-name="P99" svg:width="0.0339in" svg:height="0.1508in" svg:x="0.8827in" svg:y="0.0094in" svg:viewBox="0 0 87 384" svg:d="M85 200c2-6 2-6 2-7s0-2-2-6c-23-60-45-119-68-178-3-7-5-9-9-9-5 0-8 3-8 8 0 1 0 2 2 6 23 60 45 119 68 179-23 58-45 118-68 177-2 4-2 4-2 7 0 4 3 7 8 7s6-4 9-7c23-60 45-119 68-177z"><text:p/></draw:path><draw:path draw:style-name="gr1059" draw:text-style-name="P99" svg:width="0.0173in" svg:height="0.0449in" svg:x="0.9469in" svg:y="0.1071in" svg:viewBox="0 0 45 115" svg:d="M45 41c0-26-10-41-25-41-12 0-20 10-20 21 0 10 8 20 20 20 5 0 10-1 14-5 1-1 1-1 1-1 1 0 1 0 1 6 0 28-13 51-26 64-4 4-4 5-4 6 0 3 2 4 4 4 4 0 35-29 35-74z"><text:p/></draw:path><draw:path draw:style-name="gr1059" draw:text-style-name="P99" svg:width="0.0339in" svg:height="0.1508in" svg:x="1.0177in" svg:y="0.0094in" svg:viewBox="0 0 87 384" svg:d="M85 15c2-4 2-5 2-7 0-5-3-8-8-8-3 0-6 2-9 9-23 59-45 117-68 177-1 2-2 5-2 7 0 1 0 1 2 7 23 58 45 117 68 176 2 3 4 8 9 8s8-3 8-7c0-1 0-3-2-7-23-59-45-119-68-177 23-59 45-118 68-178z"><text:p/></draw:path><draw:path draw:style-name="gr1059" draw:text-style-name="P99" svg:width="0.0756in" svg:height="0.0685in" svg:x="1.065in" svg:y="0.0563in" svg:viewBox="0 0 193 175" svg:d="M118 54c2-10 11-45 38-45 1 0 11 0 19 5-11 1-19 11-19 20 0 7 5 14 16 14 7 0 21-7 21-23 0-20-24-25-37-25-23 0-36 21-40 30-10-26-31-30-42-30-41 0-63 51-63 59 0 5 4 5 6 5s4-1 4-5c13-40 38-50 52-50 7 0 21 3 21 25 0 12-7 38-21 92-6 24-20 40-37 40-2 0-11 0-19-5 9-2 18-9 18-20s-9-14-14-14c-12 0-21 10-21 22 0 18 19 26 36 26 26 0 39-27 40-29 5 13 19 29 42 29 40 0 62-50 62-60 0-3-3-3-5-3-3 0-3 1-4 4-14 41-40 50-52 50-16 0-21-12-21-25 0-8 2-17 7-34 4-18 8-36 13-53z"><text:p/></draw:path><draw:path draw:style-name="gr1059" draw:text-style-name="P99" svg:width="0.0465in" svg:height="0.0701in" svg:x="1.1543in" svg:y="0.0772in" svg:viewBox="0 0 119 179" svg:d="M119 130c-3 0-6 0-9 0-1 6-3 22-7 25-2 1-23 1-27 1-17 0-33 0-50 0 29-25 39-33 54-45 20-17 39-33 39-58 0-33-29-53-63-53s-56 23-56 48c0 13 11 16 14 16 7 0 15-6 15-15 0-5-3-14-17-14 9-20 28-25 40-25 27 0 42 21 42 43 0 23-18 41-27 51-22 21-43 42-65 64-2 3-2 3-2 11 37 0 74 0 111 0 2-16 6-33 8-49z"><text:p/></draw:path><draw:path draw:style-name="gr1059" draw:text-style-name="P99" svg:width="0.0173in" svg:height="0.0449in" svg:x="1.2287in" svg:y="0.1071in" svg:viewBox="0 0 45 115" svg:d="M45 41c0-26-10-41-24-41-13 0-21 10-21 21 0 10 8 20 21 20 4 0 10-1 13-5 1-1 1-1 2-1 0 2 0 0 0 6 0 28-13 51-25 64-4 4-4 5-4 6 0 3 1 4 3 4 4 0 35-29 35-74z"><text:p/></draw:path><draw:path draw:style-name="gr1059" draw:text-style-name="P99" svg:width="0.0697in" svg:height="0.0972in" svg:x="1.2874in" svg:y="0.0563in" svg:viewBox="0 0 178 248" svg:d="M177 24c1-5 1-6 1-9 0-7-5-11-11-11-3 0-10 3-13 9-1 1-4 13-5 20-4 11-6 21-8 32-6 23-12 46-18 69-1 5-18 32-44 32-20 0-23-17-23-31 0-18 6-42 19-76 6-15 8-19 8-27 0-18-13-32-31-32-38 0-52 56-52 59 0 5 3 4 4 5 5 0 5-1 7-8 11-35 26-47 40-47 2 0 8 0 8 12 0 10-3 20-6 27-16 41-22 63-22 80 0 36 24 47 47 47 16 0 29-7 39-18-5 21-9 40-25 58-11 13-25 24-42 24-6 0-24-1-30-15 6 0 11 0 16-4 5-5 8-9 8-16 0-12-10-13-14-13-9 0-21 7-21 24 0 19 16 33 41 33 39 0 79-35 90-77 12-49 25-99 37-147z"><text:p/></draw:path><draw:path draw:style-name="gr1059" draw:text-style-name="P99" svg:width="0.0469in" svg:height="0.0701in" svg:x="1.3646in" svg:y="0.0772in" svg:viewBox="0 0 120 179" svg:d="M120 130c-3 0-7 0-10 0-1 6-3 22-7 25-2 1-23 1-27 1-17 0-33 0-50 0 29-25 39-33 54-45 21-17 40-33 40-58 0-33-29-53-64-53-33 0-56 23-56 48 0 13 11 16 14 16 7 0 15-6 15-15 0-5-3-14-17-14 9-20 28-25 40-25 27 0 42 21 42 43 0 23-18 41-26 51-22 21-44 42-66 64-2 3-2 3-2 11 37 0 74 0 111 0 3-16 6-33 9-49z"><text:p/></draw:path><draw:path draw:style-name="gr1059" draw:text-style-name="P99" svg:width="0.0339in" svg:height="0.1508in" svg:x="1.4343in" svg:y="0.0094in" svg:viewBox="0 0 87 384" svg:d="M85 200c2-6 2-6 2-7s0-2-2-6c-23-60-45-119-68-178-3-7-6-9-9-9-5 0-8 3-8 8 0 1 0 2 2 6 23 60 45 119 68 179-23 58-45 118-68 177-2 4-2 4-2 7 0 4 4 7 8 7 5 0 6-4 9-7 23-60 45-119 68-177z"><text:p/></draw:path><draw:path draw:style-name="gr1059" draw:text-style-name="P99" svg:width="0.0335in" svg:height="0.1508in" svg:x="1.4937in" svg:y="0.0094in" svg:viewBox="0 0 86 384" svg:d="M85 200c1-6 1-6 1-7s0-2-1-6c-23-60-45-119-68-178-3-7-5-9-9-9-5 0-8 3-8 8 0 1 0 2 2 6 23 60 45 119 68 179-23 58-45 118-68 177-2 4-2 4-2 7 0 4 3 7 8 7s6-4 7-7c24-60 47-119 70-177z"><text:p/></draw:path><draw:path draw:style-name="gr1059" draw:text-style-name="P99" svg:width="0.076in" svg:height="0.087in" svg:x="1.5992in" svg:y="0.0417in" svg:viewBox="0 0 194 222" svg:d="M180 120c7 0 14 0 14-8s-7-8-14-8c-55 0-108 0-163 0 4-51 48-89 103-89 20 0 41 0 60 0 7 0 14 0 14-7 0-8-7-8-14-8-20 0-40 0-61 0-66 0-119 51-119 112 0 62 53 110 119 110 21 0 41 0 61 0 7 0 14 0 14-8 0-6-7-6-14-6-19 0-40 0-60 0-55 0-99-37-103-88 55 0 108 0 163 0z"><text:p/></draw:path><draw:path draw:style-name="gr1059" draw:text-style-name="P99" svg:width="0.1039in" svg:height="0.1028in" svg:x="1.7331in" svg:y="0.0201in" svg:viewBox="0 0 265 262" svg:d="M97 143c4 0 10 0 14 0 19 29 39 59 57 89 5 5 14 21 18 26 3 4 4 4 13 4 18 0 35 0 53 0 8 0 13 0 13-6 0-3-2-6-5-7-15-3-34-28-43-40-2-4-22-29-49-71 36-5 69-20 69-66 0-53-58-72-103-72-40 0-81 0-122 0-6 0-12 0-12 7 0 6 7 6 10 6 22 0 24 3 24 22 0 64 0 129 0 192 0 20-2 22-24 22-3 0-10 0-10 7 0 6 6 6 12 6 35 0 72 0 107 0 6 0 12 0 12-6 0-7-7-7-11-7-22 0-23-3-23-22 0-27 0-56 0-84zM172 124c11-14 12-35 12-52 0-18-2-38-16-54 17 3 55 15 55 54 0 25-12 44-51 52zM97 34c0-8 0-21 24-21 33 0 48 14 48 59 0 50-11 58-72 58 0-32 0-64 0-96zM44 249c3-6 3-17 3-21 0-63 0-128 0-193 0-4 0-14-3-22 14 0 30 0 44 0-4 7-4 14-4 20 0 65 0 131 0 195 0 4 0 15 3 21-14 0-29 0-43 0zM127 143c3 0 4-1 7-1 6 0 15 0 20-1 6 8 47 76 79 108-12 0-25 0-37 0-23-35-46-71-69-106z"><text:p/></draw:path><draw:path draw:style-name="gr1059" draw:text-style-name="P99" svg:width="0.0469in" svg:height="0.0701in" svg:x="1.8472in" svg:y="0in" svg:viewBox="0 0 120 179" svg:d="M120 130c-3 0-6 0-9 0-1 6-4 22-8 25-2 1-23 1-26 1-16 0-33 0-49 0 27-25 37-33 53-45 20-17 39-33 39-58 0-33-29-53-64-53-33 0-56 23-56 48 0 13 12 16 14 16 7 0 15-5 15-15 0-5-1-14-16-14 8-20 27-25 40-25 26 0 41 21 41 43 0 23-17 41-26 51-22 21-43 42-65 64-3 3-3 3-3 11 37 0 75 0 112 0 2-16 6-33 8-49z"><text:p/></draw:path><draw:path draw:style-name="gr1059" draw:text-style-name="P99" svg:width="0.0732in" svg:height="0.0728in" svg:x="1.9646in" svg:y="0.0504in" svg:viewBox="0 0 187 186" svg:d="M94 82c-26-25-52-51-77-77-5-4-6-5-9-5-4 0-8 3-8 8 0 3 1 3 6 7 25 27 51 52 77 78-26 26-52 51-77 77-5 5-6 6-6 8 0 4 4 8 8 8 3 0 4-2 9-6 25-26 51-52 77-77 26 27 53 53 80 80 2 0 3 3 5 3 5 0 8-4 8-8 0-1 0-2-1-4-1 0-62-61-81-81 23-24 47-47 70-71 2-2 8-7 10-9 0-1 2-2 2-5 0-5-3-8-8-8-3 0-4 1-8 5-26 26-52 52-77 77z"><text:p/></draw:path><draw:path draw:style-name="gr1059" draw:text-style-name="P99" svg:width="0.1043in" svg:height="0.1028in" svg:x="2.0965in" svg:y="0.0201in" svg:viewBox="0 0 266 262" svg:d="M98 143c4 0 10 0 14 0 19 29 39 59 57 89 5 5 14 21 18 26 3 4 4 4 13 4 18 0 35 0 53 0 8 0 13 0 13-6 0-3-2-6-5-7-15-3-34-28-43-40-2-4-22-29-49-71 36-5 69-20 69-66 0-53-58-72-103-72-40 0-81 0-122 0-6 0-13 0-13 7 0 6 8 6 11 6 22 0 24 3 24 22 0 64 0 129 0 192 0 20-2 22-24 22-3 0-11 0-11 7 0 6 7 6 13 6 35 0 72 0 107 0 7 0 12 0 12-6 0-7-7-7-11-7-22 0-23-3-23-22 0-27 0-56 0-84zM173 124c11-14 12-35 12-52 0-18-2-38-16-54 17 3 55 15 55 54 0 25-12 44-51 52zM98 34c0-8 0-21 24-21 33 0 49 14 49 59 0 50-11 58-73 58 0-32 0-64 0-96zM45 249c3-6 3-17 3-21 0-63 0-128 0-193 0-4 0-14-3-22 14 0 30 0 44 0-4 7-4 14-4 20 0 65 0 131 0 195 0 4 0 15 3 21-14 0-29 0-43 0zM128 143c3 0 4-1 7-1 6 0 15 0 20-1 6 8 47 76 79 108-12 0-25 0-37 0-23-35-46-71-69-106z"><text:p/></draw:path><draw:path draw:style-name="gr1059" draw:text-style-name="P99" svg:width="0.0469in" svg:height="0.0701in" svg:x="2.211in" svg:y="0in" svg:viewBox="0 0 120 179" svg:d="M120 130c-3 0-6 0-9 0-1 6-4 22-8 25-2 1-23 1-26 1-16 0-33 0-49 0 27-25 37-33 53-45 20-17 39-33 39-58 0-33-29-53-64-53-33 0-56 23-56 48 0 13 12 16 14 16 7 0 15-5 15-15 0-5-1-14-16-14 8-20 27-25 40-25 26 0 41 21 41 43 0 23-17 41-26 51-22 21-43 42-65 64-3 3-3 3-3 11 37 0 75 0 112 0 2-16 6-33 8-49z"><text:p/></draw:path><draw:path draw:style-name="gr1059" draw:text-style-name="P99" svg:width="0.0055in" svg:height="0.1508in" svg:x="2.3331in" svg:y="0.0094in" svg:viewBox="0 0 15 384" svg:d="M15 14c0-6 0-14-7-14-8 0-8 8-8 14 0 119 0 237 0 356 0 8 0 14 8 14 7 0 7-6 7-14 0-119 0-237 0-356z"><text:p/></draw:path><draw:path draw:style-name="gr1059" draw:text-style-name="P99" svg:width="0.0756in" svg:height="0.0685in" svg:x="2.4035in" svg:y="0.0563in" svg:viewBox="0 0 193 175" svg:d="M119 54c2-10 11-45 37-45 2 0 12 0 20 5-11 1-19 11-19 20 0 7 5 14 15 14 8 0 21-7 21-23 0-20-22-25-36-25-23 0-36 21-40 30-10-26-31-30-42-30-41 0-63 51-63 59 0 5 3 4 5 5 3 0 4-1 5-5 13-40 39-50 52-50 7 0 21 3 21 25 0 12-7 38-21 92-6 24-20 40-37 40-2 0-11 0-19-5 10-2 18-9 18-20s-8-14-14-14c-12 0-22 10-22 22 0 18 20 26 36 26 27 0 40-27 41-29 6 13 19 29 42 29 39 0 63-50 63-60 0-3-5-3-6-3-3 0-4 1-4 4-14 41-40 50-52 50-15 0-21-12-21-25 0-8 2-17 7-34 4-18 8-36 13-53z"><text:p/></draw:path><draw:path draw:style-name="gr1059" draw:text-style-name="P99" svg:width="0.0382in" svg:height="0.0701in" svg:x="2.498in" svg:y="0.0772in" svg:viewBox="0 0 98 179" svg:d="M61 8c0-8 0-8-8-8-18 16-42 18-53 18 0 3 0 5 0 8 7 0 24 0 40-6 0 46 0 91 0 137 0 9 0 12-28 12-3 0-6 0-10 0 0 3 0 7 0 10 5 0 38-1 48-1 8 0 42 1 48 1 0-3 0-7 0-10-3 0-7 0-10 0-27 0-27-3-27-12 0-50 0-100 0-149z"><text:p/></draw:path><draw:path draw:style-name="gr1059" draw:text-style-name="P99" svg:width="0.1008in" svg:height="0.1in" svg:x="2.5969in" svg:y="0.0358in" svg:viewBox="0 0 257 255" svg:d="M138 136c36 0 71 0 107 0 6 0 12 0 12-8 0-7-6-7-12-7-36 0-71 0-107 0 0-36 0-73 0-109 0-5 0-12-8-12-9 0-9 7-9 12 0 36 0 73 0 109-36 0-71 0-108 0-5 0-13 0-13 7 0 8 8 8 13 8 37 0 72 0 108 0 0 35 0 72 0 107 0 5 0 12 9 12 8 0 8-7 8-12 0-35 0-72 0-107z"><text:p/></draw:path><draw:path draw:style-name="gr1059" draw:text-style-name="P99" svg:width="0.0697in" svg:height="0.0972in" svg:x="2.7449in" svg:y="0.0563in" svg:viewBox="0 0 178 248" svg:d="M177 24c1-5 1-6 1-9 0-7-4-11-11-11-3 0-10 3-13 9-1 1-4 13-5 20-3 11-6 21-8 32-6 23-12 46-18 69-1 5-17 32-44 32-18 0-23-17-23-31 0-18 7-42 20-76 5-15 8-19 8-27 0-18-14-32-32-32-38 0-52 56-52 59 0 5 4 5 6 5 3 0 4-1 5-8 11-35 26-47 40-47 3 0 10 0 10 12 0 10-5 20-7 27-15 41-23 63-23 80 0 36 24 47 47 47 16 0 29-7 40-18-6 21-10 40-26 58-9 13-25 24-42 24-6 0-24-1-30-15 6 0 12 0 16-4 5-5 8-9 8-16 0-12-10-13-14-13-9 0-21 7-21 24 0 19 16 33 41 33 39 0 79-35 90-77 12-49 25-99 37-147z"><text:p/></draw:path><draw:path draw:style-name="gr1059" draw:text-style-name="P99" svg:width="0.0386in" svg:height="0.0701in" svg:x="2.8268in" svg:y="0.0772in" svg:viewBox="0 0 99 179" svg:d="M62 8c0-8-1-8-8-8-18 16-43 18-54 18 0 3 0 5 0 8 7 0 24 0 40-6 0 46 0 91 0 137 0 9 0 12-28 12-3 0-6 0-10 0 0 3 0 7 0 10 5 0 39-1 49-1 7 0 41 1 48 1 0-3 0-7 0-10-3 0-7 0-10 0-27 0-27-3-27-12 0-50 0-100 0-149z"><text:p/></draw:path><draw:path draw:style-name="gr1059" draw:text-style-name="P99" svg:width="0.1008in" svg:height="0.035in" svg:x="2.9343in" svg:y="0.0681in" svg:viewBox="0 0 257 90" svg:d="M244 15c7 0 13 0 13-7 0-8-6-8-12-8-77 0-155 0-232 0-5 0-13 0-13 8 0 7 8 7 13 7 77 0 154 0 231 0zM245 90c6 0 12 0 12-8 0-7-6-7-13-7-77 0-154 0-231 0-5 0-13 0-13 7 0 8 8 8 13 8 77 0 155 0 232 0z"><text:p/></draw:path><draw:path draw:style-name="gr1059" draw:text-style-name="P99" svg:width="0.0756in" svg:height="0.0685in" svg:x="3.0909in" svg:y="0.0563in" svg:viewBox="0 0 193 175" svg:d="M118 54c2-10 11-45 38-45 2 0 11 0 19 5-10 1-18 11-18 20 0 7 4 14 15 14 8 0 21-7 21-23 0-20-24-25-37-25-22 0-35 21-40 30-9-26-30-30-42-30-40 0-62 51-62 59 0 5 3 5 5 5 3 0 4-1 5-5 13-40 39-50 52-50 6 0 21 3 21 25 0 12-7 38-21 92-7 24-20 40-38 40-2 0-11 0-18-5 10-2 17-9 17-20s-7-14-14-14c-11 0-21 10-21 22 0 18 20 26 36 26 26 0 40-27 41-29 4 13 19 29 42 29 39 0 61-50 61-60 0-3-3-3-4-3-3 0-4 1-5 4-13 41-39 50-51 50-15 0-22-12-22-25 0-8 2-17 7-34 4-18 8-36 13-53z"><text:p/></draw:path><draw:path draw:style-name="gr1059" draw:text-style-name="P99" svg:width="0.0469in" svg:height="0.0701in" svg:x="3.1803in" svg:y="0.0772in" svg:viewBox="0 0 120 179" svg:d="M120 130c-3 0-7 0-10 0 0 6-3 22-7 25-2 1-23 1-26 1-16 0-34 0-51 0 29-25 39-33 55-45 20-17 39-33 39-58 0-33-29-53-64-53-33 0-56 23-56 48 0 13 12 16 14 16 7 0 15-6 15-15 0-5-3-14-16-14 8-20 27-25 40-25 26 0 41 21 41 43 0 23-17 41-26 51-22 21-43 42-65 64-3 3-3 3-3 11 37 0 74 0 111 0 3-16 6-33 9-49z"><text:p/></draw:path><draw:path draw:style-name="gr1059" draw:text-style-name="P99" svg:width="0.1008in" svg:height="0.1in" svg:x="3.2843in" svg:y="0.0358in" svg:viewBox="0 0 257 255" svg:d="M136 136c37 0 72 0 108 0 6 0 13 0 13-8 0-7-7-7-13-7-36 0-71 0-108 0 0-36 0-73 0-109 0-5 0-12-7-12-8 0-8 7-8 12 0 36 0 73 0 109-36 0-71 0-108 0-5 0-13 0-13 7 0 8 8 8 13 8 37 0 72 0 108 0 0 35 0 72 0 107 0 5 0 12 8 12 7 0 7-7 7-12 0-35 0-72 0-107z"><text:p/></draw:path><draw:path draw:style-name="gr1059" draw:text-style-name="P99" svg:width="0.0697in" svg:height="0.0972in" svg:x="3.4323in" svg:y="0.0563in" svg:viewBox="0 0 178 248" svg:d="M177 24c1-5 1-6 1-9 0-7-5-11-11-11-4 0-10 3-14 9 0 1-3 13-4 20-4 11-6 21-8 32-6 23-12 46-18 69-2 5-18 32-44 32-20 0-24-17-24-31 0-18 7-42 20-76 6-15 8-19 8-27 0-18-13-32-32-32-37 0-51 56-51 59 0 5 3 5 4 5 5 0 5-1 7-8 10-35 25-47 39-47 3 0 9 0 9 12 0 10-3 20-6 27-16 41-22 63-22 80 0 36 24 47 47 47 14 0 28-7 39-18-5 21-10 40-26 58-10 13-24 24-41 24-6 0-24-1-30-15 6 0 11 0 16-4 5-5 8-9 8-16 0-12-10-13-14-13-9 0-22 7-22 24 0 19 17 33 42 33 39 0 79-35 90-77 12-49 25-99 37-147z"><text:p/></draw:path><draw:path draw:style-name="gr1059" draw:text-style-name="P99" svg:width="0.1008in" svg:height="0.1in" svg:x="3.55in" svg:y="0.0358in" svg:viewBox="0 0 257 255" svg:d="M138 136c36 0 71 0 107 0 5 0 12 0 12-8 0-7-7-7-12-7-36 0-71 0-107 0 0-36 0-73 0-109 0-5-2-12-9-12-9 0-8 7-8 12 0 36 0 73 0 109-36 0-71 0-108 0-5 0-13 0-13 7 0 8 8 8 13 8 37 0 72 0 108 0 0 35 0 72 0 107 0 5-1 12 8 12 7 0 9-7 9-12 0-35 0-72 0-107z"><text:p/></draw:path><draw:path draw:style-name="gr1059" draw:text-style-name="P99" svg:width="0.0602in" svg:height="0.1in" svg:x="3.7016in" svg:y="0.024in" svg:viewBox="0 0 154 255" svg:d="M30 225c13-13 27-25 40-38 61-53 84-74 84-112 0-44-35-75-81-75-44 0-73 35-73 69 0 22 19 22 20 22 6 0 21-4 21-21 0-10-8-19-21-19-3 0-3 0-6 0 10-25 31-39 53-39 35 0 52 31 52 63 0 30-20 61-41 84-24 28-49 54-74 81-4 5-4 6-4 15 47 0 96 0 143 0 3-22 8-44 11-66-3 0-7 0-10 0-2 12-4 27-9 33-2 3-27 3-36 3-23 0-46 0-69 0z"><text:p/></draw:path><draw:path draw:style-name="gr1059" draw:text-style-name="P99" svg:width="0.0539in" svg:height="0.1508in" svg:x="3.7807in" svg:y="0.0094in" svg:viewBox="0 0 138 384" svg:d="M56 333c0 15-10 40-53 43-1 1-3 2-3 4 0 4 4 4 8 4 37 0 73-18 73-48 0-29 0-58 0-88 0-14 0-27 16-39 14-10 28-11 37-12 2 0 4-2 4-4 0-4-3-4-7-4-25-2-44-15-48-34-2-5-2-6-2-20 0-25 0-50 0-76 0-16 0-28-17-43-17-12-43-16-56-16-4 0-8 0-8 4 0 5 2 5 7 5 24 1 43 14 48 33 1 4 1 4 1 18 0 27 0 54 0 82 0 17 3 24 16 36 7 8 18 12 29 15-32 9-45 26-45 47 0 31 0 62 0 93z"><text:p/></draw:path></draw:g></text:p>
      <text:p text:style-name="P42">נבחר <text:span text:style-name="T9"><draw:g text:anchor-type="as-char" svg:y="-0.1252in" draw:z-index="201" draw:name="Shape165" draw:style-name="gr1057"><svg:title>TexMaths</svg:title><svg:desc>11§inline§h \colon \R^2 / R \to \R, h = \lambda [\la x, y \ra]_R \in \R^2 \times \R^2 / R. x + y§svg§600§FALSE§</svg:desc><draw:path draw:style-name="gr1058" draw:text-style-name="P98" svg:width="3.1941in" svg:height="0.1476in" svg:x="-0.0004in" svg:y="0.0063in" svg:viewBox="0 0 8114 376" svg:d="M4058 376c-1353 0-2705 0-4058 0 0-126 0-250 0-376 2705 0 5410 0 8114 0 0 126 0 250 0 376-1351 0-2704 0-4056 0z"><text:p/></draw:path><draw:path draw:style-name="gr1059" draw:text-style-name="P99" svg:width="0.074in" svg:height="0.1063in" svg:x="0.0004in" svg:y="0.0189in" svg:viewBox="0 0 189 271" svg:d="M89 4c-1-1 0-4-4-4-10 0-38 3-48 4-3 0-7 0-7 8 0 5 3 5 8 5 19 0 20 2 20 6 0 2-1 6-1 8-19 74-37 148-56 222-1 4-1 5-1 7 0 9 8 11 11 11 5 0 12-4 14-10 2-9 5-19 7-29 3-11 5-22 9-33 2-9 4-18 6-27 1-2 5-14 5-16 1-5 13-26 26-37 9-5 21-13 37-13 17 0 21 13 21 27 0 20-15 63-24 87-3 7-5 12-5 19 0 19 14 32 32 32 36 0 50-55 50-58s-3-3-4-3c-5 0-5 1-6 6-6 19-18 47-39 47-7 0-10-4-10-13s3-18 7-27c6-16 24-62 24-84 0-25-16-42-44-42-25 0-43 12-58 30 10-41 20-82 30-123z"><text:p/></draw:path><draw:path draw:style-name="gr1059" draw:text-style-name="P99" svg:width="0.0157in" svg:height="0.0654in" svg:x="0.1098in" svg:y="0.0594in" svg:viewBox="0 0 41 167" svg:d="M41 21c0-11-9-21-20-21-12 0-21 10-21 21s9 20 21 20c11 0 20-9 20-20zM41 147c0-12-9-21-20-21-12 0-21 9-21 21 0 11 9 20 21 20 11 0 20-9 20-20z"><text:p/></draw:path><draw:path draw:style-name="gr1059" draw:text-style-name="P99" svg:width="0.1043in" svg:height="0.1035in" svg:x="0.1921in" svg:y="0.0213in" svg:viewBox="0 0 266 264" svg:d="M98 143c4 0 9 0 13 0 20 30 39 60 58 89 5 6 14 22 18 27 2 5 3 5 12 5 18 0 36 0 54 0 7 0 13 0 13-7 0-3-3-5-6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1059" draw:text-style-name="P99" svg:width="0.0465in" svg:height="0.0705in" svg:x="0.3063in" svg:y="0in" svg:viewBox="0 0 119 180" svg:d="M119 130c-4 0-6 0-9 0-1 7-3 22-7 26-2 1-23 1-27 1-17 0-33 0-50 0 29-26 39-32 54-46 21-15 39-33 39-58 0-33-29-53-63-53s-56 24-56 49c0 14 11 15 14 15 7 0 15-4 15-14 0-6-3-15-17-15 9-20 28-25 40-25 27 0 41 21 41 43 0 23-17 42-26 52-22 21-43 42-65 64-2 3-2 3-2 11 37 0 74 0 111 0 2-17 6-33 8-50z"><text:p/></draw:path><draw:path draw:style-name="gr1059" draw:text-style-name="P99" svg:width="0.0591in" svg:height="0.1516in" svg:x="0.376in" svg:y="0.0094in" svg:viewBox="0 0 151 386" svg:d="M148 15c3-5 3-6 3-7 0-4-4-8-8-8-3 0-6 1-7 4-45 123-89 244-134 367-2 5-2 6-2 7 0 5 3 8 8 8s6-3 8-10c44-120 88-240 132-361z"><text:p/></draw:path><draw:path draw:style-name="gr1059" draw:text-style-name="P99" svg:width="0.1083in" svg:height="0.1063in" svg:x="0.45in" svg:y="0.0213in" svg:viewBox="0 0 276 271" svg:d="M129 26c2-8 4-13 11-14 3 0 16 0 24 0 27 0 70 0 70 38 0 13-6 40-22 55-10 10-29 23-65 23-14 0-28 0-43 0 8-34 17-67 25-102zM185 132c38-8 84-35 84-75 0-33-34-57-84-57-38 0-74 0-111 0-8 0-11 0-11 8 0 4 3 4 11 4 1 0 8 0 14 0 8 1 11 2 11 7 0 1 0 3-1 7-18 69-35 138-53 207-3 15-4 17-35 17-7 0-10 0-10 8 0 5 4 5 5 5 11 0 38-2 49-2s38 2 49 2c4 0 8 0 8-8 0-5-3-5-11-5-14 0-25 0-25-6 0-2 1-5 1-7 9-33 16-67 25-101 16 0 31 0 46 0 36 0 43 22 43 35 0 6-3 18-5 26-4 12-7 26-7 32 0 42 46 42 52 42 33 0 46-38 46-44 0-4-3-3-4-4-4 0-5 2-6 4-10 29-26 36-35 36-12 0-15-8-15-24 0-12 2-30 4-43 0-5 1-13 1-18 0-30-26-41-36-46z"><text:p/></draw:path><draw:path draw:style-name="gr1059" draw:text-style-name="P99" svg:width="0.1346in" svg:height="0.0791in" svg:x="0.611in" svg:y="0.0476in" svg:viewBox="0 0 343 202" svg:d="M301 109c-22 16-32 32-35 37-17 26-13 34-20 51 0 5 5 5 8 5 7 0 7-1 8-8 9-37 32-70 76-88 4-1 5-2 5-4 0-4-2-5-3-5-17-7-64-26-78-91-1-5-1-6-8-6-3 0-8 0-8 4 0 2 4 26 19 52 8 11 20 25 36 38-95 0-191 0-287 0-7 0-14 0-14 8 0 7 7 7 14 7 96 0 192 0 287 0z"><text:p/></draw:path><draw:path draw:style-name="gr1059" draw:text-style-name="P99" svg:width="0.1043in" svg:height="0.1035in" svg:x="0.7996in" svg:y="0.0213in" svg:viewBox="0 0 266 264" svg:d="M98 143c4 0 10 0 14 0 19 30 39 60 57 89 5 6 14 22 18 27 3 5 4 5 13 5 18 0 35 0 53 0 7 0 13 0 13-7 0-3-2-5-6-7-15-3-33-27-42-39-4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4 15 54 55 0 24-11 44-50 52zM98 34c0-8 0-21 24-21 33 0 48 15 48 60 0 49-12 57-72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1059" draw:text-style-name="P99" svg:width="0.0173in" svg:height="0.0453in" svg:x="0.9205in" svg:y="0.1083in" svg:viewBox="0 0 45 116" svg:d="M45 41c0-26-10-41-25-41-12 0-20 10-20 21 0 10 8 20 20 20 5 0 10-1 14-5 1-1 1-1 1-1 1 0 1 0 1 6 0 29-13 52-26 64-5 4-5 5-5 6 0 3 3 5 5 5 4 0 35-30 35-75z"><text:p/></draw:path><draw:path draw:style-name="gr1059" draw:text-style-name="P99" svg:width="0.0744in" svg:height="0.1063in" svg:x="0.9831in" svg:y="0.0189in" svg:viewBox="0 0 190 271" svg:d="M90 4c-2-1 0-4-5-4-9 0-38 3-48 4-3 0-7 0-7 8 0 5 4 5 10 5 18 0 18 2 18 6 0 2-1 6-1 8-19 74-37 148-56 222-1 4-1 5-1 7 0 9 8 11 11 11 7 0 12-4 14-10 2-9 6-19 8-29 3-11 5-22 9-33 2-9 4-18 6-27 0-2 4-14 4-16 2-5 13-26 26-37 9-5 21-13 37-13 17 0 21 13 21 27 0 20-14 63-24 87-3 7-4 12-4 19 0 19 13 32 32 32 36 0 50-55 50-58s-4-3-5-3c-4 0-4 1-6 6-5 19-17 47-39 47-7 0-9-4-9-13s3-18 6-27c7-16 25-62 25-84 0-25-16-42-45-42-25 0-43 12-58 30 10-41 21-82 31-123z"><text:p/></draw:path><draw:path draw:style-name="gr1059" draw:text-style-name="P99" svg:width="0.1008in" svg:height="0.035in" svg:x="1.113in" svg:y="0.0685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1059" draw:text-style-name="P99" svg:width="0.0748in" svg:height="0.1071in" svg:x="1.2732in" svg:y="0.0189in" svg:viewBox="0 0 191 273" svg:d="M118 156c16 40 34 98 40 107 7 8 10 8 21 8 2 0 6 0 8 0 4 0 4-2 4-3s0-2-2-4c-3-4-5-10-9-18-26-73-51-146-78-218-9-22-29-28-47-28-2 0-7 0-7 4s3 4 4 4c12 2 15 5 25 31 12 35 25 70 37 106-35 35-71 70-106 104-6 5-8 7-8 12 0 7 5 12 12 12 6 0 10-5 12-9 31-37 63-72 94-108z"><text:p/></draw:path><draw:path draw:style-name="gr1059" draw:text-style-name="P99" svg:width="0.0205in" svg:height="0.1516in" svg:x="1.372in" svg:y="0.0094in" svg:viewBox="0 0 53 386" svg:d="M53 386c0-5 0-10 0-15-12 0-26 0-38 0 0-118 0-238 0-356 12 0 26 0 38 0 0-5 0-9 0-15-18 0-35 0-53 0 0 129 0 257 0 386 18 0 35 0 53 0z"><text:p/></draw:path><draw:path draw:style-name="gr1059" draw:text-style-name="P99" svg:width="0.0335in" svg:height="0.1516in" svg:x="1.413in" svg:y="0.0094in" svg:viewBox="0 0 86 386" svg:d="M85 15c1-4 1-5 1-7 0-4-4-8-8-8-3 0-5 2-9 9-22 59-45 118-67 177-1 3-2 6-2 8 0 1 0 1 2 7 22 58 45 117 67 175 2 5 4 10 9 10 4 0 8-3 8-8 0-1 0-2-1-6-23-60-47-119-70-178 23-59 47-119 70-179z"><text:p/></draw:path><draw:path draw:style-name="gr1059" draw:text-style-name="P99" svg:width="0.0752in" svg:height="0.0685in" svg:x="1.4598in" svg:y="0.0571in" svg:viewBox="0 0 192 175" svg:d="M118 54c2-10 11-45 38-45 2 0 11 0 20 5-11 1-19 11-19 21 0 6 5 14 15 14 8 0 20-8 20-24 0-19-23-25-36-25-22 0-35 21-39 30-10-26-31-30-42-30-41 0-63 51-63 60 0 4 3 3 4 4 4 0 5-1 6-4 13-41 38-51 52-51 7 0 21 3 21 26 0 11-7 38-21 92-7 24-20 40-37 40-3 0-12 0-19-5 9-2 17-10 17-21s-8-13-14-13c-11 0-21 10-21 22 0 18 20 25 36 25 26 0 40-26 41-29 4 14 19 29 42 29 39 0 61-49 61-59 0-3-3-3-4-3-3 0-4 1-6 3-12 42-38 51-50 51-16 0-22-13-22-26 0-8 2-16 6-34 5-18 9-35 14-53z"><text:p/></draw:path><draw:path draw:style-name="gr1059" draw:text-style-name="P99" svg:width="0.0173in" svg:height="0.0453in" svg:x="1.5555in" svg:y="0.1083in" svg:viewBox="0 0 45 116" svg:d="M45 41c0-26-10-41-24-41-13 0-21 10-21 21 0 10 8 20 21 20 4 0 9-1 13-5 1-1 1-1 2-1 0 3 0 0 0 6 0 29-13 51-26 64-5 3-3 5-3 6 0 3 1 5 3 5 4 0 35-30 35-75z"><text:p/></draw:path><draw:path draw:style-name="gr1059" draw:text-style-name="P99" svg:width="0.0697in" svg:height="0.0976in" svg:x="1.6142in" svg:y="0.0571in" svg:viewBox="0 0 178 249" svg:d="M177 24c1-5 1-6 1-9 0-7-5-11-11-11-4 0-10 3-13 9-1 1-4 13-6 20-3 11-5 21-7 32-6 23-12 46-18 70-2 5-19 32-44 32-20 0-24-17-24-31 0-18 7-42 20-76 6-16 7-20 7-28 0-18-12-32-30-32-38 0-52 56-52 60s3 3 4 4c5 0 5-1 7-8 10-35 26-47 38-47 4 0 10 0 10 12 0 10-3 20-6 28-16 40-22 62-22 80 0 35 24 46 47 46 14 0 28-6 39-17-5 21-10 39-26 59-10 12-24 24-42 24-5 0-23-2-29-16 6 0 11 0 16-4s8-8 8-16c0-12-10-13-14-13-9 0-21 5-21 25 0 18 16 32 40 32 40 0 80-34 91-77 12-50 25-98 37-148z"><text:p/></draw:path><draw:path draw:style-name="gr1059" draw:text-style-name="P99" svg:width="0.0339in" svg:height="0.1516in" svg:x="1.698in" svg:y="0.0094in" svg:viewBox="0 0 87 386" svg:d="M85 201c2-6 2-6 2-7s0-2-2-6c-23-60-45-120-69-179-2-6-4-9-8-9-5 0-8 4-8 8 0 1 0 2 2 6 23 60 45 119 68 180-23 59-45 118-68 177-2 4-2 5-2 7 0 5 3 8 8 8s6-4 8-8c24-59 46-119 69-177z"><text:p/></draw:path><draw:path draw:style-name="gr1059" draw:text-style-name="P99" svg:width="0.0205in" svg:height="0.1516in" svg:x="1.7524in" svg:y="0.0094in" svg:viewBox="0 0 53 386" svg:d="M53 0c-18 0-35 0-53 0 0 6 0 10 0 15 12 0 25 0 37 0 0 118 0 238 0 356-12 0-25 0-37 0 0 5 0 10 0 15 18 0 35 0 53 0 0-129 0-257 0-386z"><text:p/></draw:path><draw:path draw:style-name="gr1059" draw:text-style-name="P99" svg:width="0.0823in" svg:height="0.0748in" svg:x="1.7988in" svg:y="0.0744in" svg:viewBox="0 0 210 191" svg:d="M92 19c1-7 3-8 8-9 6 0 12 0 18 0 25 0 56 0 56 28 0 11-5 28-18 38-11 9-27 12-46 12-12 0-23 0-35 0 5-23 12-46 17-69zM141 93c32-7 61-27 61-51 0-23-28-42-67-42-27 0-56 0-83 0-5 0-9 0-9 7 0 3 3 3 9 3 1 0 5 0 11 1 5 0 5 1 5 3 0 3 0 3-1 6-12 48-23 96-35 144-2 9-3 11-24 11-5 0-8 0-8 6 0 3 1 4 3 4 6 0 12-1 18-1 4 0 13 0 17 0 6 0 13 0 18 0 6 0 12 1 18 1 1 0 5 0 5-5s-2-5-9-5c-4 0-5 0-10-1-6 0-6-1-6-3s0-2 1-7c5-23 12-46 18-68 12 0 24 0 36 0 24 0 34 12 34 24 0 5-3 13-4 20-4 12-5 17-5 21 0 21 20 30 40 30 25 0 36-27 36-32 0-1-1-3-4-3-4 0-5 2-6 4-3 12-13 23-25 23-7 0-12-3-12-18 0-6 2-22 3-28 1-8 1-10 1-12 0-4 0-12-8-20-5-6-12-10-18-12z"><text:p/></draw:path><draw:path draw:style-name="gr1059" draw:text-style-name="P99" svg:width="0.076in" svg:height="0.0874in" svg:x="1.9457in" svg:y="0.0421in" svg:viewBox="0 0 194 223" svg:d="M180 120c7 0 14 0 14-7 0-8-7-8-14-8-55 0-109 0-164 0 5-52 49-90 104-90 20 0 41 0 60 0 7 0 14 0 14-7 0-8-7-8-14-8-21 0-40 0-61 0-66 0-119 51-119 113 0 61 53 110 119 110 21 0 40 0 61 0 7 0 14 0 14-7s-7-7-14-7c-19 0-40 0-60 0-55 0-99-37-104-89 55 0 109 0 164 0z"><text:p/></draw:path><draw:path draw:style-name="gr1059" draw:text-style-name="P99" svg:width="0.1039in" svg:height="0.1035in" svg:x="2.0795in" svg:y="0.0213in" svg:viewBox="0 0 265 264" svg:d="M97 143c4 0 10 0 14 0 20 30 39 60 58 89 4 6 14 22 17 27s4 5 13 5c18 0 36 0 54 0 7 0 12 0 12-7 0-3-2-5-5-7-15-3-33-27-43-39-3-5-22-30-48-72 34-6 67-21 67-66 0-54-57-73-102-73-41 0-80 0-121 0-8 0-13 0-13 7 0 6 7 6 10 6 22 0 24 4 24 22 0 64 0 129 0 193 0 19-2 22-24 22-3 0-10 0-10 7s5 7 13 7c35 0 71 0 106 0 6 0 13 0 13-7s-7-7-11-7c-22 0-24-3-24-22 0-27 0-56 0-85zM172 125c11-15 12-36 12-52 0-19-3-39-15-55 16 3 54 15 54 55 0 24-12 44-51 52zM97 34c0-8 0-21 24-21 33 0 49 15 49 60 0 49-12 57-73 57 0-32 0-64 0-96zM44 250c3-6 3-17 3-21 0-64 0-129 0-194 0-4 0-14-3-22 15 0 30 0 45 0-5 7-5 15-5 20 0 65 0 131 0 196 0 4 0 15 3 21-14 0-29 0-43 0zM126 143c4 0 5-1 8-1 6 0 14 0 20-1 7 9 48 79 80 109-12 0-25 0-37 0-23-35-47-71-71-107z"><text:p/></draw:path><draw:path draw:style-name="gr1059" draw:text-style-name="P99" svg:width="0.0469in" svg:height="0.0705in" svg:x="2.1937in" svg:y="0in" svg:viewBox="0 0 120 180" svg:d="M120 130c-3 0-6 0-9 0-1 7-3 22-8 26-2 1-23 1-26 1-17 0-33 0-50 0 29-26 38-32 54-46 20-15 39-33 39-58 0-33-29-53-63-53s-57 24-57 49c0 14 12 15 14 15 7 0 15-4 15-14 0-6-2-15-16-15 9-20 27-25 40-25 26 0 40 21 40 43 0 23-16 42-25 52-22 21-43 42-65 64-3 3-3 3-3 11 37 0 75 0 112 0 2-17 6-33 8-50z"><text:p/></draw:path><draw:path draw:style-name="gr1059" draw:text-style-name="P99" svg:width="0.0732in" svg:height="0.0728in" svg:x="2.3114in" svg:y="0.0508in" svg:viewBox="0 0 187 186" svg:d="M93 83c-25-26-51-52-77-77-4-5-5-6-8-6-4 0-8 3-8 8 0 3 1 3 5 7 26 27 52 52 77 79-25 25-51 51-77 77-4 4-5 6-5 8 0 4 4 7 8 7 3 0 4-1 8-5 26-27 52-52 77-77 27 26 54 53 81 80 2 0 3 2 5 2 5 0 8-3 8-7 0-1 0-2-1-5 0-1-62-61-82-80 24-24 48-48 71-72 2-2 8-7 10-9 1-1 2-2 2-5 0-5-3-8-8-8-3 0-4 2-9 6-25 25-51 51-77 77z"><text:p/></draw:path><draw:path draw:style-name="gr1059" draw:text-style-name="P99" svg:width="0.1039in" svg:height="0.1035in" svg:x="2.4437in" svg:y="0.0213in" svg:viewBox="0 0 265 264" svg:d="M97 143c4 0 10 0 14 0 20 30 39 60 58 89 4 6 12 22 17 27 3 5 4 5 13 5 18 0 35 0 53 0 8 0 13 0 13-7 0-3-2-5-5-7-15-3-33-27-43-39-3-5-22-30-48-72 34-6 67-21 67-66 0-54-57-73-102-73-41 0-80 0-121 0-8 0-13 0-13 7 0 6 7 6 10 6 22 0 24 4 24 22 0 64 0 129 0 193 0 19-2 22-24 22-3 0-10 0-10 7s5 7 13 7c35 0 71 0 106 0 6 0 12 0 12-7s-7-7-10-7c-22 0-24-3-24-22 0-27 0-56 0-85zM172 125c11-15 12-36 12-52 0-19-3-39-15-55 16 3 54 15 54 55 0 24-12 44-51 52zM97 34c0-8 0-21 24-21 33 0 49 15 49 60 0 49-12 57-73 57 0-32 0-64 0-96zM44 250c3-6 3-17 3-21 0-64 0-129 0-194 0-4 0-14-3-22 14 0 30 0 44 0-4 7-4 15-4 20 0 65 0 131 0 196 0 4 0 15 3 21-14 0-29 0-43 0zM126 143c4 0 5-1 8-1 6 0 14 0 20-1 5 9 47 79 80 109-13 0-25 0-38 0-23-35-46-71-70-107z"><text:p/></draw:path><draw:path draw:style-name="gr1059" draw:text-style-name="P99" svg:width="0.0469in" svg:height="0.0705in" svg:x="2.5579in" svg:y="0in" svg:viewBox="0 0 120 180" svg:d="M120 130c-3 0-6 0-9 0-1 7-4 22-8 26-2 1-23 1-26 1-17 0-33 0-50 0 28-26 38-32 54-46 20-15 39-33 39-58 0-33-29-53-64-53-33 0-56 24-56 49 0 14 12 15 14 15 7 0 15-4 15-14 0-6-2-15-16-15 8-20 27-25 40-25 26 0 40 21 40 43 0 23-16 42-25 52-22 21-43 42-65 64-3 3-3 3-3 11 37 0 75 0 112 0 2-17 6-33 8-50z"><text:p/></draw:path><draw:path draw:style-name="gr1059" draw:text-style-name="P99" svg:width="0.0587in" svg:height="0.1516in" svg:x="2.628in" svg:y="0.0094in" svg:viewBox="0 0 150 386" svg:d="M148 15c2-5 2-6 2-7 0-4-4-8-8-8-2 0-5 1-7 4-44 123-89 244-133 367-2 5-2 6-2 7 0 5 3 8 8 8 4 0 5-3 8-10 44-120 88-240 132-361z"><text:p/></draw:path><draw:path draw:style-name="gr1059" draw:text-style-name="P99" svg:width="0.1079in" svg:height="0.1063in" svg:x="2.702in" svg:y="0.0213in" svg:viewBox="0 0 275 271" svg:d="M129 26c2-8 3-13 11-14 3 0 15 0 23 0 27 0 70 0 70 38 0 13-5 40-21 55-10 10-31 23-66 23-14 0-28 0-43 0 9-34 17-67 26-102zM185 132c38-8 84-35 84-75 0-33-35-57-85-57-37 0-74 0-110 0-8 0-11 0-11 8 0 4 3 4 11 4 4 0 7 0 14 0 7 1 11 2 11 7 0 1-1 3-2 7-18 69-34 138-52 207-4 15-4 17-35 17-7 0-10 0-10 8 0 5 3 3 4 5 11 0 39-2 50-2s38 2 48 2c4 0 8 0 8-8 0-5-3-5-10-5-14 0-25 0-25-6 0-2 0-5 1-7 9-33 16-67 25-101 16 0 31 0 46 0 36 0 42 22 42 35 0 6-3 18-5 26-3 12-6 26-6 32 0 42 46 42 51 42 33 0 46-38 46-44 0-4-3-4-4-4-4 0-5 2-5 4-10 29-26 36-35 36-13 0-15-8-15-24 0-12 2-30 3-43 1-5 2-13 2-18 0-30-26-41-36-46z"><text:p/></draw:path><draw:path draw:style-name="gr1059" draw:text-style-name="P99" svg:width="0.0157in" svg:height="0.0157in" svg:x="2.8252in" svg:y="0.1083in" svg:viewBox="0 0 41 41" svg:d="M41 21c0-12-9-21-20-21-12 0-21 9-21 21 0 11 9 20 21 20 11 0 20-9 20-20z"><text:p/></draw:path><draw:path draw:style-name="gr1059" draw:text-style-name="P99" svg:width="0.0752in" svg:height="0.0685in" svg:x="2.8587in" svg:y="0.0571in" svg:viewBox="0 0 192 175" svg:d="M119 54c2-10 11-45 37-45 2 0 12 0 20 5-11 1-19 11-19 21 0 6 5 14 15 14 8 0 20-8 20-24 0-19-22-25-35-25-23 0-36 21-40 30-10-26-31-30-42-30-41 0-63 51-63 60 0 4 4 4 6 4s3-1 4-4c13-41 38-51 52-51 7 0 21 3 21 26 0 11-7 38-21 92-6 24-20 40-37 40-2 0-11 0-19-5 9-2 18-10 18-21s-9-13-14-13c-12 0-22 10-22 22 0 18 20 25 36 25 27 0 40-26 41-29 5 14 19 29 42 29 40 0 62-49 62-59 0-3-4-3-5-3-3 0-4 1-4 3-14 42-40 51-52 51-16 0-21-13-21-26 0-8 2-16 7-34 4-18 8-35 13-53z"><text:p/></draw:path><draw:path draw:style-name="gr1059" draw:text-style-name="P99" svg:width="0.1008in" svg:height="0.1004in" svg:x="2.9839in" svg:y="0.0358in" svg:viewBox="0 0 257 256" svg:d="M136 137c37 0 72 0 108 0 6 0 13 0 13-8s-7-8-13-8c-36 0-71 0-108 0 0-36 0-72 0-109 0-4 0-12-7-12-8 0-8 8-8 12 0 37 0 73 0 109-36 0-73 0-109 0-4 0-12 0-12 8s8 8 12 8c36 0 73 0 109 0 0 35 0 72 0 107 0 5 0 12 8 12 7 0 7-7 7-12 0-35 0-72 0-107z"><text:p/></draw:path><draw:path draw:style-name="gr1059" draw:text-style-name="P99" svg:width="0.0697in" svg:height="0.0976in" svg:x="3.1319in" svg:y="0.0571in" svg:viewBox="0 0 178 249" svg:d="M176 24c2-5 2-6 2-9 0-7-5-11-11-11-4 0-11 3-14 9 0 1-3 13-6 20-2 11-5 21-7 32-6 23-11 46-17 70-2 5-19 32-44 32-20 0-24-17-24-31 0-18 7-42 20-76 6-16 7-20 7-28 0-18-12-32-31-32-37 0-51 56-51 60s3 4 4 4c5 0 5-1 7-8 10-35 25-47 38-47 4 0 10 0 10 12 0 10-4 20-6 28-16 40-22 62-22 80 0 35 24 46 46 46 15 0 29-6 40-17-6 21-10 39-26 59-10 12-24 24-43 24-5 0-22-2-28-16 5 0 11 0 16-4 4-4 8-8 8-16 0-12-11-13-14-13-9 0-22 5-22 25 0 18 17 32 40 32 41 0 81-34 92-77 12-50 24-98 36-148z"><text:p/></draw:path></draw:g></text:span><text:span text:style-name="T9">, פונקציית זיווג מוגדרת היטב. נוכיח זאת: </text:span></text:p>
      <text:p text:style-name="P41"><text:span text:style-name="T99">מוגדרת היטב: </text:span>יהי <text:span text:style-name="T9"><draw:g text:anchor-type="as-char" svg:y="-0.1252in" draw:z-index="151" draw:name="Shape166" draw:style-name="gr1057"><svg:title>TexMaths</svg:title><svg:desc>11§inline§\la x_1, y_2 \ra, \la x_2, y_2 \ra \in \R^2 \times \R^2§svg§600§FALSE§</svg:desc><draw:path draw:style-name="gr1058" draw:text-style-name="P98" svg:width="1.7335in" svg:height="0.1476in" svg:x="0.0004in" svg:y="0.0063in" svg:viewBox="0 0 4404 376" svg:d="M2202 376c-735 0-1468 0-2202 0 0-126 0-250 0-376 1469 0 2936 0 4404 0 0 126 0 250 0 376-733 0-1468 0-2202 0z"><text:p/></draw:path><draw:path draw:style-name="gr1059" draw:text-style-name="P99" svg:width="0.0335in" svg:height="0.1516in" svg:x="0.0094in" svg:y="0.0098in" svg:viewBox="0 0 86 386" svg:d="M84 15c2-4 2-5 2-7 0-4-3-8-8-8-3 0-5 2-9 9-22 59-45 118-67 177-1 3-2 6-2 8 0 1 0 1 2 7 22 58 45 117 67 175 3 5 4 10 9 10s8-3 8-8c0-1 0-2-2-6-24-60-45-119-69-178 24-59 45-119 69-179z"><text:p/></draw:path><draw:path draw:style-name="gr1059" draw:text-style-name="P99" svg:width="0.0756in" svg:height="0.0685in" svg:x="0.0563in" svg:y="0.0571in" svg:viewBox="0 0 193 175" svg:d="M118 54c2-10 11-45 38-45 2 0 11 0 20 5-11 1-19 11-19 21 0 6 5 14 15 14 8 0 21-8 21-24 0-19-24-25-37-25-22 0-35 21-39 30-10-26-31-30-42-30-41 0-63 51-63 60 0 4 3 4 5 4 3 0 4-1 5-4 13-41 39-51 52-51 7 0 21 3 21 26 0 11-7 38-21 92-7 24-20 40-38 40-2 0-11 0-18-5 9-2 17-10 17-21s-8-13-14-13c-11 0-21 10-21 22 0 18 20 25 36 25 26 0 40-26 41-29 4 14 19 29 42 29 39 0 61-49 61-59 0-3-3-3-4-3-3 0-4 1-6 3-12 42-38 51-50 51-16 0-22-13-22-26 0-8 2-16 6-34 5-18 9-35 14-53z"><text:p/></draw:path><draw:path draw:style-name="gr1059" draw:text-style-name="P99" svg:width="0.0382in" svg:height="0.0705in" svg:x="0.1508in" svg:y="0.0772in" svg:viewBox="0 0 98 180" svg:d="M61 8c0-8 0-8-8-8-18 17-42 18-53 18 0 3 0 5 0 8 6 0 24 0 39-6 0 46 0 91 0 138 0 9 0 12-27 12-3 0-8 0-11 0 0 3 0 7 0 10 6 0 39-1 48-1s43 1 49 1c0-3 0-7 0-10-3 0-7 0-10 0-27 0-27-3-27-12 0-51 0-101 0-150z"><text:p/></draw:path><draw:path draw:style-name="gr1059" draw:text-style-name="P99" svg:width="0.0173in" svg:height="0.0453in" svg:x="0.2205in" svg:y="0.1083in" svg:viewBox="0 0 45 116" svg:d="M45 41c0-26-10-41-25-41-12 0-20 10-20 21 0 10 8 20 20 20 4 0 10-1 14-5 1-1 1-1 1-1 1 0 1 0 1 6 0 29-13 52-26 64-4 4-4 5-4 6 0 3 2 5 4 5 4 0 35-30 35-75z"><text:p/></draw:path><draw:path draw:style-name="gr1059" draw:text-style-name="P99" svg:width="0.0697in" svg:height="0.0976in" svg:x="0.2795in" svg:y="0.0571in" svg:viewBox="0 0 178 249" svg:d="M176 24c2-5 2-6 2-9 0-7-5-11-11-11-4 0-11 3-14 9 0 1-3 13-6 20-2 11-5 21-7 32-6 23-11 46-17 70-2 5-19 32-44 32-20 0-24-17-24-31 0-18 7-42 20-76 6-16 7-20 7-28 0-18-12-32-31-32-37 0-51 56-51 60s3 4 4 4c4 0 5-1 7-8 10-35 25-47 38-47 4 0 10 0 10 12 0 10-4 20-6 28-16 40-22 62-22 80 0 35 24 46 46 46 15 0 29-6 40-17-6 21-10 39-26 59-10 12-24 24-43 24-5 0-22-2-28-16 5 0 11 0 16-4 4-4 8-8 8-16 0-12-11-13-14-13-9 0-22 5-22 25 0 18 17 32 40 32 41 0 81-34 92-77 12-50 24-98 36-148z"><text:p/></draw:path><draw:path draw:style-name="gr1059" draw:text-style-name="P99" svg:width="0.0469in" svg:height="0.0705in" svg:x="0.3559in" svg:y="0.0772in" svg:viewBox="0 0 120 180" svg:d="M120 130c-3 0-6 0-9 0-1 7-3 22-8 24-2 3-23 3-26 3-16 0-33 0-49 0 28-26 37-33 53-46 20-16 39-33 39-58 0-33-29-53-63-53s-57 23-57 49c0 13 12 15 14 15 7 0 15-6 15-14 0-6-2-15-16-15 9-20 27-25 40-25 26 0 41 21 41 43 0 23-17 42-26 52-22 21-43 42-65 64-3 2-3 3-3 11 37 0 75 0 112 0 2-17 6-33 8-50z"><text:p/></draw:path><draw:path draw:style-name="gr1059" draw:text-style-name="P99" svg:width="0.0335in" svg:height="0.1516in" svg:x="0.426in" svg:y="0.0098in" svg:viewBox="0 0 86 386" svg:d="M84 201c2-6 2-6 2-7s0-2-2-6c-22-60-46-120-68-179-2-6-4-9-8-9-5 0-8 4-8 8 0 1 0 2 2 6 23 60 45 119 68 180-23 59-45 118-68 177-2 4-2 5-2 7 0 5 3 8 8 8 4 0 6-4 7-8 23-59 46-119 69-177z"><text:p/></draw:path><draw:path draw:style-name="gr1059" draw:text-style-name="P99" svg:width="0.0177in" svg:height="0.0453in" svg:x="0.4898in" svg:y="0.1083in" svg:viewBox="0 0 46 116" svg:d="M46 41c0-26-10-41-25-41-13 0-21 10-21 21 0 10 8 20 21 20 4 0 10-1 13-5 1-1 1-1 2-1 0 3 1 0 1 6 0 29-14 52-26 64-4 4-4 5-4 6 0 3 2 5 4 5 3 0 35-30 35-75z"><text:p/></draw:path><draw:path draw:style-name="gr1059" draw:text-style-name="P99" svg:width="0.0335in" svg:height="0.1516in" svg:x="0.5614in" svg:y="0.0098in" svg:viewBox="0 0 86 386" svg:d="M85 15c1-4 1-5 1-7 0-4-3-8-8-8-3 0-5 2-9 9-22 59-45 118-67 177-1 3-2 6-2 8 0 1 0 1 2 7 22 58 45 117 67 175 3 5 4 10 9 10s8-3 8-8c0-1 0-2-1-6-23-60-46-119-70-178 24-59 47-119 70-179z"><text:p/></draw:path><draw:path draw:style-name="gr1059" draw:text-style-name="P99" svg:width="0.0756in" svg:height="0.0685in" svg:x="0.6079in" svg:y="0.0571in" svg:viewBox="0 0 193 175" svg:d="M118 54c2-10 12-45 38-45 2 0 11 0 20 5-11 1-19 11-19 21 0 6 5 14 15 14 8 0 21-8 21-24 0-19-24-25-36-25-23 0-36 21-40 30-10-26-31-30-42-30-41 0-63 51-63 60 0 4 3 3 5 4 3 0 4-1 5-4 13-41 39-51 52-51 7 0 21 3 21 26 0 11-7 38-21 92-7 24-20 40-37 40-3 0-12 0-19-5 9-2 18-10 18-21s-9-13-14-13c-12 0-22 10-22 22 0 18 20 25 36 25 26 0 40-26 41-29 4 14 19 29 42 29 39 0 61-49 61-59 0-3-3-3-4-3-3 0-4 1-4 3-14 42-40 51-52 51-16 0-22-13-22-26 0-8 3-16 6-34 5-18 9-35 14-53z"><text:p/></draw:path><draw:path draw:style-name="gr1059" draw:text-style-name="P99" svg:width="0.0469in" svg:height="0.0705in" svg:x="0.6972in" svg:y="0.0772in" svg:viewBox="0 0 120 180" svg:d="M120 130c-3 0-6 0-9 0-1 7-3 22-8 24-2 3-23 3-26 3-16 0-33 0-49 0 28-26 37-33 53-46 20-16 39-33 39-58 0-33-29-53-63-53s-57 23-57 49c0 13 12 15 14 15 7 0 15-6 15-14 0-6-2-15-16-15 9-20 27-25 40-25 26 0 41 21 41 43 0 23-17 42-26 52-22 21-43 42-65 64-3 2-3 3-3 11 37 0 75 0 112 0 2-17 6-33 8-50z"><text:p/></draw:path><draw:path draw:style-name="gr1059" draw:text-style-name="P99" svg:width="0.0173in" svg:height="0.0453in" svg:x="0.772in" svg:y="0.1083in" svg:viewBox="0 0 45 116" svg:d="M45 41c0-26-10-41-25-41-12 0-20 10-20 21 0 10 8 20 20 20 5 0 10-1 14-5 1-1 1-1 1-1 1 0 1 0 1 6 0 29-13 52-26 64-4 4-4 5-4 6 0 3 2 5 4 5 4 0 35-30 35-75z"><text:p/></draw:path><draw:path draw:style-name="gr1059" draw:text-style-name="P99" svg:width="0.0697in" svg:height="0.0976in" svg:x="0.8311in" svg:y="0.0571in" svg:viewBox="0 0 178 249" svg:d="M176 24c2-5 2-6 2-9 0-7-5-11-11-11-4 0-10 3-14 9 0 1-3 13-6 20-2 11-4 21-7 32-6 23-11 46-17 70-2 5-19 32-44 32-20 0-24-17-24-31 0-18 7-42 20-76 6-16 7-20 7-28 0-18-12-32-31-32-37 0-51 56-51 60s3 4 4 4c5 0 5-1 7-8 10-35 25-47 38-47 4 0 10 0 10 12 0 10-4 20-6 28-16 40-22 62-22 80 0 35 24 46 47 46 14 0 28-6 39-17-6 21-10 39-26 59-10 12-24 24-42 24-5 0-23-2-29-16 5 0 11 0 16-4 4-4 8-8 8-16 0-12-11-13-14-13-9 0-22 5-22 25 0 18 17 32 41 32 40 0 80-34 91-77 12-50 24-98 36-148z"><text:p/></draw:path><draw:path draw:style-name="gr1059" draw:text-style-name="P99" svg:width="0.0469in" svg:height="0.0705in" svg:x="0.9075in" svg:y="0.0772in" svg:viewBox="0 0 120 180" svg:d="M120 130c-3 0-6 0-9 0-1 7-3 22-8 24-2 3-22 3-26 3-17 0-33 0-50 0 29-26 38-33 54-46 20-16 39-33 39-58 0-33-29-53-63-53s-57 23-57 49c0 13 12 15 15 15 6 0 15-6 15-14 0-6-3-15-17-15 9-20 27-25 40-25 27 0 40 21 40 43 0 23-16 42-25 52-22 21-43 42-65 64-3 2-3 3-3 11 37 0 75 0 112 0 2-17 6-33 8-50z"><text:p/></draw:path><draw:path draw:style-name="gr1059" draw:text-style-name="P99" svg:width="0.0335in" svg:height="0.1516in" svg:x="0.9776in" svg:y="0.0098in" svg:viewBox="0 0 86 386" svg:d="M85 201c1-6 1-6 1-7s0-2-1-6c-23-60-45-120-68-179-3-6-5-9-9-9-5 0-8 4-8 8 0 1 0 2 2 6 23 60 45 119 68 180-23 59-45 118-68 177-2 4-2 5-2 7 0 5 3 8 8 8s6-4 7-8c24-59 47-119 70-177z"><text:p/></draw:path><draw:path draw:style-name="gr1059" draw:text-style-name="P99" svg:width="0.076in" svg:height="0.0874in" svg:x="1.0831in" svg:y="0.0421in" svg:viewBox="0 0 194 223" svg:d="M179 120c7 0 15 0 15-7 0-8-8-8-15-8-55 0-109 0-164 0 6-52 50-90 105-90 20 0 39 0 59 0 7 0 15 0 15-7 0-8-8-8-15-8-20 0-40 0-60 0-66 0-119 51-119 113 0 61 53 110 119 110 20 0 40 0 60 0 7 0 15 0 15-7s-8-7-15-7c-20 0-39 0-59 0-55 0-99-37-105-89 55 0 109 0 164 0z"><text:p/></draw:path><draw:path draw:style-name="gr1059" draw:text-style-name="P99" svg:width="0.1043in" svg:height="0.1035in" svg:x="1.2165in" svg:y="0.0213in" svg:viewBox="0 0 266 264" svg:d="M98 143c4 0 10 0 14 0 19 30 39 60 57 89 5 6 14 22 18 27 3 5 4 5 13 5 18 0 35 0 53 0 8 0 13 0 13-7 0-3-2-5-5-7-15-3-34-27-43-39-3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5 15 55 55 0 24-12 44-51 52zM98 34c0-8 0-21 24-21 33 0 49 15 49 60 0 49-13 57-73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1059" draw:text-style-name="P99" svg:width="0.0469in" svg:height="0.0705in" svg:x="1.3307in" svg:y="0.0004in" svg:viewBox="0 0 120 180" svg:d="M120 130c-3 0-7 0-10 0 0 7-3 22-7 26-2 1-23 1-26 1-17 0-34 0-51 0 29-26 39-32 55-46 20-15 39-33 39-58 0-33-29-53-64-53-33 0-56 24-56 49 0 14 12 15 14 15 7 0 15-4 15-14 0-6-3-15-16-15 8-20 27-25 40-25 26 0 40 21 40 43 0 23-16 42-25 52-22 21-43 42-65 64-3 3-3 3-3 11 37 0 74 0 111 0 3-17 6-33 9-50z"><text:p/></draw:path><draw:path draw:style-name="gr1059" draw:text-style-name="P99" svg:width="0.0732in" svg:height="0.0728in" svg:x="1.4488in" svg:y="0.0512in" svg:viewBox="0 0 187 186" svg:d="M93 83c-25-26-51-52-77-77-4-5-5-6-8-6-4 0-8 3-8 8 0 3 1 3 5 7 26 27 52 52 77 79-25 25-51 51-77 77-4 4-5 6-5 8 0 4 4 7 8 7 3 0 4-1 8-5 26-27 52-52 77-77 27 26 53 53 80 80 1 0 4 2 6 2 5 0 8-3 8-7 0-1 0-2-1-5-1-1-63-61-81-80 23-24 47-48 70-72 2-2 8-7 10-9 0-1 2-2 2-5 0-5-3-8-8-8-3 0-5 2-9 6-25 25-51 51-77 77z"><text:p/></draw:path><draw:path draw:style-name="gr1059" draw:text-style-name="P99" svg:width="0.1043in" svg:height="0.1035in" svg:x="1.5807in" svg:y="0.0213in" svg:viewBox="0 0 266 264" svg:d="M98 143c4 0 10 0 14 0 19 30 39 60 57 89 5 6 14 22 18 27 3 5 4 5 13 5 18 0 35 0 53 0 8 0 13 0 13-7 0-3-2-5-5-7-15-3-34-27-43-39-3-5-22-30-49-72 36-6 69-21 69-66 0-54-58-73-103-73-40 0-81 0-122 0-6 0-13 0-13 7 0 6 8 6 11 6 22 0 24 4 24 22 0 64 0 129 0 193 0 19-2 22-24 22-3 0-11 0-11 7s7 7 13 7c35 0 72 0 107 0 6 0 12 0 12-7s-7-7-11-7c-22 0-23-3-23-22 0-27 0-56 0-85zM173 125c11-15 12-36 12-52 0-19-2-39-16-55 17 3 54 15 54 55 0 24-11 44-50 52zM98 34c0-8 0-21 24-21 33 0 49 15 49 60 0 49-13 57-73 57 0-32 0-64 0-96zM45 250c3-6 3-17 3-21 0-64 0-129 0-194 0-4 0-14-3-22 14 0 30 0 44 0-4 7-4 15-4 20 0 65 0 131 0 196 0 4 0 15 2 21-14 0-28 0-42 0zM128 143c2 0 4-1 7-1 6 0 15 0 20-1 6 9 47 79 79 109-12 0-25 0-37 0-23-35-46-71-69-107z"><text:p/></draw:path><draw:path draw:style-name="gr1059" draw:text-style-name="P99" svg:width="0.0469in" svg:height="0.0705in" svg:x="1.6949in" svg:y="0.0004in" svg:viewBox="0 0 120 180" svg:d="M120 130c-3 0-7 0-10 0 0 7-3 22-7 26-2 1-23 1-26 1-17 0-34 0-51 0 29-26 39-32 55-46 20-15 39-33 39-58 0-33-29-53-64-53-33 0-56 24-56 49 0 14 12 15 14 15 7 0 15-4 15-14 0-6-3-15-16-15 8-20 27-25 40-25 26 0 40 21 40 43 0 23-16 42-25 52-22 21-43 42-65 64-3 3-3 3-3 11 37 0 74 0 111 0 3-17 6-33 9-50z"><text:p/></draw:path></draw:g></text:span><text:span text:style-name="T9"><text:s/>ונניח </text:span><text:span text:style-name="T9"><draw:g text:anchor-type="as-char" svg:y="-0.1134in" draw:z-index="168" draw:name="Shape167" draw:style-name="gr1057"><svg:title>TexMaths</svg:title><svg:desc>11§inline§\lnot \la x_1, y_1 \ra R \la x_2, y_2 \ra§svg§600§FALSE§</svg:desc><draw:path draw:style-name="gr1058" draw:text-style-name="P98" svg:width="1.1531in" svg:height="0.1358in" svg:x="0.0004in" svg:y="0.0071in" svg:viewBox="0 0 2930 346" svg:d="M1466 346c-489 0-978 0-1466 0 0-116 0-230 0-346 977 0 1954 0 2930 0 0 116 0 230 0 346-488 0-976 0-1464 0z"><text:p/></draw:path><draw:path draw:style-name="gr1059" draw:text-style-name="P99" svg:width="0.0839in" svg:height="0.0402in" svg:x="0.0012in" svg:y="0.0598in" svg:viewBox="0 0 214 103" svg:d="M214 14c0-13-1-14-13-14-62 0-125 0-188 0-6 0-13 0-13 8 0 7 7 7 13 7 62 0 124 0 186 0 0 25 0 50 0 74 0 8 0 14 8 14 7 0 7-6 7-14 0-25 0-49 0-75z"><text:p/></draw:path><draw:path draw:style-name="gr1059" draw:text-style-name="P99" svg:width="0.0339in" svg:height="0.1512in" svg:x="0.111in" svg:y="0in" svg:viewBox="0 0 87 385" svg:d="M85 15c2-4 2-5 2-7 0-5-4-8-9-8-3 0-5 2-9 9-22 59-45 118-67 177-1 2-2 4-2 8 0 1 0 1 2 5 22 59 45 118 67 176 3 5 5 10 9 10 5 0 9-3 9-7 0-1 0-3-2-7-23-59-45-119-68-177 23-60 45-119 68-179z"><text:p/></draw:path><draw:path draw:style-name="gr1059" draw:text-style-name="P99" svg:width="0.0752in" svg:height="0.0685in" svg:x="0.1575in" svg:y="0.0453in" svg:viewBox="0 0 192 175" svg:d="M119 54c2-10 11-45 37-45 2 0 11 0 20 4-11 2-19 12-19 21 0 7 5 14 15 14 8 0 20-7 20-23 0-19-21-25-35-25-23 0-36 21-40 30-10-26-31-30-42-30-41 0-63 50-63 59 0 5 3 4 4 5 4 0 5-1 6-5 13-40 39-50 52-50 7 0 21 3 21 25 0 12-7 39-21 93-7 24-20 39-37 39-2 0-11 0-19-4 10-2 18-10 18-21s-8-13-14-13c-12 0-22 10-22 22 0 17 20 25 36 25 27 0 40-27 41-30 4 15 19 30 42 30 39 0 61-49 61-59 0-4-3-4-4-4-3 0-4 1-4 4-14 41-40 50-52 50-15 0-21-12-21-25 0-9 2-17 7-34 4-18 8-35 13-53z"><text:p/></draw:path><draw:path draw:style-name="gr1059" draw:text-style-name="P99" svg:width="0.0382in" svg:height="0.0701in" svg:x="0.252in" svg:y="0.0661in" svg:viewBox="0 0 98 179" svg:d="M60 8c0-8 1-8-7-8-18 17-42 17-53 17 0 3 0 6 0 9 7 0 24 0 38-7 0 46 0 92 0 138 0 9 1 13-26 13-3 0-7 0-10 0 0 3 0 6 0 9 5-1 38-1 47-1s43 0 49 1c0-3 0-6 0-9-3 0-7 0-10 0-28 0-28-4-28-13 0-50 0-100 0-149z"><text:p/></draw:path><draw:path draw:style-name="gr1059" draw:text-style-name="P99" svg:width="0.0173in" svg:height="0.0453in" svg:x="0.3217in" svg:y="0.0972in" svg:viewBox="0 0 45 116" svg:d="M45 41c0-26-10-41-25-41-12 0-20 10-20 21 0 10 8 20 20 20 5 0 10-1 14-5 1-1 1-1 2-1 0 2 0 0 0 6 0 28-13 51-26 64-5 4-5 5-5 6 0 2 3 5 5 5 4 0 35-30 35-75z"><text:p/></draw:path><draw:path draw:style-name="gr1059" draw:text-style-name="P99" svg:width="0.0697in" svg:height="0.0976in" svg:x="0.3807in" svg:y="0.0453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1059" draw:text-style-name="P99" svg:width="0.0382in" svg:height="0.0701in" svg:x="0.4626in" svg:y="0.0661in" svg:viewBox="0 0 98 179" svg:d="M61 8c0-8 0-8-8-8-18 17-42 17-53 17 0 3 0 6 0 9 7 0 24 0 40-7 0 46 0 92 0 138 0 9 0 13-28 13-3 0-7 0-10 0 0 3 0 6 0 9 5-1 38-1 47-1s43 0 49 1c0-3 0-6 0-9-3 0-7 0-10 0-28 0-27-4-27-13 0-50 0-100 0-149z"><text:p/></draw:path><draw:path draw:style-name="gr1059" draw:text-style-name="P99" svg:width="0.0335in" svg:height="0.1512in" svg:x="0.5276in" svg:y="0in" svg:viewBox="0 0 86 385" svg:d="M85 199c1-4 1-4 1-5 0-2 0-2-1-7-23-59-45-119-68-178-3-7-5-9-9-9-5 0-8 3-8 8 0 1 0 2 2 6 23 60 45 119 68 180-23 58-45 118-68 176-2 4-2 5-2 8 0 4 3 7 8 7s6-4 7-7c24-60 47-119 70-179z"><text:p/></draw:path><draw:path draw:style-name="gr1059" draw:text-style-name="P99" svg:width="0.1083in" svg:height="0.1063in" svg:x="0.5843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4-4-11-4-14 0-25 0-25-7 0-2 1-4 1-6 9-33 16-67 25-102 16 0 31 0 46 0 36 0 42 22 42 36 0 5-3 17-5 26-2 10-6 24-6 32 0 42 46 42 51 42 33 0 47-40 47-44 0-6-4-6-5-6-4 0-4 4-5 6-10 28-26 35-35 35-13 0-15-9-15-23 0-12 2-31 3-43 1-6 2-13 2-19 0-29-26-42-36-45z"><text:p/></draw:path><draw:path draw:style-name="gr1059" draw:text-style-name="P99" svg:width="0.0335in" svg:height="0.1512in" svg:x="0.7114in" svg:y="0in" svg:viewBox="0 0 86 385" svg:d="M84 15c2-4 2-5 2-7 0-5-4-8-8-8-3 0-6 2-9 9-23 59-45 118-68 177 0 2-1 4-1 8 0 1 0 1 1 5 23 59 45 118 68 176 1 5 4 10 9 10 4 0 8-3 8-7 0-1 0-3-2-7-24-59-46-119-69-177 23-60 45-119 69-179z"><text:p/></draw:path><draw:path draw:style-name="gr1059" draw:text-style-name="P99" svg:width="0.0752in" svg:height="0.0685in" svg:x="0.7583in" svg:y="0.0453in" svg:viewBox="0 0 192 175" svg:d="M118 54c2-10 11-45 38-45 1 0 11 0 19 4-11 2-19 12-19 21 0 7 5 14 16 14 7 0 20-7 20-23 0-19-23-25-36-25-22 0-36 21-40 30-10-26-31-30-42-30-40 0-62 50-62 59 0 5 3 5 5 5 3 0 4-1 4-5 13-40 39-50 52-50 7 0 20 3 20 25 0 12-6 39-20 93-6 24-19 39-37 39-2 0-11 0-18-4 8-2 17-10 17-21s-9-13-14-13c-11 0-21 10-21 22 0 17 19 25 36 25 26 0 40-27 41-30 4 15 19 30 42 30 39 0 61-49 61-59 0-4-3-4-4-4-4 0-4 1-6 4-13 41-38 50-51 50-14 0-21-12-21-25 0-9 2-17 6-34 5-18 9-35 14-53z"><text:p/></draw:path><draw:path draw:style-name="gr1059" draw:text-style-name="P99" svg:width="0.0469in" svg:height="0.0701in" svg:x="0.8476in" svg:y="0.0661in" svg:viewBox="0 0 120 179" svg:d="M120 130c-3 0-7 0-10 0-1 5-3 22-7 24-2 2-23 2-27 2-17 0-33 0-50 0 29-25 39-33 54-45 21-16 40-33 40-58 0-33-29-53-64-53-33 0-56 23-56 48 0 14 11 15 14 15 7 0 15-5 15-15 0-4-3-14-17-14 9-19 28-24 40-24 27 0 42 21 42 43 0 23-18 42-26 52-22 21-44 41-66 63-2 3-2 4-2 11 37 0 74 0 111 0 3-16 6-33 9-49z"><text:p/></draw:path><draw:path draw:style-name="gr1059" draw:text-style-name="P99" svg:width="0.0173in" svg:height="0.0453in" svg:x="0.922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97in" svg:height="0.0976in" svg:x="0.9811in" svg:y="0.0453in" svg:viewBox="0 0 178 249" svg:d="M177 24c1-5 1-6 1-9 0-7-5-11-11-11-3 0-10 3-13 8-1 2-4 14-6 21-3 10-5 21-7 31-6 23-12 46-18 69-1 7-17 33-44 33-20 0-23-16-23-31 0-17 7-41 20-76 5-15 8-19 8-27 0-18-14-32-32-32-38 0-52 56-52 59 0 5 4 5 6 5 3 0 3-1 5-8 11-36 26-47 40-47 2 0 8 0 8 12 0 10-3 20-6 27-16 41-22 63-22 81 0 34 24 46 47 46 16 0 29-7 39-18-5 20-9 40-25 59-9 13-25 24-43 24-5 0-23-1-29-15 6 0 11 0 16-6 5-3 8-8 8-14 0-12-10-13-14-13-9 0-21 5-21 24s16 33 40 33c40 0 80-35 91-77 12-50 25-99 37-148z"><text:p/></draw:path><draw:path draw:style-name="gr1059" draw:text-style-name="P99" svg:width="0.0469in" svg:height="0.0701in" svg:x="1.0579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1059" draw:text-style-name="P99" svg:width="0.0339in" svg:height="0.1512in" svg:x="1.1276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9"><text:s/>כלומר </text:span><text:span text:style-name="T9"><draw:g text:anchor-type="as-char" svg:y="-0.1102in" draw:z-index="167" draw:name="Shape168" draw:style-name="gr1057"><svg:title>TexMaths</svg:title><svg:desc>11§inline§x_1 + y_1 \neq x_2 + y_2§svg§600§FALSE§</svg:desc><draw:path draw:style-name="gr1058" draw:text-style-name="P98" svg:width="1.1402in" svg:height="0.1256in" svg:x="0.0039in" svg:y="0.0075in" svg:viewBox="0 0 2897 320" svg:d="M0 0c966 0 1931 0 2897 0 0 107 0 213 0 320-966 0-1931 0-2897 0 0-107 0-213 0-320z"><text:p/></draw:path><draw:path draw:style-name="gr1059" draw:text-style-name="P99" svg:width="0.0756in" svg:height="0.0685in" svg:x="0.0004in" svg:y="0.0429in" svg:viewBox="0 0 193 175" svg:d="M118 54c2-10 12-45 38-45 2 0 11 0 20 4-11 2-19 12-19 21 0 7 5 15 15 15 8 0 21-8 21-24 0-19-24-25-37-25-22 0-35 21-39 30-10-26-31-30-42-30-41 0-63 50-63 60 0 4 3 2 5 4 3 0 4-1 5-4 13-41 39-51 52-51 7 0 21 3 21 25 0 12-7 39-21 93-7 24-20 40-37 40-3 0-12 0-19-5 10-2 18-10 18-21s-8-13-14-13c-12 0-22 10-22 22 0 18 20 25 36 25 26 0 40-26 41-29 4 14 19 29 42 29 39 0 61-49 61-59 0-4-3-4-4-4-3 0-4 2-5 4-13 42-39 51-51 51-15 0-22-13-22-26 0-9 3-16 7-34s8-35 13-53z"><text:p/></draw:path><draw:path draw:style-name="gr1059" draw:text-style-name="P99" svg:width="0.0382in" svg:height="0.0705in" svg:x="0.0949in" svg:y="0.061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1059" draw:text-style-name="P99" svg:width="0.1008in" svg:height="0.1004in" svg:x="0.1937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1059" draw:text-style-name="P99" svg:width="0.0697in" svg:height="0.0976in" svg:x="0.3417in" svg:y="0.0429in" svg:viewBox="0 0 178 249" svg:d="M176 24c2-5 2-6 2-10 0-6-5-10-11-10-4 0-10 3-14 8 0 2-3 14-6 21-2 10-4 21-7 31-6 23-11 46-17 71-2 5-18 32-44 32-20 0-24-17-24-31 0-18 7-42 20-76 6-16 8-20 8-28 0-18-13-32-32-32-37 0-51 56-51 60s3 4 4 4c5 0 5-1 7-8 10-36 25-47 39-47 3 0 9 0 9 12 0 10-4 20-6 28-16 40-22 62-22 80 0 35 24 46 46 46 15 0 29-6 40-17-6 21-10 38-26 58-10 13-24 24-41 24-6 0-24-1-30-15 5 0 11 0 16-6 4-3 8-7 8-15 0-12-11-13-14-13-9 0-22 5-22 25 0 19 17 33 42 33 39 0 79-35 90-77 12-50 24-99 36-148z"><text:p/></draw:path><draw:path draw:style-name="gr1059" draw:text-style-name="P99" svg:width="0.0382in" svg:height="0.0705in" svg:x="0.4236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1059" draw:text-style-name="P99" svg:width="0.0756in" svg:height="0.1409in" svg:x="0.5437in" svg:y="0in" svg:viewBox="0 0 193 359" svg:d="M189 15c4-5 4-6 4-7 0-2-3-8-8-8s-6 2-9 8c-57 112-115 224-173 336-3 6-3 7-3 8 0 3 2 7 8 7 4 0 5-2 9-7 57-113 115-224 172-337z"><text:p/></draw:path><draw:path draw:style-name="gr1059" draw:text-style-name="P99" svg:width="0.1004in" svg:height="0.0358in" svg:x="0.5311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1059" draw:text-style-name="P99" svg:width="0.0756in" svg:height="0.0685in" svg:x="0.687in" svg:y="0.0429in" svg:viewBox="0 0 193 175" svg:d="M118 54c2-10 11-45 38-45 2 0 11 0 20 4-11 2-19 12-19 21 0 7 5 15 15 15 8 0 21-8 21-24 0-19-24-25-37-25-22 0-35 21-40 30-9-26-30-30-41-30-41 0-63 50-63 60 0 4 3 4 5 4 3 0 4-1 5-4 13-41 39-51 52-51 6 0 21 3 21 25 0 12-7 39-21 93-7 24-20 40-38 40-2 0-11 0-18-5 10-2 17-10 17-21s-7-13-14-13c-11 0-21 10-21 22 0 18 20 25 36 25 26 0 40-26 41-29 4 14 19 29 42 29 39 0 61-49 61-59 0-4-3-4-4-4-3 0-4 2-5 4-13 42-39 51-51 51-15 0-22-13-22-26 0-9 2-16 7-34 4-18 8-35 13-53z"><text:p/></draw:path><draw:path draw:style-name="gr1059" draw:text-style-name="P99" svg:width="0.0469in" svg:height="0.0705in" svg:x="0.7764in" svg:y="0.061in" svg:viewBox="0 0 120 180" svg:d="M120 130c-3 0-7 0-10 0 0 7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draw:path draw:style-name="gr1059" draw:text-style-name="P99" svg:width="0.1008in" svg:height="0.1004in" svg:x="0.8803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1059" draw:text-style-name="P99" svg:width="0.0697in" svg:height="0.0976in" svg:x="1.0283in" svg:y="0.0429in" svg:viewBox="0 0 178 249" svg:d="M176 24c2-5 2-6 2-10 0-6-5-10-11-10-4 0-11 3-14 8 0 2-3 14-6 21-2 10-5 21-7 31-6 23-12 46-18 71-1 5-17 32-43 32-20 0-24-17-24-31 0-18 7-42 20-76 6-16 8-20 8-28 0-18-13-32-32-32-37 0-51 56-51 60s3 4 4 4c5 0 5-1 7-8 10-36 25-47 39-47 3 0 9 0 9 12 0 10-4 20-6 28-16 40-22 62-22 80 0 35 24 46 46 46 15 0 29-6 40-17-6 21-10 38-26 58-10 13-24 24-43 24-5 0-22-1-28-15 5 0 11 0 16-6 4-3 8-7 8-15 0-12-11-13-14-13-9 0-22 5-22 25 0 19 17 33 40 33 41 0 81-35 92-77 12-50 24-99 36-148z"><text:p/></draw:path><draw:path draw:style-name="gr1059" draw:text-style-name="P99" svg:width="0.0469in" svg:height="0.0705in" svg:x="1.1051in" svg:y="0.061in" svg:viewBox="0 0 120 180" svg:d="M120 130c-3 0-6 0-9 0-1 7-4 22-8 24-2 3-23 3-26 3-16 0-33 0-49 0 27-26 37-33 53-46 20-16 39-33 39-58 0-33-29-53-64-53-33 0-56 23-56 49 0 13 12 14 14 14 7 0 15-5 15-14 0-5-1-15-16-15 8-19 27-24 40-24 26 0 41 21 41 43 0 23-17 42-26 52-22 21-43 42-65 64-3 2-3 3-3 11 37 0 75 0 112 0 2-17 6-33 8-50z"><text:p/></draw:path></draw:g></text:span><text:span text:style-name="T9">. </text:span><text:span text:style-name="T39">נחשב ונמצא </text:span><text:span text:style-name="T39"><draw:g text:anchor-type="as-char" svg:y="-0.1134in" draw:z-index="166" draw:name="Shape169" draw:style-name="gr1057"><svg:title>TexMaths</svg:title><svg:desc>11§inline§h(\la x_1, y_1 \ra) = x_1 + y_1 \neq x_2 + y_2 = h(\la x_2, y_2 \ra)§svg§600§FALSE§</svg:desc><draw:path draw:style-name="gr1058" draw:text-style-name="P98" svg:width="2.926in" svg:height="0.1354in" svg:x="0.0004in" svg:y="0.0071in" svg:viewBox="0 0 7433 345" svg:d="M0 0c2477 0 4955 0 7433 0 0 115 0 230 0 345-2478 0-4956 0-7433 0 0-115 0-230 0-345z"><text:p/></draw:path><draw:path draw:style-name="gr1059" draw:text-style-name="P99" svg:width="0.0744in" svg:height="0.1059in" svg:x="0.0008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1059" draw:text-style-name="P99" svg:width="0.035in" svg:height="0.1508in" svg:x="0.0953in" svg:y="0in" svg:viewBox="0 0 90 384" svg:d="M90 380c0-1 0-1-6-8-49-48-61-121-61-179 0-67 14-135 62-183 5-4 5-4 5-7 0-2-2-3-4-3-4 0-39 26-62 75-20 43-24 86-24 118 0 28 4 76 25 119 24 47 57 72 61 72 2 0 4-1 4-4z"><text:p/></draw:path><draw:path draw:style-name="gr1059" draw:text-style-name="P99" svg:width="0.0335in" svg:height="0.1508in" svg:x="0.1563in" svg:y="0in" svg:viewBox="0 0 86 384" svg:d="M84 14c2-4 2-4 2-6 0-5-4-8-8-8-3 0-5 2-9 9-22 58-45 118-67 177-1 2-2 4-2 7 0 0 0 1 2 5 22 60 45 119 67 177 1 4 4 9 9 9 4 0 8-3 8-7 0-2 0-3-2-7-24-60-46-119-69-177 23-60 45-119 69-179z"><text:p/></draw:path><draw:path draw:style-name="gr1059" draw:text-style-name="P99" svg:width="0.0752in" svg:height="0.0681in" svg:x="0.2031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1059" draw:text-style-name="P99" svg:width="0.0386in" svg:height="0.0701in" svg:x="0.2972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draw:path draw:style-name="gr1059" draw:text-style-name="P99" svg:width="0.0173in" svg:height="0.0453in" svg:x="0.3673in" svg:y="0.0972in" svg:viewBox="0 0 45 116" svg:d="M45 41c0-26-10-41-25-41-12 0-20 10-20 21 0 10 8 21 20 21 4 0 10-2 13-6 2-1 1-1 2-1s1 0 1 6c0 28-13 51-26 65-5 3-5 4-5 5 0 4 3 5 5 5 4 0 35-30 35-75z"><text:p/></draw:path><draw:path draw:style-name="gr1059" draw:text-style-name="P99" svg:width="0.0697in" svg:height="0.0972in" svg:x="0.426in" svg:y="0.0453in" svg:viewBox="0 0 178 248" svg:d="M176 23c2-5 2-5 2-9 0-6-5-10-12-10-3 0-10 3-13 8-1 2-3 14-6 21-2 10-5 20-7 31-6 23-12 46-18 69-1 6-18 33-43 33-20 0-24-17-24-32 0-17 7-40 20-75 5-16 7-20 7-28 0-17-12-31-31-31-37 0-51 56-51 59 0 4 3 4 4 4 4 0 5-1 7-7 10-36 25-48 38-48 4 0 10 0 10 13 0 9-4 20-6 26-16 41-23 63-23 82 0 34 25 45 47 45 15 0 29-7 40-17-6 20-10 38-26 58-10 13-25 25-43 25-5 0-22-2-28-16 5 0 11 0 16-5 4-4 8-9 8-16 0-11-11-13-14-13-9 0-22 6-22 25 0 18 17 33 40 33 41 0 81-36 92-77 12-50 24-99 36-148z"><text:p/></draw:path><draw:path draw:style-name="gr1059" draw:text-style-name="P99" svg:width="0.0382in" svg:height="0.0701in" svg:x="0.5079in" svg:y="0.0661in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1059" draw:text-style-name="P99" svg:width="0.0335in" svg:height="0.1508in" svg:x="0.5728in" svg:y="0in" svg:viewBox="0 0 86 384" svg:d="M84 198c2-4 2-5 2-5 0-1 0-3-2-7-22-59-46-119-68-177-2-7-4-9-8-9-5 0-8 3-8 8 0 1 0 2 2 6 23 60 45 119 68 179-23 58-45 117-68 177-2 4-2 4-2 7 0 4 3 7 8 7 4 0 6-4 7-7 23-60 45-119 69-179z"><text:p/></draw:path><draw:path draw:style-name="gr1059" draw:text-style-name="P99" svg:width="0.035in" svg:height="0.1508in" svg:x="0.6323in" svg:y="0in" svg:viewBox="0 0 90 384" svg:d="M90 193c0-30-4-77-26-120-23-48-56-73-60-73-2 0-4 1-4 3 0 3 0 3 8 10 37 38 59 99 59 180 0 65-14 132-62 181-5 5-5 5-5 6 0 3 2 4 4 4 4 0 39-26 62-75 19-43 24-85 24-116z"><text:p/></draw:path><draw:path draw:style-name="gr1059" draw:text-style-name="P99" svg:width="0.1008in" svg:height="0.035in" svg:x="0.7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52in" svg:height="0.0681in" svg:x="0.8906in" svg:y="0.0453in" svg:viewBox="0 0 192 174" svg:d="M118 54c2-10 11-46 37-46 2 0 12 0 20 5-11 2-19 12-19 21 0 7 5 13 16 13 7 0 20-6 20-22 0-19-23-25-36-25-23 0-36 20-41 29-9-26-30-29-41-29-41 0-63 50-63 59 0 4 4 4 5 4 3 0 4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1059" draw:text-style-name="P99" svg:width="0.0386in" svg:height="0.0701in" svg:x="0.9843in" svg:y="0.0661in" svg:viewBox="0 0 99 179" svg:d="M62 8c0-7-2-8-9-8-18 18-42 18-53 18 0 3 0 6 0 10 7 0 24 0 40-8 0 45 0 91 0 137 0 9 0 13-28 13-3 0-7 0-10 0 0 3 0 6 0 9 5 0 38-1 47-1s43 1 50 1c0-3 0-6 0-9-3 0-8 0-11 0-26 0-26-4-26-13 0-50 0-100 0-149z"><text:p/></draw:path><draw:path draw:style-name="gr1059" draw:text-style-name="P99" svg:width="0.1004in" svg:height="0.1008in" svg:x="1.0835in" svg:y="0.0252in" svg:viewBox="0 0 256 257" svg:d="M136 137c37 0 72 0 108 0 6 0 12 0 12-8s-6-8-12-8c-36 0-71 0-108 0 0-36 0-71 0-108 0-5 0-13-7-13-8 0-8 8-8 13 0 37 0 72 0 108-36 0-73 0-109 0-5 0-12 0-12 8s7 8 12 8c36 0 73 0 109 0 0 35 0 71 0 106 0 6 0 14 8 14 7 0 7-8 7-14 0-35 0-71 0-106z"><text:p/></draw:path><draw:path draw:style-name="gr1059" draw:text-style-name="P99" svg:width="0.0697in" svg:height="0.0972in" svg:x="1.2315in" svg:y="0.0453in" svg:viewBox="0 0 178 248" svg:d="M176 23c2-5 2-5 2-9 0-6-5-10-12-10-3 0-10 3-13 8-1 2-3 14-6 21-2 10-5 20-7 31-6 23-12 46-18 69-1 6-18 33-43 33-20 0-24-17-24-32 0-17 7-40 20-75 5-16 7-20 7-28 0-17-13-31-31-31-37 0-51 56-51 59 0 4 3 4 4 4 4 0 5-1 6-7 11-36 26-48 39-48 4 0 10 0 10 13 0 9-4 20-6 26-16 41-23 63-23 82 0 34 24 45 47 45 15 0 29-7 40-17-6 20-10 38-26 58-10 13-25 25-43 25-5 0-23-2-29-16 6 0 12 0 17-5 4-4 8-9 8-16 0-11-11-13-14-13-10 0-22 6-22 25 0 18 16 33 40 33 40 0 81-36 91-77 12-50 25-99 37-148z"><text:p/></draw:path><draw:path draw:style-name="gr1059" draw:text-style-name="P99" svg:width="0.0386in" svg:height="0.0701in" svg:x="1.313in" svg:y="0.0661in" svg:viewBox="0 0 99 179" svg:d="M62 8c0-7 0-8-8-8-18 18-42 18-54 18 0 3 0 6 0 10 7 0 25 0 40-8 0 45 0 91 0 137 0 9 0 13-27 13-3 0-8 0-11 0 0 3 0 6 0 9 6 0 39-1 49-1 8 0 42 1 48 1 0-3 0-6 0-9-3 0-7 0-10 0-27 0-27-4-27-13 0-50 0-100 0-149z"><text:p/></draw:path><draw:path draw:style-name="gr1059" draw:text-style-name="P99" svg:width="0.0752in" svg:height="0.1406in" svg:x="1.4335in" svg:y="0.0043in" svg:viewBox="0 0 192 358" svg:d="M189 15c3-5 3-6 3-7 0-4-2-8-7-8s-6 2-9 8c-57 111-116 223-173 334-3 6-3 7-3 8 0 3 2 8 8 8 4 0 5-2 7-8 59-111 116-223 174-335z"><text:p/></draw:path><draw:path draw:style-name="gr1059" draw:text-style-name="P99" svg:width="0.1004in" svg:height="0.035in" svg:x="1.420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752in" svg:height="0.0681in" svg:x="1.5768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1059" draw:text-style-name="P99" svg:width="0.0469in" svg:height="0.0701in" svg:x="1.6661in" svg:y="0.0661in" svg:viewBox="0 0 120 179" svg:d="M120 130c-3 0-6 0-9 0-1 7-4 22-8 25-2 1-23 1-26 1-17 0-33 0-50 0 28-25 38-32 54-45 20-15 39-33 39-58 0-33-29-53-64-53-33 0-56 24-56 48 0 15 12 16 14 16 7 0 15-5 15-14 0-6-2-15-16-15 8-18 27-25 40-25 26 0 40 21 40 43 0 23-16 42-25 52-22 21-43 41-65 63-3 4-3 4-3 11 37 0 75 0 112 0 2-16 6-33 8-49z"><text:p/></draw:path><draw:path draw:style-name="gr1059" draw:text-style-name="P99" svg:width="0.1008in" svg:height="0.1008in" svg:x="1.7701in" svg:y="0.0252in" svg:viewBox="0 0 257 257" svg:d="M136 137c37 0 72 0 108 0 6 0 13 0 13-8s-7-8-13-8c-36 0-71 0-108 0 0-36 0-71 0-108 0-5 0-13-7-13-8 0-8 8-8 13 0 37 0 72 0 108-36 0-72 0-108 0-5 0-13 0-13 8s8 8 13 8c36 0 72 0 108 0 0 35 0 71 0 106 0 6 0 14 8 14 7 0 7-8 7-14 0-35 0-71 0-106z"><text:p/></draw:path><draw:path draw:style-name="gr1059" draw:text-style-name="P99" svg:width="0.0697in" svg:height="0.0972in" svg:x="1.9181in" svg:y="0.0453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1059" draw:text-style-name="P99" svg:width="0.0465in" svg:height="0.0701in" svg:x="1.9953in" svg:y="0.0661in" svg:viewBox="0 0 119 179" svg:d="M119 130c-4 0-6 0-9 0-1 7-3 22-7 25-2 1-23 1-27 1-17 0-33 0-50 0 29-25 38-32 54-45 20-15 39-33 39-58 0-33-29-53-63-53s-56 24-56 48c0 15 11 16 14 16 7 0 15-5 15-14 0-6-3-15-17-15 9-18 28-25 40-25 27 0 41 21 41 43 0 23-17 42-26 52-22 21-43 41-65 63-2 4-2 4-2 11 37 0 74 0 111 0 2-16 6-33 8-49z"><text:p/></draw:path><draw:path draw:style-name="gr1059" draw:text-style-name="P99" svg:width="0.1008in" svg:height="0.035in" svg:x="2.107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2.2681in" svg:y="0.0071in" svg:viewBox="0 0 189 270" svg:d="M89 3c-1-1 0-3-4-3-9 0-38 2-48 3-3 0-7 1-7 8 0 4 3 4 10 4 17 0 18 4 18 7 0 2-1 6-1 8-19 73-37 147-56 221-1 6-1 6-1 9 0 9 8 10 11 10 5 0 12-5 14-10 2-9 6-19 8-29 2-11 5-23 8-35 2-8 4-15 6-24 1-2 5-16 5-18 1-3 13-25 26-35 9-7 21-14 37-14 17 0 21 13 21 27 0 21-15 62-24 85-3 9-5 14-5 22 0 18 14 31 32 31 36 0 50-56 50-60 0-3-3-3-4-3-5 0-5 1-6 7-6 21-18 48-39 48-7 0-10-4-10-13 0-10 4-19 7-28 6-16 24-60 24-83 0-25-16-41-44-41-25 0-43 12-58 30 10-42 20-83 30-124z"><text:p/></draw:path><draw:path draw:style-name="gr1059" draw:text-style-name="P99" svg:width="0.0346in" svg:height="0.1508in" svg:x="2.3622in" svg:y="0in" svg:viewBox="0 0 89 384" svg:d="M89 380c0-1 0-1-7-8-48-48-60-121-60-179 0-67 14-135 63-183 4-4 4-4 4-7 0-2-1-3-3-3-5 0-40 26-62 75-20 43-24 86-24 118 0 28 3 76 25 119 23 47 56 72 61 72 2 0 3-1 3-4z"><text:p/></draw:path><draw:path draw:style-name="gr1059" draw:text-style-name="P99" svg:width="0.0339in" svg:height="0.1508in" svg:x="2.4228in" svg:y="0in" svg:viewBox="0 0 87 384" svg:d="M85 14c2-4 2-4 2-6 0-5-5-8-9-8-3 0-5 2-9 9-22 58-45 118-67 177-1 2-2 4-2 7 0 0 0 1 2 5 22 60 45 119 67 177 2 4 5 9 9 9s9-3 9-7c0-2 0-3-2-7-23-60-45-119-69-177 24-60 46-119 69-179z"><text:p/></draw:path><draw:path draw:style-name="gr1059" draw:text-style-name="P99" svg:width="0.0752in" svg:height="0.0681in" svg:x="2.4697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8-35 13-53z"><text:p/></draw:path><draw:path draw:style-name="gr1059" draw:text-style-name="P99" svg:width="0.0469in" svg:height="0.0701in" svg:x="2.5591in" svg:y="0.0661in" svg:viewBox="0 0 120 179" svg:d="M120 130c-3 0-6 0-9 0-1 7-3 22-8 25-2 1-22 1-26 1-17 0-33 0-50 0 29-25 38-32 54-45 20-15 39-33 39-58 0-33-29-53-63-53s-57 24-57 48c0 15 12 16 15 16 6 0 15-5 15-14 0-6-3-15-17-15 9-18 27-25 40-25 27 0 40 21 40 43 0 23-16 42-25 52-22 21-43 41-65 63-3 4-3 4-3 11 37 0 75 0 112 0 2-16 6-33 8-49z"><text:p/></draw:path><draw:path draw:style-name="gr1059" draw:text-style-name="P99" svg:width="0.0173in" svg:height="0.0453in" svg:x="2.6339in" svg:y="0.0972in" svg:viewBox="0 0 45 116" svg:d="M45 41c0-26-10-41-25-41-12 0-20 10-20 21 0 10 8 21 20 21 5 0 10-2 14-6 1-1 1-1 2-1 0 2 0 0 0 6 0 28-13 51-26 65-5 3-5 4-5 5 0 4 3 5 5 5 4 0 35-30 35-75z"><text:p/></draw:path><draw:path draw:style-name="gr1059" draw:text-style-name="P99" svg:width="0.0697in" svg:height="0.0972in" svg:x="2.6929in" svg:y="0.0453in" svg:viewBox="0 0 178 248" svg:d="M177 23c1-5 1-5 1-9 0-6-5-10-11-10-4 0-10 3-13 8-1 2-4 14-6 21-3 10-5 20-7 31-6 23-12 46-18 69-2 6-19 33-44 33-20 0-24-17-24-32 0-17 7-40 20-75 6-16 7-20 7-28 0-17-12-31-31-31-37 0-51 56-51 59 0 4 3 3 4 4 5 0 5-1 7-7 10-36 25-48 38-48 4 0 10 0 10 13 0 9-3 20-6 26-16 41-22 63-22 82 0 34 24 45 47 45 14 0 28-7 39-17-5 20-10 38-26 58-10 13-24 25-42 25-5 0-23-2-29-16 6 0 11 0 16-5 5-4 8-9 8-16 0-11-10-13-14-13-9 0-22 6-22 25 0 18 17 33 41 33 40 0 80-36 91-77 12-50 25-99 37-148z"><text:p/></draw:path><draw:path draw:style-name="gr1059" draw:text-style-name="P99" svg:width="0.0465in" svg:height="0.0701in" svg:x="2.7697in" svg:y="0.0661in" svg:viewBox="0 0 119 179" svg:d="M119 130c-4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1059" draw:text-style-name="P99" svg:width="0.0335in" svg:height="0.1508in" svg:x="2.8398in" svg:y="0in" svg:viewBox="0 0 86 384" svg:d="M85 198c1-4 1-5 1-5 0-1 0-3-1-7-23-59-45-119-69-177-2-7-4-9-8-9-5 0-8 3-8 8 0 1 0 2 2 6 23 60 45 119 68 179-23 58-45 117-68 177-2 4-2 4-2 7 0 4 3 7 8 7s6-4 8-7c24-60 46-119 69-179z"><text:p/></draw:path><draw:path draw:style-name="gr1059" draw:text-style-name="P99" svg:width="0.035in" svg:height="0.1508in" svg:x="2.8988in" svg:y="0in" svg:viewBox="0 0 90 384" svg:d="M90 193c0-30-4-77-25-120-23-48-57-73-61-73-2 0-4 1-4 3 0 3 0 3 8 10 38 38 60 99 60 180 0 65-14 132-63 181-5 5-5 5-5 6 0 3 2 4 4 4 4 0 39-26 62-75 20-43 24-85 24-116z"><text:p/></draw:path></draw:g></text:span><text:span text:style-name="T39"><text:s/>כדרוש. </text:span></text:p>
      <text:p text:style-name="P43"><text:span text:style-name="T43">חח"ע: </text:span><text:span text:style-name="T40">יהי </text:span><text:span text:style-name="T40"><draw:g text:anchor-type="as-char" svg:y="-0.1252in" draw:z-index="177" draw:name="Shape170" draw:style-name="gr1057"><svg:title>TexMaths</svg:title><svg:desc>11§inline§[\la x_1, y_1 \ra]_R, [\la x_2, y_2 \ra]_R \in \R^2 \times \R^2 / R§svg§600§FALSE§</svg:desc><draw:path draw:style-name="gr1058" draw:text-style-name="P98" svg:width="2.3079in" svg:height="0.1476in" svg:x="0.0004in" svg:y="0.0063in" svg:viewBox="0 0 5863 376" svg:d="M2931 376c-978 0-1954 0-2931 0 0-126 0-250 0-376 1955 0 3908 0 5863 0 0 126 0 250 0 376-977 0-1955 0-2932 0z"><text:p/></draw:path><draw:path draw:style-name="gr1059" draw:text-style-name="P99" svg:width="0.0205in" svg:height="0.1516in" svg:x="0.011in" svg:y="0.0098in" svg:viewBox="0 0 53 386" svg:d="M53 386c0-5 0-10 0-15-12 0-26 0-38 0 0-118 0-238 0-356 12 0 26 0 38 0 0-5 0-9 0-15-18 0-35 0-53 0 0 129 0 257 0 386 18 0 35 0 53 0z"><text:p/></draw:path><draw:path draw:style-name="gr1059" draw:text-style-name="P99" svg:width="0.0339in" svg:height="0.1516in" svg:x="0.0516in" svg:y="0.0098in" svg:viewBox="0 0 87 386" svg:d="M85 15c2-4 2-5 2-7 0-4-3-8-8-8-3 0-6 2-9 9-23 59-45 118-68 177 0 3-2 6-2 8 0 1 0 1 2 7 23 58 45 117 68 175 1 5 4 10 9 10s8-3 8-8c0-1 0-2-2-6-23-60-45-119-69-178 24-59 46-119 69-179z"><text:p/></draw:path><draw:path draw:style-name="gr1059" draw:text-style-name="P99" svg:width="0.0752in" svg:height="0.0685in" svg:x="0.0988in" svg:y="0.0571in" svg:viewBox="0 0 192 175" svg:d="M118 54c2-10 11-45 38-45 1 0 11 0 19 5-11 1-19 11-19 21 0 6 5 14 16 14 7 0 20-8 20-24 0-19-23-25-36-25-22 0-36 21-41 30-9-26-30-30-41-30-40 0-62 51-62 60 0 4 3 4 4 4 4 0 5-1 5-4 13-41 39-51 52-51 7 0 20 3 20 26 0 11-6 38-20 92-6 24-19 40-37 40-2 0-11 0-18-5 8-2 17-10 17-21s-9-13-14-13c-12 0-21 10-21 22 0 18 19 25 36 25 26 0 40-26 41-29 4 14 18 29 42 29 39 0 61-49 61-59 0-3-3-3-4-3-4 0-4 1-6 3-13 42-38 51-51 51-15 0-21-13-21-26 0-8 2-16 6-34 5-18 9-35 14-53z"><text:p/></draw:path><draw:path draw:style-name="gr1059" draw:text-style-name="P99" svg:width="0.0386in" svg:height="0.0705in" svg:x="0.1929in" svg:y="0.0772in" svg:viewBox="0 0 99 180" svg:d="M62 8c0-8-2-8-9-8-17 17-42 18-53 18 0 3 0 5 0 8 7 0 24 0 40-6 0 46 0 91 0 138 0 9 0 12-28 12-3 0-7 0-10 0 0 3 0 7 0 10 5 0 39-1 49-1 7 0 41 1 48 1 0-3 0-7 0-10-3 0-8 0-11 0-26 0-26-3-26-12 0-51 0-101 0-150z"><text:p/></draw:path><draw:path draw:style-name="gr1059" draw:text-style-name="P99" svg:width="0.0173in" svg:height="0.0453in" svg:x="0.2626in" svg:y="0.1083in" svg:viewBox="0 0 45 116" svg:d="M45 41c0-26-9-41-24-41-13 0-21 10-21 21 0 10 8 20 21 20 4 0 10-1 13-5 1-1 1-1 2-1 0 3 1 0 1 6 0 29-14 52-26 64-4 4-4 5-4 6 0 3 2 5 3 5 4 0 35-30 35-75z"><text:p/></draw:path><draw:path draw:style-name="gr1059" draw:text-style-name="P99" svg:width="0.0697in" svg:height="0.0976in" svg:x="0.3213in" svg:y="0.0571in" svg:viewBox="0 0 178 249" svg:d="M177 24c1-5 1-6 1-9 0-7-5-11-11-11-3 0-10 3-13 9-1 1-4 13-6 20-2 11-5 21-7 32-6 23-12 46-18 70-1 5-17 32-44 32-20 0-23-17-23-31 0-18 7-42 20-76 5-16 8-20 8-28 0-18-14-32-32-32-38 0-52 56-52 60s4 4 5 4c4 0 4-1 6-8 11-35 26-47 40-47 3 0 8 0 8 12 0 10-3 20-5 28-17 40-23 62-23 80 0 35 24 46 47 46 15 0 29-6 40-17-6 21-10 39-26 59-10 12-25 24-43 24-5 0-23-2-29-16 6 0 11 0 16-4s8-8 8-16c0-12-10-13-14-13-9 0-21 5-21 25 0 18 16 32 40 32 40 0 80-34 91-77 12-50 25-98 37-148z"><text:p/></draw:path><draw:path draw:style-name="gr1059" draw:text-style-name="P99" svg:width="0.0386in" svg:height="0.0705in" svg:x="0.4031in" svg:y="0.0772in" svg:viewBox="0 0 99 180" svg:d="M62 8c0-8-2-8-8-8-18 17-43 18-54 18 0 3 0 5 0 8 7 0 24 0 40-6 0 46 0 91 0 138 0 9 0 12-28 12-3 0-7 0-10 0 0 3 0 7 0 10 5 0 39-1 49-1 7 0 41 1 48 1 0-3 0-7 0-10-3 0-8 0-11 0-26 0-26-3-26-12 0-51 0-101 0-150z"><text:p/></draw:path><draw:path draw:style-name="gr1059" draw:text-style-name="P99" svg:width="0.0339in" svg:height="0.1516in" svg:x="0.4681in" svg:y="0.0098in" svg:viewBox="0 0 87 386" svg:d="M85 201c2-6 2-6 2-7s0-2-2-6c-22-60-45-120-67-179-4-6-7-9-10-9-5 0-8 4-8 8 0 1 0 2 2 6 23 60 45 119 68 180-23 59-45 118-68 177-2 4-2 5-2 7 0 5 4 8 8 8 5 0 6-4 8-8 24-59 46-119 69-177z"><text:p/></draw:path><draw:path draw:style-name="gr1059" draw:text-style-name="P99" svg:width="0.0205in" svg:height="0.1516in" svg:x="0.5228in" svg:y="0.0098in" svg:viewBox="0 0 53 386" svg:d="M53 0c-18 0-35 0-53 0 0 6 0 10 0 15 12 0 25 0 37 0 0 118 0 238 0 356-12 0-25 0-37 0 0 5 0 10 0 15 18 0 35 0 53 0 0-129 0-257 0-386z"><text:p/></draw:path><draw:path draw:style-name="gr1059" draw:text-style-name="P99" svg:width="0.0823in" svg:height="0.0748in" svg:x="0.5689in" svg:y="0.0748in" svg:viewBox="0 0 210 191" svg:d="M92 19c3-7 3-8 9-9 6 0 11 0 17 0 25 0 57 0 57 28 0 11-6 28-19 38-11 9-27 12-46 12-12 0-23 0-35 0 5-23 12-46 17-69zM142 93c32-7 60-27 60-51 0-23-27-42-67-42-27 0-55 0-82 0-6 0-9 0-9 7 0 3 3 3 9 3 3 0 5 0 10 1 5 0 6 1 6 3 0 3 0 3-1 6-12 48-24 96-36 144-2 9-3 11-24 11-5 0-8 0-8 6 0 3 2 4 4 4 5 0 11-1 17-1 5 0 13 0 17 0 6 0 13 0 18 0 6 0 12 1 19 1 1 0 5 0 5-5s-3-5-9-5c-4 0-5 0-11-1-5 0-5-1-5-3s0-2 1-7c6-23 11-46 17-68 12 0 25 0 37 0 23 0 33 12 33 24 0 5-2 13-3 20-4 12-5 17-5 21 0 21 20 30 40 30 24 0 35-27 35-32 0-1 0-3-4-3s-5 2-5 4c-4 12-14 23-25 23-8 0-12-3-12-18 0-6 1-22 2-28 1-8 1-10 1-12 0-4 0-12-8-20-4-6-12-10-17-12z"><text:p/></draw:path><draw:path draw:style-name="gr1059" draw:text-style-name="P99" svg:width="0.0173in" svg:height="0.0453in" svg:x="0.6744in" svg:y="0.1083in" svg:viewBox="0 0 45 116" svg:d="M45 41c0-26-10-41-24-41-13 0-21 10-21 21 0 10 8 20 21 20 4 0 10-1 13-5 1-1 1-1 2-1 0 3 1 0 1 6 0 29-14 52-26 64-4 4-4 5-4 6 0 3 2 5 3 5 4 0 35-30 35-75z"><text:p/></draw:path><draw:path draw:style-name="gr1059" draw:text-style-name="P99" svg:width="0.0205in" svg:height="0.1516in" svg:x="0.7469in" svg:y="0.0098in" svg:viewBox="0 0 53 386" svg:d="M53 386c0-5 0-10 0-15-12 0-26 0-38 0 0-118 0-238 0-356 12 0 26 0 38 0 0-5 0-9 0-15-18 0-35 0-53 0 0 129 0 257 0 386 18 0 35 0 53 0z"><text:p/></draw:path><draw:path draw:style-name="gr1059" draw:text-style-name="P99" svg:width="0.0339in" svg:height="0.1516in" svg:x="0.7878in" svg:y="0.0098in" svg:viewBox="0 0 87 386" svg:d="M85 15c2-4 2-5 2-7 0-4-3-8-8-8-3 0-6 2-9 9-23 59-45 118-68 177-1 3-2 6-2 8 0 1 0 1 2 7 23 58 45 117 68 175 1 5 4 10 9 10s8-3 8-8c0-1 0-2-2-6-23-60-45-119-69-178 24-59 46-119 69-179z"><text:p/></draw:path><draw:path draw:style-name="gr1059" draw:text-style-name="P99" svg:width="0.0752in" svg:height="0.0685in" svg:x="0.835in" svg:y="0.0571in" svg:viewBox="0 0 192 175" svg:d="M118 54c2-10 11-45 38-45 1 0 11 0 19 5-11 1-19 11-19 21 0 6 5 14 16 14 7 0 20-8 20-24 0-19-23-25-36-25-22 0-36 21-41 30-9-26-30-30-41-30-40 0-63 51-63 60 0 4 4 4 5 4 4 0 5-1 5-4 13-41 38-51 52-51 7 0 20 3 20 26 0 11-6 38-20 92-6 24-20 40-37 40-2 0-11 0-20-5 10-2 19-10 19-21s-9-13-14-13c-12 0-21 10-21 22 0 18 19 25 36 25 26 0 39-26 41-29 4 14 18 29 41 29 40 0 62-49 62-59 0-3-3-3-5-3-3 0-3 1-5 3-13 42-39 51-51 51-16 0-21-13-21-26 0-8 2-16 6-34 5-18 9-35 14-53z"><text:p/></draw:path><draw:path draw:style-name="gr1059" draw:text-style-name="P99" svg:width="0.0465in" svg:height="0.0705in" svg:x="0.924in" svg:y="0.0772in" svg:viewBox="0 0 119 180" svg:d="M119 130c-4 0-6 0-9 0-1 7-3 22-7 24-2 3-23 3-27 3-17 0-33 0-50 0 29-26 39-33 54-46 20-16 39-33 39-58 0-33-29-53-63-53s-56 23-56 49c0 13 11 15 14 15 7 0 15-6 15-14 0-6-3-15-17-15 9-20 28-25 40-25 27 0 41 21 41 43 0 23-17 42-26 52-22 21-43 42-65 64-2 2-2 3-2 11 37 0 74 0 111 0 2-17 6-33 8-50z"><text:p/></draw:path><draw:path draw:style-name="gr1059" draw:text-style-name="P99" svg:width="0.0173in" svg:height="0.0453in" svg:x="0.9988in" svg:y="0.1083in" svg:viewBox="0 0 45 116" svg:d="M45 41c0-26-10-41-24-41-13 0-21 10-21 21 0 10 8 20 21 20 4 0 10-1 13-5 1-1 1-1 2-1 0 3 1 0 1 6 0 29-14 52-26 64-4 4-4 5-4 6 0 3 1 5 3 5 4 0 35-30 35-75z"><text:p/></draw:path><draw:path draw:style-name="gr1059" draw:text-style-name="P99" svg:width="0.0697in" svg:height="0.0976in" svg:x="1.0575in" svg:y="0.0571in" svg:viewBox="0 0 178 249" svg:d="M177 24c1-5 1-6 1-9 0-7-5-11-11-11-3 0-10 3-13 9-1 1-4 13-6 20-3 11-5 21-7 32-6 23-12 46-18 70-1 5-17 32-44 32-20 0-23-17-23-31 0-18 6-42 19-76 6-16 7-20 7-28 0-18-12-32-30-32-38 0-52 56-52 60s3 3 4 4c5 0 5-1 7-8 11-35 26-47 40-47 2 0 8 0 8 12 0 10-3 20-6 28-16 40-22 62-22 80 0 35 24 46 47 46 15 0 29-6 39-17-5 21-9 39-25 59-11 12-25 24-43 24-5 0-23-2-29-16 6 0 11 0 16-4s8-8 8-16c0-12-10-13-14-13-9 0-21 5-21 25 0 18 16 32 40 32 40 0 80-34 91-77 12-50 25-98 37-148z"><text:p/></draw:path><draw:path draw:style-name="gr1059" draw:text-style-name="P99" svg:width="0.0469in" svg:height="0.0705in" svg:x="1.1346in" svg:y="0.0772in" svg:viewBox="0 0 120 180" svg:d="M120 130c-3 0-7 0-10 0-1 7-3 22-7 24-2 3-23 3-27 3-17 0-33 0-50 0 29-26 39-33 54-46 21-16 40-33 40-58 0-33-29-53-64-53-33 0-56 23-56 49 0 13 11 15 14 15 7 0 15-6 15-14 0-6-3-15-17-15 9-20 28-25 40-25 27 0 41 21 41 43 0 23-17 42-25 52-22 21-44 42-66 64-2 2-2 3-2 11 37 0 74 0 111 0 3-17 6-33 9-50z"><text:p/></draw:path><draw:path draw:style-name="gr1059" draw:text-style-name="P99" svg:width="0.0339in" svg:height="0.1516in" svg:x="1.2039in" svg:y="0.0098in" svg:viewBox="0 0 87 386" svg:d="M85 201c2-6 2-6 2-7s0-2-2-6c-23-60-45-120-69-179-2-6-5-9-8-9-5 0-8 4-8 8 0 1 0 2 2 6 23 60 45 119 68 180-23 59-45 118-68 177-2 4-2 5-2 7 0 5 4 8 8 8 5 0 6-4 8-8 24-59 46-119 69-177z"><text:p/></draw:path><draw:path draw:style-name="gr1059" draw:text-style-name="P99" svg:width="0.0209in" svg:height="0.1516in" svg:x="1.2579in" svg:y="0.0098in" svg:viewBox="0 0 54 386" svg:d="M54 0c-18 0-36 0-54 0 0 6 0 10 0 15 13 0 25 0 38 0 0 118 0 238 0 356-13 0-25 0-38 0 0 5 0 10 0 15 18 0 36 0 54 0 0-129 0-257 0-386z"><text:p/></draw:path><draw:path draw:style-name="gr1059" draw:text-style-name="P99" svg:width="0.0823in" svg:height="0.0748in" svg:x="1.3047in" svg:y="0.0748in" svg:viewBox="0 0 210 191" svg:d="M92 19c3-7 3-8 9-9 6 0 11 0 17 0 25 0 56 0 56 28 0 11-5 28-18 38-11 9-27 12-46 12-12 0-23 0-35 0 5-23 12-46 17-69zM141 93c33-7 61-27 61-51 0-23-27-42-67-42-27 0-56 0-83 0-5 0-8 0-8 7 0 3 3 3 8 3 1 0 5 0 11 1 5 0 5 1 5 3 0 3 0 3 0 6-12 48-24 96-36 144-2 9-3 11-24 11-5 0-8 0-8 6 0 3 1 4 4 4 5 0 11-1 17-1 5 0 13 0 17 0 6 0 13 0 18 0 6 0 12 1 18 1 2 0 6 0 6-5s-3-5-10-5c-3 0-4 0-10-1-5 0-5-1-5-3s0-2 1-7c6-23 11-46 17-68 12 0 25 0 37 0 23 0 33 12 33 24 0 5-2 13-4 20-4 12-4 17-4 21 0 21 19 30 40 30 24 0 35-27 35-32 0-1 0-3-4-3s-5 2-5 4c-4 12-14 23-25 23-8 0-12-3-12-18 0-6 1-22 2-28 1-8 1-10 1-12 0-4 0-12-8-20-5-6-12-10-18-12z"><text:p/></draw:path><draw:path draw:style-name="gr1059" draw:text-style-name="P99" svg:width="0.0752in" svg:height="0.0874in" svg:x="1.452in" svg:y="0.0421in" svg:viewBox="0 0 192 223" svg:d="M179 120c7 0 13 0 13-7 0-8-6-8-13-8-55 0-109 0-164 0 5-52 50-90 104-90 20 0 40 0 60 0 7 0 13 0 13-7 0-8-6-8-13-8-21 0-40 0-61 0-66 0-118 51-118 113 0 61 52 110 118 110 21 0 40 0 61 0 7 0 13 0 13-7s-6-7-13-7c-20 0-40 0-60 0-54 0-99-37-104-89 55 0 109 0 164 0z"><text:p/></draw:path><draw:path draw:style-name="gr1059" draw:text-style-name="P99" svg:width="0.1039in" svg:height="0.1035in" svg:x="1.5854in" svg:y="0.0213in" svg:viewBox="0 0 265 264" svg:d="M98 143c4 0 9 0 13 0 20 30 39 60 58 89 4 6 14 22 18 27 2 5 3 5 12 5 18 0 36 0 54 0 7 0 12 0 12-7 0-3-2-5-5-7-15-3-33-27-43-39-3-5-22-30-48-72 34-6 67-21 67-66 0-54-56-73-102-73-41 0-80 0-121 0-6 0-13 0-13 7 0 6 8 6 10 6 22 0 24 4 24 22 0 64 0 129 0 193 0 19-2 22-24 22-2 0-10 0-10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3-1 6-1 7 0 14 0 21-1 6 9 47 79 79 109-12 0-25 0-37 0-23-35-46-71-69-107z"><text:p/></draw:path><draw:path draw:style-name="gr1059" draw:text-style-name="P99" svg:width="0.0465in" svg:height="0.0705in" svg:x="1.6996in" svg:y="0.0004in" svg:viewBox="0 0 119 180" svg:d="M119 130c-4 0-6 0-9 0-1 7-3 22-7 26-2 1-23 1-27 1-17 0-33 0-50 0 29-26 38-32 54-46 20-15 39-33 39-58 0-33-29-53-63-53s-56 24-56 49c0 14 11 15 14 15 7 0 15-4 15-14 0-6-3-15-17-15 9-20 28-25 40-25 27 0 41 21 41 43 0 23-17 42-26 52-22 21-43 42-65 64-2 3-2 3-2 11 37 0 74 0 111 0 2-17 6-33 8-50z"><text:p/></draw:path><draw:path draw:style-name="gr1059" draw:text-style-name="P99" svg:width="0.0728in" svg:height="0.0728in" svg:x="1.8173in" svg:y="0.0512in" svg:viewBox="0 0 186 186" svg:d="M93 83c-26-26-51-52-78-77-4-5-5-6-7-6-5 0-8 3-8 8 0 3 0 3 4 7 26 27 52 52 77 79-25 25-51 51-77 77-4 4-4 6-4 8 0 4 3 7 8 7 2 0 3-1 7-5 26-27 52-52 77-77 27 26 54 53 81 80 1 0 3 2 5 2 5 0 8-3 8-7 0-1 0-2-1-5 0-1-62-61-82-80 25-24 48-48 72-72 1-2 8-7 10-9 0-1 1-2 1-5 0-5-3-8-8-8-3 0-4 2-9 6-25 25-50 51-76 77z"><text:p/></draw:path><draw:path draw:style-name="gr1059" draw:text-style-name="P99" svg:width="0.1039in" svg:height="0.1035in" svg:x="1.9496in" svg:y="0.0213in" svg:viewBox="0 0 265 264" svg:d="M97 143c4 0 10 0 14 0 20 30 39 60 58 89 4 6 14 22 18 27 2 5 3 5 12 5 18 0 36 0 54 0 7 0 12 0 12-7 0-3-2-5-5-7-15-3-33-27-43-39-3-5-22-30-48-72 34-6 67-21 67-66 0-54-56-73-102-73-41 0-80 0-121 0-6 0-13 0-13 7 0 6 8 6 10 6 22 0 24 4 24 22 0 64 0 129 0 193 0 19-2 22-24 22-2 0-10 0-10 7s7 7 13 7c35 0 71 0 106 0 6 0 13 0 13-7s-7-7-11-7c-22 0-24-3-24-22 0-27 0-56 0-85zM172 125c11-15 12-36 12-52 0-19-3-39-15-55 16 3 54 15 54 55 0 24-12 44-51 52zM97 34c0-8 0-21 24-21 33 0 49 15 49 60 0 49-12 57-73 57 0-32 0-64 0-96zM45 250c2-6 2-17 2-21 0-64 0-129 0-194 0-4 0-14-2-22 14 0 30 0 44 0-5 7-5 15-5 20 0 65 0 131 0 196 0 4 0 15 3 21-14 0-28 0-42 0zM128 143c2 0 3-1 6-1 6 0 14 0 20-1 7 9 48 79 80 109-12 0-25 0-37 0-23-35-46-71-69-107z"><text:p/></draw:path><draw:path draw:style-name="gr1059" draw:text-style-name="P99" svg:width="0.0465in" svg:height="0.0705in" svg:x="2.0638in" svg:y="0.0004in" svg:viewBox="0 0 119 180" svg:d="M119 130c-4 0-6 0-9 0-1 7-3 22-7 26-2 1-23 1-27 1-17 0-33 0-50 0 29-26 38-32 54-46 20-15 39-33 39-58 0-33-29-53-63-53s-56 24-56 49c0 14 11 15 14 15 7 0 15-4 15-14 0-6-3-15-17-15 9-20 28-25 40-25 27 0 40 21 40 43 0 23-16 42-25 52-22 21-43 42-65 64-2 3-2 3-2 11 37 0 74 0 111 0 2-17 6-33 8-50z"><text:p/></draw:path><draw:path draw:style-name="gr1059" draw:text-style-name="P99" svg:width="0.0591in" svg:height="0.1516in" svg:x="2.1335in" svg:y="0.0098in" svg:viewBox="0 0 151 386" svg:d="M148 15c3-5 3-6 3-7 0-4-4-8-8-8-3 0-6 1-7 4-45 123-89 244-134 367-2 5-2 6-2 7 0 5 3 8 8 8s6-3 8-10c44-120 88-240 132-361z"><text:p/></draw:path><draw:path draw:style-name="gr1059" draw:text-style-name="P99" svg:width="0.1083in" svg:height="0.1063in" svg:x="2.2079in" svg:y="0.0213in" svg:viewBox="0 0 276 271" svg:d="M129 26c2-8 3-13 11-14 3 0 15 0 24 0 26 0 69 0 69 38 0 13-5 40-21 55-10 10-31 23-65 23-14 0-29 0-44 0 9-34 17-67 26-102zM185 132c38-8 84-35 84-75 0-33-34-57-85-57-37 0-74 0-110 0-8 0-11 0-11 8 0 4 3 4 11 4 1 0 7 0 14 0 8 1 11 2 11 7 0 1-1 3-2 7-18 69-34 138-52 207-3 15-4 17-35 17-7 0-10 0-10 8 0 5 4 5 5 5 11 0 38-2 49-2s38 2 49 2c4 0 8 0 8-8 0-5-3-5-11-5-14 0-25 0-25-6 0-2 1-5 1-7 9-33 16-67 25-101 16 0 31 0 46 0 36 0 42 22 42 35 0 6-2 18-5 26-3 12-6 26-6 32 0 42 46 42 52 42 32 0 46-38 46-44 0-4-3-3-4-4-5 0-5 2-6 4-10 29-26 36-35 36-13 0-15-8-15-24 0-12 2-30 3-43 1-5 2-13 2-18 0-30-26-41-36-46z"><text:p/></draw:path></draw:g></text:span><text:span text:style-name="T40">. </text:span><text:span text:style-name="T41">נניח אי שקילות, כלומר </text:span><text:span text:style-name="T41"><draw:g text:anchor-type="as-char" svg:y="-0.1102in" draw:z-index="152" draw:name="Shape171" draw:style-name="gr1057"><svg:title>TexMaths</svg:title><svg:desc>11§inline§x_1 + y_1 \neq x_2 + y_2§svg§600§FALSE§</svg:desc><draw:path draw:style-name="gr1058" draw:text-style-name="P98" svg:width="1.1402in" svg:height="0.1256in" svg:x="0.0039in" svg:y="0.0075in" svg:viewBox="0 0 2897 320" svg:d="M0 0c966 0 1931 0 2897 0 0 107 0 213 0 320-966 0-1931 0-2897 0 0-107 0-213 0-320z"><text:p/></draw:path><draw:path draw:style-name="gr1059" draw:text-style-name="P99" svg:width="0.0756in" svg:height="0.0685in" svg:x="0.0004in" svg:y="0.0429in" svg:viewBox="0 0 193 175" svg:d="M118 54c2-10 12-45 38-45 2 0 11 0 20 4-11 2-19 12-19 21 0 7 5 15 15 15 8 0 21-8 21-24 0-19-24-25-37-25-22 0-35 21-39 30-10-26-31-30-42-30-41 0-63 50-63 60 0 4 3 2 5 4 3 0 4-1 5-4 13-41 39-51 52-51 7 0 21 3 21 25 0 12-7 39-21 93-7 24-20 40-37 40-3 0-12 0-19-5 10-2 18-10 18-21s-8-13-14-13c-12 0-22 10-22 22 0 18 20 25 36 25 26 0 40-26 41-29 4 14 19 29 42 29 39 0 61-49 61-59 0-4-3-4-4-4-3 0-4 2-5 4-13 42-39 51-51 51-15 0-22-13-22-26 0-9 3-16 7-34s8-35 13-53z"><text:p/></draw:path><draw:path draw:style-name="gr1059" draw:text-style-name="P99" svg:width="0.0382in" svg:height="0.0705in" svg:x="0.0949in" svg:y="0.061in" svg:viewBox="0 0 98 180" svg:d="M61 8c0-8 0-8-8-8-18 17-42 17-53 17 0 3 0 6 0 9 6 0 24 0 39-7 0 46 0 92 0 139 0 9 0 12-27 12-3 0-8 0-11 0 0 3 0 6 0 10 6 0 39-1 49-1 8 0 42 1 48 1 0-4 0-7 0-10-3 0-7 0-10 0-27 0-27-3-27-12 0-51 0-101 0-150z"><text:p/></draw:path><draw:path draw:style-name="gr1059" draw:text-style-name="P99" svg:width="0.1008in" svg:height="0.1004in" svg:x="0.1937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1059" draw:text-style-name="P99" svg:width="0.0697in" svg:height="0.0976in" svg:x="0.3417in" svg:y="0.0429in" svg:viewBox="0 0 178 249" svg:d="M176 24c2-5 2-6 2-10 0-6-5-10-11-10-4 0-10 3-14 8 0 2-3 14-6 21-2 10-4 21-7 31-6 23-11 46-17 71-2 5-18 32-44 32-20 0-24-17-24-31 0-18 7-42 20-76 6-16 8-20 8-28 0-18-13-32-32-32-37 0-51 56-51 60s3 4 4 4c5 0 5-1 7-8 10-36 25-47 39-47 3 0 9 0 9 12 0 10-4 20-6 28-16 40-22 62-22 80 0 35 24 46 46 46 15 0 29-6 40-17-6 21-10 38-26 58-10 13-24 24-41 24-6 0-24-1-30-15 5 0 11 0 16-6 4-3 8-7 8-15 0-12-11-13-14-13-9 0-22 5-22 25 0 19 17 33 42 33 39 0 79-35 90-77 12-50 24-99 36-148z"><text:p/></draw:path><draw:path draw:style-name="gr1059" draw:text-style-name="P99" svg:width="0.0382in" svg:height="0.0705in" svg:x="0.4236in" svg:y="0.061in" svg:viewBox="0 0 98 180" svg:d="M61 8c0-8 0-8-8-8-18 17-42 17-53 17 0 3 0 6 0 9 7 0 24 0 39-7 0 46 0 92 0 139 0 9 0 12-27 12-3 0-8 0-11 0 0 3 0 6 0 10 6 0 39-1 49-1 8 0 42 1 48 1 0-4 0-7 0-10-3 0-7 0-10 0-27 0-27-3-27-12 0-51 0-101 0-150z"><text:p/></draw:path><draw:path draw:style-name="gr1059" draw:text-style-name="P99" svg:width="0.0756in" svg:height="0.1409in" svg:x="0.5437in" svg:y="0in" svg:viewBox="0 0 193 359" svg:d="M189 15c4-5 4-6 4-7 0-2-3-8-8-8s-6 2-9 8c-57 112-115 224-173 336-3 6-3 7-3 8 0 3 2 7 8 7 4 0 5-2 9-7 57-113 115-224 172-337z"><text:p/></draw:path><draw:path draw:style-name="gr1059" draw:text-style-name="P99" svg:width="0.1004in" svg:height="0.0358in" svg:x="0.5311in" svg:y="0.0528in" svg:viewBox="0 0 256 92" svg:d="M243 15c7 0 13 0 13-7 0-8-6-8-12-8-77 0-155 0-232 0-5 0-12 0-12 8 0 7 7 7 13 7 77 0 153 0 230 0zM244 92c6 0 12 0 12-8s-6-8-13-8c-77 0-153 0-230 0-6 0-13 0-13 8s7 8 12 8c77 0 155 0 232 0z"><text:p/></draw:path><draw:path draw:style-name="gr1059" draw:text-style-name="P99" svg:width="0.0756in" svg:height="0.0685in" svg:x="0.687in" svg:y="0.0429in" svg:viewBox="0 0 193 175" svg:d="M118 54c2-10 11-45 38-45 2 0 11 0 20 4-11 2-19 12-19 21 0 7 5 15 15 15 8 0 21-8 21-24 0-19-24-25-37-25-22 0-35 21-40 30-9-26-30-30-41-30-41 0-63 50-63 60 0 4 3 4 5 4 3 0 4-1 5-4 13-41 39-51 52-51 6 0 21 3 21 25 0 12-7 39-21 93-7 24-20 40-38 40-2 0-11 0-18-5 10-2 17-10 17-21s-7-13-14-13c-11 0-21 10-21 22 0 18 20 25 36 25 26 0 40-26 41-29 4 14 19 29 42 29 39 0 61-49 61-59 0-4-3-4-4-4-3 0-4 2-5 4-13 42-39 51-51 51-15 0-22-13-22-26 0-9 2-16 7-34 4-18 8-35 13-53z"><text:p/></draw:path><draw:path draw:style-name="gr1059" draw:text-style-name="P99" svg:width="0.0469in" svg:height="0.0705in" svg:x="0.7764in" svg:y="0.061in" svg:viewBox="0 0 120 180" svg:d="M120 130c-3 0-7 0-10 0 0 7-3 22-7 24-2 3-23 3-26 3-16 0-34 0-51 0 29-26 39-33 55-46 20-16 39-33 39-58 0-33-29-53-64-53-33 0-56 23-56 49 0 13 12 14 14 14 7 0 15-5 15-14 0-5-3-15-16-15 8-19 27-24 40-24 26 0 41 21 41 43 0 23-17 42-26 52-22 21-43 42-65 64-3 2-3 3-3 11 37 0 74 0 111 0 3-17 6-33 9-50z"><text:p/></draw:path><draw:path draw:style-name="gr1059" draw:text-style-name="P99" svg:width="0.1008in" svg:height="0.1004in" svg:x="0.8803in" svg:y="0.0201in" svg:viewBox="0 0 257 256" svg:d="M136 137c37 0 72 0 108 0 6 0 13 0 13-8 0-9-7-9-13-9-36 0-71 0-108 0 0-36 0-71 0-108 0-5 0-12-7-12-8 0-8 7-8 12 0 37 0 72 0 108-36 0-71 0-108 0-5 0-13 0-13 9 0 8 8 8 13 8 37 0 72 0 108 0 0 35 0 71 0 107 0 5 0 12 8 12 7 0 7-7 7-12 0-36 0-72 0-107z"><text:p/></draw:path><draw:path draw:style-name="gr1059" draw:text-style-name="P99" svg:width="0.0697in" svg:height="0.0976in" svg:x="1.0283in" svg:y="0.0429in" svg:viewBox="0 0 178 249" svg:d="M176 24c2-5 2-6 2-10 0-6-5-10-11-10-4 0-11 3-14 8 0 2-3 14-6 21-2 10-5 21-7 31-6 23-12 46-18 71-1 5-17 32-43 32-20 0-24-17-24-31 0-18 7-42 20-76 6-16 8-20 8-28 0-18-13-32-32-32-37 0-51 56-51 60s3 4 4 4c5 0 5-1 7-8 10-36 25-47 39-47 3 0 9 0 9 12 0 10-4 20-6 28-16 40-22 62-22 80 0 35 24 46 46 46 15 0 29-6 40-17-6 21-10 38-26 58-10 13-24 24-43 24-5 0-22-1-28-15 5 0 11 0 16-6 4-3 8-7 8-15 0-12-11-13-14-13-9 0-22 5-22 25 0 19 17 33 40 33 41 0 81-35 92-77 12-50 24-99 36-148z"><text:p/></draw:path><draw:path draw:style-name="gr1059" draw:text-style-name="P99" svg:width="0.0469in" svg:height="0.0705in" svg:x="1.1051in" svg:y="0.061in" svg:viewBox="0 0 120 180" svg:d="M120 130c-3 0-6 0-9 0-1 7-4 22-8 24-2 3-23 3-26 3-16 0-33 0-49 0 27-26 37-33 53-46 20-16 39-33 39-58 0-33-29-53-64-53-33 0-56 23-56 49 0 13 12 14 14 14 7 0 15-5 15-14 0-5-1-15-16-15 8-19 27-24 40-24 26 0 41 21 41 43 0 23-17 42-26 52-22 21-43 42-65 64-3 2-3 3-3 11 37 0 75 0 112 0 2-17 6-33 8-50z"><text:p/></draw:path></draw:g></text:span><text:span text:style-name="T41">. נסיק </text:span><text:span text:style-name="T41"><draw:g text:anchor-type="as-char" svg:y="-0.1134in" draw:z-index="153" draw:name="Shape172" draw:style-name="gr1057"><svg:title>TexMaths</svg:title><svg:desc>11§inline§h([\la x_1, y_1 \ra]) = x_1 + y_ 1 \neq x_2 + y_2 = h([\la x_2, y_2 \ra])§svg§600§FALSE§</svg:desc><draw:path draw:style-name="gr1058" draw:text-style-name="P98" svg:width="3.0957in" svg:height="0.1358in" svg:x="0.0004in" svg:y="0.0071in" svg:viewBox="0 0 7864 346" svg:d="M3933 346c-1311 0-2622 0-3933 0 0-116 0-230 0-346 2622 0 5242 0 7864 0 0 116 0 230 0 346-1310 0-2620 0-3931 0z"><text:p/></draw:path><draw:path draw:style-name="gr1059" draw:text-style-name="P99" svg:width="0.074in" svg:height="0.1063in" svg:x="0.0012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79 0-68 14-136 62-183 5-5 5-5 5-7 0-3-1-4-3-4-4 0-40 26-62 76-19 42-25 85-25 118 0 28 4 75 26 119 24 47 57 72 61 72 2 0 3-1 3-4z"><text:p/></draw:path><draw:path draw:style-name="gr1059" draw:text-style-name="P99" svg:width="0.0205in" svg:height="0.1512in" svg:x="0.1579in" svg:y="0in" svg:viewBox="0 0 53 385" svg:d="M53 385c0-5 0-10 0-15-12 0-25 0-38 0 0-118 0-237 0-355 13 0 26 0 38 0 0-5 0-9 0-15-18 0-35 0-53 0 0 129 0 257 0 385 18 0 35 0 53 0z"><text:p/></draw:path><draw:path draw:style-name="gr1059" draw:text-style-name="P99" svg:width="0.0335in" svg:height="0.1512in" svg:x="0.1988in" svg:y="0in" svg:viewBox="0 0 86 385" svg:d="M84 15c2-4 2-5 2-7 0-5-3-8-8-8-3 0-6 2-9 9-23 59-45 118-68 177 0 2-1 4-1 8 0 1 0 1 1 5 23 59 45 118 68 176 1 5 4 10 9 10s8-3 8-7c0-1 0-3-2-7-23-59-45-119-69-177 24-60 46-119 69-179z"><text:p/></draw:path><draw:path draw:style-name="gr1059" draw:text-style-name="P99" svg:width="0.0756in" svg:height="0.0685in" svg:x="0.2457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1059" draw:text-style-name="P99" svg:width="0.0386in" svg:height="0.0701in" svg:x="0.3398in" svg:y="0.0661in" svg:viewBox="0 0 99 179" svg:d="M62 8c0-8-1-8-8-8-18 17-43 17-54 17 0 3 0 6 0 9 7 0 24 0 40-7 0 46 0 92 0 138 0 9 0 13-28 13-3 0-6 0-10 0 0 3 0 6 0 9 5-1 39-1 49-1 7 0 41 0 48 1 0-3 0-6 0-9-3 0-7 0-10 0-27 0-27-4-27-13 0-50 0-100 0-149z"><text:p/></draw:path><draw:path draw:style-name="gr1059" draw:text-style-name="P99" svg:width="0.0173in" svg:height="0.0453in" svg:x="0.4094in" svg:y="0.0972in" svg:viewBox="0 0 45 116" svg:d="M45 41c0-26-9-41-24-41-13 0-21 10-21 21 0 10 8 20 21 20 4 0 10-1 13-5 1-1 1-1 2-1 0 2 1 0 1 6 0 28-14 51-26 64-4 4-4 5-4 6 0 2 2 5 4 5 3 0 34-30 34-75z"><text:p/></draw:path><draw:path draw:style-name="gr1059" draw:text-style-name="P99" svg:width="0.0697in" svg:height="0.0976in" svg:x="0.4685in" svg:y="0.045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1059" draw:text-style-name="P99" svg:width="0.0386in" svg:height="0.0701in" svg:x="0.55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059" draw:text-style-name="P99" svg:width="0.0335in" svg:height="0.1512in" svg:x="0.6154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1059" draw:text-style-name="P99" svg:width="0.0205in" svg:height="0.1512in" svg:x="0.6697in" svg:y="0in" svg:viewBox="0 0 53 385" svg:d="M53 0c-18 0-35 0-53 0 0 6 0 10 0 15 12 0 25 0 37 0 0 118 0 237 0 355-12 0-25 0-37 0 0 5 0 10 0 15 18 0 35 0 53 0 0-128 0-256 0-385z"><text:p/></draw:path><draw:path draw:style-name="gr1059" draw:text-style-name="P99" svg:width="0.0346in" svg:height="0.1512in" svg:x="0.7173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004in" svg:height="0.0354in" svg:x="0.8185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1059" draw:text-style-name="P99" svg:width="0.0756in" svg:height="0.0685in" svg:x="0.9752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1059" draw:text-style-name="P99" svg:width="0.0386in" svg:height="0.0701in" svg:x="1.0689in" svg:y="0.0661in" svg:viewBox="0 0 99 179" svg:d="M62 8c0-8 0-8-8-8-18 17-42 17-54 17 0 3 0 6 0 9 7 0 25 0 40-7 0 46 0 92 0 138 0 9 0 13-27 13-3 0-7 0-11 0 0 3 0 6 0 9 6-1 39-1 49-1 8 0 43 0 48 1 0-3 0-6 0-9-3 0-7 0-10 0-27 0-27-4-27-13 0-50 0-100 0-149z"><text:p/></draw:path><draw:path draw:style-name="gr1059" draw:text-style-name="P99" svg:width="0.1008in" svg:height="0.1in" svg:x="1.1681in" svg:y="0.0252in" svg:viewBox="0 0 257 255" svg:d="M136 137c37 0 72 0 108 0 6 0 13 0 13-8 0-9-7-9-13-9-36 0-71 0-108 0 0-36 0-72 0-108 0-5 0-12-7-12-8 0-8 7-8 12 0 36 0 72 0 108-36 0-71 0-108 0-5 0-13 0-13 9 0 8 8 8 13 8 37 0 72 0 108 0 0 35 0 71 0 106 0 6 0 12 8 12 7 0 7-6 7-12 0-35 0-71 0-106z"><text:p/></draw:path><draw:path draw:style-name="gr1059" draw:text-style-name="P99" svg:width="0.0697in" svg:height="0.0976in" svg:x="1.3165in" svg:y="0.0453in" svg:viewBox="0 0 178 249" svg:d="M177 24c1-5 1-6 1-9 0-7-5-11-11-11-4 0-10 3-13 8-1 2-4 14-5 21-4 10-6 21-8 31-6 23-12 46-18 69-2 7-18 33-44 33-20 0-24-16-24-31 0-17 7-41 20-76 6-15 8-19 8-27 0-18-13-32-32-32-37 0-51 56-51 59 0 5 3 4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1059" draw:text-style-name="P99" svg:width="0.0382in" svg:height="0.0701in" svg:x="1.398in" svg:y="0.0661in" svg:viewBox="0 0 98 179" svg:d="M62 8c0-8-1-8-9-8-18 17-42 17-53 17 0 3 0 6 0 9 7 0 24 0 40-7 0 46 0 92 0 138 0 9 0 13-28 13-3 0-6 0-10 0 0 3 0 6 0 9 5-1 38-1 48-1 8 0 42 0 48 1 0-3 0-6 0-9-3 0-7 0-10 0-26 0-26-4-26-13 0-50 0-100 0-149z"><text:p/></draw:path><draw:path draw:style-name="gr1059" draw:text-style-name="P99" svg:width="0.076in" svg:height="0.1409in" svg:x="1.5181in" svg:y="0.0043in" svg:viewBox="0 0 194 359" svg:d="M190 15c4-5 4-6 4-7 0-2-4-8-8-8-6 0-7 2-9 8-58 112-115 223-174 336-3 5-3 6-3 7 0 4 3 8 8 8 4 0 6-2 9-8 58-112 115-223 173-336z"><text:p/></draw:path><draw:path draw:style-name="gr1059" draw:text-style-name="P99" svg:width="0.1008in" svg:height="0.0354in" svg:x="1.505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56in" svg:height="0.0685in" svg:x="1.6622in" svg:y="0.0453in" svg:viewBox="0 0 193 175" svg:d="M118 54c2-10 11-45 37-45 2 0 12 0 20 4-11 2-19 12-19 21 0 7 5 14 16 14 7 0 21-7 21-23 0-19-24-25-37-25-23 0-36 21-40 30-10-26-31-30-42-30-41 0-63 50-63 59 0 5 4 5 6 5s4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1059" draw:text-style-name="P99" svg:width="0.0465in" svg:height="0.0701in" svg:x="1.7512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1059" draw:text-style-name="P99" svg:width="0.1004in" svg:height="0.1in" svg:x="1.8551in" svg:y="0.0252in" svg:viewBox="0 0 256 255" svg:d="M136 137c37 0 72 0 108 0 6 0 12 0 12-8 0-9-6-9-12-9-36 0-71 0-108 0 0-36 0-72 0-108 0-5 0-12-7-12-8 0-8 7-8 12 0 36 0 72 0 108-36 0-73 0-109 0-5 0-12 0-12 9 0 8 7 8 12 8 36 0 73 0 109 0 0 35 0 71 0 106 0 6 0 12 8 12 7 0 7-6 7-12 0-35 0-71 0-106z"><text:p/></draw:path><draw:path draw:style-name="gr1059" draw:text-style-name="P99" svg:width="0.0697in" svg:height="0.0976in" svg:x="2.0031in" svg:y="0.0453in" svg:viewBox="0 0 178 249" svg:d="M176 24c2-5 2-6 2-9 0-7-5-11-12-11-3 0-10 3-13 8-1 2-3 14-6 21-2 10-5 21-7 31-6 23-12 46-18 69-1 7-17 33-43 33-20 0-24-16-24-31 0-17 7-41 20-76 5-15 8-19 8-27 0-18-13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1059" draw:text-style-name="P99" svg:width="0.0469in" svg:height="0.0701in" svg:x="2.0799in" svg:y="0.0661in" svg:viewBox="0 0 120 179" svg:d="M120 130c-3 0-6 0-9 0-1 5-4 22-8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1059" draw:text-style-name="P99" svg:width="0.1004in" svg:height="0.0354in" svg:x="2.19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744in" svg:height="0.1063in" svg:x="2.3528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draw:path draw:style-name="gr1059" draw:text-style-name="P99" svg:width="0.035in" svg:height="0.1512in" svg:x="2.4472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0209in" svg:height="0.1512in" svg:x="2.5094in" svg:y="0in" svg:viewBox="0 0 54 385" svg:d="M54 385c0-5 0-10 0-15-12 0-25 0-37 0 0-118 0-237 0-355 12 0 25 0 37 0 0-5 0-9 0-15-18 0-36 0-54 0 0 129 0 257 0 385 18 0 36 0 54 0z"><text:p/></draw:path><draw:path draw:style-name="gr1059" draw:text-style-name="P99" svg:width="0.0339in" svg:height="0.1512in" svg:x="2.5504in" svg:y="0in" svg:viewBox="0 0 87 385" svg:d="M85 15c2-4 2-5 2-7 0-5-4-8-8-8s-6 2-9 9c-23 59-45 118-68 177-1 2-2 4-2 8 0 1 0 1 2 5 23 59 45 118 68 176 2 5 4 10 9 10 4 0 8-3 8-7 0-1 0-3-2-7-23-59-45-119-68-177 23-60 45-119 68-179z"><text:p/></draw:path><draw:path draw:style-name="gr1059" draw:text-style-name="P99" svg:width="0.0756in" svg:height="0.0685in" svg:x="2.5972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1059" draw:text-style-name="P99" svg:width="0.0465in" svg:height="0.0701in" svg:x="2.687in" svg:y="0.0661in" svg:viewBox="0 0 119 179" svg:d="M119 130c-3 0-6 0-9 0-1 5-3 22-7 24-2 2-23 2-27 2-17 0-33 0-50 0 29-25 38-33 54-45 20-16 39-33 39-58 0-33-29-53-63-53s-56 23-56 48c0 14 11 15 14 15 7 0 15-5 15-15 0-4-3-14-17-14 9-19 28-24 40-24 27 0 42 21 42 43 0 23-18 42-27 52-22 21-43 41-65 63-2 3-2 4-2 11 37 0 74 0 111 0 2-16 6-33 8-49z"><text:p/></draw:path><draw:path draw:style-name="gr1059" draw:text-style-name="P99" svg:width="0.0173in" svg:height="0.0453in" svg:x="2.7614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697in" svg:height="0.0976in" svg:x="2.8201in" svg:y="0.0453in" svg:viewBox="0 0 178 249" svg:d="M177 24c1-5 1-6 1-9 0-7-5-11-11-11-4 0-10 3-13 8-1 2-4 14-5 21-4 10-6 21-8 31-6 23-12 46-18 69-1 7-18 33-44 33-20 0-24-16-24-31 0-17 7-41 20-76 6-15 8-19 8-27 0-18-13-32-31-32-38 0-52 56-52 59 0 5 3 4 4 5 5 0 5-1 7-8 10-36 26-47 40-47 2 0 8 0 8 12 0 10-3 20-6 27-16 41-22 63-22 81 0 34 24 46 47 46 16 0 28-7 39-18-5 20-9 40-26 59-10 13-24 24-41 24-6 0-24-1-30-15 6 0 11 0 16-6 5-3 8-8 8-14 0-12-10-13-14-13-9 0-21 5-21 24s16 33 41 33c39 0 79-35 90-77 12-50 25-99 37-148z"><text:p/></draw:path><draw:path draw:style-name="gr1059" draw:text-style-name="P99" svg:width="0.0469in" svg:height="0.0701in" svg:x="2.8972in" svg:y="0.0661in" svg:viewBox="0 0 120 179" svg:d="M120 130c-3 0-7 0-10 0-1 5-3 22-7 24-2 2-23 2-27 2-17 0-33 0-50 0 29-25 39-33 54-45 21-16 40-33 40-58 0-33-30-53-64-53s-56 23-56 48c0 14 11 15 14 15 7 0 15-5 15-15 0-4-3-14-17-14 9-19 28-24 40-24 27 0 42 21 42 43 0 23-18 42-26 52-22 21-44 41-66 63-2 3-2 4-2 11 37 0 74 0 111 0 3-16 6-33 9-49z"><text:p/></draw:path><draw:path draw:style-name="gr1059" draw:text-style-name="P99" svg:width="0.0339in" svg:height="0.1512in" svg:x="2.9669in" svg:y="0in" svg:viewBox="0 0 87 385" svg:d="M85 199c2-4 2-4 2-5 0-2 0-2-2-7-23-59-45-119-68-178-3-7-5-9-9-9-5 0-8 3-8 8 0 1 0 2 2 6 23 60 45 119 68 180-23 58-45 118-68 176-2 4-2 5-2 8 0 4 3 7 8 7s6-4 9-7c23-60 45-119 68-179z"><text:p/></draw:path><draw:path draw:style-name="gr1059" draw:text-style-name="P99" svg:width="0.0205in" svg:height="0.1512in" svg:x="3.021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35in" svg:height="0.1512in" svg:x="3.0689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41"><text:s/>כדרוש. </text:span></text:p>
      <text:p text:style-name="P44"><text:span text:style-name="T43">על: </text:span><text:span text:style-name="T42">יהי </text:span><text:span text:style-name="T42"><draw:g text:anchor-type="as-char" svg:y="-0.1035in" draw:z-index="154" draw:name="Shape173" draw:style-name="gr1057"><svg:title>TexMaths</svg:title><svg:desc>11§inline§r \in \R§svg§600§FALSE§</svg:desc><draw:path draw:style-name="gr1058" draw:text-style-name="P98" svg:width="0.3488in" svg:height="0.0933in" svg:x="0.0039in" svg:y="0.0071in" svg:viewBox="0 0 887 238" svg:d="M444 238c-148 0-296 0-444 0 0-79 0-159 0-238 296 0 592 0 887 0 0 79 0 159 0 238-147 0-295 0-443 0z"><text:p/></draw:path><draw:path draw:style-name="gr1059" draw:text-style-name="P99" svg:width="0.0614in" svg:height="0.0677in" svg:x="0.0004in" svg:y="0.0362in" svg:viewBox="0 0 157 173" svg:d="M23 147c-1 6-3 13-3 15 0 8 5 11 11 11 4 0 12-3 14-11 1-2 14-52 15-59 4-13 10-39 13-50 2-5 13-23 22-32 3-2 14-12 30-12 10 0 16 4 17 4-12 2-20 11-20 21 0 7 3 14 14 14 10 0 21-8 21-23 0-13-12-25-32-25-25 0-41 19-49 30-3-18-17-30-35-30s-26 15-29 22c-7 13-12 36-12 37 0 5 4 5 5 5 4 0 4-1 7-9 7-28 14-46 28-46 6 0 12 3 12 17 0 8-1 12-7 32-8 30-14 59-22 89z"><text:p/></draw:path><draw:path draw:style-name="gr1059" draw:text-style-name="P99" svg:width="0.0752in" svg:height="0.087in" svg:x="0.124in" svg:y="0.0217in" svg:viewBox="0 0 192 222" svg:d="M179 119c7 0 13 0 13-8s-6-8-13-8c-55 0-109 0-164 0 5-51 50-88 104-88 20 0 40 0 60 0 7 0 13 0 13-7 0-8-6-8-13-8-20 0-40 0-60 0-66 0-119 49-119 111 0 60 53 111 119 111 20 0 40 0 60 0 7 0 13 0 13-8s-6-8-13-8c-20 0-40 0-60 0-54 0-99-37-104-87 55 0 109 0 164 0z"><text:p/></draw:path><draw:path draw:style-name="gr1059" draw:text-style-name="P99" svg:width="0.1039in" svg:height="0.1028in" svg:x="0.2567in" svg:y="0.0004in" svg:viewBox="0 0 265 262" svg:d="M97 143c4 0 10 0 14 0 19 28 39 58 57 88 5 6 13 20 18 27 3 4 4 4 13 4 18 0 35 0 53 0 7 0 13 0 13-6 0-3-2-7-6-7-14-3-34-28-42-40-4-5-22-30-49-71 35-5 68-21 68-66 0-53-57-72-102-72-41 0-80 0-121 0-8 0-13 0-13 7 0 6 7 6 10 6 22 0 24 3 24 22 0 64 0 129 0 192 0 19-2 22-24 22-3 0-10 0-10 7 0 6 5 6 13 6 35 0 71 0 106 0 6 0 12 0 12-6 0-7-7-7-10-7-22 0-24-3-24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42">. נבחר </text:span><text:span text:style-name="T42"><draw:g text:anchor-type="as-char" svg:y="-0.1134in" draw:z-index="155" draw:name="Shape174" draw:style-name="gr1057"><svg:title>TexMaths</svg:title><svg:desc>11§inline§[\la 0, r \ra]§svg§600§FALSE§</svg:desc><draw:path draw:style-name="gr1058" draw:text-style-name="P98" svg:width="0.3854in" svg:height="0.1358in" svg:x="0.0004in" svg:y="0.0071in" svg:viewBox="0 0 980 346" svg:d="M491 346c-164 0-327 0-491 0 0-116 0-230 0-346 327 0 653 0 980 0 0 116 0 230 0 346-163 0-326 0-489 0z"><text:p/></draw:path><draw:path draw:style-name="gr1059" draw:text-style-name="P99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059" draw:text-style-name="P99" svg:width="0.0339in" svg:height="0.1512in" svg:x="0.0516in" svg:y="0in" svg:viewBox="0 0 87 385" svg:d="M85 15c2-4 2-5 2-7 0-5-3-8-8-8-3 0-6 2-9 9-23 59-45 118-68 177-1 2-2 4-2 8 0 1 0 1 2 5 23 59 45 118 68 176 2 5 4 10 9 10s8-3 8-7c0-1 0-3-2-7-23-59-45-119-68-177 23-60 45-119 68-179z"><text:p/></draw:path><draw:path draw:style-name="gr1059" draw:text-style-name="P99" svg:width="0.0638in" svg:height="0.1035in" svg:x="0.1in" svg:y="0.013in" svg:viewBox="0 0 163 264" svg:d="M163 133c0-31-2-61-15-90-18-37-50-43-67-43-23 0-51 10-67 45-12 28-14 57-14 88 0 29 1 64 18 92 16 32 45 39 63 39 21 0 51-7 68-45 12-25 14-55 14-86zM81 255c-15 0-38-9-45-46-4-22-4-58-4-80 0-26 0-51 3-72 8-45 37-49 46-49 13 0 39 7 46 45 4 22 4 52 4 76 0 28 0 55-4 79-6 36-28 47-46 47z"><text:p/></draw:path><draw:path draw:style-name="gr1059" draw:text-style-name="P99" svg:width="0.0173in" svg:height="0.0453in" svg:x="0.1835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14in" svg:height="0.0685in" svg:x="0.2421in" svg:y="0.0453in" svg:viewBox="0 0 157 175" svg:d="M23 148c-1 6-3 15-3 17 0 7 5 10 11 10 4 0 12-3 14-11 1-1 14-54 16-61 3-13 9-39 12-50 2-5 13-23 22-32 3-2 14-12 31-12 9 0 11 3 16 4-12 2-20 11-20 21 0 7 4 14 15 14 9 0 20-8 20-23 0-13-12-25-31-25-26 0-42 19-50 30-3-18-17-30-35-30s-26 15-29 22c-6 13-12 36-12 37 0 5 4 5 6 5 3 0 3-1 5-9 7-27 14-46 29-46 6 0 12 3 12 17 0 8-1 13-7 32-8 30-14 60-22 90z"><text:p/></draw:path><draw:path draw:style-name="gr1059" draw:text-style-name="P99" svg:width="0.0335in" svg:height="0.1512in" svg:x="0.3193in" svg:y="0in" svg:viewBox="0 0 86 385" svg:d="M84 199c2-4 2-4 2-5 0-2 0-2-2-7-22-59-45-119-67-178-3-7-5-9-9-9-5 0-8 3-8 8 0 1 0 2 1 6 23 60 46 119 69 180-23 58-46 118-69 176-1 4-1 5-1 8 0 4 3 7 8 7 4 0 6-4 7-7 24-60 46-119 69-179z"><text:p/></draw:path><draw:path draw:style-name="gr1059" draw:text-style-name="P99" svg:width="0.0205in" svg:height="0.1512in" svg:x="0.3732in" svg:y="0in" svg:viewBox="0 0 53 385" svg:d="M53 0c-18 0-35 0-53 0 0 6 0 10 0 15 12 0 25 0 37 0 0 118 0 237 0 355-12 0-25 0-37 0 0 5 0 10 0 15 18 0 35 0 53 0 0-128 0-256 0-385z"><text:p/></draw:path></draw:g></text:span><text:span text:style-name="T42">, נסיק </text:span><text:span text:style-name="T42"><draw:g text:anchor-type="as-char" svg:y="-0.1134in" draw:z-index="156" draw:name="Shape175" draw:style-name="gr1057"><svg:title>TexMaths</svg:title><svg:desc>11§inline§h([\la 0, r \ra]) = 0 + r = r§svg§600§FALSE§</svg:desc><draw:path draw:style-name="gr1058" draw:text-style-name="P98" svg:width="1.4165in" svg:height="0.1358in" svg:x="0.0004in" svg:y="0.0071in" svg:viewBox="0 0 3599 346" svg:d="M1800 346c-601 0-1200 0-1800 0 0-116 0-230 0-346 1199 0 2400 0 3599 0 0 116 0 230 0 346-600 0-1199 0-1799 0z"><text:p/></draw:path><draw:path draw:style-name="gr1059" draw:text-style-name="P99" svg:width="0.074in" svg:height="0.1063in" svg:x="0.0012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205in" svg:height="0.1512in" svg:x="0.1579in" svg:y="0in" svg:viewBox="0 0 53 385" svg:d="M53 385c0-5 0-10 0-15-12 0-25 0-38 0 0-118 0-237 0-355 13 0 26 0 38 0 0-5 0-9 0-15-18 0-35 0-53 0 0 129 0 257 0 385 18 0 35 0 53 0z"><text:p/></draw:path><draw:path draw:style-name="gr1059" draw:text-style-name="P99" svg:width="0.0335in" svg:height="0.1512in" svg:x="0.1988in" svg:y="0in" svg:viewBox="0 0 86 385" svg:d="M84 15c2-4 2-5 2-7 0-5-3-8-8-8-3 0-6 2-9 9-23 59-45 118-68 177 0 2-1 4-1 7 0 2 0 2 1 6 23 59 45 118 68 176 1 5 4 10 9 10s8-3 8-7c0-1 0-3-2-7-23-59-45-119-69-178 24-60 46-119 69-178z"><text:p/></draw:path><draw:path draw:style-name="gr1059" draw:text-style-name="P99" svg:width="0.0638in" svg:height="0.1035in" svg:x="0.246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1059" draw:text-style-name="P99" svg:width="0.0173in" svg:height="0.0453in" svg:x="0.3303in" svg:y="0.0972in" svg:viewBox="0 0 45 116" svg:d="M45 41c0-26-9-41-24-41-13 0-21 10-21 21 0 10 8 20 21 20 4 0 10-1 13-5 1-1 1-1 2-1 0 2 1 0 1 6 0 28-14 51-26 64-4 4-4 5-4 6 0 2 2 5 4 5 3 0 34-30 34-75z"><text:p/></draw:path><draw:path draw:style-name="gr1059" draw:text-style-name="P99" svg:width="0.0614in" svg:height="0.0685in" svg:x="0.389in" svg:y="0.0453in" svg:viewBox="0 0 157 175" svg:d="M23 148c-1 6-3 15-3 17 0 7 5 10 11 10 4 0 12-3 14-11 1-1 14-54 16-61 3-13 9-39 13-50 1-5 12-23 21-32 3-2 14-12 30-12 10 0 11 3 17 4-11 2-20 11-20 21 0 7 3 14 14 14 10 0 21-8 21-23 0-13-12-25-32-25-25 0-41 19-49 30-2-18-17-30-35-30s-24 15-29 22c-6 13-12 36-12 37 0 5 4 5 6 5 3 0 4-1 6-9 7-27 14-46 28-46 6 0 12 3 12 17 0 8-1 13-6 32-7 30-15 60-23 90z"><text:p/></draw:path><draw:path draw:style-name="gr1059" draw:text-style-name="P99" svg:width="0.0335in" svg:height="0.1512in" svg:x="0.4661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1059" draw:text-style-name="P99" svg:width="0.0205in" svg:height="0.1512in" svg:x="0.5205in" svg:y="0in" svg:viewBox="0 0 53 385" svg:d="M53 0c-18 0-35 0-53 0 0 6 0 10 0 15 12 0 25 0 37 0 0 118 0 237 0 355-12 0-25 0-37 0 0 5 0 10 0 15 18 0 35 0 53 0 0-128 0-256 0-385z"><text:p/></draw:path><draw:path draw:style-name="gr1059" draw:text-style-name="P99" svg:width="0.0346in" svg:height="0.1512in" svg:x="0.5681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4in" svg:height="0.0354in" svg:x="0.669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634in" svg:height="0.1035in" svg:x="0.8272in" svg:y="0.013in" svg:viewBox="0 0 162 264" svg:d="M162 133c0-31-1-61-16-90-17-37-49-43-65-43-23 0-51 10-67 45-13 28-14 57-14 88 0 29 1 64 17 92 16 32 45 39 63 39 21 0 51-7 67-45 14-25 15-55 15-86zM80 255c-14 0-37-9-44-46-4-22-4-58-4-80 0-26 0-51 3-72 7-45 37-49 45-49 14 0 39 7 47 45 3 22 3 52 3 76 0 28 0 55-5 79-5 36-27 47-45 47z"><text:p/></draw:path><draw:path draw:style-name="gr1059" draw:text-style-name="P99" svg:width="0.1008in" svg:height="0.1in" svg:x="0.9394in" svg:y="0.0252in" svg:viewBox="0 0 257 255" svg:d="M136 137c37 0 72 0 108 0 6 0 13-2 13-9 0-9-7-8-13-8-36 0-71 0-108 0 0-36 0-72 0-108 0-5 0-12-7-12-8 0-8 7-8 12 0 36 0 72 0 108-36 0-71 0-108 0-5 0-13-1-13 8 0 7 8 9 13 9 37 0 72 0 108 0 0 35 0 71 0 106 0 6 0 12 8 12 7 0 7-6 7-12 0-35 0-71 0-106z"><text:p/></draw:path><draw:path draw:style-name="gr1059" draw:text-style-name="P99" svg:width="0.0614in" svg:height="0.0685in" svg:x="1.0874in" svg:y="0.0453in" svg:viewBox="0 0 157 175" svg:d="M23 148c-1 6-3 15-3 17 0 7 5 10 11 10 4 0 11-3 14-11 1-1 13-54 16-61 3-13 9-39 12-50 2-5 12-23 22-32 3-2 14-12 30-12 10 0 16 4 17 4-12 2-21 11-21 21 0 7 4 14 15 14 10 0 21-8 21-23 0-13-12-25-32-25-25 0-41 19-49 30-3-18-18-30-35-30-18 0-26 15-29 22-6 13-12 36-12 37 0 5 3 4 4 5 5 0 5-1 7-9 7-27 14-46 29-46 6 0 12 3 12 17 0 8-1 13-7 32-8 30-14 60-22 90z"><text:p/></draw:path><draw:path draw:style-name="gr1059" draw:text-style-name="P99" svg:width="0.1008in" svg:height="0.0354in" svg:x="1.206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614in" svg:height="0.0685in" svg:x="1.3634in" svg:y="0.0453in" svg:viewBox="0 0 157 175" svg:d="M23 148c-2 6-4 15-4 17 0 7 5 10 12 10 4 0 11-3 14-11 0-1 13-54 16-61 2-13 9-39 12-50 1-5 12-23 22-32 2-2 14-12 30-12 10 0 10 3 16 4-11 2-20 11-20 21 0 7 3 14 14 14 10 0 22-8 22-23 0-13-12-25-32-25-25 0-42 19-49 30-3-18-18-30-35-30-18 0-26 15-29 22-8 13-12 36-12 37 0 5 3 5 4 5 5 0 5-1 7-9 7-27 14-46 29-46 6 0 12 3 12 17 0 8-2 13-7 32-8 30-14 60-22 90z"><text:p/></draw:path></draw:g></text:span><text:span text:style-name="T42"><text:s/>כדרוש. </text:span><text:span text:style-name="T42"><draw:g text:anchor-type="as-char" svg:y="-0.1043in" draw:z-index="157" draw:name="Shape176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2 1 15 13 15 76 0 152 0 228 0 13 0 14-1 14-14 0-79 0-158 0-238z"><text:p/></draw:path></draw:g></text:span></text:p>
      <text:h text:style-name="P61" text:outline-level="3">סעיף (ב)</text:h>
      <text:p text:style-name="P45">תהי <text:span text:style-name="T9"><draw:g text:anchor-type="as-char" svg:y="-0.1134in" draw:z-index="159" draw:name="Shape177" draw:style-name="gr1057"><svg:title>TexMaths</svg:title><svg:desc>11§inline§f \colon \ps(\Z) \to \ps(\N)§svg§600§FALSE§</svg:desc><draw:path draw:style-name="gr1058" draw:text-style-name="P98" svg:width="1.0906in" svg:height="0.1358in" svg:x="0.0039in" svg:y="0.0071in" svg:viewBox="0 0 2771 346" svg:d="M1386 346c-462 0-924 0-1386 0 0-116 0-230 0-346 924 0 1847 0 2771 0 0 116 0 230 0 346-462 0-924 0-1385 0z"><text:p/></draw:path><draw:path draw:style-name="gr1059" draw:text-style-name="P99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157in" svg:height="0.065in" svg:x="0.1126in" svg:y="0.048in" svg:viewBox="0 0 41 166" svg:d="M41 21c0-12-9-21-20-21s-21 9-21 21c0 11 10 20 21 20s20-9 20-20zM41 146c0-12-9-20-20-20s-21 8-21 20c0 11 10 20 21 20s20-9 20-20z"><text:p/></draw:path><draw:path draw:style-name="gr1059" draw:text-style-name="P99" svg:width="0.1079in" svg:height="0.1106in" svg:x="0.1961in" svg:y="0.0098in" svg:viewBox="0 0 275 282" svg:d="M127 0c-55 0-96 26-113 44-13 15-14 26-14 28s1 3 4 3c6 0 15-6 18-8 8-5 10-8 12-15 6-16 16-29 65-31-8 87-31 172-63 251-2 5-1 4-2 7 0 1 1 3 3 3 7 0 26-9 30-19 20-47 52-135 63-242 6 0 13 0 20 0 47 0 92 18 92 57 0 29-27 83-102 85-8 0-12 0-23 8-8 4-10 8-10 11 0 2 2 2 6 2 71 0 162-60 162-123 0-44-52-61-97-61-17 0-34 0-51 0z"><text:p/></draw:path><draw:path draw:style-name="gr1059" draw:text-style-name="P99" svg:width="0.0346in" svg:height="0.1512in" svg:x="0.3264in" svg:y="0in" svg:viewBox="0 0 89 385" svg:d="M89 381c0-1 0-1-6-8-49-49-61-122-61-179 0-68 14-136 63-183 4-5 4-5 4-7 0-3-1-4-3-4-5 0-39 26-62 76-20 42-24 85-24 118 0 28 4 75 25 119 23 47 56 72 61 72 2 0 3-1 3-4z"><text:p/></draw:path><draw:path draw:style-name="gr1059" draw:text-style-name="P99" svg:width="0.0921in" svg:height="0.1031in" svg:x="0.3744in" svg:y="0.0098in" svg:viewBox="0 0 235 263" svg:d="M220 14c3-5 3-6 3-7 0-7-5-7-13-7-58 0-118 0-176 0-13 0-13 1-14 11-2 18-3 34-6 52 0 2-1 3-1 5 0 6 5 8 8 8s5-3 7-7c1-8 4-25 28-40 22-15 49-16 62-16 11 0 21 0 32 0-49 79-97 159-146 237-4 4-4 5-4 7 0 6 7 6 13 6 66 0 133 0 199 0 11 0 11-1 12-11 4-25 8-49 11-75 0-4-3-6-6-6-6 0-7 3-8 11-6 30-36 68-91 68-19 0-36 0-55 0 48-78 97-158 145-236zM33 13c7 0 14 0 21 0v1c-11 6-18 12-23 17 1-6 1-12 2-18zM165 13c13 0 26 0 40 0-49 79-98 159-147 237-13 0-25 0-38 0 48-78 97-158 145-237zM186 250c10-7 21-15 30-26-1 7-3 12-4 26-8 0-17 0-26 0z"><text:p/></draw:path><draw:path draw:style-name="gr1059" draw:text-style-name="P99" svg:width="0.0346in" svg:height="0.1512in" svg:x="0.4803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346in" svg:height="0.0787in" svg:x="0.5811in" svg:y="0.0362in" svg:viewBox="0 0 343 201" svg:d="M301 109c-20 15-31 32-35 36-17 27-20 51-20 52 0 4 5 4 8 4 7 0 7-1 8-7 9-38 32-71 76-88 4-1 5-3 5-5 0-3-2-4-3-4-17-7-64-27-78-91-1-5-1-6-8-6-3 0-8 0-8 4 0 2 4 26 20 51 8 12 19 25 35 37-95 0-191 0-287 0-6 0-14 0-14 9 0 8 8 8 14 8 96 0 192 0 287 0z"><text:p/></draw:path><draw:path draw:style-name="gr1059" draw:text-style-name="P99" svg:width="0.1079in" svg:height="0.1106in" svg:x="0.7701in" svg:y="0.0098in" svg:viewBox="0 0 275 282" svg:d="M127 0c-55 0-96 26-113 44-13 15-14 26-14 28s2 3 4 3c6 0 15-6 18-8 9-5 10-8 12-15 6-16 16-29 65-31-8 87-31 172-63 251-2 5-1 4-2 7 0 1 1 3 3 3 7 0 26-9 30-19 20-47 52-135 63-242 6 0 13 0 20 0 47 0 92 18 92 57 0 29-27 83-102 85-8 0-12 0-23 8-7 4-10 8-10 11 0 2 2 2 6 2 71 0 162-60 162-123 0-44-52-61-97-61-17 0-34 0-51 0z"><text:p/></draw:path><draw:path draw:style-name="gr1059" draw:text-style-name="P99" svg:width="0.0346in" svg:height="0.1512in" svg:x="0.9008in" svg:y="0in" svg:viewBox="0 0 89 385" svg:d="M89 381c0-1 0-1-6-8-49-49-61-122-61-179 0-68 14-136 63-183 4-5 4-5 4-7 0-3-1-4-3-4-5 0-39 26-62 76-20 42-24 85-24 118 0 28 4 75 25 119 23 47 56 72 61 72 2 0 3-1 3-4z"><text:p/></draw:path><draw:path draw:style-name="gr1059" draw:text-style-name="P99" svg:width="0.1028in" svg:height="0.1063in" svg:x="0.9484in" svg:y="0.0098in" svg:viewBox="0 0 262 271" svg:d="M34 35c0 63 0 126 0 187 0 20-3 28-23 28-4 0-11 0-11 7 0 6 7 6 13 6 20 0 41 0 61 0 6 0 12 0 12-6 0-7-6-7-11-7-22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8 243c-56-72-111-146-167-220-5-5-5-5-9-10 15 0 31 0 46 0 43 59 87 117 130 176 0 18 0 37 0 54z"><text:p/></draw:path><draw:path draw:style-name="gr1059" draw:text-style-name="P99" svg:width="0.035in" svg:height="0.1512in" svg:x="1.063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9">. נניח </text:span><text:span text:style-name="T9"><draw:g text:anchor-type="as-char" svg:y="-0.1134in" draw:z-index="160" draw:name="Shape178" draw:style-name="gr1057"><svg:title>TexMaths</svg:title><svg:desc>11§inline§f = \lambda A \in \ps(\Z). A \cup \N§svg§600§FALSE§</svg:desc><draw:path draw:style-name="gr1058" draw:text-style-name="P98" svg:width="1.4374in" svg:height="0.1358in" svg:x="0.0004in" svg:y="0.0071in" svg:viewBox="0 0 3652 346" svg:d="M1827 346c-610 0-1218 0-1827 0 0-116 0-230 0-346 1217 0 2435 0 3652 0 0 116 0 230 0 346-608 0-1217 0-1825 0z"><text:p/></draw:path><draw:path draw:style-name="gr1059" draw:text-style-name="P99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1012in" svg:height="0.0354in" svg:x="0.134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8in" svg:height="0.1067in" svg:x="0.2945in" svg:y="0.0071in" svg:viewBox="0 0 191 272" svg:d="M118 155c15 41 34 98 40 107 7 9 10 9 21 9 3 0 6 0 8 0 4 0 4-1 4-3s-1-3-2-5c-3-4-5-10-9-17-26-73-51-146-78-218-8-24-29-28-47-28-2 0-8 0-8 4 0 3 4 4 5 4 12 2 15 4 24 31 13 35 25 70 38 105-35 35-71 70-106 105-6 4-8 6-8 12 0 7 6 11 12 11s10-4 12-9c31-36 63-71 94-108z"><text:p/></draw:path><draw:path draw:style-name="gr1059" draw:text-style-name="P99" svg:width="0.1039in" svg:height="0.1079in" svg:x="0.3807in" svg:y="0.0043in" svg:viewBox="0 0 265 275" svg:d="M55 231c-15 26-30 31-47 32-5 1-8 1-8 8 0 2 2 4 4 4 11 0 24-1 35-1 12 0 26 1 38 1 2 0 7 0 7-7 0-4-4-5-6-5-9 0-19-3-19-13 0-4 3-9 6-14 10-17 20-32 30-49 32 0 65 0 96 0 2 9 7 60 7 64 0 11-20 12-27 12-6 0-10 0-10 8 0 4 4 4 5 4 16 0 33-1 49-1 9 0 34 1 44 1 2 0 6 0 6-7 0-5-4-5-9-5-24 0-24-2-25-13-8-79-15-160-23-240-1-8-1-10-8-10-6 0-7 3-10 7-45 74-90 149-135 224zM102 175c26-43 51-85 76-127 5 42 8 84 12 127-29 0-58 0-88 0z"><text:p/></draw:path><draw:path draw:style-name="gr1059" draw:text-style-name="P99" svg:width="0.076in" svg:height="0.087in" svg:x="0.5445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1059" draw:text-style-name="P99" svg:width="0.1079in" svg:height="0.1106in" svg:x="0.6791in" svg:y="0.0098in" svg:viewBox="0 0 275 282" svg:d="M127 0c-55 0-96 26-113 44-13 15-14 26-14 28s1 3 4 3c6 0 15-6 18-8 8-5 9-8 12-15 5-16 16-29 65-31-8 87-31 172-63 251-2 5-1 4-2 7 0 1 1 3 3 3 7 0 26-9 29-19 21-47 53-135 64-242 6 0 13 0 20 0 47 0 92 18 92 57 0 29-27 83-102 85-9 0-12 0-23 8-8 4-10 8-10 11 0 2 2 2 6 2 71 0 162-60 162-123 0-44-52-61-97-61-17 0-34 0-51 0z"><text:p/></draw:path><draw:path draw:style-name="gr1059" draw:text-style-name="P99" svg:width="0.0346in" svg:height="0.1512in" svg:x="0.8091in" svg:y="0in" svg:viewBox="0 0 89 385" svg:d="M89 381c0-1 0-1-6-8-49-49-61-122-61-180 0-67 14-135 63-182 4-5 4-5 4-7 0-3-1-4-3-4-5 0-39 26-62 76-20 42-24 85-24 117 0 29 4 76 25 120 23 47 56 72 61 72 2 0 3-1 3-4z"><text:p/></draw:path><draw:path draw:style-name="gr1059" draw:text-style-name="P99" svg:width="0.0925in" svg:height="0.1031in" svg:x="0.8571in" svg:y="0.0098in" svg:viewBox="0 0 236 263" svg:d="M220 14c3-5 3-6 3-7 0-7-5-7-12-7-59 0-117 0-177 0-13 0-13 1-14 11-2 18-3 34-6 52 0 2-1 3-1 5 0 6 5 8 8 8s5-3 7-7c1-8 4-25 28-40 22-15 49-16 62-16 11 0 21 0 32 0-49 79-97 159-146 237-4 4-4 5-4 7 0 6 7 6 13 6 66 0 133 0 199 0 11 0 11-1 14-11 3-25 6-49 10-75 0-4-4-6-7-6-6 0-7 3-8 11-6 30-36 68-91 68-19 0-36 0-55 0 48-78 97-158 145-236zM33 13c7 0 14 0 21 0v1c-11 6-18 12-22 17 0-6 1-12 1-18zM165 13c13 0 26 0 40 0-49 79-98 159-147 237-13 0-25 0-38 0 48-78 97-158 145-237zM186 250c11-7 21-15 30-26-1 7-3 12-4 26-8 0-17 0-26 0z"><text:p/></draw:path><draw:path draw:style-name="gr1059" draw:text-style-name="P99" svg:width="0.0346in" svg:height="0.1512in" svg:x="0.963in" svg:y="0in" svg:viewBox="0 0 89 385" svg:d="M89 193c0-30-3-76-25-120-23-48-56-73-61-73-2 0-3 2-3 4s0 2 8 9c37 38 59 99 59 180 0 65-14 133-63 181-4 6-4 6-4 7 0 2 1 4 3 4 5 0 40-26 62-76 20-41 24-84 24-116z"><text:p/></draw:path><draw:path draw:style-name="gr1059" draw:text-style-name="P99" svg:width="0.0157in" svg:height="0.0157in" svg:x="1.0268in" svg:y="0.0972in" svg:viewBox="0 0 41 41" svg:d="M41 21c0-12-10-21-21-21-12 0-20 9-20 21 0 11 8 20 20 20 11 0 21-9 21-20z"><text:p/></draw:path><draw:path draw:style-name="gr1059" draw:text-style-name="P99" svg:width="0.1039in" svg:height="0.1079in" svg:x="1.061in" svg:y="0.0043in" svg:viewBox="0 0 265 275" svg:d="M56 231c-15 26-31 31-47 32-5 1-9 1-9 8 0 2 2 4 6 4 9 0 22-1 33-1 13 0 26 1 38 1 2 0 8 0 8-7 0-4-4-5-7-5-9 0-17-3-17-13 0-4 2-9 5-14 10-17 20-32 30-49 32 0 65 0 97 0 0 9 5 60 5 64 0 11-20 12-27 12-6 0-9 0-9 8 0 4 4 4 5 4 16 0 32-1 48-1 9 0 34 1 44 1 2 0 6 0 6-7 0-5-3-5-9-5-23 0-23-2-24-13-8-79-16-160-24-240-1-8-1-10-8-10-5 0-7 3-10 7-45 74-89 149-134 224zM102 175c26-43 51-85 76-127 5 42 9 84 13 127-29 0-59 0-89 0z"><text:p/></draw:path><draw:path draw:style-name="gr1059" draw:text-style-name="P99" svg:width="0.0843in" svg:height="0.0937in" svg:x="1.2122in" svg:y="0.0217in" svg:viewBox="0 0 215 239" svg:d="M215 14c0-6 0-14-8-14s-8 8-8 14c0 47 0 93 0 140 0 57-63 70-91 70-18 0-42-4-63-16-30-19-30-44-30-54 0-47 0-93 0-140 0-6 0-14-7-14-8 0-8 8-8 14 0 48 0 94 0 141 0 59 59 84 108 84s107-28 107-83c0-47 0-94 0-142z"><text:p/></draw:path><draw:path draw:style-name="gr1059" draw:text-style-name="P99" svg:width="0.1028in" svg:height="0.1063in" svg:x="1.3433in" svg:y="0.0098in" svg:viewBox="0 0 262 271" svg:d="M33 35c0 63 0 126 0 187 0 20-2 28-22 28-4 0-11 0-11 7 0 6 7 6 13 6 20 0 40 0 60 0 7 0 13 0 13-6 0-7-7-7-12-7-21 0-24-9-24-29 0-58 0-118 0-176 56 74 111 148 167 220 3 5 5 6 7 6 7 0 7-7 7-13 0-72 0-145 0-217 0-21 5-27 22-28 2 0 9 0 9-6 0-7-6-7-13-7-19 0-38 0-56 0-7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/draw:g></text:span><text:span text:style-name="T9">. נגדיר: </text:span></text:p>
      <text:p text:style-name="P18"><draw:g text:anchor-type="as-char" svg:y="-0.1134in" draw:z-index="161" draw:name="Shape179" draw:style-name="gr1057"><svg:title>TexMaths</svg:title><svg:desc>11§inline§S = \{ \la A, B \ra \in \ps(\Z) \times \ps(\Z) \mid \min(f(A)) = \min(f(B)) \}§svg§600§FALSE§</svg:desc><draw:path draw:style-name="gr1058" draw:text-style-name="P98" svg:width="3.6307in" svg:height="0.1358in" svg:x="0.0004in" svg:y="0.0071in" svg:viewBox="0 0 9223 346" svg:d="M4612 346c-1538 0-3074 0-4612 0 0-116 0-230 0-346 3074 0 6149 0 9223 0 0 116 0 230 0 346-1537 0-3074 0-4611 0z"><text:p/></draw:path><draw:path draw:style-name="gr1059" draw:text-style-name="P99" svg:width="0.0898in" svg:height="0.1098in" svg:x="0.0008in" svg:y="0.0067in" svg:viewBox="0 0 229 280" svg:d="M229 3c0-1-1-3-5-3-2 0-2 0-6 6-7 7-12 14-19 22-10-18-31-28-55-28-49 0-96 44-96 91 0 31 20 49 40 55 14 4 27 7 42 10 14 4 35 10 35 41 0 34-32 71-69 71-25 0-67-9-67-57 0-8 1-17 2-19 0-3 0-3 0-4 0-3-2-3-5-3-2 0-2 0-3 1-2 1-23 88-23 89 0 2 1 5 3 5s2 0 8-6c7-6 12-14 19-22 16 22 43 28 65 28 52 0 99-52 99-98 0-27-14-40-20-45-9-9-15-11-49-20-8-2-23-6-26-7-10-3-23-14-23-35 0-31 31-64 67-64 32 0 56 17 56 59 0 13-2 20-2 22 2 2 0 4 5 4 4 0 5-1 6-8 6-29 14-56 21-85z"><text:p/></draw:path><draw:path draw:style-name="gr1059" draw:text-style-name="P99" svg:width="0.1008in" svg:height="0.0354in" svg:x="0.14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535in" svg:height="0.1512in" svg:x="0.3087in" svg:y="0in" svg:viewBox="0 0 137 385" svg:d="M81 52c0-16 10-41 52-43 2 0 4-2 4-5 0-4-3-4-7-4-39 0-74 20-75 48 0 29 0 59 0 89 0 15 0 27-15 39-14 12-28 12-37 13-2 0-3 1-3 5 0 3 2 3 5 3 27 2 44 14 49 34 1 4 1 5 1 19 0 25 0 51 0 76 0 16 0 29 19 43 15 12 40 16 56 16 4 0 7 0 7-4s-3-4-6-4c-24-2-43-15-49-33-1-5-1-5-1-19 0-27 0-54 0-82 0-17-3-24-15-35-8-8-20-12-31-14 32-10 46-28 46-50 0-31 0-61 0-92z"><text:p/></draw:path><draw:path draw:style-name="gr1059" draw:text-style-name="P99" svg:width="0.0335in" svg:height="0.1512in" svg:x="0.3906in" svg:y="0in" svg:viewBox="0 0 86 385" svg:d="M84 15c2-4 2-5 2-7 0-5-4-8-8-8-3 0-5 2-9 9-22 59-45 118-67 177-1 2-2 4-2 8 0 1 0 1 2 5 22 59 45 118 67 176 2 5 4 10 9 10 4 0 8-3 8-7 0-1 0-3-2-7-24-59-46-119-69-177 23-60 45-119 69-179z"><text:p/></draw:path><draw:path draw:style-name="gr1059" draw:text-style-name="P99" svg:width="0.1039in" svg:height="0.1079in" svg:x="0.4382in" svg:y="0.0043in" svg:viewBox="0 0 265 275" svg:d="M56 231c-15 26-31 31-47 32-6 1-9 1-9 8 0 2 2 4 5 4 10 0 22-1 33-1 14 0 27 1 39 1 2 0 8 0 8-7 0-4-4-5-7-5-9 0-18-3-18-13 0-4 3-9 6-14 10-17 19-32 29-49 31 0 64 0 96 0 1 9 7 60 7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059" draw:text-style-name="P99" svg:width="0.0173in" svg:height="0.0453in" svg:x="0.5602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1083in" svg:height="0.1028in" svg:x="0.6209in" svg:y="0.0098in" svg:viewBox="0 0 276 262" svg:d="M46 232c-4 15-4 18-35 18-7 0-11 0-11 8 0 4 4 4 11 4 46 0 91 0 137 0 62 0 107-45 107-83 0-27-22-49-59-53 39-8 80-37 80-73 0-29-25-53-71-53-43 0-87 0-130 0-8 0-11 0-11 8 0 4 3 4 10 4 1 0 8 0 15 0 7 1 10 1 10 7 0 1 0 2-1 7-18 69-34 138-52 206zM104 122c8-32 17-64 25-96 3-13 4-14 21-14 16 0 33 0 49 0 34 0 42 22 42 40 0 34-33 70-80 70-19 0-38 0-57 0zM87 250c-6 0-7 0-9 0-3 0-4-1-4-4 0-2 0-2 2-9 9-36 17-71 26-106 24 0 49 0 73 0 37 0 45 28 45 45 0 36-35 74-80 74-18 0-36 0-53 0z"><text:p/></draw:path><draw:path draw:style-name="gr1059" draw:text-style-name="P99" svg:width="0.0335in" svg:height="0.1512in" svg:x="0.7461in" svg:y="0in" svg:viewBox="0 0 86 385" svg:d="M85 199c1-4 1-4 1-5 0-2 0-2-1-7-23-59-45-119-69-178-2-7-4-9-8-9-5 0-8 3-8 8 0 1 0 2 2 6 23 60 45 119 68 180-23 58-45 118-68 176-2 4-2 5-2 8 0 4 3 7 8 7s6-4 8-7c24-60 46-119 69-179z"><text:p/></draw:path><draw:path draw:style-name="gr1059" draw:text-style-name="P99" svg:width="0.076in" svg:height="0.087in" svg:x="0.852in" svg:y="0.0307in" svg:viewBox="0 0 194 222" svg:d="M180 120c7 0 14 0 14-8 0-9-7-9-14-9-55 0-109 0-164 0 5-50 49-88 104-88 20 0 41 0 60 0 7 0 14 0 14-7 0-8-7-8-14-8-21 0-40 0-61 0-66 0-119 50-119 112s53 110 119 110c21 0 40 0 61 0 7 0 14 0 14-7s-7-7-14-7c-19 0-40 0-60 0-55 0-99-37-104-88 55 0 109 0 164 0z"><text:p/></draw:path><draw:path draw:style-name="gr1059" draw:text-style-name="P99" svg:width="0.1083in" svg:height="0.1106in" svg:x="0.9862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1059" draw:text-style-name="P99" svg:width="0.035in" svg:height="0.1512in" svg:x="1.1165in" svg:y="0in" svg:viewBox="0 0 90 385" svg:d="M90 381c0-1 0-1-6-8-49-49-62-122-62-179 0-68 15-136 63-183 5-5 5-5 5-7 0-3-2-4-4-4-4 0-39 26-62 76-20 42-24 85-24 118 0 28 4 75 25 119 23 47 57 72 61 72 2 0 4-1 4-4z"><text:p/></draw:path><draw:path draw:style-name="gr1059" draw:text-style-name="P99" svg:width="0.0917in" svg:height="0.1031in" svg:x="1.165in" svg:y="0.0098in" svg:viewBox="0 0 234 263" svg:d="M219 14c4-5 4-6 4-7 0-7-6-7-13-7-59 0-118 0-177 0-12 0-12 1-13 11-2 18-5 34-7 52 0 2 0 3 0 5 0 6 5 8 7 8 3 0 5-3 6-7 1-8 6-25 29-40 22-15 49-16 63-16 10 0 21 0 30 0-48 79-96 159-145 237-3 4-3 5-3 7 0 6 5 6 13 6 66 0 132 0 198 0 12 0 12-1 13-11 4-25 7-49 10-75 0-4-3-6-6-6-6 0-7 3-8 11-7 30-36 68-91 68-19 0-37 0-55 0 48-78 96-158 145-236zM33 13c7 0 13 0 20 0v1c-10 6-18 12-22 17 1-6 1-12 2-18zM164 13c13 0 26 0 39 0-48 79-96 159-145 237-13 0-26 0-39 0 48-78 96-158 145-237zM185 250c11-7 21-15 29-26-1 7-1 12-3 26-9 0-17 0-26 0z"><text:p/></draw:path><draw:path draw:style-name="gr1059" draw:text-style-name="P99" svg:width="0.035in" svg:height="0.1512in" svg:x="1.2705in" svg:y="0in" svg:viewBox="0 0 90 385" svg:d="M90 194c0-31-4-77-25-121-24-48-57-73-61-73-2 0-4 2-4 4s0 2 8 9c37 38 59 99 59 181 0 64-14 132-62 180-5 6-5 6-5 7 0 2 2 4 4 4 4 0 39-26 62-76 20-41 24-84 24-115z"><text:p/></draw:path><draw:path draw:style-name="gr1059" draw:text-style-name="P99" svg:width="0.0728in" svg:height="0.0728in" svg:x="1.3776in" svg:y="0.0394in" svg:viewBox="0 0 186 186" svg:d="M93 83c-26-26-51-52-78-77-4-5-5-6-7-6-5 0-8 3-8 8 0 2 0 3 4 7 26 27 52 52 77 79-25 25-51 50-77 77-4 4-4 5-4 7 0 5 3 8 8 8 2 0 3-1 7-5 26-27 52-52 77-78 27 27 54 53 81 81 1 0 3 2 5 2 6 0 8-3 8-8 0-1 0-2-1-4 0-1-62-62-82-80 25-25 48-48 72-72 2-2 8-7 10-9 0-1 1-3 1-5 0-5-2-8-8-8-3 0-4 1-9 6-25 25-50 51-76 77z"><text:p/></draw:path><draw:path draw:style-name="gr1059" draw:text-style-name="P99" svg:width="0.1079in" svg:height="0.1106in" svg:x="1.5106in" svg:y="0.0098in" svg:viewBox="0 0 275 282" svg:d="M126 0c-55 0-96 26-112 44-13 15-14 26-14 28s1 3 3 3c7 0 16-6 19-8 8-5 9-8 11-15 5-16 16-29 65-31-7 87-30 172-63 251-2 5-1 4-2 7 0 1 1 3 4 3 6 0 25-9 29-19 20-47 52-135 64-242 6 0 13 0 20 0 47 0 92 18 92 57 0 29-28 83-102 85-9 0-14 0-25 8-6 4-9 8-9 11 0 2 2 2 7 2 71 0 162-60 162-123 0-44-53-61-97-61-17 0-34 0-52 0z"><text:p/></draw:path><draw:path draw:style-name="gr1059" draw:text-style-name="P99" svg:width="0.035in" svg:height="0.1512in" svg:x="1.6406in" svg:y="0in" svg:viewBox="0 0 90 385" svg:d="M90 381c0-1 0-1-6-8-49-49-61-122-61-179 0-68 14-136 62-183 5-5 5-5 5-7 0-3-1-4-4-4-4 0-39 26-61 76-20 42-25 85-25 118 0 28 4 75 26 119 23 47 56 72 60 72 3 0 4-1 4-4z"><text:p/></draw:path><draw:path draw:style-name="gr1059" draw:text-style-name="P99" svg:width="0.0921in" svg:height="0.1031in" svg:x="1.689in" svg:y="0.0098in" svg:viewBox="0 0 235 263" svg:d="M220 14c3-5 3-6 3-7 0-7-5-7-13-7-59 0-118 0-177 0-12 0-12 1-13 11-2 18-4 34-6 52 0 2-1 3-1 5 0 6 5 8 7 8 4 0 6-3 6-7 3-8 6-25 29-40 22-15 49-16 63-16 10 0 21 0 30 0-48 79-96 159-145 237-3 4-3 5-3 7 0 6 7 6 13 6 66 0 132 0 198 0 12 0 12-1 13-11 4-25 8-49 11-75 0-4-3-6-6-6-6 0-7 3-8 11-7 30-37 68-91 68-19 0-37 0-55 0 48-78 97-158 145-236zM33 13c7 0 14 0 21 0v1c-11 6-19 12-23 17 1-6 1-12 2-18zM165 13c13 0 26 0 40 0-49 79-98 159-147 237-13 0-26 0-39 0 48-78 98-158 146-237zM185 250c11-7 21-15 31-26-2 7-3 12-5 26-9 0-17 0-26 0z"><text:p/></draw:path><draw:path draw:style-name="gr1059" draw:text-style-name="P99" svg:width="0.0346in" svg:height="0.1512in" svg:x="1.7949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0055in" svg:height="0.1512in" svg:x="1.9055in" svg:y="0in" svg:viewBox="0 0 15 385" svg:d="M15 14c0-6 0-14-7-14-8 0-8 8-8 14 0 119 0 238 0 357 0 7 0 14 8 14 7 0 7-7 7-14 0-119 0-238 0-357z"><text:p/></draw:path><draw:path draw:style-name="gr1059" draw:text-style-name="P99" svg:width="0.1185in" svg:height="0.0669in" svg:x="1.9764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20 0-29 0-30-11 0-26 0-50 0-74 0-33 0-45-12-60-5-6-18-14-40-14-33 0-50 23-56 39-6-35-34-39-52-39-28 0-46 17-57 41 0-13 0-28 0-41-19 1-36 3-55 4 0 5 0 8 0 13 27 0 31 2 31 22z"><text:p/></draw:path><draw:path draw:style-name="gr1059" draw:text-style-name="P99" svg:width="0.0319in" svg:height="0.1008in" svg:x="2.1039in" svg:y="0.0126in" svg:viewBox="0 0 82 257" svg:d="M55 87c-18 1-36 2-54 4 0 4 0 8 0 12 25 0 29 3 29 21 0 35 0 70 0 104 0 16-5 16-30 16 0 5 0 9 0 13 12 0 33-2 42-2 13 0 27 2 40 2 0-4 0-8 0-13-25 0-27-1-27-16 0-46 0-94 0-141zM57 20c0-12-10-20-21-20-12 0-21 10-21 20 0 11 9 21 21 21 11 0 21-9 21-21z"><text:p/></draw:path><draw:path draw:style-name="gr1059" draw:text-style-name="P99" svg:width="0.0764in" svg:height="0.0669in" svg:x="2.1457in" svg:y="0.0453in" svg:viewBox="0 0 195 171" svg:d="M30 39c0 34 0 68 0 103 0 17-5 17-30 17 0 3 0 7 0 12 13 0 33-1 43-1 11 0 31 1 44 1 0-5 0-9 0-12-27 0-31 0-31-17 0-24 0-48 0-72 0-39 28-61 53-61 24 0 28 21 28 43 0 29 0 59 0 90 0 17-4 17-30 17 0 3 0 7 0 12 14 0 34-1 44-1s30 1 44 1c0-5 0-9 0-12-21 0-31 0-31-11 0-26 0-50 0-74 0-33 0-45-12-60-6-6-18-14-41-14-27 0-46 17-57 41 0-13 0-28 0-41-18 1-36 3-54 4 0 5 0 8 0 13 26 0 30 2 30 22z"><text:p/></draw:path><draw:path draw:style-name="gr1059" draw:text-style-name="P99" svg:width="0.0346in" svg:height="0.1512in" svg:x="2.2406in" svg:y="0in" svg:viewBox="0 0 89 385" svg:d="M89 381c0-1 0-1-7-8-48-49-60-122-60-179 0-68 14-136 63-183 4-5 4-5 4-7 0-3-1-4-3-4-5 0-40 26-62 76-20 42-24 85-24 118 0 28 3 75 25 119 23 47 56 72 61 72 2 0 3-1 3-4z"><text:p/></draw:path><draw:path draw:style-name="gr1059" draw:text-style-name="P99" svg:width="0.0752in" svg:height="0.1374in" svg:x="2.2925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1059" draw:text-style-name="P99" svg:width="0.035in" svg:height="0.1512in" svg:x="2.3906in" svg:y="0in" svg:viewBox="0 0 90 385" svg:d="M90 381c0-1 0-1-6-8-49-49-62-122-62-179 0-68 15-136 63-183 5-5 5-5 5-7 0-3-2-4-4-4-4 0-39 26-62 76-20 42-24 85-24 118 0 28 4 75 25 119 23 47 57 72 61 72 2 0 4-1 4-4z"><text:p/></draw:path><draw:path draw:style-name="gr1059" draw:text-style-name="P99" svg:width="0.1039in" svg:height="0.1079in" svg:x="2.4398in" svg:y="0.0043in" svg:viewBox="0 0 265 275" svg:d="M56 231c-15 26-31 31-47 32-6 1-9 1-9 8 0 2 2 4 5 4 10 0 22-1 33-1 14 0 27 1 39 1 2 0 8 0 8-7 0-4-4-5-7-5-9 0-18-3-18-13 0-4 3-9 6-14 10-17 19-32 29-49 33 0 64 0 97 0 0 9 6 60 6 64 0 11-20 12-28 12-5 0-9 0-9 8 0 4 3 3 5 4 17 0 33-1 48-1 10 0 35 1 44 1 3 0 7 0 7-7 0-5-3-5-9-5-24 0-24-2-25-13-8-79-15-160-23-240-1-8-1-10-8-10-5 0-8 3-10 7-45 74-89 149-134 224zM102 175c26-43 51-85 76-127 5 42 8 84 12 127-29 0-58 0-88 0z"><text:p/></draw:path><draw:path draw:style-name="gr1059" draw:text-style-name="P99" svg:width="0.0346in" svg:height="0.1512in" svg:x="2.5575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035in" svg:height="0.1512in" svg:x="2.6165in" svg:y="0in" svg:viewBox="0 0 90 385" svg:d="M90 194c0-31-4-77-25-121-24-48-57-73-61-73-2 0-4 2-4 4s0 2 8 9c37 38 59 99 59 181 0 64-14 132-62 180-5 6-5 6-5 7 0 2 2 4 4 4 4 0 39-26 62-76 20-41 24-84 24-115z"><text:p/></draw:path><draw:path draw:style-name="gr1059" draw:text-style-name="P99" svg:width="0.1008in" svg:height="0.0354in" svg:x="2.717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181in" svg:height="0.0669in" svg:x="2.8752in" svg:y="0.0453in" svg:viewBox="0 0 301 171" svg:d="M30 39c0 34 0 68 0 103 0 17-5 17-30 17 0 3 0 7 0 12 13 0 33-1 43-1s31 1 44 1c0-5 0-9 0-12-27 0-31 0-31-17 0-24 0-48 0-72 0-39 28-61 53-61 24 0 28 21 28 43 0 29 0 59 0 90 0 17-4 17-30 17 0 3 0 7 0 12 14 0 34-1 44-1s29 1 43 1c0-5 0-9 0-12-26 0-30 0-30-17 0-24 0-48 0-72 0-39 27-61 52-61s28 21 28 43c0 29 0 59 0 90 0 17-3 17-30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1059" draw:text-style-name="P99" svg:width="0.0319in" svg:height="0.1008in" svg:x="3.002in" svg:y="0.0126in" svg:viewBox="0 0 82 257" svg:d="M55 87c-18 1-36 2-54 4 0 4 0 8 0 12 25 0 29 3 29 21 0 35 0 70 0 104 0 16-5 16-30 16 0 5 0 9 0 13 12 0 33-2 42-2 14 0 27 2 40 2 0-4 0-8 0-13-25 0-27-1-27-16 0-46 0-94 0-141zM57 20c0-12-10-20-21-20-12 0-20 10-20 20 0 11 8 21 20 21 11 0 21-9 21-21z"><text:p/></draw:path><draw:path draw:style-name="gr1059" draw:text-style-name="P99" svg:width="0.0764in" svg:height="0.0669in" svg:x="3.0441in" svg:y="0.0453in" svg:viewBox="0 0 195 171" svg:d="M30 39c0 34 0 68 0 103 0 17-4 17-30 17 0 3 0 7 0 12 13 0 33-1 44-1 10 0 30 1 43 1 0-5 0-9 0-12-25 0-30 0-30-17 0-24 0-48 0-72 0-39 28-61 52-61s28 21 28 43c0 29 0 59 0 90 0 17-4 17-29 17 0 3 0 7 0 12 13 0 33-1 43-1 11 0 30 1 44 1 0-5 0-9 0-12-20 0-30 0-31-11 0-26 0-50 0-74 0-33 0-45-11-60-6-6-19-14-41-14-28 0-47 17-57 41 0-13 0-28 0-41-19 1-36 3-55 4 0 5 0 8 0 13 27 0 30 2 30 22z"><text:p/></draw:path><draw:path draw:style-name="gr1059" draw:text-style-name="P99" svg:width="0.0346in" svg:height="0.1512in" svg:x="3.1386in" svg:y="0in" svg:viewBox="0 0 89 385" svg:d="M89 381c0-1 0-1-7-8-48-49-60-122-60-179 0-68 15-136 63-183 4-5 4-5 4-7 0-3-1-4-3-4-5 0-39 26-62 76-20 42-24 85-24 118 0 28 4 75 25 119 23 47 56 72 61 72 2 0 3-1 3-4z"><text:p/></draw:path><draw:path draw:style-name="gr1059" draw:text-style-name="P99" svg:width="0.076in" svg:height="0.1374in" svg:x="3.1906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8-1 22-16 22-21 0-9-7-13-14-13-10 0-22 8-22 23 0 17 18 26 33 26 22 0 37-23 44-37 12-25 21-71 22-74 8-40 15-80 23-121z"><text:p/></draw:path><draw:path draw:style-name="gr1059" draw:text-style-name="P99" svg:width="0.035in" svg:height="0.1512in" svg:x="3.2886in" svg:y="0in" svg:viewBox="0 0 90 385" svg:d="M90 381c0-1 0-1-6-8-49-49-61-122-61-179 0-68 14-136 62-183 5-5 5-5 5-7 0-3-2-4-4-4-4 0-39 26-62 76-19 42-24 85-24 118 0 28 4 75 26 119 23 47 56 72 60 72 2 0 4-1 4-4z"><text:p/></draw:path><draw:path draw:style-name="gr1059" draw:text-style-name="P99" svg:width="0.1083in" svg:height="0.1028in" svg:x="3.3394in" svg:y="0.0098in" svg:viewBox="0 0 276 262" svg:d="M45 232c-3 15-4 18-35 18-6 0-10 0-10 8 0 4 3 4 10 4 46 0 92 0 138 0 61 0 107-45 107-83 0-27-22-49-60-53 40-8 81-37 81-73 0-29-25-53-71-53-44 0-87 0-131 0-7 0-11 0-11 8 0 4 3 4 11 4 1 0 7 0 14 0 8 1 11 1 11 7 0 1 0 2-1 7-18 69-35 138-53 206zM104 122c8-32 16-64 24-96 3-13 4-14 20-14 17 0 35 0 51 0 34 0 42 22 42 40 0 34-33 70-80 70-19 0-38 0-57 0zM87 250c-6 0-7 0-9 0-4 0-5-1-5-4 0-2 0-2 2-9 9-36 17-71 26-106 24 0 50 0 74 0 37 0 44 28 44 45 0 36-34 74-80 74-18 0-35 0-52 0z"><text:p/></draw:path><draw:path draw:style-name="gr1059" draw:text-style-name="P99" svg:width="0.035in" svg:height="0.1512in" svg:x="3.4646in" svg:y="0in" svg:viewBox="0 0 90 385" svg:d="M90 194c0-31-4-77-25-121-23-48-57-73-61-73-2 0-4 2-4 4s0 2 8 9c38 38 60 99 60 181 0 64-14 132-63 180-5 6-5 6-5 7 0 2 2 4 4 4 4 0 39-26 62-76 20-41 24-84 24-115z"><text:p/></draw:path><draw:path draw:style-name="gr1059" draw:text-style-name="P99" svg:width="0.035in" svg:height="0.1512in" svg:x="3.5236in" svg:y="0in" svg:viewBox="0 0 90 385" svg:d="M90 194c0-31-4-77-26-121-23-48-56-73-60-73-3 0-4 2-4 4s0 2 8 9c37 38 59 99 59 181 0 64-14 132-62 180-5 6-5 6-5 7 0 2 1 4 4 4 4 0 39-26 61-76 20-41 25-84 25-115z"><text:p/></draw:path><draw:path draw:style-name="gr1059" draw:text-style-name="P99" svg:width="0.0535in" svg:height="0.1512in" svg:x="3.585in" svg:y="0in" svg:viewBox="0 0 137 385" svg:d="M56 334c0 15-11 40-53 43-2 0-3 2-3 4 0 4 4 4 8 4 37 0 73-18 73-48 0-29 0-58 0-88 0-16 0-28 16-40 14-11 28-11 37-12 1 0 3-1 3-3 0-5-2-5-6-5-25-2-44-15-49-35-1-3-1-4-1-19 0-25 0-50 0-76 0-16 0-28-18-42-16-13-42-17-55-17-4 0-8 0-8 4 0 5 2 5 7 5 24 1 42 14 48 33 1 4 1 4 1 19 0 26 0 54 0 81 0 18 2 24 15 36 8 8 19 12 30 16-32 9-45 25-45 47 0 31 0 62 0 93z"><text:p/></draw:path></draw:g></text:p>
      <text:p text:style-name="P49"><text:soft-page-break/>נבחר <text:span text:style-name="T9"><draw:g text:anchor-type="as-char" svg:y="-0.1134in" draw:z-index="200" draw:name="Shape180" draw:style-name="gr1057"><svg:title>TexMaths</svg:title><svg:desc>11§inline§h \colon \ps(\Z) / S \to \N, h = \lambda [A]_S \in \ps(\Z) \times \ps(\Z). \min(f(A))§svg§600§FALSE§</svg:desc><draw:path draw:style-name="gr1058" draw:text-style-name="P98" svg:width="3.5744in" svg:height="0.1354in" svg:x="-0.0004in" svg:y="0.0071in" svg:viewBox="0 0 9080 345" svg:d="M0 0c3026 0 6053 0 9080 0 0 115 0 230 0 345-3027 0-6054 0-9080 0 0-115 0-230 0-345z"><text:p/></draw:path><draw:path draw:style-name="gr1059" draw:text-style-name="P99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157in" svg:height="0.065in" svg:x="0.1098in" svg:y="0.048in" svg:viewBox="0 0 41 166" svg:d="M41 20c0-11-10-20-21-20-12 0-20 9-20 20s8 21 20 21c11 0 21-10 21-21zM41 145c0-11-10-21-21-21-12 0-20 10-20 21s8 21 20 21c11 0 21-10 21-21z"><text:p/></draw:path><draw:path draw:style-name="gr1059" draw:text-style-name="P99" svg:width="0.1079in" svg:height="0.1106in" svg:x="0.1929in" svg:y="0.0098in" svg:viewBox="0 0 275 282" svg:d="M127 0c-55 0-97 26-113 45-13 16-14 27-14 28 0 2 1 2 3 2 7 0 16-6 19-7 8-5 9-7 11-15 6-16 17-29 65-31-7 86-30 171-63 250-2 5-2 7-2 8s1 2 4 2c6 0 25-9 29-19 20-47 52-134 64-241 6 0 13 0 20 0 47 0 92 18 92 56 0 29-27 83-103 85-8 1-12 1-23 8-7 4-10 8-10 11s2 3 7 3c71 0 162-59 162-123 0-44-53-62-97-62-17 0-34 0-51 0z"><text:p/></draw:path><draw:path draw:style-name="gr1059" draw:text-style-name="P99" svg:width="0.035in" svg:height="0.1508in" svg:x="0.3228in" svg:y="0in" svg:viewBox="0 0 90 384" svg:d="M90 380c0-1 0-1-6-8-49-48-61-121-61-179 0-67 14-135 62-183 5-4 5-4 5-7 0-2-2-3-4-3-3 0-39 26-62 75-18 43-24 86-24 118 0 28 4 76 26 119 24 47 57 72 60 72 2 0 4-1 4-4z"><text:p/></draw:path><draw:path draw:style-name="gr1059" draw:text-style-name="P99" svg:width="0.0921in" svg:height="0.1031in" svg:x="0.3713in" svg:y="0.0098in" svg:viewBox="0 0 235 263" svg:d="M220 13c3-4 3-5 3-6 0-7-5-7-13-7-59 0-118 0-177 0-12 0-12 1-13 11-2 18-3 34-6 52 0 1-1 3-1 5 0 6 5 7 7 7 3 0 6-2 6-6 3-8 6-26 29-40 22-15 50-16 63-16 10 0 21 0 31 0-49 78-97 158-146 236-3 4-3 5-3 6 0 8 7 8 13 8 66 0 132 0 198 0 12 0 12-1 13-11 4-25 8-51 11-75 0-4-3-7-6-7-7 0-7 4-8 12-6 30-37 67-92 67-18 0-37 0-54 0 48-78 97-158 145-236zM33 13c7 0 14 0 21 0-11 7-19 13-23 18 1-6 1-12 2-18zM165 13c13 0 26 0 40 0-49 78-98 158-147 236-13 0-26 0-39 0 48-78 98-158 146-236zM185 249c11-7 21-14 30-25 0 7-2 12-4 25-9 0-17 0-26 0z"><text:p/></draw:path><draw:path draw:style-name="gr1059" draw:text-style-name="P99" svg:width="0.0346in" svg:height="0.1508in" svg:x="0.4772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591in" svg:height="0.1508in" svg:x="0.5358in" svg:y="0in" svg:viewBox="0 0 151 384" svg:d="M149 14c2-4 1-4 2-6 0-5-4-8-8-8-2 0-5 1-7 3-45 123-89 245-134 367-2 4-1 4-2 7 0 4 4 7 8 7 5 0 6-2 9-9 44-120 88-241 132-361z"><text:p/></draw:path><draw:path draw:style-name="gr1059" draw:text-style-name="P99" svg:width="0.0898in" svg:height="0.1094in" svg:x="0.6114in" svg:y="0.0071in" svg:viewBox="0 0 229 279" svg:d="M229 3c0-1 0-3-3-3s-3 0-8 6c-7 7-12 14-19 22-10-19-30-28-55-28-48 0-96 44-96 90 0 32 21 50 41 55 14 4 28 7 42 11s35 9 35 40c0 34-32 70-69 70-25 0-68-7-68-56 0-9 2-17 2-20 1-1 1-1 1-2 0-4-3-4-4-4-3 0-4 0-5 1-1 2-23 89-23 90 0 2 2 4 4 4 3 0 3 0 7-6 7-7 13-14 20-22 16 22 43 28 65 28 53 0 98-51 98-98 0-27-14-40-19-46-9-8-14-9-50-18-7-2-22-7-25-8-11-3-24-14-24-34 0-32 31-64 68-64 32 0 55 17 55 59 0 13-1 19-1 21 0 1 0 5 4 5 5 0 5-1 7-8 7-29 13-56 20-85z"><text:p/></draw:path><draw:path draw:style-name="gr1059" draw:text-style-name="P99" svg:width="0.1346in" svg:height="0.078in" svg:x="0.7567in" svg:y="0.0362in" svg:viewBox="0 0 343 199" svg:d="M300 108c-21 16-32 32-34 37-17 27-14 33-21 50 0 4 5 4 8 4 7 0 7 0 9-6 9-38 32-70 75-87 4-3 6-4 6-6s-2-3-3-4c-18-7-64-26-79-90-1-5-1-6-8-6-3 0-8 0-8 4 0 2 4 26 20 51 8 12 19 25 35 37-95 0-191 0-287 0-6 0-13 0-13 8s7 8 13 8c96 0 192 0 287 0z"><text:p/></draw:path><draw:path draw:style-name="gr1059" draw:text-style-name="P99" svg:width="0.1028in" svg:height="0.1059in" svg:x="0.9465in" svg:y="0.0098in" svg:viewBox="0 0 262 270" svg:d="M34 34c0 63 0 126 0 187 0 21-3 28-23 28-4 0-11 1-11 6 0 8 7 8 13 8 20 0 40 0 60 0 7 0 13 0 13-8 0-5-7-6-12-6-21 0-24-8-24-29 0-58 0-117 0-175 56 73 111 147 167 219 3 5 5 6 7 6 7 0 7-6 7-12 0-72 0-145 0-217 0-22 4-28 22-28 2 0 9 0 9-6 0-7-6-7-13-7-19 0-38 0-56 0-7 0-14 0-14 7 0 6 7 6 11 6 22 0 26 8 26 29 0 39 0 79 0 120-39-53-78-105-117-156-4-6-5-6-14-6-22 0-45 0-67 0-8 0-14 0-14 7 0 5 6 6 9 6 10 1 18 8 21 12 0 4 0 4 0 9zM218 243c-56-73-112-147-168-221-4-4-4-5-8-9 15 0 31 0 46 0 43 59 87 117 130 175 0 18 0 37 0 55z"><text:p/></draw:path><draw:path draw:style-name="gr1059" draw:text-style-name="P99" svg:width="0.0173in" svg:height="0.0453in" svg:x="1.0654in" svg:y="0.0972in" svg:viewBox="0 0 45 116" svg:d="M45 41c0-26-9-41-24-41-13 0-21 10-21 21 0 10 8 21 21 21 4 0 10-2 13-6 1-1 1-1 2-1 0 2 1 0 1 6 0 28-13 51-26 65-4 3-4 4-4 5 0 4 2 5 3 5 4 0 35-30 35-75z"><text:p/></draw:path><draw:path draw:style-name="gr1059" draw:text-style-name="P99" svg:width="0.0744in" svg:height="0.1059in" svg:x="1.1283in" svg:y="0.0071in" svg:viewBox="0 0 190 270" svg:d="M90 3c-2-1 0-3-5-3-9 0-37 2-46 3-4 0-8 1-8 8 0 4 3 4 9 4 18 0 19 4 19 7 0 2-1 6-1 8-18 73-37 147-56 221-2 6-2 6-2 9 0 9 9 10 12 10 6 0 12-5 14-10 3-9 5-19 7-29 3-11 6-23 9-35 2-8 4-15 6-24 2-2 5-16 5-18 1-3 13-25 26-35 9-7 20-14 38-14 16 0 21 13 21 27 0 21-16 62-25 85-3 9-5 14-5 22 0 18 13 31 32 31 36 0 50-56 50-60 0-3-3-3-4-3-4 0-4 1-6 7-6 21-18 48-39 48-7 0-10-4-10-13 0-10 3-19 8-28 5-16 23-60 23-83 0-25-16-41-44-41-26 0-43 12-57 30 9-42 19-83 29-124z"><text:p/></draw:path><draw:path draw:style-name="gr1059" draw:text-style-name="P99" svg:width="0.1008in" svg:height="0.035in" svg:x="1.2587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748in" svg:height="0.1063in" svg:x="1.4189in" svg:y="0.0071in" svg:viewBox="0 0 191 271" svg:d="M118 154c15 40 34 99 39 108 7 8 11 8 21 8 4 0 6 0 9 0s4-2 4-4c0-1-1-2-2-3-4-4-6-10-9-17-26-73-52-147-79-220-7-22-28-26-47-26-1 0-7 0-7 3 0 4 3 4 4 5 13 2 15 4 25 31 12 34 25 69 37 104-35 35-71 69-106 105-5 4-7 6-7 12s4 11 11 11c6 0 10-5 13-8 31-36 63-73 94-109z"><text:p/></draw:path><draw:path draw:style-name="gr1059" draw:text-style-name="P99" svg:width="0.0205in" svg:height="0.1508in" svg:x="1.5177in" svg:y="0in" svg:viewBox="0 0 53 384" svg:d="M53 384c0-5 0-10 0-15-12 0-25 0-38 0 0-118 0-236 0-354 13 0 26 0 38 0 0-5 0-9 0-15-18 0-35 0-53 0 0 128 0 257 0 384 18 0 35 0 53 0z"><text:p/></draw:path><draw:path draw:style-name="gr1059" draw:text-style-name="P99" svg:width="0.1039in" svg:height="0.1079in" svg:x="1.5472in" svg:y="0.0043in" svg:viewBox="0 0 265 275" svg:d="M56 230c-15 27-31 32-48 33-5 0-8 0-8 8 0 2 2 4 6 4 9 0 22-2 33-2 12 0 26 2 38 2 2 0 8 0 8-7 0-5-5-5-7-5-9-1-17-4-17-14 0-5 2-9 4-14 10-16 20-32 30-48 32 0 65 0 96 0 2 7 7 60 7 63 0 12-20 13-27 13-6 0-10 0-10 8 0 4 4 4 5 4 17 0 33-2 49-2 9 0 34 2 44 2 2 0 6 0 6-9 0-3-3-3-9-3-24 0-24-3-25-14-8-79-15-160-23-240-1-8-1-9-8-9-6 0-7 2-10 7-45 74-89 149-134 223zM102 175c26-43 51-86 76-128 5 42 8 85 12 128-29 0-58 0-88 0z"><text:p/></draw:path><draw:path draw:style-name="gr1059" draw:text-style-name="P99" svg:width="0.0205in" svg:height="0.1508in" svg:x="1.6591in" svg:y="0in" svg:viewBox="0 0 53 384" svg:d="M53 0c-18 0-35 0-53 0 0 6 0 10 0 15 12 0 25 0 37 0 0 118 0 236 0 354-12 0-25 0-37 0 0 5 0 10 0 15 18 0 35 0 53 0 0-127 0-256 0-384z"><text:p/></draw:path><draw:path draw:style-name="gr1059" draw:text-style-name="P99" svg:width="0.0677in" svg:height="0.076in" svg:x="1.7059in" svg:y="0.0622in" svg:viewBox="0 0 173 194" svg:d="M173 3c0-1-1-3-5-3-1 0-1 0-5 3-5 6-9 10-13 16-10-15-27-19-43-19-39 0-73 31-73 62 0 4 1 14 9 24 10 11 20 13 37 17 6 3 20 5 23 6 9 2 26 9 26 29 0 22-23 47-54 47-23 0-52-9-52-39 0-2 0-8 1-13 0-1 0-1 0-1 0-4-3-4-4-4-3 0-3 1-5 5-4 18-9 35-14 54 0 1-1 3-1 5 0 1 1 2 4 2 2 0 3 0 6-4 2-2 10-11 13-14 14 16 35 18 52 18 41 0 74-34 74-66 0-12-6-22-11-29-10-10-14-11-49-19-5-1-14-3-17-4-7-2-18-9-18-24 0-22 24-43 52-43 29 0 44 16 44 42 0 3-1 10-1 12 0 3 3 3 4 3 4 0 4-1 5-5 5-19 10-39 15-58z"><text:p/></draw:path><draw:path draw:style-name="gr1059" draw:text-style-name="P99" svg:width="0.076in" svg:height="0.087in" svg:x="1.8406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059" draw:text-style-name="P99" svg:width="0.1083in" svg:height="0.1106in" svg:x="1.9748in" svg:y="0.0098in" svg:viewBox="0 0 276 282" svg:d="M127 0c-54 0-96 26-112 45-14 16-15 27-15 28 0 2 2 2 4 2 6 0 16-6 18-7 9-5 10-7 12-15 6-16 17-29 65-31-7 86-30 171-63 250-2 5-2 7-2 8s1 2 3 2c7 0 26-9 30-19 20-47 52-134 63-241 6 0 14 0 21 0 47 0 92 18 92 56 0 29-28 83-103 85-8 1-12 1-23 8-7 4-10 8-10 11s2 3 7 3c71 0 162-59 162-123 0-44-53-62-98-62-17 0-34 0-51 0z"><text:p/></draw:path><draw:path draw:style-name="gr1059" draw:text-style-name="P99" svg:width="0.035in" svg:height="0.1508in" svg:x="2.1051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0917in" svg:height="0.1031in" svg:x="2.1539in" svg:y="0.0098in" svg:viewBox="0 0 234 263" svg:d="M219 13c4-4 4-5 4-6 0-7-6-7-13-7-59 0-118 0-177 0-12 0-12 1-13 11-2 18-5 34-7 52 0 1 0 3 0 5 0 6 5 7 7 7 3 0 5-2 6-6 2-8 6-26 29-40 22-15 50-16 63-16 10 0 21 0 31 0-49 78-97 158-146 236-3 4-3 5-3 6 0 8 6 8 13 8 66 0 132 0 198 0 12 0 12-1 13-11 4-25 7-51 10-75 0-4-3-7-6-7-6 0-7 4-8 12-7 30-36 67-91 67-19 0-37 0-55 0 48-78 97-158 145-236zM33 13c7 0 13 0 20 0-10 7-18 13-22 18 1-6 1-12 2-18zM164 13c13 0 26 0 40 0-49 78-97 158-146 236-13 0-26 0-39 0 48-78 97-158 145-236zM185 249c11-7 21-14 30-25-2 7-2 12-4 25-9 0-17 0-26 0z"><text:p/></draw:path><draw:path draw:style-name="gr1059" draw:text-style-name="P99" svg:width="0.035in" svg:height="0.1508in" svg:x="2.2594in" svg:y="0in" svg:viewBox="0 0 90 384" svg:d="M90 193c0-30-4-77-25-120-24-48-57-73-61-73-2 0-4 1-4 3 0 3 0 3 8 10 37 38 59 99 59 180 0 65-14 132-61 181-6 5-6 5-6 6 0 3 2 4 4 4 4 0 39-26 62-75 20-43 24-85 24-116z"><text:p/></draw:path><draw:path draw:style-name="gr1059" draw:text-style-name="P99" svg:width="0.0728in" svg:height="0.0724in" svg:x="2.3665in" svg:y="0.0398in" svg:viewBox="0 0 186 185" svg:d="M94 81c-27-25-52-50-79-75-4-6-5-6-7-6-5 0-8 3-8 8 0 2 0 3 4 7 26 26 52 51 77 77-25 26-51 51-77 78-4 4-4 5-4 7 0 5 3 8 8 8 2 0 3 0 7-6 26-25 52-50 77-76 27 27 54 53 81 80 1 1 3 2 5 2 6 0 8-3 8-8 0-2 0-2-1-4-28-28-62-61-82-81 25-24 48-47 72-70 2-2 8-8 10-10 0-1 1-2 1-4 0-5-2-8-8-8-3 0-4 1-9 6-25 25-50 50-75 75z"><text:p/></draw:path><draw:path draw:style-name="gr1059" draw:text-style-name="P99" svg:width="0.1079in" svg:height="0.1106in" svg:x="2.4992in" svg:y="0.0098in" svg:viewBox="0 0 275 282" svg:d="M127 0c-55 0-97 26-113 45-13 16-14 27-14 28 0 2 1 2 3 2 7 0 16-6 19-7 8-5 9-7 11-15 6-16 17-29 65-31-7 86-30 171-63 250-2 5-2 7-2 8s1 2 4 2c6 0 25-9 29-19 20-47 52-134 64-241 6 0 13 0 20 0 47 0 92 18 92 56 0 29-27 83-102 85-9 1-13 1-24 8-7 4-10 8-10 11s2 3 7 3c71 0 162-59 162-123 0-44-53-62-97-62-17 0-34 0-51 0z"><text:p/></draw:path><draw:path draw:style-name="gr1059" draw:text-style-name="P99" svg:width="0.035in" svg:height="0.1508in" svg:x="2.6291in" svg:y="0in" svg:viewBox="0 0 90 384" svg:d="M90 380c0-1 0-1-6-8-49-48-61-121-61-179 0-67 14-135 62-183 5-4 5-4 5-7 0-2-1-3-4-3s-39 26-61 75c-19 43-25 86-25 118 0 28 4 76 26 119 24 47 57 72 60 72s4-1 4-4z"><text:p/></draw:path><draw:path draw:style-name="gr1059" draw:text-style-name="P99" svg:width="0.0921in" svg:height="0.1031in" svg:x="2.678in" svg:y="0.0098in" svg:viewBox="0 0 235 263" svg:d="M220 13c3-4 3-5 3-6 0-7-5-7-13-7-59 0-118 0-177 0-12 0-12 1-13 11-2 18-3 34-6 52 0 1-1 3-1 5 0 6 5 7 7 7 4 0 6-2 6-6 3-8 6-26 29-40 22-15 50-16 63-16 10 0 21 0 31 0-49 78-97 158-146 236-3 4-3 5-3 6 0 8 7 8 13 8 66 0 132 0 198 0 12 0 12-1 13-11 4-25 8-51 11-75 0-4-3-7-6-7-6 0-7 4-8 12-6 30-37 67-91 67-19 0-36 0-55 0 48-78 97-158 145-236zM33 13c7 0 14 0 21 0-11 7-19 13-23 18 1-6 1-12 2-18zM165 13c13 0 26 0 40 0-49 78-98 158-147 236-13 0-26 0-39 0 48-78 98-158 146-236zM185 249c11-7 21-14 31-25-1 7-3 12-5 25-9 0-17 0-26 0z"><text:p/></draw:path><draw:path draw:style-name="gr1059" draw:text-style-name="P99" svg:width="0.0346in" svg:height="0.1508in" svg:x="2.7839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161in" svg:height="0.0161in" svg:x="2.8472in" svg:y="0.0972in" svg:viewBox="0 0 42 42" svg:d="M42 21c0-11-10-21-21-21s-21 10-21 21 10 21 21 21 21-10 21-21z"><text:p/></draw:path><draw:path draw:style-name="gr1059" draw:text-style-name="P99" svg:width="0.1181in" svg:height="0.0669in" svg:x="2.9071in" svg:y="0.0453in" svg:viewBox="0 0 301 171" svg:d="M30 37c0 35 0 69 0 104 0 18-5 18-30 18 0 3 0 7 0 12 13-1 33-3 43-3s31 2 44 3c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1059" draw:text-style-name="P99" svg:width="0.0323in" svg:height="0.1012in" svg:x="3.0339in" svg:y="0.0122in" svg:viewBox="0 0 83 258" svg:d="M55 88c-18 1-36 2-54 4 0 4 0 8 0 13 25 0 29 2 29 21 0 34 0 68 0 102 0 18-5 18-30 18 0 4 0 8 0 12 12-1 33-3 42-3 14 0 27 2 41 3 0-4 0-8 0-12-26 0-28-3-28-18 0-46 0-94 0-140zM57 21c0-12-10-21-21-21-12 0-19 11-19 21s7 20 19 20c11 0 21-8 21-20z"><text:p/></draw:path><draw:path draw:style-name="gr1059" draw:text-style-name="P99" svg:width="0.0764in" svg:height="0.0669in" svg:x="3.076in" svg:y="0.0453in" svg:viewBox="0 0 195 171" svg:d="M30 37c0 35 0 69 0 104 0 18-4 18-30 18 0 3 0 7 0 12 13-1 33-3 44-3 10 0 30 2 43 3 0-5 0-9 0-12-25 0-30 0-30-18 0-24 0-49 0-72 0-39 28-61 52-61s29 21 29 43c0 29 0 59 0 90 0 18-5 18-30 18 0 3 0 7 0 12 13-1 33-3 43-3 11 0 31 2 44 3 0-5 0-9 0-12-20 0-30 0-31-13 0-25 0-49 0-73 0-33 0-45-11-59-6-6-19-14-41-14-28 0-47 17-57 41 0-13 0-28 0-41-19 1-36 3-55 4 0 5 0 8 0 13 28 0 30 2 30 20z"><text:p/></draw:path><draw:path draw:style-name="gr1059" draw:text-style-name="P99" svg:width="0.0346in" svg:height="0.1508in" svg:x="3.1709in" svg:y="0in" svg:viewBox="0 0 89 384" svg:d="M89 380c0-1 0-1-6-8-49-48-61-121-61-179 0-67 15-135 63-183 4-4 4-4 4-7 0-2-1-3-3-3-5 0-39 26-62 75-20 43-24 86-24 118 0 28 4 76 25 119 23 47 56 72 61 72 2 0 3-1 3-4z"><text:p/></draw:path><draw:path draw:style-name="gr1059" draw:text-style-name="P99" svg:width="0.076in" svg:height="0.137in" svg:x="3.2228in" svg:y="0.0071in" svg:viewBox="0 0 194 349" svg:d="M122 118c11 0 22 0 33 0 8 0 11 0 11-9 0-3-3-3-10-3-11 0-21 0-32 0 3-16 6-30 8-44 2-9 7-36 10-41 3-7 10-13 18-13 2 0 12 0 18 7-16 2-21 15-21 21 0 9 8 14 15 14 11 0 22-9 22-24 0-17-18-26-34-26-14 0-38 7-50 45-2 8-3 12-12 61-9 0-18 0-26 0s-13 0-13 6 4 6 11 6c9 0 17 0 26 0-10 50-19 100-29 151-8 37-14 72-34 72-1 0-11 0-19-7 19-1 22-15 22-21 0-9-7-14-14-14-10 0-22 9-22 24 0 17 18 26 33 26 22 0 37-22 44-37 12-25 21-71 22-74 8-40 15-81 23-120z"><text:p/></draw:path><draw:path draw:style-name="gr1059" draw:text-style-name="P99" svg:width="0.035in" svg:height="0.1508in" svg:x="3.3205in" svg:y="0in" svg:viewBox="0 0 90 384" svg:d="M90 380c0-1 0-1-6-8-49-48-61-121-61-179 0-67 14-135 62-183 5-4 5-4 5-7 0-2-2-3-4-3-3 0-39 26-61 75-19 43-25 86-25 118 0 28 4 76 26 119 24 47 57 72 60 72 2 0 4-1 4-4z"><text:p/></draw:path><draw:path draw:style-name="gr1059" draw:text-style-name="P99" svg:width="0.1039in" svg:height="0.1079in" svg:x="3.3705in" svg:y="0.0043in" svg:viewBox="0 0 265 275" svg:d="M55 230c-15 27-31 32-47 33-5 0-8 0-8 8 0 2 1 4 4 4 11 0 22-2 33-2 14 0 27 2 39 2 3 0 8 0 8-7 0-5-4-5-6-5-10-1-19-4-19-14 0-5 3-9 6-14 10-16 20-32 30-48 32 0 65 0 96 0 2 7 6 60 6 63 0 12-20 13-28 13-5 0-8 0-8 8 0 4 4 4 5 4 16 0 32-2 49-2 8 0 33 2 42 2 3 0 8 0 8-9 0-3-4-3-9-3-24 0-24-3-25-14-8-79-16-160-24-240 0-8 0-9-7-9-6 0-7 2-11 7-45 74-89 149-134 223zM101 175c26-43 52-86 77-128 5 42 8 85 12 128-29 0-59 0-89 0z"><text:p/></draw:path><draw:path draw:style-name="gr1059" draw:text-style-name="P99" svg:width="0.0346in" svg:height="0.1508in" svg:x="3.4878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35in" svg:height="0.1508in" svg:x="3.546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9"><text:s/></text:span><text:span text:style-name="T71">(הטווח מתאים כי </text:span><text:span text:style-name="T71"><draw:g text:anchor-type="as-char" svg:y="-0.1134in" draw:z-index="170" draw:name="Shape181" draw:style-name="gr1057"><svg:title>TexMaths</svg:title><svg:desc>11§inline§\range(f) = \N§svg§600§FALSE§</svg:desc><draw:path draw:style-name="gr1058" draw:text-style-name="P98" svg:width="0.8665in" svg:height="0.1358in" svg:x="0.0039in" svg:y="0.0071in" svg:viewBox="0 0 2202 346" svg:d="M1101 346c-367 0-734 0-1101 0 0-116 0-230 0-346 734 0 1469 0 2202 0 0 116 0 230 0 346-367 0-734 0-1101 0z"><text:p/></draw:path><draw:path draw:style-name="gr1059" draw:text-style-name="P99" svg:width="0.0508in" svg:height="0.0669in" svg:x="0.000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1059" draw:text-style-name="P99" svg:width="0.0681in" svg:height="0.0693in" svg:x="0.0622in" svg:y="0.0453in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1059" draw:text-style-name="P99" svg:width="0.076in" svg:height="0.0669in" svg:x="0.137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1059" draw:text-style-name="P99" svg:width="0.0689in" svg:height="0.0992in" svg:x="0.2209in" svg:y="0.0449in" svg:viewBox="0 0 176 253" svg:d="M75 109c-34 0-34-39-34-47 0-11 0-23 6-33 4-5 12-16 28-16 33 0 33 39 33 48 0 11 0 23-6 33-3 4-12 15-27 15zM30 124c0-2 0-11 6-18 16 11 31 12 39 12 35 0 63-27 63-56 0-15-7-29-17-38 14-13 29-15 35-15 1 0 2 0 4 0-5 2-6 6-6 11 0 6 4 11 11 11 3 0 11-2 11-11 0-7-4-20-20-20-7 0-24 2-40 19-17-13-33-15-41-15-36 0-63 27-63 57 0 17 9 31 18 39-5 7-12 19-12 33 0 11 5 27 17 34-23 7-35 23-35 39 0 26 37 47 85 47 46 0 86-20 86-48 0-13-6-33-26-44s-43-11-66-11c-10 0-26 0-28 0-14-1-21-13-21-26zM86 244c-40 0-66-19-66-38 0-18 14-32 32-33 7 0 14 0 22 0 34 0 77 0 77 33 0 20-28 38-65 38z"><text:p/></draw:path><draw:path draw:style-name="gr1059" draw:text-style-name="P99" svg:width="0.0587in" svg:height="0.0693in" svg:x="0.2969in" svg:y="0.0453in" svg:viewBox="0 0 150 177" svg:d="M33 76c2-57 34-67 47-67 40 0 44 52 44 67-30 0-60 0-91 0zM32 84c36 0 71 0 108 0 9 0 10 0 10-8 0-39-21-76-70-76-44 0-80 40-80 88 0 52 41 89 86 89 46 0 64-43 64-50 0-4-4-5-5-5-4 0-4 2-5 6-13 39-49 39-52 39-20 0-35-11-44-25-12-19-12-44-12-58z"><text:p/></draw:path><draw:path draw:style-name="gr1059" draw:text-style-name="P99" svg:width="0.035in" svg:height="0.1512in" svg:x="0.3752in" svg:y="0in" svg:viewBox="0 0 90 385" svg:d="M90 381c0-1 0-1-6-8-49-49-61-122-61-180 0-67 14-135 62-182 5-5 5-5 5-7 0-3-2-4-4-4-3 0-39 26-62 76-18 42-24 85-24 117 0 29 4 76 26 120 24 47 57 72 60 72 2 0 4-1 4-4z"><text:p/></draw:path><draw:path draw:style-name="gr1059" draw:text-style-name="P99" svg:width="0.0756in" svg:height="0.1374in" svg:x="0.427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1059" draw:text-style-name="P99" svg:width="0.035in" svg:height="0.1512in" svg:x="0.5185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08in" svg:height="0.0354in" svg:x="0.619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028in" svg:height="0.1063in" svg:x="0.7756in" svg:y="0.0098in" svg:viewBox="0 0 262 271" svg:d="M33 35c0 63 0 126 0 187 0 20-2 28-22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-1 4-1 5-1 10zM218 243c-56-72-112-146-168-220-4-5-4-5-8-10 15 0 31 0 46 0 43 59 87 117 130 176 0 18 0 37 0 54z"><text:p/></draw:path></draw:g></text:span><text:span text:style-name="T71"><text:s/>וכי </text:span><text:span text:style-name="T71"><draw:g text:anchor-type="as-char" svg:y="-0.1134in" draw:z-index="171" draw:name="Shape182" draw:style-name="gr1057"><svg:title>TexMaths</svg:title><svg:desc>11§inline§\range(\min(x)) = x§svg§600§FALSE§</svg:desc><draw:path draw:style-name="gr1058" draw:text-style-name="P98" svg:width="1.2083in" svg:height="0.1358in" svg:x="0.0039in" svg:y="0.0071in" svg:viewBox="0 0 3070 346" svg:d="M1536 346c-513 0-1024 0-1536 0 0-116 0-230 0-346 1023 0 2046 0 3070 0 0 116 0 230 0 346-512 0-1024 0-1534 0z"><text:p/></draw:path><draw:path draw:style-name="gr1059" draw:text-style-name="P99" svg:width="0.0508in" svg:height="0.0669in" svg:x="0.0004in" svg:y="0.0453in" svg:viewBox="0 0 130 171" svg:d="M54 43c0-14 0-29 0-43-18 1-36 3-54 4 0 5 0 8 0 13 28 0 30 2 30 22 0 34 0 68 0 103 0 17-4 17-30 17 0 3 0 7 0 12 15 0 33-1 44-1 15 0 34 0 50 1 0-5 0-9 0-12-4 0-6 0-9 0-29 0-29-5-29-18 0-20 0-40 0-60 0-38 16-72 45-72 4 0 4 0 5 0-1 1-9 5-9 15 0 11 8 17 16 17 7 0 17-5 17-17 0-13-12-24-29-24-28 0-42 26-47 43z"><text:p/></draw:path><draw:path draw:style-name="gr1059" draw:text-style-name="P99" svg:width="0.0681in" svg:height="0.0693in" svg:x="0.0622in" svg:y="0.0453in" svg:viewBox="0 0 174 177" svg:d="M112 144c1 16 12 31 30 31 9 0 32-5 32-36 0-8 0-16 0-22-3 0-7 0-10 0 0 6 0 14 0 22 0 22-10 24-13 24-13 0-15-17-15-19 0-26 0-52 0-77 0-16 0-32-14-46-15-14-34-21-53-21-32 0-58 19-58 44 0 11 8 18 18 18 11 0 17-8 17-18 0-4-2-18-20-18 11-13 30-17 42-17 19 0 41 14 41 49 0 5 0 10 0 15-20 1-46 2-70 13-30 13-39 33-39 51 0 30 37 40 62 40s43-15 50-33zM109 80c0 12 0 26 0 39 0 36-28 49-45 49-19 0-34-13-34-33s15-52 79-55z"><text:p/></draw:path><draw:path draw:style-name="gr1059" draw:text-style-name="P99" svg:width="0.076in" svg:height="0.0669in" svg:x="0.137in" svg:y="0.0453in" svg:viewBox="0 0 194 171" svg:d="M30 39c0 34 0 68 0 103 0 17-5 17-30 17 0 3 0 7 0 12 13 0 33-1 43-1 11 0 31 1 44 1 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1059" draw:text-style-name="P99" svg:width="0.0693in" svg:height="0.0992in" svg:x="0.2205in" svg:y="0.0449in" svg:viewBox="0 0 177 253" svg:d="M76 109c-34 0-34-39-34-47 0-11 0-23 6-33 4-5 13-16 28-16 33 0 33 39 33 48 0 11 0 23-6 33-3 4-12 15-27 15zM31 124c0-2 0-11 6-18 16 11 31 12 39 12 35 0 63-27 63-56 0-15-7-29-17-38 14-13 28-15 35-15 1 0 3 0 4 0-5 2-6 6-6 11 0 6 5 11 11 11 3 0 11-2 11-11 0-7-4-20-20-20-7 0-24 2-40 19-17-13-33-15-41-15-36 0-63 27-63 57 0 17 8 31 18 39-5 7-12 19-12 33 0 11 5 27 17 34-23 7-36 23-36 39 0 26 39 47 86 47 46 0 86-20 86-48 0-13-6-33-26-44-19-11-43-11-66-11-10 0-26 0-28 0-13-1-21-13-21-26zM86 244c-39 0-65-19-65-38 0-18 14-32 32-33 8 0 14 0 22 0 34 0 77 0 77 33 0 20-28 38-66 38z"><text:p/></draw:path><draw:path draw:style-name="gr1059" draw:text-style-name="P99" svg:width="0.0587in" svg:height="0.0693in" svg:x="0.2969in" svg:y="0.0453in" svg:viewBox="0 0 150 177" svg:d="M33 76c2-57 34-67 47-67 40 0 44 52 44 67-30 0-60 0-91 0zM32 84c36 0 71 0 108 0 9 0 10 0 10-8 0-39-21-76-70-76-45 0-80 40-80 88 0 52 41 89 85 89 47 0 65-43 65-50 0-4-4-5-5-5-4 0-4 2-5 6-13 39-49 39-52 39-20 0-35-11-44-25-12-19-12-44-12-58z"><text:p/></draw:path><draw:path draw:style-name="gr1059" draw:text-style-name="P99" svg:width="0.035in" svg:height="0.1512in" svg:x="0.3752in" svg:y="0in" svg:viewBox="0 0 90 385" svg:d="M90 381c0-1 0-1-6-8-49-49-61-122-61-180 0-67 14-135 62-182 5-5 5-5 5-7 0-3-2-4-4-4-3 0-39 26-62 76-20 42-24 85-24 117 0 29 4 76 25 120 23 47 58 72 61 72 2 0 4-1 4-4z"><text:p/></draw:path><draw:path draw:style-name="gr1059" draw:text-style-name="P99" svg:width="0.1189in" svg:height="0.0669in" svg:x="0.424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1-14-32 0-48 23-55 39-6-35-34-39-52-39-28 0-46 17-57 41 0-13 0-28 0-41-19 1-36 3-55 4 0 5 0 8 0 13 28 0 31 2 31 22z"><text:p/></draw:path><draw:path draw:style-name="gr1059" draw:text-style-name="P99" svg:width="0.0327in" svg:height="0.1008in" svg:x="0.5512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1059" draw:text-style-name="P99" svg:width="0.076in" svg:height="0.0669in" svg:x="0.5933in" svg:y="0.0453in" svg:viewBox="0 0 194 171" svg:d="M30 39c0 34 0 68 0 103 0 17-5 17-30 17 0 3 0 7 0 12 13 0 33-1 43-1s31 1 44 1c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1059" draw:text-style-name="P99" svg:width="0.035in" svg:height="0.1512in" svg:x="0.6874in" svg:y="0in" svg:viewBox="0 0 90 385" svg:d="M90 381c0-1 0-1-6-8-49-49-61-122-61-180 0-67 14-135 62-182 5-5 5-5 5-7 0-3-2-4-4-4-3 0-39 26-62 76-18 42-24 85-24 117 0 29 4 76 26 120 24 47 57 72 60 72 2 0 4-1 4-4z"><text:p/></draw:path><draw:path draw:style-name="gr1059" draw:text-style-name="P99" svg:width="0.0756in" svg:height="0.0685in" svg:x="0.7358in" svg:y="0.0453in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1059" draw:text-style-name="P99" svg:width="0.035in" svg:height="0.1512in" svg:x="0.8276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0346in" svg:height="0.1512in" svg:x="0.8866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8in" svg:height="0.0354in" svg:x="0.987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756in" svg:height="0.0685in" svg:x="1.1445in" svg:y="0.0453in" svg:viewBox="0 0 193 175" svg:d="M118 54c2-10 11-45 38-45 2 0 11 0 19 4-11 2-19 12-19 21 0 7 5 14 16 14 8 0 21-7 21-23 0-19-24-25-37-25-22 0-36 21-40 30-10-26-31-30-42-30-40 0-62 50-62 59 0 5 3 5 5 5 3 0 4-1 4-5 13-40 40-50 53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/draw:g></text:span><text:span text:style-name="T71"><text:s/>ולכן </text:span><text:span text:style-name="T71"><draw:g text:anchor-type="as-char" svg:y="-0.1134in" draw:z-index="172" draw:name="Shape183" draw:style-name="gr1057"><svg:title>TexMaths</svg:title><svg:desc>11§inline§\min(f(A)) = \N§svg§600§FALSE§</svg:desc><draw:path draw:style-name="gr1058" draw:text-style-name="P98" svg:width="0.9886in" svg:height="0.1354in" svg:x="0.0035in" svg:y="0.0071in" svg:viewBox="0 0 2512 345" svg:d="M0 0c837 0 1674 0 2512 0 0 115 0 230 0 345-838 0-1675 0-2512 0 0-115 0-230 0-345z"><text:p/></draw:path><draw:path draw:style-name="gr1059" draw:text-style-name="P99" svg:width="0.1189in" svg:height="0.0669in" svg:x="0.0004in" svg:y="0.0453in" svg:viewBox="0 0 303 171" svg:d="M31 37c0 35 0 69 0 104 0 18-5 18-31 18 0 3 0 7 0 12 14-1 33-3 44-3 10 0 30 2 43 3 0-5 0-9 0-12-25 0-30 0-30-18 0-24 0-49 0-72 0-39 28-61 52-61s29 21 29 43c0 29 0 59 0 90 0 18-5 18-30 18 0 3 0 7 0 12 13-1 33-3 44-3 10 0 30 2 43 3 0-5 0-9 0-12-27 0-30 0-30-18 0-24 0-49 0-72 0-39 26-61 52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1059" draw:text-style-name="P99" svg:width="0.0323in" svg:height="0.1012in" svg:x="0.1276in" svg:y="0.0122in" svg:viewBox="0 0 83 258" svg:d="M56 88c-17 1-36 2-54 4 0 4 0 8 0 13 26 0 29 2 29 21 0 34 0 68 0 102 0 18-5 18-31 18 0 4 0 8 0 12 13-1 34-3 43-3 13 0 27 2 40 3 0-4 0-8 0-12-26 0-27-3-27-18 0-46 0-94 0-140zM57 21c0-12-9-21-20-21-12 0-20 11-20 21s8 20 20 20c11 0 20-8 20-20z"><text:p/></draw:path><draw:path draw:style-name="gr1059" draw:text-style-name="P99" svg:width="0.076in" svg:height="0.0669in" svg:x="0.1697in" svg:y="0.0453in" svg:viewBox="0 0 194 171" svg:d="M30 37c0 35 0 69 0 104 0 18-5 18-30 18 0 3 0 7 0 12 13-1 33-3 43-3s31 2 44 3c0-5 0-9 0-12-26 0-31 0-31-18 0-24 0-49 0-72 0-39 28-61 53-61 24 0 29 21 29 43 0 29 0 59 0 90 0 18-5 18-31 18 0 3 0 7 0 12 13-1 33-3 44-3 10 0 29 2 43 3 0-5 0-9 0-12-20 0-30 0-30-13 0-25 0-49 0-73 0-33 0-45-12-59-6-6-19-14-41-14-28 0-46 17-57 41 0-13 0-28 0-41-18 1-36 3-54 4 0 5 0 8 0 13 26 0 30 2 30 20z"><text:p/></draw:path><draw:path draw:style-name="gr1059" draw:text-style-name="P99" svg:width="0.035in" svg:height="0.1508in" svg:x="0.2642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756in" svg:height="0.137in" svg:x="0.3165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3 72-2 0-12 0-19-7 18-1 21-15 21-21 0-9-6-14-14-14-10 0-21 9-21 24 0 17 17 26 33 26 21 0 36-22 43-37 12-25 22-71 22-74 8-40 15-81 23-120z"><text:p/></draw:path><draw:path draw:style-name="gr1059" draw:text-style-name="P99" svg:width="0.0346in" svg:height="0.1508in" svg:x="0.4146in" svg:y="0in" svg:viewBox="0 0 89 384" svg:d="M89 380c0-1 0-1-6-8-49-48-61-121-61-179 0-67 14-135 63-183 4-4 4-4 4-7 0-2-1-3-3-3-5 0-40 26-62 75-20 43-24 86-24 118 0 28 3 76 25 119 23 47 56 72 61 72 2 0 3-1 3-4z"><text:p/></draw:path><draw:path draw:style-name="gr1059" draw:text-style-name="P99" svg:width="0.1039in" svg:height="0.1079in" svg:x="0.4638in" svg:y="0.0043in" svg:viewBox="0 0 265 275" svg:d="M55 230c-15 27-30 32-47 33-5 0-8 0-8 8 0 2 1 4 4 4 11 0 24-2 33-2 14 0 27 2 40 2 2 0 7 0 7-7 0-5-4-5-6-5-9-1-19-4-19-14 0-5 3-9 6-14 10-16 20-32 30-48 32 0 65 0 96 0 2 7 7 60 7 63 0 12-21 13-29 13-5 0-8 0-8 8 0 4 4 4 5 4 16 0 32-2 49-2 8 0 34 2 42 2 3 0 8 0 8-9 0-3-4-3-9-3-24 0-24-3-25-14-8-79-16-160-24-240 0-8 0-9-7-9-6 0-7 2-10 7-45 74-90 149-135 223zM101 175c26-43 52-86 77-128 5 42 8 85 12 128-29 0-59 0-89 0z"><text:p/></draw:path><draw:path draw:style-name="gr1059" draw:text-style-name="P99" svg:width="0.0346in" svg:height="0.1508in" svg:x="0.5807in" svg:y="0in" svg:viewBox="0 0 89 384" svg:d="M89 193c0-30-3-77-25-120-23-48-56-73-61-73-2 0-3 1-3 3 0 3 0 3 8 10 37 38 59 99 59 180 0 65-14 132-63 181-4 5-4 5-4 6 0 3 1 4 3 4 5 0 40-26 62-75 20-43 24-85 24-116z"><text:p/></draw:path><draw:path draw:style-name="gr1059" draw:text-style-name="P99" svg:width="0.035in" svg:height="0.1508in" svg:x="0.6398in" svg:y="0in" svg:viewBox="0 0 90 384" svg:d="M90 193c0-30-4-77-25-120-23-48-56-73-61-73-2 0-4 1-4 3 0 3 0 3 8 10 38 38 60 99 60 180 0 65-14 132-62 181-6 5-6 5-6 6 0 3 2 4 4 4 5 0 39-26 62-75 20-43 24-85 24-116z"><text:p/></draw:path><draw:path draw:style-name="gr1059" draw:text-style-name="P99" svg:width="0.1008in" svg:height="0.035in" svg:x="0.740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028in" svg:height="0.1059in" svg:x="0.8969in" svg:y="0.0098in" svg:viewBox="0 0 262 270" svg:d="M34 34c0 63 0 126 0 187 0 21-3 28-23 28-4 0-11 1-11 6 0 8 7 8 13 8 20 0 41 0 61 0 6 0 12 0 12-8 0-5-6-6-11-6-22 0-24-8-24-29 0-58 0-117 0-175 55 73 111 147 166 219 3 5 5 6 9 6 6 0 6-6 6-12 0-72 0-145 0-217 0-22 3-28 21-28 2 0 9 0 9-6 0-7-6-7-13-7-19 0-38 0-56 0-7 0-14 0-14 7 0 6 8 6 11 6 22 0 26 8 26 29 0 39 0 79 0 120-39-53-78-105-117-156-4-6-5-6-14-6-22 0-45 0-67 0-7 0-14 0-14 7 0 5 7 6 9 6 10 1 18 8 21 12 0 4 0 4 0 9zM218 243c-56-73-111-147-167-221-5-4-5-5-9-9 15 0 31 0 46 0 43 59 87 117 130 175 0 18 0 37 0 55z"><text:p/></draw:path></draw:g></text:span><text:span text:style-name="T71">) </text:span><text:span text:style-name="T9">זיווג מוגדר היטב. נוכיח זאת: </text:span></text:p>
      <text:p text:style-name="P3">מוגדר היטב: <text:span text:style-name="T1">יהי </text:span><text:span text:style-name="T47"><draw:g text:anchor-type="as-char" svg:y="-0.1134in" draw:z-index="162" draw:name="Shape184" draw:style-name="gr1057"><svg:title>TexMaths</svg:title><svg:desc>11§inline§A, B \in \ps(\Z)§svg§600§FALSE§</svg:desc><draw:path draw:style-name="gr1058" draw:text-style-name="P98" svg:width="0.7969in" svg:height="0.1358in" svg:x="0.0028in" svg:y="0.0071in" svg:viewBox="0 0 2025 346" svg:d="M1014 346c-339 0-677 0-1014 0 0-116 0-230 0-346 675 0 1350 0 2025 0 0 116 0 230 0 346-338 0-675 0-1011 0z"><text:p/></draw:path><draw:path draw:style-name="gr1059" draw:text-style-name="P99" svg:width="0.1035in" svg:height="0.1079in" svg:x="0.0004in" svg:y="0.0043in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2 0 7 0 7-7 0-5-3-5-9-5-23 0-23-2-24-13-8-79-17-160-24-240-1-8-1-10-8-10-6 0-8 3-10 7-45 74-89 149-134 224zM101 175c25-43 51-85 76-127 4 42 9 84 13 127-29 0-59 0-89 0z"><text:p/></draw:path><draw:path draw:style-name="gr1059" draw:text-style-name="P99" svg:width="0.0173in" svg:height="0.0453in" svg:x="0.122in" svg:y="0.0972in" svg:viewBox="0 0 45 116" svg:d="M45 41c0-26-10-41-24-41-13 0-21 10-21 21 0 10 8 20 21 20 4 0 9-1 13-5 1-1 1-1 2-1 0 2 0 0 0 6 0 28-13 50-26 64-5 3-3 5-3 6 0 2 1 5 3 5 4 0 35-30 35-75z"><text:p/></draw:path><draw:path draw:style-name="gr1059" draw:text-style-name="P99" svg:width="0.1079in" svg:height="0.1028in" svg:x="0.1831in" svg:y="0.0098in" svg:viewBox="0 0 275 262" svg:d="M45 232c-3 15-4 18-35 18-7 0-10 0-10 8 0 4 3 4 10 4 46 0 91 0 137 0 62 0 107-45 107-83 0-27-22-49-59-53 39-8 80-37 80-73 0-29-25-53-72-53-42 0-86 0-129 0-8 0-11 0-11 8 0 4 3 4 11 4 4 0 7 0 14 0 7 1 10 1 10 7 0 1 0 2-1 7-18 69-34 138-52 206zM103 122c8-32 17-64 25-96 3-13 4-14 20-14 17 0 33 0 50 0 34 0 42 22 42 40 0 34-33 70-81 70-18 0-37 0-56 0zM86 250c-6 0-6 0-8 0-4 0-5-1-5-4 0-2 0-2 2-9 9-36 17-71 26-106 24 0 49 0 73 0 37 0 45 28 45 45 0 36-35 74-80 74-18 0-36 0-53 0z"><text:p/></draw:path><draw:path draw:style-name="gr1059" draw:text-style-name="P99" svg:width="0.0752in" svg:height="0.087in" svg:x="0.3543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059" draw:text-style-name="P99" svg:width="0.1079in" svg:height="0.1106in" svg:x="0.4882in" svg:y="0.0098in" svg:viewBox="0 0 275 282" svg:d="M125 0c-54 0-95 26-111 44-13 15-14 26-14 28s1 3 3 3c7 0 16-6 19-8 8-5 9-8 11-15 5-16 16-29 65-31-7 87-30 172-63 251-2 5-1 4-2 7 0 1 1 3 4 3 6 0 25-9 29-19 20-47 52-135 64-242 6 0 13 0 20 0 47 0 92 18 92 57 0 29-28 83-103 85-8 0-13 0-24 8-6 4-9 8-9 11 0 2 2 2 7 2 71 0 162-60 162-123 0-44-53-61-97-61-17 0-35 0-53 0z"><text:p/></draw:path><draw:path draw:style-name="gr1059" draw:text-style-name="P99" svg:width="0.035in" svg:height="0.1512in" svg:x="0.6181in" svg:y="0in" svg:viewBox="0 0 90 385" svg:d="M90 381c0-1 0-1-6-8-49-49-61-122-61-180 0-67 14-135 62-182 5-5 5-5 5-7 0-3-2-4-4-4-4 0-39 26-62 76-20 42-24 85-24 117 0 29 4 76 25 120 23 47 57 72 61 72 2 0 4-1 4-4z"><text:p/></draw:path><draw:path draw:style-name="gr1059" draw:text-style-name="P99" svg:width="0.0917in" svg:height="0.1031in" svg:x="0.6665in" svg:y="0.0098in" svg:viewBox="0 0 234 263" svg:d="M219 14c4-5 4-6 4-7 0-7-6-7-13-7-59 0-118 0-177 0-12 0-12 1-13 11-2 18-4 34-6 52 0 2-1 3-1 5 0 6 5 8 7 8 3 0 5-3 6-7 3-8 6-25 29-40 22-15 49-16 63-16 10 0 21 0 30 0-48 79-96 159-145 237-3 4-3 5-3 7 0 6 7 6 13 6 66 0 132 0 198 0 12 0 12-1 13-11 4-25 7-49 10-75 0-4-3-6-5-6-7 0-7 3-9 11-6 30-36 68-91 68-19 0-37 0-55 0 48-78 96-158 145-236zM33 13c7 0 13 0 20 0v1c-10 6-18 12-22 17 1-6 1-12 2-18zM165 13c13 0 25 0 38 0-48 79-96 159-145 237-13 0-26 0-39 0 48-78 98-158 146-237zM185 250c11-7 21-15 29-26 0 7-1 12-3 26-9 0-18 0-26 0z"><text:p/></draw:path><draw:path draw:style-name="gr1059" draw:text-style-name="P99" svg:width="0.035in" svg:height="0.1512in" svg:x="0.77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7">, נניח </text:span><text:span text:style-name="T47"><draw:g text:anchor-type="as-char" svg:y="-0.1118in" draw:z-index="163" draw:name="Shape185" draw:style-name="gr1057"><svg:title>TexMaths</svg:title><svg:desc>11§inline§\lnot ASB§svg§600§FALSE§</svg:desc><draw:path draw:style-name="gr1058" draw:text-style-name="P98" svg:width="0.4161in" svg:height="0.0957in" svg:x="0.0004in" svg:y="0.0079in" svg:viewBox="0 0 1058 244" svg:d="M0 0c352 0 706 0 1058 0 0 82 0 162 0 244-352 0-706 0-1058 0 0-82 0-162 0-244z"><text:p/></draw:path><draw:path draw:style-name="gr1059" draw:text-style-name="P99" svg:width="0.0843in" svg:height="0.0402in" svg:x="0.0008in" svg:y="0.0547in" svg:viewBox="0 0 215 103" svg:d="M215 13c0-12-1-13-14-13-62 0-124 0-187 0-6 0-14 0-14 8 0 7 8 7 14 7 62 0 124 0 185 0 0 25 0 49 0 74 0 7 0 14 8 14s8-7 8-14c0-25 0-50 0-76z"><text:p/></draw:path><draw:path draw:style-name="gr1059" draw:text-style-name="P99" svg:width="0.1039in" svg:height="0.1079in" svg:x="0.0992in" svg:y="0in" svg:viewBox="0 0 265 275" svg:d="M56 230c-15 27-31 31-47 32-6 2-9 2-9 8 0 3 2 5 6 5 9 0 22-2 33-2 13 0 26 2 38 2 2 0 8 0 8-7 0-4-4-6-7-6-9 0-17-3-17-13 0-4 2-9 5-14 10-16 19-32 29-49 32 0 65 0 97 0 1 8 6 60 6 64 0 11-20 12-27 12-6 0-10 0-10 8 0 5 4 5 5 5 17 0 33-2 49-2 10 0 34 2 44 2 2 0 6 0 6-8 0-5-3-5-8-5-25 0-25-2-26-13-8-80-15-160-23-240-1-8-1-9-8-9-6 0-7 2-10 7-45 75-89 148-134 223zM102 174c26-42 51-85 76-127 5 42 8 85 12 127-29 0-58 0-88 0z"><text:p/></draw:path><draw:path draw:style-name="gr1059" draw:text-style-name="P99" svg:width="0.0902in" svg:height="0.1094in" svg:x="0.2154in" svg:y="0.0016in" svg:viewBox="0 0 230 279" svg:d="M230 3c0-1-1-3-4-3s-3 0-8 6c-7 7-12 14-18 22-11-18-30-28-56-28-48 0-94 44-94 90 0 32 19 50 39 54 14 5 28 8 42 11 14 4 35 9 35 41 0 34-32 71-69 71-25 0-68-9-68-56 0-9 2-19 3-21 0-1 0-1 0-3 0-4-2-4-4-4-3 0-3 0-4 1-2 2-24 89-24 92 0 2 2 3 4 3 3 0 3 0 8-6 7-7 12-14 19-22 16 22 43 28 65 28 53 0 98-51 98-99 0-27-13-39-19-44-9-9-14-10-48-19-9-2-24-7-27-8-10-3-23-14-23-34 0-32 31-64 67-64 32 0 56 17 56 60 0 12-2 18-2 21 0 1 0 4 5 4 4 0 4-1 6-8 7-28 13-56 21-85z"><text:p/></draw:path><draw:path draw:style-name="gr1059" draw:text-style-name="P99" svg:width="0.1083in" svg:height="0.1024in" svg:x="0.3161in" svg:y="0.0051in" svg:viewBox="0 0 276 261" svg:d="M46 232c-4 15-4 17-35 17-7 0-11 0-11 8 0 4 4 4 11 4 46 0 91 0 138 0 61 0 106-45 106-82 0-28-22-50-59-53 40-8 80-37 80-73 0-29-25-53-71-53-43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7 0 44 28 44 44 0 39-34 75-79 75-18 0-35 0-53 0z"><text:p/></draw:path></draw:g></text:span><text:span text:style-name="T47"><text:s/>כלומר </text:span><text:span text:style-name="T47"><draw:g text:anchor-type="as-char" svg:y="-0.1134in" draw:z-index="164" draw:name="Shape186" draw:style-name="gr1057"><svg:title>TexMaths</svg:title><svg:desc>11§inline§\min(f(A)) \neq \min(f(B))§svg§600§FALSE§</svg:desc><draw:path draw:style-name="gr1058" draw:text-style-name="P98" svg:width="1.5713in" svg:height="0.1358in" svg:x="0.0035in" svg:y="0.0071in" svg:viewBox="0 0 3992 346" svg:d="M1996 346c-665 0-1331 0-1996 0 0-116 0-230 0-346 1331 0 2661 0 3992 0 0 116 0 230 0 346-666 0-1331 0-1996 0z"><text:p/></draw:path><draw:path draw:style-name="gr1059" draw:text-style-name="P99" svg:width="0.1185in" svg:height="0.0669in" svg:x="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1059" draw:text-style-name="P99" svg:width="0.0319in" svg:height="0.1008in" svg:x="0.128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1059" draw:text-style-name="P99" svg:width="0.0764in" svg:height="0.0669in" svg:x="0.1697in" svg:y="0.0453in" svg:viewBox="0 0 195 171" svg:d="M30 39c0 34 0 68 0 103 0 17-5 17-30 17 0 3 0 7 0 12 13 0 33-1 44-1 10 0 30 1 43 1 0-5 0-9 0-12-27 0-30 0-30-17 0-24 0-48 0-72 0-39 28-61 52-61s28 21 28 43c0 29 0 59 0 90 0 17-4 17-29 17 0 3 0 7 0 12 13 0 33-1 43-1s30 1 44 1c0-5 0-9 0-12-21 0-30 0-31-11 0-26 0-50 0-74 0-33 0-45-12-60-6-6-18-14-41-14-27 0-46 17-57 41 0-13 0-28 0-41-18 1-36 3-54 4 0 5 0 8 0 13 27 0 30 2 30 22z"><text:p/></draw:path><draw:path draw:style-name="gr1059" draw:text-style-name="P99" svg:width="0.0346in" svg:height="0.1512in" svg:x="0.2646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76in" svg:height="0.1374in" svg:x="0.3165in" svg:y="0.0067in" svg:viewBox="0 0 194 350" svg:d="M122 118c11 0 22 0 33 0 8 0 11 0 11-8 0-4-3-4-10-4-11 0-21 0-32 0 2-16 6-30 8-44 1-8 7-36 9-40 4-8 11-13 18-13 2 0 13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1059" draw:text-style-name="P99" svg:width="0.035in" svg:height="0.1512in" svg:x="0.4146in" svg:y="0in" svg:viewBox="0 0 90 385" svg:d="M90 381c0-1 0-1-6-8-49-49-61-122-61-180 0-67 14-135 62-182 5-5 5-5 5-7 0-3-2-4-4-4-4 0-39 26-62 76-20 42-24 85-24 117 0 29 4 76 25 120 24 47 57 72 61 72 2 0 4-1 4-4z"><text:p/></draw:path><draw:path draw:style-name="gr1059" draw:text-style-name="P99" svg:width="0.1039in" svg:height="0.1079in" svg:x="0.4638in" svg:y="0.0043in" svg:viewBox="0 0 265 275" svg:d="M56 231c-15 26-31 31-47 32-5 1-9 1-9 8 0 2 2 4 5 4 10 0 22-1 33-1 14 0 27 1 39 1 2 0 8 0 8-7 0-4-4-5-7-5-9 0-18-3-18-13 0-4 3-9 6-14 10-17 19-32 29-49 33 0 64 0 97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1059" draw:text-style-name="P99" svg:width="0.0346in" svg:height="0.1512in" svg:x="0.5815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35in" svg:height="0.1512in" svg:x="0.6406in" svg:y="0in" svg:viewBox="0 0 90 385" svg:d="M90 193c0-30-4-76-25-120-23-48-57-73-61-73-2 0-4 2-4 4s0 2 8 9c37 38 59 99 59 180 0 65-14 133-62 181-5 6-5 6-5 7 0 2 2 4 4 4 4 0 39-26 62-76 20-41 24-84 24-116z"><text:p/></draw:path><draw:path draw:style-name="gr1059" draw:text-style-name="P99" svg:width="0.076in" svg:height="0.1409in" svg:x="0.7543in" svg:y="0.0043in" svg:viewBox="0 0 194 359" svg:d="M190 15c4-5 4-6 4-7 0-2-3-8-8-8s-7 2-9 8c-58 112-115 223-174 336-3 5-3 6-3 7 0 4 3 8 8 8s6-2 8-8c59-112 116-223 174-336z"><text:p/></draw:path><draw:path draw:style-name="gr1059" draw:text-style-name="P99" svg:width="0.1008in" svg:height="0.0354in" svg:x="0.74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181in" svg:height="0.0669in" svg:x="0.8984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1059" draw:text-style-name="P99" svg:width="0.0319in" svg:height="0.1008in" svg:x="1.0256in" svg:y="0.0126in" svg:viewBox="0 0 82 257" svg:d="M56 87c-19 1-36 2-55 4 0 4 0 8 0 12 25 0 29 3 29 21 0 35 0 70 0 104 0 16-5 16-30 16 0 5 0 9 0 13 12 0 33-2 43-2 13 0 26 2 39 2 0-4 0-8 0-13-25 0-26-1-26-16 0-46 0-94 0-141zM57 20c0-12-10-20-21-20-12 0-20 10-20 20 0 11 8 21 20 21 11 0 21-9 21-21z"><text:p/></draw:path><draw:path draw:style-name="gr1059" draw:text-style-name="P99" svg:width="0.0764in" svg:height="0.0669in" svg:x="1.0673in" svg:y="0.0453in" svg:viewBox="0 0 195 171" svg:d="M31 39c0 34 0 68 0 103 0 17-5 17-31 17 0 3 0 7 0 12 14 0 33-1 44-1 10 0 30 1 43 1 0-5 0-9 0-12-25 0-30 0-30-17 0-24 0-48 0-72 0-39 28-61 52-61s28 21 28 43c0 29 0 59 0 90 0 17-4 17-29 17 0 3 0 7 0 12 13 0 33-1 44-1 10 0 29 1 43 1 0-5 0-9 0-12-20 0-30 0-30-11 0-26 0-50 0-74 0-33 0-45-12-60-6-6-19-14-41-14-28 0-46 17-57 41 0-13 0-28 0-41-19 1-36 3-55 4 0 5 0 8 0 13 27 0 31 2 31 22z"><text:p/></draw:path><draw:path draw:style-name="gr1059" draw:text-style-name="P99" svg:width="0.035in" svg:height="0.1512in" svg:x="1.1622in" svg:y="0in" svg:viewBox="0 0 90 385" svg:d="M90 381c0-1 0-1-6-8-49-49-62-122-62-180 0-67 15-135 63-182 5-5 5-5 5-7 0-3-2-4-4-4-5 0-39 26-62 76-20 42-24 85-24 117 0 29 4 76 25 120 23 47 56 72 61 72 2 0 4-1 4-4z"><text:p/></draw:path><draw:path draw:style-name="gr1059" draw:text-style-name="P99" svg:width="0.076in" svg:height="0.1374in" svg:x="1.2142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059" draw:text-style-name="P99" svg:width="0.0346in" svg:height="0.1512in" svg:x="1.3126in" svg:y="0in" svg:viewBox="0 0 89 385" svg:d="M89 381c0-1 0-1-7-8-48-49-60-122-60-180 0-67 14-135 62-182 5-5 5-5 5-7 0-3-1-4-3-4-5 0-40 26-62 76-20 42-24 85-24 117 0 29 3 76 25 120 23 47 56 72 61 72 2 0 3-1 3-4z"><text:p/></draw:path><draw:path draw:style-name="gr1059" draw:text-style-name="P99" svg:width="0.1083in" svg:height="0.1028in" svg:x="1.363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1059" draw:text-style-name="P99" svg:width="0.0346in" svg:height="0.1512in" svg:x="1.4886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35in" svg:height="0.1512in" svg:x="1.547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47">. נחשב ונמצא</text:span><text:span text:style-name="T47"><draw:g text:anchor-type="as-char" svg:y="-0.1134in" draw:z-index="165" draw:name="Shape187" draw:style-name="gr1057"><svg:title>TexMaths</svg:title><svg:desc>11§inline§h(A) = \min(f(A)) \neq \min(f(B)) = h(B)§svg§600§FALSE§</svg:desc><draw:path draw:style-name="gr1058" draw:text-style-name="P98" svg:width="2.6264in" svg:height="0.1358in" svg:x="0.0004in" svg:y="0.0071in" svg:viewBox="0 0 6672 346" svg:d="M3336 346c-1112 0-2224 0-3336 0 0-116 0-230 0-346 2224 0 4448 0 6672 0 0 116 0 230 0 346-1112 0-2224 0-3336 0z"><text:p/></draw:path><draw:path draw:style-name="gr1059" draw:text-style-name="P99" svg:width="0.074in" svg:height="0.1063in" svg:x="0.0012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79 0-68 14-136 62-183 5-5 5-5 5-7 0-3-1-4-4-4s-39 26-61 76c-19 42-25 85-25 118 0 28 4 75 26 119 24 47 57 72 60 72s4-1 4-4z"><text:p/></draw:path><draw:path draw:style-name="gr1059" draw:text-style-name="P99" svg:width="0.1039in" svg:height="0.1079in" svg:x="0.1453in" svg:y="0.0043in" svg:viewBox="0 0 265 275" svg:d="M55 231c-15 26-31 31-47 32-5 1-8 1-8 8 0 2 1 4 4 4 11 0 24-1 33-1 14 0 27 1 40 1 2 0 7 0 7-7 0-4-4-5-6-5-9 0-19-3-19-13 0-4 3-9 6-14 10-17 20-32 30-49 32 0 65 0 96 0 2 9 7 60 7 64 0 11-21 12-29 12-5 0-8 0-8 8 0 4 4 4 5 4 16 0 32-1 49-1 8 0 34 1 42 1 3 0 8 0 8-7 0-5-4-5-9-5-24 0-24-2-25-13-8-79-16-160-24-240 0-8 0-10-7-10-6 0-7 3-10 7-45 74-90 149-135 224zM101 175c26-43 52-85 77-127 5 42 8 84 12 127-29 0-59 0-89 0z"><text:p/></draw:path><draw:path draw:style-name="gr1059" draw:text-style-name="P99" svg:width="0.0346in" svg:height="0.1512in" svg:x="0.2626in" svg:y="0in" svg:viewBox="0 0 89 385" svg:d="M89 194c0-31-3-77-25-121-23-48-56-73-61-73-2 0-3 2-3 4s0 2 8 9c37 38 59 99 59 181 0 64-14 132-63 180-4 6-4 6-4 7 0 2 1 4 3 4 5 0 40-26 62-76 20-41 24-84 24-115z"><text:p/></draw:path><draw:path draw:style-name="gr1059" draw:text-style-name="P99" svg:width="0.1004in" svg:height="0.0354in" svg:x="0.3638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1059" draw:text-style-name="P99" svg:width="0.1189in" svg:height="0.0669in" svg:x="0.5205in" svg:y="0.0453in" svg:viewBox="0 0 303 171" svg:d="M31 39c0 34 0 68 0 103 0 17-5 17-31 17 0 3 0 7 0 12 14 0 33-1 44-1 10 0 30 1 43 1 0-5 0-9 0-12-25 0-30 0-30-17 0-24 0-48 0-72 0-39 28-61 52-61 25 0 29 21 29 43 0 29 0 59 0 90 0 17-4 17-30 17 0 3 0 7 0 12 13 0 33-1 44-1 10 0 30 1 43 1 0-5 0-9 0-12-27 0-30 0-30-17 0-24 0-48 0-72 0-39 28-61 52-61s28 21 28 43c0 29 0 59 0 90 0 17-4 17-29 17 0 3 0 7 0 12 13 0 33-1 43-1 9 0 30 1 44 1 0-5 0-9 0-12-21 0-30 0-31-11 0-26 0-50 0-74 0-33 0-45-12-60-6-6-18-14-40-14-33 0-49 23-56 39-6-35-34-39-52-39-28 0-46 17-57 41 0-13 0-28 0-41-19 1-36 3-55 4 0 5 0 8 0 13 28 0 31 2 31 22z"><text:p/></draw:path><draw:path draw:style-name="gr1059" draw:text-style-name="P99" svg:width="0.0327in" svg:height="0.1008in" svg:x="0.6476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1059" draw:text-style-name="P99" svg:width="0.076in" svg:height="0.0669in" svg:x="0.6898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1059" draw:text-style-name="P99" svg:width="0.035in" svg:height="0.1512in" svg:x="0.7843in" svg:y="0in" svg:viewBox="0 0 90 385" svg:d="M90 381c0-1 0-1-6-8-49-49-61-122-61-179 0-68 14-136 62-183 5-5 5-5 5-7 0-3-1-4-4-4s-39 26-61 76c-19 42-25 85-25 118 0 28 4 75 26 119 24 47 57 72 60 72s4-1 4-4z"><text:p/></draw:path><draw:path draw:style-name="gr1059" draw:text-style-name="P99" svg:width="0.0756in" svg:height="0.1374in" svg:x="0.8366in" svg:y="0.0067in" svg:viewBox="0 0 193 350" svg:d="M121 118c11 0 23 0 34 0 8 0 11 0 11-8 0-4-3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4-37 12-25 21-71 21-74 8-40 15-80 23-121z"><text:p/></draw:path><draw:path draw:style-name="gr1059" draw:text-style-name="P99" svg:width="0.0346in" svg:height="0.1512in" svg:x="0.9346in" svg:y="0in" svg:viewBox="0 0 89 385" svg:d="M89 381c0-1 0-1-5-8-49-49-62-122-62-179 0-68 15-136 63-183 4-5 4-5 4-7 0-3-1-4-3-4-5 0-39 26-62 76-20 42-24 85-24 118 0 28 4 75 25 119 23 47 56 72 61 72 2 0 3-1 3-4z"><text:p/></draw:path><draw:path draw:style-name="gr1059" draw:text-style-name="P99" svg:width="0.1039in" svg:height="0.1079in" svg:x="0.9839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059" draw:text-style-name="P99" svg:width="0.035in" svg:height="0.1512in" svg:x="1.1016in" svg:y="0in" svg:viewBox="0 0 90 385" svg:d="M90 194c0-31-4-77-25-121-23-48-57-73-61-73-2 0-4 2-4 4s0 2 8 9c38 38 60 99 60 181 0 64-14 132-62 180-6 6-6 6-6 7 0 2 2 4 4 4 4 0 39-26 62-76 20-41 24-84 24-115z"><text:p/></draw:path><draw:path draw:style-name="gr1059" draw:text-style-name="P99" svg:width="0.035in" svg:height="0.1512in" svg:x="1.1606in" svg:y="0in" svg:viewBox="0 0 90 385" svg:d="M90 194c0-31-4-77-26-121-23-48-56-73-60-73-3 0-4 2-4 4s0 2 8 9c37 38 59 99 59 181 0 64-14 132-61 180-6 6-6 6-6 7 0 2 1 4 4 4 4 0 39-26 61-76 20-41 25-84 25-115z"><text:p/></draw:path><draw:path draw:style-name="gr1059" draw:text-style-name="P99" svg:width="0.0756in" svg:height="0.1409in" svg:x="1.2748in" svg:y="0.0043in" svg:viewBox="0 0 193 359" svg:d="M190 15c3-5 3-6 3-7 0-2-3-8-8-8s-6 2-8 8c-58 112-115 223-174 336-3 5-3 6-3 7 0 4 3 8 8 8 4 0 5-2 9-8 58-112 115-223 173-336z"><text:p/></draw:path><draw:path draw:style-name="gr1059" draw:text-style-name="P99" svg:width="0.1008in" svg:height="0.0354in" svg:x="1.262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189in" svg:height="0.0669in" svg:x="1.4185in" svg:y="0.0453in" svg:viewBox="0 0 303 171" svg:d="M31 39c0 34 0 68 0 103 0 17-5 17-31 17 0 3 0 7 0 12 14 0 34-1 44-1s31 1 43 1c0-5 0-9 0-12-25 0-30 0-30-17 0-24 0-48 0-72 0-39 28-61 53-61 24 0 29 21 29 43 0 29 0 59 0 90 0 17-5 17-31 17 0 3 0 7 0 12 13 0 33-1 44-1 10 0 30 1 43 1 0-5 0-9 0-12-26 0-30 0-30-17 0-24 0-48 0-72 0-39 28-61 52-61s28 21 28 43c0 29 0 59 0 90 0 17-4 17-29 17 0 3 0 7 0 12 13 0 33-1 44-1 10 0 29 1 43 1 0-5 0-9 0-12-20 0-30 0-31-11 0-26 0-50 0-74 0-33 0-45-11-60-6-6-19-14-41-14-33 0-49 23-56 39-6-35-34-39-52-39-28 0-46 17-57 41 0-13 0-28 0-41-19 1-36 3-55 4 0 5 0 8 0 13 28 0 31 2 31 22z"><text:p/></draw:path><draw:path draw:style-name="gr1059" draw:text-style-name="P99" svg:width="0.0323in" svg:height="0.1008in" svg:x="1.5457in" svg:y="0.0126in" svg:viewBox="0 0 83 257" svg:d="M55 87c-18 1-36 2-54 4 0 4 0 8 0 12 25 0 29 3 29 21 0 35 0 70 0 104 0 16-5 16-30 16 0 5 0 9 0 13 12 0 33-2 42-2 14 0 27 2 41 2 0-4 0-8 0-13-26 0-28-1-28-16 0-46 0-94 0-141zM57 20c0-12-10-20-21-20-12 0-21 10-21 20 0 11 9 21 21 21 11 0 21-9 21-21z"><text:p/></draw:path><draw:path draw:style-name="gr1059" draw:text-style-name="P99" svg:width="0.0764in" svg:height="0.0669in" svg:x="1.5878in" svg:y="0.0453in" svg:viewBox="0 0 195 171" svg:d="M30 39c0 34 0 68 0 103 0 17-5 17-30 17 0 3 0 7 0 12 13 0 33-1 44-1 10 0 30 1 43 1 0-5 0-9 0-12-26 0-30 0-30-17 0-24 0-48 0-72 0-39 27-61 52-61 24 0 29 21 29 43 0 29 0 59 0 90 0 17-5 17-30 17 0 3 0 7 0 12 13 0 33-1 43-1s31 1 44 1c0-5 0-9 0-12-21 0-30 0-31-11 0-26 0-50 0-74 0-33 0-45-12-60-6-6-18-14-41-14-27 0-46 17-57 41 0-13 0-28 0-41-18 1-36 3-54 4 0 5 0 8 0 13 26 0 30 2 30 22z"><text:p/></draw:path><draw:path draw:style-name="gr1059" draw:text-style-name="P99" svg:width="0.0346in" svg:height="0.1512in" svg:x="1.6827in" svg:y="0in" svg:viewBox="0 0 89 385" svg:d="M89 381c0-1 0-1-6-8-49-49-61-122-61-179 0-68 14-136 63-183 4-5 4-5 4-7 0-3-1-4-3-4-5 0-40 26-62 76-20 42-24 85-24 118 0 28 3 75 25 119 23 47 56 72 61 72 2 0 3-1 3-4z"><text:p/></draw:path><draw:path draw:style-name="gr1059" draw:text-style-name="P99" svg:width="0.0756in" svg:height="0.1374in" svg:x="1.7346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059" draw:text-style-name="P99" svg:width="0.035in" svg:height="0.1512in" svg:x="1.8323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1083in" svg:height="0.1028in" svg:x="1.8831in" svg:y="0.0098in" svg:viewBox="0 0 276 262" svg:d="M45 232c-3 15-4 18-35 18-7 0-10 0-10 8 0 4 3 4 10 4 46 0 92 0 139 0 60 0 106-45 106-83 0-27-23-49-60-53 40-8 81-37 81-73 0-29-26-53-72-53-43 0-87 0-130 0-7 0-11 0-11 8 0 4 3 4 11 4 1 0 7 0 14 0 8 1 11 1 11 7 0 1-1 2-2 7-18 69-34 138-52 206zM103 122c8-32 17-64 25-96 3-13 4-14 21-14 16 0 33 0 49 0 34 0 43 22 43 40 0 34-34 70-80 70-19 0-39 0-58 0zM86 250c-5 0-6 0-8 0-4 0-5-1-5-4 0-2 0-2 2-9 9-36 17-71 26-106 24 0 50 0 74 0 36 0 44 28 44 45 0 36-34 74-80 74-18 0-36 0-53 0z"><text:p/></draw:path><draw:path draw:style-name="gr1059" draw:text-style-name="P99" svg:width="0.035in" svg:height="0.1512in" svg:x="2.0083in" svg:y="0in" svg:viewBox="0 0 90 385" svg:d="M90 194c0-31-4-77-25-121-24-48-57-73-61-73-2 0-4 2-4 4s0 2 8 9c37 38 59 99 59 181 0 64-14 132-61 180-6 6-6 6-6 7 0 2 2 4 4 4 4 0 39-26 62-76 19-41 24-84 24-115z"><text:p/></draw:path><draw:path draw:style-name="gr1059" draw:text-style-name="P99" svg:width="0.0346in" svg:height="0.1512in" svg:x="2.0677in" svg:y="0in" svg:viewBox="0 0 89 385" svg:d="M89 194c0-31-4-77-25-121-23-48-56-73-61-73-2 0-3 2-3 4s0 2 8 9c37 38 59 99 59 181 0 64-14 132-63 180-4 6-4 6-4 7 0 2 1 4 3 4 5 0 39-26 62-76 20-41 24-84 24-115z"><text:p/></draw:path><draw:path draw:style-name="gr1059" draw:text-style-name="P99" svg:width="0.1004in" svg:height="0.0354in" svg:x="2.1689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744in" svg:height="0.1063in" svg:x="2.3291in" svg:y="0.0071in" svg:viewBox="0 0 190 271" svg:d="M90 4c0-1 0-4-5-4-9 0-37 3-48 3-2 1-6 1-6 8 0 6 3 6 9 6 18 0 19 2 19 6 0 2-1 6-1 8-18 74-37 147-56 220-2 6-2 7-2 9 0 9 8 11 11 11 7 0 13-5 14-10 3-10 6-20 8-30 3-11 6-22 9-33 2-9 4-17 6-26 2-2 4-15 5-18s13-24 26-35c8-6 20-13 37-13 16 0 20 13 20 26 0 21-14 64-23 86-3 9-5 13-5 21 0 19 13 32 32 32 36 0 50-56 50-60 0-3-3-3-4-3-4 0-4 1-7 7-5 20-17 47-39 47-6 0-9-3-9-12 0-10 3-19 7-28 6-15 24-61 24-83 0-26-16-42-45-42-25 0-43 12-58 30 10-41 21-82 31-123z"><text:p/></draw:path><draw:path draw:style-name="gr1059" draw:text-style-name="P99" svg:width="0.035in" svg:height="0.1512in" svg:x="2.4236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1083in" svg:height="0.1028in" svg:x="2.4744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draw:path draw:style-name="gr1059" draw:text-style-name="P99" svg:width="0.035in" svg:height="0.1512in" svg:x="2.5996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47"> כדרוש. </text:span></text:p>
      <text:p text:style-name="P4">חח"ע: <text:span text:style-name="T1">יהי </text:span><text:span text:style-name="T47"><draw:g text:anchor-type="as-char" svg:y="-0.1134in" draw:z-index="175" draw:name="Shape188" draw:style-name="gr1057"><svg:title>TexMaths</svg:title><svg:desc>11§inline§[A]_S, [B]_S \in \ps(\Z) \times \ps(\Z) / S§svg§600§FALSE§</svg:desc><draw:path draw:style-name="gr1058" draw:text-style-name="P98" svg:width="1.8571in" svg:height="0.1358in" svg:x="0.0004in" svg:y="0.0071in" svg:viewBox="0 0 4718 346" svg:d="M2359 346c-787 0-1572 0-2359 0 0-116 0-230 0-346 1572 0 3146 0 4718 0 0 116 0 230 0 346-786 0-1573 0-2359 0z"><text:p/></draw:path><draw:path draw:style-name="gr1059" draw:text-style-name="P99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059" draw:text-style-name="P99" svg:width="0.1039in" svg:height="0.1079in" svg:x="0.0402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059" draw:text-style-name="P99" svg:width="0.0205in" svg:height="0.1512in" svg:x="0.152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7in" svg:height="0.0768in" svg:x="0.1992in" svg:y="0.0618in" svg:viewBox="0 0 173 196" svg:d="M173 3c0-1-1-3-5-3-1 0-1 0-4 4-4 6-10 10-14 16-10-14-27-20-43-20-39 0-73 31-73 62 0 4 1 15 9 25 10 11 20 13 37 18 6 1 20 4 23 5 9 2 26 8 26 29s-23 47-54 47c-23 0-52-9-52-38 0-3 0-9 1-14 0-1 0-2 0-2 0-3-3-3-4-3-3 0-3 1-5 5-4 18-9 36-14 54 0 1-1 2-1 5 0 1 1 3 4 3 2 0 3-1 6-4 3-4 10-13 13-16 14 17 35 20 52 20 41 0 74-35 74-67 0-12-6-23-11-29-10-10-14-11-49-20-5-1-14-3-17-4-7-2-18-9-18-24 0-21 24-43 52-43 29 0 44 16 44 42 0 4-1 10-1 12 0 4 3 4 4 4 4 0 4-1 5-6 5-19 10-39 15-58z"><text:p/></draw:path><draw:path draw:style-name="gr1059" draw:text-style-name="P99" svg:width="0.0173in" svg:height="0.0453in" svg:x="0.2929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205in" svg:height="0.1512in" svg:x="0.3654in" svg:y="0in" svg:viewBox="0 0 53 385" svg:d="M53 385c0-5 0-10 0-15-12 0-25 0-38 0 0-118 0-237 0-355 13 0 26 0 38 0 0-5 0-9 0-15-18 0-35 0-53 0 0 129 0 257 0 385 18 0 35 0 53 0z"><text:p/></draw:path><draw:path draw:style-name="gr1059" draw:text-style-name="P99" svg:width="0.1083in" svg:height="0.1028in" svg:x="0.3961in" svg:y="0.0098in" svg:viewBox="0 0 276 262" svg:d="M46 232c-4 15-5 18-35 18-7 0-11 0-11 8 0 4 3 4 11 4 46 0 91 0 138 0 61 0 106-45 106-83 0-27-22-49-59-53 39-8 80-37 80-73 0-29-25-53-71-53-43 0-87 0-130 0-8 0-12 0-12 8 0 4 4 4 11 4 1 0 9 0 15 0 7 1 10 1 10 7 0 1 0 2-1 7-18 69-34 138-52 206zM105 122c7-32 15-64 23-96 4-13 4-14 21-14 16 0 34 0 50 0 34 0 42 22 42 40 0 34-33 70-80 70-19 0-38 0-56 0zM87 250c-6 0-7 0-9 0-3 0-4-1-4-4 0-2 0-2 1-9 9-36 19-71 27-106 25 0 49 0 73 0 37 0 44 28 44 45 0 36-34 74-79 74-18 0-35 0-53 0z"><text:p/></draw:path><draw:path draw:style-name="gr1059" draw:text-style-name="P99" svg:width="0.0205in" svg:height="0.1512in" svg:x="0.5161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3in" svg:height="0.0768in" svg:x="0.5634in" svg:y="0.0618in" svg:viewBox="0 0 172 196" svg:d="M172 3c0-1-1-3-4-3-2 0-2 0-5 4-5 6-9 10-13 16-11-14-28-20-44-20-39 0-73 31-73 62 0 4 1 15 9 25 10 11 20 13 38 18 6 1 19 4 23 5 8 2 25 8 25 29s-22 47-54 47c-23 0-52-9-52-38 0-3 0-9 1-14 0-1 0-2 0-2 0-3-2-3-3-3-5 0-5 1-6 5-4 18-10 36-14 54 0 1 0 2 0 5 0 1 1 3 3 3 1 0 3-1 6-4 3-4 10-13 13-16 14 17 35 20 52 20 40 0 73-35 73-67 0-12-5-23-11-29-9-10-13-11-48-20-5-1-14-3-16-4-8-2-19-9-19-24 0-21 24-43 53-43 28 0 43 16 43 42 0 4-2 10-2 12 0 4 4 4 5 4 4 0 4-1 5-6 5-19 10-39 15-58z"><text:p/></draw:path><draw:path draw:style-name="gr1059" draw:text-style-name="P99" svg:width="0.076in" svg:height="0.087in" svg:x="0.698in" svg:y="0.0307in" svg:viewBox="0 0 194 222" svg:d="M180 120c7 0 14-1 14-9 0-9-7-8-14-8-55 0-108 0-163 0 4-50 49-88 103-88 20 0 41 0 60 0 7 0 14 0 14-7 0-8-7-8-14-8-20 0-40 0-61 0-66 0-119 48-119 111 0 62 53 111 119 111 21 0 41 0 61 0 7 0 14 0 14-7s-7-7-14-7c-19 0-40 0-60 0-54 0-99-37-103-88 55 0 108 0 163 0z"><text:p/></draw:path><draw:path draw:style-name="gr1059" draw:text-style-name="P99" svg:width="0.1079in" svg:height="0.1106in" svg:x="0.8327in" svg:y="0.0098in" svg:viewBox="0 0 275 282" svg:d="M125 0c-53 0-95 26-111 44-13 15-14 26-14 28s1 3 3 3c7 0 16-6 19-8 8-5 9-8 11-15 6-16 17-29 65-31-7 87-30 172-63 251-2 5-1 4-2 7 0 1 1 3 4 3 6 0 25-9 29-19 20-47 52-135 64-242 6 0 13 0 20 0 47 0 92 18 92 57 0 29-27 83-103 85-8 0-12 0-23 8-7 4-10 8-10 11 0 2 2 2 7 2 71 0 162-60 162-123 0-44-53-61-97-61-17 0-35 0-53 0z"><text:p/></draw:path><draw:path draw:style-name="gr1059" draw:text-style-name="P99" svg:width="0.035in" svg:height="0.1512in" svg:x="0.9622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921in" svg:height="0.1031in" svg:x="1.0106in" svg:y="0.0098in" svg:viewBox="0 0 235 263" svg:d="M220 14c3-5 3-6 3-7 0-7-6-7-13-7-59 0-118 0-177 0-12 0-12 1-13 11-2 18-3 34-6 52 0 2-1 3-1 5 0 6 5 8 7 8 3 0 6-3 6-7 3-8 6-25 29-40 22-15 50-16 63-16 10 0 21 0 31 0-49 79-97 159-146 237-3 4-3 5-3 7 0 6 7 6 13 6 66 0 132 0 198 0 12 0 12-1 13-11 4-25 8-49 11-75 0-4-4-6-6-6-7 0-7 3-8 11-6 30-37 68-92 68-19 0-37 0-55 0 48-78 98-158 146-236zM33 13c7 0 13 0 20 0v1c-10 6-18 12-22 17 1-6 1-12 2-18zM165 13c13 0 26 0 40 0-49 79-98 159-147 237-13 0-26 0-39 0 48-78 98-158 146-237zM185 250c11-7 21-15 30-26 0 7-2 12-4 26-9 0-17 0-26 0z"><text:p/></draw:path><draw:path draw:style-name="gr1059" draw:text-style-name="P99" svg:width="0.035in" svg:height="0.1512in" svg:x="1.1165in" svg:y="0in" svg:viewBox="0 0 90 385" svg:d="M90 193c0-30-4-76-25-120-23-48-57-73-61-73-2 0-4 2-4 4s0 2 8 9c38 38 60 99 60 180 0 65-14 133-62 181-6 6-6 6-6 7 0 2 2 4 4 4 4 0 39-26 62-76 20-41 24-84 24-116z"><text:p/></draw:path><draw:path draw:style-name="gr1059" draw:text-style-name="P99" svg:width="0.0732in" svg:height="0.0728in" svg:x="1.2236in" svg:y="0.0394in" svg:viewBox="0 0 187 186" svg:d="M94 83c-26-26-52-52-77-77-6-5-6-6-9-6-5 0-8 3-8 8 0 2 1 3 4 7 27 26 52 52 79 77-27 26-52 52-79 79-3 4-4 5-4 7 0 5 3 8 8 8 3 0 3-1 9-5 25-27 50-52 75-78 27 27 54 53 81 81 1 0 3 2 5 2 6 0 9-3 9-8 0-1 0-2-2-4 0-1-62-62-80-82 23-23 47-47 70-70 2-2 8-7 10-9 0-1 2-3 2-5 0-5-3-8-9-8-2 0-4 1-9 6-25 25-50 51-75 77z"><text:p/></draw:path><draw:path draw:style-name="gr1059" draw:text-style-name="P99" svg:width="0.1079in" svg:height="0.1106in" svg:x="1.3563in" svg:y="0.0098in" svg:viewBox="0 0 275 282" svg:d="M127 0c-55 0-96 26-113 44-13 15-14 26-14 28s1 3 3 3c7 0 16-6 19-8 8-5 9-8 11-15 6-16 17-29 66-31-8 87-31 172-63 251-3 5-2 4-3 7 0 1 2 3 4 3 7 0 25-9 29-19 21-47 52-135 64-242 6 0 13 0 20 0 47 0 92 18 92 57 0 29-27 83-102 85-9 0-12 0-23 8-8 4-10 8-10 11 0 2 2 2 6 2 71 0 162-60 162-123 0-44-52-61-97-61-17 0-34 0-51 0z"><text:p/></draw:path><draw:path draw:style-name="gr1059" draw:text-style-name="P99" svg:width="0.0346in" svg:height="0.1512in" svg:x="1.487in" svg:y="0in" svg:viewBox="0 0 89 385" svg:d="M89 381c0-1 0-1-6-8-49-49-61-122-61-180 0-67 14-135 63-182 4-5 4-5 4-7 0-3-1-4-3-4-5 0-39 26-62 76-20 42-24 85-24 117 0 29 4 76 25 120 23 47 56 72 61 72 2 0 3-1 3-4z"><text:p/></draw:path><draw:path draw:style-name="gr1059" draw:text-style-name="P99" svg:width="0.0921in" svg:height="0.1031in" svg:x="1.535in" svg:y="0.0098in" svg:viewBox="0 0 235 263" svg:d="M220 14c3-5 3-6 3-7 0-7-5-7-12-7-59 0-117 0-177 0-13 0-13 1-14 11-2 18-3 34-6 52 0 2-1 3-1 5 0 6 5 8 8 8s5-3 7-7c1-8 4-25 28-40 22-15 49-16 62-16 11 0 21 0 32 0-49 79-97 159-146 237-4 4-4 5-4 7 0 6 7 6 13 6 66 0 133 0 199 0 11 0 11-1 14-11 3-25 6-49 9-75 0-4-3-6-6-6-6 0-7 3-8 11-6 30-36 68-91 68-19 0-36 0-55 0 48-78 97-158 145-236zM33 13c7 0 14 0 21 0v1c-11 6-18 12-23 17 1-6 1-12 2-18zM165 13c13 0 26 0 40 0-49 79-98 159-147 237-13 0-25 0-38 0 48-78 97-158 145-237zM186 250c11-7 21-15 30-26-1 7-3 12-4 26-8 0-17 0-26 0z"><text:p/></draw:path><draw:path draw:style-name="gr1059" draw:text-style-name="P99" svg:width="0.0346in" svg:height="0.1512in" svg:x="1.6409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587in" svg:height="0.1512in" svg:x="1.7in" svg:y="0in" svg:viewBox="0 0 150 385" svg:d="M149 15c1-5 1-6 1-7 0-5-4-8-8-8-2 0-6 1-7 3-44 123-89 245-133 367-2 5-2 7-2 8 0 4 3 7 8 7 4 0 5-3 9-10 44-120 88-240 132-360z"><text:p/></draw:path><draw:path draw:style-name="gr1059" draw:text-style-name="P99" svg:width="0.0902in" svg:height="0.1098in" svg:x="1.7752in" svg:y="0.0067in" svg:viewBox="0 0 230 280" svg:d="M230 3c0-1-1-3-4-3s-3 0-7 6c-7 7-12 14-19 22-10-18-31-28-56-28-48 0-94 44-94 91 0 31 19 49 39 55 14 4 28 7 42 10 14 4 35 10 35 41 0 34-32 71-69 71-25 0-68-9-68-57 0-8 2-17 3-19 0-3 0-3 0-4 0-3-2-3-4-3-3 0-3-1-5 1-1 0-23 88-23 89 0 2 2 5 4 5 3 0 3 0 8-6 7-6 12-14 19-22 16 22 43 28 65 28 53 0 98-52 98-98 0-27-14-40-19-45-9-9-14-11-48-20-9-2-24-6-27-7-10-3-23-14-23-35 0-31 31-64 67-64 32 0 56 17 56 59 0 13-2 20-2 22 2 2 0 4 6 4 3 0 3-1 5-8 7-29 14-56 21-85z"><text:p/></draw:path></draw:g></text:span><text:span text:style-name="T47">, נניח </text:span><text:span text:style-name="T47"><draw:g text:anchor-type="as-char" svg:y="-0.1134in" draw:z-index="176" draw:name="Shape189" draw:style-name="gr1057"><svg:title>TexMaths</svg:title><svg:desc>11§inline§h([A]_S) = h([B]_S)§svg§600§FALSE§</svg:desc><draw:path draw:style-name="gr1058" draw:text-style-name="P98" svg:width="1.1661in" svg:height="0.1354in" svg:x="0.0004in" svg:y="0.0071in" svg:viewBox="0 0 2963 345" svg:d="M0 0c988 0 1975 0 2963 0 0 115 0 230 0 345-988 0-1975 0-2963 0 0-115 0-230 0-345z"><text:p/></draw:path><draw:path draw:style-name="gr1059" draw:text-style-name="P99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205in" svg:height="0.1508in" svg:x="0.1579in" svg:y="0in" svg:viewBox="0 0 53 384" svg:d="M53 384c0-5 0-10 0-15-12 0-25 0-38 0 0-118 0-236 0-354 13 0 26 0 38 0 0-5 0-9 0-15-18 0-35 0-53 0 0 128 0 257 0 384 18 0 35 0 53 0z"><text:p/></draw:path><draw:path draw:style-name="gr1059" draw:text-style-name="P99" svg:width="0.1039in" svg:height="0.1079in" svg:x="0.187in" svg:y="0.0043in" svg:viewBox="0 0 265 275" svg:d="M56 230c-15 27-31 32-48 33-5 0-8 0-8 8 0 2 2 4 6 4 9 0 22-2 33-2 12 0 26 2 38 2 2 0 8 0 8-7 0-5-5-5-7-5-9-1-19-4-19-14 0-5 4-9 6-14 10-16 20-32 30-48 32 0 65 0 96 0 2 7 7 60 7 63 0 12-20 13-27 13-6 0-10 0-10 8 0 4 4 4 5 4 16 0 33-2 49-2 9 0 34 2 44 2 2 0 6 0 6-9 0-3-3-3-9-3-24 0-24-3-25-14-8-79-15-160-23-240-1-8-1-9-8-9-6 0-7 2-10 7-45 74-89 149-134 223zM102 175c26-43 51-86 76-128 5 42 8 85 12 128-29 0-58 0-88 0z"><text:p/></draw:path><draw:path draw:style-name="gr1059" draw:text-style-name="P99" svg:width="0.0205in" svg:height="0.1508in" svg:x="0.2992in" svg:y="0in" svg:viewBox="0 0 53 384" svg:d="M53 0c-18 0-35 0-53 0 0 6 0 10 0 15 12 0 25 0 37 0 0 118 0 236 0 354-12 0-25 0-37 0 0 5 0 10 0 15 18 0 35 0 53 0 0-127 0-256 0-384z"><text:p/></draw:path><draw:path draw:style-name="gr1059" draw:text-style-name="P99" svg:width="0.0673in" svg:height="0.076in" svg:x="0.3461in" svg:y="0.0622in" svg:viewBox="0 0 172 194" svg:d="M172 3c0-1 0-3-4-3-1 0-1 0-5 3-5 6-9 10-13 16-10-15-28-19-44-19-38 0-72 31-72 62 0 4 1 14 9 24 9 11 20 13 37 17 6 3 20 5 23 6 9 2 26 9 26 29 0 22-23 47-54 47-24 0-53-9-53-39 0-2 1-8 2-13 0-1 0-1 0-1 0-4-3-4-4-4-3 0-3 1-5 5-4 18-9 35-14 54 0 1-1 3-1 5 0 1 1 2 4 2 2 0 2 0 6-4 2-2 10-11 12-14 14 16 36 18 52 18 42 0 75-34 75-66 0-12-6-22-11-29-10-10-15-11-49-19-5-1-15-3-17-4-7-2-18-9-18-24 0-22 24-43 52-43 29 0 44 16 44 42 0 3-1 10-1 12 0 3 2 3 4 3 3 0 4-1 5-5 5-19 9-39 14-58z"><text:p/></draw:path><draw:path draw:style-name="gr1059" draw:text-style-name="P99" svg:width="0.035in" svg:height="0.1508in" svg:x="0.435in" svg:y="0in" svg:viewBox="0 0 90 384" svg:d="M90 193c0-30-4-77-25-120-23-48-57-73-61-73-2 0-4 1-4 3 0 3 0 3 8 10 37 38 60 99 60 180 0 65-14 132-62 181-6 5-6 5-6 6 0 3 2 4 4 4 4 0 39-26 62-75 20-43 24-85 24-116z"><text:p/></draw:path><draw:path draw:style-name="gr1059" draw:text-style-name="P99" svg:width="0.1008in" svg:height="0.035in" svg:x="0.536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0.6965in" svg:y="0.0071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5 62-24 85-3 9-5 14-5 22 0 18 14 31 32 31 36 0 50-56 50-60 0-3-3-3-4-3-3 0-3 1-6 7-5 21-18 48-39 48-7 0-9-4-9-13 0-10 3-19 7-28 6-16 23-60 23-83 0-25-16-41-44-41-25 0-43 12-58 30 10-42 20-83 30-124z"><text:p/></draw:path><draw:path draw:style-name="gr1059" draw:text-style-name="P99" svg:width="0.0346in" svg:height="0.1508in" svg:x="0.7909in" svg:y="0in" svg:viewBox="0 0 89 384" svg:d="M89 380c0-1 0-1-6-8-49-48-61-121-61-179 0-67 14-135 63-183 4-4 4-4 4-7 0-2-1-3-3-3-5 0-39 26-62 75-20 43-24 86-24 118 0 28 4 76 25 119 23 47 56 72 61 72 2 0 3-1 3-4z"><text:p/></draw:path><draw:path draw:style-name="gr1059" draw:text-style-name="P99" svg:width="0.0205in" svg:height="0.1508in" svg:x="0.8528in" svg:y="0in" svg:viewBox="0 0 53 384" svg:d="M53 384c0-5 0-10 0-15-12 0-25 0-38 0 0-118 0-236 0-354 13 0 26 0 38 0 0-5 0-9 0-15-18 0-35 0-53 0 0 128 0 257 0 384 18 0 35 0 53 0z"><text:p/></draw:path><draw:path draw:style-name="gr1059" draw:text-style-name="P99" svg:width="0.1083in" svg:height="0.1031in" svg:x="0.8835in" svg:y="0.0098in" svg:viewBox="0 0 276 263" svg:d="M45 232c-3 16-4 19-35 19-7 0-10 0-10 8 0 4 3 4 10 4 46 0 92 0 139 0 60 0 106-46 106-82 0-28-23-51-60-54 40-8 81-37 81-73 0-29-25-54-72-54-43 0-87 0-130 0-7 0-11 0-11 8 0 4 3 4 11 4 1 0 7 0 14 1 8 1 11 1 11 7 0 1 0 2-2 6-18 69-34 138-52 206zM103 122c8-32 17-63 25-94 3-15 4-16 21-16 16 0 34 0 50 0 33 0 42 23 42 40 0 34-33 70-80 70-19 0-39 0-58 0zM87 251c-6 0-7 0-9-1-4 0-5 0-5-3 0-1 0-3 2-9 9-35 17-72 26-107 24 0 50 0 74 0 36 0 44 29 44 45 0 38-34 75-80 75-18 0-34 0-52 0z"><text:p/></draw:path><draw:path draw:style-name="gr1059" draw:text-style-name="P99" svg:width="0.0205in" svg:height="0.1508in" svg:x="1.0035in" svg:y="0in" svg:viewBox="0 0 53 384" svg:d="M53 0c-18 0-35 0-53 0 0 6 0 10 0 15 12 0 25 0 37 0 0 118 0 236 0 354-12 0-25 0-37 0 0 5 0 10 0 15 18 0 35 0 53 0 0-127 0-256 0-384z"><text:p/></draw:path><draw:path draw:style-name="gr1059" draw:text-style-name="P99" svg:width="0.0677in" svg:height="0.076in" svg:x="1.0504in" svg:y="0.0622in" svg:viewBox="0 0 173 194" svg:d="M173 3c0-1-1-3-5-3-1 0-1 0-5 3-5 6-9 10-13 16-10-15-27-19-43-19-39 0-73 31-73 62 0 4 1 14 9 24 10 11 20 13 37 17 6 3 20 5 23 6 9 2 26 9 26 29 0 22-23 47-54 47-23 0-52-9-52-39 0-2 0-8 1-13 0-1 0-1 0-1 0-4-3-4-4-4-3 0-3 1-5 5-4 18-9 35-14 54 0 1-1 3-1 5 0 1 1 2 4 2 2 0 3 0 6-4 2-2 10-11 13-14 14 16 35 18 52 18 41 0 74-34 74-66 0-12-6-22-11-29-10-10-14-11-49-19-5-1-14-3-17-4-7-2-18-9-18-24 0-22 24-43 52-43 29 0 44 16 44 42 0 3-1 10-1 12 0 3 3 3 4 3 4 0 4-1 5-5 5-19 10-39 15-58z"><text:p/></draw:path><draw:path draw:style-name="gr1059" draw:text-style-name="P99" svg:width="0.035in" svg:height="0.1508in" svg:x="1.139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7"><text:s/>כלומר </text:span><text:span text:style-name="T47"><draw:g text:anchor-type="as-char" svg:y="-0.1134in" draw:z-index="169" draw:name="Shape190" draw:style-name="gr1057"><svg:title>TexMaths</svg:title><svg:desc>11§inline§\min(f(A)) = \min(f(B))§svg§600§FALSE§</svg:desc><draw:path draw:style-name="gr1058" draw:text-style-name="P98" svg:width="1.5713in" svg:height="0.1358in" svg:x="0.0035in" svg:y="0.0071in" svg:viewBox="0 0 3992 346" svg:d="M1996 346c-665 0-1331 0-1996 0 0-116 0-230 0-346 1331 0 2661 0 3992 0 0 116 0 230 0 346-666 0-1331 0-1996 0z"><text:p/></draw:path><draw:path draw:style-name="gr1059" draw:text-style-name="P99" svg:width="0.1185in" svg:height="0.0669in" svg:x="0.0004in" svg:y="0.0453in" svg:viewBox="0 0 302 171" svg:d="M31 39c0 34 0 68 0 103 0 17-5 17-31 17 0 3 0 7 0 12 14 0 34-1 44-1s31 1 44 1c0-5 0-9 0-12-26 0-31 0-31-17 0-24 0-48 0-72 0-39 28-61 53-61 24 0 29 21 29 43 0 29 0 59 0 90 0 17-5 17-31 17 0 3 0 7 0 12 13 0 33-1 44-1 10 0 29 1 43 1 0-5 0-9 0-12-26 0-30 0-30-17 0-24 0-48 0-72 0-39 27-61 52-61 24 0 28 21 28 43 0 29 0 59 0 90 0 17-4 17-29 17 0 3 0 7 0 12 13 0 33-1 44-1 9 0 29 1 42 1 0-5 0-9 0-12-19 0-29 0-29-11 0-26 0-50 0-74 0-33 0-45-12-60-6-6-19-14-41-14-33 0-50 23-56 39-6-35-34-39-52-39-28 0-46 17-57 41 0-13 0-28 0-41-19 1-36 3-55 4 0 5 0 8 0 13 27 0 31 2 31 22z"><text:p/></draw:path><draw:path draw:style-name="gr1059" draw:text-style-name="P99" svg:width="0.0319in" svg:height="0.1008in" svg:x="0.128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1059" draw:text-style-name="P99" svg:width="0.0764in" svg:height="0.0669in" svg:x="0.1697in" svg:y="0.0453in" svg:viewBox="0 0 195 171" svg:d="M30 39c0 34 0 68 0 103 0 17-5 17-30 17 0 3 0 7 0 12 13 0 33-1 44-1 10 0 30 1 43 1 0-5 0-9 0-12-27 0-30 0-30-17 0-24 0-48 0-72 0-39 28-61 52-61s28 21 28 43c0 29 0 59 0 90 0 17-4 17-29 17 0 3 0 7 0 12 13 0 33-1 43-1s30 1 44 1c0-5 0-9 0-12-21 0-30 0-31-11 0-26 0-50 0-74 0-33 0-45-12-60-6-6-18-14-41-14-27 0-46 17-57 41 0-13 0-28 0-41-18 1-36 3-54 4 0 5 0 8 0 13 27 0 30 2 30 22z"><text:p/></draw:path><draw:path draw:style-name="gr1059" draw:text-style-name="P99" svg:width="0.0346in" svg:height="0.1512in" svg:x="0.2646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76in" svg:height="0.1374in" svg:x="0.3165in" svg:y="0.0067in" svg:viewBox="0 0 194 350" svg:d="M122 118c11 0 22 0 33 0 8 0 11 0 11-8 0-4-3-4-10-4-11 0-21 0-32 0 2-16 6-30 8-44 1-8 7-36 9-40 4-8 11-13 18-13 2 0 13 0 19 6-16 2-21 16-21 21 0 9 8 14 15 14 9 0 22-9 22-24 0-17-19-26-35-26-13 0-37 7-49 45-2 8-3 12-12 61-9 0-19 0-28 0-6 0-11 0-11 7 0 5 4 5 11 5 9 0 17 0 26 0-10 50-19 100-29 151-8 37-14 72-34 72-1 0-11 0-19-6 18-1 22-16 22-21 0-9-7-13-14-13-11 0-22 8-22 23 0 17 18 26 33 26 21 0 36-23 44-37 12-25 21-71 21-74 8-40 16-80 24-121z"><text:p/></draw:path><draw:path draw:style-name="gr1059" draw:text-style-name="P99" svg:width="0.035in" svg:height="0.1512in" svg:x="0.4146in" svg:y="0in" svg:viewBox="0 0 90 385" svg:d="M90 381c0-1 0-1-6-8-49-49-61-122-61-180 0-67 14-135 62-182 5-5 5-5 5-7 0-3-2-4-4-4-4 0-39 26-62 76-20 42-24 85-24 117 0 29 4 76 25 120 24 47 57 72 61 72 2 0 4-1 4-4z"><text:p/></draw:path><draw:path draw:style-name="gr1059" draw:text-style-name="P99" svg:width="0.1039in" svg:height="0.1079in" svg:x="0.4638in" svg:y="0.0043in" svg:viewBox="0 0 265 275" svg:d="M56 231c-15 26-31 31-47 32-5 1-9 1-9 8 0 2 2 4 5 4 10 0 22-1 33-1 14 0 27 1 39 1 2 0 8 0 8-7 0-4-4-5-7-5-9 0-18-3-18-13 0-4 3-9 6-14 10-17 19-32 29-49 33 0 64 0 97 0 0 9 6 60 6 64 0 11-20 12-28 12-5 0-8 0-8 8 0 4 4 4 5 4 16 0 32-1 47-1 10 0 35 1 44 1 3 0 7 0 7-7 0-5-3-5-9-5-23 0-23-2-24-13-8-79-16-160-24-240-1-8-1-10-8-10-5 0-8 3-10 7-45 74-89 149-134 224zM102 175c26-43 51-85 76-127 5 42 9 84 13 127-29 0-59 0-89 0z"><text:p/></draw:path><draw:path draw:style-name="gr1059" draw:text-style-name="P99" svg:width="0.0346in" svg:height="0.1512in" svg:x="0.5815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35in" svg:height="0.1512in" svg:x="0.6406in" svg:y="0in" svg:viewBox="0 0 90 385" svg:d="M90 193c0-30-4-76-25-120-23-48-57-73-61-73-2 0-4 2-4 4s0 2 8 9c37 38 59 99 59 180 0 65-14 133-62 181-5 6-5 6-5 7 0 2 2 4 4 4 4 0 39-26 62-76 20-41 24-84 24-116z"><text:p/></draw:path><draw:path draw:style-name="gr1059" draw:text-style-name="P99" svg:width="0.1008in" svg:height="0.0354in" svg:x="0.74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181in" svg:height="0.0669in" svg:x="0.8984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1059" draw:text-style-name="P99" svg:width="0.0319in" svg:height="0.1008in" svg:x="1.0256in" svg:y="0.0126in" svg:viewBox="0 0 82 257" svg:d="M56 87c-19 1-36 2-55 4 0 4 0 8 0 12 25 0 29 3 29 21 0 35 0 70 0 104 0 16-5 16-30 16 0 5 0 9 0 13 12 0 33-2 43-2 13 0 26 2 39 2 0-4 0-8 0-13-25 0-26-1-26-16 0-46 0-94 0-141zM57 20c0-12-10-20-21-20-12 0-20 10-20 20 0 11 8 21 20 21 11 0 21-9 21-21z"><text:p/></draw:path><draw:path draw:style-name="gr1059" draw:text-style-name="P99" svg:width="0.0764in" svg:height="0.0669in" svg:x="1.0673in" svg:y="0.0453in" svg:viewBox="0 0 195 171" svg:d="M31 39c0 34 0 68 0 103 0 17-5 17-31 17 0 3 0 7 0 12 14 0 33-1 44-1 10 0 30 1 43 1 0-5 0-9 0-12-25 0-30 0-30-17 0-24 0-48 0-72 0-39 28-61 52-61s28 21 28 43c0 29 0 59 0 90 0 17-4 17-29 17 0 3 0 7 0 12 13 0 33-1 44-1 10 0 29 1 43 1 0-5 0-9 0-12-20 0-30 0-30-11 0-26 0-50 0-74 0-33 0-45-12-60-6-6-19-14-41-14-28 0-46 17-57 41 0-13 0-28 0-41-19 1-36 3-55 4 0 5 0 8 0 13 27 0 31 2 31 22z"><text:p/></draw:path><draw:path draw:style-name="gr1059" draw:text-style-name="P99" svg:width="0.035in" svg:height="0.1512in" svg:x="1.1622in" svg:y="0in" svg:viewBox="0 0 90 385" svg:d="M90 381c0-1 0-1-6-8-49-49-62-122-62-180 0-67 15-135 63-182 5-5 5-5 5-7 0-3-2-4-4-4-5 0-39 26-62 76-20 42-24 85-24 117 0 29 4 76 25 120 23 47 56 72 61 72 2 0 4-1 4-4z"><text:p/></draw:path><draw:path draw:style-name="gr1059" draw:text-style-name="P99" svg:width="0.076in" svg:height="0.1374in" svg:x="1.2142in" svg:y="0.0067in" svg:viewBox="0 0 194 350" svg:d="M122 118c11 0 22 0 33 0 8 0 12 0 12-8 0-4-4-4-11-4-11 0-21 0-32 0 2-16 6-30 8-44 2-8 8-36 10-40 3-8 10-13 17-13 3 0 13 0 19 6-16 2-21 16-21 21 0 9 8 14 16 14 10 0 21-9 21-24 0-17-18-26-35-26-13 0-37 7-48 45-2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1059" draw:text-style-name="P99" svg:width="0.0346in" svg:height="0.1512in" svg:x="1.3126in" svg:y="0in" svg:viewBox="0 0 89 385" svg:d="M89 381c0-1 0-1-7-8-48-49-60-122-60-180 0-67 14-135 62-182 5-5 5-5 5-7 0-3-1-4-3-4-5 0-40 26-62 76-20 42-24 85-24 117 0 29 3 76 25 120 23 47 56 72 61 72 2 0 3-1 3-4z"><text:p/></draw:path><draw:path draw:style-name="gr1059" draw:text-style-name="P99" svg:width="0.1083in" svg:height="0.1028in" svg:x="1.363in" svg:y="0.0098in" svg:viewBox="0 0 276 262" svg:d="M46 232c-4 15-5 18-35 18-7 0-11 0-11 8 0 4 3 4 11 4 46 0 91 0 137 0 62 0 107-45 107-83 0-27-22-49-59-53 39-8 80-37 80-73 0-29-25-53-71-53-43 0-87 0-130 0-8 0-12 0-12 8 0 4 4 4 11 4 1 0 8 0 15 0 7 1 10 1 10 7 0 1 0 2-1 7-18 69-34 138-52 206zM104 122c8-32 16-64 24-96 4-13 4-14 20-14 17 0 35 0 51 0 34 0 42 22 42 40 0 34-33 70-80 70-19 0-38 0-57 0zM87 250c-6 0-7 0-9 0-3 0-4-1-4-4 0-2 0-2 1-9 9-36 18-71 27-106 24 0 49 0 73 0 37 0 44 28 44 45 0 36-34 74-79 74-18 0-36 0-53 0z"><text:p/></draw:path><draw:path draw:style-name="gr1059" draw:text-style-name="P99" svg:width="0.0346in" svg:height="0.1512in" svg:x="1.4886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35in" svg:height="0.1512in" svg:x="1.5472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47">. </text:span><text:span text:style-name="T48">לכן, </text:span><text:span text:style-name="T48"><draw:g text:anchor-type="as-char" svg:y="-0.1118in" draw:z-index="173" draw:name="Shape191" draw:style-name="gr1057"><svg:title>TexMaths</svg:title><svg:desc>11§inline§ASB§svg§600§FALSE§</svg:desc><draw:path draw:style-name="gr1058" draw:text-style-name="P98" svg:width="0.315in" svg:height="0.0957in" svg:x="0.0031in" svg:y="0.0079in" svg:viewBox="0 0 801 244" svg:d="M0 0c266 0 534 0 801 0 0 82 0 162 0 244-267 0-535 0-801 0 0-82 0-162 0-244z"><text:p/></draw:path><draw:path draw:style-name="gr1059" draw:text-style-name="P99" svg:width="0.1039in" svg:height="0.1079in" svg:x="0.0004in" svg:y="0in" svg:viewBox="0 0 265 275" svg:d="M56 230c-15 27-31 31-47 32-6 2-9 2-9 8 0 3 2 5 6 5 9 0 22-2 33-2 13 0 26 2 38 2 2 0 8 0 8-7 0-4-4-6-7-6-9 0-17-3-17-13 0-4 2-9 5-14 10-16 19-32 29-49 32 0 64 0 97 0 1 8 6 60 6 64 0 11-20 12-27 12-6 0-10 0-10 8 0 5 4 5 5 5 17 0 33-2 49-2 10 0 34 2 44 2 2 0 6 0 6-8 0-5-3-5-8-5-25 0-25-2-26-13-7-80-15-160-23-240-1-8-1-9-8-9-6 0-7 2-9 7-46 75-90 148-135 223zM102 174c26-42 51-85 76-127 4 42 8 85 13 127-30 0-59 0-89 0z"><text:p/></draw:path><draw:path draw:style-name="gr1059" draw:text-style-name="P99" svg:width="0.0902in" svg:height="0.1094in" svg:x="0.1169in" svg:y="0.0016in" svg:viewBox="0 0 230 279" svg:d="M230 3c0-1-1-3-4-3-2 0-2 0-8 6-7 7-12 14-18 22-11-18-30-28-56-28-48 0-94 44-94 90 0 32 19 50 39 54 15 5 28 8 42 11 14 4 35 9 35 41 0 34-32 71-69 71-25 0-68-9-68-56 0-9 2-19 3-21 0-1 0-1 0-3 0-4-2-4-4-4-3 0-3 0-4 1-2 2-24 89-24 92 0 2 2 3 4 3 3 0 3 0 8-6 7-7 12-14 19-22 16 22 43 28 65 28 53 0 98-51 98-99 0-27-13-39-19-44-9-9-14-10-48-19-9-2-23-7-27-8-10-3-23-14-23-34 0-32 31-64 67-64 32 0 56 17 56 60 0 12-2 18-2 21 0 1 0 4 5 4 4 0 4-1 6-8 7-28 13-56 21-85z"><text:p/></draw:path><draw:path draw:style-name="gr1059" draw:text-style-name="P99" svg:width="0.1083in" svg:height="0.1024in" svg:x="0.2173in" svg:y="0.0051in" svg:viewBox="0 0 276 261" svg:d="M46 232c-4 15-4 17-35 17-7 0-11 0-11 8 0 4 4 4 11 4 46 0 91 0 138 0 61 0 106-45 106-82 0-28-22-50-59-53 40-8 80-37 80-73 0-29-25-53-71-53-44 0-87 0-130 0-8 0-11 0-11 8 0 3 3 3 10 3 1 0 9 0 15 1 7 1 10 1 10 7 0 1 0 2-1 6-18 69-34 138-52 207zM105 121c7-32 16-64 24-95 3-14 3-15 21-15 16 0 33 0 49 0 34 0 42 23 42 40 0 34-33 70-80 70-19 0-38 0-56 0zM87 249c-6 0-7 0-9 0-3 0-4-1-4-3 0-1 0-2 1-9 9-35 19-72 27-107 25 0 49 0 73 0 38 0 44 28 44 44 0 39-34 75-79 75-18 0-35 0-53 0z"><text:p/></draw:path></draw:g></text:span><text:span text:style-name="T48"><text:s/>ובאופן שקול </text:span><text:span text:style-name="T48"><draw:g text:anchor-type="as-char" svg:y="-0.1134in" draw:z-index="174" draw:name="Shape192" draw:style-name="gr1057"><svg:title>TexMaths</svg:title><svg:desc>11§inline§[A]_S = [B]_S§svg§600§FALSE§</svg:desc><draw:path draw:style-name="gr1058" draw:text-style-name="P98" svg:width="0.7571in" svg:height="0.1358in" svg:x="0.0004in" svg:y="0.0071in" svg:viewBox="0 0 1924 346" svg:d="M963 346c-321 0-642 0-963 0 0-116 0-230 0-346 642 0 1283 0 1924 0 0 116 0 230 0 346-320 0-640 0-961 0z"><text:p/></draw:path><draw:path draw:style-name="gr1059" draw:text-style-name="P99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1059" draw:text-style-name="P99" svg:width="0.1039in" svg:height="0.1079in" svg:x="0.0402in" svg:y="0.0043in" svg:viewBox="0 0 265 275" svg:d="M56 231c-15 26-31 31-48 32-5 1-8 1-8 8 0 2 2 4 6 4 9 0 22-1 33-1 12 0 26 1 38 1 2 0 8 0 8-7 0-4-4-5-7-5-9 0-17-3-17-13 0-4 2-9 4-14 10-17 20-32 30-49 32 0 65 0 97 0 1 9 6 60 6 64 0 11-20 12-27 12-6 0-10 0-10 8 0 4 4 4 5 4 17 0 33-1 49-1 10 0 34 1 44 1 2 0 6 0 6-7 0-5-3-5-8-5-25 0-25-2-26-13-8-79-15-160-23-240-1-8-1-10-8-10-6 0-7 3-10 7-45 74-89 149-134 224zM102 175c26-43 51-85 76-127 5 42 8 84 12 127-29 0-58 0-88 0z"><text:p/></draw:path><draw:path draw:style-name="gr1059" draw:text-style-name="P99" svg:width="0.0205in" svg:height="0.1512in" svg:x="0.1528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7in" svg:height="0.0768in" svg:x="0.1992in" svg:y="0.0618in" svg:viewBox="0 0 173 196" svg:d="M173 3c0-1-1-3-5-3-1 0-1 0-5 4-4 6-9 10-13 16-10-14-27-20-43-20-39 0-73 31-73 62 0 4 1 15 9 25 10 11 20 13 37 18 6 1 20 4 23 5 9 2 26 8 26 29s-23 47-54 47c-23 0-52-9-52-38 0-3 0-9 1-14 0-1 0-2 0-2 0-3-3-3-4-3-3 0-3 1-5 5-4 18-9 36-14 54 0 1-1 2-1 5 0 1 1 3 4 3 2 0 3-1 6-4 2-4 10-13 13-16 14 17 35 20 51 20 42 0 75-35 75-67 0-12-6-23-11-29-10-10-15-11-49-20-5-1-15-3-17-4-7-2-18-9-18-24 0-21 24-43 52-43 29 0 44 16 44 42 0 4-1 10-1 12 0 4 3 4 4 4 3 0 4-1 6-6 4-19 9-39 14-58z"><text:p/></draw:path><draw:path draw:style-name="gr1059" draw:text-style-name="P99" svg:width="0.1008in" svg:height="0.0354in" svg:x="0.3307in" svg:y="0.0571in" svg:viewBox="0 0 257 91" svg:d="M243 17c7 0 14-2 14-9 0-8-7-8-13-8-77 0-155 0-232 0-5 0-12 0-12 8 0 7 7 9 13 9 77 0 153 0 230 0zM244 91c6 0 13 0 13-7 0-9-7-9-14-9-77 0-153 0-230 0-6 0-13 0-13 9 0 7 7 7 12 7 77 0 155 0 232 0z"><text:p/></draw:path><draw:path draw:style-name="gr1059" draw:text-style-name="P99" svg:width="0.0205in" svg:height="0.1512in" svg:x="0.5in" svg:y="0in" svg:viewBox="0 0 53 385" svg:d="M53 385c0-5 0-10 0-15-12 0-25 0-38 0 0-118 0-237 0-355 13 0 26 0 38 0 0-5 0-9 0-15-18 0-35 0-53 0 0 129 0 257 0 385 18 0 35 0 53 0z"><text:p/></draw:path><draw:path draw:style-name="gr1059" draw:text-style-name="P99" svg:width="0.1083in" svg:height="0.1028in" svg:x="0.5311in" svg:y="0.0098in" svg:viewBox="0 0 276 262" svg:d="M46 232c-4 15-5 18-35 18-7 0-11 0-11 8 0 4 3 4 11 4 46 0 91 0 138 0 61 0 106-45 106-83 0-27-22-49-59-53 40-8 80-37 80-73 0-29-25-53-71-53-43 0-87 0-130 0-8 0-12 0-12 8 0 4 4 4 11 4 1 0 9 0 15 0 7 1 10 1 10 7 0 1 0 2-1 7-18 69-34 138-52 206zM105 122c7-32 16-64 24-96 3-13 3-14 20-14 16 0 34 0 50 0 34 0 42 22 42 40 0 34-33 70-80 70-19 0-38 0-56 0zM87 250c-6 0-7 0-9 0-3 0-4-1-4-4 0-2 0-2 1-9 9-36 19-71 27-106 25 0 49 0 73 0 37 0 44 28 44 45 0 36-34 74-79 74-18 0-35 0-53 0z"><text:p/></draw:path><draw:path draw:style-name="gr1059" draw:text-style-name="P99" svg:width="0.0205in" svg:height="0.1512in" svg:x="0.6512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3in" svg:height="0.0768in" svg:x="0.6984in" svg:y="0.0618in" svg:viewBox="0 0 172 196" svg:d="M172 3c0-1-1-3-4-3-2 0-2 0-5 4-4 6-9 10-13 16-11-14-28-20-44-20-39 0-73 31-73 62 0 4 1 15 9 25 10 11 20 13 38 18 6 1 19 4 23 5 8 2 25 8 25 29s-22 47-54 47c-23 0-52-9-52-38 0-3 0-9 1-14 0-1 0-2 0-2 0-3-2-3-3-3-5 0-5 1-6 5-4 18-10 36-14 54 0 1 0 2 0 5 0 1 1 3 3 3 3 0 3-1 6-4 3-4 10-13 13-16 14 17 35 20 52 20 40 0 74-35 74-67 0-12-6-23-11-29-10-10-14-11-49-20-5-1-14-3-16-4-8-2-19-9-19-24 0-21 24-43 53-43 28 0 43 16 43 42 0 4-1 10-1 12 0 4 3 4 4 4 4 0 4-1 5-6 5-19 10-39 15-58z"><text:p/></draw:path></draw:g></text:span><text:span text:style-name="T48"><text:s/>כדרוש. </text:span></text:p>
      <text:p text:style-name="P5"><text:span text:style-name="T9">על: </text:span><text:span text:style-name="T47">יהי </text:span><text:span text:style-name="T47"><draw:g text:anchor-type="as-char" svg:y="-0.1035in" draw:z-index="178" draw:name="Shape193" draw:style-name="gr1057"><svg:title>TexMaths</svg:title><svg:desc>11§inline§n \in \N§svg§600§FALSE§</svg:desc><draw:path draw:style-name="gr1058" draw:text-style-name="P98" svg:width="0.3681in" svg:height="0.0933in" svg:x="0.0039in" svg:y="0.0071in" svg:viewBox="0 0 936 238" svg:d="M468 238c-156 0-312 0-468 0 0-79 0-159 0-238 312 0 624 0 936 0 0 79 0 159 0 238-157 0-313 0-468 0z"><text:p/></draw:path><draw:path draw:style-name="gr1059" draw:text-style-name="P99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059" draw:text-style-name="P99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059" draw:text-style-name="P99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47">, נבחר </text:span><text:span text:style-name="T47"><draw:g text:anchor-type="as-char" svg:y="-0.1134in" draw:z-index="180" draw:name="Shape194" draw:style-name="gr1057"><svg:title>TexMaths</svg:title><svg:desc>11§inline§A = [\{n\}]_S§svg§600§FALSE§</svg:desc><draw:path draw:style-name="gr1058" draw:text-style-name="P98" svg:width="0.7039in" svg:height="0.1358in" svg:x="0.0028in" svg:y="0.0071in" svg:viewBox="0 0 1789 346" svg:d="M895 346c-299 0-597 0-895 0 0-116 0-230 0-346 596 0 1193 0 1789 0 0 116 0 230 0 346-298 0-596 0-894 0z"><text:p/></draw:path><draw:path draw:style-name="gr1059" draw:text-style-name="P99" svg:width="0.1035in" svg:height="0.1079in" svg:x="0.0004in" svg:y="0.0043in" svg:viewBox="0 0 264 275" svg:d="M55 231c-15 26-31 31-47 32-5 1-8 1-8 8 0 2 1 4 4 4 11 0 22-1 33-1 14 0 27 1 39 1 3 0 8 0 8-7 0-4-4-5-7-5-9 0-18-3-18-13 0-4 3-9 6-14 10-17 20-32 30-49 31 0 64 0 96 0 0 9 6 60 6 64 0 11-20 12-28 12-5 0-8 0-8 8 0 4 4 4 5 4 15 0 32-1 47-1 10 0 34 1 44 1 2 0 7 0 7-7 0-5-3-5-9-5-23 0-23-2-24-13-8-79-17-160-24-240-1-8-1-10-8-10-5 0-8 3-10 7-45 74-89 149-134 224zM101 175c25-43 51-85 76-127 4 42 9 84 13 127-29 0-59 0-89 0z"><text:p/></draw:path><draw:path draw:style-name="gr1059" draw:text-style-name="P99" svg:width="0.1004in" svg:height="0.0354in" svg:x="0.1598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1059" draw:text-style-name="P99" svg:width="0.0209in" svg:height="0.1512in" svg:x="0.3295in" svg:y="0in" svg:viewBox="0 0 54 385" svg:d="M54 385c0-5 0-10 0-15-13 0-25 0-39 0 0-118 0-237 0-355 14 0 26 0 39 0 0-5 0-9 0-15-18 0-36 0-54 0 0 129 0 257 0 385 18 0 36 0 54 0z"><text:p/></draw:path><draw:path draw:style-name="gr1059" draw:text-style-name="P99" svg:width="0.0535in" svg:height="0.1512in" svg:x="0.3646in" svg:y="0in" svg:viewBox="0 0 137 385" svg:d="M81 52c0-16 10-41 52-43 2 0 4-2 4-5 0-4-3-4-7-4-39 0-74 20-75 48 0 29 0 59 0 89 0 15 0 27-15 39-14 12-28 12-37 13-2 0-3 1-3 4 0 4 2 4 5 4 27 2 46 14 49 34 1 4 1 5 1 19 0 25 0 51 0 76 0 16 0 29 19 43 15 12 40 16 56 16 4 0 7 0 7-4s-3-4-6-4c-24-2-43-15-49-33-1-5-1-5-1-19 0-27 0-54 0-82 0-17-3-24-15-35-8-8-20-12-30-15 31-9 45-27 45-49 0-31 0-61 0-92z"><text:p/></draw:path><draw:path draw:style-name="gr1059" draw:text-style-name="P99" svg:width="0.0823in" svg:height="0.0685in" svg:x="0.4339in" svg:y="0.0453in" svg:viewBox="0 0 210 175" svg:d="M23 148c-1 6-3 15-3 17 0 7 5 10 11 10 4 0 12-3 14-11 0-1 6-19 8-29 3-12 5-23 9-34 2-9 4-17 5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7-9 7-27 14-46 28-46 7 0 12 4 12 17 0 8-1 13-7 32-8 30-14 60-22 90z"><text:p/></draw:path><draw:path draw:style-name="gr1059" draw:text-style-name="P99" svg:width="0.0535in" svg:height="0.1512in" svg:x="0.5315in" svg:y="0in" svg:viewBox="0 0 137 385" svg:d="M56 334c0 15-10 40-53 43-1 0-3 2-3 4 0 4 4 4 8 4 37 0 73-18 73-48 0-29 0-58 0-88 0-16 0-28 16-40 14-11 28-11 37-12 2 0 3-1 3-4 0-4-2-4-6-4-25-2-44-15-49-35-1-3-1-4-1-19 0-25 0-50 0-76 0-16 0-28-17-42-16-13-43-17-56-17-4 0-8 0-8 4 0 5 2 5 7 5 24 1 42 14 48 33 1 4 1 4 1 19 0 26 0 54 0 81 0 18 3 24 15 36 8 8 19 12 30 15-31 10-45 26-45 48 0 31 0 62 0 93z"><text:p/></draw:path><draw:path draw:style-name="gr1059" draw:text-style-name="P99" svg:width="0.0205in" svg:height="0.1512in" svg:x="0.6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3in" svg:height="0.0768in" svg:x="0.6472in" svg:y="0.0618in" svg:viewBox="0 0 172 196" svg:d="M172 3c0-1-2-3-4-3s-2 0-5 4c-5 6-9 10-13 16-11-14-28-20-44-20-39 0-73 31-73 62 0 4 1 15 9 25 10 11 20 13 38 18 6 1 19 4 23 5 8 2 25 8 25 29s-22 47-53 47c-24 0-53-9-53-38 0-3 0-9 1-14 1-1 1-2 1-2 0-3-3-3-4-3-5 0-5 1-6 5-4 18-10 36-14 54 0 1 0 2 0 5 0 1 1 3 3 3s2-1 6-4c3-4 10-13 13-16 14 17 35 20 52 20 40 0 73-35 73-67 0-12-5-23-11-29-10-10-13-11-48-20-6-1-14-3-17-4-7-2-18-9-18-24 0-21 24-43 53-43 28 0 42 16 42 42 0 4-1 10-1 12 0 4 4 4 5 4 4 0 4-1 5-6 5-19 10-39 15-58z"><text:p/></draw:path></draw:g></text:span><text:span text:style-name="T47">, נסיק </text:span><text:span text:style-name="T47"><draw:g text:anchor-type="as-char" svg:y="-0.1134in" draw:z-index="179" draw:name="Shape195" draw:style-name="gr1057"><svg:title>TexMaths</svg:title><svg:desc>11§inline§h(A) = h([\{n\}]_S) = \min(f(\{n\})) = \min(\{n\} \cap \N) = \min(\{n\}) = n§svg§600§FALSE§</svg:desc><draw:path draw:style-name="gr1058" draw:text-style-name="P98" svg:width="4.3626in" svg:height="0.1358in" svg:x="0.0004in" svg:y="0.0071in" svg:viewBox="0 0 11082 346" svg:d="M5542 346c-1848 0-3695 0-5542 0 0-116 0-230 0-346 3694 0 7388 0 11082 0 0 116 0 230 0 346-1847 0-3694 0-5540 0z"><text:p/></draw:path><draw:path draw:style-name="gr1059" draw:text-style-name="P99" svg:width="0.074in" svg:height="0.1063in" svg:x="0.0012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1059" draw:text-style-name="P99" svg:width="0.035in" svg:height="0.1512in" svg:x="0.0953in" svg:y="0in" svg:viewBox="0 0 90 385" svg:d="M90 381c0-1 0-1-6-8-49-49-61-122-61-179 0-68 14-136 62-183 5-5 5-5 5-7 0-3-1-4-3-4-5 0-40 26-62 76-20 42-25 85-25 118 0 28 4 75 26 119 23 47 56 72 61 72 2 0 3-1 3-4z"><text:p/></draw:path><draw:path draw:style-name="gr1059" draw:text-style-name="P99" svg:width="0.1039in" svg:height="0.1079in" svg:x="0.1453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4 0 8 0 8-7 0-5-4-5-9-5-24 0-24-2-25-13-8-79-17-160-24-240 0-8 0-10-7-10-6 0-8 3-10 7-45 74-90 149-135 224zM101 175c25-43 52-85 77-127 5 42 8 84 12 127-29 0-59 0-89 0z"><text:p/></draw:path><draw:path draw:style-name="gr1059" draw:text-style-name="P99" svg:width="0.035in" svg:height="0.1512in" svg:x="0.2626in" svg:y="0in" svg:viewBox="0 0 90 385" svg:d="M90 194c0-31-4-77-26-121-23-48-56-73-61-73-2 0-3 2-3 4s0 2 8 9c37 38 59 99 59 181 0 64-14 132-62 180-5 6-5 6-5 7 0 2 1 4 3 4 5 0 40-26 62-76 20-41 25-84 25-115z"><text:p/></draw:path><draw:path draw:style-name="gr1059" draw:text-style-name="P99" svg:width="0.1008in" svg:height="0.0354in" svg:x="0.363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059" draw:text-style-name="P99" svg:width="0.0744in" svg:height="0.1063in" svg:x="0.524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1059" draw:text-style-name="P99" svg:width="0.035in" svg:height="0.1512in" svg:x="0.6185in" svg:y="0in" svg:viewBox="0 0 90 385" svg:d="M90 381c0-1 0-1-6-8-49-49-61-122-61-179 0-68 14-136 62-183 5-5 5-5 5-7 0-3-1-4-4-4-4 0-39 26-61 76-20 42-25 85-25 118 0 28 4 75 26 119 23 47 56 72 60 72 3 0 4-1 4-4z"><text:p/></draw:path><draw:path draw:style-name="gr1059" draw:text-style-name="P99" svg:width="0.0205in" svg:height="0.1512in" svg:x="0.6807in" svg:y="0in" svg:viewBox="0 0 53 385" svg:d="M53 385c0-5 0-10 0-15-12 0-26 0-38 0 0-118 0-237 0-355 12 0 26 0 38 0 0-5 0-9 0-15-18 0-35 0-53 0 0 129 0 257 0 385 18 0 35 0 53 0z"><text:p/></draw:path><draw:path draw:style-name="gr1059" draw:text-style-name="P99" svg:width="0.0535in" svg:height="0.1512in" svg:x="0.7157in" svg:y="0in" svg:viewBox="0 0 137 385" svg:d="M81 52c0-16 11-41 53-43 2 0 3-2 3-5 0-4-3-4-7-4-39 0-74 20-74 48 0 29 0 59 0 89 0 15 0 27-15 39s-29 12-38 13c-1 0-3 1-3 5 0 3 2 3 7 3 25 2 44 14 48 34 1 4 1 5 1 19 0 25 0 51 0 76 0 16 0 29 19 43 14 12 40 16 55 16 4 0 7 0 7-4s-2-4-6-4c-24-2-43-15-49-33-1-5-1-5-1-19 0-27 0-54 0-82 0-17-2-23-15-35-8-8-19-12-30-14 32-10 45-28 45-50 0-31 0-61 0-92z"><text:p/></draw:path><draw:path draw:style-name="gr1059" draw:text-style-name="P99" svg:width="0.0819in" svg:height="0.0685in" svg:x="0.7854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1059" draw:text-style-name="P99" svg:width="0.0535in" svg:height="0.1512in" svg:x="0.8835in" svg:y="0in" svg:viewBox="0 0 137 385" svg:d="M55 334c0 15-10 40-52 43-2 0-3 2-3 4 0 4 4 4 8 4 37 0 73-18 73-48 0-29 0-58 0-88 0-16 0-28 16-40 13-11 28-11 36-12 2 0 4-1 4-3 0-5-2-5-6-5-25-2-44-15-49-35-1-3-1-4-1-19 0-25 0-50 0-76 0-16 0-28-18-42-16-13-42-17-55-17-4 0-8 0-8 4 0 5 2 5 7 5 24 1 42 14 47 33 1 4 1 4 1 19 0 26 0 54 0 81 0 18 3 24 16 36 8 8 19 12 30 16-32 9-46 25-46 47 0 31 0 62 0 93z"><text:p/></draw:path><draw:path draw:style-name="gr1059" draw:text-style-name="P99" svg:width="0.0205in" svg:height="0.1512in" svg:x="0.952in" svg:y="0in" svg:viewBox="0 0 53 385" svg:d="M53 0c-18 0-35 0-53 0 0 6 0 10 0 15 12 0 25 0 37 0 0 118 0 237 0 355-12 0-25 0-37 0 0 5 0 10 0 15 18 0 35 0 53 0 0-128 0-256 0-385z"><text:p/></draw:path><draw:path draw:style-name="gr1059" draw:text-style-name="P99" svg:width="0.0677in" svg:height="0.0768in" svg:x="0.9988in" svg:y="0.0618in" svg:viewBox="0 0 173 196" svg:d="M173 3c0-1-1-3-5-3-1 0-1 0-5 4-5 6-9 10-13 16-10-14-27-20-43-20-39 0-73 31-73 62 0 4 1 15 9 25 10 11 20 13 37 18 6 1 20 4 23 5 9 2 26 8 26 29s-23 47-54 47c-23 0-52-9-52-38 0-3 0-9 1-14 0-1 0-2 0-2 0-3-3-3-4-3-4 0-4 1-5 5-4 18-10 36-14 54 0 1-1 2-1 5 0 1 1 3 4 3 1 0 3-1 6-4 2-4 10-13 13-16 14 17 35 20 52 20 40 0 73-35 73-67 0-12-5-23-11-29-9-10-13-11-48-20-5-1-14-3-18-4-6-2-17-9-17-24 0-21 24-43 52-43 29 0 44 16 44 42 0 4-2 10-2 12 0 4 4 4 5 4 4 0 4-1 5-6 5-19 10-39 15-58z"><text:p/></draw:path><draw:path draw:style-name="gr1059" draw:text-style-name="P99" svg:width="0.0346in" svg:height="0.1512in" svg:x="1.0878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008in" svg:height="0.0354in" svg:x="1.188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1181in" svg:height="0.0669in" svg:x="1.3461in" svg:y="0.0453in" svg:viewBox="0 0 301 171" svg:d="M30 39c0 34 0 68 0 103 0 17-4 17-30 17 0 3 0 7 0 12 13 0 33-1 44-1 10 0 30 1 43 1 0-5 0-9 0-12-27 0-30 0-30-17 0-24 0-48 0-72 0-39 28-61 52-61s28 21 28 43c0 29 0 59 0 90 0 17-4 17-29 17 0 3 0 7 0 12 13 0 33-1 43-1 11 0 30 1 44 1 0-5 0-9 0-12-27 0-31 0-31-17 0-24 0-48 0-72 0-39 27-61 53-61 24 0 28 21 28 43 0 29 0 59 0 90 0 17-4 17-31 17 0 3 0 7 0 12 15 0 35-1 44-1 10 0 30 1 43 1 0-5 0-9 0-12-19 0-29 0-29-11 0-26 0-50 0-74 0-33 0-45-12-60-6-6-18-14-41-14-32 0-50 23-56 39-6-35-34-39-51-39-28 0-47 17-57 41 0-13 0-28 0-41-19 1-36 3-55 4 0 5 0 8 0 13 27 0 30 2 30 22z"><text:p/></draw:path><draw:path draw:style-name="gr1059" draw:text-style-name="P99" svg:width="0.0319in" svg:height="0.1008in" svg:x="1.4728in" svg:y="0.0126in" svg:viewBox="0 0 82 257" svg:d="M56 87c-18 1-36 2-54 4 0 4 0 8 0 12 24 0 29 3 29 21 0 35 0 70 0 104 0 16-5 16-31 16 0 5 0 9 0 13 12 0 33-2 43-2 13 0 26 2 39 2 0-4 0-8 0-13-25 0-26-1-26-16 0-46 0-94 0-141zM57 20c0-12-10-20-20-20-12 0-21 10-21 20 0 11 9 21 21 21 10 0 20-9 20-21z"><text:p/></draw:path><draw:path draw:style-name="gr1059" draw:text-style-name="P99" svg:width="0.0764in" svg:height="0.0669in" svg:x="1.515in" svg:y="0.0453in" svg:viewBox="0 0 195 171" svg:d="M31 39c0 34 0 68 0 103 0 17-5 17-31 17 0 3 0 7 0 12 14 0 34-1 44-1s31 1 44 1c0-5 0-9 0-12-26 0-31 0-31-17 0-24 0-48 0-72 0-39 28-61 53-61 24 0 29 21 29 43 0 29 0 59 0 90 0 17-5 17-31 17 0 3 0 7 0 12 13 0 33-1 44-1 10 0 29 1 43 1 0-5 0-9 0-12-20 0-30 0-30-11 0-26 0-50 0-74 0-33 0-45-12-60-6-6-19-14-41-14-28 0-46 17-57 41 0-13 0-28 0-41-19 1-36 3-55 4 0 5 0 8 0 13 27 0 31 2 31 22z"><text:p/></draw:path><draw:path draw:style-name="gr1059" draw:text-style-name="P99" svg:width="0.035in" svg:height="0.1512in" svg:x="1.6098in" svg:y="0in" svg:viewBox="0 0 90 385" svg:d="M90 381c0-1 0-1-6-8-49-49-61-122-61-179 0-68 14-136 62-183 5-5 5-5 5-7 0-3-2-4-4-4-4 0-39 26-62 76-20 42-24 85-24 118 0 28 4 75 25 119 24 47 57 72 61 72 2 0 4-1 4-4z"><text:p/></draw:path><draw:path draw:style-name="gr1059" draw:text-style-name="P99" svg:width="0.0752in" svg:height="0.1374in" svg:x="1.6622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1059" draw:text-style-name="P99" svg:width="0.0346in" svg:height="0.1512in" svg:x="1.7598in" svg:y="0in" svg:viewBox="0 0 89 385" svg:d="M89 381c0-1 0-1-7-8-48-49-60-122-60-179 0-68 15-136 63-183 4-5 4-5 4-7 0-3-1-4-3-4-5 0-39 26-62 76-20 42-24 85-24 118 0 28 4 75 25 119 23 47 56 72 61 72 2 0 3-1 3-4z"><text:p/></draw:path><draw:path draw:style-name="gr1059" draw:text-style-name="P99" svg:width="0.0535in" svg:height="0.1512in" svg:x="1.815in" svg:y="0in" svg:viewBox="0 0 137 385" svg:d="M81 52c0-16 10-41 53-43 1 0 3-2 3-5 0-4-3-4-7-4-39 0-74 20-74 48 0 29 0 59 0 89 0 15 0 27-16 39-14 12-28 12-37 13-2 0-3 1-3 5 0 3 2 3 7 3 25 2 44 14 47 34 2 4 2 5 2 19 0 25 0 51 0 76 0 16 0 29 18 43 15 12 40 16 56 16 4 0 7 0 7-4s-2-4-6-4c-24-2-43-15-49-33-1-5-1-5-1-19 0-27 0-54 0-82 0-17-3-24-15-35-8-8-20-12-30-14 31-10 45-28 45-50 0-31 0-61 0-92z"><text:p/></draw:path><draw:path draw:style-name="gr1059" draw:text-style-name="P99" svg:width="0.0819in" svg:height="0.0685in" svg:x="1.8846in" svg:y="0.0453in" svg:viewBox="0 0 209 175" svg:d="M22 148c-1 6-3 15-3 17 0 7 5 10 11 10 5 0 12-3 14-11 1-1 5-19 8-29 3-12 5-23 8-34 3-9 5-17 7-26 1-7 4-18 4-19 7-12 27-47 64-47 17 0 21 14 21 26 0 24-20 74-25 91-3 8-5 13-5 17 0 19 14 32 32 32 37 0 51-56 51-59 0-4-3-4-4-4-5 0-5 1-6 7-8 26-21 47-40 47-6 0-9-3-9-12 0-10 3-19 7-27 7-21 23-63 23-85 0-27-16-42-44-42-35 0-54 25-60 34-2-22-19-34-36-34-19 0-25 15-29 22-7 13-11 36-11 37 0 5 3 5 4 5 4 0 5-1 7-9 7-27 14-46 27-46 8 0 13 4 13 17 0 8-2 13-6 32-8 30-15 60-23 90z"><text:p/></draw:path><draw:path draw:style-name="gr1059" draw:text-style-name="P99" svg:width="0.0531in" svg:height="0.1512in" svg:x="1.9827in" svg:y="0in" svg:viewBox="0 0 136 385" svg:d="M55 334c0 15-10 40-52 43-2 0-3 2-3 4 0 4 3 4 8 4 37 0 72-18 73-48 0-29 0-58 0-88 0-16 0-28 16-40 13-11 27-11 36-12 2 0 3-1 3-3 0-5-2-5-5-5-25-2-44-15-49-35-1-3-1-4-1-19 0-25 0-50 0-76 0-16 0-28-18-42-16-13-42-17-55-17-5 0-8 0-8 4 0 5 2 5 5 5 25 1 44 14 49 33 1 4 1 4 1 19 0 26 0 54 0 81 0 18 3 24 15 36 9 8 20 12 31 16-32 9-46 25-46 47 0 31 0 62 0 93z"><text:p/></draw:path><draw:path draw:style-name="gr1059" draw:text-style-name="P99" svg:width="0.035in" svg:height="0.1512in" svg:x="2.0563in" svg:y="0in" svg:viewBox="0 0 90 385" svg:d="M90 194c0-31-4-77-26-121-23-48-56-73-60-73-3 0-4 2-4 4s0 2 8 9c37 38 59 99 59 181 0 64-14 132-62 180-5 6-5 6-5 7 0 2 1 4 4 4 4 0 39-26 61-76 20-41 25-84 25-115z"><text:p/></draw:path><draw:path draw:style-name="gr1059" draw:text-style-name="P99" svg:width="0.0346in" svg:height="0.1512in" svg:x="2.1154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004in" svg:height="0.0354in" svg:x="2.216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1185in" svg:height="0.0669in" svg:x="2.3732in" svg:y="0.0453in" svg:viewBox="0 0 302 171" svg:d="M31 39c0 34 0 68 0 103 0 17-5 17-31 17 0 3 0 7 0 12 13 0 33-1 44-1 10 0 30 1 43 1 0-5 0-9 0-12-25 0-30 0-30-17 0-24 0-48 0-72 0-39 28-61 52-61s28 21 28 43c0 29 0 59 0 90 0 17-4 17-29 17 0 3 0 7 0 12 13 0 33-1 44-1 10 0 29 1 43 1 0-5 0-9 0-12-27 0-31 0-31-17 0-24 0-48 0-72 0-39 27-61 53-61 24 0 28 21 28 43 0 29 0 59 0 90 0 17-4 17-29 17 0 3 0 7 0 12 13 0 33-1 42-1 10 0 31 1 44 1 0-5 0-9 0-12-20 0-29 0-30-11 0-26 0-50 0-74 0-33 0-45-12-60-6-6-18-14-41-14-32 0-50 23-56 39-5-35-33-39-51-39-28 0-46 17-57 41 0-13 0-28 0-41-19 1-36 3-55 4 0 5 0 8 0 13 27 0 31 2 31 22z"><text:p/></draw:path><draw:path draw:style-name="gr1059" draw:text-style-name="P99" svg:width="0.0327in" svg:height="0.1008in" svg:x="2.5in" svg:y="0.0126in" svg:viewBox="0 0 84 257" svg:d="M56 87c-18 1-36 2-54 4 0 4 0 8 0 12 25 0 29 3 29 21 0 35 0 70 0 104 0 16-5 16-31 16 0 5 0 9 0 13 13 0 34-2 43-2 13 0 27 2 41 2 0-4 0-8 0-13-27 0-28-1-28-16 0-46 0-94 0-141zM57 20c0-12-9-20-20-20-12 0-21 10-21 20 0 11 9 21 21 21 11 0 20-9 20-21z"><text:p/></draw:path><draw:path draw:style-name="gr1059" draw:text-style-name="P99" svg:width="0.076in" svg:height="0.0669in" svg:x="2.5425in" svg:y="0.0453in" svg:viewBox="0 0 194 171" svg:d="M30 39c0 34 0 68 0 103 0 17-5 17-30 17 0 3 0 7 0 12 13 0 33-1 43-1s31 1 44 1c0-5 0-9 0-12-27 0-31 0-31-17 0-24 0-48 0-72 0-39 28-61 53-61 24 0 28 21 28 43 0 29 0 59 0 90 0 17-4 17-30 17 0 3 0 7 0 12 14 0 34-1 44-1s29 1 43 1c0-5 0-9 0-12-20 0-30 0-30-11 0-26 0-50 0-74 0-33 0-45-12-60-6-6-18-14-41-14-27 0-46 17-57 41 0-13 0-28 0-41-18 1-36 3-54 4 0 5 0 8 0 13 26 0 30 2 30 22z"><text:p/></draw:path><draw:path draw:style-name="gr1059" draw:text-style-name="P99" svg:width="0.035in" svg:height="0.1512in" svg:x="2.637in" svg:y="0in" svg:viewBox="0 0 90 385" svg:d="M90 381c0-1 0-1-6-8-49-49-61-122-61-179 0-68 14-136 62-183 5-5 5-5 5-7 0-3-1-4-4-4-4 0-39 26-61 76-20 42-25 85-25 118 0 28 4 75 26 119 23 47 56 72 60 72 3 0 4-1 4-4z"><text:p/></draw:path><draw:path draw:style-name="gr1059" draw:text-style-name="P99" svg:width="0.0531in" svg:height="0.1512in" svg:x="2.6925in" svg:y="0in" svg:viewBox="0 0 136 385" svg:d="M81 52c0-16 10-41 52-43 2 0 3-2 3-5 0-4-2-4-6-4-39 0-74 20-75 48 0 29 0 59 0 89 0 15 0 27-15 39-14 12-29 12-37 13-2 0-3 1-3 5 0 3 2 3 5 3 26 2 44 14 49 34 1 4 1 5 1 19 0 25 0 51 0 76 0 16 0 29 19 43 15 12 40 16 56 16 4 0 6 0 6-4s-2-4-5-4c-24-2-44-15-49-33-1-5-1-5-1-19 0-27 0-54 0-82 0-17-3-24-15-35-9-9-20-12-31-14 32-10 46-28 46-50 0-31 0-61 0-92z"><text:p/></draw:path><draw:path draw:style-name="gr1059" draw:text-style-name="P99" svg:width="0.0823in" svg:height="0.0685in" svg:x="2.7618in" svg:y="0.0453in" svg:viewBox="0 0 210 175" svg:d="M23 148c-1 6-3 15-3 17 0 7 5 10 11 10 4 0 11-3 14-11 0-1 6-19 8-29 2-12 5-23 7-34 3-9 6-17 7-26 2-7 6-18 6-19 5-12 26-47 62-47 18 0 21 14 21 26 0 24-19 74-25 91-3 8-3 13-3 17 0 19 13 32 31 32 37 0 51-56 51-59 0-4-4-4-5-4-4 0-4 1-6 7-8 26-20 47-40 47-6 0-8-3-8-12 0-10 3-19 6-27 8-21 24-63 24-85 0-27-16-42-45-42-34 0-54 25-60 34-1-22-18-34-35-34-18 0-26 15-29 22-7 13-12 36-12 37 0 5 3 4 4 5 5 0 5-1 7-9 7-27 14-46 29-46 7 0 12 4 12 17 0 8-1 13-7 32-8 30-14 60-22 90z"><text:p/></draw:path><draw:path draw:style-name="gr1059" draw:text-style-name="P99" svg:width="0.0535in" svg:height="0.1512in" svg:x="2.8594in" svg:y="0in" svg:viewBox="0 0 137 385" svg:d="M56 334c0 15-10 40-53 43-1 0-3 2-3 4 0 4 4 4 8 4 37 0 73-18 73-48 0-29 0-58 0-88 0-16 0-28 16-40 14-11 28-11 37-12 2 0 3-1 3-3 0-5-2-5-6-5-25-2-44-15-49-35-1-3-1-4-1-19 0-25 0-50 0-76 0-16 0-28-17-42-17-13-43-17-56-17-4 0-8 0-8 4 0 5 2 5 7 5 24 1 42 14 48 33 1 4 1 4 1 19 0 26 0 54 0 81 0 18 3 24 15 36 8 8 19 12 30 16-32 9-45 25-45 47 0 31 0 62 0 93z"><text:p/></draw:path><draw:path draw:style-name="gr1059" draw:text-style-name="P99" svg:width="0.0839in" svg:height="0.0937in" svg:x="2.9669in" svg:y="0.0217in" svg:viewBox="0 0 214 239" svg:d="M214 85c0-59-58-85-106-85-51 0-108 28-108 85 0 46 0 93 0 140 0 7 0 14 8 14 7 0 7-7 7-14 0-47 0-93 0-139 0-57 63-69 93-69 17 0 42 3 61 16 30 19 30 43 30 54 0 46 0 92 0 138 0 7 0 14 8 14 7 0 7-7 7-14 0-47 0-94 0-140z"><text:p/></draw:path><draw:path draw:style-name="gr1059" draw:text-style-name="P99" svg:width="0.1028in" svg:height="0.1063in" svg:x="3.0976in" svg:y="0.0098in" svg:viewBox="0 0 262 271" svg:d="M33 35c0 63 0 126 0 187 0 20-2 28-22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8 0-14 0-14 7 0 6 6 6 8 6 11 1 19 8 22 12-1 4-1 5-1 10zM218 243c-56-72-112-146-169-220-3-5-3-5-7-10 15 0 31 0 46 0 43 59 87 117 130 176 0 18 0 37 0 54z"><text:p/></draw:path><draw:path draw:style-name="gr1059" draw:text-style-name="P99" svg:width="0.0346in" svg:height="0.1512in" svg:x="3.2126in" svg:y="0in" svg:viewBox="0 0 89 385" svg:d="M89 194c0-31-3-77-25-121-23-48-56-73-61-73-2 0-3 2-3 4s0 2 8 9c37 38 59 99 59 181 0 64-14 132-62 180-5 6-5 6-5 7 0 2 1 4 3 4 5 0 40-26 62-76 20-41 24-84 24-115z"><text:p/></draw:path><draw:path draw:style-name="gr1059" draw:text-style-name="P99" svg:width="0.1008in" svg:height="0.0354in" svg:x="3.313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059" draw:text-style-name="P99" svg:width="0.1185in" svg:height="0.0669in" svg:x="3.4705in" svg:y="0.0453in" svg:viewBox="0 0 302 171" svg:d="M31 39c0 34 0 68 0 103 0 17-5 17-31 17 0 3 0 7 0 12 14 0 34-1 44-1s31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1-60-6-6-19-14-41-14-33 0-50 23-56 39-6-35-34-39-52-39-28 0-46 17-57 41 0-13 0-28 0-41-19 1-36 3-55 4 0 5 0 8 0 13 27 0 31 2 31 22z"><text:p/></draw:path><draw:path draw:style-name="gr1059" draw:text-style-name="P99" svg:width="0.0319in" svg:height="0.1008in" svg:x="3.598in" svg:y="0.0126in" svg:viewBox="0 0 82 257" svg:d="M55 87c-18 1-36 2-54 4 0 4 0 8 0 12 25 0 29 3 29 21 0 35 0 70 0 104 0 16-5 16-30 16 0 5 0 9 0 13 12 0 33-2 42-2 14 0 27 2 40 2 0-4 0-8 0-13-25 0-27-1-27-16 0-46 0-94 0-141zM57 20c0-12-10-20-21-20-12 0-21 10-21 20 0 11 9 21 21 21 11 0 21-9 21-21z"><text:p/></draw:path><draw:path draw:style-name="gr1059" draw:text-style-name="P99" svg:width="0.0764in" svg:height="0.0669in" svg:x="3.6398in" svg:y="0.0453in" svg:viewBox="0 0 195 171" svg:d="M30 39c0 34 0 68 0 103 0 17-5 17-30 17 0 3 0 7 0 12 13 0 33-1 44-1 10 0 30 1 43 1 0-5 0-9 0-12-27 0-30 0-30-17 0-24 0-48 0-72 0-39 27-61 52-61 24 0 28 21 28 43 0 29 0 59 0 90 0 17-4 17-29 17 0 3 0 7 0 12 13 0 33-1 43-1s30 1 44 1c0-5 0-9 0-12-21 0-30 0-31-11 0-26 0-50 0-74 0-33 0-45-12-60-6-6-18-14-41-14-27 0-46 17-57 41 0-13 0-28 0-41-18 1-36 3-54 4 0 5 0 8 0 13 26 0 30 2 30 22z"><text:p/></draw:path><draw:path draw:style-name="gr1059" draw:text-style-name="P99" svg:width="0.0346in" svg:height="0.1512in" svg:x="3.7346in" svg:y="0in" svg:viewBox="0 0 89 385" svg:d="M89 381c0-1 0-1-7-8-48-49-60-122-60-179 0-68 14-136 63-183 4-5 4-5 4-7 0-3-1-4-3-4-5 0-39 26-62 76-20 42-24 85-24 118 0 28 4 75 25 119 23 47 56 72 61 72 2 0 3-1 3-4z"><text:p/></draw:path><draw:path draw:style-name="gr1059" draw:text-style-name="P99" svg:width="0.0535in" svg:height="0.1512in" svg:x="3.7898in" svg:y="0in" svg:viewBox="0 0 137 385" svg:d="M81 52c0-16 10-41 52-43 2 0 4-2 4-5 0-4-3-4-7-4-39 0-74 20-75 48 0 29 0 59 0 89 0 15 0 27-15 39-14 12-28 12-37 13-2 0-3 1-3 5 0 3 2 3 5 3 27 2 46 14 49 34 1 4 1 5 1 19 0 25 0 51 0 76 0 16 0 29 19 43 15 12 40 16 56 16 4 0 7 0 7-4s-3-4-6-4c-24-2-43-15-49-33-1-5-1-5-1-19 0-27 0-54 0-82 0-17-3-24-15-35-8-8-20-12-30-14 31-10 45-28 45-50 0-31 0-61 0-92z"><text:p/></draw:path><draw:path draw:style-name="gr1059" draw:text-style-name="P99" svg:width="0.0823in" svg:height="0.0685in" svg:x="3.8591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5-1 7-9 7-27 14-46 28-46 7 0 12 4 12 17 0 8-1 13-6 32-8 30-15 60-23 90z"><text:p/></draw:path><draw:path draw:style-name="gr1059" draw:text-style-name="P99" svg:width="0.0535in" svg:height="0.1512in" svg:x="3.9567in" svg:y="0in" svg:viewBox="0 0 137 385" svg:d="M56 334c0 15-10 40-52 43-2 0-4 2-4 4 0 4 4 4 8 4 38 0 73-18 74-48 0-29 0-58 0-88 0-16 0-28 16-40 13-11 27-11 36-12 2 0 3-1 3-3 0-5-2-5-5-5-26-2-44-15-48-35-2-3-2-4-2-19 0-25 0-50 0-76 0-16 0-28-18-42-16-13-43-17-56-17-4 0-8 0-8 4 0 5 3 5 7 5 24 1 42 14 48 33 1 4 1 4 1 19 0 26 0 54 0 81 0 18 3 24 15 36 9 8 20 12 31 16-32 9-46 25-46 47 0 31 0 62 0 93z"><text:p/></draw:path><draw:path draw:style-name="gr1059" draw:text-style-name="P99" svg:width="0.0346in" svg:height="0.1512in" svg:x="4.0311in" svg:y="0in" svg:viewBox="0 0 89 385" svg:d="M89 194c0-31-3-77-25-121-23-48-56-73-61-73-2 0-3 2-3 4s0 2 8 9c37 38 59 99 59 181 0 64-14 132-63 180-4 6-4 6-4 7 0 2 1 4 3 4 5 0 40-26 62-76 20-41 24-84 24-115z"><text:p/></draw:path><draw:path draw:style-name="gr1059" draw:text-style-name="P99" svg:width="0.1008in" svg:height="0.0354in" svg:x="4.1323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1059" draw:text-style-name="P99" svg:width="0.0823in" svg:height="0.0685in" svg:x="4.2886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2 25-59 34-2-22-19-34-36-34-18 0-26 15-29 22-7 13-12 36-12 37 0 5 4 5 5 5 4 0 4-1 6-9 7-27 14-46 29-46 7 0 12 4 12 17 0 8-1 13-7 32-8 30-14 60-22 90z"><text:p/></draw:path></draw:g></text:span><text:span text:style-name="T47"><text:s/>כדרוש </text:span><text:span text:style-name="T47"><draw:g text:anchor-type="as-char" svg:y="-0.1043in" draw:z-index="181" draw:name="Shape196" draw:style-name="gr1057"><svg:title>TexMaths</svg:title><svg:desc>11§inline§\bs§svg§600§FALSE§</svg:desc><draw:path draw:style-name="gr1058" draw:text-style-name="P98" svg:width="0.0929in" svg:height="0.0882in" svg:x="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12in" svg:y="0in" svg:viewBox="0 0 255 265" svg:d="M255 13c0-11-1-13-13-13-76 0-153 0-229 0-12 0-13 1-13 13 0 80 0 158 0 237 0 13 1 15 13 15 76 0 152 0 228 0 13 0 14-1 14-14 0-79 0-158 0-238z"><text:p/></draw:path></draw:g></text:span></text:p>
      <text:h text:style-name="P61" text:outline-level="3"><text:span text:style-name="T8">סעיף </text:span>(ג)</text:h>
      <text:p text:style-name="P48"><text:span text:style-name="T102">נגדיר: </text:span><text:span text:style-name="T72"><draw:g text:anchor-type="as-char" svg:y="-0.1252in" draw:z-index="182" draw:name="Shape197" draw:style-name="gr1057"><svg:title>TexMaths</svg:title><svg:desc>11§inline§T = \{ \la x, y \ra \in \R^2 \mid \sin(x) = \sin(y) \}§svg§600§FALSE§</svg:desc><draw:path draw:style-name="gr1058" draw:text-style-name="P98" svg:width="2.2626in" svg:height="0.1476in" svg:x="0.0035in" svg:y="0.0067in" svg:viewBox="0 0 5748 376" svg:d="M2875 376c-959 0-1917 0-2875 0 0-126 0-250 0-376 1916 0 3832 0 5748 0 0 126 0 250 0 376-958 0-1916 0-2873 0z"><text:p/></draw:path><draw:path draw:style-name="gr1059" draw:text-style-name="P99" svg:width="0.1031in" svg:height="0.102in" svg:x="-0.0004in" svg:y="0.0213in" svg:viewBox="0 0 263 260" svg:d="M155 28c3-11 5-14 9-15s16-1 25-1c39 0 56 1 56 32 0 6-2 21-3 31 0 1-1 6-1 7 0 2 1 5 4 5 5 0 6-3 6-9 3-22 8-45 11-67 0-2 1-5 1-7 0-4-4-4-11-4-72 0-143 0-215 0-8 0-9 0-12 8-7 23-15 45-23 68-1 0-2 6-2 7 0 2 1 4 4 4 4 0 5-2 7-9 21-59 31-66 88-66 6 0 10 0 15 0 11 0 11 1 11 5 0 2-2 6-2 7-17 69-34 138-51 207-4 13-5 17-47 17-13 0-16 0-16 8 0 4 4 4 6 4 11 0 22 0 32 0 11 0 22-1 33-1s22 1 32 1c11 0 23 0 34 0 4 0 9 0 9-7 0-5-3-5-13-5s-15 0-25 0c-11-1-15-2-15-9 1-2 0-2 3-7 16-68 34-136 50-204z"><text:p/></draw:path><draw:path draw:style-name="gr1059" draw:text-style-name="P99" svg:width="0.1004in" svg:height="0.035in" svg:x="0.1567in" svg:y="0.06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539in" svg:height="0.1516in" svg:x="0.3197in" svg:y="0.0094in" svg:viewBox="0 0 138 386" svg:d="M81 52c0-16 11-40 53-43 2 0 4-2 4-5 0-4-4-4-8-4-39 0-74 20-74 49 0 28 0 58 0 88 0 15 0 27-15 41-13 11-29 11-38 12-1 0-3 2-3 4 0 3 2 3 7 3 25 3 44 16 48 35 1 4 1 4 1 18 0 26 0 51 0 77 0 16 0 28 19 43 14 12 41 16 55 16 4 0 8 0 8-4 0-5-3-5-7-5-24-1-43-14-48-33-2-4-2-4-2-19 0-26 0-52 0-80 0-19-2-24-15-36-8-8-19-13-30-15 32-9 45-27 45-49 0-31 0-62 0-93z"><text:p/></draw:path><draw:path draw:style-name="gr1059" draw:text-style-name="P99" svg:width="0.0339in" svg:height="0.1516in" svg:x="0.4016in" svg:y="0.0094in" svg:viewBox="0 0 87 386" svg:d="M85 15c2-4 2-5 2-7 0-4-3-8-8-8-3 0-6 2-9 9-23 59-45 118-68 177-1 3-2 6-2 8 0 1 0 1 2 7 23 58 45 117 68 175 2 5 4 10 9 10s8-3 8-8c0-1 0-2-2-6-23-60-45-119-68-178 23-59 45-119 68-179z"><text:p/></draw:path><draw:path draw:style-name="gr1059" draw:text-style-name="P99" svg:width="0.0756in" svg:height="0.0685in" svg:x="0.4488in" svg:y="0.0571in" svg:viewBox="0 0 193 175" svg:d="M118 54c2-10 11-45 38-45 1 0 11 0 19 5-11 1-19 11-19 21 0 6 5 14 16 14 7 0 21-8 21-24 0-19-24-25-37-25-23 0-36 21-40 30-10-26-31-30-42-30-41 0-63 51-63 60 0 4 4 4 6 4s4-1 4-4c13-41 38-51 52-51 7 0 21 3 21 26 0 11-7 38-21 92-6 24-20 40-37 40-2 0-11 0-19-5 9-2 18-10 18-21s-9-13-14-13c-12 0-21 10-21 22 0 18 19 25 36 25 26 0 39-26 40-29 5 14 19 29 42 29 40 0 62-49 62-59 0-3-4-3-5-3-3 0-3 1-4 3-14 42-40 51-52 51-16 0-21-13-21-26 0-8 2-16 7-34 4-18 8-35 13-53z"><text:p/></draw:path><draw:path draw:style-name="gr1059" draw:text-style-name="P99" svg:width="0.0177in" svg:height="0.0453in" svg:x="0.5441in" svg:y="0.1083in" svg:viewBox="0 0 46 116" svg:d="M46 41c0-26-10-41-25-41-13 0-21 10-21 21 0 10 8 20 21 20 4 0 10-1 13-5 1-1 1-1 2-1 0 3 1 0 1 6 0 29-13 52-26 64-4 4-4 5-4 6 0 3 2 5 4 5 3 0 35-30 35-75z"><text:p/></draw:path><draw:path draw:style-name="gr1059" draw:text-style-name="P99" svg:width="0.0697in" svg:height="0.0976in" svg:x="0.6035in" svg:y="0.0571in" svg:viewBox="0 0 178 249" svg:d="M176 24c2-5 2-6 2-9 0-7-5-11-12-11-3 0-10 3-13 9-1 1-3 13-6 20-2 11-5 21-7 32-6 23-12 46-18 70-1 5-17 32-43 32-20 0-24-17-24-31 0-18 7-42 20-76 5-16 8-20 8-28 0-18-13-32-32-32-37 0-51 56-51 60s3 4 4 4c4 0 5-1 6-8 11-35 26-47 40-47 3 0 9 0 9 12 0 10-4 20-6 28-16 40-23 62-23 80 0 35 24 46 47 46 15 0 29-6 40-17-6 21-10 39-26 59-10 12-25 24-43 24-5 0-23-2-29-16 6 0 12 0 17-4 4-4 8-8 8-16 0-12-11-13-14-13-9 0-22 5-22 25 0 18 16 32 40 32 40 0 81-34 91-77 12-50 25-98 37-148z"><text:p/></draw:path><draw:path draw:style-name="gr1059" draw:text-style-name="P99" svg:width="0.0335in" svg:height="0.1516in" svg:x="0.6874in" svg:y="0.0094in" svg:viewBox="0 0 86 386" svg:d="M84 201c2-6 2-6 2-7s0-2-2-6c-22-60-45-120-67-179-3-6-5-9-9-9-5 0-8 4-8 8 0 1 0 2 1 6 23 60 46 119 69 180-23 59-46 118-69 177-1 4-1 5-1 7 0 5 3 8 8 8 4 0 6-4 7-8 24-59 46-119 69-177z"><text:p/></draw:path><draw:path draw:style-name="gr1059" draw:text-style-name="P99" svg:width="0.0756in" svg:height="0.0874in" svg:x="0.7933in" svg:y="0.0425in" svg:viewBox="0 0 193 223" svg:d="M179 120c7 0 14 0 14-7 0-8-7-8-14-8-55 0-109 0-164 0 5-52 50-90 104-90 20 0 41 0 60 0 7 0 14 0 14-7 0-8-7-8-14-8-19 0-40 0-60 0-66 0-119 51-119 113 0 61 53 110 119 110 20 0 41 0 60 0 7 0 14 0 14-7s-7-7-14-7c-19 0-40 0-60 0-54 0-99-37-104-89 55 0 109 0 164 0z"><text:p/></draw:path><draw:path draw:style-name="gr1059" draw:text-style-name="P99" svg:width="0.1043in" svg:height="0.1035in" svg:x="0.9264in" svg:y="0.0209in" svg:viewBox="0 0 266 264" svg:d="M98 143c4 0 9 0 13 0 20 30 39 60 58 89 5 6 14 22 18 27 2 5 3 5 12 5 18 0 36 0 54 0 7 0 13 0 13-7 0-3-3-5-6-7-15-3-33-27-42-39-3-5-22-30-49-72 35-6 69-21 69-66 0-54-58-73-104-73-40 0-80 0-121 0-6 0-13 0-13 7 0 6 8 6 11 6 22 0 23 4 23 22 0 64 0 129 0 193 0 19-1 22-23 22-3 0-11 0-11 7s7 7 13 7c35 0 71 0 106 0 8 0 13 0 13-7s-7-7-11-7c-22 0-23-3-23-22 0-27 0-56 0-85zM172 125c11-15 12-36 12-52 0-19-2-39-15-55 16 3 54 15 54 55 0 24-11 44-51 52zM98 34c0-8 0-21 23-21 33 0 50 15 50 60 0 49-13 57-73 57 0-32 0-64 0-96zM45 250c3-6 3-17 3-21 0-64 0-129 0-194 0-4 0-14-3-22 14 0 30 0 44 0-5 7-5 15-5 20 0 65 0 131 0 196 0 4 0 15 3 21-14 0-28 0-42 0zM128 143c2 0 4-1 6-1 7 0 15 0 21-1 6 9 47 79 79 109-12 0-25 0-37 0-23-35-46-71-69-107z"><text:p/></draw:path><draw:path draw:style-name="gr1059" draw:text-style-name="P99" svg:width="0.0469in" svg:height="0.0705in" svg:x="1.0409in" svg:y="0in" svg:viewBox="0 0 120 180" svg:d="M120 130c-3 0-7 0-10 0-1 7-3 22-7 26-2 1-23 1-27 1-17 0-33 0-50 0 29-26 39-32 54-46 21-15 40-33 40-58 0-33-30-53-64-53s-56 24-56 49c0 14 11 15 14 15 7 0 15-4 15-14 0-6-3-15-17-15 9-20 28-25 40-25 27 0 42 21 42 43 0 23-18 42-26 52-22 21-44 42-66 64-2 3-2 3-2 11 37 0 74 0 111 0 3-17 6-33 9-50z"><text:p/></draw:path><draw:path draw:style-name="gr1059" draw:text-style-name="P99" svg:width="0.0055in" svg:height="0.1516in" svg:x="1.1622in" svg:y="0.0094in" svg:viewBox="0 0 15 386" svg:d="M15 14c0-6 0-14-7-14-8 0-8 8-8 14 0 119 0 239 0 358 0 8 0 14 8 14 7 0 7-6 7-14 0-119 0-239 0-358z"><text:p/></draw:path><draw:path draw:style-name="gr1059" draw:text-style-name="P99" svg:width="0.0496in" svg:height="0.0697in" svg:x="1.2335in" svg:y="0.0563in" svg:viewBox="0 0 127 178" svg:d="M68 98c9 2 40 8 40 35 0 20-13 36-43 36-33 0-46-22-54-54-1-6-2-7-5-7-6 0-6 2-6 9 0 16 0 34 0 52 0 6 0 9 4 9 3 0 3 0 10-8 1-1 1-1 8-9 18 17 34 17 43 17 44 0 62-26 62-54 0-20-11-32-16-37-13-12-28-15-45-19-21-4-47-8-47-30 0-15 10-30 44-30 42 0 44 34 45 46 0 3 3 3 4 3 6 0 6-1 6-8 0-14 0-26 0-39 0-7 0-10-5-10-2 0-3 0-7 4-1 3-6 6-7 7-15-11-31-11-36-11-48 0-63 26-63 47 0 15 7 25 17 34 13 9 24 12 51 17z"><text:p/></draw:path><draw:path draw:style-name="gr1059" draw:text-style-name="P99" svg:width="0.0323in" svg:height="0.1008in" svg:x="1.2937in" svg:y="0.0228in" svg:viewBox="0 0 83 257" svg:d="M56 87c-19 1-36 2-55 5 0 3 0 7 0 12 25 0 29 2 29 21 0 34 0 69 0 103 0 17-4 17-30 17 0 4 0 9 0 12 12 0 33-1 43-1 13 0 26 1 40 1 0-3 0-8 0-12-26 0-27-1-27-17 0-46 0-93 0-141zM57 20c0-12-10-20-21-20-12 0-19 10-19 20 0 11 7 21 19 21 11 0 21-8 21-21z"><text:p/></draw:path><draw:path draw:style-name="gr1059" draw:text-style-name="P99" svg:width="0.0764in" svg:height="0.0669in" svg:x="1.3358in" svg:y="0.0571in" svg:viewBox="0 0 195 171" svg:d="M31 39c0 34 0 68 0 103 0 17-5 17-31 17 0 3 0 8 0 12 14 0 33-1 44-1 10 0 30 1 43 1 0-4 0-9 0-12-25 0-30 0-30-17 0-24 0-48 0-71 0-40 28-62 52-62 25 0 29 21 29 43 0 30 0 59 0 90 0 17-4 17-30 17 0 3 0 8 0 12 13 0 33-1 44-1 10 0 30 1 43 1 0-4 0-9 0-12-20 0-30 0-30-11 0-26 0-50 0-74 0-33 0-45-12-60-6-6-19-14-41-14-28 0-46 17-57 41 0-13 0-28 0-41-19 1-36 3-55 4 0 5 0 8 0 13 28 0 31 3 31 22z"><text:p/></draw:path><draw:path draw:style-name="gr1059" draw:text-style-name="P99" svg:width="0.035in" svg:height="0.1516in" svg:x="1.4307in" svg:y="0.0094in" svg:viewBox="0 0 90 386" svg:d="M90 382c0-1 0-1-6-8-49-50-62-122-62-180 0-67 15-134 63-183 5-4 5-5 5-7 0-3-2-4-4-4-3 0-39 26-62 76-20 42-24 85-24 118 0 29 4 75 25 119 23 48 58 73 61 73 2 0 4-1 4-4z"><text:p/></draw:path><draw:path draw:style-name="gr1059" draw:text-style-name="P99" svg:width="0.0756in" svg:height="0.0685in" svg:x="1.4791in" svg:y="0.0571in" svg:viewBox="0 0 193 175" svg:d="M118 54c2-10 11-45 38-45 2 0 11 0 20 5-11 1-19 11-19 21 0 6 5 14 15 14 8 0 21-8 21-24 0-19-24-25-37-25-22 0-35 21-39 30-10-26-31-30-42-30-41 0-63 51-63 60 0 4 3 3 5 4 3 0 4-1 5-4 13-41 39-51 52-51 7 0 21 3 21 26 0 11-7 38-21 92-7 24-20 40-38 40-2 0-11 0-18-5 10-2 17-10 17-21s-7-13-14-13c-11 0-21 10-21 22 0 18 20 25 36 25 26 0 40-26 41-29 4 14 19 29 42 29 39 0 61-49 61-59 0-3-3-3-4-3-3 0-4 1-5 3-13 42-39 51-51 51-15 0-22-13-22-26 0-8 2-16 7-34 4-18 8-35 13-53z"><text:p/></draw:path><draw:path draw:style-name="gr1059" draw:text-style-name="P99" svg:width="0.0346in" svg:height="0.1516in" svg:x="1.5705in" svg:y="0.0094in" svg:viewBox="0 0 89 386" svg:d="M89 194c0-31-4-77-25-121-23-48-56-73-61-73-2 0-3 2-3 4s0 3 7 9c38 39 60 100 60 181 0 65-14 133-63 181-4 6-4 6-4 7 0 2 1 4 3 4 5 0 39-26 62-76 20-42 24-85 24-116z"><text:p/></draw:path><draw:path draw:style-name="gr1059" draw:text-style-name="P99" svg:width="0.1004in" svg:height="0.035in" svg:x="1.672in" svg:y="0.06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496in" svg:height="0.0697in" svg:x="1.8291in" svg:y="0.0563in" svg:viewBox="0 0 127 178" svg:d="M67 98c9 2 41 8 41 35 0 20-14 36-44 36-33 0-46-22-54-54-1-6-1-7-6-7-4 0-4 2-4 9 0 16 0 34 0 52 0 6 0 9 3 9s4 0 10-8c1-1 1-1 8-9 18 17 35 17 43 17 44 0 63-26 63-54 0-20-13-32-17-37-13-12-29-15-44-19-22-4-48-8-48-30 0-15 11-30 44-30 41 0 44 34 45 46 0 3 3 3 4 3 6 0 6-1 6-8 0-14 0-26 0-39 0-7 0-10-5-10-2 0-3 0-7 4-2 3-6 6-7 7-14-11-31-11-36-11-48 0-62 26-62 47 0 15 6 25 17 34 12 9 23 12 50 17z"><text:p/></draw:path><draw:path draw:style-name="gr1059" draw:text-style-name="P99" svg:width="0.0323in" svg:height="0.1008in" svg:x="1.889in" svg:y="0.0228in" svg:viewBox="0 0 83 257" svg:d="M56 87c-17 1-36 2-54 5 0 3 0 7 0 12 24 0 29 2 29 21 0 34 0 69 0 103 0 17-5 17-31 17 0 4 0 9 0 12 12 0 33-1 43-1 13 0 26 1 40 1 0-3 0-8 0-12-26 0-27-1-27-17 0-46 0-93 0-141zM57 20c0-12-10-20-20-20-12 0-20 10-20 20 0 11 8 21 20 21 10 0 20-8 20-21z"><text:p/></draw:path><draw:path draw:style-name="gr1059" draw:text-style-name="P99" svg:width="0.0764in" svg:height="0.0669in" svg:x="1.9311in" svg:y="0.0571in" svg:viewBox="0 0 195 171" svg:d="M31 39c0 34 0 68 0 103 0 17-5 17-31 17 0 3 0 8 0 12 14 0 34-1 44-1s31 1 44 1c0-4 0-9 0-12-26 0-31 0-31-17 0-24 0-48 0-71 0-40 28-62 53-62 24 0 29 21 29 43 0 30 0 59 0 90 0 17-5 17-31 17 0 3 0 8 0 12 13 0 33-1 44-1 10 0 30 1 43 1 0-4 0-9 0-12-20 0-30 0-30-11 0-26 0-50 0-74 0-33 0-45-12-60-6-6-19-14-41-14-28 0-46 17-57 41 0-13 0-28 0-41-19 1-36 3-55 4 0 5 0 8 0 13 28 0 31 3 31 22z"><text:p/></draw:path><draw:path draw:style-name="gr1059" draw:text-style-name="P99" svg:width="0.035in" svg:height="0.1516in" svg:x="2.0256in" svg:y="0.0094in" svg:viewBox="0 0 90 386" svg:d="M90 382c0-1 0-1-6-8-49-50-61-122-61-180 0-67 14-134 62-183 5-4 5-5 5-7 0-3-2-4-4-4-3 0-39 26-62 76-20 42-24 85-24 118 0 29 4 75 25 119 25 48 58 73 61 73 2 0 4-1 4-4z"><text:p/></draw:path><draw:path draw:style-name="gr1059" draw:text-style-name="P99" svg:width="0.0697in" svg:height="0.0976in" svg:x="2.0744in" svg:y="0.0571in" svg:viewBox="0 0 178 249" svg:d="M177 24c1-5 1-6 1-9 0-7-5-11-11-11-3 0-10 3-13 9-1 1-4 13-5 20-4 11-6 21-8 32-6 23-12 46-18 70-1 5-17 32-44 32-20 0-23-17-23-31 0-18 7-42 20-76 5-16 8-20 8-28 0-18-14-32-32-32-38 0-52 56-52 60s4 4 6 4c3 0 3-1 5-8 11-35 26-47 40-47 2 0 8 0 8 12 0 10-3 20-6 28-16 40-22 62-22 80 0 35 24 46 47 46 16 0 29-6 39-17-5 21-9 39-25 59-11 12-25 24-42 24-6 0-24-2-30-16 6 0 11 0 16-4s8-8 8-16c0-12-10-13-14-13-9 0-21 5-21 25 0 18 16 32 41 32 39 0 79-34 90-77 12-50 25-98 37-148z"><text:p/></draw:path><draw:path draw:style-name="gr1059" draw:text-style-name="P99" svg:width="0.035in" svg:height="0.1516in" svg:x="2.1587in" svg:y="0.0094in" svg:viewBox="0 0 90 386" svg:d="M90 194c0-31-4-77-26-121-23-48-56-73-60-73-3 0-4 2-4 4s0 3 8 9c37 39 59 100 59 181 0 65-14 133-61 181-6 6-6 6-6 7 0 2 1 4 4 4 4 0 39-26 61-76 20-42 25-85 25-116z"><text:p/></draw:path><draw:path draw:style-name="gr1059" draw:text-style-name="P99" svg:width="0.0539in" svg:height="0.1516in" svg:x="2.2201in" svg:y="0.0094in" svg:viewBox="0 0 138 386" svg:d="M56 334c0 16-11 41-53 43-2 0-3 3-3 5 0 4 4 4 8 4 37 0 73-19 73-48s0-59 0-89c0-15 0-26 16-38 14-11 28-12 37-14 1 0 4-1 4-3 0-4-3-4-7-4-25-2-44-16-48-34-2-5-2-6-2-20 0-26 0-51 0-76 0-17 0-29-18-43-16-13-42-17-55-17-4 0-8 0-8 4 0 5 2 5 7 5 24 2 43 14 48 34 1 3 1 3 1 18 0 26 0 54 0 81 0 18 2 23 16 37 7 6 18 12 29 15-32 9-45 27-45 48 0 31 0 61 0 92z"><text:p/></draw:path></draw:g></text:span>. <text:span text:style-name="T102">נוכיח </text:span><text:span text:style-name="T72"><draw:g text:anchor-type="as-char" svg:y="-0.1252in" draw:z-index="199" draw:name="Shape198" draw:style-name="gr1057"><svg:title>TexMaths</svg:title><svg:desc>11§inline§h \colon \R/T \to [0, 1), h = \lambda [x]_T \in \R^2/T. \sin(x)§svg§600§FALSE§</svg:desc><draw:path draw:style-name="gr1058" draw:text-style-name="P98" svg:width="2.7362in" svg:height="0.1476in" svg:x="-0.0004in" svg:y="0.0067in" svg:viewBox="0 0 6951 376" svg:d="M3476 376c-1160 0-2318 0-3476 0 0-126 0-250 0-376 2316 0 4634 0 6951 0 0 126 0 250 0 376-1159 0-2317 0-3475 0z"><text:p/></draw:path><draw:path draw:style-name="gr1059" draw:text-style-name="P99" svg:width="0.074in" svg:height="0.1063in" svg:x="0.0004in" svg:y="0.0189in" svg:viewBox="0 0 189 271" svg:d="M89 4c-1-1 0-4-4-4-10 0-38 3-48 4-3 0-7 0-7 8 0 5 3 5 8 5 19 0 20 2 20 6 0 2-1 6-1 8-19 74-37 148-56 222-1 4-1 5-1 7 0 9 8 11 11 11 5 0 12-4 14-10 2-9 5-19 7-29 3-11 5-22 9-33 2-9 4-18 6-27 1-2 5-14 5-16 1-5 13-26 26-37 9-5 21-13 37-13 17 0 21 13 21 27 0 20-15 63-24 87-3 7-5 12-5 19 0 19 14 32 32 32 36 0 50-55 50-58s-3-3-4-3c-5 0-5 1-6 6-6 19-18 47-39 47-7 0-10-4-10-13s3-18 7-27c6-16 24-62 24-84 0-25-16-42-44-42-25 0-43 12-58 30 10-41 20-82 30-123z"><text:p/></draw:path><draw:path draw:style-name="gr1059" draw:text-style-name="P99" svg:width="0.0157in" svg:height="0.0654in" svg:x="0.1098in" svg:y="0.0591in" svg:viewBox="0 0 41 167" svg:d="M41 21c0-11-9-21-20-21-12 0-21 10-21 21s9 20 21 20c11 0 20-9 20-20zM41 147c0-12-9-21-20-21-12 0-21 9-21 21 0 11 9 20 21 20 11 0 20-9 20-20z"><text:p/></draw:path><draw:path draw:style-name="gr1059" draw:text-style-name="P99" svg:width="0.1039in" svg:height="0.1035in" svg:x="0.1921in" svg:y="0.0209in" svg:viewBox="0 0 265 264" svg:d="M98 143c4 0 9 0 13 0 20 30 39 60 58 89 4 6 14 22 18 27 2 5 3 5 12 5 18 0 36 0 54 0 7 0 12 0 12-7 0-3-2-5-5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1059" draw:text-style-name="P99" svg:width="0.0587in" svg:height="0.1516in" svg:x="0.3079in" svg:y="0.0094in" svg:viewBox="0 0 150 386" svg:d="M147 15c3-5 3-6 3-7 0-4-4-8-8-8-2 0-6 1-7 4-45 123-89 244-134 367-1 5-1 6-1 7 0 5 3 8 8 8 4 0 5-3 7-10 44-120 88-240 132-361z"><text:p/></draw:path><draw:path draw:style-name="gr1059" draw:text-style-name="P99" svg:width="0.1031in" svg:height="0.102in" svg:x="0.3791in" svg:y="0.0213in" svg:viewBox="0 0 263 260" svg:d="M156 28c2-11 5-14 9-15 3-1 16-1 24-1 40 0 56 1 56 32 0 6-1 21-2 31-1 1-1 6-1 7 0 2 1 5 4 5 5 0 5-3 6-9 3-22 8-45 11-67 0-2 0-5 0-7 0-4-3-4-10-4-72 0-143 0-215 0-9 0-9 0-12 8-7 23-16 45-24 68-1 2-2 6-2 7 0 2 2 4 5 4 4 0 4-2 7-9 21-59 31-66 88-66 4 0 10 0 14 0 11 0 11 1 11 5 0 2-1 6-1 7-17 69-34 138-51 207-4 13-6 17-47 17-14 0-16 0-16 8 0 4 4 4 6 4 11 0 21 0 32 0s22-1 33-1 21 1 32 1 23 0 34 0c4 0 8 0 8-7 0-5-3-5-13-5-9 0-14 0-24 0-11-1-15-2-15-9 0-2 0-2 1-7 18-68 35-136 52-204z"><text:p/></draw:path><draw:path draw:style-name="gr1059" draw:text-style-name="P99" svg:width="0.1346in" svg:height="0.0791in" svg:x="0.5362in" svg:y="0.0472in" svg:viewBox="0 0 343 202" svg:d="M301 109c-22 16-32 32-35 37-17 26-14 34-21 51 0 5 6 5 9 5 6 0 7-1 8-8 9-37 32-70 76-88 4-1 5-2 5-4 0-4-2-5-3-5-17-7-64-26-78-91-1-5-2-6-8-6-3 0-9 0-9 4 0 2 5 26 20 52 8 11 20 25 36 38-95 0-191 0-287 0-7 0-14 0-14 8 0 7 7 7 14 7 96 0 192 0 287 0z"><text:p/></draw:path><draw:path draw:style-name="gr1059" draw:text-style-name="P99" svg:width="0.0205in" svg:height="0.1516in" svg:x="0.7402in" svg:y="0.0094in" svg:viewBox="0 0 53 386" svg:d="M53 386c0-5 0-10 0-15-12 0-26 0-38 0 0-118 0-238 0-356 12 0 26 0 38 0 0-5 0-9 0-15-18 0-35 0-53 0 0 129 0 257 0 386 18 0 35 0 53 0z"><text:p/></draw:path><draw:path draw:style-name="gr1059" draw:text-style-name="P99" svg:width="0.0638in" svg:height="0.1039in" svg:x="0.7705in" svg:y="0.024in" svg:viewBox="0 0 163 265" svg:d="M163 133c0-30-2-61-16-90-17-37-49-43-66-43-23 0-51 10-67 46-12 27-14 57-14 87 0 29 1 64 18 93 16 31 45 39 63 39 21 0 50-8 67-44 13-27 15-57 15-88zM81 256c-15 0-38-10-45-45-4-23-4-59-4-82 0-25 0-51 3-72 8-45 36-48 46-48 12 0 39 6 45 45 5 21 5 51 5 75 0 29 0 55-5 80-5 36-27 47-45 47z"><text:p/></draw:path><draw:path draw:style-name="gr1059" draw:text-style-name="P99" svg:width="0.0173in" svg:height="0.0453in" svg:x="0.8535in" svg:y="0.1083in" svg:viewBox="0 0 45 116" svg:d="M45 41c0-26-9-41-24-41-13 0-21 10-21 21 0 10 8 20 21 20 4 0 10-1 13-5 1-1 1-1 2-1 0 3 1 0 1 6 0 29-14 52-26 64-4 4-4 5-4 6 0 3 2 5 3 5 4 0 35-30 35-75z"><text:p/></draw:path><draw:path draw:style-name="gr1059" draw:text-style-name="P99" svg:width="0.05in" svg:height="0.1004in" svg:x="0.9217in" svg:y="0.024in" svg:viewBox="0 0 128 256" svg:d="M79 10c0-9 0-10-9-10-23 24-57 24-70 24 0 5 0 8 0 12 8 0 31 0 51-10 0 67 0 134 0 200 0 13-2 18-36 18-4 0-7 0-12 0 0 4 0 9 0 12 13-1 46-1 62-1 15 0 49 0 63 1 0-3 0-8 0-12-5 0-8 0-13 0-35 0-36-5-36-18 0-72 0-144 0-216z"><text:p/></draw:path><draw:path draw:style-name="gr1059" draw:text-style-name="P99" svg:width="0.0346in" svg:height="0.1516in" svg:x="0.9929in" svg:y="0.0094in" svg:viewBox="0 0 89 386" svg:d="M89 194c0-31-3-77-25-121-23-48-56-73-61-73-2 0-3 2-3 4s0 3 8 9c37 39 59 100 59 181 0 65-14 133-63 181-4 6-4 6-4 7 0 2 1 4 3 4 5 0 39-26 62-76 20-42 24-85 24-116z"><text:p/></draw:path><draw:path draw:style-name="gr1059" draw:text-style-name="P99" svg:width="0.0173in" svg:height="0.0453in" svg:x="1.0567in" svg:y="0.1083in" svg:viewBox="0 0 45 116" svg:d="M45 41c0-26-10-41-25-41-12 0-20 10-20 21 0 10 8 20 20 20 5 0 10-1 14-5 1-1 1-1 1-1 1 0 1 0 1 6 0 29-13 52-26 64-5 4-5 5-5 6 0 3 3 5 5 5 4 0 35-30 35-75z"><text:p/></draw:path><draw:path draw:style-name="gr1059" draw:text-style-name="P99" svg:width="0.074in" svg:height="0.1063in" svg:x="1.1197in" svg:y="0.0189in" svg:viewBox="0 0 189 271" svg:d="M89 4c-1-1 0-4-4-4-9 0-38 3-48 4-3 0-7 0-7 8 0 5 4 5 10 5 18 0 18 2 18 6 0 2-1 6-1 8-19 74-37 148-56 222-1 4-1 5-1 7 0 9 8 11 11 11 7 0 12-4 14-10 2-9 6-19 8-29 3-11 5-22 9-33 2-9 4-18 6-27 0-2 4-14 4-16 1-5 13-26 26-37 9-5 21-13 37-13 17 0 21 13 21 27 0 20-14 63-24 87-3 7-4 12-4 19 0 19 13 32 31 32 36 0 50-55 50-58s-3-3-4-3c-4 0-4 1-6 6-5 19-18 47-39 47-7 0-9-4-9-13s3-18 6-27c7-16 24-62 24-84 0-25-16-42-44-42-25 0-43 12-58 30 10-41 20-82 30-123z"><text:p/></draw:path><draw:path draw:style-name="gr1059" draw:text-style-name="P99" svg:width="0.1008in" svg:height="0.035in" svg:x="1.2496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8in" svg:height="0.1071in" svg:x="1.4091in" svg:y="0.0189in" svg:viewBox="0 0 191 273" svg:d="M118 156c15 40 34 98 40 107 7 8 10 8 21 8 2 0 6 0 8 0 4 0 4-2 4-3s-1-2-2-4c-3-4-5-10-9-18-26-73-51-146-78-218-9-22-29-28-47-28-2 0-8 0-8 4s4 4 5 4c12 2 15 5 24 31 13 35 25 70 38 106-35 35-71 70-106 104-6 5-8 7-8 12 0 7 5 12 12 12 6 0 10-5 12-9 31-37 63-72 94-108z"><text:p/></draw:path><draw:path draw:style-name="gr1059" draw:text-style-name="P99" svg:width="0.0205in" svg:height="0.1516in" svg:x="1.5079in" svg:y="0.0094in" svg:viewBox="0 0 53 386" svg:d="M53 386c0-5 0-10 0-15-12 0-26 0-38 0 0-118 0-238 0-356 12 0 26 0 38 0 0-5 0-9 0-15-18 0-35 0-53 0 0 129 0 257 0 386 18 0 35 0 53 0z"><text:p/></draw:path><draw:path draw:style-name="gr1059" draw:text-style-name="P99" svg:width="0.0752in" svg:height="0.0685in" svg:x="1.5366in" svg:y="0.0571in" svg:viewBox="0 0 192 175" svg:d="M119 54c2-10 11-45 37-45 2 0 12 0 20 5-11 1-19 11-19 21 0 6 5 14 15 14 8 0 20-8 20-24 0-19-22-25-35-25-23 0-36 21-40 30-10-26-31-30-42-30-41 0-63 51-63 60 0 4 3 3 4 4 4 0 5-1 6-4 13-41 38-51 52-51 7 0 21 3 21 26 0 11-7 38-21 92-6 24-20 40-37 40-2 0-11 0-19-5 9-2 18-10 18-21s-9-13-14-13c-12 0-22 10-22 22 0 18 20 25 36 25 27 0 40-26 41-29 5 14 19 29 42 29 39 0 61-49 61-59 0-3-3-3-4-3-3 0-4 1-4 3-14 42-40 51-52 51-16 0-21-13-21-26 0-8 2-16 7-34 4-18 8-35 13-53z"><text:p/></draw:path><draw:path draw:style-name="gr1059" draw:text-style-name="P99" svg:width="0.0205in" svg:height="0.1516in" svg:x="1.6228in" svg:y="0.0094in" svg:viewBox="0 0 53 386" svg:d="M53 0c-18 0-35 0-53 0 0 6 0 10 0 15 12 0 25 0 37 0 0 118 0 238 0 356-12 0-25 0-37 0 0 5 0 10 0 15 18 0 35 0 53 0 0-129 0-257 0-386z"><text:p/></draw:path><draw:path draw:style-name="gr1059" draw:text-style-name="P99" svg:width="0.0791in" svg:height="0.0717in" svg:x="1.6661in" svg:y="0.0752in" svg:viewBox="0 0 202 183" svg:d="M120 19c2-8 2-8 9-9 1 0 11 0 16 0 17 0 23 0 30 2 12 3 13 11 13 21 0 5 0 8-2 22 0 1-1 2-1 3 0 3 2 4 5 4 4 0 5-2 5-7 2-17 5-34 7-52 0-3-3-3-7-3-56 0-111 0-168 0-6 0-6 0-8 6-6 16-12 32-18 48 0 1-1 3-1 4 0 2 1 4 4 4 5 0 5-1 7-7 15-43 24-45 65-45 4 0 8 0 12 0 8 0 8 0 8 2s0 2-1 6c-13 47-24 95-36 142-2 10-3 13-32 13-9 0-12 0-12 6 0 1 0 4 5 4 7 0 15-1 23-1s15 0 23 0c7 0 18 0 25 0s16 1 22 1c2 0 7 0 7-6 0-4-3-4-11-4-6 0-11 0-16-1-9 0-9-1-9-4s0-3 1-7c12-47 23-95 35-142z"><text:p/></draw:path><draw:path draw:style-name="gr1059" draw:text-style-name="P99" svg:width="0.0752in" svg:height="0.0874in" svg:x="1.8126in" svg:y="0.0425in" svg:viewBox="0 0 192 223" svg:d="M179 120c7 0 13 0 13-7 0-8-6-8-13-8-55 0-109 0-164 0 5-52 50-90 104-90 20 0 40 0 60 0 7 0 13 0 13-7 0-8-6-8-13-8-20 0-40 0-60 0-66 0-119 51-119 113 0 61 53 110 119 110 20 0 40 0 60 0 7 0 13 0 13-7s-6-7-13-7c-20 0-40 0-60 0-54 0-99-37-104-89 55 0 109 0 164 0z"><text:p/></draw:path><draw:path draw:style-name="gr1059" draw:text-style-name="P99" svg:width="0.1039in" svg:height="0.1035in" svg:x="1.9457in" svg:y="0.0209in" svg:viewBox="0 0 265 264" svg:d="M98 143c4 0 9 0 13 0 20 30 39 60 58 89 4 6 14 22 18 27 2 5 3 5 12 5 18 0 36 0 54 0 7 0 12 0 12-7 0-3-2-5-5-7-15-3-33-27-42-39-4-5-22-30-49-72 34-6 67-21 67-66 0-54-56-73-102-73-41 0-80 0-121 0-6 0-13 0-13 7 0 6 8 6 11 6 22 0 23 4 23 22 0 64 0 129 0 193 0 19-1 22-23 22-3 0-11 0-11 7s7 7 13 7c35 0 71 0 106 0 7 0 13 0 13-7s-7-7-11-7c-22 0-23-3-23-22 0-27 0-56 0-85zM172 125c11-15 12-36 12-52 0-19-3-39-15-55 16 3 54 15 54 55 0 24-11 44-51 52zM98 34c0-8 0-21 23-21 33 0 49 15 49 60 0 49-12 57-72 57 0-32 0-64 0-96zM45 250c3-6 3-17 3-21 0-64 0-129 0-194 0-4 0-14-3-22 14 0 30 0 44 0-5 7-5 15-5 20 0 65 0 131 0 196 0 4 0 15 3 21-14 0-28 0-42 0zM128 143c2 0 4-1 6-1 7 0 14 0 21-1 6 9 47 79 79 109-12 0-25 0-37 0-23-35-46-71-69-107z"><text:p/></draw:path><draw:path draw:style-name="gr1059" draw:text-style-name="P99" svg:width="0.0465in" svg:height="0.0705in" svg:x="2.0602in" svg:y="0in" svg:viewBox="0 0 119 180" svg:d="M119 130c-4 0-6 0-9 0-1 7-3 22-7 26-2 1-23 1-27 1-17 0-33 0-50 0 29-26 38-32 54-46 20-15 39-33 39-58 0-33-29-53-63-53s-56 24-56 49c0 14 11 15 14 15 7 0 15-4 15-14 0-6-3-15-17-15 9-20 28-25 40-25 27 0 41 21 41 43 0 23-17 42-26 52-22 21-43 42-65 64-2 3-2 3-2 11 37 0 74 0 111 0 2-17 6-33 8-50z"><text:p/></draw:path><draw:path draw:style-name="gr1059" draw:text-style-name="P99" svg:width="0.0591in" svg:height="0.1516in" svg:x="2.1299in" svg:y="0.0094in" svg:viewBox="0 0 151 386" svg:d="M148 15c3-5 3-6 3-7 0-4-4-8-8-8-3 0-6 1-7 4-45 123-89 244-134 367-2 5-2 6-2 7 0 5 3 8 8 8s6-3 8-10c44-120 88-240 132-361z"><text:p/></draw:path><draw:path draw:style-name="gr1059" draw:text-style-name="P99" svg:width="0.1031in" svg:height="0.102in" svg:x="2.2012in" svg:y="0.0213in" svg:viewBox="0 0 263 260" svg:d="M156 28c2-11 3-14 9-15 3-1 15-1 24-1 39 0 56 1 56 32 0 6-1 21-3 31 0 1-1 6-1 7 0 2 1 5 4 5 5 0 6-3 7-9 3-22 6-45 10-67 1-2 1-5 1-7 0-4-5-4-11-4-72 0-143 0-215 0-8 0-8 0-12 8-7 23-15 45-23 68-1 2-2 6-2 7 0 2 2 4 4 4 5 0 5-2 7-9 21-59 31-66 88-66 5 0 10 0 15 0 11 0 11 1 11 5 0 2-1 6-2 7-17 69-34 138-52 207-3 13-4 17-45 17-14 0-16 0-16 8 0 4 4 4 6 4 10 0 21 0 32 0 10 0 21-1 32-1 10 0 22 1 33 1s22 0 33 0c5 0 9 0 9-7 0-5-3-5-13-5s-14 0-25 0c-11-1-15-2-15-9 1-2 0-2 2-7 18-68 35-136 52-204z"><text:p/></draw:path><draw:path draw:style-name="gr1059" draw:text-style-name="P99" svg:width="0.0161in" svg:height="0.0157in" svg:x="2.3122in" svg:y="0.1083in" svg:viewBox="0 0 42 41" svg:d="M42 21c0-12-10-21-21-21s-21 9-21 21c0 11 10 20 21 20s21-9 21-20z"><text:p/></draw:path><draw:path draw:style-name="gr1059" draw:text-style-name="P99" svg:width="0.0492in" svg:height="0.0697in" svg:x="2.372in" svg:y="0.0563in" svg:viewBox="0 0 126 178" svg:d="M67 98c9 2 41 8 41 35 0 20-13 36-44 36-32 0-46-22-54-54-1-6-1-7-6-7-4 0-4 2-4 9 0 16 0 34 0 52 0 6 0 9 4 9 3 0 3 0 10-8 1-1 0-1 8-9 16 17 34 17 42 17 45 0 62-26 62-54 0-20-12-32-16-37-13-12-28-15-44-19-22-4-47-8-47-30 0-15 10-30 43-30 42 0 45 34 45 46 1 3 3 2 4 3 6 0 6-1 6-8 0-14 0-26 0-39 0-7 0-10-5-10-2 0-2 0-8 4-1 3-4 6-6 7-14-11-31-11-36-11-48 0-62 26-62 47 0 15 7 25 16 34 13 9 24 12 51 17z"><text:p/></draw:path><draw:path draw:style-name="gr1059" draw:text-style-name="P99" svg:width="0.0319in" svg:height="0.1008in" svg:x="2.4323in" svg:y="0.0228in" svg:viewBox="0 0 82 257" svg:d="M55 87c-18 1-36 2-54 5 0 3 0 7 0 12 25 0 29 2 29 21 0 34 0 69 0 103 0 17-5 17-30 17 0 4 0 9 0 12 12 0 33-1 42-1 13 0 27 1 40 1 0-3 0-8 0-12-25 0-27-1-27-17 0-46 0-93 0-141zM57 20c0-12-10-20-21-20-12 0-21 10-21 20 0 11 9 21 21 21 11 0 21-8 21-21z"><text:p/></draw:path><draw:path draw:style-name="gr1059" draw:text-style-name="P99" svg:width="0.0764in" svg:height="0.0669in" svg:x="2.474in" svg:y="0.0571in" svg:viewBox="0 0 195 171" svg:d="M30 39c0 34 0 68 0 103 0 17-5 17-30 17 0 3 0 8 0 12 13 0 33-1 43-1 11 0 31 1 44 1 0-4 0-9 0-12-27 0-31 0-31-17 0-24 0-48 0-71 0-40 28-62 53-62 24 0 28 21 28 43 0 30 0 59 0 90 0 17-4 17-30 17 0 3 0 8 0 12 14 0 34-1 44-1s30 1 44 1c0-4 0-9 0-12-21 0-31 0-31-11 0-26 0-50 0-74 0-33 0-45-12-60-6-6-18-14-41-14-27 0-46 17-57 41 0-13 0-28 0-41-18 1-36 3-54 4 0 5 0 8 0 13 26 0 30 3 30 22z"><text:p/></draw:path><draw:path draw:style-name="gr1059" draw:text-style-name="P99" svg:width="0.0346in" svg:height="0.1516in" svg:x="2.5689in" svg:y="0.0094in" svg:viewBox="0 0 89 386" svg:d="M89 382c0-1 0-1-7-8-48-50-60-122-60-180 0-67 14-134 62-183 5-4 5-5 5-7 0-3-1-4-3-4-5 0-40 26-62 76-20 42-24 85-24 118 0 29 3 75 25 119 23 48 56 73 61 73 2 0 3-1 3-4z"><text:p/></draw:path><draw:path draw:style-name="gr1059" draw:text-style-name="P99" svg:width="0.0752in" svg:height="0.0685in" svg:x="2.6173in" svg:y="0.0571in" svg:viewBox="0 0 192 175" svg:d="M118 54c2-10 11-45 38-45 1 0 11 0 19 5-11 1-19 11-19 21 0 6 5 14 16 14 7 0 20-8 20-24 0-19-23-25-36-25-22 0-36 21-41 30-9-26-30-30-41-30-40 0-63 51-63 60 0 4 4 4 5 4 4 0 5-1 5-4 13-41 38-51 52-51 7 0 20 3 20 26 0 11-6 38-20 92-6 24-20 40-37 40-2 0-11 0-20-5 10-2 19-10 19-21s-9-13-14-13c-12 0-21 10-21 22 0 18 19 25 36 25 26 0 39-26 41-29 4 14 18 29 41 29 40 0 62-49 62-59 0-3-3-3-5-3-3 0-3 1-5 3-13 42-39 51-51 51-16 0-21-13-21-26 0-8 2-16 6-34 5-18 9-35 14-53z"><text:p/></draw:path><draw:path draw:style-name="gr1059" draw:text-style-name="P99" svg:width="0.035in" svg:height="0.1516in" svg:x="2.7083in" svg:y="0.0094in" svg:viewBox="0 0 90 386" svg:d="M90 194c0-31-4-77-25-121-24-48-57-73-61-73-2 0-4 2-4 4s0 3 8 9c37 39 59 100 59 181 0 65-14 133-62 181-5 6-5 6-5 7 0 2 2 4 4 4 4 0 39-26 62-76 20-42 24-85 24-116z"><text:p/></draw:path></draw:g></text:span><text:span text:style-name="T72"><text:s/>זיווג מוגדר היטב. </text:span></text:p>
      <text:p text:style-name="P46"><text:span text:style-name="T46">מוגדר היטב:</text:span><text:span text:style-name="T49"> יהי </text:span><text:span text:style-name="T49"><draw:g text:anchor-type="as-char" svg:y="-0.1252in" draw:z-index="183" draw:name="Shape199" draw:style-name="gr1057"><svg:title>TexMaths</svg:title><svg:desc>11§inline§[x]_T, [y]_T \in \R^2 / T§svg§600§FALSE§</svg:desc><draw:path draw:style-name="gr1058" draw:text-style-name="P98" svg:width="1.1264in" svg:height="0.1476in" svg:x="0in" svg:y="0.0067in" svg:viewBox="0 0 2862 376" svg:d="M1432 376c-478 0-955 0-1432 0 0-126 0-251 0-376 954 0 1908 0 2862 0 0 125 0 250 0 376-477 0-953 0-1430 0z"><text:p/></draw:path><draw:path draw:style-name="gr1059" draw:text-style-name="P99" svg:width="0.0205in" svg:height="0.1512in" svg:x="0.0102in" svg:y="0.0098in" svg:viewBox="0 0 53 385" svg:d="M53 385c0-5 0-9 0-15-12 0-26 0-38 0 0-119 0-236 0-355 12 0 26 0 38 0 0-5 0-10 0-15-18 0-35 0-53 0 0 128 0 257 0 385 18 0 35 0 53 0z"><text:p/></draw:path><draw:path draw:style-name="gr1059" draw:text-style-name="P99" svg:width="0.0752in" svg:height="0.0685in" svg:x="0.039in" svg:y="0.0571in" svg:viewBox="0 0 192 175" svg:d="M118 54c2-10 11-45 38-45 2 0 11 0 20 5-11 1-19 11-19 21 0 6 5 13 15 13 8 0 20-7 20-23 0-20-23-25-36-25-22 0-35 21-41 30-8-26-29-30-41-30-40 0-62 51-62 59 0 5 3 5 4 5 4 0 5-1 6-5 13-40 38-50 52-50 6 0 21 3 21 26 0 11-7 37-21 91-7 24-20 40-38 40-2 0-11 0-18-5 9-2 17-9 17-20s-8-14-14-14c-11 0-21 10-21 22 0 18 20 26 36 26 26 0 40-27 41-30 4 14 19 30 42 30 39 0 61-50 61-60 0-3-3-3-4-3-3 0-4 1-6 3-12 42-38 51-50 51-16 0-22-12-22-25 0-8 2-17 6-34 5-18 9-36 14-53z"><text:p/></draw:path><draw:path draw:style-name="gr1059" draw:text-style-name="P99" svg:width="0.0205in" svg:height="0.1512in" svg:x="0.1248in" svg:y="0.0098in" svg:viewBox="0 0 53 385" svg:d="M53 0c-18 0-35 0-53 0 0 5 0 10 0 15 12 0 25 0 37 0 0 119 0 236 0 355-12 0-25 0-37 0 0 6 0 10 0 15 18 0 35 0 53 0 0-128 0-257 0-385z"><text:p/></draw:path><draw:path draw:style-name="gr1059" draw:text-style-name="P99" svg:width="0.0787in" svg:height="0.0713in" svg:x="0.1685in" svg:y="0.0756in" svg:viewBox="0 0 201 182" svg:d="M120 19c1-8 2-8 8-9 2 0 11 0 16 0 17 0 23 0 31 2 12 3 12 11 12 21 0 4 0 8-2 22 0 1 0 2 0 3 0 2 2 3 4 3 5 0 5-2 6-6 2-18 4-34 6-52 0-3-2-3-7-3-55 0-112 0-167 0-6 0-7 0-9 5-6 17-11 32-17 49 0 1-1 3-1 4s0 3 4 3 5-1 6-6c15-43 25-45 66-45 3 0 8 0 11 0 9 0 9 0 9 2s0 2-1 6c-13 47-25 94-37 141-2 10-3 13-31 13-9 0-12 0-12 6 0 1 0 4 5 4 7 0 15-1 23-1s15 0 23 0 16 0 24 0 16 1 23 1c2 0 6 0 6-6 0-4-2-4-11-4-5 0-10 0-16-1-8 0-10-1-10-4 0-2 0-2 2-7 12-47 24-94 36-141z"><text:p/></draw:path><draw:path draw:style-name="gr1059" draw:text-style-name="P99" svg:width="0.0173in" svg:height="0.0449in" svg:x="0.2728in" svg:y="0.1083in" svg:viewBox="0 0 45 115" svg:d="M45 41c0-26-10-41-25-41-12 0-20 10-20 21 0 10 8 20 20 20 5 0 10-1 14-5 1-1 1-1 1-1 1 0 1 0 1 6 0 28-13 51-26 63-5 5-5 6-5 7 0 2 3 4 5 4 4 0 35-29 35-74z"><text:p/></draw:path><draw:path draw:style-name="gr1059" draw:text-style-name="P99" svg:width="0.0205in" svg:height="0.1512in" svg:x="0.3449in" svg:y="0.0098in" svg:viewBox="0 0 53 385" svg:d="M53 385c0-5 0-9 0-15-12 0-26 0-38 0 0-119 0-236 0-355 12 0 26 0 38 0 0-5 0-10 0-15-18 0-35 0-53 0 0 128 0 257 0 385 18 0 35 0 53 0z"><text:p/></draw:path><draw:path draw:style-name="gr1059" draw:text-style-name="P99" svg:width="0.0697in" svg:height="0.0976in" svg:x="0.3736in" svg:y="0.0571in" svg:viewBox="0 0 178 249" svg:d="M177 24c1-5 1-6 1-9 0-7-5-11-11-11-3 0-10 3-13 9-1 1-4 13-6 20-2 11-5 21-7 32-6 23-12 46-18 69-1 5-17 32-44 32-19 0-23-17-23-31 0-17 7-42 20-76 5-15 8-19 8-27 0-18-14-32-32-32-38 0-52 56-52 59 0 5 4 5 5 5 4 0 5-1 6-8 11-35 26-47 40-47 3 0 9 0 9 12 0 10-4 20-6 27-16 41-23 63-23 80 0 36 24 47 47 47 15 0 29-7 40-18-6 21-10 40-26 59-10 14-25 24-43 24-5 0-23-1-29-15 6 0 12 0 16-5 5-4 9-8 9-16 0-12-11-13-14-13-10 0-22 6-22 25s16 33 40 33c40 0 80-35 91-78 12-49 25-97 37-147z"><text:p/></draw:path><draw:path draw:style-name="gr1059" draw:text-style-name="P99" svg:width="0.0205in" svg:height="0.1512in" svg:x="0.4528in" svg:y="0.0098in" svg:viewBox="0 0 53 385" svg:d="M53 0c-18 0-35 0-53 0 0 5 0 10 0 15 12 0 25 0 37 0 0 119 0 236 0 355-12 0-25 0-37 0 0 6 0 10 0 15 18 0 35 0 53 0 0-128 0-257 0-385z"><text:p/></draw:path><draw:path draw:style-name="gr1059" draw:text-style-name="P99" svg:width="0.0791in" svg:height="0.0713in" svg:x="0.4961in" svg:y="0.0756in" svg:viewBox="0 0 202 182" svg:d="M120 19c2-8 2-8 9-9 1 0 11 0 16 0 17 0 23 0 30 2 12 3 13 11 13 21 0 4 0 8-2 22 0 1-1 2-1 3 0 2 2 3 5 3 4 0 5-2 5-6 2-18 5-34 7-52 0-3-3-3-7-3-56 0-111 0-168 0-6 0-6 0-8 5-6 17-11 32-17 49-1 1-2 3-2 4s1 3 4 3c5 0 5-1 7-6 15-43 24-45 65-45 4 0 8 0 12 0 8 0 8 0 8 2s0 2-1 6c-13 47-24 94-36 141-2 10-3 13-32 13-9 0-12 0-12 6 0 1 1 4 5 4 7 0 15-1 23-1s17 0 24 0c8 0 17 0 24 0s16 1 22 1c2 0 7 0 7-6 0-4-2-4-11-4-6 0-11 0-16-1-9 0-9-1-9-4 0-2 0-2 1-7 12-47 23-94 35-141z"><text:p/></draw:path><draw:path draw:style-name="gr1059" draw:text-style-name="P99" svg:width="0.0752in" svg:height="0.0874in" svg:x="0.6425in" svg:y="0.0425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1059" draw:text-style-name="P99" svg:width="0.1039in" svg:height="0.1035in" svg:x="0.7756in" svg:y="0.0209in" svg:viewBox="0 0 265 264" svg:d="M98 143c4 0 9 0 13 0 20 29 39 59 58 89 4 6 14 22 18 27 2 5 3 5 12 5 18 0 36 0 54 0 7 0 12 0 12-7 0-3-2-6-5-7-15-3-33-28-43-40-3-5-22-30-48-72 34-5 67-20 67-66 0-53-56-72-102-72-41 0-80 0-121 0-6 0-13 0-13 7 0 6 8 6 11 6 22 0 23 3 23 22 0 65 0 129 0 193 0 19-1 22-23 22-3 0-11 0-11 7s7 7 13 7c35 0 71 0 106 0 7 0 13 0 13-7s-7-7-11-7c-22 0-23-3-23-22 0-28 0-57 0-85zM172 124c11-14 12-35 12-52 0-18-3-38-15-54 16 3 54 15 54 54 0 25-11 44-51 52zM98 34c0-8 0-21 23-21 33 0 49 14 49 59 0 50-12 58-72 58 0-32 0-64 0-96zM45 250c3-6 3-17 3-20 0-65 0-130 0-195 0-4 0-14-3-22 14 0 30 0 44 0-5 7-5 14-5 20 0 66 0 131 0 197 0 3 0 14 3 20-14 0-28 0-42 0zM128 143c2 0 4-1 6-1 7 0 14 0 21-1 6 8 47 78 79 109-12 0-25 0-37 0-23-36-46-71-69-107z"><text:p/></draw:path><draw:path draw:style-name="gr1059" draw:text-style-name="P99" svg:width="0.0465in" svg:height="0.0701in" svg:x="0.8902in" svg:y="0.0004in" svg:viewBox="0 0 119 179" svg:d="M119 130c-4 0-6 0-9 0-1 6-3 22-7 25-2 1-23 1-27 1-17 0-33 0-50 0 29-25 38-32 54-45 20-15 39-33 39-58 0-33-29-53-63-53s-56 24-56 48c0 15 11 16 14 16 7 0 15-5 15-15 0-5-3-14-17-14 9-20 28-25 40-25 27 0 41 21 41 43 0 23-17 41-26 51-22 21-43 43-65 64-2 3-2 3-2 11 37 0 74 0 111 0 2-16 6-33 8-49z"><text:p/></draw:path><draw:path draw:style-name="gr1059" draw:text-style-name="P99" svg:width="0.0591in" svg:height="0.1512in" svg:x="0.9598in" svg:y="0.0098in" svg:viewBox="0 0 151 385" svg:d="M148 15c3-5 3-6 3-7 0-4-4-8-8-8-3 0-6 1-7 4-45 122-89 244-134 366-2 6-2 7-2 8 0 4 3 7 8 7s6-3 8-9c44-120 88-241 132-361z"><text:p/></draw:path><draw:path draw:style-name="gr1059" draw:text-style-name="P99" svg:width="0.1031in" svg:height="0.102in" svg:x="1.0311in" svg:y="0.0217in" svg:viewBox="0 0 263 260" svg:d="M155 27c3-11 4-13 10-14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3-4 17-46 17-13 0-15 0-15 8 0 4 4 4 6 4 10 0 21 0 31 0 11 0 22-1 33-1s22 1 32 1c12 0 23 0 34 0 5 0 9 0 9-7 0-5-3-5-13-5s-16 0-25 0c-11-1-15-2-15-9 1-2 0-2 2-7 17-68 35-136 51-205z"><text:p/></draw:path></draw:g></text:span><text:span text:style-name="T49">, נניח </text:span><text:span text:style-name="T49"><draw:g text:anchor-type="as-char" svg:y="-0.1134in" draw:z-index="184" draw:name="Shape200" draw:style-name="gr1057"><svg:title>TexMaths</svg:title><svg:desc>11§inline§[x]_T \neq [y]_T§svg§600§FALSE§</svg:desc><draw:path draw:style-name="gr1058" draw:text-style-name="P98" svg:width="0.7024in" svg:height="0.1358in" svg:x="-0.0004in" svg:y="0.0071in" svg:viewBox="0 0 1785 346" svg:d="M893 346c-298 0-595 0-893 0 0-116 0-230 0-346 595 0 1190 0 1785 0 0 116 0 230 0 346-297 0-595 0-892 0z"><text:p/></draw:path><draw:path draw:style-name="gr1059" draw:text-style-name="P99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56in" svg:height="0.0685in" svg:x="0.038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1059" draw:text-style-name="P99" svg:width="0.0205in" svg:height="0.1512in" svg:x="0.124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87in" svg:height="0.0717in" svg:x="0.1681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3 47-25 94-37 142-2 10-3 13-32 13-8 0-12 0-12 5 0 1 1 5 6 5 6 0 15-1 23-1s15 0 23 0 16 0 24 0 16 1 23 1c2 0 6 0 6-7 0-3-2-3-11-3-5 0-10 0-16-1-8 0-10-1-10-5 0-2 1-2 2-6 12-48 24-95 36-142z"><text:p/></draw:path><draw:path draw:style-name="gr1059" draw:text-style-name="P99" svg:width="0.0756in" svg:height="0.1409in" svg:x="0.3228in" svg:y="0.0043in" svg:viewBox="0 0 193 359" svg:d="M189 15c3-5 4-6 4-7 0-2-3-8-8-8s-6 2-9 8c-57 112-115 223-173 336-3 5-3 6-3 7 0 4 2 8 8 8 4 0 5-2 7-8 59-112 116-223 174-336z"><text:p/></draw:path><draw:path draw:style-name="gr1059" draw:text-style-name="P99" svg:width="0.1004in" svg:height="0.0354in" svg:x="0.3102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1059" draw:text-style-name="P99" svg:width="0.0205in" svg:height="0.1512in" svg:x="0.4795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7in" svg:height="0.0976in" svg:x="0.5083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1059" draw:text-style-name="P99" svg:width="0.0205in" svg:height="0.1512in" svg:x="0.587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91in" svg:height="0.0717in" svg:x="0.6307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49"><text:s/>כלומר </text:span><text:span text:style-name="T49"><draw:g text:anchor-type="as-char" svg:y="-0.1043in" draw:z-index="185" draw:name="Shape201" draw:style-name="gr1057"><svg:title>TexMaths</svg:title><svg:desc>11§inline§\lnot xTy§svg§600§FALSE§</svg:desc><draw:path draw:style-name="gr1058" draw:text-style-name="P98" svg:width="0.3559in" svg:height="0.1177in" svg:x="-0.0004in" svg:y="0.0071in" svg:viewBox="0 0 905 300" svg:d="M0 0c302 0 603 0 905 0 0 100 0 200 0 300-302 0-603 0-905 0 0-100 0-200 0-300z"><text:p/></draw:path><draw:path draw:style-name="gr1059" draw:text-style-name="P99" svg:width="0.0843in" svg:height="0.0406in" svg:x="0in" svg:y="0.048in" svg:viewBox="0 0 215 104" svg:d="M215 14c0-12-1-14-14-14-63 0-124 0-187 0-6 0-14 0-14 8 0 7 8 7 14 7 62 0 124 0 186 0 0 25 0 49 0 74 0 8 0 15 8 15 7 0 7-7 7-15 0-25 0-49 0-75z"><text:p/></draw:path><draw:path draw:style-name="gr1059" draw:text-style-name="P99" svg:width="0.0752in" svg:height="0.0681in" svg:x="0.0972in" svg:y="0.0358in" svg:viewBox="0 0 192 174" svg:d="M118 54c3-10 12-45 38-45 2 0 11 0 20 5-11 1-19 11-19 21 0 6 4 14 14 14 9 0 21-8 21-24 0-19-22-25-35-25-23 0-36 21-41 30-9-26-30-30-41-30-41 0-63 51-63 60 0 4 3 2 4 4 4 0 5-1 6-4 13-41 38-51 52-51 7 0 20 3 20 26 0 11-6 38-20 92-7 24-20 40-37 40-2 0-11 0-19-5 9-2 18-10 18-21s-9-13-14-13c-12 0-22 10-22 22 0 18 20 24 36 24 27 0 40-25 41-28 4 14 19 28 42 28 39 0 61-48 61-58 0-4-3-4-4-4-4 0-5 2-5 4-13 42-39 51-51 51-16 0-21-13-21-26 0-9 2-16 6-34 5-18 8-35 13-53z"><text:p/></draw:path><draw:path draw:style-name="gr1059" draw:text-style-name="P99" svg:width="0.1031in" svg:height="0.102in" svg:x="0.1831in" svg:y="0in" svg:viewBox="0 0 263 260" svg:d="M156 28c2-11 4-14 9-15 3-1 16-1 24-1 39 0 56 1 56 32 0 6-1 21-2 31-1 1-2 6-2 7 0 2 2 5 5 5 4 0 4-3 6-9 3-22 6-45 9-67 2-2 2-5 2-7 0-4-4-4-10-4-72 0-143 0-215 0-9 0-9 0-13 8-7 23-15 45-23 68-1 2-2 6-2 7 0 2 2 4 5 4 4 0 4-2 6-9 21-59 32-66 89-66 4 0 10 0 14 0 11 0 11 1 11 5 0 2-1 6-1 7-17 69-34 138-51 206-5 14-6 18-47 18-14 0-16 0-16 8 0 4 4 4 6 4 11 0 21-1 32-1s22 0 33 0 21 0 32 0 23 1 33 1c4 0 9 0 9-7 0-5-3-5-13-5s-15 0-24 0c-11-1-15-2-15-9 0-2 0-2 1-7 18-68 34-136 52-204z"><text:p/></draw:path><draw:path draw:style-name="gr1059" draw:text-style-name="P99" svg:width="0.0697in" svg:height="0.0976in" svg:x="0.2937in" svg:y="0.0358in" svg:viewBox="0 0 178 249" svg:d="M177 24c1-5 1-6 1-9 0-7-6-11-11-11-4 0-10 3-13 9-1 1-5 13-6 20-3 11-5 21-7 31-6 23-12 46-18 71-2 5-19 32-44 32-20 0-24-17-24-31 0-18 7-42 20-76 6-16 7-20 7-28 0-18-12-32-31-32-37 0-51 56-51 60s3 2 4 4c5 0 5-1 7-8 10-35 25-47 38-47 4 0 10 0 10 12 0 10-3 20-6 28-16 40-22 62-22 80 0 35 24 45 47 45 14 0 27-5 38-16-4 18-9 38-25 58-10 13-24 24-42 24-5 0-23-1-29-15 6 0 11 0 16-6 5-3 8-7 8-15 0-12-10-13-14-13-9 0-22 5-22 25 0 19 17 33 41 33 40 0 80-35 91-78 12-49 24-98 37-147z"><text:p/></draw:path></draw:g></text:span><text:span text:style-name="T49">. </text:span><text:span text:style-name="T49"><draw:g text:anchor-type="as-char" svg:y="-0.1134in" draw:z-index="186" draw:name="Shape202" draw:style-name="gr1057"><svg:title>TexMaths</svg:title><svg:desc>11§inline§h(x) = \sin(x) \neq \sin(y) = h(y)§svg§600§FALSE§</svg:desc><draw:path draw:style-name="gr1058" draw:text-style-name="P98" svg:width="1.9335in" svg:height="0.1354in" svg:x="-0.0004in" svg:y="0.0071in" svg:viewBox="0 0 4912 345" svg:d="M0 0c1638 0 3274 0 4912 0 0 115 0 230 0 345-1638 0-3274 0-4912 0 0-115 0-230 0-345z"><text:p/></draw:path><draw:path draw:style-name="gr1059" draw:text-style-name="P99" svg:width="0.0744in" svg:height="0.1059in" svg:x="0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1059" draw:text-style-name="P99" svg:width="0.035in" svg:height="0.1508in" svg:x="0.0945in" svg:y="0in" svg:viewBox="0 0 90 384" svg:d="M90 380c0-1 0-1-6-8-49-48-61-121-61-179 0-67 14-135 62-183 5-4 5-4 5-7 0-2-2-3-4-3-4 0-39 26-62 75-20 43-24 86-24 118 0 28 4 76 25 119 24 47 57 72 61 72 2 0 4-1 4-4z"><text:p/></draw:path><draw:path draw:style-name="gr1059" draw:text-style-name="P99" svg:width="0.0752in" svg:height="0.0681in" svg:x="0.1429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1059" draw:text-style-name="P99" svg:width="0.035in" svg:height="0.1508in" svg:x="0.2343in" svg:y="0in" svg:viewBox="0 0 90 384" svg:d="M90 193c0-30-4-77-26-120-23-48-56-73-61-73-2 0-3 1-3 3 0 3 0 3 8 10 37 38 59 99 59 180 0 65-14 132-62 181-5 5-5 5-5 6 0 3 1 4 3 4 5 0 40-26 62-75 20-43 25-85 25-116z"><text:p/></draw:path><draw:path draw:style-name="gr1059" draw:text-style-name="P99" svg:width="0.1008in" svg:height="0.035in" svg:x="0.3358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1059" draw:text-style-name="P99" svg:width="0.0492in" svg:height="0.0689in" svg:x="0.4929in" svg:y="0.0453in" svg:viewBox="0 0 126 176" svg:d="M67 98c9 1 41 8 41 35 0 20-15 35-44 35-32 0-46-22-54-55-1-5-1-6-6-6-4 0-4 2-4 10 0 16 0 33 0 50 0 7 0 9 4 9 1 0 3 0 9-8 1 0 1-1 8-8 17 16 35 16 43 16 44 0 62-25 62-53 0-21-12-32-16-37-13-12-28-16-44-18-22-4-47-10-47-32 0-13 10-29 43-29 42 0 44 35 45 47 0 3 3 2 4 3 6 0 6-2 6-10 0-13 0-25 0-38 0-7 0-9-5-9-2 0-2 0-8 4-1 2-5 5-6 6-14-10-31-10-36-10-48 0-62 25-62 47 0 14 5 25 16 32 13 11 24 13 51 19z"><text:p/></draw:path><draw:path draw:style-name="gr1059" draw:text-style-name="P99" svg:width="0.0327in" svg:height="0.1012in" svg:x="0.5528in" svg:y="0.0122in" svg:viewBox="0 0 84 258" svg:d="M56 88c-18 1-36 2-54 4 0 4 0 8 0 13 25 0 29 2 29 21 0 34 0 68 0 102 0 18-5 18-31 18 0 4 0 8 0 12 13-1 34-3 43-3 13 0 27 2 41 3 0-4 0-8 0-12-27 0-28-3-28-18 0-46 0-94 0-140zM57 21c0-12-9-21-20-21-12 0-21 11-21 21s9 20 21 20c11 0 20-8 20-20z"><text:p/></draw:path><draw:path draw:style-name="gr1059" draw:text-style-name="P99" svg:width="0.076in" svg:height="0.0669in" svg:x="0.5953in" svg:y="0.0453in" svg:viewBox="0 0 194 171" svg:d="M30 37c0 35 0 69 0 104 0 18-5 18-30 18 0 3 0 7 0 12 13-1 33-3 43-3s31 2 44 3c0-5 0-9 0-12-27 0-31 0-31-18 0-24 0-49 0-72 0-39 28-61 53-61 24 0 28 21 28 43 0 29 0 59 0 90 0 18-4 18-30 18 0 3 0 7 0 12 14-1 34-3 44-3s29 2 43 3c0-5 0-9 0-12-20 0-30 0-30-13 0-25 0-49 0-73 0-33 0-45-12-59-6-6-18-14-41-14-27 0-46 17-57 41 0-13 0-28 0-41-18 1-36 3-54 4 0 5 0 8 0 13 26 0 30 2 30 20z"><text:p/></draw:path><draw:path draw:style-name="gr1059" draw:text-style-name="P99" svg:width="0.035in" svg:height="0.1508in" svg:x="0.6894in" svg:y="0in" svg:viewBox="0 0 90 384" svg:d="M90 380c0-1 0-1-6-8-49-48-61-121-61-179 0-67 14-135 62-183 5-4 5-4 5-7 0-2-2-3-4-3-4 0-39 26-61 75-20 43-25 86-25 118 0 28 4 76 26 119 23 47 56 72 60 72 2 0 4-1 4-4z"><text:p/></draw:path><draw:path draw:style-name="gr1059" draw:text-style-name="P99" svg:width="0.0752in" svg:height="0.0681in" svg:x="0.7382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1059" draw:text-style-name="P99" svg:width="0.035in" svg:height="0.1508in" svg:x="0.8295in" svg:y="0in" svg:viewBox="0 0 90 384" svg:d="M90 193c0-30-4-77-26-120-23-48-56-73-60-73-2 0-4 1-4 3 0 3 0 3 8 10 37 38 59 99 59 180 0 65-14 132-62 181-5 5-5 5-5 6 0 3 2 4 4 4 4 0 39-26 61-75 20-43 25-85 25-116z"><text:p/></draw:path><draw:path draw:style-name="gr1059" draw:text-style-name="P99" svg:width="0.076in" svg:height="0.1406in" svg:x="0.9433in" svg:y="0.0043in" svg:viewBox="0 0 194 358" svg:d="M190 15c4-5 4-6 4-7 0-4-4-8-8-8-6 0-7 2-9 8-58 111-115 223-174 334-3 6-3 7-3 8 0 3 3 8 8 8 4 0 5-2 8-8 59-111 116-223 174-335z"><text:p/></draw:path><draw:path draw:style-name="gr1059" draw:text-style-name="P99" svg:width="0.1008in" svg:height="0.035in" svg:x="0.930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92in" svg:height="0.0689in" svg:x="1.0874in" svg:y="0.0453in" svg:viewBox="0 0 126 176" svg:d="M67 98c9 1 41 8 41 35 0 20-13 35-44 35-32 0-46-22-54-55-1-5-1-6-6-6-4 0-4 2-4 10 0 16 0 33 0 50 0 7 0 9 4 9 1 0 3 0 10-8 2-3 0-1 8-8 16 16 34 16 42 16 45 0 62-25 62-53 0-21-12-32-16-37-13-12-28-16-44-18-22-4-47-10-47-32 0-13 10-29 43-29 42 0 44 35 45 47 1 3 3 2 4 3 6 0 6-2 6-10 0-13 0-25 0-38 0-7 0-9-5-9-2 0-2 0-8 4-1 2-4 5-6 6-14-10-31-10-36-10-48 0-62 25-62 47 0 14 5 25 16 32 13 11 24 13 51 19z"><text:p/></draw:path><draw:path draw:style-name="gr1059" draw:text-style-name="P99" svg:width="0.0327in" svg:height="0.1012in" svg:x="1.1472in" svg:y="0.0122in" svg:viewBox="0 0 84 258" svg:d="M56 88c-18 1-36 2-54 4 0 4 0 8 0 13 25 0 29 2 29 21 0 34 0 68 0 102 0 18-5 18-31 18 0 4 0 8 0 12 13-1 34-3 43-3 13 0 27 2 41 3 0-4 0-8 0-12-27 0-28-3-28-18 0-46 0-94 0-140zM57 21c0-12-9-21-20-21-12 0-21 11-21 21s9 20 21 20c11 0 20-8 20-20z"><text:p/></draw:path><draw:path draw:style-name="gr1059" draw:text-style-name="P99" svg:width="0.076in" svg:height="0.0669in" svg:x="1.1898in" svg:y="0.0453in" svg:viewBox="0 0 194 171" svg:d="M30 37c0 35 0 69 0 104 0 18-5 18-30 18 0 3 0 7 0 12 13-1 33-3 43-3 11 0 31 2 44 3 0-5 0-9 0-12-27 0-31 0-31-18 0-24 0-49 0-72 0-39 28-61 53-61 24 0 28 21 28 43 0 29 0 59 0 90 0 18-4 18-30 18 0 3 0 7 0 12 14-1 34-3 44-3s30 2 43 3c0-5 0-9 0-12-20 0-30 0-30-13 0-25 0-49 0-73 0-33 0-45-12-59-6-6-18-14-41-14-27 0-46 17-57 41 0-13 0-28 0-41-18 1-36 3-54 4 0 5 0 8 0 13 26 0 30 2 30 20z"><text:p/></draw:path><draw:path draw:style-name="gr1059" draw:text-style-name="P99" svg:width="0.035in" svg:height="0.1508in" svg:x="1.2843in" svg:y="0in" svg:viewBox="0 0 90 384" svg:d="M90 380c0-1 0-1-6-8-49-48-61-121-61-179 0-67 14-135 62-183 5-4 5-4 5-7 0-2-1-3-4-3-4 0-39 26-61 75-20 43-25 86-25 118 0 28 4 76 26 119 23 47 56 72 60 72 3 0 4-1 4-4z"><text:p/></draw:path><draw:path draw:style-name="gr1059" draw:text-style-name="P99" svg:width="0.0697in" svg:height="0.0972in" svg:x="1.3331in" svg:y="0.0453in" svg:viewBox="0 0 178 248" svg:d="M176 23c2-5 2-5 2-9 0-6-5-10-12-10-3 0-10 3-13 8-1 2-3 14-6 21-2 10-5 20-7 31-6 23-12 46-18 69-1 6-18 33-43 33-20 0-24-17-24-32 0-17 7-40 20-75 5-16 7-20 7-28 0-17-12-31-31-31-37 0-51 56-51 59 0 4 3 4 4 4 4 0 5-1 6-7 11-36 26-48 39-48 4 0 10 0 10 13 0 9-4 20-6 26-16 41-23 63-23 82 0 34 24 45 47 45 15 0 29-7 40-17-6 20-10 38-26 58-10 13-25 25-43 25-5 0-23-2-29-16 6 0 12 0 17-5 4-4 8-9 8-16 0-11-11-13-14-13-9 0-22 6-22 25 0 18 16 33 40 33 40 0 81-36 91-77 12-50 25-99 37-148z"><text:p/></draw:path><draw:path draw:style-name="gr1059" draw:text-style-name="P99" svg:width="0.035in" svg:height="0.1508in" svg:x="1.4169in" svg:y="0in" svg:viewBox="0 0 90 384" svg:d="M90 193c0-30-4-77-25-120-23-48-57-73-61-73-2 0-4 1-4 3 0 3 0 3 8 10 37 38 59 99 59 180 0 65-14 132-62 181-5 5-5 5-5 6 0 3 2 4 4 4 4 0 39-26 62-75 20-43 24-85 24-116z"><text:p/></draw:path><draw:path draw:style-name="gr1059" draw:text-style-name="P99" svg:width="0.1008in" svg:height="0.035in" svg:x="1.518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1.6791in" svg:y="0.0071in" svg:viewBox="0 0 189 270" svg:d="M89 3c-1-1 0-3-4-3-9 0-38 2-48 3-3 0-7 1-7 8 0 4 3 4 10 4 17 0 18 4 18 7 0 2-1 6-1 8-19 73-37 147-56 221-1 6-1 6-1 9 0 9 8 10 11 10 7 0 12-5 14-10 2-9 6-19 8-29 2-11 5-23 8-35 2-8 5-15 6-24 1-2 5-16 5-18 1-3 13-25 26-35 9-7 21-14 37-14 17 0 21 13 21 27 0 21-15 62-24 85-3 9-5 14-5 22 0 18 14 31 32 31 36 0 50-56 50-60 0-3-3-3-4-3-4 0-4 1-6 7-5 21-18 48-39 48-7 0-9-4-9-13 0-10 3-19 6-28 6-16 24-60 24-83 0-25-16-41-44-41-25 0-43 12-58 30 10-42 20-83 30-124z"><text:p/></draw:path><draw:path draw:style-name="gr1059" draw:text-style-name="P99" svg:width="0.0346in" svg:height="0.1508in" svg:x="1.7732in" svg:y="0in" svg:viewBox="0 0 89 384" svg:d="M89 380c0-1 0-1-7-8-48-48-60-121-60-179 0-67 14-135 63-183 4-4 4-4 4-7 0-2-1-3-3-3-5 0-39 26-62 75-20 43-24 86-24 118 0 28 4 76 25 119 23 47 56 72 61 72 2 0 3-1 3-4z"><text:p/></draw:path><draw:path draw:style-name="gr1059" draw:text-style-name="P99" svg:width="0.0697in" svg:height="0.0972in" svg:x="1.822in" svg:y="0.0453in" svg:viewBox="0 0 178 248" svg:d="M176 23c2-5 2-5 2-9 0-6-5-10-11-10-4 0-11 3-14 8 0 2-3 14-6 21-2 10-5 20-7 31-6 23-12 46-18 69-1 6-18 33-43 33-20 0-24-17-24-32 0-17 7-40 20-75 6-16 7-20 7-28 0-17-12-31-31-31-37 0-51 56-51 59 0 4 3 4 4 4 4 0 5-1 7-7 10-36 25-48 38-48 4 0 10 0 10 13 0 9-4 20-6 26-16 41-22 63-22 82 0 34 24 45 46 45 15 0 29-7 40-17-6 20-10 38-26 58-10 13-24 25-43 25-5 0-22-2-28-16 5 0 11 0 16-5 4-4 8-9 8-16 0-11-11-13-14-13-9 0-22 6-22 25 0 18 17 33 40 33 41 0 81-36 92-77 12-50 24-99 36-148z"><text:p/></draw:path><draw:path draw:style-name="gr1059" draw:text-style-name="P99" svg:width="0.035in" svg:height="0.1508in" svg:x="1.9059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49"><text:s/>כדרוש. </text:span></text:p>
      <text:p text:style-name="P6"><text:span text:style-name="T9">חח"ע: </text:span><text:span text:style-name="T47">יהי </text:span><text:span text:style-name="T47"><draw:g text:anchor-type="as-char" svg:y="-0.1252in" draw:z-index="187" draw:name="Shape203" draw:style-name="gr1057"><svg:title>TexMaths</svg:title><svg:desc>11§inline§[x]_T, [y]_T \in \R^2 / T§svg§600§FALSE§</svg:desc><draw:path draw:style-name="gr1058" draw:text-style-name="P98" svg:width="1.1264in" svg:height="0.1476in" svg:x="0in" svg:y="0.0067in" svg:viewBox="0 0 2862 376" svg:d="M1432 376c-478 0-955 0-1432 0 0-126 0-251 0-376 954 0 1908 0 2862 0 0 125 0 250 0 376-477 0-953 0-1430 0z"><text:p/></draw:path><draw:path draw:style-name="gr1059" draw:text-style-name="P99" svg:width="0.0205in" svg:height="0.1512in" svg:x="0.0102in" svg:y="0.0098in" svg:viewBox="0 0 53 385" svg:d="M53 385c0-5 0-9 0-15-12 0-26 0-38 0 0-119 0-236 0-355 12 0 26 0 38 0 0-5 0-10 0-15-18 0-35 0-53 0 0 128 0 257 0 385 18 0 35 0 53 0z"><text:p/></draw:path><draw:path draw:style-name="gr1059" draw:text-style-name="P99" svg:width="0.0752in" svg:height="0.0685in" svg:x="0.039in" svg:y="0.0571in" svg:viewBox="0 0 192 175" svg:d="M118 54c2-10 11-45 38-45 2 0 11 0 20 5-11 1-19 11-19 21 0 6 5 13 15 13 8 0 20-7 20-23 0-20-23-25-36-25-22 0-35 21-41 30-8-26-29-30-41-30-40 0-62 51-62 59 0 5 3 5 4 5 4 0 5-1 6-5 13-40 38-50 52-50 6 0 21 3 21 26 0 11-7 37-21 91-7 24-20 40-38 40-2 0-11 0-18-5 9-2 17-9 17-20s-8-14-14-14c-11 0-21 10-21 22 0 18 20 26 36 26 26 0 40-27 41-30 4 14 19 30 42 30 39 0 61-50 61-60 0-3-3-3-4-3-3 0-4 1-6 3-12 42-38 51-50 51-16 0-22-12-22-25 0-8 2-17 6-34 5-18 9-36 14-53z"><text:p/></draw:path><draw:path draw:style-name="gr1059" draw:text-style-name="P99" svg:width="0.0205in" svg:height="0.1512in" svg:x="0.1248in" svg:y="0.0098in" svg:viewBox="0 0 53 385" svg:d="M53 0c-18 0-35 0-53 0 0 5 0 10 0 15 12 0 25 0 37 0 0 119 0 236 0 355-12 0-25 0-37 0 0 6 0 10 0 15 18 0 35 0 53 0 0-128 0-257 0-385z"><text:p/></draw:path><draw:path draw:style-name="gr1059" draw:text-style-name="P99" svg:width="0.0787in" svg:height="0.0713in" svg:x="0.1685in" svg:y="0.0756in" svg:viewBox="0 0 201 182" svg:d="M120 19c1-8 2-8 8-9 2 0 11 0 16 0 17 0 23 0 31 2 12 3 12 11 12 21 0 4 0 8-2 22 0 1 0 2 0 3 0 2 2 3 4 3 5 0 5-2 6-6 2-18 4-34 6-52 0-3-2-3-7-3-55 0-112 0-167 0-6 0-7 0-9 5-6 17-11 32-17 49 0 1-1 3-1 4s0 3 4 3 5-1 6-6c15-43 25-45 66-45 3 0 8 0 11 0 9 0 9 0 9 2s0 2-1 6c-13 47-25 94-37 141-2 10-3 13-31 13-9 0-12 0-12 6 0 1 0 4 5 4 7 0 15-1 23-1s15 0 23 0 16 0 24 0 16 1 23 1c2 0 6 0 6-6 0-4-2-4-11-4-5 0-10 0-16-1-8 0-10-1-10-4 0-2 0-2 2-7 12-47 24-94 36-141z"><text:p/></draw:path><draw:path draw:style-name="gr1059" draw:text-style-name="P99" svg:width="0.0173in" svg:height="0.0449in" svg:x="0.2728in" svg:y="0.1083in" svg:viewBox="0 0 45 115" svg:d="M45 41c0-26-10-41-25-41-12 0-20 10-20 21 0 10 8 20 20 20 5 0 10-1 14-5 1-1 1-1 1-1 1 0 1 0 1 6 0 28-13 51-26 63-5 5-5 6-5 7 0 2 3 4 5 4 4 0 35-29 35-74z"><text:p/></draw:path><draw:path draw:style-name="gr1059" draw:text-style-name="P99" svg:width="0.0205in" svg:height="0.1512in" svg:x="0.3449in" svg:y="0.0098in" svg:viewBox="0 0 53 385" svg:d="M53 385c0-5 0-9 0-15-12 0-26 0-38 0 0-119 0-236 0-355 12 0 26 0 38 0 0-5 0-10 0-15-18 0-35 0-53 0 0 128 0 257 0 385 18 0 35 0 53 0z"><text:p/></draw:path><draw:path draw:style-name="gr1059" draw:text-style-name="P99" svg:width="0.0697in" svg:height="0.0976in" svg:x="0.3736in" svg:y="0.0571in" svg:viewBox="0 0 178 249" svg:d="M177 24c1-5 1-6 1-9 0-7-5-11-11-11-3 0-10 3-13 9-1 1-4 13-6 20-2 11-5 21-7 32-6 23-12 46-18 69-1 5-17 32-44 32-19 0-23-17-23-31 0-17 7-42 20-76 5-15 8-19 8-27 0-18-14-32-32-32-38 0-52 56-52 59 0 5 4 5 5 5 4 0 5-1 6-8 11-35 26-47 40-47 3 0 9 0 9 12 0 10-4 20-6 27-16 41-23 63-23 80 0 36 24 47 47 47 15 0 29-7 40-18-6 21-10 40-26 59-10 14-25 24-43 24-5 0-23-1-29-15 6 0 12 0 16-5 5-4 9-8 9-16 0-12-11-13-14-13-10 0-22 6-22 25s16 33 40 33c40 0 80-35 91-78 12-49 25-97 37-147z"><text:p/></draw:path><draw:path draw:style-name="gr1059" draw:text-style-name="P99" svg:width="0.0205in" svg:height="0.1512in" svg:x="0.4528in" svg:y="0.0098in" svg:viewBox="0 0 53 385" svg:d="M53 0c-18 0-35 0-53 0 0 5 0 10 0 15 12 0 25 0 37 0 0 119 0 236 0 355-12 0-25 0-37 0 0 6 0 10 0 15 18 0 35 0 53 0 0-128 0-257 0-385z"><text:p/></draw:path><draw:path draw:style-name="gr1059" draw:text-style-name="P99" svg:width="0.0791in" svg:height="0.0713in" svg:x="0.4961in" svg:y="0.0756in" svg:viewBox="0 0 202 182" svg:d="M120 19c2-8 2-8 9-9 1 0 11 0 16 0 17 0 23 0 30 2 12 3 13 11 13 21 0 4 0 8-2 22 0 1-1 2-1 3 0 2 2 3 5 3 4 0 5-2 5-6 2-18 5-34 7-52 0-3-3-3-7-3-56 0-111 0-168 0-6 0-6 0-8 5-6 17-11 32-17 49-1 1-2 3-2 4s1 3 4 3c5 0 5-1 7-6 15-43 24-45 65-45 4 0 8 0 12 0 8 0 8 0 8 2s0 2-1 6c-13 47-24 94-36 141-2 10-3 13-32 13-9 0-12 0-12 6 0 1 1 4 5 4 7 0 15-1 23-1s17 0 24 0c8 0 17 0 24 0s16 1 22 1c2 0 7 0 7-6 0-4-2-4-11-4-6 0-11 0-16-1-9 0-9-1-9-4 0-2 0-2 1-7 12-47 23-94 35-141z"><text:p/></draw:path><draw:path draw:style-name="gr1059" draw:text-style-name="P99" svg:width="0.0752in" svg:height="0.0874in" svg:x="0.6425in" svg:y="0.0425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1059" draw:text-style-name="P99" svg:width="0.1039in" svg:height="0.1035in" svg:x="0.7756in" svg:y="0.0209in" svg:viewBox="0 0 265 264" svg:d="M98 143c4 0 9 0 13 0 20 29 39 59 58 89 4 6 14 22 18 27 2 5 3 5 12 5 18 0 36 0 54 0 7 0 12 0 12-7 0-3-2-6-5-7-15-3-33-28-43-40-3-5-22-30-48-72 34-5 67-20 67-66 0-53-56-72-102-72-41 0-80 0-121 0-6 0-13 0-13 7 0 6 8 6 11 6 22 0 23 3 23 22 0 65 0 129 0 193 0 19-1 22-23 22-3 0-11 0-11 7s7 7 13 7c35 0 71 0 106 0 7 0 13 0 13-7s-7-7-11-7c-22 0-23-3-23-22 0-28 0-57 0-85zM172 124c11-14 12-35 12-52 0-18-3-38-15-54 16 3 54 15 54 54 0 25-11 44-51 52zM98 34c0-8 0-21 23-21 33 0 49 14 49 59 0 50-12 58-72 58 0-32 0-64 0-96zM45 250c3-6 3-17 3-20 0-65 0-130 0-195 0-4 0-14-3-22 14 0 30 0 44 0-5 7-5 14-5 20 0 66 0 131 0 197 0 3 0 14 3 20-14 0-28 0-42 0zM128 143c2 0 4-1 6-1 7 0 14 0 21-1 6 8 47 78 79 109-12 0-25 0-37 0-23-36-46-71-69-107z"><text:p/></draw:path><draw:path draw:style-name="gr1059" draw:text-style-name="P99" svg:width="0.0465in" svg:height="0.0701in" svg:x="0.8902in" svg:y="0.0004in" svg:viewBox="0 0 119 179" svg:d="M119 130c-4 0-6 0-9 0-1 6-3 22-7 25-2 1-23 1-27 1-17 0-33 0-50 0 29-25 38-32 54-45 20-15 39-33 39-58 0-33-29-53-63-53s-56 24-56 48c0 15 11 16 14 16 7 0 15-5 15-15 0-5-3-14-17-14 9-20 28-25 40-25 27 0 41 21 41 43 0 23-17 41-26 51-22 21-43 43-65 64-2 3-2 3-2 11 37 0 74 0 111 0 2-16 6-33 8-49z"><text:p/></draw:path><draw:path draw:style-name="gr1059" draw:text-style-name="P99" svg:width="0.0591in" svg:height="0.1512in" svg:x="0.9598in" svg:y="0.0098in" svg:viewBox="0 0 151 385" svg:d="M148 15c3-5 3-6 3-7 0-4-4-8-8-8-3 0-6 1-7 4-45 122-89 244-134 366-2 6-2 7-2 8 0 4 3 7 8 7s6-3 8-9c44-120 88-241 132-361z"><text:p/></draw:path><draw:path draw:style-name="gr1059" draw:text-style-name="P99" svg:width="0.1031in" svg:height="0.102in" svg:x="1.0311in" svg:y="0.0217in" svg:viewBox="0 0 263 260" svg:d="M155 27c3-11 4-13 10-14 3-1 15-1 24-1 39 0 56 1 56 32 0 5-1 21-3 31 0 1-1 5-1 6 0 2 1 6 4 6 5 0 6-4 7-9 3-22 6-45 10-67 0-2 1-6 1-7 0-4-5-4-11-4-72 0-143 0-215 0-8 0-8 0-12 8-7 23-15 45-23 68-1 2-2 5-2 6 0 3 2 5 4 5 5 0 5-2 7-9 21-59 31-66 88-66 5 0 10 0 15 0 11 0 11 1 11 4s-1 7-2 8c-17 69-34 137-52 207-3 13-4 17-46 17-13 0-15 0-15 8 0 4 4 4 6 4 10 0 21 0 31 0 11 0 22-1 33-1s22 1 32 1c12 0 23 0 34 0 5 0 9 0 9-7 0-5-3-5-13-5s-16 0-25 0c-11-1-15-2-15-9 1-2 0-2 2-7 17-68 35-136 51-205z"><text:p/></draw:path></draw:g></text:span><text:span text:style-name="T47">, נניח </text:span><text:span text:style-name="T47"><draw:g text:anchor-type="as-char" svg:y="-0.1134in" draw:z-index="188" draw:name="Shape204" draw:style-name="gr1057"><svg:title>TexMaths</svg:title><svg:desc>11§inline§h([x]_T) = h([y]_T)§svg§600§FALSE§</svg:desc><draw:path draw:style-name="gr1058" draw:text-style-name="P98" svg:width="1.111in" svg:height="0.1358in" svg:x="-0.0004in" svg:y="0.0071in" svg:viewBox="0 0 2823 346" svg:d="M1412 346c-471 0-941 0-1412 0 0-116 0-230 0-346 941 0 1882 0 2823 0 0 116 0 230 0 346-471 0-941 0-1411 0z"><text:p/></draw:path><draw:path draw:style-name="gr1059" draw:text-style-name="P99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1059" draw:text-style-name="P99" svg:width="0.035in" svg:height="0.1512in" svg:x="0.0945in" svg:y="0in" svg:viewBox="0 0 90 385" svg:d="M90 381c0-1 0-1-6-8-49-49-61-122-61-179 0-68 14-136 62-183 5-5 5-5 5-7 0-3-1-4-4-4-4 0-39 26-61 76-20 42-25 85-25 118 0 28 4 75 26 119 23 47 56 72 60 72 3 0 4-1 4-4z"><text:p/></draw:path><draw:path draw:style-name="gr1059" draw:text-style-name="P99" svg:width="0.0205in" svg:height="0.1512in" svg:x="0.1567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52in" svg:height="0.0685in" svg:x="0.1854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1059" draw:text-style-name="P99" svg:width="0.0209in" svg:height="0.1512in" svg:x="0.2713in" svg:y="0in" svg:viewBox="0 0 54 385" svg:d="M54 0c-18 0-36 0-54 0 0 6 0 10 0 15 13 0 25 0 38 0 0 118 0 237 0 355-13 0-25 0-38 0 0 5 0 10 0 15 18 0 36 0 54 0 0-128 0-256 0-385z"><text:p/></draw:path><draw:path draw:style-name="gr1059" draw:text-style-name="P99" svg:width="0.0791in" svg:height="0.0717in" svg:x="0.315in" svg:y="0.0634in" svg:viewBox="0 0 202 183" svg:d="M120 19c2-8 2-9 8-9 2 0 11 0 16 0 17 0 24 0 31 2 12 3 12 11 12 21 0 4 0 8-1 22 0 1-1 2-1 3 0 3 2 4 4 4 5 0 5-3 6-7 2-18 5-34 7-52 0-3-3-3-8-3-55 0-112 0-167 0-6 0-7 0-8 6-6 15-12 31-18 47 0 1-1 4-1 5s0 4 4 4 5-1 6-7c15-43 25-45 66-45 3 0 8 0 11 0 9 0 9 0 9 2s0 2-1 6c-13 47-25 94-37 142-2 10-2 13-31 13-9 0-12 0-12 5 0 1 0 5 5 5 7 0 15-1 23-1s15 0 23 0 16 0 24 0 16 1 23 1c2 0 7 0 7-7 0-3-3-3-11-3-6 0-11 0-17-1-8 0-10-1-10-5 0-2 0-2 2-6 12-48 24-95 36-142z"><text:p/></draw:path><draw:path draw:style-name="gr1059" draw:text-style-name="P99" svg:width="0.0346in" svg:height="0.1512in" svg:x="0.415in" svg:y="0in" svg:viewBox="0 0 89 385" svg:d="M89 194c0-31-4-77-25-121-23-48-56-73-61-73-2 0-3 2-3 4s0 2 7 9c38 38 60 99 60 181 0 64-14 132-63 180-4 6-4 6-4 7 0 2 1 4 3 4 5 0 39-26 62-76 20-41 24-84 24-115z"><text:p/></draw:path><draw:path draw:style-name="gr1059" draw:text-style-name="P99" svg:width="0.1004in" svg:height="0.0354in" svg:x="0.51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744in" svg:height="0.1063in" svg:x="0.676in" svg:y="0.0071in" svg:viewBox="0 0 190 271" svg:d="M90 4c0-1 0-4-5-4-9 0-38 3-48 3-3 1-7 1-7 8 0 6 4 6 10 6 18 0 18 2 18 6 0 2-1 6-1 8-19 74-37 147-56 220-1 6-1 7-1 9 0 9 8 11 11 11 7 0 13-5 14-10 2-10 6-20 8-30 3-11 5-22 9-33 2-9 4-17 6-26 0-2 4-15 5-18s12-24 25-35c9-6 21-13 37-13 17 0 21 13 21 26 0 21-14 64-24 86-2 9-4 13-4 21 0 19 13 32 32 32 36 0 50-56 50-60 0-3-4-3-5-3-4 0-4 1-6 7-5 20-17 47-39 47-7 0-9-3-9-12 0-10 3-19 6-28 7-15 25-61 25-83 0-26-16-42-45-42-25 0-43 12-58 30 10-41 21-82 31-123z"><text:p/></draw:path><draw:path draw:style-name="gr1059" draw:text-style-name="P99" svg:width="0.0346in" svg:height="0.1512in" svg:x="0.7705in" svg:y="0in" svg:viewBox="0 0 89 385" svg:d="M89 381c0-1 0-1-5-8-49-49-62-122-62-179 0-68 15-136 63-183 4-5 4-5 4-7 0-3-1-4-3-4-5 0-39 26-62 76-20 42-24 85-24 118 0 28 4 75 25 119 23 47 56 72 61 72 2 0 3-1 3-4z"><text:p/></draw:path><draw:path draw:style-name="gr1059" draw:text-style-name="P99" svg:width="0.0205in" svg:height="0.1512in" svg:x="0.8323in" svg:y="0in" svg:viewBox="0 0 53 385" svg:d="M53 385c0-5 0-10 0-15-12 0-26 0-38 0 0-118 0-237 0-355 12 0 26 0 38 0 0-5 0-9 0-15-18 0-35 0-53 0 0 129 0 257 0 385 18 0 35 0 53 0z"><text:p/></draw:path><draw:path draw:style-name="gr1059" draw:text-style-name="P99" svg:width="0.0697in" svg:height="0.0976in" svg:x="0.861in" svg:y="0.0453in" svg:viewBox="0 0 178 249" svg:d="M176 24c2-5 2-6 2-9 0-7-5-11-12-11-3 0-10 3-13 8-1 2-3 14-6 21-2 10-5 21-7 31-6 23-12 46-18 69-1 7-18 33-43 33-20 0-24-16-24-31 0-17 7-41 20-76 5-15 7-19 7-27 0-18-12-32-31-32-37 0-51 56-51 59 0 5 3 5 4 5 4 0 5-1 6-8 11-36 26-47 39-47 4 0 10 0 10 12 0 10-4 20-6 27-16 41-23 63-23 81 0 34 25 46 47 46 15 0 29-7 40-18-6 20-10 40-26 59-10 13-25 24-43 24-5 0-22-1-28-15 5 0 11 0 16-6 4-3 8-8 8-14 0-12-11-13-14-13-9 0-22 5-22 24s16 33 40 33c40 0 81-35 91-77 12-50 25-99 37-148z"><text:p/></draw:path><draw:path draw:style-name="gr1059" draw:text-style-name="P99" svg:width="0.0205in" svg:height="0.1512in" svg:x="0.9402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91in" svg:height="0.0717in" svg:x="0.9835in" svg:y="0.0634in" svg:viewBox="0 0 202 183" svg:d="M120 19c2-8 3-9 9-9 1 0 11 0 16 0 17 0 23 0 30 2 12 3 13 11 13 21 0 4 0 8-2 22 0 1 0 2 0 3 0 3 1 4 4 4 5 0 5-3 6-7 2-18 4-34 6-52 0-3-3-3-7-3-55 0-111 0-166 0-8 0-8 0-10 6-6 15-11 31-17 47-1 1-2 4-2 5s1 4 5 4 4-1 6-7c15-43 24-45 66-45 3 0 8 0 11 0 8 0 9 0 9 2s0 2-1 6c-12 47-25 94-37 142-2 10-3 13-32 13-9 0-12 0-12 5 0 1 1 5 5 5 7 0 16-1 24-1 7 0 15 0 23 0s17 0 24 0c8 0 16 1 23 1 1 0 6 0 6-7 0-3-2-3-11-3-6 0-10 0-16-1-9 0-9-1-9-5 0-2 0-2 1-6 12-48 23-95 35-142z"><text:p/></draw:path><draw:path draw:style-name="gr1059" draw:text-style-name="P99" svg:width="0.035in" svg:height="0.1512in" svg:x="1.0835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47"><text:s/>ונוכיח </text:span><text:span text:style-name="T47"><draw:g text:anchor-type="as-char" svg:y="-0.1134in" draw:z-index="189" draw:name="Shape205" draw:style-name="gr1057"><svg:title>TexMaths</svg:title><svg:desc>11§inline§[x]_T = [y]_T§svg§600§FALSE§</svg:desc><draw:path draw:style-name="gr1058" draw:text-style-name="P98" svg:width="0.7024in" svg:height="0.1358in" svg:x="-0.0004in" svg:y="0.0071in" svg:viewBox="0 0 1785 346" svg:d="M893 346c-298 0-595 0-893 0 0-116 0-230 0-346 595 0 1190 0 1785 0 0 116 0 230 0 346-297 0-595 0-892 0z"><text:p/></draw:path><draw:path draw:style-name="gr1059" draw:text-style-name="P99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56in" svg:height="0.0685in" svg:x="0.038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1059" draw:text-style-name="P99" svg:width="0.0205in" svg:height="0.1512in" svg:x="0.124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87in" svg:height="0.0717in" svg:x="0.1681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2 47-25 94-37 142-2 10-3 13-32 13-8 0-12 0-12 5 0 1 1 5 6 5 6 0 15-1 23-1s15 0 23 0 16 0 24 0 16 1 23 1c2 0 6 0 6-7 0-3-2-3-11-3-5 0-10 0-16-1-8 0-10-1-10-5 0-2 1-2 2-6 12-48 24-95 36-142z"><text:p/></draw:path><draw:path draw:style-name="gr1059" draw:text-style-name="P99" svg:width="0.1004in" svg:height="0.0354in" svg:x="0.3102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1059" draw:text-style-name="P99" svg:width="0.0205in" svg:height="0.1512in" svg:x="0.4795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7in" svg:height="0.0976in" svg:x="0.5083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6 0 29-7 39-18-5 20-9 40-25 59-11 13-25 24-43 24-5 0-23-1-29-15 6 0 11 0 16-6 5-3 8-8 8-14 0-12-10-13-14-13-9 0-21 5-21 24s16 33 40 33c40 0 80-35 91-77 12-50 25-99 37-148z"><text:p/></draw:path><draw:path draw:style-name="gr1059" draw:text-style-name="P99" svg:width="0.0205in" svg:height="0.1512in" svg:x="0.587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91in" svg:height="0.0717in" svg:x="0.6307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47">. מההנחה </text:span><text:span text:style-name="T47"><draw:g text:anchor-type="as-char" svg:y="-0.1134in" draw:z-index="190" draw:name="Shape206" draw:style-name="gr1057"><svg:title>TexMaths</svg:title><svg:desc>11§inline§\sin(x) = \sin(y)§svg§600§FALSE§</svg:desc><draw:path draw:style-name="gr1058" draw:text-style-name="P98" svg:width="0.9492in" svg:height="0.1358in" svg:x="0.0024in" svg:y="0.0071in" svg:viewBox="0 0 2412 346" svg:d="M1206 346c-403 0-804 0-1206 0 0-116 0-230 0-346 804 0 1608 0 2412 0 0 116 0 230 0 346-402 0-804 0-1206 0z"><text:p/></draw:path><draw:path draw:style-name="gr1059" draw:text-style-name="P99" svg:width="0.0496in" svg:height="0.0693in" svg:x="-0.0004in" svg:y="0.0453in" svg:viewBox="0 0 127 177" svg:d="M67 98c9 2 41 8 41 35 0 20-13 35-44 35-32 0-46-22-54-53-1-6-1-7-6-7-4 0-4 2-4 9 0 16 0 34 0 51 0 7 0 9 4 9 2 0 3 0 9-7 1-2 1-2 8-9 18 16 35 16 43 16 45 0 63-25 63-54 0-20-13-32-17-36-13-12-27-15-44-19-22-4-47-9-47-32 0-13 10-28 43-28 43 0 44 34 45 46 1 3 3 2 4 3 6 0 6-1 6-9 0-13 0-26 0-39 0-6 0-9-5-9-2 0-2 0-7 4-2 3-6 6-7 7-14-11-31-11-36-11-48 0-62 26-62 47 0 14 6 25 17 33 12 10 23 12 50 18z"><text:p/></draw:path><draw:path draw:style-name="gr1059" draw:text-style-name="P99" svg:width="0.0327in" svg:height="0.1008in" svg:x="0.0594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1059" draw:text-style-name="P99" svg:width="0.076in" svg:height="0.0669in" svg:x="0.102in" svg:y="0.0453in" svg:viewBox="0 0 194 171" svg:d="M30 39c0 34 0 68 0 103 0 17-5 17-30 17 0 3 0 7 0 12 13 0 33-1 43-1 11 0 31 1 44 1 0-5 0-9 0-12-26 0-31 0-31-17 0-24 0-48 0-72 0-39 28-61 53-61 24 0 29 21 29 43 0 29 0 59 0 90 0 17-5 17-31 17 0 3 0 7 0 12 14 0 34-1 44-1s29 1 43 1c0-5 0-9 0-12-20 0-30 0-30-11 0-26 0-50 0-74 0-33 0-45-12-60-6-6-18-14-41-14-27 0-46 17-57 41 0-13 0-28 0-41-18 1-36 3-54 4 0 5 0 8 0 13 26 0 30 2 30 22z"><text:p/></draw:path><draw:path draw:style-name="gr1059" draw:text-style-name="P99" svg:width="0.035in" svg:height="0.1512in" svg:x="0.1965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756in" svg:height="0.0685in" svg:x="0.2449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1059" draw:text-style-name="P99" svg:width="0.035in" svg:height="0.1512in" svg:x="0.3362in" svg:y="0in" svg:viewBox="0 0 90 385" svg:d="M90 193c0-30-4-76-26-120-23-48-56-73-60-73-2 0-4 2-4 4s0 2 8 9c37 38 59 99 59 180 0 65-14 133-61 181-6 6-6 6-6 7 0 2 2 4 4 4 4 0 39-26 62-76 19-41 24-84 24-116z"><text:p/></draw:path><draw:path draw:style-name="gr1059" draw:text-style-name="P99" svg:width="0.1008in" svg:height="0.0354in" svg:x="0.437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496in" svg:height="0.0693in" svg:x="0.5945in" svg:y="0.0453in" svg:viewBox="0 0 127 177" svg:d="M67 98c9 2 41 8 41 35 0 20-13 35-44 35-32 0-46-22-54-53-1-6-1-7-6-7-4 0-4 2-4 9 0 16 0 34 0 51 0 7 0 9 4 9 2 0 3 0 10-7 1-2 0-2 8-9 17 16 34 16 42 16 45 0 63-25 63-54 0-20-13-32-17-36-13-12-27-15-44-19-22-4-47-9-47-32 0-13 10-28 43-28 43 0 44 34 45 46 1 3 3 2 4 3 6 0 6-1 6-9 0-13 0-26 0-39 0-6 0-9-5-9-2 0-2 0-7 4-2 3-5 6-7 7-14-11-31-11-36-11-48 0-62 26-62 47 0 14 6 25 17 33 12 10 23 12 50 18z"><text:p/></draw:path><draw:path draw:style-name="gr1059" draw:text-style-name="P99" svg:width="0.0327in" svg:height="0.1008in" svg:x="0.6543in" svg:y="0.0126in" svg:viewBox="0 0 84 257" svg:d="M56 87c-17 1-36 2-54 4 0 4 0 8 0 12 26 0 29 3 29 21 0 35 0 70 0 104 0 16-5 16-31 16 0 5 0 9 0 13 13 0 34-2 43-2 13 0 27 2 41 2 0-4 0-8 0-13-27 0-28-1-28-16 0-46 0-94 0-141zM57 20c0-12-9-20-20-20-12 0-20 10-20 20 0 11 8 21 20 21 11 0 20-9 20-21z"><text:p/></draw:path><draw:path draw:style-name="gr1059" draw:text-style-name="P99" svg:width="0.076in" svg:height="0.0669in" svg:x="0.6969in" svg:y="0.0453in" svg:viewBox="0 0 194 171" svg:d="M30 39c0 34 0 68 0 103 0 17-5 17-30 17 0 3 0 7 0 12 13 0 33-1 43-1 11 0 31 1 44 1 0-5 0-9 0-12-26 0-31 0-31-17 0-24 0-48 0-72 0-39 28-61 53-61 24 0 29 21 29 43 0 29 0 59 0 90 0 17-5 17-31 17 0 3 0 7 0 12 14 0 34-1 44-1s31 1 43 1c0-5 0-9 0-12-20 0-30 0-30-11 0-26 0-50 0-74 0-33 0-45-12-60-6-6-18-14-41-14-27 0-46 17-57 41 0-13 0-28 0-41-18 1-36 3-54 4 0 5 0 8 0 13 26 0 30 2 30 22z"><text:p/></draw:path><draw:path draw:style-name="gr1059" draw:text-style-name="P99" svg:width="0.035in" svg:height="0.1512in" svg:x="0.7909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697in" svg:height="0.0976in" svg:x="0.8402in" svg:y="0.0453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1059" draw:text-style-name="P99" svg:width="0.035in" svg:height="0.1512in" svg:x="0.924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47"><text:s/>ובאופן שקול </text:span><text:span text:style-name="T47"><draw:g text:anchor-type="as-char" svg:y="-0.1043in" draw:z-index="191" draw:name="Shape207" draw:style-name="gr1057"><svg:title>TexMaths</svg:title><svg:desc>11§inline§xTy§svg§600§FALSE§</svg:desc><draw:path draw:style-name="gr1058" draw:text-style-name="P98" svg:width="0.2555in" svg:height="0.1181in" svg:x="0.0035in" svg:y="0.0071in" svg:viewBox="0 0 650 301" svg:d="M324 301c-107 0-216 0-324 0 0-100 0-201 0-301 217 0 433 0 650 0 0 100 0 201 0 301-109 0-217 0-326 0z"><text:p/></draw:path><draw:path draw:style-name="gr1059" draw:text-style-name="P99" svg:width="0.0756in" svg:height="0.0685in" svg:x="0in" svg:y="0.0354in" svg:viewBox="0 0 193 175" svg:d="M118 54c3-10 12-45 38-45 2 0 11 0 20 5-11 1-19 11-19 21 0 6 5 14 15 14 8 0 21-7 21-23 0-20-23-26-36-26-23 0-36 21-40 30-10-26-31-30-42-30-41 0-63 51-63 60 0 4 3 3 5 4 3 0 4-1 5-4 13-41 39-51 52-51 7 0 21 3 21 26 0 11-7 38-21 92-7 24-20 40-37 40-2 0-11 0-19-5 9-2 18-10 18-21s-8-13-14-13c-12 0-22 10-22 22 0 18 20 25 36 25 27 0 40-27 41-29 4 14 19 29 42 29 39 0 61-49 61-59 0-4-3-4-4-4-3 0-4 2-4 4-14 42-40 51-52 51-16 0-21-13-21-26 0-9 2-16 7-34 4-18 7-35 12-53z"><text:p/></draw:path><draw:path draw:style-name="gr1059" draw:text-style-name="P99" svg:width="0.1031in" svg:height="0.1024in" svg:x="0.0862in" svg:y="0in" svg:viewBox="0 0 263 261" svg:d="M156 28c2-11 5-14 9-15 3-1 17-1 24-1 39 0 56 1 56 32 0 6-1 21-3 31 0 1-1 6-1 7 0 2 1 5 5 5s5-3 6-9c3-22 7-45 10-67 1-1 1-5 1-7 0-4-4-4-10-4-71 0-143 0-215 0-9 0-9 1-13 8-7 23-15 45-23 68-1 2-2 6-2 7 0 2 2 4 4 4 5 0 5-2 7-8 21-60 32-67 89-67 4 0 10 0 14 0 11 0 11 1 11 5 0 2-1 7-1 8-17 69-34 137-51 205-5 15-6 19-47 19-14 0-16 0-16 8 0 4 4 4 6 4 11 0 21-1 32-1s24 0 33 0c11 0 21 0 32 0s23 1 33 1c5 0 9 0 9-7 0-5-3-5-13-5s-14 0-24 0c-12-2-15-3-15-9 0-1 0-2 2-8 17-69 34-136 51-204z"><text:p/></draw:path><draw:path draw:style-name="gr1059" draw:text-style-name="P99" svg:width="0.0697in" svg:height="0.098in" svg:x="0.1972in" svg:y="0.0354in" svg:viewBox="0 0 178 250" svg:d="M176 24c2-5 2-6 2-9 0-7-5-11-11-11-4 0-11 3-14 9 0 1-3 13-6 21-2 10-5 20-7 31-6 23-11 45-17 68-2 7-19 34-44 34-20 0-24-17-24-31 0-18 7-42 20-76 6-16 7-20 7-28 0-18-12-32-31-32-37 0-51 56-51 60s3 4 4 4c5 0 5-1 7-7 10-36 25-48 38-48 4 0 10 0 10 12 0 10-4 20-6 28-16 40-22 62-22 80 0 34 24 46 47 46 14 0 28-6 39-17-6 20-10 39-26 59-10 13-24 25-42 25-5 0-23-2-29-17 5 0 11 0 16-4 4-4 8-8 8-16 0-12-11-13-14-13-9 0-22 5-22 24 0 20 17 34 41 34 40 0 80-35 91-79 12-49 24-98 36-147z"><text:p/></draw:path></draw:g></text:span><text:span text:style-name="T47"><text:s/>כלומר </text:span><text:span text:style-name="T47"><draw:g text:anchor-type="as-char" svg:y="-0.1134in" draw:z-index="192" draw:name="Shape208" draw:style-name="gr1057"><svg:title>TexMaths</svg:title><svg:desc>11§inline§[x]_T = [y]_T§svg§600§FALSE§</svg:desc><draw:path draw:style-name="gr1058" draw:text-style-name="P98" svg:width="0.7024in" svg:height="0.1358in" svg:x="-0.0004in" svg:y="0.0071in" svg:viewBox="0 0 1785 346" svg:d="M893 346c-298 0-595 0-893 0 0-116 0-230 0-346 595 0 1190 0 1785 0 0 116 0 230 0 346-297 0-595 0-892 0z"><text:p/></draw:path><draw:path draw:style-name="gr1059" draw:text-style-name="P99" svg:width="0.0205in" svg:height="0.1512in" svg:x="0.0102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56in" svg:height="0.0685in" svg:x="0.0386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2 50-14 0-21-12-21-25 0-9 2-17 7-34 4-18 8-35 13-53z"><text:p/></draw:path><draw:path draw:style-name="gr1059" draw:text-style-name="P99" svg:width="0.0205in" svg:height="0.1512in" svg:x="0.124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87in" svg:height="0.0717in" svg:x="0.1681in" svg:y="0.0634in" svg:viewBox="0 0 201 183" svg:d="M120 19c1-8 2-9 8-9 1 0 11 0 16 0 17 0 23 0 30 2 13 3 13 11 13 21 0 4 0 8-2 22 0 1 0 2 0 3 0 3 2 4 4 4 5 0 5-3 6-7 2-18 4-34 6-52 0-3-3-3-7-3-55 0-112 0-167 0-6 0-7 0-9 6-6 15-11 31-17 47 0 1-1 4-1 5s0 4 4 4 5-1 6-7c15-43 24-45 66-45 3 0 8 0 11 0 8 0 9 0 9 2s0 2-1 6c-13 47-25 94-37 142-2 10-3 13-32 13-8 0-12 0-12 5 0 1 1 5 6 5 6 0 15-1 23-1s15 0 23 0 16 0 24 0 16 1 23 1c2 0 6 0 6-7 0-3-2-3-11-3-5 0-10 0-16-1-8 0-10-1-10-5 0-2 1-2 2-6 12-48 24-95 36-142z"><text:p/></draw:path><draw:path draw:style-name="gr1059" draw:text-style-name="P99" svg:width="0.1004in" svg:height="0.0354in" svg:x="0.3102in" svg:y="0.0571in" svg:viewBox="0 0 256 91" svg:d="M243 17c6 0 13-2 13-9 0-8-7-8-12-8-77 0-155 0-232 0-5 0-12 0-12 8 0 7 7 9 13 9 77 0 153 0 230 0zM244 91c5 0 12 0 12-7 0-9-7-9-13-9-77 0-153 0-230 0-6 0-13 0-13 9 0 7 7 7 12 7 77 0 155 0 232 0z"><text:p/></draw:path><draw:path draw:style-name="gr1059" draw:text-style-name="P99" svg:width="0.0205in" svg:height="0.1512in" svg:x="0.4795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7in" svg:height="0.0976in" svg:x="0.5083in" svg:y="0.0453in" svg:viewBox="0 0 178 249" svg:d="M177 24c1-5 1-6 1-9 0-7-5-11-11-11-3 0-10 3-13 8-1 2-4 14-5 21-4 10-6 21-8 31-6 23-12 46-18 69-1 7-17 33-44 33-20 0-23-16-23-31 0-17 7-41 20-76 5-15 8-19 8-27 0-18-14-32-32-32-38 0-52 56-52 59 0 5 4 5 6 5 3 0 3-1 5-8 11-36 26-47 40-47 2 0 8 0 8 12 0 10-3 20-6 27-16 41-22 63-22 81 0 34 24 46 47 46 15 0 29-7 39-18-5 20-9 40-25 59-11 13-25 24-43 24-5 0-23-1-29-15 6 0 11 0 16-6 5-3 8-8 8-14 0-12-10-13-14-13-9 0-21 5-21 24s16 33 40 33c40 0 80-35 91-77 12-50 25-99 37-148z"><text:p/></draw:path><draw:path draw:style-name="gr1059" draw:text-style-name="P99" svg:width="0.0205in" svg:height="0.1512in" svg:x="0.5874in" svg:y="0in" svg:viewBox="0 0 53 385" svg:d="M53 0c-18 0-35 0-53 0 0 6 0 10 0 15 12 0 25 0 37 0 0 118 0 237 0 355-12 0-25 0-37 0 0 5 0 10 0 15 18 0 35 0 53 0 0-128 0-256 0-385z"><text:p/></draw:path><draw:path draw:style-name="gr1059" draw:text-style-name="P99" svg:width="0.0791in" svg:height="0.0717in" svg:x="0.6307in" svg:y="0.0634in" svg:viewBox="0 0 202 183" svg:d="M120 19c2-8 2-9 9-9 1 0 10 0 15 0 17 0 24 0 31 2 12 3 13 11 13 21 0 4 0 8-2 22 0 1-1 2-1 3 0 3 2 4 4 4 5 0 6-3 6-7 2-18 5-34 7-52 0-3-3-3-8-3-55 0-111 0-166 0-7 0-7 0-9 6-6 15-12 31-18 47 0 1-1 4-1 5s1 4 4 4c5 0 5-1 6-7 16-43 25-45 66-45 4 0 8 0 12 0 8 0 8 0 8 2s0 2-1 6c-13 47-23 94-36 142-2 10-3 13-31 13-10 0-13 0-13 5 0 1 0 5 5 5 8 0 15-1 23-1s15 0 23 0 18 0 24 0c8 0 17 1 23 1 3 0 7 0 7-7 0-3-3-3-11-3-6 0-11 0-17-1-8 0-8-1-8-5 0-2 0-2 1-6 12-48 23-95 35-142z"><text:p/></draw:path></draw:g></text:span><text:span text:style-name="T47"><text:s/>כדרוש. </text:span></text:p>
      <text:p text:style-name="P7"><text:span text:style-name="T9">על: </text:span><text:span text:style-name="T47">יהי </text:span><text:span text:style-name="T47"><draw:g text:anchor-type="as-char" svg:y="-0.1134in" draw:z-index="196" draw:name="Shape209" draw:style-name="gr1057"><svg:title>TexMaths</svg:title><svg:desc>11§inline§x \in [0, 1)§svg§600§FALSE§</svg:desc><draw:path draw:style-name="gr1058" draw:text-style-name="P98" svg:width="0.5634in" svg:height="0.1358in" svg:x="0.0031in" svg:y="0.0071in" svg:viewBox="0 0 1432 346" svg:d="M716 346c-239 0-477 0-716 0 0-116 0-230 0-346 477 0 955 0 1432 0 0 116 0 230 0 346-239 0-478 0-716 0z"><text:p/></draw:path><draw:path draw:style-name="gr1059" draw:text-style-name="P99" svg:width="0.0756in" svg:height="0.0685in" svg:x="-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1059" draw:text-style-name="P99" svg:width="0.0756in" svg:height="0.087in" svg:x="0.1374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059" draw:text-style-name="P99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4in" svg:height="0.1035in" svg:x="0.3165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1059" draw:text-style-name="P99" svg:width="0.0173in" svg:height="0.0453in" svg:x="0.4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5in" svg:height="0.1in" svg:x="0.4677in" svg:y="0.013in" svg:viewBox="0 0 128 255" svg:d="M79 10c0-10 0-10-9-10-24 24-58 24-70 24 0 5 0 8 0 12 8 0 31 0 51-10 0 66 0 133 0 199 0 14-1 18-37 18-4 0-7 0-12 0 0 5 0 9 0 12 13-1 48-1 63-1s50 0 63 1c0-3 0-7 0-12-5 0-8 0-12 0-36 0-37-4-37-18 0-72 0-144 0-215z"><text:p/></draw:path><draw:path draw:style-name="gr1059" draw:text-style-name="P99" svg:width="0.035in" svg:height="0.1512in" svg:x="0.5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7">. נבחר </text:span><text:span text:style-name="T47"><draw:g text:anchor-type="as-char" svg:y="-0.1134in" draw:z-index="193" draw:name="Shape210" draw:style-name="gr1057"><svg:title>TexMaths</svg:title><svg:desc>11§inline§y = \arcsin(x)§svg§600§FALSE§</svg:desc><draw:path draw:style-name="gr1058" draw:text-style-name="P98" svg:width="0.8465in" svg:height="0.1354in" svg:x="0.0031in" svg:y="0.0071in" svg:viewBox="0 0 2151 345" svg:d="M0 0c717 0 1434 0 2151 0 0 115 0 230 0 345-717 0-1434 0-2151 0 0-115 0-230 0-345z"><text:p/></draw:path><draw:path draw:style-name="gr1059" draw:text-style-name="P99" svg:width="0.0697in" svg:height="0.0972in" svg:x="-0.0004in" svg:y="0.0453in" svg:viewBox="0 0 178 248" svg:d="M177 23c1-5 1-5 1-9 0-6-5-10-11-10-4 0-10 3-13 8-1 2-4 14-6 21-3 10-5 20-7 31-6 23-12 46-18 69-1 6-19 33-44 33-20 0-24-17-24-32 0-17 7-42 20-75 6-16 7-20 7-28 0-17-12-31-30-31-38 0-52 56-52 59 0 4 3 3 4 4 5 0 5-1 7-7 11-36 26-48 40-48 2 0 8 0 8 13 0 9-3 20-6 26-16 41-22 63-22 82 0 34 24 45 47 45 15 0 28-7 39-17-5 20-9 38-26 58-10 13-24 25-42 25-5 0-23-2-29-16 6 0 11 0 16-5 5-4 8-9 8-16 0-11-10-13-14-13-9 0-21 6-21 25 0 18 16 33 40 33 40 0 80-36 91-77 12-50 25-99 37-148z"><text:p/></draw:path><draw:path draw:style-name="gr1059" draw:text-style-name="P99" svg:width="0.1008in" svg:height="0.035in" svg:x="0.12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681in" svg:height="0.0689in" svg:x="0.2846in" svg:y="0.0453in" svg:viewBox="0 0 174 176" svg:d="M112 143c2 16 12 32 31 32 8 0 31-5 31-37 0-8 0-15 0-21-4 0-6 0-9 0 0 6 0 13 0 21 0 23-10 25-14 25-14 0-15-18-15-20 0-26 0-52 0-77 0-15 0-31-14-45-14-15-34-21-53-21-32 0-58 18-58 43 0 12 8 19 18 19 11 0 18-8 18-18 0-5-2-18-20-19 10-13 29-17 42-17 19 0 41 15 41 49 0 5 0 9 0 15-20 1-47 2-72 14-28 13-38 33-38 49 0 32 37 41 62 41s44-15 50-33zM110 79c0 12 0 26 0 39 0 37-28 50-45 50-20 0-35-14-35-33 0-20 16-52 80-56z"><text:p/></draw:path><draw:path draw:style-name="gr1059" draw:text-style-name="P99" svg:width="0.0508in" svg:height="0.0669in" svg:x="0.3587in" svg:y="0.0453in" svg:viewBox="0 0 130 171" svg:d="M54 42c0-14 0-28 0-42-18 1-36 3-54 4 0 5 0 8 0 13 26 0 30 2 30 20 0 35 0 69 0 104 0 18-5 18-30 18 0 3 0 7 0 12 14-1 33-3 44-3 15 0 33 0 48 3 0-5 0-9 0-12-2 0-5 0-7 0-29 0-30-5-30-19 0-20 0-40 0-60 0-37 16-72 46-72 2 0 3 0 5 1-2 0-9 4-9 14 0 11 7 18 16 18 7 0 17-6 17-18s-12-23-29-23c-28 0-42 25-47 42z"><text:p/></draw:path><draw:path draw:style-name="gr1059" draw:text-style-name="P99" svg:width="0.0575in" svg:height="0.0689in" svg:x="0.4189in" svg:y="0.0453in" svg:viewBox="0 0 147 176" svg:d="M33 88c0-63 31-79 52-79 3 0 27 1 41 14-16 1-18 13-18 18 0 11 6 18 17 18 10 0 18-6 18-18 0-27-29-41-58-41-49 0-85 41-85 89 0 50 38 87 84 87 51 0 63-46 63-49 0-5-3-5-4-5-3 0-4 2-6 5-11 35-36 40-50 40-20 0-54-16-54-79z"><text:p/></draw:path><draw:path draw:style-name="gr1059" draw:text-style-name="P99" svg:width="0.0492in" svg:height="0.0689in" svg:x="0.4858in" svg:y="0.0453in" svg:viewBox="0 0 126 176" svg:d="M68 98c9 1 40 8 40 35 0 20-13 35-43 35-33 0-47-22-54-55-1-5-2-6-6-6-5 0-5 2-5 10 0 16 0 33 0 50 0 7 0 9 4 9 3 0 3 0 10-8 1 0 1-1 8-8 16 16 34 16 43 16 44 0 61-25 61-53 0-21-11-32-16-37-12-12-28-16-44-18-21-4-47-10-47-32 0-13 10-29 44-29 41 0 44 35 45 47 0 3 3 3 4 3 5 0 5-2 5-10 0-13 0-25 0-38 0-7 0-9-4-9-2 0-3 0-9 4-1 2-4 5-5 6-15-10-31-10-36-10-48 0-63 25-63 47 0 14 7 25 16 32 14 11 24 13 52 19z"><text:p/></draw:path><draw:path draw:style-name="gr1059" draw:text-style-name="P99" svg:width="0.0319in" svg:height="0.1012in" svg:x="0.5461in" svg:y="0.0122in" svg:viewBox="0 0 82 258" svg:d="M55 88c-18 1-36 2-54 4 0 4 0 8 0 13 25 0 29 2 29 21 0 34 0 68 0 102 0 18-5 18-30 18 0 4 0 8 0 12 12-1 33-3 43-3 13 0 26 2 39 3 0-4 0-8 0-12-25 0-27-3-27-18 0-46 0-94 0-140zM57 21c0-12-10-21-21-21-12 0-20 11-20 21s8 20 20 20c11 0 21-8 21-20z"><text:p/></draw:path><draw:path draw:style-name="gr1059" draw:text-style-name="P99" svg:width="0.0764in" svg:height="0.0669in" svg:x="0.5882in" svg:y="0.0453in" svg:viewBox="0 0 195 171" svg:d="M31 37c0 35 0 69 0 104 0 18-5 18-31 18 0 3 0 7 0 12 13-1 33-3 44-3 10 0 30 2 43 3 0-5 0-9 0-12-25 0-30 0-30-18 0-24 0-49 0-72 0-39 28-61 52-61s28 21 28 43c0 29 0 59 0 90 0 18-4 18-29 18 0 3 0 7 0 12 13-1 33-3 43-3 11 0 30 2 44 3 0-5 0-9 0-12-20 0-30 0-31-13 0-25 0-49 0-73 0-33 0-45-11-59-6-6-19-14-41-14-28 0-47 17-57 41 0-13 0-28 0-41-19 1-36 3-55 4 0 5 0 8 0 13 27 0 31 2 31 20z"><text:p/></draw:path><draw:path draw:style-name="gr1059" draw:text-style-name="P99" svg:width="0.0346in" svg:height="0.1508in" svg:x="0.6831in" svg:y="0in" svg:viewBox="0 0 89 384" svg:d="M89 380c0-1 0-1-7-8-48-48-60-121-60-179 0-67 15-135 63-183 4-4 4-4 4-7 0-2-1-3-3-3-5 0-39 26-62 75-20 43-24 86-24 118 0 28 4 76 25 119 23 47 56 72 61 72 2 0 3-1 3-4z"><text:p/></draw:path><draw:path draw:style-name="gr1059" draw:text-style-name="P99" svg:width="0.0752in" svg:height="0.0681in" svg:x="0.7315in" svg:y="0.0453in" svg:viewBox="0 0 192 174" svg:d="M118 54c2-10 11-46 38-46 2 0 11 0 19 5-10 2-18 12-18 21 0 7 4 13 15 13 8 0 20-6 20-22 0-19-23-25-36-25-22 0-36 20-41 29-9-26-29-29-41-29-40 0-62 50-62 59 0 4 3 4 4 4 4 0 5-1 6-5 12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1059" draw:text-style-name="P99" svg:width="0.035in" svg:height="0.1508in" svg:x="0.822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47">, נקבל </text:span><text:span text:style-name="T47"><draw:g text:anchor-type="as-char" svg:y="-0.1134in" draw:z-index="194" draw:name="Shape211" draw:style-name="gr1057"><svg:title>TexMaths</svg:title><svg:desc>11§inline§h(y) = \sin(\arcsin(x)) = x§svg§600§FALSE§</svg:desc><draw:path draw:style-name="gr1058" draw:text-style-name="P98" svg:width="1.6563in" svg:height="0.1354in" svg:x="-0.0004in" svg:y="0.0071in" svg:viewBox="0 0 4208 345" svg:d="M0 0c1403 0 2805 0 4208 0 0 115 0 230 0 345-1403 0-2805 0-4208 0 0-115 0-230 0-345z"><text:p/></draw:path><draw:path draw:style-name="gr1059" draw:text-style-name="P99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697in" svg:height="0.0972in" svg:x="0.1429in" svg:y="0.0453in" svg:viewBox="0 0 178 248" svg:d="M177 23c1-5 1-5 1-9 0-6-5-10-11-10-3 0-10 3-13 8-1 2-4 14-5 21-4 10-6 20-8 31-6 23-12 46-18 69-1 6-18 33-44 33-20 0-24-17-24-32 0-17 7-40 20-75 6-16 8-20 8-28 0-17-13-31-31-31-38 0-52 56-52 59 0 4 3 3 4 4 5 0 5-1 7-7 11-36 26-48 40-48 2 0 8 0 8 13 0 9-3 20-6 26-16 41-22 63-22 82 0 34 24 45 47 45 16 0 29-7 39-17-5 20-9 38-25 58-11 13-25 25-42 25-6 0-24-2-30-16 6 0 11 0 16-5 5-4 8-9 8-16 0-11-10-13-14-13-9 0-21 6-21 25 0 18 16 33 41 33 39 0 79-36 90-77 12-50 25-99 37-148z"><text:p/></draw:path><draw:path draw:style-name="gr1059" draw:text-style-name="P99" svg:width="0.0346in" svg:height="0.1508in" svg:x="0.2276in" svg:y="0in" svg:viewBox="0 0 89 384" svg:d="M89 193c0-30-3-77-25-120-23-48-56-73-61-73-2 0-3 1-3 3 0 3 0 3 8 10 37 38 59 99 59 180 0 65-14 132-61 181-6 5-6 5-6 6 0 3 1 4 3 4 5 0 40-26 62-75 20-43 24-85 24-116z"><text:p/></draw:path><draw:path draw:style-name="gr1059" draw:text-style-name="P99" svg:width="0.1004in" svg:height="0.035in" svg:x="0.3287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488in" svg:height="0.0689in" svg:x="0.4862in" svg:y="0.0453in" svg:viewBox="0 0 125 176" svg:d="M67 98c9 1 41 8 41 35 0 20-14 35-44 35-33 0-46-22-54-55-1-5-1-6-6-6-4 0-4 2-4 10 0 16 0 33 0 50 0 7 0 9 3 9s4 0 10-8c1 0 1-1 8-8 18 16 35 16 43 16 44 0 61-25 61-53 0-21-11-32-15-37-13-12-29-16-44-18-22-4-48-10-48-32 0-13 11-29 44-29 41 0 44 35 45 47 0 3 3 3 4 3 6 0 6-2 6-10 0-13 0-25 0-38 0-7 0-9-5-9-2 0-3 0-7 4-2 2-6 5-7 6-15-10-31-10-36-10-48 0-62 25-62 47 0 14 6 25 17 32 12 11 23 13 50 19z"><text:p/></draw:path><draw:path draw:style-name="gr1059" draw:text-style-name="P99" svg:width="0.0323in" svg:height="0.1012in" svg:x="0.5457in" svg:y="0.0122in" svg:viewBox="0 0 83 258" svg:d="M56 88c-17 1-36 2-54 4 0 4 0 8 0 13 24 0 29 2 29 21 0 34 0 68 0 102 0 18-5 18-31 18 0 4 0 8 0 12 12-1 33-3 43-3 13 0 26 2 40 3 0-4 0-8 0-12-26 0-27-3-27-18 0-46 0-94 0-140zM57 21c0-12-10-21-20-21-12 0-20 11-20 21s8 20 20 20c10 0 20-8 20-20z"><text:p/></draw:path><draw:path draw:style-name="gr1059" draw:text-style-name="P99" svg:width="0.0764in" svg:height="0.0669in" svg:x="0.5878in" svg:y="0.0453in" svg:viewBox="0 0 195 171" svg:d="M31 37c0 35 0 69 0 104 0 18-5 18-31 18 0 3 0 7 0 12 14-1 34-3 44-3s30 2 43 3c0-5 0-9 0-12-25 0-30 0-30-18 0-24 0-49 0-72 0-39 28-61 52-61 25 0 29 21 29 43 0 29 0 59 0 90 0 18-4 18-30 18 0 3 0 7 0 12 13-1 33-3 44-3 10 0 30 2 43 3 0-5 0-9 0-12-20 0-30 0-30-13 0-25 0-49 0-73 0-33 0-45-12-59-6-6-19-14-41-14-28 0-46 17-57 41 0-13 0-28 0-41-19 1-36 3-55 4 0 5 0 8 0 13 28 0 31 2 31 20z"><text:p/></draw:path><draw:path draw:style-name="gr1059" draw:text-style-name="P99" svg:width="0.035in" svg:height="0.1508in" svg:x="0.6827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0681in" svg:height="0.0689in" svg:x="0.7335in" svg:y="0.0453in" svg:viewBox="0 0 174 176" svg:d="M112 143c1 16 12 32 30 32 9 0 32-5 32-37 0-8 0-15 0-21-3 0-7 0-10 0 0 6 0 13 0 21 0 23-9 25-13 25-13 0-15-18-15-20 0-26 0-52 0-77 0-15 0-31-14-45-15-15-34-21-53-21-32 0-58 18-58 43 0 12 8 19 18 19 11 0 17-8 17-18 0-5-2-18-20-19 11-13 30-17 42-17 19 0 41 15 41 49 0 5 0 9 0 15-19 1-46 2-70 14-30 13-39 33-39 49 0 32 37 41 62 41s43-15 50-33zM109 79c0 12 0 26 0 39 0 37-28 50-45 50-19 0-34-14-34-33 0-20 16-52 79-56z"><text:p/></draw:path><draw:path draw:style-name="gr1059" draw:text-style-name="P99" svg:width="0.0512in" svg:height="0.0669in" svg:x="0.8071in" svg:y="0.0453in" svg:viewBox="0 0 131 171" svg:d="M54 42c0-14 0-28 0-42-18 1-36 3-54 4 0 5 0 8 0 13 28 0 31 2 31 20 0 35 0 69 0 104 0 18-5 18-31 18 0 3 0 7 0 12 15-1 34-3 45-3 16 0 33 0 49 3 0-5 0-9 0-12-3 0-6 0-8 0-29 0-30-5-30-19 0-20 0-40 0-60 0-37 17-72 46-72 3 0 4 0 4 1-1 0-9 4-9 14 0 11 9 18 16 18 8 0 18-6 18-18s-12-23-29-23c-28 0-43 25-48 42z"><text:p/></draw:path><draw:path draw:style-name="gr1059" draw:text-style-name="P99" svg:width="0.0575in" svg:height="0.0689in" svg:x="0.8673in" svg:y="0.0453in" svg:viewBox="0 0 147 176" svg:d="M32 88c0-63 32-79 53-79 3 0 27 1 40 14-15 1-17 13-17 18 0 11 6 18 17 18 10 0 18-6 18-18 0-27-30-41-59-41-49 0-84 41-84 89 0 50 39 87 84 87 51 0 63-46 63-49 0-5-3-5-5-5-3 0-3 2-4 5-11 35-37 40-51 40-21 0-55-16-55-79z"><text:p/></draw:path><draw:path draw:style-name="gr1059" draw:text-style-name="P99" svg:width="0.0496in" svg:height="0.0689in" svg:x="0.9346in" svg:y="0.0453in" svg:viewBox="0 0 127 176" svg:d="M67 98c9 1 41 8 41 35 0 20-13 35-44 35-32 0-46-22-54-55-1-5-1-6-4-6-6 0-6 2-6 10 0 16 0 33 0 50 0 7 0 9 4 9 3 0 3 0 10-8 3-3 0-1 8-8 17 16 34 16 42 16 45 0 63-25 63-53 0-21-13-32-17-37-12-12-27-16-44-18-22-4-47-10-47-32 0-13 10-29 43-29 43 0 45 35 45 47 1 3 4 3 5 3 5 0 5-2 5-10 0-13 0-25 0-38 0-7 0-9-5-9-2 0-2 0-7 4-2 2-5 5-7 6-14-10-31-10-36-10-48 0-62 25-62 47 0 14 7 25 17 32 12 11 23 13 50 19z"><text:p/></draw:path><draw:path draw:style-name="gr1059" draw:text-style-name="P99" svg:width="0.0323in" svg:height="0.1012in" svg:x="0.9949in" svg:y="0.0122in" svg:viewBox="0 0 83 258" svg:d="M55 88c-18 1-36 2-54 4 0 4 0 8 0 13 25 0 29 2 29 21 0 34 0 68 0 102 0 18-5 18-30 18 0 4 0 8 0 12 12-1 33-3 42-3 13 0 27 2 41 3 0-4 0-8 0-12-26 0-28-3-28-18 0-46 0-94 0-140zM57 21c0-12-10-21-21-21-12 0-21 11-21 21s9 20 21 20c11 0 21-8 21-20z"><text:p/></draw:path><draw:path draw:style-name="gr1059" draw:text-style-name="P99" svg:width="0.0764in" svg:height="0.0669in" svg:x="1.037in" svg:y="0.0453in" svg:viewBox="0 0 195 171" svg:d="M30 37c0 35 0 69 0 104 0 18-5 18-30 18 0 3 0 7 0 12 13-1 33-3 43-3 11 0 31 2 44 3 0-5 0-9 0-12-26 0-31 0-31-18 0-24 0-49 0-72 0-39 28-61 53-61 24 0 29 21 29 43 0 29 0 59 0 90 0 18-5 18-31 18 0 3 0 7 0 12 14-1 34-3 44-3s31 2 44 3c0-5 0-9 0-12-21 0-31 0-31-13 0-25 0-49 0-73 0-33 0-45-12-59-6-6-18-14-41-14-27 0-46 17-57 41 0-13 0-28 0-41-18 1-36 3-54 4 0 5 0 8 0 13 26 0 30 2 30 20z"><text:p/></draw:path><draw:path draw:style-name="gr1059" draw:text-style-name="P99" svg:width="0.0346in" svg:height="0.1508in" svg:x="1.1319in" svg:y="0in" svg:viewBox="0 0 89 384" svg:d="M89 380c0-1 0-1-6-8-49-48-61-121-61-179 0-67 14-135 62-183 5-4 5-4 5-7 0-2-1-3-3-3-5 0-40 26-62 75-20 43-24 86-24 118 0 28 3 76 25 119 23 47 56 72 61 72 2 0 3-1 3-4z"><text:p/></draw:path><draw:path draw:style-name="gr1059" draw:text-style-name="P99" svg:width="0.0756in" svg:height="0.0681in" svg:x="1.1803in" svg:y="0.0453in" svg:viewBox="0 0 193 174" svg:d="M118 54c2-10 11-46 37-46 2 0 12 0 20 5-11 2-19 12-19 21 0 7 5 13 16 13 7 0 21-6 21-22 0-19-24-25-37-25-23 0-36 20-40 29-10-26-31-29-42-29-41 0-63 50-63 59 0 4 4 4 6 4s4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1059" draw:text-style-name="P99" svg:width="0.035in" svg:height="0.1508in" svg:x="1.2713in" svg:y="0in" svg:viewBox="0 0 90 384" svg:d="M90 193c0-30-4-77-25-120-24-48-57-73-61-73-2 0-4 1-4 3 0 3 0 3 8 10 37 38 59 99 59 180 0 65-14 132-61 181-6 5-6 5-6 6 0 3 2 4 4 4 4 0 39-26 62-75 19-43 24-85 24-116z"><text:p/></draw:path><draw:path draw:style-name="gr1059" draw:text-style-name="P99" svg:width="0.0346in" svg:height="0.1508in" svg:x="1.3307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1004in" svg:height="0.035in" svg:x="1.431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756in" svg:height="0.0681in" svg:x="1.5882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/draw:g></text:span><text:span text:style-name="T47"><text:s/>(משפט מקורס מתמטיקה A תחת ההנחה </text:span><text:span text:style-name="T47"><draw:g text:anchor-type="as-char" svg:y="-0.1134in" draw:z-index="195" draw:name="Shape212" draw:style-name="gr1057"><svg:title>TexMaths</svg:title><svg:desc>11§inline§x \in [0, 1)§svg§600§FALSE§</svg:desc><draw:path draw:style-name="gr1058" draw:text-style-name="P98" svg:width="0.5634in" svg:height="0.1358in" svg:x="0.0031in" svg:y="0.0071in" svg:viewBox="0 0 1432 346" svg:d="M716 346c-239 0-477 0-716 0 0-116 0-230 0-346 477 0 955 0 1432 0 0 116 0 230 0 346-239 0-478 0-716 0z"><text:p/></draw:path><draw:path draw:style-name="gr1059" draw:text-style-name="P99" svg:width="0.0756in" svg:height="0.0685in" svg:x="-0.0004in" svg:y="0.0453in" svg:viewBox="0 0 193 175" svg:d="M119 54c2-10 11-45 37-45 3 0 12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0 0 62-49 62-59 0-4-4-4-5-4-3 0-4 1-4 4-13 41-40 50-52 50-15 0-21-12-21-25 0-9 2-17 7-34 4-18 9-35 13-53z"><text:p/></draw:path><draw:path draw:style-name="gr1059" draw:text-style-name="P99" svg:width="0.0756in" svg:height="0.087in" svg:x="0.1374in" svg:y="0.0307in" svg:viewBox="0 0 193 222" svg:d="M179 120c7 0 14-1 14-9 0-9-7-8-14-8-55 0-109 0-164 0 5-50 50-88 104-88 20 0 41 0 60 0 7 0 14 0 14-7 0-8-7-8-14-8-19 0-40 0-60 0-67 0-119 48-119 111 0 62 52 111 119 111 20 0 41 0 60 0 7 0 14 0 14-7s-7-7-14-7c-19 0-40 0-60 0-54 0-99-37-104-88 55 0 109 0 164 0z"><text:p/></draw:path><draw:path draw:style-name="gr1059" draw:text-style-name="P99" svg:width="0.0205in" svg:height="0.1512in" svg:x="0.286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34in" svg:height="0.1035in" svg:x="0.3165in" svg:y="0.013in" svg:viewBox="0 0 162 264" svg:d="M162 133c0-31-1-61-16-90-17-37-49-43-65-43-23 0-51 10-67 45-13 28-14 57-14 88 0 29 1 64 17 92 16 32 45 39 63 39 21 0 51-7 68-45 13-25 14-55 14-86zM80 255c-14 0-37-9-44-46-4-22-4-58-4-80 0-26 0-51 3-72 7-45 37-49 45-49 14 0 39 7 47 45 3 22 3 52 3 76 0 28 0 55-4 79-6 36-28 47-46 47z"><text:p/></draw:path><draw:path draw:style-name="gr1059" draw:text-style-name="P99" svg:width="0.0173in" svg:height="0.0453in" svg:x="0.4in" svg:y="0.0972in" svg:viewBox="0 0 45 116" svg:d="M45 41c0-26-10-41-25-41-12 0-20 10-20 21 0 10 8 20 20 20 5 0 10-1 14-5 1-1 1-1 1-1 1 0 1 0 1 6 0 28-13 51-26 64-4 4-4 5-4 6 0 2 2 5 4 5 4 0 35-30 35-75z"><text:p/></draw:path><draw:path draw:style-name="gr1059" draw:text-style-name="P99" svg:width="0.05in" svg:height="0.1in" svg:x="0.4677in" svg:y="0.013in" svg:viewBox="0 0 128 255" svg:d="M79 10c0-10 0-10-9-10-24 24-58 24-70 24 0 5 0 8 0 12 8 0 31 0 51-10 0 66 0 133 0 199 0 14-1 18-37 18-4 0-7 0-12 0 0 5 0 9 0 12 13-1 48-1 63-1s50 0 63 1c0-3 0-7 0-12-5 0-8 0-12 0-36 0-37-4-37-18 0-72 0-144 0-215z"><text:p/></draw:path><draw:path draw:style-name="gr1059" draw:text-style-name="P99" svg:width="0.035in" svg:height="0.1512in" svg:x="0.53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7">) </text:span><text:span text:style-name="T50">כדרוש </text:span><text:span text:style-name="T50"><draw:g text:anchor-type="as-char" svg:y="-0.1043in" draw:z-index="197" draw:name="Shape213" draw:style-name="gr1057"><svg:title>TexMaths</svg:title><svg:desc>11§inline§\bs§svg§600§FALSE§</svg:desc><draw:path draw:style-name="gr1058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P61" text:outline-level="3">סעיף (ד)</text:h>
      <text:p text:style-name="P47">נגדיר: <text:span text:style-name="T9"><draw:g text:anchor-type="as-char" svg:y="-0.1252in" draw:z-index="198" draw:name="Shape214" draw:style-name="gr1057"><svg:title>TexMaths</svg:title><svg:desc>11§inline§R = \{ \la f, g \ra \in (\N \to \N)^2 \mid \Im(f) = \Im(g) \}§svg§600§FALSE§</svg:desc><draw:path draw:style-name="gr1058" draw:text-style-name="P98" svg:width="2.7193in" svg:height="0.1476in" svg:x="0.0252in" svg:y="0.0067in" svg:viewBox="0 0 6908 376" svg:d="M3455 376c-1152 0-2303 0-3455 0 0-126 0-250 0-376 2302 0 4605 0 6908 0 0 126 0 250 0 376-1151 0-2303 0-3453 0z"><text:p/></draw:path><draw:path draw:style-name="gr1059" draw:text-style-name="P99" svg:width="0.1083in" svg:height="0.1063in" svg:x="0in" svg:y="0.0209in" svg:viewBox="0 0 276 271" svg:d="M129 26c2-8 3-13 11-14 3 0 15 0 23 0 27 0 70 0 70 38 0 13-5 40-21 55-10 10-31 23-65 23-14 0-29 0-44 0 9-34 17-67 26-102zM185 132c38-8 84-35 84-75 0-33-35-57-85-57-37 0-74 0-110 0-8 0-11 0-11 8 0 4 3 4 11 4 4 0 7 0 14 0 7 1 11 2 11 7 0 1-1 3-2 7-18 69-34 138-52 207-3 15-4 17-35 17-7 0-10 0-10 8 0 5 4 5 5 5 10 0 38-2 49-2s38 2 48 2c4 0 8 0 8-8 0-5-3-5-10-5-14 0-25 0-25-6 0-2 1-5 1-7 9-33 16-67 25-101 16 0 31 0 46 0 36 0 42 22 42 35 0 6-3 18-5 26-3 12-6 26-6 32 0 42 46 42 51 42 33 0 47-38 47-44 0-4-4-4-5-4-4 0-5 2-5 4-10 29-26 36-35 36-13 0-15-8-15-24 0-12 2-30 3-43 1-5 2-13 2-18 0-30-26-41-36-46z"><text:p/></draw:path><draw:path draw:style-name="gr1059" draw:text-style-name="P99" svg:width="0.1008in" svg:height="0.035in" svg:x="0.161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31in" svg:height="0.1516in" svg:x="0.3244in" svg:y="0.0094in" svg:viewBox="0 0 136 386" svg:d="M81 52c0-16 10-40 52-43 2 0 3-2 3-5 0-4-2-4-6-4-39 0-74 20-75 49 0 28 0 58 0 88 0 15 0 27-15 41-14 11-28 11-37 12-2 0-3 2-3 4 0 3 2 3 5 3 26 3 44 16 49 35 1 4 1 4 1 18 0 26 0 51 0 77 0 16 0 28 19 43 15 12 40 16 56 16 4 0 6 0 6-4 0-5-2-5-5-5-24-1-44-14-49-33-1-4-1-4-1-19 0-26 0-52 0-80 0-19-3-25-15-36-9-9-20-13-31-15 32-9 46-27 46-49 0-31 0-62 0-93z"><text:p/></draw:path><draw:path draw:style-name="gr1059" draw:text-style-name="P99" svg:width="0.0335in" svg:height="0.1516in" svg:x="0.4063in" svg:y="0.0094in" svg:viewBox="0 0 86 386" svg:d="M84 15c2-4 2-5 2-7 0-4-4-8-8-8-3 0-7 2-9 9-23 59-45 118-68 177 0 3-1 6-1 8 0 1 0 1 1 7 23 58 45 117 68 175 1 5 4 10 9 10 4 0 8-3 8-8 0-1 0-2-2-6-24-60-46-119-69-178 23-59 45-119 69-179z"><text:p/></draw:path><draw:path draw:style-name="gr1059" draw:text-style-name="P99" svg:width="0.076in" svg:height="0.1378in" svg:x="0.4563in" svg:y="0.0173in" svg:viewBox="0 0 194 351" svg:d="M122 118c11 0 22 0 33 0 8 0 11 0 11-8 0-4-3-4-10-4-11 0-21 0-32 0 2-16 6-30 8-44 2-8 8-36 10-40 3-8 10-13 17-13 3 0 13 0 19 6-16 3-21 16-21 21 0 9 8 14 15 14 11 0 22-8 22-24 0-17-18-26-35-26-13 0-37 7-48 45-3 9-4 12-13 61-9 0-18 0-27 0-7 0-12 0-12 8 0 4 4 4 11 4 9 0 17 0 26 0-10 51-19 102-29 151-8 38-13 73-34 73-1 0-11 0-19-7 19-1 22-15 22-21 0-8-7-13-14-13-10 0-22 9-22 23 0 18 18 27 33 27 22 0 37-23 44-38 12-24 21-70 22-74 8-39 15-80 23-121z"><text:p/></draw:path><draw:path draw:style-name="gr1059" draw:text-style-name="P99" svg:width="0.0173in" svg:height="0.0453in" svg:x="0.5437in" svg:y="0.1083in" svg:viewBox="0 0 45 116" svg:d="M45 41c0-26-9-41-24-41-13 0-21 10-21 21 0 10 8 20 21 20 4 0 10-1 13-5 1-1 1-1 2-1 0 3 1 0 1 6 0 29-14 52-26 64-4 4-4 5-4 6 0 3 2 5 3 5 4 0 35-30 35-75z"><text:p/></draw:path><draw:path draw:style-name="gr1059" draw:text-style-name="P99" svg:width="0.0693in" svg:height="0.0976in" svg:x="0.6012in" svg:y="0.0571in" svg:viewBox="0 0 177 249" svg:d="M176 25c0-2 1-4 1-6 0-7-4-11-11-11-4 0-14 3-16 16-7-14-20-24-36-24-44 0-92 54-92 110 0 39 23 61 52 61 22 0 40-18 44-22h1c-9 34-9 33-13 51-2 4-15 41-55 41-8 0-21 0-32-4 12-3 16-13 16-19s-4-14-14-14c-9 0-21 8-21 22 0 16 14 23 51 23 48 0 77-28 82-52 14-57 29-114 43-172zM125 121c-2 10-11 20-19 28-8 7-20 14-31 14-20 0-26-21-26-36 0-19 11-64 22-84 10-19 27-34 43-34 26 0 31 31 31 33s-1 4-1 5c-7 25-12 49-19 74z"><text:p/></draw:path><draw:path draw:style-name="gr1059" draw:text-style-name="P99" svg:width="0.0335in" svg:height="0.1516in" svg:x="0.685in" svg:y="0.0094in" svg:viewBox="0 0 86 386" svg:d="M84 201c2-6 2-6 2-7s0-2-2-6c-22-60-46-120-68-179-2-6-4-9-8-9-5 0-8 4-8 8 0 1 0 2 2 6 23 60 45 119 68 180-23 59-45 118-68 177-2 4-2 5-2 7 0 5 3 8 8 8 4 0 6-4 7-8 23-59 45-119 69-177z"><text:p/></draw:path><draw:path draw:style-name="gr1059" draw:text-style-name="P99" svg:width="0.076in" svg:height="0.0874in" svg:x="0.7906in" svg:y="0.0425in" svg:viewBox="0 0 194 223" svg:d="M179 120c7 0 15 0 15-7 0-8-8-8-15-8-55 0-109 0-164 0 6-52 50-90 105-90 20 0 39 0 59 0 7 0 15 0 15-7 0-8-8-8-15-8-20 0-40 0-60 0-66 0-119 51-119 113 0 61 53 110 119 110 20 0 40 0 60 0 7 0 15 0 15-7s-8-7-15-7c-20 0-39 0-59 0-55 0-99-37-105-89 55 0 109 0 164 0z"><text:p/></draw:path><draw:path draw:style-name="gr1059" draw:text-style-name="P99" svg:width="0.035in" svg:height="0.1516in" svg:x="0.9366in" svg:y="0.0094in" svg:viewBox="0 0 90 386" svg:d="M90 382c0-1 0-1-6-8-49-50-61-122-61-180 0-67 14-134 62-183 5-4 5-5 5-7 0-3-1-4-3-4-5 0-40 26-62 76-20 42-25 85-25 118 0 29 4 75 26 119 23 48 56 73 61 73 2 0 3-1 3-4z"><text:p/></draw:path><draw:path draw:style-name="gr1059" draw:text-style-name="P99" svg:width="0.1028in" svg:height="0.1063in" svg:x="0.9846in" svg:y="0.0209in" svg:viewBox="0 0 262 271" svg:d="M34 35c0 63 0 126 0 188 0 20-3 27-23 27-4 0-11 0-11 7s7 7 13 7c20 0 41 0 61 0 6 0 12 0 12-7s-6-7-11-7c-22 0-26-8-26-27 0-60 0-118 0-177 57 73 112 147 168 220 3 4 5 5 8 5 7 0 7-6 7-13 0-72 0-144 0-217 0-21 3-27 21-28 2 0 9 0 9-6 0-7-6-7-13-7-19 0-38 0-57 0-6 0-13 0-13 7 0 6 8 6 11 6 22 1 26 9 26 29 0 40 0 80 0 121-39-53-79-105-117-157-4-6-6-6-14-6-22 0-45 0-67 0-7 0-14 0-14 7 0 6 7 6 9 6 10 2 18 8 21 12 0 4 0 5 0 10zM218 244c-56-73-112-147-169-221-3-4-3-5-7-10 15 0 31 0 46 0 43 59 87 117 130 177 0 17 0 36 0 54z"><text:p/></draw:path><draw:path draw:style-name="gr1059" draw:text-style-name="P99" svg:width="0.1346in" svg:height="0.0791in" svg:x="1.1413in" svg:y="0.0472in" svg:viewBox="0 0 343 202" svg:d="M301 109c-21 16-32 32-35 37-17 26-13 34-20 51 0 5 5 5 8 5 7 0 7-1 8-8 9-37 32-70 76-88 4-1 5-2 5-4 0-4-2-5-3-5-17-7-64-26-78-91-1-5-1-6-8-6-3 0-8 0-8 4 0 2 4 26 20 52 8 11 19 25 35 38-95 0-191 0-287 0-7 0-14 0-14 8 0 7 7 7 14 7 96 0 192 0 287 0z"><text:p/></draw:path><draw:path draw:style-name="gr1059" draw:text-style-name="P99" svg:width="0.1028in" svg:height="0.1063in" svg:x="1.3315in" svg:y="0.0209in" svg:viewBox="0 0 262 271" svg:d="M33 35c0 63 0 126 0 188 0 20-3 27-23 27-3 0-10 0-10 7s5 7 13 7c20 0 40 0 60 0 6 0 13 0 13-7s-7-7-12-7c-21 0-25-8-25-27 0-60 0-118 0-177 57 73 112 147 168 220 3 4 5 5 7 5 7 0 7-6 7-13 0-72 0-144 0-217 0-21 3-27 21-28 3 0 10 0 10-6 0-7-7-7-13-7-19 0-38 0-57 0-7 0-13 0-13 7 0 6 7 6 11 6 22 1 24 9 24 29 0 40 0 80 0 121-38-53-78-105-116-157-3-6-5-6-13-6-23 0-45 0-69 0-6 0-12 0-12 7 0 6 6 6 8 6 11 2 18 8 22 12-1 4-1 5-1 10zM218 244c-56-73-112-147-169-221-4-4-4-5-7-10 15 0 29 0 45 0 44 59 87 117 131 177 0 17 0 36 0 54z"><text:p/></draw:path><draw:path draw:style-name="gr1059" draw:text-style-name="P99" svg:width="0.0346in" svg:height="0.1516in" svg:x="1.4461in" svg:y="0.0094in" svg:viewBox="0 0 89 386" svg:d="M89 194c0-31-4-77-25-121-23-48-56-73-61-73-2 0-3 2-3 4s0 3 7 9c38 39 60 100 60 181 0 65-14 133-63 181-4 6-4 6-4 7 0 2 1 4 3 4 5 0 39-26 62-76 20-42 24-85 24-116z"><text:p/></draw:path><draw:path draw:style-name="gr1059" draw:text-style-name="P99" svg:width="0.0469in" svg:height="0.0705in" svg:x="1.5031in" svg:y="0in" svg:viewBox="0 0 120 180" svg:d="M120 130c-3 0-7 0-10 0-1 7-3 22-7 26-2 1-23 1-27 1-17 0-33 0-50 0 29-26 39-32 54-46 21-15 40-33 40-58 0-33-30-53-64-53s-56 24-56 49c0 14 11 15 14 15 7 0 15-4 15-14 0-6-3-15-17-15 9-20 28-25 40-25 27 0 41 21 41 43 0 23-17 42-25 52-22 21-44 42-66 64-2 3-2 3-2 11 37 0 74 0 111 0 3-17 6-33 9-50z"><text:p/></draw:path><draw:path draw:style-name="gr1059" draw:text-style-name="P99" svg:width="0.0055in" svg:height="0.1516in" svg:x="1.6248in" svg:y="0.0094in" svg:viewBox="0 0 15 386" svg:d="M15 14c0-6 0-14-7-14-8 0-8 8-8 14 0 119 0 239 0 358 0 8 0 14 8 14 7 0 7-6 7-14 0-119 0-239 0-358z"><text:p/></draw:path><draw:path draw:style-name="gr1059" draw:text-style-name="P99" svg:width="0.0461in" svg:height="0.1031in" svg:x="1.6957in" svg:y="0.0209in" svg:viewBox="0 0 118 263" svg:d="M76 30c0-13 1-18 32-18 3 0 6 0 10 0 0-4 0-8 0-12-14 1-44 1-60 1-14 0-45 0-58-1 0 4 0 8 0 12 3 0 7 0 10 0 31 0 32 5 32 18 0 67 0 135 0 203 0 13-1 17-32 17-3 0-7 0-10 0 0 5 0 9 0 13 13-2 44-2 58-2 16 0 46 0 60 2 0-4 0-8 0-13-4 0-7 0-10 0-31 0-32-4-32-17 0-68 0-136 0-203z"><text:p/></draw:path><draw:path draw:style-name="gr1059" draw:text-style-name="P99" svg:width="0.1181in" svg:height="0.0669in" svg:x="1.7512in" svg:y="0.0571in" svg:viewBox="0 0 301 171" svg:d="M30 39c0 34 0 68 0 103 0 17-4 17-30 17 0 3 0 8 0 12 13 0 33-1 44-1 10 0 30 1 43 1 0-4 0-9 0-12-25 0-30 0-30-17 0-24 0-48 0-71 0-40 28-62 52-62s28 21 28 43c0 30 0 59 0 90 0 17-4 17-29 17 0 3 0 8 0 12 13 0 33-1 43-1 11 0 30 1 44 1 0-4 0-9 0-12-27 0-31 0-31-17 0-24 0-48 0-71 0-40 27-62 53-62 24 0 28 21 28 43 0 30 0 59 0 90 0 17-4 17-31 17 0 3 0 8 0 12 15 0 35-1 44-1 10 0 31 1 43 1 0-4 0-9 0-12-19 0-29 0-29-11 0-26 0-50 0-74 0-33 0-45-12-60-6-6-18-14-41-14-32 0-50 23-56 39-6-35-34-39-51-39-28 0-47 17-57 41 0-13 0-28 0-41-19 1-36 3-55 4 0 5 0 8 0 13 27 0 30 3 30 22z"><text:p/></draw:path><draw:path draw:style-name="gr1059" draw:text-style-name="P99" svg:width="0.035in" svg:height="0.1516in" svg:x="1.8882in" svg:y="0.0094in" svg:viewBox="0 0 90 386" svg:d="M90 382c0-1 0-1-6-8-49-50-61-122-61-180 0-67 14-134 62-183 5-4 5-5 5-7 0-3-1-4-4-4-4 0-39 26-61 76-20 42-25 85-25 118 0 29 4 75 26 119 23 48 56 73 60 73 3 0 4-1 4-4z"><text:p/></draw:path><draw:path draw:style-name="gr1059" draw:text-style-name="P99" svg:width="0.0752in" svg:height="0.1378in" svg:x="1.9406in" svg:y="0.0173in" svg:viewBox="0 0 192 351" svg:d="M121 118c11 0 22 0 33 0 8 0 12 0 12-8 0-4-4-4-10-4-11 0-22 0-33 0 3-16 6-30 9-44 1-8 7-36 9-40 3-8 10-13 18-13 2 0 11 0 19 6-17 3-21 16-21 21 0 9 7 14 15 14 9 0 20-8 20-24 0-17-17-26-33-26-13 0-37 7-49 45-2 9-3 12-13 61-9 0-18 0-27 0-6 0-11 0-11 8 0 4 4 4 10 4 9 0 18 0 27 0-10 51-20 102-30 151-7 38-13 73-33 73-2 0-11 0-19-7 18-1 21-15 21-21 0-8-6-13-14-13-10 0-21 9-21 23 0 18 16 27 33 27 21 0 36-23 43-38 13-24 22-70 22-74 8-39 15-80 23-121z"><text:p/></draw:path><draw:path draw:style-name="gr1059" draw:text-style-name="P99" svg:width="0.035in" svg:height="0.1516in" svg:x="2.0319in" svg:y="0.0094in" svg:viewBox="0 0 90 386" svg:d="M90 194c0-31-4-77-25-121-24-48-57-73-61-73-2 0-4 2-4 4s0 3 8 9c37 39 59 100 59 181 0 65-14 133-62 181-5 6-5 6-5 7 0 2 2 4 4 4 4 0 39-26 62-76 19-42 24-85 24-116z"><text:p/></draw:path><draw:path draw:style-name="gr1059" draw:text-style-name="P99" svg:width="0.1008in" svg:height="0.035in" svg:x="2.1331in" svg:y="0.06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61in" svg:height="0.1031in" svg:x="2.2894in" svg:y="0.0209in" svg:viewBox="0 0 118 263" svg:d="M76 30c0-13 2-18 32-18 3 0 6 0 10 0 0-4 0-8 0-12-14 1-44 1-59 1s-45 0-59-1c0 4 0 8 0 12 3 0 7 0 10 0 31 0 32 5 32 18 0 67 0 135 0 203 0 13-1 17-32 17-3 0-7 0-10 0 0 5 0 9 0 13 14-2 44-2 59-2s45 0 59 2c0-4 0-8 0-13-4 0-7 0-10 0-30 0-32-4-32-17 0-68 0-136 0-203z"><text:p/></draw:path><draw:path draw:style-name="gr1059" draw:text-style-name="P99" svg:width="0.1181in" svg:height="0.0669in" svg:x="2.3453in" svg:y="0.0571in" svg:viewBox="0 0 301 171" svg:d="M30 39c0 34 0 68 0 103 0 17-5 17-30 17 0 3 0 8 0 12 13 0 33-1 43-1s31 1 44 1c0-4 0-9 0-12-27 0-31 0-31-17 0-24 0-48 0-71 0-40 28-62 53-62 24 0 28 21 28 43 0 30 0 59 0 90 0 17-4 17-30 17 0 3 0 8 0 12 14 0 33-1 44-1 10 0 29 1 43 1 0-4 0-9 0-12-26 0-30 0-30-17 0-24 0-48 0-71 0-40 27-62 52-62 24 0 28 21 28 43 0 30 0 59 0 90 0 17-4 17-30 17 0 3 0 8 0 12 14 0 33-1 44-1 10 0 30 1 43 1 0-4 0-9 0-12-19 0-29 0-29-11 0-26 0-50 0-74 0-33 0-45-12-60-6-6-19-14-41-14-33 0-50 23-56 39-6-35-34-39-52-39-29 0-46 17-57 41 0-13 0-28 0-41-18 1-36 3-54 4 0 5 0 8 0 13 26 0 30 3 30 22z"><text:p/></draw:path><draw:path draw:style-name="gr1059" draw:text-style-name="P99" svg:width="0.0346in" svg:height="0.1516in" svg:x="2.4823in" svg:y="0.0094in" svg:viewBox="0 0 89 386" svg:d="M89 382c0-1 0-1-7-8-47-50-60-122-60-180 0-67 15-134 63-183 4-4 4-5 4-7 0-3-1-4-3-4-5 0-39 26-62 76-20 42-24 85-24 118 0 29 4 75 25 119 23 48 56 73 61 73 2 0 3-1 3-4z"><text:p/></draw:path><draw:path draw:style-name="gr1059" draw:text-style-name="P99" svg:width="0.0693in" svg:height="0.0976in" svg:x="2.5283in" svg:y="0.0571in" svg:viewBox="0 0 177 249" svg:d="M176 25c1-2 1-4 1-6 0-7-4-11-11-11-3 0-14 3-15 16-8-14-21-24-37-24-44 0-92 54-92 110 0 39 24 61 52 61 23 0 40-18 45-22-8 34-8 33-12 51-3 4-16 41-56 41-8 0-20 0-31-4 12-3 15-13 15-19s-3-14-14-14c-9 0-21 8-21 22 0 16 14 23 52 23 48 0 76-28 81-52 14-57 29-114 43-172zM126 121c-2 10-12 20-19 28-9 7-21 14-32 14-19 0-26-21-26-36 0-19 13-64 22-84 11-19 28-34 43-34 27 0 32 31 32 33s-1 4-1 5c-6 25-12 49-19 74z"><text:p/></draw:path><draw:path draw:style-name="gr1059" draw:text-style-name="P99" svg:width="0.035in" svg:height="0.1516in" svg:x="2.613in" svg:y="0.0094in" svg:viewBox="0 0 90 386" svg:d="M90 194c0-31-4-77-26-121-23-48-56-73-60-73-3 0-4 2-4 4s0 3 8 9c37 39 59 100 59 181 0 65-14 133-62 181-5 6-5 6-5 7 0 2 1 4 4 4 4 0 39-26 61-76 20-42 25-85 25-116z"><text:p/></draw:path><draw:path draw:style-name="gr1059" draw:text-style-name="P99" svg:width="0.0535in" svg:height="0.1516in" svg:x="2.6744in" svg:y="0.0094in" svg:viewBox="0 0 137 386" svg:d="M56 334c0 16-11 41-53 43-2 0-3 3-3 5 0 4 4 4 8 4 37 0 73-19 73-48s0-59 0-89c0-15 0-26 16-38 14-11 28-12 37-14 1 0 3-1 3-3 0-4-2-4-6-4-25-2-44-16-49-34-1-5-1-6-1-20 0-26 0-51 0-76 0-17 0-29-18-43-16-13-42-17-55-17-4 0-8 0-8 4 0 5 2 5 7 5 24 2 42 14 48 34 1 3 1 3 1 18 0 26 0 54 0 81 0 18 2 25 15 37 8 7 19 12 30 15-32 9-45 27-45 48 0 31 0 61 0 92z"><text:p/></draw:path></draw:g></text:span><text:span text:style-name="T9">. נבחר זיווג: </text:span></text:p>
      <text:p text:style-name="P18"><draw:g text:anchor-type="as-char" svg:y="-0.1161in" draw:z-index="214" draw:name="Shape215" draw:style-name="gr1057"><svg:title>TexMaths</svg:title><svg:desc>11§inline§h \colon (\N \to \N) / R \to (\ps(\N) \setminus \emptyset), h = \lambda [f]_R \in (\N \to \N) / R. \Im(f)§svg§600§FALSE§</svg:desc><draw:path draw:style-name="gr1058" draw:text-style-name="P98" svg:width="3.9646in" svg:height="0.1386in" svg:x="-0.0004in" svg:y="0.0071in" svg:viewBox="0 0 10071 353" svg:d="M0 0c3357 0 6714 0 10071 0 0 118 0 235 0 353-3357 0-6714 0-10071 0 0-118 0-235 0-353z"><text:p/></draw:path><draw:path draw:style-name="gr1059" draw:text-style-name="P99" svg:width="0.0744in" svg:height="0.1059in" svg:x="0in" svg:y="0.0118in" svg:viewBox="0 0 190 270" svg:d="M90 4c-2-1 0-4-5-4-9 0-37 3-48 4-2 0-6 1-6 8 0 4 3 4 9 4 18 0 19 3 19 7 0 2-1 6-1 8-18 73-37 147-56 221-2 5-2 5-2 7 0 10 8 11 12 11 6 0 12-4 14-10 3-8 5-18 7-28 3-11 5-23 9-35 2-8 4-16 6-24 1-4 4-16 5-18 1-3 13-25 26-35 8-7 19-14 36-14s21 13 21 27c0 21-14 63-23 85-3 8-5 14-5 22 0 17 13 30 32 30 36 0 50-56 50-59s-3-3-4-3c-5 0-5 1-7 6-5 21-17 49-38 49-7 0-10-5-10-14s3-18 6-27c7-16 25-62 25-84 0-25-16-40-45-40-25 0-43 11-58 29 10-41 21-82 31-123z"><text:p/></draw:path><draw:path draw:style-name="gr1059" draw:text-style-name="P99" svg:width="0.0157in" svg:height="0.065in" svg:x="0.1098in" svg:y="0.0516in" svg:viewBox="0 0 41 166" svg:d="M41 21c0-11-10-21-21-21-12 0-20 10-20 21s8 21 20 21c11 0 21-10 21-21zM41 146c0-11-10-21-21-21-12 0-20 10-20 21s8 20 20 20c11 0 21-9 21-20z"><text:p/></draw:path><draw:path draw:style-name="gr1059" draw:text-style-name="P99" svg:width="0.035in" svg:height="0.1508in" svg:x="0.2043in" svg:y="0.0035in" svg:viewBox="0 0 90 384" svg:d="M90 379c0-1 0-1-6-8-49-48-62-122-62-179 0-67 15-134 63-182 5-5 5-6 5-7 0-2-2-3-4-3-4 0-39 26-62 75-20 43-24 84-24 117 0 29 4 76 25 119 23 47 57 73 61 73 2 0 4-2 4-5z"><text:p/></draw:path><draw:path draw:style-name="gr1059" draw:text-style-name="P99" svg:width="0.1028in" svg:height="0.1059in" svg:x="0.2528in" svg:y="0.013in" svg:viewBox="0 0 262 270" svg:d="M33 35c0 63 0 125 0 187 0 21-3 27-22 27-4 0-11 2-11 7 0 7 5 7 13 7 20 0 40 0 60 0 6 0 13 0 13-7 0-5-7-7-12-7-21 0-25-8-25-28 0-58 0-117 0-175 57 73 112 146 168 219 3 4 5 5 7 5 7 0 7-6 7-12 0-71 0-144 0-216 0-22 3-28 22-28 2 0 9-1 9-6 0-8-7-8-13-8-19 0-38 0-57 0-7 0-13 0-13 8 0 6 7 6 11 6 22 0 24 8 24 29 0 39 0 79 0 120-38-53-78-105-116-158-3-5-5-5-13-5-22 0-45 0-67 0-8 0-14 0-14 8 0 5 6 6 8 6 11 1 18 7 22 12-1 3-1 4-1 9zM218 244c-56-74-112-147-169-221-3-4-3-5-7-9 15 0 31 0 46 0 43 59 87 117 130 175 0 18 0 36 0 55z"><text:p/></draw:path><draw:path draw:style-name="gr1059" draw:text-style-name="P99" svg:width="0.1346in" svg:height="0.0783in" svg:x="0.4094in" svg:y="0.0394in" svg:viewBox="0 0 343 200" svg:d="M300 109c-21 16-31 32-34 36-17 28-14 34-21 52 0 3 5 3 8 3 7 0 8 0 9-7 9-37 32-69 75-87 5-2 6-3 6-5 0-3-2-4-3-4-18-7-64-26-78-90-1-6-2-7-9-7-3 0-8 0-8 5 7 17 4 25 20 51 8 11 19 25 35 37-95 0-191 0-287 0-6 0-13 0-13 8s7 8 13 8c96 0 192 0 287 0z"><text:p/></draw:path><draw:path draw:style-name="gr1059" draw:text-style-name="P99" svg:width="0.1028in" svg:height="0.1059in" svg:x="0.5992in" svg:y="0.013in" svg:viewBox="0 0 262 270" svg:d="M34 35c0 63 0 125 0 187 0 21-3 27-23 27-4 0-11 2-11 7 0 7 7 7 13 7 20 0 41 0 61 0 6 0 12 0 12-7 0-5-6-7-11-7-22 0-24-8-24-28 0-58 0-117 0-175 55 73 111 146 166 219 4 4 5 5 8 5 7 0 7-6 7-12 0-71 0-144 0-216 0-22 3-28 21-28 2 0 9-1 9-6 0-8-6-8-12-8-19 0-39 0-58 0-6 0-13 0-13 8 0 6 8 6 11 6 22 0 26 8 26 29 0 39 0 79 0 120-39-53-79-105-117-158-4-5-6-5-14-5-22 0-45 0-67 0-7 0-14 0-14 8 0 5 7 6 9 6 10 1 18 7 21 12 0 3 0 4 0 9zM218 244c-56-74-111-147-167-221-5-4-5-5-9-9 15 0 31 0 46 0 43 59 87 117 130 175 0 18 0 36 0 55z"><text:p/></draw:path><draw:path draw:style-name="gr1059" draw:text-style-name="P99" svg:width="0.035in" svg:height="0.1508in" svg:x="0.7138in" svg:y="0.0035in" svg:viewBox="0 0 90 384" svg:d="M90 192c0-29-4-77-25-119-23-49-57-73-61-73-2 0-4 1-4 3 0 1 0 2 8 9 37 39 59 100 59 180 0 65-14 132-62 182-5 4-5 4-5 5 0 3 2 5 4 5 4 0 39-27 62-75 20-43 24-86 24-117z"><text:p/></draw:path><draw:path draw:style-name="gr1059" draw:text-style-name="P99" svg:width="0.0591in" svg:height="0.1508in" svg:x="0.7728in" svg:y="0.0035in" svg:viewBox="0 0 151 384" svg:d="M148 14c3-5 2-4 3-6 0-5-4-8-8-8-3 0-6 1-7 3-45 122-89 244-134 366-2 5-1 5-2 7 0 4 3 8 8 8s6-3 8-9c44-120 88-241 132-361z"><text:p/></draw:path><draw:path draw:style-name="gr1059" draw:text-style-name="P99" svg:width="0.1083in" svg:height="0.1059in" svg:x="0.8469in" svg:y="0.0134in" svg:viewBox="0 0 276 270" svg:d="M129 26c2-8 4-13 11-14 3 0 16 0 24 0 27 0 70 0 70 39 0 13-7 38-22 53-11 10-29 23-65 23-14 0-28 0-43 0 8-34 17-67 25-101zM185 132c38-8 84-35 84-74 0-33-34-58-84-58-38 0-74 0-111 0-8 0-11 0-11 8 0 4 3 4 11 4 1 0 8 0 14 1 8 0 11 1 11 6 0 2 0 3-1 7-18 69-35 138-53 206-3 15-4 19-34 19-8 0-11 0-11 7 0 4 4 4 5 4 11 0 38-2 49-2s38 2 49 2c4 0 8 0 8-8 0-3-3-3-11-3-14 0-25 0-25-8 0-2 1-5 1-7 9-34 16-67 25-101 16 0 31 0 46 0 36 0 43 22 43 35 0 7-3 18-5 27-4 10-7 24-7 32 0 41 46 41 52 41 33 0 46-38 46-44 0-4-3-2-4-4-4 0-5 2-6 5-10 28-26 35-35 35-12 0-15-8-15-24 0-12 2-31 4-42 0-6 1-12 1-18 0-30-26-42-36-46z"><text:p/></draw:path><draw:path draw:style-name="gr1059" draw:text-style-name="P99" svg:width="0.1346in" svg:height="0.0783in" svg:x="1.0079in" svg:y="0.0394in" svg:viewBox="0 0 343 200" svg:d="M301 109c-21 16-32 32-35 36-17 28-13 34-20 52 0 3 5 3 8 3 7 0 7 0 8-7 9-37 32-69 76-87 4-2 5-3 5-5 0-3-2-4-3-4-17-7-64-26-78-90-1-6-1-7-8-7-3 0-8 0-8 5 7 17 4 25 20 51 8 11 19 25 35 37-95 0-191 0-287 0-7 0-14 0-14 8s7 8 14 8c96 0 192 0 287 0z"><text:p/></draw:path><draw:path draw:style-name="gr1059" draw:text-style-name="P99" svg:width="0.0346in" svg:height="0.1508in" svg:x="1.2091in" svg:y="0.0035in" svg:viewBox="0 0 89 384" svg:d="M89 379c0-1 0-1-7-8-48-48-60-122-60-179 0-67 14-134 63-182 4-5 4-6 4-7 0-2-1-3-3-3-5 0-40 26-62 75-20 43-24 84-24 117 0 29 3 76 25 119 23 47 56 73 61 73 2 0 3-2 3-5z"><text:p/></draw:path><draw:path draw:style-name="gr1059" draw:text-style-name="P99" svg:width="0.1079in" svg:height="0.1102in" svg:x="1.2563in" svg:y="0.0134in" svg:viewBox="0 0 275 281" svg:d="M126 0c-55 0-95 26-112 44-13 15-10 19-14 27 0 3 1 4 3 4 7 0 16-6 19-8 8-4 9-8 11-14 5-16 16-29 65-32-7 87-30 171-62 250-3 6-2 5-3 7 0 2 1 3 4 3 7 0 25-8 29-18 21-48 52-134 64-242 6 0 13 0 20 0 47 0 92 19 92 57 0 29-28 82-102 85-9 1-14 1-23 7-8 5-10 9-10 11 0 4 2 4 6 4 71 0 162-60 162-123 0-44-52-62-97-62-17 0-34 0-52 0z"><text:p/></draw:path><draw:path draw:style-name="gr1059" draw:text-style-name="P99" svg:width="0.0346in" svg:height="0.1508in" svg:x="1.3866in" svg:y="0.0035in" svg:viewBox="0 0 89 384" svg:d="M89 379c0-1 0-1-7-8-48-48-60-122-60-179 0-67 14-134 63-182 4-5 4-6 4-7 0-2-1-3-3-3-5 0-40 26-62 75-20 43-24 84-24 117 0 29 3 76 25 119 23 47 56 73 61 73 2 0 3-2 3-5z"><text:p/></draw:path><draw:path draw:style-name="gr1059" draw:text-style-name="P99" svg:width="0.1028in" svg:height="0.1059in" svg:x="1.4343in" svg:y="0.013in" svg:viewBox="0 0 262 270" svg:d="M34 35c0 63 0 125 0 187 0 21-3 27-23 27-4 0-11 2-11 7 0 7 7 7 13 7 20 0 41 0 61 0 6 0 12 0 12-7 0-5-6-7-11-7-22 0-24-8-24-28 0-58 0-117 0-175 55 73 111 146 166 219 4 4 5 5 8 5 7 0 7-6 7-12 0-71 0-144 0-216 0-22 3-28 21-28 2 0 9-1 9-6 0-8-6-8-12-8-19 0-39 0-58 0-6 0-13 0-13 8 0 6 8 6 12 6 21 0 25 8 25 29 0 39 0 79 0 120-39-53-79-105-117-158-4-5-6-5-14-5-22 0-45 0-67 0-7 0-14 0-14 8 0 5 7 6 9 6 10 1 18 7 22 12-1 3-1 4-1 9zM218 244c-56-74-111-147-167-221-5-4-5-5-9-9 15 0 31 0 46 0 43 59 87 117 130 175 0 18 0 36 0 55z"><text:p/></draw:path><draw:path draw:style-name="gr1059" draw:text-style-name="P99" svg:width="0.035in" svg:height="0.1508in" svg:x="1.5492in" svg:y="0.0035in" svg:viewBox="0 0 90 384" svg:d="M90 192c0-29-4-77-25-119-23-49-57-73-61-73-2 0-4 1-4 3 0 1 0 2 8 9 37 39 59 100 59 180 0 65-14 132-62 182-5 4-5 4-5 5 0 3 2 5 4 5 4 0 39-27 62-75 20-43 24-86 24-117z"><text:p/></draw:path><draw:path draw:style-name="gr1059" draw:text-style-name="P99" svg:width="0.0591in" svg:height="0.1508in" svg:x="1.6417in" svg:y="0.0035in" svg:viewBox="0 0 151 384" svg:d="M134 375c2 4 3 9 9 9 4 0 8-4 8-8 0-1 0-1-3-7-44-120-88-240-132-360-2-7-3-9-8-9-4 0-8 3-8 8 1 2 0 1 2 5 44 121 88 241 132 362z"><text:p/></draw:path><draw:path draw:style-name="gr1059" draw:text-style-name="P99" svg:width="0.0614in" svg:height="0.128in" svg:x="1.7504in" svg:y="0in" svg:viewBox="0 0 157 326" svg:d="M132 8c0-5-3-8-8-8s-6 4-9 12c-4 15-1 2-5 18-4-3-17-8-31-8-22 0-47 11-61 41-16 30-18 66-18 102 0 24 0 92 34 122-9 30-9 31-9 32 0 4 4 7 8 7 5 0 7-4 9-12 5-15 1-2 5-17 9 4 21 7 31 7 44 0 61-36 68-55 10-26 11-57 11-84 0-29 0-92-34-125 3-11 6-21 9-32zM40 269c-14-26-14-72-14-110 0-30 0-57 6-82 8-35 30-47 47-47 8 0 18 2 28 11-22 75-45 152-67 228zM119 56c12 22 12 67 12 103 0 29 0 56-5 82-6 40-27 55-48 55-9 0-18-3-27-11 23-76 45-153 68-229z"><text:p/></draw:path><draw:path draw:style-name="gr1059" draw:text-style-name="P99" svg:width="0.0346in" svg:height="0.1508in" svg:x="1.8283in" svg:y="0.0035in" svg:viewBox="0 0 89 384" svg:d="M89 192c0-29-4-77-25-119-23-49-56-73-61-73-2 0-3 1-3 3 0 1 0 2 7 9 38 39 60 100 60 180 0 65-14 132-63 182-4 4-4 4-4 5 0 3 1 5 3 5 5 0 39-27 62-75 20-43 24-86 24-117z"><text:p/></draw:path><draw:path draw:style-name="gr1059" draw:text-style-name="P99" svg:width="0.0177in" svg:height="0.0449in" svg:x="1.8917in" svg:y="0.1004in" svg:viewBox="0 0 46 115" svg:d="M46 41c0-26-10-41-25-41-13 0-21 10-21 21 0 10 8 20 21 20 4 0 10-1 13-5 1-1 1-1 2-1 0 2 1 0 1 6 0 28-13 51-26 65-4 3-4 4-4 5 0 3 2 4 4 4 3 0 35-29 35-74z"><text:p/></draw:path><draw:path draw:style-name="gr1059" draw:text-style-name="P99" svg:width="0.074in" svg:height="0.1059in" svg:x="1.9551in" svg:y="0.0118in" svg:viewBox="0 0 189 270" svg:d="M89 4c-1-1 0-4-4-4-9 0-38 3-48 4-3 0-7 1-7 8 0 4 3 4 10 4 17 0 18 3 18 7 0 2-1 6-1 8-19 73-37 147-56 221-1 5-1 5-1 7 0 10 8 11 11 11 7 0 12-4 14-10 2-8 6-18 8-28 2-11 5-23 8-35 2-8 5-16 6-24 1-4 5-16 5-18 1-3 13-25 26-35 9-7 21-14 37-14 17 0 21 13 21 27 0 21-15 63-24 85-3 8-5 14-5 22 0 17 14 30 32 30 36 0 50-56 50-59s-3-3-4-3c-4 0-4 1-6 6-5 21-18 49-39 49-7 0-9-5-9-14s3-18 6-27c6-16 24-62 24-84 0-25-16-40-44-40-25 0-43 11-58 29 10-41 20-82 30-123z"><text:p/></draw:path><draw:path draw:style-name="gr1059" draw:text-style-name="P99" svg:width="0.1008in" svg:height="0.035in" svg:x="2.0843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48in" svg:height="0.1063in" svg:x="2.2445in" svg:y="0.0118in" svg:viewBox="0 0 191 271" svg:d="M118 155c15 41 34 99 40 108 6 7 10 7 20 7 3 0 6 0 9 0 4 0 4-2 4-3s-1-2-2-3c-3-5-5-10-9-18-26-72-51-146-78-219-9-22-29-27-47-27-2 0-8 0-8 4s2 4 4 5c13 2 16 4 25 31 12 34 25 69 37 104-35 35-71 69-106 104-5 5-7 7-7 12 0 7 5 11 12 11 6 0 9-4 12-7 31-37 63-73 94-109z"><text:p/></draw:path><draw:path draw:style-name="gr1059" draw:text-style-name="P99" svg:width="0.0205in" svg:height="0.1508in" svg:x="2.3433in" svg:y="0.0035in" svg:viewBox="0 0 53 384" svg:d="M53 384c0-6 0-10 0-16-12 0-26 0-38 0 0-117 0-235 0-353 12 0 26 0 38 0 0-5 0-10 0-15-18 0-35 0-53 0 0 127 0 256 0 384 18 0 35 0 53 0z"><text:p/></draw:path><draw:path draw:style-name="gr1059" draw:text-style-name="P99" svg:width="0.0752in" svg:height="0.137in" svg:x="2.376in" svg:y="0.0098in" svg:viewBox="0 0 192 349" svg:d="M121 118c11 0 22 0 33 0 8 0 12 0 12-8 0-4-4-4-11-4-11 0-21 0-32 0 3-15 6-29 9-43 1-9 7-37 9-41 3-8 10-13 17-13 3 0 12 0 20 6-17 3-21 16-21 21 0 9 7 15 15 15 9 0 20-9 20-24 0-17-17-27-34-27-12 0-37 8-48 45-2 9-3 12-13 61-9 0-18 0-27 0-7 0-12 0-12 7 0 5 5 5 11 5 9 0 18 0 27 0-10 50-20 101-30 151-7 38-13 73-33 73-2 0-12 0-19-8 18-1 21-14 21-21 0-9-6-13-14-13-10 0-21 9-21 23 0 18 16 26 33 26 21 0 36-21 43-37 13-24 22-70 22-74 8-40 15-80 23-120z"><text:p/></draw:path><draw:path draw:style-name="gr1059" draw:text-style-name="P99" svg:width="0.0205in" svg:height="0.1508in" svg:x="2.4622in" svg:y="0.0035in" svg:viewBox="0 0 53 384" svg:d="M53 0c-18 0-35 0-53 0 0 5 0 10 0 15 12 0 25 0 37 0 0 118 0 236 0 353-12 0-25 0-37 0 0 6 0 10 0 16 18 0 35 0 53 0 0-128 0-257 0-384z"><text:p/></draw:path><draw:path draw:style-name="gr1059" draw:text-style-name="P99" svg:width="0.0823in" svg:height="0.0744in" svg:x="2.5083in" svg:y="0.0661in" svg:viewBox="0 0 210 190" svg:d="M92 20c3-8 3-9 9-10 6 0 12 0 18 0 24 0 56 0 56 28 0 11-6 28-19 38-11 9-27 13-46 13-12 0-23 0-35 0 5-23 12-46 17-69zM142 93c32-7 60-27 60-51 0-23-27-42-67-42-27 0-55 0-82 0-6 0-9 0-9 7 0 3 3 3 9 3 3 0 5 0 10 1 5 0 6 1 6 3 0 1 0 2-1 7-12 47-24 94-36 143-2 9-2 11-24 11-5 0-8 0-8 5 0 4 2 5 4 5 6 0 11-1 17-1 5 0 13 0 17 0 6 0 13 0 18 0 6 0 13 1 19 1 1 0 5 0 5-6 0-4-3-4-9-4-4 0-5 0-11 0-5-1-5-2-5-5 0-2 0-2 1-5 6-23 11-46 17-68 12 0 25 0 37 0 23 0 33 11 33 24 0 3-2 12-3 19-4 12-5 16-5 20 0 21 20 30 40 30 25 0 35-26 35-32-1-1 0-3-4-3s-4 2-5 4c-4 12-14 23-25 23-7 0-12-3-12-17 0-7 1-21 2-28s1-11 1-13c0-3 0-12-8-20-4-5-12-8-17-11z"><text:p/></draw:path><draw:path draw:style-name="gr1059" draw:text-style-name="P99" svg:width="0.076in" svg:height="0.087in" svg:x="2.6555in" svg:y="0.0335in" svg:viewBox="0 0 194 222" svg:d="M179 120c7 0 15 0 15-8s-8-8-15-8c-55 0-109 0-164 0 6-51 50-89 104-89 20 0 40 0 60 0 7 0 15 0 15-7 0-8-8-8-15-8-20 0-40 0-60 0-66 0-119 51-119 112 0 62 53 110 119 110 20 0 40 0 60 0 7 0 15 0 15-8 0-7-8-7-15-7-20 0-40 0-60 0-54 0-98-36-104-87 55 0 109 0 164 0z"><text:p/></draw:path><draw:path draw:style-name="gr1059" draw:text-style-name="P99" svg:width="0.035in" svg:height="0.1508in" svg:x="2.8016in" svg:y="0.0035in" svg:viewBox="0 0 90 384" svg:d="M90 379c0-1 0-1-6-8-49-48-61-122-61-179 0-67 14-134 62-182 5-5 5-6 5-7 0-2-1-3-4-3-4 0-39 26-61 75-20 43-25 84-25 117 0 29 4 76 26 119 23 47 56 73 60 73 3 0 4-2 4-5z"><text:p/></draw:path><draw:path draw:style-name="gr1059" draw:text-style-name="P99" svg:width="0.1028in" svg:height="0.1059in" svg:x="2.8496in" svg:y="0.013in" svg:viewBox="0 0 262 270" svg:d="M34 35c0 63 0 125 0 187 0 21-3 27-23 27-4 0-11 2-11 7 0 7 7 7 13 7 20 0 41 0 61 0 6 0 12 0 12-7 0-5-7-7-11-7-22 0-26-8-26-28 0-58 0-117 0-175 57 73 112 146 168 219 3 4 5 5 8 5 7 0 7-6 7-12 0-71 0-144 0-216 0-22 3-28 21-28 2 0 9-1 9-6 0-8-6-8-13-8-19 0-38 0-57 0-6 0-13 0-13 8 0 6 7 6 11 6 22 0 26 8 26 29 0 39 0 79 0 120-39-53-79-105-117-158-4-5-6-5-14-5-22 0-45 0-67 0-7 0-14 0-14 8 0 5 7 6 9 6 10 1 18 7 21 12 0 3 0 4 0 9zM218 244c-56-74-112-147-169-221-3-4-3-5-7-9 15 0 31 0 46 0 43 59 87 117 130 175 0 18 0 36 0 55z"><text:p/></draw:path><draw:path draw:style-name="gr1059" draw:text-style-name="P99" svg:width="0.1346in" svg:height="0.0783in" svg:x="3.0063in" svg:y="0.0394in" svg:viewBox="0 0 343 200" svg:d="M301 109c-22 16-32 32-35 36-17 28-13 34-20 52 0 3 5 3 8 3 7 0 7 0 8-7 9-37 32-69 76-87 4-2 5-3 5-5 0-3-2-4-3-4-17-7-64-26-78-90-1-6-1-7-8-7-3 0-8 0-8 5 7 17 4 25 19 51 9 11 20 25 36 37-95 0-191 0-287 0-7 0-14 0-14 8s7 8 14 8c96 0 192 0 287 0z"><text:p/></draw:path><draw:path draw:style-name="gr1059" draw:text-style-name="P99" svg:width="0.1024in" svg:height="0.1059in" svg:x="3.1965in" svg:y="0.013in" svg:viewBox="0 0 261 270" svg:d="M33 35c0 63 0 125 0 187 0 21-3 27-23 27-3 0-10 2-10 7 0 7 5 7 13 7 20 0 40 0 60 0 6 0 13 0 13-7 0-5-7-7-12-7-21 0-25-8-25-28 0-58 0-117 0-175 57 73 112 146 168 219 3 4 5 5 7 5 7 0 7-6 7-12 0-71 0-144 0-216 0-22 3-28 21-28 3 0 9-1 9-6 0-8-6-8-12-8-19 0-38 0-57 0-7 0-13 0-13 8 0 6 7 6 11 6 21 0 24 8 24 29 0 39 0 79 0 120-38-53-78-105-116-158-3-5-5-5-13-5-23 0-45 0-69 0-6 0-12 0-12 8 0 5 6 6 8 6 11 1 18 7 22 12-1 3-1 4-1 9zM218 244c-56-74-112-147-169-221-4-4-4-5-7-9 15 0 29 0 45 0 44 59 87 117 131 175 0 18 0 36 0 55z"><text:p/></draw:path><draw:path draw:style-name="gr1059" draw:text-style-name="P99" svg:width="0.0346in" svg:height="0.1508in" svg:x="3.3114in" svg:y="0.0035in" svg:viewBox="0 0 89 384" svg:d="M89 192c0-29-4-77-25-119-23-49-56-73-61-73-2 0-3 1-3 3 0 1 0 2 7 9 38 39 60 100 60 180 0 65-14 132-63 182-4 4-4 4-4 5 0 3 1 5 3 5 5 0 39-27 62-75 20-43 24-86 24-117z"><text:p/></draw:path><draw:path draw:style-name="gr1059" draw:text-style-name="P99" svg:width="0.0587in" svg:height="0.1508in" svg:x="3.3701in" svg:y="0.0035in" svg:viewBox="0 0 150 384" svg:d="M148 14c2-5 2-4 2-6 0-5-4-8-8-8-2 0-6 1-7 3-45 122-89 244-134 366-1 5-1 5-1 7 0 4 3 8 8 8 4 0 5-3 7-9 44-120 89-241 133-361z"><text:p/></draw:path><draw:path draw:style-name="gr1059" draw:text-style-name="P99" svg:width="0.1083in" svg:height="0.1059in" svg:x="3.4437in" svg:y="0.0134in" svg:viewBox="0 0 276 270" svg:d="M130 26c2-8 3-13 11-14 3 0 15 0 23 0 27 0 70 0 70 39 0 13-6 39-21 53-10 11-30 23-66 23-14 0-28 0-43 0 9-34 17-67 26-101zM185 132c39-8 86-35 86-74 0-33-36-58-86-58-37 0-74 0-110 0-8 0-11 0-11 8 0 4 3 4 10 4 1 0 8 0 15 1 7 0 10 1 10 6 0 2 0 3-1 7-18 69-34 138-52 206-4 15-4 19-35 19-7 0-11 0-11 7 0 4 3 2 5 4 11 0 39-2 50-2 10 0 37 2 48 2 4 0 8 0 8-8 0-3-3-3-11-3-14 0-24 0-24-8 0-2 0-5 1-7 9-34 16-67 25-101 16 0 31 0 46 0 36 0 42 22 42 35 0 7-3 18-5 27-2 10-7 24-7 32 0 41 47 41 52 41 33 0 46-38 46-44 0-4-3-2-4-4-4 0-5 2-5 5-10 28-26 35-35 35-13 0-16-8-16-24 0-12 3-31 4-42 1-6 1-12 1-18 0-30-25-42-36-46z"><text:p/></draw:path><draw:path draw:style-name="gr1059" draw:text-style-name="P99" svg:width="0.0157in" svg:height="0.0157in" svg:x="3.5677in" svg:y="0.1004in" svg:viewBox="0 0 41 41" svg:d="M41 21c0-11-10-21-21-21-12 0-20 10-20 21s8 20 20 20c11 0 21-9 21-20z"><text:p/></draw:path><draw:path draw:style-name="gr1059" draw:text-style-name="P99" svg:width="0.0461in" svg:height="0.1028in" svg:x="3.6012in" svg:y="0.0134in" svg:viewBox="0 0 118 262" svg:d="M76 30c0-14 1-18 32-18 3 0 6 0 10 0 0-4 0-8 0-12-14 1-44 1-59 1s-46 0-59-1c0 4 0 8 0 12 3 0 7 0 10 0 31 0 32 4 32 18 0 67 0 135 0 202 0 14-1 19-32 19-3 0-7 0-10 0 0 4 0 7 0 11 13-2 44-2 58-2 16 0 46 0 60 2 0-4 0-7 0-11-4 0-7 0-10 0-31 0-32-5-32-19 0-67 0-135 0-202z"><text:p/></draw:path><draw:path draw:style-name="gr1059" draw:text-style-name="P99" svg:width="0.1185in" svg:height="0.0661in" svg:x="3.6563in" svg:y="0.0504in" svg:viewBox="0 0 302 169" svg:d="M31 37c0 34 0 69 0 104 0 17-5 17-31 17 0 4 0 7 0 11 14 0 34-1 44-1s30 1 43 1c0-4 0-7 0-11-25 0-30 0-30-17 0-25 0-49 0-72 0-39 28-61 52-61 25 0 28 21 28 43 0 29 0 59 0 90 0 17-3 17-29 17 0 4 0 7 0 11 13 0 33-1 44-1 10 0 29 1 43 1 0-4 0-7 0-11-26 0-30 0-30-17 0-25 0-49 0-72 0-39 27-61 52-61 24 0 28 21 28 43 0 29 0 59 0 90 0 17-4 17-29 17 0 4 0 7 0 11 13 0 33-1 42-1 11 0 31 1 44 1 0-4 0-7 0-11-20 0-29 0-30-12 0-25 0-49 0-73 0-33 0-46-12-59-5-6-18-14-40-14-33 0-50 23-56 37-6-34-34-37-52-37-28 0-46 16-57 40 0-14 0-27 0-40-19 1-36 2-55 3 0 5 0 8 0 12 27 0 31 4 31 22z"><text:p/></draw:path><draw:path draw:style-name="gr1059" draw:text-style-name="P99" svg:width="0.0346in" svg:height="0.1508in" svg:x="3.7937in" svg:y="0.0035in" svg:viewBox="0 0 89 384" svg:d="M89 379c0-1 0-1-7-8-48-48-60-122-60-179 0-67 14-134 63-182 4-5 4-6 4-7 0-2-1-3-3-3-5 0-39 26-62 75-20 43-24 84-24 117 0 29 4 76 25 119 23 47 56 73 61 73 2 0 3-2 3-5z"><text:p/></draw:path><draw:path draw:style-name="gr1059" draw:text-style-name="P99" svg:width="0.076in" svg:height="0.137in" svg:x="3.8457in" svg:y="0.0098in" svg:viewBox="0 0 194 349" svg:d="M122 118c11 0 22 0 33 0 8 0 11 0 11-8 0-4-3-4-10-4-11 0-21 0-32 0 2-15 6-29 8-43 1-9 7-37 9-41 4-8 11-13 18-13 2 0 13 0 19 6-16 3-21 16-21 21 0 9 8 15 15 15 9 0 22-9 22-24 0-17-19-27-35-27-13 0-37 8-49 45-2 9-3 12-12 61-9 0-19 0-28 0-6 0-11 0-11 7 0 5 4 5 11 5 9 0 17 0 26 0-10 50-19 101-29 151-8 38-14 73-34 73-1 0-11 0-19-8 18-1 22-14 22-21 0-9-7-13-14-13-11 0-22 9-22 23 0 18 18 26 33 26 21 0 36-21 44-37 12-24 21-70 21-74 8-40 16-80 24-120z"><text:p/></draw:path><draw:path draw:style-name="gr1059" draw:text-style-name="P99" svg:width="0.035in" svg:height="0.1508in" svg:x="3.937in" svg:y="0.0035in" svg:viewBox="0 0 90 384" svg:d="M90 192c0-29-4-77-25-119-23-49-57-73-61-73-2 0-4 1-4 3 0 1 0 2 8 9 38 39 60 100 60 180 0 65-14 132-63 182-5 4-5 4-5 5 0 3 2 5 4 5 4 0 39-27 62-75 20-43 24-86 24-117z"><text:p/></draw:path></draw:g></text:p>
      <text:p text:style-name="P48"><text:span text:style-name="T101">מוגדר היטב: </text:span><text:span text:style-name="T2">יהי </text:span><text:span text:style-name="T51"><draw:g text:anchor-type="as-char" svg:y="-0.1134in" draw:z-index="202" draw:name="Shape216" draw:style-name="gr1057"><svg:title>TexMaths</svg:title><svg:desc>11§inline§[f]_R, [g]_R \in (\N \to \N) / R§svg§600§FALSE§</svg:desc><draw:path draw:style-name="gr1058" draw:text-style-name="P98" svg:width="1.5409in" svg:height="0.1358in" svg:x="-0.0004in" svg:y="0.0071in" svg:viewBox="0 0 3915 346" svg:d="M1958 346c-653 0-1306 0-1958 0 0-116 0-230 0-346 1305 0 2611 0 3915 0 0 116 0 230 0 346-652 0-1304 0-1957 0z"><text:p/></draw:path><draw:path draw:style-name="gr1059" draw:text-style-name="P99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76in" svg:height="0.1374in" svg:x="0.0421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059" draw:text-style-name="P99" svg:width="0.0209in" svg:height="0.1512in" svg:x="0.1283in" svg:y="0in" svg:viewBox="0 0 54 385" svg:d="M54 0c-18 0-36 0-54 0 0 6 0 10 0 15 13 0 25 0 39 0 0 118 0 237 0 355-14 0-26 0-39 0 0 5 0 10 0 15 18 0 36 0 54 0 0-128 0-256 0-385z"><text:p/></draw:path><draw:path draw:style-name="gr1059" draw:text-style-name="P99" svg:width="0.0823in" svg:height="0.0744in" svg:x="0.1752in" svg:y="0.0634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1059" draw:text-style-name="P99" svg:width="0.0173in" svg:height="0.0453in" svg:x="0.2803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209in" svg:height="0.1512in" svg:x="0.3528in" svg:y="0in" svg:viewBox="0 0 54 385" svg:d="M54 385c0-5 0-10 0-15-13 0-25 0-39 0 0-118 0-237 0-355 14 0 26 0 39 0 0-5 0-9 0-15-18 0-36 0-54 0 0 129 0 257 0 385 18 0 36 0 54 0z"><text:p/></draw:path><draw:path draw:style-name="gr1059" draw:text-style-name="P99" svg:width="0.0693in" svg:height="0.0976in" svg:x="0.3795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1059" draw:text-style-name="P99" svg:width="0.0205in" svg:height="0.1512in" svg:x="0.4587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5051in" svg:y="0.0634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1059" draw:text-style-name="P99" svg:width="0.0756in" svg:height="0.087in" svg:x="0.6524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1059" draw:text-style-name="P99" svg:width="0.035in" svg:height="0.1512in" svg:x="0.798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1028in" svg:height="0.1063in" svg:x="0.8461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1059" draw:text-style-name="P99" svg:width="0.1346in" svg:height="0.0787in" svg:x="1.0028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1059" draw:text-style-name="P99" svg:width="0.1028in" svg:height="0.1063in" svg:x="1.1925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1059" draw:text-style-name="P99" svg:width="0.035in" svg:height="0.1512in" svg:x="1.3075in" svg:y="0in" svg:viewBox="0 0 90 385" svg:d="M90 194c0-31-4-77-26-121-23-48-56-73-60-73-2 0-4 2-4 4s0 2 8 9c37 38 59 99 59 181 0 64-14 132-61 180-6 6-6 6-6 7 0 2 2 4 4 4 4 0 39-26 62-76 19-41 24-84 24-115z"><text:p/></draw:path><draw:path draw:style-name="gr1059" draw:text-style-name="P99" svg:width="0.0591in" svg:height="0.1512in" svg:x="1.3661in" svg:y="0in" svg:viewBox="0 0 151 385" svg:d="M149 15c2-5 2-6 2-7 0-5-4-8-8-8-3 0-5 1-7 3-45 123-89 245-134 367-2 5-2 7-2 8 0 4 3 7 8 7s6-3 9-10c44-120 88-240 132-360z"><text:p/></draw:path><draw:path draw:style-name="gr1059" draw:text-style-name="P99" svg:width="0.1083in" svg:height="0.1063in" svg:x="1.4402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51">, נניח </text:span><text:span text:style-name="T51"><draw:g text:anchor-type="as-char" svg:y="-0.1134in" draw:z-index="203" draw:name="Shape217" draw:style-name="gr1057"><svg:title>TexMaths</svg:title><svg:desc>11§inline§[f]_R \neq [g]_R§svg§600§FALSE§</svg:desc><draw:path draw:style-name="gr1058" draw:text-style-name="P98" svg:width="0.715in" svg:height="0.1358in" svg:x="-0.0004in" svg:y="0.0071in" svg:viewBox="0 0 1817 346" svg:d="M909 346c-304 0-606 0-909 0 0-116 0-230 0-346 605 0 1212 0 1817 0 0 116 0 230 0 346-303 0-605 0-908 0z"><text:p/></draw:path><draw:path draw:style-name="gr1059" draw:text-style-name="P99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1059" draw:text-style-name="P99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1752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1059" draw:text-style-name="P99" svg:width="0.0756in" svg:height="0.1409in" svg:x="0.3307in" svg:y="0.0043in" svg:viewBox="0 0 193 359" svg:d="M189 15c4-5 4-6 4-7 0-2-3-8-8-8s-6 2-9 8c-57 112-115 223-173 336-3 5-3 6-3 7 0 4 2 8 8 8 4 0 5-2 9-8 57-112 115-223 172-336z"><text:p/></draw:path><draw:path draw:style-name="gr1059" draw:text-style-name="P99" svg:width="0.1004in" svg:height="0.0354in" svg:x="0.31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3in" svg:height="0.0976in" svg:x="0.514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059" draw:text-style-name="P99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640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51"><text:s/>כלומר </text:span><text:span text:style-name="T51"><draw:g text:anchor-type="as-char" svg:y="-0.1075in" draw:z-index="204" draw:name="Shape218" draw:style-name="gr1057"><svg:title>TexMaths</svg:title><svg:desc>11§inline§\lnot fRg§svg§600§FALSE§</svg:desc><draw:path draw:style-name="gr1058" draw:text-style-name="P98" svg:width="0.3646in" svg:height="0.1217in" svg:x="-0.0004in" svg:y="0.0075in" svg:viewBox="0 0 927 310" svg:d="M0 0c309 0 617 0 927 0 0 103 0 207 0 310-310 0-618 0-927 0 0-103 0-207 0-310z"><text:p/></draw:path><draw:path draw:style-name="gr1059" draw:text-style-name="P99" svg:width="0.0843in" svg:height="0.0402in" svg:x="0in" svg:y="0.0528in" svg:viewBox="0 0 215 103" svg:d="M215 14c0-13-1-14-14-14-62 0-124 0-187 0-6 0-14 0-14 8 0 7 8 7 14 7 62 0 124 0 185 0 0 25 0 49 0 74 0 8 0 14 8 14s8-6 8-14c0-25 0-49 0-75z"><text:p/></draw:path><draw:path draw:style-name="gr1059" draw:text-style-name="P99" svg:width="0.0756in" svg:height="0.1374in" svg:x="0.1016in" svg:y="0in" svg:viewBox="0 0 193 350" svg:d="M121 118c11 0 22 0 33 0 8 0 11 0 11-8 0-4-3-4-10-4-11 0-21 0-32 0 2-16 6-30 8-44 2-8 8-36 10-40 3-8 10-13 17-13 3 0 13 0 19 6-16 1-21 16-21 21 0 9 8 14 15 14 10 0 22-8 22-24 0-17-18-26-35-26-13 0-37 7-48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1059" draw:text-style-name="P99" svg:width="0.1079in" svg:height="0.1063in" svg:x="0.1898in" svg:y="0.0047in" svg:viewBox="0 0 275 271" svg:d="M129 26c2-9 3-13 11-14 3 0 15 0 23 0 27 0 70 0 70 38 0 13-5 39-21 55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7 42 51 42 33 0 46-40 46-44 0-6-3-6-4-6-4 0-5 3-5 6-10 28-26 35-35 35-13 0-15-9-15-23 0-12 2-32 3-44 1-6 2-13 2-19 0-29-26-41-36-44z"><text:p/></draw:path><draw:path draw:style-name="gr1059" draw:text-style-name="P99" svg:width="0.0693in" svg:height="0.0976in" svg:x="0.3024in" svg:y="0.0402in" svg:viewBox="0 0 177 249" svg:d="M176 25c0-2 1-4 1-6 0-7-4-11-11-11-4 0-14 3-16 16-7-14-20-24-36-24-44 0-92 54-92 110 0 37 24 61 52 61 23 0 40-18 45-23-8 33-9 34-13 50-1 4-15 42-55 42-8 0-20 0-31-3 11-4 15-14 15-20 0-7-4-15-14-15-9 0-21 8-21 24 0 15 14 23 52 23 47 0 76-30 81-53 14-56 29-113 43-171zM125 121c-2 10-11 20-19 27s-20 14-31 14c-20 0-25-20-25-35 0-19 11-64 22-84 9-19 26-34 42-34 26 0 31 31 31 33s0 4-1 5c-6 24-12 49-19 74z"><text:p/></draw:path></draw:g></text:span><text:span text:style-name="T51">, נוכיח </text:span><text:span text:style-name="T51"><draw:g text:anchor-type="as-char" svg:y="-0.1134in" draw:z-index="205" draw:name="Shape219" draw:style-name="gr1057"><svg:title>TexMaths</svg:title><svg:desc>11§inline§h(f) \neq h(g)§svg§600§FALSE§</svg:desc><draw:path draw:style-name="gr1058" draw:text-style-name="P98" svg:width="0.7528in" svg:height="0.1358in" svg:x="-0.0004in" svg:y="0.0071in" svg:viewBox="0 0 1913 346" svg:d="M957 346c-319 0-638 0-957 0 0-116 0-230 0-346 637 0 1275 0 1913 0 0 116 0 230 0 346-318 0-638 0-956 0z"><text:p/></draw:path><draw:path draw:style-name="gr1059" draw:text-style-name="P99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756in" svg:height="0.1374in" svg:x="0.1469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5in" svg:height="0.1512in" svg:x="0.2386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0756in" svg:height="0.1409in" svg:x="0.3524in" svg:y="0.0043in" svg:viewBox="0 0 193 359" svg:d="M190 15c3-5 3-6 3-7 0-2-3-8-8-8s-6 2-8 8c-58 112-115 223-174 336-3 5-3 6-3 7 0 4 3 8 8 8 4 0 5-2 9-8 58-112 115-223 173-336z"><text:p/></draw:path><draw:path draw:style-name="gr1059" draw:text-style-name="P99" svg:width="0.1012in" svg:height="0.0354in" svg:x="0.3398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744in" svg:height="0.1063in" svg:x="0.4996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7-28 6-15 24-61 24-83 0-26-16-42-45-42-25 0-43 12-58 30 10-41 21-82 31-123z"><text:p/></draw:path><draw:path draw:style-name="gr1059" draw:text-style-name="P99" svg:width="0.035in" svg:height="0.1512in" svg:x="0.5941in" svg:y="0in" svg:viewBox="0 0 90 385" svg:d="M90 381c0-1 0-1-6-8-49-49-61-122-61-180 0-67 14-135 62-182 5-5 5-5 5-7 0-3-2-4-4-4-3 0-39 26-62 76-20 42-24 85-24 117 0 29 4 76 25 120 25 47 58 72 61 72 2 0 4-1 4-4z"><text:p/></draw:path><draw:path draw:style-name="gr1059" draw:text-style-name="P99" svg:width="0.0697in" svg:height="0.0976in" svg:x="0.6406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1059" draw:text-style-name="P99" svg:width="0.035in" svg:height="0.1512in" svg:x="0.72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51">. מההנחה </text:span><text:span text:style-name="T51"><draw:g text:anchor-type="as-char" svg:y="-0.1134in" draw:z-index="206" draw:name="Shape220" draw:style-name="gr1057"><svg:title>TexMaths</svg:title><svg:desc>11§inline§\Im(f) \neq \Im(g)§svg§600§FALSE§</svg:desc><draw:path draw:style-name="gr1058" draw:text-style-name="P98" svg:width="0.9406in" svg:height="0.1354in" svg:x="0.0031in" svg:y="0.0071in" svg:viewBox="0 0 2390 345" svg:d="M0 0c797 0 1593 0 2390 0 0 115 0 230 0 345-797 0-1593 0-2390 0 0-115 0-230 0-345z"><text:p/></draw:path><draw:path draw:style-name="gr1059" draw:text-style-name="P99" svg:width="0.0461in" svg:height="0.1031in" svg:x="-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1in" svg:height="0.0669in" svg:x="0.0551in" svg:y="0.0453in" svg:viewBox="0 0 301 171" svg:d="M31 37c0 35 0 69 0 104 0 18-5 18-31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2 3 0-5 0-9 0-12-19 0-29 0-29-13 0-25 0-49 0-73 0-33 0-45-12-59-6-6-18-14-41-14-32 0-50 23-56 37-6-33-34-37-51-37-28 0-47 17-57 41 0-13 0-28 0-41-19 1-36 3-55 4 0 5 0 8 0 13 28 0 31 2 31 20z"><text:p/></draw:path><draw:path draw:style-name="gr1059" draw:text-style-name="P99" svg:width="0.035in" svg:height="0.1508in" svg:x="0.1921in" svg:y="0in" svg:viewBox="0 0 90 384" svg:d="M90 380c0-1 0-1-6-8-49-48-61-121-61-179 0-67 14-135 62-183 5-4 5-4 5-7 0-2-2-3-4-3-3 0-39 26-61 75-19 43-25 86-25 118 0 28 4 76 26 119 24 47 57 72 60 72 2 0 4-1 4-4z"><text:p/></draw:path><draw:path draw:style-name="gr1059" draw:text-style-name="P99" svg:width="0.0756in" svg:height="0.137in" svg:x="0.2445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1059" draw:text-style-name="P99" svg:width="0.035in" svg:height="0.1508in" svg:x="0.3358in" svg:y="0in" svg:viewBox="0 0 90 384" svg:d="M90 193c0-30-4-77-26-120-23-48-56-73-60-73-3 0-4 1-4 3 0 3 0 3 8 10 37 38 59 99 59 180 0 65-14 132-61 181-6 5-6 5-6 6 0 3 1 4 4 4 4 0 39-26 61-75 20-43 25-85 25-116z"><text:p/></draw:path><draw:path draw:style-name="gr1059" draw:text-style-name="P99" svg:width="0.0756in" svg:height="0.1406in" svg:x="0.4496in" svg:y="0.0043in" svg:viewBox="0 0 193 358" svg:d="M190 15c3-5 3-6 3-7 0-4-3-8-8-8s-6 2-8 8c-58 111-115 223-174 334-3 6-3 7-3 8 0 3 3 8 8 8 4 0 5-2 9-8 58-111 115-223 173-335z"><text:p/></draw:path><draw:path draw:style-name="gr1059" draw:text-style-name="P99" svg:width="0.1008in" svg:height="0.035in" svg:x="0.43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61in" svg:height="0.1031in" svg:x="0.5933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9in" svg:height="0.0669in" svg:x="0.6484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30 18 0 3 0 7 0 12 14-1 34-3 44-3 9 0 30 2 44 3 0-5 0-9 0-12-21 0-31 0-31-13 0-25 0-49 0-73 0-33 0-45-12-59-6-6-18-14-41-14-32 0-50 23-56 37-5-33-33-37-51-37-28 0-46 17-57 41 0-13 0-28 0-41-19 1-36 3-55 4 0 5 0 8 0 13 28 0 31 2 31 20z"><text:p/></draw:path><draw:path draw:style-name="gr1059" draw:text-style-name="P99" svg:width="0.035in" svg:height="0.1508in" svg:x="0.7854in" svg:y="0in" svg:viewBox="0 0 90 384" svg:d="M90 380c0-1 0-1-6-8-49-48-61-121-61-179 0-67 14-135 62-183 5-4 5-4 5-7 0-2-1-3-4-3s-39 26-61 75c-19 43-25 86-25 118 0 28 4 76 26 119 24 47 57 72 60 72s4-1 4-4z"><text:p/></draw:path><draw:path draw:style-name="gr1059" draw:text-style-name="P99" svg:width="0.0693in" svg:height="0.0972in" svg:x="0.8323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1059" draw:text-style-name="P99" svg:width="0.035in" svg:height="0.1508in" svg:x="0.9161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51">. נסיק: </text:span><text:span text:style-name="T51"><draw:g text:anchor-type="as-char" svg:y="-0.1134in" draw:z-index="207" draw:name="Shape221" draw:style-name="gr1057"><svg:title>TexMaths</svg:title><svg:desc>11§inline§h([f]_R) = \Im(f) \neq \Im(g) = h([g]_R)§svg§600§FALSE§</svg:desc><draw:path draw:style-name="gr1058" draw:text-style-name="P98" svg:width="2.2965in" svg:height="0.1354in" svg:x="0.0122in" svg:y="0.0071in" svg:viewBox="0 0 5834 345" svg:d="M0 0c1945 0 3889 0 5834 0 0 115 0 230 0 345-1945 0-3889 0-5834 0 0-115 0-230 0-345z"><text:p/></draw:path><draw:path draw:style-name="gr1059" draw:text-style-name="P99" svg:width="0.0744in" svg:height="0.1059in" svg:x="0.0004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35in" svg:height="0.1508in" svg:x="0.0949in" svg:y="0in" svg:viewBox="0 0 90 384" svg:d="M90 380c0-1 0-1-6-8-49-48-61-121-61-179 0-67 14-135 62-183 5-4 5-4 5-7 0-2-2-3-4-3-3 0-39 26-62 75-20 43-24 86-24 118 0 28 4 76 25 119 25 47 58 72 61 72 2 0 4-1 4-4z"><text:p/></draw:path><draw:path draw:style-name="gr1059" draw:text-style-name="P99" svg:width="0.0205in" svg:height="0.1508in" svg:x="0.1571in" svg:y="0in" svg:viewBox="0 0 53 384" svg:d="M53 384c0-5 0-10 0-15-12 0-25 0-38 0 0-118 0-236 0-354 13 0 26 0 38 0 0-5 0-9 0-15-18 0-35 0-53 0 0 128 0 257 0 384 18 0 35 0 53 0z"><text:p/></draw:path><draw:path draw:style-name="gr1059" draw:text-style-name="P99" svg:width="0.076in" svg:height="0.137in" svg:x="0.189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1059" draw:text-style-name="P99" svg:width="0.0205in" svg:height="0.1508in" svg:x="0.2752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3in" svg:height="0.074in" svg:x="0.322in" svg:y="0.0634in" svg:viewBox="0 0 210 189" svg:d="M92 19c3-8 3-9 8-10 6 0 12 0 18 0 25 0 56 0 56 28 0 11-5 28-18 38-11 9-27 13-46 13-12 0-23 0-35 0 5-23 12-46 17-69zM141 92c33-7 61-27 61-51 0-23-27-41-67-41-27 0-56 0-83 0-5 0-8 0-8 6 0 3 3 3 8 3 1 0 5 0 11 1 5 0 5 1 5 3 0 1 0 2-1 7-12 47-23 95-35 143-2 9-3 11-24 11-5 0-8 0-8 5 0 4 1 5 4 5 5 0 11-1 17-1 5 0 13 0 18 0s12 0 17 0c6 0 12 1 18 1 2 0 6 0 6-6 0-4-3-4-10-4-4 0-5 0-9 0-6-1-6-2-6-4 0-3 0-3 1-6 6-23 11-46 17-68 12 0 25 0 37 0 23 0 33 11 33 24 0 3-2 12-4 19-4 12-5 16-5 21 0 21 20 29 41 29 24 0 35-26 35-32-1-1 0-3-4-3s-5 2-6 5c-3 12-13 23-24 23-8 0-12-4-12-18 0-7 1-21 2-27 1-8 1-10 1-14 0-3 0-12-7-20-6-5-13-8-19-11z"><text:p/></draw:path><draw:path draw:style-name="gr1059" draw:text-style-name="P99" svg:width="0.0346in" svg:height="0.1508in" svg:x="0.4228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1004in" svg:height="0.035in" svg:x="0.524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461in" svg:height="0.1031in" svg:x="0.6807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9in" svg:height="0.0669in" svg:x="0.7362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29 18 0 3 0 7 0 12 13-1 33-3 43-3 9 0 30 2 44 3 0-5 0-9 0-12-21 0-30 0-31-13 0-25 0-49 0-73 0-33 0-45-12-59-6-6-18-14-41-14-32 0-50 23-56 37-5-33-33-37-51-37-28 0-46 17-57 41 0-13 0-28 0-41-19 1-36 3-55 4 0 5 0 8 0 13 28 0 31 2 31 20z"><text:p/></draw:path><draw:path draw:style-name="gr1059" draw:text-style-name="P99" svg:width="0.0346in" svg:height="0.1508in" svg:x="0.8736in" svg:y="0in" svg:viewBox="0 0 89 384" svg:d="M89 380c0-1 0-1-6-8-49-48-61-121-61-179 0-67 14-135 62-183 5-4 5-4 5-7 0-2-1-3-3-3-5 0-40 26-62 75-20 43-24 86-24 118 0 28 3 76 25 119 23 47 56 72 61 72 2 0 3-1 3-4z"><text:p/></draw:path><draw:path draw:style-name="gr1059" draw:text-style-name="P99" svg:width="0.0756in" svg:height="0.137in" svg:x="0.9256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1059" draw:text-style-name="P99" svg:width="0.035in" svg:height="0.1508in" svg:x="1.0169in" svg:y="0in" svg:viewBox="0 0 90 384" svg:d="M90 193c0-30-4-77-25-120-23-48-57-73-61-73-2 0-4 1-4 3 0 3 0 3 8 10 37 38 59 99 59 180 0 65-14 132-61 181-6 5-6 5-6 6 0 3 2 4 4 4 4 0 39-26 62-75 20-43 24-85 24-116z"><text:p/></draw:path><draw:path draw:style-name="gr1059" draw:text-style-name="P99" svg:width="0.076in" svg:height="0.1406in" svg:x="1.1307in" svg:y="0.0043in" svg:viewBox="0 0 194 358" svg:d="M190 15c4-5 4-6 4-7 0-4-3-8-8-8-6 0-7 2-9 8-58 111-115 223-174 334-3 6-3 7-3 8 0 3 3 8 8 8s6-2 9-8c58-111 115-223 173-335z"><text:p/></draw:path><draw:path draw:style-name="gr1059" draw:text-style-name="P99" svg:width="0.1008in" svg:height="0.035in" svg:x="1.118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65in" svg:height="0.1031in" svg:x="1.274in" svg:y="0.0098in" svg:viewBox="0 0 119 263" svg:d="M77 31c0-14 1-19 31-19 3 0 8 0 11 0 0-4 0-8 0-12-14 1-45 1-60 1s-45 0-59-1c0 4 0 8 0 12 3 0 7 0 10 0 31 0 32 5 32 19 0 67 0 134 0 201 0 15-1 19-32 19-3 0-7 0-10 0 0 4 0 9 0 12 14-2 44-2 59-2s46 0 60 2c0-3 0-8 0-12-3 0-8 0-11 0-30 0-31-4-31-19 0-67 0-134 0-201z"><text:p/></draw:path><draw:path draw:style-name="gr1059" draw:text-style-name="P99" svg:width="0.1181in" svg:height="0.0669in" svg:x="1.3299in" svg:y="0.0453in" svg:viewBox="0 0 301 171" svg:d="M30 37c0 35 0 69 0 104 0 18-5 18-30 18 0 3 0 7 0 12 13-1 33-3 43-3s31 2 44 3c0-5 0-9 0-12-26 0-31 0-31-18 0-24 0-49 0-72 0-39 28-61 53-61 24 0 29 21 29 43 0 29 0 59 0 90 0 18-5 18-31 18 0 3 0 7 0 12 14-1 34-3 44-3s29 2 43 3c0-5 0-9 0-12-26 0-30 0-30-18 0-24 0-49 0-72 0-39 27-61 52-61s28 21 28 43c0 29 0 59 0 90 0 18-3 18-29 18 0 3 0 7 0 12 13-1 33-3 44-3 9 0 29 2 42 3 0-5 0-9 0-12-19 0-29 0-29-13 0-25 0-49 0-73 0-33 0-45-12-59-6-6-19-14-41-14-33 0-50 23-56 37-6-33-34-37-52-37-27 0-46 17-57 41 0-13 0-28 0-41-18 1-36 3-54 4 0 5 0 8 0 13 26 0 30 2 30 20z"><text:p/></draw:path><draw:path draw:style-name="gr1059" draw:text-style-name="P99" svg:width="0.035in" svg:height="0.1508in" svg:x="1.4669in" svg:y="0in" svg:viewBox="0 0 90 384" svg:d="M90 380c0-1 0-1-6-8-49-48-62-121-62-179 0-67 15-135 63-183 5-4 5-4 5-7 0-2-2-3-4-3-3 0-39 26-62 75-20 43-24 86-24 118 0 28 4 76 25 119 23 47 58 72 61 72 2 0 4-1 4-4z"><text:p/></draw:path><draw:path draw:style-name="gr1059" draw:text-style-name="P99" svg:width="0.0693in" svg:height="0.0972in" svg:x="1.5134in" svg:y="0.0453in" svg:viewBox="0 0 177 248" svg:d="M176 25c1-3 1-4 1-7 0-7-4-10-11-10-3 0-14 2-15 16-7-14-21-24-37-24-44 0-91 54-91 109 0 39 23 62 51 62 23 0 42-19 45-23v1c-8 34-12 48-12 49-2 3-16 42-56 42-7 0-20-1-31-4 12-4 15-14 15-20 0-7-3-13-14-13-9 0-21 6-21 22 0 15 14 23 52 23 48 0 76-30 81-53 14-56 29-114 43-170zM127 121c-3 10-11 20-20 27-9 6-20 14-32 14-19 0-25-20-25-35 0-19 12-65 22-84 11-20 27-35 44-35 25 0 30 32 30 34 0 1-1 3-1 5-6 25-12 49-18 74z"><text:p/></draw:path><draw:path draw:style-name="gr1059" draw:text-style-name="P99" svg:width="0.035in" svg:height="0.1508in" svg:x="1.5976in" svg:y="0in" svg:viewBox="0 0 90 384" svg:d="M90 193c0-30-4-77-26-120-23-48-56-73-60-73-2 0-4 1-4 3 0 3 0 3 8 10 37 38 59 99 59 180 0 65-14 132-61 181-6 5-6 5-6 6 0 3 2 4 4 4 4 0 39-26 62-75 19-43 24-85 24-116z"><text:p/></draw:path><draw:path draw:style-name="gr1059" draw:text-style-name="P99" svg:width="0.1008in" svg:height="0.035in" svg:x="1.698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1.8598in" svg:y="0.0071in" svg:viewBox="0 0 189 270" svg:d="M89 3c-1-1 0-3-4-3-9 0-38 2-48 3-3 0-7 1-7 8 0 4 3 4 9 4 18 0 19 4 19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1059" draw:text-style-name="P99" svg:width="0.0346in" svg:height="0.1508in" svg:x="1.9539in" svg:y="0in" svg:viewBox="0 0 89 384" svg:d="M89 380c0-1 0-1-6-8-49-48-61-121-61-179 0-67 14-135 63-183 4-4 4-4 4-7 0-2-1-3-3-3-5 0-40 26-62 75-20 43-24 86-24 118 0 28 3 76 25 119 23 47 56 72 61 72 2 0 3-1 3-4z"><text:p/></draw:path><draw:path draw:style-name="gr1059" draw:text-style-name="P99" svg:width="0.0205in" svg:height="0.1508in" svg:x="2.0161in" svg:y="0in" svg:viewBox="0 0 53 384" svg:d="M53 384c0-5 0-10 0-15-12 0-25 0-38 0 0-118 0-236 0-354 13 0 26 0 38 0 0-5 0-9 0-15-18 0-35 0-53 0 0 128 0 257 0 384 18 0 35 0 53 0z"><text:p/></draw:path><draw:path draw:style-name="gr1059" draw:text-style-name="P99" svg:width="0.0697in" svg:height="0.0972in" svg:x="2.0425in" svg:y="0.0453in" svg:viewBox="0 0 178 248" svg:d="M177 25c0-3 1-4 1-7 0-7-5-10-12-10-3 0-14 2-15 16-7-14-21-24-37-24-44 0-91 54-91 109 0 39 23 62 51 62 23 0 42-19 45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1059" draw:text-style-name="P99" svg:width="0.0205in" svg:height="0.1508in" svg:x="2.1217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7in" svg:height="0.074in" svg:x="2.1681in" svg:y="0.0634in" svg:viewBox="0 0 211 189" svg:d="M94 19c1-8 2-9 7-10 6 0 12 0 18 0 25 0 56 0 56 28 0 11-6 28-18 38-11 9-28 13-47 13-11 0-23 0-34 0 5-23 12-46 18-69zM142 92c32-7 60-27 60-51 0-23-27-41-66-41-27 0-56 0-83 0-6 0-9 0-9 6 0 3 3 3 9 3 3 0 5 0 10 1 6 0 6 1 6 3 0 1 0 2-1 7-12 47-24 95-36 143-2 9-2 11-23 11-5 0-9 0-9 5 0 4 2 5 4 5 6 0 13-1 18-1 4 0 12 0 18 0 5 0 11 0 17 0s12 1 18 1c1 0 5 0 5-6 0-4-2-4-8-4-5 0-6 0-10 0-7-1-7-2-7-4 0-3 0-3 1-6 6-23 12-46 18-68 12 0 24 0 36 0 23 0 34 11 34 24 0 3-3 12-4 19-4 12-5 16-5 21 0 21 20 29 40 29 25 0 36-26 36-32-1-1-1-3-4-3-5 0-5 2-6 5-3 12-13 23-25 23-7 0-12-4-12-18 0-7 2-21 3-27 1-8 1-10 1-14 0-3 0-12-7-20-6-5-14-8-19-11z"><text:p/></draw:path><draw:path draw:style-name="gr1059" draw:text-style-name="P99" svg:width="0.035in" svg:height="0.1508in" svg:x="2.2689in" svg:y="0in" svg:viewBox="0 0 90 384" svg:d="M90 193c0-30-4-77-25-120-23-48-57-73-61-73-2 0-4 1-4 3 0 3 0 3 8 10 38 38 60 99 60 180 0 65-14 132-62 181-6 5-6 5-6 6 0 3 2 4 4 4 4 0 39-26 62-75 20-43 24-85 24-116z"><text:p/></draw:path></draw:g></text:span><text:span text:style-name="T51"><text:s/>כדרוש. </text:span></text:p>
      <text:p text:style-name="P8"><text:span text:style-name="T73">ח</text:span><text:span text:style-name="T9">ח"ע: </text:span><text:span text:style-name="T47">יהי </text:span><text:span text:style-name="T47"><draw:g text:anchor-type="as-char" svg:y="-0.1134in" draw:z-index="208" draw:name="Shape222" draw:style-name="gr1057"><svg:title>TexMaths</svg:title><svg:desc>11§inline§[f]_R, [g]_R \in (\N \to \N) / R§svg§600§FALSE§</svg:desc><draw:path draw:style-name="gr1058" draw:text-style-name="P98" svg:width="1.5409in" svg:height="0.1358in" svg:x="0.0031in" svg:y="0.0071in" svg:viewBox="0 0 3915 346" svg:d="M1958 346c-653 0-1306 0-1958 0 0-116 0-230 0-346 1305 0 2611 0 3915 0 0 116 0 230 0 346-652 0-1304 0-1957 0z"><text:p/></draw:path><draw:path draw:style-name="gr1059" draw:text-style-name="P99" svg:width="0.0205in" svg:height="0.1512in" svg:x="0in" svg:y="0in" svg:viewBox="0 0 53 385" svg:d="M53 385c0-5 0-10 0-15-12 0-25 0-38 0 0-118 0-237 0-355 13 0 26 0 38 0 0-5 0-9 0-15-18 0-35 0-53 0 0 129 0 257 0 385 18 0 35 0 53 0z"><text:p/></draw:path><draw:path draw:style-name="gr1059" draw:text-style-name="P99" svg:width="0.076in" svg:height="0.1374in" svg:x="0.0323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1059" draw:text-style-name="P99" svg:width="0.0209in" svg:height="0.1512in" svg:x="0.1185in" svg:y="0in" svg:viewBox="0 0 54 385" svg:d="M54 0c-18 0-36 0-54 0 0 6 0 10 0 15 13 0 25 0 39 0 0 118 0 237 0 355-14 0-26 0-39 0 0 5 0 10 0 15 18 0 36 0 54 0 0-128 0-256 0-385z"><text:p/></draw:path><draw:path draw:style-name="gr1059" draw:text-style-name="P99" svg:width="0.0823in" svg:height="0.0744in" svg:x="0.1654in" svg:y="0.0634in" svg:viewBox="0 0 210 190" svg:d="M92 19c3-8 3-8 9-9 6 0 11 0 17 0 25 0 56 0 56 27 0 11-5 29-18 39-11 8-27 12-46 12-12 0-23 0-35 0 5-23 12-46 17-69zM141 92c33-7 61-26 61-50 0-23-27-42-67-42-27 0-56 0-83 0-5 0-8 0-8 7 0 3 3 3 8 3 1 0 5 0 11 0 5 1 5 1 5 4s0 3-1 6c-12 48-23 96-35 144-2 9-3 11-24 11-5 0-8 0-8 6 0 3 1 4 4 4 5 0 11-1 17-1 5 0 13 0 18 0s12 0 17 0c6 0 12 1 18 1 2 0 6 0 6-6 0-4-3-4-10-4-3 0-4 0-9-1-6 0-6-1-6-3 0-1 0-3 1-7 6-23 11-46 17-68 12 0 25 0 37 0 23 0 33 12 33 24 0 4-2 13-4 20-4 12-5 15-5 21 0 21 20 29 41 29 24 0 35-26 35-31 0-2 0-4-4-4s-5 1-5 5c-4 12-14 23-25 23-8 0-12-4-12-18 0-6 1-22 2-28 1-8 1-10 1-13s0-12-7-19c-6-7-13-10-19-13z"><text:p/></draw:path><draw:path draw:style-name="gr1059" draw:text-style-name="P99" svg:width="0.0173in" svg:height="0.0453in" svg:x="0.2705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209in" svg:height="0.1512in" svg:x="0.3429in" svg:y="0in" svg:viewBox="0 0 54 385" svg:d="M54 385c0-5 0-10 0-15-13 0-25 0-39 0 0-118 0-237 0-355 14 0 26 0 39 0 0-5 0-9 0-15-18 0-36 0-54 0 0 129 0 257 0 385 18 0 36 0 54 0z"><text:p/></draw:path><draw:path draw:style-name="gr1059" draw:text-style-name="P99" svg:width="0.0693in" svg:height="0.0976in" svg:x="0.3697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8 0 76-30 81-52 14-57 29-114 43-172zM125 121c-2 10-11 20-19 28-8 6-20 13-31 13-20 0-25-20-25-35 0-19 11-64 22-84 9-19 26-34 42-34 26 0 31 31 31 33s0 4-1 5c-6 25-12 49-19 74z"><text:p/></draw:path><draw:path draw:style-name="gr1059" draw:text-style-name="P99" svg:width="0.0205in" svg:height="0.1512in" svg:x="0.4488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4953in" svg:y="0.0634in" svg:viewBox="0 0 210 190" svg:d="M92 19c3-8 3-8 9-9 6 0 11 0 17 0 25 0 56 0 56 27 0 11-5 29-18 39-11 8-27 12-46 12-12 0-23 0-35 0 5-23 12-46 17-69zM141 92c33-7 61-26 61-50 0-23-27-42-67-42-27 0-55 0-82 0-6 0-9 0-9 7 0 3 3 3 9 3 3 0 4 0 10 0 5 1 6 1 6 4s0 3-1 6c-12 48-24 96-36 144-2 9-3 11-24 11-5 0-8 0-8 6 0 3 2 4 4 4 5 0 11-1 17-1 5 0 13 0 18 0s12 0 17 0c6 0 12 1 18 1 2 0 6 0 6-6 0-4-3-4-8-4s-6 0-11-1c-6 0-6-1-6-3 0-1 0-3 1-7 6-23 11-46 17-68 12 0 25 0 37 0 23 0 33 12 33 24 0 4-2 13-3 20-4 12-5 15-5 21 0 21 20 29 40 29 24 0 35-26 35-31 0-2 0-4-4-4s-5 1-5 5c-4 12-14 23-25 23-8 0-12-4-12-18 0-6 1-22 2-28 1-8 1-10 1-13s0-12-7-19c-5-7-13-10-19-13z"><text:p/></draw:path><draw:path draw:style-name="gr1059" draw:text-style-name="P99" svg:width="0.0756in" svg:height="0.087in" svg:x="0.6425in" svg:y="0.0307in" svg:viewBox="0 0 193 222" svg:d="M179 120c7 0 14 0 14-8 0-9-7-9-14-9-55 0-109 0-164 0 5-50 50-88 104-88 20 0 41 0 60 0 7 0 14 0 14-7 0-8-7-8-14-8-19 0-40 0-60 0-67 0-119 50-119 112s52 110 119 110c20 0 41 0 60 0 7 0 14 0 14-7s-7-7-14-7c-19 0-40 0-60 0-54 0-99-37-104-88 55 0 109 0 164 0z"><text:p/></draw:path><draw:path draw:style-name="gr1059" draw:text-style-name="P99" svg:width="0.035in" svg:height="0.1512in" svg:x="0.7882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1028in" svg:height="0.1063in" svg:x="0.8362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1059" draw:text-style-name="P99" svg:width="0.1346in" svg:height="0.0787in" svg:x="0.9929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1059" draw:text-style-name="P99" svg:width="0.1028in" svg:height="0.1063in" svg:x="1.1827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1059" draw:text-style-name="P99" svg:width="0.035in" svg:height="0.1512in" svg:x="1.2972in" svg:y="0in" svg:viewBox="0 0 90 385" svg:d="M90 194c0-31-4-77-26-121-23-48-56-73-60-73-2 0-4 2-4 4s0 2 8 9c37 38 59 99 59 181 0 64-14 132-61 180-6 6-6 6-6 7 0 2 2 4 4 4 4 0 39-26 62-76 19-41 24-84 24-115z"><text:p/></draw:path><draw:path draw:style-name="gr1059" draw:text-style-name="P99" svg:width="0.0591in" svg:height="0.1512in" svg:x="1.3563in" svg:y="0in" svg:viewBox="0 0 151 385" svg:d="M149 15c2-5 2-6 2-7 0-5-4-8-8-8-3 0-5 1-7 3-45 123-89 245-134 367-2 5-2 7-2 8 0 4 3 7 8 7s6-3 9-10c44-120 88-240 132-360z"><text:p/></draw:path><draw:path draw:style-name="gr1059" draw:text-style-name="P99" svg:width="0.1083in" svg:height="0.1063in" svg:x="1.4303in" svg:y="0.0098in" svg:viewBox="0 0 276 271" svg:d="M129 26c2-9 3-13 11-14 3 0 15 0 24 0 26 0 69 0 69 38 0 13-5 39-21 55-10 10-30 22-65 22-14 0-29 0-44 0 9-35 17-68 26-101zM185 132c38-9 85-35 85-75 0-33-35-57-86-57-37 0-74 0-110 0-8 0-11 0-11 8 0 4 3 4 11 4 1 0 7 0 14 0 8 1 11 1 11 7 0 1-1 2-2 7-18 69-34 138-52 206-3 15-4 18-35 18-7 0-10 0-10 8 0 4 4 4 6 4 11 0 37-1 48-1s38 1 49 1c4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/draw:g></text:span><text:span text:style-name="T47">. נניח </text:span><text:span text:style-name="T47"><draw:g text:anchor-type="as-char" svg:y="-0.1134in" draw:z-index="209" draw:name="Shape223" draw:style-name="gr1057"><svg:title>TexMaths</svg:title><svg:desc>11§inline§h([f]_R) \neq h([g]_R)§svg§600§FALSE§</svg:desc><draw:path draw:style-name="gr1058" draw:text-style-name="P98" svg:width="1.1209in" svg:height="0.1354in" svg:x="-0.0004in" svg:y="0.0071in" svg:viewBox="0 0 2848 345" svg:d="M0 0c949 0 1899 0 2848 0 0 115 0 230 0 345-949 0-1899 0-2848 0 0-115 0-230 0-345z"><text:p/></draw:path><draw:path draw:style-name="gr1059" draw:text-style-name="P99" svg:width="0.0744in" svg:height="0.1059in" svg:x="0in" svg:y="0.0071in" svg:viewBox="0 0 190 270" svg:d="M90 3c-2-1 0-3-5-3-9 0-37 2-48 3-2 0-6 1-6 8 0 4 3 4 9 4 18 0 19 4 19 7 0 2-1 6-1 8-18 73-37 147-56 221-2 6-2 6-2 9 0 9 8 10 12 10 6 0 12-5 14-10 3-9 5-19 7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1059" draw:text-style-name="P99" svg:width="0.035in" svg:height="0.1508in" svg:x="0.0945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0205in" svg:height="0.1508in" svg:x="0.1571in" svg:y="0in" svg:viewBox="0 0 53 384" svg:d="M53 384c0-5 0-10 0-15-12 0-25 0-38 0 0-118 0-236 0-354 13 0 26 0 38 0 0-5 0-9 0-15-18 0-35 0-53 0 0 128 0 257 0 384 18 0 35 0 53 0z"><text:p/></draw:path><draw:path draw:style-name="gr1059" draw:text-style-name="P99" svg:width="0.076in" svg:height="0.137in" svg:x="0.189in" svg:y="0.0071in" svg:viewBox="0 0 194 349" svg:d="M122 118c11 0 22 0 33 0 8 0 11 0 11-9 0-3-3-3-10-3-11 0-21 0-32 0 3-16 6-30 8-44 1-9 7-36 9-41 4-7 11-13 19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1059" draw:text-style-name="P99" svg:width="0.0205in" svg:height="0.1508in" svg:x="0.2752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3in" svg:height="0.074in" svg:x="0.322in" svg:y="0.0634in" svg:viewBox="0 0 210 189" svg:d="M92 19c2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8 0 5 0 12 0 17 0 6 0 12 1 18 1 1 0 5 0 5-6 0-4-2-4-9-4-4 0-5 0-9 0-7-1-7-2-7-4 0-3 0-3 1-6 6-23 12-46 18-68 12 0 24 0 36 0 24 0 34 11 34 24 0 3-3 12-4 19-4 12-5 16-5 21 0 21 20 29 40 29 25 0 36-26 36-32-1-1-1-3-4-3-5 0-5 2-6 5-3 12-13 23-25 23-7 0-12-4-12-18 0-7 2-21 3-27 1-8 1-10 1-14 0-3 0-12-7-20-6-5-13-8-19-11z"><text:p/></draw:path><draw:path draw:style-name="gr1059" draw:text-style-name="P99" svg:width="0.0346in" svg:height="0.1508in" svg:x="0.4228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756in" svg:height="0.1406in" svg:x="0.5366in" svg:y="0.0043in" svg:viewBox="0 0 193 358" svg:d="M189 15c4-5 4-6 4-7 0-4-3-8-8-8s-6 2-9 8c-58 111-115 223-174 334-2 6-2 7-2 8 0 3 2 8 8 8 4 0 5-2 7-8 59-111 116-223 174-335z"><text:p/></draw:path><draw:path draw:style-name="gr1059" draw:text-style-name="P99" svg:width="0.1008in" svg:height="0.035in" svg:x="0.523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in" svg:height="0.1059in" svg:x="0.6839in" svg:y="0.0071in" svg:viewBox="0 0 189 270" svg:d="M89 3c-1-1 0-3-4-3-9 0-38 2-48 3-3 0-7 1-7 8 0 4 3 4 10 4 18 0 18 4 18 7 0 2-1 6-1 8-18 73-37 147-56 221-1 6-1 6-1 9 0 9 8 10 11 10 7 0 12-5 14-10 3-9 6-19 8-29 3-11 6-23 9-35 2-8 4-15 5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1059" draw:text-style-name="P99" svg:width="0.0346in" svg:height="0.1508in" svg:x="0.7783in" svg:y="0in" svg:viewBox="0 0 89 384" svg:d="M89 380c0-1 0-1-6-8-49-48-61-121-61-179 0-67 15-135 63-183 4-4 4-4 4-7 0-2-1-3-3-3-5 0-39 26-62 75-20 43-24 86-24 118 0 28 4 76 25 119 23 47 56 72 61 72 2 0 3-1 3-4z"><text:p/></draw:path><draw:path draw:style-name="gr1059" draw:text-style-name="P99" svg:width="0.0205in" svg:height="0.1508in" svg:x="0.8406in" svg:y="0in" svg:viewBox="0 0 53 384" svg:d="M53 384c0-5 0-10 0-15-12 0-25 0-38 0 0-118 0-236 0-354 13 0 26 0 38 0 0-5 0-9 0-15-18 0-35 0-53 0 0 128 0 257 0 384 18 0 35 0 53 0z"><text:p/></draw:path><draw:path draw:style-name="gr1059" draw:text-style-name="P99" svg:width="0.0697in" svg:height="0.0972in" svg:x="0.8669in" svg:y="0.0453in" svg:viewBox="0 0 178 248" svg:d="M177 25c0-3 1-4 1-7 0-7-4-10-11-10-4 0-14 2-16 16-7-14-20-24-37-24-44 0-91 54-91 109 0 39 23 62 52 62 22 0 41-19 44-23 0 0 1 0 1 1-9 34-13 48-13 49-1 3-15 42-55 42-8 0-21-1-32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1059" draw:text-style-name="P99" svg:width="0.0205in" svg:height="0.1508in" svg:x="0.9461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7in" svg:height="0.074in" svg:x="0.9925in" svg:y="0.0634in" svg:viewBox="0 0 211 189" svg:d="M94 19c1-8 2-9 7-10 6 0 12 0 18 0 25 0 56 0 56 28 0 11-6 28-18 38-11 9-27 13-46 13-12 0-23 0-35 0 5-23 12-46 18-69zM142 92c32-7 60-27 60-51 0-23-27-41-66-41-27 0-56 0-83 0-6 0-9 0-9 6 0 3 3 3 9 3 3 0 5 0 11 1 5 0 5 1 5 3 0 1 0 2-1 7-12 47-24 95-36 143-1 9-2 11-23 11-5 0-9 0-9 5 0 4 2 5 4 5 6 0 13-1 18-1 4 0 12 0 18 0 5 0 11 0 17 0s12 1 18 1c1 0 5 0 5-6 0-4-2-4-8-4-5 0-6 0-10 0-7-1-7-2-7-4 0-3 0-3 1-6 6-23 12-46 18-68 12 0 24 0 36 0 23 0 34 11 34 24 0 3-3 12-4 19-4 12-5 16-5 21 0 21 20 29 40 29 25 0 36-26 36-32-1-1-1-3-4-3-5 0-5 2-6 5-3 12-13 23-25 23-7 0-12-4-12-18 0-7 2-21 3-27 1-8 1-10 1-14 0-3 0-12-7-20-6-5-14-8-19-11z"><text:p/></draw:path><draw:path draw:style-name="gr1059" draw:text-style-name="P99" svg:width="0.035in" svg:height="0.1508in" svg:x="1.093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7"><text:s/>ונוכיח </text:span><text:span text:style-name="T47"><draw:g text:anchor-type="as-char" svg:y="-0.1134in" draw:z-index="210" draw:name="Shape224" draw:style-name="gr1057"><svg:title>TexMaths</svg:title><svg:desc>11§inline§[f]_R = [g]_R§svg§600§FALSE§</svg:desc><draw:path draw:style-name="gr1058" draw:text-style-name="P98" svg:width="0.715in" svg:height="0.1358in" svg:x="-0.0004in" svg:y="0.0071in" svg:viewBox="0 0 1817 346" svg:d="M909 346c-304 0-606 0-909 0 0-116 0-230 0-346 605 0 1212 0 1817 0 0 116 0 230 0 346-303 0-605 0-908 0z"><text:p/></draw:path><draw:path draw:style-name="gr1059" draw:text-style-name="P99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1059" draw:text-style-name="P99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1752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1059" draw:text-style-name="P99" svg:width="0.1004in" svg:height="0.0354in" svg:x="0.31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3in" svg:height="0.0976in" svg:x="0.514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059" draw:text-style-name="P99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640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7">. מההנחה נקבל </text:span><text:span text:style-name="T47"><draw:g text:anchor-type="as-char" svg:y="-0.1134in" draw:z-index="211" draw:name="Shape225" draw:style-name="gr1057"><svg:title>TexMaths</svg:title><svg:desc>11§inline§\Im(f) \neq \Im(g)§svg§600§FALSE§</svg:desc><draw:path draw:style-name="gr1058" draw:text-style-name="P98" svg:width="0.9406in" svg:height="0.1354in" svg:x="0.0031in" svg:y="0.0071in" svg:viewBox="0 0 2390 345" svg:d="M0 0c797 0 1593 0 2390 0 0 115 0 230 0 345-797 0-1593 0-2390 0 0-115 0-230 0-345z"><text:p/></draw:path><draw:path draw:style-name="gr1059" draw:text-style-name="P99" svg:width="0.0461in" svg:height="0.1031in" svg:x="-0.0004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1in" svg:height="0.0669in" svg:x="0.0551in" svg:y="0.0453in" svg:viewBox="0 0 301 171" svg:d="M31 37c0 35 0 69 0 104 0 18-5 18-31 18 0 3 0 7 0 12 13-1 33-3 44-3 10 0 30 2 43 3 0-5 0-9 0-12-25 0-30 0-30-18 0-24 0-49 0-72 0-39 28-61 52-61s29 21 29 43c0 29 0 59 0 90 0 18-5 18-30 18 0 3 0 7 0 12 13-1 33-3 43-3 11 0 31 2 44 3 0-5 0-9 0-12-27 0-31 0-31-18 0-24 0-49 0-72 0-39 27-61 53-61 24 0 28 21 28 43 0 29 0 59 0 90 0 18-4 18-30 18 0 3 0 7 0 12 14-1 34-3 44-3 9 0 30 2 42 3 0-5 0-9 0-12-19 0-29 0-29-13 0-25 0-49 0-73 0-33 0-45-12-59-6-6-18-14-41-14-32 0-50 23-56 37-6-33-34-37-51-37-28 0-47 17-57 41 0-13 0-28 0-41-19 1-36 3-55 4 0 5 0 8 0 13 28 0 31 2 31 20z"><text:p/></draw:path><draw:path draw:style-name="gr1059" draw:text-style-name="P99" svg:width="0.035in" svg:height="0.1508in" svg:x="0.1921in" svg:y="0in" svg:viewBox="0 0 90 384" svg:d="M90 380c0-1 0-1-6-8-49-48-61-121-61-179 0-67 14-135 62-183 5-4 5-4 5-7 0-2-2-3-4-3-3 0-39 26-61 75-19 43-25 86-25 118 0 28 4 76 26 119 24 47 57 72 60 72 2 0 4-1 4-4z"><text:p/></draw:path><draw:path draw:style-name="gr1059" draw:text-style-name="P99" svg:width="0.0756in" svg:height="0.137in" svg:x="0.2445in" svg:y="0.0071in" svg:viewBox="0 0 193 349" svg:d="M121 118c11 0 22 0 33 0 8 0 12 0 12-9 0-3-4-3-11-3-11 0-21 0-32 0 4-16 6-30 9-44 1-9 7-36 9-41 3-7 10-13 19-13 1 0 11 0 18 7-17 2-21 15-21 21 0 9 7 14 15 14 10 0 21-9 21-24 0-17-18-26-33-26-14 0-38 7-50 45-2 8-3 12-13 61-9 0-18 0-27 0-7 0-11 0-11 6s4 6 10 6c9 0 18 0 27 0-10 50-20 100-30 151-7 37-13 72-33 72-2 0-11 0-19-7 18-1 21-15 21-21 0-9-6-14-14-14-10 0-21 9-21 24 0 17 17 26 33 26 21 0 36-22 43-37 13-25 22-71 22-74 8-40 15-81 23-120z"><text:p/></draw:path><draw:path draw:style-name="gr1059" draw:text-style-name="P99" svg:width="0.035in" svg:height="0.1508in" svg:x="0.3358in" svg:y="0in" svg:viewBox="0 0 90 384" svg:d="M90 193c0-30-4-77-26-120-23-48-56-73-60-73-3 0-4 1-4 3 0 3 0 3 8 10 37 38 59 99 59 180 0 65-14 132-61 181-6 5-6 5-6 6 0 3 1 4 4 4 4 0 39-26 61-75 20-43 25-85 25-116z"><text:p/></draw:path><draw:path draw:style-name="gr1059" draw:text-style-name="P99" svg:width="0.0756in" svg:height="0.1406in" svg:x="0.4496in" svg:y="0.0043in" svg:viewBox="0 0 193 358" svg:d="M190 15c3-5 3-6 3-7 0-4-3-8-8-8s-6 2-8 8c-58 111-115 223-174 334-3 6-3 7-3 8 0 3 3 8 8 8 4 0 5-2 9-8 58-111 115-223 173-335z"><text:p/></draw:path><draw:path draw:style-name="gr1059" draw:text-style-name="P99" svg:width="0.1008in" svg:height="0.035in" svg:x="0.43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461in" svg:height="0.1031in" svg:x="0.5933in" svg:y="0.0098in" svg:viewBox="0 0 118 263" svg:d="M76 31c0-14 1-19 32-19 3 0 6 0 10 0 0-4 0-8 0-12-13 1-44 1-59 1s-46 0-59-1c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9in" svg:height="0.0669in" svg:x="0.6484in" svg:y="0.0453in" svg:viewBox="0 0 303 171" svg:d="M31 37c0 35 0 69 0 104 0 18-5 18-31 18 0 3 0 7 0 12 13-1 33-3 44-3 10 0 30 2 43 3 0-5 0-9 0-12-25 0-30 0-30-18 0-24 0-49 0-72 0-39 28-61 52-61s29 21 29 43c0 29 0 59 0 90 0 18-5 18-30 18 0 3 0 7 0 12 13-1 33-3 44-3 10 0 30 2 43 3 0-5 0-9 0-12-27 0-31 0-31-18 0-24 0-49 0-72 0-39 27-61 53-61 24 0 28 21 28 43 0 29 0 59 0 90 0 18-4 18-30 18 0 3 0 7 0 12 14-1 34-3 44-3 9 0 30 2 44 3 0-5 0-9 0-12-21 0-31 0-31-13 0-25 0-49 0-73 0-33 0-45-12-59-6-6-18-14-41-14-32 0-50 23-56 37-5-33-33-37-51-37-28 0-46 17-57 41 0-13 0-28 0-41-19 1-36 3-55 4 0 5 0 8 0 13 28 0 31 2 31 20z"><text:p/></draw:path><draw:path draw:style-name="gr1059" draw:text-style-name="P99" svg:width="0.035in" svg:height="0.1508in" svg:x="0.7854in" svg:y="0in" svg:viewBox="0 0 90 384" svg:d="M90 380c0-1 0-1-6-8-49-48-61-121-61-179 0-67 14-135 62-183 5-4 5-4 5-7 0-2-1-3-4-3s-39 26-61 75c-19 43-25 86-25 118 0 28 4 76 26 119 24 47 57 72 60 72s4-1 4-4z"><text:p/></draw:path><draw:path draw:style-name="gr1059" draw:text-style-name="P99" svg:width="0.0693in" svg:height="0.0972in" svg:x="0.8323in" svg:y="0.0453in" svg:viewBox="0 0 177 248" svg:d="M176 25c0-3 1-4 1-7 0-7-4-10-11-10-4 0-14 2-16 16-7-14-20-24-36-24-44 0-92 54-92 109 0 39 23 62 52 62 22 0 40-19 44-23 0 0 1 0 1 1-9 34-13 48-13 49-1 3-15 42-55 42-8 0-21-1-32-4 12-4 16-14 16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1059" draw:text-style-name="P99" svg:width="0.035in" svg:height="0.1508in" svg:x="0.9161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47"><text:s/>ובאופן שקול </text:span><text:span text:style-name="T47"><draw:g text:anchor-type="as-char" svg:y="-0.1075in" draw:z-index="212" draw:name="Shape226" draw:style-name="gr1057"><svg:title>TexMaths</svg:title><svg:desc>11§inline§\lnot fRg§svg§600§FALSE§</svg:desc><draw:path draw:style-name="gr1058" draw:text-style-name="P98" svg:width="0.3646in" svg:height="0.1217in" svg:x="-0.0004in" svg:y="0.0075in" svg:viewBox="0 0 927 310" svg:d="M0 0c309 0 617 0 927 0 0 103 0 207 0 310-310 0-618 0-927 0 0-103 0-207 0-310z"><text:p/></draw:path><draw:path draw:style-name="gr1059" draw:text-style-name="P99" svg:width="0.0843in" svg:height="0.0402in" svg:x="0in" svg:y="0.0528in" svg:viewBox="0 0 215 103" svg:d="M215 14c0-13-1-14-14-14-62 0-124 0-187 0-6 0-14 0-14 8 0 7 8 7 14 7 62 0 124 0 185 0 0 25 0 49 0 74 0 8 0 14 8 14s8-6 8-14c0-25 0-49 0-75z"><text:p/></draw:path><draw:path draw:style-name="gr1059" draw:text-style-name="P99" svg:width="0.0756in" svg:height="0.1374in" svg:x="0.1016in" svg:y="0in" svg:viewBox="0 0 193 350" svg:d="M121 118c11 0 22 0 33 0 8 0 11 0 11-8 0-4-3-4-10-4-11 0-21 0-32 0 2-16 6-30 8-44 2-8 8-36 10-40 3-8 10-13 17-13 3 0 13 0 19 6-16 1-21 16-21 21 0 9 8 14 15 14 10 0 22-8 22-24 0-17-18-26-35-26-13 0-37 7-48 45-3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1059" draw:text-style-name="P99" svg:width="0.1079in" svg:height="0.1063in" svg:x="0.1898in" svg:y="0.0047in" svg:viewBox="0 0 275 271" svg:d="M129 26c2-9 3-13 11-14 3 0 15 0 23 0 27 0 70 0 70 38 0 13-5 39-21 55-9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7 9-34 16-67 25-101 16 0 31 0 46 0 36 0 42 22 42 36 0 5-3 16-5 25-2 11-6 25-6 33 0 42 47 42 51 42 33 0 46-40 46-44 0-6-3-6-4-6-4 0-5 3-5 6-10 28-26 35-35 35-13 0-15-9-15-23 0-12 2-32 3-44 1-6 2-13 2-19 0-29-26-41-36-44z"><text:p/></draw:path><draw:path draw:style-name="gr1059" draw:text-style-name="P99" svg:width="0.0693in" svg:height="0.0976in" svg:x="0.3024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47"><text:s/>כלומר </text:span><text:span text:style-name="T47"><draw:g text:anchor-type="as-char" svg:y="-0.1134in" draw:z-index="213" draw:name="Shape227" draw:style-name="gr1057"><svg:title>TexMaths</svg:title><svg:desc>11§inline§[f]_R \neq [g]_R§svg§600§FALSE§</svg:desc><draw:path draw:style-name="gr1058" draw:text-style-name="P98" svg:width="0.715in" svg:height="0.1358in" svg:x="-0.0004in" svg:y="0.0071in" svg:viewBox="0 0 1817 346" svg:d="M909 346c-304 0-606 0-909 0 0-116 0-230 0-346 605 0 1212 0 1817 0 0 116 0 230 0 346-303 0-605 0-908 0z"><text:p/></draw:path><draw:path draw:style-name="gr1059" draw:text-style-name="P99" svg:width="0.0205in" svg:height="0.1512in" svg:x="0.0102in" svg:y="0in" svg:viewBox="0 0 53 385" svg:d="M53 385c0-5 0-10 0-15-12 0-25 0-38 0 0-118 0-237 0-355 13 0 26 0 38 0 0-5 0-9 0-15-18 0-35 0-53 0 0 129 0 257 0 385 18 0 35 0 53 0z"><text:p/></draw:path><draw:path draw:style-name="gr1059" draw:text-style-name="P99" svg:width="0.076in" svg:height="0.1374in" svg:x="0.0421in" svg:y="0.0067in" svg:viewBox="0 0 194 350" svg:d="M122 118c11 0 22 0 33 0 8 0 11 0 11-8 0-4-3-4-10-4-11 0-21 0-32 0 3-16 6-30 8-44 2-8 7-36 10-40 3-8 10-13 18-13 2 0 12 0 18 6-16 2-21 16-21 21 0 9 8 14 15 14 10 0 22-9 22-24 0-17-18-26-34-26-14 0-38 7-50 45-2 8-3 12-12 61-9 0-18 0-26 0s-13 0-13 7c0 5 4 5 11 5 9 0 17 0 26 0-10 50-19 100-29 151-8 37-13 72-34 72-1 0-11 0-19-6 19-1 22-16 22-21 0-9-7-13-14-13-10 0-22 8-22 23 0 17 18 26 33 26 22 0 37-23 44-37 12-25 21-71 22-74 8-40 15-80 23-121z"><text:p/></draw:path><draw:path draw:style-name="gr1059" draw:text-style-name="P99" svg:width="0.0205in" svg:height="0.1512in" svg:x="0.128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1752in" svg:y="0.0634in" svg:viewBox="0 0 210 190" svg:d="M92 19c2-8 3-8 8-9 6 0 12 0 18 0 25 0 56 0 56 27 0 11-6 29-18 39-11 8-27 12-46 12-12 0-23 0-35 0 5-23 12-46 17-69zM141 92c32-7 60-26 60-50 0-23-27-42-66-42-27 0-56 0-83 0-5 0-9 0-9 7 0 3 3 3 9 3 1 0 5 0 11 0 5 1 5 1 5 4s0 3-1 6c-12 48-23 96-35 144-2 9-3 11-24 11-5 0-8 0-8 6 0 3 1 4 3 4 6 0 12-1 18-1 4 0 13 0 18 0s12 0 17 0c6 0 12 1 18 1 1 0 5 0 5-6 0-4-2-4-9-4-4 0-5 0-9-1-7 0-7-1-7-3 0-1 0-3 1-7 6-23 12-46 18-68 12 0 24 0 36 0 24 0 34 12 34 24 0 4-3 13-4 20-4 12-5 15-5 21 0 21 20 29 40 29 25 0 36-26 36-31 0-2-1-4-4-4-5 0-5 1-6 5-3 12-13 23-25 23-7 0-12-4-12-18 0-6 2-22 3-28 1-8 1-10 1-13s0-12-7-19c-6-7-13-10-19-13z"><text:p/></draw:path><draw:path draw:style-name="gr1059" draw:text-style-name="P99" svg:width="0.0756in" svg:height="0.1409in" svg:x="0.3307in" svg:y="0.0043in" svg:viewBox="0 0 193 359" svg:d="M189 15c4-5 4-6 4-7 0-2-3-8-8-8s-6 2-9 8c-57 112-115 223-173 336-3 5-3 6-3 7 0 4 2 8 8 8 4 0 5-2 9-8 57-112 115-223 172-336z"><text:p/></draw:path><draw:path draw:style-name="gr1059" draw:text-style-name="P99" svg:width="0.1004in" svg:height="0.0354in" svg:x="0.318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0205in" svg:height="0.1512in" svg:x="0.4874in" svg:y="0in" svg:viewBox="0 0 53 385" svg:d="M53 385c0-5 0-10 0-15-12 0-25 0-38 0 0-118 0-237 0-355 13 0 26 0 38 0 0-5 0-9 0-15-18 0-35 0-53 0 0 129 0 257 0 385 18 0 35 0 53 0z"><text:p/></draw:path><draw:path draw:style-name="gr1059" draw:text-style-name="P99" svg:width="0.0693in" svg:height="0.0976in" svg:x="0.5142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1059" draw:text-style-name="P99" svg:width="0.0205in" svg:height="0.1512in" svg:x="0.5933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640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1 0 17 0s12 1 18 1c1 0 5 0 5-6 0-4-2-4-9-4-4 0-5 0-9-1-7 0-7-1-7-3 0-1 0-3 1-7 6-23 12-46 18-68 12 0 24 0 36 0 23 0 34 12 34 24 0 4-3 13-4 20-4 12-5 15-5 21 0 21 20 29 40 29 25 0 36-26 36-31 0-2-1-4-4-4-5 0-5 1-6 5-3 12-13 23-25 23-7 0-12-4-12-18 0-6 2-22 3-28 1-8 1-10 1-13s0-12-7-19c-6-7-14-10-19-13z"><text:p/></draw:path></draw:g></text:span><text:span text:style-name="T47"><text:s/>כדרוש. </text:span></text:p>
      <text:p text:style-name="P8"><text:span text:style-name="T9">על: </text:span><text:span text:style-name="T47">יהי </text:span><text:span text:style-name="T47"><draw:g text:anchor-type="as-char" svg:y="-0.1161in" draw:z-index="215" draw:name="Shape228" draw:style-name="gr1057"><svg:title>TexMaths</svg:title><svg:desc>11§inline§N \in \N \setminus \emptyset§svg§600§FALSE§</svg:desc><draw:path draw:style-name="gr1058" draw:text-style-name="P98" svg:width="0.6307in" svg:height="0.1386in" svg:x="0.0016in" svg:y="0.0071in" svg:viewBox="0 0 1603 353" svg:d="M0 0c535 0 1068 0 1603 0 0 118 0 235 0 353-535 0-1068 0-1603 0 0-118 0-235 0-353z"><text:p/></draw:path><draw:path draw:style-name="gr1059" draw:text-style-name="P99" svg:width="0.1276in" svg:height="0.1028in" svg:x="-0.0004in" svg:y="0.0134in" svg:viewBox="0 0 325 262" svg:d="M277 41c4-16 10-28 41-29 2 0 7 0 7-8-3-1 0-4-5-4-13 0-26 1-39 1-14 0-27-1-39-1-3 0-8 0-8 8 0 4 5 4 8 4 22 0 25 9 25 17 0 1 0 7-1 8-14 58-28 115-43 171-28-66-57-133-85-200-3-7-4-8-13-8-17 0-34 0-51 0-8 0-11 0-11 8 0 4 3 4 11 4 2 0 26 0 26 3-17 69-34 138-52 206-4 15-11 28-41 30-3 0-7 0-7 7 0 2 1 4 4 4 14 0 27-2 39-2 13 0 27 2 41 2 1 0 6 0 6-8 0-3-3-3-7-3-24-2-26-10-26-18 0-2 0-4 1-9 17-67 34-135 51-202 2 2 2 3 4 7 32 75 64 151 96 226 3 7 4 7 8 7s4-2 5-8c19-70 37-142 55-213z"><text:p/></draw:path><draw:path draw:style-name="gr1059" draw:text-style-name="P99" svg:width="0.076in" svg:height="0.087in" svg:x="0.1874in" svg:y="0.0335in" svg:viewBox="0 0 194 222" svg:d="M180 120c7 0 14 0 14-8s-7-8-14-8c-55 0-108 0-163 0 4-51 48-89 103-89 20 0 41 0 60 0 7 0 14 0 14-7 0-8-7-8-14-8-20 0-40 0-61 0-66 0-119 51-119 112 0 62 53 110 119 110 21 0 41 0 61 0 7 0 14 0 14-8 0-7-7-7-14-7-19 0-40 0-60 0-55 0-99-36-103-87 55 0 108 0 163 0z"><text:p/></draw:path><draw:path draw:style-name="gr1059" draw:text-style-name="P99" svg:width="0.1024in" svg:height="0.1059in" svg:x="0.322in" svg:y="0.013in" svg:viewBox="0 0 261 270" svg:d="M33 35c0 63 0 125 0 187 0 21-3 27-23 27-3 0-10 2-10 7 0 7 6 7 13 7 20 0 40 0 60 0 6 0 13 0 13-7 0-5-7-7-12-7-21 0-24-8-24-28 0-58 0-117 0-175 56 73 111 146 167 219 3 4 5 5 7 5 7 0 7-6 7-12 0-71 0-144 0-216 0-22 3-28 21-28 2 0 9-1 9-6 0-8-6-8-12-8-19 0-38 0-56 0-8 0-14 0-14 8 0 6 7 6 11 6 21 0 25 8 25 29 0 39 0 79 0 120-39-53-79-105-117-158-3-5-4-5-13-5-23 0-45 0-68 0-7 0-13 0-13 8 0 5 6 6 8 6 11 1 18 7 22 12-1 3-1 4-1 9zM218 244c-56-74-112-147-168-221-5-4-5-5-8-9 15 0 30 0 45 0 44 59 87 117 131 175 0 18 0 36 0 55z"><text:p/></draw:path><draw:path draw:style-name="gr1059" draw:text-style-name="P99" svg:width="0.0591in" svg:height="0.1508in" svg:x="0.4701in" svg:y="0.0035in" svg:viewBox="0 0 151 384" svg:d="M133 375c2 4 5 9 9 9s9-4 9-8c0-1 0-1-2-7-44-120-88-240-132-360-3-7-5-9-9-9-5 0-8 3-8 8 1 2 0 1 2 5 44 121 87 241 131 362z"><text:p/></draw:path><draw:path draw:style-name="gr1059" draw:text-style-name="P99" svg:width="0.061in" svg:height="0.128in" svg:x="0.5787in" svg:y="0in" svg:viewBox="0 0 156 326" svg:d="M132 8c0-5-3-8-9-8-5 0-6 4-9 12-4 15-1 2-5 18-4-3-17-8-31-8-22 0-47 11-61 41-16 30-17 66-17 102 0 24 0 92 33 122-9 30-9 31-9 32 0 4 4 7 8 7 7 0 8-4 10-12 4-15 0-2 4-17 10 4 21 7 32 7 43 0 60-36 67-55 10-26 11-57 11-84 0-29 0-92-34-125 3-11 7-21 10-32zM39 269c-14-26-14-72-14-110 0-30 0-57 6-82 8-35 30-47 47-47 8 0 18 2 28 11-22 75-45 152-67 228zM118 56c12 22 12 67 12 103 0 29 0 56-5 82-6 40-27 55-47 55-9 0-19-3-27-11 22-76 45-153 67-229z"><text:p/></draw:path></draw:g></text:span><text:span text:style-name="T47">. משום ש־</text:span><text:span text:style-name="T47"><draw:g text:anchor-type="as-char" svg:y="-0.1035in" draw:z-index="216" draw:name="Shape229" draw:style-name="gr1057"><svg:title>TexMaths</svg:title><svg:desc>11§inline§N§svg§600§FALSE§</svg:desc><draw:path draw:style-name="gr1058" draw:text-style-name="P98" svg:width="0.1177in" svg:height="0.0874in" svg:x="0.0016in" svg:y="0.0071in" svg:viewBox="0 0 300 223" svg:d="M0 0c100 0 200 0 300 0 0 74 0 149 0 223-100 0-200 0-300 0 0-74 0-149 0-223z"><text:p/></draw:path><draw:path draw:style-name="gr1059" draw:text-style-name="P99" svg:width="0.1272in" svg:height="0.1031in" svg:x="-0.0004in" svg:y="0in" svg:viewBox="0 0 324 263" svg:d="M276 41c4-16 11-28 41-29 3 0 7-1 7-8 0-1 0-4-5-4-13 0-26 1-39 1s-26-1-40-1c-2 0-6 0-6 8 0 4 3 4 6 4 22 0 27 9 27 17 0 1-1 7-1 9-15 56-29 113-43 169-29-66-57-133-85-199-4-8-4-8-12-8-18 0-36 0-52 0-8 0-11 0-11 8 0 4 3 4 11 4 1 0 26 0 26 3-17 69-35 138-51 207-5 15-12 27-42 29-3 0-7 1-7 7 0 4 1 5 4 5 13 0 27-1 39-1 13 0 28 1 40 1 2 0 7 0 7-8 0-3-3-4-7-4-23-2-26-9-26-17 0-3 0-4 1-9 17-67 34-136 51-203 2 2 2 3 3 7 32 75 64 151 96 226 3 7 4 8 7 8 4 0 4-1 7-8 18-72 36-142 54-214z"><text:p/></draw:path></draw:g></text:span><text:span text:style-name="T47"> לא ריקה, קיים בה לפחות איבר יחיד, נסמנו </text:span><text:span text:style-name="T47"><draw:g text:anchor-type="as-char" svg:y="-0.0681in" draw:z-index="218" draw:name="Shape230" draw:style-name="gr1057"><svg:title>TexMaths</svg:title><svg:desc>11§inline§c§svg§600§FALSE§</svg:desc><draw:path draw:style-name="gr1058" draw:text-style-name="P98" svg:width="0.048in" svg:height="0.052in" svg:x="0.0016in" svg:y="0.0071in" svg:viewBox="0 0 123 133" svg:d="M0 0c42 0 82 0 123 0 0 44 0 89 0 133-41 0-81 0-123 0 0-44 0-89 0-133z"><text:p/></draw:path><draw:path draw:style-name="gr1059" draw:text-style-name="P99" svg:width="0.0575in" svg:height="0.0677in" svg:x="-0.0004in" svg:y="0in" svg:viewBox="0 0 147 173" svg:d="M134 24c-5 0-11 0-16 6-7 5-7 12-7 14 0 9 7 13 14 13 12 0 21-9 21-24 0-19-17-33-44-33-51 0-102 55-102 108 0 34 23 65 62 65 54 0 85-41 85-45 0-2-2-6-4-6s-3 1-5 5c-30 37-70 37-75 37-24 0-35-19-35-42 0-15 8-52 21-75 12-22 33-38 53-38 13 0 27 4 32 15z"><text:p/></draw:path></draw:g></text:span><text:span text:style-name="T47">. נבחר את הפונקציה:</text:span></text:p>
      <text:p text:style-name="Math"><text:s/><draw:g text:anchor-type="as-char" svg:y="-0.228in" draw:z-index="217" draw:name="Shape231" draw:style-name="gr1057"><svg:title>TexMaths</svg:title><svg:desc>11§latex§f = \lambda n \in \N. \begin{cases}
n &amp;\case n \in N \\
c &amp;\other \end{cases}§svg§600§FALSE§</svg:desc><draw:path draw:style-name="gr1058" draw:text-style-name="P98" svg:width="1.7106in" svg:height="0.4394in" svg:x="0.0024in" svg:y="0.0071in" svg:viewBox="0 0 4346 1117" svg:d="M2173 1117c-724 0-1448 0-2173 0 0-373 0-744 0-1117 1449 0 2897 0 4346 0 0 373 0 744 0 1117-724 0-1449 0-2173 0z"><text:p/></draw:path><draw:path draw:style-name="gr1059" draw:text-style-name="P99" svg:width="0.0488in" svg:height="0.1063in" svg:x="-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1059" draw:text-style-name="P99" svg:width="0.1008in" svg:height="0.035in" svg:x="0.1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748in" svg:height="0.1071in" svg:x="0.2689in" svg:y="0.1598in" svg:viewBox="0 0 191 273" svg:d="M118 155c15 41 34 99 39 109 7 7 11 7 21 7 3 0 6 0 9 0s4-2 4-3-1-2-2-3c-4-5-6-11-9-19-26-72-52-146-79-219-8-23-28-27-47-27-1 0-7 0-7 4s2 3 4 4c13 2 15 4 25 30 12 36 25 71 37 106-35 35-71 70-106 105-5 5-7 7-7 13s4 11 11 11c5 0 10-5 13-8 31-38 63-74 94-110z"><text:p/></draw:path><draw:path draw:style-name="gr1059" draw:text-style-name="P99" svg:width="0.0823in" svg:height="0.0685in" svg:x="0.3539in" svg:y="0.198in" svg:viewBox="0 0 210 175" svg:d="M23 148c-1 6-3 15-3 17 0 6 5 10 11 10 4 0 12-4 14-11 2-10 6-19 8-29 2-11 5-23 7-34 4-9 6-17 7-26 2-7 6-18 6-19 5-12 26-47 62-47 18 0 21 14 21 27 0 23-19 73-25 89-3 9-3 15-3 19 0 18 13 31 31 31 37 0 51-56 51-60 0-3-3-3-4-3-5 0-5 1-7 7-8 26-20 48-40 48-6 0-8-4-8-13 0-10 3-19 6-28 8-20 24-62 24-84 0-27-16-42-45-42-34 0-54 25-59 34-2-22-19-34-36-34-18 0-26 15-29 22-7 13-12 36-12 37 0 5 4 5 5 5 4 0 4 0 6-9 7-28 14-46 29-46 7 0 12 5 12 17 0 9-1 12-7 33-8 30-14 60-22 89z"><text:p/></draw:path><draw:path draw:style-name="gr1059" draw:text-style-name="P99" svg:width="0.0752in" svg:height="0.0874in" svg:x="0.4961in" svg:y="0.1835in" svg:viewBox="0 0 192 223" svg:d="M179 120c7 0 13 0 13-8s-6-8-13-8c-55 0-109 0-164 0 5-51 50-89 104-89 20 0 40 0 60 0 7 0 13 0 13-7 0-8-6-8-13-8-20 0-40 0-60 0-66 0-119 51-119 112 0 62 53 111 119 111 20 0 40 0 60 0 7 0 13 0 13-8 0-7-6-7-13-7-20 0-40 0-60 0-54 0-99-37-104-88 55 0 109 0 164 0z"><text:p/></draw:path><draw:path draw:style-name="gr1059" draw:text-style-name="P99" svg:width="0.1028in" svg:height="0.1063in" svg:x="0.6307in" svg:y="0.1618in" svg:viewBox="0 0 262 271" svg:d="M34 35c0 63 0 125 0 188 0 20-3 28-23 28-4 0-11 0-11 6 0 7 7 7 13 7 20 0 41 0 61 0 6 0 12 0 12-7 0-6-6-6-11-6-22 0-24-9-24-29 0-59 0-118 0-177 55 74 111 147 166 221 4 4 5 5 8 5 7 0 7-6 7-12 0-72 0-146 0-218 0-21 3-27 21-28 2 0 9 0 9-6 0-7-6-7-12-7-19 0-39 0-58 0-6 0-13 0-13 7 0 6 8 6 11 6 22 1 26 9 26 29 0 40 0 80 0 121-39-53-79-105-117-158-4-5-6-5-14-5-22 0-45 0-67 0-7 0-14 0-14 7 0 6 7 6 9 6 10 1 18 8 22 12-1 4-1 5-1 10zM218 245c-56-74-111-148-167-222-5-4-5-5-9-10 15 0 31 0 46 0 43 58 87 118 130 176 0 19 0 37 0 56z"><text:p/></draw:path><draw:path draw:style-name="gr1059" draw:text-style-name="P99" svg:width="0.0161in" svg:height="0.0157in" svg:x="0.7496in" svg:y="0.248in" svg:viewBox="0 0 42 41" svg:d="M42 21c0-11-10-21-21-21s-21 10-21 21 10 20 21 20 21-9 21-20z"><text:p/></draw:path><draw:path draw:style-name="gr1059" draw:text-style-name="P99" svg:width="0.0783in" svg:height="0.4547in" svg:x="0.8264in" svg:y="0in" svg:viewBox="0 0 200 1156" svg:d="M119 719c0-42-30-107-97-140 42-23 91-68 97-139 0-2 0-3 0-3 0-90 0-179 0-268 0-31 0-38 3-53 7-30 25-69 75-97 2-3 3-3 3-10 0-8-1-9-9-9-7 0-7 0-18 7-87 48-92 120-92 134 0 91 0 182 0 274 0 28 0 59-19 94-19 32-40 48-57 59-5 3-5 3-5 10 0 8 0 8 3 10 33 20 68 55 77 118 1 8 1 8 1 13 0 99 0 198 0 296 0 31 19 96 94 136 9 5 10 5 16 5 8 0 9-1 9-9 0-7-1-7-2-8-17-10-67-41-78-108-1-10-1-11-1-16 0-98 0-197 0-296z"><text:p/></draw:path><draw:path draw:style-name="gr1059" draw:text-style-name="P99" svg:width="0.0819in" svg:height="0.0685in" svg:x="0.9311in" svg:y="0.0949in" svg:viewBox="0 0 209 175" svg:d="M22 147c-1 7-3 16-3 17 0 7 5 11 11 11 5 0 12-4 14-11 1-1 5-19 8-29 3-11 5-23 8-34 3-9 5-17 7-26 1-7 4-18 4-20 7-11 27-46 64-46 17 0 21 14 21 26 0 24-20 74-25 90-3 9-5 13-5 18 0 19 15 32 32 32 37 0 51-56 51-60s-3-4-4-4c-5 0-5 1-6 8-8 26-21 47-40 47-6 0-9-3-9-12 0-10 4-20 7-28 7-20 23-63 23-85 0-26-16-41-44-41-35 0-54 24-60 33-2-21-18-33-35-33-19 0-26 15-30 22-6 13-11 36-11 37 0 4 3 4 4 4 4 0 5 0 7-9 7-28 14-45 27-45 9 0 13 4 13 17 0 8-2 12-6 32-8 30-15 60-23 89z"><text:p/></draw:path><draw:path draw:style-name="gr1059" draw:text-style-name="P99" svg:width="0.0327in" svg:height="0.1012in" svg:x="1.1748in" svg:y="0.0598in" svg:viewBox="0 0 84 258" svg:d="M56 88c-18 1-36 3-54 4 0 5 0 8 0 12 25 0 29 3 29 21 0 34 0 70 0 104 0 17-5 17-31 17 0 3 0 8 0 12 13 0 34-1 43-1 13 0 27 1 41 1 0-4 0-9 0-12-27 0-28-2-28-16 0-48 0-95 0-142zM57 21c0-12-9-21-20-21-12 0-21 11-21 21s9 20 21 20c11 0 20-8 20-20z"><text:p/></draw:path><draw:path draw:style-name="gr1059" draw:text-style-name="P99" svg:width="0.0488in" svg:height="0.1063in" svg:x="1.2173in" svg:y="0.0543in" svg:viewBox="0 0 125 271" svg:d="M55 106c0-16 0-30 0-46 0-34 19-52 35-52 1 0 7 0 13 3-4 1-12 7-12 16s7 17 17 17c12 0 17-8 17-18 0-14-14-26-35-26-26 0-59 20-59 60 0 16 0 30 0 46-10 0-21 0-31 0 0 4 0 7 0 12 10 0 21 0 31 0 0 41 0 82 0 124 0 17-5 17-31 17 0 4 0 8 0 12 15 0 34-1 44-1 15 0 34 0 49 1 0-4 0-8 0-12-2 0-5 0-7 0-29 0-30-4-30-17 0-42 0-83 0-124 14 0 30 0 44 0 0-5 0-8 0-12-15 0-30 0-45 0z"><text:p/></draw:path><draw:path draw:style-name="gr1059" draw:text-style-name="P99" svg:width="0.0819in" svg:height="0.0685in" svg:x="1.3138in" svg:y="0.0949in" svg:viewBox="0 0 209 175" svg:d="M23 147c-1 7-3 16-3 17 0 7 5 11 11 11 4 0 11-4 14-11 0-1 4-19 7-29 3-11 5-23 8-34 3-9 5-17 7-26 2-7 4-18 6-20 5-11 26-46 62-46 18 0 21 14 21 26 0 24-19 74-25 90-3 9-3 13-3 18 0 19 13 32 30 32 37 0 51-56 51-60s-3-4-4-4c-4 0-4 1-6 8-8 26-21 47-40 47-6 0-8-3-8-12 0-10 3-20 6-28 8-20 23-63 23-85 0-26-16-41-44-41-35 0-54 24-60 33-1-21-18-33-35-33-18 0-26 15-29 22-7 13-12 36-12 37 0 4 3 3 4 4 5 0 5 0 7-9 7-28 14-45 29-45 7 0 12 4 12 17 0 8-1 12-7 32-8 30-14 60-22 89z"><text:p/></draw:path><draw:path draw:style-name="gr1059" draw:text-style-name="P99" svg:width="0.0752in" svg:height="0.0874in" svg:x="1.4559in" svg:y="0.0803in" svg:viewBox="0 0 192 223" svg:d="M179 119c7 0 13 0 13-8s-6-8-13-8c-55 0-109 0-164 0 5-51 50-88 104-88 20 0 40 0 60 0 7 0 13 0 13-7 0-8-6-8-13-8-21 0-40 0-61 0-66 0-118 49-118 111s52 112 118 112c21 0 40 0 61 0 7 0 13 0 13-8 0-7-6-7-13-7-20 0-40 0-60 0-54 0-99-38-104-89 55 0 109 0 164 0z"><text:p/></draw:path><draw:path draw:style-name="gr1059" draw:text-style-name="P99" svg:width="0.128in" svg:height="0.1035in" svg:x="1.5929in" svg:y="0.0571in" svg:viewBox="0 0 326 264" svg:d="M277 41c3-16 11-28 42-29 2 0 7 0 7-8-3-1 0-4-6-4-12 0-26 1-38 1-14 0-28-1-40-1-2 0-7 0-7 8 0 4 4 4 7 4 22 1 26 9 26 18 0 1-1 6-1 7-14 58-29 115-44 172-28-67-56-134-84-201-4-7-4-8-14-8-17 0-34 0-51 0-8 0-11 0-11 8 0 4 3 4 11 4 2 0 26 0 26 3-18 70-34 139-52 208-4 15-11 28-41 29-3 0-7 1-7 7 0 4 2 5 4 5 14 0 27-1 40-1s26 1 40 1c2 0 6 0 6-8 0-3-3-4-8-4-22-1-25-9-25-17 0-3 0-4 1-9 18-68 34-136 52-204 1 2 1 3 3 8 32 76 64 150 96 226 3 7 4 8 8 8s4-1 6-8c18-71 37-144 54-215z"><text:p/></draw:path><draw:path draw:style-name="gr1059" draw:text-style-name="P99" svg:width="0.0591in" svg:height="0.0685in" svg:x="0.9327in" svg:y="0.313in" svg:viewBox="0 0 151 175" svg:d="M137 24c-6 0-12 0-17 6-6 5-7 12-7 15 0 9 7 13 15 13 11 0 22-9 22-24 0-20-19-34-47-34-51 0-103 56-103 110 0 35 22 65 63 65 55 0 88-41 88-45 0-3-4-6-6-6-1 0-2 1-4 5-31 38-73 38-78 38-25 0-34-20-34-43 0-15 7-53 20-77 13-22 33-38 54-38 14 0 29 5 34 15z"><text:p/></draw:path><draw:path draw:style-name="gr1059" draw:text-style-name="P99" svg:width="0.0587in" svg:height="0.0693in" svg:x="1.1744in" svg:y="0.3122in" svg:viewBox="0 0 150 177" svg:d="M32 76c2-57 35-67 48-67 40 0 43 51 43 67-31 0-60 0-91 0zM32 84c36 0 71 0 108 0 8 0 10 0 10-8 0-39-21-76-70-76-45 0-80 40-80 88 0 52 40 89 85 89 47 0 65-43 65-50 0-4-4-5-6-5-3 0-4 3-5 5-14 41-48 41-52 41-20 0-35-12-44-26-11-19-11-44-11-58z"><text:p/></draw:path><draw:path draw:style-name="gr1059" draw:text-style-name="P99" svg:width="0.0335in" svg:height="0.1047in" svg:x="1.2429in" svg:y="0.2752in" svg:viewBox="0 0 86 267" svg:d="M55 0c-19 1-36 3-55 4 0 5 0 8 0 12 26 0 30 3 30 21 0 67 0 134 0 201 0 18-5 18-30 18 0 3 0 7 0 11 12 0 33-1 43-1 9 0 28 1 43 1 0-4 0-8 0-11-27 0-31 0-31-18 0-79 0-159 0-238z"><text:p/></draw:path><draw:path draw:style-name="gr1059" draw:text-style-name="P99" svg:width="0.0492in" svg:height="0.0693in" svg:x="1.285in" svg:y="0.3122in" svg:viewBox="0 0 126 177" svg:d="M68 98c8 2 40 8 40 36 0 20-13 35-44 35-32 0-46-22-53-55-1-5-2-6-6-6-5 0-5 2-5 10 0 16 0 34 0 50 0 7 0 9 4 9 3 0 3 0 10-8 2-3 0-1 8-9 16 17 34 17 42 17 45 0 62-25 62-53 0-21-12-33-16-37-12-12-28-16-44-19-21-4-47-9-47-31 0-14 10-29 43-29 42 0 45 34 45 46 1 4 4 4 5 4 5 0 5-2 5-10 0-13 0-25 0-38 0-7 0-10-5-10-1 0-2 0-8 4-1 3-4 6-6 7-14-11-30-11-36-11-48 0-62 26-62 47 0 15 7 26 16 33 13 10 24 12 52 18z"><text:p/></draw:path><draw:path draw:style-name="gr1059" draw:text-style-name="P99" svg:width="0.0587in" svg:height="0.0693in" svg:x="1.3441in" svg:y="0.3122in" svg:viewBox="0 0 150 177" svg:d="M32 76c3-57 35-67 48-67 40 0 44 51 44 67-31 0-61 0-92 0zM32 84c36 0 71 0 108 0 8 0 10 0 10-8 0-39-21-76-70-76-45 0-80 40-80 88 0 52 41 89 85 89 47 0 65-43 65-50 0-4-4-5-6-5-3 0-3 3-4 5-14 41-49 41-53 41-19 0-34-12-43-26-12-19-12-44-12-58z"><text:p/></draw:path></draw:g></text:p>
      <text:p text:style-name="P50">ונוכיח <text:span text:style-name="T9"><draw:g text:anchor-type="as-char" svg:y="-0.1134in" draw:z-index="223" draw:name="Shape232" draw:style-name="gr1057"><svg:title>TexMaths</svg:title><svg:desc>11§inline§h([f]_R) = N§svg§600§FALSE§</svg:desc><draw:path draw:style-name="gr1058" draw:text-style-name="P98" svg:width="0.8016in" svg:height="0.1358in" svg:x="-0.0004in" svg:y="0.0071in" svg:viewBox="0 0 2037 346" svg:d="M1020 346c-340 0-680 0-1020 0 0-116 0-230 0-346 679 0 1359 0 2037 0 0 116 0 230 0 346-339 0-678 0-1017 0z"><text:p/></draw:path><draw:path draw:style-name="gr1059" draw:text-style-name="P99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1059" draw:text-style-name="P99" svg:width="0.035in" svg:height="0.1512in" svg:x="0.0945in" svg:y="0in" svg:viewBox="0 0 90 385" svg:d="M90 381c0-1 0-1-6-8-49-49-61-122-61-180 0-67 14-135 62-182 5-5 5-5 5-7 0-3-2-4-4-4-3 0-39 26-62 76-18 42-24 85-24 117 0 29 4 76 26 120 23 47 57 72 60 72 2 0 4-1 4-4z"><text:p/></draw:path><draw:path draw:style-name="gr1059" draw:text-style-name="P99" svg:width="0.0205in" svg:height="0.1512in" svg:x="0.1567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6in" svg:height="0.1374in" svg:x="0.189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1059" draw:text-style-name="P99" svg:width="0.0205in" svg:height="0.1512in" svg:x="0.2752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32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0 0 17 0 6 0 12 1 18 1 1 0 5 0 5-6 0-4-2-4-9-4-4 0-5 0-10-1-6 0-6-1-6-3 0-1 0-3 1-7 6-23 12-46 18-68 12 0 24 0 36 0 23 0 34 12 34 24 0 4-3 13-4 20-4 12-5 15-5 21 0 21 20 29 40 29 25 0 36-26 36-31 0-2-1-4-4-4-5 0-5 1-6 5-3 12-13 23-25 23-7 0-12-4-12-18 0-6 2-22 3-28 1-8 1-10 1-13s0-12-8-19c-5-7-12-10-18-13z"><text:p/></draw:path><draw:path draw:style-name="gr1059" draw:text-style-name="P99" svg:width="0.035in" svg:height="0.1512in" svg:x="0.422in" svg:y="0in" svg:viewBox="0 0 90 385" svg:d="M90 193c0-30-4-76-25-120-23-48-56-73-61-73-2 0-4 2-4 4s0 2 8 9c38 38 60 99 60 180 0 65-14 133-62 181-6 6-6 6-6 7 0 2 2 4 4 4 5 0 39-26 62-76 20-41 24-84 24-116z"><text:p/></draw:path><draw:path draw:style-name="gr1059" draw:text-style-name="P99" svg:width="0.1008in" svg:height="0.0354in" svg:x="0.523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28in" svg:height="0.1028in" svg:x="0.6815in" svg:y="0.0098in" svg:viewBox="0 0 326 262" svg:d="M277 41c3-17 11-28 42-29 2 0 7-1 7-8 0-1 0-4-6-4-12 0-26 1-38 1-14 0-27-1-40-1-2 0-7 0-7 8 0 4 4 4 7 4 22 0 26 8 26 17 0 1-1 6-1 7-14 58-29 115-44 172-28-67-56-134-84-201-4-7-4-7-13-7-17 0-35 0-52 0-8 0-11 0-11 8 0 4 3 4 11 4 2 0 26 0 26 3-18 69-34 138-52 206-4 16-11 28-41 29-3 0-7 1-7 8 0 3 2 4 5 4 13 0 26-1 39-1s26 1 40 1c2 0 6 0 6-8 0-3-3-4-8-4-22 0-25-9-25-17 0-3 0-4 1-8 18-68 34-136 52-203 1 2 1 2 3 7 32 74 64 150 96 225 3 7 4 8 8 8s4-1 6-8c18-70 37-142 54-213z"><text:p/></draw:path></draw:g></text:span><text:span text:style-name="T9"><text:s/>באמצעות הכלה דו כיוונית. </text:span></text:p>
      <text:list xml:id="list3554844068" text:style-name="L4">
        <text:list-item>
          <text:p text:style-name="P87"><text:span text:style-name="T9"><draw:g text:anchor-type="as-char" svg:y="-0.1134in" draw:z-index="224" draw:name="Shape233" draw:style-name="gr1057"><svg:title>TexMaths</svg:title><svg:desc>11§inline§N \subseteq h([f]_R)§svg§600§FALSE§</svg:desc><draw:path draw:style-name="gr1058" draw:text-style-name="P98" svg:width="0.7913in" svg:height="0.1358in" svg:x="0.0016in" svg:y="0.0071in" svg:viewBox="0 0 2011 346" svg:d="M1007 346c-336 0-671 0-1007 0 0-116 0-230 0-346 670 0 1341 0 2011 0 0 116 0 230 0 346-334 0-670 0-1004 0z"><text:p/></draw:path><draw:path draw:style-name="gr1059" draw:text-style-name="P99" svg:width="0.128in" svg:height="0.1028in" svg:x="-0.0004in" svg:y="0.0098in" svg:viewBox="0 0 326 262" svg:d="M277 41c4-17 11-28 42-29 1 0 7-1 7-8 0-1 0-4-6-4-13 0-26 1-38 1-14 0-28-1-40-1-2 0-8 0-8 8 0 4 5 4 8 4 22 0 26 8 26 17 0 1-1 6-1 7-14 58-29 115-44 172-28-67-56-134-84-201-4-7-5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draw:path draw:style-name="gr1059" draw:text-style-name="P99" svg:width="0.0929in" svg:height="0.1165in" svg:x="0.1874in" svg:y="0.0161in" svg:viewBox="0 0 237 297" svg:d="M223 15c7 0 14 0 14-7 0-8-7-8-14-8-35 0-69 0-104 0-66 0-119 51-119 111 0 63 54 111 119 111 35 0 69 0 104 0 7 0 14 0 14-7s-7-7-14-7c-34 0-69 0-103 0-62 0-105-45-105-96 0-53 46-97 105-97 34 0 69 0 103 0zM22 282c-7 0-14 0-14 8 0 7 7 7 14 7 67 0 134 0 201 0 7 0 14 0 14-7 0-8-7-8-14-8-67 0-134 0-201 0z"><text:p/></draw:path><draw:path draw:style-name="gr1059" draw:text-style-name="P99" svg:width="0.0744in" svg:height="0.1063in" svg:x="0.3437in" svg:y="0.0071in" svg:viewBox="0 0 190 271" svg:d="M90 4c0-1 0-4-5-4-9 0-37 3-48 3-2 1-6 1-6 8 0 6 3 6 9 6 18 0 19 2 19 6 0 2-1 6-1 8-18 74-37 147-56 220-2 6-2 7-2 9 0 9 8 11 12 11 6 0 12-5 14-10 3-10 5-20 7-30 3-11 6-22 9-33 2-9 4-17 6-26 2-2 4-15 5-18s13-24 26-35c8-6 20-13 37-13 16 0 20 13 20 26 0 21-14 64-23 86-3 9-5 13-5 21 0 19 13 32 32 32 36 0 50-56 50-60 0-3-3-3-4-3-4 0-4 1-7 7-5 20-17 47-39 47-6 0-9-3-9-12 0-10 3-19 7-28 6-15 24-61 24-83 0-26-16-42-45-42-25 0-43 12-58 30 10-41 21-82 31-123z"><text:p/></draw:path><draw:path draw:style-name="gr1059" draw:text-style-name="P99" svg:width="0.035in" svg:height="0.1512in" svg:x="0.4374in" svg:y="0in" svg:viewBox="0 0 90 385" svg:d="M90 381c0-1 0-1-6-8-49-49-61-122-61-179 0-68 14-136 62-183 5-5 5-5 5-7 0-3-2-4-4-4-3 0-39 26-62 76-20 42-24 85-24 118 0 28 4 75 25 119 23 47 58 72 61 72 2 0 4-1 4-4z"><text:p/></draw:path><draw:path draw:style-name="gr1059" draw:text-style-name="P99" svg:width="0.0209in" svg:height="0.1512in" svg:x="0.4996in" svg:y="0in" svg:viewBox="0 0 54 385" svg:d="M54 385c0-5 0-10 0-15-13 0-25 0-39 0 0-118 0-237 0-355 14 0 26 0 39 0 0-5 0-9 0-15-18 0-36 0-54 0 0 129 0 257 0 385 18 0 36 0 54 0z"><text:p/></draw:path><draw:path draw:style-name="gr1059" draw:text-style-name="P99" svg:width="0.0756in" svg:height="0.1374in" svg:x="0.5319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1059" draw:text-style-name="P99" svg:width="0.0205in" svg:height="0.1512in" svg:x="0.6181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7in" svg:height="0.0744in" svg:x="0.6646in" svg:y="0.0634in" svg:viewBox="0 0 211 190" svg:d="M92 19c3-8 4-8 9-9 6 0 12 0 18 0 25 0 56 0 56 27 0 11-6 29-18 39-11 8-28 12-47 12-11 0-23 0-34 0 5-23 11-46 16-69zM142 92c32-7 60-26 60-50 0-23-27-42-67-42-27 0-55 0-82 0-6 0-9 0-9 7 0 3 3 3 9 3 3 0 5 0 10 0 6 1 6 1 6 4s0 3-1 6c-12 48-24 96-36 144-2 9-2 11-23 11-5 0-9 0-9 6 0 3 2 4 4 4 6 0 13-1 17-1 5 0 13 0 19 0 5 0 10 0 16 0s13 1 19 1c1 0 5 0 5-6 0-4-2-4-8-4-5 0-6 0-10-1-7 0-7-1-7-3 0-1 0-3 1-7 6-23 12-46 18-68 12 0 24 0 36 0 23 0 33 12 33 24 0 4-2 13-3 20-4 12-5 15-5 21 0 21 20 29 40 29 25 0 36-26 36-31 0-2-1-4-5-4s-4 1-5 5c-3 12-14 23-25 23-7 0-12-4-12-18 0-6 2-22 3-28 1-8 1-10 1-13s0-12-7-19c-6-7-14-10-19-13z"><text:p/></draw:path><draw:path draw:style-name="gr1059" draw:text-style-name="P99" svg:width="0.035in" svg:height="0.1512in" svg:x="0.7654in" svg:y="0in" svg:viewBox="0 0 90 385" svg:d="M90 194c0-31-4-77-25-121-23-48-57-73-61-73-2 0-4 2-4 4s0 2 8 9c37 38 59 99 59 181 0 64-14 132-61 180-6 6-6 6-6 7 0 2 2 4 4 4 4 0 39-26 62-76 20-41 24-84 24-115z"><text:p/></draw:path></draw:g></text:span>: <text:span text:style-name="T103">יהי </text:span><text:span text:style-name="T74"><draw:g text:anchor-type="as-char" svg:y="-0.1035in" draw:z-index="219" draw:name="Shape234" draw:style-name="gr1057"><svg:title>TexMaths</svg:title><svg:desc>11§inline§n \in N§svg§600§FALSE§</svg:desc><draw:path draw:style-name="gr1058" draw:text-style-name="P98" svg:width="0.3949in" svg:height="0.0933in" svg:x="0.0031in" svg:y="0.0063in" svg:viewBox="0 0 1004 238" svg:d="M503 238c-169 0-336 0-503 0 0-79 0-159 0-238 334 0 670 0 1004 0 0 79 0 159 0 238-167 0-334 0-501 0z"><text:p/></draw:path><draw:path draw:style-name="gr1059" draw:text-style-name="P99" svg:width="0.0823in" svg:height="0.0677in" svg:x="-0.0004in" svg:y="0.0358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1059" draw:text-style-name="P99" svg:width="0.0752in" svg:height="0.0874in" svg:x="0.1417in" svg:y="0.0209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1059" draw:text-style-name="P99" svg:width="0.1276in" svg:height="0.1028in" svg:x="0.278in" svg:y="-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74">, ידוע </text:span><text:span text:style-name="T74"><draw:g text:anchor-type="as-char" svg:y="-0.1134in" draw:z-index="220" draw:name="Shape235" draw:style-name="gr1057"><svg:title>TexMaths</svg:title><svg:desc>11§inline§f(n) = n§svg§600§FALSE§</svg:desc><draw:path draw:style-name="gr1058" draw:text-style-name="P98" svg:width="0.5736in" svg:height="0.1358in" svg:x="-0.0004in" svg:y="0.0071in" svg:viewBox="0 0 1458 346" svg:d="M729 346c-243 0-486 0-729 0 0-116 0-230 0-346 486 0 972 0 1458 0 0 116 0 230 0 346-243 0-486 0-729 0z"><text:p/></draw:path><draw:path draw:style-name="gr1059" draw:text-style-name="P99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1059" draw:text-style-name="P99" svg:width="0.0346in" svg:height="0.1512in" svg:x="0.098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819in" svg:height="0.0685in" svg:x="0.1465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1059" draw:text-style-name="P99" svg:width="0.035in" svg:height="0.1512in" svg:x="0.2417in" svg:y="0in" svg:viewBox="0 0 90 385" svg:d="M90 193c0-30-4-76-25-120-23-48-57-73-61-73-2 0-4 2-4 4s0 2 8 9c37 38 60 99 60 180 0 65-14 133-63 181-5 6-5 6-5 7 0 2 2 4 4 4 4 0 39-26 62-76 20-41 24-84 24-116z"><text:p/></draw:path><draw:path draw:style-name="gr1059" draw:text-style-name="P99" svg:width="0.1008in" svg:height="0.0354in" svg:x="0.34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823in" svg:height="0.0685in" svg:x="0.4988in" svg:y="0.0453in" svg:viewBox="0 0 210 175" svg:d="M23 148c-1 6-3 15-3 17 0 7 5 10 11 10 4 0 12-3 14-11 1-1 6-19 8-29 3-12 5-23 9-34 2-9 4-17 6-26 1-7 5-18 5-19 5-12 26-47 62-47 18 0 21 14 21 26 0 24-19 74-25 91-3 8-3 13-3 17 0 19 13 32 31 32 37 0 51-56 51-59 0-4-3-4-4-4-5 0-5 1-7 7-8 26-20 47-40 47-5 0-8-3-8-12 0-10 3-19 6-27 8-21 24-63 24-85 0-27-16-42-45-42-34 0-52 25-59 34-2-22-19-34-36-34-18 0-26 15-29 22-7 13-12 36-12 37 0 5 4 5 5 5 4 0 4-1 7-9 7-27 14-46 28-46 7 0 12 4 12 17 0 8-1 13-6 32-8 30-15 60-23 90z"><text:p/></draw:path></draw:g></text:span><text:span text:style-name="T74"><text:s/>(כי </text:span><text:span text:style-name="T74"><draw:g text:anchor-type="as-char" svg:y="-0.1035in" draw:z-index="221" draw:name="Shape236" draw:style-name="gr1057"><svg:title>TexMaths</svg:title><svg:desc>11§inline§n \in \N§svg§600§FALSE§</svg:desc><draw:path draw:style-name="gr1058" draw:text-style-name="P98" svg:width="0.3681in" svg:height="0.0933in" svg:x="0.0031in" svg:y="0.0063in" svg:viewBox="0 0 936 238" svg:d="M468 238c-156 0-312 0-468 0 0-79 0-159 0-238 312 0 624 0 936 0 0 79 0 159 0 238-157 0-313 0-468 0z"><text:p/></draw:path><draw:path draw:style-name="gr1059" draw:text-style-name="P99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1059" draw:text-style-name="P99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1059" draw:text-style-name="P99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74">) ולכן </text:span><text:span text:style-name="T74"><draw:g text:anchor-type="as-char" svg:y="-0.1134in" draw:z-index="222" draw:name="Shape237" draw:style-name="gr1057"><svg:title>TexMaths</svg:title><svg:desc>11§inline§n \in \Im(f)§svg§600§FALSE§</svg:desc><draw:path draw:style-name="gr1058" draw:text-style-name="P98" svg:width="0.6362in" svg:height="0.1354in" svg:x="0.0031in" svg:y="0.0071in" svg:viewBox="0 0 1617 345" svg:d="M0 0c539 0 1078 0 1617 0 0 115 0 230 0 345-539 0-1078 0-1617 0 0-115 0-230 0-345z"><text:p/></draw:path><draw:path draw:style-name="gr1059" draw:text-style-name="P99" svg:width="0.0819in" svg:height="0.0681in" svg:x="-0.0004in" svg:y="0.0453in" svg:viewBox="0 0 209 174" svg:d="M23 148c-1 5-3 14-3 16 0 7 5 10 11 10 4 0 11-2 14-10 0-1 5-20 8-29 2-12 5-24 8-35 2-9 5-16 6-25 2-7 5-18 6-20 5-12 26-47 62-47 18 0 21 14 21 27 0 24-18 73-25 91-3 8-3 13-3 17 0 18 13 31 30 31 37 0 51-56 51-59 0-4-3-4-4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1059" draw:text-style-name="P99" svg:width="0.076in" svg:height="0.087in" svg:x="0.141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059" draw:text-style-name="P99" svg:width="0.0461in" svg:height="0.1031in" svg:x="0.2768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1in" svg:height="0.0669in" svg:x="0.3319in" svg:y="0.0453in" svg:viewBox="0 0 301 171" svg:d="M30 37c0 35 0 69 0 104 0 18-5 18-30 18 0 3 0 7 0 12 13-1 33-3 44-3 10 0 30 2 43 3 0-5 0-9 0-12-26 0-30 0-30-18 0-24 0-49 0-72 0-39 27-61 52-61 24 0 29 21 29 43 0 29 0 59 0 90 0 18-5 18-30 18 0 3 0 7 0 12 13-1 33-3 43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1059" draw:text-style-name="P99" svg:width="0.035in" svg:height="0.1508in" svg:x="0.4689in" svg:y="0in" svg:viewBox="0 0 90 384" svg:d="M90 380c0-1 0-1-6-8-49-48-62-121-62-179 0-67 15-135 63-183 5-4 5-4 5-7 0-2-2-3-4-3-5 0-39 26-62 75-20 43-24 86-24 118 0 28 4 76 25 119 23 47 56 72 61 72 2 0 4-1 4-4z"><text:p/></draw:path><draw:path draw:style-name="gr1059" draw:text-style-name="P99" svg:width="0.076in" svg:height="0.137in" svg:x="0.5209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1059" draw:text-style-name="P99" svg:width="0.0346in" svg:height="0.1508in" svg:x="0.612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4">, נציב ונקבל </text:span><text:span text:style-name="T74"><draw:g text:anchor-type="as-char" svg:y="-0.1134in" draw:z-index="225" draw:name="Shape238" draw:style-name="gr1057"><svg:title>TexMaths</svg:title><svg:desc>11§inline§n \in h([f]_R)§svg§600§FALSE§</svg:desc><draw:path draw:style-name="gr1058" draw:text-style-name="P98" svg:width="0.7264in" svg:height="0.1354in" svg:x="0.0031in" svg:y="0.0071in" svg:viewBox="0 0 1846 345" svg:d="M0 0c616 0 1230 0 1846 0 0 115 0 230 0 345-616 0-1230 0-1846 0 0-115 0-230 0-345z"><text:p/></draw:path><draw:path draw:style-name="gr1059" draw:text-style-name="P99" svg:width="0.0823in" svg:height="0.0681in" svg:x="-0.0004in" svg:y="0.0453in" svg:viewBox="0 0 210 174" svg:d="M23 148c-1 5-3 14-3 16 0 7 5 10 11 10 4 0 11-2 14-10 0-1 4-20 8-29 2-12 5-24 7-35 3-9 6-16 7-25 2-7 6-18 6-20 5-12 26-47 62-47 18 0 21 14 21 27 0 24-19 73-25 91-3 8-3 13-3 17 0 18 13 31 31 31 37 0 51-56 51-59 0-4-4-4-6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1059" draw:text-style-name="P99" svg:width="0.0752in" svg:height="0.087in" svg:x="0.1417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059" draw:text-style-name="P99" svg:width="0.0744in" svg:height="0.1059in" svg:x="0.2807in" svg:y="0.0071in" svg:viewBox="0 0 190 270" svg:d="M90 3c-2-1 0-3-5-3-9 0-37 2-47 3-3 0-7 1-7 8 0 4 3 4 9 4 18 0 19 4 19 7 0 2-1 6-1 8-18 73-37 147-56 221-2 6-2 6-2 9 0 9 8 10 12 10 6 0 12-5 14-10 3-9 5-19 7-29 3-11 5-23 9-35 2-8 4-15 6-24 1-2 5-16 5-18 1-3 13-25 26-35 9-7 19-14 36-14s21 13 21 27c0 21-14 62-23 85-3 9-5 14-5 22 0 18 13 31 32 31 36 0 50-56 50-60 0-3-3-3-4-3-5 0-5 1-7 7-5 21-17 48-38 48-7 0-10-4-10-13 0-10 3-19 8-28 5-16 23-60 23-83 0-25-16-41-44-41-26 0-43 12-58 30 10-42 20-83 30-124z"><text:p/></draw:path><draw:path draw:style-name="gr1059" draw:text-style-name="P99" svg:width="0.035in" svg:height="0.1508in" svg:x="0.3744in" svg:y="0in" svg:viewBox="0 0 90 384" svg:d="M90 380c0-1 0-1-6-8-49-48-61-121-61-179 0-67 14-135 62-183 5-4 5-4 5-7 0-2-2-3-4-3-4 0-39 26-62 75-19 43-24 86-24 118 0 28 4 76 25 119 24 47 57 72 61 72 2 0 4-1 4-4z"><text:p/></draw:path><draw:path draw:style-name="gr1059" draw:text-style-name="P99" svg:width="0.0205in" svg:height="0.1508in" svg:x="0.437in" svg:y="0in" svg:viewBox="0 0 53 384" svg:d="M53 384c0-5 0-10 0-15-12 0-26 0-38 0 0-118 0-236 0-354 12 0 26 0 38 0 0-5 0-9 0-15-18 0-35 0-53 0 0 128 0 257 0 384 18 0 35 0 53 0z"><text:p/></draw:path><draw:path draw:style-name="gr1059" draw:text-style-name="P99" svg:width="0.0756in" svg:height="0.137in" svg:x="0.4689in" svg:y="0.0071in" svg:viewBox="0 0 193 349" svg:d="M122 118c11 0 22 0 33 0 8 0 11 0 11-9 0-3-3-3-10-3-11 0-21 0-32 0 2-16 6-30 8-44 2-9 7-36 10-41 3-7 10-13 17-13 2 0 13 0 19 7-16 2-21 15-21 21 0 9 8 14 15 14 9 0 21-9 21-24 0-17-18-26-34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1059" draw:text-style-name="P99" svg:width="0.0205in" svg:height="0.1508in" svg:x="0.5551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3in" svg:height="0.074in" svg:x="0.6016in" svg:y="0.0634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7 0 6 0 11 0 18 0 6 0 12 1 18 1 1 0 5 0 5-6 0-4-2-4-9-4-4 0-5 0-10 0-6-1-6-2-6-4 0-3 0-3 1-6 5-23 12-46 18-68 12 0 24 0 36 0 23 0 34 11 34 24 0 3-3 12-4 19-4 12-5 16-5 21 0 21 20 29 40 29 25 0 36-26 36-32-1-1-1-3-4-3-5 0-5 2-6 5-3 12-13 23-25 23-7 0-12-4-12-18 0-7 2-21 3-27 1-8 1-10 1-14 0-3 0-12-8-20-5-5-12-8-18-11z"><text:p/></draw:path><draw:path draw:style-name="gr1059" draw:text-style-name="P99" svg:width="0.0346in" svg:height="0.1508in" svg:x="0.702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4"><text:s/>כדרוש. </text:span></text:p>
        </text:list-item>
        <text:list-item>
          <text:p text:style-name="P88"><text:span text:style-name="T74"><draw:g text:anchor-type="as-char" svg:y="-0.1134in" draw:z-index="227" draw:name="Shape239" draw:style-name="gr1057"><svg:title>TexMaths</svg:title><svg:desc>11§inline§h([f]_R) \subseteq N§svg§600§FALSE§</svg:desc><draw:path draw:style-name="gr1058" draw:text-style-name="P98" svg:width="0.8016in" svg:height="0.1358in" svg:x="-0.0004in" svg:y="0.0071in" svg:viewBox="0 0 2037 346" svg:d="M1020 346c-340 0-680 0-1020 0 0-116 0-230 0-346 679 0 1359 0 2037 0 0 116 0 230 0 346-339 0-678 0-1017 0z"><text:p/></draw:path><draw:path draw:style-name="gr1059" draw:text-style-name="P99" svg:width="0.074in" svg:height="0.1063in" svg:x="0.0004in" svg:y="0.0071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3 32 32 32 36 0 50-56 50-60 0-3-3-3-4-3-5 0-5 1-6 7-6 20-18 47-39 47-7 0-10-3-10-12 0-10 3-19 7-28 6-15 24-61 24-83 0-26-16-42-44-42-26 0-43 12-58 30 10-41 20-82 30-123z"><text:p/></draw:path><draw:path draw:style-name="gr1059" draw:text-style-name="P99" svg:width="0.035in" svg:height="0.1512in" svg:x="0.0945in" svg:y="0in" svg:viewBox="0 0 90 385" svg:d="M90 381c0-1 0-1-6-8-49-49-61-122-61-180 0-67 14-135 62-182 5-5 5-5 5-7 0-3-2-4-4-4-3 0-39 26-62 76-18 42-24 85-24 117 0 29 4 76 26 120 23 47 57 72 60 72 2 0 4-1 4-4z"><text:p/></draw:path><draw:path draw:style-name="gr1059" draw:text-style-name="P99" svg:width="0.0205in" svg:height="0.1512in" svg:x="0.1567in" svg:y="0in" svg:viewBox="0 0 53 385" svg:d="M53 385c0-5 0-10 0-15-12 0-26 0-38 0 0-118 0-237 0-355 12 0 26 0 38 0 0-5 0-9 0-15-18 0-35 0-53 0 0 129 0 257 0 385 18 0 35 0 53 0z"><text:p/></draw:path><draw:path draw:style-name="gr1059" draw:text-style-name="P99" svg:width="0.076in" svg:height="0.1374in" svg:x="0.189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1059" draw:text-style-name="P99" svg:width="0.0205in" svg:height="0.1512in" svg:x="0.2752in" svg:y="0in" svg:viewBox="0 0 53 385" svg:d="M53 0c-18 0-35 0-53 0 0 6 0 10 0 15 12 0 25 0 37 0 0 118 0 237 0 355-12 0-25 0-37 0 0 5 0 10 0 15 18 0 35 0 53 0 0-128 0-256 0-385z"><text:p/></draw:path><draw:path draw:style-name="gr1059" draw:text-style-name="P99" svg:width="0.0823in" svg:height="0.0744in" svg:x="0.322in" svg:y="0.0634in" svg:viewBox="0 0 210 190" svg:d="M92 19c2-8 3-8 8-9 6 0 12 0 18 0 25 0 56 0 56 27 0 11-6 29-18 39-11 8-27 12-46 12-12 0-23 0-35 0 5-23 12-46 17-69zM141 92c32-7 60-26 60-50 0-23-27-42-66-42-27 0-56 0-83 0-5 0-9 0-9 7 0 3 3 3 9 3 3 0 5 0 11 0 5 1 5 1 5 4s0 3-1 6c-12 48-23 96-35 144-2 9-3 11-24 11-5 0-8 0-8 6 0 3 1 4 3 4 6 0 12-1 18-1 4 0 12 0 18 0 5 0 10 0 17 0 6 0 12 1 18 1 1 0 5 0 5-6 0-4-2-4-9-4-4 0-5 0-10-1-6 0-6-1-6-3 0-1 0-3 1-7 6-23 12-46 18-68 12 0 24 0 36 0 23 0 34 12 34 24 0 4-3 13-4 20-4 12-5 15-5 21 0 21 20 29 40 29 25 0 36-26 36-31 0-2-1-4-4-4-5 0-5 1-6 5-3 12-13 23-25 23-7 0-12-4-12-18 0-6 2-22 3-28 1-8 1-10 1-13s0-12-8-19c-5-7-12-10-18-13z"><text:p/></draw:path><draw:path draw:style-name="gr1059" draw:text-style-name="P99" svg:width="0.035in" svg:height="0.1512in" svg:x="0.422in" svg:y="0in" svg:viewBox="0 0 90 385" svg:d="M90 193c0-30-4-76-25-120-23-48-56-73-61-73-2 0-4 2-4 4s0 2 8 9c38 38 60 99 60 180 0 65-14 133-62 181-6 6-6 6-6 7 0 2 2 4 4 4 5 0 39-26 62-76 20-41 24-84 24-116z"><text:p/></draw:path><draw:path draw:style-name="gr1059" draw:text-style-name="P99" svg:width="0.0921in" svg:height="0.1165in" svg:x="0.5276in" svg:y="0.0161in" svg:viewBox="0 0 235 297" svg:d="M222 15c7 0 13 0 13-7 0-8-6-8-13-8-34 0-69 0-103 0-67 0-119 51-119 111 0 63 53 111 119 111 34 0 69 0 103 0 7 0 13 0 13-7s-6-7-13-7c-34 0-69 0-103 0-61 0-104-45-104-96 0-53 44-97 104-97 34 0 69 0 103 0zM21 282c-7 0-13 0-13 8 0 7 6 7 13 7 67 0 134 0 201 0 7 0 13 0 13-7 0-8-6-8-13-8-67 0-134 0-201 0z"><text:p/></draw:path><draw:path draw:style-name="gr1059" draw:text-style-name="P99" svg:width="0.128in" svg:height="0.1028in" svg:x="0.6815in" svg:y="0.0098in" svg:viewBox="0 0 326 262" svg:d="M277 41c3-17 11-28 42-29 2 0 7-1 7-8 0-1 0-4-6-4-12 0-26 1-38 1-14 0-27-1-40-1-2 0-7 0-7 8 0 4 4 4 7 4 22 0 26 8 26 17 0 1-1 6-1 7-14 58-29 115-44 172-28-67-56-134-84-201-4-7-4-7-13-7-17 0-35 0-52 0-8 0-11 0-11 8 0 4 3 4 11 4 2 0 26 0 26 3-18 69-34 138-52 206-4 16-11 28-41 29-3 0-7 1-7 8 0 3 2 4 5 4 13 0 26-1 39-1s26 1 40 1c2 0 6 0 6-8 0-3-3-4-8-4-22 0-25-9-25-17 0-3 0-4 1-8 18-68 34-136 52-203 1 2 1 2 3 7 32 74 64 150 96 225 3 7 4 8 8 8s4-1 6-8c18-70 37-142 54-213z"><text:p/></draw:path></draw:g></text:span><text:span text:style-name="T103">: יהי </text:span><text:span text:style-name="T74"><draw:g text:anchor-type="as-char" svg:y="-0.1134in" draw:z-index="226" draw:name="Shape240" draw:style-name="gr1057"><svg:title>TexMaths</svg:title><svg:desc>11§inline§n \in h([f]_R)§svg§600§FALSE§</svg:desc><draw:path draw:style-name="gr1058" draw:text-style-name="P98" svg:width="0.7264in" svg:height="0.1354in" svg:x="0.0031in" svg:y="0.0071in" svg:viewBox="0 0 1846 345" svg:d="M0 0c616 0 1230 0 1846 0 0 115 0 230 0 345-616 0-1230 0-1846 0 0-115 0-230 0-345z"><text:p/></draw:path><draw:path draw:style-name="gr1059" draw:text-style-name="P99" svg:width="0.0823in" svg:height="0.0681in" svg:x="-0.0004in" svg:y="0.0453in" svg:viewBox="0 0 210 174" svg:d="M23 148c-1 5-3 14-3 16 0 7 5 10 11 10 4 0 11-2 14-10 0-1 4-20 8-29 2-12 5-24 7-35 3-9 6-16 7-25 2-7 6-18 6-20 5-12 26-47 62-47 18 0 21 14 21 27 0 24-19 73-25 91-3 8-3 13-3 17 0 18 13 31 31 31 37 0 51-56 51-59 0-4-4-4-6-4-3 0-3 1-5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1059" draw:text-style-name="P99" svg:width="0.0752in" svg:height="0.087in" svg:x="0.1417in" svg:y="0.0307in" svg:viewBox="0 0 192 222" svg:d="M179 120c7 0 13 0 13-8 0-7-6-7-13-7-55 0-109 0-164 0 5-52 50-88 104-88 20 0 40 0 60 0 7 0 13-2 13-9 0-8-6-8-13-8-21 0-40 0-61 0-66 0-118 51-118 112 0 62 52 110 118 110 21 0 40 0 61 0 7 0 13 0 13-7 0-8-6-7-13-7-20 0-40 0-60 0-54 0-99-36-104-88 55 0 109 0 164 0z"><text:p/></draw:path><draw:path draw:style-name="gr1059" draw:text-style-name="P99" svg:width="0.0744in" svg:height="0.1059in" svg:x="0.2807in" svg:y="0.0071in" svg:viewBox="0 0 190 270" svg:d="M90 3c-2-1 0-3-5-3-9 0-37 2-47 3-3 0-7 1-7 8 0 4 3 4 9 4 18 0 19 4 19 7 0 2-1 6-1 8-18 73-37 147-56 221-2 6-2 6-2 9 0 9 8 10 12 10 6 0 12-5 14-10 3-9 5-19 7-29 3-11 5-23 9-35 2-8 4-15 6-24 1-2 5-16 5-18 1-3 13-25 26-35 9-7 19-14 36-14s21 13 21 27c0 21-14 62-23 85-3 9-5 14-5 22 0 18 13 31 32 31 36 0 50-56 50-60 0-3-3-3-4-3-5 0-5 1-7 7-5 21-17 48-38 48-7 0-10-4-10-13 0-10 3-19 8-28 5-16 23-60 23-83 0-25-16-41-44-41-26 0-43 12-58 30 10-42 20-83 30-124z"><text:p/></draw:path><draw:path draw:style-name="gr1059" draw:text-style-name="P99" svg:width="0.035in" svg:height="0.1508in" svg:x="0.3744in" svg:y="0in" svg:viewBox="0 0 90 384" svg:d="M90 380c0-1 0-1-6-8-49-48-61-121-61-179 0-67 14-135 62-183 5-4 5-4 5-7 0-2-2-3-4-3-4 0-39 26-62 75-19 43-24 86-24 118 0 28 4 76 25 119 24 47 57 72 61 72 2 0 4-1 4-4z"><text:p/></draw:path><draw:path draw:style-name="gr1059" draw:text-style-name="P99" svg:width="0.0205in" svg:height="0.1508in" svg:x="0.437in" svg:y="0in" svg:viewBox="0 0 53 384" svg:d="M53 384c0-5 0-10 0-15-12 0-26 0-38 0 0-118 0-236 0-354 12 0 26 0 38 0 0-5 0-9 0-15-18 0-35 0-53 0 0 128 0 257 0 384 18 0 35 0 53 0z"><text:p/></draw:path><draw:path draw:style-name="gr1059" draw:text-style-name="P99" svg:width="0.0756in" svg:height="0.137in" svg:x="0.4689in" svg:y="0.0071in" svg:viewBox="0 0 193 349" svg:d="M122 118c11 0 22 0 33 0 8 0 11 0 11-9 0-3-3-3-10-3-11 0-21 0-32 0 2-16 6-30 8-44 2-9 7-36 10-41 3-7 10-13 17-13 2 0 13 0 19 7-16 2-21 15-21 21 0 9 8 14 15 14 9 0 21-9 21-24 0-17-18-26-34-26-13 0-37 7-49 45-2 8-3 12-12 61-9 0-18 0-27 0-7 0-12 0-12 6s4 6 11 6c9 0 17 0 26 0-10 50-19 100-29 151-8 37-14 72-34 72-1 0-11 0-19-7 18-1 22-15 22-21 0-9-7-14-14-14-10 0-22 9-22 24 0 17 18 26 33 26 21 0 37-22 44-37 12-25 21-71 22-74 8-40 15-81 23-120z"><text:p/></draw:path><draw:path draw:style-name="gr1059" draw:text-style-name="P99" svg:width="0.0205in" svg:height="0.1508in" svg:x="0.5551in" svg:y="0in" svg:viewBox="0 0 53 384" svg:d="M53 0c-18 0-35 0-53 0 0 6 0 10 0 15 12 0 25 0 37 0 0 118 0 236 0 354-12 0-25 0-37 0 0 5 0 10 0 15 18 0 35 0 53 0 0-127 0-256 0-384z"><text:p/></draw:path><draw:path draw:style-name="gr1059" draw:text-style-name="P99" svg:width="0.0823in" svg:height="0.074in" svg:x="0.6016in" svg:y="0.0634in" svg:viewBox="0 0 210 189" svg:d="M92 19c1-8 3-9 8-10 6 0 12 0 18 0 25 0 56 0 56 28 0 11-6 28-18 38-11 9-27 13-46 13-12 0-23 0-35 0 5-23 12-46 17-69zM141 92c32-7 60-27 60-51 0-23-27-41-66-41-27 0-56 0-83 0-5 0-9 0-9 6 0 3 3 3 9 3 3 0 5 0 11 1 5 0 5 1 5 3 0 1 0 2-1 7-12 47-23 95-35 143-2 9-3 11-24 11-5 0-8 0-8 5 0 4 1 5 3 5 6 0 12-1 18-1 4 0 12 0 17 0 6 0 11 0 18 0 6 0 12 1 18 1 1 0 5 0 5-6 0-4-2-4-9-4-4 0-5 0-10 0-6-1-6-2-6-4 0-3 0-3 1-6 5-23 12-46 18-68 12 0 24 0 36 0 23 0 34 11 34 24 0 3-3 12-4 19-4 12-5 16-5 21 0 21 20 29 40 29 25 0 36-26 36-32-1-1-1-3-4-3-5 0-5 2-6 5-3 12-13 23-25 23-7 0-12-4-12-18 0-7 2-21 3-27 1-8 1-10 1-14 0-3 0-12-8-20-5-5-12-8-18-11z"><text:p/></draw:path><draw:path draw:style-name="gr1059" draw:text-style-name="P99" svg:width="0.0346in" svg:height="0.1508in" svg:x="0.7028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4">, נסיק </text:span><text:span text:style-name="T74"><draw:g text:anchor-type="as-char" svg:y="-0.1134in" draw:z-index="228" draw:name="Shape241" draw:style-name="gr1057"><svg:title>TexMaths</svg:title><svg:desc>11§inline§n \in \Im(f)§svg§600§FALSE§</svg:desc><draw:path draw:style-name="gr1058" draw:text-style-name="P98" svg:width="0.6362in" svg:height="0.1354in" svg:x="0.0031in" svg:y="0.0071in" svg:viewBox="0 0 1617 345" svg:d="M0 0c539 0 1078 0 1617 0 0 115 0 230 0 345-539 0-1078 0-1617 0 0-115 0-230 0-345z"><text:p/></draw:path><draw:path draw:style-name="gr1059" draw:text-style-name="P99" svg:width="0.0819in" svg:height="0.0681in" svg:x="-0.0004in" svg:y="0.0453in" svg:viewBox="0 0 209 174" svg:d="M23 148c-1 5-3 14-3 16 0 7 5 10 11 10 4 0 11-2 14-10 0-1 5-20 8-29 2-12 5-24 8-35 2-9 5-16 6-25 2-7 5-18 6-20 5-12 26-47 62-47 18 0 21 14 21 27 0 24-18 73-25 91-3 8-3 13-3 17 0 18 13 31 30 31 37 0 51-56 51-59 0-4-3-4-4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1059" draw:text-style-name="P99" svg:width="0.076in" svg:height="0.087in" svg:x="0.141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1059" draw:text-style-name="P99" svg:width="0.0461in" svg:height="0.1031in" svg:x="0.2768in" svg:y="0.0098in" svg:viewBox="0 0 118 263" svg:d="M76 31c0-14 1-19 32-19 3 0 6 0 10 0 0-4 0-8 0-12-13 1-44 1-60 1-14 0-45 0-58-1 0 4 0 8 0 12 3 0 7 0 10 0 31 0 32 5 32 19 0 67 0 134 0 201 0 15-1 19-32 19-3 0-7 0-10 0 0 4 0 9 0 12 13-2 44-2 58-2 16 0 47 0 60 2 0-3 0-8 0-12-4 0-7 0-10 0-31 0-32-4-32-19 0-67 0-134 0-201z"><text:p/></draw:path><draw:path draw:style-name="gr1059" draw:text-style-name="P99" svg:width="0.1181in" svg:height="0.0669in" svg:x="0.3319in" svg:y="0.0453in" svg:viewBox="0 0 301 171" svg:d="M30 37c0 35 0 69 0 104 0 18-5 18-30 18 0 3 0 7 0 12 13-1 33-3 44-3 10 0 30 2 43 3 0-5 0-9 0-12-26 0-30 0-30-18 0-24 0-49 0-72 0-39 27-61 52-61 24 0 29 21 29 43 0 29 0 59 0 90 0 18-5 18-30 18 0 3 0 7 0 12 13-1 33-3 43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1059" draw:text-style-name="P99" svg:width="0.035in" svg:height="0.1508in" svg:x="0.4689in" svg:y="0in" svg:viewBox="0 0 90 384" svg:d="M90 380c0-1 0-1-6-8-49-48-62-121-62-179 0-67 15-135 63-183 5-4 5-4 5-7 0-2-2-3-4-3-5 0-39 26-62 75-20 43-24 86-24 118 0 28 4 76 25 119 23 47 56 72 61 72 2 0 4-1 4-4z"><text:p/></draw:path><draw:path draw:style-name="gr1059" draw:text-style-name="P99" svg:width="0.076in" svg:height="0.137in" svg:x="0.5209in" svg:y="0.0071in" svg:viewBox="0 0 194 349" svg:d="M122 118c11 0 22 0 33 0 8 0 11 0 11-9 0-3-3-3-10-3-11 0-21 0-32 0 3-16 6-30 8-44 2-9 7-36 10-41 3-7 10-13 18-13 2 0 12 0 18 7-16 2-21 15-21 21 0 9 8 14 15 14 10 0 22-9 22-24 0-17-19-26-34-26-14 0-38 7-49 45-3 8-4 12-13 61-9 0-18 0-26 0s-13 0-13 6 4 6 11 6c9 0 17 0 26 0-10 50-19 100-29 151-6 37-13 72-34 72-1 0-11 0-19-7 19-1 22-15 22-21 0-9-7-14-14-14-10 0-22 9-22 24 0 17 18 26 33 26 22 0 37-22 44-37 12-25 21-71 22-74 8-40 15-81 23-120z"><text:p/></draw:path><draw:path draw:style-name="gr1059" draw:text-style-name="P99" svg:width="0.0346in" svg:height="0.1508in" svg:x="0.612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74">, ולכן קיים </text:span><text:span text:style-name="T74"><draw:g text:anchor-type="as-char" svg:y="-0.1035in" draw:z-index="229" draw:name="Shape242" draw:style-name="gr1057"><svg:title>TexMaths</svg:title><svg:desc>11§inline§a \in \N§svg§600§FALSE§</svg:desc><draw:path draw:style-name="gr1058" draw:text-style-name="P98" svg:width="0.3567in" svg:height="0.0933in" svg:x="0.0016in" svg:y="0.0063in" svg:viewBox="0 0 907 238" svg:d="M454 238c-152 0-302 0-454 0 0-79 0-159 0-238 303 0 605 0 907 0 0 79 0 159 0 238-150 0-302 0-453 0z"><text:p/></draw:path><draw:path draw:style-name="gr1059" draw:text-style-name="P99" svg:width="0.0693in" svg:height="0.0677in" svg:x="-0.0004in" svg:y="0.0358in" svg:viewBox="0 0 177 173" svg:d="M129 25c-7-14-18-25-36-25-45 0-93 57-93 113 0 36 22 60 52 60 7 0 27-2 50-28 3 15 17 28 36 28 13 0 22-8 28-20 7-14 11-37 11-38 0-4-3-4-4-4-5 0-5 2-6 8-6 24-13 46-29 46-10 0-11-10-11-17 0-9-1-12 4-28 4-17 5-20 9-34 4-19 10-37 14-54 2-11 2-12 2-13 0-7-4-11-11-11-9 0-15 8-16 17zM103 124c-1 7-1 8-7 14-17 20-32 27-43 27-20 0-25-20-25-35 0-19 12-66 22-85 11-22 28-36 43-36 26 0 31 32 31 34s-1 4-1 6c-6 25-13 50-20 75z"><text:p/></draw:path><draw:path draw:style-name="gr1059" draw:text-style-name="P99" svg:width="0.0752in" svg:height="0.087in" svg:x="0.1291in" svg:y="0.0209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1059" draw:text-style-name="P99" svg:width="0.1028in" svg:height="0.1055in" svg:x="0.2634in" svg:y="-0.0004in" svg:viewBox="0 0 262 269" svg:d="M34 35c0 62 0 124 0 186 0 21-3 27-23 28-4 0-11 0-11 7 0 6 7 6 13 6 20 0 40 0 60 0 7 0 13 0 13-6 0-7-7-7-12-7-21-1-24-9-24-28 0-59 0-118 0-176 56 72 111 146 167 218 3 5 5 6 7 6 7 0 7-6 7-12 0-73 0-144 0-216 0-21 4-27 22-28 2 0 9 0 9-6 0-7-6-7-13-7-19 0-38 0-56 0-7 0-14 0-14 7 0 6 7 6 11 6 22 1 26 9 26 29 0 39 0 80 0 119-40-51-78-104-117-156-4-5-5-5-14-5-22 0-45 0-67 0-8 0-14 0-14 7 0 6 6 6 9 6 10 1 18 8 21 12 0 4 0 5 0 10zM218 243c-56-74-112-146-168-220-4-4-4-5-8-10 15 0 31 0 46 0 43 58 86 117 130 175 0 18 0 37 0 55z"><text:p/></draw:path></draw:g></text:span><text:span text:style-name="T74"><text:s/>כך ש־</text:span><text:span text:style-name="T74"><draw:g text:anchor-type="as-char" svg:y="-0.1134in" draw:z-index="230" draw:name="Shape243" draw:style-name="gr1057"><svg:title>TexMaths</svg:title><svg:desc>11§inline§f(a) = n§svg§600§FALSE§</svg:desc><draw:path draw:style-name="gr1058" draw:text-style-name="P98" svg:width="0.5634in" svg:height="0.1358in" svg:x="-0.0004in" svg:y="0.0071in" svg:viewBox="0 0 1432 346" svg:d="M716 346c-238 0-477 0-716 0 0-116 0-230 0-346 478 0 954 0 1432 0 0 116 0 230 0 346-239 0-478 0-716 0z"><text:p/></draw:path><draw:path draw:style-name="gr1059" draw:text-style-name="P99" svg:width="0.0756in" svg:height="0.1374in" svg:x="0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1059" draw:text-style-name="P99" svg:width="0.0346in" svg:height="0.1512in" svg:x="0.098in" svg:y="0in" svg:viewBox="0 0 89 385" svg:d="M89 381c0-1 0-1-6-8-49-49-61-122-61-180 0-67 14-135 63-182 4-5 4-5 4-7 0-3-1-4-3-4-5 0-39 26-62 76-20 42-24 85-24 117 0 29 4 76 25 120 23 47 56 72 61 72 2 0 3-1 3-4z"><text:p/></draw:path><draw:path draw:style-name="gr1059" draw:text-style-name="P99" svg:width="0.0693in" svg:height="0.0685in" svg:x="0.1484in" svg:y="0.0453in" svg:viewBox="0 0 177 175" svg:d="M129 25c-8-14-19-25-37-25-45 0-92 57-92 113 0 37 21 62 51 62 7 0 27-1 50-29 4 16 17 29 35 29 14 0 22-9 29-21 7-14 12-37 12-38 0-4-4-4-5-4-4 0-5 1-6 7-6 25-13 47-28 47-11 0-13-10-13-17 0-9 2-11 6-29 4-17 4-20 8-34 4-18 10-36 14-54 3-11 3-12 3-13 0-7-5-11-12-11-9 0-14 9-15 17zM103 124c-2 8-2 8-7 15-18 22-33 27-44 27-19 0-24-21-24-36 0-19 12-66 20-84 13-23 30-37 46-37 24 0 29 32 29 34s0 4-1 7c-6 24-12 49-19 74z"><text:p/></draw:path><draw:path draw:style-name="gr1059" draw:text-style-name="P99" svg:width="0.035in" svg:height="0.1512in" svg:x="0.2311in" svg:y="0in" svg:viewBox="0 0 90 385" svg:d="M90 193c0-30-4-76-25-120-23-48-57-73-61-73-2 0-4 2-4 4s0 2 8 9c37 38 59 99 59 180 0 65-14 133-61 181-6 6-6 6-6 7 0 2 2 4 4 4 4 0 39-26 62-76 20-41 24-84 24-116z"><text:p/></draw:path><draw:path draw:style-name="gr1059" draw:text-style-name="P99" svg:width="0.1008in" svg:height="0.0354in" svg:x="0.33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823in" svg:height="0.0685in" svg:x="0.4882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74">. נניח בשלילה </text:span><text:span text:style-name="T74"><draw:g text:anchor-type="as-char" svg:y="-0.1102in" draw:z-index="231" draw:name="Shape244" draw:style-name="gr1057"><svg:title>TexMaths</svg:title><svg:desc>11§inline§n \not\in N§svg§600§FALSE§</svg:desc><draw:path draw:style-name="gr1058" draw:text-style-name="P98" svg:width="0.3949in" svg:height="0.1256in" svg:x="0.0031in" svg:y="0.0079in" svg:viewBox="0 0 1004 320" svg:d="M503 320c-169 0-336 0-503 0 0-107 0-213 0-320 334 0 670 0 1004 0 0 107 0 213 0 320-167 0-334 0-501 0z"><text:p/></draw:path><draw:path draw:style-name="gr1059" draw:text-style-name="P99" svg:width="0.0823in" svg:height="0.0685in" svg:x="-0.0004in" svg:y="0.0429in" svg:viewBox="0 0 210 175" svg:d="M23 148c-1 6-3 15-3 17 0 7 5 10 11 10 4 0 12-3 14-11 1-1 6-18 8-28 3-12 5-23 9-35 2-8 4-17 6-26 1-7 5-18 5-19 5-12 26-47 62-47 18 0 21 14 21 26 0 25-19 74-25 91-3 9-3 13-3 17 0 19 13 32 31 32 37 0 51-56 51-59 0-5-3-5-4-5-5 0-5 3-7 8-8 27-20 48-40 48-6 0-8-4-8-13s3-18 6-27c8-21 24-63 24-85 0-27-16-42-45-42-34 0-52 25-59 34-2-22-19-34-36-34-18 0-26 15-29 22-7 13-12 36-12 38 0 4 4 4 5 4 4 0 4-1 7-9 7-27 14-46 28-46 7 0 12 4 12 17 0 8-1 13-6 32-8 30-15 60-23 90z"><text:p/></draw:path><draw:path draw:style-name="gr1059" draw:text-style-name="P99" svg:width="0.076in" svg:height="0.1413in" svg:x="0.15in" svg:y="0in" svg:viewBox="0 0 194 360" svg:d="M190 15c4-5 4-6 4-7 0-2-3-8-8-8-6 0-7 2-9 8-58 112-115 224-174 336-3 6-3 7-3 8 0 3 3 8 8 8s6-3 8-8c59-113 116-224 174-337z"><text:p/></draw:path><draw:path draw:style-name="gr1059" draw:text-style-name="P99" svg:width="0.0752in" svg:height="0.0874in" svg:x="0.1417in" svg:y="0.0283in" svg:viewBox="0 0 192 223" svg:d="M179 120c7 0 13 0 13-7 0-9-6-9-13-9-55 0-109 0-164 0 5-51 50-89 104-89 20 0 40 0 60 0 7 0 13 0 13-7 0-8-6-8-13-8-20 0-40 0-60 0-66 0-119 50-119 113 0 61 53 110 119 110 20 0 40 0 60 0 7 0 13 0 13-8s-6-8-13-8c-20 0-40 0-60 0-54 0-99-36-104-87 55 0 109 0 164 0z"><text:p/></draw:path><draw:path draw:style-name="gr1059" draw:text-style-name="P99" svg:width="0.1276in" svg:height="0.1031in" svg:x="0.278in" svg:y="0.0051in" svg:viewBox="0 0 325 263" svg:d="M277 41c3-16 11-28 42-29 2 0 6-1 6-8 0-1 0-4-5-4-12 0-26 1-38 1-14 0-27-1-40-1-2 0-7 0-7 8 0 4 4 4 7 4 22 0 26 8 26 17 0 1-1 6-1 7-15 58-29 115-44 171-28-66-56-133-84-200-4-7-4-7-13-7-17 0-35 0-52 0-8 0-11 0-11 8 0 4 3 4 11 4 2 0 26 0 26 3-18 69-34 138-52 207-4 15-11 27-41 28-3 0-7 2-7 8 0 3 2 5 5 5 13 0 26-2 39-2s26 2 40 2c2 0 6 0 6-8 0-3-3-5-8-5-22 0-25-8-25-16 0-3 0-5 1-9 18-67 34-136 52-203 1 2 1 3 3 7 32 75 64 151 96 226 3 6 4 8 8 8s4-2 6-8c18-71 35-142 54-214z"><text:p/></draw:path></draw:g></text:span><text:span text:style-name="T74">. נפצל למקרים: אם </text:span><text:span text:style-name="T74"><draw:g text:anchor-type="as-char" svg:y="-0.1035in" draw:z-index="232" draw:name="Shape245" draw:style-name="gr1057"><svg:title>TexMaths</svg:title><svg:desc>11§inline§a \in N§svg§600§FALSE§</svg:desc><draw:path draw:style-name="gr1058" draw:text-style-name="P98" svg:width="0.3835in" svg:height="0.0933in" svg:x="0.0016in" svg:y="0.0063in" svg:viewBox="0 0 975 238" svg:d="M488 238c-163 0-325 0-488 0 0-79 0-159 0-238 325 0 650 0 975 0 0 79 0 159 0 238-163 0-325 0-487 0z"><text:p/></draw:path><draw:path draw:style-name="gr1059" draw:text-style-name="P99" svg:width="0.0693in" svg:height="0.0677in" svg:x="-0.0004in" svg:y="0.0358in" svg:viewBox="0 0 177 173" svg:d="M129 24c-7-14-18-24-36-24-45 0-93 56-93 113 0 35 22 60 52 60 7 0 26-2 50-28 2 15 17 28 34 28 15 0 23-8 29-20 6-14 8-26 12-38 0-4-3-4-4-4-5 0-5 2-6 6-7 26-13 48-30 48-10 0-11-10-11-17 0-9 0-12 5-28 4-17 5-20 9-35 4-19 9-37 14-54 2-11 2-11 2-13 0-7-4-10-11-10-10 0-15 7-16 16zM103 124c-1 7-1 8-7 14-17 20-33 27-43 27-20 0-26-20-26-35 0-20 13-67 21-85 12-23 30-37 45-37 26 0 31 32 31 34s-1 5-1 6c-7 26-13 51-20 76z"><text:p/></draw:path><draw:path draw:style-name="gr1059" draw:text-style-name="P99" svg:width="0.0756in" svg:height="0.0874in" svg:x="0.1287in" svg:y="0.0209in" svg:viewBox="0 0 193 223" svg:d="M179 120c7 0 14 0 14-8s-7-8-14-8c-54 0-109 0-163 0 5-51 49-89 104-89 20 0 39 0 59 0 7 0 14 0 14-7 0-8-7-8-14-8-20 0-41 0-60 0-66 0-119 51-119 112 0 60 53 111 119 111 19 0 40 0 60 0 7 0 14 0 14-8 0-7-7-7-14-7-20 0-39 0-59 0-55 0-99-38-104-88 54 0 109 0 163 0z"><text:p/></draw:path><draw:path draw:style-name="gr1059" draw:text-style-name="P99" svg:width="0.1276in" svg:height="0.1028in" svg:x="0.265in" svg:y="-0.0004in" svg:viewBox="0 0 325 262" svg:d="M277 41c3-16 11-28 42-29 2 0 6 0 6-8-2-1 0-4-5-4-12 0-27 1-39 1-13 0-26-1-39-1-2 0-7 0-7 8 0 4 3 4 7 4 22 0 26 9 26 18 0 1-1 6-1 7-15 57-30 115-44 171-28-66-56-133-85-200-3-7-3-8-12-8-17 0-34 0-51 0-8 0-11 0-11 8 0 4 3 4 10 4 2 0 26 0 26 3-18 70-34 139-52 207-3 15-10 27-41 28-3 0-7 0-7 8 0 2 2 4 5 4 13 0 26-1 39-1s27 1 40 1c2 0 6 0 6-7 0-5-3-5-8-5-22-1-25-10-25-17 0-2 1-5 2-9 17-67 34-135 51-202 1 2 1 3 3 8 32 74 64 150 97 225 2 6 3 7 7 7s4-1 6-8c18-72 35-142 54-213z"><text:p/></draw:path></draw:g></text:span><text:span text:style-name="T74"><text:s/>אז </text:span><text:span text:style-name="T74"><draw:g text:anchor-type="as-char" svg:y="-0.1134in" draw:z-index="233" draw:name="Shape246" draw:style-name="gr1057"><svg:title>TexMaths</svg:title><svg:desc>11§inline§h(a) = a = n§svg§600§FALSE§</svg:desc><draw:path draw:style-name="gr1058" draw:text-style-name="P98" svg:width="0.8437in" svg:height="0.1358in" svg:x="-0.0004in" svg:y="0.0071in" svg:viewBox="0 0 2144 346" svg:d="M1073 346c-358 0-715 0-1073 0 0-116 0-230 0-346 714 0 1430 0 2144 0 0 116 0 230 0 346-357 0-714 0-1071 0z"><text:p/></draw:path><draw:path draw:style-name="gr1059" draw:text-style-name="P99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1059" draw:text-style-name="P99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1059" draw:text-style-name="P99" svg:width="0.0693in" svg:height="0.0685in" svg:x="0.1449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3 124c-1 8-1 8-7 15-17 22-32 27-43 27-20 0-25-21-25-36 0-19 13-66 22-84 11-23 28-37 44-37 25 0 30 32 30 34s-1 4-1 7c-6 24-13 49-20 74z"><text:p/></draw:path><draw:path draw:style-name="gr1059" draw:text-style-name="P99" svg:width="0.035in" svg:height="0.1512in" svg:x="0.228in" svg:y="0in" svg:viewBox="0 0 90 385" svg:d="M90 193c0-30-4-76-26-120-23-48-56-73-60-73-3 0-4 2-4 4s0 2 8 9c37 38 59 99 59 180 0 65-14 133-61 181-6 6-6 6-6 7 0 2 1 4 4 4 4 0 39-26 61-76 20-41 25-84 25-116z"><text:p/></draw:path><draw:path draw:style-name="gr1059" draw:text-style-name="P99" svg:width="0.1004in" svg:height="0.0354in" svg:x="0.3295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1059" draw:text-style-name="P99" svg:width="0.0693in" svg:height="0.0685in" svg:x="0.487in" svg:y="0.0453in" svg:viewBox="0 0 177 175" svg:d="M129 25c-7-14-18-25-35-25-46 0-94 57-94 113 0 37 21 62 52 62 7 0 26-1 49-29 4 16 18 29 35 29 15 0 24-9 29-21 7-14 12-37 12-38 0-4-3-4-4-4-5 0-5 1-6 7-6 25-13 47-29 47-10 0-11-10-11-17 0-9 0-11 4-29 4-17 5-20 9-34 4-18 10-36 14-54 2-11 2-12 2-13 0-7-4-11-11-11-10 0-15 9-16 17zM103 124c-2 8-2 8-7 15-17 22-33 27-43 27-20 0-25-21-25-36 0-19 12-66 20-84 13-23 30-37 46-37 25 0 30 32 30 34s-1 4-1 7c-6 24-13 49-20 74z"><text:p/></draw:path><draw:path draw:style-name="gr1059" draw:text-style-name="P99" svg:width="0.1012in" svg:height="0.0354in" svg:x="0.6122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823in" svg:height="0.0685in" svg:x="0.7689in" svg:y="0.0453in" svg:viewBox="0 0 210 175" svg:d="M23 148c-1 6-3 15-3 17 0 7 5 10 11 10 4 0 12-3 14-11 0-1 6-19 8-29 3-12 5-23 9-34 2-9 4-17 5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7-27 14-46 28-46 7 0 12 4 12 17 0 8-1 13-7 32-8 30-14 60-22 90z"><text:p/></draw:path></draw:g></text:span><text:span text:style-name="T74"><text:s/>כלומר </text:span><text:span text:style-name="T74"><draw:g text:anchor-type="as-char" svg:y="-0.1035in" draw:z-index="234" draw:name="Shape247" draw:style-name="gr1057"><svg:title>TexMaths</svg:title><svg:desc>11§inline§n \in N§svg§600§FALSE§</svg:desc><draw:path draw:style-name="gr1058" draw:text-style-name="P98" svg:width="0.3949in" svg:height="0.0933in" svg:x="0.0031in" svg:y="0.0063in" svg:viewBox="0 0 1004 238" svg:d="M503 238c-169 0-336 0-503 0 0-79 0-159 0-238 334 0 670 0 1004 0 0 79 0 159 0 238-167 0-334 0-501 0z"><text:p/></draw:path><draw:path draw:style-name="gr1059" draw:text-style-name="P99" svg:width="0.0823in" svg:height="0.0677in" svg:x="-0.0004in" svg:y="0.0358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1059" draw:text-style-name="P99" svg:width="0.0752in" svg:height="0.0874in" svg:x="0.1417in" svg:y="0.0209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1059" draw:text-style-name="P99" svg:width="0.1276in" svg:height="0.1028in" svg:x="0.278in" svg:y="-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74"><text:s/>וזו סתירה. אם </text:span><text:span text:style-name="T74"><draw:g text:anchor-type="as-char" svg:y="-0.1102in" draw:z-index="235" draw:name="Shape248" draw:style-name="gr1057"><svg:title>TexMaths</svg:title><svg:desc>11§inline§a \not\in N§svg§600§FALSE§</svg:desc><draw:path draw:style-name="gr1058" draw:text-style-name="P98" svg:width="0.3835in" svg:height="0.1256in" svg:x="0.0016in" svg:y="0.0079in" svg:viewBox="0 0 975 320" svg:d="M488 320c-163 0-325 0-488 0 0-107 0-213 0-320 325 0 650 0 975 0 0 107 0 213 0 320-163 0-325 0-487 0z"><text:p/></draw:path><draw:path draw:style-name="gr1059" draw:text-style-name="P99" svg:width="0.0693in" svg:height="0.0685in" svg:x="-0.0004in" svg:y="0.0429in" svg:viewBox="0 0 177 175" svg:d="M129 25c-7-14-18-25-36-25-45 0-93 57-93 114 0 36 22 61 52 61 7 0 26-1 50-28 2 15 17 28 34 28 15 0 23-8 29-21 6-14 12-37 12-38 0-5-3-5-4-5-5 0-5 3-6 8-7 26-13 48-30 48-10 0-11-10-11-18 0-9 0-11 5-29 4-16 5-20 9-34 4-19 9-36 14-54 2-11 2-12 2-13 0-7-4-11-11-11-10 0-15 9-16 17zM103 125c-1 7-1 7-7 14-17 22-33 28-43 28-20 0-26-21-26-37 0-19 13-66 21-84 12-23 30-37 45-37 26 0 31 32 31 34s-1 4-1 7c-7 24-13 49-20 75z"><text:p/></draw:path><draw:path draw:style-name="gr1059" draw:text-style-name="P99" svg:width="0.0752in" svg:height="0.1413in" svg:x="0.1374in" svg:y="0in" svg:viewBox="0 0 192 360" svg:d="M189 15c3-5 3-6 3-7 0-2-2-8-7-8s-6 2-9 8c-57 112-116 224-173 336-3 6-3 7-3 8 0 3 2 8 8 8 4 0 5-3 8-8 58-113 116-224 173-337z"><text:p/></draw:path><draw:path draw:style-name="gr1059" draw:text-style-name="P99" svg:width="0.0756in" svg:height="0.0874in" svg:x="0.1287in" svg:y="0.0283in" svg:viewBox="0 0 193 223" svg:d="M179 120c7 0 14 0 14-7 0-9-7-9-14-9-54 0-109 0-163 0 5-51 49-89 104-89 20 0 39 0 59 0 7 0 14 0 14-7 0-8-7-8-14-8-20 0-41 0-60 0-66 0-119 50-119 113 0 61 53 110 119 110 19 0 40 0 60 0 7 0 14 0 14-8s-7-8-14-8c-20 0-39 0-59 0-55 0-99-36-104-87 54 0 109 0 163 0z"><text:p/></draw:path><draw:path draw:style-name="gr1059" draw:text-style-name="P99" svg:width="0.1276in" svg:height="0.1031in" svg:x="0.265in" svg:y="0.0051in" svg:viewBox="0 0 325 263" svg:d="M277 41c3-16 11-28 42-29 2 0 6-1 6-8 0-1 0-4-5-4-12 0-27 1-39 1-13 0-26-1-39-1-2 0-7 0-7 8 0 4 3 4 7 4 22 0 26 8 26 17 0 1-1 6-1 7-15 58-30 115-44 171-28-66-56-133-85-200-3-7-3-7-12-7-17 0-34 0-51 0-8 0-11 0-11 8 0 4 3 4 10 4 2 0 26 0 26 3-18 69-34 138-52 207-3 15-10 27-41 28-3 0-7 2-7 8 0 3 2 5 5 5 13 0 26-2 39-2s27 2 40 2c2 0 6 0 6-8 0-3-3-5-8-5-22 0-25-8-25-16 0-3 1-5 2-9 17-67 34-136 51-203 1 2 1 3 3 7 32 75 64 151 97 226 2 6 3 8 7 8s4-2 6-8c18-71 35-142 54-214z"><text:p/></draw:path></draw:g></text:span><text:span text:style-name="T74"><text:s/>אז </text:span><text:span text:style-name="T74"><draw:g text:anchor-type="as-char" svg:y="-0.1134in" draw:z-index="236" draw:name="Shape249" draw:style-name="gr1057"><svg:title>TexMaths</svg:title><svg:desc>11§inline§n = h(a) = c \in N§svg§600§FALSE§</svg:desc><draw:path draw:style-name="gr1058" draw:text-style-name="P98" svg:width="1.1535in" svg:height="0.1358in" svg:x="0.0031in" svg:y="0.0071in" svg:viewBox="0 0 2931 346" svg:d="M1467 346c-490 0-978 0-1467 0 0-116 0-230 0-346 977 0 1954 0 2931 0 0 116 0 230 0 346-488 0-977 0-1464 0z"><text:p/></draw:path><draw:path draw:style-name="gr1059" draw:text-style-name="P99" svg:width="0.0823in" svg:height="0.0685in" svg:x="-0.0004in" svg:y="0.0453in" svg:viewBox="0 0 210 175" svg:d="M23 148c-1 6-3 15-3 17 0 7 5 10 11 10 4 0 12-3 14-11 1-1 6-19 8-29 3-12 5-23 9-34 2-9 4-17 6-26 1-7 5-18 5-19 5-12 26-47 62-47 18 0 21 14 21 26 0 24-18 74-24 91-4 8-4 13-4 17 0 19 13 32 32 32 36 0 50-56 50-59 0-4-3-4-4-4-5 0-5 1-7 7-8 26-20 47-38 47-7 0-10-3-10-12 0-10 3-19 6-27 8-21 25-63 25-85 0-27-17-42-46-42-34 0-52 25-59 34-2-22-19-34-36-34-18 0-26 15-29 22-6 13-12 36-12 37 0 5 4 5 6 5 3 0 3-1 6-9 7-27 14-46 28-46 7 0 12 4 12 17 0 8-1 13-6 32-7 30-15 60-23 90z"><text:p/></draw:path><draw:path draw:style-name="gr1059" draw:text-style-name="P99" svg:width="0.1008in" svg:height="0.0354in" svg:x="0.1374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744in" svg:height="0.1063in" svg:x="0.298in" svg:y="0.0071in" svg:viewBox="0 0 190 271" svg:d="M90 4c0-1 0-4-5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7 0 51-56 51-60 0-3-4-3-5-3-3 0-3 1-6 7-5 20-17 47-39 47-7 0-9-3-9-12 0-10 3-19 7-28 6-15 24-61 24-83 0-26-17-42-45-42-25 0-43 12-58 30 10-41 21-82 31-123z"><text:p/></draw:path><draw:path draw:style-name="gr1059" draw:text-style-name="P99" svg:width="0.0346in" svg:height="0.1512in" svg:x="0.3925in" svg:y="0in" svg:viewBox="0 0 89 385" svg:d="M89 381c0-1 0-1-6-8-48-49-61-122-61-180 0-67 15-135 63-182 4-5 4-5 4-7 0-3-1-4-3-4-5 0-39 26-62 76-20 42-24 85-24 117 0 29 4 76 25 120 23 47 56 72 61 72 2 0 3-1 3-4z"><text:p/></draw:path><draw:path draw:style-name="gr1059" draw:text-style-name="P99" svg:width="0.0693in" svg:height="0.0685in" svg:x="0.4429in" svg:y="0.0453in" svg:viewBox="0 0 177 175" svg:d="M129 25c-7-14-19-25-35-25-47 0-94 57-94 113 0 37 21 62 52 62 7 0 26-1 49-29 4 16 17 29 35 29 15 0 24-9 29-21 7-14 12-37 12-38 0-4-3-4-4-4-5 0-5 1-6 7-6 25-14 47-29 47-11 0-13-10-13-17 0-9 2-11 6-29 4-17 5-20 9-34 4-18 9-36 13-54 3-11 3-12 3-13 0-7-4-11-11-11-10 0-15 9-16 17zM103 124c-2 8-2 8-7 15-18 22-33 27-44 27-19 0-24-21-24-36 0-19 12-66 20-84 13-23 30-37 46-37 25 0 30 32 30 34s-1 4-1 7c-6 24-13 49-20 74z"><text:p/></draw:path><draw:path draw:style-name="gr1059" draw:text-style-name="P99" svg:width="0.0346in" svg:height="0.1512in" svg:x="0.526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8in" svg:height="0.0354in" svg:x="0.6264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1059" draw:text-style-name="P99" svg:width="0.0591in" svg:height="0.0685in" svg:x="0.785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1059" draw:text-style-name="P99" svg:width="0.0756in" svg:height="0.087in" svg:x="0.9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1059" draw:text-style-name="P99" svg:width="0.128in" svg:height="0.1028in" svg:x="1.0366in" svg:y="0.0098in" svg:viewBox="0 0 326 262" svg:d="M277 41c4-17 11-28 42-29 2 0 7-1 7-8 0-1 0-4-6-4-12 0-26 1-38 1-14 0-28-1-40-1-2 0-7 0-7 8 0 4 4 4 7 4 22 0 26 8 26 17 0 1-1 6-1 7-14 58-29 115-44 172-28-67-56-134-84-201-4-7-4-7-14-7-17 0-34 0-51 0-8 0-11 0-11 8 0 4 3 4 11 4 2 0 26 0 26 3-17 69-34 138-52 206-4 16-11 28-41 29-3 0-7 1-7 8 0 3 2 4 4 4 14 0 27-1 40-1s26 1 40 1c2 0 6 0 6-8 0-3-3-4-7-4-22 0-26-9-26-17 0-3 0-4 1-8 18-68 34-136 52-203 1 2 1 2 3 7 32 74 64 150 96 225 3 7 4 8 8 8s4-1 6-8c18-70 37-142 54-213z"><text:p/></draw:path></draw:g></text:span><text:span text:style-name="T74"><text:s/>כלומר </text:span><text:span text:style-name="T74"><draw:g text:anchor-type="as-char" svg:y="-0.1035in" draw:z-index="237" draw:name="Shape250" draw:style-name="gr1057"><svg:title>TexMaths</svg:title><svg:desc>11§inline§n \in N§svg§600§FALSE§</svg:desc><draw:path draw:style-name="gr1058" draw:text-style-name="P98" svg:width="0.3949in" svg:height="0.0933in" svg:x="0.0031in" svg:y="0.0063in" svg:viewBox="0 0 1004 238" svg:d="M503 238c-169 0-336 0-503 0 0-79 0-159 0-238 334 0 670 0 1004 0 0 79 0 159 0 238-167 0-334 0-501 0z"><text:p/></draw:path><draw:path draw:style-name="gr1059" draw:text-style-name="P99" svg:width="0.0823in" svg:height="0.0677in" svg:x="-0.0004in" svg:y="0.0358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1059" draw:text-style-name="P99" svg:width="0.0752in" svg:height="0.0874in" svg:x="0.1417in" svg:y="0.0209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1059" draw:text-style-name="P99" svg:width="0.1276in" svg:height="0.1028in" svg:x="0.278in" svg:y="-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74"><text:s/>וזו סתירה. סה"כ </text:span><text:span text:style-name="T74"><draw:g text:anchor-type="as-char" svg:y="-0.1035in" draw:z-index="238" draw:name="Shape251" draw:style-name="gr1057"><svg:title>TexMaths</svg:title><svg:desc>11§inline§n \in N§svg§600§FALSE§</svg:desc><draw:path draw:style-name="gr1058" draw:text-style-name="P98" svg:width="0.3949in" svg:height="0.0933in" svg:x="0.0031in" svg:y="0.0063in" svg:viewBox="0 0 1004 238" svg:d="M503 238c-169 0-336 0-503 0 0-79 0-159 0-238 334 0 670 0 1004 0 0 79 0 159 0 238-167 0-334 0-501 0z"><text:p/></draw:path><draw:path draw:style-name="gr1059" draw:text-style-name="P99" svg:width="0.0823in" svg:height="0.0677in" svg:x="-0.0004in" svg:y="0.0358in" svg:viewBox="0 0 210 173" svg:d="M23 147c-1 6-3 13-3 15 0 7 5 11 11 11 4 0 12-3 14-11 1-1 6-17 8-27 3-12 5-24 9-35 2-8 4-17 6-25 1-7 5-18 5-20 5-12 26-47 62-47 18 0 21 14 21 27 0 24-19 74-25 90-3 9-3 13-3 18 0 16 13 30 31 30 37 0 51-56 51-58 0-4-3-4-4-4-5 0-5 1-7 6-8 27-20 48-40 48-6 0-8-5-8-12 0-9 3-19 6-28 8-20 24-62 24-84 0-26-16-41-45-41-34 0-52 24-59 33-2-21-19-33-36-33-18 0-26 14-29 22-7 13-12 35-12 37 0 4 4 4 5 4 4 0 4 0 7-9 7-28 14-46 28-46 7 0 12 5 12 18 0 8-1 12-6 32-8 30-15 59-23 89z"><text:p/></draw:path><draw:path draw:style-name="gr1059" draw:text-style-name="P99" svg:width="0.0752in" svg:height="0.0874in" svg:x="0.1417in" svg:y="0.0209in" svg:viewBox="0 0 192 223" svg:d="M179 120c7 0 13 0 13-8s-6-8-13-8c-55 0-109 0-164 0 5-51 50-89 104-89 20 0 40 0 60 0 7 0 13 0 13-7 0-8-6-8-13-8-20 0-40 0-60 0-66 0-119 51-119 112 0 60 53 111 119 111 20 0 40 0 60 0 7 0 13 0 13-8 0-7-6-7-13-7-20 0-40 0-60 0-54 0-99-38-104-88 55 0 109 0 164 0z"><text:p/></draw:path><draw:path draw:style-name="gr1059" draw:text-style-name="P99" svg:width="0.1276in" svg:height="0.1028in" svg:x="0.278in" svg:y="-0.0004in" svg:viewBox="0 0 325 262" svg:d="M277 41c3-16 11-28 42-29 2 0 6 0 6-8-2-1 0-4-5-4-12 0-26 1-38 1-14 0-27-1-40-1-2 0-7 0-7 8 0 4 4 4 7 4 22 0 26 9 26 18 0 1-1 6-1 7-15 57-29 115-44 171-28-66-56-133-84-200-4-7-4-8-13-8-17 0-35 0-52 0-8 0-11 0-11 8 0 4 3 4 11 4 2 0 26 0 26 3-18 70-34 139-52 207-4 15-11 27-41 28-3 0-7 0-7 8 0 2 2 4 5 4 13 0 26-1 39-1s26 1 40 1c2 0 6 0 6-7 0-5-3-5-8-5-22-1-25-10-25-17 0-2 0-5 1-9 18-67 34-135 52-202 1 2 1 3 3 8 32 74 64 150 96 225 3 6 4 7 8 7s4-1 6-8c18-72 35-142 54-213z"><text:p/></draw:path></draw:g></text:span><text:span text:style-name="T74"><text:s/>כדרוש </text:span><text:span text:style-name="T74"><draw:g text:anchor-type="as-char" svg:y="-0.1043in" draw:z-index="239" draw:name="Shape252" draw:style-name="gr1057"><svg:title>TexMaths</svg:title><svg:desc>11§inline§\bs§svg§600§FALSE§</svg:desc><draw:path draw:style-name="gr1058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  </text:list-item>
      </text:list>
      <text:h text:style-name="Heading_20_2" text:outline-level="2"><text:soft-page-break/>שאלה 6</text:h>
      <text:p text:style-name="P58">יהיו <text:span text:style-name="T9"><draw:g text:anchor-type="as-char" svg:y="-0.1071in" draw:z-index="240" draw:name="Shape253" draw:style-name="gr1057"><svg:title>TexMaths</svg:title><svg:desc>11§inline§A, B§svg§600§FALSE§</svg:desc><draw:path draw:style-name="gr1058" draw:text-style-name="P98" svg:width="0.2803in" svg:height="0.1217in" svg:x="0.0024in" svg:y="0.0071in" svg:viewBox="0 0 713 310" svg:d="M357 310c-119 0-238 0-357 0 0-103 0-207 0-310 238 0 475 0 713 0 0 103 0 207 0 310-119 0-238 0-356 0z"><text:p/></draw:path><draw:path draw:style-name="gr1059" draw:text-style-name="P99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1059" draw:text-style-name="P99" svg:width="0.0173in" svg:height="0.0449in" svg:x="0.1217in" svg:y="0.0921in" svg:viewBox="0 0 45 115" svg:d="M45 41c0-26-10-41-25-41-12 0-20 10-20 21 0 10 8 20 20 20 4 0 10-1 14-5 1-1 1-1 1-1 1 0 1 0 1 6 0 28-13 51-26 63-5 5-5 6-5 7 0 2 3 4 5 4 4 0 35-29 35-74z"><text:p/></draw:path><draw:path draw:style-name="gr1059" draw:text-style-name="P99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9 9-35 17-70 26-105 24 0 49 0 74 0 37 0 44 28 44 45 0 36-34 74-79 74-18 0-36 0-53 0z"><text:p/></draw:path></draw:g></text:span><text:span text:style-name="T9"><text:s/>קבוצות ונניח </text:span><text:span text:style-name="T9"><draw:g text:anchor-type="as-char" svg:y="-0.1083in" draw:z-index="241" draw:name="Shape254" draw:style-name="gr1057"><svg:title>TexMaths</svg:title><svg:desc>11§inline§A \sim B§svg§600§FALSE§</svg:desc><draw:path draw:style-name="gr1058" draw:text-style-name="P98" svg:width="0.415in" svg:height="0.0921in" svg:x="0.0024in" svg:y="0.0079in" svg:viewBox="0 0 1055 235" svg:d="M0 0c352 0 703 0 1055 0 0 78 0 157 0 235-352 0-703 0-1055 0 0-78 0-157 0-235z"><text:p/></draw:path><draw:path draw:style-name="gr1059" draw:text-style-name="P99" svg:width="0.1039in" svg:height="0.1079in" svg:x="-0.0004in" svg:y="0in" svg:viewBox="0 0 265 275" svg:d="M56 231c-15 25-31 30-47 32-6 0-9 0-9 7 0 2 2 5 5 5 10 0 22-1 33-1 14 0 27 1 39 1 2 0 8 0 8-8 0-4-4-4-7-4-9-2-18-4-18-14 0-4 3-8 6-14 10-16 19-33 28-49 32 0 65 0 97 0 1 7 7 60 7 64 0 11-20 13-28 13-5 0-10 0-10 7 0 5 4 4 6 5 16 0 33-1 48-1 10 0 34 1 44 1 2 0 7 0 7-8 0-4-3-4-9-4-24 0-24-3-25-14-8-80-16-160-23-240-1-8-1-9-8-9-6 0-8 2-10 7-45 74-89 149-134 224zM102 174c25-42 51-85 76-127 4 42 8 85 12 127-30 0-58 0-88 0z"><text:p/></draw:path><draw:path draw:style-name="gr1059" draw:text-style-name="P99" svg:width="0.1008in" svg:height="0.035in" svg:x="0.1587in" svg:y="0.0528in" svg:viewBox="0 0 257 90" svg:d="M257 13c0-9-2-12-5-12-1 0-5 2-5 10-2 36-27 58-55 58-24 0-43-16-61-33-20-18-40-36-66-36-42 0-65 43-65 78 0 12 3 8 5 12 5 0 6-8 6-9 1-43 31-59 54-59 24 0 43 16 61 33 20 18 41 35 66 35 43 0 65-42 65-77z"><text:p/></draw:path><draw:path draw:style-name="gr1059" draw:text-style-name="P99" svg:width="0.1083in" svg:height="0.1024in" svg:x="0.3169in" svg:y="0.0051in" svg:viewBox="0 0 276 261" svg:d="M46 232c-4 14-4 17-35 17-7 0-11 0-11 8 0 4 3 4 11 4 46 0 91 0 137 0 62 0 107-45 107-83 0-27-22-48-59-53 39-7 80-36 80-72 0-29-25-53-72-53-42 0-86 0-129 0-8 0-11 0-11 8 0 3 3 3 10 3 1 0 8 0 15 1s10 1 10 7c0 1 0 2-1 6-18 69-34 138-52 207zM104 122c8-32 17-64 25-96 3-14 3-15 19-15 17 0 34 0 51 0 34 0 42 23 42 41 0 33-33 70-81 70-18 0-37 0-56 0zM87 249c-6 0-7 0-9 0-3-1-4-1-4-4 0-1 0-1 1-9 9-35 18-71 27-106 24 0 49 0 73 0 37 0 44 27 44 44 0 38-34 75-79 75-18 0-36 0-53 0z"><text:p/></draw:path></draw:g></text:span><text:span text:style-name="T9">, ולכן קיימת זיווג </text:span><text:span text:style-name="T9"><draw:g text:anchor-type="as-char" svg:y="-0.1098in" draw:z-index="242" draw:name="Shape255" draw:style-name="gr1057"><svg:title>TexMaths</svg:title><svg:desc>11§inline§h \colon A \to B§svg§600§FALSE§</svg:desc><draw:path draw:style-name="gr1058" draw:text-style-name="P98" svg:width="0.6469in" svg:height="0.0937in" svg:x="-0.0004in" svg:y="0.0071in" svg:viewBox="0 0 1644 239" svg:d="M0 0c548 0 1096 0 1644 0 0 80 0 159 0 239-548 0-1096 0-1644 0 0-80 0-159 0-239z"><text:p/></draw:path><draw:path draw:style-name="gr1059" draw:text-style-name="P99" svg:width="0.0744in" svg:height="0.1059in" svg:x="0in" svg:y="0.0035in" svg:viewBox="0 0 190 270" svg:d="M90 4c0-1 0-4-5-4-9 0-37 3-48 3-2 1-6 1-6 8 0 4 3 4 9 4 18 0 19 4 19 7 0 2-1 5-1 8-18 73-37 147-56 220-2 6-2 7-2 9 0 9 8 11 11 11 7 0 13-4 14-10 3-10 6-20 8-30 3-11 6-22 9-34 2-8 4-17 6-26 2-2 4-15 5-17 1-4 13-24 26-34 8-7 20-14 37-14 16 0 20 13 20 27 0 19-14 62-24 85-2 9-4 13-4 21 0 19 13 32 32 32 36 0 50-56 50-59 0-5-3-5-4-5-4 0-4 2-7 8-5 20-17 47-39 47-7 0-9-3-9-12 0-10 3-19 7-27 6-17 24-63 24-84 0-25-16-41-45-41-25 0-43 12-58 29 10-40 21-81 31-122z"><text:p/></draw:path><draw:path draw:style-name="gr1059" draw:text-style-name="P99" svg:width="0.0157in" svg:height="0.0646in" svg:x="0.1098in" svg:y="0.0425in" svg:viewBox="0 0 41 165" svg:d="M41 21c0-12-10-21-21-21s-20 9-20 21c0 11 9 20 20 20s21-9 21-20zM41 145c0-11-10-20-21-20s-20 9-20 20c0 12 9 20 20 20s21-9 21-20z"><text:p/></draw:path><draw:path draw:style-name="gr1059" draw:text-style-name="P99" svg:width="0.1039in" svg:height="0.1075in" svg:x="0.1945in" svg:y="0in" svg:viewBox="0 0 265 274" svg:d="M56 230c-15 26-31 31-47 32-6 1-9 1-9 8 0 2 2 4 6 4 9 0 22-1 33-1 13 0 26 1 38 1 2 0 8 0 8-7 0-4-4-5-7-5-9 0-17-3-17-13 0-4 2-9 5-14 10-17 19-33 29-50 32 0 65 0 96 0 2 8 7 61 7 65 0 11-20 12-27 12-6 0-10 0-10 8 0 4 3 3 5 4 17 0 33-1 49-1 9 0 34 1 44 1 2 0 6 0 6-7 0-5-3-5-9-5-24 0-24-2-25-13-8-80-15-160-23-240-1-8-1-9-8-9-6 0-7 2-10 7-45 74-89 149-134 223zM102 173c26-41 51-84 76-126 5 42 8 85 12 126-29 0-58 0-88 0z"><text:p/></draw:path><draw:path draw:style-name="gr1059" draw:text-style-name="P99" svg:width="0.1346in" svg:height="0.0783in" svg:x="0.3535in" svg:y="0.0307in" svg:viewBox="0 0 343 200" svg:d="M301 108c-22 16-31 32-35 36-17 26-21 50-21 51 0 5 6 5 9 5 6 0 7-1 8-8 9-37 32-69 76-87 4-1 5-3 5-5 0-3-2-3-3-3-16-7-64-27-78-92-1-4-2-5-8-5-3 0-9 0-9 4 0 1 5 26 20 51 8 12 20 25 36 37-95 0-191 0-287 0-7 0-14 0-14 8s7 8 14 8c96 0 192 0 287 0z"><text:p/></draw:path><draw:path draw:style-name="gr1059" draw:text-style-name="P99" svg:width="0.1083in" svg:height="0.1024in" svg:x="0.5461in" svg:y="0.0043in" svg:viewBox="0 0 276 261" svg:d="M46 232c-4 14-5 17-35 17-7 0-11 0-11 8 0 4 3 4 11 4 46 0 91 0 138 0 61 0 106-45 106-83 0-28-22-49-59-53 39-8 80-36 80-72 0-29-25-53-71-53-43 0-87 0-130 0-8 0-11 0-11 8 0 3 3 3 10 3 1 0 9 0 15 1 7 1 10 1 10 7 0 1 0 2-1 6-18 69-34 137-52 207zM105 122c7-32 16-64 24-96 3-13 3-15 20-15 16 0 34 0 50 0 34 0 42 23 42 41 0 32-33 70-80 70-19 0-38 0-56 0zM87 249c-6 0-7 0-9 0-3 0-4-1-4-4 0-1 0-1 1-9 9-35 19-71 27-107 25 0 49 0 73 0 37 0 44 28 44 45 0 38-34 75-79 75-18 0-35 0-53 0z"><text:p/></draw:path></draw:g></text:span><text:span text:style-name="T9">. נוכיח </text:span><text:span text:style-name="T9"><draw:g text:anchor-type="as-char" svg:y="-0.1134in" draw:z-index="243" draw:name="Shape256" draw:style-name="gr1057"><svg:title>TexMaths</svg:title><svg:desc>11§inline§H(A) \sim H(B)§svg§600§FALSE§</svg:desc><draw:path draw:style-name="gr1058" draw:text-style-name="P98" svg:width="0.9228in" svg:height="0.1358in" svg:x="0.0016in" svg:y="0.0071in" svg:viewBox="0 0 2345 346" svg:d="M1173 346c-392 0-783 0-1173 0 0-116 0-230 0-346 782 0 1563 0 2345 0 0 116 0 230 0 346-390 0-782 0-1172 0z"><text:p/></draw:path><draw:path draw:style-name="gr1059" draw:text-style-name="P99" svg:width="0.128in" svg:height="0.1028in" svg:x="-0.0004in" svg:y="0.0098in" svg:viewBox="0 0 326 262" svg:d="M279 30c4-15 5-18 33-18 10 0 14 0 14-8 0-4-5-4-6-4-11 0-38 1-49 1s-39-1-50-1c-3 0-8 0-8 8 0 4 4 4 11 4 5 0 8 0 15 0 6 1 11 1 11 7 0 1-1 2-3 7-7 31-15 62-23 94-39 0-78 0-117 0 7-31 15-61 23-90 3-15 4-18 32-18 10 0 13 0 13-8 0-4-5-4-6-4-11 0-38 1-49 1s-39-1-50-1c-3 0-7 0-7 8 0 4 3 4 11 4 1 0 7 0 14 0 8 1 11 1 11 7 0 1 0 2-2 7-18 69-34 138-52 206-3 15-4 18-35 18-7 0-10 0-10 8 0 4 4 4 5 4 11 0 39-1 49-1 9 0 17 0 25 0 9 0 17 1 25 1 4 0 8 0 8-8 0-4-3-4-11-4-14 0-25 0-25-7 0-2 1-4 1-6 9-34 18-70 26-105 40 0 78 0 118 0-16 64-25 99-26 106-5 12-11 12-36 12-5 0-8 0-8 8 0 4 4 4 5 4 10 0 38-1 49-1 7 0 16 0 25 0 8 0 16 1 24 1 3 0 8 0 8-8 0-4-4-4-10-4-14 0-25 0-25-7 0-2 0-4 1-6 17-69 34-138 51-207z"><text:p/></draw:path><draw:path draw:style-name="gr1059" draw:text-style-name="P99" svg:width="0.0346in" svg:height="0.1512in" svg:x="0.1476in" svg:y="0in" svg:viewBox="0 0 89 385" svg:d="M89 381c0-1 0-1-7-8-48-49-60-122-60-179 0-68 14-136 63-183 4-5 4-5 4-7 0-3-1-4-3-4-5 0-40 26-62 76-20 42-24 85-24 118 0 28 3 75 25 119 23 47 56 72 61 72 2 0 3-1 3-4z"><text:p/></draw:path><draw:path draw:style-name="gr1059" draw:text-style-name="P99" svg:width="0.1039in" svg:height="0.1079in" svg:x="0.1972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4 0 8 0 8-7 0-5-4-5-9-5-24 0-24-2-25-13-8-79-17-160-24-240 0-8 0-10-7-10-6 0-8 3-10 7-45 74-90 149-135 224zM101 175c25-43 52-85 77-127 5 42 8 84 12 127-29 0-59 0-89 0z"><text:p/></draw:path><draw:path draw:style-name="gr1059" draw:text-style-name="P99" svg:width="0.0346in" svg:height="0.1512in" svg:x="0.3146in" svg:y="0in" svg:viewBox="0 0 89 385" svg:d="M89 194c0-31-3-77-25-121-23-48-56-73-61-73-2 0-3 2-3 4s0 2 8 9c37 38 59 99 59 181 0 64-14 132-63 180-4 6-4 6-4 7 0 2 1 4 3 4 5 0 40-26 62-76 20-41 24-84 24-115z"><text:p/></draw:path><draw:path draw:style-name="gr1059" draw:text-style-name="P99" svg:width="0.1012in" svg:height="0.0354in" svg:x="0.4154in" svg:y="0.0571in" svg:viewBox="0 0 258 91" svg:d="M258 13c0-9-2-12-5-12-2 0-6 2-6 10-1 37-27 58-53 58-25 0-43-16-62-33-20-17-41-36-67-36-42 0-65 43-65 78 0 12 3 8 5 12 5 0 6-7 6-9 2-41 31-59 54-59 25 0 43 17 63 33 19 18 39 36 66 36 41 0 64-43 64-78z"><text:p/></draw:path><draw:path draw:style-name="gr1059" draw:text-style-name="P99" svg:width="0.1272in" svg:height="0.1028in" svg:x="0.5736in" svg:y="0.0098in" svg:viewBox="0 0 324 262" svg:d="M279 30c4-15 5-18 33-18 10 0 12 0 12-8 0-4-3-4-4-4-11 0-40 1-49 1-13 0-40-1-51-1-3 0-7 0-7 8 0 4 4 4 10 4 1 0 9 0 16 0 6 1 10 1 10 7 0 1 0 2-2 7-7 31-15 62-23 94-39 0-78 0-117 0 7-31 14-61 22-90 4-15 5-18 33-18 10 0 13 0 13-8 0-4-5-4-6-4-11 0-38 1-49 1s-39-1-50-1c-3 0-7 0-7 8 0 4 3 4 11 4 4 0 7 0 14 0 7 1 11 1 11 7 0 1-1 2-2 7-18 69-34 138-52 206-3 15-4 18-35 18-7 0-10 0-10 8 0 4 4 4 5 4 10 0 38-1 49-1 9 0 16 0 25 0 8 0 17 1 25 1 3 0 8 0 8-8 0-4-4-4-11-4-14 0-25 0-25-7 0-2 1-4 1-6 9-34 18-70 26-105 40 0 78 0 118 0-16 64-25 99-26 106-5 12-11 12-36 12-6 0-9 0-9 8 0 4 3 3 5 4 11 0 39-1 50-1 7 0 16 0 24 0 9 0 17 1 25 1 3 0 8 0 8-8 0-4-4-4-11-4-15 0-24 0-24-7 0-2 0-4 1-6 17-69 34-138 51-207z"><text:p/></draw:path><draw:path draw:style-name="gr1059" draw:text-style-name="P99" svg:width="0.035in" svg:height="0.1512in" svg:x="0.7213in" svg:y="0in" svg:viewBox="0 0 90 385" svg:d="M90 381c0-1 0-1-6-8-49-49-61-122-61-179 0-68 14-136 62-183 5-5 5-5 5-7 0-3-2-4-4-4-4 0-39 26-62 76-19 42-24 85-24 118 0 28 4 75 25 119 24 47 57 72 61 72 2 0 4-1 4-4z"><text:p/></draw:path><draw:path draw:style-name="gr1059" draw:text-style-name="P99" svg:width="0.1083in" svg:height="0.1028in" svg:x="0.7717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1059" draw:text-style-name="P99" svg:width="0.035in" svg:height="0.1512in" svg:x="0.8969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9">. נבחר את הזיווג </text:span><text:span text:style-name="T9"><draw:g text:anchor-type="as-char" svg:y="-0.1134in" draw:z-index="244" draw:name="Shape257" draw:style-name="gr1057"><svg:title>TexMaths</svg:title><svg:desc>11§inline§\vphi \colon (A \to A) \to (B \to B)§svg§600§FALSE§</svg:desc><draw:path draw:style-name="gr1058" draw:text-style-name="P98" svg:width="1.5992in" svg:height="0.1358in" svg:x="-0.0004in" svg:y="0.0071in" svg:viewBox="0 0 4063 346" svg:d="M2032 346c-677 0-1355 0-2032 0 0-116 0-230 0-346 1354 0 2709 0 4063 0 0 116 0 230 0 346-677 0-1354 0-2031 0z"><text:p/></draw:path><draw:path draw:style-name="gr1059" draw:text-style-name="P99" svg:width="0.0862in" svg:height="0.0996in" svg:x="-0.0004in" svg:y="0.0453in" svg:viewBox="0 0 220 254" svg:d="M46 236c-1 4-2 5-2 7 0 8 8 11 11 11 2 0 11-1 14-11 1-2 4-15 15-69 3 1 5 1 12 1 65 0 124-60 124-121 0-31-15-54-44-54-56 0-79 75-102 151-42-8-64-30-64-57 0-11 9-54 32-81 3-3 2-3 3-4 0-2-1-5-4-5-11 0-41 57-41 94 0 35 25 64 67 74-7 21-14 43-21 64zM99 153c-2 0-3 0-7-1-4 0-4 0-4-1s7-36 8-42c11-50 41-86 76-86 26 0 37 20 37 39 0 44-50 91-110 91z"><text:p/></draw:path><draw:path draw:style-name="gr1059" draw:text-style-name="P99" svg:width="0.0161in" svg:height="0.065in" svg:x="0.1213in" svg:y="0.048in" svg:viewBox="0 0 42 166" svg:d="M42 21c0-12-10-21-21-21s-21 9-21 21c0 11 10 20 21 20s21-9 21-20zM42 146c0-12-10-20-21-20s-21 8-21 20c0 11 10 20 21 20s21-9 21-20z"><text:p/></draw:path><draw:path draw:style-name="gr1059" draw:text-style-name="P99" svg:width="0.0346in" svg:height="0.1512in" svg:x="0.2165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1039in" svg:height="0.1079in" svg:x="0.2661in" svg:y="0.0043in" svg:viewBox="0 0 265 275" svg:d="M55 231c-15 26-30 31-47 32-5 1-8 1-8 8 0 2 2 4 4 4 11 0 23-1 34-1 13 0 27 1 39 1 2 0 7 0 7-7 0-4-4-5-6-5-9 0-19-3-19-13 0-4 3-9 6-14 10-17 20-32 30-49 31 0 64 0 96 0 1 9 7 60 7 64 0 11-21 12-29 12-4 0-8 0-8 8 0 4 4 4 5 4 15 0 32-1 48-1 10 0 35 1 44 1 3 0 7 0 7-7 0-5-4-5-9-5-24 0-24-2-25-13-8-79-15-160-23-240-1-8-1-10-8-10-6 0-8 3-10 7-45 74-90 149-135 224zM102 175c26-43 51-85 76-127 5 42 8 84 12 127-29 0-58 0-88 0z"><text:p/></draw:path><draw:path draw:style-name="gr1059" draw:text-style-name="P99" svg:width="0.1346in" svg:height="0.0787in" svg:x="0.4252in" svg:y="0.0362in" svg:viewBox="0 0 343 201" svg:d="M301 109c-22 15-32 32-35 36-17 27-20 51-20 52 0 4 5 4 8 4 7 0 7-1 8-7 9-38 32-71 76-88 4-1 5-4 5-6 0-3-2-3-3-3-17-7-64-27-78-91-1-5-1-6-8-6-3 0-8 0-8 4 0 2 4 26 19 51 8 12 20 25 36 37-95 0-191 0-287 0-7 0-14-1-14 8 0 8 7 9 14 9 96 0 192 0 287 0z"><text:p/></draw:path><draw:path draw:style-name="gr1059" draw:text-style-name="P99" svg:width="0.1039in" svg:height="0.1079in" svg:x="0.6165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059" draw:text-style-name="P99" svg:width="0.035in" svg:height="0.1512in" svg:x="0.7339in" svg:y="0in" svg:viewBox="0 0 90 385" svg:d="M90 193c0-30-4-76-25-120-23-48-57-73-61-73-2 0-4 2-4 4s0 2 8 9c37 38 59 99 59 180 0 65-14 133-62 181-5 6-5 6-5 7 0 2 2 4 4 4 4 0 39-26 62-76 20-41 24-84 24-116z"><text:p/></draw:path><draw:path draw:style-name="gr1059" draw:text-style-name="P99" svg:width="0.1346in" svg:height="0.0787in" svg:x="0.835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1059" draw:text-style-name="P99" svg:width="0.035in" svg:height="0.1512in" svg:x="1.0358in" svg:y="0in" svg:viewBox="0 0 90 385" svg:d="M90 381c0-1 0-1-6-8-49-49-61-122-61-180 0-67 14-135 62-182 5-5 5-5 5-7 0-3-2-4-4-4-4 0-39 26-61 76-20 42-25 85-25 117 0 29 4 76 26 120 23 47 56 72 60 72 2 0 4-1 4-4z"><text:p/></draw:path><draw:path draw:style-name="gr1059" draw:text-style-name="P99" svg:width="0.1083in" svg:height="0.1028in" svg:x="1.0866in" svg:y="0.0098in" svg:viewBox="0 0 276 262" svg:d="M45 232c-3 15-4 18-35 18-6 0-10 0-10 8 0 4 3 4 10 4 46 0 92 0 138 0 61 0 107-45 107-83 0-27-22-49-60-53 40-8 81-37 81-73 0-29-25-53-71-53-44 0-87 0-131 0-7 0-11 0-11 8 0 4 3 4 11 4 1 0 7 0 14 0 8 1 11 1 11 7 0 1 0 2-1 7-18 69-35 138-53 206zM104 122c8-32 16-64 24-96 3-13 4-14 20-14 17 0 35 0 51 0 34 0 42 22 42 40 0 34-33 70-80 70-19 0-38 0-57 0zM87 250c-6 0-7 0-9 0-4 0-5-1-5-4 0-2 0-2 2-9 9-36 17-71 26-106 24 0 50 0 74 0 37 0 44 28 44 45 0 36-34 74-79 74-18 0-36 0-53 0z"><text:p/></draw:path><draw:path draw:style-name="gr1059" draw:text-style-name="P99" svg:width="0.1346in" svg:height="0.0787in" svg:x="1.2535in" svg:y="0.0362in" svg:viewBox="0 0 343 201" svg:d="M301 109c-21 15-32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1059" draw:text-style-name="P99" svg:width="0.1083in" svg:height="0.1028in" svg:x="1.4465in" svg:y="0.0098in" svg:viewBox="0 0 276 262" svg:d="M45 232c-3 15-4 18-35 18-7 0-10 0-10 8 0 4 3 4 10 4 46 0 92 0 138 0 61 0 107-45 107-83 0-27-23-49-60-53 40-8 81-37 81-73 0-29-25-53-73-53-42 0-86 0-129 0-7 0-11 0-11 8 0 4 3 4 11 4 1 0 7 0 14 0 8 1 11 1 11 7 0 1-1 2-2 7-18 69-34 138-52 206zM103 122c8-32 17-64 25-96 3-13 4-14 20-14 17 0 33 0 50 0 34 0 43 22 43 40 0 34-33 70-80 70-19 0-39 0-58 0zM87 250c-6 0-7 0-9 0-4 0-5-1-5-4 0-2 0-2 2-9 9-36 17-71 26-106 24 0 50 0 74 0 36 0 44 28 44 45 0 36-34 74-80 74-18 0-35 0-52 0z"><text:p/></draw:path><draw:path draw:style-name="gr1059" draw:text-style-name="P99" svg:width="0.035in" svg:height="0.1512in" svg:x="1.5713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9"><text:s/>המוגדר לפי </text:span><text:span text:style-name="T9"><draw:g text:anchor-type="as-char" svg:y="-0.128in" draw:z-index="350" draw:name="Shape258" draw:style-name="gr1057"><svg:title>TexMaths</svg:title><svg:desc>11§inline§\vphi  = \lambda f \in A \to A. h \circ f \circ h^{-1}§svg§600§FALSE§</svg:desc><draw:path draw:style-name="gr1058" draw:text-style-name="P98" svg:width="1.8583in" svg:height="0.1425in" svg:x="0.0004in" svg:y="0.0071in" svg:viewBox="0 0 4721 363" svg:d="M2361 363c-787 0-1573 0-2361 0 0-121 0-242 0-363 1574 0 3147 0 4721 0 0 121 0 242 0 363-787 0-1573 0-2360 0z"><text:p/></draw:path><draw:path draw:style-name="gr1059" draw:text-style-name="P99" svg:width="0.0862in" svg:height="0.0996in" svg:x="0.0004in" svg:y="0.0575in" svg:viewBox="0 0 220 254" svg:d="M46 236c-1 5-2 5-2 7 0 9 8 11 11 11 2 0 11-1 14-9 1-4 4-17 15-70 3 0 5 0 12 0 65 0 124-60 124-121 0-31-15-54-44-54-56 0-79 75-102 151-42-8-64-30-64-57 0-11 9-53 32-81 3-3 2-3 3-4 0-2-1-5-4-5-11 0-41 57-41 94 0 36 25 64 67 74-7 21-14 43-21 64zM99 153c-2 0-3 0-7 0s-4-1-4-2 7-35 8-42c11-50 41-86 76-86 26 0 37 21 37 40 0 43-50 90-110 90z"><text:p/></draw:path><draw:path draw:style-name="gr1059" draw:text-style-name="P99" svg:width="0.1008in" svg:height="0.035in" svg:x="0.1429in" svg:y="0.069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748in" svg:height="0.1067in" svg:x="0.3031in" svg:y="0.0193in" svg:viewBox="0 0 191 272" svg:d="M118 155c15 41 34 98 40 108 7 8 10 8 21 8 2 0 6 0 8 0 4 0 4-2 4-3s-1-3-2-4c-3-4-5-11-9-18-26-73-51-146-78-218-9-22-29-28-47-28-2 0-8 0-8 4s4 4 5 4c12 3 15 5 24 31 13 35 25 70 38 105-35 36-71 71-106 105-6 4-8 7-8 12 0 7 5 11 12 11 6 0 10-4 12-8 31-36 63-72 94-109z"><text:p/></draw:path><draw:path draw:style-name="gr1059" draw:text-style-name="P99" svg:width="0.076in" svg:height="0.1374in" svg:x="0.3917in" svg:y="0.0185in" svg:viewBox="0 0 194 350" svg:d="M122 118c11 0 22 0 33 0 8 0 11 0 11-8 0-4-3-4-10-4-11 0-21 0-32 0 2-16 6-30 8-44 1-8 7-36 9-40 4-8 11-13 18-13 2 0 13 0 19 6-16 3-21 16-21 21 0 9 8 14 15 14 9 0 22-8 22-24 0-17-19-26-35-26-13 0-37 8-49 45-2 9-3 12-12 61-9 0-18 0-27 0-7 0-12 0-12 7 0 5 4 5 11 5 9 0 17 0 26 0-10 51-19 101-29 152-8 37-14 73-34 73-1 0-11 0-19-8 18-1 22-14 22-21 0-9-7-13-14-13-11 0-22 9-22 23 0 17 18 26 33 26 21 0 36-22 44-37 12-24 21-71 21-74 8-40 16-80 24-121z"><text:p/></draw:path><draw:path draw:style-name="gr1059" draw:text-style-name="P99" svg:width="0.076in" svg:height="0.087in" svg:x="0.5295in" svg:y="0.0429in" svg:viewBox="0 0 194 222" svg:d="M180 120c7 0 14 0 14-8 0-7-7-7-14-7-55 0-109 0-164 0 5-52 49-90 104-90 20 0 41 0 60 0 7 0 14 0 14-7 0-8-7-8-14-8-21 0-40 0-61 0-66 0-119 51-119 112 0 62 53 110 119 110 21 0 40 0 61 0 7 0 14 0 14-6 0-8-7-8-14-8-19 0-40 0-60 0-55 0-99-36-104-88 55 0 109 0 164 0z"><text:p/></draw:path><draw:path draw:style-name="gr1059" draw:text-style-name="P99" svg:width="0.1039in" svg:height="0.1079in" svg:x="0.6661in" svg:y="0.0161in" svg:viewBox="0 0 265 275" svg:d="M56 231c-15 27-31 31-47 33-6 0-9 0-9 8 0 2 2 3 5 3 10 0 22-1 33-1 14 0 27 1 39 1 2 0 8 0 8-6 0-5-4-5-7-5-9-1-18-4-18-14 0-4 3-9 6-14 10-17 19-32 29-49 33 0 64 0 97 0 0 9 6 60 6 64 0 11-20 13-28 13-5 0-9 0-9 8 0 3 3 2 5 3 17 0 33-1 48-1 10 0 35 1 44 1 3 0 7 0 7-7 0-4-3-4-9-4-24 0-24-3-25-14-8-79-15-160-23-240-1-8-1-10-8-10-5 0-8 3-10 7-45 75-89 149-134 224zM102 176c26-43 51-86 76-128 5 42 8 85 12 128-29 0-58 0-88 0z"><text:p/></draw:path><draw:path draw:style-name="gr1059" draw:text-style-name="P99" svg:width="0.1346in" svg:height="0.0791in" svg:x="0.8252in" svg:y="0.048in" svg:viewBox="0 0 343 202" svg:d="M301 109c-21 15-32 32-34 36-17 28-14 35-21 52 0 5 5 5 8 5 7 0 7 0 9-8 9-38 31-71 75-88 4-1 5-2 5-5s-1-3-2-4c-18-7-64-27-79-91-1-5-1-6-8-6-3 0-8 0-8 4 0 2 4 26 20 52 8 11 19 24 35 38-95 0-191 0-287 0-6 0-14 0-14 7 0 8 8 8 14 8 96 0 192 0 287 0z"><text:p/></draw:path><draw:path draw:style-name="gr1059" draw:text-style-name="P99" svg:width="0.1039in" svg:height="0.1079in" svg:x="1.0161in" svg:y="0.0161in" svg:viewBox="0 0 265 275" svg:d="M56 231c-15 27-31 31-47 33-5 0-9 0-9 8 0 2 2 3 5 3 10 0 22-1 33-1 14 0 27 1 39 1 2 0 8 0 8-6 0-5-4-5-7-5-9-1-18-4-18-14 0-4 3-9 6-14 10-17 20-32 30-49 32 0 65 0 96 0 0 9 6 60 6 64 0 11-20 13-28 13-5 0-8 0-8 8 0 3 4 3 5 3 16 0 32-1 47-1 10 0 35 1 44 1 3 0 7 0 7-7 0-4-3-4-9-4-23 0-23-3-24-14-8-79-16-160-24-240-1-8-1-10-8-10-5 0-8 3-10 7-45 75-89 149-134 224zM102 176c26-43 51-86 76-128 5 42 9 85 13 128-29 0-59 0-89 0z"><text:p/></draw:path><draw:path draw:style-name="gr1059" draw:text-style-name="P99" svg:width="0.0157in" svg:height="0.0157in" svg:x="1.1386in" svg:y="0.1091in" svg:viewBox="0 0 41 41" svg:d="M41 21c0-11-9-21-20-21-12 0-21 10-21 21s9 20 21 20c11 0 20-9 20-20z"><text:p/></draw:path><draw:path draw:style-name="gr1059" draw:text-style-name="P99" svg:width="0.074in" svg:height="0.1063in" svg:x="1.176in" svg:y="0.0193in" svg:viewBox="0 0 189 271" svg:d="M89 4c-1-1 0-4-4-4-10 0-38 3-48 4-3 0-7 0-7 8 0 5 3 5 8 5 19 0 20 2 20 6 0 2-1 6-1 8-19 74-37 147-56 221-1 6-1 6-1 8 0 9 8 11 11 11 5 0 12-4 14-10 2-10 5-20 7-30 3-11 5-22 9-33 2-9 4-17 6-26 1-2 5-14 5-17 1-4 13-25 26-36 9-6 21-13 37-13 17 0 21 13 21 27 0 21-15 63-24 85-3 9-5 13-5 21 0 19 14 32 32 32 36 0 50-55 50-58 0-4-3-4-4-4-5 0-5 1-6 7-6 20-18 47-39 47-7 0-10-4-10-13 0-10 4-19 7-28 6-15 24-61 24-83 0-26-16-42-44-42-25 0-43 12-58 30 10-41 20-82 30-123z"><text:p/></draw:path><draw:path draw:style-name="gr1059" draw:text-style-name="P99" svg:width="0.0591in" svg:height="0.0587in" svg:x="1.2972in" svg:y="0.0575in" svg:viewBox="0 0 151 150" svg:d="M151 75c0-42-34-75-75-75-42 0-76 34-76 75s34 75 76 75c41 0 75-34 75-75zM76 134c-34 0-61-27-61-59 0-33 27-60 61-60 32 0 59 27 59 60s-27 59-59 59z"><text:p/></draw:path><draw:path draw:style-name="gr1059" draw:text-style-name="P99" svg:width="0.076in" svg:height="0.1374in" svg:x="1.4071in" svg:y="0.0185in" svg:viewBox="0 0 194 350" svg:d="M122 118c11 0 22 0 33 0 8 0 11 0 11-8 0-4-3-4-10-4-11 0-21 0-32 0 2-16 6-30 8-44 1-8 7-36 9-40 4-8 11-13 18-13 2 0 13 0 19 6-16 3-21 16-21 21 0 9 8 14 15 14 9 0 22-8 22-24 0-17-19-26-35-26-13 0-37 8-49 45-2 9-3 12-12 61-9 0-18 0-27 0-7 0-12 0-12 7 0 5 4 5 11 5 9 0 17 0 26 0-10 51-19 101-29 152-8 37-14 73-34 73-1 0-11 0-19-8 18-1 22-14 22-21 0-9-7-13-14-13-11 0-22 9-22 23 0 17 18 26 33 26 21 0 36-22 44-37 12-24 21-71 21-74 8-40 16-80 24-121z"><text:p/></draw:path><draw:path draw:style-name="gr1059" draw:text-style-name="P99" svg:width="0.0591in" svg:height="0.0587in" svg:x="1.5319in" svg:y="0.0575in" svg:viewBox="0 0 151 150" svg:d="M151 75c0-42-36-75-76-75-42 0-75 34-75 75s33 75 75 75c40 0 76-34 76-75zM75 134c-33 0-60-27-60-59 0-33 27-60 60-60s60 27 60 60-27 59-60 59z"><text:p/></draw:path><draw:path draw:style-name="gr1059" draw:text-style-name="P99" svg:width="0.074in" svg:height="0.1063in" svg:x="1.6421in" svg:y="0.0193in" svg:viewBox="0 0 189 271" svg:d="M89 4c-1-1 0-4-4-4-9 0-38 3-48 4-3 0-7 0-7 8 0 5 3 5 10 5 17 0 18 2 18 6 0 2-1 6-1 8-19 74-37 147-56 221-1 6-1 6-1 8 0 9 8 11 11 11 5 0 12-4 14-10 2-10 6-20 8-30 2-11 5-22 8-33 2-9 4-17 6-26 1-2 5-14 5-17 1-4 13-25 26-36 9-6 21-13 37-13 17 0 21 13 21 27 0 21-15 63-24 85-3 9-5 13-5 21 0 19 14 32 32 32 36 0 50-55 50-58 0-4-3-4-4-4-5 0-5 1-6 7-6 20-18 47-39 47-7 0-10-4-10-13 0-10 4-19 7-28 6-15 24-61 24-83 0-26-16-42-44-42-25 0-43 12-58 30 10-41 20-82 30-123z"><text:p/></draw:path><draw:path draw:style-name="gr1059" draw:text-style-name="P99" svg:width="0.072in" svg:height="0.0047in" svg:x="1.7327in" svg:y="0.0406in" svg:viewBox="0 0 184 13" svg:d="M173 13c4 0 11 0 11-6 0-7-7-7-11-7-54 0-108 0-162 0-4 0-11 0-11 7 0 6 7 6 11 6 54 0 108 0 162 0z"><text:p/></draw:path><draw:path draw:style-name="gr1059" draw:text-style-name="P99" svg:width="0.0386in" svg:height="0.0705in" svg:x="1.828in" svg:y="0in" svg:viewBox="0 0 99 180" svg:d="M62 8c0-8-2-8-9-8-17 18-42 18-53 18 0 3 0 6 0 10 7 0 24 0 40-8 0 46 0 91 0 138 0 8 0 12-28 12-3 0-7 0-10 0 0 3 0 6 0 10 5 0 39-2 49-2 7 0 41 2 48 2 0-4 0-7 0-10-3 0-8 0-11 0-26 0-26-4-26-12 0-51 0-101 0-150z"><text:p/></draw:path></draw:g></text:span><text:span text:style-name="T9">. </text:span><text:span text:style-name="T75">נוכיח שהוא זיווג ע"י כך שנוכיח שהוא הופכי משני הצדדים. נבחר </text:span><text:span text:style-name="T78">את ה</text:span><text:span text:style-name="T75">פונקציה </text:span><text:span text:style-name="T75"><draw:g text:anchor-type="as-char" svg:y="-0.1252in" draw:z-index="351" draw:name="Shape259" draw:style-name="gr1057"><svg:title>TexMaths</svg:title><svg:desc>11§inline§\psi \colon (B \to B) \to (A \to A). h^{-1} \circ f \circ h§svg§600§FALSE§</svg:desc><draw:path draw:style-name="gr1058" draw:text-style-name="P98" svg:width="2.3748in" svg:height="0.1469in" svg:x="0.0039in" svg:y="0.0071in" svg:viewBox="0 0 6033 374" svg:d="M0 0c2011 0 4021 0 6033 0 0 125 0 249 0 374-2012 0-4022 0-6033 0 0-125 0-249 0-374z"><text:p/></draw:path><draw:path draw:style-name="gr1059" draw:text-style-name="P99" svg:width="0.0917in" svg:height="0.1354in" svg:x="0.0004in" svg:y="0.0193in" svg:viewBox="0 0 234 345" svg:d="M175 10c1-1 1-3 1-6 0-4-2-4-4-4-4 0-5 1-6 8-21 84-43 169-64 253-29-3-44-17-44-44 0-7 0-16 21-70 1-4 4-11 4-19 0-17-13-31-31-31-38 0-52 56-52 59 0 4 3 2 4 4 5 0 5-1 7-7 11-37 26-48 40-48 2 0 8 0 8 13 0 9-3 19-8 32-19 50-19 59-19 65 0 36 31 52 67 54-2 14-2 15-8 35-1 5-8 36-8 38 1 1 0 3 4 3 1 0 2 0 3-1s4-11 5-17c5-18 10-37 15-57 14 0 48 0 85-40 15-18 23-35 27-46 4-9 12-43 12-60 0-22-10-27-16-27-10 0-20 10-20 18 0 6 2 8 6 11 4 4 14 15 14 32 0 25-20 56-34 69-33 34-59 34-73 34 21-83 43-168 64-251z"><text:p/></draw:path><draw:path draw:style-name="gr1059" draw:text-style-name="P99" svg:width="0.0157in" svg:height="0.065in" svg:x="0.1307in" svg:y="0.0594in" svg:viewBox="0 0 41 166" svg:d="M41 21c0-11-10-21-21-21-12 0-20 10-20 21s8 20 20 20c11 0 21-9 21-20zM41 146c0-11-10-21-21-21-12 0-20 10-20 21s8 20 20 20c11 0 21-9 21-20z"><text:p/></draw:path><draw:path draw:style-name="gr1059" draw:text-style-name="P99" svg:width="0.035in" svg:height="0.1508in" svg:x="0.2256in" svg:y="0.011in" svg:viewBox="0 0 90 384" svg:d="M90 380c0-1 0-1-6-8-49-48-62-122-62-179 0-67 15-134 63-182 5-4 5-6 5-7 0-3-2-4-4-4-3 0-39 26-62 76-20 41-24 84-24 117 0 29 4 75 25 119 23 47 58 72 61 72 2 0 4-1 4-4z"><text:p/></draw:path><draw:path draw:style-name="gr1059" draw:text-style-name="P99" svg:width="0.1083in" svg:height="0.1024in" svg:x="0.2764in" svg:y="0.0217in" svg:viewBox="0 0 276 261" svg:d="M45 232c-3 15-4 17-35 17-7 0-10 0-10 8 0 4 3 4 10 4 46 0 92 0 139 0 60 0 106-45 106-81 0-28-23-50-60-55 40-7 81-36 81-72 0-29-26-53-72-53-43 0-87 0-130 0-8 0-11 0-11 8 0 4 3 4 11 4 1 0 7 0 14 0 7 1 11 1 11 7 0 1-1 2-2 7-18 68-34 138-52 206zM103 122c8-32 17-64 25-96 3-13 4-14 21-14 16 0 33 0 49 0 34 0 43 22 43 40 0 34-34 70-80 70-19 0-39 0-58 0zM86 249c-6 0-6 0-8 0-4 0-5-1-5-3 0-1 0-2 2-9 9-35 17-71 26-106 24 0 50 0 74 0 36 0 44 28 44 45 0 36-34 73-80 73-18 0-36 0-53 0z"><text:p/></draw:path><draw:path draw:style-name="gr1059" draw:text-style-name="P99" svg:width="0.1346in" svg:height="0.0787in" svg:x="0.4437in" svg:y="0.0476in" svg:viewBox="0 0 343 201" svg:d="M301 109c-22 15-31 32-35 36-17 27-13 34-20 52 0 4 5 4 8 4 7 0 7-1 8-8 9-37 32-70 76-88 4-1 5-2 5-4 0-3-2-4-3-4-17-7-64-27-78-92-1-4-1-5-8-5-3 0-8 0-8 4 0 1 4 26 19 52 8 11 20 24 36 37-95 0-191 0-287 0-7 0-14 0-14 8s7 8 14 8c96 0 192 0 287 0z"><text:p/></draw:path><draw:path draw:style-name="gr1059" draw:text-style-name="P99" svg:width="0.1083in" svg:height="0.1024in" svg:x="0.6358in" svg:y="0.0217in" svg:viewBox="0 0 276 261" svg:d="M46 232c-4 15-4 17-35 17-7 0-11 0-11 8 0 4 4 4 11 4 46 0 91 0 138 0 61 0 106-45 106-81 0-28-22-50-59-55 39-7 80-36 80-72 0-29-25-53-71-53-43 0-87 0-130 0-8 0-11 0-11 8 0 4 3 4 11 4 4 0 8 0 14 0 7 1 10 1 10 7 0 1 0 2-1 7-18 68-34 138-52 206zM105 122c7-32 16-64 24-96 3-13 4-14 21-14 16 0 33 0 49 0 34 0 42 22 42 40 0 34-33 70-80 70-19 0-38 0-56 0zM87 249c-6 0-6 0-9 0s-4-1-4-3c0-1 0-2 2-9 9-35 18-71 26-106 25 0 49 0 73 0 37 0 45 28 45 45 0 36-35 73-80 73-18 0-35 0-53 0z"><text:p/></draw:path><draw:path draw:style-name="gr1059" draw:text-style-name="P99" svg:width="0.0346in" svg:height="0.1508in" svg:x="0.7614in" svg:y="0.011in" svg:viewBox="0 0 89 384" svg:d="M89 193c0-30-3-77-25-121-23-47-56-72-61-72-2 0-3 2-3 4 0 1 0 3 8 9 37 39 59 99 59 180 0 65-14 132-63 181-4 5-4 5-4 6 0 3 1 4 3 4 5 0 40-26 62-74 20-43 24-86 24-117z"><text:p/></draw:path><draw:path draw:style-name="gr1059" draw:text-style-name="P99" svg:width="0.135in" svg:height="0.0787in" svg:x="0.8626in" svg:y="0.0476in" svg:viewBox="0 0 344 201" svg:d="M301 109c-20 15-31 32-34 36-17 27-14 34-21 52 0 4 5 4 8 4 7 0 7-1 9-8 9-37 32-70 75-88 4-1 6-2 6-4 0-3-2-3-3-4-18-7-64-27-79-92-1-4-1-5-8-5-3 0-8 0-8 4 0 1 4 26 20 52 8 11 19 24 35 37-95 0-191 0-287 0-6 0-14 0-14 8s8 8 14 8c96 0 192 0 287 0z"><text:p/></draw:path><draw:path draw:style-name="gr1059" draw:text-style-name="P99" svg:width="0.0346in" svg:height="0.1508in" svg:x="1.0638in" svg:y="0.011in" svg:viewBox="0 0 89 384" svg:d="M89 380c0-1 0-1-5-8-49-48-62-122-62-179 0-67 15-134 63-182 4-4 4-6 4-7 0-3-1-4-3-4-5 0-39 26-62 76-20 41-24 84-24 117 0 29 4 75 25 119 23 47 56 72 61 72 2 0 3-1 3-4z"><text:p/></draw:path><draw:path draw:style-name="gr1059" draw:text-style-name="P99" svg:width="0.1039in" svg:height="0.1079in" svg:x="1.1134in" svg:y="0.0161in" svg:viewBox="0 0 265 275" svg:d="M56 231c-15 25-31 30-47 31-6 2-9 2-9 8 0 3 2 5 6 5 9 0 22-2 33-2 13 0 26 2 38 2 2 0 8 0 8-7 0-4-4-6-7-6-9 0-17-3-17-13 0-4 2-9 5-14 10-16 19-32 29-48 32 0 65 0 96 0 2 8 7 59 7 63 0 11-20 12-27 12-6 0-10 0-10 8 0 5 3 3 5 5 17 0 33-2 49-2 9 0 34 2 44 2 2 0 6 0 6-8 0-5-3-5-9-5-24 0-24-2-25-13-8-79-15-159-23-239-1-8-1-10-8-10-5 0-7 3-10 7-45 74-89 149-134 224zM102 175c26-43 51-85 76-127 5 42 8 84 12 127-29 0-58 0-88 0z"><text:p/></draw:path><draw:path draw:style-name="gr1059" draw:text-style-name="P99" svg:width="0.1346in" svg:height="0.0787in" svg:x="1.272in" svg:y="0.0476in" svg:viewBox="0 0 343 201" svg:d="M301 109c-20 15-31 32-35 36-16 27-13 34-20 52 0 4 5 4 8 4 7 0 7-1 9-8 9-37 31-70 75-88 4-1 5-2 5-4 0-3-1-3-2-4-18-7-64-27-79-92-1-4-1-5-8-5-3 0-8 0-8 4 0 1 4 26 20 52 8 11 19 24 35 37-95 0-191 0-287 0-6 0-14 0-14 8s8 8 14 8c96 0 192 0 287 0z"><text:p/></draw:path><draw:path draw:style-name="gr1059" draw:text-style-name="P99" svg:width="0.1039in" svg:height="0.1079in" svg:x="1.4638in" svg:y="0.0161in" svg:viewBox="0 0 265 275" svg:d="M56 231c-15 25-31 30-47 31-6 2-9 2-9 8 0 3 2 5 6 5 9 0 22-2 33-2 13 0 26 2 38 2 2 0 8 0 8-7 0-4-4-6-7-6-9 0-17-3-17-13 0-4 2-9 5-14 10-16 19-32 29-48 33 0 65 0 98 0 0 8 5 59 5 63 0 11-20 12-27 12-6 0-10 0-10 8 0 5 3 3 5 5 17 0 33-2 49-2 9 0 34 2 44 2 2 0 6 0 6-8 0-5-3-5-9-5-24 0-24-2-25-13-8-79-15-159-23-239-1-8-1-10-8-10-5 0-7 3-10 7-45 74-89 149-134 224zM102 175c26-43 51-85 76-127 5 42 9 84 13 127-29 0-59 0-89 0z"><text:p/></draw:path><draw:path draw:style-name="gr1059" draw:text-style-name="P99" svg:width="0.0346in" svg:height="0.1508in" svg:x="1.5815in" svg:y="0.011in" svg:viewBox="0 0 89 384" svg:d="M89 193c0-30-4-77-25-121-23-47-56-72-61-72-2 0-3 2-3 4 0 1 0 3 7 9 38 39 60 99 60 180 0 65-14 132-63 181-4 5-4 5-4 6 0 3 1 4 3 4 5 0 39-26 62-74 20-43 24-86 24-117z"><text:p/></draw:path><draw:path draw:style-name="gr1059" draw:text-style-name="P99" svg:width="0.0161in" svg:height="0.0157in" svg:x="1.6449in" svg:y="0.1083in" svg:viewBox="0 0 42 41" svg:d="M42 21c0-11-10-21-21-21s-21 10-21 21 10 20 21 20 21-9 21-20z"><text:p/></draw:path><draw:path draw:style-name="gr1059" draw:text-style-name="P99" svg:width="0.0744in" svg:height="0.1059in" svg:x="1.6823in" svg:y="0.0193in" svg:viewBox="0 0 190 270" svg:d="M90 4c0-1 0-4-5-4-9 0-38 3-48 3-3 1-6 1-6 8 0 5 3 5 9 5 18 0 19 3 19 7-1 2-1 6-2 8-18 73-36 147-55 220-2 6-2 6-2 8 0 9 8 11 11 11 7 0 13-4 14-10 3-10 6-20 8-29 3-11 6-22 9-33 2-9 4-18 6-27 0-2 4-14 5-16 1-5 13-25 25-36 9-6 21-14 38-14 16 0 20 14 20 28 0 20-14 62-24 84-2 9-4 14-4 21 0 19 13 32 32 32 36 0 50-56 50-59s-3-3-5-3c-3 0-3 1-6 6-5 21-17 47-39 47-7 0-9-3-9-12 0-10 3-18 7-27 6-16 24-62 24-84 0-25-16-41-45-41-25 0-43 12-58 29 10-40 21-81 31-122z"><text:p/></draw:path><draw:path draw:style-name="gr1059" draw:text-style-name="P99" svg:width="0.0717in" svg:height="0.0047in" svg:x="1.7732in" svg:y="0.0409in" svg:viewBox="0 0 183 13" svg:d="M172 13c4 0 11 0 11-6 0-7-7-7-11-7-54 0-107 0-161 0-4 0-11 0-11 5 0 8 6 8 11 8 54 0 107 0 161 0z"><text:p/></draw:path><draw:path draw:style-name="gr1059" draw:text-style-name="P99" svg:width="0.0382in" svg:height="0.0701in" svg:x="1.8685in" svg:y="0in" svg:viewBox="0 0 98 179" svg:d="M61 8c0-8 0-8-8-8-18 16-42 18-53 18 0 3 0 6 0 9 7 0 24 0 39-7 0 46 0 91 0 137 0 9 0 12-27 12-3 0-8 0-11 0 0 3 0 7 0 10 6 0 39-1 49-1 8 0 42 1 48 1 0-3 0-7 0-10-3 0-7 0-10 0-27 0-27-3-27-12 0-50 0-100 0-149z"><text:p/></draw:path><draw:path draw:style-name="gr1059" draw:text-style-name="P99" svg:width="0.0591in" svg:height="0.0583in" svg:x="1.9673in" svg:y="0.0575in" svg:viewBox="0 0 151 149" svg:d="M151 75c0-42-35-75-76-75s-75 34-75 75c0 40 34 74 75 74s76-34 76-74zM75 134c-33 0-60-27-60-59 0-33 27-60 60-60s60 26 60 60c0 33-27 59-60 59z"><text:p/></draw:path><draw:path draw:style-name="gr1059" draw:text-style-name="P99" svg:width="0.0756in" svg:height="0.137in" svg:x="2.0772in" svg:y="0.0185in" svg:viewBox="0 0 193 349" svg:d="M121 117c11 0 23 0 34 0 8 0 11 1 11-7 0-5-3-5-10-5-11 0-22 0-33 0 4-15 6-29 9-44 1-7 7-35 9-39 3-8 10-13 19-13 1 0 11 0 18 6-16 1-21 16-21 21 0 9 7 13 15 13 10 0 21-7 21-23 0-17-18-26-33-26-14 0-38 7-50 45-2 8-3 12-12 60-9 0-19 0-28 0-6 0-11 0-11 8 0 5 4 4 11 4 9 0 17 0 26 0-10 51-20 102-30 152-7 37-13 71-33 71-2 0-11 0-19-6 18-1 21-14 21-21 0-9-6-13-14-13-10 0-21 9-21 23 0 17 17 26 33 26 21 0 36-22 44-37 12-24 21-70 21-74 8-39 15-80 23-121z"><text:p/></draw:path><draw:path draw:style-name="gr1059" draw:text-style-name="P99" svg:width="0.0587in" svg:height="0.0583in" svg:x="2.2024in" svg:y="0.0575in" svg:viewBox="0 0 150 149" svg:d="M150 75c0-42-34-75-75-75-42 0-75 34-75 75 0 40 33 74 75 74 41 0 75-34 75-74zM75 134c-33 0-60-27-60-59 0-33 27-60 60-60 32 0 59 26 59 60 0 33-27 59-59 59z"><text:p/></draw:path><draw:path draw:style-name="gr1059" draw:text-style-name="P99" svg:width="0.0744in" svg:height="0.1059in" svg:x="2.3118in" svg:y="0.0193in" svg:viewBox="0 0 190 270" svg:d="M90 4c0-1 0-4-5-4-9 0-37 3-46 3-4 1-8 1-8 8 0 5 3 5 9 5 18 0 19 3 19 7 0 2-1 6-1 8-18 73-37 147-56 220-2 6-2 6-2 8 0 9 8 11 12 11 6 0 12-4 14-10 3-10 5-20 7-29 3-11 6-22 9-33 2-9 4-18 6-27 2-2 5-14 5-16 1-5 13-25 26-36 9-6 20-14 38-14 16 0 21 14 21 28 0 20-16 62-25 84-3 9-5 14-5 21 0 19 13 32 32 32 36 0 50-56 50-59s-3-3-4-3c-4 0-4 1-6 6-6 21-18 47-39 47-7 0-10-3-10-12 0-10 3-18 8-27 5-16 23-62 23-84 0-25-16-41-44-41-26 0-43 12-57 29 9-40 19-81 29-122z"><text:p/></draw:path></draw:g></text:span><text:span text:style-name="T75"><text:s/></text:span><text:span text:style-name="T78">ונוכיח שהיא הופכית. </text:span></text:p>
      <text:list xml:id="list61664228" text:style-name="L5">
        <text:list-item>
          <text:p text:style-name="P90"><text:span text:style-name="T9">הופכי מימין: </text:span><text:span text:style-name="T76">נוכיח </text:span><text:span text:style-name="T76"><draw:g text:anchor-type="as-char" svg:y="-0.1075in" draw:z-index="246" draw:name="Shape260" draw:style-name="gr1057"><svg:title>TexMaths</svg:title><svg:desc>11§inline§\vphi \circ \psi= id_{B \to B}§svg§600§FALSE§</svg:desc><draw:path draw:style-name="gr1058" draw:text-style-name="P98" svg:width="0.974in" svg:height="0.122in" svg:x="-0.0004in" svg:y="0.0079in" svg:viewBox="0 0 2475 311" svg:d="M1238 311c-413 0-825 0-1238 0 0-103 0-208 0-311 825 0 1649 0 2475 0 0 103 0 208 0 311-413 0-826 0-1237 0z"><text:p/></draw:path><draw:path draw:style-name="gr1059" draw:text-style-name="P99" svg:width="0.0862in" svg:height="0.0992in" svg:x="-0.0004in" svg:y="0.0402in" svg:viewBox="0 0 220 253" svg:d="M46 234c-1 6-2 6-2 8 0 9 8 11 11 11 2 0 11-1 14-10 1-3 4-16 15-69 3 0 5 0 12 0 65 0 124-61 124-121 0-30-15-53-44-53-56 0-79 74-102 150-42-8-64-30-64-58 0-11 9-52 32-80 3-3 3-3 3-4 0-2-1-5-4-5-11 0-41 56-41 94 0 36 25 64 67 74-6 20-14 42-21 63zM99 152c-2 0-3 0-7 0s-4-1-4-2c0-2 7-36 8-42 11-50 42-86 76-86 26 0 37 21 37 40 0 43-49 90-110 90z"><text:p/></draw:path><draw:path draw:style-name="gr1059" draw:text-style-name="P99" svg:width="0.0591in" svg:height="0.0587in" svg:x="0.1335in" svg:y="0.0382in" svg:viewBox="0 0 151 150" svg:d="M151 75c0-42-34-75-75-75-42 0-76 34-76 75s34 75 76 75c41 0 75-34 75-75zM76 134c-34 0-61-27-61-59 0-33 28-60 61-60 32 0 59 27 59 60s-27 59-59 59z"><text:p/></draw:path><draw:path draw:style-name="gr1059" draw:text-style-name="P99" svg:width="0.0917in" svg:height="0.1354in" svg:x="0.2398in" svg:y="0in" svg:viewBox="0 0 234 345" svg:d="M175 10c1-1 1-3 1-6s-2-4-4-4c-4 0-5 1-6 8-22 84-43 169-65 254-28-3-44-18-44-43 0-8 0-19 21-72 2-4 5-11 5-18 0-18-13-31-32-31-37 0-51 55-51 58 0 5 3 2 4 5 5 0 5-1 7-7 10-37 25-48 39-48 3 0 9 0 9 12 0 11-3 20-8 34-19 47-19 57-19 64 0 36 31 51 67 55-2 13-2 14-8 34-1 4-8 36-8 37 1 1 0 3 4 3 1 0 2 0 3-1s4-11 5-16c4-19 10-38 14-57 14 0 48 0 85-41 16-18 24-35 28-45s12-44 12-61c0-22-11-26-17-26-9 0-19 10-19 18 0 5 2 7 6 11s14 14 14 33c0 24-20 55-34 68-34 35-59 35-73 35 21-84 43-168 64-253z"><text:p/></draw:path><draw:path draw:style-name="gr1059" draw:text-style-name="P99" svg:width="0.1004in" svg:height="0.035in" svg:x="0.3909in" svg:y="0.0496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398in" svg:height="0.1008in" svg:x="0.5469in" svg:y="0.0051in" svg:viewBox="0 0 102 257" svg:d="M98 13c0-8-4-13-14-13s-20 10-20 20c0 7 4 14 14 14 9 0 20-9 20-21zM69 158c5-11 5-12 9-22 2-7 5-13 5-21 0-17-13-30-32-30-37 0-51 55-51 58 0 4 3 4 4 4 5 0 5-1 7-6 10-37 25-49 39-49 3 0 9 0 9 12 0 9-2 17-4 21-3 10-20 54-26 70-5 11-9 23-9 32 0 17 13 30 32 30 36 0 50-56 50-59s-4-3-5-3c-3 0-3 1-6 6-6 24-19 49-39 49-7 0-9-5-9-14s2-15 11-38c5-13 10-26 15-40z"><text:p/></draw:path><draw:path draw:style-name="gr1059" draw:text-style-name="P99" svg:width="0.072in" svg:height="0.1063in" svg:x="0.6008in" svg:y="0in" svg:viewBox="0 0 184 271" svg:d="M184 4c-2-1 0-4-6-4-5 0-42 3-48 4-3 0-6 3-6 8s4 5 9 5c19 0 20 2 20 6 0 2-1 6-1 8-8 31-16 60-23 91-8-14-19-24-37-24-45 0-92 56-92 111 0 36 21 62 52 62 7 0 26-1 49-29 4 17 17 29 35 29 14 0 24-9 29-21 7-15 12-38 12-39 0-3-3-3-5-3-4 0-4 1-5 7-6 25-14 48-29 48-11 0-13-11-13-19 0-9 2-11 3-17 18-74 37-149 56-223zM103 221c-2 7-2 8-7 14-18 21-33 28-44 28-19 0-24-22-24-36 0-20 12-66 20-84 13-23 30-37 46-37 25 0 30 31 30 34 0 2-1 4-1 6-6 26-13 50-20 75z"><text:p/></draw:path><draw:path draw:style-name="gr1059" draw:text-style-name="P99" svg:width="0.0811in" svg:height="0.0724in" svg:x="0.6815in" svg:y="0.0555in" svg:viewBox="0 0 207 185" svg:d="M32 164c-2 9-2 11-23 11-5 0-9 0-9 5s3 5 9 5c35 0 69 0 104 0 45 0 81-31 81-59 0-18-18-35-47-38 33-6 60-26 60-49 0-20-20-39-55-39-33 0-66 0-99 0-6 0-9 0-9 7 0 3 3 3 9 3 3 0 5 0 10 1 6 0 6 1 6 3 0 1 0 3-1 7-12 47-24 95-36 143zM76 85c5-22 11-43 16-65 3-9 3-10 14-10 14 0 27 0 41 0 28 0 33 19 33 29 0 22-24 46-60 46-14 0-30 0-44 0zM63 175c-9 0-9 0-9-2 0-1 0-2 1-6 7-25 12-50 19-75 18 0 38 0 57 0 25 0 35 18 35 33 0 27-27 50-60 50-15 0-29 0-43 0z"><text:p/></draw:path><draw:path draw:style-name="gr1059" draw:text-style-name="P99" svg:width="0.1043in" svg:height="0.0555in" svg:x="0.7795in" svg:y="0.0732in" svg:viewBox="0 0 266 142" svg:d="M228 78c-34 24-26 40-39 60 0 4 2 4 7 4 4 0 5 0 6-4 3-7 7-25 20-39 17-16 30-21 41-24 2-1 3-2 3-4 0-3-2-3-5-4-39-13-53-41-59-64-1-3-3-3-6-3-5 0-7 0-7 4 6 12 2 18 16 37 6 10 14 17 23 24-73 0-144 0-217 0-4 0-11 0-11 5 0 8 6 8 11 8 73 0 144 0 217 0z"><text:p/></draw:path><draw:path draw:style-name="gr1059" draw:text-style-name="P99" svg:width="0.0811in" svg:height="0.0724in" svg:x="0.9004in" svg:y="0.0555in" svg:viewBox="0 0 207 185" svg:d="M32 164c-3 9-3 11-24 11-5 0-8 0-8 5s3 5 8 5c35 0 69 0 104 0 46 0 81-31 81-59 0-18-18-35-47-38 33-6 61-26 61-49 0-20-21-39-56-39-33 0-66 0-99 0-5 0-9 0-9 7 0 3 3 3 9 3 1 0 5 0 11 1 5 0 5 1 5 3 0 1 0 3-1 7-12 47-23 95-35 143zM75 85c5-22 11-43 16-65 3-9 3-10 15-10 13 0 27 0 40 0 28 0 34 19 34 29 0 22-25 46-61 46-14 0-30 0-44 0zM62 175c-8 0-9 0-9-2 0-1 0-2 1-6 7-25 12-50 19-75 18 0 38 0 57 0 26 0 35 18 35 33 0 27-26 50-59 50-15 0-30 0-44 0z"><text:p/></draw:path></draw:g></text:span><text:span text:style-name="T76">: </text:span></text:p>
          <text:p text:style-name="P65"><draw:g text:anchor-type="as-char" svg:y="-0.1264in" draw:z-index="352" draw:name="Shape261" draw:style-name="gr1057"><svg:title>TexMaths</svg:title><svg:desc>11§inline§\forall f \in B \to B. (\vphi \circ \psi)(f) = \vphi(\psi(f)) = \vphi(h^{-1} \circ f \circ h) = \underbrace{h \circ h^{-1}}_{id_B} \circ f \circ \underbrace{h \circ h^{-1}}_{id_B} = f§svg§600§FALSE§</svg:desc><draw:path draw:style-name="gr1058" draw:text-style-name="P98" svg:width="5.2094in" svg:height="0.3413in" svg:x="0.0083in" svg:y="0.0083in" svg:viewBox="0 0 13233 868" svg:d="M6618 868c-2207 0-4412 0-6618 0 0-289 0-579 0-868 4411 0 8822 0 13233 0 0 289 0 579 0 868-2205 0-4411 0-6615 0z"><text:p/></draw:path><draw:path draw:style-name="gr1059" draw:text-style-name="P99" svg:width="0.0846in" svg:height="0.1083in" svg:x="0.0004in" svg:y="0.0287in" svg:viewBox="0 0 216 276" svg:d="M213 14c3-4 3-4 3-6 0-5-4-8-8-8-6 0-8 4-9 9-11 28-22 56-33 85-38 0-78 0-117 0-11-29-22-57-33-85-1-6-3-9-8-9-4 0-8 3-8 8 1 2 0 1 2 6 32 85 65 169 97 253 2 6 3 9 9 9 5 0 6-4 9-7 31-85 65-170 96-255zM55 109c35 0 70 0 106 0-18 46-36 91-53 138-18-47-35-92-53-138z"><text:p/></draw:path><draw:path draw:style-name="gr1059" draw:text-style-name="P99" svg:width="0.0756in" svg:height="0.1378in" svg:x="0.0933in" svg:y="0.0268in" svg:viewBox="0 0 193 351" svg:d="M121 118c11 0 23 0 34 0 8 0 11 0 11-8 0-4-3-4-10-4-11 0-21 0-32 0 2-15 6-30 8-44 1-8 7-36 9-40 4-8 10-13 19-13 1 0 11 0 18 6-16 2-21 16-21 21 0 9 7 14 15 14 9 0 21-9 21-24 0-17-18-26-33-26-14 0-38 7-50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1059" draw:text-style-name="P99" svg:width="0.076in" svg:height="0.0874in" svg:x="0.2307in" svg:y="0.0524in" svg:viewBox="0 0 194 223" svg:d="M180 120c6 0 14 0 14-8 0-7-8-7-14-7-55 0-109 0-164 0 5-52 49-90 104-90 20 0 41 0 60 0 6 0 14 0 14-7 0-8-8-8-14-8-21 0-40 0-61 0-66 0-119 50-119 112s53 111 119 111c21 0 40 0 61 0 6 0 14 0 14-7 0-8-8-8-14-8-19 0-40 0-60 0-55 0-99-36-104-88 55 0 109 0 164 0z"><text:p/></draw:path><draw:path draw:style-name="gr1059" draw:text-style-name="P99" svg:width="0.1083in" svg:height="0.1031in" svg:x="0.3685in" svg:y="0.0303in" svg:viewBox="0 0 276 263" svg:d="M45 233c-3 16-4 19-35 19-7 0-10 0-10 8 0 3 3 3 10 3 46 0 92 0 139 0 60 0 106-45 106-82 0-29-23-51-60-56 40-7 81-36 81-72 0-29-26-53-72-53-43 0-87 0-130 0-8 0-11 0-11 8 0 3 3 3 11 3 4 0 7 0 14 1s11 1 11 7c0 1-1 2-2 6-18 70-34 139-52 208zM103 122c8-32 17-64 25-96 3-13 4-15 21-15 16 0 33 0 49 0 34 0 43 23 43 41 0 34-34 70-82 70-18 0-37 0-56 0zM86 252c-6 0-6 0-8-1-4 0-5-1-5-3 0-1 0-3 2-9 9-36 17-73 26-108 24 0 49 0 73 0 37 0 45 29 45 45 0 38-34 76-80 76-18 0-36 0-53 0z"><text:p/></draw:path><draw:path draw:style-name="gr1059" draw:text-style-name="P99" svg:width="0.1346in" svg:height="0.0787in" svg:x="0.5358in" svg:y="0.0563in" svg:viewBox="0 0 343 201" svg:d="M301 109c-22 15-31 32-35 36-17 28-14 34-21 52 0 4 6 4 8 4 7 0 8 0 9-7 9-38 32-71 76-88 4-1 5-3 5-5 0-3-2-4-3-4-17-7-64-27-78-91-1-5-2-6-9-6-2 0-8 0-8 4 0 2 5 26 20 52 8 11 20 24 36 38-95 0-191 0-287 0-7 0-14 0-14 7 0 8 7 8 14 8 96 0 192 0 287 0z"><text:p/></draw:path><draw:path draw:style-name="gr1059" draw:text-style-name="P99" svg:width="0.1083in" svg:height="0.1031in" svg:x="0.728in" svg:y="0.0303in" svg:viewBox="0 0 276 263" svg:d="M46 233c-4 16-4 19-35 19-7 0-11 0-11 8 0 3 4 3 11 3 46 0 91 0 137 0 62 0 107-45 107-82 0-29-22-51-59-56 39-7 80-36 80-72 0-29-25-53-71-53-43 0-87 0-130 0-8 0-11 0-11 8 0 3 3 3 11 3 4 0 8 0 14 1 7 1 10 1 10 7 0 1 0 2-1 6-18 70-34 139-52 208zM105 122c7-32 16-64 24-96 3-13 4-15 21-15 16 0 33 0 49 0 34 0 42 23 42 41 0 34-33 70-80 70-19 0-38 0-56 0zM87 252c-6 0-6 0-9-1-3 0-4-1-4-3 0-1 0-3 2-9 9-36 18-73 26-108 25 0 49 0 73 0 37 0 45 29 45 45 0 38-35 76-80 76-18 0-35 0-53 0z"><text:p/></draw:path><draw:path draw:style-name="gr1059" draw:text-style-name="P99" svg:width="0.0157in" svg:height="0.0157in" svg:x="0.8579in" svg:y="0.1177in" svg:viewBox="0 0 41 41" svg:d="M41 21c0-11-9-21-20-21s-21 10-21 21 10 20 21 20 20-9 20-20z"><text:p/></draw:path><draw:path draw:style-name="gr1059" draw:text-style-name="P99" svg:width="0.035in" svg:height="0.1516in" svg:x="0.902in" svg:y="0.0201in" svg:viewBox="0 0 90 386" svg:d="M90 383c0-1 0-2-6-9-49-48-61-122-61-180 0-67 14-136 62-183 5-5 5-5 5-7 0-3-2-4-4-4-3 0-39 26-62 76-20 42-24 85-24 118 0 29 4 77 25 120 25 47 58 72 61 72 2 0 4-1 4-3z"><text:p/></draw:path><draw:path draw:style-name="gr1059" draw:text-style-name="P99" svg:width="0.0862in" svg:height="0.1in" svg:x="0.9539in" svg:y="0.0669in" svg:viewBox="0 0 220 255" svg:d="M46 237c-2 5-2 5-2 7 0 9 8 11 11 11 2 0 11-1 14-10 1-3 4-16 15-70 3 0 5 0 12 0 65 0 124-61 124-121 0-31-15-54-44-54-56 0-79 75-103 151-41-8-63-30-63-57 0-11 9-54 32-81 3-3 2-3 3-4 0-2-1-5-4-5-11 0-41 57-41 94 0 36 25 64 66 74-7 21-13 43-20 65zM99 153c-2 0-3 0-7 0s-5-1-5-2 7-35 9-42c11-50 41-86 76-86 26 0 37 21 37 39 0 44-51 91-110 91z"><text:p/></draw:path><draw:path draw:style-name="gr1059" draw:text-style-name="P99" svg:width="0.0591in" svg:height="0.0587in" svg:x="1.0878in" svg:y="0.0669in" svg:viewBox="0 0 151 150" svg:d="M151 75c0-42-34-75-75-75-42 0-76 34-76 75s34 75 76 75c41 0 75-34 75-75zM76 134c-34 0-61-27-61-59 0-33 28-60 61-60 32 0 59 26 59 60 0 33-27 59-59 59z"><text:p/></draw:path><draw:path draw:style-name="gr1059" draw:text-style-name="P99" svg:width="0.0917in" svg:height="0.1362in" svg:x="1.1941in" svg:y="0.0287in" svg:viewBox="0 0 234 347" svg:d="M175 10c1-2 1-4 1-6 0-4-2-4-4-4-4 0-5 0-6 8-21 84-43 169-64 255-29-3-45-18-45-43 0-8 0-19 21-73 2-4 4-11 4-18 0-18-12-32-31-32-37 0-51 56-51 59 0 5 3 2 4 5 5 0 5-1 7-8 10-36 25-47 39-47 3 0 9 0 9 12 0 10-3 20-8 33-19 49-19 59-19 66 0 36 31 52 67 55-2 13-2 14-8 35-1 3-9 35-9 36 2 2 1 4 5 4 1 0 2 0 3-1s4-10 5-16c5-20 10-39 15-58 14 0 47 0 85-41 15-17 23-35 27-46 4-10 12-44 12-61 0-22-10-27-16-27-10 0-20 10-20 19 0 5 2 7 6 11 4 3 14 14 14 31 0 26-20 58-34 71-34 35-59 35-73 35 21-85 43-169 64-254z"><text:p/></draw:path><draw:path draw:style-name="gr1059" draw:text-style-name="P99" svg:width="0.035in" svg:height="0.1516in" svg:x="1.3028in" svg:y="0.0201in" svg:viewBox="0 0 90 386" svg:d="M90 194c0-31-4-77-25-121-23-48-57-73-61-73-2 0-4 1-4 4 0 2 0 2 8 9 38 38 60 99 60 181 0 66-14 133-62 182-6 5-6 6-6 7 0 2 2 3 4 3 4 0 39-26 62-75 20-42 24-85 24-117z"><text:p/></draw:path><draw:path draw:style-name="gr1059" draw:text-style-name="P99" svg:width="0.0346in" svg:height="0.1516in" svg:x="1.3685in" svg:y="0.0201in" svg:viewBox="0 0 89 386" svg:d="M89 383c0-1 0-2-7-9-47-48-60-122-60-180 0-67 15-136 63-183 4-5 4-5 4-7 0-3-1-4-3-4-5 0-39 26-62 76-20 42-24 85-24 118 0 29 4 77 25 120 23 47 56 72 61 72 2 0 3-1 3-3z"><text:p/></draw:path><draw:path draw:style-name="gr1059" draw:text-style-name="P99" svg:width="0.076in" svg:height="0.1378in" svg:x="1.4205in" svg:y="0.0268in" svg:viewBox="0 0 194 351" svg:d="M122 118c11 0 22 0 33 0 8 0 11 0 11-8 0-4-3-4-10-4-11 0-21 0-32 0 3-15 6-30 8-44 2-8 8-36 10-40 3-8 10-13 18-13 2 0 12 0 18 6-16 2-21 16-21 21 0 9 8 14 15 14 11 0 22-9 22-24 0-17-18-26-34-26-14 0-38 7-49 45-3 8-4 12-13 61-9 0-18 0-26 0s-13 0-13 7c0 5 4 5 11 5 9 0 17 0 26 0-10 50-19 101-29 153-8 37-13 72-34 72-1 0-11 0-19-7 19-1 22-15 22-21 0-9-7-13-14-13-10 0-22 8-22 23 0 17 18 26 33 26 22 0 37-22 44-37 12-25 21-71 22-74 8-41 15-82 23-122z"><text:p/></draw:path><draw:path draw:style-name="gr1059" draw:text-style-name="P99" svg:width="0.0346in" svg:height="0.1516in" svg:x="1.5122in" svg:y="0.0201in" svg:viewBox="0 0 89 386" svg:d="M89 194c0-31-4-77-25-121-23-48-56-73-61-73-2 0-3 1-3 4 0 2 0 2 7 9 38 38 60 99 60 181 0 66-14 133-63 182-4 5-4 6-4 7 0 2 1 3 3 3 5 0 39-26 62-75 20-42 24-85 24-117z"><text:p/></draw:path><draw:path draw:style-name="gr1059" draw:text-style-name="P99" svg:width="0.1004in" svg:height="0.035in" svg:x="1.6138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862in" svg:height="0.1in" svg:x="1.7728in" svg:y="0.0669in" svg:viewBox="0 0 220 255" svg:d="M47 237c-2 5-2 5-2 7 0 9 7 11 11 11 2 0 10-1 14-10 2-3 4-16 14-70 3 0 6 0 13 0 64 0 123-61 123-121 0-31-14-54-44-54-56 0-79 75-102 151-42-8-63-30-63-57 0-11 9-54 32-81 3-3 2-3 3-4 0-2-1-5-5-5-11 0-41 57-41 94 0 36 26 64 67 74-6 21-13 43-20 65zM100 153c-3 0-3 0-7 0s-5-1-5-2 7-35 8-42c12-50 43-86 77-86 26 0 37 21 37 39 0 44-50 91-110 91z"><text:p/></draw:path><draw:path draw:style-name="gr1059" draw:text-style-name="P99" svg:width="0.0346in" svg:height="0.1516in" svg:x="1.8803in" svg:y="0.0201in" svg:viewBox="0 0 89 386" svg:d="M89 383c0-1 0-2-7-9-48-48-60-122-60-180 0-67 14-136 62-183 5-5 5-5 5-7 0-3-1-4-3-4-5 0-40 26-62 76-20 42-24 85-24 118 0 29 3 77 25 120 23 47 56 72 61 72 2 0 3-1 3-3z"><text:p/></draw:path><draw:path draw:style-name="gr1059" draw:text-style-name="P99" svg:width="0.0917in" svg:height="0.1362in" svg:x="1.9287in" svg:y="0.0287in" svg:viewBox="0 0 234 347" svg:d="M175 10c0-2 1-4 1-6 0-4-3-4-4-4-5 0-5 0-7 8-21 84-43 169-64 255-30-3-44-18-44-43 0-8 0-19 21-73 1-4 4-11 4-18 0-18-12-32-31-32-37 0-51 56-51 59 0 5 3 5 4 5 4 0 5-1 6-8 11-36 26-47 39-47 4 0 10 0 10 12 0 10-4 20-8 33-19 49-19 59-19 66 0 36 30 52 67 55-3 13-3 14-9 35-1 3-9 35-9 36 2 2 0 4 5 4 1 0 3 0 3-1 2-1 5-10 6-16 4-20 9-39 14-58 14 0 48 0 85-41 15-17 24-35 28-46 4-10 12-44 12-61 0-22-11-27-17-27-10 0-20 10-20 19 0 5 3 7 7 11 4 3 13 14 13 31 0 26-20 58-33 71-34 35-60 35-73 35 21-85 43-169 64-254z"><text:p/></draw:path><draw:path draw:style-name="gr1059" draw:text-style-name="P99" svg:width="0.0346in" svg:height="0.1516in" svg:x="2.0441in" svg:y="0.0201in" svg:viewBox="0 0 89 386" svg:d="M89 383c0-1 0-2-6-9-49-48-61-122-61-180 0-67 14-136 63-183 4-5 4-5 4-7 0-3-1-4-3-4-5 0-39 26-62 76-20 42-24 85-24 118 0 29 4 77 25 120 23 47 56 72 61 72 2 0 3-1 3-3z"><text:p/></draw:path><draw:path draw:style-name="gr1059" draw:text-style-name="P99" svg:width="0.076in" svg:height="0.1378in" svg:x="2.0961in" svg:y="0.0268in" svg:viewBox="0 0 194 351" svg:d="M122 118c11 0 22 0 33 0 8 0 11 0 11-8 0-4-3-4-10-4-11 0-21 0-32 0 3-15 6-30 8-44 1-8 7-36 9-40 4-8 11-13 18-13 2 0 13 0 19 6-16 2-21 16-21 21 0 9 8 14 15 14 10 0 22-9 22-24 0-17-19-26-35-26-13 0-37 7-49 45-2 8-3 12-12 61-9 0-19 0-28 0-6 0-11 0-11 7 0 5 4 5 11 5 9 0 17 0 26 0-10 50-19 101-29 153-8 37-14 72-34 72-1 0-11 0-19-7 18-1 22-15 22-21 0-9-7-13-14-13-11 0-22 8-22 23 0 17 18 26 33 26 21 0 36-22 44-37 12-25 21-71 21-74 8-41 16-82 24-122z"><text:p/></draw:path><draw:path draw:style-name="gr1059" draw:text-style-name="P99" svg:width="0.035in" svg:height="0.1516in" svg:x="2.1874in" svg:y="0.0201in" svg:viewBox="0 0 90 386" svg:d="M90 194c0-31-4-77-25-121-23-48-57-73-61-73-2 0-4 1-4 4 0 2 0 2 8 9 38 38 60 99 60 181 0 66-14 133-63 182-5 5-5 6-5 7 0 2 2 3 4 3 4 0 39-26 62-75 20-42 24-85 24-117z"><text:p/></draw:path><draw:path draw:style-name="gr1059" draw:text-style-name="P99" svg:width="0.035in" svg:height="0.1516in" svg:x="2.2469in" svg:y="0.0201in" svg:viewBox="0 0 90 386" svg:d="M90 194c0-31-4-77-26-121-23-48-56-73-60-73-2 0-4 1-4 4 0 2 0 2 8 9 37 38 59 99 59 181 0 66-14 133-61 182-6 5-6 6-6 7 0 2 2 3 4 3 4 0 39-26 62-75 19-42 24-85 24-117z"><text:p/></draw:path><draw:path draw:style-name="gr1059" draw:text-style-name="P99" svg:width="0.1008in" svg:height="0.035in" svg:x="2.348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862in" svg:height="0.1in" svg:x="2.5079in" svg:y="0.0669in" svg:viewBox="0 0 220 255" svg:d="M46 237c-1 5-2 5-2 7 0 9 8 11 11 11 2 0 11-1 14-10 3-3 4-16 15-70 3 0 5 0 12 0 65 0 124-61 124-121 0-31-15-54-44-54-56 0-79 75-102 151-42-8-64-30-64-57 0-11 9-54 32-81 3-3 2-3 3-4 0-2-1-5-4-5-11 0-41 57-41 94 0 36 25 64 67 74-6 21-14 43-21 65zM100 153c-3 0-4 0-8 0s-4-1-4-2 7-35 8-42c12-50 42-86 76-86 27 0 37 21 37 39 0 44-49 91-109 91z"><text:p/></draw:path><draw:path draw:style-name="gr1059" draw:text-style-name="P99" svg:width="0.035in" svg:height="0.1516in" svg:x="2.6146in" svg:y="0.0201in" svg:viewBox="0 0 90 386" svg:d="M90 383c0-1 0-2-6-9-49-48-62-122-62-180 0-67 15-136 63-183 5-5 5-5 5-7 0-3-2-4-4-4-5 0-39 26-62 76-20 42-24 85-24 118 0 29 4 77 25 120 23 47 56 72 61 72 2 0 4-1 4-3z"><text:p/></draw:path><draw:path draw:style-name="gr1059" draw:text-style-name="P99" svg:width="0.0744in" svg:height="0.1067in" svg:x="2.6669in" svg:y="0.0287in" svg:viewBox="0 0 190 272" svg:d="M90 4c0-1 0-4-5-4-9 0-38 3-48 3-3 1-6 1-6 8 0 4 3 4 9 4 18 0 19 4 19 7 0 2-1 6-1 8-18 75-37 148-56 223-2 6-2 6-2 8 0 10 8 11 11 11 7 0 13-5 14-10 3-10 6-20 8-30 3-12 6-23 9-34 2-9 4-17 6-26 0-3 4-15 5-17 1-4 13-25 26-36 8-6 20-13 37-13 16 0 20 13 20 27 0 20-14 63-24 86-2 9-4 13-4 21 0 19 13 32 32 32 36 0 50-56 50-60 0-3-3-3-4-3-4 0-4 1-7 7-5 21-17 48-39 48-7 0-9-4-9-13 0-10 3-19 7-28 6-16 24-62 24-84 0-26-16-42-45-42-25 0-43 12-58 30 10-41 21-82 31-123z"><text:p/></draw:path><draw:path draw:style-name="gr1059" draw:text-style-name="P99" svg:width="0.0717in" svg:height="0.0047in" svg:x="2.7579in" svg:y="0.0496in" svg:viewBox="0 0 183 13" svg:d="M172 13c4 0 11 0 11-5 0-8-6-8-11-8-54 0-107 0-161 0-4 0-11 0-11 7 0 6 7 6 11 6 54 0 107 0 161 0z"><text:p/></draw:path><draw:path draw:style-name="gr1059" draw:text-style-name="P99" svg:width="0.0382in" svg:height="0.0701in" svg:x="2.8531in" svg:y="0.0083in" svg:viewBox="0 0 98 179" svg:d="M60 8c0-8 0-8-7-8-18 17-42 18-53 18 0 3 0 5 0 8 7 0 24 0 38-7 0 46 0 92 0 138 0 9 0 12-26 12-3 0-7 0-10 0 0 4 0 7 0 10 5 0 38-1 47-1s43 1 49 1c0-3 0-6 0-10-3 0-7 0-10 0-28 0-28-3-28-12 0-49 0-100 0-149z"><text:p/></draw:path><draw:path draw:style-name="gr1059" draw:text-style-name="P99" svg:width="0.0591in" svg:height="0.0587in" svg:x="2.952in" svg:y="0.0669in" svg:viewBox="0 0 151 150" svg:d="M151 75c0-42-35-75-75-75-42 0-76 34-76 75s34 75 76 75c40 0 75-34 75-75zM76 134c-34 0-61-27-61-59 0-33 27-60 61-60 32 0 59 26 59 60 0 33-27 59-59 59z"><text:p/></draw:path><draw:path draw:style-name="gr1059" draw:text-style-name="P99" svg:width="0.0752in" svg:height="0.1378in" svg:x="3.0614in" svg:y="0.0268in" svg:viewBox="0 0 192 351" svg:d="M121 118c11 0 23 0 34 0 8 0 11 0 11-8 0-4-3-4-10-4-11 0-21 0-32 0 3-15 6-30 8-44 1-8 7-36 9-40 4-8 11-13 18-13 2 0 12 0 19 6-16 2-21 16-21 21 0 9 7 14 15 14 10 0 20-9 20-24 0-17-17-26-33-26-13 0-37 7-49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1059" draw:text-style-name="P99" svg:width="0.0591in" svg:height="0.0587in" svg:x="3.1866in" svg:y="0.0669in" svg:viewBox="0 0 151 150" svg:d="M151 75c0-42-36-75-76-75-42 0-75 34-75 75s33 75 75 75c40 0 76-34 76-75zM75 134c-33 0-60-27-60-59 0-33 27-60 60-60 32 0 59 26 59 60 0 33-27 59-59 59z"><text:p/></draw:path><draw:path draw:style-name="gr1059" draw:text-style-name="P99" svg:width="0.074in" svg:height="0.1067in" svg:x="3.2965in" svg:y="0.0287in" svg:viewBox="0 0 189 272" svg:d="M89 4c0-1 0-4-4-4-10 0-38 3-48 3-3 1-7 1-7 8 0 4 3 4 9 4 18 0 19 4 19 7 0 2-1 6-1 8-19 75-37 148-56 223-1 6-1 6-1 8 0 10 8 11 11 11 6 0 12-5 14-10 2-10 5-20 7-30 3-12 5-23 9-34 2-9 4-17 6-26 1-3 5-15 5-17 1-4 13-25 26-36 9-6 21-13 38-13 16 0 20 13 20 27 0 20-15 63-24 86-3 9-5 13-5 21 0 19 14 32 32 32 36 0 50-56 50-60 0-3-3-3-4-3-5 0-5 1-6 7-6 21-18 48-39 48-7 0-10-4-10-13 0-10 4-19 8-28 5-16 23-62 23-84 0-26-16-42-44-42-25 0-43 12-58 30 10-41 20-82 30-123z"><text:p/></draw:path><draw:path draw:style-name="gr1059" draw:text-style-name="P99" svg:width="0.0346in" svg:height="0.1516in" svg:x="3.3846in" svg:y="0.0201in" svg:viewBox="0 0 89 386" svg:d="M89 194c0-31-4-77-25-121-23-48-56-73-61-73-2 0-3 1-3 4 0 2 0 2 7 9 38 38 60 99 60 181 0 66-14 133-63 182-4 5-4 6-4 7 0 2 1 3 3 3 5 0 39-26 62-75 20-42 24-85 24-117z"><text:p/></draw:path><draw:path draw:style-name="gr1059" draw:text-style-name="P99" svg:width="0.1004in" svg:height="0.035in" svg:x="3.4858in" svg:y="0.0783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744in" svg:height="0.1067in" svg:x="3.6461in" svg:y="0.0287in" svg:viewBox="0 0 190 272" svg:d="M90 4c0-1 0-4-5-4-9 0-37 3-48 3-2 1-6 1-6 8 0 4 3 4 9 4 18 0 19 4 19 7 0 2-1 6-1 8-18 75-37 148-56 223-2 6-2 6-2 8 0 10 8 11 11 11 7 0 13-5 14-10 3-10 6-20 8-30 3-12 5-23 9-34 2-9 4-17 6-26 2-3 4-15 5-17 1-4 13-25 26-36 8-6 20-13 37-13 16 0 20 13 20 27 0 20-14 63-23 86-3 9-5 13-5 21 0 19 13 32 32 32 36 0 50-56 50-60 0-3-3-3-4-3-5 0-5 1-7 7-5 21-17 48-38 48-7 0-10-4-10-13 0-10 3-19 7-28 6-16 24-62 24-84 0-26-16-42-45-42-25 0-43 12-58 30 10-41 21-82 31-123z"><text:p/></draw:path><draw:path draw:style-name="gr1059" draw:text-style-name="P99" svg:width="0.0591in" svg:height="0.0587in" svg:x="3.7677in" svg:y="0.0669in" svg:viewBox="0 0 151 150" svg:d="M151 75c0-42-35-75-76-75-42 0-75 34-75 75s33 75 75 75c41 0 76-34 76-75zM75 134c-33 0-60-27-60-59 0-33 27-60 60-60s59 26 59 60c0 33-26 59-59 59z"><text:p/></draw:path><draw:path draw:style-name="gr1059" draw:text-style-name="P99" svg:width="0.074in" svg:height="0.1067in" svg:x="3.8776in" svg:y="0.0287in" svg:viewBox="0 0 189 272" svg:d="M89 4c0-1 0-4-4-4-9 0-38 3-48 3-3 1-7 1-7 8 0 4 3 4 9 4 18 0 19 4 19 7 0 2-1 6-1 8-18 75-37 148-56 223-1 6-1 6-1 8 0 10 8 11 11 11 6 0 12-5 14-10 3-10 6-20 8-30 2-12 6-23 8-34 2-9 4-17 6-26 1-3 5-15 5-17 1-4 13-25 26-36 9-6 21-13 38-13 16 0 20 13 20 27 0 20-15 63-24 86-3 9-5 13-5 21 0 19 14 32 32 32 36 0 50-56 50-60 0-3-3-3-4-3-5 0-5 1-6 7-6 21-18 48-39 48-7 0-10-4-10-13 0-10 4-19 8-28 5-16 23-62 23-84 0-26-16-42-44-42-25 0-43 12-58 30 10-41 20-82 30-123z"><text:p/></draw:path><draw:path draw:style-name="gr1059" draw:text-style-name="P99" svg:width="0.072in" svg:height="0.0047in" svg:x="3.9681in" svg:y="0.0421in" svg:viewBox="0 0 184 13" svg:d="M173 13c4 0 11 0 11-6 0-7-7-7-11-7-54 0-108 0-162 0-4 0-11 0-11 7 0 6 7 6 11 6 54 0 108 0 162 0z"><text:p/></draw:path><draw:path draw:style-name="gr1059" draw:text-style-name="P99" svg:width="0.0386in" svg:height="0.0701in" svg:x="4.0634in" svg:y="0.0004in" svg:viewBox="0 0 99 179" svg:d="M62 8c0-8-1-8-9-8-17 18-42 18-53 18 0 3 0 6 0 10 7 0 24 0 40-8 0 46 0 91 0 137 0 9 0 14-28 14-3 0-7 0-10 0 0 2 0 5 0 8 5 0 39-1 49-1 7 0 41 1 48 1 0-3 0-6 0-8-3 0-8 0-11 0-26 0-26-5-26-14 0-49 0-100 0-149z"><text:p/></draw:path><draw:path draw:style-name="gr1059" draw:text-style-name="P99" svg:width="0.0732in" svg:height="0.0504in" svg:x="3.6343in" svg:y="0.1472in" svg:viewBox="0 0 187 129" svg:d="M187 94c0-9 0-11-5-11-25-2-63-4-97-21-42-21-59-45-67-61-1-1-4-1-9-1-9 0-9 0-9 10 0 2 0 3 0 5 52 95 139 114 178 114 9 0 9 0 9-11 0-8 0-17 0-24z"><text:p/></draw:path><draw:path draw:style-name="gr1059" draw:text-style-name="P99" svg:width="0.1039in" svg:height="0.0177in" svg:x="3.7063in" svg:y="0.1795in" svg:viewBox="0 0 265 46" svg:d="M132 46c-44 0-88 0-132 0 0-15 0-31 0-46 88 0 177 0 265 0 0 15 0 31 0 46-44 0-89 0-133 0z"><text:p/></draw:path><draw:path draw:style-name="gr1059" draw:text-style-name="P99" svg:width="0.0732in" svg:height="0.0504in" svg:x="3.8091in" svg:y="0.1795in" svg:viewBox="0 0 187 129" svg:d="M187 112c-52-94-139-112-178-112-9 0-9 0-9 11 0 8 0 17 0 24 0 9 0 11 6 11 24 0 62 4 96 21 42 20 59 45 67 60 1 2 4 2 9 2 9 0 9 0 9-10 0-2 0-5 0-7z"><text:p/></draw:path><draw:path draw:style-name="gr1059" draw:text-style-name="P99" svg:width="0.0732in" svg:height="0.0504in" svg:x="3.8756in" svg:y="0.1795in" svg:viewBox="0 0 187 129" svg:d="M187 11c0-11 0-11-9-11-39 0-126 19-178 112 0 2 0 5 0 7 0 10 0 10 9 10 8 0 8 0 10-4 32-50 84-78 163-79 5 0 5-3 5-11 0-7 0-16 0-24z"><text:p/></draw:path><draw:path draw:style-name="gr1059" draw:text-style-name="P99" svg:width="0.1039in" svg:height="0.0177in" svg:x="3.9476in" svg:y="0.1795in" svg:viewBox="0 0 265 46" svg:d="M133 46c-44 0-89 0-133 0 0-15 0-31 0-46 88 0 177 0 265 0 0 15 0 31 0 46-44 0-88 0-132 0z"><text:p/></draw:path><draw:path draw:style-name="gr1059" draw:text-style-name="P99" svg:width="0.0736in" svg:height="0.0504in" svg:x="4.05in" svg:y="0.1472in" svg:viewBox="0 0 188 129" svg:d="M188 10c0-10-1-10-10-10-7 0-7 0-10 2-32 51-84 78-162 81-6 0-6 2-6 11 0 7 0 16 0 24 0 11 0 11 9 11 39 0 126-19 179-114 0-2 0-3 0-5z"><text:p/></draw:path><draw:path draw:style-name="gr1059" draw:text-style-name="P99" svg:width="0.0315in" svg:height="0.0713in" svg:x="3.7858in" svg:y="0.272in" svg:viewBox="0 0 81 182" svg:d="M75 10c0-4-4-10-11-10-8 0-16 7-16 14 0 5 4 10 11 10 8 0 16-7 16-14zM20 147c-1 4-3 7-3 11 0 14 10 24 26 24 26 0 38-38 38-42s-3-4-4-4c-3 0-3 3-4 5-7 22-19 33-29 33-6 0-8-3-8-10 0-6 2-11 5-17 3-7 6-15 8-22 3-6 13-30 14-34 1-3 2-6 2-8 0-14-11-24-27-24-26 0-38 38-38 42s3 4 4 4c4 0 5-2 5-5 7-23 20-33 29-33 5 0 7 2 7 10 0 6-2 10-9 26-5 15-11 30-16 44z"><text:p/></draw:path><draw:path draw:style-name="gr1059" draw:text-style-name="P99" svg:width="0.0543in" svg:height="0.0744in" svg:x="3.8307in" svg:y="0.2685in" svg:viewBox="0 0 139 190" svg:d="M138 8c0-1 1-4 1-5s-1-3-5-3c-5 0-27 2-34 2-2 1-7 1-7 7 0 3 5 3 8 3 12 0 12 2 12 5 0 2 0 3-1 6-5 21-10 41-15 62-6-10-15-17-28-17-34 0-69 39-69 77 0 27 18 45 41 45 14 0 27-8 38-18 5 15 21 18 28 18 10 0 16-5 21-14 6-11 10-26 10-27 0-4-4-4-5-4-3 0-4 1-5 9-4 13-9 29-20 29-8 0-9-6-9-14 0-5 0-7 1-11 12-50 25-100 38-150zM80 154c-2 8-7 13-14 18-2 2-13 11-25 11-10 0-19-7-19-27 0-14 8-44 13-55 13-21 27-25 34-25 19 0 24 21 24 23 0 1-1 3-1 4-4 17-7 35-12 51z"><text:p/></draw:path><draw:path draw:style-name="gr1059" draw:text-style-name="P99" svg:width="0.0638in" svg:height="0.0516in" svg:x="3.8965in" svg:y="0.3059in" svg:viewBox="0 0 163 132" svg:d="M24 116c-1 5-1 7-15 7-6 0-9 0-9 6 0 3 3 3 7 3 27 0 56 0 83 0 35 0 64-22 64-41 0-12-12-25-37-28 18-2 46-16 46-35 0-16-20-28-46-28-27 0-53 0-80 0-3 0-6 0-6 6 0 3 3 3 8 3 2 0 7 0 12 1 0 2 0 2-1 4-9 34-17 67-26 102zM57 59c4-14 8-29 11-44 2-6 2-6 10-6 12 0 23 0 35 0 20 0 29 10 29 20 0 15-21 30-48 30-13 0-25 0-37 0zM48 123c-2 0-4 0-6 0 0-2 0-2 1-4 4-18 9-35 13-53 16 0 31 0 46 0 20 0 30 12 30 24 0 19-23 33-46 33-12 0-25 0-38 0z"><text:p/></draw:path><draw:path draw:style-name="gr1059" draw:text-style-name="P99" svg:width="0.0591in" svg:height="0.0587in" svg:x="4.1539in" svg:y="0.0669in" svg:viewBox="0 0 151 150" svg:d="M151 75c0-42-35-75-75-75-42 0-76 34-76 75s34 75 76 75c40 0 75-34 75-75zM76 134c-34 0-61-27-61-59 0-33 27-60 61-60 32 0 59 26 59 60 0 33-27 59-59 59z"><text:p/></draw:path><draw:path draw:style-name="gr1059" draw:text-style-name="P99" svg:width="0.0752in" svg:height="0.1378in" svg:x="4.2299in" svg:y="0.0268in" svg:viewBox="0 0 192 351" svg:d="M121 118c11 0 23 0 34 0 8 0 11 0 11-8 0-4-3-4-10-4-11 0-22 0-33 0 4-15 6-30 9-44 1-8 7-36 9-40 3-8 10-13 18-13 2 0 11 0 19 6-16 2-21 16-21 21 0 9 7 14 15 14 10 0 20-9 20-24 0-17-17-26-33-26-13 0-37 7-49 45-2 8-3 12-12 61-9 0-19 0-28 0-6 0-11 0-11 7 0 5 4 5 11 5 9 0 17 0 26 0-10 50-20 101-30 153-7 37-13 72-33 72-2 0-11 0-19-7 18-1 21-15 21-21 0-9-6-13-14-13-10 0-21 8-21 23 0 17 17 26 33 26 21 0 36-22 44-37 12-25 21-71 21-74 8-41 15-82 23-122z"><text:p/></draw:path><draw:path draw:style-name="gr1059" draw:text-style-name="P99" svg:width="0.0587in" svg:height="0.0587in" svg:x="4.3551in" svg:y="0.0669in" svg:viewBox="0 0 150 150" svg:d="M150 75c0-42-34-75-75-75-42 0-75 34-75 75s33 75 75 75c41 0 75-34 75-75zM75 134c-33 0-60-27-60-59 0-33 27-60 60-60 32 0 59 26 59 60 0 33-27 59-59 59z"><text:p/></draw:path><draw:path draw:style-name="gr1059" draw:text-style-name="P99" svg:width="0.0744in" svg:height="0.1067in" svg:x="4.4646in" svg:y="0.0287in" svg:viewBox="0 0 190 272" svg:d="M90 4c0-1 0-4-5-4-9 0-37 3-47 3-3 1-7 1-7 8 0 4 3 4 9 4 18 0 19 4 19 7 0 2-1 6-1 8-18 75-37 148-56 223-2 6-2 6-2 8 0 10 8 11 12 11 6 0 12-5 14-10 3-10 5-20 7-30 3-12 5-23 9-34 2-9 4-17 6-26 1-3 5-15 5-17 1-4 13-25 26-36 9-6 20-13 38-13 16 0 19 13 19 27 0 20-14 63-23 86-3 9-5 13-5 21 0 19 13 32 32 32 36 0 50-56 50-60 0-3-3-3-4-3-5 0-5 1-6 7-6 21-18 48-39 48-7 0-10-4-10-13 0-10 3-19 8-28 5-16 23-62 23-84 0-26-16-42-44-42-26 0-43 12-58 30 10-41 20-82 30-123z"><text:p/></draw:path><draw:path draw:style-name="gr1059" draw:text-style-name="P99" svg:width="0.0591in" svg:height="0.0587in" svg:x="4.5862in" svg:y="0.0669in" svg:viewBox="0 0 151 150" svg:d="M151 75c0-42-36-75-75-75-42 0-76 34-76 75s34 75 76 75c39 0 75-34 75-75zM76 134c-34 0-61-27-61-59 0-33 27-60 61-60 32 0 59 26 59 60 0 33-27 59-59 59z"><text:p/></draw:path><draw:path draw:style-name="gr1059" draw:text-style-name="P99" svg:width="0.074in" svg:height="0.1067in" svg:x="4.6961in" svg:y="0.0287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4 63-24 86-3 9-4 13-4 21 0 19 13 32 31 32 36 0 50-56 50-60 0-3-3-3-4-3-3 0-3 1-6 7-5 21-18 48-39 48-7 0-9-4-9-13 0-10 3-19 7-28 6-16 23-62 23-84 0-26-16-42-44-42-25 0-43 12-58 30 10-41 20-82 30-123z"><text:p/></draw:path><draw:path draw:style-name="gr1059" draw:text-style-name="P99" svg:width="0.0717in" svg:height="0.0047in" svg:x="4.787in" svg:y="0.0421in" svg:viewBox="0 0 183 13" svg:d="M172 13c4 0 11 0 11-6 0-7-7-7-11-7-54 0-108 0-162 0-5 0-10 0-10 7 0 6 5 6 10 6 54 0 108 0 162 0z"><text:p/></draw:path><draw:path draw:style-name="gr1059" draw:text-style-name="P99" svg:width="0.0386in" svg:height="0.0701in" svg:x="4.8819in" svg:y="0.0004in" svg:viewBox="0 0 99 179" svg:d="M62 8c0-8 0-8-8-8-18 18-43 18-54 18 0 3 0 6 0 10 7 0 25 0 40-8 0 46 0 91 0 137 0 9 0 14-28 14-3 0-7 0-10 0 0 2 0 5 0 8 6 0 39-1 49-1 8 0 42 1 48 1 0-3 0-6 0-8-3 0-7 0-10 0-27 0-27-5-27-14 0-49 0-100 0-149z"><text:p/></draw:path><draw:path draw:style-name="gr1059" draw:text-style-name="P99" svg:width="0.0732in" svg:height="0.0504in" svg:x="4.4528in" svg:y="0.1472in" svg:viewBox="0 0 187 129" svg:d="M187 94c0-9 0-11-5-11-25-2-62-4-97-21-42-21-57-45-67-61-1-1-4-1-9-1-9 0-9 0-9 10 0 2 0 3 0 5 52 95 140 114 178 114 9 0 9 0 9-11 0-8 0-17 0-24z"><text:p/></draw:path><draw:path draw:style-name="gr1059" draw:text-style-name="P99" svg:width="0.1039in" svg:height="0.0177in" svg:x="4.5248in" svg:y="0.1795in" svg:viewBox="0 0 265 46" svg:d="M133 46c-44 0-89 0-133 0 0-15 0-31 0-46 88 0 177 0 265 0 0 15 0 31 0 46-44 0-88 0-132 0z"><text:p/></draw:path><draw:path draw:style-name="gr1059" draw:text-style-name="P99" svg:width="0.0732in" svg:height="0.0504in" svg:x="4.628in" svg:y="0.1795in" svg:viewBox="0 0 187 129" svg:d="M187 112c-53-94-140-112-179-112-8 0-8 0-8 11 0 8 0 17 0 24 0 9 0 11 4 11 25 0 63 4 97 21 42 20 58 45 67 60 2 2 5 2 9 2 9 0 10 0 10-10 0-2 0-5 0-7z"><text:p/></draw:path><draw:path draw:style-name="gr1059" draw:text-style-name="P99" svg:width="0.0732in" svg:height="0.0504in" svg:x="4.6941in" svg:y="0.1795in" svg:viewBox="0 0 187 129" svg:d="M187 11c0-11 0-11-9-11-38 0-125 19-178 112 0 2 0 5 0 7 0 10 0 10 9 10 8 0 8 0 10-4 32-50 84-78 164-79 4 0 4-3 4-11 0-7 0-16 0-24z"><text:p/></draw:path><draw:path draw:style-name="gr1059" draw:text-style-name="P99" svg:width="0.1039in" svg:height="0.0177in" svg:x="4.7661in" svg:y="0.1795in" svg:viewBox="0 0 265 46" svg:d="M133 46c-44 0-89 0-133 0 0-15 0-31 0-46 88 0 177 0 265 0 0 15 0 31 0 46-44 0-88 0-132 0z"><text:p/></draw:path><draw:path draw:style-name="gr1059" draw:text-style-name="P99" svg:width="0.0732in" svg:height="0.0504in" svg:x="4.8689in" svg:y="0.1472in" svg:viewBox="0 0 187 129" svg:d="M187 10c0-10-1-10-10-10-7 0-8 0-10 2-31 51-85 78-163 81-4 0-4 2-4 11 0 7 0 16 0 24 0 11 0 11 8 11 39 0 126-19 179-114 0-2 0-3 0-5z"><text:p/></draw:path><draw:path draw:style-name="gr1059" draw:text-style-name="P99" svg:width="0.0315in" svg:height="0.0713in" svg:x="4.6043in" svg:y="0.272in" svg:viewBox="0 0 81 182" svg:d="M75 10c0-4-4-10-11-10s-16 7-16 14c0 5 5 10 11 10 8 0 16-7 16-14zM20 147c-1 4-2 7-2 11 0 14 9 24 25 24 27 0 38-38 38-42s-3-4-4-4c-3 0-3 3-4 5-7 22-19 33-29 33-6 0-7-3-7-10 0-6 1-11 5-17 2-7 5-15 7-22 4-6 13-30 14-34 1-3 2-6 2-8 0-14-11-24-25-24-28 0-40 38-40 42s3 4 4 4c5 0 5-2 6-5 6-23 19-33 28-33 5 0 7 2 7 10 0 6-2 10-9 26-5 15-11 30-16 44z"><text:p/></draw:path><draw:path draw:style-name="gr1059" draw:text-style-name="P99" svg:width="0.0543in" svg:height="0.0744in" svg:x="4.6492in" svg:y="0.2685in" svg:viewBox="0 0 139 190" svg:d="M138 8c0-1 1-4 1-5s-1-3-5-3c-5 0-27 2-34 2-2 1-7 1-7 7 0 3 5 3 8 3 13 0 13 2 13 5 0 2-1 3-1 6-5 21-10 41-15 62-7-10-16-17-29-17-34 0-69 39-69 77 0 27 18 45 41 45 14 0 27-8 38-18 6 15 21 18 28 18 10 0 16-5 22-14 5-11 9-26 9-27 0-4-4-4-5-4-3 0-3 1-5 9-4 13-9 29-20 29-7 0-9-6-9-14 0-5 0-7 1-11 12-50 25-100 38-150zM80 154c-2 8-7 13-14 18-2 2-13 11-24 11-10 0-20-7-20-27 0-14 8-44 13-55 13-21 27-25 34-25 19 0 24 21 24 23 0 1 1 3-1 4-4 17-7 35-12 51z"><text:p/></draw:path><draw:path draw:style-name="gr1059" draw:text-style-name="P99" svg:width="0.0638in" svg:height="0.0516in" svg:x="4.715in" svg:y="0.3059in" svg:viewBox="0 0 163 132" svg:d="M25 116c-2 5-2 7-16 7-6 0-9 0-9 6 0 3 3 3 7 3 28 0 56 0 84 0 34 0 63-22 63-41 0-12-11-25-37-28 18-2 46-16 46-35 0-16-19-28-45-28-27 0-53 0-80 0-4 0-7 0-7 6 0 3 3 3 7 3 3 0 8 0 13 1 0 2 0 2 0 4-9 34-17 67-26 102zM57 59c5-14 8-29 12-44 1-6 1-6 9-6 12 0 23 0 35 0 20 0 29 10 29 20 0 15-21 30-47 30-13 0-26 0-38 0zM48 123c-2 0-4 0-6 0 0-2 0-2 1-4 4-18 9-35 13-53 15 0 32 0 47 0 20 0 29 12 29 24 0 19-22 33-46 33-12 0-25 0-38 0z"><text:p/></draw:path><draw:path draw:style-name="gr1059" draw:text-style-name="P99" svg:width="0.1004in" svg:height="0.035in" svg:x="4.9898in" svg:y="0.0783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59" draw:text-style-name="P99" svg:width="0.076in" svg:height="0.1378in" svg:x="5.1496in" svg:y="0.0268in" svg:viewBox="0 0 194 351" svg:d="M122 118c11 0 22 0 33 0 8 0 12 0 12-8 0-4-4-4-11-4-11 0-21 0-32 0 2-15 6-30 8-44 2-8 8-36 10-40 3-8 10-13 17-13 3 0 13 0 19 6-16 2-21 16-21 21 0 9 8 14 15 14 11 0 22-9 22-24 0-17-18-26-35-26-13 0-37 7-48 45-3 8-4 12-13 61-9 0-18 0-26 0s-13 0-13 7c0 5 4 5 11 5 9 0 17 0 26 0-10 50-19 101-29 153-6 37-13 72-34 72-1 0-11 0-19-7 19-1 22-15 22-21 0-9-7-13-14-13-10 0-22 8-22 23 0 17 18 26 33 26 22 0 37-22 44-37 12-25 21-71 22-74 8-41 15-82 23-122z"><text:p/></draw:path></draw:g></text:p>
        </text:list-item>
        <text:list-item>
          <text:p text:style-name="P90"><text:span text:style-name="T9">הופכי </text:span><text:span text:style-name="T77">משמאל</text:span><text:span text:style-name="T9">: </text:span><text:span text:style-name="T76">נוכיח </text:span><text:span text:style-name="T76"><draw:g text:anchor-type="as-char" svg:y="-0.1075in" draw:z-index="245" draw:name="Shape262" draw:style-name="gr1057"><svg:title>TexMaths</svg:title><svg:desc>11§inline§\vphi \circ \psi= id_{A \to A}§svg§600§FALSE§</svg:desc><draw:path draw:style-name="gr1058" draw:text-style-name="P98" svg:width="0.9646in" svg:height="0.122in" svg:x="-0.0004in" svg:y="0.0079in" svg:viewBox="0 0 2451 311" svg:d="M1226 311c-409 0-817 0-1226 0 0-103 0-208 0-311 817 0 1634 0 2451 0 0 103 0 208 0 311-408 0-817 0-1225 0z"><text:p/></draw:path><draw:path draw:style-name="gr1059" draw:text-style-name="P99" svg:width="0.0862in" svg:height="0.0992in" svg:x="-0.0004in" svg:y="0.0402in" svg:viewBox="0 0 220 253" svg:d="M46 234c-1 6-2 6-2 8 0 9 8 11 11 11 2 0 11-1 14-10 1-3 4-16 15-69 3 0 5 0 12 0 65 0 124-61 124-121 0-30-15-53-44-53-56 0-79 74-102 150-42-8-64-30-64-58 0-11 9-52 32-80 3-3 3-3 3-4 0-2-1-5-4-5-11 0-41 56-41 94 0 36 25 64 67 74-7 20-14 42-21 63zM99 152c-2 0-3 0-7 0s-4-1-4-2c0-2 5-36 8-42 11-50 41-86 76-86 26 0 37 21 37 40 0 43-50 90-110 90z"><text:p/></draw:path><draw:path draw:style-name="gr1059" draw:text-style-name="P99" svg:width="0.0591in" svg:height="0.0587in" svg:x="0.1335in" svg:y="0.0382in" svg:viewBox="0 0 151 150" svg:d="M151 75c0-42-34-75-75-75-42 0-76 34-76 75s34 75 76 75c41 0 75-34 75-75zM76 134c-34 0-61-27-61-59 0-33 28-60 61-60 32 0 59 27 59 60s-27 59-59 59z"><text:p/></draw:path><draw:path draw:style-name="gr1059" draw:text-style-name="P99" svg:width="0.0917in" svg:height="0.1354in" svg:x="0.2394in" svg:y="0in" svg:viewBox="0 0 234 345" svg:d="M175 10c0-1 1-3 1-6s-2-4-4-4c-5 0-5 1-6 8-22 84-43 169-65 254-28-3-44-18-44-43 0-8 0-19 21-72 2-4 4-11 4-18 0-18-12-31-31-31-37 0-51 55-51 58 0 5 3 5 4 5 5 0 5-1 7-7 10-37 25-48 38-48 4 0 10 0 10 12 0 11-3 20-8 34-19 47-19 57-19 64 0 36 30 51 67 55-3 13-3 14-9 34-1 4-9 36-9 37 3 1 0 3 6 3 1 0 2 0 3-1s3-11 5-16c4-19 9-38 14-57 14 0 48 0 85-41 16-18 24-35 28-45 3-10 12-44 12-61 0-22-11-26-17-26-9 0-19 10-19 18 0 5 2 7 5 11 5 4 15 14 15 33 0 24-21 55-34 68-34 35-59 35-73 35 21-84 43-168 64-253z"><text:p/></draw:path><draw:path draw:style-name="gr1059" draw:text-style-name="P99" svg:width="0.1008in" svg:height="0.035in" svg:x="0.3902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394in" svg:height="0.1008in" svg:x="0.5465in" svg:y="0.0051in" svg:viewBox="0 0 101 257" svg:d="M98 13c0-8-6-13-14-13-10 0-21 10-21 20 0 7 5 14 15 14 9 0 20-9 20-21zM69 158c5-11 5-12 8-22 3-7 5-13 5-21 0-17-12-30-31-30-37 0-51 55-51 58 0 4 3 4 4 4 4 0 5-1 7-6 10-37 25-49 38-49 4 0 10 0 10 12 0 9-3 17-4 21-3 10-21 54-26 70-5 11-9 23-9 32 0 17 13 30 31 30 36 0 50-56 50-59s-3-3-4-3c-4 0-4 1-6 6-6 24-20 49-39 49-7 0-9-5-9-14s2-15 11-38c5-13 10-26 15-40z"><text:p/></draw:path><draw:path draw:style-name="gr1059" draw:text-style-name="P99" svg:width="0.072in" svg:height="0.1063in" svg:x="0.6008in" svg:y="0in" svg:viewBox="0 0 184 271" svg:d="M184 4c-3-1 0-4-6-4-5 0-42 3-48 4-4 0-6 3-6 8s4 5 9 5c19 0 20 2 20 6 0 2-1 6-1 8-8 31-16 60-23 91-8-14-19-24-37-24-45 0-92 56-92 111 0 36 21 62 51 62 7 0 27-1 50-29 3 17 17 29 35 29 14 0 22-9 29-21 7-15 11-38 11-39 0-3-3-3-4-3-4 0-5 1-6 7-7 25-13 48-29 48-11 0-12-11-12-19 0-9 1-11 3-17 18-74 37-149 56-223zM103 221c-2 7-2 8-7 14-18 21-33 28-44 28-20 0-25-22-25-36 0-20 13-66 21-84 12-23 30-37 45-37 25 0 30 31 30 34 0 2 0 4-1 6-7 26-12 50-19 75z"><text:p/></draw:path><draw:path draw:style-name="gr1059" draw:text-style-name="P99" svg:width="0.0803in" svg:height="0.0748in" svg:x="0.6795in" svg:y="0.0524in" svg:viewBox="0 0 205 191" svg:d="M41 161c-10 14-18 21-34 22-3 0-7 0-7 5 0 2 3 3 4 3 7 0 16-1 23-1 9 0 20 1 28 1 1 0 5 0 5-4s-3-4-4-4c-2 0-12-1-12-8 0-3 3-8 4-11 8-11 15-22 22-33 26 0 52 0 77 0 3 14 5 30 7 45-1 2-3 7-19 7-3 0-7 0-7 6 0 1 1 2 4 2 8 0 27-1 35-1 5 0 11 0 17 0 4 0 10 1 15 1 3 0 6-1 6-4 0-4-4-4-8-4-17 0-17-3-18-9-7-56-16-111-24-166 0-6-1-8-5-8-6 0-8 2-10 7-33 51-66 102-99 154zM76 121c19-30 38-58 57-88 4 30 9 58 13 88-23 0-47 0-70 0z"><text:p/></draw:path><draw:path draw:style-name="gr1059" draw:text-style-name="P99" svg:width="0.1039in" svg:height="0.0555in" svg:x="0.7732in" svg:y="0.0732in" svg:viewBox="0 0 265 142" svg:d="M228 78c-34 24-26 40-39 60 0 4 2 4 7 4 4 0 5 0 6-4 1-7 6-25 20-39 16-16 30-21 41-24 1-1 2-2 2-4 0-3-1-3-4-4-40-13-53-41-59-64-1-3-3-3-6-3-5 0-7 0-7 4 6 12 2 18 16 37 6 10 14 17 23 24-73 0-146 0-218 0-5 0-10 0-10 5 0 8 5 8 10 8 72 0 145 0 218 0z"><text:p/></draw:path><draw:path draw:style-name="gr1059" draw:text-style-name="P99" svg:width="0.0795in" svg:height="0.0748in" svg:x="0.8925in" svg:y="0.0524in" svg:viewBox="0 0 203 191" svg:d="M40 161c-9 14-18 21-35 22-2 0-5 0-5 5 0 2 2 3 3 3 7 0 17-1 23-1 9 0 20 1 29 1 1 0 4 0 4-4s-3-4-4-4c-2 0-12-1-12-8 0-3 3-8 4-11 8-11 15-22 22-33 26 0 52 0 77 0 2 14 5 30 7 45-1 2-2 7-19 7-3 0-6 0-6 6 0 1 0 2 4 2 8 0 26-1 34-1 6 0 11 0 17 0 4 0 9 1 15 1 3 0 5-1 5-4 0-4-3-4-7-4-16 0-17-3-18-9-8-56-15-111-23-166-1-6-1-8-7-8-5 0-6 2-8 7-33 51-67 102-100 154zM76 121c19-30 37-58 56-88 4 30 9 58 13 88-23 0-46 0-69 0z"><text:p/></draw:path></draw:g></text:span><text:span text:style-name="T76">: </text:span></text:p>
          <text:p text:style-name="P65"><draw:g text:anchor-type="as-char" svg:y="-0.1264in" draw:z-index="353" draw:name="Shape263" draw:style-name="gr1057"><svg:title>TexMaths</svg:title><svg:desc>11§inline§\forall f \in A \to A. (\psi \circ \vphi)(f) = \psi(\vphi(f)) = \psi(h \circ f \circ h^{-1}) = \underbrace{h^{-1} \circ h}_{id_A} \circ f \circ \underbrace{h^{-1} \circ h}_{id_A} = f§svg§600§FALSE§</svg:desc><draw:path draw:style-name="gr1058" draw:text-style-name="P98" svg:width="5.1972in" svg:height="0.3413in" svg:x="0.0083in" svg:y="0.0083in" svg:viewBox="0 0 13202 868" svg:d="M6602 868c-2202 0-4402 0-6602 0 0-289 0-579 0-868 4400 0 8802 0 13202 0 0 289 0 579 0 868-2200 0-4400 0-6600 0z"><text:p/></draw:path><draw:path draw:style-name="gr1059" draw:text-style-name="P99" svg:width="0.0846in" svg:height="0.1083in" svg:x="0.0004in" svg:y="0.0287in" svg:viewBox="0 0 216 276" svg:d="M213 14c3-4 3-4 3-6 0-5-4-8-8-8-6 0-8 4-9 9-11 28-22 56-33 85-38 0-78 0-116 0-11-29-22-57-33-85-2-6-4-9-9-9-4 0-8 3-8 8 1 2 0 1 2 6 32 85 65 169 97 253 2 6 3 9 9 9 5 0 6-4 9-7 32-85 65-170 96-255zM55 109c35 0 70 0 106 0-18 46-36 91-53 138-18-47-35-92-53-138z"><text:p/></draw:path><draw:path draw:style-name="gr1059" draw:text-style-name="P99" svg:width="0.0756in" svg:height="0.1378in" svg:x="0.0933in" svg:y="0.0268in" svg:viewBox="0 0 193 351" svg:d="M121 118c11 0 23 0 34 0 8 0 11 0 11-8 0-4-3-4-10-4-11 0-21 0-32 0 3-15 6-30 8-44 1-8 7-36 9-40 4-8 11-13 19-13 1 0 11 0 18 6-16 2-21 16-21 21 0 9 7 14 15 14 10 0 21-9 21-24 0-17-18-26-33-26-14 0-38 7-50 45-2 8-3 12-12 61-9 0-19 0-28 0-6 0-11 0-11 7 0 5 4 5 11 5 9 0 17 0 26 0-10 50-19 101-29 153-8 37-14 72-34 72-1 0-11 0-19-7 18-1 21-15 21-21 0-9-6-13-14-13-10 0-21 8-21 23 0 17 18 26 33 26 21 0 36-22 44-37 12-25 21-71 21-74 8-41 15-82 23-122z"><text:p/></draw:path><draw:path draw:style-name="gr1059" draw:text-style-name="P99" svg:width="0.076in" svg:height="0.0874in" svg:x="0.2307in" svg:y="0.0524in" svg:viewBox="0 0 194 223" svg:d="M180 120c7 0 14 0 14-8 0-7-7-7-14-7-55 0-108 0-163 0 4-52 48-90 103-90 20 0 41 0 60 0 7 0 14 0 14-7 0-8-7-8-14-8-20 0-40 0-61 0-66 0-119 50-119 112s53 111 119 111c21 0 41 0 61 0 7 0 14 0 14-7 0-8-7-8-14-8-19 0-40 0-60 0-55 0-99-36-103-88 55 0 108 0 163 0z"><text:p/></draw:path><draw:path draw:style-name="gr1059" draw:text-style-name="P99" svg:width="0.1039in" svg:height="0.1083in" svg:x="0.3673in" svg:y="0.0256in" svg:viewBox="0 0 265 276" svg:d="M56 232c-15 27-31 31-47 33-6 0-9 0-9 8 0 2 2 3 6 3 9 0 22-1 33-1 13 0 26 1 38 1 2 0 8 0 8-6 0-5-4-5-7-5-9-1-17-4-17-14 0-4 2-9 5-14 10-17 19-33 29-50 32 0 65 0 96 0 2 9 7 61 7 65 0 11-20 13-27 13-6 0-10 0-10 8 0 3 3 2 5 3 17 0 33-1 49-1 9 0 34 1 44 1 2 0 6 0 6-7 0-4-3-4-9-4-24 0-24-3-25-14-8-82-15-162-23-242-1-8-1-9-8-9-5 0-7 2-10 7-45 74-89 149-134 225zM102 175c26-42 51-85 76-127 5 42 8 85 12 127-29 0-58 0-88 0z"><text:p/></draw:path><draw:path draw:style-name="gr1059" draw:text-style-name="P99" svg:width="0.1346in" svg:height="0.0787in" svg:x="0.5268in" svg:y="0.0563in" svg:viewBox="0 0 343 201" svg:d="M301 109c-20 15-31 32-34 36-17 28-14 34-21 52 0 4 5 4 8 4 7 0 7 0 9-7 9-38 31-71 75-88 4-1 5-3 5-5 0-3-1-3-2-4-18-7-64-27-79-91-1-5-1-6-8-6-3 0-8 0-8 4 0 2 4 26 20 52 8 11 19 24 35 38-95 0-191 0-287 0-6 0-14 0-14 7 0 8 8 8 14 8 96 0 192 0 287 0z"><text:p/></draw:path><draw:path draw:style-name="gr1059" draw:text-style-name="P99" svg:width="0.1043in" svg:height="0.1083in" svg:x="0.7181in" svg:y="0.0256in" svg:viewBox="0 0 266 276" svg:d="M56 232c-15 27-31 31-47 33-5 0-9 0-9 8 0 2 2 3 6 3 9 0 22-1 33-1 13 0 26 1 38 1 2 0 8 0 8-6 0-5-4-5-7-5-9-1-17-4-17-14 0-4 2-9 5-14 10-17 20-33 30-50 32 0 65 0 97 0 0 9 5 61 5 65 0 11-20 13-27 13-6 0-9 0-9 8 0 3 4 3 5 3 16 0 32-1 48-1 9 0 34 1 44 1 2 0 7 0 7-7 0-4-4-4-10-4-23 0-23-3-24-14-8-82-16-162-24-242-1-8-1-9-8-9-5 0-7 2-10 7-45 74-89 149-134 225zM102 175c26-42 51-85 76-127 5 42 9 85 13 127-29 0-59 0-89 0z"><text:p/></draw:path><draw:path draw:style-name="gr1059" draw:text-style-name="P99" svg:width="0.0157in" svg:height="0.0157in" svg:x="0.8402in" svg:y="0.1177in" svg:viewBox="0 0 41 41" svg:d="M41 21c0-11-9-21-20-21-12 0-21 10-21 21s9 20 21 20c11 0 20-9 20-20z"><text:p/></draw:path><draw:path draw:style-name="gr1059" draw:text-style-name="P99" svg:width="0.035in" svg:height="0.1516in" svg:x="0.8843in" svg:y="0.0201in" svg:viewBox="0 0 90 386" svg:d="M90 383c0-1 0-2-6-9-49-48-61-122-61-180 0-67 14-136 62-183 5-5 5-5 5-7 0-3-2-4-4-4-3 0-39 26-62 76-20 42-24 85-24 118 0 29 4 77 25 120 23 47 58 72 61 72 2 0 4-1 4-3z"><text:p/></draw:path><draw:path draw:style-name="gr1059" draw:text-style-name="P99" svg:width="0.0917in" svg:height="0.1362in" svg:x="0.9331in" svg:y="0.0287in" svg:viewBox="0 0 234 347" svg:d="M175 10c1-2 1-4 1-6 0-4-2-4-4-4-4 0-5 0-6 8-21 84-43 169-64 255-29-3-44-18-44-43 0-8 0-19 21-73 1-4 4-11 4-18 0-18-13-32-31-32-38 0-52 56-52 59 0 5 3 2 4 5 5 0 5-1 7-8 11-36 26-47 40-47 2 0 8 0 8 12 0 10-3 20-8 33-19 49-19 59-19 66 0 36 31 52 68 55-3 13-3 14-9 35-1 3-8 35-8 36 1 2 0 4 4 4 1 0 2 0 3-1s4-10 5-16c5-20 10-39 15-58 14 0 48 0 85-41 15-17 23-35 27-46 4-10 12-44 12-61 0-22-10-27-16-27-10 0-20 10-20 19 0 5 2 7 6 11 4 3 14 14 14 31 0 26-20 58-34 71-33 35-59 35-73 35 21-85 43-169 64-254z"><text:p/></draw:path><draw:path draw:style-name="gr1059" draw:text-style-name="P99" svg:width="0.0591in" svg:height="0.0587in" svg:x="1.0756in" svg:y="0.0669in" svg:viewBox="0 0 151 150" svg:d="M151 75c0-42-35-75-76-75s-75 34-75 75 34 75 75 75 76-34 76-75zM75 134c-33 0-60-27-60-59 0-33 27-60 60-60s60 26 60 60c0 33-27 59-60 59z"><text:p/></draw:path><draw:path draw:style-name="gr1059" draw:text-style-name="P99" svg:width="0.0862in" svg:height="0.1in" svg:x="1.1846in" svg:y="0.0669in" svg:viewBox="0 0 220 255" svg:d="M46 237c-1 5-2 5-2 7 0 9 8 11 12 11 1 0 10-1 14-10 2-3 3-16 14-70 3 0 6 0 13 0 64 0 123-61 123-121 0-31-15-54-44-54-56 0-79 75-102 151-42-8-64-30-64-57 0-11 9-54 32-81 3-3 2-3 3-4 0-2-1-5-4-5-11 0-41 57-41 94 0 36 25 64 67 74-6 21-14 43-21 65zM100 153c-3 0-4 0-8 0s-4-1-4-2 7-35 8-42c12-50 42-86 76-86 27 0 37 21 37 39 0 44-49 91-109 91z"><text:p/></draw:path><draw:path draw:style-name="gr1059" draw:text-style-name="P99" svg:width="0.035in" svg:height="0.1516in" svg:x="1.285in" svg:y="0.0201in" svg:viewBox="0 0 90 386" svg:d="M90 194c0-31-4-77-25-121-23-48-57-73-61-73-2 0-4 1-4 4 0 2 0 2 8 9 37 38 60 99 60 181 0 66-14 133-62 182-6 5-6 6-6 7 0 2 2 3 4 3 4 0 39-26 62-75 20-42 24-85 24-117z"><text:p/></draw:path><draw:path draw:style-name="gr1059" draw:text-style-name="P99" svg:width="0.0346in" svg:height="0.1516in" svg:x="1.3508in" svg:y="0.0201in" svg:viewBox="0 0 89 386" svg:d="M89 383c0-1 0-2-6-9-49-48-61-122-61-180 0-67 15-136 63-183 4-5 4-5 4-7 0-3-1-4-3-4-5 0-39 26-62 76-20 42-24 85-24 118 0 29 4 77 25 120 23 47 56 72 61 72 2 0 3-1 3-3z"><text:p/></draw:path><draw:path draw:style-name="gr1059" draw:text-style-name="P99" svg:width="0.076in" svg:height="0.1378in" svg:x="1.4028in" svg:y="0.0268in" svg:viewBox="0 0 194 351" svg:d="M122 118c11 0 22 0 33 0 8 0 11 0 11-8 0-4-3-4-10-4-11 0-21 0-32 0 3-15 6-30 8-44 2-8 7-36 10-40 3-8 10-13 18-13 1 0 12 0 18 6-16 2-21 16-21 21 0 9 8 14 15 14 10 0 22-9 22-24 0-17-19-26-34-26-14 0-38 7-50 45-2 8-3 12-12 61-9 0-18 0-26 0s-13 0-13 7c0 5 4 5 11 5 9 0 17 0 26 0-10 50-19 101-29 153-8 37-14 72-34 72-1 0-11 0-19-7 18-1 22-15 22-21 0-9-7-13-14-13-11 0-22 8-22 23 0 17 18 26 33 26 21 0 37-22 44-37 12-25 21-71 22-74 8-41 15-82 23-122z"><text:p/></draw:path><draw:path draw:style-name="gr1059" draw:text-style-name="P99" svg:width="0.0346in" svg:height="0.1516in" svg:x="1.4945in" svg:y="0.0201in" svg:viewBox="0 0 89 386" svg:d="M89 194c0-31-4-77-25-121-23-48-56-73-61-73-2 0-3 1-3 4 0 2 0 2 7 9 38 38 60 99 60 181 0 66-14 133-63 182-4 5-4 6-4 7 0 2 1 3 3 3 5 0 39-26 62-75 20-42 24-85 24-117z"><text:p/></draw:path><draw:path draw:style-name="gr1059" draw:text-style-name="P99" svg:width="0.1004in" svg:height="0.035in" svg:x="1.5961in" svg:y="0.0783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59" draw:text-style-name="P99" svg:width="0.0917in" svg:height="0.1362in" svg:x="1.7524in" svg:y="0.0287in" svg:viewBox="0 0 234 347" svg:d="M175 10c1-2 1-4 1-6 0-4-2-4-4-4-4 0-5 0-6 8-22 84-43 169-65 255-28-3-44-18-44-43 0-8 0-19 21-73 2-4 5-11 5-18 0-18-13-32-32-32-37 0-51 56-51 59 0 5 3 2 4 5 5 0 5-1 7-8 10-36 25-47 39-47 3 0 9 0 9 12 0 10-3 20-8 33-19 49-19 59-19 66 0 36 31 52 67 55-3 13-3 14-8 35-1 3-10 35-10 36 3 2 0 4 6 4 1-1 2 0 3-1s4-10 5-16c4-20 10-39 14-58 14 0 48 0 85-41 16-17 24-35 28-46 4-10 12-44 12-61 0-22-11-27-17-27-9 0-19 10-19 19 0 5 2 7 6 11 4 3 14 14 14 31 0 26-20 58-34 71-34 35-59 35-73 35 21-85 43-169 64-254z"><text:p/></draw:path><draw:path draw:style-name="gr1059" draw:text-style-name="P99" svg:width="0.035in" svg:height="0.1516in" svg:x="1.8677in" svg:y="0.0201in" svg:viewBox="0 0 90 386" svg:d="M90 383c0-1 0-2-6-9-49-48-61-122-61-180 0-67 14-136 62-183 5-5 5-5 5-7 0-3-2-4-4-4-3 0-39 26-62 76-20 42-24 85-24 118 0 29 4 77 25 120 23 47 58 72 61 72 2 0 4-1 4-3z"><text:p/></draw:path><draw:path draw:style-name="gr1059" draw:text-style-name="P99" svg:width="0.0862in" svg:height="0.1in" svg:x="1.9197in" svg:y="0.0669in" svg:viewBox="0 0 220 255" svg:d="M46 237c-2 5-2 5-2 7 0 9 8 11 11 11 2 0 11-1 14-10 1-3 4-16 14-70 4 0 6 0 13 0 64 0 124-61 124-121 0-31-15-54-45-54-55 0-79 75-102 151-42-8-63-30-63-57 0-11 9-54 32-81 3-3 2-3 3-4 0-2-1-5-5-5-10 0-40 57-40 94 0 36 25 64 66 74-7 21-13 43-20 65zM99 153c-3 0-3 0-7 0s-5-1-5-2 7-35 8-42c12-50 43-86 77-86 26 0 37 21 37 39 0 44-51 91-110 91z"><text:p/></draw:path><draw:path draw:style-name="gr1059" draw:text-style-name="P99" svg:width="0.0346in" svg:height="0.1516in" svg:x="2.0264in" svg:y="0.0201in" svg:viewBox="0 0 89 386" svg:d="M89 383c0-1 0-2-6-9-49-48-61-122-61-180 0-67 14-136 63-183 4-5 4-5 4-7 0-3-1-4-3-4-5 0-39 26-62 76-20 42-24 85-24 118 0 29 4 77 25 120 23 47 56 72 61 72 2 0 3-1 3-3z"><text:p/></draw:path><draw:path draw:style-name="gr1059" draw:text-style-name="P99" svg:width="0.076in" svg:height="0.1378in" svg:x="2.0783in" svg:y="0.0268in" svg:viewBox="0 0 194 351" svg:d="M122 118c11 0 22 0 33 0 8 0 11 0 11-8 0-4-3-4-10-4-11 0-21 0-32 0 3-15 6-30 8-44 1-8 7-36 9-40 4-8 11-13 19-13 1 0 12 0 18 6-16 2-21 16-21 21 0 9 8 14 15 14 10 0 22-9 22-24 0-17-19-26-34-26-14 0-38 7-50 45-2 8-3 12-12 61-9 0-18 0-26 0s-13 0-13 7c0 5 4 5 11 5 9 0 17 0 26 0-10 50-19 101-29 153-8 37-14 72-34 72-1 0-11 0-19-7 18-1 22-15 22-21 0-9-7-13-14-13-11 0-22 8-22 23 0 17 18 26 33 26 21 0 36-22 44-37 12-25 21-71 21-74 8-41 16-82 24-122z"><text:p/></draw:path><draw:path draw:style-name="gr1059" draw:text-style-name="P99" svg:width="0.035in" svg:height="0.1516in" svg:x="2.1701in" svg:y="0.0201in" svg:viewBox="0 0 90 386" svg:d="M90 194c0-31-4-77-25-121-23-48-56-73-61-73-2 0-4 1-4 4 0 2 0 2 8 9 38 38 60 99 60 181 0 66-14 133-62 182-6 5-6 6-6 7 0 2 2 3 4 3 5 0 39-26 62-75 20-42 24-85 24-117z"><text:p/></draw:path><draw:path draw:style-name="gr1059" draw:text-style-name="P99" svg:width="0.035in" svg:height="0.1516in" svg:x="2.2291in" svg:y="0.0201in" svg:viewBox="0 0 90 386" svg:d="M90 194c0-31-4-77-26-121-23-48-56-73-60-73-2 0-4 1-4 4 0 2 0 2 8 9 37 38 59 99 59 181 0 66-14 133-61 182-6 5-6 6-6 7 0 2 2 3 4 3 4 0 39-26 62-75 19-42 24-85 24-117z"><text:p/></draw:path><draw:path draw:style-name="gr1059" draw:text-style-name="P99" svg:width="0.1008in" svg:height="0.035in" svg:x="2.3307in" svg:y="0.0783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917in" svg:height="0.1362in" svg:x="2.4874in" svg:y="0.0287in" svg:viewBox="0 0 234 347" svg:d="M175 10c0-2 1-4 1-6 0-4-3-4-4-4-5 0-5 0-7 8-21 84-43 169-64 255-29-3-44-18-44-43 0-8 0-19 21-73 1-4 5-11 5-18 0-18-13-32-32-32-37 0-51 56-51 59 0 5 3 5 4 5 4 0 5-1 6-8 11-36 26-47 40-47 3 0 9 0 9 12 0 10-4 20-8 33-19 49-19 59-19 66 0 36 30 52 67 55-3 13-3 14-9 35-1 3-9 35-9 36 2 2 0 4 5 4 1 0 3 0 3-1 1-1 5-10 6-16 4-20 10-39 14-58 14 0 48 0 85-41 15-17 24-35 28-46 4-10 12-44 12-61 0-22-11-27-17-27-10 0-20 10-20 19 0 5 3 7 7 11 4 3 13 14 13 31 0 26-20 58-33 71-34 35-60 35-73 35 21-85 43-169 64-254z"><text:p/></draw:path><draw:path draw:style-name="gr1059" draw:text-style-name="P99" svg:width="0.0346in" svg:height="0.1516in" svg:x="2.6024in" svg:y="0.0201in" svg:viewBox="0 0 89 386" svg:d="M89 383c0-1 0-2-6-9-49-48-61-122-61-180 0-67 14-136 63-183 4-5 4-5 4-7 0-3-1-4-3-4-5 0-39 26-62 76-20 42-24 85-24 118 0 29 4 77 25 120 23 47 56 72 61 72 2 0 3-1 3-3z"><text:p/></draw:path><draw:path draw:style-name="gr1059" draw:text-style-name="P99" svg:width="0.074in" svg:height="0.1067in" svg:x="2.6543in" svg:y="0.0287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4 63-24 86-3 9-4 13-4 21 0 19 13 32 31 32 36 0 50-56 50-60 0-3-3-3-4-3-3 0-3 1-6 7-5 21-18 48-39 48-7 0-9-4-9-13 0-10 3-19 7-28 6-16 23-62 23-84 0-26-16-42-44-42-25 0-43 12-58 30 10-41 20-82 30-123z"><text:p/></draw:path><draw:path draw:style-name="gr1059" draw:text-style-name="P99" svg:width="0.0591in" svg:height="0.0587in" svg:x="2.776in" svg:y="0.0669in" svg:viewBox="0 0 151 150" svg:d="M151 75c0-42-34-75-75-75-42 0-76 34-76 75s34 75 76 75c41 0 75-34 75-75zM76 134c-34 0-59-27-59-59 0-33 26-60 59-60 32 0 59 26 59 60 0 33-27 59-59 59z"><text:p/></draw:path><draw:path draw:style-name="gr1059" draw:text-style-name="P99" svg:width="0.0756in" svg:height="0.1378in" svg:x="2.8858in" svg:y="0.0268in" svg:viewBox="0 0 193 351" svg:d="M121 118c11 0 22 0 33 0 8 0 12 0 12-8 0-4-4-4-11-4-11 0-21 0-32 0 2-15 6-30 8-44 2-8 8-36 10-40 3-8 10-13 17-13 3 0 13 0 20 6-17 2-21 16-21 21 0 9 7 14 15 14 10 0 21-9 21-24 0-17-18-26-35-26-13 0-37 7-48 45-2 8-3 12-13 61-9 0-18 0-27 0-7 0-12 0-12 7 0 5 5 5 11 5 9 0 17 0 26 0-10 50-19 101-29 153-7 37-13 72-34 72-1 0-11 0-18-7 18-1 21-15 21-21 0-9-6-13-14-13-10 0-21 8-21 23 0 17 17 26 32 26 22 0 37-22 44-37 12-25 21-71 22-74 8-41 15-82 23-122z"><text:p/></draw:path><draw:path draw:style-name="gr1059" draw:text-style-name="P99" svg:width="0.0591in" svg:height="0.0587in" svg:x="3.0106in" svg:y="0.0669in" svg:viewBox="0 0 151 150" svg:d="M151 75c0-42-34-75-75-75-42 0-76 34-76 75s34 75 76 75c41 0 75-34 75-75zM76 134c-34 0-61-27-61-59 0-33 28-60 61-60 32 0 59 26 59 60 0 33-27 59-59 59z"><text:p/></draw:path><draw:path draw:style-name="gr1059" draw:text-style-name="P99" svg:width="0.0744in" svg:height="0.1067in" svg:x="3.1205in" svg:y="0.0287in" svg:viewBox="0 0 190 272" svg:d="M90 4c0-1 0-4-5-4-9 0-38 3-48 3-3 1-7 1-7 8 0 4 4 4 10 4 18 0 18 4 18 7 0 2-1 6-1 8-18 75-37 148-56 223-1 6-1 6-1 8 0 10 8 11 11 11 7 0 13-5 14-10 3-10 6-20 8-30 3-12 6-23 9-34 2-9 4-17 6-26 0-3 4-15 5-17 1-4 12-25 25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1059" draw:text-style-name="P99" svg:width="0.0717in" svg:height="0.0047in" svg:x="3.2114in" svg:y="0.0496in" svg:viewBox="0 0 183 13" svg:d="M172 13c4 0 11 0 11-5 0-8-7-8-11-8-54 0-107 0-161 0-4 0-11 0-11 7 0 6 6 6 11 6 54 0 107 0 161 0z"><text:p/></draw:path><draw:path draw:style-name="gr1059" draw:text-style-name="P99" svg:width="0.0382in" svg:height="0.0701in" svg:x="3.3067in" svg:y="0.0083in" svg:viewBox="0 0 98 179" svg:d="M61 8c0-8 0-8-8-8-18 17-42 18-53 18 0 3 0 5 0 8 7 0 24 0 39-7 0 46 0 92 0 138 0 9 0 12-27 12-3 0-8 0-11 0 0 4 0 7 0 10 6 0 39-1 49-1 8 0 42 1 48 1 0-3 0-6 0-10-3 0-7 0-10 0-27 0-27-3-27-12 0-49 0-100 0-149z"><text:p/></draw:path><draw:path draw:style-name="gr1059" draw:text-style-name="P99" svg:width="0.0346in" svg:height="0.1516in" svg:x="3.372in" svg:y="0.0201in" svg:viewBox="0 0 89 386" svg:d="M89 194c0-31-4-77-25-121-23-48-56-73-61-73-2 0-3 1-3 4 0 2 0 2 7 9 38 38 60 99 60 181 0 66-14 133-63 182-4 5-4 6-4 7 0 2 1 3 3 3 5 0 39-26 62-75 20-42 24-85 24-117z"><text:p/></draw:path><draw:path draw:style-name="gr1059" draw:text-style-name="P99" svg:width="0.1008in" svg:height="0.035in" svg:x="3.4732in" svg:y="0.0783in" svg:viewBox="0 0 257 90" svg:d="M244 15c7 0 13 0 13-7 0-8-6-8-12-8-77 0-155 0-232 0-5 0-13 0-13 8 0 7 8 7 13 7 77 0 154 0 231 0zM245 90c6 0 12 0 12-7 0-8-6-8-13-8-77 0-154 0-231 0-5 0-13 0-13 8 0 7 8 7 13 7 77 0 155 0 232 0z"><text:p/></draw:path><draw:path draw:style-name="gr1059" draw:text-style-name="P99" svg:width="0.0744in" svg:height="0.1067in" svg:x="3.6339in" svg:y="0.0287in" svg:viewBox="0 0 190 272" svg:d="M90 4c0-1 0-4-5-4-9 0-38 3-48 3-3 1-6 1-6 8 0 4 3 4 9 4 18 0 19 4 19 7-1 2-1 6-2 8-18 75-36 148-55 223-2 6-2 6-2 8 0 10 8 11 11 11 7 0 13-5 14-10 3-10 6-20 8-30 3-12 6-23 9-34 2-9 4-17 6-26 0-3 4-15 5-17 1-4 12-25 25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1059" draw:text-style-name="P99" svg:width="0.0717in" svg:height="0.0047in" svg:x="3.7248in" svg:y="0.0421in" svg:viewBox="0 0 183 13" svg:d="M172 13c4 0 11 0 11-6 0-7-7-7-11-7-54 0-107 0-161 0-4 0-11 0-11 7 0 6 6 6 11 6 54 0 107 0 161 0z"><text:p/></draw:path><draw:path draw:style-name="gr1059" draw:text-style-name="P99" svg:width="0.0382in" svg:height="0.0701in" svg:x="3.8201in" svg:y="0.0004in" svg:viewBox="0 0 98 179" svg:d="M61 8c0-8 0-8-8-8-18 18-42 18-53 18 0 3 0 6 0 10 7 0 24 0 39-8 0 46 0 91 0 137 0 9 0 14-27 14-3 0-8 0-11 0 0 2 0 5 0 8 6 0 39-1 49-1 8 0 42 1 48 1 0-3 0-6 0-8-3 0-7 0-10 0-27 0-27-5-27-14 0-49 0-100 0-149z"><text:p/></draw:path><draw:path draw:style-name="gr1059" draw:text-style-name="P99" svg:width="0.0591in" svg:height="0.0587in" svg:x="3.9189in" svg:y="0.0669in" svg:viewBox="0 0 151 150" svg:d="M151 75c0-42-35-75-75-75-42 0-76 34-76 75s34 75 76 75c40 0 75-34 75-75zM76 134c-34 0-61-27-61-59 0-33 27-60 61-60 32 0 59 26 59 60 0 33-27 59-59 59z"><text:p/></draw:path><draw:path draw:style-name="gr1059" draw:text-style-name="P99" svg:width="0.074in" svg:height="0.1067in" svg:x="4.0287in" svg:y="0.0287in" svg:viewBox="0 0 189 272" svg:d="M89 4c0-1 0-4-4-4-9 0-38 3-48 3-3 1-7 1-7 8 0 4 3 4 10 4 18 0 18 4 18 7 0 2-1 6-1 8-18 75-37 148-56 223-1 6-1 6-1 8 0 10 8 11 11 11 7 0 12-5 14-10 3-10 6-20 8-30 2-12 6-23 8-34 3-9 5-17 6-26 1-3 5-15 5-17 1-4 13-25 26-36 9-6 21-13 38-13 16 0 20 13 20 27 0 20-15 63-24 86-3 9-5 13-5 21 0 19 14 32 32 32 36 0 50-56 50-60 0-3-3-3-4-3-3 0-3 1-6 7-5 21-18 48-39 48-7 0-9-4-9-13 0-10 3-19 7-28 6-16 23-62 23-84 0-26-16-42-44-42-25 0-43 12-58 30 10-41 20-82 30-123z"><text:p/></draw:path><draw:path draw:style-name="gr1059" draw:text-style-name="P99" svg:width="0.0732in" svg:height="0.0504in" svg:x="3.6217in" svg:y="0.1472in" svg:viewBox="0 0 187 129" svg:d="M187 94c0-9 0-11-4-11-25-2-63-4-97-21-42-21-58-45-67-61-2-1-5-1-9-1-9 0-10 0-10 10 0 2 0 3 0 5 53 95 140 114 179 114 8 0 8 0 8-11 0-8 0-17 0-24z"><text:p/></draw:path><draw:path draw:style-name="gr1059" draw:text-style-name="P99" svg:width="0.1039in" svg:height="0.0177in" svg:x="3.6941in" svg:y="0.1795in" svg:viewBox="0 0 265 46" svg:d="M132 46c-44 0-88 0-132 0 0-15 0-31 0-46 88 0 177 0 265 0 0 15 0 31 0 46-44 0-89 0-133 0z"><text:p/></draw:path><draw:path draw:style-name="gr1059" draw:text-style-name="P99" svg:width="0.0732in" svg:height="0.0504in" svg:x="3.7965in" svg:y="0.1795in" svg:viewBox="0 0 187 129" svg:d="M187 112c-52-94-140-112-178-112-9 0-9 0-9 11 0 8 0 17 0 24 0 9 0 11 6 11 24 0 61 4 96 21 42 20 58 45 67 60 2 2 4 2 9 2 9 0 9 0 9-10 0-2 0-5 0-7z"><text:p/></draw:path><draw:path draw:style-name="gr1059" draw:text-style-name="P99" svg:width="0.0736in" svg:height="0.0504in" svg:x="3.863in" svg:y="0.1795in" svg:viewBox="0 0 188 129" svg:d="M188 11c0-11 0-11-9-11-39 0-126 19-179 112 0 2 0 5 0 7 0 10 1 10 10 10 8 0 8 0 10-4 31-50 85-78 163-79 5 0 5-3 5-11 0-7 0-16 0-24z"><text:p/></draw:path><draw:path draw:style-name="gr1059" draw:text-style-name="P99" svg:width="0.1039in" svg:height="0.0177in" svg:x="3.935in" svg:y="0.1795in" svg:viewBox="0 0 265 46" svg:d="M132 46c-44 0-88 0-132 0 0-15 0-31 0-46 88 0 177 0 265 0 0 15 0 31 0 46-44 0-89 0-133 0z"><text:p/></draw:path><draw:path draw:style-name="gr1059" draw:text-style-name="P99" svg:width="0.0732in" svg:height="0.0504in" svg:x="4.0378in" svg:y="0.1472in" svg:viewBox="0 0 187 129" svg:d="M187 10c0-10 0-10-9-10-7 0-7 0-10 2-32 51-84 78-162 81-6 0-6 2-6 11 0 7 0 16 0 24 0 11 0 11 9 11 39 0 126-19 178-114 0-2 0-3 0-5z"><text:p/></draw:path><draw:path draw:style-name="gr1059" draw:text-style-name="P99" svg:width="0.0315in" svg:height="0.0713in" svg:x="3.7756in" svg:y="0.272in" svg:viewBox="0 0 81 182" svg:d="M75 10c0-4-3-10-11-10s-16 7-16 14c0 5 4 10 11 10 8 0 16-7 16-14zM20 147c-1 4-3 7-3 11 0 14 11 24 26 24 26 0 38-38 38-42s-3-4-4-4c-3 0-3 3-4 5-7 22-19 33-29 33-5 0-8-3-8-10 0-6 3-11 5-17 3-7 6-15 9-22 2-6 12-30 13-34 1-3 2-6 2-8 0-14-11-24-26-24-27 0-39 38-39 42s3 4 4 4c4 0 5-2 5-5 8-23 20-33 30-33 4 0 6 2 6 10 0 6-2 10-9 26-5 15-11 30-16 44z"><text:p/></draw:path><draw:path draw:style-name="gr1059" draw:text-style-name="P99" svg:width="0.0543in" svg:height="0.0744in" svg:x="3.8201in" svg:y="0.2685in" svg:viewBox="0 0 139 190" svg:d="M138 8c0-1 1-4 1-5s-1-3-5-3c-5 0-27 2-34 2-2 1-6 1-6 7 0 3 4 3 7 3 12 0 12 2 12 5 0 2 0 3-1 6-5 21-10 41-15 62-6-10-14-17-28-17-34 0-69 39-69 77 0 27 18 45 41 45 14 0 27-8 38-18 5 15 21 18 28 18 10 0 16-5 21-14 6-11 10-26 10-27 0-4-4-4-5-4-3 0-4 1-5 9-4 13-9 29-20 29-8 0-9-6-9-14 0-5 0-7 1-11 12-50 25-100 38-150zM80 154c-2 8-7 13-14 18-2 2-13 11-24 11s-20-7-20-27c0-14 8-44 13-55 13-21 27-25 34-25 19 0 25 21 25 23 0 1-2 3-2 4-4 17-7 35-12 51z"><text:p/></draw:path><draw:path draw:style-name="gr1059" draw:text-style-name="P99" svg:width="0.0638in" svg:height="0.0543in" svg:x="3.8846in" svg:y="0.3031in" svg:viewBox="0 0 163 139" svg:d="M121 6c-1-5-2-6-7-6-4 0-5 1-7 4-26 37-51 74-76 110-8 13-14 15-27 16-4 0-3 3-4 5 0 3 2 4 3 4 3 0 6-1 9-1s7 0 10 0 7 0 11 0c3 0 7 1 11 1 1 0 4 0 4-6 0-3-3-3-4-3s-9 0-9-6c0-2 2-5 5-7 4-7 8-14 13-20 1-1 1-2 5-2 20 0 39 0 59 0 0 3 0 3 1 6 1 4 4 22 4 24 0 5-12 5-13 5-3 0-6 0-6 5 0 3 2 4 4 4 4 0 9-1 13-1s9 0 13 0c5 0 9 0 12 0 5 0 9 1 12 1 4 0 6-3 6-6s-3-3-7-3c-12 0-12-1-13-6-8-39-14-79-22-118zM103 24c5 21 8 42 13 63-19 0-37 0-55 0 14-21 28-42 42-63z"><text:p/></draw:path><draw:path draw:style-name="gr1059" draw:text-style-name="P99" svg:width="0.0591in" svg:height="0.0587in" svg:x="4.1417in" svg:y="0.0669in" svg:viewBox="0 0 151 150" svg:d="M151 75c0-42-35-75-76-75-42 0-75 34-75 75s33 75 75 75c41 0 76-34 76-75zM75 134c-33 0-60-27-60-59 0-33 27-60 60-60s59 26 59 60c0 33-26 59-59 59z"><text:p/></draw:path><draw:path draw:style-name="gr1059" draw:text-style-name="P99" svg:width="0.0756in" svg:height="0.1378in" svg:x="4.2177in" svg:y="0.0268in" svg:viewBox="0 0 193 351" svg:d="M121 118c11 0 22 0 33 0 8 0 12 0 12-8 0-4-4-4-11-4-11 0-21 0-32 0 4-15 6-30 9-44 1-8 7-36 9-40 3-8 10-13 19-13 1 0 11 0 18 6-17 2-21 16-21 21 0 9 7 14 15 14 10 0 21-9 21-24 0-17-18-26-33-26-14 0-38 7-50 45-2 8-3 12-13 61-9 0-18 0-27 0-7 0-11 0-11 7 0 5 4 5 10 5 9 0 18 0 27 0-10 50-20 101-30 153-7 37-13 72-33 72-2 0-11 0-19-7 18-1 21-15 21-21 0-9-6-13-14-13-10 0-21 8-21 23 0 17 17 26 33 26 21 0 36-22 43-37 13-25 22-71 22-74 8-41 15-82 23-122z"><text:p/></draw:path><draw:path draw:style-name="gr1059" draw:text-style-name="P99" svg:width="0.0587in" svg:height="0.0587in" svg:x="4.3429in" svg:y="0.0669in" svg:viewBox="0 0 150 150" svg:d="M150 75c0-42-34-75-75-75-42 0-75 34-75 75s33 75 75 75c41 0 75-34 75-75zM75 134c-33 0-60-27-60-59 0-33 27-60 60-60 32 0 59 26 59 60 0 33-27 59-59 59z"><text:p/></draw:path><draw:path draw:style-name="gr1059" draw:text-style-name="P99" svg:width="0.0744in" svg:height="0.1067in" svg:x="4.4524in" svg:y="0.0287in" svg:viewBox="0 0 190 272" svg:d="M90 4c0-1 0-4-5-4-9 0-37 3-48 3-2 1-6 1-6 8 0 4 3 4 9 4 18 0 19 4 19 7 0 2-1 6-1 8-18 75-37 148-56 223-2 6-2 6-2 8 0 10 8 11 12 11 6 0 12-5 14-10 3-10 5-20 7-30 3-12 6-23 9-34 2-9 4-17 6-26 2-3 4-15 5-17 1-4 13-25 26-36 8-6 19-13 37-13 16 0 20 13 20 27 0 20-14 63-23 86-3 9-5 13-5 21 0 19 13 32 32 32 36 0 50-56 50-60 0-3-3-3-4-3-4 0-4 1-7 7-5 21-17 48-38 48-7 0-10-4-10-13 0-10 3-19 7-28 6-16 24-62 24-84 0-26-16-42-45-42-25 0-43 12-58 30 10-41 21-82 31-123z"><text:p/></draw:path><draw:path draw:style-name="gr1059" draw:text-style-name="P99" svg:width="0.0717in" svg:height="0.0047in" svg:x="4.5433in" svg:y="0.0421in" svg:viewBox="0 0 183 13" svg:d="M173 13c3 0 10 0 10-6 0-7-6-7-10-7-54 0-108 0-162 0-4 0-11 0-11 7 0 6 7 6 11 6 54 0 108 0 162 0z"><text:p/></draw:path><draw:path draw:style-name="gr1059" draw:text-style-name="P99" svg:width="0.0386in" svg:height="0.0701in" svg:x="4.6386in" svg:y="0.0004in" svg:viewBox="0 0 99 179" svg:d="M62 8c0-8-1-8-9-8-18 18-42 18-53 18 0 3 0 6 0 10 7 0 24 0 40-8 0 46 0 91 0 137 0 9 0 14-28 14-3 0-6 0-10 0 0 2 0 5 0 8 5 0 38-1 48-1 8 0 42 1 49 1 0-3 0-6 0-8-3 0-8 0-11 0-26 0-26-5-26-14 0-49 0-100 0-149z"><text:p/></draw:path><draw:path draw:style-name="gr1059" draw:text-style-name="P99" svg:width="0.0591in" svg:height="0.0587in" svg:x="4.7374in" svg:y="0.0669in" svg:viewBox="0 0 151 150" svg:d="M151 75c0-42-34-75-75-75-42 0-76 34-76 75s34 75 76 75c41 0 75-34 75-75zM76 134c-34 0-61-27-61-59 0-33 28-60 61-60 32 0 59 26 59 60 0 33-27 59-59 59z"><text:p/></draw:path><draw:path draw:style-name="gr1059" draw:text-style-name="P99" svg:width="0.0744in" svg:height="0.1067in" svg:x="4.8472in" svg:y="0.0287in" svg:viewBox="0 0 190 272" svg:d="M90 4c0-1 0-4-5-4-9 0-38 3-48 3-3 1-7 1-7 8 0 4 4 4 10 4 18 0 18 4 18 7 0 2-1 6-1 8-18 75-37 148-56 223-1 6-1 6-1 8 0 10 8 11 11 11 7 0 12-5 14-10 3-10 6-20 8-30 3-12 6-23 9-34 2-9 4-17 6-26 0-3 4-15 4-17 2-4 13-25 26-36 9-6 21-13 38-13 16 0 20 13 20 27 0 20-14 63-24 86-2 9-4 13-4 21 0 19 13 32 32 32 36 0 50-56 50-60 0-3-4-3-5-3-3 0-3 1-6 7-5 21-17 48-39 48-7 0-9-4-9-13 0-10 3-19 7-28 6-16 24-62 24-84 0-26-16-42-45-42-25 0-43 12-58 30 10-41 21-82 31-123z"><text:p/></draw:path><draw:path draw:style-name="gr1059" draw:text-style-name="P99" svg:width="0.0732in" svg:height="0.0504in" svg:x="4.4406in" svg:y="0.1472in" svg:viewBox="0 0 187 129" svg:d="M187 94c0-9 0-11-5-11-25-2-62-4-97-21-42-21-57-45-67-61-1-1-4-1-9-1-9 0-9 0-9 10 0 2 0 3 0 5 52 95 139 114 178 114 9 0 9 0 9-11 0-8 0-17 0-24z"><text:p/></draw:path><draw:path draw:style-name="gr1059" draw:text-style-name="P99" svg:width="0.1039in" svg:height="0.0177in" svg:x="4.5126in" svg:y="0.1795in" svg:viewBox="0 0 265 46" svg:d="M133 46c-44 0-89 0-133 0 0-15 0-31 0-46 88 0 177 0 265 0 0 15 0 31 0 46-44 0-88 0-132 0z"><text:p/></draw:path><draw:path draw:style-name="gr1059" draw:text-style-name="P99" svg:width="0.0736in" svg:height="0.0504in" svg:x="4.6154in" svg:y="0.1795in" svg:viewBox="0 0 188 129" svg:d="M188 112c-53-94-140-112-179-112-9 0-9 0-9 11 0 8 0 17 0 24 0 9 0 11 6 11 24 0 62 4 96 21 42 20 59 45 67 60 2 2 5 2 9 2 9 0 10 0 10-10 0-2 0-5 0-7z"><text:p/></draw:path><draw:path draw:style-name="gr1059" draw:text-style-name="P99" svg:width="0.0732in" svg:height="0.0504in" svg:x="4.6819in" svg:y="0.1795in" svg:viewBox="0 0 187 129" svg:d="M187 11c0-11 0-11-9-11-38 0-126 19-178 112 0 2 0 5 0 7 0 10 0 10 9 10 8 0 8 0 10-4 32-50 84-78 164-79 4 0 4-3 4-11 0-7 0-16 0-24z"><text:p/></draw:path><draw:path draw:style-name="gr1059" draw:text-style-name="P99" svg:width="0.1039in" svg:height="0.0177in" svg:x="4.7539in" svg:y="0.1795in" svg:viewBox="0 0 265 46" svg:d="M133 46c-44 0-89 0-133 0 0-15 0-31 0-46 88 0 177 0 265 0 0 15 0 31 0 46-44 0-88 0-132 0z"><text:p/></draw:path><draw:path draw:style-name="gr1059" draw:text-style-name="P99" svg:width="0.0732in" svg:height="0.0504in" svg:x="4.8567in" svg:y="0.1472in" svg:viewBox="0 0 187 129" svg:d="M187 10c0-10-1-10-10-10-6 0-8 0-10 2-31 51-84 78-163 81-4 0-4 2-4 11 0 7 0 16 0 24 0 11 0 11 8 11 39 0 126-19 179-114 0-2 0-3 0-5z"><text:p/></draw:path><draw:path draw:style-name="gr1059" draw:text-style-name="P99" svg:width="0.0323in" svg:height="0.0713in" svg:x="4.5941in" svg:y="0.272in" svg:viewBox="0 0 83 182" svg:d="M75 10c0-4-3-10-11-10-7 0-14 7-14 14 0 5 3 10 9 10 8 0 16-7 16-14zM20 147c-1 4-2 7-2 11 0 14 11 24 25 24 27 0 40-38 40-42s-4-2-5-4c-4 0-4 3-5 5-7 22-19 33-29 33-5 0-7-3-7-10 0-6 2-11 5-17 2-7 5-15 9-22 2-6 12-30 13-34 0-3 1-6 1-8 0-14-11-24-25-24-28 0-40 38-40 42s3 4 4 4c5 0 5-2 6-5 7-23 19-33 29-33 4 0 6 2 6 10 0 6-1 10-9 26-5 15-11 30-16 44z"><text:p/></draw:path><draw:path draw:style-name="gr1059" draw:text-style-name="P99" svg:width="0.0543in" svg:height="0.0744in" svg:x="4.6386in" svg:y="0.2685in" svg:viewBox="0 0 139 190" svg:d="M138 8c1 0 1-4 1-5s-1-3-5-3c-5 0-27 2-34 2-2 1-6 1-6 7 0 3 4 3 7 3 13 0 13 2 13 5 0 2-1 3-1 6-5 21-10 41-15 62-6-10-15-17-29-17-34 0-69 39-69 77 0 27 18 45 41 45 14 0 27-8 38-18 6 15 21 18 28 18 10 0 16-5 22-14 5-11 9-26 9-27 0-4-4-4-5-4-3 0-3 1-5 9-4 13-9 29-20 29-7 0-9-6-9-14 0-5 0-7 1-11 12-50 25-100 38-150zM80 154c-2 8-7 13-14 18-2 2-13 11-24 11-10 0-20-7-20-27 0-14 8-44 14-55 12-21 26-25 33-25 20 0 25 21 25 23 0 1 0 3-2 4-4 17-7 35-12 51z"><text:p/></draw:path><draw:path draw:style-name="gr1059" draw:text-style-name="P99" svg:width="0.0638in" svg:height="0.0543in" svg:x="4.7031in" svg:y="0.3031in" svg:viewBox="0 0 163 139" svg:d="M121 6c-1-5-1-6-5-6-6 0-7 1-8 4-25 37-51 74-76 110-9 13-15 15-28 16-4 0-3 3-4 5 0 3 2 3 3 4 4 0 7-1 9-1 3 0 7 0 10 0s8 0 11 0 8 1 11 1c1 0 4 0 4-6 0-3-2-2-3-3-2 0-10 0-10-6 0-2 4-5 5-7 4-7 10-14 14-20 0-1 1-2 4-2 20 0 39 0 59 0 1 3 1 3 1 6 1 4 4 22 4 24 0 5-12 5-13 5-2 0-6 0-6 5 0 3 2 4 4 4 4 0 9-1 13-1s9 0 13 0c5 0 9 0 13 0s8 1 12 1 5-3 5-6-3-3-6-3c-13 0-13-1-14-6-8-39-14-79-22-118zM103 24c5 21 8 42 13 63-19 0-37 0-55 0 14-21 28-42 42-63z"><text:p/></draw:path><draw:path draw:style-name="gr1059" draw:text-style-name="P99" svg:width="0.1004in" svg:height="0.035in" svg:x="4.9776in" svg:y="0.0783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1059" draw:text-style-name="P99" svg:width="0.076in" svg:height="0.1378in" svg:x="5.1374in" svg:y="0.0268in" svg:viewBox="0 0 194 351" svg:d="M122 118c11 0 22 0 33 0 8 0 12 0 12-8 0-4-4-4-11-4-11 0-21 0-32 0 3-15 6-30 8-44 2-8 8-36 10-40 3-8 10-13 18-13 2 0 12 0 18 6-16 2-21 16-21 21 0 9 8 14 15 14 11 0 22-9 22-24 0-17-18-26-34-26-14 0-38 7-49 45-3 8-4 12-13 61-9 0-18 0-26 0s-13 0-13 7c0 5 4 5 11 5 9 0 17 0 26 0-10 50-19 101-29 153-6 37-13 72-34 72-1 0-11 0-19-7 19-1 22-15 22-21 0-9-7-13-14-13-10 0-22 8-22 23 0 17 18 26 33 26 22 0 37-22 44-37 12-25 21-71 22-74 8-41 15-82 23-122z"><text:p/></draw:path></draw:g></text:p>
        </text:list-item>
      </text:list>
      <text:p text:style-name="P51">סה"כ <text:span text:style-name="T9"><draw:g text:anchor-type="as-char" svg:y="-0.0689in" draw:z-index="247" draw:name="Shape264" draw:style-name="gr1057"><svg:title>TexMaths</svg:title><svg:desc>11§inline§\vphi§svg§600§FALSE§</svg:desc><draw:path draw:style-name="gr1058" draw:text-style-name="P98" svg:width="0.078in" svg:height="0.0835in" svg:x="-0.0004in" svg:y="0.0071in" svg:viewBox="0 0 199 213" svg:d="M0 0c66 0 133 0 199 0 0 72 0 142 0 213-66 0-133 0-199 0 0-71 0-141 0-213z"><text:p/></draw:path><draw:path draw:style-name="gr1059" draw:text-style-name="P99" svg:width="0.0858in" svg:height="0.0992in" svg:x="-0.0004in" svg:y="0in" svg:viewBox="0 0 219 253" svg:d="M47 234c-3 6-3 6-3 8 0 9 8 11 11 11s10-1 15-10c1-3 3-15 13-70 3 0 7 1 13 1 63 0 123-60 123-121 0-30-15-53-44-53-55 0-79 75-102 148-42-7-63-27-63-56 0-9 9-52 32-79 3-3 3-4 3-5s-1-4-5-4c-10 0-40 57-40 93 0 35 25 64 66 72-6 22-13 43-19 65zM100 151c-4 0-5 0-7 0-6 0-6 0-6-3 3-13 7-34 8-39 12-50 41-87 77-87 26 0 36 21 36 40 0 44-50 89-108 89z"><text:p/></draw:path></draw:g></text:span><text:span text:style-name="T9"><text:s/>הופכית, ולכן זיווג </text:span><text:span text:style-name="T9"><draw:g text:anchor-type="as-char" svg:y="-0.1043in" draw:z-index="248" draw:name="Shape265" draw:style-name="gr1057"><svg:title>TexMaths</svg:title><svg:desc>11§inline§\bs§svg§600§FALSE§</svg:desc><draw:path draw:style-name="gr1058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h text:style-name="Heading_20_2" text:outline-level="2">שאלה 7</text:h>
      <text:p text:style-name="P52">תהי קבוצה <text:span text:style-name="T9"><draw:g text:anchor-type="as-char" svg:y="-0.1083in" draw:z-index="249" draw:name="Shape266" draw:style-name="gr1057"><svg:title>TexMaths</svg:title><svg:desc>11§inline§A§svg§600§FALSE§</svg:desc><draw:path draw:style-name="gr1058" draw:text-style-name="P98" svg:width="0.0929in" svg:height="0.0921in" svg:x="0.0024in" svg:y="0.0079in" svg:viewBox="0 0 237 235" svg:d="M0 0c79 0 158 0 237 0 0 78 0 157 0 235-79 0-158 0-237 0 0-78 0-157 0-235z"><text:p/></draw:path><draw:path draw:style-name="gr1059" draw:text-style-name="P99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9">. נסמן </text:span><text:span text:style-name="T9"><draw:g text:anchor-type="as-char" svg:y="-0.1134in" draw:z-index="250" draw:name="Shape267" draw:style-name="gr1057"><svg:title>TexMaths</svg:title><svg:desc>11§inline§S(A)§svg§600§FALSE§</svg:desc><draw:path draw:style-name="gr1058" draw:text-style-name="P98" svg:width="0.3031in" svg:height="0.1358in" svg:x="-0.0004in" svg:y="0.0071in" svg:viewBox="0 0 771 346" svg:d="M386 346c-128 0-257 0-386 0 0-116 0-230 0-346 256 0 514 0 771 0 0 116 0 230 0 346-128 0-257 0-385 0z"><text:p/></draw:path><draw:path draw:style-name="gr1059" draw:text-style-name="P99" svg:width="0.0902in" svg:height="0.1098in" svg:x="-0.0004in" svg:y="0.0067in" svg:viewBox="0 0 230 280" svg:d="M230 3c0-1-1-3-4-3s-3 0-8 6c-7 7-12 14-18 22-11-18-30-28-56-28-48 0-94 44-94 91 0 31 19 49 39 55 14 4 28 7 42 10 14 4 35 10 35 41 0 34-32 71-69 71-25 0-68-9-68-57 0-8 2-17 3-19 0-3 0-3 0-4 0-3-2-3-4-3-3 0-3 0-4 1-2 1-24 88-24 89 0 2 2 5 4 5 3 0 3 0 8-6 7-6 12-14 19-22 16 22 43 28 65 28 53 0 98-52 98-98 0-27-13-40-19-45-9-9-14-11-48-20-9-2-24-6-27-7-10-3-23-14-23-35 0-31 31-64 67-64 32 0 56 17 56 59 0 13-2 20-2 22 1 2 0 4 5 4 4 0 4-1 6-8 7-29 13-56 21-85z"><text:p/></draw:path><draw:path draw:style-name="gr1059" draw:text-style-name="P99" svg:width="0.035in" svg:height="0.1512in" svg:x="0.1091in" svg:y="0in" svg:viewBox="0 0 90 385" svg:d="M90 381c0-1 0-1-6-8-49-49-61-122-61-180 0-67 14-135 62-182 5-5 5-5 5-7 0-3-2-4-4-4-3 0-39 26-61 76-19 42-25 85-25 117 0 29 4 76 26 120 24 47 57 72 60 72 2 0 4-1 4-4z"><text:p/></draw:path><draw:path draw:style-name="gr1059" draw:text-style-name="P99" svg:width="0.1039in" svg:height="0.1079in" svg:x="0.1579in" svg:y="0.0043in" svg:viewBox="0 0 265 275" svg:d="M56 231c-15 26-31 31-47 32-5 1-9 1-9 8 0 2 2 4 6 4 9 0 22-1 33-1 13 0 26 1 38 1 2 0 8 0 8-7 0-4-4-5-7-5-9 0-17-3-17-13 0-4 2-9 5-14 10-17 19-32 29-49 32 0 64 0 97 0 1 9 6 60 6 64 0 11-20 12-27 12-6 0-10 0-10 8 0 4 3 3 5 4 17 0 33-1 49-1 10 0 34 1 44 1 2 0 6 0 6-7 0-5-3-5-9-5-24 0-24-2-25-13-8-79-15-160-23-240-1-8-1-10-8-10-5 0-7 3-10 7-45 74-89 149-134 224zM102 175c26-43 51-85 76-127 4 42 8 84 12 127-29 0-58 0-88 0z"><text:p/></draw:path><draw:path draw:style-name="gr1059" draw:text-style-name="P99" svg:width="0.035in" svg:height="0.1512in" svg:x="0.2752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9"><text:s/>כקבוצת כל יחסי הסדר החזקים על </text:span><text:span text:style-name="T9"><draw:g text:anchor-type="as-char" svg:y="-0.1083in" draw:z-index="251" draw:name="Shape268" draw:style-name="gr1057"><svg:title>TexMaths</svg:title><svg:desc>11§inline§A§svg§600§FALSE§</svg:desc><draw:path draw:style-name="gr1058" draw:text-style-name="P98" svg:width="0.0929in" svg:height="0.0921in" svg:x="0.0024in" svg:y="0.0079in" svg:viewBox="0 0 237 235" svg:d="M0 0c79 0 158 0 237 0 0 78 0 157 0 235-79 0-158 0-237 0 0-78 0-157 0-235z"><text:p/></draw:path><draw:path draw:style-name="gr1059" draw:text-style-name="P99" svg:width="0.1035in" svg:height="0.1079in" svg:x="-0.0004in" svg:y="0in" svg:viewBox="0 0 264 275" svg:d="M56 231c-15 25-31 30-47 32-6 0-9 0-9 7 0 2 2 5 6 5 9 0 22-1 33-1 12 0 26 1 38 1 2 0 7 0 7-8 0-4-3-4-6-4-8-2-18-4-18-14 0-4 3-8 5-14 10-16 20-33 30-49 32 0 64 0 96 0 0 7 5 60 5 64 0 11-19 13-27 13-6 0-9 0-9 7 0 5 4 5 6 5 15 0 32-1 47-1 10 0 34 1 44 1 2 0 7 0 7-8 0-4-4-4-9-4-24 0-24-3-25-14-8-80-16-160-24-240-1-8-1-9-7-9s-8 2-10 7c-44 74-89 149-133 224zM103 174c24-42 49-85 74-127 4 42 8 85 13 127-29 0-59 0-87 0z"><text:p/></draw:path></draw:g></text:span><text:span text:style-name="T9"><text:s/>וב־</text:span><text:span text:style-name="T9"><draw:g text:anchor-type="as-char" svg:y="-0.1134in" draw:z-index="252" draw:name="Shape269" draw:style-name="gr1057"><svg:title>TexMaths</svg:title><svg:desc>11§inline§W(A)§svg§600§FALSE§</svg:desc><draw:path draw:style-name="gr1058" draw:text-style-name="P98" svg:width="0.3657in" svg:height="0.1354in" svg:x="-0.0004in" svg:y="0.0071in" svg:viewBox="0 0 930 345" svg:d="M0 0c310 0 619 0 930 0 0 115 0 230 0 345-311 0-620 0-930 0 0-115 0-230 0-345z"><text:p/></draw:path><draw:path draw:style-name="gr1059" draw:text-style-name="P99" svg:width="0.1508in" svg:height="0.1063in" svg:x="0in" svg:y="0.0098in" svg:viewBox="0 0 384 271" svg:d="M333 45c10-16 19-31 43-33 5 0 8 0 8-8 0-1-1-4-4-4-10 0-20 1-30 1-13 0-28-1-41-1-2 0-6 0-6 8 0 4 3 4 5 4 9 1 23 3 23 16 0 4-2 7-5 12-36 60-71 121-105 180-5-63-10-126-14-189 0-8-1-18 27-19 7 0 10 0 10-8 0-3-4-4-5-4-16 0-32 1-48 1-8 0-31-1-40-1-2 0-7 0-7 8 0 4 3 4 9 4 18 0 20 2 21 10 0 10 1 20 2 30-33 56-65 112-98 168-4-64-10-129-14-194 0-4 0-13 28-14 5 0 9 0 9-8 0-4-3-3-5-4-16 0-32 1-48 1-14 0-27-1-40-1-2 0-8 0-8 8 0 4 3 4 10 4 20 0 20 3 21 14 5 79 12 157 17 235 0 7 0 10 6 10 4 0 5-2 10-8 37-65 76-131 113-196 5 65 9 129 14 194 2 8 2 10 6 10 5 0 8-3 10-7 42-72 83-146 126-219z"><text:p/></draw:path><draw:path draw:style-name="gr1059" draw:text-style-name="P99" svg:width="0.035in" svg:height="0.1508in" svg:x="0.1717in" svg:y="0in" svg:viewBox="0 0 90 384" svg:d="M90 380c0-1 0-1-6-8-49-48-61-121-61-179 0-67 14-135 62-183 5-4 5-4 5-7 0-2-2-3-4-3-3 0-39 26-62 75-20 43-24 86-24 118 0 28 4 76 25 119 25 47 58 72 61 72 2 0 4-1 4-4z"><text:p/></draw:path><draw:path draw:style-name="gr1059" draw:text-style-name="P99" svg:width="0.1039in" svg:height="0.1079in" svg:x="0.2205in" svg:y="0.0043in" svg:viewBox="0 0 265 275" svg:d="M56 230c-15 27-31 32-47 33-5 0-9 0-9 8 0 2 2 4 6 4 9 0 22-2 33-2 13 0 26 2 38 2 2 0 8 0 8-7 0-5-4-5-7-5-9-1-17-4-17-14 0-5 2-9 5-14 10-16 19-32 29-48 33 0 65 0 98 0 0 7 5 60 5 63 0 12-20 13-27 13-6 0-10 0-10 8 0 3 3 3 5 4 17 0 33-2 49-2 9 0 34 2 44 2 2 0 6 0 6-9 0-3-3-3-9-3-24 0-24-3-25-14-8-79-15-160-23-240-1-8-1-9-8-9-5 0-7 2-10 7-45 74-89 149-134 223zM102 175c26-43 51-86 76-128 5 42 9 85 13 128-29 0-59 0-89 0z"><text:p/></draw:path><draw:path draw:style-name="gr1059" draw:text-style-name="P99" svg:width="0.0346in" svg:height="0.1508in" svg:x="0.3386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9"> את כל יחסי הסדר החלשים. נוכיח </text:span><text:span text:style-name="T9"><draw:g text:anchor-type="as-char" svg:y="-0.1134in" draw:z-index="253" draw:name="Shape270" draw:style-name="gr1057"><svg:title>TexMaths</svg:title><svg:desc>11§inline§S(A) \sim W(A)§svg§600§FALSE§</svg:desc><draw:path draw:style-name="gr1058" draw:text-style-name="P98" svg:width="0.9028in" svg:height="0.1358in" svg:x="-0.0004in" svg:y="0.0071in" svg:viewBox="0 0 2294 346" svg:d="M1148 346c-383 0-765 0-1148 0 0-116 0-230 0-346 764 0 1530 0 2294 0 0 116 0 230 0 346-381 0-764 0-1146 0z"><text:p/></draw:path><draw:path draw:style-name="gr1059" draw:text-style-name="P99" svg:width="0.0902in" svg:height="0.1098in" svg:x="-0.0004in" svg:y="0.0067in" svg:viewBox="0 0 230 280" svg:d="M230 3c0-1-1-3-5-3-2 0-2 0-6 6-7 7-12 14-19 22-10-18-31-28-56-28-48 0-95 44-95 91 0 31 20 49 40 55 14 4 28 7 42 10 14 4 35 10 35 41 0 34-32 71-69 71-26 0-68-9-68-57 0-8 2-17 3-19 0-3 0-3 0-4 0-3-2-3-5-3-2 0-2 0-3 1-2 1-24 88-24 89 0 2 2 5 4 5 3 0 3 0 8-6 7-6 12-14 19-22 16 22 43 28 65 28 52 0 98-52 98-98 0-27-13-40-19-45-9-9-14-11-49-20-8-2-23-6-26-7-10-3-23-14-23-35 0-31 31-64 67-64 32 0 56 17 56 59 0 13-2 20-2 22 2 2 0 4 5 4 4 0 4-1 6-8 7-29 14-56 21-85z"><text:p/></draw:path><draw:path draw:style-name="gr1059" draw:text-style-name="P99" svg:width="0.0346in" svg:height="0.1512in" svg:x="0.1091in" svg:y="0in" svg:viewBox="0 0 89 385" svg:d="M89 381c0-1 0-1-7-8-48-49-60-122-60-179 0-68 14-136 63-183 4-5 4-5 4-7 0-3-1-4-3-4-5 0-40 26-62 76-20 42-24 85-24 118 0 28 3 75 25 119 23 47 56 72 61 72 2 0 3-1 3-4z"><text:p/></draw:path><draw:path draw:style-name="gr1059" draw:text-style-name="P99" svg:width="0.1039in" svg:height="0.1079in" svg:x="0.1587in" svg:y="0.0043in" svg:viewBox="0 0 265 275" svg:d="M55 231c-15 26-30 31-47 32-5 1-8 1-8 8 0 2 1 4 4 4 11 0 23-1 33-1 14 0 27 1 40 1 2 0 7 0 7-7 0-4-4-5-6-5-9 0-19-3-19-13 0-4 3-9 6-14 10-17 20-32 30-49 31 0 64 0 96 0 1 9 7 60 7 64 0 11-21 12-29 12-5 0-8 0-8 8 0 4 4 4 5 4 15 0 32-1 48-1 9 0 35 1 43 1 3 0 8 0 8-7 0-5-4-5-9-5-24 0-24-2-25-13-8-79-17-160-24-240 0-8 0-10-7-10-6 0-8 3-10 7-45 74-90 149-135 224zM101 175c25-43 52-85 77-127 5 42 8 84 12 127-29 0-59 0-89 0z"><text:p/></draw:path><draw:path draw:style-name="gr1059" draw:text-style-name="P99" svg:width="0.0346in" svg:height="0.1512in" svg:x="0.276in" svg:y="0in" svg:viewBox="0 0 89 385" svg:d="M89 194c0-31-4-77-25-121-23-48-56-73-61-73-2 0-3 2-3 4s0 2 8 9c37 38 59 99 59 181 0 64-14 132-63 180-4 6-4 6-4 7 0 2 1 4 3 4 5 0 40-26 62-76 20-41 24-84 24-115z"><text:p/></draw:path><draw:path draw:style-name="gr1059" draw:text-style-name="P99" svg:width="0.1012in" svg:height="0.0354in" svg:x="0.3768in" svg:y="0.0571in" svg:viewBox="0 0 258 91" svg:d="M258 13c0-9-3-12-5-12s-6 2-6 10c-2 37-27 58-53 58s-43-16-63-33-40-36-66-36c-42 0-65 43-65 78 0 12 3 8 5 12 5 0 6-7 6-9 2-41 31-59 54-59 24 0 43 17 63 33 18 18 39 36 66 36 41 0 64-43 64-78z"><text:p/></draw:path><draw:path draw:style-name="gr1059" draw:text-style-name="P99" svg:width="0.1508in" svg:height="0.1063in" svg:x="0.537in" svg:y="0.0098in" svg:viewBox="0 0 384 271" svg:d="M333 44c10-16 19-31 43-32 3-1 8-1 8-8 0-2-2-4-5-4-9 0-20 1-29 1-13 0-28-1-41-1-2 0-8 0-8 7 0 4 5 5 7 5 9 0 22 3 22 14 0 5-1 8-4 14-36 60-70 121-105 180-4-63-10-126-14-190 0-8-1-18 27-18 7 0 10 0 10-8 0-4-4-4-5-4-16 0-32 1-48 1-8 0-32-1-40-1-3 0-8 0-8 8 0 4 4 4 10 4 16 0 20 2 20 9 1 10 2 20 3 30-33 56-65 113-98 169-5-65-10-130-15-195 0-4 0-13 29-13 5 0 8 0 8-8 0-4-4-4-5-4-16 0-31 1-48 1-13 0-27-1-40-1-2 0-7 0-7 7 0 5 3 5 10 5 19 0 20 3 20 14 5 79 12 157 17 235 1 7 1 10 7 10 4 0 5-2 9-8 38-65 76-131 114-196 4 65 10 130 14 194 0 8 1 10 6 10s8-5 10-8c42-73 84-146 126-219z"><text:p/></draw:path><draw:path draw:style-name="gr1059" draw:text-style-name="P99" svg:width="0.035in" svg:height="0.1512in" svg:x="0.7087in" svg:y="0in" svg:viewBox="0 0 90 385" svg:d="M90 381c0-1 0-1-6-8-49-49-62-122-62-179 0-68 15-136 63-183 5-5 5-5 5-7 0-3-2-4-4-4-5 0-39 26-62 76-20 42-24 85-24 118 0 28 4 75 25 119 23 47 56 72 61 72 2 0 4-1 4-4z"><text:p/></draw:path><draw:path draw:style-name="gr1059" draw:text-style-name="P99" svg:width="0.1039in" svg:height="0.1079in" svg:x="0.7579in" svg:y="0.0043in" svg:viewBox="0 0 265 275" svg:d="M56 231c-15 26-31 31-47 32-6 1-9 1-9 8 0 2 2 4 5 4 10 0 22-1 33-1 14 0 27 1 39 1 2 0 8 0 8-7 0-4-4-5-7-5-9 0-18-3-18-13 0-4 3-9 5-14 10-17 20-32 30-49 31 0 64 0 96 0 1 9 7 60 7 64 0 11-20 12-28 12-5 0-9 0-9 8 0 4 4 4 5 4 17 0 33-1 48-1 10 0 35 1 44 1 3 0 7 0 7-7 0-5-3-5-9-5-24 0-24-2-25-13-8-79-15-160-23-240-1-8-1-10-8-10-6 0-8 3-10 7-45 74-89 149-134 224zM102 175c26-43 51-85 76-127 5 42 8 84 12 127-29 0-58 0-88 0z"><text:p/></draw:path><draw:path draw:style-name="gr1059" draw:text-style-name="P99" svg:width="0.035in" svg:height="0.1512in" svg:x="0.8752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9">. </text:span><text:span text:style-name="T79">נבחר זיווג </text:span><text:span text:style-name="T79"><draw:g text:anchor-type="as-char" svg:y="-0.1134in" draw:z-index="254" draw:name="Shape271" draw:style-name="gr1057"><svg:title>TexMaths</svg:title><svg:desc>11§inline§F \colon S(A) \to W(A)§svg§600§FALSE§</svg:desc><draw:path draw:style-name="gr1058" draw:text-style-name="P98" svg:width="1.1657in" svg:height="0.1358in" svg:x="0.0016in" svg:y="0.0071in" svg:viewBox="0 0 2962 346" svg:d="M1482 346c-494 0-988 0-1482 0 0-116 0-230 0-346 988 0 1975 0 2962 0 0 116 0 230 0 346-493 0-987 0-1480 0z"><text:p/></draw:path><draw:path draw:style-name="gr1059" draw:text-style-name="P99" svg:width="0.1075in" svg:height="0.1024in" svg:x="-0.0004in" svg:y="0.0098in" svg:viewBox="0 0 274 261" svg:d="M102 137c12 0 26 0 38 0 28 0 32 6 32 17 0 2 0 8-4 19 0 2-1 3-1 4 0 4 4 5 6 5 3 0 3-1 5-8 7-29 15-56 21-84 1-4 1-5 1-6s-1-5-4-5c-5 0-5 2-6 9-8 30-17 36-50 36-12 0-23 0-35 0 8-33 16-65 25-98 3-13 3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3-3-13-8 0-1 0-3 2-9 8-32 17-64 24-95z"><text:p/></draw:path><draw:path draw:style-name="gr1059" draw:text-style-name="P99" svg:width="0.0157in" svg:height="0.065in" svg:x="0.1425in" svg:y="0.048in" svg:viewBox="0 0 41 166" svg:d="M41 21c0-12-9-21-20-21s-21 9-21 21c0 11 10 20 21 20s20-9 20-20zM41 146c0-12-9-20-20-20s-21 8-21 20c0 11 10 20 21 20s20-9 20-20z"><text:p/></draw:path><draw:path draw:style-name="gr1059" draw:text-style-name="P99" svg:width="0.0898in" svg:height="0.1098in" svg:x="0.2303in" svg:y="0.0067in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6 22 43 28 66 28 51 0 98-52 98-98 0-27-14-40-19-45-9-9-15-11-50-20-8-2-22-6-25-7-11-3-24-14-24-35 0-31 31-64 68-64 32 0 55 17 55 59 0 13-1 20-1 22 1 2 0 4 4 4 5 0 5-1 6-8 7-29 14-56 21-85z"><text:p/></draw:path><draw:path draw:style-name="gr1059" draw:text-style-name="P99" svg:width="0.035in" svg:height="0.1512in" svg:x="0.3398in" svg:y="0in" svg:viewBox="0 0 90 385" svg:d="M90 381c0-1 0-1-6-8-49-49-62-122-62-179 0-68 15-136 63-183 5-5 5-5 5-7 0-3-2-4-4-4-3 0-39 26-62 76-20 42-24 85-24 118 0 28 4 75 25 119 23 47 58 72 61 72 2 0 4-1 4-4z"><text:p/></draw:path><draw:path draw:style-name="gr1059" draw:text-style-name="P99" svg:width="0.1039in" svg:height="0.1079in" svg:x="0.389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059" draw:text-style-name="P99" svg:width="0.035in" svg:height="0.1512in" svg:x="0.5063in" svg:y="0in" svg:viewBox="0 0 90 385" svg:d="M90 194c0-31-4-77-25-121-23-48-57-73-61-73-2 0-4 2-4 4s0 2 8 9c38 38 60 99 60 181 0 64-14 132-62 180-6 6-6 6-6 7 0 2 2 4 4 4 4 0 39-26 62-76 20-41 24-84 24-115z"><text:p/></draw:path><draw:path draw:style-name="gr1059" draw:text-style-name="P99" svg:width="0.1346in" svg:height="0.0787in" svg:x="0.6075in" svg:y="0.0362in" svg:viewBox="0 0 343 201" svg:d="M301 109c-22 15-31 32-35 36-17 27-21 51-21 52 0 4 6 4 8 4 7 0 8-1 9-7 9-38 32-71 76-88 4-1 5-3 5-5 0-3-2-4-3-4-17-7-64-27-78-91-1-5-2-6-9-6-2 0-8 0-8 4 0 2 5 26 20 51 8 12 20 25 36 37-95 0-191 0-287 0-7 0-14 0-14 9 0 8 7 8 14 8 96 0 192 0 287 0z"><text:p/></draw:path><draw:path draw:style-name="gr1059" draw:text-style-name="P99" svg:width="0.1508in" svg:height="0.1063in" svg:x="0.8016in" svg:y="0.0098in" svg:viewBox="0 0 384 271" svg:d="M333 44c9-16 19-31 43-32 4-1 8-1 8-8 0-2-2-4-4-4-10 0-21 1-31 1-12 0-27-1-40-1-2 0-8 0-8 7 0 4 4 5 7 5 9 0 22 3 22 14 0 5-2 8-4 14-36 60-70 121-105 180-4-63-10-126-14-190-1-8-1-18 26-18 7 0 11 0 11-8 0-4-4-4-5-4-16 0-32 1-48 1-8 0-31-1-40-1-2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3 10 7 10 5 0 8-5 9-8 43-73 84-146 127-219z"><text:p/></draw:path><draw:path draw:style-name="gr1059" draw:text-style-name="P99" svg:width="0.0346in" svg:height="0.1512in" svg:x="0.9732in" svg:y="0in" svg:viewBox="0 0 89 385" svg:d="M89 381c0-1 0-1-6-8-48-49-61-122-61-179 0-68 15-136 63-183 4-5 4-5 4-7 0-3-1-4-3-4-5 0-39 26-62 76-20 42-24 85-24 118 0 28 4 75 25 119 23 47 56 72 61 72 2 0 3-1 3-4z"><text:p/></draw:path><draw:path draw:style-name="gr1059" draw:text-style-name="P99" svg:width="0.1039in" svg:height="0.1079in" svg:x="1.0228in" svg:y="0.0043in" svg:viewBox="0 0 265 275" svg:d="M56 231c-15 26-31 31-48 32-5 1-8 1-8 8 0 2 2 4 6 4 9 0 22-1 33-1 12 0 26 1 38 1 2 0 8 0 8-7 0-4-5-5-7-5-9 0-17-3-17-13 0-4 2-9 4-14 10-17 20-32 30-49 32 0 65 0 96 0 2 9 7 60 7 64 0 11-20 12-27 12-6 0-10 0-10 8 0 4 4 4 5 4 17 0 33-1 49-1 9 0 34 1 44 1 2 0 6 0 6-7 0-5-3-5-9-5-24 0-24-2-25-13-8-79-15-160-23-240-1-8-1-10-8-10-6 0-7 3-10 7-45 74-89 149-134 224zM102 175c26-43 51-85 76-127 5 42 8 84 12 127-29 0-58 0-88 0z"><text:p/></draw:path><draw:path draw:style-name="gr1059" draw:text-style-name="P99" svg:width="0.035in" svg:height="0.1512in" svg:x="1.1402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79"><text:s/>המוגדר לפי </text:span><text:span text:style-name="T80"><draw:g text:anchor-type="as-char" svg:y="-0.1134in" draw:z-index="255" draw:name="Shape272" draw:style-name="gr1057"><svg:title>TexMaths</svg:title><svg:desc>11§inline§F = \lambda s \in S(A). id_A \cup s§svg§600§FALSE§</svg:desc><draw:path draw:style-name="gr1058" draw:text-style-name="P98" svg:width="1.4925in" svg:height="0.1358in" svg:x="0.0016in" svg:y="0.0071in" svg:viewBox="0 0 3792 346" svg:d="M1897 346c-633 0-1264 0-1897 0 0-116 0-230 0-346 1264 0 2528 0 3792 0 0 116 0 230 0 346-631 0-1264 0-1895 0z"><text:p/></draw:path><draw:path draw:style-name="gr1059" draw:text-style-name="P99" svg:width="0.1075in" svg:height="0.1024in" svg:x="-0.0004in" svg:y="0.0098in" svg:viewBox="0 0 274 261" svg:d="M102 137c12 0 26 0 38 0 28 0 32 6 32 17 0 2 0 8-4 19 0 2-1 3-1 4 0 4 4 5 6 5 3 0 3-1 5-8 7-29 15-56 21-84 1-4 1-5 1-6s-1-5-4-5c-5 0-5 2-6 9-8 30-17 36-50 36-11 0-23 0-34 0 7-33 16-65 24-98 3-13 4-14 21-14 16 0 34 0 50 0 49 0 58 12 58 42 0 9 0 11-2 21-1 5-1 5-1 6 0 3 1 6 5 6s4-2 5-10c2-22 6-45 8-67 1-10-1-10-10-10-64 0-126 0-190 0-8 0-11 0-11 8 0 4 3 4 11 4 14 0 25 0 25 7 0 1 0 2-2 9-18 68-34 136-52 203-3 15-4 18-35 18-7 0-10 0-10 8 0 4 4 4 6 4 11 0 39-1 50-1 13 0 45 1 58 1 4 0 8 0 8-8 0-2-1-2-2-3s-2-1-11-1-10 0-20 0c-11-1-12-3-12-8 0-1 0-3 1-9 8-32 17-64 24-95z"><text:p/></draw:path><draw:path draw:style-name="gr1059" draw:text-style-name="P99" svg:width="0.1008in" svg:height="0.0354in" svg:x="0.163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0748in" svg:height="0.1067in" svg:x="0.3236in" svg:y="0.0071in" svg:viewBox="0 0 191 272" svg:d="M118 155c15 41 34 98 40 107s10 9 20 9c4 0 6 0 9 0 4 0 4-1 4-3s-1-3-2-5c-3-4-5-10-9-17-26-73-51-146-78-218-8-24-29-28-47-28-2 0-8 0-8 4 0 3 4 4 5 4 12 2 15 4 24 31 12 35 25 70 37 105-35 35-71 70-106 105-5 4-7 6-7 12 0 7 6 11 12 11s9-4 12-9c31-36 63-71 94-108z"><text:p/></draw:path><draw:path draw:style-name="gr1059" draw:text-style-name="P99" svg:width="0.0555in" svg:height="0.0685in" svg:x="0.4126in" svg:y="0.0453in" svg:viewBox="0 0 142 175" svg:d="M131 26c-11 0-19 9-19 18 0 6 4 11 12 11 9 0 18-7 18-22 0-16-17-33-46-33-51 0-65 40-65 56 0 31 28 36 39 39 20 4 41 7 41 29 0 10-9 42-56 42-5 0-35 0-44-20 15 2 24-9 24-20 0-9-5-14-14-14-10 0-21 8-21 26 0 22 22 37 55 37 63 0 78-46 78-64 0-14-8-24-12-28-11-11-22-13-38-17-15-2-30-5-30-23 0-11 9-34 43-34 10 0 29 2 35 17z"><text:p/></draw:path><draw:path draw:style-name="gr1059" draw:text-style-name="P99" svg:width="0.076in" svg:height="0.087in" svg:x="0.5307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1059" draw:text-style-name="P99" svg:width="0.0898in" svg:height="0.1098in" svg:x="0.6697in" svg:y="0.0067in" svg:viewBox="0 0 229 280" svg:d="M229 3c0-1 0-3-5-3-1 0-2 0-6 6-7 7-12 14-19 22-10-18-30-28-55-28-49 0-96 44-96 91 0 31 21 49 41 55 13 4 28 7 41 10 14 4 36 10 36 41 0 34-32 71-70 71-24 0-67-9-67-57 0-8 2-17 2-19 0-3 1-3 1-4 0-3-3-3-4-3-3 0-4 0-5 1s-23 88-23 89c0 2 2 5 4 5 3 0 3 0 7-6 7-6 12-14 19-22 16 22 43 28 66 28 53 0 98-52 98-98 0-27-14-40-19-45-9-9-15-11-50-20-8-2-22-6-25-7-11-3-24-14-24-35 0-31 31-64 68-64 32 0 55 17 55 59 0 13-1 20-1 22 1 2 0 4 4 4 5 0 5-1 6-8 7-29 14-56 21-85z"><text:p/></draw:path><draw:path draw:style-name="gr1059" draw:text-style-name="P99" svg:width="0.035in" svg:height="0.1512in" svg:x="0.7783in" svg:y="0in" svg:viewBox="0 0 90 385" svg:d="M90 381c0-1 0-1-6-8-49-49-61-122-61-180 0-67 14-135 62-182 5-5 5-5 5-7 0-3-2-4-4-4-3 0-39 26-62 76-20 42-24 85-24 117 0 29 4 76 25 120 23 47 58 72 61 72 2 0 4-1 4-4z"><text:p/></draw:path><draw:path draw:style-name="gr1059" draw:text-style-name="P99" svg:width="0.1039in" svg:height="0.1079in" svg:x="0.828in" svg:y="0.0043in" svg:viewBox="0 0 265 275" svg:d="M56 231c-15 26-31 31-47 32-5 1-9 1-9 8 0 2 2 4 6 4 9 0 22-1 33-1 13 0 26 1 38 1 2 0 8 0 8-7 0-4-4-5-7-5-9 0-17-3-17-13 0-4 2-9 5-14 10-17 19-32 29-49 33 0 65 0 98 0 0 9 5 60 5 64 0 11-20 12-27 12-6 0-9 0-9 8 0 4 3 3 4 4 17 0 33-1 49-1 9 0 34 1 44 1 2 0 6 0 6-7 0-5-3-5-9-5-23 0-23-2-24-13-8-79-16-160-24-240-1-8-1-10-8-10-5 0-7 3-10 7-45 74-89 149-134 224zM102 175c26-43 51-85 76-127 5 42 9 84 13 127-29 0-59 0-89 0z"><text:p/></draw:path><draw:path draw:style-name="gr1059" draw:text-style-name="P99" svg:width="0.0346in" svg:height="0.1512in" svg:x="0.9457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0157in" svg:height="0.0157in" svg:x="1.0094in" svg:y="0.0972in" svg:viewBox="0 0 41 41" svg:d="M41 21c0-12-10-21-21-21s-20 9-20 21c0 11 9 20 20 20s21-9 21-20z"><text:p/></draw:path><draw:path draw:style-name="gr1059" draw:text-style-name="P99" svg:width="0.0398in" svg:height="0.1016in" svg:x="1.0425in" svg:y="0.0134in" svg:viewBox="0 0 102 259" svg:d="M99 14c0-7-5-14-14-14-11 0-21 11-21 21 0 8 5 14 14 14s21-9 21-21zM69 160c5-11 5-12 9-22 3-8 5-14 5-21 0-18-13-32-32-32-37 0-51 56-51 59 0 5 3 2 4 5 5 0 5-1 7-8 10-36 25-47 39-47 3 0 9 0 9 12 0 7-2 16-4 20-2 9-20 55-26 71-4 10-9 22-9 30 0 19 13 32 32 32 36 0 50-55 50-59 0-3-3-3-4-3-4 0-4 1-7 7-6 23-19 46-38 46-7 0-10-3-10-12 0-10 2-16 11-38 5-14 10-27 15-40z"><text:p/></draw:path><draw:path draw:style-name="gr1059" draw:text-style-name="P99" svg:width="0.072in" svg:height="0.1063in" svg:x="1.0969in" svg:y="0.0071in" svg:viewBox="0 0 184 271" svg:d="M184 4c0-1 0-4-5-4-6 0-43 3-49 4-3 0-6 3-6 7 0 6 4 6 10 6 18 0 19 2 19 6 0 2-1 6-1 8-8 31-16 60-23 91-7-14-18-25-35-25-46 0-94 57-94 112 0 37 21 62 52 62 7 0 26-1 49-29 4 16 18 29 35 29 15 0 24-9 29-21 7-14 12-38 12-39 0-3-3-3-4-3-5 0-5 1-6 7-6 25-13 47-29 47-10 0-11-10-11-18s0-12 2-18c18-74 36-148 55-222zM103 220c-2 8-2 8-7 15-17 22-33 27-44 27-19 0-24-21-24-36 0-18 12-65 20-83 13-23 30-37 46-37 25 0 30 32 30 34s-1 4-1 6c-6 25-13 50-20 74z"><text:p/></draw:path><draw:path draw:style-name="gr1059" draw:text-style-name="P99" svg:width="0.0799in" svg:height="0.0756in" svg:x="1.176in" svg:y="0.0598in" svg:viewBox="0 0 204 193" svg:d="M41 160c-10 15-19 22-34 23-4 0-7 0-7 5 0 4 2 5 3 5 8 0 17-1 23-1 9 0 20 1 29 1 1 0 6 0 6-7 0-3-4-3-5-3-2 0-12-1-12-8 0-3 2-9 3-11 8-11 15-22 22-33 26 0 52 0 77 0 3 14 5 30 7 45-1 2-2 7-19 7-3 0-6 0-6 5 0 1 1 5 4 5 8 0 28-1 35-1 5 0 11 0 16 0s11 1 15 1c3 0 6-3 6-6 0-4-4-4-8-4-16 0-17-2-17-9-7-56-16-111-24-166-1-7-1-8-6-8-6 0-7 2-9 6-33 51-66 102-99 154zM76 121c19-30 38-58 57-88 5 30 8 58 12 88-23 0-46 0-69 0z"><text:p/></draw:path><draw:path draw:style-name="gr1059" draw:text-style-name="P99" svg:width="0.0846in" svg:height="0.0937in" svg:x="1.3114in" svg:y="0.0217in" svg:viewBox="0 0 216 239" svg:d="M216 14c0-6 0-14-8-14-9 0-9 8-9 14 0 47 0 93 0 140 0 57-63 70-91 70-18 0-42-4-63-16-30-19-30-44-30-54 0-47 0-93 0-140 0-6 0-14-7-14-8 0-8 8-8 14 0 48 0 94 0 141 0 59 59 84 108 84 50 0 108-28 108-83 0-47 0-94 0-142z"><text:p/></draw:path><draw:path draw:style-name="gr1059" draw:text-style-name="P99" svg:width="0.0559in" svg:height="0.0685in" svg:x="1.4461in" svg:y="0.0453in" svg:viewBox="0 0 143 175" svg:d="M132 26c-11 0-19 9-19 18 0 6 4 11 12 11s18-7 18-22c0-16-16-33-46-33-51 0-65 40-65 56 0 31 29 36 40 39 19 4 39 7 39 29 0 10-9 42-55 42-5 0-35 0-44-20 14 2 24-9 24-20 0-9-5-14-14-14-10 0-22 8-22 26 0 22 22 37 56 37 63 0 77-46 77-64 0-14-6-24-12-28-10-11-21-13-38-17-14-2-29-5-29-23 0-11 9-34 43-34 10 0 28 2 35 17z"><text:p/></draw:path></draw:g></text:span><text:span text:style-name="T80">. נוכיח ש־</text:span><text:span text:style-name="T80"><draw:g text:anchor-type="as-char" svg:y="-0.102in" draw:z-index="256" draw:name="Shape273" draw:style-name="gr1057"><svg:title>TexMaths</svg:title><svg:desc>11§inline§F§svg§600§FALSE§</svg:desc><draw:path draw:style-name="gr1058" draw:text-style-name="P98" svg:width="0.0976in" svg:height="0.0862in" svg:x="0.002in" svg:y="0.0075in" svg:viewBox="0 0 249 220" svg:d="M0 0c83 0 166 0 249 0 0 73 0 147 0 220-83 0-166 0-249 0 0-73 0-147 0-220z"><text:p/></draw:path><draw:path draw:style-name="gr1059" draw:text-style-name="P99" svg:width="0.1071in" svg:height="0.102in" svg:x="-0.0004in" svg:y="0in" svg:viewBox="0 0 273 260" svg:d="M102 135c12 0 25 0 38 0 27 0 31 7 31 17 0 3-1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80"> זיווג. </text:span></text:p>
      <text:p text:style-name="P9"><text:span text:style-name="T9">חח"ע: </text:span><text:span text:style-name="T52">יהי </text:span><text:span text:style-name="T52"><draw:g text:anchor-type="as-char" svg:y="-0.1134in" draw:z-index="257" draw:name="Shape274" draw:style-name="gr1057"><svg:title>TexMaths</svg:title><svg:desc>11§inline§s_1, s_2 \in S(A)§svg§600§FALSE§</svg:desc><draw:path draw:style-name="gr1058" draw:text-style-name="P98" svg:width="0.8354in" svg:height="0.1358in" svg:x="-0.0004in" svg:y="0.0071in" svg:viewBox="0 0 2123 346" svg:d="M1062 346c-354 0-708 0-1062 0 0-116 0-230 0-346 708 0 1415 0 2123 0 0 116 0 230 0 346-354 0-708 0-1061 0z"><text:p/></draw:path><draw:path draw:style-name="gr1059" draw:text-style-name="P99" svg:width="0.0559in" svg:height="0.0685in" svg:x="-0.0004in" svg:y="0.0453in" svg:viewBox="0 0 143 175" svg:d="M132 26c-11 0-19 9-19 18 0 6 4 11 12 11s18-7 18-22c0-16-17-33-46-33-51 0-65 40-65 56 0 31 28 36 39 39 20 4 40 7 40 29 0 10-9 42-55 42-5 0-35 0-44-20 14 2 24-9 24-20 0-9-5-14-14-14-10 0-22 8-22 26 0 22 23 37 56 37 63 0 77-46 77-64 0-14-7-24-12-28-10-11-21-13-39-17-13-2-28-5-28-23 0-11 9-34 43-34 10 0 28 2 35 17z"><text:p/></draw:path><draw:path draw:style-name="gr1059" draw:text-style-name="P99" svg:width="0.0382in" svg:height="0.0701in" svg:x="0.0748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1059" draw:text-style-name="P99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1059" draw:text-style-name="P99" svg:width="0.0555in" svg:height="0.0685in" svg:x="0.2071in" svg:y="0.0453in" svg:viewBox="0 0 142 175" svg:d="M131 26c-11 0-19 9-19 18 0 6 3 11 12 11s18-7 18-22c0-16-17-33-46-33-51 0-65 40-65 56 0 31 28 36 39 39 21 4 41 7 41 29 0 10-9 42-55 42-5 0-35 0-45-20 15 2 25-9 25-20 0-9-6-14-14-14-11 0-22 8-22 26 0 22 22 37 55 37 63 0 78-46 78-64 0-14-8-24-12-28-11-11-22-13-39-17-14-2-29-5-29-23 0-11 10-34 43-34 10 0 29 2 35 17z"><text:p/></draw:path><draw:path draw:style-name="gr1059" draw:text-style-name="P99" svg:width="0.0469in" svg:height="0.0701in" svg:x="0.2772in" svg:y="0.0661in" svg:viewBox="0 0 120 179" svg:d="M120 130c-3 0-7 0-10 0-1 5-3 22-7 24-2 2-23 2-27 2-17 0-33 0-50 0 29-25 39-33 54-45 21-16 40-33 40-58 0-33-29-53-64-53-33 0-56 23-56 48 0 14 11 15 14 15 7 0 15-5 15-15 0-4-3-14-17-14 9-19 28-24 40-24 27 0 41 21 41 43 0 23-17 42-25 52-22 21-44 41-66 63-2 3-2 4-2 11 37 0 74 0 111 0 3-16 6-33 9-49z"><text:p/></draw:path><draw:path draw:style-name="gr1059" draw:text-style-name="P99" svg:width="0.0752in" svg:height="0.087in" svg:x="0.3937in" svg:y="0.0307in" svg:viewBox="0 0 192 222" svg:d="M179 120c7 0 13-1 13-9 0-9-6-8-13-8-55 0-109 0-164 0 5-50 50-88 104-88 20 0 40 0 60 0 7 0 13 0 13-7 0-8-6-8-13-8-20 0-40 0-60 0-66 0-119 48-119 111 0 62 53 111 119 111 20 0 40 0 60 0 7 0 13 0 13-7s-6-7-13-7c-20 0-40 0-60 0-54 0-99-37-104-88 55 0 109 0 164 0z"><text:p/></draw:path><draw:path draw:style-name="gr1059" draw:text-style-name="P99" svg:width="0.0898in" svg:height="0.1098in" svg:x="0.5323in" svg:y="0.0067in" svg:viewBox="0 0 229 280" svg:d="M229 3c0-1-1-3-5-3-2 0-2 0-6 6-7 7-12 14-19 22-10-18-30-28-55-28-49 0-96 44-96 91 0 31 21 49 40 55 14 4 27 7 42 10 14 4 35 10 35 41 0 34-31 71-69 71-25 0-67-9-67-57 0-8 1-17 2-19 0-3 0-3 0-4 0-3-4-3-5-3-2 0-2 0-3 1-2 1-23 88-23 89 0 2 1 5 4 5 1 0 3 0 7-6 7-6 12-14 19-22 16 22 43 28 65 28 52 0 99-52 99-98 0-27-14-40-20-45-9-9-15-11-49-20-8-2-23-6-26-7-10-3-23-14-23-35 0-31 31-64 67-64 33 0 56 17 56 59 0 13-1 20-1 22 1 2 0 4 4 4s5-1 6-8c6-29 14-56 21-85z"><text:p/></draw:path><draw:path draw:style-name="gr1059" draw:text-style-name="P99" svg:width="0.0346in" svg:height="0.1512in" svg:x="0.6413in" svg:y="0in" svg:viewBox="0 0 89 385" svg:d="M89 381c0-1 0-1-7-8-47-49-60-122-60-180 0-67 15-135 63-182 4-5 4-5 4-7 0-3-1-4-3-4-5 0-39 26-62 76-20 42-24 85-24 117 0 29 4 76 25 120 23 47 56 72 61 72 2 0 3-1 3-4z"><text:p/></draw:path><draw:path draw:style-name="gr1059" draw:text-style-name="P99" svg:width="0.1039in" svg:height="0.1079in" svg:x="0.6906in" svg:y="0.0043in" svg:viewBox="0 0 265 275" svg:d="M56 231c-15 26-31 31-48 32-5 1-8 1-8 8 0 2 2 4 5 4 10 0 22-1 33-1 13 0 27 1 39 1 2 0 8 0 8-7 0-4-5-5-7-5-9 0-19-3-19-13 0-4 4-9 6-14 10-17 20-32 30-49 31 0 64 0 96 0 1 9 7 60 7 64 0 11-20 12-28 12-5 0-9 0-9 8 0 4 4 4 5 4 17 0 33-1 48-1 10 0 34 1 44 1 3 0 7 0 7-7 0-5-3-5-9-5-24 0-24-2-25-13-8-79-15-160-23-240-1-8-1-10-8-10-6 0-8 3-10 7-45 74-89 149-134 224zM102 175c26-43 51-85 76-127 5 42 8 84 12 127-29 0-58 0-88 0z"><text:p/></draw:path><draw:path draw:style-name="gr1059" draw:text-style-name="P99" svg:width="0.035in" svg:height="0.1512in" svg:x="0.807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2">, נניח </text:span><text:span text:style-name="T52"><draw:g text:anchor-type="as-char" svg:y="-0.1134in" draw:z-index="258" draw:name="Shape275" draw:style-name="gr1057"><svg:title>TexMaths</svg:title><svg:desc>11§inline§F(s_1) = F(s_2)§svg§600§FALSE§</svg:desc><draw:path draw:style-name="gr1058" draw:text-style-name="P98" svg:width="0.9248in" svg:height="0.1358in" svg:x="0.0016in" svg:y="0.0071in" svg:viewBox="0 0 2350 346" svg:d="M1176 346c-393 0-785 0-1176 0 0-116 0-230 0-346 783 0 1567 0 2350 0 0 116 0 230 0 346-391 0-783 0-1174 0z"><text:p/></draw:path><draw:path draw:style-name="gr1059" draw:text-style-name="P99" svg:width="0.1075in" svg:height="0.1024in" svg:x="-0.0004in" svg:y="0.0098in" svg:viewBox="0 0 274 261" svg:d="M102 137c12 0 26 0 38 0 28 0 32 6 32 17 0 2 0 8-4 19 0 2-1 3-1 4 0 4 2 5 6 5 3 0 3-1 5-8 7-29 14-56 21-84 1-4 1-5 1-6s-1-5-4-5c-5 0-5 2-6 9-9 30-17 36-50 36-12 0-23 0-36 0 9-33 17-65 26-98 3-13 3-14 21-14 16 0 34 0 50 0 48 0 57 12 57 42 0 9 0 11-1 21-1 5-1 5-1 6 0 3 1 6 5 6s4-2 5-10c2-22 6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1059" draw:text-style-name="P99" svg:width="0.0346in" svg:height="0.1512in" svg:x="0.128in" svg:y="0in" svg:viewBox="0 0 89 385" svg:d="M89 381c0-1 0-1-7-8-48-49-60-122-60-180 0-67 14-135 63-182 4-5 4-5 4-7 0-3-1-4-3-4-5 0-39 26-62 76-20 42-24 85-24 117 0 29 4 76 25 120 23 47 56 72 61 72 2 0 3-1 3-4z"><text:p/></draw:path><draw:path draw:style-name="gr1059" draw:text-style-name="P99" svg:width="0.0555in" svg:height="0.0685in" svg:x="0.1799in" svg:y="0.0453in" svg:viewBox="0 0 142 175" svg:d="M131 26c-11 0-19 9-19 18 0 6 3 11 12 11s18-7 18-22c0-16-17-33-46-33-51 0-65 40-65 56 0 31 28 36 39 39 20 4 41 7 41 29 0 10-9 42-56 42-6 0-35 0-44-20 15 2 24-9 24-20 0-9-5-14-14-14-10 0-21 8-21 26 0 22 22 37 55 37 63 0 78-46 78-64 0-14-8-24-12-28-11-11-22-13-39-17-14-2-29-5-29-23 0-11 9-34 43-34 10 0 29 2 35 17z"><text:p/></draw:path><draw:path draw:style-name="gr1059" draw:text-style-name="P99" svg:width="0.0382in" svg:height="0.0701in" svg:x="0.2547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1059" draw:text-style-name="P99" svg:width="0.0346in" svg:height="0.1512in" svg:x="0.3201in" svg:y="0in" svg:viewBox="0 0 89 385" svg:d="M89 193c0-30-4-76-25-120-23-48-56-73-61-73-2 0-3 2-3 4s0 2 7 9c38 38 60 99 60 180 0 65-14 133-63 181-4 6-4 6-4 7 0 2 1 4 3 4 5 0 39-26 62-76 20-41 24-84 24-116z"><text:p/></draw:path><draw:path draw:style-name="gr1059" draw:text-style-name="P99" svg:width="0.1004in" svg:height="0.0354in" svg:x="0.421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1059" draw:text-style-name="P99" svg:width="0.1079in" svg:height="0.1024in" svg:x="0.5783in" svg:y="0.0098in" svg:viewBox="0 0 275 261" svg:d="M102 137c12 0 26 0 38 0 29 0 32 6 32 17 0 2 0 8-3 19-1 2-1 3-1 4 0 4 2 5 5 5 4 0 4-1 5-8 8-29 14-56 22-84 1-4 1-5 1-6s-1-5-4-5c-5 0-5 2-7 9-7 30-16 36-49 36-12 0-23 0-35 0 7-33 16-65 24-98 4-13 4-14 21-14s34 0 51 0c48 0 56 12 56 42 0 9 0 11-1 21-1 5-1 5-1 6 0 3 1 6 6 6 3 0 4-2 4-10 2-22 6-45 8-67 2-10 0-10-10-10-63 0-127 0-189 0-8 0-12 0-12 8 0 4 3 4 11 4 14 0 25 0 25 7 0 1 0 2-2 9-17 68-34 136-51 203-4 15-4 18-35 18-7 0-11 0-11 8 0 4 4 4 5 4 13 0 41-1 52-1 12 0 44 1 57 1 4 0 8 0 8-8 0-2-1-2-2-3s-1-1-11-1c-8 0-10 0-20 0-11-1-12-3-12-8 0-1 0-3 1-9 8-32 17-64 24-95z"><text:p/></draw:path><draw:path draw:style-name="gr1059" draw:text-style-name="P99" svg:width="0.035in" svg:height="0.1512in" svg:x="0.7067in" svg:y="0in" svg:viewBox="0 0 90 385" svg:d="M90 381c0-1 0-1-6-8-49-49-61-122-61-180 0-67 14-135 62-182 5-5 5-5 5-7 0-3-2-4-4-4-4 0-39 26-62 76-20 42-24 85-24 117 0 29 4 76 25 120 23 47 57 72 61 72 2 0 4-1 4-4z"><text:p/></draw:path><draw:path draw:style-name="gr1059" draw:text-style-name="P99" svg:width="0.0559in" svg:height="0.0685in" svg:x="0.7587in" svg:y="0.0453in" svg:viewBox="0 0 143 175" svg:d="M131 26c-10 0-19 9-19 18 0 6 3 11 12 11 8 0 19-7 19-22 0-16-18-33-46-33-52 0-66 40-66 56 0 31 28 36 40 39 20 4 40 7 40 29 0 10-9 42-55 42-5 0-35 0-44-20 14 2 24-9 24-20 0-9-6-14-14-14-10 0-22 8-22 26 0 22 22 37 56 37 62 0 77-46 77-64 0-14-8-24-12-28-10-11-21-13-39-17-14-2-29-5-29-23 0-11 10-34 44-34 10 0 28 2 34 17z"><text:p/></draw:path><draw:path draw:style-name="gr1059" draw:text-style-name="P99" svg:width="0.0469in" svg:height="0.0701in" svg:x="0.8287in" svg:y="0.0661in" svg:viewBox="0 0 120 179" svg:d="M120 130c-3 0-7 0-10 0 0 5-3 22-7 24-2 2-23 2-26 2-17 0-33 0-50 0 28-25 38-33 54-45 20-16 39-33 39-58 0-33-29-53-64-53-33 0-56 23-56 48 0 14 12 15 14 15 7 0 15-5 15-15 0-4-2-14-16-14 8-19 27-24 40-24 26 0 40 21 40 43 0 23-16 42-25 52-22 21-43 41-65 63-3 3-3 4-3 11 37 0 74 0 111 0 3-16 6-33 9-49z"><text:p/></draw:path><draw:path draw:style-name="gr1059" draw:text-style-name="P99" svg:width="0.035in" svg:height="0.1512in" svg:x="0.898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52">, ונוכיח </text:span><text:span text:style-name="T52"><draw:g text:anchor-type="as-char" svg:y="-0.0661in" draw:z-index="259" draw:name="Shape276" draw:style-name="gr1057"><svg:title>TexMaths</svg:title><svg:desc>11§inline§s_1 = s_2§svg§600§FALSE§</svg:desc><draw:path draw:style-name="gr1058" draw:text-style-name="P98" svg:width="0.4508in" svg:height="0.0732in" svg:x="-0.0004in" svg:y="0.0071in" svg:viewBox="0 0 1146 187" svg:d="M0 0c382 0 764 0 1146 0 0 63 0 125 0 187-382 0-764 0-1146 0 0-62 0-124 0-187z"><text:p/></draw:path><draw:path draw:style-name="gr1059" draw:text-style-name="P99" svg:width="0.0555in" svg:height="0.0677in" svg:x="-0.0004in" svg:y="0in" svg:viewBox="0 0 142 173" svg:d="M131 26c-11 0-19 9-19 18 0 5 3 11 12 11 8 0 18-6 18-22 0-18-17-33-45-33-52 0-66 40-66 56 0 30 28 37 40 39 20 3 40 8 40 27 0 10-9 43-55 43-5 0-35 0-44-21 14 3 24-9 24-19 0-9-6-14-14-14-10 0-22 8-22 25 0 22 22 37 55 37 63 0 78-46 78-63 0-13-8-23-12-27-10-11-22-14-39-17-14-3-29-5-29-23 0-11 10-34 44-34 9 0 28 2 34 17z"><text:p/></draw:path><draw:path draw:style-name="gr1059" draw:text-style-name="P99" svg:width="0.0386in" svg:height="0.0701in" svg:x="0.0744in" svg:y="0.0189in" svg:viewBox="0 0 99 179" svg:d="M62 8c0-7-2-8-8-8-18 18-43 18-54 18 0 3 0 6 0 10 7 0 25 0 40-8 0 45 0 91 0 137 0 8 0 12-28 12-3 0-7 0-10 0 0 3 0 6 0 10 6 0 39-1 49-1 7 0 41 1 48 1 0-4 0-7 0-10-3 0-7 0-10 0-27 0-27-4-27-12 0-50 0-100 0-149z"><text:p/></draw:path><draw:path draw:style-name="gr1059" draw:text-style-name="P99" svg:width="0.1008in" svg:height="0.035in" svg:x="0.1819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55in" svg:height="0.0677in" svg:x="0.3417in" svg:y="0in" svg:viewBox="0 0 142 173" svg:d="M131 26c-11 0-19 9-19 18 0 5 3 11 12 11 8 0 18-6 18-22 0-18-17-33-46-33-51 0-65 40-65 56 0 30 28 37 39 39 20 3 40 8 40 27 0 10-9 43-55 43-6 0-35 0-44-21 14 3 24-9 24-19 0-9-5-14-14-14-10 0-21 8-21 25 0 22 22 37 55 37 63 0 77-46 77-63 0-13-7-23-12-27-10-11-21-14-39-17-13-3-28-5-28-23 0-11 9-34 43-34 10 0 28 2 35 17z"><text:p/></draw:path><draw:path draw:style-name="gr1059" draw:text-style-name="P99" svg:width="0.0469in" svg:height="0.0701in" svg:x="0.4114in" svg:y="0.0189in" svg:viewBox="0 0 120 179" svg:d="M120 129c-3 0-6 0-9 0-1 7-4 22-8 25-2 1-23 1-26 1-17 0-33 0-50 0 29-25 38-32 54-44 20-15 39-33 39-58 0-32-29-53-64-53-33 0-56 24-56 49 0 14 12 15 14 15 7 0 15-4 15-14 0-5-2-15-16-15 9-18 27-25 40-25 26 0 40 21 40 43 0 24-16 42-25 52-22 21-43 42-65 63-3 3-3 3-3 11 37 0 75 0 112 0 2-17 6-33 8-50z"><text:p/></draw:path></draw:g></text:span><text:span text:style-name="T52">. נשתמש בטענות עזר: </text:span></text:p>
      <text:list xml:id="list2142311628" text:style-name="L6">
        <text:list-item>
          <text:p text:style-name="P89"><text:span text:style-name="T4">(1) </text:span><text:span text:style-name="T3"><draw:g text:anchor-type="as-char" svg:y="-0.1047in" draw:z-index="261" draw:name="Shape277" draw:style-name="gr1057"><svg:title>TexMaths</svg:title><svg:desc>11§inline§id_A§svg§600§FALSE§</svg:desc><draw:path draw:style-name="gr1058" draw:text-style-name="P98" svg:width="0.2016in" svg:height="0.1118in" svg:x="0.0031in" svg:y="0.0079in" svg:viewBox="0 0 513 285" svg:d="M258 285c-86 0-172 0-258 0 0-94 0-190 0-285 171 0 342 0 513 0 0 95 0 191 0 285-85 0-171 0-255 0z"><text:p/></draw:path><draw:path draw:style-name="gr1059" draw:text-style-name="P99" svg:width="0.0398in" svg:height="0.1012in" svg:x="-0.0004in" svg:y="0.0051in" svg:viewBox="0 0 102 258" svg:d="M99 13c0-7-5-13-14-13-11 0-21 10-21 20 0 8 5 14 14 14s21-9 21-21zM69 159c5-11 5-12 9-22 3-8 5-14 5-21 0-18-13-32-31-32-37 0-52 56-52 59 0 5 4 5 6 5 3 0 3-1 5-7 11-36 26-48 40-48 2 0 8 0 8 12 0 8-2 16-3 21-3 10-21 52-27 69-4 10-9 23-9 31 0 19 13 32 32 32 36 0 50-56 50-60 0-3-3-3-4-3-4 0-4 1-6 7-7 24-19 47-39 47-7 0-10-3-10-12 0-10 2-16 12-39 4-13 10-26 14-39z"><text:p/></draw:path><draw:path draw:style-name="gr1059" draw:text-style-name="P99" svg:width="0.072in" svg:height="0.1063in" svg:x="0.0539in" svg:y="0in" svg:viewBox="0 0 184 271" svg:d="M184 4c-2-1 0-4-5-4-6 0-43 3-49 4-3 0-6 3-6 8s4 5 10 5c18 0 19 2 19 6-1 2-1 6-1 8-8 30-16 60-23 91-7-14-18-25-35-25-46 0-94 57-94 112 0 37 21 62 52 62 7 0 26-1 49-29 4 17 18 29 35 29 15 0 24-9 29-21 7-14 12-37 12-38 0-4-3-4-4-4-5 0-5 1-6 7-6 25-14 47-29 47-10 0-11-10-11-17 0-9 0-13 2-19 17-74 36-148 55-222zM103 221c-2 7-2 8-7 15-17 21-33 26-43 26-20 0-25-21-25-36 0-19 12-65 20-83 13-23 30-37 46-37 25 0 30 32 30 34s-1 4-1 7c-6 25-13 49-20 74z"><text:p/></draw:path><draw:path draw:style-name="gr1059" draw:text-style-name="P99" svg:width="0.0799in" svg:height="0.0752in" svg:x="0.1327in" svg:y="0.0524in" svg:viewBox="0 0 204 192" svg:d="M40 160c-9 15-18 21-34 22-3 0-6 0-6 5 0 4 2 5 3 5 8 0 17-1 23-1 9 0 20 1 29 1 1 0 6 0 6-7 0-3-5-3-6-3-2 0-11-1-11-7 0-3 2-8 3-11 8-11 15-22 22-33 26 0 51 0 77 0 3 14 5 30 7 45-1 1-2 6-19 6-3 0-6 0-6 5 0 1 0 5 4 5 8 0 27-1 34-1 6 0 11 0 17 0 4 0 10 1 15 1 3 0 6-2 6-6s-4-4-8-4c-15 0-17-2-18-8-7-56-15-111-23-166-1-6-1-8-6-8-6 0-7 2-9 7-34 50-67 101-100 153zM76 121c19-30 37-59 56-88 4 29 9 58 13 88-23 0-46 0-69 0z"><text:p/></draw:path></draw:g></text:span><text:span text:style-name="T3"><text:s/>ו־</text:span><text:span text:style-name="T52"><draw:g text:anchor-type="as-char" svg:y="-0.1134in" draw:z-index="262" draw:name="Shape278" draw:style-name="gr1057"><svg:title>TexMaths</svg:title><svg:desc>11§inline§s \in S(A)§svg§600§FALSE§</svg:desc><draw:path draw:style-name="gr1058" draw:text-style-name="P98" svg:width="0.5606in" svg:height="0.1354in" svg:x="-0.0004in" svg:y="0.0071in" svg:viewBox="0 0 1425 345" svg:d="M0 0c475 0 950 0 1425 0 0 115 0 230 0 345-475 0-950 0-1425 0 0-115 0-230 0-345z"><text:p/></draw:path><draw:path draw:style-name="gr1059" draw:text-style-name="P99" svg:width="0.0559in" svg:height="0.0681in" svg:x="-0.0004in" svg:y="0.0453in" svg:viewBox="0 0 143 174" svg:d="M131 26c-11 0-19 9-19 17 0 5 4 12 12 12s19-7 19-22c0-18-17-33-46-33-52 0-66 39-66 56 0 30 28 35 41 39 19 3 39 7 39 28 0 10-9 43-55 43-5 0-35 0-44-21 14 3 24-10 24-19 0-10-6-15-14-15-10 0-22 9-22 26 0 22 22 37 55 37 63 0 78-46 78-64 0-13-7-23-12-27-10-11-21-14-38-17-15-3-30-5-30-23 0-11 10-35 44-35 9 0 29 3 34 18z"><text:p/></draw:path><draw:path draw:style-name="gr1059" draw:text-style-name="P99" svg:width="0.076in" svg:height="0.087in" svg:x="0.1181in" svg:y="0.0307in" svg:viewBox="0 0 194 222" svg:d="M181 120c6 0 13 0 13-8 0-7-7-7-13-7-55 0-109 0-164 0 4-52 48-88 103-88 20 0 41 0 61 0 6 0 13-2 13-9 0-8-7-8-13-8-21 0-41 0-62 0-66 0-119 51-119 112 0 62 53 110 119 110 21 0 41 0 62 0 6 0 13 0 13-7 0-8-7-7-13-7-20 0-41 0-61 0-55 0-99-36-103-88 55 0 109 0 164 0z"><text:p/></draw:path><draw:path draw:style-name="gr1059" draw:text-style-name="P99" svg:width="0.0898in" svg:height="0.1094in" svg:x="0.2571in" svg:y="0.0071in" svg:viewBox="0 0 229 279" svg:d="M229 3c0-1 0-3-3-3s-4 0-8 6c-7 7-12 14-19 22-10-19-29-28-55-28-48 0-96 44-96 90 0 32 21 50 41 55 14 4 28 7 42 11s35 9 35 40c0 34-32 70-69 70-25 0-68-7-68-56 0-9 2-17 2-20 1-1 1-1 1-2 0-4-3-4-4-4-3 0-4-1-5 1-1 1-23 89-23 90 0 2 2 4 4 4 3 0 3 0 7-6 7-7 13-14 20-22 16 22 43 28 65 28 53 0 98-51 98-98 0-27-13-40-19-46-9-8-14-9-49-18-8-2-23-7-26-8-11-3-24-14-24-34 0-32 31-64 68-64 32 0 55 17 55 59 0 13-1 19-1 21 0 1 0 5 5 5 4 0 4-1 5-8 7-29 14-56 21-85z"><text:p/></draw:path><draw:path draw:style-name="gr1059" draw:text-style-name="P99" svg:width="0.035in" svg:height="0.1508in" svg:x="0.3657in" svg:y="0in" svg:viewBox="0 0 90 384" svg:d="M90 380c0-1 0-1-6-8-49-48-61-121-61-179 0-67 14-135 62-183 5-4 5-4 5-7 0-2-2-3-4-3-3 0-39 26-62 75-20 43-24 86-24 118 0 28 4 76 25 119 25 47 58 72 61 72 2 0 4-1 4-4z"><text:p/></draw:path><draw:path draw:style-name="gr1059" draw:text-style-name="P99" svg:width="0.1039in" svg:height="0.1079in" svg:x="0.4154in" svg:y="0.0043in" svg:viewBox="0 0 265 275" svg:d="M56 230c-15 27-31 32-47 33-5 0-9 0-9 8 0 2 2 4 6 4 9 0 22-2 33-2 13 0 26 2 38 2 2 0 8 0 8-7 0-5-4-5-7-5-9-1-17-4-17-14 0-5 2-9 5-14 10-16 19-32 29-48 33 0 65 0 98 0 0 7 5 60 5 63 0 12-20 13-27 13-6 0-10 0-10 8 0 4 3 3 5 4 17 0 33-2 49-2 10 0 34 2 44 2 2 0 6 0 6-9 0-3-3-3-8-3-25 0-25-3-26-14-8-79-15-160-23-240-1-8-1-9-8-9-5 0-7 2-10 7-45 74-89 149-134 223zM102 175c26-43 51-86 76-128 5 42 9 85 14 128-30 0-60 0-90 0z"><text:p/></draw:path><draw:path draw:style-name="gr1059" draw:text-style-name="P99" svg:width="0.0346in" svg:height="0.1508in" svg:x="0.5331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52"> קבוצות זרות: נניח בשלילה שקיים </text:span><text:span text:style-name="T52"><draw:g text:anchor-type="as-char" svg:y="-0.1047in" draw:z-index="263" draw:name="Shape279" draw:style-name="gr1057"><svg:title>TexMaths</svg:title><svg:desc>11§inline§x \in s \land x \in id_A§svg§600§FALSE§</svg:desc><draw:path draw:style-name="gr1058" draw:text-style-name="P98" svg:width="0.9878in" svg:height="0.1118in" svg:x="0.0031in" svg:y="0.0075in" svg:viewBox="0 0 2510 285" svg:d="M0 0c836 0 1673 0 2510 0 0 95 0 191 0 285-837 0-1674 0-2510 0 0-94 0-190 0-285z"><text:p/></draw:path><draw:path draw:style-name="gr1059" draw:text-style-name="P99" svg:width="0.0756in" svg:height="0.0681in" svg:x="-0.0004in" svg:y="0.0382in" svg:viewBox="0 0 193 174" svg:d="M118 54c2-10 12-45 38-45 2 0 11 0 20 5-11 1-19 11-19 21 0 6 5 13 15 13 8 0 21-6 21-22 0-20-24-26-37-26-22 0-35 21-39 30-10-26-31-30-42-30-41 0-63 51-63 59 0 5 3 3 5 5 3 0 4-1 5-5 13-40 39-50 52-50 7 0 21 3 21 26 0 11-7 38-21 92-7 24-20 39-37 39-3 0-12 0-19-4 10-2 18-10 18-21 0-10-8-13-14-13-12 0-22 10-22 22 0 16 20 24 36 24 26 0 40-25 41-27 4 14 19 27 42 27 39 0 61-48 61-58 0-4-3-4-4-4-3 0-4 1-5 5-13 41-39 49-51 49-15 0-22-12-22-25 0-8 3-16 7-33 4-19 8-36 13-54z"><text:p/></draw:path><draw:path draw:style-name="gr1059" draw:text-style-name="P99" svg:width="0.076in" svg:height="0.0874in" svg:x="0.137in" svg:y="0.0232in" svg:viewBox="0 0 194 223" svg:d="M180 120c7 0 14 0 14-8 0-7-7-7-14-7-55 0-108 0-163 0 4-52 48-90 103-90 20 0 41 0 60 0 7 0 14 0 14-7 0-8-7-8-14-8-20 0-40 0-61 0-66 0-119 51-119 112s53 111 119 111c21 0 41 0 61 0 7 0 14 0 14-8s-7-8-14-8c-19 0-40 0-60 0-55 0-99-36-103-87 55 0 108 0 163 0z"><text:p/></draw:path><draw:path draw:style-name="gr1059" draw:text-style-name="P99" svg:width="0.0559in" svg:height="0.0681in" svg:x="0.276in" svg:y="0.0382in" svg:viewBox="0 0 143 174" svg:d="M131 26c-10 2-18 9-18 18 0 6 3 11 11 11s19-7 19-21c0-17-18-34-46-34-52 0-66 40-66 57 0 30 28 36 41 38 19 4 39 9 39 30 0 9-9 41-55 41-5 0-35 0-44-19 14 2 24-10 24-21 0-9-6-14-14-14-10 0-22 8-22 26 0 22 22 36 56 36 62 0 77-45 77-63 0-14-8-23-12-28-10-10-21-12-38-16-15-3-30-6-30-23 0-12 10-35 44-35 10 0 28 3 34 17z"><text:p/></draw:path><draw:path draw:style-name="gr1059" draw:text-style-name="P99" svg:width="0.0843in" svg:height="0.0933in" svg:x="0.3819in" svg:y="0.0146in" svg:viewBox="0 0 215 238" svg:d="M117 8c-4-7-6-8-9-8-6 0-7 2-9 8-32 71-64 143-96 215-3 5-3 5-3 7 0 5 3 8 8 8 3 0 5-1 9-8 30-67 60-135 91-204 30 69 60 137 90 204 3 8 8 8 9 8 4 0 8-3 8-8 0-1 0-1-3-6-32-72-63-145-95-216z"><text:p/></draw:path><draw:path draw:style-name="gr1059" draw:text-style-name="P99" svg:width="0.0756in" svg:height="0.0681in" svg:x="0.5126in" svg:y="0.0382in" svg:viewBox="0 0 193 174" svg:d="M118 54c2-10 11-45 38-45 2 0 11 0 20 5-11 1-19 11-19 21 0 6 5 13 15 13 8 0 21-6 21-22 0-20-24-26-37-26-22 0-35 21-39 30-10-26-31-30-42-30-41 0-63 51-63 59 0 5 3 3 5 5 3 0 4-1 5-5 13-40 39-50 52-50 7 0 21 3 21 26 0 11-7 38-21 92-7 24-20 39-37 39-3 0-12 0-19-4 10-2 17-10 17-21 0-10-7-13-14-13-11 0-21 10-21 22 0 16 20 24 36 24 26 0 40-25 41-27 4 14 19 27 42 27 39 0 61-48 61-58 0-4-3-4-4-4-3 0-4 1-5 5-13 41-39 49-51 49-15 0-22-12-22-25 0-8 2-16 7-33 4-19 8-36 13-54z"><text:p/></draw:path><draw:path draw:style-name="gr1059" draw:text-style-name="P99" svg:width="0.076in" svg:height="0.0874in" svg:x="0.65in" svg:y="0.0232in" svg:viewBox="0 0 194 223" svg:d="M180 120c7 0 14 0 14-8 0-7-7-7-14-7-55 0-108 0-163 0 4-52 48-90 103-90 20 0 41 0 60 0 7 0 14 0 14-7 0-8-7-8-14-8-20 0-40 0-61 0-66 0-119 51-119 112s53 111 119 111c21 0 41 0 61 0 7 0 14 0 14-8s-7-8-14-8c-19 0-40 0-60 0-55 0-99-36-103-87 55 0 108 0 163 0z"><text:p/></draw:path><draw:path draw:style-name="gr1059" draw:text-style-name="P99" svg:width="0.0398in" svg:height="0.1012in" svg:x="0.7854in" svg:y="0.0051in" svg:viewBox="0 0 102 258" svg:d="M99 13c0-7-5-13-14-13-11 0-21 10-21 20 0 8 5 14 14 14s21-9 21-21zM69 159c5-11 5-12 9-22 3-8 5-14 5-21 0-18-13-32-31-32-37 0-52 56-52 59 0 5 3 2 4 5 5 0 5-1 7-7 11-36 26-48 40-48 2 0 8 0 8 12 0 8-2 16-4 21-2 10-20 52-26 69-4 11-9 23-9 31 0 19 13 32 32 32 36 0 50-56 50-60 0-3-3-3-4-3-4 0-4 1-7 7-6 24-18 48-38 48-7 0-10-4-10-13 0-10 2-16 11-39 5-13 10-26 15-39z"><text:p/></draw:path><draw:path draw:style-name="gr1059" draw:text-style-name="P99" svg:width="0.072in" svg:height="0.1063in" svg:x="0.8398in" svg:y="0in" svg:viewBox="0 0 184 271" svg:d="M184 4c-1-1 0-4-5-4-6 0-43 3-49 4-3 0-6 3-6 8s4 5 10 5c18 0 19 2 19 6 0 2-1 6-1 8-8 30-16 60-23 91-7-14-18-25-35-25-46 0-94 57-94 112 0 37 21 62 52 62 7 0 26-1 49-29 4 17 18 29 35 29 15 0 24-9 29-21 7-14 12-37 12-38 0-4-3-4-4-4-5 0-5 1-6 7-6 25-13 48-29 48-10 0-11-11-11-18 0-9 0-11 2-18 18-74 36-149 55-223zM103 221c-2 7-2 8-7 15-17 21-33 27-44 27-19 0-24-22-24-36 0-20 12-66 20-84 13-23 30-37 46-37 25 0 30 32 30 34s-1 4-1 7c-6 24-13 49-20 74z"><text:p/></draw:path><draw:path draw:style-name="gr1059" draw:text-style-name="P99" svg:width="0.0799in" svg:height="0.0752in" svg:x="0.9189in" svg:y="0.0524in" svg:viewBox="0 0 204 192" svg:d="M40 161c-9 13-18 20-33 21-4 0-7 0-7 5 0 4 2 5 3 5 8 0 17-1 23-1 9 0 20 1 29 1 1 0 6 0 6-6 0-4-4-2-5-4-2 0-12-1-12-8 0-3 2-8 3-11 8-10 15-21 22-32 26 0 52 0 77 0 3 14 5 30 7 44-1 2-2 7-19 7-3 0-6 0-6 6 0 2 1 4 4 4 8 0 26-1 35-1 5 0 11 0 16 0 4 1 11 1 15 1 3 0 6-2 6-6s-4-4-8-4c-16 0-17-2-17-9-7-55-16-110-24-165-1-6-1-8-6-8-6 0-7 2-9 7-33 50-67 102-100 154zM76 121c19-30 38-59 57-88 5 29 8 58 12 88-23 0-46 0-69 0z"><text:p/></draw:path></draw:g></text:span><text:span text:style-name="T52">, לפיכך קיים </text:span><text:span text:style-name="T52"><draw:g text:anchor-type="as-char" svg:y="-0.1075in" draw:z-index="264" draw:name="Shape280" draw:style-name="gr1057"><svg:title>TexMaths</svg:title><svg:desc>11§inline§a \in A§svg§600§FALSE§</svg:desc><draw:path draw:style-name="gr1058" draw:text-style-name="P98" svg:width="0.3594in" svg:height="0.0984in" svg:x="0.0016in" svg:y="0.0079in" svg:viewBox="0 0 914 251" svg:d="M457 251c-152 0-304 0-457 0 0-84 0-167 0-251 305 0 609 0 914 0 0 84 0 167 0 251-152 0-305 0-457 0z"><text:p/></draw:path><draw:path draw:style-name="gr1059" draw:text-style-name="P99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059" draw:text-style-name="P99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059" draw:text-style-name="P99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52"><text:s/>(אם </text:span><text:span text:style-name="T52"><draw:g text:anchor-type="as-char" svg:y="-0.1193in" draw:z-index="265" draw:name="Shape281" draw:style-name="gr1057"><svg:title>TexMaths</svg:title><svg:desc>11§inline§A \neq \emptyset§svg§600§FALSE§</svg:desc><draw:path draw:style-name="gr1058" draw:text-style-name="P98" svg:width="0.3693in" svg:height="0.1339in" svg:x="0.0024in" svg:y="0.0075in" svg:viewBox="0 0 939 341" svg:d="M0 0c313 0 626 0 939 0 0 114 0 227 0 341-313 0-626 0-939 0 0-114 0-227 0-341z"><text:p/></draw:path><draw:path draw:style-name="gr1059" draw:text-style-name="P99" svg:width="0.1039in" svg:height="0.1075in" svg:x="-0.0004in" svg:y="0.0087in" svg:viewBox="0 0 265 274" svg:d="M56 230c-15 27-31 31-47 33-6 0-9 0-9 8 0 2 2 3 6 3 9 0 22-1 33-1 13 0 26 1 38 1 2 0 8 0 8-6 0-5-4-5-7-5-9-1-17-4-17-14 0-4 2-9 5-14 10-17 19-33 29-49 32 0 65 0 97 0 1 8 6 60 6 64 0 11-20 13-27 13-6 0-10 0-10 8 0 3 3 2 5 3 17 0 33-1 49-1 10 0 34 1 44 1 2 0 6 0 6-7 0-4-3-4-9-4-24 0-24-3-25-14-8-79-15-160-23-240-1-8-1-9-8-9-5 0-7 2-10 7-45 75-89 149-134 223zM102 175c26-43 51-86 76-128 4 42 8 85 12 128-29 0-58 0-88 0z"><text:p/></draw:path><draw:path draw:style-name="gr1059" draw:text-style-name="P99" svg:width="0.0756in" svg:height="0.1406in" svg:x="0.172in" svg:y="0.0087in" svg:viewBox="0 0 193 358" svg:d="M189 14c4-5 4-5 4-6 0-4-3-8-8-8s-7 2-9 8c-58 111-115 223-174 335-2 5-2 6-2 7 0 4 2 8 8 8 4 0 5-2 7-8 59-112 116-223 174-336z"><text:p/></draw:path><draw:path draw:style-name="gr1059" draw:text-style-name="P99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059" draw:text-style-name="P99" svg:width="0.061in" svg:height="0.1283in" svg:x="0.3181in" svg:y="0in" svg:viewBox="0 0 156 327" svg:d="M132 8c0-5-3-8-8-8-6 0-7 4-10 12-4 16-1 2-4 18-5-2-18-8-32-8-22 0-47 11-61 41-15 31-17 66-17 102 0 25 0 93 33 123-9 29-9 30-9 32 0 4 4 7 8 7 7 0 8-4 10-13 4-15 0-1 4-16 10 4 21 7 32 7 43 0 61-36 67-55 10-26 11-58 11-85 0-28 0-93-34-125 3-11 7-21 10-32zM39 270c-14-26-14-74-14-110 0-31 0-58 6-83 8-35 30-47 47-47 8 0 18 2 28 11-22 76-45 153-67 229zM118 56c12 22 12 67 12 104 0 28 0 56-5 81-6 41-27 55-47 55-9 0-19-2-27-11 22-76 45-153 67-229z"><text:p/></draw:path></draw:g></text:span><text:span text:style-name="T52">, ובמידה ו־</text:span><text:span text:style-name="T52"><draw:g text:anchor-type="as-char" svg:y="-0.1193in" draw:z-index="267" draw:name="Shape282" draw:style-name="gr1057"><svg:title>TexMaths</svg:title><svg:desc>11§inline§A = \emptyset§svg§600§FALSE§</svg:desc><draw:path draw:style-name="gr1058" draw:text-style-name="P98" svg:width="0.3693in" svg:height="0.1126in" svg:x="0.0024in" svg:y="0.0075in" svg:viewBox="0 0 939 287" svg:d="M0 0c313 0 626 0 939 0 0 96 0 192 0 287-313 0-626 0-939 0 0-95 0-191 0-287z"><text:p/></draw:path><draw:path draw:style-name="gr1059" draw:text-style-name="P99" svg:width="0.1039in" svg:height="0.1079in" svg:x="-0.0004in" svg:y="0.0087in" svg:viewBox="0 0 265 275" svg:d="M56 230c-15 27-31 32-47 33-6 0-9 0-9 8 0 2 2 4 6 4 9 0 22-1 33-1 13 0 26 1 38 1 2 0 8 0 8-7 0-5-4-5-7-5-9-1-17-4-17-13 0-6 2-10 5-14 10-17 19-33 29-50 32 0 65 0 97 0 1 8 6 61 6 64 0 12-20 13-27 13-6 0-10 0-10 8 0 4 3 3 5 4 17 0 33-1 49-1 10 0 34 1 44 1 2 0 6 0 6-7 0-5-3-5-9-5-24 0-24-3-25-14-8-81-15-160-23-240-1-8-1-9-8-9-5 0-7 2-10 7-45 74-89 149-134 223zM102 174c26-42 51-85 76-127 4 42 8 85 12 127-29 0-58 0-88 0z"><text:p/></draw:path><draw:path draw:style-name="gr1059" draw:text-style-name="P99" svg:width="0.1012in" svg:height="0.035in" svg:x="0.1591in" svg:y="0.0614in" svg:viewBox="0 0 258 90" svg:d="M244 15c6 0 14 0 14-7 0-8-8-8-14-8-77 0-154 0-231 0-5 0-13 0-13 8 0 7 8 7 13 7 77 0 154 0 231 0zM244 90c6 0 14 0 14-7 0-8-8-8-14-8-77 0-154 0-231 0-5 0-13 0-13 8 0 7 8 7 13 7 77 0 154 0 231 0z"><text:p/></draw:path><draw:path draw:style-name="gr1059" draw:text-style-name="P99" svg:width="0.061in" svg:height="0.1283in" svg:x="0.3181in" svg:y="0in" svg:viewBox="0 0 156 327" svg:d="M132 8c0-5-3-8-8-8-6 0-7 4-10 12-4 16-1 2-4 18-5-2-18-8-32-8-22 0-47 11-61 41-15 32-17 66-17 101 0 24 0 94 33 123-9 30-9 31-9 32 0 5 4 8 8 8 7 0 8-4 10-12 4-15 0-2 4-18 10 6 21 8 32 8 43 0 61-36 67-54 10-27 11-59 11-87 0-27 0-91-34-124 3-11 7-21 10-32zM39 270c-14-27-14-74-14-110 0-31 0-58 6-83 8-35 30-47 47-47 8 0 18 2 28 11-22 76-45 153-67 229zM118 56c12 23 12 67 12 104 0 27 0 56-5 82-6 40-27 55-47 55-9 0-19-3-27-12 22-76 45-153 67-229z"><text:p/></draw:path></draw:g></text:span><text:span text:style-name="T52"> אזי </text:span><text:span text:style-name="T52"><draw:g text:anchor-type="as-char" svg:y="-0.1161in" draw:z-index="268" draw:name="Shape283" draw:style-name="gr1057"><svg:title>TexMaths</svg:title><svg:desc>11§inline§S(A) = \{\emptyset\} \neq \emptyset = A§svg§600§FALSE§</svg:desc><draw:path draw:style-name="gr1058" draw:text-style-name="P98" svg:width="1.3409in" svg:height="0.1386in" svg:x="-0.0004in" svg:y="0.0071in" svg:viewBox="0 0 3407 353" svg:d="M0 0c1135 0 2272 0 3407 0 0 118 0 235 0 353-1135 0-2272 0-3407 0 0-118 0-235 0-353z"><text:p/></draw:path><draw:path draw:style-name="gr1059" draw:text-style-name="P99" svg:width="0.0902in" svg:height="0.1094in" svg:x="-0.0004in" svg:y="0.0098in" svg:viewBox="0 0 230 279" svg:d="M230 4c0-1-1-4-4-4s-3 1-8 7c-6 7-12 14-18 22-11-19-31-29-56-29-48 0-94 45-94 91 0 32 19 50 39 55 14 3 28 7 42 11 14 3 35 9 35 40 0 34-32 70-69 70-25 0-68-8-68-56 0-9 2-18 2-20 1-1 1-2 1-2 0-4-2-4-4-4-3 0-4-1-5 1-1 1-23 89-23 90 0 2 2 3 4 3 3 0 3 0 7-5 7-7 13-15 20-22 16 22 43 27 65 27 53 0 98-50 98-98 0-26-14-39-19-45-9-9-14-10-50-18-7-3-22-7-25-8-11-3-24-14-24-35 0-31 32-64 68-64 32 0 56 16 56 60 0 13-2 19-2 21 0 1 0 5 4 5 5 0 5-1 7-8 7-29 14-56 21-85z"><text:p/></draw:path><draw:path draw:style-name="gr1059" draw:text-style-name="P99" svg:width="0.035in" svg:height="0.1508in" svg:x="0.1087in" svg:y="0.0035in" svg:viewBox="0 0 90 384" svg:d="M90 379c0-1 0-1-6-8-49-48-61-122-61-179 0-67 14-134 62-182 5-5 5-6 5-7 0-2-1-3-4-3s-39 26-61 75c-19 43-25 84-25 117 0 29 4 76 26 119 24 47 57 73 60 73s4-2 4-5z"><text:p/></draw:path><draw:path draw:style-name="gr1059" draw:text-style-name="P99" svg:width="0.1039in" svg:height="0.1075in" svg:x="0.1587in" svg:y="0.0071in" svg:viewBox="0 0 265 274" svg:d="M55 230c-15 26-31 32-47 33-5 0-8 0-8 7 0 3 1 4 4 4 11 0 24-1 33-1 14 0 27 1 40 1 2 0 7 0 7-7 0-4-4-4-6-4-9-1-19-5-19-15 0-4 3-8 6-14 10-15 20-32 30-47 32 0 65 0 96 0 2 8 7 59 7 62 0 13-21 14-29 14-5 0-8 0-8 7 0 4 4 4 5 4 16 0 32-1 49-1 8 0 34 1 42 1 3 0 8 0 8-8 0-3-4-3-9-3-24 0-24-4-25-15-8-79-16-159-24-239 0-8 0-9-7-9-6 0-7 2-10 7-45 74-90 149-135 223zM101 175c26-43 52-86 77-128 5 42 8 85 12 128-29 0-59 0-89 0z"><text:p/></draw:path><draw:path draw:style-name="gr1059" draw:text-style-name="P99" svg:width="0.0346in" svg:height="0.1508in" svg:x="0.276in" svg:y="0.0035in" svg:viewBox="0 0 89 384" svg:d="M89 192c0-29-3-77-25-119-23-49-56-73-61-73-2 0-3 1-3 3 0 1 0 2 8 9 37 39 59 100 59 180 0 65-14 132-63 182-4 4-4 4-4 5 0 3 1 5 3 5 5 0 40-27 62-75 20-43 24-86 24-117z"><text:p/></draw:path><draw:path draw:style-name="gr1059" draw:text-style-name="P99" svg:width="0.1004in" svg:height="0.035in" svg:x="0.3776in" svg:y="0.0598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1059" draw:text-style-name="P99" svg:width="0.0539in" svg:height="0.1508in" svg:x="0.5402in" svg:y="0.0035in" svg:viewBox="0 0 138 384" svg:d="M81 51c0-16 11-40 53-43 2 0 4-1 4-4 0-4-4-4-8-4-39 0-74 20-74 47 0 29 0 59 0 88 0 16 0 28-15 41-13 11-29 12-38 12-1 0-3 2-3 4 0 4 2 4 7 5 25 0 44 14 48 33 1 4 1 4 1 18 0 26 0 51 0 76 0 17 0 29 19 44 14 11 41 16 55 16 4 0 8 0 8-5 0-3-3-3-7-4-24-1-43-13-48-33-2-4-2-5-2-19 0-26 0-53 0-80 0-18-3-23-15-36-9-8-19-11-30-15 32-8 45-26 45-49 0-31 0-62 0-92z"><text:p/></draw:path><draw:path draw:style-name="gr1059" draw:text-style-name="P99" svg:width="0.061in" svg:height="0.128in" svg:x="0.6126in" svg:y="0in" svg:viewBox="0 0 156 326" svg:d="M132 8c0-5-3-8-8-8s-6 4-8 12c-6 15-2 2-6 18-4-3-16-8-31-8-23 0-47 11-61 41-16 30-18 66-18 102 0 24 0 92 34 122-9 30-9 31-9 32 0 4 3 7 8 7 6 0 7-4 9-12 4-15 1-2 5-17 9 4 21 7 31 7 44 0 61-36 67-55 10-26 11-57 11-84 0-29 0-92-33-125 4-11 6-21 9-32zM39 269c-13-26-13-72-13-110 0-30 0-57 6-82 7-35 30-47 47-47 8 0 18 2 28 11-23 75-45 152-68 228zM118 56c13 22 13 67 13 103 0 29 0 56-4 82-8 40-28 55-49 55-9 0-17-3-27-11 22-76 45-153 67-229z"><text:p/></draw:path><draw:path draw:style-name="gr1059" draw:text-style-name="P99" svg:width="0.0531in" svg:height="0.1508in" svg:x="0.6921in" svg:y="0.0035in" svg:viewBox="0 0 136 384" svg:d="M55 332c0 15-10 41-52 43-2 1-3 2-3 4 0 5 4 5 8 5 37 0 72-19 73-49 0-28 0-58 0-88 0-14 0-27 16-39 13-11 27-11 36-11 2-1 3-2 3-5 0-4-2-4-5-4-25-1-44-15-48-34-2-5-2-6-2-19 0-26 0-51 0-77 0-15 0-28-18-43-16-12-42-15-55-15-4 0-8 0-8 4s2 4 6 4c24 2 44 14 48 34 1 3 1 4 1 17 0 27 0 54 0 82 0 17 3 24 15 36 9 9 20 12 31 15-32 8-46 26-46 48 0 30 0 61 0 92z"><text:p/></draw:path><draw:path draw:style-name="gr1059" draw:text-style-name="P99" svg:width="0.076in" svg:height="0.1402in" svg:x="0.8205in" svg:y="0.0071in" svg:viewBox="0 0 194 357" svg:d="M190 14c4-5 4-5 4-6 0-4-3-8-8-8-4 0-7 2-9 8-58 111-115 223-174 334-3 5-3 6-3 7 0 4 3 8 8 8s6-2 9-8c58-112 115-223 173-335z"><text:p/></draw:path><draw:path draw:style-name="gr1059" draw:text-style-name="P99" svg:width="0.1008in" svg:height="0.035in" svg:x="0.8079in" svg:y="0.05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in" svg:height="0.128in" svg:x="0.9673in" svg:y="0in" svg:viewBox="0 0 156 326" svg:d="M132 8c0-5-3-8-8-8s-7 4-10 12c-4 15 0 2-4 18-4-3-18-8-32-8-22 0-47 11-61 41-15 30-17 66-17 102 0 24 0 92 34 122-9 30-9 31-9 32 0 4 3 7 8 7 6 0 7-4 9-12 4-15 1-2 5-17 9 4 21 7 31 7 43 0 61-36 67-55 10-26 11-57 11-84 0-29 0-92-33-125 4-11 6-21 9-32zM39 269c-13-26-13-72-13-110 0-30 0-57 5-82 8-35 31-47 47-47 8 0 19 2 29 11-23 75-45 152-68 228zM118 56c13 22 13 67 13 103 0 29 0 56-4 82-8 40-28 55-49 55-9 0-19-3-27-11 22-76 45-153 67-229z"><text:p/></draw:path><draw:path draw:style-name="gr1059" draw:text-style-name="P99" svg:width="0.1008in" svg:height="0.035in" svg:x="1.087in" svg:y="0.05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1059" draw:text-style-name="P99" svg:width="0.1039in" svg:height="0.1075in" svg:x="1.2445in" svg:y="0.0071in" svg:viewBox="0 0 265 274" svg:d="M56 230c-15 26-31 32-48 33-5 0-8 0-8 7 0 3 2 4 6 4 9 0 22-1 33-1 12 0 26 1 38 1 2 0 8 0 8-7 0-4-5-4-7-4-9-1-19-5-19-15 0-4 4-8 6-14 10-15 20-32 30-47 32 0 65 0 96 0 2 8 7 59 7 62 0 13-20 14-27 14-6 0-10 0-10 7 0 4 4 4 5 4 16 0 33-1 49-1 9 0 34 1 44 1 2 0 6 0 6-8 0-3-4-3-9-3-24 0-24-4-25-15-8-79-15-159-23-239-1-8-1-9-8-9-6 0-7 2-10 7-45 74-89 149-134 223zM102 175c26-43 51-86 76-128 5 42 8 85 12 128-29 0-58 0-88 0z"><text:p/></draw:path></draw:g></text:span><text:span text:style-name="T52"><text:s/>כדרוש) כך ש־</text:span><text:span text:style-name="T52"><draw:g text:anchor-type="as-char" svg:y="-0.1134in" draw:z-index="266" draw:name="Shape284" draw:style-name="gr1057"><svg:title>TexMaths</svg:title><svg:desc>11§inline§x = \la a, a \ra§svg§600§FALSE§</svg:desc><draw:path draw:style-name="gr1058" draw:text-style-name="P98" svg:width="0.6035in" svg:height="0.1358in" svg:x="0.0031in" svg:y="0.0071in" svg:viewBox="0 0 1534 346" svg:d="M768 346c-256 0-512 0-768 0 0-116 0-230 0-346 512 0 1022 0 1534 0 0 116 0 230 0 346-255 0-510 0-766 0z"><text:p/></draw:path><draw:path draw:style-name="gr1059" draw:text-style-name="P99" svg:width="0.0756in" svg:height="0.0685in" svg:x="-0.0004in" svg:y="0.0453in" svg:viewBox="0 0 193 175" svg:d="M119 54c2-10 11-45 37-45 2 0 11 0 20 4-11 2-19 12-19 21 0 7 5 14 15 14 9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2-49 62-59 0-4-4-4-5-4-3 0-4 1-4 4-14 41-40 50-52 50-15 0-21-12-21-25 0-9 2-17 7-34 4-18 8-35 13-53z"><text:p/></draw:path><draw:path draw:style-name="gr1059" draw:text-style-name="P99" svg:width="0.1012in" svg:height="0.0354in" svg:x="0.1331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1059" draw:text-style-name="P99" svg:width="0.0335in" svg:height="0.1512in" svg:x="0.302in" svg:y="0in" svg:viewBox="0 0 86 385" svg:d="M84 15c2-4 2-5 2-7 0-5-3-8-8-8-3 0-5 2-9 9-22 59-45 118-67 177-1 2-2 4-2 7 0 2 0 2 2 6 22 59 45 118 67 176 1 5 4 10 9 10s8-3 8-7c0-1 0-3-2-7-23-59-45-119-69-178 24-60 46-119 69-178z"><text:p/></draw:path><draw:path draw:style-name="gr1059" draw:text-style-name="P99" svg:width="0.0693in" svg:height="0.0685in" svg:x="0.3504in" svg:y="0.0453in" svg:viewBox="0 0 177 175" svg:d="M129 25c-8-14-19-25-37-25-45 0-92 57-92 113 0 37 21 62 52 62 7 0 26-1 49-29 4 16 17 29 35 29 14 0 24-9 29-21 7-14 12-37 12-38 0-4-3-4-5-4-4 0-4 1-5 7-6 25-14 47-29 47-11 0-13-10-13-17 0-9 2-11 6-29 4-17 4-20 9-34 4-18 9-36 13-54 3-11 3-12 3-13 0-7-5-11-11-11-10 0-15 9-16 17zM103 124c-2 8-2 8-7 15-18 22-33 27-44 27-19 0-24-21-24-36 0-19 12-66 20-84 13-23 30-37 46-37 25 0 30 32 30 34s-1 4-1 7c-6 24-13 49-20 74z"><text:p/></draw:path><draw:path draw:style-name="gr1059" draw:text-style-name="P99" svg:width="0.0173in" svg:height="0.0453in" svg:x="0.4378in" svg:y="0.0972in" svg:viewBox="0 0 45 116" svg:d="M45 41c0-26-10-41-25-41-12 0-20 10-20 21 0 10 8 20 20 20 4 0 10-1 14-5 1-1 1-1 1-1 1 0 1 0 1 6 0 28-13 51-26 64-4 4-4 5-4 6 0 2 2 5 4 5 4 0 35-30 35-75z"><text:p/></draw:path><draw:path draw:style-name="gr1059" draw:text-style-name="P99" svg:width="0.0689in" svg:height="0.0685in" svg:x="0.4984in" svg:y="0.0453in" svg:viewBox="0 0 176 175" svg:d="M129 25c-8-14-19-25-37-25-45 0-92 57-92 113 0 37 21 62 51 62 7 0 27-1 50-29 4 16 17 29 35 29 14 0 22-9 29-21 7-14 11-37 11-38 0-4-3-4-4-4-4 0-5 1-6 7-6 25-13 47-28 47-11 0-13-10-13-17 0-9 2-11 6-29 3-17 4-20 8-34 4-18 10-36 14-54 2-11 2-12 2-13 0-7-4-11-11-11-9 0-14 9-15 17zM103 124c-2 8-2 8-7 15-18 22-33 27-44 27-20 0-26-21-26-36 0-19 14-66 22-84 13-23 29-37 46-37 24 0 29 32 29 34s0 4-1 7c-6 24-12 49-19 74z"><text:p/></draw:path><draw:path draw:style-name="gr1059" draw:text-style-name="P99" svg:width="0.0339in" svg:height="0.1512in" svg:x="0.5807in" svg:y="0in" svg:viewBox="0 0 87 385" svg:d="M85 199c2-4 2-5 2-6 0-3 0-1-2-6-22-59-45-119-67-178-4-7-7-9-10-9-5 0-8 3-8 8 0 1 0 2 2 6 23 60 45 119 68 179-23 58-45 117-68 177-2 4-2 5-2 8 0 4 4 7 8 7 5 0 6-4 9-7 23-60 45-119 68-179z"><text:p/></draw:path></draw:g></text:span><text:span text:style-name="T52">, ולכן </text:span><text:span text:style-name="T52"><draw:g text:anchor-type="as-char" svg:y="-0.1134in" draw:z-index="269" draw:name="Shape285" draw:style-name="gr1057"><svg:title>TexMaths</svg:title><svg:desc>11§inline§\la a, a \ra \in s§svg§600§FALSE§</svg:desc><draw:path draw:style-name="gr1058" draw:text-style-name="P98" svg:width="0.5803in" svg:height="0.1358in" svg:x="-0.0004in" svg:y="0.0071in" svg:viewBox="0 0 1475 346" svg:d="M738 346c-246 0-492 0-738 0 0-116 0-230 0-346 492 0 983 0 1475 0 0 116 0 230 0 346-245 0-492 0-737 0z"><text:p/></draw:path><draw:path draw:style-name="gr1059" draw:text-style-name="P99" svg:width="0.0335in" svg:height="0.1512in" svg:x="0.0087in" svg:y="0in" svg:viewBox="0 0 86 385" svg:d="M84 15c2-4 2-5 2-7 0-5-4-8-8-8-3 0-5 2-9 9-22 59-45 118-67 177-1 2-2 4-2 7 0 2 0 2 2 6 22 59 45 118 67 176 1 5 4 10 9 10 4 0 8-3 8-7 0-1 0-3-2-7-24-59-45-119-69-178 24-60 45-119 69-178z"><text:p/></draw:path><draw:path draw:style-name="gr1059" draw:text-style-name="P99" svg:width="0.0693in" svg:height="0.0685in" svg:x="0.0571in" svg:y="0.0453in" svg:viewBox="0 0 177 175" svg:d="M129 25c-7-14-19-25-35-25-47 0-94 57-94 113 0 37 21 62 52 62 7 0 26-1 49-29 3 16 17 29 35 29 15 0 23-9 29-21 7-14 12-37 12-38 0-4-3-4-4-4-5 0-5 1-6 7-6 25-14 47-30 47-11 0-12-10-12-17 0-9 1-11 6-29 4-17 5-20 9-34 4-18 8-36 13-54 3-11 3-12 3-13 0-7-4-11-11-11-10 0-15 9-16 17zM103 124c-2 8-2 8-7 15-17 22-33 27-44 27-19 0-25-21-25-36 0-19 13-66 21-84 13-23 30-37 46-37 25 0 30 32 30 34s-1 4-1 7c-6 24-13 49-20 74z"><text:p/></draw:path><draw:path draw:style-name="gr1059" draw:text-style-name="P99" svg:width="0.0173in" svg:height="0.0453in" svg:x="0.1449in" svg:y="0.0972in" svg:viewBox="0 0 45 116" svg:d="M45 41c0-26-10-41-25-41-12 0-20 10-20 21 0 10 8 20 20 20 5 0 10-1 14-5 1-1 1-1 1-1 1 0 1 0 1 6 0 28-13 51-26 64-5 4-5 5-5 6 0 2 3 5 5 5 4 0 35-30 35-75z"><text:p/></draw:path><draw:path draw:style-name="gr1059" draw:text-style-name="P99" svg:width="0.0693in" svg:height="0.0685in" svg:x="0.2055in" svg:y="0.0453in" svg:viewBox="0 0 177 175" svg:d="M129 25c-8-14-19-25-37-25-45 0-92 57-92 113 0 37 21 62 51 62 7 0 27-1 50-29 3 16 17 29 35 29 14 0 22-9 29-21 7-14 12-37 12-38 0-4-4-4-5-4-4 0-5 1-6 7-6 25-13 47-28 47-11 0-13-10-13-17 0-9 1-11 6-29 4-17 4-20 8-34 4-18 10-36 14-54 3-11 3-12 3-13 0-7-5-11-12-11-9 0-14 9-15 17zM103 124c-2 8-2 8-7 15-18 22-33 27-44 27-19 0-25-21-25-36 0-19 13-66 21-84 12-23 30-37 45-37 26 0 30 32 30 34s0 4-1 7c-7 24-12 49-19 74z"><text:p/></draw:path><draw:path draw:style-name="gr1059" draw:text-style-name="P99" svg:width="0.0335in" svg:height="0.1512in" svg:x="0.2882in" svg:y="0in" svg:viewBox="0 0 86 385" svg:d="M84 199c2-4 2-5 2-6 0-3 0-1-2-6-22-59-46-119-68-178-2-7-4-9-8-9-5 0-8 3-8 8 0 1 0 2 1 6 23 60 46 119 69 179-23 58-46 117-69 177-1 4-1 5-1 8 0 4 3 7 8 7 4 0 6-4 7-7 23-60 46-119 69-179z"><text:p/></draw:path><draw:path draw:style-name="gr1059" draw:text-style-name="P99" svg:width="0.0752in" svg:height="0.087in" svg:x="0.3933in" svg:y="0.0307in" svg:viewBox="0 0 192 222" svg:d="M179 120c7 0 13-1 13-9 0-9-6-8-13-8-55 0-109 0-164 0 5-50 50-88 104-88 20 0 40 0 60 0 7 0 13 0 13-7 0-8-6-8-13-8-21 0-40 0-61 0-66 0-118 48-118 111 0 62 52 111 118 111 21 0 40 0 61 0 7 0 13 0 13-7s-6-7-13-7c-20 0-40 0-60 0-54 0-99-37-104-88 55 0 109 0 164 0z"><text:p/></draw:path><draw:path draw:style-name="gr1059" draw:text-style-name="P99" svg:width="0.0555in" svg:height="0.0685in" svg:x="0.5323in" svg:y="0.0453in" svg:viewBox="0 0 142 175" svg:d="M131 26c-11 0-19 9-19 18 0 6 4 11 12 11s18-7 18-22c0-16-17-33-46-33-51 0-65 40-65 56 0 31 28 36 39 39 20 4 40 7 40 29 0 10-9 42-55 42-5 0-35 0-44-20 14 2 24-9 24-20 0-9-5-14-14-14-10 0-21 8-21 26 0 22 22 37 55 37 63 0 77-46 77-64 0-14-7-24-12-28-10-11-21-13-39-17-13-2-28-5-28-23 0-11 9-34 43-34 10 0 28 2 35 17z"><text:p/></draw:path></draw:g></text:span><text:span text:style-name="T52">. משום ש־</text:span><text:span text:style-name="T52"><draw:g text:anchor-type="as-char" svg:y="-0.0681in" draw:z-index="270" draw:name="Shape286" draw:style-name="gr1057"><svg:title>TexMaths</svg:title><svg:desc>11§inline§s§svg§600§FALSE§</svg:desc><draw:path draw:style-name="gr1058" draw:text-style-name="P98" svg:width="0.0472in" svg:height="0.052in" svg:x="-0.0004in" svg:y="0.0071in" svg:viewBox="0 0 121 133" svg:d="M0 0c41 0 81 0 121 0 0 44 0 89 0 133-40 0-80 0-121 0 0-44 0-89 0-133z"><text:p/></draw:path><draw:path draw:style-name="gr1059" draw:text-style-name="P99" svg:width="0.0547in" svg:height="0.0677in" svg:x="-0.0004in" svg:y="0in" svg:viewBox="0 0 140 173" svg:d="M129 26c-10 0-18 9-18 17 0 5 3 12 12 12s17-7 17-22c0-18-16-33-46-33-49 0-63 40-63 56 0 30 28 34 39 36 19 5 40 9 40 30 0 10-9 42-54 42-6 0-35 0-44-20 14 2 24-10 24-21 0-8-6-13-14-13-10 0-22 8-22 25 0 22 22 38 55 38 61 0 77-46 77-64 0-13-8-22-12-26-11-11-22-14-39-17-13-3-28-5-28-23 0-11 10-34 41-34 10 0 30 2 35 17z"><text:p/></draw:path></draw:g></text:span><text:span text:style-name="T52"> יחס סדר חזק ובפרט אנטי־סימטרי חזק, אזי </text:span><text:span text:style-name="T52"><draw:g text:anchor-type="as-char" svg:y="-0.1134in" draw:z-index="271" draw:name="Shape287" draw:style-name="gr1057"><svg:title>TexMaths</svg:title><svg:desc>11§inline§\forall \la a, b \ra \in S. \la b, a \ra \not\in S§svg§600§FALSE§</svg:desc><draw:path draw:style-name="gr1058" draw:text-style-name="P98" svg:width="1.3382in" svg:height="0.1358in" svg:x="0.0075in" svg:y="0.0071in" svg:viewBox="0 0 3400 346" svg:d="M1701 346c-568 0-1134 0-1701 0 0-116 0-230 0-346 1133 0 2267 0 3400 0 0 116 0 230 0 346-566 0-1133 0-1699 0z"><text:p/></draw:path><draw:path draw:style-name="gr1059" draw:text-style-name="P99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1059" draw:text-style-name="P99" svg:width="0.0335in" svg:height="0.1512in" svg:x="0.1012in" svg:y="0in" svg:viewBox="0 0 86 385" svg:d="M85 15c1-4 1-5 1-7 0-5-3-8-8-8-3 0-5 2-9 9-22 59-45 118-67 177-1 2-2 4-2 7 0 2 0 2 2 6 22 59 45 118 67 176 3 5 4 10 9 10s8-3 8-7c0-1 0-3-1-7-23-59-46-119-70-178 24-60 47-119 70-178z"><text:p/></draw:path><draw:path draw:style-name="gr1059" draw:text-style-name="P99" svg:width="0.0693in" svg:height="0.0685in" svg:x="0.1496in" svg:y="0.0453in" svg:viewBox="0 0 177 175" svg:d="M129 25c-7-14-18-25-35-25-46 0-94 57-94 113 0 37 21 62 52 62 7 0 26-1 50-29 3 16 17 29 36 29 13 0 22-9 28-21 7-14 11-37 11-38 0-4-3-4-4-4-5 0-5 1-6 7-6 25-13 47-29 47-10 0-11-10-11-17 0-9 0-11 4-29 4-17 5-20 9-34 4-18 10-36 14-54 2-11 2-12 2-13 0-7-4-11-11-11-10 0-15 9-16 17zM103 124c-1 8-1 8-7 15-17 22-33 27-43 27-20 0-25-21-25-36 0-19 12-66 20-84 13-23 30-37 46-37 25 0 30 32 30 34s-1 4-1 7c-6 24-13 49-20 74z"><text:p/></draw:path><draw:path draw:style-name="gr1059" draw:text-style-name="P99" svg:width="0.0173in" svg:height="0.0453in" svg:x="0.237in" svg:y="0.0972in" svg:viewBox="0 0 45 116" svg:d="M45 41c0-26-10-41-24-41-13 0-21 10-21 21 0 10 8 20 21 20 4 0 9-1 13-5 1-1 1-1 2-1 0 2 0 0 0 6 0 28-13 51-25 64-4 4-4 5-4 6 0 2 1 5 3 5 4 0 35-30 35-75z"><text:p/></draw:path><draw:path draw:style-name="gr1059" draw:text-style-name="P99" svg:width="0.0559in" svg:height="0.1063in" svg:x="0.2984in" svg:y="0.0071in" svg:viewBox="0 0 143 271" svg:d="M75 4c0-1 0-4-6-4-8 0-36 3-46 3-3 1-8 1-8 8 0 6 4 6 9 6 19 0 20 2 20 6 0 2-3 16-5 23-11 42-21 84-32 127-5 19-7 25-7 37 0 37 21 61 50 61 46 0 93-57 93-112 0-36-21-62-52-62-17 0-33 11-45 23 10-39 19-77 29-116zM39 150c2-8 2-9 5-13 19-26 36-31 46-31 15 0 26 11 26 36 0 23-14 66-20 80-13 27-31 40-46 40-14 0-26-10-26-38 0-8 0-15 6-39 3-12 5-24 9-35z"><text:p/></draw:path><draw:path draw:style-name="gr1059" draw:text-style-name="P99" svg:width="0.0335in" svg:height="0.1512in" svg:x="0.3654in" svg:y="0in" svg:viewBox="0 0 86 385" svg:d="M85 199c1-4 1-5 1-6 0-3 0-1-1-6-23-59-45-119-68-178-3-7-5-9-9-9-5 0-8 3-8 8 0 1 0 2 2 6 23 60 45 119 68 179-23 58-45 117-68 177-2 4-2 5-2 8 0 4 3 7 8 7s6-4 9-7c23-60 45-119 68-179z"><text:p/></draw:path><draw:path draw:style-name="gr1059" draw:text-style-name="P99" svg:width="0.076in" svg:height="0.087in" svg:x="0.4709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059" draw:text-style-name="P99" svg:width="0.0902in" svg:height="0.1098in" svg:x="0.6102in" svg:y="0.0067in" svg:viewBox="0 0 230 280" svg:d="M230 3c0-1-1-3-4-3s-3 0-8 6c-7 7-12 14-19 22-10-18-30-28-55-28-48 0-96 44-96 91 0 31 21 49 41 55 14 4 28 7 42 10 14 4 35 10 35 41 0 34-32 71-69 71-25 0-68-9-68-57 0-8 2-17 2-19 1-3 1-3 1-4 0-3-2-3-4-3-3 0-4 0-5 1s-23 88-23 89c0 2 2 5 4 5 3 0 3 0 7-6 7-6 13-14 20-22 16 22 43 28 65 28 53 0 98-52 98-98 0-27-14-40-19-45-9-9-14-11-50-20-7-2-22-6-25-7-11-3-24-14-24-35 0-31 31-64 68-64 32 0 55 17 55 59 0 13-1 20-1 22 1 2 0 4 4 4 5 0 5-1 7-8 7-29 14-56 21-85z"><text:p/></draw:path><draw:path draw:style-name="gr1059" draw:text-style-name="P99" svg:width="0.0161in" svg:height="0.0157in" svg:x="0.7083in" svg:y="0.0972in" svg:viewBox="0 0 42 41" svg:d="M42 21c0-12-10-21-21-21s-21 9-21 21c0 11 10 20 21 20s21-9 21-20z"><text:p/></draw:path><draw:path draw:style-name="gr1059" draw:text-style-name="P99" svg:width="0.0339in" svg:height="0.1512in" svg:x="0.7543in" svg:y="0in" svg:viewBox="0 0 87 385" svg:d="M85 15c2-4 2-5 2-7 0-5-3-8-8-8-3 0-6 2-9 9-23 59-45 118-68 177-1 2-2 4-2 7 0 2 0 2 2 6 23 59 45 118 68 176 2 5 4 10 9 10s8-3 8-7c0-1 0-3-2-7-23-59-45-119-68-178 23-60 45-119 68-178z"><text:p/></draw:path><draw:path draw:style-name="gr1059" draw:text-style-name="P99" svg:width="0.0555in" svg:height="0.1063in" svg:x="0.8043in" svg:y="0.0071in" svg:viewBox="0 0 142 271" svg:d="M74 4c0-1 0-4-5-4-8 0-37 3-47 3-3 1-8 1-8 8 0 6 4 6 10 6 18 0 19 2 19 6 0 2-3 16-6 23-11 42-20 84-31 127-5 19-6 25-6 37 0 37 20 61 48 61 47 0 94-57 94-112 0-36-20-62-52-62-17 0-33 11-45 23 10-39 19-77 29-116zM37 150c3-8 3-9 7-13 19-26 36-31 46-31 13 0 24 11 24 36 0 23-13 66-19 80-14 27-31 40-47 40-12 0-25-10-25-38 0-8 0-15 7-39 2-12 5-24 7-35z"><text:p/></draw:path><draw:path draw:style-name="gr1059" draw:text-style-name="P99" svg:width="0.0173in" svg:height="0.0453in" svg:x="0.8752in" svg:y="0.0972in" svg:viewBox="0 0 45 116" svg:d="M45 41c0-26-9-41-24-41-13 0-21 10-21 21 0 10 8 20 21 20 4 0 10-1 13-5 1-1 1-1 2-1 0 2 1 0 1 6 0 28-14 51-26 64-4 4-4 5-4 6 0 2 2 5 3 5 4 0 35-30 35-75z"><text:p/></draw:path><draw:path draw:style-name="gr1059" draw:text-style-name="P99" svg:width="0.0693in" svg:height="0.0685in" svg:x="0.9358in" svg:y="0.0453in" svg:viewBox="0 0 177 175" svg:d="M129 25c-7-14-18-25-35-25-46 0-94 57-94 113 0 37 22 62 52 62 7 0 27-1 50-29 4 16 17 29 36 29 13 0 22-9 28-21 7-14 11-37 11-38 0-4-3-4-4-4-4 0-5 1-6 7-6 25-13 47-29 47-10 0-11-10-11-17 0-9 1-11 4-29 4-17 5-20 9-34 4-18 10-36 14-54 2-11 2-12 2-13 0-7-4-11-11-11-9 0-15 9-16 17zM105 124c-3 8-3 8-9 15-17 22-32 27-43 27-20 0-25-21-25-36 0-19 13-66 22-84 12-23 28-37 44-37 25 0 30 32 30 34s-1 4-1 7c-6 24-12 49-18 74z"><text:p/></draw:path><draw:path draw:style-name="gr1059" draw:text-style-name="P99" svg:width="0.0339in" svg:height="0.1512in" svg:x="1.0185in" svg:y="0in" svg:viewBox="0 0 87 385" svg:d="M85 199c2-4 2-5 2-6 0-3 0-1-2-6-23-59-45-119-68-178-3-7-6-9-9-9-5 0-8 3-8 8 0 1 0 2 2 6 23 60 45 119 68 179-23 58-45 117-68 177-2 4-2 5-2 8 0 4 4 7 8 7 5 0 6-4 9-7 23-60 45-119 68-179z"><text:p/></draw:path><draw:path draw:style-name="gr1059" draw:text-style-name="P99" svg:width="0.0756in" svg:height="0.1409in" svg:x="1.1331in" svg:y="0.0043in" svg:viewBox="0 0 193 359" svg:d="M190 15c3-5 3-6 3-7 0-2-3-8-8-8s-6 2-8 8c-58 112-115 223-174 336-3 5-3 6-3 7 0 4 3 8 8 8 4 0 5-2 9-8 58-112 115-223 173-336z"><text:p/></draw:path><draw:path draw:style-name="gr1059" draw:text-style-name="P99" svg:width="0.076in" svg:height="0.087in" svg:x="1.1244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1059" draw:text-style-name="P99" svg:width="0.0902in" svg:height="0.1098in" svg:x="1.2634in" svg:y="0.0067in" svg:viewBox="0 0 230 280" svg:d="M230 3c0-1-1-3-4-3s-3 0-7 6c-7 7-12 14-19 22-10-18-31-28-56-28-48 0-94 44-94 91 0 31 19 49 39 55 14 4 28 7 42 10 14 4 35 10 35 41 0 34-32 71-69 71-25 0-68-9-68-57 0-8 2-17 3-19 0-3 0-3 0-4 0-3-2-3-4-3-3 0-3-1-5 1-1 0-23 88-23 89 0 2 2 5 4 5 3 0 3 0 8-6 7-6 12-14 19-22 16 22 43 28 65 28 53 0 98-52 98-98 0-27-12-40-19-45-9-9-14-11-48-20-9-2-24-6-27-7-10-3-23-14-23-35 0-31 31-64 67-64 32 0 56 17 56 59 0 13-2 20-2 22 2 2 0 4 6 4 3 0 3-1 5-8 7-29 14-56 21-85z"><text:p/></draw:path></draw:g></text:span><text:span text:style-name="T52">, ובפרט עבור </text:span><text:span text:style-name="T52"><draw:g text:anchor-type="as-char" svg:y="-0.1134in" draw:z-index="272" draw:name="Shape288" draw:style-name="gr1057"><svg:title>TexMaths</svg:title><svg:desc>11§inline§\la a, a \ra§svg§600§FALSE§</svg:desc><draw:path draw:style-name="gr1058" draw:text-style-name="P98" svg:width="0.3134in" svg:height="0.1358in" svg:x="-0.0004in" svg:y="0.0071in" svg:viewBox="0 0 797 346" svg:d="M399 346c-133 0-266 0-399 0 0-116 0-230 0-346 266 0 531 0 797 0 0 116 0 230 0 346-133 0-266 0-398 0z"><text:p/></draw:path><draw:path draw:style-name="gr1059" draw:text-style-name="P99" svg:width="0.0335in" svg:height="0.1512in" svg:x="0.0087in" svg:y="0in" svg:viewBox="0 0 86 385" svg:d="M84 15c2-4 2-5 2-7 0-5-4-8-8-8-3 0-5 2-9 9-22 59-45 118-67 177-1 2-2 4-2 8 0 1 0 1 2 5 22 59 45 118 67 176 1 5 4 10 9 10 4 0 8-3 8-7 0-1 0-3-2-7-24-59-46-119-69-177 23-60 45-119 69-179z"><text:p/></draw:path><draw:path draw:style-name="gr1059" draw:text-style-name="P99" svg:width="0.0693in" svg:height="0.0685in" svg:x="0.0571in" svg:y="0.0453in" svg:viewBox="0 0 177 175" svg:d="M129 25c-8-14-19-25-37-25-45 0-92 57-92 113 0 37 21 62 52 62 7 0 26-1 49-29 3 16 17 29 35 29 14 0 23-9 29-21 7-14 12-37 12-38 0-4-3-4-5-4-4 0-4 1-5 7-6 25-14 47-30 47-11 0-12-10-12-17 0-9 1-11 6-29 4-17 4-20 9-34 4-18 8-36 13-54 3-11 3-12 3-13 0-7-4-11-11-11-10 0-15 9-16 17zM103 124c-2 8-2 8-7 15-18 22-33 27-44 27-19 0-25-21-25-36 0-19 13-66 21-84 12-23 30-37 45-37 26 0 31 32 31 34s-1 4-1 7c-6 24-13 49-20 74z"><text:p/></draw:path><draw:path draw:style-name="gr1059" draw:text-style-name="P99" svg:width="0.0173in" svg:height="0.0453in" svg:x="0.1449in" svg:y="0.0972in" svg:viewBox="0 0 45 116" svg:d="M45 41c0-26-10-41-25-41-12 0-20 10-20 21 0 10 8 20 20 20 4 0 10-1 14-5 1-1 1-1 1-1 1 0 1 0 1 6 0 28-13 51-26 64-5 4-5 5-5 6 0 2 3 5 5 5 4 0 35-30 35-75z"><text:p/></draw:path><draw:path draw:style-name="gr1059" draw:text-style-name="P99" svg:width="0.0689in" svg:height="0.0685in" svg:x="0.2047in" svg:y="0.0453in" svg:viewBox="0 0 176 175" svg:d="M129 25c-8-14-19-25-37-25-45 0-92 57-92 113 0 37 21 62 51 62 7 0 27-1 50-29 3 16 17 29 35 29 14 0 22-9 29-21 7-14 11-37 11-38 0-4-3-4-4-4-4 0-5 1-6 7-7 25-13 47-29 47-11 0-12-10-12-17 0-9 1-11 6-29 3-17 4-20 8-34 4-18 8-36 14-54 2-11 2-12 2-13 0-7-4-11-11-11-9 0-14 9-15 17zM103 124c-2 8-2 8-7 15-18 22-33 27-44 27-20 0-26-21-26-36 0-19 14-66 22-84 12-23 30-37 45-37 25 0 30 32 30 34s0 4-1 7c-7 24-12 49-19 74z"><text:p/></draw:path><draw:path draw:style-name="gr1059" draw:text-style-name="P99" svg:width="0.0339in" svg:height="0.1512in" svg:x="0.287in" svg:y="0in" svg:viewBox="0 0 87 385" svg:d="M85 199c2-4 2-4 2-5 0-2 0-2-2-7-22-59-45-119-67-178-4-7-7-9-10-9-5 0-8 3-8 8 0 1 0 2 2 6 23 60 45 119 68 180-23 58-45 118-68 176-2 4-2 5-2 8 0 4 4 7 8 7 5 0 6-4 8-7 24-60 46-119 69-179z"><text:p/></draw:path></draw:g></text:span><text:span text:style-name="T52"><text:s/>כלומר נגרר </text:span><text:span text:style-name="T52"><draw:g text:anchor-type="as-char" svg:y="-0.1134in" draw:z-index="273" draw:name="Shape289" draw:style-name="gr1057"><svg:title>TexMaths</svg:title><svg:desc>11§inline§\la a, a \ra \not\in S§svg§600§FALSE§</svg:desc><draw:path draw:style-name="gr1058" draw:text-style-name="P98" svg:width="0.6146in" svg:height="0.1354in" svg:x="-0.0004in" svg:y="0.0071in" svg:viewBox="0 0 1562 345" svg:d="M0 0c521 0 1041 0 1562 0 0 115 0 230 0 345-521 0-1041 0-1562 0 0-115 0-230 0-345z"><text:p/></draw:path><draw:path draw:style-name="gr1059" draw:text-style-name="P99" svg:width="0.0335in" svg:height="0.1508in" svg:x="0.0087in" svg:y="0in" svg:viewBox="0 0 86 384" svg:d="M84 14c2-4 2-4 2-6 0-5-3-8-8-8-3 0-6 2-9 9-23 58-45 118-68 177 0 2-1 4-1 7 0 0 0 1 1 5 23 60 45 119 68 177 1 4 4 9 9 9s8-3 8-7c0-2 0-3-2-7-23-60-45-119-69-177 24-60 46-119 69-179z"><text:p/></draw:path><draw:path draw:style-name="gr1059" draw:text-style-name="P99" svg:width="0.0689in" svg:height="0.0681in" svg:x="0.0575in" svg:y="0.0453in" svg:viewBox="0 0 176 174" svg:d="M129 24c-8-14-19-24-37-24-45 0-92 56-92 112 0 37 21 62 51 62 7 0 27-1 50-29 4 17 17 29 35 29 14 0 23-9 29-21 7-14 11-37 11-38 0-4-3-4-4-4-4 0-5 1-6 7-6 25-13 48-28 48-11 0-13-10-13-17 0-9 2-12 6-29 3-17 4-21 8-35 4-19 10-37 14-54 2-11 2-11 2-13 0-7-4-10-11-10-9 0-14 9-15 16zM103 124c-2 7-2 8-7 15-18 21-33 27-44 27-20 0-24-22-24-36 0-20 12-67 20-85 13-23 30-37 46-37 24 0 29 32 29 34s0 4-1 6c-6 26-12 51-19 76z"><text:p/></draw:path><draw:path draw:style-name="gr1059" draw:text-style-name="P99" svg:width="0.0173in" svg:height="0.0453in" svg:x="0.1445in" svg:y="0.0972in" svg:viewBox="0 0 45 116" svg:d="M45 41c0-26-9-41-24-41-13 0-21 10-21 21 0 10 8 21 21 21 4 0 10-2 13-6 1-1 1-1 2-1 0 2 1 0 1 6 0 28-14 51-26 65-4 3-4 4-4 5 0 4 2 5 3 5 4 0 35-30 35-75z"><text:p/></draw:path><draw:path draw:style-name="gr1059" draw:text-style-name="P99" svg:width="0.0693in" svg:height="0.0681in" svg:x="0.2051in" svg:y="0.0453in" svg:viewBox="0 0 177 174" svg:d="M129 24c-7-14-18-24-35-24-46 0-94 56-94 112 0 37 22 62 52 62 7 0 27-1 50-29 3 17 17 29 36 29 13 0 22-9 28-21 7-14 11-37 11-38 0-4-3-4-4-4-5 0-5 1-6 7-6 25-13 48-29 48-10 0-11-10-11-17 0-9 0-12 4-29s5-21 9-35c4-19 10-37 14-54 2-11 2-11 2-13 0-7-4-10-11-10-9 0-15 9-16 16zM103 124c-1 7-1 8-7 15-17 21-33 27-43 27-20 0-25-22-25-36 0-20 12-67 20-85 13-23 30-37 46-37 25 0 30 32 30 34s-1 4-1 6c-6 26-13 51-20 76z"><text:p/></draw:path><draw:path draw:style-name="gr1059" draw:text-style-name="P99" svg:width="0.0335in" svg:height="0.1508in" svg:x="0.2878in" svg:y="0in" svg:viewBox="0 0 86 384" svg:d="M85 198c1-4 1-5 1-5 0-1 0-3-1-7-23-59-45-119-68-177-3-7-5-9-9-9-5 0-8 3-8 8 0 1 0 2 2 6 23 60 45 119 68 179-23 58-45 117-68 177-2 4-2 4-2 7 0 4 3 7 8 7s6-4 9-7c23-60 45-119 68-179z"><text:p/></draw:path><draw:path draw:style-name="gr1059" draw:text-style-name="P99" svg:width="0.0756in" svg:height="0.1406in" svg:x="0.402in" svg:y="0.0043in" svg:viewBox="0 0 193 358" svg:d="M189 15c4-5 4-6 4-7 0-4-3-8-8-8-4 0-6 2-9 8-57 111-115 223-173 334-3 6-3 7-3 8 0 3 2 8 8 8 4 0 5-2 7-8 59-111 116-223 174-335z"><text:p/></draw:path><draw:path draw:style-name="gr1059" draw:text-style-name="P99" svg:width="0.076in" svg:height="0.087in" svg:x="0.3933in" svg:y="0.0307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1059" draw:text-style-name="P99" svg:width="0.0898in" svg:height="0.1094in" svg:x="0.5323in" svg:y="0.0071in" svg:viewBox="0 0 229 279" svg:d="M229 3c0-1-1-3-4-3s-3 0-7 6c-7 7-12 14-19 22-10-19-29-28-55-28-49 0-96 44-96 90 0 32 21 50 41 55 13 4 28 7 41 11 14 4 35 9 35 40 0 34-31 70-69 70-24 0-67-7-67-56 0-9 2-17 2-20 0-1 1-1 1-2 0-4-4-4-6-4s-2 0-3 1c-2 2-23 89-23 90 0 2 2 4 4 4s3 0 7-6c7-7 12-14 19-22 16 22 43 28 66 28 51 0 98-51 98-98 0-27-13-40-20-46-9-8-14-9-49-18-8-2-22-7-26-8-10-3-23-14-23-34 0-32 31-64 67-64 33 0 56 17 56 59 0 13-1 19-1 21 0 1 0 5 5 5 3 0 4-1 5-8 7-29 14-56 21-85z"><text:p/></draw:path></draw:g></text:span><text:span text:style-name="T52"><text:s/>וזו סתירה. סה"כ </text:span><text:span text:style-name="T52"><draw:g text:anchor-type="as-char" svg:y="-0.1165in" draw:z-index="274" draw:name="Shape290" draw:style-name="gr1057"><svg:title>TexMaths</svg:title><svg:desc>11§inline§s \cap id_A = \emptyset§svg§600§FALSE§</svg:desc><draw:path draw:style-name="gr1058" draw:text-style-name="P98" svg:width="0.7264in" svg:height="0.1236in" svg:x="-0.0004in" svg:y="0.0079in" svg:viewBox="0 0 1846 315" svg:d="M923 315c-308 0-615 0-923 0 0-105 0-210 0-315 615 0 1231 0 1846 0 0 105 0 210 0 315-308 0-616 0-923 0z"><text:p/></draw:path><draw:path draw:style-name="gr1059" draw:text-style-name="P99" svg:width="0.0559in" svg:height="0.0685in" svg:x="-0.0004in" svg:y="0.05in" svg:viewBox="0 0 143 175" svg:d="M132 26c-11 0-19 9-19 18 0 5 4 11 12 11s18-7 18-22c0-18-17-33-46-33-51 0-65 40-65 56 0 31 28 36 39 38 20 5 40 8 40 30 0 10-9 42-55 42-5 0-35 0-44-20 14 1 24-10 24-21 0-9-5-13-14-13-10 0-22 8-22 25 0 22 23 38 56 38 63 0 77-46 77-64 0-14-7-24-12-29-10-11-21-12-39-16-13-2-28-6-28-23 0-11 9-34 43-34 10 0 28 2 35 17z"><text:p/></draw:path><draw:path draw:style-name="gr1059" draw:text-style-name="P99" svg:width="0.0846in" svg:height="0.0933in" svg:x="0.1055in" svg:y="0.0264in" svg:viewBox="0 0 216 238" svg:d="M216 85c0-60-60-85-108-85-51 0-108 27-108 83 0 48 0 95 0 141 0 8 0 14 8 14 7 0 7-6 7-14 0-46 0-92 0-138 0-57 64-71 93-71 17 0 42 4 61 17 30 20 30 44 30 55 0 46 0 92 0 137 0 8-1 14 8 14 7 0 9-6 9-14 0-46 0-93 0-139z"><text:p/></draw:path><draw:path draw:style-name="gr1059" draw:text-style-name="P99" svg:width="0.0398in" svg:height="0.1012in" svg:x="0.2366in" svg:y="0.0169in" svg:viewBox="0 0 102 258" svg:d="M99 14c0-7-6-14-14-14-11 0-21 10-21 21 0 6 5 13 14 13s21-9 21-20zM69 159c5-11 5-12 9-23 3-7 4-13 4-20 0-17-12-31-30-31-37 0-52 56-52 59 0 4 4 4 5 4 4 0 4-1 6-7 11-37 26-48 40-48 2 0 8 0 8 12 0 8-2 17-3 20-3 10-21 55-27 71-4 9-9 23-9 30 0 19 13 32 32 32 36 0 50-56 50-59 0-5-3-5-4-5-5 0-5 3-6 8-7 24-19 47-39 47-7 0-10-3-10-12 0-10 2-15 11-38 5-13 10-27 15-40z"><text:p/></draw:path><draw:path draw:style-name="gr1059" draw:text-style-name="P99" svg:width="0.072in" svg:height="0.1059in" svg:x="0.2906in" svg:y="0.0138in" svg:viewBox="0 0 184 270" svg:d="M184 3c-1-1 0-3-5-3s-43 3-49 3c-4 1-6 4-6 8s4 4 10 4c19 0 19 4 19 7 0 2-1 5-1 8-8 30-16 60-23 91-7-13-18-24-36-24-45 0-93 57-93 112 0 36 21 61 52 61 7 0 26-1 50-28 2 15 17 28 35 28 14 0 22-9 28-21 7-14 12-37 12-38 0-5-3-5-4-5-5 0-5 3-6 8-6 25-13 47-30 47-9 0-11-9-11-17 0-9 0-12 3-19 18-73 36-148 55-222zM103 220c-1 7-1 7-7 14-17 22-33 27-43 27-20 0-26-20-26-36 0-19 13-65 21-83 12-22 30-37 45-37 26 0 31 32 31 34 0 3-1 5-1 7-6 24-13 50-20 74z"><text:p/></draw:path><draw:path draw:style-name="gr1059" draw:text-style-name="P99" svg:width="0.0795in" svg:height="0.0752in" svg:x="0.3693in" svg:y="0.0642in" svg:viewBox="0 0 203 192" svg:d="M41 159c-10 16-19 22-34 23-4 0-7 0-7 6 0 3 2 4 3 4 8 0 17-1 24-1 8 0 19 1 28 1 1 0 5 0 5-6 0-4-3-4-4-4-2 0-12-1-12-7 0-4 2-9 3-11 8-11 15-22 22-33 26 0 52 0 77 0 2 14 5 29 7 45-1 2-2 6-19 6-3 0-6 0-6 6 0 1 1 4 4 4 8 0 27-1 35-1 5 0 11 0 16 0s11 1 15 1c3 0 5-2 5-5 0-5-3-5-7-5-16 0-17-2-17-8-7-56-16-111-24-166-1-7-1-8-7-8-5 0-6 2-8 5-33 52-66 103-99 154zM76 121c19-30 38-58 57-88 4 30 8 58 12 88-23 0-46 0-69 0z"><text:p/></draw:path><draw:path draw:style-name="gr1059" draw:text-style-name="P99" svg:width="0.1008in" svg:height="0.035in" svg:x="0.5134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in" svg:height="0.1283in" svg:x="0.6724in" svg:y="0in" svg:viewBox="0 0 156 327" svg:d="M131 8c0-5-3-8-8-8s-6 4-9 12c-4 15-1 2-5 18-5-3-17-8-31-8-22 0-47 11-62 41-15 31-16 66-16 102 0 24 0 92 33 123-9 29-9 29-9 32s3 7 8 7 6-4 9-13c5-15 1-1 5-17 9 5 21 8 31 8 44 0 60-36 68-55 10-27 11-58 11-85 0-29 0-93-34-124 3-11 6-22 9-33zM38 270c-13-27-13-74-13-110 0-31 0-58 6-82 7-36 29-47 47-47 8 0 18 2 28 10-22 77-46 152-68 229zM118 56c12 23 12 68 12 104 0 28 0 55-5 82-6 40-27 55-48 55-9 0-18-4-26-11 22-77 45-153 67-230z"><text:p/></draw:path></draw:g></text:span><text:span text:style-name="T52"><text:s/>כדרוש. </text:span></text:p>
        </text:list-item>
        <text:list-item>
          <text:p text:style-name="P91"><text:span text:style-name="T47">(2) נניח </text:span><text:span text:style-name="T47"><draw:g text:anchor-type="as-char" svg:y="-0.1118in" draw:z-index="275" draw:name="Shape291" draw:style-name="gr1057"><svg:title>TexMaths</svg:title><svg:desc>11§inline§A \cup B = C \cup B§svg§600§FALSE§</svg:desc><draw:path draw:style-name="gr1058" draw:text-style-name="P98" svg:width="0.9961in" svg:height="0.0957in" svg:x="0.0024in" svg:y="0.0079in" svg:viewBox="0 0 2531 244" svg:d="M0 0c844 0 1688 0 2531 0 0 82 0 162 0 244-843 0-1687 0-2531 0 0-82 0-162 0-244z"><text:p/></draw:path><draw:path draw:style-name="gr1059" draw:text-style-name="P99" svg:width="0.1039in" svg:height="0.1079in" svg:x="-0.0004in" svg:y="0in" svg:viewBox="0 0 265 275" svg:d="M56 230c-15 27-31 31-47 32-6 2-9 2-9 8 0 3 2 5 6 5 9 0 22-2 33-2 13 0 26 2 38 2 2 0 8 0 8-7 0-4-4-6-7-6-9 0-17-3-17-13 0-4 2-9 5-14 10-16 19-32 29-49 33 0 65 0 98 0 0 8 5 60 5 64 0 11-20 12-27 12-6 0-10 0-10 8 0 5 3 3 5 5 17 0 33-2 49-2 9 0 34 2 44 2 2 0 6 0 6-8 0-5-3-5-9-5-24 0-24-2-25-13-8-80-15-160-23-240-1-8-1-9-8-9-5 0-7 2-10 7-45 75-89 148-134 223zM102 174c26-42 51-85 76-127 5 42 8 85 12 127-29 0-58 0-88 0z"><text:p/></draw:path><draw:path draw:style-name="gr1059" draw:text-style-name="P99" svg:width="0.0843in" svg:height="0.0933in" svg:x="0.1508in" svg:y="0.0177in" svg:viewBox="0 0 215 238" svg:d="M215 14c0-6 0-14-8-14s-8 8-8 14c0 47 0 93 0 138 0 59-63 71-92 71-17 0-41-4-62-17-30-19-30-44-30-54 0-45 0-91 0-138 0-6 0-14-7-14-8 0-8 8-8 14 0 47 0 94 0 140 0 59 59 84 107 84 50 0 108-26 108-84 0-46 0-93 0-140z"><text:p/></draw:path><draw:path draw:style-name="gr1059" draw:text-style-name="P99" svg:width="0.1083in" svg:height="0.1024in" svg:x="0.2839in" svg:y="0.0051in" svg:viewBox="0 0 276 261" svg:d="M46 232c-4 15-4 17-35 17-7 0-11 0-11 8 0 4 4 4 11 4 46 0 91 0 138 0 61 0 106-45 106-82 0-28-22-50-59-53 39-8 80-37 80-73 0-29-25-53-71-53-43 0-87 0-130 0-8 0-11 0-11 8 0 3 3 3 11 3 4 0 8 0 14 1 7 1 10 1 10 7 0 1 0 2-1 6-18 69-34 138-52 207zM105 121c7-32 16-64 24-95 3-14 4-15 21-15 16 0 33 0 49 0 34 0 42 23 42 40 0 34-33 70-80 70-19 0-38 0-56 0zM87 249c-6 0-7 0-9 0-3 0-4-1-4-3 0-1 0-2 2-9 9-35 18-72 26-107 25 0 49 0 73 0 37 0 45 28 45 44 0 39-35 75-80 75-18 0-35 0-53 0z"><text:p/></draw:path><draw:path draw:style-name="gr1059" draw:text-style-name="P99" svg:width="0.1008in" svg:height="0.035in" svg:x="0.4516in" svg:y="0.053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075in" svg:height="0.1094in" svg:x="0.6106in" svg:y="0.0016in" svg:viewBox="0 0 274 279" svg:d="M274 3c0-1-1-3-4-3-2 0-2 0-6 4-9 10-19 20-27 30-4-5-21-34-64-34-86 0-173 85-173 173 0 64 45 106 105 106 33 0 62-15 83-33 35-32 42-67 42-68 0-4-3-4-4-4-3 0-5 1-5 4-4 12-13 38-39 61-27 21-51 28-72 28-34 0-75-20-75-81 0-21 8-82 46-128 24-27 61-46 95-46 40 0 62 30 62 74 0 15-1 15-1 20 0 3 4 3 6 3 5 0 5 0 7-8 7-33 16-65 24-98z"><text:p/></draw:path><draw:path draw:style-name="gr1059" draw:text-style-name="P99" svg:width="0.0843in" svg:height="0.0933in" svg:x="0.765in" svg:y="0.0177in" svg:viewBox="0 0 215 238" svg:d="M215 14c0-6 0-14-8-14s-8 8-8 14c0 47 0 93 0 138 0 59-63 71-92 71-18 0-42-4-62-17-30-19-30-44-30-54 0-45 0-91 0-138 0-6 0-14-7-14-8 0-8 8-8 14 0 47 0 94 0 140 0 59 58 84 107 84 50 0 108-26 108-84 0-46 0-93 0-140z"><text:p/></draw:path><draw:path draw:style-name="gr1059" draw:text-style-name="P99" svg:width="0.1083in" svg:height="0.1024in" svg:x="0.898in" svg:y="0.0051in" svg:viewBox="0 0 276 261" svg:d="M46 232c-4 15-5 17-35 17-7 0-11 0-11 8 0 4 3 4 11 4 46 0 91 0 138 0 61 0 106-45 106-82 0-28-22-50-59-53 39-8 80-37 80-73 0-29-25-53-71-53-43 0-87 0-130 0-8 0-12 0-12 8 0 3 4 3 11 3 1 0 9 0 15 1 7 1 10 1 10 7 0 1 0 2-1 6-18 69-34 138-52 207zM105 121c7-32 15-64 23-95 4-14 4-15 21-15 16 0 34 0 50 0 34 0 42 23 42 40 0 34-33 70-80 70-19 0-38 0-56 0zM87 249c-6 0-7 0-9 0-3 0-4-1-4-3 0-1 0-2 1-9 9-35 19-72 27-107 25 0 49 0 73 0 37 0 44 28 44 44 0 39-34 75-79 75-18 0-35 0-53 0z"><text:p/></draw:path></draw:g></text:span><text:span text:style-name="T47"><text:s/>[1] ונניח </text:span><text:span text:style-name="T47"><draw:g text:anchor-type="as-char" svg:y="-0.1071in" draw:z-index="282" draw:name="Shape292" draw:style-name="gr1057"><svg:title>TexMaths</svg:title><svg:desc>11§inline§A, B§svg§600§FALSE§</svg:desc><draw:path draw:style-name="gr1058" draw:text-style-name="P98" svg:width="0.2803in" svg:height="0.1217in" svg:x="0.0024in" svg:y="0.0071in" svg:viewBox="0 0 713 310" svg:d="M357 310c-119 0-238 0-357 0 0-103 0-207 0-310 238 0 475 0 713 0 0 103 0 207 0 310-119 0-238 0-356 0z"><text:p/></draw:path><draw:path draw:style-name="gr1059" draw:text-style-name="P99" svg:width="0.1039in" svg:height="0.1079in" svg:x="-0.0004in" svg:y="0in" svg:viewBox="0 0 265 275" svg:d="M56 231c-15 25-31 31-47 32-5 1-9 1-9 8 0 2 2 4 5 4 11 0 22-1 33-1 14 0 27 1 39 1 2 0 8 0 8-8 0-3-4-4-7-4-9 0-18-3-18-13 0-5 3-9 6-15 10-16 19-33 29-48 33 0 64 0 97 0 0 8 6 59 6 64 0 11-20 12-28 12-5 0-8 0-8 8 0 4 2 3 4 4 17 0 33-1 48-1 10 0 35 1 44 1 3 0 7 0 7-8 0-4-3-4-9-4-24 0-24-2-25-13-8-79-15-160-23-240-1-8-1-10-8-10-5 0-8 3-10 7-45 74-89 149-134 224zM102 175c26-43 51-85 76-127 5 42 9 84 13 127-29 0-59 0-89 0z"><text:p/></draw:path><draw:path draw:style-name="gr1059" draw:text-style-name="P99" svg:width="0.0173in" svg:height="0.0449in" svg:x="0.1217in" svg:y="0.0921in" svg:viewBox="0 0 45 115" svg:d="M45 41c0-26-10-41-25-41-12 0-20 10-20 21 0 10 8 20 20 20 4 0 10-1 14-5 1-1 1-1 1-1 1 0 1 0 1 6 0 28-13 51-26 63-5 5-5 6-5 7 0 2 3 4 5 4 4 0 35-29 35-74z"><text:p/></draw:path><draw:path draw:style-name="gr1059" draw:text-style-name="P99" svg:width="0.1083in" svg:height="0.1028in" svg:x="0.1819in" svg:y="0.0043in" svg:viewBox="0 0 276 262" svg:d="M46 232c-4 14-5 18-35 18-7 0-11 0-11 7 0 5 3 5 11 5 46 0 91 0 137 0 61 0 107-45 107-83 0-27-23-49-60-54 40-7 81-36 81-72 0-29-25-53-71-53-44 0-87 0-130 0-8 0-12 0-12 8 0 4 4 4 11 4 1 0 8 0 15 0 7 1 10 1 10 7 0 1 0 2-1 7-18 69-34 138-52 206zM104 122c8-32 16-64 24-96 4-13 4-14 20-14 17 0 33 0 51 0 33 0 42 22 42 40 0 34-33 70-80 70-19 0-38 0-57 0zM87 250c-6 0-7 0-9 0-3 0-4-1-4-5 0-1 0-1 1-8 9-36 17-71 26-106 24 0 49 0 74 0 37 0 44 28 44 45 0 36-34 74-79 74-18 0-36 0-53 0z"><text:p/></draw:path></draw:g></text:span><text:span text:style-name="T47"><text:s/>ו־</text:span><text:span text:style-name="T47"><draw:g text:anchor-type="as-char" svg:y="-0.1071in" draw:z-index="283" draw:name="Shape293" draw:style-name="gr1057"><svg:title>TexMaths</svg:title><svg:desc>11§inline§A, C§svg§600§FALSE§</svg:desc><draw:path draw:style-name="gr1058" draw:text-style-name="P98" svg:width="0.2807in" svg:height="0.1217in" svg:x="0.0024in" svg:y="0.0071in" svg:viewBox="0 0 714 310" svg:d="M357 310c-119 0-238 0-357 0 0-103 0-207 0-310 238 0 476 0 714 0 0 103 0 207 0 310-119 0-238 0-357 0z"><text:p/></draw:path><draw:path draw:style-name="gr1059" draw:text-style-name="P99" svg:width="0.1039in" svg:height="0.1079in" svg:x="-0.0004in" svg:y="0in" svg:viewBox="0 0 265 275" svg:d="M56 231c-15 25-31 31-47 32-5 1-9 1-9 8 0 2 2 4 5 4 11 0 22-1 33-1 14 0 27 1 39 1 2 0 8 0 8-8 0-3-4-4-7-4-9 0-18-3-18-13 0-5 3-9 6-15 10-16 19-33 29-48 31 0 63 0 96 0 1 8 7 59 7 64 0 11-20 12-28 12-5 0-9 0-9 8 0 4 3 3 5 4 17 0 33-1 48-1 10 0 35 1 44 1 3 0 7 0 7-8 0-4-3-4-9-4-24 0-24-2-25-13-8-79-15-160-23-240-1-8-1-10-8-10-5 0-8 3-10 7-45 74-89 149-134 224zM102 175c26-43 51-85 76-127 3 42 8 84 12 127-29 0-59 0-88 0z"><text:p/></draw:path><draw:path draw:style-name="gr1059" draw:text-style-name="P99" svg:width="0.0177in" svg:height="0.0449in" svg:x="0.1213in" svg:y="0.0921in" svg:viewBox="0 0 46 115" svg:d="M46 41c0-26-10-41-25-41-13 0-21 10-21 21 0 10 8 20 21 20 4 0 10-1 13-5 1-1 1-1 2-1 0 2 1 0 1 6 0 28-13 51-26 63-4 5-4 6-4 7 0 2 2 4 4 4 3 0 35-29 35-74z"><text:p/></draw:path><draw:path draw:style-name="gr1059" draw:text-style-name="P99" svg:width="0.1075in" svg:height="0.1094in" svg:x="0.1831in" svg:y="0.0016in" svg:viewBox="0 0 274 279" svg:d="M274 4c0-1-1-4-5-4-1 0-1 0-5 4-10 10-19 20-28 30-3-5-20-34-63-34-86 0-173 86-173 175 0 63 45 104 104 104 33 0 63-15 84-33 35-31 42-66 42-67 0-3-3-3-5-3s-4 0-5 3c-3 11-12 38-39 60-26 22-50 28-71 28-34 0-75-19-75-79 0-22 8-85 46-130 25-27 60-46 95-46 38 0 62 30 62 75 0 15-2 14-2 19 0 3 5 4 6 4 5 0 5-1 8-8 7-33 15-65 24-98z"><text:p/></draw:path></draw:g></text:span><text:span text:style-name="T47"> זרות זרות [2], נוכיח </text:span><text:span text:style-name="T47"><draw:g text:anchor-type="as-char" svg:y="-0.1118in" draw:z-index="276" draw:name="Shape294" draw:style-name="gr1057"><svg:title>TexMaths</svg:title><svg:desc>11§inline§A = C§svg§600§FALSE§</svg:desc><draw:path draw:style-name="gr1058" draw:text-style-name="P98" svg:width="0.4154in" svg:height="0.0957in" svg:x="0.0024in" svg:y="0.0079in" svg:viewBox="0 0 1056 244" svg:d="M0 0c352 0 704 0 1056 0 0 82 0 162 0 244-352 0-704 0-1056 0 0-82 0-162 0-244z"><text:p/></draw:path><draw:path draw:style-name="gr1059" draw:text-style-name="P99" svg:width="0.1039in" svg:height="0.1079in" svg:x="-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1059" draw:text-style-name="P99" svg:width="0.1008in" svg:height="0.035in" svg:x="0.1587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1059" draw:text-style-name="P99" svg:width="0.1075in" svg:height="0.1094in" svg:x="0.3181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47">. נשתמש בהכלה דו־כיוונית. נוכיח </text:span><text:span text:style-name="T47"><draw:g text:anchor-type="as-char" svg:y="-0.1075in" draw:z-index="277" draw:name="Shape295" draw:style-name="gr1057"><svg:title>TexMaths</svg:title><svg:desc>11§inline§A \subseteq C§svg§600§FALSE§</svg:desc><draw:path draw:style-name="gr1058" draw:text-style-name="P98" svg:width="0.4154in" svg:height="0.113in" svg:x="0.0024in" svg:y="0.0075in" svg:viewBox="0 0 1056 288" svg:d="M0 0c352 0 704 0 1056 0 0 96 0 193 0 288-352 0-704 0-1056 0 0-95 0-192 0-288z"><text:p/></draw:path><draw:path draw:style-name="gr1059" draw:text-style-name="P99" svg:width="0.1039in" svg:height="0.1079in" svg:x="-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1059" draw:text-style-name="P99" svg:width="0.0921in" svg:height="0.1165in" svg:x="0.163in" svg:y="0.0118in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1059" draw:text-style-name="P99" svg:width="0.1075in" svg:height="0.1098in" svg:x="0.3181in" svg:y="0.002in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47"><text:s/>ו־</text:span><text:span text:style-name="T47"><draw:g text:anchor-type="as-char" svg:y="-0.1075in" draw:z-index="278" draw:name="Shape296" draw:style-name="gr1057"><svg:title>TexMaths</svg:title><svg:desc>11§inline§C \subseteq A§svg§600§FALSE§</svg:desc><draw:path draw:style-name="gr1058" draw:text-style-name="P98" svg:width="0.415in" svg:height="0.113in" svg:x="-0.0004in" svg:y="0.0075in" svg:viewBox="0 0 1055 288" svg:d="M0 0c352 0 704 0 1055 0 0 96 0 193 0 288-351 0-703 0-1055 0 0-95 0-192 0-288z"><text:p/></draw:path><draw:path draw:style-name="gr1059" draw:text-style-name="P99" svg:width="0.1075in" svg:height="0.1098in" svg:x="-0.0004in" svg:y="0.002in" svg:viewBox="0 0 274 280" svg:d="M274 3c0-1-1-3-5-3-1 0-2 0-5 4-10 10-19 20-28 30-3-5-21-34-63-34-86 0-173 85-173 174 0 63 45 106 104 106 33 0 63-16 83-33 36-32 43-68 43-69 0-4-4-4-5-4-2 0-4 1-5 4-3 11-12 39-39 61-26 22-50 28-71 28-34 0-76-19-76-80 0-22 9-84 47-129 23-27 60-46 95-46 38 0 61 30 61 74 0 15-1 15-1 20 0 3 5 4 6 4 5 0 5-1 8-8 7-33 15-66 24-99z"><text:p/></draw:path><draw:path draw:style-name="gr1059" draw:text-style-name="P99" svg:width="0.0921in" svg:height="0.1165in" svg:x="0.1661in" svg:y="0.0118in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1059" draw:text-style-name="P99" svg:width="0.1039in" svg:height="0.1079in" svg:x="0.3185in" svg:y="0in" svg:viewBox="0 0 265 275" svg:d="M56 231c-15 25-31 31-47 32-6 0-9 0-9 8 0 2 2 4 5 4 10 0 22-1 33-1 14 0 27 1 39 1 2 0 8 0 8-8 0-4-4-4-7-4-9-1-18-3-18-13 0-5 3-9 6-14 10-17 19-33 29-50 31 0 64 0 96 0 1 8 7 61 7 65 0 11-20 12-28 12-5 0-10 0-10 8 0 4 5 4 6 4 16 0 33-1 48-1 10 0 34 1 44 1 3 0 7 0 7-8 0-4-4-4-9-4-24 0-24-2-25-14-8-81-16-160-23-240-1-8-1-9-8-9s-8 2-10 7c-45 74-89 149-134 224zM102 174c26-42 51-85 76-127 4 42 8 85 12 127-30 0-58 0-88 0z"><text:p/></draw:path></draw:g></text:span><text:span text:style-name="T47"> יתקיים באופן דומה. יהי </text:span><text:span text:style-name="T47"><draw:g text:anchor-type="as-char" svg:y="-0.1075in" draw:z-index="279" draw:name="Shape297" draw:style-name="gr1057"><svg:title>TexMaths</svg:title><svg:desc>11§inline§a \in A§svg§600§FALSE§</svg:desc><draw:path draw:style-name="gr1058" draw:text-style-name="P98" svg:width="0.3594in" svg:height="0.0984in" svg:x="0.0016in" svg:y="0.0079in" svg:viewBox="0 0 914 251" svg:d="M457 251c-152 0-304 0-457 0 0-84 0-167 0-251 305 0 609 0 914 0 0 84 0 167 0 251-152 0-305 0-457 0z"><text:p/></draw:path><draw:path draw:style-name="gr1059" draw:text-style-name="P99" svg:width="0.0693in" svg:height="0.0681in" svg:x="-0.0004in" svg:y="0.0429in" svg:viewBox="0 0 177 174" svg:d="M129 24c-7-13-18-24-36-24-45 0-93 57-93 113 0 37 22 61 52 61 7 0 27-2 50-29 2 16 17 29 35 29 14 0 22-9 28-21 7-13 8-25 12-37 0-5-3-5-4-5-5 0-5 2-6 8-6 24-13 46-30 46-9 0-11-9-11-16 0-9 0-13 5-29 4-17 5-20 9-35 4-19 10-37 14-54 2-10 2-11 2-12 0-7-4-11-11-11-10 0-15 9-16 16zM103 124c-1 7-1 8-7 15-17 21-33 26-43 26-20 0-26-20-26-35 0-19 13-66 21-85 12-22 30-36 45-36 26 0 31 31 31 34 0 2-1 4-1 7-6 24-13 49-20 74z"><text:p/></draw:path><draw:path draw:style-name="gr1059" draw:text-style-name="P99" svg:width="0.0756in" svg:height="0.087in" svg:x="0.1287in" svg:y="0.0283in" svg:viewBox="0 0 193 222" svg:d="M180 119c7 0 13 0 13-8s-6-8-13-8c-55 0-109 0-164 0 5-51 49-88 104-88 20 0 41 0 60 0 7 0 13 0 13-7 0-8-6-8-13-8-21 0-40 0-61 0-66 0-119 50-119 111s53 111 119 111c21 0 40 0 61 0 7 0 13 0 13-7 0-8-6-8-13-8-19 0-40 0-60 0-55 0-99-37-104-88 55 0 109 0 164 0z"><text:p/></draw:path><draw:path draw:style-name="gr1059" draw:text-style-name="P99" svg:width="0.1039in" svg:height="0.1079in" svg:x="0.2646in" svg:y="0in" svg:viewBox="0 0 265 275" svg:d="M56 231c-15 25-31 31-48 32-5 0-8 0-8 8 0 2 2 4 5 4 10 0 22-1 33-1 13 0 27 1 39 1 2 0 8 0 8-8 0-4-5-4-7-4-9-1-19-4-19-13 0-5 4-9 6-14 10-17 20-33 30-50 31 0 64 0 96 0 1 8 7 61 7 64 0 12-21 13-29 13-4 0-8 0-8 8 0 4 4 4 5 4 15 0 32-1 48-1 10 0 34 1 43 1 4 0 8 0 8-8 0-4-4-4-9-4-24 0-24-2-25-14-9-79-17-160-24-239 0-8 0-10-7-10s-8 3-10 7c-45 74-89 149-134 224zM102 174c26-42 51-84 76-126 3 42 8 84 12 126-29 0-58 0-88 0z"><text:p/></draw:path></draw:g></text:span><text:span text:style-name="T47">, כלומר </text:span><text:span text:style-name="T47"><draw:g text:anchor-type="as-char" svg:y="-0.1083in" draw:z-index="280" draw:name="Shape298" draw:style-name="gr1057"><svg:title>TexMaths</svg:title><svg:desc>11§inline§a \in A \cup B§svg§600§FALSE§</svg:desc><draw:path draw:style-name="gr1058" draw:text-style-name="P98" svg:width="0.6488in" svg:height="0.0992in" svg:x="0.0016in" svg:y="0.0075in" svg:viewBox="0 0 1649 253" svg:d="M825 253c-275 0-550 0-825 0 0-84 0-169 0-253 550 0 1099 0 1649 0 0 84 0 169 0 253-275 0-549 0-824 0z"><text:p/></draw:path><draw:path draw:style-name="gr1059" draw:text-style-name="P99" svg:width="0.0693in" svg:height="0.0689in" svg:x="-0.0004in" svg:y="0.0425in" svg:viewBox="0 0 177 176" svg:d="M129 24c-7-13-18-24-36-24-45 0-93 58-93 114 0 37 22 62 52 62 7 0 27-2 50-30 2 17 17 30 35 30 14 0 22-9 29-22s8-26 11-38c0-4-3-4-4-4-5 0-5 2-6 8-6 24-13 47-30 47-9 0-11-10-11-18s2-12 5-28c4-17 5-20 9-36 4-17 10-36 14-54 2-10 2-11 2-12 0-7-4-11-11-11-9 0-15 9-16 16zM103 125c-1 7-1 8-7 14-17 21-32 28-43 28-20 0-26-21-26-36 0-19 13-67 22-86 11-22 29-36 44-36 26 0 31 32 31 34 0 3-1 5-1 7-6 25-13 50-20 75z"><text:p/></draw:path><draw:path draw:style-name="gr1059" draw:text-style-name="P99" svg:width="0.0752in" svg:height="0.0882in" svg:x="0.1291in" svg:y="0.028in" svg:viewBox="0 0 192 225" svg:d="M179 120c7 0 13 0 13-8s-6-8-13-8c-55 0-109 0-164 0 5-52 50-89 104-89 20 0 40 0 60 0 7 0 13 0 13-7 0-8-6-8-13-8-20 0-40 0-60 0-67 0-119 50-119 112s52 113 119 113c20 0 40 0 60 0 7 0 13 0 13-8s-6-8-13-8c-20 0-40 0-60 0-54 0-99-37-104-89 55 0 109 0 164 0z"><text:p/></draw:path><draw:path draw:style-name="gr1059" draw:text-style-name="P99" svg:width="0.1039in" svg:height="0.1091in" svg:x="0.2654in" svg:y="-0.0004in" svg:viewBox="0 0 265 278" svg:d="M55 234c-15 25-31 30-47 32-5 0-8 0-8 7 0 3 1 5 4 5 11 0 23-1 33-1 14 0 27 1 40 1 2 0 7 0 7-8 0-4-4-4-6-4-9-2-19-5-19-14 0-4 3-9 6-14 10-17 20-33 30-50 31 0 64 0 96 0 1 8 6 61 6 64 0 12-20 14-28 14-5 0-8 0-8 7 0 5 4 5 5 5 15 0 32-1 48-1 9 0 35 1 43 1 3 0 8 0 8-8 0-4-4-4-9-4-24 0-24-3-25-15-8-81-17-160-24-241 0-8 0-10-7-10-6 0-8 3-11 7-45 75-89 151-134 227zM101 176c25-42 52-85 77-127 5 42 8 85 12 127-29 0-59 0-89 0z"><text:p/></draw:path><draw:path draw:style-name="gr1059" draw:text-style-name="P99" svg:width="0.0846in" svg:height="0.0945in" svg:x="0.4161in" svg:y="0.0173in" svg:viewBox="0 0 216 241" svg:d="M216 14c0-6 1-14-8-14-8 0-9 8-9 14 0 47 0 94 0 141 0 57-63 71-91 71-18 0-42-5-63-18-30-19-30-43-30-54 0-47 0-93 0-140 0-6 0-14-7-14-8 0-8 8-8 14 0 48 0 94 0 142 0 59 59 85 108 85 50 0 108-27 108-84 0-47 0-95 0-143z"><text:p/></draw:path><draw:path draw:style-name="gr1059" draw:text-style-name="P99" svg:width="0.1083in" svg:height="0.1035in" svg:x="0.5496in" svg:y="0.0047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/draw:g></text:span><text:span text:style-name="T47">, נגרר </text:span><text:span text:style-name="T47"><draw:g text:anchor-type="as-char" svg:y="-0.1063in" draw:z-index="281" draw:name="Shape299" draw:style-name="gr1057"><svg:title>TexMaths</svg:title><svg:desc>11§inline§a \in C \cup B§svg§600§FALSE§</svg:desc><draw:path draw:style-name="gr1058" draw:text-style-name="P98" svg:width="0.6535in" svg:height="0.0969in" svg:x="0.0016in" svg:y="0.0063in" svg:viewBox="0 0 1661 247" svg:d="M832 247c-277 0-555 0-832 0 0-83 0-164 0-247 553 0 1108 0 1661 0 0 83 0 164 0 247-276 0-553 0-829 0z"><text:p/></draw:path><draw:path draw:style-name="gr1059" draw:text-style-name="P99" svg:width="0.0693in" svg:height="0.0681in" svg:x="-0.0004in" svg:y="0.0398in" svg:viewBox="0 0 177 174" svg:d="M129 25c-7-14-18-25-35-25-46 0-94 57-94 114 0 36 22 60 52 60 7 0 27-2 50-29 3 16 17 29 36 29 13 0 22-9 28-21 7-13 11-36 11-37 0-5-3-5-4-5-5 0-5 3-6 8-6 24-13 46-29 46-10 0-11-9-11-16 0-9 0-12 4-29 4-16 5-20 9-34 4-19 10-36 14-54 2-11 2-12 2-13 0-7-4-11-11-11-9 0-15 9-16 17zM103 125c-1 6-1 7-7 14-17 20-32 26-43 26-20 0-25-20-25-35 0-19 12-66 22-85 11-22 28-36 44-36 25 0 30 32 30 34s-1 4-1 7c-6 24-13 49-20 75z"><text:p/></draw:path><draw:path draw:style-name="gr1059" draw:text-style-name="P99" svg:width="0.0756in" svg:height="0.0874in" svg:x="0.1291in" svg:y="0.0248in" svg:viewBox="0 0 193 223" svg:d="M179 119c7 0 14 0 14-8 0-7-7-7-14-7-55 0-109 0-164 0 5-52 50-89 104-89 20 0 41 0 60 0 7 0 14 0 14-7 0-8-7-8-14-8-21 0-40 0-61 0-66 0-118 50-118 111s52 112 118 112c21 0 40 0 61 0 7 0 14 0 14-8s-7-8-14-8c-19 0-40 0-60 0-54 0-99-37-104-88 55 0 109 0 164 0z"><text:p/></draw:path><draw:path draw:style-name="gr1059" draw:text-style-name="P99" svg:width="0.1075in" svg:height="0.1098in" svg:x="0.2677in" svg:y="-0.0004in" svg:viewBox="0 0 274 280" svg:d="M274 4c0-1-1-4-4-4-2 0-2 1-6 4-9 10-19 20-27 30-4-5-21-34-64-34-86 0-173 85-173 174 0 63 45 106 105 106 33 0 62-16 83-34 35-31 42-66 42-67 0-5-3-5-4-5-3 0-5 1-6 5-3 11-12 38-38 60-27 22-51 29-72 29-34 0-75-21-75-81 0-22 8-83 46-129 24-26 60-46 95-46 40 0 62 30 62 75 0 15-1 14-1 19 0 3 4 4 5 4 6 0 6-1 8-8 7-33 16-65 24-98z"><text:p/></draw:path><draw:path draw:style-name="gr1059" draw:text-style-name="P99" svg:width="0.0846in" svg:height="0.0933in" svg:x="0.4213in" svg:y="0.0161in" svg:viewBox="0 0 216 238" svg:d="M216 13c0-6 0-13-8-13s-8 7-8 13c0 47 0 93 0 140 0 56-64 70-92 70-18 0-42-5-62-18-29-19-29-43-29-52 0-47 0-93 0-140 0-6 0-13-8-13-9 0-9 7-9 13 0 47 0 94 0 141 0 58 59 84 108 84 50 0 108-28 108-83 0-47 0-94 0-142z"><text:p/></draw:path><draw:path draw:style-name="gr1059" draw:text-style-name="P99" svg:width="0.1083in" svg:height="0.1028in" svg:x="0.5547in" svg:y="0.0031in" svg:viewBox="0 0 276 262" svg:d="M45 233c-3 14-4 17-34 17-7 0-11 0-11 8 0 4 3 4 11 4 46 0 91 0 138 0 60 0 106-45 106-83 0-27-23-49-60-53 40-8 81-37 81-73 0-29-25-53-72-53-43 0-87 0-130 0-7 0-11 0-11 8 0 4 3 4 11 4 1 0 7 0 14 0 8 1 11 1 11 7 0 1 0 2-1 7-18 69-35 138-53 207zM105 122c7-32 15-64 23-96 3-13 4-14 21-14 16 0 34 0 50 0 33 0 42 22 42 40 0 34-33 70-80 70-19 0-38 0-56 0zM87 250c-6 0-7 0-9 0-4-1-5-1-5-4 0-1 0-2 2-9 9-35 17-72 26-107 24 0 50 0 74 0 36 0 44 29 44 44 0 39-34 76-80 76-18 0-34 0-52 0z"><text:p/></draw:path></draw:g></text:span><text:span text:style-name="T47"><text:s/>[1], אם </text:span><text:span text:style-name="T47"><draw:g text:anchor-type="as-char" svg:y="-0.1063in" draw:z-index="284" draw:name="Shape300" draw:style-name="gr1057"><svg:title>TexMaths</svg:title><svg:desc>11§inline§a \in C§svg§600§FALSE§</svg:desc><draw:path draw:style-name="gr1058" draw:text-style-name="P98" svg:width="0.3654in" svg:height="0.0969in" svg:x="0.0016in" svg:y="0.0063in" svg:viewBox="0 0 929 247" svg:d="M465 247c-155 0-310 0-465 0 0-83 0-164 0-247 310 0 619 0 929 0 0 83 0 164 0 247-155 0-310 0-464 0z"><text:p/></draw:path><draw:path draw:style-name="gr1059" draw:text-style-name="P99" svg:width="0.0693in" svg:height="0.0681in" svg:x="-0.0004in" svg:y="0.0398in" svg:viewBox="0 0 177 174" svg:d="M129 25c-7-14-18-25-36-25-45 0-93 57-93 114 0 36 22 60 52 60 7 0 27-2 50-29 2 16 17 29 35 29 14 0 22-9 29-21 7-13 11-36 11-37 0-5-3-5-4-5-5 0-5 3-6 8-6 24-13 46-30 46-9 0-11-9-11-16 0-9 0-12 5-29 4-16 5-20 9-34 4-19 10-36 14-54 2-11 2-12 2-13 0-7-4-11-11-11-9 0-15 9-16 17zM103 125c-1 6-1 7-7 14-17 20-33 26-43 26-20 0-26-20-26-35 0-19 13-66 22-85 11-22 29-36 44-36 26 0 31 32 31 34s-1 4-1 7c-6 24-13 49-20 75z"><text:p/></draw:path><draw:path draw:style-name="gr1059" draw:text-style-name="P99" svg:width="0.076in" svg:height="0.0874in" svg:x="0.1287in" svg:y="0.0248in" svg:viewBox="0 0 194 223" svg:d="M180 119c7 0 14 0 14-8 0-7-7-7-14-7-55 0-109 0-164 0 5-52 49-89 104-89 20 0 41 0 60 0 7 0 14 0 14-7 0-8-7-8-14-8-21 0-40 0-61 0-66 0-119 50-119 111s53 112 119 112c21 0 40 0 61 0 7 0 14 0 14-8s-7-8-14-8c-19 0-40 0-60 0-55 0-99-37-104-88 55 0 109 0 164 0z"><text:p/></draw:path><draw:path draw:style-name="gr1059" draw:text-style-name="P99" svg:width="0.1079in" svg:height="0.1098in" svg:x="0.2669in" svg:y="-0.0004in" svg:viewBox="0 0 275 280" svg:d="M275 4c0-1-1-4-4-4-2 0-2 1-6 4-10 10-19 20-27 30-4-5-21-34-64-34-87 0-174 85-174 174 0 63 46 106 106 106 33 0 62-16 82-34 36-31 43-66 43-67 0-5-3-5-4-5-3 0-5 1-6 5-3 11-12 38-38 60-27 22-51 29-72 29-34 0-76-21-76-81 0-22 9-83 47-129 24-26 60-46 95-46 39 0 62 30 62 75 0 15-1 14-1 19 0 3 4 4 5 4 6 0 6-1 8-8 7-33 15-65 24-98z"><text:p/></draw:path></draw:g></text:span><text:span text:style-name="T47"><text:s/>אז גמרנו, אם </text:span><text:span text:style-name="T47"><draw:g text:anchor-type="as-char" svg:y="-0.1035in" draw:z-index="285" draw:name="Shape301" draw:style-name="gr1057"><svg:title>TexMaths</svg:title><svg:desc>11§inline§a \in B§svg§600§FALSE§</svg:desc><draw:path draw:style-name="gr1058" draw:text-style-name="P98" svg:width="0.3646in" svg:height="0.0933in" svg:x="0.0016in" svg:y="0.0063in" svg:viewBox="0 0 927 238" svg:d="M464 238c-155 0-309 0-464 0 0-79 0-159 0-238 309 0 618 0 927 0 0 79 0 159 0 238-154 0-309 0-463 0z"><text:p/></draw:path><draw:path draw:style-name="gr1059" draw:text-style-name="P99" svg:width="0.0693in" svg:height="0.0677in" svg:x="-0.0004in" svg:y="0.0358in" svg:viewBox="0 0 177 173" svg:d="M129 24c-7-14-18-24-36-24-45 0-93 56-93 113 0 35 22 60 52 60 7 0 26-2 50-28 3 15 17 28 34 28 15 0 24-8 29-20 7-14 8-26 12-38 0-4-3-4-4-4-5 0-5 2-6 6-6 26-13 48-29 48-10 0-11-10-11-17 0-9-1-12 4-28 4-17 5-20 9-35 4-19 10-37 14-54 2-11 2-11 2-13 0-7-4-10-11-10-10 0-15 7-16 16zM103 124c-1 7-1 8-7 14-17 20-33 27-43 27-20 0-25-20-25-35 0-20 12-67 20-85 13-23 30-37 45-37 26 0 31 32 31 34s-1 5-1 6c-6 26-13 51-20 76z"><text:p/></draw:path><draw:path draw:style-name="gr1059" draw:text-style-name="P99" svg:width="0.076in" svg:height="0.0874in" svg:x="0.1287in" svg:y="0.0209in" svg:viewBox="0 0 194 223" svg:d="M179 120c7 0 15 0 15-8s-8-8-15-8c-54 0-109 0-163 0 5-51 49-89 104-89 20 0 40 0 59 0 7 0 15 0 15-7 0-8-8-8-15-8-19 0-40 0-60 0-66 0-119 51-119 112 0 60 53 111 119 111 20 0 41 0 60 0 7 0 15 0 15-8 0-7-8-7-15-7-19 0-39 0-59 0-55 0-99-38-104-88 54 0 109 0 163 0z"><text:p/></draw:path><draw:path draw:style-name="gr1059" draw:text-style-name="P99" svg:width="0.1083in" svg:height="0.1028in" svg:x="0.2657in" svg:y="-0.0004in" svg:viewBox="0 0 276 262" svg:d="M46 232c-4 15-5 18-35 18-7 0-11 0-11 8 0 4 3 4 11 4 46 0 91 0 138 0 60 0 106-46 106-83 0-26-23-49-60-53 40-7 81-36 81-72 0-29-25-54-71-54-43 0-87 0-130 0-8 0-12 0-12 8 0 4 4 4 11 4 1 0 9 0 15 1 7 0 10 1 10 6 0 2 0 3-1 7-18 68-34 138-52 206zM105 122c7-32 15-64 23-96 4-13 4-14 21-14 16 0 32 0 50 0 33 0 42 23 42 40 0 34-33 70-80 70-19 0-38 0-56 0zM87 250c-6 0-7 0-9 0-3-1-4-1-4-4 0-1 0-2 1-9 9-35 19-71 27-106 25 0 49 0 73 0 37 0 44 27 44 44 0 38-34 75-79 75-18 0-35 0-53 0z"><text:p/></draw:path></draw:g></text:span><text:span text:style-name="T47"><text:s/>אז </text:span><text:span text:style-name="T47"><draw:g text:anchor-type="as-char" svg:y="-0.1083in" draw:z-index="286" draw:name="Shape302" draw:style-name="gr1057"><svg:title>TexMaths</svg:title><svg:desc>11§inline§a \in B \land a \in A§svg§600§FALSE§</svg:desc><draw:path draw:style-name="gr1058" draw:text-style-name="P98" svg:width="0.9181in" svg:height="0.0992in" svg:x="0.0016in" svg:y="0.0075in" svg:viewBox="0 0 2333 253" svg:d="M1167 253c-390 0-778 0-1167 0 0-84 0-169 0-253 777 0 1556 0 2333 0 0 84 0 169 0 253-389 0-777 0-1166 0z"><text:p/></draw:path><draw:path draw:style-name="gr1059" draw:text-style-name="P99" svg:width="0.0693in" svg:height="0.0689in" svg:x="-0.0004in" svg:y="0.0425in" svg:viewBox="0 0 177 176" svg:d="M129 24c-7-13-18-24-36-24-45 0-93 58-93 114 0 37 22 62 52 62 7 0 27-2 50-30 2 17 17 30 35 30 14 0 22-9 29-22s8-26 11-38c0-4-3-4-4-4-5 0-5 2-6 8-6 24-13 47-30 47-9 0-11-10-11-18s0-12 5-28c4-17 5-20 9-36 4-17 10-36 14-54 2-10 2-11 2-12 0-7-4-11-11-11-9 0-15 9-16 16zM103 125c-1 7-1 8-7 14-17 21-32 28-43 28-20 0-26-21-26-36 0-19 13-67 22-86 11-22 29-36 44-36 26 0 31 32 31 34 0 3-1 5-1 7-6 25-13 50-20 75z"><text:p/></draw:path><draw:path draw:style-name="gr1059" draw:text-style-name="P99" svg:width="0.0752in" svg:height="0.0882in" svg:x="0.1291in" svg:y="0.028in" svg:viewBox="0 0 192 225" svg:d="M179 120c7 0 13 0 13-8s-6-8-13-8c-55 0-109 0-164 0 5-52 50-89 104-89 20 0 40 0 60 0 7 0 13 0 13-7 0-8-6-8-13-8-21 0-40 0-61 0-66 0-118 50-118 112s52 113 118 113c21 0 40 0 61 0 7 0 13 0 13-8s-6-8-13-8c-20 0-40 0-60 0-54 0-99-37-104-89 55 0 109 0 164 0z"><text:p/></draw:path><draw:path draw:style-name="gr1059" draw:text-style-name="P99" svg:width="0.1083in" svg:height="0.1035in" svg:x="0.2665in" svg:y="0.0047in" svg:viewBox="0 0 276 264" svg:d="M45 235c-3 14-4 17-35 17-7 0-10 0-10 8 0 4 3 4 10 4 46 0 92 0 138 0 61 0 107-45 107-84 0-27-23-49-60-54 40-8 81-36 81-73 0-29-25-53-73-53-42 0-86 0-129 0-7 0-11 0-11 8 0 4 3 4 11 4 1 0 7 0 14 0 8 1 11 1 11 7 0 1 0 2-2 8-18 69-34 138-52 208zM103 123c8-32 17-64 25-96 3-14 4-15 20-15 17 0 35 0 51 0 33 0 42 22 42 40 0 33-33 71-80 71-19 0-39 0-58 0zM87 252c-6 0-7 0-9 0-4-1-5-1-5-4 0-1 0-2 2-9 9-36 17-72 26-108 24 0 50 0 74 0 36 0 44 28 44 45 0 39-34 76-80 76-18 0-35 0-52 0z"><text:p/></draw:path><draw:path draw:style-name="gr1059" draw:text-style-name="P99" svg:width="0.0839in" svg:height="0.0945in" svg:x="0.4252in" svg:y="0.0173in" svg:viewBox="0 0 214 241" svg:d="M115 9c-2-7-5-9-8-9-5 0-6 3-8 9-32 72-65 145-97 217-2 4-2 5-2 8s3 7 8 7c2 0 5-1 8-9 30-68 61-136 91-204 30 68 60 136 91 204 3 9 8 9 9 9 4 0 7-4 7-7 0-2 0-3-2-7-32-73-65-145-97-218z"><text:p/></draw:path><draw:path draw:style-name="gr1059" draw:text-style-name="P99" svg:width="0.0689in" svg:height="0.0689in" svg:x="0.5583in" svg:y="0.0425in" svg:viewBox="0 0 176 176" svg:d="M129 24c-8-13-19-24-37-24-45 0-92 58-92 114 0 37 21 62 51 62 7 0 27-2 50-30 3 17 17 30 35 30 14 0 22-9 29-22s8-26 11-38c0-4-3-4-4-4-4 0-5 2-6 8-7 24-13 47-29 47-11 0-12-10-12-18s1-12 6-28c4-17 4-20 8-36 4-17 9-36 14-54 2-10 2-11 2-12 0-7-4-11-11-11-9 0-14 9-15 16zM103 125c-2 7-2 8-7 14-18 21-33 28-44 28-20 0-25-21-25-36 0-19 13-67 21-86 12-22 30-36 45-36 25 0 30 32 30 34 0 3 0 5-1 7-7 25-12 50-19 75z"><text:p/></draw:path><draw:path draw:style-name="gr1059" draw:text-style-name="P99" svg:width="0.076in" svg:height="0.0882in" svg:x="0.687in" svg:y="0.028in" svg:viewBox="0 0 194 225" svg:d="M179 120c7 0 15 0 15-8s-8-8-15-8c-55 0-109 0-164 0 6-52 50-89 104-89 20 0 40 0 60 0 7 0 15 0 15-7 0-8-8-8-15-8-20 0-40 0-60 0-66 0-119 50-119 112s53 113 119 113c20 0 40 0 60 0 7 0 15 0 15-8s-8-8-15-8c-20 0-40 0-60 0-54 0-98-37-104-89 55 0 109 0 164 0z"><text:p/></draw:path><draw:path draw:style-name="gr1059" draw:text-style-name="P99" svg:width="0.1039in" svg:height="0.1091in" svg:x="0.8236in" svg:y="-0.0004in" svg:viewBox="0 0 265 278" svg:d="M55 234c-15 25-30 30-47 32-5 0-8 0-8 7 0 3 2 5 4 5 11 0 23-1 34-1 13 0 26 1 39 1 2 0 7 0 7-8 0-4-4-4-6-4-9-2-19-5-19-14 0-4 3-9 6-14 10-17 20-33 30-50 31 0 64 0 96 0 1 8 7 61 7 64 0 12-21 14-29 14-5 0-8 0-8 7 0 5 4 5 5 5 15 0 32-1 48-1 10 0 35 1 43 1 4 0 8 0 8-8 0-4-4-4-9-4-24 0-24-3-25-15-8-81-17-160-24-241 0-8 0-10-7-10-6 0-8 3-10 7-45 75-90 151-135 227zM102 176c26-42 51-85 76-127 5 42 8 85 12 127-29 0-58 0-88 0z"><text:p/></draw:path></draw:g></text:span><text:span text:style-name="T47"><text:s/>כלומר </text:span><text:span text:style-name="T47"><draw:g text:anchor-type="as-char" svg:y="-0.1075in" draw:z-index="287" draw:name="Shape303" draw:style-name="gr1057"><svg:title>TexMaths</svg:title><svg:desc>11§inline§a \in B \cap A§svg§600§FALSE§</svg:desc><draw:path draw:style-name="gr1058" draw:text-style-name="P98" svg:width="0.652in" svg:height="0.0984in" svg:x="0.0016in" svg:y="0.0079in" svg:viewBox="0 0 1657 251" svg:d="M830 251c-278 0-554 0-830 0 0-84 0-167 0-251 552 0 1105 0 1657 0 0 84 0 167 0 251-276 0-552 0-827 0z"><text:p/></draw:path><draw:path draw:style-name="gr1059" draw:text-style-name="P99" svg:width="0.0693in" svg:height="0.0681in" svg:x="-0.0004in" svg:y="0.0429in" svg:viewBox="0 0 177 174" svg:d="M129 24c-7-13-18-24-35-24-46 0-94 57-94 113 0 37 22 61 52 61 7 0 27-2 50-29 3 16 17 29 36 29 13 0 22-9 28-21 7-13 8-25 11-37 0-5-3-5-4-5-5 0-5 2-6 8-6 24-13 46-29 46-10 0-11-9-11-16 0-9 0-13 4-29 4-17 5-20 9-35 4-19 10-37 14-54 2-10 2-11 2-12 0-7-4-11-11-11-9 0-15 9-16 16zM103 124c-1 7-1 8-7 15-17 21-32 26-43 26-20 0-25-20-25-35 0-19 12-66 22-85 11-22 28-36 44-36 25 0 30 31 30 34 0 2-1 4-1 7-6 24-13 49-20 74z"><text:p/></draw:path><draw:path draw:style-name="gr1059" draw:text-style-name="P99" svg:width="0.0756in" svg:height="0.087in" svg:x="0.1291in" svg:y="0.0283in" svg:viewBox="0 0 193 222" svg:d="M179 119c7 0 14 0 14-8s-7-8-14-8c-55 0-109 0-164 0 5-51 50-88 104-88 20 0 41 0 60 0 7 0 14 0 14-7 0-8-7-8-14-8-21 0-40 0-61 0-66 0-118 50-118 111s52 111 118 111c21 0 40 0 61 0 7 0 14 0 14-7 0-8-7-8-14-8-19 0-40 0-60 0-54 0-99-37-104-88 55 0 109 0 164 0z"><text:p/></draw:path><draw:path draw:style-name="gr1059" draw:text-style-name="P99" svg:width="0.1083in" svg:height="0.1028in" svg:x="0.2665in" svg:y="0.0051in" svg:viewBox="0 0 276 262" svg:d="M45 232c-3 15-4 18-35 18-7 0-10 0-10 8 0 4 3 4 10 4 46 0 92 0 139 0 60 0 106-45 106-84 0-26-23-48-60-53 40-7 81-36 81-72 0-29-25-53-72-53-43 0-87 0-130 0-7 0-11 0-11 8 0 4 3 4 11 4 1 0 7 0 14 0 8 1 11 1 11 7 0 1 0 2-2 7-18 69-34 138-52 206zM103 122c8-32 17-64 25-96 3-13 4-14 21-14 16 0 33 0 49 0 34 0 43 22 43 40 0 33-33 70-80 70-19 0-39 0-58 0zM87 250c-6 0-7 0-9 0-4-1-5-1-5-5 0-1 0-2 2-8 9-36 17-72 26-107 24 0 50 0 74 0 36 0 44 28 44 44 0 38-34 76-80 76-18 0-34 0-52 0z"><text:p/></draw:path><draw:path draw:style-name="gr1059" draw:text-style-name="P99" svg:width="0.0843in" svg:height="0.0937in" svg:x="0.4252in" svg:y="0.0193in" svg:viewBox="0 0 215 239" svg:d="M215 85c0-59-60-85-108-85-50 0-107 28-107 84 0 47 0 93 0 141 0 6 0 14 8 14 7 0 7-8 7-14 0-47 0-93 0-139 0-57 63-71 92-71 17 0 42 5 62 18 30 19 30 43 30 54 0 46 0 91 0 138 0 6 0 14 8 14s8-8 8-14c0-47 0-94 0-140z"><text:p/></draw:path><draw:path draw:style-name="gr1059" draw:text-style-name="P99" svg:width="0.1039in" svg:height="0.1079in" svg:x="0.5571in" svg:y="0in" svg:viewBox="0 0 265 275" svg:d="M55 231c-15 25-30 31-47 32-5 0-8 0-8 8 0 2 2 4 4 4 11 0 24-1 35-1 12 0 25 1 38 1 2 0 7 0 7-8 0-4-4-4-6-4-9-1-19-4-19-13 0-5 3-9 6-14 10-17 20-33 30-50 32 0 65 0 96 0 2 8 7 61 7 64 0 12-21 13-29 13-5 0-8 0-8 8 0 4 4 4 5 4 16 0 32-1 49-1 9 0 34 1 43 1 3 0 7 0 7-8 0-4-4-4-9-4-24 0-24-2-25-14-8-79-16-160-24-239 0-8 0-10-7-10-6 0-7 3-10 7-45 74-90 149-135 224zM102 174c26-42 51-84 76-126 5 42 8 84 12 126-29 0-58 0-88 0z"><text:p/></draw:path></draw:g></text:span><text:span text:style-name="T47"><text:s/>ובפרט </text:span><text:span text:style-name="T47"><draw:g text:anchor-type="as-char" svg:y="-0.1071in" draw:z-index="288" draw:name="Shape304" draw:style-name="gr1057"><svg:title>TexMaths</svg:title><svg:desc>11§inline§B, A§svg§600§FALSE§</svg:desc><draw:path draw:style-name="gr1058" draw:text-style-name="P98" svg:width="0.2843in" svg:height="0.1213in" svg:x="0.0008in" svg:y="0.0071in" svg:viewBox="0 0 723 309" svg:d="M0 0c241 0 481 0 723 0 0 103 0 206 0 309-242 0-482 0-723 0 0-103 0-206 0-309z"><text:p/></draw:path><draw:path draw:style-name="gr1059" draw:text-style-name="P99" svg:width="0.1079in" svg:height="0.1024in" svg:x="-0.0004in" svg:y="0.0043in" svg:viewBox="0 0 275 261" svg:d="M45 231c-3 15-4 19-35 19-7 0-10 0-10 7 0 4 3 4 10 4 46 0 92 0 139 0 60 0 106-45 106-83 0-26-23-49-60-53 41-7 80-36 80-72 0-29-25-53-71-53-44 0-87 0-130 0-8 0-11 0-11 8 0 3 3 3 11 3 4 0 8 0 14 1 7 1 11 1 11 7 0 1-1 2-2 6-18 69-34 138-52 206zM104 121c7-32 16-63 24-95 3-14 4-15 21-15 16 0 33 0 49 0 34 0 42 23 42 40 0 34-33 70-80 70-19 0-38 0-56 0zM86 250c-6 0-6 0-8-1-4 0-5 0-5-4 0-1 0-2 2-9 9-35 18-71 26-106 25 0 49 0 73 0 38 0 45 28 45 45 0 37-34 75-80 75-18 0-35 0-53 0z"><text:p/></draw:path><draw:path draw:style-name="gr1059" draw:text-style-name="P99" svg:width="0.0173in" svg:height="0.0453in" svg:x="0.1295in" svg:y="0.0921in" svg:viewBox="0 0 45 116" svg:d="M45 41c0-26-10-41-24-41-13 0-21 10-21 21 0 10 8 20 21 20 4 0 9-1 13-5 1-1 1-1 2-1 0 2 0 0 0 6 0 28-13 51-25 65-4 3-4 4-4 5 0 3 1 5 3 5 4 0 35-30 35-75z"><text:p/></draw:path><draw:path draw:style-name="gr1059" draw:text-style-name="P99" svg:width="0.1043in" svg:height="0.1075in" svg:x="0.189in" svg:y="0in" svg:viewBox="0 0 266 274" svg:d="M56 230c-15 26-31 32-47 33-6 0-9 0-9 8 0 2 2 3 6 3 9 0 22-1 33-1 13 0 26 1 38 1 2 0 8 0 8-7 0-4-3-4-7-4-9-1-17-5-17-14 0-5 2-9 5-15 10-15 19-32 29-48 32 0 64 0 97 0 1 8 6 60 6 64 0 12-20 13-27 13-6 0-10 0-10 8 0 3 4 3 5 3 17 0 33-1 49-1 10 0 34 1 44 1 2 0 7 0 7-8 0-3-5-3-9-3-25 0-25-3-26-14-7-80-15-160-23-240-1-8-1-9-7-9-7 0-8 2-10 7-46 74-90 149-135 223zM102 175c26-43 51-86 76-128 4 42 8 85 13 128-30 0-60 0-89 0z"><text:p/></draw:path></draw:g></text:span><text:span text:style-name="T47"><text:s/>אינן זרות וזו סתירה [2], לכן סה"כ </text:span><text:span text:style-name="T47"><draw:g text:anchor-type="as-char" svg:y="-0.1075in" draw:z-index="289" draw:name="Shape305" draw:style-name="gr1057"><svg:title>TexMaths</svg:title><svg:desc>11§inline§A \subseteq C§svg§600§FALSE§</svg:desc><draw:path draw:style-name="gr1058" draw:text-style-name="P98" svg:width="0.4154in" svg:height="0.113in" svg:x="0.0024in" svg:y="0.0075in" svg:viewBox="0 0 1056 288" svg:d="M0 0c352 0 704 0 1056 0 0 96 0 193 0 288-352 0-704 0-1056 0 0-95 0-192 0-288z"><text:p/></draw:path><draw:path draw:style-name="gr1059" draw:text-style-name="P99" svg:width="0.1039in" svg:height="0.1079in" svg:x="-0.0004in" svg:y="0in" svg:viewBox="0 0 265 275" svg:d="M56 231c-15 25-31 31-47 32-6 0-9 0-9 8 0 2 2 4 5 4 10 0 22-1 33-1 14 0 27 1 39 1 2 0 8 0 8-8 0-4-4-4-7-4-9-1-18-3-18-13 0-5 3-9 6-14 10-17 19-33 28-50 32 0 65 0 97 0 1 8 7 61 7 65 0 11-20 12-28 12-5 0-10 0-10 8 0 4 4 3 6 4 16 0 33-1 48-1 10 0 34 1 44 1 2 0 7 0 7-8 0-4-4-4-9-4-24 0-24-2-25-14-8-81-16-160-23-240-1-8-1-9-8-9s-8 2-10 7c-45 74-89 149-134 224zM102 174c25-42 51-85 76-127 4 42 8 85 12 127-30 0-58 0-88 0z"><text:p/></draw:path><draw:path draw:style-name="gr1059" draw:text-style-name="P99" svg:width="0.0921in" svg:height="0.1165in" svg:x="0.163in" svg:y="0.0118in" svg:viewBox="0 0 235 297" svg:d="M222 15c7 0 13 0 13-7 0-8-6-8-13-8-35 0-69 0-103 0-67 0-119 51-119 111 0 62 53 111 119 111 34 0 68 0 103 0 7 0 13 0 13-7 0-8-6-8-13-8-35 0-69 0-103 0-61 0-104-44-104-95 0-53 44-97 104-97 34 0 68 0 103 0zM21 282c-7 0-13 0-13 7 0 8 6 8 13 8 67 0 134 0 201 0 7 0 13 0 13-8 0-7-6-7-13-7-67 0-134 0-201 0z"><text:p/></draw:path><draw:path draw:style-name="gr1059" draw:text-style-name="P99" svg:width="0.1075in" svg:height="0.1098in" svg:x="0.3181in" svg:y="0.002in" svg:viewBox="0 0 274 280" svg:d="M274 3c0-1-2-3-5-3-1 0-1 0-5 4-10 10-19 20-28 30-3-5-21-34-64-34-85 0-172 85-172 174 0 63 45 106 104 106 33 0 63-16 84-33 35-32 42-68 42-69 0-4-4-4-5-4-2 0-4 1-4 4-5 11-13 39-40 61-26 22-50 28-70 28-35 0-76-19-76-80 0-22 8-84 46-129 24-27 61-46 95-46 39 0 61 30 61 74 0 15-1 15-1 20 0 3 5 4 7 4 4 0 4-1 6-8 8-33 16-66 25-99z"><text:p/></draw:path></draw:g></text:span><text:span text:style-name="T47"><text:s/>ובאופן דומה </text:span><text:span text:style-name="T47"><draw:g text:anchor-type="as-char" svg:y="-0.1075in" draw:z-index="290" draw:name="Shape306" draw:style-name="gr1057"><svg:title>TexMaths</svg:title><svg:desc>11§inline§C \subseteq A§svg§600§FALSE§</svg:desc><draw:path draw:style-name="gr1058" draw:text-style-name="P98" svg:width="0.415in" svg:height="0.113in" svg:x="-0.0004in" svg:y="0.0075in" svg:viewBox="0 0 1055 288" svg:d="M0 0c352 0 704 0 1055 0 0 96 0 193 0 288-351 0-703 0-1055 0 0-95 0-192 0-288z"><text:p/></draw:path><draw:path draw:style-name="gr1059" draw:text-style-name="P99" svg:width="0.1075in" svg:height="0.1098in" svg:x="-0.0004in" svg:y="0.002in" svg:viewBox="0 0 274 280" svg:d="M274 3c0-1-1-3-5-3-1 0-2 0-5 4-10 10-19 20-28 30-3-5-21-34-63-34-86 0-173 85-173 174 0 63 45 106 104 106 33 0 63-16 83-33 36-32 43-68 43-69 0-4-4-4-5-4-2 0-4 1-5 4-3 11-12 39-39 61-26 22-50 28-71 28-34 0-76-19-76-80 0-22 9-84 47-129 23-27 60-46 95-46 38 0 61 30 61 74 0 15-1 15-1 20 0 3 5 4 6 4 5 0 5-1 8-8 7-33 15-66 24-99z"><text:p/></draw:path><draw:path draw:style-name="gr1059" draw:text-style-name="P99" svg:width="0.0921in" svg:height="0.1165in" svg:x="0.1661in" svg:y="0.0118in" svg:viewBox="0 0 235 297" svg:d="M222 15c7 0 13 0 13-7 0-8-6-8-13-8-35 0-69 0-104 0-66 0-118 51-118 111 0 62 53 111 118 111 35 0 69 0 104 0 7 0 13 0 13-7 0-8-6-8-13-8-35 0-69 0-103 0-61 0-104-44-104-95 0-53 44-97 104-97 34 0 68 0 103 0zM21 282c-7 0-13 0-13 7 0 8 6 8 13 8 67 0 134 0 201 0 7 0 13 0 13-8 0-7-6-7-13-7-67 0-134 0-201 0z"><text:p/></draw:path><draw:path draw:style-name="gr1059" draw:text-style-name="P99" svg:width="0.1039in" svg:height="0.1079in" svg:x="0.3185in" svg:y="0in" svg:viewBox="0 0 265 275" svg:d="M56 231c-15 25-31 31-47 32-6 0-9 0-9 8 0 2 2 4 5 4 10 0 22-1 33-1 14 0 27 1 39 1 2 0 8 0 8-8 0-4-4-4-7-4-9-1-18-3-18-13 0-5 3-9 6-14 10-17 19-33 29-50 31 0 64 0 96 0 1 8 7 61 7 65 0 11-20 12-28 12-5 0-10 0-10 8 0 4 5 4 6 4 16 0 33-1 48-1 10 0 34 1 44 1 3 0 7 0 7-8 0-4-4-4-9-4-24 0-24-2-25-14-8-81-16-160-23-240-1-8-1-9-8-9s-8 2-10 7c-45 74-89 149-134 224zM102 174c26-42 51-85 76-127 4 42 8 85 12 127-30 0-58 0-88 0z"><text:p/></draw:path></draw:g></text:span><text:span text:style-name="T47"><text:s/>כלומר </text:span><text:span text:style-name="T47"><draw:g text:anchor-type="as-char" svg:y="-0.1118in" draw:z-index="291" draw:name="Shape307" draw:style-name="gr1057"><svg:title>TexMaths</svg:title><svg:desc>11§inline§A = C§svg§600§FALSE§</svg:desc><draw:path draw:style-name="gr1058" draw:text-style-name="P98" svg:width="0.4154in" svg:height="0.0957in" svg:x="0.0024in" svg:y="0.0079in" svg:viewBox="0 0 1056 244" svg:d="M0 0c352 0 704 0 1056 0 0 82 0 162 0 244-352 0-704 0-1056 0 0-82 0-162 0-244z"><text:p/></draw:path><draw:path draw:style-name="gr1059" draw:text-style-name="P99" svg:width="0.1039in" svg:height="0.1079in" svg:x="-0.0004in" svg:y="0in" svg:viewBox="0 0 265 275" svg:d="M56 230c-15 27-31 31-47 32-6 2-9 2-9 8 0 3 2 5 5 5 10 0 22-2 33-2 14 0 27 2 39 2 2 0 8 0 8-7 0-4-4-6-7-6-9 0-18-3-18-13 0-4 3-9 6-14 10-16 19-32 28-49 32 0 65 0 97 0 1 8 7 60 7 64 0 11-20 12-28 12-5 0-10 0-10 8 0 5 4 3 6 5 16 0 33-2 48-2 10 0 34 2 44 2 2 0 7 0 7-8 0-5-4-5-9-5-24 0-24-2-25-13-8-80-16-160-23-240-1-8-1-9-8-9s-8 2-10 7c-45 75-89 148-134 223zM102 174c25-42 51-85 76-127 4 42 8 85 12 127-30 0-58 0-88 0z"><text:p/></draw:path><draw:path draw:style-name="gr1059" draw:text-style-name="P99" svg:width="0.1008in" svg:height="0.035in" svg:x="0.1587in" svg:y="0.0531in" svg:viewBox="0 0 257 90" svg:d="M244 15c5 0 13 0 13-7 0-8-8-8-13-8-77 0-154 0-231 0-5 0-13 0-13 8 0 7 8 7 13 7 77 0 154 0 231 0zM244 90c5 0 13 0 13-7 0-8-8-8-13-8-77 0-154 0-231 0-5 0-13 0-13 8 0 7 8 7 13 7 77 0 154 0 231 0z"><text:p/></draw:path><draw:path draw:style-name="gr1059" draw:text-style-name="P99" svg:width="0.1075in" svg:height="0.1094in" svg:x="0.3181in" svg:y="0.0016in" svg:viewBox="0 0 274 279" svg:d="M274 3c0-1-2-3-5-3-1 0-1 0-5 4-10 10-19 20-28 30-3-5-21-34-64-34-85 0-172 85-172 173 0 64 45 106 104 106 33 0 63-15 84-33 35-32 42-67 42-68 0-4-4-4-5-4-2 0-4 1-4 4-5 12-13 38-40 61-26 21-50 28-70 28-35 0-76-20-76-81 0-21 8-82 46-128 24-27 61-46 95-46 39 0 61 30 61 74 0 15-1 15-1 20 0 3 5 3 7 3 4 0 4 0 6-8 8-33 16-65 25-98z"><text:p/></draw:path></draw:g></text:span><text:span text:style-name="T47"><text:s/>כדרוש. </text:span></text:p>
        </text:list-item>
      </text:list>
      <text:p text:style-name="P10"><text:span text:style-name="T52">ידוע </text:span><text:span text:style-name="T52"><draw:g text:anchor-type="as-char" svg:y="-0.1047in" draw:z-index="260" draw:name="Shape308" draw:style-name="gr1057"><svg:title>TexMaths</svg:title><svg:desc>11§inline§id_A \cup s_1 = id_A \cup s_2§svg§600§FALSE§</svg:desc><draw:path draw:style-name="gr1058" draw:text-style-name="P98" svg:width="1.2508in" svg:height="0.1118in" svg:x="0.0031in" svg:y="0.0079in" svg:viewBox="0 0 3178 285" svg:d="M1589 285c-530 0-1059 0-1589 0 0-94 0-190 0-285 1059 0 2118 0 3178 0 0 95 0 191 0 285-529 0-1060 0-1589 0z"><text:p/></draw:path><draw:path draw:style-name="gr1059" draw:text-style-name="P99" svg:width="0.0398in" svg:height="0.1012in" svg:x="-0.0004in" svg:y="0.0051in" svg:viewBox="0 0 102 258" svg:d="M99 13c0-7-6-13-14-13-10 0-21 10-21 20 0 8 5 14 14 14s21-9 21-21zM69 159c6-11 6-12 9-22 3-8 6-14 6-21 0-18-14-32-32-32-37 0-52 56-52 59 0 5 4 5 5 5 4 0 4-1 6-7 11-36 26-48 40-48 3 0 9 0 9 12 0 8-3 16-4 21-3 10-21 52-27 69-4 10-9 23-9 31 0 19 13 32 32 32 36 0 50-56 50-60 0-3-3-3-4-3-5 0-5 1-6 7-7 24-19 47-39 47-7 0-10-3-10-12 0-10 3-16 12-39 4-13 10-26 14-39z"><text:p/></draw:path><draw:path draw:style-name="gr1059" draw:text-style-name="P99" svg:width="0.0724in" svg:height="0.1063in" svg:x="0.0539in" svg:y="0in" svg:viewBox="0 0 185 271" svg:d="M185 4c-2-1 0-4-6-4-5 0-43 3-49 4-2 0-6 3-6 8s5 5 10 5c19 0 19 2 19 6 0 2-1 6-1 8-8 30-16 60-23 91-7-14-18-25-36-25-45 0-93 57-93 112 0 37 22 62 52 62 7 0 27-1 50-29 4 17 17 29 35 29 14 0 22-9 29-21 7-14 11-37 11-38 0-4-3-4-4-4-5 0-5 1-6 7-6 25-13 47-30 47-9 0-11-10-11-17 0-9 2-13 3-19 18-74 37-148 56-222zM103 221c-1 7-1 8-7 15-17 21-32 26-43 26-20 0-26-21-26-36 0-19 13-65 22-83 11-23 29-37 44-37 26 0 31 32 31 34s-1 4-1 7c-6 25-13 49-20 74z"><text:p/></draw:path><draw:path draw:style-name="gr1059" draw:text-style-name="P99" svg:width="0.0795in" svg:height="0.0752in" svg:x="0.1331in" svg:y="0.0524in" svg:viewBox="0 0 203 192" svg:d="M41 160c-10 15-19 21-34 22-4 0-7 0-7 5 0 4 2 5 4 5 7 0 16-1 23-1 9 0 20 1 28 1 1 0 5 0 5-7 0-3-3-3-4-3-2 0-12-1-12-7 0-3 2-8 4-11 7-11 15-22 21-33 27 0 52 0 78 0 3 14 5 30 7 45-1 1-3 6-19 6-3 0-7 0-7 5 0 1 1 5 4 5 8 0 27-1 35-1 5 0 11 0 16 0s11 1 15 1 5-2 5-6-3-4-7-4c-16 0-16-2-17-8-7-56-16-111-24-166 0-6-2-8-7-8s-6 2-8 7c-33 50-66 101-99 153zM76 121c19-30 38-59 57-88 4 29 8 58 12 88-23 0-46 0-69 0z"><text:p/></draw:path><draw:path draw:style-name="gr1059" draw:text-style-name="P99" svg:width="0.0846in" svg:height="0.0933in" svg:x="0.2681in" svg:y="0.0146in" svg:viewBox="0 0 216 238" svg:d="M216 13c0-6 0-13-8-13s-8 7-8 13c0 46 0 93 0 140 0 57-64 70-92 70-18 0-42-4-63-17-30-19-30-43-30-53 0-47 0-94 0-140 0-6 0-13-7-13-8 0-8 7-8 13 0 48 0 95 0 142 0 58 59 83 108 83 50 0 108-28 108-83 0-47 0-94 0-142z"><text:p/></draw:path><draw:path draw:style-name="gr1059" draw:text-style-name="P99" svg:width="0.0555in" svg:height="0.0685in" svg:x="0.4031in" svg:y="0.0382in" svg:viewBox="0 0 142 175" svg:d="M131 26c-11 2-19 9-19 18 0 6 3 11 12 11 8 0 18-7 18-21 0-17-17-34-46-34-51 0-65 40-65 57 0 30 28 36 39 38 20 4 40 9 40 30 0 9-9 41-55 41-6 0-35 0-44-19 14 2 24-10 24-21 0-9-5-14-14-14-10 0-21 8-21 26 0 22 22 37 55 37 63 0 77-46 77-64 0-14-7-23-12-28-10-10-21-12-39-16-13-3-28-6-28-23 0-11 9-35 43-35 10 0 28 3 35 17z"><text:p/></draw:path><draw:path draw:style-name="gr1059" draw:text-style-name="P99" svg:width="0.0382in" svg:height="0.0697in" svg:x="0.4783in" svg:y="0.0575in" svg:viewBox="0 0 98 178" svg:d="M60 8c0-8 0-8-7-8-18 17-42 18-53 18 0 3 0 6 0 10 7 0 24 0 38-8 0 45 0 91 0 138 0 8 0 12-26 12-3 0-8 0-11 0 0 3 0 6 0 8 6 0 39-1 48-1s43 1 49 1c0-2 0-5 0-8-3 0-7 0-10 0-28 0-28-4-28-12 0-51 0-101 0-150z"><text:p/></draw:path><draw:path draw:style-name="gr1059" draw:text-style-name="P99" svg:width="0.1004in" svg:height="0.035in" svg:x="0.5854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1059" draw:text-style-name="P99" svg:width="0.0398in" svg:height="0.1012in" svg:x="0.7413in" svg:y="0.0051in" svg:viewBox="0 0 102 258" svg:d="M99 13c0-7-6-13-14-13-11 0-21 10-21 20 0 8 5 14 14 14s21-9 21-21zM69 159c5-11 5-12 9-22 3-8 4-14 4-21 0-18-12-32-31-32-37 0-51 56-51 59 0 5 3 2 4 5 5 0 5-1 7-7 10-36 25-48 38-48 4 0 10 0 10 12 0 8-2 16-4 21-2 10-20 52-26 69-4 10-9 23-9 31 0 19 13 32 32 32 36 0 50-56 50-60 0-3-3-3-4-3-5 0-5 1-7 7-6 24-20 47-38 47-7 0-10-3-10-12 0-10 2-16 11-39 5-13 10-26 15-39z"><text:p/></draw:path><draw:path draw:style-name="gr1059" draw:text-style-name="P99" svg:width="0.072in" svg:height="0.1063in" svg:x="0.7957in" svg:y="0in" svg:viewBox="0 0 184 271" svg:d="M184 4c-1-1 0-4-5-4-6 0-43 3-49 4-4 0-6 3-6 8s4 5 10 5c18 0 19 2 19 6 0 2-1 6-1 8-8 30-16 60-23 91-7-14-19-25-36-25-45 0-93 57-93 112 0 37 21 62 52 62 7 0 26-1 49-29 3 17 17 29 35 29 15 0 23-9 29-21 7-14 12-37 12-38 0-4-3-4-4-4-5 0-5 1-6 7-6 25-14 47-30 47-9 0-11-10-11-17 0-9 0-13 3-19 18-74 36-148 55-222zM103 221c-2 7-2 8-7 15-17 21-33 26-44 26-19 0-25-21-25-36 0-19 13-65 21-83 12-23 30-37 45-37 26 0 31 32 31 34s-1 4-1 7c-6 25-13 49-20 74z"><text:p/></draw:path><draw:path draw:style-name="gr1059" draw:text-style-name="P99" svg:width="0.0795in" svg:height="0.0752in" svg:x="0.8748in" svg:y="0.0524in" svg:viewBox="0 0 203 192" svg:d="M40 160c-9 15-18 21-35 22-2 0-5 0-5 5 0 4 2 5 3 5 8 0 17-1 23-1 9 0 20 1 29 1 1 0 5 0 5-7 0-3-4-3-5-3-2 0-11-1-11-7 0-3 2-8 3-11 8-11 15-22 22-33 26 0 52 0 77 0 2 14 5 30 7 45-1 1-2 6-19 6-3 0-6 0-6 5 0 1 1 5 4 5 8 0 26-1 35-1 5 0 11 0 16 0 4 0 11 1 15 1 3 0 5-2 5-6s-3-4-7-4c-16 0-17-2-17-8-7-56-16-111-24-166-1-6-1-8-7-8-5 0-6 2-8 7-33 50-67 101-100 153zM76 121c19-30 38-59 57-88 4 29 8 58 12 88-23 0-46 0-69 0z"><text:p/></draw:path><draw:path draw:style-name="gr1059" draw:text-style-name="P99" svg:width="0.0839in" svg:height="0.0933in" svg:x="1.0098in" svg:y="0.0146in" svg:viewBox="0 0 214 238" svg:d="M214 13c0-6 0-13-7-13-8 0-8 7-8 13 0 46 0 93 0 140 0 57-63 70-91 70-18 0-42-4-63-17-30-19-30-43-30-53 0-47 0-94 0-140 0-6 0-13-7-13-8 0-8 7-8 13 0 48 0 95 0 142 0 58 59 83 108 83s106-28 106-83c0-47 0-94 0-142z"><text:p/></draw:path><draw:path draw:style-name="gr1059" draw:text-style-name="P99" svg:width="0.0555in" svg:height="0.0685in" svg:x="1.1445in" svg:y="0.0382in" svg:viewBox="0 0 142 175" svg:d="M131 26c-11 2-19 9-19 18 0 6 3 11 12 11 8 0 18-7 18-21 0-17-17-34-45-34-52 0-66 40-66 57 0 30 28 36 39 38 21 4 41 9 41 30 0 9-9 41-55 41-5 0-35 0-44-19 14 2 24-10 24-21 0-9-6-14-14-14-10 0-22 8-22 26 0 22 22 37 55 37 63 0 78-46 78-64 0-14-8-23-12-28-10-10-22-12-39-16-14-3-29-6-29-23 0-11 10-35 44-35 9 0 28 3 34 17z"><text:p/></draw:path><draw:path draw:style-name="gr1059" draw:text-style-name="P99" svg:width="0.0469in" svg:height="0.0697in" svg:x="1.2146in" svg:y="0.0575in" svg:viewBox="0 0 120 178" svg:d="M120 130c-3 0-7 0-10 0 0 7-3 22-7 25-2 1-23 1-26 1-17 0-34 0-51 0 29-25 39-33 55-45 20-16 39-33 39-58 0-33-29-53-64-53-33 0-56 23-56 48 0 14 12 16 14 16 7 0 15-6 15-14 0-6-3-15-16-15 8-20 27-25 40-25 26 0 40 21 40 43 0 23-16 42-25 52-22 21-43 42-65 64-3 2-3 3-3 9 37 0 74 0 111 0 3-15 6-31 9-48z"><text:p/></draw:path></draw:g></text:span><text:span text:style-name="T52">. </text:span><text:span text:style-name="T53">משום ש־</text:span><text:span text:style-name="T53"><draw:g text:anchor-type="as-char" svg:y="-0.1063in" draw:z-index="292" draw:name="Shape309" draw:style-name="gr1057"><svg:title>TexMaths</svg:title><svg:desc>11§inline§s_1, s_2 \in S§svg§600§FALSE§</svg:desc><draw:path draw:style-name="gr1058" draw:text-style-name="P98" svg:width="0.6146in" svg:height="0.1201in" svg:x="-0.0004in" svg:y="0.0071in" svg:viewBox="0 0 1562 306" svg:d="M0 0c521 0 1041 0 1562 0 0 102 0 204 0 306-521 0-1041 0-1562 0 0-102 0-204 0-306z"><text:p/></draw:path><draw:path draw:style-name="gr1059" draw:text-style-name="P99" svg:width="0.0555in" svg:height="0.0681in" svg:x="-0.0004in" svg:y="0.0398in" svg:viewBox="0 0 142 174" svg:d="M131 26c-11 0-19 9-19 18 0 6 4 11 12 11s18-7 18-22c0-16-17-33-45-33-52 0-66 40-66 56 0 31 28 36 41 39 19 4 39 9 39 29 0 10-9 42-55 42-5 0-35 0-44-20 14 3 24-9 24-20 0-9-6-14-14-14-10 0-22 8-22 26 0 22 22 36 55 36 63 0 78-45 78-63 0-14-8-23-12-28-10-10-21-13-38-16-15-3-30-6-30-23 0-12 10-35 44-35 9 0 28 2 34 17z"><text:p/></draw:path><draw:path draw:style-name="gr1059" draw:text-style-name="P99" svg:width="0.0386in" svg:height="0.0697in" svg:x="0.0748in" svg:y="0.0594in" svg:viewBox="0 0 99 178" svg:d="M62 8c0-8-1-8-8-8-18 17-43 18-54 18 0 3 0 5 0 8 7 0 25 0 40-6 0 45 0 91 0 137 0 9 0 13-28 13-3 0-6 0-10 0 0 3 0 5 0 8 6 0 39-1 49-1 7 0 41 1 48 1 0-3 0-5 0-8-3 0-7 0-10 0-27 0-27-4-27-13 0-50 0-100 0-149z"><text:p/></draw:path><draw:path draw:style-name="gr1059" draw:text-style-name="P99" svg:width="0.0173in" svg:height="0.0453in" svg:x="0.1445in" svg:y="0.0906in" svg:viewBox="0 0 45 116" svg:d="M45 41c0-26-9-41-24-41-13 0-21 10-21 21 0 10 8 20 21 20 4 0 10-1 13-5 1-1 1-1 2-1 0 2 1 0 1 6 0 28-14 51-26 65-4 3-4 4-4 5 0 4 2 5 3 5 4 0 35-30 35-75z"><text:p/></draw:path><draw:path draw:style-name="gr1059" draw:text-style-name="P99" svg:width="0.0559in" svg:height="0.0681in" svg:x="0.2067in" svg:y="0.0398in" svg:viewBox="0 0 143 174" svg:d="M131 26c-10 0-18 9-18 18 0 6 4 11 12 11s18-7 18-22c0-16-16-33-46-33-51 0-65 40-65 56 0 31 29 36 40 39 19 4 39 9 39 29 0 10-9 42-55 42-5 0-35 0-44-20 14 3 24-9 24-20 0-9-6-14-14-14-10 0-22 8-22 26 0 22 22 36 56 36 63 0 77-45 77-63 0-14-6-23-12-28-10-10-21-13-38-16-14-3-29-6-29-23 0-12 9-35 43-35 10 0 28 2 34 17z"><text:p/></draw:path><draw:path draw:style-name="gr1059" draw:text-style-name="P99" svg:width="0.0469in" svg:height="0.0697in" svg:x="0.2772in" svg:y="0.0594in" svg:viewBox="0 0 120 178" svg:d="M120 130c-3 0-6 0-9 0-1 7-4 22-8 25-2 1-23 1-26 1-16 0-33 0-49 0 27-25 37-33 53-45 20-16 39-33 39-58 0-33-29-53-64-53-33 0-56 23-56 48 0 14 12 16 14 16 7 0 15-6 15-14 0-6-1-15-16-15 8-20 27-25 40-25 26 0 41 21 41 43 0 23-17 42-26 52-22 21-43 41-65 63-3 4-3 4-3 10 37 0 75 0 112 0 2-15 6-32 8-48z"><text:p/></draw:path><draw:path draw:style-name="gr1059" draw:text-style-name="P99" svg:width="0.076in" svg:height="0.087in" svg:x="0.3933in" svg:y="0.0252in" svg:viewBox="0 0 194 222" svg:d="M179 120c7 0 15 0 15-8 0-7-8-7-15-7-55 0-109 0-164 0 6-52 50-90 105-90 20 0 40 0 59 0 7 0 15 0 15-7 0-8-8-8-15-8-19 0-40 0-60 0-66 0-119 50-119 112s53 110 119 110c20 0 41 0 60 0 7 0 15 0 15-7 0-8-8-8-15-8-19 0-39 0-59 0-55 0-99-35-105-87 55 0 109 0 164 0z"><text:p/></draw:path><draw:path draw:style-name="gr1059" draw:text-style-name="P99" svg:width="0.0898in" svg:height="0.1098in" svg:x="0.5323in" svg:y="0in" svg:viewBox="0 0 229 280" svg:d="M229 4c0-2-1-4-4-4s-3 0-7 6c-7 7-12 14-19 22-10-18-29-28-55-28-49 0-96 44-96 91 0 31 21 49 41 55 13 4 28 7 41 10 14 5 35 10 35 41 0 34-31 71-69 71-24 0-67-9-67-57 0-8 2-18 2-21 0-1 1-1 1-2 0-4-4-4-6-4s-2 0-3 1c-2 1-23 89-23 91 0 3 2 4 4 4s3 0 7-6c7-6 12-14 19-22 16 22 43 28 66 28 51 0 98-52 98-99 0-26-13-39-20-44-9-9-14-11-49-20-8-2-22-6-26-7-10-3-23-14-23-35 0-31 31-64 67-64 33 0 56 17 56 59 0 13-1 20-1 22 1 2 0 4 5 4 3 0 4-1 5-8 7-29 14-56 21-84z"><text:p/></draw:path></draw:g></text:span><text:span text:style-name="T53"> אז </text:span><text:span text:style-name="T54">מ־(1) נקבל </text:span><text:span text:style-name="T53"><draw:g text:anchor-type="as-char" svg:y="-0.1165in" draw:z-index="293" draw:name="Shape310" draw:style-name="gr1057"><svg:title>TexMaths</svg:title><svg:desc>11§inline§s_1 \cap id_A = \emptyset \land s_2 \cap id_A = \emptyset§svg§600§FALSE§</svg:desc><draw:path draw:style-name="gr1058" draw:text-style-name="P98" svg:width="1.7831in" svg:height="0.1236in" svg:x="0in" svg:y="0.0075in" svg:viewBox="0 0 4530 315" svg:d="M0 0c1510 0 3020 0 4530 0 0 105 0 210 0 315-1510 0-3020 0-4530 0 0-105 0-210 0-315z"><text:p/></draw:path><draw:path draw:style-name="gr1059" draw:text-style-name="P99" svg:width="0.0559in" svg:height="0.0681in" svg:x="0in" svg:y="0.05in" svg:viewBox="0 0 143 174" svg:d="M131 25c-10 1-18 9-18 18 0 5 4 11 11 11 9 0 19-7 19-21 0-18-18-33-46-33-52 0-66 38-66 56 0 30 28 35 41 37 19 5 39 9 39 30 0 10-9 43-55 43-5 0-35 0-44-21 14 2 24-10 24-21 0-9-6-13-14-13-10 0-22 9-22 25 0 22 22 38 56 38 62 0 77-47 77-64 0-13-8-23-12-28-10-11-21-13-38-16-15-3-30-6-30-23 0-11 10-35 44-35 10 0 28 3 34 17z"><text:p/></draw:path><draw:path draw:style-name="gr1059" draw:text-style-name="P99" svg:width="0.0382in" svg:height="0.0701in" svg:x="0.0752in" svg:y="0.0693in" svg:viewBox="0 0 98 179" svg:d="M61 8c0-8 0-8-8-8-18 18-42 18-53 18 0 3 0 6 0 9 6 0 24 0 39-7 0 46 0 91 0 137 0 9 0 12-27 12-3 0-8 0-11 0 0 3 0 7 0 10 6 0 39-1 49-1 8 0 42 1 48 1 0-3 0-7 0-10-3 0-7 0-10 0-27 0-27-3-27-12 0-49 0-100 0-149z"><text:p/></draw:path><draw:path draw:style-name="gr1059" draw:text-style-name="P99" svg:width="0.0843in" svg:height="0.0933in" svg:x="0.174in" svg:y="0.0264in" svg:viewBox="0 0 215 238" svg:d="M215 83c0-58-60-83-108-83-50 0-107 26-107 83 0 48 0 95 0 142 0 7 0 13 8 13 7 0 7-6 7-13 0-46 0-93 0-139 0-59 63-71 92-71 17 0 42 4 62 17 30 19 30 44 30 54 0 46 0 93 0 139 0 7 0 13 8 13s8-6 8-13c0-47 0-94 0-142z"><text:p/></draw:path><draw:path draw:style-name="gr1059" draw:text-style-name="P99" svg:width="0.0398in" svg:height="0.1012in" svg:x="0.3055in" svg:y="0.0169in" svg:viewBox="0 0 102 258" svg:d="M99 13c0-8-5-13-14-13-11 0-21 10-21 20 0 7 4 14 14 14 9 0 21-9 21-21zM69 158c5-11 5-12 9-22 2-7 5-13 5-21 0-16-13-30-32-30-37 0-51 54-51 59 0 3 3 3 4 3 5 0 5-1 7-6 10-37 25-49 39-49 3 0 9 0 9 13 0 8-2 16-4 20-3 10-20 54-26 72-5 9-9 22-9 30 0 18 13 31 32 31 36 0 50-55 50-59 0-3-3-3-5-3-3 0-3 1-6 6-6 24-19 48-39 48-7 0-9-4-9-13 0-10 2-15 11-38 5-13 10-28 15-41z"><text:p/></draw:path><draw:path draw:style-name="gr1059" draw:text-style-name="P99" svg:width="0.072in" svg:height="0.1063in" svg:x="0.3594in" svg:y="0.0114in" svg:viewBox="0 0 184 271" svg:d="M184 4c-1-1 0-4-5-4-6 0-43 3-49 4-3 1-6 3-6 8 0 4 4 4 9 4 19 0 20 3 20 7 0 2-1 6-1 8-8 31-16 60-23 91-7-14-19-24-35-24-47 0-94 56-94 112 0 36 21 61 52 61 7 0 26-1 49-28 4 16 17 28 35 28 15 0 24-8 29-21 7-14 12-37 12-38 0-3-3-3-4-3-5 0-5 1-6 6-6 26-14 49-29 49-11 0-13-11-13-19 0-9 2-11 4-18 18-74 36-148 55-223zM103 222c-2 6-2 8-7 14-17 21-33 28-44 28-19 0-24-22-24-37 0-19 12-67 20-84 13-23 30-38 46-38 25 0 30 32 30 34 0 3-1 5-1 7-6 25-13 51-20 76z"><text:p/></draw:path><draw:path draw:style-name="gr1059" draw:text-style-name="P99" svg:width="0.0799in" svg:height="0.0752in" svg:x="0.439in" svg:y="0.0638in" svg:viewBox="0 0 204 192" svg:d="M40 160c-9 15-18 21-34 22-3 0-6 0-6 6 0 3 2 4 3 4 8 0 17-1 23-1 9 0 20 1 29 1 1 0 6 0 6-5s-5-5-6-5c-2 0-11-1-11-7 0-4 2-8 3-11 8-11 15-22 22-33 26 0 52 0 77 0 3 15 5 29 7 45-1 2-2 6-19 6-3 0-6 0-6 7 0 1 1 3 4 3 8 0 26-1 34-1 6 0 12 0 17 0 4 1 11 1 15 1 3 0 6-2 6-5 0-5-4-5-8-5-16 0-17-2-17-8-7-55-16-111-24-166-1-6-1-8-6-8-6 0-7 2-9 7-33 51-67 102-100 153zM76 121c19-30 37-58 56-88 4 30 9 58 13 88-23 0-46 0-69 0z"><text:p/></draw:path><draw:path draw:style-name="gr1059" draw:text-style-name="P99" svg:width="0.1004in" svg:height="0.035in" svg:x="0.5827in" svg:y="0.0614in" svg:viewBox="0 0 256 90" svg:d="M244 15c6 0 12 0 12-7 0-8-6-8-12-8-77 0-155 0-232 0-4 0-12 0-12 8 0 7 8 7 13 7 77 0 154 0 231 0zM244 90c6 0 12 0 12-8 0-7-6-7-12-7-77 0-154 0-231 0-5 0-13 0-13 7 0 8 8 8 12 8 77 0 155 0 232 0z"><text:p/></draw:path><draw:path draw:style-name="gr1059" draw:text-style-name="P99" svg:width="0.061in" svg:height="0.1283in" svg:x="0.7421in" svg:y="0in" svg:viewBox="0 0 156 327" svg:d="M131 8c0-5-2-8-8-8-5 0-6 4-9 12-4 15-1 2-5 18-4-3-17-8-31-8-22 0-47 11-61 41-16 30-17 66-17 102 0 24 0 93 33 123-9 29-9 31-9 32 0 4 4 7 8 7 5 0 7-4 10-12 4-15 0-2 4-17 10 4 21 7 32 7 43 0 60-36 67-55 10-26 11-58 11-85 0-29 0-93-34-125 3-11 6-21 9-32zM39 270c-14-26-14-73-14-111 0-30 0-57 6-82 8-35 30-47 47-47 8 0 18 2 28 11-22 77-45 152-67 229zM118 56c12 22 12 67 12 103 0 29 0 57-5 83-6 40-27 55-47 55-10 0-19-3-27-11 22-77 45-153 67-230z"><text:p/></draw:path><draw:path draw:style-name="gr1059" draw:text-style-name="P99" svg:width="0.0843in" svg:height="0.0933in" svg:x="0.8528in" svg:y="0.0264in" svg:viewBox="0 0 215 238" svg:d="M117 8c-4-7-6-8-9-8-6 0-7 2-9 8-32 71-64 144-96 215-3 5-3 5-3 8 0 4 3 7 8 7 3 0 5-1 9-7 30-68 60-137 91-205 30 68 60 137 90 205 4 7 8 7 9 7 4 0 8-3 8-7 0-1 0-1-3-6-32-72-63-145-95-217z"><text:p/></draw:path><draw:path draw:style-name="gr1059" draw:text-style-name="P99" svg:width="0.0559in" svg:height="0.0681in" svg:x="0.9878in" svg:y="0.05in" svg:viewBox="0 0 143 174" svg:d="M132 25c-11 1-19 9-19 18 0 5 5 11 12 11 9 0 18-7 18-21 0-18-16-33-46-33-51 0-65 38-65 56 0 30 29 35 40 37 19 5 39 9 39 30 0 10-9 43-55 43-5 0-35 0-44-21 14 2 24-10 24-21 0-9-6-13-14-13-10 0-22 9-22 25 0 22 22 38 56 38 63 0 77-47 77-64 0-13-6-23-12-28-10-11-21-13-38-16-14-3-29-6-29-23 0-11 9-35 43-35 10 0 28 3 35 17z"><text:p/></draw:path><draw:path draw:style-name="gr1059" draw:text-style-name="P99" svg:width="0.0469in" svg:height="0.0701in" svg:x="1.0579in" svg:y="0.0693in" svg:viewBox="0 0 120 179" svg:d="M120 130c-3 0-6 0-9 0-1 6-4 22-8 25-2 1-23 1-26 1-16 0-33 0-49 0 28-25 37-33 53-45 20-17 39-33 39-58 0-33-29-53-64-53-33 0-56 24-56 48 0 15 12 16 14 16 7 0 15-5 15-15 0-5-1-14-16-14 9-20 27-25 40-25 26 0 41 21 41 43 0 23-17 41-26 51-22 21-43 43-65 64-3 3-3 3-3 11 37 0 75 0 112 0 2-16 6-33 8-49z"><text:p/></draw:path><draw:path draw:style-name="gr1059" draw:text-style-name="P99" svg:width="0.0843in" svg:height="0.0933in" svg:x="1.1618in" svg:y="0.0264in" svg:viewBox="0 0 215 238" svg:d="M215 83c0-58-60-83-107-83-51 0-108 26-108 83 0 48 0 95 0 142 0 7 0 13 8 13 7 0 7-6 7-13 0-46 0-93 0-139 0-59 63-71 93-71 16 0 42 4 61 17 30 19 30 44 30 54 0 46 0 93 0 139 0 7 0 13 8 13s8-6 8-13c0-47 0-94 0-142z"><text:p/></draw:path><draw:path draw:style-name="gr1059" draw:text-style-name="P99" svg:width="0.0398in" svg:height="0.1012in" svg:x="1.2929in" svg:y="0.0169in" svg:viewBox="0 0 102 258" svg:d="M99 13c0-8-5-13-14-13-11 0-21 10-21 20 0 7 5 14 14 14s21-9 21-21zM69 158c5-11 5-12 9-22 3-7 5-13 5-21 0-16-13-30-32-30-37 0-51 54-51 59 0 3 3 2 4 3 5 0 5-1 7-6 10-37 25-49 39-49 3 0 9 0 9 13 0 8-2 16-4 20-2 10-20 54-26 72-4 9-9 22-9 30 0 18 13 31 32 31 36 0 50-55 50-59 0-3-3-3-4-3-4 0-4 1-7 6-6 24-19 48-38 48-7 0-10-4-10-13 0-10 2-15 11-38 5-13 10-28 15-41z"><text:p/></draw:path><draw:path draw:style-name="gr1059" draw:text-style-name="P99" svg:width="0.072in" svg:height="0.1063in" svg:x="1.3472in" svg:y="0.0114in" svg:viewBox="0 0 184 271" svg:d="M184 4c-1-1 0-4-5-4-6 0-43 3-49 4-3 1-6 3-6 8 0 4 4 4 10 4 18 0 19 3 19 7 0 2-1 6-1 8-8 31-16 60-23 91-7-14-19-24-35-24-46 0-94 56-94 112 0 36 21 61 52 61 7 0 26-1 49-28 4 16 18 28 35 28 15 0 24-8 29-21 7-14 12-37 12-38 0-3-3-3-4-3-5 0-5 1-6 6-6 26-14 49-29 49-10 0-11-11-11-19 0-9 0-11 2-18 18-74 36-148 55-223zM103 222c-2 6-2 8-7 14-17 21-33 28-44 28-19 0-24-22-24-37 0-19 12-67 20-84 13-23 30-38 46-38 25 0 30 32 30 34 0 3-1 5-1 7-6 25-13 51-20 76z"><text:p/></draw:path><draw:path draw:style-name="gr1059" draw:text-style-name="P99" svg:width="0.0799in" svg:height="0.0752in" svg:x="1.4264in" svg:y="0.0638in" svg:viewBox="0 0 204 192" svg:d="M40 160c-9 15-18 21-34 22-3 0-6 0-6 6 0 3 2 4 3 4 8 0 17-1 23-1 9 0 20 1 29 1 1 0 6 0 6-5s-4-4-5-5c-2 0-12-1-12-7 0-4 2-8 3-11 8-11 15-22 22-33 26 0 52 0 77 0 3 15 5 29 7 45-1 2-2 6-19 6-3 0-6 0-6 7 0 1 1 3 4 3 8 0 26-1 35-1 5 0 11 0 16 0 5 1 11 1 15 1 3 0 6-2 6-5 0-5-4-5-8-5-16 0-17-2-17-8-7-55-16-111-24-166-1-6-1-8-6-8-6 0-7 2-9 7-33 51-67 102-100 153zM76 121c19-30 38-58 57-88 5 30 8 58 12 88-23 0-46 0-69 0z"><text:p/></draw:path><draw:path draw:style-name="gr1059" draw:text-style-name="P99" svg:width="0.1008in" svg:height="0.035in" svg:x="1.5701in" svg:y="0.061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1059" draw:text-style-name="P99" svg:width="0.061in" svg:height="0.1283in" svg:x="1.7295in" svg:y="0in" svg:viewBox="0 0 156 327" svg:d="M132 8c0-5-3-8-9-8-5 0-6 4-9 12-4 15-1 2-5 18-4-3-17-8-31-8-22 0-47 11-61 41-16 30-17 66-17 102 0 24 0 93 33 123-9 29-9 31-9 32 0 4 4 7 8 7 5 0 8-4 10-12 4-15 0-2 4-17 10 4 21 7 32 7 43 0 60-36 67-55 10-26 11-58 11-85 0-29 0-93-34-125 3-11 7-21 10-32zM39 270c-14-26-14-73-14-111 0-30 0-57 6-82 8-35 30-47 47-47 8 0 18 2 28 11-22 77-45 152-67 229zM118 56c12 22 12 67 12 103 0 29 0 57-5 83-6 40-27 55-47 55-9 0-19-3-27-11 22-77 45-153 67-230z"><text:p/></draw:path></draw:g></text:span><text:span text:style-name="T53">. </text:span><text:span text:style-name="T54">סה"כ מטענה (2) נקבל </text:span><text:span text:style-name="T54"><draw:g text:anchor-type="as-char" svg:y="-0.0661in" draw:z-index="294" draw:name="Shape311" draw:style-name="gr1057"><svg:title>TexMaths</svg:title><svg:desc>11§inline§s_1 = s_2§svg§600§FALSE§</svg:desc><draw:path draw:style-name="gr1058" draw:text-style-name="P98" svg:width="0.4508in" svg:height="0.0732in" svg:x="-0.0004in" svg:y="0.0071in" svg:viewBox="0 0 1146 187" svg:d="M0 0c382 0 764 0 1146 0 0 63 0 125 0 187-382 0-764 0-1146 0 0-62 0-124 0-187z"><text:p/></draw:path><draw:path draw:style-name="gr1059" draw:text-style-name="P99" svg:width="0.0555in" svg:height="0.0677in" svg:x="-0.0004in" svg:y="0in" svg:viewBox="0 0 142 173" svg:d="M131 26c-11 0-19 9-19 18 0 5 3 11 12 11 8 0 18-6 18-22 0-18-17-33-45-33-52 0-66 40-66 56 0 30 28 37 40 39 20 3 40 8 40 27 0 10-9 43-55 43-5 0-35 0-44-21 14 3 24-9 24-19 0-9-6-14-14-14-10 0-22 8-22 25 0 22 22 37 55 37 63 0 78-46 78-63 0-13-8-23-12-27-10-11-22-14-39-17-14-3-29-5-29-23 0-11 10-34 44-34 9 0 28 2 34 17z"><text:p/></draw:path><draw:path draw:style-name="gr1059" draw:text-style-name="P99" svg:width="0.0386in" svg:height="0.0701in" svg:x="0.0744in" svg:y="0.0189in" svg:viewBox="0 0 99 179" svg:d="M62 8c0-7-2-8-8-8-18 18-43 18-54 18 0 3 0 6 0 10 7 0 25 0 40-8 0 45 0 91 0 137 0 8 0 12-28 12-3 0-7 0-10 0 0 3 0 6 0 10 6 0 39-1 49-1 7 0 41 1 48 1 0-4 0-7 0-10-3 0-7 0-10 0-27 0-27-4-27-12 0-50 0-100 0-149z"><text:p/></draw:path><draw:path draw:style-name="gr1059" draw:text-style-name="P99" svg:width="0.1008in" svg:height="0.035in" svg:x="0.1819in" svg:y="0.009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555in" svg:height="0.0677in" svg:x="0.3417in" svg:y="0in" svg:viewBox="0 0 142 173" svg:d="M131 26c-11 0-19 9-19 18 0 5 3 11 12 11 8 0 18-6 18-22 0-18-17-33-46-33-51 0-65 40-65 56 0 30 28 37 39 39 20 3 40 8 40 27 0 10-9 43-55 43-6 0-35 0-44-21 14 3 24-9 24-19 0-9-5-14-14-14-10 0-21 8-21 25 0 22 22 37 55 37 63 0 77-46 77-63 0-13-7-23-12-27-10-11-21-14-39-17-13-3-28-5-28-23 0-11 9-34 43-34 10 0 28 2 35 17z"><text:p/></draw:path><draw:path draw:style-name="gr1059" draw:text-style-name="P99" svg:width="0.0469in" svg:height="0.0701in" svg:x="0.4114in" svg:y="0.0189in" svg:viewBox="0 0 120 179" svg:d="M120 129c-3 0-6 0-9 0-1 7-4 22-8 25-2 1-23 1-26 1-17 0-33 0-50 0 29-25 38-32 54-44 20-15 39-33 39-58 0-32-29-53-64-53-33 0-56 24-56 49 0 14 12 15 14 15 7 0 15-4 15-14 0-5-2-15-16-15 9-18 27-25 40-25 26 0 40 21 40 43 0 24-16 42-25 52-22 21-43 42-65 63-3 3-3 3-3 11 37 0 75 0 112 0 2-17 6-33 8-50z"><text:p/></draw:path></draw:g></text:span><text:span text:style-name="T54"><text:s/>כדרוש. </text:span></text:p>
      <text:p text:style-name="P11"><text:span text:style-name="T81">ע</text:span><text:span text:style-name="T9">ל: </text:span><text:span text:style-name="T47">יהי </text:span><text:span text:style-name="T47"><draw:g text:anchor-type="as-char" svg:y="-0.1134in" draw:z-index="295" draw:name="Shape312" draw:style-name="gr1057"><svg:title>TexMaths</svg:title><svg:desc>11§inline§w \in W(A)§svg§600§FALSE§</svg:desc><draw:path draw:style-name="gr1058" draw:text-style-name="P98" svg:width="0.6646in" svg:height="0.1358in" svg:x="0.0031in" svg:y="0.0071in" svg:viewBox="0 0 1689 346" svg:d="M845 346c-282 0-564 0-845 0 0-116 0-230 0-346 563 0 1126 0 1689 0 0 116 0 230 0 346-282 0-563 0-844 0z"><text:p/></draw:path><draw:path draw:style-name="gr1059" draw:text-style-name="P99" svg:width="0.1004in" svg:height="0.0685in" svg:x="-0.0004in" svg:y="0.0453in" svg:viewBox="0 0 256 175" svg:d="M168 40c1-8 6-22 6-25 0-7-6-11-11-11-6 0-12 4-15 11-1 3-19 76-22 86-3 12-4 19-4 27 0 3 0 4 1 6-9 20-21 32-36 32-31 0-31-28-31-35 0-12 2-28 21-75 3-11 7-16 7-24 0-18-14-32-32-32-38 0-52 56-52 59 0 5 4 5 5 5 4 0 4-1 6-8 11-35 25-47 40-47 3 0 9 0 9 12 0 10-4 21-7 27-17 46-21 64-21 79 0 35 25 48 54 48 6 0 25 0 40-27 10 25 37 27 49 27 28 0 46-24 56-47 13-30 25-82 25-100 0-22-11-28-16-28-10 0-20 10-20 19 0 5 2 7 5 10 5 4 15 14 15 33 0 13-11 51-21 70-11 21-24 34-43 34s-29-11-29-33c0-11 3-23 5-28 5-22 11-43 16-65z"><text:p/></draw:path><draw:path draw:style-name="gr1059" draw:text-style-name="P99" svg:width="0.076in" svg:height="0.087in" svg:x="0.1634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059" draw:text-style-name="P99" svg:width="0.1508in" svg:height="0.1063in" svg:x="0.3028in" svg:y="0.0098in" svg:viewBox="0 0 384 271" svg:d="M333 44c9-16 19-31 43-32 3-1 8-1 8-8 0-2-2-4-5-4-10 0-21 1-30 1-13 0-27-1-40-1-2 0-8 0-8 7 0 4 4 5 7 5 9 0 22 3 22 14 0 5-2 8-5 14-35 60-69 121-104 180-4-63-10-126-14-190-1-8-1-18 26-18 7 0 11 0 11-8 0-4-4-4-5-4-16 0-32 1-48 1-8 0-32-1-40-1-3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2 10 7 10s7-5 9-8c42-73 84-146 127-219z"><text:p/></draw:path><draw:path draw:style-name="gr1059" draw:text-style-name="P99" svg:width="0.0346in" svg:height="0.1512in" svg:x="0.4736in" svg:y="0in" svg:viewBox="0 0 89 385" svg:d="M89 381c0-1 0-1-7-8-47-49-60-122-60-180 0-67 15-135 63-182 4-5 4-5 4-7 0-3-1-4-3-4-5 0-39 26-62 76-20 42-24 85-24 117 0 29 4 76 25 120 23 47 56 72 61 72 2 0 3-1 3-4z"><text:p/></draw:path><draw:path draw:style-name="gr1059" draw:text-style-name="P99" svg:width="0.1039in" svg:height="0.1079in" svg:x="0.5228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1059" draw:text-style-name="P99" svg:width="0.035in" svg:height="0.1512in" svg:x="0.64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7">, ונבחר </text:span><text:span text:style-name="T47"><draw:g text:anchor-type="as-char" svg:y="-0.1134in" draw:z-index="296" draw:name="Shape313" draw:style-name="gr1057"><svg:title>TexMaths</svg:title><svg:desc>11§inline§s = w \setminus id_A§svg§600§FALSE§</svg:desc><draw:path draw:style-name="gr1058" draw:text-style-name="P98" svg:width="0.7323in" svg:height="0.1358in" svg:x="-0.0004in" svg:y="0.0071in" svg:viewBox="0 0 1861 346" svg:d="M932 346c-312 0-622 0-932 0 0-116 0-230 0-346 620 0 1241 0 1861 0 0 116 0 230 0 346-310 0-620 0-929 0z"><text:p/></draw:path><draw:path draw:style-name="gr1059" draw:text-style-name="P99" svg:width="0.0559in" svg:height="0.0685in" svg:x="-0.0004in" svg:y="0.0453in" svg:viewBox="0 0 143 175" svg:d="M132 26c-11 0-19 9-19 18 0 6 4 11 12 11s18-7 18-22c0-16-16-33-46-33-51 0-65 40-65 56 0 31 29 36 40 39 19 4 39 7 39 29 0 10-9 42-55 42-5 0-35 0-44-20 14 2 24-9 24-20 0-9-5-14-14-14-10 0-22 8-22 26 0 22 23 37 56 37 63 0 77-46 77-64 0-14-6-24-12-28-10-11-21-13-38-17-14-2-29-5-29-23 0-11 9-34 43-34 10 0 28 2 35 17z"><text:p/></draw:path><draw:path draw:style-name="gr1059" draw:text-style-name="P99" svg:width="0.1008in" svg:height="0.0354in" svg:x="0.114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004in" svg:height="0.0685in" svg:x="0.2705in" svg:y="0.0453in" svg:viewBox="0 0 256 175" svg:d="M167 40c2-8 7-22 7-25 0-7-6-11-11-11-6 0-12 4-14 11-3 3-20 76-22 86-4 12-5 19-5 27 0 3 0 4 1 6-9 20-21 32-36 32-31 0-31-28-31-35 0-12 2-28 21-75 3-11 7-16 7-24 0-18-14-32-32-32-38 0-52 56-52 59 0 5 4 5 6 5 3 0 3-1 5-8 11-35 25-47 40-47 3 0 8 0 8 12 0 10-3 21-6 27-17 46-22 64-22 79 0 35 26 48 55 48 6 0 25 0 41-27 9 25 36 27 48 27 29 0 46-24 56-47 13-30 25-82 25-100 0-22-11-28-17-28-9 0-19 10-19 19 0 5 2 7 6 10 4 4 14 14 14 33 0 13-11 51-22 70-10 21-23 34-42 34s-29-11-29-33c0-11 3-23 5-28 5-22 10-43 15-65z"><text:p/></draw:path><draw:path draw:style-name="gr1059" draw:text-style-name="P99" svg:width="0.0591in" svg:height="0.1512in" svg:x="0.4205in" svg:y="0in" svg:viewBox="0 0 151 385" svg:d="M134 375c2 6 4 10 9 10 4 0 8-3 8-7 0-1 0-3-2-7-44-120-88-241-132-361-3-7-4-10-9-10-4 0-8 3-8 8 0 1 0 2 2 6 44 120 88 241 132 361z"><text:p/></draw:path><draw:path draw:style-name="gr1059" draw:text-style-name="P99" svg:width="0.0398in" svg:height="0.1016in" svg:x="0.5268in" svg:y="0.0134in" svg:viewBox="0 0 102 259" svg:d="M99 14c0-7-5-14-14-14-11 0-21 11-21 21 0 8 5 14 14 14s21-9 21-21zM69 160c5-11 5-12 9-22 2-8 5-14 5-21 0-18-13-32-32-32-37 0-51 56-51 59 0 5 3 2 4 5 5 0 5-1 7-8 10-36 25-47 39-47 3 0 9 0 9 12 0 7-2 16-4 20-3 9-20 55-26 71-5 10-9 22-9 30 0 19 13 32 32 32 36 0 50-55 50-59 0-3-3-3-4-3-4 0-4 1-7 7-6 23-19 46-39 46-7 0-9-3-9-12 0-10 2-16 11-38 5-14 10-27 15-40z"><text:p/></draw:path><draw:path draw:style-name="gr1059" draw:text-style-name="P99" svg:width="0.072in" svg:height="0.1063in" svg:x="0.5807in" svg:y="0.0071in" svg:viewBox="0 0 184 271" svg:d="M184 4c0-1 0-4-6-4-5 0-42 3-48 4-3 0-6 3-6 7 0 6 4 6 9 6 19 0 20 2 20 6 0 2-1 6-1 8-8 31-16 60-23 91-7-14-19-25-35-25-47 0-94 57-94 112 0 37 21 62 52 62 7 0 26-1 49-29 4 16 17 29 35 29 14 0 24-9 29-21 7-14 12-38 12-39 0-3-3-3-4-3-5 0-5 1-6 7-6 25-14 47-29 47-11 0-13-10-13-18s2-12 3-18c18-74 37-148 56-222zM103 220c-2 8-2 8-7 15-17 22-33 27-44 27-19 0-24-21-24-36 0-18 12-65 20-83 13-23 30-37 46-37 25 0 30 32 30 34s-1 4-1 6c-6 25-13 50-20 74z"><text:p/></draw:path><draw:path draw:style-name="gr1059" draw:text-style-name="P99" svg:width="0.0799in" svg:height="0.0756in" svg:x="0.6602in" svg:y="0.0598in" svg:viewBox="0 0 204 193" svg:d="M40 160c-9 15-18 22-34 23-3 0-6 0-6 5 0 4 2 5 3 5 7 0 17-1 23-1 9 0 20 1 29 1 1 0 4 0 4-7 0-3-3-3-4-3-2 0-12-1-12-8 0-3 3-9 4-11 8-11 15-22 22-33 26 0 52 0 77 0 3 14 5 30 7 45-1 2-2 7-19 7-3 0-6 0-6 5 0 1 0 5 4 5 8 0 26-1 34-1 6 0 11 0 17 0 4 0 10 1 15 1 3 0 6-3 6-6 0-4-4-4-8-4-16 0-17-2-18-9-7-56-15-111-23-166-1-7-1-8-6-8-6 0-7 2-9 6-33 51-67 102-100 154zM76 121c19-30 37-58 56-88 4 30 9 58 13 88-23 0-46 0-69 0z"><text:p/></draw:path></draw:g></text:span><text:span text:style-name="T47">. מההנחה </text:span><text:span text:style-name="T47"><draw:g text:anchor-type="as-char" svg:y="-0.0681in" draw:z-index="297" draw:name="Shape314" draw:style-name="gr1057"><svg:title>TexMaths</svg:title><svg:desc>11§inline§w§svg§600§FALSE§</svg:desc><draw:path draw:style-name="gr1058" draw:text-style-name="P98" svg:width="0.0882in" svg:height="0.052in" svg:x="0.0031in" svg:y="0.0071in" svg:viewBox="0 0 225 133" svg:d="M0 0c75 0 151 0 225 0 0 44 0 89 0 133-74 0-150 0-225 0 0-44 0-89 0-133z"><text:p/></draw:path><draw:path draw:style-name="gr1059" draw:text-style-name="P99" svg:width="0.0996in" svg:height="0.0677in" svg:x="-0.0004in" svg:y="0in" svg:viewBox="0 0 254 173" svg:d="M166 40c2-9 5-23 5-26 0-6-5-10-11-10-4 0-12 4-14 11-1 3-18 75-21 85-2 11-3 18-3 26 0 4 0 4 0 6-9 21-20 32-35 32-31 0-31-27-31-34 0-13 2-28 20-74 4-12 6-16 6-24 0-18-12-32-31-32-37 0-51 56-51 59 0 4 3 3 4 4 5 0 5 0 7-7 10-36 25-47 38-47 4 0 10 0 10 12 0 10-4 21-6 27-18 44-22 62-22 76 0 36 26 49 55 49 6 0 24 0 39-27 9 25 37 27 48 27 28 0 46-24 56-47 13-30 25-81 25-100 0-20-10-26-17-26-9 0-19 10-19 19 0 4 2 6 5 10 5 4 14 14 14 33 0 13-11 49-20 69-10 20-25 33-43 33s-29-11-29-33c0-11 3-23 4-27 6-21 11-43 17-64z"><text:p/></draw:path></draw:g></text:span><text:span text:style-name="T47"><text:s/>יחס סדר חלש ומטענה נתונה נקבל </text:span><text:span text:style-name="T47"><draw:g text:anchor-type="as-char" svg:y="-0.0681in" draw:z-index="298" draw:name="Shape315" draw:style-name="gr1057"><svg:title>TexMaths</svg:title><svg:desc>11§inline§s§svg§600§FALSE§</svg:desc><draw:path draw:style-name="gr1058" draw:text-style-name="P98" svg:width="0.0472in" svg:height="0.052in" svg:x="-0.0004in" svg:y="0.0071in" svg:viewBox="0 0 121 133" svg:d="M0 0c41 0 81 0 121 0 0 44 0 89 0 133-40 0-80 0-121 0 0-44 0-89 0-133z"><text:p/></draw:path><draw:path draw:style-name="gr1059" draw:text-style-name="P99" svg:width="0.0547in" svg:height="0.0677in" svg:x="-0.0004in" svg:y="0in" svg:viewBox="0 0 140 173" svg:d="M129 26c-10 0-18 9-18 17 0 5 3 12 12 12s17-7 17-22c0-18-16-33-46-33-49 0-63 40-63 56 0 30 28 34 39 36 19 5 40 9 40 30 0 10-9 42-54 42-6 0-35 0-44-20 14 2 24-10 24-21 0-8-6-13-14-13-10 0-22 8-22 25 0 22 22 38 55 38 61 0 77-46 77-64 0-13-8-22-12-26-11-11-22-14-39-17-13-3-28-5-28-23 0-11 10-34 41-34 10 0 30 2 35 17z"><text:p/></draw:path></draw:g></text:span><text:span text:style-name="T47"><text:s/>יחס סדר חזק. נותר להוכיח </text:span><text:span text:style-name="T47"><draw:g text:anchor-type="as-char" svg:y="-0.1134in" draw:z-index="299" draw:name="Shape316" draw:style-name="gr1057"><svg:title>TexMaths</svg:title><svg:desc>11§inline§F(s) = w§svg§600§FALSE§</svg:desc><draw:path draw:style-name="gr1058" draw:text-style-name="P98" svg:width="0.6004in" svg:height="0.1358in" svg:x="0.0016in" svg:y="0.0071in" svg:viewBox="0 0 1526 346" svg:d="M764 346c-256 0-510 0-764 0 0-116 0-230 0-346 508 0 1018 0 1526 0 0 116 0 230 0 346-254 0-508 0-762 0z"><text:p/></draw:path><draw:path draw:style-name="gr1059" draw:text-style-name="P99" svg:width="0.1075in" svg:height="0.1024in" svg:x="-0.0004in" svg:y="0.0098in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2 21-1 5-1 5-1 6 0 3 1 6 5 6s4-2 5-10c2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1059" draw:text-style-name="P99" svg:width="0.0346in" svg:height="0.1512in" svg:x="0.128in" svg:y="0in" svg:viewBox="0 0 89 385" svg:d="M89 381c0-1 0-1-6-8-49-49-61-122-61-180 0-67 14-135 63-182 4-5 4-5 4-7 0-3-1-4-3-4-5 0-39 26-62 76-20 42-24 85-24 117 0 29 4 76 25 120 23 47 56 72 61 72 2 0 3-1 3-4z"><text:p/></draw:path><draw:path draw:style-name="gr1059" draw:text-style-name="P99" svg:width="0.0555in" svg:height="0.0685in" svg:x="0.1799in" svg:y="0.0453in" svg:viewBox="0 0 142 175" svg:d="M131 26c-11 0-19 9-19 18 0 6 4 11 12 11 9 0 18-7 18-22 0-16-17-33-46-33-51 0-65 40-65 56 0 31 28 36 39 39 20 4 41 7 41 29 0 10-10 42-56 42-5 0-35 0-44-20 15 2 24-9 24-20 0-9-5-14-14-14-10 0-21 8-21 26 0 22 22 37 55 37 63 0 78-46 78-64 0-14-8-24-12-28-11-11-22-13-38-17-15-2-30-5-30-23 0-11 9-34 43-34 10 0 29 2 35 17z"><text:p/></draw:path><draw:path draw:style-name="gr1059" draw:text-style-name="P99" svg:width="0.035in" svg:height="0.1512in" svg:x="0.252in" svg:y="0in" svg:viewBox="0 0 90 385" svg:d="M90 193c0-30-4-76-26-120-23-48-56-73-60-73-2 0-4 2-4 4s0 2 8 9c37 38 59 99 59 180 0 65-14 133-61 181-6 6-6 6-6 7 0 2 2 4 4 4 4 0 39-26 62-76 19-41 24-84 24-116z"><text:p/></draw:path><draw:path draw:style-name="gr1059" draw:text-style-name="P99" svg:width="0.1008in" svg:height="0.0354in" svg:x="0.35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004in" svg:height="0.0685in" svg:x="0.5091in" svg:y="0.0453in" svg:viewBox="0 0 256 175" svg:d="M167 40c2-8 7-22 7-25 0-7-6-11-12-11-5 0-11 4-15 11-1 3-18 76-22 86-2 12-3 19-3 27 0 3 0 4 1 6-9 20-21 32-36 32-31 0-31-28-31-35 0-12 2-28 20-75 4-11 7-16 7-24 0-18-13-32-31-32-38 0-52 56-52 59 0 5 3 4 4 5 5 0 5-1 7-8 11-35 25-47 40-47 3 0 8 0 8 12 0 10-4 21-6 27-17 46-22 64-22 79 0 35 26 48 55 48 6 0 25 0 41-27 9 25 36 27 48 27 29 0 45-24 56-47 13-30 25-82 25-100 0-22-11-28-17-28-9 0-19 10-19 19 0 5 2 7 6 10 4 4 14 14 14 33 0 13-12 51-22 70-10 21-23 34-42 34s-29-11-29-33c0-11 3-23 5-28 5-22 10-43 15-65z"><text:p/></draw:path></draw:g></text:span><text:span text:style-name="T47">. נקבל: </text:span><text:span text:style-name="T47"><draw:g text:anchor-type="as-char" svg:y="-0.1134in" draw:z-index="300" draw:name="Shape317" draw:style-name="gr1057"><svg:title>TexMaths</svg:title><svg:desc>11§inline§F(s) = (w \setminus id_A) \cup id_A §svg§600§FALSE§</svg:desc><draw:path draw:style-name="gr1058" draw:text-style-name="P98" svg:width="1.4882in" svg:height="0.1354in" svg:x="0.002in" svg:y="0.0071in" svg:viewBox="0 0 3781 345" svg:d="M0 0c1261 0 2520 0 3781 0 0 115 0 230 0 345-1261 0-2520 0-3781 0 0-115 0-230 0-345z"><text:p/></draw:path><draw:path draw:style-name="gr1059" draw:text-style-name="P99" svg:width="0.1079in" svg:height="0.1028in" svg:x="-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1059" draw:text-style-name="P99" svg:width="0.0346in" svg:height="0.1508in" svg:x="0.1283in" svg:y="0in" svg:viewBox="0 0 89 384" svg:d="M89 380c0-1 0-1-7-8-48-48-60-121-60-179 0-67 14-135 63-183 4-4 4-4 4-7 0-2-1-3-3-3-5 0-40 26-62 75-20 43-24 86-24 118 0 28 3 76 25 119 23 47 56 72 61 72 2 0 3-1 3-4z"><text:p/></draw:path><draw:path draw:style-name="gr1059" draw:text-style-name="P99" svg:width="0.0555in" svg:height="0.0681in" svg:x="0.1803in" svg:y="0.0453in" svg:viewBox="0 0 142 174" svg:d="M131 26c-11 0-19 9-19 17 0 5 3 12 12 12s18-7 18-22c0-18-17-33-46-33-51 0-65 39-65 56 0 30 28 35 39 39 20 3 41 7 41 28 0 10-10 43-56 43-6 0-35 0-44-21 15 3 24-10 24-19 0-10-5-15-14-15-10 0-21 9-21 26 0 22 22 37 55 37 63 0 78-46 78-64 0-13-8-23-12-27-11-11-22-14-39-17-14-3-29-5-29-23 0-11 9-35 43-35 10 0 29 3 35 18z"><text:p/></draw:path><draw:path draw:style-name="gr1059" draw:text-style-name="P99" svg:width="0.035in" svg:height="0.1508in" svg:x="0.252in" svg:y="0in" svg:viewBox="0 0 90 384" svg:d="M90 193c0-30-4-77-25-120-24-48-57-73-61-73-2 0-4 1-4 3 0 3 0 3 8 10 37 38 59 99 59 180 0 65-14 132-62 181-5 5-5 5-5 6 0 3 2 4 4 4 4 0 39-26 62-75 19-43 24-85 24-116z"><text:p/></draw:path><draw:path draw:style-name="gr1059" draw:text-style-name="P99" svg:width="0.1008in" svg:height="0.035in" svg:x="0.35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35in" svg:height="0.1508in" svg:x="0.5205in" svg:y="0in" svg:viewBox="0 0 90 384" svg:d="M90 380c0-1 0-1-6-8-49-48-62-121-62-179 0-67 15-135 63-183 5-4 5-4 5-7 0-2-2-3-4-3-4 0-39 26-62 75-20 43-24 86-24 118 0 28 4 76 25 119 23 47 57 72 61 72 2 0 4-1 4-4z"><text:p/></draw:path><draw:path draw:style-name="gr1059" draw:text-style-name="P99" svg:width="0.1004in" svg:height="0.0681in" svg:x="0.5693in" svg:y="0.0453in" svg:viewBox="0 0 256 174" svg:d="M167 40c2-9 7-23 7-26 0-6-6-10-12-10-5 0-11 3-15 10-1 4-18 77-22 87-2 11-3 19-3 26 0 4 0 5 1 6-10 21-21 33-36 33-31 0-31-28-31-35 0-12 2-28 20-75 4-12 6-17 6-25 0-17-12-31-30-31-38 0-52 56-52 59 0 4 3 3 4 4 5 0 5-1 7-7 10-36 25-48 38-48 5 0 10 1 10 13 0 10-4 21-6 27-18 46-22 63-22 78 0 35 26 48 55 48 6 0 25 0 40-26 10 24 37 26 49 26 28 0 45-24 56-47 13-30 25-82 25-101 0-20-11-26-17-26-9 0-19 10-19 19 0 4 2 6 5 10 5 4 15 14 15 33 0 13-12 50-22 70s-23 34-42 34-29-12-29-34c0-11 3-22 5-27 5-22 10-43 15-65z"><text:p/></draw:path><draw:path draw:style-name="gr1059" draw:text-style-name="P99" svg:width="0.0591in" svg:height="0.1508in" svg:x="0.7197in" svg:y="0in" svg:viewBox="0 0 151 384" svg:d="M134 375c2 5 5 9 9 9s8-3 8-7c0-2 0-2-3-7-44-120-88-241-132-361-2-7-3-9-8-9-4 0-8 3-8 8 0 1 0 1 2 6 44 120 88 241 132 361z"><text:p/></draw:path><draw:path draw:style-name="gr1059" draw:text-style-name="P99" svg:width="0.0398in" svg:height="0.1012in" svg:x="0.8256in" svg:y="0.0134in" svg:viewBox="0 0 102 258" svg:d="M99 14c0-7-6-14-14-14-11 0-21 10-21 21 0 7 5 13 14 13s21-9 21-20zM69 159c5-11 5-13 9-22 2-8 4-14 4-21 0-17-12-31-31-31-37 0-51 56-51 59 0 4 3 2 4 4 5 0 5-2 7-7 10-36 25-49 38-49 4 0 10 0 10 14 0 7-2 15-4 20-3 9-20 55-26 70-4 10-9 22-9 31 0 17 13 31 32 31 36 0 50-55 50-60 0-3-3-3-4-3-5 0-5 1-7 6-6 25-20 49-39 49-6 0-9-4-9-13 0-10 2-16 11-39 5-13 10-26 15-39z"><text:p/></draw:path><draw:path draw:style-name="gr1059" draw:text-style-name="P99" svg:width="0.072in" svg:height="0.1059in" svg:x="0.8795in" svg:y="0.0071in" svg:viewBox="0 0 184 270" svg:d="M184 3c-1-1 0-3-5-3-6 0-43 3-49 3-4 1-6 4-6 8s4 4 10 4c18 0 19 4 19 7 0 2-1 6-1 8-8 31-16 60-23 91-7-14-19-24-36-24-45 0-93 56-93 111 0 36 21 62 52 62 7 0 26-1 49-29 3 17 18 29 35 29 15 0 23-9 29-21 7-14 12-38 12-39 0-3-3-3-4-3-5 0-5 1-6 7-6 25-14 48-30 48-9 0-11-10-11-18 0-9 0-12 3-18 18-74 36-149 55-223zM103 220c-2 7-2 8-7 15-17 20-33 27-44 27-19 0-25-22-25-36 0-20 13-66 21-84 12-23 30-37 45-37 26 0 31 32 31 34s-1 4-1 6c-6 26-13 50-20 75z"><text:p/></draw:path><draw:path draw:style-name="gr1059" draw:text-style-name="P99" svg:width="0.0795in" svg:height="0.0756in" svg:x="0.9591in" svg:y="0.0598in" svg:viewBox="0 0 203 193" svg:d="M40 161c-9 14-18 21-35 22-2 0-5 0-5 5 0 4 2 5 3 5 8 0 17-1 23-1 9 0 20 1 29 1 1 0 5 0 5-6 0-4-3-3-4-4-2 0-12-1-12-8 0-3 2-8 3-10 8-12 15-23 22-34 26 0 52 0 77 0 2 14 5 30 7 45-1 2-2 7-19 7-3 0-6 0-6 6 0 1 1 4 4 4 8 0 26-1 35-1 5 0 11 0 16 0 5 1 11 1 15 1 3 0 5-3 5-6 0-4-3-4-7-4-16 0-17-2-17-9-7-56-16-111-24-166-1-6-1-8-7-8-5 0-6 3-8 7-33 51-67 102-100 154zM76 121c19-30 38-58 57-88 4 30 8 58 12 88-23 0-46 0-69 0z"><text:p/></draw:path><draw:path draw:style-name="gr1059" draw:text-style-name="P99" svg:width="0.0346in" svg:height="0.1508in" svg:x="1.0606in" svg:y="0in" svg:viewBox="0 0 89 384" svg:d="M89 193c0-30-4-77-25-120-23-48-56-73-61-73-2 0-3 1-3 3 0 3 0 3 7 10 38 38 60 99 60 180 0 65-14 132-63 181-4 5-4 5-4 6 0 3 1 4 3 4 5 0 39-26 62-75 20-43 24-85 24-116z"><text:p/></draw:path><draw:path draw:style-name="gr1059" draw:text-style-name="P99" svg:width="0.0839in" svg:height="0.0933in" svg:x="1.1531in" svg:y="0.0217in" svg:viewBox="0 0 214 238" svg:d="M214 14c0-7 0-14-7-14-8 0-8 7-8 14 0 47 0 93 0 140 0 56-63 68-92 68-17 0-41-3-62-16-30-18-30-42-30-53 0-46 0-92 0-139 0-7 0-14-7-14-8 0-8 7-8 14 0 48 0 94 0 141 0 57 59 83 107 83 50 0 107-27 107-83 0-47 0-93 0-141z"><text:p/></draw:path><draw:path draw:style-name="gr1059" draw:text-style-name="P99" svg:width="0.0398in" svg:height="0.1012in" svg:x="1.2846in" svg:y="0.0134in" svg:viewBox="0 0 102 258" svg:d="M99 14c0-7-6-14-14-14-11 0-21 10-21 21 0 7 5 13 14 13s21-9 21-20zM69 159c5-11 5-13 9-22 2-8 4-14 4-21 0-17-12-31-31-31-37 0-51 56-51 59 0 4 3 2 4 4 5 0 5-2 7-7 10-36 25-49 38-49 4 0 10 0 10 14 0 7-2 15-4 20-3 9-20 55-26 70-5 10-9 22-9 31 0 17 13 31 32 31 36 0 50-55 50-60 0-3-3-3-4-3-5 0-5 1-7 6-6 25-20 49-39 49-7 0-9-4-9-13 0-10 2-16 11-39 5-13 10-26 15-39z"><text:p/></draw:path><draw:path draw:style-name="gr1059" draw:text-style-name="P99" svg:width="0.072in" svg:height="0.1059in" svg:x="1.3386in" svg:y="0.0071in" svg:viewBox="0 0 184 270" svg:d="M184 3c-1-1 0-3-5-3-6 0-43 3-49 3-4 1-6 4-6 8s4 4 10 4c18 0 19 4 19 7 0 2-1 6-1 8-8 31-16 60-23 91-7-14-19-24-36-24-46 0-93 56-93 111 0 36 21 62 52 62 7 0 26-1 49-29 3 17 17 29 35 29 15 0 23-9 29-21 7-14 12-38 12-39 0-3-3-3-4-3-5 0-5 1-6 7-6 25-14 48-30 48-9 0-12-10-12-18 0-9 1-12 4-18 18-74 36-149 55-223zM103 220c-2 7-2 8-7 15-17 20-33 27-44 27-19 0-25-22-25-36 0-20 13-66 21-84 12-23 30-37 45-37 26 0 31 32 31 34s-1 4-1 6c-6 26-13 50-20 75z"><text:p/></draw:path><draw:path draw:style-name="gr1059" draw:text-style-name="P99" svg:width="0.0795in" svg:height="0.0756in" svg:x="1.4177in" svg:y="0.0598in" svg:viewBox="0 0 203 193" svg:d="M40 161c-9 14-18 21-35 22-2 0-5 0-5 5 0 4 2 5 3 5 8 0 17-1 23-1 9 0 20 1 29 1 1 0 5 0 5-6 0-4-4-4-5-4-2 0-11-1-11-8 0-3 2-8 3-10 8-12 15-23 22-34 26 0 52 0 77 0 2 14 5 30 7 45-1 2-2 7-19 7-3 0-6 0-6 6 0 1 1 4 4 4 8 0 26-1 35-1 5 0 11 0 16 0 4 1 11 1 15 1 3 0 5-3 5-6 0-4-3-4-7-4-16 0-17-2-17-9-7-56-16-111-24-166-1-6-1-8-7-8-5 0-6 3-8 7-33 51-67 102-100 154zM76 121c19-30 38-58 57-88 4 30 8 58 12 88-23 0-46 0-69 0z"><text:p/></draw:path></draw:g></text:span><text:span text:style-name="T47">. </text:span><text:span text:style-name="T55">נוכיח </text:span><text:span text:style-name="T55"><draw:g text:anchor-type="as-char" svg:y="-0.1134in" draw:z-index="302" draw:name="Shape318" draw:style-name="gr1057"><svg:title>TexMaths</svg:title><svg:desc>11§inline§(A \setminus B) \cup B = A \cup B§svg§600§FALSE§</svg:desc><draw:path draw:style-name="gr1058" draw:text-style-name="P98" svg:width="1.376in" svg:height="0.1354in" svg:x="-0.0004in" svg:y="0.0071in" svg:viewBox="0 0 3496 345" svg:d="M0 0c1165 0 2331 0 3496 0 0 115 0 230 0 345-1165 0-2331 0-3496 0 0-115 0-230 0-345z"><text:p/></draw:path><draw:path draw:style-name="gr1059" draw:text-style-name="P99" svg:width="0.0346in" svg:height="0.1508in" svg:x="0.0071in" svg:y="0in" svg:viewBox="0 0 89 384" svg:d="M89 380c0-1 0-1-7-8-48-48-60-121-60-179 0-67 15-135 63-183 4-4 4-4 4-7 0-2-1-3-3-3-5 0-39 26-62 75-20 43-24 86-24 118 0 28 4 76 25 119 23 47 56 72 61 72 2 0 3-1 3-4z"><text:p/></draw:path><draw:path draw:style-name="gr1059" draw:text-style-name="P99" svg:width="0.1039in" svg:height="0.1079in" svg:x="0.0563in" svg:y="0.0043in" svg:viewBox="0 0 265 275" svg:d="M56 230c-16 27-31 32-48 33-5 0-8 0-8 8 0 2 2 4 4 4 11 0 23-2 34-2 13 0 27 2 39 2 2 0 8 0 8-7 0-5-5-5-7-5-9-1-19-4-19-14 0-5 3-9 6-14 10-16 20-32 30-48 31 0 64 0 96 0 1 7 7 60 7 63 0 12-20 13-28 13-5 0-9 0-9 8 0 4 4 4 5 4 15 0 33-2 48-2 10 0 35 2 44 2 3 0 7 0 7-9 0-3-4-3-9-3-24 0-24-3-25-14-8-79-15-160-23-240-1-8-1-9-8-9-6 0-8 2-10 7-45 74-89 149-134 223zM102 175c26-43 51-86 76-128 5 42 8 85 12 128-29 0-58 0-88 0z"><text:p/></draw:path><draw:path draw:style-name="gr1059" draw:text-style-name="P99" svg:width="0.0587in" svg:height="0.1508in" svg:x="0.2075in" svg:y="0in" svg:viewBox="0 0 150 384" svg:d="M133 375c2 5 4 9 9 9 4 0 8-3 8-7 0-2 0-2-3-7-44-120-88-241-132-361-2-7-3-9-7-9-5 0-8 3-8 8 0 1 0 1 1 6 44 120 88 241 132 361z"><text:p/></draw:path><draw:path draw:style-name="gr1059" draw:text-style-name="P99" svg:width="0.1083in" svg:height="0.1031in" svg:x="0.3154in" svg:y="0.0098in" svg:viewBox="0 0 276 263" svg:d="M45 232c-3 16-4 19-35 19-7 0-10 0-10 8 0 4 3 4 10 4 46 0 92 0 138 0 61 0 107-46 107-82 0-28-23-51-60-54 40-8 81-37 81-73 0-29-26-54-73-54-42 0-86 0-129 0-8 0-11 0-11 8 0 4 3 4 11 4 4 0 7 0 14 1s11 1 11 7c0 1-1 2-2 6-18 69-34 138-52 206zM103 122c8-32 17-63 25-94 3-15 4-16 20-16 17 0 33 0 50 0 34 0 43 23 43 40 0 34-34 70-82 70-18 0-37 0-56 0zM86 251c-6 0-6 0-8-1-4 0-5 0-5-3 0-1 0-3 2-9 9-35 17-72 26-107 24 0 49 0 73 0 37 0 45 29 45 45 0 38-34 75-80 75-18 0-36 0-53 0z"><text:p/></draw:path><draw:path draw:style-name="gr1059" draw:text-style-name="P99" svg:width="0.035in" svg:height="0.1508in" svg:x="0.4406in" svg:y="0in" svg:viewBox="0 0 90 384" svg:d="M90 193c0-30-4-77-26-120-23-48-56-73-60-73-3 0-4 1-4 3 0 3 0 3 8 10 37 38 59 99 59 180 0 65-14 132-62 181-5 5-5 5-5 6 0 3 1 4 4 4 4 0 39-26 61-75 20-43 25-85 25-116z"><text:p/></draw:path><draw:path draw:style-name="gr1059" draw:text-style-name="P99" svg:width="0.0839in" svg:height="0.0933in" svg:x="0.5331in" svg:y="0.0217in" svg:viewBox="0 0 214 238" svg:d="M214 14c0-7 0-14-7-14-8 0-8 7-8 14 0 47 0 93 0 140 0 56-63 68-91 68-18 0-42-3-63-16-30-18-30-42-30-53 0-46 0-92 0-139 0-7 0-14-7-14-8 0-8 7-8 14 0 48 0 94 0 141 0 57 59 83 108 83s106-27 106-83c0-47 0-93 0-141z"><text:p/></draw:path><draw:path draw:style-name="gr1059" draw:text-style-name="P99" svg:width="0.1083in" svg:height="0.1031in" svg:x="0.6665in" svg:y="0.0098in" svg:viewBox="0 0 276 263" svg:d="M45 232c-3 16-4 19-35 19-7 0-10 0-10 8 0 4 3 4 10 4 46 0 92 0 138 0 61 0 107-46 107-82 0-28-23-51-60-54 40-8 81-37 81-73 0-29-26-54-73-54-42 0-86 0-129 0-7 0-11 0-11 8 0 4 3 4 11 4 1 0 7 0 14 1 8 1 11 1 11 7 0 1-1 2-2 6-18 69-34 138-52 206zM103 122c8-32 17-63 25-94 3-15 4-16 20-16 17 0 33 0 50 0 34 0 43 23 43 40 0 34-34 70-80 70-19 0-39 0-58 0zM86 251c-5 0-6 0-8-1-4 0-5 0-5-3 0-1 0-3 2-9 9-35 17-72 26-107 24 0 50 0 74 0 36 0 44 29 44 45 0 38-34 75-80 75-18 0-36 0-53 0z"><text:p/></draw:path><draw:path draw:style-name="gr1059" draw:text-style-name="P99" svg:width="0.1008in" svg:height="0.035in" svg:x="0.83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039in" svg:height="0.1079in" svg:x="0.9909in" svg:y="0.0043in" svg:viewBox="0 0 265 275" svg:d="M55 230c-15 27-30 32-47 33-5 0-8 0-8 8 0 2 2 4 4 4 11 0 23-2 34-2 13 0 27 2 39 2 2 0 7 0 7-7 0-5-4-5-6-5-9-1-19-4-19-14 0-5 3-9 6-14 10-16 20-32 30-48 31 0 64 0 96 0 1 7 7 60 7 63 0 12-21 13-29 13-4 0-8 0-8 8 0 4 4 4 5 4 15 0 32-2 48-2 10 0 35 2 44 2 3 0 7 0 7-9 0-3-4-3-9-3-24 0-24-3-25-14-8-79-15-160-23-240-1-8-1-9-8-9-6 0-8 2-10 7-45 74-90 149-135 223zM102 175c26-43 51-86 76-128 5 42 8 85 12 128-29 0-58 0-88 0z"><text:p/></draw:path><draw:path draw:style-name="gr1059" draw:text-style-name="P99" svg:width="0.0846in" svg:height="0.0933in" svg:x="1.1417in" svg:y="0.0217in" svg:viewBox="0 0 216 238" svg:d="M216 14c0-7 0-14-8-14s-8 7-8 14c0 47 0 93 0 140 0 56-64 68-92 68-18 0-42-3-62-16-31-18-31-42-31-53 0-46 0-92 0-139 0-7 0-14-7-14-8 0-8 7-8 14 0 48 0 94 0 141 0 57 59 83 108 83 50 0 108-27 108-83 0-47 0-93 0-141z"><text:p/></draw:path><draw:path draw:style-name="gr1059" draw:text-style-name="P99" svg:width="0.1083in" svg:height="0.1031in" svg:x="1.2748in" svg:y="0.0098in" svg:viewBox="0 0 276 263" svg:d="M46 232c-4 16-5 19-35 19-7 0-11 0-11 8 0 4 3 4 11 4 46 0 91 0 137 0 62 0 107-46 107-82 0-28-22-51-59-54 39-8 80-37 80-73 0-29-25-54-71-54-43 0-87 0-130 0-8 0-12 0-12 8 0 4 4 4 11 4 1 0 8 0 15 1s10 1 10 7c0 1 0 2-1 6-18 69-34 138-52 206zM104 122c8-32 16-63 24-94 4-15 4-16 20-16 17 0 35 0 51 0 34 0 42 23 42 40 0 34-33 70-80 70-19 0-38 0-57 0zM87 251c-6 0-7 0-9-1-3 0-4 0-4-3 0-1 0-3 1-9 9-35 18-72 27-107 24 0 49 0 73 0 37 0 44 29 44 45 0 38-34 75-79 75-18 0-36 0-53 0z"><text:p/></draw:path></draw:g></text:span><text:span text:style-name="T55">: יהי </text:span><text:span text:style-name="T55"><draw:g text:anchor-type="as-char" svg:y="-0.1134in" draw:z-index="301" draw:name="Shape319" draw:style-name="gr1057"><svg:title>TexMaths</svg:title><svg:desc>11§inline§x \in (A \setminus B) \cup B§svg§600§FALSE§</svg:desc><draw:path draw:style-name="gr1058" draw:text-style-name="P98" svg:width="1.0402in" svg:height="0.1358in" svg:x="0.0031in" svg:y="0.0071in" svg:viewBox="0 0 2643 346" svg:d="M1323 346c-442 0-882 0-1323 0 0-116 0-230 0-346 881 0 1762 0 2643 0 0 116 0 230 0 346-440 0-880 0-1320 0z"><text:p/></draw:path><draw:path draw:style-name="gr1059" draw:text-style-name="P99" svg:width="0.0756in" svg:height="0.0685in" svg:x="-0.000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1059" draw:text-style-name="P99" svg:width="0.0756in" svg:height="0.087in" svg:x="0.1374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1059" draw:text-style-name="P99" svg:width="0.035in" svg:height="0.1512in" svg:x="0.2835in" svg:y="0in" svg:viewBox="0 0 90 385" svg:d="M90 381c0-1 0-1-6-8-49-49-62-122-62-180 0-67 15-135 63-182 5-5 5-5 5-7 0-3-2-4-4-4-3 0-39 26-62 76-20 42-24 85-24 117 0 29 4 76 25 120 23 47 58 72 61 72 2 0 4-1 4-4z"><text:p/></draw:path><draw:path draw:style-name="gr1059" draw:text-style-name="P99" svg:width="0.1039in" svg:height="0.1079in" svg:x="0.3327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1059" draw:text-style-name="P99" svg:width="0.0587in" svg:height="0.1512in" svg:x="0.4839in" svg:y="0in" svg:viewBox="0 0 150 385" svg:d="M133 375c2 6 5 10 9 10s8-3 8-7c0-1 0-3-1-7-44-120-88-241-132-361-4-7-5-10-9-10-5 0-8 3-8 8 0 1 0 2 2 6 44 120 87 241 131 361z"><text:p/></draw:path><draw:path draw:style-name="gr1059" draw:text-style-name="P99" svg:width="0.1083in" svg:height="0.1028in" svg:x="0.5913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draw:path draw:style-name="gr1059" draw:text-style-name="P99" svg:width="0.035in" svg:height="0.1512in" svg:x="0.7165in" svg:y="0in" svg:viewBox="0 0 90 385" svg:d="M90 193c0-30-4-76-25-120-23-48-57-73-61-73-2 0-4 2-4 4s0 2 8 9c37 38 59 99 59 180 0 65-14 133-61 181-6 6-6 6-6 7 0 2 2 4 4 4 4 0 39-26 62-76 20-41 24-84 24-116z"><text:p/></draw:path><draw:path draw:style-name="gr1059" draw:text-style-name="P99" svg:width="0.0846in" svg:height="0.0937in" svg:x="0.8094in" svg:y="0.0217in" svg:viewBox="0 0 216 239" svg:d="M216 14c0-6 0-14-8-14s-8 8-8 14c0 47 0 93 0 140 0 57-64 70-92 70-18 0-42-4-63-16-30-19-30-44-30-54 0-47 0-93 0-140 0-6 0-14-7-14-8 0-8 8-8 14 0 48 0 94 0 141 0 59 59 84 108 84 50 0 108-28 108-83 0-47 0-94 0-142z"><text:p/></draw:path><draw:path draw:style-name="gr1059" draw:text-style-name="P99" svg:width="0.1083in" svg:height="0.1028in" svg:x="0.9425in" svg:y="0.0098in" svg:viewBox="0 0 276 262" svg:d="M45 232c-3 15-4 18-35 18-7 0-10 0-10 8 0 4 3 4 10 4 46 0 92 0 139 0 60 0 106-45 106-83 0-27-23-49-60-53 40-8 81-37 81-73 0-29-25-53-72-53-43 0-87 0-130 0-7 0-11 0-11 8 0 4 3 4 11 4 1 0 7 0 14 0 8 1 11 1 11 7 0 1 0 2-2 7-18 69-34 138-52 206zM103 122c8-32 17-64 25-96 3-13 4-14 21-14 16 0 34 0 50 0 33 0 42 22 42 40 0 34-33 70-80 70-19 0-39 0-58 0zM87 250c-6 0-7 0-9 0-4 0-5-1-5-4 0-2 0-2 2-9 9-36 17-71 26-106 24 0 50 0 74 0 36 0 44 28 44 45 0 36-34 74-80 74-18 0-34 0-52 0z"><text:p/></draw:path></draw:g></text:span><text:span text:style-name="T55">, נמצא שקילות:</text:span></text:p>
      <text:p text:style-name="P18"><text:soft-page-break/><draw:g text:anchor-type="as-char" svg:y="-0.7693in" draw:z-index="310" draw:name="Shape320" draw:style-name="gr1057"><svg:title>TexMaths</svg:title><svg:desc>11§latex§\begin{align}
  &amp;x \in (A \setminus B) \cup B \\
  \iff &amp;(x \in A \land x \not\in B) \lor x \in B \\
  \iff &amp;(x \in A \lor x \in B) \land (x \in B \lor x \not\in B) \\
  \iff &amp;\lnot((x \not\in A \land x \not\in B) \lor \cancel{(x \in B \land x\not\in B)}) \\
  \iff &amp;\lnot(x \not\in A \land x \not\in B)) \\
  \iff &amp;x \in A \lor x \in B \\
  \iff &amp;x \in A \cup B
\end{align}§svg§600§FALSE§</svg:desc><draw:path draw:style-name="gr1058" draw:text-style-name="P98" svg:width="4.0028in" svg:height="1.5228in" svg:x="-0.0004in" svg:y="0.0079in" svg:viewBox="0 0 10168 3869" svg:d="M5085 3869c-1695 0-3390 0-5085 0 0-1290 0-2579 0-3869 3389 0 6779 0 10168 0 0 1290 0 2579 0 3869-1694 0-3389 0-5083 0z"><text:p/></draw:path><draw:path draw:style-name="gr1059" draw:text-style-name="P99" svg:width="0.0752in" svg:height="0.0689in" svg:x="0.3177in" svg:y="0.0469in" svg:viewBox="0 0 192 176" svg:d="M118 55c3-11 12-46 38-46 2 0 11 0 20 5-11 1-19 11-19 21 0 6 5 13 15 13 8 0 20-6 20-22 0-21-22-26-35-26-23 0-36 21-40 30-10-26-31-30-42-30-41 0-63 51-63 60 0 4 3 3 4 4 4 0 5-1 6-5 13-40 39-50 52-50 7 0 21 3 21 26 0 12-7 38-21 91-7 25-20 41-37 41-2 0-12 0-19-5 10-1 18-10 18-21 0-10-9-13-14-13-12 0-22 9-22 22 0 18 20 26 36 26 27 0 40-28 41-30 4 15 19 30 42 30 39 0 61-51 61-61 0-3-3-3-4-3-3 0-4 1-4 5-14 40-40 50-52 50-15 0-21-12-21-25 0-9 2-18 7-34 4-18 7-35 12-53z"><text:p/></draw:path><draw:path draw:style-name="gr1059" draw:text-style-name="P99" svg:width="0.0752in" svg:height="0.0878in" svg:x="0.4551in" svg:y="0.0319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1059" draw:text-style-name="P99" svg:width="0.035in" svg:height="0.152in" svg:x="0.6012in" svg:y="0in" svg:viewBox="0 0 90 387" svg:d="M90 383c0-1 0-2-6-9-49-48-61-121-61-180 0-68 14-135 62-183 5-6 5-6 5-7 0-3-2-4-4-4-3 0-39 26-62 76-20 42-24 85-24 118 0 29 4 77 25 119 25 49 58 74 61 74 2 0 4-2 4-4z"><text:p/></draw:path><draw:path draw:style-name="gr1059" draw:text-style-name="P99" svg:width="0.1039in" svg:height="0.1087in" svg:x="0.6504in" svg:y="0.0051in" svg:viewBox="0 0 265 277" svg:d="M56 232c-15 26-31 32-47 33-5 0-9 0-9 8 0 2 2 4 6 4 9 0 22-1 33-1 13 0 26 1 38 1 2 0 8 0 8-8 0-4-4-4-7-4-9-1-17-4-17-13 0-6 2-10 5-14 10-17 20-33 30-50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1059" draw:text-style-name="P99" svg:width="0.0591in" svg:height="0.152in" svg:x="0.8016in" svg:y="0in" svg:viewBox="0 0 151 387" svg:d="M134 377c1 6 4 10 9 10 4 0 8-4 8-8 0-1 0-2-3-6-44-121-88-242-132-363-2-7-3-10-8-10s-8 3-8 8c0 1 0 2 2 6 44 121 88 242 132 363z"><text:p/></draw:path><draw:path draw:style-name="gr1059" draw:text-style-name="P99" svg:width="0.1083in" svg:height="0.1035in" svg:x="0.9094in" svg:y="0.0106in" svg:viewBox="0 0 276 264" svg:d="M46 233c-4 16-4 19-35 19-7 0-11 0-11 8 0 4 3 4 11 4 46 0 91 0 138 0 61 0 106-46 106-84 0-27-22-50-59-55 39-6 80-35 80-72 0-29-25-53-71-53-43 0-87 0-130 0-8 0-11 0-11 8 0 4 3 4 10 4 1 0 9 0 15 0 7 1 10 1 10 7 0 1 0 2-1 7-18 70-34 138-52 207zM104 122c8-32 17-64 25-96 3-13 4-14 21-14 16 0 33 0 49 0 34 0 42 22 42 40 0 34-33 70-80 70-19 0-38 0-57 0zM87 252c-6 0-7 0-9-1-3 0-4 0-4-4 0-1 0-2 2-8 9-37 17-72 26-108 24 0 49 0 73 0 37 0 45 28 45 45 0 38-35 76-80 76-18 0-35 0-53 0z"><text:p/></draw:path><draw:path draw:style-name="gr1059" draw:text-style-name="P99" svg:width="0.0346in" svg:height="0.152in" svg:x="1.035in" svg:y="0in" svg:viewBox="0 0 89 387" svg:d="M89 194c0-31-4-77-25-121-23-48-56-73-61-73-2 0-3 2-3 4 0 1 0 1 7 9 38 39 60 99 60 181 0 66-14 134-63 182-4 5-4 6-4 7 0 2 1 4 3 4 5 0 39-26 62-76 20-43 24-86 24-117z"><text:p/></draw:path><draw:path draw:style-name="gr1059" draw:text-style-name="P99" svg:width="0.0843in" svg:height="0.0937in" svg:x="1.128in" svg:y="0.0232in" svg:viewBox="0 0 215 239" svg:d="M215 13c0-6 0-13-8-13s-8 7-8 13c0 46 0 94 0 140 0 58-63 70-91 70-18 0-42-3-63-16-30-19-30-43-30-54 0-46 0-94 0-140 0-6 0-13-7-13-8 0-8 7-8 13 0 47 0 95 0 142 0 58 59 84 108 84s107-27 107-84c0-47 0-95 0-142z"><text:p/></draw:path><draw:path draw:style-name="gr1059" draw:text-style-name="P99" svg:width="0.1083in" svg:height="0.1035in" svg:x="1.261in" svg:y="0.0106in" svg:viewBox="0 0 276 264" svg:d="M45 233c-3 16-4 19-35 19-7 0-10 0-10 8 0 4 3 4 10 4 46 0 92 0 139 0 60 0 106-46 106-84 0-27-23-50-60-55 40-6 81-35 81-72 0-29-26-53-72-53-43 0-87 0-130 0-8 0-11 0-11 8 0 4 3 4 11 4 4 0 7 0 14 0 7 1 11 1 11 7 0 1-1 2-2 7-18 70-34 138-52 207zM103 122c8-32 17-64 25-96 3-13 4-14 21-14 16 0 33 0 49 0 34 0 43 22 43 40 0 34-34 70-81 70-19 0-38 0-57 0zM86 252c-6 0-6 0-8-1-4 0-5 0-5-4 0-1 0-2 2-8 9-37 17-72 26-108 24 0 49 0 73 0 37 0 45 28 45 45 0 38-34 76-80 76-18 0-36 0-53 0z"><text:p/></draw:path><draw:path draw:style-name="gr1059" draw:text-style-name="P99" svg:width="0.0346in" svg:height="0.152in" svg:x="3.8465in" svg:y="0in" svg:viewBox="0 0 89 387" svg:d="M89 383c0-1 0-2-7-9-48-48-60-121-60-180 0-68 14-135 63-183 4-6 4-6 4-7 0-3-1-4-3-4-5 0-39 26-62 76-20 42-24 85-24 118 0 29 3 77 25 119 23 49 56 74 61 74 2 0 3-2 3-4z"><text:p/></draw:path><draw:path draw:style-name="gr1059" draw:text-style-name="P99" svg:width="0.05in" svg:height="0.1008in" svg:x="3.9043in" svg:y="0.0138in" svg:viewBox="0 0 128 257" svg:d="M79 10c0-10 0-10-9-10-24 24-58 24-70 24 0 5 0 8 0 12 8 0 31 0 51-10 0 67 0 133 0 201 0 14-2 18-37 18-4 0-7 0-12 0 0 5 0 8 0 12 13-1 48-1 63-1s48 0 63 1c0-4 0-7 0-12-5 0-8 0-13 0-35 0-36-4-36-18 0-73 0-145 0-217z"><text:p/></draw:path><draw:path draw:style-name="gr1059" draw:text-style-name="P99" svg:width="0.035in" svg:height="0.152in" svg:x="3.9752in" svg:y="0in" svg:viewBox="0 0 90 387" svg:d="M90 194c0-31-4-77-25-121-24-48-57-73-61-73-2 0-4 2-4 4 0 1 0 1 8 9 37 39 59 99 59 181 0 66-14 134-62 182-5 5-5 6-5 7 0 2 2 4 4 4 4 0 39-26 62-76 20-43 24-86 24-117z"><text:p/></draw:path><draw:path draw:style-name="gr1059" draw:text-style-name="P99" svg:width="0.1346in" svg:height="0.0831in" svg:x="0.0004in" svg:y="0.2638in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7 91 52 112 93 5 7 6 7 10 7 3 0 8 0 8-3 0-6-20-40-39-57 76 0 153 0 229 0z"><text:p/></draw:path><draw:path draw:style-name="gr1059" draw:text-style-name="P99" svg:width="0.1346in" svg:height="0.0831in" svg:x="0.1272in" svg:y="0.2638in" svg:viewBox="0 0 343 212" svg:d="M260 77c16 13 36 24 48 30-13 5-32 16-48 29-82 0-164 0-246 0-6 0-14 0-14 8s8 8 14 8c76 0 152 0 228 0-18 17-38 51-38 57 0 3 5 3 7 3 3 0 6 0 8-2 8-15 19-35 44-58 26-23 52-34 72-40 7-2 7-2 8-3 0-1 0-1 0-2s0-1 0-3l-1-1c-1 0-1-1-9-3-51-15-90-51-112-91-4-8-4-9-10-9-2 0-7 0-7 4 0 6 19 39 38 58-76 0-152 0-228 0-6 0-14 0-14 7 0 8 8 8 14 8 82 0 164 0 246 0z"><text:p/></draw:path><draw:path draw:style-name="gr1059" draw:text-style-name="P99" svg:width="0.0346in" svg:height="0.152in" svg:x="0.3283in" svg:y="0.2283in" svg:viewBox="0 0 89 387" svg:d="M89 383c0-1 0-2-7-9-47-48-60-121-60-180 0-68 15-135 63-183 4-6 4-6 4-7 0-3-1-4-3-4-5 0-39 26-62 76-20 42-24 85-24 118 0 29 4 77 25 119 23 49 56 74 61 74 2 0 3-2 3-4z"><text:p/></draw:path><draw:path draw:style-name="gr1059" draw:text-style-name="P99" svg:width="0.0752in" svg:height="0.0689in" svg:x="0.3768in" svg:y="0.2756in" svg:viewBox="0 0 192 176" svg:d="M118 55c2-11 11-46 38-46 2 0 11 0 20 5-11 1-19 11-19 21 0 6 5 13 15 13 8 0 20-6 20-22 0-21-23-26-36-26-22 0-35 21-41 30-8-26-29-30-41-30-40 0-62 51-62 60 0 4 3 4 4 4 4 0 5-1 6-5 13-40 39-50 52-50 6 0 21 3 21 26 0 12-7 38-21 91-7 25-20 41-38 41-2 0-11 0-18-5 9-1 17-10 17-21 0-10-8-13-14-13-11 0-21 9-21 22 0 18 20 26 36 26 26 0 40-28 41-30 4 15 19 30 42 30 39 0 61-51 61-61 0-3-3-3-4-3-3 0-4 1-6 5-12 40-38 50-50 50-16 0-22-12-22-25 0-9 2-18 7-34 4-18 8-35 13-53z"><text:p/></draw:path><draw:path draw:style-name="gr1059" draw:text-style-name="P99" svg:width="0.076in" svg:height="0.0878in" svg:x="0.5142in" svg:y="0.2606in" svg:viewBox="0 0 194 224" svg:d="M180 120c7 0 14 0 14-8s-7-8-14-8c-55 0-108 0-163 0 4-51 48-89 103-89 20 0 41 0 60 0 7 0 14 0 14-7 0-8-7-8-14-8-21 0-40 0-61 0-66 0-119 51-119 112 0 62 53 112 119 112 21 0 40 0 61 0 7 0 14 0 14-7 0-8-7-8-14-8-19 0-40 0-60 0-55 0-99-37-103-89 55 0 108 0 163 0z"><text:p/></draw:path><draw:path draw:style-name="gr1059" draw:text-style-name="P99" svg:width="0.1039in" svg:height="0.1087in" svg:x="0.6504in" svg:y="0.2339in" svg:viewBox="0 0 265 277" svg:d="M56 232c-15 26-31 32-47 33-5 0-9 0-9 8 0 2 2 4 6 4 9 0 22-1 33-1 13 0 26 1 38 1 2 0 8 0 8-8 0-4-4-4-7-4-9-1-17-4-17-13 0-6 2-10 5-14 10-17 20-33 30-50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1059" draw:text-style-name="P99" svg:width="0.0843in" svg:height="0.0937in" svg:x="0.8016in" svg:y="0.252in" svg:viewBox="0 0 215 239" svg:d="M117 8c-4-7-6-8-9-8-6 0-7 2-9 8-32 71-64 144-96 215-3 6-3 7-3 8 0 4 3 8 8 8 3 0 5 0 8-8 31-68 61-136 92-205 29 69 60 137 90 205 4 8 8 8 9 8 4 0 8-4 8-8-2-2-1-1-3-6-32-72-63-145-95-217z"><text:p/></draw:path><draw:path draw:style-name="gr1059" draw:text-style-name="P99" svg:width="0.0752in" svg:height="0.0689in" svg:x="0.9331in" svg:y="0.2756in" svg:viewBox="0 0 192 176" svg:d="M119 55c2-11 11-46 37-46 2 0 11 0 20 5-11 1-19 11-19 21 0 6 5 13 15 13 8 0 20-6 20-22 0-21-22-26-35-26-23 0-36 21-40 30-10-26-31-30-42-30-41 0-63 51-63 60 0 4 3 3 5 4 3 0 4-1 5-5 13-40 38-50 52-50 7 0 21 3 21 26 0 12-7 38-21 91-7 25-20 41-37 41-2 0-11 0-19-5 10-1 18-10 18-21 0-10-9-13-14-13-12 0-22 9-22 22 0 18 20 26 36 26 27 0 40-28 41-30 4 15 19 30 42 30 39 0 61-51 61-61 0-3-3-3-4-3-3 0-4 1-4 5-14 40-40 50-52 50-15 0-21-12-21-25 0-9 2-18 7-34 4-18 8-35 13-53z"><text:p/></draw:path><draw:path draw:style-name="gr1059" draw:text-style-name="P99" svg:width="0.076in" svg:height="0.1417in" svg:x="1.0787in" svg:y="0.2339in" svg:viewBox="0 0 194 361" svg:d="M190 15c4-5 4-6 4-7 0-3-3-8-8-8s-6 2-9 8c-58 112-115 225-174 337-3 6-3 6-3 8s3 8 8 8 6-4 9-8c58-112 115-225 173-338z"><text:p/></draw:path><draw:path draw:style-name="gr1059" draw:text-style-name="P99" svg:width="0.0756in" svg:height="0.0878in" svg:x="1.0705in" svg:y="0.2606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1059" draw:text-style-name="P99" svg:width="0.1083in" svg:height="0.1035in" svg:x="1.2079in" svg:y="0.2402in" svg:viewBox="0 0 276 264" svg:d="M46 233c-4 16-4 19-35 19-7 0-11 0-11 8 0 4 3 4 11 4 46 0 91 0 138 0 61 0 106-46 106-84 0-27-22-50-59-55 39-6 80-35 80-72 0-29-25-53-71-53-43 0-87 0-130 0-8 0-11 0-11 8 0 4 3 4 10 4 1 0 9 0 15 0 7 1 10 1 10 7 0 1 0 2-1 7-18 70-34 138-52 207zM104 122c8-32 17-64 25-96 3-13 3-14 21-14 16 0 33 0 49 0 34 0 42 22 42 40 0 34-33 70-80 70-19 0-38 0-57 0zM87 252c-6 0-7 0-9-1-3 0-4 0-4-4 0-1 0-2 1-8 9-37 18-72 27-108 24 0 49 0 73 0 37 0 45 28 45 45 0 38-35 76-80 76-18 0-35 0-53 0z"><text:p/></draw:path><draw:path draw:style-name="gr1059" draw:text-style-name="P99" svg:width="0.0346in" svg:height="0.152in" svg:x="1.3335in" svg:y="0.2283in" svg:viewBox="0 0 89 387" svg:d="M89 194c0-31-4-77-25-121-23-48-56-73-61-73-2 0-3 2-3 4 0 1 0 1 7 9 38 39 60 99 60 181 0 66-14 134-63 182-4 5-4 6-4 7 0 2 1 4 3 4 5 0 39-26 62-76 20-43 24-86 24-117z"><text:p/></draw:path><draw:path draw:style-name="gr1059" draw:text-style-name="P99" svg:width="0.0843in" svg:height="0.0937in" svg:x="1.4264in" svg:y="0.252in" svg:viewBox="0 0 215 239" svg:d="M212 15c3-5 3-6 3-7 0-5-4-8-8-8-3 0-7 2-9 8-31 68-61 136-91 204-30-68-61-136-90-204-4-8-7-8-9-8-5 0-8 3-8 8 1 2 0 1 2 5 32 73 64 145 96 218 3 7 5 8 9 8 5 0 6-3 9-8 31-72 64-144 96-216z"><text:p/></draw:path><draw:path draw:style-name="gr1059" draw:text-style-name="P99" svg:width="0.0752in" svg:height="0.0689in" svg:x="1.5575in" svg:y="0.2756in" svg:viewBox="0 0 192 176" svg:d="M118 55c2-11 11-46 38-46 2 0 11 0 20 5-11 1-19 11-19 21 0 6 5 13 15 13 8 0 20-6 20-22 0-21-23-26-36-26-22 0-35 21-40 30-9-26-30-30-42-30-40 0-62 51-62 60 0 4 3 4 4 4 4 0 5-1 6-5 13-40 39-50 52-50 6 0 21 3 21 26 0 12-7 38-21 91-7 25-20 41-38 41-2 0-11 0-18-5 9-1 17-10 17-21 0-10-8-13-14-13-11 0-21 9-21 22 0 18 20 26 36 26 26 0 40-28 41-30 4 15 19 30 42 30 39 0 61-51 61-61 0-3-3-3-4-3-3 0-4 1-6 5-12 40-38 50-50 50-16 0-22-12-22-25 0-9 2-18 7-34 4-18 8-35 13-53z"><text:p/></draw:path><draw:path draw:style-name="gr1059" draw:text-style-name="P99" svg:width="0.076in" svg:height="0.0878in" svg:x="1.6949in" svg:y="0.2606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1059" draw:text-style-name="P99" svg:width="0.1083in" svg:height="0.1035in" svg:x="1.8323in" svg:y="0.2402in" svg:viewBox="0 0 276 264" svg:d="M45 233c-3 16-4 19-35 19-7 0-10 0-10 8 0 4 3 4 10 4 46 0 92 0 138 0 61 0 107-46 107-84 0-27-23-50-60-55 40-6 81-35 81-72 0-29-25-53-73-53-42 0-86 0-129 0-7 0-11 0-11 8 0 4 3 4 11 4 1 0 7 0 14 0 8 1 11 1 11 7 0 1 0 2-2 7-18 70-34 138-52 207zM103 122c8-32 17-64 25-96 3-13 4-14 20-14 17 0 35 0 51 0 33 0 42 22 42 40 0 34-33 70-80 70-19 0-39 0-58 0zM87 252c-6 0-7 0-9-1-4 0-5 0-5-4 0-1 0-2 2-8 9-37 17-72 26-108 24 0 50 0 74 0 36 0 44 28 44 45 0 38-34 76-80 76-18 0-35 0-52 0z"><text:p/></draw:path><draw:path draw:style-name="gr1059" draw:text-style-name="P99" svg:width="0.0346in" svg:height="0.152in" svg:x="3.8465in" svg:y="0.2283in" svg:viewBox="0 0 89 387" svg:d="M89 383c0-1 0-2-7-9-48-48-60-121-60-180 0-68 14-135 63-183 4-6 4-6 4-7 0-3-1-4-3-4-5 0-39 26-62 76-20 42-24 85-24 118 0 29 3 77 25 119 23 49 56 74 61 74 2 0 3-2 3-4z"><text:p/></draw:path><draw:path draw:style-name="gr1059" draw:text-style-name="P99" svg:width="0.0602in" svg:height="0.1008in" svg:x="3.898in" svg:y="0.2409in" svg:viewBox="0 0 154 257" svg:d="M30 228c13-14 27-28 40-41 61-53 84-74 84-112 0-44-34-75-81-75-44 0-73 35-73 69 0 22 20 22 21 22 7 0 20-4 20-21 0-10-7-19-21-19-2 0-3 0-5 0 9-25 30-39 52-39 35 0 52 31 52 63 0 31-19 61-41 86-24 27-49 55-74 82-4 4-4 4-4 14 47 0 96 0 143 0 3-22 8-45 11-67-3 0-5 0-9 0-2 11-5 29-9 34-3 4-28 4-37 4-23 0-46 0-69 0z"><text:p/></draw:path><draw:path draw:style-name="gr1059" draw:text-style-name="P99" svg:width="0.035in" svg:height="0.152in" svg:x="3.9752in" svg:y="0.2283in" svg:viewBox="0 0 90 387" svg:d="M90 194c0-31-4-77-25-121-24-48-57-73-61-73-2 0-4 2-4 4 0 1 0 1 8 9 37 39 59 99 59 181 0 66-14 134-62 182-5 5-5 6-5 7 0 2 2 4 4 4 4 0 39-26 62-76 20-43 24-86 24-117z"><text:p/></draw:path><draw:path draw:style-name="gr1059" draw:text-style-name="P99" svg:width="0.1346in" svg:height="0.0831in" svg:x="0.0004in" svg:y="0.4906in" svg:viewBox="0 0 343 212" svg:d="M330 152c7 0 13 0 13-8s-6-8-14-8c-81 0-164 0-245 0-17-14-37-24-49-29 15-7 33-17 49-30 81 0 164 0 245 0 8 0 14 0 14-8 0-7-6-7-13-7-76 0-153 0-229 0 19-18 39-52 39-58 0-4-5-4-8-4-2 0-5 0-7 3-8 15-18 35-44 57-27 25-52 35-72 41-7 2-8 2-8 3-1 0-1 2-1 3s0 1 0 2l1 1c1 0 1 0 9 2 52 17 91 51 112 93 5 7 6 7 10 7 3 0 8 0 8-3 0-6-20-40-39-57 76 0 153 0 229 0z"><text:p/></draw:path><draw:path draw:style-name="gr1059" draw:text-style-name="P99" svg:width="0.1346in" svg:height="0.0831in" svg:x="0.1272in" svg:y="0.4906in" svg:viewBox="0 0 343 212" svg:d="M260 77c16 13 36 24 48 30-13 5-32 16-48 29-82 0-164 0-246 0-6 0-14 0-14 8s8 8 14 8c76 0 152 0 228 0-18 17-38 51-38 57 0 3 5 3 7 3 3 0 6 0 8-2 8-15 19-35 44-58 26-23 52-34 72-40 7-2 7-2 8-3 0-1 0-1 0-2s0-1 0-3l-1-1c-1 0-1-1-9-3-51-15-90-51-112-91-4-8-4-9-10-9-2 0-7 0-7 4 0 6 19 39 38 58-76 0-152 0-228 0-6 0-14 0-14 7 0 8 8 8 14 8 82 0 164 0 246 0z"><text:p/></draw:path><draw:path draw:style-name="gr1059" draw:text-style-name="P99" svg:width="0.0346in" svg:height="0.1516in" svg:x="0.3283in" svg:y="0.4575in" svg:viewBox="0 0 89 386" svg:d="M89 383c0-1 0-2-7-9-47-48-60-121-60-180 0-68 15-135 63-183 4-6 4-6 4-7 0-3-1-4-3-4-5 0-39 26-62 76-20 42-24 85-24 118 0 29 4 77 25 119 23 49 56 73 61 73 2 0 3-1 3-3z"><text:p/></draw:path><draw:path draw:style-name="gr1059" draw:text-style-name="P99" svg:width="0.0752in" svg:height="0.0689in" svg:x="0.3768in" svg:y="0.5047in" svg:viewBox="0 0 192 176" svg:d="M118 55c2-11 11-46 38-46 2 0 11 0 20 5-11 1-19 11-19 21 0 6 5 13 15 13 8 0 20-6 20-22 0-21-23-26-36-26-22 0-35 21-41 30-8-26-29-30-41-30-40 0-62 51-62 59 0 5 3 5 4 5 4 0 5-1 6-5 13-40 39-50 52-50 6 0 21 3 21 26 0 12-7 38-21 91-7 25-20 41-38 41-2 0-11 0-18-5 9-3 17-10 17-21 0-10-8-13-14-13-11 0-21 9-21 22 0 18 20 26 36 26 26 0 40-28 41-30 4 15 19 30 42 30 39 0 61-51 61-61 0-3-3-3-4-3-3 0-4 1-6 5-12 40-38 50-50 50-16 0-22-12-22-25 0-9 2-18 7-34 4-18 8-35 13-53z"><text:p/></draw:path><draw:path draw:style-name="gr1059" draw:text-style-name="P99" svg:width="0.076in" svg:height="0.0878in" svg:x="0.5142in" svg:y="0.4882in" svg:viewBox="0 0 194 224" svg:d="M180 120c7 0 14 0 14-8s-7-8-14-8c-55 0-108 0-163 0 4-51 48-89 103-89 20 0 41 0 60 0 7 0 14 0 14-7 0-8-7-8-14-8-21 0-40 0-61 0-66 0-119 51-119 112 0 62 53 112 119 112 21 0 40 0 61 0 7 0 14 0 14-7 0-8-7-8-14-8-19 0-40 0-60 0-55 0-99-37-103-89 55 0 108 0 163 0z"><text:p/></draw:path><draw:path draw:style-name="gr1059" draw:text-style-name="P99" svg:width="0.1039in" svg:height="0.1087in" svg:x="0.6504in" svg:y="0.4614in" svg:viewBox="0 0 265 277" svg:d="M56 232c-15 26-31 32-47 33-5 0-9 0-9 8 0 2 2 4 6 4 9 0 22-1 33-1 13 0 26 1 38 1 2 0 8 0 8-8 0-4-4-4-7-4-9-1-17-4-17-14 0-5 2-9 5-15 10-16 20-31 30-48 32 0 65 0 97 0 0 8 5 61 5 64 0 12-20 13-27 13-6 0-9 0-9 8 0 4 4 4 5 4 16 0 32-1 48-1 9 0 34 1 44 1 2 0 6 0 6-8 0-4-3-4-9-4-23 0-23-3-24-14-8-81-16-161-24-241-1-8-1-10-8-10-5 0-7 3-10 7-45 74-89 150-134 225zM102 176c26-43 51-85 76-128 5 43 9 85 13 128-29 0-59 0-89 0z"><text:p/></draw:path><draw:path draw:style-name="gr1059" draw:text-style-name="P99" svg:width="0.0843in" svg:height="0.0937in" svg:x="0.8016in" svg:y="0.4811in" svg:viewBox="0 0 215 239" svg:d="M212 15c2-5 3-6 3-7 0-5-4-8-8-8-3 0-6 2-9 8-30 68-61 136-90 204-31-68-61-136-92-204-3-8-5-8-8-8-5 0-8 3-8 8 1 2 0 1 2 5 32 73 65 145 97 218 3 7 5 8 9 8s5-3 9-8c32-72 63-144 95-216z"><text:p/></draw:path><draw:path draw:style-name="gr1059" draw:text-style-name="P99" svg:width="0.0752in" svg:height="0.0689in" svg:x="0.9331in" svg:y="0.5047in" svg:viewBox="0 0 192 176" svg:d="M119 55c2-11 11-46 37-46 2 0 11 0 20 5-11 1-19 11-19 21 0 6 5 13 15 13 8 0 20-6 20-22 0-21-22-26-35-26-23 0-36 21-40 30-10-26-31-30-42-30-41 0-63 51-63 59 0 5 3 4 5 5 3 0 4-1 5-5 13-40 38-50 52-50 7 0 21 3 21 26 0 12-7 38-21 91-7 25-20 41-37 41-2 0-11 0-19-5 10-3 18-10 18-21 0-10-9-13-14-13-12 0-22 9-22 22 0 18 20 26 36 26 27 0 40-28 41-30 4 15 19 30 42 30 39 0 61-51 61-61 0-3-3-3-4-3-3 0-4 1-4 5-14 40-40 50-52 50-15 0-21-12-21-25 0-9 2-18 7-34 4-18 8-35 13-53z"><text:p/></draw:path><draw:path draw:style-name="gr1059" draw:text-style-name="P99" svg:width="0.0756in" svg:height="0.0878in" svg:x="1.0705in" svg:y="0.4882in" svg:viewBox="0 0 193 224" svg:d="M179 120c7 0 14 0 14-8s-7-8-14-8c-55 0-109 0-164 0 5-51 50-89 104-89 20 0 41 0 60 0 7 0 14 0 14-7 0-8-7-8-14-8-19 0-40 0-60 0-66 0-119 51-119 112 0 62 53 112 119 112 20 0 41 0 60 0 7 0 14 0 14-7 0-8-7-8-14-8-19 0-40 0-60 0-54 0-99-37-104-89 55 0 109 0 164 0z"><text:p/></draw:path><draw:path draw:style-name="gr1059" draw:text-style-name="P99" svg:width="0.1083in" svg:height="0.1035in" svg:x="1.2079in" svg:y="0.4665in" svg:viewBox="0 0 276 264" svg:d="M46 233c-4 16-4 19-35 19-7 0-11 0-11 8 0 4 3 4 11 4 46 0 91 0 138 0 61 0 106-46 106-84 0-28-22-50-59-55 39-6 80-35 80-72 0-29-25-53-71-53-43 0-87 0-130 0-8 0-11 0-11 8 0 4 3 4 10 4 1 0 9 0 15 0 7 1 10 1 10 7 0 1 0 2-1 7-18 70-34 138-52 207zM104 122c8-32 17-64 25-96 3-13 3-14 21-14 16 0 33 0 49 0 34 0 42 22 42 40 0 34-33 70-80 70-19 0-38 0-57 0zM87 252c-6 0-7 0-9-1-3 0-4 0-4-4 0-1 0-2 1-8 9-37 18-72 27-108 24 0 49 0 73 0 37 0 45 28 45 45 0 38-35 76-80 76-18 0-35 0-53 0z"><text:p/></draw:path><draw:path draw:style-name="gr1059" draw:text-style-name="P99" svg:width="0.0346in" svg:height="0.1516in" svg:x="1.3335in" svg:y="0.4575in" svg:viewBox="0 0 89 386" svg:d="M89 194c0-31-4-77-25-121-23-48-56-73-61-73-2 0-3 2-3 4 0 1 0 1 7 9 38 39 60 99 60 181 0 66-14 134-63 182-4 5-4 6-4 7 0 2 1 3 3 3 5 0 39-25 62-75 20-43 24-86 24-117z"><text:p/></draw:path><draw:path draw:style-name="gr1059" draw:text-style-name="P99" svg:width="0.0843in" svg:height="0.0937in" svg:x="1.4264in" svg:y="0.4811in" svg:viewBox="0 0 215 239" svg:d="M117 8c-4-7-6-8-10-8-5 0-6 2-8 8-32 71-65 144-97 215-2 6-2 7-2 8 0 4 3 8 8 8 2 0 5 0 9-8 29-68 60-136 90-205 30 69 60 137 91 205 3 8 8 8 9 8 4 0 8-4 8-8-2-2 0-1-3-6-32-72-63-145-95-217z"><text:p/></draw:path><draw:path draw:style-name="gr1059" draw:text-style-name="P99" svg:width="0.0346in" svg:height="0.1516in" svg:x="1.5681in" svg:y="0.4575in" svg:viewBox="0 0 89 386" svg:d="M89 383c0-1 0-2-7-9-48-48-60-121-60-180 0-68 14-135 63-183 4-6 4-6 4-7 0-3-1-4-3-4-5 0-40 26-62 76-20 42-24 85-24 118 0 29 3 77 25 119 23 49 56 73 61 73 2 0 3-1 3-3z"><text:p/></draw:path><draw:path draw:style-name="gr1059" draw:text-style-name="P99" svg:width="0.0752in" svg:height="0.0689in" svg:x="1.6169in" svg:y="0.5047in" svg:viewBox="0 0 192 176" svg:d="M118 55c2-11 11-46 38-46 1 0 11 0 19 5-11 1-19 11-19 21 0 6 5 13 16 13 7 0 20-6 20-22 0-21-23-26-36-26-22 0-36 21-41 30-9-26-30-30-41-30-40 0-62 51-62 59 0 5 3 5 5 5 3 0 4-1 4-5 13-40 38-50 52-50 7 0 20 3 20 26 0 12-6 38-20 91-6 25-19 41-37 41-2 0-11 0-19-5 9-3 18-10 18-21 0-10-9-13-14-13-12 0-21 9-21 22 0 18 19 26 36 26 26 0 40-28 41-30 4 15 18 30 42 30 39 0 61-51 61-61 0-3-3-3-4-3-4 0-4 1-5 5-14 40-40 50-52 50-15 0-21-12-21-25 0-9 2-18 7-34 4-18 8-35 13-53z"><text:p/></draw:path><draw:path draw:style-name="gr1059" draw:text-style-name="P99" svg:width="0.076in" svg:height="0.0878in" svg:x="1.7539in" svg:y="0.4882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1059" draw:text-style-name="P99" svg:width="0.1079in" svg:height="0.1035in" svg:x="1.8917in" svg:y="0.4665in" svg:viewBox="0 0 275 264" svg:d="M45 233c-3 16-4 19-35 19-7 0-10 0-10 8 0 4 3 4 10 4 46 0 92 0 138 0 61 0 107-46 107-84 0-28-23-50-60-55 40-6 80-35 80-72 0-29-25-53-71-53-43 0-87 0-130 0-8 0-11 0-11 8 0 4 3 4 11 4 4 0 7 0 14 0 7 1 11 1 11 7 0 1-1 2-2 7-18 70-34 138-52 207zM103 122c8-32 17-64 25-96 3-13 4-14 20-14 17 0 33 0 50 0 34 0 43 22 43 40 0 34-34 70-81 70-19 0-38 0-57 0zM86 252c-6 0-6 0-8-1-4 0-5 0-5-4 0-1 0-2 2-8 9-37 17-72 26-108 24 0 49 0 73 0 37 0 45 28 45 45 0 38-34 76-80 76-18 0-36 0-53 0z"><text:p/></draw:path><draw:path draw:style-name="gr1059" draw:text-style-name="P99" svg:width="0.0846in" svg:height="0.0937in" svg:x="2.05in" svg:y="0.4811in" svg:viewBox="0 0 216 239" svg:d="M212 15c3-5 4-6 4-7 0-5-4-8-8-8s-7 2-9 8c-31 68-60 136-91 204-30-68-61-136-90-204-4-8-7-8-10-8-4 0-8 3-8 8 1 2 0 1 3 5 32 73 64 145 96 218 3 7 6 8 9 8 5 0 6-3 9-8 32-72 63-144 95-216z"><text:p/></draw:path><draw:path draw:style-name="gr1059" draw:text-style-name="P99" svg:width="0.0756in" svg:height="0.0689in" svg:x="2.1815in" svg:y="0.5047in" svg:viewBox="0 0 193 176" svg:d="M118 55c2-11 11-46 38-46 1 0 11 0 19 5-11 1-19 11-19 21 0 6 5 13 16 13 7 0 21-6 21-22 0-21-24-26-37-26-22 0-36 21-41 30-9-26-30-30-41-30-40 0-62 51-62 59 0 5 3 5 5 5 3 0 4-1 4-5 13-40 38-50 52-50 7 0 21 3 21 26 0 12-7 38-21 91-6 25-20 41-37 41-2 0-11 0-19-5 9-3 18-10 18-21 0-10-9-13-14-13-12 0-21 9-21 22 0 18 19 26 36 26 26 0 40-28 41-30 4 15 18 30 42 30 39 0 61-51 61-61 0-3-3-3-4-3-4 0-4 1-5 5-14 40-40 50-52 50-14 0-21-12-21-25 0-9 2-18 7-34 4-18 8-35 13-53z"><text:p/></draw:path><draw:path draw:style-name="gr1059" draw:text-style-name="P99" svg:width="0.0756in" svg:height="0.1417in" svg:x="2.3276in" svg:y="0.4614in" svg:viewBox="0 0 193 361" svg:d="M189 15c3-5 4-6 4-7 0-3-3-8-8-8s-6 2-9 8c-57 112-115 225-173 337-3 6-3 6-3 8s2 8 8 8c4 0 5-4 9-8 57-112 115-225 172-338z"><text:p/></draw:path><draw:path draw:style-name="gr1059" draw:text-style-name="P99" svg:width="0.076in" svg:height="0.0878in" svg:x="2.3189in" svg:y="0.4882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1059" draw:text-style-name="P99" svg:width="0.1079in" svg:height="0.1035in" svg:x="2.4563in" svg:y="0.4665in" svg:viewBox="0 0 275 264" svg:d="M45 233c-3 16-4 19-35 19-7 0-10 0-10 8 0 4 3 4 10 4 46 0 92 0 138 0 61 0 107-46 107-84 0-28-23-50-60-55 40-6 80-35 80-72 0-29-25-53-71-53-43 0-87 0-130 0-8 0-11 0-11 8 0 4 3 4 11 4 4 0 7 0 14 0 7 1 11 1 11 7 0 1-1 2-2 7-18 70-34 138-52 207zM103 122c8-32 17-64 25-96 3-13 4-14 20-14 17 0 33 0 50 0 34 0 43 22 43 40 0 34-34 70-81 70-19 0-38 0-57 0zM86 252c-6 0-6 0-8-1-4 0-5 0-5-4 0-1 0-2 2-8 9-37 17-72 26-108 24 0 49 0 73 0 37 0 45 28 45 45 0 38-34 76-80 76-18 0-36 0-53 0z"><text:p/></draw:path><draw:path draw:style-name="gr1059" draw:text-style-name="P99" svg:width="0.035in" svg:height="0.1516in" svg:x="2.5815in" svg:y="0.4575in" svg:viewBox="0 0 90 386" svg:d="M90 194c0-31-4-77-26-121-23-48-56-73-60-73-3 0-4 2-4 4 0 1 0 1 8 9 37 39 59 99 59 181 0 66-14 134-61 182-6 5-6 6-6 7 0 2 1 3 4 3 4 0 39-25 61-75 20-43 25-86 25-117z"><text:p/></draw:path><draw:path draw:style-name="gr1059" draw:text-style-name="P99" svg:width="0.0346in" svg:height="0.1516in" svg:x="3.8465in" svg:y="0.4575in" svg:viewBox="0 0 89 386" svg:d="M89 383c0-1 0-2-7-9-48-48-60-121-60-180 0-68 14-135 63-183 4-6 4-6 4-7 0-3-1-4-3-4-5 0-39 26-62 76-20 42-24 85-24 118 0 29 3 77 25 119 23 49 56 73 61 73 2 0 3-1 3-3z"><text:p/></draw:path><draw:path draw:style-name="gr1059" draw:text-style-name="P99" svg:width="0.063in" svg:height="0.1039in" svg:x="3.8969in" svg:y="0.4697in" svg:viewBox="0 0 161 265" svg:d="M96 121c32-10 55-37 55-68 0-32-34-53-72-53-39 0-68 23-68 52 0 13 8 21 20 21s20-9 20-20c0-20-19-20-25-20 13-19 38-24 52-24 16 0 36 9 36 44 0 4 0 26-11 44s-24 20-34 20c-3 0-12 1-15 1-2 1-6 1-6 4 0 4 4 4 10 4s11 0 17 0c32 0 46 27 46 65 0 52-26 64-44 64-17 0-45-6-59-30 14 3 26-6 26-20 0-15-11-22-22-22-9 0-22 5-22 22 0 35 36 60 78 60 47 0 83-35 83-74 0-32-25-62-65-70z"><text:p/></draw:path><draw:path draw:style-name="gr1059" draw:text-style-name="P99" svg:width="0.035in" svg:height="0.1516in" svg:x="3.9752in" svg:y="0.4575in" svg:viewBox="0 0 90 386" svg:d="M90 194c0-31-4-77-25-121-24-48-57-73-61-73-2 0-4 2-4 4 0 1 0 1 8 9 37 39 59 99 59 181 0 66-14 134-62 182-5 5-5 6-5 7 0 2 2 3 4 3 4 0 39-25 62-75 20-43 24-86 24-117z"><text:p/></draw:path><draw:path draw:style-name="gr1059" draw:text-style-name="P99" svg:width="0.1346in" svg:height="0.0831in" svg:x="0.0004in" svg:y="0.737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1059" draw:text-style-name="P99" svg:width="0.1346in" svg:height="0.0831in" svg:x="0.1272in" svg:y="0.737in" svg:viewBox="0 0 343 212" svg:d="M260 76c16 14 36 24 48 30-13 6-32 16-48 29-82 0-164 0-246 0-6 0-14 0-14 8s8 8 14 8c76 0 152 0 228 0-18 17-38 51-38 57 0 4 5 4 7 4 3 0 6 0 8-3 8-14 19-35 44-57 26-24 52-34 72-41 7-2 7-2 8-3 0-1 0-1 0-2 0-2 0-2 0-3l-1-1c-1 0-1 0-9-2-51-15-90-51-112-92-4-8-4-8-10-8-2 0-7 0-7 3 0 6 19 40 38 57-76 0-152 0-228 0-6 0-14 0-14 8s8 8 14 8c82 0 164 0 246 0z"><text:p/></draw:path><draw:path draw:style-name="gr1059" draw:text-style-name="P99" svg:width="0.0846in" svg:height="0.0402in" svg:x="0.3213in" svg:y="0.7638in" svg:viewBox="0 0 216 103" svg:d="M216 14c0-13-1-14-14-14-62 0-125 0-188 0-6 0-14 0-14 8 0 7 8 7 14 7 62 0 125 0 186 0 0 25 0 50 0 74 0 7 0 14 8 14s8-7 8-14c0-25 0-49 0-75z"><text:p/></draw:path><draw:path draw:style-name="gr1059" draw:text-style-name="P99" svg:width="0.035in" svg:height="0.1516in" svg:x="0.4295in" svg:y="0.7028in" svg:viewBox="0 0 90 386" svg:d="M90 382c0-1 0-1-6-8-49-50-61-122-61-182 0-67 14-134 62-182 5-5 5-6 5-7 0-2-2-3-4-3-3 0-39 25-62 75-20 43-24 86-24 117s4 77 25 121c23 48 58 73 61 73 2 0 4-1 4-4z"><text:p/></draw:path><draw:path draw:style-name="gr1059" draw:text-style-name="P99" svg:width="0.0346in" svg:height="0.1516in" svg:x="0.489in" svg:y="0.7028in" svg:viewBox="0 0 89 386" svg:d="M89 382c0-1 0-1-6-8-49-50-61-122-61-182 0-67 15-134 63-182 4-5 4-6 4-7 0-2-1-3-3-3-5 0-39 25-62 75-20 43-24 86-24 117s4 77 25 121c23 48 56 73 61 73 2 0 3-1 3-4z"><text:p/></draw:path><draw:path draw:style-name="gr1059" draw:text-style-name="P99" svg:width="0.0752in" svg:height="0.0685in" svg:x="0.5374in" svg:y="0.7496in" svg:viewBox="0 0 192 175" svg:d="M118 54c2-10 11-46 38-46 2 0 11 0 19 5-10 2-18 12-18 21 0 7 4 13 15 13 8 0 20-6 20-22 0-20-23-25-36-25-22 0-35 20-40 29-9-26-30-29-42-29-40 0-62 49-62 59 0 4 3 4 5 4 3 0 4 0 5-5 13-40 39-50 52-50 6 0 21 4 21 26 0 12-7 37-21 92-7 24-20 40-38 40-2 0-11 0-18-4 10-3 17-11 17-21 0-11-7-15-14-15-11 0-21 10-21 24 0 17 19 25 36 25 26 0 40-28 41-30 4 14 19 30 42 30 39 0 61-50 61-60 0-4-3-4-4-4-3 0-4 2-5 4-13 42-39 51-52 51-14 0-21-12-21-25 0-9 2-17 7-34 4-18 8-36 13-53z"><text:p/></draw:path><draw:path draw:style-name="gr1059" draw:text-style-name="P99" svg:width="0.0756in" svg:height="0.1417in" svg:x="0.6835in" svg:y="0.7079in" svg:viewBox="0 0 193 361" svg:d="M190 15c3-5 3-5 3-7 0-3-3-8-8-8s-6 3-8 8c-58 112-115 225-174 337-3 6-3 7-3 8 0 3 2 8 8 8 4 0 5-2 9-8 58-112 115-225 173-338z"><text:p/></draw:path><draw:path draw:style-name="gr1059" draw:text-style-name="P99" svg:width="0.076in" svg:height="0.0878in" svg:x="0.6748in" svg:y="0.7343in" svg:viewBox="0 0 194 224" svg:d="M180 120c7 0 14 0 14-8s-7-8-14-8c-55 0-108 0-163 0 4-51 48-89 103-89 20 0 41 0 60 0 7 0 14 0 14-7 0-8-7-8-14-8-20 0-40 0-61 0-66 0-119 51-119 112 0 62 53 112 119 112 21 0 41 0 61 0 7 0 14 0 14-7 0-8-7-8-14-8-19 0-40 0-60 0-55 0-99-37-103-89 55 0 108 0 163 0z"><text:p/></draw:path><draw:path draw:style-name="gr1059" draw:text-style-name="P99" svg:width="0.1039in" svg:height="0.1087in" svg:x="0.8114in" svg:y="0.7079in" svg:viewBox="0 0 265 277" svg:d="M56 233c-15 25-31 31-47 32-5 0-9 0-9 8 0 2 2 4 6 4 9 0 22-1 33-1 13 0 26 1 38 1 2 0 8 0 8-8 0-4-4-4-7-4-9-1-17-3-17-13 0-5 2-9 5-14 10-17 19-33 29-50 33 0 64 0 97 0 0 8 6 61 6 65 0 11-20 12-27 12-6 0-9 0-9 8 0 4 3 3 4 4 17 0 33-1 48-1 10 0 35 1 45 1 2 0 6 0 6-8 0-4-3-4-9-4-23 0-23-2-24-14-8-81-16-161-24-241-1-8-1-10-8-10-5 0-7 3-10 7-45 75-89 150-134 226zM102 176c26-43 51-85 76-128 5 43 9 85 13 128-29 0-59 0-89 0z"><text:p/></draw:path><draw:path draw:style-name="gr1059" draw:text-style-name="P99" svg:width="0.0839in" svg:height="0.0941in" svg:x="0.9622in" svg:y="0.7256in" svg:viewBox="0 0 214 240" svg:d="M117 8c-4-7-6-8-9-8-6 0-7 2-9 8-32 72-64 144-96 216-3 5-3 6-3 8 0 4 3 8 8 8 3 0 5-1 9-9 30-68 60-136 91-205 29 69 60 137 90 205 3 9 8 9 9 9 4 0 7-4 7-8 0-1 0-2-2-7-32-72-63-145-95-217z"><text:p/></draw:path><draw:path draw:style-name="gr1059" draw:text-style-name="P99" svg:width="0.0756in" svg:height="0.0685in" svg:x="1.0937in" svg:y="0.7496in" svg:viewBox="0 0 193 175" svg:d="M118 54c3-10 12-46 38-46 2 0 11 0 20 5-11 2-19 12-19 21 0 7 5 13 15 13 8 0 21-6 21-22 0-20-23-25-36-25-23 0-36 20-40 29-10-26-31-29-42-29-41 0-63 49-63 59 0 4 3 3 4 4 4 0 5 0 6-5 13-40 39-50 52-50 7 0 21 4 21 26 0 12-7 37-21 92-7 24-20 40-37 40-2 0-12 0-19-4 10-3 18-11 18-21 0-11-8-15-14-15-12 0-22 10-22 24 0 17 20 25 36 25 27 0 40-28 41-30 4 14 19 30 42 30 39 0 61-50 61-60 0-4-3-4-4-4-3 0-4 2-4 4-14 42-40 51-52 51-15 0-21-12-21-25 0-9 2-17 7-34 4-18 7-36 12-53z"><text:p/></draw:path><draw:path draw:style-name="gr1059" draw:text-style-name="P99" svg:width="0.076in" svg:height="0.1417in" svg:x="1.2394in" svg:y="0.7079in" svg:viewBox="0 0 194 361" svg:d="M190 15c4-5 4-5 4-7 0-3-3-8-8-8s-7 3-9 8c-58 112-115 225-174 337-3 6-3 7-3 8 0 3 3 8 8 8s6-2 9-8c58-112 115-225 173-338z"><text:p/></draw:path><draw:path draw:style-name="gr1059" draw:text-style-name="P99" svg:width="0.0756in" svg:height="0.0878in" svg:x="1.2315in" svg:y="0.7343in" svg:viewBox="0 0 193 224" svg:d="M179 120c7 0 14 0 14-8s-7-8-14-8c-55 0-109 0-164 0 5-51 50-89 104-89 20 0 40 0 60 0 7 0 14 0 14-7 0-8-7-8-14-8-20 0-40 0-60 0-66 0-119 51-119 112 0 62 53 112 119 112 20 0 40 0 60 0 7 0 14 0 14-7 0-8-7-8-14-8-20 0-40 0-60 0-54 0-99-37-104-89 55 0 109 0 164 0z"><text:p/></draw:path><draw:path draw:style-name="gr1059" draw:text-style-name="P99" svg:width="0.1083in" svg:height="0.1035in" svg:x="1.3685in" svg:y="0.7138in" svg:viewBox="0 0 276 264" svg:d="M46 234c-4 15-5 18-35 18-7 0-11 0-11 8 0 4 3 4 11 4 46 0 91 0 137 0 62 0 107-45 107-84 0-27-22-50-59-54 39-7 80-36 80-72 0-29-25-54-71-54-43 0-87 0-130 0-8 0-12 0-12 8 0 4 4 4 11 4 1 0 9 0 15 1 7 0 10 1 10 6 0 2 0 3-1 7-18 70-34 139-52 208zM105 122c7-32 16-64 24-96 3-13 3-14 19-14 17 0 35 0 51 0 34 0 42 23 42 40 0 34-33 70-80 70-19 0-38 0-56 0zM87 252c-6 0-7 0-9 0-3-1-4-1-4-5 0-1 0-1 1-8 9-37 19-72 27-108 25 0 49 0 73 0 37 0 44 28 44 45 0 38-34 76-79 76-18 0-36 0-53 0z"><text:p/></draw:path><draw:path draw:style-name="gr1059" draw:text-style-name="P99" svg:width="0.0346in" svg:height="0.1516in" svg:x="1.4941in" svg:y="0.7028in" svg:viewBox="0 0 89 386" svg:d="M89 192c0-29-4-77-25-119-23-49-56-73-61-73-2 0-3 1-3 3 0 1 0 2 7 9 38 39 60 100 60 180 0 66-14 135-63 183-4 6-4 6-4 7 0 2 1 4 3 4 5 0 39-26 62-76 20-42 24-85 24-118z"><text:p/></draw:path><draw:path draw:style-name="gr1059" draw:text-style-name="P99" svg:width="0.0839in" svg:height="0.0941in" svg:x="1.587in" svg:y="0.7256in" svg:viewBox="0 0 214 240" svg:d="M212 15c2-5 2-5 2-7 0-5-3-8-7-8s-7 2-9 9c-31 68-61 136-91 204-30-68-61-137-91-205-3-7-6-8-8-8-5 0-8 3-8 8 0 1 0 1 2 6 32 73 64 144 96 217 3 7 5 9 9 9 5 0 6-4 8-9 32-72 65-144 97-216z"><text:p/></draw:path><draw:path draw:style-name="gr1059" draw:text-style-name="P99" svg:width="0.1579in" svg:height="0.0311in" svg:x="1.6957in" svg:y="0.8429in" svg:viewBox="0 0 402 80" svg:d="M395 15c3 0 7-3 7-7s-4-8-8-8h-1c-129 22-258 43-386 65-5 0-7 4-7 8s3 7 8 7c0 0 0-1 1-1 129-21 257-43 386-64z"><text:p/></draw:path><draw:path draw:style-name="gr1059" draw:text-style-name="P99" svg:width="0.1579in" svg:height="0.0307in" svg:x="1.8476in" svg:y="0.8169in" svg:viewBox="0 0 402 79" svg:d="M395 15c4-1 7-4 7-7 0-5-4-8-8-8h-1c-129 21-258 43-386 64-4 1-7 4-7 7 0 5 3 8 8 8h1c129-21 257-43 386-64z"><text:p/></draw:path><draw:path draw:style-name="gr1059" draw:text-style-name="P99" svg:width="0.1583in" svg:height="0.0311in" svg:x="1.9996in" svg:y="0.7929in" svg:viewBox="0 0 403 80" svg:d="M396 15c3 0 7-3 7-7 0-5-4-8-8-8-1 0-1 0-2 0-129 22-258 43-386 65-4 0-7 3-7 8 0 3 4 7 8 7 1 0 1-1 1-1 129-21 258-43 387-64z"><text:p/></draw:path><draw:path draw:style-name="gr1059" draw:text-style-name="P99" svg:width="0.1575in" svg:height="0.0307in" svg:x="2.1516in" svg:y="0.7669in" svg:viewBox="0 0 401 79" svg:d="M395 15c3-1 6-4 6-7 0-5-3-8-7-8h-1c-129 21-258 43-386 64-4 1-7 4-7 7 0 5 3 8 8 8h1c128-21 257-43 386-64z"><text:p/></draw:path><draw:path draw:style-name="gr1059" draw:text-style-name="P99" svg:width="0.1583in" svg:height="0.0311in" svg:x="2.3035in" svg:y="0.7429in" svg:viewBox="0 0 403 80" svg:d="M396 15c3-1 7-3 7-7 0-5-4-8-8-8-1 0-1 0-2 0-129 22-258 43-386 65-4 0-7 3-7 6 0 5 3 9 8 9 1 0 1-1 1-1 128-21 258-43 387-64z"><text:p/></draw:path><draw:path draw:style-name="gr1059" draw:text-style-name="P99" svg:width="0.1575in" svg:height="0.0307in" svg:x="2.4559in" svg:y="0.7165in" svg:viewBox="0 0 401 79" svg:d="M395 15c3-1 6-4 6-7 0-5-3-8-7-8h-1c-129 21-258 43-386 64-5 1-7 4-7 7 0 5 3 8 8 8h1c128-21 257-43 386-64z"><text:p/></draw:path><draw:path draw:style-name="gr1059" draw:text-style-name="P99" svg:width="0.1583in" svg:height="0.0307in" svg:x="2.6079in" svg:y="0.6906in" svg:viewBox="0 0 403 79" svg:d="M396 15c3-1 7-3 7-7 0-5-5-8-8-8-1 0-1 0-2 0-129 22-258 43-386 65-4 0-7 3-7 6 0 5 3 8 8 8h1c128-21 258-43 387-64z"><text:p/></draw:path><draw:path draw:style-name="gr1059" draw:text-style-name="P99" svg:width="0.1583in" svg:height="0.0307in" svg:x="2.6528in" svg:y="0.6839in" svg:viewBox="0 0 403 79" svg:d="M396 15c3-1 7-4 7-7 0-5-4-8-8-8-1 0-1 0-2 0-129 22-258 43-386 65-4 0-7 3-7 6 0 5 3 8 8 8 1 0 1 0 1 0 129-21 258-43 387-64z"><text:p/></draw:path><draw:path draw:style-name="gr1059" draw:text-style-name="P99" svg:width="0.0346in" svg:height="0.1516in" svg:x="1.7287in" svg:y="0.7028in" svg:viewBox="0 0 89 386" svg:d="M89 382c0-1 0-1-7-8-48-50-60-122-60-182 0-67 14-134 62-182 5-5 5-6 5-7 0-2-1-3-3-3-5 0-40 25-62 75-20 43-24 86-24 117s3 77 25 121c23 48 56 73 61 73 2 0 3-1 3-4z"><text:p/></draw:path><draw:path draw:style-name="gr1059" draw:text-style-name="P99" svg:width="0.0752in" svg:height="0.0685in" svg:x="1.7776in" svg:y="0.7496in" svg:viewBox="0 0 192 175" svg:d="M118 54c2-10 11-46 38-46 1 0 11 0 19 5-11 2-19 12-19 21 0 7 5 13 16 13 7 0 20-6 20-22 0-20-23-25-36-25-22 0-36 20-40 29-10-26-31-29-42-29-40 0-63 49-63 59 0 4 4 4 6 4 3 0 4 0 4-5 13-40 38-50 52-50 7 0 20 4 20 26 0 12-6 37-20 92-6 24-20 40-37 40-2 0-11 0-19-4 9-3 18-11 18-21 0-11-9-15-14-15-12 0-21 10-21 24 0 17 19 25 36 25 26 0 39-28 41-30 4 14 18 30 41 30 40 0 62-50 62-60 0-4-3-4-5-4-3 0-3 2-4 4-14 42-40 51-52 51-16 0-21-12-21-25 0-9 2-17 7-34 4-18 8-36 13-53z"><text:p/></draw:path><draw:path draw:style-name="gr1059" draw:text-style-name="P99" svg:width="0.076in" svg:height="0.0878in" svg:x="1.9146in" svg:y="0.7343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1059" draw:text-style-name="P99" svg:width="0.1079in" svg:height="0.1035in" svg:x="2.052in" svg:y="0.7138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0-14 17 0 33 0 50 0 34 0 42 23 42 40 0 34-33 70-81 70-18 0-37 0-56 0zM86 252c-6 0-6 0-8 0-4-1-5-1-5-5 0-1 0-1 2-8 9-37 17-72 26-108 24 0 49 0 73 0 37 0 45 28 45 45 0 38-35 76-80 76-18 0-36 0-53 0z"><text:p/></draw:path><draw:path draw:style-name="gr1059" draw:text-style-name="P99" svg:width="0.0846in" svg:height="0.0941in" svg:x="2.2106in" svg:y="0.7256in" svg:viewBox="0 0 216 240" svg:d="M117 8c-4-7-6-8-9-8-6 0-7 2-9 8-32 72-64 144-96 216-2 5-3 6-3 8 0 4 4 8 8 8 3 0 6-1 9-9 30-68 60-136 91-205 31 69 60 137 91 205 3 9 7 9 9 9 4 0 8-4 8-8 0-1 0-2-3-7-31-72-65-145-96-217z"><text:p/></draw:path><draw:path draw:style-name="gr1059" draw:text-style-name="P99" svg:width="0.0752in" svg:height="0.0685in" svg:x="2.3421in" svg:y="0.7496in" svg:viewBox="0 0 192 175" svg:d="M118 54c2-10 11-46 38-46 1 0 11 0 19 5-11 2-19 12-19 21 0 7 5 13 16 13 7 0 20-6 20-22 0-20-23-25-36-25-22 0-36 20-40 29-10-26-31-29-42-29-40 0-63 49-63 59 0 4 4 4 6 4 3 0 4 0 4-5 13-40 38-50 52-50 7 0 21 4 21 26 0 12-7 37-21 92-6 24-20 40-37 40-2 0-11 0-19-4 9-3 18-11 18-21 0-11-9-15-14-15-12 0-21 10-21 24 0 17 19 25 36 25 26 0 39-28 41-30 4 14 18 30 41 30 40 0 62-50 62-60 0-4-3-4-5-4-3 0-3 2-4 4-14 42-40 51-52 51-16 0-21-12-21-25 0-9 2-17 7-34 4-18 8-36 13-53z"><text:p/></draw:path><draw:path draw:style-name="gr1059" draw:text-style-name="P99" svg:width="0.0756in" svg:height="0.1417in" svg:x="2.4882in" svg:y="0.7079in" svg:viewBox="0 0 193 361" svg:d="M189 15c3-5 4-5 4-7 0-3-3-8-8-8s-6 3-9 8c-57 112-115 225-173 337-3 6-3 7-3 8 0 3 2 8 8 8 4 0 5-2 7-8 59-112 116-225 174-338z"><text:p/></draw:path><draw:path draw:style-name="gr1059" draw:text-style-name="P99" svg:width="0.076in" svg:height="0.0878in" svg:x="2.4795in" svg:y="0.7343in" svg:viewBox="0 0 194 224" svg:d="M179 120c7 0 15 0 15-8s-8-8-15-8c-55 0-109 0-164 0 6-51 50-89 105-89 20 0 40 0 59 0 7 0 15 0 15-7 0-8-8-8-15-8-19 0-40 0-60 0-66 0-119 51-119 112 0 62 53 112 119 112 20 0 41 0 60 0 7 0 15 0 15-7 0-8-8-8-15-8-19 0-39 0-59 0-55 0-99-37-105-89 55 0 109 0 164 0z"><text:p/></draw:path><draw:path draw:style-name="gr1059" draw:text-style-name="P99" svg:width="0.1079in" svg:height="0.1035in" svg:x="2.6173in" svg:y="0.7138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1-14 16 0 33 0 49 0 34 0 42 23 42 40 0 34-33 70-80 70-19 0-38 0-57 0zM86 252c-6 0-6 0-9 0-3-1-4-1-4-5 0-1 0-1 2-8 9-37 17-72 26-108 24 0 49 0 73 0 37 0 45 28 45 45 0 38-35 76-80 76-18 0-36 0-53 0z"><text:p/></draw:path><draw:path draw:style-name="gr1059" draw:text-style-name="P99" svg:width="0.0346in" svg:height="0.1516in" svg:x="2.7421in" svg:y="0.7028in" svg:viewBox="0 0 89 386" svg:d="M89 192c0-29-3-77-25-119-23-49-56-73-61-73-2 0-3 1-3 3 0 1 0 2 8 9 37 39 59 100 59 180 0 66-14 135-62 183-5 6-5 6-5 7 0 2 1 4 3 4 5 0 40-26 62-76 20-42 24-85 24-118z"><text:p/></draw:path><draw:path draw:style-name="gr1059" draw:text-style-name="P99" svg:width="0.0346in" svg:height="0.1516in" svg:x="2.8016in" svg:y="0.7028in" svg:viewBox="0 0 89 386" svg:d="M89 192c0-29-4-77-25-119-23-49-56-73-61-73-2 0-3 1-3 3 0 1 0 2 7 9 38 39 60 100 60 180 0 66-14 135-63 183-4 6-4 6-4 7 0 2 1 4 3 4 5 0 39-26 62-76 20-42 24-85 24-118z"><text:p/></draw:path><draw:path draw:style-name="gr1059" draw:text-style-name="P99" svg:width="0.0346in" svg:height="0.1516in" svg:x="3.8465in" svg:y="0.7028in" svg:viewBox="0 0 89 386" svg:d="M89 382c0-1 0-1-7-8-48-50-60-122-60-182 0-67 14-134 63-182 4-5 4-6 4-7 0-2-1-3-3-3-5 0-39 25-62 75-20 43-24 86-24 117s3 77 25 121c23 48 56 73 61 73 2 0 3-1 3-4z"><text:p/></draw:path><draw:path draw:style-name="gr1059" draw:text-style-name="P99" svg:width="0.0673in" svg:height="0.1028in" svg:x="3.8949in" svg:y="0.7138in" svg:viewBox="0 0 172 262" svg:d="M103 198c0 11 0 23 0 34 0 13-1 18-29 18-2 0-6 0-8 0 0 4 0 7 0 12 15-1 35-1 52-1 16 0 37 0 52 1 0-5 0-8 0-12-2 0-5 0-7 0-29 0-30-5-30-18 0-11 0-23 0-34 13 0 25 0 39 0 0-4 0-8 0-12-14 0-26 0-39 0 0-58 0-118 0-176 0-8 0-10-6-10-4 0-5 0-8 4-40 61-79 121-119 182 0 4 0 8 0 12 34 0 69 0 103 0zM106 186c-32 0-63 0-95 0 32-49 63-96 95-144 0 48 0 95 0 144z"><text:p/></draw:path><draw:path draw:style-name="gr1059" draw:text-style-name="P99" svg:width="0.035in" svg:height="0.1516in" svg:x="3.9752in" svg:y="0.7028in" svg:viewBox="0 0 90 386" svg:d="M90 192c0-29-4-77-25-119-24-49-57-73-61-73-2 0-4 1-4 3 0 1 0 2 8 9 37 39 59 100 59 180 0 66-14 135-62 183-5 6-5 6-5 7 0 2 2 4 4 4 4 0 39-26 62-76 20-42 24-85 24-118z"><text:p/></draw:path><draw:path draw:style-name="gr1059" draw:text-style-name="P99" svg:width="0.1346in" svg:height="0.0831in" svg:x="0.0004in" svg:y="0.9646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1059" draw:text-style-name="P99" svg:width="0.1346in" svg:height="0.0831in" svg:x="0.1272in" svg:y="0.9646in" svg:viewBox="0 0 343 212" svg:d="M260 76c16 14 36 24 48 30-13 6-32 16-48 29-82 0-164 0-246 0-6 0-14 0-14 8s8 8 14 8c76 0 152 0 228 0-18 17-38 51-38 57 0 4 5 4 7 4 3 0 6 0 8-3 8-14 19-35 44-57 26-24 52-34 72-41 7-2 7-2 8-3 0-1 0-1 0-2 0-2 0-2 0-3l-1-1c-1 0-1 0-9-2-51-16-90-51-112-92-4-8-4-8-10-8-2 0-7 0-7 3 0 6 19 40 38 57-76 0-152 0-228 0-6 0-14 0-14 8s8 8 14 8c82 0 164 0 246 0z"><text:p/></draw:path><draw:path draw:style-name="gr1059" draw:text-style-name="P99" svg:width="0.0846in" svg:height="0.0402in" svg:x="0.3213in" svg:y="0.9906in" svg:viewBox="0 0 216 103" svg:d="M216 14c0-13-1-14-14-14-62 0-125 0-188 0-6 0-14 0-14 8 0 7 8 7 14 7 62 0 125 0 186 0 0 25 0 50 0 74 0 7 0 14 8 14s8-7 8-14c0-25 0-49 0-75z"><text:p/></draw:path><draw:path draw:style-name="gr1059" draw:text-style-name="P99" svg:width="0.035in" svg:height="0.1516in" svg:x="0.4295in" svg:y="0.9311in" svg:viewBox="0 0 90 386" svg:d="M90 382c0-1 0-1-6-8-49-50-61-122-61-182 0-67 14-134 62-182 5-5 5-6 5-7 0-2-2-3-4-3-3 0-39 25-62 75-20 43-24 86-24 117s4 77 25 121c23 48 58 73 61 73 2 0 4-1 4-4z"><text:p/></draw:path><draw:path draw:style-name="gr1059" draw:text-style-name="P99" svg:width="0.0752in" svg:height="0.0685in" svg:x="0.4783in" svg:y="0.9783in" svg:viewBox="0 0 192 175" svg:d="M118 54c3-10 12-46 38-46 2 0 11 0 20 5-11 2-19 12-19 21 0 7 5 13 15 13 8 0 20-6 20-22 0-20-21-25-35-25-23 0-36 20-40 29-10-26-31-29-42-29-41 0-63 49-63 59 0 4 3 3 4 4 4 0 5 0 6-5 13-40 39-50 52-50 7 0 21 4 21 26 0 12-7 37-21 92-7 24-20 40-37 40-2 0-12 0-19-4 10-3 18-11 18-21 0-11-8-15-14-15-12 0-22 10-22 24 0 17 20 25 36 25 26 0 40-28 41-30 4 14 19 30 42 30 39 0 61-50 61-60 0-4-3-4-4-4-3 0-4 2-4 4-14 42-40 51-52 51-16 0-22-12-22-25 0-9 3-18 7-34 4-18 8-36 13-53z"><text:p/></draw:path><draw:path draw:style-name="gr1059" draw:text-style-name="P99" svg:width="0.076in" svg:height="0.1417in" svg:x="0.624in" svg:y="0.935in" svg:viewBox="0 0 194 361" svg:d="M190 15c4-5 4-5 4-7 0-3-3-8-8-8-6 0-7 3-9 8-58 112-115 225-174 337-3 6-3 7-3 8 0 3 3 8 8 8s6-2 9-8c58-112 115-225 173-338z"><text:p/></draw:path><draw:path draw:style-name="gr1059" draw:text-style-name="P99" svg:width="0.0752in" svg:height="0.0878in" svg:x="0.6157in" svg:y="0.9638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1059" draw:text-style-name="P99" svg:width="0.1039in" svg:height="0.1087in" svg:x="0.7524in" svg:y="0.935in" svg:viewBox="0 0 265 277" svg:d="M55 233c-15 25-30 31-47 32-5 0-8 0-8 8 0 2 1 4 4 4 11 0 23-1 33-1 14 0 27 1 40 1 2 0 7 0 7-8 0-4-4-4-6-4-9-1-19-3-19-13 0-5 3-9 6-14 10-17 20-33 30-50 32 0 65 0 96 0 2 8 7 61 7 65 0 11-21 12-29 12-5 0-8 0-8 8 0 4 4 4 5 4 16 0 32-1 49-1 9 0 34 1 42 1 4 0 8 0 8-8 0-4-4-4-9-4-24 0-24-2-25-14-8-81-16-161-24-241 0-8 0-10-7-10-6 0-7 3-10 7-45 75-90 150-135 226zM101 176c26-43 52-85 77-128 5 43 8 85 12 128-29 0-59 0-89 0z"><text:p/></draw:path><draw:path draw:style-name="gr1059" draw:text-style-name="P99" svg:width="0.0846in" svg:height="0.0941in" svg:x="0.9031in" svg:y="0.9547in" svg:viewBox="0 0 216 240" svg:d="M117 8c-4-7-6-8-9-8-5 0-7 2-9 8-32 72-64 144-96 216-2 5-3 6-3 8 0 4 4 8 8 8 3 0 6-1 8-9 31-68 61-136 92-205 31 69 60 137 91 205 3 9 7 9 9 9 4 0 8-4 8-8 0-1 0-2-3-7-32-72-65-145-96-217z"><text:p/></draw:path><draw:path draw:style-name="gr1059" draw:text-style-name="P99" svg:width="0.0756in" svg:height="0.0685in" svg:x="1.0346in" svg:y="0.9783in" svg:viewBox="0 0 193 175" svg:d="M118 54c2-10 11-46 38-46 1 0 11 0 19 5-11 2-19 12-19 21 0 7 5 13 16 13 7 0 21-6 21-22 0-20-24-25-37-25-22 0-36 20-40 29-10-26-31-29-42-29-40 0-62 49-62 59 0 4 3 4 5 4 3 0 4 0 4-5 13-40 38-50 52-50 7 0 21 4 21 26 0 12-7 37-21 92-6 24-20 40-37 40-2 0-11 0-19-4 9-3 18-11 18-21 0-11-9-15-14-15-12 0-21 10-21 24 0 17 19 25 36 25 26 0 39-28 41-30 4 14 18 30 41 30 40 0 62-50 62-60 0-4-3-4-4-4-4 0-4 2-5 4-14 42-40 51-52 51-16 0-21-12-21-25 0-9 2-18 7-34 4-18 8-36 13-53z"><text:p/></draw:path><draw:path draw:style-name="gr1059" draw:text-style-name="P99" svg:width="0.0756in" svg:height="0.1417in" svg:x="1.1807in" svg:y="0.935in" svg:viewBox="0 0 193 361" svg:d="M189 15c4-5 4-5 4-7 0-3-3-8-8-8s-6 3-9 8c-57 112-115 225-173 337-3 6-3 7-3 8 0 3 2 8 8 8 4 0 5-2 7-8 59-112 116-225 174-338z"><text:p/></draw:path><draw:path draw:style-name="gr1059" draw:text-style-name="P99" svg:width="0.076in" svg:height="0.0878in" svg:x="1.172in" svg:y="0.9638in" svg:viewBox="0 0 194 224" svg:d="M179 120c7 0 15 0 15-8s-8-8-15-8c-55 0-109 0-164 0 6-51 50-89 105-89 20 0 39 0 59 0 7 0 15 0 15-7 0-8-8-8-15-8-20 0-40 0-60 0-66 0-119 51-119 112 0 62 53 112 119 112 20 0 40 0 60 0 7 0 15 0 15-7 0-8-8-8-15-8-20 0-39 0-59 0-55 0-99-37-105-89 55 0 109 0 164 0z"><text:p/></draw:path><draw:path draw:style-name="gr1059" draw:text-style-name="P99" svg:width="0.1079in" svg:height="0.1035in" svg:x="1.3098in" svg:y="0.9406in" svg:viewBox="0 0 275 264" svg:d="M45 234c-4 15-4 18-35 18-7 0-10 0-10 8 0 4 3 4 10 4 46 0 91 0 137 0 62 0 107-45 107-84 0-27-22-50-59-54 40-7 80-36 80-72 0-29-25-54-71-54-43 0-87 0-130 0-8 0-11 0-11 8 0 4 3 4 11 4 4 0 7 0 14 1 7 0 10 1 10 6 0 2 0 3-1 7-18 70-34 139-52 208zM103 122c8-32 17-64 25-96 3-13 4-14 21-14 16 0 33 0 49 0 34 0 42 23 42 40 0 34-33 70-80 70-19 0-38 0-57 0zM86 252c-6 0-6 0-8 0-4-1-5-1-5-5 0-1 0-2 2-8 9-37 17-72 26-108 24 0 49 0 73 0 37 0 45 28 45 45 0 38-34 76-80 76-18 0-36 0-53 0z"><text:p/></draw:path><draw:path draw:style-name="gr1059" draw:text-style-name="P99" svg:width="0.035in" svg:height="0.1516in" svg:x="1.435in" svg:y="0.9311in" svg:viewBox="0 0 90 386" svg:d="M90 192c0-29-4-77-26-119-23-49-56-73-60-73-3 0-4 1-4 3 0 1 0 2 8 9 37 39 59 100 59 180 0 66-14 135-61 183-6 6-6 6-6 7 0 2 1 4 4 4 4 0 39-26 61-76 20-42 25-85 25-118z"><text:p/></draw:path><draw:path draw:style-name="gr1059" draw:text-style-name="P99" svg:width="0.0346in" svg:height="0.1516in" svg:x="1.4941in" svg:y="0.9311in" svg:viewBox="0 0 89 386" svg:d="M89 192c0-29-4-77-25-119-23-49-56-73-61-73-2 0-3 1-3 3 0 1 0 2 7 9 38 39 60 100 60 180 0 66-14 135-63 183-4 6-4 6-4 7 0 2 1 4 3 4 5 0 39-26 62-76 20-42 24-85 24-118z"><text:p/></draw:path><draw:path draw:style-name="gr1059" draw:text-style-name="P99" svg:width="0.0346in" svg:height="0.1516in" svg:x="3.8465in" svg:y="0.9311in" svg:viewBox="0 0 89 386" svg:d="M89 382c0-1 0-1-7-8-48-50-60-122-60-182 0-67 14-134 63-182 4-5 4-6 4-7 0-2-1-3-3-3-5 0-39 25-62 75-20 43-24 86-24 117s3 77 25 121c23 48 56 73 61 73 2 0 3-1 3-4z"><text:p/></draw:path><draw:path draw:style-name="gr1059" draw:text-style-name="P99" svg:width="0.0602in" svg:height="0.1043in" svg:x="3.898in" svg:y="0.9429in" svg:viewBox="0 0 154 266" svg:d="M154 179c0-45-32-84-73-84-18 0-35 6-49 19 0-25 0-49 0-74 8 2 21 4 33 4 47 0 75-35 75-40 0-2-1-4-5-4-1 0-1 0-3 1-8 3-26 11-53 11-15 0-33-2-50-11-4-1-4-1-5-1-4 0-4 3-4 10 0 38 0 76 0 114 0 7 0 10 5 10 3 0 4-1 5-3 4-7 18-28 50-28 20 0 30 18 33 26 6 14 7 28 7 48 0 13 0 36-9 53-10 15-24 25-42 25-28 0-50-21-57-43 1 0 2 0 7 0 13 0 20-10 20-18 0-9-7-19-20-19-6 0-19 2-19 20 0 34 26 71 70 71s84-37 84-87z"><text:p/></draw:path><draw:path draw:style-name="gr1059" draw:text-style-name="P99" svg:width="0.035in" svg:height="0.1516in" svg:x="3.9752in" svg:y="0.9311in" svg:viewBox="0 0 90 386" svg:d="M90 192c0-29-4-77-25-119-24-49-57-73-61-73-2 0-4 1-4 3 0 1 0 2 8 9 37 39 59 100 59 180 0 66-14 135-62 183-5 6-5 6-5 7 0 2 2 4 4 4 4 0 39-26 62-76 20-42 24-85 24-118z"><text:p/></draw:path><draw:path draw:style-name="gr1059" draw:text-style-name="P99" svg:width="0.1346in" svg:height="0.0831in" svg:x="0.0004in" svg:y="1.1933in" svg:viewBox="0 0 343 212" svg:d="M330 151c7 0 13 0 13-8s-6-8-14-8c-81 0-164 0-245 0-17-13-37-24-49-29 15-6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1059" draw:text-style-name="P99" svg:width="0.1346in" svg:height="0.0831in" svg:x="0.1272in" svg:y="1.1933in" svg:viewBox="0 0 343 212" svg:d="M260 76c16 14 36 24 48 30-13 6-32 16-48 29-82 0-164 0-246 0-6 0-14 0-14 8s8 8 14 8c76 0 152 0 228 0-18 17-38 51-38 57 0 4 5 4 7 4 3 0 6 0 8-3 8-14 19-35 44-57 26-24 52-34 72-41 7-2 7-2 8-3 0-1 0-1 0-2 0-2 0-2 0-3l-1-1c-1 0-1 0-9-2-51-16-90-52-112-92-4-8-4-8-10-8-2 0-7 0-7 3 0 6 19 40 38 57-76 0-152 0-228 0-6 0-14 0-14 8s8 8 14 8c82 0 164 0 246 0z"><text:p/></draw:path><draw:path draw:style-name="gr1059" draw:text-style-name="P99" svg:width="0.0752in" svg:height="0.0685in" svg:x="0.3177in" svg:y="1.2055in" svg:viewBox="0 0 192 175" svg:d="M118 54c3-10 12-46 38-46 2 0 11 0 20 5-11 2-19 12-19 21 0 7 5 13 15 13 8 0 20-6 20-22 0-20-22-25-35-25-23 0-36 20-40 29-10-26-31-29-42-29-41 0-63 49-63 59 0 4 3 3 4 4 4 0 5 0 6-5 13-40 39-50 52-50 7 0 21 4 21 26 0 12-7 37-21 92-7 24-20 40-37 40-2 0-12 0-19-4 10-3 18-11 18-21 0-11-9-15-14-15-12 0-22 10-22 24 0 17 20 25 36 25 27 0 40-28 41-30 4 14 19 30 42 30 39 0 61-50 61-60 0-4-3-4-4-4-3 0-4 2-4 4-14 42-40 51-52 51-15 0-21-12-21-25 0-9 2-18 7-34 4-18 7-36 12-53z"><text:p/></draw:path><draw:path draw:style-name="gr1059" draw:text-style-name="P99" svg:width="0.0752in" svg:height="0.0878in" svg:x="0.4551in" svg:y="1.1902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1059" draw:text-style-name="P99" svg:width="0.1039in" svg:height="0.1087in" svg:x="0.5917in" svg:y="1.1638in" svg:viewBox="0 0 265 277" svg:d="M55 233c-15 25-30 31-47 32-5 0-8 0-8 8 0 2 2 4 4 4 11 0 23-1 34-1 13 0 26 1 39 1 2 0 7 0 7-8 0-4-4-4-6-4-9-1-19-3-19-13 0-5 3-9 6-14 10-17 20-33 30-50 31 0 64 0 96 0 1 8 7 61 7 64 0 12-21 13-29 13-5 0-8 0-8 8 0 4 4 4 5 4 15 0 32-1 49-1 9 0 34 1 43 1 3 0 7 0 7-8 0-4-4-4-9-4-24 0-24-2-25-14-8-81-17-161-24-241 0-8 0-10-7-10-6 0-8 3-10 7-45 75-90 150-135 226zM102 176c26-43 51-85 76-128 5 43 8 85 12 128-29 0-58 0-88 0z"><text:p/></draw:path><draw:path draw:style-name="gr1059" draw:text-style-name="P99" svg:width="0.0846in" svg:height="0.0941in" svg:x="0.7425in" svg:y="1.1815in" svg:viewBox="0 0 216 240" svg:d="M212 15c2-5 4-5 4-7 0-5-4-8-8-8-5 0-7 2-9 9-31 68-60 135-91 203-30-68-61-136-90-204-4-7-7-8-10-8-4 0-8 3-8 8 0 1 0 1 3 6 32 73 64 144 96 217 3 7 5 9 9 9 5 0 6-4 9-9 31-72 63-144 95-216z"><text:p/></draw:path><draw:path draw:style-name="gr1059" draw:text-style-name="P99" svg:width="0.0752in" svg:height="0.0685in" svg:x="0.874in" svg:y="1.2055in" svg:viewBox="0 0 192 175" svg:d="M118 54c2-10 11-46 38-46 1 0 11 0 19 5-11 2-19 12-19 21 0 7 5 13 16 13 7 0 20-6 20-22 0-20-23-25-36-25-22 0-36 20-40 29-10-26-31-29-42-29-40 0-62 49-62 59 0 4 3 4 4 4 4 0 5 0 5-5 13-40 38-50 52-50 7 0 20 4 20 26 0 12-6 37-20 92-6 24-19 40-37 40-2 0-11 0-20-4 10-3 19-11 19-21 0-11-9-15-14-15-12 0-21 10-21 24 0 17 19 25 36 25 26 0 40-28 41-30 4 14 18 30 42 30 39 0 61-50 61-60 0-4-3-4-4-4-4 0-4 2-6 4-13 42-38 51-51 51-15 0-21-12-21-25 0-9 2-18 7-34 4-18 8-36 13-53z"><text:p/></draw:path><draw:path draw:style-name="gr1059" draw:text-style-name="P99" svg:width="0.076in" svg:height="0.0878in" svg:x="1.0114in" svg:y="1.1902in" svg:viewBox="0 0 194 224" svg:d="M180 120c6 0 14 0 14-8s-8-8-14-8c-55 0-108 0-163 0 4-51 48-89 103-89 20 0 41 0 60 0 6 0 14 0 14-7 0-8-8-8-14-8-20 0-40 0-61 0-66 0-119 51-119 112 0 62 53 112 119 112 21 0 41 0 61 0 6 0 14 0 14-7 0-8-8-8-14-8-19 0-40 0-60 0-55 0-99-37-103-89 55 0 108 0 163 0z"><text:p/></draw:path><draw:path draw:style-name="gr1059" draw:text-style-name="P99" svg:width="0.1083in" svg:height="0.1035in" svg:x="1.1492in" svg:y="1.1693in" svg:viewBox="0 0 276 264" svg:d="M45 234c-3 15-4 18-35 18-7 0-10 0-10 8 0 4 3 4 10 4 46 0 92 0 138 0 61 0 107-45 107-84 0-27-23-50-60-54 40-7 81-36 81-72 0-29-26-54-73-54-42 0-86 0-129 0-8 0-11 0-11 8 0 4 3 4 11 4 4 0 7 0 14 1 7 0 11 1 11 6 0 2-1 3-2 7-18 70-34 139-52 208zM103 122c8-32 17-64 25-96 3-13 4-14 20-14 17 0 33 0 50 0 34 0 43 23 43 40 0 34-34 70-82 70-18 0-37 0-56 0zM86 252c-6 0-6 0-8 0-4-1-5-1-5-5 0-1 0-2 2-8 9-37 17-72 26-108 24 0 49 0 73 0 37 0 45 28 45 45 0 38-34 76-80 76-18 0-36 0-53 0z"><text:p/></draw:path><draw:path draw:style-name="gr1059" draw:text-style-name="P99" svg:width="0.0346in" svg:height="0.152in" svg:x="3.8465in" svg:y="1.1583in" svg:viewBox="0 0 89 387" svg:d="M89 383c0-1 0-1-7-8-48-49-60-122-60-181 0-68 14-135 63-183 4-4 4-6 4-7 0-2-1-4-3-4-5 0-39 26-62 76-20 43-24 86-24 118 0 30 3 77 25 121 23 47 56 72 61 72 2 0 3-1 3-4z"><text:p/></draw:path><draw:path draw:style-name="gr1059" draw:text-style-name="P99" svg:width="0.063in" svg:height="0.1043in" svg:x="3.8969in" svg:y="1.172in" svg:viewBox="0 0 161 266" svg:d="M35 131c0-3 0-7 0-10 0-98 48-111 67-111 10 0 27 2 34 15-5 0-21 0-21 18 0 12 9 17 18 17 7 0 18-3 18-18 0-23-17-42-49-42-49 0-102 49-102 135 0 104 45 131 81 131 43 0 80-36 80-88 0-48-34-86-77-86-27 0-41 20-49 39zM81 255c-24 0-36-23-38-28-7-19-7-50-7-57 0-30 12-69 46-69 7 0 25 0 37 24 6 15 6 34 6 53s0 38-6 52c-11 23-29 25-38 25z"><text:p/></draw:path><draw:path draw:style-name="gr1059" draw:text-style-name="P99" svg:width="0.035in" svg:height="0.152in" svg:x="3.9752in" svg:y="1.1583in" svg:viewBox="0 0 90 387" svg:d="M90 194c0-30-4-77-25-120-24-49-57-74-61-74-2 0-4 2-4 4 0 1 0 3 8 9 37 39 59 100 59 181 0 66-14 134-62 182-5 6-5 6-5 7 0 2 2 4 4 4 4 0 39-26 62-76 20-42 24-84 24-117z"><text:p/></draw:path><draw:path draw:style-name="gr1059" draw:text-style-name="P99" svg:width="0.1346in" svg:height="0.0831in" svg:x="0.0004in" svg:y="1.4209in" svg:viewBox="0 0 343 212" svg:d="M330 151c7 0 13 0 13-8s-6-8-14-8c-81 0-164 0-245 0-17-13-37-24-49-29 15-7 33-17 49-30 81 0 164 0 245 0 8 0 14 0 14-8s-6-8-13-8c-76 0-153 0-229 0 19-17 39-51 39-57 0-3-5-3-8-3-2 0-5 0-7 2-8 16-18 35-44 58-27 24-52 35-72 40-7 2-8 2-8 3-1 0-1 1-1 3 0 1 0 1 0 2l1 1c1 0 1 1 9 3 52 16 91 51 112 91 5 8 6 9 10 9 3 0 8 0 8-4 0-6-20-39-39-57 76 0 153 0 229 0z"><text:p/></draw:path><draw:path draw:style-name="gr1059" draw:text-style-name="P99" svg:width="0.1346in" svg:height="0.0831in" svg:x="0.1272in" svg:y="1.4209in" svg:viewBox="0 0 343 212" svg:d="M260 76c16 14 36 24 48 30-13 6-32 16-48 29-82 0-164 0-246 0-6 0-14 0-14 8s8 8 14 8c76 0 152 0 228 0-18 17-38 51-38 57 0 4 5 4 7 4 3 0 6 0 8-3 8-14 19-35 44-57 26-24 52-34 72-41 7-2 7-2 8-3 0-1 0-1 0-2 0-2 0-2 0-3l-1-1c-1 0-1 0-9-3-51-15-90-51-112-91-4-8-4-8-10-8-2 0-7 0-7 3 0 6 19 40 38 57-76 0-152 0-228 0-6 0-14 0-14 8s8 8 14 8c82 0 164 0 246 0z"><text:p/></draw:path><draw:path draw:style-name="gr1059" draw:text-style-name="P99" svg:width="0.0752in" svg:height="0.0685in" svg:x="0.3177in" svg:y="1.4339in" svg:viewBox="0 0 192 175" svg:d="M118 54c3-10 12-46 38-46 2 0 11 0 20 5-11 2-19 11-19 21 0 7 5 13 15 13 8 0 20-6 20-22 0-20-22-25-35-25-23 0-36 20-40 29-10-26-31-29-42-29-41 0-63 49-63 59 0 4 3 3 4 4 4 0 5 0 6-5 13-40 39-50 52-50 7 0 21 4 21 26 0 12-7 37-21 92-7 24-20 40-37 40-2 0-12 0-19-4 10-3 18-11 18-21 0-11-9-15-14-15-12 0-22 10-22 24 0 17 20 25 36 25 27 0 40-28 41-30 4 14 19 30 42 30 39 0 61-51 61-60 0-4-3-4-4-4-3 0-4 2-4 4-14 42-40 51-52 51-15 0-21-12-21-25 0-9 2-18 7-34 4-18 7-36 12-53z"><text:p/></draw:path><draw:path draw:style-name="gr1059" draw:text-style-name="P99" svg:width="0.0752in" svg:height="0.0878in" svg:x="0.4551in" svg:y="1.4193in" svg:viewBox="0 0 192 224" svg:d="M179 120c7 0 13 0 13-8s-6-8-13-8c-55 0-109 0-164 0 5-51 50-89 104-89 20 0 40 0 60 0 7 0 13 0 13-7 0-8-6-8-13-8-20 0-40 0-60 0-66 0-119 51-119 112 0 62 53 112 119 112 20 0 40 0 60 0 7 0 13 0 13-7 0-8-6-8-13-8-20 0-40 0-60 0-54 0-99-37-104-89 55 0 109 0 164 0z"><text:p/></draw:path><draw:path draw:style-name="gr1059" draw:text-style-name="P99" svg:width="0.1039in" svg:height="0.1087in" svg:x="0.5917in" svg:y="1.3929in" svg:viewBox="0 0 265 277" svg:d="M55 233c-15 25-30 31-47 32-5 0-8 0-8 8 0 2 2 4 4 4 11 0 23-1 34-1 13 0 26 1 39 1 2 0 7 0 7-8 0-4-4-4-6-4-9-1-19-3-19-13 0-5 3-9 6-14 10-17 20-33 30-50 31 0 64 0 96 0 1 8 7 61 7 64 0 12-21 13-29 13-5 0-8 0-8 8 0 4 4 4 5 4 15 0 32-1 49-1 9 0 34 1 43 1 3 0 7 0 7-8 0-4-4-4-9-4-24 0-24-2-25-14-8-81-17-161-24-241 0-8 0-10-7-10-6 0-8 3-10 7-45 75-90 150-135 226zM102 176c26-43 51-85 76-128 5 43 8 85 12 128-29 0-58 0-88 0z"><text:p/></draw:path><draw:path draw:style-name="gr1059" draw:text-style-name="P99" svg:width="0.0846in" svg:height="0.0941in" svg:x="0.7425in" svg:y="1.4102in" svg:viewBox="0 0 216 240" svg:d="M216 14c0-7 0-14-8-14s-8 7-8 14c0 46 0 94 0 140 0 57-64 70-92 70-18 0-42-4-62-16-31-20-31-44-31-55 0-46 0-93 0-139 0-7 0-14-7-14-8 0-8 7-8 14 0 48 0 94 0 141 0 58 59 85 108 85 50 0 108-28 108-85 0-47 0-93 0-141z"><text:p/></draw:path><draw:path draw:style-name="gr1059" draw:text-style-name="P99" svg:width="0.1083in" svg:height="0.1035in" svg:x="0.8756in" svg:y="1.3969in" svg:viewBox="0 0 276 264" svg:d="M46 234c-4 15-5 18-35 18-7 0-11 0-11 8 0 4 3 4 11 4 46 0 91 0 137 0 62 0 107-46 107-84 0-27-22-50-59-54 39-7 80-36 80-73 0-29-25-53-71-53-43 0-87 0-130 0-8 0-11 0-11 8 0 4 3 4 10 4 1 0 8 0 15 1 7 0 10 1 10 6 0 2 0 3-1 7-18 70-34 139-52 208zM104 122c8-32 17-64 25-96 3-13 3-14 21-14 16 0 33 0 49 0 34 0 42 23 42 40 0 34-33 70-80 70-19 0-38 0-57 0zM87 252c-6 0-7 0-9 0-3-1-4-1-4-5 0-1 0-2 1-8 9-37 18-72 27-108 24 0 49 0 73 0 37 0 44 28 44 45 0 38-34 76-79 76-18 0-36 0-53 0z"><text:p/></draw:path><draw:path draw:style-name="gr1059" draw:text-style-name="P99" svg:width="0.0346in" svg:height="0.152in" svg:x="3.8465in" svg:y="1.3866in" svg:viewBox="0 0 89 387" svg:d="M89 383c0-1 0-1-7-8-48-49-60-122-60-181 0-68 14-135 63-183 4-4 4-6 4-7 0-2-1-4-3-4-5 0-39 26-62 76-20 43-24 86-24 118 0 30 3 77 25 121 23 47 56 72 61 72 2 0 3-1 3-4z"><text:p/></draw:path><draw:path draw:style-name="gr1059" draw:text-style-name="P99" svg:width="0.065in" svg:height="0.1063in" svg:x="3.8992in" svg:y="1.3984in" svg:viewBox="0 0 166 271" svg:d="M163 26c3-4 3-5 3-13-31 0-63 0-93 0-48 0-49-5-50-13-3 0-7 0-10 0-4 26-9 54-13 80 3 0 7 0 10 0 1-6 4-31 10-35 2-2 33-2 37-2 27 0 54 0 80 0-4 5-35 48-42 60-36 53-49 107-49 146 0 4 0 22 19 22 17 0 17-18 17-22 0-7 0-14 0-20 0-21 2-42 5-63 1-9 6-42 23-66 18-24 35-49 53-74z"><text:p/></draw:path><draw:path draw:style-name="gr1059" draw:text-style-name="P99" svg:width="0.035in" svg:height="0.152in" svg:x="3.9752in" svg:y="1.3866in" svg:viewBox="0 0 90 387" svg:d="M90 194c0-30-4-77-25-120-24-49-57-74-61-74-2 0-4 2-4 4 0 1 0 3 8 9 37 39 59 100 59 181 0 66-14 134-62 182-5 6-5 6-5 7 0 2 2 4 4 4 4 0 39-26 62-76 20-42 24-84 24-117z"><text:p/></draw:path></draw:g></text:p>
      <text:p text:style-name="P96">וסה"כ <text:span text:style-name="T9"><draw:g text:anchor-type="as-char" svg:y="-0.1134in" draw:z-index="303" draw:name="Shape321" draw:style-name="gr1057"><svg:title>TexMaths</svg:title><svg:desc>11§inline§F(s) = (w \setminus id_A) \cup id_A = w \cup id_A§svg§600§FALSE§</svg:desc><draw:path draw:style-name="gr1058" draw:text-style-name="P98" svg:width="2.2039in" svg:height="0.1354in" svg:x="0.0213in" svg:y="0.0071in" svg:viewBox="0 0 5599 345" svg:d="M0 0c1867 0 3733 0 5599 0 0 115 0 230 0 345-1866 0-3732 0-5599 0 0-115 0-230 0-345z"><text:p/></draw:path><draw:path draw:style-name="gr1059" draw:text-style-name="P99" svg:width="0.1079in" svg:height="0.1028in" svg:x="-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1059" draw:text-style-name="P99" svg:width="0.0346in" svg:height="0.1508in" svg:x="0.1283in" svg:y="0in" svg:viewBox="0 0 89 384" svg:d="M89 380c0-1 0-1-6-8-49-48-61-121-61-179 0-67 14-135 63-183 4-4 4-4 4-7 0-2-1-3-3-3-5 0-40 26-62 75-20 43-24 86-24 118 0 28 3 76 25 119 23 47 56 72 61 72 2 0 3-1 3-4z"><text:p/></draw:path><draw:path draw:style-name="gr1059" draw:text-style-name="P99" svg:width="0.0555in" svg:height="0.0681in" svg:x="0.1803in" svg:y="0.0453in" svg:viewBox="0 0 142 174" svg:d="M131 26c-11 0-19 9-19 17 0 5 4 12 12 12 9 0 18-7 18-22 0-18-17-33-46-33-51 0-65 39-65 56 0 30 28 35 39 39 20 3 41 7 41 28 0 10-10 43-56 43-5 0-35 0-44-21 15 3 24-10 24-19 0-10-5-15-14-15-10 0-21 9-21 26 0 22 22 37 55 37 63 0 78-46 78-64 0-13-8-23-12-27-11-11-22-14-38-17-15-3-30-5-30-23 0-11 9-35 43-35 10 0 29 3 35 18z"><text:p/></draw:path><draw:path draw:style-name="gr1059" draw:text-style-name="P99" svg:width="0.035in" svg:height="0.1508in" svg:x="0.2524in" svg:y="0in" svg:viewBox="0 0 90 384" svg:d="M90 193c0-30-4-77-25-120-24-48-57-73-61-73-2 0-4 1-4 3 0 3 0 3 8 10 37 38 59 99 59 180 0 65-14 132-61 181-6 5-6 5-6 6 0 3 2 4 4 4 4 0 39-26 62-75 19-43 24-85 24-116z"><text:p/></draw:path><draw:path draw:style-name="gr1059" draw:text-style-name="P99" svg:width="0.1008in" svg:height="0.035in" svg:x="0.35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035in" svg:height="0.1508in" svg:x="0.5209in" svg:y="0in" svg:viewBox="0 0 90 384" svg:d="M90 380c0-1 0-1-6-8-49-48-61-121-61-179 0-67 14-135 62-183 5-4 5-4 5-7 0-2-2-3-4-3-3 0-39 26-62 75-20 43-24 86-24 118 0 28 4 76 25 119 23 47 58 72 61 72 2 0 4-1 4-4z"><text:p/></draw:path><draw:path draw:style-name="gr1059" draw:text-style-name="P99" svg:width="0.1004in" svg:height="0.0681in" svg:x="0.5693in" svg:y="0.0453in" svg:viewBox="0 0 256 174" svg:d="M167 40c2-9 7-23 7-26 0-6-6-10-12-10-5 0-11 3-15 10-1 4-18 77-22 87-2 11-3 19-3 26 0 4 0 5 1 6-9 21-21 33-36 33-31 0-31-28-31-35 0-12 2-28 20-75 4-12 7-17 7-25 0-17-13-31-31-31-38 0-52 56-52 59 0 4 3 3 4 4 5 0 5-1 7-7 11-36 25-48 40-48 3 0 8 1 8 13 0 10-4 21-6 27-17 46-22 63-22 78 0 35 26 48 55 48 6 0 25 0 41-26 9 24 36 26 48 26 29 0 46-24 56-47 13-30 25-82 25-101 0-20-11-26-17-26-9 0-19 10-19 19 0 4 2 6 6 10s14 14 14 33c0 13-11 50-22 70-10 20-23 34-42 34s-29-12-29-34c0-11 3-22 5-27 5-22 10-43 15-65z"><text:p/></draw:path><draw:path draw:style-name="gr1059" draw:text-style-name="P99" svg:width="0.0591in" svg:height="0.1508in" svg:x="0.7201in" svg:y="0in" svg:viewBox="0 0 151 384" svg:d="M134 375c2 5 5 9 9 9s8-3 8-7c0-2 0-2-2-7-44-120-88-241-132-361-3-7-4-9-9-9-4 0-8 3-8 8 0 1 0 1 2 6 44 120 88 241 132 361z"><text:p/></draw:path><draw:path draw:style-name="gr1059" draw:text-style-name="P99" svg:width="0.0398in" svg:height="0.1012in" svg:x="0.826in" svg:y="0.0134in" svg:viewBox="0 0 102 258" svg:d="M99 14c0-7-5-14-14-14-11 0-21 10-21 21 0 7 5 13 14 13s21-9 21-20zM69 159c5-11 5-13 9-22 3-8 5-14 5-21 0-17-13-31-31-31-38 0-52 56-52 59 0 4 3 2 4 4 5 0 5-2 7-7 10-36 26-49 39-49 3 0 9 0 9 14 0 7-2 15-4 20-2 9-20 55-26 70-4 10-9 22-9 31 0 17 13 31 32 31 36 0 50-55 50-60 0-3-3-3-4-3-4 0-4 1-7 6-6 25-19 49-38 49-7 0-10-4-10-13 0-10 2-16 11-39 5-13 10-26 15-39z"><text:p/></draw:path><draw:path draw:style-name="gr1059" draw:text-style-name="P99" svg:width="0.072in" svg:height="0.1059in" svg:x="0.8803in" svg:y="0.0071in" svg:viewBox="0 0 184 270" svg:d="M184 3c-1-1 0-3-5-3-6 0-43 3-49 3-3 1-6 4-6 8s4 4 10 4c19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1059" draw:text-style-name="P99" svg:width="0.0799in" svg:height="0.0756in" svg:x="0.9594in" svg:y="0.0598in" svg:viewBox="0 0 204 193" svg:d="M41 161c-10 14-19 21-34 22-4 0-7 0-7 5 0 4 2 5 3 5 8 0 17-1 25-1 7 0 18 1 27 1 1 0 6 0 6-6 0-4-4-4-5-4-2 0-12-1-12-8 0-3 2-8 3-10 8-12 15-23 22-34 26 0 52 0 77 0 3 14 5 30 7 45-1 2-2 7-19 7-3 0-6 0-6 6 0 1 1 4 4 4 8 0 28-1 35-1 5 0 11 0 16 0 5 1 11 1 15 1 3 0 6-3 6-6 0-4-4-4-8-4-16 0-17-2-17-9-7-56-16-111-24-166-1-6-2-8-6-8-6 0-7 3-9 7-33 51-66 102-99 154zM76 121c19-30 38-58 57-88 5 30 8 58 12 88-23 0-46 0-69 0z"><text:p/></draw:path><draw:path draw:style-name="gr1059" draw:text-style-name="P99" svg:width="0.0346in" svg:height="0.1508in" svg:x="1.0614in" svg:y="0in" svg:viewBox="0 0 89 384" svg:d="M89 193c0-30-4-77-25-120-23-48-56-73-61-73-2 0-3 1-3 3 0 3 0 3 8 10 37 38 59 99 59 180 0 65-14 132-63 181-4 5-4 5-4 6 0 3 1 4 3 4 5 0 39-26 62-75 20-43 24-85 24-116z"><text:p/></draw:path><draw:path draw:style-name="gr1059" draw:text-style-name="P99" svg:width="0.0843in" svg:height="0.0933in" svg:x="1.1535in" svg:y="0.0217in" svg:viewBox="0 0 215 238" svg:d="M215 14c0-7 0-14-8-14s-8 7-8 14c0 47 0 93 0 140 0 56-63 68-91 68-18 0-42-3-63-16-30-18-30-42-30-53 0-46 0-92 0-139 0-7 0-14-7-14-8 0-8 7-8 14 0 48 0 94 0 141 0 57 59 83 108 83s107-27 107-83c0-47 0-93 0-141z"><text:p/></draw:path><draw:path draw:style-name="gr1059" draw:text-style-name="P99" svg:width="0.0398in" svg:height="0.1012in" svg:x="1.2846in" svg:y="0.0134in" svg:viewBox="0 0 102 258" svg:d="M99 14c0-7-5-14-14-14-11 0-21 10-21 21 0 7 5 13 14 13s21-9 21-20zM69 159c5-11 5-13 9-22 3-8 5-14 5-21 0-17-13-31-32-31-37 0-51 56-51 59 0 4 3 2 4 4 5 0 5-2 7-7 10-36 25-49 39-49 3 0 9 0 9 14 0 7-2 15-4 20-2 9-20 55-26 70-4 10-9 22-9 31 0 17 13 31 32 31 36 0 50-55 50-60 0-3-3-3-4-3-4 0-4 1-7 6-6 25-19 49-38 49-7 0-10-4-10-13 0-10 2-16 11-39 5-13 10-26 15-39z"><text:p/></draw:path><draw:path draw:style-name="gr1059" draw:text-style-name="P99" svg:width="0.072in" svg:height="0.1059in" svg:x="1.339in" svg:y="0.0071in" svg:viewBox="0 0 184 270" svg:d="M184 3c-1-1 0-3-5-3-6 0-43 3-49 3-3 1-6 4-6 8s4 4 10 4c18 0 19 4 19 7 0 2-1 6-1 8-8 31-16 60-23 91-7-14-18-24-35-24-46 0-94 56-94 111 0 36 21 62 52 62 7 0 26-1 49-29 4 17 18 29 35 29 15 0 24-9 29-21 7-14 12-38 12-39 0-3-3-3-4-3-5 0-5 1-6 7-6 25-13 48-29 48-10 0-11-10-11-18 0-9 0-12 2-18 18-74 36-149 55-223zM103 220c-2 7-2 8-7 15-17 20-33 27-44 27-19 0-24-22-24-36 0-20 12-66 20-84 13-23 30-37 46-37 25 0 30 32 30 34s-1 4-1 6c-6 26-13 50-20 75z"><text:p/></draw:path><draw:path draw:style-name="gr1059" draw:text-style-name="P99" svg:width="0.0799in" svg:height="0.0756in" svg:x="1.4181in" svg:y="0.0598in" svg:viewBox="0 0 204 193" svg:d="M41 161c-10 14-19 21-34 22-4 0-7 0-7 5 0 4 2 5 3 5 8 0 17-1 23-1 9 0 20 1 29 1 1 0 6 0 6-6 0-4-4-4-5-4-2 0-12-1-12-8 0-3 2-8 3-10 8-12 15-23 22-34 26 0 52 0 77 0 3 14 5 30 7 45-1 2-2 7-19 7-3 0-6 0-6 6 0 1 1 4 4 4 8 0 28-1 35-1 5 0 11 0 16 0 5 1 11 1 15 1 3 0 6-3 6-6 0-4-4-4-8-4-16 0-17-2-17-9-7-56-16-111-24-166-1-6-2-8-6-8-6 0-7 3-9 7-33 51-66 102-99 154zM76 121c19-30 38-58 57-88 5 30 8 58 12 88-23 0-46 0-69 0z"><text:p/></draw:path><draw:path draw:style-name="gr1059" draw:text-style-name="P99" svg:width="0.1008in" svg:height="0.035in" svg:x="1.561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004in" svg:height="0.0681in" svg:x="1.7181in" svg:y="0.0453in" svg:viewBox="0 0 256 174" svg:d="M168 40c1-9 6-23 6-26 0-6-6-10-11-10s-12 3-14 10c-2 4-20 77-22 87-4 11-4 19-4 26 0 4 0 5 0 6-9 21-21 33-35 33-32 0-32-28-32-35 0-12 2-28 21-75 4-12 7-17 7-25 0-17-14-31-32-31-38 0-52 56-52 59 0 4 4 4 6 4 3 0 4-1 5-7 11-36 26-48 40-48 3 0 10 1 10 13 0 10-5 21-8 27-17 46-21 63-21 78 0 35 25 48 55 48 5 0 24 0 40-26 9 24 36 26 48 26 29 0 46-24 56-47 13-30 25-82 25-101 0-20-10-26-16-26-10 0-20 10-20 19 0 4 2 6 6 10s14 14 14 33c0 13-11 50-21 70s-24 34-43 34c-18 0-29-12-29-34 0-11 3-22 5-27 5-22 11-43 16-65z"><text:p/></draw:path><draw:path draw:style-name="gr1059" draw:text-style-name="P99" svg:width="0.0843in" svg:height="0.0933in" svg:x="1.8693in" svg:y="0.0217in" svg:viewBox="0 0 215 238" svg:d="M215 14c0-7 0-14-8-14s-8 7-8 14c0 47 0 93 0 140 0 56-63 68-92 68-17 0-42-3-62-16-30-18-30-42-30-53 0-46 0-92 0-139 0-7 0-14-7-14-8 0-8 7-8 14 0 48 0 94 0 141 0 57 59 83 107 83 50 0 108-27 108-83 0-47 0-93 0-141z"><text:p/></draw:path><draw:path draw:style-name="gr1059" draw:text-style-name="P99" svg:width="0.0398in" svg:height="0.1012in" svg:x="2.0008in" svg:y="0.0134in" svg:viewBox="0 0 102 258" svg:d="M99 14c0-7-5-14-14-14-11 0-21 10-21 21 0 7 5 13 14 13s21-9 21-20zM69 159c5-11 5-13 9-22 2-8 5-14 5-21 0-17-13-31-32-31-37 0-51 56-51 59 0 4 3 4 4 4 5 0 5-2 7-7 10-36 25-49 39-49 3 0 9 0 9 14 0 7-2 15-4 20-3 9-20 55-26 70-5 10-9 22-9 31 0 17 13 31 32 31 36 0 50-55 50-60 0-3-3-3-4-3-4 0-4 1-7 6-6 25-19 49-39 49-7 0-9-4-9-13 0-10 2-16 11-39 5-13 10-26 15-39z"><text:p/></draw:path><draw:path draw:style-name="gr1059" draw:text-style-name="P99" svg:width="0.072in" svg:height="0.1059in" svg:x="2.0547in" svg:y="0.0071in" svg:viewBox="0 0 184 270" svg:d="M184 3c-1-1 0-3-5-3-6 0-43 3-49 3-3 1-6 4-6 8s4 4 9 4c19 0 20 4 20 7 0 2-1 6-1 8-8 31-16 60-23 91-7-14-19-24-35-24-47 0-94 56-94 111 0 36 21 62 52 62 7 0 26-1 49-29 4 17 17 29 35 29 15 0 24-9 29-21 7-14 12-38 12-39 0-3-3-3-4-3-5 0-5 1-6 7-6 25-14 48-29 48-10 0-13-10-13-18 0-9 2-12 4-18 18-74 36-149 55-223zM103 220c-2 7-2 8-7 15-17 20-33 27-44 27-19 0-24-22-24-36 0-20 12-66 20-84 13-23 30-37 46-37 25 0 30 32 30 34s-1 4-1 6c-6 26-13 50-20 75z"><text:p/></draw:path><draw:path draw:style-name="gr1059" draw:text-style-name="P99" svg:width="0.0799in" svg:height="0.0756in" svg:x="2.1339in" svg:y="0.0598in" svg:viewBox="0 0 204 193" svg:d="M40 161c-9 14-18 21-34 22-3 0-6 0-6 5 0 4 2 5 3 5 8 0 17-1 23-1 9 0 20 1 29 1 1 0 6 0 6-6 0-4-5-4-6-4-2 0-11-1-11-8 0-3 2-8 3-10 8-12 15-23 22-34 26 0 52 0 77 0 3 14 5 30 7 45-1 2-2 7-19 7-3 0-6 0-6 6 0 1 1 4 4 4 8 0 26-1 35-1 5 0 11 0 16 0 4 1 11 1 15 1 3 0 6-3 6-6 0-4-4-4-8-4-16 0-17-2-17-9-7-56-16-111-24-166-1-6-1-8-6-8-6 0-7 3-9 7-33 51-67 102-100 154zM76 121c19-30 38-58 57-88 5 30 8 58 12 88-23 0-46 0-69 0z"><text:p/></draw:path></draw:g></text:span><text:span text:style-name="T9">. </text:span><text:span text:style-name="T82">מההנחה </text:span><text:span text:style-name="T82"><draw:g text:anchor-type="as-char" svg:y="-0.1134in" draw:z-index="304" draw:name="Shape322" draw:style-name="gr1057"><svg:title>TexMaths</svg:title><svg:desc>11§inline§w \in W(A)§svg§600§FALSE§</svg:desc><draw:path draw:style-name="gr1058" draw:text-style-name="P98" svg:width="0.6646in" svg:height="0.1358in" svg:x="0.0031in" svg:y="0.0071in" svg:viewBox="0 0 1689 346" svg:d="M845 346c-282 0-564 0-845 0 0-116 0-230 0-346 563 0 1126 0 1689 0 0 116 0 230 0 346-282 0-563 0-844 0z"><text:p/></draw:path><draw:path draw:style-name="gr1059" draw:text-style-name="P99" svg:width="0.1004in" svg:height="0.0685in" svg:x="-0.0004in" svg:y="0.0453in" svg:viewBox="0 0 256 175" svg:d="M168 40c1-8 6-22 6-25 0-7-6-11-11-11-6 0-12 4-15 11-1 3-19 76-22 86-3 12-4 19-4 27 0 3 0 4 1 6-9 20-21 32-36 32-31 0-31-28-31-35 0-12 2-28 21-75 3-11 7-16 7-24 0-18-14-32-32-32-38 0-52 56-52 59 0 5 4 5 5 5 4 0 4-1 6-8 11-35 25-47 40-47 3 0 9 0 9 12 0 10-4 21-7 27-17 46-21 64-21 79 0 35 25 48 54 48 6 0 25 0 40-27 10 25 37 27 49 27 28 0 46-24 56-47 13-30 25-82 25-100 0-22-11-28-16-28-10 0-20 10-20 19 0 5 2 7 5 10 5 4 15 14 15 33 0 13-11 51-21 70-11 21-24 34-43 34s-29-11-29-33c0-11 3-23 5-28 5-22 11-43 16-65z"><text:p/></draw:path><draw:path draw:style-name="gr1059" draw:text-style-name="P99" svg:width="0.076in" svg:height="0.087in" svg:x="0.1634in" svg:y="0.0307in" svg:viewBox="0 0 194 222" svg:d="M179 120c7 0 15-1 15-9 0-9-8-8-15-8-55 0-109 0-164 0 6-50 50-88 104-88 20 0 40 0 60 0 7 0 15 0 15-7 0-8-8-8-15-8-20 0-40 0-60 0-66 0-119 48-119 111 0 62 53 111 119 111 20 0 40 0 60 0 7 0 15 0 15-7s-8-7-15-7c-20 0-40 0-60 0-54 0-98-37-104-88 55 0 109 0 164 0z"><text:p/></draw:path><draw:path draw:style-name="gr1059" draw:text-style-name="P99" svg:width="0.1508in" svg:height="0.1063in" svg:x="0.3028in" svg:y="0.0098in" svg:viewBox="0 0 384 271" svg:d="M333 44c9-16 19-31 43-32 3-1 8-1 8-8 0-2-2-4-5-4-10 0-21 1-30 1-13 0-27-1-40-1-2 0-8 0-8 7 0 4 4 5 7 5 9 0 22 3 22 14 0 5-2 8-5 14-35 60-69 121-104 180-4-63-10-126-14-190-1-8-1-18 26-18 7 0 11 0 11-8 0-4-4-4-5-4-16 0-32 1-48 1-8 0-32-1-40-1-3 0-8 0-8 8 0 4 4 4 10 4 16 0 20 2 20 9 1 10 1 20 2 30-33 56-65 113-98 169-4-65-10-130-14-195 0-4 0-13 29-13 4 0 8 0 8-8 0-4-4-4-5-4-16 0-32 1-48 1-13 0-27-1-40-1-3 0-7 0-7 7 0 5 3 5 10 5 19 0 20 3 20 14 5 79 12 157 17 235 0 7 1 10 7 10 4 0 5-2 9-8 37-65 76-131 113-196 4 65 10 130 14 194 1 8 2 10 7 10s7-5 9-8c42-73 84-146 127-219z"><text:p/></draw:path><draw:path draw:style-name="gr1059" draw:text-style-name="P99" svg:width="0.0346in" svg:height="0.1512in" svg:x="0.4736in" svg:y="0in" svg:viewBox="0 0 89 385" svg:d="M89 381c0-1 0-1-7-8-47-49-60-122-60-180 0-67 15-135 63-182 4-5 4-5 4-7 0-3-1-4-3-4-5 0-39 26-62 76-20 42-24 85-24 117 0 29 4 76 25 120 23 47 56 72 61 72 2 0 3-1 3-4z"><text:p/></draw:path><draw:path draw:style-name="gr1059" draw:text-style-name="P99" svg:width="0.1039in" svg:height="0.1079in" svg:x="0.5228in" svg:y="0.0043in" svg:viewBox="0 0 265 275" svg:d="M56 231c-15 26-31 31-48 32-5 1-8 1-8 8 0 2 2 4 5 4 10 0 22-1 33-1 13 0 27 1 39 1 2 0 8 0 8-7 0-4-5-5-7-5-9 0-18-3-18-13 0-4 3-9 5-14 10-17 20-32 30-49 31 0 64 0 96 0 1 9 7 60 7 64 0 11-20 12-28 12-5 0-9 0-9 8 0 4 4 4 5 4 17 0 33-1 48-1 10 0 34 1 44 1 3 0 7 0 7-7 0-5-3-5-9-5-24 0-24-2-25-13-8-79-16-160-23-240-1-8-1-10-8-10-6 0-8 3-10 7-45 74-89 149-134 224zM102 175c26-43 51-85 76-127 5 42 8 84 12 127-29 0-58 0-88 0z"><text:p/></draw:path><draw:path draw:style-name="gr1059" draw:text-style-name="P99" svg:width="0.035in" svg:height="0.1512in" svg:x="0.64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82"><text:s/>נסיק </text:span><text:span text:style-name="T82"><draw:g text:anchor-type="as-char" svg:y="-0.0681in" draw:z-index="305" draw:name="Shape323" draw:style-name="gr1057"><svg:title>TexMaths</svg:title><svg:desc>11§inline§w§svg§600§FALSE§</svg:desc><draw:path draw:style-name="gr1058" draw:text-style-name="P98" svg:width="0.0882in" svg:height="0.052in" svg:x="0.0031in" svg:y="0.0071in" svg:viewBox="0 0 225 133" svg:d="M0 0c75 0 151 0 225 0 0 44 0 89 0 133-74 0-150 0-225 0 0-44 0-89 0-133z"><text:p/></draw:path><draw:path draw:style-name="gr1059" draw:text-style-name="P99" svg:width="0.0996in" svg:height="0.0677in" svg:x="-0.0004in" svg:y="0in" svg:viewBox="0 0 254 173" svg:d="M166 40c2-9 5-23 5-26 0-6-5-10-11-10-4 0-12 4-14 11-1 3-18 75-21 85-2 11-3 18-3 26 0 4 0 4 0 6-9 21-20 32-35 32-31 0-31-27-31-34 0-13 2-28 20-74 4-12 6-16 6-24 0-18-12-32-31-32-37 0-51 56-51 59 0 4 3 3 4 4 5 0 5 0 7-7 10-36 25-47 38-47 4 0 10 0 10 12 0 10-4 21-6 27-18 44-22 62-22 76 0 36 26 49 55 49 6 0 24 0 39-27 9 25 37 27 48 27 28 0 46-24 56-47 13-30 25-81 25-100 0-20-10-26-17-26-9 0-19 10-19 19 0 4 2 6 5 10 5 4 14 14 14 33 0 13-11 49-20 69-10 20-25 33-43 33s-29-11-29-33c0-11 3-23 4-27 6-21 11-43 17-64z"><text:p/></draw:path></draw:g></text:span><text:span text:style-name="T82"><text:s/>יחס סדר חלש ובפרט רפלקסיבי, ולכן </text:span><text:span text:style-name="T82"><draw:g text:anchor-type="as-char" svg:y="-0.1047in" draw:z-index="306" draw:name="Shape324" draw:style-name="gr1057"><svg:title>TexMaths</svg:title><svg:desc>11§inline§id_A \subseteq w§svg§600§FALSE§</svg:desc><draw:path draw:style-name="gr1058" draw:text-style-name="P98" svg:width="0.522in" svg:height="0.1118in" svg:x="0.0031in" svg:y="0.0075in" svg:viewBox="0 0 1327 285" svg:d="M0 0c442 0 885 0 1327 0 0 95 0 191 0 285-442 0-885 0-1327 0 0-94 0-190 0-285z"><text:p/></draw:path><draw:path draw:style-name="gr1059" draw:text-style-name="P99" svg:width="0.0398in" svg:height="0.1012in" svg:x="-0.0004in" svg:y="0.0051in" svg:viewBox="0 0 102 258" svg:d="M99 13c0-7-5-13-14-13-11 0-21 10-21 20 0 8 5 14 14 14s21-9 21-21zM69 159c5-11 5-12 9-22 3-8 5-14 5-21 0-18-13-32-31-32-37 0-52 56-52 59 0 5 3 2 4 5 5 0 5-1 7-7 10-36 26-48 39-48 3 0 9 0 9 12 0 8-2 16-4 21-2 10-20 52-26 69-4 11-9 23-9 31 0 19 13 32 32 32 36 0 50-56 50-60 0-3-3-3-4-3-4 0-4 1-7 7-6 24-19 48-38 48-7 0-10-4-10-13 0-10 2-16 11-39 5-13 10-26 15-39z"><text:p/></draw:path><draw:path draw:style-name="gr1059" draw:text-style-name="P99" svg:width="0.072in" svg:height="0.1063in" svg:x="0.0539in" svg:y="0in" svg:viewBox="0 0 184 271" svg:d="M184 4c-1-1 0-4-5-4-6 0-43 3-49 4-3 0-6 3-6 8s4 5 9 5c19 0 20 2 20 6 0 2-1 6-1 8-8 30-16 60-23 91-7-14-19-25-35-25-46 0-94 57-94 112 0 37 21 62 52 62 7 0 26-1 49-29 4 17 17 29 35 29 15 0 24-9 29-21 7-14 12-37 12-38 0-4-3-4-4-4-5 0-5 1-6 7-6 25-14 48-29 48-11 0-13-11-13-18 0-9 2-11 4-18 18-74 36-149 55-223zM103 221c-2 7-2 8-7 15-17 21-33 27-44 27-19 0-24-22-24-36 0-20 12-66 20-84 13-23 30-37 46-37 25 0 30 32 30 34s-1 4-1 7c-6 24-13 49-20 74z"><text:p/></draw:path><draw:path draw:style-name="gr1059" draw:text-style-name="P99" svg:width="0.0799in" svg:height="0.0752in" svg:x="0.1331in" svg:y="0.0524in" svg:viewBox="0 0 204 192" svg:d="M40 161c-9 13-18 20-34 21-3 0-6 0-6 5 0 4 2 5 3 5 8 0 17-1 23-1 9 0 20 1 29 1 1 0 4 0 4-6 0-4-3-4-4-4-2 0-12-1-12-8 0-3 3-8 4-11 8-10 15-21 22-32 26 0 52 0 77 0 3 14 5 30 7 44-1 2-2 7-19 7-3 0-6 0-6 6 0 2 0 4 4 4 8 0 26-1 34-1 6 0 11 0 17 0 4 1 10 1 15 1 3 0 6-2 6-6s-4-4-8-4c-16 0-17-2-18-9-7-55-15-110-23-165-1-6-1-8-6-8-6 0-7 2-10 7-33 50-66 102-99 154zM76 121c19-30 37-59 56-88 4 29 9 58 13 88-23 0-46 0-69 0z"><text:p/></draw:path><draw:path draw:style-name="gr1059" draw:text-style-name="P99" svg:width="0.0921in" svg:height="0.1165in" svg:x="0.2803in" svg:y="0.0087in" svg:viewBox="0 0 235 297" svg:d="M222 15c7 0 13 0 13-7 0-8-6-8-13-8-34 0-69 0-103 0-67 0-119 51-119 112s53 111 119 111c34 0 69 0 103 0 7 0 13 0 13-8s-6-8-13-8c-34 0-69 0-103 0-61 0-104-44-104-95 0-53 44-97 104-97 34 0 69 0 103 0zM21 282c-7 0-13 0-13 8 0 7 6 7 13 7 67 0 134 0 201 0 7 0 13 0 13-7 0-8-6-8-13-8-67 0-134 0-201 0z"><text:p/></draw:path><draw:path draw:style-name="gr1059" draw:text-style-name="P99" svg:width="0.1in" svg:height="0.0681in" svg:x="0.4327in" svg:y="0.0382in" svg:viewBox="0 0 255 174" svg:d="M167 41c1-9 6-23 6-26 0-7-6-11-11-11-6 0-12 4-15 11-1 4-19 76-22 87s-3 18-3 26c0 4 0 4 0 6-9 21-21 32-35 32-31 0-31-27-31-34 0-13 1-27 20-75 4-12 7-17 7-25 0-18-14-32-32-32-37 0-51 56-51 59 0 5 3 5 4 5 4 0 5-1 6-7 11-36 26-48 40-48 3 0 9 0 9 13 0 9-4 20-7 26-17 47-21 64-21 79 0 35 25 47 55 47 6 0 24 0 39-25 10 23 37 25 49 25 28 0 46-23 56-46 13-30 25-82 25-100 0-21-10-28-16-28-10 0-20 10-20 19 0 5 2 7 5 11 5 4 15 14 15 32 0 13-11 51-21 71-11 20-24 33-43 33s-29-11-29-33c0-11 3-23 5-28 5-22 11-43 16-64z"><text:p/></draw:path></draw:g></text:span><text:span text:style-name="T82">, באופן שקול </text:span><text:span text:style-name="T82"><draw:g text:anchor-type="as-char" svg:y="-0.1047in" draw:z-index="307" draw:name="Shape325" draw:style-name="gr1057"><svg:title>TexMaths</svg:title><svg:desc>11§inline§w \cup id_A = w§svg§600§FALSE§</svg:desc><draw:path draw:style-name="gr1058" draw:text-style-name="P98" svg:width="0.8043in" svg:height="0.1118in" svg:x="0.0031in" svg:y="0.0079in" svg:viewBox="0 0 2044 285" svg:d="M1023 285c-341 0-682 0-1023 0 0-94 0-190 0-285 681 0 1363 0 2044 0 0 95 0 191 0 285-340 0-681 0-1021 0z"><text:p/></draw:path><draw:path draw:style-name="gr1059" draw:text-style-name="P99" svg:width="0.1004in" svg:height="0.0685in" svg:x="-0.0004in" svg:y="0.0382in" svg:viewBox="0 0 256 175" svg:d="M167 41c2-9 7-23 7-26 0-7-6-11-11-11-6 0-12 4-14 11-2 4-20 76-22 87-4 11-5 18-5 26 0 4 0 4 1 6-9 21-21 32-36 32-31 0-31-27-31-34 0-13 2-27 21-75 3-12 7-17 7-25 0-18-14-32-32-32-38 0-52 56-52 59 0 5 4 5 6 5 3 0 3-1 5-7 11-36 25-48 40-48 3 0 8 1 8 13 0 9-3 20-6 26-17 47-22 64-22 79 0 35 26 48 55 48 6 0 25 0 41-26 9 24 36 26 48 26 29 0 46-24 56-47 13-30 25-82 25-100 0-21-11-28-17-28-9 0-19 11-19 19 0 5 2 7 6 11s14 14 14 32c0 13-11 51-22 71-10 20-23 33-42 33s-29-11-29-33c0-11 3-23 5-28 5-22 10-43 15-64z"><text:p/></draw:path><draw:path draw:style-name="gr1059" draw:text-style-name="P99" svg:width="0.0846in" svg:height="0.0933in" svg:x="0.1504in" svg:y="0.0146in" svg:viewBox="0 0 216 238" svg:d="M216 13c0-6 0-13-8-13s-8 7-8 13c0 46 0 93 0 140 0 57-64 70-92 70-18 0-42-4-62-17-31-19-31-43-31-53 0-47 0-94 0-140 0-6 0-13-7-13-8 0-8 7-8 13 0 48 0 95 0 142 0 58 59 83 108 83 50 0 108-28 108-83 0-47 0-94 0-142z"><text:p/></draw:path><draw:path draw:style-name="gr1059" draw:text-style-name="P99" svg:width="0.0398in" svg:height="0.1012in" svg:x="0.2815in" svg:y="0.0051in" svg:viewBox="0 0 102 258" svg:d="M99 13c0-7-5-13-14-13-10 0-21 10-21 20 0 8 5 14 14 14 10 0 21-9 21-21zM69 159c6-11 6-12 9-22 3-8 6-14 6-21 0-18-14-32-32-32-37 0-52 56-52 59 0 5 4 5 6 5 3 0 4-1 5-7 11-36 26-48 40-48 3 0 10 0 10 12 0 8-4 16-5 21-3 10-21 52-27 69-4 10-9 23-9 31 0 19 13 32 32 32 36 0 50-56 50-60 0-3-3-3-4-3-4 0-4 1-6 7-7 24-19 47-39 47-7 0-10-3-10-12 0-10 3-16 12-39 4-13 10-26 14-39z"><text:p/></draw:path><draw:path draw:style-name="gr1059" draw:text-style-name="P99" svg:width="0.0724in" svg:height="0.1063in" svg:x="0.3358in" svg:y="0in" svg:viewBox="0 0 185 271" svg:d="M185 4c-2-1 0-4-6-4-5 0-43 3-49 4-2 0-6 3-6 8s5 5 10 5c19 0 19 2 19 6 0 2-1 6-1 8-8 30-16 60-23 91-7-14-18-25-35-25-46 0-94 57-94 112 0 37 22 62 52 62 7 0 27-1 50-29 4 17 17 29 36 29 13 0 22-9 28-21 7-14 11-37 11-38 0-4-3-4-4-4-5 0-5 1-6 7-6 25-13 47-29 47-10 0-11-10-11-17 0-9 1-13 2-19 18-74 37-148 56-222zM103 221c-1 7-1 8-7 15-17 21-32 26-43 26-20 0-25-21-25-36 0-19 13-65 22-83 11-23 28-37 44-37 25 0 30 32 30 34s-1 4-1 7c-6 25-13 49-20 74z"><text:p/></draw:path><draw:path draw:style-name="gr1059" draw:text-style-name="P99" svg:width="0.0799in" svg:height="0.0752in" svg:x="0.4146in" svg:y="0.0524in" svg:viewBox="0 0 204 192" svg:d="M41 160c-10 15-19 21-34 22-4 0-7 0-7 5 0 4 2 5 4 5 7 0 16-1 24-1s19 1 27 1c1 0 6 0 6-7 0-3-4-3-5-3-2 0-12-1-12-7 0-3 2-8 4-11 7-11 15-22 21-33 27 0 52 0 78 0 3 14 4 30 6 45 0 1-2 6-18 6-3 0-7 0-7 5 0 1 1 5 4 5 8 0 28-1 35-1 5 0 11 0 16 0s11 1 15 1c3 0 6-2 6-6s-4-4-8-4c-16 0-16-2-17-8-7-56-16-111-24-166-1-6-2-8-6-8-6 0-7 2-9 7-33 50-66 101-99 153zM76 121c19-30 38-59 57-88 5 29 8 58 12 88-23 0-46 0-69 0z"><text:p/></draw:path><draw:path draw:style-name="gr1059" draw:text-style-name="P99" svg:width="0.1008in" svg:height="0.035in" svg:x="0.5583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1059" draw:text-style-name="P99" svg:width="0.1004in" svg:height="0.0685in" svg:x="0.715in" svg:y="0.0382in" svg:viewBox="0 0 256 175" svg:d="M167 41c2-9 7-23 7-26 0-7-6-11-12-11-5 0-11 4-15 11-1 4-18 76-22 87-2 11-3 18-3 26 0 4 0 4 1 6-9 21-21 32-36 32-31 0-31-27-31-34 0-13 2-27 20-75 4-12 7-17 7-25 0-18-13-32-31-32-38 0-52 56-52 59 0 5 4 5 6 5 3 0 3-1 5-7 11-36 25-48 40-48 3 0 8 1 8 13 0 9-3 20-6 26-17 47-22 64-22 79 0 35 26 48 55 48 6 0 25 0 41-26 9 24 36 26 48 26 29 0 45-24 56-47 13-30 25-82 25-100 0-21-11-28-17-28-9 0-19 11-19 19 0 5 2 7 6 11s14 14 14 32c0 13-12 51-22 71s-23 33-42 33-29-11-29-33c0-11 3-23 5-28 5-22 10-43 15-64z"><text:p/></draw:path></draw:g></text:span><text:span text:style-name="T82">. מטרנזיטיביות </text:span><text:span text:style-name="T82"><draw:g text:anchor-type="as-char" svg:y="-0.1134in" draw:z-index="308" draw:name="Shape326" draw:style-name="gr1057"><svg:title>TexMaths</svg:title><svg:desc>11§inline§F(s) = w§svg§600§FALSE§</svg:desc><draw:path draw:style-name="gr1058" draw:text-style-name="P98" svg:width="0.6004in" svg:height="0.1358in" svg:x="0.0016in" svg:y="0.0071in" svg:viewBox="0 0 1526 346" svg:d="M764 346c-256 0-510 0-764 0 0-116 0-230 0-346 508 0 1018 0 1526 0 0 116 0 230 0 346-254 0-508 0-762 0z"><text:p/></draw:path><draw:path draw:style-name="gr1059" draw:text-style-name="P99" svg:width="0.1075in" svg:height="0.1024in" svg:x="-0.0004in" svg:y="0.0098in" svg:viewBox="0 0 274 261" svg:d="M102 137c12 0 26 0 38 0 28 0 32 6 32 17 0 2 0 8-4 19 0 2-1 3-1 4 0 4 2 5 6 5 3 0 3-1 5-8 7-29 15-56 21-84 1-4 1-5 1-6s0-5-4-5c-5 0-5 2-6 9-8 30-17 36-50 36-12 0-23 0-35 0 8-33 16-65 25-98 3-13 3-14 21-14 16 0 34 0 50 0 48 0 58 12 58 42 0 9 0 11-2 21-1 5-1 5-1 6 0 3 1 6 5 6s4-2 5-10c2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1059" draw:text-style-name="P99" svg:width="0.0346in" svg:height="0.1512in" svg:x="0.128in" svg:y="0in" svg:viewBox="0 0 89 385" svg:d="M89 381c0-1 0-1-6-8-49-49-61-122-61-180 0-67 14-135 63-182 4-5 4-5 4-7 0-3-1-4-3-4-5 0-39 26-62 76-20 42-24 85-24 117 0 29 4 76 25 120 23 47 56 72 61 72 2 0 3-1 3-4z"><text:p/></draw:path><draw:path draw:style-name="gr1059" draw:text-style-name="P99" svg:width="0.0555in" svg:height="0.0685in" svg:x="0.1799in" svg:y="0.0453in" svg:viewBox="0 0 142 175" svg:d="M131 26c-11 0-19 9-19 18 0 6 4 11 12 11 9 0 18-7 18-22 0-16-17-33-46-33-51 0-65 40-65 56 0 31 28 36 39 39 20 4 41 7 41 29 0 10-10 42-56 42-5 0-35 0-44-20 15 2 24-9 24-20 0-9-5-14-14-14-10 0-21 8-21 26 0 22 22 37 55 37 63 0 78-46 78-64 0-14-8-24-12-28-11-11-22-13-38-17-15-2-30-5-30-23 0-11 9-34 43-34 10 0 29 2 35 17z"><text:p/></draw:path><draw:path draw:style-name="gr1059" draw:text-style-name="P99" svg:width="0.035in" svg:height="0.1512in" svg:x="0.252in" svg:y="0in" svg:viewBox="0 0 90 385" svg:d="M90 193c0-30-4-76-26-120-23-48-56-73-60-73-2 0-4 2-4 4s0 2 8 9c37 38 59 99 59 180 0 65-14 133-61 181-6 6-6 6-6 7 0 2 2 4 4 4 4 0 39-26 62-76 19-41 24-84 24-116z"><text:p/></draw:path><draw:path draw:style-name="gr1059" draw:text-style-name="P99" svg:width="0.1008in" svg:height="0.0354in" svg:x="0.35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1059" draw:text-style-name="P99" svg:width="0.1004in" svg:height="0.0685in" svg:x="0.5091in" svg:y="0.0453in" svg:viewBox="0 0 256 175" svg:d="M167 40c2-8 7-22 7-25 0-7-6-11-12-11-5 0-11 4-15 11-1 3-18 76-22 86-2 12-3 19-3 27 0 3 0 4 1 6-9 20-21 32-36 32-31 0-31-28-31-35 0-12 2-28 20-75 4-11 7-16 7-24 0-18-13-32-31-32-38 0-52 56-52 59 0 5 3 4 4 5 5 0 5-1 7-8 11-35 25-47 40-47 3 0 8 0 8 12 0 10-4 21-6 27-17 46-22 64-22 79 0 35 26 48 55 48 6 0 25 0 41-27 9 25 36 27 48 27 29 0 45-24 56-47 13-30 25-82 25-100 0-22-11-28-17-28-9 0-19 10-19 19 0 5 2 7 6 10 4 4 14 14 14 33 0 13-12 51-22 70-10 21-23 34-42 34s-29-11-29-33c0-11 3-23 5-28 5-22 10-43 15-65z"><text:p/></draw:path></draw:g></text:span><text:span text:style-name="T82"><text:s/>כדרוש </text:span><text:span text:style-name="T82"><draw:g text:anchor-type="as-char" svg:y="-0.1043in" draw:z-index="309" draw:name="Shape327" draw:style-name="gr1057"><svg:title>TexMaths</svg:title><svg:desc>11§inline§\bs§svg§600§FALSE§</svg:desc><draw:path draw:style-name="gr1058" draw:text-style-name="P98" svg:width="0.0929in" svg:height="0.0882in" svg:x="-0.0004in" svg:y="0.0071in" svg:viewBox="0 0 237 225" svg:d="M120 225c-41 0-80 0-120 0 0-75 0-150 0-225 79 0 158 0 237 0 0 75 0 150 0 225-39 0-79 0-117 0z"><text:p/></draw:path><draw:path draw:style-name="gr1059" draw:text-style-name="P99" svg:width="0.1in" svg:height="0.1039in" svg:x="0.0004in" svg:y="0in" svg:viewBox="0 0 255 265" svg:d="M255 13c0-11-1-13-13-13-76 0-153 0-229 0-12 0-13 1-13 13 0 80 0 158 0 237 0 13 1 15 13 15 76 0 152 0 228 0 13 0 14-1 14-14 0-79 0-158 0-238z"><text:p/></draw:path></draw:g></text:span></text:p>
      <text:p text:style-name="P81">~ סוף 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433216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8pt" fo:font-weight="bold" officeooo:rsid="004829b7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6pt" fo:font-weight="normal" style:font-size-asian="16pt" style:font-weight-asian="bold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201in" fo:padding-right="0.1598in" fo:padding-top="0.0201in" fo:padding-bottom="0.0201in" fo:border-left="none" fo:border-right="1.5pt solid #000000" fo:border-top="none" fo:border-bottom="none">
        <style:tab-stops/>
      </style:paragraph-properties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8pt" style:text-underline-style="none" fo:font-weight="bold" officeooo:rsid="019abc3c" officeooo:paragraph-rsid="01a09314" style:font-size-asian="18pt" style:font-weight-asian="bold" style:font-size-complex="18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X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4:00:44.571402154</meta:creation-date>
    <meta:editing-duration>PT6H19M5S</meta:editing-duration>
    <meta:editing-cycles>116</meta:editing-cycles>
    <meta:generator>LibreOffice/7.3.7.2$Linux_X86_64 LibreOffice_project/30$Build-2</meta:generator>
    <dc:title>b_mtah</dc:title>
    <dc:date>2024-02-27T23:52:31.824596800</dc:date>
    <meta:document-statistic meta:table-count="0" meta:image-count="0" meta:object-count="0" meta:page-count="10" meta:paragraph-count="146" meta:word-count="1315" meta:character-count="6525" meta:non-whitespace-character-count="5101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\def\vphi  {\varphi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\def\lex   {&lt;_{lex}}§§\def\bs    {\blacksquare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23T14:00:43.508507237"/>
  </office:meta>
</office:document-meta>
</file>